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54pt"/>
    </style:style>
    <style:style style:name="co2" style:family="table-column">
      <style:table-column-properties fo:break-before="auto" style:column-width="16.95pt"/>
    </style:style>
    <style:style style:name="ro1" style:family="table-row">
      <style:table-row-properties style:row-height="17.15pt" fo:break-before="auto" style:use-optimal-row-height="false"/>
    </style:style>
    <style:style style:name="ro2" style:family="table-row">
      <style:table-row-properties style:row-height="14.3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/>
    </style:style>
    <style:style style:name="ce2" style:family="table-cell" style:parent-style-name="Default">
      <style:text-properties fo:font-size="6pt"/>
    </style:style>
    <style:style style:name="ce3" style:family="table-cell" style:parent-style-name="Default">
      <style:text-properties fo:font-size="6pt"/>
    </style:style>
    <style:style style:name="ce4" style:family="table-cell" style:parent-style-name="Default"/>
    <style:style style:name="ce5" style:family="table-cell" style:parent-style-name="Default">
      <style:text-properties fo:font-size="6pt"/>
    </style:style>
    <style:style style:name="ce6" style:family="table-cell" style:parent-style-name="Default">
      <style:text-properties fo:font-size="6pt"/>
    </style:style>
    <style:style style:name="ce7" style:family="table-cell" style:parent-style-name="Default">
      <style:text-properties fo:font-size="6pt"/>
    </style:style>
    <style:style style:name="ce8" style:family="table-cell" style:parent-style-name="Default">
      <style:text-properties fo:font-size="6pt"/>
    </style:style>
    <style:style style:name="ce9" style:family="table-cell" style:parent-style-name="Default">
      <style:text-properties fo:font-size="6pt"/>
    </style:style>
    <style:style style:name="ce10" style:family="table-cell" style:parent-style-name="Default">
      <style:text-properties fo:font-size="6pt"/>
    </style:style>
    <style:style style:name="ce11" style:family="table-cell" style:parent-style-name="Default">
      <style:text-properties fo:font-size="6pt"/>
    </style:style>
    <style:style style:name="ce12" style:family="table-cell" style:parent-style-name="Default">
      <style:text-properties fo:font-size="6pt"/>
    </style:style>
    <style:style style:name="ce13" style:family="table-cell" style:parent-style-name="Default">
      <style:text-properties fo:font-size="6pt"/>
    </style:style>
    <style:style style:name="ce14" style:family="table-cell" style:parent-style-name="Default">
      <style:text-properties fo:font-size="6pt"/>
    </style:style>
    <style:style style:name="ce15" style:family="table-cell" style:parent-style-name="Default">
      <style:text-properties fo:font-size="6pt"/>
    </style:style>
    <style:style style:name="ce16" style:family="table-cell" style:parent-style-name="Default">
      <style:text-properties fo:font-size="6pt"/>
    </style:style>
    <style:style style:name="ce17" style:family="table-cell" style:parent-style-name="Default">
      <style:text-properties fo:font-size="6pt"/>
    </style:style>
    <style:style style:name="ce18" style:family="table-cell" style:parent-style-name="Default">
      <style:text-properties fo:font-size="6pt"/>
    </style:style>
    <style:style style:name="ce19" style:family="table-cell" style:parent-style-name="Default">
      <style:text-properties fo:font-size="6pt"/>
    </style:style>
    <style:style style:name="ce20" style:family="table-cell" style:parent-style-name="Default">
      <style:text-properties fo:font-size="6pt"/>
    </style:style>
    <style:style style:name="ce21" style:family="table-cell" style:parent-style-name="Default">
      <style:text-properties fo:font-size="6pt"/>
    </style:style>
    <style:style style:name="ce22" style:family="table-cell" style:parent-style-name="Default">
      <style:text-properties fo:font-size="6pt"/>
    </style:style>
    <style:style style:name="ce23" style:family="table-cell" style:parent-style-name="Default">
      <style:text-properties fo:font-size="6pt"/>
    </style:style>
    <style:style style:name="ce24" style:family="table-cell" style:parent-style-name="Default">
      <style:text-properties fo:font-size="6pt"/>
    </style:style>
    <style:style style:name="ce25" style:family="table-cell" style:parent-style-name="Default">
      <style:text-properties fo:font-size="6pt"/>
    </style:style>
    <style:style style:name="ce26" style:family="table-cell" style:parent-style-name="Default">
      <style:text-properties fo:font-size="6pt"/>
    </style:style>
    <style:style style:name="ce27" style:family="table-cell" style:parent-style-name="Default">
      <style:text-properties fo:font-size="6pt"/>
    </style:style>
    <style:style style:name="ce28" style:family="table-cell" style:parent-style-name="Default">
      <style:text-properties fo:font-size="6pt"/>
    </style:style>
    <style:style style:name="ce29" style:family="table-cell" style:parent-style-name="Default">
      <style:text-properties fo:font-size="6pt"/>
    </style:style>
    <style:style style:name="ce30" style:family="table-cell" style:parent-style-name="Default">
      <style:text-properties fo:font-size="6pt"/>
    </style:style>
    <style:style style:name="ce31" style:family="table-cell" style:parent-style-name="Default">
      <style:text-properties fo:font-size="6pt"/>
    </style:style>
    <style:style style:name="ce32" style:family="table-cell" style:parent-style-name="Default">
      <style:text-properties fo:font-size="6pt"/>
    </style:style>
    <style:style style:name="ce33" style:family="table-cell" style:parent-style-name="Default">
      <style:text-properties fo:font-size="6pt"/>
    </style:style>
    <style:style style:name="ce34" style:family="table-cell" style:parent-style-name="Default">
      <style:text-properties fo:font-size="6pt"/>
    </style:style>
    <style:style style:name="ce35" style:family="table-cell" style:parent-style-name="Default">
      <style:text-properties fo:font-size="6pt"/>
    </style:style>
    <style:style style:name="ce36" style:family="table-cell" style:parent-style-name="Default">
      <style:text-properties fo:font-size="6pt"/>
    </style:style>
    <style:style style:name="ce37" style:family="table-cell" style:parent-style-name="Default">
      <style:text-properties fo:font-size="6pt"/>
    </style:style>
    <style:style style:name="ce38" style:family="table-cell" style:parent-style-name="Default">
      <style:text-properties fo:font-size="6pt"/>
    </style:style>
    <style:style style:name="ce39" style:family="table-cell" style:parent-style-name="Default">
      <style:text-properties fo:font-size="6pt"/>
    </style:style>
    <style:style style:name="ce40" style:family="table-cell" style:parent-style-name="Default">
      <style:text-properties fo:font-size="6pt"/>
    </style:style>
    <style:style style:name="ce41" style:family="table-cell" style:parent-style-name="Default">
      <style:text-properties fo:font-size="6pt"/>
    </style:style>
    <style:style style:name="ce42" style:family="table-cell" style:parent-style-name="Default">
      <style:text-properties fo:font-size="6pt"/>
    </style:style>
    <style:style style:name="ce43" style:family="table-cell" style:parent-style-name="Default">
      <style:text-properties fo:font-size="6pt"/>
    </style:style>
    <style:style style:name="ce44" style:family="table-cell" style:parent-style-name="Default">
      <style:text-properties fo:font-size="6pt"/>
    </style:style>
    <style:style style:name="ce45" style:family="table-cell" style:parent-style-name="Default">
      <style:text-properties fo:font-size="6pt"/>
    </style:style>
    <style:style style:name="ce46" style:family="table-cell" style:parent-style-name="Default">
      <style:text-properties fo:font-size="6pt"/>
    </style:style>
    <style:style style:name="ce47" style:family="table-cell" style:parent-style-name="Default">
      <style:text-properties fo:font-size="6pt"/>
    </style:style>
    <style:style style:name="ce48" style:family="table-cell" style:parent-style-name="Default">
      <style:text-properties fo:font-size="6pt"/>
    </style:style>
    <style:style style:name="ce49" style:family="table-cell" style:parent-style-name="Default">
      <style:text-properties fo:font-size="6pt"/>
    </style:style>
    <style:style style:name="ce50" style:family="table-cell" style:parent-style-name="Default">
      <style:text-properties fo:font-size="6pt"/>
    </style:style>
    <style:style style:name="ce51" style:family="table-cell" style:parent-style-name="Default">
      <style:text-properties fo:font-size="6pt"/>
    </style:style>
    <style:style style:name="ce52" style:family="table-cell" style:parent-style-name="Default">
      <style:text-properties fo:font-size="6pt"/>
    </style:style>
    <style:style style:name="ce53" style:family="table-cell" style:parent-style-name="Default">
      <style:text-properties fo:font-size="6pt"/>
    </style:style>
    <style:style style:name="ce54" style:family="table-cell" style:parent-style-name="Default">
      <style:text-properties fo:font-size="6pt"/>
    </style:style>
    <style:style style:name="ce55" style:family="table-cell" style:parent-style-name="Default">
      <style:text-properties fo:font-size="6pt"/>
    </style:style>
    <style:style style:name="ce56" style:family="table-cell" style:parent-style-name="Default">
      <style:text-properties fo:font-size="6pt"/>
    </style:style>
    <style:style style:name="ce57" style:family="table-cell" style:parent-style-name="Default">
      <style:text-properties fo:font-size="6pt"/>
    </style:style>
    <style:style style:name="ce58" style:family="table-cell" style:parent-style-name="Default">
      <style:text-properties fo:font-size="6pt"/>
    </style:style>
    <style:style style:name="ce59" style:family="table-cell" style:parent-style-name="Default">
      <style:text-properties fo:font-size="6pt"/>
    </style:style>
    <style:style style:name="ce60" style:family="table-cell" style:parent-style-name="Default">
      <style:text-properties fo:font-size="6pt"/>
    </style:style>
    <style:style style:name="ce61" style:family="table-cell" style:parent-style-name="Default">
      <style:text-properties fo:font-size="6pt"/>
    </style:style>
    <style:style style:name="ce62" style:family="table-cell" style:parent-style-name="Default">
      <style:text-properties fo:font-size="6pt"/>
    </style:style>
    <style:style style:name="ce63" style:family="table-cell" style:parent-style-name="Default">
      <style:text-properties fo:font-size="6pt"/>
    </style:style>
    <style:style style:name="ce64" style:family="table-cell" style:parent-style-name="Default">
      <style:text-properties fo:font-size="6pt"/>
    </style:style>
    <style:style style:name="ce65" style:family="table-cell" style:parent-style-name="Default">
      <style:text-properties fo:font-size="6pt"/>
    </style:style>
    <style:style style:name="ce66" style:family="table-cell" style:parent-style-name="Default">
      <style:text-properties fo:font-size="6pt"/>
    </style:style>
    <style:style style:name="ce67" style:family="table-cell" style:parent-style-name="Default">
      <style:text-properties fo:font-size="6pt"/>
    </style:style>
    <style:style style:name="ce68" style:family="table-cell" style:parent-style-name="Default">
      <style:text-properties fo:font-size="6pt"/>
    </style:style>
    <style:style style:name="ce69" style:family="table-cell" style:parent-style-name="Default">
      <style:text-properties fo:font-size="6pt"/>
    </style:style>
    <style:style style:name="ce70" style:family="table-cell" style:parent-style-name="Default">
      <style:text-properties fo:font-size="6pt"/>
    </style:style>
    <style:style style:name="ce71" style:family="table-cell" style:parent-style-name="Default">
      <style:text-properties fo:font-size="6pt"/>
    </style:style>
    <style:style style:name="ce72" style:family="table-cell" style:parent-style-name="Default">
      <style:text-properties fo:font-size="6pt"/>
    </style:style>
    <style:style style:name="ce73" style:family="table-cell" style:parent-style-name="Default">
      <style:text-properties fo:font-size="6pt"/>
    </style:style>
    <style:style style:name="ce74" style:family="table-cell" style:parent-style-name="Default">
      <style:text-properties fo:font-size="6pt"/>
    </style:style>
    <style:style style:name="ce75" style:family="table-cell" style:parent-style-name="Default">
      <style:text-properties fo:font-size="6pt"/>
    </style:style>
    <style:style style:name="ce76" style:family="table-cell" style:parent-style-name="Default">
      <style:text-properties fo:font-size="6pt"/>
    </style:style>
    <style:style style:name="ce77" style:family="table-cell" style:parent-style-name="Default">
      <style:text-properties fo:font-size="6pt"/>
    </style:style>
    <style:style style:name="ce78" style:family="table-cell" style:parent-style-name="Default">
      <style:text-properties fo:font-size="6pt"/>
    </style:style>
    <style:style style:name="ce79" style:family="table-cell" style:parent-style-name="Default">
      <style:text-properties fo:font-size="6pt"/>
    </style:style>
    <style:style style:name="ce80" style:family="table-cell" style:parent-style-name="Default">
      <style:text-properties fo:font-size="6pt"/>
    </style:style>
    <style:style style:name="ce81" style:family="table-cell" style:parent-style-name="Default">
      <style:text-properties fo:font-size="6pt"/>
    </style:style>
    <style:style style:name="ce82" style:family="table-cell" style:parent-style-name="Default">
      <style:text-properties fo:font-size="6pt"/>
    </style:style>
    <style:style style:name="ce83" style:family="table-cell" style:parent-style-name="Default">
      <style:text-properties fo:font-size="6pt"/>
    </style:style>
    <style:style style:name="ce84" style:family="table-cell" style:parent-style-name="Default">
      <style:text-properties fo:font-size="6pt"/>
    </style:style>
    <style:style style:name="ce85" style:family="table-cell" style:parent-style-name="Default">
      <style:text-properties fo:font-size="6pt"/>
    </style:style>
    <style:style style:name="ce86" style:family="table-cell" style:parent-style-name="Default">
      <style:text-properties fo:font-size="6pt"/>
    </style:style>
    <style:style style:name="ce87" style:family="table-cell" style:parent-style-name="Default">
      <style:text-properties fo:font-size="6pt"/>
    </style:style>
    <style:style style:name="ce88" style:family="table-cell" style:parent-style-name="Default">
      <style:text-properties fo:font-size="6pt"/>
    </style:style>
    <style:style style:name="ce89" style:family="table-cell" style:parent-style-name="Default">
      <style:text-properties fo:font-size="6pt"/>
    </style:style>
    <style:style style:name="ce90" style:family="table-cell" style:parent-style-name="Default">
      <style:text-properties fo:font-size="6pt"/>
    </style:style>
    <style:style style:name="ce91" style:family="table-cell" style:parent-style-name="Default">
      <style:text-properties fo:font-size="6pt"/>
    </style:style>
    <style:style style:name="ce92" style:family="table-cell" style:parent-style-name="Default">
      <style:text-properties fo:font-size="6pt"/>
    </style:style>
    <style:style style:name="ce93" style:family="table-cell" style:parent-style-name="Default">
      <style:text-properties fo:font-size="6pt"/>
    </style:style>
    <style:style style:name="ce94" style:family="table-cell" style:parent-style-name="Default">
      <style:text-properties fo:font-size="6pt"/>
    </style:style>
    <style:style style:name="ce95" style:family="table-cell" style:parent-style-name="Default">
      <style:text-properties fo:font-size="6pt"/>
    </style:style>
    <style:style style:name="ce96" style:family="table-cell" style:parent-style-name="Default">
      <style:text-properties fo:font-size="6pt"/>
    </style:style>
    <style:style style:name="ce97" style:family="table-cell" style:parent-style-name="Default">
      <style:text-properties fo:font-size="6pt"/>
    </style:style>
    <style:style style:name="ce98" style:family="table-cell" style:parent-style-name="Default">
      <style:text-properties fo:font-size="6pt"/>
    </style:style>
    <style:style style:name="ce99" style:family="table-cell" style:parent-style-name="Default">
      <style:text-properties fo:font-size="6pt"/>
    </style:style>
    <style:style style:name="ce100" style:family="table-cell" style:parent-style-name="Default">
      <style:text-properties fo:font-size="6pt"/>
    </style:style>
    <style:style style:name="ce101" style:family="table-cell" style:parent-style-name="Default">
      <style:text-properties fo:font-size="6pt"/>
    </style:style>
    <style:style style:name="ce102" style:family="table-cell" style:parent-style-name="Default">
      <style:text-properties fo:font-size="6pt"/>
    </style:style>
    <style:style style:name="ce103" style:family="table-cell" style:parent-style-name="Default">
      <style:text-properties fo:font-size="6pt"/>
    </style:style>
    <style:style style:name="ce104" style:family="table-cell" style:parent-style-name="Default">
      <style:text-properties fo:font-size="6pt"/>
    </style:style>
    <style:style style:name="ce105" style:family="table-cell" style:parent-style-name="Default">
      <style:text-properties fo:font-size="6pt"/>
    </style:style>
    <style:style style:name="ce106" style:family="table-cell" style:parent-style-name="Default">
      <style:text-properties fo:font-size="6pt"/>
    </style:style>
    <style:style style:name="ce107" style:family="table-cell" style:parent-style-name="Default">
      <style:text-properties fo:font-size="6pt"/>
    </style:style>
    <style:style style:name="ce108" style:family="table-cell" style:parent-style-name="Default">
      <style:text-properties fo:font-size="6pt"/>
    </style:style>
    <style:style style:name="ce109" style:family="table-cell" style:parent-style-name="Default">
      <style:text-properties fo:font-size="6pt"/>
    </style:style>
    <style:style style:name="ce110" style:family="table-cell" style:parent-style-name="Default">
      <style:text-properties fo:font-size="6pt"/>
    </style:style>
    <style:style style:name="ce111" style:family="table-cell" style:parent-style-name="Default">
      <style:text-properties fo:font-size="6pt"/>
    </style:style>
    <style:style style:name="ce112" style:family="table-cell" style:parent-style-name="Default">
      <style:text-properties fo:font-size="6pt"/>
    </style:style>
    <style:style style:name="ce113" style:family="table-cell" style:parent-style-name="Default">
      <style:text-properties fo:font-size="6pt"/>
    </style:style>
    <style:style style:name="ce114" style:family="table-cell" style:parent-style-name="Default">
      <style:text-properties fo:font-size="6pt"/>
    </style:style>
    <style:style style:name="ce115" style:family="table-cell" style:parent-style-name="Default">
      <style:text-properties fo:font-size="6pt"/>
    </style:style>
    <style:style style:name="ce116" style:family="table-cell" style:parent-style-name="Default">
      <style:text-properties fo:font-size="6pt"/>
    </style:style>
    <style:style style:name="ce117" style:family="table-cell" style:parent-style-name="Default">
      <style:text-properties fo:font-size="6pt"/>
    </style:style>
    <style:style style:name="ce118" style:family="table-cell" style:parent-style-name="Default">
      <style:text-properties fo:font-size="6pt"/>
    </style:style>
    <style:style style:name="ce119" style:family="table-cell" style:parent-style-name="Default">
      <style:text-properties fo:font-size="6pt"/>
    </style:style>
    <style:style style:name="ce120" style:family="table-cell" style:parent-style-name="Default">
      <style:text-properties fo:font-size="6pt"/>
    </style:style>
    <style:style style:name="ce121" style:family="table-cell" style:parent-style-name="Default">
      <style:text-properties fo:font-size="6pt"/>
    </style:style>
    <style:style style:name="ce122" style:family="table-cell" style:parent-style-name="Default">
      <style:text-properties fo:font-size="6pt"/>
    </style:style>
    <style:style style:name="ce123" style:family="table-cell" style:parent-style-name="Default">
      <style:text-properties fo:font-size="6pt"/>
    </style:style>
    <style:style style:name="ce124" style:family="table-cell" style:parent-style-name="Default">
      <style:text-properties fo:font-size="6pt"/>
    </style:style>
    <style:style style:name="ce125" style:family="table-cell" style:parent-style-name="Default">
      <style:text-properties fo:font-size="6pt"/>
    </style:style>
    <style:style style:name="ce126" style:family="table-cell" style:parent-style-name="Default">
      <style:text-properties fo:font-size="6pt"/>
    </style:style>
    <style:style style:name="ce127" style:family="table-cell" style:parent-style-name="Default">
      <style:text-properties fo:font-size="6pt"/>
    </style:style>
    <style:style style:name="ce128" style:family="table-cell" style:parent-style-name="Default">
      <style:text-properties fo:font-size="6pt"/>
    </style:style>
    <style:style style:name="ce129" style:family="table-cell" style:parent-style-name="Default">
      <style:text-properties fo:font-size="6pt"/>
    </style:style>
    <style:style style:name="ce130" style:family="table-cell" style:parent-style-name="Default">
      <style:text-properties fo:font-size="6pt"/>
    </style:style>
    <style:style style:name="ce131" style:family="table-cell" style:parent-style-name="Default">
      <style:text-properties fo:font-size="6pt"/>
    </style:style>
    <style:style style:name="ce132" style:family="table-cell" style:parent-style-name="Default">
      <style:text-properties fo:font-size="6pt"/>
    </style:style>
    <style:style style:name="ce133" style:family="table-cell" style:parent-style-name="Default">
      <style:text-properties fo:font-size="6pt"/>
    </style:style>
    <style:style style:name="ce134" style:family="table-cell" style:parent-style-name="Default">
      <style:text-properties fo:font-size="6pt"/>
    </style:style>
    <style:style style:name="ce135" style:family="table-cell" style:parent-style-name="Default">
      <style:text-properties fo:font-size="6pt"/>
    </style:style>
    <style:style style:name="ce136" style:family="table-cell" style:parent-style-name="Default">
      <style:text-properties fo:font-size="6pt"/>
    </style:style>
    <style:style style:name="ce137" style:family="table-cell" style:parent-style-name="Default">
      <style:text-properties fo:font-size="6pt"/>
    </style:style>
    <style:style style:name="ce138" style:family="table-cell" style:parent-style-name="Default">
      <style:text-properties fo:font-size="6pt"/>
    </style:style>
    <style:style style:name="ce139" style:family="table-cell" style:parent-style-name="Default">
      <style:text-properties fo:font-size="6pt"/>
    </style:style>
    <style:style style:name="ce140" style:family="table-cell" style:parent-style-name="Default"/>
  </office:automatic-styles>
  <office:body>
    <office:spreadsheet>
      <table:calculation-settings table:automatic-find-labels="false"/>
      <table:table table:name="step00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53" table:style-name="ce1" office:value-type="float" office:value="0" calcext:value-type="float">
            <text:p>0</text:p>
          </table:table-cell>
          <table:table-cell table:style-name="ce140" table:number-columns-repeated="2"/>
          <table:table-cell table:style-name="ce4" table:number-columns-repeated="5"/>
          <table:table-cell table:number-columns-repeated="959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11" table:style-name="ce120" office:value-type="float" office:value="0" calcext:value-type="float">
            <text:p>0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style-name="ce140" table:number-columns-repeated="2"/>
          <table:table-cell table:style-name="ce4" table:number-columns-repeated="5"/>
          <table:table-cell table:number-columns-repeated="959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7" table:style-name="ce120" office:value-type="float" office:value="0" calcext:value-type="float">
            <text:p>0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4" table:style-name="ce129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40" table:number-columns-repeated="2"/>
          <table:table-cell table:style-name="ce4" table:number-columns-repeated="5"/>
          <table:table-cell table:number-columns-repeated="959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number-columns-repeated="7" table:style-name="ce12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4" table:style-name="ce12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40" table:number-columns-repeated="2"/>
          <table:table-cell table:style-name="ce4" table:number-columns-repeated="5"/>
          <table:table-cell table:number-columns-repeated="959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number-columns-repeated="7" table:style-name="ce12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40" table:number-columns-repeated="2"/>
          <table:table-cell table:style-name="ce4" table:number-columns-repeated="5"/>
          <table:table-cell table:number-columns-repeated="959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6" table:style-name="ce12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style-name="ce140" table:number-columns-repeated="2"/>
          <table:table-cell table:style-name="ce4" table:number-columns-repeated="5"/>
          <table:table-cell table:number-columns-repeated="959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style-name="ce140" table:number-columns-repeated="2"/>
          <table:table-cell table:style-name="ce4" table:number-columns-repeated="5"/>
          <table:table-cell table:number-columns-repeated="959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3" table:style-name="ce115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style-name="ce140" table:number-columns-repeated="2"/>
          <table:table-cell table:style-name="ce4" table:number-columns-repeated="5"/>
          <table:table-cell table:number-columns-repeated="959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style-name="ce140" table:number-columns-repeated="2"/>
          <table:table-cell table:style-name="ce4" table:number-columns-repeated="5"/>
          <table:table-cell table:number-columns-repeated="95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style-name="ce140" table:number-columns-repeated="2"/>
          <table:table-cell table:style-name="ce4" table:number-columns-repeated="5"/>
          <table:table-cell table:number-columns-repeated="959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number-columns-repeated="37" table:style-name="ce1" office:value-type="float" office:value="0" calcext:value-type="float">
            <text:p>0</text:p>
          </table:table-cell>
          <table:table-cell table:style-name="ce140" table:number-columns-repeated="2"/>
          <table:table-cell table:style-name="ce4" table:number-columns-repeated="5"/>
          <table:table-cell table:number-columns-repeated="959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3" table:style-name="ce115" office:value-type="float" office:value="0" calcext:value-type="float">
            <text:p>0</text:p>
          </table:table-cell>
          <table:table-cell table:number-columns-repeated="41" table:style-name="ce1" office:value-type="float" office:value="0" calcext:value-type="float">
            <text:p>0</text:p>
          </table:table-cell>
          <table:table-cell table:style-name="ce140" table:number-columns-repeated="2"/>
          <table:table-cell table:style-name="ce4" table:number-columns-repeated="5"/>
          <table:table-cell table:number-columns-repeated="959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44" table:style-name="ce1" office:value-type="float" office:value="0" calcext:value-type="float">
            <text:p>0</text:p>
          </table:table-cell>
          <table:table-cell table:style-name="ce140" table:number-columns-repeated="2"/>
          <table:table-cell table:style-name="ce4" table:number-columns-repeated="5"/>
          <table:table-cell table:number-columns-repeated="959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44" table:style-name="ce1" office:value-type="float" office:value="0" calcext:value-type="float">
            <text:p>0</text:p>
          </table:table-cell>
          <table:table-cell table:style-name="ce140" table:number-columns-repeated="2"/>
          <table:table-cell table:style-name="ce4" table:number-columns-repeated="5"/>
          <table:table-cell table:number-columns-repeated="959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2" table:style-name="ce124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number-columns-repeated="30" table:style-name="ce2" office:value-type="float" office:value="0" calcext:value-type="float">
            <text:p>0</text:p>
          </table:table-cell>
          <table:table-cell table:style-name="ce140" table:number-columns-repeated="2"/>
          <table:table-cell table:style-name="ce4" table:number-columns-repeated="5"/>
          <table:table-cell table:number-columns-repeated="959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125" office:value-type="float" office:value="0" calcext:value-type="float">
            <text:p>0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30" table:style-name="ce2" office:value-type="float" office:value="0" calcext:value-type="float">
            <text:p>0</text:p>
          </table:table-cell>
          <table:table-cell table:style-name="ce140" table:number-columns-repeated="2"/>
          <table:table-cell table:style-name="ce4" table:number-columns-repeated="5"/>
          <table:table-cell table:number-columns-repeated="959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3" table:style-name="ce125" office:value-type="float" office:value="0" calcext:value-type="float">
            <text:p>0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30" table:style-name="ce2" office:value-type="float" office:value="0" calcext:value-type="float">
            <text:p>0</text:p>
          </table:table-cell>
          <table:table-cell table:style-name="ce140" table:number-columns-repeated="2"/>
          <table:table-cell table:style-name="ce4" table:number-columns-repeated="5"/>
          <table:table-cell table:number-columns-repeated="959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4" table:style-name="ce125" office:value-type="float" office:value="1" calcext:value-type="float">
            <text:p>1</text:p>
          </table:table-cell>
          <table:table-cell table:number-columns-repeated="30" table:style-name="ce2" office:value-type="float" office:value="0" calcext:value-type="float">
            <text:p>0</text:p>
          </table:table-cell>
          <table:table-cell table:style-name="ce140" table:number-columns-repeated="2"/>
          <table:table-cell table:style-name="ce4" table:number-columns-repeated="5"/>
          <table:table-cell table:number-columns-repeated="959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5" table:style-name="ce126" office:value-type="float" office:value="0" calcext:value-type="float">
            <text:p>0</text:p>
          </table:table-cell>
          <table:table-cell table:number-columns-repeated="30" table:style-name="ce3" office:value-type="float" office:value="0" calcext:value-type="float">
            <text:p>0</text:p>
          </table:table-cell>
          <table:table-cell table:style-name="ce4" table:number-columns-repeated="7"/>
          <table:table-cell table:number-columns-repeated="959"/>
        </table:table-row>
        <table:table-row table:style-name="ro1"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54" table:style-name="ce3" office:value-type="float" office:value="0" calcext:value-type="float">
            <text:p>0</text:p>
          </table:table-cell>
          <table:table-cell table:style-name="ce4" table:number-columns-repeated="7"/>
          <table:table-cell table:number-columns-repeated="959"/>
        </table:table-row>
        <table:table-row table:style-name="ro1">
          <table:table-cell/>
          <table:table-cell table:style-name="ce4" table:number-columns-repeated="64"/>
          <table:table-cell table:number-columns-repeated="959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53" table:style-name="ce98" office:value-type="float" office:value="0" calcext:value-type="float">
            <text:p>0</text:p>
          </table:table-cell>
          <table:table-cell table:style-name="ce4" table:number-columns-repeated="7"/>
          <table:table-cell table:number-columns-repeated="959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36" table:formula="of:=IF([.C3]=1;IF(OR(SUM([.B2:.D4];-1)=2;SUM([.B2:.D4];-1)=3);1;0);IF(SUM([.B2:.D4])=3;1;0))" office:value-type="float" office:value="0" calcext:value-type="float">
            <text:p>0</text:p>
          </table:table-cell>
          <table:table-cell table:style-name="ce36" table:formula="of:=IF([.D3]=1;IF(OR(SUM([.C2:.E4];-1)=2;SUM([.C2:.E4];-1)=3);1;0);IF(SUM([.C2:.E4])=3;1;0))" office:value-type="float" office:value="0" calcext:value-type="float">
            <text:p>0</text:p>
          </table:table-cell>
          <table:table-cell table:style-name="ce36" table:formula="of:=IF([.E3]=1;IF(OR(SUM([.D2:.F4];-1)=2;SUM([.D2:.F4];-1)=3);1;0);IF(SUM([.D2:.F4])=3;1;0))" office:value-type="float" office:value="0" calcext:value-type="float">
            <text:p>0</text:p>
          </table:table-cell>
          <table:table-cell table:style-name="ce36" table:formula="of:=IF([.F3]=1;IF(OR(SUM([.E2:.G4];-1)=2;SUM([.E2:.G4];-1)=3);1;0);IF(SUM([.E2:.G4])=3;1;0))" office:value-type="float" office:value="0" calcext:value-type="float">
            <text:p>0</text:p>
          </table:table-cell>
          <table:table-cell table:style-name="ce36" table:formula="of:=IF([.G3]=1;IF(OR(SUM([.F2:.H4];-1)=2;SUM([.F2:.H4];-1)=3);1;0);IF(SUM([.F2:.H4])=3;1;0))" office:value-type="float" office:value="0" calcext:value-type="float">
            <text:p>0</text:p>
          </table:table-cell>
          <table:table-cell table:style-name="ce36" table:formula="of:=IF([.H3]=1;IF(OR(SUM([.G2:.I4];-1)=2;SUM([.G2:.I4];-1)=3);1;0);IF(SUM([.G2:.I4])=3;1;0))" office:value-type="float" office:value="0" calcext:value-type="float">
            <text:p>0</text:p>
          </table:table-cell>
          <table:table-cell table:style-name="ce36" table:formula="of:=IF([.I3]=1;IF(OR(SUM([.H2:.J4];-1)=2;SUM([.H2:.J4];-1)=3);1;0);IF(SUM([.H2:.J4])=3;1;0))" office:value-type="float" office:value="0" calcext:value-type="float">
            <text:p>0</text:p>
          </table:table-cell>
          <table:table-cell table:style-name="ce36" table:formula="of:=IF([.J3]=1;IF(OR(SUM([.I2:.K4];-1)=2;SUM([.I2:.K4];-1)=3);1;0);IF(SUM([.I2:.K4])=3;1;0))" office:value-type="float" office:value="0" calcext:value-type="float">
            <text:p>0</text:p>
          </table:table-cell>
          <table:table-cell table:style-name="ce36" table:formula="of:=IF([.K3]=1;IF(OR(SUM([.J2:.L4];-1)=2;SUM([.J2:.L4];-1)=3);1;0);IF(SUM([.J2:.L4])=3;1;0))" office:value-type="float" office:value="0" calcext:value-type="float">
            <text:p>0</text:p>
          </table:table-cell>
          <table:table-cell table:style-name="ce36" table:formula="of:=IF([.L3]=1;IF(OR(SUM([.K2:.M4];-1)=2;SUM([.K2:.M4];-1)=3);1;0);IF(SUM([.K2:.M4])=3;1;0))" office:value-type="float" office:value="0" calcext:value-type="float">
            <text:p>0</text:p>
          </table:table-cell>
          <table:table-cell table:style-name="ce36" table:formula="of:=IF([.M3]=1;IF(OR(SUM([.L2:.N4];-1)=2;SUM([.L2:.N4];-1)=3);1;0);IF(SUM([.L2:.N4])=3;1;0))" office:value-type="float" office:value="0" calcext:value-type="float">
            <text:p>0</text:p>
          </table:table-cell>
          <table:table-cell table:style-name="ce36" table:formula="of:=IF([.N3]=1;IF(OR(SUM([.M2:.O4];-1)=2;SUM([.M2:.O4];-1)=3);1;0);IF(SUM([.M2:.O4])=3;1;0))" office:value-type="float" office:value="0" calcext:value-type="float">
            <text:p>0</text:p>
          </table:table-cell>
          <table:table-cell table:style-name="ce36" table:formula="of:=IF([.O3]=1;IF(OR(SUM([.N2:.P4];-1)=2;SUM([.N2:.P4];-1)=3);1;0);IF(SUM([.N2:.P4])=3;1;0))" office:value-type="float" office:value="0" calcext:value-type="float">
            <text:p>0</text:p>
          </table:table-cell>
          <table:table-cell table:style-name="ce36" table:formula="of:=IF([.P3]=1;IF(OR(SUM([.O2:.Q4];-1)=2;SUM([.O2:.Q4];-1)=3);1;0);IF(SUM([.O2:.Q4])=3;1;0))" office:value-type="float" office:value="0" calcext:value-type="float">
            <text:p>0</text:p>
          </table:table-cell>
          <table:table-cell table:style-name="ce36" table:formula="of:=IF([.Q3]=1;IF(OR(SUM([.P2:.R4];-1)=2;SUM([.P2:.R4];-1)=3);1;0);IF(SUM([.P2:.R4])=3;1;0))" office:value-type="float" office:value="0" calcext:value-type="float">
            <text:p>0</text:p>
          </table:table-cell>
          <table:table-cell table:style-name="ce36" table:formula="of:=IF([.R3]=1;IF(OR(SUM([.Q2:.S4];-1)=2;SUM([.Q2:.S4];-1)=3);1;0);IF(SUM([.Q2:.S4])=3;1;0))" office:value-type="float" office:value="0" calcext:value-type="float">
            <text:p>0</text:p>
          </table:table-cell>
          <table:table-cell table:style-name="ce36" table:formula="of:=IF([.S3]=1;IF(OR(SUM([.R2:.T4];-1)=2;SUM([.R2:.T4];-1)=3);1;0);IF(SUM([.R2:.T4])=3;1;0))" office:value-type="float" office:value="0" calcext:value-type="float">
            <text:p>0</text:p>
          </table:table-cell>
          <table:table-cell table:style-name="ce36" table:formula="of:=IF([.T3]=1;IF(OR(SUM([.S2:.U4];-1)=2;SUM([.S2:.U4];-1)=3);1;0);IF(SUM([.S2:.U4])=3;1;0))" office:value-type="float" office:value="0" calcext:value-type="float">
            <text:p>0</text:p>
          </table:table-cell>
          <table:table-cell table:style-name="ce36" table:formula="of:=IF([.U3]=1;IF(OR(SUM([.T2:.V4];-1)=2;SUM([.T2:.V4];-1)=3);1;0);IF(SUM([.T2:.V4])=3;1;0))" office:value-type="float" office:value="0" calcext:value-type="float">
            <text:p>0</text:p>
          </table:table-cell>
          <table:table-cell table:style-name="ce36" table:formula="of:=IF([.V3]=1;IF(OR(SUM([.U2:.W4];-1)=2;SUM([.U2:.W4];-1)=3);1;0);IF(SUM([.U2:.W4])=3;1;0))" office:value-type="float" office:value="0" calcext:value-type="float">
            <text:p>0</text:p>
          </table:table-cell>
          <table:table-cell table:style-name="ce36" table:formula="of:=IF([.W3]=1;IF(OR(SUM([.V2:.X4];-1)=2;SUM([.V2:.X4];-1)=3);1;0);IF(SUM([.V2:.X4])=3;1;0))" office:value-type="float" office:value="0" calcext:value-type="float">
            <text:p>0</text:p>
          </table:table-cell>
          <table:table-cell table:style-name="ce36" table:formula="of:=IF([.X3]=1;IF(OR(SUM([.W2:.Y4];-1)=2;SUM([.W2:.Y4];-1)=3);1;0);IF(SUM([.W2:.Y4])=3;1;0))" office:value-type="float" office:value="0" calcext:value-type="float">
            <text:p>0</text:p>
          </table:table-cell>
          <table:table-cell table:style-name="ce36" table:formula="of:=IF([.Y3]=1;IF(OR(SUM([.X2:.Z4];-1)=2;SUM([.X2:.Z4];-1)=3);1;0);IF(SUM([.X2:.Z4])=3;1;0))" office:value-type="float" office:value="0" calcext:value-type="float">
            <text:p>0</text:p>
          </table:table-cell>
          <table:table-cell table:style-name="ce36" table:formula="of:=IF([.Z3]=1;IF(OR(SUM([.Y2:.AA4];-1)=2;SUM([.Y2:.AA4];-1)=3);1;0);IF(SUM([.Y2:.AA4])=3;1;0))" office:value-type="float" office:value="0" calcext:value-type="float">
            <text:p>0</text:p>
          </table:table-cell>
          <table:table-cell table:style-name="ce36" table:formula="of:=IF([.AA3]=1;IF(OR(SUM([.Z2:.AB4];-1)=2;SUM([.Z2:.AB4];-1)=3);1;0);IF(SUM([.Z2:.AB4])=3;1;0))" office:value-type="float" office:value="0" calcext:value-type="float">
            <text:p>0</text:p>
          </table:table-cell>
          <table:table-cell table:style-name="ce36" table:formula="of:=IF([.AB3]=1;IF(OR(SUM([.AA2:.AC4];-1)=2;SUM([.AA2:.AC4];-1)=3);1;0);IF(SUM([.AA2:.AC4])=3;1;0))" office:value-type="float" office:value="0" calcext:value-type="float">
            <text:p>0</text:p>
          </table:table-cell>
          <table:table-cell table:style-name="ce36" table:formula="of:=IF([.AC3]=1;IF(OR(SUM([.AB2:.AD4];-1)=2;SUM([.AB2:.AD4];-1)=3);1;0);IF(SUM([.AB2:.AD4])=3;1;0))" office:value-type="float" office:value="0" calcext:value-type="float">
            <text:p>0</text:p>
          </table:table-cell>
          <table:table-cell table:style-name="ce36" table:formula="of:=IF([.AD3]=1;IF(OR(SUM([.AC2:.AE4];-1)=2;SUM([.AC2:.AE4];-1)=3);1;0);IF(SUM([.AC2:.AE4])=3;1;0))" office:value-type="float" office:value="0" calcext:value-type="float">
            <text:p>0</text:p>
          </table:table-cell>
          <table:table-cell table:style-name="ce36" table:formula="of:=IF([.AE3]=1;IF(OR(SUM([.AD2:.AF4];-1)=2;SUM([.AD2:.AF4];-1)=3);1;0);IF(SUM([.AD2:.AF4])=3;1;0))" office:value-type="float" office:value="0" calcext:value-type="float">
            <text:p>0</text:p>
          </table:table-cell>
          <table:table-cell table:style-name="ce36" table:formula="of:=IF([.AF3]=1;IF(OR(SUM([.AE2:.AG4];-1)=2;SUM([.AE2:.AG4];-1)=3);1;0);IF(SUM([.AE2:.AG4])=3;1;0))" office:value-type="float" office:value="0" calcext:value-type="float">
            <text:p>0</text:p>
          </table:table-cell>
          <table:table-cell table:style-name="ce36" table:formula="of:=IF([.AG3]=1;IF(OR(SUM([.AF2:.AH4];-1)=2;SUM([.AF2:.AH4];-1)=3);1;0);IF(SUM([.AF2:.AH4])=3;1;0))" office:value-type="float" office:value="0" calcext:value-type="float">
            <text:p>0</text:p>
          </table:table-cell>
          <table:table-cell table:style-name="ce36" table:formula="of:=IF([.AH3]=1;IF(OR(SUM([.AG2:.AI4];-1)=2;SUM([.AG2:.AI4];-1)=3);1;0);IF(SUM([.AG2:.AI4])=3;1;0))" office:value-type="float" office:value="0" calcext:value-type="float">
            <text:p>0</text:p>
          </table:table-cell>
          <table:table-cell table:style-name="ce36" table:formula="of:=IF([.AI3]=1;IF(OR(SUM([.AH2:.AJ4];-1)=2;SUM([.AH2:.AJ4];-1)=3);1;0);IF(SUM([.AH2:.AJ4])=3;1;0))" office:value-type="float" office:value="0" calcext:value-type="float">
            <text:p>0</text:p>
          </table:table-cell>
          <table:table-cell table:style-name="ce36" table:formula="of:=IF([.AJ3]=1;IF(OR(SUM([.AI2:.AK4];-1)=2;SUM([.AI2:.AK4];-1)=3);1;0);IF(SUM([.AI2:.AK4])=3;1;0))" office:value-type="float" office:value="0" calcext:value-type="float">
            <text:p>0</text:p>
          </table:table-cell>
          <table:table-cell table:style-name="ce36" table:formula="of:=IF([.AK3]=1;IF(OR(SUM([.AJ2:.AL4];-1)=2;SUM([.AJ2:.AL4];-1)=3);1;0);IF(SUM([.AJ2:.AL4])=3;1;0))" office:value-type="float" office:value="0" calcext:value-type="float">
            <text:p>0</text:p>
          </table:table-cell>
          <table:table-cell table:style-name="ce36" table:formula="of:=IF([.AL3]=1;IF(OR(SUM([.AK2:.AM4];-1)=2;SUM([.AK2:.AM4];-1)=3);1;0);IF(SUM([.AK2:.AM4])=3;1;0))" office:value-type="float" office:value="0" calcext:value-type="float">
            <text:p>0</text:p>
          </table:table-cell>
          <table:table-cell table:style-name="ce36" table:formula="of:=IF([.AM3]=1;IF(OR(SUM([.AL2:.AN4];-1)=2;SUM([.AL2:.AN4];-1)=3);1;0);IF(SUM([.AL2:.AN4])=3;1;0))" office:value-type="float" office:value="0" calcext:value-type="float">
            <text:p>0</text:p>
          </table:table-cell>
          <table:table-cell table:style-name="ce36" table:formula="of:=IF([.AN3]=1;IF(OR(SUM([.AM2:.AO4];-1)=2;SUM([.AM2:.AO4];-1)=3);1;0);IF(SUM([.AM2:.AO4])=3;1;0))" office:value-type="float" office:value="0" calcext:value-type="float">
            <text:p>0</text:p>
          </table:table-cell>
          <table:table-cell table:style-name="ce36" table:formula="of:=IF([.AO3]=1;IF(OR(SUM([.AN2:.AP4];-1)=2;SUM([.AN2:.AP4];-1)=3);1;0);IF(SUM([.AN2:.AP4])=3;1;0))" office:value-type="float" office:value="1" calcext:value-type="float">
            <text:p>1</text:p>
          </table:table-cell>
          <table:table-cell table:style-name="ce36" table:formula="of:=IF([.AP3]=1;IF(OR(SUM([.AO2:.AQ4];-1)=2;SUM([.AO2:.AQ4];-1)=3);1;0);IF(SUM([.AO2:.AQ4])=3;1;0))" office:value-type="float" office:value="0" calcext:value-type="float">
            <text:p>0</text:p>
          </table:table-cell>
          <table:table-cell table:style-name="ce36" table:formula="of:=IF([.AQ3]=1;IF(OR(SUM([.AP2:.AR4];-1)=2;SUM([.AP2:.AR4];-1)=3);1;0);IF(SUM([.AP2:.AR4])=3;1;0))" office:value-type="float" office:value="0" calcext:value-type="float">
            <text:p>0</text:p>
          </table:table-cell>
          <table:table-cell table:style-name="ce36" table:formula="of:=IF([.AR3]=1;IF(OR(SUM([.AQ2:.AS4];-1)=2;SUM([.AQ2:.AS4];-1)=3);1;0);IF(SUM([.AQ2:.AS4])=3;1;0))" office:value-type="float" office:value="0" calcext:value-type="float">
            <text:p>0</text:p>
          </table:table-cell>
          <table:table-cell table:style-name="ce36" table:formula="of:=IF([.AS3]=1;IF(OR(SUM([.AR2:.AT4];-1)=2;SUM([.AR2:.AT4];-1)=3);1;0);IF(SUM([.AR2:.AT4])=3;1;0))" office:value-type="float" office:value="0" calcext:value-type="float">
            <text:p>0</text:p>
          </table:table-cell>
          <table:table-cell table:style-name="ce36" table:formula="of:=IF([.AT3]=1;IF(OR(SUM([.AS2:.AU4];-1)=2;SUM([.AS2:.AU4];-1)=3);1;0);IF(SUM([.AS2:.AU4])=3;1;0))" office:value-type="float" office:value="0" calcext:value-type="float">
            <text:p>0</text:p>
          </table:table-cell>
          <table:table-cell table:style-name="ce36" table:formula="of:=IF([.AU3]=1;IF(OR(SUM([.AT2:.AV4];-1)=2;SUM([.AT2:.AV4];-1)=3);1;0);IF(SUM([.AT2:.AV4])=3;1;0))" office:value-type="float" office:value="0" calcext:value-type="float">
            <text:p>0</text:p>
          </table:table-cell>
          <table:table-cell table:style-name="ce36" table:formula="of:=IF([.AV3]=1;IF(OR(SUM([.AU2:.AW4];-1)=2;SUM([.AU2:.AW4];-1)=3);1;0);IF(SUM([.AU2:.AW4])=3;1;0))" office:value-type="float" office:value="0" calcext:value-type="float">
            <text:p>0</text:p>
          </table:table-cell>
          <table:table-cell table:style-name="ce36" table:formula="of:=IF([.AW3]=1;IF(OR(SUM([.AV2:.AX4];-1)=2;SUM([.AV2:.AX4];-1)=3);1;0);IF(SUM([.AV2:.AX4])=3;1;0))" office:value-type="float" office:value="0" calcext:value-type="float">
            <text:p>0</text:p>
          </table:table-cell>
          <table:table-cell table:style-name="ce36" table:formula="of:=IF([.AX3]=1;IF(OR(SUM([.AW2:.AY4];-1)=2;SUM([.AW2:.AY4];-1)=3);1;0);IF(SUM([.AW2:.AY4])=3;1;0))" office:value-type="float" office:value="0" calcext:value-type="float">
            <text:p>0</text:p>
          </table:table-cell>
          <table:table-cell table:style-name="ce36" table:formula="of:=IF([.AY3]=1;IF(OR(SUM([.AX2:.AZ4];-1)=2;SUM([.AX2:.AZ4];-1)=3);1;0);IF(SUM([.AX2:.AZ4])=3;1;0))" office:value-type="float" office:value="0" calcext:value-type="float">
            <text:p>0</text:p>
          </table:table-cell>
          <table:table-cell table:style-name="ce36" table:formula="of:=IF([.AZ3]=1;IF(OR(SUM([.AY2:.BA4];-1)=2;SUM([.AY2:.BA4];-1)=3);1;0);IF(SUM([.AY2:.BA4])=3;1;0))" office:value-type="float" office:value="0" calcext:value-type="float">
            <text:p>0</text:p>
          </table:table-cell>
          <table:table-cell table:style-name="ce36" table:formula="of:=IF([.BA3]=1;IF(OR(SUM([.AZ2:.BB4];-1)=2;SUM([.AZ2:.BB4];-1)=3);1;0);IF(SUM([.AZ2:.BB4])=3;1;0))" office:value-type="float" office:value="0" calcext:value-type="float">
            <text:p>0</text:p>
          </table:table-cell>
          <table:table-cell table:style-name="ce36" table:formula="of:=IF([.BB3]=1;IF(OR(SUM([.BA2:.BC4];-1)=2;SUM([.BA2:.BC4];-1)=3);1;0);IF(SUM([.BA2:.BC4])=3;1;0))" office:value-type="float" office:value="0" calcext:value-type="float">
            <text:p>0</text:p>
          </table:table-cell>
          <table:table-cell table:style-name="ce36" table:formula="of:=IF([.BC3]=1;IF(OR(SUM([.BB2:.BD4];-1)=2;SUM([.BB2:.BD4];-1)=3);1;0);IF(SUM([.BB2:.BD4])=3;1;0))" office:value-type="float" office:value="0" calcext:value-type="float">
            <text:p>0</text:p>
          </table:table-cell>
          <table:table-cell table:style-name="ce36" table:formula="of:=IF([.BD3]=1;IF(OR(SUM([.BC2:.BE4];-1)=2;SUM([.BC2:.BE4];-1)=3);1;0);IF(SUM([.BC2:.BE4])=3;1;0))" office:value-type="float" office:value="0" calcext:value-type="float">
            <text:p>0</text:p>
          </table:table-cell>
          <table:table-cell table:style-name="ce36" table:formula="of:=IF([.BE3]=1;IF(OR(SUM([.BD2:.BF4];-1)=2;SUM([.BD2:.BF4];-1)=3);1;0);IF(SUM([.BD2:.BF4])=3;1;0))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4" table:number-columns-repeated="7"/>
          <table:table-cell table:number-columns-repeated="959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36" table:formula="of:=IF([.C4]=1;IF(OR(SUM([.B3:.D5];-1)=2;SUM([.B3:.D5];-1)=3);1;0);IF(SUM([.B3:.D5])=3;1;0))" office:value-type="float" office:value="1" calcext:value-type="float">
            <text:p>1</text:p>
          </table:table-cell>
          <table:table-cell table:style-name="ce36" table:formula="of:=IF([.D4]=1;IF(OR(SUM([.C3:.E5];-1)=2;SUM([.C3:.E5];-1)=3);1;0);IF(SUM([.C3:.E5])=3;1;0))" office:value-type="float" office:value="1" calcext:value-type="float">
            <text:p>1</text:p>
          </table:table-cell>
          <table:table-cell table:style-name="ce36" table:formula="of:=IF([.E4]=1;IF(OR(SUM([.D3:.F5];-1)=2;SUM([.D3:.F5];-1)=3);1;0);IF(SUM([.D3:.F5])=3;1;0))" office:value-type="float" office:value="1" calcext:value-type="float">
            <text:p>1</text:p>
          </table:table-cell>
          <table:table-cell table:style-name="ce36" table:formula="of:=IF([.F4]=1;IF(OR(SUM([.E3:.G5];-1)=2;SUM([.E3:.G5];-1)=3);1;0);IF(SUM([.E3:.G5])=3;1;0))" office:value-type="float" office:value="0" calcext:value-type="float">
            <text:p>0</text:p>
          </table:table-cell>
          <table:table-cell table:style-name="ce36" table:formula="of:=IF([.G4]=1;IF(OR(SUM([.F3:.H5];-1)=2;SUM([.F3:.H5];-1)=3);1;0);IF(SUM([.F3:.H5])=3;1;0))" office:value-type="float" office:value="0" calcext:value-type="float">
            <text:p>0</text:p>
          </table:table-cell>
          <table:table-cell table:style-name="ce36" table:formula="of:=IF([.H4]=1;IF(OR(SUM([.G3:.I5];-1)=2;SUM([.G3:.I5];-1)=3);1;0);IF(SUM([.G3:.I5])=3;1;0))" office:value-type="float" office:value="0" calcext:value-type="float">
            <text:p>0</text:p>
          </table:table-cell>
          <table:table-cell table:style-name="ce36" table:formula="of:=IF([.I4]=1;IF(OR(SUM([.H3:.J5];-1)=2;SUM([.H3:.J5];-1)=3);1;0);IF(SUM([.H3:.J5])=3;1;0))" office:value-type="float" office:value="0" calcext:value-type="float">
            <text:p>0</text:p>
          </table:table-cell>
          <table:table-cell table:style-name="ce36" table:formula="of:=IF([.J4]=1;IF(OR(SUM([.I3:.K5];-1)=2;SUM([.I3:.K5];-1)=3);1;0);IF(SUM([.I3:.K5])=3;1;0))" office:value-type="float" office:value="0" calcext:value-type="float">
            <text:p>0</text:p>
          </table:table-cell>
          <table:table-cell table:style-name="ce36" table:formula="of:=IF([.K4]=1;IF(OR(SUM([.J3:.L5];-1)=2;SUM([.J3:.L5];-1)=3);1;0);IF(SUM([.J3:.L5])=3;1;0))" office:value-type="float" office:value="0" calcext:value-type="float">
            <text:p>0</text:p>
          </table:table-cell>
          <table:table-cell table:style-name="ce36" table:formula="of:=IF([.L4]=1;IF(OR(SUM([.K3:.M5];-1)=2;SUM([.K3:.M5];-1)=3);1;0);IF(SUM([.K3:.M5])=3;1;0))" office:value-type="float" office:value="0" calcext:value-type="float">
            <text:p>0</text:p>
          </table:table-cell>
          <table:table-cell table:style-name="ce36" table:formula="of:=IF([.M4]=1;IF(OR(SUM([.L3:.N5];-1)=2;SUM([.L3:.N5];-1)=3);1;0);IF(SUM([.L3:.N5])=3;1;0))" office:value-type="float" office:value="0" calcext:value-type="float">
            <text:p>0</text:p>
          </table:table-cell>
          <table:table-cell table:style-name="ce36" table:formula="of:=IF([.N4]=1;IF(OR(SUM([.M3:.O5];-1)=2;SUM([.M3:.O5];-1)=3);1;0);IF(SUM([.M3:.O5])=3;1;0))" office:value-type="float" office:value="0" calcext:value-type="float">
            <text:p>0</text:p>
          </table:table-cell>
          <table:table-cell table:style-name="ce36" table:formula="of:=IF([.O4]=1;IF(OR(SUM([.N3:.P5];-1)=2;SUM([.N3:.P5];-1)=3);1;0);IF(SUM([.N3:.P5])=3;1;0))" office:value-type="float" office:value="0" calcext:value-type="float">
            <text:p>0</text:p>
          </table:table-cell>
          <table:table-cell table:style-name="ce36" table:formula="of:=IF([.P4]=1;IF(OR(SUM([.O3:.Q5];-1)=2;SUM([.O3:.Q5];-1)=3);1;0);IF(SUM([.O3:.Q5])=3;1;0))" office:value-type="float" office:value="0" calcext:value-type="float">
            <text:p>0</text:p>
          </table:table-cell>
          <table:table-cell table:style-name="ce36" table:formula="of:=IF([.Q4]=1;IF(OR(SUM([.P3:.R5];-1)=2;SUM([.P3:.R5];-1)=3);1;0);IF(SUM([.P3:.R5])=3;1;0))" office:value-type="float" office:value="0" calcext:value-type="float">
            <text:p>0</text:p>
          </table:table-cell>
          <table:table-cell table:style-name="ce36" table:formula="of:=IF([.R4]=1;IF(OR(SUM([.Q3:.S5];-1)=2;SUM([.Q3:.S5];-1)=3);1;0);IF(SUM([.Q3:.S5])=3;1;0))" office:value-type="float" office:value="0" calcext:value-type="float">
            <text:p>0</text:p>
          </table:table-cell>
          <table:table-cell table:style-name="ce36" table:formula="of:=IF([.S4]=1;IF(OR(SUM([.R3:.T5];-1)=2;SUM([.R3:.T5];-1)=3);1;0);IF(SUM([.R3:.T5])=3;1;0))" office:value-type="float" office:value="0" calcext:value-type="float">
            <text:p>0</text:p>
          </table:table-cell>
          <table:table-cell table:style-name="ce36" table:formula="of:=IF([.T4]=1;IF(OR(SUM([.S3:.U5];-1)=2;SUM([.S3:.U5];-1)=3);1;0);IF(SUM([.S3:.U5])=3;1;0))" office:value-type="float" office:value="0" calcext:value-type="float">
            <text:p>0</text:p>
          </table:table-cell>
          <table:table-cell table:style-name="ce36" table:formula="of:=IF([.U4]=1;IF(OR(SUM([.T3:.V5];-1)=2;SUM([.T3:.V5];-1)=3);1;0);IF(SUM([.T3:.V5])=3;1;0))" office:value-type="float" office:value="0" calcext:value-type="float">
            <text:p>0</text:p>
          </table:table-cell>
          <table:table-cell table:style-name="ce36" table:formula="of:=IF([.V4]=1;IF(OR(SUM([.U3:.W5];-1)=2;SUM([.U3:.W5];-1)=3);1;0);IF(SUM([.U3:.W5])=3;1;0))" office:value-type="float" office:value="0" calcext:value-type="float">
            <text:p>0</text:p>
          </table:table-cell>
          <table:table-cell table:style-name="ce36" table:formula="of:=IF([.W4]=1;IF(OR(SUM([.V3:.X5];-1)=2;SUM([.V3:.X5];-1)=3);1;0);IF(SUM([.V3:.X5])=3;1;0))" office:value-type="float" office:value="0" calcext:value-type="float">
            <text:p>0</text:p>
          </table:table-cell>
          <table:table-cell table:style-name="ce36" table:formula="of:=IF([.X4]=1;IF(OR(SUM([.W3:.Y5];-1)=2;SUM([.W3:.Y5];-1)=3);1;0);IF(SUM([.W3:.Y5])=3;1;0))" office:value-type="float" office:value="0" calcext:value-type="float">
            <text:p>0</text:p>
          </table:table-cell>
          <table:table-cell table:style-name="ce36" table:formula="of:=IF([.Y4]=1;IF(OR(SUM([.X3:.Z5];-1)=2;SUM([.X3:.Z5];-1)=3);1;0);IF(SUM([.X3:.Z5])=3;1;0))" office:value-type="float" office:value="0" calcext:value-type="float">
            <text:p>0</text:p>
          </table:table-cell>
          <table:table-cell table:style-name="ce36" table:formula="of:=IF([.Z4]=1;IF(OR(SUM([.Y3:.AA5];-1)=2;SUM([.Y3:.AA5];-1)=3);1;0);IF(SUM([.Y3:.AA5])=3;1;0))" office:value-type="float" office:value="0" calcext:value-type="float">
            <text:p>0</text:p>
          </table:table-cell>
          <table:table-cell table:style-name="ce36" table:formula="of:=IF([.AA4]=1;IF(OR(SUM([.Z3:.AB5];-1)=2;SUM([.Z3:.AB5];-1)=3);1;0);IF(SUM([.Z3:.AB5])=3;1;0))" office:value-type="float" office:value="0" calcext:value-type="float">
            <text:p>0</text:p>
          </table:table-cell>
          <table:table-cell table:style-name="ce36" table:formula="of:=IF([.AB4]=1;IF(OR(SUM([.AA3:.AC5];-1)=2;SUM([.AA3:.AC5];-1)=3);1;0);IF(SUM([.AA3:.AC5])=3;1;0))" office:value-type="float" office:value="0" calcext:value-type="float">
            <text:p>0</text:p>
          </table:table-cell>
          <table:table-cell table:style-name="ce36" table:formula="of:=IF([.AC4]=1;IF(OR(SUM([.AB3:.AD5];-1)=2;SUM([.AB3:.AD5];-1)=3);1;0);IF(SUM([.AB3:.AD5])=3;1;0))" office:value-type="float" office:value="0" calcext:value-type="float">
            <text:p>0</text:p>
          </table:table-cell>
          <table:table-cell table:style-name="ce36" table:formula="of:=IF([.AD4]=1;IF(OR(SUM([.AC3:.AE5];-1)=2;SUM([.AC3:.AE5];-1)=3);1;0);IF(SUM([.AC3:.AE5])=3;1;0))" office:value-type="float" office:value="0" calcext:value-type="float">
            <text:p>0</text:p>
          </table:table-cell>
          <table:table-cell table:style-name="ce36" table:formula="of:=IF([.AE4]=1;IF(OR(SUM([.AD3:.AF5];-1)=2;SUM([.AD3:.AF5];-1)=3);1;0);IF(SUM([.AD3:.AF5])=3;1;0))" office:value-type="float" office:value="0" calcext:value-type="float">
            <text:p>0</text:p>
          </table:table-cell>
          <table:table-cell table:style-name="ce36" table:formula="of:=IF([.AF4]=1;IF(OR(SUM([.AE3:.AG5];-1)=2;SUM([.AE3:.AG5];-1)=3);1;0);IF(SUM([.AE3:.AG5])=3;1;0))" office:value-type="float" office:value="0" calcext:value-type="float">
            <text:p>0</text:p>
          </table:table-cell>
          <table:table-cell table:style-name="ce36" table:formula="of:=IF([.AG4]=1;IF(OR(SUM([.AF3:.AH5];-1)=2;SUM([.AF3:.AH5];-1)=3);1;0);IF(SUM([.AF3:.AH5])=3;1;0))" office:value-type="float" office:value="0" calcext:value-type="float">
            <text:p>0</text:p>
          </table:table-cell>
          <table:table-cell table:style-name="ce36" table:formula="of:=IF([.AH4]=1;IF(OR(SUM([.AG3:.AI5];-1)=2;SUM([.AG3:.AI5];-1)=3);1;0);IF(SUM([.AG3:.AI5])=3;1;0))" office:value-type="float" office:value="0" calcext:value-type="float">
            <text:p>0</text:p>
          </table:table-cell>
          <table:table-cell table:style-name="ce36" table:formula="of:=IF([.AI4]=1;IF(OR(SUM([.AH3:.AJ5];-1)=2;SUM([.AH3:.AJ5];-1)=3);1;0);IF(SUM([.AH3:.AJ5])=3;1;0))" office:value-type="float" office:value="0" calcext:value-type="float">
            <text:p>0</text:p>
          </table:table-cell>
          <table:table-cell table:style-name="ce36" table:formula="of:=IF([.AJ4]=1;IF(OR(SUM([.AI3:.AK5];-1)=2;SUM([.AI3:.AK5];-1)=3);1;0);IF(SUM([.AI3:.AK5])=3;1;0))" office:value-type="float" office:value="0" calcext:value-type="float">
            <text:p>0</text:p>
          </table:table-cell>
          <table:table-cell table:style-name="ce36" table:formula="of:=IF([.AK4]=1;IF(OR(SUM([.AJ3:.AL5];-1)=2;SUM([.AJ3:.AL5];-1)=3);1;0);IF(SUM([.AJ3:.AL5])=3;1;0))" office:value-type="float" office:value="0" calcext:value-type="float">
            <text:p>0</text:p>
          </table:table-cell>
          <table:table-cell table:style-name="ce36" table:formula="of:=IF([.AL4]=1;IF(OR(SUM([.AK3:.AM5];-1)=2;SUM([.AK3:.AM5];-1)=3);1;0);IF(SUM([.AK3:.AM5])=3;1;0))" office:value-type="float" office:value="0" calcext:value-type="float">
            <text:p>0</text:p>
          </table:table-cell>
          <table:table-cell table:style-name="ce36" table:formula="of:=IF([.AM4]=1;IF(OR(SUM([.AL3:.AN5];-1)=2;SUM([.AL3:.AN5];-1)=3);1;0);IF(SUM([.AL3:.AN5])=3;1;0))" office:value-type="float" office:value="1" calcext:value-type="float">
            <text:p>1</text:p>
          </table:table-cell>
          <table:table-cell table:style-name="ce36" table:formula="of:=IF([.AN4]=1;IF(OR(SUM([.AM3:.AO5];-1)=2;SUM([.AM3:.AO5];-1)=3);1;0);IF(SUM([.AM3:.AO5])=3;1;0))" office:value-type="float" office:value="0" calcext:value-type="float">
            <text:p>0</text:p>
          </table:table-cell>
          <table:table-cell table:style-name="ce36" table:formula="of:=IF([.AO4]=1;IF(OR(SUM([.AN3:.AP5];-1)=2;SUM([.AN3:.AP5];-1)=3);1;0);IF(SUM([.AN3:.AP5])=3;1;0))" office:value-type="float" office:value="1" calcext:value-type="float">
            <text:p>1</text:p>
          </table:table-cell>
          <table:table-cell table:style-name="ce36" table:formula="of:=IF([.AP4]=1;IF(OR(SUM([.AO3:.AQ5];-1)=2;SUM([.AO3:.AQ5];-1)=3);1;0);IF(SUM([.AO3:.AQ5])=3;1;0))" office:value-type="float" office:value="0" calcext:value-type="float">
            <text:p>0</text:p>
          </table:table-cell>
          <table:table-cell table:style-name="ce36" table:formula="of:=IF([.AQ4]=1;IF(OR(SUM([.AP3:.AR5];-1)=2;SUM([.AP3:.AR5];-1)=3);1;0);IF(SUM([.AP3:.AR5])=3;1;0))" office:value-type="float" office:value="0" calcext:value-type="float">
            <text:p>0</text:p>
          </table:table-cell>
          <table:table-cell table:style-name="ce36" table:formula="of:=IF([.AR4]=1;IF(OR(SUM([.AQ3:.AS5];-1)=2;SUM([.AQ3:.AS5];-1)=3);1;0);IF(SUM([.AQ3:.AS5])=3;1;0))" office:value-type="float" office:value="0" calcext:value-type="float">
            <text:p>0</text:p>
          </table:table-cell>
          <table:table-cell table:style-name="ce36" table:formula="of:=IF([.AS4]=1;IF(OR(SUM([.AR3:.AT5];-1)=2;SUM([.AR3:.AT5];-1)=3);1;0);IF(SUM([.AR3:.AT5])=3;1;0))" office:value-type="float" office:value="0" calcext:value-type="float">
            <text:p>0</text:p>
          </table:table-cell>
          <table:table-cell table:style-name="ce36" table:formula="of:=IF([.AT4]=1;IF(OR(SUM([.AS3:.AU5];-1)=2;SUM([.AS3:.AU5];-1)=3);1;0);IF(SUM([.AS3:.AU5])=3;1;0))" office:value-type="float" office:value="0" calcext:value-type="float">
            <text:p>0</text:p>
          </table:table-cell>
          <table:table-cell table:style-name="ce36" table:formula="of:=IF([.AU4]=1;IF(OR(SUM([.AT3:.AV5];-1)=2;SUM([.AT3:.AV5];-1)=3);1;0);IF(SUM([.AT3:.AV5])=3;1;0))" office:value-type="float" office:value="0" calcext:value-type="float">
            <text:p>0</text:p>
          </table:table-cell>
          <table:table-cell table:style-name="ce36" table:formula="of:=IF([.AV4]=1;IF(OR(SUM([.AU3:.AW5];-1)=2;SUM([.AU3:.AW5];-1)=3);1;0);IF(SUM([.AU3:.AW5])=3;1;0))" office:value-type="float" office:value="0" calcext:value-type="float">
            <text:p>0</text:p>
          </table:table-cell>
          <table:table-cell table:style-name="ce36" table:formula="of:=IF([.AW4]=1;IF(OR(SUM([.AV3:.AX5];-1)=2;SUM([.AV3:.AX5];-1)=3);1;0);IF(SUM([.AV3:.AX5])=3;1;0))" office:value-type="float" office:value="0" calcext:value-type="float">
            <text:p>0</text:p>
          </table:table-cell>
          <table:table-cell table:style-name="ce36" table:formula="of:=IF([.AX4]=1;IF(OR(SUM([.AW3:.AY5];-1)=2;SUM([.AW3:.AY5];-1)=3);1;0);IF(SUM([.AW3:.AY5])=3;1;0))" office:value-type="float" office:value="0" calcext:value-type="float">
            <text:p>0</text:p>
          </table:table-cell>
          <table:table-cell table:style-name="ce36" table:formula="of:=IF([.AY4]=1;IF(OR(SUM([.AX3:.AZ5];-1)=2;SUM([.AX3:.AZ5];-1)=3);1;0);IF(SUM([.AX3:.AZ5])=3;1;0))" office:value-type="float" office:value="0" calcext:value-type="float">
            <text:p>0</text:p>
          </table:table-cell>
          <table:table-cell table:style-name="ce36" table:formula="of:=IF([.AZ4]=1;IF(OR(SUM([.AY3:.BA5];-1)=2;SUM([.AY3:.BA5];-1)=3);1;0);IF(SUM([.AY3:.BA5])=3;1;0))" office:value-type="float" office:value="0" calcext:value-type="float">
            <text:p>0</text:p>
          </table:table-cell>
          <table:table-cell table:style-name="ce36" table:formula="of:=IF([.BA4]=1;IF(OR(SUM([.AZ3:.BB5];-1)=2;SUM([.AZ3:.BB5];-1)=3);1;0);IF(SUM([.AZ3:.BB5])=3;1;0))" office:value-type="float" office:value="0" calcext:value-type="float">
            <text:p>0</text:p>
          </table:table-cell>
          <table:table-cell table:style-name="ce36" table:formula="of:=IF([.BB4]=1;IF(OR(SUM([.BA3:.BC5];-1)=2;SUM([.BA3:.BC5];-1)=3);1;0);IF(SUM([.BA3:.BC5])=3;1;0))" office:value-type="float" office:value="0" calcext:value-type="float">
            <text:p>0</text:p>
          </table:table-cell>
          <table:table-cell table:style-name="ce36" table:formula="of:=IF([.BC4]=1;IF(OR(SUM([.BB3:.BD5];-1)=2;SUM([.BB3:.BD5];-1)=3);1;0);IF(SUM([.BB3:.BD5])=3;1;0))" office:value-type="float" office:value="0" calcext:value-type="float">
            <text:p>0</text:p>
          </table:table-cell>
          <table:table-cell table:style-name="ce36" table:formula="of:=IF([.BD4]=1;IF(OR(SUM([.BC3:.BE5];-1)=2;SUM([.BC3:.BE5];-1)=3);1;0);IF(SUM([.BC3:.BE5])=3;1;0))" office:value-type="float" office:value="0" calcext:value-type="float">
            <text:p>0</text:p>
          </table:table-cell>
          <table:table-cell table:style-name="ce36" table:formula="of:=IF([.BE4]=1;IF(OR(SUM([.BD3:.BF5];-1)=2;SUM([.BD3:.BF5];-1)=3);1;0);IF(SUM([.BD3:.BF5])=3;1;0))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4" table:number-columns-repeated="7"/>
          <table:table-cell table:number-columns-repeated="959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36" table:formula="of:=IF([.C5]=1;IF(OR(SUM([.B4:.D6];-1)=2;SUM([.B4:.D6];-1)=3);1;0);IF(SUM([.B4:.D6])=3;1;0))" office:value-type="float" office:value="0" calcext:value-type="float">
            <text:p>0</text:p>
          </table:table-cell>
          <table:table-cell table:style-name="ce36" table:formula="of:=IF([.D5]=1;IF(OR(SUM([.C4:.E6];-1)=2;SUM([.C4:.E6];-1)=3);1;0);IF(SUM([.C4:.E6])=3;1;0))" office:value-type="float" office:value="0" calcext:value-type="float">
            <text:p>0</text:p>
          </table:table-cell>
          <table:table-cell table:style-name="ce36" table:formula="of:=IF([.E5]=1;IF(OR(SUM([.D4:.F6];-1)=2;SUM([.D4:.F6];-1)=3);1;0);IF(SUM([.D4:.F6])=3;1;0))" office:value-type="float" office:value="0" calcext:value-type="float">
            <text:p>0</text:p>
          </table:table-cell>
          <table:table-cell table:style-name="ce36" table:formula="of:=IF([.F5]=1;IF(OR(SUM([.E4:.G6];-1)=2;SUM([.E4:.G6];-1)=3);1;0);IF(SUM([.E4:.G6])=3;1;0))" office:value-type="float" office:value="0" calcext:value-type="float">
            <text:p>0</text:p>
          </table:table-cell>
          <table:table-cell table:style-name="ce36" table:formula="of:=IF([.G5]=1;IF(OR(SUM([.F4:.H6];-1)=2;SUM([.F4:.H6];-1)=3);1;0);IF(SUM([.F4:.H6])=3;1;0))" office:value-type="float" office:value="0" calcext:value-type="float">
            <text:p>0</text:p>
          </table:table-cell>
          <table:table-cell table:style-name="ce36" table:formula="of:=IF([.H5]=1;IF(OR(SUM([.G4:.I6];-1)=2;SUM([.G4:.I6];-1)=3);1;0);IF(SUM([.G4:.I6])=3;1;0))" office:value-type="float" office:value="0" calcext:value-type="float">
            <text:p>0</text:p>
          </table:table-cell>
          <table:table-cell table:style-name="ce36" table:formula="of:=IF([.I5]=1;IF(OR(SUM([.H4:.J6];-1)=2;SUM([.H4:.J6];-1)=3);1;0);IF(SUM([.H4:.J6])=3;1;0))" office:value-type="float" office:value="0" calcext:value-type="float">
            <text:p>0</text:p>
          </table:table-cell>
          <table:table-cell table:style-name="ce36" table:formula="of:=IF([.J5]=1;IF(OR(SUM([.I4:.K6];-1)=2;SUM([.I4:.K6];-1)=3);1;0);IF(SUM([.I4:.K6])=3;1;0))" office:value-type="float" office:value="0" calcext:value-type="float">
            <text:p>0</text:p>
          </table:table-cell>
          <table:table-cell table:style-name="ce36" table:formula="of:=IF([.K5]=1;IF(OR(SUM([.J4:.L6];-1)=2;SUM([.J4:.L6];-1)=3);1;0);IF(SUM([.J4:.L6])=3;1;0))" office:value-type="float" office:value="0" calcext:value-type="float">
            <text:p>0</text:p>
          </table:table-cell>
          <table:table-cell table:style-name="ce36" table:formula="of:=IF([.L5]=1;IF(OR(SUM([.K4:.M6];-1)=2;SUM([.K4:.M6];-1)=3);1;0);IF(SUM([.K4:.M6])=3;1;0))" office:value-type="float" office:value="0" calcext:value-type="float">
            <text:p>0</text:p>
          </table:table-cell>
          <table:table-cell table:style-name="ce36" table:formula="of:=IF([.M5]=1;IF(OR(SUM([.L4:.N6];-1)=2;SUM([.L4:.N6];-1)=3);1;0);IF(SUM([.L4:.N6])=3;1;0))" office:value-type="float" office:value="0" calcext:value-type="float">
            <text:p>0</text:p>
          </table:table-cell>
          <table:table-cell table:style-name="ce36" table:formula="of:=IF([.N5]=1;IF(OR(SUM([.M4:.O6];-1)=2;SUM([.M4:.O6];-1)=3);1;0);IF(SUM([.M4:.O6])=3;1;0))" office:value-type="float" office:value="0" calcext:value-type="float">
            <text:p>0</text:p>
          </table:table-cell>
          <table:table-cell table:style-name="ce36" table:formula="of:=IF([.O5]=1;IF(OR(SUM([.N4:.P6];-1)=2;SUM([.N4:.P6];-1)=3);1;0);IF(SUM([.N4:.P6])=3;1;0))" office:value-type="float" office:value="0" calcext:value-type="float">
            <text:p>0</text:p>
          </table:table-cell>
          <table:table-cell table:style-name="ce36" table:formula="of:=IF([.P5]=1;IF(OR(SUM([.O4:.Q6];-1)=2;SUM([.O4:.Q6];-1)=3);1;0);IF(SUM([.O4:.Q6])=3;1;0))" office:value-type="float" office:value="0" calcext:value-type="float">
            <text:p>0</text:p>
          </table:table-cell>
          <table:table-cell table:style-name="ce36" table:formula="of:=IF([.Q5]=1;IF(OR(SUM([.P4:.R6];-1)=2;SUM([.P4:.R6];-1)=3);1;0);IF(SUM([.P4:.R6])=3;1;0))" office:value-type="float" office:value="0" calcext:value-type="float">
            <text:p>0</text:p>
          </table:table-cell>
          <table:table-cell table:style-name="ce36" table:formula="of:=IF([.R5]=1;IF(OR(SUM([.Q4:.S6];-1)=2;SUM([.Q4:.S6];-1)=3);1;0);IF(SUM([.Q4:.S6])=3;1;0))" office:value-type="float" office:value="0" calcext:value-type="float">
            <text:p>0</text:p>
          </table:table-cell>
          <table:table-cell table:style-name="ce36" table:formula="of:=IF([.S5]=1;IF(OR(SUM([.R4:.T6];-1)=2;SUM([.R4:.T6];-1)=3);1;0);IF(SUM([.R4:.T6])=3;1;0))" office:value-type="float" office:value="0" calcext:value-type="float">
            <text:p>0</text:p>
          </table:table-cell>
          <table:table-cell table:style-name="ce36" table:formula="of:=IF([.T5]=1;IF(OR(SUM([.S4:.U6];-1)=2;SUM([.S4:.U6];-1)=3);1;0);IF(SUM([.S4:.U6])=3;1;0))" office:value-type="float" office:value="0" calcext:value-type="float">
            <text:p>0</text:p>
          </table:table-cell>
          <table:table-cell table:style-name="ce36" table:formula="of:=IF([.U5]=1;IF(OR(SUM([.T4:.V6];-1)=2;SUM([.T4:.V6];-1)=3);1;0);IF(SUM([.T4:.V6])=3;1;0))" office:value-type="float" office:value="0" calcext:value-type="float">
            <text:p>0</text:p>
          </table:table-cell>
          <table:table-cell table:style-name="ce36" table:formula="of:=IF([.V5]=1;IF(OR(SUM([.U4:.W6];-1)=2;SUM([.U4:.W6];-1)=3);1;0);IF(SUM([.U4:.W6])=3;1;0))" office:value-type="float" office:value="0" calcext:value-type="float">
            <text:p>0</text:p>
          </table:table-cell>
          <table:table-cell table:style-name="ce36" table:formula="of:=IF([.W5]=1;IF(OR(SUM([.V4:.X6];-1)=2;SUM([.V4:.X6];-1)=3);1;0);IF(SUM([.V4:.X6])=3;1;0))" office:value-type="float" office:value="0" calcext:value-type="float">
            <text:p>0</text:p>
          </table:table-cell>
          <table:table-cell table:style-name="ce36" table:formula="of:=IF([.X5]=1;IF(OR(SUM([.W4:.Y6];-1)=2;SUM([.W4:.Y6];-1)=3);1;0);IF(SUM([.W4:.Y6])=3;1;0))" office:value-type="float" office:value="0" calcext:value-type="float">
            <text:p>0</text:p>
          </table:table-cell>
          <table:table-cell table:style-name="ce36" table:formula="of:=IF([.Y5]=1;IF(OR(SUM([.X4:.Z6];-1)=2;SUM([.X4:.Z6];-1)=3);1;0);IF(SUM([.X4:.Z6])=3;1;0))" office:value-type="float" office:value="0" calcext:value-type="float">
            <text:p>0</text:p>
          </table:table-cell>
          <table:table-cell table:style-name="ce36" table:formula="of:=IF([.Z5]=1;IF(OR(SUM([.Y4:.AA6];-1)=2;SUM([.Y4:.AA6];-1)=3);1;0);IF(SUM([.Y4:.AA6])=3;1;0))" office:value-type="float" office:value="0" calcext:value-type="float">
            <text:p>0</text:p>
          </table:table-cell>
          <table:table-cell table:style-name="ce36" table:formula="of:=IF([.AA5]=1;IF(OR(SUM([.Z4:.AB6];-1)=2;SUM([.Z4:.AB6];-1)=3);1;0);IF(SUM([.Z4:.AB6])=3;1;0))" office:value-type="float" office:value="0" calcext:value-type="float">
            <text:p>0</text:p>
          </table:table-cell>
          <table:table-cell table:style-name="ce36" table:formula="of:=IF([.AB5]=1;IF(OR(SUM([.AA4:.AC6];-1)=2;SUM([.AA4:.AC6];-1)=3);1;0);IF(SUM([.AA4:.AC6])=3;1;0))" office:value-type="float" office:value="0" calcext:value-type="float">
            <text:p>0</text:p>
          </table:table-cell>
          <table:table-cell table:style-name="ce36" table:formula="of:=IF([.AC5]=1;IF(OR(SUM([.AB4:.AD6];-1)=2;SUM([.AB4:.AD6];-1)=3);1;0);IF(SUM([.AB4:.AD6])=3;1;0))" office:value-type="float" office:value="0" calcext:value-type="float">
            <text:p>0</text:p>
          </table:table-cell>
          <table:table-cell table:style-name="ce36" table:formula="of:=IF([.AD5]=1;IF(OR(SUM([.AC4:.AE6];-1)=2;SUM([.AC4:.AE6];-1)=3);1;0);IF(SUM([.AC4:.AE6])=3;1;0))" office:value-type="float" office:value="1" calcext:value-type="float">
            <text:p>1</text:p>
          </table:table-cell>
          <table:table-cell table:style-name="ce36" table:formula="of:=IF([.AE5]=1;IF(OR(SUM([.AD4:.AF6];-1)=2;SUM([.AD4:.AF6];-1)=3);1;0);IF(SUM([.AD4:.AF6])=3;1;0))" office:value-type="float" office:value="0" calcext:value-type="float">
            <text:p>0</text:p>
          </table:table-cell>
          <table:table-cell table:style-name="ce36" table:formula="of:=IF([.AF5]=1;IF(OR(SUM([.AE4:.AG6];-1)=2;SUM([.AE4:.AG6];-1)=3);1;0);IF(SUM([.AE4:.AG6])=3;1;0))" office:value-type="float" office:value="0" calcext:value-type="float">
            <text:p>0</text:p>
          </table:table-cell>
          <table:table-cell table:style-name="ce36" table:formula="of:=IF([.AG5]=1;IF(OR(SUM([.AF4:.AH6];-1)=2;SUM([.AF4:.AH6];-1)=3);1;0);IF(SUM([.AF4:.AH6])=3;1;0))" office:value-type="float" office:value="0" calcext:value-type="float">
            <text:p>0</text:p>
          </table:table-cell>
          <table:table-cell table:style-name="ce36" table:formula="of:=IF([.AH5]=1;IF(OR(SUM([.AG4:.AI6];-1)=2;SUM([.AG4:.AI6];-1)=3);1;0);IF(SUM([.AG4:.AI6])=3;1;0))" office:value-type="float" office:value="0" calcext:value-type="float">
            <text:p>0</text:p>
          </table:table-cell>
          <table:table-cell table:style-name="ce36" table:formula="of:=IF([.AI5]=1;IF(OR(SUM([.AH4:.AJ6];-1)=2;SUM([.AH4:.AJ6];-1)=3);1;0);IF(SUM([.AH4:.AJ6])=3;1;0))" office:value-type="float" office:value="0" calcext:value-type="float">
            <text:p>0</text:p>
          </table:table-cell>
          <table:table-cell table:style-name="ce36" table:formula="of:=IF([.AJ5]=1;IF(OR(SUM([.AI4:.AK6];-1)=2;SUM([.AI4:.AK6];-1)=3);1;0);IF(SUM([.AI4:.AK6])=3;1;0))" office:value-type="float" office:value="0" calcext:value-type="float">
            <text:p>0</text:p>
          </table:table-cell>
          <table:table-cell table:style-name="ce36" table:formula="of:=IF([.AK5]=1;IF(OR(SUM([.AJ4:.AL6];-1)=2;SUM([.AJ4:.AL6];-1)=3);1;0);IF(SUM([.AJ4:.AL6])=3;1;0))" office:value-type="float" office:value="0" calcext:value-type="float">
            <text:p>0</text:p>
          </table:table-cell>
          <table:table-cell table:style-name="ce36" table:formula="of:=IF([.AL5]=1;IF(OR(SUM([.AK4:.AM6];-1)=2;SUM([.AK4:.AM6];-1)=3);1;0);IF(SUM([.AK4:.AM6])=3;1;0))" office:value-type="float" office:value="1" calcext:value-type="float">
            <text:p>1</text:p>
          </table:table-cell>
          <table:table-cell table:style-name="ce36" table:formula="of:=IF([.AM5]=1;IF(OR(SUM([.AL4:.AN6];-1)=2;SUM([.AL4:.AN6];-1)=3);1;0);IF(SUM([.AL4:.AN6])=3;1;0))" office:value-type="float" office:value="0" calcext:value-type="float">
            <text:p>0</text:p>
          </table:table-cell>
          <table:table-cell table:style-name="ce36" table:formula="of:=IF([.AN5]=1;IF(OR(SUM([.AM4:.AO6];-1)=2;SUM([.AM4:.AO6];-1)=3);1;0);IF(SUM([.AM4:.AO6])=3;1;0))" office:value-type="float" office:value="1" calcext:value-type="float">
            <text:p>1</text:p>
          </table:table-cell>
          <table:table-cell table:style-name="ce36" table:formula="of:=IF([.AO5]=1;IF(OR(SUM([.AN4:.AP6];-1)=2;SUM([.AN4:.AP6];-1)=3);1;0);IF(SUM([.AN4:.AP6])=3;1;0))" office:value-type="float" office:value="0" calcext:value-type="float">
            <text:p>0</text:p>
          </table:table-cell>
          <table:table-cell table:style-name="ce36" table:formula="of:=IF([.AP5]=1;IF(OR(SUM([.AO4:.AQ6];-1)=2;SUM([.AO4:.AQ6];-1)=3);1;0);IF(SUM([.AO4:.AQ6])=3;1;0))" office:value-type="float" office:value="0" calcext:value-type="float">
            <text:p>0</text:p>
          </table:table-cell>
          <table:table-cell table:style-name="ce36" table:formula="of:=IF([.AQ5]=1;IF(OR(SUM([.AP4:.AR6];-1)=2;SUM([.AP4:.AR6];-1)=3);1;0);IF(SUM([.AP4:.AR6])=3;1;0))" office:value-type="float" office:value="0" calcext:value-type="float">
            <text:p>0</text:p>
          </table:table-cell>
          <table:table-cell table:style-name="ce36" table:formula="of:=IF([.AR5]=1;IF(OR(SUM([.AQ4:.AS6];-1)=2;SUM([.AQ4:.AS6];-1)=3);1;0);IF(SUM([.AQ4:.AS6])=3;1;0))" office:value-type="float" office:value="0" calcext:value-type="float">
            <text:p>0</text:p>
          </table:table-cell>
          <table:table-cell table:style-name="ce36" table:formula="of:=IF([.AS5]=1;IF(OR(SUM([.AR4:.AT6];-1)=2;SUM([.AR4:.AT6];-1)=3);1;0);IF(SUM([.AR4:.AT6])=3;1;0))" office:value-type="float" office:value="0" calcext:value-type="float">
            <text:p>0</text:p>
          </table:table-cell>
          <table:table-cell table:style-name="ce36" table:formula="of:=IF([.AT5]=1;IF(OR(SUM([.AS4:.AU6];-1)=2;SUM([.AS4:.AU6];-1)=3);1;0);IF(SUM([.AS4:.AU6])=3;1;0))" office:value-type="float" office:value="0" calcext:value-type="float">
            <text:p>0</text:p>
          </table:table-cell>
          <table:table-cell table:style-name="ce36" table:formula="of:=IF([.AU5]=1;IF(OR(SUM([.AT4:.AV6];-1)=2;SUM([.AT4:.AV6];-1)=3);1;0);IF(SUM([.AT4:.AV6])=3;1;0))" office:value-type="float" office:value="0" calcext:value-type="float">
            <text:p>0</text:p>
          </table:table-cell>
          <table:table-cell table:style-name="ce36" table:formula="of:=IF([.AV5]=1;IF(OR(SUM([.AU4:.AW6];-1)=2;SUM([.AU4:.AW6];-1)=3);1;0);IF(SUM([.AU4:.AW6])=3;1;0))" office:value-type="float" office:value="0" calcext:value-type="float">
            <text:p>0</text:p>
          </table:table-cell>
          <table:table-cell table:style-name="ce36" table:formula="of:=IF([.AW5]=1;IF(OR(SUM([.AV4:.AX6];-1)=2;SUM([.AV4:.AX6];-1)=3);1;0);IF(SUM([.AV4:.AX6])=3;1;0))" office:value-type="float" office:value="0" calcext:value-type="float">
            <text:p>0</text:p>
          </table:table-cell>
          <table:table-cell table:style-name="ce36" table:formula="of:=IF([.AX5]=1;IF(OR(SUM([.AW4:.AY6];-1)=2;SUM([.AW4:.AY6];-1)=3);1;0);IF(SUM([.AW4:.AY6])=3;1;0))" office:value-type="float" office:value="0" calcext:value-type="float">
            <text:p>0</text:p>
          </table:table-cell>
          <table:table-cell table:style-name="ce36" table:formula="of:=IF([.AY5]=1;IF(OR(SUM([.AX4:.AZ6];-1)=2;SUM([.AX4:.AZ6];-1)=3);1;0);IF(SUM([.AX4:.AZ6])=3;1;0))" office:value-type="float" office:value="0" calcext:value-type="float">
            <text:p>0</text:p>
          </table:table-cell>
          <table:table-cell table:style-name="ce36" table:formula="of:=IF([.AZ5]=1;IF(OR(SUM([.AY4:.BA6];-1)=2;SUM([.AY4:.BA6];-1)=3);1;0);IF(SUM([.AY4:.BA6])=3;1;0))" office:value-type="float" office:value="1" calcext:value-type="float">
            <text:p>1</text:p>
          </table:table-cell>
          <table:table-cell table:style-name="ce36" table:formula="of:=IF([.BA5]=1;IF(OR(SUM([.AZ4:.BB6];-1)=2;SUM([.AZ4:.BB6];-1)=3);1;0);IF(SUM([.AZ4:.BB6])=3;1;0))" office:value-type="float" office:value="1" calcext:value-type="float">
            <text:p>1</text:p>
          </table:table-cell>
          <table:table-cell table:style-name="ce36" table:formula="of:=IF([.BB5]=1;IF(OR(SUM([.BA4:.BC6];-1)=2;SUM([.BA4:.BC6];-1)=3);1;0);IF(SUM([.BA4:.BC6])=3;1;0))" office:value-type="float" office:value="0" calcext:value-type="float">
            <text:p>0</text:p>
          </table:table-cell>
          <table:table-cell table:style-name="ce36" table:formula="of:=IF([.BC5]=1;IF(OR(SUM([.BB4:.BD6];-1)=2;SUM([.BB4:.BD6];-1)=3);1;0);IF(SUM([.BB4:.BD6])=3;1;0))" office:value-type="float" office:value="0" calcext:value-type="float">
            <text:p>0</text:p>
          </table:table-cell>
          <table:table-cell table:style-name="ce36" table:formula="of:=IF([.BD5]=1;IF(OR(SUM([.BC4:.BE6];-1)=2;SUM([.BC4:.BE6];-1)=3);1;0);IF(SUM([.BC4:.BE6])=3;1;0))" office:value-type="float" office:value="0" calcext:value-type="float">
            <text:p>0</text:p>
          </table:table-cell>
          <table:table-cell table:style-name="ce36" table:formula="of:=IF([.BE5]=1;IF(OR(SUM([.BD4:.BF6];-1)=2;SUM([.BD4:.BF6];-1)=3);1;0);IF(SUM([.BD4:.BF6])=3;1;0))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4" table:number-columns-repeated="7"/>
          <table:table-cell table:number-columns-repeated="959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36" table:formula="of:=IF([.C6]=1;IF(OR(SUM([.B5:.D7];-1)=2;SUM([.B5:.D7];-1)=3);1;0);IF(SUM([.B5:.D7])=3;1;0))" office:value-type="float" office:value="0" calcext:value-type="float">
            <text:p>0</text:p>
          </table:table-cell>
          <table:table-cell table:style-name="ce36" table:formula="of:=IF([.D6]=1;IF(OR(SUM([.C5:.E7];-1)=2;SUM([.C5:.E7];-1)=3);1;0);IF(SUM([.C5:.E7])=3;1;0))" office:value-type="float" office:value="0" calcext:value-type="float">
            <text:p>0</text:p>
          </table:table-cell>
          <table:table-cell table:style-name="ce36" table:formula="of:=IF([.E6]=1;IF(OR(SUM([.D5:.F7];-1)=2;SUM([.D5:.F7];-1)=3);1;0);IF(SUM([.D5:.F7])=3;1;0))" office:value-type="float" office:value="0" calcext:value-type="float">
            <text:p>0</text:p>
          </table:table-cell>
          <table:table-cell table:style-name="ce36" table:formula="of:=IF([.F6]=1;IF(OR(SUM([.E5:.G7];-1)=2;SUM([.E5:.G7];-1)=3);1;0);IF(SUM([.E5:.G7])=3;1;0))" office:value-type="float" office:value="0" calcext:value-type="float">
            <text:p>0</text:p>
          </table:table-cell>
          <table:table-cell table:style-name="ce36" table:formula="of:=IF([.G6]=1;IF(OR(SUM([.F5:.H7];-1)=2;SUM([.F5:.H7];-1)=3);1;0);IF(SUM([.F5:.H7])=3;1;0))" office:value-type="float" office:value="0" calcext:value-type="float">
            <text:p>0</text:p>
          </table:table-cell>
          <table:table-cell table:style-name="ce36" table:formula="of:=IF([.H6]=1;IF(OR(SUM([.G5:.I7];-1)=2;SUM([.G5:.I7];-1)=3);1;0);IF(SUM([.G5:.I7])=3;1;0))" office:value-type="float" office:value="0" calcext:value-type="float">
            <text:p>0</text:p>
          </table:table-cell>
          <table:table-cell table:style-name="ce36" table:formula="of:=IF([.I6]=1;IF(OR(SUM([.H5:.J7];-1)=2;SUM([.H5:.J7];-1)=3);1;0);IF(SUM([.H5:.J7])=3;1;0))" office:value-type="float" office:value="0" calcext:value-type="float">
            <text:p>0</text:p>
          </table:table-cell>
          <table:table-cell table:style-name="ce36" table:formula="of:=IF([.J6]=1;IF(OR(SUM([.I5:.K7];-1)=2;SUM([.I5:.K7];-1)=3);1;0);IF(SUM([.I5:.K7])=3;1;0))" office:value-type="float" office:value="0" calcext:value-type="float">
            <text:p>0</text:p>
          </table:table-cell>
          <table:table-cell table:style-name="ce36" table:formula="of:=IF([.K6]=1;IF(OR(SUM([.J5:.L7];-1)=2;SUM([.J5:.L7];-1)=3);1;0);IF(SUM([.J5:.L7])=3;1;0))" office:value-type="float" office:value="0" calcext:value-type="float">
            <text:p>0</text:p>
          </table:table-cell>
          <table:table-cell table:style-name="ce36" table:formula="of:=IF([.L6]=1;IF(OR(SUM([.K5:.M7];-1)=2;SUM([.K5:.M7];-1)=3);1;0);IF(SUM([.K5:.M7])=3;1;0))" office:value-type="float" office:value="0" calcext:value-type="float">
            <text:p>0</text:p>
          </table:table-cell>
          <table:table-cell table:style-name="ce36" table:formula="of:=IF([.M6]=1;IF(OR(SUM([.L5:.N7];-1)=2;SUM([.L5:.N7];-1)=3);1;0);IF(SUM([.L5:.N7])=3;1;0))" office:value-type="float" office:value="0" calcext:value-type="float">
            <text:p>0</text:p>
          </table:table-cell>
          <table:table-cell table:style-name="ce36" table:formula="of:=IF([.N6]=1;IF(OR(SUM([.M5:.O7];-1)=2;SUM([.M5:.O7];-1)=3);1;0);IF(SUM([.M5:.O7])=3;1;0))" office:value-type="float" office:value="0" calcext:value-type="float">
            <text:p>0</text:p>
          </table:table-cell>
          <table:table-cell table:style-name="ce36" table:formula="of:=IF([.O6]=1;IF(OR(SUM([.N5:.P7];-1)=2;SUM([.N5:.P7];-1)=3);1;0);IF(SUM([.N5:.P7])=3;1;0))" office:value-type="float" office:value="0" calcext:value-type="float">
            <text:p>0</text:p>
          </table:table-cell>
          <table:table-cell table:style-name="ce36" table:formula="of:=IF([.P6]=1;IF(OR(SUM([.O5:.Q7];-1)=2;SUM([.O5:.Q7];-1)=3);1;0);IF(SUM([.O5:.Q7])=3;1;0))" office:value-type="float" office:value="0" calcext:value-type="float">
            <text:p>0</text:p>
          </table:table-cell>
          <table:table-cell table:style-name="ce36" table:formula="of:=IF([.Q6]=1;IF(OR(SUM([.P5:.R7];-1)=2;SUM([.P5:.R7];-1)=3);1;0);IF(SUM([.P5:.R7])=3;1;0))" office:value-type="float" office:value="0" calcext:value-type="float">
            <text:p>0</text:p>
          </table:table-cell>
          <table:table-cell table:style-name="ce36" table:formula="of:=IF([.R6]=1;IF(OR(SUM([.Q5:.S7];-1)=2;SUM([.Q5:.S7];-1)=3);1;0);IF(SUM([.Q5:.S7])=3;1;0))" office:value-type="float" office:value="0" calcext:value-type="float">
            <text:p>0</text:p>
          </table:table-cell>
          <table:table-cell table:style-name="ce36" table:formula="of:=IF([.S6]=1;IF(OR(SUM([.R5:.T7];-1)=2;SUM([.R5:.T7];-1)=3);1;0);IF(SUM([.R5:.T7])=3;1;0))" office:value-type="float" office:value="0" calcext:value-type="float">
            <text:p>0</text:p>
          </table:table-cell>
          <table:table-cell table:style-name="ce36" table:formula="of:=IF([.T6]=1;IF(OR(SUM([.S5:.U7];-1)=2;SUM([.S5:.U7];-1)=3);1;0);IF(SUM([.S5:.U7])=3;1;0))" office:value-type="float" office:value="0" calcext:value-type="float">
            <text:p>0</text:p>
          </table:table-cell>
          <table:table-cell table:style-name="ce36" table:formula="of:=IF([.U6]=1;IF(OR(SUM([.T5:.V7];-1)=2;SUM([.T5:.V7];-1)=3);1;0);IF(SUM([.T5:.V7])=3;1;0))" office:value-type="float" office:value="0" calcext:value-type="float">
            <text:p>0</text:p>
          </table:table-cell>
          <table:table-cell table:style-name="ce36" table:formula="of:=IF([.V6]=1;IF(OR(SUM([.U5:.W7];-1)=2;SUM([.U5:.W7];-1)=3);1;0);IF(SUM([.U5:.W7])=3;1;0))" office:value-type="float" office:value="0" calcext:value-type="float">
            <text:p>0</text:p>
          </table:table-cell>
          <table:table-cell table:style-name="ce36" table:formula="of:=IF([.W6]=1;IF(OR(SUM([.V5:.X7];-1)=2;SUM([.V5:.X7];-1)=3);1;0);IF(SUM([.V5:.X7])=3;1;0))" office:value-type="float" office:value="0" calcext:value-type="float">
            <text:p>0</text:p>
          </table:table-cell>
          <table:table-cell table:style-name="ce36" table:formula="of:=IF([.X6]=1;IF(OR(SUM([.W5:.Y7];-1)=2;SUM([.W5:.Y7];-1)=3);1;0);IF(SUM([.W5:.Y7])=3;1;0))" office:value-type="float" office:value="0" calcext:value-type="float">
            <text:p>0</text:p>
          </table:table-cell>
          <table:table-cell table:style-name="ce36" table:formula="of:=IF([.Y6]=1;IF(OR(SUM([.X5:.Z7];-1)=2;SUM([.X5:.Z7];-1)=3);1;0);IF(SUM([.X5:.Z7])=3;1;0))" office:value-type="float" office:value="0" calcext:value-type="float">
            <text:p>0</text:p>
          </table:table-cell>
          <table:table-cell table:style-name="ce36" table:formula="of:=IF([.Z6]=1;IF(OR(SUM([.Y5:.AA7];-1)=2;SUM([.Y5:.AA7];-1)=3);1;0);IF(SUM([.Y5:.AA7])=3;1;0))" office:value-type="float" office:value="0" calcext:value-type="float">
            <text:p>0</text:p>
          </table:table-cell>
          <table:table-cell table:style-name="ce36" table:formula="of:=IF([.AA6]=1;IF(OR(SUM([.Z5:.AB7];-1)=2;SUM([.Z5:.AB7];-1)=3);1;0);IF(SUM([.Z5:.AB7])=3;1;0))" office:value-type="float" office:value="0" calcext:value-type="float">
            <text:p>0</text:p>
          </table:table-cell>
          <table:table-cell table:style-name="ce36" table:formula="of:=IF([.AB6]=1;IF(OR(SUM([.AA5:.AC7];-1)=2;SUM([.AA5:.AC7];-1)=3);1;0);IF(SUM([.AA5:.AC7])=3;1;0))" office:value-type="float" office:value="0" calcext:value-type="float">
            <text:p>0</text:p>
          </table:table-cell>
          <table:table-cell table:style-name="ce36" table:formula="of:=IF([.AC6]=1;IF(OR(SUM([.AB5:.AD7];-1)=2;SUM([.AB5:.AD7];-1)=3);1;0);IF(SUM([.AB5:.AD7])=3;1;0))" office:value-type="float" office:value="1" calcext:value-type="float">
            <text:p>1</text:p>
          </table:table-cell>
          <table:table-cell table:style-name="ce36" table:formula="of:=IF([.AD6]=1;IF(OR(SUM([.AC5:.AE7];-1)=2;SUM([.AC5:.AE7];-1)=3);1;0);IF(SUM([.AC5:.AE7])=3;1;0))" office:value-type="float" office:value="1" calcext:value-type="float">
            <text:p>1</text:p>
          </table:table-cell>
          <table:table-cell table:style-name="ce36" table:formula="of:=IF([.AE6]=1;IF(OR(SUM([.AD5:.AF7];-1)=2;SUM([.AD5:.AF7];-1)=3);1;0);IF(SUM([.AD5:.AF7])=3;1;0))" office:value-type="float" office:value="0" calcext:value-type="float">
            <text:p>0</text:p>
          </table:table-cell>
          <table:table-cell table:style-name="ce36" table:formula="of:=IF([.AF6]=1;IF(OR(SUM([.AE5:.AG7];-1)=2;SUM([.AE5:.AG7];-1)=3);1;0);IF(SUM([.AE5:.AG7])=3;1;0))" office:value-type="float" office:value="0" calcext:value-type="float">
            <text:p>0</text:p>
          </table:table-cell>
          <table:table-cell table:style-name="ce36" table:formula="of:=IF([.AG6]=1;IF(OR(SUM([.AF5:.AH7];-1)=2;SUM([.AF5:.AH7];-1)=3);1;0);IF(SUM([.AF5:.AH7])=3;1;0))" office:value-type="float" office:value="0" calcext:value-type="float">
            <text:p>0</text:p>
          </table:table-cell>
          <table:table-cell table:style-name="ce36" table:formula="of:=IF([.AH6]=1;IF(OR(SUM([.AG5:.AI7];-1)=2;SUM([.AG5:.AI7];-1)=3);1;0);IF(SUM([.AG5:.AI7])=3;1;0))" office:value-type="float" office:value="0" calcext:value-type="float">
            <text:p>0</text:p>
          </table:table-cell>
          <table:table-cell table:style-name="ce36" table:formula="of:=IF([.AI6]=1;IF(OR(SUM([.AH5:.AJ7];-1)=2;SUM([.AH5:.AJ7];-1)=3);1;0);IF(SUM([.AH5:.AJ7])=3;1;0))" office:value-type="float" office:value="0" calcext:value-type="float">
            <text:p>0</text:p>
          </table:table-cell>
          <table:table-cell table:style-name="ce36" table:formula="of:=IF([.AJ6]=1;IF(OR(SUM([.AI5:.AK7];-1)=2;SUM([.AI5:.AK7];-1)=3);1;0);IF(SUM([.AI5:.AK7])=3;1;0))" office:value-type="float" office:value="0" calcext:value-type="float">
            <text:p>0</text:p>
          </table:table-cell>
          <table:table-cell table:style-name="ce36" table:formula="of:=IF([.AK6]=1;IF(OR(SUM([.AJ5:.AL7];-1)=2;SUM([.AJ5:.AL7];-1)=3);1;0);IF(SUM([.AJ5:.AL7])=3;1;0))" office:value-type="float" office:value="1" calcext:value-type="float">
            <text:p>1</text:p>
          </table:table-cell>
          <table:table-cell table:style-name="ce36" table:formula="of:=IF([.AL6]=1;IF(OR(SUM([.AK5:.AM7];-1)=2;SUM([.AK5:.AM7];-1)=3);1;0);IF(SUM([.AK5:.AM7])=3;1;0))" office:value-type="float" office:value="0" calcext:value-type="float">
            <text:p>0</text:p>
          </table:table-cell>
          <table:table-cell table:style-name="ce36" table:formula="of:=IF([.AM6]=1;IF(OR(SUM([.AL5:.AN7];-1)=2;SUM([.AL5:.AN7];-1)=3);1;0);IF(SUM([.AL5:.AN7])=3;1;0))" office:value-type="float" office:value="0" calcext:value-type="float">
            <text:p>0</text:p>
          </table:table-cell>
          <table:table-cell table:style-name="ce36" table:formula="of:=IF([.AN6]=1;IF(OR(SUM([.AM5:.AO7];-1)=2;SUM([.AM5:.AO7];-1)=3);1;0);IF(SUM([.AM5:.AO7])=3;1;0))" office:value-type="float" office:value="1" calcext:value-type="float">
            <text:p>1</text:p>
          </table:table-cell>
          <table:table-cell table:style-name="ce36" table:formula="of:=IF([.AO6]=1;IF(OR(SUM([.AN5:.AP7];-1)=2;SUM([.AN5:.AP7];-1)=3);1;0);IF(SUM([.AN5:.AP7])=3;1;0))" office:value-type="float" office:value="0" calcext:value-type="float">
            <text:p>0</text:p>
          </table:table-cell>
          <table:table-cell table:style-name="ce36" table:formula="of:=IF([.AP6]=1;IF(OR(SUM([.AO5:.AQ7];-1)=2;SUM([.AO5:.AQ7];-1)=3);1;0);IF(SUM([.AO5:.AQ7])=3;1;0))" office:value-type="float" office:value="0" calcext:value-type="float">
            <text:p>0</text:p>
          </table:table-cell>
          <table:table-cell table:style-name="ce36" table:formula="of:=IF([.AQ6]=1;IF(OR(SUM([.AP5:.AR7];-1)=2;SUM([.AP5:.AR7];-1)=3);1;0);IF(SUM([.AP5:.AR7])=3;1;0))" office:value-type="float" office:value="0" calcext:value-type="float">
            <text:p>0</text:p>
          </table:table-cell>
          <table:table-cell table:style-name="ce36" table:formula="of:=IF([.AR6]=1;IF(OR(SUM([.AQ5:.AS7];-1)=2;SUM([.AQ5:.AS7];-1)=3);1;0);IF(SUM([.AQ5:.AS7])=3;1;0))" office:value-type="float" office:value="0" calcext:value-type="float">
            <text:p>0</text:p>
          </table:table-cell>
          <table:table-cell table:style-name="ce36" table:formula="of:=IF([.AS6]=1;IF(OR(SUM([.AR5:.AT7];-1)=2;SUM([.AR5:.AT7];-1)=3);1;0);IF(SUM([.AR5:.AT7])=3;1;0))" office:value-type="float" office:value="0" calcext:value-type="float">
            <text:p>0</text:p>
          </table:table-cell>
          <table:table-cell table:style-name="ce36" table:formula="of:=IF([.AT6]=1;IF(OR(SUM([.AS5:.AU7];-1)=2;SUM([.AS5:.AU7];-1)=3);1;0);IF(SUM([.AS5:.AU7])=3;1;0))" office:value-type="float" office:value="0" calcext:value-type="float">
            <text:p>0</text:p>
          </table:table-cell>
          <table:table-cell table:style-name="ce36" table:formula="of:=IF([.AU6]=1;IF(OR(SUM([.AT5:.AV7];-1)=2;SUM([.AT5:.AV7];-1)=3);1;0);IF(SUM([.AT5:.AV7])=3;1;0))" office:value-type="float" office:value="0" calcext:value-type="float">
            <text:p>0</text:p>
          </table:table-cell>
          <table:table-cell table:style-name="ce36" table:formula="of:=IF([.AV6]=1;IF(OR(SUM([.AU5:.AW7];-1)=2;SUM([.AU5:.AW7];-1)=3);1;0);IF(SUM([.AU5:.AW7])=3;1;0))" office:value-type="float" office:value="0" calcext:value-type="float">
            <text:p>0</text:p>
          </table:table-cell>
          <table:table-cell table:style-name="ce36" table:formula="of:=IF([.AW6]=1;IF(OR(SUM([.AV5:.AX7];-1)=2;SUM([.AV5:.AX7];-1)=3);1;0);IF(SUM([.AV5:.AX7])=3;1;0))" office:value-type="float" office:value="0" calcext:value-type="float">
            <text:p>0</text:p>
          </table:table-cell>
          <table:table-cell table:style-name="ce36" table:formula="of:=IF([.AX6]=1;IF(OR(SUM([.AW5:.AY7];-1)=2;SUM([.AW5:.AY7];-1)=3);1;0);IF(SUM([.AW5:.AY7])=3;1;0))" office:value-type="float" office:value="0" calcext:value-type="float">
            <text:p>0</text:p>
          </table:table-cell>
          <table:table-cell table:style-name="ce36" table:formula="of:=IF([.AY6]=1;IF(OR(SUM([.AX5:.AZ7];-1)=2;SUM([.AX5:.AZ7];-1)=3);1;0);IF(SUM([.AX5:.AZ7])=3;1;0))" office:value-type="float" office:value="0" calcext:value-type="float">
            <text:p>0</text:p>
          </table:table-cell>
          <table:table-cell table:style-name="ce36" table:formula="of:=IF([.AZ6]=1;IF(OR(SUM([.AY5:.BA7];-1)=2;SUM([.AY5:.BA7];-1)=3);1;0);IF(SUM([.AY5:.BA7])=3;1;0))" office:value-type="float" office:value="1" calcext:value-type="float">
            <text:p>1</text:p>
          </table:table-cell>
          <table:table-cell table:style-name="ce36" table:formula="of:=IF([.BA6]=1;IF(OR(SUM([.AZ5:.BB7];-1)=2;SUM([.AZ5:.BB7];-1)=3);1;0);IF(SUM([.AZ5:.BB7])=3;1;0))" office:value-type="float" office:value="1" calcext:value-type="float">
            <text:p>1</text:p>
          </table:table-cell>
          <table:table-cell table:style-name="ce36" table:formula="of:=IF([.BB6]=1;IF(OR(SUM([.BA5:.BC7];-1)=2;SUM([.BA5:.BC7];-1)=3);1;0);IF(SUM([.BA5:.BC7])=3;1;0))" office:value-type="float" office:value="0" calcext:value-type="float">
            <text:p>0</text:p>
          </table:table-cell>
          <table:table-cell table:style-name="ce36" table:formula="of:=IF([.BC6]=1;IF(OR(SUM([.BB5:.BD7];-1)=2;SUM([.BB5:.BD7];-1)=3);1;0);IF(SUM([.BB5:.BD7])=3;1;0))" office:value-type="float" office:value="0" calcext:value-type="float">
            <text:p>0</text:p>
          </table:table-cell>
          <table:table-cell table:style-name="ce36" table:formula="of:=IF([.BD6]=1;IF(OR(SUM([.BC5:.BE7];-1)=2;SUM([.BC5:.BE7];-1)=3);1;0);IF(SUM([.BC5:.BE7])=3;1;0))" office:value-type="float" office:value="0" calcext:value-type="float">
            <text:p>0</text:p>
          </table:table-cell>
          <table:table-cell table:style-name="ce36" table:formula="of:=IF([.BE6]=1;IF(OR(SUM([.BD5:.BF7];-1)=2;SUM([.BD5:.BF7];-1)=3);1;0);IF(SUM([.BD5:.BF7])=3;1;0))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4" table:number-columns-repeated="7"/>
          <table:table-cell table:number-columns-repeated="959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36" table:formula="of:=IF([.C7]=1;IF(OR(SUM([.B6:.D8];-1)=2;SUM([.B6:.D8];-1)=3);1;0);IF(SUM([.B6:.D8])=3;1;0))" office:value-type="float" office:value="0" calcext:value-type="float">
            <text:p>0</text:p>
          </table:table-cell>
          <table:table-cell table:style-name="ce36" table:formula="of:=IF([.D7]=1;IF(OR(SUM([.C6:.E8];-1)=2;SUM([.C6:.E8];-1)=3);1;0);IF(SUM([.C6:.E8])=3;1;0))" office:value-type="float" office:value="0" calcext:value-type="float">
            <text:p>0</text:p>
          </table:table-cell>
          <table:table-cell table:style-name="ce36" table:formula="of:=IF([.E7]=1;IF(OR(SUM([.D6:.F8];-1)=2;SUM([.D6:.F8];-1)=3);1;0);IF(SUM([.D6:.F8])=3;1;0))" office:value-type="float" office:value="1" calcext:value-type="float">
            <text:p>1</text:p>
          </table:table-cell>
          <table:table-cell table:style-name="ce36" table:formula="of:=IF([.F7]=1;IF(OR(SUM([.E6:.G8];-1)=2;SUM([.E6:.G8];-1)=3);1;0);IF(SUM([.E6:.G8])=3;1;0))" office:value-type="float" office:value="0" calcext:value-type="float">
            <text:p>0</text:p>
          </table:table-cell>
          <table:table-cell table:style-name="ce36" table:formula="of:=IF([.G7]=1;IF(OR(SUM([.F6:.H8];-1)=2;SUM([.F6:.H8];-1)=3);1;0);IF(SUM([.F6:.H8])=3;1;0))" office:value-type="float" office:value="0" calcext:value-type="float">
            <text:p>0</text:p>
          </table:table-cell>
          <table:table-cell table:style-name="ce36" table:formula="of:=IF([.H7]=1;IF(OR(SUM([.G6:.I8];-1)=2;SUM([.G6:.I8];-1)=3);1;0);IF(SUM([.G6:.I8])=3;1;0))" office:value-type="float" office:value="0" calcext:value-type="float">
            <text:p>0</text:p>
          </table:table-cell>
          <table:table-cell table:style-name="ce36" table:formula="of:=IF([.I7]=1;IF(OR(SUM([.H6:.J8];-1)=2;SUM([.H6:.J8];-1)=3);1;0);IF(SUM([.H6:.J8])=3;1;0))" office:value-type="float" office:value="0" calcext:value-type="float">
            <text:p>0</text:p>
          </table:table-cell>
          <table:table-cell table:style-name="ce36" table:formula="of:=IF([.J7]=1;IF(OR(SUM([.I6:.K8];-1)=2;SUM([.I6:.K8];-1)=3);1;0);IF(SUM([.I6:.K8])=3;1;0))" office:value-type="float" office:value="0" calcext:value-type="float">
            <text:p>0</text:p>
          </table:table-cell>
          <table:table-cell table:style-name="ce36" table:formula="of:=IF([.K7]=1;IF(OR(SUM([.J6:.L8];-1)=2;SUM([.J6:.L8];-1)=3);1;0);IF(SUM([.J6:.L8])=3;1;0))" office:value-type="float" office:value="0" calcext:value-type="float">
            <text:p>0</text:p>
          </table:table-cell>
          <table:table-cell table:style-name="ce36" table:formula="of:=IF([.L7]=1;IF(OR(SUM([.K6:.M8];-1)=2;SUM([.K6:.M8];-1)=3);1;0);IF(SUM([.K6:.M8])=3;1;0))" office:value-type="float" office:value="1" calcext:value-type="float">
            <text:p>1</text:p>
          </table:table-cell>
          <table:table-cell table:style-name="ce36" table:formula="of:=IF([.M7]=1;IF(OR(SUM([.L6:.N8];-1)=2;SUM([.L6:.N8];-1)=3);1;0);IF(SUM([.L6:.N8])=3;1;0))" office:value-type="float" office:value="0" calcext:value-type="float">
            <text:p>0</text:p>
          </table:table-cell>
          <table:table-cell table:style-name="ce36" table:formula="of:=IF([.N7]=1;IF(OR(SUM([.M6:.O8];-1)=2;SUM([.M6:.O8];-1)=3);1;0);IF(SUM([.M6:.O8])=3;1;0))" office:value-type="float" office:value="0" calcext:value-type="float">
            <text:p>0</text:p>
          </table:table-cell>
          <table:table-cell table:style-name="ce36" table:formula="of:=IF([.O7]=1;IF(OR(SUM([.N6:.P8];-1)=2;SUM([.N6:.P8];-1)=3);1;0);IF(SUM([.N6:.P8])=3;1;0))" office:value-type="float" office:value="0" calcext:value-type="float">
            <text:p>0</text:p>
          </table:table-cell>
          <table:table-cell table:style-name="ce36" table:formula="of:=IF([.P7]=1;IF(OR(SUM([.O6:.Q8];-1)=2;SUM([.O6:.Q8];-1)=3);1;0);IF(SUM([.O6:.Q8])=3;1;0))" office:value-type="float" office:value="0" calcext:value-type="float">
            <text:p>0</text:p>
          </table:table-cell>
          <table:table-cell table:style-name="ce36" table:formula="of:=IF([.Q7]=1;IF(OR(SUM([.P6:.R8];-1)=2;SUM([.P6:.R8];-1)=3);1;0);IF(SUM([.P6:.R8])=3;1;0))" office:value-type="float" office:value="0" calcext:value-type="float">
            <text:p>0</text:p>
          </table:table-cell>
          <table:table-cell table:style-name="ce36" table:formula="of:=IF([.R7]=1;IF(OR(SUM([.Q6:.S8];-1)=2;SUM([.Q6:.S8];-1)=3);1;0);IF(SUM([.Q6:.S8])=3;1;0))" office:value-type="float" office:value="1" calcext:value-type="float">
            <text:p>1</text:p>
          </table:table-cell>
          <table:table-cell table:style-name="ce36" table:formula="of:=IF([.S7]=1;IF(OR(SUM([.R6:.T8];-1)=2;SUM([.R6:.T8];-1)=3);1;0);IF(SUM([.R6:.T8])=3;1;0))" office:value-type="float" office:value="1" calcext:value-type="float">
            <text:p>1</text:p>
          </table:table-cell>
          <table:table-cell table:style-name="ce36" table:formula="of:=IF([.T7]=1;IF(OR(SUM([.S6:.U8];-1)=2;SUM([.S6:.U8];-1)=3);1;0);IF(SUM([.S6:.U8])=3;1;0))" office:value-type="float" office:value="0" calcext:value-type="float">
            <text:p>0</text:p>
          </table:table-cell>
          <table:table-cell table:style-name="ce36" table:formula="of:=IF([.U7]=1;IF(OR(SUM([.T6:.V8];-1)=2;SUM([.T6:.V8];-1)=3);1;0);IF(SUM([.T6:.V8])=3;1;0))" office:value-type="float" office:value="0" calcext:value-type="float">
            <text:p>0</text:p>
          </table:table-cell>
          <table:table-cell table:style-name="ce36" table:formula="of:=IF([.V7]=1;IF(OR(SUM([.U6:.W8];-1)=2;SUM([.U6:.W8];-1)=3);1;0);IF(SUM([.U6:.W8])=3;1;0))" office:value-type="float" office:value="0" calcext:value-type="float">
            <text:p>0</text:p>
          </table:table-cell>
          <table:table-cell table:style-name="ce36" table:formula="of:=IF([.W7]=1;IF(OR(SUM([.V6:.X8];-1)=2;SUM([.V6:.X8];-1)=3);1;0);IF(SUM([.V6:.X8])=3;1;0))" office:value-type="float" office:value="0" calcext:value-type="float">
            <text:p>0</text:p>
          </table:table-cell>
          <table:table-cell table:style-name="ce36" table:formula="of:=IF([.X7]=1;IF(OR(SUM([.W6:.Y8];-1)=2;SUM([.W6:.Y8];-1)=3);1;0);IF(SUM([.W6:.Y8])=3;1;0))" office:value-type="float" office:value="0" calcext:value-type="float">
            <text:p>0</text:p>
          </table:table-cell>
          <table:table-cell table:style-name="ce36" table:formula="of:=IF([.Y7]=1;IF(OR(SUM([.X6:.Z8];-1)=2;SUM([.X6:.Z8];-1)=3);1;0);IF(SUM([.X6:.Z8])=3;1;0))" office:value-type="float" office:value="0" calcext:value-type="float">
            <text:p>0</text:p>
          </table:table-cell>
          <table:table-cell table:style-name="ce36" table:formula="of:=IF([.Z7]=1;IF(OR(SUM([.Y6:.AA8];-1)=2;SUM([.Y6:.AA8];-1)=3);1;0);IF(SUM([.Y6:.AA8])=3;1;0))" office:value-type="float" office:value="0" calcext:value-type="float">
            <text:p>0</text:p>
          </table:table-cell>
          <table:table-cell table:style-name="ce36" table:formula="of:=IF([.AA7]=1;IF(OR(SUM([.Z6:.AB8];-1)=2;SUM([.Z6:.AB8];-1)=3);1;0);IF(SUM([.Z6:.AB8])=3;1;0))" office:value-type="float" office:value="0" calcext:value-type="float">
            <text:p>0</text:p>
          </table:table-cell>
          <table:table-cell table:style-name="ce36" table:formula="of:=IF([.AB7]=1;IF(OR(SUM([.AA6:.AC8];-1)=2;SUM([.AA6:.AC8];-1)=3);1;0);IF(SUM([.AA6:.AC8])=3;1;0))" office:value-type="float" office:value="1" calcext:value-type="float">
            <text:p>1</text:p>
          </table:table-cell>
          <table:table-cell table:style-name="ce36" table:formula="of:=IF([.AC7]=1;IF(OR(SUM([.AB6:.AD8];-1)=2;SUM([.AB6:.AD8];-1)=3);1;0);IF(SUM([.AB6:.AD8])=3;1;0))" office:value-type="float" office:value="1" calcext:value-type="float">
            <text:p>1</text:p>
          </table:table-cell>
          <table:table-cell table:style-name="ce36" table:formula="of:=IF([.AD7]=1;IF(OR(SUM([.AC6:.AE8];-1)=2;SUM([.AC6:.AE8];-1)=3);1;0);IF(SUM([.AC6:.AE8])=3;1;0))" office:value-type="float" office:value="0" calcext:value-type="float">
            <text:p>0</text:p>
          </table:table-cell>
          <table:table-cell table:style-name="ce36" table:formula="of:=IF([.AE7]=1;IF(OR(SUM([.AD6:.AF8];-1)=2;SUM([.AD6:.AF8];-1)=3);1;0);IF(SUM([.AD6:.AF8])=3;1;0))" office:value-type="float" office:value="0" calcext:value-type="float">
            <text:p>0</text:p>
          </table:table-cell>
          <table:table-cell table:style-name="ce36" table:formula="of:=IF([.AF7]=1;IF(OR(SUM([.AE6:.AG8];-1)=2;SUM([.AE6:.AG8];-1)=3);1;0);IF(SUM([.AE6:.AG8])=3;1;0))" office:value-type="float" office:value="0" calcext:value-type="float">
            <text:p>0</text:p>
          </table:table-cell>
          <table:table-cell table:style-name="ce36" table:formula="of:=IF([.AG7]=1;IF(OR(SUM([.AF6:.AH8];-1)=2;SUM([.AF6:.AH8];-1)=3);1;0);IF(SUM([.AF6:.AH8])=3;1;0))" office:value-type="float" office:value="0" calcext:value-type="float">
            <text:p>0</text:p>
          </table:table-cell>
          <table:table-cell table:style-name="ce36" table:formula="of:=IF([.AH7]=1;IF(OR(SUM([.AG6:.AI8];-1)=2;SUM([.AG6:.AI8];-1)=3);1;0);IF(SUM([.AG6:.AI8])=3;1;0))" office:value-type="float" office:value="1" calcext:value-type="float">
            <text:p>1</text:p>
          </table:table-cell>
          <table:table-cell table:style-name="ce36" table:formula="of:=IF([.AI7]=1;IF(OR(SUM([.AH6:.AJ8];-1)=2;SUM([.AH6:.AJ8];-1)=3);1;0);IF(SUM([.AH6:.AJ8])=3;1;0))" office:value-type="float" office:value="1" calcext:value-type="float">
            <text:p>1</text:p>
          </table:table-cell>
          <table:table-cell table:style-name="ce36" table:formula="of:=IF([.AJ7]=1;IF(OR(SUM([.AI6:.AK8];-1)=2;SUM([.AI6:.AK8];-1)=3);1;0);IF(SUM([.AI6:.AK8])=3;1;0))" office:value-type="float" office:value="0" calcext:value-type="float">
            <text:p>0</text:p>
          </table:table-cell>
          <table:table-cell table:style-name="ce36" table:formula="of:=IF([.AK7]=1;IF(OR(SUM([.AJ6:.AL8];-1)=2;SUM([.AJ6:.AL8];-1)=3);1;0);IF(SUM([.AJ6:.AL8])=3;1;0))" office:value-type="float" office:value="0" calcext:value-type="float">
            <text:p>0</text:p>
          </table:table-cell>
          <table:table-cell table:style-name="ce36" table:formula="of:=IF([.AL7]=1;IF(OR(SUM([.AK6:.AM8];-1)=2;SUM([.AK6:.AM8];-1)=3);1;0);IF(SUM([.AK6:.AM8])=3;1;0))" office:value-type="float" office:value="1" calcext:value-type="float">
            <text:p>1</text:p>
          </table:table-cell>
          <table:table-cell table:style-name="ce36" table:formula="of:=IF([.AM7]=1;IF(OR(SUM([.AL6:.AN8];-1)=2;SUM([.AL6:.AN8];-1)=3);1;0);IF(SUM([.AL6:.AN8])=3;1;0))" office:value-type="float" office:value="0" calcext:value-type="float">
            <text:p>0</text:p>
          </table:table-cell>
          <table:table-cell table:style-name="ce36" table:formula="of:=IF([.AN7]=1;IF(OR(SUM([.AM6:.AO8];-1)=2;SUM([.AM6:.AO8];-1)=3);1;0);IF(SUM([.AM6:.AO8])=3;1;0))" office:value-type="float" office:value="1" calcext:value-type="float">
            <text:p>1</text:p>
          </table:table-cell>
          <table:table-cell table:style-name="ce36" table:formula="of:=IF([.AO7]=1;IF(OR(SUM([.AN6:.AP8];-1)=2;SUM([.AN6:.AP8];-1)=3);1;0);IF(SUM([.AN6:.AP8])=3;1;0))" office:value-type="float" office:value="0" calcext:value-type="float">
            <text:p>0</text:p>
          </table:table-cell>
          <table:table-cell table:style-name="ce36" table:formula="of:=IF([.AP7]=1;IF(OR(SUM([.AO6:.AQ8];-1)=2;SUM([.AO6:.AQ8];-1)=3);1;0);IF(SUM([.AO6:.AQ8])=3;1;0))" office:value-type="float" office:value="0" calcext:value-type="float">
            <text:p>0</text:p>
          </table:table-cell>
          <table:table-cell table:style-name="ce36" table:formula="of:=IF([.AQ7]=1;IF(OR(SUM([.AP6:.AR8];-1)=2;SUM([.AP6:.AR8];-1)=3);1;0);IF(SUM([.AP6:.AR8])=3;1;0))" office:value-type="float" office:value="0" calcext:value-type="float">
            <text:p>0</text:p>
          </table:table-cell>
          <table:table-cell table:style-name="ce36" table:formula="of:=IF([.AR7]=1;IF(OR(SUM([.AQ6:.AS8];-1)=2;SUM([.AQ6:.AS8];-1)=3);1;0);IF(SUM([.AQ6:.AS8])=3;1;0))" office:value-type="float" office:value="0" calcext:value-type="float">
            <text:p>0</text:p>
          </table:table-cell>
          <table:table-cell table:style-name="ce36" table:formula="of:=IF([.AS7]=1;IF(OR(SUM([.AR6:.AT8];-1)=2;SUM([.AR6:.AT8];-1)=3);1;0);IF(SUM([.AR6:.AT8])=3;1;0))" office:value-type="float" office:value="0" calcext:value-type="float">
            <text:p>0</text:p>
          </table:table-cell>
          <table:table-cell table:style-name="ce36" table:formula="of:=IF([.AT7]=1;IF(OR(SUM([.AS6:.AU8];-1)=2;SUM([.AS6:.AU8];-1)=3);1;0);IF(SUM([.AS6:.AU8])=3;1;0))" office:value-type="float" office:value="0" calcext:value-type="float">
            <text:p>0</text:p>
          </table:table-cell>
          <table:table-cell table:style-name="ce36" table:formula="of:=IF([.AU7]=1;IF(OR(SUM([.AT6:.AV8];-1)=2;SUM([.AT6:.AV8];-1)=3);1;0);IF(SUM([.AT6:.AV8])=3;1;0))" office:value-type="float" office:value="0" calcext:value-type="float">
            <text:p>0</text:p>
          </table:table-cell>
          <table:table-cell table:style-name="ce36" table:formula="of:=IF([.AV7]=1;IF(OR(SUM([.AU6:.AW8];-1)=2;SUM([.AU6:.AW8];-1)=3);1;0);IF(SUM([.AU6:.AW8])=3;1;0))" office:value-type="float" office:value="0" calcext:value-type="float">
            <text:p>0</text:p>
          </table:table-cell>
          <table:table-cell table:style-name="ce36" table:formula="of:=IF([.AW7]=1;IF(OR(SUM([.AV6:.AX8];-1)=2;SUM([.AV6:.AX8];-1)=3);1;0);IF(SUM([.AV6:.AX8])=3;1;0))" office:value-type="float" office:value="0" calcext:value-type="float">
            <text:p>0</text:p>
          </table:table-cell>
          <table:table-cell table:style-name="ce36" table:formula="of:=IF([.AX7]=1;IF(OR(SUM([.AW6:.AY8];-1)=2;SUM([.AW6:.AY8];-1)=3);1;0);IF(SUM([.AW6:.AY8])=3;1;0))" office:value-type="float" office:value="0" calcext:value-type="float">
            <text:p>0</text:p>
          </table:table-cell>
          <table:table-cell table:style-name="ce36" table:formula="of:=IF([.AY7]=1;IF(OR(SUM([.AX6:.AZ8];-1)=2;SUM([.AX6:.AZ8];-1)=3);1;0);IF(SUM([.AX6:.AZ8])=3;1;0))" office:value-type="float" office:value="0" calcext:value-type="float">
            <text:p>0</text:p>
          </table:table-cell>
          <table:table-cell table:style-name="ce36" table:formula="of:=IF([.AZ7]=1;IF(OR(SUM([.AY6:.BA8];-1)=2;SUM([.AY6:.BA8];-1)=3);1;0);IF(SUM([.AY6:.BA8])=3;1;0))" office:value-type="float" office:value="0" calcext:value-type="float">
            <text:p>0</text:p>
          </table:table-cell>
          <table:table-cell table:style-name="ce36" table:formula="of:=IF([.BA7]=1;IF(OR(SUM([.AZ6:.BB8];-1)=2;SUM([.AZ6:.BB8];-1)=3);1;0);IF(SUM([.AZ6:.BB8])=3;1;0))" office:value-type="float" office:value="0" calcext:value-type="float">
            <text:p>0</text:p>
          </table:table-cell>
          <table:table-cell table:style-name="ce36" table:formula="of:=IF([.BB7]=1;IF(OR(SUM([.BA6:.BC8];-1)=2;SUM([.BA6:.BC8];-1)=3);1;0);IF(SUM([.BA6:.BC8])=3;1;0))" office:value-type="float" office:value="0" calcext:value-type="float">
            <text:p>0</text:p>
          </table:table-cell>
          <table:table-cell table:style-name="ce36" table:formula="of:=IF([.BC7]=1;IF(OR(SUM([.BB6:.BD8];-1)=2;SUM([.BB6:.BD8];-1)=3);1;0);IF(SUM([.BB6:.BD8])=3;1;0))" office:value-type="float" office:value="0" calcext:value-type="float">
            <text:p>0</text:p>
          </table:table-cell>
          <table:table-cell table:style-name="ce36" table:formula="of:=IF([.BD7]=1;IF(OR(SUM([.BC6:.BE8];-1)=2;SUM([.BC6:.BE8];-1)=3);1;0);IF(SUM([.BC6:.BE8])=3;1;0))" office:value-type="float" office:value="0" calcext:value-type="float">
            <text:p>0</text:p>
          </table:table-cell>
          <table:table-cell table:style-name="ce36" table:formula="of:=IF([.BE7]=1;IF(OR(SUM([.BD6:.BF8];-1)=2;SUM([.BD6:.BF8];-1)=3);1;0);IF(SUM([.BD6:.BF8])=3;1;0))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36" table:formula="of:=IF([.C8]=1;IF(OR(SUM([.B7:.D9];-1)=2;SUM([.B7:.D9];-1)=3);1;0);IF(SUM([.B7:.D9])=3;1;0))" office:value-type="float" office:value="1" calcext:value-type="float">
            <text:p>1</text:p>
          </table:table-cell>
          <table:table-cell table:style-name="ce36" table:formula="of:=IF([.D8]=1;IF(OR(SUM([.C7:.E9];-1)=2;SUM([.C7:.E9];-1)=3);1;0);IF(SUM([.C7:.E9])=3;1;0))" office:value-type="float" office:value="0" calcext:value-type="float">
            <text:p>0</text:p>
          </table:table-cell>
          <table:table-cell table:style-name="ce36" table:formula="of:=IF([.E8]=1;IF(OR(SUM([.D7:.F9];-1)=2;SUM([.D7:.F9];-1)=3);1;0);IF(SUM([.D7:.F9])=3;1;0))" office:value-type="float" office:value="0" calcext:value-type="float">
            <text:p>0</text:p>
          </table:table-cell>
          <table:table-cell table:style-name="ce36" table:formula="of:=IF([.F8]=1;IF(OR(SUM([.E7:.G9];-1)=2;SUM([.E7:.G9];-1)=3);1;0);IF(SUM([.E7:.G9])=3;1;0))" office:value-type="float" office:value="1" calcext:value-type="float">
            <text:p>1</text:p>
          </table:table-cell>
          <table:table-cell table:style-name="ce36" table:formula="of:=IF([.G8]=1;IF(OR(SUM([.F7:.H9];-1)=2;SUM([.F7:.H9];-1)=3);1;0);IF(SUM([.F7:.H9])=3;1;0))" office:value-type="float" office:value="0" calcext:value-type="float">
            <text:p>0</text:p>
          </table:table-cell>
          <table:table-cell table:style-name="ce36" table:formula="of:=IF([.H8]=1;IF(OR(SUM([.G7:.I9];-1)=2;SUM([.G7:.I9];-1)=3);1;0);IF(SUM([.G7:.I9])=3;1;0))" office:value-type="float" office:value="0" calcext:value-type="float">
            <text:p>0</text:p>
          </table:table-cell>
          <table:table-cell table:style-name="ce36" table:formula="of:=IF([.I8]=1;IF(OR(SUM([.H7:.J9];-1)=2;SUM([.H7:.J9];-1)=3);1;0);IF(SUM([.H7:.J9])=3;1;0))" office:value-type="float" office:value="0" calcext:value-type="float">
            <text:p>0</text:p>
          </table:table-cell>
          <table:table-cell table:style-name="ce36" table:formula="of:=IF([.J8]=1;IF(OR(SUM([.I7:.K9];-1)=2;SUM([.I7:.K9];-1)=3);1;0);IF(SUM([.I7:.K9])=3;1;0))" office:value-type="float" office:value="0" calcext:value-type="float">
            <text:p>0</text:p>
          </table:table-cell>
          <table:table-cell table:style-name="ce36" table:formula="of:=IF([.K8]=1;IF(OR(SUM([.J7:.L9];-1)=2;SUM([.J7:.L9];-1)=3);1;0);IF(SUM([.J7:.L9])=3;1;0))" office:value-type="float" office:value="1" calcext:value-type="float">
            <text:p>1</text:p>
          </table:table-cell>
          <table:table-cell table:style-name="ce36" table:formula="of:=IF([.L8]=1;IF(OR(SUM([.K7:.M9];-1)=2;SUM([.K7:.M9];-1)=3);1;0);IF(SUM([.K7:.M9])=3;1;0))" office:value-type="float" office:value="0" calcext:value-type="float">
            <text:p>0</text:p>
          </table:table-cell>
          <table:table-cell table:style-name="ce36" table:formula="of:=IF([.M8]=1;IF(OR(SUM([.L7:.N9];-1)=2;SUM([.L7:.N9];-1)=3);1;0);IF(SUM([.L7:.N9])=3;1;0))" office:value-type="float" office:value="1" calcext:value-type="float">
            <text:p>1</text:p>
          </table:table-cell>
          <table:table-cell table:style-name="ce36" table:formula="of:=IF([.N8]=1;IF(OR(SUM([.M7:.O9];-1)=2;SUM([.M7:.O9];-1)=3);1;0);IF(SUM([.M7:.O9])=3;1;0))" office:value-type="float" office:value="0" calcext:value-type="float">
            <text:p>0</text:p>
          </table:table-cell>
          <table:table-cell table:style-name="ce36" table:formula="of:=IF([.O8]=1;IF(OR(SUM([.N7:.P9];-1)=2;SUM([.N7:.P9];-1)=3);1;0);IF(SUM([.N7:.P9])=3;1;0))" office:value-type="float" office:value="0" calcext:value-type="float">
            <text:p>0</text:p>
          </table:table-cell>
          <table:table-cell table:style-name="ce36" table:formula="of:=IF([.P8]=1;IF(OR(SUM([.O7:.Q9];-1)=2;SUM([.O7:.Q9];-1)=3);1;0);IF(SUM([.O7:.Q9])=3;1;0))" office:value-type="float" office:value="0" calcext:value-type="float">
            <text:p>0</text:p>
          </table:table-cell>
          <table:table-cell table:style-name="ce36" table:formula="of:=IF([.Q8]=1;IF(OR(SUM([.P7:.R9];-1)=2;SUM([.P7:.R9];-1)=3);1;0);IF(SUM([.P7:.R9])=3;1;0))" office:value-type="float" office:value="0" calcext:value-type="float">
            <text:p>0</text:p>
          </table:table-cell>
          <table:table-cell table:style-name="ce36" table:formula="of:=IF([.R8]=1;IF(OR(SUM([.Q7:.S9];-1)=2;SUM([.Q7:.S9];-1)=3);1;0);IF(SUM([.Q7:.S9])=3;1;0))" office:value-type="float" office:value="1" calcext:value-type="float">
            <text:p>1</text:p>
          </table:table-cell>
          <table:table-cell table:style-name="ce36" table:formula="of:=IF([.S8]=1;IF(OR(SUM([.R7:.T9];-1)=2;SUM([.R7:.T9];-1)=3);1;0);IF(SUM([.R7:.T9])=3;1;0))" office:value-type="float" office:value="1" calcext:value-type="float">
            <text:p>1</text:p>
          </table:table-cell>
          <table:table-cell table:style-name="ce36" table:formula="of:=IF([.T8]=1;IF(OR(SUM([.S7:.U9];-1)=2;SUM([.S7:.U9];-1)=3);1;0);IF(SUM([.S7:.U9])=3;1;0))" office:value-type="float" office:value="0" calcext:value-type="float">
            <text:p>0</text:p>
          </table:table-cell>
          <table:table-cell table:style-name="ce36" table:formula="of:=IF([.U8]=1;IF(OR(SUM([.T7:.V9];-1)=2;SUM([.T7:.V9];-1)=3);1;0);IF(SUM([.T7:.V9])=3;1;0))" office:value-type="float" office:value="0" calcext:value-type="float">
            <text:p>0</text:p>
          </table:table-cell>
          <table:table-cell table:style-name="ce36" table:formula="of:=IF([.V8]=1;IF(OR(SUM([.U7:.W9];-1)=2;SUM([.U7:.W9];-1)=3);1;0);IF(SUM([.U7:.W9])=3;1;0))" office:value-type="float" office:value="0" calcext:value-type="float">
            <text:p>0</text:p>
          </table:table-cell>
          <table:table-cell table:style-name="ce36" table:formula="of:=IF([.W8]=1;IF(OR(SUM([.V7:.X9];-1)=2;SUM([.V7:.X9];-1)=3);1;0);IF(SUM([.V7:.X9])=3;1;0))" office:value-type="float" office:value="0" calcext:value-type="float">
            <text:p>0</text:p>
          </table:table-cell>
          <table:table-cell table:style-name="ce36" table:formula="of:=IF([.X8]=1;IF(OR(SUM([.W7:.Y9];-1)=2;SUM([.W7:.Y9];-1)=3);1;0);IF(SUM([.W7:.Y9])=3;1;0))" office:value-type="float" office:value="0" calcext:value-type="float">
            <text:p>0</text:p>
          </table:table-cell>
          <table:table-cell table:style-name="ce36" table:formula="of:=IF([.Y8]=1;IF(OR(SUM([.X7:.Z9];-1)=2;SUM([.X7:.Z9];-1)=3);1;0);IF(SUM([.X7:.Z9])=3;1;0))" office:value-type="float" office:value="0" calcext:value-type="float">
            <text:p>0</text:p>
          </table:table-cell>
          <table:table-cell table:style-name="ce36" table:formula="of:=IF([.Z8]=1;IF(OR(SUM([.Y7:.AA9];-1)=2;SUM([.Y7:.AA9];-1)=3);1;0);IF(SUM([.Y7:.AA9])=3;1;0))" office:value-type="float" office:value="0" calcext:value-type="float">
            <text:p>0</text:p>
          </table:table-cell>
          <table:table-cell table:style-name="ce36" table:formula="of:=IF([.AA8]=1;IF(OR(SUM([.Z7:.AB9];-1)=2;SUM([.Z7:.AB9];-1)=3);1;0);IF(SUM([.Z7:.AB9])=3;1;0))" office:value-type="float" office:value="1" calcext:value-type="float">
            <text:p>1</text:p>
          </table:table-cell>
          <table:table-cell table:style-name="ce36" table:formula="of:=IF([.AB8]=1;IF(OR(SUM([.AA7:.AC9];-1)=2;SUM([.AA7:.AC9];-1)=3);1;0);IF(SUM([.AA7:.AC9])=3;1;0))" office:value-type="float" office:value="1" calcext:value-type="float">
            <text:p>1</text:p>
          </table:table-cell>
          <table:table-cell table:style-name="ce36" table:formula="of:=IF([.AC8]=1;IF(OR(SUM([.AB7:.AD9];-1)=2;SUM([.AB7:.AD9];-1)=3);1;0);IF(SUM([.AB7:.AD9])=3;1;0))" office:value-type="float" office:value="1" calcext:value-type="float">
            <text:p>1</text:p>
          </table:table-cell>
          <table:table-cell table:style-name="ce36" table:formula="of:=IF([.AD8]=1;IF(OR(SUM([.AC7:.AE9];-1)=2;SUM([.AC7:.AE9];-1)=3);1;0);IF(SUM([.AC7:.AE9])=3;1;0))" office:value-type="float" office:value="0" calcext:value-type="float">
            <text:p>0</text:p>
          </table:table-cell>
          <table:table-cell table:style-name="ce36" table:formula="of:=IF([.AE8]=1;IF(OR(SUM([.AD7:.AF9];-1)=2;SUM([.AD7:.AF9];-1)=3);1;0);IF(SUM([.AD7:.AF9])=3;1;0))" office:value-type="float" office:value="0" calcext:value-type="float">
            <text:p>0</text:p>
          </table:table-cell>
          <table:table-cell table:style-name="ce36" table:formula="of:=IF([.AF8]=1;IF(OR(SUM([.AE7:.AG9];-1)=2;SUM([.AE7:.AG9];-1)=3);1;0);IF(SUM([.AE7:.AG9])=3;1;0))" office:value-type="float" office:value="0" calcext:value-type="float">
            <text:p>0</text:p>
          </table:table-cell>
          <table:table-cell table:style-name="ce36" table:formula="of:=IF([.AG8]=1;IF(OR(SUM([.AF7:.AH9];-1)=2;SUM([.AF7:.AH9];-1)=3);1;0);IF(SUM([.AF7:.AH9])=3;1;0))" office:value-type="float" office:value="0" calcext:value-type="float">
            <text:p>0</text:p>
          </table:table-cell>
          <table:table-cell table:style-name="ce36" table:formula="of:=IF([.AH8]=1;IF(OR(SUM([.AG7:.AI9];-1)=2;SUM([.AG7:.AI9];-1)=3);1;0);IF(SUM([.AG7:.AI9])=3;1;0))" office:value-type="float" office:value="1" calcext:value-type="float">
            <text:p>1</text:p>
          </table:table-cell>
          <table:table-cell table:style-name="ce36" table:formula="of:=IF([.AI8]=1;IF(OR(SUM([.AH7:.AJ9];-1)=2;SUM([.AH7:.AJ9];-1)=3);1;0);IF(SUM([.AH7:.AJ9])=3;1;0))" office:value-type="float" office:value="1" calcext:value-type="float">
            <text:p>1</text:p>
          </table:table-cell>
          <table:table-cell table:style-name="ce36" table:formula="of:=IF([.AJ8]=1;IF(OR(SUM([.AI7:.AK9];-1)=2;SUM([.AI7:.AK9];-1)=3);1;0);IF(SUM([.AI7:.AK9])=3;1;0))" office:value-type="float" office:value="0" calcext:value-type="float">
            <text:p>0</text:p>
          </table:table-cell>
          <table:table-cell table:style-name="ce36" table:formula="of:=IF([.AK8]=1;IF(OR(SUM([.AJ7:.AL9];-1)=2;SUM([.AJ7:.AL9];-1)=3);1;0);IF(SUM([.AJ7:.AL9])=3;1;0))" office:value-type="float" office:value="0" calcext:value-type="float">
            <text:p>0</text:p>
          </table:table-cell>
          <table:table-cell table:style-name="ce36" table:formula="of:=IF([.AL8]=1;IF(OR(SUM([.AK7:.AM9];-1)=2;SUM([.AK7:.AM9];-1)=3);1;0);IF(SUM([.AK7:.AM9])=3;1;0))" office:value-type="float" office:value="0" calcext:value-type="float">
            <text:p>0</text:p>
          </table:table-cell>
          <table:table-cell table:style-name="ce36" table:formula="of:=IF([.AM8]=1;IF(OR(SUM([.AL7:.AN9];-1)=2;SUM([.AL7:.AN9];-1)=3);1;0);IF(SUM([.AL7:.AN9])=3;1;0))" office:value-type="float" office:value="1" calcext:value-type="float">
            <text:p>1</text:p>
          </table:table-cell>
          <table:table-cell table:style-name="ce36" table:formula="of:=IF([.AN8]=1;IF(OR(SUM([.AM7:.AO9];-1)=2;SUM([.AM7:.AO9];-1)=3);1;0);IF(SUM([.AM7:.AO9])=3;1;0))" office:value-type="float" office:value="0" calcext:value-type="float">
            <text:p>0</text:p>
          </table:table-cell>
          <table:table-cell table:style-name="ce36" table:formula="of:=IF([.AO8]=1;IF(OR(SUM([.AN7:.AP9];-1)=2;SUM([.AN7:.AP9];-1)=3);1;0);IF(SUM([.AN7:.AP9])=3;1;0))" office:value-type="float" office:value="1" calcext:value-type="float">
            <text:p>1</text:p>
          </table:table-cell>
          <table:table-cell table:style-name="ce36" table:formula="of:=IF([.AP8]=1;IF(OR(SUM([.AO7:.AQ9];-1)=2;SUM([.AO7:.AQ9];-1)=3);1;0);IF(SUM([.AO7:.AQ9])=3;1;0))" office:value-type="float" office:value="0" calcext:value-type="float">
            <text:p>0</text:p>
          </table:table-cell>
          <table:table-cell table:style-name="ce36" table:formula="of:=IF([.AQ8]=1;IF(OR(SUM([.AP7:.AR9];-1)=2;SUM([.AP7:.AR9];-1)=3);1;0);IF(SUM([.AP7:.AR9])=3;1;0))" office:value-type="float" office:value="0" calcext:value-type="float">
            <text:p>0</text:p>
          </table:table-cell>
          <table:table-cell table:style-name="ce36" table:formula="of:=IF([.AR8]=1;IF(OR(SUM([.AQ7:.AS9];-1)=2;SUM([.AQ7:.AS9];-1)=3);1;0);IF(SUM([.AQ7:.AS9])=3;1;0))" office:value-type="float" office:value="0" calcext:value-type="float">
            <text:p>0</text:p>
          </table:table-cell>
          <table:table-cell table:style-name="ce36" table:formula="of:=IF([.AS8]=1;IF(OR(SUM([.AR7:.AT9];-1)=2;SUM([.AR7:.AT9];-1)=3);1;0);IF(SUM([.AR7:.AT9])=3;1;0))" office:value-type="float" office:value="0" calcext:value-type="float">
            <text:p>0</text:p>
          </table:table-cell>
          <table:table-cell table:style-name="ce36" table:formula="of:=IF([.AT8]=1;IF(OR(SUM([.AS7:.AU9];-1)=2;SUM([.AS7:.AU9];-1)=3);1;0);IF(SUM([.AS7:.AU9])=3;1;0))" office:value-type="float" office:value="0" calcext:value-type="float">
            <text:p>0</text:p>
          </table:table-cell>
          <table:table-cell table:style-name="ce36" table:formula="of:=IF([.AU8]=1;IF(OR(SUM([.AT7:.AV9];-1)=2;SUM([.AT7:.AV9];-1)=3);1;0);IF(SUM([.AT7:.AV9])=3;1;0))" office:value-type="float" office:value="0" calcext:value-type="float">
            <text:p>0</text:p>
          </table:table-cell>
          <table:table-cell table:style-name="ce36" table:formula="of:=IF([.AV8]=1;IF(OR(SUM([.AU7:.AW9];-1)=2;SUM([.AU7:.AW9];-1)=3);1;0);IF(SUM([.AU7:.AW9])=3;1;0))" office:value-type="float" office:value="0" calcext:value-type="float">
            <text:p>0</text:p>
          </table:table-cell>
          <table:table-cell table:style-name="ce36" table:formula="of:=IF([.AW8]=1;IF(OR(SUM([.AV7:.AX9];-1)=2;SUM([.AV7:.AX9];-1)=3);1;0);IF(SUM([.AV7:.AX9])=3;1;0))" office:value-type="float" office:value="0" calcext:value-type="float">
            <text:p>0</text:p>
          </table:table-cell>
          <table:table-cell table:style-name="ce36" table:formula="of:=IF([.AX8]=1;IF(OR(SUM([.AW7:.AY9];-1)=2;SUM([.AW7:.AY9];-1)=3);1;0);IF(SUM([.AW7:.AY9])=3;1;0))" office:value-type="float" office:value="0" calcext:value-type="float">
            <text:p>0</text:p>
          </table:table-cell>
          <table:table-cell table:style-name="ce36" table:formula="of:=IF([.AY8]=1;IF(OR(SUM([.AX7:.AZ9];-1)=2;SUM([.AX7:.AZ9];-1)=3);1;0);IF(SUM([.AX7:.AZ9])=3;1;0))" office:value-type="float" office:value="0" calcext:value-type="float">
            <text:p>0</text:p>
          </table:table-cell>
          <table:table-cell table:style-name="ce36" table:formula="of:=IF([.AZ8]=1;IF(OR(SUM([.AY7:.BA9];-1)=2;SUM([.AY7:.BA9];-1)=3);1;0);IF(SUM([.AY7:.BA9])=3;1;0))" office:value-type="float" office:value="0" calcext:value-type="float">
            <text:p>0</text:p>
          </table:table-cell>
          <table:table-cell table:style-name="ce36" table:formula="of:=IF([.BA8]=1;IF(OR(SUM([.AZ7:.BB9];-1)=2;SUM([.AZ7:.BB9];-1)=3);1;0);IF(SUM([.AZ7:.BB9])=3;1;0))" office:value-type="float" office:value="0" calcext:value-type="float">
            <text:p>0</text:p>
          </table:table-cell>
          <table:table-cell table:style-name="ce36" table:formula="of:=IF([.BB8]=1;IF(OR(SUM([.BA7:.BC9];-1)=2;SUM([.BA7:.BC9];-1)=3);1;0);IF(SUM([.BA7:.BC9])=3;1;0))" office:value-type="float" office:value="0" calcext:value-type="float">
            <text:p>0</text:p>
          </table:table-cell>
          <table:table-cell table:style-name="ce36" table:formula="of:=IF([.BC8]=1;IF(OR(SUM([.BB7:.BD9];-1)=2;SUM([.BB7:.BD9];-1)=3);1;0);IF(SUM([.BB7:.BD9])=3;1;0))" office:value-type="float" office:value="0" calcext:value-type="float">
            <text:p>0</text:p>
          </table:table-cell>
          <table:table-cell table:style-name="ce36" table:formula="of:=IF([.BD8]=1;IF(OR(SUM([.BC7:.BE9];-1)=2;SUM([.BC7:.BE9];-1)=3);1;0);IF(SUM([.BC7:.BE9])=3;1;0))" office:value-type="float" office:value="0" calcext:value-type="float">
            <text:p>0</text:p>
          </table:table-cell>
          <table:table-cell table:style-name="ce36" table:formula="of:=IF([.BE8]=1;IF(OR(SUM([.BD7:.BF9];-1)=2;SUM([.BD7:.BF9];-1)=3);1;0);IF(SUM([.BD7:.BF9])=3;1;0))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36" table:formula="of:=IF([.C9]=1;IF(OR(SUM([.B8:.D10];-1)=2;SUM([.B8:.D10];-1)=3);1;0);IF(SUM([.B8:.D10])=3;1;0))" office:value-type="float" office:value="1" calcext:value-type="float">
            <text:p>1</text:p>
          </table:table-cell>
          <table:table-cell table:style-name="ce36" table:formula="of:=IF([.D9]=1;IF(OR(SUM([.C8:.E10];-1)=2;SUM([.C8:.E10];-1)=3);1;0);IF(SUM([.C8:.E10])=3;1;0))" office:value-type="float" office:value="0" calcext:value-type="float">
            <text:p>0</text:p>
          </table:table-cell>
          <table:table-cell table:style-name="ce36" table:formula="of:=IF([.E9]=1;IF(OR(SUM([.D8:.F10];-1)=2;SUM([.D8:.F10];-1)=3);1;0);IF(SUM([.D8:.F10])=3;1;0))" office:value-type="float" office:value="0" calcext:value-type="float">
            <text:p>0</text:p>
          </table:table-cell>
          <table:table-cell table:style-name="ce36" table:formula="of:=IF([.F9]=1;IF(OR(SUM([.E8:.G10];-1)=2;SUM([.E8:.G10];-1)=3);1;0);IF(SUM([.E8:.G10])=3;1;0))" office:value-type="float" office:value="1" calcext:value-type="float">
            <text:p>1</text:p>
          </table:table-cell>
          <table:table-cell table:style-name="ce36" table:formula="of:=IF([.G9]=1;IF(OR(SUM([.F8:.H10];-1)=2;SUM([.F8:.H10];-1)=3);1;0);IF(SUM([.F8:.H10])=3;1;0))" office:value-type="float" office:value="0" calcext:value-type="float">
            <text:p>0</text:p>
          </table:table-cell>
          <table:table-cell table:style-name="ce36" table:formula="of:=IF([.H9]=1;IF(OR(SUM([.G8:.I10];-1)=2;SUM([.G8:.I10];-1)=3);1;0);IF(SUM([.G8:.I10])=3;1;0))" office:value-type="float" office:value="0" calcext:value-type="float">
            <text:p>0</text:p>
          </table:table-cell>
          <table:table-cell table:style-name="ce36" table:formula="of:=IF([.I9]=1;IF(OR(SUM([.H8:.J10];-1)=2;SUM([.H8:.J10];-1)=3);1;0);IF(SUM([.H8:.J10])=3;1;0))" office:value-type="float" office:value="0" calcext:value-type="float">
            <text:p>0</text:p>
          </table:table-cell>
          <table:table-cell table:style-name="ce36" table:formula="of:=IF([.J9]=1;IF(OR(SUM([.I8:.K10];-1)=2;SUM([.I8:.K10];-1)=3);1;0);IF(SUM([.I8:.K10])=3;1;0))" office:value-type="float" office:value="1" calcext:value-type="float">
            <text:p>1</text:p>
          </table:table-cell>
          <table:table-cell table:style-name="ce36" table:formula="of:=IF([.K9]=1;IF(OR(SUM([.J8:.L10];-1)=2;SUM([.J8:.L10];-1)=3);1;0);IF(SUM([.J8:.L10])=3;1;0))" office:value-type="float" office:value="0" calcext:value-type="float">
            <text:p>0</text:p>
          </table:table-cell>
          <table:table-cell table:style-name="ce36" table:formula="of:=IF([.L9]=1;IF(OR(SUM([.K8:.M10];-1)=2;SUM([.K8:.M10];-1)=3);1;0);IF(SUM([.K8:.M10])=3;1;0))" office:value-type="float" office:value="0" calcext:value-type="float">
            <text:p>0</text:p>
          </table:table-cell>
          <table:table-cell table:style-name="ce36" table:formula="of:=IF([.M9]=1;IF(OR(SUM([.L8:.N10];-1)=2;SUM([.L8:.N10];-1)=3);1;0);IF(SUM([.L8:.N10])=3;1;0))" office:value-type="float" office:value="0" calcext:value-type="float">
            <text:p>0</text:p>
          </table:table-cell>
          <table:table-cell table:style-name="ce36" table:formula="of:=IF([.N9]=1;IF(OR(SUM([.M8:.O10];-1)=2;SUM([.M8:.O10];-1)=3);1;0);IF(SUM([.M8:.O10])=3;1;0))" office:value-type="float" office:value="1" calcext:value-type="float">
            <text:p>1</text:p>
          </table:table-cell>
          <table:table-cell table:style-name="ce36" table:formula="of:=IF([.O9]=1;IF(OR(SUM([.N8:.P10];-1)=2;SUM([.N8:.P10];-1)=3);1;0);IF(SUM([.N8:.P10])=3;1;0))" office:value-type="float" office:value="0" calcext:value-type="float">
            <text:p>0</text:p>
          </table:table-cell>
          <table:table-cell table:style-name="ce36" table:formula="of:=IF([.P9]=1;IF(OR(SUM([.O8:.Q10];-1)=2;SUM([.O8:.Q10];-1)=3);1;0);IF(SUM([.O8:.Q10])=3;1;0))" office:value-type="float" office:value="0" calcext:value-type="float">
            <text:p>0</text:p>
          </table:table-cell>
          <table:table-cell table:style-name="ce36" table:formula="of:=IF([.Q9]=1;IF(OR(SUM([.P8:.R10];-1)=2;SUM([.P8:.R10];-1)=3);1;0);IF(SUM([.P8:.R10])=3;1;0))" office:value-type="float" office:value="0" calcext:value-type="float">
            <text:p>0</text:p>
          </table:table-cell>
          <table:table-cell table:style-name="ce36" table:formula="of:=IF([.R9]=1;IF(OR(SUM([.Q8:.S10];-1)=2;SUM([.Q8:.S10];-1)=3);1;0);IF(SUM([.Q8:.S10])=3;1;0))" office:value-type="float" office:value="0" calcext:value-type="float">
            <text:p>0</text:p>
          </table:table-cell>
          <table:table-cell table:style-name="ce36" table:formula="of:=IF([.S9]=1;IF(OR(SUM([.R8:.T10];-1)=2;SUM([.R8:.T10];-1)=3);1;0);IF(SUM([.R8:.T10])=3;1;0))" office:value-type="float" office:value="0" calcext:value-type="float">
            <text:p>0</text:p>
          </table:table-cell>
          <table:table-cell table:style-name="ce36" table:formula="of:=IF([.T9]=1;IF(OR(SUM([.S8:.U10];-1)=2;SUM([.S8:.U10];-1)=3);1;0);IF(SUM([.S8:.U10])=3;1;0))" office:value-type="float" office:value="0" calcext:value-type="float">
            <text:p>0</text:p>
          </table:table-cell>
          <table:table-cell table:style-name="ce36" table:formula="of:=IF([.U9]=1;IF(OR(SUM([.T8:.V10];-1)=2;SUM([.T8:.V10];-1)=3);1;0);IF(SUM([.T8:.V10])=3;1;0))" office:value-type="float" office:value="0" calcext:value-type="float">
            <text:p>0</text:p>
          </table:table-cell>
          <table:table-cell table:style-name="ce36" table:formula="of:=IF([.V9]=1;IF(OR(SUM([.U8:.W10];-1)=2;SUM([.U8:.W10];-1)=3);1;0);IF(SUM([.U8:.W10])=3;1;0))" office:value-type="float" office:value="0" calcext:value-type="float">
            <text:p>0</text:p>
          </table:table-cell>
          <table:table-cell table:style-name="ce36" table:formula="of:=IF([.W9]=1;IF(OR(SUM([.V8:.X10];-1)=2;SUM([.V8:.X10];-1)=3);1;0);IF(SUM([.V8:.X10])=3;1;0))" office:value-type="float" office:value="0" calcext:value-type="float">
            <text:p>0</text:p>
          </table:table-cell>
          <table:table-cell table:style-name="ce36" table:formula="of:=IF([.X9]=1;IF(OR(SUM([.W8:.Y10];-1)=2;SUM([.W8:.Y10];-1)=3);1;0);IF(SUM([.W8:.Y10])=3;1;0))" office:value-type="float" office:value="0" calcext:value-type="float">
            <text:p>0</text:p>
          </table:table-cell>
          <table:table-cell table:style-name="ce36" table:formula="of:=IF([.Y9]=1;IF(OR(SUM([.X8:.Z10];-1)=2;SUM([.X8:.Z10];-1)=3);1;0);IF(SUM([.X8:.Z10])=3;1;0))" office:value-type="float" office:value="0" calcext:value-type="float">
            <text:p>0</text:p>
          </table:table-cell>
          <table:table-cell table:style-name="ce36" table:formula="of:=IF([.Z9]=1;IF(OR(SUM([.Y8:.AA10];-1)=2;SUM([.Y8:.AA10];-1)=3);1;0);IF(SUM([.Y8:.AA10])=3;1;0))" office:value-type="float" office:value="0" calcext:value-type="float">
            <text:p>0</text:p>
          </table:table-cell>
          <table:table-cell table:style-name="ce36" table:formula="of:=IF([.AA9]=1;IF(OR(SUM([.Z8:.AB10];-1)=2;SUM([.Z8:.AB10];-1)=3);1;0);IF(SUM([.Z8:.AB10])=3;1;0))" office:value-type="float" office:value="0" calcext:value-type="float">
            <text:p>0</text:p>
          </table:table-cell>
          <table:table-cell table:style-name="ce36" table:formula="of:=IF([.AB9]=1;IF(OR(SUM([.AA8:.AC10];-1)=2;SUM([.AA8:.AC10];-1)=3);1;0);IF(SUM([.AA8:.AC10])=3;1;0))" office:value-type="float" office:value="1" calcext:value-type="float">
            <text:p>1</text:p>
          </table:table-cell>
          <table:table-cell table:style-name="ce36" table:formula="of:=IF([.AC9]=1;IF(OR(SUM([.AB8:.AD10];-1)=2;SUM([.AB8:.AD10];-1)=3);1;0);IF(SUM([.AB8:.AD10])=3;1;0))" office:value-type="float" office:value="1" calcext:value-type="float">
            <text:p>1</text:p>
          </table:table-cell>
          <table:table-cell table:style-name="ce36" table:formula="of:=IF([.AD9]=1;IF(OR(SUM([.AC8:.AE10];-1)=2;SUM([.AC8:.AE10];-1)=3);1;0);IF(SUM([.AC8:.AE10])=3;1;0))" office:value-type="float" office:value="0" calcext:value-type="float">
            <text:p>0</text:p>
          </table:table-cell>
          <table:table-cell table:style-name="ce36" table:formula="of:=IF([.AE9]=1;IF(OR(SUM([.AD8:.AF10];-1)=2;SUM([.AD8:.AF10];-1)=3);1;0);IF(SUM([.AD8:.AF10])=3;1;0))" office:value-type="float" office:value="0" calcext:value-type="float">
            <text:p>0</text:p>
          </table:table-cell>
          <table:table-cell table:style-name="ce36" table:formula="of:=IF([.AF9]=1;IF(OR(SUM([.AE8:.AG10];-1)=2;SUM([.AE8:.AG10];-1)=3);1;0);IF(SUM([.AE8:.AG10])=3;1;0))" office:value-type="float" office:value="0" calcext:value-type="float">
            <text:p>0</text:p>
          </table:table-cell>
          <table:table-cell table:style-name="ce36" table:formula="of:=IF([.AG9]=1;IF(OR(SUM([.AF8:.AH10];-1)=2;SUM([.AF8:.AH10];-1)=3);1;0);IF(SUM([.AF8:.AH10])=3;1;0))" office:value-type="float" office:value="0" calcext:value-type="float">
            <text:p>0</text:p>
          </table:table-cell>
          <table:table-cell table:style-name="ce36" table:formula="of:=IF([.AH9]=1;IF(OR(SUM([.AG8:.AI10];-1)=2;SUM([.AG8:.AI10];-1)=3);1;0);IF(SUM([.AG8:.AI10])=3;1;0))" office:value-type="float" office:value="1" calcext:value-type="float">
            <text:p>1</text:p>
          </table:table-cell>
          <table:table-cell table:style-name="ce36" table:formula="of:=IF([.AI9]=1;IF(OR(SUM([.AH8:.AJ10];-1)=2;SUM([.AH8:.AJ10];-1)=3);1;0);IF(SUM([.AH8:.AJ10])=3;1;0))" office:value-type="float" office:value="1" calcext:value-type="float">
            <text:p>1</text:p>
          </table:table-cell>
          <table:table-cell table:style-name="ce36" table:formula="of:=IF([.AJ9]=1;IF(OR(SUM([.AI8:.AK10];-1)=2;SUM([.AI8:.AK10];-1)=3);1;0);IF(SUM([.AI8:.AK10])=3;1;0))" office:value-type="float" office:value="0" calcext:value-type="float">
            <text:p>0</text:p>
          </table:table-cell>
          <table:table-cell table:style-name="ce36" table:formula="of:=IF([.AK9]=1;IF(OR(SUM([.AJ8:.AL10];-1)=2;SUM([.AJ8:.AL10];-1)=3);1;0);IF(SUM([.AJ8:.AL10])=3;1;0))" office:value-type="float" office:value="0" calcext:value-type="float">
            <text:p>0</text:p>
          </table:table-cell>
          <table:table-cell table:style-name="ce36" table:formula="of:=IF([.AL9]=1;IF(OR(SUM([.AK8:.AM10];-1)=2;SUM([.AK8:.AM10];-1)=3);1;0);IF(SUM([.AK8:.AM10])=3;1;0))" office:value-type="float" office:value="0" calcext:value-type="float">
            <text:p>0</text:p>
          </table:table-cell>
          <table:table-cell table:style-name="ce36" table:formula="of:=IF([.AM9]=1;IF(OR(SUM([.AL8:.AN10];-1)=2;SUM([.AL8:.AN10];-1)=3);1;0);IF(SUM([.AL8:.AN10])=3;1;0))" office:value-type="float" office:value="0" calcext:value-type="float">
            <text:p>0</text:p>
          </table:table-cell>
          <table:table-cell table:style-name="ce36" table:formula="of:=IF([.AN9]=1;IF(OR(SUM([.AM8:.AO10];-1)=2;SUM([.AM8:.AO10];-1)=3);1;0);IF(SUM([.AM8:.AO10])=3;1;0))" office:value-type="float" office:value="0" calcext:value-type="float">
            <text:p>0</text:p>
          </table:table-cell>
          <table:table-cell table:style-name="ce36" table:formula="of:=IF([.AO9]=1;IF(OR(SUM([.AN8:.AP10];-1)=2;SUM([.AN8:.AP10];-1)=3);1;0);IF(SUM([.AN8:.AP10])=3;1;0))" office:value-type="float" office:value="1" calcext:value-type="float">
            <text:p>1</text:p>
          </table:table-cell>
          <table:table-cell table:style-name="ce36" table:formula="of:=IF([.AP9]=1;IF(OR(SUM([.AO8:.AQ10];-1)=2;SUM([.AO8:.AQ10];-1)=3);1;0);IF(SUM([.AO8:.AQ10])=3;1;0))" office:value-type="float" office:value="0" calcext:value-type="float">
            <text:p>0</text:p>
          </table:table-cell>
          <table:table-cell table:style-name="ce36" table:formula="of:=IF([.AQ9]=1;IF(OR(SUM([.AP8:.AR10];-1)=2;SUM([.AP8:.AR10];-1)=3);1;0);IF(SUM([.AP8:.AR10])=3;1;0))" office:value-type="float" office:value="0" calcext:value-type="float">
            <text:p>0</text:p>
          </table:table-cell>
          <table:table-cell table:style-name="ce36" table:formula="of:=IF([.AR9]=1;IF(OR(SUM([.AQ8:.AS10];-1)=2;SUM([.AQ8:.AS10];-1)=3);1;0);IF(SUM([.AQ8:.AS10])=3;1;0))" office:value-type="float" office:value="0" calcext:value-type="float">
            <text:p>0</text:p>
          </table:table-cell>
          <table:table-cell table:style-name="ce36" table:formula="of:=IF([.AS9]=1;IF(OR(SUM([.AR8:.AT10];-1)=2;SUM([.AR8:.AT10];-1)=3);1;0);IF(SUM([.AR8:.AT10])=3;1;0))" office:value-type="float" office:value="0" calcext:value-type="float">
            <text:p>0</text:p>
          </table:table-cell>
          <table:table-cell table:style-name="ce36" table:formula="of:=IF([.AT9]=1;IF(OR(SUM([.AS8:.AU10];-1)=2;SUM([.AS8:.AU10];-1)=3);1;0);IF(SUM([.AS8:.AU10])=3;1;0))" office:value-type="float" office:value="0" calcext:value-type="float">
            <text:p>0</text:p>
          </table:table-cell>
          <table:table-cell table:style-name="ce36" table:formula="of:=IF([.AU9]=1;IF(OR(SUM([.AT8:.AV10];-1)=2;SUM([.AT8:.AV10];-1)=3);1;0);IF(SUM([.AT8:.AV10])=3;1;0))" office:value-type="float" office:value="0" calcext:value-type="float">
            <text:p>0</text:p>
          </table:table-cell>
          <table:table-cell table:style-name="ce36" table:formula="of:=IF([.AV9]=1;IF(OR(SUM([.AU8:.AW10];-1)=2;SUM([.AU8:.AW10];-1)=3);1;0);IF(SUM([.AU8:.AW10])=3;1;0))" office:value-type="float" office:value="0" calcext:value-type="float">
            <text:p>0</text:p>
          </table:table-cell>
          <table:table-cell table:style-name="ce36" table:formula="of:=IF([.AW9]=1;IF(OR(SUM([.AV8:.AX10];-1)=2;SUM([.AV8:.AX10];-1)=3);1;0);IF(SUM([.AV8:.AX10])=3;1;0))" office:value-type="float" office:value="0" calcext:value-type="float">
            <text:p>0</text:p>
          </table:table-cell>
          <table:table-cell table:style-name="ce36" table:formula="of:=IF([.AX9]=1;IF(OR(SUM([.AW8:.AY10];-1)=2;SUM([.AW8:.AY10];-1)=3);1;0);IF(SUM([.AW8:.AY10])=3;1;0))" office:value-type="float" office:value="0" calcext:value-type="float">
            <text:p>0</text:p>
          </table:table-cell>
          <table:table-cell table:style-name="ce36" table:formula="of:=IF([.AY9]=1;IF(OR(SUM([.AX8:.AZ10];-1)=2;SUM([.AX8:.AZ10];-1)=3);1;0);IF(SUM([.AX8:.AZ10])=3;1;0))" office:value-type="float" office:value="0" calcext:value-type="float">
            <text:p>0</text:p>
          </table:table-cell>
          <table:table-cell table:style-name="ce36" table:formula="of:=IF([.AZ9]=1;IF(OR(SUM([.AY8:.BA10];-1)=2;SUM([.AY8:.BA10];-1)=3);1;0);IF(SUM([.AY8:.BA10])=3;1;0))" office:value-type="float" office:value="0" calcext:value-type="float">
            <text:p>0</text:p>
          </table:table-cell>
          <table:table-cell table:style-name="ce36" table:formula="of:=IF([.BA9]=1;IF(OR(SUM([.AZ8:.BB10];-1)=2;SUM([.AZ8:.BB10];-1)=3);1;0);IF(SUM([.AZ8:.BB10])=3;1;0))" office:value-type="float" office:value="0" calcext:value-type="float">
            <text:p>0</text:p>
          </table:table-cell>
          <table:table-cell table:style-name="ce36" table:formula="of:=IF([.BB9]=1;IF(OR(SUM([.BA8:.BC10];-1)=2;SUM([.BA8:.BC10];-1)=3);1;0);IF(SUM([.BA8:.BC10])=3;1;0))" office:value-type="float" office:value="0" calcext:value-type="float">
            <text:p>0</text:p>
          </table:table-cell>
          <table:table-cell table:style-name="ce36" table:formula="of:=IF([.BC9]=1;IF(OR(SUM([.BB8:.BD10];-1)=2;SUM([.BB8:.BD10];-1)=3);1;0);IF(SUM([.BB8:.BD10])=3;1;0))" office:value-type="float" office:value="0" calcext:value-type="float">
            <text:p>0</text:p>
          </table:table-cell>
          <table:table-cell table:style-name="ce36" table:formula="of:=IF([.BD9]=1;IF(OR(SUM([.BC8:.BE10];-1)=2;SUM([.BC8:.BE10];-1)=3);1;0);IF(SUM([.BC8:.BE10])=3;1;0))" office:value-type="float" office:value="0" calcext:value-type="float">
            <text:p>0</text:p>
          </table:table-cell>
          <table:table-cell table:style-name="ce36" table:formula="of:=IF([.BE9]=1;IF(OR(SUM([.BD8:.BF10];-1)=2;SUM([.BD8:.BF10];-1)=3);1;0);IF(SUM([.BD8:.BF10])=3;1;0))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36" table:formula="of:=IF([.C10]=1;IF(OR(SUM([.B9:.D11];-1)=2;SUM([.B9:.D11];-1)=3);1;0);IF(SUM([.B9:.D11])=3;1;0))" office:value-type="float" office:value="0" calcext:value-type="float">
            <text:p>0</text:p>
          </table:table-cell>
          <table:table-cell table:style-name="ce36" table:formula="of:=IF([.D10]=1;IF(OR(SUM([.C9:.E11];-1)=2;SUM([.C9:.E11];-1)=3);1;0);IF(SUM([.C9:.E11])=3;1;0))" office:value-type="float" office:value="1" calcext:value-type="float">
            <text:p>1</text:p>
          </table:table-cell>
          <table:table-cell table:style-name="ce36" table:formula="of:=IF([.E10]=1;IF(OR(SUM([.D9:.F11];-1)=2;SUM([.D9:.F11];-1)=3);1;0);IF(SUM([.D9:.F11])=3;1;0))" office:value-type="float" office:value="0" calcext:value-type="float">
            <text:p>0</text:p>
          </table:table-cell>
          <table:table-cell table:style-name="ce36" table:formula="of:=IF([.F10]=1;IF(OR(SUM([.E9:.G11];-1)=2;SUM([.E9:.G11];-1)=3);1;0);IF(SUM([.E9:.G11])=3;1;0))" office:value-type="float" office:value="0" calcext:value-type="float">
            <text:p>0</text:p>
          </table:table-cell>
          <table:table-cell table:style-name="ce36" table:formula="of:=IF([.G10]=1;IF(OR(SUM([.F9:.H11];-1)=2;SUM([.F9:.H11];-1)=3);1;0);IF(SUM([.F9:.H11])=3;1;0))" office:value-type="float" office:value="0" calcext:value-type="float">
            <text:p>0</text:p>
          </table:table-cell>
          <table:table-cell table:style-name="ce36" table:formula="of:=IF([.H10]=1;IF(OR(SUM([.G9:.I11];-1)=2;SUM([.G9:.I11];-1)=3);1;0);IF(SUM([.G9:.I11])=3;1;0))" office:value-type="float" office:value="0" calcext:value-type="float">
            <text:p>0</text:p>
          </table:table-cell>
          <table:table-cell table:style-name="ce36" table:formula="of:=IF([.I10]=1;IF(OR(SUM([.H9:.J11];-1)=2;SUM([.H9:.J11];-1)=3);1;0);IF(SUM([.H9:.J11])=3;1;0))" office:value-type="float" office:value="0" calcext:value-type="float">
            <text:p>0</text:p>
          </table:table-cell>
          <table:table-cell table:style-name="ce36" table:formula="of:=IF([.J10]=1;IF(OR(SUM([.I9:.K11];-1)=2;SUM([.I9:.K11];-1)=3);1;0);IF(SUM([.I9:.K11])=3;1;0))" office:value-type="float" office:value="1" calcext:value-type="float">
            <text:p>1</text:p>
          </table:table-cell>
          <table:table-cell table:style-name="ce36" table:formula="of:=IF([.K10]=1;IF(OR(SUM([.J9:.L11];-1)=2;SUM([.J9:.L11];-1)=3);1;0);IF(SUM([.J9:.L11])=3;1;0))" office:value-type="float" office:value="0" calcext:value-type="float">
            <text:p>0</text:p>
          </table:table-cell>
          <table:table-cell table:style-name="ce36" table:formula="of:=IF([.L10]=1;IF(OR(SUM([.K9:.M11];-1)=2;SUM([.K9:.M11];-1)=3);1;0);IF(SUM([.K9:.M11])=3;1;0))" office:value-type="float" office:value="0" calcext:value-type="float">
            <text:p>0</text:p>
          </table:table-cell>
          <table:table-cell table:style-name="ce36" table:formula="of:=IF([.M10]=1;IF(OR(SUM([.L9:.N11];-1)=2;SUM([.L9:.N11];-1)=3);1;0);IF(SUM([.L9:.N11])=3;1;0))" office:value-type="float" office:value="0" calcext:value-type="float">
            <text:p>0</text:p>
          </table:table-cell>
          <table:table-cell table:style-name="ce36" table:formula="of:=IF([.N10]=1;IF(OR(SUM([.M9:.O11];-1)=2;SUM([.M9:.O11];-1)=3);1;0);IF(SUM([.M9:.O11])=3;1;0))" office:value-type="float" office:value="1" calcext:value-type="float">
            <text:p>1</text:p>
          </table:table-cell>
          <table:table-cell table:style-name="ce36" table:formula="of:=IF([.O10]=1;IF(OR(SUM([.N9:.P11];-1)=2;SUM([.N9:.P11];-1)=3);1;0);IF(SUM([.N9:.P11])=3;1;0))" office:value-type="float" office:value="0" calcext:value-type="float">
            <text:p>0</text:p>
          </table:table-cell>
          <table:table-cell table:style-name="ce36" table:formula="of:=IF([.P10]=1;IF(OR(SUM([.O9:.Q11];-1)=2;SUM([.O9:.Q11];-1)=3);1;0);IF(SUM([.O9:.Q11])=3;1;0))" office:value-type="float" office:value="0" calcext:value-type="float">
            <text:p>0</text:p>
          </table:table-cell>
          <table:table-cell table:style-name="ce36" table:formula="of:=IF([.Q10]=1;IF(OR(SUM([.P9:.R11];-1)=2;SUM([.P9:.R11];-1)=3);1;0);IF(SUM([.P9:.R11])=3;1;0))" office:value-type="float" office:value="0" calcext:value-type="float">
            <text:p>0</text:p>
          </table:table-cell>
          <table:table-cell table:style-name="ce36" table:formula="of:=IF([.R10]=1;IF(OR(SUM([.Q9:.S11];-1)=2;SUM([.Q9:.S11];-1)=3);1;0);IF(SUM([.Q9:.S11])=3;1;0))" office:value-type="float" office:value="0" calcext:value-type="float">
            <text:p>0</text:p>
          </table:table-cell>
          <table:table-cell table:style-name="ce36" table:formula="of:=IF([.S10]=1;IF(OR(SUM([.R9:.T11];-1)=2;SUM([.R9:.T11];-1)=3);1;0);IF(SUM([.R9:.T11])=3;1;0))" office:value-type="float" office:value="0" calcext:value-type="float">
            <text:p>0</text:p>
          </table:table-cell>
          <table:table-cell table:style-name="ce36" table:formula="of:=IF([.T10]=1;IF(OR(SUM([.S9:.U11];-1)=2;SUM([.S9:.U11];-1)=3);1;0);IF(SUM([.S9:.U11])=3;1;0))" office:value-type="float" office:value="0" calcext:value-type="float">
            <text:p>0</text:p>
          </table:table-cell>
          <table:table-cell table:style-name="ce36" table:formula="of:=IF([.U10]=1;IF(OR(SUM([.T9:.V11];-1)=2;SUM([.T9:.V11];-1)=3);1;0);IF(SUM([.T9:.V11])=3;1;0))" office:value-type="float" office:value="0" calcext:value-type="float">
            <text:p>0</text:p>
          </table:table-cell>
          <table:table-cell table:style-name="ce36" table:formula="of:=IF([.V10]=1;IF(OR(SUM([.U9:.W11];-1)=2;SUM([.U9:.W11];-1)=3);1;0);IF(SUM([.U9:.W11])=3;1;0))" office:value-type="float" office:value="0" calcext:value-type="float">
            <text:p>0</text:p>
          </table:table-cell>
          <table:table-cell table:style-name="ce36" table:formula="of:=IF([.W10]=1;IF(OR(SUM([.V9:.X11];-1)=2;SUM([.V9:.X11];-1)=3);1;0);IF(SUM([.V9:.X11])=3;1;0))" office:value-type="float" office:value="0" calcext:value-type="float">
            <text:p>0</text:p>
          </table:table-cell>
          <table:table-cell table:style-name="ce36" table:formula="of:=IF([.X10]=1;IF(OR(SUM([.W9:.Y11];-1)=2;SUM([.W9:.Y11];-1)=3);1;0);IF(SUM([.W9:.Y11])=3;1;0))" office:value-type="float" office:value="0" calcext:value-type="float">
            <text:p>0</text:p>
          </table:table-cell>
          <table:table-cell table:style-name="ce36" table:formula="of:=IF([.Y10]=1;IF(OR(SUM([.X9:.Z11];-1)=2;SUM([.X9:.Z11];-1)=3);1;0);IF(SUM([.X9:.Z11])=3;1;0))" office:value-type="float" office:value="0" calcext:value-type="float">
            <text:p>0</text:p>
          </table:table-cell>
          <table:table-cell table:style-name="ce36" table:formula="of:=IF([.Z10]=1;IF(OR(SUM([.Y9:.AA11];-1)=2;SUM([.Y9:.AA11];-1)=3);1;0);IF(SUM([.Y9:.AA11])=3;1;0))" office:value-type="float" office:value="0" calcext:value-type="float">
            <text:p>0</text:p>
          </table:table-cell>
          <table:table-cell table:style-name="ce36" table:formula="of:=IF([.AA10]=1;IF(OR(SUM([.Z9:.AB11];-1)=2;SUM([.Z9:.AB11];-1)=3);1;0);IF(SUM([.Z9:.AB11])=3;1;0))" office:value-type="float" office:value="0" calcext:value-type="float">
            <text:p>0</text:p>
          </table:table-cell>
          <table:table-cell table:style-name="ce36" table:formula="of:=IF([.AB10]=1;IF(OR(SUM([.AA9:.AC11];-1)=2;SUM([.AA9:.AC11];-1)=3);1;0);IF(SUM([.AA9:.AC11])=3;1;0))" office:value-type="float" office:value="0" calcext:value-type="float">
            <text:p>0</text:p>
          </table:table-cell>
          <table:table-cell table:style-name="ce36" table:formula="of:=IF([.AC10]=1;IF(OR(SUM([.AB9:.AD11];-1)=2;SUM([.AB9:.AD11];-1)=3);1;0);IF(SUM([.AB9:.AD11])=3;1;0))" office:value-type="float" office:value="1" calcext:value-type="float">
            <text:p>1</text:p>
          </table:table-cell>
          <table:table-cell table:style-name="ce36" table:formula="of:=IF([.AD10]=1;IF(OR(SUM([.AC9:.AE11];-1)=2;SUM([.AC9:.AE11];-1)=3);1;0);IF(SUM([.AC9:.AE11])=3;1;0))" office:value-type="float" office:value="1" calcext:value-type="float">
            <text:p>1</text:p>
          </table:table-cell>
          <table:table-cell table:style-name="ce36" table:formula="of:=IF([.AE10]=1;IF(OR(SUM([.AD9:.AF11];-1)=2;SUM([.AD9:.AF11];-1)=3);1;0);IF(SUM([.AD9:.AF11])=3;1;0))" office:value-type="float" office:value="0" calcext:value-type="float">
            <text:p>0</text:p>
          </table:table-cell>
          <table:table-cell table:style-name="ce36" table:formula="of:=IF([.AF10]=1;IF(OR(SUM([.AE9:.AG11];-1)=2;SUM([.AE9:.AG11];-1)=3);1;0);IF(SUM([.AE9:.AG11])=3;1;0))" office:value-type="float" office:value="0" calcext:value-type="float">
            <text:p>0</text:p>
          </table:table-cell>
          <table:table-cell table:style-name="ce36" table:formula="of:=IF([.AG10]=1;IF(OR(SUM([.AF9:.AH11];-1)=2;SUM([.AF9:.AH11];-1)=3);1;0);IF(SUM([.AF9:.AH11])=3;1;0))" office:value-type="float" office:value="0" calcext:value-type="float">
            <text:p>0</text:p>
          </table:table-cell>
          <table:table-cell table:style-name="ce36" table:formula="of:=IF([.AH10]=1;IF(OR(SUM([.AG9:.AI11];-1)=2;SUM([.AG9:.AI11];-1)=3);1;0);IF(SUM([.AG9:.AI11])=3;1;0))" office:value-type="float" office:value="0" calcext:value-type="float">
            <text:p>0</text:p>
          </table:table-cell>
          <table:table-cell table:style-name="ce36" table:formula="of:=IF([.AI10]=1;IF(OR(SUM([.AH9:.AJ11];-1)=2;SUM([.AH9:.AJ11];-1)=3);1;0);IF(SUM([.AH9:.AJ11])=3;1;0))" office:value-type="float" office:value="0" calcext:value-type="float">
            <text:p>0</text:p>
          </table:table-cell>
          <table:table-cell table:style-name="ce36" table:formula="of:=IF([.AJ10]=1;IF(OR(SUM([.AI9:.AK11];-1)=2;SUM([.AI9:.AK11];-1)=3);1;0);IF(SUM([.AI9:.AK11])=3;1;0))" office:value-type="float" office:value="0" calcext:value-type="float">
            <text:p>0</text:p>
          </table:table-cell>
          <table:table-cell table:style-name="ce36" table:formula="of:=IF([.AK10]=1;IF(OR(SUM([.AJ9:.AL11];-1)=2;SUM([.AJ9:.AL11];-1)=3);1;0);IF(SUM([.AJ9:.AL11])=3;1;0))" office:value-type="float" office:value="0" calcext:value-type="float">
            <text:p>0</text:p>
          </table:table-cell>
          <table:table-cell table:style-name="ce36" table:formula="of:=IF([.AL10]=1;IF(OR(SUM([.AK9:.AM11];-1)=2;SUM([.AK9:.AM11];-1)=3);1;0);IF(SUM([.AK9:.AM11])=3;1;0))" office:value-type="float" office:value="0" calcext:value-type="float">
            <text:p>0</text:p>
          </table:table-cell>
          <table:table-cell table:style-name="ce36" table:formula="of:=IF([.AM10]=1;IF(OR(SUM([.AL9:.AN11];-1)=2;SUM([.AL9:.AN11];-1)=3);1;0);IF(SUM([.AL9:.AN11])=3;1;0))" office:value-type="float" office:value="0" calcext:value-type="float">
            <text:p>0</text:p>
          </table:table-cell>
          <table:table-cell table:style-name="ce36" table:formula="of:=IF([.AN10]=1;IF(OR(SUM([.AM9:.AO11];-1)=2;SUM([.AM9:.AO11];-1)=3);1;0);IF(SUM([.AM9:.AO11])=3;1;0))" office:value-type="float" office:value="0" calcext:value-type="float">
            <text:p>0</text:p>
          </table:table-cell>
          <table:table-cell table:style-name="ce36" table:formula="of:=IF([.AO10]=1;IF(OR(SUM([.AN9:.AP11];-1)=2;SUM([.AN9:.AP11];-1)=3);1;0);IF(SUM([.AN9:.AP11])=3;1;0))" office:value-type="float" office:value="0" calcext:value-type="float">
            <text:p>0</text:p>
          </table:table-cell>
          <table:table-cell table:style-name="ce36" table:formula="of:=IF([.AP10]=1;IF(OR(SUM([.AO9:.AQ11];-1)=2;SUM([.AO9:.AQ11];-1)=3);1;0);IF(SUM([.AO9:.AQ11])=3;1;0))" office:value-type="float" office:value="0" calcext:value-type="float">
            <text:p>0</text:p>
          </table:table-cell>
          <table:table-cell table:style-name="ce36" table:formula="of:=IF([.AQ10]=1;IF(OR(SUM([.AP9:.AR11];-1)=2;SUM([.AP9:.AR11];-1)=3);1;0);IF(SUM([.AP9:.AR11])=3;1;0))" office:value-type="float" office:value="0" calcext:value-type="float">
            <text:p>0</text:p>
          </table:table-cell>
          <table:table-cell table:style-name="ce36" table:formula="of:=IF([.AR10]=1;IF(OR(SUM([.AQ9:.AS11];-1)=2;SUM([.AQ9:.AS11];-1)=3);1;0);IF(SUM([.AQ9:.AS11])=3;1;0))" office:value-type="float" office:value="0" calcext:value-type="float">
            <text:p>0</text:p>
          </table:table-cell>
          <table:table-cell table:style-name="ce36" table:formula="of:=IF([.AS10]=1;IF(OR(SUM([.AR9:.AT11];-1)=2;SUM([.AR9:.AT11];-1)=3);1;0);IF(SUM([.AR9:.AT11])=3;1;0))" office:value-type="float" office:value="0" calcext:value-type="float">
            <text:p>0</text:p>
          </table:table-cell>
          <table:table-cell table:style-name="ce36" table:formula="of:=IF([.AT10]=1;IF(OR(SUM([.AS9:.AU11];-1)=2;SUM([.AS9:.AU11];-1)=3);1;0);IF(SUM([.AS9:.AU11])=3;1;0))" office:value-type="float" office:value="0" calcext:value-type="float">
            <text:p>0</text:p>
          </table:table-cell>
          <table:table-cell table:style-name="ce36" table:formula="of:=IF([.AU10]=1;IF(OR(SUM([.AT9:.AV11];-1)=2;SUM([.AT9:.AV11];-1)=3);1;0);IF(SUM([.AT9:.AV11])=3;1;0))" office:value-type="float" office:value="0" calcext:value-type="float">
            <text:p>0</text:p>
          </table:table-cell>
          <table:table-cell table:style-name="ce36" table:formula="of:=IF([.AV10]=1;IF(OR(SUM([.AU9:.AW11];-1)=2;SUM([.AU9:.AW11];-1)=3);1;0);IF(SUM([.AU9:.AW11])=3;1;0))" office:value-type="float" office:value="0" calcext:value-type="float">
            <text:p>0</text:p>
          </table:table-cell>
          <table:table-cell table:style-name="ce36" table:formula="of:=IF([.AW10]=1;IF(OR(SUM([.AV9:.AX11];-1)=2;SUM([.AV9:.AX11];-1)=3);1;0);IF(SUM([.AV9:.AX11])=3;1;0))" office:value-type="float" office:value="0" calcext:value-type="float">
            <text:p>0</text:p>
          </table:table-cell>
          <table:table-cell table:style-name="ce36" table:formula="of:=IF([.AX10]=1;IF(OR(SUM([.AW9:.AY11];-1)=2;SUM([.AW9:.AY11];-1)=3);1;0);IF(SUM([.AW9:.AY11])=3;1;0))" office:value-type="float" office:value="0" calcext:value-type="float">
            <text:p>0</text:p>
          </table:table-cell>
          <table:table-cell table:style-name="ce36" table:formula="of:=IF([.AY10]=1;IF(OR(SUM([.AX9:.AZ11];-1)=2;SUM([.AX9:.AZ11];-1)=3);1;0);IF(SUM([.AX9:.AZ11])=3;1;0))" office:value-type="float" office:value="0" calcext:value-type="float">
            <text:p>0</text:p>
          </table:table-cell>
          <table:table-cell table:style-name="ce36" table:formula="of:=IF([.AZ10]=1;IF(OR(SUM([.AY9:.BA11];-1)=2;SUM([.AY9:.BA11];-1)=3);1;0);IF(SUM([.AY9:.BA11])=3;1;0))" office:value-type="float" office:value="0" calcext:value-type="float">
            <text:p>0</text:p>
          </table:table-cell>
          <table:table-cell table:style-name="ce36" table:formula="of:=IF([.BA10]=1;IF(OR(SUM([.AZ9:.BB11];-1)=2;SUM([.AZ9:.BB11];-1)=3);1;0);IF(SUM([.AZ9:.BB11])=3;1;0))" office:value-type="float" office:value="0" calcext:value-type="float">
            <text:p>0</text:p>
          </table:table-cell>
          <table:table-cell table:style-name="ce36" table:formula="of:=IF([.BB10]=1;IF(OR(SUM([.BA9:.BC11];-1)=2;SUM([.BA9:.BC11];-1)=3);1;0);IF(SUM([.BA9:.BC11])=3;1;0))" office:value-type="float" office:value="0" calcext:value-type="float">
            <text:p>0</text:p>
          </table:table-cell>
          <table:table-cell table:style-name="ce36" table:formula="of:=IF([.BC10]=1;IF(OR(SUM([.BB9:.BD11];-1)=2;SUM([.BB9:.BD11];-1)=3);1;0);IF(SUM([.BB9:.BD11])=3;1;0))" office:value-type="float" office:value="0" calcext:value-type="float">
            <text:p>0</text:p>
          </table:table-cell>
          <table:table-cell table:style-name="ce36" table:formula="of:=IF([.BD10]=1;IF(OR(SUM([.BC9:.BE11];-1)=2;SUM([.BC9:.BE11];-1)=3);1;0);IF(SUM([.BC9:.BE11])=3;1;0))" office:value-type="float" office:value="0" calcext:value-type="float">
            <text:p>0</text:p>
          </table:table-cell>
          <table:table-cell table:style-name="ce36" table:formula="of:=IF([.BE10]=1;IF(OR(SUM([.BD9:.BF11];-1)=2;SUM([.BD9:.BF11];-1)=3);1;0);IF(SUM([.BD9:.BF11])=3;1;0))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 table:formula="of:=[.A11]+1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6" table:formula="of:=IF([.C11]=1;IF(OR(SUM([.B10:.D12];-1)=2;SUM([.B10:.D12];-1)=3);1;0);IF(SUM([.B10:.D12])=3;1;0))" office:value-type="float" office:value="0" calcext:value-type="float">
            <text:p>0</text:p>
          </table:table-cell>
          <table:table-cell table:style-name="ce36" table:formula="of:=IF([.D11]=1;IF(OR(SUM([.C10:.E12];-1)=2;SUM([.C10:.E12];-1)=3);1;0);IF(SUM([.C10:.E12])=3;1;0))" office:value-type="float" office:value="0" calcext:value-type="float">
            <text:p>0</text:p>
          </table:table-cell>
          <table:table-cell table:style-name="ce36" table:formula="of:=IF([.E11]=1;IF(OR(SUM([.D10:.F12];-1)=2;SUM([.D10:.F12];-1)=3);1;0);IF(SUM([.D10:.F12])=3;1;0))" office:value-type="float" office:value="0" calcext:value-type="float">
            <text:p>0</text:p>
          </table:table-cell>
          <table:table-cell table:style-name="ce36" table:formula="of:=IF([.F11]=1;IF(OR(SUM([.E10:.G12];-1)=2;SUM([.E10:.G12];-1)=3);1;0);IF(SUM([.E10:.G12])=3;1;0))" office:value-type="float" office:value="0" calcext:value-type="float">
            <text:p>0</text:p>
          </table:table-cell>
          <table:table-cell table:style-name="ce36" table:formula="of:=IF([.G11]=1;IF(OR(SUM([.F10:.H12];-1)=2;SUM([.F10:.H12];-1)=3);1;0);IF(SUM([.F10:.H12])=3;1;0))" office:value-type="float" office:value="0" calcext:value-type="float">
            <text:p>0</text:p>
          </table:table-cell>
          <table:table-cell table:style-name="ce36" table:formula="of:=IF([.H11]=1;IF(OR(SUM([.G10:.I12];-1)=2;SUM([.G10:.I12];-1)=3);1;0);IF(SUM([.G10:.I12])=3;1;0))" office:value-type="float" office:value="0" calcext:value-type="float">
            <text:p>0</text:p>
          </table:table-cell>
          <table:table-cell table:style-name="ce36" table:formula="of:=IF([.I11]=1;IF(OR(SUM([.H10:.J12];-1)=2;SUM([.H10:.J12];-1)=3);1;0);IF(SUM([.H10:.J12])=3;1;0))" office:value-type="float" office:value="0" calcext:value-type="float">
            <text:p>0</text:p>
          </table:table-cell>
          <table:table-cell table:style-name="ce36" table:formula="of:=IF([.J11]=1;IF(OR(SUM([.I10:.K12];-1)=2;SUM([.I10:.K12];-1)=3);1;0);IF(SUM([.I10:.K12])=3;1;0))" office:value-type="float" office:value="1" calcext:value-type="float">
            <text:p>1</text:p>
          </table:table-cell>
          <table:table-cell table:style-name="ce36" table:formula="of:=IF([.K11]=1;IF(OR(SUM([.J10:.L12];-1)=2;SUM([.J10:.L12];-1)=3);1;0);IF(SUM([.J10:.L12])=3;1;0))" office:value-type="float" office:value="0" calcext:value-type="float">
            <text:p>0</text:p>
          </table:table-cell>
          <table:table-cell table:style-name="ce36" table:formula="of:=IF([.L11]=1;IF(OR(SUM([.K10:.M12];-1)=2;SUM([.K10:.M12];-1)=3);1;0);IF(SUM([.K10:.M12])=3;1;0))" office:value-type="float" office:value="0" calcext:value-type="float">
            <text:p>0</text:p>
          </table:table-cell>
          <table:table-cell table:style-name="ce36" table:formula="of:=IF([.M11]=1;IF(OR(SUM([.L10:.N12];-1)=2;SUM([.L10:.N12];-1)=3);1;0);IF(SUM([.L10:.N12])=3;1;0))" office:value-type="float" office:value="0" calcext:value-type="float">
            <text:p>0</text:p>
          </table:table-cell>
          <table:table-cell table:style-name="ce36" table:formula="of:=IF([.N11]=1;IF(OR(SUM([.M10:.O12];-1)=2;SUM([.M10:.O12];-1)=3);1;0);IF(SUM([.M10:.O12])=3;1;0))" office:value-type="float" office:value="1" calcext:value-type="float">
            <text:p>1</text:p>
          </table:table-cell>
          <table:table-cell table:style-name="ce36" table:formula="of:=IF([.O11]=1;IF(OR(SUM([.N10:.P12];-1)=2;SUM([.N10:.P12];-1)=3);1;0);IF(SUM([.N10:.P12])=3;1;0))" office:value-type="float" office:value="0" calcext:value-type="float">
            <text:p>0</text:p>
          </table:table-cell>
          <table:table-cell table:style-name="ce36" table:formula="of:=IF([.P11]=1;IF(OR(SUM([.O10:.Q12];-1)=2;SUM([.O10:.Q12];-1)=3);1;0);IF(SUM([.O10:.Q12])=3;1;0))" office:value-type="float" office:value="0" calcext:value-type="float">
            <text:p>0</text:p>
          </table:table-cell>
          <table:table-cell table:style-name="ce36" table:formula="of:=IF([.Q11]=1;IF(OR(SUM([.P10:.R12];-1)=2;SUM([.P10:.R12];-1)=3);1;0);IF(SUM([.P10:.R12])=3;1;0))" office:value-type="float" office:value="0" calcext:value-type="float">
            <text:p>0</text:p>
          </table:table-cell>
          <table:table-cell table:style-name="ce36" table:formula="of:=IF([.R11]=1;IF(OR(SUM([.Q10:.S12];-1)=2;SUM([.Q10:.S12];-1)=3);1;0);IF(SUM([.Q10:.S12])=3;1;0))" office:value-type="float" office:value="0" calcext:value-type="float">
            <text:p>0</text:p>
          </table:table-cell>
          <table:table-cell table:style-name="ce36" table:formula="of:=IF([.S11]=1;IF(OR(SUM([.R10:.T12];-1)=2;SUM([.R10:.T12];-1)=3);1;0);IF(SUM([.R10:.T12])=3;1;0))" office:value-type="float" office:value="0" calcext:value-type="float">
            <text:p>0</text:p>
          </table:table-cell>
          <table:table-cell table:style-name="ce36" table:formula="of:=IF([.T11]=1;IF(OR(SUM([.S10:.U12];-1)=2;SUM([.S10:.U12];-1)=3);1;0);IF(SUM([.S10:.U12])=3;1;0))" office:value-type="float" office:value="0" calcext:value-type="float">
            <text:p>0</text:p>
          </table:table-cell>
          <table:table-cell table:style-name="ce36" table:formula="of:=IF([.U11]=1;IF(OR(SUM([.T10:.V12];-1)=2;SUM([.T10:.V12];-1)=3);1;0);IF(SUM([.T10:.V12])=3;1;0))" office:value-type="float" office:value="0" calcext:value-type="float">
            <text:p>0</text:p>
          </table:table-cell>
          <table:table-cell table:style-name="ce36" table:formula="of:=IF([.V11]=1;IF(OR(SUM([.U10:.W12];-1)=2;SUM([.U10:.W12];-1)=3);1;0);IF(SUM([.U10:.W12])=3;1;0))" office:value-type="float" office:value="0" calcext:value-type="float">
            <text:p>0</text:p>
          </table:table-cell>
          <table:table-cell table:style-name="ce36" table:formula="of:=IF([.W11]=1;IF(OR(SUM([.V10:.X12];-1)=2;SUM([.V10:.X12];-1)=3);1;0);IF(SUM([.V10:.X12])=3;1;0))" office:value-type="float" office:value="0" calcext:value-type="float">
            <text:p>0</text:p>
          </table:table-cell>
          <table:table-cell table:style-name="ce36" table:formula="of:=IF([.X11]=1;IF(OR(SUM([.W10:.Y12];-1)=2;SUM([.W10:.Y12];-1)=3);1;0);IF(SUM([.W10:.Y12])=3;1;0))" office:value-type="float" office:value="0" calcext:value-type="float">
            <text:p>0</text:p>
          </table:table-cell>
          <table:table-cell table:style-name="ce36" table:formula="of:=IF([.Y11]=1;IF(OR(SUM([.X10:.Z12];-1)=2;SUM([.X10:.Z12];-1)=3);1;0);IF(SUM([.X10:.Z12])=3;1;0))" office:value-type="float" office:value="0" calcext:value-type="float">
            <text:p>0</text:p>
          </table:table-cell>
          <table:table-cell table:style-name="ce36" table:formula="of:=IF([.Z11]=1;IF(OR(SUM([.Y10:.AA12];-1)=2;SUM([.Y10:.AA12];-1)=3);1;0);IF(SUM([.Y10:.AA12])=3;1;0))" office:value-type="float" office:value="0" calcext:value-type="float">
            <text:p>0</text:p>
          </table:table-cell>
          <table:table-cell table:style-name="ce36" table:formula="of:=IF([.AA11]=1;IF(OR(SUM([.Z10:.AB12];-1)=2;SUM([.Z10:.AB12];-1)=3);1;0);IF(SUM([.Z10:.AB12])=3;1;0))" office:value-type="float" office:value="0" calcext:value-type="float">
            <text:p>0</text:p>
          </table:table-cell>
          <table:table-cell table:style-name="ce36" table:formula="of:=IF([.AB11]=1;IF(OR(SUM([.AA10:.AC12];-1)=2;SUM([.AA10:.AC12];-1)=3);1;0);IF(SUM([.AA10:.AC12])=3;1;0))" office:value-type="float" office:value="0" calcext:value-type="float">
            <text:p>0</text:p>
          </table:table-cell>
          <table:table-cell table:style-name="ce36" table:formula="of:=IF([.AC11]=1;IF(OR(SUM([.AB10:.AD12];-1)=2;SUM([.AB10:.AD12];-1)=3);1;0);IF(SUM([.AB10:.AD12])=3;1;0))" office:value-type="float" office:value="0" calcext:value-type="float">
            <text:p>0</text:p>
          </table:table-cell>
          <table:table-cell table:style-name="ce36" table:formula="of:=IF([.AD11]=1;IF(OR(SUM([.AC10:.AE12];-1)=2;SUM([.AC10:.AE12];-1)=3);1;0);IF(SUM([.AC10:.AE12])=3;1;0))" office:value-type="float" office:value="1" calcext:value-type="float">
            <text:p>1</text:p>
          </table:table-cell>
          <table:table-cell table:style-name="ce36" table:formula="of:=IF([.AE11]=1;IF(OR(SUM([.AD10:.AF12];-1)=2;SUM([.AD10:.AF12];-1)=3);1;0);IF(SUM([.AD10:.AF12])=3;1;0))" office:value-type="float" office:value="0" calcext:value-type="float">
            <text:p>0</text:p>
          </table:table-cell>
          <table:table-cell table:style-name="ce36" table:formula="of:=IF([.AF11]=1;IF(OR(SUM([.AE10:.AG12];-1)=2;SUM([.AE10:.AG12];-1)=3);1;0);IF(SUM([.AE10:.AG12])=3;1;0))" office:value-type="float" office:value="0" calcext:value-type="float">
            <text:p>0</text:p>
          </table:table-cell>
          <table:table-cell table:style-name="ce36" table:formula="of:=IF([.AG11]=1;IF(OR(SUM([.AF10:.AH12];-1)=2;SUM([.AF10:.AH12];-1)=3);1;0);IF(SUM([.AF10:.AH12])=3;1;0))" office:value-type="float" office:value="0" calcext:value-type="float">
            <text:p>0</text:p>
          </table:table-cell>
          <table:table-cell table:style-name="ce36" table:formula="of:=IF([.AH11]=1;IF(OR(SUM([.AG10:.AI12];-1)=2;SUM([.AG10:.AI12];-1)=3);1;0);IF(SUM([.AG10:.AI12])=3;1;0))" office:value-type="float" office:value="0" calcext:value-type="float">
            <text:p>0</text:p>
          </table:table-cell>
          <table:table-cell table:style-name="ce36" table:formula="of:=IF([.AI11]=1;IF(OR(SUM([.AH10:.AJ12];-1)=2;SUM([.AH10:.AJ12];-1)=3);1;0);IF(SUM([.AH10:.AJ12])=3;1;0))" office:value-type="float" office:value="0" calcext:value-type="float">
            <text:p>0</text:p>
          </table:table-cell>
          <table:table-cell table:style-name="ce36" table:formula="of:=IF([.AJ11]=1;IF(OR(SUM([.AI10:.AK12];-1)=2;SUM([.AI10:.AK12];-1)=3);1;0);IF(SUM([.AI10:.AK12])=3;1;0))" office:value-type="float" office:value="0" calcext:value-type="float">
            <text:p>0</text:p>
          </table:table-cell>
          <table:table-cell table:style-name="ce36" table:formula="of:=IF([.AK11]=1;IF(OR(SUM([.AJ10:.AL12];-1)=2;SUM([.AJ10:.AL12];-1)=3);1;0);IF(SUM([.AJ10:.AL12])=3;1;0))" office:value-type="float" office:value="0" calcext:value-type="float">
            <text:p>0</text:p>
          </table:table-cell>
          <table:table-cell table:style-name="ce36" table:formula="of:=IF([.AL11]=1;IF(OR(SUM([.AK10:.AM12];-1)=2;SUM([.AK10:.AM12];-1)=3);1;0);IF(SUM([.AK10:.AM12])=3;1;0))" office:value-type="float" office:value="0" calcext:value-type="float">
            <text:p>0</text:p>
          </table:table-cell>
          <table:table-cell table:style-name="ce36" table:formula="of:=IF([.AM11]=1;IF(OR(SUM([.AL10:.AN12];-1)=2;SUM([.AL10:.AN12];-1)=3);1;0);IF(SUM([.AL10:.AN12])=3;1;0))" office:value-type="float" office:value="0" calcext:value-type="float">
            <text:p>0</text:p>
          </table:table-cell>
          <table:table-cell table:style-name="ce36" table:formula="of:=IF([.AN11]=1;IF(OR(SUM([.AM10:.AO12];-1)=2;SUM([.AM10:.AO12];-1)=3);1;0);IF(SUM([.AM10:.AO12])=3;1;0))" office:value-type="float" office:value="0" calcext:value-type="float">
            <text:p>0</text:p>
          </table:table-cell>
          <table:table-cell table:style-name="ce36" table:formula="of:=IF([.AO11]=1;IF(OR(SUM([.AN10:.AP12];-1)=2;SUM([.AN10:.AP12];-1)=3);1;0);IF(SUM([.AN10:.AP12])=3;1;0))" office:value-type="float" office:value="0" calcext:value-type="float">
            <text:p>0</text:p>
          </table:table-cell>
          <table:table-cell table:style-name="ce36" table:formula="of:=IF([.AP11]=1;IF(OR(SUM([.AO10:.AQ12];-1)=2;SUM([.AO10:.AQ12];-1)=3);1;0);IF(SUM([.AO10:.AQ12])=3;1;0))" office:value-type="float" office:value="0" calcext:value-type="float">
            <text:p>0</text:p>
          </table:table-cell>
          <table:table-cell table:style-name="ce36" table:formula="of:=IF([.AQ11]=1;IF(OR(SUM([.AP10:.AR12];-1)=2;SUM([.AP10:.AR12];-1)=3);1;0);IF(SUM([.AP10:.AR12])=3;1;0))" office:value-type="float" office:value="0" calcext:value-type="float">
            <text:p>0</text:p>
          </table:table-cell>
          <table:table-cell table:style-name="ce36" table:formula="of:=IF([.AR11]=1;IF(OR(SUM([.AQ10:.AS12];-1)=2;SUM([.AQ10:.AS12];-1)=3);1;0);IF(SUM([.AQ10:.AS12])=3;1;0))" office:value-type="float" office:value="0" calcext:value-type="float">
            <text:p>0</text:p>
          </table:table-cell>
          <table:table-cell table:style-name="ce36" table:formula="of:=IF([.AS11]=1;IF(OR(SUM([.AR10:.AT12];-1)=2;SUM([.AR10:.AT12];-1)=3);1;0);IF(SUM([.AR10:.AT12])=3;1;0))" office:value-type="float" office:value="0" calcext:value-type="float">
            <text:p>0</text:p>
          </table:table-cell>
          <table:table-cell table:style-name="ce36" table:formula="of:=IF([.AT11]=1;IF(OR(SUM([.AS10:.AU12];-1)=2;SUM([.AS10:.AU12];-1)=3);1;0);IF(SUM([.AS10:.AU12])=3;1;0))" office:value-type="float" office:value="0" calcext:value-type="float">
            <text:p>0</text:p>
          </table:table-cell>
          <table:table-cell table:style-name="ce36" table:formula="of:=IF([.AU11]=1;IF(OR(SUM([.AT10:.AV12];-1)=2;SUM([.AT10:.AV12];-1)=3);1;0);IF(SUM([.AT10:.AV12])=3;1;0))" office:value-type="float" office:value="0" calcext:value-type="float">
            <text:p>0</text:p>
          </table:table-cell>
          <table:table-cell table:style-name="ce36" table:formula="of:=IF([.AV11]=1;IF(OR(SUM([.AU10:.AW12];-1)=2;SUM([.AU10:.AW12];-1)=3);1;0);IF(SUM([.AU10:.AW12])=3;1;0))" office:value-type="float" office:value="0" calcext:value-type="float">
            <text:p>0</text:p>
          </table:table-cell>
          <table:table-cell table:style-name="ce36" table:formula="of:=IF([.AW11]=1;IF(OR(SUM([.AV10:.AX12];-1)=2;SUM([.AV10:.AX12];-1)=3);1;0);IF(SUM([.AV10:.AX12])=3;1;0))" office:value-type="float" office:value="0" calcext:value-type="float">
            <text:p>0</text:p>
          </table:table-cell>
          <table:table-cell table:style-name="ce36" table:formula="of:=IF([.AX11]=1;IF(OR(SUM([.AW10:.AY12];-1)=2;SUM([.AW10:.AY12];-1)=3);1;0);IF(SUM([.AW10:.AY12])=3;1;0))" office:value-type="float" office:value="0" calcext:value-type="float">
            <text:p>0</text:p>
          </table:table-cell>
          <table:table-cell table:style-name="ce36" table:formula="of:=IF([.AY11]=1;IF(OR(SUM([.AX10:.AZ12];-1)=2;SUM([.AX10:.AZ12];-1)=3);1;0);IF(SUM([.AX10:.AZ12])=3;1;0))" office:value-type="float" office:value="0" calcext:value-type="float">
            <text:p>0</text:p>
          </table:table-cell>
          <table:table-cell table:style-name="ce36" table:formula="of:=IF([.AZ11]=1;IF(OR(SUM([.AY10:.BA12];-1)=2;SUM([.AY10:.BA12];-1)=3);1;0);IF(SUM([.AY10:.BA12])=3;1;0))" office:value-type="float" office:value="0" calcext:value-type="float">
            <text:p>0</text:p>
          </table:table-cell>
          <table:table-cell table:style-name="ce36" table:formula="of:=IF([.BA11]=1;IF(OR(SUM([.AZ10:.BB12];-1)=2;SUM([.AZ10:.BB12];-1)=3);1;0);IF(SUM([.AZ10:.BB12])=3;1;0))" office:value-type="float" office:value="0" calcext:value-type="float">
            <text:p>0</text:p>
          </table:table-cell>
          <table:table-cell table:style-name="ce36" table:formula="of:=IF([.BB11]=1;IF(OR(SUM([.BA10:.BC12];-1)=2;SUM([.BA10:.BC12];-1)=3);1;0);IF(SUM([.BA10:.BC12])=3;1;0))" office:value-type="float" office:value="0" calcext:value-type="float">
            <text:p>0</text:p>
          </table:table-cell>
          <table:table-cell table:style-name="ce36" table:formula="of:=IF([.BC11]=1;IF(OR(SUM([.BB10:.BD12];-1)=2;SUM([.BB10:.BD12];-1)=3);1;0);IF(SUM([.BB10:.BD12])=3;1;0))" office:value-type="float" office:value="0" calcext:value-type="float">
            <text:p>0</text:p>
          </table:table-cell>
          <table:table-cell table:style-name="ce36" table:formula="of:=IF([.BD11]=1;IF(OR(SUM([.BC10:.BE12];-1)=2;SUM([.BC10:.BE12];-1)=3);1;0);IF(SUM([.BC10:.BE12])=3;1;0))" office:value-type="float" office:value="0" calcext:value-type="float">
            <text:p>0</text:p>
          </table:table-cell>
          <table:table-cell table:style-name="ce36" table:formula="of:=IF([.BE11]=1;IF(OR(SUM([.BD10:.BF12];-1)=2;SUM([.BD10:.BF12];-1)=3);1;0);IF(SUM([.BD10:.BF12])=3;1;0))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36" table:formula="of:=IF([.C12]=1;IF(OR(SUM([.B11:.D13];-1)=2;SUM([.B11:.D13];-1)=3);1;0);IF(SUM([.B11:.D13])=3;1;0))" office:value-type="float" office:value="0" calcext:value-type="float">
            <text:p>0</text:p>
          </table:table-cell>
          <table:table-cell table:style-name="ce36" table:formula="of:=IF([.D12]=1;IF(OR(SUM([.C11:.E13];-1)=2;SUM([.C11:.E13];-1)=3);1;0);IF(SUM([.C11:.E13])=3;1;0))" office:value-type="float" office:value="0" calcext:value-type="float">
            <text:p>0</text:p>
          </table:table-cell>
          <table:table-cell table:style-name="ce36" table:formula="of:=IF([.E12]=1;IF(OR(SUM([.D11:.F13];-1)=2;SUM([.D11:.F13];-1)=3);1;0);IF(SUM([.D11:.F13])=3;1;0))" office:value-type="float" office:value="0" calcext:value-type="float">
            <text:p>0</text:p>
          </table:table-cell>
          <table:table-cell table:style-name="ce36" table:formula="of:=IF([.F12]=1;IF(OR(SUM([.E11:.G13];-1)=2;SUM([.E11:.G13];-1)=3);1;0);IF(SUM([.E11:.G13])=3;1;0))" office:value-type="float" office:value="0" calcext:value-type="float">
            <text:p>0</text:p>
          </table:table-cell>
          <table:table-cell table:style-name="ce36" table:formula="of:=IF([.G12]=1;IF(OR(SUM([.F11:.H13];-1)=2;SUM([.F11:.H13];-1)=3);1;0);IF(SUM([.F11:.H13])=3;1;0))" office:value-type="float" office:value="0" calcext:value-type="float">
            <text:p>0</text:p>
          </table:table-cell>
          <table:table-cell table:style-name="ce36" table:formula="of:=IF([.H12]=1;IF(OR(SUM([.G11:.I13];-1)=2;SUM([.G11:.I13];-1)=3);1;0);IF(SUM([.G11:.I13])=3;1;0))" office:value-type="float" office:value="0" calcext:value-type="float">
            <text:p>0</text:p>
          </table:table-cell>
          <table:table-cell table:style-name="ce36" table:formula="of:=IF([.I12]=1;IF(OR(SUM([.H11:.J13];-1)=2;SUM([.H11:.J13];-1)=3);1;0);IF(SUM([.H11:.J13])=3;1;0))" office:value-type="float" office:value="0" calcext:value-type="float">
            <text:p>0</text:p>
          </table:table-cell>
          <table:table-cell table:style-name="ce36" table:formula="of:=IF([.J12]=1;IF(OR(SUM([.I11:.K13];-1)=2;SUM([.I11:.K13];-1)=3);1;0);IF(SUM([.I11:.K13])=3;1;0))" office:value-type="float" office:value="1" calcext:value-type="float">
            <text:p>1</text:p>
          </table:table-cell>
          <table:table-cell table:style-name="ce36" table:formula="of:=IF([.K12]=1;IF(OR(SUM([.J11:.L13];-1)=2;SUM([.J11:.L13];-1)=3);1;0);IF(SUM([.J11:.L13])=3;1;0))" office:value-type="float" office:value="0" calcext:value-type="float">
            <text:p>0</text:p>
          </table:table-cell>
          <table:table-cell table:style-name="ce36" table:formula="of:=IF([.L12]=1;IF(OR(SUM([.K11:.M13];-1)=2;SUM([.K11:.M13];-1)=3);1;0);IF(SUM([.K11:.M13])=3;1;0))" office:value-type="float" office:value="0" calcext:value-type="float">
            <text:p>0</text:p>
          </table:table-cell>
          <table:table-cell table:style-name="ce36" table:formula="of:=IF([.M12]=1;IF(OR(SUM([.L11:.N13];-1)=2;SUM([.L11:.N13];-1)=3);1;0);IF(SUM([.L11:.N13])=3;1;0))" office:value-type="float" office:value="0" calcext:value-type="float">
            <text:p>0</text:p>
          </table:table-cell>
          <table:table-cell table:style-name="ce36" table:formula="of:=IF([.N12]=1;IF(OR(SUM([.M11:.O13];-1)=2;SUM([.M11:.O13];-1)=3);1;0);IF(SUM([.M11:.O13])=3;1;0))" office:value-type="float" office:value="1" calcext:value-type="float">
            <text:p>1</text:p>
          </table:table-cell>
          <table:table-cell table:style-name="ce36" table:formula="of:=IF([.O12]=1;IF(OR(SUM([.N11:.P13];-1)=2;SUM([.N11:.P13];-1)=3);1;0);IF(SUM([.N11:.P13])=3;1;0))" office:value-type="float" office:value="0" calcext:value-type="float">
            <text:p>0</text:p>
          </table:table-cell>
          <table:table-cell table:style-name="ce36" table:formula="of:=IF([.P12]=1;IF(OR(SUM([.O11:.Q13];-1)=2;SUM([.O11:.Q13];-1)=3);1;0);IF(SUM([.O11:.Q13])=3;1;0))" office:value-type="float" office:value="0" calcext:value-type="float">
            <text:p>0</text:p>
          </table:table-cell>
          <table:table-cell table:style-name="ce36" table:formula="of:=IF([.Q12]=1;IF(OR(SUM([.P11:.R13];-1)=2;SUM([.P11:.R13];-1)=3);1;0);IF(SUM([.P11:.R13])=3;1;0))" office:value-type="float" office:value="0" calcext:value-type="float">
            <text:p>0</text:p>
          </table:table-cell>
          <table:table-cell table:style-name="ce36" table:formula="of:=IF([.R12]=1;IF(OR(SUM([.Q11:.S13];-1)=2;SUM([.Q11:.S13];-1)=3);1;0);IF(SUM([.Q11:.S13])=3;1;0))" office:value-type="float" office:value="0" calcext:value-type="float">
            <text:p>0</text:p>
          </table:table-cell>
          <table:table-cell table:style-name="ce36" table:formula="of:=IF([.S12]=1;IF(OR(SUM([.R11:.T13];-1)=2;SUM([.R11:.T13];-1)=3);1;0);IF(SUM([.R11:.T13])=3;1;0))" office:value-type="float" office:value="0" calcext:value-type="float">
            <text:p>0</text:p>
          </table:table-cell>
          <table:table-cell table:style-name="ce36" table:formula="of:=IF([.T12]=1;IF(OR(SUM([.S11:.U13];-1)=2;SUM([.S11:.U13];-1)=3);1;0);IF(SUM([.S11:.U13])=3;1;0))" office:value-type="float" office:value="0" calcext:value-type="float">
            <text:p>0</text:p>
          </table:table-cell>
          <table:table-cell table:style-name="ce36" table:formula="of:=IF([.U12]=1;IF(OR(SUM([.T11:.V13];-1)=2;SUM([.T11:.V13];-1)=3);1;0);IF(SUM([.T11:.V13])=3;1;0))" office:value-type="float" office:value="0" calcext:value-type="float">
            <text:p>0</text:p>
          </table:table-cell>
          <table:table-cell table:style-name="ce36" table:formula="of:=IF([.V12]=1;IF(OR(SUM([.U11:.W13];-1)=2;SUM([.U11:.W13];-1)=3);1;0);IF(SUM([.U11:.W13])=3;1;0))" office:value-type="float" office:value="0" calcext:value-type="float">
            <text:p>0</text:p>
          </table:table-cell>
          <table:table-cell table:style-name="ce36" table:formula="of:=IF([.W12]=1;IF(OR(SUM([.V11:.X13];-1)=2;SUM([.V11:.X13];-1)=3);1;0);IF(SUM([.V11:.X13])=3;1;0))" office:value-type="float" office:value="0" calcext:value-type="float">
            <text:p>0</text:p>
          </table:table-cell>
          <table:table-cell table:style-name="ce36" table:formula="of:=IF([.X12]=1;IF(OR(SUM([.W11:.Y13];-1)=2;SUM([.W11:.Y13];-1)=3);1;0);IF(SUM([.W11:.Y13])=3;1;0))" office:value-type="float" office:value="0" calcext:value-type="float">
            <text:p>0</text:p>
          </table:table-cell>
          <table:table-cell table:style-name="ce36" table:formula="of:=IF([.Y12]=1;IF(OR(SUM([.X11:.Z13];-1)=2;SUM([.X11:.Z13];-1)=3);1;0);IF(SUM([.X11:.Z13])=3;1;0))" office:value-type="float" office:value="0" calcext:value-type="float">
            <text:p>0</text:p>
          </table:table-cell>
          <table:table-cell table:style-name="ce36" table:formula="of:=IF([.Z12]=1;IF(OR(SUM([.Y11:.AA13];-1)=2;SUM([.Y11:.AA13];-1)=3);1;0);IF(SUM([.Y11:.AA13])=3;1;0))" office:value-type="float" office:value="0" calcext:value-type="float">
            <text:p>0</text:p>
          </table:table-cell>
          <table:table-cell table:style-name="ce36" table:formula="of:=IF([.AA12]=1;IF(OR(SUM([.Z11:.AB13];-1)=2;SUM([.Z11:.AB13];-1)=3);1;0);IF(SUM([.Z11:.AB13])=3;1;0))" office:value-type="float" office:value="0" calcext:value-type="float">
            <text:p>0</text:p>
          </table:table-cell>
          <table:table-cell table:style-name="ce36" table:formula="of:=IF([.AB12]=1;IF(OR(SUM([.AA11:.AC13];-1)=2;SUM([.AA11:.AC13];-1)=3);1;0);IF(SUM([.AA11:.AC13])=3;1;0))" office:value-type="float" office:value="0" calcext:value-type="float">
            <text:p>0</text:p>
          </table:table-cell>
          <table:table-cell table:style-name="ce36" table:formula="of:=IF([.AC12]=1;IF(OR(SUM([.AB11:.AD13];-1)=2;SUM([.AB11:.AD13];-1)=3);1;0);IF(SUM([.AB11:.AD13])=3;1;0))" office:value-type="float" office:value="0" calcext:value-type="float">
            <text:p>0</text:p>
          </table:table-cell>
          <table:table-cell table:style-name="ce36" table:formula="of:=IF([.AD12]=1;IF(OR(SUM([.AC11:.AE13];-1)=2;SUM([.AC11:.AE13];-1)=3);1;0);IF(SUM([.AC11:.AE13])=3;1;0))" office:value-type="float" office:value="0" calcext:value-type="float">
            <text:p>0</text:p>
          </table:table-cell>
          <table:table-cell table:style-name="ce36" table:formula="of:=IF([.AE12]=1;IF(OR(SUM([.AD11:.AF13];-1)=2;SUM([.AD11:.AF13];-1)=3);1;0);IF(SUM([.AD11:.AF13])=3;1;0))" office:value-type="float" office:value="0" calcext:value-type="float">
            <text:p>0</text:p>
          </table:table-cell>
          <table:table-cell table:style-name="ce36" table:formula="of:=IF([.AF12]=1;IF(OR(SUM([.AE11:.AG13];-1)=2;SUM([.AE11:.AG13];-1)=3);1;0);IF(SUM([.AE11:.AG13])=3;1;0))" office:value-type="float" office:value="0" calcext:value-type="float">
            <text:p>0</text:p>
          </table:table-cell>
          <table:table-cell table:style-name="ce36" table:formula="of:=IF([.AG12]=1;IF(OR(SUM([.AF11:.AH13];-1)=2;SUM([.AF11:.AH13];-1)=3);1;0);IF(SUM([.AF11:.AH13])=3;1;0))" office:value-type="float" office:value="0" calcext:value-type="float">
            <text:p>0</text:p>
          </table:table-cell>
          <table:table-cell table:style-name="ce36" table:formula="of:=IF([.AH12]=1;IF(OR(SUM([.AG11:.AI13];-1)=2;SUM([.AG11:.AI13];-1)=3);1;0);IF(SUM([.AG11:.AI13])=3;1;0))" office:value-type="float" office:value="0" calcext:value-type="float">
            <text:p>0</text:p>
          </table:table-cell>
          <table:table-cell table:style-name="ce36" table:formula="of:=IF([.AI12]=1;IF(OR(SUM([.AH11:.AJ13];-1)=2;SUM([.AH11:.AJ13];-1)=3);1;0);IF(SUM([.AH11:.AJ13])=3;1;0))" office:value-type="float" office:value="0" calcext:value-type="float">
            <text:p>0</text:p>
          </table:table-cell>
          <table:table-cell table:style-name="ce36" table:formula="of:=IF([.AJ12]=1;IF(OR(SUM([.AI11:.AK13];-1)=2;SUM([.AI11:.AK13];-1)=3);1;0);IF(SUM([.AI11:.AK13])=3;1;0))" office:value-type="float" office:value="0" calcext:value-type="float">
            <text:p>0</text:p>
          </table:table-cell>
          <table:table-cell table:style-name="ce36" table:formula="of:=IF([.AK12]=1;IF(OR(SUM([.AJ11:.AL13];-1)=2;SUM([.AJ11:.AL13];-1)=3);1;0);IF(SUM([.AJ11:.AL13])=3;1;0))" office:value-type="float" office:value="0" calcext:value-type="float">
            <text:p>0</text:p>
          </table:table-cell>
          <table:table-cell table:style-name="ce36" table:formula="of:=IF([.AL12]=1;IF(OR(SUM([.AK11:.AM13];-1)=2;SUM([.AK11:.AM13];-1)=3);1;0);IF(SUM([.AK11:.AM13])=3;1;0))" office:value-type="float" office:value="0" calcext:value-type="float">
            <text:p>0</text:p>
          </table:table-cell>
          <table:table-cell table:style-name="ce36" table:formula="of:=IF([.AM12]=1;IF(OR(SUM([.AL11:.AN13];-1)=2;SUM([.AL11:.AN13];-1)=3);1;0);IF(SUM([.AL11:.AN13])=3;1;0))" office:value-type="float" office:value="0" calcext:value-type="float">
            <text:p>0</text:p>
          </table:table-cell>
          <table:table-cell table:style-name="ce36" table:formula="of:=IF([.AN12]=1;IF(OR(SUM([.AM11:.AO13];-1)=2;SUM([.AM11:.AO13];-1)=3);1;0);IF(SUM([.AM11:.AO13])=3;1;0))" office:value-type="float" office:value="0" calcext:value-type="float">
            <text:p>0</text:p>
          </table:table-cell>
          <table:table-cell table:style-name="ce36" table:formula="of:=IF([.AO12]=1;IF(OR(SUM([.AN11:.AP13];-1)=2;SUM([.AN11:.AP13];-1)=3);1;0);IF(SUM([.AN11:.AP13])=3;1;0))" office:value-type="float" office:value="0" calcext:value-type="float">
            <text:p>0</text:p>
          </table:table-cell>
          <table:table-cell table:style-name="ce36" table:formula="of:=IF([.AP12]=1;IF(OR(SUM([.AO11:.AQ13];-1)=2;SUM([.AO11:.AQ13];-1)=3);1;0);IF(SUM([.AO11:.AQ13])=3;1;0))" office:value-type="float" office:value="0" calcext:value-type="float">
            <text:p>0</text:p>
          </table:table-cell>
          <table:table-cell table:style-name="ce36" table:formula="of:=IF([.AQ12]=1;IF(OR(SUM([.AP11:.AR13];-1)=2;SUM([.AP11:.AR13];-1)=3);1;0);IF(SUM([.AP11:.AR13])=3;1;0))" office:value-type="float" office:value="0" calcext:value-type="float">
            <text:p>0</text:p>
          </table:table-cell>
          <table:table-cell table:style-name="ce36" table:formula="of:=IF([.AR12]=1;IF(OR(SUM([.AQ11:.AS13];-1)=2;SUM([.AQ11:.AS13];-1)=3);1;0);IF(SUM([.AQ11:.AS13])=3;1;0))" office:value-type="float" office:value="0" calcext:value-type="float">
            <text:p>0</text:p>
          </table:table-cell>
          <table:table-cell table:style-name="ce36" table:formula="of:=IF([.AS12]=1;IF(OR(SUM([.AR11:.AT13];-1)=2;SUM([.AR11:.AT13];-1)=3);1;0);IF(SUM([.AR11:.AT13])=3;1;0))" office:value-type="float" office:value="0" calcext:value-type="float">
            <text:p>0</text:p>
          </table:table-cell>
          <table:table-cell table:style-name="ce36" table:formula="of:=IF([.AT12]=1;IF(OR(SUM([.AS11:.AU13];-1)=2;SUM([.AS11:.AU13];-1)=3);1;0);IF(SUM([.AS11:.AU13])=3;1;0))" office:value-type="float" office:value="0" calcext:value-type="float">
            <text:p>0</text:p>
          </table:table-cell>
          <table:table-cell table:style-name="ce36" table:formula="of:=IF([.AU12]=1;IF(OR(SUM([.AT11:.AV13];-1)=2;SUM([.AT11:.AV13];-1)=3);1;0);IF(SUM([.AT11:.AV13])=3;1;0))" office:value-type="float" office:value="0" calcext:value-type="float">
            <text:p>0</text:p>
          </table:table-cell>
          <table:table-cell table:style-name="ce36" table:formula="of:=IF([.AV12]=1;IF(OR(SUM([.AU11:.AW13];-1)=2;SUM([.AU11:.AW13];-1)=3);1;0);IF(SUM([.AU11:.AW13])=3;1;0))" office:value-type="float" office:value="0" calcext:value-type="float">
            <text:p>0</text:p>
          </table:table-cell>
          <table:table-cell table:style-name="ce36" table:formula="of:=IF([.AW12]=1;IF(OR(SUM([.AV11:.AX13];-1)=2;SUM([.AV11:.AX13];-1)=3);1;0);IF(SUM([.AV11:.AX13])=3;1;0))" office:value-type="float" office:value="0" calcext:value-type="float">
            <text:p>0</text:p>
          </table:table-cell>
          <table:table-cell table:style-name="ce36" table:formula="of:=IF([.AX12]=1;IF(OR(SUM([.AW11:.AY13];-1)=2;SUM([.AW11:.AY13];-1)=3);1;0);IF(SUM([.AW11:.AY13])=3;1;0))" office:value-type="float" office:value="0" calcext:value-type="float">
            <text:p>0</text:p>
          </table:table-cell>
          <table:table-cell table:style-name="ce36" table:formula="of:=IF([.AY12]=1;IF(OR(SUM([.AX11:.AZ13];-1)=2;SUM([.AX11:.AZ13];-1)=3);1;0);IF(SUM([.AX11:.AZ13])=3;1;0))" office:value-type="float" office:value="0" calcext:value-type="float">
            <text:p>0</text:p>
          </table:table-cell>
          <table:table-cell table:style-name="ce36" table:formula="of:=IF([.AZ12]=1;IF(OR(SUM([.AY11:.BA13];-1)=2;SUM([.AY11:.BA13];-1)=3);1;0);IF(SUM([.AY11:.BA13])=3;1;0))" office:value-type="float" office:value="0" calcext:value-type="float">
            <text:p>0</text:p>
          </table:table-cell>
          <table:table-cell table:style-name="ce36" table:formula="of:=IF([.BA12]=1;IF(OR(SUM([.AZ11:.BB13];-1)=2;SUM([.AZ11:.BB13];-1)=3);1;0);IF(SUM([.AZ11:.BB13])=3;1;0))" office:value-type="float" office:value="0" calcext:value-type="float">
            <text:p>0</text:p>
          </table:table-cell>
          <table:table-cell table:style-name="ce36" table:formula="of:=IF([.BB12]=1;IF(OR(SUM([.BA11:.BC13];-1)=2;SUM([.BA11:.BC13];-1)=3);1;0);IF(SUM([.BA11:.BC13])=3;1;0))" office:value-type="float" office:value="0" calcext:value-type="float">
            <text:p>0</text:p>
          </table:table-cell>
          <table:table-cell table:style-name="ce36" table:formula="of:=IF([.BC12]=1;IF(OR(SUM([.BB11:.BD13];-1)=2;SUM([.BB11:.BD13];-1)=3);1;0);IF(SUM([.BB11:.BD13])=3;1;0))" office:value-type="float" office:value="0" calcext:value-type="float">
            <text:p>0</text:p>
          </table:table-cell>
          <table:table-cell table:style-name="ce36" table:formula="of:=IF([.BD12]=1;IF(OR(SUM([.BC11:.BE13];-1)=2;SUM([.BC11:.BE13];-1)=3);1;0);IF(SUM([.BC11:.BE13])=3;1;0))" office:value-type="float" office:value="0" calcext:value-type="float">
            <text:p>0</text:p>
          </table:table-cell>
          <table:table-cell table:style-name="ce36" table:formula="of:=IF([.BE12]=1;IF(OR(SUM([.BD11:.BF13];-1)=2;SUM([.BD11:.BF13];-1)=3);1;0);IF(SUM([.BD11:.BF13])=3;1;0))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36" table:formula="of:=IF([.C13]=1;IF(OR(SUM([.B12:.D14];-1)=2;SUM([.B12:.D14];-1)=3);1;0);IF(SUM([.B12:.D14])=3;1;0))" office:value-type="float" office:value="0" calcext:value-type="float">
            <text:p>0</text:p>
          </table:table-cell>
          <table:table-cell table:style-name="ce36" table:formula="of:=IF([.D13]=1;IF(OR(SUM([.C12:.E14];-1)=2;SUM([.C12:.E14];-1)=3);1;0);IF(SUM([.C12:.E14])=3;1;0))" office:value-type="float" office:value="0" calcext:value-type="float">
            <text:p>0</text:p>
          </table:table-cell>
          <table:table-cell table:style-name="ce36" table:formula="of:=IF([.E13]=1;IF(OR(SUM([.D12:.F14];-1)=2;SUM([.D12:.F14];-1)=3);1;0);IF(SUM([.D12:.F14])=3;1;0))" office:value-type="float" office:value="0" calcext:value-type="float">
            <text:p>0</text:p>
          </table:table-cell>
          <table:table-cell table:style-name="ce36" table:formula="of:=IF([.F13]=1;IF(OR(SUM([.E12:.G14];-1)=2;SUM([.E12:.G14];-1)=3);1;0);IF(SUM([.E12:.G14])=3;1;0))" office:value-type="float" office:value="0" calcext:value-type="float">
            <text:p>0</text:p>
          </table:table-cell>
          <table:table-cell table:style-name="ce36" table:formula="of:=IF([.G13]=1;IF(OR(SUM([.F12:.H14];-1)=2;SUM([.F12:.H14];-1)=3);1;0);IF(SUM([.F12:.H14])=3;1;0))" office:value-type="float" office:value="0" calcext:value-type="float">
            <text:p>0</text:p>
          </table:table-cell>
          <table:table-cell table:style-name="ce36" table:formula="of:=IF([.H13]=1;IF(OR(SUM([.G12:.I14];-1)=2;SUM([.G12:.I14];-1)=3);1;0);IF(SUM([.G12:.I14])=3;1;0))" office:value-type="float" office:value="0" calcext:value-type="float">
            <text:p>0</text:p>
          </table:table-cell>
          <table:table-cell table:style-name="ce36" table:formula="of:=IF([.I13]=1;IF(OR(SUM([.H12:.J14];-1)=2;SUM([.H12:.J14];-1)=3);1;0);IF(SUM([.H12:.J14])=3;1;0))" office:value-type="float" office:value="0" calcext:value-type="float">
            <text:p>0</text:p>
          </table:table-cell>
          <table:table-cell table:style-name="ce36" table:formula="of:=IF([.J13]=1;IF(OR(SUM([.I12:.K14];-1)=2;SUM([.I12:.K14];-1)=3);1;0);IF(SUM([.I12:.K14])=3;1;0))" office:value-type="float" office:value="1" calcext:value-type="float">
            <text:p>1</text:p>
          </table:table-cell>
          <table:table-cell table:style-name="ce36" table:formula="of:=IF([.K13]=1;IF(OR(SUM([.J12:.L14];-1)=2;SUM([.J12:.L14];-1)=3);1;0);IF(SUM([.J12:.L14])=3;1;0))" office:value-type="float" office:value="0" calcext:value-type="float">
            <text:p>0</text:p>
          </table:table-cell>
          <table:table-cell table:style-name="ce36" table:formula="of:=IF([.L13]=1;IF(OR(SUM([.K12:.M14];-1)=2;SUM([.K12:.M14];-1)=3);1;0);IF(SUM([.K12:.M14])=3;1;0))" office:value-type="float" office:value="0" calcext:value-type="float">
            <text:p>0</text:p>
          </table:table-cell>
          <table:table-cell table:style-name="ce36" table:formula="of:=IF([.M13]=1;IF(OR(SUM([.L12:.N14];-1)=2;SUM([.L12:.N14];-1)=3);1;0);IF(SUM([.L12:.N14])=3;1;0))" office:value-type="float" office:value="0" calcext:value-type="float">
            <text:p>0</text:p>
          </table:table-cell>
          <table:table-cell table:style-name="ce36" table:formula="of:=IF([.N13]=1;IF(OR(SUM([.M12:.O14];-1)=2;SUM([.M12:.O14];-1)=3);1;0);IF(SUM([.M12:.O14])=3;1;0))" office:value-type="float" office:value="1" calcext:value-type="float">
            <text:p>1</text:p>
          </table:table-cell>
          <table:table-cell table:style-name="ce36" table:formula="of:=IF([.O13]=1;IF(OR(SUM([.N12:.P14];-1)=2;SUM([.N12:.P14];-1)=3);1;0);IF(SUM([.N12:.P14])=3;1;0))" office:value-type="float" office:value="0" calcext:value-type="float">
            <text:p>0</text:p>
          </table:table-cell>
          <table:table-cell table:style-name="ce36" table:formula="of:=IF([.P13]=1;IF(OR(SUM([.O12:.Q14];-1)=2;SUM([.O12:.Q14];-1)=3);1;0);IF(SUM([.O12:.Q14])=3;1;0))" office:value-type="float" office:value="0" calcext:value-type="float">
            <text:p>0</text:p>
          </table:table-cell>
          <table:table-cell table:style-name="ce36" table:formula="of:=IF([.Q13]=1;IF(OR(SUM([.P12:.R14];-1)=2;SUM([.P12:.R14];-1)=3);1;0);IF(SUM([.P12:.R14])=3;1;0))" office:value-type="float" office:value="0" calcext:value-type="float">
            <text:p>0</text:p>
          </table:table-cell>
          <table:table-cell table:style-name="ce36" table:formula="of:=IF([.R13]=1;IF(OR(SUM([.Q12:.S14];-1)=2;SUM([.Q12:.S14];-1)=3);1;0);IF(SUM([.Q12:.S14])=3;1;0))" office:value-type="float" office:value="0" calcext:value-type="float">
            <text:p>0</text:p>
          </table:table-cell>
          <table:table-cell table:style-name="ce36" table:formula="of:=IF([.S13]=1;IF(OR(SUM([.R12:.T14];-1)=2;SUM([.R12:.T14];-1)=3);1;0);IF(SUM([.R12:.T14])=3;1;0))" office:value-type="float" office:value="0" calcext:value-type="float">
            <text:p>0</text:p>
          </table:table-cell>
          <table:table-cell table:style-name="ce36" table:formula="of:=IF([.T13]=1;IF(OR(SUM([.S12:.U14];-1)=2;SUM([.S12:.U14];-1)=3);1;0);IF(SUM([.S12:.U14])=3;1;0))" office:value-type="float" office:value="0" calcext:value-type="float">
            <text:p>0</text:p>
          </table:table-cell>
          <table:table-cell table:style-name="ce36" table:formula="of:=IF([.U13]=1;IF(OR(SUM([.T12:.V14];-1)=2;SUM([.T12:.V14];-1)=3);1;0);IF(SUM([.T12:.V14])=3;1;0))" office:value-type="float" office:value="0" calcext:value-type="float">
            <text:p>0</text:p>
          </table:table-cell>
          <table:table-cell table:style-name="ce36" table:formula="of:=IF([.V13]=1;IF(OR(SUM([.U12:.W14];-1)=2;SUM([.U12:.W14];-1)=3);1;0);IF(SUM([.U12:.W14])=3;1;0))" office:value-type="float" office:value="0" calcext:value-type="float">
            <text:p>0</text:p>
          </table:table-cell>
          <table:table-cell table:style-name="ce36" table:formula="of:=IF([.W13]=1;IF(OR(SUM([.V12:.X14];-1)=2;SUM([.V12:.X14];-1)=3);1;0);IF(SUM([.V12:.X14])=3;1;0))" office:value-type="float" office:value="0" calcext:value-type="float">
            <text:p>0</text:p>
          </table:table-cell>
          <table:table-cell table:style-name="ce36" table:formula="of:=IF([.X13]=1;IF(OR(SUM([.W12:.Y14];-1)=2;SUM([.W12:.Y14];-1)=3);1;0);IF(SUM([.W12:.Y14])=3;1;0))" office:value-type="float" office:value="0" calcext:value-type="float">
            <text:p>0</text:p>
          </table:table-cell>
          <table:table-cell table:style-name="ce36" table:formula="of:=IF([.Y13]=1;IF(OR(SUM([.X12:.Z14];-1)=2;SUM([.X12:.Z14];-1)=3);1;0);IF(SUM([.X12:.Z14])=3;1;0))" office:value-type="float" office:value="0" calcext:value-type="float">
            <text:p>0</text:p>
          </table:table-cell>
          <table:table-cell table:style-name="ce36" table:formula="of:=IF([.Z13]=1;IF(OR(SUM([.Y12:.AA14];-1)=2;SUM([.Y12:.AA14];-1)=3);1;0);IF(SUM([.Y12:.AA14])=3;1;0))" office:value-type="float" office:value="0" calcext:value-type="float">
            <text:p>0</text:p>
          </table:table-cell>
          <table:table-cell table:style-name="ce36" table:formula="of:=IF([.AA13]=1;IF(OR(SUM([.Z12:.AB14];-1)=2;SUM([.Z12:.AB14];-1)=3);1;0);IF(SUM([.Z12:.AB14])=3;1;0))" office:value-type="float" office:value="0" calcext:value-type="float">
            <text:p>0</text:p>
          </table:table-cell>
          <table:table-cell table:style-name="ce36" table:formula="of:=IF([.AB13]=1;IF(OR(SUM([.AA12:.AC14];-1)=2;SUM([.AA12:.AC14];-1)=3);1;0);IF(SUM([.AA12:.AC14])=3;1;0))" office:value-type="float" office:value="0" calcext:value-type="float">
            <text:p>0</text:p>
          </table:table-cell>
          <table:table-cell table:style-name="ce36" table:formula="of:=IF([.AC13]=1;IF(OR(SUM([.AB12:.AD14];-1)=2;SUM([.AB12:.AD14];-1)=3);1;0);IF(SUM([.AB12:.AD14])=3;1;0))" office:value-type="float" office:value="0" calcext:value-type="float">
            <text:p>0</text:p>
          </table:table-cell>
          <table:table-cell table:style-name="ce36" table:formula="of:=IF([.AD13]=1;IF(OR(SUM([.AC12:.AE14];-1)=2;SUM([.AC12:.AE14];-1)=3);1;0);IF(SUM([.AC12:.AE14])=3;1;0))" office:value-type="float" office:value="0" calcext:value-type="float">
            <text:p>0</text:p>
          </table:table-cell>
          <table:table-cell table:style-name="ce36" table:formula="of:=IF([.AE13]=1;IF(OR(SUM([.AD12:.AF14];-1)=2;SUM([.AD12:.AF14];-1)=3);1;0);IF(SUM([.AD12:.AF14])=3;1;0))" office:value-type="float" office:value="0" calcext:value-type="float">
            <text:p>0</text:p>
          </table:table-cell>
          <table:table-cell table:style-name="ce36" table:formula="of:=IF([.AF13]=1;IF(OR(SUM([.AE12:.AG14];-1)=2;SUM([.AE12:.AG14];-1)=3);1;0);IF(SUM([.AE12:.AG14])=3;1;0))" office:value-type="float" office:value="0" calcext:value-type="float">
            <text:p>0</text:p>
          </table:table-cell>
          <table:table-cell table:style-name="ce36" table:formula="of:=IF([.AG13]=1;IF(OR(SUM([.AF12:.AH14];-1)=2;SUM([.AF12:.AH14];-1)=3);1;0);IF(SUM([.AF12:.AH14])=3;1;0))" office:value-type="float" office:value="0" calcext:value-type="float">
            <text:p>0</text:p>
          </table:table-cell>
          <table:table-cell table:style-name="ce36" table:formula="of:=IF([.AH13]=1;IF(OR(SUM([.AG12:.AI14];-1)=2;SUM([.AG12:.AI14];-1)=3);1;0);IF(SUM([.AG12:.AI14])=3;1;0))" office:value-type="float" office:value="0" calcext:value-type="float">
            <text:p>0</text:p>
          </table:table-cell>
          <table:table-cell table:style-name="ce36" table:formula="of:=IF([.AI13]=1;IF(OR(SUM([.AH12:.AJ14];-1)=2;SUM([.AH12:.AJ14];-1)=3);1;0);IF(SUM([.AH12:.AJ14])=3;1;0))" office:value-type="float" office:value="0" calcext:value-type="float">
            <text:p>0</text:p>
          </table:table-cell>
          <table:table-cell table:style-name="ce36" table:formula="of:=IF([.AJ13]=1;IF(OR(SUM([.AI12:.AK14];-1)=2;SUM([.AI12:.AK14];-1)=3);1;0);IF(SUM([.AI12:.AK14])=3;1;0))" office:value-type="float" office:value="0" calcext:value-type="float">
            <text:p>0</text:p>
          </table:table-cell>
          <table:table-cell table:style-name="ce36" table:formula="of:=IF([.AK13]=1;IF(OR(SUM([.AJ12:.AL14];-1)=2;SUM([.AJ12:.AL14];-1)=3);1;0);IF(SUM([.AJ12:.AL14])=3;1;0))" office:value-type="float" office:value="0" calcext:value-type="float">
            <text:p>0</text:p>
          </table:table-cell>
          <table:table-cell table:style-name="ce36" table:formula="of:=IF([.AL13]=1;IF(OR(SUM([.AK12:.AM14];-1)=2;SUM([.AK12:.AM14];-1)=3);1;0);IF(SUM([.AK12:.AM14])=3;1;0))" office:value-type="float" office:value="0" calcext:value-type="float">
            <text:p>0</text:p>
          </table:table-cell>
          <table:table-cell table:style-name="ce36" table:formula="of:=IF([.AM13]=1;IF(OR(SUM([.AL12:.AN14];-1)=2;SUM([.AL12:.AN14];-1)=3);1;0);IF(SUM([.AL12:.AN14])=3;1;0))" office:value-type="float" office:value="0" calcext:value-type="float">
            <text:p>0</text:p>
          </table:table-cell>
          <table:table-cell table:style-name="ce36" table:formula="of:=IF([.AN13]=1;IF(OR(SUM([.AM12:.AO14];-1)=2;SUM([.AM12:.AO14];-1)=3);1;0);IF(SUM([.AM12:.AO14])=3;1;0))" office:value-type="float" office:value="0" calcext:value-type="float">
            <text:p>0</text:p>
          </table:table-cell>
          <table:table-cell table:style-name="ce36" table:formula="of:=IF([.AO13]=1;IF(OR(SUM([.AN12:.AP14];-1)=2;SUM([.AN12:.AP14];-1)=3);1;0);IF(SUM([.AN12:.AP14])=3;1;0))" office:value-type="float" office:value="0" calcext:value-type="float">
            <text:p>0</text:p>
          </table:table-cell>
          <table:table-cell table:style-name="ce36" table:formula="of:=IF([.AP13]=1;IF(OR(SUM([.AO12:.AQ14];-1)=2;SUM([.AO12:.AQ14];-1)=3);1;0);IF(SUM([.AO12:.AQ14])=3;1;0))" office:value-type="float" office:value="0" calcext:value-type="float">
            <text:p>0</text:p>
          </table:table-cell>
          <table:table-cell table:style-name="ce36" table:formula="of:=IF([.AQ13]=1;IF(OR(SUM([.AP12:.AR14];-1)=2;SUM([.AP12:.AR14];-1)=3);1;0);IF(SUM([.AP12:.AR14])=3;1;0))" office:value-type="float" office:value="0" calcext:value-type="float">
            <text:p>0</text:p>
          </table:table-cell>
          <table:table-cell table:style-name="ce36" table:formula="of:=IF([.AR13]=1;IF(OR(SUM([.AQ12:.AS14];-1)=2;SUM([.AQ12:.AS14];-1)=3);1;0);IF(SUM([.AQ12:.AS14])=3;1;0))" office:value-type="float" office:value="0" calcext:value-type="float">
            <text:p>0</text:p>
          </table:table-cell>
          <table:table-cell table:style-name="ce36" table:formula="of:=IF([.AS13]=1;IF(OR(SUM([.AR12:.AT14];-1)=2;SUM([.AR12:.AT14];-1)=3);1;0);IF(SUM([.AR12:.AT14])=3;1;0))" office:value-type="float" office:value="0" calcext:value-type="float">
            <text:p>0</text:p>
          </table:table-cell>
          <table:table-cell table:style-name="ce36" table:formula="of:=IF([.AT13]=1;IF(OR(SUM([.AS12:.AU14];-1)=2;SUM([.AS12:.AU14];-1)=3);1;0);IF(SUM([.AS12:.AU14])=3;1;0))" office:value-type="float" office:value="0" calcext:value-type="float">
            <text:p>0</text:p>
          </table:table-cell>
          <table:table-cell table:style-name="ce36" table:formula="of:=IF([.AU13]=1;IF(OR(SUM([.AT12:.AV14];-1)=2;SUM([.AT12:.AV14];-1)=3);1;0);IF(SUM([.AT12:.AV14])=3;1;0))" office:value-type="float" office:value="0" calcext:value-type="float">
            <text:p>0</text:p>
          </table:table-cell>
          <table:table-cell table:style-name="ce36" table:formula="of:=IF([.AV13]=1;IF(OR(SUM([.AU12:.AW14];-1)=2;SUM([.AU12:.AW14];-1)=3);1;0);IF(SUM([.AU12:.AW14])=3;1;0))" office:value-type="float" office:value="0" calcext:value-type="float">
            <text:p>0</text:p>
          </table:table-cell>
          <table:table-cell table:style-name="ce36" table:formula="of:=IF([.AW13]=1;IF(OR(SUM([.AV12:.AX14];-1)=2;SUM([.AV12:.AX14];-1)=3);1;0);IF(SUM([.AV12:.AX14])=3;1;0))" office:value-type="float" office:value="0" calcext:value-type="float">
            <text:p>0</text:p>
          </table:table-cell>
          <table:table-cell table:style-name="ce36" table:formula="of:=IF([.AX13]=1;IF(OR(SUM([.AW12:.AY14];-1)=2;SUM([.AW12:.AY14];-1)=3);1;0);IF(SUM([.AW12:.AY14])=3;1;0))" office:value-type="float" office:value="0" calcext:value-type="float">
            <text:p>0</text:p>
          </table:table-cell>
          <table:table-cell table:style-name="ce36" table:formula="of:=IF([.AY13]=1;IF(OR(SUM([.AX12:.AZ14];-1)=2;SUM([.AX12:.AZ14];-1)=3);1;0);IF(SUM([.AX12:.AZ14])=3;1;0))" office:value-type="float" office:value="0" calcext:value-type="float">
            <text:p>0</text:p>
          </table:table-cell>
          <table:table-cell table:style-name="ce36" table:formula="of:=IF([.AZ13]=1;IF(OR(SUM([.AY12:.BA14];-1)=2;SUM([.AY12:.BA14];-1)=3);1;0);IF(SUM([.AY12:.BA14])=3;1;0))" office:value-type="float" office:value="0" calcext:value-type="float">
            <text:p>0</text:p>
          </table:table-cell>
          <table:table-cell table:style-name="ce36" table:formula="of:=IF([.BA13]=1;IF(OR(SUM([.AZ12:.BB14];-1)=2;SUM([.AZ12:.BB14];-1)=3);1;0);IF(SUM([.AZ12:.BB14])=3;1;0))" office:value-type="float" office:value="0" calcext:value-type="float">
            <text:p>0</text:p>
          </table:table-cell>
          <table:table-cell table:style-name="ce36" table:formula="of:=IF([.BB13]=1;IF(OR(SUM([.BA12:.BC14];-1)=2;SUM([.BA12:.BC14];-1)=3);1;0);IF(SUM([.BA12:.BC14])=3;1;0))" office:value-type="float" office:value="0" calcext:value-type="float">
            <text:p>0</text:p>
          </table:table-cell>
          <table:table-cell table:style-name="ce36" table:formula="of:=IF([.BC13]=1;IF(OR(SUM([.BB12:.BD14];-1)=2;SUM([.BB12:.BD14];-1)=3);1;0);IF(SUM([.BB12:.BD14])=3;1;0))" office:value-type="float" office:value="0" calcext:value-type="float">
            <text:p>0</text:p>
          </table:table-cell>
          <table:table-cell table:style-name="ce36" table:formula="of:=IF([.BD13]=1;IF(OR(SUM([.BC12:.BE14];-1)=2;SUM([.BC12:.BE14];-1)=3);1;0);IF(SUM([.BC12:.BE14])=3;1;0))" office:value-type="float" office:value="0" calcext:value-type="float">
            <text:p>0</text:p>
          </table:table-cell>
          <table:table-cell table:style-name="ce36" table:formula="of:=IF([.BE13]=1;IF(OR(SUM([.BD12:.BF14];-1)=2;SUM([.BD12:.BF14];-1)=3);1;0);IF(SUM([.BD12:.BF14])=3;1;0))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36" table:formula="of:=IF([.C14]=1;IF(OR(SUM([.B13:.D15];-1)=2;SUM([.B13:.D15];-1)=3);1;0);IF(SUM([.B13:.D15])=3;1;0))" office:value-type="float" office:value="0" calcext:value-type="float">
            <text:p>0</text:p>
          </table:table-cell>
          <table:table-cell table:style-name="ce36" table:formula="of:=IF([.D14]=1;IF(OR(SUM([.C13:.E15];-1)=2;SUM([.C13:.E15];-1)=3);1;0);IF(SUM([.C13:.E15])=3;1;0))" office:value-type="float" office:value="0" calcext:value-type="float">
            <text:p>0</text:p>
          </table:table-cell>
          <table:table-cell table:style-name="ce36" table:formula="of:=IF([.E14]=1;IF(OR(SUM([.D13:.F15];-1)=2;SUM([.D13:.F15];-1)=3);1;0);IF(SUM([.D13:.F15])=3;1;0))" office:value-type="float" office:value="0" calcext:value-type="float">
            <text:p>0</text:p>
          </table:table-cell>
          <table:table-cell table:style-name="ce36" table:formula="of:=IF([.F14]=1;IF(OR(SUM([.E13:.G15];-1)=2;SUM([.E13:.G15];-1)=3);1;0);IF(SUM([.E13:.G15])=3;1;0))" office:value-type="float" office:value="0" calcext:value-type="float">
            <text:p>0</text:p>
          </table:table-cell>
          <table:table-cell table:style-name="ce36" table:formula="of:=IF([.G14]=1;IF(OR(SUM([.F13:.H15];-1)=2;SUM([.F13:.H15];-1)=3);1;0);IF(SUM([.F13:.H15])=3;1;0))" office:value-type="float" office:value="0" calcext:value-type="float">
            <text:p>0</text:p>
          </table:table-cell>
          <table:table-cell table:style-name="ce36" table:formula="of:=IF([.H14]=1;IF(OR(SUM([.G13:.I15];-1)=2;SUM([.G13:.I15];-1)=3);1;0);IF(SUM([.G13:.I15])=3;1;0))" office:value-type="float" office:value="0" calcext:value-type="float">
            <text:p>0</text:p>
          </table:table-cell>
          <table:table-cell table:style-name="ce36" table:formula="of:=IF([.I14]=1;IF(OR(SUM([.H13:.J15];-1)=2;SUM([.H13:.J15];-1)=3);1;0);IF(SUM([.H13:.J15])=3;1;0))" office:value-type="float" office:value="0" calcext:value-type="float">
            <text:p>0</text:p>
          </table:table-cell>
          <table:table-cell table:style-name="ce36" table:formula="of:=IF([.J14]=1;IF(OR(SUM([.I13:.K15];-1)=2;SUM([.I13:.K15];-1)=3);1;0);IF(SUM([.I13:.K15])=3;1;0))" office:value-type="float" office:value="1" calcext:value-type="float">
            <text:p>1</text:p>
          </table:table-cell>
          <table:table-cell table:style-name="ce36" table:formula="of:=IF([.K14]=1;IF(OR(SUM([.J13:.L15];-1)=2;SUM([.J13:.L15];-1)=3);1;0);IF(SUM([.J13:.L15])=3;1;0))" office:value-type="float" office:value="0" calcext:value-type="float">
            <text:p>0</text:p>
          </table:table-cell>
          <table:table-cell table:style-name="ce36" table:formula="of:=IF([.L14]=1;IF(OR(SUM([.K13:.M15];-1)=2;SUM([.K13:.M15];-1)=3);1;0);IF(SUM([.K13:.M15])=3;1;0))" office:value-type="float" office:value="0" calcext:value-type="float">
            <text:p>0</text:p>
          </table:table-cell>
          <table:table-cell table:style-name="ce36" table:formula="of:=IF([.M14]=1;IF(OR(SUM([.L13:.N15];-1)=2;SUM([.L13:.N15];-1)=3);1;0);IF(SUM([.L13:.N15])=3;1;0))" office:value-type="float" office:value="0" calcext:value-type="float">
            <text:p>0</text:p>
          </table:table-cell>
          <table:table-cell table:style-name="ce36" table:formula="of:=IF([.N14]=1;IF(OR(SUM([.M13:.O15];-1)=2;SUM([.M13:.O15];-1)=3);1;0);IF(SUM([.M13:.O15])=3;1;0))" office:value-type="float" office:value="1" calcext:value-type="float">
            <text:p>1</text:p>
          </table:table-cell>
          <table:table-cell table:style-name="ce36" table:formula="of:=IF([.O14]=1;IF(OR(SUM([.N13:.P15];-1)=2;SUM([.N13:.P15];-1)=3);1;0);IF(SUM([.N13:.P15])=3;1;0))" office:value-type="float" office:value="0" calcext:value-type="float">
            <text:p>0</text:p>
          </table:table-cell>
          <table:table-cell table:style-name="ce36" table:formula="of:=IF([.P14]=1;IF(OR(SUM([.O13:.Q15];-1)=2;SUM([.O13:.Q15];-1)=3);1;0);IF(SUM([.O13:.Q15])=3;1;0))" office:value-type="float" office:value="0" calcext:value-type="float">
            <text:p>0</text:p>
          </table:table-cell>
          <table:table-cell table:style-name="ce36" table:formula="of:=IF([.Q14]=1;IF(OR(SUM([.P13:.R15];-1)=2;SUM([.P13:.R15];-1)=3);1;0);IF(SUM([.P13:.R15])=3;1;0))" office:value-type="float" office:value="0" calcext:value-type="float">
            <text:p>0</text:p>
          </table:table-cell>
          <table:table-cell table:style-name="ce36" table:formula="of:=IF([.R14]=1;IF(OR(SUM([.Q13:.S15];-1)=2;SUM([.Q13:.S15];-1)=3);1;0);IF(SUM([.Q13:.S15])=3;1;0))" office:value-type="float" office:value="0" calcext:value-type="float">
            <text:p>0</text:p>
          </table:table-cell>
          <table:table-cell table:style-name="ce36" table:formula="of:=IF([.S14]=1;IF(OR(SUM([.R13:.T15];-1)=2;SUM([.R13:.T15];-1)=3);1;0);IF(SUM([.R13:.T15])=3;1;0))" office:value-type="float" office:value="0" calcext:value-type="float">
            <text:p>0</text:p>
          </table:table-cell>
          <table:table-cell table:style-name="ce36" table:formula="of:=IF([.T14]=1;IF(OR(SUM([.S13:.U15];-1)=2;SUM([.S13:.U15];-1)=3);1;0);IF(SUM([.S13:.U15])=3;1;0))" office:value-type="float" office:value="0" calcext:value-type="float">
            <text:p>0</text:p>
          </table:table-cell>
          <table:table-cell table:style-name="ce36" table:formula="of:=IF([.U14]=1;IF(OR(SUM([.T13:.V15];-1)=2;SUM([.T13:.V15];-1)=3);1;0);IF(SUM([.T13:.V15])=3;1;0))" office:value-type="float" office:value="0" calcext:value-type="float">
            <text:p>0</text:p>
          </table:table-cell>
          <table:table-cell table:style-name="ce36" table:formula="of:=IF([.V14]=1;IF(OR(SUM([.U13:.W15];-1)=2;SUM([.U13:.W15];-1)=3);1;0);IF(SUM([.U13:.W15])=3;1;0))" office:value-type="float" office:value="0" calcext:value-type="float">
            <text:p>0</text:p>
          </table:table-cell>
          <table:table-cell table:style-name="ce36" table:formula="of:=IF([.W14]=1;IF(OR(SUM([.V13:.X15];-1)=2;SUM([.V13:.X15];-1)=3);1;0);IF(SUM([.V13:.X15])=3;1;0))" office:value-type="float" office:value="0" calcext:value-type="float">
            <text:p>0</text:p>
          </table:table-cell>
          <table:table-cell table:style-name="ce36" table:formula="of:=IF([.X14]=1;IF(OR(SUM([.W13:.Y15];-1)=2;SUM([.W13:.Y15];-1)=3);1;0);IF(SUM([.W13:.Y15])=3;1;0))" office:value-type="float" office:value="0" calcext:value-type="float">
            <text:p>0</text:p>
          </table:table-cell>
          <table:table-cell table:style-name="ce36" table:formula="of:=IF([.Y14]=1;IF(OR(SUM([.X13:.Z15];-1)=2;SUM([.X13:.Z15];-1)=3);1;0);IF(SUM([.X13:.Z15])=3;1;0))" office:value-type="float" office:value="0" calcext:value-type="float">
            <text:p>0</text:p>
          </table:table-cell>
          <table:table-cell table:style-name="ce36" table:formula="of:=IF([.Z14]=1;IF(OR(SUM([.Y13:.AA15];-1)=2;SUM([.Y13:.AA15];-1)=3);1;0);IF(SUM([.Y13:.AA15])=3;1;0))" office:value-type="float" office:value="0" calcext:value-type="float">
            <text:p>0</text:p>
          </table:table-cell>
          <table:table-cell table:style-name="ce36" table:formula="of:=IF([.AA14]=1;IF(OR(SUM([.Z13:.AB15];-1)=2;SUM([.Z13:.AB15];-1)=3);1;0);IF(SUM([.Z13:.AB15])=3;1;0))" office:value-type="float" office:value="0" calcext:value-type="float">
            <text:p>0</text:p>
          </table:table-cell>
          <table:table-cell table:style-name="ce36" table:formula="of:=IF([.AB14]=1;IF(OR(SUM([.AA13:.AC15];-1)=2;SUM([.AA13:.AC15];-1)=3);1;0);IF(SUM([.AA13:.AC15])=3;1;0))" office:value-type="float" office:value="0" calcext:value-type="float">
            <text:p>0</text:p>
          </table:table-cell>
          <table:table-cell table:style-name="ce36" table:formula="of:=IF([.AC14]=1;IF(OR(SUM([.AB13:.AD15];-1)=2;SUM([.AB13:.AD15];-1)=3);1;0);IF(SUM([.AB13:.AD15])=3;1;0))" office:value-type="float" office:value="0" calcext:value-type="float">
            <text:p>0</text:p>
          </table:table-cell>
          <table:table-cell table:style-name="ce36" table:formula="of:=IF([.AD14]=1;IF(OR(SUM([.AC13:.AE15];-1)=2;SUM([.AC13:.AE15];-1)=3);1;0);IF(SUM([.AC13:.AE15])=3;1;0))" office:value-type="float" office:value="0" calcext:value-type="float">
            <text:p>0</text:p>
          </table:table-cell>
          <table:table-cell table:style-name="ce36" table:formula="of:=IF([.AE14]=1;IF(OR(SUM([.AD13:.AF15];-1)=2;SUM([.AD13:.AF15];-1)=3);1;0);IF(SUM([.AD13:.AF15])=3;1;0))" office:value-type="float" office:value="0" calcext:value-type="float">
            <text:p>0</text:p>
          </table:table-cell>
          <table:table-cell table:style-name="ce36" table:formula="of:=IF([.AF14]=1;IF(OR(SUM([.AE13:.AG15];-1)=2;SUM([.AE13:.AG15];-1)=3);1;0);IF(SUM([.AE13:.AG15])=3;1;0))" office:value-type="float" office:value="0" calcext:value-type="float">
            <text:p>0</text:p>
          </table:table-cell>
          <table:table-cell table:style-name="ce36" table:formula="of:=IF([.AG14]=1;IF(OR(SUM([.AF13:.AH15];-1)=2;SUM([.AF13:.AH15];-1)=3);1;0);IF(SUM([.AF13:.AH15])=3;1;0))" office:value-type="float" office:value="0" calcext:value-type="float">
            <text:p>0</text:p>
          </table:table-cell>
          <table:table-cell table:style-name="ce36" table:formula="of:=IF([.AH14]=1;IF(OR(SUM([.AG13:.AI15];-1)=2;SUM([.AG13:.AI15];-1)=3);1;0);IF(SUM([.AG13:.AI15])=3;1;0))" office:value-type="float" office:value="0" calcext:value-type="float">
            <text:p>0</text:p>
          </table:table-cell>
          <table:table-cell table:style-name="ce36" table:formula="of:=IF([.AI14]=1;IF(OR(SUM([.AH13:.AJ15];-1)=2;SUM([.AH13:.AJ15];-1)=3);1;0);IF(SUM([.AH13:.AJ15])=3;1;0))" office:value-type="float" office:value="0" calcext:value-type="float">
            <text:p>0</text:p>
          </table:table-cell>
          <table:table-cell table:style-name="ce36" table:formula="of:=IF([.AJ14]=1;IF(OR(SUM([.AI13:.AK15];-1)=2;SUM([.AI13:.AK15];-1)=3);1;0);IF(SUM([.AI13:.AK15])=3;1;0))" office:value-type="float" office:value="0" calcext:value-type="float">
            <text:p>0</text:p>
          </table:table-cell>
          <table:table-cell table:style-name="ce36" table:formula="of:=IF([.AK14]=1;IF(OR(SUM([.AJ13:.AL15];-1)=2;SUM([.AJ13:.AL15];-1)=3);1;0);IF(SUM([.AJ13:.AL15])=3;1;0))" office:value-type="float" office:value="0" calcext:value-type="float">
            <text:p>0</text:p>
          </table:table-cell>
          <table:table-cell table:style-name="ce36" table:formula="of:=IF([.AL14]=1;IF(OR(SUM([.AK13:.AM15];-1)=2;SUM([.AK13:.AM15];-1)=3);1;0);IF(SUM([.AK13:.AM15])=3;1;0))" office:value-type="float" office:value="0" calcext:value-type="float">
            <text:p>0</text:p>
          </table:table-cell>
          <table:table-cell table:style-name="ce36" table:formula="of:=IF([.AM14]=1;IF(OR(SUM([.AL13:.AN15];-1)=2;SUM([.AL13:.AN15];-1)=3);1;0);IF(SUM([.AL13:.AN15])=3;1;0))" office:value-type="float" office:value="0" calcext:value-type="float">
            <text:p>0</text:p>
          </table:table-cell>
          <table:table-cell table:style-name="ce36" table:formula="of:=IF([.AN14]=1;IF(OR(SUM([.AM13:.AO15];-1)=2;SUM([.AM13:.AO15];-1)=3);1;0);IF(SUM([.AM13:.AO15])=3;1;0))" office:value-type="float" office:value="0" calcext:value-type="float">
            <text:p>0</text:p>
          </table:table-cell>
          <table:table-cell table:style-name="ce36" table:formula="of:=IF([.AO14]=1;IF(OR(SUM([.AN13:.AP15];-1)=2;SUM([.AN13:.AP15];-1)=3);1;0);IF(SUM([.AN13:.AP15])=3;1;0))" office:value-type="float" office:value="0" calcext:value-type="float">
            <text:p>0</text:p>
          </table:table-cell>
          <table:table-cell table:style-name="ce36" table:formula="of:=IF([.AP14]=1;IF(OR(SUM([.AO13:.AQ15];-1)=2;SUM([.AO13:.AQ15];-1)=3);1;0);IF(SUM([.AO13:.AQ15])=3;1;0))" office:value-type="float" office:value="0" calcext:value-type="float">
            <text:p>0</text:p>
          </table:table-cell>
          <table:table-cell table:style-name="ce36" table:formula="of:=IF([.AQ14]=1;IF(OR(SUM([.AP13:.AR15];-1)=2;SUM([.AP13:.AR15];-1)=3);1;0);IF(SUM([.AP13:.AR15])=3;1;0))" office:value-type="float" office:value="0" calcext:value-type="float">
            <text:p>0</text:p>
          </table:table-cell>
          <table:table-cell table:style-name="ce36" table:formula="of:=IF([.AR14]=1;IF(OR(SUM([.AQ13:.AS15];-1)=2;SUM([.AQ13:.AS15];-1)=3);1;0);IF(SUM([.AQ13:.AS15])=3;1;0))" office:value-type="float" office:value="0" calcext:value-type="float">
            <text:p>0</text:p>
          </table:table-cell>
          <table:table-cell table:style-name="ce36" table:formula="of:=IF([.AS14]=1;IF(OR(SUM([.AR13:.AT15];-1)=2;SUM([.AR13:.AT15];-1)=3);1;0);IF(SUM([.AR13:.AT15])=3;1;0))" office:value-type="float" office:value="0" calcext:value-type="float">
            <text:p>0</text:p>
          </table:table-cell>
          <table:table-cell table:style-name="ce36" table:formula="of:=IF([.AT14]=1;IF(OR(SUM([.AS13:.AU15];-1)=2;SUM([.AS13:.AU15];-1)=3);1;0);IF(SUM([.AS13:.AU15])=3;1;0))" office:value-type="float" office:value="0" calcext:value-type="float">
            <text:p>0</text:p>
          </table:table-cell>
          <table:table-cell table:style-name="ce36" table:formula="of:=IF([.AU14]=1;IF(OR(SUM([.AT13:.AV15];-1)=2;SUM([.AT13:.AV15];-1)=3);1;0);IF(SUM([.AT13:.AV15])=3;1;0))" office:value-type="float" office:value="0" calcext:value-type="float">
            <text:p>0</text:p>
          </table:table-cell>
          <table:table-cell table:style-name="ce36" table:formula="of:=IF([.AV14]=1;IF(OR(SUM([.AU13:.AW15];-1)=2;SUM([.AU13:.AW15];-1)=3);1;0);IF(SUM([.AU13:.AW15])=3;1;0))" office:value-type="float" office:value="0" calcext:value-type="float">
            <text:p>0</text:p>
          </table:table-cell>
          <table:table-cell table:style-name="ce36" table:formula="of:=IF([.AW14]=1;IF(OR(SUM([.AV13:.AX15];-1)=2;SUM([.AV13:.AX15];-1)=3);1;0);IF(SUM([.AV13:.AX15])=3;1;0))" office:value-type="float" office:value="0" calcext:value-type="float">
            <text:p>0</text:p>
          </table:table-cell>
          <table:table-cell table:style-name="ce36" table:formula="of:=IF([.AX14]=1;IF(OR(SUM([.AW13:.AY15];-1)=2;SUM([.AW13:.AY15];-1)=3);1;0);IF(SUM([.AW13:.AY15])=3;1;0))" office:value-type="float" office:value="0" calcext:value-type="float">
            <text:p>0</text:p>
          </table:table-cell>
          <table:table-cell table:style-name="ce36" table:formula="of:=IF([.AY14]=1;IF(OR(SUM([.AX13:.AZ15];-1)=2;SUM([.AX13:.AZ15];-1)=3);1;0);IF(SUM([.AX13:.AZ15])=3;1;0))" office:value-type="float" office:value="0" calcext:value-type="float">
            <text:p>0</text:p>
          </table:table-cell>
          <table:table-cell table:style-name="ce36" table:formula="of:=IF([.AZ14]=1;IF(OR(SUM([.AY13:.BA15];-1)=2;SUM([.AY13:.BA15];-1)=3);1;0);IF(SUM([.AY13:.BA15])=3;1;0))" office:value-type="float" office:value="0" calcext:value-type="float">
            <text:p>0</text:p>
          </table:table-cell>
          <table:table-cell table:style-name="ce36" table:formula="of:=IF([.BA14]=1;IF(OR(SUM([.AZ13:.BB15];-1)=2;SUM([.AZ13:.BB15];-1)=3);1;0);IF(SUM([.AZ13:.BB15])=3;1;0))" office:value-type="float" office:value="0" calcext:value-type="float">
            <text:p>0</text:p>
          </table:table-cell>
          <table:table-cell table:style-name="ce36" table:formula="of:=IF([.BB14]=1;IF(OR(SUM([.BA13:.BC15];-1)=2;SUM([.BA13:.BC15];-1)=3);1;0);IF(SUM([.BA13:.BC15])=3;1;0))" office:value-type="float" office:value="0" calcext:value-type="float">
            <text:p>0</text:p>
          </table:table-cell>
          <table:table-cell table:style-name="ce36" table:formula="of:=IF([.BC14]=1;IF(OR(SUM([.BB13:.BD15];-1)=2;SUM([.BB13:.BD15];-1)=3);1;0);IF(SUM([.BB13:.BD15])=3;1;0))" office:value-type="float" office:value="0" calcext:value-type="float">
            <text:p>0</text:p>
          </table:table-cell>
          <table:table-cell table:style-name="ce36" table:formula="of:=IF([.BD14]=1;IF(OR(SUM([.BC13:.BE15];-1)=2;SUM([.BC13:.BE15];-1)=3);1;0);IF(SUM([.BC13:.BE15])=3;1;0))" office:value-type="float" office:value="0" calcext:value-type="float">
            <text:p>0</text:p>
          </table:table-cell>
          <table:table-cell table:style-name="ce36" table:formula="of:=IF([.BE14]=1;IF(OR(SUM([.BD13:.BF15];-1)=2;SUM([.BD13:.BF15];-1)=3);1;0);IF(SUM([.BD13:.BF15])=3;1;0))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36" table:formula="of:=IF([.C15]=1;IF(OR(SUM([.B14:.D16];-1)=2;SUM([.B14:.D16];-1)=3);1;0);IF(SUM([.B14:.D16])=3;1;0))" office:value-type="float" office:value="0" calcext:value-type="float">
            <text:p>0</text:p>
          </table:table-cell>
          <table:table-cell table:style-name="ce36" table:formula="of:=IF([.D15]=1;IF(OR(SUM([.C14:.E16];-1)=2;SUM([.C14:.E16];-1)=3);1;0);IF(SUM([.C14:.E16])=3;1;0))" office:value-type="float" office:value="0" calcext:value-type="float">
            <text:p>0</text:p>
          </table:table-cell>
          <table:table-cell table:style-name="ce36" table:formula="of:=IF([.E15]=1;IF(OR(SUM([.D14:.F16];-1)=2;SUM([.D14:.F16];-1)=3);1;0);IF(SUM([.D14:.F16])=3;1;0))" office:value-type="float" office:value="0" calcext:value-type="float">
            <text:p>0</text:p>
          </table:table-cell>
          <table:table-cell table:style-name="ce36" table:formula="of:=IF([.F15]=1;IF(OR(SUM([.E14:.G16];-1)=2;SUM([.E14:.G16];-1)=3);1;0);IF(SUM([.E14:.G16])=3;1;0))" office:value-type="float" office:value="0" calcext:value-type="float">
            <text:p>0</text:p>
          </table:table-cell>
          <table:table-cell table:style-name="ce36" table:formula="of:=IF([.G15]=1;IF(OR(SUM([.F14:.H16];-1)=2;SUM([.F14:.H16];-1)=3);1;0);IF(SUM([.F14:.H16])=3;1;0))" office:value-type="float" office:value="0" calcext:value-type="float">
            <text:p>0</text:p>
          </table:table-cell>
          <table:table-cell table:style-name="ce36" table:formula="of:=IF([.H15]=1;IF(OR(SUM([.G14:.I16];-1)=2;SUM([.G14:.I16];-1)=3);1;0);IF(SUM([.G14:.I16])=3;1;0))" office:value-type="float" office:value="0" calcext:value-type="float">
            <text:p>0</text:p>
          </table:table-cell>
          <table:table-cell table:style-name="ce36" table:formula="of:=IF([.I15]=1;IF(OR(SUM([.H14:.J16];-1)=2;SUM([.H14:.J16];-1)=3);1;0);IF(SUM([.H14:.J16])=3;1;0))" office:value-type="float" office:value="0" calcext:value-type="float">
            <text:p>0</text:p>
          </table:table-cell>
          <table:table-cell table:style-name="ce36" table:formula="of:=IF([.J15]=1;IF(OR(SUM([.I14:.K16];-1)=2;SUM([.I14:.K16];-1)=3);1;0);IF(SUM([.I14:.K16])=3;1;0))" office:value-type="float" office:value="0" calcext:value-type="float">
            <text:p>0</text:p>
          </table:table-cell>
          <table:table-cell table:style-name="ce36" table:formula="of:=IF([.K15]=1;IF(OR(SUM([.J14:.L16];-1)=2;SUM([.J14:.L16];-1)=3);1;0);IF(SUM([.J14:.L16])=3;1;0))" office:value-type="float" office:value="1" calcext:value-type="float">
            <text:p>1</text:p>
          </table:table-cell>
          <table:table-cell table:style-name="ce36" table:formula="of:=IF([.L15]=1;IF(OR(SUM([.K14:.M16];-1)=2;SUM([.K14:.M16];-1)=3);1;0);IF(SUM([.K14:.M16])=3;1;0))" office:value-type="float" office:value="0" calcext:value-type="float">
            <text:p>0</text:p>
          </table:table-cell>
          <table:table-cell table:style-name="ce36" table:formula="of:=IF([.M15]=1;IF(OR(SUM([.L14:.N16];-1)=2;SUM([.L14:.N16];-1)=3);1;0);IF(SUM([.L14:.N16])=3;1;0))" office:value-type="float" office:value="1" calcext:value-type="float">
            <text:p>1</text:p>
          </table:table-cell>
          <table:table-cell table:style-name="ce36" table:formula="of:=IF([.N15]=1;IF(OR(SUM([.M14:.O16];-1)=2;SUM([.M14:.O16];-1)=3);1;0);IF(SUM([.M14:.O16])=3;1;0))" office:value-type="float" office:value="0" calcext:value-type="float">
            <text:p>0</text:p>
          </table:table-cell>
          <table:table-cell table:style-name="ce36" table:formula="of:=IF([.O15]=1;IF(OR(SUM([.N14:.P16];-1)=2;SUM([.N14:.P16];-1)=3);1;0);IF(SUM([.N14:.P16])=3;1;0))" office:value-type="float" office:value="0" calcext:value-type="float">
            <text:p>0</text:p>
          </table:table-cell>
          <table:table-cell table:style-name="ce36" table:formula="of:=IF([.P15]=1;IF(OR(SUM([.O14:.Q16];-1)=2;SUM([.O14:.Q16];-1)=3);1;0);IF(SUM([.O14:.Q16])=3;1;0))" office:value-type="float" office:value="0" calcext:value-type="float">
            <text:p>0</text:p>
          </table:table-cell>
          <table:table-cell table:style-name="ce36" table:formula="of:=IF([.Q15]=1;IF(OR(SUM([.P14:.R16];-1)=2;SUM([.P14:.R16];-1)=3);1;0);IF(SUM([.P14:.R16])=3;1;0))" office:value-type="float" office:value="0" calcext:value-type="float">
            <text:p>0</text:p>
          </table:table-cell>
          <table:table-cell table:style-name="ce36" table:formula="of:=IF([.R15]=1;IF(OR(SUM([.Q14:.S16];-1)=2;SUM([.Q14:.S16];-1)=3);1;0);IF(SUM([.Q14:.S16])=3;1;0))" office:value-type="float" office:value="0" calcext:value-type="float">
            <text:p>0</text:p>
          </table:table-cell>
          <table:table-cell table:style-name="ce36" table:formula="of:=IF([.S15]=1;IF(OR(SUM([.R14:.T16];-1)=2;SUM([.R14:.T16];-1)=3);1;0);IF(SUM([.R14:.T16])=3;1;0))" office:value-type="float" office:value="0" calcext:value-type="float">
            <text:p>0</text:p>
          </table:table-cell>
          <table:table-cell table:style-name="ce36" table:formula="of:=IF([.T15]=1;IF(OR(SUM([.S14:.U16];-1)=2;SUM([.S14:.U16];-1)=3);1;0);IF(SUM([.S14:.U16])=3;1;0))" office:value-type="float" office:value="0" calcext:value-type="float">
            <text:p>0</text:p>
          </table:table-cell>
          <table:table-cell table:style-name="ce36" table:formula="of:=IF([.U15]=1;IF(OR(SUM([.T14:.V16];-1)=2;SUM([.T14:.V16];-1)=3);1;0);IF(SUM([.T14:.V16])=3;1;0))" office:value-type="float" office:value="0" calcext:value-type="float">
            <text:p>0</text:p>
          </table:table-cell>
          <table:table-cell table:style-name="ce36" table:formula="of:=IF([.V15]=1;IF(OR(SUM([.U14:.W16];-1)=2;SUM([.U14:.W16];-1)=3);1;0);IF(SUM([.U14:.W16])=3;1;0))" office:value-type="float" office:value="0" calcext:value-type="float">
            <text:p>0</text:p>
          </table:table-cell>
          <table:table-cell table:style-name="ce36" table:formula="of:=IF([.W15]=1;IF(OR(SUM([.V14:.X16];-1)=2;SUM([.V14:.X16];-1)=3);1;0);IF(SUM([.V14:.X16])=3;1;0))" office:value-type="float" office:value="0" calcext:value-type="float">
            <text:p>0</text:p>
          </table:table-cell>
          <table:table-cell table:style-name="ce36" table:formula="of:=IF([.X15]=1;IF(OR(SUM([.W14:.Y16];-1)=2;SUM([.W14:.Y16];-1)=3);1;0);IF(SUM([.W14:.Y16])=3;1;0))" office:value-type="float" office:value="0" calcext:value-type="float">
            <text:p>0</text:p>
          </table:table-cell>
          <table:table-cell table:style-name="ce36" table:formula="of:=IF([.Y15]=1;IF(OR(SUM([.X14:.Z16];-1)=2;SUM([.X14:.Z16];-1)=3);1;0);IF(SUM([.X14:.Z16])=3;1;0))" office:value-type="float" office:value="0" calcext:value-type="float">
            <text:p>0</text:p>
          </table:table-cell>
          <table:table-cell table:style-name="ce36" table:formula="of:=IF([.Z15]=1;IF(OR(SUM([.Y14:.AA16];-1)=2;SUM([.Y14:.AA16];-1)=3);1;0);IF(SUM([.Y14:.AA16])=3;1;0))" office:value-type="float" office:value="0" calcext:value-type="float">
            <text:p>0</text:p>
          </table:table-cell>
          <table:table-cell table:style-name="ce36" table:formula="of:=IF([.AA15]=1;IF(OR(SUM([.Z14:.AB16];-1)=2;SUM([.Z14:.AB16];-1)=3);1;0);IF(SUM([.Z14:.AB16])=3;1;0))" office:value-type="float" office:value="0" calcext:value-type="float">
            <text:p>0</text:p>
          </table:table-cell>
          <table:table-cell table:style-name="ce36" table:formula="of:=IF([.AB15]=1;IF(OR(SUM([.AA14:.AC16];-1)=2;SUM([.AA14:.AC16];-1)=3);1;0);IF(SUM([.AA14:.AC16])=3;1;0))" office:value-type="float" office:value="0" calcext:value-type="float">
            <text:p>0</text:p>
          </table:table-cell>
          <table:table-cell table:style-name="ce36" table:formula="of:=IF([.AC15]=1;IF(OR(SUM([.AB14:.AD16];-1)=2;SUM([.AB14:.AD16];-1)=3);1;0);IF(SUM([.AB14:.AD16])=3;1;0))" office:value-type="float" office:value="0" calcext:value-type="float">
            <text:p>0</text:p>
          </table:table-cell>
          <table:table-cell table:style-name="ce36" table:formula="of:=IF([.AD15]=1;IF(OR(SUM([.AC14:.AE16];-1)=2;SUM([.AC14:.AE16];-1)=3);1;0);IF(SUM([.AC14:.AE16])=3;1;0))" office:value-type="float" office:value="0" calcext:value-type="float">
            <text:p>0</text:p>
          </table:table-cell>
          <table:table-cell table:style-name="ce36" table:formula="of:=IF([.AE15]=1;IF(OR(SUM([.AD14:.AF16];-1)=2;SUM([.AD14:.AF16];-1)=3);1;0);IF(SUM([.AD14:.AF16])=3;1;0))" office:value-type="float" office:value="0" calcext:value-type="float">
            <text:p>0</text:p>
          </table:table-cell>
          <table:table-cell table:style-name="ce36" table:formula="of:=IF([.AF15]=1;IF(OR(SUM([.AE14:.AG16];-1)=2;SUM([.AE14:.AG16];-1)=3);1;0);IF(SUM([.AE14:.AG16])=3;1;0))" office:value-type="float" office:value="0" calcext:value-type="float">
            <text:p>0</text:p>
          </table:table-cell>
          <table:table-cell table:style-name="ce36" table:formula="of:=IF([.AG15]=1;IF(OR(SUM([.AF14:.AH16];-1)=2;SUM([.AF14:.AH16];-1)=3);1;0);IF(SUM([.AF14:.AH16])=3;1;0))" office:value-type="float" office:value="0" calcext:value-type="float">
            <text:p>0</text:p>
          </table:table-cell>
          <table:table-cell table:style-name="ce36" table:formula="of:=IF([.AH15]=1;IF(OR(SUM([.AG14:.AI16];-1)=2;SUM([.AG14:.AI16];-1)=3);1;0);IF(SUM([.AG14:.AI16])=3;1;0))" office:value-type="float" office:value="0" calcext:value-type="float">
            <text:p>0</text:p>
          </table:table-cell>
          <table:table-cell table:style-name="ce36" table:formula="of:=IF([.AI15]=1;IF(OR(SUM([.AH14:.AJ16];-1)=2;SUM([.AH14:.AJ16];-1)=3);1;0);IF(SUM([.AH14:.AJ16])=3;1;0))" office:value-type="float" office:value="0" calcext:value-type="float">
            <text:p>0</text:p>
          </table:table-cell>
          <table:table-cell table:style-name="ce36" table:formula="of:=IF([.AJ15]=1;IF(OR(SUM([.AI14:.AK16];-1)=2;SUM([.AI14:.AK16];-1)=3);1;0);IF(SUM([.AI14:.AK16])=3;1;0))" office:value-type="float" office:value="0" calcext:value-type="float">
            <text:p>0</text:p>
          </table:table-cell>
          <table:table-cell table:style-name="ce36" table:formula="of:=IF([.AK15]=1;IF(OR(SUM([.AJ14:.AL16];-1)=2;SUM([.AJ14:.AL16];-1)=3);1;0);IF(SUM([.AJ14:.AL16])=3;1;0))" office:value-type="float" office:value="0" calcext:value-type="float">
            <text:p>0</text:p>
          </table:table-cell>
          <table:table-cell table:style-name="ce36" table:formula="of:=IF([.AL15]=1;IF(OR(SUM([.AK14:.AM16];-1)=2;SUM([.AK14:.AM16];-1)=3);1;0);IF(SUM([.AK14:.AM16])=3;1;0))" office:value-type="float" office:value="0" calcext:value-type="float">
            <text:p>0</text:p>
          </table:table-cell>
          <table:table-cell table:style-name="ce36" table:formula="of:=IF([.AM15]=1;IF(OR(SUM([.AL14:.AN16];-1)=2;SUM([.AL14:.AN16];-1)=3);1;0);IF(SUM([.AL14:.AN16])=3;1;0))" office:value-type="float" office:value="0" calcext:value-type="float">
            <text:p>0</text:p>
          </table:table-cell>
          <table:table-cell table:style-name="ce36" table:formula="of:=IF([.AN15]=1;IF(OR(SUM([.AM14:.AO16];-1)=2;SUM([.AM14:.AO16];-1)=3);1;0);IF(SUM([.AM14:.AO16])=3;1;0))" office:value-type="float" office:value="0" calcext:value-type="float">
            <text:p>0</text:p>
          </table:table-cell>
          <table:table-cell table:style-name="ce36" table:formula="of:=IF([.AO15]=1;IF(OR(SUM([.AN14:.AP16];-1)=2;SUM([.AN14:.AP16];-1)=3);1;0);IF(SUM([.AN14:.AP16])=3;1;0))" office:value-type="float" office:value="0" calcext:value-type="float">
            <text:p>0</text:p>
          </table:table-cell>
          <table:table-cell table:style-name="ce36" table:formula="of:=IF([.AP15]=1;IF(OR(SUM([.AO14:.AQ16];-1)=2;SUM([.AO14:.AQ16];-1)=3);1;0);IF(SUM([.AO14:.AQ16])=3;1;0))" office:value-type="float" office:value="0" calcext:value-type="float">
            <text:p>0</text:p>
          </table:table-cell>
          <table:table-cell table:style-name="ce36" table:formula="of:=IF([.AQ15]=1;IF(OR(SUM([.AP14:.AR16];-1)=2;SUM([.AP14:.AR16];-1)=3);1;0);IF(SUM([.AP14:.AR16])=3;1;0))" office:value-type="float" office:value="0" calcext:value-type="float">
            <text:p>0</text:p>
          </table:table-cell>
          <table:table-cell table:style-name="ce36" table:formula="of:=IF([.AR15]=1;IF(OR(SUM([.AQ14:.AS16];-1)=2;SUM([.AQ14:.AS16];-1)=3);1;0);IF(SUM([.AQ14:.AS16])=3;1;0))" office:value-type="float" office:value="0" calcext:value-type="float">
            <text:p>0</text:p>
          </table:table-cell>
          <table:table-cell table:style-name="ce36" table:formula="of:=IF([.AS15]=1;IF(OR(SUM([.AR14:.AT16];-1)=2;SUM([.AR14:.AT16];-1)=3);1;0);IF(SUM([.AR14:.AT16])=3;1;0))" office:value-type="float" office:value="0" calcext:value-type="float">
            <text:p>0</text:p>
          </table:table-cell>
          <table:table-cell table:style-name="ce36" table:formula="of:=IF([.AT15]=1;IF(OR(SUM([.AS14:.AU16];-1)=2;SUM([.AS14:.AU16];-1)=3);1;0);IF(SUM([.AS14:.AU16])=3;1;0))" office:value-type="float" office:value="0" calcext:value-type="float">
            <text:p>0</text:p>
          </table:table-cell>
          <table:table-cell table:style-name="ce36" table:formula="of:=IF([.AU15]=1;IF(OR(SUM([.AT14:.AV16];-1)=2;SUM([.AT14:.AV16];-1)=3);1;0);IF(SUM([.AT14:.AV16])=3;1;0))" office:value-type="float" office:value="0" calcext:value-type="float">
            <text:p>0</text:p>
          </table:table-cell>
          <table:table-cell table:style-name="ce36" table:formula="of:=IF([.AV15]=1;IF(OR(SUM([.AU14:.AW16];-1)=2;SUM([.AU14:.AW16];-1)=3);1;0);IF(SUM([.AU14:.AW16])=3;1;0))" office:value-type="float" office:value="0" calcext:value-type="float">
            <text:p>0</text:p>
          </table:table-cell>
          <table:table-cell table:style-name="ce36" table:formula="of:=IF([.AW15]=1;IF(OR(SUM([.AV14:.AX16];-1)=2;SUM([.AV14:.AX16];-1)=3);1;0);IF(SUM([.AV14:.AX16])=3;1;0))" office:value-type="float" office:value="0" calcext:value-type="float">
            <text:p>0</text:p>
          </table:table-cell>
          <table:table-cell table:style-name="ce36" table:formula="of:=IF([.AX15]=1;IF(OR(SUM([.AW14:.AY16];-1)=2;SUM([.AW14:.AY16];-1)=3);1;0);IF(SUM([.AW14:.AY16])=3;1;0))" office:value-type="float" office:value="0" calcext:value-type="float">
            <text:p>0</text:p>
          </table:table-cell>
          <table:table-cell table:style-name="ce36" table:formula="of:=IF([.AY15]=1;IF(OR(SUM([.AX14:.AZ16];-1)=2;SUM([.AX14:.AZ16];-1)=3);1;0);IF(SUM([.AX14:.AZ16])=3;1;0))" office:value-type="float" office:value="0" calcext:value-type="float">
            <text:p>0</text:p>
          </table:table-cell>
          <table:table-cell table:style-name="ce36" table:formula="of:=IF([.AZ15]=1;IF(OR(SUM([.AY14:.BA16];-1)=2;SUM([.AY14:.BA16];-1)=3);1;0);IF(SUM([.AY14:.BA16])=3;1;0))" office:value-type="float" office:value="0" calcext:value-type="float">
            <text:p>0</text:p>
          </table:table-cell>
          <table:table-cell table:style-name="ce36" table:formula="of:=IF([.BA15]=1;IF(OR(SUM([.AZ14:.BB16];-1)=2;SUM([.AZ14:.BB16];-1)=3);1;0);IF(SUM([.AZ14:.BB16])=3;1;0))" office:value-type="float" office:value="0" calcext:value-type="float">
            <text:p>0</text:p>
          </table:table-cell>
          <table:table-cell table:style-name="ce36" table:formula="of:=IF([.BB15]=1;IF(OR(SUM([.BA14:.BC16];-1)=2;SUM([.BA14:.BC16];-1)=3);1;0);IF(SUM([.BA14:.BC16])=3;1;0))" office:value-type="float" office:value="0" calcext:value-type="float">
            <text:p>0</text:p>
          </table:table-cell>
          <table:table-cell table:style-name="ce36" table:formula="of:=IF([.BC15]=1;IF(OR(SUM([.BB14:.BD16];-1)=2;SUM([.BB14:.BD16];-1)=3);1;0);IF(SUM([.BB14:.BD16])=3;1;0))" office:value-type="float" office:value="0" calcext:value-type="float">
            <text:p>0</text:p>
          </table:table-cell>
          <table:table-cell table:style-name="ce36" table:formula="of:=IF([.BD15]=1;IF(OR(SUM([.BC14:.BE16];-1)=2;SUM([.BC14:.BE16];-1)=3);1;0);IF(SUM([.BC14:.BE16])=3;1;0))" office:value-type="float" office:value="0" calcext:value-type="float">
            <text:p>0</text:p>
          </table:table-cell>
          <table:table-cell table:style-name="ce36" table:formula="of:=IF([.BE15]=1;IF(OR(SUM([.BD14:.BF16];-1)=2;SUM([.BD14:.BF16];-1)=3);1;0);IF(SUM([.BD14:.BF16])=3;1;0))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36" table:formula="of:=IF([.C16]=1;IF(OR(SUM([.B15:.D17];-1)=2;SUM([.B15:.D17];-1)=3);1;0);IF(SUM([.B15:.D17])=3;1;0))" office:value-type="float" office:value="0" calcext:value-type="float">
            <text:p>0</text:p>
          </table:table-cell>
          <table:table-cell table:style-name="ce36" table:formula="of:=IF([.D16]=1;IF(OR(SUM([.C15:.E17];-1)=2;SUM([.C15:.E17];-1)=3);1;0);IF(SUM([.C15:.E17])=3;1;0))" office:value-type="float" office:value="0" calcext:value-type="float">
            <text:p>0</text:p>
          </table:table-cell>
          <table:table-cell table:style-name="ce36" table:formula="of:=IF([.E16]=1;IF(OR(SUM([.D15:.F17];-1)=2;SUM([.D15:.F17];-1)=3);1;0);IF(SUM([.D15:.F17])=3;1;0))" office:value-type="float" office:value="0" calcext:value-type="float">
            <text:p>0</text:p>
          </table:table-cell>
          <table:table-cell table:style-name="ce36" table:formula="of:=IF([.F16]=1;IF(OR(SUM([.E15:.G17];-1)=2;SUM([.E15:.G17];-1)=3);1;0);IF(SUM([.E15:.G17])=3;1;0))" office:value-type="float" office:value="0" calcext:value-type="float">
            <text:p>0</text:p>
          </table:table-cell>
          <table:table-cell table:style-name="ce36" table:formula="of:=IF([.G16]=1;IF(OR(SUM([.F15:.H17];-1)=2;SUM([.F15:.H17];-1)=3);1;0);IF(SUM([.F15:.H17])=3;1;0))" office:value-type="float" office:value="0" calcext:value-type="float">
            <text:p>0</text:p>
          </table:table-cell>
          <table:table-cell table:style-name="ce36" table:formula="of:=IF([.H16]=1;IF(OR(SUM([.G15:.I17];-1)=2;SUM([.G15:.I17];-1)=3);1;0);IF(SUM([.G15:.I17])=3;1;0))" office:value-type="float" office:value="0" calcext:value-type="float">
            <text:p>0</text:p>
          </table:table-cell>
          <table:table-cell table:style-name="ce36" table:formula="of:=IF([.I16]=1;IF(OR(SUM([.H15:.J17];-1)=2;SUM([.H15:.J17];-1)=3);1;0);IF(SUM([.H15:.J17])=3;1;0))" office:value-type="float" office:value="0" calcext:value-type="float">
            <text:p>0</text:p>
          </table:table-cell>
          <table:table-cell table:style-name="ce36" table:formula="of:=IF([.J16]=1;IF(OR(SUM([.I15:.K17];-1)=2;SUM([.I15:.K17];-1)=3);1;0);IF(SUM([.I15:.K17])=3;1;0))" office:value-type="float" office:value="0" calcext:value-type="float">
            <text:p>0</text:p>
          </table:table-cell>
          <table:table-cell table:style-name="ce36" table:formula="of:=IF([.K16]=1;IF(OR(SUM([.J15:.L17];-1)=2;SUM([.J15:.L17];-1)=3);1;0);IF(SUM([.J15:.L17])=3;1;0))" office:value-type="float" office:value="0" calcext:value-type="float">
            <text:p>0</text:p>
          </table:table-cell>
          <table:table-cell table:style-name="ce36" table:formula="of:=IF([.L16]=1;IF(OR(SUM([.K15:.M17];-1)=2;SUM([.K15:.M17];-1)=3);1;0);IF(SUM([.K15:.M17])=3;1;0))" office:value-type="float" office:value="1" calcext:value-type="float">
            <text:p>1</text:p>
          </table:table-cell>
          <table:table-cell table:style-name="ce36" table:formula="of:=IF([.M16]=1;IF(OR(SUM([.L15:.N17];-1)=2;SUM([.L15:.N17];-1)=3);1;0);IF(SUM([.L15:.N17])=3;1;0))" office:value-type="float" office:value="0" calcext:value-type="float">
            <text:p>0</text:p>
          </table:table-cell>
          <table:table-cell table:style-name="ce36" table:formula="of:=IF([.N16]=1;IF(OR(SUM([.M15:.O17];-1)=2;SUM([.M15:.O17];-1)=3);1;0);IF(SUM([.M15:.O17])=3;1;0))" office:value-type="float" office:value="0" calcext:value-type="float">
            <text:p>0</text:p>
          </table:table-cell>
          <table:table-cell table:style-name="ce36" table:formula="of:=IF([.O16]=1;IF(OR(SUM([.N15:.P17];-1)=2;SUM([.N15:.P17];-1)=3);1;0);IF(SUM([.N15:.P17])=3;1;0))" office:value-type="float" office:value="0" calcext:value-type="float">
            <text:p>0</text:p>
          </table:table-cell>
          <table:table-cell table:style-name="ce36" table:formula="of:=IF([.P16]=1;IF(OR(SUM([.O15:.Q17];-1)=2;SUM([.O15:.Q17];-1)=3);1;0);IF(SUM([.O15:.Q17])=3;1;0))" office:value-type="float" office:value="0" calcext:value-type="float">
            <text:p>0</text:p>
          </table:table-cell>
          <table:table-cell table:style-name="ce36" table:formula="of:=IF([.Q16]=1;IF(OR(SUM([.P15:.R17];-1)=2;SUM([.P15:.R17];-1)=3);1;0);IF(SUM([.P15:.R17])=3;1;0))" office:value-type="float" office:value="0" calcext:value-type="float">
            <text:p>0</text:p>
          </table:table-cell>
          <table:table-cell table:style-name="ce36" table:formula="of:=IF([.R16]=1;IF(OR(SUM([.Q15:.S17];-1)=2;SUM([.Q15:.S17];-1)=3);1;0);IF(SUM([.Q15:.S17])=3;1;0))" office:value-type="float" office:value="0" calcext:value-type="float">
            <text:p>0</text:p>
          </table:table-cell>
          <table:table-cell table:style-name="ce36" table:formula="of:=IF([.S16]=1;IF(OR(SUM([.R15:.T17];-1)=2;SUM([.R15:.T17];-1)=3);1;0);IF(SUM([.R15:.T17])=3;1;0))" office:value-type="float" office:value="0" calcext:value-type="float">
            <text:p>0</text:p>
          </table:table-cell>
          <table:table-cell table:style-name="ce36" table:formula="of:=IF([.T16]=1;IF(OR(SUM([.S15:.U17];-1)=2;SUM([.S15:.U17];-1)=3);1;0);IF(SUM([.S15:.U17])=3;1;0))" office:value-type="float" office:value="0" calcext:value-type="float">
            <text:p>0</text:p>
          </table:table-cell>
          <table:table-cell table:style-name="ce36" table:formula="of:=IF([.U16]=1;IF(OR(SUM([.T15:.V17];-1)=2;SUM([.T15:.V17];-1)=3);1;0);IF(SUM([.T15:.V17])=3;1;0))" office:value-type="float" office:value="0" calcext:value-type="float">
            <text:p>0</text:p>
          </table:table-cell>
          <table:table-cell table:style-name="ce36" table:formula="of:=IF([.V16]=1;IF(OR(SUM([.U15:.W17];-1)=2;SUM([.U15:.W17];-1)=3);1;0);IF(SUM([.U15:.W17])=3;1;0))" office:value-type="float" office:value="0" calcext:value-type="float">
            <text:p>0</text:p>
          </table:table-cell>
          <table:table-cell table:style-name="ce36" table:formula="of:=IF([.W16]=1;IF(OR(SUM([.V15:.X17];-1)=2;SUM([.V15:.X17];-1)=3);1;0);IF(SUM([.V15:.X17])=3;1;0))" office:value-type="float" office:value="0" calcext:value-type="float">
            <text:p>0</text:p>
          </table:table-cell>
          <table:table-cell table:style-name="ce36" table:formula="of:=IF([.X16]=1;IF(OR(SUM([.W15:.Y17];-1)=2;SUM([.W15:.Y17];-1)=3);1;0);IF(SUM([.W15:.Y17])=3;1;0))" office:value-type="float" office:value="0" calcext:value-type="float">
            <text:p>0</text:p>
          </table:table-cell>
          <table:table-cell table:style-name="ce36" table:formula="of:=IF([.Y16]=1;IF(OR(SUM([.X15:.Z17];-1)=2;SUM([.X15:.Z17];-1)=3);1;0);IF(SUM([.X15:.Z17])=3;1;0))" office:value-type="float" office:value="0" calcext:value-type="float">
            <text:p>0</text:p>
          </table:table-cell>
          <table:table-cell table:style-name="ce36" table:formula="of:=IF([.Z16]=1;IF(OR(SUM([.Y15:.AA17];-1)=2;SUM([.Y15:.AA17];-1)=3);1;0);IF(SUM([.Y15:.AA17])=3;1;0))" office:value-type="float" office:value="0" calcext:value-type="float">
            <text:p>0</text:p>
          </table:table-cell>
          <table:table-cell table:style-name="ce36" table:formula="of:=IF([.AA16]=1;IF(OR(SUM([.Z15:.AB17];-1)=2;SUM([.Z15:.AB17];-1)=3);1;0);IF(SUM([.Z15:.AB17])=3;1;0))" office:value-type="float" office:value="0" calcext:value-type="float">
            <text:p>0</text:p>
          </table:table-cell>
          <table:table-cell table:style-name="ce36" table:formula="of:=IF([.AB16]=1;IF(OR(SUM([.AA15:.AC17];-1)=2;SUM([.AA15:.AC17];-1)=3);1;0);IF(SUM([.AA15:.AC17])=3;1;0))" office:value-type="float" office:value="0" calcext:value-type="float">
            <text:p>0</text:p>
          </table:table-cell>
          <table:table-cell table:style-name="ce36" table:formula="of:=IF([.AC16]=1;IF(OR(SUM([.AB15:.AD17];-1)=2;SUM([.AB15:.AD17];-1)=3);1;0);IF(SUM([.AB15:.AD17])=3;1;0))" office:value-type="float" office:value="0" calcext:value-type="float">
            <text:p>0</text:p>
          </table:table-cell>
          <table:table-cell table:style-name="ce36" table:formula="of:=IF([.AD16]=1;IF(OR(SUM([.AC15:.AE17];-1)=2;SUM([.AC15:.AE17];-1)=3);1;0);IF(SUM([.AC15:.AE17])=3;1;0))" office:value-type="float" office:value="0" calcext:value-type="float">
            <text:p>0</text:p>
          </table:table-cell>
          <table:table-cell table:style-name="ce36" table:formula="of:=IF([.AE16]=1;IF(OR(SUM([.AD15:.AF17];-1)=2;SUM([.AD15:.AF17];-1)=3);1;0);IF(SUM([.AD15:.AF17])=3;1;0))" office:value-type="float" office:value="0" calcext:value-type="float">
            <text:p>0</text:p>
          </table:table-cell>
          <table:table-cell table:style-name="ce36" table:formula="of:=IF([.AF16]=1;IF(OR(SUM([.AE15:.AG17];-1)=2;SUM([.AE15:.AG17];-1)=3);1;0);IF(SUM([.AE15:.AG17])=3;1;0))" office:value-type="float" office:value="0" calcext:value-type="float">
            <text:p>0</text:p>
          </table:table-cell>
          <table:table-cell table:style-name="ce36" table:formula="of:=IF([.AG16]=1;IF(OR(SUM([.AF15:.AH17];-1)=2;SUM([.AF15:.AH17];-1)=3);1;0);IF(SUM([.AF15:.AH17])=3;1;0))" office:value-type="float" office:value="0" calcext:value-type="float">
            <text:p>0</text:p>
          </table:table-cell>
          <table:table-cell table:style-name="ce36" table:formula="of:=IF([.AH16]=1;IF(OR(SUM([.AG15:.AI17];-1)=2;SUM([.AG15:.AI17];-1)=3);1;0);IF(SUM([.AG15:.AI17])=3;1;0))" office:value-type="float" office:value="0" calcext:value-type="float">
            <text:p>0</text:p>
          </table:table-cell>
          <table:table-cell table:style-name="ce36" table:formula="of:=IF([.AI16]=1;IF(OR(SUM([.AH15:.AJ17];-1)=2;SUM([.AH15:.AJ17];-1)=3);1;0);IF(SUM([.AH15:.AJ17])=3;1;0))" office:value-type="float" office:value="0" calcext:value-type="float">
            <text:p>0</text:p>
          </table:table-cell>
          <table:table-cell table:style-name="ce36" table:formula="of:=IF([.AJ16]=1;IF(OR(SUM([.AI15:.AK17];-1)=2;SUM([.AI15:.AK17];-1)=3);1;0);IF(SUM([.AI15:.AK17])=3;1;0))" office:value-type="float" office:value="0" calcext:value-type="float">
            <text:p>0</text:p>
          </table:table-cell>
          <table:table-cell table:style-name="ce36" table:formula="of:=IF([.AK16]=1;IF(OR(SUM([.AJ15:.AL17];-1)=2;SUM([.AJ15:.AL17];-1)=3);1;0);IF(SUM([.AJ15:.AL17])=3;1;0))" office:value-type="float" office:value="0" calcext:value-type="float">
            <text:p>0</text:p>
          </table:table-cell>
          <table:table-cell table:style-name="ce36" table:formula="of:=IF([.AL16]=1;IF(OR(SUM([.AK15:.AM17];-1)=2;SUM([.AK15:.AM17];-1)=3);1;0);IF(SUM([.AK15:.AM17])=3;1;0))" office:value-type="float" office:value="0" calcext:value-type="float">
            <text:p>0</text:p>
          </table:table-cell>
          <table:table-cell table:style-name="ce36" table:formula="of:=IF([.AM16]=1;IF(OR(SUM([.AL15:.AN17];-1)=2;SUM([.AL15:.AN17];-1)=3);1;0);IF(SUM([.AL15:.AN17])=3;1;0))" office:value-type="float" office:value="0" calcext:value-type="float">
            <text:p>0</text:p>
          </table:table-cell>
          <table:table-cell table:style-name="ce36" table:formula="of:=IF([.AN16]=1;IF(OR(SUM([.AM15:.AO17];-1)=2;SUM([.AM15:.AO17];-1)=3);1;0);IF(SUM([.AM15:.AO17])=3;1;0))" office:value-type="float" office:value="0" calcext:value-type="float">
            <text:p>0</text:p>
          </table:table-cell>
          <table:table-cell table:style-name="ce36" table:formula="of:=IF([.AO16]=1;IF(OR(SUM([.AN15:.AP17];-1)=2;SUM([.AN15:.AP17];-1)=3);1;0);IF(SUM([.AN15:.AP17])=3;1;0))" office:value-type="float" office:value="0" calcext:value-type="float">
            <text:p>0</text:p>
          </table:table-cell>
          <table:table-cell table:style-name="ce36" table:formula="of:=IF([.AP16]=1;IF(OR(SUM([.AO15:.AQ17];-1)=2;SUM([.AO15:.AQ17];-1)=3);1;0);IF(SUM([.AO15:.AQ17])=3;1;0))" office:value-type="float" office:value="0" calcext:value-type="float">
            <text:p>0</text:p>
          </table:table-cell>
          <table:table-cell table:style-name="ce36" table:formula="of:=IF([.AQ16]=1;IF(OR(SUM([.AP15:.AR17];-1)=2;SUM([.AP15:.AR17];-1)=3);1;0);IF(SUM([.AP15:.AR17])=3;1;0))" office:value-type="float" office:value="0" calcext:value-type="float">
            <text:p>0</text:p>
          </table:table-cell>
          <table:table-cell table:style-name="ce36" table:formula="of:=IF([.AR16]=1;IF(OR(SUM([.AQ15:.AS17];-1)=2;SUM([.AQ15:.AS17];-1)=3);1;0);IF(SUM([.AQ15:.AS17])=3;1;0))" office:value-type="float" office:value="0" calcext:value-type="float">
            <text:p>0</text:p>
          </table:table-cell>
          <table:table-cell table:style-name="ce36" table:formula="of:=IF([.AS16]=1;IF(OR(SUM([.AR15:.AT17];-1)=2;SUM([.AR15:.AT17];-1)=3);1;0);IF(SUM([.AR15:.AT17])=3;1;0))" office:value-type="float" office:value="0" calcext:value-type="float">
            <text:p>0</text:p>
          </table:table-cell>
          <table:table-cell table:style-name="ce36" table:formula="of:=IF([.AT16]=1;IF(OR(SUM([.AS15:.AU17];-1)=2;SUM([.AS15:.AU17];-1)=3);1;0);IF(SUM([.AS15:.AU17])=3;1;0))" office:value-type="float" office:value="0" calcext:value-type="float">
            <text:p>0</text:p>
          </table:table-cell>
          <table:table-cell table:style-name="ce36" table:formula="of:=IF([.AU16]=1;IF(OR(SUM([.AT15:.AV17];-1)=2;SUM([.AT15:.AV17];-1)=3);1;0);IF(SUM([.AT15:.AV17])=3;1;0))" office:value-type="float" office:value="0" calcext:value-type="float">
            <text:p>0</text:p>
          </table:table-cell>
          <table:table-cell table:style-name="ce36" table:formula="of:=IF([.AV16]=1;IF(OR(SUM([.AU15:.AW17];-1)=2;SUM([.AU15:.AW17];-1)=3);1;0);IF(SUM([.AU15:.AW17])=3;1;0))" office:value-type="float" office:value="0" calcext:value-type="float">
            <text:p>0</text:p>
          </table:table-cell>
          <table:table-cell table:style-name="ce36" table:formula="of:=IF([.AW16]=1;IF(OR(SUM([.AV15:.AX17];-1)=2;SUM([.AV15:.AX17];-1)=3);1;0);IF(SUM([.AV15:.AX17])=3;1;0))" office:value-type="float" office:value="0" calcext:value-type="float">
            <text:p>0</text:p>
          </table:table-cell>
          <table:table-cell table:style-name="ce36" table:formula="of:=IF([.AX16]=1;IF(OR(SUM([.AW15:.AY17];-1)=2;SUM([.AW15:.AY17];-1)=3);1;0);IF(SUM([.AW15:.AY17])=3;1;0))" office:value-type="float" office:value="0" calcext:value-type="float">
            <text:p>0</text:p>
          </table:table-cell>
          <table:table-cell table:style-name="ce36" table:formula="of:=IF([.AY16]=1;IF(OR(SUM([.AX15:.AZ17];-1)=2;SUM([.AX15:.AZ17];-1)=3);1;0);IF(SUM([.AX15:.AZ17])=3;1;0))" office:value-type="float" office:value="0" calcext:value-type="float">
            <text:p>0</text:p>
          </table:table-cell>
          <table:table-cell table:style-name="ce36" table:formula="of:=IF([.AZ16]=1;IF(OR(SUM([.AY15:.BA17];-1)=2;SUM([.AY15:.BA17];-1)=3);1;0);IF(SUM([.AY15:.BA17])=3;1;0))" office:value-type="float" office:value="0" calcext:value-type="float">
            <text:p>0</text:p>
          </table:table-cell>
          <table:table-cell table:style-name="ce36" table:formula="of:=IF([.BA16]=1;IF(OR(SUM([.AZ15:.BB17];-1)=2;SUM([.AZ15:.BB17];-1)=3);1;0);IF(SUM([.AZ15:.BB17])=3;1;0))" office:value-type="float" office:value="0" calcext:value-type="float">
            <text:p>0</text:p>
          </table:table-cell>
          <table:table-cell table:style-name="ce36" table:formula="of:=IF([.BB16]=1;IF(OR(SUM([.BA15:.BC17];-1)=2;SUM([.BA15:.BC17];-1)=3);1;0);IF(SUM([.BA15:.BC17])=3;1;0))" office:value-type="float" office:value="0" calcext:value-type="float">
            <text:p>0</text:p>
          </table:table-cell>
          <table:table-cell table:style-name="ce36" table:formula="of:=IF([.BC16]=1;IF(OR(SUM([.BB15:.BD17];-1)=2;SUM([.BB15:.BD17];-1)=3);1;0);IF(SUM([.BB15:.BD17])=3;1;0))" office:value-type="float" office:value="0" calcext:value-type="float">
            <text:p>0</text:p>
          </table:table-cell>
          <table:table-cell table:style-name="ce36" table:formula="of:=IF([.BD16]=1;IF(OR(SUM([.BC15:.BE17];-1)=2;SUM([.BC15:.BE17];-1)=3);1;0);IF(SUM([.BC15:.BE17])=3;1;0))" office:value-type="float" office:value="0" calcext:value-type="float">
            <text:p>0</text:p>
          </table:table-cell>
          <table:table-cell table:style-name="ce36" table:formula="of:=IF([.BE16]=1;IF(OR(SUM([.BD15:.BF17];-1)=2;SUM([.BD15:.BF17];-1)=3);1;0);IF(SUM([.BD15:.BF17])=3;1;0))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36" table:formula="of:=IF([.C17]=1;IF(OR(SUM([.B16:.D18];-1)=2;SUM([.B16:.D18];-1)=3);1;0);IF(SUM([.B16:.D18])=3;1;0))" office:value-type="float" office:value="0" calcext:value-type="float">
            <text:p>0</text:p>
          </table:table-cell>
          <table:table-cell table:style-name="ce36" table:formula="of:=IF([.D17]=1;IF(OR(SUM([.C16:.E18];-1)=2;SUM([.C16:.E18];-1)=3);1;0);IF(SUM([.C16:.E18])=3;1;0))" office:value-type="float" office:value="0" calcext:value-type="float">
            <text:p>0</text:p>
          </table:table-cell>
          <table:table-cell table:style-name="ce36" table:formula="of:=IF([.E17]=1;IF(OR(SUM([.D16:.F18];-1)=2;SUM([.D16:.F18];-1)=3);1;0);IF(SUM([.D16:.F18])=3;1;0))" office:value-type="float" office:value="0" calcext:value-type="float">
            <text:p>0</text:p>
          </table:table-cell>
          <table:table-cell table:style-name="ce36" table:formula="of:=IF([.F17]=1;IF(OR(SUM([.E16:.G18];-1)=2;SUM([.E16:.G18];-1)=3);1;0);IF(SUM([.E16:.G18])=3;1;0))" office:value-type="float" office:value="0" calcext:value-type="float">
            <text:p>0</text:p>
          </table:table-cell>
          <table:table-cell table:style-name="ce36" table:formula="of:=IF([.G17]=1;IF(OR(SUM([.F16:.H18];-1)=2;SUM([.F16:.H18];-1)=3);1;0);IF(SUM([.F16:.H18])=3;1;0))" office:value-type="float" office:value="0" calcext:value-type="float">
            <text:p>0</text:p>
          </table:table-cell>
          <table:table-cell table:style-name="ce36" table:formula="of:=IF([.H17]=1;IF(OR(SUM([.G16:.I18];-1)=2;SUM([.G16:.I18];-1)=3);1;0);IF(SUM([.G16:.I18])=3;1;0))" office:value-type="float" office:value="0" calcext:value-type="float">
            <text:p>0</text:p>
          </table:table-cell>
          <table:table-cell table:style-name="ce36" table:formula="of:=IF([.I17]=1;IF(OR(SUM([.H16:.J18];-1)=2;SUM([.H16:.J18];-1)=3);1;0);IF(SUM([.H16:.J18])=3;1;0))" office:value-type="float" office:value="0" calcext:value-type="float">
            <text:p>0</text:p>
          </table:table-cell>
          <table:table-cell table:style-name="ce36" table:formula="of:=IF([.J17]=1;IF(OR(SUM([.I16:.K18];-1)=2;SUM([.I16:.K18];-1)=3);1;0);IF(SUM([.I16:.K18])=3;1;0))" office:value-type="float" office:value="0" calcext:value-type="float">
            <text:p>0</text:p>
          </table:table-cell>
          <table:table-cell table:style-name="ce36" table:formula="of:=IF([.K17]=1;IF(OR(SUM([.J16:.L18];-1)=2;SUM([.J16:.L18];-1)=3);1;0);IF(SUM([.J16:.L18])=3;1;0))" office:value-type="float" office:value="0" calcext:value-type="float">
            <text:p>0</text:p>
          </table:table-cell>
          <table:table-cell table:style-name="ce36" table:formula="of:=IF([.L17]=1;IF(OR(SUM([.K16:.M18];-1)=2;SUM([.K16:.M18];-1)=3);1;0);IF(SUM([.K16:.M18])=3;1;0))" office:value-type="float" office:value="0" calcext:value-type="float">
            <text:p>0</text:p>
          </table:table-cell>
          <table:table-cell table:style-name="ce36" table:formula="of:=IF([.M17]=1;IF(OR(SUM([.L16:.N18];-1)=2;SUM([.L16:.N18];-1)=3);1;0);IF(SUM([.L16:.N18])=3;1;0))" office:value-type="float" office:value="0" calcext:value-type="float">
            <text:p>0</text:p>
          </table:table-cell>
          <table:table-cell table:style-name="ce36" table:formula="of:=IF([.N17]=1;IF(OR(SUM([.M16:.O18];-1)=2;SUM([.M16:.O18];-1)=3);1;0);IF(SUM([.M16:.O18])=3;1;0))" office:value-type="float" office:value="0" calcext:value-type="float">
            <text:p>0</text:p>
          </table:table-cell>
          <table:table-cell table:style-name="ce36" table:formula="of:=IF([.O17]=1;IF(OR(SUM([.N16:.P18];-1)=2;SUM([.N16:.P18];-1)=3);1;0);IF(SUM([.N16:.P18])=3;1;0))" office:value-type="float" office:value="0" calcext:value-type="float">
            <text:p>0</text:p>
          </table:table-cell>
          <table:table-cell table:style-name="ce36" table:formula="of:=IF([.P17]=1;IF(OR(SUM([.O16:.Q18];-1)=2;SUM([.O16:.Q18];-1)=3);1;0);IF(SUM([.O16:.Q18])=3;1;0))" office:value-type="float" office:value="0" calcext:value-type="float">
            <text:p>0</text:p>
          </table:table-cell>
          <table:table-cell table:style-name="ce36" table:formula="of:=IF([.Q17]=1;IF(OR(SUM([.P16:.R18];-1)=2;SUM([.P16:.R18];-1)=3);1;0);IF(SUM([.P16:.R18])=3;1;0))" office:value-type="float" office:value="0" calcext:value-type="float">
            <text:p>0</text:p>
          </table:table-cell>
          <table:table-cell table:style-name="ce36" table:formula="of:=IF([.R17]=1;IF(OR(SUM([.Q16:.S18];-1)=2;SUM([.Q16:.S18];-1)=3);1;0);IF(SUM([.Q16:.S18])=3;1;0))" office:value-type="float" office:value="0" calcext:value-type="float">
            <text:p>0</text:p>
          </table:table-cell>
          <table:table-cell table:style-name="ce36" table:formula="of:=IF([.S17]=1;IF(OR(SUM([.R16:.T18];-1)=2;SUM([.R16:.T18];-1)=3);1;0);IF(SUM([.R16:.T18])=3;1;0))" office:value-type="float" office:value="1" calcext:value-type="float">
            <text:p>1</text:p>
          </table:table-cell>
          <table:table-cell table:style-name="ce36" table:formula="of:=IF([.T17]=1;IF(OR(SUM([.S16:.U18];-1)=2;SUM([.S16:.U18];-1)=3);1;0);IF(SUM([.S16:.U18])=3;1;0))" office:value-type="float" office:value="1" calcext:value-type="float">
            <text:p>1</text:p>
          </table:table-cell>
          <table:table-cell table:style-name="ce36" table:formula="of:=IF([.U17]=1;IF(OR(SUM([.T16:.V18];-1)=2;SUM([.T16:.V18];-1)=3);1;0);IF(SUM([.T16:.V18])=3;1;0))" office:value-type="float" office:value="0" calcext:value-type="float">
            <text:p>0</text:p>
          </table:table-cell>
          <table:table-cell table:style-name="ce36" table:formula="of:=IF([.V17]=1;IF(OR(SUM([.U16:.W18];-1)=2;SUM([.U16:.W18];-1)=3);1;0);IF(SUM([.U16:.W18])=3;1;0))" office:value-type="float" office:value="0" calcext:value-type="float">
            <text:p>0</text:p>
          </table:table-cell>
          <table:table-cell table:style-name="ce36" table:formula="of:=IF([.W17]=1;IF(OR(SUM([.V16:.X18];-1)=2;SUM([.V16:.X18];-1)=3);1;0);IF(SUM([.V16:.X18])=3;1;0))" office:value-type="float" office:value="0" calcext:value-type="float">
            <text:p>0</text:p>
          </table:table-cell>
          <table:table-cell table:style-name="ce36" table:formula="of:=IF([.X17]=1;IF(OR(SUM([.W16:.Y18];-1)=2;SUM([.W16:.Y18];-1)=3);1;0);IF(SUM([.W16:.Y18])=3;1;0))" office:value-type="float" office:value="0" calcext:value-type="float">
            <text:p>0</text:p>
          </table:table-cell>
          <table:table-cell table:style-name="ce36" table:formula="of:=IF([.Y17]=1;IF(OR(SUM([.X16:.Z18];-1)=2;SUM([.X16:.Z18];-1)=3);1;0);IF(SUM([.X16:.Z18])=3;1;0))" office:value-type="float" office:value="0" calcext:value-type="float">
            <text:p>0</text:p>
          </table:table-cell>
          <table:table-cell table:style-name="ce36" table:formula="of:=IF([.Z17]=1;IF(OR(SUM([.Y16:.AA18];-1)=2;SUM([.Y16:.AA18];-1)=3);1;0);IF(SUM([.Y16:.AA18])=3;1;0))" office:value-type="float" office:value="0" calcext:value-type="float">
            <text:p>0</text:p>
          </table:table-cell>
          <table:table-cell table:style-name="ce36" table:formula="of:=IF([.AA17]=1;IF(OR(SUM([.Z16:.AB18];-1)=2;SUM([.Z16:.AB18];-1)=3);1;0);IF(SUM([.Z16:.AB18])=3;1;0))" office:value-type="float" office:value="1" calcext:value-type="float">
            <text:p>1</text:p>
          </table:table-cell>
          <table:table-cell table:style-name="ce36" table:formula="of:=IF([.AB17]=1;IF(OR(SUM([.AA16:.AC18];-1)=2;SUM([.AA16:.AC18];-1)=3);1;0);IF(SUM([.AA16:.AC18])=3;1;0))" office:value-type="float" office:value="1" calcext:value-type="float">
            <text:p>1</text:p>
          </table:table-cell>
          <table:table-cell table:style-name="ce36" table:formula="of:=IF([.AC17]=1;IF(OR(SUM([.AB16:.AD18];-1)=2;SUM([.AB16:.AD18];-1)=3);1;0);IF(SUM([.AB16:.AD18])=3;1;0))" office:value-type="float" office:value="0" calcext:value-type="float">
            <text:p>0</text:p>
          </table:table-cell>
          <table:table-cell table:style-name="ce36" table:formula="of:=IF([.AD17]=1;IF(OR(SUM([.AC16:.AE18];-1)=2;SUM([.AC16:.AE18];-1)=3);1;0);IF(SUM([.AC16:.AE18])=3;1;0))" office:value-type="float" office:value="0" calcext:value-type="float">
            <text:p>0</text:p>
          </table:table-cell>
          <table:table-cell table:style-name="ce36" table:formula="of:=IF([.AE17]=1;IF(OR(SUM([.AD16:.AF18];-1)=2;SUM([.AD16:.AF18];-1)=3);1;0);IF(SUM([.AD16:.AF18])=3;1;0))" office:value-type="float" office:value="0" calcext:value-type="float">
            <text:p>0</text:p>
          </table:table-cell>
          <table:table-cell table:style-name="ce36" table:formula="of:=IF([.AF17]=1;IF(OR(SUM([.AE16:.AG18];-1)=2;SUM([.AE16:.AG18];-1)=3);1;0);IF(SUM([.AE16:.AG18])=3;1;0))" office:value-type="float" office:value="0" calcext:value-type="float">
            <text:p>0</text:p>
          </table:table-cell>
          <table:table-cell table:style-name="ce36" table:formula="of:=IF([.AG17]=1;IF(OR(SUM([.AF16:.AH18];-1)=2;SUM([.AF16:.AH18];-1)=3);1;0);IF(SUM([.AF16:.AH18])=3;1;0))" office:value-type="float" office:value="0" calcext:value-type="float">
            <text:p>0</text:p>
          </table:table-cell>
          <table:table-cell table:style-name="ce36" table:formula="of:=IF([.AH17]=1;IF(OR(SUM([.AG16:.AI18];-1)=2;SUM([.AG16:.AI18];-1)=3);1;0);IF(SUM([.AG16:.AI18])=3;1;0))" office:value-type="float" office:value="0" calcext:value-type="float">
            <text:p>0</text:p>
          </table:table-cell>
          <table:table-cell table:style-name="ce36" table:formula="of:=IF([.AI17]=1;IF(OR(SUM([.AH16:.AJ18];-1)=2;SUM([.AH16:.AJ18];-1)=3);1;0);IF(SUM([.AH16:.AJ18])=3;1;0))" office:value-type="float" office:value="0" calcext:value-type="float">
            <text:p>0</text:p>
          </table:table-cell>
          <table:table-cell table:style-name="ce36" table:formula="of:=IF([.AJ17]=1;IF(OR(SUM([.AI16:.AK18];-1)=2;SUM([.AI16:.AK18];-1)=3);1;0);IF(SUM([.AI16:.AK18])=3;1;0))" office:value-type="float" office:value="0" calcext:value-type="float">
            <text:p>0</text:p>
          </table:table-cell>
          <table:table-cell table:style-name="ce36" table:formula="of:=IF([.AK17]=1;IF(OR(SUM([.AJ16:.AL18];-1)=2;SUM([.AJ16:.AL18];-1)=3);1;0);IF(SUM([.AJ16:.AL18])=3;1;0))" office:value-type="float" office:value="0" calcext:value-type="float">
            <text:p>0</text:p>
          </table:table-cell>
          <table:table-cell table:style-name="ce36" table:formula="of:=IF([.AL17]=1;IF(OR(SUM([.AK16:.AM18];-1)=2;SUM([.AK16:.AM18];-1)=3);1;0);IF(SUM([.AK16:.AM18])=3;1;0))" office:value-type="float" office:value="0" calcext:value-type="float">
            <text:p>0</text:p>
          </table:table-cell>
          <table:table-cell table:style-name="ce36" table:formula="of:=IF([.AM17]=1;IF(OR(SUM([.AL16:.AN18];-1)=2;SUM([.AL16:.AN18];-1)=3);1;0);IF(SUM([.AL16:.AN18])=3;1;0))" office:value-type="float" office:value="0" calcext:value-type="float">
            <text:p>0</text:p>
          </table:table-cell>
          <table:table-cell table:style-name="ce36" table:formula="of:=IF([.AN17]=1;IF(OR(SUM([.AM16:.AO18];-1)=2;SUM([.AM16:.AO18];-1)=3);1;0);IF(SUM([.AM16:.AO18])=3;1;0))" office:value-type="float" office:value="0" calcext:value-type="float">
            <text:p>0</text:p>
          </table:table-cell>
          <table:table-cell table:style-name="ce36" table:formula="of:=IF([.AO17]=1;IF(OR(SUM([.AN16:.AP18];-1)=2;SUM([.AN16:.AP18];-1)=3);1;0);IF(SUM([.AN16:.AP18])=3;1;0))" office:value-type="float" office:value="0" calcext:value-type="float">
            <text:p>0</text:p>
          </table:table-cell>
          <table:table-cell table:style-name="ce36" table:formula="of:=IF([.AP17]=1;IF(OR(SUM([.AO16:.AQ18];-1)=2;SUM([.AO16:.AQ18];-1)=3);1;0);IF(SUM([.AO16:.AQ18])=3;1;0))" office:value-type="float" office:value="0" calcext:value-type="float">
            <text:p>0</text:p>
          </table:table-cell>
          <table:table-cell table:style-name="ce36" table:formula="of:=IF([.AQ17]=1;IF(OR(SUM([.AP16:.AR18];-1)=2;SUM([.AP16:.AR18];-1)=3);1;0);IF(SUM([.AP16:.AR18])=3;1;0))" office:value-type="float" office:value="0" calcext:value-type="float">
            <text:p>0</text:p>
          </table:table-cell>
          <table:table-cell table:style-name="ce36" table:formula="of:=IF([.AR17]=1;IF(OR(SUM([.AQ16:.AS18];-1)=2;SUM([.AQ16:.AS18];-1)=3);1;0);IF(SUM([.AQ16:.AS18])=3;1;0))" office:value-type="float" office:value="0" calcext:value-type="float">
            <text:p>0</text:p>
          </table:table-cell>
          <table:table-cell table:style-name="ce36" table:formula="of:=IF([.AS17]=1;IF(OR(SUM([.AR16:.AT18];-1)=2;SUM([.AR16:.AT18];-1)=3);1;0);IF(SUM([.AR16:.AT18])=3;1;0))" office:value-type="float" office:value="0" calcext:value-type="float">
            <text:p>0</text:p>
          </table:table-cell>
          <table:table-cell table:style-name="ce36" table:formula="of:=IF([.AT17]=1;IF(OR(SUM([.AS16:.AU18];-1)=2;SUM([.AS16:.AU18];-1)=3);1;0);IF(SUM([.AS16:.AU18])=3;1;0))" office:value-type="float" office:value="0" calcext:value-type="float">
            <text:p>0</text:p>
          </table:table-cell>
          <table:table-cell table:style-name="ce36" table:formula="of:=IF([.AU17]=1;IF(OR(SUM([.AT16:.AV18];-1)=2;SUM([.AT16:.AV18];-1)=3);1;0);IF(SUM([.AT16:.AV18])=3;1;0))" office:value-type="float" office:value="0" calcext:value-type="float">
            <text:p>0</text:p>
          </table:table-cell>
          <table:table-cell table:style-name="ce36" table:formula="of:=IF([.AV17]=1;IF(OR(SUM([.AU16:.AW18];-1)=2;SUM([.AU16:.AW18];-1)=3);1;0);IF(SUM([.AU16:.AW18])=3;1;0))" office:value-type="float" office:value="0" calcext:value-type="float">
            <text:p>0</text:p>
          </table:table-cell>
          <table:table-cell table:style-name="ce36" table:formula="of:=IF([.AW17]=1;IF(OR(SUM([.AV16:.AX18];-1)=2;SUM([.AV16:.AX18];-1)=3);1;0);IF(SUM([.AV16:.AX18])=3;1;0))" office:value-type="float" office:value="0" calcext:value-type="float">
            <text:p>0</text:p>
          </table:table-cell>
          <table:table-cell table:style-name="ce36" table:formula="of:=IF([.AX17]=1;IF(OR(SUM([.AW16:.AY18];-1)=2;SUM([.AW16:.AY18];-1)=3);1;0);IF(SUM([.AW16:.AY18])=3;1;0))" office:value-type="float" office:value="0" calcext:value-type="float">
            <text:p>0</text:p>
          </table:table-cell>
          <table:table-cell table:style-name="ce36" table:formula="of:=IF([.AY17]=1;IF(OR(SUM([.AX16:.AZ18];-1)=2;SUM([.AX16:.AZ18];-1)=3);1;0);IF(SUM([.AX16:.AZ18])=3;1;0))" office:value-type="float" office:value="0" calcext:value-type="float">
            <text:p>0</text:p>
          </table:table-cell>
          <table:table-cell table:style-name="ce36" table:formula="of:=IF([.AZ17]=1;IF(OR(SUM([.AY16:.BA18];-1)=2;SUM([.AY16:.BA18];-1)=3);1;0);IF(SUM([.AY16:.BA18])=3;1;0))" office:value-type="float" office:value="0" calcext:value-type="float">
            <text:p>0</text:p>
          </table:table-cell>
          <table:table-cell table:style-name="ce36" table:formula="of:=IF([.BA17]=1;IF(OR(SUM([.AZ16:.BB18];-1)=2;SUM([.AZ16:.BB18];-1)=3);1;0);IF(SUM([.AZ16:.BB18])=3;1;0))" office:value-type="float" office:value="0" calcext:value-type="float">
            <text:p>0</text:p>
          </table:table-cell>
          <table:table-cell table:style-name="ce36" table:formula="of:=IF([.BB17]=1;IF(OR(SUM([.BA16:.BC18];-1)=2;SUM([.BA16:.BC18];-1)=3);1;0);IF(SUM([.BA16:.BC18])=3;1;0))" office:value-type="float" office:value="0" calcext:value-type="float">
            <text:p>0</text:p>
          </table:table-cell>
          <table:table-cell table:style-name="ce36" table:formula="of:=IF([.BC17]=1;IF(OR(SUM([.BB16:.BD18];-1)=2;SUM([.BB16:.BD18];-1)=3);1;0);IF(SUM([.BB16:.BD18])=3;1;0))" office:value-type="float" office:value="0" calcext:value-type="float">
            <text:p>0</text:p>
          </table:table-cell>
          <table:table-cell table:style-name="ce36" table:formula="of:=IF([.BD17]=1;IF(OR(SUM([.BC16:.BE18];-1)=2;SUM([.BC16:.BE18];-1)=3);1;0);IF(SUM([.BC16:.BE18])=3;1;0))" office:value-type="float" office:value="0" calcext:value-type="float">
            <text:p>0</text:p>
          </table:table-cell>
          <table:table-cell table:style-name="ce36" table:formula="of:=IF([.BE17]=1;IF(OR(SUM([.BD16:.BF18];-1)=2;SUM([.BD16:.BF18];-1)=3);1;0);IF(SUM([.BD16:.BF18])=3;1;0))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36" table:formula="of:=IF([.C18]=1;IF(OR(SUM([.B17:.D19];-1)=2;SUM([.B17:.D19];-1)=3);1;0);IF(SUM([.B17:.D19])=3;1;0))" office:value-type="float" office:value="1" calcext:value-type="float">
            <text:p>1</text:p>
          </table:table-cell>
          <table:table-cell table:style-name="ce36" table:formula="of:=IF([.D18]=1;IF(OR(SUM([.C17:.E19];-1)=2;SUM([.C17:.E19];-1)=3);1;0);IF(SUM([.C17:.E19])=3;1;0))" office:value-type="float" office:value="1" calcext:value-type="float">
            <text:p>1</text:p>
          </table:table-cell>
          <table:table-cell table:style-name="ce36" table:formula="of:=IF([.E18]=1;IF(OR(SUM([.D17:.F19];-1)=2;SUM([.D17:.F19];-1)=3);1;0);IF(SUM([.D17:.F19])=3;1;0))" office:value-type="float" office:value="0" calcext:value-type="float">
            <text:p>0</text:p>
          </table:table-cell>
          <table:table-cell table:style-name="ce36" table:formula="of:=IF([.F18]=1;IF(OR(SUM([.E17:.G19];-1)=2;SUM([.E17:.G19];-1)=3);1;0);IF(SUM([.E17:.G19])=3;1;0))" office:value-type="float" office:value="0" calcext:value-type="float">
            <text:p>0</text:p>
          </table:table-cell>
          <table:table-cell table:style-name="ce36" table:formula="of:=IF([.G18]=1;IF(OR(SUM([.F17:.H19];-1)=2;SUM([.F17:.H19];-1)=3);1;0);IF(SUM([.F17:.H19])=3;1;0))" office:value-type="float" office:value="0" calcext:value-type="float">
            <text:p>0</text:p>
          </table:table-cell>
          <table:table-cell table:style-name="ce36" table:formula="of:=IF([.H18]=1;IF(OR(SUM([.G17:.I19];-1)=2;SUM([.G17:.I19];-1)=3);1;0);IF(SUM([.G17:.I19])=3;1;0))" office:value-type="float" office:value="0" calcext:value-type="float">
            <text:p>0</text:p>
          </table:table-cell>
          <table:table-cell table:style-name="ce36" table:formula="of:=IF([.I18]=1;IF(OR(SUM([.H17:.J19];-1)=2;SUM([.H17:.J19];-1)=3);1;0);IF(SUM([.H17:.J19])=3;1;0))" office:value-type="float" office:value="0" calcext:value-type="float">
            <text:p>0</text:p>
          </table:table-cell>
          <table:table-cell table:style-name="ce36" table:formula="of:=IF([.J18]=1;IF(OR(SUM([.I17:.K19];-1)=2;SUM([.I17:.K19];-1)=3);1;0);IF(SUM([.I17:.K19])=3;1;0))" office:value-type="float" office:value="0" calcext:value-type="float">
            <text:p>0</text:p>
          </table:table-cell>
          <table:table-cell table:style-name="ce36" table:formula="of:=IF([.K18]=1;IF(OR(SUM([.J17:.L19];-1)=2;SUM([.J17:.L19];-1)=3);1;0);IF(SUM([.J17:.L19])=3;1;0))" office:value-type="float" office:value="0" calcext:value-type="float">
            <text:p>0</text:p>
          </table:table-cell>
          <table:table-cell table:style-name="ce36" table:formula="of:=IF([.L18]=1;IF(OR(SUM([.K17:.M19];-1)=2;SUM([.K17:.M19];-1)=3);1;0);IF(SUM([.K17:.M19])=3;1;0))" office:value-type="float" office:value="0" calcext:value-type="float">
            <text:p>0</text:p>
          </table:table-cell>
          <table:table-cell table:style-name="ce36" table:formula="of:=IF([.M18]=1;IF(OR(SUM([.L17:.N19];-1)=2;SUM([.L17:.N19];-1)=3);1;0);IF(SUM([.L17:.N19])=3;1;0))" office:value-type="float" office:value="0" calcext:value-type="float">
            <text:p>0</text:p>
          </table:table-cell>
          <table:table-cell table:style-name="ce36" table:formula="of:=IF([.N18]=1;IF(OR(SUM([.M17:.O19];-1)=2;SUM([.M17:.O19];-1)=3);1;0);IF(SUM([.M17:.O19])=3;1;0))" office:value-type="float" office:value="0" calcext:value-type="float">
            <text:p>0</text:p>
          </table:table-cell>
          <table:table-cell table:style-name="ce36" table:formula="of:=IF([.O18]=1;IF(OR(SUM([.N17:.P19];-1)=2;SUM([.N17:.P19];-1)=3);1;0);IF(SUM([.N17:.P19])=3;1;0))" office:value-type="float" office:value="0" calcext:value-type="float">
            <text:p>0</text:p>
          </table:table-cell>
          <table:table-cell table:style-name="ce36" table:formula="of:=IF([.P18]=1;IF(OR(SUM([.O17:.Q19];-1)=2;SUM([.O17:.Q19];-1)=3);1;0);IF(SUM([.O17:.Q19])=3;1;0))" office:value-type="float" office:value="0" calcext:value-type="float">
            <text:p>0</text:p>
          </table:table-cell>
          <table:table-cell table:style-name="ce36" table:formula="of:=IF([.Q18]=1;IF(OR(SUM([.P17:.R19];-1)=2;SUM([.P17:.R19];-1)=3);1;0);IF(SUM([.P17:.R19])=3;1;0))" office:value-type="float" office:value="0" calcext:value-type="float">
            <text:p>0</text:p>
          </table:table-cell>
          <table:table-cell table:style-name="ce36" table:formula="of:=IF([.R18]=1;IF(OR(SUM([.Q17:.S19];-1)=2;SUM([.Q17:.S19];-1)=3);1;0);IF(SUM([.Q17:.S19])=3;1;0))" office:value-type="float" office:value="0" calcext:value-type="float">
            <text:p>0</text:p>
          </table:table-cell>
          <table:table-cell table:style-name="ce36" table:formula="of:=IF([.S18]=1;IF(OR(SUM([.R17:.T19];-1)=2;SUM([.R17:.T19];-1)=3);1;0);IF(SUM([.R17:.T19])=3;1;0))" office:value-type="float" office:value="0" calcext:value-type="float">
            <text:p>0</text:p>
          </table:table-cell>
          <table:table-cell table:style-name="ce36" table:formula="of:=IF([.T18]=1;IF(OR(SUM([.S17:.U19];-1)=2;SUM([.S17:.U19];-1)=3);1;0);IF(SUM([.S17:.U19])=3;1;0))" office:value-type="float" office:value="1" calcext:value-type="float">
            <text:p>1</text:p>
          </table:table-cell>
          <table:table-cell table:style-name="ce36" table:formula="of:=IF([.U18]=1;IF(OR(SUM([.T17:.V19];-1)=2;SUM([.T17:.V19];-1)=3);1;0);IF(SUM([.T17:.V19])=3;1;0))" office:value-type="float" office:value="0" calcext:value-type="float">
            <text:p>0</text:p>
          </table:table-cell>
          <table:table-cell table:style-name="ce36" table:formula="of:=IF([.V18]=1;IF(OR(SUM([.U17:.W19];-1)=2;SUM([.U17:.W19];-1)=3);1;0);IF(SUM([.U17:.W19])=3;1;0))" office:value-type="float" office:value="0" calcext:value-type="float">
            <text:p>0</text:p>
          </table:table-cell>
          <table:table-cell table:style-name="ce36" table:formula="of:=IF([.W18]=1;IF(OR(SUM([.V17:.X19];-1)=2;SUM([.V17:.X19];-1)=3);1;0);IF(SUM([.V17:.X19])=3;1;0))" office:value-type="float" office:value="0" calcext:value-type="float">
            <text:p>0</text:p>
          </table:table-cell>
          <table:table-cell table:style-name="ce36" table:formula="of:=IF([.X18]=1;IF(OR(SUM([.W17:.Y19];-1)=2;SUM([.W17:.Y19];-1)=3);1;0);IF(SUM([.W17:.Y19])=3;1;0))" office:value-type="float" office:value="0" calcext:value-type="float">
            <text:p>0</text:p>
          </table:table-cell>
          <table:table-cell table:style-name="ce36" table:formula="of:=IF([.Y18]=1;IF(OR(SUM([.X17:.Z19];-1)=2;SUM([.X17:.Z19];-1)=3);1;0);IF(SUM([.X17:.Z19])=3;1;0))" office:value-type="float" office:value="1" calcext:value-type="float">
            <text:p>1</text:p>
          </table:table-cell>
          <table:table-cell table:style-name="ce36" table:formula="of:=IF([.Z18]=1;IF(OR(SUM([.Y17:.AA19];-1)=2;SUM([.Y17:.AA19];-1)=3);1;0);IF(SUM([.Y17:.AA19])=3;1;0))" office:value-type="float" office:value="1" calcext:value-type="float">
            <text:p>1</text:p>
          </table:table-cell>
          <table:table-cell table:style-name="ce36" table:formula="of:=IF([.AA18]=1;IF(OR(SUM([.Z17:.AB19];-1)=2;SUM([.Z17:.AB19];-1)=3);1;0);IF(SUM([.Z17:.AB19])=3;1;0))" office:value-type="float" office:value="0" calcext:value-type="float">
            <text:p>0</text:p>
          </table:table-cell>
          <table:table-cell table:style-name="ce36" table:formula="of:=IF([.AB18]=1;IF(OR(SUM([.AA17:.AC19];-1)=2;SUM([.AA17:.AC19];-1)=3);1;0);IF(SUM([.AA17:.AC19])=3;1;0))" office:value-type="float" office:value="1" calcext:value-type="float">
            <text:p>1</text:p>
          </table:table-cell>
          <table:table-cell table:style-name="ce36" table:formula="of:=IF([.AC18]=1;IF(OR(SUM([.AB17:.AD19];-1)=2;SUM([.AB17:.AD19];-1)=3);1;0);IF(SUM([.AB17:.AD19])=3;1;0))" office:value-type="float" office:value="1" calcext:value-type="float">
            <text:p>1</text:p>
          </table:table-cell>
          <table:table-cell table:style-name="ce36" table:formula="of:=IF([.AD18]=1;IF(OR(SUM([.AC17:.AE19];-1)=2;SUM([.AC17:.AE19];-1)=3);1;0);IF(SUM([.AC17:.AE19])=3;1;0))" office:value-type="float" office:value="0" calcext:value-type="float">
            <text:p>0</text:p>
          </table:table-cell>
          <table:table-cell table:style-name="ce36" table:formula="of:=IF([.AE18]=1;IF(OR(SUM([.AD17:.AF19];-1)=2;SUM([.AD17:.AF19];-1)=3);1;0);IF(SUM([.AD17:.AF19])=3;1;0))" office:value-type="float" office:value="0" calcext:value-type="float">
            <text:p>0</text:p>
          </table:table-cell>
          <table:table-cell table:style-name="ce36" table:formula="of:=IF([.AF18]=1;IF(OR(SUM([.AE17:.AG19];-1)=2;SUM([.AE17:.AG19];-1)=3);1;0);IF(SUM([.AE17:.AG19])=3;1;0))" office:value-type="float" office:value="0" calcext:value-type="float">
            <text:p>0</text:p>
          </table:table-cell>
          <table:table-cell table:style-name="ce36" table:formula="of:=IF([.AG18]=1;IF(OR(SUM([.AF17:.AH19];-1)=2;SUM([.AF17:.AH19];-1)=3);1;0);IF(SUM([.AF17:.AH19])=3;1;0))" office:value-type="float" office:value="0" calcext:value-type="float">
            <text:p>0</text:p>
          </table:table-cell>
          <table:table-cell table:style-name="ce36" table:formula="of:=IF([.AH18]=1;IF(OR(SUM([.AG17:.AI19];-1)=2;SUM([.AG17:.AI19];-1)=3);1;0);IF(SUM([.AG17:.AI19])=3;1;0))" office:value-type="float" office:value="0" calcext:value-type="float">
            <text:p>0</text:p>
          </table:table-cell>
          <table:table-cell table:style-name="ce36" table:formula="of:=IF([.AI18]=1;IF(OR(SUM([.AH17:.AJ19];-1)=2;SUM([.AH17:.AJ19];-1)=3);1;0);IF(SUM([.AH17:.AJ19])=3;1;0))" office:value-type="float" office:value="0" calcext:value-type="float">
            <text:p>0</text:p>
          </table:table-cell>
          <table:table-cell table:style-name="ce36" table:formula="of:=IF([.AJ18]=1;IF(OR(SUM([.AI17:.AK19];-1)=2;SUM([.AI17:.AK19];-1)=3);1;0);IF(SUM([.AI17:.AK19])=3;1;0))" office:value-type="float" office:value="0" calcext:value-type="float">
            <text:p>0</text:p>
          </table:table-cell>
          <table:table-cell table:style-name="ce36" table:formula="of:=IF([.AK18]=1;IF(OR(SUM([.AJ17:.AL19];-1)=2;SUM([.AJ17:.AL19];-1)=3);1;0);IF(SUM([.AJ17:.AL19])=3;1;0))" office:value-type="float" office:value="0" calcext:value-type="float">
            <text:p>0</text:p>
          </table:table-cell>
          <table:table-cell table:style-name="ce36" table:formula="of:=IF([.AL18]=1;IF(OR(SUM([.AK17:.AM19];-1)=2;SUM([.AK17:.AM19];-1)=3);1;0);IF(SUM([.AK17:.AM19])=3;1;0))" office:value-type="float" office:value="0" calcext:value-type="float">
            <text:p>0</text:p>
          </table:table-cell>
          <table:table-cell table:style-name="ce36" table:formula="of:=IF([.AM18]=1;IF(OR(SUM([.AL17:.AN19];-1)=2;SUM([.AL17:.AN19];-1)=3);1;0);IF(SUM([.AL17:.AN19])=3;1;0))" office:value-type="float" office:value="0" calcext:value-type="float">
            <text:p>0</text:p>
          </table:table-cell>
          <table:table-cell table:style-name="ce36" table:formula="of:=IF([.AN18]=1;IF(OR(SUM([.AM17:.AO19];-1)=2;SUM([.AM17:.AO19];-1)=3);1;0);IF(SUM([.AM17:.AO19])=3;1;0))" office:value-type="float" office:value="0" calcext:value-type="float">
            <text:p>0</text:p>
          </table:table-cell>
          <table:table-cell table:style-name="ce36" table:formula="of:=IF([.AO18]=1;IF(OR(SUM([.AN17:.AP19];-1)=2;SUM([.AN17:.AP19];-1)=3);1;0);IF(SUM([.AN17:.AP19])=3;1;0))" office:value-type="float" office:value="0" calcext:value-type="float">
            <text:p>0</text:p>
          </table:table-cell>
          <table:table-cell table:style-name="ce36" table:formula="of:=IF([.AP18]=1;IF(OR(SUM([.AO17:.AQ19];-1)=2;SUM([.AO17:.AQ19];-1)=3);1;0);IF(SUM([.AO17:.AQ19])=3;1;0))" office:value-type="float" office:value="0" calcext:value-type="float">
            <text:p>0</text:p>
          </table:table-cell>
          <table:table-cell table:style-name="ce36" table:formula="of:=IF([.AQ18]=1;IF(OR(SUM([.AP17:.AR19];-1)=2;SUM([.AP17:.AR19];-1)=3);1;0);IF(SUM([.AP17:.AR19])=3;1;0))" office:value-type="float" office:value="0" calcext:value-type="float">
            <text:p>0</text:p>
          </table:table-cell>
          <table:table-cell table:style-name="ce36" table:formula="of:=IF([.AR18]=1;IF(OR(SUM([.AQ17:.AS19];-1)=2;SUM([.AQ17:.AS19];-1)=3);1;0);IF(SUM([.AQ17:.AS19])=3;1;0))" office:value-type="float" office:value="0" calcext:value-type="float">
            <text:p>0</text:p>
          </table:table-cell>
          <table:table-cell table:style-name="ce36" table:formula="of:=IF([.AS18]=1;IF(OR(SUM([.AR17:.AT19];-1)=2;SUM([.AR17:.AT19];-1)=3);1;0);IF(SUM([.AR17:.AT19])=3;1;0))" office:value-type="float" office:value="0" calcext:value-type="float">
            <text:p>0</text:p>
          </table:table-cell>
          <table:table-cell table:style-name="ce36" table:formula="of:=IF([.AT18]=1;IF(OR(SUM([.AS17:.AU19];-1)=2;SUM([.AS17:.AU19];-1)=3);1;0);IF(SUM([.AS17:.AU19])=3;1;0))" office:value-type="float" office:value="0" calcext:value-type="float">
            <text:p>0</text:p>
          </table:table-cell>
          <table:table-cell table:style-name="ce36" table:formula="of:=IF([.AU18]=1;IF(OR(SUM([.AT17:.AV19];-1)=2;SUM([.AT17:.AV19];-1)=3);1;0);IF(SUM([.AT17:.AV19])=3;1;0))" office:value-type="float" office:value="0" calcext:value-type="float">
            <text:p>0</text:p>
          </table:table-cell>
          <table:table-cell table:style-name="ce36" table:formula="of:=IF([.AV18]=1;IF(OR(SUM([.AU17:.AW19];-1)=2;SUM([.AU17:.AW19];-1)=3);1;0);IF(SUM([.AU17:.AW19])=3;1;0))" office:value-type="float" office:value="0" calcext:value-type="float">
            <text:p>0</text:p>
          </table:table-cell>
          <table:table-cell table:style-name="ce36" table:formula="of:=IF([.AW18]=1;IF(OR(SUM([.AV17:.AX19];-1)=2;SUM([.AV17:.AX19];-1)=3);1;0);IF(SUM([.AV17:.AX19])=3;1;0))" office:value-type="float" office:value="0" calcext:value-type="float">
            <text:p>0</text:p>
          </table:table-cell>
          <table:table-cell table:style-name="ce36" table:formula="of:=IF([.AX18]=1;IF(OR(SUM([.AW17:.AY19];-1)=2;SUM([.AW17:.AY19];-1)=3);1;0);IF(SUM([.AW17:.AY19])=3;1;0))" office:value-type="float" office:value="0" calcext:value-type="float">
            <text:p>0</text:p>
          </table:table-cell>
          <table:table-cell table:style-name="ce36" table:formula="of:=IF([.AY18]=1;IF(OR(SUM([.AX17:.AZ19];-1)=2;SUM([.AX17:.AZ19];-1)=3);1;0);IF(SUM([.AX17:.AZ19])=3;1;0))" office:value-type="float" office:value="0" calcext:value-type="float">
            <text:p>0</text:p>
          </table:table-cell>
          <table:table-cell table:style-name="ce36" table:formula="of:=IF([.AZ18]=1;IF(OR(SUM([.AY17:.BA19];-1)=2;SUM([.AY17:.BA19];-1)=3);1;0);IF(SUM([.AY17:.BA19])=3;1;0))" office:value-type="float" office:value="0" calcext:value-type="float">
            <text:p>0</text:p>
          </table:table-cell>
          <table:table-cell table:style-name="ce36" table:formula="of:=IF([.BA18]=1;IF(OR(SUM([.AZ17:.BB19];-1)=2;SUM([.AZ17:.BB19];-1)=3);1;0);IF(SUM([.AZ17:.BB19])=3;1;0))" office:value-type="float" office:value="0" calcext:value-type="float">
            <text:p>0</text:p>
          </table:table-cell>
          <table:table-cell table:style-name="ce36" table:formula="of:=IF([.BB18]=1;IF(OR(SUM([.BA17:.BC19];-1)=2;SUM([.BA17:.BC19];-1)=3);1;0);IF(SUM([.BA17:.BC19])=3;1;0))" office:value-type="float" office:value="0" calcext:value-type="float">
            <text:p>0</text:p>
          </table:table-cell>
          <table:table-cell table:style-name="ce36" table:formula="of:=IF([.BC18]=1;IF(OR(SUM([.BB17:.BD19];-1)=2;SUM([.BB17:.BD19];-1)=3);1;0);IF(SUM([.BB17:.BD19])=3;1;0))" office:value-type="float" office:value="0" calcext:value-type="float">
            <text:p>0</text:p>
          </table:table-cell>
          <table:table-cell table:style-name="ce36" table:formula="of:=IF([.BD18]=1;IF(OR(SUM([.BC17:.BE19];-1)=2;SUM([.BC17:.BE19];-1)=3);1;0);IF(SUM([.BC17:.BE19])=3;1;0))" office:value-type="float" office:value="0" calcext:value-type="float">
            <text:p>0</text:p>
          </table:table-cell>
          <table:table-cell table:style-name="ce36" table:formula="of:=IF([.BE18]=1;IF(OR(SUM([.BD17:.BF19];-1)=2;SUM([.BD17:.BF19];-1)=3);1;0);IF(SUM([.BD17:.BF19])=3;1;0))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36" table:formula="of:=IF([.C19]=1;IF(OR(SUM([.B18:.D20];-1)=2;SUM([.B18:.D20];-1)=3);1;0);IF(SUM([.B18:.D20])=3;1;0))" office:value-type="float" office:value="1" calcext:value-type="float">
            <text:p>1</text:p>
          </table:table-cell>
          <table:table-cell table:style-name="ce36" table:formula="of:=IF([.D19]=1;IF(OR(SUM([.C18:.E20];-1)=2;SUM([.C18:.E20];-1)=3);1;0);IF(SUM([.C18:.E20])=3;1;0))" office:value-type="float" office:value="1" calcext:value-type="float">
            <text:p>1</text:p>
          </table:table-cell>
          <table:table-cell table:style-name="ce36" table:formula="of:=IF([.E19]=1;IF(OR(SUM([.D18:.F20];-1)=2;SUM([.D18:.F20];-1)=3);1;0);IF(SUM([.D18:.F20])=3;1;0))" office:value-type="float" office:value="1" calcext:value-type="float">
            <text:p>1</text:p>
          </table:table-cell>
          <table:table-cell table:style-name="ce36" table:formula="of:=IF([.F19]=1;IF(OR(SUM([.E18:.G20];-1)=2;SUM([.E18:.G20];-1)=3);1;0);IF(SUM([.E18:.G20])=3;1;0))" office:value-type="float" office:value="0" calcext:value-type="float">
            <text:p>0</text:p>
          </table:table-cell>
          <table:table-cell table:style-name="ce36" table:formula="of:=IF([.G19]=1;IF(OR(SUM([.F18:.H20];-1)=2;SUM([.F18:.H20];-1)=3);1;0);IF(SUM([.F18:.H20])=3;1;0))" office:value-type="float" office:value="0" calcext:value-type="float">
            <text:p>0</text:p>
          </table:table-cell>
          <table:table-cell table:style-name="ce36" table:formula="of:=IF([.H19]=1;IF(OR(SUM([.G18:.I20];-1)=2;SUM([.G18:.I20];-1)=3);1;0);IF(SUM([.G18:.I20])=3;1;0))" office:value-type="float" office:value="0" calcext:value-type="float">
            <text:p>0</text:p>
          </table:table-cell>
          <table:table-cell table:style-name="ce36" table:formula="of:=IF([.I19]=1;IF(OR(SUM([.H18:.J20];-1)=2;SUM([.H18:.J20];-1)=3);1;0);IF(SUM([.H18:.J20])=3;1;0))" office:value-type="float" office:value="0" calcext:value-type="float">
            <text:p>0</text:p>
          </table:table-cell>
          <table:table-cell table:style-name="ce36" table:formula="of:=IF([.J19]=1;IF(OR(SUM([.I18:.K20];-1)=2;SUM([.I18:.K20];-1)=3);1;0);IF(SUM([.I18:.K20])=3;1;0))" office:value-type="float" office:value="0" calcext:value-type="float">
            <text:p>0</text:p>
          </table:table-cell>
          <table:table-cell table:style-name="ce36" table:formula="of:=IF([.K19]=1;IF(OR(SUM([.J18:.L20];-1)=2;SUM([.J18:.L20];-1)=3);1;0);IF(SUM([.J18:.L20])=3;1;0))" office:value-type="float" office:value="0" calcext:value-type="float">
            <text:p>0</text:p>
          </table:table-cell>
          <table:table-cell table:style-name="ce36" table:formula="of:=IF([.L19]=1;IF(OR(SUM([.K18:.M20];-1)=2;SUM([.K18:.M20];-1)=3);1;0);IF(SUM([.K18:.M20])=3;1;0))" office:value-type="float" office:value="0" calcext:value-type="float">
            <text:p>0</text:p>
          </table:table-cell>
          <table:table-cell table:style-name="ce36" table:formula="of:=IF([.M19]=1;IF(OR(SUM([.L18:.N20];-1)=2;SUM([.L18:.N20];-1)=3);1;0);IF(SUM([.L18:.N20])=3;1;0))" office:value-type="float" office:value="0" calcext:value-type="float">
            <text:p>0</text:p>
          </table:table-cell>
          <table:table-cell table:style-name="ce36" table:formula="of:=IF([.N19]=1;IF(OR(SUM([.M18:.O20];-1)=2;SUM([.M18:.O20];-1)=3);1;0);IF(SUM([.M18:.O20])=3;1;0))" office:value-type="float" office:value="0" calcext:value-type="float">
            <text:p>0</text:p>
          </table:table-cell>
          <table:table-cell table:style-name="ce36" table:formula="of:=IF([.O19]=1;IF(OR(SUM([.N18:.P20];-1)=2;SUM([.N18:.P20];-1)=3);1;0);IF(SUM([.N18:.P20])=3;1;0))" office:value-type="float" office:value="0" calcext:value-type="float">
            <text:p>0</text:p>
          </table:table-cell>
          <table:table-cell table:style-name="ce36" table:formula="of:=IF([.P19]=1;IF(OR(SUM([.O18:.Q20];-1)=2;SUM([.O18:.Q20];-1)=3);1;0);IF(SUM([.O18:.Q20])=3;1;0))" office:value-type="float" office:value="0" calcext:value-type="float">
            <text:p>0</text:p>
          </table:table-cell>
          <table:table-cell table:style-name="ce36" table:formula="of:=IF([.Q19]=1;IF(OR(SUM([.P18:.R20];-1)=2;SUM([.P18:.R20];-1)=3);1;0);IF(SUM([.P18:.R20])=3;1;0))" office:value-type="float" office:value="1" calcext:value-type="float">
            <text:p>1</text:p>
          </table:table-cell>
          <table:table-cell table:style-name="ce36" table:formula="of:=IF([.R19]=1;IF(OR(SUM([.Q18:.S20];-1)=2;SUM([.Q18:.S20];-1)=3);1;0);IF(SUM([.Q18:.S20])=3;1;0))" office:value-type="float" office:value="0" calcext:value-type="float">
            <text:p>0</text:p>
          </table:table-cell>
          <table:table-cell table:style-name="ce36" table:formula="of:=IF([.S19]=1;IF(OR(SUM([.R18:.T20];-1)=2;SUM([.R18:.T20];-1)=3);1;0);IF(SUM([.R18:.T20])=3;1;0))" office:value-type="float" office:value="0" calcext:value-type="float">
            <text:p>0</text:p>
          </table:table-cell>
          <table:table-cell table:style-name="ce36" table:formula="of:=IF([.T19]=1;IF(OR(SUM([.S18:.U20];-1)=2;SUM([.S18:.U20];-1)=3);1;0);IF(SUM([.S18:.U20])=3;1;0))" office:value-type="float" office:value="0" calcext:value-type="float">
            <text:p>0</text:p>
          </table:table-cell>
          <table:table-cell table:style-name="ce36" table:formula="of:=IF([.U19]=1;IF(OR(SUM([.T18:.V20];-1)=2;SUM([.T18:.V20];-1)=3);1;0);IF(SUM([.T18:.V20])=3;1;0))" office:value-type="float" office:value="0" calcext:value-type="float">
            <text:p>0</text:p>
          </table:table-cell>
          <table:table-cell table:style-name="ce36" table:formula="of:=IF([.V19]=1;IF(OR(SUM([.U18:.W20];-1)=2;SUM([.U18:.W20];-1)=3);1;0);IF(SUM([.U18:.W20])=3;1;0))" office:value-type="float" office:value="0" calcext:value-type="float">
            <text:p>0</text:p>
          </table:table-cell>
          <table:table-cell table:style-name="ce36" table:formula="of:=IF([.W19]=1;IF(OR(SUM([.V18:.X20];-1)=2;SUM([.V18:.X20];-1)=3);1;0);IF(SUM([.V18:.X20])=3;1;0))" office:value-type="float" office:value="0" calcext:value-type="float">
            <text:p>0</text:p>
          </table:table-cell>
          <table:table-cell table:style-name="ce36" table:formula="of:=IF([.X19]=1;IF(OR(SUM([.W18:.Y20];-1)=2;SUM([.W18:.Y20];-1)=3);1;0);IF(SUM([.W18:.Y20])=3;1;0))" office:value-type="float" office:value="0" calcext:value-type="float">
            <text:p>0</text:p>
          </table:table-cell>
          <table:table-cell table:style-name="ce36" table:formula="of:=IF([.Y19]=1;IF(OR(SUM([.X18:.Z20];-1)=2;SUM([.X18:.Z20];-1)=3);1;0);IF(SUM([.X18:.Z20])=3;1;0))" office:value-type="float" office:value="1" calcext:value-type="float">
            <text:p>1</text:p>
          </table:table-cell>
          <table:table-cell table:style-name="ce36" table:formula="of:=IF([.Z19]=1;IF(OR(SUM([.Y18:.AA20];-1)=2;SUM([.Y18:.AA20];-1)=3);1;0);IF(SUM([.Y18:.AA20])=3;1;0))" office:value-type="float" office:value="1" calcext:value-type="float">
            <text:p>1</text:p>
          </table:table-cell>
          <table:table-cell table:style-name="ce36" table:formula="of:=IF([.AA19]=1;IF(OR(SUM([.Z18:.AB20];-1)=2;SUM([.Z18:.AB20];-1)=3);1;0);IF(SUM([.Z18:.AB20])=3;1;0))" office:value-type="float" office:value="1" calcext:value-type="float">
            <text:p>1</text:p>
          </table:table-cell>
          <table:table-cell table:style-name="ce36" table:formula="of:=IF([.AB19]=1;IF(OR(SUM([.AA18:.AC20];-1)=2;SUM([.AA18:.AC20];-1)=3);1;0);IF(SUM([.AA18:.AC20])=3;1;0))" office:value-type="float" office:value="1" calcext:value-type="float">
            <text:p>1</text:p>
          </table:table-cell>
          <table:table-cell table:style-name="ce36" table:formula="of:=IF([.AC19]=1;IF(OR(SUM([.AB18:.AD20];-1)=2;SUM([.AB18:.AD20];-1)=3);1;0);IF(SUM([.AB18:.AD20])=3;1;0))" office:value-type="float" office:value="0" calcext:value-type="float">
            <text:p>0</text:p>
          </table:table-cell>
          <table:table-cell table:style-name="ce36" table:formula="of:=IF([.AD19]=1;IF(OR(SUM([.AC18:.AE20];-1)=2;SUM([.AC18:.AE20];-1)=3);1;0);IF(SUM([.AC18:.AE20])=3;1;0))" office:value-type="float" office:value="0" calcext:value-type="float">
            <text:p>0</text:p>
          </table:table-cell>
          <table:table-cell table:style-name="ce36" table:formula="of:=IF([.AE19]=1;IF(OR(SUM([.AD18:.AF20];-1)=2;SUM([.AD18:.AF20];-1)=3);1;0);IF(SUM([.AD18:.AF20])=3;1;0))" office:value-type="float" office:value="0" calcext:value-type="float">
            <text:p>0</text:p>
          </table:table-cell>
          <table:table-cell table:style-name="ce36" table:formula="of:=IF([.AF19]=1;IF(OR(SUM([.AE18:.AG20];-1)=2;SUM([.AE18:.AG20];-1)=3);1;0);IF(SUM([.AE18:.AG20])=3;1;0))" office:value-type="float" office:value="0" calcext:value-type="float">
            <text:p>0</text:p>
          </table:table-cell>
          <table:table-cell table:style-name="ce36" table:formula="of:=IF([.AG19]=1;IF(OR(SUM([.AF18:.AH20];-1)=2;SUM([.AF18:.AH20];-1)=3);1;0);IF(SUM([.AF18:.AH20])=3;1;0))" office:value-type="float" office:value="0" calcext:value-type="float">
            <text:p>0</text:p>
          </table:table-cell>
          <table:table-cell table:style-name="ce36" table:formula="of:=IF([.AH19]=1;IF(OR(SUM([.AG18:.AI20];-1)=2;SUM([.AG18:.AI20];-1)=3);1;0);IF(SUM([.AG18:.AI20])=3;1;0))" office:value-type="float" office:value="0" calcext:value-type="float">
            <text:p>0</text:p>
          </table:table-cell>
          <table:table-cell table:style-name="ce36" table:formula="of:=IF([.AI19]=1;IF(OR(SUM([.AH18:.AJ20];-1)=2;SUM([.AH18:.AJ20];-1)=3);1;0);IF(SUM([.AH18:.AJ20])=3;1;0))" office:value-type="float" office:value="0" calcext:value-type="float">
            <text:p>0</text:p>
          </table:table-cell>
          <table:table-cell table:style-name="ce36" table:formula="of:=IF([.AJ19]=1;IF(OR(SUM([.AI18:.AK20];-1)=2;SUM([.AI18:.AK20];-1)=3);1;0);IF(SUM([.AI18:.AK20])=3;1;0))" office:value-type="float" office:value="0" calcext:value-type="float">
            <text:p>0</text:p>
          </table:table-cell>
          <table:table-cell table:style-name="ce36" table:formula="of:=IF([.AK19]=1;IF(OR(SUM([.AJ18:.AL20];-1)=2;SUM([.AJ18:.AL20];-1)=3);1;0);IF(SUM([.AJ18:.AL20])=3;1;0))" office:value-type="float" office:value="0" calcext:value-type="float">
            <text:p>0</text:p>
          </table:table-cell>
          <table:table-cell table:style-name="ce36" table:formula="of:=IF([.AL19]=1;IF(OR(SUM([.AK18:.AM20];-1)=2;SUM([.AK18:.AM20];-1)=3);1;0);IF(SUM([.AK18:.AM20])=3;1;0))" office:value-type="float" office:value="0" calcext:value-type="float">
            <text:p>0</text:p>
          </table:table-cell>
          <table:table-cell table:style-name="ce36" table:formula="of:=IF([.AM19]=1;IF(OR(SUM([.AL18:.AN20];-1)=2;SUM([.AL18:.AN20];-1)=3);1;0);IF(SUM([.AL18:.AN20])=3;1;0))" office:value-type="float" office:value="0" calcext:value-type="float">
            <text:p>0</text:p>
          </table:table-cell>
          <table:table-cell table:style-name="ce36" table:formula="of:=IF([.AN19]=1;IF(OR(SUM([.AM18:.AO20];-1)=2;SUM([.AM18:.AO20];-1)=3);1;0);IF(SUM([.AM18:.AO20])=3;1;0))" office:value-type="float" office:value="0" calcext:value-type="float">
            <text:p>0</text:p>
          </table:table-cell>
          <table:table-cell table:style-name="ce36" table:formula="of:=IF([.AO19]=1;IF(OR(SUM([.AN18:.AP20];-1)=2;SUM([.AN18:.AP20];-1)=3);1;0);IF(SUM([.AN18:.AP20])=3;1;0))" office:value-type="float" office:value="0" calcext:value-type="float">
            <text:p>0</text:p>
          </table:table-cell>
          <table:table-cell table:style-name="ce36" table:formula="of:=IF([.AP19]=1;IF(OR(SUM([.AO18:.AQ20];-1)=2;SUM([.AO18:.AQ20];-1)=3);1;0);IF(SUM([.AO18:.AQ20])=3;1;0))" office:value-type="float" office:value="0" calcext:value-type="float">
            <text:p>0</text:p>
          </table:table-cell>
          <table:table-cell table:style-name="ce36" table:formula="of:=IF([.AQ19]=1;IF(OR(SUM([.AP18:.AR20];-1)=2;SUM([.AP18:.AR20];-1)=3);1;0);IF(SUM([.AP18:.AR20])=3;1;0))" office:value-type="float" office:value="0" calcext:value-type="float">
            <text:p>0</text:p>
          </table:table-cell>
          <table:table-cell table:style-name="ce36" table:formula="of:=IF([.AR19]=1;IF(OR(SUM([.AQ18:.AS20];-1)=2;SUM([.AQ18:.AS20];-1)=3);1;0);IF(SUM([.AQ18:.AS20])=3;1;0))" office:value-type="float" office:value="0" calcext:value-type="float">
            <text:p>0</text:p>
          </table:table-cell>
          <table:table-cell table:style-name="ce36" table:formula="of:=IF([.AS19]=1;IF(OR(SUM([.AR18:.AT20];-1)=2;SUM([.AR18:.AT20];-1)=3);1;0);IF(SUM([.AR18:.AT20])=3;1;0))" office:value-type="float" office:value="0" calcext:value-type="float">
            <text:p>0</text:p>
          </table:table-cell>
          <table:table-cell table:style-name="ce36" table:formula="of:=IF([.AT19]=1;IF(OR(SUM([.AS18:.AU20];-1)=2;SUM([.AS18:.AU20];-1)=3);1;0);IF(SUM([.AS18:.AU20])=3;1;0))" office:value-type="float" office:value="0" calcext:value-type="float">
            <text:p>0</text:p>
          </table:table-cell>
          <table:table-cell table:style-name="ce36" table:formula="of:=IF([.AU19]=1;IF(OR(SUM([.AT18:.AV20];-1)=2;SUM([.AT18:.AV20];-1)=3);1;0);IF(SUM([.AT18:.AV20])=3;1;0))" office:value-type="float" office:value="0" calcext:value-type="float">
            <text:p>0</text:p>
          </table:table-cell>
          <table:table-cell table:style-name="ce36" table:formula="of:=IF([.AV19]=1;IF(OR(SUM([.AU18:.AW20];-1)=2;SUM([.AU18:.AW20];-1)=3);1;0);IF(SUM([.AU18:.AW20])=3;1;0))" office:value-type="float" office:value="0" calcext:value-type="float">
            <text:p>0</text:p>
          </table:table-cell>
          <table:table-cell table:style-name="ce36" table:formula="of:=IF([.AW19]=1;IF(OR(SUM([.AV18:.AX20];-1)=2;SUM([.AV18:.AX20];-1)=3);1;0);IF(SUM([.AV18:.AX20])=3;1;0))" office:value-type="float" office:value="0" calcext:value-type="float">
            <text:p>0</text:p>
          </table:table-cell>
          <table:table-cell table:style-name="ce36" table:formula="of:=IF([.AX19]=1;IF(OR(SUM([.AW18:.AY20];-1)=2;SUM([.AW18:.AY20];-1)=3);1;0);IF(SUM([.AW18:.AY20])=3;1;0))" office:value-type="float" office:value="0" calcext:value-type="float">
            <text:p>0</text:p>
          </table:table-cell>
          <table:table-cell table:style-name="ce36" table:formula="of:=IF([.AY19]=1;IF(OR(SUM([.AX18:.AZ20];-1)=2;SUM([.AX18:.AZ20];-1)=3);1;0);IF(SUM([.AX18:.AZ20])=3;1;0))" office:value-type="float" office:value="0" calcext:value-type="float">
            <text:p>0</text:p>
          </table:table-cell>
          <table:table-cell table:style-name="ce36" table:formula="of:=IF([.AZ19]=1;IF(OR(SUM([.AY18:.BA20];-1)=2;SUM([.AY18:.BA20];-1)=3);1;0);IF(SUM([.AY18:.BA20])=3;1;0))" office:value-type="float" office:value="0" calcext:value-type="float">
            <text:p>0</text:p>
          </table:table-cell>
          <table:table-cell table:style-name="ce36" table:formula="of:=IF([.BA19]=1;IF(OR(SUM([.AZ18:.BB20];-1)=2;SUM([.AZ18:.BB20];-1)=3);1;0);IF(SUM([.AZ18:.BB20])=3;1;0))" office:value-type="float" office:value="0" calcext:value-type="float">
            <text:p>0</text:p>
          </table:table-cell>
          <table:table-cell table:style-name="ce36" table:formula="of:=IF([.BB19]=1;IF(OR(SUM([.BA18:.BC20];-1)=2;SUM([.BA18:.BC20];-1)=3);1;0);IF(SUM([.BA18:.BC20])=3;1;0))" office:value-type="float" office:value="0" calcext:value-type="float">
            <text:p>0</text:p>
          </table:table-cell>
          <table:table-cell table:style-name="ce36" table:formula="of:=IF([.BC19]=1;IF(OR(SUM([.BB18:.BD20];-1)=2;SUM([.BB18:.BD20];-1)=3);1;0);IF(SUM([.BB18:.BD20])=3;1;0))" office:value-type="float" office:value="0" calcext:value-type="float">
            <text:p>0</text:p>
          </table:table-cell>
          <table:table-cell table:style-name="ce36" table:formula="of:=IF([.BD19]=1;IF(OR(SUM([.BC18:.BE20];-1)=2;SUM([.BC18:.BE20];-1)=3);1;0);IF(SUM([.BC18:.BE20])=3;1;0))" office:value-type="float" office:value="0" calcext:value-type="float">
            <text:p>0</text:p>
          </table:table-cell>
          <table:table-cell table:style-name="ce36" table:formula="of:=IF([.BE19]=1;IF(OR(SUM([.BD18:.BF20];-1)=2;SUM([.BD18:.BF20];-1)=3);1;0);IF(SUM([.BD18:.BF20])=3;1;0))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36" table:formula="of:=IF([.C20]=1;IF(OR(SUM([.B19:.D21];-1)=2;SUM([.B19:.D21];-1)=3);1;0);IF(SUM([.B19:.D21])=3;1;0))" office:value-type="float" office:value="1" calcext:value-type="float">
            <text:p>1</text:p>
          </table:table-cell>
          <table:table-cell table:style-name="ce36" table:formula="of:=IF([.D20]=1;IF(OR(SUM([.C19:.E21];-1)=2;SUM([.C19:.E21];-1)=3);1;0);IF(SUM([.C19:.E21])=3;1;0))" office:value-type="float" office:value="1" calcext:value-type="float">
            <text:p>1</text:p>
          </table:table-cell>
          <table:table-cell table:style-name="ce36" table:formula="of:=IF([.E20]=1;IF(OR(SUM([.D19:.F21];-1)=2;SUM([.D19:.F21];-1)=3);1;0);IF(SUM([.D19:.F21])=3;1;0))" office:value-type="float" office:value="1" calcext:value-type="float">
            <text:p>1</text:p>
          </table:table-cell>
          <table:table-cell table:style-name="ce36" table:formula="of:=IF([.F20]=1;IF(OR(SUM([.E19:.G21];-1)=2;SUM([.E19:.G21];-1)=3);1;0);IF(SUM([.E19:.G21])=3;1;0))" office:value-type="float" office:value="0" calcext:value-type="float">
            <text:p>0</text:p>
          </table:table-cell>
          <table:table-cell table:style-name="ce36" table:formula="of:=IF([.G20]=1;IF(OR(SUM([.F19:.H21];-1)=2;SUM([.F19:.H21];-1)=3);1;0);IF(SUM([.F19:.H21])=3;1;0))" office:value-type="float" office:value="0" calcext:value-type="float">
            <text:p>0</text:p>
          </table:table-cell>
          <table:table-cell table:style-name="ce36" table:formula="of:=IF([.H20]=1;IF(OR(SUM([.G19:.I21];-1)=2;SUM([.G19:.I21];-1)=3);1;0);IF(SUM([.G19:.I21])=3;1;0))" office:value-type="float" office:value="0" calcext:value-type="float">
            <text:p>0</text:p>
          </table:table-cell>
          <table:table-cell table:style-name="ce36" table:formula="of:=IF([.I20]=1;IF(OR(SUM([.H19:.J21];-1)=2;SUM([.H19:.J21];-1)=3);1;0);IF(SUM([.H19:.J21])=3;1;0))" office:value-type="float" office:value="0" calcext:value-type="float">
            <text:p>0</text:p>
          </table:table-cell>
          <table:table-cell table:style-name="ce36" table:formula="of:=IF([.J20]=1;IF(OR(SUM([.I19:.K21];-1)=2;SUM([.I19:.K21];-1)=3);1;0);IF(SUM([.I19:.K21])=3;1;0))" office:value-type="float" office:value="0" calcext:value-type="float">
            <text:p>0</text:p>
          </table:table-cell>
          <table:table-cell table:style-name="ce36" table:formula="of:=IF([.K20]=1;IF(OR(SUM([.J19:.L21];-1)=2;SUM([.J19:.L21];-1)=3);1;0);IF(SUM([.J19:.L21])=3;1;0))" office:value-type="float" office:value="0" calcext:value-type="float">
            <text:p>0</text:p>
          </table:table-cell>
          <table:table-cell table:style-name="ce36" table:formula="of:=IF([.L20]=1;IF(OR(SUM([.K19:.M21];-1)=2;SUM([.K19:.M21];-1)=3);1;0);IF(SUM([.K19:.M21])=3;1;0))" office:value-type="float" office:value="0" calcext:value-type="float">
            <text:p>0</text:p>
          </table:table-cell>
          <table:table-cell table:style-name="ce36" table:formula="of:=IF([.M20]=1;IF(OR(SUM([.L19:.N21];-1)=2;SUM([.L19:.N21];-1)=3);1;0);IF(SUM([.L19:.N21])=3;1;0))" office:value-type="float" office:value="0" calcext:value-type="float">
            <text:p>0</text:p>
          </table:table-cell>
          <table:table-cell table:style-name="ce36" table:formula="of:=IF([.N20]=1;IF(OR(SUM([.M19:.O21];-1)=2;SUM([.M19:.O21];-1)=3);1;0);IF(SUM([.M19:.O21])=3;1;0))" office:value-type="float" office:value="0" calcext:value-type="float">
            <text:p>0</text:p>
          </table:table-cell>
          <table:table-cell table:style-name="ce36" table:formula="of:=IF([.O20]=1;IF(OR(SUM([.N19:.P21];-1)=2;SUM([.N19:.P21];-1)=3);1;0);IF(SUM([.N19:.P21])=3;1;0))" office:value-type="float" office:value="0" calcext:value-type="float">
            <text:p>0</text:p>
          </table:table-cell>
          <table:table-cell table:style-name="ce36" table:formula="of:=IF([.P20]=1;IF(OR(SUM([.O19:.Q21];-1)=2;SUM([.O19:.Q21];-1)=3);1;0);IF(SUM([.O19:.Q21])=3;1;0))" office:value-type="float" office:value="0" calcext:value-type="float">
            <text:p>0</text:p>
          </table:table-cell>
          <table:table-cell table:style-name="ce36" table:formula="of:=IF([.Q20]=1;IF(OR(SUM([.P19:.R21];-1)=2;SUM([.P19:.R21];-1)=3);1;0);IF(SUM([.P19:.R21])=3;1;0))" office:value-type="float" office:value="1" calcext:value-type="float">
            <text:p>1</text:p>
          </table:table-cell>
          <table:table-cell table:style-name="ce36" table:formula="of:=IF([.R20]=1;IF(OR(SUM([.Q19:.S21];-1)=2;SUM([.Q19:.S21];-1)=3);1;0);IF(SUM([.Q19:.S21])=3;1;0))" office:value-type="float" office:value="1" calcext:value-type="float">
            <text:p>1</text:p>
          </table:table-cell>
          <table:table-cell table:style-name="ce36" table:formula="of:=IF([.S20]=1;IF(OR(SUM([.R19:.T21];-1)=2;SUM([.R19:.T21];-1)=3);1;0);IF(SUM([.R19:.T21])=3;1;0))" office:value-type="float" office:value="0" calcext:value-type="float">
            <text:p>0</text:p>
          </table:table-cell>
          <table:table-cell table:style-name="ce36" table:formula="of:=IF([.T20]=1;IF(OR(SUM([.S19:.U21];-1)=2;SUM([.S19:.U21];-1)=3);1;0);IF(SUM([.S19:.U21])=3;1;0))" office:value-type="float" office:value="0" calcext:value-type="float">
            <text:p>0</text:p>
          </table:table-cell>
          <table:table-cell table:style-name="ce36" table:formula="of:=IF([.U20]=1;IF(OR(SUM([.T19:.V21];-1)=2;SUM([.T19:.V21];-1)=3);1;0);IF(SUM([.T19:.V21])=3;1;0))" office:value-type="float" office:value="0" calcext:value-type="float">
            <text:p>0</text:p>
          </table:table-cell>
          <table:table-cell table:style-name="ce36" table:formula="of:=IF([.V20]=1;IF(OR(SUM([.U19:.W21];-1)=2;SUM([.U19:.W21];-1)=3);1;0);IF(SUM([.U19:.W21])=3;1;0))" office:value-type="float" office:value="0" calcext:value-type="float">
            <text:p>0</text:p>
          </table:table-cell>
          <table:table-cell table:style-name="ce36" table:formula="of:=IF([.W20]=1;IF(OR(SUM([.V19:.X21];-1)=2;SUM([.V19:.X21];-1)=3);1;0);IF(SUM([.V19:.X21])=3;1;0))" office:value-type="float" office:value="0" calcext:value-type="float">
            <text:p>0</text:p>
          </table:table-cell>
          <table:table-cell table:style-name="ce36" table:formula="of:=IF([.X20]=1;IF(OR(SUM([.W19:.Y21];-1)=2;SUM([.W19:.Y21];-1)=3);1;0);IF(SUM([.W19:.Y21])=3;1;0))" office:value-type="float" office:value="0" calcext:value-type="float">
            <text:p>0</text:p>
          </table:table-cell>
          <table:table-cell table:style-name="ce36" table:formula="of:=IF([.Y20]=1;IF(OR(SUM([.X19:.Z21];-1)=2;SUM([.X19:.Z21];-1)=3);1;0);IF(SUM([.X19:.Z21])=3;1;0))" office:value-type="float" office:value="0" calcext:value-type="float">
            <text:p>0</text:p>
          </table:table-cell>
          <table:table-cell table:style-name="ce36" table:formula="of:=IF([.Z20]=1;IF(OR(SUM([.Y19:.AA21];-1)=2;SUM([.Y19:.AA21];-1)=3);1;0);IF(SUM([.Y19:.AA21])=3;1;0))" office:value-type="float" office:value="1" calcext:value-type="float">
            <text:p>1</text:p>
          </table:table-cell>
          <table:table-cell table:style-name="ce36" table:formula="of:=IF([.AA20]=1;IF(OR(SUM([.Z19:.AB21];-1)=2;SUM([.Z19:.AB21];-1)=3);1;0);IF(SUM([.Z19:.AB21])=3;1;0))" office:value-type="float" office:value="1" calcext:value-type="float">
            <text:p>1</text:p>
          </table:table-cell>
          <table:table-cell table:style-name="ce36" table:formula="of:=IF([.AB20]=1;IF(OR(SUM([.AA19:.AC21];-1)=2;SUM([.AA19:.AC21];-1)=3);1;0);IF(SUM([.AA19:.AC21])=3;1;0))" office:value-type="float" office:value="0" calcext:value-type="float">
            <text:p>0</text:p>
          </table:table-cell>
          <table:table-cell table:style-name="ce36" table:formula="of:=IF([.AC20]=1;IF(OR(SUM([.AB19:.AD21];-1)=2;SUM([.AB19:.AD21];-1)=3);1;0);IF(SUM([.AB19:.AD21])=3;1;0))" office:value-type="float" office:value="0" calcext:value-type="float">
            <text:p>0</text:p>
          </table:table-cell>
          <table:table-cell table:style-name="ce36" table:formula="of:=IF([.AD20]=1;IF(OR(SUM([.AC19:.AE21];-1)=2;SUM([.AC19:.AE21];-1)=3);1;0);IF(SUM([.AC19:.AE21])=3;1;0))" office:value-type="float" office:value="0" calcext:value-type="float">
            <text:p>0</text:p>
          </table:table-cell>
          <table:table-cell table:style-name="ce36" table:formula="of:=IF([.AE20]=1;IF(OR(SUM([.AD19:.AF21];-1)=2;SUM([.AD19:.AF21];-1)=3);1;0);IF(SUM([.AD19:.AF21])=3;1;0))" office:value-type="float" office:value="0" calcext:value-type="float">
            <text:p>0</text:p>
          </table:table-cell>
          <table:table-cell table:style-name="ce36" table:formula="of:=IF([.AF20]=1;IF(OR(SUM([.AE19:.AG21];-1)=2;SUM([.AE19:.AG21];-1)=3);1;0);IF(SUM([.AE19:.AG21])=3;1;0))" office:value-type="float" office:value="0" calcext:value-type="float">
            <text:p>0</text:p>
          </table:table-cell>
          <table:table-cell table:style-name="ce36" table:formula="of:=IF([.AG20]=1;IF(OR(SUM([.AF19:.AH21];-1)=2;SUM([.AF19:.AH21];-1)=3);1;0);IF(SUM([.AF19:.AH21])=3;1;0))" office:value-type="float" office:value="0" calcext:value-type="float">
            <text:p>0</text:p>
          </table:table-cell>
          <table:table-cell table:style-name="ce36" table:formula="of:=IF([.AH20]=1;IF(OR(SUM([.AG19:.AI21];-1)=2;SUM([.AG19:.AI21];-1)=3);1;0);IF(SUM([.AG19:.AI21])=3;1;0))" office:value-type="float" office:value="0" calcext:value-type="float">
            <text:p>0</text:p>
          </table:table-cell>
          <table:table-cell table:style-name="ce36" table:formula="of:=IF([.AI20]=1;IF(OR(SUM([.AH19:.AJ21];-1)=2;SUM([.AH19:.AJ21];-1)=3);1;0);IF(SUM([.AH19:.AJ21])=3;1;0))" office:value-type="float" office:value="0" calcext:value-type="float">
            <text:p>0</text:p>
          </table:table-cell>
          <table:table-cell table:style-name="ce36" table:formula="of:=IF([.AJ20]=1;IF(OR(SUM([.AI19:.AK21];-1)=2;SUM([.AI19:.AK21];-1)=3);1;0);IF(SUM([.AI19:.AK21])=3;1;0))" office:value-type="float" office:value="0" calcext:value-type="float">
            <text:p>0</text:p>
          </table:table-cell>
          <table:table-cell table:style-name="ce36" table:formula="of:=IF([.AK20]=1;IF(OR(SUM([.AJ19:.AL21];-1)=2;SUM([.AJ19:.AL21];-1)=3);1;0);IF(SUM([.AJ19:.AL21])=3;1;0))" office:value-type="float" office:value="0" calcext:value-type="float">
            <text:p>0</text:p>
          </table:table-cell>
          <table:table-cell table:style-name="ce36" table:formula="of:=IF([.AL20]=1;IF(OR(SUM([.AK19:.AM21];-1)=2;SUM([.AK19:.AM21];-1)=3);1;0);IF(SUM([.AK19:.AM21])=3;1;0))" office:value-type="float" office:value="0" calcext:value-type="float">
            <text:p>0</text:p>
          </table:table-cell>
          <table:table-cell table:style-name="ce36" table:formula="of:=IF([.AM20]=1;IF(OR(SUM([.AL19:.AN21];-1)=2;SUM([.AL19:.AN21];-1)=3);1;0);IF(SUM([.AL19:.AN21])=3;1;0))" office:value-type="float" office:value="0" calcext:value-type="float">
            <text:p>0</text:p>
          </table:table-cell>
          <table:table-cell table:style-name="ce36" table:formula="of:=IF([.AN20]=1;IF(OR(SUM([.AM19:.AO21];-1)=2;SUM([.AM19:.AO21];-1)=3);1;0);IF(SUM([.AM19:.AO21])=3;1;0))" office:value-type="float" office:value="0" calcext:value-type="float">
            <text:p>0</text:p>
          </table:table-cell>
          <table:table-cell table:style-name="ce36" table:formula="of:=IF([.AO20]=1;IF(OR(SUM([.AN19:.AP21];-1)=2;SUM([.AN19:.AP21];-1)=3);1;0);IF(SUM([.AN19:.AP21])=3;1;0))" office:value-type="float" office:value="0" calcext:value-type="float">
            <text:p>0</text:p>
          </table:table-cell>
          <table:table-cell table:style-name="ce36" table:formula="of:=IF([.AP20]=1;IF(OR(SUM([.AO19:.AQ21];-1)=2;SUM([.AO19:.AQ21];-1)=3);1;0);IF(SUM([.AO19:.AQ21])=3;1;0))" office:value-type="float" office:value="0" calcext:value-type="float">
            <text:p>0</text:p>
          </table:table-cell>
          <table:table-cell table:style-name="ce36" table:formula="of:=IF([.AQ20]=1;IF(OR(SUM([.AP19:.AR21];-1)=2;SUM([.AP19:.AR21];-1)=3);1;0);IF(SUM([.AP19:.AR21])=3;1;0))" office:value-type="float" office:value="0" calcext:value-type="float">
            <text:p>0</text:p>
          </table:table-cell>
          <table:table-cell table:style-name="ce36" table:formula="of:=IF([.AR20]=1;IF(OR(SUM([.AQ19:.AS21];-1)=2;SUM([.AQ19:.AS21];-1)=3);1;0);IF(SUM([.AQ19:.AS21])=3;1;0))" office:value-type="float" office:value="0" calcext:value-type="float">
            <text:p>0</text:p>
          </table:table-cell>
          <table:table-cell table:style-name="ce36" table:formula="of:=IF([.AS20]=1;IF(OR(SUM([.AR19:.AT21];-1)=2;SUM([.AR19:.AT21];-1)=3);1;0);IF(SUM([.AR19:.AT21])=3;1;0))" office:value-type="float" office:value="0" calcext:value-type="float">
            <text:p>0</text:p>
          </table:table-cell>
          <table:table-cell table:style-name="ce36" table:formula="of:=IF([.AT20]=1;IF(OR(SUM([.AS19:.AU21];-1)=2;SUM([.AS19:.AU21];-1)=3);1;0);IF(SUM([.AS19:.AU21])=3;1;0))" office:value-type="float" office:value="0" calcext:value-type="float">
            <text:p>0</text:p>
          </table:table-cell>
          <table:table-cell table:style-name="ce36" table:formula="of:=IF([.AU20]=1;IF(OR(SUM([.AT19:.AV21];-1)=2;SUM([.AT19:.AV21];-1)=3);1;0);IF(SUM([.AT19:.AV21])=3;1;0))" office:value-type="float" office:value="0" calcext:value-type="float">
            <text:p>0</text:p>
          </table:table-cell>
          <table:table-cell table:style-name="ce36" table:formula="of:=IF([.AV20]=1;IF(OR(SUM([.AU19:.AW21];-1)=2;SUM([.AU19:.AW21];-1)=3);1;0);IF(SUM([.AU19:.AW21])=3;1;0))" office:value-type="float" office:value="0" calcext:value-type="float">
            <text:p>0</text:p>
          </table:table-cell>
          <table:table-cell table:style-name="ce36" table:formula="of:=IF([.AW20]=1;IF(OR(SUM([.AV19:.AX21];-1)=2;SUM([.AV19:.AX21];-1)=3);1;0);IF(SUM([.AV19:.AX21])=3;1;0))" office:value-type="float" office:value="0" calcext:value-type="float">
            <text:p>0</text:p>
          </table:table-cell>
          <table:table-cell table:style-name="ce36" table:formula="of:=IF([.AX20]=1;IF(OR(SUM([.AW19:.AY21];-1)=2;SUM([.AW19:.AY21];-1)=3);1;0);IF(SUM([.AW19:.AY21])=3;1;0))" office:value-type="float" office:value="0" calcext:value-type="float">
            <text:p>0</text:p>
          </table:table-cell>
          <table:table-cell table:style-name="ce36" table:formula="of:=IF([.AY20]=1;IF(OR(SUM([.AX19:.AZ21];-1)=2;SUM([.AX19:.AZ21];-1)=3);1;0);IF(SUM([.AX19:.AZ21])=3;1;0))" office:value-type="float" office:value="0" calcext:value-type="float">
            <text:p>0</text:p>
          </table:table-cell>
          <table:table-cell table:style-name="ce36" table:formula="of:=IF([.AZ20]=1;IF(OR(SUM([.AY19:.BA21];-1)=2;SUM([.AY19:.BA21];-1)=3);1;0);IF(SUM([.AY19:.BA21])=3;1;0))" office:value-type="float" office:value="0" calcext:value-type="float">
            <text:p>0</text:p>
          </table:table-cell>
          <table:table-cell table:style-name="ce36" table:formula="of:=IF([.BA20]=1;IF(OR(SUM([.AZ19:.BB21];-1)=2;SUM([.AZ19:.BB21];-1)=3);1;0);IF(SUM([.AZ19:.BB21])=3;1;0))" office:value-type="float" office:value="0" calcext:value-type="float">
            <text:p>0</text:p>
          </table:table-cell>
          <table:table-cell table:style-name="ce36" table:formula="of:=IF([.BB20]=1;IF(OR(SUM([.BA19:.BC21];-1)=2;SUM([.BA19:.BC21];-1)=3);1;0);IF(SUM([.BA19:.BC21])=3;1;0))" office:value-type="float" office:value="0" calcext:value-type="float">
            <text:p>0</text:p>
          </table:table-cell>
          <table:table-cell table:style-name="ce36" table:formula="of:=IF([.BC20]=1;IF(OR(SUM([.BB19:.BD21];-1)=2;SUM([.BB19:.BD21];-1)=3);1;0);IF(SUM([.BB19:.BD21])=3;1;0))" office:value-type="float" office:value="0" calcext:value-type="float">
            <text:p>0</text:p>
          </table:table-cell>
          <table:table-cell table:style-name="ce36" table:formula="of:=IF([.BD20]=1;IF(OR(SUM([.BC19:.BE21];-1)=2;SUM([.BC19:.BE21];-1)=3);1;0);IF(SUM([.BC19:.BE21])=3;1;0))" office:value-type="float" office:value="0" calcext:value-type="float">
            <text:p>0</text:p>
          </table:table-cell>
          <table:table-cell table:style-name="ce36" table:formula="of:=IF([.BE20]=1;IF(OR(SUM([.BD19:.BF21];-1)=2;SUM([.BD19:.BF21];-1)=3);1;0);IF(SUM([.BD19:.BF21])=3;1;0))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4" table:style-name="ce88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number-columns-repeated="53" table:style-name="ce99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39" table:formula="of:=IF([.C24]=1;IF(OR(SUM([.B23:.D25];-1)=2;SUM([.B23:.D25];-1)=3);1;0);IF(SUM([.B23:.D25])=3;1;0))" office:value-type="float" office:value="0" calcext:value-type="float">
            <text:p>0</text:p>
          </table:table-cell>
          <table:table-cell table:style-name="ce39" table:formula="of:=IF([.D24]=1;IF(OR(SUM([.C23:.E25];-1)=2;SUM([.C23:.E25];-1)=3);1;0);IF(SUM([.C23:.E25])=3;1;0))" office:value-type="float" office:value="1" calcext:value-type="float">
            <text:p>1</text:p>
          </table:table-cell>
          <table:table-cell table:style-name="ce39" table:formula="of:=IF([.E24]=1;IF(OR(SUM([.D23:.F25];-1)=2;SUM([.D23:.F25];-1)=3);1;0);IF(SUM([.D23:.F25])=3;1;0))" office:value-type="float" office:value="0" calcext:value-type="float">
            <text:p>0</text:p>
          </table:table-cell>
          <table:table-cell table:style-name="ce39" table:formula="of:=IF([.F24]=1;IF(OR(SUM([.E23:.G25];-1)=2;SUM([.E23:.G25];-1)=3);1;0);IF(SUM([.E23:.G25])=3;1;0))" office:value-type="float" office:value="0" calcext:value-type="float">
            <text:p>0</text:p>
          </table:table-cell>
          <table:table-cell table:style-name="ce39" table:formula="of:=IF([.G24]=1;IF(OR(SUM([.F23:.H25];-1)=2;SUM([.F23:.H25];-1)=3);1;0);IF(SUM([.F23:.H25])=3;1;0))" office:value-type="float" office:value="0" calcext:value-type="float">
            <text:p>0</text:p>
          </table:table-cell>
          <table:table-cell table:style-name="ce39" table:formula="of:=IF([.H24]=1;IF(OR(SUM([.G23:.I25];-1)=2;SUM([.G23:.I25];-1)=3);1;0);IF(SUM([.G23:.I25])=3;1;0))" office:value-type="float" office:value="0" calcext:value-type="float">
            <text:p>0</text:p>
          </table:table-cell>
          <table:table-cell table:style-name="ce39" table:formula="of:=IF([.I24]=1;IF(OR(SUM([.H23:.J25];-1)=2;SUM([.H23:.J25];-1)=3);1;0);IF(SUM([.H23:.J25])=3;1;0))" office:value-type="float" office:value="0" calcext:value-type="float">
            <text:p>0</text:p>
          </table:table-cell>
          <table:table-cell table:style-name="ce39" table:formula="of:=IF([.J24]=1;IF(OR(SUM([.I23:.K25];-1)=2;SUM([.I23:.K25];-1)=3);1;0);IF(SUM([.I23:.K25])=3;1;0))" office:value-type="float" office:value="0" calcext:value-type="float">
            <text:p>0</text:p>
          </table:table-cell>
          <table:table-cell table:style-name="ce39" table:formula="of:=IF([.K24]=1;IF(OR(SUM([.J23:.L25];-1)=2;SUM([.J23:.L25];-1)=3);1;0);IF(SUM([.J23:.L25])=3;1;0))" office:value-type="float" office:value="0" calcext:value-type="float">
            <text:p>0</text:p>
          </table:table-cell>
          <table:table-cell table:style-name="ce39" table:formula="of:=IF([.L24]=1;IF(OR(SUM([.K23:.M25];-1)=2;SUM([.K23:.M25];-1)=3);1;0);IF(SUM([.K23:.M25])=3;1;0))" office:value-type="float" office:value="0" calcext:value-type="float">
            <text:p>0</text:p>
          </table:table-cell>
          <table:table-cell table:style-name="ce39" table:formula="of:=IF([.M24]=1;IF(OR(SUM([.L23:.N25];-1)=2;SUM([.L23:.N25];-1)=3);1;0);IF(SUM([.L23:.N25])=3;1;0))" office:value-type="float" office:value="0" calcext:value-type="float">
            <text:p>0</text:p>
          </table:table-cell>
          <table:table-cell table:style-name="ce39" table:formula="of:=IF([.N24]=1;IF(OR(SUM([.M23:.O25];-1)=2;SUM([.M23:.O25];-1)=3);1;0);IF(SUM([.M23:.O25])=3;1;0))" office:value-type="float" office:value="0" calcext:value-type="float">
            <text:p>0</text:p>
          </table:table-cell>
          <table:table-cell table:style-name="ce39" table:formula="of:=IF([.O24]=1;IF(OR(SUM([.N23:.P25];-1)=2;SUM([.N23:.P25];-1)=3);1;0);IF(SUM([.N23:.P25])=3;1;0))" office:value-type="float" office:value="0" calcext:value-type="float">
            <text:p>0</text:p>
          </table:table-cell>
          <table:table-cell table:style-name="ce39" table:formula="of:=IF([.P24]=1;IF(OR(SUM([.O23:.Q25];-1)=2;SUM([.O23:.Q25];-1)=3);1;0);IF(SUM([.O23:.Q25])=3;1;0))" office:value-type="float" office:value="0" calcext:value-type="float">
            <text:p>0</text:p>
          </table:table-cell>
          <table:table-cell table:style-name="ce39" table:formula="of:=IF([.Q24]=1;IF(OR(SUM([.P23:.R25];-1)=2;SUM([.P23:.R25];-1)=3);1;0);IF(SUM([.P23:.R25])=3;1;0))" office:value-type="float" office:value="0" calcext:value-type="float">
            <text:p>0</text:p>
          </table:table-cell>
          <table:table-cell table:style-name="ce39" table:formula="of:=IF([.R24]=1;IF(OR(SUM([.Q23:.S25];-1)=2;SUM([.Q23:.S25];-1)=3);1;0);IF(SUM([.Q23:.S25])=3;1;0))" office:value-type="float" office:value="0" calcext:value-type="float">
            <text:p>0</text:p>
          </table:table-cell>
          <table:table-cell table:style-name="ce39" table:formula="of:=IF([.S24]=1;IF(OR(SUM([.R23:.T25];-1)=2;SUM([.R23:.T25];-1)=3);1;0);IF(SUM([.R23:.T25])=3;1;0))" office:value-type="float" office:value="0" calcext:value-type="float">
            <text:p>0</text:p>
          </table:table-cell>
          <table:table-cell table:style-name="ce39" table:formula="of:=IF([.T24]=1;IF(OR(SUM([.S23:.U25];-1)=2;SUM([.S23:.U25];-1)=3);1;0);IF(SUM([.S23:.U25])=3;1;0))" office:value-type="float" office:value="0" calcext:value-type="float">
            <text:p>0</text:p>
          </table:table-cell>
          <table:table-cell table:style-name="ce39" table:formula="of:=IF([.U24]=1;IF(OR(SUM([.T23:.V25];-1)=2;SUM([.T23:.V25];-1)=3);1;0);IF(SUM([.T23:.V25])=3;1;0))" office:value-type="float" office:value="0" calcext:value-type="float">
            <text:p>0</text:p>
          </table:table-cell>
          <table:table-cell table:style-name="ce39" table:formula="of:=IF([.V24]=1;IF(OR(SUM([.U23:.W25];-1)=2;SUM([.U23:.W25];-1)=3);1;0);IF(SUM([.U23:.W25])=3;1;0))" office:value-type="float" office:value="0" calcext:value-type="float">
            <text:p>0</text:p>
          </table:table-cell>
          <table:table-cell table:style-name="ce39" table:formula="of:=IF([.W24]=1;IF(OR(SUM([.V23:.X25];-1)=2;SUM([.V23:.X25];-1)=3);1;0);IF(SUM([.V23:.X25])=3;1;0))" office:value-type="float" office:value="0" calcext:value-type="float">
            <text:p>0</text:p>
          </table:table-cell>
          <table:table-cell table:style-name="ce39" table:formula="of:=IF([.X24]=1;IF(OR(SUM([.W23:.Y25];-1)=2;SUM([.W23:.Y25];-1)=3);1;0);IF(SUM([.W23:.Y25])=3;1;0))" office:value-type="float" office:value="0" calcext:value-type="float">
            <text:p>0</text:p>
          </table:table-cell>
          <table:table-cell table:style-name="ce39" table:formula="of:=IF([.Y24]=1;IF(OR(SUM([.X23:.Z25];-1)=2;SUM([.X23:.Z25];-1)=3);1;0);IF(SUM([.X23:.Z25])=3;1;0))" office:value-type="float" office:value="0" calcext:value-type="float">
            <text:p>0</text:p>
          </table:table-cell>
          <table:table-cell table:style-name="ce39" table:formula="of:=IF([.Z24]=1;IF(OR(SUM([.Y23:.AA25];-1)=2;SUM([.Y23:.AA25];-1)=3);1;0);IF(SUM([.Y23:.AA25])=3;1;0))" office:value-type="float" office:value="0" calcext:value-type="float">
            <text:p>0</text:p>
          </table:table-cell>
          <table:table-cell table:style-name="ce39" table:formula="of:=IF([.AA24]=1;IF(OR(SUM([.Z23:.AB25];-1)=2;SUM([.Z23:.AB25];-1)=3);1;0);IF(SUM([.Z23:.AB25])=3;1;0))" office:value-type="float" office:value="0" calcext:value-type="float">
            <text:p>0</text:p>
          </table:table-cell>
          <table:table-cell table:style-name="ce39" table:formula="of:=IF([.AB24]=1;IF(OR(SUM([.AA23:.AC25];-1)=2;SUM([.AA23:.AC25];-1)=3);1;0);IF(SUM([.AA23:.AC25])=3;1;0))" office:value-type="float" office:value="0" calcext:value-type="float">
            <text:p>0</text:p>
          </table:table-cell>
          <table:table-cell table:style-name="ce39" table:formula="of:=IF([.AC24]=1;IF(OR(SUM([.AB23:.AD25];-1)=2;SUM([.AB23:.AD25];-1)=3);1;0);IF(SUM([.AB23:.AD25])=3;1;0))" office:value-type="float" office:value="0" calcext:value-type="float">
            <text:p>0</text:p>
          </table:table-cell>
          <table:table-cell table:style-name="ce39" table:formula="of:=IF([.AD24]=1;IF(OR(SUM([.AC23:.AE25];-1)=2;SUM([.AC23:.AE25];-1)=3);1;0);IF(SUM([.AC23:.AE25])=3;1;0))" office:value-type="float" office:value="0" calcext:value-type="float">
            <text:p>0</text:p>
          </table:table-cell>
          <table:table-cell table:style-name="ce39" table:formula="of:=IF([.AE24]=1;IF(OR(SUM([.AD23:.AF25];-1)=2;SUM([.AD23:.AF25];-1)=3);1;0);IF(SUM([.AD23:.AF25])=3;1;0))" office:value-type="float" office:value="0" calcext:value-type="float">
            <text:p>0</text:p>
          </table:table-cell>
          <table:table-cell table:style-name="ce39" table:formula="of:=IF([.AF24]=1;IF(OR(SUM([.AE23:.AG25];-1)=2;SUM([.AE23:.AG25];-1)=3);1;0);IF(SUM([.AE23:.AG25])=3;1;0))" office:value-type="float" office:value="0" calcext:value-type="float">
            <text:p>0</text:p>
          </table:table-cell>
          <table:table-cell table:style-name="ce39" table:formula="of:=IF([.AG24]=1;IF(OR(SUM([.AF23:.AH25];-1)=2;SUM([.AF23:.AH25];-1)=3);1;0);IF(SUM([.AF23:.AH25])=3;1;0))" office:value-type="float" office:value="0" calcext:value-type="float">
            <text:p>0</text:p>
          </table:table-cell>
          <table:table-cell table:style-name="ce39" table:formula="of:=IF([.AH24]=1;IF(OR(SUM([.AG23:.AI25];-1)=2;SUM([.AG23:.AI25];-1)=3);1;0);IF(SUM([.AG23:.AI25])=3;1;0))" office:value-type="float" office:value="0" calcext:value-type="float">
            <text:p>0</text:p>
          </table:table-cell>
          <table:table-cell table:style-name="ce39" table:formula="of:=IF([.AI24]=1;IF(OR(SUM([.AH23:.AJ25];-1)=2;SUM([.AH23:.AJ25];-1)=3);1;0);IF(SUM([.AH23:.AJ25])=3;1;0))" office:value-type="float" office:value="0" calcext:value-type="float">
            <text:p>0</text:p>
          </table:table-cell>
          <table:table-cell table:style-name="ce39" table:formula="of:=IF([.AJ24]=1;IF(OR(SUM([.AI23:.AK25];-1)=2;SUM([.AI23:.AK25];-1)=3);1;0);IF(SUM([.AI23:.AK25])=3;1;0))" office:value-type="float" office:value="0" calcext:value-type="float">
            <text:p>0</text:p>
          </table:table-cell>
          <table:table-cell table:style-name="ce39" table:formula="of:=IF([.AK24]=1;IF(OR(SUM([.AJ23:.AL25];-1)=2;SUM([.AJ23:.AL25];-1)=3);1;0);IF(SUM([.AJ23:.AL25])=3;1;0))" office:value-type="float" office:value="0" calcext:value-type="float">
            <text:p>0</text:p>
          </table:table-cell>
          <table:table-cell table:style-name="ce39" table:formula="of:=IF([.AL24]=1;IF(OR(SUM([.AK23:.AM25];-1)=2;SUM([.AK23:.AM25];-1)=3);1;0);IF(SUM([.AK23:.AM25])=3;1;0))" office:value-type="float" office:value="0" calcext:value-type="float">
            <text:p>0</text:p>
          </table:table-cell>
          <table:table-cell table:style-name="ce39" table:formula="of:=IF([.AM24]=1;IF(OR(SUM([.AL23:.AN25];-1)=2;SUM([.AL23:.AN25];-1)=3);1;0);IF(SUM([.AL23:.AN25])=3;1;0))" office:value-type="float" office:value="0" calcext:value-type="float">
            <text:p>0</text:p>
          </table:table-cell>
          <table:table-cell table:style-name="ce39" table:formula="of:=IF([.AN24]=1;IF(OR(SUM([.AM23:.AO25];-1)=2;SUM([.AM23:.AO25];-1)=3);1;0);IF(SUM([.AM23:.AO25])=3;1;0))" office:value-type="float" office:value="1" calcext:value-type="float">
            <text:p>1</text:p>
          </table:table-cell>
          <table:table-cell table:style-name="ce39" table:formula="of:=IF([.AO24]=1;IF(OR(SUM([.AN23:.AP25];-1)=2;SUM([.AN23:.AP25];-1)=3);1;0);IF(SUM([.AN23:.AP25])=3;1;0))" office:value-type="float" office:value="0" calcext:value-type="float">
            <text:p>0</text:p>
          </table:table-cell>
          <table:table-cell table:style-name="ce39" table:formula="of:=IF([.AP24]=1;IF(OR(SUM([.AO23:.AQ25];-1)=2;SUM([.AO23:.AQ25];-1)=3);1;0);IF(SUM([.AO23:.AQ25])=3;1;0))" office:value-type="float" office:value="0" calcext:value-type="float">
            <text:p>0</text:p>
          </table:table-cell>
          <table:table-cell table:style-name="ce39" table:formula="of:=IF([.AQ24]=1;IF(OR(SUM([.AP23:.AR25];-1)=2;SUM([.AP23:.AR25];-1)=3);1;0);IF(SUM([.AP23:.AR25])=3;1;0))" office:value-type="float" office:value="0" calcext:value-type="float">
            <text:p>0</text:p>
          </table:table-cell>
          <table:table-cell table:style-name="ce39" table:formula="of:=IF([.AR24]=1;IF(OR(SUM([.AQ23:.AS25];-1)=2;SUM([.AQ23:.AS25];-1)=3);1;0);IF(SUM([.AQ23:.AS25])=3;1;0))" office:value-type="float" office:value="0" calcext:value-type="float">
            <text:p>0</text:p>
          </table:table-cell>
          <table:table-cell table:style-name="ce39" table:formula="of:=IF([.AS24]=1;IF(OR(SUM([.AR23:.AT25];-1)=2;SUM([.AR23:.AT25];-1)=3);1;0);IF(SUM([.AR23:.AT25])=3;1;0))" office:value-type="float" office:value="0" calcext:value-type="float">
            <text:p>0</text:p>
          </table:table-cell>
          <table:table-cell table:style-name="ce39" table:formula="of:=IF([.AT24]=1;IF(OR(SUM([.AS23:.AU25];-1)=2;SUM([.AS23:.AU25];-1)=3);1;0);IF(SUM([.AS23:.AU25])=3;1;0))" office:value-type="float" office:value="0" calcext:value-type="float">
            <text:p>0</text:p>
          </table:table-cell>
          <table:table-cell table:style-name="ce39" table:formula="of:=IF([.AU24]=1;IF(OR(SUM([.AT23:.AV25];-1)=2;SUM([.AT23:.AV25];-1)=3);1;0);IF(SUM([.AT23:.AV25])=3;1;0))" office:value-type="float" office:value="0" calcext:value-type="float">
            <text:p>0</text:p>
          </table:table-cell>
          <table:table-cell table:style-name="ce39" table:formula="of:=IF([.AV24]=1;IF(OR(SUM([.AU23:.AW25];-1)=2;SUM([.AU23:.AW25];-1)=3);1;0);IF(SUM([.AU23:.AW25])=3;1;0))" office:value-type="float" office:value="0" calcext:value-type="float">
            <text:p>0</text:p>
          </table:table-cell>
          <table:table-cell table:style-name="ce39" table:formula="of:=IF([.AW24]=1;IF(OR(SUM([.AV23:.AX25];-1)=2;SUM([.AV23:.AX25];-1)=3);1;0);IF(SUM([.AV23:.AX25])=3;1;0))" office:value-type="float" office:value="0" calcext:value-type="float">
            <text:p>0</text:p>
          </table:table-cell>
          <table:table-cell table:style-name="ce39" table:formula="of:=IF([.AX24]=1;IF(OR(SUM([.AW23:.AY25];-1)=2;SUM([.AW23:.AY25];-1)=3);1;0);IF(SUM([.AW23:.AY25])=3;1;0))" office:value-type="float" office:value="0" calcext:value-type="float">
            <text:p>0</text:p>
          </table:table-cell>
          <table:table-cell table:style-name="ce39" table:formula="of:=IF([.AY24]=1;IF(OR(SUM([.AX23:.AZ25];-1)=2;SUM([.AX23:.AZ25];-1)=3);1;0);IF(SUM([.AX23:.AZ25])=3;1;0))" office:value-type="float" office:value="0" calcext:value-type="float">
            <text:p>0</text:p>
          </table:table-cell>
          <table:table-cell table:style-name="ce39" table:formula="of:=IF([.AZ24]=1;IF(OR(SUM([.AY23:.BA25];-1)=2;SUM([.AY23:.BA25];-1)=3);1;0);IF(SUM([.AY23:.BA25])=3;1;0))" office:value-type="float" office:value="0" calcext:value-type="float">
            <text:p>0</text:p>
          </table:table-cell>
          <table:table-cell table:style-name="ce39" table:formula="of:=IF([.BA24]=1;IF(OR(SUM([.AZ23:.BB25];-1)=2;SUM([.AZ23:.BB25];-1)=3);1;0);IF(SUM([.AZ23:.BB25])=3;1;0))" office:value-type="float" office:value="0" calcext:value-type="float">
            <text:p>0</text:p>
          </table:table-cell>
          <table:table-cell table:style-name="ce39" table:formula="of:=IF([.BB24]=1;IF(OR(SUM([.BA23:.BC25];-1)=2;SUM([.BA23:.BC25];-1)=3);1;0);IF(SUM([.BA23:.BC25])=3;1;0))" office:value-type="float" office:value="0" calcext:value-type="float">
            <text:p>0</text:p>
          </table:table-cell>
          <table:table-cell table:style-name="ce39" table:formula="of:=IF([.BC24]=1;IF(OR(SUM([.BB23:.BD25];-1)=2;SUM([.BB23:.BD25];-1)=3);1;0);IF(SUM([.BB23:.BD25])=3;1;0))" office:value-type="float" office:value="0" calcext:value-type="float">
            <text:p>0</text:p>
          </table:table-cell>
          <table:table-cell table:style-name="ce39" table:formula="of:=IF([.BD24]=1;IF(OR(SUM([.BC23:.BE25];-1)=2;SUM([.BC23:.BE25];-1)=3);1;0);IF(SUM([.BC23:.BE25])=3;1;0))" office:value-type="float" office:value="0" calcext:value-type="float">
            <text:p>0</text:p>
          </table:table-cell>
          <table:table-cell table:style-name="ce39" table:formula="of:=IF([.BE24]=1;IF(OR(SUM([.BD23:.BF25];-1)=2;SUM([.BD23:.BF25];-1)=3);1;0);IF(SUM([.BD23:.BF25])=3;1;0)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39" table:formula="of:=IF([.C25]=1;IF(OR(SUM([.B24:.D26];-1)=2;SUM([.B24:.D26];-1)=3);1;0);IF(SUM([.B24:.D26])=3;1;0))" office:value-type="float" office:value="0" calcext:value-type="float">
            <text:p>0</text:p>
          </table:table-cell>
          <table:table-cell table:style-name="ce39" table:formula="of:=IF([.D25]=1;IF(OR(SUM([.C24:.E26];-1)=2;SUM([.C24:.E26];-1)=3);1;0);IF(SUM([.C24:.E26])=3;1;0))" office:value-type="float" office:value="1" calcext:value-type="float">
            <text:p>1</text:p>
          </table:table-cell>
          <table:table-cell table:style-name="ce39" table:formula="of:=IF([.E25]=1;IF(OR(SUM([.D24:.F26];-1)=2;SUM([.D24:.F26];-1)=3);1;0);IF(SUM([.D24:.F26])=3;1;0))" office:value-type="float" office:value="0" calcext:value-type="float">
            <text:p>0</text:p>
          </table:table-cell>
          <table:table-cell table:style-name="ce39" table:formula="of:=IF([.F25]=1;IF(OR(SUM([.E24:.G26];-1)=2;SUM([.E24:.G26];-1)=3);1;0);IF(SUM([.E24:.G26])=3;1;0))" office:value-type="float" office:value="0" calcext:value-type="float">
            <text:p>0</text:p>
          </table:table-cell>
          <table:table-cell table:style-name="ce39" table:formula="of:=IF([.G25]=1;IF(OR(SUM([.F24:.H26];-1)=2;SUM([.F24:.H26];-1)=3);1;0);IF(SUM([.F24:.H26])=3;1;0))" office:value-type="float" office:value="0" calcext:value-type="float">
            <text:p>0</text:p>
          </table:table-cell>
          <table:table-cell table:style-name="ce39" table:formula="of:=IF([.H25]=1;IF(OR(SUM([.G24:.I26];-1)=2;SUM([.G24:.I26];-1)=3);1;0);IF(SUM([.G24:.I26])=3;1;0))" office:value-type="float" office:value="0" calcext:value-type="float">
            <text:p>0</text:p>
          </table:table-cell>
          <table:table-cell table:style-name="ce39" table:formula="of:=IF([.I25]=1;IF(OR(SUM([.H24:.J26];-1)=2;SUM([.H24:.J26];-1)=3);1;0);IF(SUM([.H24:.J26])=3;1;0))" office:value-type="float" office:value="0" calcext:value-type="float">
            <text:p>0</text:p>
          </table:table-cell>
          <table:table-cell table:style-name="ce39" table:formula="of:=IF([.J25]=1;IF(OR(SUM([.I24:.K26];-1)=2;SUM([.I24:.K26];-1)=3);1;0);IF(SUM([.I24:.K26])=3;1;0))" office:value-type="float" office:value="0" calcext:value-type="float">
            <text:p>0</text:p>
          </table:table-cell>
          <table:table-cell table:style-name="ce39" table:formula="of:=IF([.K25]=1;IF(OR(SUM([.J24:.L26];-1)=2;SUM([.J24:.L26];-1)=3);1;0);IF(SUM([.J24:.L26])=3;1;0))" office:value-type="float" office:value="0" calcext:value-type="float">
            <text:p>0</text:p>
          </table:table-cell>
          <table:table-cell table:style-name="ce39" table:formula="of:=IF([.L25]=1;IF(OR(SUM([.K24:.M26];-1)=2;SUM([.K24:.M26];-1)=3);1;0);IF(SUM([.K24:.M26])=3;1;0))" office:value-type="float" office:value="0" calcext:value-type="float">
            <text:p>0</text:p>
          </table:table-cell>
          <table:table-cell table:style-name="ce39" table:formula="of:=IF([.M25]=1;IF(OR(SUM([.L24:.N26];-1)=2;SUM([.L24:.N26];-1)=3);1;0);IF(SUM([.L24:.N26])=3;1;0))" office:value-type="float" office:value="0" calcext:value-type="float">
            <text:p>0</text:p>
          </table:table-cell>
          <table:table-cell table:style-name="ce39" table:formula="of:=IF([.N25]=1;IF(OR(SUM([.M24:.O26];-1)=2;SUM([.M24:.O26];-1)=3);1;0);IF(SUM([.M24:.O26])=3;1;0))" office:value-type="float" office:value="0" calcext:value-type="float">
            <text:p>0</text:p>
          </table:table-cell>
          <table:table-cell table:style-name="ce39" table:formula="of:=IF([.O25]=1;IF(OR(SUM([.N24:.P26];-1)=2;SUM([.N24:.P26];-1)=3);1;0);IF(SUM([.N24:.P26])=3;1;0))" office:value-type="float" office:value="0" calcext:value-type="float">
            <text:p>0</text:p>
          </table:table-cell>
          <table:table-cell table:style-name="ce39" table:formula="of:=IF([.P25]=1;IF(OR(SUM([.O24:.Q26];-1)=2;SUM([.O24:.Q26];-1)=3);1;0);IF(SUM([.O24:.Q26])=3;1;0))" office:value-type="float" office:value="0" calcext:value-type="float">
            <text:p>0</text:p>
          </table:table-cell>
          <table:table-cell table:style-name="ce39" table:formula="of:=IF([.Q25]=1;IF(OR(SUM([.P24:.R26];-1)=2;SUM([.P24:.R26];-1)=3);1;0);IF(SUM([.P24:.R26])=3;1;0))" office:value-type="float" office:value="0" calcext:value-type="float">
            <text:p>0</text:p>
          </table:table-cell>
          <table:table-cell table:style-name="ce39" table:formula="of:=IF([.R25]=1;IF(OR(SUM([.Q24:.S26];-1)=2;SUM([.Q24:.S26];-1)=3);1;0);IF(SUM([.Q24:.S26])=3;1;0))" office:value-type="float" office:value="0" calcext:value-type="float">
            <text:p>0</text:p>
          </table:table-cell>
          <table:table-cell table:style-name="ce39" table:formula="of:=IF([.S25]=1;IF(OR(SUM([.R24:.T26];-1)=2;SUM([.R24:.T26];-1)=3);1;0);IF(SUM([.R24:.T26])=3;1;0))" office:value-type="float" office:value="0" calcext:value-type="float">
            <text:p>0</text:p>
          </table:table-cell>
          <table:table-cell table:style-name="ce39" table:formula="of:=IF([.T25]=1;IF(OR(SUM([.S24:.U26];-1)=2;SUM([.S24:.U26];-1)=3);1;0);IF(SUM([.S24:.U26])=3;1;0))" office:value-type="float" office:value="0" calcext:value-type="float">
            <text:p>0</text:p>
          </table:table-cell>
          <table:table-cell table:style-name="ce39" table:formula="of:=IF([.U25]=1;IF(OR(SUM([.T24:.V26];-1)=2;SUM([.T24:.V26];-1)=3);1;0);IF(SUM([.T24:.V26])=3;1;0))" office:value-type="float" office:value="0" calcext:value-type="float">
            <text:p>0</text:p>
          </table:table-cell>
          <table:table-cell table:style-name="ce39" table:formula="of:=IF([.V25]=1;IF(OR(SUM([.U24:.W26];-1)=2;SUM([.U24:.W26];-1)=3);1;0);IF(SUM([.U24:.W26])=3;1;0))" office:value-type="float" office:value="0" calcext:value-type="float">
            <text:p>0</text:p>
          </table:table-cell>
          <table:table-cell table:style-name="ce39" table:formula="of:=IF([.W25]=1;IF(OR(SUM([.V24:.X26];-1)=2;SUM([.V24:.X26];-1)=3);1;0);IF(SUM([.V24:.X26])=3;1;0))" office:value-type="float" office:value="0" calcext:value-type="float">
            <text:p>0</text:p>
          </table:table-cell>
          <table:table-cell table:style-name="ce39" table:formula="of:=IF([.X25]=1;IF(OR(SUM([.W24:.Y26];-1)=2;SUM([.W24:.Y26];-1)=3);1;0);IF(SUM([.W24:.Y26])=3;1;0))" office:value-type="float" office:value="0" calcext:value-type="float">
            <text:p>0</text:p>
          </table:table-cell>
          <table:table-cell table:style-name="ce39" table:formula="of:=IF([.Y25]=1;IF(OR(SUM([.X24:.Z26];-1)=2;SUM([.X24:.Z26];-1)=3);1;0);IF(SUM([.X24:.Z26])=3;1;0))" office:value-type="float" office:value="0" calcext:value-type="float">
            <text:p>0</text:p>
          </table:table-cell>
          <table:table-cell table:style-name="ce39" table:formula="of:=IF([.Z25]=1;IF(OR(SUM([.Y24:.AA26];-1)=2;SUM([.Y24:.AA26];-1)=3);1;0);IF(SUM([.Y24:.AA26])=3;1;0))" office:value-type="float" office:value="0" calcext:value-type="float">
            <text:p>0</text:p>
          </table:table-cell>
          <table:table-cell table:style-name="ce39" table:formula="of:=IF([.AA25]=1;IF(OR(SUM([.Z24:.AB26];-1)=2;SUM([.Z24:.AB26];-1)=3);1;0);IF(SUM([.Z24:.AB26])=3;1;0))" office:value-type="float" office:value="0" calcext:value-type="float">
            <text:p>0</text:p>
          </table:table-cell>
          <table:table-cell table:style-name="ce39" table:formula="of:=IF([.AB25]=1;IF(OR(SUM([.AA24:.AC26];-1)=2;SUM([.AA24:.AC26];-1)=3);1;0);IF(SUM([.AA24:.AC26])=3;1;0))" office:value-type="float" office:value="0" calcext:value-type="float">
            <text:p>0</text:p>
          </table:table-cell>
          <table:table-cell table:style-name="ce39" table:formula="of:=IF([.AC25]=1;IF(OR(SUM([.AB24:.AD26];-1)=2;SUM([.AB24:.AD26];-1)=3);1;0);IF(SUM([.AB24:.AD26])=3;1;0))" office:value-type="float" office:value="0" calcext:value-type="float">
            <text:p>0</text:p>
          </table:table-cell>
          <table:table-cell table:style-name="ce39" table:formula="of:=IF([.AD25]=1;IF(OR(SUM([.AC24:.AE26];-1)=2;SUM([.AC24:.AE26];-1)=3);1;0);IF(SUM([.AC24:.AE26])=3;1;0))" office:value-type="float" office:value="0" calcext:value-type="float">
            <text:p>0</text:p>
          </table:table-cell>
          <table:table-cell table:style-name="ce39" table:formula="of:=IF([.AE25]=1;IF(OR(SUM([.AD24:.AF26];-1)=2;SUM([.AD24:.AF26];-1)=3);1;0);IF(SUM([.AD24:.AF26])=3;1;0))" office:value-type="float" office:value="0" calcext:value-type="float">
            <text:p>0</text:p>
          </table:table-cell>
          <table:table-cell table:style-name="ce39" table:formula="of:=IF([.AF25]=1;IF(OR(SUM([.AE24:.AG26];-1)=2;SUM([.AE24:.AG26];-1)=3);1;0);IF(SUM([.AE24:.AG26])=3;1;0))" office:value-type="float" office:value="0" calcext:value-type="float">
            <text:p>0</text:p>
          </table:table-cell>
          <table:table-cell table:style-name="ce39" table:formula="of:=IF([.AG25]=1;IF(OR(SUM([.AF24:.AH26];-1)=2;SUM([.AF24:.AH26];-1)=3);1;0);IF(SUM([.AF24:.AH26])=3;1;0))" office:value-type="float" office:value="0" calcext:value-type="float">
            <text:p>0</text:p>
          </table:table-cell>
          <table:table-cell table:style-name="ce39" table:formula="of:=IF([.AH25]=1;IF(OR(SUM([.AG24:.AI26];-1)=2;SUM([.AG24:.AI26];-1)=3);1;0);IF(SUM([.AG24:.AI26])=3;1;0))" office:value-type="float" office:value="0" calcext:value-type="float">
            <text:p>0</text:p>
          </table:table-cell>
          <table:table-cell table:style-name="ce39" table:formula="of:=IF([.AI25]=1;IF(OR(SUM([.AH24:.AJ26];-1)=2;SUM([.AH24:.AJ26];-1)=3);1;0);IF(SUM([.AH24:.AJ26])=3;1;0))" office:value-type="float" office:value="0" calcext:value-type="float">
            <text:p>0</text:p>
          </table:table-cell>
          <table:table-cell table:style-name="ce39" table:formula="of:=IF([.AJ25]=1;IF(OR(SUM([.AI24:.AK26];-1)=2;SUM([.AI24:.AK26];-1)=3);1;0);IF(SUM([.AI24:.AK26])=3;1;0))" office:value-type="float" office:value="0" calcext:value-type="float">
            <text:p>0</text:p>
          </table:table-cell>
          <table:table-cell table:style-name="ce39" table:formula="of:=IF([.AK25]=1;IF(OR(SUM([.AJ24:.AL26];-1)=2;SUM([.AJ24:.AL26];-1)=3);1;0);IF(SUM([.AJ24:.AL26])=3;1;0))" office:value-type="float" office:value="0" calcext:value-type="float">
            <text:p>0</text:p>
          </table:table-cell>
          <table:table-cell table:style-name="ce39" table:formula="of:=IF([.AL25]=1;IF(OR(SUM([.AK24:.AM26];-1)=2;SUM([.AK24:.AM26];-1)=3);1;0);IF(SUM([.AK24:.AM26])=3;1;0))" office:value-type="float" office:value="0" calcext:value-type="float">
            <text:p>0</text:p>
          </table:table-cell>
          <table:table-cell table:style-name="ce39" table:formula="of:=IF([.AM25]=1;IF(OR(SUM([.AL24:.AN26];-1)=2;SUM([.AL24:.AN26];-1)=3);1;0);IF(SUM([.AL24:.AN26])=3;1;0))" office:value-type="float" office:value="1" calcext:value-type="float">
            <text:p>1</text:p>
          </table:table-cell>
          <table:table-cell table:style-name="ce39" table:formula="of:=IF([.AN25]=1;IF(OR(SUM([.AM24:.AO26];-1)=2;SUM([.AM24:.AO26];-1)=3);1;0);IF(SUM([.AM24:.AO26])=3;1;0))" office:value-type="float" office:value="0" calcext:value-type="float">
            <text:p>0</text:p>
          </table:table-cell>
          <table:table-cell table:style-name="ce39" table:formula="of:=IF([.AO25]=1;IF(OR(SUM([.AN24:.AP26];-1)=2;SUM([.AN24:.AP26];-1)=3);1;0);IF(SUM([.AN24:.AP26])=3;1;0))" office:value-type="float" office:value="1" calcext:value-type="float">
            <text:p>1</text:p>
          </table:table-cell>
          <table:table-cell table:style-name="ce39" table:formula="of:=IF([.AP25]=1;IF(OR(SUM([.AO24:.AQ26];-1)=2;SUM([.AO24:.AQ26];-1)=3);1;0);IF(SUM([.AO24:.AQ26])=3;1;0))" office:value-type="float" office:value="0" calcext:value-type="float">
            <text:p>0</text:p>
          </table:table-cell>
          <table:table-cell table:style-name="ce39" table:formula="of:=IF([.AQ25]=1;IF(OR(SUM([.AP24:.AR26];-1)=2;SUM([.AP24:.AR26];-1)=3);1;0);IF(SUM([.AP24:.AR26])=3;1;0))" office:value-type="float" office:value="0" calcext:value-type="float">
            <text:p>0</text:p>
          </table:table-cell>
          <table:table-cell table:style-name="ce39" table:formula="of:=IF([.AR25]=1;IF(OR(SUM([.AQ24:.AS26];-1)=2;SUM([.AQ24:.AS26];-1)=3);1;0);IF(SUM([.AQ24:.AS26])=3;1;0))" office:value-type="float" office:value="0" calcext:value-type="float">
            <text:p>0</text:p>
          </table:table-cell>
          <table:table-cell table:style-name="ce39" table:formula="of:=IF([.AS25]=1;IF(OR(SUM([.AR24:.AT26];-1)=2;SUM([.AR24:.AT26];-1)=3);1;0);IF(SUM([.AR24:.AT26])=3;1;0))" office:value-type="float" office:value="0" calcext:value-type="float">
            <text:p>0</text:p>
          </table:table-cell>
          <table:table-cell table:style-name="ce39" table:formula="of:=IF([.AT25]=1;IF(OR(SUM([.AS24:.AU26];-1)=2;SUM([.AS24:.AU26];-1)=3);1;0);IF(SUM([.AS24:.AU26])=3;1;0))" office:value-type="float" office:value="0" calcext:value-type="float">
            <text:p>0</text:p>
          </table:table-cell>
          <table:table-cell table:style-name="ce39" table:formula="of:=IF([.AU25]=1;IF(OR(SUM([.AT24:.AV26];-1)=2;SUM([.AT24:.AV26];-1)=3);1;0);IF(SUM([.AT24:.AV26])=3;1;0))" office:value-type="float" office:value="0" calcext:value-type="float">
            <text:p>0</text:p>
          </table:table-cell>
          <table:table-cell table:style-name="ce39" table:formula="of:=IF([.AV25]=1;IF(OR(SUM([.AU24:.AW26];-1)=2;SUM([.AU24:.AW26];-1)=3);1;0);IF(SUM([.AU24:.AW26])=3;1;0))" office:value-type="float" office:value="0" calcext:value-type="float">
            <text:p>0</text:p>
          </table:table-cell>
          <table:table-cell table:style-name="ce39" table:formula="of:=IF([.AW25]=1;IF(OR(SUM([.AV24:.AX26];-1)=2;SUM([.AV24:.AX26];-1)=3);1;0);IF(SUM([.AV24:.AX26])=3;1;0))" office:value-type="float" office:value="0" calcext:value-type="float">
            <text:p>0</text:p>
          </table:table-cell>
          <table:table-cell table:style-name="ce39" table:formula="of:=IF([.AX25]=1;IF(OR(SUM([.AW24:.AY26];-1)=2;SUM([.AW24:.AY26];-1)=3);1;0);IF(SUM([.AW24:.AY26])=3;1;0))" office:value-type="float" office:value="0" calcext:value-type="float">
            <text:p>0</text:p>
          </table:table-cell>
          <table:table-cell table:style-name="ce39" table:formula="of:=IF([.AY25]=1;IF(OR(SUM([.AX24:.AZ26];-1)=2;SUM([.AX24:.AZ26];-1)=3);1;0);IF(SUM([.AX24:.AZ26])=3;1;0))" office:value-type="float" office:value="0" calcext:value-type="float">
            <text:p>0</text:p>
          </table:table-cell>
          <table:table-cell table:style-name="ce39" table:formula="of:=IF([.AZ25]=1;IF(OR(SUM([.AY24:.BA26];-1)=2;SUM([.AY24:.BA26];-1)=3);1;0);IF(SUM([.AY24:.BA26])=3;1;0))" office:value-type="float" office:value="0" calcext:value-type="float">
            <text:p>0</text:p>
          </table:table-cell>
          <table:table-cell table:style-name="ce39" table:formula="of:=IF([.BA25]=1;IF(OR(SUM([.AZ24:.BB26];-1)=2;SUM([.AZ24:.BB26];-1)=3);1;0);IF(SUM([.AZ24:.BB26])=3;1;0))" office:value-type="float" office:value="0" calcext:value-type="float">
            <text:p>0</text:p>
          </table:table-cell>
          <table:table-cell table:style-name="ce39" table:formula="of:=IF([.BB25]=1;IF(OR(SUM([.BA24:.BC26];-1)=2;SUM([.BA24:.BC26];-1)=3);1;0);IF(SUM([.BA24:.BC26])=3;1;0))" office:value-type="float" office:value="0" calcext:value-type="float">
            <text:p>0</text:p>
          </table:table-cell>
          <table:table-cell table:style-name="ce39" table:formula="of:=IF([.BC25]=1;IF(OR(SUM([.BB24:.BD26];-1)=2;SUM([.BB24:.BD26];-1)=3);1;0);IF(SUM([.BB24:.BD26])=3;1;0))" office:value-type="float" office:value="0" calcext:value-type="float">
            <text:p>0</text:p>
          </table:table-cell>
          <table:table-cell table:style-name="ce39" table:formula="of:=IF([.BD25]=1;IF(OR(SUM([.BC24:.BE26];-1)=2;SUM([.BC24:.BE26];-1)=3);1;0);IF(SUM([.BC24:.BE26])=3;1;0))" office:value-type="float" office:value="0" calcext:value-type="float">
            <text:p>0</text:p>
          </table:table-cell>
          <table:table-cell table:style-name="ce39" table:formula="of:=IF([.BE25]=1;IF(OR(SUM([.BD24:.BF26];-1)=2;SUM([.BD24:.BF26];-1)=3);1;0);IF(SUM([.BD24:.BF26])=3;1;0)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39" table:formula="of:=IF([.C26]=1;IF(OR(SUM([.B25:.D27];-1)=2;SUM([.B25:.D27];-1)=3);1;0);IF(SUM([.B25:.D27])=3;1;0))" office:value-type="float" office:value="0" calcext:value-type="float">
            <text:p>0</text:p>
          </table:table-cell>
          <table:table-cell table:style-name="ce39" table:formula="of:=IF([.D26]=1;IF(OR(SUM([.C25:.E27];-1)=2;SUM([.C25:.E27];-1)=3);1;0);IF(SUM([.C25:.E27])=3;1;0))" office:value-type="float" office:value="1" calcext:value-type="float">
            <text:p>1</text:p>
          </table:table-cell>
          <table:table-cell table:style-name="ce39" table:formula="of:=IF([.E26]=1;IF(OR(SUM([.D25:.F27];-1)=2;SUM([.D25:.F27];-1)=3);1;0);IF(SUM([.D25:.F27])=3;1;0))" office:value-type="float" office:value="0" calcext:value-type="float">
            <text:p>0</text:p>
          </table:table-cell>
          <table:table-cell table:style-name="ce39" table:formula="of:=IF([.F26]=1;IF(OR(SUM([.E25:.G27];-1)=2;SUM([.E25:.G27];-1)=3);1;0);IF(SUM([.E25:.G27])=3;1;0))" office:value-type="float" office:value="0" calcext:value-type="float">
            <text:p>0</text:p>
          </table:table-cell>
          <table:table-cell table:style-name="ce39" table:formula="of:=IF([.G26]=1;IF(OR(SUM([.F25:.H27];-1)=2;SUM([.F25:.H27];-1)=3);1;0);IF(SUM([.F25:.H27])=3;1;0))" office:value-type="float" office:value="0" calcext:value-type="float">
            <text:p>0</text:p>
          </table:table-cell>
          <table:table-cell table:style-name="ce39" table:formula="of:=IF([.H26]=1;IF(OR(SUM([.G25:.I27];-1)=2;SUM([.G25:.I27];-1)=3);1;0);IF(SUM([.G25:.I27])=3;1;0))" office:value-type="float" office:value="0" calcext:value-type="float">
            <text:p>0</text:p>
          </table:table-cell>
          <table:table-cell table:style-name="ce39" table:formula="of:=IF([.I26]=1;IF(OR(SUM([.H25:.J27];-1)=2;SUM([.H25:.J27];-1)=3);1;0);IF(SUM([.H25:.J27])=3;1;0))" office:value-type="float" office:value="0" calcext:value-type="float">
            <text:p>0</text:p>
          </table:table-cell>
          <table:table-cell table:style-name="ce39" table:formula="of:=IF([.J26]=1;IF(OR(SUM([.I25:.K27];-1)=2;SUM([.I25:.K27];-1)=3);1;0);IF(SUM([.I25:.K27])=3;1;0))" office:value-type="float" office:value="0" calcext:value-type="float">
            <text:p>0</text:p>
          </table:table-cell>
          <table:table-cell table:style-name="ce39" table:formula="of:=IF([.K26]=1;IF(OR(SUM([.J25:.L27];-1)=2;SUM([.J25:.L27];-1)=3);1;0);IF(SUM([.J25:.L27])=3;1;0))" office:value-type="float" office:value="0" calcext:value-type="float">
            <text:p>0</text:p>
          </table:table-cell>
          <table:table-cell table:style-name="ce39" table:formula="of:=IF([.L26]=1;IF(OR(SUM([.K25:.M27];-1)=2;SUM([.K25:.M27];-1)=3);1;0);IF(SUM([.K25:.M27])=3;1;0))" office:value-type="float" office:value="0" calcext:value-type="float">
            <text:p>0</text:p>
          </table:table-cell>
          <table:table-cell table:style-name="ce39" table:formula="of:=IF([.M26]=1;IF(OR(SUM([.L25:.N27];-1)=2;SUM([.L25:.N27];-1)=3);1;0);IF(SUM([.L25:.N27])=3;1;0))" office:value-type="float" office:value="0" calcext:value-type="float">
            <text:p>0</text:p>
          </table:table-cell>
          <table:table-cell table:style-name="ce39" table:formula="of:=IF([.N26]=1;IF(OR(SUM([.M25:.O27];-1)=2;SUM([.M25:.O27];-1)=3);1;0);IF(SUM([.M25:.O27])=3;1;0))" office:value-type="float" office:value="0" calcext:value-type="float">
            <text:p>0</text:p>
          </table:table-cell>
          <table:table-cell table:style-name="ce39" table:formula="of:=IF([.O26]=1;IF(OR(SUM([.N25:.P27];-1)=2;SUM([.N25:.P27];-1)=3);1;0);IF(SUM([.N25:.P27])=3;1;0))" office:value-type="float" office:value="0" calcext:value-type="float">
            <text:p>0</text:p>
          </table:table-cell>
          <table:table-cell table:style-name="ce39" table:formula="of:=IF([.P26]=1;IF(OR(SUM([.O25:.Q27];-1)=2;SUM([.O25:.Q27];-1)=3);1;0);IF(SUM([.O25:.Q27])=3;1;0))" office:value-type="float" office:value="0" calcext:value-type="float">
            <text:p>0</text:p>
          </table:table-cell>
          <table:table-cell table:style-name="ce39" table:formula="of:=IF([.Q26]=1;IF(OR(SUM([.P25:.R27];-1)=2;SUM([.P25:.R27];-1)=3);1;0);IF(SUM([.P25:.R27])=3;1;0))" office:value-type="float" office:value="0" calcext:value-type="float">
            <text:p>0</text:p>
          </table:table-cell>
          <table:table-cell table:style-name="ce39" table:formula="of:=IF([.R26]=1;IF(OR(SUM([.Q25:.S27];-1)=2;SUM([.Q25:.S27];-1)=3);1;0);IF(SUM([.Q25:.S27])=3;1;0))" office:value-type="float" office:value="0" calcext:value-type="float">
            <text:p>0</text:p>
          </table:table-cell>
          <table:table-cell table:style-name="ce39" table:formula="of:=IF([.S26]=1;IF(OR(SUM([.R25:.T27];-1)=2;SUM([.R25:.T27];-1)=3);1;0);IF(SUM([.R25:.T27])=3;1;0))" office:value-type="float" office:value="0" calcext:value-type="float">
            <text:p>0</text:p>
          </table:table-cell>
          <table:table-cell table:style-name="ce39" table:formula="of:=IF([.T26]=1;IF(OR(SUM([.S25:.U27];-1)=2;SUM([.S25:.U27];-1)=3);1;0);IF(SUM([.S25:.U27])=3;1;0))" office:value-type="float" office:value="0" calcext:value-type="float">
            <text:p>0</text:p>
          </table:table-cell>
          <table:table-cell table:style-name="ce39" table:formula="of:=IF([.U26]=1;IF(OR(SUM([.T25:.V27];-1)=2;SUM([.T25:.V27];-1)=3);1;0);IF(SUM([.T25:.V27])=3;1;0))" office:value-type="float" office:value="0" calcext:value-type="float">
            <text:p>0</text:p>
          </table:table-cell>
          <table:table-cell table:style-name="ce39" table:formula="of:=IF([.V26]=1;IF(OR(SUM([.U25:.W27];-1)=2;SUM([.U25:.W27];-1)=3);1;0);IF(SUM([.U25:.W27])=3;1;0))" office:value-type="float" office:value="0" calcext:value-type="float">
            <text:p>0</text:p>
          </table:table-cell>
          <table:table-cell table:style-name="ce39" table:formula="of:=IF([.W26]=1;IF(OR(SUM([.V25:.X27];-1)=2;SUM([.V25:.X27];-1)=3);1;0);IF(SUM([.V25:.X27])=3;1;0))" office:value-type="float" office:value="0" calcext:value-type="float">
            <text:p>0</text:p>
          </table:table-cell>
          <table:table-cell table:style-name="ce39" table:formula="of:=IF([.X26]=1;IF(OR(SUM([.W25:.Y27];-1)=2;SUM([.W25:.Y27];-1)=3);1;0);IF(SUM([.W25:.Y27])=3;1;0))" office:value-type="float" office:value="0" calcext:value-type="float">
            <text:p>0</text:p>
          </table:table-cell>
          <table:table-cell table:style-name="ce39" table:formula="of:=IF([.Y26]=1;IF(OR(SUM([.X25:.Z27];-1)=2;SUM([.X25:.Z27];-1)=3);1;0);IF(SUM([.X25:.Z27])=3;1;0))" office:value-type="float" office:value="0" calcext:value-type="float">
            <text:p>0</text:p>
          </table:table-cell>
          <table:table-cell table:style-name="ce39" table:formula="of:=IF([.Z26]=1;IF(OR(SUM([.Y25:.AA27];-1)=2;SUM([.Y25:.AA27];-1)=3);1;0);IF(SUM([.Y25:.AA27])=3;1;0))" office:value-type="float" office:value="0" calcext:value-type="float">
            <text:p>0</text:p>
          </table:table-cell>
          <table:table-cell table:style-name="ce39" table:formula="of:=IF([.AA26]=1;IF(OR(SUM([.Z25:.AB27];-1)=2;SUM([.Z25:.AB27];-1)=3);1;0);IF(SUM([.Z25:.AB27])=3;1;0))" office:value-type="float" office:value="0" calcext:value-type="float">
            <text:p>0</text:p>
          </table:table-cell>
          <table:table-cell table:style-name="ce39" table:formula="of:=IF([.AB26]=1;IF(OR(SUM([.AA25:.AC27];-1)=2;SUM([.AA25:.AC27];-1)=3);1;0);IF(SUM([.AA25:.AC27])=3;1;0))" office:value-type="float" office:value="0" calcext:value-type="float">
            <text:p>0</text:p>
          </table:table-cell>
          <table:table-cell table:style-name="ce39" table:formula="of:=IF([.AC26]=1;IF(OR(SUM([.AB25:.AD27];-1)=2;SUM([.AB25:.AD27];-1)=3);1;0);IF(SUM([.AB25:.AD27])=3;1;0))" office:value-type="float" office:value="1" calcext:value-type="float">
            <text:p>1</text:p>
          </table:table-cell>
          <table:table-cell table:style-name="ce39" table:formula="of:=IF([.AD26]=1;IF(OR(SUM([.AC25:.AE27];-1)=2;SUM([.AC25:.AE27];-1)=3);1;0);IF(SUM([.AC25:.AE27])=3;1;0))" office:value-type="float" office:value="1" calcext:value-type="float">
            <text:p>1</text:p>
          </table:table-cell>
          <table:table-cell table:style-name="ce39" table:formula="of:=IF([.AE26]=1;IF(OR(SUM([.AD25:.AF27];-1)=2;SUM([.AD25:.AF27];-1)=3);1;0);IF(SUM([.AD25:.AF27])=3;1;0))" office:value-type="float" office:value="0" calcext:value-type="float">
            <text:p>0</text:p>
          </table:table-cell>
          <table:table-cell table:style-name="ce39" table:formula="of:=IF([.AF26]=1;IF(OR(SUM([.AE25:.AG27];-1)=2;SUM([.AE25:.AG27];-1)=3);1;0);IF(SUM([.AE25:.AG27])=3;1;0))" office:value-type="float" office:value="0" calcext:value-type="float">
            <text:p>0</text:p>
          </table:table-cell>
          <table:table-cell table:style-name="ce39" table:formula="of:=IF([.AG26]=1;IF(OR(SUM([.AF25:.AH27];-1)=2;SUM([.AF25:.AH27];-1)=3);1;0);IF(SUM([.AF25:.AH27])=3;1;0))" office:value-type="float" office:value="0" calcext:value-type="float">
            <text:p>0</text:p>
          </table:table-cell>
          <table:table-cell table:style-name="ce39" table:formula="of:=IF([.AH26]=1;IF(OR(SUM([.AG25:.AI27];-1)=2;SUM([.AG25:.AI27];-1)=3);1;0);IF(SUM([.AG25:.AI27])=3;1;0))" office:value-type="float" office:value="0" calcext:value-type="float">
            <text:p>0</text:p>
          </table:table-cell>
          <table:table-cell table:style-name="ce39" table:formula="of:=IF([.AI26]=1;IF(OR(SUM([.AH25:.AJ27];-1)=2;SUM([.AH25:.AJ27];-1)=3);1;0);IF(SUM([.AH25:.AJ27])=3;1;0))" office:value-type="float" office:value="0" calcext:value-type="float">
            <text:p>0</text:p>
          </table:table-cell>
          <table:table-cell table:style-name="ce39" table:formula="of:=IF([.AJ26]=1;IF(OR(SUM([.AI25:.AK27];-1)=2;SUM([.AI25:.AK27];-1)=3);1;0);IF(SUM([.AI25:.AK27])=3;1;0))" office:value-type="float" office:value="0" calcext:value-type="float">
            <text:p>0</text:p>
          </table:table-cell>
          <table:table-cell table:style-name="ce39" table:formula="of:=IF([.AK26]=1;IF(OR(SUM([.AJ25:.AL27];-1)=2;SUM([.AJ25:.AL27];-1)=3);1;0);IF(SUM([.AJ25:.AL27])=3;1;0))" office:value-type="float" office:value="0" calcext:value-type="float">
            <text:p>0</text:p>
          </table:table-cell>
          <table:table-cell table:style-name="ce39" table:formula="of:=IF([.AL26]=1;IF(OR(SUM([.AK25:.AM27];-1)=2;SUM([.AK25:.AM27];-1)=3);1;0);IF(SUM([.AK25:.AM27])=3;1;0))" office:value-type="float" office:value="1" calcext:value-type="float">
            <text:p>1</text:p>
          </table:table-cell>
          <table:table-cell table:style-name="ce39" table:formula="of:=IF([.AM26]=1;IF(OR(SUM([.AL25:.AN27];-1)=2;SUM([.AL25:.AN27];-1)=3);1;0);IF(SUM([.AL25:.AN27])=3;1;0))" office:value-type="float" office:value="0" calcext:value-type="float">
            <text:p>0</text:p>
          </table:table-cell>
          <table:table-cell table:style-name="ce39" table:formula="of:=IF([.AN26]=1;IF(OR(SUM([.AM25:.AO27];-1)=2;SUM([.AM25:.AO27];-1)=3);1;0);IF(SUM([.AM25:.AO27])=3;1;0))" office:value-type="float" office:value="1" calcext:value-type="float">
            <text:p>1</text:p>
          </table:table-cell>
          <table:table-cell table:style-name="ce39" table:formula="of:=IF([.AO26]=1;IF(OR(SUM([.AN25:.AP27];-1)=2;SUM([.AN25:.AP27];-1)=3);1;0);IF(SUM([.AN25:.AP27])=3;1;0))" office:value-type="float" office:value="1" calcext:value-type="float">
            <text:p>1</text:p>
          </table:table-cell>
          <table:table-cell table:style-name="ce39" table:formula="of:=IF([.AP26]=1;IF(OR(SUM([.AO25:.AQ27];-1)=2;SUM([.AO25:.AQ27];-1)=3);1;0);IF(SUM([.AO25:.AQ27])=3;1;0))" office:value-type="float" office:value="0" calcext:value-type="float">
            <text:p>0</text:p>
          </table:table-cell>
          <table:table-cell table:style-name="ce39" table:formula="of:=IF([.AQ26]=1;IF(OR(SUM([.AP25:.AR27];-1)=2;SUM([.AP25:.AR27];-1)=3);1;0);IF(SUM([.AP25:.AR27])=3;1;0))" office:value-type="float" office:value="0" calcext:value-type="float">
            <text:p>0</text:p>
          </table:table-cell>
          <table:table-cell table:style-name="ce39" table:formula="of:=IF([.AR26]=1;IF(OR(SUM([.AQ25:.AS27];-1)=2;SUM([.AQ25:.AS27];-1)=3);1;0);IF(SUM([.AQ25:.AS27])=3;1;0))" office:value-type="float" office:value="0" calcext:value-type="float">
            <text:p>0</text:p>
          </table:table-cell>
          <table:table-cell table:style-name="ce39" table:formula="of:=IF([.AS26]=1;IF(OR(SUM([.AR25:.AT27];-1)=2;SUM([.AR25:.AT27];-1)=3);1;0);IF(SUM([.AR25:.AT27])=3;1;0))" office:value-type="float" office:value="0" calcext:value-type="float">
            <text:p>0</text:p>
          </table:table-cell>
          <table:table-cell table:style-name="ce39" table:formula="of:=IF([.AT26]=1;IF(OR(SUM([.AS25:.AU27];-1)=2;SUM([.AS25:.AU27];-1)=3);1;0);IF(SUM([.AS25:.AU27])=3;1;0))" office:value-type="float" office:value="0" calcext:value-type="float">
            <text:p>0</text:p>
          </table:table-cell>
          <table:table-cell table:style-name="ce39" table:formula="of:=IF([.AU26]=1;IF(OR(SUM([.AT25:.AV27];-1)=2;SUM([.AT25:.AV27];-1)=3);1;0);IF(SUM([.AT25:.AV27])=3;1;0))" office:value-type="float" office:value="0" calcext:value-type="float">
            <text:p>0</text:p>
          </table:table-cell>
          <table:table-cell table:style-name="ce39" table:formula="of:=IF([.AV26]=1;IF(OR(SUM([.AU25:.AW27];-1)=2;SUM([.AU25:.AW27];-1)=3);1;0);IF(SUM([.AU25:.AW27])=3;1;0))" office:value-type="float" office:value="0" calcext:value-type="float">
            <text:p>0</text:p>
          </table:table-cell>
          <table:table-cell table:style-name="ce39" table:formula="of:=IF([.AW26]=1;IF(OR(SUM([.AV25:.AX27];-1)=2;SUM([.AV25:.AX27];-1)=3);1;0);IF(SUM([.AV25:.AX27])=3;1;0))" office:value-type="float" office:value="0" calcext:value-type="float">
            <text:p>0</text:p>
          </table:table-cell>
          <table:table-cell table:style-name="ce39" table:formula="of:=IF([.AX26]=1;IF(OR(SUM([.AW25:.AY27];-1)=2;SUM([.AW25:.AY27];-1)=3);1;0);IF(SUM([.AW25:.AY27])=3;1;0))" office:value-type="float" office:value="0" calcext:value-type="float">
            <text:p>0</text:p>
          </table:table-cell>
          <table:table-cell table:style-name="ce39" table:formula="of:=IF([.AY26]=1;IF(OR(SUM([.AX25:.AZ27];-1)=2;SUM([.AX25:.AZ27];-1)=3);1;0);IF(SUM([.AX25:.AZ27])=3;1;0))" office:value-type="float" office:value="0" calcext:value-type="float">
            <text:p>0</text:p>
          </table:table-cell>
          <table:table-cell table:style-name="ce39" table:formula="of:=IF([.AZ26]=1;IF(OR(SUM([.AY25:.BA27];-1)=2;SUM([.AY25:.BA27];-1)=3);1;0);IF(SUM([.AY25:.BA27])=3;1;0))" office:value-type="float" office:value="1" calcext:value-type="float">
            <text:p>1</text:p>
          </table:table-cell>
          <table:table-cell table:style-name="ce39" table:formula="of:=IF([.BA26]=1;IF(OR(SUM([.AZ25:.BB27];-1)=2;SUM([.AZ25:.BB27];-1)=3);1;0);IF(SUM([.AZ25:.BB27])=3;1;0))" office:value-type="float" office:value="1" calcext:value-type="float">
            <text:p>1</text:p>
          </table:table-cell>
          <table:table-cell table:style-name="ce39" table:formula="of:=IF([.BB26]=1;IF(OR(SUM([.BA25:.BC27];-1)=2;SUM([.BA25:.BC27];-1)=3);1;0);IF(SUM([.BA25:.BC27])=3;1;0))" office:value-type="float" office:value="0" calcext:value-type="float">
            <text:p>0</text:p>
          </table:table-cell>
          <table:table-cell table:style-name="ce39" table:formula="of:=IF([.BC26]=1;IF(OR(SUM([.BB25:.BD27];-1)=2;SUM([.BB25:.BD27];-1)=3);1;0);IF(SUM([.BB25:.BD27])=3;1;0))" office:value-type="float" office:value="0" calcext:value-type="float">
            <text:p>0</text:p>
          </table:table-cell>
          <table:table-cell table:style-name="ce39" table:formula="of:=IF([.BD26]=1;IF(OR(SUM([.BC25:.BE27];-1)=2;SUM([.BC25:.BE27];-1)=3);1;0);IF(SUM([.BC25:.BE27])=3;1;0))" office:value-type="float" office:value="0" calcext:value-type="float">
            <text:p>0</text:p>
          </table:table-cell>
          <table:table-cell table:style-name="ce39" table:formula="of:=IF([.BE26]=1;IF(OR(SUM([.BD25:.BF27];-1)=2;SUM([.BD25:.BF27];-1)=3);1;0);IF(SUM([.BD25:.BF27])=3;1;0)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39" table:formula="of:=IF([.C27]=1;IF(OR(SUM([.B26:.D28];-1)=2;SUM([.B26:.D28];-1)=3);1;0);IF(SUM([.B26:.D28])=3;1;0))" office:value-type="float" office:value="0" calcext:value-type="float">
            <text:p>0</text:p>
          </table:table-cell>
          <table:table-cell table:style-name="ce39" table:formula="of:=IF([.D27]=1;IF(OR(SUM([.C26:.E28];-1)=2;SUM([.C26:.E28];-1)=3);1;0);IF(SUM([.C26:.E28])=3;1;0))" office:value-type="float" office:value="0" calcext:value-type="float">
            <text:p>0</text:p>
          </table:table-cell>
          <table:table-cell table:style-name="ce39" table:formula="of:=IF([.E27]=1;IF(OR(SUM([.D26:.F28];-1)=2;SUM([.D26:.F28];-1)=3);1;0);IF(SUM([.D26:.F28])=3;1;0))" office:value-type="float" office:value="0" calcext:value-type="float">
            <text:p>0</text:p>
          </table:table-cell>
          <table:table-cell table:style-name="ce39" table:formula="of:=IF([.F27]=1;IF(OR(SUM([.E26:.G28];-1)=2;SUM([.E26:.G28];-1)=3);1;0);IF(SUM([.E26:.G28])=3;1;0))" office:value-type="float" office:value="0" calcext:value-type="float">
            <text:p>0</text:p>
          </table:table-cell>
          <table:table-cell table:style-name="ce39" table:formula="of:=IF([.G27]=1;IF(OR(SUM([.F26:.H28];-1)=2;SUM([.F26:.H28];-1)=3);1;0);IF(SUM([.F26:.H28])=3;1;0))" office:value-type="float" office:value="0" calcext:value-type="float">
            <text:p>0</text:p>
          </table:table-cell>
          <table:table-cell table:style-name="ce39" table:formula="of:=IF([.H27]=1;IF(OR(SUM([.G26:.I28];-1)=2;SUM([.G26:.I28];-1)=3);1;0);IF(SUM([.G26:.I28])=3;1;0))" office:value-type="float" office:value="0" calcext:value-type="float">
            <text:p>0</text:p>
          </table:table-cell>
          <table:table-cell table:style-name="ce39" table:formula="of:=IF([.I27]=1;IF(OR(SUM([.H26:.J28];-1)=2;SUM([.H26:.J28];-1)=3);1;0);IF(SUM([.H26:.J28])=3;1;0))" office:value-type="float" office:value="0" calcext:value-type="float">
            <text:p>0</text:p>
          </table:table-cell>
          <table:table-cell table:style-name="ce39" table:formula="of:=IF([.J27]=1;IF(OR(SUM([.I26:.K28];-1)=2;SUM([.I26:.K28];-1)=3);1;0);IF(SUM([.I26:.K28])=3;1;0))" office:value-type="float" office:value="0" calcext:value-type="float">
            <text:p>0</text:p>
          </table:table-cell>
          <table:table-cell table:style-name="ce39" table:formula="of:=IF([.K27]=1;IF(OR(SUM([.J26:.L28];-1)=2;SUM([.J26:.L28];-1)=3);1;0);IF(SUM([.J26:.L28])=3;1;0))" office:value-type="float" office:value="0" calcext:value-type="float">
            <text:p>0</text:p>
          </table:table-cell>
          <table:table-cell table:style-name="ce39" table:formula="of:=IF([.L27]=1;IF(OR(SUM([.K26:.M28];-1)=2;SUM([.K26:.M28];-1)=3);1;0);IF(SUM([.K26:.M28])=3;1;0))" office:value-type="float" office:value="0" calcext:value-type="float">
            <text:p>0</text:p>
          </table:table-cell>
          <table:table-cell table:style-name="ce39" table:formula="of:=IF([.M27]=1;IF(OR(SUM([.L26:.N28];-1)=2;SUM([.L26:.N28];-1)=3);1;0);IF(SUM([.L26:.N28])=3;1;0))" office:value-type="float" office:value="0" calcext:value-type="float">
            <text:p>0</text:p>
          </table:table-cell>
          <table:table-cell table:style-name="ce39" table:formula="of:=IF([.N27]=1;IF(OR(SUM([.M26:.O28];-1)=2;SUM([.M26:.O28];-1)=3);1;0);IF(SUM([.M26:.O28])=3;1;0))" office:value-type="float" office:value="0" calcext:value-type="float">
            <text:p>0</text:p>
          </table:table-cell>
          <table:table-cell table:style-name="ce39" table:formula="of:=IF([.O27]=1;IF(OR(SUM([.N26:.P28];-1)=2;SUM([.N26:.P28];-1)=3);1;0);IF(SUM([.N26:.P28])=3;1;0))" office:value-type="float" office:value="0" calcext:value-type="float">
            <text:p>0</text:p>
          </table:table-cell>
          <table:table-cell table:style-name="ce39" table:formula="of:=IF([.P27]=1;IF(OR(SUM([.O26:.Q28];-1)=2;SUM([.O26:.Q28];-1)=3);1;0);IF(SUM([.O26:.Q28])=3;1;0))" office:value-type="float" office:value="0" calcext:value-type="float">
            <text:p>0</text:p>
          </table:table-cell>
          <table:table-cell table:style-name="ce39" table:formula="of:=IF([.Q27]=1;IF(OR(SUM([.P26:.R28];-1)=2;SUM([.P26:.R28];-1)=3);1;0);IF(SUM([.P26:.R28])=3;1;0))" office:value-type="float" office:value="0" calcext:value-type="float">
            <text:p>0</text:p>
          </table:table-cell>
          <table:table-cell table:style-name="ce39" table:formula="of:=IF([.R27]=1;IF(OR(SUM([.Q26:.S28];-1)=2;SUM([.Q26:.S28];-1)=3);1;0);IF(SUM([.Q26:.S28])=3;1;0))" office:value-type="float" office:value="0" calcext:value-type="float">
            <text:p>0</text:p>
          </table:table-cell>
          <table:table-cell table:style-name="ce39" table:formula="of:=IF([.S27]=1;IF(OR(SUM([.R26:.T28];-1)=2;SUM([.R26:.T28];-1)=3);1;0);IF(SUM([.R26:.T28])=3;1;0))" office:value-type="float" office:value="0" calcext:value-type="float">
            <text:p>0</text:p>
          </table:table-cell>
          <table:table-cell table:style-name="ce39" table:formula="of:=IF([.T27]=1;IF(OR(SUM([.S26:.U28];-1)=2;SUM([.S26:.U28];-1)=3);1;0);IF(SUM([.S26:.U28])=3;1;0))" office:value-type="float" office:value="0" calcext:value-type="float">
            <text:p>0</text:p>
          </table:table-cell>
          <table:table-cell table:style-name="ce39" table:formula="of:=IF([.U27]=1;IF(OR(SUM([.T26:.V28];-1)=2;SUM([.T26:.V28];-1)=3);1;0);IF(SUM([.T26:.V28])=3;1;0))" office:value-type="float" office:value="0" calcext:value-type="float">
            <text:p>0</text:p>
          </table:table-cell>
          <table:table-cell table:style-name="ce39" table:formula="of:=IF([.V27]=1;IF(OR(SUM([.U26:.W28];-1)=2;SUM([.U26:.W28];-1)=3);1;0);IF(SUM([.U26:.W28])=3;1;0))" office:value-type="float" office:value="0" calcext:value-type="float">
            <text:p>0</text:p>
          </table:table-cell>
          <table:table-cell table:style-name="ce39" table:formula="of:=IF([.W27]=1;IF(OR(SUM([.V26:.X28];-1)=2;SUM([.V26:.X28];-1)=3);1;0);IF(SUM([.V26:.X28])=3;1;0))" office:value-type="float" office:value="0" calcext:value-type="float">
            <text:p>0</text:p>
          </table:table-cell>
          <table:table-cell table:style-name="ce39" table:formula="of:=IF([.X27]=1;IF(OR(SUM([.W26:.Y28];-1)=2;SUM([.W26:.Y28];-1)=3);1;0);IF(SUM([.W26:.Y28])=3;1;0))" office:value-type="float" office:value="0" calcext:value-type="float">
            <text:p>0</text:p>
          </table:table-cell>
          <table:table-cell table:style-name="ce39" table:formula="of:=IF([.Y27]=1;IF(OR(SUM([.X26:.Z28];-1)=2;SUM([.X26:.Z28];-1)=3);1;0);IF(SUM([.X26:.Z28])=3;1;0))" office:value-type="float" office:value="0" calcext:value-type="float">
            <text:p>0</text:p>
          </table:table-cell>
          <table:table-cell table:style-name="ce39" table:formula="of:=IF([.Z27]=1;IF(OR(SUM([.Y26:.AA28];-1)=2;SUM([.Y26:.AA28];-1)=3);1;0);IF(SUM([.Y26:.AA28])=3;1;0))" office:value-type="float" office:value="0" calcext:value-type="float">
            <text:p>0</text:p>
          </table:table-cell>
          <table:table-cell table:style-name="ce39" table:formula="of:=IF([.AA27]=1;IF(OR(SUM([.Z26:.AB28];-1)=2;SUM([.Z26:.AB28];-1)=3);1;0);IF(SUM([.Z26:.AB28])=3;1;0))" office:value-type="float" office:value="0" calcext:value-type="float">
            <text:p>0</text:p>
          </table:table-cell>
          <table:table-cell table:style-name="ce39" table:formula="of:=IF([.AB27]=1;IF(OR(SUM([.AA26:.AC28];-1)=2;SUM([.AA26:.AC28];-1)=3);1;0);IF(SUM([.AA26:.AC28])=3;1;0))" office:value-type="float" office:value="1" calcext:value-type="float">
            <text:p>1</text:p>
          </table:table-cell>
          <table:table-cell table:style-name="ce39" table:formula="of:=IF([.AC27]=1;IF(OR(SUM([.AB26:.AD28];-1)=2;SUM([.AB26:.AD28];-1)=3);1;0);IF(SUM([.AB26:.AD28])=3;1;0))" office:value-type="float" office:value="0" calcext:value-type="float">
            <text:p>0</text:p>
          </table:table-cell>
          <table:table-cell table:style-name="ce39" table:formula="of:=IF([.AD27]=1;IF(OR(SUM([.AC26:.AE28];-1)=2;SUM([.AC26:.AE28];-1)=3);1;0);IF(SUM([.AC26:.AE28])=3;1;0))" office:value-type="float" office:value="1" calcext:value-type="float">
            <text:p>1</text:p>
          </table:table-cell>
          <table:table-cell table:style-name="ce39" table:formula="of:=IF([.AE27]=1;IF(OR(SUM([.AD26:.AF28];-1)=2;SUM([.AD26:.AF28];-1)=3);1;0);IF(SUM([.AD26:.AF28])=3;1;0))" office:value-type="float" office:value="0" calcext:value-type="float">
            <text:p>0</text:p>
          </table:table-cell>
          <table:table-cell table:style-name="ce39" table:formula="of:=IF([.AF27]=1;IF(OR(SUM([.AE26:.AG28];-1)=2;SUM([.AE26:.AG28];-1)=3);1;0);IF(SUM([.AE26:.AG28])=3;1;0))" office:value-type="float" office:value="0" calcext:value-type="float">
            <text:p>0</text:p>
          </table:table-cell>
          <table:table-cell table:style-name="ce39" table:formula="of:=IF([.AG27]=1;IF(OR(SUM([.AF26:.AH28];-1)=2;SUM([.AF26:.AH28];-1)=3);1;0);IF(SUM([.AF26:.AH28])=3;1;0))" office:value-type="float" office:value="0" calcext:value-type="float">
            <text:p>0</text:p>
          </table:table-cell>
          <table:table-cell table:style-name="ce39" table:formula="of:=IF([.AH27]=1;IF(OR(SUM([.AG26:.AI28];-1)=2;SUM([.AG26:.AI28];-1)=3);1;0);IF(SUM([.AG26:.AI28])=3;1;0))" office:value-type="float" office:value="0" calcext:value-type="float">
            <text:p>0</text:p>
          </table:table-cell>
          <table:table-cell table:style-name="ce39" table:formula="of:=IF([.AI27]=1;IF(OR(SUM([.AH26:.AJ28];-1)=2;SUM([.AH26:.AJ28];-1)=3);1;0);IF(SUM([.AH26:.AJ28])=3;1;0))" office:value-type="float" office:value="0" calcext:value-type="float">
            <text:p>0</text:p>
          </table:table-cell>
          <table:table-cell table:style-name="ce39" table:formula="of:=IF([.AJ27]=1;IF(OR(SUM([.AI26:.AK28];-1)=2;SUM([.AI26:.AK28];-1)=3);1;0);IF(SUM([.AI26:.AK28])=3;1;0))" office:value-type="float" office:value="0" calcext:value-type="float">
            <text:p>0</text:p>
          </table:table-cell>
          <table:table-cell table:style-name="ce39" table:formula="of:=IF([.AK27]=1;IF(OR(SUM([.AJ26:.AL28];-1)=2;SUM([.AJ26:.AL28];-1)=3);1;0);IF(SUM([.AJ26:.AL28])=3;1;0))" office:value-type="float" office:value="1" calcext:value-type="float">
            <text:p>1</text:p>
          </table:table-cell>
          <table:table-cell table:style-name="ce39" table:formula="of:=IF([.AL27]=1;IF(OR(SUM([.AK26:.AM28];-1)=2;SUM([.AK26:.AM28];-1)=3);1;0);IF(SUM([.AK26:.AM28])=3;1;0))" office:value-type="float" office:value="1" calcext:value-type="float">
            <text:p>1</text:p>
          </table:table-cell>
          <table:table-cell table:style-name="ce39" table:formula="of:=IF([.AM27]=1;IF(OR(SUM([.AL26:.AN28];-1)=2;SUM([.AL26:.AN28];-1)=3);1;0);IF(SUM([.AL26:.AN28])=3;1;0))" office:value-type="float" office:value="0" calcext:value-type="float">
            <text:p>0</text:p>
          </table:table-cell>
          <table:table-cell table:style-name="ce39" table:formula="of:=IF([.AN27]=1;IF(OR(SUM([.AM26:.AO28];-1)=2;SUM([.AM26:.AO28];-1)=3);1;0);IF(SUM([.AM26:.AO28])=3;1;0))" office:value-type="float" office:value="1" calcext:value-type="float">
            <text:p>1</text:p>
          </table:table-cell>
          <table:table-cell table:style-name="ce39" table:formula="of:=IF([.AO27]=1;IF(OR(SUM([.AN26:.AP28];-1)=2;SUM([.AN26:.AP28];-1)=3);1;0);IF(SUM([.AN26:.AP28])=3;1;0))" office:value-type="float" office:value="1" calcext:value-type="float">
            <text:p>1</text:p>
          </table:table-cell>
          <table:table-cell table:style-name="ce39" table:formula="of:=IF([.AP27]=1;IF(OR(SUM([.AO26:.AQ28];-1)=2;SUM([.AO26:.AQ28];-1)=3);1;0);IF(SUM([.AO26:.AQ28])=3;1;0))" office:value-type="float" office:value="0" calcext:value-type="float">
            <text:p>0</text:p>
          </table:table-cell>
          <table:table-cell table:style-name="ce39" table:formula="of:=IF([.AQ27]=1;IF(OR(SUM([.AP26:.AR28];-1)=2;SUM([.AP26:.AR28];-1)=3);1;0);IF(SUM([.AP26:.AR28])=3;1;0))" office:value-type="float" office:value="0" calcext:value-type="float">
            <text:p>0</text:p>
          </table:table-cell>
          <table:table-cell table:style-name="ce39" table:formula="of:=IF([.AR27]=1;IF(OR(SUM([.AQ26:.AS28];-1)=2;SUM([.AQ26:.AS28];-1)=3);1;0);IF(SUM([.AQ26:.AS28])=3;1;0))" office:value-type="float" office:value="0" calcext:value-type="float">
            <text:p>0</text:p>
          </table:table-cell>
          <table:table-cell table:style-name="ce39" table:formula="of:=IF([.AS27]=1;IF(OR(SUM([.AR26:.AT28];-1)=2;SUM([.AR26:.AT28];-1)=3);1;0);IF(SUM([.AR26:.AT28])=3;1;0))" office:value-type="float" office:value="0" calcext:value-type="float">
            <text:p>0</text:p>
          </table:table-cell>
          <table:table-cell table:style-name="ce39" table:formula="of:=IF([.AT27]=1;IF(OR(SUM([.AS26:.AU28];-1)=2;SUM([.AS26:.AU28];-1)=3);1;0);IF(SUM([.AS26:.AU28])=3;1;0))" office:value-type="float" office:value="0" calcext:value-type="float">
            <text:p>0</text:p>
          </table:table-cell>
          <table:table-cell table:style-name="ce39" table:formula="of:=IF([.AU27]=1;IF(OR(SUM([.AT26:.AV28];-1)=2;SUM([.AT26:.AV28];-1)=3);1;0);IF(SUM([.AT26:.AV28])=3;1;0))" office:value-type="float" office:value="0" calcext:value-type="float">
            <text:p>0</text:p>
          </table:table-cell>
          <table:table-cell table:style-name="ce39" table:formula="of:=IF([.AV27]=1;IF(OR(SUM([.AU26:.AW28];-1)=2;SUM([.AU26:.AW28];-1)=3);1;0);IF(SUM([.AU26:.AW28])=3;1;0))" office:value-type="float" office:value="0" calcext:value-type="float">
            <text:p>0</text:p>
          </table:table-cell>
          <table:table-cell table:style-name="ce39" table:formula="of:=IF([.AW27]=1;IF(OR(SUM([.AV26:.AX28];-1)=2;SUM([.AV26:.AX28];-1)=3);1;0);IF(SUM([.AV26:.AX28])=3;1;0))" office:value-type="float" office:value="0" calcext:value-type="float">
            <text:p>0</text:p>
          </table:table-cell>
          <table:table-cell table:style-name="ce39" table:formula="of:=IF([.AX27]=1;IF(OR(SUM([.AW26:.AY28];-1)=2;SUM([.AW26:.AY28];-1)=3);1;0);IF(SUM([.AW26:.AY28])=3;1;0))" office:value-type="float" office:value="0" calcext:value-type="float">
            <text:p>0</text:p>
          </table:table-cell>
          <table:table-cell table:style-name="ce39" table:formula="of:=IF([.AY27]=1;IF(OR(SUM([.AX26:.AZ28];-1)=2;SUM([.AX26:.AZ28];-1)=3);1;0);IF(SUM([.AX26:.AZ28])=3;1;0))" office:value-type="float" office:value="0" calcext:value-type="float">
            <text:p>0</text:p>
          </table:table-cell>
          <table:table-cell table:style-name="ce39" table:formula="of:=IF([.AZ27]=1;IF(OR(SUM([.AY26:.BA28];-1)=2;SUM([.AY26:.BA28];-1)=3);1;0);IF(SUM([.AY26:.BA28])=3;1;0))" office:value-type="float" office:value="1" calcext:value-type="float">
            <text:p>1</text:p>
          </table:table-cell>
          <table:table-cell table:style-name="ce39" table:formula="of:=IF([.BA27]=1;IF(OR(SUM([.AZ26:.BB28];-1)=2;SUM([.AZ26:.BB28];-1)=3);1;0);IF(SUM([.AZ26:.BB28])=3;1;0))" office:value-type="float" office:value="1" calcext:value-type="float">
            <text:p>1</text:p>
          </table:table-cell>
          <table:table-cell table:style-name="ce39" table:formula="of:=IF([.BB27]=1;IF(OR(SUM([.BA26:.BC28];-1)=2;SUM([.BA26:.BC28];-1)=3);1;0);IF(SUM([.BA26:.BC28])=3;1;0))" office:value-type="float" office:value="0" calcext:value-type="float">
            <text:p>0</text:p>
          </table:table-cell>
          <table:table-cell table:style-name="ce39" table:formula="of:=IF([.BC27]=1;IF(OR(SUM([.BB26:.BD28];-1)=2;SUM([.BB26:.BD28];-1)=3);1;0);IF(SUM([.BB26:.BD28])=3;1;0))" office:value-type="float" office:value="0" calcext:value-type="float">
            <text:p>0</text:p>
          </table:table-cell>
          <table:table-cell table:style-name="ce39" table:formula="of:=IF([.BD27]=1;IF(OR(SUM([.BC26:.BE28];-1)=2;SUM([.BC26:.BE28];-1)=3);1;0);IF(SUM([.BC26:.BE28])=3;1;0))" office:value-type="float" office:value="0" calcext:value-type="float">
            <text:p>0</text:p>
          </table:table-cell>
          <table:table-cell table:style-name="ce39" table:formula="of:=IF([.BE27]=1;IF(OR(SUM([.BD26:.BF28];-1)=2;SUM([.BD26:.BF28];-1)=3);1;0);IF(SUM([.BD26:.BF28])=3;1;0)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39" table:formula="of:=IF([.C28]=1;IF(OR(SUM([.B27:.D29];-1)=2;SUM([.B27:.D29];-1)=3);1;0);IF(SUM([.B27:.D29])=3;1;0))" office:value-type="float" office:value="0" calcext:value-type="float">
            <text:p>0</text:p>
          </table:table-cell>
          <table:table-cell table:style-name="ce39" table:formula="of:=IF([.D28]=1;IF(OR(SUM([.C27:.E29];-1)=2;SUM([.C27:.E29];-1)=3);1;0);IF(SUM([.C27:.E29])=3;1;0))" office:value-type="float" office:value="0" calcext:value-type="float">
            <text:p>0</text:p>
          </table:table-cell>
          <table:table-cell table:style-name="ce39" table:formula="of:=IF([.E28]=1;IF(OR(SUM([.D27:.F29];-1)=2;SUM([.D27:.F29];-1)=3);1;0);IF(SUM([.D27:.F29])=3;1;0))" office:value-type="float" office:value="0" calcext:value-type="float">
            <text:p>0</text:p>
          </table:table-cell>
          <table:table-cell table:style-name="ce39" table:formula="of:=IF([.F28]=1;IF(OR(SUM([.E27:.G29];-1)=2;SUM([.E27:.G29];-1)=3);1;0);IF(SUM([.E27:.G29])=3;1;0))" office:value-type="float" office:value="0" calcext:value-type="float">
            <text:p>0</text:p>
          </table:table-cell>
          <table:table-cell table:style-name="ce39" table:formula="of:=IF([.G28]=1;IF(OR(SUM([.F27:.H29];-1)=2;SUM([.F27:.H29];-1)=3);1;0);IF(SUM([.F27:.H29])=3;1;0))" office:value-type="float" office:value="0" calcext:value-type="float">
            <text:p>0</text:p>
          </table:table-cell>
          <table:table-cell table:style-name="ce39" table:formula="of:=IF([.H28]=1;IF(OR(SUM([.G27:.I29];-1)=2;SUM([.G27:.I29];-1)=3);1;0);IF(SUM([.G27:.I29])=3;1;0))" office:value-type="float" office:value="0" calcext:value-type="float">
            <text:p>0</text:p>
          </table:table-cell>
          <table:table-cell table:style-name="ce39" table:formula="of:=IF([.I28]=1;IF(OR(SUM([.H27:.J29];-1)=2;SUM([.H27:.J29];-1)=3);1;0);IF(SUM([.H27:.J29])=3;1;0))" office:value-type="float" office:value="0" calcext:value-type="float">
            <text:p>0</text:p>
          </table:table-cell>
          <table:table-cell table:style-name="ce39" table:formula="of:=IF([.J28]=1;IF(OR(SUM([.I27:.K29];-1)=2;SUM([.I27:.K29];-1)=3);1;0);IF(SUM([.I27:.K29])=3;1;0))" office:value-type="float" office:value="0" calcext:value-type="float">
            <text:p>0</text:p>
          </table:table-cell>
          <table:table-cell table:style-name="ce39" table:formula="of:=IF([.K28]=1;IF(OR(SUM([.J27:.L29];-1)=2;SUM([.J27:.L29];-1)=3);1;0);IF(SUM([.J27:.L29])=3;1;0))" office:value-type="float" office:value="0" calcext:value-type="float">
            <text:p>0</text:p>
          </table:table-cell>
          <table:table-cell table:style-name="ce39" table:formula="of:=IF([.L28]=1;IF(OR(SUM([.K27:.M29];-1)=2;SUM([.K27:.M29];-1)=3);1;0);IF(SUM([.K27:.M29])=3;1;0))" office:value-type="float" office:value="1" calcext:value-type="float">
            <text:p>1</text:p>
          </table:table-cell>
          <table:table-cell table:style-name="ce39" table:formula="of:=IF([.M28]=1;IF(OR(SUM([.L27:.N29];-1)=2;SUM([.L27:.N29];-1)=3);1;0);IF(SUM([.L27:.N29])=3;1;0))" office:value-type="float" office:value="0" calcext:value-type="float">
            <text:p>0</text:p>
          </table:table-cell>
          <table:table-cell table:style-name="ce39" table:formula="of:=IF([.N28]=1;IF(OR(SUM([.M27:.O29];-1)=2;SUM([.M27:.O29];-1)=3);1;0);IF(SUM([.M27:.O29])=3;1;0))" office:value-type="float" office:value="0" calcext:value-type="float">
            <text:p>0</text:p>
          </table:table-cell>
          <table:table-cell table:style-name="ce39" table:formula="of:=IF([.O28]=1;IF(OR(SUM([.N27:.P29];-1)=2;SUM([.N27:.P29];-1)=3);1;0);IF(SUM([.N27:.P29])=3;1;0))" office:value-type="float" office:value="0" calcext:value-type="float">
            <text:p>0</text:p>
          </table:table-cell>
          <table:table-cell table:style-name="ce39" table:formula="of:=IF([.P28]=1;IF(OR(SUM([.O27:.Q29];-1)=2;SUM([.O27:.Q29];-1)=3);1;0);IF(SUM([.O27:.Q29])=3;1;0))" office:value-type="float" office:value="0" calcext:value-type="float">
            <text:p>0</text:p>
          </table:table-cell>
          <table:table-cell table:style-name="ce39" table:formula="of:=IF([.Q28]=1;IF(OR(SUM([.P27:.R29];-1)=2;SUM([.P27:.R29];-1)=3);1;0);IF(SUM([.P27:.R29])=3;1;0))" office:value-type="float" office:value="0" calcext:value-type="float">
            <text:p>0</text:p>
          </table:table-cell>
          <table:table-cell table:style-name="ce39" table:formula="of:=IF([.R28]=1;IF(OR(SUM([.Q27:.S29];-1)=2;SUM([.Q27:.S29];-1)=3);1;0);IF(SUM([.Q27:.S29])=3;1;0))" office:value-type="float" office:value="1" calcext:value-type="float">
            <text:p>1</text:p>
          </table:table-cell>
          <table:table-cell table:style-name="ce39" table:formula="of:=IF([.S28]=1;IF(OR(SUM([.R27:.T29];-1)=2;SUM([.R27:.T29];-1)=3);1;0);IF(SUM([.R27:.T29])=3;1;0))" office:value-type="float" office:value="1" calcext:value-type="float">
            <text:p>1</text:p>
          </table:table-cell>
          <table:table-cell table:style-name="ce39" table:formula="of:=IF([.T28]=1;IF(OR(SUM([.S27:.U29];-1)=2;SUM([.S27:.U29];-1)=3);1;0);IF(SUM([.S27:.U29])=3;1;0))" office:value-type="float" office:value="0" calcext:value-type="float">
            <text:p>0</text:p>
          </table:table-cell>
          <table:table-cell table:style-name="ce39" table:formula="of:=IF([.U28]=1;IF(OR(SUM([.T27:.V29];-1)=2;SUM([.T27:.V29];-1)=3);1;0);IF(SUM([.T27:.V29])=3;1;0))" office:value-type="float" office:value="0" calcext:value-type="float">
            <text:p>0</text:p>
          </table:table-cell>
          <table:table-cell table:style-name="ce39" table:formula="of:=IF([.V28]=1;IF(OR(SUM([.U27:.W29];-1)=2;SUM([.U27:.W29];-1)=3);1;0);IF(SUM([.U27:.W29])=3;1;0))" office:value-type="float" office:value="0" calcext:value-type="float">
            <text:p>0</text:p>
          </table:table-cell>
          <table:table-cell table:style-name="ce39" table:formula="of:=IF([.W28]=1;IF(OR(SUM([.V27:.X29];-1)=2;SUM([.V27:.X29];-1)=3);1;0);IF(SUM([.V27:.X29])=3;1;0))" office:value-type="float" office:value="0" calcext:value-type="float">
            <text:p>0</text:p>
          </table:table-cell>
          <table:table-cell table:style-name="ce39" table:formula="of:=IF([.X28]=1;IF(OR(SUM([.W27:.Y29];-1)=2;SUM([.W27:.Y29];-1)=3);1;0);IF(SUM([.W27:.Y29])=3;1;0))" office:value-type="float" office:value="0" calcext:value-type="float">
            <text:p>0</text:p>
          </table:table-cell>
          <table:table-cell table:style-name="ce39" table:formula="of:=IF([.Y28]=1;IF(OR(SUM([.X27:.Z29];-1)=2;SUM([.X27:.Z29];-1)=3);1;0);IF(SUM([.X27:.Z29])=3;1;0))" office:value-type="float" office:value="0" calcext:value-type="float">
            <text:p>0</text:p>
          </table:table-cell>
          <table:table-cell table:style-name="ce39" table:formula="of:=IF([.Z28]=1;IF(OR(SUM([.Y27:.AA29];-1)=2;SUM([.Y27:.AA29];-1)=3);1;0);IF(SUM([.Y27:.AA29])=3;1;0))" office:value-type="float" office:value="0" calcext:value-type="float">
            <text:p>0</text:p>
          </table:table-cell>
          <table:table-cell table:style-name="ce39" table:formula="of:=IF([.AA28]=1;IF(OR(SUM([.Z27:.AB29];-1)=2;SUM([.Z27:.AB29];-1)=3);1;0);IF(SUM([.Z27:.AB29])=3;1;0))" office:value-type="float" office:value="1" calcext:value-type="float">
            <text:p>1</text:p>
          </table:table-cell>
          <table:table-cell table:style-name="ce39" table:formula="of:=IF([.AB28]=1;IF(OR(SUM([.AA27:.AC29];-1)=2;SUM([.AA27:.AC29];-1)=3);1;0);IF(SUM([.AA27:.AC29])=3;1;0))" office:value-type="float" office:value="0" calcext:value-type="float">
            <text:p>0</text:p>
          </table:table-cell>
          <table:table-cell table:style-name="ce39" table:formula="of:=IF([.AC28]=1;IF(OR(SUM([.AB27:.AD29];-1)=2;SUM([.AB27:.AD29];-1)=3);1;0);IF(SUM([.AB27:.AD29])=3;1;0))" office:value-type="float" office:value="0" calcext:value-type="float">
            <text:p>0</text:p>
          </table:table-cell>
          <table:table-cell table:style-name="ce39" table:formula="of:=IF([.AD28]=1;IF(OR(SUM([.AC27:.AE29];-1)=2;SUM([.AC27:.AE29];-1)=3);1;0);IF(SUM([.AC27:.AE29])=3;1;0))" office:value-type="float" office:value="0" calcext:value-type="float">
            <text:p>0</text:p>
          </table:table-cell>
          <table:table-cell table:style-name="ce39" table:formula="of:=IF([.AE28]=1;IF(OR(SUM([.AD27:.AF29];-1)=2;SUM([.AD27:.AF29];-1)=3);1;0);IF(SUM([.AD27:.AF29])=3;1;0))" office:value-type="float" office:value="0" calcext:value-type="float">
            <text:p>0</text:p>
          </table:table-cell>
          <table:table-cell table:style-name="ce39" table:formula="of:=IF([.AF28]=1;IF(OR(SUM([.AE27:.AG29];-1)=2;SUM([.AE27:.AG29];-1)=3);1;0);IF(SUM([.AE27:.AG29])=3;1;0))" office:value-type="float" office:value="0" calcext:value-type="float">
            <text:p>0</text:p>
          </table:table-cell>
          <table:table-cell table:style-name="ce39" table:formula="of:=IF([.AG28]=1;IF(OR(SUM([.AF27:.AH29];-1)=2;SUM([.AF27:.AH29];-1)=3);1;0);IF(SUM([.AF27:.AH29])=3;1;0))" office:value-type="float" office:value="0" calcext:value-type="float">
            <text:p>0</text:p>
          </table:table-cell>
          <table:table-cell table:style-name="ce39" table:formula="of:=IF([.AH28]=1;IF(OR(SUM([.AG27:.AI29];-1)=2;SUM([.AG27:.AI29];-1)=3);1;0);IF(SUM([.AG27:.AI29])=3;1;0))" office:value-type="float" office:value="1" calcext:value-type="float">
            <text:p>1</text:p>
          </table:table-cell>
          <table:table-cell table:style-name="ce39" table:formula="of:=IF([.AI28]=1;IF(OR(SUM([.AH27:.AJ29];-1)=2;SUM([.AH27:.AJ29];-1)=3);1;0);IF(SUM([.AH27:.AJ29])=3;1;0))" office:value-type="float" office:value="1" calcext:value-type="float">
            <text:p>1</text:p>
          </table:table-cell>
          <table:table-cell table:style-name="ce39" table:formula="of:=IF([.AJ28]=1;IF(OR(SUM([.AI27:.AK29];-1)=2;SUM([.AI27:.AK29];-1)=3);1;0);IF(SUM([.AI27:.AK29])=3;1;0))" office:value-type="float" office:value="1" calcext:value-type="float">
            <text:p>1</text:p>
          </table:table-cell>
          <table:table-cell table:style-name="ce39" table:formula="of:=IF([.AK28]=1;IF(OR(SUM([.AJ27:.AL29];-1)=2;SUM([.AJ27:.AL29];-1)=3);1;0);IF(SUM([.AJ27:.AL29])=3;1;0))" office:value-type="float" office:value="0" calcext:value-type="float">
            <text:p>0</text:p>
          </table:table-cell>
          <table:table-cell table:style-name="ce39" table:formula="of:=IF([.AL28]=1;IF(OR(SUM([.AK27:.AM29];-1)=2;SUM([.AK27:.AM29];-1)=3);1;0);IF(SUM([.AK27:.AM29])=3;1;0))" office:value-type="float" office:value="1" calcext:value-type="float">
            <text:p>1</text:p>
          </table:table-cell>
          <table:table-cell table:style-name="ce39" table:formula="of:=IF([.AM28]=1;IF(OR(SUM([.AL27:.AN29];-1)=2;SUM([.AL27:.AN29];-1)=3);1;0);IF(SUM([.AL27:.AN29])=3;1;0))" office:value-type="float" office:value="0" calcext:value-type="float">
            <text:p>0</text:p>
          </table:table-cell>
          <table:table-cell table:style-name="ce39" table:formula="of:=IF([.AN28]=1;IF(OR(SUM([.AM27:.AO29];-1)=2;SUM([.AM27:.AO29];-1)=3);1;0);IF(SUM([.AM27:.AO29])=3;1;0))" office:value-type="float" office:value="1" calcext:value-type="float">
            <text:p>1</text:p>
          </table:table-cell>
          <table:table-cell table:style-name="ce39" table:formula="of:=IF([.AO28]=1;IF(OR(SUM([.AN27:.AP29];-1)=2;SUM([.AN27:.AP29];-1)=3);1;0);IF(SUM([.AN27:.AP29])=3;1;0))" office:value-type="float" office:value="1" calcext:value-type="float">
            <text:p>1</text:p>
          </table:table-cell>
          <table:table-cell table:style-name="ce39" table:formula="of:=IF([.AP28]=1;IF(OR(SUM([.AO27:.AQ29];-1)=2;SUM([.AO27:.AQ29];-1)=3);1;0);IF(SUM([.AO27:.AQ29])=3;1;0))" office:value-type="float" office:value="0" calcext:value-type="float">
            <text:p>0</text:p>
          </table:table-cell>
          <table:table-cell table:style-name="ce39" table:formula="of:=IF([.AQ28]=1;IF(OR(SUM([.AP27:.AR29];-1)=2;SUM([.AP27:.AR29];-1)=3);1;0);IF(SUM([.AP27:.AR29])=3;1;0))" office:value-type="float" office:value="0" calcext:value-type="float">
            <text:p>0</text:p>
          </table:table-cell>
          <table:table-cell table:style-name="ce39" table:formula="of:=IF([.AR28]=1;IF(OR(SUM([.AQ27:.AS29];-1)=2;SUM([.AQ27:.AS29];-1)=3);1;0);IF(SUM([.AQ27:.AS29])=3;1;0))" office:value-type="float" office:value="0" calcext:value-type="float">
            <text:p>0</text:p>
          </table:table-cell>
          <table:table-cell table:style-name="ce39" table:formula="of:=IF([.AS28]=1;IF(OR(SUM([.AR27:.AT29];-1)=2;SUM([.AR27:.AT29];-1)=3);1;0);IF(SUM([.AR27:.AT29])=3;1;0))" office:value-type="float" office:value="0" calcext:value-type="float">
            <text:p>0</text:p>
          </table:table-cell>
          <table:table-cell table:style-name="ce39" table:formula="of:=IF([.AT28]=1;IF(OR(SUM([.AS27:.AU29];-1)=2;SUM([.AS27:.AU29];-1)=3);1;0);IF(SUM([.AS27:.AU29])=3;1;0))" office:value-type="float" office:value="0" calcext:value-type="float">
            <text:p>0</text:p>
          </table:table-cell>
          <table:table-cell table:style-name="ce39" table:formula="of:=IF([.AU28]=1;IF(OR(SUM([.AT27:.AV29];-1)=2;SUM([.AT27:.AV29];-1)=3);1;0);IF(SUM([.AT27:.AV29])=3;1;0))" office:value-type="float" office:value="0" calcext:value-type="float">
            <text:p>0</text:p>
          </table:table-cell>
          <table:table-cell table:style-name="ce39" table:formula="of:=IF([.AV28]=1;IF(OR(SUM([.AU27:.AW29];-1)=2;SUM([.AU27:.AW29];-1)=3);1;0);IF(SUM([.AU27:.AW29])=3;1;0))" office:value-type="float" office:value="0" calcext:value-type="float">
            <text:p>0</text:p>
          </table:table-cell>
          <table:table-cell table:style-name="ce39" table:formula="of:=IF([.AW28]=1;IF(OR(SUM([.AV27:.AX29];-1)=2;SUM([.AV27:.AX29];-1)=3);1;0);IF(SUM([.AV27:.AX29])=3;1;0))" office:value-type="float" office:value="0" calcext:value-type="float">
            <text:p>0</text:p>
          </table:table-cell>
          <table:table-cell table:style-name="ce39" table:formula="of:=IF([.AX28]=1;IF(OR(SUM([.AW27:.AY29];-1)=2;SUM([.AW27:.AY29];-1)=3);1;0);IF(SUM([.AW27:.AY29])=3;1;0))" office:value-type="float" office:value="0" calcext:value-type="float">
            <text:p>0</text:p>
          </table:table-cell>
          <table:table-cell table:style-name="ce39" table:formula="of:=IF([.AY28]=1;IF(OR(SUM([.AX27:.AZ29];-1)=2;SUM([.AX27:.AZ29];-1)=3);1;0);IF(SUM([.AX27:.AZ29])=3;1;0))" office:value-type="float" office:value="0" calcext:value-type="float">
            <text:p>0</text:p>
          </table:table-cell>
          <table:table-cell table:style-name="ce39" table:formula="of:=IF([.AZ28]=1;IF(OR(SUM([.AY27:.BA29];-1)=2;SUM([.AY27:.BA29];-1)=3);1;0);IF(SUM([.AY27:.BA29])=3;1;0))" office:value-type="float" office:value="0" calcext:value-type="float">
            <text:p>0</text:p>
          </table:table-cell>
          <table:table-cell table:style-name="ce39" table:formula="of:=IF([.BA28]=1;IF(OR(SUM([.AZ27:.BB29];-1)=2;SUM([.AZ27:.BB29];-1)=3);1;0);IF(SUM([.AZ27:.BB29])=3;1;0))" office:value-type="float" office:value="0" calcext:value-type="float">
            <text:p>0</text:p>
          </table:table-cell>
          <table:table-cell table:style-name="ce39" table:formula="of:=IF([.BB28]=1;IF(OR(SUM([.BA27:.BC29];-1)=2;SUM([.BA27:.BC29];-1)=3);1;0);IF(SUM([.BA27:.BC29])=3;1;0))" office:value-type="float" office:value="0" calcext:value-type="float">
            <text:p>0</text:p>
          </table:table-cell>
          <table:table-cell table:style-name="ce39" table:formula="of:=IF([.BC28]=1;IF(OR(SUM([.BB27:.BD29];-1)=2;SUM([.BB27:.BD29];-1)=3);1;0);IF(SUM([.BB27:.BD29])=3;1;0))" office:value-type="float" office:value="0" calcext:value-type="float">
            <text:p>0</text:p>
          </table:table-cell>
          <table:table-cell table:style-name="ce39" table:formula="of:=IF([.BD28]=1;IF(OR(SUM([.BC27:.BE29];-1)=2;SUM([.BC27:.BE29];-1)=3);1;0);IF(SUM([.BC27:.BE29])=3;1;0))" office:value-type="float" office:value="0" calcext:value-type="float">
            <text:p>0</text:p>
          </table:table-cell>
          <table:table-cell table:style-name="ce39" table:formula="of:=IF([.BE28]=1;IF(OR(SUM([.BD27:.BF29];-1)=2;SUM([.BD27:.BF29];-1)=3);1;0);IF(SUM([.BD27:.BF29])=3;1;0)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39" table:formula="of:=IF([.C29]=1;IF(OR(SUM([.B28:.D30];-1)=2;SUM([.B28:.D30];-1)=3);1;0);IF(SUM([.B28:.D30])=3;1;0))" office:value-type="float" office:value="0" calcext:value-type="float">
            <text:p>0</text:p>
          </table:table-cell>
          <table:table-cell table:style-name="ce39" table:formula="of:=IF([.D29]=1;IF(OR(SUM([.C28:.E30];-1)=2;SUM([.C28:.E30];-1)=3);1;0);IF(SUM([.C28:.E30])=3;1;0))" office:value-type="float" office:value="1" calcext:value-type="float">
            <text:p>1</text:p>
          </table:table-cell>
          <table:table-cell table:style-name="ce39" table:formula="of:=IF([.E29]=1;IF(OR(SUM([.D28:.F30];-1)=2;SUM([.D28:.F30];-1)=3);1;0);IF(SUM([.D28:.F30])=3;1;0))" office:value-type="float" office:value="1" calcext:value-type="float">
            <text:p>1</text:p>
          </table:table-cell>
          <table:table-cell table:style-name="ce39" table:formula="of:=IF([.F29]=1;IF(OR(SUM([.E28:.G30];-1)=2;SUM([.E28:.G30];-1)=3);1;0);IF(SUM([.E28:.G30])=3;1;0))" office:value-type="float" office:value="1" calcext:value-type="float">
            <text:p>1</text:p>
          </table:table-cell>
          <table:table-cell table:style-name="ce39" table:formula="of:=IF([.G29]=1;IF(OR(SUM([.F28:.H30];-1)=2;SUM([.F28:.H30];-1)=3);1;0);IF(SUM([.F28:.H30])=3;1;0))" office:value-type="float" office:value="0" calcext:value-type="float">
            <text:p>0</text:p>
          </table:table-cell>
          <table:table-cell table:style-name="ce39" table:formula="of:=IF([.H29]=1;IF(OR(SUM([.G28:.I30];-1)=2;SUM([.G28:.I30];-1)=3);1;0);IF(SUM([.G28:.I30])=3;1;0))" office:value-type="float" office:value="0" calcext:value-type="float">
            <text:p>0</text:p>
          </table:table-cell>
          <table:table-cell table:style-name="ce39" table:formula="of:=IF([.I29]=1;IF(OR(SUM([.H28:.J30];-1)=2;SUM([.H28:.J30];-1)=3);1;0);IF(SUM([.H28:.J30])=3;1;0))" office:value-type="float" office:value="0" calcext:value-type="float">
            <text:p>0</text:p>
          </table:table-cell>
          <table:table-cell table:style-name="ce39" table:formula="of:=IF([.J29]=1;IF(OR(SUM([.I28:.K30];-1)=2;SUM([.I28:.K30];-1)=3);1;0);IF(SUM([.I28:.K30])=3;1;0))" office:value-type="float" office:value="0" calcext:value-type="float">
            <text:p>0</text:p>
          </table:table-cell>
          <table:table-cell table:style-name="ce39" table:formula="of:=IF([.K29]=1;IF(OR(SUM([.J28:.L30];-1)=2;SUM([.J28:.L30];-1)=3);1;0);IF(SUM([.J28:.L30])=3;1;0))" office:value-type="float" office:value="1" calcext:value-type="float">
            <text:p>1</text:p>
          </table:table-cell>
          <table:table-cell table:style-name="ce39" table:formula="of:=IF([.L29]=1;IF(OR(SUM([.K28:.M30];-1)=2;SUM([.K28:.M30];-1)=3);1;0);IF(SUM([.K28:.M30])=3;1;0))" office:value-type="float" office:value="1" calcext:value-type="float">
            <text:p>1</text:p>
          </table:table-cell>
          <table:table-cell table:style-name="ce39" table:formula="of:=IF([.M29]=1;IF(OR(SUM([.L28:.N30];-1)=2;SUM([.L28:.N30];-1)=3);1;0);IF(SUM([.L28:.N30])=3;1;0))" office:value-type="float" office:value="1" calcext:value-type="float">
            <text:p>1</text:p>
          </table:table-cell>
          <table:table-cell table:style-name="ce39" table:formula="of:=IF([.N29]=1;IF(OR(SUM([.M28:.O30];-1)=2;SUM([.M28:.O30];-1)=3);1;0);IF(SUM([.M28:.O30])=3;1;0))" office:value-type="float" office:value="0" calcext:value-type="float">
            <text:p>0</text:p>
          </table:table-cell>
          <table:table-cell table:style-name="ce39" table:formula="of:=IF([.O29]=1;IF(OR(SUM([.N28:.P30];-1)=2;SUM([.N28:.P30];-1)=3);1;0);IF(SUM([.N28:.P30])=3;1;0))" office:value-type="float" office:value="0" calcext:value-type="float">
            <text:p>0</text:p>
          </table:table-cell>
          <table:table-cell table:style-name="ce39" table:formula="of:=IF([.P29]=1;IF(OR(SUM([.O28:.Q30];-1)=2;SUM([.O28:.Q30];-1)=3);1;0);IF(SUM([.O28:.Q30])=3;1;0))" office:value-type="float" office:value="0" calcext:value-type="float">
            <text:p>0</text:p>
          </table:table-cell>
          <table:table-cell table:style-name="ce39" table:formula="of:=IF([.Q29]=1;IF(OR(SUM([.P28:.R30];-1)=2;SUM([.P28:.R30];-1)=3);1;0);IF(SUM([.P28:.R30])=3;1;0))" office:value-type="float" office:value="0" calcext:value-type="float">
            <text:p>0</text:p>
          </table:table-cell>
          <table:table-cell table:style-name="ce39" table:formula="of:=IF([.R29]=1;IF(OR(SUM([.Q28:.S30];-1)=2;SUM([.Q28:.S30];-1)=3);1;0);IF(SUM([.Q28:.S30])=3;1;0))" office:value-type="float" office:value="1" calcext:value-type="float">
            <text:p>1</text:p>
          </table:table-cell>
          <table:table-cell table:style-name="ce39" table:formula="of:=IF([.S29]=1;IF(OR(SUM([.R28:.T30];-1)=2;SUM([.R28:.T30];-1)=3);1;0);IF(SUM([.R28:.T30])=3;1;0))" office:value-type="float" office:value="1" calcext:value-type="float">
            <text:p>1</text:p>
          </table:table-cell>
          <table:table-cell table:style-name="ce39" table:formula="of:=IF([.T29]=1;IF(OR(SUM([.S28:.U30];-1)=2;SUM([.S28:.U30];-1)=3);1;0);IF(SUM([.S28:.U30])=3;1;0))" office:value-type="float" office:value="0" calcext:value-type="float">
            <text:p>0</text:p>
          </table:table-cell>
          <table:table-cell table:style-name="ce39" table:formula="of:=IF([.U29]=1;IF(OR(SUM([.T28:.V30];-1)=2;SUM([.T28:.V30];-1)=3);1;0);IF(SUM([.T28:.V30])=3;1;0))" office:value-type="float" office:value="0" calcext:value-type="float">
            <text:p>0</text:p>
          </table:table-cell>
          <table:table-cell table:style-name="ce39" table:formula="of:=IF([.V29]=1;IF(OR(SUM([.U28:.W30];-1)=2;SUM([.U28:.W30];-1)=3);1;0);IF(SUM([.U28:.W30])=3;1;0))" office:value-type="float" office:value="0" calcext:value-type="float">
            <text:p>0</text:p>
          </table:table-cell>
          <table:table-cell table:style-name="ce39" table:formula="of:=IF([.W29]=1;IF(OR(SUM([.V28:.X30];-1)=2;SUM([.V28:.X30];-1)=3);1;0);IF(SUM([.V28:.X30])=3;1;0))" office:value-type="float" office:value="0" calcext:value-type="float">
            <text:p>0</text:p>
          </table:table-cell>
          <table:table-cell table:style-name="ce39" table:formula="of:=IF([.X29]=1;IF(OR(SUM([.W28:.Y30];-1)=2;SUM([.W28:.Y30];-1)=3);1;0);IF(SUM([.W28:.Y30])=3;1;0))" office:value-type="float" office:value="0" calcext:value-type="float">
            <text:p>0</text:p>
          </table:table-cell>
          <table:table-cell table:style-name="ce39" table:formula="of:=IF([.Y29]=1;IF(OR(SUM([.X28:.Z30];-1)=2;SUM([.X28:.Z30];-1)=3);1;0);IF(SUM([.X28:.Z30])=3;1;0))" office:value-type="float" office:value="0" calcext:value-type="float">
            <text:p>0</text:p>
          </table:table-cell>
          <table:table-cell table:style-name="ce39" table:formula="of:=IF([.Z29]=1;IF(OR(SUM([.Y28:.AA30];-1)=2;SUM([.Y28:.AA30];-1)=3);1;0);IF(SUM([.Y28:.AA30])=3;1;0))" office:value-type="float" office:value="0" calcext:value-type="float">
            <text:p>0</text:p>
          </table:table-cell>
          <table:table-cell table:style-name="ce39" table:formula="of:=IF([.AA29]=1;IF(OR(SUM([.Z28:.AB30];-1)=2;SUM([.Z28:.AB30];-1)=3);1;0);IF(SUM([.Z28:.AB30])=3;1;0))" office:value-type="float" office:value="1" calcext:value-type="float">
            <text:p>1</text:p>
          </table:table-cell>
          <table:table-cell table:style-name="ce39" table:formula="of:=IF([.AB29]=1;IF(OR(SUM([.AA28:.AC30];-1)=2;SUM([.AA28:.AC30];-1)=3);1;0);IF(SUM([.AA28:.AC30])=3;1;0))" office:value-type="float" office:value="0" calcext:value-type="float">
            <text:p>0</text:p>
          </table:table-cell>
          <table:table-cell table:style-name="ce39" table:formula="of:=IF([.AC29]=1;IF(OR(SUM([.AB28:.AD30];-1)=2;SUM([.AB28:.AD30];-1)=3);1;0);IF(SUM([.AB28:.AD30])=3;1;0))" office:value-type="float" office:value="0" calcext:value-type="float">
            <text:p>0</text:p>
          </table:table-cell>
          <table:table-cell table:style-name="ce39" table:formula="of:=IF([.AD29]=1;IF(OR(SUM([.AC28:.AE30];-1)=2;SUM([.AC28:.AE30];-1)=3);1;0);IF(SUM([.AC28:.AE30])=3;1;0))" office:value-type="float" office:value="1" calcext:value-type="float">
            <text:p>1</text:p>
          </table:table-cell>
          <table:table-cell table:style-name="ce39" table:formula="of:=IF([.AE29]=1;IF(OR(SUM([.AD28:.AF30];-1)=2;SUM([.AD28:.AF30];-1)=3);1;0);IF(SUM([.AD28:.AF30])=3;1;0))" office:value-type="float" office:value="0" calcext:value-type="float">
            <text:p>0</text:p>
          </table:table-cell>
          <table:table-cell table:style-name="ce39" table:formula="of:=IF([.AF29]=1;IF(OR(SUM([.AE28:.AG30];-1)=2;SUM([.AE28:.AG30];-1)=3);1;0);IF(SUM([.AE28:.AG30])=3;1;0))" office:value-type="float" office:value="0" calcext:value-type="float">
            <text:p>0</text:p>
          </table:table-cell>
          <table:table-cell table:style-name="ce39" table:formula="of:=IF([.AG29]=1;IF(OR(SUM([.AF28:.AH30];-1)=2;SUM([.AF28:.AH30];-1)=3);1;0);IF(SUM([.AF28:.AH30])=3;1;0))" office:value-type="float" office:value="1" calcext:value-type="float">
            <text:p>1</text:p>
          </table:table-cell>
          <table:table-cell table:style-name="ce39" table:formula="of:=IF([.AH29]=1;IF(OR(SUM([.AG28:.AI30];-1)=2;SUM([.AG28:.AI30];-1)=3);1;0);IF(SUM([.AG28:.AI30])=3;1;0))" office:value-type="float" office:value="0" calcext:value-type="float">
            <text:p>0</text:p>
          </table:table-cell>
          <table:table-cell table:style-name="ce39" table:formula="of:=IF([.AI29]=1;IF(OR(SUM([.AH28:.AJ30];-1)=2;SUM([.AH28:.AJ30];-1)=3);1;0);IF(SUM([.AH28:.AJ30])=3;1;0))" office:value-type="float" office:value="0" calcext:value-type="float">
            <text:p>0</text:p>
          </table:table-cell>
          <table:table-cell table:style-name="ce39" table:formula="of:=IF([.AJ29]=1;IF(OR(SUM([.AI28:.AK30];-1)=2;SUM([.AI28:.AK30];-1)=3);1;0);IF(SUM([.AI28:.AK30])=3;1;0))" office:value-type="float" office:value="1" calcext:value-type="float">
            <text:p>1</text:p>
          </table:table-cell>
          <table:table-cell table:style-name="ce39" table:formula="of:=IF([.AK29]=1;IF(OR(SUM([.AJ28:.AL30];-1)=2;SUM([.AJ28:.AL30];-1)=3);1;0);IF(SUM([.AJ28:.AL30])=3;1;0))" office:value-type="float" office:value="0" calcext:value-type="float">
            <text:p>0</text:p>
          </table:table-cell>
          <table:table-cell table:style-name="ce39" table:formula="of:=IF([.AL29]=1;IF(OR(SUM([.AK28:.AM30];-1)=2;SUM([.AK28:.AM30];-1)=3);1;0);IF(SUM([.AK28:.AM30])=3;1;0))" office:value-type="float" office:value="0" calcext:value-type="float">
            <text:p>0</text:p>
          </table:table-cell>
          <table:table-cell table:style-name="ce39" table:formula="of:=IF([.AM29]=1;IF(OR(SUM([.AL28:.AN30];-1)=2;SUM([.AL28:.AN30];-1)=3);1;0);IF(SUM([.AL28:.AN30])=3;1;0))" office:value-type="float" office:value="1" calcext:value-type="float">
            <text:p>1</text:p>
          </table:table-cell>
          <table:table-cell table:style-name="ce39" table:formula="of:=IF([.AN29]=1;IF(OR(SUM([.AM28:.AO30];-1)=2;SUM([.AM28:.AO30];-1)=3);1;0);IF(SUM([.AM28:.AO30])=3;1;0))" office:value-type="float" office:value="0" calcext:value-type="float">
            <text:p>0</text:p>
          </table:table-cell>
          <table:table-cell table:style-name="ce39" table:formula="of:=IF([.AO29]=1;IF(OR(SUM([.AN28:.AP30];-1)=2;SUM([.AN28:.AP30];-1)=3);1;0);IF(SUM([.AN28:.AP30])=3;1;0))" office:value-type="float" office:value="1" calcext:value-type="float">
            <text:p>1</text:p>
          </table:table-cell>
          <table:table-cell table:style-name="ce39" table:formula="of:=IF([.AP29]=1;IF(OR(SUM([.AO28:.AQ30];-1)=2;SUM([.AO28:.AQ30];-1)=3);1;0);IF(SUM([.AO28:.AQ30])=3;1;0))" office:value-type="float" office:value="0" calcext:value-type="float">
            <text:p>0</text:p>
          </table:table-cell>
          <table:table-cell table:style-name="ce39" table:formula="of:=IF([.AQ29]=1;IF(OR(SUM([.AP28:.AR30];-1)=2;SUM([.AP28:.AR30];-1)=3);1;0);IF(SUM([.AP28:.AR30])=3;1;0))" office:value-type="float" office:value="0" calcext:value-type="float">
            <text:p>0</text:p>
          </table:table-cell>
          <table:table-cell table:style-name="ce39" table:formula="of:=IF([.AR29]=1;IF(OR(SUM([.AQ28:.AS30];-1)=2;SUM([.AQ28:.AS30];-1)=3);1;0);IF(SUM([.AQ28:.AS30])=3;1;0))" office:value-type="float" office:value="0" calcext:value-type="float">
            <text:p>0</text:p>
          </table:table-cell>
          <table:table-cell table:style-name="ce39" table:formula="of:=IF([.AS29]=1;IF(OR(SUM([.AR28:.AT30];-1)=2;SUM([.AR28:.AT30];-1)=3);1;0);IF(SUM([.AR28:.AT30])=3;1;0))" office:value-type="float" office:value="0" calcext:value-type="float">
            <text:p>0</text:p>
          </table:table-cell>
          <table:table-cell table:style-name="ce39" table:formula="of:=IF([.AT29]=1;IF(OR(SUM([.AS28:.AU30];-1)=2;SUM([.AS28:.AU30];-1)=3);1;0);IF(SUM([.AS28:.AU30])=3;1;0))" office:value-type="float" office:value="0" calcext:value-type="float">
            <text:p>0</text:p>
          </table:table-cell>
          <table:table-cell table:style-name="ce39" table:formula="of:=IF([.AU29]=1;IF(OR(SUM([.AT28:.AV30];-1)=2;SUM([.AT28:.AV30];-1)=3);1;0);IF(SUM([.AT28:.AV30])=3;1;0))" office:value-type="float" office:value="0" calcext:value-type="float">
            <text:p>0</text:p>
          </table:table-cell>
          <table:table-cell table:style-name="ce39" table:formula="of:=IF([.AV29]=1;IF(OR(SUM([.AU28:.AW30];-1)=2;SUM([.AU28:.AW30];-1)=3);1;0);IF(SUM([.AU28:.AW30])=3;1;0))" office:value-type="float" office:value="0" calcext:value-type="float">
            <text:p>0</text:p>
          </table:table-cell>
          <table:table-cell table:style-name="ce39" table:formula="of:=IF([.AW29]=1;IF(OR(SUM([.AV28:.AX30];-1)=2;SUM([.AV28:.AX30];-1)=3);1;0);IF(SUM([.AV28:.AX30])=3;1;0))" office:value-type="float" office:value="0" calcext:value-type="float">
            <text:p>0</text:p>
          </table:table-cell>
          <table:table-cell table:style-name="ce39" table:formula="of:=IF([.AX29]=1;IF(OR(SUM([.AW28:.AY30];-1)=2;SUM([.AW28:.AY30];-1)=3);1;0);IF(SUM([.AW28:.AY30])=3;1;0))" office:value-type="float" office:value="0" calcext:value-type="float">
            <text:p>0</text:p>
          </table:table-cell>
          <table:table-cell table:style-name="ce39" table:formula="of:=IF([.AY29]=1;IF(OR(SUM([.AX28:.AZ30];-1)=2;SUM([.AX28:.AZ30];-1)=3);1;0);IF(SUM([.AX28:.AZ30])=3;1;0))" office:value-type="float" office:value="0" calcext:value-type="float">
            <text:p>0</text:p>
          </table:table-cell>
          <table:table-cell table:style-name="ce39" table:formula="of:=IF([.AZ29]=1;IF(OR(SUM([.AY28:.BA30];-1)=2;SUM([.AY28:.BA30];-1)=3);1;0);IF(SUM([.AY28:.BA30])=3;1;0))" office:value-type="float" office:value="0" calcext:value-type="float">
            <text:p>0</text:p>
          </table:table-cell>
          <table:table-cell table:style-name="ce39" table:formula="of:=IF([.BA29]=1;IF(OR(SUM([.AZ28:.BB30];-1)=2;SUM([.AZ28:.BB30];-1)=3);1;0);IF(SUM([.AZ28:.BB30])=3;1;0))" office:value-type="float" office:value="0" calcext:value-type="float">
            <text:p>0</text:p>
          </table:table-cell>
          <table:table-cell table:style-name="ce39" table:formula="of:=IF([.BB29]=1;IF(OR(SUM([.BA28:.BC30];-1)=2;SUM([.BA28:.BC30];-1)=3);1;0);IF(SUM([.BA28:.BC30])=3;1;0))" office:value-type="float" office:value="0" calcext:value-type="float">
            <text:p>0</text:p>
          </table:table-cell>
          <table:table-cell table:style-name="ce39" table:formula="of:=IF([.BC29]=1;IF(OR(SUM([.BB28:.BD30];-1)=2;SUM([.BB28:.BD30];-1)=3);1;0);IF(SUM([.BB28:.BD30])=3;1;0))" office:value-type="float" office:value="0" calcext:value-type="float">
            <text:p>0</text:p>
          </table:table-cell>
          <table:table-cell table:style-name="ce39" table:formula="of:=IF([.BD29]=1;IF(OR(SUM([.BC28:.BE30];-1)=2;SUM([.BC28:.BE30];-1)=3);1;0);IF(SUM([.BC28:.BE30])=3;1;0))" office:value-type="float" office:value="0" calcext:value-type="float">
            <text:p>0</text:p>
          </table:table-cell>
          <table:table-cell table:style-name="ce39" table:formula="of:=IF([.BE29]=1;IF(OR(SUM([.BD28:.BF30];-1)=2;SUM([.BD28:.BF30];-1)=3);1;0);IF(SUM([.BD28:.BF30])=3;1;0)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39" table:formula="of:=IF([.C30]=1;IF(OR(SUM([.B29:.D31];-1)=2;SUM([.B29:.D31];-1)=3);1;0);IF(SUM([.B29:.D31])=3;1;0))" office:value-type="float" office:value="1" calcext:value-type="float">
            <text:p>1</text:p>
          </table:table-cell>
          <table:table-cell table:style-name="ce39" table:formula="of:=IF([.D30]=1;IF(OR(SUM([.C29:.E31];-1)=2;SUM([.C29:.E31];-1)=3);1;0);IF(SUM([.C29:.E31])=3;1;0))" office:value-type="float" office:value="1" calcext:value-type="float">
            <text:p>1</text:p>
          </table:table-cell>
          <table:table-cell table:style-name="ce39" table:formula="of:=IF([.E30]=1;IF(OR(SUM([.D29:.F31];-1)=2;SUM([.D29:.F31];-1)=3);1;0);IF(SUM([.D29:.F31])=3;1;0))" office:value-type="float" office:value="1" calcext:value-type="float">
            <text:p>1</text:p>
          </table:table-cell>
          <table:table-cell table:style-name="ce39" table:formula="of:=IF([.F30]=1;IF(OR(SUM([.E29:.G31];-1)=2;SUM([.E29:.G31];-1)=3);1;0);IF(SUM([.E29:.G31])=3;1;0))" office:value-type="float" office:value="0" calcext:value-type="float">
            <text:p>0</text:p>
          </table:table-cell>
          <table:table-cell table:style-name="ce39" table:formula="of:=IF([.G30]=1;IF(OR(SUM([.F29:.H31];-1)=2;SUM([.F29:.H31];-1)=3);1;0);IF(SUM([.F29:.H31])=3;1;0))" office:value-type="float" office:value="0" calcext:value-type="float">
            <text:p>0</text:p>
          </table:table-cell>
          <table:table-cell table:style-name="ce39" table:formula="of:=IF([.H30]=1;IF(OR(SUM([.G29:.I31];-1)=2;SUM([.G29:.I31];-1)=3);1;0);IF(SUM([.G29:.I31])=3;1;0))" office:value-type="float" office:value="0" calcext:value-type="float">
            <text:p>0</text:p>
          </table:table-cell>
          <table:table-cell table:style-name="ce39" table:formula="of:=IF([.I30]=1;IF(OR(SUM([.H29:.J31];-1)=2;SUM([.H29:.J31];-1)=3);1;0);IF(SUM([.H29:.J31])=3;1;0))" office:value-type="float" office:value="0" calcext:value-type="float">
            <text:p>0</text:p>
          </table:table-cell>
          <table:table-cell table:style-name="ce39" table:formula="of:=IF([.J30]=1;IF(OR(SUM([.I29:.K31];-1)=2;SUM([.I29:.K31];-1)=3);1;0);IF(SUM([.I29:.K31])=3;1;0))" office:value-type="float" office:value="1" calcext:value-type="float">
            <text:p>1</text:p>
          </table:table-cell>
          <table:table-cell table:style-name="ce39" table:formula="of:=IF([.K30]=1;IF(OR(SUM([.J29:.L31];-1)=2;SUM([.J29:.L31];-1)=3);1;0);IF(SUM([.J29:.L31])=3;1;0))" office:value-type="float" office:value="1" calcext:value-type="float">
            <text:p>1</text:p>
          </table:table-cell>
          <table:table-cell table:style-name="ce39" table:formula="of:=IF([.L30]=1;IF(OR(SUM([.K29:.M31];-1)=2;SUM([.K29:.M31];-1)=3);1;0);IF(SUM([.K29:.M31])=3;1;0))" office:value-type="float" office:value="0" calcext:value-type="float">
            <text:p>0</text:p>
          </table:table-cell>
          <table:table-cell table:style-name="ce39" table:formula="of:=IF([.M30]=1;IF(OR(SUM([.L29:.N31];-1)=2;SUM([.L29:.N31];-1)=3);1;0);IF(SUM([.L29:.N31])=3;1;0))" office:value-type="float" office:value="1" calcext:value-type="float">
            <text:p>1</text:p>
          </table:table-cell>
          <table:table-cell table:style-name="ce39" table:formula="of:=IF([.N30]=1;IF(OR(SUM([.M29:.O31];-1)=2;SUM([.M29:.O31];-1)=3);1;0);IF(SUM([.M29:.O31])=3;1;0))" office:value-type="float" office:value="1" calcext:value-type="float">
            <text:p>1</text:p>
          </table:table-cell>
          <table:table-cell table:style-name="ce39" table:formula="of:=IF([.O30]=1;IF(OR(SUM([.N29:.P31];-1)=2;SUM([.N29:.P31];-1)=3);1;0);IF(SUM([.N29:.P31])=3;1;0))" office:value-type="float" office:value="0" calcext:value-type="float">
            <text:p>0</text:p>
          </table:table-cell>
          <table:table-cell table:style-name="ce39" table:formula="of:=IF([.P30]=1;IF(OR(SUM([.O29:.Q31];-1)=2;SUM([.O29:.Q31];-1)=3);1;0);IF(SUM([.O29:.Q31])=3;1;0))" office:value-type="float" office:value="0" calcext:value-type="float">
            <text:p>0</text:p>
          </table:table-cell>
          <table:table-cell table:style-name="ce39" table:formula="of:=IF([.Q30]=1;IF(OR(SUM([.P29:.R31];-1)=2;SUM([.P29:.R31];-1)=3);1;0);IF(SUM([.P29:.R31])=3;1;0))" office:value-type="float" office:value="0" calcext:value-type="float">
            <text:p>0</text:p>
          </table:table-cell>
          <table:table-cell table:style-name="ce39" table:formula="of:=IF([.R30]=1;IF(OR(SUM([.Q29:.S31];-1)=2;SUM([.Q29:.S31];-1)=3);1;0);IF(SUM([.Q29:.S31])=3;1;0))" office:value-type="float" office:value="0" calcext:value-type="float">
            <text:p>0</text:p>
          </table:table-cell>
          <table:table-cell table:style-name="ce39" table:formula="of:=IF([.S30]=1;IF(OR(SUM([.R29:.T31];-1)=2;SUM([.R29:.T31];-1)=3);1;0);IF(SUM([.R29:.T31])=3;1;0))" office:value-type="float" office:value="0" calcext:value-type="float">
            <text:p>0</text:p>
          </table:table-cell>
          <table:table-cell table:style-name="ce39" table:formula="of:=IF([.T30]=1;IF(OR(SUM([.S29:.U31];-1)=2;SUM([.S29:.U31];-1)=3);1;0);IF(SUM([.S29:.U31])=3;1;0))" office:value-type="float" office:value="0" calcext:value-type="float">
            <text:p>0</text:p>
          </table:table-cell>
          <table:table-cell table:style-name="ce39" table:formula="of:=IF([.U30]=1;IF(OR(SUM([.T29:.V31];-1)=2;SUM([.T29:.V31];-1)=3);1;0);IF(SUM([.T29:.V31])=3;1;0))" office:value-type="float" office:value="0" calcext:value-type="float">
            <text:p>0</text:p>
          </table:table-cell>
          <table:table-cell table:style-name="ce39" table:formula="of:=IF([.V30]=1;IF(OR(SUM([.U29:.W31];-1)=2;SUM([.U29:.W31];-1)=3);1;0);IF(SUM([.U29:.W31])=3;1;0))" office:value-type="float" office:value="0" calcext:value-type="float">
            <text:p>0</text:p>
          </table:table-cell>
          <table:table-cell table:style-name="ce39" table:formula="of:=IF([.W30]=1;IF(OR(SUM([.V29:.X31];-1)=2;SUM([.V29:.X31];-1)=3);1;0);IF(SUM([.V29:.X31])=3;1;0))" office:value-type="float" office:value="0" calcext:value-type="float">
            <text:p>0</text:p>
          </table:table-cell>
          <table:table-cell table:style-name="ce39" table:formula="of:=IF([.X30]=1;IF(OR(SUM([.W29:.Y31];-1)=2;SUM([.W29:.Y31];-1)=3);1;0);IF(SUM([.W29:.Y31])=3;1;0))" office:value-type="float" office:value="0" calcext:value-type="float">
            <text:p>0</text:p>
          </table:table-cell>
          <table:table-cell table:style-name="ce39" table:formula="of:=IF([.Y30]=1;IF(OR(SUM([.X29:.Z31];-1)=2;SUM([.X29:.Z31];-1)=3);1;0);IF(SUM([.X29:.Z31])=3;1;0))" office:value-type="float" office:value="0" calcext:value-type="float">
            <text:p>0</text:p>
          </table:table-cell>
          <table:table-cell table:style-name="ce39" table:formula="of:=IF([.Z30]=1;IF(OR(SUM([.Y29:.AA31];-1)=2;SUM([.Y29:.AA31];-1)=3);1;0);IF(SUM([.Y29:.AA31])=3;1;0))" office:value-type="float" office:value="0" calcext:value-type="float">
            <text:p>0</text:p>
          </table:table-cell>
          <table:table-cell table:style-name="ce39" table:formula="of:=IF([.AA30]=1;IF(OR(SUM([.Z29:.AB31];-1)=2;SUM([.Z29:.AB31];-1)=3);1;0);IF(SUM([.Z29:.AB31])=3;1;0))" office:value-type="float" office:value="1" calcext:value-type="float">
            <text:p>1</text:p>
          </table:table-cell>
          <table:table-cell table:style-name="ce39" table:formula="of:=IF([.AB30]=1;IF(OR(SUM([.AA29:.AC31];-1)=2;SUM([.AA29:.AC31];-1)=3);1;0);IF(SUM([.AA29:.AC31])=3;1;0))" office:value-type="float" office:value="0" calcext:value-type="float">
            <text:p>0</text:p>
          </table:table-cell>
          <table:table-cell table:style-name="ce39" table:formula="of:=IF([.AC30]=1;IF(OR(SUM([.AB29:.AD31];-1)=2;SUM([.AB29:.AD31];-1)=3);1;0);IF(SUM([.AB29:.AD31])=3;1;0))" office:value-type="float" office:value="0" calcext:value-type="float">
            <text:p>0</text:p>
          </table:table-cell>
          <table:table-cell table:style-name="ce39" table:formula="of:=IF([.AD30]=1;IF(OR(SUM([.AC29:.AE31];-1)=2;SUM([.AC29:.AE31];-1)=3);1;0);IF(SUM([.AC29:.AE31])=3;1;0))" office:value-type="float" office:value="0" calcext:value-type="float">
            <text:p>0</text:p>
          </table:table-cell>
          <table:table-cell table:style-name="ce39" table:formula="of:=IF([.AE30]=1;IF(OR(SUM([.AD29:.AF31];-1)=2;SUM([.AD29:.AF31];-1)=3);1;0);IF(SUM([.AD29:.AF31])=3;1;0))" office:value-type="float" office:value="0" calcext:value-type="float">
            <text:p>0</text:p>
          </table:table-cell>
          <table:table-cell table:style-name="ce39" table:formula="of:=IF([.AF30]=1;IF(OR(SUM([.AE29:.AG31];-1)=2;SUM([.AE29:.AG31];-1)=3);1;0);IF(SUM([.AE29:.AG31])=3;1;0))" office:value-type="float" office:value="0" calcext:value-type="float">
            <text:p>0</text:p>
          </table:table-cell>
          <table:table-cell table:style-name="ce39" table:formula="of:=IF([.AG30]=1;IF(OR(SUM([.AF29:.AH31];-1)=2;SUM([.AF29:.AH31];-1)=3);1;0);IF(SUM([.AF29:.AH31])=3;1;0))" office:value-type="float" office:value="0" calcext:value-type="float">
            <text:p>0</text:p>
          </table:table-cell>
          <table:table-cell table:style-name="ce39" table:formula="of:=IF([.AH30]=1;IF(OR(SUM([.AG29:.AI31];-1)=2;SUM([.AG29:.AI31];-1)=3);1;0);IF(SUM([.AG29:.AI31])=3;1;0))" office:value-type="float" office:value="1" calcext:value-type="float">
            <text:p>1</text:p>
          </table:table-cell>
          <table:table-cell table:style-name="ce39" table:formula="of:=IF([.AI30]=1;IF(OR(SUM([.AH29:.AJ31];-1)=2;SUM([.AH29:.AJ31];-1)=3);1;0);IF(SUM([.AH29:.AJ31])=3;1;0))" office:value-type="float" office:value="1" calcext:value-type="float">
            <text:p>1</text:p>
          </table:table-cell>
          <table:table-cell table:style-name="ce39" table:formula="of:=IF([.AJ30]=1;IF(OR(SUM([.AI29:.AK31];-1)=2;SUM([.AI29:.AK31];-1)=3);1;0);IF(SUM([.AI29:.AK31])=3;1;0))" office:value-type="float" office:value="0" calcext:value-type="float">
            <text:p>0</text:p>
          </table:table-cell>
          <table:table-cell table:style-name="ce39" table:formula="of:=IF([.AK30]=1;IF(OR(SUM([.AJ29:.AL31];-1)=2;SUM([.AJ29:.AL31];-1)=3);1;0);IF(SUM([.AJ29:.AL31])=3;1;0))" office:value-type="float" office:value="0" calcext:value-type="float">
            <text:p>0</text:p>
          </table:table-cell>
          <table:table-cell table:style-name="ce39" table:formula="of:=IF([.AL30]=1;IF(OR(SUM([.AK29:.AM31];-1)=2;SUM([.AK29:.AM31];-1)=3);1;0);IF(SUM([.AK29:.AM31])=3;1;0))" office:value-type="float" office:value="0" calcext:value-type="float">
            <text:p>0</text:p>
          </table:table-cell>
          <table:table-cell table:style-name="ce39" table:formula="of:=IF([.AM30]=1;IF(OR(SUM([.AL29:.AN31];-1)=2;SUM([.AL29:.AN31];-1)=3);1;0);IF(SUM([.AL29:.AN31])=3;1;0))" office:value-type="float" office:value="0" calcext:value-type="float">
            <text:p>0</text:p>
          </table:table-cell>
          <table:table-cell table:style-name="ce39" table:formula="of:=IF([.AN30]=1;IF(OR(SUM([.AM29:.AO31];-1)=2;SUM([.AM29:.AO31];-1)=3);1;0);IF(SUM([.AM29:.AO31])=3;1;0))" office:value-type="float" office:value="1" calcext:value-type="float">
            <text:p>1</text:p>
          </table:table-cell>
          <table:table-cell table:style-name="ce39" table:formula="of:=IF([.AO30]=1;IF(OR(SUM([.AN29:.AP31];-1)=2;SUM([.AN29:.AP31];-1)=3);1;0);IF(SUM([.AN29:.AP31])=3;1;0))" office:value-type="float" office:value="0" calcext:value-type="float">
            <text:p>0</text:p>
          </table:table-cell>
          <table:table-cell table:style-name="ce39" table:formula="of:=IF([.AP30]=1;IF(OR(SUM([.AO29:.AQ31];-1)=2;SUM([.AO29:.AQ31];-1)=3);1;0);IF(SUM([.AO29:.AQ31])=3;1;0))" office:value-type="float" office:value="0" calcext:value-type="float">
            <text:p>0</text:p>
          </table:table-cell>
          <table:table-cell table:style-name="ce39" table:formula="of:=IF([.AQ30]=1;IF(OR(SUM([.AP29:.AR31];-1)=2;SUM([.AP29:.AR31];-1)=3);1;0);IF(SUM([.AP29:.AR31])=3;1;0))" office:value-type="float" office:value="0" calcext:value-type="float">
            <text:p>0</text:p>
          </table:table-cell>
          <table:table-cell table:style-name="ce39" table:formula="of:=IF([.AR30]=1;IF(OR(SUM([.AQ29:.AS31];-1)=2;SUM([.AQ29:.AS31];-1)=3);1;0);IF(SUM([.AQ29:.AS31])=3;1;0))" office:value-type="float" office:value="0" calcext:value-type="float">
            <text:p>0</text:p>
          </table:table-cell>
          <table:table-cell table:style-name="ce39" table:formula="of:=IF([.AS30]=1;IF(OR(SUM([.AR29:.AT31];-1)=2;SUM([.AR29:.AT31];-1)=3);1;0);IF(SUM([.AR29:.AT31])=3;1;0))" office:value-type="float" office:value="0" calcext:value-type="float">
            <text:p>0</text:p>
          </table:table-cell>
          <table:table-cell table:style-name="ce39" table:formula="of:=IF([.AT30]=1;IF(OR(SUM([.AS29:.AU31];-1)=2;SUM([.AS29:.AU31];-1)=3);1;0);IF(SUM([.AS29:.AU31])=3;1;0))" office:value-type="float" office:value="0" calcext:value-type="float">
            <text:p>0</text:p>
          </table:table-cell>
          <table:table-cell table:style-name="ce39" table:formula="of:=IF([.AU30]=1;IF(OR(SUM([.AT29:.AV31];-1)=2;SUM([.AT29:.AV31];-1)=3);1;0);IF(SUM([.AT29:.AV31])=3;1;0))" office:value-type="float" office:value="0" calcext:value-type="float">
            <text:p>0</text:p>
          </table:table-cell>
          <table:table-cell table:style-name="ce39" table:formula="of:=IF([.AV30]=1;IF(OR(SUM([.AU29:.AW31];-1)=2;SUM([.AU29:.AW31];-1)=3);1;0);IF(SUM([.AU29:.AW31])=3;1;0))" office:value-type="float" office:value="0" calcext:value-type="float">
            <text:p>0</text:p>
          </table:table-cell>
          <table:table-cell table:style-name="ce39" table:formula="of:=IF([.AW30]=1;IF(OR(SUM([.AV29:.AX31];-1)=2;SUM([.AV29:.AX31];-1)=3);1;0);IF(SUM([.AV29:.AX31])=3;1;0))" office:value-type="float" office:value="0" calcext:value-type="float">
            <text:p>0</text:p>
          </table:table-cell>
          <table:table-cell table:style-name="ce39" table:formula="of:=IF([.AX30]=1;IF(OR(SUM([.AW29:.AY31];-1)=2;SUM([.AW29:.AY31];-1)=3);1;0);IF(SUM([.AW29:.AY31])=3;1;0))" office:value-type="float" office:value="0" calcext:value-type="float">
            <text:p>0</text:p>
          </table:table-cell>
          <table:table-cell table:style-name="ce39" table:formula="of:=IF([.AY30]=1;IF(OR(SUM([.AX29:.AZ31];-1)=2;SUM([.AX29:.AZ31];-1)=3);1;0);IF(SUM([.AX29:.AZ31])=3;1;0))" office:value-type="float" office:value="0" calcext:value-type="float">
            <text:p>0</text:p>
          </table:table-cell>
          <table:table-cell table:style-name="ce39" table:formula="of:=IF([.AZ30]=1;IF(OR(SUM([.AY29:.BA31];-1)=2;SUM([.AY29:.BA31];-1)=3);1;0);IF(SUM([.AY29:.BA31])=3;1;0))" office:value-type="float" office:value="0" calcext:value-type="float">
            <text:p>0</text:p>
          </table:table-cell>
          <table:table-cell table:style-name="ce39" table:formula="of:=IF([.BA30]=1;IF(OR(SUM([.AZ29:.BB31];-1)=2;SUM([.AZ29:.BB31];-1)=3);1;0);IF(SUM([.AZ29:.BB31])=3;1;0))" office:value-type="float" office:value="0" calcext:value-type="float">
            <text:p>0</text:p>
          </table:table-cell>
          <table:table-cell table:style-name="ce39" table:formula="of:=IF([.BB30]=1;IF(OR(SUM([.BA29:.BC31];-1)=2;SUM([.BA29:.BC31];-1)=3);1;0);IF(SUM([.BA29:.BC31])=3;1;0))" office:value-type="float" office:value="0" calcext:value-type="float">
            <text:p>0</text:p>
          </table:table-cell>
          <table:table-cell table:style-name="ce39" table:formula="of:=IF([.BC30]=1;IF(OR(SUM([.BB29:.BD31];-1)=2;SUM([.BB29:.BD31];-1)=3);1;0);IF(SUM([.BB29:.BD31])=3;1;0))" office:value-type="float" office:value="0" calcext:value-type="float">
            <text:p>0</text:p>
          </table:table-cell>
          <table:table-cell table:style-name="ce39" table:formula="of:=IF([.BD30]=1;IF(OR(SUM([.BC29:.BE31];-1)=2;SUM([.BC29:.BE31];-1)=3);1;0);IF(SUM([.BC29:.BE31])=3;1;0))" office:value-type="float" office:value="0" calcext:value-type="float">
            <text:p>0</text:p>
          </table:table-cell>
          <table:table-cell table:style-name="ce39" table:formula="of:=IF([.BE30]=1;IF(OR(SUM([.BD29:.BF31];-1)=2;SUM([.BD29:.BF31];-1)=3);1;0);IF(SUM([.BD29:.BF31])=3;1;0)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39" table:formula="of:=IF([.C31]=1;IF(OR(SUM([.B30:.D32];-1)=2;SUM([.B30:.D32];-1)=3);1;0);IF(SUM([.B30:.D32])=3;1;0))" office:value-type="float" office:value="0" calcext:value-type="float">
            <text:p>0</text:p>
          </table:table-cell>
          <table:table-cell table:style-name="ce39" table:formula="of:=IF([.D31]=1;IF(OR(SUM([.C30:.E32];-1)=2;SUM([.C30:.E32];-1)=3);1;0);IF(SUM([.C30:.E32])=3;1;0))" office:value-type="float" office:value="0" calcext:value-type="float">
            <text:p>0</text:p>
          </table:table-cell>
          <table:table-cell table:style-name="ce39" table:formula="of:=IF([.E31]=1;IF(OR(SUM([.D30:.F32];-1)=2;SUM([.D30:.F32];-1)=3);1;0);IF(SUM([.D30:.F32])=3;1;0))" office:value-type="float" office:value="0" calcext:value-type="float">
            <text:p>0</text:p>
          </table:table-cell>
          <table:table-cell table:style-name="ce39" table:formula="of:=IF([.F31]=1;IF(OR(SUM([.E30:.G32];-1)=2;SUM([.E30:.G32];-1)=3);1;0);IF(SUM([.E30:.G32])=3;1;0))" office:value-type="float" office:value="0" calcext:value-type="float">
            <text:p>0</text:p>
          </table:table-cell>
          <table:table-cell table:style-name="ce39" table:formula="of:=IF([.G31]=1;IF(OR(SUM([.F30:.H32];-1)=2;SUM([.F30:.H32];-1)=3);1;0);IF(SUM([.F30:.H32])=3;1;0))" office:value-type="float" office:value="0" calcext:value-type="float">
            <text:p>0</text:p>
          </table:table-cell>
          <table:table-cell table:style-name="ce39" table:formula="of:=IF([.H31]=1;IF(OR(SUM([.G30:.I32];-1)=2;SUM([.G30:.I32];-1)=3);1;0);IF(SUM([.G30:.I32])=3;1;0))" office:value-type="float" office:value="0" calcext:value-type="float">
            <text:p>0</text:p>
          </table:table-cell>
          <table:table-cell table:style-name="ce39" table:formula="of:=IF([.I31]=1;IF(OR(SUM([.H30:.J32];-1)=2;SUM([.H30:.J32];-1)=3);1;0);IF(SUM([.H30:.J32])=3;1;0))" office:value-type="float" office:value="1" calcext:value-type="float">
            <text:p>1</text:p>
          </table:table-cell>
          <table:table-cell table:style-name="ce39" table:formula="of:=IF([.J31]=1;IF(OR(SUM([.I30:.K32];-1)=2;SUM([.I30:.K32];-1)=3);1;0);IF(SUM([.I30:.K32])=3;1;0))" office:value-type="float" office:value="1" calcext:value-type="float">
            <text:p>1</text:p>
          </table:table-cell>
          <table:table-cell table:style-name="ce39" table:formula="of:=IF([.K31]=1;IF(OR(SUM([.J30:.L32];-1)=2;SUM([.J30:.L32];-1)=3);1;0);IF(SUM([.J30:.L32])=3;1;0))" office:value-type="float" office:value="1" calcext:value-type="float">
            <text:p>1</text:p>
          </table:table-cell>
          <table:table-cell table:style-name="ce39" table:formula="of:=IF([.L31]=1;IF(OR(SUM([.K30:.M32];-1)=2;SUM([.K30:.M32];-1)=3);1;0);IF(SUM([.K30:.M32])=3;1;0))" office:value-type="float" office:value="0" calcext:value-type="float">
            <text:p>0</text:p>
          </table:table-cell>
          <table:table-cell table:style-name="ce39" table:formula="of:=IF([.M31]=1;IF(OR(SUM([.L30:.N32];-1)=2;SUM([.L30:.N32];-1)=3);1;0);IF(SUM([.L30:.N32])=3;1;0))" office:value-type="float" office:value="1" calcext:value-type="float">
            <text:p>1</text:p>
          </table:table-cell>
          <table:table-cell table:style-name="ce39" table:formula="of:=IF([.N31]=1;IF(OR(SUM([.M30:.O32];-1)=2;SUM([.M30:.O32];-1)=3);1;0);IF(SUM([.M30:.O32])=3;1;0))" office:value-type="float" office:value="1" calcext:value-type="float">
            <text:p>1</text:p>
          </table:table-cell>
          <table:table-cell table:style-name="ce39" table:formula="of:=IF([.O31]=1;IF(OR(SUM([.N30:.P32];-1)=2;SUM([.N30:.P32];-1)=3);1;0);IF(SUM([.N30:.P32])=3;1;0))" office:value-type="float" office:value="1" calcext:value-type="float">
            <text:p>1</text:p>
          </table:table-cell>
          <table:table-cell table:style-name="ce39" table:formula="of:=IF([.P31]=1;IF(OR(SUM([.O30:.Q32];-1)=2;SUM([.O30:.Q32];-1)=3);1;0);IF(SUM([.O30:.Q32])=3;1;0))" office:value-type="float" office:value="0" calcext:value-type="float">
            <text:p>0</text:p>
          </table:table-cell>
          <table:table-cell table:style-name="ce39" table:formula="of:=IF([.Q31]=1;IF(OR(SUM([.P30:.R32];-1)=2;SUM([.P30:.R32];-1)=3);1;0);IF(SUM([.P30:.R32])=3;1;0))" office:value-type="float" office:value="0" calcext:value-type="float">
            <text:p>0</text:p>
          </table:table-cell>
          <table:table-cell table:style-name="ce39" table:formula="of:=IF([.R31]=1;IF(OR(SUM([.Q30:.S32];-1)=2;SUM([.Q30:.S32];-1)=3);1;0);IF(SUM([.Q30:.S32])=3;1;0))" office:value-type="float" office:value="0" calcext:value-type="float">
            <text:p>0</text:p>
          </table:table-cell>
          <table:table-cell table:style-name="ce39" table:formula="of:=IF([.S31]=1;IF(OR(SUM([.R30:.T32];-1)=2;SUM([.R30:.T32];-1)=3);1;0);IF(SUM([.R30:.T32])=3;1;0))" office:value-type="float" office:value="0" calcext:value-type="float">
            <text:p>0</text:p>
          </table:table-cell>
          <table:table-cell table:style-name="ce39" table:formula="of:=IF([.T31]=1;IF(OR(SUM([.S30:.U32];-1)=2;SUM([.S30:.U32];-1)=3);1;0);IF(SUM([.S30:.U32])=3;1;0))" office:value-type="float" office:value="0" calcext:value-type="float">
            <text:p>0</text:p>
          </table:table-cell>
          <table:table-cell table:style-name="ce39" table:formula="of:=IF([.U31]=1;IF(OR(SUM([.T30:.V32];-1)=2;SUM([.T30:.V32];-1)=3);1;0);IF(SUM([.T30:.V32])=3;1;0))" office:value-type="float" office:value="0" calcext:value-type="float">
            <text:p>0</text:p>
          </table:table-cell>
          <table:table-cell table:style-name="ce39" table:formula="of:=IF([.V31]=1;IF(OR(SUM([.U30:.W32];-1)=2;SUM([.U30:.W32];-1)=3);1;0);IF(SUM([.U30:.W32])=3;1;0))" office:value-type="float" office:value="0" calcext:value-type="float">
            <text:p>0</text:p>
          </table:table-cell>
          <table:table-cell table:style-name="ce39" table:formula="of:=IF([.W31]=1;IF(OR(SUM([.V30:.X32];-1)=2;SUM([.V30:.X32];-1)=3);1;0);IF(SUM([.V30:.X32])=3;1;0))" office:value-type="float" office:value="0" calcext:value-type="float">
            <text:p>0</text:p>
          </table:table-cell>
          <table:table-cell table:style-name="ce39" table:formula="of:=IF([.X31]=1;IF(OR(SUM([.W30:.Y32];-1)=2;SUM([.W30:.Y32];-1)=3);1;0);IF(SUM([.W30:.Y32])=3;1;0))" office:value-type="float" office:value="0" calcext:value-type="float">
            <text:p>0</text:p>
          </table:table-cell>
          <table:table-cell table:style-name="ce39" table:formula="of:=IF([.Y31]=1;IF(OR(SUM([.X30:.Z32];-1)=2;SUM([.X30:.Z32];-1)=3);1;0);IF(SUM([.X30:.Z32])=3;1;0))" office:value-type="float" office:value="0" calcext:value-type="float">
            <text:p>0</text:p>
          </table:table-cell>
          <table:table-cell table:style-name="ce39" table:formula="of:=IF([.Z31]=1;IF(OR(SUM([.Y30:.AA32];-1)=2;SUM([.Y30:.AA32];-1)=3);1;0);IF(SUM([.Y30:.AA32])=3;1;0))" office:value-type="float" office:value="0" calcext:value-type="float">
            <text:p>0</text:p>
          </table:table-cell>
          <table:table-cell table:style-name="ce39" table:formula="of:=IF([.AA31]=1;IF(OR(SUM([.Z30:.AB32];-1)=2;SUM([.Z30:.AB32];-1)=3);1;0);IF(SUM([.Z30:.AB32])=3;1;0))" office:value-type="float" office:value="0" calcext:value-type="float">
            <text:p>0</text:p>
          </table:table-cell>
          <table:table-cell table:style-name="ce39" table:formula="of:=IF([.AB31]=1;IF(OR(SUM([.AA30:.AC32];-1)=2;SUM([.AA30:.AC32];-1)=3);1;0);IF(SUM([.AA30:.AC32])=3;1;0))" office:value-type="float" office:value="1" calcext:value-type="float">
            <text:p>1</text:p>
          </table:table-cell>
          <table:table-cell table:style-name="ce39" table:formula="of:=IF([.AC31]=1;IF(OR(SUM([.AB30:.AD32];-1)=2;SUM([.AB30:.AD32];-1)=3);1;0);IF(SUM([.AB30:.AD32])=3;1;0))" office:value-type="float" office:value="0" calcext:value-type="float">
            <text:p>0</text:p>
          </table:table-cell>
          <table:table-cell table:style-name="ce39" table:formula="of:=IF([.AD31]=1;IF(OR(SUM([.AC30:.AE32];-1)=2;SUM([.AC30:.AE32];-1)=3);1;0);IF(SUM([.AC30:.AE32])=3;1;0))" office:value-type="float" office:value="1" calcext:value-type="float">
            <text:p>1</text:p>
          </table:table-cell>
          <table:table-cell table:style-name="ce39" table:formula="of:=IF([.AE31]=1;IF(OR(SUM([.AD30:.AF32];-1)=2;SUM([.AD30:.AF32];-1)=3);1;0);IF(SUM([.AD30:.AF32])=3;1;0))" office:value-type="float" office:value="0" calcext:value-type="float">
            <text:p>0</text:p>
          </table:table-cell>
          <table:table-cell table:style-name="ce39" table:formula="of:=IF([.AF31]=1;IF(OR(SUM([.AE30:.AG32];-1)=2;SUM([.AE30:.AG32];-1)=3);1;0);IF(SUM([.AE30:.AG32])=3;1;0))" office:value-type="float" office:value="0" calcext:value-type="float">
            <text:p>0</text:p>
          </table:table-cell>
          <table:table-cell table:style-name="ce39" table:formula="of:=IF([.AG31]=1;IF(OR(SUM([.AF30:.AH32];-1)=2;SUM([.AF30:.AH32];-1)=3);1;0);IF(SUM([.AF30:.AH32])=3;1;0))" office:value-type="float" office:value="0" calcext:value-type="float">
            <text:p>0</text:p>
          </table:table-cell>
          <table:table-cell table:style-name="ce39" table:formula="of:=IF([.AH31]=1;IF(OR(SUM([.AG30:.AI32];-1)=2;SUM([.AG30:.AI32];-1)=3);1;0);IF(SUM([.AG30:.AI32])=3;1;0))" office:value-type="float" office:value="0" calcext:value-type="float">
            <text:p>0</text:p>
          </table:table-cell>
          <table:table-cell table:style-name="ce39" table:formula="of:=IF([.AI31]=1;IF(OR(SUM([.AH30:.AJ32];-1)=2;SUM([.AH30:.AJ32];-1)=3);1;0);IF(SUM([.AH30:.AJ32])=3;1;0))" office:value-type="float" office:value="0" calcext:value-type="float">
            <text:p>0</text:p>
          </table:table-cell>
          <table:table-cell table:style-name="ce39" table:formula="of:=IF([.AJ31]=1;IF(OR(SUM([.AI30:.AK32];-1)=2;SUM([.AI30:.AK32];-1)=3);1;0);IF(SUM([.AI30:.AK32])=3;1;0))" office:value-type="float" office:value="0" calcext:value-type="float">
            <text:p>0</text:p>
          </table:table-cell>
          <table:table-cell table:style-name="ce39" table:formula="of:=IF([.AK31]=1;IF(OR(SUM([.AJ30:.AL32];-1)=2;SUM([.AJ30:.AL32];-1)=3);1;0);IF(SUM([.AJ30:.AL32])=3;1;0))" office:value-type="float" office:value="0" calcext:value-type="float">
            <text:p>0</text:p>
          </table:table-cell>
          <table:table-cell table:style-name="ce39" table:formula="of:=IF([.AL31]=1;IF(OR(SUM([.AK30:.AM32];-1)=2;SUM([.AK30:.AM32];-1)=3);1;0);IF(SUM([.AK30:.AM32])=3;1;0))" office:value-type="float" office:value="0" calcext:value-type="float">
            <text:p>0</text:p>
          </table:table-cell>
          <table:table-cell table:style-name="ce39" table:formula="of:=IF([.AM31]=1;IF(OR(SUM([.AL30:.AN32];-1)=2;SUM([.AL30:.AN32];-1)=3);1;0);IF(SUM([.AL30:.AN32])=3;1;0))" office:value-type="float" office:value="0" calcext:value-type="float">
            <text:p>0</text:p>
          </table:table-cell>
          <table:table-cell table:style-name="ce39" table:formula="of:=IF([.AN31]=1;IF(OR(SUM([.AM30:.AO32];-1)=2;SUM([.AM30:.AO32];-1)=3);1;0);IF(SUM([.AM30:.AO32])=3;1;0))" office:value-type="float" office:value="0" calcext:value-type="float">
            <text:p>0</text:p>
          </table:table-cell>
          <table:table-cell table:style-name="ce39" table:formula="of:=IF([.AO31]=1;IF(OR(SUM([.AN30:.AP32];-1)=2;SUM([.AN30:.AP32];-1)=3);1;0);IF(SUM([.AN30:.AP32])=3;1;0))" office:value-type="float" office:value="0" calcext:value-type="float">
            <text:p>0</text:p>
          </table:table-cell>
          <table:table-cell table:style-name="ce39" table:formula="of:=IF([.AP31]=1;IF(OR(SUM([.AO30:.AQ32];-1)=2;SUM([.AO30:.AQ32];-1)=3);1;0);IF(SUM([.AO30:.AQ32])=3;1;0))" office:value-type="float" office:value="0" calcext:value-type="float">
            <text:p>0</text:p>
          </table:table-cell>
          <table:table-cell table:style-name="ce39" table:formula="of:=IF([.AQ31]=1;IF(OR(SUM([.AP30:.AR32];-1)=2;SUM([.AP30:.AR32];-1)=3);1;0);IF(SUM([.AP30:.AR32])=3;1;0))" office:value-type="float" office:value="0" calcext:value-type="float">
            <text:p>0</text:p>
          </table:table-cell>
          <table:table-cell table:style-name="ce39" table:formula="of:=IF([.AR31]=1;IF(OR(SUM([.AQ30:.AS32];-1)=2;SUM([.AQ30:.AS32];-1)=3);1;0);IF(SUM([.AQ30:.AS32])=3;1;0))" office:value-type="float" office:value="0" calcext:value-type="float">
            <text:p>0</text:p>
          </table:table-cell>
          <table:table-cell table:style-name="ce39" table:formula="of:=IF([.AS31]=1;IF(OR(SUM([.AR30:.AT32];-1)=2;SUM([.AR30:.AT32];-1)=3);1;0);IF(SUM([.AR30:.AT32])=3;1;0))" office:value-type="float" office:value="0" calcext:value-type="float">
            <text:p>0</text:p>
          </table:table-cell>
          <table:table-cell table:style-name="ce39" table:formula="of:=IF([.AT31]=1;IF(OR(SUM([.AS30:.AU32];-1)=2;SUM([.AS30:.AU32];-1)=3);1;0);IF(SUM([.AS30:.AU32])=3;1;0))" office:value-type="float" office:value="0" calcext:value-type="float">
            <text:p>0</text:p>
          </table:table-cell>
          <table:table-cell table:style-name="ce39" table:formula="of:=IF([.AU31]=1;IF(OR(SUM([.AT30:.AV32];-1)=2;SUM([.AT30:.AV32];-1)=3);1;0);IF(SUM([.AT30:.AV32])=3;1;0))" office:value-type="float" office:value="0" calcext:value-type="float">
            <text:p>0</text:p>
          </table:table-cell>
          <table:table-cell table:style-name="ce39" table:formula="of:=IF([.AV31]=1;IF(OR(SUM([.AU30:.AW32];-1)=2;SUM([.AU30:.AW32];-1)=3);1;0);IF(SUM([.AU30:.AW32])=3;1;0))" office:value-type="float" office:value="0" calcext:value-type="float">
            <text:p>0</text:p>
          </table:table-cell>
          <table:table-cell table:style-name="ce39" table:formula="of:=IF([.AW31]=1;IF(OR(SUM([.AV30:.AX32];-1)=2;SUM([.AV30:.AX32];-1)=3);1;0);IF(SUM([.AV30:.AX32])=3;1;0))" office:value-type="float" office:value="0" calcext:value-type="float">
            <text:p>0</text:p>
          </table:table-cell>
          <table:table-cell table:style-name="ce39" table:formula="of:=IF([.AX31]=1;IF(OR(SUM([.AW30:.AY32];-1)=2;SUM([.AW30:.AY32];-1)=3);1;0);IF(SUM([.AW30:.AY32])=3;1;0))" office:value-type="float" office:value="0" calcext:value-type="float">
            <text:p>0</text:p>
          </table:table-cell>
          <table:table-cell table:style-name="ce39" table:formula="of:=IF([.AY31]=1;IF(OR(SUM([.AX30:.AZ32];-1)=2;SUM([.AX30:.AZ32];-1)=3);1;0);IF(SUM([.AX30:.AZ32])=3;1;0))" office:value-type="float" office:value="0" calcext:value-type="float">
            <text:p>0</text:p>
          </table:table-cell>
          <table:table-cell table:style-name="ce39" table:formula="of:=IF([.AZ31]=1;IF(OR(SUM([.AY30:.BA32];-1)=2;SUM([.AY30:.BA32];-1)=3);1;0);IF(SUM([.AY30:.BA32])=3;1;0))" office:value-type="float" office:value="0" calcext:value-type="float">
            <text:p>0</text:p>
          </table:table-cell>
          <table:table-cell table:style-name="ce39" table:formula="of:=IF([.BA31]=1;IF(OR(SUM([.AZ30:.BB32];-1)=2;SUM([.AZ30:.BB32];-1)=3);1;0);IF(SUM([.AZ30:.BB32])=3;1;0))" office:value-type="float" office:value="0" calcext:value-type="float">
            <text:p>0</text:p>
          </table:table-cell>
          <table:table-cell table:style-name="ce39" table:formula="of:=IF([.BB31]=1;IF(OR(SUM([.BA30:.BC32];-1)=2;SUM([.BA30:.BC32];-1)=3);1;0);IF(SUM([.BA30:.BC32])=3;1;0))" office:value-type="float" office:value="0" calcext:value-type="float">
            <text:p>0</text:p>
          </table:table-cell>
          <table:table-cell table:style-name="ce39" table:formula="of:=IF([.BC31]=1;IF(OR(SUM([.BB30:.BD32];-1)=2;SUM([.BB30:.BD32];-1)=3);1;0);IF(SUM([.BB30:.BD32])=3;1;0))" office:value-type="float" office:value="0" calcext:value-type="float">
            <text:p>0</text:p>
          </table:table-cell>
          <table:table-cell table:style-name="ce39" table:formula="of:=IF([.BD31]=1;IF(OR(SUM([.BC30:.BE32];-1)=2;SUM([.BC30:.BE32];-1)=3);1;0);IF(SUM([.BC30:.BE32])=3;1;0))" office:value-type="float" office:value="0" calcext:value-type="float">
            <text:p>0</text:p>
          </table:table-cell>
          <table:table-cell table:style-name="ce39" table:formula="of:=IF([.BE31]=1;IF(OR(SUM([.BD30:.BF32];-1)=2;SUM([.BD30:.BF32];-1)=3);1;0);IF(SUM([.BD30:.BF32])=3;1;0)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 table:formula="of:=[.A32]+1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39" table:formula="of:=IF([.C32]=1;IF(OR(SUM([.B31:.D33];-1)=2;SUM([.B31:.D33];-1)=3);1;0);IF(SUM([.B31:.D33])=3;1;0))" office:value-type="float" office:value="0" calcext:value-type="float">
            <text:p>0</text:p>
          </table:table-cell>
          <table:table-cell table:style-name="ce39" table:formula="of:=IF([.D32]=1;IF(OR(SUM([.C31:.E33];-1)=2;SUM([.C31:.E33];-1)=3);1;0);IF(SUM([.C31:.E33])=3;1;0))" office:value-type="float" office:value="0" calcext:value-type="float">
            <text:p>0</text:p>
          </table:table-cell>
          <table:table-cell table:style-name="ce39" table:formula="of:=IF([.E32]=1;IF(OR(SUM([.D31:.F33];-1)=2;SUM([.D31:.F33];-1)=3);1;0);IF(SUM([.D31:.F33])=3;1;0))" office:value-type="float" office:value="0" calcext:value-type="float">
            <text:p>0</text:p>
          </table:table-cell>
          <table:table-cell table:style-name="ce39" table:formula="of:=IF([.F32]=1;IF(OR(SUM([.E31:.G33];-1)=2;SUM([.E31:.G33];-1)=3);1;0);IF(SUM([.E31:.G33])=3;1;0))" office:value-type="float" office:value="0" calcext:value-type="float">
            <text:p>0</text:p>
          </table:table-cell>
          <table:table-cell table:style-name="ce39" table:formula="of:=IF([.G32]=1;IF(OR(SUM([.F31:.H33];-1)=2;SUM([.F31:.H33];-1)=3);1;0);IF(SUM([.F31:.H33])=3;1;0))" office:value-type="float" office:value="0" calcext:value-type="float">
            <text:p>0</text:p>
          </table:table-cell>
          <table:table-cell table:style-name="ce39" table:formula="of:=IF([.H32]=1;IF(OR(SUM([.G31:.I33];-1)=2;SUM([.G31:.I33];-1)=3);1;0);IF(SUM([.G31:.I33])=3;1;0))" office:value-type="float" office:value="0" calcext:value-type="float">
            <text:p>0</text:p>
          </table:table-cell>
          <table:table-cell table:style-name="ce39" table:formula="of:=IF([.I32]=1;IF(OR(SUM([.H31:.J33];-1)=2;SUM([.H31:.J33];-1)=3);1;0);IF(SUM([.H31:.J33])=3;1;0))" office:value-type="float" office:value="1" calcext:value-type="float">
            <text:p>1</text:p>
          </table:table-cell>
          <table:table-cell table:style-name="ce39" table:formula="of:=IF([.J32]=1;IF(OR(SUM([.I31:.K33];-1)=2;SUM([.I31:.K33];-1)=3);1;0);IF(SUM([.I31:.K33])=3;1;0))" office:value-type="float" office:value="1" calcext:value-type="float">
            <text:p>1</text:p>
          </table:table-cell>
          <table:table-cell table:style-name="ce39" table:formula="of:=IF([.K32]=1;IF(OR(SUM([.J31:.L33];-1)=2;SUM([.J31:.L33];-1)=3);1;0);IF(SUM([.J31:.L33])=3;1;0))" office:value-type="float" office:value="1" calcext:value-type="float">
            <text:p>1</text:p>
          </table:table-cell>
          <table:table-cell table:style-name="ce39" table:formula="of:=IF([.L32]=1;IF(OR(SUM([.K31:.M33];-1)=2;SUM([.K31:.M33];-1)=3);1;0);IF(SUM([.K31:.M33])=3;1;0))" office:value-type="float" office:value="0" calcext:value-type="float">
            <text:p>0</text:p>
          </table:table-cell>
          <table:table-cell table:style-name="ce39" table:formula="of:=IF([.M32]=1;IF(OR(SUM([.L31:.N33];-1)=2;SUM([.L31:.N33];-1)=3);1;0);IF(SUM([.L31:.N33])=3;1;0))" office:value-type="float" office:value="1" calcext:value-type="float">
            <text:p>1</text:p>
          </table:table-cell>
          <table:table-cell table:style-name="ce39" table:formula="of:=IF([.N32]=1;IF(OR(SUM([.M31:.O33];-1)=2;SUM([.M31:.O33];-1)=3);1;0);IF(SUM([.M31:.O33])=3;1;0))" office:value-type="float" office:value="1" calcext:value-type="float">
            <text:p>1</text:p>
          </table:table-cell>
          <table:table-cell table:style-name="ce39" table:formula="of:=IF([.O32]=1;IF(OR(SUM([.N31:.P33];-1)=2;SUM([.N31:.P33];-1)=3);1;0);IF(SUM([.N31:.P33])=3;1;0))" office:value-type="float" office:value="1" calcext:value-type="float">
            <text:p>1</text:p>
          </table:table-cell>
          <table:table-cell table:style-name="ce39" table:formula="of:=IF([.P32]=1;IF(OR(SUM([.O31:.Q33];-1)=2;SUM([.O31:.Q33];-1)=3);1;0);IF(SUM([.O31:.Q33])=3;1;0))" office:value-type="float" office:value="0" calcext:value-type="float">
            <text:p>0</text:p>
          </table:table-cell>
          <table:table-cell table:style-name="ce39" table:formula="of:=IF([.Q32]=1;IF(OR(SUM([.P31:.R33];-1)=2;SUM([.P31:.R33];-1)=3);1;0);IF(SUM([.P31:.R33])=3;1;0))" office:value-type="float" office:value="0" calcext:value-type="float">
            <text:p>0</text:p>
          </table:table-cell>
          <table:table-cell table:style-name="ce39" table:formula="of:=IF([.R32]=1;IF(OR(SUM([.Q31:.S33];-1)=2;SUM([.Q31:.S33];-1)=3);1;0);IF(SUM([.Q31:.S33])=3;1;0))" office:value-type="float" office:value="0" calcext:value-type="float">
            <text:p>0</text:p>
          </table:table-cell>
          <table:table-cell table:style-name="ce39" table:formula="of:=IF([.S32]=1;IF(OR(SUM([.R31:.T33];-1)=2;SUM([.R31:.T33];-1)=3);1;0);IF(SUM([.R31:.T33])=3;1;0))" office:value-type="float" office:value="0" calcext:value-type="float">
            <text:p>0</text:p>
          </table:table-cell>
          <table:table-cell table:style-name="ce39" table:formula="of:=IF([.T32]=1;IF(OR(SUM([.S31:.U33];-1)=2;SUM([.S31:.U33];-1)=3);1;0);IF(SUM([.S31:.U33])=3;1;0))" office:value-type="float" office:value="0" calcext:value-type="float">
            <text:p>0</text:p>
          </table:table-cell>
          <table:table-cell table:style-name="ce39" table:formula="of:=IF([.U32]=1;IF(OR(SUM([.T31:.V33];-1)=2;SUM([.T31:.V33];-1)=3);1;0);IF(SUM([.T31:.V33])=3;1;0))" office:value-type="float" office:value="0" calcext:value-type="float">
            <text:p>0</text:p>
          </table:table-cell>
          <table:table-cell table:style-name="ce39" table:formula="of:=IF([.V32]=1;IF(OR(SUM([.U31:.W33];-1)=2;SUM([.U31:.W33];-1)=3);1;0);IF(SUM([.U31:.W33])=3;1;0))" office:value-type="float" office:value="0" calcext:value-type="float">
            <text:p>0</text:p>
          </table:table-cell>
          <table:table-cell table:style-name="ce39" table:formula="of:=IF([.W32]=1;IF(OR(SUM([.V31:.X33];-1)=2;SUM([.V31:.X33];-1)=3);1;0);IF(SUM([.V31:.X33])=3;1;0))" office:value-type="float" office:value="0" calcext:value-type="float">
            <text:p>0</text:p>
          </table:table-cell>
          <table:table-cell table:style-name="ce39" table:formula="of:=IF([.X32]=1;IF(OR(SUM([.W31:.Y33];-1)=2;SUM([.W31:.Y33];-1)=3);1;0);IF(SUM([.W31:.Y33])=3;1;0))" office:value-type="float" office:value="0" calcext:value-type="float">
            <text:p>0</text:p>
          </table:table-cell>
          <table:table-cell table:style-name="ce39" table:formula="of:=IF([.Y32]=1;IF(OR(SUM([.X31:.Z33];-1)=2;SUM([.X31:.Z33];-1)=3);1;0);IF(SUM([.X31:.Z33])=3;1;0))" office:value-type="float" office:value="0" calcext:value-type="float">
            <text:p>0</text:p>
          </table:table-cell>
          <table:table-cell table:style-name="ce39" table:formula="of:=IF([.Z32]=1;IF(OR(SUM([.Y31:.AA33];-1)=2;SUM([.Y31:.AA33];-1)=3);1;0);IF(SUM([.Y31:.AA33])=3;1;0))" office:value-type="float" office:value="0" calcext:value-type="float">
            <text:p>0</text:p>
          </table:table-cell>
          <table:table-cell table:style-name="ce39" table:formula="of:=IF([.AA32]=1;IF(OR(SUM([.Z31:.AB33];-1)=2;SUM([.Z31:.AB33];-1)=3);1;0);IF(SUM([.Z31:.AB33])=3;1;0))" office:value-type="float" office:value="0" calcext:value-type="float">
            <text:p>0</text:p>
          </table:table-cell>
          <table:table-cell table:style-name="ce39" table:formula="of:=IF([.AB32]=1;IF(OR(SUM([.AA31:.AC33];-1)=2;SUM([.AA31:.AC33];-1)=3);1;0);IF(SUM([.AA31:.AC33])=3;1;0))" office:value-type="float" office:value="0" calcext:value-type="float">
            <text:p>0</text:p>
          </table:table-cell>
          <table:table-cell table:style-name="ce39" table:formula="of:=IF([.AC32]=1;IF(OR(SUM([.AB31:.AD33];-1)=2;SUM([.AB31:.AD33];-1)=3);1;0);IF(SUM([.AB31:.AD33])=3;1;0))" office:value-type="float" office:value="1" calcext:value-type="float">
            <text:p>1</text:p>
          </table:table-cell>
          <table:table-cell table:style-name="ce39" table:formula="of:=IF([.AD32]=1;IF(OR(SUM([.AC31:.AE33];-1)=2;SUM([.AC31:.AE33];-1)=3);1;0);IF(SUM([.AC31:.AE33])=3;1;0))" office:value-type="float" office:value="1" calcext:value-type="float">
            <text:p>1</text:p>
          </table:table-cell>
          <table:table-cell table:style-name="ce39" table:formula="of:=IF([.AE32]=1;IF(OR(SUM([.AD31:.AF33];-1)=2;SUM([.AD31:.AF33];-1)=3);1;0);IF(SUM([.AD31:.AF33])=3;1;0))" office:value-type="float" office:value="0" calcext:value-type="float">
            <text:p>0</text:p>
          </table:table-cell>
          <table:table-cell table:style-name="ce39" table:formula="of:=IF([.AF32]=1;IF(OR(SUM([.AE31:.AG33];-1)=2;SUM([.AE31:.AG33];-1)=3);1;0);IF(SUM([.AE31:.AG33])=3;1;0))" office:value-type="float" office:value="0" calcext:value-type="float">
            <text:p>0</text:p>
          </table:table-cell>
          <table:table-cell table:style-name="ce39" table:formula="of:=IF([.AG32]=1;IF(OR(SUM([.AF31:.AH33];-1)=2;SUM([.AF31:.AH33];-1)=3);1;0);IF(SUM([.AF31:.AH33])=3;1;0))" office:value-type="float" office:value="0" calcext:value-type="float">
            <text:p>0</text:p>
          </table:table-cell>
          <table:table-cell table:style-name="ce39" table:formula="of:=IF([.AH32]=1;IF(OR(SUM([.AG31:.AI33];-1)=2;SUM([.AG31:.AI33];-1)=3);1;0);IF(SUM([.AG31:.AI33])=3;1;0))" office:value-type="float" office:value="0" calcext:value-type="float">
            <text:p>0</text:p>
          </table:table-cell>
          <table:table-cell table:style-name="ce39" table:formula="of:=IF([.AI32]=1;IF(OR(SUM([.AH31:.AJ33];-1)=2;SUM([.AH31:.AJ33];-1)=3);1;0);IF(SUM([.AH31:.AJ33])=3;1;0))" office:value-type="float" office:value="0" calcext:value-type="float">
            <text:p>0</text:p>
          </table:table-cell>
          <table:table-cell table:style-name="ce39" table:formula="of:=IF([.AJ32]=1;IF(OR(SUM([.AI31:.AK33];-1)=2;SUM([.AI31:.AK33];-1)=3);1;0);IF(SUM([.AI31:.AK33])=3;1;0))" office:value-type="float" office:value="0" calcext:value-type="float">
            <text:p>0</text:p>
          </table:table-cell>
          <table:table-cell table:style-name="ce39" table:formula="of:=IF([.AK32]=1;IF(OR(SUM([.AJ31:.AL33];-1)=2;SUM([.AJ31:.AL33];-1)=3);1;0);IF(SUM([.AJ31:.AL33])=3;1;0))" office:value-type="float" office:value="0" calcext:value-type="float">
            <text:p>0</text:p>
          </table:table-cell>
          <table:table-cell table:style-name="ce39" table:formula="of:=IF([.AL32]=1;IF(OR(SUM([.AK31:.AM33];-1)=2;SUM([.AK31:.AM33];-1)=3);1;0);IF(SUM([.AK31:.AM33])=3;1;0))" office:value-type="float" office:value="0" calcext:value-type="float">
            <text:p>0</text:p>
          </table:table-cell>
          <table:table-cell table:style-name="ce39" table:formula="of:=IF([.AM32]=1;IF(OR(SUM([.AL31:.AN33];-1)=2;SUM([.AL31:.AN33];-1)=3);1;0);IF(SUM([.AL31:.AN33])=3;1;0))" office:value-type="float" office:value="0" calcext:value-type="float">
            <text:p>0</text:p>
          </table:table-cell>
          <table:table-cell table:style-name="ce39" table:formula="of:=IF([.AN32]=1;IF(OR(SUM([.AM31:.AO33];-1)=2;SUM([.AM31:.AO33];-1)=3);1;0);IF(SUM([.AM31:.AO33])=3;1;0))" office:value-type="float" office:value="0" calcext:value-type="float">
            <text:p>0</text:p>
          </table:table-cell>
          <table:table-cell table:style-name="ce39" table:formula="of:=IF([.AO32]=1;IF(OR(SUM([.AN31:.AP33];-1)=2;SUM([.AN31:.AP33];-1)=3);1;0);IF(SUM([.AN31:.AP33])=3;1;0))" office:value-type="float" office:value="0" calcext:value-type="float">
            <text:p>0</text:p>
          </table:table-cell>
          <table:table-cell table:style-name="ce39" table:formula="of:=IF([.AP32]=1;IF(OR(SUM([.AO31:.AQ33];-1)=2;SUM([.AO31:.AQ33];-1)=3);1;0);IF(SUM([.AO31:.AQ33])=3;1;0))" office:value-type="float" office:value="0" calcext:value-type="float">
            <text:p>0</text:p>
          </table:table-cell>
          <table:table-cell table:style-name="ce39" table:formula="of:=IF([.AQ32]=1;IF(OR(SUM([.AP31:.AR33];-1)=2;SUM([.AP31:.AR33];-1)=3);1;0);IF(SUM([.AP31:.AR33])=3;1;0))" office:value-type="float" office:value="0" calcext:value-type="float">
            <text:p>0</text:p>
          </table:table-cell>
          <table:table-cell table:style-name="ce39" table:formula="of:=IF([.AR32]=1;IF(OR(SUM([.AQ31:.AS33];-1)=2;SUM([.AQ31:.AS33];-1)=3);1;0);IF(SUM([.AQ31:.AS33])=3;1;0))" office:value-type="float" office:value="0" calcext:value-type="float">
            <text:p>0</text:p>
          </table:table-cell>
          <table:table-cell table:style-name="ce39" table:formula="of:=IF([.AS32]=1;IF(OR(SUM([.AR31:.AT33];-1)=2;SUM([.AR31:.AT33];-1)=3);1;0);IF(SUM([.AR31:.AT33])=3;1;0))" office:value-type="float" office:value="0" calcext:value-type="float">
            <text:p>0</text:p>
          </table:table-cell>
          <table:table-cell table:style-name="ce39" table:formula="of:=IF([.AT32]=1;IF(OR(SUM([.AS31:.AU33];-1)=2;SUM([.AS31:.AU33];-1)=3);1;0);IF(SUM([.AS31:.AU33])=3;1;0))" office:value-type="float" office:value="0" calcext:value-type="float">
            <text:p>0</text:p>
          </table:table-cell>
          <table:table-cell table:style-name="ce39" table:formula="of:=IF([.AU32]=1;IF(OR(SUM([.AT31:.AV33];-1)=2;SUM([.AT31:.AV33];-1)=3);1;0);IF(SUM([.AT31:.AV33])=3;1;0))" office:value-type="float" office:value="0" calcext:value-type="float">
            <text:p>0</text:p>
          </table:table-cell>
          <table:table-cell table:style-name="ce39" table:formula="of:=IF([.AV32]=1;IF(OR(SUM([.AU31:.AW33];-1)=2;SUM([.AU31:.AW33];-1)=3);1;0);IF(SUM([.AU31:.AW33])=3;1;0))" office:value-type="float" office:value="0" calcext:value-type="float">
            <text:p>0</text:p>
          </table:table-cell>
          <table:table-cell table:style-name="ce39" table:formula="of:=IF([.AW32]=1;IF(OR(SUM([.AV31:.AX33];-1)=2;SUM([.AV31:.AX33];-1)=3);1;0);IF(SUM([.AV31:.AX33])=3;1;0))" office:value-type="float" office:value="0" calcext:value-type="float">
            <text:p>0</text:p>
          </table:table-cell>
          <table:table-cell table:style-name="ce39" table:formula="of:=IF([.AX32]=1;IF(OR(SUM([.AW31:.AY33];-1)=2;SUM([.AW31:.AY33];-1)=3);1;0);IF(SUM([.AW31:.AY33])=3;1;0))" office:value-type="float" office:value="0" calcext:value-type="float">
            <text:p>0</text:p>
          </table:table-cell>
          <table:table-cell table:style-name="ce39" table:formula="of:=IF([.AY32]=1;IF(OR(SUM([.AX31:.AZ33];-1)=2;SUM([.AX31:.AZ33];-1)=3);1;0);IF(SUM([.AX31:.AZ33])=3;1;0))" office:value-type="float" office:value="0" calcext:value-type="float">
            <text:p>0</text:p>
          </table:table-cell>
          <table:table-cell table:style-name="ce39" table:formula="of:=IF([.AZ32]=1;IF(OR(SUM([.AY31:.BA33];-1)=2;SUM([.AY31:.BA33];-1)=3);1;0);IF(SUM([.AY31:.BA33])=3;1;0))" office:value-type="float" office:value="0" calcext:value-type="float">
            <text:p>0</text:p>
          </table:table-cell>
          <table:table-cell table:style-name="ce39" table:formula="of:=IF([.BA32]=1;IF(OR(SUM([.AZ31:.BB33];-1)=2;SUM([.AZ31:.BB33];-1)=3);1;0);IF(SUM([.AZ31:.BB33])=3;1;0))" office:value-type="float" office:value="0" calcext:value-type="float">
            <text:p>0</text:p>
          </table:table-cell>
          <table:table-cell table:style-name="ce39" table:formula="of:=IF([.BB32]=1;IF(OR(SUM([.BA31:.BC33];-1)=2;SUM([.BA31:.BC33];-1)=3);1;0);IF(SUM([.BA31:.BC33])=3;1;0))" office:value-type="float" office:value="0" calcext:value-type="float">
            <text:p>0</text:p>
          </table:table-cell>
          <table:table-cell table:style-name="ce39" table:formula="of:=IF([.BC32]=1;IF(OR(SUM([.BB31:.BD33];-1)=2;SUM([.BB31:.BD33];-1)=3);1;0);IF(SUM([.BB31:.BD33])=3;1;0))" office:value-type="float" office:value="0" calcext:value-type="float">
            <text:p>0</text:p>
          </table:table-cell>
          <table:table-cell table:style-name="ce39" table:formula="of:=IF([.BD32]=1;IF(OR(SUM([.BC31:.BE33];-1)=2;SUM([.BC31:.BE33];-1)=3);1;0);IF(SUM([.BC31:.BE33])=3;1;0))" office:value-type="float" office:value="0" calcext:value-type="float">
            <text:p>0</text:p>
          </table:table-cell>
          <table:table-cell table:style-name="ce39" table:formula="of:=IF([.BE32]=1;IF(OR(SUM([.BD31:.BF33];-1)=2;SUM([.BD31:.BF33];-1)=3);1;0);IF(SUM([.BD31:.BF33])=3;1;0)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39" table:formula="of:=IF([.C33]=1;IF(OR(SUM([.B32:.D34];-1)=2;SUM([.B32:.D34];-1)=3);1;0);IF(SUM([.B32:.D34])=3;1;0))" office:value-type="float" office:value="0" calcext:value-type="float">
            <text:p>0</text:p>
          </table:table-cell>
          <table:table-cell table:style-name="ce39" table:formula="of:=IF([.D33]=1;IF(OR(SUM([.C32:.E34];-1)=2;SUM([.C32:.E34];-1)=3);1;0);IF(SUM([.C32:.E34])=3;1;0))" office:value-type="float" office:value="0" calcext:value-type="float">
            <text:p>0</text:p>
          </table:table-cell>
          <table:table-cell table:style-name="ce39" table:formula="of:=IF([.E33]=1;IF(OR(SUM([.D32:.F34];-1)=2;SUM([.D32:.F34];-1)=3);1;0);IF(SUM([.D32:.F34])=3;1;0))" office:value-type="float" office:value="0" calcext:value-type="float">
            <text:p>0</text:p>
          </table:table-cell>
          <table:table-cell table:style-name="ce39" table:formula="of:=IF([.F33]=1;IF(OR(SUM([.E32:.G34];-1)=2;SUM([.E32:.G34];-1)=3);1;0);IF(SUM([.E32:.G34])=3;1;0))" office:value-type="float" office:value="0" calcext:value-type="float">
            <text:p>0</text:p>
          </table:table-cell>
          <table:table-cell table:style-name="ce39" table:formula="of:=IF([.G33]=1;IF(OR(SUM([.F32:.H34];-1)=2;SUM([.F32:.H34];-1)=3);1;0);IF(SUM([.F32:.H34])=3;1;0))" office:value-type="float" office:value="0" calcext:value-type="float">
            <text:p>0</text:p>
          </table:table-cell>
          <table:table-cell table:style-name="ce39" table:formula="of:=IF([.H33]=1;IF(OR(SUM([.G32:.I34];-1)=2;SUM([.G32:.I34];-1)=3);1;0);IF(SUM([.G32:.I34])=3;1;0))" office:value-type="float" office:value="0" calcext:value-type="float">
            <text:p>0</text:p>
          </table:table-cell>
          <table:table-cell table:style-name="ce39" table:formula="of:=IF([.I33]=1;IF(OR(SUM([.H32:.J34];-1)=2;SUM([.H32:.J34];-1)=3);1;0);IF(SUM([.H32:.J34])=3;1;0))" office:value-type="float" office:value="1" calcext:value-type="float">
            <text:p>1</text:p>
          </table:table-cell>
          <table:table-cell table:style-name="ce39" table:formula="of:=IF([.J33]=1;IF(OR(SUM([.I32:.K34];-1)=2;SUM([.I32:.K34];-1)=3);1;0);IF(SUM([.I32:.K34])=3;1;0))" office:value-type="float" office:value="1" calcext:value-type="float">
            <text:p>1</text:p>
          </table:table-cell>
          <table:table-cell table:style-name="ce39" table:formula="of:=IF([.K33]=1;IF(OR(SUM([.J32:.L34];-1)=2;SUM([.J32:.L34];-1)=3);1;0);IF(SUM([.J32:.L34])=3;1;0))" office:value-type="float" office:value="1" calcext:value-type="float">
            <text:p>1</text:p>
          </table:table-cell>
          <table:table-cell table:style-name="ce39" table:formula="of:=IF([.L33]=1;IF(OR(SUM([.K32:.M34];-1)=2;SUM([.K32:.M34];-1)=3);1;0);IF(SUM([.K32:.M34])=3;1;0))" office:value-type="float" office:value="0" calcext:value-type="float">
            <text:p>0</text:p>
          </table:table-cell>
          <table:table-cell table:style-name="ce39" table:formula="of:=IF([.M33]=1;IF(OR(SUM([.L32:.N34];-1)=2;SUM([.L32:.N34];-1)=3);1;0);IF(SUM([.L32:.N34])=3;1;0))" office:value-type="float" office:value="1" calcext:value-type="float">
            <text:p>1</text:p>
          </table:table-cell>
          <table:table-cell table:style-name="ce39" table:formula="of:=IF([.N33]=1;IF(OR(SUM([.M32:.O34];-1)=2;SUM([.M32:.O34];-1)=3);1;0);IF(SUM([.M32:.O34])=3;1;0))" office:value-type="float" office:value="1" calcext:value-type="float">
            <text:p>1</text:p>
          </table:table-cell>
          <table:table-cell table:style-name="ce39" table:formula="of:=IF([.O33]=1;IF(OR(SUM([.N32:.P34];-1)=2;SUM([.N32:.P34];-1)=3);1;0);IF(SUM([.N32:.P34])=3;1;0))" office:value-type="float" office:value="1" calcext:value-type="float">
            <text:p>1</text:p>
          </table:table-cell>
          <table:table-cell table:style-name="ce39" table:formula="of:=IF([.P33]=1;IF(OR(SUM([.O32:.Q34];-1)=2;SUM([.O32:.Q34];-1)=3);1;0);IF(SUM([.O32:.Q34])=3;1;0))" office:value-type="float" office:value="0" calcext:value-type="float">
            <text:p>0</text:p>
          </table:table-cell>
          <table:table-cell table:style-name="ce39" table:formula="of:=IF([.Q33]=1;IF(OR(SUM([.P32:.R34];-1)=2;SUM([.P32:.R34];-1)=3);1;0);IF(SUM([.P32:.R34])=3;1;0))" office:value-type="float" office:value="0" calcext:value-type="float">
            <text:p>0</text:p>
          </table:table-cell>
          <table:table-cell table:style-name="ce39" table:formula="of:=IF([.R33]=1;IF(OR(SUM([.Q32:.S34];-1)=2;SUM([.Q32:.S34];-1)=3);1;0);IF(SUM([.Q32:.S34])=3;1;0))" office:value-type="float" office:value="0" calcext:value-type="float">
            <text:p>0</text:p>
          </table:table-cell>
          <table:table-cell table:style-name="ce39" table:formula="of:=IF([.S33]=1;IF(OR(SUM([.R32:.T34];-1)=2;SUM([.R32:.T34];-1)=3);1;0);IF(SUM([.R32:.T34])=3;1;0))" office:value-type="float" office:value="0" calcext:value-type="float">
            <text:p>0</text:p>
          </table:table-cell>
          <table:table-cell table:style-name="ce39" table:formula="of:=IF([.T33]=1;IF(OR(SUM([.S32:.U34];-1)=2;SUM([.S32:.U34];-1)=3);1;0);IF(SUM([.S32:.U34])=3;1;0))" office:value-type="float" office:value="0" calcext:value-type="float">
            <text:p>0</text:p>
          </table:table-cell>
          <table:table-cell table:style-name="ce39" table:formula="of:=IF([.U33]=1;IF(OR(SUM([.T32:.V34];-1)=2;SUM([.T32:.V34];-1)=3);1;0);IF(SUM([.T32:.V34])=3;1;0))" office:value-type="float" office:value="0" calcext:value-type="float">
            <text:p>0</text:p>
          </table:table-cell>
          <table:table-cell table:style-name="ce39" table:formula="of:=IF([.V33]=1;IF(OR(SUM([.U32:.W34];-1)=2;SUM([.U32:.W34];-1)=3);1;0);IF(SUM([.U32:.W34])=3;1;0))" office:value-type="float" office:value="0" calcext:value-type="float">
            <text:p>0</text:p>
          </table:table-cell>
          <table:table-cell table:style-name="ce39" table:formula="of:=IF([.W33]=1;IF(OR(SUM([.V32:.X34];-1)=2;SUM([.V32:.X34];-1)=3);1;0);IF(SUM([.V32:.X34])=3;1;0))" office:value-type="float" office:value="0" calcext:value-type="float">
            <text:p>0</text:p>
          </table:table-cell>
          <table:table-cell table:style-name="ce39" table:formula="of:=IF([.X33]=1;IF(OR(SUM([.W32:.Y34];-1)=2;SUM([.W32:.Y34];-1)=3);1;0);IF(SUM([.W32:.Y34])=3;1;0))" office:value-type="float" office:value="0" calcext:value-type="float">
            <text:p>0</text:p>
          </table:table-cell>
          <table:table-cell table:style-name="ce39" table:formula="of:=IF([.Y33]=1;IF(OR(SUM([.X32:.Z34];-1)=2;SUM([.X32:.Z34];-1)=3);1;0);IF(SUM([.X32:.Z34])=3;1;0))" office:value-type="float" office:value="0" calcext:value-type="float">
            <text:p>0</text:p>
          </table:table-cell>
          <table:table-cell table:style-name="ce39" table:formula="of:=IF([.Z33]=1;IF(OR(SUM([.Y32:.AA34];-1)=2;SUM([.Y32:.AA34];-1)=3);1;0);IF(SUM([.Y32:.AA34])=3;1;0))" office:value-type="float" office:value="0" calcext:value-type="float">
            <text:p>0</text:p>
          </table:table-cell>
          <table:table-cell table:style-name="ce39" table:formula="of:=IF([.AA33]=1;IF(OR(SUM([.Z32:.AB34];-1)=2;SUM([.Z32:.AB34];-1)=3);1;0);IF(SUM([.Z32:.AB34])=3;1;0))" office:value-type="float" office:value="0" calcext:value-type="float">
            <text:p>0</text:p>
          </table:table-cell>
          <table:table-cell table:style-name="ce39" table:formula="of:=IF([.AB33]=1;IF(OR(SUM([.AA32:.AC34];-1)=2;SUM([.AA32:.AC34];-1)=3);1;0);IF(SUM([.AA32:.AC34])=3;1;0))" office:value-type="float" office:value="0" calcext:value-type="float">
            <text:p>0</text:p>
          </table:table-cell>
          <table:table-cell table:style-name="ce39" table:formula="of:=IF([.AC33]=1;IF(OR(SUM([.AB32:.AD34];-1)=2;SUM([.AB32:.AD34];-1)=3);1;0);IF(SUM([.AB32:.AD34])=3;1;0))" office:value-type="float" office:value="0" calcext:value-type="float">
            <text:p>0</text:p>
          </table:table-cell>
          <table:table-cell table:style-name="ce39" table:formula="of:=IF([.AD33]=1;IF(OR(SUM([.AC32:.AE34];-1)=2;SUM([.AC32:.AE34];-1)=3);1;0);IF(SUM([.AC32:.AE34])=3;1;0))" office:value-type="float" office:value="0" calcext:value-type="float">
            <text:p>0</text:p>
          </table:table-cell>
          <table:table-cell table:style-name="ce39" table:formula="of:=IF([.AE33]=1;IF(OR(SUM([.AD32:.AF34];-1)=2;SUM([.AD32:.AF34];-1)=3);1;0);IF(SUM([.AD32:.AF34])=3;1;0))" office:value-type="float" office:value="0" calcext:value-type="float">
            <text:p>0</text:p>
          </table:table-cell>
          <table:table-cell table:style-name="ce39" table:formula="of:=IF([.AF33]=1;IF(OR(SUM([.AE32:.AG34];-1)=2;SUM([.AE32:.AG34];-1)=3);1;0);IF(SUM([.AE32:.AG34])=3;1;0))" office:value-type="float" office:value="0" calcext:value-type="float">
            <text:p>0</text:p>
          </table:table-cell>
          <table:table-cell table:style-name="ce39" table:formula="of:=IF([.AG33]=1;IF(OR(SUM([.AF32:.AH34];-1)=2;SUM([.AF32:.AH34];-1)=3);1;0);IF(SUM([.AF32:.AH34])=3;1;0))" office:value-type="float" office:value="0" calcext:value-type="float">
            <text:p>0</text:p>
          </table:table-cell>
          <table:table-cell table:style-name="ce39" table:formula="of:=IF([.AH33]=1;IF(OR(SUM([.AG32:.AI34];-1)=2;SUM([.AG32:.AI34];-1)=3);1;0);IF(SUM([.AG32:.AI34])=3;1;0))" office:value-type="float" office:value="0" calcext:value-type="float">
            <text:p>0</text:p>
          </table:table-cell>
          <table:table-cell table:style-name="ce39" table:formula="of:=IF([.AI33]=1;IF(OR(SUM([.AH32:.AJ34];-1)=2;SUM([.AH32:.AJ34];-1)=3);1;0);IF(SUM([.AH32:.AJ34])=3;1;0))" office:value-type="float" office:value="0" calcext:value-type="float">
            <text:p>0</text:p>
          </table:table-cell>
          <table:table-cell table:style-name="ce39" table:formula="of:=IF([.AJ33]=1;IF(OR(SUM([.AI32:.AK34];-1)=2;SUM([.AI32:.AK34];-1)=3);1;0);IF(SUM([.AI32:.AK34])=3;1;0))" office:value-type="float" office:value="0" calcext:value-type="float">
            <text:p>0</text:p>
          </table:table-cell>
          <table:table-cell table:style-name="ce39" table:formula="of:=IF([.AK33]=1;IF(OR(SUM([.AJ32:.AL34];-1)=2;SUM([.AJ32:.AL34];-1)=3);1;0);IF(SUM([.AJ32:.AL34])=3;1;0))" office:value-type="float" office:value="0" calcext:value-type="float">
            <text:p>0</text:p>
          </table:table-cell>
          <table:table-cell table:style-name="ce39" table:formula="of:=IF([.AL33]=1;IF(OR(SUM([.AK32:.AM34];-1)=2;SUM([.AK32:.AM34];-1)=3);1;0);IF(SUM([.AK32:.AM34])=3;1;0))" office:value-type="float" office:value="0" calcext:value-type="float">
            <text:p>0</text:p>
          </table:table-cell>
          <table:table-cell table:style-name="ce39" table:formula="of:=IF([.AM33]=1;IF(OR(SUM([.AL32:.AN34];-1)=2;SUM([.AL32:.AN34];-1)=3);1;0);IF(SUM([.AL32:.AN34])=3;1;0))" office:value-type="float" office:value="0" calcext:value-type="float">
            <text:p>0</text:p>
          </table:table-cell>
          <table:table-cell table:style-name="ce39" table:formula="of:=IF([.AN33]=1;IF(OR(SUM([.AM32:.AO34];-1)=2;SUM([.AM32:.AO34];-1)=3);1;0);IF(SUM([.AM32:.AO34])=3;1;0))" office:value-type="float" office:value="0" calcext:value-type="float">
            <text:p>0</text:p>
          </table:table-cell>
          <table:table-cell table:style-name="ce39" table:formula="of:=IF([.AO33]=1;IF(OR(SUM([.AN32:.AP34];-1)=2;SUM([.AN32:.AP34];-1)=3);1;0);IF(SUM([.AN32:.AP34])=3;1;0))" office:value-type="float" office:value="0" calcext:value-type="float">
            <text:p>0</text:p>
          </table:table-cell>
          <table:table-cell table:style-name="ce39" table:formula="of:=IF([.AP33]=1;IF(OR(SUM([.AO32:.AQ34];-1)=2;SUM([.AO32:.AQ34];-1)=3);1;0);IF(SUM([.AO32:.AQ34])=3;1;0))" office:value-type="float" office:value="0" calcext:value-type="float">
            <text:p>0</text:p>
          </table:table-cell>
          <table:table-cell table:style-name="ce39" table:formula="of:=IF([.AQ33]=1;IF(OR(SUM([.AP32:.AR34];-1)=2;SUM([.AP32:.AR34];-1)=3);1;0);IF(SUM([.AP32:.AR34])=3;1;0))" office:value-type="float" office:value="0" calcext:value-type="float">
            <text:p>0</text:p>
          </table:table-cell>
          <table:table-cell table:style-name="ce39" table:formula="of:=IF([.AR33]=1;IF(OR(SUM([.AQ32:.AS34];-1)=2;SUM([.AQ32:.AS34];-1)=3);1;0);IF(SUM([.AQ32:.AS34])=3;1;0))" office:value-type="float" office:value="0" calcext:value-type="float">
            <text:p>0</text:p>
          </table:table-cell>
          <table:table-cell table:style-name="ce39" table:formula="of:=IF([.AS33]=1;IF(OR(SUM([.AR32:.AT34];-1)=2;SUM([.AR32:.AT34];-1)=3);1;0);IF(SUM([.AR32:.AT34])=3;1;0))" office:value-type="float" office:value="0" calcext:value-type="float">
            <text:p>0</text:p>
          </table:table-cell>
          <table:table-cell table:style-name="ce39" table:formula="of:=IF([.AT33]=1;IF(OR(SUM([.AS32:.AU34];-1)=2;SUM([.AS32:.AU34];-1)=3);1;0);IF(SUM([.AS32:.AU34])=3;1;0))" office:value-type="float" office:value="0" calcext:value-type="float">
            <text:p>0</text:p>
          </table:table-cell>
          <table:table-cell table:style-name="ce39" table:formula="of:=IF([.AU33]=1;IF(OR(SUM([.AT32:.AV34];-1)=2;SUM([.AT32:.AV34];-1)=3);1;0);IF(SUM([.AT32:.AV34])=3;1;0))" office:value-type="float" office:value="0" calcext:value-type="float">
            <text:p>0</text:p>
          </table:table-cell>
          <table:table-cell table:style-name="ce39" table:formula="of:=IF([.AV33]=1;IF(OR(SUM([.AU32:.AW34];-1)=2;SUM([.AU32:.AW34];-1)=3);1;0);IF(SUM([.AU32:.AW34])=3;1;0))" office:value-type="float" office:value="0" calcext:value-type="float">
            <text:p>0</text:p>
          </table:table-cell>
          <table:table-cell table:style-name="ce39" table:formula="of:=IF([.AW33]=1;IF(OR(SUM([.AV32:.AX34];-1)=2;SUM([.AV32:.AX34];-1)=3);1;0);IF(SUM([.AV32:.AX34])=3;1;0))" office:value-type="float" office:value="0" calcext:value-type="float">
            <text:p>0</text:p>
          </table:table-cell>
          <table:table-cell table:style-name="ce39" table:formula="of:=IF([.AX33]=1;IF(OR(SUM([.AW32:.AY34];-1)=2;SUM([.AW32:.AY34];-1)=3);1;0);IF(SUM([.AW32:.AY34])=3;1;0))" office:value-type="float" office:value="0" calcext:value-type="float">
            <text:p>0</text:p>
          </table:table-cell>
          <table:table-cell table:style-name="ce39" table:formula="of:=IF([.AY33]=1;IF(OR(SUM([.AX32:.AZ34];-1)=2;SUM([.AX32:.AZ34];-1)=3);1;0);IF(SUM([.AX32:.AZ34])=3;1;0))" office:value-type="float" office:value="0" calcext:value-type="float">
            <text:p>0</text:p>
          </table:table-cell>
          <table:table-cell table:style-name="ce39" table:formula="of:=IF([.AZ33]=1;IF(OR(SUM([.AY32:.BA34];-1)=2;SUM([.AY32:.BA34];-1)=3);1;0);IF(SUM([.AY32:.BA34])=3;1;0))" office:value-type="float" office:value="0" calcext:value-type="float">
            <text:p>0</text:p>
          </table:table-cell>
          <table:table-cell table:style-name="ce39" table:formula="of:=IF([.BA33]=1;IF(OR(SUM([.AZ32:.BB34];-1)=2;SUM([.AZ32:.BB34];-1)=3);1;0);IF(SUM([.AZ32:.BB34])=3;1;0))" office:value-type="float" office:value="0" calcext:value-type="float">
            <text:p>0</text:p>
          </table:table-cell>
          <table:table-cell table:style-name="ce39" table:formula="of:=IF([.BB33]=1;IF(OR(SUM([.BA32:.BC34];-1)=2;SUM([.BA32:.BC34];-1)=3);1;0);IF(SUM([.BA32:.BC34])=3;1;0))" office:value-type="float" office:value="0" calcext:value-type="float">
            <text:p>0</text:p>
          </table:table-cell>
          <table:table-cell table:style-name="ce39" table:formula="of:=IF([.BC33]=1;IF(OR(SUM([.BB32:.BD34];-1)=2;SUM([.BB32:.BD34];-1)=3);1;0);IF(SUM([.BB32:.BD34])=3;1;0))" office:value-type="float" office:value="0" calcext:value-type="float">
            <text:p>0</text:p>
          </table:table-cell>
          <table:table-cell table:style-name="ce39" table:formula="of:=IF([.BD33]=1;IF(OR(SUM([.BC32:.BE34];-1)=2;SUM([.BC32:.BE34];-1)=3);1;0);IF(SUM([.BC32:.BE34])=3;1;0))" office:value-type="float" office:value="0" calcext:value-type="float">
            <text:p>0</text:p>
          </table:table-cell>
          <table:table-cell table:style-name="ce39" table:formula="of:=IF([.BE33]=1;IF(OR(SUM([.BD32:.BF34];-1)=2;SUM([.BD32:.BF34];-1)=3);1;0);IF(SUM([.BD32:.BF34])=3;1;0)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39" table:formula="of:=IF([.C34]=1;IF(OR(SUM([.B33:.D35];-1)=2;SUM([.B33:.D35];-1)=3);1;0);IF(SUM([.B33:.D35])=3;1;0))" office:value-type="float" office:value="0" calcext:value-type="float">
            <text:p>0</text:p>
          </table:table-cell>
          <table:table-cell table:style-name="ce39" table:formula="of:=IF([.D34]=1;IF(OR(SUM([.C33:.E35];-1)=2;SUM([.C33:.E35];-1)=3);1;0);IF(SUM([.C33:.E35])=3;1;0))" office:value-type="float" office:value="0" calcext:value-type="float">
            <text:p>0</text:p>
          </table:table-cell>
          <table:table-cell table:style-name="ce39" table:formula="of:=IF([.E34]=1;IF(OR(SUM([.D33:.F35];-1)=2;SUM([.D33:.F35];-1)=3);1;0);IF(SUM([.D33:.F35])=3;1;0))" office:value-type="float" office:value="0" calcext:value-type="float">
            <text:p>0</text:p>
          </table:table-cell>
          <table:table-cell table:style-name="ce39" table:formula="of:=IF([.F34]=1;IF(OR(SUM([.E33:.G35];-1)=2;SUM([.E33:.G35];-1)=3);1;0);IF(SUM([.E33:.G35])=3;1;0))" office:value-type="float" office:value="0" calcext:value-type="float">
            <text:p>0</text:p>
          </table:table-cell>
          <table:table-cell table:style-name="ce39" table:formula="of:=IF([.G34]=1;IF(OR(SUM([.F33:.H35];-1)=2;SUM([.F33:.H35];-1)=3);1;0);IF(SUM([.F33:.H35])=3;1;0))" office:value-type="float" office:value="0" calcext:value-type="float">
            <text:p>0</text:p>
          </table:table-cell>
          <table:table-cell table:style-name="ce39" table:formula="of:=IF([.H34]=1;IF(OR(SUM([.G33:.I35];-1)=2;SUM([.G33:.I35];-1)=3);1;0);IF(SUM([.G33:.I35])=3;1;0))" office:value-type="float" office:value="0" calcext:value-type="float">
            <text:p>0</text:p>
          </table:table-cell>
          <table:table-cell table:style-name="ce39" table:formula="of:=IF([.I34]=1;IF(OR(SUM([.H33:.J35];-1)=2;SUM([.H33:.J35];-1)=3);1;0);IF(SUM([.H33:.J35])=3;1;0))" office:value-type="float" office:value="1" calcext:value-type="float">
            <text:p>1</text:p>
          </table:table-cell>
          <table:table-cell table:style-name="ce39" table:formula="of:=IF([.J34]=1;IF(OR(SUM([.I33:.K35];-1)=2;SUM([.I33:.K35];-1)=3);1;0);IF(SUM([.I33:.K35])=3;1;0))" office:value-type="float" office:value="1" calcext:value-type="float">
            <text:p>1</text:p>
          </table:table-cell>
          <table:table-cell table:style-name="ce39" table:formula="of:=IF([.K34]=1;IF(OR(SUM([.J33:.L35];-1)=2;SUM([.J33:.L35];-1)=3);1;0);IF(SUM([.J33:.L35])=3;1;0))" office:value-type="float" office:value="1" calcext:value-type="float">
            <text:p>1</text:p>
          </table:table-cell>
          <table:table-cell table:style-name="ce39" table:formula="of:=IF([.L34]=1;IF(OR(SUM([.K33:.M35];-1)=2;SUM([.K33:.M35];-1)=3);1;0);IF(SUM([.K33:.M35])=3;1;0))" office:value-type="float" office:value="0" calcext:value-type="float">
            <text:p>0</text:p>
          </table:table-cell>
          <table:table-cell table:style-name="ce39" table:formula="of:=IF([.M34]=1;IF(OR(SUM([.L33:.N35];-1)=2;SUM([.L33:.N35];-1)=3);1;0);IF(SUM([.L33:.N35])=3;1;0))" office:value-type="float" office:value="1" calcext:value-type="float">
            <text:p>1</text:p>
          </table:table-cell>
          <table:table-cell table:style-name="ce39" table:formula="of:=IF([.N34]=1;IF(OR(SUM([.M33:.O35];-1)=2;SUM([.M33:.O35];-1)=3);1;0);IF(SUM([.M33:.O35])=3;1;0))" office:value-type="float" office:value="1" calcext:value-type="float">
            <text:p>1</text:p>
          </table:table-cell>
          <table:table-cell table:style-name="ce39" table:formula="of:=IF([.O34]=1;IF(OR(SUM([.N33:.P35];-1)=2;SUM([.N33:.P35];-1)=3);1;0);IF(SUM([.N33:.P35])=3;1;0))" office:value-type="float" office:value="1" calcext:value-type="float">
            <text:p>1</text:p>
          </table:table-cell>
          <table:table-cell table:style-name="ce39" table:formula="of:=IF([.P34]=1;IF(OR(SUM([.O33:.Q35];-1)=2;SUM([.O33:.Q35];-1)=3);1;0);IF(SUM([.O33:.Q35])=3;1;0))" office:value-type="float" office:value="0" calcext:value-type="float">
            <text:p>0</text:p>
          </table:table-cell>
          <table:table-cell table:style-name="ce39" table:formula="of:=IF([.Q34]=1;IF(OR(SUM([.P33:.R35];-1)=2;SUM([.P33:.R35];-1)=3);1;0);IF(SUM([.P33:.R35])=3;1;0))" office:value-type="float" office:value="0" calcext:value-type="float">
            <text:p>0</text:p>
          </table:table-cell>
          <table:table-cell table:style-name="ce39" table:formula="of:=IF([.R34]=1;IF(OR(SUM([.Q33:.S35];-1)=2;SUM([.Q33:.S35];-1)=3);1;0);IF(SUM([.Q33:.S35])=3;1;0))" office:value-type="float" office:value="0" calcext:value-type="float">
            <text:p>0</text:p>
          </table:table-cell>
          <table:table-cell table:style-name="ce39" table:formula="of:=IF([.S34]=1;IF(OR(SUM([.R33:.T35];-1)=2;SUM([.R33:.T35];-1)=3);1;0);IF(SUM([.R33:.T35])=3;1;0))" office:value-type="float" office:value="0" calcext:value-type="float">
            <text:p>0</text:p>
          </table:table-cell>
          <table:table-cell table:style-name="ce39" table:formula="of:=IF([.T34]=1;IF(OR(SUM([.S33:.U35];-1)=2;SUM([.S33:.U35];-1)=3);1;0);IF(SUM([.S33:.U35])=3;1;0))" office:value-type="float" office:value="0" calcext:value-type="float">
            <text:p>0</text:p>
          </table:table-cell>
          <table:table-cell table:style-name="ce39" table:formula="of:=IF([.U34]=1;IF(OR(SUM([.T33:.V35];-1)=2;SUM([.T33:.V35];-1)=3);1;0);IF(SUM([.T33:.V35])=3;1;0))" office:value-type="float" office:value="0" calcext:value-type="float">
            <text:p>0</text:p>
          </table:table-cell>
          <table:table-cell table:style-name="ce39" table:formula="of:=IF([.V34]=1;IF(OR(SUM([.U33:.W35];-1)=2;SUM([.U33:.W35];-1)=3);1;0);IF(SUM([.U33:.W35])=3;1;0))" office:value-type="float" office:value="0" calcext:value-type="float">
            <text:p>0</text:p>
          </table:table-cell>
          <table:table-cell table:style-name="ce39" table:formula="of:=IF([.W34]=1;IF(OR(SUM([.V33:.X35];-1)=2;SUM([.V33:.X35];-1)=3);1;0);IF(SUM([.V33:.X35])=3;1;0))" office:value-type="float" office:value="0" calcext:value-type="float">
            <text:p>0</text:p>
          </table:table-cell>
          <table:table-cell table:style-name="ce39" table:formula="of:=IF([.X34]=1;IF(OR(SUM([.W33:.Y35];-1)=2;SUM([.W33:.Y35];-1)=3);1;0);IF(SUM([.W33:.Y35])=3;1;0))" office:value-type="float" office:value="0" calcext:value-type="float">
            <text:p>0</text:p>
          </table:table-cell>
          <table:table-cell table:style-name="ce39" table:formula="of:=IF([.Y34]=1;IF(OR(SUM([.X33:.Z35];-1)=2;SUM([.X33:.Z35];-1)=3);1;0);IF(SUM([.X33:.Z35])=3;1;0))" office:value-type="float" office:value="0" calcext:value-type="float">
            <text:p>0</text:p>
          </table:table-cell>
          <table:table-cell table:style-name="ce39" table:formula="of:=IF([.Z34]=1;IF(OR(SUM([.Y33:.AA35];-1)=2;SUM([.Y33:.AA35];-1)=3);1;0);IF(SUM([.Y33:.AA35])=3;1;0))" office:value-type="float" office:value="0" calcext:value-type="float">
            <text:p>0</text:p>
          </table:table-cell>
          <table:table-cell table:style-name="ce39" table:formula="of:=IF([.AA34]=1;IF(OR(SUM([.Z33:.AB35];-1)=2;SUM([.Z33:.AB35];-1)=3);1;0);IF(SUM([.Z33:.AB35])=3;1;0))" office:value-type="float" office:value="0" calcext:value-type="float">
            <text:p>0</text:p>
          </table:table-cell>
          <table:table-cell table:style-name="ce39" table:formula="of:=IF([.AB34]=1;IF(OR(SUM([.AA33:.AC35];-1)=2;SUM([.AA33:.AC35];-1)=3);1;0);IF(SUM([.AA33:.AC35])=3;1;0))" office:value-type="float" office:value="0" calcext:value-type="float">
            <text:p>0</text:p>
          </table:table-cell>
          <table:table-cell table:style-name="ce39" table:formula="of:=IF([.AC34]=1;IF(OR(SUM([.AB33:.AD35];-1)=2;SUM([.AB33:.AD35];-1)=3);1;0);IF(SUM([.AB33:.AD35])=3;1;0))" office:value-type="float" office:value="0" calcext:value-type="float">
            <text:p>0</text:p>
          </table:table-cell>
          <table:table-cell table:style-name="ce39" table:formula="of:=IF([.AD34]=1;IF(OR(SUM([.AC33:.AE35];-1)=2;SUM([.AC33:.AE35];-1)=3);1;0);IF(SUM([.AC33:.AE35])=3;1;0))" office:value-type="float" office:value="0" calcext:value-type="float">
            <text:p>0</text:p>
          </table:table-cell>
          <table:table-cell table:style-name="ce39" table:formula="of:=IF([.AE34]=1;IF(OR(SUM([.AD33:.AF35];-1)=2;SUM([.AD33:.AF35];-1)=3);1;0);IF(SUM([.AD33:.AF35])=3;1;0))" office:value-type="float" office:value="0" calcext:value-type="float">
            <text:p>0</text:p>
          </table:table-cell>
          <table:table-cell table:style-name="ce39" table:formula="of:=IF([.AF34]=1;IF(OR(SUM([.AE33:.AG35];-1)=2;SUM([.AE33:.AG35];-1)=3);1;0);IF(SUM([.AE33:.AG35])=3;1;0))" office:value-type="float" office:value="0" calcext:value-type="float">
            <text:p>0</text:p>
          </table:table-cell>
          <table:table-cell table:style-name="ce39" table:formula="of:=IF([.AG34]=1;IF(OR(SUM([.AF33:.AH35];-1)=2;SUM([.AF33:.AH35];-1)=3);1;0);IF(SUM([.AF33:.AH35])=3;1;0))" office:value-type="float" office:value="0" calcext:value-type="float">
            <text:p>0</text:p>
          </table:table-cell>
          <table:table-cell table:style-name="ce39" table:formula="of:=IF([.AH34]=1;IF(OR(SUM([.AG33:.AI35];-1)=2;SUM([.AG33:.AI35];-1)=3);1;0);IF(SUM([.AG33:.AI35])=3;1;0))" office:value-type="float" office:value="0" calcext:value-type="float">
            <text:p>0</text:p>
          </table:table-cell>
          <table:table-cell table:style-name="ce39" table:formula="of:=IF([.AI34]=1;IF(OR(SUM([.AH33:.AJ35];-1)=2;SUM([.AH33:.AJ35];-1)=3);1;0);IF(SUM([.AH33:.AJ35])=3;1;0))" office:value-type="float" office:value="0" calcext:value-type="float">
            <text:p>0</text:p>
          </table:table-cell>
          <table:table-cell table:style-name="ce39" table:formula="of:=IF([.AJ34]=1;IF(OR(SUM([.AI33:.AK35];-1)=2;SUM([.AI33:.AK35];-1)=3);1;0);IF(SUM([.AI33:.AK35])=3;1;0))" office:value-type="float" office:value="0" calcext:value-type="float">
            <text:p>0</text:p>
          </table:table-cell>
          <table:table-cell table:style-name="ce39" table:formula="of:=IF([.AK34]=1;IF(OR(SUM([.AJ33:.AL35];-1)=2;SUM([.AJ33:.AL35];-1)=3);1;0);IF(SUM([.AJ33:.AL35])=3;1;0))" office:value-type="float" office:value="0" calcext:value-type="float">
            <text:p>0</text:p>
          </table:table-cell>
          <table:table-cell table:style-name="ce39" table:formula="of:=IF([.AL34]=1;IF(OR(SUM([.AK33:.AM35];-1)=2;SUM([.AK33:.AM35];-1)=3);1;0);IF(SUM([.AK33:.AM35])=3;1;0))" office:value-type="float" office:value="0" calcext:value-type="float">
            <text:p>0</text:p>
          </table:table-cell>
          <table:table-cell table:style-name="ce39" table:formula="of:=IF([.AM34]=1;IF(OR(SUM([.AL33:.AN35];-1)=2;SUM([.AL33:.AN35];-1)=3);1;0);IF(SUM([.AL33:.AN35])=3;1;0))" office:value-type="float" office:value="0" calcext:value-type="float">
            <text:p>0</text:p>
          </table:table-cell>
          <table:table-cell table:style-name="ce39" table:formula="of:=IF([.AN34]=1;IF(OR(SUM([.AM33:.AO35];-1)=2;SUM([.AM33:.AO35];-1)=3);1;0);IF(SUM([.AM33:.AO35])=3;1;0))" office:value-type="float" office:value="0" calcext:value-type="float">
            <text:p>0</text:p>
          </table:table-cell>
          <table:table-cell table:style-name="ce39" table:formula="of:=IF([.AO34]=1;IF(OR(SUM([.AN33:.AP35];-1)=2;SUM([.AN33:.AP35];-1)=3);1;0);IF(SUM([.AN33:.AP35])=3;1;0))" office:value-type="float" office:value="0" calcext:value-type="float">
            <text:p>0</text:p>
          </table:table-cell>
          <table:table-cell table:style-name="ce39" table:formula="of:=IF([.AP34]=1;IF(OR(SUM([.AO33:.AQ35];-1)=2;SUM([.AO33:.AQ35];-1)=3);1;0);IF(SUM([.AO33:.AQ35])=3;1;0))" office:value-type="float" office:value="0" calcext:value-type="float">
            <text:p>0</text:p>
          </table:table-cell>
          <table:table-cell table:style-name="ce39" table:formula="of:=IF([.AQ34]=1;IF(OR(SUM([.AP33:.AR35];-1)=2;SUM([.AP33:.AR35];-1)=3);1;0);IF(SUM([.AP33:.AR35])=3;1;0))" office:value-type="float" office:value="0" calcext:value-type="float">
            <text:p>0</text:p>
          </table:table-cell>
          <table:table-cell table:style-name="ce39" table:formula="of:=IF([.AR34]=1;IF(OR(SUM([.AQ33:.AS35];-1)=2;SUM([.AQ33:.AS35];-1)=3);1;0);IF(SUM([.AQ33:.AS35])=3;1;0))" office:value-type="float" office:value="0" calcext:value-type="float">
            <text:p>0</text:p>
          </table:table-cell>
          <table:table-cell table:style-name="ce39" table:formula="of:=IF([.AS34]=1;IF(OR(SUM([.AR33:.AT35];-1)=2;SUM([.AR33:.AT35];-1)=3);1;0);IF(SUM([.AR33:.AT35])=3;1;0))" office:value-type="float" office:value="0" calcext:value-type="float">
            <text:p>0</text:p>
          </table:table-cell>
          <table:table-cell table:style-name="ce39" table:formula="of:=IF([.AT34]=1;IF(OR(SUM([.AS33:.AU35];-1)=2;SUM([.AS33:.AU35];-1)=3);1;0);IF(SUM([.AS33:.AU35])=3;1;0))" office:value-type="float" office:value="0" calcext:value-type="float">
            <text:p>0</text:p>
          </table:table-cell>
          <table:table-cell table:style-name="ce39" table:formula="of:=IF([.AU34]=1;IF(OR(SUM([.AT33:.AV35];-1)=2;SUM([.AT33:.AV35];-1)=3);1;0);IF(SUM([.AT33:.AV35])=3;1;0))" office:value-type="float" office:value="0" calcext:value-type="float">
            <text:p>0</text:p>
          </table:table-cell>
          <table:table-cell table:style-name="ce39" table:formula="of:=IF([.AV34]=1;IF(OR(SUM([.AU33:.AW35];-1)=2;SUM([.AU33:.AW35];-1)=3);1;0);IF(SUM([.AU33:.AW35])=3;1;0))" office:value-type="float" office:value="0" calcext:value-type="float">
            <text:p>0</text:p>
          </table:table-cell>
          <table:table-cell table:style-name="ce39" table:formula="of:=IF([.AW34]=1;IF(OR(SUM([.AV33:.AX35];-1)=2;SUM([.AV33:.AX35];-1)=3);1;0);IF(SUM([.AV33:.AX35])=3;1;0))" office:value-type="float" office:value="0" calcext:value-type="float">
            <text:p>0</text:p>
          </table:table-cell>
          <table:table-cell table:style-name="ce39" table:formula="of:=IF([.AX34]=1;IF(OR(SUM([.AW33:.AY35];-1)=2;SUM([.AW33:.AY35];-1)=3);1;0);IF(SUM([.AW33:.AY35])=3;1;0))" office:value-type="float" office:value="0" calcext:value-type="float">
            <text:p>0</text:p>
          </table:table-cell>
          <table:table-cell table:style-name="ce39" table:formula="of:=IF([.AY34]=1;IF(OR(SUM([.AX33:.AZ35];-1)=2;SUM([.AX33:.AZ35];-1)=3);1;0);IF(SUM([.AX33:.AZ35])=3;1;0))" office:value-type="float" office:value="0" calcext:value-type="float">
            <text:p>0</text:p>
          </table:table-cell>
          <table:table-cell table:style-name="ce39" table:formula="of:=IF([.AZ34]=1;IF(OR(SUM([.AY33:.BA35];-1)=2;SUM([.AY33:.BA35];-1)=3);1;0);IF(SUM([.AY33:.BA35])=3;1;0))" office:value-type="float" office:value="0" calcext:value-type="float">
            <text:p>0</text:p>
          </table:table-cell>
          <table:table-cell table:style-name="ce39" table:formula="of:=IF([.BA34]=1;IF(OR(SUM([.AZ33:.BB35];-1)=2;SUM([.AZ33:.BB35];-1)=3);1;0);IF(SUM([.AZ33:.BB35])=3;1;0))" office:value-type="float" office:value="0" calcext:value-type="float">
            <text:p>0</text:p>
          </table:table-cell>
          <table:table-cell table:style-name="ce39" table:formula="of:=IF([.BB34]=1;IF(OR(SUM([.BA33:.BC35];-1)=2;SUM([.BA33:.BC35];-1)=3);1;0);IF(SUM([.BA33:.BC35])=3;1;0))" office:value-type="float" office:value="0" calcext:value-type="float">
            <text:p>0</text:p>
          </table:table-cell>
          <table:table-cell table:style-name="ce39" table:formula="of:=IF([.BC34]=1;IF(OR(SUM([.BB33:.BD35];-1)=2;SUM([.BB33:.BD35];-1)=3);1;0);IF(SUM([.BB33:.BD35])=3;1;0))" office:value-type="float" office:value="0" calcext:value-type="float">
            <text:p>0</text:p>
          </table:table-cell>
          <table:table-cell table:style-name="ce39" table:formula="of:=IF([.BD34]=1;IF(OR(SUM([.BC33:.BE35];-1)=2;SUM([.BC33:.BE35];-1)=3);1;0);IF(SUM([.BC33:.BE35])=3;1;0))" office:value-type="float" office:value="0" calcext:value-type="float">
            <text:p>0</text:p>
          </table:table-cell>
          <table:table-cell table:style-name="ce39" table:formula="of:=IF([.BE34]=1;IF(OR(SUM([.BD33:.BF35];-1)=2;SUM([.BD33:.BF35];-1)=3);1;0);IF(SUM([.BD33:.BF35])=3;1;0)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39" table:formula="of:=IF([.C35]=1;IF(OR(SUM([.B34:.D36];-1)=2;SUM([.B34:.D36];-1)=3);1;0);IF(SUM([.B34:.D36])=3;1;0))" office:value-type="float" office:value="0" calcext:value-type="float">
            <text:p>0</text:p>
          </table:table-cell>
          <table:table-cell table:style-name="ce39" table:formula="of:=IF([.D35]=1;IF(OR(SUM([.C34:.E36];-1)=2;SUM([.C34:.E36];-1)=3);1;0);IF(SUM([.C34:.E36])=3;1;0))" office:value-type="float" office:value="0" calcext:value-type="float">
            <text:p>0</text:p>
          </table:table-cell>
          <table:table-cell table:style-name="ce39" table:formula="of:=IF([.E35]=1;IF(OR(SUM([.D34:.F36];-1)=2;SUM([.D34:.F36];-1)=3);1;0);IF(SUM([.D34:.F36])=3;1;0))" office:value-type="float" office:value="0" calcext:value-type="float">
            <text:p>0</text:p>
          </table:table-cell>
          <table:table-cell table:style-name="ce39" table:formula="of:=IF([.F35]=1;IF(OR(SUM([.E34:.G36];-1)=2;SUM([.E34:.G36];-1)=3);1;0);IF(SUM([.E34:.G36])=3;1;0))" office:value-type="float" office:value="0" calcext:value-type="float">
            <text:p>0</text:p>
          </table:table-cell>
          <table:table-cell table:style-name="ce39" table:formula="of:=IF([.G35]=1;IF(OR(SUM([.F34:.H36];-1)=2;SUM([.F34:.H36];-1)=3);1;0);IF(SUM([.F34:.H36])=3;1;0))" office:value-type="float" office:value="0" calcext:value-type="float">
            <text:p>0</text:p>
          </table:table-cell>
          <table:table-cell table:style-name="ce39" table:formula="of:=IF([.H35]=1;IF(OR(SUM([.G34:.I36];-1)=2;SUM([.G34:.I36];-1)=3);1;0);IF(SUM([.G34:.I36])=3;1;0))" office:value-type="float" office:value="0" calcext:value-type="float">
            <text:p>0</text:p>
          </table:table-cell>
          <table:table-cell table:style-name="ce39" table:formula="of:=IF([.I35]=1;IF(OR(SUM([.H34:.J36];-1)=2;SUM([.H34:.J36];-1)=3);1;0);IF(SUM([.H34:.J36])=3;1;0))" office:value-type="float" office:value="0" calcext:value-type="float">
            <text:p>0</text:p>
          </table:table-cell>
          <table:table-cell table:style-name="ce39" table:formula="of:=IF([.J35]=1;IF(OR(SUM([.I34:.K36];-1)=2;SUM([.I34:.K36];-1)=3);1;0);IF(SUM([.I34:.K36])=3;1;0))" office:value-type="float" office:value="1" calcext:value-type="float">
            <text:p>1</text:p>
          </table:table-cell>
          <table:table-cell table:style-name="ce39" table:formula="of:=IF([.K35]=1;IF(OR(SUM([.J34:.L36];-1)=2;SUM([.J34:.L36];-1)=3);1;0);IF(SUM([.J34:.L36])=3;1;0))" office:value-type="float" office:value="1" calcext:value-type="float">
            <text:p>1</text:p>
          </table:table-cell>
          <table:table-cell table:style-name="ce39" table:formula="of:=IF([.L35]=1;IF(OR(SUM([.K34:.M36];-1)=2;SUM([.K34:.M36];-1)=3);1;0);IF(SUM([.K34:.M36])=3;1;0))" office:value-type="float" office:value="0" calcext:value-type="float">
            <text:p>0</text:p>
          </table:table-cell>
          <table:table-cell table:style-name="ce39" table:formula="of:=IF([.M35]=1;IF(OR(SUM([.L34:.N36];-1)=2;SUM([.L34:.N36];-1)=3);1;0);IF(SUM([.L34:.N36])=3;1;0))" office:value-type="float" office:value="1" calcext:value-type="float">
            <text:p>1</text:p>
          </table:table-cell>
          <table:table-cell table:style-name="ce39" table:formula="of:=IF([.N35]=1;IF(OR(SUM([.M34:.O36];-1)=2;SUM([.M34:.O36];-1)=3);1;0);IF(SUM([.M34:.O36])=3;1;0))" office:value-type="float" office:value="1" calcext:value-type="float">
            <text:p>1</text:p>
          </table:table-cell>
          <table:table-cell table:style-name="ce39" table:formula="of:=IF([.O35]=1;IF(OR(SUM([.N34:.P36];-1)=2;SUM([.N34:.P36];-1)=3);1;0);IF(SUM([.N34:.P36])=3;1;0))" office:value-type="float" office:value="0" calcext:value-type="float">
            <text:p>0</text:p>
          </table:table-cell>
          <table:table-cell table:style-name="ce39" table:formula="of:=IF([.P35]=1;IF(OR(SUM([.O34:.Q36];-1)=2;SUM([.O34:.Q36];-1)=3);1;0);IF(SUM([.O34:.Q36])=3;1;0))" office:value-type="float" office:value="0" calcext:value-type="float">
            <text:p>0</text:p>
          </table:table-cell>
          <table:table-cell table:style-name="ce39" table:formula="of:=IF([.Q35]=1;IF(OR(SUM([.P34:.R36];-1)=2;SUM([.P34:.R36];-1)=3);1;0);IF(SUM([.P34:.R36])=3;1;0))" office:value-type="float" office:value="0" calcext:value-type="float">
            <text:p>0</text:p>
          </table:table-cell>
          <table:table-cell table:style-name="ce39" table:formula="of:=IF([.R35]=1;IF(OR(SUM([.Q34:.S36];-1)=2;SUM([.Q34:.S36];-1)=3);1;0);IF(SUM([.Q34:.S36])=3;1;0))" office:value-type="float" office:value="0" calcext:value-type="float">
            <text:p>0</text:p>
          </table:table-cell>
          <table:table-cell table:style-name="ce39" table:formula="of:=IF([.S35]=1;IF(OR(SUM([.R34:.T36];-1)=2;SUM([.R34:.T36];-1)=3);1;0);IF(SUM([.R34:.T36])=3;1;0))" office:value-type="float" office:value="0" calcext:value-type="float">
            <text:p>0</text:p>
          </table:table-cell>
          <table:table-cell table:style-name="ce39" table:formula="of:=IF([.T35]=1;IF(OR(SUM([.S34:.U36];-1)=2;SUM([.S34:.U36];-1)=3);1;0);IF(SUM([.S34:.U36])=3;1;0))" office:value-type="float" office:value="0" calcext:value-type="float">
            <text:p>0</text:p>
          </table:table-cell>
          <table:table-cell table:style-name="ce39" table:formula="of:=IF([.U35]=1;IF(OR(SUM([.T34:.V36];-1)=2;SUM([.T34:.V36];-1)=3);1;0);IF(SUM([.T34:.V36])=3;1;0))" office:value-type="float" office:value="0" calcext:value-type="float">
            <text:p>0</text:p>
          </table:table-cell>
          <table:table-cell table:style-name="ce39" table:formula="of:=IF([.V35]=1;IF(OR(SUM([.U34:.W36];-1)=2;SUM([.U34:.W36];-1)=3);1;0);IF(SUM([.U34:.W36])=3;1;0))" office:value-type="float" office:value="0" calcext:value-type="float">
            <text:p>0</text:p>
          </table:table-cell>
          <table:table-cell table:style-name="ce39" table:formula="of:=IF([.W35]=1;IF(OR(SUM([.V34:.X36];-1)=2;SUM([.V34:.X36];-1)=3);1;0);IF(SUM([.V34:.X36])=3;1;0))" office:value-type="float" office:value="0" calcext:value-type="float">
            <text:p>0</text:p>
          </table:table-cell>
          <table:table-cell table:style-name="ce39" table:formula="of:=IF([.X35]=1;IF(OR(SUM([.W34:.Y36];-1)=2;SUM([.W34:.Y36];-1)=3);1;0);IF(SUM([.W34:.Y36])=3;1;0))" office:value-type="float" office:value="0" calcext:value-type="float">
            <text:p>0</text:p>
          </table:table-cell>
          <table:table-cell table:style-name="ce39" table:formula="of:=IF([.Y35]=1;IF(OR(SUM([.X34:.Z36];-1)=2;SUM([.X34:.Z36];-1)=3);1;0);IF(SUM([.X34:.Z36])=3;1;0))" office:value-type="float" office:value="0" calcext:value-type="float">
            <text:p>0</text:p>
          </table:table-cell>
          <table:table-cell table:style-name="ce39" table:formula="of:=IF([.Z35]=1;IF(OR(SUM([.Y34:.AA36];-1)=2;SUM([.Y34:.AA36];-1)=3);1;0);IF(SUM([.Y34:.AA36])=3;1;0))" office:value-type="float" office:value="0" calcext:value-type="float">
            <text:p>0</text:p>
          </table:table-cell>
          <table:table-cell table:style-name="ce39" table:formula="of:=IF([.AA35]=1;IF(OR(SUM([.Z34:.AB36];-1)=2;SUM([.Z34:.AB36];-1)=3);1;0);IF(SUM([.Z34:.AB36])=3;1;0))" office:value-type="float" office:value="0" calcext:value-type="float">
            <text:p>0</text:p>
          </table:table-cell>
          <table:table-cell table:style-name="ce39" table:formula="of:=IF([.AB35]=1;IF(OR(SUM([.AA34:.AC36];-1)=2;SUM([.AA34:.AC36];-1)=3);1;0);IF(SUM([.AA34:.AC36])=3;1;0))" office:value-type="float" office:value="0" calcext:value-type="float">
            <text:p>0</text:p>
          </table:table-cell>
          <table:table-cell table:style-name="ce39" table:formula="of:=IF([.AC35]=1;IF(OR(SUM([.AB34:.AD36];-1)=2;SUM([.AB34:.AD36];-1)=3);1;0);IF(SUM([.AB34:.AD36])=3;1;0))" office:value-type="float" office:value="0" calcext:value-type="float">
            <text:p>0</text:p>
          </table:table-cell>
          <table:table-cell table:style-name="ce39" table:formula="of:=IF([.AD35]=1;IF(OR(SUM([.AC34:.AE36];-1)=2;SUM([.AC34:.AE36];-1)=3);1;0);IF(SUM([.AC34:.AE36])=3;1;0))" office:value-type="float" office:value="0" calcext:value-type="float">
            <text:p>0</text:p>
          </table:table-cell>
          <table:table-cell table:style-name="ce39" table:formula="of:=IF([.AE35]=1;IF(OR(SUM([.AD34:.AF36];-1)=2;SUM([.AD34:.AF36];-1)=3);1;0);IF(SUM([.AD34:.AF36])=3;1;0))" office:value-type="float" office:value="0" calcext:value-type="float">
            <text:p>0</text:p>
          </table:table-cell>
          <table:table-cell table:style-name="ce39" table:formula="of:=IF([.AF35]=1;IF(OR(SUM([.AE34:.AG36];-1)=2;SUM([.AE34:.AG36];-1)=3);1;0);IF(SUM([.AE34:.AG36])=3;1;0))" office:value-type="float" office:value="0" calcext:value-type="float">
            <text:p>0</text:p>
          </table:table-cell>
          <table:table-cell table:style-name="ce39" table:formula="of:=IF([.AG35]=1;IF(OR(SUM([.AF34:.AH36];-1)=2;SUM([.AF34:.AH36];-1)=3);1;0);IF(SUM([.AF34:.AH36])=3;1;0))" office:value-type="float" office:value="0" calcext:value-type="float">
            <text:p>0</text:p>
          </table:table-cell>
          <table:table-cell table:style-name="ce39" table:formula="of:=IF([.AH35]=1;IF(OR(SUM([.AG34:.AI36];-1)=2;SUM([.AG34:.AI36];-1)=3);1;0);IF(SUM([.AG34:.AI36])=3;1;0))" office:value-type="float" office:value="0" calcext:value-type="float">
            <text:p>0</text:p>
          </table:table-cell>
          <table:table-cell table:style-name="ce39" table:formula="of:=IF([.AI35]=1;IF(OR(SUM([.AH34:.AJ36];-1)=2;SUM([.AH34:.AJ36];-1)=3);1;0);IF(SUM([.AH34:.AJ36])=3;1;0))" office:value-type="float" office:value="0" calcext:value-type="float">
            <text:p>0</text:p>
          </table:table-cell>
          <table:table-cell table:style-name="ce39" table:formula="of:=IF([.AJ35]=1;IF(OR(SUM([.AI34:.AK36];-1)=2;SUM([.AI34:.AK36];-1)=3);1;0);IF(SUM([.AI34:.AK36])=3;1;0))" office:value-type="float" office:value="0" calcext:value-type="float">
            <text:p>0</text:p>
          </table:table-cell>
          <table:table-cell table:style-name="ce39" table:formula="of:=IF([.AK35]=1;IF(OR(SUM([.AJ34:.AL36];-1)=2;SUM([.AJ34:.AL36];-1)=3);1;0);IF(SUM([.AJ34:.AL36])=3;1;0))" office:value-type="float" office:value="0" calcext:value-type="float">
            <text:p>0</text:p>
          </table:table-cell>
          <table:table-cell table:style-name="ce39" table:formula="of:=IF([.AL35]=1;IF(OR(SUM([.AK34:.AM36];-1)=2;SUM([.AK34:.AM36];-1)=3);1;0);IF(SUM([.AK34:.AM36])=3;1;0))" office:value-type="float" office:value="0" calcext:value-type="float">
            <text:p>0</text:p>
          </table:table-cell>
          <table:table-cell table:style-name="ce39" table:formula="of:=IF([.AM35]=1;IF(OR(SUM([.AL34:.AN36];-1)=2;SUM([.AL34:.AN36];-1)=3);1;0);IF(SUM([.AL34:.AN36])=3;1;0))" office:value-type="float" office:value="0" calcext:value-type="float">
            <text:p>0</text:p>
          </table:table-cell>
          <table:table-cell table:style-name="ce39" table:formula="of:=IF([.AN35]=1;IF(OR(SUM([.AM34:.AO36];-1)=2;SUM([.AM34:.AO36];-1)=3);1;0);IF(SUM([.AM34:.AO36])=3;1;0))" office:value-type="float" office:value="0" calcext:value-type="float">
            <text:p>0</text:p>
          </table:table-cell>
          <table:table-cell table:style-name="ce39" table:formula="of:=IF([.AO35]=1;IF(OR(SUM([.AN34:.AP36];-1)=2;SUM([.AN34:.AP36];-1)=3);1;0);IF(SUM([.AN34:.AP36])=3;1;0))" office:value-type="float" office:value="0" calcext:value-type="float">
            <text:p>0</text:p>
          </table:table-cell>
          <table:table-cell table:style-name="ce39" table:formula="of:=IF([.AP35]=1;IF(OR(SUM([.AO34:.AQ36];-1)=2;SUM([.AO34:.AQ36];-1)=3);1;0);IF(SUM([.AO34:.AQ36])=3;1;0))" office:value-type="float" office:value="0" calcext:value-type="float">
            <text:p>0</text:p>
          </table:table-cell>
          <table:table-cell table:style-name="ce39" table:formula="of:=IF([.AQ35]=1;IF(OR(SUM([.AP34:.AR36];-1)=2;SUM([.AP34:.AR36];-1)=3);1;0);IF(SUM([.AP34:.AR36])=3;1;0))" office:value-type="float" office:value="0" calcext:value-type="float">
            <text:p>0</text:p>
          </table:table-cell>
          <table:table-cell table:style-name="ce39" table:formula="of:=IF([.AR35]=1;IF(OR(SUM([.AQ34:.AS36];-1)=2;SUM([.AQ34:.AS36];-1)=3);1;0);IF(SUM([.AQ34:.AS36])=3;1;0))" office:value-type="float" office:value="0" calcext:value-type="float">
            <text:p>0</text:p>
          </table:table-cell>
          <table:table-cell table:style-name="ce39" table:formula="of:=IF([.AS35]=1;IF(OR(SUM([.AR34:.AT36];-1)=2;SUM([.AR34:.AT36];-1)=3);1;0);IF(SUM([.AR34:.AT36])=3;1;0))" office:value-type="float" office:value="0" calcext:value-type="float">
            <text:p>0</text:p>
          </table:table-cell>
          <table:table-cell table:style-name="ce39" table:formula="of:=IF([.AT35]=1;IF(OR(SUM([.AS34:.AU36];-1)=2;SUM([.AS34:.AU36];-1)=3);1;0);IF(SUM([.AS34:.AU36])=3;1;0))" office:value-type="float" office:value="0" calcext:value-type="float">
            <text:p>0</text:p>
          </table:table-cell>
          <table:table-cell table:style-name="ce39" table:formula="of:=IF([.AU35]=1;IF(OR(SUM([.AT34:.AV36];-1)=2;SUM([.AT34:.AV36];-1)=3);1;0);IF(SUM([.AT34:.AV36])=3;1;0))" office:value-type="float" office:value="0" calcext:value-type="float">
            <text:p>0</text:p>
          </table:table-cell>
          <table:table-cell table:style-name="ce39" table:formula="of:=IF([.AV35]=1;IF(OR(SUM([.AU34:.AW36];-1)=2;SUM([.AU34:.AW36];-1)=3);1;0);IF(SUM([.AU34:.AW36])=3;1;0))" office:value-type="float" office:value="0" calcext:value-type="float">
            <text:p>0</text:p>
          </table:table-cell>
          <table:table-cell table:style-name="ce39" table:formula="of:=IF([.AW35]=1;IF(OR(SUM([.AV34:.AX36];-1)=2;SUM([.AV34:.AX36];-1)=3);1;0);IF(SUM([.AV34:.AX36])=3;1;0))" office:value-type="float" office:value="0" calcext:value-type="float">
            <text:p>0</text:p>
          </table:table-cell>
          <table:table-cell table:style-name="ce39" table:formula="of:=IF([.AX35]=1;IF(OR(SUM([.AW34:.AY36];-1)=2;SUM([.AW34:.AY36];-1)=3);1;0);IF(SUM([.AW34:.AY36])=3;1;0))" office:value-type="float" office:value="0" calcext:value-type="float">
            <text:p>0</text:p>
          </table:table-cell>
          <table:table-cell table:style-name="ce39" table:formula="of:=IF([.AY35]=1;IF(OR(SUM([.AX34:.AZ36];-1)=2;SUM([.AX34:.AZ36];-1)=3);1;0);IF(SUM([.AX34:.AZ36])=3;1;0))" office:value-type="float" office:value="0" calcext:value-type="float">
            <text:p>0</text:p>
          </table:table-cell>
          <table:table-cell table:style-name="ce39" table:formula="of:=IF([.AZ35]=1;IF(OR(SUM([.AY34:.BA36];-1)=2;SUM([.AY34:.BA36];-1)=3);1;0);IF(SUM([.AY34:.BA36])=3;1;0))" office:value-type="float" office:value="0" calcext:value-type="float">
            <text:p>0</text:p>
          </table:table-cell>
          <table:table-cell table:style-name="ce39" table:formula="of:=IF([.BA35]=1;IF(OR(SUM([.AZ34:.BB36];-1)=2;SUM([.AZ34:.BB36];-1)=3);1;0);IF(SUM([.AZ34:.BB36])=3;1;0))" office:value-type="float" office:value="0" calcext:value-type="float">
            <text:p>0</text:p>
          </table:table-cell>
          <table:table-cell table:style-name="ce39" table:formula="of:=IF([.BB35]=1;IF(OR(SUM([.BA34:.BC36];-1)=2;SUM([.BA34:.BC36];-1)=3);1;0);IF(SUM([.BA34:.BC36])=3;1;0))" office:value-type="float" office:value="0" calcext:value-type="float">
            <text:p>0</text:p>
          </table:table-cell>
          <table:table-cell table:style-name="ce39" table:formula="of:=IF([.BC35]=1;IF(OR(SUM([.BB34:.BD36];-1)=2;SUM([.BB34:.BD36];-1)=3);1;0);IF(SUM([.BB34:.BD36])=3;1;0))" office:value-type="float" office:value="0" calcext:value-type="float">
            <text:p>0</text:p>
          </table:table-cell>
          <table:table-cell table:style-name="ce39" table:formula="of:=IF([.BD35]=1;IF(OR(SUM([.BC34:.BE36];-1)=2;SUM([.BC34:.BE36];-1)=3);1;0);IF(SUM([.BC34:.BE36])=3;1;0))" office:value-type="float" office:value="0" calcext:value-type="float">
            <text:p>0</text:p>
          </table:table-cell>
          <table:table-cell table:style-name="ce39" table:formula="of:=IF([.BE35]=1;IF(OR(SUM([.BD34:.BF36];-1)=2;SUM([.BD34:.BF36];-1)=3);1;0);IF(SUM([.BD34:.BF36])=3;1;0)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39" table:formula="of:=IF([.C36]=1;IF(OR(SUM([.B35:.D37];-1)=2;SUM([.B35:.D37];-1)=3);1;0);IF(SUM([.B35:.D37])=3;1;0))" office:value-type="float" office:value="0" calcext:value-type="float">
            <text:p>0</text:p>
          </table:table-cell>
          <table:table-cell table:style-name="ce39" table:formula="of:=IF([.D36]=1;IF(OR(SUM([.C35:.E37];-1)=2;SUM([.C35:.E37];-1)=3);1;0);IF(SUM([.C35:.E37])=3;1;0))" office:value-type="float" office:value="0" calcext:value-type="float">
            <text:p>0</text:p>
          </table:table-cell>
          <table:table-cell table:style-name="ce39" table:formula="of:=IF([.E36]=1;IF(OR(SUM([.D35:.F37];-1)=2;SUM([.D35:.F37];-1)=3);1;0);IF(SUM([.D35:.F37])=3;1;0))" office:value-type="float" office:value="0" calcext:value-type="float">
            <text:p>0</text:p>
          </table:table-cell>
          <table:table-cell table:style-name="ce39" table:formula="of:=IF([.F36]=1;IF(OR(SUM([.E35:.G37];-1)=2;SUM([.E35:.G37];-1)=3);1;0);IF(SUM([.E35:.G37])=3;1;0))" office:value-type="float" office:value="0" calcext:value-type="float">
            <text:p>0</text:p>
          </table:table-cell>
          <table:table-cell table:style-name="ce39" table:formula="of:=IF([.G36]=1;IF(OR(SUM([.F35:.H37];-1)=2;SUM([.F35:.H37];-1)=3);1;0);IF(SUM([.F35:.H37])=3;1;0))" office:value-type="float" office:value="0" calcext:value-type="float">
            <text:p>0</text:p>
          </table:table-cell>
          <table:table-cell table:style-name="ce39" table:formula="of:=IF([.H36]=1;IF(OR(SUM([.G35:.I37];-1)=2;SUM([.G35:.I37];-1)=3);1;0);IF(SUM([.G35:.I37])=3;1;0))" office:value-type="float" office:value="0" calcext:value-type="float">
            <text:p>0</text:p>
          </table:table-cell>
          <table:table-cell table:style-name="ce39" table:formula="of:=IF([.I36]=1;IF(OR(SUM([.H35:.J37];-1)=2;SUM([.H35:.J37];-1)=3);1;0);IF(SUM([.H35:.J37])=3;1;0))" office:value-type="float" office:value="0" calcext:value-type="float">
            <text:p>0</text:p>
          </table:table-cell>
          <table:table-cell table:style-name="ce39" table:formula="of:=IF([.J36]=1;IF(OR(SUM([.I35:.K37];-1)=2;SUM([.I35:.K37];-1)=3);1;0);IF(SUM([.I35:.K37])=3;1;0))" office:value-type="float" office:value="0" calcext:value-type="float">
            <text:p>0</text:p>
          </table:table-cell>
          <table:table-cell table:style-name="ce39" table:formula="of:=IF([.K36]=1;IF(OR(SUM([.J35:.L37];-1)=2;SUM([.J35:.L37];-1)=3);1;0);IF(SUM([.J35:.L37])=3;1;0))" office:value-type="float" office:value="1" calcext:value-type="float">
            <text:p>1</text:p>
          </table:table-cell>
          <table:table-cell table:style-name="ce39" table:formula="of:=IF([.L36]=1;IF(OR(SUM([.K35:.M37];-1)=2;SUM([.K35:.M37];-1)=3);1;0);IF(SUM([.K35:.M37])=3;1;0))" office:value-type="float" office:value="1" calcext:value-type="float">
            <text:p>1</text:p>
          </table:table-cell>
          <table:table-cell table:style-name="ce39" table:formula="of:=IF([.M36]=1;IF(OR(SUM([.L35:.N37];-1)=2;SUM([.L35:.N37];-1)=3);1;0);IF(SUM([.L35:.N37])=3;1;0))" office:value-type="float" office:value="1" calcext:value-type="float">
            <text:p>1</text:p>
          </table:table-cell>
          <table:table-cell table:style-name="ce39" table:formula="of:=IF([.N36]=1;IF(OR(SUM([.M35:.O37];-1)=2;SUM([.M35:.O37];-1)=3);1;0);IF(SUM([.M35:.O37])=3;1;0))" office:value-type="float" office:value="0" calcext:value-type="float">
            <text:p>0</text:p>
          </table:table-cell>
          <table:table-cell table:style-name="ce39" table:formula="of:=IF([.O36]=1;IF(OR(SUM([.N35:.P37];-1)=2;SUM([.N35:.P37];-1)=3);1;0);IF(SUM([.N35:.P37])=3;1;0))" office:value-type="float" office:value="0" calcext:value-type="float">
            <text:p>0</text:p>
          </table:table-cell>
          <table:table-cell table:style-name="ce39" table:formula="of:=IF([.P36]=1;IF(OR(SUM([.O35:.Q37];-1)=2;SUM([.O35:.Q37];-1)=3);1;0);IF(SUM([.O35:.Q37])=3;1;0))" office:value-type="float" office:value="0" calcext:value-type="float">
            <text:p>0</text:p>
          </table:table-cell>
          <table:table-cell table:style-name="ce39" table:formula="of:=IF([.Q36]=1;IF(OR(SUM([.P35:.R37];-1)=2;SUM([.P35:.R37];-1)=3);1;0);IF(SUM([.P35:.R37])=3;1;0))" office:value-type="float" office:value="0" calcext:value-type="float">
            <text:p>0</text:p>
          </table:table-cell>
          <table:table-cell table:style-name="ce39" table:formula="of:=IF([.R36]=1;IF(OR(SUM([.Q35:.S37];-1)=2;SUM([.Q35:.S37];-1)=3);1;0);IF(SUM([.Q35:.S37])=3;1;0))" office:value-type="float" office:value="0" calcext:value-type="float">
            <text:p>0</text:p>
          </table:table-cell>
          <table:table-cell table:style-name="ce39" table:formula="of:=IF([.S36]=1;IF(OR(SUM([.R35:.T37];-1)=2;SUM([.R35:.T37];-1)=3);1;0);IF(SUM([.R35:.T37])=3;1;0))" office:value-type="float" office:value="0" calcext:value-type="float">
            <text:p>0</text:p>
          </table:table-cell>
          <table:table-cell table:style-name="ce39" table:formula="of:=IF([.T36]=1;IF(OR(SUM([.S35:.U37];-1)=2;SUM([.S35:.U37];-1)=3);1;0);IF(SUM([.S35:.U37])=3;1;0))" office:value-type="float" office:value="0" calcext:value-type="float">
            <text:p>0</text:p>
          </table:table-cell>
          <table:table-cell table:style-name="ce39" table:formula="of:=IF([.U36]=1;IF(OR(SUM([.T35:.V37];-1)=2;SUM([.T35:.V37];-1)=3);1;0);IF(SUM([.T35:.V37])=3;1;0))" office:value-type="float" office:value="0" calcext:value-type="float">
            <text:p>0</text:p>
          </table:table-cell>
          <table:table-cell table:style-name="ce39" table:formula="of:=IF([.V36]=1;IF(OR(SUM([.U35:.W37];-1)=2;SUM([.U35:.W37];-1)=3);1;0);IF(SUM([.U35:.W37])=3;1;0))" office:value-type="float" office:value="0" calcext:value-type="float">
            <text:p>0</text:p>
          </table:table-cell>
          <table:table-cell table:style-name="ce39" table:formula="of:=IF([.W36]=1;IF(OR(SUM([.V35:.X37];-1)=2;SUM([.V35:.X37];-1)=3);1;0);IF(SUM([.V35:.X37])=3;1;0))" office:value-type="float" office:value="0" calcext:value-type="float">
            <text:p>0</text:p>
          </table:table-cell>
          <table:table-cell table:style-name="ce39" table:formula="of:=IF([.X36]=1;IF(OR(SUM([.W35:.Y37];-1)=2;SUM([.W35:.Y37];-1)=3);1;0);IF(SUM([.W35:.Y37])=3;1;0))" office:value-type="float" office:value="0" calcext:value-type="float">
            <text:p>0</text:p>
          </table:table-cell>
          <table:table-cell table:style-name="ce39" table:formula="of:=IF([.Y36]=1;IF(OR(SUM([.X35:.Z37];-1)=2;SUM([.X35:.Z37];-1)=3);1;0);IF(SUM([.X35:.Z37])=3;1;0))" office:value-type="float" office:value="0" calcext:value-type="float">
            <text:p>0</text:p>
          </table:table-cell>
          <table:table-cell table:style-name="ce39" table:formula="of:=IF([.Z36]=1;IF(OR(SUM([.Y35:.AA37];-1)=2;SUM([.Y35:.AA37];-1)=3);1;0);IF(SUM([.Y35:.AA37])=3;1;0))" office:value-type="float" office:value="0" calcext:value-type="float">
            <text:p>0</text:p>
          </table:table-cell>
          <table:table-cell table:style-name="ce39" table:formula="of:=IF([.AA36]=1;IF(OR(SUM([.Z35:.AB37];-1)=2;SUM([.Z35:.AB37];-1)=3);1;0);IF(SUM([.Z35:.AB37])=3;1;0))" office:value-type="float" office:value="0" calcext:value-type="float">
            <text:p>0</text:p>
          </table:table-cell>
          <table:table-cell table:style-name="ce39" table:formula="of:=IF([.AB36]=1;IF(OR(SUM([.AA35:.AC37];-1)=2;SUM([.AA35:.AC37];-1)=3);1;0);IF(SUM([.AA35:.AC37])=3;1;0))" office:value-type="float" office:value="0" calcext:value-type="float">
            <text:p>0</text:p>
          </table:table-cell>
          <table:table-cell table:style-name="ce39" table:formula="of:=IF([.AC36]=1;IF(OR(SUM([.AB35:.AD37];-1)=2;SUM([.AB35:.AD37];-1)=3);1;0);IF(SUM([.AB35:.AD37])=3;1;0))" office:value-type="float" office:value="0" calcext:value-type="float">
            <text:p>0</text:p>
          </table:table-cell>
          <table:table-cell table:style-name="ce39" table:formula="of:=IF([.AD36]=1;IF(OR(SUM([.AC35:.AE37];-1)=2;SUM([.AC35:.AE37];-1)=3);1;0);IF(SUM([.AC35:.AE37])=3;1;0))" office:value-type="float" office:value="0" calcext:value-type="float">
            <text:p>0</text:p>
          </table:table-cell>
          <table:table-cell table:style-name="ce39" table:formula="of:=IF([.AE36]=1;IF(OR(SUM([.AD35:.AF37];-1)=2;SUM([.AD35:.AF37];-1)=3);1;0);IF(SUM([.AD35:.AF37])=3;1;0))" office:value-type="float" office:value="0" calcext:value-type="float">
            <text:p>0</text:p>
          </table:table-cell>
          <table:table-cell table:style-name="ce39" table:formula="of:=IF([.AF36]=1;IF(OR(SUM([.AE35:.AG37];-1)=2;SUM([.AE35:.AG37];-1)=3);1;0);IF(SUM([.AE35:.AG37])=3;1;0))" office:value-type="float" office:value="0" calcext:value-type="float">
            <text:p>0</text:p>
          </table:table-cell>
          <table:table-cell table:style-name="ce39" table:formula="of:=IF([.AG36]=1;IF(OR(SUM([.AF35:.AH37];-1)=2;SUM([.AF35:.AH37];-1)=3);1;0);IF(SUM([.AF35:.AH37])=3;1;0))" office:value-type="float" office:value="0" calcext:value-type="float">
            <text:p>0</text:p>
          </table:table-cell>
          <table:table-cell table:style-name="ce39" table:formula="of:=IF([.AH36]=1;IF(OR(SUM([.AG35:.AI37];-1)=2;SUM([.AG35:.AI37];-1)=3);1;0);IF(SUM([.AG35:.AI37])=3;1;0))" office:value-type="float" office:value="0" calcext:value-type="float">
            <text:p>0</text:p>
          </table:table-cell>
          <table:table-cell table:style-name="ce39" table:formula="of:=IF([.AI36]=1;IF(OR(SUM([.AH35:.AJ37];-1)=2;SUM([.AH35:.AJ37];-1)=3);1;0);IF(SUM([.AH35:.AJ37])=3;1;0))" office:value-type="float" office:value="0" calcext:value-type="float">
            <text:p>0</text:p>
          </table:table-cell>
          <table:table-cell table:style-name="ce39" table:formula="of:=IF([.AJ36]=1;IF(OR(SUM([.AI35:.AK37];-1)=2;SUM([.AI35:.AK37];-1)=3);1;0);IF(SUM([.AI35:.AK37])=3;1;0))" office:value-type="float" office:value="0" calcext:value-type="float">
            <text:p>0</text:p>
          </table:table-cell>
          <table:table-cell table:style-name="ce39" table:formula="of:=IF([.AK36]=1;IF(OR(SUM([.AJ35:.AL37];-1)=2;SUM([.AJ35:.AL37];-1)=3);1;0);IF(SUM([.AJ35:.AL37])=3;1;0))" office:value-type="float" office:value="0" calcext:value-type="float">
            <text:p>0</text:p>
          </table:table-cell>
          <table:table-cell table:style-name="ce39" table:formula="of:=IF([.AL36]=1;IF(OR(SUM([.AK35:.AM37];-1)=2;SUM([.AK35:.AM37];-1)=3);1;0);IF(SUM([.AK35:.AM37])=3;1;0))" office:value-type="float" office:value="0" calcext:value-type="float">
            <text:p>0</text:p>
          </table:table-cell>
          <table:table-cell table:style-name="ce39" table:formula="of:=IF([.AM36]=1;IF(OR(SUM([.AL35:.AN37];-1)=2;SUM([.AL35:.AN37];-1)=3);1;0);IF(SUM([.AL35:.AN37])=3;1;0))" office:value-type="float" office:value="0" calcext:value-type="float">
            <text:p>0</text:p>
          </table:table-cell>
          <table:table-cell table:style-name="ce39" table:formula="of:=IF([.AN36]=1;IF(OR(SUM([.AM35:.AO37];-1)=2;SUM([.AM35:.AO37];-1)=3);1;0);IF(SUM([.AM35:.AO37])=3;1;0))" office:value-type="float" office:value="0" calcext:value-type="float">
            <text:p>0</text:p>
          </table:table-cell>
          <table:table-cell table:style-name="ce39" table:formula="of:=IF([.AO36]=1;IF(OR(SUM([.AN35:.AP37];-1)=2;SUM([.AN35:.AP37];-1)=3);1;0);IF(SUM([.AN35:.AP37])=3;1;0))" office:value-type="float" office:value="0" calcext:value-type="float">
            <text:p>0</text:p>
          </table:table-cell>
          <table:table-cell table:style-name="ce39" table:formula="of:=IF([.AP36]=1;IF(OR(SUM([.AO35:.AQ37];-1)=2;SUM([.AO35:.AQ37];-1)=3);1;0);IF(SUM([.AO35:.AQ37])=3;1;0))" office:value-type="float" office:value="0" calcext:value-type="float">
            <text:p>0</text:p>
          </table:table-cell>
          <table:table-cell table:style-name="ce39" table:formula="of:=IF([.AQ36]=1;IF(OR(SUM([.AP35:.AR37];-1)=2;SUM([.AP35:.AR37];-1)=3);1;0);IF(SUM([.AP35:.AR37])=3;1;0))" office:value-type="float" office:value="0" calcext:value-type="float">
            <text:p>0</text:p>
          </table:table-cell>
          <table:table-cell table:style-name="ce39" table:formula="of:=IF([.AR36]=1;IF(OR(SUM([.AQ35:.AS37];-1)=2;SUM([.AQ35:.AS37];-1)=3);1;0);IF(SUM([.AQ35:.AS37])=3;1;0))" office:value-type="float" office:value="0" calcext:value-type="float">
            <text:p>0</text:p>
          </table:table-cell>
          <table:table-cell table:style-name="ce39" table:formula="of:=IF([.AS36]=1;IF(OR(SUM([.AR35:.AT37];-1)=2;SUM([.AR35:.AT37];-1)=3);1;0);IF(SUM([.AR35:.AT37])=3;1;0))" office:value-type="float" office:value="0" calcext:value-type="float">
            <text:p>0</text:p>
          </table:table-cell>
          <table:table-cell table:style-name="ce39" table:formula="of:=IF([.AT36]=1;IF(OR(SUM([.AS35:.AU37];-1)=2;SUM([.AS35:.AU37];-1)=3);1;0);IF(SUM([.AS35:.AU37])=3;1;0))" office:value-type="float" office:value="0" calcext:value-type="float">
            <text:p>0</text:p>
          </table:table-cell>
          <table:table-cell table:style-name="ce39" table:formula="of:=IF([.AU36]=1;IF(OR(SUM([.AT35:.AV37];-1)=2;SUM([.AT35:.AV37];-1)=3);1;0);IF(SUM([.AT35:.AV37])=3;1;0))" office:value-type="float" office:value="0" calcext:value-type="float">
            <text:p>0</text:p>
          </table:table-cell>
          <table:table-cell table:style-name="ce39" table:formula="of:=IF([.AV36]=1;IF(OR(SUM([.AU35:.AW37];-1)=2;SUM([.AU35:.AW37];-1)=3);1;0);IF(SUM([.AU35:.AW37])=3;1;0))" office:value-type="float" office:value="0" calcext:value-type="float">
            <text:p>0</text:p>
          </table:table-cell>
          <table:table-cell table:style-name="ce39" table:formula="of:=IF([.AW36]=1;IF(OR(SUM([.AV35:.AX37];-1)=2;SUM([.AV35:.AX37];-1)=3);1;0);IF(SUM([.AV35:.AX37])=3;1;0))" office:value-type="float" office:value="0" calcext:value-type="float">
            <text:p>0</text:p>
          </table:table-cell>
          <table:table-cell table:style-name="ce39" table:formula="of:=IF([.AX36]=1;IF(OR(SUM([.AW35:.AY37];-1)=2;SUM([.AW35:.AY37];-1)=3);1;0);IF(SUM([.AW35:.AY37])=3;1;0))" office:value-type="float" office:value="0" calcext:value-type="float">
            <text:p>0</text:p>
          </table:table-cell>
          <table:table-cell table:style-name="ce39" table:formula="of:=IF([.AY36]=1;IF(OR(SUM([.AX35:.AZ37];-1)=2;SUM([.AX35:.AZ37];-1)=3);1;0);IF(SUM([.AX35:.AZ37])=3;1;0))" office:value-type="float" office:value="0" calcext:value-type="float">
            <text:p>0</text:p>
          </table:table-cell>
          <table:table-cell table:style-name="ce39" table:formula="of:=IF([.AZ36]=1;IF(OR(SUM([.AY35:.BA37];-1)=2;SUM([.AY35:.BA37];-1)=3);1;0);IF(SUM([.AY35:.BA37])=3;1;0))" office:value-type="float" office:value="0" calcext:value-type="float">
            <text:p>0</text:p>
          </table:table-cell>
          <table:table-cell table:style-name="ce39" table:formula="of:=IF([.BA36]=1;IF(OR(SUM([.AZ35:.BB37];-1)=2;SUM([.AZ35:.BB37];-1)=3);1;0);IF(SUM([.AZ35:.BB37])=3;1;0))" office:value-type="float" office:value="0" calcext:value-type="float">
            <text:p>0</text:p>
          </table:table-cell>
          <table:table-cell table:style-name="ce39" table:formula="of:=IF([.BB36]=1;IF(OR(SUM([.BA35:.BC37];-1)=2;SUM([.BA35:.BC37];-1)=3);1;0);IF(SUM([.BA35:.BC37])=3;1;0))" office:value-type="float" office:value="0" calcext:value-type="float">
            <text:p>0</text:p>
          </table:table-cell>
          <table:table-cell table:style-name="ce39" table:formula="of:=IF([.BC36]=1;IF(OR(SUM([.BB35:.BD37];-1)=2;SUM([.BB35:.BD37];-1)=3);1;0);IF(SUM([.BB35:.BD37])=3;1;0))" office:value-type="float" office:value="0" calcext:value-type="float">
            <text:p>0</text:p>
          </table:table-cell>
          <table:table-cell table:style-name="ce39" table:formula="of:=IF([.BD36]=1;IF(OR(SUM([.BC35:.BE37];-1)=2;SUM([.BC35:.BE37];-1)=3);1;0);IF(SUM([.BC35:.BE37])=3;1;0))" office:value-type="float" office:value="0" calcext:value-type="float">
            <text:p>0</text:p>
          </table:table-cell>
          <table:table-cell table:style-name="ce39" table:formula="of:=IF([.BE36]=1;IF(OR(SUM([.BD35:.BF37];-1)=2;SUM([.BD35:.BF37];-1)=3);1;0);IF(SUM([.BD35:.BF37])=3;1;0)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39" table:formula="of:=IF([.C37]=1;IF(OR(SUM([.B36:.D38];-1)=2;SUM([.B36:.D38];-1)=3);1;0);IF(SUM([.B36:.D38])=3;1;0))" office:value-type="float" office:value="0" calcext:value-type="float">
            <text:p>0</text:p>
          </table:table-cell>
          <table:table-cell table:style-name="ce39" table:formula="of:=IF([.D37]=1;IF(OR(SUM([.C36:.E38];-1)=2;SUM([.C36:.E38];-1)=3);1;0);IF(SUM([.C36:.E38])=3;1;0))" office:value-type="float" office:value="0" calcext:value-type="float">
            <text:p>0</text:p>
          </table:table-cell>
          <table:table-cell table:style-name="ce39" table:formula="of:=IF([.E37]=1;IF(OR(SUM([.D36:.F38];-1)=2;SUM([.D36:.F38];-1)=3);1;0);IF(SUM([.D36:.F38])=3;1;0))" office:value-type="float" office:value="0" calcext:value-type="float">
            <text:p>0</text:p>
          </table:table-cell>
          <table:table-cell table:style-name="ce39" table:formula="of:=IF([.F37]=1;IF(OR(SUM([.E36:.G38];-1)=2;SUM([.E36:.G38];-1)=3);1;0);IF(SUM([.E36:.G38])=3;1;0))" office:value-type="float" office:value="0" calcext:value-type="float">
            <text:p>0</text:p>
          </table:table-cell>
          <table:table-cell table:style-name="ce39" table:formula="of:=IF([.G37]=1;IF(OR(SUM([.F36:.H38];-1)=2;SUM([.F36:.H38];-1)=3);1;0);IF(SUM([.F36:.H38])=3;1;0))" office:value-type="float" office:value="0" calcext:value-type="float">
            <text:p>0</text:p>
          </table:table-cell>
          <table:table-cell table:style-name="ce39" table:formula="of:=IF([.H37]=1;IF(OR(SUM([.G36:.I38];-1)=2;SUM([.G36:.I38];-1)=3);1;0);IF(SUM([.G36:.I38])=3;1;0))" office:value-type="float" office:value="0" calcext:value-type="float">
            <text:p>0</text:p>
          </table:table-cell>
          <table:table-cell table:style-name="ce39" table:formula="of:=IF([.I37]=1;IF(OR(SUM([.H36:.J38];-1)=2;SUM([.H36:.J38];-1)=3);1;0);IF(SUM([.H36:.J38])=3;1;0))" office:value-type="float" office:value="0" calcext:value-type="float">
            <text:p>0</text:p>
          </table:table-cell>
          <table:table-cell table:style-name="ce39" table:formula="of:=IF([.J37]=1;IF(OR(SUM([.I36:.K38];-1)=2;SUM([.I36:.K38];-1)=3);1;0);IF(SUM([.I36:.K38])=3;1;0))" office:value-type="float" office:value="0" calcext:value-type="float">
            <text:p>0</text:p>
          </table:table-cell>
          <table:table-cell table:style-name="ce39" table:formula="of:=IF([.K37]=1;IF(OR(SUM([.J36:.L38];-1)=2;SUM([.J36:.L38];-1)=3);1;0);IF(SUM([.J36:.L38])=3;1;0))" office:value-type="float" office:value="0" calcext:value-type="float">
            <text:p>0</text:p>
          </table:table-cell>
          <table:table-cell table:style-name="ce39" table:formula="of:=IF([.L37]=1;IF(OR(SUM([.K36:.M38];-1)=2;SUM([.K36:.M38];-1)=3);1;0);IF(SUM([.K36:.M38])=3;1;0))" office:value-type="float" office:value="1" calcext:value-type="float">
            <text:p>1</text:p>
          </table:table-cell>
          <table:table-cell table:style-name="ce39" table:formula="of:=IF([.M37]=1;IF(OR(SUM([.L36:.N38];-1)=2;SUM([.L36:.N38];-1)=3);1;0);IF(SUM([.L36:.N38])=3;1;0))" office:value-type="float" office:value="0" calcext:value-type="float">
            <text:p>0</text:p>
          </table:table-cell>
          <table:table-cell table:style-name="ce39" table:formula="of:=IF([.N37]=1;IF(OR(SUM([.M36:.O38];-1)=2;SUM([.M36:.O38];-1)=3);1;0);IF(SUM([.M36:.O38])=3;1;0))" office:value-type="float" office:value="0" calcext:value-type="float">
            <text:p>0</text:p>
          </table:table-cell>
          <table:table-cell table:style-name="ce39" table:formula="of:=IF([.O37]=1;IF(OR(SUM([.N36:.P38];-1)=2;SUM([.N36:.P38];-1)=3);1;0);IF(SUM([.N36:.P38])=3;1;0))" office:value-type="float" office:value="0" calcext:value-type="float">
            <text:p>0</text:p>
          </table:table-cell>
          <table:table-cell table:style-name="ce39" table:formula="of:=IF([.P37]=1;IF(OR(SUM([.O36:.Q38];-1)=2;SUM([.O36:.Q38];-1)=3);1;0);IF(SUM([.O36:.Q38])=3;1;0))" office:value-type="float" office:value="0" calcext:value-type="float">
            <text:p>0</text:p>
          </table:table-cell>
          <table:table-cell table:style-name="ce39" table:formula="of:=IF([.Q37]=1;IF(OR(SUM([.P36:.R38];-1)=2;SUM([.P36:.R38];-1)=3);1;0);IF(SUM([.P36:.R38])=3;1;0))" office:value-type="float" office:value="0" calcext:value-type="float">
            <text:p>0</text:p>
          </table:table-cell>
          <table:table-cell table:style-name="ce39" table:formula="of:=IF([.R37]=1;IF(OR(SUM([.Q36:.S38];-1)=2;SUM([.Q36:.S38];-1)=3);1;0);IF(SUM([.Q36:.S38])=3;1;0))" office:value-type="float" office:value="0" calcext:value-type="float">
            <text:p>0</text:p>
          </table:table-cell>
          <table:table-cell table:style-name="ce39" table:formula="of:=IF([.S37]=1;IF(OR(SUM([.R36:.T38];-1)=2;SUM([.R36:.T38];-1)=3);1;0);IF(SUM([.R36:.T38])=3;1;0))" office:value-type="float" office:value="0" calcext:value-type="float">
            <text:p>0</text:p>
          </table:table-cell>
          <table:table-cell table:style-name="ce39" table:formula="of:=IF([.T37]=1;IF(OR(SUM([.S36:.U38];-1)=2;SUM([.S36:.U38];-1)=3);1;0);IF(SUM([.S36:.U38])=3;1;0))" office:value-type="float" office:value="0" calcext:value-type="float">
            <text:p>0</text:p>
          </table:table-cell>
          <table:table-cell table:style-name="ce39" table:formula="of:=IF([.U37]=1;IF(OR(SUM([.T36:.V38];-1)=2;SUM([.T36:.V38];-1)=3);1;0);IF(SUM([.T36:.V38])=3;1;0))" office:value-type="float" office:value="0" calcext:value-type="float">
            <text:p>0</text:p>
          </table:table-cell>
          <table:table-cell table:style-name="ce39" table:formula="of:=IF([.V37]=1;IF(OR(SUM([.U36:.W38];-1)=2;SUM([.U36:.W38];-1)=3);1;0);IF(SUM([.U36:.W38])=3;1;0))" office:value-type="float" office:value="0" calcext:value-type="float">
            <text:p>0</text:p>
          </table:table-cell>
          <table:table-cell table:style-name="ce39" table:formula="of:=IF([.W37]=1;IF(OR(SUM([.V36:.X38];-1)=2;SUM([.V36:.X38];-1)=3);1;0);IF(SUM([.V36:.X38])=3;1;0))" office:value-type="float" office:value="0" calcext:value-type="float">
            <text:p>0</text:p>
          </table:table-cell>
          <table:table-cell table:style-name="ce39" table:formula="of:=IF([.X37]=1;IF(OR(SUM([.W36:.Y38];-1)=2;SUM([.W36:.Y38];-1)=3);1;0);IF(SUM([.W36:.Y38])=3;1;0))" office:value-type="float" office:value="0" calcext:value-type="float">
            <text:p>0</text:p>
          </table:table-cell>
          <table:table-cell table:style-name="ce39" table:formula="of:=IF([.Y37]=1;IF(OR(SUM([.X36:.Z38];-1)=2;SUM([.X36:.Z38];-1)=3);1;0);IF(SUM([.X36:.Z38])=3;1;0))" office:value-type="float" office:value="0" calcext:value-type="float">
            <text:p>0</text:p>
          </table:table-cell>
          <table:table-cell table:style-name="ce39" table:formula="of:=IF([.Z37]=1;IF(OR(SUM([.Y36:.AA38];-1)=2;SUM([.Y36:.AA38];-1)=3);1;0);IF(SUM([.Y36:.AA38])=3;1;0))" office:value-type="float" office:value="0" calcext:value-type="float">
            <text:p>0</text:p>
          </table:table-cell>
          <table:table-cell table:style-name="ce39" table:formula="of:=IF([.AA37]=1;IF(OR(SUM([.Z36:.AB38];-1)=2;SUM([.Z36:.AB38];-1)=3);1;0);IF(SUM([.Z36:.AB38])=3;1;0))" office:value-type="float" office:value="0" calcext:value-type="float">
            <text:p>0</text:p>
          </table:table-cell>
          <table:table-cell table:style-name="ce39" table:formula="of:=IF([.AB37]=1;IF(OR(SUM([.AA36:.AC38];-1)=2;SUM([.AA36:.AC38];-1)=3);1;0);IF(SUM([.AA36:.AC38])=3;1;0))" office:value-type="float" office:value="0" calcext:value-type="float">
            <text:p>0</text:p>
          </table:table-cell>
          <table:table-cell table:style-name="ce39" table:formula="of:=IF([.AC37]=1;IF(OR(SUM([.AB36:.AD38];-1)=2;SUM([.AB36:.AD38];-1)=3);1;0);IF(SUM([.AB36:.AD38])=3;1;0))" office:value-type="float" office:value="0" calcext:value-type="float">
            <text:p>0</text:p>
          </table:table-cell>
          <table:table-cell table:style-name="ce39" table:formula="of:=IF([.AD37]=1;IF(OR(SUM([.AC36:.AE38];-1)=2;SUM([.AC36:.AE38];-1)=3);1;0);IF(SUM([.AC36:.AE38])=3;1;0))" office:value-type="float" office:value="0" calcext:value-type="float">
            <text:p>0</text:p>
          </table:table-cell>
          <table:table-cell table:style-name="ce39" table:formula="of:=IF([.AE37]=1;IF(OR(SUM([.AD36:.AF38];-1)=2;SUM([.AD36:.AF38];-1)=3);1;0);IF(SUM([.AD36:.AF38])=3;1;0))" office:value-type="float" office:value="0" calcext:value-type="float">
            <text:p>0</text:p>
          </table:table-cell>
          <table:table-cell table:style-name="ce39" table:formula="of:=IF([.AF37]=1;IF(OR(SUM([.AE36:.AG38];-1)=2;SUM([.AE36:.AG38];-1)=3);1;0);IF(SUM([.AE36:.AG38])=3;1;0))" office:value-type="float" office:value="0" calcext:value-type="float">
            <text:p>0</text:p>
          </table:table-cell>
          <table:table-cell table:style-name="ce39" table:formula="of:=IF([.AG37]=1;IF(OR(SUM([.AF36:.AH38];-1)=2;SUM([.AF36:.AH38];-1)=3);1;0);IF(SUM([.AF36:.AH38])=3;1;0))" office:value-type="float" office:value="0" calcext:value-type="float">
            <text:p>0</text:p>
          </table:table-cell>
          <table:table-cell table:style-name="ce39" table:formula="of:=IF([.AH37]=1;IF(OR(SUM([.AG36:.AI38];-1)=2;SUM([.AG36:.AI38];-1)=3);1;0);IF(SUM([.AG36:.AI38])=3;1;0))" office:value-type="float" office:value="0" calcext:value-type="float">
            <text:p>0</text:p>
          </table:table-cell>
          <table:table-cell table:style-name="ce39" table:formula="of:=IF([.AI37]=1;IF(OR(SUM([.AH36:.AJ38];-1)=2;SUM([.AH36:.AJ38];-1)=3);1;0);IF(SUM([.AH36:.AJ38])=3;1;0))" office:value-type="float" office:value="0" calcext:value-type="float">
            <text:p>0</text:p>
          </table:table-cell>
          <table:table-cell table:style-name="ce39" table:formula="of:=IF([.AJ37]=1;IF(OR(SUM([.AI36:.AK38];-1)=2;SUM([.AI36:.AK38];-1)=3);1;0);IF(SUM([.AI36:.AK38])=3;1;0))" office:value-type="float" office:value="0" calcext:value-type="float">
            <text:p>0</text:p>
          </table:table-cell>
          <table:table-cell table:style-name="ce39" table:formula="of:=IF([.AK37]=1;IF(OR(SUM([.AJ36:.AL38];-1)=2;SUM([.AJ36:.AL38];-1)=3);1;0);IF(SUM([.AJ36:.AL38])=3;1;0))" office:value-type="float" office:value="0" calcext:value-type="float">
            <text:p>0</text:p>
          </table:table-cell>
          <table:table-cell table:style-name="ce39" table:formula="of:=IF([.AL37]=1;IF(OR(SUM([.AK36:.AM38];-1)=2;SUM([.AK36:.AM38];-1)=3);1;0);IF(SUM([.AK36:.AM38])=3;1;0))" office:value-type="float" office:value="0" calcext:value-type="float">
            <text:p>0</text:p>
          </table:table-cell>
          <table:table-cell table:style-name="ce39" table:formula="of:=IF([.AM37]=1;IF(OR(SUM([.AL36:.AN38];-1)=2;SUM([.AL36:.AN38];-1)=3);1;0);IF(SUM([.AL36:.AN38])=3;1;0))" office:value-type="float" office:value="0" calcext:value-type="float">
            <text:p>0</text:p>
          </table:table-cell>
          <table:table-cell table:style-name="ce39" table:formula="of:=IF([.AN37]=1;IF(OR(SUM([.AM36:.AO38];-1)=2;SUM([.AM36:.AO38];-1)=3);1;0);IF(SUM([.AM36:.AO38])=3;1;0))" office:value-type="float" office:value="0" calcext:value-type="float">
            <text:p>0</text:p>
          </table:table-cell>
          <table:table-cell table:style-name="ce39" table:formula="of:=IF([.AO37]=1;IF(OR(SUM([.AN36:.AP38];-1)=2;SUM([.AN36:.AP38];-1)=3);1;0);IF(SUM([.AN36:.AP38])=3;1;0))" office:value-type="float" office:value="0" calcext:value-type="float">
            <text:p>0</text:p>
          </table:table-cell>
          <table:table-cell table:style-name="ce39" table:formula="of:=IF([.AP37]=1;IF(OR(SUM([.AO36:.AQ38];-1)=2;SUM([.AO36:.AQ38];-1)=3);1;0);IF(SUM([.AO36:.AQ38])=3;1;0))" office:value-type="float" office:value="0" calcext:value-type="float">
            <text:p>0</text:p>
          </table:table-cell>
          <table:table-cell table:style-name="ce39" table:formula="of:=IF([.AQ37]=1;IF(OR(SUM([.AP36:.AR38];-1)=2;SUM([.AP36:.AR38];-1)=3);1;0);IF(SUM([.AP36:.AR38])=3;1;0))" office:value-type="float" office:value="0" calcext:value-type="float">
            <text:p>0</text:p>
          </table:table-cell>
          <table:table-cell table:style-name="ce39" table:formula="of:=IF([.AR37]=1;IF(OR(SUM([.AQ36:.AS38];-1)=2;SUM([.AQ36:.AS38];-1)=3);1;0);IF(SUM([.AQ36:.AS38])=3;1;0))" office:value-type="float" office:value="0" calcext:value-type="float">
            <text:p>0</text:p>
          </table:table-cell>
          <table:table-cell table:style-name="ce39" table:formula="of:=IF([.AS37]=1;IF(OR(SUM([.AR36:.AT38];-1)=2;SUM([.AR36:.AT38];-1)=3);1;0);IF(SUM([.AR36:.AT38])=3;1;0))" office:value-type="float" office:value="0" calcext:value-type="float">
            <text:p>0</text:p>
          </table:table-cell>
          <table:table-cell table:style-name="ce39" table:formula="of:=IF([.AT37]=1;IF(OR(SUM([.AS36:.AU38];-1)=2;SUM([.AS36:.AU38];-1)=3);1;0);IF(SUM([.AS36:.AU38])=3;1;0))" office:value-type="float" office:value="0" calcext:value-type="float">
            <text:p>0</text:p>
          </table:table-cell>
          <table:table-cell table:style-name="ce39" table:formula="of:=IF([.AU37]=1;IF(OR(SUM([.AT36:.AV38];-1)=2;SUM([.AT36:.AV38];-1)=3);1;0);IF(SUM([.AT36:.AV38])=3;1;0))" office:value-type="float" office:value="0" calcext:value-type="float">
            <text:p>0</text:p>
          </table:table-cell>
          <table:table-cell table:style-name="ce39" table:formula="of:=IF([.AV37]=1;IF(OR(SUM([.AU36:.AW38];-1)=2;SUM([.AU36:.AW38];-1)=3);1;0);IF(SUM([.AU36:.AW38])=3;1;0))" office:value-type="float" office:value="0" calcext:value-type="float">
            <text:p>0</text:p>
          </table:table-cell>
          <table:table-cell table:style-name="ce39" table:formula="of:=IF([.AW37]=1;IF(OR(SUM([.AV36:.AX38];-1)=2;SUM([.AV36:.AX38];-1)=3);1;0);IF(SUM([.AV36:.AX38])=3;1;0))" office:value-type="float" office:value="0" calcext:value-type="float">
            <text:p>0</text:p>
          </table:table-cell>
          <table:table-cell table:style-name="ce39" table:formula="of:=IF([.AX37]=1;IF(OR(SUM([.AW36:.AY38];-1)=2;SUM([.AW36:.AY38];-1)=3);1;0);IF(SUM([.AW36:.AY38])=3;1;0))" office:value-type="float" office:value="0" calcext:value-type="float">
            <text:p>0</text:p>
          </table:table-cell>
          <table:table-cell table:style-name="ce39" table:formula="of:=IF([.AY37]=1;IF(OR(SUM([.AX36:.AZ38];-1)=2;SUM([.AX36:.AZ38];-1)=3);1;0);IF(SUM([.AX36:.AZ38])=3;1;0))" office:value-type="float" office:value="0" calcext:value-type="float">
            <text:p>0</text:p>
          </table:table-cell>
          <table:table-cell table:style-name="ce39" table:formula="of:=IF([.AZ37]=1;IF(OR(SUM([.AY36:.BA38];-1)=2;SUM([.AY36:.BA38];-1)=3);1;0);IF(SUM([.AY36:.BA38])=3;1;0))" office:value-type="float" office:value="0" calcext:value-type="float">
            <text:p>0</text:p>
          </table:table-cell>
          <table:table-cell table:style-name="ce39" table:formula="of:=IF([.BA37]=1;IF(OR(SUM([.AZ36:.BB38];-1)=2;SUM([.AZ36:.BB38];-1)=3);1;0);IF(SUM([.AZ36:.BB38])=3;1;0))" office:value-type="float" office:value="0" calcext:value-type="float">
            <text:p>0</text:p>
          </table:table-cell>
          <table:table-cell table:style-name="ce39" table:formula="of:=IF([.BB37]=1;IF(OR(SUM([.BA36:.BC38];-1)=2;SUM([.BA36:.BC38];-1)=3);1;0);IF(SUM([.BA36:.BC38])=3;1;0))" office:value-type="float" office:value="0" calcext:value-type="float">
            <text:p>0</text:p>
          </table:table-cell>
          <table:table-cell table:style-name="ce39" table:formula="of:=IF([.BC37]=1;IF(OR(SUM([.BB36:.BD38];-1)=2;SUM([.BB36:.BD38];-1)=3);1;0);IF(SUM([.BB36:.BD38])=3;1;0))" office:value-type="float" office:value="0" calcext:value-type="float">
            <text:p>0</text:p>
          </table:table-cell>
          <table:table-cell table:style-name="ce39" table:formula="of:=IF([.BD37]=1;IF(OR(SUM([.BC36:.BE38];-1)=2;SUM([.BC36:.BE38];-1)=3);1;0);IF(SUM([.BC36:.BE38])=3;1;0))" office:value-type="float" office:value="0" calcext:value-type="float">
            <text:p>0</text:p>
          </table:table-cell>
          <table:table-cell table:style-name="ce39" table:formula="of:=IF([.BE37]=1;IF(OR(SUM([.BD36:.BF38];-1)=2;SUM([.BD36:.BF38];-1)=3);1;0);IF(SUM([.BD36:.BF38])=3;1;0)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39" table:formula="of:=IF([.C38]=1;IF(OR(SUM([.B37:.D39];-1)=2;SUM([.B37:.D39];-1)=3);1;0);IF(SUM([.B37:.D39])=3;1;0))" office:value-type="float" office:value="0" calcext:value-type="float">
            <text:p>0</text:p>
          </table:table-cell>
          <table:table-cell table:style-name="ce39" table:formula="of:=IF([.D38]=1;IF(OR(SUM([.C37:.E39];-1)=2;SUM([.C37:.E39];-1)=3);1;0);IF(SUM([.C37:.E39])=3;1;0))" office:value-type="float" office:value="0" calcext:value-type="float">
            <text:p>0</text:p>
          </table:table-cell>
          <table:table-cell table:style-name="ce39" table:formula="of:=IF([.E38]=1;IF(OR(SUM([.D37:.F39];-1)=2;SUM([.D37:.F39];-1)=3);1;0);IF(SUM([.D37:.F39])=3;1;0))" office:value-type="float" office:value="0" calcext:value-type="float">
            <text:p>0</text:p>
          </table:table-cell>
          <table:table-cell table:style-name="ce39" table:formula="of:=IF([.F38]=1;IF(OR(SUM([.E37:.G39];-1)=2;SUM([.E37:.G39];-1)=3);1;0);IF(SUM([.E37:.G39])=3;1;0))" office:value-type="float" office:value="0" calcext:value-type="float">
            <text:p>0</text:p>
          </table:table-cell>
          <table:table-cell table:style-name="ce39" table:formula="of:=IF([.G38]=1;IF(OR(SUM([.F37:.H39];-1)=2;SUM([.F37:.H39];-1)=3);1;0);IF(SUM([.F37:.H39])=3;1;0))" office:value-type="float" office:value="0" calcext:value-type="float">
            <text:p>0</text:p>
          </table:table-cell>
          <table:table-cell table:style-name="ce39" table:formula="of:=IF([.H38]=1;IF(OR(SUM([.G37:.I39];-1)=2;SUM([.G37:.I39];-1)=3);1;0);IF(SUM([.G37:.I39])=3;1;0))" office:value-type="float" office:value="0" calcext:value-type="float">
            <text:p>0</text:p>
          </table:table-cell>
          <table:table-cell table:style-name="ce39" table:formula="of:=IF([.I38]=1;IF(OR(SUM([.H37:.J39];-1)=2;SUM([.H37:.J39];-1)=3);1;0);IF(SUM([.H37:.J39])=3;1;0))" office:value-type="float" office:value="0" calcext:value-type="float">
            <text:p>0</text:p>
          </table:table-cell>
          <table:table-cell table:style-name="ce39" table:formula="of:=IF([.J38]=1;IF(OR(SUM([.I37:.K39];-1)=2;SUM([.I37:.K39];-1)=3);1;0);IF(SUM([.I37:.K39])=3;1;0))" office:value-type="float" office:value="0" calcext:value-type="float">
            <text:p>0</text:p>
          </table:table-cell>
          <table:table-cell table:style-name="ce39" table:formula="of:=IF([.K38]=1;IF(OR(SUM([.J37:.L39];-1)=2;SUM([.J37:.L39];-1)=3);1;0);IF(SUM([.J37:.L39])=3;1;0))" office:value-type="float" office:value="0" calcext:value-type="float">
            <text:p>0</text:p>
          </table:table-cell>
          <table:table-cell table:style-name="ce39" table:formula="of:=IF([.L38]=1;IF(OR(SUM([.K37:.M39];-1)=2;SUM([.K37:.M39];-1)=3);1;0);IF(SUM([.K37:.M39])=3;1;0))" office:value-type="float" office:value="0" calcext:value-type="float">
            <text:p>0</text:p>
          </table:table-cell>
          <table:table-cell table:style-name="ce39" table:formula="of:=IF([.M38]=1;IF(OR(SUM([.L37:.N39];-1)=2;SUM([.L37:.N39];-1)=3);1;0);IF(SUM([.L37:.N39])=3;1;0))" office:value-type="float" office:value="0" calcext:value-type="float">
            <text:p>0</text:p>
          </table:table-cell>
          <table:table-cell table:style-name="ce39" table:formula="of:=IF([.N38]=1;IF(OR(SUM([.M37:.O39];-1)=2;SUM([.M37:.O39];-1)=3);1;0);IF(SUM([.M37:.O39])=3;1;0))" office:value-type="float" office:value="0" calcext:value-type="float">
            <text:p>0</text:p>
          </table:table-cell>
          <table:table-cell table:style-name="ce39" table:formula="of:=IF([.O38]=1;IF(OR(SUM([.N37:.P39];-1)=2;SUM([.N37:.P39];-1)=3);1;0);IF(SUM([.N37:.P39])=3;1;0))" office:value-type="float" office:value="0" calcext:value-type="float">
            <text:p>0</text:p>
          </table:table-cell>
          <table:table-cell table:style-name="ce39" table:formula="of:=IF([.P38]=1;IF(OR(SUM([.O37:.Q39];-1)=2;SUM([.O37:.Q39];-1)=3);1;0);IF(SUM([.O37:.Q39])=3;1;0))" office:value-type="float" office:value="0" calcext:value-type="float">
            <text:p>0</text:p>
          </table:table-cell>
          <table:table-cell table:style-name="ce39" table:formula="of:=IF([.Q38]=1;IF(OR(SUM([.P37:.R39];-1)=2;SUM([.P37:.R39];-1)=3);1;0);IF(SUM([.P37:.R39])=3;1;0))" office:value-type="float" office:value="0" calcext:value-type="float">
            <text:p>0</text:p>
          </table:table-cell>
          <table:table-cell table:style-name="ce39" table:formula="of:=IF([.R38]=1;IF(OR(SUM([.Q37:.S39];-1)=2;SUM([.Q37:.S39];-1)=3);1;0);IF(SUM([.Q37:.S39])=3;1;0))" office:value-type="float" office:value="0" calcext:value-type="float">
            <text:p>0</text:p>
          </table:table-cell>
          <table:table-cell table:style-name="ce39" table:formula="of:=IF([.S38]=1;IF(OR(SUM([.R37:.T39];-1)=2;SUM([.R37:.T39];-1)=3);1;0);IF(SUM([.R37:.T39])=3;1;0))" office:value-type="float" office:value="1" calcext:value-type="float">
            <text:p>1</text:p>
          </table:table-cell>
          <table:table-cell table:style-name="ce39" table:formula="of:=IF([.T38]=1;IF(OR(SUM([.S37:.U39];-1)=2;SUM([.S37:.U39];-1)=3);1;0);IF(SUM([.S37:.U39])=3;1;0))" office:value-type="float" office:value="1" calcext:value-type="float">
            <text:p>1</text:p>
          </table:table-cell>
          <table:table-cell table:style-name="ce39" table:formula="of:=IF([.U38]=1;IF(OR(SUM([.T37:.V39];-1)=2;SUM([.T37:.V39];-1)=3);1;0);IF(SUM([.T37:.V39])=3;1;0))" office:value-type="float" office:value="0" calcext:value-type="float">
            <text:p>0</text:p>
          </table:table-cell>
          <table:table-cell table:style-name="ce39" table:formula="of:=IF([.V38]=1;IF(OR(SUM([.U37:.W39];-1)=2;SUM([.U37:.W39];-1)=3);1;0);IF(SUM([.U37:.W39])=3;1;0))" office:value-type="float" office:value="0" calcext:value-type="float">
            <text:p>0</text:p>
          </table:table-cell>
          <table:table-cell table:style-name="ce39" table:formula="of:=IF([.W38]=1;IF(OR(SUM([.V37:.X39];-1)=2;SUM([.V37:.X39];-1)=3);1;0);IF(SUM([.V37:.X39])=3;1;0))" office:value-type="float" office:value="0" calcext:value-type="float">
            <text:p>0</text:p>
          </table:table-cell>
          <table:table-cell table:style-name="ce39" table:formula="of:=IF([.X38]=1;IF(OR(SUM([.W37:.Y39];-1)=2;SUM([.W37:.Y39];-1)=3);1;0);IF(SUM([.W37:.Y39])=3;1;0))" office:value-type="float" office:value="0" calcext:value-type="float">
            <text:p>0</text:p>
          </table:table-cell>
          <table:table-cell table:style-name="ce39" table:formula="of:=IF([.Y38]=1;IF(OR(SUM([.X37:.Z39];-1)=2;SUM([.X37:.Z39];-1)=3);1;0);IF(SUM([.X37:.Z39])=3;1;0))" office:value-type="float" office:value="0" calcext:value-type="float">
            <text:p>0</text:p>
          </table:table-cell>
          <table:table-cell table:style-name="ce39" table:formula="of:=IF([.Z38]=1;IF(OR(SUM([.Y37:.AA39];-1)=2;SUM([.Y37:.AA39];-1)=3);1;0);IF(SUM([.Y37:.AA39])=3;1;0))" office:value-type="float" office:value="1" calcext:value-type="float">
            <text:p>1</text:p>
          </table:table-cell>
          <table:table-cell table:style-name="ce39" table:formula="of:=IF([.AA38]=1;IF(OR(SUM([.Z37:.AB39];-1)=2;SUM([.Z37:.AB39];-1)=3);1;0);IF(SUM([.Z37:.AB39])=3;1;0))" office:value-type="float" office:value="1" calcext:value-type="float">
            <text:p>1</text:p>
          </table:table-cell>
          <table:table-cell table:style-name="ce39" table:formula="of:=IF([.AB38]=1;IF(OR(SUM([.AA37:.AC39];-1)=2;SUM([.AA37:.AC39];-1)=3);1;0);IF(SUM([.AA37:.AC39])=3;1;0))" office:value-type="float" office:value="1" calcext:value-type="float">
            <text:p>1</text:p>
          </table:table-cell>
          <table:table-cell table:style-name="ce39" table:formula="of:=IF([.AC38]=1;IF(OR(SUM([.AB37:.AD39];-1)=2;SUM([.AB37:.AD39];-1)=3);1;0);IF(SUM([.AB37:.AD39])=3;1;0))" office:value-type="float" office:value="1" calcext:value-type="float">
            <text:p>1</text:p>
          </table:table-cell>
          <table:table-cell table:style-name="ce39" table:formula="of:=IF([.AD38]=1;IF(OR(SUM([.AC37:.AE39];-1)=2;SUM([.AC37:.AE39];-1)=3);1;0);IF(SUM([.AC37:.AE39])=3;1;0))" office:value-type="float" office:value="0" calcext:value-type="float">
            <text:p>0</text:p>
          </table:table-cell>
          <table:table-cell table:style-name="ce39" table:formula="of:=IF([.AE38]=1;IF(OR(SUM([.AD37:.AF39];-1)=2;SUM([.AD37:.AF39];-1)=3);1;0);IF(SUM([.AD37:.AF39])=3;1;0))" office:value-type="float" office:value="0" calcext:value-type="float">
            <text:p>0</text:p>
          </table:table-cell>
          <table:table-cell table:style-name="ce39" table:formula="of:=IF([.AF38]=1;IF(OR(SUM([.AE37:.AG39];-1)=2;SUM([.AE37:.AG39];-1)=3);1;0);IF(SUM([.AE37:.AG39])=3;1;0))" office:value-type="float" office:value="0" calcext:value-type="float">
            <text:p>0</text:p>
          </table:table-cell>
          <table:table-cell table:style-name="ce39" table:formula="of:=IF([.AG38]=1;IF(OR(SUM([.AF37:.AH39];-1)=2;SUM([.AF37:.AH39];-1)=3);1;0);IF(SUM([.AF37:.AH39])=3;1;0))" office:value-type="float" office:value="0" calcext:value-type="float">
            <text:p>0</text:p>
          </table:table-cell>
          <table:table-cell table:style-name="ce39" table:formula="of:=IF([.AH38]=1;IF(OR(SUM([.AG37:.AI39];-1)=2;SUM([.AG37:.AI39];-1)=3);1;0);IF(SUM([.AG37:.AI39])=3;1;0))" office:value-type="float" office:value="0" calcext:value-type="float">
            <text:p>0</text:p>
          </table:table-cell>
          <table:table-cell table:style-name="ce39" table:formula="of:=IF([.AI38]=1;IF(OR(SUM([.AH37:.AJ39];-1)=2;SUM([.AH37:.AJ39];-1)=3);1;0);IF(SUM([.AH37:.AJ39])=3;1;0))" office:value-type="float" office:value="0" calcext:value-type="float">
            <text:p>0</text:p>
          </table:table-cell>
          <table:table-cell table:style-name="ce39" table:formula="of:=IF([.AJ38]=1;IF(OR(SUM([.AI37:.AK39];-1)=2;SUM([.AI37:.AK39];-1)=3);1;0);IF(SUM([.AI37:.AK39])=3;1;0))" office:value-type="float" office:value="0" calcext:value-type="float">
            <text:p>0</text:p>
          </table:table-cell>
          <table:table-cell table:style-name="ce39" table:formula="of:=IF([.AK38]=1;IF(OR(SUM([.AJ37:.AL39];-1)=2;SUM([.AJ37:.AL39];-1)=3);1;0);IF(SUM([.AJ37:.AL39])=3;1;0))" office:value-type="float" office:value="0" calcext:value-type="float">
            <text:p>0</text:p>
          </table:table-cell>
          <table:table-cell table:style-name="ce39" table:formula="of:=IF([.AL38]=1;IF(OR(SUM([.AK37:.AM39];-1)=2;SUM([.AK37:.AM39];-1)=3);1;0);IF(SUM([.AK37:.AM39])=3;1;0))" office:value-type="float" office:value="0" calcext:value-type="float">
            <text:p>0</text:p>
          </table:table-cell>
          <table:table-cell table:style-name="ce39" table:formula="of:=IF([.AM38]=1;IF(OR(SUM([.AL37:.AN39];-1)=2;SUM([.AL37:.AN39];-1)=3);1;0);IF(SUM([.AL37:.AN39])=3;1;0))" office:value-type="float" office:value="0" calcext:value-type="float">
            <text:p>0</text:p>
          </table:table-cell>
          <table:table-cell table:style-name="ce39" table:formula="of:=IF([.AN38]=1;IF(OR(SUM([.AM37:.AO39];-1)=2;SUM([.AM37:.AO39];-1)=3);1;0);IF(SUM([.AM37:.AO39])=3;1;0))" office:value-type="float" office:value="0" calcext:value-type="float">
            <text:p>0</text:p>
          </table:table-cell>
          <table:table-cell table:style-name="ce39" table:formula="of:=IF([.AO38]=1;IF(OR(SUM([.AN37:.AP39];-1)=2;SUM([.AN37:.AP39];-1)=3);1;0);IF(SUM([.AN37:.AP39])=3;1;0))" office:value-type="float" office:value="0" calcext:value-type="float">
            <text:p>0</text:p>
          </table:table-cell>
          <table:table-cell table:style-name="ce39" table:formula="of:=IF([.AP38]=1;IF(OR(SUM([.AO37:.AQ39];-1)=2;SUM([.AO37:.AQ39];-1)=3);1;0);IF(SUM([.AO37:.AQ39])=3;1;0))" office:value-type="float" office:value="0" calcext:value-type="float">
            <text:p>0</text:p>
          </table:table-cell>
          <table:table-cell table:style-name="ce39" table:formula="of:=IF([.AQ38]=1;IF(OR(SUM([.AP37:.AR39];-1)=2;SUM([.AP37:.AR39];-1)=3);1;0);IF(SUM([.AP37:.AR39])=3;1;0))" office:value-type="float" office:value="0" calcext:value-type="float">
            <text:p>0</text:p>
          </table:table-cell>
          <table:table-cell table:style-name="ce39" table:formula="of:=IF([.AR38]=1;IF(OR(SUM([.AQ37:.AS39];-1)=2;SUM([.AQ37:.AS39];-1)=3);1;0);IF(SUM([.AQ37:.AS39])=3;1;0))" office:value-type="float" office:value="0" calcext:value-type="float">
            <text:p>0</text:p>
          </table:table-cell>
          <table:table-cell table:style-name="ce39" table:formula="of:=IF([.AS38]=1;IF(OR(SUM([.AR37:.AT39];-1)=2;SUM([.AR37:.AT39];-1)=3);1;0);IF(SUM([.AR37:.AT39])=3;1;0))" office:value-type="float" office:value="0" calcext:value-type="float">
            <text:p>0</text:p>
          </table:table-cell>
          <table:table-cell table:style-name="ce39" table:formula="of:=IF([.AT38]=1;IF(OR(SUM([.AS37:.AU39];-1)=2;SUM([.AS37:.AU39];-1)=3);1;0);IF(SUM([.AS37:.AU39])=3;1;0))" office:value-type="float" office:value="0" calcext:value-type="float">
            <text:p>0</text:p>
          </table:table-cell>
          <table:table-cell table:style-name="ce39" table:formula="of:=IF([.AU38]=1;IF(OR(SUM([.AT37:.AV39];-1)=2;SUM([.AT37:.AV39];-1)=3);1;0);IF(SUM([.AT37:.AV39])=3;1;0))" office:value-type="float" office:value="0" calcext:value-type="float">
            <text:p>0</text:p>
          </table:table-cell>
          <table:table-cell table:style-name="ce39" table:formula="of:=IF([.AV38]=1;IF(OR(SUM([.AU37:.AW39];-1)=2;SUM([.AU37:.AW39];-1)=3);1;0);IF(SUM([.AU37:.AW39])=3;1;0))" office:value-type="float" office:value="0" calcext:value-type="float">
            <text:p>0</text:p>
          </table:table-cell>
          <table:table-cell table:style-name="ce39" table:formula="of:=IF([.AW38]=1;IF(OR(SUM([.AV37:.AX39];-1)=2;SUM([.AV37:.AX39];-1)=3);1;0);IF(SUM([.AV37:.AX39])=3;1;0))" office:value-type="float" office:value="0" calcext:value-type="float">
            <text:p>0</text:p>
          </table:table-cell>
          <table:table-cell table:style-name="ce39" table:formula="of:=IF([.AX38]=1;IF(OR(SUM([.AW37:.AY39];-1)=2;SUM([.AW37:.AY39];-1)=3);1;0);IF(SUM([.AW37:.AY39])=3;1;0))" office:value-type="float" office:value="0" calcext:value-type="float">
            <text:p>0</text:p>
          </table:table-cell>
          <table:table-cell table:style-name="ce39" table:formula="of:=IF([.AY38]=1;IF(OR(SUM([.AX37:.AZ39];-1)=2;SUM([.AX37:.AZ39];-1)=3);1;0);IF(SUM([.AX37:.AZ39])=3;1;0))" office:value-type="float" office:value="0" calcext:value-type="float">
            <text:p>0</text:p>
          </table:table-cell>
          <table:table-cell table:style-name="ce39" table:formula="of:=IF([.AZ38]=1;IF(OR(SUM([.AY37:.BA39];-1)=2;SUM([.AY37:.BA39];-1)=3);1;0);IF(SUM([.AY37:.BA39])=3;1;0))" office:value-type="float" office:value="0" calcext:value-type="float">
            <text:p>0</text:p>
          </table:table-cell>
          <table:table-cell table:style-name="ce39" table:formula="of:=IF([.BA38]=1;IF(OR(SUM([.AZ37:.BB39];-1)=2;SUM([.AZ37:.BB39];-1)=3);1;0);IF(SUM([.AZ37:.BB39])=3;1;0))" office:value-type="float" office:value="0" calcext:value-type="float">
            <text:p>0</text:p>
          </table:table-cell>
          <table:table-cell table:style-name="ce39" table:formula="of:=IF([.BB38]=1;IF(OR(SUM([.BA37:.BC39];-1)=2;SUM([.BA37:.BC39];-1)=3);1;0);IF(SUM([.BA37:.BC39])=3;1;0))" office:value-type="float" office:value="0" calcext:value-type="float">
            <text:p>0</text:p>
          </table:table-cell>
          <table:table-cell table:style-name="ce39" table:formula="of:=IF([.BC38]=1;IF(OR(SUM([.BB37:.BD39];-1)=2;SUM([.BB37:.BD39];-1)=3);1;0);IF(SUM([.BB37:.BD39])=3;1;0))" office:value-type="float" office:value="0" calcext:value-type="float">
            <text:p>0</text:p>
          </table:table-cell>
          <table:table-cell table:style-name="ce39" table:formula="of:=IF([.BD38]=1;IF(OR(SUM([.BC37:.BE39];-1)=2;SUM([.BC37:.BE39];-1)=3);1;0);IF(SUM([.BC37:.BE39])=3;1;0))" office:value-type="float" office:value="0" calcext:value-type="float">
            <text:p>0</text:p>
          </table:table-cell>
          <table:table-cell table:style-name="ce39" table:formula="of:=IF([.BE38]=1;IF(OR(SUM([.BD37:.BF39];-1)=2;SUM([.BD37:.BF39];-1)=3);1;0);IF(SUM([.BD37:.BF39])=3;1;0)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39" table:formula="of:=IF([.C39]=1;IF(OR(SUM([.B38:.D40];-1)=2;SUM([.B38:.D40];-1)=3);1;0);IF(SUM([.B38:.D40])=3;1;0))" office:value-type="float" office:value="1" calcext:value-type="float">
            <text:p>1</text:p>
          </table:table-cell>
          <table:table-cell table:style-name="ce39" table:formula="of:=IF([.D39]=1;IF(OR(SUM([.C38:.E40];-1)=2;SUM([.C38:.E40];-1)=3);1;0);IF(SUM([.C38:.E40])=3;1;0))" office:value-type="float" office:value="0" calcext:value-type="float">
            <text:p>0</text:p>
          </table:table-cell>
          <table:table-cell table:style-name="ce39" table:formula="of:=IF([.E39]=1;IF(OR(SUM([.D38:.F40];-1)=2;SUM([.D38:.F40];-1)=3);1;0);IF(SUM([.D38:.F40])=3;1;0))" office:value-type="float" office:value="1" calcext:value-type="float">
            <text:p>1</text:p>
          </table:table-cell>
          <table:table-cell table:style-name="ce39" table:formula="of:=IF([.F39]=1;IF(OR(SUM([.E38:.G40];-1)=2;SUM([.E38:.G40];-1)=3);1;0);IF(SUM([.E38:.G40])=3;1;0))" office:value-type="float" office:value="0" calcext:value-type="float">
            <text:p>0</text:p>
          </table:table-cell>
          <table:table-cell table:style-name="ce39" table:formula="of:=IF([.G39]=1;IF(OR(SUM([.F38:.H40];-1)=2;SUM([.F38:.H40];-1)=3);1;0);IF(SUM([.F38:.H40])=3;1;0))" office:value-type="float" office:value="0" calcext:value-type="float">
            <text:p>0</text:p>
          </table:table-cell>
          <table:table-cell table:style-name="ce39" table:formula="of:=IF([.H39]=1;IF(OR(SUM([.G38:.I40];-1)=2;SUM([.G38:.I40];-1)=3);1;0);IF(SUM([.G38:.I40])=3;1;0))" office:value-type="float" office:value="0" calcext:value-type="float">
            <text:p>0</text:p>
          </table:table-cell>
          <table:table-cell table:style-name="ce39" table:formula="of:=IF([.I39]=1;IF(OR(SUM([.H38:.J40];-1)=2;SUM([.H38:.J40];-1)=3);1;0);IF(SUM([.H38:.J40])=3;1;0))" office:value-type="float" office:value="0" calcext:value-type="float">
            <text:p>0</text:p>
          </table:table-cell>
          <table:table-cell table:style-name="ce39" table:formula="of:=IF([.J39]=1;IF(OR(SUM([.I38:.K40];-1)=2;SUM([.I38:.K40];-1)=3);1;0);IF(SUM([.I38:.K40])=3;1;0))" office:value-type="float" office:value="0" calcext:value-type="float">
            <text:p>0</text:p>
          </table:table-cell>
          <table:table-cell table:style-name="ce39" table:formula="of:=IF([.K39]=1;IF(OR(SUM([.J38:.L40];-1)=2;SUM([.J38:.L40];-1)=3);1;0);IF(SUM([.J38:.L40])=3;1;0))" office:value-type="float" office:value="0" calcext:value-type="float">
            <text:p>0</text:p>
          </table:table-cell>
          <table:table-cell table:style-name="ce39" table:formula="of:=IF([.L39]=1;IF(OR(SUM([.K38:.M40];-1)=2;SUM([.K38:.M40];-1)=3);1;0);IF(SUM([.K38:.M40])=3;1;0))" office:value-type="float" office:value="0" calcext:value-type="float">
            <text:p>0</text:p>
          </table:table-cell>
          <table:table-cell table:style-name="ce39" table:formula="of:=IF([.M39]=1;IF(OR(SUM([.L38:.N40];-1)=2;SUM([.L38:.N40];-1)=3);1;0);IF(SUM([.L38:.N40])=3;1;0))" office:value-type="float" office:value="0" calcext:value-type="float">
            <text:p>0</text:p>
          </table:table-cell>
          <table:table-cell table:style-name="ce39" table:formula="of:=IF([.N39]=1;IF(OR(SUM([.M38:.O40];-1)=2;SUM([.M38:.O40];-1)=3);1;0);IF(SUM([.M38:.O40])=3;1;0))" office:value-type="float" office:value="0" calcext:value-type="float">
            <text:p>0</text:p>
          </table:table-cell>
          <table:table-cell table:style-name="ce39" table:formula="of:=IF([.O39]=1;IF(OR(SUM([.N38:.P40];-1)=2;SUM([.N38:.P40];-1)=3);1;0);IF(SUM([.N38:.P40])=3;1;0))" office:value-type="float" office:value="0" calcext:value-type="float">
            <text:p>0</text:p>
          </table:table-cell>
          <table:table-cell table:style-name="ce39" table:formula="of:=IF([.P39]=1;IF(OR(SUM([.O38:.Q40];-1)=2;SUM([.O38:.Q40];-1)=3);1;0);IF(SUM([.O38:.Q40])=3;1;0))" office:value-type="float" office:value="0" calcext:value-type="float">
            <text:p>0</text:p>
          </table:table-cell>
          <table:table-cell table:style-name="ce39" table:formula="of:=IF([.Q39]=1;IF(OR(SUM([.P38:.R40];-1)=2;SUM([.P38:.R40];-1)=3);1;0);IF(SUM([.P38:.R40])=3;1;0))" office:value-type="float" office:value="0" calcext:value-type="float">
            <text:p>0</text:p>
          </table:table-cell>
          <table:table-cell table:style-name="ce39" table:formula="of:=IF([.R39]=1;IF(OR(SUM([.Q38:.S40];-1)=2;SUM([.Q38:.S40];-1)=3);1;0);IF(SUM([.Q38:.S40])=3;1;0))" office:value-type="float" office:value="0" calcext:value-type="float">
            <text:p>0</text:p>
          </table:table-cell>
          <table:table-cell table:style-name="ce39" table:formula="of:=IF([.S39]=1;IF(OR(SUM([.R38:.T40];-1)=2;SUM([.R38:.T40];-1)=3);1;0);IF(SUM([.R38:.T40])=3;1;0))" office:value-type="float" office:value="1" calcext:value-type="float">
            <text:p>1</text:p>
          </table:table-cell>
          <table:table-cell table:style-name="ce39" table:formula="of:=IF([.T39]=1;IF(OR(SUM([.S38:.U40];-1)=2;SUM([.S38:.U40];-1)=3);1;0);IF(SUM([.S38:.U40])=3;1;0))" office:value-type="float" office:value="1" calcext:value-type="float">
            <text:p>1</text:p>
          </table:table-cell>
          <table:table-cell table:style-name="ce39" table:formula="of:=IF([.U39]=1;IF(OR(SUM([.T38:.V40];-1)=2;SUM([.T38:.V40];-1)=3);1;0);IF(SUM([.T38:.V40])=3;1;0))" office:value-type="float" office:value="0" calcext:value-type="float">
            <text:p>0</text:p>
          </table:table-cell>
          <table:table-cell table:style-name="ce39" table:formula="of:=IF([.V39]=1;IF(OR(SUM([.U38:.W40];-1)=2;SUM([.U38:.W40];-1)=3);1;0);IF(SUM([.U38:.W40])=3;1;0))" office:value-type="float" office:value="0" calcext:value-type="float">
            <text:p>0</text:p>
          </table:table-cell>
          <table:table-cell table:style-name="ce39" table:formula="of:=IF([.W39]=1;IF(OR(SUM([.V38:.X40];-1)=2;SUM([.V38:.X40];-1)=3);1;0);IF(SUM([.V38:.X40])=3;1;0))" office:value-type="float" office:value="0" calcext:value-type="float">
            <text:p>0</text:p>
          </table:table-cell>
          <table:table-cell table:style-name="ce39" table:formula="of:=IF([.X39]=1;IF(OR(SUM([.W38:.Y40];-1)=2;SUM([.W38:.Y40];-1)=3);1;0);IF(SUM([.W38:.Y40])=3;1;0))" office:value-type="float" office:value="0" calcext:value-type="float">
            <text:p>0</text:p>
          </table:table-cell>
          <table:table-cell table:style-name="ce39" table:formula="of:=IF([.Y39]=1;IF(OR(SUM([.X38:.Z40];-1)=2;SUM([.X38:.Z40];-1)=3);1;0);IF(SUM([.X38:.Z40])=3;1;0))" office:value-type="float" office:value="1" calcext:value-type="float">
            <text:p>1</text:p>
          </table:table-cell>
          <table:table-cell table:style-name="ce39" table:formula="of:=IF([.Z39]=1;IF(OR(SUM([.Y38:.AA40];-1)=2;SUM([.Y38:.AA40];-1)=3);1;0);IF(SUM([.Y38:.AA40])=3;1;0))" office:value-type="float" office:value="0" calcext:value-type="float">
            <text:p>0</text:p>
          </table:table-cell>
          <table:table-cell table:style-name="ce39" table:formula="of:=IF([.AA39]=1;IF(OR(SUM([.Z38:.AB40];-1)=2;SUM([.Z38:.AB40];-1)=3);1;0);IF(SUM([.Z38:.AB40])=3;1;0))" office:value-type="float" office:value="0" calcext:value-type="float">
            <text:p>0</text:p>
          </table:table-cell>
          <table:table-cell table:style-name="ce39" table:formula="of:=IF([.AB39]=1;IF(OR(SUM([.AA38:.AC40];-1)=2;SUM([.AA38:.AC40];-1)=3);1;0);IF(SUM([.AA38:.AC40])=3;1;0))" office:value-type="float" office:value="0" calcext:value-type="float">
            <text:p>0</text:p>
          </table:table-cell>
          <table:table-cell table:style-name="ce39" table:formula="of:=IF([.AC39]=1;IF(OR(SUM([.AB38:.AD40];-1)=2;SUM([.AB38:.AD40];-1)=3);1;0);IF(SUM([.AB38:.AD40])=3;1;0))" office:value-type="float" office:value="1" calcext:value-type="float">
            <text:p>1</text:p>
          </table:table-cell>
          <table:table-cell table:style-name="ce39" table:formula="of:=IF([.AD39]=1;IF(OR(SUM([.AC38:.AE40];-1)=2;SUM([.AC38:.AE40];-1)=3);1;0);IF(SUM([.AC38:.AE40])=3;1;0))" office:value-type="float" office:value="0" calcext:value-type="float">
            <text:p>0</text:p>
          </table:table-cell>
          <table:table-cell table:style-name="ce39" table:formula="of:=IF([.AE39]=1;IF(OR(SUM([.AD38:.AF40];-1)=2;SUM([.AD38:.AF40];-1)=3);1;0);IF(SUM([.AD38:.AF40])=3;1;0))" office:value-type="float" office:value="0" calcext:value-type="float">
            <text:p>0</text:p>
          </table:table-cell>
          <table:table-cell table:style-name="ce39" table:formula="of:=IF([.AF39]=1;IF(OR(SUM([.AE38:.AG40];-1)=2;SUM([.AE38:.AG40];-1)=3);1;0);IF(SUM([.AE38:.AG40])=3;1;0))" office:value-type="float" office:value="0" calcext:value-type="float">
            <text:p>0</text:p>
          </table:table-cell>
          <table:table-cell table:style-name="ce39" table:formula="of:=IF([.AG39]=1;IF(OR(SUM([.AF38:.AH40];-1)=2;SUM([.AF38:.AH40];-1)=3);1;0);IF(SUM([.AF38:.AH40])=3;1;0))" office:value-type="float" office:value="0" calcext:value-type="float">
            <text:p>0</text:p>
          </table:table-cell>
          <table:table-cell table:style-name="ce39" table:formula="of:=IF([.AH39]=1;IF(OR(SUM([.AG38:.AI40];-1)=2;SUM([.AG38:.AI40];-1)=3);1;0);IF(SUM([.AG38:.AI40])=3;1;0))" office:value-type="float" office:value="0" calcext:value-type="float">
            <text:p>0</text:p>
          </table:table-cell>
          <table:table-cell table:style-name="ce39" table:formula="of:=IF([.AI39]=1;IF(OR(SUM([.AH38:.AJ40];-1)=2;SUM([.AH38:.AJ40];-1)=3);1;0);IF(SUM([.AH38:.AJ40])=3;1;0))" office:value-type="float" office:value="0" calcext:value-type="float">
            <text:p>0</text:p>
          </table:table-cell>
          <table:table-cell table:style-name="ce39" table:formula="of:=IF([.AJ39]=1;IF(OR(SUM([.AI38:.AK40];-1)=2;SUM([.AI38:.AK40];-1)=3);1;0);IF(SUM([.AI38:.AK40])=3;1;0))" office:value-type="float" office:value="0" calcext:value-type="float">
            <text:p>0</text:p>
          </table:table-cell>
          <table:table-cell table:style-name="ce39" table:formula="of:=IF([.AK39]=1;IF(OR(SUM([.AJ38:.AL40];-1)=2;SUM([.AJ38:.AL40];-1)=3);1;0);IF(SUM([.AJ38:.AL40])=3;1;0))" office:value-type="float" office:value="0" calcext:value-type="float">
            <text:p>0</text:p>
          </table:table-cell>
          <table:table-cell table:style-name="ce39" table:formula="of:=IF([.AL39]=1;IF(OR(SUM([.AK38:.AM40];-1)=2;SUM([.AK38:.AM40];-1)=3);1;0);IF(SUM([.AK38:.AM40])=3;1;0))" office:value-type="float" office:value="0" calcext:value-type="float">
            <text:p>0</text:p>
          </table:table-cell>
          <table:table-cell table:style-name="ce39" table:formula="of:=IF([.AM39]=1;IF(OR(SUM([.AL38:.AN40];-1)=2;SUM([.AL38:.AN40];-1)=3);1;0);IF(SUM([.AL38:.AN40])=3;1;0))" office:value-type="float" office:value="0" calcext:value-type="float">
            <text:p>0</text:p>
          </table:table-cell>
          <table:table-cell table:style-name="ce39" table:formula="of:=IF([.AN39]=1;IF(OR(SUM([.AM38:.AO40];-1)=2;SUM([.AM38:.AO40];-1)=3);1;0);IF(SUM([.AM38:.AO40])=3;1;0))" office:value-type="float" office:value="0" calcext:value-type="float">
            <text:p>0</text:p>
          </table:table-cell>
          <table:table-cell table:style-name="ce39" table:formula="of:=IF([.AO39]=1;IF(OR(SUM([.AN38:.AP40];-1)=2;SUM([.AN38:.AP40];-1)=3);1;0);IF(SUM([.AN38:.AP40])=3;1;0))" office:value-type="float" office:value="0" calcext:value-type="float">
            <text:p>0</text:p>
          </table:table-cell>
          <table:table-cell table:style-name="ce39" table:formula="of:=IF([.AP39]=1;IF(OR(SUM([.AO38:.AQ40];-1)=2;SUM([.AO38:.AQ40];-1)=3);1;0);IF(SUM([.AO38:.AQ40])=3;1;0))" office:value-type="float" office:value="0" calcext:value-type="float">
            <text:p>0</text:p>
          </table:table-cell>
          <table:table-cell table:style-name="ce39" table:formula="of:=IF([.AQ39]=1;IF(OR(SUM([.AP38:.AR40];-1)=2;SUM([.AP38:.AR40];-1)=3);1;0);IF(SUM([.AP38:.AR40])=3;1;0))" office:value-type="float" office:value="0" calcext:value-type="float">
            <text:p>0</text:p>
          </table:table-cell>
          <table:table-cell table:style-name="ce39" table:formula="of:=IF([.AR39]=1;IF(OR(SUM([.AQ38:.AS40];-1)=2;SUM([.AQ38:.AS40];-1)=3);1;0);IF(SUM([.AQ38:.AS40])=3;1;0))" office:value-type="float" office:value="0" calcext:value-type="float">
            <text:p>0</text:p>
          </table:table-cell>
          <table:table-cell table:style-name="ce39" table:formula="of:=IF([.AS39]=1;IF(OR(SUM([.AR38:.AT40];-1)=2;SUM([.AR38:.AT40];-1)=3);1;0);IF(SUM([.AR38:.AT40])=3;1;0))" office:value-type="float" office:value="0" calcext:value-type="float">
            <text:p>0</text:p>
          </table:table-cell>
          <table:table-cell table:style-name="ce39" table:formula="of:=IF([.AT39]=1;IF(OR(SUM([.AS38:.AU40];-1)=2;SUM([.AS38:.AU40];-1)=3);1;0);IF(SUM([.AS38:.AU40])=3;1;0))" office:value-type="float" office:value="0" calcext:value-type="float">
            <text:p>0</text:p>
          </table:table-cell>
          <table:table-cell table:style-name="ce39" table:formula="of:=IF([.AU39]=1;IF(OR(SUM([.AT38:.AV40];-1)=2;SUM([.AT38:.AV40];-1)=3);1;0);IF(SUM([.AT38:.AV40])=3;1;0))" office:value-type="float" office:value="0" calcext:value-type="float">
            <text:p>0</text:p>
          </table:table-cell>
          <table:table-cell table:style-name="ce39" table:formula="of:=IF([.AV39]=1;IF(OR(SUM([.AU38:.AW40];-1)=2;SUM([.AU38:.AW40];-1)=3);1;0);IF(SUM([.AU38:.AW40])=3;1;0))" office:value-type="float" office:value="0" calcext:value-type="float">
            <text:p>0</text:p>
          </table:table-cell>
          <table:table-cell table:style-name="ce39" table:formula="of:=IF([.AW39]=1;IF(OR(SUM([.AV38:.AX40];-1)=2;SUM([.AV38:.AX40];-1)=3);1;0);IF(SUM([.AV38:.AX40])=3;1;0))" office:value-type="float" office:value="0" calcext:value-type="float">
            <text:p>0</text:p>
          </table:table-cell>
          <table:table-cell table:style-name="ce39" table:formula="of:=IF([.AX39]=1;IF(OR(SUM([.AW38:.AY40];-1)=2;SUM([.AW38:.AY40];-1)=3);1;0);IF(SUM([.AW38:.AY40])=3;1;0))" office:value-type="float" office:value="0" calcext:value-type="float">
            <text:p>0</text:p>
          </table:table-cell>
          <table:table-cell table:style-name="ce39" table:formula="of:=IF([.AY39]=1;IF(OR(SUM([.AX38:.AZ40];-1)=2;SUM([.AX38:.AZ40];-1)=3);1;0);IF(SUM([.AX38:.AZ40])=3;1;0))" office:value-type="float" office:value="0" calcext:value-type="float">
            <text:p>0</text:p>
          </table:table-cell>
          <table:table-cell table:style-name="ce39" table:formula="of:=IF([.AZ39]=1;IF(OR(SUM([.AY38:.BA40];-1)=2;SUM([.AY38:.BA40];-1)=3);1;0);IF(SUM([.AY38:.BA40])=3;1;0))" office:value-type="float" office:value="0" calcext:value-type="float">
            <text:p>0</text:p>
          </table:table-cell>
          <table:table-cell table:style-name="ce39" table:formula="of:=IF([.BA39]=1;IF(OR(SUM([.AZ38:.BB40];-1)=2;SUM([.AZ38:.BB40];-1)=3);1;0);IF(SUM([.AZ38:.BB40])=3;1;0))" office:value-type="float" office:value="0" calcext:value-type="float">
            <text:p>0</text:p>
          </table:table-cell>
          <table:table-cell table:style-name="ce39" table:formula="of:=IF([.BB39]=1;IF(OR(SUM([.BA38:.BC40];-1)=2;SUM([.BA38:.BC40];-1)=3);1;0);IF(SUM([.BA38:.BC40])=3;1;0))" office:value-type="float" office:value="0" calcext:value-type="float">
            <text:p>0</text:p>
          </table:table-cell>
          <table:table-cell table:style-name="ce39" table:formula="of:=IF([.BC39]=1;IF(OR(SUM([.BB38:.BD40];-1)=2;SUM([.BB38:.BD40];-1)=3);1;0);IF(SUM([.BB38:.BD40])=3;1;0))" office:value-type="float" office:value="0" calcext:value-type="float">
            <text:p>0</text:p>
          </table:table-cell>
          <table:table-cell table:style-name="ce39" table:formula="of:=IF([.BD39]=1;IF(OR(SUM([.BC38:.BE40];-1)=2;SUM([.BC38:.BE40];-1)=3);1;0);IF(SUM([.BC38:.BE40])=3;1;0))" office:value-type="float" office:value="0" calcext:value-type="float">
            <text:p>0</text:p>
          </table:table-cell>
          <table:table-cell table:style-name="ce39" table:formula="of:=IF([.BE39]=1;IF(OR(SUM([.BD38:.BF40];-1)=2;SUM([.BD38:.BF40];-1)=3);1;0);IF(SUM([.BD38:.BF40])=3;1;0)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39" table:formula="of:=IF([.C40]=1;IF(OR(SUM([.B39:.D41];-1)=2;SUM([.B39:.D41];-1)=3);1;0);IF(SUM([.B39:.D41])=3;1;0))" office:value-type="float" office:value="0" calcext:value-type="float">
            <text:p>0</text:p>
          </table:table-cell>
          <table:table-cell table:style-name="ce39" table:formula="of:=IF([.D40]=1;IF(OR(SUM([.C39:.E41];-1)=2;SUM([.C39:.E41];-1)=3);1;0);IF(SUM([.C39:.E41])=3;1;0))" office:value-type="float" office:value="0" calcext:value-type="float">
            <text:p>0</text:p>
          </table:table-cell>
          <table:table-cell table:style-name="ce39" table:formula="of:=IF([.E40]=1;IF(OR(SUM([.D39:.F41];-1)=2;SUM([.D39:.F41];-1)=3);1;0);IF(SUM([.D39:.F41])=3;1;0))" office:value-type="float" office:value="0" calcext:value-type="float">
            <text:p>0</text:p>
          </table:table-cell>
          <table:table-cell table:style-name="ce39" table:formula="of:=IF([.F40]=1;IF(OR(SUM([.E39:.G41];-1)=2;SUM([.E39:.G41];-1)=3);1;0);IF(SUM([.E39:.G41])=3;1;0))" office:value-type="float" office:value="0" calcext:value-type="float">
            <text:p>0</text:p>
          </table:table-cell>
          <table:table-cell table:style-name="ce39" table:formula="of:=IF([.G40]=1;IF(OR(SUM([.F39:.H41];-1)=2;SUM([.F39:.H41];-1)=3);1;0);IF(SUM([.F39:.H41])=3;1;0))" office:value-type="float" office:value="0" calcext:value-type="float">
            <text:p>0</text:p>
          </table:table-cell>
          <table:table-cell table:style-name="ce39" table:formula="of:=IF([.H40]=1;IF(OR(SUM([.G39:.I41];-1)=2;SUM([.G39:.I41];-1)=3);1;0);IF(SUM([.G39:.I41])=3;1;0))" office:value-type="float" office:value="0" calcext:value-type="float">
            <text:p>0</text:p>
          </table:table-cell>
          <table:table-cell table:style-name="ce39" table:formula="of:=IF([.I40]=1;IF(OR(SUM([.H39:.J41];-1)=2;SUM([.H39:.J41];-1)=3);1;0);IF(SUM([.H39:.J41])=3;1;0))" office:value-type="float" office:value="0" calcext:value-type="float">
            <text:p>0</text:p>
          </table:table-cell>
          <table:table-cell table:style-name="ce39" table:formula="of:=IF([.J40]=1;IF(OR(SUM([.I39:.K41];-1)=2;SUM([.I39:.K41];-1)=3);1;0);IF(SUM([.I39:.K41])=3;1;0))" office:value-type="float" office:value="0" calcext:value-type="float">
            <text:p>0</text:p>
          </table:table-cell>
          <table:table-cell table:style-name="ce39" table:formula="of:=IF([.K40]=1;IF(OR(SUM([.J39:.L41];-1)=2;SUM([.J39:.L41];-1)=3);1;0);IF(SUM([.J39:.L41])=3;1;0))" office:value-type="float" office:value="0" calcext:value-type="float">
            <text:p>0</text:p>
          </table:table-cell>
          <table:table-cell table:style-name="ce39" table:formula="of:=IF([.L40]=1;IF(OR(SUM([.K39:.M41];-1)=2;SUM([.K39:.M41];-1)=3);1;0);IF(SUM([.K39:.M41])=3;1;0))" office:value-type="float" office:value="0" calcext:value-type="float">
            <text:p>0</text:p>
          </table:table-cell>
          <table:table-cell table:style-name="ce39" table:formula="of:=IF([.M40]=1;IF(OR(SUM([.L39:.N41];-1)=2;SUM([.L39:.N41];-1)=3);1;0);IF(SUM([.L39:.N41])=3;1;0))" office:value-type="float" office:value="0" calcext:value-type="float">
            <text:p>0</text:p>
          </table:table-cell>
          <table:table-cell table:style-name="ce39" table:formula="of:=IF([.N40]=1;IF(OR(SUM([.M39:.O41];-1)=2;SUM([.M39:.O41];-1)=3);1;0);IF(SUM([.M39:.O41])=3;1;0))" office:value-type="float" office:value="0" calcext:value-type="float">
            <text:p>0</text:p>
          </table:table-cell>
          <table:table-cell table:style-name="ce39" table:formula="of:=IF([.O40]=1;IF(OR(SUM([.N39:.P41];-1)=2;SUM([.N39:.P41];-1)=3);1;0);IF(SUM([.N39:.P41])=3;1;0))" office:value-type="float" office:value="0" calcext:value-type="float">
            <text:p>0</text:p>
          </table:table-cell>
          <table:table-cell table:style-name="ce39" table:formula="of:=IF([.P40]=1;IF(OR(SUM([.O39:.Q41];-1)=2;SUM([.O39:.Q41];-1)=3);1;0);IF(SUM([.O39:.Q41])=3;1;0))" office:value-type="float" office:value="0" calcext:value-type="float">
            <text:p>0</text:p>
          </table:table-cell>
          <table:table-cell table:style-name="ce39" table:formula="of:=IF([.Q40]=1;IF(OR(SUM([.P39:.R41];-1)=2;SUM([.P39:.R41];-1)=3);1;0);IF(SUM([.P39:.R41])=3;1;0))" office:value-type="float" office:value="1" calcext:value-type="float">
            <text:p>1</text:p>
          </table:table-cell>
          <table:table-cell table:style-name="ce39" table:formula="of:=IF([.R40]=1;IF(OR(SUM([.Q39:.S41];-1)=2;SUM([.Q39:.S41];-1)=3);1;0);IF(SUM([.Q39:.S41])=3;1;0))" office:value-type="float" office:value="1" calcext:value-type="float">
            <text:p>1</text:p>
          </table:table-cell>
          <table:table-cell table:style-name="ce39" table:formula="of:=IF([.S40]=1;IF(OR(SUM([.R39:.T41];-1)=2;SUM([.R39:.T41];-1)=3);1;0);IF(SUM([.R39:.T41])=3;1;0))" office:value-type="float" office:value="0" calcext:value-type="float">
            <text:p>0</text:p>
          </table:table-cell>
          <table:table-cell table:style-name="ce39" table:formula="of:=IF([.T40]=1;IF(OR(SUM([.S39:.U41];-1)=2;SUM([.S39:.U41];-1)=3);1;0);IF(SUM([.S39:.U41])=3;1;0))" office:value-type="float" office:value="0" calcext:value-type="float">
            <text:p>0</text:p>
          </table:table-cell>
          <table:table-cell table:style-name="ce39" table:formula="of:=IF([.U40]=1;IF(OR(SUM([.T39:.V41];-1)=2;SUM([.T39:.V41];-1)=3);1;0);IF(SUM([.T39:.V41])=3;1;0))" office:value-type="float" office:value="0" calcext:value-type="float">
            <text:p>0</text:p>
          </table:table-cell>
          <table:table-cell table:style-name="ce39" table:formula="of:=IF([.V40]=1;IF(OR(SUM([.U39:.W41];-1)=2;SUM([.U39:.W41];-1)=3);1;0);IF(SUM([.U39:.W41])=3;1;0))" office:value-type="float" office:value="0" calcext:value-type="float">
            <text:p>0</text:p>
          </table:table-cell>
          <table:table-cell table:style-name="ce39" table:formula="of:=IF([.W40]=1;IF(OR(SUM([.V39:.X41];-1)=2;SUM([.V39:.X41];-1)=3);1;0);IF(SUM([.V39:.X41])=3;1;0))" office:value-type="float" office:value="0" calcext:value-type="float">
            <text:p>0</text:p>
          </table:table-cell>
          <table:table-cell table:style-name="ce39" table:formula="of:=IF([.X40]=1;IF(OR(SUM([.W39:.Y41];-1)=2;SUM([.W39:.Y41];-1)=3);1;0);IF(SUM([.W39:.Y41])=3;1;0))" office:value-type="float" office:value="0" calcext:value-type="float">
            <text:p>0</text:p>
          </table:table-cell>
          <table:table-cell table:style-name="ce39" table:formula="of:=IF([.Y40]=1;IF(OR(SUM([.X39:.Z41];-1)=2;SUM([.X39:.Z41];-1)=3);1;0);IF(SUM([.X39:.Z41])=3;1;0))" office:value-type="float" office:value="0" calcext:value-type="float">
            <text:p>0</text:p>
          </table:table-cell>
          <table:table-cell table:style-name="ce39" table:formula="of:=IF([.Z40]=1;IF(OR(SUM([.Y39:.AA41];-1)=2;SUM([.Y39:.AA41];-1)=3);1;0);IF(SUM([.Y39:.AA41])=3;1;0))" office:value-type="float" office:value="0" calcext:value-type="float">
            <text:p>0</text:p>
          </table:table-cell>
          <table:table-cell table:style-name="ce39" table:formula="of:=IF([.AA40]=1;IF(OR(SUM([.Z39:.AB41];-1)=2;SUM([.Z39:.AB41];-1)=3);1;0);IF(SUM([.Z39:.AB41])=3;1;0))" office:value-type="float" office:value="0" calcext:value-type="float">
            <text:p>0</text:p>
          </table:table-cell>
          <table:table-cell table:style-name="ce39" table:formula="of:=IF([.AB40]=1;IF(OR(SUM([.AA39:.AC41];-1)=2;SUM([.AA39:.AC41];-1)=3);1;0);IF(SUM([.AA39:.AC41])=3;1;0))" office:value-type="float" office:value="0" calcext:value-type="float">
            <text:p>0</text:p>
          </table:table-cell>
          <table:table-cell table:style-name="ce39" table:formula="of:=IF([.AC40]=1;IF(OR(SUM([.AB39:.AD41];-1)=2;SUM([.AB39:.AD41];-1)=3);1;0);IF(SUM([.AB39:.AD41])=3;1;0))" office:value-type="float" office:value="1" calcext:value-type="float">
            <text:p>1</text:p>
          </table:table-cell>
          <table:table-cell table:style-name="ce39" table:formula="of:=IF([.AD40]=1;IF(OR(SUM([.AC39:.AE41];-1)=2;SUM([.AC39:.AE41];-1)=3);1;0);IF(SUM([.AC39:.AE41])=3;1;0))" office:value-type="float" office:value="0" calcext:value-type="float">
            <text:p>0</text:p>
          </table:table-cell>
          <table:table-cell table:style-name="ce39" table:formula="of:=IF([.AE40]=1;IF(OR(SUM([.AD39:.AF41];-1)=2;SUM([.AD39:.AF41];-1)=3);1;0);IF(SUM([.AD39:.AF41])=3;1;0))" office:value-type="float" office:value="0" calcext:value-type="float">
            <text:p>0</text:p>
          </table:table-cell>
          <table:table-cell table:style-name="ce39" table:formula="of:=IF([.AF40]=1;IF(OR(SUM([.AE39:.AG41];-1)=2;SUM([.AE39:.AG41];-1)=3);1;0);IF(SUM([.AE39:.AG41])=3;1;0))" office:value-type="float" office:value="0" calcext:value-type="float">
            <text:p>0</text:p>
          </table:table-cell>
          <table:table-cell table:style-name="ce39" table:formula="of:=IF([.AG40]=1;IF(OR(SUM([.AF39:.AH41];-1)=2;SUM([.AF39:.AH41];-1)=3);1;0);IF(SUM([.AF39:.AH41])=3;1;0))" office:value-type="float" office:value="0" calcext:value-type="float">
            <text:p>0</text:p>
          </table:table-cell>
          <table:table-cell table:style-name="ce39" table:formula="of:=IF([.AH40]=1;IF(OR(SUM([.AG39:.AI41];-1)=2;SUM([.AG39:.AI41];-1)=3);1;0);IF(SUM([.AG39:.AI41])=3;1;0))" office:value-type="float" office:value="0" calcext:value-type="float">
            <text:p>0</text:p>
          </table:table-cell>
          <table:table-cell table:style-name="ce39" table:formula="of:=IF([.AI40]=1;IF(OR(SUM([.AH39:.AJ41];-1)=2;SUM([.AH39:.AJ41];-1)=3);1;0);IF(SUM([.AH39:.AJ41])=3;1;0))" office:value-type="float" office:value="0" calcext:value-type="float">
            <text:p>0</text:p>
          </table:table-cell>
          <table:table-cell table:style-name="ce39" table:formula="of:=IF([.AJ40]=1;IF(OR(SUM([.AI39:.AK41];-1)=2;SUM([.AI39:.AK41];-1)=3);1;0);IF(SUM([.AI39:.AK41])=3;1;0))" office:value-type="float" office:value="0" calcext:value-type="float">
            <text:p>0</text:p>
          </table:table-cell>
          <table:table-cell table:style-name="ce39" table:formula="of:=IF([.AK40]=1;IF(OR(SUM([.AJ39:.AL41];-1)=2;SUM([.AJ39:.AL41];-1)=3);1;0);IF(SUM([.AJ39:.AL41])=3;1;0))" office:value-type="float" office:value="0" calcext:value-type="float">
            <text:p>0</text:p>
          </table:table-cell>
          <table:table-cell table:style-name="ce39" table:formula="of:=IF([.AL40]=1;IF(OR(SUM([.AK39:.AM41];-1)=2;SUM([.AK39:.AM41];-1)=3);1;0);IF(SUM([.AK39:.AM41])=3;1;0))" office:value-type="float" office:value="0" calcext:value-type="float">
            <text:p>0</text:p>
          </table:table-cell>
          <table:table-cell table:style-name="ce39" table:formula="of:=IF([.AM40]=1;IF(OR(SUM([.AL39:.AN41];-1)=2;SUM([.AL39:.AN41];-1)=3);1;0);IF(SUM([.AL39:.AN41])=3;1;0))" office:value-type="float" office:value="0" calcext:value-type="float">
            <text:p>0</text:p>
          </table:table-cell>
          <table:table-cell table:style-name="ce39" table:formula="of:=IF([.AN40]=1;IF(OR(SUM([.AM39:.AO41];-1)=2;SUM([.AM39:.AO41];-1)=3);1;0);IF(SUM([.AM39:.AO41])=3;1;0))" office:value-type="float" office:value="0" calcext:value-type="float">
            <text:p>0</text:p>
          </table:table-cell>
          <table:table-cell table:style-name="ce39" table:formula="of:=IF([.AO40]=1;IF(OR(SUM([.AN39:.AP41];-1)=2;SUM([.AN39:.AP41];-1)=3);1;0);IF(SUM([.AN39:.AP41])=3;1;0))" office:value-type="float" office:value="0" calcext:value-type="float">
            <text:p>0</text:p>
          </table:table-cell>
          <table:table-cell table:style-name="ce39" table:formula="of:=IF([.AP40]=1;IF(OR(SUM([.AO39:.AQ41];-1)=2;SUM([.AO39:.AQ41];-1)=3);1;0);IF(SUM([.AO39:.AQ41])=3;1;0))" office:value-type="float" office:value="0" calcext:value-type="float">
            <text:p>0</text:p>
          </table:table-cell>
          <table:table-cell table:style-name="ce39" table:formula="of:=IF([.AQ40]=1;IF(OR(SUM([.AP39:.AR41];-1)=2;SUM([.AP39:.AR41];-1)=3);1;0);IF(SUM([.AP39:.AR41])=3;1;0))" office:value-type="float" office:value="0" calcext:value-type="float">
            <text:p>0</text:p>
          </table:table-cell>
          <table:table-cell table:style-name="ce39" table:formula="of:=IF([.AR40]=1;IF(OR(SUM([.AQ39:.AS41];-1)=2;SUM([.AQ39:.AS41];-1)=3);1;0);IF(SUM([.AQ39:.AS41])=3;1;0))" office:value-type="float" office:value="0" calcext:value-type="float">
            <text:p>0</text:p>
          </table:table-cell>
          <table:table-cell table:style-name="ce39" table:formula="of:=IF([.AS40]=1;IF(OR(SUM([.AR39:.AT41];-1)=2;SUM([.AR39:.AT41];-1)=3);1;0);IF(SUM([.AR39:.AT41])=3;1;0))" office:value-type="float" office:value="0" calcext:value-type="float">
            <text:p>0</text:p>
          </table:table-cell>
          <table:table-cell table:style-name="ce39" table:formula="of:=IF([.AT40]=1;IF(OR(SUM([.AS39:.AU41];-1)=2;SUM([.AS39:.AU41];-1)=3);1;0);IF(SUM([.AS39:.AU41])=3;1;0))" office:value-type="float" office:value="0" calcext:value-type="float">
            <text:p>0</text:p>
          </table:table-cell>
          <table:table-cell table:style-name="ce39" table:formula="of:=IF([.AU40]=1;IF(OR(SUM([.AT39:.AV41];-1)=2;SUM([.AT39:.AV41];-1)=3);1;0);IF(SUM([.AT39:.AV41])=3;1;0))" office:value-type="float" office:value="0" calcext:value-type="float">
            <text:p>0</text:p>
          </table:table-cell>
          <table:table-cell table:style-name="ce39" table:formula="of:=IF([.AV40]=1;IF(OR(SUM([.AU39:.AW41];-1)=2;SUM([.AU39:.AW41];-1)=3);1;0);IF(SUM([.AU39:.AW41])=3;1;0))" office:value-type="float" office:value="0" calcext:value-type="float">
            <text:p>0</text:p>
          </table:table-cell>
          <table:table-cell table:style-name="ce39" table:formula="of:=IF([.AW40]=1;IF(OR(SUM([.AV39:.AX41];-1)=2;SUM([.AV39:.AX41];-1)=3);1;0);IF(SUM([.AV39:.AX41])=3;1;0))" office:value-type="float" office:value="0" calcext:value-type="float">
            <text:p>0</text:p>
          </table:table-cell>
          <table:table-cell table:style-name="ce39" table:formula="of:=IF([.AX40]=1;IF(OR(SUM([.AW39:.AY41];-1)=2;SUM([.AW39:.AY41];-1)=3);1;0);IF(SUM([.AW39:.AY41])=3;1;0))" office:value-type="float" office:value="0" calcext:value-type="float">
            <text:p>0</text:p>
          </table:table-cell>
          <table:table-cell table:style-name="ce39" table:formula="of:=IF([.AY40]=1;IF(OR(SUM([.AX39:.AZ41];-1)=2;SUM([.AX39:.AZ41];-1)=3);1;0);IF(SUM([.AX39:.AZ41])=3;1;0))" office:value-type="float" office:value="0" calcext:value-type="float">
            <text:p>0</text:p>
          </table:table-cell>
          <table:table-cell table:style-name="ce39" table:formula="of:=IF([.AZ40]=1;IF(OR(SUM([.AY39:.BA41];-1)=2;SUM([.AY39:.BA41];-1)=3);1;0);IF(SUM([.AY39:.BA41])=3;1;0))" office:value-type="float" office:value="0" calcext:value-type="float">
            <text:p>0</text:p>
          </table:table-cell>
          <table:table-cell table:style-name="ce39" table:formula="of:=IF([.BA40]=1;IF(OR(SUM([.AZ39:.BB41];-1)=2;SUM([.AZ39:.BB41];-1)=3);1;0);IF(SUM([.AZ39:.BB41])=3;1;0))" office:value-type="float" office:value="0" calcext:value-type="float">
            <text:p>0</text:p>
          </table:table-cell>
          <table:table-cell table:style-name="ce39" table:formula="of:=IF([.BB40]=1;IF(OR(SUM([.BA39:.BC41];-1)=2;SUM([.BA39:.BC41];-1)=3);1;0);IF(SUM([.BA39:.BC41])=3;1;0))" office:value-type="float" office:value="0" calcext:value-type="float">
            <text:p>0</text:p>
          </table:table-cell>
          <table:table-cell table:style-name="ce39" table:formula="of:=IF([.BC40]=1;IF(OR(SUM([.BB39:.BD41];-1)=2;SUM([.BB39:.BD41];-1)=3);1;0);IF(SUM([.BB39:.BD41])=3;1;0))" office:value-type="float" office:value="0" calcext:value-type="float">
            <text:p>0</text:p>
          </table:table-cell>
          <table:table-cell table:style-name="ce39" table:formula="of:=IF([.BD40]=1;IF(OR(SUM([.BC39:.BE41];-1)=2;SUM([.BC39:.BE41];-1)=3);1;0);IF(SUM([.BC39:.BE41])=3;1;0))" office:value-type="float" office:value="0" calcext:value-type="float">
            <text:p>0</text:p>
          </table:table-cell>
          <table:table-cell table:style-name="ce39" table:formula="of:=IF([.BE40]=1;IF(OR(SUM([.BD39:.BF41];-1)=2;SUM([.BD39:.BF41];-1)=3);1;0);IF(SUM([.BD39:.BF41])=3;1;0))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39" table:formula="of:=IF([.C41]=1;IF(OR(SUM([.B40:.D42];-1)=2;SUM([.B40:.D42];-1)=3);1;0);IF(SUM([.B40:.D42])=3;1;0))" office:value-type="float" office:value="1" calcext:value-type="float">
            <text:p>1</text:p>
          </table:table-cell>
          <table:table-cell table:style-name="ce39" table:formula="of:=IF([.D41]=1;IF(OR(SUM([.C40:.E42];-1)=2;SUM([.C40:.E42];-1)=3);1;0);IF(SUM([.C40:.E42])=3;1;0))" office:value-type="float" office:value="0" calcext:value-type="float">
            <text:p>0</text:p>
          </table:table-cell>
          <table:table-cell table:style-name="ce39" table:formula="of:=IF([.E41]=1;IF(OR(SUM([.D40:.F42];-1)=2;SUM([.D40:.F42];-1)=3);1;0);IF(SUM([.D40:.F42])=3;1;0))" office:value-type="float" office:value="1" calcext:value-type="float">
            <text:p>1</text:p>
          </table:table-cell>
          <table:table-cell table:style-name="ce39" table:formula="of:=IF([.F41]=1;IF(OR(SUM([.E40:.G42];-1)=2;SUM([.E40:.G42];-1)=3);1;0);IF(SUM([.E40:.G42])=3;1;0))" office:value-type="float" office:value="0" calcext:value-type="float">
            <text:p>0</text:p>
          </table:table-cell>
          <table:table-cell table:style-name="ce39" table:formula="of:=IF([.G41]=1;IF(OR(SUM([.F40:.H42];-1)=2;SUM([.F40:.H42];-1)=3);1;0);IF(SUM([.F40:.H42])=3;1;0))" office:value-type="float" office:value="0" calcext:value-type="float">
            <text:p>0</text:p>
          </table:table-cell>
          <table:table-cell table:style-name="ce39" table:formula="of:=IF([.H41]=1;IF(OR(SUM([.G40:.I42];-1)=2;SUM([.G40:.I42];-1)=3);1;0);IF(SUM([.G40:.I42])=3;1;0))" office:value-type="float" office:value="0" calcext:value-type="float">
            <text:p>0</text:p>
          </table:table-cell>
          <table:table-cell table:style-name="ce39" table:formula="of:=IF([.I41]=1;IF(OR(SUM([.H40:.J42];-1)=2;SUM([.H40:.J42];-1)=3);1;0);IF(SUM([.H40:.J42])=3;1;0))" office:value-type="float" office:value="0" calcext:value-type="float">
            <text:p>0</text:p>
          </table:table-cell>
          <table:table-cell table:style-name="ce39" table:formula="of:=IF([.J41]=1;IF(OR(SUM([.I40:.K42];-1)=2;SUM([.I40:.K42];-1)=3);1;0);IF(SUM([.I40:.K42])=3;1;0))" office:value-type="float" office:value="0" calcext:value-type="float">
            <text:p>0</text:p>
          </table:table-cell>
          <table:table-cell table:style-name="ce39" table:formula="of:=IF([.K41]=1;IF(OR(SUM([.J40:.L42];-1)=2;SUM([.J40:.L42];-1)=3);1;0);IF(SUM([.J40:.L42])=3;1;0))" office:value-type="float" office:value="0" calcext:value-type="float">
            <text:p>0</text:p>
          </table:table-cell>
          <table:table-cell table:style-name="ce39" table:formula="of:=IF([.L41]=1;IF(OR(SUM([.K40:.M42];-1)=2;SUM([.K40:.M42];-1)=3);1;0);IF(SUM([.K40:.M42])=3;1;0))" office:value-type="float" office:value="0" calcext:value-type="float">
            <text:p>0</text:p>
          </table:table-cell>
          <table:table-cell table:style-name="ce39" table:formula="of:=IF([.M41]=1;IF(OR(SUM([.L40:.N42];-1)=2;SUM([.L40:.N42];-1)=3);1;0);IF(SUM([.L40:.N42])=3;1;0))" office:value-type="float" office:value="0" calcext:value-type="float">
            <text:p>0</text:p>
          </table:table-cell>
          <table:table-cell table:style-name="ce39" table:formula="of:=IF([.N41]=1;IF(OR(SUM([.M40:.O42];-1)=2;SUM([.M40:.O42];-1)=3);1;0);IF(SUM([.M40:.O42])=3;1;0))" office:value-type="float" office:value="0" calcext:value-type="float">
            <text:p>0</text:p>
          </table:table-cell>
          <table:table-cell table:style-name="ce39" table:formula="of:=IF([.O41]=1;IF(OR(SUM([.N40:.P42];-1)=2;SUM([.N40:.P42];-1)=3);1;0);IF(SUM([.N40:.P42])=3;1;0))" office:value-type="float" office:value="0" calcext:value-type="float">
            <text:p>0</text:p>
          </table:table-cell>
          <table:table-cell table:style-name="ce39" table:formula="of:=IF([.P41]=1;IF(OR(SUM([.O40:.Q42];-1)=2;SUM([.O40:.Q42];-1)=3);1;0);IF(SUM([.O40:.Q42])=3;1;0))" office:value-type="float" office:value="0" calcext:value-type="float">
            <text:p>0</text:p>
          </table:table-cell>
          <table:table-cell table:style-name="ce39" table:formula="of:=IF([.Q41]=1;IF(OR(SUM([.P40:.R42];-1)=2;SUM([.P40:.R42];-1)=3);1;0);IF(SUM([.P40:.R42])=3;1;0))" office:value-type="float" office:value="1" calcext:value-type="float">
            <text:p>1</text:p>
          </table:table-cell>
          <table:table-cell table:style-name="ce39" table:formula="of:=IF([.R41]=1;IF(OR(SUM([.Q40:.S42];-1)=2;SUM([.Q40:.S42];-1)=3);1;0);IF(SUM([.Q40:.S42])=3;1;0))" office:value-type="float" office:value="1" calcext:value-type="float">
            <text:p>1</text:p>
          </table:table-cell>
          <table:table-cell table:style-name="ce39" table:formula="of:=IF([.S41]=1;IF(OR(SUM([.R40:.T42];-1)=2;SUM([.R40:.T42];-1)=3);1;0);IF(SUM([.R40:.T42])=3;1;0))" office:value-type="float" office:value="0" calcext:value-type="float">
            <text:p>0</text:p>
          </table:table-cell>
          <table:table-cell table:style-name="ce39" table:formula="of:=IF([.T41]=1;IF(OR(SUM([.S40:.U42];-1)=2;SUM([.S40:.U42];-1)=3);1;0);IF(SUM([.S40:.U42])=3;1;0))" office:value-type="float" office:value="0" calcext:value-type="float">
            <text:p>0</text:p>
          </table:table-cell>
          <table:table-cell table:style-name="ce39" table:formula="of:=IF([.U41]=1;IF(OR(SUM([.T40:.V42];-1)=2;SUM([.T40:.V42];-1)=3);1;0);IF(SUM([.T40:.V42])=3;1;0))" office:value-type="float" office:value="0" calcext:value-type="float">
            <text:p>0</text:p>
          </table:table-cell>
          <table:table-cell table:style-name="ce39" table:formula="of:=IF([.V41]=1;IF(OR(SUM([.U40:.W42];-1)=2;SUM([.U40:.W42];-1)=3);1;0);IF(SUM([.U40:.W42])=3;1;0))" office:value-type="float" office:value="0" calcext:value-type="float">
            <text:p>0</text:p>
          </table:table-cell>
          <table:table-cell table:style-name="ce39" table:formula="of:=IF([.W41]=1;IF(OR(SUM([.V40:.X42];-1)=2;SUM([.V40:.X42];-1)=3);1;0);IF(SUM([.V40:.X42])=3;1;0))" office:value-type="float" office:value="0" calcext:value-type="float">
            <text:p>0</text:p>
          </table:table-cell>
          <table:table-cell table:style-name="ce39" table:formula="of:=IF([.X41]=1;IF(OR(SUM([.W40:.Y42];-1)=2;SUM([.W40:.Y42];-1)=3);1;0);IF(SUM([.W40:.Y42])=3;1;0))" office:value-type="float" office:value="0" calcext:value-type="float">
            <text:p>0</text:p>
          </table:table-cell>
          <table:table-cell table:style-name="ce39" table:formula="of:=IF([.Y41]=1;IF(OR(SUM([.X40:.Z42];-1)=2;SUM([.X40:.Z42];-1)=3);1;0);IF(SUM([.X40:.Z42])=3;1;0))" office:value-type="float" office:value="1" calcext:value-type="float">
            <text:p>1</text:p>
          </table:table-cell>
          <table:table-cell table:style-name="ce39" table:formula="of:=IF([.Z41]=1;IF(OR(SUM([.Y40:.AA42];-1)=2;SUM([.Y40:.AA42];-1)=3);1;0);IF(SUM([.Y40:.AA42])=3;1;0))" office:value-type="float" office:value="0" calcext:value-type="float">
            <text:p>0</text:p>
          </table:table-cell>
          <table:table-cell table:style-name="ce39" table:formula="of:=IF([.AA41]=1;IF(OR(SUM([.Z40:.AB42];-1)=2;SUM([.Z40:.AB42];-1)=3);1;0);IF(SUM([.Z40:.AB42])=3;1;0))" office:value-type="float" office:value="0" calcext:value-type="float">
            <text:p>0</text:p>
          </table:table-cell>
          <table:table-cell table:style-name="ce39" table:formula="of:=IF([.AB41]=1;IF(OR(SUM([.AA40:.AC42];-1)=2;SUM([.AA40:.AC42];-1)=3);1;0);IF(SUM([.AA40:.AC42])=3;1;0))" office:value-type="float" office:value="1" calcext:value-type="float">
            <text:p>1</text:p>
          </table:table-cell>
          <table:table-cell table:style-name="ce39" table:formula="of:=IF([.AC41]=1;IF(OR(SUM([.AB40:.AD42];-1)=2;SUM([.AB40:.AD42];-1)=3);1;0);IF(SUM([.AB40:.AD42])=3;1;0))" office:value-type="float" office:value="0" calcext:value-type="float">
            <text:p>0</text:p>
          </table:table-cell>
          <table:table-cell table:style-name="ce39" table:formula="of:=IF([.AD41]=1;IF(OR(SUM([.AC40:.AE42];-1)=2;SUM([.AC40:.AE42];-1)=3);1;0);IF(SUM([.AC40:.AE42])=3;1;0))" office:value-type="float" office:value="0" calcext:value-type="float">
            <text:p>0</text:p>
          </table:table-cell>
          <table:table-cell table:style-name="ce39" table:formula="of:=IF([.AE41]=1;IF(OR(SUM([.AD40:.AF42];-1)=2;SUM([.AD40:.AF42];-1)=3);1;0);IF(SUM([.AD40:.AF42])=3;1;0))" office:value-type="float" office:value="0" calcext:value-type="float">
            <text:p>0</text:p>
          </table:table-cell>
          <table:table-cell table:style-name="ce39" table:formula="of:=IF([.AF41]=1;IF(OR(SUM([.AE40:.AG42];-1)=2;SUM([.AE40:.AG42];-1)=3);1;0);IF(SUM([.AE40:.AG42])=3;1;0))" office:value-type="float" office:value="0" calcext:value-type="float">
            <text:p>0</text:p>
          </table:table-cell>
          <table:table-cell table:style-name="ce39" table:formula="of:=IF([.AG41]=1;IF(OR(SUM([.AF40:.AH42];-1)=2;SUM([.AF40:.AH42];-1)=3);1;0);IF(SUM([.AF40:.AH42])=3;1;0))" office:value-type="float" office:value="0" calcext:value-type="float">
            <text:p>0</text:p>
          </table:table-cell>
          <table:table-cell table:style-name="ce39" table:formula="of:=IF([.AH41]=1;IF(OR(SUM([.AG40:.AI42];-1)=2;SUM([.AG40:.AI42];-1)=3);1;0);IF(SUM([.AG40:.AI42])=3;1;0))" office:value-type="float" office:value="0" calcext:value-type="float">
            <text:p>0</text:p>
          </table:table-cell>
          <table:table-cell table:style-name="ce39" table:formula="of:=IF([.AI41]=1;IF(OR(SUM([.AH40:.AJ42];-1)=2;SUM([.AH40:.AJ42];-1)=3);1;0);IF(SUM([.AH40:.AJ42])=3;1;0))" office:value-type="float" office:value="0" calcext:value-type="float">
            <text:p>0</text:p>
          </table:table-cell>
          <table:table-cell table:style-name="ce39" table:formula="of:=IF([.AJ41]=1;IF(OR(SUM([.AI40:.AK42];-1)=2;SUM([.AI40:.AK42];-1)=3);1;0);IF(SUM([.AI40:.AK42])=3;1;0))" office:value-type="float" office:value="0" calcext:value-type="float">
            <text:p>0</text:p>
          </table:table-cell>
          <table:table-cell table:style-name="ce39" table:formula="of:=IF([.AK41]=1;IF(OR(SUM([.AJ40:.AL42];-1)=2;SUM([.AJ40:.AL42];-1)=3);1;0);IF(SUM([.AJ40:.AL42])=3;1;0))" office:value-type="float" office:value="0" calcext:value-type="float">
            <text:p>0</text:p>
          </table:table-cell>
          <table:table-cell table:style-name="ce39" table:formula="of:=IF([.AL41]=1;IF(OR(SUM([.AK40:.AM42];-1)=2;SUM([.AK40:.AM42];-1)=3);1;0);IF(SUM([.AK40:.AM42])=3;1;0))" office:value-type="float" office:value="0" calcext:value-type="float">
            <text:p>0</text:p>
          </table:table-cell>
          <table:table-cell table:style-name="ce39" table:formula="of:=IF([.AM41]=1;IF(OR(SUM([.AL40:.AN42];-1)=2;SUM([.AL40:.AN42];-1)=3);1;0);IF(SUM([.AL40:.AN42])=3;1;0))" office:value-type="float" office:value="0" calcext:value-type="float">
            <text:p>0</text:p>
          </table:table-cell>
          <table:table-cell table:style-name="ce39" table:formula="of:=IF([.AN41]=1;IF(OR(SUM([.AM40:.AO42];-1)=2;SUM([.AM40:.AO42];-1)=3);1;0);IF(SUM([.AM40:.AO42])=3;1;0))" office:value-type="float" office:value="0" calcext:value-type="float">
            <text:p>0</text:p>
          </table:table-cell>
          <table:table-cell table:style-name="ce39" table:formula="of:=IF([.AO41]=1;IF(OR(SUM([.AN40:.AP42];-1)=2;SUM([.AN40:.AP42];-1)=3);1;0);IF(SUM([.AN40:.AP42])=3;1;0))" office:value-type="float" office:value="0" calcext:value-type="float">
            <text:p>0</text:p>
          </table:table-cell>
          <table:table-cell table:style-name="ce39" table:formula="of:=IF([.AP41]=1;IF(OR(SUM([.AO40:.AQ42];-1)=2;SUM([.AO40:.AQ42];-1)=3);1;0);IF(SUM([.AO40:.AQ42])=3;1;0))" office:value-type="float" office:value="0" calcext:value-type="float">
            <text:p>0</text:p>
          </table:table-cell>
          <table:table-cell table:style-name="ce39" table:formula="of:=IF([.AQ41]=1;IF(OR(SUM([.AP40:.AR42];-1)=2;SUM([.AP40:.AR42];-1)=3);1;0);IF(SUM([.AP40:.AR42])=3;1;0))" office:value-type="float" office:value="0" calcext:value-type="float">
            <text:p>0</text:p>
          </table:table-cell>
          <table:table-cell table:style-name="ce39" table:formula="of:=IF([.AR41]=1;IF(OR(SUM([.AQ40:.AS42];-1)=2;SUM([.AQ40:.AS42];-1)=3);1;0);IF(SUM([.AQ40:.AS42])=3;1;0))" office:value-type="float" office:value="0" calcext:value-type="float">
            <text:p>0</text:p>
          </table:table-cell>
          <table:table-cell table:style-name="ce39" table:formula="of:=IF([.AS41]=1;IF(OR(SUM([.AR40:.AT42];-1)=2;SUM([.AR40:.AT42];-1)=3);1;0);IF(SUM([.AR40:.AT42])=3;1;0))" office:value-type="float" office:value="0" calcext:value-type="float">
            <text:p>0</text:p>
          </table:table-cell>
          <table:table-cell table:style-name="ce39" table:formula="of:=IF([.AT41]=1;IF(OR(SUM([.AS40:.AU42];-1)=2;SUM([.AS40:.AU42];-1)=3);1;0);IF(SUM([.AS40:.AU42])=3;1;0))" office:value-type="float" office:value="0" calcext:value-type="float">
            <text:p>0</text:p>
          </table:table-cell>
          <table:table-cell table:style-name="ce39" table:formula="of:=IF([.AU41]=1;IF(OR(SUM([.AT40:.AV42];-1)=2;SUM([.AT40:.AV42];-1)=3);1;0);IF(SUM([.AT40:.AV42])=3;1;0))" office:value-type="float" office:value="0" calcext:value-type="float">
            <text:p>0</text:p>
          </table:table-cell>
          <table:table-cell table:style-name="ce39" table:formula="of:=IF([.AV41]=1;IF(OR(SUM([.AU40:.AW42];-1)=2;SUM([.AU40:.AW42];-1)=3);1;0);IF(SUM([.AU40:.AW42])=3;1;0))" office:value-type="float" office:value="0" calcext:value-type="float">
            <text:p>0</text:p>
          </table:table-cell>
          <table:table-cell table:style-name="ce39" table:formula="of:=IF([.AW41]=1;IF(OR(SUM([.AV40:.AX42];-1)=2;SUM([.AV40:.AX42];-1)=3);1;0);IF(SUM([.AV40:.AX42])=3;1;0))" office:value-type="float" office:value="0" calcext:value-type="float">
            <text:p>0</text:p>
          </table:table-cell>
          <table:table-cell table:style-name="ce39" table:formula="of:=IF([.AX41]=1;IF(OR(SUM([.AW40:.AY42];-1)=2;SUM([.AW40:.AY42];-1)=3);1;0);IF(SUM([.AW40:.AY42])=3;1;0))" office:value-type="float" office:value="0" calcext:value-type="float">
            <text:p>0</text:p>
          </table:table-cell>
          <table:table-cell table:style-name="ce39" table:formula="of:=IF([.AY41]=1;IF(OR(SUM([.AX40:.AZ42];-1)=2;SUM([.AX40:.AZ42];-1)=3);1;0);IF(SUM([.AX40:.AZ42])=3;1;0))" office:value-type="float" office:value="0" calcext:value-type="float">
            <text:p>0</text:p>
          </table:table-cell>
          <table:table-cell table:style-name="ce39" table:formula="of:=IF([.AZ41]=1;IF(OR(SUM([.AY40:.BA42];-1)=2;SUM([.AY40:.BA42];-1)=3);1;0);IF(SUM([.AY40:.BA42])=3;1;0))" office:value-type="float" office:value="0" calcext:value-type="float">
            <text:p>0</text:p>
          </table:table-cell>
          <table:table-cell table:style-name="ce39" table:formula="of:=IF([.BA41]=1;IF(OR(SUM([.AZ40:.BB42];-1)=2;SUM([.AZ40:.BB42];-1)=3);1;0);IF(SUM([.AZ40:.BB42])=3;1;0))" office:value-type="float" office:value="0" calcext:value-type="float">
            <text:p>0</text:p>
          </table:table-cell>
          <table:table-cell table:style-name="ce39" table:formula="of:=IF([.BB41]=1;IF(OR(SUM([.BA40:.BC42];-1)=2;SUM([.BA40:.BC42];-1)=3);1;0);IF(SUM([.BA40:.BC42])=3;1;0))" office:value-type="float" office:value="0" calcext:value-type="float">
            <text:p>0</text:p>
          </table:table-cell>
          <table:table-cell table:style-name="ce39" table:formula="of:=IF([.BC41]=1;IF(OR(SUM([.BB40:.BD42];-1)=2;SUM([.BB40:.BD42];-1)=3);1;0);IF(SUM([.BB40:.BD42])=3;1;0))" office:value-type="float" office:value="0" calcext:value-type="float">
            <text:p>0</text:p>
          </table:table-cell>
          <table:table-cell table:style-name="ce39" table:formula="of:=IF([.BD41]=1;IF(OR(SUM([.BC40:.BE42];-1)=2;SUM([.BC40:.BE42];-1)=3);1;0);IF(SUM([.BC40:.BE42])=3;1;0))" office:value-type="float" office:value="0" calcext:value-type="float">
            <text:p>0</text:p>
          </table:table-cell>
          <table:table-cell table:style-name="ce39" table:formula="of:=IF([.BE41]=1;IF(OR(SUM([.BD40:.BF42];-1)=2;SUM([.BD40:.BF42];-1)=3);1;0);IF(SUM([.BD40:.BF42])=3;1;0))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54" table:style-name="ce89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53" table:style-name="ce100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42" table:formula="of:=IF([.C45]=1;IF(OR(SUM([.B44:.D46];-1)=2;SUM([.B44:.D46];-1)=3);1;0);IF(SUM([.B44:.D46])=3;1;0))" office:value-type="float" office:value="0" calcext:value-type="float">
            <text:p>0</text:p>
          </table:table-cell>
          <table:table-cell table:style-name="ce42" table:formula="of:=IF([.D45]=1;IF(OR(SUM([.C44:.E46];-1)=2;SUM([.C44:.E46];-1)=3);1;0);IF(SUM([.C44:.E46])=3;1;0))" office:value-type="float" office:value="0" calcext:value-type="float">
            <text:p>0</text:p>
          </table:table-cell>
          <table:table-cell table:style-name="ce42" table:formula="of:=IF([.E45]=1;IF(OR(SUM([.D44:.F46];-1)=2;SUM([.D44:.F46];-1)=3);1;0);IF(SUM([.D44:.F46])=3;1;0))" office:value-type="float" office:value="0" calcext:value-type="float">
            <text:p>0</text:p>
          </table:table-cell>
          <table:table-cell table:style-name="ce42" table:formula="of:=IF([.F45]=1;IF(OR(SUM([.E44:.G46];-1)=2;SUM([.E44:.G46];-1)=3);1;0);IF(SUM([.E44:.G46])=3;1;0))" office:value-type="float" office:value="0" calcext:value-type="float">
            <text:p>0</text:p>
          </table:table-cell>
          <table:table-cell table:style-name="ce42" table:formula="of:=IF([.G45]=1;IF(OR(SUM([.F44:.H46];-1)=2;SUM([.F44:.H46];-1)=3);1;0);IF(SUM([.F44:.H46])=3;1;0))" office:value-type="float" office:value="0" calcext:value-type="float">
            <text:p>0</text:p>
          </table:table-cell>
          <table:table-cell table:style-name="ce42" table:formula="of:=IF([.H45]=1;IF(OR(SUM([.G44:.I46];-1)=2;SUM([.G44:.I46];-1)=3);1;0);IF(SUM([.G44:.I46])=3;1;0))" office:value-type="float" office:value="0" calcext:value-type="float">
            <text:p>0</text:p>
          </table:table-cell>
          <table:table-cell table:style-name="ce42" table:formula="of:=IF([.I45]=1;IF(OR(SUM([.H44:.J46];-1)=2;SUM([.H44:.J46];-1)=3);1;0);IF(SUM([.H44:.J46])=3;1;0))" office:value-type="float" office:value="0" calcext:value-type="float">
            <text:p>0</text:p>
          </table:table-cell>
          <table:table-cell table:style-name="ce42" table:formula="of:=IF([.J45]=1;IF(OR(SUM([.I44:.K46];-1)=2;SUM([.I44:.K46];-1)=3);1;0);IF(SUM([.I44:.K46])=3;1;0))" office:value-type="float" office:value="0" calcext:value-type="float">
            <text:p>0</text:p>
          </table:table-cell>
          <table:table-cell table:style-name="ce42" table:formula="of:=IF([.K45]=1;IF(OR(SUM([.J44:.L46];-1)=2;SUM([.J44:.L46];-1)=3);1;0);IF(SUM([.J44:.L46])=3;1;0))" office:value-type="float" office:value="0" calcext:value-type="float">
            <text:p>0</text:p>
          </table:table-cell>
          <table:table-cell table:style-name="ce42" table:formula="of:=IF([.L45]=1;IF(OR(SUM([.K44:.M46];-1)=2;SUM([.K44:.M46];-1)=3);1;0);IF(SUM([.K44:.M46])=3;1;0))" office:value-type="float" office:value="0" calcext:value-type="float">
            <text:p>0</text:p>
          </table:table-cell>
          <table:table-cell table:style-name="ce42" table:formula="of:=IF([.M45]=1;IF(OR(SUM([.L44:.N46];-1)=2;SUM([.L44:.N46];-1)=3);1;0);IF(SUM([.L44:.N46])=3;1;0))" office:value-type="float" office:value="0" calcext:value-type="float">
            <text:p>0</text:p>
          </table:table-cell>
          <table:table-cell table:style-name="ce42" table:formula="of:=IF([.N45]=1;IF(OR(SUM([.M44:.O46];-1)=2;SUM([.M44:.O46];-1)=3);1;0);IF(SUM([.M44:.O46])=3;1;0))" office:value-type="float" office:value="0" calcext:value-type="float">
            <text:p>0</text:p>
          </table:table-cell>
          <table:table-cell table:style-name="ce42" table:formula="of:=IF([.O45]=1;IF(OR(SUM([.N44:.P46];-1)=2;SUM([.N44:.P46];-1)=3);1;0);IF(SUM([.N44:.P46])=3;1;0))" office:value-type="float" office:value="0" calcext:value-type="float">
            <text:p>0</text:p>
          </table:table-cell>
          <table:table-cell table:style-name="ce42" table:formula="of:=IF([.P45]=1;IF(OR(SUM([.O44:.Q46];-1)=2;SUM([.O44:.Q46];-1)=3);1;0);IF(SUM([.O44:.Q46])=3;1;0))" office:value-type="float" office:value="0" calcext:value-type="float">
            <text:p>0</text:p>
          </table:table-cell>
          <table:table-cell table:style-name="ce42" table:formula="of:=IF([.Q45]=1;IF(OR(SUM([.P44:.R46];-1)=2;SUM([.P44:.R46];-1)=3);1;0);IF(SUM([.P44:.R46])=3;1;0))" office:value-type="float" office:value="0" calcext:value-type="float">
            <text:p>0</text:p>
          </table:table-cell>
          <table:table-cell table:style-name="ce42" table:formula="of:=IF([.R45]=1;IF(OR(SUM([.Q44:.S46];-1)=2;SUM([.Q44:.S46];-1)=3);1;0);IF(SUM([.Q44:.S46])=3;1;0))" office:value-type="float" office:value="0" calcext:value-type="float">
            <text:p>0</text:p>
          </table:table-cell>
          <table:table-cell table:style-name="ce42" table:formula="of:=IF([.S45]=1;IF(OR(SUM([.R44:.T46];-1)=2;SUM([.R44:.T46];-1)=3);1;0);IF(SUM([.R44:.T46])=3;1;0))" office:value-type="float" office:value="0" calcext:value-type="float">
            <text:p>0</text:p>
          </table:table-cell>
          <table:table-cell table:style-name="ce42" table:formula="of:=IF([.T45]=1;IF(OR(SUM([.S44:.U46];-1)=2;SUM([.S44:.U46];-1)=3);1;0);IF(SUM([.S44:.U46])=3;1;0))" office:value-type="float" office:value="0" calcext:value-type="float">
            <text:p>0</text:p>
          </table:table-cell>
          <table:table-cell table:style-name="ce42" table:formula="of:=IF([.U45]=1;IF(OR(SUM([.T44:.V46];-1)=2;SUM([.T44:.V46];-1)=3);1;0);IF(SUM([.T44:.V46])=3;1;0))" office:value-type="float" office:value="0" calcext:value-type="float">
            <text:p>0</text:p>
          </table:table-cell>
          <table:table-cell table:style-name="ce42" table:formula="of:=IF([.V45]=1;IF(OR(SUM([.U44:.W46];-1)=2;SUM([.U44:.W46];-1)=3);1;0);IF(SUM([.U44:.W46])=3;1;0))" office:value-type="float" office:value="0" calcext:value-type="float">
            <text:p>0</text:p>
          </table:table-cell>
          <table:table-cell table:style-name="ce42" table:formula="of:=IF([.W45]=1;IF(OR(SUM([.V44:.X46];-1)=2;SUM([.V44:.X46];-1)=3);1;0);IF(SUM([.V44:.X46])=3;1;0))" office:value-type="float" office:value="0" calcext:value-type="float">
            <text:p>0</text:p>
          </table:table-cell>
          <table:table-cell table:style-name="ce42" table:formula="of:=IF([.X45]=1;IF(OR(SUM([.W44:.Y46];-1)=2;SUM([.W44:.Y46];-1)=3);1;0);IF(SUM([.W44:.Y46])=3;1;0))" office:value-type="float" office:value="0" calcext:value-type="float">
            <text:p>0</text:p>
          </table:table-cell>
          <table:table-cell table:style-name="ce42" table:formula="of:=IF([.Y45]=1;IF(OR(SUM([.X44:.Z46];-1)=2;SUM([.X44:.Z46];-1)=3);1;0);IF(SUM([.X44:.Z46])=3;1;0))" office:value-type="float" office:value="0" calcext:value-type="float">
            <text:p>0</text:p>
          </table:table-cell>
          <table:table-cell table:style-name="ce42" table:formula="of:=IF([.Z45]=1;IF(OR(SUM([.Y44:.AA46];-1)=2;SUM([.Y44:.AA46];-1)=3);1;0);IF(SUM([.Y44:.AA46])=3;1;0))" office:value-type="float" office:value="0" calcext:value-type="float">
            <text:p>0</text:p>
          </table:table-cell>
          <table:table-cell table:style-name="ce42" table:formula="of:=IF([.AA45]=1;IF(OR(SUM([.Z44:.AB46];-1)=2;SUM([.Z44:.AB46];-1)=3);1;0);IF(SUM([.Z44:.AB46])=3;1;0))" office:value-type="float" office:value="0" calcext:value-type="float">
            <text:p>0</text:p>
          </table:table-cell>
          <table:table-cell table:style-name="ce42" table:formula="of:=IF([.AB45]=1;IF(OR(SUM([.AA44:.AC46];-1)=2;SUM([.AA44:.AC46];-1)=3);1;0);IF(SUM([.AA44:.AC46])=3;1;0))" office:value-type="float" office:value="0" calcext:value-type="float">
            <text:p>0</text:p>
          </table:table-cell>
          <table:table-cell table:style-name="ce42" table:formula="of:=IF([.AC45]=1;IF(OR(SUM([.AB44:.AD46];-1)=2;SUM([.AB44:.AD46];-1)=3);1;0);IF(SUM([.AB44:.AD46])=3;1;0))" office:value-type="float" office:value="0" calcext:value-type="float">
            <text:p>0</text:p>
          </table:table-cell>
          <table:table-cell table:style-name="ce42" table:formula="of:=IF([.AD45]=1;IF(OR(SUM([.AC44:.AE46];-1)=2;SUM([.AC44:.AE46];-1)=3);1;0);IF(SUM([.AC44:.AE46])=3;1;0))" office:value-type="float" office:value="0" calcext:value-type="float">
            <text:p>0</text:p>
          </table:table-cell>
          <table:table-cell table:style-name="ce42" table:formula="of:=IF([.AE45]=1;IF(OR(SUM([.AD44:.AF46];-1)=2;SUM([.AD44:.AF46];-1)=3);1;0);IF(SUM([.AD44:.AF46])=3;1;0))" office:value-type="float" office:value="0" calcext:value-type="float">
            <text:p>0</text:p>
          </table:table-cell>
          <table:table-cell table:style-name="ce42" table:formula="of:=IF([.AF45]=1;IF(OR(SUM([.AE44:.AG46];-1)=2;SUM([.AE44:.AG46];-1)=3);1;0);IF(SUM([.AE44:.AG46])=3;1;0))" office:value-type="float" office:value="0" calcext:value-type="float">
            <text:p>0</text:p>
          </table:table-cell>
          <table:table-cell table:style-name="ce42" table:formula="of:=IF([.AG45]=1;IF(OR(SUM([.AF44:.AH46];-1)=2;SUM([.AF44:.AH46];-1)=3);1;0);IF(SUM([.AF44:.AH46])=3;1;0))" office:value-type="float" office:value="0" calcext:value-type="float">
            <text:p>0</text:p>
          </table:table-cell>
          <table:table-cell table:style-name="ce42" table:formula="of:=IF([.AH45]=1;IF(OR(SUM([.AG44:.AI46];-1)=2;SUM([.AG44:.AI46];-1)=3);1;0);IF(SUM([.AG44:.AI46])=3;1;0))" office:value-type="float" office:value="0" calcext:value-type="float">
            <text:p>0</text:p>
          </table:table-cell>
          <table:table-cell table:style-name="ce42" table:formula="of:=IF([.AI45]=1;IF(OR(SUM([.AH44:.AJ46];-1)=2;SUM([.AH44:.AJ46];-1)=3);1;0);IF(SUM([.AH44:.AJ46])=3;1;0))" office:value-type="float" office:value="0" calcext:value-type="float">
            <text:p>0</text:p>
          </table:table-cell>
          <table:table-cell table:style-name="ce42" table:formula="of:=IF([.AJ45]=1;IF(OR(SUM([.AI44:.AK46];-1)=2;SUM([.AI44:.AK46];-1)=3);1;0);IF(SUM([.AI44:.AK46])=3;1;0))" office:value-type="float" office:value="0" calcext:value-type="float">
            <text:p>0</text:p>
          </table:table-cell>
          <table:table-cell table:style-name="ce42" table:formula="of:=IF([.AK45]=1;IF(OR(SUM([.AJ44:.AL46];-1)=2;SUM([.AJ44:.AL46];-1)=3);1;0);IF(SUM([.AJ44:.AL46])=3;1;0))" office:value-type="float" office:value="0" calcext:value-type="float">
            <text:p>0</text:p>
          </table:table-cell>
          <table:table-cell table:style-name="ce42" table:formula="of:=IF([.AL45]=1;IF(OR(SUM([.AK44:.AM46];-1)=2;SUM([.AK44:.AM46];-1)=3);1;0);IF(SUM([.AK44:.AM46])=3;1;0))" office:value-type="float" office:value="0" calcext:value-type="float">
            <text:p>0</text:p>
          </table:table-cell>
          <table:table-cell table:style-name="ce42" table:formula="of:=IF([.AM45]=1;IF(OR(SUM([.AL44:.AN46];-1)=2;SUM([.AL44:.AN46];-1)=3);1;0);IF(SUM([.AL44:.AN46])=3;1;0))" office:value-type="float" office:value="0" calcext:value-type="float">
            <text:p>0</text:p>
          </table:table-cell>
          <table:table-cell table:style-name="ce42" table:formula="of:=IF([.AN45]=1;IF(OR(SUM([.AM44:.AO46];-1)=2;SUM([.AM44:.AO46];-1)=3);1;0);IF(SUM([.AM44:.AO46])=3;1;0))" office:value-type="float" office:value="1" calcext:value-type="float">
            <text:p>1</text:p>
          </table:table-cell>
          <table:table-cell table:style-name="ce42" table:formula="of:=IF([.AO45]=1;IF(OR(SUM([.AN44:.AP46];-1)=2;SUM([.AN44:.AP46];-1)=3);1;0);IF(SUM([.AN44:.AP46])=3;1;0))" office:value-type="float" office:value="0" calcext:value-type="float">
            <text:p>0</text:p>
          </table:table-cell>
          <table:table-cell table:style-name="ce42" table:formula="of:=IF([.AP45]=1;IF(OR(SUM([.AO44:.AQ46];-1)=2;SUM([.AO44:.AQ46];-1)=3);1;0);IF(SUM([.AO44:.AQ46])=3;1;0))" office:value-type="float" office:value="0" calcext:value-type="float">
            <text:p>0</text:p>
          </table:table-cell>
          <table:table-cell table:style-name="ce42" table:formula="of:=IF([.AQ45]=1;IF(OR(SUM([.AP44:.AR46];-1)=2;SUM([.AP44:.AR46];-1)=3);1;0);IF(SUM([.AP44:.AR46])=3;1;0))" office:value-type="float" office:value="0" calcext:value-type="float">
            <text:p>0</text:p>
          </table:table-cell>
          <table:table-cell table:style-name="ce42" table:formula="of:=IF([.AR45]=1;IF(OR(SUM([.AQ44:.AS46];-1)=2;SUM([.AQ44:.AS46];-1)=3);1;0);IF(SUM([.AQ44:.AS46])=3;1;0))" office:value-type="float" office:value="0" calcext:value-type="float">
            <text:p>0</text:p>
          </table:table-cell>
          <table:table-cell table:style-name="ce42" table:formula="of:=IF([.AS45]=1;IF(OR(SUM([.AR44:.AT46];-1)=2;SUM([.AR44:.AT46];-1)=3);1;0);IF(SUM([.AR44:.AT46])=3;1;0))" office:value-type="float" office:value="0" calcext:value-type="float">
            <text:p>0</text:p>
          </table:table-cell>
          <table:table-cell table:style-name="ce42" table:formula="of:=IF([.AT45]=1;IF(OR(SUM([.AS44:.AU46];-1)=2;SUM([.AS44:.AU46];-1)=3);1;0);IF(SUM([.AS44:.AU46])=3;1;0))" office:value-type="float" office:value="0" calcext:value-type="float">
            <text:p>0</text:p>
          </table:table-cell>
          <table:table-cell table:style-name="ce42" table:formula="of:=IF([.AU45]=1;IF(OR(SUM([.AT44:.AV46];-1)=2;SUM([.AT44:.AV46];-1)=3);1;0);IF(SUM([.AT44:.AV46])=3;1;0))" office:value-type="float" office:value="0" calcext:value-type="float">
            <text:p>0</text:p>
          </table:table-cell>
          <table:table-cell table:style-name="ce42" table:formula="of:=IF([.AV45]=1;IF(OR(SUM([.AU44:.AW46];-1)=2;SUM([.AU44:.AW46];-1)=3);1;0);IF(SUM([.AU44:.AW46])=3;1;0))" office:value-type="float" office:value="0" calcext:value-type="float">
            <text:p>0</text:p>
          </table:table-cell>
          <table:table-cell table:style-name="ce42" table:formula="of:=IF([.AW45]=1;IF(OR(SUM([.AV44:.AX46];-1)=2;SUM([.AV44:.AX46];-1)=3);1;0);IF(SUM([.AV44:.AX46])=3;1;0))" office:value-type="float" office:value="0" calcext:value-type="float">
            <text:p>0</text:p>
          </table:table-cell>
          <table:table-cell table:style-name="ce42" table:formula="of:=IF([.AX45]=1;IF(OR(SUM([.AW44:.AY46];-1)=2;SUM([.AW44:.AY46];-1)=3);1;0);IF(SUM([.AW44:.AY46])=3;1;0))" office:value-type="float" office:value="0" calcext:value-type="float">
            <text:p>0</text:p>
          </table:table-cell>
          <table:table-cell table:style-name="ce42" table:formula="of:=IF([.AY45]=1;IF(OR(SUM([.AX44:.AZ46];-1)=2;SUM([.AX44:.AZ46];-1)=3);1;0);IF(SUM([.AX44:.AZ46])=3;1;0))" office:value-type="float" office:value="0" calcext:value-type="float">
            <text:p>0</text:p>
          </table:table-cell>
          <table:table-cell table:style-name="ce42" table:formula="of:=IF([.AZ45]=1;IF(OR(SUM([.AY44:.BA46];-1)=2;SUM([.AY44:.BA46];-1)=3);1;0);IF(SUM([.AY44:.BA46])=3;1;0))" office:value-type="float" office:value="0" calcext:value-type="float">
            <text:p>0</text:p>
          </table:table-cell>
          <table:table-cell table:style-name="ce42" table:formula="of:=IF([.BA45]=1;IF(OR(SUM([.AZ44:.BB46];-1)=2;SUM([.AZ44:.BB46];-1)=3);1;0);IF(SUM([.AZ44:.BB46])=3;1;0))" office:value-type="float" office:value="0" calcext:value-type="float">
            <text:p>0</text:p>
          </table:table-cell>
          <table:table-cell table:style-name="ce42" table:formula="of:=IF([.BB45]=1;IF(OR(SUM([.BA44:.BC46];-1)=2;SUM([.BA44:.BC46];-1)=3);1;0);IF(SUM([.BA44:.BC46])=3;1;0))" office:value-type="float" office:value="0" calcext:value-type="float">
            <text:p>0</text:p>
          </table:table-cell>
          <table:table-cell table:style-name="ce42" table:formula="of:=IF([.BC45]=1;IF(OR(SUM([.BB44:.BD46];-1)=2;SUM([.BB44:.BD46];-1)=3);1;0);IF(SUM([.BB44:.BD46])=3;1;0))" office:value-type="float" office:value="0" calcext:value-type="float">
            <text:p>0</text:p>
          </table:table-cell>
          <table:table-cell table:style-name="ce42" table:formula="of:=IF([.BD45]=1;IF(OR(SUM([.BC44:.BE46];-1)=2;SUM([.BC44:.BE46];-1)=3);1;0);IF(SUM([.BC44:.BE46])=3;1;0))" office:value-type="float" office:value="0" calcext:value-type="float">
            <text:p>0</text:p>
          </table:table-cell>
          <table:table-cell table:style-name="ce42" table:formula="of:=IF([.BE45]=1;IF(OR(SUM([.BD44:.BF46];-1)=2;SUM([.BD44:.BF46];-1)=3);1;0);IF(SUM([.BD44:.BF46])=3;1;0))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42" table:formula="of:=IF([.C46]=1;IF(OR(SUM([.B45:.D47];-1)=2;SUM([.B45:.D47];-1)=3);1;0);IF(SUM([.B45:.D47])=3;1;0))" office:value-type="float" office:value="1" calcext:value-type="float">
            <text:p>1</text:p>
          </table:table-cell>
          <table:table-cell table:style-name="ce42" table:formula="of:=IF([.D46]=1;IF(OR(SUM([.C45:.E47];-1)=2;SUM([.C45:.E47];-1)=3);1;0);IF(SUM([.C45:.E47])=3;1;0))" office:value-type="float" office:value="1" calcext:value-type="float">
            <text:p>1</text:p>
          </table:table-cell>
          <table:table-cell table:style-name="ce42" table:formula="of:=IF([.E46]=1;IF(OR(SUM([.D45:.F47];-1)=2;SUM([.D45:.F47];-1)=3);1;0);IF(SUM([.D45:.F47])=3;1;0))" office:value-type="float" office:value="1" calcext:value-type="float">
            <text:p>1</text:p>
          </table:table-cell>
          <table:table-cell table:style-name="ce42" table:formula="of:=IF([.F46]=1;IF(OR(SUM([.E45:.G47];-1)=2;SUM([.E45:.G47];-1)=3);1;0);IF(SUM([.E45:.G47])=3;1;0))" office:value-type="float" office:value="0" calcext:value-type="float">
            <text:p>0</text:p>
          </table:table-cell>
          <table:table-cell table:style-name="ce42" table:formula="of:=IF([.G46]=1;IF(OR(SUM([.F45:.H47];-1)=2;SUM([.F45:.H47];-1)=3);1;0);IF(SUM([.F45:.H47])=3;1;0))" office:value-type="float" office:value="0" calcext:value-type="float">
            <text:p>0</text:p>
          </table:table-cell>
          <table:table-cell table:style-name="ce42" table:formula="of:=IF([.H46]=1;IF(OR(SUM([.G45:.I47];-1)=2;SUM([.G45:.I47];-1)=3);1;0);IF(SUM([.G45:.I47])=3;1;0))" office:value-type="float" office:value="0" calcext:value-type="float">
            <text:p>0</text:p>
          </table:table-cell>
          <table:table-cell table:style-name="ce42" table:formula="of:=IF([.I46]=1;IF(OR(SUM([.H45:.J47];-1)=2;SUM([.H45:.J47];-1)=3);1;0);IF(SUM([.H45:.J47])=3;1;0))" office:value-type="float" office:value="0" calcext:value-type="float">
            <text:p>0</text:p>
          </table:table-cell>
          <table:table-cell table:style-name="ce42" table:formula="of:=IF([.J46]=1;IF(OR(SUM([.I45:.K47];-1)=2;SUM([.I45:.K47];-1)=3);1;0);IF(SUM([.I45:.K47])=3;1;0))" office:value-type="float" office:value="0" calcext:value-type="float">
            <text:p>0</text:p>
          </table:table-cell>
          <table:table-cell table:style-name="ce42" table:formula="of:=IF([.K46]=1;IF(OR(SUM([.J45:.L47];-1)=2;SUM([.J45:.L47];-1)=3);1;0);IF(SUM([.J45:.L47])=3;1;0))" office:value-type="float" office:value="0" calcext:value-type="float">
            <text:p>0</text:p>
          </table:table-cell>
          <table:table-cell table:style-name="ce42" table:formula="of:=IF([.L46]=1;IF(OR(SUM([.K45:.M47];-1)=2;SUM([.K45:.M47];-1)=3);1;0);IF(SUM([.K45:.M47])=3;1;0))" office:value-type="float" office:value="0" calcext:value-type="float">
            <text:p>0</text:p>
          </table:table-cell>
          <table:table-cell table:style-name="ce42" table:formula="of:=IF([.M46]=1;IF(OR(SUM([.L45:.N47];-1)=2;SUM([.L45:.N47];-1)=3);1;0);IF(SUM([.L45:.N47])=3;1;0))" office:value-type="float" office:value="0" calcext:value-type="float">
            <text:p>0</text:p>
          </table:table-cell>
          <table:table-cell table:style-name="ce42" table:formula="of:=IF([.N46]=1;IF(OR(SUM([.M45:.O47];-1)=2;SUM([.M45:.O47];-1)=3);1;0);IF(SUM([.M45:.O47])=3;1;0))" office:value-type="float" office:value="0" calcext:value-type="float">
            <text:p>0</text:p>
          </table:table-cell>
          <table:table-cell table:style-name="ce42" table:formula="of:=IF([.O46]=1;IF(OR(SUM([.N45:.P47];-1)=2;SUM([.N45:.P47];-1)=3);1;0);IF(SUM([.N45:.P47])=3;1;0))" office:value-type="float" office:value="0" calcext:value-type="float">
            <text:p>0</text:p>
          </table:table-cell>
          <table:table-cell table:style-name="ce42" table:formula="of:=IF([.P46]=1;IF(OR(SUM([.O45:.Q47];-1)=2;SUM([.O45:.Q47];-1)=3);1;0);IF(SUM([.O45:.Q47])=3;1;0))" office:value-type="float" office:value="0" calcext:value-type="float">
            <text:p>0</text:p>
          </table:table-cell>
          <table:table-cell table:style-name="ce42" table:formula="of:=IF([.Q46]=1;IF(OR(SUM([.P45:.R47];-1)=2;SUM([.P45:.R47];-1)=3);1;0);IF(SUM([.P45:.R47])=3;1;0))" office:value-type="float" office:value="0" calcext:value-type="float">
            <text:p>0</text:p>
          </table:table-cell>
          <table:table-cell table:style-name="ce42" table:formula="of:=IF([.R46]=1;IF(OR(SUM([.Q45:.S47];-1)=2;SUM([.Q45:.S47];-1)=3);1;0);IF(SUM([.Q45:.S47])=3;1;0))" office:value-type="float" office:value="0" calcext:value-type="float">
            <text:p>0</text:p>
          </table:table-cell>
          <table:table-cell table:style-name="ce42" table:formula="of:=IF([.S46]=1;IF(OR(SUM([.R45:.T47];-1)=2;SUM([.R45:.T47];-1)=3);1;0);IF(SUM([.R45:.T47])=3;1;0))" office:value-type="float" office:value="0" calcext:value-type="float">
            <text:p>0</text:p>
          </table:table-cell>
          <table:table-cell table:style-name="ce42" table:formula="of:=IF([.T46]=1;IF(OR(SUM([.S45:.U47];-1)=2;SUM([.S45:.U47];-1)=3);1;0);IF(SUM([.S45:.U47])=3;1;0))" office:value-type="float" office:value="0" calcext:value-type="float">
            <text:p>0</text:p>
          </table:table-cell>
          <table:table-cell table:style-name="ce42" table:formula="of:=IF([.U46]=1;IF(OR(SUM([.T45:.V47];-1)=2;SUM([.T45:.V47];-1)=3);1;0);IF(SUM([.T45:.V47])=3;1;0))" office:value-type="float" office:value="0" calcext:value-type="float">
            <text:p>0</text:p>
          </table:table-cell>
          <table:table-cell table:style-name="ce42" table:formula="of:=IF([.V46]=1;IF(OR(SUM([.U45:.W47];-1)=2;SUM([.U45:.W47];-1)=3);1;0);IF(SUM([.U45:.W47])=3;1;0))" office:value-type="float" office:value="0" calcext:value-type="float">
            <text:p>0</text:p>
          </table:table-cell>
          <table:table-cell table:style-name="ce42" table:formula="of:=IF([.W46]=1;IF(OR(SUM([.V45:.X47];-1)=2;SUM([.V45:.X47];-1)=3);1;0);IF(SUM([.V45:.X47])=3;1;0))" office:value-type="float" office:value="0" calcext:value-type="float">
            <text:p>0</text:p>
          </table:table-cell>
          <table:table-cell table:style-name="ce42" table:formula="of:=IF([.X46]=1;IF(OR(SUM([.W45:.Y47];-1)=2;SUM([.W45:.Y47];-1)=3);1;0);IF(SUM([.W45:.Y47])=3;1;0))" office:value-type="float" office:value="0" calcext:value-type="float">
            <text:p>0</text:p>
          </table:table-cell>
          <table:table-cell table:style-name="ce42" table:formula="of:=IF([.Y46]=1;IF(OR(SUM([.X45:.Z47];-1)=2;SUM([.X45:.Z47];-1)=3);1;0);IF(SUM([.X45:.Z47])=3;1;0))" office:value-type="float" office:value="0" calcext:value-type="float">
            <text:p>0</text:p>
          </table:table-cell>
          <table:table-cell table:style-name="ce42" table:formula="of:=IF([.Z46]=1;IF(OR(SUM([.Y45:.AA47];-1)=2;SUM([.Y45:.AA47];-1)=3);1;0);IF(SUM([.Y45:.AA47])=3;1;0))" office:value-type="float" office:value="0" calcext:value-type="float">
            <text:p>0</text:p>
          </table:table-cell>
          <table:table-cell table:style-name="ce42" table:formula="of:=IF([.AA46]=1;IF(OR(SUM([.Z45:.AB47];-1)=2;SUM([.Z45:.AB47];-1)=3);1;0);IF(SUM([.Z45:.AB47])=3;1;0))" office:value-type="float" office:value="0" calcext:value-type="float">
            <text:p>0</text:p>
          </table:table-cell>
          <table:table-cell table:style-name="ce42" table:formula="of:=IF([.AB46]=1;IF(OR(SUM([.AA45:.AC47];-1)=2;SUM([.AA45:.AC47];-1)=3);1;0);IF(SUM([.AA45:.AC47])=3;1;0))" office:value-type="float" office:value="0" calcext:value-type="float">
            <text:p>0</text:p>
          </table:table-cell>
          <table:table-cell table:style-name="ce42" table:formula="of:=IF([.AC46]=1;IF(OR(SUM([.AB45:.AD47];-1)=2;SUM([.AB45:.AD47];-1)=3);1;0);IF(SUM([.AB45:.AD47])=3;1;0))" office:value-type="float" office:value="0" calcext:value-type="float">
            <text:p>0</text:p>
          </table:table-cell>
          <table:table-cell table:style-name="ce42" table:formula="of:=IF([.AD46]=1;IF(OR(SUM([.AC45:.AE47];-1)=2;SUM([.AC45:.AE47];-1)=3);1;0);IF(SUM([.AC45:.AE47])=3;1;0))" office:value-type="float" office:value="0" calcext:value-type="float">
            <text:p>0</text:p>
          </table:table-cell>
          <table:table-cell table:style-name="ce42" table:formula="of:=IF([.AE46]=1;IF(OR(SUM([.AD45:.AF47];-1)=2;SUM([.AD45:.AF47];-1)=3);1;0);IF(SUM([.AD45:.AF47])=3;1;0))" office:value-type="float" office:value="0" calcext:value-type="float">
            <text:p>0</text:p>
          </table:table-cell>
          <table:table-cell table:style-name="ce42" table:formula="of:=IF([.AF46]=1;IF(OR(SUM([.AE45:.AG47];-1)=2;SUM([.AE45:.AG47];-1)=3);1;0);IF(SUM([.AE45:.AG47])=3;1;0))" office:value-type="float" office:value="0" calcext:value-type="float">
            <text:p>0</text:p>
          </table:table-cell>
          <table:table-cell table:style-name="ce42" table:formula="of:=IF([.AG46]=1;IF(OR(SUM([.AF45:.AH47];-1)=2;SUM([.AF45:.AH47];-1)=3);1;0);IF(SUM([.AF45:.AH47])=3;1;0))" office:value-type="float" office:value="0" calcext:value-type="float">
            <text:p>0</text:p>
          </table:table-cell>
          <table:table-cell table:style-name="ce42" table:formula="of:=IF([.AH46]=1;IF(OR(SUM([.AG45:.AI47];-1)=2;SUM([.AG45:.AI47];-1)=3);1;0);IF(SUM([.AG45:.AI47])=3;1;0))" office:value-type="float" office:value="0" calcext:value-type="float">
            <text:p>0</text:p>
          </table:table-cell>
          <table:table-cell table:style-name="ce42" table:formula="of:=IF([.AI46]=1;IF(OR(SUM([.AH45:.AJ47];-1)=2;SUM([.AH45:.AJ47];-1)=3);1;0);IF(SUM([.AH45:.AJ47])=3;1;0))" office:value-type="float" office:value="0" calcext:value-type="float">
            <text:p>0</text:p>
          </table:table-cell>
          <table:table-cell table:style-name="ce42" table:formula="of:=IF([.AJ46]=1;IF(OR(SUM([.AI45:.AK47];-1)=2;SUM([.AI45:.AK47];-1)=3);1;0);IF(SUM([.AI45:.AK47])=3;1;0))" office:value-type="float" office:value="0" calcext:value-type="float">
            <text:p>0</text:p>
          </table:table-cell>
          <table:table-cell table:style-name="ce42" table:formula="of:=IF([.AK46]=1;IF(OR(SUM([.AJ45:.AL47];-1)=2;SUM([.AJ45:.AL47];-1)=3);1;0);IF(SUM([.AJ45:.AL47])=3;1;0))" office:value-type="float" office:value="0" calcext:value-type="float">
            <text:p>0</text:p>
          </table:table-cell>
          <table:table-cell table:style-name="ce42" table:formula="of:=IF([.AL46]=1;IF(OR(SUM([.AK45:.AM47];-1)=2;SUM([.AK45:.AM47];-1)=3);1;0);IF(SUM([.AK45:.AM47])=3;1;0))" office:value-type="float" office:value="0" calcext:value-type="float">
            <text:p>0</text:p>
          </table:table-cell>
          <table:table-cell table:style-name="ce42" table:formula="of:=IF([.AM46]=1;IF(OR(SUM([.AL45:.AN47];-1)=2;SUM([.AL45:.AN47];-1)=3);1;0);IF(SUM([.AL45:.AN47])=3;1;0))" office:value-type="float" office:value="1" calcext:value-type="float">
            <text:p>1</text:p>
          </table:table-cell>
          <table:table-cell table:style-name="ce42" table:formula="of:=IF([.AN46]=1;IF(OR(SUM([.AM45:.AO47];-1)=2;SUM([.AM45:.AO47];-1)=3);1;0);IF(SUM([.AM45:.AO47])=3;1;0))" office:value-type="float" office:value="0" calcext:value-type="float">
            <text:p>0</text:p>
          </table:table-cell>
          <table:table-cell table:style-name="ce42" table:formula="of:=IF([.AO46]=1;IF(OR(SUM([.AN45:.AP47];-1)=2;SUM([.AN45:.AP47];-1)=3);1;0);IF(SUM([.AN45:.AP47])=3;1;0))" office:value-type="float" office:value="1" calcext:value-type="float">
            <text:p>1</text:p>
          </table:table-cell>
          <table:table-cell table:style-name="ce42" table:formula="of:=IF([.AP46]=1;IF(OR(SUM([.AO45:.AQ47];-1)=2;SUM([.AO45:.AQ47];-1)=3);1;0);IF(SUM([.AO45:.AQ47])=3;1;0))" office:value-type="float" office:value="0" calcext:value-type="float">
            <text:p>0</text:p>
          </table:table-cell>
          <table:table-cell table:style-name="ce42" table:formula="of:=IF([.AQ46]=1;IF(OR(SUM([.AP45:.AR47];-1)=2;SUM([.AP45:.AR47];-1)=3);1;0);IF(SUM([.AP45:.AR47])=3;1;0))" office:value-type="float" office:value="0" calcext:value-type="float">
            <text:p>0</text:p>
          </table:table-cell>
          <table:table-cell table:style-name="ce42" table:formula="of:=IF([.AR46]=1;IF(OR(SUM([.AQ45:.AS47];-1)=2;SUM([.AQ45:.AS47];-1)=3);1;0);IF(SUM([.AQ45:.AS47])=3;1;0))" office:value-type="float" office:value="0" calcext:value-type="float">
            <text:p>0</text:p>
          </table:table-cell>
          <table:table-cell table:style-name="ce42" table:formula="of:=IF([.AS46]=1;IF(OR(SUM([.AR45:.AT47];-1)=2;SUM([.AR45:.AT47];-1)=3);1;0);IF(SUM([.AR45:.AT47])=3;1;0))" office:value-type="float" office:value="0" calcext:value-type="float">
            <text:p>0</text:p>
          </table:table-cell>
          <table:table-cell table:style-name="ce42" table:formula="of:=IF([.AT46]=1;IF(OR(SUM([.AS45:.AU47];-1)=2;SUM([.AS45:.AU47];-1)=3);1;0);IF(SUM([.AS45:.AU47])=3;1;0))" office:value-type="float" office:value="0" calcext:value-type="float">
            <text:p>0</text:p>
          </table:table-cell>
          <table:table-cell table:style-name="ce42" table:formula="of:=IF([.AU46]=1;IF(OR(SUM([.AT45:.AV47];-1)=2;SUM([.AT45:.AV47];-1)=3);1;0);IF(SUM([.AT45:.AV47])=3;1;0))" office:value-type="float" office:value="0" calcext:value-type="float">
            <text:p>0</text:p>
          </table:table-cell>
          <table:table-cell table:style-name="ce42" table:formula="of:=IF([.AV46]=1;IF(OR(SUM([.AU45:.AW47];-1)=2;SUM([.AU45:.AW47];-1)=3);1;0);IF(SUM([.AU45:.AW47])=3;1;0))" office:value-type="float" office:value="0" calcext:value-type="float">
            <text:p>0</text:p>
          </table:table-cell>
          <table:table-cell table:style-name="ce42" table:formula="of:=IF([.AW46]=1;IF(OR(SUM([.AV45:.AX47];-1)=2;SUM([.AV45:.AX47];-1)=3);1;0);IF(SUM([.AV45:.AX47])=3;1;0))" office:value-type="float" office:value="0" calcext:value-type="float">
            <text:p>0</text:p>
          </table:table-cell>
          <table:table-cell table:style-name="ce42" table:formula="of:=IF([.AX46]=1;IF(OR(SUM([.AW45:.AY47];-1)=2;SUM([.AW45:.AY47];-1)=3);1;0);IF(SUM([.AW45:.AY47])=3;1;0))" office:value-type="float" office:value="0" calcext:value-type="float">
            <text:p>0</text:p>
          </table:table-cell>
          <table:table-cell table:style-name="ce42" table:formula="of:=IF([.AY46]=1;IF(OR(SUM([.AX45:.AZ47];-1)=2;SUM([.AX45:.AZ47];-1)=3);1;0);IF(SUM([.AX45:.AZ47])=3;1;0))" office:value-type="float" office:value="0" calcext:value-type="float">
            <text:p>0</text:p>
          </table:table-cell>
          <table:table-cell table:style-name="ce42" table:formula="of:=IF([.AZ46]=1;IF(OR(SUM([.AY45:.BA47];-1)=2;SUM([.AY45:.BA47];-1)=3);1;0);IF(SUM([.AY45:.BA47])=3;1;0))" office:value-type="float" office:value="0" calcext:value-type="float">
            <text:p>0</text:p>
          </table:table-cell>
          <table:table-cell table:style-name="ce42" table:formula="of:=IF([.BA46]=1;IF(OR(SUM([.AZ45:.BB47];-1)=2;SUM([.AZ45:.BB47];-1)=3);1;0);IF(SUM([.AZ45:.BB47])=3;1;0))" office:value-type="float" office:value="0" calcext:value-type="float">
            <text:p>0</text:p>
          </table:table-cell>
          <table:table-cell table:style-name="ce42" table:formula="of:=IF([.BB46]=1;IF(OR(SUM([.BA45:.BC47];-1)=2;SUM([.BA45:.BC47];-1)=3);1;0);IF(SUM([.BA45:.BC47])=3;1;0))" office:value-type="float" office:value="0" calcext:value-type="float">
            <text:p>0</text:p>
          </table:table-cell>
          <table:table-cell table:style-name="ce42" table:formula="of:=IF([.BC46]=1;IF(OR(SUM([.BB45:.BD47];-1)=2;SUM([.BB45:.BD47];-1)=3);1;0);IF(SUM([.BB45:.BD47])=3;1;0))" office:value-type="float" office:value="0" calcext:value-type="float">
            <text:p>0</text:p>
          </table:table-cell>
          <table:table-cell table:style-name="ce42" table:formula="of:=IF([.BD46]=1;IF(OR(SUM([.BC45:.BE47];-1)=2;SUM([.BC45:.BE47];-1)=3);1;0);IF(SUM([.BC45:.BE47])=3;1;0))" office:value-type="float" office:value="0" calcext:value-type="float">
            <text:p>0</text:p>
          </table:table-cell>
          <table:table-cell table:style-name="ce42" table:formula="of:=IF([.BE46]=1;IF(OR(SUM([.BD45:.BF47];-1)=2;SUM([.BD45:.BF47];-1)=3);1;0);IF(SUM([.BD45:.BF47])=3;1;0))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42" table:formula="of:=IF([.C47]=1;IF(OR(SUM([.B46:.D48];-1)=2;SUM([.B46:.D48];-1)=3);1;0);IF(SUM([.B46:.D48])=3;1;0))" office:value-type="float" office:value="0" calcext:value-type="float">
            <text:p>0</text:p>
          </table:table-cell>
          <table:table-cell table:style-name="ce42" table:formula="of:=IF([.D47]=1;IF(OR(SUM([.C46:.E48];-1)=2;SUM([.C46:.E48];-1)=3);1;0);IF(SUM([.C46:.E48])=3;1;0))" office:value-type="float" office:value="0" calcext:value-type="float">
            <text:p>0</text:p>
          </table:table-cell>
          <table:table-cell table:style-name="ce42" table:formula="of:=IF([.E47]=1;IF(OR(SUM([.D46:.F48];-1)=2;SUM([.D46:.F48];-1)=3);1;0);IF(SUM([.D46:.F48])=3;1;0))" office:value-type="float" office:value="0" calcext:value-type="float">
            <text:p>0</text:p>
          </table:table-cell>
          <table:table-cell table:style-name="ce42" table:formula="of:=IF([.F47]=1;IF(OR(SUM([.E46:.G48];-1)=2;SUM([.E46:.G48];-1)=3);1;0);IF(SUM([.E46:.G48])=3;1;0))" office:value-type="float" office:value="0" calcext:value-type="float">
            <text:p>0</text:p>
          </table:table-cell>
          <table:table-cell table:style-name="ce42" table:formula="of:=IF([.G47]=1;IF(OR(SUM([.F46:.H48];-1)=2;SUM([.F46:.H48];-1)=3);1;0);IF(SUM([.F46:.H48])=3;1;0))" office:value-type="float" office:value="0" calcext:value-type="float">
            <text:p>0</text:p>
          </table:table-cell>
          <table:table-cell table:style-name="ce42" table:formula="of:=IF([.H47]=1;IF(OR(SUM([.G46:.I48];-1)=2;SUM([.G46:.I48];-1)=3);1;0);IF(SUM([.G46:.I48])=3;1;0))" office:value-type="float" office:value="0" calcext:value-type="float">
            <text:p>0</text:p>
          </table:table-cell>
          <table:table-cell table:style-name="ce42" table:formula="of:=IF([.I47]=1;IF(OR(SUM([.H46:.J48];-1)=2;SUM([.H46:.J48];-1)=3);1;0);IF(SUM([.H46:.J48])=3;1;0))" office:value-type="float" office:value="0" calcext:value-type="float">
            <text:p>0</text:p>
          </table:table-cell>
          <table:table-cell table:style-name="ce42" table:formula="of:=IF([.J47]=1;IF(OR(SUM([.I46:.K48];-1)=2;SUM([.I46:.K48];-1)=3);1;0);IF(SUM([.I46:.K48])=3;1;0))" office:value-type="float" office:value="0" calcext:value-type="float">
            <text:p>0</text:p>
          </table:table-cell>
          <table:table-cell table:style-name="ce42" table:formula="of:=IF([.K47]=1;IF(OR(SUM([.J46:.L48];-1)=2;SUM([.J46:.L48];-1)=3);1;0);IF(SUM([.J46:.L48])=3;1;0))" office:value-type="float" office:value="0" calcext:value-type="float">
            <text:p>0</text:p>
          </table:table-cell>
          <table:table-cell table:style-name="ce42" table:formula="of:=IF([.L47]=1;IF(OR(SUM([.K46:.M48];-1)=2;SUM([.K46:.M48];-1)=3);1;0);IF(SUM([.K46:.M48])=3;1;0))" office:value-type="float" office:value="0" calcext:value-type="float">
            <text:p>0</text:p>
          </table:table-cell>
          <table:table-cell table:style-name="ce42" table:formula="of:=IF([.M47]=1;IF(OR(SUM([.L46:.N48];-1)=2;SUM([.L46:.N48];-1)=3);1;0);IF(SUM([.L46:.N48])=3;1;0))" office:value-type="float" office:value="0" calcext:value-type="float">
            <text:p>0</text:p>
          </table:table-cell>
          <table:table-cell table:style-name="ce42" table:formula="of:=IF([.N47]=1;IF(OR(SUM([.M46:.O48];-1)=2;SUM([.M46:.O48];-1)=3);1;0);IF(SUM([.M46:.O48])=3;1;0))" office:value-type="float" office:value="0" calcext:value-type="float">
            <text:p>0</text:p>
          </table:table-cell>
          <table:table-cell table:style-name="ce42" table:formula="of:=IF([.O47]=1;IF(OR(SUM([.N46:.P48];-1)=2;SUM([.N46:.P48];-1)=3);1;0);IF(SUM([.N46:.P48])=3;1;0))" office:value-type="float" office:value="0" calcext:value-type="float">
            <text:p>0</text:p>
          </table:table-cell>
          <table:table-cell table:style-name="ce42" table:formula="of:=IF([.P47]=1;IF(OR(SUM([.O46:.Q48];-1)=2;SUM([.O46:.Q48];-1)=3);1;0);IF(SUM([.O46:.Q48])=3;1;0))" office:value-type="float" office:value="0" calcext:value-type="float">
            <text:p>0</text:p>
          </table:table-cell>
          <table:table-cell table:style-name="ce42" table:formula="of:=IF([.Q47]=1;IF(OR(SUM([.P46:.R48];-1)=2;SUM([.P46:.R48];-1)=3);1;0);IF(SUM([.P46:.R48])=3;1;0))" office:value-type="float" office:value="0" calcext:value-type="float">
            <text:p>0</text:p>
          </table:table-cell>
          <table:table-cell table:style-name="ce42" table:formula="of:=IF([.R47]=1;IF(OR(SUM([.Q46:.S48];-1)=2;SUM([.Q46:.S48];-1)=3);1;0);IF(SUM([.Q46:.S48])=3;1;0))" office:value-type="float" office:value="0" calcext:value-type="float">
            <text:p>0</text:p>
          </table:table-cell>
          <table:table-cell table:style-name="ce42" table:formula="of:=IF([.S47]=1;IF(OR(SUM([.R46:.T48];-1)=2;SUM([.R46:.T48];-1)=3);1;0);IF(SUM([.R46:.T48])=3;1;0))" office:value-type="float" office:value="0" calcext:value-type="float">
            <text:p>0</text:p>
          </table:table-cell>
          <table:table-cell table:style-name="ce42" table:formula="of:=IF([.T47]=1;IF(OR(SUM([.S46:.U48];-1)=2;SUM([.S46:.U48];-1)=3);1;0);IF(SUM([.S46:.U48])=3;1;0))" office:value-type="float" office:value="0" calcext:value-type="float">
            <text:p>0</text:p>
          </table:table-cell>
          <table:table-cell table:style-name="ce42" table:formula="of:=IF([.U47]=1;IF(OR(SUM([.T46:.V48];-1)=2;SUM([.T46:.V48];-1)=3);1;0);IF(SUM([.T46:.V48])=3;1;0))" office:value-type="float" office:value="0" calcext:value-type="float">
            <text:p>0</text:p>
          </table:table-cell>
          <table:table-cell table:style-name="ce42" table:formula="of:=IF([.V47]=1;IF(OR(SUM([.U46:.W48];-1)=2;SUM([.U46:.W48];-1)=3);1;0);IF(SUM([.U46:.W48])=3;1;0))" office:value-type="float" office:value="0" calcext:value-type="float">
            <text:p>0</text:p>
          </table:table-cell>
          <table:table-cell table:style-name="ce42" table:formula="of:=IF([.W47]=1;IF(OR(SUM([.V46:.X48];-1)=2;SUM([.V46:.X48];-1)=3);1;0);IF(SUM([.V46:.X48])=3;1;0))" office:value-type="float" office:value="0" calcext:value-type="float">
            <text:p>0</text:p>
          </table:table-cell>
          <table:table-cell table:style-name="ce42" table:formula="of:=IF([.X47]=1;IF(OR(SUM([.W46:.Y48];-1)=2;SUM([.W46:.Y48];-1)=3);1;0);IF(SUM([.W46:.Y48])=3;1;0))" office:value-type="float" office:value="0" calcext:value-type="float">
            <text:p>0</text:p>
          </table:table-cell>
          <table:table-cell table:style-name="ce42" table:formula="of:=IF([.Y47]=1;IF(OR(SUM([.X46:.Z48];-1)=2;SUM([.X46:.Z48];-1)=3);1;0);IF(SUM([.X46:.Z48])=3;1;0))" office:value-type="float" office:value="0" calcext:value-type="float">
            <text:p>0</text:p>
          </table:table-cell>
          <table:table-cell table:style-name="ce42" table:formula="of:=IF([.Z47]=1;IF(OR(SUM([.Y46:.AA48];-1)=2;SUM([.Y46:.AA48];-1)=3);1;0);IF(SUM([.Y46:.AA48])=3;1;0))" office:value-type="float" office:value="0" calcext:value-type="float">
            <text:p>0</text:p>
          </table:table-cell>
          <table:table-cell table:style-name="ce42" table:formula="of:=IF([.AA47]=1;IF(OR(SUM([.Z46:.AB48];-1)=2;SUM([.Z46:.AB48];-1)=3);1;0);IF(SUM([.Z46:.AB48])=3;1;0))" office:value-type="float" office:value="0" calcext:value-type="float">
            <text:p>0</text:p>
          </table:table-cell>
          <table:table-cell table:style-name="ce42" table:formula="of:=IF([.AB47]=1;IF(OR(SUM([.AA46:.AC48];-1)=2;SUM([.AA46:.AC48];-1)=3);1;0);IF(SUM([.AA46:.AC48])=3;1;0))" office:value-type="float" office:value="0" calcext:value-type="float">
            <text:p>0</text:p>
          </table:table-cell>
          <table:table-cell table:style-name="ce42" table:formula="of:=IF([.AC47]=1;IF(OR(SUM([.AB46:.AD48];-1)=2;SUM([.AB46:.AD48];-1)=3);1;0);IF(SUM([.AB46:.AD48])=3;1;0))" office:value-type="float" office:value="1" calcext:value-type="float">
            <text:p>1</text:p>
          </table:table-cell>
          <table:table-cell table:style-name="ce42" table:formula="of:=IF([.AD47]=1;IF(OR(SUM([.AC46:.AE48];-1)=2;SUM([.AC46:.AE48];-1)=3);1;0);IF(SUM([.AC46:.AE48])=3;1;0))" office:value-type="float" office:value="1" calcext:value-type="float">
            <text:p>1</text:p>
          </table:table-cell>
          <table:table-cell table:style-name="ce42" table:formula="of:=IF([.AE47]=1;IF(OR(SUM([.AD46:.AF48];-1)=2;SUM([.AD46:.AF48];-1)=3);1;0);IF(SUM([.AD46:.AF48])=3;1;0))" office:value-type="float" office:value="0" calcext:value-type="float">
            <text:p>0</text:p>
          </table:table-cell>
          <table:table-cell table:style-name="ce42" table:formula="of:=IF([.AF47]=1;IF(OR(SUM([.AE46:.AG48];-1)=2;SUM([.AE46:.AG48];-1)=3);1;0);IF(SUM([.AE46:.AG48])=3;1;0))" office:value-type="float" office:value="0" calcext:value-type="float">
            <text:p>0</text:p>
          </table:table-cell>
          <table:table-cell table:style-name="ce42" table:formula="of:=IF([.AG47]=1;IF(OR(SUM([.AF46:.AH48];-1)=2;SUM([.AF46:.AH48];-1)=3);1;0);IF(SUM([.AF46:.AH48])=3;1;0))" office:value-type="float" office:value="0" calcext:value-type="float">
            <text:p>0</text:p>
          </table:table-cell>
          <table:table-cell table:style-name="ce42" table:formula="of:=IF([.AH47]=1;IF(OR(SUM([.AG46:.AI48];-1)=2;SUM([.AG46:.AI48];-1)=3);1;0);IF(SUM([.AG46:.AI48])=3;1;0))" office:value-type="float" office:value="0" calcext:value-type="float">
            <text:p>0</text:p>
          </table:table-cell>
          <table:table-cell table:style-name="ce42" table:formula="of:=IF([.AI47]=1;IF(OR(SUM([.AH46:.AJ48];-1)=2;SUM([.AH46:.AJ48];-1)=3);1;0);IF(SUM([.AH46:.AJ48])=3;1;0))" office:value-type="float" office:value="0" calcext:value-type="float">
            <text:p>0</text:p>
          </table:table-cell>
          <table:table-cell table:style-name="ce42" table:formula="of:=IF([.AJ47]=1;IF(OR(SUM([.AI46:.AK48];-1)=2;SUM([.AI46:.AK48];-1)=3);1;0);IF(SUM([.AI46:.AK48])=3;1;0))" office:value-type="float" office:value="0" calcext:value-type="float">
            <text:p>0</text:p>
          </table:table-cell>
          <table:table-cell table:style-name="ce42" table:formula="of:=IF([.AK47]=1;IF(OR(SUM([.AJ46:.AL48];-1)=2;SUM([.AJ46:.AL48];-1)=3);1;0);IF(SUM([.AJ46:.AL48])=3;1;0))" office:value-type="float" office:value="1" calcext:value-type="float">
            <text:p>1</text:p>
          </table:table-cell>
          <table:table-cell table:style-name="ce42" table:formula="of:=IF([.AL47]=1;IF(OR(SUM([.AK46:.AM48];-1)=2;SUM([.AK46:.AM48];-1)=3);1;0);IF(SUM([.AK46:.AM48])=3;1;0))" office:value-type="float" office:value="1" calcext:value-type="float">
            <text:p>1</text:p>
          </table:table-cell>
          <table:table-cell table:style-name="ce42" table:formula="of:=IF([.AM47]=1;IF(OR(SUM([.AL46:.AN48];-1)=2;SUM([.AL46:.AN48];-1)=3);1;0);IF(SUM([.AL46:.AN48])=3;1;0))" office:value-type="float" office:value="0" calcext:value-type="float">
            <text:p>0</text:p>
          </table:table-cell>
          <table:table-cell table:style-name="ce42" table:formula="of:=IF([.AN47]=1;IF(OR(SUM([.AM46:.AO48];-1)=2;SUM([.AM46:.AO48];-1)=3);1;0);IF(SUM([.AM46:.AO48])=3;1;0))" office:value-type="float" office:value="0" calcext:value-type="float">
            <text:p>0</text:p>
          </table:table-cell>
          <table:table-cell table:style-name="ce42" table:formula="of:=IF([.AO47]=1;IF(OR(SUM([.AN46:.AP48];-1)=2;SUM([.AN46:.AP48];-1)=3);1;0);IF(SUM([.AN46:.AP48])=3;1;0))" office:value-type="float" office:value="0" calcext:value-type="float">
            <text:p>0</text:p>
          </table:table-cell>
          <table:table-cell table:style-name="ce42" table:formula="of:=IF([.AP47]=1;IF(OR(SUM([.AO46:.AQ48];-1)=2;SUM([.AO46:.AQ48];-1)=3);1;0);IF(SUM([.AO46:.AQ48])=3;1;0))" office:value-type="float" office:value="1" calcext:value-type="float">
            <text:p>1</text:p>
          </table:table-cell>
          <table:table-cell table:style-name="ce42" table:formula="of:=IF([.AQ47]=1;IF(OR(SUM([.AP46:.AR48];-1)=2;SUM([.AP46:.AR48];-1)=3);1;0);IF(SUM([.AP46:.AR48])=3;1;0))" office:value-type="float" office:value="0" calcext:value-type="float">
            <text:p>0</text:p>
          </table:table-cell>
          <table:table-cell table:style-name="ce42" table:formula="of:=IF([.AR47]=1;IF(OR(SUM([.AQ46:.AS48];-1)=2;SUM([.AQ46:.AS48];-1)=3);1;0);IF(SUM([.AQ46:.AS48])=3;1;0))" office:value-type="float" office:value="0" calcext:value-type="float">
            <text:p>0</text:p>
          </table:table-cell>
          <table:table-cell table:style-name="ce42" table:formula="of:=IF([.AS47]=1;IF(OR(SUM([.AR46:.AT48];-1)=2;SUM([.AR46:.AT48];-1)=3);1;0);IF(SUM([.AR46:.AT48])=3;1;0))" office:value-type="float" office:value="0" calcext:value-type="float">
            <text:p>0</text:p>
          </table:table-cell>
          <table:table-cell table:style-name="ce42" table:formula="of:=IF([.AT47]=1;IF(OR(SUM([.AS46:.AU48];-1)=2;SUM([.AS46:.AU48];-1)=3);1;0);IF(SUM([.AS46:.AU48])=3;1;0))" office:value-type="float" office:value="0" calcext:value-type="float">
            <text:p>0</text:p>
          </table:table-cell>
          <table:table-cell table:style-name="ce42" table:formula="of:=IF([.AU47]=1;IF(OR(SUM([.AT46:.AV48];-1)=2;SUM([.AT46:.AV48];-1)=3);1;0);IF(SUM([.AT46:.AV48])=3;1;0))" office:value-type="float" office:value="0" calcext:value-type="float">
            <text:p>0</text:p>
          </table:table-cell>
          <table:table-cell table:style-name="ce42" table:formula="of:=IF([.AV47]=1;IF(OR(SUM([.AU46:.AW48];-1)=2;SUM([.AU46:.AW48];-1)=3);1;0);IF(SUM([.AU46:.AW48])=3;1;0))" office:value-type="float" office:value="0" calcext:value-type="float">
            <text:p>0</text:p>
          </table:table-cell>
          <table:table-cell table:style-name="ce42" table:formula="of:=IF([.AW47]=1;IF(OR(SUM([.AV46:.AX48];-1)=2;SUM([.AV46:.AX48];-1)=3);1;0);IF(SUM([.AV46:.AX48])=3;1;0))" office:value-type="float" office:value="0" calcext:value-type="float">
            <text:p>0</text:p>
          </table:table-cell>
          <table:table-cell table:style-name="ce42" table:formula="of:=IF([.AX47]=1;IF(OR(SUM([.AW46:.AY48];-1)=2;SUM([.AW46:.AY48];-1)=3);1;0);IF(SUM([.AW46:.AY48])=3;1;0))" office:value-type="float" office:value="0" calcext:value-type="float">
            <text:p>0</text:p>
          </table:table-cell>
          <table:table-cell table:style-name="ce42" table:formula="of:=IF([.AY47]=1;IF(OR(SUM([.AX46:.AZ48];-1)=2;SUM([.AX46:.AZ48];-1)=3);1;0);IF(SUM([.AX46:.AZ48])=3;1;0))" office:value-type="float" office:value="0" calcext:value-type="float">
            <text:p>0</text:p>
          </table:table-cell>
          <table:table-cell table:style-name="ce42" table:formula="of:=IF([.AZ47]=1;IF(OR(SUM([.AY46:.BA48];-1)=2;SUM([.AY46:.BA48];-1)=3);1;0);IF(SUM([.AY46:.BA48])=3;1;0))" office:value-type="float" office:value="1" calcext:value-type="float">
            <text:p>1</text:p>
          </table:table-cell>
          <table:table-cell table:style-name="ce42" table:formula="of:=IF([.BA47]=1;IF(OR(SUM([.AZ46:.BB48];-1)=2;SUM([.AZ46:.BB48];-1)=3);1;0);IF(SUM([.AZ46:.BB48])=3;1;0))" office:value-type="float" office:value="1" calcext:value-type="float">
            <text:p>1</text:p>
          </table:table-cell>
          <table:table-cell table:style-name="ce42" table:formula="of:=IF([.BB47]=1;IF(OR(SUM([.BA46:.BC48];-1)=2;SUM([.BA46:.BC48];-1)=3);1;0);IF(SUM([.BA46:.BC48])=3;1;0))" office:value-type="float" office:value="0" calcext:value-type="float">
            <text:p>0</text:p>
          </table:table-cell>
          <table:table-cell table:style-name="ce42" table:formula="of:=IF([.BC47]=1;IF(OR(SUM([.BB46:.BD48];-1)=2;SUM([.BB46:.BD48];-1)=3);1;0);IF(SUM([.BB46:.BD48])=3;1;0))" office:value-type="float" office:value="0" calcext:value-type="float">
            <text:p>0</text:p>
          </table:table-cell>
          <table:table-cell table:style-name="ce42" table:formula="of:=IF([.BD47]=1;IF(OR(SUM([.BC46:.BE48];-1)=2;SUM([.BC46:.BE48];-1)=3);1;0);IF(SUM([.BC46:.BE48])=3;1;0))" office:value-type="float" office:value="0" calcext:value-type="float">
            <text:p>0</text:p>
          </table:table-cell>
          <table:table-cell table:style-name="ce42" table:formula="of:=IF([.BE47]=1;IF(OR(SUM([.BD46:.BF48];-1)=2;SUM([.BD46:.BF48];-1)=3);1;0);IF(SUM([.BD46:.BF48])=3;1;0))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42" table:formula="of:=IF([.C48]=1;IF(OR(SUM([.B47:.D49];-1)=2;SUM([.B47:.D49];-1)=3);1;0);IF(SUM([.B47:.D49])=3;1;0))" office:value-type="float" office:value="0" calcext:value-type="float">
            <text:p>0</text:p>
          </table:table-cell>
          <table:table-cell table:style-name="ce42" table:formula="of:=IF([.D48]=1;IF(OR(SUM([.C47:.E49];-1)=2;SUM([.C47:.E49];-1)=3);1;0);IF(SUM([.C47:.E49])=3;1;0))" office:value-type="float" office:value="0" calcext:value-type="float">
            <text:p>0</text:p>
          </table:table-cell>
          <table:table-cell table:style-name="ce42" table:formula="of:=IF([.E48]=1;IF(OR(SUM([.D47:.F49];-1)=2;SUM([.D47:.F49];-1)=3);1;0);IF(SUM([.D47:.F49])=3;1;0))" office:value-type="float" office:value="0" calcext:value-type="float">
            <text:p>0</text:p>
          </table:table-cell>
          <table:table-cell table:style-name="ce42" table:formula="of:=IF([.F48]=1;IF(OR(SUM([.E47:.G49];-1)=2;SUM([.E47:.G49];-1)=3);1;0);IF(SUM([.E47:.G49])=3;1;0))" office:value-type="float" office:value="0" calcext:value-type="float">
            <text:p>0</text:p>
          </table:table-cell>
          <table:table-cell table:style-name="ce42" table:formula="of:=IF([.G48]=1;IF(OR(SUM([.F47:.H49];-1)=2;SUM([.F47:.H49];-1)=3);1;0);IF(SUM([.F47:.H49])=3;1;0))" office:value-type="float" office:value="0" calcext:value-type="float">
            <text:p>0</text:p>
          </table:table-cell>
          <table:table-cell table:style-name="ce42" table:formula="of:=IF([.H48]=1;IF(OR(SUM([.G47:.I49];-1)=2;SUM([.G47:.I49];-1)=3);1;0);IF(SUM([.G47:.I49])=3;1;0))" office:value-type="float" office:value="0" calcext:value-type="float">
            <text:p>0</text:p>
          </table:table-cell>
          <table:table-cell table:style-name="ce42" table:formula="of:=IF([.I48]=1;IF(OR(SUM([.H47:.J49];-1)=2;SUM([.H47:.J49];-1)=3);1;0);IF(SUM([.H47:.J49])=3;1;0))" office:value-type="float" office:value="0" calcext:value-type="float">
            <text:p>0</text:p>
          </table:table-cell>
          <table:table-cell table:style-name="ce42" table:formula="of:=IF([.J48]=1;IF(OR(SUM([.I47:.K49];-1)=2;SUM([.I47:.K49];-1)=3);1;0);IF(SUM([.I47:.K49])=3;1;0))" office:value-type="float" office:value="0" calcext:value-type="float">
            <text:p>0</text:p>
          </table:table-cell>
          <table:table-cell table:style-name="ce42" table:formula="of:=IF([.K48]=1;IF(OR(SUM([.J47:.L49];-1)=2;SUM([.J47:.L49];-1)=3);1;0);IF(SUM([.J47:.L49])=3;1;0))" office:value-type="float" office:value="0" calcext:value-type="float">
            <text:p>0</text:p>
          </table:table-cell>
          <table:table-cell table:style-name="ce42" table:formula="of:=IF([.L48]=1;IF(OR(SUM([.K47:.M49];-1)=2;SUM([.K47:.M49];-1)=3);1;0);IF(SUM([.K47:.M49])=3;1;0))" office:value-type="float" office:value="0" calcext:value-type="float">
            <text:p>0</text:p>
          </table:table-cell>
          <table:table-cell table:style-name="ce42" table:formula="of:=IF([.M48]=1;IF(OR(SUM([.L47:.N49];-1)=2;SUM([.L47:.N49];-1)=3);1;0);IF(SUM([.L47:.N49])=3;1;0))" office:value-type="float" office:value="0" calcext:value-type="float">
            <text:p>0</text:p>
          </table:table-cell>
          <table:table-cell table:style-name="ce42" table:formula="of:=IF([.N48]=1;IF(OR(SUM([.M47:.O49];-1)=2;SUM([.M47:.O49];-1)=3);1;0);IF(SUM([.M47:.O49])=3;1;0))" office:value-type="float" office:value="0" calcext:value-type="float">
            <text:p>0</text:p>
          </table:table-cell>
          <table:table-cell table:style-name="ce42" table:formula="of:=IF([.O48]=1;IF(OR(SUM([.N47:.P49];-1)=2;SUM([.N47:.P49];-1)=3);1;0);IF(SUM([.N47:.P49])=3;1;0))" office:value-type="float" office:value="0" calcext:value-type="float">
            <text:p>0</text:p>
          </table:table-cell>
          <table:table-cell table:style-name="ce42" table:formula="of:=IF([.P48]=1;IF(OR(SUM([.O47:.Q49];-1)=2;SUM([.O47:.Q49];-1)=3);1;0);IF(SUM([.O47:.Q49])=3;1;0))" office:value-type="float" office:value="0" calcext:value-type="float">
            <text:p>0</text:p>
          </table:table-cell>
          <table:table-cell table:style-name="ce42" table:formula="of:=IF([.Q48]=1;IF(OR(SUM([.P47:.R49];-1)=2;SUM([.P47:.R49];-1)=3);1;0);IF(SUM([.P47:.R49])=3;1;0))" office:value-type="float" office:value="0" calcext:value-type="float">
            <text:p>0</text:p>
          </table:table-cell>
          <table:table-cell table:style-name="ce42" table:formula="of:=IF([.R48]=1;IF(OR(SUM([.Q47:.S49];-1)=2;SUM([.Q47:.S49];-1)=3);1;0);IF(SUM([.Q47:.S49])=3;1;0))" office:value-type="float" office:value="0" calcext:value-type="float">
            <text:p>0</text:p>
          </table:table-cell>
          <table:table-cell table:style-name="ce42" table:formula="of:=IF([.S48]=1;IF(OR(SUM([.R47:.T49];-1)=2;SUM([.R47:.T49];-1)=3);1;0);IF(SUM([.R47:.T49])=3;1;0))" office:value-type="float" office:value="0" calcext:value-type="float">
            <text:p>0</text:p>
          </table:table-cell>
          <table:table-cell table:style-name="ce42" table:formula="of:=IF([.T48]=1;IF(OR(SUM([.S47:.U49];-1)=2;SUM([.S47:.U49];-1)=3);1;0);IF(SUM([.S47:.U49])=3;1;0))" office:value-type="float" office:value="0" calcext:value-type="float">
            <text:p>0</text:p>
          </table:table-cell>
          <table:table-cell table:style-name="ce42" table:formula="of:=IF([.U48]=1;IF(OR(SUM([.T47:.V49];-1)=2;SUM([.T47:.V49];-1)=3);1;0);IF(SUM([.T47:.V49])=3;1;0))" office:value-type="float" office:value="0" calcext:value-type="float">
            <text:p>0</text:p>
          </table:table-cell>
          <table:table-cell table:style-name="ce42" table:formula="of:=IF([.V48]=1;IF(OR(SUM([.U47:.W49];-1)=2;SUM([.U47:.W49];-1)=3);1;0);IF(SUM([.U47:.W49])=3;1;0))" office:value-type="float" office:value="0" calcext:value-type="float">
            <text:p>0</text:p>
          </table:table-cell>
          <table:table-cell table:style-name="ce42" table:formula="of:=IF([.W48]=1;IF(OR(SUM([.V47:.X49];-1)=2;SUM([.V47:.X49];-1)=3);1;0);IF(SUM([.V47:.X49])=3;1;0))" office:value-type="float" office:value="0" calcext:value-type="float">
            <text:p>0</text:p>
          </table:table-cell>
          <table:table-cell table:style-name="ce42" table:formula="of:=IF([.X48]=1;IF(OR(SUM([.W47:.Y49];-1)=2;SUM([.W47:.Y49];-1)=3);1;0);IF(SUM([.W47:.Y49])=3;1;0))" office:value-type="float" office:value="0" calcext:value-type="float">
            <text:p>0</text:p>
          </table:table-cell>
          <table:table-cell table:style-name="ce42" table:formula="of:=IF([.Y48]=1;IF(OR(SUM([.X47:.Z49];-1)=2;SUM([.X47:.Z49];-1)=3);1;0);IF(SUM([.X47:.Z49])=3;1;0))" office:value-type="float" office:value="0" calcext:value-type="float">
            <text:p>0</text:p>
          </table:table-cell>
          <table:table-cell table:style-name="ce42" table:formula="of:=IF([.Z48]=1;IF(OR(SUM([.Y47:.AA49];-1)=2;SUM([.Y47:.AA49];-1)=3);1;0);IF(SUM([.Y47:.AA49])=3;1;0))" office:value-type="float" office:value="0" calcext:value-type="float">
            <text:p>0</text:p>
          </table:table-cell>
          <table:table-cell table:style-name="ce42" table:formula="of:=IF([.AA48]=1;IF(OR(SUM([.Z47:.AB49];-1)=2;SUM([.Z47:.AB49];-1)=3);1;0);IF(SUM([.Z47:.AB49])=3;1;0))" office:value-type="float" office:value="0" calcext:value-type="float">
            <text:p>0</text:p>
          </table:table-cell>
          <table:table-cell table:style-name="ce42" table:formula="of:=IF([.AB48]=1;IF(OR(SUM([.AA47:.AC49];-1)=2;SUM([.AA47:.AC49];-1)=3);1;0);IF(SUM([.AA47:.AC49])=3;1;0))" office:value-type="float" office:value="1" calcext:value-type="float">
            <text:p>1</text:p>
          </table:table-cell>
          <table:table-cell table:style-name="ce42" table:formula="of:=IF([.AC48]=1;IF(OR(SUM([.AB47:.AD49];-1)=2;SUM([.AB47:.AD49];-1)=3);1;0);IF(SUM([.AB47:.AD49])=3;1;0))" office:value-type="float" office:value="0" calcext:value-type="float">
            <text:p>0</text:p>
          </table:table-cell>
          <table:table-cell table:style-name="ce42" table:formula="of:=IF([.AD48]=1;IF(OR(SUM([.AC47:.AE49];-1)=2;SUM([.AC47:.AE49];-1)=3);1;0);IF(SUM([.AC47:.AE49])=3;1;0))" office:value-type="float" office:value="1" calcext:value-type="float">
            <text:p>1</text:p>
          </table:table-cell>
          <table:table-cell table:style-name="ce42" table:formula="of:=IF([.AE48]=1;IF(OR(SUM([.AD47:.AF49];-1)=2;SUM([.AD47:.AF49];-1)=3);1;0);IF(SUM([.AD47:.AF49])=3;1;0))" office:value-type="float" office:value="0" calcext:value-type="float">
            <text:p>0</text:p>
          </table:table-cell>
          <table:table-cell table:style-name="ce42" table:formula="of:=IF([.AF48]=1;IF(OR(SUM([.AE47:.AG49];-1)=2;SUM([.AE47:.AG49];-1)=3);1;0);IF(SUM([.AE47:.AG49])=3;1;0))" office:value-type="float" office:value="0" calcext:value-type="float">
            <text:p>0</text:p>
          </table:table-cell>
          <table:table-cell table:style-name="ce42" table:formula="of:=IF([.AG48]=1;IF(OR(SUM([.AF47:.AH49];-1)=2;SUM([.AF47:.AH49];-1)=3);1;0);IF(SUM([.AF47:.AH49])=3;1;0))" office:value-type="float" office:value="0" calcext:value-type="float">
            <text:p>0</text:p>
          </table:table-cell>
          <table:table-cell table:style-name="ce42" table:formula="of:=IF([.AH48]=1;IF(OR(SUM([.AG47:.AI49];-1)=2;SUM([.AG47:.AI49];-1)=3);1;0);IF(SUM([.AG47:.AI49])=3;1;0))" office:value-type="float" office:value="0" calcext:value-type="float">
            <text:p>0</text:p>
          </table:table-cell>
          <table:table-cell table:style-name="ce42" table:formula="of:=IF([.AI48]=1;IF(OR(SUM([.AH47:.AJ49];-1)=2;SUM([.AH47:.AJ49];-1)=3);1;0);IF(SUM([.AH47:.AJ49])=3;1;0))" office:value-type="float" office:value="1" calcext:value-type="float">
            <text:p>1</text:p>
          </table:table-cell>
          <table:table-cell table:style-name="ce42" table:formula="of:=IF([.AJ48]=1;IF(OR(SUM([.AI47:.AK49];-1)=2;SUM([.AI47:.AK49];-1)=3);1;0);IF(SUM([.AI47:.AK49])=3;1;0))" office:value-type="float" office:value="1" calcext:value-type="float">
            <text:p>1</text:p>
          </table:table-cell>
          <table:table-cell table:style-name="ce42" table:formula="of:=IF([.AK48]=1;IF(OR(SUM([.AJ47:.AL49];-1)=2;SUM([.AJ47:.AL49];-1)=3);1;0);IF(SUM([.AJ47:.AL49])=3;1;0))" office:value-type="float" office:value="0" calcext:value-type="float">
            <text:p>0</text:p>
          </table:table-cell>
          <table:table-cell table:style-name="ce42" table:formula="of:=IF([.AL48]=1;IF(OR(SUM([.AK47:.AM49];-1)=2;SUM([.AK47:.AM49];-1)=3);1;0);IF(SUM([.AK47:.AM49])=3;1;0))" office:value-type="float" office:value="1" calcext:value-type="float">
            <text:p>1</text:p>
          </table:table-cell>
          <table:table-cell table:style-name="ce42" table:formula="of:=IF([.AM48]=1;IF(OR(SUM([.AL47:.AN49];-1)=2;SUM([.AL47:.AN49];-1)=3);1;0);IF(SUM([.AL47:.AN49])=3;1;0))" office:value-type="float" office:value="0" calcext:value-type="float">
            <text:p>0</text:p>
          </table:table-cell>
          <table:table-cell table:style-name="ce42" table:formula="of:=IF([.AN48]=1;IF(OR(SUM([.AM47:.AO49];-1)=2;SUM([.AM47:.AO49];-1)=3);1;0);IF(SUM([.AM47:.AO49])=3;1;0))" office:value-type="float" office:value="0" calcext:value-type="float">
            <text:p>0</text:p>
          </table:table-cell>
          <table:table-cell table:style-name="ce42" table:formula="of:=IF([.AO48]=1;IF(OR(SUM([.AN47:.AP49];-1)=2;SUM([.AN47:.AP49];-1)=3);1;0);IF(SUM([.AN47:.AP49])=3;1;0))" office:value-type="float" office:value="0" calcext:value-type="float">
            <text:p>0</text:p>
          </table:table-cell>
          <table:table-cell table:style-name="ce42" table:formula="of:=IF([.AP48]=1;IF(OR(SUM([.AO47:.AQ49];-1)=2;SUM([.AO47:.AQ49];-1)=3);1;0);IF(SUM([.AO47:.AQ49])=3;1;0))" office:value-type="float" office:value="1" calcext:value-type="float">
            <text:p>1</text:p>
          </table:table-cell>
          <table:table-cell table:style-name="ce42" table:formula="of:=IF([.AQ48]=1;IF(OR(SUM([.AP47:.AR49];-1)=2;SUM([.AP47:.AR49];-1)=3);1;0);IF(SUM([.AP47:.AR49])=3;1;0))" office:value-type="float" office:value="0" calcext:value-type="float">
            <text:p>0</text:p>
          </table:table-cell>
          <table:table-cell table:style-name="ce42" table:formula="of:=IF([.AR48]=1;IF(OR(SUM([.AQ47:.AS49];-1)=2;SUM([.AQ47:.AS49];-1)=3);1;0);IF(SUM([.AQ47:.AS49])=3;1;0))" office:value-type="float" office:value="0" calcext:value-type="float">
            <text:p>0</text:p>
          </table:table-cell>
          <table:table-cell table:style-name="ce42" table:formula="of:=IF([.AS48]=1;IF(OR(SUM([.AR47:.AT49];-1)=2;SUM([.AR47:.AT49];-1)=3);1;0);IF(SUM([.AR47:.AT49])=3;1;0))" office:value-type="float" office:value="0" calcext:value-type="float">
            <text:p>0</text:p>
          </table:table-cell>
          <table:table-cell table:style-name="ce42" table:formula="of:=IF([.AT48]=1;IF(OR(SUM([.AS47:.AU49];-1)=2;SUM([.AS47:.AU49];-1)=3);1;0);IF(SUM([.AS47:.AU49])=3;1;0))" office:value-type="float" office:value="0" calcext:value-type="float">
            <text:p>0</text:p>
          </table:table-cell>
          <table:table-cell table:style-name="ce42" table:formula="of:=IF([.AU48]=1;IF(OR(SUM([.AT47:.AV49];-1)=2;SUM([.AT47:.AV49];-1)=3);1;0);IF(SUM([.AT47:.AV49])=3;1;0))" office:value-type="float" office:value="0" calcext:value-type="float">
            <text:p>0</text:p>
          </table:table-cell>
          <table:table-cell table:style-name="ce42" table:formula="of:=IF([.AV48]=1;IF(OR(SUM([.AU47:.AW49];-1)=2;SUM([.AU47:.AW49];-1)=3);1;0);IF(SUM([.AU47:.AW49])=3;1;0))" office:value-type="float" office:value="0" calcext:value-type="float">
            <text:p>0</text:p>
          </table:table-cell>
          <table:table-cell table:style-name="ce42" table:formula="of:=IF([.AW48]=1;IF(OR(SUM([.AV47:.AX49];-1)=2;SUM([.AV47:.AX49];-1)=3);1;0);IF(SUM([.AV47:.AX49])=3;1;0))" office:value-type="float" office:value="0" calcext:value-type="float">
            <text:p>0</text:p>
          </table:table-cell>
          <table:table-cell table:style-name="ce42" table:formula="of:=IF([.AX48]=1;IF(OR(SUM([.AW47:.AY49];-1)=2;SUM([.AW47:.AY49];-1)=3);1;0);IF(SUM([.AW47:.AY49])=3;1;0))" office:value-type="float" office:value="0" calcext:value-type="float">
            <text:p>0</text:p>
          </table:table-cell>
          <table:table-cell table:style-name="ce42" table:formula="of:=IF([.AY48]=1;IF(OR(SUM([.AX47:.AZ49];-1)=2;SUM([.AX47:.AZ49];-1)=3);1;0);IF(SUM([.AX47:.AZ49])=3;1;0))" office:value-type="float" office:value="0" calcext:value-type="float">
            <text:p>0</text:p>
          </table:table-cell>
          <table:table-cell table:style-name="ce42" table:formula="of:=IF([.AZ48]=1;IF(OR(SUM([.AY47:.BA49];-1)=2;SUM([.AY47:.BA49];-1)=3);1;0);IF(SUM([.AY47:.BA49])=3;1;0))" office:value-type="float" office:value="1" calcext:value-type="float">
            <text:p>1</text:p>
          </table:table-cell>
          <table:table-cell table:style-name="ce42" table:formula="of:=IF([.BA48]=1;IF(OR(SUM([.AZ47:.BB49];-1)=2;SUM([.AZ47:.BB49];-1)=3);1;0);IF(SUM([.AZ47:.BB49])=3;1;0))" office:value-type="float" office:value="1" calcext:value-type="float">
            <text:p>1</text:p>
          </table:table-cell>
          <table:table-cell table:style-name="ce42" table:formula="of:=IF([.BB48]=1;IF(OR(SUM([.BA47:.BC49];-1)=2;SUM([.BA47:.BC49];-1)=3);1;0);IF(SUM([.BA47:.BC49])=3;1;0))" office:value-type="float" office:value="0" calcext:value-type="float">
            <text:p>0</text:p>
          </table:table-cell>
          <table:table-cell table:style-name="ce42" table:formula="of:=IF([.BC48]=1;IF(OR(SUM([.BB47:.BD49];-1)=2;SUM([.BB47:.BD49];-1)=3);1;0);IF(SUM([.BB47:.BD49])=3;1;0))" office:value-type="float" office:value="0" calcext:value-type="float">
            <text:p>0</text:p>
          </table:table-cell>
          <table:table-cell table:style-name="ce42" table:formula="of:=IF([.BD48]=1;IF(OR(SUM([.BC47:.BE49];-1)=2;SUM([.BC47:.BE49];-1)=3);1;0);IF(SUM([.BC47:.BE49])=3;1;0))" office:value-type="float" office:value="0" calcext:value-type="float">
            <text:p>0</text:p>
          </table:table-cell>
          <table:table-cell table:style-name="ce42" table:formula="of:=IF([.BE48]=1;IF(OR(SUM([.BD47:.BF49];-1)=2;SUM([.BD47:.BF49];-1)=3);1;0);IF(SUM([.BD47:.BF49])=3;1;0))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42" table:formula="of:=IF([.C49]=1;IF(OR(SUM([.B48:.D50];-1)=2;SUM([.B48:.D50];-1)=3);1;0);IF(SUM([.B48:.D50])=3;1;0))" office:value-type="float" office:value="0" calcext:value-type="float">
            <text:p>0</text:p>
          </table:table-cell>
          <table:table-cell table:style-name="ce42" table:formula="of:=IF([.D49]=1;IF(OR(SUM([.C48:.E50];-1)=2;SUM([.C48:.E50];-1)=3);1;0);IF(SUM([.C48:.E50])=3;1;0))" office:value-type="float" office:value="0" calcext:value-type="float">
            <text:p>0</text:p>
          </table:table-cell>
          <table:table-cell table:style-name="ce42" table:formula="of:=IF([.E49]=1;IF(OR(SUM([.D48:.F50];-1)=2;SUM([.D48:.F50];-1)=3);1;0);IF(SUM([.D48:.F50])=3;1;0))" office:value-type="float" office:value="1" calcext:value-type="float">
            <text:p>1</text:p>
          </table:table-cell>
          <table:table-cell table:style-name="ce42" table:formula="of:=IF([.F49]=1;IF(OR(SUM([.E48:.G50];-1)=2;SUM([.E48:.G50];-1)=3);1;0);IF(SUM([.E48:.G50])=3;1;0))" office:value-type="float" office:value="0" calcext:value-type="float">
            <text:p>0</text:p>
          </table:table-cell>
          <table:table-cell table:style-name="ce42" table:formula="of:=IF([.G49]=1;IF(OR(SUM([.F48:.H50];-1)=2;SUM([.F48:.H50];-1)=3);1;0);IF(SUM([.F48:.H50])=3;1;0))" office:value-type="float" office:value="0" calcext:value-type="float">
            <text:p>0</text:p>
          </table:table-cell>
          <table:table-cell table:style-name="ce42" table:formula="of:=IF([.H49]=1;IF(OR(SUM([.G48:.I50];-1)=2;SUM([.G48:.I50];-1)=3);1;0);IF(SUM([.G48:.I50])=3;1;0))" office:value-type="float" office:value="0" calcext:value-type="float">
            <text:p>0</text:p>
          </table:table-cell>
          <table:table-cell table:style-name="ce42" table:formula="of:=IF([.I49]=1;IF(OR(SUM([.H48:.J50];-1)=2;SUM([.H48:.J50];-1)=3);1;0);IF(SUM([.H48:.J50])=3;1;0))" office:value-type="float" office:value="0" calcext:value-type="float">
            <text:p>0</text:p>
          </table:table-cell>
          <table:table-cell table:style-name="ce42" table:formula="of:=IF([.J49]=1;IF(OR(SUM([.I48:.K50];-1)=2;SUM([.I48:.K50];-1)=3);1;0);IF(SUM([.I48:.K50])=3;1;0))" office:value-type="float" office:value="0" calcext:value-type="float">
            <text:p>0</text:p>
          </table:table-cell>
          <table:table-cell table:style-name="ce42" table:formula="of:=IF([.K49]=1;IF(OR(SUM([.J48:.L50];-1)=2;SUM([.J48:.L50];-1)=3);1;0);IF(SUM([.J48:.L50])=3;1;0))" office:value-type="float" office:value="1" calcext:value-type="float">
            <text:p>1</text:p>
          </table:table-cell>
          <table:table-cell table:style-name="ce42" table:formula="of:=IF([.L49]=1;IF(OR(SUM([.K48:.M50];-1)=2;SUM([.K48:.M50];-1)=3);1;0);IF(SUM([.K48:.M50])=3;1;0))" office:value-type="float" office:value="1" calcext:value-type="float">
            <text:p>1</text:p>
          </table:table-cell>
          <table:table-cell table:style-name="ce42" table:formula="of:=IF([.M49]=1;IF(OR(SUM([.L48:.N50];-1)=2;SUM([.L48:.N50];-1)=3);1;0);IF(SUM([.L48:.N50])=3;1;0))" office:value-type="float" office:value="1" calcext:value-type="float">
            <text:p>1</text:p>
          </table:table-cell>
          <table:table-cell table:style-name="ce42" table:formula="of:=IF([.N49]=1;IF(OR(SUM([.M48:.O50];-1)=2;SUM([.M48:.O50];-1)=3);1;0);IF(SUM([.M48:.O50])=3;1;0))" office:value-type="float" office:value="0" calcext:value-type="float">
            <text:p>0</text:p>
          </table:table-cell>
          <table:table-cell table:style-name="ce42" table:formula="of:=IF([.O49]=1;IF(OR(SUM([.N48:.P50];-1)=2;SUM([.N48:.P50];-1)=3);1;0);IF(SUM([.N48:.P50])=3;1;0))" office:value-type="float" office:value="0" calcext:value-type="float">
            <text:p>0</text:p>
          </table:table-cell>
          <table:table-cell table:style-name="ce42" table:formula="of:=IF([.P49]=1;IF(OR(SUM([.O48:.Q50];-1)=2;SUM([.O48:.Q50];-1)=3);1;0);IF(SUM([.O48:.Q50])=3;1;0))" office:value-type="float" office:value="0" calcext:value-type="float">
            <text:p>0</text:p>
          </table:table-cell>
          <table:table-cell table:style-name="ce42" table:formula="of:=IF([.Q49]=1;IF(OR(SUM([.P48:.R50];-1)=2;SUM([.P48:.R50];-1)=3);1;0);IF(SUM([.P48:.R50])=3;1;0))" office:value-type="float" office:value="0" calcext:value-type="float">
            <text:p>0</text:p>
          </table:table-cell>
          <table:table-cell table:style-name="ce42" table:formula="of:=IF([.R49]=1;IF(OR(SUM([.Q48:.S50];-1)=2;SUM([.Q48:.S50];-1)=3);1;0);IF(SUM([.Q48:.S50])=3;1;0))" office:value-type="float" office:value="1" calcext:value-type="float">
            <text:p>1</text:p>
          </table:table-cell>
          <table:table-cell table:style-name="ce42" table:formula="of:=IF([.S49]=1;IF(OR(SUM([.R48:.T50];-1)=2;SUM([.R48:.T50];-1)=3);1;0);IF(SUM([.R48:.T50])=3;1;0))" office:value-type="float" office:value="1" calcext:value-type="float">
            <text:p>1</text:p>
          </table:table-cell>
          <table:table-cell table:style-name="ce42" table:formula="of:=IF([.T49]=1;IF(OR(SUM([.S48:.U50];-1)=2;SUM([.S48:.U50];-1)=3);1;0);IF(SUM([.S48:.U50])=3;1;0))" office:value-type="float" office:value="0" calcext:value-type="float">
            <text:p>0</text:p>
          </table:table-cell>
          <table:table-cell table:style-name="ce42" table:formula="of:=IF([.U49]=1;IF(OR(SUM([.T48:.V50];-1)=2;SUM([.T48:.V50];-1)=3);1;0);IF(SUM([.T48:.V50])=3;1;0))" office:value-type="float" office:value="0" calcext:value-type="float">
            <text:p>0</text:p>
          </table:table-cell>
          <table:table-cell table:style-name="ce42" table:formula="of:=IF([.V49]=1;IF(OR(SUM([.U48:.W50];-1)=2;SUM([.U48:.W50];-1)=3);1;0);IF(SUM([.U48:.W50])=3;1;0))" office:value-type="float" office:value="0" calcext:value-type="float">
            <text:p>0</text:p>
          </table:table-cell>
          <table:table-cell table:style-name="ce42" table:formula="of:=IF([.W49]=1;IF(OR(SUM([.V48:.X50];-1)=2;SUM([.V48:.X50];-1)=3);1;0);IF(SUM([.V48:.X50])=3;1;0))" office:value-type="float" office:value="0" calcext:value-type="float">
            <text:p>0</text:p>
          </table:table-cell>
          <table:table-cell table:style-name="ce42" table:formula="of:=IF([.X49]=1;IF(OR(SUM([.W48:.Y50];-1)=2;SUM([.W48:.Y50];-1)=3);1;0);IF(SUM([.W48:.Y50])=3;1;0))" office:value-type="float" office:value="0" calcext:value-type="float">
            <text:p>0</text:p>
          </table:table-cell>
          <table:table-cell table:style-name="ce42" table:formula="of:=IF([.Y49]=1;IF(OR(SUM([.X48:.Z50];-1)=2;SUM([.X48:.Z50];-1)=3);1;0);IF(SUM([.X48:.Z50])=3;1;0))" office:value-type="float" office:value="0" calcext:value-type="float">
            <text:p>0</text:p>
          </table:table-cell>
          <table:table-cell table:style-name="ce42" table:formula="of:=IF([.Z49]=1;IF(OR(SUM([.Y48:.AA50];-1)=2;SUM([.Y48:.AA50];-1)=3);1;0);IF(SUM([.Y48:.AA50])=3;1;0))" office:value-type="float" office:value="0" calcext:value-type="float">
            <text:p>0</text:p>
          </table:table-cell>
          <table:table-cell table:style-name="ce42" table:formula="of:=IF([.AA49]=1;IF(OR(SUM([.Z48:.AB50];-1)=2;SUM([.Z48:.AB50];-1)=3);1;0);IF(SUM([.Z48:.AB50])=3;1;0))" office:value-type="float" office:value="1" calcext:value-type="float">
            <text:p>1</text:p>
          </table:table-cell>
          <table:table-cell table:style-name="ce42" table:formula="of:=IF([.AB49]=1;IF(OR(SUM([.AA48:.AC50];-1)=2;SUM([.AA48:.AC50];-1)=3);1;0);IF(SUM([.AA48:.AC50])=3;1;0))" office:value-type="float" office:value="1" calcext:value-type="float">
            <text:p>1</text:p>
          </table:table-cell>
          <table:table-cell table:style-name="ce42" table:formula="of:=IF([.AC49]=1;IF(OR(SUM([.AB48:.AD50];-1)=2;SUM([.AB48:.AD50];-1)=3);1;0);IF(SUM([.AB48:.AD50])=3;1;0))" office:value-type="float" office:value="1" calcext:value-type="float">
            <text:p>1</text:p>
          </table:table-cell>
          <table:table-cell table:style-name="ce42" table:formula="of:=IF([.AD49]=1;IF(OR(SUM([.AC48:.AE50];-1)=2;SUM([.AC48:.AE50];-1)=3);1;0);IF(SUM([.AC48:.AE50])=3;1;0))" office:value-type="float" office:value="0" calcext:value-type="float">
            <text:p>0</text:p>
          </table:table-cell>
          <table:table-cell table:style-name="ce42" table:formula="of:=IF([.AE49]=1;IF(OR(SUM([.AD48:.AF50];-1)=2;SUM([.AD48:.AF50];-1)=3);1;0);IF(SUM([.AD48:.AF50])=3;1;0))" office:value-type="float" office:value="0" calcext:value-type="float">
            <text:p>0</text:p>
          </table:table-cell>
          <table:table-cell table:style-name="ce42" table:formula="of:=IF([.AF49]=1;IF(OR(SUM([.AE48:.AG50];-1)=2;SUM([.AE48:.AG50];-1)=3);1;0);IF(SUM([.AE48:.AG50])=3;1;0))" office:value-type="float" office:value="0" calcext:value-type="float">
            <text:p>0</text:p>
          </table:table-cell>
          <table:table-cell table:style-name="ce42" table:formula="of:=IF([.AG49]=1;IF(OR(SUM([.AF48:.AH50];-1)=2;SUM([.AF48:.AH50];-1)=3);1;0);IF(SUM([.AF48:.AH50])=3;1;0))" office:value-type="float" office:value="0" calcext:value-type="float">
            <text:p>0</text:p>
          </table:table-cell>
          <table:table-cell table:style-name="ce42" table:formula="of:=IF([.AH49]=1;IF(OR(SUM([.AG48:.AI50];-1)=2;SUM([.AG48:.AI50];-1)=3);1;0);IF(SUM([.AG48:.AI50])=3;1;0))" office:value-type="float" office:value="1" calcext:value-type="float">
            <text:p>1</text:p>
          </table:table-cell>
          <table:table-cell table:style-name="ce42" table:formula="of:=IF([.AI49]=1;IF(OR(SUM([.AH48:.AJ50];-1)=2;SUM([.AH48:.AJ50];-1)=3);1;0);IF(SUM([.AH48:.AJ50])=3;1;0))" office:value-type="float" office:value="1" calcext:value-type="float">
            <text:p>1</text:p>
          </table:table-cell>
          <table:table-cell table:style-name="ce42" table:formula="of:=IF([.AJ49]=1;IF(OR(SUM([.AI48:.AK50];-1)=2;SUM([.AI48:.AK50];-1)=3);1;0);IF(SUM([.AI48:.AK50])=3;1;0))" office:value-type="float" office:value="1" calcext:value-type="float">
            <text:p>1</text:p>
          </table:table-cell>
          <table:table-cell table:style-name="ce42" table:formula="of:=IF([.AK49]=1;IF(OR(SUM([.AJ48:.AL50];-1)=2;SUM([.AJ48:.AL50];-1)=3);1;0);IF(SUM([.AJ48:.AL50])=3;1;0))" office:value-type="float" office:value="0" calcext:value-type="float">
            <text:p>0</text:p>
          </table:table-cell>
          <table:table-cell table:style-name="ce42" table:formula="of:=IF([.AL49]=1;IF(OR(SUM([.AK48:.AM50];-1)=2;SUM([.AK48:.AM50];-1)=3);1;0);IF(SUM([.AK48:.AM50])=3;1;0))" office:value-type="float" office:value="1" calcext:value-type="float">
            <text:p>1</text:p>
          </table:table-cell>
          <table:table-cell table:style-name="ce42" table:formula="of:=IF([.AM49]=1;IF(OR(SUM([.AL48:.AN50];-1)=2;SUM([.AL48:.AN50];-1)=3);1;0);IF(SUM([.AL48:.AN50])=3;1;0))" office:value-type="float" office:value="0" calcext:value-type="float">
            <text:p>0</text:p>
          </table:table-cell>
          <table:table-cell table:style-name="ce42" table:formula="of:=IF([.AN49]=1;IF(OR(SUM([.AM48:.AO50];-1)=2;SUM([.AM48:.AO50];-1)=3);1;0);IF(SUM([.AM48:.AO50])=3;1;0))" office:value-type="float" office:value="0" calcext:value-type="float">
            <text:p>0</text:p>
          </table:table-cell>
          <table:table-cell table:style-name="ce42" table:formula="of:=IF([.AO49]=1;IF(OR(SUM([.AN48:.AP50];-1)=2;SUM([.AN48:.AP50];-1)=3);1;0);IF(SUM([.AN48:.AP50])=3;1;0))" office:value-type="float" office:value="0" calcext:value-type="float">
            <text:p>0</text:p>
          </table:table-cell>
          <table:table-cell table:style-name="ce42" table:formula="of:=IF([.AP49]=1;IF(OR(SUM([.AO48:.AQ50];-1)=2;SUM([.AO48:.AQ50];-1)=3);1;0);IF(SUM([.AO48:.AQ50])=3;1;0))" office:value-type="float" office:value="1" calcext:value-type="float">
            <text:p>1</text:p>
          </table:table-cell>
          <table:table-cell table:style-name="ce42" table:formula="of:=IF([.AQ49]=1;IF(OR(SUM([.AP48:.AR50];-1)=2;SUM([.AP48:.AR50];-1)=3);1;0);IF(SUM([.AP48:.AR50])=3;1;0))" office:value-type="float" office:value="0" calcext:value-type="float">
            <text:p>0</text:p>
          </table:table-cell>
          <table:table-cell table:style-name="ce42" table:formula="of:=IF([.AR49]=1;IF(OR(SUM([.AQ48:.AS50];-1)=2;SUM([.AQ48:.AS50];-1)=3);1;0);IF(SUM([.AQ48:.AS50])=3;1;0))" office:value-type="float" office:value="0" calcext:value-type="float">
            <text:p>0</text:p>
          </table:table-cell>
          <table:table-cell table:style-name="ce42" table:formula="of:=IF([.AS49]=1;IF(OR(SUM([.AR48:.AT50];-1)=2;SUM([.AR48:.AT50];-1)=3);1;0);IF(SUM([.AR48:.AT50])=3;1;0))" office:value-type="float" office:value="0" calcext:value-type="float">
            <text:p>0</text:p>
          </table:table-cell>
          <table:table-cell table:style-name="ce42" table:formula="of:=IF([.AT49]=1;IF(OR(SUM([.AS48:.AU50];-1)=2;SUM([.AS48:.AU50];-1)=3);1;0);IF(SUM([.AS48:.AU50])=3;1;0))" office:value-type="float" office:value="0" calcext:value-type="float">
            <text:p>0</text:p>
          </table:table-cell>
          <table:table-cell table:style-name="ce42" table:formula="of:=IF([.AU49]=1;IF(OR(SUM([.AT48:.AV50];-1)=2;SUM([.AT48:.AV50];-1)=3);1;0);IF(SUM([.AT48:.AV50])=3;1;0))" office:value-type="float" office:value="0" calcext:value-type="float">
            <text:p>0</text:p>
          </table:table-cell>
          <table:table-cell table:style-name="ce42" table:formula="of:=IF([.AV49]=1;IF(OR(SUM([.AU48:.AW50];-1)=2;SUM([.AU48:.AW50];-1)=3);1;0);IF(SUM([.AU48:.AW50])=3;1;0))" office:value-type="float" office:value="0" calcext:value-type="float">
            <text:p>0</text:p>
          </table:table-cell>
          <table:table-cell table:style-name="ce42" table:formula="of:=IF([.AW49]=1;IF(OR(SUM([.AV48:.AX50];-1)=2;SUM([.AV48:.AX50];-1)=3);1;0);IF(SUM([.AV48:.AX50])=3;1;0))" office:value-type="float" office:value="0" calcext:value-type="float">
            <text:p>0</text:p>
          </table:table-cell>
          <table:table-cell table:style-name="ce42" table:formula="of:=IF([.AX49]=1;IF(OR(SUM([.AW48:.AY50];-1)=2;SUM([.AW48:.AY50];-1)=3);1;0);IF(SUM([.AW48:.AY50])=3;1;0))" office:value-type="float" office:value="0" calcext:value-type="float">
            <text:p>0</text:p>
          </table:table-cell>
          <table:table-cell table:style-name="ce42" table:formula="of:=IF([.AY49]=1;IF(OR(SUM([.AX48:.AZ50];-1)=2;SUM([.AX48:.AZ50];-1)=3);1;0);IF(SUM([.AX48:.AZ50])=3;1;0))" office:value-type="float" office:value="0" calcext:value-type="float">
            <text:p>0</text:p>
          </table:table-cell>
          <table:table-cell table:style-name="ce42" table:formula="of:=IF([.AZ49]=1;IF(OR(SUM([.AY48:.BA50];-1)=2;SUM([.AY48:.BA50];-1)=3);1;0);IF(SUM([.AY48:.BA50])=3;1;0))" office:value-type="float" office:value="0" calcext:value-type="float">
            <text:p>0</text:p>
          </table:table-cell>
          <table:table-cell table:style-name="ce42" table:formula="of:=IF([.BA49]=1;IF(OR(SUM([.AZ48:.BB50];-1)=2;SUM([.AZ48:.BB50];-1)=3);1;0);IF(SUM([.AZ48:.BB50])=3;1;0))" office:value-type="float" office:value="0" calcext:value-type="float">
            <text:p>0</text:p>
          </table:table-cell>
          <table:table-cell table:style-name="ce42" table:formula="of:=IF([.BB49]=1;IF(OR(SUM([.BA48:.BC50];-1)=2;SUM([.BA48:.BC50];-1)=3);1;0);IF(SUM([.BA48:.BC50])=3;1;0))" office:value-type="float" office:value="0" calcext:value-type="float">
            <text:p>0</text:p>
          </table:table-cell>
          <table:table-cell table:style-name="ce42" table:formula="of:=IF([.BC49]=1;IF(OR(SUM([.BB48:.BD50];-1)=2;SUM([.BB48:.BD50];-1)=3);1;0);IF(SUM([.BB48:.BD50])=3;1;0))" office:value-type="float" office:value="0" calcext:value-type="float">
            <text:p>0</text:p>
          </table:table-cell>
          <table:table-cell table:style-name="ce42" table:formula="of:=IF([.BD49]=1;IF(OR(SUM([.BC48:.BE50];-1)=2;SUM([.BC48:.BE50];-1)=3);1;0);IF(SUM([.BC48:.BE50])=3;1;0))" office:value-type="float" office:value="0" calcext:value-type="float">
            <text:p>0</text:p>
          </table:table-cell>
          <table:table-cell table:style-name="ce42" table:formula="of:=IF([.BE49]=1;IF(OR(SUM([.BD48:.BF50];-1)=2;SUM([.BD48:.BF50];-1)=3);1;0);IF(SUM([.BD48:.BF50])=3;1;0))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42" table:formula="of:=IF([.C50]=1;IF(OR(SUM([.B49:.D51];-1)=2;SUM([.B49:.D51];-1)=3);1;0);IF(SUM([.B49:.D51])=3;1;0))" office:value-type="float" office:value="1" calcext:value-type="float">
            <text:p>1</text:p>
          </table:table-cell>
          <table:table-cell table:style-name="ce42" table:formula="of:=IF([.D50]=1;IF(OR(SUM([.C49:.E51];-1)=2;SUM([.C49:.E51];-1)=3);1;0);IF(SUM([.C49:.E51])=3;1;0))" office:value-type="float" office:value="0" calcext:value-type="float">
            <text:p>0</text:p>
          </table:table-cell>
          <table:table-cell table:style-name="ce42" table:formula="of:=IF([.E50]=1;IF(OR(SUM([.D49:.F51];-1)=2;SUM([.D49:.F51];-1)=3);1;0);IF(SUM([.D49:.F51])=3;1;0))" office:value-type="float" office:value="0" calcext:value-type="float">
            <text:p>0</text:p>
          </table:table-cell>
          <table:table-cell table:style-name="ce42" table:formula="of:=IF([.F50]=1;IF(OR(SUM([.E49:.G51];-1)=2;SUM([.E49:.G51];-1)=3);1;0);IF(SUM([.E49:.G51])=3;1;0))" office:value-type="float" office:value="1" calcext:value-type="float">
            <text:p>1</text:p>
          </table:table-cell>
          <table:table-cell table:style-name="ce42" table:formula="of:=IF([.G50]=1;IF(OR(SUM([.F49:.H51];-1)=2;SUM([.F49:.H51];-1)=3);1;0);IF(SUM([.F49:.H51])=3;1;0))" office:value-type="float" office:value="0" calcext:value-type="float">
            <text:p>0</text:p>
          </table:table-cell>
          <table:table-cell table:style-name="ce42" table:formula="of:=IF([.H50]=1;IF(OR(SUM([.G49:.I51];-1)=2;SUM([.G49:.I51];-1)=3);1;0);IF(SUM([.G49:.I51])=3;1;0))" office:value-type="float" office:value="0" calcext:value-type="float">
            <text:p>0</text:p>
          </table:table-cell>
          <table:table-cell table:style-name="ce42" table:formula="of:=IF([.I50]=1;IF(OR(SUM([.H49:.J51];-1)=2;SUM([.H49:.J51];-1)=3);1;0);IF(SUM([.H49:.J51])=3;1;0))" office:value-type="float" office:value="0" calcext:value-type="float">
            <text:p>0</text:p>
          </table:table-cell>
          <table:table-cell table:style-name="ce42" table:formula="of:=IF([.J50]=1;IF(OR(SUM([.I49:.K51];-1)=2;SUM([.I49:.K51];-1)=3);1;0);IF(SUM([.I49:.K51])=3;1;0))" office:value-type="float" office:value="1" calcext:value-type="float">
            <text:p>1</text:p>
          </table:table-cell>
          <table:table-cell table:style-name="ce42" table:formula="of:=IF([.K50]=1;IF(OR(SUM([.J49:.L51];-1)=2;SUM([.J49:.L51];-1)=3);1;0);IF(SUM([.J49:.L51])=3;1;0))" office:value-type="float" office:value="0" calcext:value-type="float">
            <text:p>0</text:p>
          </table:table-cell>
          <table:table-cell table:style-name="ce42" table:formula="of:=IF([.L50]=1;IF(OR(SUM([.K49:.M51];-1)=2;SUM([.K49:.M51];-1)=3);1;0);IF(SUM([.K49:.M51])=3;1;0))" office:value-type="float" office:value="0" calcext:value-type="float">
            <text:p>0</text:p>
          </table:table-cell>
          <table:table-cell table:style-name="ce42" table:formula="of:=IF([.M50]=1;IF(OR(SUM([.L49:.N51];-1)=2;SUM([.L49:.N51];-1)=3);1;0);IF(SUM([.L49:.N51])=3;1;0))" office:value-type="float" office:value="0" calcext:value-type="float">
            <text:p>0</text:p>
          </table:table-cell>
          <table:table-cell table:style-name="ce42" table:formula="of:=IF([.N50]=1;IF(OR(SUM([.M49:.O51];-1)=2;SUM([.M49:.O51];-1)=3);1;0);IF(SUM([.M49:.O51])=3;1;0))" office:value-type="float" office:value="1" calcext:value-type="float">
            <text:p>1</text:p>
          </table:table-cell>
          <table:table-cell table:style-name="ce42" table:formula="of:=IF([.O50]=1;IF(OR(SUM([.N49:.P51];-1)=2;SUM([.N49:.P51];-1)=3);1;0);IF(SUM([.N49:.P51])=3;1;0))" office:value-type="float" office:value="0" calcext:value-type="float">
            <text:p>0</text:p>
          </table:table-cell>
          <table:table-cell table:style-name="ce42" table:formula="of:=IF([.P50]=1;IF(OR(SUM([.O49:.Q51];-1)=2;SUM([.O49:.Q51];-1)=3);1;0);IF(SUM([.O49:.Q51])=3;1;0))" office:value-type="float" office:value="0" calcext:value-type="float">
            <text:p>0</text:p>
          </table:table-cell>
          <table:table-cell table:style-name="ce42" table:formula="of:=IF([.Q50]=1;IF(OR(SUM([.P49:.R51];-1)=2;SUM([.P49:.R51];-1)=3);1;0);IF(SUM([.P49:.R51])=3;1;0))" office:value-type="float" office:value="0" calcext:value-type="float">
            <text:p>0</text:p>
          </table:table-cell>
          <table:table-cell table:style-name="ce42" table:formula="of:=IF([.R50]=1;IF(OR(SUM([.Q49:.S51];-1)=2;SUM([.Q49:.S51];-1)=3);1;0);IF(SUM([.Q49:.S51])=3;1;0))" office:value-type="float" office:value="1" calcext:value-type="float">
            <text:p>1</text:p>
          </table:table-cell>
          <table:table-cell table:style-name="ce42" table:formula="of:=IF([.S50]=1;IF(OR(SUM([.R49:.T51];-1)=2;SUM([.R49:.T51];-1)=3);1;0);IF(SUM([.R49:.T51])=3;1;0))" office:value-type="float" office:value="1" calcext:value-type="float">
            <text:p>1</text:p>
          </table:table-cell>
          <table:table-cell table:style-name="ce42" table:formula="of:=IF([.T50]=1;IF(OR(SUM([.S49:.U51];-1)=2;SUM([.S49:.U51];-1)=3);1;0);IF(SUM([.S49:.U51])=3;1;0))" office:value-type="float" office:value="0" calcext:value-type="float">
            <text:p>0</text:p>
          </table:table-cell>
          <table:table-cell table:style-name="ce42" table:formula="of:=IF([.U50]=1;IF(OR(SUM([.T49:.V51];-1)=2;SUM([.T49:.V51];-1)=3);1;0);IF(SUM([.T49:.V51])=3;1;0))" office:value-type="float" office:value="0" calcext:value-type="float">
            <text:p>0</text:p>
          </table:table-cell>
          <table:table-cell table:style-name="ce42" table:formula="of:=IF([.V50]=1;IF(OR(SUM([.U49:.W51];-1)=2;SUM([.U49:.W51];-1)=3);1;0);IF(SUM([.U49:.W51])=3;1;0))" office:value-type="float" office:value="0" calcext:value-type="float">
            <text:p>0</text:p>
          </table:table-cell>
          <table:table-cell table:style-name="ce42" table:formula="of:=IF([.W50]=1;IF(OR(SUM([.V49:.X51];-1)=2;SUM([.V49:.X51];-1)=3);1;0);IF(SUM([.V49:.X51])=3;1;0))" office:value-type="float" office:value="0" calcext:value-type="float">
            <text:p>0</text:p>
          </table:table-cell>
          <table:table-cell table:style-name="ce42" table:formula="of:=IF([.X50]=1;IF(OR(SUM([.W49:.Y51];-1)=2;SUM([.W49:.Y51];-1)=3);1;0);IF(SUM([.W49:.Y51])=3;1;0))" office:value-type="float" office:value="0" calcext:value-type="float">
            <text:p>0</text:p>
          </table:table-cell>
          <table:table-cell table:style-name="ce42" table:formula="of:=IF([.Y50]=1;IF(OR(SUM([.X49:.Z51];-1)=2;SUM([.X49:.Z51];-1)=3);1;0);IF(SUM([.X49:.Z51])=3;1;0))" office:value-type="float" office:value="0" calcext:value-type="float">
            <text:p>0</text:p>
          </table:table-cell>
          <table:table-cell table:style-name="ce42" table:formula="of:=IF([.Z50]=1;IF(OR(SUM([.Y49:.AA51];-1)=2;SUM([.Y49:.AA51];-1)=3);1;0);IF(SUM([.Y49:.AA51])=3;1;0))" office:value-type="float" office:value="1" calcext:value-type="float">
            <text:p>1</text:p>
          </table:table-cell>
          <table:table-cell table:style-name="ce42" table:formula="of:=IF([.AA50]=1;IF(OR(SUM([.Z49:.AB51];-1)=2;SUM([.Z49:.AB51];-1)=3);1;0);IF(SUM([.Z49:.AB51])=3;1;0))" office:value-type="float" office:value="1" calcext:value-type="float">
            <text:p>1</text:p>
          </table:table-cell>
          <table:table-cell table:style-name="ce42" table:formula="of:=IF([.AB50]=1;IF(OR(SUM([.AA49:.AC51];-1)=2;SUM([.AA49:.AC51];-1)=3);1;0);IF(SUM([.AA49:.AC51])=3;1;0))" office:value-type="float" office:value="1" calcext:value-type="float">
            <text:p>1</text:p>
          </table:table-cell>
          <table:table-cell table:style-name="ce42" table:formula="of:=IF([.AC50]=1;IF(OR(SUM([.AB49:.AD51];-1)=2;SUM([.AB49:.AD51];-1)=3);1;0);IF(SUM([.AB49:.AD51])=3;1;0))" office:value-type="float" office:value="0" calcext:value-type="float">
            <text:p>0</text:p>
          </table:table-cell>
          <table:table-cell table:style-name="ce42" table:formula="of:=IF([.AD50]=1;IF(OR(SUM([.AC49:.AE51];-1)=2;SUM([.AC49:.AE51];-1)=3);1;0);IF(SUM([.AC49:.AE51])=3;1;0))" office:value-type="float" office:value="0" calcext:value-type="float">
            <text:p>0</text:p>
          </table:table-cell>
          <table:table-cell table:style-name="ce42" table:formula="of:=IF([.AE50]=1;IF(OR(SUM([.AD49:.AF51];-1)=2;SUM([.AD49:.AF51];-1)=3);1;0);IF(SUM([.AD49:.AF51])=3;1;0))" office:value-type="float" office:value="0" calcext:value-type="float">
            <text:p>0</text:p>
          </table:table-cell>
          <table:table-cell table:style-name="ce42" table:formula="of:=IF([.AF50]=1;IF(OR(SUM([.AE49:.AG51];-1)=2;SUM([.AE49:.AG51];-1)=3);1;0);IF(SUM([.AE49:.AG51])=3;1;0))" office:value-type="float" office:value="0" calcext:value-type="float">
            <text:p>0</text:p>
          </table:table-cell>
          <table:table-cell table:style-name="ce42" table:formula="of:=IF([.AG50]=1;IF(OR(SUM([.AF49:.AH51];-1)=2;SUM([.AF49:.AH51];-1)=3);1;0);IF(SUM([.AF49:.AH51])=3;1;0))" office:value-type="float" office:value="1" calcext:value-type="float">
            <text:p>1</text:p>
          </table:table-cell>
          <table:table-cell table:style-name="ce42" table:formula="of:=IF([.AH50]=1;IF(OR(SUM([.AG49:.AI51];-1)=2;SUM([.AG49:.AI51];-1)=3);1;0);IF(SUM([.AG49:.AI51])=3;1;0))" office:value-type="float" office:value="0" calcext:value-type="float">
            <text:p>0</text:p>
          </table:table-cell>
          <table:table-cell table:style-name="ce42" table:formula="of:=IF([.AI50]=1;IF(OR(SUM([.AH49:.AJ51];-1)=2;SUM([.AH49:.AJ51];-1)=3);1;0);IF(SUM([.AH49:.AJ51])=3;1;0))" office:value-type="float" office:value="0" calcext:value-type="float">
            <text:p>0</text:p>
          </table:table-cell>
          <table:table-cell table:style-name="ce42" table:formula="of:=IF([.AJ50]=1;IF(OR(SUM([.AI49:.AK51];-1)=2;SUM([.AI49:.AK51];-1)=3);1;0);IF(SUM([.AI49:.AK51])=3;1;0))" office:value-type="float" office:value="1" calcext:value-type="float">
            <text:p>1</text:p>
          </table:table-cell>
          <table:table-cell table:style-name="ce42" table:formula="of:=IF([.AK50]=1;IF(OR(SUM([.AJ49:.AL51];-1)=2;SUM([.AJ49:.AL51];-1)=3);1;0);IF(SUM([.AJ49:.AL51])=3;1;0))" office:value-type="float" office:value="1" calcext:value-type="float">
            <text:p>1</text:p>
          </table:table-cell>
          <table:table-cell table:style-name="ce42" table:formula="of:=IF([.AL50]=1;IF(OR(SUM([.AK49:.AM51];-1)=2;SUM([.AK49:.AM51];-1)=3);1;0);IF(SUM([.AK49:.AM51])=3;1;0))" office:value-type="float" office:value="0" calcext:value-type="float">
            <text:p>0</text:p>
          </table:table-cell>
          <table:table-cell table:style-name="ce42" table:formula="of:=IF([.AM50]=1;IF(OR(SUM([.AL49:.AN51];-1)=2;SUM([.AL49:.AN51];-1)=3);1;0);IF(SUM([.AL49:.AN51])=3;1;0))" office:value-type="float" office:value="1" calcext:value-type="float">
            <text:p>1</text:p>
          </table:table-cell>
          <table:table-cell table:style-name="ce42" table:formula="of:=IF([.AN50]=1;IF(OR(SUM([.AM49:.AO51];-1)=2;SUM([.AM49:.AO51];-1)=3);1;0);IF(SUM([.AM49:.AO51])=3;1;0))" office:value-type="float" office:value="0" calcext:value-type="float">
            <text:p>0</text:p>
          </table:table-cell>
          <table:table-cell table:style-name="ce42" table:formula="of:=IF([.AO50]=1;IF(OR(SUM([.AN49:.AP51];-1)=2;SUM([.AN49:.AP51];-1)=3);1;0);IF(SUM([.AN49:.AP51])=3;1;0))" office:value-type="float" office:value="1" calcext:value-type="float">
            <text:p>1</text:p>
          </table:table-cell>
          <table:table-cell table:style-name="ce42" table:formula="of:=IF([.AP50]=1;IF(OR(SUM([.AO49:.AQ51];-1)=2;SUM([.AO49:.AQ51];-1)=3);1;0);IF(SUM([.AO49:.AQ51])=3;1;0))" office:value-type="float" office:value="0" calcext:value-type="float">
            <text:p>0</text:p>
          </table:table-cell>
          <table:table-cell table:style-name="ce42" table:formula="of:=IF([.AQ50]=1;IF(OR(SUM([.AP49:.AR51];-1)=2;SUM([.AP49:.AR51];-1)=3);1;0);IF(SUM([.AP49:.AR51])=3;1;0))" office:value-type="float" office:value="0" calcext:value-type="float">
            <text:p>0</text:p>
          </table:table-cell>
          <table:table-cell table:style-name="ce42" table:formula="of:=IF([.AR50]=1;IF(OR(SUM([.AQ49:.AS51];-1)=2;SUM([.AQ49:.AS51];-1)=3);1;0);IF(SUM([.AQ49:.AS51])=3;1;0))" office:value-type="float" office:value="0" calcext:value-type="float">
            <text:p>0</text:p>
          </table:table-cell>
          <table:table-cell table:style-name="ce42" table:formula="of:=IF([.AS50]=1;IF(OR(SUM([.AR49:.AT51];-1)=2;SUM([.AR49:.AT51];-1)=3);1;0);IF(SUM([.AR49:.AT51])=3;1;0))" office:value-type="float" office:value="0" calcext:value-type="float">
            <text:p>0</text:p>
          </table:table-cell>
          <table:table-cell table:style-name="ce42" table:formula="of:=IF([.AT50]=1;IF(OR(SUM([.AS49:.AU51];-1)=2;SUM([.AS49:.AU51];-1)=3);1;0);IF(SUM([.AS49:.AU51])=3;1;0))" office:value-type="float" office:value="0" calcext:value-type="float">
            <text:p>0</text:p>
          </table:table-cell>
          <table:table-cell table:style-name="ce42" table:formula="of:=IF([.AU50]=1;IF(OR(SUM([.AT49:.AV51];-1)=2;SUM([.AT49:.AV51];-1)=3);1;0);IF(SUM([.AT49:.AV51])=3;1;0))" office:value-type="float" office:value="0" calcext:value-type="float">
            <text:p>0</text:p>
          </table:table-cell>
          <table:table-cell table:style-name="ce42" table:formula="of:=IF([.AV50]=1;IF(OR(SUM([.AU49:.AW51];-1)=2;SUM([.AU49:.AW51];-1)=3);1;0);IF(SUM([.AU49:.AW51])=3;1;0))" office:value-type="float" office:value="0" calcext:value-type="float">
            <text:p>0</text:p>
          </table:table-cell>
          <table:table-cell table:style-name="ce42" table:formula="of:=IF([.AW50]=1;IF(OR(SUM([.AV49:.AX51];-1)=2;SUM([.AV49:.AX51];-1)=3);1;0);IF(SUM([.AV49:.AX51])=3;1;0))" office:value-type="float" office:value="0" calcext:value-type="float">
            <text:p>0</text:p>
          </table:table-cell>
          <table:table-cell table:style-name="ce42" table:formula="of:=IF([.AX50]=1;IF(OR(SUM([.AW49:.AY51];-1)=2;SUM([.AW49:.AY51];-1)=3);1;0);IF(SUM([.AW49:.AY51])=3;1;0))" office:value-type="float" office:value="0" calcext:value-type="float">
            <text:p>0</text:p>
          </table:table-cell>
          <table:table-cell table:style-name="ce42" table:formula="of:=IF([.AY50]=1;IF(OR(SUM([.AX49:.AZ51];-1)=2;SUM([.AX49:.AZ51];-1)=3);1;0);IF(SUM([.AX49:.AZ51])=3;1;0))" office:value-type="float" office:value="0" calcext:value-type="float">
            <text:p>0</text:p>
          </table:table-cell>
          <table:table-cell table:style-name="ce42" table:formula="of:=IF([.AZ50]=1;IF(OR(SUM([.AY49:.BA51];-1)=2;SUM([.AY49:.BA51];-1)=3);1;0);IF(SUM([.AY49:.BA51])=3;1;0))" office:value-type="float" office:value="0" calcext:value-type="float">
            <text:p>0</text:p>
          </table:table-cell>
          <table:table-cell table:style-name="ce42" table:formula="of:=IF([.BA50]=1;IF(OR(SUM([.AZ49:.BB51];-1)=2;SUM([.AZ49:.BB51];-1)=3);1;0);IF(SUM([.AZ49:.BB51])=3;1;0))" office:value-type="float" office:value="0" calcext:value-type="float">
            <text:p>0</text:p>
          </table:table-cell>
          <table:table-cell table:style-name="ce42" table:formula="of:=IF([.BB50]=1;IF(OR(SUM([.BA49:.BC51];-1)=2;SUM([.BA49:.BC51];-1)=3);1;0);IF(SUM([.BA49:.BC51])=3;1;0))" office:value-type="float" office:value="0" calcext:value-type="float">
            <text:p>0</text:p>
          </table:table-cell>
          <table:table-cell table:style-name="ce42" table:formula="of:=IF([.BC50]=1;IF(OR(SUM([.BB49:.BD51];-1)=2;SUM([.BB49:.BD51];-1)=3);1;0);IF(SUM([.BB49:.BD51])=3;1;0))" office:value-type="float" office:value="0" calcext:value-type="float">
            <text:p>0</text:p>
          </table:table-cell>
          <table:table-cell table:style-name="ce42" table:formula="of:=IF([.BD50]=1;IF(OR(SUM([.BC49:.BE51];-1)=2;SUM([.BC49:.BE51];-1)=3);1;0);IF(SUM([.BC49:.BE51])=3;1;0))" office:value-type="float" office:value="0" calcext:value-type="float">
            <text:p>0</text:p>
          </table:table-cell>
          <table:table-cell table:style-name="ce42" table:formula="of:=IF([.BE50]=1;IF(OR(SUM([.BD49:.BF51];-1)=2;SUM([.BD49:.BF51];-1)=3);1;0);IF(SUM([.BD49:.BF51])=3;1;0))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42" table:formula="of:=IF([.C51]=1;IF(OR(SUM([.B50:.D52];-1)=2;SUM([.B50:.D52];-1)=3);1;0);IF(SUM([.B50:.D52])=3;1;0))" office:value-type="float" office:value="1" calcext:value-type="float">
            <text:p>1</text:p>
          </table:table-cell>
          <table:table-cell table:style-name="ce42" table:formula="of:=IF([.D51]=1;IF(OR(SUM([.C50:.E52];-1)=2;SUM([.C50:.E52];-1)=3);1;0);IF(SUM([.C50:.E52])=3;1;0))" office:value-type="float" office:value="0" calcext:value-type="float">
            <text:p>0</text:p>
          </table:table-cell>
          <table:table-cell table:style-name="ce42" table:formula="of:=IF([.E51]=1;IF(OR(SUM([.D50:.F52];-1)=2;SUM([.D50:.F52];-1)=3);1;0);IF(SUM([.D50:.F52])=3;1;0))" office:value-type="float" office:value="0" calcext:value-type="float">
            <text:p>0</text:p>
          </table:table-cell>
          <table:table-cell table:style-name="ce42" table:formula="of:=IF([.F51]=1;IF(OR(SUM([.E50:.G52];-1)=2;SUM([.E50:.G52];-1)=3);1;0);IF(SUM([.E50:.G52])=3;1;0))" office:value-type="float" office:value="1" calcext:value-type="float">
            <text:p>1</text:p>
          </table:table-cell>
          <table:table-cell table:style-name="ce42" table:formula="of:=IF([.G51]=1;IF(OR(SUM([.F50:.H52];-1)=2;SUM([.F50:.H52];-1)=3);1;0);IF(SUM([.F50:.H52])=3;1;0))" office:value-type="float" office:value="0" calcext:value-type="float">
            <text:p>0</text:p>
          </table:table-cell>
          <table:table-cell table:style-name="ce42" table:formula="of:=IF([.H51]=1;IF(OR(SUM([.G50:.I52];-1)=2;SUM([.G50:.I52];-1)=3);1;0);IF(SUM([.G50:.I52])=3;1;0))" office:value-type="float" office:value="0" calcext:value-type="float">
            <text:p>0</text:p>
          </table:table-cell>
          <table:table-cell table:style-name="ce42" table:formula="of:=IF([.I51]=1;IF(OR(SUM([.H50:.J52];-1)=2;SUM([.H50:.J52];-1)=3);1;0);IF(SUM([.H50:.J52])=3;1;0))" office:value-type="float" office:value="1" calcext:value-type="float">
            <text:p>1</text:p>
          </table:table-cell>
          <table:table-cell table:style-name="ce42" table:formula="of:=IF([.J51]=1;IF(OR(SUM([.I50:.K52];-1)=2;SUM([.I50:.K52];-1)=3);1;0);IF(SUM([.I50:.K52])=3;1;0))" office:value-type="float" office:value="0" calcext:value-type="float">
            <text:p>0</text:p>
          </table:table-cell>
          <table:table-cell table:style-name="ce42" table:formula="of:=IF([.K51]=1;IF(OR(SUM([.J50:.L52];-1)=2;SUM([.J50:.L52];-1)=3);1;0);IF(SUM([.J50:.L52])=3;1;0))" office:value-type="float" office:value="0" calcext:value-type="float">
            <text:p>0</text:p>
          </table:table-cell>
          <table:table-cell table:style-name="ce42" table:formula="of:=IF([.L51]=1;IF(OR(SUM([.K50:.M52];-1)=2;SUM([.K50:.M52];-1)=3);1;0);IF(SUM([.K50:.M52])=3;1;0))" office:value-type="float" office:value="0" calcext:value-type="float">
            <text:p>0</text:p>
          </table:table-cell>
          <table:table-cell table:style-name="ce42" table:formula="of:=IF([.M51]=1;IF(OR(SUM([.L50:.N52];-1)=2;SUM([.L50:.N52];-1)=3);1;0);IF(SUM([.L50:.N52])=3;1;0))" office:value-type="float" office:value="0" calcext:value-type="float">
            <text:p>0</text:p>
          </table:table-cell>
          <table:table-cell table:style-name="ce42" table:formula="of:=IF([.N51]=1;IF(OR(SUM([.M50:.O52];-1)=2;SUM([.M50:.O52];-1)=3);1;0);IF(SUM([.M50:.O52])=3;1;0))" office:value-type="float" office:value="0" calcext:value-type="float">
            <text:p>0</text:p>
          </table:table-cell>
          <table:table-cell table:style-name="ce42" table:formula="of:=IF([.O51]=1;IF(OR(SUM([.N50:.P52];-1)=2;SUM([.N50:.P52];-1)=3);1;0);IF(SUM([.N50:.P52])=3;1;0))" office:value-type="float" office:value="1" calcext:value-type="float">
            <text:p>1</text:p>
          </table:table-cell>
          <table:table-cell table:style-name="ce42" table:formula="of:=IF([.P51]=1;IF(OR(SUM([.O50:.Q52];-1)=2;SUM([.O50:.Q52];-1)=3);1;0);IF(SUM([.O50:.Q52])=3;1;0))" office:value-type="float" office:value="0" calcext:value-type="float">
            <text:p>0</text:p>
          </table:table-cell>
          <table:table-cell table:style-name="ce42" table:formula="of:=IF([.Q51]=1;IF(OR(SUM([.P50:.R52];-1)=2;SUM([.P50:.R52];-1)=3);1;0);IF(SUM([.P50:.R52])=3;1;0))" office:value-type="float" office:value="0" calcext:value-type="float">
            <text:p>0</text:p>
          </table:table-cell>
          <table:table-cell table:style-name="ce42" table:formula="of:=IF([.R51]=1;IF(OR(SUM([.Q50:.S52];-1)=2;SUM([.Q50:.S52];-1)=3);1;0);IF(SUM([.Q50:.S52])=3;1;0))" office:value-type="float" office:value="0" calcext:value-type="float">
            <text:p>0</text:p>
          </table:table-cell>
          <table:table-cell table:style-name="ce42" table:formula="of:=IF([.S51]=1;IF(OR(SUM([.R50:.T52];-1)=2;SUM([.R50:.T52];-1)=3);1;0);IF(SUM([.R50:.T52])=3;1;0))" office:value-type="float" office:value="0" calcext:value-type="float">
            <text:p>0</text:p>
          </table:table-cell>
          <table:table-cell table:style-name="ce42" table:formula="of:=IF([.T51]=1;IF(OR(SUM([.S50:.U52];-1)=2;SUM([.S50:.U52];-1)=3);1;0);IF(SUM([.S50:.U52])=3;1;0))" office:value-type="float" office:value="0" calcext:value-type="float">
            <text:p>0</text:p>
          </table:table-cell>
          <table:table-cell table:style-name="ce42" table:formula="of:=IF([.U51]=1;IF(OR(SUM([.T50:.V52];-1)=2;SUM([.T50:.V52];-1)=3);1;0);IF(SUM([.T50:.V52])=3;1;0))" office:value-type="float" office:value="0" calcext:value-type="float">
            <text:p>0</text:p>
          </table:table-cell>
          <table:table-cell table:style-name="ce42" table:formula="of:=IF([.V51]=1;IF(OR(SUM([.U50:.W52];-1)=2;SUM([.U50:.W52];-1)=3);1;0);IF(SUM([.U50:.W52])=3;1;0))" office:value-type="float" office:value="0" calcext:value-type="float">
            <text:p>0</text:p>
          </table:table-cell>
          <table:table-cell table:style-name="ce42" table:formula="of:=IF([.W51]=1;IF(OR(SUM([.V50:.X52];-1)=2;SUM([.V50:.X52];-1)=3);1;0);IF(SUM([.V50:.X52])=3;1;0))" office:value-type="float" office:value="0" calcext:value-type="float">
            <text:p>0</text:p>
          </table:table-cell>
          <table:table-cell table:style-name="ce42" table:formula="of:=IF([.X51]=1;IF(OR(SUM([.W50:.Y52];-1)=2;SUM([.W50:.Y52];-1)=3);1;0);IF(SUM([.W50:.Y52])=3;1;0))" office:value-type="float" office:value="0" calcext:value-type="float">
            <text:p>0</text:p>
          </table:table-cell>
          <table:table-cell table:style-name="ce42" table:formula="of:=IF([.Y51]=1;IF(OR(SUM([.X50:.Z52];-1)=2;SUM([.X50:.Z52];-1)=3);1;0);IF(SUM([.X50:.Z52])=3;1;0))" office:value-type="float" office:value="0" calcext:value-type="float">
            <text:p>0</text:p>
          </table:table-cell>
          <table:table-cell table:style-name="ce42" table:formula="of:=IF([.Z51]=1;IF(OR(SUM([.Y50:.AA52];-1)=2;SUM([.Y50:.AA52];-1)=3);1;0);IF(SUM([.Y50:.AA52])=3;1;0))" office:value-type="float" office:value="0" calcext:value-type="float">
            <text:p>0</text:p>
          </table:table-cell>
          <table:table-cell table:style-name="ce42" table:formula="of:=IF([.AA51]=1;IF(OR(SUM([.Z50:.AB52];-1)=2;SUM([.Z50:.AB52];-1)=3);1;0);IF(SUM([.Z50:.AB52])=3;1;0))" office:value-type="float" office:value="1" calcext:value-type="float">
            <text:p>1</text:p>
          </table:table-cell>
          <table:table-cell table:style-name="ce42" table:formula="of:=IF([.AB51]=1;IF(OR(SUM([.AA50:.AC52];-1)=2;SUM([.AA50:.AC52];-1)=3);1;0);IF(SUM([.AA50:.AC52])=3;1;0))" office:value-type="float" office:value="1" calcext:value-type="float">
            <text:p>1</text:p>
          </table:table-cell>
          <table:table-cell table:style-name="ce42" table:formula="of:=IF([.AC51]=1;IF(OR(SUM([.AB50:.AD52];-1)=2;SUM([.AB50:.AD52];-1)=3);1;0);IF(SUM([.AB50:.AD52])=3;1;0))" office:value-type="float" office:value="1" calcext:value-type="float">
            <text:p>1</text:p>
          </table:table-cell>
          <table:table-cell table:style-name="ce42" table:formula="of:=IF([.AD51]=1;IF(OR(SUM([.AC50:.AE52];-1)=2;SUM([.AC50:.AE52];-1)=3);1;0);IF(SUM([.AC50:.AE52])=3;1;0))" office:value-type="float" office:value="0" calcext:value-type="float">
            <text:p>0</text:p>
          </table:table-cell>
          <table:table-cell table:style-name="ce42" table:formula="of:=IF([.AE51]=1;IF(OR(SUM([.AD50:.AF52];-1)=2;SUM([.AD50:.AF52];-1)=3);1;0);IF(SUM([.AD50:.AF52])=3;1;0))" office:value-type="float" office:value="0" calcext:value-type="float">
            <text:p>0</text:p>
          </table:table-cell>
          <table:table-cell table:style-name="ce42" table:formula="of:=IF([.AF51]=1;IF(OR(SUM([.AE50:.AG52];-1)=2;SUM([.AE50:.AG52];-1)=3);1;0);IF(SUM([.AE50:.AG52])=3;1;0))" office:value-type="float" office:value="0" calcext:value-type="float">
            <text:p>0</text:p>
          </table:table-cell>
          <table:table-cell table:style-name="ce42" table:formula="of:=IF([.AG51]=1;IF(OR(SUM([.AF50:.AH52];-1)=2;SUM([.AF50:.AH52];-1)=3);1;0);IF(SUM([.AF50:.AH52])=3;1;0))" office:value-type="float" office:value="0" calcext:value-type="float">
            <text:p>0</text:p>
          </table:table-cell>
          <table:table-cell table:style-name="ce42" table:formula="of:=IF([.AH51]=1;IF(OR(SUM([.AG50:.AI52];-1)=2;SUM([.AG50:.AI52];-1)=3);1;0);IF(SUM([.AG50:.AI52])=3;1;0))" office:value-type="float" office:value="1" calcext:value-type="float">
            <text:p>1</text:p>
          </table:table-cell>
          <table:table-cell table:style-name="ce42" table:formula="of:=IF([.AI51]=1;IF(OR(SUM([.AH50:.AJ52];-1)=2;SUM([.AH50:.AJ52];-1)=3);1;0);IF(SUM([.AH50:.AJ52])=3;1;0))" office:value-type="float" office:value="1" calcext:value-type="float">
            <text:p>1</text:p>
          </table:table-cell>
          <table:table-cell table:style-name="ce42" table:formula="of:=IF([.AJ51]=1;IF(OR(SUM([.AI50:.AK52];-1)=2;SUM([.AI50:.AK52];-1)=3);1;0);IF(SUM([.AI50:.AK52])=3;1;0))" office:value-type="float" office:value="0" calcext:value-type="float">
            <text:p>0</text:p>
          </table:table-cell>
          <table:table-cell table:style-name="ce42" table:formula="of:=IF([.AK51]=1;IF(OR(SUM([.AJ50:.AL52];-1)=2;SUM([.AJ50:.AL52];-1)=3);1;0);IF(SUM([.AJ50:.AL52])=3;1;0))" office:value-type="float" office:value="0" calcext:value-type="float">
            <text:p>0</text:p>
          </table:table-cell>
          <table:table-cell table:style-name="ce42" table:formula="of:=IF([.AL51]=1;IF(OR(SUM([.AK50:.AM52];-1)=2;SUM([.AK50:.AM52];-1)=3);1;0);IF(SUM([.AK50:.AM52])=3;1;0))" office:value-type="float" office:value="0" calcext:value-type="float">
            <text:p>0</text:p>
          </table:table-cell>
          <table:table-cell table:style-name="ce42" table:formula="of:=IF([.AM51]=1;IF(OR(SUM([.AL50:.AN52];-1)=2;SUM([.AL50:.AN52];-1)=3);1;0);IF(SUM([.AL50:.AN52])=3;1;0))" office:value-type="float" office:value="0" calcext:value-type="float">
            <text:p>0</text:p>
          </table:table-cell>
          <table:table-cell table:style-name="ce42" table:formula="of:=IF([.AN51]=1;IF(OR(SUM([.AM50:.AO52];-1)=2;SUM([.AM50:.AO52];-1)=3);1;0);IF(SUM([.AM50:.AO52])=3;1;0))" office:value-type="float" office:value="1" calcext:value-type="float">
            <text:p>1</text:p>
          </table:table-cell>
          <table:table-cell table:style-name="ce42" table:formula="of:=IF([.AO51]=1;IF(OR(SUM([.AN50:.AP52];-1)=2;SUM([.AN50:.AP52];-1)=3);1;0);IF(SUM([.AN50:.AP52])=3;1;0))" office:value-type="float" office:value="0" calcext:value-type="float">
            <text:p>0</text:p>
          </table:table-cell>
          <table:table-cell table:style-name="ce42" table:formula="of:=IF([.AP51]=1;IF(OR(SUM([.AO50:.AQ52];-1)=2;SUM([.AO50:.AQ52];-1)=3);1;0);IF(SUM([.AO50:.AQ52])=3;1;0))" office:value-type="float" office:value="0" calcext:value-type="float">
            <text:p>0</text:p>
          </table:table-cell>
          <table:table-cell table:style-name="ce42" table:formula="of:=IF([.AQ51]=1;IF(OR(SUM([.AP50:.AR52];-1)=2;SUM([.AP50:.AR52];-1)=3);1;0);IF(SUM([.AP50:.AR52])=3;1;0))" office:value-type="float" office:value="0" calcext:value-type="float">
            <text:p>0</text:p>
          </table:table-cell>
          <table:table-cell table:style-name="ce42" table:formula="of:=IF([.AR51]=1;IF(OR(SUM([.AQ50:.AS52];-1)=2;SUM([.AQ50:.AS52];-1)=3);1;0);IF(SUM([.AQ50:.AS52])=3;1;0))" office:value-type="float" office:value="0" calcext:value-type="float">
            <text:p>0</text:p>
          </table:table-cell>
          <table:table-cell table:style-name="ce42" table:formula="of:=IF([.AS51]=1;IF(OR(SUM([.AR50:.AT52];-1)=2;SUM([.AR50:.AT52];-1)=3);1;0);IF(SUM([.AR50:.AT52])=3;1;0))" office:value-type="float" office:value="0" calcext:value-type="float">
            <text:p>0</text:p>
          </table:table-cell>
          <table:table-cell table:style-name="ce42" table:formula="of:=IF([.AT51]=1;IF(OR(SUM([.AS50:.AU52];-1)=2;SUM([.AS50:.AU52];-1)=3);1;0);IF(SUM([.AS50:.AU52])=3;1;0))" office:value-type="float" office:value="0" calcext:value-type="float">
            <text:p>0</text:p>
          </table:table-cell>
          <table:table-cell table:style-name="ce42" table:formula="of:=IF([.AU51]=1;IF(OR(SUM([.AT50:.AV52];-1)=2;SUM([.AT50:.AV52];-1)=3);1;0);IF(SUM([.AT50:.AV52])=3;1;0))" office:value-type="float" office:value="0" calcext:value-type="float">
            <text:p>0</text:p>
          </table:table-cell>
          <table:table-cell table:style-name="ce42" table:formula="of:=IF([.AV51]=1;IF(OR(SUM([.AU50:.AW52];-1)=2;SUM([.AU50:.AW52];-1)=3);1;0);IF(SUM([.AU50:.AW52])=3;1;0))" office:value-type="float" office:value="0" calcext:value-type="float">
            <text:p>0</text:p>
          </table:table-cell>
          <table:table-cell table:style-name="ce42" table:formula="of:=IF([.AW51]=1;IF(OR(SUM([.AV50:.AX52];-1)=2;SUM([.AV50:.AX52];-1)=3);1;0);IF(SUM([.AV50:.AX52])=3;1;0))" office:value-type="float" office:value="0" calcext:value-type="float">
            <text:p>0</text:p>
          </table:table-cell>
          <table:table-cell table:style-name="ce42" table:formula="of:=IF([.AX51]=1;IF(OR(SUM([.AW50:.AY52];-1)=2;SUM([.AW50:.AY52];-1)=3);1;0);IF(SUM([.AW50:.AY52])=3;1;0))" office:value-type="float" office:value="0" calcext:value-type="float">
            <text:p>0</text:p>
          </table:table-cell>
          <table:table-cell table:style-name="ce42" table:formula="of:=IF([.AY51]=1;IF(OR(SUM([.AX50:.AZ52];-1)=2;SUM([.AX50:.AZ52];-1)=3);1;0);IF(SUM([.AX50:.AZ52])=3;1;0))" office:value-type="float" office:value="0" calcext:value-type="float">
            <text:p>0</text:p>
          </table:table-cell>
          <table:table-cell table:style-name="ce42" table:formula="of:=IF([.AZ51]=1;IF(OR(SUM([.AY50:.BA52];-1)=2;SUM([.AY50:.BA52];-1)=3);1;0);IF(SUM([.AY50:.BA52])=3;1;0))" office:value-type="float" office:value="0" calcext:value-type="float">
            <text:p>0</text:p>
          </table:table-cell>
          <table:table-cell table:style-name="ce42" table:formula="of:=IF([.BA51]=1;IF(OR(SUM([.AZ50:.BB52];-1)=2;SUM([.AZ50:.BB52];-1)=3);1;0);IF(SUM([.AZ50:.BB52])=3;1;0))" office:value-type="float" office:value="0" calcext:value-type="float">
            <text:p>0</text:p>
          </table:table-cell>
          <table:table-cell table:style-name="ce42" table:formula="of:=IF([.BB51]=1;IF(OR(SUM([.BA50:.BC52];-1)=2;SUM([.BA50:.BC52];-1)=3);1;0);IF(SUM([.BA50:.BC52])=3;1;0))" office:value-type="float" office:value="0" calcext:value-type="float">
            <text:p>0</text:p>
          </table:table-cell>
          <table:table-cell table:style-name="ce42" table:formula="of:=IF([.BC51]=1;IF(OR(SUM([.BB50:.BD52];-1)=2;SUM([.BB50:.BD52];-1)=3);1;0);IF(SUM([.BB50:.BD52])=3;1;0))" office:value-type="float" office:value="0" calcext:value-type="float">
            <text:p>0</text:p>
          </table:table-cell>
          <table:table-cell table:style-name="ce42" table:formula="of:=IF([.BD51]=1;IF(OR(SUM([.BC50:.BE52];-1)=2;SUM([.BC50:.BE52];-1)=3);1;0);IF(SUM([.BC50:.BE52])=3;1;0))" office:value-type="float" office:value="0" calcext:value-type="float">
            <text:p>0</text:p>
          </table:table-cell>
          <table:table-cell table:style-name="ce42" table:formula="of:=IF([.BE51]=1;IF(OR(SUM([.BD50:.BF52];-1)=2;SUM([.BD50:.BF52];-1)=3);1;0);IF(SUM([.BD50:.BF52])=3;1;0))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42" table:formula="of:=IF([.C52]=1;IF(OR(SUM([.B51:.D53];-1)=2;SUM([.B51:.D53];-1)=3);1;0);IF(SUM([.B51:.D53])=3;1;0))" office:value-type="float" office:value="0" calcext:value-type="float">
            <text:p>0</text:p>
          </table:table-cell>
          <table:table-cell table:style-name="ce42" table:formula="of:=IF([.D52]=1;IF(OR(SUM([.C51:.E53];-1)=2;SUM([.C51:.E53];-1)=3);1;0);IF(SUM([.C51:.E53])=3;1;0))" office:value-type="float" office:value="1" calcext:value-type="float">
            <text:p>1</text:p>
          </table:table-cell>
          <table:table-cell table:style-name="ce42" table:formula="of:=IF([.E52]=1;IF(OR(SUM([.D51:.F53];-1)=2;SUM([.D51:.F53];-1)=3);1;0);IF(SUM([.D51:.F53])=3;1;0))" office:value-type="float" office:value="0" calcext:value-type="float">
            <text:p>0</text:p>
          </table:table-cell>
          <table:table-cell table:style-name="ce42" table:formula="of:=IF([.F52]=1;IF(OR(SUM([.E51:.G53];-1)=2;SUM([.E51:.G53];-1)=3);1;0);IF(SUM([.E51:.G53])=3;1;0))" office:value-type="float" office:value="0" calcext:value-type="float">
            <text:p>0</text:p>
          </table:table-cell>
          <table:table-cell table:style-name="ce42" table:formula="of:=IF([.G52]=1;IF(OR(SUM([.F51:.H53];-1)=2;SUM([.F51:.H53];-1)=3);1;0);IF(SUM([.F51:.H53])=3;1;0))" office:value-type="float" office:value="0" calcext:value-type="float">
            <text:p>0</text:p>
          </table:table-cell>
          <table:table-cell table:style-name="ce42" table:formula="of:=IF([.H52]=1;IF(OR(SUM([.G51:.I53];-1)=2;SUM([.G51:.I53];-1)=3);1;0);IF(SUM([.G51:.I53])=3;1;0))" office:value-type="float" office:value="0" calcext:value-type="float">
            <text:p>0</text:p>
          </table:table-cell>
          <table:table-cell table:style-name="ce42" table:formula="of:=IF([.I52]=1;IF(OR(SUM([.H51:.J53];-1)=2;SUM([.H51:.J53];-1)=3);1;0);IF(SUM([.H51:.J53])=3;1;0))" office:value-type="float" office:value="0" calcext:value-type="float">
            <text:p>0</text:p>
          </table:table-cell>
          <table:table-cell table:style-name="ce42" table:formula="of:=IF([.J52]=1;IF(OR(SUM([.I51:.K53];-1)=2;SUM([.I51:.K53];-1)=3);1;0);IF(SUM([.I51:.K53])=3;1;0))" office:value-type="float" office:value="0" calcext:value-type="float">
            <text:p>0</text:p>
          </table:table-cell>
          <table:table-cell table:style-name="ce42" table:formula="of:=IF([.K52]=1;IF(OR(SUM([.J51:.L53];-1)=2;SUM([.J51:.L53];-1)=3);1;0);IF(SUM([.J51:.L53])=3;1;0))" office:value-type="float" office:value="0" calcext:value-type="float">
            <text:p>0</text:p>
          </table:table-cell>
          <table:table-cell table:style-name="ce42" table:formula="of:=IF([.L52]=1;IF(OR(SUM([.K51:.M53];-1)=2;SUM([.K51:.M53];-1)=3);1;0);IF(SUM([.K51:.M53])=3;1;0))" office:value-type="float" office:value="0" calcext:value-type="float">
            <text:p>0</text:p>
          </table:table-cell>
          <table:table-cell table:style-name="ce42" table:formula="of:=IF([.M52]=1;IF(OR(SUM([.L51:.N53];-1)=2;SUM([.L51:.N53];-1)=3);1;0);IF(SUM([.L51:.N53])=3;1;0))" office:value-type="float" office:value="0" calcext:value-type="float">
            <text:p>0</text:p>
          </table:table-cell>
          <table:table-cell table:style-name="ce42" table:formula="of:=IF([.N52]=1;IF(OR(SUM([.M51:.O53];-1)=2;SUM([.M51:.O53];-1)=3);1;0);IF(SUM([.M51:.O53])=3;1;0))" office:value-type="float" office:value="0" calcext:value-type="float">
            <text:p>0</text:p>
          </table:table-cell>
          <table:table-cell table:style-name="ce42" table:formula="of:=IF([.O52]=1;IF(OR(SUM([.N51:.P53];-1)=2;SUM([.N51:.P53];-1)=3);1;0);IF(SUM([.N51:.P53])=3;1;0))" office:value-type="float" office:value="0" calcext:value-type="float">
            <text:p>0</text:p>
          </table:table-cell>
          <table:table-cell table:style-name="ce42" table:formula="of:=IF([.P52]=1;IF(OR(SUM([.O51:.Q53];-1)=2;SUM([.O51:.Q53];-1)=3);1;0);IF(SUM([.O51:.Q53])=3;1;0))" office:value-type="float" office:value="0" calcext:value-type="float">
            <text:p>0</text:p>
          </table:table-cell>
          <table:table-cell table:style-name="ce42" table:formula="of:=IF([.Q52]=1;IF(OR(SUM([.P51:.R53];-1)=2;SUM([.P51:.R53];-1)=3);1;0);IF(SUM([.P51:.R53])=3;1;0))" office:value-type="float" office:value="0" calcext:value-type="float">
            <text:p>0</text:p>
          </table:table-cell>
          <table:table-cell table:style-name="ce42" table:formula="of:=IF([.R52]=1;IF(OR(SUM([.Q51:.S53];-1)=2;SUM([.Q51:.S53];-1)=3);1;0);IF(SUM([.Q51:.S53])=3;1;0))" office:value-type="float" office:value="0" calcext:value-type="float">
            <text:p>0</text:p>
          </table:table-cell>
          <table:table-cell table:style-name="ce42" table:formula="of:=IF([.S52]=1;IF(OR(SUM([.R51:.T53];-1)=2;SUM([.R51:.T53];-1)=3);1;0);IF(SUM([.R51:.T53])=3;1;0))" office:value-type="float" office:value="0" calcext:value-type="float">
            <text:p>0</text:p>
          </table:table-cell>
          <table:table-cell table:style-name="ce42" table:formula="of:=IF([.T52]=1;IF(OR(SUM([.S51:.U53];-1)=2;SUM([.S51:.U53];-1)=3);1;0);IF(SUM([.S51:.U53])=3;1;0))" office:value-type="float" office:value="0" calcext:value-type="float">
            <text:p>0</text:p>
          </table:table-cell>
          <table:table-cell table:style-name="ce42" table:formula="of:=IF([.U52]=1;IF(OR(SUM([.T51:.V53];-1)=2;SUM([.T51:.V53];-1)=3);1;0);IF(SUM([.T51:.V53])=3;1;0))" office:value-type="float" office:value="0" calcext:value-type="float">
            <text:p>0</text:p>
          </table:table-cell>
          <table:table-cell table:style-name="ce42" table:formula="of:=IF([.V52]=1;IF(OR(SUM([.U51:.W53];-1)=2;SUM([.U51:.W53];-1)=3);1;0);IF(SUM([.U51:.W53])=3;1;0))" office:value-type="float" office:value="0" calcext:value-type="float">
            <text:p>0</text:p>
          </table:table-cell>
          <table:table-cell table:style-name="ce42" table:formula="of:=IF([.W52]=1;IF(OR(SUM([.V51:.X53];-1)=2;SUM([.V51:.X53];-1)=3);1;0);IF(SUM([.V51:.X53])=3;1;0))" office:value-type="float" office:value="0" calcext:value-type="float">
            <text:p>0</text:p>
          </table:table-cell>
          <table:table-cell table:style-name="ce42" table:formula="of:=IF([.X52]=1;IF(OR(SUM([.W51:.Y53];-1)=2;SUM([.W51:.Y53];-1)=3);1;0);IF(SUM([.W51:.Y53])=3;1;0))" office:value-type="float" office:value="0" calcext:value-type="float">
            <text:p>0</text:p>
          </table:table-cell>
          <table:table-cell table:style-name="ce42" table:formula="of:=IF([.Y52]=1;IF(OR(SUM([.X51:.Z53];-1)=2;SUM([.X51:.Z53];-1)=3);1;0);IF(SUM([.X51:.Z53])=3;1;0))" office:value-type="float" office:value="0" calcext:value-type="float">
            <text:p>0</text:p>
          </table:table-cell>
          <table:table-cell table:style-name="ce42" table:formula="of:=IF([.Z52]=1;IF(OR(SUM([.Y51:.AA53];-1)=2;SUM([.Y51:.AA53];-1)=3);1;0);IF(SUM([.Y51:.AA53])=3;1;0))" office:value-type="float" office:value="0" calcext:value-type="float">
            <text:p>0</text:p>
          </table:table-cell>
          <table:table-cell table:style-name="ce42" table:formula="of:=IF([.AA52]=1;IF(OR(SUM([.Z51:.AB53];-1)=2;SUM([.Z51:.AB53];-1)=3);1;0);IF(SUM([.Z51:.AB53])=3;1;0))" office:value-type="float" office:value="0" calcext:value-type="float">
            <text:p>0</text:p>
          </table:table-cell>
          <table:table-cell table:style-name="ce42" table:formula="of:=IF([.AB52]=1;IF(OR(SUM([.AA51:.AC53];-1)=2;SUM([.AA51:.AC53];-1)=3);1;0);IF(SUM([.AA51:.AC53])=3;1;0))" office:value-type="float" office:value="1" calcext:value-type="float">
            <text:p>1</text:p>
          </table:table-cell>
          <table:table-cell table:style-name="ce42" table:formula="of:=IF([.AC52]=1;IF(OR(SUM([.AB51:.AD53];-1)=2;SUM([.AB51:.AD53];-1)=3);1;0);IF(SUM([.AB51:.AD53])=3;1;0))" office:value-type="float" office:value="0" calcext:value-type="float">
            <text:p>0</text:p>
          </table:table-cell>
          <table:table-cell table:style-name="ce42" table:formula="of:=IF([.AD52]=1;IF(OR(SUM([.AC51:.AE53];-1)=2;SUM([.AC51:.AE53];-1)=3);1;0);IF(SUM([.AC51:.AE53])=3;1;0))" office:value-type="float" office:value="1" calcext:value-type="float">
            <text:p>1</text:p>
          </table:table-cell>
          <table:table-cell table:style-name="ce42" table:formula="of:=IF([.AE52]=1;IF(OR(SUM([.AD51:.AF53];-1)=2;SUM([.AD51:.AF53];-1)=3);1;0);IF(SUM([.AD51:.AF53])=3;1;0))" office:value-type="float" office:value="0" calcext:value-type="float">
            <text:p>0</text:p>
          </table:table-cell>
          <table:table-cell table:style-name="ce42" table:formula="of:=IF([.AF52]=1;IF(OR(SUM([.AE51:.AG53];-1)=2;SUM([.AE51:.AG53];-1)=3);1;0);IF(SUM([.AE51:.AG53])=3;1;0))" office:value-type="float" office:value="0" calcext:value-type="float">
            <text:p>0</text:p>
          </table:table-cell>
          <table:table-cell table:style-name="ce42" table:formula="of:=IF([.AG52]=1;IF(OR(SUM([.AF51:.AH53];-1)=2;SUM([.AF51:.AH53];-1)=3);1;0);IF(SUM([.AF51:.AH53])=3;1;0))" office:value-type="float" office:value="0" calcext:value-type="float">
            <text:p>0</text:p>
          </table:table-cell>
          <table:table-cell table:style-name="ce42" table:formula="of:=IF([.AH52]=1;IF(OR(SUM([.AG51:.AI53];-1)=2;SUM([.AG51:.AI53];-1)=3);1;0);IF(SUM([.AG51:.AI53])=3;1;0))" office:value-type="float" office:value="0" calcext:value-type="float">
            <text:p>0</text:p>
          </table:table-cell>
          <table:table-cell table:style-name="ce42" table:formula="of:=IF([.AI52]=1;IF(OR(SUM([.AH51:.AJ53];-1)=2;SUM([.AH51:.AJ53];-1)=3);1;0);IF(SUM([.AH51:.AJ53])=3;1;0))" office:value-type="float" office:value="0" calcext:value-type="float">
            <text:p>0</text:p>
          </table:table-cell>
          <table:table-cell table:style-name="ce42" table:formula="of:=IF([.AJ52]=1;IF(OR(SUM([.AI51:.AK53];-1)=2;SUM([.AI51:.AK53];-1)=3);1;0);IF(SUM([.AI51:.AK53])=3;1;0))" office:value-type="float" office:value="0" calcext:value-type="float">
            <text:p>0</text:p>
          </table:table-cell>
          <table:table-cell table:style-name="ce42" table:formula="of:=IF([.AK52]=1;IF(OR(SUM([.AJ51:.AL53];-1)=2;SUM([.AJ51:.AL53];-1)=3);1;0);IF(SUM([.AJ51:.AL53])=3;1;0))" office:value-type="float" office:value="0" calcext:value-type="float">
            <text:p>0</text:p>
          </table:table-cell>
          <table:table-cell table:style-name="ce42" table:formula="of:=IF([.AL52]=1;IF(OR(SUM([.AK51:.AM53];-1)=2;SUM([.AK51:.AM53];-1)=3);1;0);IF(SUM([.AK51:.AM53])=3;1;0))" office:value-type="float" office:value="0" calcext:value-type="float">
            <text:p>0</text:p>
          </table:table-cell>
          <table:table-cell table:style-name="ce42" table:formula="of:=IF([.AM52]=1;IF(OR(SUM([.AL51:.AN53];-1)=2;SUM([.AL51:.AN53];-1)=3);1;0);IF(SUM([.AL51:.AN53])=3;1;0))" office:value-type="float" office:value="0" calcext:value-type="float">
            <text:p>0</text:p>
          </table:table-cell>
          <table:table-cell table:style-name="ce42" table:formula="of:=IF([.AN52]=1;IF(OR(SUM([.AM51:.AO53];-1)=2;SUM([.AM51:.AO53];-1)=3);1;0);IF(SUM([.AM51:.AO53])=3;1;0))" office:value-type="float" office:value="0" calcext:value-type="float">
            <text:p>0</text:p>
          </table:table-cell>
          <table:table-cell table:style-name="ce42" table:formula="of:=IF([.AO52]=1;IF(OR(SUM([.AN51:.AP53];-1)=2;SUM([.AN51:.AP53];-1)=3);1;0);IF(SUM([.AN51:.AP53])=3;1;0))" office:value-type="float" office:value="0" calcext:value-type="float">
            <text:p>0</text:p>
          </table:table-cell>
          <table:table-cell table:style-name="ce42" table:formula="of:=IF([.AP52]=1;IF(OR(SUM([.AO51:.AQ53];-1)=2;SUM([.AO51:.AQ53];-1)=3);1;0);IF(SUM([.AO51:.AQ53])=3;1;0))" office:value-type="float" office:value="0" calcext:value-type="float">
            <text:p>0</text:p>
          </table:table-cell>
          <table:table-cell table:style-name="ce42" table:formula="of:=IF([.AQ52]=1;IF(OR(SUM([.AP51:.AR53];-1)=2;SUM([.AP51:.AR53];-1)=3);1;0);IF(SUM([.AP51:.AR53])=3;1;0))" office:value-type="float" office:value="0" calcext:value-type="float">
            <text:p>0</text:p>
          </table:table-cell>
          <table:table-cell table:style-name="ce42" table:formula="of:=IF([.AR52]=1;IF(OR(SUM([.AQ51:.AS53];-1)=2;SUM([.AQ51:.AS53];-1)=3);1;0);IF(SUM([.AQ51:.AS53])=3;1;0))" office:value-type="float" office:value="0" calcext:value-type="float">
            <text:p>0</text:p>
          </table:table-cell>
          <table:table-cell table:style-name="ce42" table:formula="of:=IF([.AS52]=1;IF(OR(SUM([.AR51:.AT53];-1)=2;SUM([.AR51:.AT53];-1)=3);1;0);IF(SUM([.AR51:.AT53])=3;1;0))" office:value-type="float" office:value="0" calcext:value-type="float">
            <text:p>0</text:p>
          </table:table-cell>
          <table:table-cell table:style-name="ce42" table:formula="of:=IF([.AT52]=1;IF(OR(SUM([.AS51:.AU53];-1)=2;SUM([.AS51:.AU53];-1)=3);1;0);IF(SUM([.AS51:.AU53])=3;1;0))" office:value-type="float" office:value="0" calcext:value-type="float">
            <text:p>0</text:p>
          </table:table-cell>
          <table:table-cell table:style-name="ce42" table:formula="of:=IF([.AU52]=1;IF(OR(SUM([.AT51:.AV53];-1)=2;SUM([.AT51:.AV53];-1)=3);1;0);IF(SUM([.AT51:.AV53])=3;1;0))" office:value-type="float" office:value="0" calcext:value-type="float">
            <text:p>0</text:p>
          </table:table-cell>
          <table:table-cell table:style-name="ce42" table:formula="of:=IF([.AV52]=1;IF(OR(SUM([.AU51:.AW53];-1)=2;SUM([.AU51:.AW53];-1)=3);1;0);IF(SUM([.AU51:.AW53])=3;1;0))" office:value-type="float" office:value="0" calcext:value-type="float">
            <text:p>0</text:p>
          </table:table-cell>
          <table:table-cell table:style-name="ce42" table:formula="of:=IF([.AW52]=1;IF(OR(SUM([.AV51:.AX53];-1)=2;SUM([.AV51:.AX53];-1)=3);1;0);IF(SUM([.AV51:.AX53])=3;1;0))" office:value-type="float" office:value="0" calcext:value-type="float">
            <text:p>0</text:p>
          </table:table-cell>
          <table:table-cell table:style-name="ce42" table:formula="of:=IF([.AX52]=1;IF(OR(SUM([.AW51:.AY53];-1)=2;SUM([.AW51:.AY53];-1)=3);1;0);IF(SUM([.AW51:.AY53])=3;1;0))" office:value-type="float" office:value="0" calcext:value-type="float">
            <text:p>0</text:p>
          </table:table-cell>
          <table:table-cell table:style-name="ce42" table:formula="of:=IF([.AY52]=1;IF(OR(SUM([.AX51:.AZ53];-1)=2;SUM([.AX51:.AZ53];-1)=3);1;0);IF(SUM([.AX51:.AZ53])=3;1;0))" office:value-type="float" office:value="0" calcext:value-type="float">
            <text:p>0</text:p>
          </table:table-cell>
          <table:table-cell table:style-name="ce42" table:formula="of:=IF([.AZ52]=1;IF(OR(SUM([.AY51:.BA53];-1)=2;SUM([.AY51:.BA53];-1)=3);1;0);IF(SUM([.AY51:.BA53])=3;1;0))" office:value-type="float" office:value="0" calcext:value-type="float">
            <text:p>0</text:p>
          </table:table-cell>
          <table:table-cell table:style-name="ce42" table:formula="of:=IF([.BA52]=1;IF(OR(SUM([.AZ51:.BB53];-1)=2;SUM([.AZ51:.BB53];-1)=3);1;0);IF(SUM([.AZ51:.BB53])=3;1;0))" office:value-type="float" office:value="0" calcext:value-type="float">
            <text:p>0</text:p>
          </table:table-cell>
          <table:table-cell table:style-name="ce42" table:formula="of:=IF([.BB52]=1;IF(OR(SUM([.BA51:.BC53];-1)=2;SUM([.BA51:.BC53];-1)=3);1;0);IF(SUM([.BA51:.BC53])=3;1;0))" office:value-type="float" office:value="0" calcext:value-type="float">
            <text:p>0</text:p>
          </table:table-cell>
          <table:table-cell table:style-name="ce42" table:formula="of:=IF([.BC52]=1;IF(OR(SUM([.BB51:.BD53];-1)=2;SUM([.BB51:.BD53];-1)=3);1;0);IF(SUM([.BB51:.BD53])=3;1;0))" office:value-type="float" office:value="0" calcext:value-type="float">
            <text:p>0</text:p>
          </table:table-cell>
          <table:table-cell table:style-name="ce42" table:formula="of:=IF([.BD52]=1;IF(OR(SUM([.BC51:.BE53];-1)=2;SUM([.BC51:.BE53];-1)=3);1;0);IF(SUM([.BC51:.BE53])=3;1;0))" office:value-type="float" office:value="0" calcext:value-type="float">
            <text:p>0</text:p>
          </table:table-cell>
          <table:table-cell table:style-name="ce42" table:formula="of:=IF([.BE52]=1;IF(OR(SUM([.BD51:.BF53];-1)=2;SUM([.BD51:.BF53];-1)=3);1;0);IF(SUM([.BD51:.BF53])=3;1;0))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 table:formula="of:=[.A53]+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42" table:formula="of:=IF([.C53]=1;IF(OR(SUM([.B52:.D54];-1)=2;SUM([.B52:.D54];-1)=3);1;0);IF(SUM([.B52:.D54])=3;1;0))" office:value-type="float" office:value="0" calcext:value-type="float">
            <text:p>0</text:p>
          </table:table-cell>
          <table:table-cell table:style-name="ce42" table:formula="of:=IF([.D53]=1;IF(OR(SUM([.C52:.E54];-1)=2;SUM([.C52:.E54];-1)=3);1;0);IF(SUM([.C52:.E54])=3;1;0))" office:value-type="float" office:value="0" calcext:value-type="float">
            <text:p>0</text:p>
          </table:table-cell>
          <table:table-cell table:style-name="ce42" table:formula="of:=IF([.E53]=1;IF(OR(SUM([.D52:.F54];-1)=2;SUM([.D52:.F54];-1)=3);1;0);IF(SUM([.D52:.F54])=3;1;0))" office:value-type="float" office:value="0" calcext:value-type="float">
            <text:p>0</text:p>
          </table:table-cell>
          <table:table-cell table:style-name="ce42" table:formula="of:=IF([.F53]=1;IF(OR(SUM([.E52:.G54];-1)=2;SUM([.E52:.G54];-1)=3);1;0);IF(SUM([.E52:.G54])=3;1;0))" office:value-type="float" office:value="0" calcext:value-type="float">
            <text:p>0</text:p>
          </table:table-cell>
          <table:table-cell table:style-name="ce42" table:formula="of:=IF([.G53]=1;IF(OR(SUM([.F52:.H54];-1)=2;SUM([.F52:.H54];-1)=3);1;0);IF(SUM([.F52:.H54])=3;1;0))" office:value-type="float" office:value="0" calcext:value-type="float">
            <text:p>0</text:p>
          </table:table-cell>
          <table:table-cell table:style-name="ce42" table:formula="of:=IF([.H53]=1;IF(OR(SUM([.G52:.I54];-1)=2;SUM([.G52:.I54];-1)=3);1;0);IF(SUM([.G52:.I54])=3;1;0))" office:value-type="float" office:value="1" calcext:value-type="float">
            <text:p>1</text:p>
          </table:table-cell>
          <table:table-cell table:style-name="ce42" table:formula="of:=IF([.I53]=1;IF(OR(SUM([.H52:.J54];-1)=2;SUM([.H52:.J54];-1)=3);1;0);IF(SUM([.H52:.J54])=3;1;0))" office:value-type="float" office:value="0" calcext:value-type="float">
            <text:p>0</text:p>
          </table:table-cell>
          <table:table-cell table:style-name="ce42" table:formula="of:=IF([.J53]=1;IF(OR(SUM([.I52:.K54];-1)=2;SUM([.I52:.K54];-1)=3);1;0);IF(SUM([.I52:.K54])=3;1;0))" office:value-type="float" office:value="0" calcext:value-type="float">
            <text:p>0</text:p>
          </table:table-cell>
          <table:table-cell table:style-name="ce42" table:formula="of:=IF([.K53]=1;IF(OR(SUM([.J52:.L54];-1)=2;SUM([.J52:.L54];-1)=3);1;0);IF(SUM([.J52:.L54])=3;1;0))" office:value-type="float" office:value="0" calcext:value-type="float">
            <text:p>0</text:p>
          </table:table-cell>
          <table:table-cell table:style-name="ce42" table:formula="of:=IF([.L53]=1;IF(OR(SUM([.K52:.M54];-1)=2;SUM([.K52:.M54];-1)=3);1;0);IF(SUM([.K52:.M54])=3;1;0))" office:value-type="float" office:value="0" calcext:value-type="float">
            <text:p>0</text:p>
          </table:table-cell>
          <table:table-cell table:style-name="ce42" table:formula="of:=IF([.M53]=1;IF(OR(SUM([.L52:.N54];-1)=2;SUM([.L52:.N54];-1)=3);1;0);IF(SUM([.L52:.N54])=3;1;0))" office:value-type="float" office:value="0" calcext:value-type="float">
            <text:p>0</text:p>
          </table:table-cell>
          <table:table-cell table:style-name="ce42" table:formula="of:=IF([.N53]=1;IF(OR(SUM([.M52:.O54];-1)=2;SUM([.M52:.O54];-1)=3);1;0);IF(SUM([.M52:.O54])=3;1;0))" office:value-type="float" office:value="0" calcext:value-type="float">
            <text:p>0</text:p>
          </table:table-cell>
          <table:table-cell table:style-name="ce42" table:formula="of:=IF([.O53]=1;IF(OR(SUM([.N52:.P54];-1)=2;SUM([.N52:.P54];-1)=3);1;0);IF(SUM([.N52:.P54])=3;1;0))" office:value-type="float" office:value="0" calcext:value-type="float">
            <text:p>0</text:p>
          </table:table-cell>
          <table:table-cell table:style-name="ce42" table:formula="of:=IF([.P53]=1;IF(OR(SUM([.O52:.Q54];-1)=2;SUM([.O52:.Q54];-1)=3);1;0);IF(SUM([.O52:.Q54])=3;1;0))" office:value-type="float" office:value="1" calcext:value-type="float">
            <text:p>1</text:p>
          </table:table-cell>
          <table:table-cell table:style-name="ce42" table:formula="of:=IF([.Q53]=1;IF(OR(SUM([.P52:.R54];-1)=2;SUM([.P52:.R54];-1)=3);1;0);IF(SUM([.P52:.R54])=3;1;0))" office:value-type="float" office:value="0" calcext:value-type="float">
            <text:p>0</text:p>
          </table:table-cell>
          <table:table-cell table:style-name="ce42" table:formula="of:=IF([.R53]=1;IF(OR(SUM([.Q52:.S54];-1)=2;SUM([.Q52:.S54];-1)=3);1;0);IF(SUM([.Q52:.S54])=3;1;0))" office:value-type="float" office:value="0" calcext:value-type="float">
            <text:p>0</text:p>
          </table:table-cell>
          <table:table-cell table:style-name="ce42" table:formula="of:=IF([.S53]=1;IF(OR(SUM([.R52:.T54];-1)=2;SUM([.R52:.T54];-1)=3);1;0);IF(SUM([.R52:.T54])=3;1;0))" office:value-type="float" office:value="0" calcext:value-type="float">
            <text:p>0</text:p>
          </table:table-cell>
          <table:table-cell table:style-name="ce42" table:formula="of:=IF([.T53]=1;IF(OR(SUM([.S52:.U54];-1)=2;SUM([.S52:.U54];-1)=3);1;0);IF(SUM([.S52:.U54])=3;1;0))" office:value-type="float" office:value="0" calcext:value-type="float">
            <text:p>0</text:p>
          </table:table-cell>
          <table:table-cell table:style-name="ce42" table:formula="of:=IF([.U53]=1;IF(OR(SUM([.T52:.V54];-1)=2;SUM([.T52:.V54];-1)=3);1;0);IF(SUM([.T52:.V54])=3;1;0))" office:value-type="float" office:value="0" calcext:value-type="float">
            <text:p>0</text:p>
          </table:table-cell>
          <table:table-cell table:style-name="ce42" table:formula="of:=IF([.V53]=1;IF(OR(SUM([.U52:.W54];-1)=2;SUM([.U52:.W54];-1)=3);1;0);IF(SUM([.U52:.W54])=3;1;0))" office:value-type="float" office:value="0" calcext:value-type="float">
            <text:p>0</text:p>
          </table:table-cell>
          <table:table-cell table:style-name="ce42" table:formula="of:=IF([.W53]=1;IF(OR(SUM([.V52:.X54];-1)=2;SUM([.V52:.X54];-1)=3);1;0);IF(SUM([.V52:.X54])=3;1;0))" office:value-type="float" office:value="0" calcext:value-type="float">
            <text:p>0</text:p>
          </table:table-cell>
          <table:table-cell table:style-name="ce42" table:formula="of:=IF([.X53]=1;IF(OR(SUM([.W52:.Y54];-1)=2;SUM([.W52:.Y54];-1)=3);1;0);IF(SUM([.W52:.Y54])=3;1;0))" office:value-type="float" office:value="0" calcext:value-type="float">
            <text:p>0</text:p>
          </table:table-cell>
          <table:table-cell table:style-name="ce42" table:formula="of:=IF([.Y53]=1;IF(OR(SUM([.X52:.Z54];-1)=2;SUM([.X52:.Z54];-1)=3);1;0);IF(SUM([.X52:.Z54])=3;1;0))" office:value-type="float" office:value="0" calcext:value-type="float">
            <text:p>0</text:p>
          </table:table-cell>
          <table:table-cell table:style-name="ce42" table:formula="of:=IF([.Z53]=1;IF(OR(SUM([.Y52:.AA54];-1)=2;SUM([.Y52:.AA54];-1)=3);1;0);IF(SUM([.Y52:.AA54])=3;1;0))" office:value-type="float" office:value="0" calcext:value-type="float">
            <text:p>0</text:p>
          </table:table-cell>
          <table:table-cell table:style-name="ce42" table:formula="of:=IF([.AA53]=1;IF(OR(SUM([.Z52:.AB54];-1)=2;SUM([.Z52:.AB54];-1)=3);1;0);IF(SUM([.Z52:.AB54])=3;1;0))" office:value-type="float" office:value="0" calcext:value-type="float">
            <text:p>0</text:p>
          </table:table-cell>
          <table:table-cell table:style-name="ce42" table:formula="of:=IF([.AB53]=1;IF(OR(SUM([.AA52:.AC54];-1)=2;SUM([.AA52:.AC54];-1)=3);1;0);IF(SUM([.AA52:.AC54])=3;1;0))" office:value-type="float" office:value="0" calcext:value-type="float">
            <text:p>0</text:p>
          </table:table-cell>
          <table:table-cell table:style-name="ce42" table:formula="of:=IF([.AC53]=1;IF(OR(SUM([.AB52:.AD54];-1)=2;SUM([.AB52:.AD54];-1)=3);1;0);IF(SUM([.AB52:.AD54])=3;1;0))" office:value-type="float" office:value="1" calcext:value-type="float">
            <text:p>1</text:p>
          </table:table-cell>
          <table:table-cell table:style-name="ce42" table:formula="of:=IF([.AD53]=1;IF(OR(SUM([.AC52:.AE54];-1)=2;SUM([.AC52:.AE54];-1)=3);1;0);IF(SUM([.AC52:.AE54])=3;1;0))" office:value-type="float" office:value="1" calcext:value-type="float">
            <text:p>1</text:p>
          </table:table-cell>
          <table:table-cell table:style-name="ce42" table:formula="of:=IF([.AE53]=1;IF(OR(SUM([.AD52:.AF54];-1)=2;SUM([.AD52:.AF54];-1)=3);1;0);IF(SUM([.AD52:.AF54])=3;1;0))" office:value-type="float" office:value="0" calcext:value-type="float">
            <text:p>0</text:p>
          </table:table-cell>
          <table:table-cell table:style-name="ce42" table:formula="of:=IF([.AF53]=1;IF(OR(SUM([.AE52:.AG54];-1)=2;SUM([.AE52:.AG54];-1)=3);1;0);IF(SUM([.AE52:.AG54])=3;1;0))" office:value-type="float" office:value="0" calcext:value-type="float">
            <text:p>0</text:p>
          </table:table-cell>
          <table:table-cell table:style-name="ce42" table:formula="of:=IF([.AG53]=1;IF(OR(SUM([.AF52:.AH54];-1)=2;SUM([.AF52:.AH54];-1)=3);1;0);IF(SUM([.AF52:.AH54])=3;1;0))" office:value-type="float" office:value="0" calcext:value-type="float">
            <text:p>0</text:p>
          </table:table-cell>
          <table:table-cell table:style-name="ce42" table:formula="of:=IF([.AH53]=1;IF(OR(SUM([.AG52:.AI54];-1)=2;SUM([.AG52:.AI54];-1)=3);1;0);IF(SUM([.AG52:.AI54])=3;1;0))" office:value-type="float" office:value="0" calcext:value-type="float">
            <text:p>0</text:p>
          </table:table-cell>
          <table:table-cell table:style-name="ce42" table:formula="of:=IF([.AI53]=1;IF(OR(SUM([.AH52:.AJ54];-1)=2;SUM([.AH52:.AJ54];-1)=3);1;0);IF(SUM([.AH52:.AJ54])=3;1;0))" office:value-type="float" office:value="0" calcext:value-type="float">
            <text:p>0</text:p>
          </table:table-cell>
          <table:table-cell table:style-name="ce42" table:formula="of:=IF([.AJ53]=1;IF(OR(SUM([.AI52:.AK54];-1)=2;SUM([.AI52:.AK54];-1)=3);1;0);IF(SUM([.AI52:.AK54])=3;1;0))" office:value-type="float" office:value="0" calcext:value-type="float">
            <text:p>0</text:p>
          </table:table-cell>
          <table:table-cell table:style-name="ce42" table:formula="of:=IF([.AK53]=1;IF(OR(SUM([.AJ52:.AL54];-1)=2;SUM([.AJ52:.AL54];-1)=3);1;0);IF(SUM([.AJ52:.AL54])=3;1;0))" office:value-type="float" office:value="0" calcext:value-type="float">
            <text:p>0</text:p>
          </table:table-cell>
          <table:table-cell table:style-name="ce42" table:formula="of:=IF([.AL53]=1;IF(OR(SUM([.AK52:.AM54];-1)=2;SUM([.AK52:.AM54];-1)=3);1;0);IF(SUM([.AK52:.AM54])=3;1;0))" office:value-type="float" office:value="0" calcext:value-type="float">
            <text:p>0</text:p>
          </table:table-cell>
          <table:table-cell table:style-name="ce42" table:formula="of:=IF([.AM53]=1;IF(OR(SUM([.AL52:.AN54];-1)=2;SUM([.AL52:.AN54];-1)=3);1;0);IF(SUM([.AL52:.AN54])=3;1;0))" office:value-type="float" office:value="0" calcext:value-type="float">
            <text:p>0</text:p>
          </table:table-cell>
          <table:table-cell table:style-name="ce42" table:formula="of:=IF([.AN53]=1;IF(OR(SUM([.AM52:.AO54];-1)=2;SUM([.AM52:.AO54];-1)=3);1;0);IF(SUM([.AM52:.AO54])=3;1;0))" office:value-type="float" office:value="0" calcext:value-type="float">
            <text:p>0</text:p>
          </table:table-cell>
          <table:table-cell table:style-name="ce42" table:formula="of:=IF([.AO53]=1;IF(OR(SUM([.AN52:.AP54];-1)=2;SUM([.AN52:.AP54];-1)=3);1;0);IF(SUM([.AN52:.AP54])=3;1;0))" office:value-type="float" office:value="0" calcext:value-type="float">
            <text:p>0</text:p>
          </table:table-cell>
          <table:table-cell table:style-name="ce42" table:formula="of:=IF([.AP53]=1;IF(OR(SUM([.AO52:.AQ54];-1)=2;SUM([.AO52:.AQ54];-1)=3);1;0);IF(SUM([.AO52:.AQ54])=3;1;0))" office:value-type="float" office:value="0" calcext:value-type="float">
            <text:p>0</text:p>
          </table:table-cell>
          <table:table-cell table:style-name="ce42" table:formula="of:=IF([.AQ53]=1;IF(OR(SUM([.AP52:.AR54];-1)=2;SUM([.AP52:.AR54];-1)=3);1;0);IF(SUM([.AP52:.AR54])=3;1;0))" office:value-type="float" office:value="0" calcext:value-type="float">
            <text:p>0</text:p>
          </table:table-cell>
          <table:table-cell table:style-name="ce42" table:formula="of:=IF([.AR53]=1;IF(OR(SUM([.AQ52:.AS54];-1)=2;SUM([.AQ52:.AS54];-1)=3);1;0);IF(SUM([.AQ52:.AS54])=3;1;0))" office:value-type="float" office:value="0" calcext:value-type="float">
            <text:p>0</text:p>
          </table:table-cell>
          <table:table-cell table:style-name="ce42" table:formula="of:=IF([.AS53]=1;IF(OR(SUM([.AR52:.AT54];-1)=2;SUM([.AR52:.AT54];-1)=3);1;0);IF(SUM([.AR52:.AT54])=3;1;0))" office:value-type="float" office:value="0" calcext:value-type="float">
            <text:p>0</text:p>
          </table:table-cell>
          <table:table-cell table:style-name="ce42" table:formula="of:=IF([.AT53]=1;IF(OR(SUM([.AS52:.AU54];-1)=2;SUM([.AS52:.AU54];-1)=3);1;0);IF(SUM([.AS52:.AU54])=3;1;0))" office:value-type="float" office:value="0" calcext:value-type="float">
            <text:p>0</text:p>
          </table:table-cell>
          <table:table-cell table:style-name="ce42" table:formula="of:=IF([.AU53]=1;IF(OR(SUM([.AT52:.AV54];-1)=2;SUM([.AT52:.AV54];-1)=3);1;0);IF(SUM([.AT52:.AV54])=3;1;0))" office:value-type="float" office:value="0" calcext:value-type="float">
            <text:p>0</text:p>
          </table:table-cell>
          <table:table-cell table:style-name="ce42" table:formula="of:=IF([.AV53]=1;IF(OR(SUM([.AU52:.AW54];-1)=2;SUM([.AU52:.AW54];-1)=3);1;0);IF(SUM([.AU52:.AW54])=3;1;0))" office:value-type="float" office:value="0" calcext:value-type="float">
            <text:p>0</text:p>
          </table:table-cell>
          <table:table-cell table:style-name="ce42" table:formula="of:=IF([.AW53]=1;IF(OR(SUM([.AV52:.AX54];-1)=2;SUM([.AV52:.AX54];-1)=3);1;0);IF(SUM([.AV52:.AX54])=3;1;0))" office:value-type="float" office:value="0" calcext:value-type="float">
            <text:p>0</text:p>
          </table:table-cell>
          <table:table-cell table:style-name="ce42" table:formula="of:=IF([.AX53]=1;IF(OR(SUM([.AW52:.AY54];-1)=2;SUM([.AW52:.AY54];-1)=3);1;0);IF(SUM([.AW52:.AY54])=3;1;0))" office:value-type="float" office:value="0" calcext:value-type="float">
            <text:p>0</text:p>
          </table:table-cell>
          <table:table-cell table:style-name="ce42" table:formula="of:=IF([.AY53]=1;IF(OR(SUM([.AX52:.AZ54];-1)=2;SUM([.AX52:.AZ54];-1)=3);1;0);IF(SUM([.AX52:.AZ54])=3;1;0))" office:value-type="float" office:value="0" calcext:value-type="float">
            <text:p>0</text:p>
          </table:table-cell>
          <table:table-cell table:style-name="ce42" table:formula="of:=IF([.AZ53]=1;IF(OR(SUM([.AY52:.BA54];-1)=2;SUM([.AY52:.BA54];-1)=3);1;0);IF(SUM([.AY52:.BA54])=3;1;0))" office:value-type="float" office:value="0" calcext:value-type="float">
            <text:p>0</text:p>
          </table:table-cell>
          <table:table-cell table:style-name="ce42" table:formula="of:=IF([.BA53]=1;IF(OR(SUM([.AZ52:.BB54];-1)=2;SUM([.AZ52:.BB54];-1)=3);1;0);IF(SUM([.AZ52:.BB54])=3;1;0))" office:value-type="float" office:value="0" calcext:value-type="float">
            <text:p>0</text:p>
          </table:table-cell>
          <table:table-cell table:style-name="ce42" table:formula="of:=IF([.BB53]=1;IF(OR(SUM([.BA52:.BC54];-1)=2;SUM([.BA52:.BC54];-1)=3);1;0);IF(SUM([.BA52:.BC54])=3;1;0))" office:value-type="float" office:value="0" calcext:value-type="float">
            <text:p>0</text:p>
          </table:table-cell>
          <table:table-cell table:style-name="ce42" table:formula="of:=IF([.BC53]=1;IF(OR(SUM([.BB52:.BD54];-1)=2;SUM([.BB52:.BD54];-1)=3);1;0);IF(SUM([.BB52:.BD54])=3;1;0))" office:value-type="float" office:value="0" calcext:value-type="float">
            <text:p>0</text:p>
          </table:table-cell>
          <table:table-cell table:style-name="ce42" table:formula="of:=IF([.BD53]=1;IF(OR(SUM([.BC52:.BE54];-1)=2;SUM([.BC52:.BE54];-1)=3);1;0);IF(SUM([.BC52:.BE54])=3;1;0))" office:value-type="float" office:value="0" calcext:value-type="float">
            <text:p>0</text:p>
          </table:table-cell>
          <table:table-cell table:style-name="ce42" table:formula="of:=IF([.BE53]=1;IF(OR(SUM([.BD52:.BF54];-1)=2;SUM([.BD52:.BF54];-1)=3);1;0);IF(SUM([.BD52:.BF54])=3;1;0))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42" table:formula="of:=IF([.C54]=1;IF(OR(SUM([.B53:.D55];-1)=2;SUM([.B53:.D55];-1)=3);1;0);IF(SUM([.B53:.D55])=3;1;0))" office:value-type="float" office:value="0" calcext:value-type="float">
            <text:p>0</text:p>
          </table:table-cell>
          <table:table-cell table:style-name="ce42" table:formula="of:=IF([.D54]=1;IF(OR(SUM([.C53:.E55];-1)=2;SUM([.C53:.E55];-1)=3);1;0);IF(SUM([.C53:.E55])=3;1;0))" office:value-type="float" office:value="0" calcext:value-type="float">
            <text:p>0</text:p>
          </table:table-cell>
          <table:table-cell table:style-name="ce42" table:formula="of:=IF([.E54]=1;IF(OR(SUM([.D53:.F55];-1)=2;SUM([.D53:.F55];-1)=3);1;0);IF(SUM([.D53:.F55])=3;1;0))" office:value-type="float" office:value="0" calcext:value-type="float">
            <text:p>0</text:p>
          </table:table-cell>
          <table:table-cell table:style-name="ce42" table:formula="of:=IF([.F54]=1;IF(OR(SUM([.E53:.G55];-1)=2;SUM([.E53:.G55];-1)=3);1;0);IF(SUM([.E53:.G55])=3;1;0))" office:value-type="float" office:value="0" calcext:value-type="float">
            <text:p>0</text:p>
          </table:table-cell>
          <table:table-cell table:style-name="ce42" table:formula="of:=IF([.G54]=1;IF(OR(SUM([.F53:.H55];-1)=2;SUM([.F53:.H55];-1)=3);1;0);IF(SUM([.F53:.H55])=3;1;0))" office:value-type="float" office:value="0" calcext:value-type="float">
            <text:p>0</text:p>
          </table:table-cell>
          <table:table-cell table:style-name="ce42" table:formula="of:=IF([.H54]=1;IF(OR(SUM([.G53:.I55];-1)=2;SUM([.G53:.I55];-1)=3);1;0);IF(SUM([.G53:.I55])=3;1;0))" office:value-type="float" office:value="1" calcext:value-type="float">
            <text:p>1</text:p>
          </table:table-cell>
          <table:table-cell table:style-name="ce42" table:formula="of:=IF([.I54]=1;IF(OR(SUM([.H53:.J55];-1)=2;SUM([.H53:.J55];-1)=3);1;0);IF(SUM([.H53:.J55])=3;1;0))" office:value-type="float" office:value="0" calcext:value-type="float">
            <text:p>0</text:p>
          </table:table-cell>
          <table:table-cell table:style-name="ce42" table:formula="of:=IF([.J54]=1;IF(OR(SUM([.I53:.K55];-1)=2;SUM([.I53:.K55];-1)=3);1;0);IF(SUM([.I53:.K55])=3;1;0))" office:value-type="float" office:value="0" calcext:value-type="float">
            <text:p>0</text:p>
          </table:table-cell>
          <table:table-cell table:style-name="ce42" table:formula="of:=IF([.K54]=1;IF(OR(SUM([.J53:.L55];-1)=2;SUM([.J53:.L55];-1)=3);1;0);IF(SUM([.J53:.L55])=3;1;0))" office:value-type="float" office:value="0" calcext:value-type="float">
            <text:p>0</text:p>
          </table:table-cell>
          <table:table-cell table:style-name="ce42" table:formula="of:=IF([.L54]=1;IF(OR(SUM([.K53:.M55];-1)=2;SUM([.K53:.M55];-1)=3);1;0);IF(SUM([.K53:.M55])=3;1;0))" office:value-type="float" office:value="0" calcext:value-type="float">
            <text:p>0</text:p>
          </table:table-cell>
          <table:table-cell table:style-name="ce42" table:formula="of:=IF([.M54]=1;IF(OR(SUM([.L53:.N55];-1)=2;SUM([.L53:.N55];-1)=3);1;0);IF(SUM([.L53:.N55])=3;1;0))" office:value-type="float" office:value="0" calcext:value-type="float">
            <text:p>0</text:p>
          </table:table-cell>
          <table:table-cell table:style-name="ce42" table:formula="of:=IF([.N54]=1;IF(OR(SUM([.M53:.O55];-1)=2;SUM([.M53:.O55];-1)=3);1;0);IF(SUM([.M53:.O55])=3;1;0))" office:value-type="float" office:value="0" calcext:value-type="float">
            <text:p>0</text:p>
          </table:table-cell>
          <table:table-cell table:style-name="ce42" table:formula="of:=IF([.O54]=1;IF(OR(SUM([.N53:.P55];-1)=2;SUM([.N53:.P55];-1)=3);1;0);IF(SUM([.N53:.P55])=3;1;0))" office:value-type="float" office:value="0" calcext:value-type="float">
            <text:p>0</text:p>
          </table:table-cell>
          <table:table-cell table:style-name="ce42" table:formula="of:=IF([.P54]=1;IF(OR(SUM([.O53:.Q55];-1)=2;SUM([.O53:.Q55];-1)=3);1;0);IF(SUM([.O53:.Q55])=3;1;0))" office:value-type="float" office:value="1" calcext:value-type="float">
            <text:p>1</text:p>
          </table:table-cell>
          <table:table-cell table:style-name="ce42" table:formula="of:=IF([.Q54]=1;IF(OR(SUM([.P53:.R55];-1)=2;SUM([.P53:.R55];-1)=3);1;0);IF(SUM([.P53:.R55])=3;1;0))" office:value-type="float" office:value="0" calcext:value-type="float">
            <text:p>0</text:p>
          </table:table-cell>
          <table:table-cell table:style-name="ce42" table:formula="of:=IF([.R54]=1;IF(OR(SUM([.Q53:.S55];-1)=2;SUM([.Q53:.S55];-1)=3);1;0);IF(SUM([.Q53:.S55])=3;1;0))" office:value-type="float" office:value="0" calcext:value-type="float">
            <text:p>0</text:p>
          </table:table-cell>
          <table:table-cell table:style-name="ce42" table:formula="of:=IF([.S54]=1;IF(OR(SUM([.R53:.T55];-1)=2;SUM([.R53:.T55];-1)=3);1;0);IF(SUM([.R53:.T55])=3;1;0))" office:value-type="float" office:value="0" calcext:value-type="float">
            <text:p>0</text:p>
          </table:table-cell>
          <table:table-cell table:style-name="ce42" table:formula="of:=IF([.T54]=1;IF(OR(SUM([.S53:.U55];-1)=2;SUM([.S53:.U55];-1)=3);1;0);IF(SUM([.S53:.U55])=3;1;0))" office:value-type="float" office:value="0" calcext:value-type="float">
            <text:p>0</text:p>
          </table:table-cell>
          <table:table-cell table:style-name="ce42" table:formula="of:=IF([.U54]=1;IF(OR(SUM([.T53:.V55];-1)=2;SUM([.T53:.V55];-1)=3);1;0);IF(SUM([.T53:.V55])=3;1;0))" office:value-type="float" office:value="0" calcext:value-type="float">
            <text:p>0</text:p>
          </table:table-cell>
          <table:table-cell table:style-name="ce42" table:formula="of:=IF([.V54]=1;IF(OR(SUM([.U53:.W55];-1)=2;SUM([.U53:.W55];-1)=3);1;0);IF(SUM([.U53:.W55])=3;1;0))" office:value-type="float" office:value="0" calcext:value-type="float">
            <text:p>0</text:p>
          </table:table-cell>
          <table:table-cell table:style-name="ce42" table:formula="of:=IF([.W54]=1;IF(OR(SUM([.V53:.X55];-1)=2;SUM([.V53:.X55];-1)=3);1;0);IF(SUM([.V53:.X55])=3;1;0))" office:value-type="float" office:value="0" calcext:value-type="float">
            <text:p>0</text:p>
          </table:table-cell>
          <table:table-cell table:style-name="ce42" table:formula="of:=IF([.X54]=1;IF(OR(SUM([.W53:.Y55];-1)=2;SUM([.W53:.Y55];-1)=3);1;0);IF(SUM([.W53:.Y55])=3;1;0))" office:value-type="float" office:value="0" calcext:value-type="float">
            <text:p>0</text:p>
          </table:table-cell>
          <table:table-cell table:style-name="ce42" table:formula="of:=IF([.Y54]=1;IF(OR(SUM([.X53:.Z55];-1)=2;SUM([.X53:.Z55];-1)=3);1;0);IF(SUM([.X53:.Z55])=3;1;0))" office:value-type="float" office:value="0" calcext:value-type="float">
            <text:p>0</text:p>
          </table:table-cell>
          <table:table-cell table:style-name="ce42" table:formula="of:=IF([.Z54]=1;IF(OR(SUM([.Y53:.AA55];-1)=2;SUM([.Y53:.AA55];-1)=3);1;0);IF(SUM([.Y53:.AA55])=3;1;0))" office:value-type="float" office:value="0" calcext:value-type="float">
            <text:p>0</text:p>
          </table:table-cell>
          <table:table-cell table:style-name="ce42" table:formula="of:=IF([.AA54]=1;IF(OR(SUM([.Z53:.AB55];-1)=2;SUM([.Z53:.AB55];-1)=3);1;0);IF(SUM([.Z53:.AB55])=3;1;0))" office:value-type="float" office:value="0" calcext:value-type="float">
            <text:p>0</text:p>
          </table:table-cell>
          <table:table-cell table:style-name="ce42" table:formula="of:=IF([.AB54]=1;IF(OR(SUM([.AA53:.AC55];-1)=2;SUM([.AA53:.AC55];-1)=3);1;0);IF(SUM([.AA53:.AC55])=3;1;0))" office:value-type="float" office:value="0" calcext:value-type="float">
            <text:p>0</text:p>
          </table:table-cell>
          <table:table-cell table:style-name="ce42" table:formula="of:=IF([.AC54]=1;IF(OR(SUM([.AB53:.AD55];-1)=2;SUM([.AB53:.AD55];-1)=3);1;0);IF(SUM([.AB53:.AD55])=3;1;0))" office:value-type="float" office:value="0" calcext:value-type="float">
            <text:p>0</text:p>
          </table:table-cell>
          <table:table-cell table:style-name="ce42" table:formula="of:=IF([.AD54]=1;IF(OR(SUM([.AC53:.AE55];-1)=2;SUM([.AC53:.AE55];-1)=3);1;0);IF(SUM([.AC53:.AE55])=3;1;0))" office:value-type="float" office:value="0" calcext:value-type="float">
            <text:p>0</text:p>
          </table:table-cell>
          <table:table-cell table:style-name="ce42" table:formula="of:=IF([.AE54]=1;IF(OR(SUM([.AD53:.AF55];-1)=2;SUM([.AD53:.AF55];-1)=3);1;0);IF(SUM([.AD53:.AF55])=3;1;0))" office:value-type="float" office:value="0" calcext:value-type="float">
            <text:p>0</text:p>
          </table:table-cell>
          <table:table-cell table:style-name="ce42" table:formula="of:=IF([.AF54]=1;IF(OR(SUM([.AE53:.AG55];-1)=2;SUM([.AE53:.AG55];-1)=3);1;0);IF(SUM([.AE53:.AG55])=3;1;0))" office:value-type="float" office:value="0" calcext:value-type="float">
            <text:p>0</text:p>
          </table:table-cell>
          <table:table-cell table:style-name="ce42" table:formula="of:=IF([.AG54]=1;IF(OR(SUM([.AF53:.AH55];-1)=2;SUM([.AF53:.AH55];-1)=3);1;0);IF(SUM([.AF53:.AH55])=3;1;0))" office:value-type="float" office:value="0" calcext:value-type="float">
            <text:p>0</text:p>
          </table:table-cell>
          <table:table-cell table:style-name="ce42" table:formula="of:=IF([.AH54]=1;IF(OR(SUM([.AG53:.AI55];-1)=2;SUM([.AG53:.AI55];-1)=3);1;0);IF(SUM([.AG53:.AI55])=3;1;0))" office:value-type="float" office:value="0" calcext:value-type="float">
            <text:p>0</text:p>
          </table:table-cell>
          <table:table-cell table:style-name="ce42" table:formula="of:=IF([.AI54]=1;IF(OR(SUM([.AH53:.AJ55];-1)=2;SUM([.AH53:.AJ55];-1)=3);1;0);IF(SUM([.AH53:.AJ55])=3;1;0))" office:value-type="float" office:value="0" calcext:value-type="float">
            <text:p>0</text:p>
          </table:table-cell>
          <table:table-cell table:style-name="ce42" table:formula="of:=IF([.AJ54]=1;IF(OR(SUM([.AI53:.AK55];-1)=2;SUM([.AI53:.AK55];-1)=3);1;0);IF(SUM([.AI53:.AK55])=3;1;0))" office:value-type="float" office:value="0" calcext:value-type="float">
            <text:p>0</text:p>
          </table:table-cell>
          <table:table-cell table:style-name="ce42" table:formula="of:=IF([.AK54]=1;IF(OR(SUM([.AJ53:.AL55];-1)=2;SUM([.AJ53:.AL55];-1)=3);1;0);IF(SUM([.AJ53:.AL55])=3;1;0))" office:value-type="float" office:value="0" calcext:value-type="float">
            <text:p>0</text:p>
          </table:table-cell>
          <table:table-cell table:style-name="ce42" table:formula="of:=IF([.AL54]=1;IF(OR(SUM([.AK53:.AM55];-1)=2;SUM([.AK53:.AM55];-1)=3);1;0);IF(SUM([.AK53:.AM55])=3;1;0))" office:value-type="float" office:value="0" calcext:value-type="float">
            <text:p>0</text:p>
          </table:table-cell>
          <table:table-cell table:style-name="ce42" table:formula="of:=IF([.AM54]=1;IF(OR(SUM([.AL53:.AN55];-1)=2;SUM([.AL53:.AN55];-1)=3);1;0);IF(SUM([.AL53:.AN55])=3;1;0))" office:value-type="float" office:value="0" calcext:value-type="float">
            <text:p>0</text:p>
          </table:table-cell>
          <table:table-cell table:style-name="ce42" table:formula="of:=IF([.AN54]=1;IF(OR(SUM([.AM53:.AO55];-1)=2;SUM([.AM53:.AO55];-1)=3);1;0);IF(SUM([.AM53:.AO55])=3;1;0))" office:value-type="float" office:value="0" calcext:value-type="float">
            <text:p>0</text:p>
          </table:table-cell>
          <table:table-cell table:style-name="ce42" table:formula="of:=IF([.AO54]=1;IF(OR(SUM([.AN53:.AP55];-1)=2;SUM([.AN53:.AP55];-1)=3);1;0);IF(SUM([.AN53:.AP55])=3;1;0))" office:value-type="float" office:value="0" calcext:value-type="float">
            <text:p>0</text:p>
          </table:table-cell>
          <table:table-cell table:style-name="ce42" table:formula="of:=IF([.AP54]=1;IF(OR(SUM([.AO53:.AQ55];-1)=2;SUM([.AO53:.AQ55];-1)=3);1;0);IF(SUM([.AO53:.AQ55])=3;1;0))" office:value-type="float" office:value="0" calcext:value-type="float">
            <text:p>0</text:p>
          </table:table-cell>
          <table:table-cell table:style-name="ce42" table:formula="of:=IF([.AQ54]=1;IF(OR(SUM([.AP53:.AR55];-1)=2;SUM([.AP53:.AR55];-1)=3);1;0);IF(SUM([.AP53:.AR55])=3;1;0))" office:value-type="float" office:value="0" calcext:value-type="float">
            <text:p>0</text:p>
          </table:table-cell>
          <table:table-cell table:style-name="ce42" table:formula="of:=IF([.AR54]=1;IF(OR(SUM([.AQ53:.AS55];-1)=2;SUM([.AQ53:.AS55];-1)=3);1;0);IF(SUM([.AQ53:.AS55])=3;1;0))" office:value-type="float" office:value="0" calcext:value-type="float">
            <text:p>0</text:p>
          </table:table-cell>
          <table:table-cell table:style-name="ce42" table:formula="of:=IF([.AS54]=1;IF(OR(SUM([.AR53:.AT55];-1)=2;SUM([.AR53:.AT55];-1)=3);1;0);IF(SUM([.AR53:.AT55])=3;1;0))" office:value-type="float" office:value="0" calcext:value-type="float">
            <text:p>0</text:p>
          </table:table-cell>
          <table:table-cell table:style-name="ce42" table:formula="of:=IF([.AT54]=1;IF(OR(SUM([.AS53:.AU55];-1)=2;SUM([.AS53:.AU55];-1)=3);1;0);IF(SUM([.AS53:.AU55])=3;1;0))" office:value-type="float" office:value="0" calcext:value-type="float">
            <text:p>0</text:p>
          </table:table-cell>
          <table:table-cell table:style-name="ce42" table:formula="of:=IF([.AU54]=1;IF(OR(SUM([.AT53:.AV55];-1)=2;SUM([.AT53:.AV55];-1)=3);1;0);IF(SUM([.AT53:.AV55])=3;1;0))" office:value-type="float" office:value="0" calcext:value-type="float">
            <text:p>0</text:p>
          </table:table-cell>
          <table:table-cell table:style-name="ce42" table:formula="of:=IF([.AV54]=1;IF(OR(SUM([.AU53:.AW55];-1)=2;SUM([.AU53:.AW55];-1)=3);1;0);IF(SUM([.AU53:.AW55])=3;1;0))" office:value-type="float" office:value="0" calcext:value-type="float">
            <text:p>0</text:p>
          </table:table-cell>
          <table:table-cell table:style-name="ce42" table:formula="of:=IF([.AW54]=1;IF(OR(SUM([.AV53:.AX55];-1)=2;SUM([.AV53:.AX55];-1)=3);1;0);IF(SUM([.AV53:.AX55])=3;1;0))" office:value-type="float" office:value="0" calcext:value-type="float">
            <text:p>0</text:p>
          </table:table-cell>
          <table:table-cell table:style-name="ce42" table:formula="of:=IF([.AX54]=1;IF(OR(SUM([.AW53:.AY55];-1)=2;SUM([.AW53:.AY55];-1)=3);1;0);IF(SUM([.AW53:.AY55])=3;1;0))" office:value-type="float" office:value="0" calcext:value-type="float">
            <text:p>0</text:p>
          </table:table-cell>
          <table:table-cell table:style-name="ce42" table:formula="of:=IF([.AY54]=1;IF(OR(SUM([.AX53:.AZ55];-1)=2;SUM([.AX53:.AZ55];-1)=3);1;0);IF(SUM([.AX53:.AZ55])=3;1;0))" office:value-type="float" office:value="0" calcext:value-type="float">
            <text:p>0</text:p>
          </table:table-cell>
          <table:table-cell table:style-name="ce42" table:formula="of:=IF([.AZ54]=1;IF(OR(SUM([.AY53:.BA55];-1)=2;SUM([.AY53:.BA55];-1)=3);1;0);IF(SUM([.AY53:.BA55])=3;1;0))" office:value-type="float" office:value="0" calcext:value-type="float">
            <text:p>0</text:p>
          </table:table-cell>
          <table:table-cell table:style-name="ce42" table:formula="of:=IF([.BA54]=1;IF(OR(SUM([.AZ53:.BB55];-1)=2;SUM([.AZ53:.BB55];-1)=3);1;0);IF(SUM([.AZ53:.BB55])=3;1;0))" office:value-type="float" office:value="0" calcext:value-type="float">
            <text:p>0</text:p>
          </table:table-cell>
          <table:table-cell table:style-name="ce42" table:formula="of:=IF([.BB54]=1;IF(OR(SUM([.BA53:.BC55];-1)=2;SUM([.BA53:.BC55];-1)=3);1;0);IF(SUM([.BA53:.BC55])=3;1;0))" office:value-type="float" office:value="0" calcext:value-type="float">
            <text:p>0</text:p>
          </table:table-cell>
          <table:table-cell table:style-name="ce42" table:formula="of:=IF([.BC54]=1;IF(OR(SUM([.BB53:.BD55];-1)=2;SUM([.BB53:.BD55];-1)=3);1;0);IF(SUM([.BB53:.BD55])=3;1;0))" office:value-type="float" office:value="0" calcext:value-type="float">
            <text:p>0</text:p>
          </table:table-cell>
          <table:table-cell table:style-name="ce42" table:formula="of:=IF([.BD54]=1;IF(OR(SUM([.BC53:.BE55];-1)=2;SUM([.BC53:.BE55];-1)=3);1;0);IF(SUM([.BC53:.BE55])=3;1;0))" office:value-type="float" office:value="0" calcext:value-type="float">
            <text:p>0</text:p>
          </table:table-cell>
          <table:table-cell table:style-name="ce42" table:formula="of:=IF([.BE54]=1;IF(OR(SUM([.BD53:.BF55];-1)=2;SUM([.BD53:.BF55];-1)=3);1;0);IF(SUM([.BD53:.BF55])=3;1;0))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42" table:formula="of:=IF([.C55]=1;IF(OR(SUM([.B54:.D56];-1)=2;SUM([.B54:.D56];-1)=3);1;0);IF(SUM([.B54:.D56])=3;1;0))" office:value-type="float" office:value="0" calcext:value-type="float">
            <text:p>0</text:p>
          </table:table-cell>
          <table:table-cell table:style-name="ce42" table:formula="of:=IF([.D55]=1;IF(OR(SUM([.C54:.E56];-1)=2;SUM([.C54:.E56];-1)=3);1;0);IF(SUM([.C54:.E56])=3;1;0))" office:value-type="float" office:value="0" calcext:value-type="float">
            <text:p>0</text:p>
          </table:table-cell>
          <table:table-cell table:style-name="ce42" table:formula="of:=IF([.E55]=1;IF(OR(SUM([.D54:.F56];-1)=2;SUM([.D54:.F56];-1)=3);1;0);IF(SUM([.D54:.F56])=3;1;0))" office:value-type="float" office:value="0" calcext:value-type="float">
            <text:p>0</text:p>
          </table:table-cell>
          <table:table-cell table:style-name="ce42" table:formula="of:=IF([.F55]=1;IF(OR(SUM([.E54:.G56];-1)=2;SUM([.E54:.G56];-1)=3);1;0);IF(SUM([.E54:.G56])=3;1;0))" office:value-type="float" office:value="0" calcext:value-type="float">
            <text:p>0</text:p>
          </table:table-cell>
          <table:table-cell table:style-name="ce42" table:formula="of:=IF([.G55]=1;IF(OR(SUM([.F54:.H56];-1)=2;SUM([.F54:.H56];-1)=3);1;0);IF(SUM([.F54:.H56])=3;1;0))" office:value-type="float" office:value="0" calcext:value-type="float">
            <text:p>0</text:p>
          </table:table-cell>
          <table:table-cell table:style-name="ce42" table:formula="of:=IF([.H55]=1;IF(OR(SUM([.G54:.I56];-1)=2;SUM([.G54:.I56];-1)=3);1;0);IF(SUM([.G54:.I56])=3;1;0))" office:value-type="float" office:value="0" calcext:value-type="float">
            <text:p>0</text:p>
          </table:table-cell>
          <table:table-cell table:style-name="ce42" table:formula="of:=IF([.I55]=1;IF(OR(SUM([.H54:.J56];-1)=2;SUM([.H54:.J56];-1)=3);1;0);IF(SUM([.H54:.J56])=3;1;0))" office:value-type="float" office:value="0" calcext:value-type="float">
            <text:p>0</text:p>
          </table:table-cell>
          <table:table-cell table:style-name="ce42" table:formula="of:=IF([.J55]=1;IF(OR(SUM([.I54:.K56];-1)=2;SUM([.I54:.K56];-1)=3);1;0);IF(SUM([.I54:.K56])=3;1;0))" office:value-type="float" office:value="0" calcext:value-type="float">
            <text:p>0</text:p>
          </table:table-cell>
          <table:table-cell table:style-name="ce42" table:formula="of:=IF([.K55]=1;IF(OR(SUM([.J54:.L56];-1)=2;SUM([.J54:.L56];-1)=3);1;0);IF(SUM([.J54:.L56])=3;1;0))" office:value-type="float" office:value="0" calcext:value-type="float">
            <text:p>0</text:p>
          </table:table-cell>
          <table:table-cell table:style-name="ce42" table:formula="of:=IF([.L55]=1;IF(OR(SUM([.K54:.M56];-1)=2;SUM([.K54:.M56];-1)=3);1;0);IF(SUM([.K54:.M56])=3;1;0))" office:value-type="float" office:value="0" calcext:value-type="float">
            <text:p>0</text:p>
          </table:table-cell>
          <table:table-cell table:style-name="ce42" table:formula="of:=IF([.M55]=1;IF(OR(SUM([.L54:.N56];-1)=2;SUM([.L54:.N56];-1)=3);1;0);IF(SUM([.L54:.N56])=3;1;0))" office:value-type="float" office:value="0" calcext:value-type="float">
            <text:p>0</text:p>
          </table:table-cell>
          <table:table-cell table:style-name="ce42" table:formula="of:=IF([.N55]=1;IF(OR(SUM([.M54:.O56];-1)=2;SUM([.M54:.O56];-1)=3);1;0);IF(SUM([.M54:.O56])=3;1;0))" office:value-type="float" office:value="0" calcext:value-type="float">
            <text:p>0</text:p>
          </table:table-cell>
          <table:table-cell table:style-name="ce42" table:formula="of:=IF([.O55]=1;IF(OR(SUM([.N54:.P56];-1)=2;SUM([.N54:.P56];-1)=3);1;0);IF(SUM([.N54:.P56])=3;1;0))" office:value-type="float" office:value="0" calcext:value-type="float">
            <text:p>0</text:p>
          </table:table-cell>
          <table:table-cell table:style-name="ce42" table:formula="of:=IF([.P55]=1;IF(OR(SUM([.O54:.Q56];-1)=2;SUM([.O54:.Q56];-1)=3);1;0);IF(SUM([.O54:.Q56])=3;1;0))" office:value-type="float" office:value="0" calcext:value-type="float">
            <text:p>0</text:p>
          </table:table-cell>
          <table:table-cell table:style-name="ce42" table:formula="of:=IF([.Q55]=1;IF(OR(SUM([.P54:.R56];-1)=2;SUM([.P54:.R56];-1)=3);1;0);IF(SUM([.P54:.R56])=3;1;0))" office:value-type="float" office:value="0" calcext:value-type="float">
            <text:p>0</text:p>
          </table:table-cell>
          <table:table-cell table:style-name="ce42" table:formula="of:=IF([.R55]=1;IF(OR(SUM([.Q54:.S56];-1)=2;SUM([.Q54:.S56];-1)=3);1;0);IF(SUM([.Q54:.S56])=3;1;0))" office:value-type="float" office:value="0" calcext:value-type="float">
            <text:p>0</text:p>
          </table:table-cell>
          <table:table-cell table:style-name="ce42" table:formula="of:=IF([.S55]=1;IF(OR(SUM([.R54:.T56];-1)=2;SUM([.R54:.T56];-1)=3);1;0);IF(SUM([.R54:.T56])=3;1;0))" office:value-type="float" office:value="0" calcext:value-type="float">
            <text:p>0</text:p>
          </table:table-cell>
          <table:table-cell table:style-name="ce42" table:formula="of:=IF([.T55]=1;IF(OR(SUM([.S54:.U56];-1)=2;SUM([.S54:.U56];-1)=3);1;0);IF(SUM([.S54:.U56])=3;1;0))" office:value-type="float" office:value="0" calcext:value-type="float">
            <text:p>0</text:p>
          </table:table-cell>
          <table:table-cell table:style-name="ce42" table:formula="of:=IF([.U55]=1;IF(OR(SUM([.T54:.V56];-1)=2;SUM([.T54:.V56];-1)=3);1;0);IF(SUM([.T54:.V56])=3;1;0))" office:value-type="float" office:value="0" calcext:value-type="float">
            <text:p>0</text:p>
          </table:table-cell>
          <table:table-cell table:style-name="ce42" table:formula="of:=IF([.V55]=1;IF(OR(SUM([.U54:.W56];-1)=2;SUM([.U54:.W56];-1)=3);1;0);IF(SUM([.U54:.W56])=3;1;0))" office:value-type="float" office:value="0" calcext:value-type="float">
            <text:p>0</text:p>
          </table:table-cell>
          <table:table-cell table:style-name="ce42" table:formula="of:=IF([.W55]=1;IF(OR(SUM([.V54:.X56];-1)=2;SUM([.V54:.X56];-1)=3);1;0);IF(SUM([.V54:.X56])=3;1;0))" office:value-type="float" office:value="0" calcext:value-type="float">
            <text:p>0</text:p>
          </table:table-cell>
          <table:table-cell table:style-name="ce42" table:formula="of:=IF([.X55]=1;IF(OR(SUM([.W54:.Y56];-1)=2;SUM([.W54:.Y56];-1)=3);1;0);IF(SUM([.W54:.Y56])=3;1;0))" office:value-type="float" office:value="0" calcext:value-type="float">
            <text:p>0</text:p>
          </table:table-cell>
          <table:table-cell table:style-name="ce42" table:formula="of:=IF([.Y55]=1;IF(OR(SUM([.X54:.Z56];-1)=2;SUM([.X54:.Z56];-1)=3);1;0);IF(SUM([.X54:.Z56])=3;1;0))" office:value-type="float" office:value="0" calcext:value-type="float">
            <text:p>0</text:p>
          </table:table-cell>
          <table:table-cell table:style-name="ce42" table:formula="of:=IF([.Z55]=1;IF(OR(SUM([.Y54:.AA56];-1)=2;SUM([.Y54:.AA56];-1)=3);1;0);IF(SUM([.Y54:.AA56])=3;1;0))" office:value-type="float" office:value="0" calcext:value-type="float">
            <text:p>0</text:p>
          </table:table-cell>
          <table:table-cell table:style-name="ce42" table:formula="of:=IF([.AA55]=1;IF(OR(SUM([.Z54:.AB56];-1)=2;SUM([.Z54:.AB56];-1)=3);1;0);IF(SUM([.Z54:.AB56])=3;1;0))" office:value-type="float" office:value="0" calcext:value-type="float">
            <text:p>0</text:p>
          </table:table-cell>
          <table:table-cell table:style-name="ce42" table:formula="of:=IF([.AB55]=1;IF(OR(SUM([.AA54:.AC56];-1)=2;SUM([.AA54:.AC56];-1)=3);1;0);IF(SUM([.AA54:.AC56])=3;1;0))" office:value-type="float" office:value="0" calcext:value-type="float">
            <text:p>0</text:p>
          </table:table-cell>
          <table:table-cell table:style-name="ce42" table:formula="of:=IF([.AC55]=1;IF(OR(SUM([.AB54:.AD56];-1)=2;SUM([.AB54:.AD56];-1)=3);1;0);IF(SUM([.AB54:.AD56])=3;1;0))" office:value-type="float" office:value="0" calcext:value-type="float">
            <text:p>0</text:p>
          </table:table-cell>
          <table:table-cell table:style-name="ce42" table:formula="of:=IF([.AD55]=1;IF(OR(SUM([.AC54:.AE56];-1)=2;SUM([.AC54:.AE56];-1)=3);1;0);IF(SUM([.AC54:.AE56])=3;1;0))" office:value-type="float" office:value="0" calcext:value-type="float">
            <text:p>0</text:p>
          </table:table-cell>
          <table:table-cell table:style-name="ce42" table:formula="of:=IF([.AE55]=1;IF(OR(SUM([.AD54:.AF56];-1)=2;SUM([.AD54:.AF56];-1)=3);1;0);IF(SUM([.AD54:.AF56])=3;1;0))" office:value-type="float" office:value="0" calcext:value-type="float">
            <text:p>0</text:p>
          </table:table-cell>
          <table:table-cell table:style-name="ce42" table:formula="of:=IF([.AF55]=1;IF(OR(SUM([.AE54:.AG56];-1)=2;SUM([.AE54:.AG56];-1)=3);1;0);IF(SUM([.AE54:.AG56])=3;1;0))" office:value-type="float" office:value="0" calcext:value-type="float">
            <text:p>0</text:p>
          </table:table-cell>
          <table:table-cell table:style-name="ce42" table:formula="of:=IF([.AG55]=1;IF(OR(SUM([.AF54:.AH56];-1)=2;SUM([.AF54:.AH56];-1)=3);1;0);IF(SUM([.AF54:.AH56])=3;1;0))" office:value-type="float" office:value="0" calcext:value-type="float">
            <text:p>0</text:p>
          </table:table-cell>
          <table:table-cell table:style-name="ce42" table:formula="of:=IF([.AH55]=1;IF(OR(SUM([.AG54:.AI56];-1)=2;SUM([.AG54:.AI56];-1)=3);1;0);IF(SUM([.AG54:.AI56])=3;1;0))" office:value-type="float" office:value="0" calcext:value-type="float">
            <text:p>0</text:p>
          </table:table-cell>
          <table:table-cell table:style-name="ce42" table:formula="of:=IF([.AI55]=1;IF(OR(SUM([.AH54:.AJ56];-1)=2;SUM([.AH54:.AJ56];-1)=3);1;0);IF(SUM([.AH54:.AJ56])=3;1;0))" office:value-type="float" office:value="0" calcext:value-type="float">
            <text:p>0</text:p>
          </table:table-cell>
          <table:table-cell table:style-name="ce42" table:formula="of:=IF([.AJ55]=1;IF(OR(SUM([.AI54:.AK56];-1)=2;SUM([.AI54:.AK56];-1)=3);1;0);IF(SUM([.AI54:.AK56])=3;1;0))" office:value-type="float" office:value="0" calcext:value-type="float">
            <text:p>0</text:p>
          </table:table-cell>
          <table:table-cell table:style-name="ce42" table:formula="of:=IF([.AK55]=1;IF(OR(SUM([.AJ54:.AL56];-1)=2;SUM([.AJ54:.AL56];-1)=3);1;0);IF(SUM([.AJ54:.AL56])=3;1;0))" office:value-type="float" office:value="0" calcext:value-type="float">
            <text:p>0</text:p>
          </table:table-cell>
          <table:table-cell table:style-name="ce42" table:formula="of:=IF([.AL55]=1;IF(OR(SUM([.AK54:.AM56];-1)=2;SUM([.AK54:.AM56];-1)=3);1;0);IF(SUM([.AK54:.AM56])=3;1;0))" office:value-type="float" office:value="0" calcext:value-type="float">
            <text:p>0</text:p>
          </table:table-cell>
          <table:table-cell table:style-name="ce42" table:formula="of:=IF([.AM55]=1;IF(OR(SUM([.AL54:.AN56];-1)=2;SUM([.AL54:.AN56];-1)=3);1;0);IF(SUM([.AL54:.AN56])=3;1;0))" office:value-type="float" office:value="0" calcext:value-type="float">
            <text:p>0</text:p>
          </table:table-cell>
          <table:table-cell table:style-name="ce42" table:formula="of:=IF([.AN55]=1;IF(OR(SUM([.AM54:.AO56];-1)=2;SUM([.AM54:.AO56];-1)=3);1;0);IF(SUM([.AM54:.AO56])=3;1;0))" office:value-type="float" office:value="0" calcext:value-type="float">
            <text:p>0</text:p>
          </table:table-cell>
          <table:table-cell table:style-name="ce42" table:formula="of:=IF([.AO55]=1;IF(OR(SUM([.AN54:.AP56];-1)=2;SUM([.AN54:.AP56];-1)=3);1;0);IF(SUM([.AN54:.AP56])=3;1;0))" office:value-type="float" office:value="0" calcext:value-type="float">
            <text:p>0</text:p>
          </table:table-cell>
          <table:table-cell table:style-name="ce42" table:formula="of:=IF([.AP55]=1;IF(OR(SUM([.AO54:.AQ56];-1)=2;SUM([.AO54:.AQ56];-1)=3);1;0);IF(SUM([.AO54:.AQ56])=3;1;0))" office:value-type="float" office:value="0" calcext:value-type="float">
            <text:p>0</text:p>
          </table:table-cell>
          <table:table-cell table:style-name="ce42" table:formula="of:=IF([.AQ55]=1;IF(OR(SUM([.AP54:.AR56];-1)=2;SUM([.AP54:.AR56];-1)=3);1;0);IF(SUM([.AP54:.AR56])=3;1;0))" office:value-type="float" office:value="0" calcext:value-type="float">
            <text:p>0</text:p>
          </table:table-cell>
          <table:table-cell table:style-name="ce42" table:formula="of:=IF([.AR55]=1;IF(OR(SUM([.AQ54:.AS56];-1)=2;SUM([.AQ54:.AS56];-1)=3);1;0);IF(SUM([.AQ54:.AS56])=3;1;0))" office:value-type="float" office:value="0" calcext:value-type="float">
            <text:p>0</text:p>
          </table:table-cell>
          <table:table-cell table:style-name="ce42" table:formula="of:=IF([.AS55]=1;IF(OR(SUM([.AR54:.AT56];-1)=2;SUM([.AR54:.AT56];-1)=3);1;0);IF(SUM([.AR54:.AT56])=3;1;0))" office:value-type="float" office:value="0" calcext:value-type="float">
            <text:p>0</text:p>
          </table:table-cell>
          <table:table-cell table:style-name="ce42" table:formula="of:=IF([.AT55]=1;IF(OR(SUM([.AS54:.AU56];-1)=2;SUM([.AS54:.AU56];-1)=3);1;0);IF(SUM([.AS54:.AU56])=3;1;0))" office:value-type="float" office:value="0" calcext:value-type="float">
            <text:p>0</text:p>
          </table:table-cell>
          <table:table-cell table:style-name="ce42" table:formula="of:=IF([.AU55]=1;IF(OR(SUM([.AT54:.AV56];-1)=2;SUM([.AT54:.AV56];-1)=3);1;0);IF(SUM([.AT54:.AV56])=3;1;0))" office:value-type="float" office:value="0" calcext:value-type="float">
            <text:p>0</text:p>
          </table:table-cell>
          <table:table-cell table:style-name="ce42" table:formula="of:=IF([.AV55]=1;IF(OR(SUM([.AU54:.AW56];-1)=2;SUM([.AU54:.AW56];-1)=3);1;0);IF(SUM([.AU54:.AW56])=3;1;0))" office:value-type="float" office:value="0" calcext:value-type="float">
            <text:p>0</text:p>
          </table:table-cell>
          <table:table-cell table:style-name="ce42" table:formula="of:=IF([.AW55]=1;IF(OR(SUM([.AV54:.AX56];-1)=2;SUM([.AV54:.AX56];-1)=3);1;0);IF(SUM([.AV54:.AX56])=3;1;0))" office:value-type="float" office:value="0" calcext:value-type="float">
            <text:p>0</text:p>
          </table:table-cell>
          <table:table-cell table:style-name="ce42" table:formula="of:=IF([.AX55]=1;IF(OR(SUM([.AW54:.AY56];-1)=2;SUM([.AW54:.AY56];-1)=3);1;0);IF(SUM([.AW54:.AY56])=3;1;0))" office:value-type="float" office:value="0" calcext:value-type="float">
            <text:p>0</text:p>
          </table:table-cell>
          <table:table-cell table:style-name="ce42" table:formula="of:=IF([.AY55]=1;IF(OR(SUM([.AX54:.AZ56];-1)=2;SUM([.AX54:.AZ56];-1)=3);1;0);IF(SUM([.AX54:.AZ56])=3;1;0))" office:value-type="float" office:value="0" calcext:value-type="float">
            <text:p>0</text:p>
          </table:table-cell>
          <table:table-cell table:style-name="ce42" table:formula="of:=IF([.AZ55]=1;IF(OR(SUM([.AY54:.BA56];-1)=2;SUM([.AY54:.BA56];-1)=3);1;0);IF(SUM([.AY54:.BA56])=3;1;0))" office:value-type="float" office:value="0" calcext:value-type="float">
            <text:p>0</text:p>
          </table:table-cell>
          <table:table-cell table:style-name="ce42" table:formula="of:=IF([.BA55]=1;IF(OR(SUM([.AZ54:.BB56];-1)=2;SUM([.AZ54:.BB56];-1)=3);1;0);IF(SUM([.AZ54:.BB56])=3;1;0))" office:value-type="float" office:value="0" calcext:value-type="float">
            <text:p>0</text:p>
          </table:table-cell>
          <table:table-cell table:style-name="ce42" table:formula="of:=IF([.BB55]=1;IF(OR(SUM([.BA54:.BC56];-1)=2;SUM([.BA54:.BC56];-1)=3);1;0);IF(SUM([.BA54:.BC56])=3;1;0))" office:value-type="float" office:value="0" calcext:value-type="float">
            <text:p>0</text:p>
          </table:table-cell>
          <table:table-cell table:style-name="ce42" table:formula="of:=IF([.BC55]=1;IF(OR(SUM([.BB54:.BD56];-1)=2;SUM([.BB54:.BD56];-1)=3);1;0);IF(SUM([.BB54:.BD56])=3;1;0))" office:value-type="float" office:value="0" calcext:value-type="float">
            <text:p>0</text:p>
          </table:table-cell>
          <table:table-cell table:style-name="ce42" table:formula="of:=IF([.BD55]=1;IF(OR(SUM([.BC54:.BE56];-1)=2;SUM([.BC54:.BE56];-1)=3);1;0);IF(SUM([.BC54:.BE56])=3;1;0))" office:value-type="float" office:value="0" calcext:value-type="float">
            <text:p>0</text:p>
          </table:table-cell>
          <table:table-cell table:style-name="ce42" table:formula="of:=IF([.BE55]=1;IF(OR(SUM([.BD54:.BF56];-1)=2;SUM([.BD54:.BF56];-1)=3);1;0);IF(SUM([.BD54:.BF56])=3;1;0))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42" table:formula="of:=IF([.C56]=1;IF(OR(SUM([.B55:.D57];-1)=2;SUM([.B55:.D57];-1)=3);1;0);IF(SUM([.B55:.D57])=3;1;0))" office:value-type="float" office:value="0" calcext:value-type="float">
            <text:p>0</text:p>
          </table:table-cell>
          <table:table-cell table:style-name="ce42" table:formula="of:=IF([.D56]=1;IF(OR(SUM([.C55:.E57];-1)=2;SUM([.C55:.E57];-1)=3);1;0);IF(SUM([.C55:.E57])=3;1;0))" office:value-type="float" office:value="0" calcext:value-type="float">
            <text:p>0</text:p>
          </table:table-cell>
          <table:table-cell table:style-name="ce42" table:formula="of:=IF([.E56]=1;IF(OR(SUM([.D55:.F57];-1)=2;SUM([.D55:.F57];-1)=3);1;0);IF(SUM([.D55:.F57])=3;1;0))" office:value-type="float" office:value="0" calcext:value-type="float">
            <text:p>0</text:p>
          </table:table-cell>
          <table:table-cell table:style-name="ce42" table:formula="of:=IF([.F56]=1;IF(OR(SUM([.E55:.G57];-1)=2;SUM([.E55:.G57];-1)=3);1;0);IF(SUM([.E55:.G57])=3;1;0))" office:value-type="float" office:value="0" calcext:value-type="float">
            <text:p>0</text:p>
          </table:table-cell>
          <table:table-cell table:style-name="ce42" table:formula="of:=IF([.G56]=1;IF(OR(SUM([.F55:.H57];-1)=2;SUM([.F55:.H57];-1)=3);1;0);IF(SUM([.F55:.H57])=3;1;0))" office:value-type="float" office:value="0" calcext:value-type="float">
            <text:p>0</text:p>
          </table:table-cell>
          <table:table-cell table:style-name="ce42" table:formula="of:=IF([.H56]=1;IF(OR(SUM([.G55:.I57];-1)=2;SUM([.G55:.I57];-1)=3);1;0);IF(SUM([.G55:.I57])=3;1;0))" office:value-type="float" office:value="0" calcext:value-type="float">
            <text:p>0</text:p>
          </table:table-cell>
          <table:table-cell table:style-name="ce42" table:formula="of:=IF([.I56]=1;IF(OR(SUM([.H55:.J57];-1)=2;SUM([.H55:.J57];-1)=3);1;0);IF(SUM([.H55:.J57])=3;1;0))" office:value-type="float" office:value="1" calcext:value-type="float">
            <text:p>1</text:p>
          </table:table-cell>
          <table:table-cell table:style-name="ce42" table:formula="of:=IF([.J56]=1;IF(OR(SUM([.I55:.K57];-1)=2;SUM([.I55:.K57];-1)=3);1;0);IF(SUM([.I55:.K57])=3;1;0))" office:value-type="float" office:value="0" calcext:value-type="float">
            <text:p>0</text:p>
          </table:table-cell>
          <table:table-cell table:style-name="ce42" table:formula="of:=IF([.K56]=1;IF(OR(SUM([.J55:.L57];-1)=2;SUM([.J55:.L57];-1)=3);1;0);IF(SUM([.J55:.L57])=3;1;0))" office:value-type="float" office:value="0" calcext:value-type="float">
            <text:p>0</text:p>
          </table:table-cell>
          <table:table-cell table:style-name="ce42" table:formula="of:=IF([.L56]=1;IF(OR(SUM([.K55:.M57];-1)=2;SUM([.K55:.M57];-1)=3);1;0);IF(SUM([.K55:.M57])=3;1;0))" office:value-type="float" office:value="0" calcext:value-type="float">
            <text:p>0</text:p>
          </table:table-cell>
          <table:table-cell table:style-name="ce42" table:formula="of:=IF([.M56]=1;IF(OR(SUM([.L55:.N57];-1)=2;SUM([.L55:.N57];-1)=3);1;0);IF(SUM([.L55:.N57])=3;1;0))" office:value-type="float" office:value="0" calcext:value-type="float">
            <text:p>0</text:p>
          </table:table-cell>
          <table:table-cell table:style-name="ce42" table:formula="of:=IF([.N56]=1;IF(OR(SUM([.M55:.O57];-1)=2;SUM([.M55:.O57];-1)=3);1;0);IF(SUM([.M55:.O57])=3;1;0))" office:value-type="float" office:value="0" calcext:value-type="float">
            <text:p>0</text:p>
          </table:table-cell>
          <table:table-cell table:style-name="ce42" table:formula="of:=IF([.O56]=1;IF(OR(SUM([.N55:.P57];-1)=2;SUM([.N55:.P57];-1)=3);1;0);IF(SUM([.N55:.P57])=3;1;0))" office:value-type="float" office:value="1" calcext:value-type="float">
            <text:p>1</text:p>
          </table:table-cell>
          <table:table-cell table:style-name="ce42" table:formula="of:=IF([.P56]=1;IF(OR(SUM([.O55:.Q57];-1)=2;SUM([.O55:.Q57];-1)=3);1;0);IF(SUM([.O55:.Q57])=3;1;0))" office:value-type="float" office:value="0" calcext:value-type="float">
            <text:p>0</text:p>
          </table:table-cell>
          <table:table-cell table:style-name="ce42" table:formula="of:=IF([.Q56]=1;IF(OR(SUM([.P55:.R57];-1)=2;SUM([.P55:.R57];-1)=3);1;0);IF(SUM([.P55:.R57])=3;1;0))" office:value-type="float" office:value="0" calcext:value-type="float">
            <text:p>0</text:p>
          </table:table-cell>
          <table:table-cell table:style-name="ce42" table:formula="of:=IF([.R56]=1;IF(OR(SUM([.Q55:.S57];-1)=2;SUM([.Q55:.S57];-1)=3);1;0);IF(SUM([.Q55:.S57])=3;1;0))" office:value-type="float" office:value="0" calcext:value-type="float">
            <text:p>0</text:p>
          </table:table-cell>
          <table:table-cell table:style-name="ce42" table:formula="of:=IF([.S56]=1;IF(OR(SUM([.R55:.T57];-1)=2;SUM([.R55:.T57];-1)=3);1;0);IF(SUM([.R55:.T57])=3;1;0))" office:value-type="float" office:value="0" calcext:value-type="float">
            <text:p>0</text:p>
          </table:table-cell>
          <table:table-cell table:style-name="ce42" table:formula="of:=IF([.T56]=1;IF(OR(SUM([.S55:.U57];-1)=2;SUM([.S55:.U57];-1)=3);1;0);IF(SUM([.S55:.U57])=3;1;0))" office:value-type="float" office:value="0" calcext:value-type="float">
            <text:p>0</text:p>
          </table:table-cell>
          <table:table-cell table:style-name="ce42" table:formula="of:=IF([.U56]=1;IF(OR(SUM([.T55:.V57];-1)=2;SUM([.T55:.V57];-1)=3);1;0);IF(SUM([.T55:.V57])=3;1;0))" office:value-type="float" office:value="0" calcext:value-type="float">
            <text:p>0</text:p>
          </table:table-cell>
          <table:table-cell table:style-name="ce42" table:formula="of:=IF([.V56]=1;IF(OR(SUM([.U55:.W57];-1)=2;SUM([.U55:.W57];-1)=3);1;0);IF(SUM([.U55:.W57])=3;1;0))" office:value-type="float" office:value="0" calcext:value-type="float">
            <text:p>0</text:p>
          </table:table-cell>
          <table:table-cell table:style-name="ce42" table:formula="of:=IF([.W56]=1;IF(OR(SUM([.V55:.X57];-1)=2;SUM([.V55:.X57];-1)=3);1;0);IF(SUM([.V55:.X57])=3;1;0))" office:value-type="float" office:value="0" calcext:value-type="float">
            <text:p>0</text:p>
          </table:table-cell>
          <table:table-cell table:style-name="ce42" table:formula="of:=IF([.X56]=1;IF(OR(SUM([.W55:.Y57];-1)=2;SUM([.W55:.Y57];-1)=3);1;0);IF(SUM([.W55:.Y57])=3;1;0))" office:value-type="float" office:value="0" calcext:value-type="float">
            <text:p>0</text:p>
          </table:table-cell>
          <table:table-cell table:style-name="ce42" table:formula="of:=IF([.Y56]=1;IF(OR(SUM([.X55:.Z57];-1)=2;SUM([.X55:.Z57];-1)=3);1;0);IF(SUM([.X55:.Z57])=3;1;0))" office:value-type="float" office:value="0" calcext:value-type="float">
            <text:p>0</text:p>
          </table:table-cell>
          <table:table-cell table:style-name="ce42" table:formula="of:=IF([.Z56]=1;IF(OR(SUM([.Y55:.AA57];-1)=2;SUM([.Y55:.AA57];-1)=3);1;0);IF(SUM([.Y55:.AA57])=3;1;0))" office:value-type="float" office:value="0" calcext:value-type="float">
            <text:p>0</text:p>
          </table:table-cell>
          <table:table-cell table:style-name="ce42" table:formula="of:=IF([.AA56]=1;IF(OR(SUM([.Z55:.AB57];-1)=2;SUM([.Z55:.AB57];-1)=3);1;0);IF(SUM([.Z55:.AB57])=3;1;0))" office:value-type="float" office:value="0" calcext:value-type="float">
            <text:p>0</text:p>
          </table:table-cell>
          <table:table-cell table:style-name="ce42" table:formula="of:=IF([.AB56]=1;IF(OR(SUM([.AA55:.AC57];-1)=2;SUM([.AA55:.AC57];-1)=3);1;0);IF(SUM([.AA55:.AC57])=3;1;0))" office:value-type="float" office:value="0" calcext:value-type="float">
            <text:p>0</text:p>
          </table:table-cell>
          <table:table-cell table:style-name="ce42" table:formula="of:=IF([.AC56]=1;IF(OR(SUM([.AB55:.AD57];-1)=2;SUM([.AB55:.AD57];-1)=3);1;0);IF(SUM([.AB55:.AD57])=3;1;0))" office:value-type="float" office:value="0" calcext:value-type="float">
            <text:p>0</text:p>
          </table:table-cell>
          <table:table-cell table:style-name="ce42" table:formula="of:=IF([.AD56]=1;IF(OR(SUM([.AC55:.AE57];-1)=2;SUM([.AC55:.AE57];-1)=3);1;0);IF(SUM([.AC55:.AE57])=3;1;0))" office:value-type="float" office:value="0" calcext:value-type="float">
            <text:p>0</text:p>
          </table:table-cell>
          <table:table-cell table:style-name="ce42" table:formula="of:=IF([.AE56]=1;IF(OR(SUM([.AD55:.AF57];-1)=2;SUM([.AD55:.AF57];-1)=3);1;0);IF(SUM([.AD55:.AF57])=3;1;0))" office:value-type="float" office:value="0" calcext:value-type="float">
            <text:p>0</text:p>
          </table:table-cell>
          <table:table-cell table:style-name="ce42" table:formula="of:=IF([.AF56]=1;IF(OR(SUM([.AE55:.AG57];-1)=2;SUM([.AE55:.AG57];-1)=3);1;0);IF(SUM([.AE55:.AG57])=3;1;0))" office:value-type="float" office:value="0" calcext:value-type="float">
            <text:p>0</text:p>
          </table:table-cell>
          <table:table-cell table:style-name="ce42" table:formula="of:=IF([.AG56]=1;IF(OR(SUM([.AF55:.AH57];-1)=2;SUM([.AF55:.AH57];-1)=3);1;0);IF(SUM([.AF55:.AH57])=3;1;0))" office:value-type="float" office:value="0" calcext:value-type="float">
            <text:p>0</text:p>
          </table:table-cell>
          <table:table-cell table:style-name="ce42" table:formula="of:=IF([.AH56]=1;IF(OR(SUM([.AG55:.AI57];-1)=2;SUM([.AG55:.AI57];-1)=3);1;0);IF(SUM([.AG55:.AI57])=3;1;0))" office:value-type="float" office:value="0" calcext:value-type="float">
            <text:p>0</text:p>
          </table:table-cell>
          <table:table-cell table:style-name="ce42" table:formula="of:=IF([.AI56]=1;IF(OR(SUM([.AH55:.AJ57];-1)=2;SUM([.AH55:.AJ57];-1)=3);1;0);IF(SUM([.AH55:.AJ57])=3;1;0))" office:value-type="float" office:value="0" calcext:value-type="float">
            <text:p>0</text:p>
          </table:table-cell>
          <table:table-cell table:style-name="ce42" table:formula="of:=IF([.AJ56]=1;IF(OR(SUM([.AI55:.AK57];-1)=2;SUM([.AI55:.AK57];-1)=3);1;0);IF(SUM([.AI55:.AK57])=3;1;0))" office:value-type="float" office:value="0" calcext:value-type="float">
            <text:p>0</text:p>
          </table:table-cell>
          <table:table-cell table:style-name="ce42" table:formula="of:=IF([.AK56]=1;IF(OR(SUM([.AJ55:.AL57];-1)=2;SUM([.AJ55:.AL57];-1)=3);1;0);IF(SUM([.AJ55:.AL57])=3;1;0))" office:value-type="float" office:value="0" calcext:value-type="float">
            <text:p>0</text:p>
          </table:table-cell>
          <table:table-cell table:style-name="ce42" table:formula="of:=IF([.AL56]=1;IF(OR(SUM([.AK55:.AM57];-1)=2;SUM([.AK55:.AM57];-1)=3);1;0);IF(SUM([.AK55:.AM57])=3;1;0))" office:value-type="float" office:value="0" calcext:value-type="float">
            <text:p>0</text:p>
          </table:table-cell>
          <table:table-cell table:style-name="ce42" table:formula="of:=IF([.AM56]=1;IF(OR(SUM([.AL55:.AN57];-1)=2;SUM([.AL55:.AN57];-1)=3);1;0);IF(SUM([.AL55:.AN57])=3;1;0))" office:value-type="float" office:value="0" calcext:value-type="float">
            <text:p>0</text:p>
          </table:table-cell>
          <table:table-cell table:style-name="ce42" table:formula="of:=IF([.AN56]=1;IF(OR(SUM([.AM55:.AO57];-1)=2;SUM([.AM55:.AO57];-1)=3);1;0);IF(SUM([.AM55:.AO57])=3;1;0))" office:value-type="float" office:value="0" calcext:value-type="float">
            <text:p>0</text:p>
          </table:table-cell>
          <table:table-cell table:style-name="ce42" table:formula="of:=IF([.AO56]=1;IF(OR(SUM([.AN55:.AP57];-1)=2;SUM([.AN55:.AP57];-1)=3);1;0);IF(SUM([.AN55:.AP57])=3;1;0))" office:value-type="float" office:value="0" calcext:value-type="float">
            <text:p>0</text:p>
          </table:table-cell>
          <table:table-cell table:style-name="ce42" table:formula="of:=IF([.AP56]=1;IF(OR(SUM([.AO55:.AQ57];-1)=2;SUM([.AO55:.AQ57];-1)=3);1;0);IF(SUM([.AO55:.AQ57])=3;1;0))" office:value-type="float" office:value="0" calcext:value-type="float">
            <text:p>0</text:p>
          </table:table-cell>
          <table:table-cell table:style-name="ce42" table:formula="of:=IF([.AQ56]=1;IF(OR(SUM([.AP55:.AR57];-1)=2;SUM([.AP55:.AR57];-1)=3);1;0);IF(SUM([.AP55:.AR57])=3;1;0))" office:value-type="float" office:value="0" calcext:value-type="float">
            <text:p>0</text:p>
          </table:table-cell>
          <table:table-cell table:style-name="ce42" table:formula="of:=IF([.AR56]=1;IF(OR(SUM([.AQ55:.AS57];-1)=2;SUM([.AQ55:.AS57];-1)=3);1;0);IF(SUM([.AQ55:.AS57])=3;1;0))" office:value-type="float" office:value="0" calcext:value-type="float">
            <text:p>0</text:p>
          </table:table-cell>
          <table:table-cell table:style-name="ce42" table:formula="of:=IF([.AS56]=1;IF(OR(SUM([.AR55:.AT57];-1)=2;SUM([.AR55:.AT57];-1)=3);1;0);IF(SUM([.AR55:.AT57])=3;1;0))" office:value-type="float" office:value="0" calcext:value-type="float">
            <text:p>0</text:p>
          </table:table-cell>
          <table:table-cell table:style-name="ce42" table:formula="of:=IF([.AT56]=1;IF(OR(SUM([.AS55:.AU57];-1)=2;SUM([.AS55:.AU57];-1)=3);1;0);IF(SUM([.AS55:.AU57])=3;1;0))" office:value-type="float" office:value="0" calcext:value-type="float">
            <text:p>0</text:p>
          </table:table-cell>
          <table:table-cell table:style-name="ce42" table:formula="of:=IF([.AU56]=1;IF(OR(SUM([.AT55:.AV57];-1)=2;SUM([.AT55:.AV57];-1)=3);1;0);IF(SUM([.AT55:.AV57])=3;1;0))" office:value-type="float" office:value="0" calcext:value-type="float">
            <text:p>0</text:p>
          </table:table-cell>
          <table:table-cell table:style-name="ce42" table:formula="of:=IF([.AV56]=1;IF(OR(SUM([.AU55:.AW57];-1)=2;SUM([.AU55:.AW57];-1)=3);1;0);IF(SUM([.AU55:.AW57])=3;1;0))" office:value-type="float" office:value="0" calcext:value-type="float">
            <text:p>0</text:p>
          </table:table-cell>
          <table:table-cell table:style-name="ce42" table:formula="of:=IF([.AW56]=1;IF(OR(SUM([.AV55:.AX57];-1)=2;SUM([.AV55:.AX57];-1)=3);1;0);IF(SUM([.AV55:.AX57])=3;1;0))" office:value-type="float" office:value="0" calcext:value-type="float">
            <text:p>0</text:p>
          </table:table-cell>
          <table:table-cell table:style-name="ce42" table:formula="of:=IF([.AX56]=1;IF(OR(SUM([.AW55:.AY57];-1)=2;SUM([.AW55:.AY57];-1)=3);1;0);IF(SUM([.AW55:.AY57])=3;1;0))" office:value-type="float" office:value="0" calcext:value-type="float">
            <text:p>0</text:p>
          </table:table-cell>
          <table:table-cell table:style-name="ce42" table:formula="of:=IF([.AY56]=1;IF(OR(SUM([.AX55:.AZ57];-1)=2;SUM([.AX55:.AZ57];-1)=3);1;0);IF(SUM([.AX55:.AZ57])=3;1;0))" office:value-type="float" office:value="0" calcext:value-type="float">
            <text:p>0</text:p>
          </table:table-cell>
          <table:table-cell table:style-name="ce42" table:formula="of:=IF([.AZ56]=1;IF(OR(SUM([.AY55:.BA57];-1)=2;SUM([.AY55:.BA57];-1)=3);1;0);IF(SUM([.AY55:.BA57])=3;1;0))" office:value-type="float" office:value="0" calcext:value-type="float">
            <text:p>0</text:p>
          </table:table-cell>
          <table:table-cell table:style-name="ce42" table:formula="of:=IF([.BA56]=1;IF(OR(SUM([.AZ55:.BB57];-1)=2;SUM([.AZ55:.BB57];-1)=3);1;0);IF(SUM([.AZ55:.BB57])=3;1;0))" office:value-type="float" office:value="0" calcext:value-type="float">
            <text:p>0</text:p>
          </table:table-cell>
          <table:table-cell table:style-name="ce42" table:formula="of:=IF([.BB56]=1;IF(OR(SUM([.BA55:.BC57];-1)=2;SUM([.BA55:.BC57];-1)=3);1;0);IF(SUM([.BA55:.BC57])=3;1;0))" office:value-type="float" office:value="0" calcext:value-type="float">
            <text:p>0</text:p>
          </table:table-cell>
          <table:table-cell table:style-name="ce42" table:formula="of:=IF([.BC56]=1;IF(OR(SUM([.BB55:.BD57];-1)=2;SUM([.BB55:.BD57];-1)=3);1;0);IF(SUM([.BB55:.BD57])=3;1;0))" office:value-type="float" office:value="0" calcext:value-type="float">
            <text:p>0</text:p>
          </table:table-cell>
          <table:table-cell table:style-name="ce42" table:formula="of:=IF([.BD56]=1;IF(OR(SUM([.BC55:.BE57];-1)=2;SUM([.BC55:.BE57];-1)=3);1;0);IF(SUM([.BC55:.BE57])=3;1;0))" office:value-type="float" office:value="0" calcext:value-type="float">
            <text:p>0</text:p>
          </table:table-cell>
          <table:table-cell table:style-name="ce42" table:formula="of:=IF([.BE56]=1;IF(OR(SUM([.BD55:.BF57];-1)=2;SUM([.BD55:.BF57];-1)=3);1;0);IF(SUM([.BD55:.BF57])=3;1;0))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42" table:formula="of:=IF([.C57]=1;IF(OR(SUM([.B56:.D58];-1)=2;SUM([.B56:.D58];-1)=3);1;0);IF(SUM([.B56:.D58])=3;1;0))" office:value-type="float" office:value="0" calcext:value-type="float">
            <text:p>0</text:p>
          </table:table-cell>
          <table:table-cell table:style-name="ce42" table:formula="of:=IF([.D57]=1;IF(OR(SUM([.C56:.E58];-1)=2;SUM([.C56:.E58];-1)=3);1;0);IF(SUM([.C56:.E58])=3;1;0))" office:value-type="float" office:value="0" calcext:value-type="float">
            <text:p>0</text:p>
          </table:table-cell>
          <table:table-cell table:style-name="ce42" table:formula="of:=IF([.E57]=1;IF(OR(SUM([.D56:.F58];-1)=2;SUM([.D56:.F58];-1)=3);1;0);IF(SUM([.D56:.F58])=3;1;0))" office:value-type="float" office:value="0" calcext:value-type="float">
            <text:p>0</text:p>
          </table:table-cell>
          <table:table-cell table:style-name="ce42" table:formula="of:=IF([.F57]=1;IF(OR(SUM([.E56:.G58];-1)=2;SUM([.E56:.G58];-1)=3);1;0);IF(SUM([.E56:.G58])=3;1;0))" office:value-type="float" office:value="0" calcext:value-type="float">
            <text:p>0</text:p>
          </table:table-cell>
          <table:table-cell table:style-name="ce42" table:formula="of:=IF([.G57]=1;IF(OR(SUM([.F56:.H58];-1)=2;SUM([.F56:.H58];-1)=3);1;0);IF(SUM([.F56:.H58])=3;1;0))" office:value-type="float" office:value="0" calcext:value-type="float">
            <text:p>0</text:p>
          </table:table-cell>
          <table:table-cell table:style-name="ce42" table:formula="of:=IF([.H57]=1;IF(OR(SUM([.G56:.I58];-1)=2;SUM([.G56:.I58];-1)=3);1;0);IF(SUM([.G56:.I58])=3;1;0))" office:value-type="float" office:value="0" calcext:value-type="float">
            <text:p>0</text:p>
          </table:table-cell>
          <table:table-cell table:style-name="ce42" table:formula="of:=IF([.I57]=1;IF(OR(SUM([.H56:.J58];-1)=2;SUM([.H56:.J58];-1)=3);1;0);IF(SUM([.H56:.J58])=3;1;0))" office:value-type="float" office:value="0" calcext:value-type="float">
            <text:p>0</text:p>
          </table:table-cell>
          <table:table-cell table:style-name="ce42" table:formula="of:=IF([.J57]=1;IF(OR(SUM([.I56:.K58];-1)=2;SUM([.I56:.K58];-1)=3);1;0);IF(SUM([.I56:.K58])=3;1;0))" office:value-type="float" office:value="1" calcext:value-type="float">
            <text:p>1</text:p>
          </table:table-cell>
          <table:table-cell table:style-name="ce42" table:formula="of:=IF([.K57]=1;IF(OR(SUM([.J56:.L58];-1)=2;SUM([.J56:.L58];-1)=3);1;0);IF(SUM([.J56:.L58])=3;1;0))" office:value-type="float" office:value="0" calcext:value-type="float">
            <text:p>0</text:p>
          </table:table-cell>
          <table:table-cell table:style-name="ce42" table:formula="of:=IF([.L57]=1;IF(OR(SUM([.K56:.M58];-1)=2;SUM([.K56:.M58];-1)=3);1;0);IF(SUM([.K56:.M58])=3;1;0))" office:value-type="float" office:value="0" calcext:value-type="float">
            <text:p>0</text:p>
          </table:table-cell>
          <table:table-cell table:style-name="ce42" table:formula="of:=IF([.M57]=1;IF(OR(SUM([.L56:.N58];-1)=2;SUM([.L56:.N58];-1)=3);1;0);IF(SUM([.L56:.N58])=3;1;0))" office:value-type="float" office:value="0" calcext:value-type="float">
            <text:p>0</text:p>
          </table:table-cell>
          <table:table-cell table:style-name="ce42" table:formula="of:=IF([.N57]=1;IF(OR(SUM([.M56:.O58];-1)=2;SUM([.M56:.O58];-1)=3);1;0);IF(SUM([.M56:.O58])=3;1;0))" office:value-type="float" office:value="1" calcext:value-type="float">
            <text:p>1</text:p>
          </table:table-cell>
          <table:table-cell table:style-name="ce42" table:formula="of:=IF([.O57]=1;IF(OR(SUM([.N56:.P58];-1)=2;SUM([.N56:.P58];-1)=3);1;0);IF(SUM([.N56:.P58])=3;1;0))" office:value-type="float" office:value="0" calcext:value-type="float">
            <text:p>0</text:p>
          </table:table-cell>
          <table:table-cell table:style-name="ce42" table:formula="of:=IF([.P57]=1;IF(OR(SUM([.O56:.Q58];-1)=2;SUM([.O56:.Q58];-1)=3);1;0);IF(SUM([.O56:.Q58])=3;1;0))" office:value-type="float" office:value="0" calcext:value-type="float">
            <text:p>0</text:p>
          </table:table-cell>
          <table:table-cell table:style-name="ce42" table:formula="of:=IF([.Q57]=1;IF(OR(SUM([.P56:.R58];-1)=2;SUM([.P56:.R58];-1)=3);1;0);IF(SUM([.P56:.R58])=3;1;0))" office:value-type="float" office:value="0" calcext:value-type="float">
            <text:p>0</text:p>
          </table:table-cell>
          <table:table-cell table:style-name="ce42" table:formula="of:=IF([.R57]=1;IF(OR(SUM([.Q56:.S58];-1)=2;SUM([.Q56:.S58];-1)=3);1;0);IF(SUM([.Q56:.S58])=3;1;0))" office:value-type="float" office:value="0" calcext:value-type="float">
            <text:p>0</text:p>
          </table:table-cell>
          <table:table-cell table:style-name="ce42" table:formula="of:=IF([.S57]=1;IF(OR(SUM([.R56:.T58];-1)=2;SUM([.R56:.T58];-1)=3);1;0);IF(SUM([.R56:.T58])=3;1;0))" office:value-type="float" office:value="0" calcext:value-type="float">
            <text:p>0</text:p>
          </table:table-cell>
          <table:table-cell table:style-name="ce42" table:formula="of:=IF([.T57]=1;IF(OR(SUM([.S56:.U58];-1)=2;SUM([.S56:.U58];-1)=3);1;0);IF(SUM([.S56:.U58])=3;1;0))" office:value-type="float" office:value="0" calcext:value-type="float">
            <text:p>0</text:p>
          </table:table-cell>
          <table:table-cell table:style-name="ce42" table:formula="of:=IF([.U57]=1;IF(OR(SUM([.T56:.V58];-1)=2;SUM([.T56:.V58];-1)=3);1;0);IF(SUM([.T56:.V58])=3;1;0))" office:value-type="float" office:value="0" calcext:value-type="float">
            <text:p>0</text:p>
          </table:table-cell>
          <table:table-cell table:style-name="ce42" table:formula="of:=IF([.V57]=1;IF(OR(SUM([.U56:.W58];-1)=2;SUM([.U56:.W58];-1)=3);1;0);IF(SUM([.U56:.W58])=3;1;0))" office:value-type="float" office:value="0" calcext:value-type="float">
            <text:p>0</text:p>
          </table:table-cell>
          <table:table-cell table:style-name="ce42" table:formula="of:=IF([.W57]=1;IF(OR(SUM([.V56:.X58];-1)=2;SUM([.V56:.X58];-1)=3);1;0);IF(SUM([.V56:.X58])=3;1;0))" office:value-type="float" office:value="0" calcext:value-type="float">
            <text:p>0</text:p>
          </table:table-cell>
          <table:table-cell table:style-name="ce42" table:formula="of:=IF([.X57]=1;IF(OR(SUM([.W56:.Y58];-1)=2;SUM([.W56:.Y58];-1)=3);1;0);IF(SUM([.W56:.Y58])=3;1;0))" office:value-type="float" office:value="0" calcext:value-type="float">
            <text:p>0</text:p>
          </table:table-cell>
          <table:table-cell table:style-name="ce42" table:formula="of:=IF([.Y57]=1;IF(OR(SUM([.X56:.Z58];-1)=2;SUM([.X56:.Z58];-1)=3);1;0);IF(SUM([.X56:.Z58])=3;1;0))" office:value-type="float" office:value="0" calcext:value-type="float">
            <text:p>0</text:p>
          </table:table-cell>
          <table:table-cell table:style-name="ce42" table:formula="of:=IF([.Z57]=1;IF(OR(SUM([.Y56:.AA58];-1)=2;SUM([.Y56:.AA58];-1)=3);1;0);IF(SUM([.Y56:.AA58])=3;1;0))" office:value-type="float" office:value="0" calcext:value-type="float">
            <text:p>0</text:p>
          </table:table-cell>
          <table:table-cell table:style-name="ce42" table:formula="of:=IF([.AA57]=1;IF(OR(SUM([.Z56:.AB58];-1)=2;SUM([.Z56:.AB58];-1)=3);1;0);IF(SUM([.Z56:.AB58])=3;1;0))" office:value-type="float" office:value="0" calcext:value-type="float">
            <text:p>0</text:p>
          </table:table-cell>
          <table:table-cell table:style-name="ce42" table:formula="of:=IF([.AB57]=1;IF(OR(SUM([.AA56:.AC58];-1)=2;SUM([.AA56:.AC58];-1)=3);1;0);IF(SUM([.AA56:.AC58])=3;1;0))" office:value-type="float" office:value="0" calcext:value-type="float">
            <text:p>0</text:p>
          </table:table-cell>
          <table:table-cell table:style-name="ce42" table:formula="of:=IF([.AC57]=1;IF(OR(SUM([.AB56:.AD58];-1)=2;SUM([.AB56:.AD58];-1)=3);1;0);IF(SUM([.AB56:.AD58])=3;1;0))" office:value-type="float" office:value="0" calcext:value-type="float">
            <text:p>0</text:p>
          </table:table-cell>
          <table:table-cell table:style-name="ce42" table:formula="of:=IF([.AD57]=1;IF(OR(SUM([.AC56:.AE58];-1)=2;SUM([.AC56:.AE58];-1)=3);1;0);IF(SUM([.AC56:.AE58])=3;1;0))" office:value-type="float" office:value="0" calcext:value-type="float">
            <text:p>0</text:p>
          </table:table-cell>
          <table:table-cell table:style-name="ce42" table:formula="of:=IF([.AE57]=1;IF(OR(SUM([.AD56:.AF58];-1)=2;SUM([.AD56:.AF58];-1)=3);1;0);IF(SUM([.AD56:.AF58])=3;1;0))" office:value-type="float" office:value="0" calcext:value-type="float">
            <text:p>0</text:p>
          </table:table-cell>
          <table:table-cell table:style-name="ce42" table:formula="of:=IF([.AF57]=1;IF(OR(SUM([.AE56:.AG58];-1)=2;SUM([.AE56:.AG58];-1)=3);1;0);IF(SUM([.AE56:.AG58])=3;1;0))" office:value-type="float" office:value="0" calcext:value-type="float">
            <text:p>0</text:p>
          </table:table-cell>
          <table:table-cell table:style-name="ce42" table:formula="of:=IF([.AG57]=1;IF(OR(SUM([.AF56:.AH58];-1)=2;SUM([.AF56:.AH58];-1)=3);1;0);IF(SUM([.AF56:.AH58])=3;1;0))" office:value-type="float" office:value="0" calcext:value-type="float">
            <text:p>0</text:p>
          </table:table-cell>
          <table:table-cell table:style-name="ce42" table:formula="of:=IF([.AH57]=1;IF(OR(SUM([.AG56:.AI58];-1)=2;SUM([.AG56:.AI58];-1)=3);1;0);IF(SUM([.AG56:.AI58])=3;1;0))" office:value-type="float" office:value="0" calcext:value-type="float">
            <text:p>0</text:p>
          </table:table-cell>
          <table:table-cell table:style-name="ce42" table:formula="of:=IF([.AI57]=1;IF(OR(SUM([.AH56:.AJ58];-1)=2;SUM([.AH56:.AJ58];-1)=3);1;0);IF(SUM([.AH56:.AJ58])=3;1;0))" office:value-type="float" office:value="0" calcext:value-type="float">
            <text:p>0</text:p>
          </table:table-cell>
          <table:table-cell table:style-name="ce42" table:formula="of:=IF([.AJ57]=1;IF(OR(SUM([.AI56:.AK58];-1)=2;SUM([.AI56:.AK58];-1)=3);1;0);IF(SUM([.AI56:.AK58])=3;1;0))" office:value-type="float" office:value="0" calcext:value-type="float">
            <text:p>0</text:p>
          </table:table-cell>
          <table:table-cell table:style-name="ce42" table:formula="of:=IF([.AK57]=1;IF(OR(SUM([.AJ56:.AL58];-1)=2;SUM([.AJ56:.AL58];-1)=3);1;0);IF(SUM([.AJ56:.AL58])=3;1;0))" office:value-type="float" office:value="0" calcext:value-type="float">
            <text:p>0</text:p>
          </table:table-cell>
          <table:table-cell table:style-name="ce42" table:formula="of:=IF([.AL57]=1;IF(OR(SUM([.AK56:.AM58];-1)=2;SUM([.AK56:.AM58];-1)=3);1;0);IF(SUM([.AK56:.AM58])=3;1;0))" office:value-type="float" office:value="0" calcext:value-type="float">
            <text:p>0</text:p>
          </table:table-cell>
          <table:table-cell table:style-name="ce42" table:formula="of:=IF([.AM57]=1;IF(OR(SUM([.AL56:.AN58];-1)=2;SUM([.AL56:.AN58];-1)=3);1;0);IF(SUM([.AL56:.AN58])=3;1;0))" office:value-type="float" office:value="0" calcext:value-type="float">
            <text:p>0</text:p>
          </table:table-cell>
          <table:table-cell table:style-name="ce42" table:formula="of:=IF([.AN57]=1;IF(OR(SUM([.AM56:.AO58];-1)=2;SUM([.AM56:.AO58];-1)=3);1;0);IF(SUM([.AM56:.AO58])=3;1;0))" office:value-type="float" office:value="0" calcext:value-type="float">
            <text:p>0</text:p>
          </table:table-cell>
          <table:table-cell table:style-name="ce42" table:formula="of:=IF([.AO57]=1;IF(OR(SUM([.AN56:.AP58];-1)=2;SUM([.AN56:.AP58];-1)=3);1;0);IF(SUM([.AN56:.AP58])=3;1;0))" office:value-type="float" office:value="0" calcext:value-type="float">
            <text:p>0</text:p>
          </table:table-cell>
          <table:table-cell table:style-name="ce42" table:formula="of:=IF([.AP57]=1;IF(OR(SUM([.AO56:.AQ58];-1)=2;SUM([.AO56:.AQ58];-1)=3);1;0);IF(SUM([.AO56:.AQ58])=3;1;0))" office:value-type="float" office:value="0" calcext:value-type="float">
            <text:p>0</text:p>
          </table:table-cell>
          <table:table-cell table:style-name="ce42" table:formula="of:=IF([.AQ57]=1;IF(OR(SUM([.AP56:.AR58];-1)=2;SUM([.AP56:.AR58];-1)=3);1;0);IF(SUM([.AP56:.AR58])=3;1;0))" office:value-type="float" office:value="0" calcext:value-type="float">
            <text:p>0</text:p>
          </table:table-cell>
          <table:table-cell table:style-name="ce42" table:formula="of:=IF([.AR57]=1;IF(OR(SUM([.AQ56:.AS58];-1)=2;SUM([.AQ56:.AS58];-1)=3);1;0);IF(SUM([.AQ56:.AS58])=3;1;0))" office:value-type="float" office:value="0" calcext:value-type="float">
            <text:p>0</text:p>
          </table:table-cell>
          <table:table-cell table:style-name="ce42" table:formula="of:=IF([.AS57]=1;IF(OR(SUM([.AR56:.AT58];-1)=2;SUM([.AR56:.AT58];-1)=3);1;0);IF(SUM([.AR56:.AT58])=3;1;0))" office:value-type="float" office:value="0" calcext:value-type="float">
            <text:p>0</text:p>
          </table:table-cell>
          <table:table-cell table:style-name="ce42" table:formula="of:=IF([.AT57]=1;IF(OR(SUM([.AS56:.AU58];-1)=2;SUM([.AS56:.AU58];-1)=3);1;0);IF(SUM([.AS56:.AU58])=3;1;0))" office:value-type="float" office:value="0" calcext:value-type="float">
            <text:p>0</text:p>
          </table:table-cell>
          <table:table-cell table:style-name="ce42" table:formula="of:=IF([.AU57]=1;IF(OR(SUM([.AT56:.AV58];-1)=2;SUM([.AT56:.AV58];-1)=3);1;0);IF(SUM([.AT56:.AV58])=3;1;0))" office:value-type="float" office:value="0" calcext:value-type="float">
            <text:p>0</text:p>
          </table:table-cell>
          <table:table-cell table:style-name="ce42" table:formula="of:=IF([.AV57]=1;IF(OR(SUM([.AU56:.AW58];-1)=2;SUM([.AU56:.AW58];-1)=3);1;0);IF(SUM([.AU56:.AW58])=3;1;0))" office:value-type="float" office:value="0" calcext:value-type="float">
            <text:p>0</text:p>
          </table:table-cell>
          <table:table-cell table:style-name="ce42" table:formula="of:=IF([.AW57]=1;IF(OR(SUM([.AV56:.AX58];-1)=2;SUM([.AV56:.AX58];-1)=3);1;0);IF(SUM([.AV56:.AX58])=3;1;0))" office:value-type="float" office:value="0" calcext:value-type="float">
            <text:p>0</text:p>
          </table:table-cell>
          <table:table-cell table:style-name="ce42" table:formula="of:=IF([.AX57]=1;IF(OR(SUM([.AW56:.AY58];-1)=2;SUM([.AW56:.AY58];-1)=3);1;0);IF(SUM([.AW56:.AY58])=3;1;0))" office:value-type="float" office:value="0" calcext:value-type="float">
            <text:p>0</text:p>
          </table:table-cell>
          <table:table-cell table:style-name="ce42" table:formula="of:=IF([.AY57]=1;IF(OR(SUM([.AX56:.AZ58];-1)=2;SUM([.AX56:.AZ58];-1)=3);1;0);IF(SUM([.AX56:.AZ58])=3;1;0))" office:value-type="float" office:value="0" calcext:value-type="float">
            <text:p>0</text:p>
          </table:table-cell>
          <table:table-cell table:style-name="ce42" table:formula="of:=IF([.AZ57]=1;IF(OR(SUM([.AY56:.BA58];-1)=2;SUM([.AY56:.BA58];-1)=3);1;0);IF(SUM([.AY56:.BA58])=3;1;0))" office:value-type="float" office:value="0" calcext:value-type="float">
            <text:p>0</text:p>
          </table:table-cell>
          <table:table-cell table:style-name="ce42" table:formula="of:=IF([.BA57]=1;IF(OR(SUM([.AZ56:.BB58];-1)=2;SUM([.AZ56:.BB58];-1)=3);1;0);IF(SUM([.AZ56:.BB58])=3;1;0))" office:value-type="float" office:value="0" calcext:value-type="float">
            <text:p>0</text:p>
          </table:table-cell>
          <table:table-cell table:style-name="ce42" table:formula="of:=IF([.BB57]=1;IF(OR(SUM([.BA56:.BC58];-1)=2;SUM([.BA56:.BC58];-1)=3);1;0);IF(SUM([.BA56:.BC58])=3;1;0))" office:value-type="float" office:value="0" calcext:value-type="float">
            <text:p>0</text:p>
          </table:table-cell>
          <table:table-cell table:style-name="ce42" table:formula="of:=IF([.BC57]=1;IF(OR(SUM([.BB56:.BD58];-1)=2;SUM([.BB56:.BD58];-1)=3);1;0);IF(SUM([.BB56:.BD58])=3;1;0))" office:value-type="float" office:value="0" calcext:value-type="float">
            <text:p>0</text:p>
          </table:table-cell>
          <table:table-cell table:style-name="ce42" table:formula="of:=IF([.BD57]=1;IF(OR(SUM([.BC56:.BE58];-1)=2;SUM([.BC56:.BE58];-1)=3);1;0);IF(SUM([.BC56:.BE58])=3;1;0))" office:value-type="float" office:value="0" calcext:value-type="float">
            <text:p>0</text:p>
          </table:table-cell>
          <table:table-cell table:style-name="ce42" table:formula="of:=IF([.BE57]=1;IF(OR(SUM([.BD56:.BF58];-1)=2;SUM([.BD56:.BF58];-1)=3);1;0);IF(SUM([.BD56:.BF58])=3;1;0))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42" table:formula="of:=IF([.C58]=1;IF(OR(SUM([.B57:.D59];-1)=2;SUM([.B57:.D59];-1)=3);1;0);IF(SUM([.B57:.D59])=3;1;0))" office:value-type="float" office:value="0" calcext:value-type="float">
            <text:p>0</text:p>
          </table:table-cell>
          <table:table-cell table:style-name="ce42" table:formula="of:=IF([.D58]=1;IF(OR(SUM([.C57:.E59];-1)=2;SUM([.C57:.E59];-1)=3);1;0);IF(SUM([.C57:.E59])=3;1;0))" office:value-type="float" office:value="0" calcext:value-type="float">
            <text:p>0</text:p>
          </table:table-cell>
          <table:table-cell table:style-name="ce42" table:formula="of:=IF([.E58]=1;IF(OR(SUM([.D57:.F59];-1)=2;SUM([.D57:.F59];-1)=3);1;0);IF(SUM([.D57:.F59])=3;1;0))" office:value-type="float" office:value="0" calcext:value-type="float">
            <text:p>0</text:p>
          </table:table-cell>
          <table:table-cell table:style-name="ce42" table:formula="of:=IF([.F58]=1;IF(OR(SUM([.E57:.G59];-1)=2;SUM([.E57:.G59];-1)=3);1;0);IF(SUM([.E57:.G59])=3;1;0))" office:value-type="float" office:value="0" calcext:value-type="float">
            <text:p>0</text:p>
          </table:table-cell>
          <table:table-cell table:style-name="ce42" table:formula="of:=IF([.G58]=1;IF(OR(SUM([.F57:.H59];-1)=2;SUM([.F57:.H59];-1)=3);1;0);IF(SUM([.F57:.H59])=3;1;0))" office:value-type="float" office:value="0" calcext:value-type="float">
            <text:p>0</text:p>
          </table:table-cell>
          <table:table-cell table:style-name="ce42" table:formula="of:=IF([.H58]=1;IF(OR(SUM([.G57:.I59];-1)=2;SUM([.G57:.I59];-1)=3);1;0);IF(SUM([.G57:.I59])=3;1;0))" office:value-type="float" office:value="0" calcext:value-type="float">
            <text:p>0</text:p>
          </table:table-cell>
          <table:table-cell table:style-name="ce42" table:formula="of:=IF([.I58]=1;IF(OR(SUM([.H57:.J59];-1)=2;SUM([.H57:.J59];-1)=3);1;0);IF(SUM([.H57:.J59])=3;1;0))" office:value-type="float" office:value="0" calcext:value-type="float">
            <text:p>0</text:p>
          </table:table-cell>
          <table:table-cell table:style-name="ce42" table:formula="of:=IF([.J58]=1;IF(OR(SUM([.I57:.K59];-1)=2;SUM([.I57:.K59];-1)=3);1;0);IF(SUM([.I57:.K59])=3;1;0))" office:value-type="float" office:value="0" calcext:value-type="float">
            <text:p>0</text:p>
          </table:table-cell>
          <table:table-cell table:style-name="ce42" table:formula="of:=IF([.K58]=1;IF(OR(SUM([.J57:.L59];-1)=2;SUM([.J57:.L59];-1)=3);1;0);IF(SUM([.J57:.L59])=3;1;0))" office:value-type="float" office:value="1" calcext:value-type="float">
            <text:p>1</text:p>
          </table:table-cell>
          <table:table-cell table:style-name="ce42" table:formula="of:=IF([.L58]=1;IF(OR(SUM([.K57:.M59];-1)=2;SUM([.K57:.M59];-1)=3);1;0);IF(SUM([.K57:.M59])=3;1;0))" office:value-type="float" office:value="1" calcext:value-type="float">
            <text:p>1</text:p>
          </table:table-cell>
          <table:table-cell table:style-name="ce42" table:formula="of:=IF([.M58]=1;IF(OR(SUM([.L57:.N59];-1)=2;SUM([.L57:.N59];-1)=3);1;0);IF(SUM([.L57:.N59])=3;1;0))" office:value-type="float" office:value="1" calcext:value-type="float">
            <text:p>1</text:p>
          </table:table-cell>
          <table:table-cell table:style-name="ce42" table:formula="of:=IF([.N58]=1;IF(OR(SUM([.M57:.O59];-1)=2;SUM([.M57:.O59];-1)=3);1;0);IF(SUM([.M57:.O59])=3;1;0))" office:value-type="float" office:value="0" calcext:value-type="float">
            <text:p>0</text:p>
          </table:table-cell>
          <table:table-cell table:style-name="ce42" table:formula="of:=IF([.O58]=1;IF(OR(SUM([.N57:.P59];-1)=2;SUM([.N57:.P59];-1)=3);1;0);IF(SUM([.N57:.P59])=3;1;0))" office:value-type="float" office:value="0" calcext:value-type="float">
            <text:p>0</text:p>
          </table:table-cell>
          <table:table-cell table:style-name="ce42" table:formula="of:=IF([.P58]=1;IF(OR(SUM([.O57:.Q59];-1)=2;SUM([.O57:.Q59];-1)=3);1;0);IF(SUM([.O57:.Q59])=3;1;0))" office:value-type="float" office:value="0" calcext:value-type="float">
            <text:p>0</text:p>
          </table:table-cell>
          <table:table-cell table:style-name="ce42" table:formula="of:=IF([.Q58]=1;IF(OR(SUM([.P57:.R59];-1)=2;SUM([.P57:.R59];-1)=3);1;0);IF(SUM([.P57:.R59])=3;1;0))" office:value-type="float" office:value="0" calcext:value-type="float">
            <text:p>0</text:p>
          </table:table-cell>
          <table:table-cell table:style-name="ce42" table:formula="of:=IF([.R58]=1;IF(OR(SUM([.Q57:.S59];-1)=2;SUM([.Q57:.S59];-1)=3);1;0);IF(SUM([.Q57:.S59])=3;1;0))" office:value-type="float" office:value="0" calcext:value-type="float">
            <text:p>0</text:p>
          </table:table-cell>
          <table:table-cell table:style-name="ce42" table:formula="of:=IF([.S58]=1;IF(OR(SUM([.R57:.T59];-1)=2;SUM([.R57:.T59];-1)=3);1;0);IF(SUM([.R57:.T59])=3;1;0))" office:value-type="float" office:value="0" calcext:value-type="float">
            <text:p>0</text:p>
          </table:table-cell>
          <table:table-cell table:style-name="ce42" table:formula="of:=IF([.T58]=1;IF(OR(SUM([.S57:.U59];-1)=2;SUM([.S57:.U59];-1)=3);1;0);IF(SUM([.S57:.U59])=3;1;0))" office:value-type="float" office:value="0" calcext:value-type="float">
            <text:p>0</text:p>
          </table:table-cell>
          <table:table-cell table:style-name="ce42" table:formula="of:=IF([.U58]=1;IF(OR(SUM([.T57:.V59];-1)=2;SUM([.T57:.V59];-1)=3);1;0);IF(SUM([.T57:.V59])=3;1;0))" office:value-type="float" office:value="0" calcext:value-type="float">
            <text:p>0</text:p>
          </table:table-cell>
          <table:table-cell table:style-name="ce42" table:formula="of:=IF([.V58]=1;IF(OR(SUM([.U57:.W59];-1)=2;SUM([.U57:.W59];-1)=3);1;0);IF(SUM([.U57:.W59])=3;1;0))" office:value-type="float" office:value="0" calcext:value-type="float">
            <text:p>0</text:p>
          </table:table-cell>
          <table:table-cell table:style-name="ce42" table:formula="of:=IF([.W58]=1;IF(OR(SUM([.V57:.X59];-1)=2;SUM([.V57:.X59];-1)=3);1;0);IF(SUM([.V57:.X59])=3;1;0))" office:value-type="float" office:value="0" calcext:value-type="float">
            <text:p>0</text:p>
          </table:table-cell>
          <table:table-cell table:style-name="ce42" table:formula="of:=IF([.X58]=1;IF(OR(SUM([.W57:.Y59];-1)=2;SUM([.W57:.Y59];-1)=3);1;0);IF(SUM([.W57:.Y59])=3;1;0))" office:value-type="float" office:value="0" calcext:value-type="float">
            <text:p>0</text:p>
          </table:table-cell>
          <table:table-cell table:style-name="ce42" table:formula="of:=IF([.Y58]=1;IF(OR(SUM([.X57:.Z59];-1)=2;SUM([.X57:.Z59];-1)=3);1;0);IF(SUM([.X57:.Z59])=3;1;0))" office:value-type="float" office:value="0" calcext:value-type="float">
            <text:p>0</text:p>
          </table:table-cell>
          <table:table-cell table:style-name="ce42" table:formula="of:=IF([.Z58]=1;IF(OR(SUM([.Y57:.AA59];-1)=2;SUM([.Y57:.AA59];-1)=3);1;0);IF(SUM([.Y57:.AA59])=3;1;0))" office:value-type="float" office:value="0" calcext:value-type="float">
            <text:p>0</text:p>
          </table:table-cell>
          <table:table-cell table:style-name="ce42" table:formula="of:=IF([.AA58]=1;IF(OR(SUM([.Z57:.AB59];-1)=2;SUM([.Z57:.AB59];-1)=3);1;0);IF(SUM([.Z57:.AB59])=3;1;0))" office:value-type="float" office:value="1" calcext:value-type="float">
            <text:p>1</text:p>
          </table:table-cell>
          <table:table-cell table:style-name="ce42" table:formula="of:=IF([.AB58]=1;IF(OR(SUM([.AA57:.AC59];-1)=2;SUM([.AA57:.AC59];-1)=3);1;0);IF(SUM([.AA57:.AC59])=3;1;0))" office:value-type="float" office:value="1" calcext:value-type="float">
            <text:p>1</text:p>
          </table:table-cell>
          <table:table-cell table:style-name="ce42" table:formula="of:=IF([.AC58]=1;IF(OR(SUM([.AB57:.AD59];-1)=2;SUM([.AB57:.AD59];-1)=3);1;0);IF(SUM([.AB57:.AD59])=3;1;0))" office:value-type="float" office:value="0" calcext:value-type="float">
            <text:p>0</text:p>
          </table:table-cell>
          <table:table-cell table:style-name="ce42" table:formula="of:=IF([.AD58]=1;IF(OR(SUM([.AC57:.AE59];-1)=2;SUM([.AC57:.AE59];-1)=3);1;0);IF(SUM([.AC57:.AE59])=3;1;0))" office:value-type="float" office:value="0" calcext:value-type="float">
            <text:p>0</text:p>
          </table:table-cell>
          <table:table-cell table:style-name="ce42" table:formula="of:=IF([.AE58]=1;IF(OR(SUM([.AD57:.AF59];-1)=2;SUM([.AD57:.AF59];-1)=3);1;0);IF(SUM([.AD57:.AF59])=3;1;0))" office:value-type="float" office:value="0" calcext:value-type="float">
            <text:p>0</text:p>
          </table:table-cell>
          <table:table-cell table:style-name="ce42" table:formula="of:=IF([.AF58]=1;IF(OR(SUM([.AE57:.AG59];-1)=2;SUM([.AE57:.AG59];-1)=3);1;0);IF(SUM([.AE57:.AG59])=3;1;0))" office:value-type="float" office:value="0" calcext:value-type="float">
            <text:p>0</text:p>
          </table:table-cell>
          <table:table-cell table:style-name="ce42" table:formula="of:=IF([.AG58]=1;IF(OR(SUM([.AF57:.AH59];-1)=2;SUM([.AF57:.AH59];-1)=3);1;0);IF(SUM([.AF57:.AH59])=3;1;0))" office:value-type="float" office:value="0" calcext:value-type="float">
            <text:p>0</text:p>
          </table:table-cell>
          <table:table-cell table:style-name="ce42" table:formula="of:=IF([.AH58]=1;IF(OR(SUM([.AG57:.AI59];-1)=2;SUM([.AG57:.AI59];-1)=3);1;0);IF(SUM([.AG57:.AI59])=3;1;0))" office:value-type="float" office:value="0" calcext:value-type="float">
            <text:p>0</text:p>
          </table:table-cell>
          <table:table-cell table:style-name="ce42" table:formula="of:=IF([.AI58]=1;IF(OR(SUM([.AH57:.AJ59];-1)=2;SUM([.AH57:.AJ59];-1)=3);1;0);IF(SUM([.AH57:.AJ59])=3;1;0))" office:value-type="float" office:value="0" calcext:value-type="float">
            <text:p>0</text:p>
          </table:table-cell>
          <table:table-cell table:style-name="ce42" table:formula="of:=IF([.AJ58]=1;IF(OR(SUM([.AI57:.AK59];-1)=2;SUM([.AI57:.AK59];-1)=3);1;0);IF(SUM([.AI57:.AK59])=3;1;0))" office:value-type="float" office:value="0" calcext:value-type="float">
            <text:p>0</text:p>
          </table:table-cell>
          <table:table-cell table:style-name="ce42" table:formula="of:=IF([.AK58]=1;IF(OR(SUM([.AJ57:.AL59];-1)=2;SUM([.AJ57:.AL59];-1)=3);1;0);IF(SUM([.AJ57:.AL59])=3;1;0))" office:value-type="float" office:value="0" calcext:value-type="float">
            <text:p>0</text:p>
          </table:table-cell>
          <table:table-cell table:style-name="ce42" table:formula="of:=IF([.AL58]=1;IF(OR(SUM([.AK57:.AM59];-1)=2;SUM([.AK57:.AM59];-1)=3);1;0);IF(SUM([.AK57:.AM59])=3;1;0))" office:value-type="float" office:value="0" calcext:value-type="float">
            <text:p>0</text:p>
          </table:table-cell>
          <table:table-cell table:style-name="ce42" table:formula="of:=IF([.AM58]=1;IF(OR(SUM([.AL57:.AN59];-1)=2;SUM([.AL57:.AN59];-1)=3);1;0);IF(SUM([.AL57:.AN59])=3;1;0))" office:value-type="float" office:value="0" calcext:value-type="float">
            <text:p>0</text:p>
          </table:table-cell>
          <table:table-cell table:style-name="ce42" table:formula="of:=IF([.AN58]=1;IF(OR(SUM([.AM57:.AO59];-1)=2;SUM([.AM57:.AO59];-1)=3);1;0);IF(SUM([.AM57:.AO59])=3;1;0))" office:value-type="float" office:value="0" calcext:value-type="float">
            <text:p>0</text:p>
          </table:table-cell>
          <table:table-cell table:style-name="ce42" table:formula="of:=IF([.AO58]=1;IF(OR(SUM([.AN57:.AP59];-1)=2;SUM([.AN57:.AP59];-1)=3);1;0);IF(SUM([.AN57:.AP59])=3;1;0))" office:value-type="float" office:value="0" calcext:value-type="float">
            <text:p>0</text:p>
          </table:table-cell>
          <table:table-cell table:style-name="ce42" table:formula="of:=IF([.AP58]=1;IF(OR(SUM([.AO57:.AQ59];-1)=2;SUM([.AO57:.AQ59];-1)=3);1;0);IF(SUM([.AO57:.AQ59])=3;1;0))" office:value-type="float" office:value="0" calcext:value-type="float">
            <text:p>0</text:p>
          </table:table-cell>
          <table:table-cell table:style-name="ce42" table:formula="of:=IF([.AQ58]=1;IF(OR(SUM([.AP57:.AR59];-1)=2;SUM([.AP57:.AR59];-1)=3);1;0);IF(SUM([.AP57:.AR59])=3;1;0))" office:value-type="float" office:value="0" calcext:value-type="float">
            <text:p>0</text:p>
          </table:table-cell>
          <table:table-cell table:style-name="ce42" table:formula="of:=IF([.AR58]=1;IF(OR(SUM([.AQ57:.AS59];-1)=2;SUM([.AQ57:.AS59];-1)=3);1;0);IF(SUM([.AQ57:.AS59])=3;1;0))" office:value-type="float" office:value="0" calcext:value-type="float">
            <text:p>0</text:p>
          </table:table-cell>
          <table:table-cell table:style-name="ce42" table:formula="of:=IF([.AS58]=1;IF(OR(SUM([.AR57:.AT59];-1)=2;SUM([.AR57:.AT59];-1)=3);1;0);IF(SUM([.AR57:.AT59])=3;1;0))" office:value-type="float" office:value="0" calcext:value-type="float">
            <text:p>0</text:p>
          </table:table-cell>
          <table:table-cell table:style-name="ce42" table:formula="of:=IF([.AT58]=1;IF(OR(SUM([.AS57:.AU59];-1)=2;SUM([.AS57:.AU59];-1)=3);1;0);IF(SUM([.AS57:.AU59])=3;1;0))" office:value-type="float" office:value="0" calcext:value-type="float">
            <text:p>0</text:p>
          </table:table-cell>
          <table:table-cell table:style-name="ce42" table:formula="of:=IF([.AU58]=1;IF(OR(SUM([.AT57:.AV59];-1)=2;SUM([.AT57:.AV59];-1)=3);1;0);IF(SUM([.AT57:.AV59])=3;1;0))" office:value-type="float" office:value="0" calcext:value-type="float">
            <text:p>0</text:p>
          </table:table-cell>
          <table:table-cell table:style-name="ce42" table:formula="of:=IF([.AV58]=1;IF(OR(SUM([.AU57:.AW59];-1)=2;SUM([.AU57:.AW59];-1)=3);1;0);IF(SUM([.AU57:.AW59])=3;1;0))" office:value-type="float" office:value="0" calcext:value-type="float">
            <text:p>0</text:p>
          </table:table-cell>
          <table:table-cell table:style-name="ce42" table:formula="of:=IF([.AW58]=1;IF(OR(SUM([.AV57:.AX59];-1)=2;SUM([.AV57:.AX59];-1)=3);1;0);IF(SUM([.AV57:.AX59])=3;1;0))" office:value-type="float" office:value="0" calcext:value-type="float">
            <text:p>0</text:p>
          </table:table-cell>
          <table:table-cell table:style-name="ce42" table:formula="of:=IF([.AX58]=1;IF(OR(SUM([.AW57:.AY59];-1)=2;SUM([.AW57:.AY59];-1)=3);1;0);IF(SUM([.AW57:.AY59])=3;1;0))" office:value-type="float" office:value="0" calcext:value-type="float">
            <text:p>0</text:p>
          </table:table-cell>
          <table:table-cell table:style-name="ce42" table:formula="of:=IF([.AY58]=1;IF(OR(SUM([.AX57:.AZ59];-1)=2;SUM([.AX57:.AZ59];-1)=3);1;0);IF(SUM([.AX57:.AZ59])=3;1;0))" office:value-type="float" office:value="0" calcext:value-type="float">
            <text:p>0</text:p>
          </table:table-cell>
          <table:table-cell table:style-name="ce42" table:formula="of:=IF([.AZ58]=1;IF(OR(SUM([.AY57:.BA59];-1)=2;SUM([.AY57:.BA59];-1)=3);1;0);IF(SUM([.AY57:.BA59])=3;1;0))" office:value-type="float" office:value="0" calcext:value-type="float">
            <text:p>0</text:p>
          </table:table-cell>
          <table:table-cell table:style-name="ce42" table:formula="of:=IF([.BA58]=1;IF(OR(SUM([.AZ57:.BB59];-1)=2;SUM([.AZ57:.BB59];-1)=3);1;0);IF(SUM([.AZ57:.BB59])=3;1;0))" office:value-type="float" office:value="0" calcext:value-type="float">
            <text:p>0</text:p>
          </table:table-cell>
          <table:table-cell table:style-name="ce42" table:formula="of:=IF([.BB58]=1;IF(OR(SUM([.BA57:.BC59];-1)=2;SUM([.BA57:.BC59];-1)=3);1;0);IF(SUM([.BA57:.BC59])=3;1;0))" office:value-type="float" office:value="0" calcext:value-type="float">
            <text:p>0</text:p>
          </table:table-cell>
          <table:table-cell table:style-name="ce42" table:formula="of:=IF([.BC58]=1;IF(OR(SUM([.BB57:.BD59];-1)=2;SUM([.BB57:.BD59];-1)=3);1;0);IF(SUM([.BB57:.BD59])=3;1;0))" office:value-type="float" office:value="0" calcext:value-type="float">
            <text:p>0</text:p>
          </table:table-cell>
          <table:table-cell table:style-name="ce42" table:formula="of:=IF([.BD58]=1;IF(OR(SUM([.BC57:.BE59];-1)=2;SUM([.BC57:.BE59];-1)=3);1;0);IF(SUM([.BC57:.BE59])=3;1;0))" office:value-type="float" office:value="0" calcext:value-type="float">
            <text:p>0</text:p>
          </table:table-cell>
          <table:table-cell table:style-name="ce42" table:formula="of:=IF([.BE58]=1;IF(OR(SUM([.BD57:.BF59];-1)=2;SUM([.BD57:.BF59];-1)=3);1;0);IF(SUM([.BD57:.BF59])=3;1;0))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42" table:formula="of:=IF([.C59]=1;IF(OR(SUM([.B58:.D60];-1)=2;SUM([.B58:.D60];-1)=3);1;0);IF(SUM([.B58:.D60])=3;1;0))" office:value-type="float" office:value="0" calcext:value-type="float">
            <text:p>0</text:p>
          </table:table-cell>
          <table:table-cell table:style-name="ce42" table:formula="of:=IF([.D59]=1;IF(OR(SUM([.C58:.E60];-1)=2;SUM([.C58:.E60];-1)=3);1;0);IF(SUM([.C58:.E60])=3;1;0))" office:value-type="float" office:value="0" calcext:value-type="float">
            <text:p>0</text:p>
          </table:table-cell>
          <table:table-cell table:style-name="ce42" table:formula="of:=IF([.E59]=1;IF(OR(SUM([.D58:.F60];-1)=2;SUM([.D58:.F60];-1)=3);1;0);IF(SUM([.D58:.F60])=3;1;0))" office:value-type="float" office:value="0" calcext:value-type="float">
            <text:p>0</text:p>
          </table:table-cell>
          <table:table-cell table:style-name="ce42" table:formula="of:=IF([.F59]=1;IF(OR(SUM([.E58:.G60];-1)=2;SUM([.E58:.G60];-1)=3);1;0);IF(SUM([.E58:.G60])=3;1;0))" office:value-type="float" office:value="0" calcext:value-type="float">
            <text:p>0</text:p>
          </table:table-cell>
          <table:table-cell table:style-name="ce42" table:formula="of:=IF([.G59]=1;IF(OR(SUM([.F58:.H60];-1)=2;SUM([.F58:.H60];-1)=3);1;0);IF(SUM([.F58:.H60])=3;1;0))" office:value-type="float" office:value="0" calcext:value-type="float">
            <text:p>0</text:p>
          </table:table-cell>
          <table:table-cell table:style-name="ce42" table:formula="of:=IF([.H59]=1;IF(OR(SUM([.G58:.I60];-1)=2;SUM([.G58:.I60];-1)=3);1;0);IF(SUM([.G58:.I60])=3;1;0))" office:value-type="float" office:value="0" calcext:value-type="float">
            <text:p>0</text:p>
          </table:table-cell>
          <table:table-cell table:style-name="ce42" table:formula="of:=IF([.I59]=1;IF(OR(SUM([.H58:.J60];-1)=2;SUM([.H58:.J60];-1)=3);1;0);IF(SUM([.H58:.J60])=3;1;0))" office:value-type="float" office:value="0" calcext:value-type="float">
            <text:p>0</text:p>
          </table:table-cell>
          <table:table-cell table:style-name="ce42" table:formula="of:=IF([.J59]=1;IF(OR(SUM([.I58:.K60];-1)=2;SUM([.I58:.K60];-1)=3);1;0);IF(SUM([.I58:.K60])=3;1;0))" office:value-type="float" office:value="0" calcext:value-type="float">
            <text:p>0</text:p>
          </table:table-cell>
          <table:table-cell table:style-name="ce42" table:formula="of:=IF([.K59]=1;IF(OR(SUM([.J58:.L60];-1)=2;SUM([.J58:.L60];-1)=3);1;0);IF(SUM([.J58:.L60])=3;1;0))" office:value-type="float" office:value="0" calcext:value-type="float">
            <text:p>0</text:p>
          </table:table-cell>
          <table:table-cell table:style-name="ce42" table:formula="of:=IF([.L59]=1;IF(OR(SUM([.K58:.M60];-1)=2;SUM([.K58:.M60];-1)=3);1;0);IF(SUM([.K58:.M60])=3;1;0))" office:value-type="float" office:value="0" calcext:value-type="float">
            <text:p>0</text:p>
          </table:table-cell>
          <table:table-cell table:style-name="ce42" table:formula="of:=IF([.M59]=1;IF(OR(SUM([.L58:.N60];-1)=2;SUM([.L58:.N60];-1)=3);1;0);IF(SUM([.L58:.N60])=3;1;0))" office:value-type="float" office:value="0" calcext:value-type="float">
            <text:p>0</text:p>
          </table:table-cell>
          <table:table-cell table:style-name="ce42" table:formula="of:=IF([.N59]=1;IF(OR(SUM([.M58:.O60];-1)=2;SUM([.M58:.O60];-1)=3);1;0);IF(SUM([.M58:.O60])=3;1;0))" office:value-type="float" office:value="0" calcext:value-type="float">
            <text:p>0</text:p>
          </table:table-cell>
          <table:table-cell table:style-name="ce42" table:formula="of:=IF([.O59]=1;IF(OR(SUM([.N58:.P60];-1)=2;SUM([.N58:.P60];-1)=3);1;0);IF(SUM([.N58:.P60])=3;1;0))" office:value-type="float" office:value="0" calcext:value-type="float">
            <text:p>0</text:p>
          </table:table-cell>
          <table:table-cell table:style-name="ce42" table:formula="of:=IF([.P59]=1;IF(OR(SUM([.O58:.Q60];-1)=2;SUM([.O58:.Q60];-1)=3);1;0);IF(SUM([.O58:.Q60])=3;1;0))" office:value-type="float" office:value="0" calcext:value-type="float">
            <text:p>0</text:p>
          </table:table-cell>
          <table:table-cell table:style-name="ce42" table:formula="of:=IF([.Q59]=1;IF(OR(SUM([.P58:.R60];-1)=2;SUM([.P58:.R60];-1)=3);1;0);IF(SUM([.P58:.R60])=3;1;0))" office:value-type="float" office:value="0" calcext:value-type="float">
            <text:p>0</text:p>
          </table:table-cell>
          <table:table-cell table:style-name="ce42" table:formula="of:=IF([.R59]=1;IF(OR(SUM([.Q58:.S60];-1)=2;SUM([.Q58:.S60];-1)=3);1;0);IF(SUM([.Q58:.S60])=3;1;0))" office:value-type="float" office:value="0" calcext:value-type="float">
            <text:p>0</text:p>
          </table:table-cell>
          <table:table-cell table:style-name="ce42" table:formula="of:=IF([.S59]=1;IF(OR(SUM([.R58:.T60];-1)=2;SUM([.R58:.T60];-1)=3);1;0);IF(SUM([.R58:.T60])=3;1;0))" office:value-type="float" office:value="1" calcext:value-type="float">
            <text:p>1</text:p>
          </table:table-cell>
          <table:table-cell table:style-name="ce42" table:formula="of:=IF([.T59]=1;IF(OR(SUM([.S58:.U60];-1)=2;SUM([.S58:.U60];-1)=3);1;0);IF(SUM([.S58:.U60])=3;1;0))" office:value-type="float" office:value="1" calcext:value-type="float">
            <text:p>1</text:p>
          </table:table-cell>
          <table:table-cell table:style-name="ce42" table:formula="of:=IF([.U59]=1;IF(OR(SUM([.T58:.V60];-1)=2;SUM([.T58:.V60];-1)=3);1;0);IF(SUM([.T58:.V60])=3;1;0))" office:value-type="float" office:value="0" calcext:value-type="float">
            <text:p>0</text:p>
          </table:table-cell>
          <table:table-cell table:style-name="ce42" table:formula="of:=IF([.V59]=1;IF(OR(SUM([.U58:.W60];-1)=2;SUM([.U58:.W60];-1)=3);1;0);IF(SUM([.U58:.W60])=3;1;0))" office:value-type="float" office:value="0" calcext:value-type="float">
            <text:p>0</text:p>
          </table:table-cell>
          <table:table-cell table:style-name="ce42" table:formula="of:=IF([.W59]=1;IF(OR(SUM([.V58:.X60];-1)=2;SUM([.V58:.X60];-1)=3);1;0);IF(SUM([.V58:.X60])=3;1;0))" office:value-type="float" office:value="0" calcext:value-type="float">
            <text:p>0</text:p>
          </table:table-cell>
          <table:table-cell table:style-name="ce42" table:formula="of:=IF([.X59]=1;IF(OR(SUM([.W58:.Y60];-1)=2;SUM([.W58:.Y60];-1)=3);1;0);IF(SUM([.W58:.Y60])=3;1;0))" office:value-type="float" office:value="0" calcext:value-type="float">
            <text:p>0</text:p>
          </table:table-cell>
          <table:table-cell table:style-name="ce42" table:formula="of:=IF([.Y59]=1;IF(OR(SUM([.X58:.Z60];-1)=2;SUM([.X58:.Z60];-1)=3);1;0);IF(SUM([.X58:.Z60])=3;1;0))" office:value-type="float" office:value="0" calcext:value-type="float">
            <text:p>0</text:p>
          </table:table-cell>
          <table:table-cell table:style-name="ce42" table:formula="of:=IF([.Z59]=1;IF(OR(SUM([.Y58:.AA60];-1)=2;SUM([.Y58:.AA60];-1)=3);1;0);IF(SUM([.Y58:.AA60])=3;1;0))" office:value-type="float" office:value="1" calcext:value-type="float">
            <text:p>1</text:p>
          </table:table-cell>
          <table:table-cell table:style-name="ce42" table:formula="of:=IF([.AA59]=1;IF(OR(SUM([.Z58:.AB60];-1)=2;SUM([.Z58:.AB60];-1)=3);1;0);IF(SUM([.Z58:.AB60])=3;1;0))" office:value-type="float" office:value="1" calcext:value-type="float">
            <text:p>1</text:p>
          </table:table-cell>
          <table:table-cell table:style-name="ce42" table:formula="of:=IF([.AB59]=1;IF(OR(SUM([.AA58:.AC60];-1)=2;SUM([.AA58:.AC60];-1)=3);1;0);IF(SUM([.AA58:.AC60])=3;1;0))" office:value-type="float" office:value="1" calcext:value-type="float">
            <text:p>1</text:p>
          </table:table-cell>
          <table:table-cell table:style-name="ce42" table:formula="of:=IF([.AC59]=1;IF(OR(SUM([.AB58:.AD60];-1)=2;SUM([.AB58:.AD60];-1)=3);1;0);IF(SUM([.AB58:.AD60])=3;1;0))" office:value-type="float" office:value="1" calcext:value-type="float">
            <text:p>1</text:p>
          </table:table-cell>
          <table:table-cell table:style-name="ce42" table:formula="of:=IF([.AD59]=1;IF(OR(SUM([.AC58:.AE60];-1)=2;SUM([.AC58:.AE60];-1)=3);1;0);IF(SUM([.AC58:.AE60])=3;1;0))" office:value-type="float" office:value="0" calcext:value-type="float">
            <text:p>0</text:p>
          </table:table-cell>
          <table:table-cell table:style-name="ce42" table:formula="of:=IF([.AE59]=1;IF(OR(SUM([.AD58:.AF60];-1)=2;SUM([.AD58:.AF60];-1)=3);1;0);IF(SUM([.AD58:.AF60])=3;1;0))" office:value-type="float" office:value="0" calcext:value-type="float">
            <text:p>0</text:p>
          </table:table-cell>
          <table:table-cell table:style-name="ce42" table:formula="of:=IF([.AF59]=1;IF(OR(SUM([.AE58:.AG60];-1)=2;SUM([.AE58:.AG60];-1)=3);1;0);IF(SUM([.AE58:.AG60])=3;1;0))" office:value-type="float" office:value="0" calcext:value-type="float">
            <text:p>0</text:p>
          </table:table-cell>
          <table:table-cell table:style-name="ce42" table:formula="of:=IF([.AG59]=1;IF(OR(SUM([.AF58:.AH60];-1)=2;SUM([.AF58:.AH60];-1)=3);1;0);IF(SUM([.AF58:.AH60])=3;1;0))" office:value-type="float" office:value="0" calcext:value-type="float">
            <text:p>0</text:p>
          </table:table-cell>
          <table:table-cell table:style-name="ce42" table:formula="of:=IF([.AH59]=1;IF(OR(SUM([.AG58:.AI60];-1)=2;SUM([.AG58:.AI60];-1)=3);1;0);IF(SUM([.AG58:.AI60])=3;1;0))" office:value-type="float" office:value="0" calcext:value-type="float">
            <text:p>0</text:p>
          </table:table-cell>
          <table:table-cell table:style-name="ce42" table:formula="of:=IF([.AI59]=1;IF(OR(SUM([.AH58:.AJ60];-1)=2;SUM([.AH58:.AJ60];-1)=3);1;0);IF(SUM([.AH58:.AJ60])=3;1;0))" office:value-type="float" office:value="0" calcext:value-type="float">
            <text:p>0</text:p>
          </table:table-cell>
          <table:table-cell table:style-name="ce42" table:formula="of:=IF([.AJ59]=1;IF(OR(SUM([.AI58:.AK60];-1)=2;SUM([.AI58:.AK60];-1)=3);1;0);IF(SUM([.AI58:.AK60])=3;1;0))" office:value-type="float" office:value="0" calcext:value-type="float">
            <text:p>0</text:p>
          </table:table-cell>
          <table:table-cell table:style-name="ce42" table:formula="of:=IF([.AK59]=1;IF(OR(SUM([.AJ58:.AL60];-1)=2;SUM([.AJ58:.AL60];-1)=3);1;0);IF(SUM([.AJ58:.AL60])=3;1;0))" office:value-type="float" office:value="0" calcext:value-type="float">
            <text:p>0</text:p>
          </table:table-cell>
          <table:table-cell table:style-name="ce42" table:formula="of:=IF([.AL59]=1;IF(OR(SUM([.AK58:.AM60];-1)=2;SUM([.AK58:.AM60];-1)=3);1;0);IF(SUM([.AK58:.AM60])=3;1;0))" office:value-type="float" office:value="0" calcext:value-type="float">
            <text:p>0</text:p>
          </table:table-cell>
          <table:table-cell table:style-name="ce42" table:formula="of:=IF([.AM59]=1;IF(OR(SUM([.AL58:.AN60];-1)=2;SUM([.AL58:.AN60];-1)=3);1;0);IF(SUM([.AL58:.AN60])=3;1;0))" office:value-type="float" office:value="0" calcext:value-type="float">
            <text:p>0</text:p>
          </table:table-cell>
          <table:table-cell table:style-name="ce42" table:formula="of:=IF([.AN59]=1;IF(OR(SUM([.AM58:.AO60];-1)=2;SUM([.AM58:.AO60];-1)=3);1;0);IF(SUM([.AM58:.AO60])=3;1;0))" office:value-type="float" office:value="0" calcext:value-type="float">
            <text:p>0</text:p>
          </table:table-cell>
          <table:table-cell table:style-name="ce42" table:formula="of:=IF([.AO59]=1;IF(OR(SUM([.AN58:.AP60];-1)=2;SUM([.AN58:.AP60];-1)=3);1;0);IF(SUM([.AN58:.AP60])=3;1;0))" office:value-type="float" office:value="0" calcext:value-type="float">
            <text:p>0</text:p>
          </table:table-cell>
          <table:table-cell table:style-name="ce42" table:formula="of:=IF([.AP59]=1;IF(OR(SUM([.AO58:.AQ60];-1)=2;SUM([.AO58:.AQ60];-1)=3);1;0);IF(SUM([.AO58:.AQ60])=3;1;0))" office:value-type="float" office:value="0" calcext:value-type="float">
            <text:p>0</text:p>
          </table:table-cell>
          <table:table-cell table:style-name="ce42" table:formula="of:=IF([.AQ59]=1;IF(OR(SUM([.AP58:.AR60];-1)=2;SUM([.AP58:.AR60];-1)=3);1;0);IF(SUM([.AP58:.AR60])=3;1;0))" office:value-type="float" office:value="0" calcext:value-type="float">
            <text:p>0</text:p>
          </table:table-cell>
          <table:table-cell table:style-name="ce42" table:formula="of:=IF([.AR59]=1;IF(OR(SUM([.AQ58:.AS60];-1)=2;SUM([.AQ58:.AS60];-1)=3);1;0);IF(SUM([.AQ58:.AS60])=3;1;0))" office:value-type="float" office:value="0" calcext:value-type="float">
            <text:p>0</text:p>
          </table:table-cell>
          <table:table-cell table:style-name="ce42" table:formula="of:=IF([.AS59]=1;IF(OR(SUM([.AR58:.AT60];-1)=2;SUM([.AR58:.AT60];-1)=3);1;0);IF(SUM([.AR58:.AT60])=3;1;0))" office:value-type="float" office:value="0" calcext:value-type="float">
            <text:p>0</text:p>
          </table:table-cell>
          <table:table-cell table:style-name="ce42" table:formula="of:=IF([.AT59]=1;IF(OR(SUM([.AS58:.AU60];-1)=2;SUM([.AS58:.AU60];-1)=3);1;0);IF(SUM([.AS58:.AU60])=3;1;0))" office:value-type="float" office:value="0" calcext:value-type="float">
            <text:p>0</text:p>
          </table:table-cell>
          <table:table-cell table:style-name="ce42" table:formula="of:=IF([.AU59]=1;IF(OR(SUM([.AT58:.AV60];-1)=2;SUM([.AT58:.AV60];-1)=3);1;0);IF(SUM([.AT58:.AV60])=3;1;0))" office:value-type="float" office:value="0" calcext:value-type="float">
            <text:p>0</text:p>
          </table:table-cell>
          <table:table-cell table:style-name="ce42" table:formula="of:=IF([.AV59]=1;IF(OR(SUM([.AU58:.AW60];-1)=2;SUM([.AU58:.AW60];-1)=3);1;0);IF(SUM([.AU58:.AW60])=3;1;0))" office:value-type="float" office:value="0" calcext:value-type="float">
            <text:p>0</text:p>
          </table:table-cell>
          <table:table-cell table:style-name="ce42" table:formula="of:=IF([.AW59]=1;IF(OR(SUM([.AV58:.AX60];-1)=2;SUM([.AV58:.AX60];-1)=3);1;0);IF(SUM([.AV58:.AX60])=3;1;0))" office:value-type="float" office:value="0" calcext:value-type="float">
            <text:p>0</text:p>
          </table:table-cell>
          <table:table-cell table:style-name="ce42" table:formula="of:=IF([.AX59]=1;IF(OR(SUM([.AW58:.AY60];-1)=2;SUM([.AW58:.AY60];-1)=3);1;0);IF(SUM([.AW58:.AY60])=3;1;0))" office:value-type="float" office:value="0" calcext:value-type="float">
            <text:p>0</text:p>
          </table:table-cell>
          <table:table-cell table:style-name="ce42" table:formula="of:=IF([.AY59]=1;IF(OR(SUM([.AX58:.AZ60];-1)=2;SUM([.AX58:.AZ60];-1)=3);1;0);IF(SUM([.AX58:.AZ60])=3;1;0))" office:value-type="float" office:value="0" calcext:value-type="float">
            <text:p>0</text:p>
          </table:table-cell>
          <table:table-cell table:style-name="ce42" table:formula="of:=IF([.AZ59]=1;IF(OR(SUM([.AY58:.BA60];-1)=2;SUM([.AY58:.BA60];-1)=3);1;0);IF(SUM([.AY58:.BA60])=3;1;0))" office:value-type="float" office:value="0" calcext:value-type="float">
            <text:p>0</text:p>
          </table:table-cell>
          <table:table-cell table:style-name="ce42" table:formula="of:=IF([.BA59]=1;IF(OR(SUM([.AZ58:.BB60];-1)=2;SUM([.AZ58:.BB60];-1)=3);1;0);IF(SUM([.AZ58:.BB60])=3;1;0))" office:value-type="float" office:value="0" calcext:value-type="float">
            <text:p>0</text:p>
          </table:table-cell>
          <table:table-cell table:style-name="ce42" table:formula="of:=IF([.BB59]=1;IF(OR(SUM([.BA58:.BC60];-1)=2;SUM([.BA58:.BC60];-1)=3);1;0);IF(SUM([.BA58:.BC60])=3;1;0))" office:value-type="float" office:value="0" calcext:value-type="float">
            <text:p>0</text:p>
          </table:table-cell>
          <table:table-cell table:style-name="ce42" table:formula="of:=IF([.BC59]=1;IF(OR(SUM([.BB58:.BD60];-1)=2;SUM([.BB58:.BD60];-1)=3);1;0);IF(SUM([.BB58:.BD60])=3;1;0))" office:value-type="float" office:value="0" calcext:value-type="float">
            <text:p>0</text:p>
          </table:table-cell>
          <table:table-cell table:style-name="ce42" table:formula="of:=IF([.BD59]=1;IF(OR(SUM([.BC58:.BE60];-1)=2;SUM([.BC58:.BE60];-1)=3);1;0);IF(SUM([.BC58:.BE60])=3;1;0))" office:value-type="float" office:value="0" calcext:value-type="float">
            <text:p>0</text:p>
          </table:table-cell>
          <table:table-cell table:style-name="ce42" table:formula="of:=IF([.BE59]=1;IF(OR(SUM([.BD58:.BF60];-1)=2;SUM([.BD58:.BF60];-1)=3);1;0);IF(SUM([.BD58:.BF60])=3;1;0))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42" table:formula="of:=IF([.C60]=1;IF(OR(SUM([.B59:.D61];-1)=2;SUM([.B59:.D61];-1)=3);1;0);IF(SUM([.B59:.D61])=3;1;0))" office:value-type="float" office:value="0" calcext:value-type="float">
            <text:p>0</text:p>
          </table:table-cell>
          <table:table-cell table:style-name="ce42" table:formula="of:=IF([.D60]=1;IF(OR(SUM([.C59:.E61];-1)=2;SUM([.C59:.E61];-1)=3);1;0);IF(SUM([.C59:.E61])=3;1;0))" office:value-type="float" office:value="0" calcext:value-type="float">
            <text:p>0</text:p>
          </table:table-cell>
          <table:table-cell table:style-name="ce42" table:formula="of:=IF([.E60]=1;IF(OR(SUM([.D59:.F61];-1)=2;SUM([.D59:.F61];-1)=3);1;0);IF(SUM([.D59:.F61])=3;1;0))" office:value-type="float" office:value="0" calcext:value-type="float">
            <text:p>0</text:p>
          </table:table-cell>
          <table:table-cell table:style-name="ce42" table:formula="of:=IF([.F60]=1;IF(OR(SUM([.E59:.G61];-1)=2;SUM([.E59:.G61];-1)=3);1;0);IF(SUM([.E59:.G61])=3;1;0))" office:value-type="float" office:value="0" calcext:value-type="float">
            <text:p>0</text:p>
          </table:table-cell>
          <table:table-cell table:style-name="ce42" table:formula="of:=IF([.G60]=1;IF(OR(SUM([.F59:.H61];-1)=2;SUM([.F59:.H61];-1)=3);1;0);IF(SUM([.F59:.H61])=3;1;0))" office:value-type="float" office:value="0" calcext:value-type="float">
            <text:p>0</text:p>
          </table:table-cell>
          <table:table-cell table:style-name="ce42" table:formula="of:=IF([.H60]=1;IF(OR(SUM([.G59:.I61];-1)=2;SUM([.G59:.I61];-1)=3);1;0);IF(SUM([.G59:.I61])=3;1;0))" office:value-type="float" office:value="0" calcext:value-type="float">
            <text:p>0</text:p>
          </table:table-cell>
          <table:table-cell table:style-name="ce42" table:formula="of:=IF([.I60]=1;IF(OR(SUM([.H59:.J61];-1)=2;SUM([.H59:.J61];-1)=3);1;0);IF(SUM([.H59:.J61])=3;1;0))" office:value-type="float" office:value="0" calcext:value-type="float">
            <text:p>0</text:p>
          </table:table-cell>
          <table:table-cell table:style-name="ce42" table:formula="of:=IF([.J60]=1;IF(OR(SUM([.I59:.K61];-1)=2;SUM([.I59:.K61];-1)=3);1;0);IF(SUM([.I59:.K61])=3;1;0))" office:value-type="float" office:value="0" calcext:value-type="float">
            <text:p>0</text:p>
          </table:table-cell>
          <table:table-cell table:style-name="ce42" table:formula="of:=IF([.K60]=1;IF(OR(SUM([.J59:.L61];-1)=2;SUM([.J59:.L61];-1)=3);1;0);IF(SUM([.J59:.L61])=3;1;0))" office:value-type="float" office:value="0" calcext:value-type="float">
            <text:p>0</text:p>
          </table:table-cell>
          <table:table-cell table:style-name="ce42" table:formula="of:=IF([.L60]=1;IF(OR(SUM([.K59:.M61];-1)=2;SUM([.K59:.M61];-1)=3);1;0);IF(SUM([.K59:.M61])=3;1;0))" office:value-type="float" office:value="0" calcext:value-type="float">
            <text:p>0</text:p>
          </table:table-cell>
          <table:table-cell table:style-name="ce42" table:formula="of:=IF([.M60]=1;IF(OR(SUM([.L59:.N61];-1)=2;SUM([.L59:.N61];-1)=3);1;0);IF(SUM([.L59:.N61])=3;1;0))" office:value-type="float" office:value="0" calcext:value-type="float">
            <text:p>0</text:p>
          </table:table-cell>
          <table:table-cell table:style-name="ce42" table:formula="of:=IF([.N60]=1;IF(OR(SUM([.M59:.O61];-1)=2;SUM([.M59:.O61];-1)=3);1;0);IF(SUM([.M59:.O61])=3;1;0))" office:value-type="float" office:value="0" calcext:value-type="float">
            <text:p>0</text:p>
          </table:table-cell>
          <table:table-cell table:style-name="ce42" table:formula="of:=IF([.O60]=1;IF(OR(SUM([.N59:.P61];-1)=2;SUM([.N59:.P61];-1)=3);1;0);IF(SUM([.N59:.P61])=3;1;0))" office:value-type="float" office:value="0" calcext:value-type="float">
            <text:p>0</text:p>
          </table:table-cell>
          <table:table-cell table:style-name="ce42" table:formula="of:=IF([.P60]=1;IF(OR(SUM([.O59:.Q61];-1)=2;SUM([.O59:.Q61];-1)=3);1;0);IF(SUM([.O59:.Q61])=3;1;0))" office:value-type="float" office:value="0" calcext:value-type="float">
            <text:p>0</text:p>
          </table:table-cell>
          <table:table-cell table:style-name="ce42" table:formula="of:=IF([.Q60]=1;IF(OR(SUM([.P59:.R61];-1)=2;SUM([.P59:.R61];-1)=3);1;0);IF(SUM([.P59:.R61])=3;1;0))" office:value-type="float" office:value="0" calcext:value-type="float">
            <text:p>0</text:p>
          </table:table-cell>
          <table:table-cell table:style-name="ce42" table:formula="of:=IF([.R60]=1;IF(OR(SUM([.Q59:.S61];-1)=2;SUM([.Q59:.S61];-1)=3);1;0);IF(SUM([.Q59:.S61])=3;1;0))" office:value-type="float" office:value="0" calcext:value-type="float">
            <text:p>0</text:p>
          </table:table-cell>
          <table:table-cell table:style-name="ce42" table:formula="of:=IF([.S60]=1;IF(OR(SUM([.R59:.T61];-1)=2;SUM([.R59:.T61];-1)=3);1;0);IF(SUM([.R59:.T61])=3;1;0))" office:value-type="float" office:value="0" calcext:value-type="float">
            <text:p>0</text:p>
          </table:table-cell>
          <table:table-cell table:style-name="ce42" table:formula="of:=IF([.T60]=1;IF(OR(SUM([.S59:.U61];-1)=2;SUM([.S59:.U61];-1)=3);1;0);IF(SUM([.S59:.U61])=3;1;0))" office:value-type="float" office:value="1" calcext:value-type="float">
            <text:p>1</text:p>
          </table:table-cell>
          <table:table-cell table:style-name="ce42" table:formula="of:=IF([.U60]=1;IF(OR(SUM([.T59:.V61];-1)=2;SUM([.T59:.V61];-1)=3);1;0);IF(SUM([.T59:.V61])=3;1;0))" office:value-type="float" office:value="0" calcext:value-type="float">
            <text:p>0</text:p>
          </table:table-cell>
          <table:table-cell table:style-name="ce42" table:formula="of:=IF([.V60]=1;IF(OR(SUM([.U59:.W61];-1)=2;SUM([.U59:.W61];-1)=3);1;0);IF(SUM([.U59:.W61])=3;1;0))" office:value-type="float" office:value="0" calcext:value-type="float">
            <text:p>0</text:p>
          </table:table-cell>
          <table:table-cell table:style-name="ce42" table:formula="of:=IF([.W60]=1;IF(OR(SUM([.V59:.X61];-1)=2;SUM([.V59:.X61];-1)=3);1;0);IF(SUM([.V59:.X61])=3;1;0))" office:value-type="float" office:value="0" calcext:value-type="float">
            <text:p>0</text:p>
          </table:table-cell>
          <table:table-cell table:style-name="ce42" table:formula="of:=IF([.X60]=1;IF(OR(SUM([.W59:.Y61];-1)=2;SUM([.W59:.Y61];-1)=3);1;0);IF(SUM([.W59:.Y61])=3;1;0))" office:value-type="float" office:value="0" calcext:value-type="float">
            <text:p>0</text:p>
          </table:table-cell>
          <table:table-cell table:style-name="ce42" table:formula="of:=IF([.Y60]=1;IF(OR(SUM([.X59:.Z61];-1)=2;SUM([.X59:.Z61];-1)=3);1;0);IF(SUM([.X59:.Z61])=3;1;0))" office:value-type="float" office:value="0" calcext:value-type="float">
            <text:p>0</text:p>
          </table:table-cell>
          <table:table-cell table:style-name="ce42" table:formula="of:=IF([.Z60]=1;IF(OR(SUM([.Y59:.AA61];-1)=2;SUM([.Y59:.AA61];-1)=3);1;0);IF(SUM([.Y59:.AA61])=3;1;0))" office:value-type="float" office:value="1" calcext:value-type="float">
            <text:p>1</text:p>
          </table:table-cell>
          <table:table-cell table:style-name="ce42" table:formula="of:=IF([.AA60]=1;IF(OR(SUM([.Z59:.AB61];-1)=2;SUM([.Z59:.AB61];-1)=3);1;0);IF(SUM([.Z59:.AB61])=3;1;0))" office:value-type="float" office:value="1" calcext:value-type="float">
            <text:p>1</text:p>
          </table:table-cell>
          <table:table-cell table:style-name="ce42" table:formula="of:=IF([.AB60]=1;IF(OR(SUM([.AA59:.AC61];-1)=2;SUM([.AA59:.AC61];-1)=3);1;0);IF(SUM([.AA59:.AC61])=3;1;0))" office:value-type="float" office:value="0" calcext:value-type="float">
            <text:p>0</text:p>
          </table:table-cell>
          <table:table-cell table:style-name="ce42" table:formula="of:=IF([.AC60]=1;IF(OR(SUM([.AB59:.AD61];-1)=2;SUM([.AB59:.AD61];-1)=3);1;0);IF(SUM([.AB59:.AD61])=3;1;0))" office:value-type="float" office:value="1" calcext:value-type="float">
            <text:p>1</text:p>
          </table:table-cell>
          <table:table-cell table:style-name="ce42" table:formula="of:=IF([.AD60]=1;IF(OR(SUM([.AC59:.AE61];-1)=2;SUM([.AC59:.AE61];-1)=3);1;0);IF(SUM([.AC59:.AE61])=3;1;0))" office:value-type="float" office:value="1" calcext:value-type="float">
            <text:p>1</text:p>
          </table:table-cell>
          <table:table-cell table:style-name="ce42" table:formula="of:=IF([.AE60]=1;IF(OR(SUM([.AD59:.AF61];-1)=2;SUM([.AD59:.AF61];-1)=3);1;0);IF(SUM([.AD59:.AF61])=3;1;0))" office:value-type="float" office:value="0" calcext:value-type="float">
            <text:p>0</text:p>
          </table:table-cell>
          <table:table-cell table:style-name="ce42" table:formula="of:=IF([.AF60]=1;IF(OR(SUM([.AE59:.AG61];-1)=2;SUM([.AE59:.AG61];-1)=3);1;0);IF(SUM([.AE59:.AG61])=3;1;0))" office:value-type="float" office:value="0" calcext:value-type="float">
            <text:p>0</text:p>
          </table:table-cell>
          <table:table-cell table:style-name="ce42" table:formula="of:=IF([.AG60]=1;IF(OR(SUM([.AF59:.AH61];-1)=2;SUM([.AF59:.AH61];-1)=3);1;0);IF(SUM([.AF59:.AH61])=3;1;0))" office:value-type="float" office:value="0" calcext:value-type="float">
            <text:p>0</text:p>
          </table:table-cell>
          <table:table-cell table:style-name="ce42" table:formula="of:=IF([.AH60]=1;IF(OR(SUM([.AG59:.AI61];-1)=2;SUM([.AG59:.AI61];-1)=3);1;0);IF(SUM([.AG59:.AI61])=3;1;0))" office:value-type="float" office:value="0" calcext:value-type="float">
            <text:p>0</text:p>
          </table:table-cell>
          <table:table-cell table:style-name="ce42" table:formula="of:=IF([.AI60]=1;IF(OR(SUM([.AH59:.AJ61];-1)=2;SUM([.AH59:.AJ61];-1)=3);1;0);IF(SUM([.AH59:.AJ61])=3;1;0))" office:value-type="float" office:value="0" calcext:value-type="float">
            <text:p>0</text:p>
          </table:table-cell>
          <table:table-cell table:style-name="ce42" table:formula="of:=IF([.AJ60]=1;IF(OR(SUM([.AI59:.AK61];-1)=2;SUM([.AI59:.AK61];-1)=3);1;0);IF(SUM([.AI59:.AK61])=3;1;0))" office:value-type="float" office:value="0" calcext:value-type="float">
            <text:p>0</text:p>
          </table:table-cell>
          <table:table-cell table:style-name="ce42" table:formula="of:=IF([.AK60]=1;IF(OR(SUM([.AJ59:.AL61];-1)=2;SUM([.AJ59:.AL61];-1)=3);1;0);IF(SUM([.AJ59:.AL61])=3;1;0))" office:value-type="float" office:value="0" calcext:value-type="float">
            <text:p>0</text:p>
          </table:table-cell>
          <table:table-cell table:style-name="ce42" table:formula="of:=IF([.AL60]=1;IF(OR(SUM([.AK59:.AM61];-1)=2;SUM([.AK59:.AM61];-1)=3);1;0);IF(SUM([.AK59:.AM61])=3;1;0))" office:value-type="float" office:value="0" calcext:value-type="float">
            <text:p>0</text:p>
          </table:table-cell>
          <table:table-cell table:style-name="ce42" table:formula="of:=IF([.AM60]=1;IF(OR(SUM([.AL59:.AN61];-1)=2;SUM([.AL59:.AN61];-1)=3);1;0);IF(SUM([.AL59:.AN61])=3;1;0))" office:value-type="float" office:value="0" calcext:value-type="float">
            <text:p>0</text:p>
          </table:table-cell>
          <table:table-cell table:style-name="ce42" table:formula="of:=IF([.AN60]=1;IF(OR(SUM([.AM59:.AO61];-1)=2;SUM([.AM59:.AO61];-1)=3);1;0);IF(SUM([.AM59:.AO61])=3;1;0))" office:value-type="float" office:value="0" calcext:value-type="float">
            <text:p>0</text:p>
          </table:table-cell>
          <table:table-cell table:style-name="ce42" table:formula="of:=IF([.AO60]=1;IF(OR(SUM([.AN59:.AP61];-1)=2;SUM([.AN59:.AP61];-1)=3);1;0);IF(SUM([.AN59:.AP61])=3;1;0))" office:value-type="float" office:value="0" calcext:value-type="float">
            <text:p>0</text:p>
          </table:table-cell>
          <table:table-cell table:style-name="ce42" table:formula="of:=IF([.AP60]=1;IF(OR(SUM([.AO59:.AQ61];-1)=2;SUM([.AO59:.AQ61];-1)=3);1;0);IF(SUM([.AO59:.AQ61])=3;1;0))" office:value-type="float" office:value="0" calcext:value-type="float">
            <text:p>0</text:p>
          </table:table-cell>
          <table:table-cell table:style-name="ce42" table:formula="of:=IF([.AQ60]=1;IF(OR(SUM([.AP59:.AR61];-1)=2;SUM([.AP59:.AR61];-1)=3);1;0);IF(SUM([.AP59:.AR61])=3;1;0))" office:value-type="float" office:value="0" calcext:value-type="float">
            <text:p>0</text:p>
          </table:table-cell>
          <table:table-cell table:style-name="ce42" table:formula="of:=IF([.AR60]=1;IF(OR(SUM([.AQ59:.AS61];-1)=2;SUM([.AQ59:.AS61];-1)=3);1;0);IF(SUM([.AQ59:.AS61])=3;1;0))" office:value-type="float" office:value="0" calcext:value-type="float">
            <text:p>0</text:p>
          </table:table-cell>
          <table:table-cell table:style-name="ce42" table:formula="of:=IF([.AS60]=1;IF(OR(SUM([.AR59:.AT61];-1)=2;SUM([.AR59:.AT61];-1)=3);1;0);IF(SUM([.AR59:.AT61])=3;1;0))" office:value-type="float" office:value="0" calcext:value-type="float">
            <text:p>0</text:p>
          </table:table-cell>
          <table:table-cell table:style-name="ce42" table:formula="of:=IF([.AT60]=1;IF(OR(SUM([.AS59:.AU61];-1)=2;SUM([.AS59:.AU61];-1)=3);1;0);IF(SUM([.AS59:.AU61])=3;1;0))" office:value-type="float" office:value="0" calcext:value-type="float">
            <text:p>0</text:p>
          </table:table-cell>
          <table:table-cell table:style-name="ce42" table:formula="of:=IF([.AU60]=1;IF(OR(SUM([.AT59:.AV61];-1)=2;SUM([.AT59:.AV61];-1)=3);1;0);IF(SUM([.AT59:.AV61])=3;1;0))" office:value-type="float" office:value="0" calcext:value-type="float">
            <text:p>0</text:p>
          </table:table-cell>
          <table:table-cell table:style-name="ce42" table:formula="of:=IF([.AV60]=1;IF(OR(SUM([.AU59:.AW61];-1)=2;SUM([.AU59:.AW61];-1)=3);1;0);IF(SUM([.AU59:.AW61])=3;1;0))" office:value-type="float" office:value="0" calcext:value-type="float">
            <text:p>0</text:p>
          </table:table-cell>
          <table:table-cell table:style-name="ce42" table:formula="of:=IF([.AW60]=1;IF(OR(SUM([.AV59:.AX61];-1)=2;SUM([.AV59:.AX61];-1)=3);1;0);IF(SUM([.AV59:.AX61])=3;1;0))" office:value-type="float" office:value="0" calcext:value-type="float">
            <text:p>0</text:p>
          </table:table-cell>
          <table:table-cell table:style-name="ce42" table:formula="of:=IF([.AX60]=1;IF(OR(SUM([.AW59:.AY61];-1)=2;SUM([.AW59:.AY61];-1)=3);1;0);IF(SUM([.AW59:.AY61])=3;1;0))" office:value-type="float" office:value="0" calcext:value-type="float">
            <text:p>0</text:p>
          </table:table-cell>
          <table:table-cell table:style-name="ce42" table:formula="of:=IF([.AY60]=1;IF(OR(SUM([.AX59:.AZ61];-1)=2;SUM([.AX59:.AZ61];-1)=3);1;0);IF(SUM([.AX59:.AZ61])=3;1;0))" office:value-type="float" office:value="0" calcext:value-type="float">
            <text:p>0</text:p>
          </table:table-cell>
          <table:table-cell table:style-name="ce42" table:formula="of:=IF([.AZ60]=1;IF(OR(SUM([.AY59:.BA61];-1)=2;SUM([.AY59:.BA61];-1)=3);1;0);IF(SUM([.AY59:.BA61])=3;1;0))" office:value-type="float" office:value="0" calcext:value-type="float">
            <text:p>0</text:p>
          </table:table-cell>
          <table:table-cell table:style-name="ce42" table:formula="of:=IF([.BA60]=1;IF(OR(SUM([.AZ59:.BB61];-1)=2;SUM([.AZ59:.BB61];-1)=3);1;0);IF(SUM([.AZ59:.BB61])=3;1;0))" office:value-type="float" office:value="0" calcext:value-type="float">
            <text:p>0</text:p>
          </table:table-cell>
          <table:table-cell table:style-name="ce42" table:formula="of:=IF([.BB60]=1;IF(OR(SUM([.BA59:.BC61];-1)=2;SUM([.BA59:.BC61];-1)=3);1;0);IF(SUM([.BA59:.BC61])=3;1;0))" office:value-type="float" office:value="0" calcext:value-type="float">
            <text:p>0</text:p>
          </table:table-cell>
          <table:table-cell table:style-name="ce42" table:formula="of:=IF([.BC60]=1;IF(OR(SUM([.BB59:.BD61];-1)=2;SUM([.BB59:.BD61];-1)=3);1;0);IF(SUM([.BB59:.BD61])=3;1;0))" office:value-type="float" office:value="0" calcext:value-type="float">
            <text:p>0</text:p>
          </table:table-cell>
          <table:table-cell table:style-name="ce42" table:formula="of:=IF([.BD60]=1;IF(OR(SUM([.BC59:.BE61];-1)=2;SUM([.BC59:.BE61];-1)=3);1;0);IF(SUM([.BC59:.BE61])=3;1;0))" office:value-type="float" office:value="0" calcext:value-type="float">
            <text:p>0</text:p>
          </table:table-cell>
          <table:table-cell table:style-name="ce42" table:formula="of:=IF([.BE60]=1;IF(OR(SUM([.BD59:.BF61];-1)=2;SUM([.BD59:.BF61];-1)=3);1;0);IF(SUM([.BD59:.BF61])=3;1;0))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style-name="ce42" table:formula="of:=IF([.C61]=1;IF(OR(SUM([.B60:.D62];-1)=2;SUM([.B60:.D62];-1)=3);1;0);IF(SUM([.B60:.D62])=3;1;0))" office:value-type="float" office:value="0" calcext:value-type="float">
            <text:p>0</text:p>
          </table:table-cell>
          <table:table-cell table:style-name="ce42" table:formula="of:=IF([.D61]=1;IF(OR(SUM([.C60:.E62];-1)=2;SUM([.C60:.E62];-1)=3);1;0);IF(SUM([.C60:.E62])=3;1;0))" office:value-type="float" office:value="0" calcext:value-type="float">
            <text:p>0</text:p>
          </table:table-cell>
          <table:table-cell table:style-name="ce42" table:formula="of:=IF([.E61]=1;IF(OR(SUM([.D60:.F62];-1)=2;SUM([.D60:.F62];-1)=3);1;0);IF(SUM([.D60:.F62])=3;1;0))" office:value-type="float" office:value="0" calcext:value-type="float">
            <text:p>0</text:p>
          </table:table-cell>
          <table:table-cell table:style-name="ce42" table:formula="of:=IF([.F61]=1;IF(OR(SUM([.E60:.G62];-1)=2;SUM([.E60:.G62];-1)=3);1;0);IF(SUM([.E60:.G62])=3;1;0))" office:value-type="float" office:value="0" calcext:value-type="float">
            <text:p>0</text:p>
          </table:table-cell>
          <table:table-cell table:style-name="ce42" table:formula="of:=IF([.G61]=1;IF(OR(SUM([.F60:.H62];-1)=2;SUM([.F60:.H62];-1)=3);1;0);IF(SUM([.F60:.H62])=3;1;0))" office:value-type="float" office:value="0" calcext:value-type="float">
            <text:p>0</text:p>
          </table:table-cell>
          <table:table-cell table:style-name="ce42" table:formula="of:=IF([.H61]=1;IF(OR(SUM([.G60:.I62];-1)=2;SUM([.G60:.I62];-1)=3);1;0);IF(SUM([.G60:.I62])=3;1;0))" office:value-type="float" office:value="0" calcext:value-type="float">
            <text:p>0</text:p>
          </table:table-cell>
          <table:table-cell table:style-name="ce42" table:formula="of:=IF([.I61]=1;IF(OR(SUM([.H60:.J62];-1)=2;SUM([.H60:.J62];-1)=3);1;0);IF(SUM([.H60:.J62])=3;1;0))" office:value-type="float" office:value="0" calcext:value-type="float">
            <text:p>0</text:p>
          </table:table-cell>
          <table:table-cell table:style-name="ce42" table:formula="of:=IF([.J61]=1;IF(OR(SUM([.I60:.K62];-1)=2;SUM([.I60:.K62];-1)=3);1;0);IF(SUM([.I60:.K62])=3;1;0))" office:value-type="float" office:value="0" calcext:value-type="float">
            <text:p>0</text:p>
          </table:table-cell>
          <table:table-cell table:style-name="ce42" table:formula="of:=IF([.K61]=1;IF(OR(SUM([.J60:.L62];-1)=2;SUM([.J60:.L62];-1)=3);1;0);IF(SUM([.J60:.L62])=3;1;0))" office:value-type="float" office:value="0" calcext:value-type="float">
            <text:p>0</text:p>
          </table:table-cell>
          <table:table-cell table:style-name="ce42" table:formula="of:=IF([.L61]=1;IF(OR(SUM([.K60:.M62];-1)=2;SUM([.K60:.M62];-1)=3);1;0);IF(SUM([.K60:.M62])=3;1;0))" office:value-type="float" office:value="0" calcext:value-type="float">
            <text:p>0</text:p>
          </table:table-cell>
          <table:table-cell table:style-name="ce42" table:formula="of:=IF([.M61]=1;IF(OR(SUM([.L60:.N62];-1)=2;SUM([.L60:.N62];-1)=3);1;0);IF(SUM([.L60:.N62])=3;1;0))" office:value-type="float" office:value="0" calcext:value-type="float">
            <text:p>0</text:p>
          </table:table-cell>
          <table:table-cell table:style-name="ce42" table:formula="of:=IF([.N61]=1;IF(OR(SUM([.M60:.O62];-1)=2;SUM([.M60:.O62];-1)=3);1;0);IF(SUM([.M60:.O62])=3;1;0))" office:value-type="float" office:value="0" calcext:value-type="float">
            <text:p>0</text:p>
          </table:table-cell>
          <table:table-cell table:style-name="ce42" table:formula="of:=IF([.O61]=1;IF(OR(SUM([.N60:.P62];-1)=2;SUM([.N60:.P62];-1)=3);1;0);IF(SUM([.N60:.P62])=3;1;0))" office:value-type="float" office:value="0" calcext:value-type="float">
            <text:p>0</text:p>
          </table:table-cell>
          <table:table-cell table:style-name="ce42" table:formula="of:=IF([.P61]=1;IF(OR(SUM([.O60:.Q62];-1)=2;SUM([.O60:.Q62];-1)=3);1;0);IF(SUM([.O60:.Q62])=3;1;0))" office:value-type="float" office:value="0" calcext:value-type="float">
            <text:p>0</text:p>
          </table:table-cell>
          <table:table-cell table:style-name="ce42" table:formula="of:=IF([.Q61]=1;IF(OR(SUM([.P60:.R62];-1)=2;SUM([.P60:.R62];-1)=3);1;0);IF(SUM([.P60:.R62])=3;1;0))" office:value-type="float" office:value="1" calcext:value-type="float">
            <text:p>1</text:p>
          </table:table-cell>
          <table:table-cell table:style-name="ce42" table:formula="of:=IF([.R61]=1;IF(OR(SUM([.Q60:.S62];-1)=2;SUM([.Q60:.S62];-1)=3);1;0);IF(SUM([.Q60:.S62])=3;1;0))" office:value-type="float" office:value="0" calcext:value-type="float">
            <text:p>0</text:p>
          </table:table-cell>
          <table:table-cell table:style-name="ce42" table:formula="of:=IF([.S61]=1;IF(OR(SUM([.R60:.T62];-1)=2;SUM([.R60:.T62];-1)=3);1;0);IF(SUM([.R60:.T62])=3;1;0))" office:value-type="float" office:value="0" calcext:value-type="float">
            <text:p>0</text:p>
          </table:table-cell>
          <table:table-cell table:style-name="ce42" table:formula="of:=IF([.T61]=1;IF(OR(SUM([.S60:.U62];-1)=2;SUM([.S60:.U62];-1)=3);1;0);IF(SUM([.S60:.U62])=3;1;0))" office:value-type="float" office:value="0" calcext:value-type="float">
            <text:p>0</text:p>
          </table:table-cell>
          <table:table-cell table:style-name="ce42" table:formula="of:=IF([.U61]=1;IF(OR(SUM([.T60:.V62];-1)=2;SUM([.T60:.V62];-1)=3);1;0);IF(SUM([.T60:.V62])=3;1;0))" office:value-type="float" office:value="0" calcext:value-type="float">
            <text:p>0</text:p>
          </table:table-cell>
          <table:table-cell table:style-name="ce42" table:formula="of:=IF([.V61]=1;IF(OR(SUM([.U60:.W62];-1)=2;SUM([.U60:.W62];-1)=3);1;0);IF(SUM([.U60:.W62])=3;1;0))" office:value-type="float" office:value="0" calcext:value-type="float">
            <text:p>0</text:p>
          </table:table-cell>
          <table:table-cell table:style-name="ce42" table:formula="of:=IF([.W61]=1;IF(OR(SUM([.V60:.X62];-1)=2;SUM([.V60:.X62];-1)=3);1;0);IF(SUM([.V60:.X62])=3;1;0))" office:value-type="float" office:value="0" calcext:value-type="float">
            <text:p>0</text:p>
          </table:table-cell>
          <table:table-cell table:style-name="ce42" table:formula="of:=IF([.X61]=1;IF(OR(SUM([.W60:.Y62];-1)=2;SUM([.W60:.Y62];-1)=3);1;0);IF(SUM([.W60:.Y62])=3;1;0))" office:value-type="float" office:value="0" calcext:value-type="float">
            <text:p>0</text:p>
          </table:table-cell>
          <table:table-cell table:style-name="ce42" table:formula="of:=IF([.Y61]=1;IF(OR(SUM([.X60:.Z62];-1)=2;SUM([.X60:.Z62];-1)=3);1;0);IF(SUM([.X60:.Z62])=3;1;0))" office:value-type="float" office:value="0" calcext:value-type="float">
            <text:p>0</text:p>
          </table:table-cell>
          <table:table-cell table:style-name="ce42" table:formula="of:=IF([.Z61]=1;IF(OR(SUM([.Y60:.AA62];-1)=2;SUM([.Y60:.AA62];-1)=3);1;0);IF(SUM([.Y60:.AA62])=3;1;0))" office:value-type="float" office:value="0" calcext:value-type="float">
            <text:p>0</text:p>
          </table:table-cell>
          <table:table-cell table:style-name="ce42" table:formula="of:=IF([.AA61]=1;IF(OR(SUM([.Z60:.AB62];-1)=2;SUM([.Z60:.AB62];-1)=3);1;0);IF(SUM([.Z60:.AB62])=3;1;0))" office:value-type="float" office:value="0" calcext:value-type="float">
            <text:p>0</text:p>
          </table:table-cell>
          <table:table-cell table:style-name="ce42" table:formula="of:=IF([.AB61]=1;IF(OR(SUM([.AA60:.AC62];-1)=2;SUM([.AA60:.AC62];-1)=3);1;0);IF(SUM([.AA60:.AC62])=3;1;0))" office:value-type="float" office:value="1" calcext:value-type="float">
            <text:p>1</text:p>
          </table:table-cell>
          <table:table-cell table:style-name="ce42" table:formula="of:=IF([.AC61]=1;IF(OR(SUM([.AB60:.AD62];-1)=2;SUM([.AB60:.AD62];-1)=3);1;0);IF(SUM([.AB60:.AD62])=3;1;0))" office:value-type="float" office:value="1" calcext:value-type="float">
            <text:p>1</text:p>
          </table:table-cell>
          <table:table-cell table:style-name="ce42" table:formula="of:=IF([.AD61]=1;IF(OR(SUM([.AC60:.AE62];-1)=2;SUM([.AC60:.AE62];-1)=3);1;0);IF(SUM([.AC60:.AE62])=3;1;0))" office:value-type="float" office:value="0" calcext:value-type="float">
            <text:p>0</text:p>
          </table:table-cell>
          <table:table-cell table:style-name="ce42" table:formula="of:=IF([.AE61]=1;IF(OR(SUM([.AD60:.AF62];-1)=2;SUM([.AD60:.AF62];-1)=3);1;0);IF(SUM([.AD60:.AF62])=3;1;0))" office:value-type="float" office:value="0" calcext:value-type="float">
            <text:p>0</text:p>
          </table:table-cell>
          <table:table-cell table:style-name="ce42" table:formula="of:=IF([.AF61]=1;IF(OR(SUM([.AE60:.AG62];-1)=2;SUM([.AE60:.AG62];-1)=3);1;0);IF(SUM([.AE60:.AG62])=3;1;0))" office:value-type="float" office:value="0" calcext:value-type="float">
            <text:p>0</text:p>
          </table:table-cell>
          <table:table-cell table:style-name="ce42" table:formula="of:=IF([.AG61]=1;IF(OR(SUM([.AF60:.AH62];-1)=2;SUM([.AF60:.AH62];-1)=3);1;0);IF(SUM([.AF60:.AH62])=3;1;0))" office:value-type="float" office:value="0" calcext:value-type="float">
            <text:p>0</text:p>
          </table:table-cell>
          <table:table-cell table:style-name="ce42" table:formula="of:=IF([.AH61]=1;IF(OR(SUM([.AG60:.AI62];-1)=2;SUM([.AG60:.AI62];-1)=3);1;0);IF(SUM([.AG60:.AI62])=3;1;0))" office:value-type="float" office:value="0" calcext:value-type="float">
            <text:p>0</text:p>
          </table:table-cell>
          <table:table-cell table:style-name="ce42" table:formula="of:=IF([.AI61]=1;IF(OR(SUM([.AH60:.AJ62];-1)=2;SUM([.AH60:.AJ62];-1)=3);1;0);IF(SUM([.AH60:.AJ62])=3;1;0))" office:value-type="float" office:value="0" calcext:value-type="float">
            <text:p>0</text:p>
          </table:table-cell>
          <table:table-cell table:style-name="ce42" table:formula="of:=IF([.AJ61]=1;IF(OR(SUM([.AI60:.AK62];-1)=2;SUM([.AI60:.AK62];-1)=3);1;0);IF(SUM([.AI60:.AK62])=3;1;0))" office:value-type="float" office:value="0" calcext:value-type="float">
            <text:p>0</text:p>
          </table:table-cell>
          <table:table-cell table:style-name="ce42" table:formula="of:=IF([.AK61]=1;IF(OR(SUM([.AJ60:.AL62];-1)=2;SUM([.AJ60:.AL62];-1)=3);1;0);IF(SUM([.AJ60:.AL62])=3;1;0))" office:value-type="float" office:value="0" calcext:value-type="float">
            <text:p>0</text:p>
          </table:table-cell>
          <table:table-cell table:style-name="ce42" table:formula="of:=IF([.AL61]=1;IF(OR(SUM([.AK60:.AM62];-1)=2;SUM([.AK60:.AM62];-1)=3);1;0);IF(SUM([.AK60:.AM62])=3;1;0))" office:value-type="float" office:value="0" calcext:value-type="float">
            <text:p>0</text:p>
          </table:table-cell>
          <table:table-cell table:style-name="ce42" table:formula="of:=IF([.AM61]=1;IF(OR(SUM([.AL60:.AN62];-1)=2;SUM([.AL60:.AN62];-1)=3);1;0);IF(SUM([.AL60:.AN62])=3;1;0))" office:value-type="float" office:value="0" calcext:value-type="float">
            <text:p>0</text:p>
          </table:table-cell>
          <table:table-cell table:style-name="ce42" table:formula="of:=IF([.AN61]=1;IF(OR(SUM([.AM60:.AO62];-1)=2;SUM([.AM60:.AO62];-1)=3);1;0);IF(SUM([.AM60:.AO62])=3;1;0))" office:value-type="float" office:value="0" calcext:value-type="float">
            <text:p>0</text:p>
          </table:table-cell>
          <table:table-cell table:style-name="ce42" table:formula="of:=IF([.AO61]=1;IF(OR(SUM([.AN60:.AP62];-1)=2;SUM([.AN60:.AP62];-1)=3);1;0);IF(SUM([.AN60:.AP62])=3;1;0))" office:value-type="float" office:value="0" calcext:value-type="float">
            <text:p>0</text:p>
          </table:table-cell>
          <table:table-cell table:style-name="ce42" table:formula="of:=IF([.AP61]=1;IF(OR(SUM([.AO60:.AQ62];-1)=2;SUM([.AO60:.AQ62];-1)=3);1;0);IF(SUM([.AO60:.AQ62])=3;1;0))" office:value-type="float" office:value="0" calcext:value-type="float">
            <text:p>0</text:p>
          </table:table-cell>
          <table:table-cell table:style-name="ce42" table:formula="of:=IF([.AQ61]=1;IF(OR(SUM([.AP60:.AR62];-1)=2;SUM([.AP60:.AR62];-1)=3);1;0);IF(SUM([.AP60:.AR62])=3;1;0))" office:value-type="float" office:value="0" calcext:value-type="float">
            <text:p>0</text:p>
          </table:table-cell>
          <table:table-cell table:style-name="ce42" table:formula="of:=IF([.AR61]=1;IF(OR(SUM([.AQ60:.AS62];-1)=2;SUM([.AQ60:.AS62];-1)=3);1;0);IF(SUM([.AQ60:.AS62])=3;1;0))" office:value-type="float" office:value="0" calcext:value-type="float">
            <text:p>0</text:p>
          </table:table-cell>
          <table:table-cell table:style-name="ce42" table:formula="of:=IF([.AS61]=1;IF(OR(SUM([.AR60:.AT62];-1)=2;SUM([.AR60:.AT62];-1)=3);1;0);IF(SUM([.AR60:.AT62])=3;1;0))" office:value-type="float" office:value="0" calcext:value-type="float">
            <text:p>0</text:p>
          </table:table-cell>
          <table:table-cell table:style-name="ce42" table:formula="of:=IF([.AT61]=1;IF(OR(SUM([.AS60:.AU62];-1)=2;SUM([.AS60:.AU62];-1)=3);1;0);IF(SUM([.AS60:.AU62])=3;1;0))" office:value-type="float" office:value="0" calcext:value-type="float">
            <text:p>0</text:p>
          </table:table-cell>
          <table:table-cell table:style-name="ce42" table:formula="of:=IF([.AU61]=1;IF(OR(SUM([.AT60:.AV62];-1)=2;SUM([.AT60:.AV62];-1)=3);1;0);IF(SUM([.AT60:.AV62])=3;1;0))" office:value-type="float" office:value="0" calcext:value-type="float">
            <text:p>0</text:p>
          </table:table-cell>
          <table:table-cell table:style-name="ce42" table:formula="of:=IF([.AV61]=1;IF(OR(SUM([.AU60:.AW62];-1)=2;SUM([.AU60:.AW62];-1)=3);1;0);IF(SUM([.AU60:.AW62])=3;1;0))" office:value-type="float" office:value="0" calcext:value-type="float">
            <text:p>0</text:p>
          </table:table-cell>
          <table:table-cell table:style-name="ce42" table:formula="of:=IF([.AW61]=1;IF(OR(SUM([.AV60:.AX62];-1)=2;SUM([.AV60:.AX62];-1)=3);1;0);IF(SUM([.AV60:.AX62])=3;1;0))" office:value-type="float" office:value="0" calcext:value-type="float">
            <text:p>0</text:p>
          </table:table-cell>
          <table:table-cell table:style-name="ce42" table:formula="of:=IF([.AX61]=1;IF(OR(SUM([.AW60:.AY62];-1)=2;SUM([.AW60:.AY62];-1)=3);1;0);IF(SUM([.AW60:.AY62])=3;1;0))" office:value-type="float" office:value="0" calcext:value-type="float">
            <text:p>0</text:p>
          </table:table-cell>
          <table:table-cell table:style-name="ce42" table:formula="of:=IF([.AY61]=1;IF(OR(SUM([.AX60:.AZ62];-1)=2;SUM([.AX60:.AZ62];-1)=3);1;0);IF(SUM([.AX60:.AZ62])=3;1;0))" office:value-type="float" office:value="0" calcext:value-type="float">
            <text:p>0</text:p>
          </table:table-cell>
          <table:table-cell table:style-name="ce42" table:formula="of:=IF([.AZ61]=1;IF(OR(SUM([.AY60:.BA62];-1)=2;SUM([.AY60:.BA62];-1)=3);1;0);IF(SUM([.AY60:.BA62])=3;1;0))" office:value-type="float" office:value="0" calcext:value-type="float">
            <text:p>0</text:p>
          </table:table-cell>
          <table:table-cell table:style-name="ce42" table:formula="of:=IF([.BA61]=1;IF(OR(SUM([.AZ60:.BB62];-1)=2;SUM([.AZ60:.BB62];-1)=3);1;0);IF(SUM([.AZ60:.BB62])=3;1;0))" office:value-type="float" office:value="0" calcext:value-type="float">
            <text:p>0</text:p>
          </table:table-cell>
          <table:table-cell table:style-name="ce42" table:formula="of:=IF([.BB61]=1;IF(OR(SUM([.BA60:.BC62];-1)=2;SUM([.BA60:.BC62];-1)=3);1;0);IF(SUM([.BA60:.BC62])=3;1;0))" office:value-type="float" office:value="0" calcext:value-type="float">
            <text:p>0</text:p>
          </table:table-cell>
          <table:table-cell table:style-name="ce42" table:formula="of:=IF([.BC61]=1;IF(OR(SUM([.BB60:.BD62];-1)=2;SUM([.BB60:.BD62];-1)=3);1;0);IF(SUM([.BB60:.BD62])=3;1;0))" office:value-type="float" office:value="0" calcext:value-type="float">
            <text:p>0</text:p>
          </table:table-cell>
          <table:table-cell table:style-name="ce42" table:formula="of:=IF([.BD61]=1;IF(OR(SUM([.BC60:.BE62];-1)=2;SUM([.BC60:.BE62];-1)=3);1;0);IF(SUM([.BC60:.BE62])=3;1;0))" office:value-type="float" office:value="0" calcext:value-type="float">
            <text:p>0</text:p>
          </table:table-cell>
          <table:table-cell table:style-name="ce42" table:formula="of:=IF([.BE61]=1;IF(OR(SUM([.BD60:.BF62];-1)=2;SUM([.BD60:.BF62];-1)=3);1;0);IF(SUM([.BD60:.BF62])=3;1;0))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42" table:formula="of:=IF([.C62]=1;IF(OR(SUM([.B61:.D63];-1)=2;SUM([.B61:.D63];-1)=3);1;0);IF(SUM([.B61:.D63])=3;1;0))" office:value-type="float" office:value="0" calcext:value-type="float">
            <text:p>0</text:p>
          </table:table-cell>
          <table:table-cell table:style-name="ce42" table:formula="of:=IF([.D62]=1;IF(OR(SUM([.C61:.E63];-1)=2;SUM([.C61:.E63];-1)=3);1;0);IF(SUM([.C61:.E63])=3;1;0))" office:value-type="float" office:value="0" calcext:value-type="float">
            <text:p>0</text:p>
          </table:table-cell>
          <table:table-cell table:style-name="ce42" table:formula="of:=IF([.E62]=1;IF(OR(SUM([.D61:.F63];-1)=2;SUM([.D61:.F63];-1)=3);1;0);IF(SUM([.D61:.F63])=3;1;0))" office:value-type="float" office:value="0" calcext:value-type="float">
            <text:p>0</text:p>
          </table:table-cell>
          <table:table-cell table:style-name="ce42" table:formula="of:=IF([.F62]=1;IF(OR(SUM([.E61:.G63];-1)=2;SUM([.E61:.G63];-1)=3);1;0);IF(SUM([.E61:.G63])=3;1;0))" office:value-type="float" office:value="0" calcext:value-type="float">
            <text:p>0</text:p>
          </table:table-cell>
          <table:table-cell table:style-name="ce42" table:formula="of:=IF([.G62]=1;IF(OR(SUM([.F61:.H63];-1)=2;SUM([.F61:.H63];-1)=3);1;0);IF(SUM([.F61:.H63])=3;1;0))" office:value-type="float" office:value="0" calcext:value-type="float">
            <text:p>0</text:p>
          </table:table-cell>
          <table:table-cell table:style-name="ce42" table:formula="of:=IF([.H62]=1;IF(OR(SUM([.G61:.I63];-1)=2;SUM([.G61:.I63];-1)=3);1;0);IF(SUM([.G61:.I63])=3;1;0))" office:value-type="float" office:value="0" calcext:value-type="float">
            <text:p>0</text:p>
          </table:table-cell>
          <table:table-cell table:style-name="ce42" table:formula="of:=IF([.I62]=1;IF(OR(SUM([.H61:.J63];-1)=2;SUM([.H61:.J63];-1)=3);1;0);IF(SUM([.H61:.J63])=3;1;0))" office:value-type="float" office:value="0" calcext:value-type="float">
            <text:p>0</text:p>
          </table:table-cell>
          <table:table-cell table:style-name="ce42" table:formula="of:=IF([.J62]=1;IF(OR(SUM([.I61:.K63];-1)=2;SUM([.I61:.K63];-1)=3);1;0);IF(SUM([.I61:.K63])=3;1;0))" office:value-type="float" office:value="0" calcext:value-type="float">
            <text:p>0</text:p>
          </table:table-cell>
          <table:table-cell table:style-name="ce42" table:formula="of:=IF([.K62]=1;IF(OR(SUM([.J61:.L63];-1)=2;SUM([.J61:.L63];-1)=3);1;0);IF(SUM([.J61:.L63])=3;1;0))" office:value-type="float" office:value="0" calcext:value-type="float">
            <text:p>0</text:p>
          </table:table-cell>
          <table:table-cell table:style-name="ce42" table:formula="of:=IF([.L62]=1;IF(OR(SUM([.K61:.M63];-1)=2;SUM([.K61:.M63];-1)=3);1;0);IF(SUM([.K61:.M63])=3;1;0))" office:value-type="float" office:value="0" calcext:value-type="float">
            <text:p>0</text:p>
          </table:table-cell>
          <table:table-cell table:style-name="ce42" table:formula="of:=IF([.M62]=1;IF(OR(SUM([.L61:.N63];-1)=2;SUM([.L61:.N63];-1)=3);1;0);IF(SUM([.L61:.N63])=3;1;0))" office:value-type="float" office:value="0" calcext:value-type="float">
            <text:p>0</text:p>
          </table:table-cell>
          <table:table-cell table:style-name="ce42" table:formula="of:=IF([.N62]=1;IF(OR(SUM([.M61:.O63];-1)=2;SUM([.M61:.O63];-1)=3);1;0);IF(SUM([.M61:.O63])=3;1;0))" office:value-type="float" office:value="0" calcext:value-type="float">
            <text:p>0</text:p>
          </table:table-cell>
          <table:table-cell table:style-name="ce42" table:formula="of:=IF([.O62]=1;IF(OR(SUM([.N61:.P63];-1)=2;SUM([.N61:.P63];-1)=3);1;0);IF(SUM([.N61:.P63])=3;1;0))" office:value-type="float" office:value="0" calcext:value-type="float">
            <text:p>0</text:p>
          </table:table-cell>
          <table:table-cell table:style-name="ce42" table:formula="of:=IF([.P62]=1;IF(OR(SUM([.O61:.Q63];-1)=2;SUM([.O61:.Q63];-1)=3);1;0);IF(SUM([.O61:.Q63])=3;1;0))" office:value-type="float" office:value="0" calcext:value-type="float">
            <text:p>0</text:p>
          </table:table-cell>
          <table:table-cell table:style-name="ce42" table:formula="of:=IF([.Q62]=1;IF(OR(SUM([.P61:.R63];-1)=2;SUM([.P61:.R63];-1)=3);1;0);IF(SUM([.P61:.R63])=3;1;0))" office:value-type="float" office:value="1" calcext:value-type="float">
            <text:p>1</text:p>
          </table:table-cell>
          <table:table-cell table:style-name="ce42" table:formula="of:=IF([.R62]=1;IF(OR(SUM([.Q61:.S63];-1)=2;SUM([.Q61:.S63];-1)=3);1;0);IF(SUM([.Q61:.S63])=3;1;0))" office:value-type="float" office:value="1" calcext:value-type="float">
            <text:p>1</text:p>
          </table:table-cell>
          <table:table-cell table:style-name="ce42" table:formula="of:=IF([.S62]=1;IF(OR(SUM([.R61:.T63];-1)=2;SUM([.R61:.T63];-1)=3);1;0);IF(SUM([.R61:.T63])=3;1;0))" office:value-type="float" office:value="0" calcext:value-type="float">
            <text:p>0</text:p>
          </table:table-cell>
          <table:table-cell table:style-name="ce42" table:formula="of:=IF([.T62]=1;IF(OR(SUM([.S61:.U63];-1)=2;SUM([.S61:.U63];-1)=3);1;0);IF(SUM([.S61:.U63])=3;1;0))" office:value-type="float" office:value="0" calcext:value-type="float">
            <text:p>0</text:p>
          </table:table-cell>
          <table:table-cell table:style-name="ce42" table:formula="of:=IF([.U62]=1;IF(OR(SUM([.T61:.V63];-1)=2;SUM([.T61:.V63];-1)=3);1;0);IF(SUM([.T61:.V63])=3;1;0))" office:value-type="float" office:value="0" calcext:value-type="float">
            <text:p>0</text:p>
          </table:table-cell>
          <table:table-cell table:style-name="ce42" table:formula="of:=IF([.V62]=1;IF(OR(SUM([.U61:.W63];-1)=2;SUM([.U61:.W63];-1)=3);1;0);IF(SUM([.U61:.W63])=3;1;0))" office:value-type="float" office:value="0" calcext:value-type="float">
            <text:p>0</text:p>
          </table:table-cell>
          <table:table-cell table:style-name="ce42" table:formula="of:=IF([.W62]=1;IF(OR(SUM([.V61:.X63];-1)=2;SUM([.V61:.X63];-1)=3);1;0);IF(SUM([.V61:.X63])=3;1;0))" office:value-type="float" office:value="0" calcext:value-type="float">
            <text:p>0</text:p>
          </table:table-cell>
          <table:table-cell table:style-name="ce42" table:formula="of:=IF([.X62]=1;IF(OR(SUM([.W61:.Y63];-1)=2;SUM([.W61:.Y63];-1)=3);1;0);IF(SUM([.W61:.Y63])=3;1;0))" office:value-type="float" office:value="0" calcext:value-type="float">
            <text:p>0</text:p>
          </table:table-cell>
          <table:table-cell table:style-name="ce42" table:formula="of:=IF([.Y62]=1;IF(OR(SUM([.X61:.Z63];-1)=2;SUM([.X61:.Z63];-1)=3);1;0);IF(SUM([.X61:.Z63])=3;1;0))" office:value-type="float" office:value="0" calcext:value-type="float">
            <text:p>0</text:p>
          </table:table-cell>
          <table:table-cell table:style-name="ce42" table:formula="of:=IF([.Z62]=1;IF(OR(SUM([.Y61:.AA63];-1)=2;SUM([.Y61:.AA63];-1)=3);1;0);IF(SUM([.Y61:.AA63])=3;1;0))" office:value-type="float" office:value="0" calcext:value-type="float">
            <text:p>0</text:p>
          </table:table-cell>
          <table:table-cell table:style-name="ce42" table:formula="of:=IF([.AA62]=1;IF(OR(SUM([.Z61:.AB63];-1)=2;SUM([.Z61:.AB63];-1)=3);1;0);IF(SUM([.Z61:.AB63])=3;1;0))" office:value-type="float" office:value="0" calcext:value-type="float">
            <text:p>0</text:p>
          </table:table-cell>
          <table:table-cell table:style-name="ce42" table:formula="of:=IF([.AB62]=1;IF(OR(SUM([.AA61:.AC63];-1)=2;SUM([.AA61:.AC63];-1)=3);1;0);IF(SUM([.AA61:.AC63])=3;1;0))" office:value-type="float" office:value="0" calcext:value-type="float">
            <text:p>0</text:p>
          </table:table-cell>
          <table:table-cell table:style-name="ce42" table:formula="of:=IF([.AC62]=1;IF(OR(SUM([.AB61:.AD63];-1)=2;SUM([.AB61:.AD63];-1)=3);1;0);IF(SUM([.AB61:.AD63])=3;1;0))" office:value-type="float" office:value="0" calcext:value-type="float">
            <text:p>0</text:p>
          </table:table-cell>
          <table:table-cell table:style-name="ce42" table:formula="of:=IF([.AD62]=1;IF(OR(SUM([.AC61:.AE63];-1)=2;SUM([.AC61:.AE63];-1)=3);1;0);IF(SUM([.AC61:.AE63])=3;1;0))" office:value-type="float" office:value="0" calcext:value-type="float">
            <text:p>0</text:p>
          </table:table-cell>
          <table:table-cell table:style-name="ce42" table:formula="of:=IF([.AE62]=1;IF(OR(SUM([.AD61:.AF63];-1)=2;SUM([.AD61:.AF63];-1)=3);1;0);IF(SUM([.AD61:.AF63])=3;1;0))" office:value-type="float" office:value="0" calcext:value-type="float">
            <text:p>0</text:p>
          </table:table-cell>
          <table:table-cell table:style-name="ce42" table:formula="of:=IF([.AF62]=1;IF(OR(SUM([.AE61:.AG63];-1)=2;SUM([.AE61:.AG63];-1)=3);1;0);IF(SUM([.AE61:.AG63])=3;1;0))" office:value-type="float" office:value="0" calcext:value-type="float">
            <text:p>0</text:p>
          </table:table-cell>
          <table:table-cell table:style-name="ce42" table:formula="of:=IF([.AG62]=1;IF(OR(SUM([.AF61:.AH63];-1)=2;SUM([.AF61:.AH63];-1)=3);1;0);IF(SUM([.AF61:.AH63])=3;1;0))" office:value-type="float" office:value="0" calcext:value-type="float">
            <text:p>0</text:p>
          </table:table-cell>
          <table:table-cell table:style-name="ce42" table:formula="of:=IF([.AH62]=1;IF(OR(SUM([.AG61:.AI63];-1)=2;SUM([.AG61:.AI63];-1)=3);1;0);IF(SUM([.AG61:.AI63])=3;1;0))" office:value-type="float" office:value="0" calcext:value-type="float">
            <text:p>0</text:p>
          </table:table-cell>
          <table:table-cell table:style-name="ce42" table:formula="of:=IF([.AI62]=1;IF(OR(SUM([.AH61:.AJ63];-1)=2;SUM([.AH61:.AJ63];-1)=3);1;0);IF(SUM([.AH61:.AJ63])=3;1;0))" office:value-type="float" office:value="0" calcext:value-type="float">
            <text:p>0</text:p>
          </table:table-cell>
          <table:table-cell table:style-name="ce42" table:formula="of:=IF([.AJ62]=1;IF(OR(SUM([.AI61:.AK63];-1)=2;SUM([.AI61:.AK63];-1)=3);1;0);IF(SUM([.AI61:.AK63])=3;1;0))" office:value-type="float" office:value="0" calcext:value-type="float">
            <text:p>0</text:p>
          </table:table-cell>
          <table:table-cell table:style-name="ce42" table:formula="of:=IF([.AK62]=1;IF(OR(SUM([.AJ61:.AL63];-1)=2;SUM([.AJ61:.AL63];-1)=3);1;0);IF(SUM([.AJ61:.AL63])=3;1;0))" office:value-type="float" office:value="0" calcext:value-type="float">
            <text:p>0</text:p>
          </table:table-cell>
          <table:table-cell table:style-name="ce42" table:formula="of:=IF([.AL62]=1;IF(OR(SUM([.AK61:.AM63];-1)=2;SUM([.AK61:.AM63];-1)=3);1;0);IF(SUM([.AK61:.AM63])=3;1;0))" office:value-type="float" office:value="0" calcext:value-type="float">
            <text:p>0</text:p>
          </table:table-cell>
          <table:table-cell table:style-name="ce42" table:formula="of:=IF([.AM62]=1;IF(OR(SUM([.AL61:.AN63];-1)=2;SUM([.AL61:.AN63];-1)=3);1;0);IF(SUM([.AL61:.AN63])=3;1;0))" office:value-type="float" office:value="0" calcext:value-type="float">
            <text:p>0</text:p>
          </table:table-cell>
          <table:table-cell table:style-name="ce42" table:formula="of:=IF([.AN62]=1;IF(OR(SUM([.AM61:.AO63];-1)=2;SUM([.AM61:.AO63];-1)=3);1;0);IF(SUM([.AM61:.AO63])=3;1;0))" office:value-type="float" office:value="0" calcext:value-type="float">
            <text:p>0</text:p>
          </table:table-cell>
          <table:table-cell table:style-name="ce42" table:formula="of:=IF([.AO62]=1;IF(OR(SUM([.AN61:.AP63];-1)=2;SUM([.AN61:.AP63];-1)=3);1;0);IF(SUM([.AN61:.AP63])=3;1;0))" office:value-type="float" office:value="0" calcext:value-type="float">
            <text:p>0</text:p>
          </table:table-cell>
          <table:table-cell table:style-name="ce42" table:formula="of:=IF([.AP62]=1;IF(OR(SUM([.AO61:.AQ63];-1)=2;SUM([.AO61:.AQ63];-1)=3);1;0);IF(SUM([.AO61:.AQ63])=3;1;0))" office:value-type="float" office:value="0" calcext:value-type="float">
            <text:p>0</text:p>
          </table:table-cell>
          <table:table-cell table:style-name="ce42" table:formula="of:=IF([.AQ62]=1;IF(OR(SUM([.AP61:.AR63];-1)=2;SUM([.AP61:.AR63];-1)=3);1;0);IF(SUM([.AP61:.AR63])=3;1;0))" office:value-type="float" office:value="0" calcext:value-type="float">
            <text:p>0</text:p>
          </table:table-cell>
          <table:table-cell table:style-name="ce42" table:formula="of:=IF([.AR62]=1;IF(OR(SUM([.AQ61:.AS63];-1)=2;SUM([.AQ61:.AS63];-1)=3);1;0);IF(SUM([.AQ61:.AS63])=3;1;0))" office:value-type="float" office:value="0" calcext:value-type="float">
            <text:p>0</text:p>
          </table:table-cell>
          <table:table-cell table:style-name="ce42" table:formula="of:=IF([.AS62]=1;IF(OR(SUM([.AR61:.AT63];-1)=2;SUM([.AR61:.AT63];-1)=3);1;0);IF(SUM([.AR61:.AT63])=3;1;0))" office:value-type="float" office:value="0" calcext:value-type="float">
            <text:p>0</text:p>
          </table:table-cell>
          <table:table-cell table:style-name="ce42" table:formula="of:=IF([.AT62]=1;IF(OR(SUM([.AS61:.AU63];-1)=2;SUM([.AS61:.AU63];-1)=3);1;0);IF(SUM([.AS61:.AU63])=3;1;0))" office:value-type="float" office:value="0" calcext:value-type="float">
            <text:p>0</text:p>
          </table:table-cell>
          <table:table-cell table:style-name="ce42" table:formula="of:=IF([.AU62]=1;IF(OR(SUM([.AT61:.AV63];-1)=2;SUM([.AT61:.AV63];-1)=3);1;0);IF(SUM([.AT61:.AV63])=3;1;0))" office:value-type="float" office:value="0" calcext:value-type="float">
            <text:p>0</text:p>
          </table:table-cell>
          <table:table-cell table:style-name="ce42" table:formula="of:=IF([.AV62]=1;IF(OR(SUM([.AU61:.AW63];-1)=2;SUM([.AU61:.AW63];-1)=3);1;0);IF(SUM([.AU61:.AW63])=3;1;0))" office:value-type="float" office:value="0" calcext:value-type="float">
            <text:p>0</text:p>
          </table:table-cell>
          <table:table-cell table:style-name="ce42" table:formula="of:=IF([.AW62]=1;IF(OR(SUM([.AV61:.AX63];-1)=2;SUM([.AV61:.AX63];-1)=3);1;0);IF(SUM([.AV61:.AX63])=3;1;0))" office:value-type="float" office:value="0" calcext:value-type="float">
            <text:p>0</text:p>
          </table:table-cell>
          <table:table-cell table:style-name="ce42" table:formula="of:=IF([.AX62]=1;IF(OR(SUM([.AW61:.AY63];-1)=2;SUM([.AW61:.AY63];-1)=3);1;0);IF(SUM([.AW61:.AY63])=3;1;0))" office:value-type="float" office:value="0" calcext:value-type="float">
            <text:p>0</text:p>
          </table:table-cell>
          <table:table-cell table:style-name="ce42" table:formula="of:=IF([.AY62]=1;IF(OR(SUM([.AX61:.AZ63];-1)=2;SUM([.AX61:.AZ63];-1)=3);1;0);IF(SUM([.AX61:.AZ63])=3;1;0))" office:value-type="float" office:value="0" calcext:value-type="float">
            <text:p>0</text:p>
          </table:table-cell>
          <table:table-cell table:style-name="ce42" table:formula="of:=IF([.AZ62]=1;IF(OR(SUM([.AY61:.BA63];-1)=2;SUM([.AY61:.BA63];-1)=3);1;0);IF(SUM([.AY61:.BA63])=3;1;0))" office:value-type="float" office:value="0" calcext:value-type="float">
            <text:p>0</text:p>
          </table:table-cell>
          <table:table-cell table:style-name="ce42" table:formula="of:=IF([.BA62]=1;IF(OR(SUM([.AZ61:.BB63];-1)=2;SUM([.AZ61:.BB63];-1)=3);1;0);IF(SUM([.AZ61:.BB63])=3;1;0))" office:value-type="float" office:value="0" calcext:value-type="float">
            <text:p>0</text:p>
          </table:table-cell>
          <table:table-cell table:style-name="ce42" table:formula="of:=IF([.BB62]=1;IF(OR(SUM([.BA61:.BC63];-1)=2;SUM([.BA61:.BC63];-1)=3);1;0);IF(SUM([.BA61:.BC63])=3;1;0))" office:value-type="float" office:value="0" calcext:value-type="float">
            <text:p>0</text:p>
          </table:table-cell>
          <table:table-cell table:style-name="ce42" table:formula="of:=IF([.BC62]=1;IF(OR(SUM([.BB61:.BD63];-1)=2;SUM([.BB61:.BD63];-1)=3);1;0);IF(SUM([.BB61:.BD63])=3;1;0))" office:value-type="float" office:value="0" calcext:value-type="float">
            <text:p>0</text:p>
          </table:table-cell>
          <table:table-cell table:style-name="ce42" table:formula="of:=IF([.BD62]=1;IF(OR(SUM([.BC61:.BE63];-1)=2;SUM([.BC61:.BE63];-1)=3);1;0);IF(SUM([.BC61:.BE63])=3;1;0))" office:value-type="float" office:value="0" calcext:value-type="float">
            <text:p>0</text:p>
          </table:table-cell>
          <table:table-cell table:style-name="ce42" table:formula="of:=IF([.BE62]=1;IF(OR(SUM([.BD61:.BF63];-1)=2;SUM([.BD61:.BF63];-1)=3);1;0);IF(SUM([.BD61:.BF63])=3;1;0))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54" table:style-name="ce90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53" table:style-name="ce101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45" table:formula="of:=IF([.C66]=1;IF(OR(SUM([.B65:.D67];-1)=2;SUM([.B65:.D67];-1)=3);1;0);IF(SUM([.B65:.D67])=3;1;0))" office:value-type="float" office:value="0" calcext:value-type="float">
            <text:p>0</text:p>
          </table:table-cell>
          <table:table-cell table:style-name="ce45" table:formula="of:=IF([.D66]=1;IF(OR(SUM([.C65:.E67];-1)=2;SUM([.C65:.E67];-1)=3);1;0);IF(SUM([.C65:.E67])=3;1;0))" office:value-type="float" office:value="1" calcext:value-type="float">
            <text:p>1</text:p>
          </table:table-cell>
          <table:table-cell table:style-name="ce45" table:formula="of:=IF([.E66]=1;IF(OR(SUM([.D65:.F67];-1)=2;SUM([.D65:.F67];-1)=3);1;0);IF(SUM([.D65:.F67])=3;1;0))" office:value-type="float" office:value="0" calcext:value-type="float">
            <text:p>0</text:p>
          </table:table-cell>
          <table:table-cell table:style-name="ce45" table:formula="of:=IF([.F66]=1;IF(OR(SUM([.E65:.G67];-1)=2;SUM([.E65:.G67];-1)=3);1;0);IF(SUM([.E65:.G67])=3;1;0))" office:value-type="float" office:value="0" calcext:value-type="float">
            <text:p>0</text:p>
          </table:table-cell>
          <table:table-cell table:style-name="ce45" table:formula="of:=IF([.G66]=1;IF(OR(SUM([.F65:.H67];-1)=2;SUM([.F65:.H67];-1)=3);1;0);IF(SUM([.F65:.H67])=3;1;0))" office:value-type="float" office:value="0" calcext:value-type="float">
            <text:p>0</text:p>
          </table:table-cell>
          <table:table-cell table:style-name="ce45" table:formula="of:=IF([.H66]=1;IF(OR(SUM([.G65:.I67];-1)=2;SUM([.G65:.I67];-1)=3);1;0);IF(SUM([.G65:.I67])=3;1;0))" office:value-type="float" office:value="0" calcext:value-type="float">
            <text:p>0</text:p>
          </table:table-cell>
          <table:table-cell table:style-name="ce45" table:formula="of:=IF([.I66]=1;IF(OR(SUM([.H65:.J67];-1)=2;SUM([.H65:.J67];-1)=3);1;0);IF(SUM([.H65:.J67])=3;1;0))" office:value-type="float" office:value="0" calcext:value-type="float">
            <text:p>0</text:p>
          </table:table-cell>
          <table:table-cell table:style-name="ce45" table:formula="of:=IF([.J66]=1;IF(OR(SUM([.I65:.K67];-1)=2;SUM([.I65:.K67];-1)=3);1;0);IF(SUM([.I65:.K67])=3;1;0))" office:value-type="float" office:value="0" calcext:value-type="float">
            <text:p>0</text:p>
          </table:table-cell>
          <table:table-cell table:style-name="ce45" table:formula="of:=IF([.K66]=1;IF(OR(SUM([.J65:.L67];-1)=2;SUM([.J65:.L67];-1)=3);1;0);IF(SUM([.J65:.L67])=3;1;0))" office:value-type="float" office:value="0" calcext:value-type="float">
            <text:p>0</text:p>
          </table:table-cell>
          <table:table-cell table:style-name="ce45" table:formula="of:=IF([.L66]=1;IF(OR(SUM([.K65:.M67];-1)=2;SUM([.K65:.M67];-1)=3);1;0);IF(SUM([.K65:.M67])=3;1;0))" office:value-type="float" office:value="0" calcext:value-type="float">
            <text:p>0</text:p>
          </table:table-cell>
          <table:table-cell table:style-name="ce45" table:formula="of:=IF([.M66]=1;IF(OR(SUM([.L65:.N67];-1)=2;SUM([.L65:.N67];-1)=3);1;0);IF(SUM([.L65:.N67])=3;1;0))" office:value-type="float" office:value="0" calcext:value-type="float">
            <text:p>0</text:p>
          </table:table-cell>
          <table:table-cell table:style-name="ce45" table:formula="of:=IF([.N66]=1;IF(OR(SUM([.M65:.O67];-1)=2;SUM([.M65:.O67];-1)=3);1;0);IF(SUM([.M65:.O67])=3;1;0))" office:value-type="float" office:value="0" calcext:value-type="float">
            <text:p>0</text:p>
          </table:table-cell>
          <table:table-cell table:style-name="ce45" table:formula="of:=IF([.O66]=1;IF(OR(SUM([.N65:.P67];-1)=2;SUM([.N65:.P67];-1)=3);1;0);IF(SUM([.N65:.P67])=3;1;0))" office:value-type="float" office:value="0" calcext:value-type="float">
            <text:p>0</text:p>
          </table:table-cell>
          <table:table-cell table:style-name="ce45" table:formula="of:=IF([.P66]=1;IF(OR(SUM([.O65:.Q67];-1)=2;SUM([.O65:.Q67];-1)=3);1;0);IF(SUM([.O65:.Q67])=3;1;0))" office:value-type="float" office:value="0" calcext:value-type="float">
            <text:p>0</text:p>
          </table:table-cell>
          <table:table-cell table:style-name="ce45" table:formula="of:=IF([.Q66]=1;IF(OR(SUM([.P65:.R67];-1)=2;SUM([.P65:.R67];-1)=3);1;0);IF(SUM([.P65:.R67])=3;1;0))" office:value-type="float" office:value="0" calcext:value-type="float">
            <text:p>0</text:p>
          </table:table-cell>
          <table:table-cell table:style-name="ce45" table:formula="of:=IF([.R66]=1;IF(OR(SUM([.Q65:.S67];-1)=2;SUM([.Q65:.S67];-1)=3);1;0);IF(SUM([.Q65:.S67])=3;1;0))" office:value-type="float" office:value="0" calcext:value-type="float">
            <text:p>0</text:p>
          </table:table-cell>
          <table:table-cell table:style-name="ce45" table:formula="of:=IF([.S66]=1;IF(OR(SUM([.R65:.T67];-1)=2;SUM([.R65:.T67];-1)=3);1;0);IF(SUM([.R65:.T67])=3;1;0))" office:value-type="float" office:value="0" calcext:value-type="float">
            <text:p>0</text:p>
          </table:table-cell>
          <table:table-cell table:style-name="ce45" table:formula="of:=IF([.T66]=1;IF(OR(SUM([.S65:.U67];-1)=2;SUM([.S65:.U67];-1)=3);1;0);IF(SUM([.S65:.U67])=3;1;0))" office:value-type="float" office:value="0" calcext:value-type="float">
            <text:p>0</text:p>
          </table:table-cell>
          <table:table-cell table:style-name="ce45" table:formula="of:=IF([.U66]=1;IF(OR(SUM([.T65:.V67];-1)=2;SUM([.T65:.V67];-1)=3);1;0);IF(SUM([.T65:.V67])=3;1;0))" office:value-type="float" office:value="0" calcext:value-type="float">
            <text:p>0</text:p>
          </table:table-cell>
          <table:table-cell table:style-name="ce45" table:formula="of:=IF([.V66]=1;IF(OR(SUM([.U65:.W67];-1)=2;SUM([.U65:.W67];-1)=3);1;0);IF(SUM([.U65:.W67])=3;1;0))" office:value-type="float" office:value="0" calcext:value-type="float">
            <text:p>0</text:p>
          </table:table-cell>
          <table:table-cell table:style-name="ce45" table:formula="of:=IF([.W66]=1;IF(OR(SUM([.V65:.X67];-1)=2;SUM([.V65:.X67];-1)=3);1;0);IF(SUM([.V65:.X67])=3;1;0))" office:value-type="float" office:value="0" calcext:value-type="float">
            <text:p>0</text:p>
          </table:table-cell>
          <table:table-cell table:style-name="ce45" table:formula="of:=IF([.X66]=1;IF(OR(SUM([.W65:.Y67];-1)=2;SUM([.W65:.Y67];-1)=3);1;0);IF(SUM([.W65:.Y67])=3;1;0))" office:value-type="float" office:value="0" calcext:value-type="float">
            <text:p>0</text:p>
          </table:table-cell>
          <table:table-cell table:style-name="ce45" table:formula="of:=IF([.Y66]=1;IF(OR(SUM([.X65:.Z67];-1)=2;SUM([.X65:.Z67];-1)=3);1;0);IF(SUM([.X65:.Z67])=3;1;0))" office:value-type="float" office:value="0" calcext:value-type="float">
            <text:p>0</text:p>
          </table:table-cell>
          <table:table-cell table:style-name="ce45" table:formula="of:=IF([.Z66]=1;IF(OR(SUM([.Y65:.AA67];-1)=2;SUM([.Y65:.AA67];-1)=3);1;0);IF(SUM([.Y65:.AA67])=3;1;0))" office:value-type="float" office:value="0" calcext:value-type="float">
            <text:p>0</text:p>
          </table:table-cell>
          <table:table-cell table:style-name="ce45" table:formula="of:=IF([.AA66]=1;IF(OR(SUM([.Z65:.AB67];-1)=2;SUM([.Z65:.AB67];-1)=3);1;0);IF(SUM([.Z65:.AB67])=3;1;0))" office:value-type="float" office:value="0" calcext:value-type="float">
            <text:p>0</text:p>
          </table:table-cell>
          <table:table-cell table:style-name="ce45" table:formula="of:=IF([.AB66]=1;IF(OR(SUM([.AA65:.AC67];-1)=2;SUM([.AA65:.AC67];-1)=3);1;0);IF(SUM([.AA65:.AC67])=3;1;0))" office:value-type="float" office:value="0" calcext:value-type="float">
            <text:p>0</text:p>
          </table:table-cell>
          <table:table-cell table:style-name="ce45" table:formula="of:=IF([.AC66]=1;IF(OR(SUM([.AB65:.AD67];-1)=2;SUM([.AB65:.AD67];-1)=3);1;0);IF(SUM([.AB65:.AD67])=3;1;0))" office:value-type="float" office:value="0" calcext:value-type="float">
            <text:p>0</text:p>
          </table:table-cell>
          <table:table-cell table:style-name="ce45" table:formula="of:=IF([.AD66]=1;IF(OR(SUM([.AC65:.AE67];-1)=2;SUM([.AC65:.AE67];-1)=3);1;0);IF(SUM([.AC65:.AE67])=3;1;0))" office:value-type="float" office:value="0" calcext:value-type="float">
            <text:p>0</text:p>
          </table:table-cell>
          <table:table-cell table:style-name="ce45" table:formula="of:=IF([.AE66]=1;IF(OR(SUM([.AD65:.AF67];-1)=2;SUM([.AD65:.AF67];-1)=3);1;0);IF(SUM([.AD65:.AF67])=3;1;0))" office:value-type="float" office:value="0" calcext:value-type="float">
            <text:p>0</text:p>
          </table:table-cell>
          <table:table-cell table:style-name="ce45" table:formula="of:=IF([.AF66]=1;IF(OR(SUM([.AE65:.AG67];-1)=2;SUM([.AE65:.AG67];-1)=3);1;0);IF(SUM([.AE65:.AG67])=3;1;0))" office:value-type="float" office:value="0" calcext:value-type="float">
            <text:p>0</text:p>
          </table:table-cell>
          <table:table-cell table:style-name="ce45" table:formula="of:=IF([.AG66]=1;IF(OR(SUM([.AF65:.AH67];-1)=2;SUM([.AF65:.AH67];-1)=3);1;0);IF(SUM([.AF65:.AH67])=3;1;0))" office:value-type="float" office:value="0" calcext:value-type="float">
            <text:p>0</text:p>
          </table:table-cell>
          <table:table-cell table:style-name="ce45" table:formula="of:=IF([.AH66]=1;IF(OR(SUM([.AG65:.AI67];-1)=2;SUM([.AG65:.AI67];-1)=3);1;0);IF(SUM([.AG65:.AI67])=3;1;0))" office:value-type="float" office:value="0" calcext:value-type="float">
            <text:p>0</text:p>
          </table:table-cell>
          <table:table-cell table:style-name="ce45" table:formula="of:=IF([.AI66]=1;IF(OR(SUM([.AH65:.AJ67];-1)=2;SUM([.AH65:.AJ67];-1)=3);1;0);IF(SUM([.AH65:.AJ67])=3;1;0))" office:value-type="float" office:value="0" calcext:value-type="float">
            <text:p>0</text:p>
          </table:table-cell>
          <table:table-cell table:style-name="ce45" table:formula="of:=IF([.AJ66]=1;IF(OR(SUM([.AI65:.AK67];-1)=2;SUM([.AI65:.AK67];-1)=3);1;0);IF(SUM([.AI65:.AK67])=3;1;0))" office:value-type="float" office:value="0" calcext:value-type="float">
            <text:p>0</text:p>
          </table:table-cell>
          <table:table-cell table:style-name="ce45" table:formula="of:=IF([.AK66]=1;IF(OR(SUM([.AJ65:.AL67];-1)=2;SUM([.AJ65:.AL67];-1)=3);1;0);IF(SUM([.AJ65:.AL67])=3;1;0))" office:value-type="float" office:value="0" calcext:value-type="float">
            <text:p>0</text:p>
          </table:table-cell>
          <table:table-cell table:style-name="ce45" table:formula="of:=IF([.AL66]=1;IF(OR(SUM([.AK65:.AM67];-1)=2;SUM([.AK65:.AM67];-1)=3);1;0);IF(SUM([.AK65:.AM67])=3;1;0))" office:value-type="float" office:value="0" calcext:value-type="float">
            <text:p>0</text:p>
          </table:table-cell>
          <table:table-cell table:style-name="ce45" table:formula="of:=IF([.AM66]=1;IF(OR(SUM([.AL65:.AN67];-1)=2;SUM([.AL65:.AN67];-1)=3);1;0);IF(SUM([.AL65:.AN67])=3;1;0))" office:value-type="float" office:value="0" calcext:value-type="float">
            <text:p>0</text:p>
          </table:table-cell>
          <table:table-cell table:style-name="ce45" table:formula="of:=IF([.AN66]=1;IF(OR(SUM([.AM65:.AO67];-1)=2;SUM([.AM65:.AO67];-1)=3);1;0);IF(SUM([.AM65:.AO67])=3;1;0))" office:value-type="float" office:value="1" calcext:value-type="float">
            <text:p>1</text:p>
          </table:table-cell>
          <table:table-cell table:style-name="ce45" table:formula="of:=IF([.AO66]=1;IF(OR(SUM([.AN65:.AP67];-1)=2;SUM([.AN65:.AP67];-1)=3);1;0);IF(SUM([.AN65:.AP67])=3;1;0))" office:value-type="float" office:value="0" calcext:value-type="float">
            <text:p>0</text:p>
          </table:table-cell>
          <table:table-cell table:style-name="ce45" table:formula="of:=IF([.AP66]=1;IF(OR(SUM([.AO65:.AQ67];-1)=2;SUM([.AO65:.AQ67];-1)=3);1;0);IF(SUM([.AO65:.AQ67])=3;1;0))" office:value-type="float" office:value="0" calcext:value-type="float">
            <text:p>0</text:p>
          </table:table-cell>
          <table:table-cell table:style-name="ce45" table:formula="of:=IF([.AQ66]=1;IF(OR(SUM([.AP65:.AR67];-1)=2;SUM([.AP65:.AR67];-1)=3);1;0);IF(SUM([.AP65:.AR67])=3;1;0))" office:value-type="float" office:value="0" calcext:value-type="float">
            <text:p>0</text:p>
          </table:table-cell>
          <table:table-cell table:style-name="ce45" table:formula="of:=IF([.AR66]=1;IF(OR(SUM([.AQ65:.AS67];-1)=2;SUM([.AQ65:.AS67];-1)=3);1;0);IF(SUM([.AQ65:.AS67])=3;1;0))" office:value-type="float" office:value="0" calcext:value-type="float">
            <text:p>0</text:p>
          </table:table-cell>
          <table:table-cell table:style-name="ce45" table:formula="of:=IF([.AS66]=1;IF(OR(SUM([.AR65:.AT67];-1)=2;SUM([.AR65:.AT67];-1)=3);1;0);IF(SUM([.AR65:.AT67])=3;1;0))" office:value-type="float" office:value="0" calcext:value-type="float">
            <text:p>0</text:p>
          </table:table-cell>
          <table:table-cell table:style-name="ce45" table:formula="of:=IF([.AT66]=1;IF(OR(SUM([.AS65:.AU67];-1)=2;SUM([.AS65:.AU67];-1)=3);1;0);IF(SUM([.AS65:.AU67])=3;1;0))" office:value-type="float" office:value="0" calcext:value-type="float">
            <text:p>0</text:p>
          </table:table-cell>
          <table:table-cell table:style-name="ce45" table:formula="of:=IF([.AU66]=1;IF(OR(SUM([.AT65:.AV67];-1)=2;SUM([.AT65:.AV67];-1)=3);1;0);IF(SUM([.AT65:.AV67])=3;1;0))" office:value-type="float" office:value="0" calcext:value-type="float">
            <text:p>0</text:p>
          </table:table-cell>
          <table:table-cell table:style-name="ce45" table:formula="of:=IF([.AV66]=1;IF(OR(SUM([.AU65:.AW67];-1)=2;SUM([.AU65:.AW67];-1)=3);1;0);IF(SUM([.AU65:.AW67])=3;1;0))" office:value-type="float" office:value="0" calcext:value-type="float">
            <text:p>0</text:p>
          </table:table-cell>
          <table:table-cell table:style-name="ce45" table:formula="of:=IF([.AW66]=1;IF(OR(SUM([.AV65:.AX67];-1)=2;SUM([.AV65:.AX67];-1)=3);1;0);IF(SUM([.AV65:.AX67])=3;1;0))" office:value-type="float" office:value="0" calcext:value-type="float">
            <text:p>0</text:p>
          </table:table-cell>
          <table:table-cell table:style-name="ce45" table:formula="of:=IF([.AX66]=1;IF(OR(SUM([.AW65:.AY67];-1)=2;SUM([.AW65:.AY67];-1)=3);1;0);IF(SUM([.AW65:.AY67])=3;1;0))" office:value-type="float" office:value="0" calcext:value-type="float">
            <text:p>0</text:p>
          </table:table-cell>
          <table:table-cell table:style-name="ce45" table:formula="of:=IF([.AY66]=1;IF(OR(SUM([.AX65:.AZ67];-1)=2;SUM([.AX65:.AZ67];-1)=3);1;0);IF(SUM([.AX65:.AZ67])=3;1;0))" office:value-type="float" office:value="0" calcext:value-type="float">
            <text:p>0</text:p>
          </table:table-cell>
          <table:table-cell table:style-name="ce45" table:formula="of:=IF([.AZ66]=1;IF(OR(SUM([.AY65:.BA67];-1)=2;SUM([.AY65:.BA67];-1)=3);1;0);IF(SUM([.AY65:.BA67])=3;1;0))" office:value-type="float" office:value="0" calcext:value-type="float">
            <text:p>0</text:p>
          </table:table-cell>
          <table:table-cell table:style-name="ce45" table:formula="of:=IF([.BA66]=1;IF(OR(SUM([.AZ65:.BB67];-1)=2;SUM([.AZ65:.BB67];-1)=3);1;0);IF(SUM([.AZ65:.BB67])=3;1;0))" office:value-type="float" office:value="0" calcext:value-type="float">
            <text:p>0</text:p>
          </table:table-cell>
          <table:table-cell table:style-name="ce45" table:formula="of:=IF([.BB66]=1;IF(OR(SUM([.BA65:.BC67];-1)=2;SUM([.BA65:.BC67];-1)=3);1;0);IF(SUM([.BA65:.BC67])=3;1;0))" office:value-type="float" office:value="0" calcext:value-type="float">
            <text:p>0</text:p>
          </table:table-cell>
          <table:table-cell table:style-name="ce45" table:formula="of:=IF([.BC66]=1;IF(OR(SUM([.BB65:.BD67];-1)=2;SUM([.BB65:.BD67];-1)=3);1;0);IF(SUM([.BB65:.BD67])=3;1;0))" office:value-type="float" office:value="0" calcext:value-type="float">
            <text:p>0</text:p>
          </table:table-cell>
          <table:table-cell table:style-name="ce45" table:formula="of:=IF([.BD66]=1;IF(OR(SUM([.BC65:.BE67];-1)=2;SUM([.BC65:.BE67];-1)=3);1;0);IF(SUM([.BC65:.BE67])=3;1;0))" office:value-type="float" office:value="0" calcext:value-type="float">
            <text:p>0</text:p>
          </table:table-cell>
          <table:table-cell table:style-name="ce45" table:formula="of:=IF([.BE66]=1;IF(OR(SUM([.BD65:.BF67];-1)=2;SUM([.BD65:.BF67];-1)=3);1;0);IF(SUM([.BD65:.BF67])=3;1;0))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45" table:formula="of:=IF([.C67]=1;IF(OR(SUM([.B66:.D68];-1)=2;SUM([.B66:.D68];-1)=3);1;0);IF(SUM([.B66:.D68])=3;1;0))" office:value-type="float" office:value="0" calcext:value-type="float">
            <text:p>0</text:p>
          </table:table-cell>
          <table:table-cell table:style-name="ce45" table:formula="of:=IF([.D67]=1;IF(OR(SUM([.C66:.E68];-1)=2;SUM([.C66:.E68];-1)=3);1;0);IF(SUM([.C66:.E68])=3;1;0))" office:value-type="float" office:value="1" calcext:value-type="float">
            <text:p>1</text:p>
          </table:table-cell>
          <table:table-cell table:style-name="ce45" table:formula="of:=IF([.E67]=1;IF(OR(SUM([.D66:.F68];-1)=2;SUM([.D66:.F68];-1)=3);1;0);IF(SUM([.D66:.F68])=3;1;0))" office:value-type="float" office:value="0" calcext:value-type="float">
            <text:p>0</text:p>
          </table:table-cell>
          <table:table-cell table:style-name="ce45" table:formula="of:=IF([.F67]=1;IF(OR(SUM([.E66:.G68];-1)=2;SUM([.E66:.G68];-1)=3);1;0);IF(SUM([.E66:.G68])=3;1;0))" office:value-type="float" office:value="0" calcext:value-type="float">
            <text:p>0</text:p>
          </table:table-cell>
          <table:table-cell table:style-name="ce45" table:formula="of:=IF([.G67]=1;IF(OR(SUM([.F66:.H68];-1)=2;SUM([.F66:.H68];-1)=3);1;0);IF(SUM([.F66:.H68])=3;1;0))" office:value-type="float" office:value="0" calcext:value-type="float">
            <text:p>0</text:p>
          </table:table-cell>
          <table:table-cell table:style-name="ce45" table:formula="of:=IF([.H67]=1;IF(OR(SUM([.G66:.I68];-1)=2;SUM([.G66:.I68];-1)=3);1;0);IF(SUM([.G66:.I68])=3;1;0))" office:value-type="float" office:value="0" calcext:value-type="float">
            <text:p>0</text:p>
          </table:table-cell>
          <table:table-cell table:style-name="ce45" table:formula="of:=IF([.I67]=1;IF(OR(SUM([.H66:.J68];-1)=2;SUM([.H66:.J68];-1)=3);1;0);IF(SUM([.H66:.J68])=3;1;0))" office:value-type="float" office:value="0" calcext:value-type="float">
            <text:p>0</text:p>
          </table:table-cell>
          <table:table-cell table:style-name="ce45" table:formula="of:=IF([.J67]=1;IF(OR(SUM([.I66:.K68];-1)=2;SUM([.I66:.K68];-1)=3);1;0);IF(SUM([.I66:.K68])=3;1;0))" office:value-type="float" office:value="0" calcext:value-type="float">
            <text:p>0</text:p>
          </table:table-cell>
          <table:table-cell table:style-name="ce45" table:formula="of:=IF([.K67]=1;IF(OR(SUM([.J66:.L68];-1)=2;SUM([.J66:.L68];-1)=3);1;0);IF(SUM([.J66:.L68])=3;1;0))" office:value-type="float" office:value="0" calcext:value-type="float">
            <text:p>0</text:p>
          </table:table-cell>
          <table:table-cell table:style-name="ce45" table:formula="of:=IF([.L67]=1;IF(OR(SUM([.K66:.M68];-1)=2;SUM([.K66:.M68];-1)=3);1;0);IF(SUM([.K66:.M68])=3;1;0))" office:value-type="float" office:value="0" calcext:value-type="float">
            <text:p>0</text:p>
          </table:table-cell>
          <table:table-cell table:style-name="ce45" table:formula="of:=IF([.M67]=1;IF(OR(SUM([.L66:.N68];-1)=2;SUM([.L66:.N68];-1)=3);1;0);IF(SUM([.L66:.N68])=3;1;0))" office:value-type="float" office:value="0" calcext:value-type="float">
            <text:p>0</text:p>
          </table:table-cell>
          <table:table-cell table:style-name="ce45" table:formula="of:=IF([.N67]=1;IF(OR(SUM([.M66:.O68];-1)=2;SUM([.M66:.O68];-1)=3);1;0);IF(SUM([.M66:.O68])=3;1;0))" office:value-type="float" office:value="0" calcext:value-type="float">
            <text:p>0</text:p>
          </table:table-cell>
          <table:table-cell table:style-name="ce45" table:formula="of:=IF([.O67]=1;IF(OR(SUM([.N66:.P68];-1)=2;SUM([.N66:.P68];-1)=3);1;0);IF(SUM([.N66:.P68])=3;1;0))" office:value-type="float" office:value="0" calcext:value-type="float">
            <text:p>0</text:p>
          </table:table-cell>
          <table:table-cell table:style-name="ce45" table:formula="of:=IF([.P67]=1;IF(OR(SUM([.O66:.Q68];-1)=2;SUM([.O66:.Q68];-1)=3);1;0);IF(SUM([.O66:.Q68])=3;1;0))" office:value-type="float" office:value="0" calcext:value-type="float">
            <text:p>0</text:p>
          </table:table-cell>
          <table:table-cell table:style-name="ce45" table:formula="of:=IF([.Q67]=1;IF(OR(SUM([.P66:.R68];-1)=2;SUM([.P66:.R68];-1)=3);1;0);IF(SUM([.P66:.R68])=3;1;0))" office:value-type="float" office:value="0" calcext:value-type="float">
            <text:p>0</text:p>
          </table:table-cell>
          <table:table-cell table:style-name="ce45" table:formula="of:=IF([.R67]=1;IF(OR(SUM([.Q66:.S68];-1)=2;SUM([.Q66:.S68];-1)=3);1;0);IF(SUM([.Q66:.S68])=3;1;0))" office:value-type="float" office:value="0" calcext:value-type="float">
            <text:p>0</text:p>
          </table:table-cell>
          <table:table-cell table:style-name="ce45" table:formula="of:=IF([.S67]=1;IF(OR(SUM([.R66:.T68];-1)=2;SUM([.R66:.T68];-1)=3);1;0);IF(SUM([.R66:.T68])=3;1;0))" office:value-type="float" office:value="0" calcext:value-type="float">
            <text:p>0</text:p>
          </table:table-cell>
          <table:table-cell table:style-name="ce45" table:formula="of:=IF([.T67]=1;IF(OR(SUM([.S66:.U68];-1)=2;SUM([.S66:.U68];-1)=3);1;0);IF(SUM([.S66:.U68])=3;1;0))" office:value-type="float" office:value="0" calcext:value-type="float">
            <text:p>0</text:p>
          </table:table-cell>
          <table:table-cell table:style-name="ce45" table:formula="of:=IF([.U67]=1;IF(OR(SUM([.T66:.V68];-1)=2;SUM([.T66:.V68];-1)=3);1;0);IF(SUM([.T66:.V68])=3;1;0))" office:value-type="float" office:value="0" calcext:value-type="float">
            <text:p>0</text:p>
          </table:table-cell>
          <table:table-cell table:style-name="ce45" table:formula="of:=IF([.V67]=1;IF(OR(SUM([.U66:.W68];-1)=2;SUM([.U66:.W68];-1)=3);1;0);IF(SUM([.U66:.W68])=3;1;0))" office:value-type="float" office:value="0" calcext:value-type="float">
            <text:p>0</text:p>
          </table:table-cell>
          <table:table-cell table:style-name="ce45" table:formula="of:=IF([.W67]=1;IF(OR(SUM([.V66:.X68];-1)=2;SUM([.V66:.X68];-1)=3);1;0);IF(SUM([.V66:.X68])=3;1;0))" office:value-type="float" office:value="0" calcext:value-type="float">
            <text:p>0</text:p>
          </table:table-cell>
          <table:table-cell table:style-name="ce45" table:formula="of:=IF([.X67]=1;IF(OR(SUM([.W66:.Y68];-1)=2;SUM([.W66:.Y68];-1)=3);1;0);IF(SUM([.W66:.Y68])=3;1;0))" office:value-type="float" office:value="0" calcext:value-type="float">
            <text:p>0</text:p>
          </table:table-cell>
          <table:table-cell table:style-name="ce45" table:formula="of:=IF([.Y67]=1;IF(OR(SUM([.X66:.Z68];-1)=2;SUM([.X66:.Z68];-1)=3);1;0);IF(SUM([.X66:.Z68])=3;1;0))" office:value-type="float" office:value="0" calcext:value-type="float">
            <text:p>0</text:p>
          </table:table-cell>
          <table:table-cell table:style-name="ce45" table:formula="of:=IF([.Z67]=1;IF(OR(SUM([.Y66:.AA68];-1)=2;SUM([.Y66:.AA68];-1)=3);1;0);IF(SUM([.Y66:.AA68])=3;1;0))" office:value-type="float" office:value="0" calcext:value-type="float">
            <text:p>0</text:p>
          </table:table-cell>
          <table:table-cell table:style-name="ce45" table:formula="of:=IF([.AA67]=1;IF(OR(SUM([.Z66:.AB68];-1)=2;SUM([.Z66:.AB68];-1)=3);1;0);IF(SUM([.Z66:.AB68])=3;1;0))" office:value-type="float" office:value="0" calcext:value-type="float">
            <text:p>0</text:p>
          </table:table-cell>
          <table:table-cell table:style-name="ce45" table:formula="of:=IF([.AB67]=1;IF(OR(SUM([.AA66:.AC68];-1)=2;SUM([.AA66:.AC68];-1)=3);1;0);IF(SUM([.AA66:.AC68])=3;1;0))" office:value-type="float" office:value="0" calcext:value-type="float">
            <text:p>0</text:p>
          </table:table-cell>
          <table:table-cell table:style-name="ce45" table:formula="of:=IF([.AC67]=1;IF(OR(SUM([.AB66:.AD68];-1)=2;SUM([.AB66:.AD68];-1)=3);1;0);IF(SUM([.AB66:.AD68])=3;1;0))" office:value-type="float" office:value="0" calcext:value-type="float">
            <text:p>0</text:p>
          </table:table-cell>
          <table:table-cell table:style-name="ce45" table:formula="of:=IF([.AD67]=1;IF(OR(SUM([.AC66:.AE68];-1)=2;SUM([.AC66:.AE68];-1)=3);1;0);IF(SUM([.AC66:.AE68])=3;1;0))" office:value-type="float" office:value="0" calcext:value-type="float">
            <text:p>0</text:p>
          </table:table-cell>
          <table:table-cell table:style-name="ce45" table:formula="of:=IF([.AE67]=1;IF(OR(SUM([.AD66:.AF68];-1)=2;SUM([.AD66:.AF68];-1)=3);1;0);IF(SUM([.AD66:.AF68])=3;1;0))" office:value-type="float" office:value="0" calcext:value-type="float">
            <text:p>0</text:p>
          </table:table-cell>
          <table:table-cell table:style-name="ce45" table:formula="of:=IF([.AF67]=1;IF(OR(SUM([.AE66:.AG68];-1)=2;SUM([.AE66:.AG68];-1)=3);1;0);IF(SUM([.AE66:.AG68])=3;1;0))" office:value-type="float" office:value="0" calcext:value-type="float">
            <text:p>0</text:p>
          </table:table-cell>
          <table:table-cell table:style-name="ce45" table:formula="of:=IF([.AG67]=1;IF(OR(SUM([.AF66:.AH68];-1)=2;SUM([.AF66:.AH68];-1)=3);1;0);IF(SUM([.AF66:.AH68])=3;1;0))" office:value-type="float" office:value="0" calcext:value-type="float">
            <text:p>0</text:p>
          </table:table-cell>
          <table:table-cell table:style-name="ce45" table:formula="of:=IF([.AH67]=1;IF(OR(SUM([.AG66:.AI68];-1)=2;SUM([.AG66:.AI68];-1)=3);1;0);IF(SUM([.AG66:.AI68])=3;1;0))" office:value-type="float" office:value="0" calcext:value-type="float">
            <text:p>0</text:p>
          </table:table-cell>
          <table:table-cell table:style-name="ce45" table:formula="of:=IF([.AI67]=1;IF(OR(SUM([.AH66:.AJ68];-1)=2;SUM([.AH66:.AJ68];-1)=3);1;0);IF(SUM([.AH66:.AJ68])=3;1;0))" office:value-type="float" office:value="0" calcext:value-type="float">
            <text:p>0</text:p>
          </table:table-cell>
          <table:table-cell table:style-name="ce45" table:formula="of:=IF([.AJ67]=1;IF(OR(SUM([.AI66:.AK68];-1)=2;SUM([.AI66:.AK68];-1)=3);1;0);IF(SUM([.AI66:.AK68])=3;1;0))" office:value-type="float" office:value="0" calcext:value-type="float">
            <text:p>0</text:p>
          </table:table-cell>
          <table:table-cell table:style-name="ce45" table:formula="of:=IF([.AK67]=1;IF(OR(SUM([.AJ66:.AL68];-1)=2;SUM([.AJ66:.AL68];-1)=3);1;0);IF(SUM([.AJ66:.AL68])=3;1;0))" office:value-type="float" office:value="0" calcext:value-type="float">
            <text:p>0</text:p>
          </table:table-cell>
          <table:table-cell table:style-name="ce45" table:formula="of:=IF([.AL67]=1;IF(OR(SUM([.AK66:.AM68];-1)=2;SUM([.AK66:.AM68];-1)=3);1;0);IF(SUM([.AK66:.AM68])=3;1;0))" office:value-type="float" office:value="1" calcext:value-type="float">
            <text:p>1</text:p>
          </table:table-cell>
          <table:table-cell table:style-name="ce45" table:formula="of:=IF([.AM67]=1;IF(OR(SUM([.AL66:.AN68];-1)=2;SUM([.AL66:.AN68];-1)=3);1;0);IF(SUM([.AL66:.AN68])=3;1;0))" office:value-type="float" office:value="1" calcext:value-type="float">
            <text:p>1</text:p>
          </table:table-cell>
          <table:table-cell table:style-name="ce45" table:formula="of:=IF([.AN67]=1;IF(OR(SUM([.AM66:.AO68];-1)=2;SUM([.AM66:.AO68];-1)=3);1;0);IF(SUM([.AM66:.AO68])=3;1;0))" office:value-type="float" office:value="1" calcext:value-type="float">
            <text:p>1</text:p>
          </table:table-cell>
          <table:table-cell table:style-name="ce45" table:formula="of:=IF([.AO67]=1;IF(OR(SUM([.AN66:.AP68];-1)=2;SUM([.AN66:.AP68];-1)=3);1;0);IF(SUM([.AN66:.AP68])=3;1;0))" office:value-type="float" office:value="1" calcext:value-type="float">
            <text:p>1</text:p>
          </table:table-cell>
          <table:table-cell table:style-name="ce45" table:formula="of:=IF([.AP67]=1;IF(OR(SUM([.AO66:.AQ68];-1)=2;SUM([.AO66:.AQ68];-1)=3);1;0);IF(SUM([.AO66:.AQ68])=3;1;0))" office:value-type="float" office:value="0" calcext:value-type="float">
            <text:p>0</text:p>
          </table:table-cell>
          <table:table-cell table:style-name="ce45" table:formula="of:=IF([.AQ67]=1;IF(OR(SUM([.AP66:.AR68];-1)=2;SUM([.AP66:.AR68];-1)=3);1;0);IF(SUM([.AP66:.AR68])=3;1;0))" office:value-type="float" office:value="0" calcext:value-type="float">
            <text:p>0</text:p>
          </table:table-cell>
          <table:table-cell table:style-name="ce45" table:formula="of:=IF([.AR67]=1;IF(OR(SUM([.AQ66:.AS68];-1)=2;SUM([.AQ66:.AS68];-1)=3);1;0);IF(SUM([.AQ66:.AS68])=3;1;0))" office:value-type="float" office:value="0" calcext:value-type="float">
            <text:p>0</text:p>
          </table:table-cell>
          <table:table-cell table:style-name="ce45" table:formula="of:=IF([.AS67]=1;IF(OR(SUM([.AR66:.AT68];-1)=2;SUM([.AR66:.AT68];-1)=3);1;0);IF(SUM([.AR66:.AT68])=3;1;0))" office:value-type="float" office:value="0" calcext:value-type="float">
            <text:p>0</text:p>
          </table:table-cell>
          <table:table-cell table:style-name="ce45" table:formula="of:=IF([.AT67]=1;IF(OR(SUM([.AS66:.AU68];-1)=2;SUM([.AS66:.AU68];-1)=3);1;0);IF(SUM([.AS66:.AU68])=3;1;0))" office:value-type="float" office:value="0" calcext:value-type="float">
            <text:p>0</text:p>
          </table:table-cell>
          <table:table-cell table:style-name="ce45" table:formula="of:=IF([.AU67]=1;IF(OR(SUM([.AT66:.AV68];-1)=2;SUM([.AT66:.AV68];-1)=3);1;0);IF(SUM([.AT66:.AV68])=3;1;0))" office:value-type="float" office:value="0" calcext:value-type="float">
            <text:p>0</text:p>
          </table:table-cell>
          <table:table-cell table:style-name="ce45" table:formula="of:=IF([.AV67]=1;IF(OR(SUM([.AU66:.AW68];-1)=2;SUM([.AU66:.AW68];-1)=3);1;0);IF(SUM([.AU66:.AW68])=3;1;0))" office:value-type="float" office:value="0" calcext:value-type="float">
            <text:p>0</text:p>
          </table:table-cell>
          <table:table-cell table:style-name="ce45" table:formula="of:=IF([.AW67]=1;IF(OR(SUM([.AV66:.AX68];-1)=2;SUM([.AV66:.AX68];-1)=3);1;0);IF(SUM([.AV66:.AX68])=3;1;0))" office:value-type="float" office:value="0" calcext:value-type="float">
            <text:p>0</text:p>
          </table:table-cell>
          <table:table-cell table:style-name="ce45" table:formula="of:=IF([.AX67]=1;IF(OR(SUM([.AW66:.AY68];-1)=2;SUM([.AW66:.AY68];-1)=3);1;0);IF(SUM([.AW66:.AY68])=3;1;0))" office:value-type="float" office:value="0" calcext:value-type="float">
            <text:p>0</text:p>
          </table:table-cell>
          <table:table-cell table:style-name="ce45" table:formula="of:=IF([.AY67]=1;IF(OR(SUM([.AX66:.AZ68];-1)=2;SUM([.AX66:.AZ68];-1)=3);1;0);IF(SUM([.AX66:.AZ68])=3;1;0))" office:value-type="float" office:value="0" calcext:value-type="float">
            <text:p>0</text:p>
          </table:table-cell>
          <table:table-cell table:style-name="ce45" table:formula="of:=IF([.AZ67]=1;IF(OR(SUM([.AY66:.BA68];-1)=2;SUM([.AY66:.BA68];-1)=3);1;0);IF(SUM([.AY66:.BA68])=3;1;0))" office:value-type="float" office:value="0" calcext:value-type="float">
            <text:p>0</text:p>
          </table:table-cell>
          <table:table-cell table:style-name="ce45" table:formula="of:=IF([.BA67]=1;IF(OR(SUM([.AZ66:.BB68];-1)=2;SUM([.AZ66:.BB68];-1)=3);1;0);IF(SUM([.AZ66:.BB68])=3;1;0))" office:value-type="float" office:value="0" calcext:value-type="float">
            <text:p>0</text:p>
          </table:table-cell>
          <table:table-cell table:style-name="ce45" table:formula="of:=IF([.BB67]=1;IF(OR(SUM([.BA66:.BC68];-1)=2;SUM([.BA66:.BC68];-1)=3);1;0);IF(SUM([.BA66:.BC68])=3;1;0))" office:value-type="float" office:value="0" calcext:value-type="float">
            <text:p>0</text:p>
          </table:table-cell>
          <table:table-cell table:style-name="ce45" table:formula="of:=IF([.BC67]=1;IF(OR(SUM([.BB66:.BD68];-1)=2;SUM([.BB66:.BD68];-1)=3);1;0);IF(SUM([.BB66:.BD68])=3;1;0))" office:value-type="float" office:value="0" calcext:value-type="float">
            <text:p>0</text:p>
          </table:table-cell>
          <table:table-cell table:style-name="ce45" table:formula="of:=IF([.BD67]=1;IF(OR(SUM([.BC66:.BE68];-1)=2;SUM([.BC66:.BE68];-1)=3);1;0);IF(SUM([.BC66:.BE68])=3;1;0))" office:value-type="float" office:value="0" calcext:value-type="float">
            <text:p>0</text:p>
          </table:table-cell>
          <table:table-cell table:style-name="ce45" table:formula="of:=IF([.BE67]=1;IF(OR(SUM([.BD66:.BF68];-1)=2;SUM([.BD66:.BF68];-1)=3);1;0);IF(SUM([.BD66:.BF68])=3;1;0))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45" table:formula="of:=IF([.C68]=1;IF(OR(SUM([.B67:.D69];-1)=2;SUM([.B67:.D69];-1)=3);1;0);IF(SUM([.B67:.D69])=3;1;0))" office:value-type="float" office:value="0" calcext:value-type="float">
            <text:p>0</text:p>
          </table:table-cell>
          <table:table-cell table:style-name="ce45" table:formula="of:=IF([.D68]=1;IF(OR(SUM([.C67:.E69];-1)=2;SUM([.C67:.E69];-1)=3);1;0);IF(SUM([.C67:.E69])=3;1;0))" office:value-type="float" office:value="1" calcext:value-type="float">
            <text:p>1</text:p>
          </table:table-cell>
          <table:table-cell table:style-name="ce45" table:formula="of:=IF([.E68]=1;IF(OR(SUM([.D67:.F69];-1)=2;SUM([.D67:.F69];-1)=3);1;0);IF(SUM([.D67:.F69])=3;1;0))" office:value-type="float" office:value="0" calcext:value-type="float">
            <text:p>0</text:p>
          </table:table-cell>
          <table:table-cell table:style-name="ce45" table:formula="of:=IF([.F68]=1;IF(OR(SUM([.E67:.G69];-1)=2;SUM([.E67:.G69];-1)=3);1;0);IF(SUM([.E67:.G69])=3;1;0))" office:value-type="float" office:value="0" calcext:value-type="float">
            <text:p>0</text:p>
          </table:table-cell>
          <table:table-cell table:style-name="ce45" table:formula="of:=IF([.G68]=1;IF(OR(SUM([.F67:.H69];-1)=2;SUM([.F67:.H69];-1)=3);1;0);IF(SUM([.F67:.H69])=3;1;0))" office:value-type="float" office:value="0" calcext:value-type="float">
            <text:p>0</text:p>
          </table:table-cell>
          <table:table-cell table:style-name="ce45" table:formula="of:=IF([.H68]=1;IF(OR(SUM([.G67:.I69];-1)=2;SUM([.G67:.I69];-1)=3);1;0);IF(SUM([.G67:.I69])=3;1;0))" office:value-type="float" office:value="0" calcext:value-type="float">
            <text:p>0</text:p>
          </table:table-cell>
          <table:table-cell table:style-name="ce45" table:formula="of:=IF([.I68]=1;IF(OR(SUM([.H67:.J69];-1)=2;SUM([.H67:.J69];-1)=3);1;0);IF(SUM([.H67:.J69])=3;1;0))" office:value-type="float" office:value="0" calcext:value-type="float">
            <text:p>0</text:p>
          </table:table-cell>
          <table:table-cell table:style-name="ce45" table:formula="of:=IF([.J68]=1;IF(OR(SUM([.I67:.K69];-1)=2;SUM([.I67:.K69];-1)=3);1;0);IF(SUM([.I67:.K69])=3;1;0))" office:value-type="float" office:value="0" calcext:value-type="float">
            <text:p>0</text:p>
          </table:table-cell>
          <table:table-cell table:style-name="ce45" table:formula="of:=IF([.K68]=1;IF(OR(SUM([.J67:.L69];-1)=2;SUM([.J67:.L69];-1)=3);1;0);IF(SUM([.J67:.L69])=3;1;0))" office:value-type="float" office:value="0" calcext:value-type="float">
            <text:p>0</text:p>
          </table:table-cell>
          <table:table-cell table:style-name="ce45" table:formula="of:=IF([.L68]=1;IF(OR(SUM([.K67:.M69];-1)=2;SUM([.K67:.M69];-1)=3);1;0);IF(SUM([.K67:.M69])=3;1;0))" office:value-type="float" office:value="0" calcext:value-type="float">
            <text:p>0</text:p>
          </table:table-cell>
          <table:table-cell table:style-name="ce45" table:formula="of:=IF([.M68]=1;IF(OR(SUM([.L67:.N69];-1)=2;SUM([.L67:.N69];-1)=3);1;0);IF(SUM([.L67:.N69])=3;1;0))" office:value-type="float" office:value="0" calcext:value-type="float">
            <text:p>0</text:p>
          </table:table-cell>
          <table:table-cell table:style-name="ce45" table:formula="of:=IF([.N68]=1;IF(OR(SUM([.M67:.O69];-1)=2;SUM([.M67:.O69];-1)=3);1;0);IF(SUM([.M67:.O69])=3;1;0))" office:value-type="float" office:value="0" calcext:value-type="float">
            <text:p>0</text:p>
          </table:table-cell>
          <table:table-cell table:style-name="ce45" table:formula="of:=IF([.O68]=1;IF(OR(SUM([.N67:.P69];-1)=2;SUM([.N67:.P69];-1)=3);1;0);IF(SUM([.N67:.P69])=3;1;0))" office:value-type="float" office:value="0" calcext:value-type="float">
            <text:p>0</text:p>
          </table:table-cell>
          <table:table-cell table:style-name="ce45" table:formula="of:=IF([.P68]=1;IF(OR(SUM([.O67:.Q69];-1)=2;SUM([.O67:.Q69];-1)=3);1;0);IF(SUM([.O67:.Q69])=3;1;0))" office:value-type="float" office:value="0" calcext:value-type="float">
            <text:p>0</text:p>
          </table:table-cell>
          <table:table-cell table:style-name="ce45" table:formula="of:=IF([.Q68]=1;IF(OR(SUM([.P67:.R69];-1)=2;SUM([.P67:.R69];-1)=3);1;0);IF(SUM([.P67:.R69])=3;1;0))" office:value-type="float" office:value="0" calcext:value-type="float">
            <text:p>0</text:p>
          </table:table-cell>
          <table:table-cell table:style-name="ce45" table:formula="of:=IF([.R68]=1;IF(OR(SUM([.Q67:.S69];-1)=2;SUM([.Q67:.S69];-1)=3);1;0);IF(SUM([.Q67:.S69])=3;1;0))" office:value-type="float" office:value="0" calcext:value-type="float">
            <text:p>0</text:p>
          </table:table-cell>
          <table:table-cell table:style-name="ce45" table:formula="of:=IF([.S68]=1;IF(OR(SUM([.R67:.T69];-1)=2;SUM([.R67:.T69];-1)=3);1;0);IF(SUM([.R67:.T69])=3;1;0))" office:value-type="float" office:value="0" calcext:value-type="float">
            <text:p>0</text:p>
          </table:table-cell>
          <table:table-cell table:style-name="ce45" table:formula="of:=IF([.T68]=1;IF(OR(SUM([.S67:.U69];-1)=2;SUM([.S67:.U69];-1)=3);1;0);IF(SUM([.S67:.U69])=3;1;0))" office:value-type="float" office:value="0" calcext:value-type="float">
            <text:p>0</text:p>
          </table:table-cell>
          <table:table-cell table:style-name="ce45" table:formula="of:=IF([.U68]=1;IF(OR(SUM([.T67:.V69];-1)=2;SUM([.T67:.V69];-1)=3);1;0);IF(SUM([.T67:.V69])=3;1;0))" office:value-type="float" office:value="0" calcext:value-type="float">
            <text:p>0</text:p>
          </table:table-cell>
          <table:table-cell table:style-name="ce45" table:formula="of:=IF([.V68]=1;IF(OR(SUM([.U67:.W69];-1)=2;SUM([.U67:.W69];-1)=3);1;0);IF(SUM([.U67:.W69])=3;1;0))" office:value-type="float" office:value="0" calcext:value-type="float">
            <text:p>0</text:p>
          </table:table-cell>
          <table:table-cell table:style-name="ce45" table:formula="of:=IF([.W68]=1;IF(OR(SUM([.V67:.X69];-1)=2;SUM([.V67:.X69];-1)=3);1;0);IF(SUM([.V67:.X69])=3;1;0))" office:value-type="float" office:value="0" calcext:value-type="float">
            <text:p>0</text:p>
          </table:table-cell>
          <table:table-cell table:style-name="ce45" table:formula="of:=IF([.X68]=1;IF(OR(SUM([.W67:.Y69];-1)=2;SUM([.W67:.Y69];-1)=3);1;0);IF(SUM([.W67:.Y69])=3;1;0))" office:value-type="float" office:value="0" calcext:value-type="float">
            <text:p>0</text:p>
          </table:table-cell>
          <table:table-cell table:style-name="ce45" table:formula="of:=IF([.Y68]=1;IF(OR(SUM([.X67:.Z69];-1)=2;SUM([.X67:.Z69];-1)=3);1;0);IF(SUM([.X67:.Z69])=3;1;0))" office:value-type="float" office:value="0" calcext:value-type="float">
            <text:p>0</text:p>
          </table:table-cell>
          <table:table-cell table:style-name="ce45" table:formula="of:=IF([.Z68]=1;IF(OR(SUM([.Y67:.AA69];-1)=2;SUM([.Y67:.AA69];-1)=3);1;0);IF(SUM([.Y67:.AA69])=3;1;0))" office:value-type="float" office:value="0" calcext:value-type="float">
            <text:p>0</text:p>
          </table:table-cell>
          <table:table-cell table:style-name="ce45" table:formula="of:=IF([.AA68]=1;IF(OR(SUM([.Z67:.AB69];-1)=2;SUM([.Z67:.AB69];-1)=3);1;0);IF(SUM([.Z67:.AB69])=3;1;0))" office:value-type="float" office:value="0" calcext:value-type="float">
            <text:p>0</text:p>
          </table:table-cell>
          <table:table-cell table:style-name="ce45" table:formula="of:=IF([.AB68]=1;IF(OR(SUM([.AA67:.AC69];-1)=2;SUM([.AA67:.AC69];-1)=3);1;0);IF(SUM([.AA67:.AC69])=3;1;0))" office:value-type="float" office:value="0" calcext:value-type="float">
            <text:p>0</text:p>
          </table:table-cell>
          <table:table-cell table:style-name="ce45" table:formula="of:=IF([.AC68]=1;IF(OR(SUM([.AB67:.AD69];-1)=2;SUM([.AB67:.AD69];-1)=3);1;0);IF(SUM([.AB67:.AD69])=3;1;0))" office:value-type="float" office:value="1" calcext:value-type="float">
            <text:p>1</text:p>
          </table:table-cell>
          <table:table-cell table:style-name="ce45" table:formula="of:=IF([.AD68]=1;IF(OR(SUM([.AC67:.AE69];-1)=2;SUM([.AC67:.AE69];-1)=3);1;0);IF(SUM([.AC67:.AE69])=3;1;0))" office:value-type="float" office:value="1" calcext:value-type="float">
            <text:p>1</text:p>
          </table:table-cell>
          <table:table-cell table:style-name="ce45" table:formula="of:=IF([.AE68]=1;IF(OR(SUM([.AD67:.AF69];-1)=2;SUM([.AD67:.AF69];-1)=3);1;0);IF(SUM([.AD67:.AF69])=3;1;0))" office:value-type="float" office:value="0" calcext:value-type="float">
            <text:p>0</text:p>
          </table:table-cell>
          <table:table-cell table:style-name="ce45" table:formula="of:=IF([.AF68]=1;IF(OR(SUM([.AE67:.AG69];-1)=2;SUM([.AE67:.AG69];-1)=3);1;0);IF(SUM([.AE67:.AG69])=3;1;0))" office:value-type="float" office:value="0" calcext:value-type="float">
            <text:p>0</text:p>
          </table:table-cell>
          <table:table-cell table:style-name="ce45" table:formula="of:=IF([.AG68]=1;IF(OR(SUM([.AF67:.AH69];-1)=2;SUM([.AF67:.AH69];-1)=3);1;0);IF(SUM([.AF67:.AH69])=3;1;0))" office:value-type="float" office:value="0" calcext:value-type="float">
            <text:p>0</text:p>
          </table:table-cell>
          <table:table-cell table:style-name="ce45" table:formula="of:=IF([.AH68]=1;IF(OR(SUM([.AG67:.AI69];-1)=2;SUM([.AG67:.AI69];-1)=3);1;0);IF(SUM([.AG67:.AI69])=3;1;0))" office:value-type="float" office:value="0" calcext:value-type="float">
            <text:p>0</text:p>
          </table:table-cell>
          <table:table-cell table:style-name="ce45" table:formula="of:=IF([.AI68]=1;IF(OR(SUM([.AH67:.AJ69];-1)=2;SUM([.AH67:.AJ69];-1)=3);1;0);IF(SUM([.AH67:.AJ69])=3;1;0))" office:value-type="float" office:value="0" calcext:value-type="float">
            <text:p>0</text:p>
          </table:table-cell>
          <table:table-cell table:style-name="ce45" table:formula="of:=IF([.AJ68]=1;IF(OR(SUM([.AI67:.AK69];-1)=2;SUM([.AI67:.AK69];-1)=3);1;0);IF(SUM([.AI67:.AK69])=3;1;0))" office:value-type="float" office:value="1" calcext:value-type="float">
            <text:p>1</text:p>
          </table:table-cell>
          <table:table-cell table:style-name="ce45" table:formula="of:=IF([.AK68]=1;IF(OR(SUM([.AJ67:.AL69];-1)=2;SUM([.AJ67:.AL69];-1)=3);1;0);IF(SUM([.AJ67:.AL69])=3;1;0))" office:value-type="float" office:value="1" calcext:value-type="float">
            <text:p>1</text:p>
          </table:table-cell>
          <table:table-cell table:style-name="ce45" table:formula="of:=IF([.AL68]=1;IF(OR(SUM([.AK67:.AM69];-1)=2;SUM([.AK67:.AM69];-1)=3);1;0);IF(SUM([.AK67:.AM69])=3;1;0))" office:value-type="float" office:value="1" calcext:value-type="float">
            <text:p>1</text:p>
          </table:table-cell>
          <table:table-cell table:style-name="ce45" table:formula="of:=IF([.AM68]=1;IF(OR(SUM([.AL67:.AN69];-1)=2;SUM([.AL67:.AN69];-1)=3);1;0);IF(SUM([.AL67:.AN69])=3;1;0))" office:value-type="float" office:value="1" calcext:value-type="float">
            <text:p>1</text:p>
          </table:table-cell>
          <table:table-cell table:style-name="ce45" table:formula="of:=IF([.AN68]=1;IF(OR(SUM([.AM67:.AO69];-1)=2;SUM([.AM67:.AO69];-1)=3);1;0);IF(SUM([.AM67:.AO69])=3;1;0))" office:value-type="float" office:value="0" calcext:value-type="float">
            <text:p>0</text:p>
          </table:table-cell>
          <table:table-cell table:style-name="ce45" table:formula="of:=IF([.AO68]=1;IF(OR(SUM([.AN67:.AP69];-1)=2;SUM([.AN67:.AP69];-1)=3);1;0);IF(SUM([.AN67:.AP69])=3;1;0))" office:value-type="float" office:value="1" calcext:value-type="float">
            <text:p>1</text:p>
          </table:table-cell>
          <table:table-cell table:style-name="ce45" table:formula="of:=IF([.AP68]=1;IF(OR(SUM([.AO67:.AQ69];-1)=2;SUM([.AO67:.AQ69];-1)=3);1;0);IF(SUM([.AO67:.AQ69])=3;1;0))" office:value-type="float" office:value="1" calcext:value-type="float">
            <text:p>1</text:p>
          </table:table-cell>
          <table:table-cell table:style-name="ce45" table:formula="of:=IF([.AQ68]=1;IF(OR(SUM([.AP67:.AR69];-1)=2;SUM([.AP67:.AR69];-1)=3);1;0);IF(SUM([.AP67:.AR69])=3;1;0))" office:value-type="float" office:value="0" calcext:value-type="float">
            <text:p>0</text:p>
          </table:table-cell>
          <table:table-cell table:style-name="ce45" table:formula="of:=IF([.AR68]=1;IF(OR(SUM([.AQ67:.AS69];-1)=2;SUM([.AQ67:.AS69];-1)=3);1;0);IF(SUM([.AQ67:.AS69])=3;1;0))" office:value-type="float" office:value="0" calcext:value-type="float">
            <text:p>0</text:p>
          </table:table-cell>
          <table:table-cell table:style-name="ce45" table:formula="of:=IF([.AS68]=1;IF(OR(SUM([.AR67:.AT69];-1)=2;SUM([.AR67:.AT69];-1)=3);1;0);IF(SUM([.AR67:.AT69])=3;1;0))" office:value-type="float" office:value="0" calcext:value-type="float">
            <text:p>0</text:p>
          </table:table-cell>
          <table:table-cell table:style-name="ce45" table:formula="of:=IF([.AT68]=1;IF(OR(SUM([.AS67:.AU69];-1)=2;SUM([.AS67:.AU69];-1)=3);1;0);IF(SUM([.AS67:.AU69])=3;1;0))" office:value-type="float" office:value="0" calcext:value-type="float">
            <text:p>0</text:p>
          </table:table-cell>
          <table:table-cell table:style-name="ce45" table:formula="of:=IF([.AU68]=1;IF(OR(SUM([.AT67:.AV69];-1)=2;SUM([.AT67:.AV69];-1)=3);1;0);IF(SUM([.AT67:.AV69])=3;1;0))" office:value-type="float" office:value="0" calcext:value-type="float">
            <text:p>0</text:p>
          </table:table-cell>
          <table:table-cell table:style-name="ce45" table:formula="of:=IF([.AV68]=1;IF(OR(SUM([.AU67:.AW69];-1)=2;SUM([.AU67:.AW69];-1)=3);1;0);IF(SUM([.AU67:.AW69])=3;1;0))" office:value-type="float" office:value="0" calcext:value-type="float">
            <text:p>0</text:p>
          </table:table-cell>
          <table:table-cell table:style-name="ce45" table:formula="of:=IF([.AW68]=1;IF(OR(SUM([.AV67:.AX69];-1)=2;SUM([.AV67:.AX69];-1)=3);1;0);IF(SUM([.AV67:.AX69])=3;1;0))" office:value-type="float" office:value="0" calcext:value-type="float">
            <text:p>0</text:p>
          </table:table-cell>
          <table:table-cell table:style-name="ce45" table:formula="of:=IF([.AX68]=1;IF(OR(SUM([.AW67:.AY69];-1)=2;SUM([.AW67:.AY69];-1)=3);1;0);IF(SUM([.AW67:.AY69])=3;1;0))" office:value-type="float" office:value="0" calcext:value-type="float">
            <text:p>0</text:p>
          </table:table-cell>
          <table:table-cell table:style-name="ce45" table:formula="of:=IF([.AY68]=1;IF(OR(SUM([.AX67:.AZ69];-1)=2;SUM([.AX67:.AZ69];-1)=3);1;0);IF(SUM([.AX67:.AZ69])=3;1;0))" office:value-type="float" office:value="0" calcext:value-type="float">
            <text:p>0</text:p>
          </table:table-cell>
          <table:table-cell table:style-name="ce45" table:formula="of:=IF([.AZ68]=1;IF(OR(SUM([.AY67:.BA69];-1)=2;SUM([.AY67:.BA69];-1)=3);1;0);IF(SUM([.AY67:.BA69])=3;1;0))" office:value-type="float" office:value="1" calcext:value-type="float">
            <text:p>1</text:p>
          </table:table-cell>
          <table:table-cell table:style-name="ce45" table:formula="of:=IF([.BA68]=1;IF(OR(SUM([.AZ67:.BB69];-1)=2;SUM([.AZ67:.BB69];-1)=3);1;0);IF(SUM([.AZ67:.BB69])=3;1;0))" office:value-type="float" office:value="1" calcext:value-type="float">
            <text:p>1</text:p>
          </table:table-cell>
          <table:table-cell table:style-name="ce45" table:formula="of:=IF([.BB68]=1;IF(OR(SUM([.BA67:.BC69];-1)=2;SUM([.BA67:.BC69];-1)=3);1;0);IF(SUM([.BA67:.BC69])=3;1;0))" office:value-type="float" office:value="0" calcext:value-type="float">
            <text:p>0</text:p>
          </table:table-cell>
          <table:table-cell table:style-name="ce45" table:formula="of:=IF([.BC68]=1;IF(OR(SUM([.BB67:.BD69];-1)=2;SUM([.BB67:.BD69];-1)=3);1;0);IF(SUM([.BB67:.BD69])=3;1;0))" office:value-type="float" office:value="0" calcext:value-type="float">
            <text:p>0</text:p>
          </table:table-cell>
          <table:table-cell table:style-name="ce45" table:formula="of:=IF([.BD68]=1;IF(OR(SUM([.BC67:.BE69];-1)=2;SUM([.BC67:.BE69];-1)=3);1;0);IF(SUM([.BC67:.BE69])=3;1;0))" office:value-type="float" office:value="0" calcext:value-type="float">
            <text:p>0</text:p>
          </table:table-cell>
          <table:table-cell table:style-name="ce45" table:formula="of:=IF([.BE68]=1;IF(OR(SUM([.BD67:.BF69];-1)=2;SUM([.BD67:.BF69];-1)=3);1;0);IF(SUM([.BD67:.BF69])=3;1;0))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45" table:formula="of:=IF([.C69]=1;IF(OR(SUM([.B68:.D70];-1)=2;SUM([.B68:.D70];-1)=3);1;0);IF(SUM([.B68:.D70])=3;1;0))" office:value-type="float" office:value="0" calcext:value-type="float">
            <text:p>0</text:p>
          </table:table-cell>
          <table:table-cell table:style-name="ce45" table:formula="of:=IF([.D69]=1;IF(OR(SUM([.C68:.E70];-1)=2;SUM([.C68:.E70];-1)=3);1;0);IF(SUM([.C68:.E70])=3;1;0))" office:value-type="float" office:value="0" calcext:value-type="float">
            <text:p>0</text:p>
          </table:table-cell>
          <table:table-cell table:style-name="ce45" table:formula="of:=IF([.E69]=1;IF(OR(SUM([.D68:.F70];-1)=2;SUM([.D68:.F70];-1)=3);1;0);IF(SUM([.D68:.F70])=3;1;0))" office:value-type="float" office:value="0" calcext:value-type="float">
            <text:p>0</text:p>
          </table:table-cell>
          <table:table-cell table:style-name="ce45" table:formula="of:=IF([.F69]=1;IF(OR(SUM([.E68:.G70];-1)=2;SUM([.E68:.G70];-1)=3);1;0);IF(SUM([.E68:.G70])=3;1;0))" office:value-type="float" office:value="0" calcext:value-type="float">
            <text:p>0</text:p>
          </table:table-cell>
          <table:table-cell table:style-name="ce45" table:formula="of:=IF([.G69]=1;IF(OR(SUM([.F68:.H70];-1)=2;SUM([.F68:.H70];-1)=3);1;0);IF(SUM([.F68:.H70])=3;1;0))" office:value-type="float" office:value="0" calcext:value-type="float">
            <text:p>0</text:p>
          </table:table-cell>
          <table:table-cell table:style-name="ce45" table:formula="of:=IF([.H69]=1;IF(OR(SUM([.G68:.I70];-1)=2;SUM([.G68:.I70];-1)=3);1;0);IF(SUM([.G68:.I70])=3;1;0))" office:value-type="float" office:value="0" calcext:value-type="float">
            <text:p>0</text:p>
          </table:table-cell>
          <table:table-cell table:style-name="ce45" table:formula="of:=IF([.I69]=1;IF(OR(SUM([.H68:.J70];-1)=2;SUM([.H68:.J70];-1)=3);1;0);IF(SUM([.H68:.J70])=3;1;0))" office:value-type="float" office:value="0" calcext:value-type="float">
            <text:p>0</text:p>
          </table:table-cell>
          <table:table-cell table:style-name="ce45" table:formula="of:=IF([.J69]=1;IF(OR(SUM([.I68:.K70];-1)=2;SUM([.I68:.K70];-1)=3);1;0);IF(SUM([.I68:.K70])=3;1;0))" office:value-type="float" office:value="0" calcext:value-type="float">
            <text:p>0</text:p>
          </table:table-cell>
          <table:table-cell table:style-name="ce45" table:formula="of:=IF([.K69]=1;IF(OR(SUM([.J68:.L70];-1)=2;SUM([.J68:.L70];-1)=3);1;0);IF(SUM([.J68:.L70])=3;1;0))" office:value-type="float" office:value="0" calcext:value-type="float">
            <text:p>0</text:p>
          </table:table-cell>
          <table:table-cell table:style-name="ce45" table:formula="of:=IF([.L69]=1;IF(OR(SUM([.K68:.M70];-1)=2;SUM([.K68:.M70];-1)=3);1;0);IF(SUM([.K68:.M70])=3;1;0))" office:value-type="float" office:value="1" calcext:value-type="float">
            <text:p>1</text:p>
          </table:table-cell>
          <table:table-cell table:style-name="ce45" table:formula="of:=IF([.M69]=1;IF(OR(SUM([.L68:.N70];-1)=2;SUM([.L68:.N70];-1)=3);1;0);IF(SUM([.L68:.N70])=3;1;0))" office:value-type="float" office:value="0" calcext:value-type="float">
            <text:p>0</text:p>
          </table:table-cell>
          <table:table-cell table:style-name="ce45" table:formula="of:=IF([.N69]=1;IF(OR(SUM([.M68:.O70];-1)=2;SUM([.M68:.O70];-1)=3);1;0);IF(SUM([.M68:.O70])=3;1;0))" office:value-type="float" office:value="0" calcext:value-type="float">
            <text:p>0</text:p>
          </table:table-cell>
          <table:table-cell table:style-name="ce45" table:formula="of:=IF([.O69]=1;IF(OR(SUM([.N68:.P70];-1)=2;SUM([.N68:.P70];-1)=3);1;0);IF(SUM([.N68:.P70])=3;1;0))" office:value-type="float" office:value="0" calcext:value-type="float">
            <text:p>0</text:p>
          </table:table-cell>
          <table:table-cell table:style-name="ce45" table:formula="of:=IF([.P69]=1;IF(OR(SUM([.O68:.Q70];-1)=2;SUM([.O68:.Q70];-1)=3);1;0);IF(SUM([.O68:.Q70])=3;1;0))" office:value-type="float" office:value="0" calcext:value-type="float">
            <text:p>0</text:p>
          </table:table-cell>
          <table:table-cell table:style-name="ce45" table:formula="of:=IF([.Q69]=1;IF(OR(SUM([.P68:.R70];-1)=2;SUM([.P68:.R70];-1)=3);1;0);IF(SUM([.P68:.R70])=3;1;0))" office:value-type="float" office:value="0" calcext:value-type="float">
            <text:p>0</text:p>
          </table:table-cell>
          <table:table-cell table:style-name="ce45" table:formula="of:=IF([.R69]=1;IF(OR(SUM([.Q68:.S70];-1)=2;SUM([.Q68:.S70];-1)=3);1;0);IF(SUM([.Q68:.S70])=3;1;0))" office:value-type="float" office:value="0" calcext:value-type="float">
            <text:p>0</text:p>
          </table:table-cell>
          <table:table-cell table:style-name="ce45" table:formula="of:=IF([.S69]=1;IF(OR(SUM([.R68:.T70];-1)=2;SUM([.R68:.T70];-1)=3);1;0);IF(SUM([.R68:.T70])=3;1;0))" office:value-type="float" office:value="0" calcext:value-type="float">
            <text:p>0</text:p>
          </table:table-cell>
          <table:table-cell table:style-name="ce45" table:formula="of:=IF([.T69]=1;IF(OR(SUM([.S68:.U70];-1)=2;SUM([.S68:.U70];-1)=3);1;0);IF(SUM([.S68:.U70])=3;1;0))" office:value-type="float" office:value="0" calcext:value-type="float">
            <text:p>0</text:p>
          </table:table-cell>
          <table:table-cell table:style-name="ce45" table:formula="of:=IF([.U69]=1;IF(OR(SUM([.T68:.V70];-1)=2;SUM([.T68:.V70];-1)=3);1;0);IF(SUM([.T68:.V70])=3;1;0))" office:value-type="float" office:value="0" calcext:value-type="float">
            <text:p>0</text:p>
          </table:table-cell>
          <table:table-cell table:style-name="ce45" table:formula="of:=IF([.V69]=1;IF(OR(SUM([.U68:.W70];-1)=2;SUM([.U68:.W70];-1)=3);1;0);IF(SUM([.U68:.W70])=3;1;0))" office:value-type="float" office:value="0" calcext:value-type="float">
            <text:p>0</text:p>
          </table:table-cell>
          <table:table-cell table:style-name="ce45" table:formula="of:=IF([.W69]=1;IF(OR(SUM([.V68:.X70];-1)=2;SUM([.V68:.X70];-1)=3);1;0);IF(SUM([.V68:.X70])=3;1;0))" office:value-type="float" office:value="0" calcext:value-type="float">
            <text:p>0</text:p>
          </table:table-cell>
          <table:table-cell table:style-name="ce45" table:formula="of:=IF([.X69]=1;IF(OR(SUM([.W68:.Y70];-1)=2;SUM([.W68:.Y70];-1)=3);1;0);IF(SUM([.W68:.Y70])=3;1;0))" office:value-type="float" office:value="0" calcext:value-type="float">
            <text:p>0</text:p>
          </table:table-cell>
          <table:table-cell table:style-name="ce45" table:formula="of:=IF([.Y69]=1;IF(OR(SUM([.X68:.Z70];-1)=2;SUM([.X68:.Z70];-1)=3);1;0);IF(SUM([.X68:.Z70])=3;1;0))" office:value-type="float" office:value="0" calcext:value-type="float">
            <text:p>0</text:p>
          </table:table-cell>
          <table:table-cell table:style-name="ce45" table:formula="of:=IF([.Z69]=1;IF(OR(SUM([.Y68:.AA70];-1)=2;SUM([.Y68:.AA70];-1)=3);1;0);IF(SUM([.Y68:.AA70])=3;1;0))" office:value-type="float" office:value="0" calcext:value-type="float">
            <text:p>0</text:p>
          </table:table-cell>
          <table:table-cell table:style-name="ce45" table:formula="of:=IF([.AA69]=1;IF(OR(SUM([.Z68:.AB70];-1)=2;SUM([.Z68:.AB70];-1)=3);1;0);IF(SUM([.Z68:.AB70])=3;1;0))" office:value-type="float" office:value="1" calcext:value-type="float">
            <text:p>1</text:p>
          </table:table-cell>
          <table:table-cell table:style-name="ce45" table:formula="of:=IF([.AB69]=1;IF(OR(SUM([.AA68:.AC70];-1)=2;SUM([.AA68:.AC70];-1)=3);1;0);IF(SUM([.AA68:.AC70])=3;1;0))" office:value-type="float" office:value="0" calcext:value-type="float">
            <text:p>0</text:p>
          </table:table-cell>
          <table:table-cell table:style-name="ce45" table:formula="of:=IF([.AC69]=1;IF(OR(SUM([.AB68:.AD70];-1)=2;SUM([.AB68:.AD70];-1)=3);1;0);IF(SUM([.AB68:.AD70])=3;1;0))" office:value-type="float" office:value="0" calcext:value-type="float">
            <text:p>0</text:p>
          </table:table-cell>
          <table:table-cell table:style-name="ce45" table:formula="of:=IF([.AD69]=1;IF(OR(SUM([.AC68:.AE70];-1)=2;SUM([.AC68:.AE70];-1)=3);1;0);IF(SUM([.AC68:.AE70])=3;1;0))" office:value-type="float" office:value="1" calcext:value-type="float">
            <text:p>1</text:p>
          </table:table-cell>
          <table:table-cell table:style-name="ce45" table:formula="of:=IF([.AE69]=1;IF(OR(SUM([.AD68:.AF70];-1)=2;SUM([.AD68:.AF70];-1)=3);1;0);IF(SUM([.AD68:.AF70])=3;1;0))" office:value-type="float" office:value="0" calcext:value-type="float">
            <text:p>0</text:p>
          </table:table-cell>
          <table:table-cell table:style-name="ce45" table:formula="of:=IF([.AF69]=1;IF(OR(SUM([.AE68:.AG70];-1)=2;SUM([.AE68:.AG70];-1)=3);1;0);IF(SUM([.AE68:.AG70])=3;1;0))" office:value-type="float" office:value="0" calcext:value-type="float">
            <text:p>0</text:p>
          </table:table-cell>
          <table:table-cell table:style-name="ce45" table:formula="of:=IF([.AG69]=1;IF(OR(SUM([.AF68:.AH70];-1)=2;SUM([.AF68:.AH70];-1)=3);1;0);IF(SUM([.AF68:.AH70])=3;1;0))" office:value-type="float" office:value="0" calcext:value-type="float">
            <text:p>0</text:p>
          </table:table-cell>
          <table:table-cell table:style-name="ce45" table:formula="of:=IF([.AH69]=1;IF(OR(SUM([.AG68:.AI70];-1)=2;SUM([.AG68:.AI70];-1)=3);1;0);IF(SUM([.AG68:.AI70])=3;1;0))" office:value-type="float" office:value="1" calcext:value-type="float">
            <text:p>1</text:p>
          </table:table-cell>
          <table:table-cell table:style-name="ce45" table:formula="of:=IF([.AI69]=1;IF(OR(SUM([.AH68:.AJ70];-1)=2;SUM([.AH68:.AJ70];-1)=3);1;0);IF(SUM([.AH68:.AJ70])=3;1;0))" office:value-type="float" office:value="0" calcext:value-type="float">
            <text:p>0</text:p>
          </table:table-cell>
          <table:table-cell table:style-name="ce45" table:formula="of:=IF([.AJ69]=1;IF(OR(SUM([.AI68:.AK70];-1)=2;SUM([.AI68:.AK70];-1)=3);1;0);IF(SUM([.AI68:.AK70])=3;1;0))" office:value-type="float" office:value="0" calcext:value-type="float">
            <text:p>0</text:p>
          </table:table-cell>
          <table:table-cell table:style-name="ce45" table:formula="of:=IF([.AK69]=1;IF(OR(SUM([.AJ68:.AL70];-1)=2;SUM([.AJ68:.AL70];-1)=3);1;0);IF(SUM([.AJ68:.AL70])=3;1;0))" office:value-type="float" office:value="0" calcext:value-type="float">
            <text:p>0</text:p>
          </table:table-cell>
          <table:table-cell table:style-name="ce45" table:formula="of:=IF([.AL69]=1;IF(OR(SUM([.AK68:.AM70];-1)=2;SUM([.AK68:.AM70];-1)=3);1;0);IF(SUM([.AK68:.AM70])=3;1;0))" office:value-type="float" office:value="1" calcext:value-type="float">
            <text:p>1</text:p>
          </table:table-cell>
          <table:table-cell table:style-name="ce45" table:formula="of:=IF([.AM69]=1;IF(OR(SUM([.AL68:.AN70];-1)=2;SUM([.AL68:.AN70];-1)=3);1;0);IF(SUM([.AL68:.AN70])=3;1;0))" office:value-type="float" office:value="1" calcext:value-type="float">
            <text:p>1</text:p>
          </table:table-cell>
          <table:table-cell table:style-name="ce45" table:formula="of:=IF([.AN69]=1;IF(OR(SUM([.AM68:.AO70];-1)=2;SUM([.AM68:.AO70];-1)=3);1;0);IF(SUM([.AM68:.AO70])=3;1;0))" office:value-type="float" office:value="0" calcext:value-type="float">
            <text:p>0</text:p>
          </table:table-cell>
          <table:table-cell table:style-name="ce45" table:formula="of:=IF([.AO69]=1;IF(OR(SUM([.AN68:.AP70];-1)=2;SUM([.AN68:.AP70];-1)=3);1;0);IF(SUM([.AN68:.AP70])=3;1;0))" office:value-type="float" office:value="1" calcext:value-type="float">
            <text:p>1</text:p>
          </table:table-cell>
          <table:table-cell table:style-name="ce45" table:formula="of:=IF([.AP69]=1;IF(OR(SUM([.AO68:.AQ70];-1)=2;SUM([.AO68:.AQ70];-1)=3);1;0);IF(SUM([.AO68:.AQ70])=3;1;0))" office:value-type="float" office:value="1" calcext:value-type="float">
            <text:p>1</text:p>
          </table:table-cell>
          <table:table-cell table:style-name="ce45" table:formula="of:=IF([.AQ69]=1;IF(OR(SUM([.AP68:.AR70];-1)=2;SUM([.AP68:.AR70];-1)=3);1;0);IF(SUM([.AP68:.AR70])=3;1;0))" office:value-type="float" office:value="1" calcext:value-type="float">
            <text:p>1</text:p>
          </table:table-cell>
          <table:table-cell table:style-name="ce45" table:formula="of:=IF([.AR69]=1;IF(OR(SUM([.AQ68:.AS70];-1)=2;SUM([.AQ68:.AS70];-1)=3);1;0);IF(SUM([.AQ68:.AS70])=3;1;0))" office:value-type="float" office:value="0" calcext:value-type="float">
            <text:p>0</text:p>
          </table:table-cell>
          <table:table-cell table:style-name="ce45" table:formula="of:=IF([.AS69]=1;IF(OR(SUM([.AR68:.AT70];-1)=2;SUM([.AR68:.AT70];-1)=3);1;0);IF(SUM([.AR68:.AT70])=3;1;0))" office:value-type="float" office:value="0" calcext:value-type="float">
            <text:p>0</text:p>
          </table:table-cell>
          <table:table-cell table:style-name="ce45" table:formula="of:=IF([.AT69]=1;IF(OR(SUM([.AS68:.AU70];-1)=2;SUM([.AS68:.AU70];-1)=3);1;0);IF(SUM([.AS68:.AU70])=3;1;0))" office:value-type="float" office:value="0" calcext:value-type="float">
            <text:p>0</text:p>
          </table:table-cell>
          <table:table-cell table:style-name="ce45" table:formula="of:=IF([.AU69]=1;IF(OR(SUM([.AT68:.AV70];-1)=2;SUM([.AT68:.AV70];-1)=3);1;0);IF(SUM([.AT68:.AV70])=3;1;0))" office:value-type="float" office:value="0" calcext:value-type="float">
            <text:p>0</text:p>
          </table:table-cell>
          <table:table-cell table:style-name="ce45" table:formula="of:=IF([.AV69]=1;IF(OR(SUM([.AU68:.AW70];-1)=2;SUM([.AU68:.AW70];-1)=3);1;0);IF(SUM([.AU68:.AW70])=3;1;0))" office:value-type="float" office:value="0" calcext:value-type="float">
            <text:p>0</text:p>
          </table:table-cell>
          <table:table-cell table:style-name="ce45" table:formula="of:=IF([.AW69]=1;IF(OR(SUM([.AV68:.AX70];-1)=2;SUM([.AV68:.AX70];-1)=3);1;0);IF(SUM([.AV68:.AX70])=3;1;0))" office:value-type="float" office:value="0" calcext:value-type="float">
            <text:p>0</text:p>
          </table:table-cell>
          <table:table-cell table:style-name="ce45" table:formula="of:=IF([.AX69]=1;IF(OR(SUM([.AW68:.AY70];-1)=2;SUM([.AW68:.AY70];-1)=3);1;0);IF(SUM([.AW68:.AY70])=3;1;0))" office:value-type="float" office:value="0" calcext:value-type="float">
            <text:p>0</text:p>
          </table:table-cell>
          <table:table-cell table:style-name="ce45" table:formula="of:=IF([.AY69]=1;IF(OR(SUM([.AX68:.AZ70];-1)=2;SUM([.AX68:.AZ70];-1)=3);1;0);IF(SUM([.AX68:.AZ70])=3;1;0))" office:value-type="float" office:value="0" calcext:value-type="float">
            <text:p>0</text:p>
          </table:table-cell>
          <table:table-cell table:style-name="ce45" table:formula="of:=IF([.AZ69]=1;IF(OR(SUM([.AY68:.BA70];-1)=2;SUM([.AY68:.BA70];-1)=3);1;0);IF(SUM([.AY68:.BA70])=3;1;0))" office:value-type="float" office:value="1" calcext:value-type="float">
            <text:p>1</text:p>
          </table:table-cell>
          <table:table-cell table:style-name="ce45" table:formula="of:=IF([.BA69]=1;IF(OR(SUM([.AZ68:.BB70];-1)=2;SUM([.AZ68:.BB70];-1)=3);1;0);IF(SUM([.AZ68:.BB70])=3;1;0))" office:value-type="float" office:value="1" calcext:value-type="float">
            <text:p>1</text:p>
          </table:table-cell>
          <table:table-cell table:style-name="ce45" table:formula="of:=IF([.BB69]=1;IF(OR(SUM([.BA68:.BC70];-1)=2;SUM([.BA68:.BC70];-1)=3);1;0);IF(SUM([.BA68:.BC70])=3;1;0))" office:value-type="float" office:value="0" calcext:value-type="float">
            <text:p>0</text:p>
          </table:table-cell>
          <table:table-cell table:style-name="ce45" table:formula="of:=IF([.BC69]=1;IF(OR(SUM([.BB68:.BD70];-1)=2;SUM([.BB68:.BD70];-1)=3);1;0);IF(SUM([.BB68:.BD70])=3;1;0))" office:value-type="float" office:value="0" calcext:value-type="float">
            <text:p>0</text:p>
          </table:table-cell>
          <table:table-cell table:style-name="ce45" table:formula="of:=IF([.BD69]=1;IF(OR(SUM([.BC68:.BE70];-1)=2;SUM([.BC68:.BE70];-1)=3);1;0);IF(SUM([.BC68:.BE70])=3;1;0))" office:value-type="float" office:value="0" calcext:value-type="float">
            <text:p>0</text:p>
          </table:table-cell>
          <table:table-cell table:style-name="ce45" table:formula="of:=IF([.BE69]=1;IF(OR(SUM([.BD68:.BF70];-1)=2;SUM([.BD68:.BF70];-1)=3);1;0);IF(SUM([.BD68:.BF70])=3;1;0))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45" table:formula="of:=IF([.C70]=1;IF(OR(SUM([.B69:.D71];-1)=2;SUM([.B69:.D71];-1)=3);1;0);IF(SUM([.B69:.D71])=3;1;0))" office:value-type="float" office:value="0" calcext:value-type="float">
            <text:p>0</text:p>
          </table:table-cell>
          <table:table-cell table:style-name="ce45" table:formula="of:=IF([.D70]=1;IF(OR(SUM([.C69:.E71];-1)=2;SUM([.C69:.E71];-1)=3);1;0);IF(SUM([.C69:.E71])=3;1;0))" office:value-type="float" office:value="0" calcext:value-type="float">
            <text:p>0</text:p>
          </table:table-cell>
          <table:table-cell table:style-name="ce45" table:formula="of:=IF([.E70]=1;IF(OR(SUM([.D69:.F71];-1)=2;SUM([.D69:.F71];-1)=3);1;0);IF(SUM([.D69:.F71])=3;1;0))" office:value-type="float" office:value="0" calcext:value-type="float">
            <text:p>0</text:p>
          </table:table-cell>
          <table:table-cell table:style-name="ce45" table:formula="of:=IF([.F70]=1;IF(OR(SUM([.E69:.G71];-1)=2;SUM([.E69:.G71];-1)=3);1;0);IF(SUM([.E69:.G71])=3;1;0))" office:value-type="float" office:value="0" calcext:value-type="float">
            <text:p>0</text:p>
          </table:table-cell>
          <table:table-cell table:style-name="ce45" table:formula="of:=IF([.G70]=1;IF(OR(SUM([.F69:.H71];-1)=2;SUM([.F69:.H71];-1)=3);1;0);IF(SUM([.F69:.H71])=3;1;0))" office:value-type="float" office:value="0" calcext:value-type="float">
            <text:p>0</text:p>
          </table:table-cell>
          <table:table-cell table:style-name="ce45" table:formula="of:=IF([.H70]=1;IF(OR(SUM([.G69:.I71];-1)=2;SUM([.G69:.I71];-1)=3);1;0);IF(SUM([.G69:.I71])=3;1;0))" office:value-type="float" office:value="0" calcext:value-type="float">
            <text:p>0</text:p>
          </table:table-cell>
          <table:table-cell table:style-name="ce45" table:formula="of:=IF([.I70]=1;IF(OR(SUM([.H69:.J71];-1)=2;SUM([.H69:.J71];-1)=3);1;0);IF(SUM([.H69:.J71])=3;1;0))" office:value-type="float" office:value="0" calcext:value-type="float">
            <text:p>0</text:p>
          </table:table-cell>
          <table:table-cell table:style-name="ce45" table:formula="of:=IF([.J70]=1;IF(OR(SUM([.I69:.K71];-1)=2;SUM([.I69:.K71];-1)=3);1;0);IF(SUM([.I69:.K71])=3;1;0))" office:value-type="float" office:value="0" calcext:value-type="float">
            <text:p>0</text:p>
          </table:table-cell>
          <table:table-cell table:style-name="ce45" table:formula="of:=IF([.K70]=1;IF(OR(SUM([.J69:.L71];-1)=2;SUM([.J69:.L71];-1)=3);1;0);IF(SUM([.J69:.L71])=3;1;0))" office:value-type="float" office:value="1" calcext:value-type="float">
            <text:p>1</text:p>
          </table:table-cell>
          <table:table-cell table:style-name="ce45" table:formula="of:=IF([.L70]=1;IF(OR(SUM([.K69:.M71];-1)=2;SUM([.K69:.M71];-1)=3);1;0);IF(SUM([.K69:.M71])=3;1;0))" office:value-type="float" office:value="1" calcext:value-type="float">
            <text:p>1</text:p>
          </table:table-cell>
          <table:table-cell table:style-name="ce45" table:formula="of:=IF([.M70]=1;IF(OR(SUM([.L69:.N71];-1)=2;SUM([.L69:.N71];-1)=3);1;0);IF(SUM([.L69:.N71])=3;1;0))" office:value-type="float" office:value="1" calcext:value-type="float">
            <text:p>1</text:p>
          </table:table-cell>
          <table:table-cell table:style-name="ce45" table:formula="of:=IF([.N70]=1;IF(OR(SUM([.M69:.O71];-1)=2;SUM([.M69:.O71];-1)=3);1;0);IF(SUM([.M69:.O71])=3;1;0))" office:value-type="float" office:value="0" calcext:value-type="float">
            <text:p>0</text:p>
          </table:table-cell>
          <table:table-cell table:style-name="ce45" table:formula="of:=IF([.O70]=1;IF(OR(SUM([.N69:.P71];-1)=2;SUM([.N69:.P71];-1)=3);1;0);IF(SUM([.N69:.P71])=3;1;0))" office:value-type="float" office:value="0" calcext:value-type="float">
            <text:p>0</text:p>
          </table:table-cell>
          <table:table-cell table:style-name="ce45" table:formula="of:=IF([.P70]=1;IF(OR(SUM([.O69:.Q71];-1)=2;SUM([.O69:.Q71];-1)=3);1;0);IF(SUM([.O69:.Q71])=3;1;0))" office:value-type="float" office:value="0" calcext:value-type="float">
            <text:p>0</text:p>
          </table:table-cell>
          <table:table-cell table:style-name="ce45" table:formula="of:=IF([.Q70]=1;IF(OR(SUM([.P69:.R71];-1)=2;SUM([.P69:.R71];-1)=3);1;0);IF(SUM([.P69:.R71])=3;1;0))" office:value-type="float" office:value="0" calcext:value-type="float">
            <text:p>0</text:p>
          </table:table-cell>
          <table:table-cell table:style-name="ce45" table:formula="of:=IF([.R70]=1;IF(OR(SUM([.Q69:.S71];-1)=2;SUM([.Q69:.S71];-1)=3);1;0);IF(SUM([.Q69:.S71])=3;1;0))" office:value-type="float" office:value="1" calcext:value-type="float">
            <text:p>1</text:p>
          </table:table-cell>
          <table:table-cell table:style-name="ce45" table:formula="of:=IF([.S70]=1;IF(OR(SUM([.R69:.T71];-1)=2;SUM([.R69:.T71];-1)=3);1;0);IF(SUM([.R69:.T71])=3;1;0))" office:value-type="float" office:value="1" calcext:value-type="float">
            <text:p>1</text:p>
          </table:table-cell>
          <table:table-cell table:style-name="ce45" table:formula="of:=IF([.T70]=1;IF(OR(SUM([.S69:.U71];-1)=2;SUM([.S69:.U71];-1)=3);1;0);IF(SUM([.S69:.U71])=3;1;0))" office:value-type="float" office:value="0" calcext:value-type="float">
            <text:p>0</text:p>
          </table:table-cell>
          <table:table-cell table:style-name="ce45" table:formula="of:=IF([.U70]=1;IF(OR(SUM([.T69:.V71];-1)=2;SUM([.T69:.V71];-1)=3);1;0);IF(SUM([.T69:.V71])=3;1;0))" office:value-type="float" office:value="0" calcext:value-type="float">
            <text:p>0</text:p>
          </table:table-cell>
          <table:table-cell table:style-name="ce45" table:formula="of:=IF([.V70]=1;IF(OR(SUM([.U69:.W71];-1)=2;SUM([.U69:.W71];-1)=3);1;0);IF(SUM([.U69:.W71])=3;1;0))" office:value-type="float" office:value="0" calcext:value-type="float">
            <text:p>0</text:p>
          </table:table-cell>
          <table:table-cell table:style-name="ce45" table:formula="of:=IF([.W70]=1;IF(OR(SUM([.V69:.X71];-1)=2;SUM([.V69:.X71];-1)=3);1;0);IF(SUM([.V69:.X71])=3;1;0))" office:value-type="float" office:value="0" calcext:value-type="float">
            <text:p>0</text:p>
          </table:table-cell>
          <table:table-cell table:style-name="ce45" table:formula="of:=IF([.X70]=1;IF(OR(SUM([.W69:.Y71];-1)=2;SUM([.W69:.Y71];-1)=3);1;0);IF(SUM([.W69:.Y71])=3;1;0))" office:value-type="float" office:value="0" calcext:value-type="float">
            <text:p>0</text:p>
          </table:table-cell>
          <table:table-cell table:style-name="ce45" table:formula="of:=IF([.Y70]=1;IF(OR(SUM([.X69:.Z71];-1)=2;SUM([.X69:.Z71];-1)=3);1;0);IF(SUM([.X69:.Z71])=3;1;0))" office:value-type="float" office:value="0" calcext:value-type="float">
            <text:p>0</text:p>
          </table:table-cell>
          <table:table-cell table:style-name="ce45" table:formula="of:=IF([.Z70]=1;IF(OR(SUM([.Y69:.AA71];-1)=2;SUM([.Y69:.AA71];-1)=3);1;0);IF(SUM([.Y69:.AA71])=3;1;0))" office:value-type="float" office:value="1" calcext:value-type="float">
            <text:p>1</text:p>
          </table:table-cell>
          <table:table-cell table:style-name="ce45" table:formula="of:=IF([.AA70]=1;IF(OR(SUM([.Z69:.AB71];-1)=2;SUM([.Z69:.AB71];-1)=3);1;0);IF(SUM([.Z69:.AB71])=3;1;0))" office:value-type="float" office:value="0" calcext:value-type="float">
            <text:p>0</text:p>
          </table:table-cell>
          <table:table-cell table:style-name="ce45" table:formula="of:=IF([.AB70]=1;IF(OR(SUM([.AA69:.AC71];-1)=2;SUM([.AA69:.AC71];-1)=3);1;0);IF(SUM([.AA69:.AC71])=3;1;0))" office:value-type="float" office:value="0" calcext:value-type="float">
            <text:p>0</text:p>
          </table:table-cell>
          <table:table-cell table:style-name="ce45" table:formula="of:=IF([.AC70]=1;IF(OR(SUM([.AB69:.AD71];-1)=2;SUM([.AB69:.AD71];-1)=3);1;0);IF(SUM([.AB69:.AD71])=3;1;0))" office:value-type="float" office:value="0" calcext:value-type="float">
            <text:p>0</text:p>
          </table:table-cell>
          <table:table-cell table:style-name="ce45" table:formula="of:=IF([.AD70]=1;IF(OR(SUM([.AC69:.AE71];-1)=2;SUM([.AC69:.AE71];-1)=3);1;0);IF(SUM([.AC69:.AE71])=3;1;0))" office:value-type="float" office:value="0" calcext:value-type="float">
            <text:p>0</text:p>
          </table:table-cell>
          <table:table-cell table:style-name="ce45" table:formula="of:=IF([.AE70]=1;IF(OR(SUM([.AD69:.AF71];-1)=2;SUM([.AD69:.AF71];-1)=3);1;0);IF(SUM([.AD69:.AF71])=3;1;0))" office:value-type="float" office:value="0" calcext:value-type="float">
            <text:p>0</text:p>
          </table:table-cell>
          <table:table-cell table:style-name="ce45" table:formula="of:=IF([.AF70]=1;IF(OR(SUM([.AE69:.AG71];-1)=2;SUM([.AE69:.AG71];-1)=3);1;0);IF(SUM([.AE69:.AG71])=3;1;0))" office:value-type="float" office:value="0" calcext:value-type="float">
            <text:p>0</text:p>
          </table:table-cell>
          <table:table-cell table:style-name="ce45" table:formula="of:=IF([.AG70]=1;IF(OR(SUM([.AF69:.AH71];-1)=2;SUM([.AF69:.AH71];-1)=3);1;0);IF(SUM([.AF69:.AH71])=3;1;0))" office:value-type="float" office:value="0" calcext:value-type="float">
            <text:p>0</text:p>
          </table:table-cell>
          <table:table-cell table:style-name="ce45" table:formula="of:=IF([.AH70]=1;IF(OR(SUM([.AG69:.AI71];-1)=2;SUM([.AG69:.AI71];-1)=3);1;0);IF(SUM([.AG69:.AI71])=3;1;0))" office:value-type="float" office:value="1" calcext:value-type="float">
            <text:p>1</text:p>
          </table:table-cell>
          <table:table-cell table:style-name="ce45" table:formula="of:=IF([.AI70]=1;IF(OR(SUM([.AH69:.AJ71];-1)=2;SUM([.AH69:.AJ71];-1)=3);1;0);IF(SUM([.AH69:.AJ71])=3;1;0))" office:value-type="float" office:value="0" calcext:value-type="float">
            <text:p>0</text:p>
          </table:table-cell>
          <table:table-cell table:style-name="ce45" table:formula="of:=IF([.AJ70]=1;IF(OR(SUM([.AI69:.AK71];-1)=2;SUM([.AI69:.AK71];-1)=3);1;0);IF(SUM([.AI69:.AK71])=3;1;0))" office:value-type="float" office:value="0" calcext:value-type="float">
            <text:p>0</text:p>
          </table:table-cell>
          <table:table-cell table:style-name="ce45" table:formula="of:=IF([.AK70]=1;IF(OR(SUM([.AJ69:.AL71];-1)=2;SUM([.AJ69:.AL71];-1)=3);1;0);IF(SUM([.AJ69:.AL71])=3;1;0))" office:value-type="float" office:value="0" calcext:value-type="float">
            <text:p>0</text:p>
          </table:table-cell>
          <table:table-cell table:style-name="ce45" table:formula="of:=IF([.AL70]=1;IF(OR(SUM([.AK69:.AM71];-1)=2;SUM([.AK69:.AM71];-1)=3);1;0);IF(SUM([.AK69:.AM71])=3;1;0))" office:value-type="float" office:value="1" calcext:value-type="float">
            <text:p>1</text:p>
          </table:table-cell>
          <table:table-cell table:style-name="ce45" table:formula="of:=IF([.AM70]=1;IF(OR(SUM([.AL69:.AN71];-1)=2;SUM([.AL69:.AN71];-1)=3);1;0);IF(SUM([.AL69:.AN71])=3;1;0))" office:value-type="float" office:value="1" calcext:value-type="float">
            <text:p>1</text:p>
          </table:table-cell>
          <table:table-cell table:style-name="ce45" table:formula="of:=IF([.AN70]=1;IF(OR(SUM([.AM69:.AO71];-1)=2;SUM([.AM69:.AO71];-1)=3);1;0);IF(SUM([.AM69:.AO71])=3;1;0))" office:value-type="float" office:value="0" calcext:value-type="float">
            <text:p>0</text:p>
          </table:table-cell>
          <table:table-cell table:style-name="ce45" table:formula="of:=IF([.AO70]=1;IF(OR(SUM([.AN69:.AP71];-1)=2;SUM([.AN69:.AP71];-1)=3);1;0);IF(SUM([.AN69:.AP71])=3;1;0))" office:value-type="float" office:value="1" calcext:value-type="float">
            <text:p>1</text:p>
          </table:table-cell>
          <table:table-cell table:style-name="ce45" table:formula="of:=IF([.AP70]=1;IF(OR(SUM([.AO69:.AQ71];-1)=2;SUM([.AO69:.AQ71];-1)=3);1;0);IF(SUM([.AO69:.AQ71])=3;1;0))" office:value-type="float" office:value="1" calcext:value-type="float">
            <text:p>1</text:p>
          </table:table-cell>
          <table:table-cell table:style-name="ce45" table:formula="of:=IF([.AQ70]=1;IF(OR(SUM([.AP69:.AR71];-1)=2;SUM([.AP69:.AR71];-1)=3);1;0);IF(SUM([.AP69:.AR71])=3;1;0))" office:value-type="float" office:value="0" calcext:value-type="float">
            <text:p>0</text:p>
          </table:table-cell>
          <table:table-cell table:style-name="ce45" table:formula="of:=IF([.AR70]=1;IF(OR(SUM([.AQ69:.AS71];-1)=2;SUM([.AQ69:.AS71];-1)=3);1;0);IF(SUM([.AQ69:.AS71])=3;1;0))" office:value-type="float" office:value="0" calcext:value-type="float">
            <text:p>0</text:p>
          </table:table-cell>
          <table:table-cell table:style-name="ce45" table:formula="of:=IF([.AS70]=1;IF(OR(SUM([.AR69:.AT71];-1)=2;SUM([.AR69:.AT71];-1)=3);1;0);IF(SUM([.AR69:.AT71])=3;1;0))" office:value-type="float" office:value="0" calcext:value-type="float">
            <text:p>0</text:p>
          </table:table-cell>
          <table:table-cell table:style-name="ce45" table:formula="of:=IF([.AT70]=1;IF(OR(SUM([.AS69:.AU71];-1)=2;SUM([.AS69:.AU71];-1)=3);1;0);IF(SUM([.AS69:.AU71])=3;1;0))" office:value-type="float" office:value="0" calcext:value-type="float">
            <text:p>0</text:p>
          </table:table-cell>
          <table:table-cell table:style-name="ce45" table:formula="of:=IF([.AU70]=1;IF(OR(SUM([.AT69:.AV71];-1)=2;SUM([.AT69:.AV71];-1)=3);1;0);IF(SUM([.AT69:.AV71])=3;1;0))" office:value-type="float" office:value="0" calcext:value-type="float">
            <text:p>0</text:p>
          </table:table-cell>
          <table:table-cell table:style-name="ce45" table:formula="of:=IF([.AV70]=1;IF(OR(SUM([.AU69:.AW71];-1)=2;SUM([.AU69:.AW71];-1)=3);1;0);IF(SUM([.AU69:.AW71])=3;1;0))" office:value-type="float" office:value="0" calcext:value-type="float">
            <text:p>0</text:p>
          </table:table-cell>
          <table:table-cell table:style-name="ce45" table:formula="of:=IF([.AW70]=1;IF(OR(SUM([.AV69:.AX71];-1)=2;SUM([.AV69:.AX71];-1)=3);1;0);IF(SUM([.AV69:.AX71])=3;1;0))" office:value-type="float" office:value="0" calcext:value-type="float">
            <text:p>0</text:p>
          </table:table-cell>
          <table:table-cell table:style-name="ce45" table:formula="of:=IF([.AX70]=1;IF(OR(SUM([.AW69:.AY71];-1)=2;SUM([.AW69:.AY71];-1)=3);1;0);IF(SUM([.AW69:.AY71])=3;1;0))" office:value-type="float" office:value="0" calcext:value-type="float">
            <text:p>0</text:p>
          </table:table-cell>
          <table:table-cell table:style-name="ce45" table:formula="of:=IF([.AY70]=1;IF(OR(SUM([.AX69:.AZ71];-1)=2;SUM([.AX69:.AZ71];-1)=3);1;0);IF(SUM([.AX69:.AZ71])=3;1;0))" office:value-type="float" office:value="0" calcext:value-type="float">
            <text:p>0</text:p>
          </table:table-cell>
          <table:table-cell table:style-name="ce45" table:formula="of:=IF([.AZ70]=1;IF(OR(SUM([.AY69:.BA71];-1)=2;SUM([.AY69:.BA71];-1)=3);1;0);IF(SUM([.AY69:.BA71])=3;1;0))" office:value-type="float" office:value="0" calcext:value-type="float">
            <text:p>0</text:p>
          </table:table-cell>
          <table:table-cell table:style-name="ce45" table:formula="of:=IF([.BA70]=1;IF(OR(SUM([.AZ69:.BB71];-1)=2;SUM([.AZ69:.BB71];-1)=3);1;0);IF(SUM([.AZ69:.BB71])=3;1;0))" office:value-type="float" office:value="0" calcext:value-type="float">
            <text:p>0</text:p>
          </table:table-cell>
          <table:table-cell table:style-name="ce45" table:formula="of:=IF([.BB70]=1;IF(OR(SUM([.BA69:.BC71];-1)=2;SUM([.BA69:.BC71];-1)=3);1;0);IF(SUM([.BA69:.BC71])=3;1;0))" office:value-type="float" office:value="0" calcext:value-type="float">
            <text:p>0</text:p>
          </table:table-cell>
          <table:table-cell table:style-name="ce45" table:formula="of:=IF([.BC70]=1;IF(OR(SUM([.BB69:.BD71];-1)=2;SUM([.BB69:.BD71];-1)=3);1;0);IF(SUM([.BB69:.BD71])=3;1;0))" office:value-type="float" office:value="0" calcext:value-type="float">
            <text:p>0</text:p>
          </table:table-cell>
          <table:table-cell table:style-name="ce45" table:formula="of:=IF([.BD70]=1;IF(OR(SUM([.BC69:.BE71];-1)=2;SUM([.BC69:.BE71];-1)=3);1;0);IF(SUM([.BC69:.BE71])=3;1;0))" office:value-type="float" office:value="0" calcext:value-type="float">
            <text:p>0</text:p>
          </table:table-cell>
          <table:table-cell table:style-name="ce45" table:formula="of:=IF([.BE70]=1;IF(OR(SUM([.BD69:.BF71];-1)=2;SUM([.BD69:.BF71];-1)=3);1;0);IF(SUM([.BD69:.BF71])=3;1;0))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45" table:formula="of:=IF([.C71]=1;IF(OR(SUM([.B70:.D72];-1)=2;SUM([.B70:.D72];-1)=3);1;0);IF(SUM([.B70:.D72])=3;1;0))" office:value-type="float" office:value="0" calcext:value-type="float">
            <text:p>0</text:p>
          </table:table-cell>
          <table:table-cell table:style-name="ce45" table:formula="of:=IF([.D71]=1;IF(OR(SUM([.C70:.E72];-1)=2;SUM([.C70:.E72];-1)=3);1;0);IF(SUM([.C70:.E72])=3;1;0))" office:value-type="float" office:value="1" calcext:value-type="float">
            <text:p>1</text:p>
          </table:table-cell>
          <table:table-cell table:style-name="ce45" table:formula="of:=IF([.E71]=1;IF(OR(SUM([.D70:.F72];-1)=2;SUM([.D70:.F72];-1)=3);1;0);IF(SUM([.D70:.F72])=3;1;0))" office:value-type="float" office:value="1" calcext:value-type="float">
            <text:p>1</text:p>
          </table:table-cell>
          <table:table-cell table:style-name="ce45" table:formula="of:=IF([.F71]=1;IF(OR(SUM([.E70:.G72];-1)=2;SUM([.E70:.G72];-1)=3);1;0);IF(SUM([.E70:.G72])=3;1;0))" office:value-type="float" office:value="1" calcext:value-type="float">
            <text:p>1</text:p>
          </table:table-cell>
          <table:table-cell table:style-name="ce45" table:formula="of:=IF([.G71]=1;IF(OR(SUM([.F70:.H72];-1)=2;SUM([.F70:.H72];-1)=3);1;0);IF(SUM([.F70:.H72])=3;1;0))" office:value-type="float" office:value="0" calcext:value-type="float">
            <text:p>0</text:p>
          </table:table-cell>
          <table:table-cell table:style-name="ce45" table:formula="of:=IF([.H71]=1;IF(OR(SUM([.G70:.I72];-1)=2;SUM([.G70:.I72];-1)=3);1;0);IF(SUM([.G70:.I72])=3;1;0))" office:value-type="float" office:value="0" calcext:value-type="float">
            <text:p>0</text:p>
          </table:table-cell>
          <table:table-cell table:style-name="ce45" table:formula="of:=IF([.I71]=1;IF(OR(SUM([.H70:.J72];-1)=2;SUM([.H70:.J72];-1)=3);1;0);IF(SUM([.H70:.J72])=3;1;0))" office:value-type="float" office:value="0" calcext:value-type="float">
            <text:p>0</text:p>
          </table:table-cell>
          <table:table-cell table:style-name="ce45" table:formula="of:=IF([.J71]=1;IF(OR(SUM([.I70:.K72];-1)=2;SUM([.I70:.K72];-1)=3);1;0);IF(SUM([.I70:.K72])=3;1;0))" office:value-type="float" office:value="1" calcext:value-type="float">
            <text:p>1</text:p>
          </table:table-cell>
          <table:table-cell table:style-name="ce45" table:formula="of:=IF([.K71]=1;IF(OR(SUM([.J70:.L72];-1)=2;SUM([.J70:.L72];-1)=3);1;0);IF(SUM([.J70:.L72])=3;1;0))" office:value-type="float" office:value="1" calcext:value-type="float">
            <text:p>1</text:p>
          </table:table-cell>
          <table:table-cell table:style-name="ce45" table:formula="of:=IF([.L71]=1;IF(OR(SUM([.K70:.M72];-1)=2;SUM([.K70:.M72];-1)=3);1;0);IF(SUM([.K70:.M72])=3;1;0))" office:value-type="float" office:value="1" calcext:value-type="float">
            <text:p>1</text:p>
          </table:table-cell>
          <table:table-cell table:style-name="ce45" table:formula="of:=IF([.M71]=1;IF(OR(SUM([.L70:.N72];-1)=2;SUM([.L70:.N72];-1)=3);1;0);IF(SUM([.L70:.N72])=3;1;0))" office:value-type="float" office:value="1" calcext:value-type="float">
            <text:p>1</text:p>
          </table:table-cell>
          <table:table-cell table:style-name="ce45" table:formula="of:=IF([.N71]=1;IF(OR(SUM([.M70:.O72];-1)=2;SUM([.M70:.O72];-1)=3);1;0);IF(SUM([.M70:.O72])=3;1;0))" office:value-type="float" office:value="1" calcext:value-type="float">
            <text:p>1</text:p>
          </table:table-cell>
          <table:table-cell table:style-name="ce45" table:formula="of:=IF([.O71]=1;IF(OR(SUM([.N70:.P72];-1)=2;SUM([.N70:.P72];-1)=3);1;0);IF(SUM([.N70:.P72])=3;1;0))" office:value-type="float" office:value="0" calcext:value-type="float">
            <text:p>0</text:p>
          </table:table-cell>
          <table:table-cell table:style-name="ce45" table:formula="of:=IF([.P71]=1;IF(OR(SUM([.O70:.Q72];-1)=2;SUM([.O70:.Q72];-1)=3);1;0);IF(SUM([.O70:.Q72])=3;1;0))" office:value-type="float" office:value="0" calcext:value-type="float">
            <text:p>0</text:p>
          </table:table-cell>
          <table:table-cell table:style-name="ce45" table:formula="of:=IF([.Q71]=1;IF(OR(SUM([.P70:.R72];-1)=2;SUM([.P70:.R72];-1)=3);1;0);IF(SUM([.P70:.R72])=3;1;0))" office:value-type="float" office:value="0" calcext:value-type="float">
            <text:p>0</text:p>
          </table:table-cell>
          <table:table-cell table:style-name="ce45" table:formula="of:=IF([.R71]=1;IF(OR(SUM([.Q70:.S72];-1)=2;SUM([.Q70:.S72];-1)=3);1;0);IF(SUM([.Q70:.S72])=3;1;0))" office:value-type="float" office:value="1" calcext:value-type="float">
            <text:p>1</text:p>
          </table:table-cell>
          <table:table-cell table:style-name="ce45" table:formula="of:=IF([.S71]=1;IF(OR(SUM([.R70:.T72];-1)=2;SUM([.R70:.T72];-1)=3);1;0);IF(SUM([.R70:.T72])=3;1;0))" office:value-type="float" office:value="1" calcext:value-type="float">
            <text:p>1</text:p>
          </table:table-cell>
          <table:table-cell table:style-name="ce45" table:formula="of:=IF([.T71]=1;IF(OR(SUM([.S70:.U72];-1)=2;SUM([.S70:.U72];-1)=3);1;0);IF(SUM([.S70:.U72])=3;1;0))" office:value-type="float" office:value="0" calcext:value-type="float">
            <text:p>0</text:p>
          </table:table-cell>
          <table:table-cell table:style-name="ce45" table:formula="of:=IF([.U71]=1;IF(OR(SUM([.T70:.V72];-1)=2;SUM([.T70:.V72];-1)=3);1;0);IF(SUM([.T70:.V72])=3;1;0))" office:value-type="float" office:value="0" calcext:value-type="float">
            <text:p>0</text:p>
          </table:table-cell>
          <table:table-cell table:style-name="ce45" table:formula="of:=IF([.V71]=1;IF(OR(SUM([.U70:.W72];-1)=2;SUM([.U70:.W72];-1)=3);1;0);IF(SUM([.U70:.W72])=3;1;0))" office:value-type="float" office:value="0" calcext:value-type="float">
            <text:p>0</text:p>
          </table:table-cell>
          <table:table-cell table:style-name="ce45" table:formula="of:=IF([.W71]=1;IF(OR(SUM([.V70:.X72];-1)=2;SUM([.V70:.X72];-1)=3);1;0);IF(SUM([.V70:.X72])=3;1;0))" office:value-type="float" office:value="0" calcext:value-type="float">
            <text:p>0</text:p>
          </table:table-cell>
          <table:table-cell table:style-name="ce45" table:formula="of:=IF([.X71]=1;IF(OR(SUM([.W70:.Y72];-1)=2;SUM([.W70:.Y72];-1)=3);1;0);IF(SUM([.W70:.Y72])=3;1;0))" office:value-type="float" office:value="0" calcext:value-type="float">
            <text:p>0</text:p>
          </table:table-cell>
          <table:table-cell table:style-name="ce45" table:formula="of:=IF([.Y71]=1;IF(OR(SUM([.X70:.Z72];-1)=2;SUM([.X70:.Z72];-1)=3);1;0);IF(SUM([.X70:.Z72])=3;1;0))" office:value-type="float" office:value="0" calcext:value-type="float">
            <text:p>0</text:p>
          </table:table-cell>
          <table:table-cell table:style-name="ce45" table:formula="of:=IF([.Z71]=1;IF(OR(SUM([.Y70:.AA72];-1)=2;SUM([.Y70:.AA72];-1)=3);1;0);IF(SUM([.Y70:.AA72])=3;1;0))" office:value-type="float" office:value="1" calcext:value-type="float">
            <text:p>1</text:p>
          </table:table-cell>
          <table:table-cell table:style-name="ce45" table:formula="of:=IF([.AA71]=1;IF(OR(SUM([.Z70:.AB72];-1)=2;SUM([.Z70:.AB72];-1)=3);1;0);IF(SUM([.Z70:.AB72])=3;1;0))" office:value-type="float" office:value="0" calcext:value-type="float">
            <text:p>0</text:p>
          </table:table-cell>
          <table:table-cell table:style-name="ce45" table:formula="of:=IF([.AB71]=1;IF(OR(SUM([.AA70:.AC72];-1)=2;SUM([.AA70:.AC72];-1)=3);1;0);IF(SUM([.AA70:.AC72])=3;1;0))" office:value-type="float" office:value="0" calcext:value-type="float">
            <text:p>0</text:p>
          </table:table-cell>
          <table:table-cell table:style-name="ce45" table:formula="of:=IF([.AC71]=1;IF(OR(SUM([.AB70:.AD72];-1)=2;SUM([.AB70:.AD72];-1)=3);1;0);IF(SUM([.AB70:.AD72])=3;1;0))" office:value-type="float" office:value="0" calcext:value-type="float">
            <text:p>0</text:p>
          </table:table-cell>
          <table:table-cell table:style-name="ce45" table:formula="of:=IF([.AD71]=1;IF(OR(SUM([.AC70:.AE72];-1)=2;SUM([.AC70:.AE72];-1)=3);1;0);IF(SUM([.AC70:.AE72])=3;1;0))" office:value-type="float" office:value="0" calcext:value-type="float">
            <text:p>0</text:p>
          </table:table-cell>
          <table:table-cell table:style-name="ce45" table:formula="of:=IF([.AE71]=1;IF(OR(SUM([.AD70:.AF72];-1)=2;SUM([.AD70:.AF72];-1)=3);1;0);IF(SUM([.AD70:.AF72])=3;1;0))" office:value-type="float" office:value="0" calcext:value-type="float">
            <text:p>0</text:p>
          </table:table-cell>
          <table:table-cell table:style-name="ce45" table:formula="of:=IF([.AF71]=1;IF(OR(SUM([.AE70:.AG72];-1)=2;SUM([.AE70:.AG72];-1)=3);1;0);IF(SUM([.AE70:.AG72])=3;1;0))" office:value-type="float" office:value="0" calcext:value-type="float">
            <text:p>0</text:p>
          </table:table-cell>
          <table:table-cell table:style-name="ce45" table:formula="of:=IF([.AG71]=1;IF(OR(SUM([.AF70:.AH72];-1)=2;SUM([.AF70:.AH72];-1)=3);1;0);IF(SUM([.AF70:.AH72])=3;1;0))" office:value-type="float" office:value="1" calcext:value-type="float">
            <text:p>1</text:p>
          </table:table-cell>
          <table:table-cell table:style-name="ce45" table:formula="of:=IF([.AH71]=1;IF(OR(SUM([.AG70:.AI72];-1)=2;SUM([.AG70:.AI72];-1)=3);1;0);IF(SUM([.AG70:.AI72])=3;1;0))" office:value-type="float" office:value="0" calcext:value-type="float">
            <text:p>0</text:p>
          </table:table-cell>
          <table:table-cell table:style-name="ce45" table:formula="of:=IF([.AI71]=1;IF(OR(SUM([.AH70:.AJ72];-1)=2;SUM([.AH70:.AJ72];-1)=3);1;0);IF(SUM([.AH70:.AJ72])=3;1;0))" office:value-type="float" office:value="0" calcext:value-type="float">
            <text:p>0</text:p>
          </table:table-cell>
          <table:table-cell table:style-name="ce45" table:formula="of:=IF([.AJ71]=1;IF(OR(SUM([.AI70:.AK72];-1)=2;SUM([.AI70:.AK72];-1)=3);1;0);IF(SUM([.AI70:.AK72])=3;1;0))" office:value-type="float" office:value="0" calcext:value-type="float">
            <text:p>0</text:p>
          </table:table-cell>
          <table:table-cell table:style-name="ce45" table:formula="of:=IF([.AK71]=1;IF(OR(SUM([.AJ70:.AL72];-1)=2;SUM([.AJ70:.AL72];-1)=3);1;0);IF(SUM([.AJ70:.AL72])=3;1;0))" office:value-type="float" office:value="1" calcext:value-type="float">
            <text:p>1</text:p>
          </table:table-cell>
          <table:table-cell table:style-name="ce45" table:formula="of:=IF([.AL71]=1;IF(OR(SUM([.AK70:.AM72];-1)=2;SUM([.AK70:.AM72];-1)=3);1;0);IF(SUM([.AK70:.AM72])=3;1;0))" office:value-type="float" office:value="1" calcext:value-type="float">
            <text:p>1</text:p>
          </table:table-cell>
          <table:table-cell table:style-name="ce45" table:formula="of:=IF([.AM71]=1;IF(OR(SUM([.AL70:.AN72];-1)=2;SUM([.AL70:.AN72];-1)=3);1;0);IF(SUM([.AL70:.AN72])=3;1;0))" office:value-type="float" office:value="1" calcext:value-type="float">
            <text:p>1</text:p>
          </table:table-cell>
          <table:table-cell table:style-name="ce45" table:formula="of:=IF([.AN71]=1;IF(OR(SUM([.AM70:.AO72];-1)=2;SUM([.AM70:.AO72];-1)=3);1;0);IF(SUM([.AM70:.AO72])=3;1;0))" office:value-type="float" office:value="1" calcext:value-type="float">
            <text:p>1</text:p>
          </table:table-cell>
          <table:table-cell table:style-name="ce45" table:formula="of:=IF([.AO71]=1;IF(OR(SUM([.AN70:.AP72];-1)=2;SUM([.AN70:.AP72];-1)=3);1;0);IF(SUM([.AN70:.AP72])=3;1;0))" office:value-type="float" office:value="1" calcext:value-type="float">
            <text:p>1</text:p>
          </table:table-cell>
          <table:table-cell table:style-name="ce45" table:formula="of:=IF([.AP71]=1;IF(OR(SUM([.AO70:.AQ72];-1)=2;SUM([.AO70:.AQ72];-1)=3);1;0);IF(SUM([.AO70:.AQ72])=3;1;0))" office:value-type="float" office:value="0" calcext:value-type="float">
            <text:p>0</text:p>
          </table:table-cell>
          <table:table-cell table:style-name="ce45" table:formula="of:=IF([.AQ71]=1;IF(OR(SUM([.AP70:.AR72];-1)=2;SUM([.AP70:.AR72];-1)=3);1;0);IF(SUM([.AP70:.AR72])=3;1;0))" office:value-type="float" office:value="0" calcext:value-type="float">
            <text:p>0</text:p>
          </table:table-cell>
          <table:table-cell table:style-name="ce45" table:formula="of:=IF([.AR71]=1;IF(OR(SUM([.AQ70:.AS72];-1)=2;SUM([.AQ70:.AS72];-1)=3);1;0);IF(SUM([.AQ70:.AS72])=3;1;0))" office:value-type="float" office:value="0" calcext:value-type="float">
            <text:p>0</text:p>
          </table:table-cell>
          <table:table-cell table:style-name="ce45" table:formula="of:=IF([.AS71]=1;IF(OR(SUM([.AR70:.AT72];-1)=2;SUM([.AR70:.AT72];-1)=3);1;0);IF(SUM([.AR70:.AT72])=3;1;0))" office:value-type="float" office:value="0" calcext:value-type="float">
            <text:p>0</text:p>
          </table:table-cell>
          <table:table-cell table:style-name="ce45" table:formula="of:=IF([.AT71]=1;IF(OR(SUM([.AS70:.AU72];-1)=2;SUM([.AS70:.AU72];-1)=3);1;0);IF(SUM([.AS70:.AU72])=3;1;0))" office:value-type="float" office:value="0" calcext:value-type="float">
            <text:p>0</text:p>
          </table:table-cell>
          <table:table-cell table:style-name="ce45" table:formula="of:=IF([.AU71]=1;IF(OR(SUM([.AT70:.AV72];-1)=2;SUM([.AT70:.AV72];-1)=3);1;0);IF(SUM([.AT70:.AV72])=3;1;0))" office:value-type="float" office:value="0" calcext:value-type="float">
            <text:p>0</text:p>
          </table:table-cell>
          <table:table-cell table:style-name="ce45" table:formula="of:=IF([.AV71]=1;IF(OR(SUM([.AU70:.AW72];-1)=2;SUM([.AU70:.AW72];-1)=3);1;0);IF(SUM([.AU70:.AW72])=3;1;0))" office:value-type="float" office:value="0" calcext:value-type="float">
            <text:p>0</text:p>
          </table:table-cell>
          <table:table-cell table:style-name="ce45" table:formula="of:=IF([.AW71]=1;IF(OR(SUM([.AV70:.AX72];-1)=2;SUM([.AV70:.AX72];-1)=3);1;0);IF(SUM([.AV70:.AX72])=3;1;0))" office:value-type="float" office:value="0" calcext:value-type="float">
            <text:p>0</text:p>
          </table:table-cell>
          <table:table-cell table:style-name="ce45" table:formula="of:=IF([.AX71]=1;IF(OR(SUM([.AW70:.AY72];-1)=2;SUM([.AW70:.AY72];-1)=3);1;0);IF(SUM([.AW70:.AY72])=3;1;0))" office:value-type="float" office:value="0" calcext:value-type="float">
            <text:p>0</text:p>
          </table:table-cell>
          <table:table-cell table:style-name="ce45" table:formula="of:=IF([.AY71]=1;IF(OR(SUM([.AX70:.AZ72];-1)=2;SUM([.AX70:.AZ72];-1)=3);1;0);IF(SUM([.AX70:.AZ72])=3;1;0))" office:value-type="float" office:value="0" calcext:value-type="float">
            <text:p>0</text:p>
          </table:table-cell>
          <table:table-cell table:style-name="ce45" table:formula="of:=IF([.AZ71]=1;IF(OR(SUM([.AY70:.BA72];-1)=2;SUM([.AY70:.BA72];-1)=3);1;0);IF(SUM([.AY70:.BA72])=3;1;0))" office:value-type="float" office:value="0" calcext:value-type="float">
            <text:p>0</text:p>
          </table:table-cell>
          <table:table-cell table:style-name="ce45" table:formula="of:=IF([.BA71]=1;IF(OR(SUM([.AZ70:.BB72];-1)=2;SUM([.AZ70:.BB72];-1)=3);1;0);IF(SUM([.AZ70:.BB72])=3;1;0))" office:value-type="float" office:value="0" calcext:value-type="float">
            <text:p>0</text:p>
          </table:table-cell>
          <table:table-cell table:style-name="ce45" table:formula="of:=IF([.BB71]=1;IF(OR(SUM([.BA70:.BC72];-1)=2;SUM([.BA70:.BC72];-1)=3);1;0);IF(SUM([.BA70:.BC72])=3;1;0))" office:value-type="float" office:value="0" calcext:value-type="float">
            <text:p>0</text:p>
          </table:table-cell>
          <table:table-cell table:style-name="ce45" table:formula="of:=IF([.BC71]=1;IF(OR(SUM([.BB70:.BD72];-1)=2;SUM([.BB70:.BD72];-1)=3);1;0);IF(SUM([.BB70:.BD72])=3;1;0))" office:value-type="float" office:value="0" calcext:value-type="float">
            <text:p>0</text:p>
          </table:table-cell>
          <table:table-cell table:style-name="ce45" table:formula="of:=IF([.BD71]=1;IF(OR(SUM([.BC70:.BE72];-1)=2;SUM([.BC70:.BE72];-1)=3);1;0);IF(SUM([.BC70:.BE72])=3;1;0))" office:value-type="float" office:value="0" calcext:value-type="float">
            <text:p>0</text:p>
          </table:table-cell>
          <table:table-cell table:style-name="ce45" table:formula="of:=IF([.BE71]=1;IF(OR(SUM([.BD70:.BF72];-1)=2;SUM([.BD70:.BF72];-1)=3);1;0);IF(SUM([.BD70:.BF72])=3;1;0))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45" table:formula="of:=IF([.C72]=1;IF(OR(SUM([.B71:.D73];-1)=2;SUM([.B71:.D73];-1)=3);1;0);IF(SUM([.B71:.D73])=3;1;0))" office:value-type="float" office:value="1" calcext:value-type="float">
            <text:p>1</text:p>
          </table:table-cell>
          <table:table-cell table:style-name="ce45" table:formula="of:=IF([.D72]=1;IF(OR(SUM([.C71:.E73];-1)=2;SUM([.C71:.E73];-1)=3);1;0);IF(SUM([.C71:.E73])=3;1;0))" office:value-type="float" office:value="1" calcext:value-type="float">
            <text:p>1</text:p>
          </table:table-cell>
          <table:table-cell table:style-name="ce45" table:formula="of:=IF([.E72]=1;IF(OR(SUM([.D71:.F73];-1)=2;SUM([.D71:.F73];-1)=3);1;0);IF(SUM([.D71:.F73])=3;1;0))" office:value-type="float" office:value="1" calcext:value-type="float">
            <text:p>1</text:p>
          </table:table-cell>
          <table:table-cell table:style-name="ce45" table:formula="of:=IF([.F72]=1;IF(OR(SUM([.E71:.G73];-1)=2;SUM([.E71:.G73];-1)=3);1;0);IF(SUM([.E71:.G73])=3;1;0))" office:value-type="float" office:value="0" calcext:value-type="float">
            <text:p>0</text:p>
          </table:table-cell>
          <table:table-cell table:style-name="ce45" table:formula="of:=IF([.G72]=1;IF(OR(SUM([.F71:.H73];-1)=2;SUM([.F71:.H73];-1)=3);1;0);IF(SUM([.F71:.H73])=3;1;0))" office:value-type="float" office:value="0" calcext:value-type="float">
            <text:p>0</text:p>
          </table:table-cell>
          <table:table-cell table:style-name="ce45" table:formula="of:=IF([.H72]=1;IF(OR(SUM([.G71:.I73];-1)=2;SUM([.G71:.I73];-1)=3);1;0);IF(SUM([.G71:.I73])=3;1;0))" office:value-type="float" office:value="0" calcext:value-type="float">
            <text:p>0</text:p>
          </table:table-cell>
          <table:table-cell table:style-name="ce45" table:formula="of:=IF([.I72]=1;IF(OR(SUM([.H71:.J73];-1)=2;SUM([.H71:.J73];-1)=3);1;0);IF(SUM([.H71:.J73])=3;1;0))" office:value-type="float" office:value="0" calcext:value-type="float">
            <text:p>0</text:p>
          </table:table-cell>
          <table:table-cell table:style-name="ce45" table:formula="of:=IF([.J72]=1;IF(OR(SUM([.I71:.K73];-1)=2;SUM([.I71:.K73];-1)=3);1;0);IF(SUM([.I71:.K73])=3;1;0))" office:value-type="float" office:value="0" calcext:value-type="float">
            <text:p>0</text:p>
          </table:table-cell>
          <table:table-cell table:style-name="ce45" table:formula="of:=IF([.K72]=1;IF(OR(SUM([.J71:.L73];-1)=2;SUM([.J71:.L73];-1)=3);1;0);IF(SUM([.J71:.L73])=3;1;0))" office:value-type="float" office:value="0" calcext:value-type="float">
            <text:p>0</text:p>
          </table:table-cell>
          <table:table-cell table:style-name="ce45" table:formula="of:=IF([.L72]=1;IF(OR(SUM([.K71:.M73];-1)=2;SUM([.K71:.M73];-1)=3);1;0);IF(SUM([.K71:.M73])=3;1;0))" office:value-type="float" office:value="0" calcext:value-type="float">
            <text:p>0</text:p>
          </table:table-cell>
          <table:table-cell table:style-name="ce45" table:formula="of:=IF([.M72]=1;IF(OR(SUM([.L71:.N73];-1)=2;SUM([.L71:.N73];-1)=3);1;0);IF(SUM([.L71:.N73])=3;1;0))" office:value-type="float" office:value="0" calcext:value-type="float">
            <text:p>0</text:p>
          </table:table-cell>
          <table:table-cell table:style-name="ce45" table:formula="of:=IF([.N72]=1;IF(OR(SUM([.M71:.O73];-1)=2;SUM([.M71:.O73];-1)=3);1;0);IF(SUM([.M71:.O73])=3;1;0))" office:value-type="float" office:value="0" calcext:value-type="float">
            <text:p>0</text:p>
          </table:table-cell>
          <table:table-cell table:style-name="ce45" table:formula="of:=IF([.O72]=1;IF(OR(SUM([.N71:.P73];-1)=2;SUM([.N71:.P73];-1)=3);1;0);IF(SUM([.N71:.P73])=3;1;0))" office:value-type="float" office:value="0" calcext:value-type="float">
            <text:p>0</text:p>
          </table:table-cell>
          <table:table-cell table:style-name="ce45" table:formula="of:=IF([.P72]=1;IF(OR(SUM([.O71:.Q73];-1)=2;SUM([.O71:.Q73];-1)=3);1;0);IF(SUM([.O71:.Q73])=3;1;0))" office:value-type="float" office:value="0" calcext:value-type="float">
            <text:p>0</text:p>
          </table:table-cell>
          <table:table-cell table:style-name="ce45" table:formula="of:=IF([.Q72]=1;IF(OR(SUM([.P71:.R73];-1)=2;SUM([.P71:.R73];-1)=3);1;0);IF(SUM([.P71:.R73])=3;1;0))" office:value-type="float" office:value="0" calcext:value-type="float">
            <text:p>0</text:p>
          </table:table-cell>
          <table:table-cell table:style-name="ce45" table:formula="of:=IF([.R72]=1;IF(OR(SUM([.Q71:.S73];-1)=2;SUM([.Q71:.S73];-1)=3);1;0);IF(SUM([.Q71:.S73])=3;1;0))" office:value-type="float" office:value="0" calcext:value-type="float">
            <text:p>0</text:p>
          </table:table-cell>
          <table:table-cell table:style-name="ce45" table:formula="of:=IF([.S72]=1;IF(OR(SUM([.R71:.T73];-1)=2;SUM([.R71:.T73];-1)=3);1;0);IF(SUM([.R71:.T73])=3;1;0))" office:value-type="float" office:value="0" calcext:value-type="float">
            <text:p>0</text:p>
          </table:table-cell>
          <table:table-cell table:style-name="ce45" table:formula="of:=IF([.T72]=1;IF(OR(SUM([.S71:.U73];-1)=2;SUM([.S71:.U73];-1)=3);1;0);IF(SUM([.S71:.U73])=3;1;0))" office:value-type="float" office:value="0" calcext:value-type="float">
            <text:p>0</text:p>
          </table:table-cell>
          <table:table-cell table:style-name="ce45" table:formula="of:=IF([.U72]=1;IF(OR(SUM([.T71:.V73];-1)=2;SUM([.T71:.V73];-1)=3);1;0);IF(SUM([.T71:.V73])=3;1;0))" office:value-type="float" office:value="0" calcext:value-type="float">
            <text:p>0</text:p>
          </table:table-cell>
          <table:table-cell table:style-name="ce45" table:formula="of:=IF([.V72]=1;IF(OR(SUM([.U71:.W73];-1)=2;SUM([.U71:.W73];-1)=3);1;0);IF(SUM([.U71:.W73])=3;1;0))" office:value-type="float" office:value="0" calcext:value-type="float">
            <text:p>0</text:p>
          </table:table-cell>
          <table:table-cell table:style-name="ce45" table:formula="of:=IF([.W72]=1;IF(OR(SUM([.V71:.X73];-1)=2;SUM([.V71:.X73];-1)=3);1;0);IF(SUM([.V71:.X73])=3;1;0))" office:value-type="float" office:value="0" calcext:value-type="float">
            <text:p>0</text:p>
          </table:table-cell>
          <table:table-cell table:style-name="ce45" table:formula="of:=IF([.X72]=1;IF(OR(SUM([.W71:.Y73];-1)=2;SUM([.W71:.Y73];-1)=3);1;0);IF(SUM([.W71:.Y73])=3;1;0))" office:value-type="float" office:value="0" calcext:value-type="float">
            <text:p>0</text:p>
          </table:table-cell>
          <table:table-cell table:style-name="ce45" table:formula="of:=IF([.Y72]=1;IF(OR(SUM([.X71:.Z73];-1)=2;SUM([.X71:.Z73];-1)=3);1;0);IF(SUM([.X71:.Z73])=3;1;0))" office:value-type="float" office:value="0" calcext:value-type="float">
            <text:p>0</text:p>
          </table:table-cell>
          <table:table-cell table:style-name="ce45" table:formula="of:=IF([.Z72]=1;IF(OR(SUM([.Y71:.AA73];-1)=2;SUM([.Y71:.AA73];-1)=3);1;0);IF(SUM([.Y71:.AA73])=3;1;0))" office:value-type="float" office:value="1" calcext:value-type="float">
            <text:p>1</text:p>
          </table:table-cell>
          <table:table-cell table:style-name="ce45" table:formula="of:=IF([.AA72]=1;IF(OR(SUM([.Z71:.AB73];-1)=2;SUM([.Z71:.AB73];-1)=3);1;0);IF(SUM([.Z71:.AB73])=3;1;0))" office:value-type="float" office:value="0" calcext:value-type="float">
            <text:p>0</text:p>
          </table:table-cell>
          <table:table-cell table:style-name="ce45" table:formula="of:=IF([.AB72]=1;IF(OR(SUM([.AA71:.AC73];-1)=2;SUM([.AA71:.AC73];-1)=3);1;0);IF(SUM([.AA71:.AC73])=3;1;0))" office:value-type="float" office:value="0" calcext:value-type="float">
            <text:p>0</text:p>
          </table:table-cell>
          <table:table-cell table:style-name="ce45" table:formula="of:=IF([.AC72]=1;IF(OR(SUM([.AB71:.AD73];-1)=2;SUM([.AB71:.AD73];-1)=3);1;0);IF(SUM([.AB71:.AD73])=3;1;0))" office:value-type="float" office:value="0" calcext:value-type="float">
            <text:p>0</text:p>
          </table:table-cell>
          <table:table-cell table:style-name="ce45" table:formula="of:=IF([.AD72]=1;IF(OR(SUM([.AC71:.AE73];-1)=2;SUM([.AC71:.AE73];-1)=3);1;0);IF(SUM([.AC71:.AE73])=3;1;0))" office:value-type="float" office:value="0" calcext:value-type="float">
            <text:p>0</text:p>
          </table:table-cell>
          <table:table-cell table:style-name="ce45" table:formula="of:=IF([.AE72]=1;IF(OR(SUM([.AD71:.AF73];-1)=2;SUM([.AD71:.AF73];-1)=3);1;0);IF(SUM([.AD71:.AF73])=3;1;0))" office:value-type="float" office:value="0" calcext:value-type="float">
            <text:p>0</text:p>
          </table:table-cell>
          <table:table-cell table:style-name="ce45" table:formula="of:=IF([.AF72]=1;IF(OR(SUM([.AE71:.AG73];-1)=2;SUM([.AE71:.AG73];-1)=3);1;0);IF(SUM([.AE71:.AG73])=3;1;0))" office:value-type="float" office:value="0" calcext:value-type="float">
            <text:p>0</text:p>
          </table:table-cell>
          <table:table-cell table:style-name="ce45" table:formula="of:=IF([.AG72]=1;IF(OR(SUM([.AF71:.AH73];-1)=2;SUM([.AF71:.AH73];-1)=3);1;0);IF(SUM([.AF71:.AH73])=3;1;0))" office:value-type="float" office:value="0" calcext:value-type="float">
            <text:p>0</text:p>
          </table:table-cell>
          <table:table-cell table:style-name="ce45" table:formula="of:=IF([.AH72]=1;IF(OR(SUM([.AG71:.AI73];-1)=2;SUM([.AG71:.AI73];-1)=3);1;0);IF(SUM([.AG71:.AI73])=3;1;0))" office:value-type="float" office:value="1" calcext:value-type="float">
            <text:p>1</text:p>
          </table:table-cell>
          <table:table-cell table:style-name="ce45" table:formula="of:=IF([.AI72]=1;IF(OR(SUM([.AH71:.AJ73];-1)=2;SUM([.AH71:.AJ73];-1)=3);1;0);IF(SUM([.AH71:.AJ73])=3;1;0))" office:value-type="float" office:value="1" calcext:value-type="float">
            <text:p>1</text:p>
          </table:table-cell>
          <table:table-cell table:style-name="ce45" table:formula="of:=IF([.AJ72]=1;IF(OR(SUM([.AI71:.AK73];-1)=2;SUM([.AI71:.AK73];-1)=3);1;0);IF(SUM([.AI71:.AK73])=3;1;0))" office:value-type="float" office:value="1" calcext:value-type="float">
            <text:p>1</text:p>
          </table:table-cell>
          <table:table-cell table:style-name="ce45" table:formula="of:=IF([.AK72]=1;IF(OR(SUM([.AJ71:.AL73];-1)=2;SUM([.AJ71:.AL73];-1)=3);1;0);IF(SUM([.AJ71:.AL73])=3;1;0))" office:value-type="float" office:value="0" calcext:value-type="float">
            <text:p>0</text:p>
          </table:table-cell>
          <table:table-cell table:style-name="ce45" table:formula="of:=IF([.AL72]=1;IF(OR(SUM([.AK71:.AM73];-1)=2;SUM([.AK71:.AM73];-1)=3);1;0);IF(SUM([.AK71:.AM73])=3;1;0))" office:value-type="float" office:value="0" calcext:value-type="float">
            <text:p>0</text:p>
          </table:table-cell>
          <table:table-cell table:style-name="ce45" table:formula="of:=IF([.AM72]=1;IF(OR(SUM([.AL71:.AN73];-1)=2;SUM([.AL71:.AN73];-1)=3);1;0);IF(SUM([.AL71:.AN73])=3;1;0))" office:value-type="float" office:value="0" calcext:value-type="float">
            <text:p>0</text:p>
          </table:table-cell>
          <table:table-cell table:style-name="ce45" table:formula="of:=IF([.AN72]=1;IF(OR(SUM([.AM71:.AO73];-1)=2;SUM([.AM71:.AO73];-1)=3);1;0);IF(SUM([.AM71:.AO73])=3;1;0))" office:value-type="float" office:value="1" calcext:value-type="float">
            <text:p>1</text:p>
          </table:table-cell>
          <table:table-cell table:style-name="ce45" table:formula="of:=IF([.AO72]=1;IF(OR(SUM([.AN71:.AP73];-1)=2;SUM([.AN71:.AP73];-1)=3);1;0);IF(SUM([.AN71:.AP73])=3;1;0))" office:value-type="float" office:value="0" calcext:value-type="float">
            <text:p>0</text:p>
          </table:table-cell>
          <table:table-cell table:style-name="ce45" table:formula="of:=IF([.AP72]=1;IF(OR(SUM([.AO71:.AQ73];-1)=2;SUM([.AO71:.AQ73];-1)=3);1;0);IF(SUM([.AO71:.AQ73])=3;1;0))" office:value-type="float" office:value="0" calcext:value-type="float">
            <text:p>0</text:p>
          </table:table-cell>
          <table:table-cell table:style-name="ce45" table:formula="of:=IF([.AQ72]=1;IF(OR(SUM([.AP71:.AR73];-1)=2;SUM([.AP71:.AR73];-1)=3);1;0);IF(SUM([.AP71:.AR73])=3;1;0))" office:value-type="float" office:value="0" calcext:value-type="float">
            <text:p>0</text:p>
          </table:table-cell>
          <table:table-cell table:style-name="ce45" table:formula="of:=IF([.AR72]=1;IF(OR(SUM([.AQ71:.AS73];-1)=2;SUM([.AQ71:.AS73];-1)=3);1;0);IF(SUM([.AQ71:.AS73])=3;1;0))" office:value-type="float" office:value="0" calcext:value-type="float">
            <text:p>0</text:p>
          </table:table-cell>
          <table:table-cell table:style-name="ce45" table:formula="of:=IF([.AS72]=1;IF(OR(SUM([.AR71:.AT73];-1)=2;SUM([.AR71:.AT73];-1)=3);1;0);IF(SUM([.AR71:.AT73])=3;1;0))" office:value-type="float" office:value="0" calcext:value-type="float">
            <text:p>0</text:p>
          </table:table-cell>
          <table:table-cell table:style-name="ce45" table:formula="of:=IF([.AT72]=1;IF(OR(SUM([.AS71:.AU73];-1)=2;SUM([.AS71:.AU73];-1)=3);1;0);IF(SUM([.AS71:.AU73])=3;1;0))" office:value-type="float" office:value="0" calcext:value-type="float">
            <text:p>0</text:p>
          </table:table-cell>
          <table:table-cell table:style-name="ce45" table:formula="of:=IF([.AU72]=1;IF(OR(SUM([.AT71:.AV73];-1)=2;SUM([.AT71:.AV73];-1)=3);1;0);IF(SUM([.AT71:.AV73])=3;1;0))" office:value-type="float" office:value="0" calcext:value-type="float">
            <text:p>0</text:p>
          </table:table-cell>
          <table:table-cell table:style-name="ce45" table:formula="of:=IF([.AV72]=1;IF(OR(SUM([.AU71:.AW73];-1)=2;SUM([.AU71:.AW73];-1)=3);1;0);IF(SUM([.AU71:.AW73])=3;1;0))" office:value-type="float" office:value="0" calcext:value-type="float">
            <text:p>0</text:p>
          </table:table-cell>
          <table:table-cell table:style-name="ce45" table:formula="of:=IF([.AW72]=1;IF(OR(SUM([.AV71:.AX73];-1)=2;SUM([.AV71:.AX73];-1)=3);1;0);IF(SUM([.AV71:.AX73])=3;1;0))" office:value-type="float" office:value="0" calcext:value-type="float">
            <text:p>0</text:p>
          </table:table-cell>
          <table:table-cell table:style-name="ce45" table:formula="of:=IF([.AX72]=1;IF(OR(SUM([.AW71:.AY73];-1)=2;SUM([.AW71:.AY73];-1)=3);1;0);IF(SUM([.AW71:.AY73])=3;1;0))" office:value-type="float" office:value="0" calcext:value-type="float">
            <text:p>0</text:p>
          </table:table-cell>
          <table:table-cell table:style-name="ce45" table:formula="of:=IF([.AY72]=1;IF(OR(SUM([.AX71:.AZ73];-1)=2;SUM([.AX71:.AZ73];-1)=3);1;0);IF(SUM([.AX71:.AZ73])=3;1;0))" office:value-type="float" office:value="0" calcext:value-type="float">
            <text:p>0</text:p>
          </table:table-cell>
          <table:table-cell table:style-name="ce45" table:formula="of:=IF([.AZ72]=1;IF(OR(SUM([.AY71:.BA73];-1)=2;SUM([.AY71:.BA73];-1)=3);1;0);IF(SUM([.AY71:.BA73])=3;1;0))" office:value-type="float" office:value="0" calcext:value-type="float">
            <text:p>0</text:p>
          </table:table-cell>
          <table:table-cell table:style-name="ce45" table:formula="of:=IF([.BA72]=1;IF(OR(SUM([.AZ71:.BB73];-1)=2;SUM([.AZ71:.BB73];-1)=3);1;0);IF(SUM([.AZ71:.BB73])=3;1;0))" office:value-type="float" office:value="0" calcext:value-type="float">
            <text:p>0</text:p>
          </table:table-cell>
          <table:table-cell table:style-name="ce45" table:formula="of:=IF([.BB72]=1;IF(OR(SUM([.BA71:.BC73];-1)=2;SUM([.BA71:.BC73];-1)=3);1;0);IF(SUM([.BA71:.BC73])=3;1;0))" office:value-type="float" office:value="0" calcext:value-type="float">
            <text:p>0</text:p>
          </table:table-cell>
          <table:table-cell table:style-name="ce45" table:formula="of:=IF([.BC72]=1;IF(OR(SUM([.BB71:.BD73];-1)=2;SUM([.BB71:.BD73];-1)=3);1;0);IF(SUM([.BB71:.BD73])=3;1;0))" office:value-type="float" office:value="0" calcext:value-type="float">
            <text:p>0</text:p>
          </table:table-cell>
          <table:table-cell table:style-name="ce45" table:formula="of:=IF([.BD72]=1;IF(OR(SUM([.BC71:.BE73];-1)=2;SUM([.BC71:.BE73];-1)=3);1;0);IF(SUM([.BC71:.BE73])=3;1;0))" office:value-type="float" office:value="0" calcext:value-type="float">
            <text:p>0</text:p>
          </table:table-cell>
          <table:table-cell table:style-name="ce45" table:formula="of:=IF([.BE72]=1;IF(OR(SUM([.BD71:.BF73];-1)=2;SUM([.BD71:.BF73];-1)=3);1;0);IF(SUM([.BD71:.BF73])=3;1;0))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45" table:formula="of:=IF([.C73]=1;IF(OR(SUM([.B72:.D74];-1)=2;SUM([.B72:.D74];-1)=3);1;0);IF(SUM([.B72:.D74])=3;1;0))" office:value-type="float" office:value="0" calcext:value-type="float">
            <text:p>0</text:p>
          </table:table-cell>
          <table:table-cell table:style-name="ce45" table:formula="of:=IF([.D73]=1;IF(OR(SUM([.C72:.E74];-1)=2;SUM([.C72:.E74];-1)=3);1;0);IF(SUM([.C72:.E74])=3;1;0))" office:value-type="float" office:value="0" calcext:value-type="float">
            <text:p>0</text:p>
          </table:table-cell>
          <table:table-cell table:style-name="ce45" table:formula="of:=IF([.E73]=1;IF(OR(SUM([.D72:.F74];-1)=2;SUM([.D72:.F74];-1)=3);1;0);IF(SUM([.D72:.F74])=3;1;0))" office:value-type="float" office:value="0" calcext:value-type="float">
            <text:p>0</text:p>
          </table:table-cell>
          <table:table-cell table:style-name="ce45" table:formula="of:=IF([.F73]=1;IF(OR(SUM([.E72:.G74];-1)=2;SUM([.E72:.G74];-1)=3);1;0);IF(SUM([.E72:.G74])=3;1;0))" office:value-type="float" office:value="0" calcext:value-type="float">
            <text:p>0</text:p>
          </table:table-cell>
          <table:table-cell table:style-name="ce45" table:formula="of:=IF([.G73]=1;IF(OR(SUM([.F72:.H74];-1)=2;SUM([.F72:.H74];-1)=3);1;0);IF(SUM([.F72:.H74])=3;1;0))" office:value-type="float" office:value="0" calcext:value-type="float">
            <text:p>0</text:p>
          </table:table-cell>
          <table:table-cell table:style-name="ce45" table:formula="of:=IF([.H73]=1;IF(OR(SUM([.G72:.I74];-1)=2;SUM([.G72:.I74];-1)=3);1;0);IF(SUM([.G72:.I74])=3;1;0))" office:value-type="float" office:value="0" calcext:value-type="float">
            <text:p>0</text:p>
          </table:table-cell>
          <table:table-cell table:style-name="ce45" table:formula="of:=IF([.I73]=1;IF(OR(SUM([.H72:.J74];-1)=2;SUM([.H72:.J74];-1)=3);1;0);IF(SUM([.H72:.J74])=3;1;0))" office:value-type="float" office:value="0" calcext:value-type="float">
            <text:p>0</text:p>
          </table:table-cell>
          <table:table-cell table:style-name="ce45" table:formula="of:=IF([.J73]=1;IF(OR(SUM([.I72:.K74];-1)=2;SUM([.I72:.K74];-1)=3);1;0);IF(SUM([.I72:.K74])=3;1;0))" office:value-type="float" office:value="0" calcext:value-type="float">
            <text:p>0</text:p>
          </table:table-cell>
          <table:table-cell table:style-name="ce45" table:formula="of:=IF([.K73]=1;IF(OR(SUM([.J72:.L74];-1)=2;SUM([.J72:.L74];-1)=3);1;0);IF(SUM([.J72:.L74])=3;1;0))" office:value-type="float" office:value="0" calcext:value-type="float">
            <text:p>0</text:p>
          </table:table-cell>
          <table:table-cell table:style-name="ce45" table:formula="of:=IF([.L73]=1;IF(OR(SUM([.K72:.M74];-1)=2;SUM([.K72:.M74];-1)=3);1;0);IF(SUM([.K72:.M74])=3;1;0))" office:value-type="float" office:value="0" calcext:value-type="float">
            <text:p>0</text:p>
          </table:table-cell>
          <table:table-cell table:style-name="ce45" table:formula="of:=IF([.M73]=1;IF(OR(SUM([.L72:.N74];-1)=2;SUM([.L72:.N74];-1)=3);1;0);IF(SUM([.L72:.N74])=3;1;0))" office:value-type="float" office:value="0" calcext:value-type="float">
            <text:p>0</text:p>
          </table:table-cell>
          <table:table-cell table:style-name="ce45" table:formula="of:=IF([.N73]=1;IF(OR(SUM([.M72:.O74];-1)=2;SUM([.M72:.O74];-1)=3);1;0);IF(SUM([.M72:.O74])=3;1;0))" office:value-type="float" office:value="0" calcext:value-type="float">
            <text:p>0</text:p>
          </table:table-cell>
          <table:table-cell table:style-name="ce45" table:formula="of:=IF([.O73]=1;IF(OR(SUM([.N72:.P74];-1)=2;SUM([.N72:.P74];-1)=3);1;0);IF(SUM([.N72:.P74])=3;1;0))" office:value-type="float" office:value="0" calcext:value-type="float">
            <text:p>0</text:p>
          </table:table-cell>
          <table:table-cell table:style-name="ce45" table:formula="of:=IF([.P73]=1;IF(OR(SUM([.O72:.Q74];-1)=2;SUM([.O72:.Q74];-1)=3);1;0);IF(SUM([.O72:.Q74])=3;1;0))" office:value-type="float" office:value="0" calcext:value-type="float">
            <text:p>0</text:p>
          </table:table-cell>
          <table:table-cell table:style-name="ce45" table:formula="of:=IF([.Q73]=1;IF(OR(SUM([.P72:.R74];-1)=2;SUM([.P72:.R74];-1)=3);1;0);IF(SUM([.P72:.R74])=3;1;0))" office:value-type="float" office:value="0" calcext:value-type="float">
            <text:p>0</text:p>
          </table:table-cell>
          <table:table-cell table:style-name="ce45" table:formula="of:=IF([.R73]=1;IF(OR(SUM([.Q72:.S74];-1)=2;SUM([.Q72:.S74];-1)=3);1;0);IF(SUM([.Q72:.S74])=3;1;0))" office:value-type="float" office:value="0" calcext:value-type="float">
            <text:p>0</text:p>
          </table:table-cell>
          <table:table-cell table:style-name="ce45" table:formula="of:=IF([.S73]=1;IF(OR(SUM([.R72:.T74];-1)=2;SUM([.R72:.T74];-1)=3);1;0);IF(SUM([.R72:.T74])=3;1;0))" office:value-type="float" office:value="0" calcext:value-type="float">
            <text:p>0</text:p>
          </table:table-cell>
          <table:table-cell table:style-name="ce45" table:formula="of:=IF([.T73]=1;IF(OR(SUM([.S72:.U74];-1)=2;SUM([.S72:.U74];-1)=3);1;0);IF(SUM([.S72:.U74])=3;1;0))" office:value-type="float" office:value="0" calcext:value-type="float">
            <text:p>0</text:p>
          </table:table-cell>
          <table:table-cell table:style-name="ce45" table:formula="of:=IF([.U73]=1;IF(OR(SUM([.T72:.V74];-1)=2;SUM([.T72:.V74];-1)=3);1;0);IF(SUM([.T72:.V74])=3;1;0))" office:value-type="float" office:value="0" calcext:value-type="float">
            <text:p>0</text:p>
          </table:table-cell>
          <table:table-cell table:style-name="ce45" table:formula="of:=IF([.V73]=1;IF(OR(SUM([.U72:.W74];-1)=2;SUM([.U72:.W74];-1)=3);1;0);IF(SUM([.U72:.W74])=3;1;0))" office:value-type="float" office:value="0" calcext:value-type="float">
            <text:p>0</text:p>
          </table:table-cell>
          <table:table-cell table:style-name="ce45" table:formula="of:=IF([.W73]=1;IF(OR(SUM([.V72:.X74];-1)=2;SUM([.V72:.X74];-1)=3);1;0);IF(SUM([.V72:.X74])=3;1;0))" office:value-type="float" office:value="0" calcext:value-type="float">
            <text:p>0</text:p>
          </table:table-cell>
          <table:table-cell table:style-name="ce45" table:formula="of:=IF([.X73]=1;IF(OR(SUM([.W72:.Y74];-1)=2;SUM([.W72:.Y74];-1)=3);1;0);IF(SUM([.W72:.Y74])=3;1;0))" office:value-type="float" office:value="0" calcext:value-type="float">
            <text:p>0</text:p>
          </table:table-cell>
          <table:table-cell table:style-name="ce45" table:formula="of:=IF([.Y73]=1;IF(OR(SUM([.X72:.Z74];-1)=2;SUM([.X72:.Z74];-1)=3);1;0);IF(SUM([.X72:.Z74])=3;1;0))" office:value-type="float" office:value="0" calcext:value-type="float">
            <text:p>0</text:p>
          </table:table-cell>
          <table:table-cell table:style-name="ce45" table:formula="of:=IF([.Z73]=1;IF(OR(SUM([.Y72:.AA74];-1)=2;SUM([.Y72:.AA74];-1)=3);1;0);IF(SUM([.Y72:.AA74])=3;1;0))" office:value-type="float" office:value="0" calcext:value-type="float">
            <text:p>0</text:p>
          </table:table-cell>
          <table:table-cell table:style-name="ce45" table:formula="of:=IF([.AA73]=1;IF(OR(SUM([.Z72:.AB74];-1)=2;SUM([.Z72:.AB74];-1)=3);1;0);IF(SUM([.Z72:.AB74])=3;1;0))" office:value-type="float" office:value="1" calcext:value-type="float">
            <text:p>1</text:p>
          </table:table-cell>
          <table:table-cell table:style-name="ce45" table:formula="of:=IF([.AB73]=1;IF(OR(SUM([.AA72:.AC74];-1)=2;SUM([.AA72:.AC74];-1)=3);1;0);IF(SUM([.AA72:.AC74])=3;1;0))" office:value-type="float" office:value="0" calcext:value-type="float">
            <text:p>0</text:p>
          </table:table-cell>
          <table:table-cell table:style-name="ce45" table:formula="of:=IF([.AC73]=1;IF(OR(SUM([.AB72:.AD74];-1)=2;SUM([.AB72:.AD74];-1)=3);1;0);IF(SUM([.AB72:.AD74])=3;1;0))" office:value-type="float" office:value="0" calcext:value-type="float">
            <text:p>0</text:p>
          </table:table-cell>
          <table:table-cell table:style-name="ce45" table:formula="of:=IF([.AD73]=1;IF(OR(SUM([.AC72:.AE74];-1)=2;SUM([.AC72:.AE74];-1)=3);1;0);IF(SUM([.AC72:.AE74])=3;1;0))" office:value-type="float" office:value="1" calcext:value-type="float">
            <text:p>1</text:p>
          </table:table-cell>
          <table:table-cell table:style-name="ce45" table:formula="of:=IF([.AE73]=1;IF(OR(SUM([.AD72:.AF74];-1)=2;SUM([.AD72:.AF74];-1)=3);1;0);IF(SUM([.AD72:.AF74])=3;1;0))" office:value-type="float" office:value="0" calcext:value-type="float">
            <text:p>0</text:p>
          </table:table-cell>
          <table:table-cell table:style-name="ce45" table:formula="of:=IF([.AF73]=1;IF(OR(SUM([.AE72:.AG74];-1)=2;SUM([.AE72:.AG74];-1)=3);1;0);IF(SUM([.AE72:.AG74])=3;1;0))" office:value-type="float" office:value="0" calcext:value-type="float">
            <text:p>0</text:p>
          </table:table-cell>
          <table:table-cell table:style-name="ce45" table:formula="of:=IF([.AG73]=1;IF(OR(SUM([.AF72:.AH74];-1)=2;SUM([.AF72:.AH74];-1)=3);1;0);IF(SUM([.AF72:.AH74])=3;1;0))" office:value-type="float" office:value="0" calcext:value-type="float">
            <text:p>0</text:p>
          </table:table-cell>
          <table:table-cell table:style-name="ce45" table:formula="of:=IF([.AH73]=1;IF(OR(SUM([.AG72:.AI74];-1)=2;SUM([.AG72:.AI74];-1)=3);1;0);IF(SUM([.AG72:.AI74])=3;1;0))" office:value-type="float" office:value="0" calcext:value-type="float">
            <text:p>0</text:p>
          </table:table-cell>
          <table:table-cell table:style-name="ce45" table:formula="of:=IF([.AI73]=1;IF(OR(SUM([.AH72:.AJ74];-1)=2;SUM([.AH72:.AJ74];-1)=3);1;0);IF(SUM([.AH72:.AJ74])=3;1;0))" office:value-type="float" office:value="0" calcext:value-type="float">
            <text:p>0</text:p>
          </table:table-cell>
          <table:table-cell table:style-name="ce45" table:formula="of:=IF([.AJ73]=1;IF(OR(SUM([.AI72:.AK74];-1)=2;SUM([.AI72:.AK74];-1)=3);1;0);IF(SUM([.AI72:.AK74])=3;1;0))" office:value-type="float" office:value="0" calcext:value-type="float">
            <text:p>0</text:p>
          </table:table-cell>
          <table:table-cell table:style-name="ce45" table:formula="of:=IF([.AK73]=1;IF(OR(SUM([.AJ72:.AL74];-1)=2;SUM([.AJ72:.AL74];-1)=3);1;0);IF(SUM([.AJ72:.AL74])=3;1;0))" office:value-type="float" office:value="0" calcext:value-type="float">
            <text:p>0</text:p>
          </table:table-cell>
          <table:table-cell table:style-name="ce45" table:formula="of:=IF([.AL73]=1;IF(OR(SUM([.AK72:.AM74];-1)=2;SUM([.AK72:.AM74];-1)=3);1;0);IF(SUM([.AK72:.AM74])=3;1;0))" office:value-type="float" office:value="0" calcext:value-type="float">
            <text:p>0</text:p>
          </table:table-cell>
          <table:table-cell table:style-name="ce45" table:formula="of:=IF([.AM73]=1;IF(OR(SUM([.AL72:.AN74];-1)=2;SUM([.AL72:.AN74];-1)=3);1;0);IF(SUM([.AL72:.AN74])=3;1;0))" office:value-type="float" office:value="0" calcext:value-type="float">
            <text:p>0</text:p>
          </table:table-cell>
          <table:table-cell table:style-name="ce45" table:formula="of:=IF([.AN73]=1;IF(OR(SUM([.AM72:.AO74];-1)=2;SUM([.AM72:.AO74];-1)=3);1;0);IF(SUM([.AM72:.AO74])=3;1;0))" office:value-type="float" office:value="0" calcext:value-type="float">
            <text:p>0</text:p>
          </table:table-cell>
          <table:table-cell table:style-name="ce45" table:formula="of:=IF([.AO73]=1;IF(OR(SUM([.AN72:.AP74];-1)=2;SUM([.AN72:.AP74];-1)=3);1;0);IF(SUM([.AN72:.AP74])=3;1;0))" office:value-type="float" office:value="0" calcext:value-type="float">
            <text:p>0</text:p>
          </table:table-cell>
          <table:table-cell table:style-name="ce45" table:formula="of:=IF([.AP73]=1;IF(OR(SUM([.AO72:.AQ74];-1)=2;SUM([.AO72:.AQ74];-1)=3);1;0);IF(SUM([.AO72:.AQ74])=3;1;0))" office:value-type="float" office:value="0" calcext:value-type="float">
            <text:p>0</text:p>
          </table:table-cell>
          <table:table-cell table:style-name="ce45" table:formula="of:=IF([.AQ73]=1;IF(OR(SUM([.AP72:.AR74];-1)=2;SUM([.AP72:.AR74];-1)=3);1;0);IF(SUM([.AP72:.AR74])=3;1;0))" office:value-type="float" office:value="0" calcext:value-type="float">
            <text:p>0</text:p>
          </table:table-cell>
          <table:table-cell table:style-name="ce45" table:formula="of:=IF([.AR73]=1;IF(OR(SUM([.AQ72:.AS74];-1)=2;SUM([.AQ72:.AS74];-1)=3);1;0);IF(SUM([.AQ72:.AS74])=3;1;0))" office:value-type="float" office:value="0" calcext:value-type="float">
            <text:p>0</text:p>
          </table:table-cell>
          <table:table-cell table:style-name="ce45" table:formula="of:=IF([.AS73]=1;IF(OR(SUM([.AR72:.AT74];-1)=2;SUM([.AR72:.AT74];-1)=3);1;0);IF(SUM([.AR72:.AT74])=3;1;0))" office:value-type="float" office:value="0" calcext:value-type="float">
            <text:p>0</text:p>
          </table:table-cell>
          <table:table-cell table:style-name="ce45" table:formula="of:=IF([.AT73]=1;IF(OR(SUM([.AS72:.AU74];-1)=2;SUM([.AS72:.AU74];-1)=3);1;0);IF(SUM([.AS72:.AU74])=3;1;0))" office:value-type="float" office:value="0" calcext:value-type="float">
            <text:p>0</text:p>
          </table:table-cell>
          <table:table-cell table:style-name="ce45" table:formula="of:=IF([.AU73]=1;IF(OR(SUM([.AT72:.AV74];-1)=2;SUM([.AT72:.AV74];-1)=3);1;0);IF(SUM([.AT72:.AV74])=3;1;0))" office:value-type="float" office:value="0" calcext:value-type="float">
            <text:p>0</text:p>
          </table:table-cell>
          <table:table-cell table:style-name="ce45" table:formula="of:=IF([.AV73]=1;IF(OR(SUM([.AU72:.AW74];-1)=2;SUM([.AU72:.AW74];-1)=3);1;0);IF(SUM([.AU72:.AW74])=3;1;0))" office:value-type="float" office:value="0" calcext:value-type="float">
            <text:p>0</text:p>
          </table:table-cell>
          <table:table-cell table:style-name="ce45" table:formula="of:=IF([.AW73]=1;IF(OR(SUM([.AV72:.AX74];-1)=2;SUM([.AV72:.AX74];-1)=3);1;0);IF(SUM([.AV72:.AX74])=3;1;0))" office:value-type="float" office:value="0" calcext:value-type="float">
            <text:p>0</text:p>
          </table:table-cell>
          <table:table-cell table:style-name="ce45" table:formula="of:=IF([.AX73]=1;IF(OR(SUM([.AW72:.AY74];-1)=2;SUM([.AW72:.AY74];-1)=3);1;0);IF(SUM([.AW72:.AY74])=3;1;0))" office:value-type="float" office:value="0" calcext:value-type="float">
            <text:p>0</text:p>
          </table:table-cell>
          <table:table-cell table:style-name="ce45" table:formula="of:=IF([.AY73]=1;IF(OR(SUM([.AX72:.AZ74];-1)=2;SUM([.AX72:.AZ74];-1)=3);1;0);IF(SUM([.AX72:.AZ74])=3;1;0))" office:value-type="float" office:value="0" calcext:value-type="float">
            <text:p>0</text:p>
          </table:table-cell>
          <table:table-cell table:style-name="ce45" table:formula="of:=IF([.AZ73]=1;IF(OR(SUM([.AY72:.BA74];-1)=2;SUM([.AY72:.BA74];-1)=3);1;0);IF(SUM([.AY72:.BA74])=3;1;0))" office:value-type="float" office:value="0" calcext:value-type="float">
            <text:p>0</text:p>
          </table:table-cell>
          <table:table-cell table:style-name="ce45" table:formula="of:=IF([.BA73]=1;IF(OR(SUM([.AZ72:.BB74];-1)=2;SUM([.AZ72:.BB74];-1)=3);1;0);IF(SUM([.AZ72:.BB74])=3;1;0))" office:value-type="float" office:value="0" calcext:value-type="float">
            <text:p>0</text:p>
          </table:table-cell>
          <table:table-cell table:style-name="ce45" table:formula="of:=IF([.BB73]=1;IF(OR(SUM([.BA72:.BC74];-1)=2;SUM([.BA72:.BC74];-1)=3);1;0);IF(SUM([.BA72:.BC74])=3;1;0))" office:value-type="float" office:value="0" calcext:value-type="float">
            <text:p>0</text:p>
          </table:table-cell>
          <table:table-cell table:style-name="ce45" table:formula="of:=IF([.BC73]=1;IF(OR(SUM([.BB72:.BD74];-1)=2;SUM([.BB72:.BD74];-1)=3);1;0);IF(SUM([.BB72:.BD74])=3;1;0))" office:value-type="float" office:value="0" calcext:value-type="float">
            <text:p>0</text:p>
          </table:table-cell>
          <table:table-cell table:style-name="ce45" table:formula="of:=IF([.BD73]=1;IF(OR(SUM([.BC72:.BE74];-1)=2;SUM([.BC72:.BE74];-1)=3);1;0);IF(SUM([.BC72:.BE74])=3;1;0))" office:value-type="float" office:value="0" calcext:value-type="float">
            <text:p>0</text:p>
          </table:table-cell>
          <table:table-cell table:style-name="ce45" table:formula="of:=IF([.BE73]=1;IF(OR(SUM([.BD72:.BF74];-1)=2;SUM([.BD72:.BF74];-1)=3);1;0);IF(SUM([.BD72:.BF74])=3;1;0))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 table:formula="of:=[.A74]+1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45" table:formula="of:=IF([.C74]=1;IF(OR(SUM([.B73:.D75];-1)=2;SUM([.B73:.D75];-1)=3);1;0);IF(SUM([.B73:.D75])=3;1;0))" office:value-type="float" office:value="0" calcext:value-type="float">
            <text:p>0</text:p>
          </table:table-cell>
          <table:table-cell table:style-name="ce45" table:formula="of:=IF([.D74]=1;IF(OR(SUM([.C73:.E75];-1)=2;SUM([.C73:.E75];-1)=3);1;0);IF(SUM([.C73:.E75])=3;1;0))" office:value-type="float" office:value="0" calcext:value-type="float">
            <text:p>0</text:p>
          </table:table-cell>
          <table:table-cell table:style-name="ce45" table:formula="of:=IF([.E74]=1;IF(OR(SUM([.D73:.F75];-1)=2;SUM([.D73:.F75];-1)=3);1;0);IF(SUM([.D73:.F75])=3;1;0))" office:value-type="float" office:value="0" calcext:value-type="float">
            <text:p>0</text:p>
          </table:table-cell>
          <table:table-cell table:style-name="ce45" table:formula="of:=IF([.F74]=1;IF(OR(SUM([.E73:.G75];-1)=2;SUM([.E73:.G75];-1)=3);1;0);IF(SUM([.E73:.G75])=3;1;0))" office:value-type="float" office:value="0" calcext:value-type="float">
            <text:p>0</text:p>
          </table:table-cell>
          <table:table-cell table:style-name="ce45" table:formula="of:=IF([.G74]=1;IF(OR(SUM([.F73:.H75];-1)=2;SUM([.F73:.H75];-1)=3);1;0);IF(SUM([.F73:.H75])=3;1;0))" office:value-type="float" office:value="0" calcext:value-type="float">
            <text:p>0</text:p>
          </table:table-cell>
          <table:table-cell table:style-name="ce45" table:formula="of:=IF([.H74]=1;IF(OR(SUM([.G73:.I75];-1)=2;SUM([.G73:.I75];-1)=3);1;0);IF(SUM([.G73:.I75])=3;1;0))" office:value-type="float" office:value="0" calcext:value-type="float">
            <text:p>0</text:p>
          </table:table-cell>
          <table:table-cell table:style-name="ce45" table:formula="of:=IF([.I74]=1;IF(OR(SUM([.H73:.J75];-1)=2;SUM([.H73:.J75];-1)=3);1;0);IF(SUM([.H73:.J75])=3;1;0))" office:value-type="float" office:value="0" calcext:value-type="float">
            <text:p>0</text:p>
          </table:table-cell>
          <table:table-cell table:style-name="ce45" table:formula="of:=IF([.J74]=1;IF(OR(SUM([.I73:.K75];-1)=2;SUM([.I73:.K75];-1)=3);1;0);IF(SUM([.I73:.K75])=3;1;0))" office:value-type="float" office:value="0" calcext:value-type="float">
            <text:p>0</text:p>
          </table:table-cell>
          <table:table-cell table:style-name="ce45" table:formula="of:=IF([.K74]=1;IF(OR(SUM([.J73:.L75];-1)=2;SUM([.J73:.L75];-1)=3);1;0);IF(SUM([.J73:.L75])=3;1;0))" office:value-type="float" office:value="0" calcext:value-type="float">
            <text:p>0</text:p>
          </table:table-cell>
          <table:table-cell table:style-name="ce45" table:formula="of:=IF([.L74]=1;IF(OR(SUM([.K73:.M75];-1)=2;SUM([.K73:.M75];-1)=3);1;0);IF(SUM([.K73:.M75])=3;1;0))" office:value-type="float" office:value="0" calcext:value-type="float">
            <text:p>0</text:p>
          </table:table-cell>
          <table:table-cell table:style-name="ce45" table:formula="of:=IF([.M74]=1;IF(OR(SUM([.L73:.N75];-1)=2;SUM([.L73:.N75];-1)=3);1;0);IF(SUM([.L73:.N75])=3;1;0))" office:value-type="float" office:value="0" calcext:value-type="float">
            <text:p>0</text:p>
          </table:table-cell>
          <table:table-cell table:style-name="ce45" table:formula="of:=IF([.N74]=1;IF(OR(SUM([.M73:.O75];-1)=2;SUM([.M73:.O75];-1)=3);1;0);IF(SUM([.M73:.O75])=3;1;0))" office:value-type="float" office:value="0" calcext:value-type="float">
            <text:p>0</text:p>
          </table:table-cell>
          <table:table-cell table:style-name="ce45" table:formula="of:=IF([.O74]=1;IF(OR(SUM([.N73:.P75];-1)=2;SUM([.N73:.P75];-1)=3);1;0);IF(SUM([.N73:.P75])=3;1;0))" office:value-type="float" office:value="0" calcext:value-type="float">
            <text:p>0</text:p>
          </table:table-cell>
          <table:table-cell table:style-name="ce45" table:formula="of:=IF([.P74]=1;IF(OR(SUM([.O73:.Q75];-1)=2;SUM([.O73:.Q75];-1)=3);1;0);IF(SUM([.O73:.Q75])=3;1;0))" office:value-type="float" office:value="0" calcext:value-type="float">
            <text:p>0</text:p>
          </table:table-cell>
          <table:table-cell table:style-name="ce45" table:formula="of:=IF([.Q74]=1;IF(OR(SUM([.P73:.R75];-1)=2;SUM([.P73:.R75];-1)=3);1;0);IF(SUM([.P73:.R75])=3;1;0))" office:value-type="float" office:value="0" calcext:value-type="float">
            <text:p>0</text:p>
          </table:table-cell>
          <table:table-cell table:style-name="ce45" table:formula="of:=IF([.R74]=1;IF(OR(SUM([.Q73:.S75];-1)=2;SUM([.Q73:.S75];-1)=3);1;0);IF(SUM([.Q73:.S75])=3;1;0))" office:value-type="float" office:value="0" calcext:value-type="float">
            <text:p>0</text:p>
          </table:table-cell>
          <table:table-cell table:style-name="ce45" table:formula="of:=IF([.S74]=1;IF(OR(SUM([.R73:.T75];-1)=2;SUM([.R73:.T75];-1)=3);1;0);IF(SUM([.R73:.T75])=3;1;0))" office:value-type="float" office:value="0" calcext:value-type="float">
            <text:p>0</text:p>
          </table:table-cell>
          <table:table-cell table:style-name="ce45" table:formula="of:=IF([.T74]=1;IF(OR(SUM([.S73:.U75];-1)=2;SUM([.S73:.U75];-1)=3);1;0);IF(SUM([.S73:.U75])=3;1;0))" office:value-type="float" office:value="0" calcext:value-type="float">
            <text:p>0</text:p>
          </table:table-cell>
          <table:table-cell table:style-name="ce45" table:formula="of:=IF([.U74]=1;IF(OR(SUM([.T73:.V75];-1)=2;SUM([.T73:.V75];-1)=3);1;0);IF(SUM([.T73:.V75])=3;1;0))" office:value-type="float" office:value="0" calcext:value-type="float">
            <text:p>0</text:p>
          </table:table-cell>
          <table:table-cell table:style-name="ce45" table:formula="of:=IF([.V74]=1;IF(OR(SUM([.U73:.W75];-1)=2;SUM([.U73:.W75];-1)=3);1;0);IF(SUM([.U73:.W75])=3;1;0))" office:value-type="float" office:value="0" calcext:value-type="float">
            <text:p>0</text:p>
          </table:table-cell>
          <table:table-cell table:style-name="ce45" table:formula="of:=IF([.W74]=1;IF(OR(SUM([.V73:.X75];-1)=2;SUM([.V73:.X75];-1)=3);1;0);IF(SUM([.V73:.X75])=3;1;0))" office:value-type="float" office:value="0" calcext:value-type="float">
            <text:p>0</text:p>
          </table:table-cell>
          <table:table-cell table:style-name="ce45" table:formula="of:=IF([.X74]=1;IF(OR(SUM([.W73:.Y75];-1)=2;SUM([.W73:.Y75];-1)=3);1;0);IF(SUM([.W73:.Y75])=3;1;0))" office:value-type="float" office:value="0" calcext:value-type="float">
            <text:p>0</text:p>
          </table:table-cell>
          <table:table-cell table:style-name="ce45" table:formula="of:=IF([.Y74]=1;IF(OR(SUM([.X73:.Z75];-1)=2;SUM([.X73:.Z75];-1)=3);1;0);IF(SUM([.X73:.Z75])=3;1;0))" office:value-type="float" office:value="0" calcext:value-type="float">
            <text:p>0</text:p>
          </table:table-cell>
          <table:table-cell table:style-name="ce45" table:formula="of:=IF([.Z74]=1;IF(OR(SUM([.Y73:.AA75];-1)=2;SUM([.Y73:.AA75];-1)=3);1;0);IF(SUM([.Y73:.AA75])=3;1;0))" office:value-type="float" office:value="0" calcext:value-type="float">
            <text:p>0</text:p>
          </table:table-cell>
          <table:table-cell table:style-name="ce45" table:formula="of:=IF([.AA74]=1;IF(OR(SUM([.Z73:.AB75];-1)=2;SUM([.Z73:.AB75];-1)=3);1;0);IF(SUM([.Z73:.AB75])=3;1;0))" office:value-type="float" office:value="0" calcext:value-type="float">
            <text:p>0</text:p>
          </table:table-cell>
          <table:table-cell table:style-name="ce45" table:formula="of:=IF([.AB74]=1;IF(OR(SUM([.AA73:.AC75];-1)=2;SUM([.AA73:.AC75];-1)=3);1;0);IF(SUM([.AA73:.AC75])=3;1;0))" office:value-type="float" office:value="0" calcext:value-type="float">
            <text:p>0</text:p>
          </table:table-cell>
          <table:table-cell table:style-name="ce45" table:formula="of:=IF([.AC74]=1;IF(OR(SUM([.AB73:.AD75];-1)=2;SUM([.AB73:.AD75];-1)=3);1;0);IF(SUM([.AB73:.AD75])=3;1;0))" office:value-type="float" office:value="1" calcext:value-type="float">
            <text:p>1</text:p>
          </table:table-cell>
          <table:table-cell table:style-name="ce45" table:formula="of:=IF([.AD74]=1;IF(OR(SUM([.AC73:.AE75];-1)=2;SUM([.AC73:.AE75];-1)=3);1;0);IF(SUM([.AC73:.AE75])=3;1;0))" office:value-type="float" office:value="1" calcext:value-type="float">
            <text:p>1</text:p>
          </table:table-cell>
          <table:table-cell table:style-name="ce45" table:formula="of:=IF([.AE74]=1;IF(OR(SUM([.AD73:.AF75];-1)=2;SUM([.AD73:.AF75];-1)=3);1;0);IF(SUM([.AD73:.AF75])=3;1;0))" office:value-type="float" office:value="0" calcext:value-type="float">
            <text:p>0</text:p>
          </table:table-cell>
          <table:table-cell table:style-name="ce45" table:formula="of:=IF([.AF74]=1;IF(OR(SUM([.AE73:.AG75];-1)=2;SUM([.AE73:.AG75];-1)=3);1;0);IF(SUM([.AE73:.AG75])=3;1;0))" office:value-type="float" office:value="0" calcext:value-type="float">
            <text:p>0</text:p>
          </table:table-cell>
          <table:table-cell table:style-name="ce45" table:formula="of:=IF([.AG74]=1;IF(OR(SUM([.AF73:.AH75];-1)=2;SUM([.AF73:.AH75];-1)=3);1;0);IF(SUM([.AF73:.AH75])=3;1;0))" office:value-type="float" office:value="0" calcext:value-type="float">
            <text:p>0</text:p>
          </table:table-cell>
          <table:table-cell table:style-name="ce45" table:formula="of:=IF([.AH74]=1;IF(OR(SUM([.AG73:.AI75];-1)=2;SUM([.AG73:.AI75];-1)=3);1;0);IF(SUM([.AG73:.AI75])=3;1;0))" office:value-type="float" office:value="0" calcext:value-type="float">
            <text:p>0</text:p>
          </table:table-cell>
          <table:table-cell table:style-name="ce45" table:formula="of:=IF([.AI74]=1;IF(OR(SUM([.AH73:.AJ75];-1)=2;SUM([.AH73:.AJ75];-1)=3);1;0);IF(SUM([.AH73:.AJ75])=3;1;0))" office:value-type="float" office:value="0" calcext:value-type="float">
            <text:p>0</text:p>
          </table:table-cell>
          <table:table-cell table:style-name="ce45" table:formula="of:=IF([.AJ74]=1;IF(OR(SUM([.AI73:.AK75];-1)=2;SUM([.AI73:.AK75];-1)=3);1;0);IF(SUM([.AI73:.AK75])=3;1;0))" office:value-type="float" office:value="0" calcext:value-type="float">
            <text:p>0</text:p>
          </table:table-cell>
          <table:table-cell table:style-name="ce45" table:formula="of:=IF([.AK74]=1;IF(OR(SUM([.AJ73:.AL75];-1)=2;SUM([.AJ73:.AL75];-1)=3);1;0);IF(SUM([.AJ73:.AL75])=3;1;0))" office:value-type="float" office:value="0" calcext:value-type="float">
            <text:p>0</text:p>
          </table:table-cell>
          <table:table-cell table:style-name="ce45" table:formula="of:=IF([.AL74]=1;IF(OR(SUM([.AK73:.AM75];-1)=2;SUM([.AK73:.AM75];-1)=3);1;0);IF(SUM([.AK73:.AM75])=3;1;0))" office:value-type="float" office:value="0" calcext:value-type="float">
            <text:p>0</text:p>
          </table:table-cell>
          <table:table-cell table:style-name="ce45" table:formula="of:=IF([.AM74]=1;IF(OR(SUM([.AL73:.AN75];-1)=2;SUM([.AL73:.AN75];-1)=3);1;0);IF(SUM([.AL73:.AN75])=3;1;0))" office:value-type="float" office:value="0" calcext:value-type="float">
            <text:p>0</text:p>
          </table:table-cell>
          <table:table-cell table:style-name="ce45" table:formula="of:=IF([.AN74]=1;IF(OR(SUM([.AM73:.AO75];-1)=2;SUM([.AM73:.AO75];-1)=3);1;0);IF(SUM([.AM73:.AO75])=3;1;0))" office:value-type="float" office:value="0" calcext:value-type="float">
            <text:p>0</text:p>
          </table:table-cell>
          <table:table-cell table:style-name="ce45" table:formula="of:=IF([.AO74]=1;IF(OR(SUM([.AN73:.AP75];-1)=2;SUM([.AN73:.AP75];-1)=3);1;0);IF(SUM([.AN73:.AP75])=3;1;0))" office:value-type="float" office:value="0" calcext:value-type="float">
            <text:p>0</text:p>
          </table:table-cell>
          <table:table-cell table:style-name="ce45" table:formula="of:=IF([.AP74]=1;IF(OR(SUM([.AO73:.AQ75];-1)=2;SUM([.AO73:.AQ75];-1)=3);1;0);IF(SUM([.AO73:.AQ75])=3;1;0))" office:value-type="float" office:value="0" calcext:value-type="float">
            <text:p>0</text:p>
          </table:table-cell>
          <table:table-cell table:style-name="ce45" table:formula="of:=IF([.AQ74]=1;IF(OR(SUM([.AP73:.AR75];-1)=2;SUM([.AP73:.AR75];-1)=3);1;0);IF(SUM([.AP73:.AR75])=3;1;0))" office:value-type="float" office:value="0" calcext:value-type="float">
            <text:p>0</text:p>
          </table:table-cell>
          <table:table-cell table:style-name="ce45" table:formula="of:=IF([.AR74]=1;IF(OR(SUM([.AQ73:.AS75];-1)=2;SUM([.AQ73:.AS75];-1)=3);1;0);IF(SUM([.AQ73:.AS75])=3;1;0))" office:value-type="float" office:value="0" calcext:value-type="float">
            <text:p>0</text:p>
          </table:table-cell>
          <table:table-cell table:style-name="ce45" table:formula="of:=IF([.AS74]=1;IF(OR(SUM([.AR73:.AT75];-1)=2;SUM([.AR73:.AT75];-1)=3);1;0);IF(SUM([.AR73:.AT75])=3;1;0))" office:value-type="float" office:value="0" calcext:value-type="float">
            <text:p>0</text:p>
          </table:table-cell>
          <table:table-cell table:style-name="ce45" table:formula="of:=IF([.AT74]=1;IF(OR(SUM([.AS73:.AU75];-1)=2;SUM([.AS73:.AU75];-1)=3);1;0);IF(SUM([.AS73:.AU75])=3;1;0))" office:value-type="float" office:value="0" calcext:value-type="float">
            <text:p>0</text:p>
          </table:table-cell>
          <table:table-cell table:style-name="ce45" table:formula="of:=IF([.AU74]=1;IF(OR(SUM([.AT73:.AV75];-1)=2;SUM([.AT73:.AV75];-1)=3);1;0);IF(SUM([.AT73:.AV75])=3;1;0))" office:value-type="float" office:value="0" calcext:value-type="float">
            <text:p>0</text:p>
          </table:table-cell>
          <table:table-cell table:style-name="ce45" table:formula="of:=IF([.AV74]=1;IF(OR(SUM([.AU73:.AW75];-1)=2;SUM([.AU73:.AW75];-1)=3);1;0);IF(SUM([.AU73:.AW75])=3;1;0))" office:value-type="float" office:value="0" calcext:value-type="float">
            <text:p>0</text:p>
          </table:table-cell>
          <table:table-cell table:style-name="ce45" table:formula="of:=IF([.AW74]=1;IF(OR(SUM([.AV73:.AX75];-1)=2;SUM([.AV73:.AX75];-1)=3);1;0);IF(SUM([.AV73:.AX75])=3;1;0))" office:value-type="float" office:value="0" calcext:value-type="float">
            <text:p>0</text:p>
          </table:table-cell>
          <table:table-cell table:style-name="ce45" table:formula="of:=IF([.AX74]=1;IF(OR(SUM([.AW73:.AY75];-1)=2;SUM([.AW73:.AY75];-1)=3);1;0);IF(SUM([.AW73:.AY75])=3;1;0))" office:value-type="float" office:value="0" calcext:value-type="float">
            <text:p>0</text:p>
          </table:table-cell>
          <table:table-cell table:style-name="ce45" table:formula="of:=IF([.AY74]=1;IF(OR(SUM([.AX73:.AZ75];-1)=2;SUM([.AX73:.AZ75];-1)=3);1;0);IF(SUM([.AX73:.AZ75])=3;1;0))" office:value-type="float" office:value="0" calcext:value-type="float">
            <text:p>0</text:p>
          </table:table-cell>
          <table:table-cell table:style-name="ce45" table:formula="of:=IF([.AZ74]=1;IF(OR(SUM([.AY73:.BA75];-1)=2;SUM([.AY73:.BA75];-1)=3);1;0);IF(SUM([.AY73:.BA75])=3;1;0))" office:value-type="float" office:value="0" calcext:value-type="float">
            <text:p>0</text:p>
          </table:table-cell>
          <table:table-cell table:style-name="ce45" table:formula="of:=IF([.BA74]=1;IF(OR(SUM([.AZ73:.BB75];-1)=2;SUM([.AZ73:.BB75];-1)=3);1;0);IF(SUM([.AZ73:.BB75])=3;1;0))" office:value-type="float" office:value="0" calcext:value-type="float">
            <text:p>0</text:p>
          </table:table-cell>
          <table:table-cell table:style-name="ce45" table:formula="of:=IF([.BB74]=1;IF(OR(SUM([.BA73:.BC75];-1)=2;SUM([.BA73:.BC75];-1)=3);1;0);IF(SUM([.BA73:.BC75])=3;1;0))" office:value-type="float" office:value="0" calcext:value-type="float">
            <text:p>0</text:p>
          </table:table-cell>
          <table:table-cell table:style-name="ce45" table:formula="of:=IF([.BC74]=1;IF(OR(SUM([.BB73:.BD75];-1)=2;SUM([.BB73:.BD75];-1)=3);1;0);IF(SUM([.BB73:.BD75])=3;1;0))" office:value-type="float" office:value="0" calcext:value-type="float">
            <text:p>0</text:p>
          </table:table-cell>
          <table:table-cell table:style-name="ce45" table:formula="of:=IF([.BD74]=1;IF(OR(SUM([.BC73:.BE75];-1)=2;SUM([.BC73:.BE75];-1)=3);1;0);IF(SUM([.BC73:.BE75])=3;1;0))" office:value-type="float" office:value="0" calcext:value-type="float">
            <text:p>0</text:p>
          </table:table-cell>
          <table:table-cell table:style-name="ce45" table:formula="of:=IF([.BE74]=1;IF(OR(SUM([.BD73:.BF75];-1)=2;SUM([.BD73:.BF75];-1)=3);1;0);IF(SUM([.BD73:.BF75])=3;1;0))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45" table:formula="of:=IF([.C75]=1;IF(OR(SUM([.B74:.D76];-1)=2;SUM([.B74:.D76];-1)=3);1;0);IF(SUM([.B74:.D76])=3;1;0))" office:value-type="float" office:value="0" calcext:value-type="float">
            <text:p>0</text:p>
          </table:table-cell>
          <table:table-cell table:style-name="ce45" table:formula="of:=IF([.D75]=1;IF(OR(SUM([.C74:.E76];-1)=2;SUM([.C74:.E76];-1)=3);1;0);IF(SUM([.C74:.E76])=3;1;0))" office:value-type="float" office:value="0" calcext:value-type="float">
            <text:p>0</text:p>
          </table:table-cell>
          <table:table-cell table:style-name="ce45" table:formula="of:=IF([.E75]=1;IF(OR(SUM([.D74:.F76];-1)=2;SUM([.D74:.F76];-1)=3);1;0);IF(SUM([.D74:.F76])=3;1;0))" office:value-type="float" office:value="0" calcext:value-type="float">
            <text:p>0</text:p>
          </table:table-cell>
          <table:table-cell table:style-name="ce45" table:formula="of:=IF([.F75]=1;IF(OR(SUM([.E74:.G76];-1)=2;SUM([.E74:.G76];-1)=3);1;0);IF(SUM([.E74:.G76])=3;1;0))" office:value-type="float" office:value="0" calcext:value-type="float">
            <text:p>0</text:p>
          </table:table-cell>
          <table:table-cell table:style-name="ce45" table:formula="of:=IF([.G75]=1;IF(OR(SUM([.F74:.H76];-1)=2;SUM([.F74:.H76];-1)=3);1;0);IF(SUM([.F74:.H76])=3;1;0))" office:value-type="float" office:value="0" calcext:value-type="float">
            <text:p>0</text:p>
          </table:table-cell>
          <table:table-cell table:style-name="ce45" table:formula="of:=IF([.H75]=1;IF(OR(SUM([.G74:.I76];-1)=2;SUM([.G74:.I76];-1)=3);1;0);IF(SUM([.G74:.I76])=3;1;0))" office:value-type="float" office:value="0" calcext:value-type="float">
            <text:p>0</text:p>
          </table:table-cell>
          <table:table-cell table:style-name="ce45" table:formula="of:=IF([.I75]=1;IF(OR(SUM([.H74:.J76];-1)=2;SUM([.H74:.J76];-1)=3);1;0);IF(SUM([.H74:.J76])=3;1;0))" office:value-type="float" office:value="0" calcext:value-type="float">
            <text:p>0</text:p>
          </table:table-cell>
          <table:table-cell table:style-name="ce45" table:formula="of:=IF([.J75]=1;IF(OR(SUM([.I74:.K76];-1)=2;SUM([.I74:.K76];-1)=3);1;0);IF(SUM([.I74:.K76])=3;1;0))" office:value-type="float" office:value="0" calcext:value-type="float">
            <text:p>0</text:p>
          </table:table-cell>
          <table:table-cell table:style-name="ce45" table:formula="of:=IF([.K75]=1;IF(OR(SUM([.J74:.L76];-1)=2;SUM([.J74:.L76];-1)=3);1;0);IF(SUM([.J74:.L76])=3;1;0))" office:value-type="float" office:value="0" calcext:value-type="float">
            <text:p>0</text:p>
          </table:table-cell>
          <table:table-cell table:style-name="ce45" table:formula="of:=IF([.L75]=1;IF(OR(SUM([.K74:.M76];-1)=2;SUM([.K74:.M76];-1)=3);1;0);IF(SUM([.K74:.M76])=3;1;0))" office:value-type="float" office:value="0" calcext:value-type="float">
            <text:p>0</text:p>
          </table:table-cell>
          <table:table-cell table:style-name="ce45" table:formula="of:=IF([.M75]=1;IF(OR(SUM([.L74:.N76];-1)=2;SUM([.L74:.N76];-1)=3);1;0);IF(SUM([.L74:.N76])=3;1;0))" office:value-type="float" office:value="0" calcext:value-type="float">
            <text:p>0</text:p>
          </table:table-cell>
          <table:table-cell table:style-name="ce45" table:formula="of:=IF([.N75]=1;IF(OR(SUM([.M74:.O76];-1)=2;SUM([.M74:.O76];-1)=3);1;0);IF(SUM([.M74:.O76])=3;1;0))" office:value-type="float" office:value="0" calcext:value-type="float">
            <text:p>0</text:p>
          </table:table-cell>
          <table:table-cell table:style-name="ce45" table:formula="of:=IF([.O75]=1;IF(OR(SUM([.N74:.P76];-1)=2;SUM([.N74:.P76];-1)=3);1;0);IF(SUM([.N74:.P76])=3;1;0))" office:value-type="float" office:value="0" calcext:value-type="float">
            <text:p>0</text:p>
          </table:table-cell>
          <table:table-cell table:style-name="ce45" table:formula="of:=IF([.P75]=1;IF(OR(SUM([.O74:.Q76];-1)=2;SUM([.O74:.Q76];-1)=3);1;0);IF(SUM([.O74:.Q76])=3;1;0))" office:value-type="float" office:value="0" calcext:value-type="float">
            <text:p>0</text:p>
          </table:table-cell>
          <table:table-cell table:style-name="ce45" table:formula="of:=IF([.Q75]=1;IF(OR(SUM([.P74:.R76];-1)=2;SUM([.P74:.R76];-1)=3);1;0);IF(SUM([.P74:.R76])=3;1;0))" office:value-type="float" office:value="0" calcext:value-type="float">
            <text:p>0</text:p>
          </table:table-cell>
          <table:table-cell table:style-name="ce45" table:formula="of:=IF([.R75]=1;IF(OR(SUM([.Q74:.S76];-1)=2;SUM([.Q74:.S76];-1)=3);1;0);IF(SUM([.Q74:.S76])=3;1;0))" office:value-type="float" office:value="0" calcext:value-type="float">
            <text:p>0</text:p>
          </table:table-cell>
          <table:table-cell table:style-name="ce45" table:formula="of:=IF([.S75]=1;IF(OR(SUM([.R74:.T76];-1)=2;SUM([.R74:.T76];-1)=3);1;0);IF(SUM([.R74:.T76])=3;1;0))" office:value-type="float" office:value="0" calcext:value-type="float">
            <text:p>0</text:p>
          </table:table-cell>
          <table:table-cell table:style-name="ce45" table:formula="of:=IF([.T75]=1;IF(OR(SUM([.S74:.U76];-1)=2;SUM([.S74:.U76];-1)=3);1;0);IF(SUM([.S74:.U76])=3;1;0))" office:value-type="float" office:value="0" calcext:value-type="float">
            <text:p>0</text:p>
          </table:table-cell>
          <table:table-cell table:style-name="ce45" table:formula="of:=IF([.U75]=1;IF(OR(SUM([.T74:.V76];-1)=2;SUM([.T74:.V76];-1)=3);1;0);IF(SUM([.T74:.V76])=3;1;0))" office:value-type="float" office:value="0" calcext:value-type="float">
            <text:p>0</text:p>
          </table:table-cell>
          <table:table-cell table:style-name="ce45" table:formula="of:=IF([.V75]=1;IF(OR(SUM([.U74:.W76];-1)=2;SUM([.U74:.W76];-1)=3);1;0);IF(SUM([.U74:.W76])=3;1;0))" office:value-type="float" office:value="0" calcext:value-type="float">
            <text:p>0</text:p>
          </table:table-cell>
          <table:table-cell table:style-name="ce45" table:formula="of:=IF([.W75]=1;IF(OR(SUM([.V74:.X76];-1)=2;SUM([.V74:.X76];-1)=3);1;0);IF(SUM([.V74:.X76])=3;1;0))" office:value-type="float" office:value="0" calcext:value-type="float">
            <text:p>0</text:p>
          </table:table-cell>
          <table:table-cell table:style-name="ce45" table:formula="of:=IF([.X75]=1;IF(OR(SUM([.W74:.Y76];-1)=2;SUM([.W74:.Y76];-1)=3);1;0);IF(SUM([.W74:.Y76])=3;1;0))" office:value-type="float" office:value="0" calcext:value-type="float">
            <text:p>0</text:p>
          </table:table-cell>
          <table:table-cell table:style-name="ce45" table:formula="of:=IF([.Y75]=1;IF(OR(SUM([.X74:.Z76];-1)=2;SUM([.X74:.Z76];-1)=3);1;0);IF(SUM([.X74:.Z76])=3;1;0))" office:value-type="float" office:value="0" calcext:value-type="float">
            <text:p>0</text:p>
          </table:table-cell>
          <table:table-cell table:style-name="ce45" table:formula="of:=IF([.Z75]=1;IF(OR(SUM([.Y74:.AA76];-1)=2;SUM([.Y74:.AA76];-1)=3);1;0);IF(SUM([.Y74:.AA76])=3;1;0))" office:value-type="float" office:value="0" calcext:value-type="float">
            <text:p>0</text:p>
          </table:table-cell>
          <table:table-cell table:style-name="ce45" table:formula="of:=IF([.AA75]=1;IF(OR(SUM([.Z74:.AB76];-1)=2;SUM([.Z74:.AB76];-1)=3);1;0);IF(SUM([.Z74:.AB76])=3;1;0))" office:value-type="float" office:value="0" calcext:value-type="float">
            <text:p>0</text:p>
          </table:table-cell>
          <table:table-cell table:style-name="ce45" table:formula="of:=IF([.AB75]=1;IF(OR(SUM([.AA74:.AC76];-1)=2;SUM([.AA74:.AC76];-1)=3);1;0);IF(SUM([.AA74:.AC76])=3;1;0))" office:value-type="float" office:value="0" calcext:value-type="float">
            <text:p>0</text:p>
          </table:table-cell>
          <table:table-cell table:style-name="ce45" table:formula="of:=IF([.AC75]=1;IF(OR(SUM([.AB74:.AD76];-1)=2;SUM([.AB74:.AD76];-1)=3);1;0);IF(SUM([.AB74:.AD76])=3;1;0))" office:value-type="float" office:value="0" calcext:value-type="float">
            <text:p>0</text:p>
          </table:table-cell>
          <table:table-cell table:style-name="ce45" table:formula="of:=IF([.AD75]=1;IF(OR(SUM([.AC74:.AE76];-1)=2;SUM([.AC74:.AE76];-1)=3);1;0);IF(SUM([.AC74:.AE76])=3;1;0))" office:value-type="float" office:value="0" calcext:value-type="float">
            <text:p>0</text:p>
          </table:table-cell>
          <table:table-cell table:style-name="ce45" table:formula="of:=IF([.AE75]=1;IF(OR(SUM([.AD74:.AF76];-1)=2;SUM([.AD74:.AF76];-1)=3);1;0);IF(SUM([.AD74:.AF76])=3;1;0))" office:value-type="float" office:value="0" calcext:value-type="float">
            <text:p>0</text:p>
          </table:table-cell>
          <table:table-cell table:style-name="ce45" table:formula="of:=IF([.AF75]=1;IF(OR(SUM([.AE74:.AG76];-1)=2;SUM([.AE74:.AG76];-1)=3);1;0);IF(SUM([.AE74:.AG76])=3;1;0))" office:value-type="float" office:value="0" calcext:value-type="float">
            <text:p>0</text:p>
          </table:table-cell>
          <table:table-cell table:style-name="ce45" table:formula="of:=IF([.AG75]=1;IF(OR(SUM([.AF74:.AH76];-1)=2;SUM([.AF74:.AH76];-1)=3);1;0);IF(SUM([.AF74:.AH76])=3;1;0))" office:value-type="float" office:value="0" calcext:value-type="float">
            <text:p>0</text:p>
          </table:table-cell>
          <table:table-cell table:style-name="ce45" table:formula="of:=IF([.AH75]=1;IF(OR(SUM([.AG74:.AI76];-1)=2;SUM([.AG74:.AI76];-1)=3);1;0);IF(SUM([.AG74:.AI76])=3;1;0))" office:value-type="float" office:value="0" calcext:value-type="float">
            <text:p>0</text:p>
          </table:table-cell>
          <table:table-cell table:style-name="ce45" table:formula="of:=IF([.AI75]=1;IF(OR(SUM([.AH74:.AJ76];-1)=2;SUM([.AH74:.AJ76];-1)=3);1;0);IF(SUM([.AH74:.AJ76])=3;1;0))" office:value-type="float" office:value="0" calcext:value-type="float">
            <text:p>0</text:p>
          </table:table-cell>
          <table:table-cell table:style-name="ce45" table:formula="of:=IF([.AJ75]=1;IF(OR(SUM([.AI74:.AK76];-1)=2;SUM([.AI74:.AK76];-1)=3);1;0);IF(SUM([.AI74:.AK76])=3;1;0))" office:value-type="float" office:value="0" calcext:value-type="float">
            <text:p>0</text:p>
          </table:table-cell>
          <table:table-cell table:style-name="ce45" table:formula="of:=IF([.AK75]=1;IF(OR(SUM([.AJ74:.AL76];-1)=2;SUM([.AJ74:.AL76];-1)=3);1;0);IF(SUM([.AJ74:.AL76])=3;1;0))" office:value-type="float" office:value="0" calcext:value-type="float">
            <text:p>0</text:p>
          </table:table-cell>
          <table:table-cell table:style-name="ce45" table:formula="of:=IF([.AL75]=1;IF(OR(SUM([.AK74:.AM76];-1)=2;SUM([.AK74:.AM76];-1)=3);1;0);IF(SUM([.AK74:.AM76])=3;1;0))" office:value-type="float" office:value="0" calcext:value-type="float">
            <text:p>0</text:p>
          </table:table-cell>
          <table:table-cell table:style-name="ce45" table:formula="of:=IF([.AM75]=1;IF(OR(SUM([.AL74:.AN76];-1)=2;SUM([.AL74:.AN76];-1)=3);1;0);IF(SUM([.AL74:.AN76])=3;1;0))" office:value-type="float" office:value="0" calcext:value-type="float">
            <text:p>0</text:p>
          </table:table-cell>
          <table:table-cell table:style-name="ce45" table:formula="of:=IF([.AN75]=1;IF(OR(SUM([.AM74:.AO76];-1)=2;SUM([.AM74:.AO76];-1)=3);1;0);IF(SUM([.AM74:.AO76])=3;1;0))" office:value-type="float" office:value="0" calcext:value-type="float">
            <text:p>0</text:p>
          </table:table-cell>
          <table:table-cell table:style-name="ce45" table:formula="of:=IF([.AO75]=1;IF(OR(SUM([.AN74:.AP76];-1)=2;SUM([.AN74:.AP76];-1)=3);1;0);IF(SUM([.AN74:.AP76])=3;1;0))" office:value-type="float" office:value="0" calcext:value-type="float">
            <text:p>0</text:p>
          </table:table-cell>
          <table:table-cell table:style-name="ce45" table:formula="of:=IF([.AP75]=1;IF(OR(SUM([.AO74:.AQ76];-1)=2;SUM([.AO74:.AQ76];-1)=3);1;0);IF(SUM([.AO74:.AQ76])=3;1;0))" office:value-type="float" office:value="0" calcext:value-type="float">
            <text:p>0</text:p>
          </table:table-cell>
          <table:table-cell table:style-name="ce45" table:formula="of:=IF([.AQ75]=1;IF(OR(SUM([.AP74:.AR76];-1)=2;SUM([.AP74:.AR76];-1)=3);1;0);IF(SUM([.AP74:.AR76])=3;1;0))" office:value-type="float" office:value="0" calcext:value-type="float">
            <text:p>0</text:p>
          </table:table-cell>
          <table:table-cell table:style-name="ce45" table:formula="of:=IF([.AR75]=1;IF(OR(SUM([.AQ74:.AS76];-1)=2;SUM([.AQ74:.AS76];-1)=3);1;0);IF(SUM([.AQ74:.AS76])=3;1;0))" office:value-type="float" office:value="0" calcext:value-type="float">
            <text:p>0</text:p>
          </table:table-cell>
          <table:table-cell table:style-name="ce45" table:formula="of:=IF([.AS75]=1;IF(OR(SUM([.AR74:.AT76];-1)=2;SUM([.AR74:.AT76];-1)=3);1;0);IF(SUM([.AR74:.AT76])=3;1;0))" office:value-type="float" office:value="0" calcext:value-type="float">
            <text:p>0</text:p>
          </table:table-cell>
          <table:table-cell table:style-name="ce45" table:formula="of:=IF([.AT75]=1;IF(OR(SUM([.AS74:.AU76];-1)=2;SUM([.AS74:.AU76];-1)=3);1;0);IF(SUM([.AS74:.AU76])=3;1;0))" office:value-type="float" office:value="0" calcext:value-type="float">
            <text:p>0</text:p>
          </table:table-cell>
          <table:table-cell table:style-name="ce45" table:formula="of:=IF([.AU75]=1;IF(OR(SUM([.AT74:.AV76];-1)=2;SUM([.AT74:.AV76];-1)=3);1;0);IF(SUM([.AT74:.AV76])=3;1;0))" office:value-type="float" office:value="0" calcext:value-type="float">
            <text:p>0</text:p>
          </table:table-cell>
          <table:table-cell table:style-name="ce45" table:formula="of:=IF([.AV75]=1;IF(OR(SUM([.AU74:.AW76];-1)=2;SUM([.AU74:.AW76];-1)=3);1;0);IF(SUM([.AU74:.AW76])=3;1;0))" office:value-type="float" office:value="0" calcext:value-type="float">
            <text:p>0</text:p>
          </table:table-cell>
          <table:table-cell table:style-name="ce45" table:formula="of:=IF([.AW75]=1;IF(OR(SUM([.AV74:.AX76];-1)=2;SUM([.AV74:.AX76];-1)=3);1;0);IF(SUM([.AV74:.AX76])=3;1;0))" office:value-type="float" office:value="0" calcext:value-type="float">
            <text:p>0</text:p>
          </table:table-cell>
          <table:table-cell table:style-name="ce45" table:formula="of:=IF([.AX75]=1;IF(OR(SUM([.AW74:.AY76];-1)=2;SUM([.AW74:.AY76];-1)=3);1;0);IF(SUM([.AW74:.AY76])=3;1;0))" office:value-type="float" office:value="0" calcext:value-type="float">
            <text:p>0</text:p>
          </table:table-cell>
          <table:table-cell table:style-name="ce45" table:formula="of:=IF([.AY75]=1;IF(OR(SUM([.AX74:.AZ76];-1)=2;SUM([.AX74:.AZ76];-1)=3);1;0);IF(SUM([.AX74:.AZ76])=3;1;0))" office:value-type="float" office:value="0" calcext:value-type="float">
            <text:p>0</text:p>
          </table:table-cell>
          <table:table-cell table:style-name="ce45" table:formula="of:=IF([.AZ75]=1;IF(OR(SUM([.AY74:.BA76];-1)=2;SUM([.AY74:.BA76];-1)=3);1;0);IF(SUM([.AY74:.BA76])=3;1;0))" office:value-type="float" office:value="0" calcext:value-type="float">
            <text:p>0</text:p>
          </table:table-cell>
          <table:table-cell table:style-name="ce45" table:formula="of:=IF([.BA75]=1;IF(OR(SUM([.AZ74:.BB76];-1)=2;SUM([.AZ74:.BB76];-1)=3);1;0);IF(SUM([.AZ74:.BB76])=3;1;0))" office:value-type="float" office:value="0" calcext:value-type="float">
            <text:p>0</text:p>
          </table:table-cell>
          <table:table-cell table:style-name="ce45" table:formula="of:=IF([.BB75]=1;IF(OR(SUM([.BA74:.BC76];-1)=2;SUM([.BA74:.BC76];-1)=3);1;0);IF(SUM([.BA74:.BC76])=3;1;0))" office:value-type="float" office:value="0" calcext:value-type="float">
            <text:p>0</text:p>
          </table:table-cell>
          <table:table-cell table:style-name="ce45" table:formula="of:=IF([.BC75]=1;IF(OR(SUM([.BB74:.BD76];-1)=2;SUM([.BB74:.BD76];-1)=3);1;0);IF(SUM([.BB74:.BD76])=3;1;0))" office:value-type="float" office:value="0" calcext:value-type="float">
            <text:p>0</text:p>
          </table:table-cell>
          <table:table-cell table:style-name="ce45" table:formula="of:=IF([.BD75]=1;IF(OR(SUM([.BC74:.BE76];-1)=2;SUM([.BC74:.BE76];-1)=3);1;0);IF(SUM([.BC74:.BE76])=3;1;0))" office:value-type="float" office:value="0" calcext:value-type="float">
            <text:p>0</text:p>
          </table:table-cell>
          <table:table-cell table:style-name="ce45" table:formula="of:=IF([.BE75]=1;IF(OR(SUM([.BD74:.BF76];-1)=2;SUM([.BD74:.BF76];-1)=3);1;0);IF(SUM([.BD74:.BF76])=3;1;0))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45" table:formula="of:=IF([.C76]=1;IF(OR(SUM([.B75:.D77];-1)=2;SUM([.B75:.D77];-1)=3);1;0);IF(SUM([.B75:.D77])=3;1;0))" office:value-type="float" office:value="0" calcext:value-type="float">
            <text:p>0</text:p>
          </table:table-cell>
          <table:table-cell table:style-name="ce45" table:formula="of:=IF([.D76]=1;IF(OR(SUM([.C75:.E77];-1)=2;SUM([.C75:.E77];-1)=3);1;0);IF(SUM([.C75:.E77])=3;1;0))" office:value-type="float" office:value="0" calcext:value-type="float">
            <text:p>0</text:p>
          </table:table-cell>
          <table:table-cell table:style-name="ce45" table:formula="of:=IF([.E76]=1;IF(OR(SUM([.D75:.F77];-1)=2;SUM([.D75:.F77];-1)=3);1;0);IF(SUM([.D75:.F77])=3;1;0))" office:value-type="float" office:value="0" calcext:value-type="float">
            <text:p>0</text:p>
          </table:table-cell>
          <table:table-cell table:style-name="ce45" table:formula="of:=IF([.F76]=1;IF(OR(SUM([.E75:.G77];-1)=2;SUM([.E75:.G77];-1)=3);1;0);IF(SUM([.E75:.G77])=3;1;0))" office:value-type="float" office:value="0" calcext:value-type="float">
            <text:p>0</text:p>
          </table:table-cell>
          <table:table-cell table:style-name="ce45" table:formula="of:=IF([.G76]=1;IF(OR(SUM([.F75:.H77];-1)=2;SUM([.F75:.H77];-1)=3);1;0);IF(SUM([.F75:.H77])=3;1;0))" office:value-type="float" office:value="0" calcext:value-type="float">
            <text:p>0</text:p>
          </table:table-cell>
          <table:table-cell table:style-name="ce45" table:formula="of:=IF([.H76]=1;IF(OR(SUM([.G75:.I77];-1)=2;SUM([.G75:.I77];-1)=3);1;0);IF(SUM([.G75:.I77])=3;1;0))" office:value-type="float" office:value="0" calcext:value-type="float">
            <text:p>0</text:p>
          </table:table-cell>
          <table:table-cell table:style-name="ce45" table:formula="of:=IF([.I76]=1;IF(OR(SUM([.H75:.J77];-1)=2;SUM([.H75:.J77];-1)=3);1;0);IF(SUM([.H75:.J77])=3;1;0))" office:value-type="float" office:value="0" calcext:value-type="float">
            <text:p>0</text:p>
          </table:table-cell>
          <table:table-cell table:style-name="ce45" table:formula="of:=IF([.J76]=1;IF(OR(SUM([.I75:.K77];-1)=2;SUM([.I75:.K77];-1)=3);1;0);IF(SUM([.I75:.K77])=3;1;0))" office:value-type="float" office:value="0" calcext:value-type="float">
            <text:p>0</text:p>
          </table:table-cell>
          <table:table-cell table:style-name="ce45" table:formula="of:=IF([.K76]=1;IF(OR(SUM([.J75:.L77];-1)=2;SUM([.J75:.L77];-1)=3);1;0);IF(SUM([.J75:.L77])=3;1;0))" office:value-type="float" office:value="0" calcext:value-type="float">
            <text:p>0</text:p>
          </table:table-cell>
          <table:table-cell table:style-name="ce45" table:formula="of:=IF([.L76]=1;IF(OR(SUM([.K75:.M77];-1)=2;SUM([.K75:.M77];-1)=3);1;0);IF(SUM([.K75:.M77])=3;1;0))" office:value-type="float" office:value="0" calcext:value-type="float">
            <text:p>0</text:p>
          </table:table-cell>
          <table:table-cell table:style-name="ce45" table:formula="of:=IF([.M76]=1;IF(OR(SUM([.L75:.N77];-1)=2;SUM([.L75:.N77];-1)=3);1;0);IF(SUM([.L75:.N77])=3;1;0))" office:value-type="float" office:value="0" calcext:value-type="float">
            <text:p>0</text:p>
          </table:table-cell>
          <table:table-cell table:style-name="ce45" table:formula="of:=IF([.N76]=1;IF(OR(SUM([.M75:.O77];-1)=2;SUM([.M75:.O77];-1)=3);1;0);IF(SUM([.M75:.O77])=3;1;0))" office:value-type="float" office:value="0" calcext:value-type="float">
            <text:p>0</text:p>
          </table:table-cell>
          <table:table-cell table:style-name="ce45" table:formula="of:=IF([.O76]=1;IF(OR(SUM([.N75:.P77];-1)=2;SUM([.N75:.P77];-1)=3);1;0);IF(SUM([.N75:.P77])=3;1;0))" office:value-type="float" office:value="0" calcext:value-type="float">
            <text:p>0</text:p>
          </table:table-cell>
          <table:table-cell table:style-name="ce45" table:formula="of:=IF([.P76]=1;IF(OR(SUM([.O75:.Q77];-1)=2;SUM([.O75:.Q77];-1)=3);1;0);IF(SUM([.O75:.Q77])=3;1;0))" office:value-type="float" office:value="0" calcext:value-type="float">
            <text:p>0</text:p>
          </table:table-cell>
          <table:table-cell table:style-name="ce45" table:formula="of:=IF([.Q76]=1;IF(OR(SUM([.P75:.R77];-1)=2;SUM([.P75:.R77];-1)=3);1;0);IF(SUM([.P75:.R77])=3;1;0))" office:value-type="float" office:value="0" calcext:value-type="float">
            <text:p>0</text:p>
          </table:table-cell>
          <table:table-cell table:style-name="ce45" table:formula="of:=IF([.R76]=1;IF(OR(SUM([.Q75:.S77];-1)=2;SUM([.Q75:.S77];-1)=3);1;0);IF(SUM([.Q75:.S77])=3;1;0))" office:value-type="float" office:value="0" calcext:value-type="float">
            <text:p>0</text:p>
          </table:table-cell>
          <table:table-cell table:style-name="ce45" table:formula="of:=IF([.S76]=1;IF(OR(SUM([.R75:.T77];-1)=2;SUM([.R75:.T77];-1)=3);1;0);IF(SUM([.R75:.T77])=3;1;0))" office:value-type="float" office:value="0" calcext:value-type="float">
            <text:p>0</text:p>
          </table:table-cell>
          <table:table-cell table:style-name="ce45" table:formula="of:=IF([.T76]=1;IF(OR(SUM([.S75:.U77];-1)=2;SUM([.S75:.U77];-1)=3);1;0);IF(SUM([.S75:.U77])=3;1;0))" office:value-type="float" office:value="0" calcext:value-type="float">
            <text:p>0</text:p>
          </table:table-cell>
          <table:table-cell table:style-name="ce45" table:formula="of:=IF([.U76]=1;IF(OR(SUM([.T75:.V77];-1)=2;SUM([.T75:.V77];-1)=3);1;0);IF(SUM([.T75:.V77])=3;1;0))" office:value-type="float" office:value="0" calcext:value-type="float">
            <text:p>0</text:p>
          </table:table-cell>
          <table:table-cell table:style-name="ce45" table:formula="of:=IF([.V76]=1;IF(OR(SUM([.U75:.W77];-1)=2;SUM([.U75:.W77];-1)=3);1;0);IF(SUM([.U75:.W77])=3;1;0))" office:value-type="float" office:value="0" calcext:value-type="float">
            <text:p>0</text:p>
          </table:table-cell>
          <table:table-cell table:style-name="ce45" table:formula="of:=IF([.W76]=1;IF(OR(SUM([.V75:.X77];-1)=2;SUM([.V75:.X77];-1)=3);1;0);IF(SUM([.V75:.X77])=3;1;0))" office:value-type="float" office:value="0" calcext:value-type="float">
            <text:p>0</text:p>
          </table:table-cell>
          <table:table-cell table:style-name="ce45" table:formula="of:=IF([.X76]=1;IF(OR(SUM([.W75:.Y77];-1)=2;SUM([.W75:.Y77];-1)=3);1;0);IF(SUM([.W75:.Y77])=3;1;0))" office:value-type="float" office:value="0" calcext:value-type="float">
            <text:p>0</text:p>
          </table:table-cell>
          <table:table-cell table:style-name="ce45" table:formula="of:=IF([.Y76]=1;IF(OR(SUM([.X75:.Z77];-1)=2;SUM([.X75:.Z77];-1)=3);1;0);IF(SUM([.X75:.Z77])=3;1;0))" office:value-type="float" office:value="0" calcext:value-type="float">
            <text:p>0</text:p>
          </table:table-cell>
          <table:table-cell table:style-name="ce45" table:formula="of:=IF([.Z76]=1;IF(OR(SUM([.Y75:.AA77];-1)=2;SUM([.Y75:.AA77];-1)=3);1;0);IF(SUM([.Y75:.AA77])=3;1;0))" office:value-type="float" office:value="0" calcext:value-type="float">
            <text:p>0</text:p>
          </table:table-cell>
          <table:table-cell table:style-name="ce45" table:formula="of:=IF([.AA76]=1;IF(OR(SUM([.Z75:.AB77];-1)=2;SUM([.Z75:.AB77];-1)=3);1;0);IF(SUM([.Z75:.AB77])=3;1;0))" office:value-type="float" office:value="0" calcext:value-type="float">
            <text:p>0</text:p>
          </table:table-cell>
          <table:table-cell table:style-name="ce45" table:formula="of:=IF([.AB76]=1;IF(OR(SUM([.AA75:.AC77];-1)=2;SUM([.AA75:.AC77];-1)=3);1;0);IF(SUM([.AA75:.AC77])=3;1;0))" office:value-type="float" office:value="0" calcext:value-type="float">
            <text:p>0</text:p>
          </table:table-cell>
          <table:table-cell table:style-name="ce45" table:formula="of:=IF([.AC76]=1;IF(OR(SUM([.AB75:.AD77];-1)=2;SUM([.AB75:.AD77];-1)=3);1;0);IF(SUM([.AB75:.AD77])=3;1;0))" office:value-type="float" office:value="0" calcext:value-type="float">
            <text:p>0</text:p>
          </table:table-cell>
          <table:table-cell table:style-name="ce45" table:formula="of:=IF([.AD76]=1;IF(OR(SUM([.AC75:.AE77];-1)=2;SUM([.AC75:.AE77];-1)=3);1;0);IF(SUM([.AC75:.AE77])=3;1;0))" office:value-type="float" office:value="0" calcext:value-type="float">
            <text:p>0</text:p>
          </table:table-cell>
          <table:table-cell table:style-name="ce45" table:formula="of:=IF([.AE76]=1;IF(OR(SUM([.AD75:.AF77];-1)=2;SUM([.AD75:.AF77];-1)=3);1;0);IF(SUM([.AD75:.AF77])=3;1;0))" office:value-type="float" office:value="0" calcext:value-type="float">
            <text:p>0</text:p>
          </table:table-cell>
          <table:table-cell table:style-name="ce45" table:formula="of:=IF([.AF76]=1;IF(OR(SUM([.AE75:.AG77];-1)=2;SUM([.AE75:.AG77];-1)=3);1;0);IF(SUM([.AE75:.AG77])=3;1;0))" office:value-type="float" office:value="0" calcext:value-type="float">
            <text:p>0</text:p>
          </table:table-cell>
          <table:table-cell table:style-name="ce45" table:formula="of:=IF([.AG76]=1;IF(OR(SUM([.AF75:.AH77];-1)=2;SUM([.AF75:.AH77];-1)=3);1;0);IF(SUM([.AF75:.AH77])=3;1;0))" office:value-type="float" office:value="0" calcext:value-type="float">
            <text:p>0</text:p>
          </table:table-cell>
          <table:table-cell table:style-name="ce45" table:formula="of:=IF([.AH76]=1;IF(OR(SUM([.AG75:.AI77];-1)=2;SUM([.AG75:.AI77];-1)=3);1;0);IF(SUM([.AG75:.AI77])=3;1;0))" office:value-type="float" office:value="0" calcext:value-type="float">
            <text:p>0</text:p>
          </table:table-cell>
          <table:table-cell table:style-name="ce45" table:formula="of:=IF([.AI76]=1;IF(OR(SUM([.AH75:.AJ77];-1)=2;SUM([.AH75:.AJ77];-1)=3);1;0);IF(SUM([.AH75:.AJ77])=3;1;0))" office:value-type="float" office:value="0" calcext:value-type="float">
            <text:p>0</text:p>
          </table:table-cell>
          <table:table-cell table:style-name="ce45" table:formula="of:=IF([.AJ76]=1;IF(OR(SUM([.AI75:.AK77];-1)=2;SUM([.AI75:.AK77];-1)=3);1;0);IF(SUM([.AI75:.AK77])=3;1;0))" office:value-type="float" office:value="0" calcext:value-type="float">
            <text:p>0</text:p>
          </table:table-cell>
          <table:table-cell table:style-name="ce45" table:formula="of:=IF([.AK76]=1;IF(OR(SUM([.AJ75:.AL77];-1)=2;SUM([.AJ75:.AL77];-1)=3);1;0);IF(SUM([.AJ75:.AL77])=3;1;0))" office:value-type="float" office:value="0" calcext:value-type="float">
            <text:p>0</text:p>
          </table:table-cell>
          <table:table-cell table:style-name="ce45" table:formula="of:=IF([.AL76]=1;IF(OR(SUM([.AK75:.AM77];-1)=2;SUM([.AK75:.AM77];-1)=3);1;0);IF(SUM([.AK75:.AM77])=3;1;0))" office:value-type="float" office:value="0" calcext:value-type="float">
            <text:p>0</text:p>
          </table:table-cell>
          <table:table-cell table:style-name="ce45" table:formula="of:=IF([.AM76]=1;IF(OR(SUM([.AL75:.AN77];-1)=2;SUM([.AL75:.AN77];-1)=3);1;0);IF(SUM([.AL75:.AN77])=3;1;0))" office:value-type="float" office:value="0" calcext:value-type="float">
            <text:p>0</text:p>
          </table:table-cell>
          <table:table-cell table:style-name="ce45" table:formula="of:=IF([.AN76]=1;IF(OR(SUM([.AM75:.AO77];-1)=2;SUM([.AM75:.AO77];-1)=3);1;0);IF(SUM([.AM75:.AO77])=3;1;0))" office:value-type="float" office:value="0" calcext:value-type="float">
            <text:p>0</text:p>
          </table:table-cell>
          <table:table-cell table:style-name="ce45" table:formula="of:=IF([.AO76]=1;IF(OR(SUM([.AN75:.AP77];-1)=2;SUM([.AN75:.AP77];-1)=3);1;0);IF(SUM([.AN75:.AP77])=3;1;0))" office:value-type="float" office:value="0" calcext:value-type="float">
            <text:p>0</text:p>
          </table:table-cell>
          <table:table-cell table:style-name="ce45" table:formula="of:=IF([.AP76]=1;IF(OR(SUM([.AO75:.AQ77];-1)=2;SUM([.AO75:.AQ77];-1)=3);1;0);IF(SUM([.AO75:.AQ77])=3;1;0))" office:value-type="float" office:value="0" calcext:value-type="float">
            <text:p>0</text:p>
          </table:table-cell>
          <table:table-cell table:style-name="ce45" table:formula="of:=IF([.AQ76]=1;IF(OR(SUM([.AP75:.AR77];-1)=2;SUM([.AP75:.AR77];-1)=3);1;0);IF(SUM([.AP75:.AR77])=3;1;0))" office:value-type="float" office:value="0" calcext:value-type="float">
            <text:p>0</text:p>
          </table:table-cell>
          <table:table-cell table:style-name="ce45" table:formula="of:=IF([.AR76]=1;IF(OR(SUM([.AQ75:.AS77];-1)=2;SUM([.AQ75:.AS77];-1)=3);1;0);IF(SUM([.AQ75:.AS77])=3;1;0))" office:value-type="float" office:value="0" calcext:value-type="float">
            <text:p>0</text:p>
          </table:table-cell>
          <table:table-cell table:style-name="ce45" table:formula="of:=IF([.AS76]=1;IF(OR(SUM([.AR75:.AT77];-1)=2;SUM([.AR75:.AT77];-1)=3);1;0);IF(SUM([.AR75:.AT77])=3;1;0))" office:value-type="float" office:value="0" calcext:value-type="float">
            <text:p>0</text:p>
          </table:table-cell>
          <table:table-cell table:style-name="ce45" table:formula="of:=IF([.AT76]=1;IF(OR(SUM([.AS75:.AU77];-1)=2;SUM([.AS75:.AU77];-1)=3);1;0);IF(SUM([.AS75:.AU77])=3;1;0))" office:value-type="float" office:value="0" calcext:value-type="float">
            <text:p>0</text:p>
          </table:table-cell>
          <table:table-cell table:style-name="ce45" table:formula="of:=IF([.AU76]=1;IF(OR(SUM([.AT75:.AV77];-1)=2;SUM([.AT75:.AV77];-1)=3);1;0);IF(SUM([.AT75:.AV77])=3;1;0))" office:value-type="float" office:value="0" calcext:value-type="float">
            <text:p>0</text:p>
          </table:table-cell>
          <table:table-cell table:style-name="ce45" table:formula="of:=IF([.AV76]=1;IF(OR(SUM([.AU75:.AW77];-1)=2;SUM([.AU75:.AW77];-1)=3);1;0);IF(SUM([.AU75:.AW77])=3;1;0))" office:value-type="float" office:value="0" calcext:value-type="float">
            <text:p>0</text:p>
          </table:table-cell>
          <table:table-cell table:style-name="ce45" table:formula="of:=IF([.AW76]=1;IF(OR(SUM([.AV75:.AX77];-1)=2;SUM([.AV75:.AX77];-1)=3);1;0);IF(SUM([.AV75:.AX77])=3;1;0))" office:value-type="float" office:value="0" calcext:value-type="float">
            <text:p>0</text:p>
          </table:table-cell>
          <table:table-cell table:style-name="ce45" table:formula="of:=IF([.AX76]=1;IF(OR(SUM([.AW75:.AY77];-1)=2;SUM([.AW75:.AY77];-1)=3);1;0);IF(SUM([.AW75:.AY77])=3;1;0))" office:value-type="float" office:value="0" calcext:value-type="float">
            <text:p>0</text:p>
          </table:table-cell>
          <table:table-cell table:style-name="ce45" table:formula="of:=IF([.AY76]=1;IF(OR(SUM([.AX75:.AZ77];-1)=2;SUM([.AX75:.AZ77];-1)=3);1;0);IF(SUM([.AX75:.AZ77])=3;1;0))" office:value-type="float" office:value="0" calcext:value-type="float">
            <text:p>0</text:p>
          </table:table-cell>
          <table:table-cell table:style-name="ce45" table:formula="of:=IF([.AZ76]=1;IF(OR(SUM([.AY75:.BA77];-1)=2;SUM([.AY75:.BA77];-1)=3);1;0);IF(SUM([.AY75:.BA77])=3;1;0))" office:value-type="float" office:value="0" calcext:value-type="float">
            <text:p>0</text:p>
          </table:table-cell>
          <table:table-cell table:style-name="ce45" table:formula="of:=IF([.BA76]=1;IF(OR(SUM([.AZ75:.BB77];-1)=2;SUM([.AZ75:.BB77];-1)=3);1;0);IF(SUM([.AZ75:.BB77])=3;1;0))" office:value-type="float" office:value="0" calcext:value-type="float">
            <text:p>0</text:p>
          </table:table-cell>
          <table:table-cell table:style-name="ce45" table:formula="of:=IF([.BB76]=1;IF(OR(SUM([.BA75:.BC77];-1)=2;SUM([.BA75:.BC77];-1)=3);1;0);IF(SUM([.BA75:.BC77])=3;1;0))" office:value-type="float" office:value="0" calcext:value-type="float">
            <text:p>0</text:p>
          </table:table-cell>
          <table:table-cell table:style-name="ce45" table:formula="of:=IF([.BC76]=1;IF(OR(SUM([.BB75:.BD77];-1)=2;SUM([.BB75:.BD77];-1)=3);1;0);IF(SUM([.BB75:.BD77])=3;1;0))" office:value-type="float" office:value="0" calcext:value-type="float">
            <text:p>0</text:p>
          </table:table-cell>
          <table:table-cell table:style-name="ce45" table:formula="of:=IF([.BD76]=1;IF(OR(SUM([.BC75:.BE77];-1)=2;SUM([.BC75:.BE77];-1)=3);1;0);IF(SUM([.BC75:.BE77])=3;1;0))" office:value-type="float" office:value="0" calcext:value-type="float">
            <text:p>0</text:p>
          </table:table-cell>
          <table:table-cell table:style-name="ce45" table:formula="of:=IF([.BE76]=1;IF(OR(SUM([.BD75:.BF77];-1)=2;SUM([.BD75:.BF77];-1)=3);1;0);IF(SUM([.BD75:.BF77])=3;1;0))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45" table:formula="of:=IF([.C77]=1;IF(OR(SUM([.B76:.D78];-1)=2;SUM([.B76:.D78];-1)=3);1;0);IF(SUM([.B76:.D78])=3;1;0))" office:value-type="float" office:value="0" calcext:value-type="float">
            <text:p>0</text:p>
          </table:table-cell>
          <table:table-cell table:style-name="ce45" table:formula="of:=IF([.D77]=1;IF(OR(SUM([.C76:.E78];-1)=2;SUM([.C76:.E78];-1)=3);1;0);IF(SUM([.C76:.E78])=3;1;0))" office:value-type="float" office:value="0" calcext:value-type="float">
            <text:p>0</text:p>
          </table:table-cell>
          <table:table-cell table:style-name="ce45" table:formula="of:=IF([.E77]=1;IF(OR(SUM([.D76:.F78];-1)=2;SUM([.D76:.F78];-1)=3);1;0);IF(SUM([.D76:.F78])=3;1;0))" office:value-type="float" office:value="0" calcext:value-type="float">
            <text:p>0</text:p>
          </table:table-cell>
          <table:table-cell table:style-name="ce45" table:formula="of:=IF([.F77]=1;IF(OR(SUM([.E76:.G78];-1)=2;SUM([.E76:.G78];-1)=3);1;0);IF(SUM([.E76:.G78])=3;1;0))" office:value-type="float" office:value="0" calcext:value-type="float">
            <text:p>0</text:p>
          </table:table-cell>
          <table:table-cell table:style-name="ce45" table:formula="of:=IF([.G77]=1;IF(OR(SUM([.F76:.H78];-1)=2;SUM([.F76:.H78];-1)=3);1;0);IF(SUM([.F76:.H78])=3;1;0))" office:value-type="float" office:value="0" calcext:value-type="float">
            <text:p>0</text:p>
          </table:table-cell>
          <table:table-cell table:style-name="ce45" table:formula="of:=IF([.H77]=1;IF(OR(SUM([.G76:.I78];-1)=2;SUM([.G76:.I78];-1)=3);1;0);IF(SUM([.G76:.I78])=3;1;0))" office:value-type="float" office:value="0" calcext:value-type="float">
            <text:p>0</text:p>
          </table:table-cell>
          <table:table-cell table:style-name="ce45" table:formula="of:=IF([.I77]=1;IF(OR(SUM([.H76:.J78];-1)=2;SUM([.H76:.J78];-1)=3);1;0);IF(SUM([.H76:.J78])=3;1;0))" office:value-type="float" office:value="0" calcext:value-type="float">
            <text:p>0</text:p>
          </table:table-cell>
          <table:table-cell table:style-name="ce45" table:formula="of:=IF([.J77]=1;IF(OR(SUM([.I76:.K78];-1)=2;SUM([.I76:.K78];-1)=3);1;0);IF(SUM([.I76:.K78])=3;1;0))" office:value-type="float" office:value="0" calcext:value-type="float">
            <text:p>0</text:p>
          </table:table-cell>
          <table:table-cell table:style-name="ce45" table:formula="of:=IF([.K77]=1;IF(OR(SUM([.J76:.L78];-1)=2;SUM([.J76:.L78];-1)=3);1;0);IF(SUM([.J76:.L78])=3;1;0))" office:value-type="float" office:value="0" calcext:value-type="float">
            <text:p>0</text:p>
          </table:table-cell>
          <table:table-cell table:style-name="ce45" table:formula="of:=IF([.L77]=1;IF(OR(SUM([.K76:.M78];-1)=2;SUM([.K76:.M78];-1)=3);1;0);IF(SUM([.K76:.M78])=3;1;0))" office:value-type="float" office:value="0" calcext:value-type="float">
            <text:p>0</text:p>
          </table:table-cell>
          <table:table-cell table:style-name="ce45" table:formula="of:=IF([.M77]=1;IF(OR(SUM([.L76:.N78];-1)=2;SUM([.L76:.N78];-1)=3);1;0);IF(SUM([.L76:.N78])=3;1;0))" office:value-type="float" office:value="0" calcext:value-type="float">
            <text:p>0</text:p>
          </table:table-cell>
          <table:table-cell table:style-name="ce45" table:formula="of:=IF([.N77]=1;IF(OR(SUM([.M76:.O78];-1)=2;SUM([.M76:.O78];-1)=3);1;0);IF(SUM([.M76:.O78])=3;1;0))" office:value-type="float" office:value="0" calcext:value-type="float">
            <text:p>0</text:p>
          </table:table-cell>
          <table:table-cell table:style-name="ce45" table:formula="of:=IF([.O77]=1;IF(OR(SUM([.N76:.P78];-1)=2;SUM([.N76:.P78];-1)=3);1;0);IF(SUM([.N76:.P78])=3;1;0))" office:value-type="float" office:value="0" calcext:value-type="float">
            <text:p>0</text:p>
          </table:table-cell>
          <table:table-cell table:style-name="ce45" table:formula="of:=IF([.P77]=1;IF(OR(SUM([.O76:.Q78];-1)=2;SUM([.O76:.Q78];-1)=3);1;0);IF(SUM([.O76:.Q78])=3;1;0))" office:value-type="float" office:value="0" calcext:value-type="float">
            <text:p>0</text:p>
          </table:table-cell>
          <table:table-cell table:style-name="ce45" table:formula="of:=IF([.Q77]=1;IF(OR(SUM([.P76:.R78];-1)=2;SUM([.P76:.R78];-1)=3);1;0);IF(SUM([.P76:.R78])=3;1;0))" office:value-type="float" office:value="0" calcext:value-type="float">
            <text:p>0</text:p>
          </table:table-cell>
          <table:table-cell table:style-name="ce45" table:formula="of:=IF([.R77]=1;IF(OR(SUM([.Q76:.S78];-1)=2;SUM([.Q76:.S78];-1)=3);1;0);IF(SUM([.Q76:.S78])=3;1;0))" office:value-type="float" office:value="0" calcext:value-type="float">
            <text:p>0</text:p>
          </table:table-cell>
          <table:table-cell table:style-name="ce45" table:formula="of:=IF([.S77]=1;IF(OR(SUM([.R76:.T78];-1)=2;SUM([.R76:.T78];-1)=3);1;0);IF(SUM([.R76:.T78])=3;1;0))" office:value-type="float" office:value="0" calcext:value-type="float">
            <text:p>0</text:p>
          </table:table-cell>
          <table:table-cell table:style-name="ce45" table:formula="of:=IF([.T77]=1;IF(OR(SUM([.S76:.U78];-1)=2;SUM([.S76:.U78];-1)=3);1;0);IF(SUM([.S76:.U78])=3;1;0))" office:value-type="float" office:value="0" calcext:value-type="float">
            <text:p>0</text:p>
          </table:table-cell>
          <table:table-cell table:style-name="ce45" table:formula="of:=IF([.U77]=1;IF(OR(SUM([.T76:.V78];-1)=2;SUM([.T76:.V78];-1)=3);1;0);IF(SUM([.T76:.V78])=3;1;0))" office:value-type="float" office:value="0" calcext:value-type="float">
            <text:p>0</text:p>
          </table:table-cell>
          <table:table-cell table:style-name="ce45" table:formula="of:=IF([.V77]=1;IF(OR(SUM([.U76:.W78];-1)=2;SUM([.U76:.W78];-1)=3);1;0);IF(SUM([.U76:.W78])=3;1;0))" office:value-type="float" office:value="0" calcext:value-type="float">
            <text:p>0</text:p>
          </table:table-cell>
          <table:table-cell table:style-name="ce45" table:formula="of:=IF([.W77]=1;IF(OR(SUM([.V76:.X78];-1)=2;SUM([.V76:.X78];-1)=3);1;0);IF(SUM([.V76:.X78])=3;1;0))" office:value-type="float" office:value="0" calcext:value-type="float">
            <text:p>0</text:p>
          </table:table-cell>
          <table:table-cell table:style-name="ce45" table:formula="of:=IF([.X77]=1;IF(OR(SUM([.W76:.Y78];-1)=2;SUM([.W76:.Y78];-1)=3);1;0);IF(SUM([.W76:.Y78])=3;1;0))" office:value-type="float" office:value="0" calcext:value-type="float">
            <text:p>0</text:p>
          </table:table-cell>
          <table:table-cell table:style-name="ce45" table:formula="of:=IF([.Y77]=1;IF(OR(SUM([.X76:.Z78];-1)=2;SUM([.X76:.Z78];-1)=3);1;0);IF(SUM([.X76:.Z78])=3;1;0))" office:value-type="float" office:value="0" calcext:value-type="float">
            <text:p>0</text:p>
          </table:table-cell>
          <table:table-cell table:style-name="ce45" table:formula="of:=IF([.Z77]=1;IF(OR(SUM([.Y76:.AA78];-1)=2;SUM([.Y76:.AA78];-1)=3);1;0);IF(SUM([.Y76:.AA78])=3;1;0))" office:value-type="float" office:value="0" calcext:value-type="float">
            <text:p>0</text:p>
          </table:table-cell>
          <table:table-cell table:style-name="ce45" table:formula="of:=IF([.AA77]=1;IF(OR(SUM([.Z76:.AB78];-1)=2;SUM([.Z76:.AB78];-1)=3);1;0);IF(SUM([.Z76:.AB78])=3;1;0))" office:value-type="float" office:value="0" calcext:value-type="float">
            <text:p>0</text:p>
          </table:table-cell>
          <table:table-cell table:style-name="ce45" table:formula="of:=IF([.AB77]=1;IF(OR(SUM([.AA76:.AC78];-1)=2;SUM([.AA76:.AC78];-1)=3);1;0);IF(SUM([.AA76:.AC78])=3;1;0))" office:value-type="float" office:value="0" calcext:value-type="float">
            <text:p>0</text:p>
          </table:table-cell>
          <table:table-cell table:style-name="ce45" table:formula="of:=IF([.AC77]=1;IF(OR(SUM([.AB76:.AD78];-1)=2;SUM([.AB76:.AD78];-1)=3);1;0);IF(SUM([.AB76:.AD78])=3;1;0))" office:value-type="float" office:value="0" calcext:value-type="float">
            <text:p>0</text:p>
          </table:table-cell>
          <table:table-cell table:style-name="ce45" table:formula="of:=IF([.AD77]=1;IF(OR(SUM([.AC76:.AE78];-1)=2;SUM([.AC76:.AE78];-1)=3);1;0);IF(SUM([.AC76:.AE78])=3;1;0))" office:value-type="float" office:value="0" calcext:value-type="float">
            <text:p>0</text:p>
          </table:table-cell>
          <table:table-cell table:style-name="ce45" table:formula="of:=IF([.AE77]=1;IF(OR(SUM([.AD76:.AF78];-1)=2;SUM([.AD76:.AF78];-1)=3);1;0);IF(SUM([.AD76:.AF78])=3;1;0))" office:value-type="float" office:value="0" calcext:value-type="float">
            <text:p>0</text:p>
          </table:table-cell>
          <table:table-cell table:style-name="ce45" table:formula="of:=IF([.AF77]=1;IF(OR(SUM([.AE76:.AG78];-1)=2;SUM([.AE76:.AG78];-1)=3);1;0);IF(SUM([.AE76:.AG78])=3;1;0))" office:value-type="float" office:value="0" calcext:value-type="float">
            <text:p>0</text:p>
          </table:table-cell>
          <table:table-cell table:style-name="ce45" table:formula="of:=IF([.AG77]=1;IF(OR(SUM([.AF76:.AH78];-1)=2;SUM([.AF76:.AH78];-1)=3);1;0);IF(SUM([.AF76:.AH78])=3;1;0))" office:value-type="float" office:value="0" calcext:value-type="float">
            <text:p>0</text:p>
          </table:table-cell>
          <table:table-cell table:style-name="ce45" table:formula="of:=IF([.AH77]=1;IF(OR(SUM([.AG76:.AI78];-1)=2;SUM([.AG76:.AI78];-1)=3);1;0);IF(SUM([.AG76:.AI78])=3;1;0))" office:value-type="float" office:value="0" calcext:value-type="float">
            <text:p>0</text:p>
          </table:table-cell>
          <table:table-cell table:style-name="ce45" table:formula="of:=IF([.AI77]=1;IF(OR(SUM([.AH76:.AJ78];-1)=2;SUM([.AH76:.AJ78];-1)=3);1;0);IF(SUM([.AH76:.AJ78])=3;1;0))" office:value-type="float" office:value="0" calcext:value-type="float">
            <text:p>0</text:p>
          </table:table-cell>
          <table:table-cell table:style-name="ce45" table:formula="of:=IF([.AJ77]=1;IF(OR(SUM([.AI76:.AK78];-1)=2;SUM([.AI76:.AK78];-1)=3);1;0);IF(SUM([.AI76:.AK78])=3;1;0))" office:value-type="float" office:value="0" calcext:value-type="float">
            <text:p>0</text:p>
          </table:table-cell>
          <table:table-cell table:style-name="ce45" table:formula="of:=IF([.AK77]=1;IF(OR(SUM([.AJ76:.AL78];-1)=2;SUM([.AJ76:.AL78];-1)=3);1;0);IF(SUM([.AJ76:.AL78])=3;1;0))" office:value-type="float" office:value="0" calcext:value-type="float">
            <text:p>0</text:p>
          </table:table-cell>
          <table:table-cell table:style-name="ce45" table:formula="of:=IF([.AL77]=1;IF(OR(SUM([.AK76:.AM78];-1)=2;SUM([.AK76:.AM78];-1)=3);1;0);IF(SUM([.AK76:.AM78])=3;1;0))" office:value-type="float" office:value="0" calcext:value-type="float">
            <text:p>0</text:p>
          </table:table-cell>
          <table:table-cell table:style-name="ce45" table:formula="of:=IF([.AM77]=1;IF(OR(SUM([.AL76:.AN78];-1)=2;SUM([.AL76:.AN78];-1)=3);1;0);IF(SUM([.AL76:.AN78])=3;1;0))" office:value-type="float" office:value="0" calcext:value-type="float">
            <text:p>0</text:p>
          </table:table-cell>
          <table:table-cell table:style-name="ce45" table:formula="of:=IF([.AN77]=1;IF(OR(SUM([.AM76:.AO78];-1)=2;SUM([.AM76:.AO78];-1)=3);1;0);IF(SUM([.AM76:.AO78])=3;1;0))" office:value-type="float" office:value="0" calcext:value-type="float">
            <text:p>0</text:p>
          </table:table-cell>
          <table:table-cell table:style-name="ce45" table:formula="of:=IF([.AO77]=1;IF(OR(SUM([.AN76:.AP78];-1)=2;SUM([.AN76:.AP78];-1)=3);1;0);IF(SUM([.AN76:.AP78])=3;1;0))" office:value-type="float" office:value="0" calcext:value-type="float">
            <text:p>0</text:p>
          </table:table-cell>
          <table:table-cell table:style-name="ce45" table:formula="of:=IF([.AP77]=1;IF(OR(SUM([.AO76:.AQ78];-1)=2;SUM([.AO76:.AQ78];-1)=3);1;0);IF(SUM([.AO76:.AQ78])=3;1;0))" office:value-type="float" office:value="0" calcext:value-type="float">
            <text:p>0</text:p>
          </table:table-cell>
          <table:table-cell table:style-name="ce45" table:formula="of:=IF([.AQ77]=1;IF(OR(SUM([.AP76:.AR78];-1)=2;SUM([.AP76:.AR78];-1)=3);1;0);IF(SUM([.AP76:.AR78])=3;1;0))" office:value-type="float" office:value="0" calcext:value-type="float">
            <text:p>0</text:p>
          </table:table-cell>
          <table:table-cell table:style-name="ce45" table:formula="of:=IF([.AR77]=1;IF(OR(SUM([.AQ76:.AS78];-1)=2;SUM([.AQ76:.AS78];-1)=3);1;0);IF(SUM([.AQ76:.AS78])=3;1;0))" office:value-type="float" office:value="0" calcext:value-type="float">
            <text:p>0</text:p>
          </table:table-cell>
          <table:table-cell table:style-name="ce45" table:formula="of:=IF([.AS77]=1;IF(OR(SUM([.AR76:.AT78];-1)=2;SUM([.AR76:.AT78];-1)=3);1;0);IF(SUM([.AR76:.AT78])=3;1;0))" office:value-type="float" office:value="0" calcext:value-type="float">
            <text:p>0</text:p>
          </table:table-cell>
          <table:table-cell table:style-name="ce45" table:formula="of:=IF([.AT77]=1;IF(OR(SUM([.AS76:.AU78];-1)=2;SUM([.AS76:.AU78];-1)=3);1;0);IF(SUM([.AS76:.AU78])=3;1;0))" office:value-type="float" office:value="0" calcext:value-type="float">
            <text:p>0</text:p>
          </table:table-cell>
          <table:table-cell table:style-name="ce45" table:formula="of:=IF([.AU77]=1;IF(OR(SUM([.AT76:.AV78];-1)=2;SUM([.AT76:.AV78];-1)=3);1;0);IF(SUM([.AT76:.AV78])=3;1;0))" office:value-type="float" office:value="0" calcext:value-type="float">
            <text:p>0</text:p>
          </table:table-cell>
          <table:table-cell table:style-name="ce45" table:formula="of:=IF([.AV77]=1;IF(OR(SUM([.AU76:.AW78];-1)=2;SUM([.AU76:.AW78];-1)=3);1;0);IF(SUM([.AU76:.AW78])=3;1;0))" office:value-type="float" office:value="0" calcext:value-type="float">
            <text:p>0</text:p>
          </table:table-cell>
          <table:table-cell table:style-name="ce45" table:formula="of:=IF([.AW77]=1;IF(OR(SUM([.AV76:.AX78];-1)=2;SUM([.AV76:.AX78];-1)=3);1;0);IF(SUM([.AV76:.AX78])=3;1;0))" office:value-type="float" office:value="0" calcext:value-type="float">
            <text:p>0</text:p>
          </table:table-cell>
          <table:table-cell table:style-name="ce45" table:formula="of:=IF([.AX77]=1;IF(OR(SUM([.AW76:.AY78];-1)=2;SUM([.AW76:.AY78];-1)=3);1;0);IF(SUM([.AW76:.AY78])=3;1;0))" office:value-type="float" office:value="0" calcext:value-type="float">
            <text:p>0</text:p>
          </table:table-cell>
          <table:table-cell table:style-name="ce45" table:formula="of:=IF([.AY77]=1;IF(OR(SUM([.AX76:.AZ78];-1)=2;SUM([.AX76:.AZ78];-1)=3);1;0);IF(SUM([.AX76:.AZ78])=3;1;0))" office:value-type="float" office:value="0" calcext:value-type="float">
            <text:p>0</text:p>
          </table:table-cell>
          <table:table-cell table:style-name="ce45" table:formula="of:=IF([.AZ77]=1;IF(OR(SUM([.AY76:.BA78];-1)=2;SUM([.AY76:.BA78];-1)=3);1;0);IF(SUM([.AY76:.BA78])=3;1;0))" office:value-type="float" office:value="0" calcext:value-type="float">
            <text:p>0</text:p>
          </table:table-cell>
          <table:table-cell table:style-name="ce45" table:formula="of:=IF([.BA77]=1;IF(OR(SUM([.AZ76:.BB78];-1)=2;SUM([.AZ76:.BB78];-1)=3);1;0);IF(SUM([.AZ76:.BB78])=3;1;0))" office:value-type="float" office:value="0" calcext:value-type="float">
            <text:p>0</text:p>
          </table:table-cell>
          <table:table-cell table:style-name="ce45" table:formula="of:=IF([.BB77]=1;IF(OR(SUM([.BA76:.BC78];-1)=2;SUM([.BA76:.BC78];-1)=3);1;0);IF(SUM([.BA76:.BC78])=3;1;0))" office:value-type="float" office:value="0" calcext:value-type="float">
            <text:p>0</text:p>
          </table:table-cell>
          <table:table-cell table:style-name="ce45" table:formula="of:=IF([.BC77]=1;IF(OR(SUM([.BB76:.BD78];-1)=2;SUM([.BB76:.BD78];-1)=3);1;0);IF(SUM([.BB76:.BD78])=3;1;0))" office:value-type="float" office:value="0" calcext:value-type="float">
            <text:p>0</text:p>
          </table:table-cell>
          <table:table-cell table:style-name="ce45" table:formula="of:=IF([.BD77]=1;IF(OR(SUM([.BC76:.BE78];-1)=2;SUM([.BC76:.BE78];-1)=3);1;0);IF(SUM([.BC76:.BE78])=3;1;0))" office:value-type="float" office:value="0" calcext:value-type="float">
            <text:p>0</text:p>
          </table:table-cell>
          <table:table-cell table:style-name="ce45" table:formula="of:=IF([.BE77]=1;IF(OR(SUM([.BD76:.BF78];-1)=2;SUM([.BD76:.BF78];-1)=3);1;0);IF(SUM([.BD76:.BF78])=3;1;0))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45" table:formula="of:=IF([.C78]=1;IF(OR(SUM([.B77:.D79];-1)=2;SUM([.B77:.D79];-1)=3);1;0);IF(SUM([.B77:.D79])=3;1;0))" office:value-type="float" office:value="0" calcext:value-type="float">
            <text:p>0</text:p>
          </table:table-cell>
          <table:table-cell table:style-name="ce45" table:formula="of:=IF([.D78]=1;IF(OR(SUM([.C77:.E79];-1)=2;SUM([.C77:.E79];-1)=3);1;0);IF(SUM([.C77:.E79])=3;1;0))" office:value-type="float" office:value="0" calcext:value-type="float">
            <text:p>0</text:p>
          </table:table-cell>
          <table:table-cell table:style-name="ce45" table:formula="of:=IF([.E78]=1;IF(OR(SUM([.D77:.F79];-1)=2;SUM([.D77:.F79];-1)=3);1;0);IF(SUM([.D77:.F79])=3;1;0))" office:value-type="float" office:value="0" calcext:value-type="float">
            <text:p>0</text:p>
          </table:table-cell>
          <table:table-cell table:style-name="ce45" table:formula="of:=IF([.F78]=1;IF(OR(SUM([.E77:.G79];-1)=2;SUM([.E77:.G79];-1)=3);1;0);IF(SUM([.E77:.G79])=3;1;0))" office:value-type="float" office:value="0" calcext:value-type="float">
            <text:p>0</text:p>
          </table:table-cell>
          <table:table-cell table:style-name="ce45" table:formula="of:=IF([.G78]=1;IF(OR(SUM([.F77:.H79];-1)=2;SUM([.F77:.H79];-1)=3);1;0);IF(SUM([.F77:.H79])=3;1;0))" office:value-type="float" office:value="0" calcext:value-type="float">
            <text:p>0</text:p>
          </table:table-cell>
          <table:table-cell table:style-name="ce45" table:formula="of:=IF([.H78]=1;IF(OR(SUM([.G77:.I79];-1)=2;SUM([.G77:.I79];-1)=3);1;0);IF(SUM([.G77:.I79])=3;1;0))" office:value-type="float" office:value="0" calcext:value-type="float">
            <text:p>0</text:p>
          </table:table-cell>
          <table:table-cell table:style-name="ce45" table:formula="of:=IF([.I78]=1;IF(OR(SUM([.H77:.J79];-1)=2;SUM([.H77:.J79];-1)=3);1;0);IF(SUM([.H77:.J79])=3;1;0))" office:value-type="float" office:value="0" calcext:value-type="float">
            <text:p>0</text:p>
          </table:table-cell>
          <table:table-cell table:style-name="ce45" table:formula="of:=IF([.J78]=1;IF(OR(SUM([.I77:.K79];-1)=2;SUM([.I77:.K79];-1)=3);1;0);IF(SUM([.I77:.K79])=3;1;0))" office:value-type="float" office:value="1" calcext:value-type="float">
            <text:p>1</text:p>
          </table:table-cell>
          <table:table-cell table:style-name="ce45" table:formula="of:=IF([.K78]=1;IF(OR(SUM([.J77:.L79];-1)=2;SUM([.J77:.L79];-1)=3);1;0);IF(SUM([.J77:.L79])=3;1;0))" office:value-type="float" office:value="1" calcext:value-type="float">
            <text:p>1</text:p>
          </table:table-cell>
          <table:table-cell table:style-name="ce45" table:formula="of:=IF([.L78]=1;IF(OR(SUM([.K77:.M79];-1)=2;SUM([.K77:.M79];-1)=3);1;0);IF(SUM([.K77:.M79])=3;1;0))" office:value-type="float" office:value="1" calcext:value-type="float">
            <text:p>1</text:p>
          </table:table-cell>
          <table:table-cell table:style-name="ce45" table:formula="of:=IF([.M78]=1;IF(OR(SUM([.L77:.N79];-1)=2;SUM([.L77:.N79];-1)=3);1;0);IF(SUM([.L77:.N79])=3;1;0))" office:value-type="float" office:value="1" calcext:value-type="float">
            <text:p>1</text:p>
          </table:table-cell>
          <table:table-cell table:style-name="ce45" table:formula="of:=IF([.N78]=1;IF(OR(SUM([.M77:.O79];-1)=2;SUM([.M77:.O79];-1)=3);1;0);IF(SUM([.M77:.O79])=3;1;0))" office:value-type="float" office:value="1" calcext:value-type="float">
            <text:p>1</text:p>
          </table:table-cell>
          <table:table-cell table:style-name="ce45" table:formula="of:=IF([.O78]=1;IF(OR(SUM([.N77:.P79];-1)=2;SUM([.N77:.P79];-1)=3);1;0);IF(SUM([.N77:.P79])=3;1;0))" office:value-type="float" office:value="0" calcext:value-type="float">
            <text:p>0</text:p>
          </table:table-cell>
          <table:table-cell table:style-name="ce45" table:formula="of:=IF([.P78]=1;IF(OR(SUM([.O77:.Q79];-1)=2;SUM([.O77:.Q79];-1)=3);1;0);IF(SUM([.O77:.Q79])=3;1;0))" office:value-type="float" office:value="0" calcext:value-type="float">
            <text:p>0</text:p>
          </table:table-cell>
          <table:table-cell table:style-name="ce45" table:formula="of:=IF([.Q78]=1;IF(OR(SUM([.P77:.R79];-1)=2;SUM([.P77:.R79];-1)=3);1;0);IF(SUM([.P77:.R79])=3;1;0))" office:value-type="float" office:value="0" calcext:value-type="float">
            <text:p>0</text:p>
          </table:table-cell>
          <table:table-cell table:style-name="ce45" table:formula="of:=IF([.R78]=1;IF(OR(SUM([.Q77:.S79];-1)=2;SUM([.Q77:.S79];-1)=3);1;0);IF(SUM([.Q77:.S79])=3;1;0))" office:value-type="float" office:value="0" calcext:value-type="float">
            <text:p>0</text:p>
          </table:table-cell>
          <table:table-cell table:style-name="ce45" table:formula="of:=IF([.S78]=1;IF(OR(SUM([.R77:.T79];-1)=2;SUM([.R77:.T79];-1)=3);1;0);IF(SUM([.R77:.T79])=3;1;0))" office:value-type="float" office:value="0" calcext:value-type="float">
            <text:p>0</text:p>
          </table:table-cell>
          <table:table-cell table:style-name="ce45" table:formula="of:=IF([.T78]=1;IF(OR(SUM([.S77:.U79];-1)=2;SUM([.S77:.U79];-1)=3);1;0);IF(SUM([.S77:.U79])=3;1;0))" office:value-type="float" office:value="0" calcext:value-type="float">
            <text:p>0</text:p>
          </table:table-cell>
          <table:table-cell table:style-name="ce45" table:formula="of:=IF([.U78]=1;IF(OR(SUM([.T77:.V79];-1)=2;SUM([.T77:.V79];-1)=3);1;0);IF(SUM([.T77:.V79])=3;1;0))" office:value-type="float" office:value="0" calcext:value-type="float">
            <text:p>0</text:p>
          </table:table-cell>
          <table:table-cell table:style-name="ce45" table:formula="of:=IF([.V78]=1;IF(OR(SUM([.U77:.W79];-1)=2;SUM([.U77:.W79];-1)=3);1;0);IF(SUM([.U77:.W79])=3;1;0))" office:value-type="float" office:value="0" calcext:value-type="float">
            <text:p>0</text:p>
          </table:table-cell>
          <table:table-cell table:style-name="ce45" table:formula="of:=IF([.W78]=1;IF(OR(SUM([.V77:.X79];-1)=2;SUM([.V77:.X79];-1)=3);1;0);IF(SUM([.V77:.X79])=3;1;0))" office:value-type="float" office:value="0" calcext:value-type="float">
            <text:p>0</text:p>
          </table:table-cell>
          <table:table-cell table:style-name="ce45" table:formula="of:=IF([.X78]=1;IF(OR(SUM([.W77:.Y79];-1)=2;SUM([.W77:.Y79];-1)=3);1;0);IF(SUM([.W77:.Y79])=3;1;0))" office:value-type="float" office:value="0" calcext:value-type="float">
            <text:p>0</text:p>
          </table:table-cell>
          <table:table-cell table:style-name="ce45" table:formula="of:=IF([.Y78]=1;IF(OR(SUM([.X77:.Z79];-1)=2;SUM([.X77:.Z79];-1)=3);1;0);IF(SUM([.X77:.Z79])=3;1;0))" office:value-type="float" office:value="0" calcext:value-type="float">
            <text:p>0</text:p>
          </table:table-cell>
          <table:table-cell table:style-name="ce45" table:formula="of:=IF([.Z78]=1;IF(OR(SUM([.Y77:.AA79];-1)=2;SUM([.Y77:.AA79];-1)=3);1;0);IF(SUM([.Y77:.AA79])=3;1;0))" office:value-type="float" office:value="0" calcext:value-type="float">
            <text:p>0</text:p>
          </table:table-cell>
          <table:table-cell table:style-name="ce45" table:formula="of:=IF([.AA78]=1;IF(OR(SUM([.Z77:.AB79];-1)=2;SUM([.Z77:.AB79];-1)=3);1;0);IF(SUM([.Z77:.AB79])=3;1;0))" office:value-type="float" office:value="0" calcext:value-type="float">
            <text:p>0</text:p>
          </table:table-cell>
          <table:table-cell table:style-name="ce45" table:formula="of:=IF([.AB78]=1;IF(OR(SUM([.AA77:.AC79];-1)=2;SUM([.AA77:.AC79];-1)=3);1;0);IF(SUM([.AA77:.AC79])=3;1;0))" office:value-type="float" office:value="0" calcext:value-type="float">
            <text:p>0</text:p>
          </table:table-cell>
          <table:table-cell table:style-name="ce45" table:formula="of:=IF([.AC78]=1;IF(OR(SUM([.AB77:.AD79];-1)=2;SUM([.AB77:.AD79];-1)=3);1;0);IF(SUM([.AB77:.AD79])=3;1;0))" office:value-type="float" office:value="0" calcext:value-type="float">
            <text:p>0</text:p>
          </table:table-cell>
          <table:table-cell table:style-name="ce45" table:formula="of:=IF([.AD78]=1;IF(OR(SUM([.AC77:.AE79];-1)=2;SUM([.AC77:.AE79];-1)=3);1;0);IF(SUM([.AC77:.AE79])=3;1;0))" office:value-type="float" office:value="0" calcext:value-type="float">
            <text:p>0</text:p>
          </table:table-cell>
          <table:table-cell table:style-name="ce45" table:formula="of:=IF([.AE78]=1;IF(OR(SUM([.AD77:.AF79];-1)=2;SUM([.AD77:.AF79];-1)=3);1;0);IF(SUM([.AD77:.AF79])=3;1;0))" office:value-type="float" office:value="0" calcext:value-type="float">
            <text:p>0</text:p>
          </table:table-cell>
          <table:table-cell table:style-name="ce45" table:formula="of:=IF([.AF78]=1;IF(OR(SUM([.AE77:.AG79];-1)=2;SUM([.AE77:.AG79];-1)=3);1;0);IF(SUM([.AE77:.AG79])=3;1;0))" office:value-type="float" office:value="0" calcext:value-type="float">
            <text:p>0</text:p>
          </table:table-cell>
          <table:table-cell table:style-name="ce45" table:formula="of:=IF([.AG78]=1;IF(OR(SUM([.AF77:.AH79];-1)=2;SUM([.AF77:.AH79];-1)=3);1;0);IF(SUM([.AF77:.AH79])=3;1;0))" office:value-type="float" office:value="0" calcext:value-type="float">
            <text:p>0</text:p>
          </table:table-cell>
          <table:table-cell table:style-name="ce45" table:formula="of:=IF([.AH78]=1;IF(OR(SUM([.AG77:.AI79];-1)=2;SUM([.AG77:.AI79];-1)=3);1;0);IF(SUM([.AG77:.AI79])=3;1;0))" office:value-type="float" office:value="0" calcext:value-type="float">
            <text:p>0</text:p>
          </table:table-cell>
          <table:table-cell table:style-name="ce45" table:formula="of:=IF([.AI78]=1;IF(OR(SUM([.AH77:.AJ79];-1)=2;SUM([.AH77:.AJ79];-1)=3);1;0);IF(SUM([.AH77:.AJ79])=3;1;0))" office:value-type="float" office:value="0" calcext:value-type="float">
            <text:p>0</text:p>
          </table:table-cell>
          <table:table-cell table:style-name="ce45" table:formula="of:=IF([.AJ78]=1;IF(OR(SUM([.AI77:.AK79];-1)=2;SUM([.AI77:.AK79];-1)=3);1;0);IF(SUM([.AI77:.AK79])=3;1;0))" office:value-type="float" office:value="0" calcext:value-type="float">
            <text:p>0</text:p>
          </table:table-cell>
          <table:table-cell table:style-name="ce45" table:formula="of:=IF([.AK78]=1;IF(OR(SUM([.AJ77:.AL79];-1)=2;SUM([.AJ77:.AL79];-1)=3);1;0);IF(SUM([.AJ77:.AL79])=3;1;0))" office:value-type="float" office:value="0" calcext:value-type="float">
            <text:p>0</text:p>
          </table:table-cell>
          <table:table-cell table:style-name="ce45" table:formula="of:=IF([.AL78]=1;IF(OR(SUM([.AK77:.AM79];-1)=2;SUM([.AK77:.AM79];-1)=3);1;0);IF(SUM([.AK77:.AM79])=3;1;0))" office:value-type="float" office:value="0" calcext:value-type="float">
            <text:p>0</text:p>
          </table:table-cell>
          <table:table-cell table:style-name="ce45" table:formula="of:=IF([.AM78]=1;IF(OR(SUM([.AL77:.AN79];-1)=2;SUM([.AL77:.AN79];-1)=3);1;0);IF(SUM([.AL77:.AN79])=3;1;0))" office:value-type="float" office:value="0" calcext:value-type="float">
            <text:p>0</text:p>
          </table:table-cell>
          <table:table-cell table:style-name="ce45" table:formula="of:=IF([.AN78]=1;IF(OR(SUM([.AM77:.AO79];-1)=2;SUM([.AM77:.AO79];-1)=3);1;0);IF(SUM([.AM77:.AO79])=3;1;0))" office:value-type="float" office:value="0" calcext:value-type="float">
            <text:p>0</text:p>
          </table:table-cell>
          <table:table-cell table:style-name="ce45" table:formula="of:=IF([.AO78]=1;IF(OR(SUM([.AN77:.AP79];-1)=2;SUM([.AN77:.AP79];-1)=3);1;0);IF(SUM([.AN77:.AP79])=3;1;0))" office:value-type="float" office:value="0" calcext:value-type="float">
            <text:p>0</text:p>
          </table:table-cell>
          <table:table-cell table:style-name="ce45" table:formula="of:=IF([.AP78]=1;IF(OR(SUM([.AO77:.AQ79];-1)=2;SUM([.AO77:.AQ79];-1)=3);1;0);IF(SUM([.AO77:.AQ79])=3;1;0))" office:value-type="float" office:value="0" calcext:value-type="float">
            <text:p>0</text:p>
          </table:table-cell>
          <table:table-cell table:style-name="ce45" table:formula="of:=IF([.AQ78]=1;IF(OR(SUM([.AP77:.AR79];-1)=2;SUM([.AP77:.AR79];-1)=3);1;0);IF(SUM([.AP77:.AR79])=3;1;0))" office:value-type="float" office:value="0" calcext:value-type="float">
            <text:p>0</text:p>
          </table:table-cell>
          <table:table-cell table:style-name="ce45" table:formula="of:=IF([.AR78]=1;IF(OR(SUM([.AQ77:.AS79];-1)=2;SUM([.AQ77:.AS79];-1)=3);1;0);IF(SUM([.AQ77:.AS79])=3;1;0))" office:value-type="float" office:value="0" calcext:value-type="float">
            <text:p>0</text:p>
          </table:table-cell>
          <table:table-cell table:style-name="ce45" table:formula="of:=IF([.AS78]=1;IF(OR(SUM([.AR77:.AT79];-1)=2;SUM([.AR77:.AT79];-1)=3);1;0);IF(SUM([.AR77:.AT79])=3;1;0))" office:value-type="float" office:value="0" calcext:value-type="float">
            <text:p>0</text:p>
          </table:table-cell>
          <table:table-cell table:style-name="ce45" table:formula="of:=IF([.AT78]=1;IF(OR(SUM([.AS77:.AU79];-1)=2;SUM([.AS77:.AU79];-1)=3);1;0);IF(SUM([.AS77:.AU79])=3;1;0))" office:value-type="float" office:value="0" calcext:value-type="float">
            <text:p>0</text:p>
          </table:table-cell>
          <table:table-cell table:style-name="ce45" table:formula="of:=IF([.AU78]=1;IF(OR(SUM([.AT77:.AV79];-1)=2;SUM([.AT77:.AV79];-1)=3);1;0);IF(SUM([.AT77:.AV79])=3;1;0))" office:value-type="float" office:value="0" calcext:value-type="float">
            <text:p>0</text:p>
          </table:table-cell>
          <table:table-cell table:style-name="ce45" table:formula="of:=IF([.AV78]=1;IF(OR(SUM([.AU77:.AW79];-1)=2;SUM([.AU77:.AW79];-1)=3);1;0);IF(SUM([.AU77:.AW79])=3;1;0))" office:value-type="float" office:value="0" calcext:value-type="float">
            <text:p>0</text:p>
          </table:table-cell>
          <table:table-cell table:style-name="ce45" table:formula="of:=IF([.AW78]=1;IF(OR(SUM([.AV77:.AX79];-1)=2;SUM([.AV77:.AX79];-1)=3);1;0);IF(SUM([.AV77:.AX79])=3;1;0))" office:value-type="float" office:value="0" calcext:value-type="float">
            <text:p>0</text:p>
          </table:table-cell>
          <table:table-cell table:style-name="ce45" table:formula="of:=IF([.AX78]=1;IF(OR(SUM([.AW77:.AY79];-1)=2;SUM([.AW77:.AY79];-1)=3);1;0);IF(SUM([.AW77:.AY79])=3;1;0))" office:value-type="float" office:value="0" calcext:value-type="float">
            <text:p>0</text:p>
          </table:table-cell>
          <table:table-cell table:style-name="ce45" table:formula="of:=IF([.AY78]=1;IF(OR(SUM([.AX77:.AZ79];-1)=2;SUM([.AX77:.AZ79];-1)=3);1;0);IF(SUM([.AX77:.AZ79])=3;1;0))" office:value-type="float" office:value="0" calcext:value-type="float">
            <text:p>0</text:p>
          </table:table-cell>
          <table:table-cell table:style-name="ce45" table:formula="of:=IF([.AZ78]=1;IF(OR(SUM([.AY77:.BA79];-1)=2;SUM([.AY77:.BA79];-1)=3);1;0);IF(SUM([.AY77:.BA79])=3;1;0))" office:value-type="float" office:value="0" calcext:value-type="float">
            <text:p>0</text:p>
          </table:table-cell>
          <table:table-cell table:style-name="ce45" table:formula="of:=IF([.BA78]=1;IF(OR(SUM([.AZ77:.BB79];-1)=2;SUM([.AZ77:.BB79];-1)=3);1;0);IF(SUM([.AZ77:.BB79])=3;1;0))" office:value-type="float" office:value="0" calcext:value-type="float">
            <text:p>0</text:p>
          </table:table-cell>
          <table:table-cell table:style-name="ce45" table:formula="of:=IF([.BB78]=1;IF(OR(SUM([.BA77:.BC79];-1)=2;SUM([.BA77:.BC79];-1)=3);1;0);IF(SUM([.BA77:.BC79])=3;1;0))" office:value-type="float" office:value="0" calcext:value-type="float">
            <text:p>0</text:p>
          </table:table-cell>
          <table:table-cell table:style-name="ce45" table:formula="of:=IF([.BC78]=1;IF(OR(SUM([.BB77:.BD79];-1)=2;SUM([.BB77:.BD79];-1)=3);1;0);IF(SUM([.BB77:.BD79])=3;1;0))" office:value-type="float" office:value="0" calcext:value-type="float">
            <text:p>0</text:p>
          </table:table-cell>
          <table:table-cell table:style-name="ce45" table:formula="of:=IF([.BD78]=1;IF(OR(SUM([.BC77:.BE79];-1)=2;SUM([.BC77:.BE79];-1)=3);1;0);IF(SUM([.BC77:.BE79])=3;1;0))" office:value-type="float" office:value="0" calcext:value-type="float">
            <text:p>0</text:p>
          </table:table-cell>
          <table:table-cell table:style-name="ce45" table:formula="of:=IF([.BE78]=1;IF(OR(SUM([.BD77:.BF79];-1)=2;SUM([.BD77:.BF79];-1)=3);1;0);IF(SUM([.BD77:.BF79])=3;1;0))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45" table:formula="of:=IF([.C79]=1;IF(OR(SUM([.B78:.D80];-1)=2;SUM([.B78:.D80];-1)=3);1;0);IF(SUM([.B78:.D80])=3;1;0))" office:value-type="float" office:value="0" calcext:value-type="float">
            <text:p>0</text:p>
          </table:table-cell>
          <table:table-cell table:style-name="ce45" table:formula="of:=IF([.D79]=1;IF(OR(SUM([.C78:.E80];-1)=2;SUM([.C78:.E80];-1)=3);1;0);IF(SUM([.C78:.E80])=3;1;0))" office:value-type="float" office:value="0" calcext:value-type="float">
            <text:p>0</text:p>
          </table:table-cell>
          <table:table-cell table:style-name="ce45" table:formula="of:=IF([.E79]=1;IF(OR(SUM([.D78:.F80];-1)=2;SUM([.D78:.F80];-1)=3);1;0);IF(SUM([.D78:.F80])=3;1;0))" office:value-type="float" office:value="0" calcext:value-type="float">
            <text:p>0</text:p>
          </table:table-cell>
          <table:table-cell table:style-name="ce45" table:formula="of:=IF([.F79]=1;IF(OR(SUM([.E78:.G80];-1)=2;SUM([.E78:.G80];-1)=3);1;0);IF(SUM([.E78:.G80])=3;1;0))" office:value-type="float" office:value="0" calcext:value-type="float">
            <text:p>0</text:p>
          </table:table-cell>
          <table:table-cell table:style-name="ce45" table:formula="of:=IF([.G79]=1;IF(OR(SUM([.F78:.H80];-1)=2;SUM([.F78:.H80];-1)=3);1;0);IF(SUM([.F78:.H80])=3;1;0))" office:value-type="float" office:value="0" calcext:value-type="float">
            <text:p>0</text:p>
          </table:table-cell>
          <table:table-cell table:style-name="ce45" table:formula="of:=IF([.H79]=1;IF(OR(SUM([.G78:.I80];-1)=2;SUM([.G78:.I80];-1)=3);1;0);IF(SUM([.G78:.I80])=3;1;0))" office:value-type="float" office:value="0" calcext:value-type="float">
            <text:p>0</text:p>
          </table:table-cell>
          <table:table-cell table:style-name="ce45" table:formula="of:=IF([.I79]=1;IF(OR(SUM([.H78:.J80];-1)=2;SUM([.H78:.J80];-1)=3);1;0);IF(SUM([.H78:.J80])=3;1;0))" office:value-type="float" office:value="0" calcext:value-type="float">
            <text:p>0</text:p>
          </table:table-cell>
          <table:table-cell table:style-name="ce45" table:formula="of:=IF([.J79]=1;IF(OR(SUM([.I78:.K80];-1)=2;SUM([.I78:.K80];-1)=3);1;0);IF(SUM([.I78:.K80])=3;1;0))" office:value-type="float" office:value="0" calcext:value-type="float">
            <text:p>0</text:p>
          </table:table-cell>
          <table:table-cell table:style-name="ce45" table:formula="of:=IF([.K79]=1;IF(OR(SUM([.J78:.L80];-1)=2;SUM([.J78:.L80];-1)=3);1;0);IF(SUM([.J78:.L80])=3;1;0))" office:value-type="float" office:value="1" calcext:value-type="float">
            <text:p>1</text:p>
          </table:table-cell>
          <table:table-cell table:style-name="ce45" table:formula="of:=IF([.L79]=1;IF(OR(SUM([.K78:.M80];-1)=2;SUM([.K78:.M80];-1)=3);1;0);IF(SUM([.K78:.M80])=3;1;0))" office:value-type="float" office:value="1" calcext:value-type="float">
            <text:p>1</text:p>
          </table:table-cell>
          <table:table-cell table:style-name="ce45" table:formula="of:=IF([.M79]=1;IF(OR(SUM([.L78:.N80];-1)=2;SUM([.L78:.N80];-1)=3);1;0);IF(SUM([.L78:.N80])=3;1;0))" office:value-type="float" office:value="1" calcext:value-type="float">
            <text:p>1</text:p>
          </table:table-cell>
          <table:table-cell table:style-name="ce45" table:formula="of:=IF([.N79]=1;IF(OR(SUM([.M78:.O80];-1)=2;SUM([.M78:.O80];-1)=3);1;0);IF(SUM([.M78:.O80])=3;1;0))" office:value-type="float" office:value="0" calcext:value-type="float">
            <text:p>0</text:p>
          </table:table-cell>
          <table:table-cell table:style-name="ce45" table:formula="of:=IF([.O79]=1;IF(OR(SUM([.N78:.P80];-1)=2;SUM([.N78:.P80];-1)=3);1;0);IF(SUM([.N78:.P80])=3;1;0))" office:value-type="float" office:value="0" calcext:value-type="float">
            <text:p>0</text:p>
          </table:table-cell>
          <table:table-cell table:style-name="ce45" table:formula="of:=IF([.P79]=1;IF(OR(SUM([.O78:.Q80];-1)=2;SUM([.O78:.Q80];-1)=3);1;0);IF(SUM([.O78:.Q80])=3;1;0))" office:value-type="float" office:value="0" calcext:value-type="float">
            <text:p>0</text:p>
          </table:table-cell>
          <table:table-cell table:style-name="ce45" table:formula="of:=IF([.Q79]=1;IF(OR(SUM([.P78:.R80];-1)=2;SUM([.P78:.R80];-1)=3);1;0);IF(SUM([.P78:.R80])=3;1;0))" office:value-type="float" office:value="0" calcext:value-type="float">
            <text:p>0</text:p>
          </table:table-cell>
          <table:table-cell table:style-name="ce45" table:formula="of:=IF([.R79]=1;IF(OR(SUM([.Q78:.S80];-1)=2;SUM([.Q78:.S80];-1)=3);1;0);IF(SUM([.Q78:.S80])=3;1;0))" office:value-type="float" office:value="0" calcext:value-type="float">
            <text:p>0</text:p>
          </table:table-cell>
          <table:table-cell table:style-name="ce45" table:formula="of:=IF([.S79]=1;IF(OR(SUM([.R78:.T80];-1)=2;SUM([.R78:.T80];-1)=3);1;0);IF(SUM([.R78:.T80])=3;1;0))" office:value-type="float" office:value="0" calcext:value-type="float">
            <text:p>0</text:p>
          </table:table-cell>
          <table:table-cell table:style-name="ce45" table:formula="of:=IF([.T79]=1;IF(OR(SUM([.S78:.U80];-1)=2;SUM([.S78:.U80];-1)=3);1;0);IF(SUM([.S78:.U80])=3;1;0))" office:value-type="float" office:value="0" calcext:value-type="float">
            <text:p>0</text:p>
          </table:table-cell>
          <table:table-cell table:style-name="ce45" table:formula="of:=IF([.U79]=1;IF(OR(SUM([.T78:.V80];-1)=2;SUM([.T78:.V80];-1)=3);1;0);IF(SUM([.T78:.V80])=3;1;0))" office:value-type="float" office:value="0" calcext:value-type="float">
            <text:p>0</text:p>
          </table:table-cell>
          <table:table-cell table:style-name="ce45" table:formula="of:=IF([.V79]=1;IF(OR(SUM([.U78:.W80];-1)=2;SUM([.U78:.W80];-1)=3);1;0);IF(SUM([.U78:.W80])=3;1;0))" office:value-type="float" office:value="0" calcext:value-type="float">
            <text:p>0</text:p>
          </table:table-cell>
          <table:table-cell table:style-name="ce45" table:formula="of:=IF([.W79]=1;IF(OR(SUM([.V78:.X80];-1)=2;SUM([.V78:.X80];-1)=3);1;0);IF(SUM([.V78:.X80])=3;1;0))" office:value-type="float" office:value="0" calcext:value-type="float">
            <text:p>0</text:p>
          </table:table-cell>
          <table:table-cell table:style-name="ce45" table:formula="of:=IF([.X79]=1;IF(OR(SUM([.W78:.Y80];-1)=2;SUM([.W78:.Y80];-1)=3);1;0);IF(SUM([.W78:.Y80])=3;1;0))" office:value-type="float" office:value="0" calcext:value-type="float">
            <text:p>0</text:p>
          </table:table-cell>
          <table:table-cell table:style-name="ce45" table:formula="of:=IF([.Y79]=1;IF(OR(SUM([.X78:.Z80];-1)=2;SUM([.X78:.Z80];-1)=3);1;0);IF(SUM([.X78:.Z80])=3;1;0))" office:value-type="float" office:value="0" calcext:value-type="float">
            <text:p>0</text:p>
          </table:table-cell>
          <table:table-cell table:style-name="ce45" table:formula="of:=IF([.Z79]=1;IF(OR(SUM([.Y78:.AA80];-1)=2;SUM([.Y78:.AA80];-1)=3);1;0);IF(SUM([.Y78:.AA80])=3;1;0))" office:value-type="float" office:value="1" calcext:value-type="float">
            <text:p>1</text:p>
          </table:table-cell>
          <table:table-cell table:style-name="ce45" table:formula="of:=IF([.AA79]=1;IF(OR(SUM([.Z78:.AB80];-1)=2;SUM([.Z78:.AB80];-1)=3);1;0);IF(SUM([.Z78:.AB80])=3;1;0))" office:value-type="float" office:value="0" calcext:value-type="float">
            <text:p>0</text:p>
          </table:table-cell>
          <table:table-cell table:style-name="ce45" table:formula="of:=IF([.AB79]=1;IF(OR(SUM([.AA78:.AC80];-1)=2;SUM([.AA78:.AC80];-1)=3);1;0);IF(SUM([.AA78:.AC80])=3;1;0))" office:value-type="float" office:value="0" calcext:value-type="float">
            <text:p>0</text:p>
          </table:table-cell>
          <table:table-cell table:style-name="ce45" table:formula="of:=IF([.AC79]=1;IF(OR(SUM([.AB78:.AD80];-1)=2;SUM([.AB78:.AD80];-1)=3);1;0);IF(SUM([.AB78:.AD80])=3;1;0))" office:value-type="float" office:value="1" calcext:value-type="float">
            <text:p>1</text:p>
          </table:table-cell>
          <table:table-cell table:style-name="ce45" table:formula="of:=IF([.AD79]=1;IF(OR(SUM([.AC78:.AE80];-1)=2;SUM([.AC78:.AE80];-1)=3);1;0);IF(SUM([.AC78:.AE80])=3;1;0))" office:value-type="float" office:value="0" calcext:value-type="float">
            <text:p>0</text:p>
          </table:table-cell>
          <table:table-cell table:style-name="ce45" table:formula="of:=IF([.AE79]=1;IF(OR(SUM([.AD78:.AF80];-1)=2;SUM([.AD78:.AF80];-1)=3);1;0);IF(SUM([.AD78:.AF80])=3;1;0))" office:value-type="float" office:value="0" calcext:value-type="float">
            <text:p>0</text:p>
          </table:table-cell>
          <table:table-cell table:style-name="ce45" table:formula="of:=IF([.AF79]=1;IF(OR(SUM([.AE78:.AG80];-1)=2;SUM([.AE78:.AG80];-1)=3);1;0);IF(SUM([.AE78:.AG80])=3;1;0))" office:value-type="float" office:value="0" calcext:value-type="float">
            <text:p>0</text:p>
          </table:table-cell>
          <table:table-cell table:style-name="ce45" table:formula="of:=IF([.AG79]=1;IF(OR(SUM([.AF78:.AH80];-1)=2;SUM([.AF78:.AH80];-1)=3);1;0);IF(SUM([.AF78:.AH80])=3;1;0))" office:value-type="float" office:value="0" calcext:value-type="float">
            <text:p>0</text:p>
          </table:table-cell>
          <table:table-cell table:style-name="ce45" table:formula="of:=IF([.AH79]=1;IF(OR(SUM([.AG78:.AI80];-1)=2;SUM([.AG78:.AI80];-1)=3);1;0);IF(SUM([.AG78:.AI80])=3;1;0))" office:value-type="float" office:value="0" calcext:value-type="float">
            <text:p>0</text:p>
          </table:table-cell>
          <table:table-cell table:style-name="ce45" table:formula="of:=IF([.AI79]=1;IF(OR(SUM([.AH78:.AJ80];-1)=2;SUM([.AH78:.AJ80];-1)=3);1;0);IF(SUM([.AH78:.AJ80])=3;1;0))" office:value-type="float" office:value="0" calcext:value-type="float">
            <text:p>0</text:p>
          </table:table-cell>
          <table:table-cell table:style-name="ce45" table:formula="of:=IF([.AJ79]=1;IF(OR(SUM([.AI78:.AK80];-1)=2;SUM([.AI78:.AK80];-1)=3);1;0);IF(SUM([.AI78:.AK80])=3;1;0))" office:value-type="float" office:value="0" calcext:value-type="float">
            <text:p>0</text:p>
          </table:table-cell>
          <table:table-cell table:style-name="ce45" table:formula="of:=IF([.AK79]=1;IF(OR(SUM([.AJ78:.AL80];-1)=2;SUM([.AJ78:.AL80];-1)=3);1;0);IF(SUM([.AJ78:.AL80])=3;1;0))" office:value-type="float" office:value="0" calcext:value-type="float">
            <text:p>0</text:p>
          </table:table-cell>
          <table:table-cell table:style-name="ce45" table:formula="of:=IF([.AL79]=1;IF(OR(SUM([.AK78:.AM80];-1)=2;SUM([.AK78:.AM80];-1)=3);1;0);IF(SUM([.AK78:.AM80])=3;1;0))" office:value-type="float" office:value="0" calcext:value-type="float">
            <text:p>0</text:p>
          </table:table-cell>
          <table:table-cell table:style-name="ce45" table:formula="of:=IF([.AM79]=1;IF(OR(SUM([.AL78:.AN80];-1)=2;SUM([.AL78:.AN80];-1)=3);1;0);IF(SUM([.AL78:.AN80])=3;1;0))" office:value-type="float" office:value="0" calcext:value-type="float">
            <text:p>0</text:p>
          </table:table-cell>
          <table:table-cell table:style-name="ce45" table:formula="of:=IF([.AN79]=1;IF(OR(SUM([.AM78:.AO80];-1)=2;SUM([.AM78:.AO80];-1)=3);1;0);IF(SUM([.AM78:.AO80])=3;1;0))" office:value-type="float" office:value="0" calcext:value-type="float">
            <text:p>0</text:p>
          </table:table-cell>
          <table:table-cell table:style-name="ce45" table:formula="of:=IF([.AO79]=1;IF(OR(SUM([.AN78:.AP80];-1)=2;SUM([.AN78:.AP80];-1)=3);1;0);IF(SUM([.AN78:.AP80])=3;1;0))" office:value-type="float" office:value="0" calcext:value-type="float">
            <text:p>0</text:p>
          </table:table-cell>
          <table:table-cell table:style-name="ce45" table:formula="of:=IF([.AP79]=1;IF(OR(SUM([.AO78:.AQ80];-1)=2;SUM([.AO78:.AQ80];-1)=3);1;0);IF(SUM([.AO78:.AQ80])=3;1;0))" office:value-type="float" office:value="0" calcext:value-type="float">
            <text:p>0</text:p>
          </table:table-cell>
          <table:table-cell table:style-name="ce45" table:formula="of:=IF([.AQ79]=1;IF(OR(SUM([.AP78:.AR80];-1)=2;SUM([.AP78:.AR80];-1)=3);1;0);IF(SUM([.AP78:.AR80])=3;1;0))" office:value-type="float" office:value="0" calcext:value-type="float">
            <text:p>0</text:p>
          </table:table-cell>
          <table:table-cell table:style-name="ce45" table:formula="of:=IF([.AR79]=1;IF(OR(SUM([.AQ78:.AS80];-1)=2;SUM([.AQ78:.AS80];-1)=3);1;0);IF(SUM([.AQ78:.AS80])=3;1;0))" office:value-type="float" office:value="0" calcext:value-type="float">
            <text:p>0</text:p>
          </table:table-cell>
          <table:table-cell table:style-name="ce45" table:formula="of:=IF([.AS79]=1;IF(OR(SUM([.AR78:.AT80];-1)=2;SUM([.AR78:.AT80];-1)=3);1;0);IF(SUM([.AR78:.AT80])=3;1;0))" office:value-type="float" office:value="0" calcext:value-type="float">
            <text:p>0</text:p>
          </table:table-cell>
          <table:table-cell table:style-name="ce45" table:formula="of:=IF([.AT79]=1;IF(OR(SUM([.AS78:.AU80];-1)=2;SUM([.AS78:.AU80];-1)=3);1;0);IF(SUM([.AS78:.AU80])=3;1;0))" office:value-type="float" office:value="0" calcext:value-type="float">
            <text:p>0</text:p>
          </table:table-cell>
          <table:table-cell table:style-name="ce45" table:formula="of:=IF([.AU79]=1;IF(OR(SUM([.AT78:.AV80];-1)=2;SUM([.AT78:.AV80];-1)=3);1;0);IF(SUM([.AT78:.AV80])=3;1;0))" office:value-type="float" office:value="0" calcext:value-type="float">
            <text:p>0</text:p>
          </table:table-cell>
          <table:table-cell table:style-name="ce45" table:formula="of:=IF([.AV79]=1;IF(OR(SUM([.AU78:.AW80];-1)=2;SUM([.AU78:.AW80];-1)=3);1;0);IF(SUM([.AU78:.AW80])=3;1;0))" office:value-type="float" office:value="0" calcext:value-type="float">
            <text:p>0</text:p>
          </table:table-cell>
          <table:table-cell table:style-name="ce45" table:formula="of:=IF([.AW79]=1;IF(OR(SUM([.AV78:.AX80];-1)=2;SUM([.AV78:.AX80];-1)=3);1;0);IF(SUM([.AV78:.AX80])=3;1;0))" office:value-type="float" office:value="0" calcext:value-type="float">
            <text:p>0</text:p>
          </table:table-cell>
          <table:table-cell table:style-name="ce45" table:formula="of:=IF([.AX79]=1;IF(OR(SUM([.AW78:.AY80];-1)=2;SUM([.AW78:.AY80];-1)=3);1;0);IF(SUM([.AW78:.AY80])=3;1;0))" office:value-type="float" office:value="0" calcext:value-type="float">
            <text:p>0</text:p>
          </table:table-cell>
          <table:table-cell table:style-name="ce45" table:formula="of:=IF([.AY79]=1;IF(OR(SUM([.AX78:.AZ80];-1)=2;SUM([.AX78:.AZ80];-1)=3);1;0);IF(SUM([.AX78:.AZ80])=3;1;0))" office:value-type="float" office:value="0" calcext:value-type="float">
            <text:p>0</text:p>
          </table:table-cell>
          <table:table-cell table:style-name="ce45" table:formula="of:=IF([.AZ79]=1;IF(OR(SUM([.AY78:.BA80];-1)=2;SUM([.AY78:.BA80];-1)=3);1;0);IF(SUM([.AY78:.BA80])=3;1;0))" office:value-type="float" office:value="0" calcext:value-type="float">
            <text:p>0</text:p>
          </table:table-cell>
          <table:table-cell table:style-name="ce45" table:formula="of:=IF([.BA79]=1;IF(OR(SUM([.AZ78:.BB80];-1)=2;SUM([.AZ78:.BB80];-1)=3);1;0);IF(SUM([.AZ78:.BB80])=3;1;0))" office:value-type="float" office:value="0" calcext:value-type="float">
            <text:p>0</text:p>
          </table:table-cell>
          <table:table-cell table:style-name="ce45" table:formula="of:=IF([.BB79]=1;IF(OR(SUM([.BA78:.BC80];-1)=2;SUM([.BA78:.BC80];-1)=3);1;0);IF(SUM([.BA78:.BC80])=3;1;0))" office:value-type="float" office:value="0" calcext:value-type="float">
            <text:p>0</text:p>
          </table:table-cell>
          <table:table-cell table:style-name="ce45" table:formula="of:=IF([.BC79]=1;IF(OR(SUM([.BB78:.BD80];-1)=2;SUM([.BB78:.BD80];-1)=3);1;0);IF(SUM([.BB78:.BD80])=3;1;0))" office:value-type="float" office:value="0" calcext:value-type="float">
            <text:p>0</text:p>
          </table:table-cell>
          <table:table-cell table:style-name="ce45" table:formula="of:=IF([.BD79]=1;IF(OR(SUM([.BC78:.BE80];-1)=2;SUM([.BC78:.BE80];-1)=3);1;0);IF(SUM([.BC78:.BE80])=3;1;0))" office:value-type="float" office:value="0" calcext:value-type="float">
            <text:p>0</text:p>
          </table:table-cell>
          <table:table-cell table:style-name="ce45" table:formula="of:=IF([.BE79]=1;IF(OR(SUM([.BD78:.BF80];-1)=2;SUM([.BD78:.BF80];-1)=3);1;0);IF(SUM([.BD78:.BF80])=3;1;0))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45" table:formula="of:=IF([.C80]=1;IF(OR(SUM([.B79:.D81];-1)=2;SUM([.B79:.D81];-1)=3);1;0);IF(SUM([.B79:.D81])=3;1;0))" office:value-type="float" office:value="0" calcext:value-type="float">
            <text:p>0</text:p>
          </table:table-cell>
          <table:table-cell table:style-name="ce45" table:formula="of:=IF([.D80]=1;IF(OR(SUM([.C79:.E81];-1)=2;SUM([.C79:.E81];-1)=3);1;0);IF(SUM([.C79:.E81])=3;1;0))" office:value-type="float" office:value="0" calcext:value-type="float">
            <text:p>0</text:p>
          </table:table-cell>
          <table:table-cell table:style-name="ce45" table:formula="of:=IF([.E80]=1;IF(OR(SUM([.D79:.F81];-1)=2;SUM([.D79:.F81];-1)=3);1;0);IF(SUM([.D79:.F81])=3;1;0))" office:value-type="float" office:value="0" calcext:value-type="float">
            <text:p>0</text:p>
          </table:table-cell>
          <table:table-cell table:style-name="ce45" table:formula="of:=IF([.F80]=1;IF(OR(SUM([.E79:.G81];-1)=2;SUM([.E79:.G81];-1)=3);1;0);IF(SUM([.E79:.G81])=3;1;0))" office:value-type="float" office:value="0" calcext:value-type="float">
            <text:p>0</text:p>
          </table:table-cell>
          <table:table-cell table:style-name="ce45" table:formula="of:=IF([.G80]=1;IF(OR(SUM([.F79:.H81];-1)=2;SUM([.F79:.H81];-1)=3);1;0);IF(SUM([.F79:.H81])=3;1;0))" office:value-type="float" office:value="0" calcext:value-type="float">
            <text:p>0</text:p>
          </table:table-cell>
          <table:table-cell table:style-name="ce45" table:formula="of:=IF([.H80]=1;IF(OR(SUM([.G79:.I81];-1)=2;SUM([.G79:.I81];-1)=3);1;0);IF(SUM([.G79:.I81])=3;1;0))" office:value-type="float" office:value="0" calcext:value-type="float">
            <text:p>0</text:p>
          </table:table-cell>
          <table:table-cell table:style-name="ce45" table:formula="of:=IF([.I80]=1;IF(OR(SUM([.H79:.J81];-1)=2;SUM([.H79:.J81];-1)=3);1;0);IF(SUM([.H79:.J81])=3;1;0))" office:value-type="float" office:value="0" calcext:value-type="float">
            <text:p>0</text:p>
          </table:table-cell>
          <table:table-cell table:style-name="ce45" table:formula="of:=IF([.J80]=1;IF(OR(SUM([.I79:.K81];-1)=2;SUM([.I79:.K81];-1)=3);1;0);IF(SUM([.I79:.K81])=3;1;0))" office:value-type="float" office:value="0" calcext:value-type="float">
            <text:p>0</text:p>
          </table:table-cell>
          <table:table-cell table:style-name="ce45" table:formula="of:=IF([.K80]=1;IF(OR(SUM([.J79:.L81];-1)=2;SUM([.J79:.L81];-1)=3);1;0);IF(SUM([.J79:.L81])=3;1;0))" office:value-type="float" office:value="0" calcext:value-type="float">
            <text:p>0</text:p>
          </table:table-cell>
          <table:table-cell table:style-name="ce45" table:formula="of:=IF([.L80]=1;IF(OR(SUM([.K79:.M81];-1)=2;SUM([.K79:.M81];-1)=3);1;0);IF(SUM([.K79:.M81])=3;1;0))" office:value-type="float" office:value="1" calcext:value-type="float">
            <text:p>1</text:p>
          </table:table-cell>
          <table:table-cell table:style-name="ce45" table:formula="of:=IF([.M80]=1;IF(OR(SUM([.L79:.N81];-1)=2;SUM([.L79:.N81];-1)=3);1;0);IF(SUM([.L79:.N81])=3;1;0))" office:value-type="float" office:value="0" calcext:value-type="float">
            <text:p>0</text:p>
          </table:table-cell>
          <table:table-cell table:style-name="ce45" table:formula="of:=IF([.N80]=1;IF(OR(SUM([.M79:.O81];-1)=2;SUM([.M79:.O81];-1)=3);1;0);IF(SUM([.M79:.O81])=3;1;0))" office:value-type="float" office:value="0" calcext:value-type="float">
            <text:p>0</text:p>
          </table:table-cell>
          <table:table-cell table:style-name="ce45" table:formula="of:=IF([.O80]=1;IF(OR(SUM([.N79:.P81];-1)=2;SUM([.N79:.P81];-1)=3);1;0);IF(SUM([.N79:.P81])=3;1;0))" office:value-type="float" office:value="0" calcext:value-type="float">
            <text:p>0</text:p>
          </table:table-cell>
          <table:table-cell table:style-name="ce45" table:formula="of:=IF([.P80]=1;IF(OR(SUM([.O79:.Q81];-1)=2;SUM([.O79:.Q81];-1)=3);1;0);IF(SUM([.O79:.Q81])=3;1;0))" office:value-type="float" office:value="0" calcext:value-type="float">
            <text:p>0</text:p>
          </table:table-cell>
          <table:table-cell table:style-name="ce45" table:formula="of:=IF([.Q80]=1;IF(OR(SUM([.P79:.R81];-1)=2;SUM([.P79:.R81];-1)=3);1;0);IF(SUM([.P79:.R81])=3;1;0))" office:value-type="float" office:value="0" calcext:value-type="float">
            <text:p>0</text:p>
          </table:table-cell>
          <table:table-cell table:style-name="ce45" table:formula="of:=IF([.R80]=1;IF(OR(SUM([.Q79:.S81];-1)=2;SUM([.Q79:.S81];-1)=3);1;0);IF(SUM([.Q79:.S81])=3;1;0))" office:value-type="float" office:value="0" calcext:value-type="float">
            <text:p>0</text:p>
          </table:table-cell>
          <table:table-cell table:style-name="ce45" table:formula="of:=IF([.S80]=1;IF(OR(SUM([.R79:.T81];-1)=2;SUM([.R79:.T81];-1)=3);1;0);IF(SUM([.R79:.T81])=3;1;0))" office:value-type="float" office:value="1" calcext:value-type="float">
            <text:p>1</text:p>
          </table:table-cell>
          <table:table-cell table:style-name="ce45" table:formula="of:=IF([.T80]=1;IF(OR(SUM([.S79:.U81];-1)=2;SUM([.S79:.U81];-1)=3);1;0);IF(SUM([.S79:.U81])=3;1;0))" office:value-type="float" office:value="1" calcext:value-type="float">
            <text:p>1</text:p>
          </table:table-cell>
          <table:table-cell table:style-name="ce45" table:formula="of:=IF([.U80]=1;IF(OR(SUM([.T79:.V81];-1)=2;SUM([.T79:.V81];-1)=3);1;0);IF(SUM([.T79:.V81])=3;1;0))" office:value-type="float" office:value="0" calcext:value-type="float">
            <text:p>0</text:p>
          </table:table-cell>
          <table:table-cell table:style-name="ce45" table:formula="of:=IF([.V80]=1;IF(OR(SUM([.U79:.W81];-1)=2;SUM([.U79:.W81];-1)=3);1;0);IF(SUM([.U79:.W81])=3;1;0))" office:value-type="float" office:value="0" calcext:value-type="float">
            <text:p>0</text:p>
          </table:table-cell>
          <table:table-cell table:style-name="ce45" table:formula="of:=IF([.W80]=1;IF(OR(SUM([.V79:.X81];-1)=2;SUM([.V79:.X81];-1)=3);1;0);IF(SUM([.V79:.X81])=3;1;0))" office:value-type="float" office:value="0" calcext:value-type="float">
            <text:p>0</text:p>
          </table:table-cell>
          <table:table-cell table:style-name="ce45" table:formula="of:=IF([.X80]=1;IF(OR(SUM([.W79:.Y81];-1)=2;SUM([.W79:.Y81];-1)=3);1;0);IF(SUM([.W79:.Y81])=3;1;0))" office:value-type="float" office:value="0" calcext:value-type="float">
            <text:p>0</text:p>
          </table:table-cell>
          <table:table-cell table:style-name="ce45" table:formula="of:=IF([.Y80]=1;IF(OR(SUM([.X79:.Z81];-1)=2;SUM([.X79:.Z81];-1)=3);1;0);IF(SUM([.X79:.Z81])=3;1;0))" office:value-type="float" office:value="0" calcext:value-type="float">
            <text:p>0</text:p>
          </table:table-cell>
          <table:table-cell table:style-name="ce45" table:formula="of:=IF([.Z80]=1;IF(OR(SUM([.Y79:.AA81];-1)=2;SUM([.Y79:.AA81];-1)=3);1;0);IF(SUM([.Y79:.AA81])=3;1;0))" office:value-type="float" office:value="0" calcext:value-type="float">
            <text:p>0</text:p>
          </table:table-cell>
          <table:table-cell table:style-name="ce45" table:formula="of:=IF([.AA80]=1;IF(OR(SUM([.Z79:.AB81];-1)=2;SUM([.Z79:.AB81];-1)=3);1;0);IF(SUM([.Z79:.AB81])=3;1;0))" office:value-type="float" office:value="0" calcext:value-type="float">
            <text:p>0</text:p>
          </table:table-cell>
          <table:table-cell table:style-name="ce45" table:formula="of:=IF([.AB80]=1;IF(OR(SUM([.AA79:.AC81];-1)=2;SUM([.AA79:.AC81];-1)=3);1;0);IF(SUM([.AA79:.AC81])=3;1;0))" office:value-type="float" office:value="0" calcext:value-type="float">
            <text:p>0</text:p>
          </table:table-cell>
          <table:table-cell table:style-name="ce45" table:formula="of:=IF([.AC80]=1;IF(OR(SUM([.AB79:.AD81];-1)=2;SUM([.AB79:.AD81];-1)=3);1;0);IF(SUM([.AB79:.AD81])=3;1;0))" office:value-type="float" office:value="0" calcext:value-type="float">
            <text:p>0</text:p>
          </table:table-cell>
          <table:table-cell table:style-name="ce45" table:formula="of:=IF([.AD80]=1;IF(OR(SUM([.AC79:.AE81];-1)=2;SUM([.AC79:.AE81];-1)=3);1;0);IF(SUM([.AC79:.AE81])=3;1;0))" office:value-type="float" office:value="1" calcext:value-type="float">
            <text:p>1</text:p>
          </table:table-cell>
          <table:table-cell table:style-name="ce45" table:formula="of:=IF([.AE80]=1;IF(OR(SUM([.AD79:.AF81];-1)=2;SUM([.AD79:.AF81];-1)=3);1;0);IF(SUM([.AD79:.AF81])=3;1;0))" office:value-type="float" office:value="0" calcext:value-type="float">
            <text:p>0</text:p>
          </table:table-cell>
          <table:table-cell table:style-name="ce45" table:formula="of:=IF([.AF80]=1;IF(OR(SUM([.AE79:.AG81];-1)=2;SUM([.AE79:.AG81];-1)=3);1;0);IF(SUM([.AE79:.AG81])=3;1;0))" office:value-type="float" office:value="0" calcext:value-type="float">
            <text:p>0</text:p>
          </table:table-cell>
          <table:table-cell table:style-name="ce45" table:formula="of:=IF([.AG80]=1;IF(OR(SUM([.AF79:.AH81];-1)=2;SUM([.AF79:.AH81];-1)=3);1;0);IF(SUM([.AF79:.AH81])=3;1;0))" office:value-type="float" office:value="0" calcext:value-type="float">
            <text:p>0</text:p>
          </table:table-cell>
          <table:table-cell table:style-name="ce45" table:formula="of:=IF([.AH80]=1;IF(OR(SUM([.AG79:.AI81];-1)=2;SUM([.AG79:.AI81];-1)=3);1;0);IF(SUM([.AG79:.AI81])=3;1;0))" office:value-type="float" office:value="0" calcext:value-type="float">
            <text:p>0</text:p>
          </table:table-cell>
          <table:table-cell table:style-name="ce45" table:formula="of:=IF([.AI80]=1;IF(OR(SUM([.AH79:.AJ81];-1)=2;SUM([.AH79:.AJ81];-1)=3);1;0);IF(SUM([.AH79:.AJ81])=3;1;0))" office:value-type="float" office:value="0" calcext:value-type="float">
            <text:p>0</text:p>
          </table:table-cell>
          <table:table-cell table:style-name="ce45" table:formula="of:=IF([.AJ80]=1;IF(OR(SUM([.AI79:.AK81];-1)=2;SUM([.AI79:.AK81];-1)=3);1;0);IF(SUM([.AI79:.AK81])=3;1;0))" office:value-type="float" office:value="0" calcext:value-type="float">
            <text:p>0</text:p>
          </table:table-cell>
          <table:table-cell table:style-name="ce45" table:formula="of:=IF([.AK80]=1;IF(OR(SUM([.AJ79:.AL81];-1)=2;SUM([.AJ79:.AL81];-1)=3);1;0);IF(SUM([.AJ79:.AL81])=3;1;0))" office:value-type="float" office:value="0" calcext:value-type="float">
            <text:p>0</text:p>
          </table:table-cell>
          <table:table-cell table:style-name="ce45" table:formula="of:=IF([.AL80]=1;IF(OR(SUM([.AK79:.AM81];-1)=2;SUM([.AK79:.AM81];-1)=3);1;0);IF(SUM([.AK79:.AM81])=3;1;0))" office:value-type="float" office:value="0" calcext:value-type="float">
            <text:p>0</text:p>
          </table:table-cell>
          <table:table-cell table:style-name="ce45" table:formula="of:=IF([.AM80]=1;IF(OR(SUM([.AL79:.AN81];-1)=2;SUM([.AL79:.AN81];-1)=3);1;0);IF(SUM([.AL79:.AN81])=3;1;0))" office:value-type="float" office:value="0" calcext:value-type="float">
            <text:p>0</text:p>
          </table:table-cell>
          <table:table-cell table:style-name="ce45" table:formula="of:=IF([.AN80]=1;IF(OR(SUM([.AM79:.AO81];-1)=2;SUM([.AM79:.AO81];-1)=3);1;0);IF(SUM([.AM79:.AO81])=3;1;0))" office:value-type="float" office:value="0" calcext:value-type="float">
            <text:p>0</text:p>
          </table:table-cell>
          <table:table-cell table:style-name="ce45" table:formula="of:=IF([.AO80]=1;IF(OR(SUM([.AN79:.AP81];-1)=2;SUM([.AN79:.AP81];-1)=3);1;0);IF(SUM([.AN79:.AP81])=3;1;0))" office:value-type="float" office:value="0" calcext:value-type="float">
            <text:p>0</text:p>
          </table:table-cell>
          <table:table-cell table:style-name="ce45" table:formula="of:=IF([.AP80]=1;IF(OR(SUM([.AO79:.AQ81];-1)=2;SUM([.AO79:.AQ81];-1)=3);1;0);IF(SUM([.AO79:.AQ81])=3;1;0))" office:value-type="float" office:value="0" calcext:value-type="float">
            <text:p>0</text:p>
          </table:table-cell>
          <table:table-cell table:style-name="ce45" table:formula="of:=IF([.AQ80]=1;IF(OR(SUM([.AP79:.AR81];-1)=2;SUM([.AP79:.AR81];-1)=3);1;0);IF(SUM([.AP79:.AR81])=3;1;0))" office:value-type="float" office:value="0" calcext:value-type="float">
            <text:p>0</text:p>
          </table:table-cell>
          <table:table-cell table:style-name="ce45" table:formula="of:=IF([.AR80]=1;IF(OR(SUM([.AQ79:.AS81];-1)=2;SUM([.AQ79:.AS81];-1)=3);1;0);IF(SUM([.AQ79:.AS81])=3;1;0))" office:value-type="float" office:value="0" calcext:value-type="float">
            <text:p>0</text:p>
          </table:table-cell>
          <table:table-cell table:style-name="ce45" table:formula="of:=IF([.AS80]=1;IF(OR(SUM([.AR79:.AT81];-1)=2;SUM([.AR79:.AT81];-1)=3);1;0);IF(SUM([.AR79:.AT81])=3;1;0))" office:value-type="float" office:value="0" calcext:value-type="float">
            <text:p>0</text:p>
          </table:table-cell>
          <table:table-cell table:style-name="ce45" table:formula="of:=IF([.AT80]=1;IF(OR(SUM([.AS79:.AU81];-1)=2;SUM([.AS79:.AU81];-1)=3);1;0);IF(SUM([.AS79:.AU81])=3;1;0))" office:value-type="float" office:value="0" calcext:value-type="float">
            <text:p>0</text:p>
          </table:table-cell>
          <table:table-cell table:style-name="ce45" table:formula="of:=IF([.AU80]=1;IF(OR(SUM([.AT79:.AV81];-1)=2;SUM([.AT79:.AV81];-1)=3);1;0);IF(SUM([.AT79:.AV81])=3;1;0))" office:value-type="float" office:value="0" calcext:value-type="float">
            <text:p>0</text:p>
          </table:table-cell>
          <table:table-cell table:style-name="ce45" table:formula="of:=IF([.AV80]=1;IF(OR(SUM([.AU79:.AW81];-1)=2;SUM([.AU79:.AW81];-1)=3);1;0);IF(SUM([.AU79:.AW81])=3;1;0))" office:value-type="float" office:value="0" calcext:value-type="float">
            <text:p>0</text:p>
          </table:table-cell>
          <table:table-cell table:style-name="ce45" table:formula="of:=IF([.AW80]=1;IF(OR(SUM([.AV79:.AX81];-1)=2;SUM([.AV79:.AX81];-1)=3);1;0);IF(SUM([.AV79:.AX81])=3;1;0))" office:value-type="float" office:value="0" calcext:value-type="float">
            <text:p>0</text:p>
          </table:table-cell>
          <table:table-cell table:style-name="ce45" table:formula="of:=IF([.AX80]=1;IF(OR(SUM([.AW79:.AY81];-1)=2;SUM([.AW79:.AY81];-1)=3);1;0);IF(SUM([.AW79:.AY81])=3;1;0))" office:value-type="float" office:value="0" calcext:value-type="float">
            <text:p>0</text:p>
          </table:table-cell>
          <table:table-cell table:style-name="ce45" table:formula="of:=IF([.AY80]=1;IF(OR(SUM([.AX79:.AZ81];-1)=2;SUM([.AX79:.AZ81];-1)=3);1;0);IF(SUM([.AX79:.AZ81])=3;1;0))" office:value-type="float" office:value="0" calcext:value-type="float">
            <text:p>0</text:p>
          </table:table-cell>
          <table:table-cell table:style-name="ce45" table:formula="of:=IF([.AZ80]=1;IF(OR(SUM([.AY79:.BA81];-1)=2;SUM([.AY79:.BA81];-1)=3);1;0);IF(SUM([.AY79:.BA81])=3;1;0))" office:value-type="float" office:value="0" calcext:value-type="float">
            <text:p>0</text:p>
          </table:table-cell>
          <table:table-cell table:style-name="ce45" table:formula="of:=IF([.BA80]=1;IF(OR(SUM([.AZ79:.BB81];-1)=2;SUM([.AZ79:.BB81];-1)=3);1;0);IF(SUM([.AZ79:.BB81])=3;1;0))" office:value-type="float" office:value="0" calcext:value-type="float">
            <text:p>0</text:p>
          </table:table-cell>
          <table:table-cell table:style-name="ce45" table:formula="of:=IF([.BB80]=1;IF(OR(SUM([.BA79:.BC81];-1)=2;SUM([.BA79:.BC81];-1)=3);1;0);IF(SUM([.BA79:.BC81])=3;1;0))" office:value-type="float" office:value="0" calcext:value-type="float">
            <text:p>0</text:p>
          </table:table-cell>
          <table:table-cell table:style-name="ce45" table:formula="of:=IF([.BC80]=1;IF(OR(SUM([.BB79:.BD81];-1)=2;SUM([.BB79:.BD81];-1)=3);1;0);IF(SUM([.BB79:.BD81])=3;1;0))" office:value-type="float" office:value="0" calcext:value-type="float">
            <text:p>0</text:p>
          </table:table-cell>
          <table:table-cell table:style-name="ce45" table:formula="of:=IF([.BD80]=1;IF(OR(SUM([.BC79:.BE81];-1)=2;SUM([.BC79:.BE81];-1)=3);1;0);IF(SUM([.BC79:.BE81])=3;1;0))" office:value-type="float" office:value="0" calcext:value-type="float">
            <text:p>0</text:p>
          </table:table-cell>
          <table:table-cell table:style-name="ce45" table:formula="of:=IF([.BE80]=1;IF(OR(SUM([.BD79:.BF81];-1)=2;SUM([.BD79:.BF81];-1)=3);1;0);IF(SUM([.BD79:.BF81])=3;1;0))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45" table:formula="of:=IF([.C81]=1;IF(OR(SUM([.B80:.D82];-1)=2;SUM([.B80:.D82];-1)=3);1;0);IF(SUM([.B80:.D82])=3;1;0))" office:value-type="float" office:value="0" calcext:value-type="float">
            <text:p>0</text:p>
          </table:table-cell>
          <table:table-cell table:style-name="ce45" table:formula="of:=IF([.D81]=1;IF(OR(SUM([.C80:.E82];-1)=2;SUM([.C80:.E82];-1)=3);1;0);IF(SUM([.C80:.E82])=3;1;0))" office:value-type="float" office:value="0" calcext:value-type="float">
            <text:p>0</text:p>
          </table:table-cell>
          <table:table-cell table:style-name="ce45" table:formula="of:=IF([.E81]=1;IF(OR(SUM([.D80:.F82];-1)=2;SUM([.D80:.F82];-1)=3);1;0);IF(SUM([.D80:.F82])=3;1;0))" office:value-type="float" office:value="0" calcext:value-type="float">
            <text:p>0</text:p>
          </table:table-cell>
          <table:table-cell table:style-name="ce45" table:formula="of:=IF([.F81]=1;IF(OR(SUM([.E80:.G82];-1)=2;SUM([.E80:.G82];-1)=3);1;0);IF(SUM([.E80:.G82])=3;1;0))" office:value-type="float" office:value="0" calcext:value-type="float">
            <text:p>0</text:p>
          </table:table-cell>
          <table:table-cell table:style-name="ce45" table:formula="of:=IF([.G81]=1;IF(OR(SUM([.F80:.H82];-1)=2;SUM([.F80:.H82];-1)=3);1;0);IF(SUM([.F80:.H82])=3;1;0))" office:value-type="float" office:value="0" calcext:value-type="float">
            <text:p>0</text:p>
          </table:table-cell>
          <table:table-cell table:style-name="ce45" table:formula="of:=IF([.H81]=1;IF(OR(SUM([.G80:.I82];-1)=2;SUM([.G80:.I82];-1)=3);1;0);IF(SUM([.G80:.I82])=3;1;0))" office:value-type="float" office:value="0" calcext:value-type="float">
            <text:p>0</text:p>
          </table:table-cell>
          <table:table-cell table:style-name="ce45" table:formula="of:=IF([.I81]=1;IF(OR(SUM([.H80:.J82];-1)=2;SUM([.H80:.J82];-1)=3);1;0);IF(SUM([.H80:.J82])=3;1;0))" office:value-type="float" office:value="0" calcext:value-type="float">
            <text:p>0</text:p>
          </table:table-cell>
          <table:table-cell table:style-name="ce45" table:formula="of:=IF([.J81]=1;IF(OR(SUM([.I80:.K82];-1)=2;SUM([.I80:.K82];-1)=3);1;0);IF(SUM([.I80:.K82])=3;1;0))" office:value-type="float" office:value="0" calcext:value-type="float">
            <text:p>0</text:p>
          </table:table-cell>
          <table:table-cell table:style-name="ce45" table:formula="of:=IF([.K81]=1;IF(OR(SUM([.J80:.L82];-1)=2;SUM([.J80:.L82];-1)=3);1;0);IF(SUM([.J80:.L82])=3;1;0))" office:value-type="float" office:value="0" calcext:value-type="float">
            <text:p>0</text:p>
          </table:table-cell>
          <table:table-cell table:style-name="ce45" table:formula="of:=IF([.L81]=1;IF(OR(SUM([.K80:.M82];-1)=2;SUM([.K80:.M82];-1)=3);1;0);IF(SUM([.K80:.M82])=3;1;0))" office:value-type="float" office:value="0" calcext:value-type="float">
            <text:p>0</text:p>
          </table:table-cell>
          <table:table-cell table:style-name="ce45" table:formula="of:=IF([.M81]=1;IF(OR(SUM([.L80:.N82];-1)=2;SUM([.L80:.N82];-1)=3);1;0);IF(SUM([.L80:.N82])=3;1;0))" office:value-type="float" office:value="0" calcext:value-type="float">
            <text:p>0</text:p>
          </table:table-cell>
          <table:table-cell table:style-name="ce45" table:formula="of:=IF([.N81]=1;IF(OR(SUM([.M80:.O82];-1)=2;SUM([.M80:.O82];-1)=3);1;0);IF(SUM([.M80:.O82])=3;1;0))" office:value-type="float" office:value="0" calcext:value-type="float">
            <text:p>0</text:p>
          </table:table-cell>
          <table:table-cell table:style-name="ce45" table:formula="of:=IF([.O81]=1;IF(OR(SUM([.N80:.P82];-1)=2;SUM([.N80:.P82];-1)=3);1;0);IF(SUM([.N80:.P82])=3;1;0))" office:value-type="float" office:value="0" calcext:value-type="float">
            <text:p>0</text:p>
          </table:table-cell>
          <table:table-cell table:style-name="ce45" table:formula="of:=IF([.P81]=1;IF(OR(SUM([.O80:.Q82];-1)=2;SUM([.O80:.Q82];-1)=3);1;0);IF(SUM([.O80:.Q82])=3;1;0))" office:value-type="float" office:value="0" calcext:value-type="float">
            <text:p>0</text:p>
          </table:table-cell>
          <table:table-cell table:style-name="ce45" table:formula="of:=IF([.Q81]=1;IF(OR(SUM([.P80:.R82];-1)=2;SUM([.P80:.R82];-1)=3);1;0);IF(SUM([.P80:.R82])=3;1;0))" office:value-type="float" office:value="0" calcext:value-type="float">
            <text:p>0</text:p>
          </table:table-cell>
          <table:table-cell table:style-name="ce45" table:formula="of:=IF([.R81]=1;IF(OR(SUM([.Q80:.S82];-1)=2;SUM([.Q80:.S82];-1)=3);1;0);IF(SUM([.Q80:.S82])=3;1;0))" office:value-type="float" office:value="0" calcext:value-type="float">
            <text:p>0</text:p>
          </table:table-cell>
          <table:table-cell table:style-name="ce45" table:formula="of:=IF([.S81]=1;IF(OR(SUM([.R80:.T82];-1)=2;SUM([.R80:.T82];-1)=3);1;0);IF(SUM([.R80:.T82])=3;1;0))" office:value-type="float" office:value="1" calcext:value-type="float">
            <text:p>1</text:p>
          </table:table-cell>
          <table:table-cell table:style-name="ce45" table:formula="of:=IF([.T81]=1;IF(OR(SUM([.S80:.U82];-1)=2;SUM([.S80:.U82];-1)=3);1;0);IF(SUM([.S80:.U82])=3;1;0))" office:value-type="float" office:value="1" calcext:value-type="float">
            <text:p>1</text:p>
          </table:table-cell>
          <table:table-cell table:style-name="ce45" table:formula="of:=IF([.U81]=1;IF(OR(SUM([.T80:.V82];-1)=2;SUM([.T80:.V82];-1)=3);1;0);IF(SUM([.T80:.V82])=3;1;0))" office:value-type="float" office:value="0" calcext:value-type="float">
            <text:p>0</text:p>
          </table:table-cell>
          <table:table-cell table:style-name="ce45" table:formula="of:=IF([.V81]=1;IF(OR(SUM([.U80:.W82];-1)=2;SUM([.U80:.W82];-1)=3);1;0);IF(SUM([.U80:.W82])=3;1;0))" office:value-type="float" office:value="0" calcext:value-type="float">
            <text:p>0</text:p>
          </table:table-cell>
          <table:table-cell table:style-name="ce45" table:formula="of:=IF([.W81]=1;IF(OR(SUM([.V80:.X82];-1)=2;SUM([.V80:.X82];-1)=3);1;0);IF(SUM([.V80:.X82])=3;1;0))" office:value-type="float" office:value="0" calcext:value-type="float">
            <text:p>0</text:p>
          </table:table-cell>
          <table:table-cell table:style-name="ce45" table:formula="of:=IF([.X81]=1;IF(OR(SUM([.W80:.Y82];-1)=2;SUM([.W80:.Y82];-1)=3);1;0);IF(SUM([.W80:.Y82])=3;1;0))" office:value-type="float" office:value="0" calcext:value-type="float">
            <text:p>0</text:p>
          </table:table-cell>
          <table:table-cell table:style-name="ce45" table:formula="of:=IF([.Y81]=1;IF(OR(SUM([.X80:.Z82];-1)=2;SUM([.X80:.Z82];-1)=3);1;0);IF(SUM([.X80:.Z82])=3;1;0))" office:value-type="float" office:value="0" calcext:value-type="float">
            <text:p>0</text:p>
          </table:table-cell>
          <table:table-cell table:style-name="ce45" table:formula="of:=IF([.Z81]=1;IF(OR(SUM([.Y80:.AA82];-1)=2;SUM([.Y80:.AA82];-1)=3);1;0);IF(SUM([.Y80:.AA82])=3;1;0))" office:value-type="float" office:value="1" calcext:value-type="float">
            <text:p>1</text:p>
          </table:table-cell>
          <table:table-cell table:style-name="ce45" table:formula="of:=IF([.AA81]=1;IF(OR(SUM([.Z80:.AB82];-1)=2;SUM([.Z80:.AB82];-1)=3);1;0);IF(SUM([.Z80:.AB82])=3;1;0))" office:value-type="float" office:value="0" calcext:value-type="float">
            <text:p>0</text:p>
          </table:table-cell>
          <table:table-cell table:style-name="ce45" table:formula="of:=IF([.AB81]=1;IF(OR(SUM([.AA80:.AC82];-1)=2;SUM([.AA80:.AC82];-1)=3);1;0);IF(SUM([.AA80:.AC82])=3;1;0))" office:value-type="float" office:value="0" calcext:value-type="float">
            <text:p>0</text:p>
          </table:table-cell>
          <table:table-cell table:style-name="ce45" table:formula="of:=IF([.AC81]=1;IF(OR(SUM([.AB80:.AD82];-1)=2;SUM([.AB80:.AD82];-1)=3);1;0);IF(SUM([.AB80:.AD82])=3;1;0))" office:value-type="float" office:value="0" calcext:value-type="float">
            <text:p>0</text:p>
          </table:table-cell>
          <table:table-cell table:style-name="ce45" table:formula="of:=IF([.AD81]=1;IF(OR(SUM([.AC80:.AE82];-1)=2;SUM([.AC80:.AE82];-1)=3);1;0);IF(SUM([.AC80:.AE82])=3;1;0))" office:value-type="float" office:value="1" calcext:value-type="float">
            <text:p>1</text:p>
          </table:table-cell>
          <table:table-cell table:style-name="ce45" table:formula="of:=IF([.AE81]=1;IF(OR(SUM([.AD80:.AF82];-1)=2;SUM([.AD80:.AF82];-1)=3);1;0);IF(SUM([.AD80:.AF82])=3;1;0))" office:value-type="float" office:value="0" calcext:value-type="float">
            <text:p>0</text:p>
          </table:table-cell>
          <table:table-cell table:style-name="ce45" table:formula="of:=IF([.AF81]=1;IF(OR(SUM([.AE80:.AG82];-1)=2;SUM([.AE80:.AG82];-1)=3);1;0);IF(SUM([.AE80:.AG82])=3;1;0))" office:value-type="float" office:value="0" calcext:value-type="float">
            <text:p>0</text:p>
          </table:table-cell>
          <table:table-cell table:style-name="ce45" table:formula="of:=IF([.AG81]=1;IF(OR(SUM([.AF80:.AH82];-1)=2;SUM([.AF80:.AH82];-1)=3);1;0);IF(SUM([.AF80:.AH82])=3;1;0))" office:value-type="float" office:value="0" calcext:value-type="float">
            <text:p>0</text:p>
          </table:table-cell>
          <table:table-cell table:style-name="ce45" table:formula="of:=IF([.AH81]=1;IF(OR(SUM([.AG80:.AI82];-1)=2;SUM([.AG80:.AI82];-1)=3);1;0);IF(SUM([.AG80:.AI82])=3;1;0))" office:value-type="float" office:value="0" calcext:value-type="float">
            <text:p>0</text:p>
          </table:table-cell>
          <table:table-cell table:style-name="ce45" table:formula="of:=IF([.AI81]=1;IF(OR(SUM([.AH80:.AJ82];-1)=2;SUM([.AH80:.AJ82];-1)=3);1;0);IF(SUM([.AH80:.AJ82])=3;1;0))" office:value-type="float" office:value="0" calcext:value-type="float">
            <text:p>0</text:p>
          </table:table-cell>
          <table:table-cell table:style-name="ce45" table:formula="of:=IF([.AJ81]=1;IF(OR(SUM([.AI80:.AK82];-1)=2;SUM([.AI80:.AK82];-1)=3);1;0);IF(SUM([.AI80:.AK82])=3;1;0))" office:value-type="float" office:value="0" calcext:value-type="float">
            <text:p>0</text:p>
          </table:table-cell>
          <table:table-cell table:style-name="ce45" table:formula="of:=IF([.AK81]=1;IF(OR(SUM([.AJ80:.AL82];-1)=2;SUM([.AJ80:.AL82];-1)=3);1;0);IF(SUM([.AJ80:.AL82])=3;1;0))" office:value-type="float" office:value="0" calcext:value-type="float">
            <text:p>0</text:p>
          </table:table-cell>
          <table:table-cell table:style-name="ce45" table:formula="of:=IF([.AL81]=1;IF(OR(SUM([.AK80:.AM82];-1)=2;SUM([.AK80:.AM82];-1)=3);1;0);IF(SUM([.AK80:.AM82])=3;1;0))" office:value-type="float" office:value="0" calcext:value-type="float">
            <text:p>0</text:p>
          </table:table-cell>
          <table:table-cell table:style-name="ce45" table:formula="of:=IF([.AM81]=1;IF(OR(SUM([.AL80:.AN82];-1)=2;SUM([.AL80:.AN82];-1)=3);1;0);IF(SUM([.AL80:.AN82])=3;1;0))" office:value-type="float" office:value="0" calcext:value-type="float">
            <text:p>0</text:p>
          </table:table-cell>
          <table:table-cell table:style-name="ce45" table:formula="of:=IF([.AN81]=1;IF(OR(SUM([.AM80:.AO82];-1)=2;SUM([.AM80:.AO82];-1)=3);1;0);IF(SUM([.AM80:.AO82])=3;1;0))" office:value-type="float" office:value="0" calcext:value-type="float">
            <text:p>0</text:p>
          </table:table-cell>
          <table:table-cell table:style-name="ce45" table:formula="of:=IF([.AO81]=1;IF(OR(SUM([.AN80:.AP82];-1)=2;SUM([.AN80:.AP82];-1)=3);1;0);IF(SUM([.AN80:.AP82])=3;1;0))" office:value-type="float" office:value="0" calcext:value-type="float">
            <text:p>0</text:p>
          </table:table-cell>
          <table:table-cell table:style-name="ce45" table:formula="of:=IF([.AP81]=1;IF(OR(SUM([.AO80:.AQ82];-1)=2;SUM([.AO80:.AQ82];-1)=3);1;0);IF(SUM([.AO80:.AQ82])=3;1;0))" office:value-type="float" office:value="0" calcext:value-type="float">
            <text:p>0</text:p>
          </table:table-cell>
          <table:table-cell table:style-name="ce45" table:formula="of:=IF([.AQ81]=1;IF(OR(SUM([.AP80:.AR82];-1)=2;SUM([.AP80:.AR82];-1)=3);1;0);IF(SUM([.AP80:.AR82])=3;1;0))" office:value-type="float" office:value="0" calcext:value-type="float">
            <text:p>0</text:p>
          </table:table-cell>
          <table:table-cell table:style-name="ce45" table:formula="of:=IF([.AR81]=1;IF(OR(SUM([.AQ80:.AS82];-1)=2;SUM([.AQ80:.AS82];-1)=3);1;0);IF(SUM([.AQ80:.AS82])=3;1;0))" office:value-type="float" office:value="0" calcext:value-type="float">
            <text:p>0</text:p>
          </table:table-cell>
          <table:table-cell table:style-name="ce45" table:formula="of:=IF([.AS81]=1;IF(OR(SUM([.AR80:.AT82];-1)=2;SUM([.AR80:.AT82];-1)=3);1;0);IF(SUM([.AR80:.AT82])=3;1;0))" office:value-type="float" office:value="0" calcext:value-type="float">
            <text:p>0</text:p>
          </table:table-cell>
          <table:table-cell table:style-name="ce45" table:formula="of:=IF([.AT81]=1;IF(OR(SUM([.AS80:.AU82];-1)=2;SUM([.AS80:.AU82];-1)=3);1;0);IF(SUM([.AS80:.AU82])=3;1;0))" office:value-type="float" office:value="0" calcext:value-type="float">
            <text:p>0</text:p>
          </table:table-cell>
          <table:table-cell table:style-name="ce45" table:formula="of:=IF([.AU81]=1;IF(OR(SUM([.AT80:.AV82];-1)=2;SUM([.AT80:.AV82];-1)=3);1;0);IF(SUM([.AT80:.AV82])=3;1;0))" office:value-type="float" office:value="0" calcext:value-type="float">
            <text:p>0</text:p>
          </table:table-cell>
          <table:table-cell table:style-name="ce45" table:formula="of:=IF([.AV81]=1;IF(OR(SUM([.AU80:.AW82];-1)=2;SUM([.AU80:.AW82];-1)=3);1;0);IF(SUM([.AU80:.AW82])=3;1;0))" office:value-type="float" office:value="0" calcext:value-type="float">
            <text:p>0</text:p>
          </table:table-cell>
          <table:table-cell table:style-name="ce45" table:formula="of:=IF([.AW81]=1;IF(OR(SUM([.AV80:.AX82];-1)=2;SUM([.AV80:.AX82];-1)=3);1;0);IF(SUM([.AV80:.AX82])=3;1;0))" office:value-type="float" office:value="0" calcext:value-type="float">
            <text:p>0</text:p>
          </table:table-cell>
          <table:table-cell table:style-name="ce45" table:formula="of:=IF([.AX81]=1;IF(OR(SUM([.AW80:.AY82];-1)=2;SUM([.AW80:.AY82];-1)=3);1;0);IF(SUM([.AW80:.AY82])=3;1;0))" office:value-type="float" office:value="0" calcext:value-type="float">
            <text:p>0</text:p>
          </table:table-cell>
          <table:table-cell table:style-name="ce45" table:formula="of:=IF([.AY81]=1;IF(OR(SUM([.AX80:.AZ82];-1)=2;SUM([.AX80:.AZ82];-1)=3);1;0);IF(SUM([.AX80:.AZ82])=3;1;0))" office:value-type="float" office:value="0" calcext:value-type="float">
            <text:p>0</text:p>
          </table:table-cell>
          <table:table-cell table:style-name="ce45" table:formula="of:=IF([.AZ81]=1;IF(OR(SUM([.AY80:.BA82];-1)=2;SUM([.AY80:.BA82];-1)=3);1;0);IF(SUM([.AY80:.BA82])=3;1;0))" office:value-type="float" office:value="0" calcext:value-type="float">
            <text:p>0</text:p>
          </table:table-cell>
          <table:table-cell table:style-name="ce45" table:formula="of:=IF([.BA81]=1;IF(OR(SUM([.AZ80:.BB82];-1)=2;SUM([.AZ80:.BB82];-1)=3);1;0);IF(SUM([.AZ80:.BB82])=3;1;0))" office:value-type="float" office:value="0" calcext:value-type="float">
            <text:p>0</text:p>
          </table:table-cell>
          <table:table-cell table:style-name="ce45" table:formula="of:=IF([.BB81]=1;IF(OR(SUM([.BA80:.BC82];-1)=2;SUM([.BA80:.BC82];-1)=3);1;0);IF(SUM([.BA80:.BC82])=3;1;0))" office:value-type="float" office:value="0" calcext:value-type="float">
            <text:p>0</text:p>
          </table:table-cell>
          <table:table-cell table:style-name="ce45" table:formula="of:=IF([.BC81]=1;IF(OR(SUM([.BB80:.BD82];-1)=2;SUM([.BB80:.BD82];-1)=3);1;0);IF(SUM([.BB80:.BD82])=3;1;0))" office:value-type="float" office:value="0" calcext:value-type="float">
            <text:p>0</text:p>
          </table:table-cell>
          <table:table-cell table:style-name="ce45" table:formula="of:=IF([.BD81]=1;IF(OR(SUM([.BC80:.BE82];-1)=2;SUM([.BC80:.BE82];-1)=3);1;0);IF(SUM([.BC80:.BE82])=3;1;0))" office:value-type="float" office:value="0" calcext:value-type="float">
            <text:p>0</text:p>
          </table:table-cell>
          <table:table-cell table:style-name="ce45" table:formula="of:=IF([.BE81]=1;IF(OR(SUM([.BD80:.BF82];-1)=2;SUM([.BD80:.BF82];-1)=3);1;0);IF(SUM([.BD80:.BF82])=3;1;0))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45" table:formula="of:=IF([.C82]=1;IF(OR(SUM([.B81:.D83];-1)=2;SUM([.B81:.D83];-1)=3);1;0);IF(SUM([.B81:.D83])=3;1;0))" office:value-type="float" office:value="0" calcext:value-type="float">
            <text:p>0</text:p>
          </table:table-cell>
          <table:table-cell table:style-name="ce45" table:formula="of:=IF([.D82]=1;IF(OR(SUM([.C81:.E83];-1)=2;SUM([.C81:.E83];-1)=3);1;0);IF(SUM([.C81:.E83])=3;1;0))" office:value-type="float" office:value="0" calcext:value-type="float">
            <text:p>0</text:p>
          </table:table-cell>
          <table:table-cell table:style-name="ce45" table:formula="of:=IF([.E82]=1;IF(OR(SUM([.D81:.F83];-1)=2;SUM([.D81:.F83];-1)=3);1;0);IF(SUM([.D81:.F83])=3;1;0))" office:value-type="float" office:value="0" calcext:value-type="float">
            <text:p>0</text:p>
          </table:table-cell>
          <table:table-cell table:style-name="ce45" table:formula="of:=IF([.F82]=1;IF(OR(SUM([.E81:.G83];-1)=2;SUM([.E81:.G83];-1)=3);1;0);IF(SUM([.E81:.G83])=3;1;0))" office:value-type="float" office:value="0" calcext:value-type="float">
            <text:p>0</text:p>
          </table:table-cell>
          <table:table-cell table:style-name="ce45" table:formula="of:=IF([.G82]=1;IF(OR(SUM([.F81:.H83];-1)=2;SUM([.F81:.H83];-1)=3);1;0);IF(SUM([.F81:.H83])=3;1;0))" office:value-type="float" office:value="0" calcext:value-type="float">
            <text:p>0</text:p>
          </table:table-cell>
          <table:table-cell table:style-name="ce45" table:formula="of:=IF([.H82]=1;IF(OR(SUM([.G81:.I83];-1)=2;SUM([.G81:.I83];-1)=3);1;0);IF(SUM([.G81:.I83])=3;1;0))" office:value-type="float" office:value="0" calcext:value-type="float">
            <text:p>0</text:p>
          </table:table-cell>
          <table:table-cell table:style-name="ce45" table:formula="of:=IF([.I82]=1;IF(OR(SUM([.H81:.J83];-1)=2;SUM([.H81:.J83];-1)=3);1;0);IF(SUM([.H81:.J83])=3;1;0))" office:value-type="float" office:value="0" calcext:value-type="float">
            <text:p>0</text:p>
          </table:table-cell>
          <table:table-cell table:style-name="ce45" table:formula="of:=IF([.J82]=1;IF(OR(SUM([.I81:.K83];-1)=2;SUM([.I81:.K83];-1)=3);1;0);IF(SUM([.I81:.K83])=3;1;0))" office:value-type="float" office:value="0" calcext:value-type="float">
            <text:p>0</text:p>
          </table:table-cell>
          <table:table-cell table:style-name="ce45" table:formula="of:=IF([.K82]=1;IF(OR(SUM([.J81:.L83];-1)=2;SUM([.J81:.L83];-1)=3);1;0);IF(SUM([.J81:.L83])=3;1;0))" office:value-type="float" office:value="0" calcext:value-type="float">
            <text:p>0</text:p>
          </table:table-cell>
          <table:table-cell table:style-name="ce45" table:formula="of:=IF([.L82]=1;IF(OR(SUM([.K81:.M83];-1)=2;SUM([.K81:.M83];-1)=3);1;0);IF(SUM([.K81:.M83])=3;1;0))" office:value-type="float" office:value="0" calcext:value-type="float">
            <text:p>0</text:p>
          </table:table-cell>
          <table:table-cell table:style-name="ce45" table:formula="of:=IF([.M82]=1;IF(OR(SUM([.L81:.N83];-1)=2;SUM([.L81:.N83];-1)=3);1;0);IF(SUM([.L81:.N83])=3;1;0))" office:value-type="float" office:value="0" calcext:value-type="float">
            <text:p>0</text:p>
          </table:table-cell>
          <table:table-cell table:style-name="ce45" table:formula="of:=IF([.N82]=1;IF(OR(SUM([.M81:.O83];-1)=2;SUM([.M81:.O83];-1)=3);1;0);IF(SUM([.M81:.O83])=3;1;0))" office:value-type="float" office:value="0" calcext:value-type="float">
            <text:p>0</text:p>
          </table:table-cell>
          <table:table-cell table:style-name="ce45" table:formula="of:=IF([.O82]=1;IF(OR(SUM([.N81:.P83];-1)=2;SUM([.N81:.P83];-1)=3);1;0);IF(SUM([.N81:.P83])=3;1;0))" office:value-type="float" office:value="0" calcext:value-type="float">
            <text:p>0</text:p>
          </table:table-cell>
          <table:table-cell table:style-name="ce45" table:formula="of:=IF([.P82]=1;IF(OR(SUM([.O81:.Q83];-1)=2;SUM([.O81:.Q83];-1)=3);1;0);IF(SUM([.O81:.Q83])=3;1;0))" office:value-type="float" office:value="0" calcext:value-type="float">
            <text:p>0</text:p>
          </table:table-cell>
          <table:table-cell table:style-name="ce45" table:formula="of:=IF([.Q82]=1;IF(OR(SUM([.P81:.R83];-1)=2;SUM([.P81:.R83];-1)=3);1;0);IF(SUM([.P81:.R83])=3;1;0))" office:value-type="float" office:value="1" calcext:value-type="float">
            <text:p>1</text:p>
          </table:table-cell>
          <table:table-cell table:style-name="ce45" table:formula="of:=IF([.R82]=1;IF(OR(SUM([.Q81:.S83];-1)=2;SUM([.Q81:.S83];-1)=3);1;0);IF(SUM([.Q81:.S83])=3;1;0))" office:value-type="float" office:value="1" calcext:value-type="float">
            <text:p>1</text:p>
          </table:table-cell>
          <table:table-cell table:style-name="ce45" table:formula="of:=IF([.S82]=1;IF(OR(SUM([.R81:.T83];-1)=2;SUM([.R81:.T83];-1)=3);1;0);IF(SUM([.R81:.T83])=3;1;0))" office:value-type="float" office:value="0" calcext:value-type="float">
            <text:p>0</text:p>
          </table:table-cell>
          <table:table-cell table:style-name="ce45" table:formula="of:=IF([.T82]=1;IF(OR(SUM([.S81:.U83];-1)=2;SUM([.S81:.U83];-1)=3);1;0);IF(SUM([.S81:.U83])=3;1;0))" office:value-type="float" office:value="0" calcext:value-type="float">
            <text:p>0</text:p>
          </table:table-cell>
          <table:table-cell table:style-name="ce45" table:formula="of:=IF([.U82]=1;IF(OR(SUM([.T81:.V83];-1)=2;SUM([.T81:.V83];-1)=3);1;0);IF(SUM([.T81:.V83])=3;1;0))" office:value-type="float" office:value="0" calcext:value-type="float">
            <text:p>0</text:p>
          </table:table-cell>
          <table:table-cell table:style-name="ce45" table:formula="of:=IF([.V82]=1;IF(OR(SUM([.U81:.W83];-1)=2;SUM([.U81:.W83];-1)=3);1;0);IF(SUM([.U81:.W83])=3;1;0))" office:value-type="float" office:value="0" calcext:value-type="float">
            <text:p>0</text:p>
          </table:table-cell>
          <table:table-cell table:style-name="ce45" table:formula="of:=IF([.W82]=1;IF(OR(SUM([.V81:.X83];-1)=2;SUM([.V81:.X83];-1)=3);1;0);IF(SUM([.V81:.X83])=3;1;0))" office:value-type="float" office:value="0" calcext:value-type="float">
            <text:p>0</text:p>
          </table:table-cell>
          <table:table-cell table:style-name="ce45" table:formula="of:=IF([.X82]=1;IF(OR(SUM([.W81:.Y83];-1)=2;SUM([.W81:.Y83];-1)=3);1;0);IF(SUM([.W81:.Y83])=3;1;0))" office:value-type="float" office:value="0" calcext:value-type="float">
            <text:p>0</text:p>
          </table:table-cell>
          <table:table-cell table:style-name="ce45" table:formula="of:=IF([.Y82]=1;IF(OR(SUM([.X81:.Z83];-1)=2;SUM([.X81:.Z83];-1)=3);1;0);IF(SUM([.X81:.Z83])=3;1;0))" office:value-type="float" office:value="0" calcext:value-type="float">
            <text:p>0</text:p>
          </table:table-cell>
          <table:table-cell table:style-name="ce45" table:formula="of:=IF([.Z82]=1;IF(OR(SUM([.Y81:.AA83];-1)=2;SUM([.Y81:.AA83];-1)=3);1;0);IF(SUM([.Y81:.AA83])=3;1;0))" office:value-type="float" office:value="0" calcext:value-type="float">
            <text:p>0</text:p>
          </table:table-cell>
          <table:table-cell table:style-name="ce45" table:formula="of:=IF([.AA82]=1;IF(OR(SUM([.Z81:.AB83];-1)=2;SUM([.Z81:.AB83];-1)=3);1;0);IF(SUM([.Z81:.AB83])=3;1;0))" office:value-type="float" office:value="1" calcext:value-type="float">
            <text:p>1</text:p>
          </table:table-cell>
          <table:table-cell table:style-name="ce45" table:formula="of:=IF([.AB82]=1;IF(OR(SUM([.AA81:.AC83];-1)=2;SUM([.AA81:.AC83];-1)=3);1;0);IF(SUM([.AA81:.AC83])=3;1;0))" office:value-type="float" office:value="1" calcext:value-type="float">
            <text:p>1</text:p>
          </table:table-cell>
          <table:table-cell table:style-name="ce45" table:formula="of:=IF([.AC82]=1;IF(OR(SUM([.AB81:.AD83];-1)=2;SUM([.AB81:.AD83];-1)=3);1;0);IF(SUM([.AB81:.AD83])=3;1;0))" office:value-type="float" office:value="1" calcext:value-type="float">
            <text:p>1</text:p>
          </table:table-cell>
          <table:table-cell table:style-name="ce45" table:formula="of:=IF([.AD82]=1;IF(OR(SUM([.AC81:.AE83];-1)=2;SUM([.AC81:.AE83];-1)=3);1;0);IF(SUM([.AC81:.AE83])=3;1;0))" office:value-type="float" office:value="1" calcext:value-type="float">
            <text:p>1</text:p>
          </table:table-cell>
          <table:table-cell table:style-name="ce45" table:formula="of:=IF([.AE82]=1;IF(OR(SUM([.AD81:.AF83];-1)=2;SUM([.AD81:.AF83];-1)=3);1;0);IF(SUM([.AD81:.AF83])=3;1;0))" office:value-type="float" office:value="0" calcext:value-type="float">
            <text:p>0</text:p>
          </table:table-cell>
          <table:table-cell table:style-name="ce45" table:formula="of:=IF([.AF82]=1;IF(OR(SUM([.AE81:.AG83];-1)=2;SUM([.AE81:.AG83];-1)=3);1;0);IF(SUM([.AE81:.AG83])=3;1;0))" office:value-type="float" office:value="0" calcext:value-type="float">
            <text:p>0</text:p>
          </table:table-cell>
          <table:table-cell table:style-name="ce45" table:formula="of:=IF([.AG82]=1;IF(OR(SUM([.AF81:.AH83];-1)=2;SUM([.AF81:.AH83];-1)=3);1;0);IF(SUM([.AF81:.AH83])=3;1;0))" office:value-type="float" office:value="0" calcext:value-type="float">
            <text:p>0</text:p>
          </table:table-cell>
          <table:table-cell table:style-name="ce45" table:formula="of:=IF([.AH82]=1;IF(OR(SUM([.AG81:.AI83];-1)=2;SUM([.AG81:.AI83];-1)=3);1;0);IF(SUM([.AG81:.AI83])=3;1;0))" office:value-type="float" office:value="0" calcext:value-type="float">
            <text:p>0</text:p>
          </table:table-cell>
          <table:table-cell table:style-name="ce45" table:formula="of:=IF([.AI82]=1;IF(OR(SUM([.AH81:.AJ83];-1)=2;SUM([.AH81:.AJ83];-1)=3);1;0);IF(SUM([.AH81:.AJ83])=3;1;0))" office:value-type="float" office:value="0" calcext:value-type="float">
            <text:p>0</text:p>
          </table:table-cell>
          <table:table-cell table:style-name="ce45" table:formula="of:=IF([.AJ82]=1;IF(OR(SUM([.AI81:.AK83];-1)=2;SUM([.AI81:.AK83];-1)=3);1;0);IF(SUM([.AI81:.AK83])=3;1;0))" office:value-type="float" office:value="0" calcext:value-type="float">
            <text:p>0</text:p>
          </table:table-cell>
          <table:table-cell table:style-name="ce45" table:formula="of:=IF([.AK82]=1;IF(OR(SUM([.AJ81:.AL83];-1)=2;SUM([.AJ81:.AL83];-1)=3);1;0);IF(SUM([.AJ81:.AL83])=3;1;0))" office:value-type="float" office:value="0" calcext:value-type="float">
            <text:p>0</text:p>
          </table:table-cell>
          <table:table-cell table:style-name="ce45" table:formula="of:=IF([.AL82]=1;IF(OR(SUM([.AK81:.AM83];-1)=2;SUM([.AK81:.AM83];-1)=3);1;0);IF(SUM([.AK81:.AM83])=3;1;0))" office:value-type="float" office:value="0" calcext:value-type="float">
            <text:p>0</text:p>
          </table:table-cell>
          <table:table-cell table:style-name="ce45" table:formula="of:=IF([.AM82]=1;IF(OR(SUM([.AL81:.AN83];-1)=2;SUM([.AL81:.AN83];-1)=3);1;0);IF(SUM([.AL81:.AN83])=3;1;0))" office:value-type="float" office:value="0" calcext:value-type="float">
            <text:p>0</text:p>
          </table:table-cell>
          <table:table-cell table:style-name="ce45" table:formula="of:=IF([.AN82]=1;IF(OR(SUM([.AM81:.AO83];-1)=2;SUM([.AM81:.AO83];-1)=3);1;0);IF(SUM([.AM81:.AO83])=3;1;0))" office:value-type="float" office:value="0" calcext:value-type="float">
            <text:p>0</text:p>
          </table:table-cell>
          <table:table-cell table:style-name="ce45" table:formula="of:=IF([.AO82]=1;IF(OR(SUM([.AN81:.AP83];-1)=2;SUM([.AN81:.AP83];-1)=3);1;0);IF(SUM([.AN81:.AP83])=3;1;0))" office:value-type="float" office:value="0" calcext:value-type="float">
            <text:p>0</text:p>
          </table:table-cell>
          <table:table-cell table:style-name="ce45" table:formula="of:=IF([.AP82]=1;IF(OR(SUM([.AO81:.AQ83];-1)=2;SUM([.AO81:.AQ83];-1)=3);1;0);IF(SUM([.AO81:.AQ83])=3;1;0))" office:value-type="float" office:value="0" calcext:value-type="float">
            <text:p>0</text:p>
          </table:table-cell>
          <table:table-cell table:style-name="ce45" table:formula="of:=IF([.AQ82]=1;IF(OR(SUM([.AP81:.AR83];-1)=2;SUM([.AP81:.AR83];-1)=3);1;0);IF(SUM([.AP81:.AR83])=3;1;0))" office:value-type="float" office:value="0" calcext:value-type="float">
            <text:p>0</text:p>
          </table:table-cell>
          <table:table-cell table:style-name="ce45" table:formula="of:=IF([.AR82]=1;IF(OR(SUM([.AQ81:.AS83];-1)=2;SUM([.AQ81:.AS83];-1)=3);1;0);IF(SUM([.AQ81:.AS83])=3;1;0))" office:value-type="float" office:value="0" calcext:value-type="float">
            <text:p>0</text:p>
          </table:table-cell>
          <table:table-cell table:style-name="ce45" table:formula="of:=IF([.AS82]=1;IF(OR(SUM([.AR81:.AT83];-1)=2;SUM([.AR81:.AT83];-1)=3);1;0);IF(SUM([.AR81:.AT83])=3;1;0))" office:value-type="float" office:value="0" calcext:value-type="float">
            <text:p>0</text:p>
          </table:table-cell>
          <table:table-cell table:style-name="ce45" table:formula="of:=IF([.AT82]=1;IF(OR(SUM([.AS81:.AU83];-1)=2;SUM([.AS81:.AU83];-1)=3);1;0);IF(SUM([.AS81:.AU83])=3;1;0))" office:value-type="float" office:value="0" calcext:value-type="float">
            <text:p>0</text:p>
          </table:table-cell>
          <table:table-cell table:style-name="ce45" table:formula="of:=IF([.AU82]=1;IF(OR(SUM([.AT81:.AV83];-1)=2;SUM([.AT81:.AV83];-1)=3);1;0);IF(SUM([.AT81:.AV83])=3;1;0))" office:value-type="float" office:value="0" calcext:value-type="float">
            <text:p>0</text:p>
          </table:table-cell>
          <table:table-cell table:style-name="ce45" table:formula="of:=IF([.AV82]=1;IF(OR(SUM([.AU81:.AW83];-1)=2;SUM([.AU81:.AW83];-1)=3);1;0);IF(SUM([.AU81:.AW83])=3;1;0))" office:value-type="float" office:value="0" calcext:value-type="float">
            <text:p>0</text:p>
          </table:table-cell>
          <table:table-cell table:style-name="ce45" table:formula="of:=IF([.AW82]=1;IF(OR(SUM([.AV81:.AX83];-1)=2;SUM([.AV81:.AX83];-1)=3);1;0);IF(SUM([.AV81:.AX83])=3;1;0))" office:value-type="float" office:value="0" calcext:value-type="float">
            <text:p>0</text:p>
          </table:table-cell>
          <table:table-cell table:style-name="ce45" table:formula="of:=IF([.AX82]=1;IF(OR(SUM([.AW81:.AY83];-1)=2;SUM([.AW81:.AY83];-1)=3);1;0);IF(SUM([.AW81:.AY83])=3;1;0))" office:value-type="float" office:value="0" calcext:value-type="float">
            <text:p>0</text:p>
          </table:table-cell>
          <table:table-cell table:style-name="ce45" table:formula="of:=IF([.AY82]=1;IF(OR(SUM([.AX81:.AZ83];-1)=2;SUM([.AX81:.AZ83];-1)=3);1;0);IF(SUM([.AX81:.AZ83])=3;1;0))" office:value-type="float" office:value="0" calcext:value-type="float">
            <text:p>0</text:p>
          </table:table-cell>
          <table:table-cell table:style-name="ce45" table:formula="of:=IF([.AZ82]=1;IF(OR(SUM([.AY81:.BA83];-1)=2;SUM([.AY81:.BA83];-1)=3);1;0);IF(SUM([.AY81:.BA83])=3;1;0))" office:value-type="float" office:value="0" calcext:value-type="float">
            <text:p>0</text:p>
          </table:table-cell>
          <table:table-cell table:style-name="ce45" table:formula="of:=IF([.BA82]=1;IF(OR(SUM([.AZ81:.BB83];-1)=2;SUM([.AZ81:.BB83];-1)=3);1;0);IF(SUM([.AZ81:.BB83])=3;1;0))" office:value-type="float" office:value="0" calcext:value-type="float">
            <text:p>0</text:p>
          </table:table-cell>
          <table:table-cell table:style-name="ce45" table:formula="of:=IF([.BB82]=1;IF(OR(SUM([.BA81:.BC83];-1)=2;SUM([.BA81:.BC83];-1)=3);1;0);IF(SUM([.BA81:.BC83])=3;1;0))" office:value-type="float" office:value="0" calcext:value-type="float">
            <text:p>0</text:p>
          </table:table-cell>
          <table:table-cell table:style-name="ce45" table:formula="of:=IF([.BC82]=1;IF(OR(SUM([.BB81:.BD83];-1)=2;SUM([.BB81:.BD83];-1)=3);1;0);IF(SUM([.BB81:.BD83])=3;1;0))" office:value-type="float" office:value="0" calcext:value-type="float">
            <text:p>0</text:p>
          </table:table-cell>
          <table:table-cell table:style-name="ce45" table:formula="of:=IF([.BD82]=1;IF(OR(SUM([.BC81:.BE83];-1)=2;SUM([.BC81:.BE83];-1)=3);1;0);IF(SUM([.BC81:.BE83])=3;1;0))" office:value-type="float" office:value="0" calcext:value-type="float">
            <text:p>0</text:p>
          </table:table-cell>
          <table:table-cell table:style-name="ce45" table:formula="of:=IF([.BE82]=1;IF(OR(SUM([.BD81:.BF83];-1)=2;SUM([.BD81:.BF83];-1)=3);1;0);IF(SUM([.BD81:.BF83])=3;1;0))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table:style-name="ce45" table:formula="of:=IF([.C83]=1;IF(OR(SUM([.B82:.D84];-1)=2;SUM([.B82:.D84];-1)=3);1;0);IF(SUM([.B82:.D84])=3;1;0))" office:value-type="float" office:value="0" calcext:value-type="float">
            <text:p>0</text:p>
          </table:table-cell>
          <table:table-cell table:style-name="ce45" table:formula="of:=IF([.D83]=1;IF(OR(SUM([.C82:.E84];-1)=2;SUM([.C82:.E84];-1)=3);1;0);IF(SUM([.C82:.E84])=3;1;0))" office:value-type="float" office:value="0" calcext:value-type="float">
            <text:p>0</text:p>
          </table:table-cell>
          <table:table-cell table:style-name="ce45" table:formula="of:=IF([.E83]=1;IF(OR(SUM([.D82:.F84];-1)=2;SUM([.D82:.F84];-1)=3);1;0);IF(SUM([.D82:.F84])=3;1;0))" office:value-type="float" office:value="0" calcext:value-type="float">
            <text:p>0</text:p>
          </table:table-cell>
          <table:table-cell table:style-name="ce45" table:formula="of:=IF([.F83]=1;IF(OR(SUM([.E82:.G84];-1)=2;SUM([.E82:.G84];-1)=3);1;0);IF(SUM([.E82:.G84])=3;1;0))" office:value-type="float" office:value="0" calcext:value-type="float">
            <text:p>0</text:p>
          </table:table-cell>
          <table:table-cell table:style-name="ce45" table:formula="of:=IF([.G83]=1;IF(OR(SUM([.F82:.H84];-1)=2;SUM([.F82:.H84];-1)=3);1;0);IF(SUM([.F82:.H84])=3;1;0))" office:value-type="float" office:value="0" calcext:value-type="float">
            <text:p>0</text:p>
          </table:table-cell>
          <table:table-cell table:style-name="ce45" table:formula="of:=IF([.H83]=1;IF(OR(SUM([.G82:.I84];-1)=2;SUM([.G82:.I84];-1)=3);1;0);IF(SUM([.G82:.I84])=3;1;0))" office:value-type="float" office:value="0" calcext:value-type="float">
            <text:p>0</text:p>
          </table:table-cell>
          <table:table-cell table:style-name="ce45" table:formula="of:=IF([.I83]=1;IF(OR(SUM([.H82:.J84];-1)=2;SUM([.H82:.J84];-1)=3);1;0);IF(SUM([.H82:.J84])=3;1;0))" office:value-type="float" office:value="0" calcext:value-type="float">
            <text:p>0</text:p>
          </table:table-cell>
          <table:table-cell table:style-name="ce45" table:formula="of:=IF([.J83]=1;IF(OR(SUM([.I82:.K84];-1)=2;SUM([.I82:.K84];-1)=3);1;0);IF(SUM([.I82:.K84])=3;1;0))" office:value-type="float" office:value="0" calcext:value-type="float">
            <text:p>0</text:p>
          </table:table-cell>
          <table:table-cell table:style-name="ce45" table:formula="of:=IF([.K83]=1;IF(OR(SUM([.J82:.L84];-1)=2;SUM([.J82:.L84];-1)=3);1;0);IF(SUM([.J82:.L84])=3;1;0))" office:value-type="float" office:value="0" calcext:value-type="float">
            <text:p>0</text:p>
          </table:table-cell>
          <table:table-cell table:style-name="ce45" table:formula="of:=IF([.L83]=1;IF(OR(SUM([.K82:.M84];-1)=2;SUM([.K82:.M84];-1)=3);1;0);IF(SUM([.K82:.M84])=3;1;0))" office:value-type="float" office:value="0" calcext:value-type="float">
            <text:p>0</text:p>
          </table:table-cell>
          <table:table-cell table:style-name="ce45" table:formula="of:=IF([.M83]=1;IF(OR(SUM([.L82:.N84];-1)=2;SUM([.L82:.N84];-1)=3);1;0);IF(SUM([.L82:.N84])=3;1;0))" office:value-type="float" office:value="0" calcext:value-type="float">
            <text:p>0</text:p>
          </table:table-cell>
          <table:table-cell table:style-name="ce45" table:formula="of:=IF([.N83]=1;IF(OR(SUM([.M82:.O84];-1)=2;SUM([.M82:.O84];-1)=3);1;0);IF(SUM([.M82:.O84])=3;1;0))" office:value-type="float" office:value="0" calcext:value-type="float">
            <text:p>0</text:p>
          </table:table-cell>
          <table:table-cell table:style-name="ce45" table:formula="of:=IF([.O83]=1;IF(OR(SUM([.N82:.P84];-1)=2;SUM([.N82:.P84];-1)=3);1;0);IF(SUM([.N82:.P84])=3;1;0))" office:value-type="float" office:value="0" calcext:value-type="float">
            <text:p>0</text:p>
          </table:table-cell>
          <table:table-cell table:style-name="ce45" table:formula="of:=IF([.P83]=1;IF(OR(SUM([.O82:.Q84];-1)=2;SUM([.O82:.Q84];-1)=3);1;0);IF(SUM([.O82:.Q84])=3;1;0))" office:value-type="float" office:value="0" calcext:value-type="float">
            <text:p>0</text:p>
          </table:table-cell>
          <table:table-cell table:style-name="ce45" table:formula="of:=IF([.Q83]=1;IF(OR(SUM([.P82:.R84];-1)=2;SUM([.P82:.R84];-1)=3);1;0);IF(SUM([.P82:.R84])=3;1;0))" office:value-type="float" office:value="1" calcext:value-type="float">
            <text:p>1</text:p>
          </table:table-cell>
          <table:table-cell table:style-name="ce45" table:formula="of:=IF([.R83]=1;IF(OR(SUM([.Q82:.S84];-1)=2;SUM([.Q82:.S84];-1)=3);1;0);IF(SUM([.Q82:.S84])=3;1;0))" office:value-type="float" office:value="1" calcext:value-type="float">
            <text:p>1</text:p>
          </table:table-cell>
          <table:table-cell table:style-name="ce45" table:formula="of:=IF([.S83]=1;IF(OR(SUM([.R82:.T84];-1)=2;SUM([.R82:.T84];-1)=3);1;0);IF(SUM([.R82:.T84])=3;1;0))" office:value-type="float" office:value="0" calcext:value-type="float">
            <text:p>0</text:p>
          </table:table-cell>
          <table:table-cell table:style-name="ce45" table:formula="of:=IF([.T83]=1;IF(OR(SUM([.S82:.U84];-1)=2;SUM([.S82:.U84];-1)=3);1;0);IF(SUM([.S82:.U84])=3;1;0))" office:value-type="float" office:value="0" calcext:value-type="float">
            <text:p>0</text:p>
          </table:table-cell>
          <table:table-cell table:style-name="ce45" table:formula="of:=IF([.U83]=1;IF(OR(SUM([.T82:.V84];-1)=2;SUM([.T82:.V84];-1)=3);1;0);IF(SUM([.T82:.V84])=3;1;0))" office:value-type="float" office:value="0" calcext:value-type="float">
            <text:p>0</text:p>
          </table:table-cell>
          <table:table-cell table:style-name="ce45" table:formula="of:=IF([.V83]=1;IF(OR(SUM([.U82:.W84];-1)=2;SUM([.U82:.W84];-1)=3);1;0);IF(SUM([.U82:.W84])=3;1;0))" office:value-type="float" office:value="0" calcext:value-type="float">
            <text:p>0</text:p>
          </table:table-cell>
          <table:table-cell table:style-name="ce45" table:formula="of:=IF([.W83]=1;IF(OR(SUM([.V82:.X84];-1)=2;SUM([.V82:.X84];-1)=3);1;0);IF(SUM([.V82:.X84])=3;1;0))" office:value-type="float" office:value="0" calcext:value-type="float">
            <text:p>0</text:p>
          </table:table-cell>
          <table:table-cell table:style-name="ce45" table:formula="of:=IF([.X83]=1;IF(OR(SUM([.W82:.Y84];-1)=2;SUM([.W82:.Y84];-1)=3);1;0);IF(SUM([.W82:.Y84])=3;1;0))" office:value-type="float" office:value="0" calcext:value-type="float">
            <text:p>0</text:p>
          </table:table-cell>
          <table:table-cell table:style-name="ce45" table:formula="of:=IF([.Y83]=1;IF(OR(SUM([.X82:.Z84];-1)=2;SUM([.X82:.Z84];-1)=3);1;0);IF(SUM([.X82:.Z84])=3;1;0))" office:value-type="float" office:value="0" calcext:value-type="float">
            <text:p>0</text:p>
          </table:table-cell>
          <table:table-cell table:style-name="ce45" table:formula="of:=IF([.Z83]=1;IF(OR(SUM([.Y82:.AA84];-1)=2;SUM([.Y82:.AA84];-1)=3);1;0);IF(SUM([.Y82:.AA84])=3;1;0))" office:value-type="float" office:value="0" calcext:value-type="float">
            <text:p>0</text:p>
          </table:table-cell>
          <table:table-cell table:style-name="ce45" table:formula="of:=IF([.AA83]=1;IF(OR(SUM([.Z82:.AB84];-1)=2;SUM([.Z82:.AB84];-1)=3);1;0);IF(SUM([.Z82:.AB84])=3;1;0))" office:value-type="float" office:value="0" calcext:value-type="float">
            <text:p>0</text:p>
          </table:table-cell>
          <table:table-cell table:style-name="ce45" table:formula="of:=IF([.AB83]=1;IF(OR(SUM([.AA82:.AC84];-1)=2;SUM([.AA82:.AC84];-1)=3);1;0);IF(SUM([.AA82:.AC84])=3;1;0))" office:value-type="float" office:value="0" calcext:value-type="float">
            <text:p>0</text:p>
          </table:table-cell>
          <table:table-cell table:style-name="ce45" table:formula="of:=IF([.AC83]=1;IF(OR(SUM([.AB82:.AD84];-1)=2;SUM([.AB82:.AD84];-1)=3);1;0);IF(SUM([.AB82:.AD84])=3;1;0))" office:value-type="float" office:value="0" calcext:value-type="float">
            <text:p>0</text:p>
          </table:table-cell>
          <table:table-cell table:style-name="ce45" table:formula="of:=IF([.AD83]=1;IF(OR(SUM([.AC82:.AE84];-1)=2;SUM([.AC82:.AE84];-1)=3);1;0);IF(SUM([.AC82:.AE84])=3;1;0))" office:value-type="float" office:value="0" calcext:value-type="float">
            <text:p>0</text:p>
          </table:table-cell>
          <table:table-cell table:style-name="ce45" table:formula="of:=IF([.AE83]=1;IF(OR(SUM([.AD82:.AF84];-1)=2;SUM([.AD82:.AF84];-1)=3);1;0);IF(SUM([.AD82:.AF84])=3;1;0))" office:value-type="float" office:value="0" calcext:value-type="float">
            <text:p>0</text:p>
          </table:table-cell>
          <table:table-cell table:style-name="ce45" table:formula="of:=IF([.AF83]=1;IF(OR(SUM([.AE82:.AG84];-1)=2;SUM([.AE82:.AG84];-1)=3);1;0);IF(SUM([.AE82:.AG84])=3;1;0))" office:value-type="float" office:value="0" calcext:value-type="float">
            <text:p>0</text:p>
          </table:table-cell>
          <table:table-cell table:style-name="ce45" table:formula="of:=IF([.AG83]=1;IF(OR(SUM([.AF82:.AH84];-1)=2;SUM([.AF82:.AH84];-1)=3);1;0);IF(SUM([.AF82:.AH84])=3;1;0))" office:value-type="float" office:value="0" calcext:value-type="float">
            <text:p>0</text:p>
          </table:table-cell>
          <table:table-cell table:style-name="ce45" table:formula="of:=IF([.AH83]=1;IF(OR(SUM([.AG82:.AI84];-1)=2;SUM([.AG82:.AI84];-1)=3);1;0);IF(SUM([.AG82:.AI84])=3;1;0))" office:value-type="float" office:value="0" calcext:value-type="float">
            <text:p>0</text:p>
          </table:table-cell>
          <table:table-cell table:style-name="ce45" table:formula="of:=IF([.AI83]=1;IF(OR(SUM([.AH82:.AJ84];-1)=2;SUM([.AH82:.AJ84];-1)=3);1;0);IF(SUM([.AH82:.AJ84])=3;1;0))" office:value-type="float" office:value="0" calcext:value-type="float">
            <text:p>0</text:p>
          </table:table-cell>
          <table:table-cell table:style-name="ce45" table:formula="of:=IF([.AJ83]=1;IF(OR(SUM([.AI82:.AK84];-1)=2;SUM([.AI82:.AK84];-1)=3);1;0);IF(SUM([.AI82:.AK84])=3;1;0))" office:value-type="float" office:value="0" calcext:value-type="float">
            <text:p>0</text:p>
          </table:table-cell>
          <table:table-cell table:style-name="ce45" table:formula="of:=IF([.AK83]=1;IF(OR(SUM([.AJ82:.AL84];-1)=2;SUM([.AJ82:.AL84];-1)=3);1;0);IF(SUM([.AJ82:.AL84])=3;1;0))" office:value-type="float" office:value="0" calcext:value-type="float">
            <text:p>0</text:p>
          </table:table-cell>
          <table:table-cell table:style-name="ce45" table:formula="of:=IF([.AL83]=1;IF(OR(SUM([.AK82:.AM84];-1)=2;SUM([.AK82:.AM84];-1)=3);1;0);IF(SUM([.AK82:.AM84])=3;1;0))" office:value-type="float" office:value="0" calcext:value-type="float">
            <text:p>0</text:p>
          </table:table-cell>
          <table:table-cell table:style-name="ce45" table:formula="of:=IF([.AM83]=1;IF(OR(SUM([.AL82:.AN84];-1)=2;SUM([.AL82:.AN84];-1)=3);1;0);IF(SUM([.AL82:.AN84])=3;1;0))" office:value-type="float" office:value="0" calcext:value-type="float">
            <text:p>0</text:p>
          </table:table-cell>
          <table:table-cell table:style-name="ce45" table:formula="of:=IF([.AN83]=1;IF(OR(SUM([.AM82:.AO84];-1)=2;SUM([.AM82:.AO84];-1)=3);1;0);IF(SUM([.AM82:.AO84])=3;1;0))" office:value-type="float" office:value="0" calcext:value-type="float">
            <text:p>0</text:p>
          </table:table-cell>
          <table:table-cell table:style-name="ce45" table:formula="of:=IF([.AO83]=1;IF(OR(SUM([.AN82:.AP84];-1)=2;SUM([.AN82:.AP84];-1)=3);1;0);IF(SUM([.AN82:.AP84])=3;1;0))" office:value-type="float" office:value="0" calcext:value-type="float">
            <text:p>0</text:p>
          </table:table-cell>
          <table:table-cell table:style-name="ce45" table:formula="of:=IF([.AP83]=1;IF(OR(SUM([.AO82:.AQ84];-1)=2;SUM([.AO82:.AQ84];-1)=3);1;0);IF(SUM([.AO82:.AQ84])=3;1;0))" office:value-type="float" office:value="0" calcext:value-type="float">
            <text:p>0</text:p>
          </table:table-cell>
          <table:table-cell table:style-name="ce45" table:formula="of:=IF([.AQ83]=1;IF(OR(SUM([.AP82:.AR84];-1)=2;SUM([.AP82:.AR84];-1)=3);1;0);IF(SUM([.AP82:.AR84])=3;1;0))" office:value-type="float" office:value="0" calcext:value-type="float">
            <text:p>0</text:p>
          </table:table-cell>
          <table:table-cell table:style-name="ce45" table:formula="of:=IF([.AR83]=1;IF(OR(SUM([.AQ82:.AS84];-1)=2;SUM([.AQ82:.AS84];-1)=3);1;0);IF(SUM([.AQ82:.AS84])=3;1;0))" office:value-type="float" office:value="0" calcext:value-type="float">
            <text:p>0</text:p>
          </table:table-cell>
          <table:table-cell table:style-name="ce45" table:formula="of:=IF([.AS83]=1;IF(OR(SUM([.AR82:.AT84];-1)=2;SUM([.AR82:.AT84];-1)=3);1;0);IF(SUM([.AR82:.AT84])=3;1;0))" office:value-type="float" office:value="0" calcext:value-type="float">
            <text:p>0</text:p>
          </table:table-cell>
          <table:table-cell table:style-name="ce45" table:formula="of:=IF([.AT83]=1;IF(OR(SUM([.AS82:.AU84];-1)=2;SUM([.AS82:.AU84];-1)=3);1;0);IF(SUM([.AS82:.AU84])=3;1;0))" office:value-type="float" office:value="0" calcext:value-type="float">
            <text:p>0</text:p>
          </table:table-cell>
          <table:table-cell table:style-name="ce45" table:formula="of:=IF([.AU83]=1;IF(OR(SUM([.AT82:.AV84];-1)=2;SUM([.AT82:.AV84];-1)=3);1;0);IF(SUM([.AT82:.AV84])=3;1;0))" office:value-type="float" office:value="0" calcext:value-type="float">
            <text:p>0</text:p>
          </table:table-cell>
          <table:table-cell table:style-name="ce45" table:formula="of:=IF([.AV83]=1;IF(OR(SUM([.AU82:.AW84];-1)=2;SUM([.AU82:.AW84];-1)=3);1;0);IF(SUM([.AU82:.AW84])=3;1;0))" office:value-type="float" office:value="0" calcext:value-type="float">
            <text:p>0</text:p>
          </table:table-cell>
          <table:table-cell table:style-name="ce45" table:formula="of:=IF([.AW83]=1;IF(OR(SUM([.AV82:.AX84];-1)=2;SUM([.AV82:.AX84];-1)=3);1;0);IF(SUM([.AV82:.AX84])=3;1;0))" office:value-type="float" office:value="0" calcext:value-type="float">
            <text:p>0</text:p>
          </table:table-cell>
          <table:table-cell table:style-name="ce45" table:formula="of:=IF([.AX83]=1;IF(OR(SUM([.AW82:.AY84];-1)=2;SUM([.AW82:.AY84];-1)=3);1;0);IF(SUM([.AW82:.AY84])=3;1;0))" office:value-type="float" office:value="0" calcext:value-type="float">
            <text:p>0</text:p>
          </table:table-cell>
          <table:table-cell table:style-name="ce45" table:formula="of:=IF([.AY83]=1;IF(OR(SUM([.AX82:.AZ84];-1)=2;SUM([.AX82:.AZ84];-1)=3);1;0);IF(SUM([.AX82:.AZ84])=3;1;0))" office:value-type="float" office:value="0" calcext:value-type="float">
            <text:p>0</text:p>
          </table:table-cell>
          <table:table-cell table:style-name="ce45" table:formula="of:=IF([.AZ83]=1;IF(OR(SUM([.AY82:.BA84];-1)=2;SUM([.AY82:.BA84];-1)=3);1;0);IF(SUM([.AY82:.BA84])=3;1;0))" office:value-type="float" office:value="0" calcext:value-type="float">
            <text:p>0</text:p>
          </table:table-cell>
          <table:table-cell table:style-name="ce45" table:formula="of:=IF([.BA83]=1;IF(OR(SUM([.AZ82:.BB84];-1)=2;SUM([.AZ82:.BB84];-1)=3);1;0);IF(SUM([.AZ82:.BB84])=3;1;0))" office:value-type="float" office:value="0" calcext:value-type="float">
            <text:p>0</text:p>
          </table:table-cell>
          <table:table-cell table:style-name="ce45" table:formula="of:=IF([.BB83]=1;IF(OR(SUM([.BA82:.BC84];-1)=2;SUM([.BA82:.BC84];-1)=3);1;0);IF(SUM([.BA82:.BC84])=3;1;0))" office:value-type="float" office:value="0" calcext:value-type="float">
            <text:p>0</text:p>
          </table:table-cell>
          <table:table-cell table:style-name="ce45" table:formula="of:=IF([.BC83]=1;IF(OR(SUM([.BB82:.BD84];-1)=2;SUM([.BB82:.BD84];-1)=3);1;0);IF(SUM([.BB82:.BD84])=3;1;0))" office:value-type="float" office:value="0" calcext:value-type="float">
            <text:p>0</text:p>
          </table:table-cell>
          <table:table-cell table:style-name="ce45" table:formula="of:=IF([.BD83]=1;IF(OR(SUM([.BC82:.BE84];-1)=2;SUM([.BC82:.BE84];-1)=3);1;0);IF(SUM([.BC82:.BE84])=3;1;0))" office:value-type="float" office:value="0" calcext:value-type="float">
            <text:p>0</text:p>
          </table:table-cell>
          <table:table-cell table:style-name="ce45" table:formula="of:=IF([.BE83]=1;IF(OR(SUM([.BD82:.BF84];-1)=2;SUM([.BD82:.BF84];-1)=3);1;0);IF(SUM([.BD82:.BF84])=3;1;0))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54" table:style-name="ce91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53" table:style-name="ce102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style-name="ce48" table:formula="of:=IF([.C87]=1;IF(OR(SUM([.B86:.D88];-1)=2;SUM([.B86:.D88];-1)=3);1;0);IF(SUM([.B86:.D88])=3;1;0))" office:value-type="float" office:value="0" calcext:value-type="float">
            <text:p>0</text:p>
          </table:table-cell>
          <table:table-cell table:style-name="ce48" table:formula="of:=IF([.D87]=1;IF(OR(SUM([.C86:.E88];-1)=2;SUM([.C86:.E88];-1)=3);1;0);IF(SUM([.C86:.E88])=3;1;0))" office:value-type="float" office:value="0" calcext:value-type="float">
            <text:p>0</text:p>
          </table:table-cell>
          <table:table-cell table:style-name="ce48" table:formula="of:=IF([.E87]=1;IF(OR(SUM([.D86:.F88];-1)=2;SUM([.D86:.F88];-1)=3);1;0);IF(SUM([.D86:.F88])=3;1;0))" office:value-type="float" office:value="0" calcext:value-type="float">
            <text:p>0</text:p>
          </table:table-cell>
          <table:table-cell table:style-name="ce48" table:formula="of:=IF([.F87]=1;IF(OR(SUM([.E86:.G88];-1)=2;SUM([.E86:.G88];-1)=3);1;0);IF(SUM([.E86:.G88])=3;1;0))" office:value-type="float" office:value="0" calcext:value-type="float">
            <text:p>0</text:p>
          </table:table-cell>
          <table:table-cell table:style-name="ce48" table:formula="of:=IF([.G87]=1;IF(OR(SUM([.F86:.H88];-1)=2;SUM([.F86:.H88];-1)=3);1;0);IF(SUM([.F86:.H88])=3;1;0))" office:value-type="float" office:value="0" calcext:value-type="float">
            <text:p>0</text:p>
          </table:table-cell>
          <table:table-cell table:style-name="ce48" table:formula="of:=IF([.H87]=1;IF(OR(SUM([.G86:.I88];-1)=2;SUM([.G86:.I88];-1)=3);1;0);IF(SUM([.G86:.I88])=3;1;0))" office:value-type="float" office:value="0" calcext:value-type="float">
            <text:p>0</text:p>
          </table:table-cell>
          <table:table-cell table:style-name="ce48" table:formula="of:=IF([.I87]=1;IF(OR(SUM([.H86:.J88];-1)=2;SUM([.H86:.J88];-1)=3);1;0);IF(SUM([.H86:.J88])=3;1;0))" office:value-type="float" office:value="0" calcext:value-type="float">
            <text:p>0</text:p>
          </table:table-cell>
          <table:table-cell table:style-name="ce48" table:formula="of:=IF([.J87]=1;IF(OR(SUM([.I86:.K88];-1)=2;SUM([.I86:.K88];-1)=3);1;0);IF(SUM([.I86:.K88])=3;1;0))" office:value-type="float" office:value="0" calcext:value-type="float">
            <text:p>0</text:p>
          </table:table-cell>
          <table:table-cell table:style-name="ce48" table:formula="of:=IF([.K87]=1;IF(OR(SUM([.J86:.L88];-1)=2;SUM([.J86:.L88];-1)=3);1;0);IF(SUM([.J86:.L88])=3;1;0))" office:value-type="float" office:value="0" calcext:value-type="float">
            <text:p>0</text:p>
          </table:table-cell>
          <table:table-cell table:style-name="ce48" table:formula="of:=IF([.L87]=1;IF(OR(SUM([.K86:.M88];-1)=2;SUM([.K86:.M88];-1)=3);1;0);IF(SUM([.K86:.M88])=3;1;0))" office:value-type="float" office:value="0" calcext:value-type="float">
            <text:p>0</text:p>
          </table:table-cell>
          <table:table-cell table:style-name="ce48" table:formula="of:=IF([.M87]=1;IF(OR(SUM([.L86:.N88];-1)=2;SUM([.L86:.N88];-1)=3);1;0);IF(SUM([.L86:.N88])=3;1;0))" office:value-type="float" office:value="0" calcext:value-type="float">
            <text:p>0</text:p>
          </table:table-cell>
          <table:table-cell table:style-name="ce48" table:formula="of:=IF([.N87]=1;IF(OR(SUM([.M86:.O88];-1)=2;SUM([.M86:.O88];-1)=3);1;0);IF(SUM([.M86:.O88])=3;1;0))" office:value-type="float" office:value="0" calcext:value-type="float">
            <text:p>0</text:p>
          </table:table-cell>
          <table:table-cell table:style-name="ce48" table:formula="of:=IF([.O87]=1;IF(OR(SUM([.N86:.P88];-1)=2;SUM([.N86:.P88];-1)=3);1;0);IF(SUM([.N86:.P88])=3;1;0))" office:value-type="float" office:value="0" calcext:value-type="float">
            <text:p>0</text:p>
          </table:table-cell>
          <table:table-cell table:style-name="ce48" table:formula="of:=IF([.P87]=1;IF(OR(SUM([.O86:.Q88];-1)=2;SUM([.O86:.Q88];-1)=3);1;0);IF(SUM([.O86:.Q88])=3;1;0))" office:value-type="float" office:value="0" calcext:value-type="float">
            <text:p>0</text:p>
          </table:table-cell>
          <table:table-cell table:style-name="ce48" table:formula="of:=IF([.Q87]=1;IF(OR(SUM([.P86:.R88];-1)=2;SUM([.P86:.R88];-1)=3);1;0);IF(SUM([.P86:.R88])=3;1;0))" office:value-type="float" office:value="0" calcext:value-type="float">
            <text:p>0</text:p>
          </table:table-cell>
          <table:table-cell table:style-name="ce48" table:formula="of:=IF([.R87]=1;IF(OR(SUM([.Q86:.S88];-1)=2;SUM([.Q86:.S88];-1)=3);1;0);IF(SUM([.Q86:.S88])=3;1;0))" office:value-type="float" office:value="0" calcext:value-type="float">
            <text:p>0</text:p>
          </table:table-cell>
          <table:table-cell table:style-name="ce48" table:formula="of:=IF([.S87]=1;IF(OR(SUM([.R86:.T88];-1)=2;SUM([.R86:.T88];-1)=3);1;0);IF(SUM([.R86:.T88])=3;1;0))" office:value-type="float" office:value="0" calcext:value-type="float">
            <text:p>0</text:p>
          </table:table-cell>
          <table:table-cell table:style-name="ce48" table:formula="of:=IF([.T87]=1;IF(OR(SUM([.S86:.U88];-1)=2;SUM([.S86:.U88];-1)=3);1;0);IF(SUM([.S86:.U88])=3;1;0))" office:value-type="float" office:value="0" calcext:value-type="float">
            <text:p>0</text:p>
          </table:table-cell>
          <table:table-cell table:style-name="ce48" table:formula="of:=IF([.U87]=1;IF(OR(SUM([.T86:.V88];-1)=2;SUM([.T86:.V88];-1)=3);1;0);IF(SUM([.T86:.V88])=3;1;0))" office:value-type="float" office:value="0" calcext:value-type="float">
            <text:p>0</text:p>
          </table:table-cell>
          <table:table-cell table:style-name="ce48" table:formula="of:=IF([.V87]=1;IF(OR(SUM([.U86:.W88];-1)=2;SUM([.U86:.W88];-1)=3);1;0);IF(SUM([.U86:.W88])=3;1;0))" office:value-type="float" office:value="0" calcext:value-type="float">
            <text:p>0</text:p>
          </table:table-cell>
          <table:table-cell table:style-name="ce48" table:formula="of:=IF([.W87]=1;IF(OR(SUM([.V86:.X88];-1)=2;SUM([.V86:.X88];-1)=3);1;0);IF(SUM([.V86:.X88])=3;1;0))" office:value-type="float" office:value="0" calcext:value-type="float">
            <text:p>0</text:p>
          </table:table-cell>
          <table:table-cell table:style-name="ce48" table:formula="of:=IF([.X87]=1;IF(OR(SUM([.W86:.Y88];-1)=2;SUM([.W86:.Y88];-1)=3);1;0);IF(SUM([.W86:.Y88])=3;1;0))" office:value-type="float" office:value="0" calcext:value-type="float">
            <text:p>0</text:p>
          </table:table-cell>
          <table:table-cell table:style-name="ce48" table:formula="of:=IF([.Y87]=1;IF(OR(SUM([.X86:.Z88];-1)=2;SUM([.X86:.Z88];-1)=3);1;0);IF(SUM([.X86:.Z88])=3;1;0))" office:value-type="float" office:value="0" calcext:value-type="float">
            <text:p>0</text:p>
          </table:table-cell>
          <table:table-cell table:style-name="ce48" table:formula="of:=IF([.Z87]=1;IF(OR(SUM([.Y86:.AA88];-1)=2;SUM([.Y86:.AA88];-1)=3);1;0);IF(SUM([.Y86:.AA88])=3;1;0))" office:value-type="float" office:value="0" calcext:value-type="float">
            <text:p>0</text:p>
          </table:table-cell>
          <table:table-cell table:style-name="ce48" table:formula="of:=IF([.AA87]=1;IF(OR(SUM([.Z86:.AB88];-1)=2;SUM([.Z86:.AB88];-1)=3);1;0);IF(SUM([.Z86:.AB88])=3;1;0))" office:value-type="float" office:value="0" calcext:value-type="float">
            <text:p>0</text:p>
          </table:table-cell>
          <table:table-cell table:style-name="ce48" table:formula="of:=IF([.AB87]=1;IF(OR(SUM([.AA86:.AC88];-1)=2;SUM([.AA86:.AC88];-1)=3);1;0);IF(SUM([.AA86:.AC88])=3;1;0))" office:value-type="float" office:value="0" calcext:value-type="float">
            <text:p>0</text:p>
          </table:table-cell>
          <table:table-cell table:style-name="ce48" table:formula="of:=IF([.AC87]=1;IF(OR(SUM([.AB86:.AD88];-1)=2;SUM([.AB86:.AD88];-1)=3);1;0);IF(SUM([.AB86:.AD88])=3;1;0))" office:value-type="float" office:value="0" calcext:value-type="float">
            <text:p>0</text:p>
          </table:table-cell>
          <table:table-cell table:style-name="ce48" table:formula="of:=IF([.AD87]=1;IF(OR(SUM([.AC86:.AE88];-1)=2;SUM([.AC86:.AE88];-1)=3);1;0);IF(SUM([.AC86:.AE88])=3;1;0))" office:value-type="float" office:value="0" calcext:value-type="float">
            <text:p>0</text:p>
          </table:table-cell>
          <table:table-cell table:style-name="ce48" table:formula="of:=IF([.AE87]=1;IF(OR(SUM([.AD86:.AF88];-1)=2;SUM([.AD86:.AF88];-1)=3);1;0);IF(SUM([.AD86:.AF88])=3;1;0))" office:value-type="float" office:value="0" calcext:value-type="float">
            <text:p>0</text:p>
          </table:table-cell>
          <table:table-cell table:style-name="ce48" table:formula="of:=IF([.AF87]=1;IF(OR(SUM([.AE86:.AG88];-1)=2;SUM([.AE86:.AG88];-1)=3);1;0);IF(SUM([.AE86:.AG88])=3;1;0))" office:value-type="float" office:value="0" calcext:value-type="float">
            <text:p>0</text:p>
          </table:table-cell>
          <table:table-cell table:style-name="ce48" table:formula="of:=IF([.AG87]=1;IF(OR(SUM([.AF86:.AH88];-1)=2;SUM([.AF86:.AH88];-1)=3);1;0);IF(SUM([.AF86:.AH88])=3;1;0))" office:value-type="float" office:value="0" calcext:value-type="float">
            <text:p>0</text:p>
          </table:table-cell>
          <table:table-cell table:style-name="ce48" table:formula="of:=IF([.AH87]=1;IF(OR(SUM([.AG86:.AI88];-1)=2;SUM([.AG86:.AI88];-1)=3);1;0);IF(SUM([.AG86:.AI88])=3;1;0))" office:value-type="float" office:value="0" calcext:value-type="float">
            <text:p>0</text:p>
          </table:table-cell>
          <table:table-cell table:style-name="ce48" table:formula="of:=IF([.AI87]=1;IF(OR(SUM([.AH86:.AJ88];-1)=2;SUM([.AH86:.AJ88];-1)=3);1;0);IF(SUM([.AH86:.AJ88])=3;1;0))" office:value-type="float" office:value="0" calcext:value-type="float">
            <text:p>0</text:p>
          </table:table-cell>
          <table:table-cell table:style-name="ce48" table:formula="of:=IF([.AJ87]=1;IF(OR(SUM([.AI86:.AK88];-1)=2;SUM([.AI86:.AK88];-1)=3);1;0);IF(SUM([.AI86:.AK88])=3;1;0))" office:value-type="float" office:value="0" calcext:value-type="float">
            <text:p>0</text:p>
          </table:table-cell>
          <table:table-cell table:style-name="ce48" table:formula="of:=IF([.AK87]=1;IF(OR(SUM([.AJ86:.AL88];-1)=2;SUM([.AJ86:.AL88];-1)=3);1;0);IF(SUM([.AJ86:.AL88])=3;1;0))" office:value-type="float" office:value="0" calcext:value-type="float">
            <text:p>0</text:p>
          </table:table-cell>
          <table:table-cell table:style-name="ce48" table:formula="of:=IF([.AL87]=1;IF(OR(SUM([.AK86:.AM88];-1)=2;SUM([.AK86:.AM88];-1)=3);1;0);IF(SUM([.AK86:.AM88])=3;1;0))" office:value-type="float" office:value="0" calcext:value-type="float">
            <text:p>0</text:p>
          </table:table-cell>
          <table:table-cell table:style-name="ce48" table:formula="of:=IF([.AM87]=1;IF(OR(SUM([.AL86:.AN88];-1)=2;SUM([.AL86:.AN88];-1)=3);1;0);IF(SUM([.AL86:.AN88])=3;1;0))" office:value-type="float" office:value="0" calcext:value-type="float">
            <text:p>0</text:p>
          </table:table-cell>
          <table:table-cell table:style-name="ce48" table:formula="of:=IF([.AN87]=1;IF(OR(SUM([.AM86:.AO88];-1)=2;SUM([.AM86:.AO88];-1)=3);1;0);IF(SUM([.AM86:.AO88])=3;1;0))" office:value-type="float" office:value="1" calcext:value-type="float">
            <text:p>1</text:p>
          </table:table-cell>
          <table:table-cell table:style-name="ce48" table:formula="of:=IF([.AO87]=1;IF(OR(SUM([.AN86:.AP88];-1)=2;SUM([.AN86:.AP88];-1)=3);1;0);IF(SUM([.AN86:.AP88])=3;1;0))" office:value-type="float" office:value="1" calcext:value-type="float">
            <text:p>1</text:p>
          </table:table-cell>
          <table:table-cell table:style-name="ce48" table:formula="of:=IF([.AP87]=1;IF(OR(SUM([.AO86:.AQ88];-1)=2;SUM([.AO86:.AQ88];-1)=3);1;0);IF(SUM([.AO86:.AQ88])=3;1;0))" office:value-type="float" office:value="0" calcext:value-type="float">
            <text:p>0</text:p>
          </table:table-cell>
          <table:table-cell table:style-name="ce48" table:formula="of:=IF([.AQ87]=1;IF(OR(SUM([.AP86:.AR88];-1)=2;SUM([.AP86:.AR88];-1)=3);1;0);IF(SUM([.AP86:.AR88])=3;1;0))" office:value-type="float" office:value="0" calcext:value-type="float">
            <text:p>0</text:p>
          </table:table-cell>
          <table:table-cell table:style-name="ce48" table:formula="of:=IF([.AR87]=1;IF(OR(SUM([.AQ86:.AS88];-1)=2;SUM([.AQ86:.AS88];-1)=3);1;0);IF(SUM([.AQ86:.AS88])=3;1;0))" office:value-type="float" office:value="0" calcext:value-type="float">
            <text:p>0</text:p>
          </table:table-cell>
          <table:table-cell table:style-name="ce48" table:formula="of:=IF([.AS87]=1;IF(OR(SUM([.AR86:.AT88];-1)=2;SUM([.AR86:.AT88];-1)=3);1;0);IF(SUM([.AR86:.AT88])=3;1;0))" office:value-type="float" office:value="0" calcext:value-type="float">
            <text:p>0</text:p>
          </table:table-cell>
          <table:table-cell table:style-name="ce48" table:formula="of:=IF([.AT87]=1;IF(OR(SUM([.AS86:.AU88];-1)=2;SUM([.AS86:.AU88];-1)=3);1;0);IF(SUM([.AS86:.AU88])=3;1;0))" office:value-type="float" office:value="0" calcext:value-type="float">
            <text:p>0</text:p>
          </table:table-cell>
          <table:table-cell table:style-name="ce48" table:formula="of:=IF([.AU87]=1;IF(OR(SUM([.AT86:.AV88];-1)=2;SUM([.AT86:.AV88];-1)=3);1;0);IF(SUM([.AT86:.AV88])=3;1;0))" office:value-type="float" office:value="0" calcext:value-type="float">
            <text:p>0</text:p>
          </table:table-cell>
          <table:table-cell table:style-name="ce48" table:formula="of:=IF([.AV87]=1;IF(OR(SUM([.AU86:.AW88];-1)=2;SUM([.AU86:.AW88];-1)=3);1;0);IF(SUM([.AU86:.AW88])=3;1;0))" office:value-type="float" office:value="0" calcext:value-type="float">
            <text:p>0</text:p>
          </table:table-cell>
          <table:table-cell table:style-name="ce48" table:formula="of:=IF([.AW87]=1;IF(OR(SUM([.AV86:.AX88];-1)=2;SUM([.AV86:.AX88];-1)=3);1;0);IF(SUM([.AV86:.AX88])=3;1;0))" office:value-type="float" office:value="0" calcext:value-type="float">
            <text:p>0</text:p>
          </table:table-cell>
          <table:table-cell table:style-name="ce48" table:formula="of:=IF([.AX87]=1;IF(OR(SUM([.AW86:.AY88];-1)=2;SUM([.AW86:.AY88];-1)=3);1;0);IF(SUM([.AW86:.AY88])=3;1;0))" office:value-type="float" office:value="0" calcext:value-type="float">
            <text:p>0</text:p>
          </table:table-cell>
          <table:table-cell table:style-name="ce48" table:formula="of:=IF([.AY87]=1;IF(OR(SUM([.AX86:.AZ88];-1)=2;SUM([.AX86:.AZ88];-1)=3);1;0);IF(SUM([.AX86:.AZ88])=3;1;0))" office:value-type="float" office:value="0" calcext:value-type="float">
            <text:p>0</text:p>
          </table:table-cell>
          <table:table-cell table:style-name="ce48" table:formula="of:=IF([.AZ87]=1;IF(OR(SUM([.AY86:.BA88];-1)=2;SUM([.AY86:.BA88];-1)=3);1;0);IF(SUM([.AY86:.BA88])=3;1;0))" office:value-type="float" office:value="0" calcext:value-type="float">
            <text:p>0</text:p>
          </table:table-cell>
          <table:table-cell table:style-name="ce48" table:formula="of:=IF([.BA87]=1;IF(OR(SUM([.AZ86:.BB88];-1)=2;SUM([.AZ86:.BB88];-1)=3);1;0);IF(SUM([.AZ86:.BB88])=3;1;0))" office:value-type="float" office:value="0" calcext:value-type="float">
            <text:p>0</text:p>
          </table:table-cell>
          <table:table-cell table:style-name="ce48" table:formula="of:=IF([.BB87]=1;IF(OR(SUM([.BA86:.BC88];-1)=2;SUM([.BA86:.BC88];-1)=3);1;0);IF(SUM([.BA86:.BC88])=3;1;0))" office:value-type="float" office:value="0" calcext:value-type="float">
            <text:p>0</text:p>
          </table:table-cell>
          <table:table-cell table:style-name="ce48" table:formula="of:=IF([.BC87]=1;IF(OR(SUM([.BB86:.BD88];-1)=2;SUM([.BB86:.BD88];-1)=3);1;0);IF(SUM([.BB86:.BD88])=3;1;0))" office:value-type="float" office:value="0" calcext:value-type="float">
            <text:p>0</text:p>
          </table:table-cell>
          <table:table-cell table:style-name="ce48" table:formula="of:=IF([.BD87]=1;IF(OR(SUM([.BC86:.BE88];-1)=2;SUM([.BC86:.BE88];-1)=3);1;0);IF(SUM([.BC86:.BE88])=3;1;0))" office:value-type="float" office:value="0" calcext:value-type="float">
            <text:p>0</text:p>
          </table:table-cell>
          <table:table-cell table:style-name="ce48" table:formula="of:=IF([.BE87]=1;IF(OR(SUM([.BD86:.BF88];-1)=2;SUM([.BD86:.BF88];-1)=3);1;0);IF(SUM([.BD86:.BF88])=3;1;0))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style-name="ce48" table:formula="of:=IF([.C88]=1;IF(OR(SUM([.B87:.D89];-1)=2;SUM([.B87:.D89];-1)=3);1;0);IF(SUM([.B87:.D89])=3;1;0))" office:value-type="float" office:value="1" calcext:value-type="float">
            <text:p>1</text:p>
          </table:table-cell>
          <table:table-cell table:style-name="ce48" table:formula="of:=IF([.D88]=1;IF(OR(SUM([.C87:.E89];-1)=2;SUM([.C87:.E89];-1)=3);1;0);IF(SUM([.C87:.E89])=3;1;0))" office:value-type="float" office:value="1" calcext:value-type="float">
            <text:p>1</text:p>
          </table:table-cell>
          <table:table-cell table:style-name="ce48" table:formula="of:=IF([.E88]=1;IF(OR(SUM([.D87:.F89];-1)=2;SUM([.D87:.F89];-1)=3);1;0);IF(SUM([.D87:.F89])=3;1;0))" office:value-type="float" office:value="1" calcext:value-type="float">
            <text:p>1</text:p>
          </table:table-cell>
          <table:table-cell table:style-name="ce48" table:formula="of:=IF([.F88]=1;IF(OR(SUM([.E87:.G89];-1)=2;SUM([.E87:.G89];-1)=3);1;0);IF(SUM([.E87:.G89])=3;1;0))" office:value-type="float" office:value="0" calcext:value-type="float">
            <text:p>0</text:p>
          </table:table-cell>
          <table:table-cell table:style-name="ce48" table:formula="of:=IF([.G88]=1;IF(OR(SUM([.F87:.H89];-1)=2;SUM([.F87:.H89];-1)=3);1;0);IF(SUM([.F87:.H89])=3;1;0))" office:value-type="float" office:value="0" calcext:value-type="float">
            <text:p>0</text:p>
          </table:table-cell>
          <table:table-cell table:style-name="ce48" table:formula="of:=IF([.H88]=1;IF(OR(SUM([.G87:.I89];-1)=2;SUM([.G87:.I89];-1)=3);1;0);IF(SUM([.G87:.I89])=3;1;0))" office:value-type="float" office:value="0" calcext:value-type="float">
            <text:p>0</text:p>
          </table:table-cell>
          <table:table-cell table:style-name="ce48" table:formula="of:=IF([.I88]=1;IF(OR(SUM([.H87:.J89];-1)=2;SUM([.H87:.J89];-1)=3);1;0);IF(SUM([.H87:.J89])=3;1;0))" office:value-type="float" office:value="0" calcext:value-type="float">
            <text:p>0</text:p>
          </table:table-cell>
          <table:table-cell table:style-name="ce48" table:formula="of:=IF([.J88]=1;IF(OR(SUM([.I87:.K89];-1)=2;SUM([.I87:.K89];-1)=3);1;0);IF(SUM([.I87:.K89])=3;1;0))" office:value-type="float" office:value="0" calcext:value-type="float">
            <text:p>0</text:p>
          </table:table-cell>
          <table:table-cell table:style-name="ce48" table:formula="of:=IF([.K88]=1;IF(OR(SUM([.J87:.L89];-1)=2;SUM([.J87:.L89];-1)=3);1;0);IF(SUM([.J87:.L89])=3;1;0))" office:value-type="float" office:value="0" calcext:value-type="float">
            <text:p>0</text:p>
          </table:table-cell>
          <table:table-cell table:style-name="ce48" table:formula="of:=IF([.L88]=1;IF(OR(SUM([.K87:.M89];-1)=2;SUM([.K87:.M89];-1)=3);1;0);IF(SUM([.K87:.M89])=3;1;0))" office:value-type="float" office:value="0" calcext:value-type="float">
            <text:p>0</text:p>
          </table:table-cell>
          <table:table-cell table:style-name="ce48" table:formula="of:=IF([.M88]=1;IF(OR(SUM([.L87:.N89];-1)=2;SUM([.L87:.N89];-1)=3);1;0);IF(SUM([.L87:.N89])=3;1;0))" office:value-type="float" office:value="0" calcext:value-type="float">
            <text:p>0</text:p>
          </table:table-cell>
          <table:table-cell table:style-name="ce48" table:formula="of:=IF([.N88]=1;IF(OR(SUM([.M87:.O89];-1)=2;SUM([.M87:.O89];-1)=3);1;0);IF(SUM([.M87:.O89])=3;1;0))" office:value-type="float" office:value="0" calcext:value-type="float">
            <text:p>0</text:p>
          </table:table-cell>
          <table:table-cell table:style-name="ce48" table:formula="of:=IF([.O88]=1;IF(OR(SUM([.N87:.P89];-1)=2;SUM([.N87:.P89];-1)=3);1;0);IF(SUM([.N87:.P89])=3;1;0))" office:value-type="float" office:value="0" calcext:value-type="float">
            <text:p>0</text:p>
          </table:table-cell>
          <table:table-cell table:style-name="ce48" table:formula="of:=IF([.P88]=1;IF(OR(SUM([.O87:.Q89];-1)=2;SUM([.O87:.Q89];-1)=3);1;0);IF(SUM([.O87:.Q89])=3;1;0))" office:value-type="float" office:value="0" calcext:value-type="float">
            <text:p>0</text:p>
          </table:table-cell>
          <table:table-cell table:style-name="ce48" table:formula="of:=IF([.Q88]=1;IF(OR(SUM([.P87:.R89];-1)=2;SUM([.P87:.R89];-1)=3);1;0);IF(SUM([.P87:.R89])=3;1;0))" office:value-type="float" office:value="0" calcext:value-type="float">
            <text:p>0</text:p>
          </table:table-cell>
          <table:table-cell table:style-name="ce48" table:formula="of:=IF([.R88]=1;IF(OR(SUM([.Q87:.S89];-1)=2;SUM([.Q87:.S89];-1)=3);1;0);IF(SUM([.Q87:.S89])=3;1;0))" office:value-type="float" office:value="0" calcext:value-type="float">
            <text:p>0</text:p>
          </table:table-cell>
          <table:table-cell table:style-name="ce48" table:formula="of:=IF([.S88]=1;IF(OR(SUM([.R87:.T89];-1)=2;SUM([.R87:.T89];-1)=3);1;0);IF(SUM([.R87:.T89])=3;1;0))" office:value-type="float" office:value="0" calcext:value-type="float">
            <text:p>0</text:p>
          </table:table-cell>
          <table:table-cell table:style-name="ce48" table:formula="of:=IF([.T88]=1;IF(OR(SUM([.S87:.U89];-1)=2;SUM([.S87:.U89];-1)=3);1;0);IF(SUM([.S87:.U89])=3;1;0))" office:value-type="float" office:value="0" calcext:value-type="float">
            <text:p>0</text:p>
          </table:table-cell>
          <table:table-cell table:style-name="ce48" table:formula="of:=IF([.U88]=1;IF(OR(SUM([.T87:.V89];-1)=2;SUM([.T87:.V89];-1)=3);1;0);IF(SUM([.T87:.V89])=3;1;0))" office:value-type="float" office:value="0" calcext:value-type="float">
            <text:p>0</text:p>
          </table:table-cell>
          <table:table-cell table:style-name="ce48" table:formula="of:=IF([.V88]=1;IF(OR(SUM([.U87:.W89];-1)=2;SUM([.U87:.W89];-1)=3);1;0);IF(SUM([.U87:.W89])=3;1;0))" office:value-type="float" office:value="0" calcext:value-type="float">
            <text:p>0</text:p>
          </table:table-cell>
          <table:table-cell table:style-name="ce48" table:formula="of:=IF([.W88]=1;IF(OR(SUM([.V87:.X89];-1)=2;SUM([.V87:.X89];-1)=3);1;0);IF(SUM([.V87:.X89])=3;1;0))" office:value-type="float" office:value="0" calcext:value-type="float">
            <text:p>0</text:p>
          </table:table-cell>
          <table:table-cell table:style-name="ce48" table:formula="of:=IF([.X88]=1;IF(OR(SUM([.W87:.Y89];-1)=2;SUM([.W87:.Y89];-1)=3);1;0);IF(SUM([.W87:.Y89])=3;1;0))" office:value-type="float" office:value="0" calcext:value-type="float">
            <text:p>0</text:p>
          </table:table-cell>
          <table:table-cell table:style-name="ce48" table:formula="of:=IF([.Y88]=1;IF(OR(SUM([.X87:.Z89];-1)=2;SUM([.X87:.Z89];-1)=3);1;0);IF(SUM([.X87:.Z89])=3;1;0))" office:value-type="float" office:value="0" calcext:value-type="float">
            <text:p>0</text:p>
          </table:table-cell>
          <table:table-cell table:style-name="ce48" table:formula="of:=IF([.Z88]=1;IF(OR(SUM([.Y87:.AA89];-1)=2;SUM([.Y87:.AA89];-1)=3);1;0);IF(SUM([.Y87:.AA89])=3;1;0))" office:value-type="float" office:value="0" calcext:value-type="float">
            <text:p>0</text:p>
          </table:table-cell>
          <table:table-cell table:style-name="ce48" table:formula="of:=IF([.AA88]=1;IF(OR(SUM([.Z87:.AB89];-1)=2;SUM([.Z87:.AB89];-1)=3);1;0);IF(SUM([.Z87:.AB89])=3;1;0))" office:value-type="float" office:value="0" calcext:value-type="float">
            <text:p>0</text:p>
          </table:table-cell>
          <table:table-cell table:style-name="ce48" table:formula="of:=IF([.AB88]=1;IF(OR(SUM([.AA87:.AC89];-1)=2;SUM([.AA87:.AC89];-1)=3);1;0);IF(SUM([.AA87:.AC89])=3;1;0))" office:value-type="float" office:value="0" calcext:value-type="float">
            <text:p>0</text:p>
          </table:table-cell>
          <table:table-cell table:style-name="ce48" table:formula="of:=IF([.AC88]=1;IF(OR(SUM([.AB87:.AD89];-1)=2;SUM([.AB87:.AD89];-1)=3);1;0);IF(SUM([.AB87:.AD89])=3;1;0))" office:value-type="float" office:value="0" calcext:value-type="float">
            <text:p>0</text:p>
          </table:table-cell>
          <table:table-cell table:style-name="ce48" table:formula="of:=IF([.AD88]=1;IF(OR(SUM([.AC87:.AE89];-1)=2;SUM([.AC87:.AE89];-1)=3);1;0);IF(SUM([.AC87:.AE89])=3;1;0))" office:value-type="float" office:value="0" calcext:value-type="float">
            <text:p>0</text:p>
          </table:table-cell>
          <table:table-cell table:style-name="ce48" table:formula="of:=IF([.AE88]=1;IF(OR(SUM([.AD87:.AF89];-1)=2;SUM([.AD87:.AF89];-1)=3);1;0);IF(SUM([.AD87:.AF89])=3;1;0))" office:value-type="float" office:value="0" calcext:value-type="float">
            <text:p>0</text:p>
          </table:table-cell>
          <table:table-cell table:style-name="ce48" table:formula="of:=IF([.AF88]=1;IF(OR(SUM([.AE87:.AG89];-1)=2;SUM([.AE87:.AG89];-1)=3);1;0);IF(SUM([.AE87:.AG89])=3;1;0))" office:value-type="float" office:value="0" calcext:value-type="float">
            <text:p>0</text:p>
          </table:table-cell>
          <table:table-cell table:style-name="ce48" table:formula="of:=IF([.AG88]=1;IF(OR(SUM([.AF87:.AH89];-1)=2;SUM([.AF87:.AH89];-1)=3);1;0);IF(SUM([.AF87:.AH89])=3;1;0))" office:value-type="float" office:value="0" calcext:value-type="float">
            <text:p>0</text:p>
          </table:table-cell>
          <table:table-cell table:style-name="ce48" table:formula="of:=IF([.AH88]=1;IF(OR(SUM([.AG87:.AI89];-1)=2;SUM([.AG87:.AI89];-1)=3);1;0);IF(SUM([.AG87:.AI89])=3;1;0))" office:value-type="float" office:value="0" calcext:value-type="float">
            <text:p>0</text:p>
          </table:table-cell>
          <table:table-cell table:style-name="ce48" table:formula="of:=IF([.AI88]=1;IF(OR(SUM([.AH87:.AJ89];-1)=2;SUM([.AH87:.AJ89];-1)=3);1;0);IF(SUM([.AH87:.AJ89])=3;1;0))" office:value-type="float" office:value="0" calcext:value-type="float">
            <text:p>0</text:p>
          </table:table-cell>
          <table:table-cell table:style-name="ce48" table:formula="of:=IF([.AJ88]=1;IF(OR(SUM([.AI87:.AK89];-1)=2;SUM([.AI87:.AK89];-1)=3);1;0);IF(SUM([.AI87:.AK89])=3;1;0))" office:value-type="float" office:value="0" calcext:value-type="float">
            <text:p>0</text:p>
          </table:table-cell>
          <table:table-cell table:style-name="ce48" table:formula="of:=IF([.AK88]=1;IF(OR(SUM([.AJ87:.AL89];-1)=2;SUM([.AJ87:.AL89];-1)=3);1;0);IF(SUM([.AJ87:.AL89])=3;1;0))" office:value-type="float" office:value="0" calcext:value-type="float">
            <text:p>0</text:p>
          </table:table-cell>
          <table:table-cell table:style-name="ce48" table:formula="of:=IF([.AL88]=1;IF(OR(SUM([.AK87:.AM89];-1)=2;SUM([.AK87:.AM89];-1)=3);1;0);IF(SUM([.AK87:.AM89])=3;1;0))" office:value-type="float" office:value="0" calcext:value-type="float">
            <text:p>0</text:p>
          </table:table-cell>
          <table:table-cell table:style-name="ce48" table:formula="of:=IF([.AM88]=1;IF(OR(SUM([.AL87:.AN89];-1)=2;SUM([.AL87:.AN89];-1)=3);1;0);IF(SUM([.AL87:.AN89])=3;1;0))" office:value-type="float" office:value="0" calcext:value-type="float">
            <text:p>0</text:p>
          </table:table-cell>
          <table:table-cell table:style-name="ce48" table:formula="of:=IF([.AN88]=1;IF(OR(SUM([.AM87:.AO89];-1)=2;SUM([.AM87:.AO89];-1)=3);1;0);IF(SUM([.AM87:.AO89])=3;1;0))" office:value-type="float" office:value="0" calcext:value-type="float">
            <text:p>0</text:p>
          </table:table-cell>
          <table:table-cell table:style-name="ce48" table:formula="of:=IF([.AO88]=1;IF(OR(SUM([.AN87:.AP89];-1)=2;SUM([.AN87:.AP89];-1)=3);1;0);IF(SUM([.AN87:.AP89])=3;1;0))" office:value-type="float" office:value="0" calcext:value-type="float">
            <text:p>0</text:p>
          </table:table-cell>
          <table:table-cell table:style-name="ce48" table:formula="of:=IF([.AP88]=1;IF(OR(SUM([.AO87:.AQ89];-1)=2;SUM([.AO87:.AQ89];-1)=3);1;0);IF(SUM([.AO87:.AQ89])=3;1;0))" office:value-type="float" office:value="1" calcext:value-type="float">
            <text:p>1</text:p>
          </table:table-cell>
          <table:table-cell table:style-name="ce48" table:formula="of:=IF([.AQ88]=1;IF(OR(SUM([.AP87:.AR89];-1)=2;SUM([.AP87:.AR89];-1)=3);1;0);IF(SUM([.AP87:.AR89])=3;1;0))" office:value-type="float" office:value="0" calcext:value-type="float">
            <text:p>0</text:p>
          </table:table-cell>
          <table:table-cell table:style-name="ce48" table:formula="of:=IF([.AR88]=1;IF(OR(SUM([.AQ87:.AS89];-1)=2;SUM([.AQ87:.AS89];-1)=3);1;0);IF(SUM([.AQ87:.AS89])=3;1;0))" office:value-type="float" office:value="0" calcext:value-type="float">
            <text:p>0</text:p>
          </table:table-cell>
          <table:table-cell table:style-name="ce48" table:formula="of:=IF([.AS88]=1;IF(OR(SUM([.AR87:.AT89];-1)=2;SUM([.AR87:.AT89];-1)=3);1;0);IF(SUM([.AR87:.AT89])=3;1;0))" office:value-type="float" office:value="0" calcext:value-type="float">
            <text:p>0</text:p>
          </table:table-cell>
          <table:table-cell table:style-name="ce48" table:formula="of:=IF([.AT88]=1;IF(OR(SUM([.AS87:.AU89];-1)=2;SUM([.AS87:.AU89];-1)=3);1;0);IF(SUM([.AS87:.AU89])=3;1;0))" office:value-type="float" office:value="0" calcext:value-type="float">
            <text:p>0</text:p>
          </table:table-cell>
          <table:table-cell table:style-name="ce48" table:formula="of:=IF([.AU88]=1;IF(OR(SUM([.AT87:.AV89];-1)=2;SUM([.AT87:.AV89];-1)=3);1;0);IF(SUM([.AT87:.AV89])=3;1;0))" office:value-type="float" office:value="0" calcext:value-type="float">
            <text:p>0</text:p>
          </table:table-cell>
          <table:table-cell table:style-name="ce48" table:formula="of:=IF([.AV88]=1;IF(OR(SUM([.AU87:.AW89];-1)=2;SUM([.AU87:.AW89];-1)=3);1;0);IF(SUM([.AU87:.AW89])=3;1;0))" office:value-type="float" office:value="0" calcext:value-type="float">
            <text:p>0</text:p>
          </table:table-cell>
          <table:table-cell table:style-name="ce48" table:formula="of:=IF([.AW88]=1;IF(OR(SUM([.AV87:.AX89];-1)=2;SUM([.AV87:.AX89];-1)=3);1;0);IF(SUM([.AV87:.AX89])=3;1;0))" office:value-type="float" office:value="0" calcext:value-type="float">
            <text:p>0</text:p>
          </table:table-cell>
          <table:table-cell table:style-name="ce48" table:formula="of:=IF([.AX88]=1;IF(OR(SUM([.AW87:.AY89];-1)=2;SUM([.AW87:.AY89];-1)=3);1;0);IF(SUM([.AW87:.AY89])=3;1;0))" office:value-type="float" office:value="0" calcext:value-type="float">
            <text:p>0</text:p>
          </table:table-cell>
          <table:table-cell table:style-name="ce48" table:formula="of:=IF([.AY88]=1;IF(OR(SUM([.AX87:.AZ89];-1)=2;SUM([.AX87:.AZ89];-1)=3);1;0);IF(SUM([.AX87:.AZ89])=3;1;0))" office:value-type="float" office:value="0" calcext:value-type="float">
            <text:p>0</text:p>
          </table:table-cell>
          <table:table-cell table:style-name="ce48" table:formula="of:=IF([.AZ88]=1;IF(OR(SUM([.AY87:.BA89];-1)=2;SUM([.AY87:.BA89];-1)=3);1;0);IF(SUM([.AY87:.BA89])=3;1;0))" office:value-type="float" office:value="0" calcext:value-type="float">
            <text:p>0</text:p>
          </table:table-cell>
          <table:table-cell table:style-name="ce48" table:formula="of:=IF([.BA88]=1;IF(OR(SUM([.AZ87:.BB89];-1)=2;SUM([.AZ87:.BB89];-1)=3);1;0);IF(SUM([.AZ87:.BB89])=3;1;0))" office:value-type="float" office:value="0" calcext:value-type="float">
            <text:p>0</text:p>
          </table:table-cell>
          <table:table-cell table:style-name="ce48" table:formula="of:=IF([.BB88]=1;IF(OR(SUM([.BA87:.BC89];-1)=2;SUM([.BA87:.BC89];-1)=3);1;0);IF(SUM([.BA87:.BC89])=3;1;0))" office:value-type="float" office:value="0" calcext:value-type="float">
            <text:p>0</text:p>
          </table:table-cell>
          <table:table-cell table:style-name="ce48" table:formula="of:=IF([.BC88]=1;IF(OR(SUM([.BB87:.BD89];-1)=2;SUM([.BB87:.BD89];-1)=3);1;0);IF(SUM([.BB87:.BD89])=3;1;0))" office:value-type="float" office:value="0" calcext:value-type="float">
            <text:p>0</text:p>
          </table:table-cell>
          <table:table-cell table:style-name="ce48" table:formula="of:=IF([.BD88]=1;IF(OR(SUM([.BC87:.BE89];-1)=2;SUM([.BC87:.BE89];-1)=3);1;0);IF(SUM([.BC87:.BE89])=3;1;0))" office:value-type="float" office:value="0" calcext:value-type="float">
            <text:p>0</text:p>
          </table:table-cell>
          <table:table-cell table:style-name="ce48" table:formula="of:=IF([.BE88]=1;IF(OR(SUM([.BD87:.BF89];-1)=2;SUM([.BD87:.BF89];-1)=3);1;0);IF(SUM([.BD87:.BF89])=3;1;0))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style-name="ce48" table:formula="of:=IF([.C89]=1;IF(OR(SUM([.B88:.D90];-1)=2;SUM([.B88:.D90];-1)=3);1;0);IF(SUM([.B88:.D90])=3;1;0))" office:value-type="float" office:value="0" calcext:value-type="float">
            <text:p>0</text:p>
          </table:table-cell>
          <table:table-cell table:style-name="ce48" table:formula="of:=IF([.D89]=1;IF(OR(SUM([.C88:.E90];-1)=2;SUM([.C88:.E90];-1)=3);1;0);IF(SUM([.C88:.E90])=3;1;0))" office:value-type="float" office:value="0" calcext:value-type="float">
            <text:p>0</text:p>
          </table:table-cell>
          <table:table-cell table:style-name="ce48" table:formula="of:=IF([.E89]=1;IF(OR(SUM([.D88:.F90];-1)=2;SUM([.D88:.F90];-1)=3);1;0);IF(SUM([.D88:.F90])=3;1;0))" office:value-type="float" office:value="0" calcext:value-type="float">
            <text:p>0</text:p>
          </table:table-cell>
          <table:table-cell table:style-name="ce48" table:formula="of:=IF([.F89]=1;IF(OR(SUM([.E88:.G90];-1)=2;SUM([.E88:.G90];-1)=3);1;0);IF(SUM([.E88:.G90])=3;1;0))" office:value-type="float" office:value="0" calcext:value-type="float">
            <text:p>0</text:p>
          </table:table-cell>
          <table:table-cell table:style-name="ce48" table:formula="of:=IF([.G89]=1;IF(OR(SUM([.F88:.H90];-1)=2;SUM([.F88:.H90];-1)=3);1;0);IF(SUM([.F88:.H90])=3;1;0))" office:value-type="float" office:value="0" calcext:value-type="float">
            <text:p>0</text:p>
          </table:table-cell>
          <table:table-cell table:style-name="ce48" table:formula="of:=IF([.H89]=1;IF(OR(SUM([.G88:.I90];-1)=2;SUM([.G88:.I90];-1)=3);1;0);IF(SUM([.G88:.I90])=3;1;0))" office:value-type="float" office:value="0" calcext:value-type="float">
            <text:p>0</text:p>
          </table:table-cell>
          <table:table-cell table:style-name="ce48" table:formula="of:=IF([.I89]=1;IF(OR(SUM([.H88:.J90];-1)=2;SUM([.H88:.J90];-1)=3);1;0);IF(SUM([.H88:.J90])=3;1;0))" office:value-type="float" office:value="0" calcext:value-type="float">
            <text:p>0</text:p>
          </table:table-cell>
          <table:table-cell table:style-name="ce48" table:formula="of:=IF([.J89]=1;IF(OR(SUM([.I88:.K90];-1)=2;SUM([.I88:.K90];-1)=3);1;0);IF(SUM([.I88:.K90])=3;1;0))" office:value-type="float" office:value="0" calcext:value-type="float">
            <text:p>0</text:p>
          </table:table-cell>
          <table:table-cell table:style-name="ce48" table:formula="of:=IF([.K89]=1;IF(OR(SUM([.J88:.L90];-1)=2;SUM([.J88:.L90];-1)=3);1;0);IF(SUM([.J88:.L90])=3;1;0))" office:value-type="float" office:value="0" calcext:value-type="float">
            <text:p>0</text:p>
          </table:table-cell>
          <table:table-cell table:style-name="ce48" table:formula="of:=IF([.L89]=1;IF(OR(SUM([.K88:.M90];-1)=2;SUM([.K88:.M90];-1)=3);1;0);IF(SUM([.K88:.M90])=3;1;0))" office:value-type="float" office:value="0" calcext:value-type="float">
            <text:p>0</text:p>
          </table:table-cell>
          <table:table-cell table:style-name="ce48" table:formula="of:=IF([.M89]=1;IF(OR(SUM([.L88:.N90];-1)=2;SUM([.L88:.N90];-1)=3);1;0);IF(SUM([.L88:.N90])=3;1;0))" office:value-type="float" office:value="0" calcext:value-type="float">
            <text:p>0</text:p>
          </table:table-cell>
          <table:table-cell table:style-name="ce48" table:formula="of:=IF([.N89]=1;IF(OR(SUM([.M88:.O90];-1)=2;SUM([.M88:.O90];-1)=3);1;0);IF(SUM([.M88:.O90])=3;1;0))" office:value-type="float" office:value="0" calcext:value-type="float">
            <text:p>0</text:p>
          </table:table-cell>
          <table:table-cell table:style-name="ce48" table:formula="of:=IF([.O89]=1;IF(OR(SUM([.N88:.P90];-1)=2;SUM([.N88:.P90];-1)=3);1;0);IF(SUM([.N88:.P90])=3;1;0))" office:value-type="float" office:value="0" calcext:value-type="float">
            <text:p>0</text:p>
          </table:table-cell>
          <table:table-cell table:style-name="ce48" table:formula="of:=IF([.P89]=1;IF(OR(SUM([.O88:.Q90];-1)=2;SUM([.O88:.Q90];-1)=3);1;0);IF(SUM([.O88:.Q90])=3;1;0))" office:value-type="float" office:value="0" calcext:value-type="float">
            <text:p>0</text:p>
          </table:table-cell>
          <table:table-cell table:style-name="ce48" table:formula="of:=IF([.Q89]=1;IF(OR(SUM([.P88:.R90];-1)=2;SUM([.P88:.R90];-1)=3);1;0);IF(SUM([.P88:.R90])=3;1;0))" office:value-type="float" office:value="0" calcext:value-type="float">
            <text:p>0</text:p>
          </table:table-cell>
          <table:table-cell table:style-name="ce48" table:formula="of:=IF([.R89]=1;IF(OR(SUM([.Q88:.S90];-1)=2;SUM([.Q88:.S90];-1)=3);1;0);IF(SUM([.Q88:.S90])=3;1;0))" office:value-type="float" office:value="0" calcext:value-type="float">
            <text:p>0</text:p>
          </table:table-cell>
          <table:table-cell table:style-name="ce48" table:formula="of:=IF([.S89]=1;IF(OR(SUM([.R88:.T90];-1)=2;SUM([.R88:.T90];-1)=3);1;0);IF(SUM([.R88:.T90])=3;1;0))" office:value-type="float" office:value="0" calcext:value-type="float">
            <text:p>0</text:p>
          </table:table-cell>
          <table:table-cell table:style-name="ce48" table:formula="of:=IF([.T89]=1;IF(OR(SUM([.S88:.U90];-1)=2;SUM([.S88:.U90];-1)=3);1;0);IF(SUM([.S88:.U90])=3;1;0))" office:value-type="float" office:value="0" calcext:value-type="float">
            <text:p>0</text:p>
          </table:table-cell>
          <table:table-cell table:style-name="ce48" table:formula="of:=IF([.U89]=1;IF(OR(SUM([.T88:.V90];-1)=2;SUM([.T88:.V90];-1)=3);1;0);IF(SUM([.T88:.V90])=3;1;0))" office:value-type="float" office:value="0" calcext:value-type="float">
            <text:p>0</text:p>
          </table:table-cell>
          <table:table-cell table:style-name="ce48" table:formula="of:=IF([.V89]=1;IF(OR(SUM([.U88:.W90];-1)=2;SUM([.U88:.W90];-1)=3);1;0);IF(SUM([.U88:.W90])=3;1;0))" office:value-type="float" office:value="0" calcext:value-type="float">
            <text:p>0</text:p>
          </table:table-cell>
          <table:table-cell table:style-name="ce48" table:formula="of:=IF([.W89]=1;IF(OR(SUM([.V88:.X90];-1)=2;SUM([.V88:.X90];-1)=3);1;0);IF(SUM([.V88:.X90])=3;1;0))" office:value-type="float" office:value="0" calcext:value-type="float">
            <text:p>0</text:p>
          </table:table-cell>
          <table:table-cell table:style-name="ce48" table:formula="of:=IF([.X89]=1;IF(OR(SUM([.W88:.Y90];-1)=2;SUM([.W88:.Y90];-1)=3);1;0);IF(SUM([.W88:.Y90])=3;1;0))" office:value-type="float" office:value="0" calcext:value-type="float">
            <text:p>0</text:p>
          </table:table-cell>
          <table:table-cell table:style-name="ce48" table:formula="of:=IF([.Y89]=1;IF(OR(SUM([.X88:.Z90];-1)=2;SUM([.X88:.Z90];-1)=3);1;0);IF(SUM([.X88:.Z90])=3;1;0))" office:value-type="float" office:value="0" calcext:value-type="float">
            <text:p>0</text:p>
          </table:table-cell>
          <table:table-cell table:style-name="ce48" table:formula="of:=IF([.Z89]=1;IF(OR(SUM([.Y88:.AA90];-1)=2;SUM([.Y88:.AA90];-1)=3);1;0);IF(SUM([.Y88:.AA90])=3;1;0))" office:value-type="float" office:value="0" calcext:value-type="float">
            <text:p>0</text:p>
          </table:table-cell>
          <table:table-cell table:style-name="ce48" table:formula="of:=IF([.AA89]=1;IF(OR(SUM([.Z88:.AB90];-1)=2;SUM([.Z88:.AB90];-1)=3);1;0);IF(SUM([.Z88:.AB90])=3;1;0))" office:value-type="float" office:value="0" calcext:value-type="float">
            <text:p>0</text:p>
          </table:table-cell>
          <table:table-cell table:style-name="ce48" table:formula="of:=IF([.AB89]=1;IF(OR(SUM([.AA88:.AC90];-1)=2;SUM([.AA88:.AC90];-1)=3);1;0);IF(SUM([.AA88:.AC90])=3;1;0))" office:value-type="float" office:value="0" calcext:value-type="float">
            <text:p>0</text:p>
          </table:table-cell>
          <table:table-cell table:style-name="ce48" table:formula="of:=IF([.AC89]=1;IF(OR(SUM([.AB88:.AD90];-1)=2;SUM([.AB88:.AD90];-1)=3);1;0);IF(SUM([.AB88:.AD90])=3;1;0))" office:value-type="float" office:value="1" calcext:value-type="float">
            <text:p>1</text:p>
          </table:table-cell>
          <table:table-cell table:style-name="ce48" table:formula="of:=IF([.AD89]=1;IF(OR(SUM([.AC88:.AE90];-1)=2;SUM([.AC88:.AE90];-1)=3);1;0);IF(SUM([.AC88:.AE90])=3;1;0))" office:value-type="float" office:value="1" calcext:value-type="float">
            <text:p>1</text:p>
          </table:table-cell>
          <table:table-cell table:style-name="ce48" table:formula="of:=IF([.AE89]=1;IF(OR(SUM([.AD88:.AF90];-1)=2;SUM([.AD88:.AF90];-1)=3);1;0);IF(SUM([.AD88:.AF90])=3;1;0))" office:value-type="float" office:value="0" calcext:value-type="float">
            <text:p>0</text:p>
          </table:table-cell>
          <table:table-cell table:style-name="ce48" table:formula="of:=IF([.AF89]=1;IF(OR(SUM([.AE88:.AG90];-1)=2;SUM([.AE88:.AG90];-1)=3);1;0);IF(SUM([.AE88:.AG90])=3;1;0))" office:value-type="float" office:value="0" calcext:value-type="float">
            <text:p>0</text:p>
          </table:table-cell>
          <table:table-cell table:style-name="ce48" table:formula="of:=IF([.AG89]=1;IF(OR(SUM([.AF88:.AH90];-1)=2;SUM([.AF88:.AH90];-1)=3);1;0);IF(SUM([.AF88:.AH90])=3;1;0))" office:value-type="float" office:value="0" calcext:value-type="float">
            <text:p>0</text:p>
          </table:table-cell>
          <table:table-cell table:style-name="ce48" table:formula="of:=IF([.AH89]=1;IF(OR(SUM([.AG88:.AI90];-1)=2;SUM([.AG88:.AI90];-1)=3);1;0);IF(SUM([.AG88:.AI90])=3;1;0))" office:value-type="float" office:value="0" calcext:value-type="float">
            <text:p>0</text:p>
          </table:table-cell>
          <table:table-cell table:style-name="ce48" table:formula="of:=IF([.AI89]=1;IF(OR(SUM([.AH88:.AJ90];-1)=2;SUM([.AH88:.AJ90];-1)=3);1;0);IF(SUM([.AH88:.AJ90])=3;1;0))" office:value-type="float" office:value="0" calcext:value-type="float">
            <text:p>0</text:p>
          </table:table-cell>
          <table:table-cell table:style-name="ce48" table:formula="of:=IF([.AJ89]=1;IF(OR(SUM([.AI88:.AK90];-1)=2;SUM([.AI88:.AK90];-1)=3);1;0);IF(SUM([.AI88:.AK90])=3;1;0))" office:value-type="float" office:value="0" calcext:value-type="float">
            <text:p>0</text:p>
          </table:table-cell>
          <table:table-cell table:style-name="ce48" table:formula="of:=IF([.AK89]=1;IF(OR(SUM([.AJ88:.AL90];-1)=2;SUM([.AJ88:.AL90];-1)=3);1;0);IF(SUM([.AJ88:.AL90])=3;1;0))" office:value-type="float" office:value="0" calcext:value-type="float">
            <text:p>0</text:p>
          </table:table-cell>
          <table:table-cell table:style-name="ce48" table:formula="of:=IF([.AL89]=1;IF(OR(SUM([.AK88:.AM90];-1)=2;SUM([.AK88:.AM90];-1)=3);1;0);IF(SUM([.AK88:.AM90])=3;1;0))" office:value-type="float" office:value="0" calcext:value-type="float">
            <text:p>0</text:p>
          </table:table-cell>
          <table:table-cell table:style-name="ce48" table:formula="of:=IF([.AM89]=1;IF(OR(SUM([.AL88:.AN90];-1)=2;SUM([.AL88:.AN90];-1)=3);1;0);IF(SUM([.AL88:.AN90])=3;1;0))" office:value-type="float" office:value="0" calcext:value-type="float">
            <text:p>0</text:p>
          </table:table-cell>
          <table:table-cell table:style-name="ce48" table:formula="of:=IF([.AN89]=1;IF(OR(SUM([.AM88:.AO90];-1)=2;SUM([.AM88:.AO90];-1)=3);1;0);IF(SUM([.AM88:.AO90])=3;1;0))" office:value-type="float" office:value="0" calcext:value-type="float">
            <text:p>0</text:p>
          </table:table-cell>
          <table:table-cell table:style-name="ce48" table:formula="of:=IF([.AO89]=1;IF(OR(SUM([.AN88:.AP90];-1)=2;SUM([.AN88:.AP90];-1)=3);1;0);IF(SUM([.AN88:.AP90])=3;1;0))" office:value-type="float" office:value="0" calcext:value-type="float">
            <text:p>0</text:p>
          </table:table-cell>
          <table:table-cell table:style-name="ce48" table:formula="of:=IF([.AP89]=1;IF(OR(SUM([.AO88:.AQ90];-1)=2;SUM([.AO88:.AQ90];-1)=3);1;0);IF(SUM([.AO88:.AQ90])=3;1;0))" office:value-type="float" office:value="0" calcext:value-type="float">
            <text:p>0</text:p>
          </table:table-cell>
          <table:table-cell table:style-name="ce48" table:formula="of:=IF([.AQ89]=1;IF(OR(SUM([.AP88:.AR90];-1)=2;SUM([.AP88:.AR90];-1)=3);1;0);IF(SUM([.AP88:.AR90])=3;1;0))" office:value-type="float" office:value="1" calcext:value-type="float">
            <text:p>1</text:p>
          </table:table-cell>
          <table:table-cell table:style-name="ce48" table:formula="of:=IF([.AR89]=1;IF(OR(SUM([.AQ88:.AS90];-1)=2;SUM([.AQ88:.AS90];-1)=3);1;0);IF(SUM([.AQ88:.AS90])=3;1;0))" office:value-type="float" office:value="0" calcext:value-type="float">
            <text:p>0</text:p>
          </table:table-cell>
          <table:table-cell table:style-name="ce48" table:formula="of:=IF([.AS89]=1;IF(OR(SUM([.AR88:.AT90];-1)=2;SUM([.AR88:.AT90];-1)=3);1;0);IF(SUM([.AR88:.AT90])=3;1;0))" office:value-type="float" office:value="0" calcext:value-type="float">
            <text:p>0</text:p>
          </table:table-cell>
          <table:table-cell table:style-name="ce48" table:formula="of:=IF([.AT89]=1;IF(OR(SUM([.AS88:.AU90];-1)=2;SUM([.AS88:.AU90];-1)=3);1;0);IF(SUM([.AS88:.AU90])=3;1;0))" office:value-type="float" office:value="0" calcext:value-type="float">
            <text:p>0</text:p>
          </table:table-cell>
          <table:table-cell table:style-name="ce48" table:formula="of:=IF([.AU89]=1;IF(OR(SUM([.AT88:.AV90];-1)=2;SUM([.AT88:.AV90];-1)=3);1;0);IF(SUM([.AT88:.AV90])=3;1;0))" office:value-type="float" office:value="0" calcext:value-type="float">
            <text:p>0</text:p>
          </table:table-cell>
          <table:table-cell table:style-name="ce48" table:formula="of:=IF([.AV89]=1;IF(OR(SUM([.AU88:.AW90];-1)=2;SUM([.AU88:.AW90];-1)=3);1;0);IF(SUM([.AU88:.AW90])=3;1;0))" office:value-type="float" office:value="0" calcext:value-type="float">
            <text:p>0</text:p>
          </table:table-cell>
          <table:table-cell table:style-name="ce48" table:formula="of:=IF([.AW89]=1;IF(OR(SUM([.AV88:.AX90];-1)=2;SUM([.AV88:.AX90];-1)=3);1;0);IF(SUM([.AV88:.AX90])=3;1;0))" office:value-type="float" office:value="0" calcext:value-type="float">
            <text:p>0</text:p>
          </table:table-cell>
          <table:table-cell table:style-name="ce48" table:formula="of:=IF([.AX89]=1;IF(OR(SUM([.AW88:.AY90];-1)=2;SUM([.AW88:.AY90];-1)=3);1;0);IF(SUM([.AW88:.AY90])=3;1;0))" office:value-type="float" office:value="0" calcext:value-type="float">
            <text:p>0</text:p>
          </table:table-cell>
          <table:table-cell table:style-name="ce48" table:formula="of:=IF([.AY89]=1;IF(OR(SUM([.AX88:.AZ90];-1)=2;SUM([.AX88:.AZ90];-1)=3);1;0);IF(SUM([.AX88:.AZ90])=3;1;0))" office:value-type="float" office:value="0" calcext:value-type="float">
            <text:p>0</text:p>
          </table:table-cell>
          <table:table-cell table:style-name="ce48" table:formula="of:=IF([.AZ89]=1;IF(OR(SUM([.AY88:.BA90];-1)=2;SUM([.AY88:.BA90];-1)=3);1;0);IF(SUM([.AY88:.BA90])=3;1;0))" office:value-type="float" office:value="1" calcext:value-type="float">
            <text:p>1</text:p>
          </table:table-cell>
          <table:table-cell table:style-name="ce48" table:formula="of:=IF([.BA89]=1;IF(OR(SUM([.AZ88:.BB90];-1)=2;SUM([.AZ88:.BB90];-1)=3);1;0);IF(SUM([.AZ88:.BB90])=3;1;0))" office:value-type="float" office:value="1" calcext:value-type="float">
            <text:p>1</text:p>
          </table:table-cell>
          <table:table-cell table:style-name="ce48" table:formula="of:=IF([.BB89]=1;IF(OR(SUM([.BA88:.BC90];-1)=2;SUM([.BA88:.BC90];-1)=3);1;0);IF(SUM([.BA88:.BC90])=3;1;0))" office:value-type="float" office:value="0" calcext:value-type="float">
            <text:p>0</text:p>
          </table:table-cell>
          <table:table-cell table:style-name="ce48" table:formula="of:=IF([.BC89]=1;IF(OR(SUM([.BB88:.BD90];-1)=2;SUM([.BB88:.BD90];-1)=3);1;0);IF(SUM([.BB88:.BD90])=3;1;0))" office:value-type="float" office:value="0" calcext:value-type="float">
            <text:p>0</text:p>
          </table:table-cell>
          <table:table-cell table:style-name="ce48" table:formula="of:=IF([.BD89]=1;IF(OR(SUM([.BC88:.BE90];-1)=2;SUM([.BC88:.BE90];-1)=3);1;0);IF(SUM([.BC88:.BE90])=3;1;0))" office:value-type="float" office:value="0" calcext:value-type="float">
            <text:p>0</text:p>
          </table:table-cell>
          <table:table-cell table:style-name="ce48" table:formula="of:=IF([.BE89]=1;IF(OR(SUM([.BD88:.BF90];-1)=2;SUM([.BD88:.BF90];-1)=3);1;0);IF(SUM([.BD88:.BF90])=3;1;0))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style-name="ce48" table:formula="of:=IF([.C90]=1;IF(OR(SUM([.B89:.D91];-1)=2;SUM([.B89:.D91];-1)=3);1;0);IF(SUM([.B89:.D91])=3;1;0))" office:value-type="float" office:value="0" calcext:value-type="float">
            <text:p>0</text:p>
          </table:table-cell>
          <table:table-cell table:style-name="ce48" table:formula="of:=IF([.D90]=1;IF(OR(SUM([.C89:.E91];-1)=2;SUM([.C89:.E91];-1)=3);1;0);IF(SUM([.C89:.E91])=3;1;0))" office:value-type="float" office:value="0" calcext:value-type="float">
            <text:p>0</text:p>
          </table:table-cell>
          <table:table-cell table:style-name="ce48" table:formula="of:=IF([.E90]=1;IF(OR(SUM([.D89:.F91];-1)=2;SUM([.D89:.F91];-1)=3);1;0);IF(SUM([.D89:.F91])=3;1;0))" office:value-type="float" office:value="0" calcext:value-type="float">
            <text:p>0</text:p>
          </table:table-cell>
          <table:table-cell table:style-name="ce48" table:formula="of:=IF([.F90]=1;IF(OR(SUM([.E89:.G91];-1)=2;SUM([.E89:.G91];-1)=3);1;0);IF(SUM([.E89:.G91])=3;1;0))" office:value-type="float" office:value="0" calcext:value-type="float">
            <text:p>0</text:p>
          </table:table-cell>
          <table:table-cell table:style-name="ce48" table:formula="of:=IF([.G90]=1;IF(OR(SUM([.F89:.H91];-1)=2;SUM([.F89:.H91];-1)=3);1;0);IF(SUM([.F89:.H91])=3;1;0))" office:value-type="float" office:value="0" calcext:value-type="float">
            <text:p>0</text:p>
          </table:table-cell>
          <table:table-cell table:style-name="ce48" table:formula="of:=IF([.H90]=1;IF(OR(SUM([.G89:.I91];-1)=2;SUM([.G89:.I91];-1)=3);1;0);IF(SUM([.G89:.I91])=3;1;0))" office:value-type="float" office:value="0" calcext:value-type="float">
            <text:p>0</text:p>
          </table:table-cell>
          <table:table-cell table:style-name="ce48" table:formula="of:=IF([.I90]=1;IF(OR(SUM([.H89:.J91];-1)=2;SUM([.H89:.J91];-1)=3);1;0);IF(SUM([.H89:.J91])=3;1;0))" office:value-type="float" office:value="0" calcext:value-type="float">
            <text:p>0</text:p>
          </table:table-cell>
          <table:table-cell table:style-name="ce48" table:formula="of:=IF([.J90]=1;IF(OR(SUM([.I89:.K91];-1)=2;SUM([.I89:.K91];-1)=3);1;0);IF(SUM([.I89:.K91])=3;1;0))" office:value-type="float" office:value="0" calcext:value-type="float">
            <text:p>0</text:p>
          </table:table-cell>
          <table:table-cell table:style-name="ce48" table:formula="of:=IF([.K90]=1;IF(OR(SUM([.J89:.L91];-1)=2;SUM([.J89:.L91];-1)=3);1;0);IF(SUM([.J89:.L91])=3;1;0))" office:value-type="float" office:value="1" calcext:value-type="float">
            <text:p>1</text:p>
          </table:table-cell>
          <table:table-cell table:style-name="ce48" table:formula="of:=IF([.L90]=1;IF(OR(SUM([.K89:.M91];-1)=2;SUM([.K89:.M91];-1)=3);1;0);IF(SUM([.K89:.M91])=3;1;0))" office:value-type="float" office:value="1" calcext:value-type="float">
            <text:p>1</text:p>
          </table:table-cell>
          <table:table-cell table:style-name="ce48" table:formula="of:=IF([.M90]=1;IF(OR(SUM([.L89:.N91];-1)=2;SUM([.L89:.N91];-1)=3);1;0);IF(SUM([.L89:.N91])=3;1;0))" office:value-type="float" office:value="1" calcext:value-type="float">
            <text:p>1</text:p>
          </table:table-cell>
          <table:table-cell table:style-name="ce48" table:formula="of:=IF([.N90]=1;IF(OR(SUM([.M89:.O91];-1)=2;SUM([.M89:.O91];-1)=3);1;0);IF(SUM([.M89:.O91])=3;1;0))" office:value-type="float" office:value="0" calcext:value-type="float">
            <text:p>0</text:p>
          </table:table-cell>
          <table:table-cell table:style-name="ce48" table:formula="of:=IF([.O90]=1;IF(OR(SUM([.N89:.P91];-1)=2;SUM([.N89:.P91];-1)=3);1;0);IF(SUM([.N89:.P91])=3;1;0))" office:value-type="float" office:value="0" calcext:value-type="float">
            <text:p>0</text:p>
          </table:table-cell>
          <table:table-cell table:style-name="ce48" table:formula="of:=IF([.P90]=1;IF(OR(SUM([.O89:.Q91];-1)=2;SUM([.O89:.Q91];-1)=3);1;0);IF(SUM([.O89:.Q91])=3;1;0))" office:value-type="float" office:value="0" calcext:value-type="float">
            <text:p>0</text:p>
          </table:table-cell>
          <table:table-cell table:style-name="ce48" table:formula="of:=IF([.Q90]=1;IF(OR(SUM([.P89:.R91];-1)=2;SUM([.P89:.R91];-1)=3);1;0);IF(SUM([.P89:.R91])=3;1;0))" office:value-type="float" office:value="0" calcext:value-type="float">
            <text:p>0</text:p>
          </table:table-cell>
          <table:table-cell table:style-name="ce48" table:formula="of:=IF([.R90]=1;IF(OR(SUM([.Q89:.S91];-1)=2;SUM([.Q89:.S91];-1)=3);1;0);IF(SUM([.Q89:.S91])=3;1;0))" office:value-type="float" office:value="0" calcext:value-type="float">
            <text:p>0</text:p>
          </table:table-cell>
          <table:table-cell table:style-name="ce48" table:formula="of:=IF([.S90]=1;IF(OR(SUM([.R89:.T91];-1)=2;SUM([.R89:.T91];-1)=3);1;0);IF(SUM([.R89:.T91])=3;1;0))" office:value-type="float" office:value="0" calcext:value-type="float">
            <text:p>0</text:p>
          </table:table-cell>
          <table:table-cell table:style-name="ce48" table:formula="of:=IF([.T90]=1;IF(OR(SUM([.S89:.U91];-1)=2;SUM([.S89:.U91];-1)=3);1;0);IF(SUM([.S89:.U91])=3;1;0))" office:value-type="float" office:value="0" calcext:value-type="float">
            <text:p>0</text:p>
          </table:table-cell>
          <table:table-cell table:style-name="ce48" table:formula="of:=IF([.U90]=1;IF(OR(SUM([.T89:.V91];-1)=2;SUM([.T89:.V91];-1)=3);1;0);IF(SUM([.T89:.V91])=3;1;0))" office:value-type="float" office:value="0" calcext:value-type="float">
            <text:p>0</text:p>
          </table:table-cell>
          <table:table-cell table:style-name="ce48" table:formula="of:=IF([.V90]=1;IF(OR(SUM([.U89:.W91];-1)=2;SUM([.U89:.W91];-1)=3);1;0);IF(SUM([.U89:.W91])=3;1;0))" office:value-type="float" office:value="0" calcext:value-type="float">
            <text:p>0</text:p>
          </table:table-cell>
          <table:table-cell table:style-name="ce48" table:formula="of:=IF([.W90]=1;IF(OR(SUM([.V89:.X91];-1)=2;SUM([.V89:.X91];-1)=3);1;0);IF(SUM([.V89:.X91])=3;1;0))" office:value-type="float" office:value="0" calcext:value-type="float">
            <text:p>0</text:p>
          </table:table-cell>
          <table:table-cell table:style-name="ce48" table:formula="of:=IF([.X90]=1;IF(OR(SUM([.W89:.Y91];-1)=2;SUM([.W89:.Y91];-1)=3);1;0);IF(SUM([.W89:.Y91])=3;1;0))" office:value-type="float" office:value="0" calcext:value-type="float">
            <text:p>0</text:p>
          </table:table-cell>
          <table:table-cell table:style-name="ce48" table:formula="of:=IF([.Y90]=1;IF(OR(SUM([.X89:.Z91];-1)=2;SUM([.X89:.Z91];-1)=3);1;0);IF(SUM([.X89:.Z91])=3;1;0))" office:value-type="float" office:value="0" calcext:value-type="float">
            <text:p>0</text:p>
          </table:table-cell>
          <table:table-cell table:style-name="ce48" table:formula="of:=IF([.Z90]=1;IF(OR(SUM([.Y89:.AA91];-1)=2;SUM([.Y89:.AA91];-1)=3);1;0);IF(SUM([.Y89:.AA91])=3;1;0))" office:value-type="float" office:value="0" calcext:value-type="float">
            <text:p>0</text:p>
          </table:table-cell>
          <table:table-cell table:style-name="ce48" table:formula="of:=IF([.AA90]=1;IF(OR(SUM([.Z89:.AB91];-1)=2;SUM([.Z89:.AB91];-1)=3);1;0);IF(SUM([.Z89:.AB91])=3;1;0))" office:value-type="float" office:value="0" calcext:value-type="float">
            <text:p>0</text:p>
          </table:table-cell>
          <table:table-cell table:style-name="ce48" table:formula="of:=IF([.AB90]=1;IF(OR(SUM([.AA89:.AC91];-1)=2;SUM([.AA89:.AC91];-1)=3);1;0);IF(SUM([.AA89:.AC91])=3;1;0))" office:value-type="float" office:value="0" calcext:value-type="float">
            <text:p>0</text:p>
          </table:table-cell>
          <table:table-cell table:style-name="ce48" table:formula="of:=IF([.AC90]=1;IF(OR(SUM([.AB89:.AD91];-1)=2;SUM([.AB89:.AD91];-1)=3);1;0);IF(SUM([.AB89:.AD91])=3;1;0))" office:value-type="float" office:value="1" calcext:value-type="float">
            <text:p>1</text:p>
          </table:table-cell>
          <table:table-cell table:style-name="ce48" table:formula="of:=IF([.AD90]=1;IF(OR(SUM([.AC89:.AE91];-1)=2;SUM([.AC89:.AE91];-1)=3);1;0);IF(SUM([.AC89:.AE91])=3;1;0))" office:value-type="float" office:value="1" calcext:value-type="float">
            <text:p>1</text:p>
          </table:table-cell>
          <table:table-cell table:style-name="ce48" table:formula="of:=IF([.AE90]=1;IF(OR(SUM([.AD89:.AF91];-1)=2;SUM([.AD89:.AF91];-1)=3);1;0);IF(SUM([.AD89:.AF91])=3;1;0))" office:value-type="float" office:value="0" calcext:value-type="float">
            <text:p>0</text:p>
          </table:table-cell>
          <table:table-cell table:style-name="ce48" table:formula="of:=IF([.AF90]=1;IF(OR(SUM([.AE89:.AG91];-1)=2;SUM([.AE89:.AG91];-1)=3);1;0);IF(SUM([.AE89:.AG91])=3;1;0))" office:value-type="float" office:value="0" calcext:value-type="float">
            <text:p>0</text:p>
          </table:table-cell>
          <table:table-cell table:style-name="ce48" table:formula="of:=IF([.AG90]=1;IF(OR(SUM([.AF89:.AH91];-1)=2;SUM([.AF89:.AH91];-1)=3);1;0);IF(SUM([.AF89:.AH91])=3;1;0))" office:value-type="float" office:value="0" calcext:value-type="float">
            <text:p>0</text:p>
          </table:table-cell>
          <table:table-cell table:style-name="ce48" table:formula="of:=IF([.AH90]=1;IF(OR(SUM([.AG89:.AI91];-1)=2;SUM([.AG89:.AI91];-1)=3);1;0);IF(SUM([.AG89:.AI91])=3;1;0))" office:value-type="float" office:value="0" calcext:value-type="float">
            <text:p>0</text:p>
          </table:table-cell>
          <table:table-cell table:style-name="ce48" table:formula="of:=IF([.AI90]=1;IF(OR(SUM([.AH89:.AJ91];-1)=2;SUM([.AH89:.AJ91];-1)=3);1;0);IF(SUM([.AH89:.AJ91])=3;1;0))" office:value-type="float" office:value="1" calcext:value-type="float">
            <text:p>1</text:p>
          </table:table-cell>
          <table:table-cell table:style-name="ce48" table:formula="of:=IF([.AJ90]=1;IF(OR(SUM([.AI89:.AK91];-1)=2;SUM([.AI89:.AK91];-1)=3);1;0);IF(SUM([.AI89:.AK91])=3;1;0))" office:value-type="float" office:value="0" calcext:value-type="float">
            <text:p>0</text:p>
          </table:table-cell>
          <table:table-cell table:style-name="ce48" table:formula="of:=IF([.AK90]=1;IF(OR(SUM([.AJ89:.AL91];-1)=2;SUM([.AJ89:.AL91];-1)=3);1;0);IF(SUM([.AJ89:.AL91])=3;1;0))" office:value-type="float" office:value="0" calcext:value-type="float">
            <text:p>0</text:p>
          </table:table-cell>
          <table:table-cell table:style-name="ce48" table:formula="of:=IF([.AL90]=1;IF(OR(SUM([.AK89:.AM91];-1)=2;SUM([.AK89:.AM91];-1)=3);1;0);IF(SUM([.AK89:.AM91])=3;1;0))" office:value-type="float" office:value="0" calcext:value-type="float">
            <text:p>0</text:p>
          </table:table-cell>
          <table:table-cell table:style-name="ce48" table:formula="of:=IF([.AM90]=1;IF(OR(SUM([.AL89:.AN91];-1)=2;SUM([.AL89:.AN91];-1)=3);1;0);IF(SUM([.AL89:.AN91])=3;1;0))" office:value-type="float" office:value="0" calcext:value-type="float">
            <text:p>0</text:p>
          </table:table-cell>
          <table:table-cell table:style-name="ce48" table:formula="of:=IF([.AN90]=1;IF(OR(SUM([.AM89:.AO91];-1)=2;SUM([.AM89:.AO91];-1)=3);1;0);IF(SUM([.AM89:.AO91])=3;1;0))" office:value-type="float" office:value="0" calcext:value-type="float">
            <text:p>0</text:p>
          </table:table-cell>
          <table:table-cell table:style-name="ce48" table:formula="of:=IF([.AO90]=1;IF(OR(SUM([.AN89:.AP91];-1)=2;SUM([.AN89:.AP91];-1)=3);1;0);IF(SUM([.AN89:.AP91])=3;1;0))" office:value-type="float" office:value="0" calcext:value-type="float">
            <text:p>0</text:p>
          </table:table-cell>
          <table:table-cell table:style-name="ce48" table:formula="of:=IF([.AP90]=1;IF(OR(SUM([.AO89:.AQ91];-1)=2;SUM([.AO89:.AQ91];-1)=3);1;0);IF(SUM([.AO89:.AQ91])=3;1;0))" office:value-type="float" office:value="0" calcext:value-type="float">
            <text:p>0</text:p>
          </table:table-cell>
          <table:table-cell table:style-name="ce48" table:formula="of:=IF([.AQ90]=1;IF(OR(SUM([.AP89:.AR91];-1)=2;SUM([.AP89:.AR91];-1)=3);1;0);IF(SUM([.AP89:.AR91])=3;1;0))" office:value-type="float" office:value="1" calcext:value-type="float">
            <text:p>1</text:p>
          </table:table-cell>
          <table:table-cell table:style-name="ce48" table:formula="of:=IF([.AR90]=1;IF(OR(SUM([.AQ89:.AS91];-1)=2;SUM([.AQ89:.AS91];-1)=3);1;0);IF(SUM([.AQ89:.AS91])=3;1;0))" office:value-type="float" office:value="0" calcext:value-type="float">
            <text:p>0</text:p>
          </table:table-cell>
          <table:table-cell table:style-name="ce48" table:formula="of:=IF([.AS90]=1;IF(OR(SUM([.AR89:.AT91];-1)=2;SUM([.AR89:.AT91];-1)=3);1;0);IF(SUM([.AR89:.AT91])=3;1;0))" office:value-type="float" office:value="0" calcext:value-type="float">
            <text:p>0</text:p>
          </table:table-cell>
          <table:table-cell table:style-name="ce48" table:formula="of:=IF([.AT90]=1;IF(OR(SUM([.AS89:.AU91];-1)=2;SUM([.AS89:.AU91];-1)=3);1;0);IF(SUM([.AS89:.AU91])=3;1;0))" office:value-type="float" office:value="0" calcext:value-type="float">
            <text:p>0</text:p>
          </table:table-cell>
          <table:table-cell table:style-name="ce48" table:formula="of:=IF([.AU90]=1;IF(OR(SUM([.AT89:.AV91];-1)=2;SUM([.AT89:.AV91];-1)=3);1;0);IF(SUM([.AT89:.AV91])=3;1;0))" office:value-type="float" office:value="0" calcext:value-type="float">
            <text:p>0</text:p>
          </table:table-cell>
          <table:table-cell table:style-name="ce48" table:formula="of:=IF([.AV90]=1;IF(OR(SUM([.AU89:.AW91];-1)=2;SUM([.AU89:.AW91];-1)=3);1;0);IF(SUM([.AU89:.AW91])=3;1;0))" office:value-type="float" office:value="0" calcext:value-type="float">
            <text:p>0</text:p>
          </table:table-cell>
          <table:table-cell table:style-name="ce48" table:formula="of:=IF([.AW90]=1;IF(OR(SUM([.AV89:.AX91];-1)=2;SUM([.AV89:.AX91];-1)=3);1;0);IF(SUM([.AV89:.AX91])=3;1;0))" office:value-type="float" office:value="0" calcext:value-type="float">
            <text:p>0</text:p>
          </table:table-cell>
          <table:table-cell table:style-name="ce48" table:formula="of:=IF([.AX90]=1;IF(OR(SUM([.AW89:.AY91];-1)=2;SUM([.AW89:.AY91];-1)=3);1;0);IF(SUM([.AW89:.AY91])=3;1;0))" office:value-type="float" office:value="0" calcext:value-type="float">
            <text:p>0</text:p>
          </table:table-cell>
          <table:table-cell table:style-name="ce48" table:formula="of:=IF([.AY90]=1;IF(OR(SUM([.AX89:.AZ91];-1)=2;SUM([.AX89:.AZ91];-1)=3);1;0);IF(SUM([.AX89:.AZ91])=3;1;0))" office:value-type="float" office:value="0" calcext:value-type="float">
            <text:p>0</text:p>
          </table:table-cell>
          <table:table-cell table:style-name="ce48" table:formula="of:=IF([.AZ90]=1;IF(OR(SUM([.AY89:.BA91];-1)=2;SUM([.AY89:.BA91];-1)=3);1;0);IF(SUM([.AY89:.BA91])=3;1;0))" office:value-type="float" office:value="1" calcext:value-type="float">
            <text:p>1</text:p>
          </table:table-cell>
          <table:table-cell table:style-name="ce48" table:formula="of:=IF([.BA90]=1;IF(OR(SUM([.AZ89:.BB91];-1)=2;SUM([.AZ89:.BB91];-1)=3);1;0);IF(SUM([.AZ89:.BB91])=3;1;0))" office:value-type="float" office:value="1" calcext:value-type="float">
            <text:p>1</text:p>
          </table:table-cell>
          <table:table-cell table:style-name="ce48" table:formula="of:=IF([.BB90]=1;IF(OR(SUM([.BA89:.BC91];-1)=2;SUM([.BA89:.BC91];-1)=3);1;0);IF(SUM([.BA89:.BC91])=3;1;0))" office:value-type="float" office:value="0" calcext:value-type="float">
            <text:p>0</text:p>
          </table:table-cell>
          <table:table-cell table:style-name="ce48" table:formula="of:=IF([.BC90]=1;IF(OR(SUM([.BB89:.BD91];-1)=2;SUM([.BB89:.BD91];-1)=3);1;0);IF(SUM([.BB89:.BD91])=3;1;0))" office:value-type="float" office:value="0" calcext:value-type="float">
            <text:p>0</text:p>
          </table:table-cell>
          <table:table-cell table:style-name="ce48" table:formula="of:=IF([.BD90]=1;IF(OR(SUM([.BC89:.BE91];-1)=2;SUM([.BC89:.BE91];-1)=3);1;0);IF(SUM([.BC89:.BE91])=3;1;0))" office:value-type="float" office:value="0" calcext:value-type="float">
            <text:p>0</text:p>
          </table:table-cell>
          <table:table-cell table:style-name="ce48" table:formula="of:=IF([.BE90]=1;IF(OR(SUM([.BD89:.BF91];-1)=2;SUM([.BD89:.BF91];-1)=3);1;0);IF(SUM([.BD89:.BF91])=3;1;0))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style-name="ce48" table:formula="of:=IF([.C91]=1;IF(OR(SUM([.B90:.D92];-1)=2;SUM([.B90:.D92];-1)=3);1;0);IF(SUM([.B90:.D92])=3;1;0))" office:value-type="float" office:value="0" calcext:value-type="float">
            <text:p>0</text:p>
          </table:table-cell>
          <table:table-cell table:style-name="ce48" table:formula="of:=IF([.D91]=1;IF(OR(SUM([.C90:.E92];-1)=2;SUM([.C90:.E92];-1)=3);1;0);IF(SUM([.C90:.E92])=3;1;0))" office:value-type="float" office:value="0" calcext:value-type="float">
            <text:p>0</text:p>
          </table:table-cell>
          <table:table-cell table:style-name="ce48" table:formula="of:=IF([.E91]=1;IF(OR(SUM([.D90:.F92];-1)=2;SUM([.D90:.F92];-1)=3);1;0);IF(SUM([.D90:.F92])=3;1;0))" office:value-type="float" office:value="1" calcext:value-type="float">
            <text:p>1</text:p>
          </table:table-cell>
          <table:table-cell table:style-name="ce48" table:formula="of:=IF([.F91]=1;IF(OR(SUM([.E90:.G92];-1)=2;SUM([.E90:.G92];-1)=3);1;0);IF(SUM([.E90:.G92])=3;1;0))" office:value-type="float" office:value="0" calcext:value-type="float">
            <text:p>0</text:p>
          </table:table-cell>
          <table:table-cell table:style-name="ce48" table:formula="of:=IF([.G91]=1;IF(OR(SUM([.F90:.H92];-1)=2;SUM([.F90:.H92];-1)=3);1;0);IF(SUM([.F90:.H92])=3;1;0))" office:value-type="float" office:value="0" calcext:value-type="float">
            <text:p>0</text:p>
          </table:table-cell>
          <table:table-cell table:style-name="ce48" table:formula="of:=IF([.H91]=1;IF(OR(SUM([.G90:.I92];-1)=2;SUM([.G90:.I92];-1)=3);1;0);IF(SUM([.G90:.I92])=3;1;0))" office:value-type="float" office:value="0" calcext:value-type="float">
            <text:p>0</text:p>
          </table:table-cell>
          <table:table-cell table:style-name="ce48" table:formula="of:=IF([.I91]=1;IF(OR(SUM([.H90:.J92];-1)=2;SUM([.H90:.J92];-1)=3);1;0);IF(SUM([.H90:.J92])=3;1;0))" office:value-type="float" office:value="0" calcext:value-type="float">
            <text:p>0</text:p>
          </table:table-cell>
          <table:table-cell table:style-name="ce48" table:formula="of:=IF([.J91]=1;IF(OR(SUM([.I90:.K92];-1)=2;SUM([.I90:.K92];-1)=3);1;0);IF(SUM([.I90:.K92])=3;1;0))" office:value-type="float" office:value="1" calcext:value-type="float">
            <text:p>1</text:p>
          </table:table-cell>
          <table:table-cell table:style-name="ce48" table:formula="of:=IF([.K91]=1;IF(OR(SUM([.J90:.L92];-1)=2;SUM([.J90:.L92];-1)=3);1;0);IF(SUM([.J90:.L92])=3;1;0))" office:value-type="float" office:value="0" calcext:value-type="float">
            <text:p>0</text:p>
          </table:table-cell>
          <table:table-cell table:style-name="ce48" table:formula="of:=IF([.L91]=1;IF(OR(SUM([.K90:.M92];-1)=2;SUM([.K90:.M92];-1)=3);1;0);IF(SUM([.K90:.M92])=3;1;0))" office:value-type="float" office:value="0" calcext:value-type="float">
            <text:p>0</text:p>
          </table:table-cell>
          <table:table-cell table:style-name="ce48" table:formula="of:=IF([.M91]=1;IF(OR(SUM([.L90:.N92];-1)=2;SUM([.L90:.N92];-1)=3);1;0);IF(SUM([.L90:.N92])=3;1;0))" office:value-type="float" office:value="0" calcext:value-type="float">
            <text:p>0</text:p>
          </table:table-cell>
          <table:table-cell table:style-name="ce48" table:formula="of:=IF([.N91]=1;IF(OR(SUM([.M90:.O92];-1)=2;SUM([.M90:.O92];-1)=3);1;0);IF(SUM([.M90:.O92])=3;1;0))" office:value-type="float" office:value="1" calcext:value-type="float">
            <text:p>1</text:p>
          </table:table-cell>
          <table:table-cell table:style-name="ce48" table:formula="of:=IF([.O91]=1;IF(OR(SUM([.N90:.P92];-1)=2;SUM([.N90:.P92];-1)=3);1;0);IF(SUM([.N90:.P92])=3;1;0))" office:value-type="float" office:value="0" calcext:value-type="float">
            <text:p>0</text:p>
          </table:table-cell>
          <table:table-cell table:style-name="ce48" table:formula="of:=IF([.P91]=1;IF(OR(SUM([.O90:.Q92];-1)=2;SUM([.O90:.Q92];-1)=3);1;0);IF(SUM([.O90:.Q92])=3;1;0))" office:value-type="float" office:value="0" calcext:value-type="float">
            <text:p>0</text:p>
          </table:table-cell>
          <table:table-cell table:style-name="ce48" table:formula="of:=IF([.Q91]=1;IF(OR(SUM([.P90:.R92];-1)=2;SUM([.P90:.R92];-1)=3);1;0);IF(SUM([.P90:.R92])=3;1;0))" office:value-type="float" office:value="0" calcext:value-type="float">
            <text:p>0</text:p>
          </table:table-cell>
          <table:table-cell table:style-name="ce48" table:formula="of:=IF([.R91]=1;IF(OR(SUM([.Q90:.S92];-1)=2;SUM([.Q90:.S92];-1)=3);1;0);IF(SUM([.Q90:.S92])=3;1;0))" office:value-type="float" office:value="1" calcext:value-type="float">
            <text:p>1</text:p>
          </table:table-cell>
          <table:table-cell table:style-name="ce48" table:formula="of:=IF([.S91]=1;IF(OR(SUM([.R90:.T92];-1)=2;SUM([.R90:.T92];-1)=3);1;0);IF(SUM([.R90:.T92])=3;1;0))" office:value-type="float" office:value="1" calcext:value-type="float">
            <text:p>1</text:p>
          </table:table-cell>
          <table:table-cell table:style-name="ce48" table:formula="of:=IF([.T91]=1;IF(OR(SUM([.S90:.U92];-1)=2;SUM([.S90:.U92];-1)=3);1;0);IF(SUM([.S90:.U92])=3;1;0))" office:value-type="float" office:value="0" calcext:value-type="float">
            <text:p>0</text:p>
          </table:table-cell>
          <table:table-cell table:style-name="ce48" table:formula="of:=IF([.U91]=1;IF(OR(SUM([.T90:.V92];-1)=2;SUM([.T90:.V92];-1)=3);1;0);IF(SUM([.T90:.V92])=3;1;0))" office:value-type="float" office:value="0" calcext:value-type="float">
            <text:p>0</text:p>
          </table:table-cell>
          <table:table-cell table:style-name="ce48" table:formula="of:=IF([.V91]=1;IF(OR(SUM([.U90:.W92];-1)=2;SUM([.U90:.W92];-1)=3);1;0);IF(SUM([.U90:.W92])=3;1;0))" office:value-type="float" office:value="0" calcext:value-type="float">
            <text:p>0</text:p>
          </table:table-cell>
          <table:table-cell table:style-name="ce48" table:formula="of:=IF([.W91]=1;IF(OR(SUM([.V90:.X92];-1)=2;SUM([.V90:.X92];-1)=3);1;0);IF(SUM([.V90:.X92])=3;1;0))" office:value-type="float" office:value="0" calcext:value-type="float">
            <text:p>0</text:p>
          </table:table-cell>
          <table:table-cell table:style-name="ce48" table:formula="of:=IF([.X91]=1;IF(OR(SUM([.W90:.Y92];-1)=2;SUM([.W90:.Y92];-1)=3);1;0);IF(SUM([.W90:.Y92])=3;1;0))" office:value-type="float" office:value="0" calcext:value-type="float">
            <text:p>0</text:p>
          </table:table-cell>
          <table:table-cell table:style-name="ce48" table:formula="of:=IF([.Y91]=1;IF(OR(SUM([.X90:.Z92];-1)=2;SUM([.X90:.Z92];-1)=3);1;0);IF(SUM([.X90:.Z92])=3;1;0))" office:value-type="float" office:value="0" calcext:value-type="float">
            <text:p>0</text:p>
          </table:table-cell>
          <table:table-cell table:style-name="ce48" table:formula="of:=IF([.Z91]=1;IF(OR(SUM([.Y90:.AA92];-1)=2;SUM([.Y90:.AA92];-1)=3);1;0);IF(SUM([.Y90:.AA92])=3;1;0))" office:value-type="float" office:value="1" calcext:value-type="float">
            <text:p>1</text:p>
          </table:table-cell>
          <table:table-cell table:style-name="ce48" table:formula="of:=IF([.AA91]=1;IF(OR(SUM([.Z90:.AB92];-1)=2;SUM([.Z90:.AB92];-1)=3);1;0);IF(SUM([.Z90:.AB92])=3;1;0))" office:value-type="float" office:value="1" calcext:value-type="float">
            <text:p>1</text:p>
          </table:table-cell>
          <table:table-cell table:style-name="ce48" table:formula="of:=IF([.AB91]=1;IF(OR(SUM([.AA90:.AC92];-1)=2;SUM([.AA90:.AC92];-1)=3);1;0);IF(SUM([.AA90:.AC92])=3;1;0))" office:value-type="float" office:value="0" calcext:value-type="float">
            <text:p>0</text:p>
          </table:table-cell>
          <table:table-cell table:style-name="ce48" table:formula="of:=IF([.AC91]=1;IF(OR(SUM([.AB90:.AD92];-1)=2;SUM([.AB90:.AD92];-1)=3);1;0);IF(SUM([.AB90:.AD92])=3;1;0))" office:value-type="float" office:value="0" calcext:value-type="float">
            <text:p>0</text:p>
          </table:table-cell>
          <table:table-cell table:style-name="ce48" table:formula="of:=IF([.AD91]=1;IF(OR(SUM([.AC90:.AE92];-1)=2;SUM([.AC90:.AE92];-1)=3);1;0);IF(SUM([.AC90:.AE92])=3;1;0))" office:value-type="float" office:value="0" calcext:value-type="float">
            <text:p>0</text:p>
          </table:table-cell>
          <table:table-cell table:style-name="ce48" table:formula="of:=IF([.AE91]=1;IF(OR(SUM([.AD90:.AF92];-1)=2;SUM([.AD90:.AF92];-1)=3);1;0);IF(SUM([.AD90:.AF92])=3;1;0))" office:value-type="float" office:value="0" calcext:value-type="float">
            <text:p>0</text:p>
          </table:table-cell>
          <table:table-cell table:style-name="ce48" table:formula="of:=IF([.AF91]=1;IF(OR(SUM([.AE90:.AG92];-1)=2;SUM([.AE90:.AG92];-1)=3);1;0);IF(SUM([.AE90:.AG92])=3;1;0))" office:value-type="float" office:value="0" calcext:value-type="float">
            <text:p>0</text:p>
          </table:table-cell>
          <table:table-cell table:style-name="ce48" table:formula="of:=IF([.AG91]=1;IF(OR(SUM([.AF90:.AH92];-1)=2;SUM([.AF90:.AH92];-1)=3);1;0);IF(SUM([.AF90:.AH92])=3;1;0))" office:value-type="float" office:value="1" calcext:value-type="float">
            <text:p>1</text:p>
          </table:table-cell>
          <table:table-cell table:style-name="ce48" table:formula="of:=IF([.AH91]=1;IF(OR(SUM([.AG90:.AI92];-1)=2;SUM([.AG90:.AI92];-1)=3);1;0);IF(SUM([.AG90:.AI92])=3;1;0))" office:value-type="float" office:value="1" calcext:value-type="float">
            <text:p>1</text:p>
          </table:table-cell>
          <table:table-cell table:style-name="ce48" table:formula="of:=IF([.AI91]=1;IF(OR(SUM([.AH90:.AJ92];-1)=2;SUM([.AH90:.AJ92];-1)=3);1;0);IF(SUM([.AH90:.AJ92])=3;1;0))" office:value-type="float" office:value="0" calcext:value-type="float">
            <text:p>0</text:p>
          </table:table-cell>
          <table:table-cell table:style-name="ce48" table:formula="of:=IF([.AJ91]=1;IF(OR(SUM([.AI90:.AK92];-1)=2;SUM([.AI90:.AK92];-1)=3);1;0);IF(SUM([.AI90:.AK92])=3;1;0))" office:value-type="float" office:value="0" calcext:value-type="float">
            <text:p>0</text:p>
          </table:table-cell>
          <table:table-cell table:style-name="ce48" table:formula="of:=IF([.AK91]=1;IF(OR(SUM([.AJ90:.AL92];-1)=2;SUM([.AJ90:.AL92];-1)=3);1;0);IF(SUM([.AJ90:.AL92])=3;1;0))" office:value-type="float" office:value="0" calcext:value-type="float">
            <text:p>0</text:p>
          </table:table-cell>
          <table:table-cell table:style-name="ce48" table:formula="of:=IF([.AL91]=1;IF(OR(SUM([.AK90:.AM92];-1)=2;SUM([.AK90:.AM92];-1)=3);1;0);IF(SUM([.AK90:.AM92])=3;1;0))" office:value-type="float" office:value="0" calcext:value-type="float">
            <text:p>0</text:p>
          </table:table-cell>
          <table:table-cell table:style-name="ce48" table:formula="of:=IF([.AM91]=1;IF(OR(SUM([.AL90:.AN92];-1)=2;SUM([.AL90:.AN92];-1)=3);1;0);IF(SUM([.AL90:.AN92])=3;1;0))" office:value-type="float" office:value="0" calcext:value-type="float">
            <text:p>0</text:p>
          </table:table-cell>
          <table:table-cell table:style-name="ce48" table:formula="of:=IF([.AN91]=1;IF(OR(SUM([.AM90:.AO92];-1)=2;SUM([.AM90:.AO92];-1)=3);1;0);IF(SUM([.AM90:.AO92])=3;1;0))" office:value-type="float" office:value="0" calcext:value-type="float">
            <text:p>0</text:p>
          </table:table-cell>
          <table:table-cell table:style-name="ce48" table:formula="of:=IF([.AO91]=1;IF(OR(SUM([.AN90:.AP92];-1)=2;SUM([.AN90:.AP92];-1)=3);1;0);IF(SUM([.AN90:.AP92])=3;1;0))" office:value-type="float" office:value="0" calcext:value-type="float">
            <text:p>0</text:p>
          </table:table-cell>
          <table:table-cell table:style-name="ce48" table:formula="of:=IF([.AP91]=1;IF(OR(SUM([.AO90:.AQ92];-1)=2;SUM([.AO90:.AQ92];-1)=3);1;0);IF(SUM([.AO90:.AQ92])=3;1;0))" office:value-type="float" office:value="0" calcext:value-type="float">
            <text:p>0</text:p>
          </table:table-cell>
          <table:table-cell table:style-name="ce48" table:formula="of:=IF([.AQ91]=1;IF(OR(SUM([.AP90:.AR92];-1)=2;SUM([.AP90:.AR92];-1)=3);1;0);IF(SUM([.AP90:.AR92])=3;1;0))" office:value-type="float" office:value="1" calcext:value-type="float">
            <text:p>1</text:p>
          </table:table-cell>
          <table:table-cell table:style-name="ce48" table:formula="of:=IF([.AR91]=1;IF(OR(SUM([.AQ90:.AS92];-1)=2;SUM([.AQ90:.AS92];-1)=3);1;0);IF(SUM([.AQ90:.AS92])=3;1;0))" office:value-type="float" office:value="0" calcext:value-type="float">
            <text:p>0</text:p>
          </table:table-cell>
          <table:table-cell table:style-name="ce48" table:formula="of:=IF([.AS91]=1;IF(OR(SUM([.AR90:.AT92];-1)=2;SUM([.AR90:.AT92];-1)=3);1;0);IF(SUM([.AR90:.AT92])=3;1;0))" office:value-type="float" office:value="0" calcext:value-type="float">
            <text:p>0</text:p>
          </table:table-cell>
          <table:table-cell table:style-name="ce48" table:formula="of:=IF([.AT91]=1;IF(OR(SUM([.AS90:.AU92];-1)=2;SUM([.AS90:.AU92];-1)=3);1;0);IF(SUM([.AS90:.AU92])=3;1;0))" office:value-type="float" office:value="0" calcext:value-type="float">
            <text:p>0</text:p>
          </table:table-cell>
          <table:table-cell table:style-name="ce48" table:formula="of:=IF([.AU91]=1;IF(OR(SUM([.AT90:.AV92];-1)=2;SUM([.AT90:.AV92];-1)=3);1;0);IF(SUM([.AT90:.AV92])=3;1;0))" office:value-type="float" office:value="0" calcext:value-type="float">
            <text:p>0</text:p>
          </table:table-cell>
          <table:table-cell table:style-name="ce48" table:formula="of:=IF([.AV91]=1;IF(OR(SUM([.AU90:.AW92];-1)=2;SUM([.AU90:.AW92];-1)=3);1;0);IF(SUM([.AU90:.AW92])=3;1;0))" office:value-type="float" office:value="0" calcext:value-type="float">
            <text:p>0</text:p>
          </table:table-cell>
          <table:table-cell table:style-name="ce48" table:formula="of:=IF([.AW91]=1;IF(OR(SUM([.AV90:.AX92];-1)=2;SUM([.AV90:.AX92];-1)=3);1;0);IF(SUM([.AV90:.AX92])=3;1;0))" office:value-type="float" office:value="0" calcext:value-type="float">
            <text:p>0</text:p>
          </table:table-cell>
          <table:table-cell table:style-name="ce48" table:formula="of:=IF([.AX91]=1;IF(OR(SUM([.AW90:.AY92];-1)=2;SUM([.AW90:.AY92];-1)=3);1;0);IF(SUM([.AW90:.AY92])=3;1;0))" office:value-type="float" office:value="0" calcext:value-type="float">
            <text:p>0</text:p>
          </table:table-cell>
          <table:table-cell table:style-name="ce48" table:formula="of:=IF([.AY91]=1;IF(OR(SUM([.AX90:.AZ92];-1)=2;SUM([.AX90:.AZ92];-1)=3);1;0);IF(SUM([.AX90:.AZ92])=3;1;0))" office:value-type="float" office:value="0" calcext:value-type="float">
            <text:p>0</text:p>
          </table:table-cell>
          <table:table-cell table:style-name="ce48" table:formula="of:=IF([.AZ91]=1;IF(OR(SUM([.AY90:.BA92];-1)=2;SUM([.AY90:.BA92];-1)=3);1;0);IF(SUM([.AY90:.BA92])=3;1;0))" office:value-type="float" office:value="0" calcext:value-type="float">
            <text:p>0</text:p>
          </table:table-cell>
          <table:table-cell table:style-name="ce48" table:formula="of:=IF([.BA91]=1;IF(OR(SUM([.AZ90:.BB92];-1)=2;SUM([.AZ90:.BB92];-1)=3);1;0);IF(SUM([.AZ90:.BB92])=3;1;0))" office:value-type="float" office:value="0" calcext:value-type="float">
            <text:p>0</text:p>
          </table:table-cell>
          <table:table-cell table:style-name="ce48" table:formula="of:=IF([.BB91]=1;IF(OR(SUM([.BA90:.BC92];-1)=2;SUM([.BA90:.BC92];-1)=3);1;0);IF(SUM([.BA90:.BC92])=3;1;0))" office:value-type="float" office:value="0" calcext:value-type="float">
            <text:p>0</text:p>
          </table:table-cell>
          <table:table-cell table:style-name="ce48" table:formula="of:=IF([.BC91]=1;IF(OR(SUM([.BB90:.BD92];-1)=2;SUM([.BB90:.BD92];-1)=3);1;0);IF(SUM([.BB90:.BD92])=3;1;0))" office:value-type="float" office:value="0" calcext:value-type="float">
            <text:p>0</text:p>
          </table:table-cell>
          <table:table-cell table:style-name="ce48" table:formula="of:=IF([.BD91]=1;IF(OR(SUM([.BC90:.BE92];-1)=2;SUM([.BC90:.BE92];-1)=3);1;0);IF(SUM([.BC90:.BE92])=3;1;0))" office:value-type="float" office:value="0" calcext:value-type="float">
            <text:p>0</text:p>
          </table:table-cell>
          <table:table-cell table:style-name="ce48" table:formula="of:=IF([.BE91]=1;IF(OR(SUM([.BD90:.BF92];-1)=2;SUM([.BD90:.BF92];-1)=3);1;0);IF(SUM([.BD90:.BF92])=3;1;0))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style-name="ce48" table:formula="of:=IF([.C92]=1;IF(OR(SUM([.B91:.D93];-1)=2;SUM([.B91:.D93];-1)=3);1;0);IF(SUM([.B91:.D93])=3;1;0))" office:value-type="float" office:value="1" calcext:value-type="float">
            <text:p>1</text:p>
          </table:table-cell>
          <table:table-cell table:style-name="ce48" table:formula="of:=IF([.D92]=1;IF(OR(SUM([.C91:.E93];-1)=2;SUM([.C91:.E93];-1)=3);1;0);IF(SUM([.C91:.E93])=3;1;0))" office:value-type="float" office:value="0" calcext:value-type="float">
            <text:p>0</text:p>
          </table:table-cell>
          <table:table-cell table:style-name="ce48" table:formula="of:=IF([.E92]=1;IF(OR(SUM([.D91:.F93];-1)=2;SUM([.D91:.F93];-1)=3);1;0);IF(SUM([.D91:.F93])=3;1;0))" office:value-type="float" office:value="0" calcext:value-type="float">
            <text:p>0</text:p>
          </table:table-cell>
          <table:table-cell table:style-name="ce48" table:formula="of:=IF([.F92]=1;IF(OR(SUM([.E91:.G93];-1)=2;SUM([.E91:.G93];-1)=3);1;0);IF(SUM([.E91:.G93])=3;1;0))" office:value-type="float" office:value="1" calcext:value-type="float">
            <text:p>1</text:p>
          </table:table-cell>
          <table:table-cell table:style-name="ce48" table:formula="of:=IF([.G92]=1;IF(OR(SUM([.F91:.H93];-1)=2;SUM([.F91:.H93];-1)=3);1;0);IF(SUM([.F91:.H93])=3;1;0))" office:value-type="float" office:value="0" calcext:value-type="float">
            <text:p>0</text:p>
          </table:table-cell>
          <table:table-cell table:style-name="ce48" table:formula="of:=IF([.H92]=1;IF(OR(SUM([.G91:.I93];-1)=2;SUM([.G91:.I93];-1)=3);1;0);IF(SUM([.G91:.I93])=3;1;0))" office:value-type="float" office:value="0" calcext:value-type="float">
            <text:p>0</text:p>
          </table:table-cell>
          <table:table-cell table:style-name="ce48" table:formula="of:=IF([.I92]=1;IF(OR(SUM([.H91:.J93];-1)=2;SUM([.H91:.J93];-1)=3);1;0);IF(SUM([.H91:.J93])=3;1;0))" office:value-type="float" office:value="0" calcext:value-type="float">
            <text:p>0</text:p>
          </table:table-cell>
          <table:table-cell table:style-name="ce48" table:formula="of:=IF([.J92]=1;IF(OR(SUM([.I91:.K93];-1)=2;SUM([.I91:.K93];-1)=3);1;0);IF(SUM([.I91:.K93])=3;1;0))" office:value-type="float" office:value="1" calcext:value-type="float">
            <text:p>1</text:p>
          </table:table-cell>
          <table:table-cell table:style-name="ce48" table:formula="of:=IF([.K92]=1;IF(OR(SUM([.J91:.L93];-1)=2;SUM([.J91:.L93];-1)=3);1;0);IF(SUM([.J91:.L93])=3;1;0))" office:value-type="float" office:value="0" calcext:value-type="float">
            <text:p>0</text:p>
          </table:table-cell>
          <table:table-cell table:style-name="ce48" table:formula="of:=IF([.L92]=1;IF(OR(SUM([.K91:.M93];-1)=2;SUM([.K91:.M93];-1)=3);1;0);IF(SUM([.K91:.M93])=3;1;0))" office:value-type="float" office:value="0" calcext:value-type="float">
            <text:p>0</text:p>
          </table:table-cell>
          <table:table-cell table:style-name="ce48" table:formula="of:=IF([.M92]=1;IF(OR(SUM([.L91:.N93];-1)=2;SUM([.L91:.N93];-1)=3);1;0);IF(SUM([.L91:.N93])=3;1;0))" office:value-type="float" office:value="0" calcext:value-type="float">
            <text:p>0</text:p>
          </table:table-cell>
          <table:table-cell table:style-name="ce48" table:formula="of:=IF([.N92]=1;IF(OR(SUM([.M91:.O93];-1)=2;SUM([.M91:.O93];-1)=3);1;0);IF(SUM([.M91:.O93])=3;1;0))" office:value-type="float" office:value="1" calcext:value-type="float">
            <text:p>1</text:p>
          </table:table-cell>
          <table:table-cell table:style-name="ce48" table:formula="of:=IF([.O92]=1;IF(OR(SUM([.N91:.P93];-1)=2;SUM([.N91:.P93];-1)=3);1;0);IF(SUM([.N91:.P93])=3;1;0))" office:value-type="float" office:value="0" calcext:value-type="float">
            <text:p>0</text:p>
          </table:table-cell>
          <table:table-cell table:style-name="ce48" table:formula="of:=IF([.P92]=1;IF(OR(SUM([.O91:.Q93];-1)=2;SUM([.O91:.Q93];-1)=3);1;0);IF(SUM([.O91:.Q93])=3;1;0))" office:value-type="float" office:value="0" calcext:value-type="float">
            <text:p>0</text:p>
          </table:table-cell>
          <table:table-cell table:style-name="ce48" table:formula="of:=IF([.Q92]=1;IF(OR(SUM([.P91:.R93];-1)=2;SUM([.P91:.R93];-1)=3);1;0);IF(SUM([.P91:.R93])=3;1;0))" office:value-type="float" office:value="0" calcext:value-type="float">
            <text:p>0</text:p>
          </table:table-cell>
          <table:table-cell table:style-name="ce48" table:formula="of:=IF([.R92]=1;IF(OR(SUM([.Q91:.S93];-1)=2;SUM([.Q91:.S93];-1)=3);1;0);IF(SUM([.Q91:.S93])=3;1;0))" office:value-type="float" office:value="1" calcext:value-type="float">
            <text:p>1</text:p>
          </table:table-cell>
          <table:table-cell table:style-name="ce48" table:formula="of:=IF([.S92]=1;IF(OR(SUM([.R91:.T93];-1)=2;SUM([.R91:.T93];-1)=3);1;0);IF(SUM([.R91:.T93])=3;1;0))" office:value-type="float" office:value="1" calcext:value-type="float">
            <text:p>1</text:p>
          </table:table-cell>
          <table:table-cell table:style-name="ce48" table:formula="of:=IF([.T92]=1;IF(OR(SUM([.S91:.U93];-1)=2;SUM([.S91:.U93];-1)=3);1;0);IF(SUM([.S91:.U93])=3;1;0))" office:value-type="float" office:value="0" calcext:value-type="float">
            <text:p>0</text:p>
          </table:table-cell>
          <table:table-cell table:style-name="ce48" table:formula="of:=IF([.U92]=1;IF(OR(SUM([.T91:.V93];-1)=2;SUM([.T91:.V93];-1)=3);1;0);IF(SUM([.T91:.V93])=3;1;0))" office:value-type="float" office:value="0" calcext:value-type="float">
            <text:p>0</text:p>
          </table:table-cell>
          <table:table-cell table:style-name="ce48" table:formula="of:=IF([.V92]=1;IF(OR(SUM([.U91:.W93];-1)=2;SUM([.U91:.W93];-1)=3);1;0);IF(SUM([.U91:.W93])=3;1;0))" office:value-type="float" office:value="0" calcext:value-type="float">
            <text:p>0</text:p>
          </table:table-cell>
          <table:table-cell table:style-name="ce48" table:formula="of:=IF([.W92]=1;IF(OR(SUM([.V91:.X93];-1)=2;SUM([.V91:.X93];-1)=3);1;0);IF(SUM([.V91:.X93])=3;1;0))" office:value-type="float" office:value="0" calcext:value-type="float">
            <text:p>0</text:p>
          </table:table-cell>
          <table:table-cell table:style-name="ce48" table:formula="of:=IF([.X92]=1;IF(OR(SUM([.W91:.Y93];-1)=2;SUM([.W91:.Y93];-1)=3);1;0);IF(SUM([.W91:.Y93])=3;1;0))" office:value-type="float" office:value="0" calcext:value-type="float">
            <text:p>0</text:p>
          </table:table-cell>
          <table:table-cell table:style-name="ce48" table:formula="of:=IF([.Y92]=1;IF(OR(SUM([.X91:.Z93];-1)=2;SUM([.X91:.Z93];-1)=3);1;0);IF(SUM([.X91:.Z93])=3;1;0))" office:value-type="float" office:value="1" calcext:value-type="float">
            <text:p>1</text:p>
          </table:table-cell>
          <table:table-cell table:style-name="ce48" table:formula="of:=IF([.Z92]=1;IF(OR(SUM([.Y91:.AA93];-1)=2;SUM([.Y91:.AA93];-1)=3);1;0);IF(SUM([.Y91:.AA93])=3;1;0))" office:value-type="float" office:value="1" calcext:value-type="float">
            <text:p>1</text:p>
          </table:table-cell>
          <table:table-cell table:style-name="ce48" table:formula="of:=IF([.AA92]=1;IF(OR(SUM([.Z91:.AB93];-1)=2;SUM([.Z91:.AB93];-1)=3);1;0);IF(SUM([.Z91:.AB93])=3;1;0))" office:value-type="float" office:value="1" calcext:value-type="float">
            <text:p>1</text:p>
          </table:table-cell>
          <table:table-cell table:style-name="ce48" table:formula="of:=IF([.AB92]=1;IF(OR(SUM([.AA91:.AC93];-1)=2;SUM([.AA91:.AC93];-1)=3);1;0);IF(SUM([.AA91:.AC93])=3;1;0))" office:value-type="float" office:value="0" calcext:value-type="float">
            <text:p>0</text:p>
          </table:table-cell>
          <table:table-cell table:style-name="ce48" table:formula="of:=IF([.AC92]=1;IF(OR(SUM([.AB91:.AD93];-1)=2;SUM([.AB91:.AD93];-1)=3);1;0);IF(SUM([.AB91:.AD93])=3;1;0))" office:value-type="float" office:value="0" calcext:value-type="float">
            <text:p>0</text:p>
          </table:table-cell>
          <table:table-cell table:style-name="ce48" table:formula="of:=IF([.AD92]=1;IF(OR(SUM([.AC91:.AE93];-1)=2;SUM([.AC91:.AE93];-1)=3);1;0);IF(SUM([.AC91:.AE93])=3;1;0))" office:value-type="float" office:value="0" calcext:value-type="float">
            <text:p>0</text:p>
          </table:table-cell>
          <table:table-cell table:style-name="ce48" table:formula="of:=IF([.AE92]=1;IF(OR(SUM([.AD91:.AF93];-1)=2;SUM([.AD91:.AF93];-1)=3);1;0);IF(SUM([.AD91:.AF93])=3;1;0))" office:value-type="float" office:value="0" calcext:value-type="float">
            <text:p>0</text:p>
          </table:table-cell>
          <table:table-cell table:style-name="ce48" table:formula="of:=IF([.AF92]=1;IF(OR(SUM([.AE91:.AG93];-1)=2;SUM([.AE91:.AG93];-1)=3);1;0);IF(SUM([.AE91:.AG93])=3;1;0))" office:value-type="float" office:value="0" calcext:value-type="float">
            <text:p>0</text:p>
          </table:table-cell>
          <table:table-cell table:style-name="ce48" table:formula="of:=IF([.AG92]=1;IF(OR(SUM([.AF91:.AH93];-1)=2;SUM([.AF91:.AH93];-1)=3);1;0);IF(SUM([.AF91:.AH93])=3;1;0))" office:value-type="float" office:value="1" calcext:value-type="float">
            <text:p>1</text:p>
          </table:table-cell>
          <table:table-cell table:style-name="ce48" table:formula="of:=IF([.AH92]=1;IF(OR(SUM([.AG91:.AI93];-1)=2;SUM([.AG91:.AI93];-1)=3);1;0);IF(SUM([.AG91:.AI93])=3;1;0))" office:value-type="float" office:value="0" calcext:value-type="float">
            <text:p>0</text:p>
          </table:table-cell>
          <table:table-cell table:style-name="ce48" table:formula="of:=IF([.AI92]=1;IF(OR(SUM([.AH91:.AJ93];-1)=2;SUM([.AH91:.AJ93];-1)=3);1;0);IF(SUM([.AH91:.AJ93])=3;1;0))" office:value-type="float" office:value="0" calcext:value-type="float">
            <text:p>0</text:p>
          </table:table-cell>
          <table:table-cell table:style-name="ce48" table:formula="of:=IF([.AJ92]=1;IF(OR(SUM([.AI91:.AK93];-1)=2;SUM([.AI91:.AK93];-1)=3);1;0);IF(SUM([.AI91:.AK93])=3;1;0))" office:value-type="float" office:value="1" calcext:value-type="float">
            <text:p>1</text:p>
          </table:table-cell>
          <table:table-cell table:style-name="ce48" table:formula="of:=IF([.AK92]=1;IF(OR(SUM([.AJ91:.AL93];-1)=2;SUM([.AJ91:.AL93];-1)=3);1;0);IF(SUM([.AJ91:.AL93])=3;1;0))" office:value-type="float" office:value="1" calcext:value-type="float">
            <text:p>1</text:p>
          </table:table-cell>
          <table:table-cell table:style-name="ce48" table:formula="of:=IF([.AL92]=1;IF(OR(SUM([.AK91:.AM93];-1)=2;SUM([.AK91:.AM93];-1)=3);1;0);IF(SUM([.AK91:.AM93])=3;1;0))" office:value-type="float" office:value="0" calcext:value-type="float">
            <text:p>0</text:p>
          </table:table-cell>
          <table:table-cell table:style-name="ce48" table:formula="of:=IF([.AM92]=1;IF(OR(SUM([.AL91:.AN93];-1)=2;SUM([.AL91:.AN93];-1)=3);1;0);IF(SUM([.AL91:.AN93])=3;1;0))" office:value-type="float" office:value="0" calcext:value-type="float">
            <text:p>0</text:p>
          </table:table-cell>
          <table:table-cell table:style-name="ce48" table:formula="of:=IF([.AN92]=1;IF(OR(SUM([.AM91:.AO93];-1)=2;SUM([.AM91:.AO93];-1)=3);1;0);IF(SUM([.AM91:.AO93])=3;1;0))" office:value-type="float" office:value="0" calcext:value-type="float">
            <text:p>0</text:p>
          </table:table-cell>
          <table:table-cell table:style-name="ce48" table:formula="of:=IF([.AO92]=1;IF(OR(SUM([.AN91:.AP93];-1)=2;SUM([.AN91:.AP93];-1)=3);1;0);IF(SUM([.AN91:.AP93])=3;1;0))" office:value-type="float" office:value="0" calcext:value-type="float">
            <text:p>0</text:p>
          </table:table-cell>
          <table:table-cell table:style-name="ce48" table:formula="of:=IF([.AP92]=1;IF(OR(SUM([.AO91:.AQ93];-1)=2;SUM([.AO91:.AQ93];-1)=3);1;0);IF(SUM([.AO91:.AQ93])=3;1;0))" office:value-type="float" office:value="1" calcext:value-type="float">
            <text:p>1</text:p>
          </table:table-cell>
          <table:table-cell table:style-name="ce48" table:formula="of:=IF([.AQ92]=1;IF(OR(SUM([.AP91:.AR93];-1)=2;SUM([.AP91:.AR93];-1)=3);1;0);IF(SUM([.AP91:.AR93])=3;1;0))" office:value-type="float" office:value="0" calcext:value-type="float">
            <text:p>0</text:p>
          </table:table-cell>
          <table:table-cell table:style-name="ce48" table:formula="of:=IF([.AR92]=1;IF(OR(SUM([.AQ91:.AS93];-1)=2;SUM([.AQ91:.AS93];-1)=3);1;0);IF(SUM([.AQ91:.AS93])=3;1;0))" office:value-type="float" office:value="0" calcext:value-type="float">
            <text:p>0</text:p>
          </table:table-cell>
          <table:table-cell table:style-name="ce48" table:formula="of:=IF([.AS92]=1;IF(OR(SUM([.AR91:.AT93];-1)=2;SUM([.AR91:.AT93];-1)=3);1;0);IF(SUM([.AR91:.AT93])=3;1;0))" office:value-type="float" office:value="0" calcext:value-type="float">
            <text:p>0</text:p>
          </table:table-cell>
          <table:table-cell table:style-name="ce48" table:formula="of:=IF([.AT92]=1;IF(OR(SUM([.AS91:.AU93];-1)=2;SUM([.AS91:.AU93];-1)=3);1;0);IF(SUM([.AS91:.AU93])=3;1;0))" office:value-type="float" office:value="0" calcext:value-type="float">
            <text:p>0</text:p>
          </table:table-cell>
          <table:table-cell table:style-name="ce48" table:formula="of:=IF([.AU92]=1;IF(OR(SUM([.AT91:.AV93];-1)=2;SUM([.AT91:.AV93];-1)=3);1;0);IF(SUM([.AT91:.AV93])=3;1;0))" office:value-type="float" office:value="0" calcext:value-type="float">
            <text:p>0</text:p>
          </table:table-cell>
          <table:table-cell table:style-name="ce48" table:formula="of:=IF([.AV92]=1;IF(OR(SUM([.AU91:.AW93];-1)=2;SUM([.AU91:.AW93];-1)=3);1;0);IF(SUM([.AU91:.AW93])=3;1;0))" office:value-type="float" office:value="0" calcext:value-type="float">
            <text:p>0</text:p>
          </table:table-cell>
          <table:table-cell table:style-name="ce48" table:formula="of:=IF([.AW92]=1;IF(OR(SUM([.AV91:.AX93];-1)=2;SUM([.AV91:.AX93];-1)=3);1;0);IF(SUM([.AV91:.AX93])=3;1;0))" office:value-type="float" office:value="0" calcext:value-type="float">
            <text:p>0</text:p>
          </table:table-cell>
          <table:table-cell table:style-name="ce48" table:formula="of:=IF([.AX92]=1;IF(OR(SUM([.AW91:.AY93];-1)=2;SUM([.AW91:.AY93];-1)=3);1;0);IF(SUM([.AW91:.AY93])=3;1;0))" office:value-type="float" office:value="0" calcext:value-type="float">
            <text:p>0</text:p>
          </table:table-cell>
          <table:table-cell table:style-name="ce48" table:formula="of:=IF([.AY92]=1;IF(OR(SUM([.AX91:.AZ93];-1)=2;SUM([.AX91:.AZ93];-1)=3);1;0);IF(SUM([.AX91:.AZ93])=3;1;0))" office:value-type="float" office:value="0" calcext:value-type="float">
            <text:p>0</text:p>
          </table:table-cell>
          <table:table-cell table:style-name="ce48" table:formula="of:=IF([.AZ92]=1;IF(OR(SUM([.AY91:.BA93];-1)=2;SUM([.AY91:.BA93];-1)=3);1;0);IF(SUM([.AY91:.BA93])=3;1;0))" office:value-type="float" office:value="0" calcext:value-type="float">
            <text:p>0</text:p>
          </table:table-cell>
          <table:table-cell table:style-name="ce48" table:formula="of:=IF([.BA92]=1;IF(OR(SUM([.AZ91:.BB93];-1)=2;SUM([.AZ91:.BB93];-1)=3);1;0);IF(SUM([.AZ91:.BB93])=3;1;0))" office:value-type="float" office:value="0" calcext:value-type="float">
            <text:p>0</text:p>
          </table:table-cell>
          <table:table-cell table:style-name="ce48" table:formula="of:=IF([.BB92]=1;IF(OR(SUM([.BA91:.BC93];-1)=2;SUM([.BA91:.BC93];-1)=3);1;0);IF(SUM([.BA91:.BC93])=3;1;0))" office:value-type="float" office:value="0" calcext:value-type="float">
            <text:p>0</text:p>
          </table:table-cell>
          <table:table-cell table:style-name="ce48" table:formula="of:=IF([.BC92]=1;IF(OR(SUM([.BB91:.BD93];-1)=2;SUM([.BB91:.BD93];-1)=3);1;0);IF(SUM([.BB91:.BD93])=3;1;0))" office:value-type="float" office:value="0" calcext:value-type="float">
            <text:p>0</text:p>
          </table:table-cell>
          <table:table-cell table:style-name="ce48" table:formula="of:=IF([.BD92]=1;IF(OR(SUM([.BC91:.BE93];-1)=2;SUM([.BC91:.BE93];-1)=3);1;0);IF(SUM([.BC91:.BE93])=3;1;0))" office:value-type="float" office:value="0" calcext:value-type="float">
            <text:p>0</text:p>
          </table:table-cell>
          <table:table-cell table:style-name="ce48" table:formula="of:=IF([.BE92]=1;IF(OR(SUM([.BD91:.BF93];-1)=2;SUM([.BD91:.BF93];-1)=3);1;0);IF(SUM([.BD91:.BF93])=3;1;0))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style-name="ce48" table:formula="of:=IF([.C93]=1;IF(OR(SUM([.B92:.D94];-1)=2;SUM([.B92:.D94];-1)=3);1;0);IF(SUM([.B92:.D94])=3;1;0))" office:value-type="float" office:value="1" calcext:value-type="float">
            <text:p>1</text:p>
          </table:table-cell>
          <table:table-cell table:style-name="ce48" table:formula="of:=IF([.D93]=1;IF(OR(SUM([.C92:.E94];-1)=2;SUM([.C92:.E94];-1)=3);1;0);IF(SUM([.C92:.E94])=3;1;0))" office:value-type="float" office:value="0" calcext:value-type="float">
            <text:p>0</text:p>
          </table:table-cell>
          <table:table-cell table:style-name="ce48" table:formula="of:=IF([.E93]=1;IF(OR(SUM([.D92:.F94];-1)=2;SUM([.D92:.F94];-1)=3);1;0);IF(SUM([.D92:.F94])=3;1;0))" office:value-type="float" office:value="0" calcext:value-type="float">
            <text:p>0</text:p>
          </table:table-cell>
          <table:table-cell table:style-name="ce48" table:formula="of:=IF([.F93]=1;IF(OR(SUM([.E92:.G94];-1)=2;SUM([.E92:.G94];-1)=3);1;0);IF(SUM([.E92:.G94])=3;1;0))" office:value-type="float" office:value="1" calcext:value-type="float">
            <text:p>1</text:p>
          </table:table-cell>
          <table:table-cell table:style-name="ce48" table:formula="of:=IF([.G93]=1;IF(OR(SUM([.F92:.H94];-1)=2;SUM([.F92:.H94];-1)=3);1;0);IF(SUM([.F92:.H94])=3;1;0))" office:value-type="float" office:value="0" calcext:value-type="float">
            <text:p>0</text:p>
          </table:table-cell>
          <table:table-cell table:style-name="ce48" table:formula="of:=IF([.H93]=1;IF(OR(SUM([.G92:.I94];-1)=2;SUM([.G92:.I94];-1)=3);1;0);IF(SUM([.G92:.I94])=3;1;0))" office:value-type="float" office:value="0" calcext:value-type="float">
            <text:p>0</text:p>
          </table:table-cell>
          <table:table-cell table:style-name="ce48" table:formula="of:=IF([.I93]=1;IF(OR(SUM([.H92:.J94];-1)=2;SUM([.H92:.J94];-1)=3);1;0);IF(SUM([.H92:.J94])=3;1;0))" office:value-type="float" office:value="0" calcext:value-type="float">
            <text:p>0</text:p>
          </table:table-cell>
          <table:table-cell table:style-name="ce48" table:formula="of:=IF([.J93]=1;IF(OR(SUM([.I92:.K94];-1)=2;SUM([.I92:.K94];-1)=3);1;0);IF(SUM([.I92:.K94])=3;1;0))" office:value-type="float" office:value="0" calcext:value-type="float">
            <text:p>0</text:p>
          </table:table-cell>
          <table:table-cell table:style-name="ce48" table:formula="of:=IF([.K93]=1;IF(OR(SUM([.J92:.L94];-1)=2;SUM([.J92:.L94];-1)=3);1;0);IF(SUM([.J92:.L94])=3;1;0))" office:value-type="float" office:value="1" calcext:value-type="float">
            <text:p>1</text:p>
          </table:table-cell>
          <table:table-cell table:style-name="ce48" table:formula="of:=IF([.L93]=1;IF(OR(SUM([.K92:.M94];-1)=2;SUM([.K92:.M94];-1)=3);1;0);IF(SUM([.K92:.M94])=3;1;0))" office:value-type="float" office:value="1" calcext:value-type="float">
            <text:p>1</text:p>
          </table:table-cell>
          <table:table-cell table:style-name="ce48" table:formula="of:=IF([.M93]=1;IF(OR(SUM([.L92:.N94];-1)=2;SUM([.L92:.N94];-1)=3);1;0);IF(SUM([.L92:.N94])=3;1;0))" office:value-type="float" office:value="1" calcext:value-type="float">
            <text:p>1</text:p>
          </table:table-cell>
          <table:table-cell table:style-name="ce48" table:formula="of:=IF([.N93]=1;IF(OR(SUM([.M92:.O94];-1)=2;SUM([.M92:.O94];-1)=3);1;0);IF(SUM([.M92:.O94])=3;1;0))" office:value-type="float" office:value="0" calcext:value-type="float">
            <text:p>0</text:p>
          </table:table-cell>
          <table:table-cell table:style-name="ce48" table:formula="of:=IF([.O93]=1;IF(OR(SUM([.N92:.P94];-1)=2;SUM([.N92:.P94];-1)=3);1;0);IF(SUM([.N92:.P94])=3;1;0))" office:value-type="float" office:value="0" calcext:value-type="float">
            <text:p>0</text:p>
          </table:table-cell>
          <table:table-cell table:style-name="ce48" table:formula="of:=IF([.P93]=1;IF(OR(SUM([.O92:.Q94];-1)=2;SUM([.O92:.Q94];-1)=3);1;0);IF(SUM([.O92:.Q94])=3;1;0))" office:value-type="float" office:value="0" calcext:value-type="float">
            <text:p>0</text:p>
          </table:table-cell>
          <table:table-cell table:style-name="ce48" table:formula="of:=IF([.Q93]=1;IF(OR(SUM([.P92:.R94];-1)=2;SUM([.P92:.R94];-1)=3);1;0);IF(SUM([.P92:.R94])=3;1;0))" office:value-type="float" office:value="0" calcext:value-type="float">
            <text:p>0</text:p>
          </table:table-cell>
          <table:table-cell table:style-name="ce48" table:formula="of:=IF([.R93]=1;IF(OR(SUM([.Q92:.S94];-1)=2;SUM([.Q92:.S94];-1)=3);1;0);IF(SUM([.Q92:.S94])=3;1;0))" office:value-type="float" office:value="0" calcext:value-type="float">
            <text:p>0</text:p>
          </table:table-cell>
          <table:table-cell table:style-name="ce48" table:formula="of:=IF([.S93]=1;IF(OR(SUM([.R92:.T94];-1)=2;SUM([.R92:.T94];-1)=3);1;0);IF(SUM([.R92:.T94])=3;1;0))" office:value-type="float" office:value="0" calcext:value-type="float">
            <text:p>0</text:p>
          </table:table-cell>
          <table:table-cell table:style-name="ce48" table:formula="of:=IF([.T93]=1;IF(OR(SUM([.S92:.U94];-1)=2;SUM([.S92:.U94];-1)=3);1;0);IF(SUM([.S92:.U94])=3;1;0))" office:value-type="float" office:value="0" calcext:value-type="float">
            <text:p>0</text:p>
          </table:table-cell>
          <table:table-cell table:style-name="ce48" table:formula="of:=IF([.U93]=1;IF(OR(SUM([.T92:.V94];-1)=2;SUM([.T92:.V94];-1)=3);1;0);IF(SUM([.T92:.V94])=3;1;0))" office:value-type="float" office:value="0" calcext:value-type="float">
            <text:p>0</text:p>
          </table:table-cell>
          <table:table-cell table:style-name="ce48" table:formula="of:=IF([.V93]=1;IF(OR(SUM([.U92:.W94];-1)=2;SUM([.U92:.W94];-1)=3);1;0);IF(SUM([.U92:.W94])=3;1;0))" office:value-type="float" office:value="0" calcext:value-type="float">
            <text:p>0</text:p>
          </table:table-cell>
          <table:table-cell table:style-name="ce48" table:formula="of:=IF([.W93]=1;IF(OR(SUM([.V92:.X94];-1)=2;SUM([.V92:.X94];-1)=3);1;0);IF(SUM([.V92:.X94])=3;1;0))" office:value-type="float" office:value="0" calcext:value-type="float">
            <text:p>0</text:p>
          </table:table-cell>
          <table:table-cell table:style-name="ce48" table:formula="of:=IF([.X93]=1;IF(OR(SUM([.W92:.Y94];-1)=2;SUM([.W92:.Y94];-1)=3);1;0);IF(SUM([.W92:.Y94])=3;1;0))" office:value-type="float" office:value="0" calcext:value-type="float">
            <text:p>0</text:p>
          </table:table-cell>
          <table:table-cell table:style-name="ce48" table:formula="of:=IF([.Y93]=1;IF(OR(SUM([.X92:.Z94];-1)=2;SUM([.X92:.Z94];-1)=3);1;0);IF(SUM([.X92:.Z94])=3;1;0))" office:value-type="float" office:value="0" calcext:value-type="float">
            <text:p>0</text:p>
          </table:table-cell>
          <table:table-cell table:style-name="ce48" table:formula="of:=IF([.Z93]=1;IF(OR(SUM([.Y92:.AA94];-1)=2;SUM([.Y92:.AA94];-1)=3);1;0);IF(SUM([.Y92:.AA94])=3;1;0))" office:value-type="float" office:value="1" calcext:value-type="float">
            <text:p>1</text:p>
          </table:table-cell>
          <table:table-cell table:style-name="ce48" table:formula="of:=IF([.AA93]=1;IF(OR(SUM([.Z92:.AB94];-1)=2;SUM([.Z92:.AB94];-1)=3);1;0);IF(SUM([.Z92:.AB94])=3;1;0))" office:value-type="float" office:value="1" calcext:value-type="float">
            <text:p>1</text:p>
          </table:table-cell>
          <table:table-cell table:style-name="ce48" table:formula="of:=IF([.AB93]=1;IF(OR(SUM([.AA92:.AC94];-1)=2;SUM([.AA92:.AC94];-1)=3);1;0);IF(SUM([.AA92:.AC94])=3;1;0))" office:value-type="float" office:value="0" calcext:value-type="float">
            <text:p>0</text:p>
          </table:table-cell>
          <table:table-cell table:style-name="ce48" table:formula="of:=IF([.AC93]=1;IF(OR(SUM([.AB92:.AD94];-1)=2;SUM([.AB92:.AD94];-1)=3);1;0);IF(SUM([.AB92:.AD94])=3;1;0))" office:value-type="float" office:value="0" calcext:value-type="float">
            <text:p>0</text:p>
          </table:table-cell>
          <table:table-cell table:style-name="ce48" table:formula="of:=IF([.AD93]=1;IF(OR(SUM([.AC92:.AE94];-1)=2;SUM([.AC92:.AE94];-1)=3);1;0);IF(SUM([.AC92:.AE94])=3;1;0))" office:value-type="float" office:value="0" calcext:value-type="float">
            <text:p>0</text:p>
          </table:table-cell>
          <table:table-cell table:style-name="ce48" table:formula="of:=IF([.AE93]=1;IF(OR(SUM([.AD92:.AF94];-1)=2;SUM([.AD92:.AF94];-1)=3);1;0);IF(SUM([.AD92:.AF94])=3;1;0))" office:value-type="float" office:value="0" calcext:value-type="float">
            <text:p>0</text:p>
          </table:table-cell>
          <table:table-cell table:style-name="ce48" table:formula="of:=IF([.AF93]=1;IF(OR(SUM([.AE92:.AG94];-1)=2;SUM([.AE92:.AG94];-1)=3);1;0);IF(SUM([.AE92:.AG94])=3;1;0))" office:value-type="float" office:value="0" calcext:value-type="float">
            <text:p>0</text:p>
          </table:table-cell>
          <table:table-cell table:style-name="ce48" table:formula="of:=IF([.AG93]=1;IF(OR(SUM([.AF92:.AH94];-1)=2;SUM([.AF92:.AH94];-1)=3);1;0);IF(SUM([.AF92:.AH94])=3;1;0))" office:value-type="float" office:value="0" calcext:value-type="float">
            <text:p>0</text:p>
          </table:table-cell>
          <table:table-cell table:style-name="ce48" table:formula="of:=IF([.AH93]=1;IF(OR(SUM([.AG92:.AI94];-1)=2;SUM([.AG92:.AI94];-1)=3);1;0);IF(SUM([.AG92:.AI94])=3;1;0))" office:value-type="float" office:value="1" calcext:value-type="float">
            <text:p>1</text:p>
          </table:table-cell>
          <table:table-cell table:style-name="ce48" table:formula="of:=IF([.AI93]=1;IF(OR(SUM([.AH92:.AJ94];-1)=2;SUM([.AH92:.AJ94];-1)=3);1;0);IF(SUM([.AH92:.AJ94])=3;1;0))" office:value-type="float" office:value="1" calcext:value-type="float">
            <text:p>1</text:p>
          </table:table-cell>
          <table:table-cell table:style-name="ce48" table:formula="of:=IF([.AJ93]=1;IF(OR(SUM([.AI92:.AK94];-1)=2;SUM([.AI92:.AK94];-1)=3);1;0);IF(SUM([.AI92:.AK94])=3;1;0))" office:value-type="float" office:value="1" calcext:value-type="float">
            <text:p>1</text:p>
          </table:table-cell>
          <table:table-cell table:style-name="ce48" table:formula="of:=IF([.AK93]=1;IF(OR(SUM([.AJ92:.AL94];-1)=2;SUM([.AJ92:.AL94];-1)=3);1;0);IF(SUM([.AJ92:.AL94])=3;1;0))" office:value-type="float" office:value="1" calcext:value-type="float">
            <text:p>1</text:p>
          </table:table-cell>
          <table:table-cell table:style-name="ce48" table:formula="of:=IF([.AL93]=1;IF(OR(SUM([.AK92:.AM94];-1)=2;SUM([.AK92:.AM94];-1)=3);1;0);IF(SUM([.AK92:.AM94])=3;1;0))" office:value-type="float" office:value="1" calcext:value-type="float">
            <text:p>1</text:p>
          </table:table-cell>
          <table:table-cell table:style-name="ce48" table:formula="of:=IF([.AM93]=1;IF(OR(SUM([.AL92:.AN94];-1)=2;SUM([.AL92:.AN94];-1)=3);1;0);IF(SUM([.AL92:.AN94])=3;1;0))" office:value-type="float" office:value="0" calcext:value-type="float">
            <text:p>0</text:p>
          </table:table-cell>
          <table:table-cell table:style-name="ce48" table:formula="of:=IF([.AN93]=1;IF(OR(SUM([.AM92:.AO94];-1)=2;SUM([.AM92:.AO94];-1)=3);1;0);IF(SUM([.AM92:.AO94])=3;1;0))" office:value-type="float" office:value="1" calcext:value-type="float">
            <text:p>1</text:p>
          </table:table-cell>
          <table:table-cell table:style-name="ce48" table:formula="of:=IF([.AO93]=1;IF(OR(SUM([.AN92:.AP94];-1)=2;SUM([.AN92:.AP94];-1)=3);1;0);IF(SUM([.AN92:.AP94])=3;1;0))" office:value-type="float" office:value="1" calcext:value-type="float">
            <text:p>1</text:p>
          </table:table-cell>
          <table:table-cell table:style-name="ce48" table:formula="of:=IF([.AP93]=1;IF(OR(SUM([.AO92:.AQ94];-1)=2;SUM([.AO92:.AQ94];-1)=3);1;0);IF(SUM([.AO92:.AQ94])=3;1;0))" office:value-type="float" office:value="0" calcext:value-type="float">
            <text:p>0</text:p>
          </table:table-cell>
          <table:table-cell table:style-name="ce48" table:formula="of:=IF([.AQ93]=1;IF(OR(SUM([.AP92:.AR94];-1)=2;SUM([.AP92:.AR94];-1)=3);1;0);IF(SUM([.AP92:.AR94])=3;1;0))" office:value-type="float" office:value="0" calcext:value-type="float">
            <text:p>0</text:p>
          </table:table-cell>
          <table:table-cell table:style-name="ce48" table:formula="of:=IF([.AR93]=1;IF(OR(SUM([.AQ92:.AS94];-1)=2;SUM([.AQ92:.AS94];-1)=3);1;0);IF(SUM([.AQ92:.AS94])=3;1;0))" office:value-type="float" office:value="0" calcext:value-type="float">
            <text:p>0</text:p>
          </table:table-cell>
          <table:table-cell table:style-name="ce48" table:formula="of:=IF([.AS93]=1;IF(OR(SUM([.AR92:.AT94];-1)=2;SUM([.AR92:.AT94];-1)=3);1;0);IF(SUM([.AR92:.AT94])=3;1;0))" office:value-type="float" office:value="0" calcext:value-type="float">
            <text:p>0</text:p>
          </table:table-cell>
          <table:table-cell table:style-name="ce48" table:formula="of:=IF([.AT93]=1;IF(OR(SUM([.AS92:.AU94];-1)=2;SUM([.AS92:.AU94];-1)=3);1;0);IF(SUM([.AS92:.AU94])=3;1;0))" office:value-type="float" office:value="0" calcext:value-type="float">
            <text:p>0</text:p>
          </table:table-cell>
          <table:table-cell table:style-name="ce48" table:formula="of:=IF([.AU93]=1;IF(OR(SUM([.AT92:.AV94];-1)=2;SUM([.AT92:.AV94];-1)=3);1;0);IF(SUM([.AT92:.AV94])=3;1;0))" office:value-type="float" office:value="0" calcext:value-type="float">
            <text:p>0</text:p>
          </table:table-cell>
          <table:table-cell table:style-name="ce48" table:formula="of:=IF([.AV93]=1;IF(OR(SUM([.AU92:.AW94];-1)=2;SUM([.AU92:.AW94];-1)=3);1;0);IF(SUM([.AU92:.AW94])=3;1;0))" office:value-type="float" office:value="0" calcext:value-type="float">
            <text:p>0</text:p>
          </table:table-cell>
          <table:table-cell table:style-name="ce48" table:formula="of:=IF([.AW93]=1;IF(OR(SUM([.AV92:.AX94];-1)=2;SUM([.AV92:.AX94];-1)=3);1;0);IF(SUM([.AV92:.AX94])=3;1;0))" office:value-type="float" office:value="0" calcext:value-type="float">
            <text:p>0</text:p>
          </table:table-cell>
          <table:table-cell table:style-name="ce48" table:formula="of:=IF([.AX93]=1;IF(OR(SUM([.AW92:.AY94];-1)=2;SUM([.AW92:.AY94];-1)=3);1;0);IF(SUM([.AW92:.AY94])=3;1;0))" office:value-type="float" office:value="0" calcext:value-type="float">
            <text:p>0</text:p>
          </table:table-cell>
          <table:table-cell table:style-name="ce48" table:formula="of:=IF([.AY93]=1;IF(OR(SUM([.AX92:.AZ94];-1)=2;SUM([.AX92:.AZ94];-1)=3);1;0);IF(SUM([.AX92:.AZ94])=3;1;0))" office:value-type="float" office:value="0" calcext:value-type="float">
            <text:p>0</text:p>
          </table:table-cell>
          <table:table-cell table:style-name="ce48" table:formula="of:=IF([.AZ93]=1;IF(OR(SUM([.AY92:.BA94];-1)=2;SUM([.AY92:.BA94];-1)=3);1;0);IF(SUM([.AY92:.BA94])=3;1;0))" office:value-type="float" office:value="0" calcext:value-type="float">
            <text:p>0</text:p>
          </table:table-cell>
          <table:table-cell table:style-name="ce48" table:formula="of:=IF([.BA93]=1;IF(OR(SUM([.AZ92:.BB94];-1)=2;SUM([.AZ92:.BB94];-1)=3);1;0);IF(SUM([.AZ92:.BB94])=3;1;0))" office:value-type="float" office:value="0" calcext:value-type="float">
            <text:p>0</text:p>
          </table:table-cell>
          <table:table-cell table:style-name="ce48" table:formula="of:=IF([.BB93]=1;IF(OR(SUM([.BA92:.BC94];-1)=2;SUM([.BA92:.BC94];-1)=3);1;0);IF(SUM([.BA92:.BC94])=3;1;0))" office:value-type="float" office:value="0" calcext:value-type="float">
            <text:p>0</text:p>
          </table:table-cell>
          <table:table-cell table:style-name="ce48" table:formula="of:=IF([.BC93]=1;IF(OR(SUM([.BB92:.BD94];-1)=2;SUM([.BB92:.BD94];-1)=3);1;0);IF(SUM([.BB92:.BD94])=3;1;0))" office:value-type="float" office:value="0" calcext:value-type="float">
            <text:p>0</text:p>
          </table:table-cell>
          <table:table-cell table:style-name="ce48" table:formula="of:=IF([.BD93]=1;IF(OR(SUM([.BC92:.BE94];-1)=2;SUM([.BC92:.BE94];-1)=3);1;0);IF(SUM([.BC92:.BE94])=3;1;0))" office:value-type="float" office:value="0" calcext:value-type="float">
            <text:p>0</text:p>
          </table:table-cell>
          <table:table-cell table:style-name="ce48" table:formula="of:=IF([.BE93]=1;IF(OR(SUM([.BD92:.BF94];-1)=2;SUM([.BD92:.BF94];-1)=3);1;0);IF(SUM([.BD92:.BF94])=3;1;0))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style-name="ce48" table:formula="of:=IF([.C94]=1;IF(OR(SUM([.B93:.D95];-1)=2;SUM([.B93:.D95];-1)=3);1;0);IF(SUM([.B93:.D95])=3;1;0))" office:value-type="float" office:value="0" calcext:value-type="float">
            <text:p>0</text:p>
          </table:table-cell>
          <table:table-cell table:style-name="ce48" table:formula="of:=IF([.D94]=1;IF(OR(SUM([.C93:.E95];-1)=2;SUM([.C93:.E95];-1)=3);1;0);IF(SUM([.C93:.E95])=3;1;0))" office:value-type="float" office:value="1" calcext:value-type="float">
            <text:p>1</text:p>
          </table:table-cell>
          <table:table-cell table:style-name="ce48" table:formula="of:=IF([.E94]=1;IF(OR(SUM([.D93:.F95];-1)=2;SUM([.D93:.F95];-1)=3);1;0);IF(SUM([.D93:.F95])=3;1;0))" office:value-type="float" office:value="0" calcext:value-type="float">
            <text:p>0</text:p>
          </table:table-cell>
          <table:table-cell table:style-name="ce48" table:formula="of:=IF([.F94]=1;IF(OR(SUM([.E93:.G95];-1)=2;SUM([.E93:.G95];-1)=3);1;0);IF(SUM([.E93:.G95])=3;1;0))" office:value-type="float" office:value="0" calcext:value-type="float">
            <text:p>0</text:p>
          </table:table-cell>
          <table:table-cell table:style-name="ce48" table:formula="of:=IF([.G94]=1;IF(OR(SUM([.F93:.H95];-1)=2;SUM([.F93:.H95];-1)=3);1;0);IF(SUM([.F93:.H95])=3;1;0))" office:value-type="float" office:value="0" calcext:value-type="float">
            <text:p>0</text:p>
          </table:table-cell>
          <table:table-cell table:style-name="ce48" table:formula="of:=IF([.H94]=1;IF(OR(SUM([.G93:.I95];-1)=2;SUM([.G93:.I95];-1)=3);1;0);IF(SUM([.G93:.I95])=3;1;0))" office:value-type="float" office:value="0" calcext:value-type="float">
            <text:p>0</text:p>
          </table:table-cell>
          <table:table-cell table:style-name="ce48" table:formula="of:=IF([.I94]=1;IF(OR(SUM([.H93:.J95];-1)=2;SUM([.H93:.J95];-1)=3);1;0);IF(SUM([.H93:.J95])=3;1;0))" office:value-type="float" office:value="0" calcext:value-type="float">
            <text:p>0</text:p>
          </table:table-cell>
          <table:table-cell table:style-name="ce48" table:formula="of:=IF([.J94]=1;IF(OR(SUM([.I93:.K95];-1)=2;SUM([.I93:.K95];-1)=3);1;0);IF(SUM([.I93:.K95])=3;1;0))" office:value-type="float" office:value="0" calcext:value-type="float">
            <text:p>0</text:p>
          </table:table-cell>
          <table:table-cell table:style-name="ce48" table:formula="of:=IF([.K94]=1;IF(OR(SUM([.J93:.L95];-1)=2;SUM([.J93:.L95];-1)=3);1;0);IF(SUM([.J93:.L95])=3;1;0))" office:value-type="float" office:value="0" calcext:value-type="float">
            <text:p>0</text:p>
          </table:table-cell>
          <table:table-cell table:style-name="ce48" table:formula="of:=IF([.L94]=1;IF(OR(SUM([.K93:.M95];-1)=2;SUM([.K93:.M95];-1)=3);1;0);IF(SUM([.K93:.M95])=3;1;0))" office:value-type="float" office:value="0" calcext:value-type="float">
            <text:p>0</text:p>
          </table:table-cell>
          <table:table-cell table:style-name="ce48" table:formula="of:=IF([.M94]=1;IF(OR(SUM([.L93:.N95];-1)=2;SUM([.L93:.N95];-1)=3);1;0);IF(SUM([.L93:.N95])=3;1;0))" office:value-type="float" office:value="0" calcext:value-type="float">
            <text:p>0</text:p>
          </table:table-cell>
          <table:table-cell table:style-name="ce48" table:formula="of:=IF([.N94]=1;IF(OR(SUM([.M93:.O95];-1)=2;SUM([.M93:.O95];-1)=3);1;0);IF(SUM([.M93:.O95])=3;1;0))" office:value-type="float" office:value="0" calcext:value-type="float">
            <text:p>0</text:p>
          </table:table-cell>
          <table:table-cell table:style-name="ce48" table:formula="of:=IF([.O94]=1;IF(OR(SUM([.N93:.P95];-1)=2;SUM([.N93:.P95];-1)=3);1;0);IF(SUM([.N93:.P95])=3;1;0))" office:value-type="float" office:value="0" calcext:value-type="float">
            <text:p>0</text:p>
          </table:table-cell>
          <table:table-cell table:style-name="ce48" table:formula="of:=IF([.P94]=1;IF(OR(SUM([.O93:.Q95];-1)=2;SUM([.O93:.Q95];-1)=3);1;0);IF(SUM([.O93:.Q95])=3;1;0))" office:value-type="float" office:value="0" calcext:value-type="float">
            <text:p>0</text:p>
          </table:table-cell>
          <table:table-cell table:style-name="ce48" table:formula="of:=IF([.Q94]=1;IF(OR(SUM([.P93:.R95];-1)=2;SUM([.P93:.R95];-1)=3);1;0);IF(SUM([.P93:.R95])=3;1;0))" office:value-type="float" office:value="0" calcext:value-type="float">
            <text:p>0</text:p>
          </table:table-cell>
          <table:table-cell table:style-name="ce48" table:formula="of:=IF([.R94]=1;IF(OR(SUM([.Q93:.S95];-1)=2;SUM([.Q93:.S95];-1)=3);1;0);IF(SUM([.Q93:.S95])=3;1;0))" office:value-type="float" office:value="0" calcext:value-type="float">
            <text:p>0</text:p>
          </table:table-cell>
          <table:table-cell table:style-name="ce48" table:formula="of:=IF([.S94]=1;IF(OR(SUM([.R93:.T95];-1)=2;SUM([.R93:.T95];-1)=3);1;0);IF(SUM([.R93:.T95])=3;1;0))" office:value-type="float" office:value="0" calcext:value-type="float">
            <text:p>0</text:p>
          </table:table-cell>
          <table:table-cell table:style-name="ce48" table:formula="of:=IF([.T94]=1;IF(OR(SUM([.S93:.U95];-1)=2;SUM([.S93:.U95];-1)=3);1;0);IF(SUM([.S93:.U95])=3;1;0))" office:value-type="float" office:value="0" calcext:value-type="float">
            <text:p>0</text:p>
          </table:table-cell>
          <table:table-cell table:style-name="ce48" table:formula="of:=IF([.U94]=1;IF(OR(SUM([.T93:.V95];-1)=2;SUM([.T93:.V95];-1)=3);1;0);IF(SUM([.T93:.V95])=3;1;0))" office:value-type="float" office:value="0" calcext:value-type="float">
            <text:p>0</text:p>
          </table:table-cell>
          <table:table-cell table:style-name="ce48" table:formula="of:=IF([.V94]=1;IF(OR(SUM([.U93:.W95];-1)=2;SUM([.U93:.W95];-1)=3);1;0);IF(SUM([.U93:.W95])=3;1;0))" office:value-type="float" office:value="0" calcext:value-type="float">
            <text:p>0</text:p>
          </table:table-cell>
          <table:table-cell table:style-name="ce48" table:formula="of:=IF([.W94]=1;IF(OR(SUM([.V93:.X95];-1)=2;SUM([.V93:.X95];-1)=3);1;0);IF(SUM([.V93:.X95])=3;1;0))" office:value-type="float" office:value="0" calcext:value-type="float">
            <text:p>0</text:p>
          </table:table-cell>
          <table:table-cell table:style-name="ce48" table:formula="of:=IF([.X94]=1;IF(OR(SUM([.W93:.Y95];-1)=2;SUM([.W93:.Y95];-1)=3);1;0);IF(SUM([.W93:.Y95])=3;1;0))" office:value-type="float" office:value="0" calcext:value-type="float">
            <text:p>0</text:p>
          </table:table-cell>
          <table:table-cell table:style-name="ce48" table:formula="of:=IF([.Y94]=1;IF(OR(SUM([.X93:.Z95];-1)=2;SUM([.X93:.Z95];-1)=3);1;0);IF(SUM([.X93:.Z95])=3;1;0))" office:value-type="float" office:value="0" calcext:value-type="float">
            <text:p>0</text:p>
          </table:table-cell>
          <table:table-cell table:style-name="ce48" table:formula="of:=IF([.Z94]=1;IF(OR(SUM([.Y93:.AA95];-1)=2;SUM([.Y93:.AA95];-1)=3);1;0);IF(SUM([.Y93:.AA95])=3;1;0))" office:value-type="float" office:value="0" calcext:value-type="float">
            <text:p>0</text:p>
          </table:table-cell>
          <table:table-cell table:style-name="ce48" table:formula="of:=IF([.AA94]=1;IF(OR(SUM([.Z93:.AB95];-1)=2;SUM([.Z93:.AB95];-1)=3);1;0);IF(SUM([.Z93:.AB95])=3;1;0))" office:value-type="float" office:value="0" calcext:value-type="float">
            <text:p>0</text:p>
          </table:table-cell>
          <table:table-cell table:style-name="ce48" table:formula="of:=IF([.AB94]=1;IF(OR(SUM([.AA93:.AC95];-1)=2;SUM([.AA93:.AC95];-1)=3);1;0);IF(SUM([.AA93:.AC95])=3;1;0))" office:value-type="float" office:value="0" calcext:value-type="float">
            <text:p>0</text:p>
          </table:table-cell>
          <table:table-cell table:style-name="ce48" table:formula="of:=IF([.AC94]=1;IF(OR(SUM([.AB93:.AD95];-1)=2;SUM([.AB93:.AD95];-1)=3);1;0);IF(SUM([.AB93:.AD95])=3;1;0))" office:value-type="float" office:value="1" calcext:value-type="float">
            <text:p>1</text:p>
          </table:table-cell>
          <table:table-cell table:style-name="ce48" table:formula="of:=IF([.AD94]=1;IF(OR(SUM([.AC93:.AE95];-1)=2;SUM([.AC93:.AE95];-1)=3);1;0);IF(SUM([.AC93:.AE95])=3;1;0))" office:value-type="float" office:value="1" calcext:value-type="float">
            <text:p>1</text:p>
          </table:table-cell>
          <table:table-cell table:style-name="ce48" table:formula="of:=IF([.AE94]=1;IF(OR(SUM([.AD93:.AF95];-1)=2;SUM([.AD93:.AF95];-1)=3);1;0);IF(SUM([.AD93:.AF95])=3;1;0))" office:value-type="float" office:value="0" calcext:value-type="float">
            <text:p>0</text:p>
          </table:table-cell>
          <table:table-cell table:style-name="ce48" table:formula="of:=IF([.AF94]=1;IF(OR(SUM([.AE93:.AG95];-1)=2;SUM([.AE93:.AG95];-1)=3);1;0);IF(SUM([.AE93:.AG95])=3;1;0))" office:value-type="float" office:value="0" calcext:value-type="float">
            <text:p>0</text:p>
          </table:table-cell>
          <table:table-cell table:style-name="ce48" table:formula="of:=IF([.AG94]=1;IF(OR(SUM([.AF93:.AH95];-1)=2;SUM([.AF93:.AH95];-1)=3);1;0);IF(SUM([.AF93:.AH95])=3;1;0))" office:value-type="float" office:value="0" calcext:value-type="float">
            <text:p>0</text:p>
          </table:table-cell>
          <table:table-cell table:style-name="ce48" table:formula="of:=IF([.AH94]=1;IF(OR(SUM([.AG93:.AI95];-1)=2;SUM([.AG93:.AI95];-1)=3);1;0);IF(SUM([.AG93:.AI95])=3;1;0))" office:value-type="float" office:value="0" calcext:value-type="float">
            <text:p>0</text:p>
          </table:table-cell>
          <table:table-cell table:style-name="ce48" table:formula="of:=IF([.AI94]=1;IF(OR(SUM([.AH93:.AJ95];-1)=2;SUM([.AH93:.AJ95];-1)=3);1;0);IF(SUM([.AH93:.AJ95])=3;1;0))" office:value-type="float" office:value="1" calcext:value-type="float">
            <text:p>1</text:p>
          </table:table-cell>
          <table:table-cell table:style-name="ce48" table:formula="of:=IF([.AJ94]=1;IF(OR(SUM([.AI93:.AK95];-1)=2;SUM([.AI93:.AK95];-1)=3);1;0);IF(SUM([.AI93:.AK95])=3;1;0))" office:value-type="float" office:value="0" calcext:value-type="float">
            <text:p>0</text:p>
          </table:table-cell>
          <table:table-cell table:style-name="ce48" table:formula="of:=IF([.AK94]=1;IF(OR(SUM([.AJ93:.AL95];-1)=2;SUM([.AJ93:.AL95];-1)=3);1;0);IF(SUM([.AJ93:.AL95])=3;1;0))" office:value-type="float" office:value="0" calcext:value-type="float">
            <text:p>0</text:p>
          </table:table-cell>
          <table:table-cell table:style-name="ce48" table:formula="of:=IF([.AL94]=1;IF(OR(SUM([.AK93:.AM95];-1)=2;SUM([.AK93:.AM95];-1)=3);1;0);IF(SUM([.AK93:.AM95])=3;1;0))" office:value-type="float" office:value="0" calcext:value-type="float">
            <text:p>0</text:p>
          </table:table-cell>
          <table:table-cell table:style-name="ce48" table:formula="of:=IF([.AM94]=1;IF(OR(SUM([.AL93:.AN95];-1)=2;SUM([.AL93:.AN95];-1)=3);1;0);IF(SUM([.AL93:.AN95])=3;1;0))" office:value-type="float" office:value="0" calcext:value-type="float">
            <text:p>0</text:p>
          </table:table-cell>
          <table:table-cell table:style-name="ce48" table:formula="of:=IF([.AN94]=1;IF(OR(SUM([.AM93:.AO95];-1)=2;SUM([.AM93:.AO95];-1)=3);1;0);IF(SUM([.AM93:.AO95])=3;1;0))" office:value-type="float" office:value="0" calcext:value-type="float">
            <text:p>0</text:p>
          </table:table-cell>
          <table:table-cell table:style-name="ce48" table:formula="of:=IF([.AO94]=1;IF(OR(SUM([.AN93:.AP95];-1)=2;SUM([.AN93:.AP95];-1)=3);1;0);IF(SUM([.AN93:.AP95])=3;1;0))" office:value-type="float" office:value="0" calcext:value-type="float">
            <text:p>0</text:p>
          </table:table-cell>
          <table:table-cell table:style-name="ce48" table:formula="of:=IF([.AP94]=1;IF(OR(SUM([.AO93:.AQ95];-1)=2;SUM([.AO93:.AQ95];-1)=3);1;0);IF(SUM([.AO93:.AQ95])=3;1;0))" office:value-type="float" office:value="0" calcext:value-type="float">
            <text:p>0</text:p>
          </table:table-cell>
          <table:table-cell table:style-name="ce48" table:formula="of:=IF([.AQ94]=1;IF(OR(SUM([.AP93:.AR95];-1)=2;SUM([.AP93:.AR95];-1)=3);1;0);IF(SUM([.AP93:.AR95])=3;1;0))" office:value-type="float" office:value="0" calcext:value-type="float">
            <text:p>0</text:p>
          </table:table-cell>
          <table:table-cell table:style-name="ce48" table:formula="of:=IF([.AR94]=1;IF(OR(SUM([.AQ93:.AS95];-1)=2;SUM([.AQ93:.AS95];-1)=3);1;0);IF(SUM([.AQ93:.AS95])=3;1;0))" office:value-type="float" office:value="0" calcext:value-type="float">
            <text:p>0</text:p>
          </table:table-cell>
          <table:table-cell table:style-name="ce48" table:formula="of:=IF([.AS94]=1;IF(OR(SUM([.AR93:.AT95];-1)=2;SUM([.AR93:.AT95];-1)=3);1;0);IF(SUM([.AR93:.AT95])=3;1;0))" office:value-type="float" office:value="0" calcext:value-type="float">
            <text:p>0</text:p>
          </table:table-cell>
          <table:table-cell table:style-name="ce48" table:formula="of:=IF([.AT94]=1;IF(OR(SUM([.AS93:.AU95];-1)=2;SUM([.AS93:.AU95];-1)=3);1;0);IF(SUM([.AS93:.AU95])=3;1;0))" office:value-type="float" office:value="0" calcext:value-type="float">
            <text:p>0</text:p>
          </table:table-cell>
          <table:table-cell table:style-name="ce48" table:formula="of:=IF([.AU94]=1;IF(OR(SUM([.AT93:.AV95];-1)=2;SUM([.AT93:.AV95];-1)=3);1;0);IF(SUM([.AT93:.AV95])=3;1;0))" office:value-type="float" office:value="0" calcext:value-type="float">
            <text:p>0</text:p>
          </table:table-cell>
          <table:table-cell table:style-name="ce48" table:formula="of:=IF([.AV94]=1;IF(OR(SUM([.AU93:.AW95];-1)=2;SUM([.AU93:.AW95];-1)=3);1;0);IF(SUM([.AU93:.AW95])=3;1;0))" office:value-type="float" office:value="0" calcext:value-type="float">
            <text:p>0</text:p>
          </table:table-cell>
          <table:table-cell table:style-name="ce48" table:formula="of:=IF([.AW94]=1;IF(OR(SUM([.AV93:.AX95];-1)=2;SUM([.AV93:.AX95];-1)=3);1;0);IF(SUM([.AV93:.AX95])=3;1;0))" office:value-type="float" office:value="0" calcext:value-type="float">
            <text:p>0</text:p>
          </table:table-cell>
          <table:table-cell table:style-name="ce48" table:formula="of:=IF([.AX94]=1;IF(OR(SUM([.AW93:.AY95];-1)=2;SUM([.AW93:.AY95];-1)=3);1;0);IF(SUM([.AW93:.AY95])=3;1;0))" office:value-type="float" office:value="0" calcext:value-type="float">
            <text:p>0</text:p>
          </table:table-cell>
          <table:table-cell table:style-name="ce48" table:formula="of:=IF([.AY94]=1;IF(OR(SUM([.AX93:.AZ95];-1)=2;SUM([.AX93:.AZ95];-1)=3);1;0);IF(SUM([.AX93:.AZ95])=3;1;0))" office:value-type="float" office:value="0" calcext:value-type="float">
            <text:p>0</text:p>
          </table:table-cell>
          <table:table-cell table:style-name="ce48" table:formula="of:=IF([.AZ94]=1;IF(OR(SUM([.AY93:.BA95];-1)=2;SUM([.AY93:.BA95];-1)=3);1;0);IF(SUM([.AY93:.BA95])=3;1;0))" office:value-type="float" office:value="0" calcext:value-type="float">
            <text:p>0</text:p>
          </table:table-cell>
          <table:table-cell table:style-name="ce48" table:formula="of:=IF([.BA94]=1;IF(OR(SUM([.AZ93:.BB95];-1)=2;SUM([.AZ93:.BB95];-1)=3);1;0);IF(SUM([.AZ93:.BB95])=3;1;0))" office:value-type="float" office:value="0" calcext:value-type="float">
            <text:p>0</text:p>
          </table:table-cell>
          <table:table-cell table:style-name="ce48" table:formula="of:=IF([.BB94]=1;IF(OR(SUM([.BA93:.BC95];-1)=2;SUM([.BA93:.BC95];-1)=3);1;0);IF(SUM([.BA93:.BC95])=3;1;0))" office:value-type="float" office:value="0" calcext:value-type="float">
            <text:p>0</text:p>
          </table:table-cell>
          <table:table-cell table:style-name="ce48" table:formula="of:=IF([.BC94]=1;IF(OR(SUM([.BB93:.BD95];-1)=2;SUM([.BB93:.BD95];-1)=3);1;0);IF(SUM([.BB93:.BD95])=3;1;0))" office:value-type="float" office:value="0" calcext:value-type="float">
            <text:p>0</text:p>
          </table:table-cell>
          <table:table-cell table:style-name="ce48" table:formula="of:=IF([.BD94]=1;IF(OR(SUM([.BC93:.BE95];-1)=2;SUM([.BC93:.BE95];-1)=3);1;0);IF(SUM([.BC93:.BE95])=3;1;0))" office:value-type="float" office:value="0" calcext:value-type="float">
            <text:p>0</text:p>
          </table:table-cell>
          <table:table-cell table:style-name="ce48" table:formula="of:=IF([.BE94]=1;IF(OR(SUM([.BD93:.BF95];-1)=2;SUM([.BD93:.BF95];-1)=3);1;0);IF(SUM([.BD93:.BF95])=3;1;0))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 table:formula="of:=[.A95]+1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48" table:formula="of:=IF([.C95]=1;IF(OR(SUM([.B94:.D96];-1)=2;SUM([.B94:.D96];-1)=3);1;0);IF(SUM([.B94:.D96])=3;1;0))" office:value-type="float" office:value="0" calcext:value-type="float">
            <text:p>0</text:p>
          </table:table-cell>
          <table:table-cell table:style-name="ce48" table:formula="of:=IF([.D95]=1;IF(OR(SUM([.C94:.E96];-1)=2;SUM([.C94:.E96];-1)=3);1;0);IF(SUM([.C94:.E96])=3;1;0))" office:value-type="float" office:value="0" calcext:value-type="float">
            <text:p>0</text:p>
          </table:table-cell>
          <table:table-cell table:style-name="ce48" table:formula="of:=IF([.E95]=1;IF(OR(SUM([.D94:.F96];-1)=2;SUM([.D94:.F96];-1)=3);1;0);IF(SUM([.D94:.F96])=3;1;0))" office:value-type="float" office:value="0" calcext:value-type="float">
            <text:p>0</text:p>
          </table:table-cell>
          <table:table-cell table:style-name="ce48" table:formula="of:=IF([.F95]=1;IF(OR(SUM([.E94:.G96];-1)=2;SUM([.E94:.G96];-1)=3);1;0);IF(SUM([.E94:.G96])=3;1;0))" office:value-type="float" office:value="0" calcext:value-type="float">
            <text:p>0</text:p>
          </table:table-cell>
          <table:table-cell table:style-name="ce48" table:formula="of:=IF([.G95]=1;IF(OR(SUM([.F94:.H96];-1)=2;SUM([.F94:.H96];-1)=3);1;0);IF(SUM([.F94:.H96])=3;1;0))" office:value-type="float" office:value="0" calcext:value-type="float">
            <text:p>0</text:p>
          </table:table-cell>
          <table:table-cell table:style-name="ce48" table:formula="of:=IF([.H95]=1;IF(OR(SUM([.G94:.I96];-1)=2;SUM([.G94:.I96];-1)=3);1;0);IF(SUM([.G94:.I96])=3;1;0))" office:value-type="float" office:value="0" calcext:value-type="float">
            <text:p>0</text:p>
          </table:table-cell>
          <table:table-cell table:style-name="ce48" table:formula="of:=IF([.I95]=1;IF(OR(SUM([.H94:.J96];-1)=2;SUM([.H94:.J96];-1)=3);1;0);IF(SUM([.H94:.J96])=3;1;0))" office:value-type="float" office:value="0" calcext:value-type="float">
            <text:p>0</text:p>
          </table:table-cell>
          <table:table-cell table:style-name="ce48" table:formula="of:=IF([.J95]=1;IF(OR(SUM([.I94:.K96];-1)=2;SUM([.I94:.K96];-1)=3);1;0);IF(SUM([.I94:.K96])=3;1;0))" office:value-type="float" office:value="0" calcext:value-type="float">
            <text:p>0</text:p>
          </table:table-cell>
          <table:table-cell table:style-name="ce48" table:formula="of:=IF([.K95]=1;IF(OR(SUM([.J94:.L96];-1)=2;SUM([.J94:.L96];-1)=3);1;0);IF(SUM([.J94:.L96])=3;1;0))" office:value-type="float" office:value="0" calcext:value-type="float">
            <text:p>0</text:p>
          </table:table-cell>
          <table:table-cell table:style-name="ce48" table:formula="of:=IF([.L95]=1;IF(OR(SUM([.K94:.M96];-1)=2;SUM([.K94:.M96];-1)=3);1;0);IF(SUM([.K94:.M96])=3;1;0))" office:value-type="float" office:value="0" calcext:value-type="float">
            <text:p>0</text:p>
          </table:table-cell>
          <table:table-cell table:style-name="ce48" table:formula="of:=IF([.M95]=1;IF(OR(SUM([.L94:.N96];-1)=2;SUM([.L94:.N96];-1)=3);1;0);IF(SUM([.L94:.N96])=3;1;0))" office:value-type="float" office:value="0" calcext:value-type="float">
            <text:p>0</text:p>
          </table:table-cell>
          <table:table-cell table:style-name="ce48" table:formula="of:=IF([.N95]=1;IF(OR(SUM([.M94:.O96];-1)=2;SUM([.M94:.O96];-1)=3);1;0);IF(SUM([.M94:.O96])=3;1;0))" office:value-type="float" office:value="0" calcext:value-type="float">
            <text:p>0</text:p>
          </table:table-cell>
          <table:table-cell table:style-name="ce48" table:formula="of:=IF([.O95]=1;IF(OR(SUM([.N94:.P96];-1)=2;SUM([.N94:.P96];-1)=3);1;0);IF(SUM([.N94:.P96])=3;1;0))" office:value-type="float" office:value="0" calcext:value-type="float">
            <text:p>0</text:p>
          </table:table-cell>
          <table:table-cell table:style-name="ce48" table:formula="of:=IF([.P95]=1;IF(OR(SUM([.O94:.Q96];-1)=2;SUM([.O94:.Q96];-1)=3);1;0);IF(SUM([.O94:.Q96])=3;1;0))" office:value-type="float" office:value="0" calcext:value-type="float">
            <text:p>0</text:p>
          </table:table-cell>
          <table:table-cell table:style-name="ce48" table:formula="of:=IF([.Q95]=1;IF(OR(SUM([.P94:.R96];-1)=2;SUM([.P94:.R96];-1)=3);1;0);IF(SUM([.P94:.R96])=3;1;0))" office:value-type="float" office:value="0" calcext:value-type="float">
            <text:p>0</text:p>
          </table:table-cell>
          <table:table-cell table:style-name="ce48" table:formula="of:=IF([.R95]=1;IF(OR(SUM([.Q94:.S96];-1)=2;SUM([.Q94:.S96];-1)=3);1;0);IF(SUM([.Q94:.S96])=3;1;0))" office:value-type="float" office:value="0" calcext:value-type="float">
            <text:p>0</text:p>
          </table:table-cell>
          <table:table-cell table:style-name="ce48" table:formula="of:=IF([.S95]=1;IF(OR(SUM([.R94:.T96];-1)=2;SUM([.R94:.T96];-1)=3);1;0);IF(SUM([.R94:.T96])=3;1;0))" office:value-type="float" office:value="0" calcext:value-type="float">
            <text:p>0</text:p>
          </table:table-cell>
          <table:table-cell table:style-name="ce48" table:formula="of:=IF([.T95]=1;IF(OR(SUM([.S94:.U96];-1)=2;SUM([.S94:.U96];-1)=3);1;0);IF(SUM([.S94:.U96])=3;1;0))" office:value-type="float" office:value="0" calcext:value-type="float">
            <text:p>0</text:p>
          </table:table-cell>
          <table:table-cell table:style-name="ce48" table:formula="of:=IF([.U95]=1;IF(OR(SUM([.T94:.V96];-1)=2;SUM([.T94:.V96];-1)=3);1;0);IF(SUM([.T94:.V96])=3;1;0))" office:value-type="float" office:value="0" calcext:value-type="float">
            <text:p>0</text:p>
          </table:table-cell>
          <table:table-cell table:style-name="ce48" table:formula="of:=IF([.V95]=1;IF(OR(SUM([.U94:.W96];-1)=2;SUM([.U94:.W96];-1)=3);1;0);IF(SUM([.U94:.W96])=3;1;0))" office:value-type="float" office:value="0" calcext:value-type="float">
            <text:p>0</text:p>
          </table:table-cell>
          <table:table-cell table:style-name="ce48" table:formula="of:=IF([.W95]=1;IF(OR(SUM([.V94:.X96];-1)=2;SUM([.V94:.X96];-1)=3);1;0);IF(SUM([.V94:.X96])=3;1;0))" office:value-type="float" office:value="0" calcext:value-type="float">
            <text:p>0</text:p>
          </table:table-cell>
          <table:table-cell table:style-name="ce48" table:formula="of:=IF([.X95]=1;IF(OR(SUM([.W94:.Y96];-1)=2;SUM([.W94:.Y96];-1)=3);1;0);IF(SUM([.W94:.Y96])=3;1;0))" office:value-type="float" office:value="0" calcext:value-type="float">
            <text:p>0</text:p>
          </table:table-cell>
          <table:table-cell table:style-name="ce48" table:formula="of:=IF([.Y95]=1;IF(OR(SUM([.X94:.Z96];-1)=2;SUM([.X94:.Z96];-1)=3);1;0);IF(SUM([.X94:.Z96])=3;1;0))" office:value-type="float" office:value="0" calcext:value-type="float">
            <text:p>0</text:p>
          </table:table-cell>
          <table:table-cell table:style-name="ce48" table:formula="of:=IF([.Z95]=1;IF(OR(SUM([.Y94:.AA96];-1)=2;SUM([.Y94:.AA96];-1)=3);1;0);IF(SUM([.Y94:.AA96])=3;1;0))" office:value-type="float" office:value="0" calcext:value-type="float">
            <text:p>0</text:p>
          </table:table-cell>
          <table:table-cell table:style-name="ce48" table:formula="of:=IF([.AA95]=1;IF(OR(SUM([.Z94:.AB96];-1)=2;SUM([.Z94:.AB96];-1)=3);1;0);IF(SUM([.Z94:.AB96])=3;1;0))" office:value-type="float" office:value="0" calcext:value-type="float">
            <text:p>0</text:p>
          </table:table-cell>
          <table:table-cell table:style-name="ce48" table:formula="of:=IF([.AB95]=1;IF(OR(SUM([.AA94:.AC96];-1)=2;SUM([.AA94:.AC96];-1)=3);1;0);IF(SUM([.AA94:.AC96])=3;1;0))" office:value-type="float" office:value="0" calcext:value-type="float">
            <text:p>0</text:p>
          </table:table-cell>
          <table:table-cell table:style-name="ce48" table:formula="of:=IF([.AC95]=1;IF(OR(SUM([.AB94:.AD96];-1)=2;SUM([.AB94:.AD96];-1)=3);1;0);IF(SUM([.AB94:.AD96])=3;1;0))" office:value-type="float" office:value="1" calcext:value-type="float">
            <text:p>1</text:p>
          </table:table-cell>
          <table:table-cell table:style-name="ce48" table:formula="of:=IF([.AD95]=1;IF(OR(SUM([.AC94:.AE96];-1)=2;SUM([.AC94:.AE96];-1)=3);1;0);IF(SUM([.AC94:.AE96])=3;1;0))" office:value-type="float" office:value="1" calcext:value-type="float">
            <text:p>1</text:p>
          </table:table-cell>
          <table:table-cell table:style-name="ce48" table:formula="of:=IF([.AE95]=1;IF(OR(SUM([.AD94:.AF96];-1)=2;SUM([.AD94:.AF96];-1)=3);1;0);IF(SUM([.AD94:.AF96])=3;1;0))" office:value-type="float" office:value="0" calcext:value-type="float">
            <text:p>0</text:p>
          </table:table-cell>
          <table:table-cell table:style-name="ce48" table:formula="of:=IF([.AF95]=1;IF(OR(SUM([.AE94:.AG96];-1)=2;SUM([.AE94:.AG96];-1)=3);1;0);IF(SUM([.AE94:.AG96])=3;1;0))" office:value-type="float" office:value="0" calcext:value-type="float">
            <text:p>0</text:p>
          </table:table-cell>
          <table:table-cell table:style-name="ce48" table:formula="of:=IF([.AG95]=1;IF(OR(SUM([.AF94:.AH96];-1)=2;SUM([.AF94:.AH96];-1)=3);1;0);IF(SUM([.AF94:.AH96])=3;1;0))" office:value-type="float" office:value="0" calcext:value-type="float">
            <text:p>0</text:p>
          </table:table-cell>
          <table:table-cell table:style-name="ce48" table:formula="of:=IF([.AH95]=1;IF(OR(SUM([.AG94:.AI96];-1)=2;SUM([.AG94:.AI96];-1)=3);1;0);IF(SUM([.AG94:.AI96])=3;1;0))" office:value-type="float" office:value="0" calcext:value-type="float">
            <text:p>0</text:p>
          </table:table-cell>
          <table:table-cell table:style-name="ce48" table:formula="of:=IF([.AI95]=1;IF(OR(SUM([.AH94:.AJ96];-1)=2;SUM([.AH94:.AJ96];-1)=3);1;0);IF(SUM([.AH94:.AJ96])=3;1;0))" office:value-type="float" office:value="0" calcext:value-type="float">
            <text:p>0</text:p>
          </table:table-cell>
          <table:table-cell table:style-name="ce48" table:formula="of:=IF([.AJ95]=1;IF(OR(SUM([.AI94:.AK96];-1)=2;SUM([.AI94:.AK96];-1)=3);1;0);IF(SUM([.AI94:.AK96])=3;1;0))" office:value-type="float" office:value="0" calcext:value-type="float">
            <text:p>0</text:p>
          </table:table-cell>
          <table:table-cell table:style-name="ce48" table:formula="of:=IF([.AK95]=1;IF(OR(SUM([.AJ94:.AL96];-1)=2;SUM([.AJ94:.AL96];-1)=3);1;0);IF(SUM([.AJ94:.AL96])=3;1;0))" office:value-type="float" office:value="0" calcext:value-type="float">
            <text:p>0</text:p>
          </table:table-cell>
          <table:table-cell table:style-name="ce48" table:formula="of:=IF([.AL95]=1;IF(OR(SUM([.AK94:.AM96];-1)=2;SUM([.AK94:.AM96];-1)=3);1;0);IF(SUM([.AK94:.AM96])=3;1;0))" office:value-type="float" office:value="0" calcext:value-type="float">
            <text:p>0</text:p>
          </table:table-cell>
          <table:table-cell table:style-name="ce48" table:formula="of:=IF([.AM95]=1;IF(OR(SUM([.AL94:.AN96];-1)=2;SUM([.AL94:.AN96];-1)=3);1;0);IF(SUM([.AL94:.AN96])=3;1;0))" office:value-type="float" office:value="0" calcext:value-type="float">
            <text:p>0</text:p>
          </table:table-cell>
          <table:table-cell table:style-name="ce48" table:formula="of:=IF([.AN95]=1;IF(OR(SUM([.AM94:.AO96];-1)=2;SUM([.AM94:.AO96];-1)=3);1;0);IF(SUM([.AM94:.AO96])=3;1;0))" office:value-type="float" office:value="0" calcext:value-type="float">
            <text:p>0</text:p>
          </table:table-cell>
          <table:table-cell table:style-name="ce48" table:formula="of:=IF([.AO95]=1;IF(OR(SUM([.AN94:.AP96];-1)=2;SUM([.AN94:.AP96];-1)=3);1;0);IF(SUM([.AN94:.AP96])=3;1;0))" office:value-type="float" office:value="0" calcext:value-type="float">
            <text:p>0</text:p>
          </table:table-cell>
          <table:table-cell table:style-name="ce48" table:formula="of:=IF([.AP95]=1;IF(OR(SUM([.AO94:.AQ96];-1)=2;SUM([.AO94:.AQ96];-1)=3);1;0);IF(SUM([.AO94:.AQ96])=3;1;0))" office:value-type="float" office:value="0" calcext:value-type="float">
            <text:p>0</text:p>
          </table:table-cell>
          <table:table-cell table:style-name="ce48" table:formula="of:=IF([.AQ95]=1;IF(OR(SUM([.AP94:.AR96];-1)=2;SUM([.AP94:.AR96];-1)=3);1;0);IF(SUM([.AP94:.AR96])=3;1;0))" office:value-type="float" office:value="0" calcext:value-type="float">
            <text:p>0</text:p>
          </table:table-cell>
          <table:table-cell table:style-name="ce48" table:formula="of:=IF([.AR95]=1;IF(OR(SUM([.AQ94:.AS96];-1)=2;SUM([.AQ94:.AS96];-1)=3);1;0);IF(SUM([.AQ94:.AS96])=3;1;0))" office:value-type="float" office:value="0" calcext:value-type="float">
            <text:p>0</text:p>
          </table:table-cell>
          <table:table-cell table:style-name="ce48" table:formula="of:=IF([.AS95]=1;IF(OR(SUM([.AR94:.AT96];-1)=2;SUM([.AR94:.AT96];-1)=3);1;0);IF(SUM([.AR94:.AT96])=3;1;0))" office:value-type="float" office:value="0" calcext:value-type="float">
            <text:p>0</text:p>
          </table:table-cell>
          <table:table-cell table:style-name="ce48" table:formula="of:=IF([.AT95]=1;IF(OR(SUM([.AS94:.AU96];-1)=2;SUM([.AS94:.AU96];-1)=3);1;0);IF(SUM([.AS94:.AU96])=3;1;0))" office:value-type="float" office:value="0" calcext:value-type="float">
            <text:p>0</text:p>
          </table:table-cell>
          <table:table-cell table:style-name="ce48" table:formula="of:=IF([.AU95]=1;IF(OR(SUM([.AT94:.AV96];-1)=2;SUM([.AT94:.AV96];-1)=3);1;0);IF(SUM([.AT94:.AV96])=3;1;0))" office:value-type="float" office:value="0" calcext:value-type="float">
            <text:p>0</text:p>
          </table:table-cell>
          <table:table-cell table:style-name="ce48" table:formula="of:=IF([.AV95]=1;IF(OR(SUM([.AU94:.AW96];-1)=2;SUM([.AU94:.AW96];-1)=3);1;0);IF(SUM([.AU94:.AW96])=3;1;0))" office:value-type="float" office:value="0" calcext:value-type="float">
            <text:p>0</text:p>
          </table:table-cell>
          <table:table-cell table:style-name="ce48" table:formula="of:=IF([.AW95]=1;IF(OR(SUM([.AV94:.AX96];-1)=2;SUM([.AV94:.AX96];-1)=3);1;0);IF(SUM([.AV94:.AX96])=3;1;0))" office:value-type="float" office:value="0" calcext:value-type="float">
            <text:p>0</text:p>
          </table:table-cell>
          <table:table-cell table:style-name="ce48" table:formula="of:=IF([.AX95]=1;IF(OR(SUM([.AW94:.AY96];-1)=2;SUM([.AW94:.AY96];-1)=3);1;0);IF(SUM([.AW94:.AY96])=3;1;0))" office:value-type="float" office:value="0" calcext:value-type="float">
            <text:p>0</text:p>
          </table:table-cell>
          <table:table-cell table:style-name="ce48" table:formula="of:=IF([.AY95]=1;IF(OR(SUM([.AX94:.AZ96];-1)=2;SUM([.AX94:.AZ96];-1)=3);1;0);IF(SUM([.AX94:.AZ96])=3;1;0))" office:value-type="float" office:value="0" calcext:value-type="float">
            <text:p>0</text:p>
          </table:table-cell>
          <table:table-cell table:style-name="ce48" table:formula="of:=IF([.AZ95]=1;IF(OR(SUM([.AY94:.BA96];-1)=2;SUM([.AY94:.BA96];-1)=3);1;0);IF(SUM([.AY94:.BA96])=3;1;0))" office:value-type="float" office:value="0" calcext:value-type="float">
            <text:p>0</text:p>
          </table:table-cell>
          <table:table-cell table:style-name="ce48" table:formula="of:=IF([.BA95]=1;IF(OR(SUM([.AZ94:.BB96];-1)=2;SUM([.AZ94:.BB96];-1)=3);1;0);IF(SUM([.AZ94:.BB96])=3;1;0))" office:value-type="float" office:value="0" calcext:value-type="float">
            <text:p>0</text:p>
          </table:table-cell>
          <table:table-cell table:style-name="ce48" table:formula="of:=IF([.BB95]=1;IF(OR(SUM([.BA94:.BC96];-1)=2;SUM([.BA94:.BC96];-1)=3);1;0);IF(SUM([.BA94:.BC96])=3;1;0))" office:value-type="float" office:value="0" calcext:value-type="float">
            <text:p>0</text:p>
          </table:table-cell>
          <table:table-cell table:style-name="ce48" table:formula="of:=IF([.BC95]=1;IF(OR(SUM([.BB94:.BD96];-1)=2;SUM([.BB94:.BD96];-1)=3);1;0);IF(SUM([.BB94:.BD96])=3;1;0))" office:value-type="float" office:value="0" calcext:value-type="float">
            <text:p>0</text:p>
          </table:table-cell>
          <table:table-cell table:style-name="ce48" table:formula="of:=IF([.BD95]=1;IF(OR(SUM([.BC94:.BE96];-1)=2;SUM([.BC94:.BE96];-1)=3);1;0);IF(SUM([.BC94:.BE96])=3;1;0))" office:value-type="float" office:value="0" calcext:value-type="float">
            <text:p>0</text:p>
          </table:table-cell>
          <table:table-cell table:style-name="ce48" table:formula="of:=IF([.BE95]=1;IF(OR(SUM([.BD94:.BF96];-1)=2;SUM([.BD94:.BF96];-1)=3);1;0);IF(SUM([.BD94:.BF96])=3;1;0))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style-name="ce48" table:formula="of:=IF([.C96]=1;IF(OR(SUM([.B95:.D97];-1)=2;SUM([.B95:.D97];-1)=3);1;0);IF(SUM([.B95:.D97])=3;1;0))" office:value-type="float" office:value="0" calcext:value-type="float">
            <text:p>0</text:p>
          </table:table-cell>
          <table:table-cell table:style-name="ce48" table:formula="of:=IF([.D96]=1;IF(OR(SUM([.C95:.E97];-1)=2;SUM([.C95:.E97];-1)=3);1;0);IF(SUM([.C95:.E97])=3;1;0))" office:value-type="float" office:value="0" calcext:value-type="float">
            <text:p>0</text:p>
          </table:table-cell>
          <table:table-cell table:style-name="ce48" table:formula="of:=IF([.E96]=1;IF(OR(SUM([.D95:.F97];-1)=2;SUM([.D95:.F97];-1)=3);1;0);IF(SUM([.D95:.F97])=3;1;0))" office:value-type="float" office:value="0" calcext:value-type="float">
            <text:p>0</text:p>
          </table:table-cell>
          <table:table-cell table:style-name="ce48" table:formula="of:=IF([.F96]=1;IF(OR(SUM([.E95:.G97];-1)=2;SUM([.E95:.G97];-1)=3);1;0);IF(SUM([.E95:.G97])=3;1;0))" office:value-type="float" office:value="0" calcext:value-type="float">
            <text:p>0</text:p>
          </table:table-cell>
          <table:table-cell table:style-name="ce48" table:formula="of:=IF([.G96]=1;IF(OR(SUM([.F95:.H97];-1)=2;SUM([.F95:.H97];-1)=3);1;0);IF(SUM([.F95:.H97])=3;1;0))" office:value-type="float" office:value="0" calcext:value-type="float">
            <text:p>0</text:p>
          </table:table-cell>
          <table:table-cell table:style-name="ce48" table:formula="of:=IF([.H96]=1;IF(OR(SUM([.G95:.I97];-1)=2;SUM([.G95:.I97];-1)=3);1;0);IF(SUM([.G95:.I97])=3;1;0))" office:value-type="float" office:value="0" calcext:value-type="float">
            <text:p>0</text:p>
          </table:table-cell>
          <table:table-cell table:style-name="ce48" table:formula="of:=IF([.I96]=1;IF(OR(SUM([.H95:.J97];-1)=2;SUM([.H95:.J97];-1)=3);1;0);IF(SUM([.H95:.J97])=3;1;0))" office:value-type="float" office:value="0" calcext:value-type="float">
            <text:p>0</text:p>
          </table:table-cell>
          <table:table-cell table:style-name="ce48" table:formula="of:=IF([.J96]=1;IF(OR(SUM([.I95:.K97];-1)=2;SUM([.I95:.K97];-1)=3);1;0);IF(SUM([.I95:.K97])=3;1;0))" office:value-type="float" office:value="0" calcext:value-type="float">
            <text:p>0</text:p>
          </table:table-cell>
          <table:table-cell table:style-name="ce48" table:formula="of:=IF([.K96]=1;IF(OR(SUM([.J95:.L97];-1)=2;SUM([.J95:.L97];-1)=3);1;0);IF(SUM([.J95:.L97])=3;1;0))" office:value-type="float" office:value="0" calcext:value-type="float">
            <text:p>0</text:p>
          </table:table-cell>
          <table:table-cell table:style-name="ce48" table:formula="of:=IF([.L96]=1;IF(OR(SUM([.K95:.M97];-1)=2;SUM([.K95:.M97];-1)=3);1;0);IF(SUM([.K95:.M97])=3;1;0))" office:value-type="float" office:value="0" calcext:value-type="float">
            <text:p>0</text:p>
          </table:table-cell>
          <table:table-cell table:style-name="ce48" table:formula="of:=IF([.M96]=1;IF(OR(SUM([.L95:.N97];-1)=2;SUM([.L95:.N97];-1)=3);1;0);IF(SUM([.L95:.N97])=3;1;0))" office:value-type="float" office:value="0" calcext:value-type="float">
            <text:p>0</text:p>
          </table:table-cell>
          <table:table-cell table:style-name="ce48" table:formula="of:=IF([.N96]=1;IF(OR(SUM([.M95:.O97];-1)=2;SUM([.M95:.O97];-1)=3);1;0);IF(SUM([.M95:.O97])=3;1;0))" office:value-type="float" office:value="0" calcext:value-type="float">
            <text:p>0</text:p>
          </table:table-cell>
          <table:table-cell table:style-name="ce48" table:formula="of:=IF([.O96]=1;IF(OR(SUM([.N95:.P97];-1)=2;SUM([.N95:.P97];-1)=3);1;0);IF(SUM([.N95:.P97])=3;1;0))" office:value-type="float" office:value="0" calcext:value-type="float">
            <text:p>0</text:p>
          </table:table-cell>
          <table:table-cell table:style-name="ce48" table:formula="of:=IF([.P96]=1;IF(OR(SUM([.O95:.Q97];-1)=2;SUM([.O95:.Q97];-1)=3);1;0);IF(SUM([.O95:.Q97])=3;1;0))" office:value-type="float" office:value="0" calcext:value-type="float">
            <text:p>0</text:p>
          </table:table-cell>
          <table:table-cell table:style-name="ce48" table:formula="of:=IF([.Q96]=1;IF(OR(SUM([.P95:.R97];-1)=2;SUM([.P95:.R97];-1)=3);1;0);IF(SUM([.P95:.R97])=3;1;0))" office:value-type="float" office:value="0" calcext:value-type="float">
            <text:p>0</text:p>
          </table:table-cell>
          <table:table-cell table:style-name="ce48" table:formula="of:=IF([.R96]=1;IF(OR(SUM([.Q95:.S97];-1)=2;SUM([.Q95:.S97];-1)=3);1;0);IF(SUM([.Q95:.S97])=3;1;0))" office:value-type="float" office:value="0" calcext:value-type="float">
            <text:p>0</text:p>
          </table:table-cell>
          <table:table-cell table:style-name="ce48" table:formula="of:=IF([.S96]=1;IF(OR(SUM([.R95:.T97];-1)=2;SUM([.R95:.T97];-1)=3);1;0);IF(SUM([.R95:.T97])=3;1;0))" office:value-type="float" office:value="0" calcext:value-type="float">
            <text:p>0</text:p>
          </table:table-cell>
          <table:table-cell table:style-name="ce48" table:formula="of:=IF([.T96]=1;IF(OR(SUM([.S95:.U97];-1)=2;SUM([.S95:.U97];-1)=3);1;0);IF(SUM([.S95:.U97])=3;1;0))" office:value-type="float" office:value="0" calcext:value-type="float">
            <text:p>0</text:p>
          </table:table-cell>
          <table:table-cell table:style-name="ce48" table:formula="of:=IF([.U96]=1;IF(OR(SUM([.T95:.V97];-1)=2;SUM([.T95:.V97];-1)=3);1;0);IF(SUM([.T95:.V97])=3;1;0))" office:value-type="float" office:value="0" calcext:value-type="float">
            <text:p>0</text:p>
          </table:table-cell>
          <table:table-cell table:style-name="ce48" table:formula="of:=IF([.V96]=1;IF(OR(SUM([.U95:.W97];-1)=2;SUM([.U95:.W97];-1)=3);1;0);IF(SUM([.U95:.W97])=3;1;0))" office:value-type="float" office:value="0" calcext:value-type="float">
            <text:p>0</text:p>
          </table:table-cell>
          <table:table-cell table:style-name="ce48" table:formula="of:=IF([.W96]=1;IF(OR(SUM([.V95:.X97];-1)=2;SUM([.V95:.X97];-1)=3);1;0);IF(SUM([.V95:.X97])=3;1;0))" office:value-type="float" office:value="0" calcext:value-type="float">
            <text:p>0</text:p>
          </table:table-cell>
          <table:table-cell table:style-name="ce48" table:formula="of:=IF([.X96]=1;IF(OR(SUM([.W95:.Y97];-1)=2;SUM([.W95:.Y97];-1)=3);1;0);IF(SUM([.W95:.Y97])=3;1;0))" office:value-type="float" office:value="0" calcext:value-type="float">
            <text:p>0</text:p>
          </table:table-cell>
          <table:table-cell table:style-name="ce48" table:formula="of:=IF([.Y96]=1;IF(OR(SUM([.X95:.Z97];-1)=2;SUM([.X95:.Z97];-1)=3);1;0);IF(SUM([.X95:.Z97])=3;1;0))" office:value-type="float" office:value="0" calcext:value-type="float">
            <text:p>0</text:p>
          </table:table-cell>
          <table:table-cell table:style-name="ce48" table:formula="of:=IF([.Z96]=1;IF(OR(SUM([.Y95:.AA97];-1)=2;SUM([.Y95:.AA97];-1)=3);1;0);IF(SUM([.Y95:.AA97])=3;1;0))" office:value-type="float" office:value="0" calcext:value-type="float">
            <text:p>0</text:p>
          </table:table-cell>
          <table:table-cell table:style-name="ce48" table:formula="of:=IF([.AA96]=1;IF(OR(SUM([.Z95:.AB97];-1)=2;SUM([.Z95:.AB97];-1)=3);1;0);IF(SUM([.Z95:.AB97])=3;1;0))" office:value-type="float" office:value="0" calcext:value-type="float">
            <text:p>0</text:p>
          </table:table-cell>
          <table:table-cell table:style-name="ce48" table:formula="of:=IF([.AB96]=1;IF(OR(SUM([.AA95:.AC97];-1)=2;SUM([.AA95:.AC97];-1)=3);1;0);IF(SUM([.AA95:.AC97])=3;1;0))" office:value-type="float" office:value="0" calcext:value-type="float">
            <text:p>0</text:p>
          </table:table-cell>
          <table:table-cell table:style-name="ce48" table:formula="of:=IF([.AC96]=1;IF(OR(SUM([.AB95:.AD97];-1)=2;SUM([.AB95:.AD97];-1)=3);1;0);IF(SUM([.AB95:.AD97])=3;1;0))" office:value-type="float" office:value="0" calcext:value-type="float">
            <text:p>0</text:p>
          </table:table-cell>
          <table:table-cell table:style-name="ce48" table:formula="of:=IF([.AD96]=1;IF(OR(SUM([.AC95:.AE97];-1)=2;SUM([.AC95:.AE97];-1)=3);1;0);IF(SUM([.AC95:.AE97])=3;1;0))" office:value-type="float" office:value="0" calcext:value-type="float">
            <text:p>0</text:p>
          </table:table-cell>
          <table:table-cell table:style-name="ce48" table:formula="of:=IF([.AE96]=1;IF(OR(SUM([.AD95:.AF97];-1)=2;SUM([.AD95:.AF97];-1)=3);1;0);IF(SUM([.AD95:.AF97])=3;1;0))" office:value-type="float" office:value="0" calcext:value-type="float">
            <text:p>0</text:p>
          </table:table-cell>
          <table:table-cell table:style-name="ce48" table:formula="of:=IF([.AF96]=1;IF(OR(SUM([.AE95:.AG97];-1)=2;SUM([.AE95:.AG97];-1)=3);1;0);IF(SUM([.AE95:.AG97])=3;1;0))" office:value-type="float" office:value="0" calcext:value-type="float">
            <text:p>0</text:p>
          </table:table-cell>
          <table:table-cell table:style-name="ce48" table:formula="of:=IF([.AG96]=1;IF(OR(SUM([.AF95:.AH97];-1)=2;SUM([.AF95:.AH97];-1)=3);1;0);IF(SUM([.AF95:.AH97])=3;1;0))" office:value-type="float" office:value="0" calcext:value-type="float">
            <text:p>0</text:p>
          </table:table-cell>
          <table:table-cell table:style-name="ce48" table:formula="of:=IF([.AH96]=1;IF(OR(SUM([.AG95:.AI97];-1)=2;SUM([.AG95:.AI97];-1)=3);1;0);IF(SUM([.AG95:.AI97])=3;1;0))" office:value-type="float" office:value="0" calcext:value-type="float">
            <text:p>0</text:p>
          </table:table-cell>
          <table:table-cell table:style-name="ce48" table:formula="of:=IF([.AI96]=1;IF(OR(SUM([.AH95:.AJ97];-1)=2;SUM([.AH95:.AJ97];-1)=3);1;0);IF(SUM([.AH95:.AJ97])=3;1;0))" office:value-type="float" office:value="0" calcext:value-type="float">
            <text:p>0</text:p>
          </table:table-cell>
          <table:table-cell table:style-name="ce48" table:formula="of:=IF([.AJ96]=1;IF(OR(SUM([.AI95:.AK97];-1)=2;SUM([.AI95:.AK97];-1)=3);1;0);IF(SUM([.AI95:.AK97])=3;1;0))" office:value-type="float" office:value="0" calcext:value-type="float">
            <text:p>0</text:p>
          </table:table-cell>
          <table:table-cell table:style-name="ce48" table:formula="of:=IF([.AK96]=1;IF(OR(SUM([.AJ95:.AL97];-1)=2;SUM([.AJ95:.AL97];-1)=3);1;0);IF(SUM([.AJ95:.AL97])=3;1;0))" office:value-type="float" office:value="0" calcext:value-type="float">
            <text:p>0</text:p>
          </table:table-cell>
          <table:table-cell table:style-name="ce48" table:formula="of:=IF([.AL96]=1;IF(OR(SUM([.AK95:.AM97];-1)=2;SUM([.AK95:.AM97];-1)=3);1;0);IF(SUM([.AK95:.AM97])=3;1;0))" office:value-type="float" office:value="0" calcext:value-type="float">
            <text:p>0</text:p>
          </table:table-cell>
          <table:table-cell table:style-name="ce48" table:formula="of:=IF([.AM96]=1;IF(OR(SUM([.AL95:.AN97];-1)=2;SUM([.AL95:.AN97];-1)=3);1;0);IF(SUM([.AL95:.AN97])=3;1;0))" office:value-type="float" office:value="0" calcext:value-type="float">
            <text:p>0</text:p>
          </table:table-cell>
          <table:table-cell table:style-name="ce48" table:formula="of:=IF([.AN96]=1;IF(OR(SUM([.AM95:.AO97];-1)=2;SUM([.AM95:.AO97];-1)=3);1;0);IF(SUM([.AM95:.AO97])=3;1;0))" office:value-type="float" office:value="0" calcext:value-type="float">
            <text:p>0</text:p>
          </table:table-cell>
          <table:table-cell table:style-name="ce48" table:formula="of:=IF([.AO96]=1;IF(OR(SUM([.AN95:.AP97];-1)=2;SUM([.AN95:.AP97];-1)=3);1;0);IF(SUM([.AN95:.AP97])=3;1;0))" office:value-type="float" office:value="0" calcext:value-type="float">
            <text:p>0</text:p>
          </table:table-cell>
          <table:table-cell table:style-name="ce48" table:formula="of:=IF([.AP96]=1;IF(OR(SUM([.AO95:.AQ97];-1)=2;SUM([.AO95:.AQ97];-1)=3);1;0);IF(SUM([.AO95:.AQ97])=3;1;0))" office:value-type="float" office:value="0" calcext:value-type="float">
            <text:p>0</text:p>
          </table:table-cell>
          <table:table-cell table:style-name="ce48" table:formula="of:=IF([.AQ96]=1;IF(OR(SUM([.AP95:.AR97];-1)=2;SUM([.AP95:.AR97];-1)=3);1;0);IF(SUM([.AP95:.AR97])=3;1;0))" office:value-type="float" office:value="0" calcext:value-type="float">
            <text:p>0</text:p>
          </table:table-cell>
          <table:table-cell table:style-name="ce48" table:formula="of:=IF([.AR96]=1;IF(OR(SUM([.AQ95:.AS97];-1)=2;SUM([.AQ95:.AS97];-1)=3);1;0);IF(SUM([.AQ95:.AS97])=3;1;0))" office:value-type="float" office:value="0" calcext:value-type="float">
            <text:p>0</text:p>
          </table:table-cell>
          <table:table-cell table:style-name="ce48" table:formula="of:=IF([.AS96]=1;IF(OR(SUM([.AR95:.AT97];-1)=2;SUM([.AR95:.AT97];-1)=3);1;0);IF(SUM([.AR95:.AT97])=3;1;0))" office:value-type="float" office:value="0" calcext:value-type="float">
            <text:p>0</text:p>
          </table:table-cell>
          <table:table-cell table:style-name="ce48" table:formula="of:=IF([.AT96]=1;IF(OR(SUM([.AS95:.AU97];-1)=2;SUM([.AS95:.AU97];-1)=3);1;0);IF(SUM([.AS95:.AU97])=3;1;0))" office:value-type="float" office:value="0" calcext:value-type="float">
            <text:p>0</text:p>
          </table:table-cell>
          <table:table-cell table:style-name="ce48" table:formula="of:=IF([.AU96]=1;IF(OR(SUM([.AT95:.AV97];-1)=2;SUM([.AT95:.AV97];-1)=3);1;0);IF(SUM([.AT95:.AV97])=3;1;0))" office:value-type="float" office:value="0" calcext:value-type="float">
            <text:p>0</text:p>
          </table:table-cell>
          <table:table-cell table:style-name="ce48" table:formula="of:=IF([.AV96]=1;IF(OR(SUM([.AU95:.AW97];-1)=2;SUM([.AU95:.AW97];-1)=3);1;0);IF(SUM([.AU95:.AW97])=3;1;0))" office:value-type="float" office:value="0" calcext:value-type="float">
            <text:p>0</text:p>
          </table:table-cell>
          <table:table-cell table:style-name="ce48" table:formula="of:=IF([.AW96]=1;IF(OR(SUM([.AV95:.AX97];-1)=2;SUM([.AV95:.AX97];-1)=3);1;0);IF(SUM([.AV95:.AX97])=3;1;0))" office:value-type="float" office:value="0" calcext:value-type="float">
            <text:p>0</text:p>
          </table:table-cell>
          <table:table-cell table:style-name="ce48" table:formula="of:=IF([.AX96]=1;IF(OR(SUM([.AW95:.AY97];-1)=2;SUM([.AW95:.AY97];-1)=3);1;0);IF(SUM([.AW95:.AY97])=3;1;0))" office:value-type="float" office:value="0" calcext:value-type="float">
            <text:p>0</text:p>
          </table:table-cell>
          <table:table-cell table:style-name="ce48" table:formula="of:=IF([.AY96]=1;IF(OR(SUM([.AX95:.AZ97];-1)=2;SUM([.AX95:.AZ97];-1)=3);1;0);IF(SUM([.AX95:.AZ97])=3;1;0))" office:value-type="float" office:value="0" calcext:value-type="float">
            <text:p>0</text:p>
          </table:table-cell>
          <table:table-cell table:style-name="ce48" table:formula="of:=IF([.AZ96]=1;IF(OR(SUM([.AY95:.BA97];-1)=2;SUM([.AY95:.BA97];-1)=3);1;0);IF(SUM([.AY95:.BA97])=3;1;0))" office:value-type="float" office:value="0" calcext:value-type="float">
            <text:p>0</text:p>
          </table:table-cell>
          <table:table-cell table:style-name="ce48" table:formula="of:=IF([.BA96]=1;IF(OR(SUM([.AZ95:.BB97];-1)=2;SUM([.AZ95:.BB97];-1)=3);1;0);IF(SUM([.AZ95:.BB97])=3;1;0))" office:value-type="float" office:value="0" calcext:value-type="float">
            <text:p>0</text:p>
          </table:table-cell>
          <table:table-cell table:style-name="ce48" table:formula="of:=IF([.BB96]=1;IF(OR(SUM([.BA95:.BC97];-1)=2;SUM([.BA95:.BC97];-1)=3);1;0);IF(SUM([.BA95:.BC97])=3;1;0))" office:value-type="float" office:value="0" calcext:value-type="float">
            <text:p>0</text:p>
          </table:table-cell>
          <table:table-cell table:style-name="ce48" table:formula="of:=IF([.BC96]=1;IF(OR(SUM([.BB95:.BD97];-1)=2;SUM([.BB95:.BD97];-1)=3);1;0);IF(SUM([.BB95:.BD97])=3;1;0))" office:value-type="float" office:value="0" calcext:value-type="float">
            <text:p>0</text:p>
          </table:table-cell>
          <table:table-cell table:style-name="ce48" table:formula="of:=IF([.BD96]=1;IF(OR(SUM([.BC95:.BE97];-1)=2;SUM([.BC95:.BE97];-1)=3);1;0);IF(SUM([.BC95:.BE97])=3;1;0))" office:value-type="float" office:value="0" calcext:value-type="float">
            <text:p>0</text:p>
          </table:table-cell>
          <table:table-cell table:style-name="ce48" table:formula="of:=IF([.BE96]=1;IF(OR(SUM([.BD95:.BF97];-1)=2;SUM([.BD95:.BF97];-1)=3);1;0);IF(SUM([.BD95:.BF97])=3;1;0))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style-name="ce48" table:formula="of:=IF([.C97]=1;IF(OR(SUM([.B96:.D98];-1)=2;SUM([.B96:.D98];-1)=3);1;0);IF(SUM([.B96:.D98])=3;1;0))" office:value-type="float" office:value="0" calcext:value-type="float">
            <text:p>0</text:p>
          </table:table-cell>
          <table:table-cell table:style-name="ce48" table:formula="of:=IF([.D97]=1;IF(OR(SUM([.C96:.E98];-1)=2;SUM([.C96:.E98];-1)=3);1;0);IF(SUM([.C96:.E98])=3;1;0))" office:value-type="float" office:value="0" calcext:value-type="float">
            <text:p>0</text:p>
          </table:table-cell>
          <table:table-cell table:style-name="ce48" table:formula="of:=IF([.E97]=1;IF(OR(SUM([.D96:.F98];-1)=2;SUM([.D96:.F98];-1)=3);1;0);IF(SUM([.D96:.F98])=3;1;0))" office:value-type="float" office:value="0" calcext:value-type="float">
            <text:p>0</text:p>
          </table:table-cell>
          <table:table-cell table:style-name="ce48" table:formula="of:=IF([.F97]=1;IF(OR(SUM([.E96:.G98];-1)=2;SUM([.E96:.G98];-1)=3);1;0);IF(SUM([.E96:.G98])=3;1;0))" office:value-type="float" office:value="0" calcext:value-type="float">
            <text:p>0</text:p>
          </table:table-cell>
          <table:table-cell table:style-name="ce48" table:formula="of:=IF([.G97]=1;IF(OR(SUM([.F96:.H98];-1)=2;SUM([.F96:.H98];-1)=3);1;0);IF(SUM([.F96:.H98])=3;1;0))" office:value-type="float" office:value="0" calcext:value-type="float">
            <text:p>0</text:p>
          </table:table-cell>
          <table:table-cell table:style-name="ce48" table:formula="of:=IF([.H97]=1;IF(OR(SUM([.G96:.I98];-1)=2;SUM([.G96:.I98];-1)=3);1;0);IF(SUM([.G96:.I98])=3;1;0))" office:value-type="float" office:value="0" calcext:value-type="float">
            <text:p>0</text:p>
          </table:table-cell>
          <table:table-cell table:style-name="ce48" table:formula="of:=IF([.I97]=1;IF(OR(SUM([.H96:.J98];-1)=2;SUM([.H96:.J98];-1)=3);1;0);IF(SUM([.H96:.J98])=3;1;0))" office:value-type="float" office:value="0" calcext:value-type="float">
            <text:p>0</text:p>
          </table:table-cell>
          <table:table-cell table:style-name="ce48" table:formula="of:=IF([.J97]=1;IF(OR(SUM([.I96:.K98];-1)=2;SUM([.I96:.K98];-1)=3);1;0);IF(SUM([.I96:.K98])=3;1;0))" office:value-type="float" office:value="0" calcext:value-type="float">
            <text:p>0</text:p>
          </table:table-cell>
          <table:table-cell table:style-name="ce48" table:formula="of:=IF([.K97]=1;IF(OR(SUM([.J96:.L98];-1)=2;SUM([.J96:.L98];-1)=3);1;0);IF(SUM([.J96:.L98])=3;1;0))" office:value-type="float" office:value="0" calcext:value-type="float">
            <text:p>0</text:p>
          </table:table-cell>
          <table:table-cell table:style-name="ce48" table:formula="of:=IF([.L97]=1;IF(OR(SUM([.K96:.M98];-1)=2;SUM([.K96:.M98];-1)=3);1;0);IF(SUM([.K96:.M98])=3;1;0))" office:value-type="float" office:value="0" calcext:value-type="float">
            <text:p>0</text:p>
          </table:table-cell>
          <table:table-cell table:style-name="ce48" table:formula="of:=IF([.M97]=1;IF(OR(SUM([.L96:.N98];-1)=2;SUM([.L96:.N98];-1)=3);1;0);IF(SUM([.L96:.N98])=3;1;0))" office:value-type="float" office:value="0" calcext:value-type="float">
            <text:p>0</text:p>
          </table:table-cell>
          <table:table-cell table:style-name="ce48" table:formula="of:=IF([.N97]=1;IF(OR(SUM([.M96:.O98];-1)=2;SUM([.M96:.O98];-1)=3);1;0);IF(SUM([.M96:.O98])=3;1;0))" office:value-type="float" office:value="0" calcext:value-type="float">
            <text:p>0</text:p>
          </table:table-cell>
          <table:table-cell table:style-name="ce48" table:formula="of:=IF([.O97]=1;IF(OR(SUM([.N96:.P98];-1)=2;SUM([.N96:.P98];-1)=3);1;0);IF(SUM([.N96:.P98])=3;1;0))" office:value-type="float" office:value="0" calcext:value-type="float">
            <text:p>0</text:p>
          </table:table-cell>
          <table:table-cell table:style-name="ce48" table:formula="of:=IF([.P97]=1;IF(OR(SUM([.O96:.Q98];-1)=2;SUM([.O96:.Q98];-1)=3);1;0);IF(SUM([.O96:.Q98])=3;1;0))" office:value-type="float" office:value="0" calcext:value-type="float">
            <text:p>0</text:p>
          </table:table-cell>
          <table:table-cell table:style-name="ce48" table:formula="of:=IF([.Q97]=1;IF(OR(SUM([.P96:.R98];-1)=2;SUM([.P96:.R98];-1)=3);1;0);IF(SUM([.P96:.R98])=3;1;0))" office:value-type="float" office:value="0" calcext:value-type="float">
            <text:p>0</text:p>
          </table:table-cell>
          <table:table-cell table:style-name="ce48" table:formula="of:=IF([.R97]=1;IF(OR(SUM([.Q96:.S98];-1)=2;SUM([.Q96:.S98];-1)=3);1;0);IF(SUM([.Q96:.S98])=3;1;0))" office:value-type="float" office:value="0" calcext:value-type="float">
            <text:p>0</text:p>
          </table:table-cell>
          <table:table-cell table:style-name="ce48" table:formula="of:=IF([.S97]=1;IF(OR(SUM([.R96:.T98];-1)=2;SUM([.R96:.T98];-1)=3);1;0);IF(SUM([.R96:.T98])=3;1;0))" office:value-type="float" office:value="0" calcext:value-type="float">
            <text:p>0</text:p>
          </table:table-cell>
          <table:table-cell table:style-name="ce48" table:formula="of:=IF([.T97]=1;IF(OR(SUM([.S96:.U98];-1)=2;SUM([.S96:.U98];-1)=3);1;0);IF(SUM([.S96:.U98])=3;1;0))" office:value-type="float" office:value="0" calcext:value-type="float">
            <text:p>0</text:p>
          </table:table-cell>
          <table:table-cell table:style-name="ce48" table:formula="of:=IF([.U97]=1;IF(OR(SUM([.T96:.V98];-1)=2;SUM([.T96:.V98];-1)=3);1;0);IF(SUM([.T96:.V98])=3;1;0))" office:value-type="float" office:value="0" calcext:value-type="float">
            <text:p>0</text:p>
          </table:table-cell>
          <table:table-cell table:style-name="ce48" table:formula="of:=IF([.V97]=1;IF(OR(SUM([.U96:.W98];-1)=2;SUM([.U96:.W98];-1)=3);1;0);IF(SUM([.U96:.W98])=3;1;0))" office:value-type="float" office:value="0" calcext:value-type="float">
            <text:p>0</text:p>
          </table:table-cell>
          <table:table-cell table:style-name="ce48" table:formula="of:=IF([.W97]=1;IF(OR(SUM([.V96:.X98];-1)=2;SUM([.V96:.X98];-1)=3);1;0);IF(SUM([.V96:.X98])=3;1;0))" office:value-type="float" office:value="0" calcext:value-type="float">
            <text:p>0</text:p>
          </table:table-cell>
          <table:table-cell table:style-name="ce48" table:formula="of:=IF([.X97]=1;IF(OR(SUM([.W96:.Y98];-1)=2;SUM([.W96:.Y98];-1)=3);1;0);IF(SUM([.W96:.Y98])=3;1;0))" office:value-type="float" office:value="0" calcext:value-type="float">
            <text:p>0</text:p>
          </table:table-cell>
          <table:table-cell table:style-name="ce48" table:formula="of:=IF([.Y97]=1;IF(OR(SUM([.X96:.Z98];-1)=2;SUM([.X96:.Z98];-1)=3);1;0);IF(SUM([.X96:.Z98])=3;1;0))" office:value-type="float" office:value="0" calcext:value-type="float">
            <text:p>0</text:p>
          </table:table-cell>
          <table:table-cell table:style-name="ce48" table:formula="of:=IF([.Z97]=1;IF(OR(SUM([.Y96:.AA98];-1)=2;SUM([.Y96:.AA98];-1)=3);1;0);IF(SUM([.Y96:.AA98])=3;1;0))" office:value-type="float" office:value="0" calcext:value-type="float">
            <text:p>0</text:p>
          </table:table-cell>
          <table:table-cell table:style-name="ce48" table:formula="of:=IF([.AA97]=1;IF(OR(SUM([.Z96:.AB98];-1)=2;SUM([.Z96:.AB98];-1)=3);1;0);IF(SUM([.Z96:.AB98])=3;1;0))" office:value-type="float" office:value="0" calcext:value-type="float">
            <text:p>0</text:p>
          </table:table-cell>
          <table:table-cell table:style-name="ce48" table:formula="of:=IF([.AB97]=1;IF(OR(SUM([.AA96:.AC98];-1)=2;SUM([.AA96:.AC98];-1)=3);1;0);IF(SUM([.AA96:.AC98])=3;1;0))" office:value-type="float" office:value="0" calcext:value-type="float">
            <text:p>0</text:p>
          </table:table-cell>
          <table:table-cell table:style-name="ce48" table:formula="of:=IF([.AC97]=1;IF(OR(SUM([.AB96:.AD98];-1)=2;SUM([.AB96:.AD98];-1)=3);1;0);IF(SUM([.AB96:.AD98])=3;1;0))" office:value-type="float" office:value="0" calcext:value-type="float">
            <text:p>0</text:p>
          </table:table-cell>
          <table:table-cell table:style-name="ce48" table:formula="of:=IF([.AD97]=1;IF(OR(SUM([.AC96:.AE98];-1)=2;SUM([.AC96:.AE98];-1)=3);1;0);IF(SUM([.AC96:.AE98])=3;1;0))" office:value-type="float" office:value="0" calcext:value-type="float">
            <text:p>0</text:p>
          </table:table-cell>
          <table:table-cell table:style-name="ce48" table:formula="of:=IF([.AE97]=1;IF(OR(SUM([.AD96:.AF98];-1)=2;SUM([.AD96:.AF98];-1)=3);1;0);IF(SUM([.AD96:.AF98])=3;1;0))" office:value-type="float" office:value="0" calcext:value-type="float">
            <text:p>0</text:p>
          </table:table-cell>
          <table:table-cell table:style-name="ce48" table:formula="of:=IF([.AF97]=1;IF(OR(SUM([.AE96:.AG98];-1)=2;SUM([.AE96:.AG98];-1)=3);1;0);IF(SUM([.AE96:.AG98])=3;1;0))" office:value-type="float" office:value="0" calcext:value-type="float">
            <text:p>0</text:p>
          </table:table-cell>
          <table:table-cell table:style-name="ce48" table:formula="of:=IF([.AG97]=1;IF(OR(SUM([.AF96:.AH98];-1)=2;SUM([.AF96:.AH98];-1)=3);1;0);IF(SUM([.AF96:.AH98])=3;1;0))" office:value-type="float" office:value="0" calcext:value-type="float">
            <text:p>0</text:p>
          </table:table-cell>
          <table:table-cell table:style-name="ce48" table:formula="of:=IF([.AH97]=1;IF(OR(SUM([.AG96:.AI98];-1)=2;SUM([.AG96:.AI98];-1)=3);1;0);IF(SUM([.AG96:.AI98])=3;1;0))" office:value-type="float" office:value="0" calcext:value-type="float">
            <text:p>0</text:p>
          </table:table-cell>
          <table:table-cell table:style-name="ce48" table:formula="of:=IF([.AI97]=1;IF(OR(SUM([.AH96:.AJ98];-1)=2;SUM([.AH96:.AJ98];-1)=3);1;0);IF(SUM([.AH96:.AJ98])=3;1;0))" office:value-type="float" office:value="0" calcext:value-type="float">
            <text:p>0</text:p>
          </table:table-cell>
          <table:table-cell table:style-name="ce48" table:formula="of:=IF([.AJ97]=1;IF(OR(SUM([.AI96:.AK98];-1)=2;SUM([.AI96:.AK98];-1)=3);1;0);IF(SUM([.AI96:.AK98])=3;1;0))" office:value-type="float" office:value="0" calcext:value-type="float">
            <text:p>0</text:p>
          </table:table-cell>
          <table:table-cell table:style-name="ce48" table:formula="of:=IF([.AK97]=1;IF(OR(SUM([.AJ96:.AL98];-1)=2;SUM([.AJ96:.AL98];-1)=3);1;0);IF(SUM([.AJ96:.AL98])=3;1;0))" office:value-type="float" office:value="0" calcext:value-type="float">
            <text:p>0</text:p>
          </table:table-cell>
          <table:table-cell table:style-name="ce48" table:formula="of:=IF([.AL97]=1;IF(OR(SUM([.AK96:.AM98];-1)=2;SUM([.AK96:.AM98];-1)=3);1;0);IF(SUM([.AK96:.AM98])=3;1;0))" office:value-type="float" office:value="0" calcext:value-type="float">
            <text:p>0</text:p>
          </table:table-cell>
          <table:table-cell table:style-name="ce48" table:formula="of:=IF([.AM97]=1;IF(OR(SUM([.AL96:.AN98];-1)=2;SUM([.AL96:.AN98];-1)=3);1;0);IF(SUM([.AL96:.AN98])=3;1;0))" office:value-type="float" office:value="0" calcext:value-type="float">
            <text:p>0</text:p>
          </table:table-cell>
          <table:table-cell table:style-name="ce48" table:formula="of:=IF([.AN97]=1;IF(OR(SUM([.AM96:.AO98];-1)=2;SUM([.AM96:.AO98];-1)=3);1;0);IF(SUM([.AM96:.AO98])=3;1;0))" office:value-type="float" office:value="0" calcext:value-type="float">
            <text:p>0</text:p>
          </table:table-cell>
          <table:table-cell table:style-name="ce48" table:formula="of:=IF([.AO97]=1;IF(OR(SUM([.AN96:.AP98];-1)=2;SUM([.AN96:.AP98];-1)=3);1;0);IF(SUM([.AN96:.AP98])=3;1;0))" office:value-type="float" office:value="0" calcext:value-type="float">
            <text:p>0</text:p>
          </table:table-cell>
          <table:table-cell table:style-name="ce48" table:formula="of:=IF([.AP97]=1;IF(OR(SUM([.AO96:.AQ98];-1)=2;SUM([.AO96:.AQ98];-1)=3);1;0);IF(SUM([.AO96:.AQ98])=3;1;0))" office:value-type="float" office:value="0" calcext:value-type="float">
            <text:p>0</text:p>
          </table:table-cell>
          <table:table-cell table:style-name="ce48" table:formula="of:=IF([.AQ97]=1;IF(OR(SUM([.AP96:.AR98];-1)=2;SUM([.AP96:.AR98];-1)=3);1;0);IF(SUM([.AP96:.AR98])=3;1;0))" office:value-type="float" office:value="0" calcext:value-type="float">
            <text:p>0</text:p>
          </table:table-cell>
          <table:table-cell table:style-name="ce48" table:formula="of:=IF([.AR97]=1;IF(OR(SUM([.AQ96:.AS98];-1)=2;SUM([.AQ96:.AS98];-1)=3);1;0);IF(SUM([.AQ96:.AS98])=3;1;0))" office:value-type="float" office:value="0" calcext:value-type="float">
            <text:p>0</text:p>
          </table:table-cell>
          <table:table-cell table:style-name="ce48" table:formula="of:=IF([.AS97]=1;IF(OR(SUM([.AR96:.AT98];-1)=2;SUM([.AR96:.AT98];-1)=3);1;0);IF(SUM([.AR96:.AT98])=3;1;0))" office:value-type="float" office:value="0" calcext:value-type="float">
            <text:p>0</text:p>
          </table:table-cell>
          <table:table-cell table:style-name="ce48" table:formula="of:=IF([.AT97]=1;IF(OR(SUM([.AS96:.AU98];-1)=2;SUM([.AS96:.AU98];-1)=3);1;0);IF(SUM([.AS96:.AU98])=3;1;0))" office:value-type="float" office:value="0" calcext:value-type="float">
            <text:p>0</text:p>
          </table:table-cell>
          <table:table-cell table:style-name="ce48" table:formula="of:=IF([.AU97]=1;IF(OR(SUM([.AT96:.AV98];-1)=2;SUM([.AT96:.AV98];-1)=3);1;0);IF(SUM([.AT96:.AV98])=3;1;0))" office:value-type="float" office:value="0" calcext:value-type="float">
            <text:p>0</text:p>
          </table:table-cell>
          <table:table-cell table:style-name="ce48" table:formula="of:=IF([.AV97]=1;IF(OR(SUM([.AU96:.AW98];-1)=2;SUM([.AU96:.AW98];-1)=3);1;0);IF(SUM([.AU96:.AW98])=3;1;0))" office:value-type="float" office:value="0" calcext:value-type="float">
            <text:p>0</text:p>
          </table:table-cell>
          <table:table-cell table:style-name="ce48" table:formula="of:=IF([.AW97]=1;IF(OR(SUM([.AV96:.AX98];-1)=2;SUM([.AV96:.AX98];-1)=3);1;0);IF(SUM([.AV96:.AX98])=3;1;0))" office:value-type="float" office:value="0" calcext:value-type="float">
            <text:p>0</text:p>
          </table:table-cell>
          <table:table-cell table:style-name="ce48" table:formula="of:=IF([.AX97]=1;IF(OR(SUM([.AW96:.AY98];-1)=2;SUM([.AW96:.AY98];-1)=3);1;0);IF(SUM([.AW96:.AY98])=3;1;0))" office:value-type="float" office:value="0" calcext:value-type="float">
            <text:p>0</text:p>
          </table:table-cell>
          <table:table-cell table:style-name="ce48" table:formula="of:=IF([.AY97]=1;IF(OR(SUM([.AX96:.AZ98];-1)=2;SUM([.AX96:.AZ98];-1)=3);1;0);IF(SUM([.AX96:.AZ98])=3;1;0))" office:value-type="float" office:value="0" calcext:value-type="float">
            <text:p>0</text:p>
          </table:table-cell>
          <table:table-cell table:style-name="ce48" table:formula="of:=IF([.AZ97]=1;IF(OR(SUM([.AY96:.BA98];-1)=2;SUM([.AY96:.BA98];-1)=3);1;0);IF(SUM([.AY96:.BA98])=3;1;0))" office:value-type="float" office:value="0" calcext:value-type="float">
            <text:p>0</text:p>
          </table:table-cell>
          <table:table-cell table:style-name="ce48" table:formula="of:=IF([.BA97]=1;IF(OR(SUM([.AZ96:.BB98];-1)=2;SUM([.AZ96:.BB98];-1)=3);1;0);IF(SUM([.AZ96:.BB98])=3;1;0))" office:value-type="float" office:value="0" calcext:value-type="float">
            <text:p>0</text:p>
          </table:table-cell>
          <table:table-cell table:style-name="ce48" table:formula="of:=IF([.BB97]=1;IF(OR(SUM([.BA96:.BC98];-1)=2;SUM([.BA96:.BC98];-1)=3);1;0);IF(SUM([.BA96:.BC98])=3;1;0))" office:value-type="float" office:value="0" calcext:value-type="float">
            <text:p>0</text:p>
          </table:table-cell>
          <table:table-cell table:style-name="ce48" table:formula="of:=IF([.BC97]=1;IF(OR(SUM([.BB96:.BD98];-1)=2;SUM([.BB96:.BD98];-1)=3);1;0);IF(SUM([.BB96:.BD98])=3;1;0))" office:value-type="float" office:value="0" calcext:value-type="float">
            <text:p>0</text:p>
          </table:table-cell>
          <table:table-cell table:style-name="ce48" table:formula="of:=IF([.BD97]=1;IF(OR(SUM([.BC96:.BE98];-1)=2;SUM([.BC96:.BE98];-1)=3);1;0);IF(SUM([.BC96:.BE98])=3;1;0))" office:value-type="float" office:value="0" calcext:value-type="float">
            <text:p>0</text:p>
          </table:table-cell>
          <table:table-cell table:style-name="ce48" table:formula="of:=IF([.BE97]=1;IF(OR(SUM([.BD96:.BF98];-1)=2;SUM([.BD96:.BF98];-1)=3);1;0);IF(SUM([.BD96:.BF98])=3;1;0))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style-name="ce48" table:formula="of:=IF([.C98]=1;IF(OR(SUM([.B97:.D99];-1)=2;SUM([.B97:.D99];-1)=3);1;0);IF(SUM([.B97:.D99])=3;1;0))" office:value-type="float" office:value="0" calcext:value-type="float">
            <text:p>0</text:p>
          </table:table-cell>
          <table:table-cell table:style-name="ce48" table:formula="of:=IF([.D98]=1;IF(OR(SUM([.C97:.E99];-1)=2;SUM([.C97:.E99];-1)=3);1;0);IF(SUM([.C97:.E99])=3;1;0))" office:value-type="float" office:value="0" calcext:value-type="float">
            <text:p>0</text:p>
          </table:table-cell>
          <table:table-cell table:style-name="ce48" table:formula="of:=IF([.E98]=1;IF(OR(SUM([.D97:.F99];-1)=2;SUM([.D97:.F99];-1)=3);1;0);IF(SUM([.D97:.F99])=3;1;0))" office:value-type="float" office:value="0" calcext:value-type="float">
            <text:p>0</text:p>
          </table:table-cell>
          <table:table-cell table:style-name="ce48" table:formula="of:=IF([.F98]=1;IF(OR(SUM([.E97:.G99];-1)=2;SUM([.E97:.G99];-1)=3);1;0);IF(SUM([.E97:.G99])=3;1;0))" office:value-type="float" office:value="0" calcext:value-type="float">
            <text:p>0</text:p>
          </table:table-cell>
          <table:table-cell table:style-name="ce48" table:formula="of:=IF([.G98]=1;IF(OR(SUM([.F97:.H99];-1)=2;SUM([.F97:.H99];-1)=3);1;0);IF(SUM([.F97:.H99])=3;1;0))" office:value-type="float" office:value="0" calcext:value-type="float">
            <text:p>0</text:p>
          </table:table-cell>
          <table:table-cell table:style-name="ce48" table:formula="of:=IF([.H98]=1;IF(OR(SUM([.G97:.I99];-1)=2;SUM([.G97:.I99];-1)=3);1;0);IF(SUM([.G97:.I99])=3;1;0))" office:value-type="float" office:value="0" calcext:value-type="float">
            <text:p>0</text:p>
          </table:table-cell>
          <table:table-cell table:style-name="ce48" table:formula="of:=IF([.I98]=1;IF(OR(SUM([.H97:.J99];-1)=2;SUM([.H97:.J99];-1)=3);1;0);IF(SUM([.H97:.J99])=3;1;0))" office:value-type="float" office:value="0" calcext:value-type="float">
            <text:p>0</text:p>
          </table:table-cell>
          <table:table-cell table:style-name="ce48" table:formula="of:=IF([.J98]=1;IF(OR(SUM([.I97:.K99];-1)=2;SUM([.I97:.K99];-1)=3);1;0);IF(SUM([.I97:.K99])=3;1;0))" office:value-type="float" office:value="0" calcext:value-type="float">
            <text:p>0</text:p>
          </table:table-cell>
          <table:table-cell table:style-name="ce48" table:formula="of:=IF([.K98]=1;IF(OR(SUM([.J97:.L99];-1)=2;SUM([.J97:.L99];-1)=3);1;0);IF(SUM([.J97:.L99])=3;1;0))" office:value-type="float" office:value="1" calcext:value-type="float">
            <text:p>1</text:p>
          </table:table-cell>
          <table:table-cell table:style-name="ce48" table:formula="of:=IF([.L98]=1;IF(OR(SUM([.K97:.M99];-1)=2;SUM([.K97:.M99];-1)=3);1;0);IF(SUM([.K97:.M99])=3;1;0))" office:value-type="float" office:value="1" calcext:value-type="float">
            <text:p>1</text:p>
          </table:table-cell>
          <table:table-cell table:style-name="ce48" table:formula="of:=IF([.M98]=1;IF(OR(SUM([.L97:.N99];-1)=2;SUM([.L97:.N99];-1)=3);1;0);IF(SUM([.L97:.N99])=3;1;0))" office:value-type="float" office:value="1" calcext:value-type="float">
            <text:p>1</text:p>
          </table:table-cell>
          <table:table-cell table:style-name="ce48" table:formula="of:=IF([.N98]=1;IF(OR(SUM([.M97:.O99];-1)=2;SUM([.M97:.O99];-1)=3);1;0);IF(SUM([.M97:.O99])=3;1;0))" office:value-type="float" office:value="0" calcext:value-type="float">
            <text:p>0</text:p>
          </table:table-cell>
          <table:table-cell table:style-name="ce48" table:formula="of:=IF([.O98]=1;IF(OR(SUM([.N97:.P99];-1)=2;SUM([.N97:.P99];-1)=3);1;0);IF(SUM([.N97:.P99])=3;1;0))" office:value-type="float" office:value="0" calcext:value-type="float">
            <text:p>0</text:p>
          </table:table-cell>
          <table:table-cell table:style-name="ce48" table:formula="of:=IF([.P98]=1;IF(OR(SUM([.O97:.Q99];-1)=2;SUM([.O97:.Q99];-1)=3);1;0);IF(SUM([.O97:.Q99])=3;1;0))" office:value-type="float" office:value="0" calcext:value-type="float">
            <text:p>0</text:p>
          </table:table-cell>
          <table:table-cell table:style-name="ce48" table:formula="of:=IF([.Q98]=1;IF(OR(SUM([.P97:.R99];-1)=2;SUM([.P97:.R99];-1)=3);1;0);IF(SUM([.P97:.R99])=3;1;0))" office:value-type="float" office:value="0" calcext:value-type="float">
            <text:p>0</text:p>
          </table:table-cell>
          <table:table-cell table:style-name="ce48" table:formula="of:=IF([.R98]=1;IF(OR(SUM([.Q97:.S99];-1)=2;SUM([.Q97:.S99];-1)=3);1;0);IF(SUM([.Q97:.S99])=3;1;0))" office:value-type="float" office:value="0" calcext:value-type="float">
            <text:p>0</text:p>
          </table:table-cell>
          <table:table-cell table:style-name="ce48" table:formula="of:=IF([.S98]=1;IF(OR(SUM([.R97:.T99];-1)=2;SUM([.R97:.T99];-1)=3);1;0);IF(SUM([.R97:.T99])=3;1;0))" office:value-type="float" office:value="0" calcext:value-type="float">
            <text:p>0</text:p>
          </table:table-cell>
          <table:table-cell table:style-name="ce48" table:formula="of:=IF([.T98]=1;IF(OR(SUM([.S97:.U99];-1)=2;SUM([.S97:.U99];-1)=3);1;0);IF(SUM([.S97:.U99])=3;1;0))" office:value-type="float" office:value="0" calcext:value-type="float">
            <text:p>0</text:p>
          </table:table-cell>
          <table:table-cell table:style-name="ce48" table:formula="of:=IF([.U98]=1;IF(OR(SUM([.T97:.V99];-1)=2;SUM([.T97:.V99];-1)=3);1;0);IF(SUM([.T97:.V99])=3;1;0))" office:value-type="float" office:value="0" calcext:value-type="float">
            <text:p>0</text:p>
          </table:table-cell>
          <table:table-cell table:style-name="ce48" table:formula="of:=IF([.V98]=1;IF(OR(SUM([.U97:.W99];-1)=2;SUM([.U97:.W99];-1)=3);1;0);IF(SUM([.U97:.W99])=3;1;0))" office:value-type="float" office:value="0" calcext:value-type="float">
            <text:p>0</text:p>
          </table:table-cell>
          <table:table-cell table:style-name="ce48" table:formula="of:=IF([.W98]=1;IF(OR(SUM([.V97:.X99];-1)=2;SUM([.V97:.X99];-1)=3);1;0);IF(SUM([.V97:.X99])=3;1;0))" office:value-type="float" office:value="0" calcext:value-type="float">
            <text:p>0</text:p>
          </table:table-cell>
          <table:table-cell table:style-name="ce48" table:formula="of:=IF([.X98]=1;IF(OR(SUM([.W97:.Y99];-1)=2;SUM([.W97:.Y99];-1)=3);1;0);IF(SUM([.W97:.Y99])=3;1;0))" office:value-type="float" office:value="0" calcext:value-type="float">
            <text:p>0</text:p>
          </table:table-cell>
          <table:table-cell table:style-name="ce48" table:formula="of:=IF([.Y98]=1;IF(OR(SUM([.X97:.Z99];-1)=2;SUM([.X97:.Z99];-1)=3);1;0);IF(SUM([.X97:.Z99])=3;1;0))" office:value-type="float" office:value="0" calcext:value-type="float">
            <text:p>0</text:p>
          </table:table-cell>
          <table:table-cell table:style-name="ce48" table:formula="of:=IF([.Z98]=1;IF(OR(SUM([.Y97:.AA99];-1)=2;SUM([.Y97:.AA99];-1)=3);1;0);IF(SUM([.Y97:.AA99])=3;1;0))" office:value-type="float" office:value="0" calcext:value-type="float">
            <text:p>0</text:p>
          </table:table-cell>
          <table:table-cell table:style-name="ce48" table:formula="of:=IF([.AA98]=1;IF(OR(SUM([.Z97:.AB99];-1)=2;SUM([.Z97:.AB99];-1)=3);1;0);IF(SUM([.Z97:.AB99])=3;1;0))" office:value-type="float" office:value="0" calcext:value-type="float">
            <text:p>0</text:p>
          </table:table-cell>
          <table:table-cell table:style-name="ce48" table:formula="of:=IF([.AB98]=1;IF(OR(SUM([.AA97:.AC99];-1)=2;SUM([.AA97:.AC99];-1)=3);1;0);IF(SUM([.AA97:.AC99])=3;1;0))" office:value-type="float" office:value="0" calcext:value-type="float">
            <text:p>0</text:p>
          </table:table-cell>
          <table:table-cell table:style-name="ce48" table:formula="of:=IF([.AC98]=1;IF(OR(SUM([.AB97:.AD99];-1)=2;SUM([.AB97:.AD99];-1)=3);1;0);IF(SUM([.AB97:.AD99])=3;1;0))" office:value-type="float" office:value="0" calcext:value-type="float">
            <text:p>0</text:p>
          </table:table-cell>
          <table:table-cell table:style-name="ce48" table:formula="of:=IF([.AD98]=1;IF(OR(SUM([.AC97:.AE99];-1)=2;SUM([.AC97:.AE99];-1)=3);1;0);IF(SUM([.AC97:.AE99])=3;1;0))" office:value-type="float" office:value="0" calcext:value-type="float">
            <text:p>0</text:p>
          </table:table-cell>
          <table:table-cell table:style-name="ce48" table:formula="of:=IF([.AE98]=1;IF(OR(SUM([.AD97:.AF99];-1)=2;SUM([.AD97:.AF99];-1)=3);1;0);IF(SUM([.AD97:.AF99])=3;1;0))" office:value-type="float" office:value="0" calcext:value-type="float">
            <text:p>0</text:p>
          </table:table-cell>
          <table:table-cell table:style-name="ce48" table:formula="of:=IF([.AF98]=1;IF(OR(SUM([.AE97:.AG99];-1)=2;SUM([.AE97:.AG99];-1)=3);1;0);IF(SUM([.AE97:.AG99])=3;1;0))" office:value-type="float" office:value="0" calcext:value-type="float">
            <text:p>0</text:p>
          </table:table-cell>
          <table:table-cell table:style-name="ce48" table:formula="of:=IF([.AG98]=1;IF(OR(SUM([.AF97:.AH99];-1)=2;SUM([.AF97:.AH99];-1)=3);1;0);IF(SUM([.AF97:.AH99])=3;1;0))" office:value-type="float" office:value="0" calcext:value-type="float">
            <text:p>0</text:p>
          </table:table-cell>
          <table:table-cell table:style-name="ce48" table:formula="of:=IF([.AH98]=1;IF(OR(SUM([.AG97:.AI99];-1)=2;SUM([.AG97:.AI99];-1)=3);1;0);IF(SUM([.AG97:.AI99])=3;1;0))" office:value-type="float" office:value="0" calcext:value-type="float">
            <text:p>0</text:p>
          </table:table-cell>
          <table:table-cell table:style-name="ce48" table:formula="of:=IF([.AI98]=1;IF(OR(SUM([.AH97:.AJ99];-1)=2;SUM([.AH97:.AJ99];-1)=3);1;0);IF(SUM([.AH97:.AJ99])=3;1;0))" office:value-type="float" office:value="0" calcext:value-type="float">
            <text:p>0</text:p>
          </table:table-cell>
          <table:table-cell table:style-name="ce48" table:formula="of:=IF([.AJ98]=1;IF(OR(SUM([.AI97:.AK99];-1)=2;SUM([.AI97:.AK99];-1)=3);1;0);IF(SUM([.AI97:.AK99])=3;1;0))" office:value-type="float" office:value="0" calcext:value-type="float">
            <text:p>0</text:p>
          </table:table-cell>
          <table:table-cell table:style-name="ce48" table:formula="of:=IF([.AK98]=1;IF(OR(SUM([.AJ97:.AL99];-1)=2;SUM([.AJ97:.AL99];-1)=3);1;0);IF(SUM([.AJ97:.AL99])=3;1;0))" office:value-type="float" office:value="0" calcext:value-type="float">
            <text:p>0</text:p>
          </table:table-cell>
          <table:table-cell table:style-name="ce48" table:formula="of:=IF([.AL98]=1;IF(OR(SUM([.AK97:.AM99];-1)=2;SUM([.AK97:.AM99];-1)=3);1;0);IF(SUM([.AK97:.AM99])=3;1;0))" office:value-type="float" office:value="0" calcext:value-type="float">
            <text:p>0</text:p>
          </table:table-cell>
          <table:table-cell table:style-name="ce48" table:formula="of:=IF([.AM98]=1;IF(OR(SUM([.AL97:.AN99];-1)=2;SUM([.AL97:.AN99];-1)=3);1;0);IF(SUM([.AL97:.AN99])=3;1;0))" office:value-type="float" office:value="0" calcext:value-type="float">
            <text:p>0</text:p>
          </table:table-cell>
          <table:table-cell table:style-name="ce48" table:formula="of:=IF([.AN98]=1;IF(OR(SUM([.AM97:.AO99];-1)=2;SUM([.AM97:.AO99];-1)=3);1;0);IF(SUM([.AM97:.AO99])=3;1;0))" office:value-type="float" office:value="0" calcext:value-type="float">
            <text:p>0</text:p>
          </table:table-cell>
          <table:table-cell table:style-name="ce48" table:formula="of:=IF([.AO98]=1;IF(OR(SUM([.AN97:.AP99];-1)=2;SUM([.AN97:.AP99];-1)=3);1;0);IF(SUM([.AN97:.AP99])=3;1;0))" office:value-type="float" office:value="0" calcext:value-type="float">
            <text:p>0</text:p>
          </table:table-cell>
          <table:table-cell table:style-name="ce48" table:formula="of:=IF([.AP98]=1;IF(OR(SUM([.AO97:.AQ99];-1)=2;SUM([.AO97:.AQ99];-1)=3);1;0);IF(SUM([.AO97:.AQ99])=3;1;0))" office:value-type="float" office:value="0" calcext:value-type="float">
            <text:p>0</text:p>
          </table:table-cell>
          <table:table-cell table:style-name="ce48" table:formula="of:=IF([.AQ98]=1;IF(OR(SUM([.AP97:.AR99];-1)=2;SUM([.AP97:.AR99];-1)=3);1;0);IF(SUM([.AP97:.AR99])=3;1;0))" office:value-type="float" office:value="0" calcext:value-type="float">
            <text:p>0</text:p>
          </table:table-cell>
          <table:table-cell table:style-name="ce48" table:formula="of:=IF([.AR98]=1;IF(OR(SUM([.AQ97:.AS99];-1)=2;SUM([.AQ97:.AS99];-1)=3);1;0);IF(SUM([.AQ97:.AS99])=3;1;0))" office:value-type="float" office:value="0" calcext:value-type="float">
            <text:p>0</text:p>
          </table:table-cell>
          <table:table-cell table:style-name="ce48" table:formula="of:=IF([.AS98]=1;IF(OR(SUM([.AR97:.AT99];-1)=2;SUM([.AR97:.AT99];-1)=3);1;0);IF(SUM([.AR97:.AT99])=3;1;0))" office:value-type="float" office:value="0" calcext:value-type="float">
            <text:p>0</text:p>
          </table:table-cell>
          <table:table-cell table:style-name="ce48" table:formula="of:=IF([.AT98]=1;IF(OR(SUM([.AS97:.AU99];-1)=2;SUM([.AS97:.AU99];-1)=3);1;0);IF(SUM([.AS97:.AU99])=3;1;0))" office:value-type="float" office:value="0" calcext:value-type="float">
            <text:p>0</text:p>
          </table:table-cell>
          <table:table-cell table:style-name="ce48" table:formula="of:=IF([.AU98]=1;IF(OR(SUM([.AT97:.AV99];-1)=2;SUM([.AT97:.AV99];-1)=3);1;0);IF(SUM([.AT97:.AV99])=3;1;0))" office:value-type="float" office:value="0" calcext:value-type="float">
            <text:p>0</text:p>
          </table:table-cell>
          <table:table-cell table:style-name="ce48" table:formula="of:=IF([.AV98]=1;IF(OR(SUM([.AU97:.AW99];-1)=2;SUM([.AU97:.AW99];-1)=3);1;0);IF(SUM([.AU97:.AW99])=3;1;0))" office:value-type="float" office:value="0" calcext:value-type="float">
            <text:p>0</text:p>
          </table:table-cell>
          <table:table-cell table:style-name="ce48" table:formula="of:=IF([.AW98]=1;IF(OR(SUM([.AV97:.AX99];-1)=2;SUM([.AV97:.AX99];-1)=3);1;0);IF(SUM([.AV97:.AX99])=3;1;0))" office:value-type="float" office:value="0" calcext:value-type="float">
            <text:p>0</text:p>
          </table:table-cell>
          <table:table-cell table:style-name="ce48" table:formula="of:=IF([.AX98]=1;IF(OR(SUM([.AW97:.AY99];-1)=2;SUM([.AW97:.AY99];-1)=3);1;0);IF(SUM([.AW97:.AY99])=3;1;0))" office:value-type="float" office:value="0" calcext:value-type="float">
            <text:p>0</text:p>
          </table:table-cell>
          <table:table-cell table:style-name="ce48" table:formula="of:=IF([.AY98]=1;IF(OR(SUM([.AX97:.AZ99];-1)=2;SUM([.AX97:.AZ99];-1)=3);1;0);IF(SUM([.AX97:.AZ99])=3;1;0))" office:value-type="float" office:value="0" calcext:value-type="float">
            <text:p>0</text:p>
          </table:table-cell>
          <table:table-cell table:style-name="ce48" table:formula="of:=IF([.AZ98]=1;IF(OR(SUM([.AY97:.BA99];-1)=2;SUM([.AY97:.BA99];-1)=3);1;0);IF(SUM([.AY97:.BA99])=3;1;0))" office:value-type="float" office:value="0" calcext:value-type="float">
            <text:p>0</text:p>
          </table:table-cell>
          <table:table-cell table:style-name="ce48" table:formula="of:=IF([.BA98]=1;IF(OR(SUM([.AZ97:.BB99];-1)=2;SUM([.AZ97:.BB99];-1)=3);1;0);IF(SUM([.AZ97:.BB99])=3;1;0))" office:value-type="float" office:value="0" calcext:value-type="float">
            <text:p>0</text:p>
          </table:table-cell>
          <table:table-cell table:style-name="ce48" table:formula="of:=IF([.BB98]=1;IF(OR(SUM([.BA97:.BC99];-1)=2;SUM([.BA97:.BC99];-1)=3);1;0);IF(SUM([.BA97:.BC99])=3;1;0))" office:value-type="float" office:value="0" calcext:value-type="float">
            <text:p>0</text:p>
          </table:table-cell>
          <table:table-cell table:style-name="ce48" table:formula="of:=IF([.BC98]=1;IF(OR(SUM([.BB97:.BD99];-1)=2;SUM([.BB97:.BD99];-1)=3);1;0);IF(SUM([.BB97:.BD99])=3;1;0))" office:value-type="float" office:value="0" calcext:value-type="float">
            <text:p>0</text:p>
          </table:table-cell>
          <table:table-cell table:style-name="ce48" table:formula="of:=IF([.BD98]=1;IF(OR(SUM([.BC97:.BE99];-1)=2;SUM([.BC97:.BE99];-1)=3);1;0);IF(SUM([.BC97:.BE99])=3;1;0))" office:value-type="float" office:value="0" calcext:value-type="float">
            <text:p>0</text:p>
          </table:table-cell>
          <table:table-cell table:style-name="ce48" table:formula="of:=IF([.BE98]=1;IF(OR(SUM([.BD97:.BF99];-1)=2;SUM([.BD97:.BF99];-1)=3);1;0);IF(SUM([.BD97:.BF99])=3;1;0))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style-name="ce48" table:formula="of:=IF([.C99]=1;IF(OR(SUM([.B98:.D100];-1)=2;SUM([.B98:.D100];-1)=3);1;0);IF(SUM([.B98:.D100])=3;1;0))" office:value-type="float" office:value="0" calcext:value-type="float">
            <text:p>0</text:p>
          </table:table-cell>
          <table:table-cell table:style-name="ce48" table:formula="of:=IF([.D99]=1;IF(OR(SUM([.C98:.E100];-1)=2;SUM([.C98:.E100];-1)=3);1;0);IF(SUM([.C98:.E100])=3;1;0))" office:value-type="float" office:value="0" calcext:value-type="float">
            <text:p>0</text:p>
          </table:table-cell>
          <table:table-cell table:style-name="ce48" table:formula="of:=IF([.E99]=1;IF(OR(SUM([.D98:.F100];-1)=2;SUM([.D98:.F100];-1)=3);1;0);IF(SUM([.D98:.F100])=3;1;0))" office:value-type="float" office:value="0" calcext:value-type="float">
            <text:p>0</text:p>
          </table:table-cell>
          <table:table-cell table:style-name="ce48" table:formula="of:=IF([.F99]=1;IF(OR(SUM([.E98:.G100];-1)=2;SUM([.E98:.G100];-1)=3);1;0);IF(SUM([.E98:.G100])=3;1;0))" office:value-type="float" office:value="0" calcext:value-type="float">
            <text:p>0</text:p>
          </table:table-cell>
          <table:table-cell table:style-name="ce48" table:formula="of:=IF([.G99]=1;IF(OR(SUM([.F98:.H100];-1)=2;SUM([.F98:.H100];-1)=3);1;0);IF(SUM([.F98:.H100])=3;1;0))" office:value-type="float" office:value="0" calcext:value-type="float">
            <text:p>0</text:p>
          </table:table-cell>
          <table:table-cell table:style-name="ce48" table:formula="of:=IF([.H99]=1;IF(OR(SUM([.G98:.I100];-1)=2;SUM([.G98:.I100];-1)=3);1;0);IF(SUM([.G98:.I100])=3;1;0))" office:value-type="float" office:value="0" calcext:value-type="float">
            <text:p>0</text:p>
          </table:table-cell>
          <table:table-cell table:style-name="ce48" table:formula="of:=IF([.I99]=1;IF(OR(SUM([.H98:.J100];-1)=2;SUM([.H98:.J100];-1)=3);1;0);IF(SUM([.H98:.J100])=3;1;0))" office:value-type="float" office:value="0" calcext:value-type="float">
            <text:p>0</text:p>
          </table:table-cell>
          <table:table-cell table:style-name="ce48" table:formula="of:=IF([.J99]=1;IF(OR(SUM([.I98:.K100];-1)=2;SUM([.I98:.K100];-1)=3);1;0);IF(SUM([.I98:.K100])=3;1;0))" office:value-type="float" office:value="1" calcext:value-type="float">
            <text:p>1</text:p>
          </table:table-cell>
          <table:table-cell table:style-name="ce48" table:formula="of:=IF([.K99]=1;IF(OR(SUM([.J98:.L100];-1)=2;SUM([.J98:.L100];-1)=3);1;0);IF(SUM([.J98:.L100])=3;1;0))" office:value-type="float" office:value="0" calcext:value-type="float">
            <text:p>0</text:p>
          </table:table-cell>
          <table:table-cell table:style-name="ce48" table:formula="of:=IF([.L99]=1;IF(OR(SUM([.K98:.M100];-1)=2;SUM([.K98:.M100];-1)=3);1;0);IF(SUM([.K98:.M100])=3;1;0))" office:value-type="float" office:value="0" calcext:value-type="float">
            <text:p>0</text:p>
          </table:table-cell>
          <table:table-cell table:style-name="ce48" table:formula="of:=IF([.M99]=1;IF(OR(SUM([.L98:.N100];-1)=2;SUM([.L98:.N100];-1)=3);1;0);IF(SUM([.L98:.N100])=3;1;0))" office:value-type="float" office:value="0" calcext:value-type="float">
            <text:p>0</text:p>
          </table:table-cell>
          <table:table-cell table:style-name="ce48" table:formula="of:=IF([.N99]=1;IF(OR(SUM([.M98:.O100];-1)=2;SUM([.M98:.O100];-1)=3);1;0);IF(SUM([.M98:.O100])=3;1;0))" office:value-type="float" office:value="1" calcext:value-type="float">
            <text:p>1</text:p>
          </table:table-cell>
          <table:table-cell table:style-name="ce48" table:formula="of:=IF([.O99]=1;IF(OR(SUM([.N98:.P100];-1)=2;SUM([.N98:.P100];-1)=3);1;0);IF(SUM([.N98:.P100])=3;1;0))" office:value-type="float" office:value="0" calcext:value-type="float">
            <text:p>0</text:p>
          </table:table-cell>
          <table:table-cell table:style-name="ce48" table:formula="of:=IF([.P99]=1;IF(OR(SUM([.O98:.Q100];-1)=2;SUM([.O98:.Q100];-1)=3);1;0);IF(SUM([.O98:.Q100])=3;1;0))" office:value-type="float" office:value="0" calcext:value-type="float">
            <text:p>0</text:p>
          </table:table-cell>
          <table:table-cell table:style-name="ce48" table:formula="of:=IF([.Q99]=1;IF(OR(SUM([.P98:.R100];-1)=2;SUM([.P98:.R100];-1)=3);1;0);IF(SUM([.P98:.R100])=3;1;0))" office:value-type="float" office:value="0" calcext:value-type="float">
            <text:p>0</text:p>
          </table:table-cell>
          <table:table-cell table:style-name="ce48" table:formula="of:=IF([.R99]=1;IF(OR(SUM([.Q98:.S100];-1)=2;SUM([.Q98:.S100];-1)=3);1;0);IF(SUM([.Q98:.S100])=3;1;0))" office:value-type="float" office:value="0" calcext:value-type="float">
            <text:p>0</text:p>
          </table:table-cell>
          <table:table-cell table:style-name="ce48" table:formula="of:=IF([.S99]=1;IF(OR(SUM([.R98:.T100];-1)=2;SUM([.R98:.T100];-1)=3);1;0);IF(SUM([.R98:.T100])=3;1;0))" office:value-type="float" office:value="0" calcext:value-type="float">
            <text:p>0</text:p>
          </table:table-cell>
          <table:table-cell table:style-name="ce48" table:formula="of:=IF([.T99]=1;IF(OR(SUM([.S98:.U100];-1)=2;SUM([.S98:.U100];-1)=3);1;0);IF(SUM([.S98:.U100])=3;1;0))" office:value-type="float" office:value="0" calcext:value-type="float">
            <text:p>0</text:p>
          </table:table-cell>
          <table:table-cell table:style-name="ce48" table:formula="of:=IF([.U99]=1;IF(OR(SUM([.T98:.V100];-1)=2;SUM([.T98:.V100];-1)=3);1;0);IF(SUM([.T98:.V100])=3;1;0))" office:value-type="float" office:value="0" calcext:value-type="float">
            <text:p>0</text:p>
          </table:table-cell>
          <table:table-cell table:style-name="ce48" table:formula="of:=IF([.V99]=1;IF(OR(SUM([.U98:.W100];-1)=2;SUM([.U98:.W100];-1)=3);1;0);IF(SUM([.U98:.W100])=3;1;0))" office:value-type="float" office:value="0" calcext:value-type="float">
            <text:p>0</text:p>
          </table:table-cell>
          <table:table-cell table:style-name="ce48" table:formula="of:=IF([.W99]=1;IF(OR(SUM([.V98:.X100];-1)=2;SUM([.V98:.X100];-1)=3);1;0);IF(SUM([.V98:.X100])=3;1;0))" office:value-type="float" office:value="0" calcext:value-type="float">
            <text:p>0</text:p>
          </table:table-cell>
          <table:table-cell table:style-name="ce48" table:formula="of:=IF([.X99]=1;IF(OR(SUM([.W98:.Y100];-1)=2;SUM([.W98:.Y100];-1)=3);1;0);IF(SUM([.W98:.Y100])=3;1;0))" office:value-type="float" office:value="0" calcext:value-type="float">
            <text:p>0</text:p>
          </table:table-cell>
          <table:table-cell table:style-name="ce48" table:formula="of:=IF([.Y99]=1;IF(OR(SUM([.X98:.Z100];-1)=2;SUM([.X98:.Z100];-1)=3);1;0);IF(SUM([.X98:.Z100])=3;1;0))" office:value-type="float" office:value="0" calcext:value-type="float">
            <text:p>0</text:p>
          </table:table-cell>
          <table:table-cell table:style-name="ce48" table:formula="of:=IF([.Z99]=1;IF(OR(SUM([.Y98:.AA100];-1)=2;SUM([.Y98:.AA100];-1)=3);1;0);IF(SUM([.Y98:.AA100])=3;1;0))" office:value-type="float" office:value="0" calcext:value-type="float">
            <text:p>0</text:p>
          </table:table-cell>
          <table:table-cell table:style-name="ce48" table:formula="of:=IF([.AA99]=1;IF(OR(SUM([.Z98:.AB100];-1)=2;SUM([.Z98:.AB100];-1)=3);1;0);IF(SUM([.Z98:.AB100])=3;1;0))" office:value-type="float" office:value="0" calcext:value-type="float">
            <text:p>0</text:p>
          </table:table-cell>
          <table:table-cell table:style-name="ce48" table:formula="of:=IF([.AB99]=1;IF(OR(SUM([.AA98:.AC100];-1)=2;SUM([.AA98:.AC100];-1)=3);1;0);IF(SUM([.AA98:.AC100])=3;1;0))" office:value-type="float" office:value="0" calcext:value-type="float">
            <text:p>0</text:p>
          </table:table-cell>
          <table:table-cell table:style-name="ce48" table:formula="of:=IF([.AC99]=1;IF(OR(SUM([.AB98:.AD100];-1)=2;SUM([.AB98:.AD100];-1)=3);1;0);IF(SUM([.AB98:.AD100])=3;1;0))" office:value-type="float" office:value="0" calcext:value-type="float">
            <text:p>0</text:p>
          </table:table-cell>
          <table:table-cell table:style-name="ce48" table:formula="of:=IF([.AD99]=1;IF(OR(SUM([.AC98:.AE100];-1)=2;SUM([.AC98:.AE100];-1)=3);1;0);IF(SUM([.AC98:.AE100])=3;1;0))" office:value-type="float" office:value="0" calcext:value-type="float">
            <text:p>0</text:p>
          </table:table-cell>
          <table:table-cell table:style-name="ce48" table:formula="of:=IF([.AE99]=1;IF(OR(SUM([.AD98:.AF100];-1)=2;SUM([.AD98:.AF100];-1)=3);1;0);IF(SUM([.AD98:.AF100])=3;1;0))" office:value-type="float" office:value="0" calcext:value-type="float">
            <text:p>0</text:p>
          </table:table-cell>
          <table:table-cell table:style-name="ce48" table:formula="of:=IF([.AF99]=1;IF(OR(SUM([.AE98:.AG100];-1)=2;SUM([.AE98:.AG100];-1)=3);1;0);IF(SUM([.AE98:.AG100])=3;1;0))" office:value-type="float" office:value="0" calcext:value-type="float">
            <text:p>0</text:p>
          </table:table-cell>
          <table:table-cell table:style-name="ce48" table:formula="of:=IF([.AG99]=1;IF(OR(SUM([.AF98:.AH100];-1)=2;SUM([.AF98:.AH100];-1)=3);1;0);IF(SUM([.AF98:.AH100])=3;1;0))" office:value-type="float" office:value="0" calcext:value-type="float">
            <text:p>0</text:p>
          </table:table-cell>
          <table:table-cell table:style-name="ce48" table:formula="of:=IF([.AH99]=1;IF(OR(SUM([.AG98:.AI100];-1)=2;SUM([.AG98:.AI100];-1)=3);1;0);IF(SUM([.AG98:.AI100])=3;1;0))" office:value-type="float" office:value="0" calcext:value-type="float">
            <text:p>0</text:p>
          </table:table-cell>
          <table:table-cell table:style-name="ce48" table:formula="of:=IF([.AI99]=1;IF(OR(SUM([.AH98:.AJ100];-1)=2;SUM([.AH98:.AJ100];-1)=3);1;0);IF(SUM([.AH98:.AJ100])=3;1;0))" office:value-type="float" office:value="0" calcext:value-type="float">
            <text:p>0</text:p>
          </table:table-cell>
          <table:table-cell table:style-name="ce48" table:formula="of:=IF([.AJ99]=1;IF(OR(SUM([.AI98:.AK100];-1)=2;SUM([.AI98:.AK100];-1)=3);1;0);IF(SUM([.AI98:.AK100])=3;1;0))" office:value-type="float" office:value="0" calcext:value-type="float">
            <text:p>0</text:p>
          </table:table-cell>
          <table:table-cell table:style-name="ce48" table:formula="of:=IF([.AK99]=1;IF(OR(SUM([.AJ98:.AL100];-1)=2;SUM([.AJ98:.AL100];-1)=3);1;0);IF(SUM([.AJ98:.AL100])=3;1;0))" office:value-type="float" office:value="0" calcext:value-type="float">
            <text:p>0</text:p>
          </table:table-cell>
          <table:table-cell table:style-name="ce48" table:formula="of:=IF([.AL99]=1;IF(OR(SUM([.AK98:.AM100];-1)=2;SUM([.AK98:.AM100];-1)=3);1;0);IF(SUM([.AK98:.AM100])=3;1;0))" office:value-type="float" office:value="0" calcext:value-type="float">
            <text:p>0</text:p>
          </table:table-cell>
          <table:table-cell table:style-name="ce48" table:formula="of:=IF([.AM99]=1;IF(OR(SUM([.AL98:.AN100];-1)=2;SUM([.AL98:.AN100];-1)=3);1;0);IF(SUM([.AL98:.AN100])=3;1;0))" office:value-type="float" office:value="0" calcext:value-type="float">
            <text:p>0</text:p>
          </table:table-cell>
          <table:table-cell table:style-name="ce48" table:formula="of:=IF([.AN99]=1;IF(OR(SUM([.AM98:.AO100];-1)=2;SUM([.AM98:.AO100];-1)=3);1;0);IF(SUM([.AM98:.AO100])=3;1;0))" office:value-type="float" office:value="0" calcext:value-type="float">
            <text:p>0</text:p>
          </table:table-cell>
          <table:table-cell table:style-name="ce48" table:formula="of:=IF([.AO99]=1;IF(OR(SUM([.AN98:.AP100];-1)=2;SUM([.AN98:.AP100];-1)=3);1;0);IF(SUM([.AN98:.AP100])=3;1;0))" office:value-type="float" office:value="0" calcext:value-type="float">
            <text:p>0</text:p>
          </table:table-cell>
          <table:table-cell table:style-name="ce48" table:formula="of:=IF([.AP99]=1;IF(OR(SUM([.AO98:.AQ100];-1)=2;SUM([.AO98:.AQ100];-1)=3);1;0);IF(SUM([.AO98:.AQ100])=3;1;0))" office:value-type="float" office:value="0" calcext:value-type="float">
            <text:p>0</text:p>
          </table:table-cell>
          <table:table-cell table:style-name="ce48" table:formula="of:=IF([.AQ99]=1;IF(OR(SUM([.AP98:.AR100];-1)=2;SUM([.AP98:.AR100];-1)=3);1;0);IF(SUM([.AP98:.AR100])=3;1;0))" office:value-type="float" office:value="0" calcext:value-type="float">
            <text:p>0</text:p>
          </table:table-cell>
          <table:table-cell table:style-name="ce48" table:formula="of:=IF([.AR99]=1;IF(OR(SUM([.AQ98:.AS100];-1)=2;SUM([.AQ98:.AS100];-1)=3);1;0);IF(SUM([.AQ98:.AS100])=3;1;0))" office:value-type="float" office:value="0" calcext:value-type="float">
            <text:p>0</text:p>
          </table:table-cell>
          <table:table-cell table:style-name="ce48" table:formula="of:=IF([.AS99]=1;IF(OR(SUM([.AR98:.AT100];-1)=2;SUM([.AR98:.AT100];-1)=3);1;0);IF(SUM([.AR98:.AT100])=3;1;0))" office:value-type="float" office:value="0" calcext:value-type="float">
            <text:p>0</text:p>
          </table:table-cell>
          <table:table-cell table:style-name="ce48" table:formula="of:=IF([.AT99]=1;IF(OR(SUM([.AS98:.AU100];-1)=2;SUM([.AS98:.AU100];-1)=3);1;0);IF(SUM([.AS98:.AU100])=3;1;0))" office:value-type="float" office:value="0" calcext:value-type="float">
            <text:p>0</text:p>
          </table:table-cell>
          <table:table-cell table:style-name="ce48" table:formula="of:=IF([.AU99]=1;IF(OR(SUM([.AT98:.AV100];-1)=2;SUM([.AT98:.AV100];-1)=3);1;0);IF(SUM([.AT98:.AV100])=3;1;0))" office:value-type="float" office:value="0" calcext:value-type="float">
            <text:p>0</text:p>
          </table:table-cell>
          <table:table-cell table:style-name="ce48" table:formula="of:=IF([.AV99]=1;IF(OR(SUM([.AU98:.AW100];-1)=2;SUM([.AU98:.AW100];-1)=3);1;0);IF(SUM([.AU98:.AW100])=3;1;0))" office:value-type="float" office:value="0" calcext:value-type="float">
            <text:p>0</text:p>
          </table:table-cell>
          <table:table-cell table:style-name="ce48" table:formula="of:=IF([.AW99]=1;IF(OR(SUM([.AV98:.AX100];-1)=2;SUM([.AV98:.AX100];-1)=3);1;0);IF(SUM([.AV98:.AX100])=3;1;0))" office:value-type="float" office:value="0" calcext:value-type="float">
            <text:p>0</text:p>
          </table:table-cell>
          <table:table-cell table:style-name="ce48" table:formula="of:=IF([.AX99]=1;IF(OR(SUM([.AW98:.AY100];-1)=2;SUM([.AW98:.AY100];-1)=3);1;0);IF(SUM([.AW98:.AY100])=3;1;0))" office:value-type="float" office:value="0" calcext:value-type="float">
            <text:p>0</text:p>
          </table:table-cell>
          <table:table-cell table:style-name="ce48" table:formula="of:=IF([.AY99]=1;IF(OR(SUM([.AX98:.AZ100];-1)=2;SUM([.AX98:.AZ100];-1)=3);1;0);IF(SUM([.AX98:.AZ100])=3;1;0))" office:value-type="float" office:value="0" calcext:value-type="float">
            <text:p>0</text:p>
          </table:table-cell>
          <table:table-cell table:style-name="ce48" table:formula="of:=IF([.AZ99]=1;IF(OR(SUM([.AY98:.BA100];-1)=2;SUM([.AY98:.BA100];-1)=3);1;0);IF(SUM([.AY98:.BA100])=3;1;0))" office:value-type="float" office:value="0" calcext:value-type="float">
            <text:p>0</text:p>
          </table:table-cell>
          <table:table-cell table:style-name="ce48" table:formula="of:=IF([.BA99]=1;IF(OR(SUM([.AZ98:.BB100];-1)=2;SUM([.AZ98:.BB100];-1)=3);1;0);IF(SUM([.AZ98:.BB100])=3;1;0))" office:value-type="float" office:value="0" calcext:value-type="float">
            <text:p>0</text:p>
          </table:table-cell>
          <table:table-cell table:style-name="ce48" table:formula="of:=IF([.BB99]=1;IF(OR(SUM([.BA98:.BC100];-1)=2;SUM([.BA98:.BC100];-1)=3);1;0);IF(SUM([.BA98:.BC100])=3;1;0))" office:value-type="float" office:value="0" calcext:value-type="float">
            <text:p>0</text:p>
          </table:table-cell>
          <table:table-cell table:style-name="ce48" table:formula="of:=IF([.BC99]=1;IF(OR(SUM([.BB98:.BD100];-1)=2;SUM([.BB98:.BD100];-1)=3);1;0);IF(SUM([.BB98:.BD100])=3;1;0))" office:value-type="float" office:value="0" calcext:value-type="float">
            <text:p>0</text:p>
          </table:table-cell>
          <table:table-cell table:style-name="ce48" table:formula="of:=IF([.BD99]=1;IF(OR(SUM([.BC98:.BE100];-1)=2;SUM([.BC98:.BE100];-1)=3);1;0);IF(SUM([.BC98:.BE100])=3;1;0))" office:value-type="float" office:value="0" calcext:value-type="float">
            <text:p>0</text:p>
          </table:table-cell>
          <table:table-cell table:style-name="ce48" table:formula="of:=IF([.BE99]=1;IF(OR(SUM([.BD98:.BF100];-1)=2;SUM([.BD98:.BF100];-1)=3);1;0);IF(SUM([.BD98:.BF100])=3;1;0))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style-name="ce48" table:formula="of:=IF([.C100]=1;IF(OR(SUM([.B99:.D101];-1)=2;SUM([.B99:.D101];-1)=3);1;0);IF(SUM([.B99:.D101])=3;1;0))" office:value-type="float" office:value="0" calcext:value-type="float">
            <text:p>0</text:p>
          </table:table-cell>
          <table:table-cell table:style-name="ce48" table:formula="of:=IF([.D100]=1;IF(OR(SUM([.C99:.E101];-1)=2;SUM([.C99:.E101];-1)=3);1;0);IF(SUM([.C99:.E101])=3;1;0))" office:value-type="float" office:value="0" calcext:value-type="float">
            <text:p>0</text:p>
          </table:table-cell>
          <table:table-cell table:style-name="ce48" table:formula="of:=IF([.E100]=1;IF(OR(SUM([.D99:.F101];-1)=2;SUM([.D99:.F101];-1)=3);1;0);IF(SUM([.D99:.F101])=3;1;0))" office:value-type="float" office:value="0" calcext:value-type="float">
            <text:p>0</text:p>
          </table:table-cell>
          <table:table-cell table:style-name="ce48" table:formula="of:=IF([.F100]=1;IF(OR(SUM([.E99:.G101];-1)=2;SUM([.E99:.G101];-1)=3);1;0);IF(SUM([.E99:.G101])=3;1;0))" office:value-type="float" office:value="0" calcext:value-type="float">
            <text:p>0</text:p>
          </table:table-cell>
          <table:table-cell table:style-name="ce48" table:formula="of:=IF([.G100]=1;IF(OR(SUM([.F99:.H101];-1)=2;SUM([.F99:.H101];-1)=3);1;0);IF(SUM([.F99:.H101])=3;1;0))" office:value-type="float" office:value="0" calcext:value-type="float">
            <text:p>0</text:p>
          </table:table-cell>
          <table:table-cell table:style-name="ce48" table:formula="of:=IF([.H100]=1;IF(OR(SUM([.G99:.I101];-1)=2;SUM([.G99:.I101];-1)=3);1;0);IF(SUM([.G99:.I101])=3;1;0))" office:value-type="float" office:value="0" calcext:value-type="float">
            <text:p>0</text:p>
          </table:table-cell>
          <table:table-cell table:style-name="ce48" table:formula="of:=IF([.I100]=1;IF(OR(SUM([.H99:.J101];-1)=2;SUM([.H99:.J101];-1)=3);1;0);IF(SUM([.H99:.J101])=3;1;0))" office:value-type="float" office:value="0" calcext:value-type="float">
            <text:p>0</text:p>
          </table:table-cell>
          <table:table-cell table:style-name="ce48" table:formula="of:=IF([.J100]=1;IF(OR(SUM([.I99:.K101];-1)=2;SUM([.I99:.K101];-1)=3);1;0);IF(SUM([.I99:.K101])=3;1;0))" office:value-type="float" office:value="1" calcext:value-type="float">
            <text:p>1</text:p>
          </table:table-cell>
          <table:table-cell table:style-name="ce48" table:formula="of:=IF([.K100]=1;IF(OR(SUM([.J99:.L101];-1)=2;SUM([.J99:.L101];-1)=3);1;0);IF(SUM([.J99:.L101])=3;1;0))" office:value-type="float" office:value="0" calcext:value-type="float">
            <text:p>0</text:p>
          </table:table-cell>
          <table:table-cell table:style-name="ce48" table:formula="of:=IF([.L100]=1;IF(OR(SUM([.K99:.M101];-1)=2;SUM([.K99:.M101];-1)=3);1;0);IF(SUM([.K99:.M101])=3;1;0))" office:value-type="float" office:value="0" calcext:value-type="float">
            <text:p>0</text:p>
          </table:table-cell>
          <table:table-cell table:style-name="ce48" table:formula="of:=IF([.M100]=1;IF(OR(SUM([.L99:.N101];-1)=2;SUM([.L99:.N101];-1)=3);1;0);IF(SUM([.L99:.N101])=3;1;0))" office:value-type="float" office:value="0" calcext:value-type="float">
            <text:p>0</text:p>
          </table:table-cell>
          <table:table-cell table:style-name="ce48" table:formula="of:=IF([.N100]=1;IF(OR(SUM([.M99:.O101];-1)=2;SUM([.M99:.O101];-1)=3);1;0);IF(SUM([.M99:.O101])=3;1;0))" office:value-type="float" office:value="1" calcext:value-type="float">
            <text:p>1</text:p>
          </table:table-cell>
          <table:table-cell table:style-name="ce48" table:formula="of:=IF([.O100]=1;IF(OR(SUM([.N99:.P101];-1)=2;SUM([.N99:.P101];-1)=3);1;0);IF(SUM([.N99:.P101])=3;1;0))" office:value-type="float" office:value="0" calcext:value-type="float">
            <text:p>0</text:p>
          </table:table-cell>
          <table:table-cell table:style-name="ce48" table:formula="of:=IF([.P100]=1;IF(OR(SUM([.O99:.Q101];-1)=2;SUM([.O99:.Q101];-1)=3);1;0);IF(SUM([.O99:.Q101])=3;1;0))" office:value-type="float" office:value="0" calcext:value-type="float">
            <text:p>0</text:p>
          </table:table-cell>
          <table:table-cell table:style-name="ce48" table:formula="of:=IF([.Q100]=1;IF(OR(SUM([.P99:.R101];-1)=2;SUM([.P99:.R101];-1)=3);1;0);IF(SUM([.P99:.R101])=3;1;0))" office:value-type="float" office:value="0" calcext:value-type="float">
            <text:p>0</text:p>
          </table:table-cell>
          <table:table-cell table:style-name="ce48" table:formula="of:=IF([.R100]=1;IF(OR(SUM([.Q99:.S101];-1)=2;SUM([.Q99:.S101];-1)=3);1;0);IF(SUM([.Q99:.S101])=3;1;0))" office:value-type="float" office:value="0" calcext:value-type="float">
            <text:p>0</text:p>
          </table:table-cell>
          <table:table-cell table:style-name="ce48" table:formula="of:=IF([.S100]=1;IF(OR(SUM([.R99:.T101];-1)=2;SUM([.R99:.T101];-1)=3);1;0);IF(SUM([.R99:.T101])=3;1;0))" office:value-type="float" office:value="0" calcext:value-type="float">
            <text:p>0</text:p>
          </table:table-cell>
          <table:table-cell table:style-name="ce48" table:formula="of:=IF([.T100]=1;IF(OR(SUM([.S99:.U101];-1)=2;SUM([.S99:.U101];-1)=3);1;0);IF(SUM([.S99:.U101])=3;1;0))" office:value-type="float" office:value="0" calcext:value-type="float">
            <text:p>0</text:p>
          </table:table-cell>
          <table:table-cell table:style-name="ce48" table:formula="of:=IF([.U100]=1;IF(OR(SUM([.T99:.V101];-1)=2;SUM([.T99:.V101];-1)=3);1;0);IF(SUM([.T99:.V101])=3;1;0))" office:value-type="float" office:value="0" calcext:value-type="float">
            <text:p>0</text:p>
          </table:table-cell>
          <table:table-cell table:style-name="ce48" table:formula="of:=IF([.V100]=1;IF(OR(SUM([.U99:.W101];-1)=2;SUM([.U99:.W101];-1)=3);1;0);IF(SUM([.U99:.W101])=3;1;0))" office:value-type="float" office:value="0" calcext:value-type="float">
            <text:p>0</text:p>
          </table:table-cell>
          <table:table-cell table:style-name="ce48" table:formula="of:=IF([.W100]=1;IF(OR(SUM([.V99:.X101];-1)=2;SUM([.V99:.X101];-1)=3);1;0);IF(SUM([.V99:.X101])=3;1;0))" office:value-type="float" office:value="0" calcext:value-type="float">
            <text:p>0</text:p>
          </table:table-cell>
          <table:table-cell table:style-name="ce48" table:formula="of:=IF([.X100]=1;IF(OR(SUM([.W99:.Y101];-1)=2;SUM([.W99:.Y101];-1)=3);1;0);IF(SUM([.W99:.Y101])=3;1;0))" office:value-type="float" office:value="0" calcext:value-type="float">
            <text:p>0</text:p>
          </table:table-cell>
          <table:table-cell table:style-name="ce48" table:formula="of:=IF([.Y100]=1;IF(OR(SUM([.X99:.Z101];-1)=2;SUM([.X99:.Z101];-1)=3);1;0);IF(SUM([.X99:.Z101])=3;1;0))" office:value-type="float" office:value="0" calcext:value-type="float">
            <text:p>0</text:p>
          </table:table-cell>
          <table:table-cell table:style-name="ce48" table:formula="of:=IF([.Z100]=1;IF(OR(SUM([.Y99:.AA101];-1)=2;SUM([.Y99:.AA101];-1)=3);1;0);IF(SUM([.Y99:.AA101])=3;1;0))" office:value-type="float" office:value="0" calcext:value-type="float">
            <text:p>0</text:p>
          </table:table-cell>
          <table:table-cell table:style-name="ce48" table:formula="of:=IF([.AA100]=1;IF(OR(SUM([.Z99:.AB101];-1)=2;SUM([.Z99:.AB101];-1)=3);1;0);IF(SUM([.Z99:.AB101])=3;1;0))" office:value-type="float" office:value="0" calcext:value-type="float">
            <text:p>0</text:p>
          </table:table-cell>
          <table:table-cell table:style-name="ce48" table:formula="of:=IF([.AB100]=1;IF(OR(SUM([.AA99:.AC101];-1)=2;SUM([.AA99:.AC101];-1)=3);1;0);IF(SUM([.AA99:.AC101])=3;1;0))" office:value-type="float" office:value="0" calcext:value-type="float">
            <text:p>0</text:p>
          </table:table-cell>
          <table:table-cell table:style-name="ce48" table:formula="of:=IF([.AC100]=1;IF(OR(SUM([.AB99:.AD101];-1)=2;SUM([.AB99:.AD101];-1)=3);1;0);IF(SUM([.AB99:.AD101])=3;1;0))" office:value-type="float" office:value="0" calcext:value-type="float">
            <text:p>0</text:p>
          </table:table-cell>
          <table:table-cell table:style-name="ce48" table:formula="of:=IF([.AD100]=1;IF(OR(SUM([.AC99:.AE101];-1)=2;SUM([.AC99:.AE101];-1)=3);1;0);IF(SUM([.AC99:.AE101])=3;1;0))" office:value-type="float" office:value="0" calcext:value-type="float">
            <text:p>0</text:p>
          </table:table-cell>
          <table:table-cell table:style-name="ce48" table:formula="of:=IF([.AE100]=1;IF(OR(SUM([.AD99:.AF101];-1)=2;SUM([.AD99:.AF101];-1)=3);1;0);IF(SUM([.AD99:.AF101])=3;1;0))" office:value-type="float" office:value="0" calcext:value-type="float">
            <text:p>0</text:p>
          </table:table-cell>
          <table:table-cell table:style-name="ce48" table:formula="of:=IF([.AF100]=1;IF(OR(SUM([.AE99:.AG101];-1)=2;SUM([.AE99:.AG101];-1)=3);1;0);IF(SUM([.AE99:.AG101])=3;1;0))" office:value-type="float" office:value="0" calcext:value-type="float">
            <text:p>0</text:p>
          </table:table-cell>
          <table:table-cell table:style-name="ce48" table:formula="of:=IF([.AG100]=1;IF(OR(SUM([.AF99:.AH101];-1)=2;SUM([.AF99:.AH101];-1)=3);1;0);IF(SUM([.AF99:.AH101])=3;1;0))" office:value-type="float" office:value="0" calcext:value-type="float">
            <text:p>0</text:p>
          </table:table-cell>
          <table:table-cell table:style-name="ce48" table:formula="of:=IF([.AH100]=1;IF(OR(SUM([.AG99:.AI101];-1)=2;SUM([.AG99:.AI101];-1)=3);1;0);IF(SUM([.AG99:.AI101])=3;1;0))" office:value-type="float" office:value="0" calcext:value-type="float">
            <text:p>0</text:p>
          </table:table-cell>
          <table:table-cell table:style-name="ce48" table:formula="of:=IF([.AI100]=1;IF(OR(SUM([.AH99:.AJ101];-1)=2;SUM([.AH99:.AJ101];-1)=3);1;0);IF(SUM([.AH99:.AJ101])=3;1;0))" office:value-type="float" office:value="0" calcext:value-type="float">
            <text:p>0</text:p>
          </table:table-cell>
          <table:table-cell table:style-name="ce48" table:formula="of:=IF([.AJ100]=1;IF(OR(SUM([.AI99:.AK101];-1)=2;SUM([.AI99:.AK101];-1)=3);1;0);IF(SUM([.AI99:.AK101])=3;1;0))" office:value-type="float" office:value="0" calcext:value-type="float">
            <text:p>0</text:p>
          </table:table-cell>
          <table:table-cell table:style-name="ce48" table:formula="of:=IF([.AK100]=1;IF(OR(SUM([.AJ99:.AL101];-1)=2;SUM([.AJ99:.AL101];-1)=3);1;0);IF(SUM([.AJ99:.AL101])=3;1;0))" office:value-type="float" office:value="0" calcext:value-type="float">
            <text:p>0</text:p>
          </table:table-cell>
          <table:table-cell table:style-name="ce48" table:formula="of:=IF([.AL100]=1;IF(OR(SUM([.AK99:.AM101];-1)=2;SUM([.AK99:.AM101];-1)=3);1;0);IF(SUM([.AK99:.AM101])=3;1;0))" office:value-type="float" office:value="0" calcext:value-type="float">
            <text:p>0</text:p>
          </table:table-cell>
          <table:table-cell table:style-name="ce48" table:formula="of:=IF([.AM100]=1;IF(OR(SUM([.AL99:.AN101];-1)=2;SUM([.AL99:.AN101];-1)=3);1;0);IF(SUM([.AL99:.AN101])=3;1;0))" office:value-type="float" office:value="0" calcext:value-type="float">
            <text:p>0</text:p>
          </table:table-cell>
          <table:table-cell table:style-name="ce48" table:formula="of:=IF([.AN100]=1;IF(OR(SUM([.AM99:.AO101];-1)=2;SUM([.AM99:.AO101];-1)=3);1;0);IF(SUM([.AM99:.AO101])=3;1;0))" office:value-type="float" office:value="0" calcext:value-type="float">
            <text:p>0</text:p>
          </table:table-cell>
          <table:table-cell table:style-name="ce48" table:formula="of:=IF([.AO100]=1;IF(OR(SUM([.AN99:.AP101];-1)=2;SUM([.AN99:.AP101];-1)=3);1;0);IF(SUM([.AN99:.AP101])=3;1;0))" office:value-type="float" office:value="0" calcext:value-type="float">
            <text:p>0</text:p>
          </table:table-cell>
          <table:table-cell table:style-name="ce48" table:formula="of:=IF([.AP100]=1;IF(OR(SUM([.AO99:.AQ101];-1)=2;SUM([.AO99:.AQ101];-1)=3);1;0);IF(SUM([.AO99:.AQ101])=3;1;0))" office:value-type="float" office:value="0" calcext:value-type="float">
            <text:p>0</text:p>
          </table:table-cell>
          <table:table-cell table:style-name="ce48" table:formula="of:=IF([.AQ100]=1;IF(OR(SUM([.AP99:.AR101];-1)=2;SUM([.AP99:.AR101];-1)=3);1;0);IF(SUM([.AP99:.AR101])=3;1;0))" office:value-type="float" office:value="0" calcext:value-type="float">
            <text:p>0</text:p>
          </table:table-cell>
          <table:table-cell table:style-name="ce48" table:formula="of:=IF([.AR100]=1;IF(OR(SUM([.AQ99:.AS101];-1)=2;SUM([.AQ99:.AS101];-1)=3);1;0);IF(SUM([.AQ99:.AS101])=3;1;0))" office:value-type="float" office:value="0" calcext:value-type="float">
            <text:p>0</text:p>
          </table:table-cell>
          <table:table-cell table:style-name="ce48" table:formula="of:=IF([.AS100]=1;IF(OR(SUM([.AR99:.AT101];-1)=2;SUM([.AR99:.AT101];-1)=3);1;0);IF(SUM([.AR99:.AT101])=3;1;0))" office:value-type="float" office:value="0" calcext:value-type="float">
            <text:p>0</text:p>
          </table:table-cell>
          <table:table-cell table:style-name="ce48" table:formula="of:=IF([.AT100]=1;IF(OR(SUM([.AS99:.AU101];-1)=2;SUM([.AS99:.AU101];-1)=3);1;0);IF(SUM([.AS99:.AU101])=3;1;0))" office:value-type="float" office:value="0" calcext:value-type="float">
            <text:p>0</text:p>
          </table:table-cell>
          <table:table-cell table:style-name="ce48" table:formula="of:=IF([.AU100]=1;IF(OR(SUM([.AT99:.AV101];-1)=2;SUM([.AT99:.AV101];-1)=3);1;0);IF(SUM([.AT99:.AV101])=3;1;0))" office:value-type="float" office:value="0" calcext:value-type="float">
            <text:p>0</text:p>
          </table:table-cell>
          <table:table-cell table:style-name="ce48" table:formula="of:=IF([.AV100]=1;IF(OR(SUM([.AU99:.AW101];-1)=2;SUM([.AU99:.AW101];-1)=3);1;0);IF(SUM([.AU99:.AW101])=3;1;0))" office:value-type="float" office:value="0" calcext:value-type="float">
            <text:p>0</text:p>
          </table:table-cell>
          <table:table-cell table:style-name="ce48" table:formula="of:=IF([.AW100]=1;IF(OR(SUM([.AV99:.AX101];-1)=2;SUM([.AV99:.AX101];-1)=3);1;0);IF(SUM([.AV99:.AX101])=3;1;0))" office:value-type="float" office:value="0" calcext:value-type="float">
            <text:p>0</text:p>
          </table:table-cell>
          <table:table-cell table:style-name="ce48" table:formula="of:=IF([.AX100]=1;IF(OR(SUM([.AW99:.AY101];-1)=2;SUM([.AW99:.AY101];-1)=3);1;0);IF(SUM([.AW99:.AY101])=3;1;0))" office:value-type="float" office:value="0" calcext:value-type="float">
            <text:p>0</text:p>
          </table:table-cell>
          <table:table-cell table:style-name="ce48" table:formula="of:=IF([.AY100]=1;IF(OR(SUM([.AX99:.AZ101];-1)=2;SUM([.AX99:.AZ101];-1)=3);1;0);IF(SUM([.AX99:.AZ101])=3;1;0))" office:value-type="float" office:value="0" calcext:value-type="float">
            <text:p>0</text:p>
          </table:table-cell>
          <table:table-cell table:style-name="ce48" table:formula="of:=IF([.AZ100]=1;IF(OR(SUM([.AY99:.BA101];-1)=2;SUM([.AY99:.BA101];-1)=3);1;0);IF(SUM([.AY99:.BA101])=3;1;0))" office:value-type="float" office:value="0" calcext:value-type="float">
            <text:p>0</text:p>
          </table:table-cell>
          <table:table-cell table:style-name="ce48" table:formula="of:=IF([.BA100]=1;IF(OR(SUM([.AZ99:.BB101];-1)=2;SUM([.AZ99:.BB101];-1)=3);1;0);IF(SUM([.AZ99:.BB101])=3;1;0))" office:value-type="float" office:value="0" calcext:value-type="float">
            <text:p>0</text:p>
          </table:table-cell>
          <table:table-cell table:style-name="ce48" table:formula="of:=IF([.BB100]=1;IF(OR(SUM([.BA99:.BC101];-1)=2;SUM([.BA99:.BC101];-1)=3);1;0);IF(SUM([.BA99:.BC101])=3;1;0))" office:value-type="float" office:value="0" calcext:value-type="float">
            <text:p>0</text:p>
          </table:table-cell>
          <table:table-cell table:style-name="ce48" table:formula="of:=IF([.BC100]=1;IF(OR(SUM([.BB99:.BD101];-1)=2;SUM([.BB99:.BD101];-1)=3);1;0);IF(SUM([.BB99:.BD101])=3;1;0))" office:value-type="float" office:value="0" calcext:value-type="float">
            <text:p>0</text:p>
          </table:table-cell>
          <table:table-cell table:style-name="ce48" table:formula="of:=IF([.BD100]=1;IF(OR(SUM([.BC99:.BE101];-1)=2;SUM([.BC99:.BE101];-1)=3);1;0);IF(SUM([.BC99:.BE101])=3;1;0))" office:value-type="float" office:value="0" calcext:value-type="float">
            <text:p>0</text:p>
          </table:table-cell>
          <table:table-cell table:style-name="ce48" table:formula="of:=IF([.BE100]=1;IF(OR(SUM([.BD99:.BF101];-1)=2;SUM([.BD99:.BF101];-1)=3);1;0);IF(SUM([.BD99:.BF101])=3;1;0))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style-name="ce48" table:formula="of:=IF([.C101]=1;IF(OR(SUM([.B100:.D102];-1)=2;SUM([.B100:.D102];-1)=3);1;0);IF(SUM([.B100:.D102])=3;1;0))" office:value-type="float" office:value="0" calcext:value-type="float">
            <text:p>0</text:p>
          </table:table-cell>
          <table:table-cell table:style-name="ce48" table:formula="of:=IF([.D101]=1;IF(OR(SUM([.C100:.E102];-1)=2;SUM([.C100:.E102];-1)=3);1;0);IF(SUM([.C100:.E102])=3;1;0))" office:value-type="float" office:value="0" calcext:value-type="float">
            <text:p>0</text:p>
          </table:table-cell>
          <table:table-cell table:style-name="ce48" table:formula="of:=IF([.E101]=1;IF(OR(SUM([.D100:.F102];-1)=2;SUM([.D100:.F102];-1)=3);1;0);IF(SUM([.D100:.F102])=3;1;0))" office:value-type="float" office:value="0" calcext:value-type="float">
            <text:p>0</text:p>
          </table:table-cell>
          <table:table-cell table:style-name="ce48" table:formula="of:=IF([.F101]=1;IF(OR(SUM([.E100:.G102];-1)=2;SUM([.E100:.G102];-1)=3);1;0);IF(SUM([.E100:.G102])=3;1;0))" office:value-type="float" office:value="0" calcext:value-type="float">
            <text:p>0</text:p>
          </table:table-cell>
          <table:table-cell table:style-name="ce48" table:formula="of:=IF([.G101]=1;IF(OR(SUM([.F100:.H102];-1)=2;SUM([.F100:.H102];-1)=3);1;0);IF(SUM([.F100:.H102])=3;1;0))" office:value-type="float" office:value="0" calcext:value-type="float">
            <text:p>0</text:p>
          </table:table-cell>
          <table:table-cell table:style-name="ce48" table:formula="of:=IF([.H101]=1;IF(OR(SUM([.G100:.I102];-1)=2;SUM([.G100:.I102];-1)=3);1;0);IF(SUM([.G100:.I102])=3;1;0))" office:value-type="float" office:value="0" calcext:value-type="float">
            <text:p>0</text:p>
          </table:table-cell>
          <table:table-cell table:style-name="ce48" table:formula="of:=IF([.I101]=1;IF(OR(SUM([.H100:.J102];-1)=2;SUM([.H100:.J102];-1)=3);1;0);IF(SUM([.H100:.J102])=3;1;0))" office:value-type="float" office:value="0" calcext:value-type="float">
            <text:p>0</text:p>
          </table:table-cell>
          <table:table-cell table:style-name="ce48" table:formula="of:=IF([.J101]=1;IF(OR(SUM([.I100:.K102];-1)=2;SUM([.I100:.K102];-1)=3);1;0);IF(SUM([.I100:.K102])=3;1;0))" office:value-type="float" office:value="0" calcext:value-type="float">
            <text:p>0</text:p>
          </table:table-cell>
          <table:table-cell table:style-name="ce48" table:formula="of:=IF([.K101]=1;IF(OR(SUM([.J100:.L102];-1)=2;SUM([.J100:.L102];-1)=3);1;0);IF(SUM([.J100:.L102])=3;1;0))" office:value-type="float" office:value="1" calcext:value-type="float">
            <text:p>1</text:p>
          </table:table-cell>
          <table:table-cell table:style-name="ce48" table:formula="of:=IF([.L101]=1;IF(OR(SUM([.K100:.M102];-1)=2;SUM([.K100:.M102];-1)=3);1;0);IF(SUM([.K100:.M102])=3;1;0))" office:value-type="float" office:value="1" calcext:value-type="float">
            <text:p>1</text:p>
          </table:table-cell>
          <table:table-cell table:style-name="ce48" table:formula="of:=IF([.M101]=1;IF(OR(SUM([.L100:.N102];-1)=2;SUM([.L100:.N102];-1)=3);1;0);IF(SUM([.L100:.N102])=3;1;0))" office:value-type="float" office:value="1" calcext:value-type="float">
            <text:p>1</text:p>
          </table:table-cell>
          <table:table-cell table:style-name="ce48" table:formula="of:=IF([.N101]=1;IF(OR(SUM([.M100:.O102];-1)=2;SUM([.M100:.O102];-1)=3);1;0);IF(SUM([.M100:.O102])=3;1;0))" office:value-type="float" office:value="0" calcext:value-type="float">
            <text:p>0</text:p>
          </table:table-cell>
          <table:table-cell table:style-name="ce48" table:formula="of:=IF([.O101]=1;IF(OR(SUM([.N100:.P102];-1)=2;SUM([.N100:.P102];-1)=3);1;0);IF(SUM([.N100:.P102])=3;1;0))" office:value-type="float" office:value="0" calcext:value-type="float">
            <text:p>0</text:p>
          </table:table-cell>
          <table:table-cell table:style-name="ce48" table:formula="of:=IF([.P101]=1;IF(OR(SUM([.O100:.Q102];-1)=2;SUM([.O100:.Q102];-1)=3);1;0);IF(SUM([.O100:.Q102])=3;1;0))" office:value-type="float" office:value="0" calcext:value-type="float">
            <text:p>0</text:p>
          </table:table-cell>
          <table:table-cell table:style-name="ce48" table:formula="of:=IF([.Q101]=1;IF(OR(SUM([.P100:.R102];-1)=2;SUM([.P100:.R102];-1)=3);1;0);IF(SUM([.P100:.R102])=3;1;0))" office:value-type="float" office:value="0" calcext:value-type="float">
            <text:p>0</text:p>
          </table:table-cell>
          <table:table-cell table:style-name="ce48" table:formula="of:=IF([.R101]=1;IF(OR(SUM([.Q100:.S102];-1)=2;SUM([.Q100:.S102];-1)=3);1;0);IF(SUM([.Q100:.S102])=3;1;0))" office:value-type="float" office:value="0" calcext:value-type="float">
            <text:p>0</text:p>
          </table:table-cell>
          <table:table-cell table:style-name="ce48" table:formula="of:=IF([.S101]=1;IF(OR(SUM([.R100:.T102];-1)=2;SUM([.R100:.T102];-1)=3);1;0);IF(SUM([.R100:.T102])=3;1;0))" office:value-type="float" office:value="1" calcext:value-type="float">
            <text:p>1</text:p>
          </table:table-cell>
          <table:table-cell table:style-name="ce48" table:formula="of:=IF([.T101]=1;IF(OR(SUM([.S100:.U102];-1)=2;SUM([.S100:.U102];-1)=3);1;0);IF(SUM([.S100:.U102])=3;1;0))" office:value-type="float" office:value="1" calcext:value-type="float">
            <text:p>1</text:p>
          </table:table-cell>
          <table:table-cell table:style-name="ce48" table:formula="of:=IF([.U101]=1;IF(OR(SUM([.T100:.V102];-1)=2;SUM([.T100:.V102];-1)=3);1;0);IF(SUM([.T100:.V102])=3;1;0))" office:value-type="float" office:value="0" calcext:value-type="float">
            <text:p>0</text:p>
          </table:table-cell>
          <table:table-cell table:style-name="ce48" table:formula="of:=IF([.V101]=1;IF(OR(SUM([.U100:.W102];-1)=2;SUM([.U100:.W102];-1)=3);1;0);IF(SUM([.U100:.W102])=3;1;0))" office:value-type="float" office:value="0" calcext:value-type="float">
            <text:p>0</text:p>
          </table:table-cell>
          <table:table-cell table:style-name="ce48" table:formula="of:=IF([.W101]=1;IF(OR(SUM([.V100:.X102];-1)=2;SUM([.V100:.X102];-1)=3);1;0);IF(SUM([.V100:.X102])=3;1;0))" office:value-type="float" office:value="0" calcext:value-type="float">
            <text:p>0</text:p>
          </table:table-cell>
          <table:table-cell table:style-name="ce48" table:formula="of:=IF([.X101]=1;IF(OR(SUM([.W100:.Y102];-1)=2;SUM([.W100:.Y102];-1)=3);1;0);IF(SUM([.W100:.Y102])=3;1;0))" office:value-type="float" office:value="0" calcext:value-type="float">
            <text:p>0</text:p>
          </table:table-cell>
          <table:table-cell table:style-name="ce48" table:formula="of:=IF([.Y101]=1;IF(OR(SUM([.X100:.Z102];-1)=2;SUM([.X100:.Z102];-1)=3);1;0);IF(SUM([.X100:.Z102])=3;1;0))" office:value-type="float" office:value="0" calcext:value-type="float">
            <text:p>0</text:p>
          </table:table-cell>
          <table:table-cell table:style-name="ce48" table:formula="of:=IF([.Z101]=1;IF(OR(SUM([.Y100:.AA102];-1)=2;SUM([.Y100:.AA102];-1)=3);1;0);IF(SUM([.Y100:.AA102])=3;1;0))" office:value-type="float" office:value="0" calcext:value-type="float">
            <text:p>0</text:p>
          </table:table-cell>
          <table:table-cell table:style-name="ce48" table:formula="of:=IF([.AA101]=1;IF(OR(SUM([.Z100:.AB102];-1)=2;SUM([.Z100:.AB102];-1)=3);1;0);IF(SUM([.Z100:.AB102])=3;1;0))" office:value-type="float" office:value="0" calcext:value-type="float">
            <text:p>0</text:p>
          </table:table-cell>
          <table:table-cell table:style-name="ce48" table:formula="of:=IF([.AB101]=1;IF(OR(SUM([.AA100:.AC102];-1)=2;SUM([.AA100:.AC102];-1)=3);1;0);IF(SUM([.AA100:.AC102])=3;1;0))" office:value-type="float" office:value="0" calcext:value-type="float">
            <text:p>0</text:p>
          </table:table-cell>
          <table:table-cell table:style-name="ce48" table:formula="of:=IF([.AC101]=1;IF(OR(SUM([.AB100:.AD102];-1)=2;SUM([.AB100:.AD102];-1)=3);1;0);IF(SUM([.AB100:.AD102])=3;1;0))" office:value-type="float" office:value="1" calcext:value-type="float">
            <text:p>1</text:p>
          </table:table-cell>
          <table:table-cell table:style-name="ce48" table:formula="of:=IF([.AD101]=1;IF(OR(SUM([.AC100:.AE102];-1)=2;SUM([.AC100:.AE102];-1)=3);1;0);IF(SUM([.AC100:.AE102])=3;1;0))" office:value-type="float" office:value="1" calcext:value-type="float">
            <text:p>1</text:p>
          </table:table-cell>
          <table:table-cell table:style-name="ce48" table:formula="of:=IF([.AE101]=1;IF(OR(SUM([.AD100:.AF102];-1)=2;SUM([.AD100:.AF102];-1)=3);1;0);IF(SUM([.AD100:.AF102])=3;1;0))" office:value-type="float" office:value="0" calcext:value-type="float">
            <text:p>0</text:p>
          </table:table-cell>
          <table:table-cell table:style-name="ce48" table:formula="of:=IF([.AF101]=1;IF(OR(SUM([.AE100:.AG102];-1)=2;SUM([.AE100:.AG102];-1)=3);1;0);IF(SUM([.AE100:.AG102])=3;1;0))" office:value-type="float" office:value="0" calcext:value-type="float">
            <text:p>0</text:p>
          </table:table-cell>
          <table:table-cell table:style-name="ce48" table:formula="of:=IF([.AG101]=1;IF(OR(SUM([.AF100:.AH102];-1)=2;SUM([.AF100:.AH102];-1)=3);1;0);IF(SUM([.AF100:.AH102])=3;1;0))" office:value-type="float" office:value="0" calcext:value-type="float">
            <text:p>0</text:p>
          </table:table-cell>
          <table:table-cell table:style-name="ce48" table:formula="of:=IF([.AH101]=1;IF(OR(SUM([.AG100:.AI102];-1)=2;SUM([.AG100:.AI102];-1)=3);1;0);IF(SUM([.AG100:.AI102])=3;1;0))" office:value-type="float" office:value="0" calcext:value-type="float">
            <text:p>0</text:p>
          </table:table-cell>
          <table:table-cell table:style-name="ce48" table:formula="of:=IF([.AI101]=1;IF(OR(SUM([.AH100:.AJ102];-1)=2;SUM([.AH100:.AJ102];-1)=3);1;0);IF(SUM([.AH100:.AJ102])=3;1;0))" office:value-type="float" office:value="0" calcext:value-type="float">
            <text:p>0</text:p>
          </table:table-cell>
          <table:table-cell table:style-name="ce48" table:formula="of:=IF([.AJ101]=1;IF(OR(SUM([.AI100:.AK102];-1)=2;SUM([.AI100:.AK102];-1)=3);1;0);IF(SUM([.AI100:.AK102])=3;1;0))" office:value-type="float" office:value="0" calcext:value-type="float">
            <text:p>0</text:p>
          </table:table-cell>
          <table:table-cell table:style-name="ce48" table:formula="of:=IF([.AK101]=1;IF(OR(SUM([.AJ100:.AL102];-1)=2;SUM([.AJ100:.AL102];-1)=3);1;0);IF(SUM([.AJ100:.AL102])=3;1;0))" office:value-type="float" office:value="0" calcext:value-type="float">
            <text:p>0</text:p>
          </table:table-cell>
          <table:table-cell table:style-name="ce48" table:formula="of:=IF([.AL101]=1;IF(OR(SUM([.AK100:.AM102];-1)=2;SUM([.AK100:.AM102];-1)=3);1;0);IF(SUM([.AK100:.AM102])=3;1;0))" office:value-type="float" office:value="0" calcext:value-type="float">
            <text:p>0</text:p>
          </table:table-cell>
          <table:table-cell table:style-name="ce48" table:formula="of:=IF([.AM101]=1;IF(OR(SUM([.AL100:.AN102];-1)=2;SUM([.AL100:.AN102];-1)=3);1;0);IF(SUM([.AL100:.AN102])=3;1;0))" office:value-type="float" office:value="0" calcext:value-type="float">
            <text:p>0</text:p>
          </table:table-cell>
          <table:table-cell table:style-name="ce48" table:formula="of:=IF([.AN101]=1;IF(OR(SUM([.AM100:.AO102];-1)=2;SUM([.AM100:.AO102];-1)=3);1;0);IF(SUM([.AM100:.AO102])=3;1;0))" office:value-type="float" office:value="0" calcext:value-type="float">
            <text:p>0</text:p>
          </table:table-cell>
          <table:table-cell table:style-name="ce48" table:formula="of:=IF([.AO101]=1;IF(OR(SUM([.AN100:.AP102];-1)=2;SUM([.AN100:.AP102];-1)=3);1;0);IF(SUM([.AN100:.AP102])=3;1;0))" office:value-type="float" office:value="0" calcext:value-type="float">
            <text:p>0</text:p>
          </table:table-cell>
          <table:table-cell table:style-name="ce48" table:formula="of:=IF([.AP101]=1;IF(OR(SUM([.AO100:.AQ102];-1)=2;SUM([.AO100:.AQ102];-1)=3);1;0);IF(SUM([.AO100:.AQ102])=3;1;0))" office:value-type="float" office:value="0" calcext:value-type="float">
            <text:p>0</text:p>
          </table:table-cell>
          <table:table-cell table:style-name="ce48" table:formula="of:=IF([.AQ101]=1;IF(OR(SUM([.AP100:.AR102];-1)=2;SUM([.AP100:.AR102];-1)=3);1;0);IF(SUM([.AP100:.AR102])=3;1;0))" office:value-type="float" office:value="0" calcext:value-type="float">
            <text:p>0</text:p>
          </table:table-cell>
          <table:table-cell table:style-name="ce48" table:formula="of:=IF([.AR101]=1;IF(OR(SUM([.AQ100:.AS102];-1)=2;SUM([.AQ100:.AS102];-1)=3);1;0);IF(SUM([.AQ100:.AS102])=3;1;0))" office:value-type="float" office:value="0" calcext:value-type="float">
            <text:p>0</text:p>
          </table:table-cell>
          <table:table-cell table:style-name="ce48" table:formula="of:=IF([.AS101]=1;IF(OR(SUM([.AR100:.AT102];-1)=2;SUM([.AR100:.AT102];-1)=3);1;0);IF(SUM([.AR100:.AT102])=3;1;0))" office:value-type="float" office:value="0" calcext:value-type="float">
            <text:p>0</text:p>
          </table:table-cell>
          <table:table-cell table:style-name="ce48" table:formula="of:=IF([.AT101]=1;IF(OR(SUM([.AS100:.AU102];-1)=2;SUM([.AS100:.AU102];-1)=3);1;0);IF(SUM([.AS100:.AU102])=3;1;0))" office:value-type="float" office:value="0" calcext:value-type="float">
            <text:p>0</text:p>
          </table:table-cell>
          <table:table-cell table:style-name="ce48" table:formula="of:=IF([.AU101]=1;IF(OR(SUM([.AT100:.AV102];-1)=2;SUM([.AT100:.AV102];-1)=3);1;0);IF(SUM([.AT100:.AV102])=3;1;0))" office:value-type="float" office:value="0" calcext:value-type="float">
            <text:p>0</text:p>
          </table:table-cell>
          <table:table-cell table:style-name="ce48" table:formula="of:=IF([.AV101]=1;IF(OR(SUM([.AU100:.AW102];-1)=2;SUM([.AU100:.AW102];-1)=3);1;0);IF(SUM([.AU100:.AW102])=3;1;0))" office:value-type="float" office:value="0" calcext:value-type="float">
            <text:p>0</text:p>
          </table:table-cell>
          <table:table-cell table:style-name="ce48" table:formula="of:=IF([.AW101]=1;IF(OR(SUM([.AV100:.AX102];-1)=2;SUM([.AV100:.AX102];-1)=3);1;0);IF(SUM([.AV100:.AX102])=3;1;0))" office:value-type="float" office:value="0" calcext:value-type="float">
            <text:p>0</text:p>
          </table:table-cell>
          <table:table-cell table:style-name="ce48" table:formula="of:=IF([.AX101]=1;IF(OR(SUM([.AW100:.AY102];-1)=2;SUM([.AW100:.AY102];-1)=3);1;0);IF(SUM([.AW100:.AY102])=3;1;0))" office:value-type="float" office:value="0" calcext:value-type="float">
            <text:p>0</text:p>
          </table:table-cell>
          <table:table-cell table:style-name="ce48" table:formula="of:=IF([.AY101]=1;IF(OR(SUM([.AX100:.AZ102];-1)=2;SUM([.AX100:.AZ102];-1)=3);1;0);IF(SUM([.AX100:.AZ102])=3;1;0))" office:value-type="float" office:value="0" calcext:value-type="float">
            <text:p>0</text:p>
          </table:table-cell>
          <table:table-cell table:style-name="ce48" table:formula="of:=IF([.AZ101]=1;IF(OR(SUM([.AY100:.BA102];-1)=2;SUM([.AY100:.BA102];-1)=3);1;0);IF(SUM([.AY100:.BA102])=3;1;0))" office:value-type="float" office:value="0" calcext:value-type="float">
            <text:p>0</text:p>
          </table:table-cell>
          <table:table-cell table:style-name="ce48" table:formula="of:=IF([.BA101]=1;IF(OR(SUM([.AZ100:.BB102];-1)=2;SUM([.AZ100:.BB102];-1)=3);1;0);IF(SUM([.AZ100:.BB102])=3;1;0))" office:value-type="float" office:value="0" calcext:value-type="float">
            <text:p>0</text:p>
          </table:table-cell>
          <table:table-cell table:style-name="ce48" table:formula="of:=IF([.BB101]=1;IF(OR(SUM([.BA100:.BC102];-1)=2;SUM([.BA100:.BC102];-1)=3);1;0);IF(SUM([.BA100:.BC102])=3;1;0))" office:value-type="float" office:value="0" calcext:value-type="float">
            <text:p>0</text:p>
          </table:table-cell>
          <table:table-cell table:style-name="ce48" table:formula="of:=IF([.BC101]=1;IF(OR(SUM([.BB100:.BD102];-1)=2;SUM([.BB100:.BD102];-1)=3);1;0);IF(SUM([.BB100:.BD102])=3;1;0))" office:value-type="float" office:value="0" calcext:value-type="float">
            <text:p>0</text:p>
          </table:table-cell>
          <table:table-cell table:style-name="ce48" table:formula="of:=IF([.BD101]=1;IF(OR(SUM([.BC100:.BE102];-1)=2;SUM([.BC100:.BE102];-1)=3);1;0);IF(SUM([.BC100:.BE102])=3;1;0))" office:value-type="float" office:value="0" calcext:value-type="float">
            <text:p>0</text:p>
          </table:table-cell>
          <table:table-cell table:style-name="ce48" table:formula="of:=IF([.BE101]=1;IF(OR(SUM([.BD100:.BF102];-1)=2;SUM([.BD100:.BF102];-1)=3);1;0);IF(SUM([.BD100:.BF102])=3;1;0))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style-name="ce48" table:formula="of:=IF([.C102]=1;IF(OR(SUM([.B101:.D103];-1)=2;SUM([.B101:.D103];-1)=3);1;0);IF(SUM([.B101:.D103])=3;1;0))" office:value-type="float" office:value="0" calcext:value-type="float">
            <text:p>0</text:p>
          </table:table-cell>
          <table:table-cell table:style-name="ce48" table:formula="of:=IF([.D102]=1;IF(OR(SUM([.C101:.E103];-1)=2;SUM([.C101:.E103];-1)=3);1;0);IF(SUM([.C101:.E103])=3;1;0))" office:value-type="float" office:value="0" calcext:value-type="float">
            <text:p>0</text:p>
          </table:table-cell>
          <table:table-cell table:style-name="ce48" table:formula="of:=IF([.E102]=1;IF(OR(SUM([.D101:.F103];-1)=2;SUM([.D101:.F103];-1)=3);1;0);IF(SUM([.D101:.F103])=3;1;0))" office:value-type="float" office:value="0" calcext:value-type="float">
            <text:p>0</text:p>
          </table:table-cell>
          <table:table-cell table:style-name="ce48" table:formula="of:=IF([.F102]=1;IF(OR(SUM([.E101:.G103];-1)=2;SUM([.E101:.G103];-1)=3);1;0);IF(SUM([.E101:.G103])=3;1;0))" office:value-type="float" office:value="0" calcext:value-type="float">
            <text:p>0</text:p>
          </table:table-cell>
          <table:table-cell table:style-name="ce48" table:formula="of:=IF([.G102]=1;IF(OR(SUM([.F101:.H103];-1)=2;SUM([.F101:.H103];-1)=3);1;0);IF(SUM([.F101:.H103])=3;1;0))" office:value-type="float" office:value="0" calcext:value-type="float">
            <text:p>0</text:p>
          </table:table-cell>
          <table:table-cell table:style-name="ce48" table:formula="of:=IF([.H102]=1;IF(OR(SUM([.G101:.I103];-1)=2;SUM([.G101:.I103];-1)=3);1;0);IF(SUM([.G101:.I103])=3;1;0))" office:value-type="float" office:value="0" calcext:value-type="float">
            <text:p>0</text:p>
          </table:table-cell>
          <table:table-cell table:style-name="ce48" table:formula="of:=IF([.I102]=1;IF(OR(SUM([.H101:.J103];-1)=2;SUM([.H101:.J103];-1)=3);1;0);IF(SUM([.H101:.J103])=3;1;0))" office:value-type="float" office:value="0" calcext:value-type="float">
            <text:p>0</text:p>
          </table:table-cell>
          <table:table-cell table:style-name="ce48" table:formula="of:=IF([.J102]=1;IF(OR(SUM([.I101:.K103];-1)=2;SUM([.I101:.K103];-1)=3);1;0);IF(SUM([.I101:.K103])=3;1;0))" office:value-type="float" office:value="0" calcext:value-type="float">
            <text:p>0</text:p>
          </table:table-cell>
          <table:table-cell table:style-name="ce48" table:formula="of:=IF([.K102]=1;IF(OR(SUM([.J101:.L103];-1)=2;SUM([.J101:.L103];-1)=3);1;0);IF(SUM([.J101:.L103])=3;1;0))" office:value-type="float" office:value="0" calcext:value-type="float">
            <text:p>0</text:p>
          </table:table-cell>
          <table:table-cell table:style-name="ce48" table:formula="of:=IF([.L102]=1;IF(OR(SUM([.K101:.M103];-1)=2;SUM([.K101:.M103];-1)=3);1;0);IF(SUM([.K101:.M103])=3;1;0))" office:value-type="float" office:value="0" calcext:value-type="float">
            <text:p>0</text:p>
          </table:table-cell>
          <table:table-cell table:style-name="ce48" table:formula="of:=IF([.M102]=1;IF(OR(SUM([.L101:.N103];-1)=2;SUM([.L101:.N103];-1)=3);1;0);IF(SUM([.L101:.N103])=3;1;0))" office:value-type="float" office:value="0" calcext:value-type="float">
            <text:p>0</text:p>
          </table:table-cell>
          <table:table-cell table:style-name="ce48" table:formula="of:=IF([.N102]=1;IF(OR(SUM([.M101:.O103];-1)=2;SUM([.M101:.O103];-1)=3);1;0);IF(SUM([.M101:.O103])=3;1;0))" office:value-type="float" office:value="0" calcext:value-type="float">
            <text:p>0</text:p>
          </table:table-cell>
          <table:table-cell table:style-name="ce48" table:formula="of:=IF([.O102]=1;IF(OR(SUM([.N101:.P103];-1)=2;SUM([.N101:.P103];-1)=3);1;0);IF(SUM([.N101:.P103])=3;1;0))" office:value-type="float" office:value="0" calcext:value-type="float">
            <text:p>0</text:p>
          </table:table-cell>
          <table:table-cell table:style-name="ce48" table:formula="of:=IF([.P102]=1;IF(OR(SUM([.O101:.Q103];-1)=2;SUM([.O101:.Q103];-1)=3);1;0);IF(SUM([.O101:.Q103])=3;1;0))" office:value-type="float" office:value="0" calcext:value-type="float">
            <text:p>0</text:p>
          </table:table-cell>
          <table:table-cell table:style-name="ce48" table:formula="of:=IF([.Q102]=1;IF(OR(SUM([.P101:.R103];-1)=2;SUM([.P101:.R103];-1)=3);1;0);IF(SUM([.P101:.R103])=3;1;0))" office:value-type="float" office:value="0" calcext:value-type="float">
            <text:p>0</text:p>
          </table:table-cell>
          <table:table-cell table:style-name="ce48" table:formula="of:=IF([.R102]=1;IF(OR(SUM([.Q101:.S103];-1)=2;SUM([.Q101:.S103];-1)=3);1;0);IF(SUM([.Q101:.S103])=3;1;0))" office:value-type="float" office:value="0" calcext:value-type="float">
            <text:p>0</text:p>
          </table:table-cell>
          <table:table-cell table:style-name="ce48" table:formula="of:=IF([.S102]=1;IF(OR(SUM([.R101:.T103];-1)=2;SUM([.R101:.T103];-1)=3);1;0);IF(SUM([.R101:.T103])=3;1;0))" office:value-type="float" office:value="0" calcext:value-type="float">
            <text:p>0</text:p>
          </table:table-cell>
          <table:table-cell table:style-name="ce48" table:formula="of:=IF([.T102]=1;IF(OR(SUM([.S101:.U103];-1)=2;SUM([.S101:.U103];-1)=3);1;0);IF(SUM([.S101:.U103])=3;1;0))" office:value-type="float" office:value="1" calcext:value-type="float">
            <text:p>1</text:p>
          </table:table-cell>
          <table:table-cell table:style-name="ce48" table:formula="of:=IF([.U102]=1;IF(OR(SUM([.T101:.V103];-1)=2;SUM([.T101:.V103];-1)=3);1;0);IF(SUM([.T101:.V103])=3;1;0))" office:value-type="float" office:value="0" calcext:value-type="float">
            <text:p>0</text:p>
          </table:table-cell>
          <table:table-cell table:style-name="ce48" table:formula="of:=IF([.V102]=1;IF(OR(SUM([.U101:.W103];-1)=2;SUM([.U101:.W103];-1)=3);1;0);IF(SUM([.U101:.W103])=3;1;0))" office:value-type="float" office:value="0" calcext:value-type="float">
            <text:p>0</text:p>
          </table:table-cell>
          <table:table-cell table:style-name="ce48" table:formula="of:=IF([.W102]=1;IF(OR(SUM([.V101:.X103];-1)=2;SUM([.V101:.X103];-1)=3);1;0);IF(SUM([.V101:.X103])=3;1;0))" office:value-type="float" office:value="0" calcext:value-type="float">
            <text:p>0</text:p>
          </table:table-cell>
          <table:table-cell table:style-name="ce48" table:formula="of:=IF([.X102]=1;IF(OR(SUM([.W101:.Y103];-1)=2;SUM([.W101:.Y103];-1)=3);1;0);IF(SUM([.W101:.Y103])=3;1;0))" office:value-type="float" office:value="0" calcext:value-type="float">
            <text:p>0</text:p>
          </table:table-cell>
          <table:table-cell table:style-name="ce48" table:formula="of:=IF([.Y102]=1;IF(OR(SUM([.X101:.Z103];-1)=2;SUM([.X101:.Z103];-1)=3);1;0);IF(SUM([.X101:.Z103])=3;1;0))" office:value-type="float" office:value="0" calcext:value-type="float">
            <text:p>0</text:p>
          </table:table-cell>
          <table:table-cell table:style-name="ce48" table:formula="of:=IF([.Z102]=1;IF(OR(SUM([.Y101:.AA103];-1)=2;SUM([.Y101:.AA103];-1)=3);1;0);IF(SUM([.Y101:.AA103])=3;1;0))" office:value-type="float" office:value="0" calcext:value-type="float">
            <text:p>0</text:p>
          </table:table-cell>
          <table:table-cell table:style-name="ce48" table:formula="of:=IF([.AA102]=1;IF(OR(SUM([.Z101:.AB103];-1)=2;SUM([.Z101:.AB103];-1)=3);1;0);IF(SUM([.Z101:.AB103])=3;1;0))" office:value-type="float" office:value="1" calcext:value-type="float">
            <text:p>1</text:p>
          </table:table-cell>
          <table:table-cell table:style-name="ce48" table:formula="of:=IF([.AB102]=1;IF(OR(SUM([.AA101:.AC103];-1)=2;SUM([.AA101:.AC103];-1)=3);1;0);IF(SUM([.AA101:.AC103])=3;1;0))" office:value-type="float" office:value="1" calcext:value-type="float">
            <text:p>1</text:p>
          </table:table-cell>
          <table:table-cell table:style-name="ce48" table:formula="of:=IF([.AC102]=1;IF(OR(SUM([.AB101:.AD103];-1)=2;SUM([.AB101:.AD103];-1)=3);1;0);IF(SUM([.AB101:.AD103])=3;1;0))" office:value-type="float" office:value="0" calcext:value-type="float">
            <text:p>0</text:p>
          </table:table-cell>
          <table:table-cell table:style-name="ce48" table:formula="of:=IF([.AD102]=1;IF(OR(SUM([.AC101:.AE103];-1)=2;SUM([.AC101:.AE103];-1)=3);1;0);IF(SUM([.AC101:.AE103])=3;1;0))" office:value-type="float" office:value="1" calcext:value-type="float">
            <text:p>1</text:p>
          </table:table-cell>
          <table:table-cell table:style-name="ce48" table:formula="of:=IF([.AE102]=1;IF(OR(SUM([.AD101:.AF103];-1)=2;SUM([.AD101:.AF103];-1)=3);1;0);IF(SUM([.AD101:.AF103])=3;1;0))" office:value-type="float" office:value="1" calcext:value-type="float">
            <text:p>1</text:p>
          </table:table-cell>
          <table:table-cell table:style-name="ce48" table:formula="of:=IF([.AF102]=1;IF(OR(SUM([.AE101:.AG103];-1)=2;SUM([.AE101:.AG103];-1)=3);1;0);IF(SUM([.AE101:.AG103])=3;1;0))" office:value-type="float" office:value="0" calcext:value-type="float">
            <text:p>0</text:p>
          </table:table-cell>
          <table:table-cell table:style-name="ce48" table:formula="of:=IF([.AG102]=1;IF(OR(SUM([.AF101:.AH103];-1)=2;SUM([.AF101:.AH103];-1)=3);1;0);IF(SUM([.AF101:.AH103])=3;1;0))" office:value-type="float" office:value="0" calcext:value-type="float">
            <text:p>0</text:p>
          </table:table-cell>
          <table:table-cell table:style-name="ce48" table:formula="of:=IF([.AH102]=1;IF(OR(SUM([.AG101:.AI103];-1)=2;SUM([.AG101:.AI103];-1)=3);1;0);IF(SUM([.AG101:.AI103])=3;1;0))" office:value-type="float" office:value="0" calcext:value-type="float">
            <text:p>0</text:p>
          </table:table-cell>
          <table:table-cell table:style-name="ce48" table:formula="of:=IF([.AI102]=1;IF(OR(SUM([.AH101:.AJ103];-1)=2;SUM([.AH101:.AJ103];-1)=3);1;0);IF(SUM([.AH101:.AJ103])=3;1;0))" office:value-type="float" office:value="0" calcext:value-type="float">
            <text:p>0</text:p>
          </table:table-cell>
          <table:table-cell table:style-name="ce48" table:formula="of:=IF([.AJ102]=1;IF(OR(SUM([.AI101:.AK103];-1)=2;SUM([.AI101:.AK103];-1)=3);1;0);IF(SUM([.AI101:.AK103])=3;1;0))" office:value-type="float" office:value="0" calcext:value-type="float">
            <text:p>0</text:p>
          </table:table-cell>
          <table:table-cell table:style-name="ce48" table:formula="of:=IF([.AK102]=1;IF(OR(SUM([.AJ101:.AL103];-1)=2;SUM([.AJ101:.AL103];-1)=3);1;0);IF(SUM([.AJ101:.AL103])=3;1;0))" office:value-type="float" office:value="0" calcext:value-type="float">
            <text:p>0</text:p>
          </table:table-cell>
          <table:table-cell table:style-name="ce48" table:formula="of:=IF([.AL102]=1;IF(OR(SUM([.AK101:.AM103];-1)=2;SUM([.AK101:.AM103];-1)=3);1;0);IF(SUM([.AK101:.AM103])=3;1;0))" office:value-type="float" office:value="0" calcext:value-type="float">
            <text:p>0</text:p>
          </table:table-cell>
          <table:table-cell table:style-name="ce48" table:formula="of:=IF([.AM102]=1;IF(OR(SUM([.AL101:.AN103];-1)=2;SUM([.AL101:.AN103];-1)=3);1;0);IF(SUM([.AL101:.AN103])=3;1;0))" office:value-type="float" office:value="0" calcext:value-type="float">
            <text:p>0</text:p>
          </table:table-cell>
          <table:table-cell table:style-name="ce48" table:formula="of:=IF([.AN102]=1;IF(OR(SUM([.AM101:.AO103];-1)=2;SUM([.AM101:.AO103];-1)=3);1;0);IF(SUM([.AM101:.AO103])=3;1;0))" office:value-type="float" office:value="0" calcext:value-type="float">
            <text:p>0</text:p>
          </table:table-cell>
          <table:table-cell table:style-name="ce48" table:formula="of:=IF([.AO102]=1;IF(OR(SUM([.AN101:.AP103];-1)=2;SUM([.AN101:.AP103];-1)=3);1;0);IF(SUM([.AN101:.AP103])=3;1;0))" office:value-type="float" office:value="0" calcext:value-type="float">
            <text:p>0</text:p>
          </table:table-cell>
          <table:table-cell table:style-name="ce48" table:formula="of:=IF([.AP102]=1;IF(OR(SUM([.AO101:.AQ103];-1)=2;SUM([.AO101:.AQ103];-1)=3);1;0);IF(SUM([.AO101:.AQ103])=3;1;0))" office:value-type="float" office:value="0" calcext:value-type="float">
            <text:p>0</text:p>
          </table:table-cell>
          <table:table-cell table:style-name="ce48" table:formula="of:=IF([.AQ102]=1;IF(OR(SUM([.AP101:.AR103];-1)=2;SUM([.AP101:.AR103];-1)=3);1;0);IF(SUM([.AP101:.AR103])=3;1;0))" office:value-type="float" office:value="0" calcext:value-type="float">
            <text:p>0</text:p>
          </table:table-cell>
          <table:table-cell table:style-name="ce48" table:formula="of:=IF([.AR102]=1;IF(OR(SUM([.AQ101:.AS103];-1)=2;SUM([.AQ101:.AS103];-1)=3);1;0);IF(SUM([.AQ101:.AS103])=3;1;0))" office:value-type="float" office:value="0" calcext:value-type="float">
            <text:p>0</text:p>
          </table:table-cell>
          <table:table-cell table:style-name="ce48" table:formula="of:=IF([.AS102]=1;IF(OR(SUM([.AR101:.AT103];-1)=2;SUM([.AR101:.AT103];-1)=3);1;0);IF(SUM([.AR101:.AT103])=3;1;0))" office:value-type="float" office:value="0" calcext:value-type="float">
            <text:p>0</text:p>
          </table:table-cell>
          <table:table-cell table:style-name="ce48" table:formula="of:=IF([.AT102]=1;IF(OR(SUM([.AS101:.AU103];-1)=2;SUM([.AS101:.AU103];-1)=3);1;0);IF(SUM([.AS101:.AU103])=3;1;0))" office:value-type="float" office:value="0" calcext:value-type="float">
            <text:p>0</text:p>
          </table:table-cell>
          <table:table-cell table:style-name="ce48" table:formula="of:=IF([.AU102]=1;IF(OR(SUM([.AT101:.AV103];-1)=2;SUM([.AT101:.AV103];-1)=3);1;0);IF(SUM([.AT101:.AV103])=3;1;0))" office:value-type="float" office:value="0" calcext:value-type="float">
            <text:p>0</text:p>
          </table:table-cell>
          <table:table-cell table:style-name="ce48" table:formula="of:=IF([.AV102]=1;IF(OR(SUM([.AU101:.AW103];-1)=2;SUM([.AU101:.AW103];-1)=3);1;0);IF(SUM([.AU101:.AW103])=3;1;0))" office:value-type="float" office:value="0" calcext:value-type="float">
            <text:p>0</text:p>
          </table:table-cell>
          <table:table-cell table:style-name="ce48" table:formula="of:=IF([.AW102]=1;IF(OR(SUM([.AV101:.AX103];-1)=2;SUM([.AV101:.AX103];-1)=3);1;0);IF(SUM([.AV101:.AX103])=3;1;0))" office:value-type="float" office:value="0" calcext:value-type="float">
            <text:p>0</text:p>
          </table:table-cell>
          <table:table-cell table:style-name="ce48" table:formula="of:=IF([.AX102]=1;IF(OR(SUM([.AW101:.AY103];-1)=2;SUM([.AW101:.AY103];-1)=3);1;0);IF(SUM([.AW101:.AY103])=3;1;0))" office:value-type="float" office:value="0" calcext:value-type="float">
            <text:p>0</text:p>
          </table:table-cell>
          <table:table-cell table:style-name="ce48" table:formula="of:=IF([.AY102]=1;IF(OR(SUM([.AX101:.AZ103];-1)=2;SUM([.AX101:.AZ103];-1)=3);1;0);IF(SUM([.AX101:.AZ103])=3;1;0))" office:value-type="float" office:value="0" calcext:value-type="float">
            <text:p>0</text:p>
          </table:table-cell>
          <table:table-cell table:style-name="ce48" table:formula="of:=IF([.AZ102]=1;IF(OR(SUM([.AY101:.BA103];-1)=2;SUM([.AY101:.BA103];-1)=3);1;0);IF(SUM([.AY101:.BA103])=3;1;0))" office:value-type="float" office:value="0" calcext:value-type="float">
            <text:p>0</text:p>
          </table:table-cell>
          <table:table-cell table:style-name="ce48" table:formula="of:=IF([.BA102]=1;IF(OR(SUM([.AZ101:.BB103];-1)=2;SUM([.AZ101:.BB103];-1)=3);1;0);IF(SUM([.AZ101:.BB103])=3;1;0))" office:value-type="float" office:value="0" calcext:value-type="float">
            <text:p>0</text:p>
          </table:table-cell>
          <table:table-cell table:style-name="ce48" table:formula="of:=IF([.BB102]=1;IF(OR(SUM([.BA101:.BC103];-1)=2;SUM([.BA101:.BC103];-1)=3);1;0);IF(SUM([.BA101:.BC103])=3;1;0))" office:value-type="float" office:value="0" calcext:value-type="float">
            <text:p>0</text:p>
          </table:table-cell>
          <table:table-cell table:style-name="ce48" table:formula="of:=IF([.BC102]=1;IF(OR(SUM([.BB101:.BD103];-1)=2;SUM([.BB101:.BD103];-1)=3);1;0);IF(SUM([.BB101:.BD103])=3;1;0))" office:value-type="float" office:value="0" calcext:value-type="float">
            <text:p>0</text:p>
          </table:table-cell>
          <table:table-cell table:style-name="ce48" table:formula="of:=IF([.BD102]=1;IF(OR(SUM([.BC101:.BE103];-1)=2;SUM([.BC101:.BE103];-1)=3);1;0);IF(SUM([.BC101:.BE103])=3;1;0))" office:value-type="float" office:value="0" calcext:value-type="float">
            <text:p>0</text:p>
          </table:table-cell>
          <table:table-cell table:style-name="ce48" table:formula="of:=IF([.BE102]=1;IF(OR(SUM([.BD101:.BF103];-1)=2;SUM([.BD101:.BF103];-1)=3);1;0);IF(SUM([.BD101:.BF103])=3;1;0))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8" office:value-type="float" office:value="0" calcext:value-type="float">
            <text:p>0</text:p>
          </table:table-cell>
          <table:table-cell table:style-name="ce48" table:formula="of:=IF([.C103]=1;IF(OR(SUM([.B102:.D104];-1)=2;SUM([.B102:.D104];-1)=3);1;0);IF(SUM([.B102:.D104])=3;1;0))" office:value-type="float" office:value="0" calcext:value-type="float">
            <text:p>0</text:p>
          </table:table-cell>
          <table:table-cell table:style-name="ce48" table:formula="of:=IF([.D103]=1;IF(OR(SUM([.C102:.E104];-1)=2;SUM([.C102:.E104];-1)=3);1;0);IF(SUM([.C102:.E104])=3;1;0))" office:value-type="float" office:value="0" calcext:value-type="float">
            <text:p>0</text:p>
          </table:table-cell>
          <table:table-cell table:style-name="ce48" table:formula="of:=IF([.E103]=1;IF(OR(SUM([.D102:.F104];-1)=2;SUM([.D102:.F104];-1)=3);1;0);IF(SUM([.D102:.F104])=3;1;0))" office:value-type="float" office:value="0" calcext:value-type="float">
            <text:p>0</text:p>
          </table:table-cell>
          <table:table-cell table:style-name="ce48" table:formula="of:=IF([.F103]=1;IF(OR(SUM([.E102:.G104];-1)=2;SUM([.E102:.G104];-1)=3);1;0);IF(SUM([.E102:.G104])=3;1;0))" office:value-type="float" office:value="0" calcext:value-type="float">
            <text:p>0</text:p>
          </table:table-cell>
          <table:table-cell table:style-name="ce48" table:formula="of:=IF([.G103]=1;IF(OR(SUM([.F102:.H104];-1)=2;SUM([.F102:.H104];-1)=3);1;0);IF(SUM([.F102:.H104])=3;1;0))" office:value-type="float" office:value="0" calcext:value-type="float">
            <text:p>0</text:p>
          </table:table-cell>
          <table:table-cell table:style-name="ce48" table:formula="of:=IF([.H103]=1;IF(OR(SUM([.G102:.I104];-1)=2;SUM([.G102:.I104];-1)=3);1;0);IF(SUM([.G102:.I104])=3;1;0))" office:value-type="float" office:value="0" calcext:value-type="float">
            <text:p>0</text:p>
          </table:table-cell>
          <table:table-cell table:style-name="ce48" table:formula="of:=IF([.I103]=1;IF(OR(SUM([.H102:.J104];-1)=2;SUM([.H102:.J104];-1)=3);1;0);IF(SUM([.H102:.J104])=3;1;0))" office:value-type="float" office:value="0" calcext:value-type="float">
            <text:p>0</text:p>
          </table:table-cell>
          <table:table-cell table:style-name="ce48" table:formula="of:=IF([.J103]=1;IF(OR(SUM([.I102:.K104];-1)=2;SUM([.I102:.K104];-1)=3);1;0);IF(SUM([.I102:.K104])=3;1;0))" office:value-type="float" office:value="0" calcext:value-type="float">
            <text:p>0</text:p>
          </table:table-cell>
          <table:table-cell table:style-name="ce48" table:formula="of:=IF([.K103]=1;IF(OR(SUM([.J102:.L104];-1)=2;SUM([.J102:.L104];-1)=3);1;0);IF(SUM([.J102:.L104])=3;1;0))" office:value-type="float" office:value="0" calcext:value-type="float">
            <text:p>0</text:p>
          </table:table-cell>
          <table:table-cell table:style-name="ce48" table:formula="of:=IF([.L103]=1;IF(OR(SUM([.K102:.M104];-1)=2;SUM([.K102:.M104];-1)=3);1;0);IF(SUM([.K102:.M104])=3;1;0))" office:value-type="float" office:value="0" calcext:value-type="float">
            <text:p>0</text:p>
          </table:table-cell>
          <table:table-cell table:style-name="ce48" table:formula="of:=IF([.M103]=1;IF(OR(SUM([.L102:.N104];-1)=2;SUM([.L102:.N104];-1)=3);1;0);IF(SUM([.L102:.N104])=3;1;0))" office:value-type="float" office:value="0" calcext:value-type="float">
            <text:p>0</text:p>
          </table:table-cell>
          <table:table-cell table:style-name="ce48" table:formula="of:=IF([.N103]=1;IF(OR(SUM([.M102:.O104];-1)=2;SUM([.M102:.O104];-1)=3);1;0);IF(SUM([.M102:.O104])=3;1;0))" office:value-type="float" office:value="0" calcext:value-type="float">
            <text:p>0</text:p>
          </table:table-cell>
          <table:table-cell table:style-name="ce48" table:formula="of:=IF([.O103]=1;IF(OR(SUM([.N102:.P104];-1)=2;SUM([.N102:.P104];-1)=3);1;0);IF(SUM([.N102:.P104])=3;1;0))" office:value-type="float" office:value="0" calcext:value-type="float">
            <text:p>0</text:p>
          </table:table-cell>
          <table:table-cell table:style-name="ce48" table:formula="of:=IF([.P103]=1;IF(OR(SUM([.O102:.Q104];-1)=2;SUM([.O102:.Q104];-1)=3);1;0);IF(SUM([.O102:.Q104])=3;1;0))" office:value-type="float" office:value="0" calcext:value-type="float">
            <text:p>0</text:p>
          </table:table-cell>
          <table:table-cell table:style-name="ce48" table:formula="of:=IF([.Q103]=1;IF(OR(SUM([.P102:.R104];-1)=2;SUM([.P102:.R104];-1)=3);1;0);IF(SUM([.P102:.R104])=3;1;0))" office:value-type="float" office:value="1" calcext:value-type="float">
            <text:p>1</text:p>
          </table:table-cell>
          <table:table-cell table:style-name="ce48" table:formula="of:=IF([.R103]=1;IF(OR(SUM([.Q102:.S104];-1)=2;SUM([.Q102:.S104];-1)=3);1;0);IF(SUM([.Q102:.S104])=3;1;0))" office:value-type="float" office:value="0" calcext:value-type="float">
            <text:p>0</text:p>
          </table:table-cell>
          <table:table-cell table:style-name="ce48" table:formula="of:=IF([.S103]=1;IF(OR(SUM([.R102:.T104];-1)=2;SUM([.R102:.T104];-1)=3);1;0);IF(SUM([.R102:.T104])=3;1;0))" office:value-type="float" office:value="0" calcext:value-type="float">
            <text:p>0</text:p>
          </table:table-cell>
          <table:table-cell table:style-name="ce48" table:formula="of:=IF([.T103]=1;IF(OR(SUM([.S102:.U104];-1)=2;SUM([.S102:.U104];-1)=3);1;0);IF(SUM([.S102:.U104])=3;1;0))" office:value-type="float" office:value="0" calcext:value-type="float">
            <text:p>0</text:p>
          </table:table-cell>
          <table:table-cell table:style-name="ce48" table:formula="of:=IF([.U103]=1;IF(OR(SUM([.T102:.V104];-1)=2;SUM([.T102:.V104];-1)=3);1;0);IF(SUM([.T102:.V104])=3;1;0))" office:value-type="float" office:value="0" calcext:value-type="float">
            <text:p>0</text:p>
          </table:table-cell>
          <table:table-cell table:style-name="ce48" table:formula="of:=IF([.V103]=1;IF(OR(SUM([.U102:.W104];-1)=2;SUM([.U102:.W104];-1)=3);1;0);IF(SUM([.U102:.W104])=3;1;0))" office:value-type="float" office:value="0" calcext:value-type="float">
            <text:p>0</text:p>
          </table:table-cell>
          <table:table-cell table:style-name="ce48" table:formula="of:=IF([.W103]=1;IF(OR(SUM([.V102:.X104];-1)=2;SUM([.V102:.X104];-1)=3);1;0);IF(SUM([.V102:.X104])=3;1;0))" office:value-type="float" office:value="0" calcext:value-type="float">
            <text:p>0</text:p>
          </table:table-cell>
          <table:table-cell table:style-name="ce48" table:formula="of:=IF([.X103]=1;IF(OR(SUM([.W102:.Y104];-1)=2;SUM([.W102:.Y104];-1)=3);1;0);IF(SUM([.W102:.Y104])=3;1;0))" office:value-type="float" office:value="0" calcext:value-type="float">
            <text:p>0</text:p>
          </table:table-cell>
          <table:table-cell table:style-name="ce48" table:formula="of:=IF([.Y103]=1;IF(OR(SUM([.X102:.Z104];-1)=2;SUM([.X102:.Z104];-1)=3);1;0);IF(SUM([.X102:.Z104])=3;1;0))" office:value-type="float" office:value="0" calcext:value-type="float">
            <text:p>0</text:p>
          </table:table-cell>
          <table:table-cell table:style-name="ce48" table:formula="of:=IF([.Z103]=1;IF(OR(SUM([.Y102:.AA104];-1)=2;SUM([.Y102:.AA104];-1)=3);1;0);IF(SUM([.Y102:.AA104])=3;1;0))" office:value-type="float" office:value="0" calcext:value-type="float">
            <text:p>0</text:p>
          </table:table-cell>
          <table:table-cell table:style-name="ce48" table:formula="of:=IF([.AA103]=1;IF(OR(SUM([.Z102:.AB104];-1)=2;SUM([.Z102:.AB104];-1)=3);1;0);IF(SUM([.Z102:.AB104])=3;1;0))" office:value-type="float" office:value="1" calcext:value-type="float">
            <text:p>1</text:p>
          </table:table-cell>
          <table:table-cell table:style-name="ce48" table:formula="of:=IF([.AB103]=1;IF(OR(SUM([.AA102:.AC104];-1)=2;SUM([.AA102:.AC104];-1)=3);1;0);IF(SUM([.AA102:.AC104])=3;1;0))" office:value-type="float" office:value="1" calcext:value-type="float">
            <text:p>1</text:p>
          </table:table-cell>
          <table:table-cell table:style-name="ce48" table:formula="of:=IF([.AC103]=1;IF(OR(SUM([.AB102:.AD104];-1)=2;SUM([.AB102:.AD104];-1)=3);1;0);IF(SUM([.AB102:.AD104])=3;1;0))" office:value-type="float" office:value="1" calcext:value-type="float">
            <text:p>1</text:p>
          </table:table-cell>
          <table:table-cell table:style-name="ce48" table:formula="of:=IF([.AD103]=1;IF(OR(SUM([.AC102:.AE104];-1)=2;SUM([.AC102:.AE104];-1)=3);1;0);IF(SUM([.AC102:.AE104])=3;1;0))" office:value-type="float" office:value="1" calcext:value-type="float">
            <text:p>1</text:p>
          </table:table-cell>
          <table:table-cell table:style-name="ce48" table:formula="of:=IF([.AE103]=1;IF(OR(SUM([.AD102:.AF104];-1)=2;SUM([.AD102:.AF104];-1)=3);1;0);IF(SUM([.AD102:.AF104])=3;1;0))" office:value-type="float" office:value="0" calcext:value-type="float">
            <text:p>0</text:p>
          </table:table-cell>
          <table:table-cell table:style-name="ce48" table:formula="of:=IF([.AF103]=1;IF(OR(SUM([.AE102:.AG104];-1)=2;SUM([.AE102:.AG104];-1)=3);1;0);IF(SUM([.AE102:.AG104])=3;1;0))" office:value-type="float" office:value="0" calcext:value-type="float">
            <text:p>0</text:p>
          </table:table-cell>
          <table:table-cell table:style-name="ce48" table:formula="of:=IF([.AG103]=1;IF(OR(SUM([.AF102:.AH104];-1)=2;SUM([.AF102:.AH104];-1)=3);1;0);IF(SUM([.AF102:.AH104])=3;1;0))" office:value-type="float" office:value="0" calcext:value-type="float">
            <text:p>0</text:p>
          </table:table-cell>
          <table:table-cell table:style-name="ce48" table:formula="of:=IF([.AH103]=1;IF(OR(SUM([.AG102:.AI104];-1)=2;SUM([.AG102:.AI104];-1)=3);1;0);IF(SUM([.AG102:.AI104])=3;1;0))" office:value-type="float" office:value="0" calcext:value-type="float">
            <text:p>0</text:p>
          </table:table-cell>
          <table:table-cell table:style-name="ce48" table:formula="of:=IF([.AI103]=1;IF(OR(SUM([.AH102:.AJ104];-1)=2;SUM([.AH102:.AJ104];-1)=3);1;0);IF(SUM([.AH102:.AJ104])=3;1;0))" office:value-type="float" office:value="0" calcext:value-type="float">
            <text:p>0</text:p>
          </table:table-cell>
          <table:table-cell table:style-name="ce48" table:formula="of:=IF([.AJ103]=1;IF(OR(SUM([.AI102:.AK104];-1)=2;SUM([.AI102:.AK104];-1)=3);1;0);IF(SUM([.AI102:.AK104])=3;1;0))" office:value-type="float" office:value="0" calcext:value-type="float">
            <text:p>0</text:p>
          </table:table-cell>
          <table:table-cell table:style-name="ce48" table:formula="of:=IF([.AK103]=1;IF(OR(SUM([.AJ102:.AL104];-1)=2;SUM([.AJ102:.AL104];-1)=3);1;0);IF(SUM([.AJ102:.AL104])=3;1;0))" office:value-type="float" office:value="0" calcext:value-type="float">
            <text:p>0</text:p>
          </table:table-cell>
          <table:table-cell table:style-name="ce48" table:formula="of:=IF([.AL103]=1;IF(OR(SUM([.AK102:.AM104];-1)=2;SUM([.AK102:.AM104];-1)=3);1;0);IF(SUM([.AK102:.AM104])=3;1;0))" office:value-type="float" office:value="0" calcext:value-type="float">
            <text:p>0</text:p>
          </table:table-cell>
          <table:table-cell table:style-name="ce48" table:formula="of:=IF([.AM103]=1;IF(OR(SUM([.AL102:.AN104];-1)=2;SUM([.AL102:.AN104];-1)=3);1;0);IF(SUM([.AL102:.AN104])=3;1;0))" office:value-type="float" office:value="0" calcext:value-type="float">
            <text:p>0</text:p>
          </table:table-cell>
          <table:table-cell table:style-name="ce48" table:formula="of:=IF([.AN103]=1;IF(OR(SUM([.AM102:.AO104];-1)=2;SUM([.AM102:.AO104];-1)=3);1;0);IF(SUM([.AM102:.AO104])=3;1;0))" office:value-type="float" office:value="0" calcext:value-type="float">
            <text:p>0</text:p>
          </table:table-cell>
          <table:table-cell table:style-name="ce48" table:formula="of:=IF([.AO103]=1;IF(OR(SUM([.AN102:.AP104];-1)=2;SUM([.AN102:.AP104];-1)=3);1;0);IF(SUM([.AN102:.AP104])=3;1;0))" office:value-type="float" office:value="0" calcext:value-type="float">
            <text:p>0</text:p>
          </table:table-cell>
          <table:table-cell table:style-name="ce48" table:formula="of:=IF([.AP103]=1;IF(OR(SUM([.AO102:.AQ104];-1)=2;SUM([.AO102:.AQ104];-1)=3);1;0);IF(SUM([.AO102:.AQ104])=3;1;0))" office:value-type="float" office:value="0" calcext:value-type="float">
            <text:p>0</text:p>
          </table:table-cell>
          <table:table-cell table:style-name="ce48" table:formula="of:=IF([.AQ103]=1;IF(OR(SUM([.AP102:.AR104];-1)=2;SUM([.AP102:.AR104];-1)=3);1;0);IF(SUM([.AP102:.AR104])=3;1;0))" office:value-type="float" office:value="0" calcext:value-type="float">
            <text:p>0</text:p>
          </table:table-cell>
          <table:table-cell table:style-name="ce48" table:formula="of:=IF([.AR103]=1;IF(OR(SUM([.AQ102:.AS104];-1)=2;SUM([.AQ102:.AS104];-1)=3);1;0);IF(SUM([.AQ102:.AS104])=3;1;0))" office:value-type="float" office:value="0" calcext:value-type="float">
            <text:p>0</text:p>
          </table:table-cell>
          <table:table-cell table:style-name="ce48" table:formula="of:=IF([.AS103]=1;IF(OR(SUM([.AR102:.AT104];-1)=2;SUM([.AR102:.AT104];-1)=3);1;0);IF(SUM([.AR102:.AT104])=3;1;0))" office:value-type="float" office:value="0" calcext:value-type="float">
            <text:p>0</text:p>
          </table:table-cell>
          <table:table-cell table:style-name="ce48" table:formula="of:=IF([.AT103]=1;IF(OR(SUM([.AS102:.AU104];-1)=2;SUM([.AS102:.AU104];-1)=3);1;0);IF(SUM([.AS102:.AU104])=3;1;0))" office:value-type="float" office:value="0" calcext:value-type="float">
            <text:p>0</text:p>
          </table:table-cell>
          <table:table-cell table:style-name="ce48" table:formula="of:=IF([.AU103]=1;IF(OR(SUM([.AT102:.AV104];-1)=2;SUM([.AT102:.AV104];-1)=3);1;0);IF(SUM([.AT102:.AV104])=3;1;0))" office:value-type="float" office:value="0" calcext:value-type="float">
            <text:p>0</text:p>
          </table:table-cell>
          <table:table-cell table:style-name="ce48" table:formula="of:=IF([.AV103]=1;IF(OR(SUM([.AU102:.AW104];-1)=2;SUM([.AU102:.AW104];-1)=3);1;0);IF(SUM([.AU102:.AW104])=3;1;0))" office:value-type="float" office:value="0" calcext:value-type="float">
            <text:p>0</text:p>
          </table:table-cell>
          <table:table-cell table:style-name="ce48" table:formula="of:=IF([.AW103]=1;IF(OR(SUM([.AV102:.AX104];-1)=2;SUM([.AV102:.AX104];-1)=3);1;0);IF(SUM([.AV102:.AX104])=3;1;0))" office:value-type="float" office:value="0" calcext:value-type="float">
            <text:p>0</text:p>
          </table:table-cell>
          <table:table-cell table:style-name="ce48" table:formula="of:=IF([.AX103]=1;IF(OR(SUM([.AW102:.AY104];-1)=2;SUM([.AW102:.AY104];-1)=3);1;0);IF(SUM([.AW102:.AY104])=3;1;0))" office:value-type="float" office:value="0" calcext:value-type="float">
            <text:p>0</text:p>
          </table:table-cell>
          <table:table-cell table:style-name="ce48" table:formula="of:=IF([.AY103]=1;IF(OR(SUM([.AX102:.AZ104];-1)=2;SUM([.AX102:.AZ104];-1)=3);1;0);IF(SUM([.AX102:.AZ104])=3;1;0))" office:value-type="float" office:value="0" calcext:value-type="float">
            <text:p>0</text:p>
          </table:table-cell>
          <table:table-cell table:style-name="ce48" table:formula="of:=IF([.AZ103]=1;IF(OR(SUM([.AY102:.BA104];-1)=2;SUM([.AY102:.BA104];-1)=3);1;0);IF(SUM([.AY102:.BA104])=3;1;0))" office:value-type="float" office:value="0" calcext:value-type="float">
            <text:p>0</text:p>
          </table:table-cell>
          <table:table-cell table:style-name="ce48" table:formula="of:=IF([.BA103]=1;IF(OR(SUM([.AZ102:.BB104];-1)=2;SUM([.AZ102:.BB104];-1)=3);1;0);IF(SUM([.AZ102:.BB104])=3;1;0))" office:value-type="float" office:value="0" calcext:value-type="float">
            <text:p>0</text:p>
          </table:table-cell>
          <table:table-cell table:style-name="ce48" table:formula="of:=IF([.BB103]=1;IF(OR(SUM([.BA102:.BC104];-1)=2;SUM([.BA102:.BC104];-1)=3);1;0);IF(SUM([.BA102:.BC104])=3;1;0))" office:value-type="float" office:value="0" calcext:value-type="float">
            <text:p>0</text:p>
          </table:table-cell>
          <table:table-cell table:style-name="ce48" table:formula="of:=IF([.BC103]=1;IF(OR(SUM([.BB102:.BD104];-1)=2;SUM([.BB102:.BD104];-1)=3);1;0);IF(SUM([.BB102:.BD104])=3;1;0))" office:value-type="float" office:value="0" calcext:value-type="float">
            <text:p>0</text:p>
          </table:table-cell>
          <table:table-cell table:style-name="ce48" table:formula="of:=IF([.BD103]=1;IF(OR(SUM([.BC102:.BE104];-1)=2;SUM([.BC102:.BE104];-1)=3);1;0);IF(SUM([.BC102:.BE104])=3;1;0))" office:value-type="float" office:value="0" calcext:value-type="float">
            <text:p>0</text:p>
          </table:table-cell>
          <table:table-cell table:style-name="ce48" table:formula="of:=IF([.BE103]=1;IF(OR(SUM([.BD102:.BF104];-1)=2;SUM([.BD102:.BF104];-1)=3);1;0);IF(SUM([.BD102:.BF104])=3;1;0))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9" office:value-type="float" office:value="0" calcext:value-type="float">
            <text:p>0</text:p>
          </table:table-cell>
          <table:table-cell table:style-name="ce48" table:formula="of:=IF([.C104]=1;IF(OR(SUM([.B103:.D105];-1)=2;SUM([.B103:.D105];-1)=3);1;0);IF(SUM([.B103:.D105])=3;1;0))" office:value-type="float" office:value="0" calcext:value-type="float">
            <text:p>0</text:p>
          </table:table-cell>
          <table:table-cell table:style-name="ce48" table:formula="of:=IF([.D104]=1;IF(OR(SUM([.C103:.E105];-1)=2;SUM([.C103:.E105];-1)=3);1;0);IF(SUM([.C103:.E105])=3;1;0))" office:value-type="float" office:value="0" calcext:value-type="float">
            <text:p>0</text:p>
          </table:table-cell>
          <table:table-cell table:style-name="ce48" table:formula="of:=IF([.E104]=1;IF(OR(SUM([.D103:.F105];-1)=2;SUM([.D103:.F105];-1)=3);1;0);IF(SUM([.D103:.F105])=3;1;0))" office:value-type="float" office:value="0" calcext:value-type="float">
            <text:p>0</text:p>
          </table:table-cell>
          <table:table-cell table:style-name="ce48" table:formula="of:=IF([.F104]=1;IF(OR(SUM([.E103:.G105];-1)=2;SUM([.E103:.G105];-1)=3);1;0);IF(SUM([.E103:.G105])=3;1;0))" office:value-type="float" office:value="0" calcext:value-type="float">
            <text:p>0</text:p>
          </table:table-cell>
          <table:table-cell table:style-name="ce48" table:formula="of:=IF([.G104]=1;IF(OR(SUM([.F103:.H105];-1)=2;SUM([.F103:.H105];-1)=3);1;0);IF(SUM([.F103:.H105])=3;1;0))" office:value-type="float" office:value="0" calcext:value-type="float">
            <text:p>0</text:p>
          </table:table-cell>
          <table:table-cell table:style-name="ce48" table:formula="of:=IF([.H104]=1;IF(OR(SUM([.G103:.I105];-1)=2;SUM([.G103:.I105];-1)=3);1;0);IF(SUM([.G103:.I105])=3;1;0))" office:value-type="float" office:value="0" calcext:value-type="float">
            <text:p>0</text:p>
          </table:table-cell>
          <table:table-cell table:style-name="ce48" table:formula="of:=IF([.I104]=1;IF(OR(SUM([.H103:.J105];-1)=2;SUM([.H103:.J105];-1)=3);1;0);IF(SUM([.H103:.J105])=3;1;0))" office:value-type="float" office:value="0" calcext:value-type="float">
            <text:p>0</text:p>
          </table:table-cell>
          <table:table-cell table:style-name="ce48" table:formula="of:=IF([.J104]=1;IF(OR(SUM([.I103:.K105];-1)=2;SUM([.I103:.K105];-1)=3);1;0);IF(SUM([.I103:.K105])=3;1;0))" office:value-type="float" office:value="0" calcext:value-type="float">
            <text:p>0</text:p>
          </table:table-cell>
          <table:table-cell table:style-name="ce48" table:formula="of:=IF([.K104]=1;IF(OR(SUM([.J103:.L105];-1)=2;SUM([.J103:.L105];-1)=3);1;0);IF(SUM([.J103:.L105])=3;1;0))" office:value-type="float" office:value="0" calcext:value-type="float">
            <text:p>0</text:p>
          </table:table-cell>
          <table:table-cell table:style-name="ce48" table:formula="of:=IF([.L104]=1;IF(OR(SUM([.K103:.M105];-1)=2;SUM([.K103:.M105];-1)=3);1;0);IF(SUM([.K103:.M105])=3;1;0))" office:value-type="float" office:value="0" calcext:value-type="float">
            <text:p>0</text:p>
          </table:table-cell>
          <table:table-cell table:style-name="ce48" table:formula="of:=IF([.M104]=1;IF(OR(SUM([.L103:.N105];-1)=2;SUM([.L103:.N105];-1)=3);1;0);IF(SUM([.L103:.N105])=3;1;0))" office:value-type="float" office:value="0" calcext:value-type="float">
            <text:p>0</text:p>
          </table:table-cell>
          <table:table-cell table:style-name="ce48" table:formula="of:=IF([.N104]=1;IF(OR(SUM([.M103:.O105];-1)=2;SUM([.M103:.O105];-1)=3);1;0);IF(SUM([.M103:.O105])=3;1;0))" office:value-type="float" office:value="0" calcext:value-type="float">
            <text:p>0</text:p>
          </table:table-cell>
          <table:table-cell table:style-name="ce48" table:formula="of:=IF([.O104]=1;IF(OR(SUM([.N103:.P105];-1)=2;SUM([.N103:.P105];-1)=3);1;0);IF(SUM([.N103:.P105])=3;1;0))" office:value-type="float" office:value="0" calcext:value-type="float">
            <text:p>0</text:p>
          </table:table-cell>
          <table:table-cell table:style-name="ce48" table:formula="of:=IF([.P104]=1;IF(OR(SUM([.O103:.Q105];-1)=2;SUM([.O103:.Q105];-1)=3);1;0);IF(SUM([.O103:.Q105])=3;1;0))" office:value-type="float" office:value="0" calcext:value-type="float">
            <text:p>0</text:p>
          </table:table-cell>
          <table:table-cell table:style-name="ce48" table:formula="of:=IF([.Q104]=1;IF(OR(SUM([.P103:.R105];-1)=2;SUM([.P103:.R105];-1)=3);1;0);IF(SUM([.P103:.R105])=3;1;0))" office:value-type="float" office:value="1" calcext:value-type="float">
            <text:p>1</text:p>
          </table:table-cell>
          <table:table-cell table:style-name="ce48" table:formula="of:=IF([.R104]=1;IF(OR(SUM([.Q103:.S105];-1)=2;SUM([.Q103:.S105];-1)=3);1;0);IF(SUM([.Q103:.S105])=3;1;0))" office:value-type="float" office:value="1" calcext:value-type="float">
            <text:p>1</text:p>
          </table:table-cell>
          <table:table-cell table:style-name="ce48" table:formula="of:=IF([.S104]=1;IF(OR(SUM([.R103:.T105];-1)=2;SUM([.R103:.T105];-1)=3);1;0);IF(SUM([.R103:.T105])=3;1;0))" office:value-type="float" office:value="0" calcext:value-type="float">
            <text:p>0</text:p>
          </table:table-cell>
          <table:table-cell table:style-name="ce48" table:formula="of:=IF([.T104]=1;IF(OR(SUM([.S103:.U105];-1)=2;SUM([.S103:.U105];-1)=3);1;0);IF(SUM([.S103:.U105])=3;1;0))" office:value-type="float" office:value="0" calcext:value-type="float">
            <text:p>0</text:p>
          </table:table-cell>
          <table:table-cell table:style-name="ce48" table:formula="of:=IF([.U104]=1;IF(OR(SUM([.T103:.V105];-1)=2;SUM([.T103:.V105];-1)=3);1;0);IF(SUM([.T103:.V105])=3;1;0))" office:value-type="float" office:value="0" calcext:value-type="float">
            <text:p>0</text:p>
          </table:table-cell>
          <table:table-cell table:style-name="ce48" table:formula="of:=IF([.V104]=1;IF(OR(SUM([.U103:.W105];-1)=2;SUM([.U103:.W105];-1)=3);1;0);IF(SUM([.U103:.W105])=3;1;0))" office:value-type="float" office:value="0" calcext:value-type="float">
            <text:p>0</text:p>
          </table:table-cell>
          <table:table-cell table:style-name="ce48" table:formula="of:=IF([.W104]=1;IF(OR(SUM([.V103:.X105];-1)=2;SUM([.V103:.X105];-1)=3);1;0);IF(SUM([.V103:.X105])=3;1;0))" office:value-type="float" office:value="0" calcext:value-type="float">
            <text:p>0</text:p>
          </table:table-cell>
          <table:table-cell table:style-name="ce48" table:formula="of:=IF([.X104]=1;IF(OR(SUM([.W103:.Y105];-1)=2;SUM([.W103:.Y105];-1)=3);1;0);IF(SUM([.W103:.Y105])=3;1;0))" office:value-type="float" office:value="0" calcext:value-type="float">
            <text:p>0</text:p>
          </table:table-cell>
          <table:table-cell table:style-name="ce48" table:formula="of:=IF([.Y104]=1;IF(OR(SUM([.X103:.Z105];-1)=2;SUM([.X103:.Z105];-1)=3);1;0);IF(SUM([.X103:.Z105])=3;1;0))" office:value-type="float" office:value="0" calcext:value-type="float">
            <text:p>0</text:p>
          </table:table-cell>
          <table:table-cell table:style-name="ce48" table:formula="of:=IF([.Z104]=1;IF(OR(SUM([.Y103:.AA105];-1)=2;SUM([.Y103:.AA105];-1)=3);1;0);IF(SUM([.Y103:.AA105])=3;1;0))" office:value-type="float" office:value="0" calcext:value-type="float">
            <text:p>0</text:p>
          </table:table-cell>
          <table:table-cell table:style-name="ce48" table:formula="of:=IF([.AA104]=1;IF(OR(SUM([.Z103:.AB105];-1)=2;SUM([.Z103:.AB105];-1)=3);1;0);IF(SUM([.Z103:.AB105])=3;1;0))" office:value-type="float" office:value="0" calcext:value-type="float">
            <text:p>0</text:p>
          </table:table-cell>
          <table:table-cell table:style-name="ce48" table:formula="of:=IF([.AB104]=1;IF(OR(SUM([.AA103:.AC105];-1)=2;SUM([.AA103:.AC105];-1)=3);1;0);IF(SUM([.AA103:.AC105])=3;1;0))" office:value-type="float" office:value="1" calcext:value-type="float">
            <text:p>1</text:p>
          </table:table-cell>
          <table:table-cell table:style-name="ce48" table:formula="of:=IF([.AC104]=1;IF(OR(SUM([.AB103:.AD105];-1)=2;SUM([.AB103:.AD105];-1)=3);1;0);IF(SUM([.AB103:.AD105])=3;1;0))" office:value-type="float" office:value="1" calcext:value-type="float">
            <text:p>1</text:p>
          </table:table-cell>
          <table:table-cell table:style-name="ce48" table:formula="of:=IF([.AD104]=1;IF(OR(SUM([.AC103:.AE105];-1)=2;SUM([.AC103:.AE105];-1)=3);1;0);IF(SUM([.AC103:.AE105])=3;1;0))" office:value-type="float" office:value="0" calcext:value-type="float">
            <text:p>0</text:p>
          </table:table-cell>
          <table:table-cell table:style-name="ce48" table:formula="of:=IF([.AE104]=1;IF(OR(SUM([.AD103:.AF105];-1)=2;SUM([.AD103:.AF105];-1)=3);1;0);IF(SUM([.AD103:.AF105])=3;1;0))" office:value-type="float" office:value="0" calcext:value-type="float">
            <text:p>0</text:p>
          </table:table-cell>
          <table:table-cell table:style-name="ce48" table:formula="of:=IF([.AF104]=1;IF(OR(SUM([.AE103:.AG105];-1)=2;SUM([.AE103:.AG105];-1)=3);1;0);IF(SUM([.AE103:.AG105])=3;1;0))" office:value-type="float" office:value="0" calcext:value-type="float">
            <text:p>0</text:p>
          </table:table-cell>
          <table:table-cell table:style-name="ce48" table:formula="of:=IF([.AG104]=1;IF(OR(SUM([.AF103:.AH105];-1)=2;SUM([.AF103:.AH105];-1)=3);1;0);IF(SUM([.AF103:.AH105])=3;1;0))" office:value-type="float" office:value="0" calcext:value-type="float">
            <text:p>0</text:p>
          </table:table-cell>
          <table:table-cell table:style-name="ce48" table:formula="of:=IF([.AH104]=1;IF(OR(SUM([.AG103:.AI105];-1)=2;SUM([.AG103:.AI105];-1)=3);1;0);IF(SUM([.AG103:.AI105])=3;1;0))" office:value-type="float" office:value="0" calcext:value-type="float">
            <text:p>0</text:p>
          </table:table-cell>
          <table:table-cell table:style-name="ce48" table:formula="of:=IF([.AI104]=1;IF(OR(SUM([.AH103:.AJ105];-1)=2;SUM([.AH103:.AJ105];-1)=3);1;0);IF(SUM([.AH103:.AJ105])=3;1;0))" office:value-type="float" office:value="0" calcext:value-type="float">
            <text:p>0</text:p>
          </table:table-cell>
          <table:table-cell table:style-name="ce48" table:formula="of:=IF([.AJ104]=1;IF(OR(SUM([.AI103:.AK105];-1)=2;SUM([.AI103:.AK105];-1)=3);1;0);IF(SUM([.AI103:.AK105])=3;1;0))" office:value-type="float" office:value="0" calcext:value-type="float">
            <text:p>0</text:p>
          </table:table-cell>
          <table:table-cell table:style-name="ce48" table:formula="of:=IF([.AK104]=1;IF(OR(SUM([.AJ103:.AL105];-1)=2;SUM([.AJ103:.AL105];-1)=3);1;0);IF(SUM([.AJ103:.AL105])=3;1;0))" office:value-type="float" office:value="0" calcext:value-type="float">
            <text:p>0</text:p>
          </table:table-cell>
          <table:table-cell table:style-name="ce48" table:formula="of:=IF([.AL104]=1;IF(OR(SUM([.AK103:.AM105];-1)=2;SUM([.AK103:.AM105];-1)=3);1;0);IF(SUM([.AK103:.AM105])=3;1;0))" office:value-type="float" office:value="0" calcext:value-type="float">
            <text:p>0</text:p>
          </table:table-cell>
          <table:table-cell table:style-name="ce48" table:formula="of:=IF([.AM104]=1;IF(OR(SUM([.AL103:.AN105];-1)=2;SUM([.AL103:.AN105];-1)=3);1;0);IF(SUM([.AL103:.AN105])=3;1;0))" office:value-type="float" office:value="0" calcext:value-type="float">
            <text:p>0</text:p>
          </table:table-cell>
          <table:table-cell table:style-name="ce48" table:formula="of:=IF([.AN104]=1;IF(OR(SUM([.AM103:.AO105];-1)=2;SUM([.AM103:.AO105];-1)=3);1;0);IF(SUM([.AM103:.AO105])=3;1;0))" office:value-type="float" office:value="0" calcext:value-type="float">
            <text:p>0</text:p>
          </table:table-cell>
          <table:table-cell table:style-name="ce48" table:formula="of:=IF([.AO104]=1;IF(OR(SUM([.AN103:.AP105];-1)=2;SUM([.AN103:.AP105];-1)=3);1;0);IF(SUM([.AN103:.AP105])=3;1;0))" office:value-type="float" office:value="0" calcext:value-type="float">
            <text:p>0</text:p>
          </table:table-cell>
          <table:table-cell table:style-name="ce48" table:formula="of:=IF([.AP104]=1;IF(OR(SUM([.AO103:.AQ105];-1)=2;SUM([.AO103:.AQ105];-1)=3);1;0);IF(SUM([.AO103:.AQ105])=3;1;0))" office:value-type="float" office:value="0" calcext:value-type="float">
            <text:p>0</text:p>
          </table:table-cell>
          <table:table-cell table:style-name="ce48" table:formula="of:=IF([.AQ104]=1;IF(OR(SUM([.AP103:.AR105];-1)=2;SUM([.AP103:.AR105];-1)=3);1;0);IF(SUM([.AP103:.AR105])=3;1;0))" office:value-type="float" office:value="0" calcext:value-type="float">
            <text:p>0</text:p>
          </table:table-cell>
          <table:table-cell table:style-name="ce48" table:formula="of:=IF([.AR104]=1;IF(OR(SUM([.AQ103:.AS105];-1)=2;SUM([.AQ103:.AS105];-1)=3);1;0);IF(SUM([.AQ103:.AS105])=3;1;0))" office:value-type="float" office:value="0" calcext:value-type="float">
            <text:p>0</text:p>
          </table:table-cell>
          <table:table-cell table:style-name="ce48" table:formula="of:=IF([.AS104]=1;IF(OR(SUM([.AR103:.AT105];-1)=2;SUM([.AR103:.AT105];-1)=3);1;0);IF(SUM([.AR103:.AT105])=3;1;0))" office:value-type="float" office:value="0" calcext:value-type="float">
            <text:p>0</text:p>
          </table:table-cell>
          <table:table-cell table:style-name="ce48" table:formula="of:=IF([.AT104]=1;IF(OR(SUM([.AS103:.AU105];-1)=2;SUM([.AS103:.AU105];-1)=3);1;0);IF(SUM([.AS103:.AU105])=3;1;0))" office:value-type="float" office:value="0" calcext:value-type="float">
            <text:p>0</text:p>
          </table:table-cell>
          <table:table-cell table:style-name="ce48" table:formula="of:=IF([.AU104]=1;IF(OR(SUM([.AT103:.AV105];-1)=2;SUM([.AT103:.AV105];-1)=3);1;0);IF(SUM([.AT103:.AV105])=3;1;0))" office:value-type="float" office:value="0" calcext:value-type="float">
            <text:p>0</text:p>
          </table:table-cell>
          <table:table-cell table:style-name="ce48" table:formula="of:=IF([.AV104]=1;IF(OR(SUM([.AU103:.AW105];-1)=2;SUM([.AU103:.AW105];-1)=3);1;0);IF(SUM([.AU103:.AW105])=3;1;0))" office:value-type="float" office:value="0" calcext:value-type="float">
            <text:p>0</text:p>
          </table:table-cell>
          <table:table-cell table:style-name="ce48" table:formula="of:=IF([.AW104]=1;IF(OR(SUM([.AV103:.AX105];-1)=2;SUM([.AV103:.AX105];-1)=3);1;0);IF(SUM([.AV103:.AX105])=3;1;0))" office:value-type="float" office:value="0" calcext:value-type="float">
            <text:p>0</text:p>
          </table:table-cell>
          <table:table-cell table:style-name="ce48" table:formula="of:=IF([.AX104]=1;IF(OR(SUM([.AW103:.AY105];-1)=2;SUM([.AW103:.AY105];-1)=3);1;0);IF(SUM([.AW103:.AY105])=3;1;0))" office:value-type="float" office:value="0" calcext:value-type="float">
            <text:p>0</text:p>
          </table:table-cell>
          <table:table-cell table:style-name="ce48" table:formula="of:=IF([.AY104]=1;IF(OR(SUM([.AX103:.AZ105];-1)=2;SUM([.AX103:.AZ105];-1)=3);1;0);IF(SUM([.AX103:.AZ105])=3;1;0))" office:value-type="float" office:value="0" calcext:value-type="float">
            <text:p>0</text:p>
          </table:table-cell>
          <table:table-cell table:style-name="ce48" table:formula="of:=IF([.AZ104]=1;IF(OR(SUM([.AY103:.BA105];-1)=2;SUM([.AY103:.BA105];-1)=3);1;0);IF(SUM([.AY103:.BA105])=3;1;0))" office:value-type="float" office:value="0" calcext:value-type="float">
            <text:p>0</text:p>
          </table:table-cell>
          <table:table-cell table:style-name="ce48" table:formula="of:=IF([.BA104]=1;IF(OR(SUM([.AZ103:.BB105];-1)=2;SUM([.AZ103:.BB105];-1)=3);1;0);IF(SUM([.AZ103:.BB105])=3;1;0))" office:value-type="float" office:value="0" calcext:value-type="float">
            <text:p>0</text:p>
          </table:table-cell>
          <table:table-cell table:style-name="ce48" table:formula="of:=IF([.BB104]=1;IF(OR(SUM([.BA103:.BC105];-1)=2;SUM([.BA103:.BC105];-1)=3);1;0);IF(SUM([.BA103:.BC105])=3;1;0))" office:value-type="float" office:value="0" calcext:value-type="float">
            <text:p>0</text:p>
          </table:table-cell>
          <table:table-cell table:style-name="ce48" table:formula="of:=IF([.BC104]=1;IF(OR(SUM([.BB103:.BD105];-1)=2;SUM([.BB103:.BD105];-1)=3);1;0);IF(SUM([.BB103:.BD105])=3;1;0))" office:value-type="float" office:value="0" calcext:value-type="float">
            <text:p>0</text:p>
          </table:table-cell>
          <table:table-cell table:style-name="ce48" table:formula="of:=IF([.BD104]=1;IF(OR(SUM([.BC103:.BE105];-1)=2;SUM([.BC103:.BE105];-1)=3);1;0);IF(SUM([.BC103:.BE105])=3;1;0))" office:value-type="float" office:value="0" calcext:value-type="float">
            <text:p>0</text:p>
          </table:table-cell>
          <table:table-cell table:style-name="ce48" table:formula="of:=IF([.BE104]=1;IF(OR(SUM([.BD103:.BF105];-1)=2;SUM([.BD103:.BF105];-1)=3);1;0);IF(SUM([.BD103:.BF105])=3;1;0))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19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54" table:style-name="ce92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53" table:style-name="ce103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51" table:formula="of:=IF([.C108]=1;IF(OR(SUM([.B107:.D109];-1)=2;SUM([.B107:.D109];-1)=3);1;0);IF(SUM([.B107:.D109])=3;1;0))" office:value-type="float" office:value="0" calcext:value-type="float">
            <text:p>0</text:p>
          </table:table-cell>
          <table:table-cell table:style-name="ce51" table:formula="of:=IF([.D108]=1;IF(OR(SUM([.C107:.E109];-1)=2;SUM([.C107:.E109];-1)=3);1;0);IF(SUM([.C107:.E109])=3;1;0))" office:value-type="float" office:value="1" calcext:value-type="float">
            <text:p>1</text:p>
          </table:table-cell>
          <table:table-cell table:style-name="ce51" table:formula="of:=IF([.E108]=1;IF(OR(SUM([.D107:.F109];-1)=2;SUM([.D107:.F109];-1)=3);1;0);IF(SUM([.D107:.F109])=3;1;0))" office:value-type="float" office:value="0" calcext:value-type="float">
            <text:p>0</text:p>
          </table:table-cell>
          <table:table-cell table:style-name="ce51" table:formula="of:=IF([.F108]=1;IF(OR(SUM([.E107:.G109];-1)=2;SUM([.E107:.G109];-1)=3);1;0);IF(SUM([.E107:.G109])=3;1;0))" office:value-type="float" office:value="0" calcext:value-type="float">
            <text:p>0</text:p>
          </table:table-cell>
          <table:table-cell table:style-name="ce51" table:formula="of:=IF([.G108]=1;IF(OR(SUM([.F107:.H109];-1)=2;SUM([.F107:.H109];-1)=3);1;0);IF(SUM([.F107:.H109])=3;1;0))" office:value-type="float" office:value="0" calcext:value-type="float">
            <text:p>0</text:p>
          </table:table-cell>
          <table:table-cell table:style-name="ce51" table:formula="of:=IF([.H108]=1;IF(OR(SUM([.G107:.I109];-1)=2;SUM([.G107:.I109];-1)=3);1;0);IF(SUM([.G107:.I109])=3;1;0))" office:value-type="float" office:value="0" calcext:value-type="float">
            <text:p>0</text:p>
          </table:table-cell>
          <table:table-cell table:style-name="ce51" table:formula="of:=IF([.I108]=1;IF(OR(SUM([.H107:.J109];-1)=2;SUM([.H107:.J109];-1)=3);1;0);IF(SUM([.H107:.J109])=3;1;0))" office:value-type="float" office:value="0" calcext:value-type="float">
            <text:p>0</text:p>
          </table:table-cell>
          <table:table-cell table:style-name="ce51" table:formula="of:=IF([.J108]=1;IF(OR(SUM([.I107:.K109];-1)=2;SUM([.I107:.K109];-1)=3);1;0);IF(SUM([.I107:.K109])=3;1;0))" office:value-type="float" office:value="0" calcext:value-type="float">
            <text:p>0</text:p>
          </table:table-cell>
          <table:table-cell table:style-name="ce51" table:formula="of:=IF([.K108]=1;IF(OR(SUM([.J107:.L109];-1)=2;SUM([.J107:.L109];-1)=3);1;0);IF(SUM([.J107:.L109])=3;1;0))" office:value-type="float" office:value="0" calcext:value-type="float">
            <text:p>0</text:p>
          </table:table-cell>
          <table:table-cell table:style-name="ce51" table:formula="of:=IF([.L108]=1;IF(OR(SUM([.K107:.M109];-1)=2;SUM([.K107:.M109];-1)=3);1;0);IF(SUM([.K107:.M109])=3;1;0))" office:value-type="float" office:value="0" calcext:value-type="float">
            <text:p>0</text:p>
          </table:table-cell>
          <table:table-cell table:style-name="ce51" table:formula="of:=IF([.M108]=1;IF(OR(SUM([.L107:.N109];-1)=2;SUM([.L107:.N109];-1)=3);1;0);IF(SUM([.L107:.N109])=3;1;0))" office:value-type="float" office:value="0" calcext:value-type="float">
            <text:p>0</text:p>
          </table:table-cell>
          <table:table-cell table:style-name="ce51" table:formula="of:=IF([.N108]=1;IF(OR(SUM([.M107:.O109];-1)=2;SUM([.M107:.O109];-1)=3);1;0);IF(SUM([.M107:.O109])=3;1;0))" office:value-type="float" office:value="0" calcext:value-type="float">
            <text:p>0</text:p>
          </table:table-cell>
          <table:table-cell table:style-name="ce51" table:formula="of:=IF([.O108]=1;IF(OR(SUM([.N107:.P109];-1)=2;SUM([.N107:.P109];-1)=3);1;0);IF(SUM([.N107:.P109])=3;1;0))" office:value-type="float" office:value="0" calcext:value-type="float">
            <text:p>0</text:p>
          </table:table-cell>
          <table:table-cell table:style-name="ce51" table:formula="of:=IF([.P108]=1;IF(OR(SUM([.O107:.Q109];-1)=2;SUM([.O107:.Q109];-1)=3);1;0);IF(SUM([.O107:.Q109])=3;1;0))" office:value-type="float" office:value="0" calcext:value-type="float">
            <text:p>0</text:p>
          </table:table-cell>
          <table:table-cell table:style-name="ce51" table:formula="of:=IF([.Q108]=1;IF(OR(SUM([.P107:.R109];-1)=2;SUM([.P107:.R109];-1)=3);1;0);IF(SUM([.P107:.R109])=3;1;0))" office:value-type="float" office:value="0" calcext:value-type="float">
            <text:p>0</text:p>
          </table:table-cell>
          <table:table-cell table:style-name="ce51" table:formula="of:=IF([.R108]=1;IF(OR(SUM([.Q107:.S109];-1)=2;SUM([.Q107:.S109];-1)=3);1;0);IF(SUM([.Q107:.S109])=3;1;0))" office:value-type="float" office:value="0" calcext:value-type="float">
            <text:p>0</text:p>
          </table:table-cell>
          <table:table-cell table:style-name="ce51" table:formula="of:=IF([.S108]=1;IF(OR(SUM([.R107:.T109];-1)=2;SUM([.R107:.T109];-1)=3);1;0);IF(SUM([.R107:.T109])=3;1;0))" office:value-type="float" office:value="0" calcext:value-type="float">
            <text:p>0</text:p>
          </table:table-cell>
          <table:table-cell table:style-name="ce51" table:formula="of:=IF([.T108]=1;IF(OR(SUM([.S107:.U109];-1)=2;SUM([.S107:.U109];-1)=3);1;0);IF(SUM([.S107:.U109])=3;1;0))" office:value-type="float" office:value="0" calcext:value-type="float">
            <text:p>0</text:p>
          </table:table-cell>
          <table:table-cell table:style-name="ce51" table:formula="of:=IF([.U108]=1;IF(OR(SUM([.T107:.V109];-1)=2;SUM([.T107:.V109];-1)=3);1;0);IF(SUM([.T107:.V109])=3;1;0))" office:value-type="float" office:value="0" calcext:value-type="float">
            <text:p>0</text:p>
          </table:table-cell>
          <table:table-cell table:style-name="ce51" table:formula="of:=IF([.V108]=1;IF(OR(SUM([.U107:.W109];-1)=2;SUM([.U107:.W109];-1)=3);1;0);IF(SUM([.U107:.W109])=3;1;0))" office:value-type="float" office:value="0" calcext:value-type="float">
            <text:p>0</text:p>
          </table:table-cell>
          <table:table-cell table:style-name="ce51" table:formula="of:=IF([.W108]=1;IF(OR(SUM([.V107:.X109];-1)=2;SUM([.V107:.X109];-1)=3);1;0);IF(SUM([.V107:.X109])=3;1;0))" office:value-type="float" office:value="0" calcext:value-type="float">
            <text:p>0</text:p>
          </table:table-cell>
          <table:table-cell table:style-name="ce51" table:formula="of:=IF([.X108]=1;IF(OR(SUM([.W107:.Y109];-1)=2;SUM([.W107:.Y109];-1)=3);1;0);IF(SUM([.W107:.Y109])=3;1;0))" office:value-type="float" office:value="0" calcext:value-type="float">
            <text:p>0</text:p>
          </table:table-cell>
          <table:table-cell table:style-name="ce51" table:formula="of:=IF([.Y108]=1;IF(OR(SUM([.X107:.Z109];-1)=2;SUM([.X107:.Z109];-1)=3);1;0);IF(SUM([.X107:.Z109])=3;1;0))" office:value-type="float" office:value="0" calcext:value-type="float">
            <text:p>0</text:p>
          </table:table-cell>
          <table:table-cell table:style-name="ce51" table:formula="of:=IF([.Z108]=1;IF(OR(SUM([.Y107:.AA109];-1)=2;SUM([.Y107:.AA109];-1)=3);1;0);IF(SUM([.Y107:.AA109])=3;1;0))" office:value-type="float" office:value="0" calcext:value-type="float">
            <text:p>0</text:p>
          </table:table-cell>
          <table:table-cell table:style-name="ce51" table:formula="of:=IF([.AA108]=1;IF(OR(SUM([.Z107:.AB109];-1)=2;SUM([.Z107:.AB109];-1)=3);1;0);IF(SUM([.Z107:.AB109])=3;1;0))" office:value-type="float" office:value="0" calcext:value-type="float">
            <text:p>0</text:p>
          </table:table-cell>
          <table:table-cell table:style-name="ce51" table:formula="of:=IF([.AB108]=1;IF(OR(SUM([.AA107:.AC109];-1)=2;SUM([.AA107:.AC109];-1)=3);1;0);IF(SUM([.AA107:.AC109])=3;1;0))" office:value-type="float" office:value="0" calcext:value-type="float">
            <text:p>0</text:p>
          </table:table-cell>
          <table:table-cell table:style-name="ce51" table:formula="of:=IF([.AC108]=1;IF(OR(SUM([.AB107:.AD109];-1)=2;SUM([.AB107:.AD109];-1)=3);1;0);IF(SUM([.AB107:.AD109])=3;1;0))" office:value-type="float" office:value="0" calcext:value-type="float">
            <text:p>0</text:p>
          </table:table-cell>
          <table:table-cell table:style-name="ce51" table:formula="of:=IF([.AD108]=1;IF(OR(SUM([.AC107:.AE109];-1)=2;SUM([.AC107:.AE109];-1)=3);1;0);IF(SUM([.AC107:.AE109])=3;1;0))" office:value-type="float" office:value="0" calcext:value-type="float">
            <text:p>0</text:p>
          </table:table-cell>
          <table:table-cell table:style-name="ce51" table:formula="of:=IF([.AE108]=1;IF(OR(SUM([.AD107:.AF109];-1)=2;SUM([.AD107:.AF109];-1)=3);1;0);IF(SUM([.AD107:.AF109])=3;1;0))" office:value-type="float" office:value="0" calcext:value-type="float">
            <text:p>0</text:p>
          </table:table-cell>
          <table:table-cell table:style-name="ce51" table:formula="of:=IF([.AF108]=1;IF(OR(SUM([.AE107:.AG109];-1)=2;SUM([.AE107:.AG109];-1)=3);1;0);IF(SUM([.AE107:.AG109])=3;1;0))" office:value-type="float" office:value="0" calcext:value-type="float">
            <text:p>0</text:p>
          </table:table-cell>
          <table:table-cell table:style-name="ce51" table:formula="of:=IF([.AG108]=1;IF(OR(SUM([.AF107:.AH109];-1)=2;SUM([.AF107:.AH109];-1)=3);1;0);IF(SUM([.AF107:.AH109])=3;1;0))" office:value-type="float" office:value="0" calcext:value-type="float">
            <text:p>0</text:p>
          </table:table-cell>
          <table:table-cell table:style-name="ce51" table:formula="of:=IF([.AH108]=1;IF(OR(SUM([.AG107:.AI109];-1)=2;SUM([.AG107:.AI109];-1)=3);1;0);IF(SUM([.AG107:.AI109])=3;1;0))" office:value-type="float" office:value="0" calcext:value-type="float">
            <text:p>0</text:p>
          </table:table-cell>
          <table:table-cell table:style-name="ce51" table:formula="of:=IF([.AI108]=1;IF(OR(SUM([.AH107:.AJ109];-1)=2;SUM([.AH107:.AJ109];-1)=3);1;0);IF(SUM([.AH107:.AJ109])=3;1;0))" office:value-type="float" office:value="0" calcext:value-type="float">
            <text:p>0</text:p>
          </table:table-cell>
          <table:table-cell table:style-name="ce51" table:formula="of:=IF([.AJ108]=1;IF(OR(SUM([.AI107:.AK109];-1)=2;SUM([.AI107:.AK109];-1)=3);1;0);IF(SUM([.AI107:.AK109])=3;1;0))" office:value-type="float" office:value="0" calcext:value-type="float">
            <text:p>0</text:p>
          </table:table-cell>
          <table:table-cell table:style-name="ce51" table:formula="of:=IF([.AK108]=1;IF(OR(SUM([.AJ107:.AL109];-1)=2;SUM([.AJ107:.AL109];-1)=3);1;0);IF(SUM([.AJ107:.AL109])=3;1;0))" office:value-type="float" office:value="0" calcext:value-type="float">
            <text:p>0</text:p>
          </table:table-cell>
          <table:table-cell table:style-name="ce51" table:formula="of:=IF([.AL108]=1;IF(OR(SUM([.AK107:.AM109];-1)=2;SUM([.AK107:.AM109];-1)=3);1;0);IF(SUM([.AK107:.AM109])=3;1;0))" office:value-type="float" office:value="0" calcext:value-type="float">
            <text:p>0</text:p>
          </table:table-cell>
          <table:table-cell table:style-name="ce51" table:formula="of:=IF([.AM108]=1;IF(OR(SUM([.AL107:.AN109];-1)=2;SUM([.AL107:.AN109];-1)=3);1;0);IF(SUM([.AL107:.AN109])=3;1;0))" office:value-type="float" office:value="0" calcext:value-type="float">
            <text:p>0</text:p>
          </table:table-cell>
          <table:table-cell table:style-name="ce51" table:formula="of:=IF([.AN108]=1;IF(OR(SUM([.AM107:.AO109];-1)=2;SUM([.AM107:.AO109];-1)=3);1;0);IF(SUM([.AM107:.AO109])=3;1;0))" office:value-type="float" office:value="0" calcext:value-type="float">
            <text:p>0</text:p>
          </table:table-cell>
          <table:table-cell table:style-name="ce51" table:formula="of:=IF([.AO108]=1;IF(OR(SUM([.AN107:.AP109];-1)=2;SUM([.AN107:.AP109];-1)=3);1;0);IF(SUM([.AN107:.AP109])=3;1;0))" office:value-type="float" office:value="1" calcext:value-type="float">
            <text:p>1</text:p>
          </table:table-cell>
          <table:table-cell table:style-name="ce51" table:formula="of:=IF([.AP108]=1;IF(OR(SUM([.AO107:.AQ109];-1)=2;SUM([.AO107:.AQ109];-1)=3);1;0);IF(SUM([.AO107:.AQ109])=3;1;0))" office:value-type="float" office:value="0" calcext:value-type="float">
            <text:p>0</text:p>
          </table:table-cell>
          <table:table-cell table:style-name="ce51" table:formula="of:=IF([.AQ108]=1;IF(OR(SUM([.AP107:.AR109];-1)=2;SUM([.AP107:.AR109];-1)=3);1;0);IF(SUM([.AP107:.AR109])=3;1;0))" office:value-type="float" office:value="0" calcext:value-type="float">
            <text:p>0</text:p>
          </table:table-cell>
          <table:table-cell table:style-name="ce51" table:formula="of:=IF([.AR108]=1;IF(OR(SUM([.AQ107:.AS109];-1)=2;SUM([.AQ107:.AS109];-1)=3);1;0);IF(SUM([.AQ107:.AS109])=3;1;0))" office:value-type="float" office:value="0" calcext:value-type="float">
            <text:p>0</text:p>
          </table:table-cell>
          <table:table-cell table:style-name="ce51" table:formula="of:=IF([.AS108]=1;IF(OR(SUM([.AR107:.AT109];-1)=2;SUM([.AR107:.AT109];-1)=3);1;0);IF(SUM([.AR107:.AT109])=3;1;0))" office:value-type="float" office:value="0" calcext:value-type="float">
            <text:p>0</text:p>
          </table:table-cell>
          <table:table-cell table:style-name="ce51" table:formula="of:=IF([.AT108]=1;IF(OR(SUM([.AS107:.AU109];-1)=2;SUM([.AS107:.AU109];-1)=3);1;0);IF(SUM([.AS107:.AU109])=3;1;0))" office:value-type="float" office:value="0" calcext:value-type="float">
            <text:p>0</text:p>
          </table:table-cell>
          <table:table-cell table:style-name="ce51" table:formula="of:=IF([.AU108]=1;IF(OR(SUM([.AT107:.AV109];-1)=2;SUM([.AT107:.AV109];-1)=3);1;0);IF(SUM([.AT107:.AV109])=3;1;0))" office:value-type="float" office:value="0" calcext:value-type="float">
            <text:p>0</text:p>
          </table:table-cell>
          <table:table-cell table:style-name="ce51" table:formula="of:=IF([.AV108]=1;IF(OR(SUM([.AU107:.AW109];-1)=2;SUM([.AU107:.AW109];-1)=3);1;0);IF(SUM([.AU107:.AW109])=3;1;0))" office:value-type="float" office:value="0" calcext:value-type="float">
            <text:p>0</text:p>
          </table:table-cell>
          <table:table-cell table:style-name="ce51" table:formula="of:=IF([.AW108]=1;IF(OR(SUM([.AV107:.AX109];-1)=2;SUM([.AV107:.AX109];-1)=3);1;0);IF(SUM([.AV107:.AX109])=3;1;0))" office:value-type="float" office:value="0" calcext:value-type="float">
            <text:p>0</text:p>
          </table:table-cell>
          <table:table-cell table:style-name="ce51" table:formula="of:=IF([.AX108]=1;IF(OR(SUM([.AW107:.AY109];-1)=2;SUM([.AW107:.AY109];-1)=3);1;0);IF(SUM([.AW107:.AY109])=3;1;0))" office:value-type="float" office:value="0" calcext:value-type="float">
            <text:p>0</text:p>
          </table:table-cell>
          <table:table-cell table:style-name="ce51" table:formula="of:=IF([.AY108]=1;IF(OR(SUM([.AX107:.AZ109];-1)=2;SUM([.AX107:.AZ109];-1)=3);1;0);IF(SUM([.AX107:.AZ109])=3;1;0))" office:value-type="float" office:value="0" calcext:value-type="float">
            <text:p>0</text:p>
          </table:table-cell>
          <table:table-cell table:style-name="ce51" table:formula="of:=IF([.AZ108]=1;IF(OR(SUM([.AY107:.BA109];-1)=2;SUM([.AY107:.BA109];-1)=3);1;0);IF(SUM([.AY107:.BA109])=3;1;0))" office:value-type="float" office:value="0" calcext:value-type="float">
            <text:p>0</text:p>
          </table:table-cell>
          <table:table-cell table:style-name="ce51" table:formula="of:=IF([.BA108]=1;IF(OR(SUM([.AZ107:.BB109];-1)=2;SUM([.AZ107:.BB109];-1)=3);1;0);IF(SUM([.AZ107:.BB109])=3;1;0))" office:value-type="float" office:value="0" calcext:value-type="float">
            <text:p>0</text:p>
          </table:table-cell>
          <table:table-cell table:style-name="ce51" table:formula="of:=IF([.BB108]=1;IF(OR(SUM([.BA107:.BC109];-1)=2;SUM([.BA107:.BC109];-1)=3);1;0);IF(SUM([.BA107:.BC109])=3;1;0))" office:value-type="float" office:value="0" calcext:value-type="float">
            <text:p>0</text:p>
          </table:table-cell>
          <table:table-cell table:style-name="ce51" table:formula="of:=IF([.BC108]=1;IF(OR(SUM([.BB107:.BD109];-1)=2;SUM([.BB107:.BD109];-1)=3);1;0);IF(SUM([.BB107:.BD109])=3;1;0))" office:value-type="float" office:value="0" calcext:value-type="float">
            <text:p>0</text:p>
          </table:table-cell>
          <table:table-cell table:style-name="ce51" table:formula="of:=IF([.BD108]=1;IF(OR(SUM([.BC107:.BE109];-1)=2;SUM([.BC107:.BE109];-1)=3);1;0);IF(SUM([.BC107:.BE109])=3;1;0))" office:value-type="float" office:value="0" calcext:value-type="float">
            <text:p>0</text:p>
          </table:table-cell>
          <table:table-cell table:style-name="ce51" table:formula="of:=IF([.BE108]=1;IF(OR(SUM([.BD107:.BF109];-1)=2;SUM([.BD107:.BF109];-1)=3);1;0);IF(SUM([.BD107:.BF109])=3;1;0)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51" table:formula="of:=IF([.C109]=1;IF(OR(SUM([.B108:.D110];-1)=2;SUM([.B108:.D110];-1)=3);1;0);IF(SUM([.B108:.D110])=3;1;0))" office:value-type="float" office:value="0" calcext:value-type="float">
            <text:p>0</text:p>
          </table:table-cell>
          <table:table-cell table:style-name="ce51" table:formula="of:=IF([.D109]=1;IF(OR(SUM([.C108:.E110];-1)=2;SUM([.C108:.E110];-1)=3);1;0);IF(SUM([.C108:.E110])=3;1;0))" office:value-type="float" office:value="1" calcext:value-type="float">
            <text:p>1</text:p>
          </table:table-cell>
          <table:table-cell table:style-name="ce51" table:formula="of:=IF([.E109]=1;IF(OR(SUM([.D108:.F110];-1)=2;SUM([.D108:.F110];-1)=3);1;0);IF(SUM([.D108:.F110])=3;1;0))" office:value-type="float" office:value="0" calcext:value-type="float">
            <text:p>0</text:p>
          </table:table-cell>
          <table:table-cell table:style-name="ce51" table:formula="of:=IF([.F109]=1;IF(OR(SUM([.E108:.G110];-1)=2;SUM([.E108:.G110];-1)=3);1;0);IF(SUM([.E108:.G110])=3;1;0))" office:value-type="float" office:value="0" calcext:value-type="float">
            <text:p>0</text:p>
          </table:table-cell>
          <table:table-cell table:style-name="ce51" table:formula="of:=IF([.G109]=1;IF(OR(SUM([.F108:.H110];-1)=2;SUM([.F108:.H110];-1)=3);1;0);IF(SUM([.F108:.H110])=3;1;0))" office:value-type="float" office:value="0" calcext:value-type="float">
            <text:p>0</text:p>
          </table:table-cell>
          <table:table-cell table:style-name="ce51" table:formula="of:=IF([.H109]=1;IF(OR(SUM([.G108:.I110];-1)=2;SUM([.G108:.I110];-1)=3);1;0);IF(SUM([.G108:.I110])=3;1;0))" office:value-type="float" office:value="0" calcext:value-type="float">
            <text:p>0</text:p>
          </table:table-cell>
          <table:table-cell table:style-name="ce51" table:formula="of:=IF([.I109]=1;IF(OR(SUM([.H108:.J110];-1)=2;SUM([.H108:.J110];-1)=3);1;0);IF(SUM([.H108:.J110])=3;1;0))" office:value-type="float" office:value="0" calcext:value-type="float">
            <text:p>0</text:p>
          </table:table-cell>
          <table:table-cell table:style-name="ce51" table:formula="of:=IF([.J109]=1;IF(OR(SUM([.I108:.K110];-1)=2;SUM([.I108:.K110];-1)=3);1;0);IF(SUM([.I108:.K110])=3;1;0))" office:value-type="float" office:value="0" calcext:value-type="float">
            <text:p>0</text:p>
          </table:table-cell>
          <table:table-cell table:style-name="ce51" table:formula="of:=IF([.K109]=1;IF(OR(SUM([.J108:.L110];-1)=2;SUM([.J108:.L110];-1)=3);1;0);IF(SUM([.J108:.L110])=3;1;0))" office:value-type="float" office:value="0" calcext:value-type="float">
            <text:p>0</text:p>
          </table:table-cell>
          <table:table-cell table:style-name="ce51" table:formula="of:=IF([.L109]=1;IF(OR(SUM([.K108:.M110];-1)=2;SUM([.K108:.M110];-1)=3);1;0);IF(SUM([.K108:.M110])=3;1;0))" office:value-type="float" office:value="0" calcext:value-type="float">
            <text:p>0</text:p>
          </table:table-cell>
          <table:table-cell table:style-name="ce51" table:formula="of:=IF([.M109]=1;IF(OR(SUM([.L108:.N110];-1)=2;SUM([.L108:.N110];-1)=3);1;0);IF(SUM([.L108:.N110])=3;1;0))" office:value-type="float" office:value="0" calcext:value-type="float">
            <text:p>0</text:p>
          </table:table-cell>
          <table:table-cell table:style-name="ce51" table:formula="of:=IF([.N109]=1;IF(OR(SUM([.M108:.O110];-1)=2;SUM([.M108:.O110];-1)=3);1;0);IF(SUM([.M108:.O110])=3;1;0))" office:value-type="float" office:value="0" calcext:value-type="float">
            <text:p>0</text:p>
          </table:table-cell>
          <table:table-cell table:style-name="ce51" table:formula="of:=IF([.O109]=1;IF(OR(SUM([.N108:.P110];-1)=2;SUM([.N108:.P110];-1)=3);1;0);IF(SUM([.N108:.P110])=3;1;0))" office:value-type="float" office:value="0" calcext:value-type="float">
            <text:p>0</text:p>
          </table:table-cell>
          <table:table-cell table:style-name="ce51" table:formula="of:=IF([.P109]=1;IF(OR(SUM([.O108:.Q110];-1)=2;SUM([.O108:.Q110];-1)=3);1;0);IF(SUM([.O108:.Q110])=3;1;0))" office:value-type="float" office:value="0" calcext:value-type="float">
            <text:p>0</text:p>
          </table:table-cell>
          <table:table-cell table:style-name="ce51" table:formula="of:=IF([.Q109]=1;IF(OR(SUM([.P108:.R110];-1)=2;SUM([.P108:.R110];-1)=3);1;0);IF(SUM([.P108:.R110])=3;1;0))" office:value-type="float" office:value="0" calcext:value-type="float">
            <text:p>0</text:p>
          </table:table-cell>
          <table:table-cell table:style-name="ce51" table:formula="of:=IF([.R109]=1;IF(OR(SUM([.Q108:.S110];-1)=2;SUM([.Q108:.S110];-1)=3);1;0);IF(SUM([.Q108:.S110])=3;1;0))" office:value-type="float" office:value="0" calcext:value-type="float">
            <text:p>0</text:p>
          </table:table-cell>
          <table:table-cell table:style-name="ce51" table:formula="of:=IF([.S109]=1;IF(OR(SUM([.R108:.T110];-1)=2;SUM([.R108:.T110];-1)=3);1;0);IF(SUM([.R108:.T110])=3;1;0))" office:value-type="float" office:value="0" calcext:value-type="float">
            <text:p>0</text:p>
          </table:table-cell>
          <table:table-cell table:style-name="ce51" table:formula="of:=IF([.T109]=1;IF(OR(SUM([.S108:.U110];-1)=2;SUM([.S108:.U110];-1)=3);1;0);IF(SUM([.S108:.U110])=3;1;0))" office:value-type="float" office:value="0" calcext:value-type="float">
            <text:p>0</text:p>
          </table:table-cell>
          <table:table-cell table:style-name="ce51" table:formula="of:=IF([.U109]=1;IF(OR(SUM([.T108:.V110];-1)=2;SUM([.T108:.V110];-1)=3);1;0);IF(SUM([.T108:.V110])=3;1;0))" office:value-type="float" office:value="0" calcext:value-type="float">
            <text:p>0</text:p>
          </table:table-cell>
          <table:table-cell table:style-name="ce51" table:formula="of:=IF([.V109]=1;IF(OR(SUM([.U108:.W110];-1)=2;SUM([.U108:.W110];-1)=3);1;0);IF(SUM([.U108:.W110])=3;1;0))" office:value-type="float" office:value="0" calcext:value-type="float">
            <text:p>0</text:p>
          </table:table-cell>
          <table:table-cell table:style-name="ce51" table:formula="of:=IF([.W109]=1;IF(OR(SUM([.V108:.X110];-1)=2;SUM([.V108:.X110];-1)=3);1;0);IF(SUM([.V108:.X110])=3;1;0))" office:value-type="float" office:value="0" calcext:value-type="float">
            <text:p>0</text:p>
          </table:table-cell>
          <table:table-cell table:style-name="ce51" table:formula="of:=IF([.X109]=1;IF(OR(SUM([.W108:.Y110];-1)=2;SUM([.W108:.Y110];-1)=3);1;0);IF(SUM([.W108:.Y110])=3;1;0))" office:value-type="float" office:value="0" calcext:value-type="float">
            <text:p>0</text:p>
          </table:table-cell>
          <table:table-cell table:style-name="ce51" table:formula="of:=IF([.Y109]=1;IF(OR(SUM([.X108:.Z110];-1)=2;SUM([.X108:.Z110];-1)=3);1;0);IF(SUM([.X108:.Z110])=3;1;0))" office:value-type="float" office:value="0" calcext:value-type="float">
            <text:p>0</text:p>
          </table:table-cell>
          <table:table-cell table:style-name="ce51" table:formula="of:=IF([.Z109]=1;IF(OR(SUM([.Y108:.AA110];-1)=2;SUM([.Y108:.AA110];-1)=3);1;0);IF(SUM([.Y108:.AA110])=3;1;0))" office:value-type="float" office:value="0" calcext:value-type="float">
            <text:p>0</text:p>
          </table:table-cell>
          <table:table-cell table:style-name="ce51" table:formula="of:=IF([.AA109]=1;IF(OR(SUM([.Z108:.AB110];-1)=2;SUM([.Z108:.AB110];-1)=3);1;0);IF(SUM([.Z108:.AB110])=3;1;0))" office:value-type="float" office:value="0" calcext:value-type="float">
            <text:p>0</text:p>
          </table:table-cell>
          <table:table-cell table:style-name="ce51" table:formula="of:=IF([.AB109]=1;IF(OR(SUM([.AA108:.AC110];-1)=2;SUM([.AA108:.AC110];-1)=3);1;0);IF(SUM([.AA108:.AC110])=3;1;0))" office:value-type="float" office:value="0" calcext:value-type="float">
            <text:p>0</text:p>
          </table:table-cell>
          <table:table-cell table:style-name="ce51" table:formula="of:=IF([.AC109]=1;IF(OR(SUM([.AB108:.AD110];-1)=2;SUM([.AB108:.AD110];-1)=3);1;0);IF(SUM([.AB108:.AD110])=3;1;0))" office:value-type="float" office:value="0" calcext:value-type="float">
            <text:p>0</text:p>
          </table:table-cell>
          <table:table-cell table:style-name="ce51" table:formula="of:=IF([.AD109]=1;IF(OR(SUM([.AC108:.AE110];-1)=2;SUM([.AC108:.AE110];-1)=3);1;0);IF(SUM([.AC108:.AE110])=3;1;0))" office:value-type="float" office:value="0" calcext:value-type="float">
            <text:p>0</text:p>
          </table:table-cell>
          <table:table-cell table:style-name="ce51" table:formula="of:=IF([.AE109]=1;IF(OR(SUM([.AD108:.AF110];-1)=2;SUM([.AD108:.AF110];-1)=3);1;0);IF(SUM([.AD108:.AF110])=3;1;0))" office:value-type="float" office:value="0" calcext:value-type="float">
            <text:p>0</text:p>
          </table:table-cell>
          <table:table-cell table:style-name="ce51" table:formula="of:=IF([.AF109]=1;IF(OR(SUM([.AE108:.AG110];-1)=2;SUM([.AE108:.AG110];-1)=3);1;0);IF(SUM([.AE108:.AG110])=3;1;0))" office:value-type="float" office:value="0" calcext:value-type="float">
            <text:p>0</text:p>
          </table:table-cell>
          <table:table-cell table:style-name="ce51" table:formula="of:=IF([.AG109]=1;IF(OR(SUM([.AF108:.AH110];-1)=2;SUM([.AF108:.AH110];-1)=3);1;0);IF(SUM([.AF108:.AH110])=3;1;0))" office:value-type="float" office:value="0" calcext:value-type="float">
            <text:p>0</text:p>
          </table:table-cell>
          <table:table-cell table:style-name="ce51" table:formula="of:=IF([.AH109]=1;IF(OR(SUM([.AG108:.AI110];-1)=2;SUM([.AG108:.AI110];-1)=3);1;0);IF(SUM([.AG108:.AI110])=3;1;0))" office:value-type="float" office:value="0" calcext:value-type="float">
            <text:p>0</text:p>
          </table:table-cell>
          <table:table-cell table:style-name="ce51" table:formula="of:=IF([.AI109]=1;IF(OR(SUM([.AH108:.AJ110];-1)=2;SUM([.AH108:.AJ110];-1)=3);1;0);IF(SUM([.AH108:.AJ110])=3;1;0))" office:value-type="float" office:value="0" calcext:value-type="float">
            <text:p>0</text:p>
          </table:table-cell>
          <table:table-cell table:style-name="ce51" table:formula="of:=IF([.AJ109]=1;IF(OR(SUM([.AI108:.AK110];-1)=2;SUM([.AI108:.AK110];-1)=3);1;0);IF(SUM([.AI108:.AK110])=3;1;0))" office:value-type="float" office:value="0" calcext:value-type="float">
            <text:p>0</text:p>
          </table:table-cell>
          <table:table-cell table:style-name="ce51" table:formula="of:=IF([.AK109]=1;IF(OR(SUM([.AJ108:.AL110];-1)=2;SUM([.AJ108:.AL110];-1)=3);1;0);IF(SUM([.AJ108:.AL110])=3;1;0))" office:value-type="float" office:value="0" calcext:value-type="float">
            <text:p>0</text:p>
          </table:table-cell>
          <table:table-cell table:style-name="ce51" table:formula="of:=IF([.AL109]=1;IF(OR(SUM([.AK108:.AM110];-1)=2;SUM([.AK108:.AM110];-1)=3);1;0);IF(SUM([.AK108:.AM110])=3;1;0))" office:value-type="float" office:value="0" calcext:value-type="float">
            <text:p>0</text:p>
          </table:table-cell>
          <table:table-cell table:style-name="ce51" table:formula="of:=IF([.AM109]=1;IF(OR(SUM([.AL108:.AN110];-1)=2;SUM([.AL108:.AN110];-1)=3);1;0);IF(SUM([.AL108:.AN110])=3;1;0))" office:value-type="float" office:value="0" calcext:value-type="float">
            <text:p>0</text:p>
          </table:table-cell>
          <table:table-cell table:style-name="ce51" table:formula="of:=IF([.AN109]=1;IF(OR(SUM([.AM108:.AO110];-1)=2;SUM([.AM108:.AO110];-1)=3);1;0);IF(SUM([.AM108:.AO110])=3;1;0))" office:value-type="float" office:value="0" calcext:value-type="float">
            <text:p>0</text:p>
          </table:table-cell>
          <table:table-cell table:style-name="ce51" table:formula="of:=IF([.AO109]=1;IF(OR(SUM([.AN108:.AP110];-1)=2;SUM([.AN108:.AP110];-1)=3);1;0);IF(SUM([.AN108:.AP110])=3;1;0))" office:value-type="float" office:value="1" calcext:value-type="float">
            <text:p>1</text:p>
          </table:table-cell>
          <table:table-cell table:style-name="ce51" table:formula="of:=IF([.AP109]=1;IF(OR(SUM([.AO108:.AQ110];-1)=2;SUM([.AO108:.AQ110];-1)=3);1;0);IF(SUM([.AO108:.AQ110])=3;1;0))" office:value-type="float" office:value="1" calcext:value-type="float">
            <text:p>1</text:p>
          </table:table-cell>
          <table:table-cell table:style-name="ce51" table:formula="of:=IF([.AQ109]=1;IF(OR(SUM([.AP108:.AR110];-1)=2;SUM([.AP108:.AR110];-1)=3);1;0);IF(SUM([.AP108:.AR110])=3;1;0))" office:value-type="float" office:value="0" calcext:value-type="float">
            <text:p>0</text:p>
          </table:table-cell>
          <table:table-cell table:style-name="ce51" table:formula="of:=IF([.AR109]=1;IF(OR(SUM([.AQ108:.AS110];-1)=2;SUM([.AQ108:.AS110];-1)=3);1;0);IF(SUM([.AQ108:.AS110])=3;1;0))" office:value-type="float" office:value="0" calcext:value-type="float">
            <text:p>0</text:p>
          </table:table-cell>
          <table:table-cell table:style-name="ce51" table:formula="of:=IF([.AS109]=1;IF(OR(SUM([.AR108:.AT110];-1)=2;SUM([.AR108:.AT110];-1)=3);1;0);IF(SUM([.AR108:.AT110])=3;1;0))" office:value-type="float" office:value="0" calcext:value-type="float">
            <text:p>0</text:p>
          </table:table-cell>
          <table:table-cell table:style-name="ce51" table:formula="of:=IF([.AT109]=1;IF(OR(SUM([.AS108:.AU110];-1)=2;SUM([.AS108:.AU110];-1)=3);1;0);IF(SUM([.AS108:.AU110])=3;1;0))" office:value-type="float" office:value="0" calcext:value-type="float">
            <text:p>0</text:p>
          </table:table-cell>
          <table:table-cell table:style-name="ce51" table:formula="of:=IF([.AU109]=1;IF(OR(SUM([.AT108:.AV110];-1)=2;SUM([.AT108:.AV110];-1)=3);1;0);IF(SUM([.AT108:.AV110])=3;1;0))" office:value-type="float" office:value="0" calcext:value-type="float">
            <text:p>0</text:p>
          </table:table-cell>
          <table:table-cell table:style-name="ce51" table:formula="of:=IF([.AV109]=1;IF(OR(SUM([.AU108:.AW110];-1)=2;SUM([.AU108:.AW110];-1)=3);1;0);IF(SUM([.AU108:.AW110])=3;1;0))" office:value-type="float" office:value="0" calcext:value-type="float">
            <text:p>0</text:p>
          </table:table-cell>
          <table:table-cell table:style-name="ce51" table:formula="of:=IF([.AW109]=1;IF(OR(SUM([.AV108:.AX110];-1)=2;SUM([.AV108:.AX110];-1)=3);1;0);IF(SUM([.AV108:.AX110])=3;1;0))" office:value-type="float" office:value="0" calcext:value-type="float">
            <text:p>0</text:p>
          </table:table-cell>
          <table:table-cell table:style-name="ce51" table:formula="of:=IF([.AX109]=1;IF(OR(SUM([.AW108:.AY110];-1)=2;SUM([.AW108:.AY110];-1)=3);1;0);IF(SUM([.AW108:.AY110])=3;1;0))" office:value-type="float" office:value="0" calcext:value-type="float">
            <text:p>0</text:p>
          </table:table-cell>
          <table:table-cell table:style-name="ce51" table:formula="of:=IF([.AY109]=1;IF(OR(SUM([.AX108:.AZ110];-1)=2;SUM([.AX108:.AZ110];-1)=3);1;0);IF(SUM([.AX108:.AZ110])=3;1;0))" office:value-type="float" office:value="0" calcext:value-type="float">
            <text:p>0</text:p>
          </table:table-cell>
          <table:table-cell table:style-name="ce51" table:formula="of:=IF([.AZ109]=1;IF(OR(SUM([.AY108:.BA110];-1)=2;SUM([.AY108:.BA110];-1)=3);1;0);IF(SUM([.AY108:.BA110])=3;1;0))" office:value-type="float" office:value="0" calcext:value-type="float">
            <text:p>0</text:p>
          </table:table-cell>
          <table:table-cell table:style-name="ce51" table:formula="of:=IF([.BA109]=1;IF(OR(SUM([.AZ108:.BB110];-1)=2;SUM([.AZ108:.BB110];-1)=3);1;0);IF(SUM([.AZ108:.BB110])=3;1;0))" office:value-type="float" office:value="0" calcext:value-type="float">
            <text:p>0</text:p>
          </table:table-cell>
          <table:table-cell table:style-name="ce51" table:formula="of:=IF([.BB109]=1;IF(OR(SUM([.BA108:.BC110];-1)=2;SUM([.BA108:.BC110];-1)=3);1;0);IF(SUM([.BA108:.BC110])=3;1;0))" office:value-type="float" office:value="0" calcext:value-type="float">
            <text:p>0</text:p>
          </table:table-cell>
          <table:table-cell table:style-name="ce51" table:formula="of:=IF([.BC109]=1;IF(OR(SUM([.BB108:.BD110];-1)=2;SUM([.BB108:.BD110];-1)=3);1;0);IF(SUM([.BB108:.BD110])=3;1;0))" office:value-type="float" office:value="0" calcext:value-type="float">
            <text:p>0</text:p>
          </table:table-cell>
          <table:table-cell table:style-name="ce51" table:formula="of:=IF([.BD109]=1;IF(OR(SUM([.BC108:.BE110];-1)=2;SUM([.BC108:.BE110];-1)=3);1;0);IF(SUM([.BC108:.BE110])=3;1;0))" office:value-type="float" office:value="0" calcext:value-type="float">
            <text:p>0</text:p>
          </table:table-cell>
          <table:table-cell table:style-name="ce51" table:formula="of:=IF([.BE109]=1;IF(OR(SUM([.BD108:.BF110];-1)=2;SUM([.BD108:.BF110];-1)=3);1;0);IF(SUM([.BD108:.BF110])=3;1;0)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51" table:formula="of:=IF([.C110]=1;IF(OR(SUM([.B109:.D111];-1)=2;SUM([.B109:.D111];-1)=3);1;0);IF(SUM([.B109:.D111])=3;1;0))" office:value-type="float" office:value="0" calcext:value-type="float">
            <text:p>0</text:p>
          </table:table-cell>
          <table:table-cell table:style-name="ce51" table:formula="of:=IF([.D110]=1;IF(OR(SUM([.C109:.E111];-1)=2;SUM([.C109:.E111];-1)=3);1;0);IF(SUM([.C109:.E111])=3;1;0))" office:value-type="float" office:value="1" calcext:value-type="float">
            <text:p>1</text:p>
          </table:table-cell>
          <table:table-cell table:style-name="ce51" table:formula="of:=IF([.E110]=1;IF(OR(SUM([.D109:.F111];-1)=2;SUM([.D109:.F111];-1)=3);1;0);IF(SUM([.D109:.F111])=3;1;0))" office:value-type="float" office:value="0" calcext:value-type="float">
            <text:p>0</text:p>
          </table:table-cell>
          <table:table-cell table:style-name="ce51" table:formula="of:=IF([.F110]=1;IF(OR(SUM([.E109:.G111];-1)=2;SUM([.E109:.G111];-1)=3);1;0);IF(SUM([.E109:.G111])=3;1;0))" office:value-type="float" office:value="0" calcext:value-type="float">
            <text:p>0</text:p>
          </table:table-cell>
          <table:table-cell table:style-name="ce51" table:formula="of:=IF([.G110]=1;IF(OR(SUM([.F109:.H111];-1)=2;SUM([.F109:.H111];-1)=3);1;0);IF(SUM([.F109:.H111])=3;1;0))" office:value-type="float" office:value="0" calcext:value-type="float">
            <text:p>0</text:p>
          </table:table-cell>
          <table:table-cell table:style-name="ce51" table:formula="of:=IF([.H110]=1;IF(OR(SUM([.G109:.I111];-1)=2;SUM([.G109:.I111];-1)=3);1;0);IF(SUM([.G109:.I111])=3;1;0))" office:value-type="float" office:value="0" calcext:value-type="float">
            <text:p>0</text:p>
          </table:table-cell>
          <table:table-cell table:style-name="ce51" table:formula="of:=IF([.I110]=1;IF(OR(SUM([.H109:.J111];-1)=2;SUM([.H109:.J111];-1)=3);1;0);IF(SUM([.H109:.J111])=3;1;0))" office:value-type="float" office:value="0" calcext:value-type="float">
            <text:p>0</text:p>
          </table:table-cell>
          <table:table-cell table:style-name="ce51" table:formula="of:=IF([.J110]=1;IF(OR(SUM([.I109:.K111];-1)=2;SUM([.I109:.K111];-1)=3);1;0);IF(SUM([.I109:.K111])=3;1;0))" office:value-type="float" office:value="0" calcext:value-type="float">
            <text:p>0</text:p>
          </table:table-cell>
          <table:table-cell table:style-name="ce51" table:formula="of:=IF([.K110]=1;IF(OR(SUM([.J109:.L111];-1)=2;SUM([.J109:.L111];-1)=3);1;0);IF(SUM([.J109:.L111])=3;1;0))" office:value-type="float" office:value="0" calcext:value-type="float">
            <text:p>0</text:p>
          </table:table-cell>
          <table:table-cell table:style-name="ce51" table:formula="of:=IF([.L110]=1;IF(OR(SUM([.K109:.M111];-1)=2;SUM([.K109:.M111];-1)=3);1;0);IF(SUM([.K109:.M111])=3;1;0))" office:value-type="float" office:value="1" calcext:value-type="float">
            <text:p>1</text:p>
          </table:table-cell>
          <table:table-cell table:style-name="ce51" table:formula="of:=IF([.M110]=1;IF(OR(SUM([.L109:.N111];-1)=2;SUM([.L109:.N111];-1)=3);1;0);IF(SUM([.L109:.N111])=3;1;0))" office:value-type="float" office:value="0" calcext:value-type="float">
            <text:p>0</text:p>
          </table:table-cell>
          <table:table-cell table:style-name="ce51" table:formula="of:=IF([.N110]=1;IF(OR(SUM([.M109:.O111];-1)=2;SUM([.M109:.O111];-1)=3);1;0);IF(SUM([.M109:.O111])=3;1;0))" office:value-type="float" office:value="0" calcext:value-type="float">
            <text:p>0</text:p>
          </table:table-cell>
          <table:table-cell table:style-name="ce51" table:formula="of:=IF([.O110]=1;IF(OR(SUM([.N109:.P111];-1)=2;SUM([.N109:.P111];-1)=3);1;0);IF(SUM([.N109:.P111])=3;1;0))" office:value-type="float" office:value="0" calcext:value-type="float">
            <text:p>0</text:p>
          </table:table-cell>
          <table:table-cell table:style-name="ce51" table:formula="of:=IF([.P110]=1;IF(OR(SUM([.O109:.Q111];-1)=2;SUM([.O109:.Q111];-1)=3);1;0);IF(SUM([.O109:.Q111])=3;1;0))" office:value-type="float" office:value="0" calcext:value-type="float">
            <text:p>0</text:p>
          </table:table-cell>
          <table:table-cell table:style-name="ce51" table:formula="of:=IF([.Q110]=1;IF(OR(SUM([.P109:.R111];-1)=2;SUM([.P109:.R111];-1)=3);1;0);IF(SUM([.P109:.R111])=3;1;0))" office:value-type="float" office:value="0" calcext:value-type="float">
            <text:p>0</text:p>
          </table:table-cell>
          <table:table-cell table:style-name="ce51" table:formula="of:=IF([.R110]=1;IF(OR(SUM([.Q109:.S111];-1)=2;SUM([.Q109:.S111];-1)=3);1;0);IF(SUM([.Q109:.S111])=3;1;0))" office:value-type="float" office:value="0" calcext:value-type="float">
            <text:p>0</text:p>
          </table:table-cell>
          <table:table-cell table:style-name="ce51" table:formula="of:=IF([.S110]=1;IF(OR(SUM([.R109:.T111];-1)=2;SUM([.R109:.T111];-1)=3);1;0);IF(SUM([.R109:.T111])=3;1;0))" office:value-type="float" office:value="0" calcext:value-type="float">
            <text:p>0</text:p>
          </table:table-cell>
          <table:table-cell table:style-name="ce51" table:formula="of:=IF([.T110]=1;IF(OR(SUM([.S109:.U111];-1)=2;SUM([.S109:.U111];-1)=3);1;0);IF(SUM([.S109:.U111])=3;1;0))" office:value-type="float" office:value="0" calcext:value-type="float">
            <text:p>0</text:p>
          </table:table-cell>
          <table:table-cell table:style-name="ce51" table:formula="of:=IF([.U110]=1;IF(OR(SUM([.T109:.V111];-1)=2;SUM([.T109:.V111];-1)=3);1;0);IF(SUM([.T109:.V111])=3;1;0))" office:value-type="float" office:value="0" calcext:value-type="float">
            <text:p>0</text:p>
          </table:table-cell>
          <table:table-cell table:style-name="ce51" table:formula="of:=IF([.V110]=1;IF(OR(SUM([.U109:.W111];-1)=2;SUM([.U109:.W111];-1)=3);1;0);IF(SUM([.U109:.W111])=3;1;0))" office:value-type="float" office:value="0" calcext:value-type="float">
            <text:p>0</text:p>
          </table:table-cell>
          <table:table-cell table:style-name="ce51" table:formula="of:=IF([.W110]=1;IF(OR(SUM([.V109:.X111];-1)=2;SUM([.V109:.X111];-1)=3);1;0);IF(SUM([.V109:.X111])=3;1;0))" office:value-type="float" office:value="0" calcext:value-type="float">
            <text:p>0</text:p>
          </table:table-cell>
          <table:table-cell table:style-name="ce51" table:formula="of:=IF([.X110]=1;IF(OR(SUM([.W109:.Y111];-1)=2;SUM([.W109:.Y111];-1)=3);1;0);IF(SUM([.W109:.Y111])=3;1;0))" office:value-type="float" office:value="0" calcext:value-type="float">
            <text:p>0</text:p>
          </table:table-cell>
          <table:table-cell table:style-name="ce51" table:formula="of:=IF([.Y110]=1;IF(OR(SUM([.X109:.Z111];-1)=2;SUM([.X109:.Z111];-1)=3);1;0);IF(SUM([.X109:.Z111])=3;1;0))" office:value-type="float" office:value="0" calcext:value-type="float">
            <text:p>0</text:p>
          </table:table-cell>
          <table:table-cell table:style-name="ce51" table:formula="of:=IF([.Z110]=1;IF(OR(SUM([.Y109:.AA111];-1)=2;SUM([.Y109:.AA111];-1)=3);1;0);IF(SUM([.Y109:.AA111])=3;1;0))" office:value-type="float" office:value="0" calcext:value-type="float">
            <text:p>0</text:p>
          </table:table-cell>
          <table:table-cell table:style-name="ce51" table:formula="of:=IF([.AA110]=1;IF(OR(SUM([.Z109:.AB111];-1)=2;SUM([.Z109:.AB111];-1)=3);1;0);IF(SUM([.Z109:.AB111])=3;1;0))" office:value-type="float" office:value="0" calcext:value-type="float">
            <text:p>0</text:p>
          </table:table-cell>
          <table:table-cell table:style-name="ce51" table:formula="of:=IF([.AB110]=1;IF(OR(SUM([.AA109:.AC111];-1)=2;SUM([.AA109:.AC111];-1)=3);1;0);IF(SUM([.AA109:.AC111])=3;1;0))" office:value-type="float" office:value="0" calcext:value-type="float">
            <text:p>0</text:p>
          </table:table-cell>
          <table:table-cell table:style-name="ce51" table:formula="of:=IF([.AC110]=1;IF(OR(SUM([.AB109:.AD111];-1)=2;SUM([.AB109:.AD111];-1)=3);1;0);IF(SUM([.AB109:.AD111])=3;1;0))" office:value-type="float" office:value="1" calcext:value-type="float">
            <text:p>1</text:p>
          </table:table-cell>
          <table:table-cell table:style-name="ce51" table:formula="of:=IF([.AD110]=1;IF(OR(SUM([.AC109:.AE111];-1)=2;SUM([.AC109:.AE111];-1)=3);1;0);IF(SUM([.AC109:.AE111])=3;1;0))" office:value-type="float" office:value="1" calcext:value-type="float">
            <text:p>1</text:p>
          </table:table-cell>
          <table:table-cell table:style-name="ce51" table:formula="of:=IF([.AE110]=1;IF(OR(SUM([.AD109:.AF111];-1)=2;SUM([.AD109:.AF111];-1)=3);1;0);IF(SUM([.AD109:.AF111])=3;1;0))" office:value-type="float" office:value="0" calcext:value-type="float">
            <text:p>0</text:p>
          </table:table-cell>
          <table:table-cell table:style-name="ce51" table:formula="of:=IF([.AF110]=1;IF(OR(SUM([.AE109:.AG111];-1)=2;SUM([.AE109:.AG111];-1)=3);1;0);IF(SUM([.AE109:.AG111])=3;1;0))" office:value-type="float" office:value="0" calcext:value-type="float">
            <text:p>0</text:p>
          </table:table-cell>
          <table:table-cell table:style-name="ce51" table:formula="of:=IF([.AG110]=1;IF(OR(SUM([.AF109:.AH111];-1)=2;SUM([.AF109:.AH111];-1)=3);1;0);IF(SUM([.AF109:.AH111])=3;1;0))" office:value-type="float" office:value="0" calcext:value-type="float">
            <text:p>0</text:p>
          </table:table-cell>
          <table:table-cell table:style-name="ce51" table:formula="of:=IF([.AH110]=1;IF(OR(SUM([.AG109:.AI111];-1)=2;SUM([.AG109:.AI111];-1)=3);1;0);IF(SUM([.AG109:.AI111])=3;1;0))" office:value-type="float" office:value="0" calcext:value-type="float">
            <text:p>0</text:p>
          </table:table-cell>
          <table:table-cell table:style-name="ce51" table:formula="of:=IF([.AI110]=1;IF(OR(SUM([.AH109:.AJ111];-1)=2;SUM([.AH109:.AJ111];-1)=3);1;0);IF(SUM([.AH109:.AJ111])=3;1;0))" office:value-type="float" office:value="0" calcext:value-type="float">
            <text:p>0</text:p>
          </table:table-cell>
          <table:table-cell table:style-name="ce51" table:formula="of:=IF([.AJ110]=1;IF(OR(SUM([.AI109:.AK111];-1)=2;SUM([.AI109:.AK111];-1)=3);1;0);IF(SUM([.AI109:.AK111])=3;1;0))" office:value-type="float" office:value="0" calcext:value-type="float">
            <text:p>0</text:p>
          </table:table-cell>
          <table:table-cell table:style-name="ce51" table:formula="of:=IF([.AK110]=1;IF(OR(SUM([.AJ109:.AL111];-1)=2;SUM([.AJ109:.AL111];-1)=3);1;0);IF(SUM([.AJ109:.AL111])=3;1;0))" office:value-type="float" office:value="0" calcext:value-type="float">
            <text:p>0</text:p>
          </table:table-cell>
          <table:table-cell table:style-name="ce51" table:formula="of:=IF([.AL110]=1;IF(OR(SUM([.AK109:.AM111];-1)=2;SUM([.AK109:.AM111];-1)=3);1;0);IF(SUM([.AK109:.AM111])=3;1;0))" office:value-type="float" office:value="0" calcext:value-type="float">
            <text:p>0</text:p>
          </table:table-cell>
          <table:table-cell table:style-name="ce51" table:formula="of:=IF([.AM110]=1;IF(OR(SUM([.AL109:.AN111];-1)=2;SUM([.AL109:.AN111];-1)=3);1;0);IF(SUM([.AL109:.AN111])=3;1;0))" office:value-type="float" office:value="0" calcext:value-type="float">
            <text:p>0</text:p>
          </table:table-cell>
          <table:table-cell table:style-name="ce51" table:formula="of:=IF([.AN110]=1;IF(OR(SUM([.AM109:.AO111];-1)=2;SUM([.AM109:.AO111];-1)=3);1;0);IF(SUM([.AM109:.AO111])=3;1;0))" office:value-type="float" office:value="0" calcext:value-type="float">
            <text:p>0</text:p>
          </table:table-cell>
          <table:table-cell table:style-name="ce51" table:formula="of:=IF([.AO110]=1;IF(OR(SUM([.AN109:.AP111];-1)=2;SUM([.AN109:.AP111];-1)=3);1;0);IF(SUM([.AN109:.AP111])=3;1;0))" office:value-type="float" office:value="0" calcext:value-type="float">
            <text:p>0</text:p>
          </table:table-cell>
          <table:table-cell table:style-name="ce51" table:formula="of:=IF([.AP110]=1;IF(OR(SUM([.AO109:.AQ111];-1)=2;SUM([.AO109:.AQ111];-1)=3);1;0);IF(SUM([.AO109:.AQ111])=3;1;0))" office:value-type="float" office:value="1" calcext:value-type="float">
            <text:p>1</text:p>
          </table:table-cell>
          <table:table-cell table:style-name="ce51" table:formula="of:=IF([.AQ110]=1;IF(OR(SUM([.AP109:.AR111];-1)=2;SUM([.AP109:.AR111];-1)=3);1;0);IF(SUM([.AP109:.AR111])=3;1;0))" office:value-type="float" office:value="1" calcext:value-type="float">
            <text:p>1</text:p>
          </table:table-cell>
          <table:table-cell table:style-name="ce51" table:formula="of:=IF([.AR110]=1;IF(OR(SUM([.AQ109:.AS111];-1)=2;SUM([.AQ109:.AS111];-1)=3);1;0);IF(SUM([.AQ109:.AS111])=3;1;0))" office:value-type="float" office:value="0" calcext:value-type="float">
            <text:p>0</text:p>
          </table:table-cell>
          <table:table-cell table:style-name="ce51" table:formula="of:=IF([.AS110]=1;IF(OR(SUM([.AR109:.AT111];-1)=2;SUM([.AR109:.AT111];-1)=3);1;0);IF(SUM([.AR109:.AT111])=3;1;0))" office:value-type="float" office:value="0" calcext:value-type="float">
            <text:p>0</text:p>
          </table:table-cell>
          <table:table-cell table:style-name="ce51" table:formula="of:=IF([.AT110]=1;IF(OR(SUM([.AS109:.AU111];-1)=2;SUM([.AS109:.AU111];-1)=3);1;0);IF(SUM([.AS109:.AU111])=3;1;0))" office:value-type="float" office:value="0" calcext:value-type="float">
            <text:p>0</text:p>
          </table:table-cell>
          <table:table-cell table:style-name="ce51" table:formula="of:=IF([.AU110]=1;IF(OR(SUM([.AT109:.AV111];-1)=2;SUM([.AT109:.AV111];-1)=3);1;0);IF(SUM([.AT109:.AV111])=3;1;0))" office:value-type="float" office:value="0" calcext:value-type="float">
            <text:p>0</text:p>
          </table:table-cell>
          <table:table-cell table:style-name="ce51" table:formula="of:=IF([.AV110]=1;IF(OR(SUM([.AU109:.AW111];-1)=2;SUM([.AU109:.AW111];-1)=3);1;0);IF(SUM([.AU109:.AW111])=3;1;0))" office:value-type="float" office:value="0" calcext:value-type="float">
            <text:p>0</text:p>
          </table:table-cell>
          <table:table-cell table:style-name="ce51" table:formula="of:=IF([.AW110]=1;IF(OR(SUM([.AV109:.AX111];-1)=2;SUM([.AV109:.AX111];-1)=3);1;0);IF(SUM([.AV109:.AX111])=3;1;0))" office:value-type="float" office:value="0" calcext:value-type="float">
            <text:p>0</text:p>
          </table:table-cell>
          <table:table-cell table:style-name="ce51" table:formula="of:=IF([.AX110]=1;IF(OR(SUM([.AW109:.AY111];-1)=2;SUM([.AW109:.AY111];-1)=3);1;0);IF(SUM([.AW109:.AY111])=3;1;0))" office:value-type="float" office:value="0" calcext:value-type="float">
            <text:p>0</text:p>
          </table:table-cell>
          <table:table-cell table:style-name="ce51" table:formula="of:=IF([.AY110]=1;IF(OR(SUM([.AX109:.AZ111];-1)=2;SUM([.AX109:.AZ111];-1)=3);1;0);IF(SUM([.AX109:.AZ111])=3;1;0))" office:value-type="float" office:value="0" calcext:value-type="float">
            <text:p>0</text:p>
          </table:table-cell>
          <table:table-cell table:style-name="ce51" table:formula="of:=IF([.AZ110]=1;IF(OR(SUM([.AY109:.BA111];-1)=2;SUM([.AY109:.BA111];-1)=3);1;0);IF(SUM([.AY109:.BA111])=3;1;0))" office:value-type="float" office:value="1" calcext:value-type="float">
            <text:p>1</text:p>
          </table:table-cell>
          <table:table-cell table:style-name="ce51" table:formula="of:=IF([.BA110]=1;IF(OR(SUM([.AZ109:.BB111];-1)=2;SUM([.AZ109:.BB111];-1)=3);1;0);IF(SUM([.AZ109:.BB111])=3;1;0))" office:value-type="float" office:value="1" calcext:value-type="float">
            <text:p>1</text:p>
          </table:table-cell>
          <table:table-cell table:style-name="ce51" table:formula="of:=IF([.BB110]=1;IF(OR(SUM([.BA109:.BC111];-1)=2;SUM([.BA109:.BC111];-1)=3);1;0);IF(SUM([.BA109:.BC111])=3;1;0))" office:value-type="float" office:value="0" calcext:value-type="float">
            <text:p>0</text:p>
          </table:table-cell>
          <table:table-cell table:style-name="ce51" table:formula="of:=IF([.BC110]=1;IF(OR(SUM([.BB109:.BD111];-1)=2;SUM([.BB109:.BD111];-1)=3);1;0);IF(SUM([.BB109:.BD111])=3;1;0))" office:value-type="float" office:value="0" calcext:value-type="float">
            <text:p>0</text:p>
          </table:table-cell>
          <table:table-cell table:style-name="ce51" table:formula="of:=IF([.BD110]=1;IF(OR(SUM([.BC109:.BE111];-1)=2;SUM([.BC109:.BE111];-1)=3);1;0);IF(SUM([.BC109:.BE111])=3;1;0))" office:value-type="float" office:value="0" calcext:value-type="float">
            <text:p>0</text:p>
          </table:table-cell>
          <table:table-cell table:style-name="ce51" table:formula="of:=IF([.BE110]=1;IF(OR(SUM([.BD109:.BF111];-1)=2;SUM([.BD109:.BF111];-1)=3);1;0);IF(SUM([.BD109:.BF111])=3;1;0)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51" table:formula="of:=IF([.C111]=1;IF(OR(SUM([.B110:.D112];-1)=2;SUM([.B110:.D112];-1)=3);1;0);IF(SUM([.B110:.D112])=3;1;0))" office:value-type="float" office:value="0" calcext:value-type="float">
            <text:p>0</text:p>
          </table:table-cell>
          <table:table-cell table:style-name="ce51" table:formula="of:=IF([.D111]=1;IF(OR(SUM([.C110:.E112];-1)=2;SUM([.C110:.E112];-1)=3);1;0);IF(SUM([.C110:.E112])=3;1;0))" office:value-type="float" office:value="0" calcext:value-type="float">
            <text:p>0</text:p>
          </table:table-cell>
          <table:table-cell table:style-name="ce51" table:formula="of:=IF([.E111]=1;IF(OR(SUM([.D110:.F112];-1)=2;SUM([.D110:.F112];-1)=3);1;0);IF(SUM([.D110:.F112])=3;1;0))" office:value-type="float" office:value="0" calcext:value-type="float">
            <text:p>0</text:p>
          </table:table-cell>
          <table:table-cell table:style-name="ce51" table:formula="of:=IF([.F111]=1;IF(OR(SUM([.E110:.G112];-1)=2;SUM([.E110:.G112];-1)=3);1;0);IF(SUM([.E110:.G112])=3;1;0))" office:value-type="float" office:value="0" calcext:value-type="float">
            <text:p>0</text:p>
          </table:table-cell>
          <table:table-cell table:style-name="ce51" table:formula="of:=IF([.G111]=1;IF(OR(SUM([.F110:.H112];-1)=2;SUM([.F110:.H112];-1)=3);1;0);IF(SUM([.F110:.H112])=3;1;0))" office:value-type="float" office:value="0" calcext:value-type="float">
            <text:p>0</text:p>
          </table:table-cell>
          <table:table-cell table:style-name="ce51" table:formula="of:=IF([.H111]=1;IF(OR(SUM([.G110:.I112];-1)=2;SUM([.G110:.I112];-1)=3);1;0);IF(SUM([.G110:.I112])=3;1;0))" office:value-type="float" office:value="0" calcext:value-type="float">
            <text:p>0</text:p>
          </table:table-cell>
          <table:table-cell table:style-name="ce51" table:formula="of:=IF([.I111]=1;IF(OR(SUM([.H110:.J112];-1)=2;SUM([.H110:.J112];-1)=3);1;0);IF(SUM([.H110:.J112])=3;1;0))" office:value-type="float" office:value="0" calcext:value-type="float">
            <text:p>0</text:p>
          </table:table-cell>
          <table:table-cell table:style-name="ce51" table:formula="of:=IF([.J111]=1;IF(OR(SUM([.I110:.K112];-1)=2;SUM([.I110:.K112];-1)=3);1;0);IF(SUM([.I110:.K112])=3;1;0))" office:value-type="float" office:value="0" calcext:value-type="float">
            <text:p>0</text:p>
          </table:table-cell>
          <table:table-cell table:style-name="ce51" table:formula="of:=IF([.K111]=1;IF(OR(SUM([.J110:.L112];-1)=2;SUM([.J110:.L112];-1)=3);1;0);IF(SUM([.J110:.L112])=3;1;0))" office:value-type="float" office:value="1" calcext:value-type="float">
            <text:p>1</text:p>
          </table:table-cell>
          <table:table-cell table:style-name="ce51" table:formula="of:=IF([.L111]=1;IF(OR(SUM([.K110:.M112];-1)=2;SUM([.K110:.M112];-1)=3);1;0);IF(SUM([.K110:.M112])=3;1;0))" office:value-type="float" office:value="1" calcext:value-type="float">
            <text:p>1</text:p>
          </table:table-cell>
          <table:table-cell table:style-name="ce51" table:formula="of:=IF([.M111]=1;IF(OR(SUM([.L110:.N112];-1)=2;SUM([.L110:.N112];-1)=3);1;0);IF(SUM([.L110:.N112])=3;1;0))" office:value-type="float" office:value="1" calcext:value-type="float">
            <text:p>1</text:p>
          </table:table-cell>
          <table:table-cell table:style-name="ce51" table:formula="of:=IF([.N111]=1;IF(OR(SUM([.M110:.O112];-1)=2;SUM([.M110:.O112];-1)=3);1;0);IF(SUM([.M110:.O112])=3;1;0))" office:value-type="float" office:value="0" calcext:value-type="float">
            <text:p>0</text:p>
          </table:table-cell>
          <table:table-cell table:style-name="ce51" table:formula="of:=IF([.O111]=1;IF(OR(SUM([.N110:.P112];-1)=2;SUM([.N110:.P112];-1)=3);1;0);IF(SUM([.N110:.P112])=3;1;0))" office:value-type="float" office:value="0" calcext:value-type="float">
            <text:p>0</text:p>
          </table:table-cell>
          <table:table-cell table:style-name="ce51" table:formula="of:=IF([.P111]=1;IF(OR(SUM([.O110:.Q112];-1)=2;SUM([.O110:.Q112];-1)=3);1;0);IF(SUM([.O110:.Q112])=3;1;0))" office:value-type="float" office:value="0" calcext:value-type="float">
            <text:p>0</text:p>
          </table:table-cell>
          <table:table-cell table:style-name="ce51" table:formula="of:=IF([.Q111]=1;IF(OR(SUM([.P110:.R112];-1)=2;SUM([.P110:.R112];-1)=3);1;0);IF(SUM([.P110:.R112])=3;1;0))" office:value-type="float" office:value="0" calcext:value-type="float">
            <text:p>0</text:p>
          </table:table-cell>
          <table:table-cell table:style-name="ce51" table:formula="of:=IF([.R111]=1;IF(OR(SUM([.Q110:.S112];-1)=2;SUM([.Q110:.S112];-1)=3);1;0);IF(SUM([.Q110:.S112])=3;1;0))" office:value-type="float" office:value="0" calcext:value-type="float">
            <text:p>0</text:p>
          </table:table-cell>
          <table:table-cell table:style-name="ce51" table:formula="of:=IF([.S111]=1;IF(OR(SUM([.R110:.T112];-1)=2;SUM([.R110:.T112];-1)=3);1;0);IF(SUM([.R110:.T112])=3;1;0))" office:value-type="float" office:value="0" calcext:value-type="float">
            <text:p>0</text:p>
          </table:table-cell>
          <table:table-cell table:style-name="ce51" table:formula="of:=IF([.T111]=1;IF(OR(SUM([.S110:.U112];-1)=2;SUM([.S110:.U112];-1)=3);1;0);IF(SUM([.S110:.U112])=3;1;0))" office:value-type="float" office:value="0" calcext:value-type="float">
            <text:p>0</text:p>
          </table:table-cell>
          <table:table-cell table:style-name="ce51" table:formula="of:=IF([.U111]=1;IF(OR(SUM([.T110:.V112];-1)=2;SUM([.T110:.V112];-1)=3);1;0);IF(SUM([.T110:.V112])=3;1;0))" office:value-type="float" office:value="0" calcext:value-type="float">
            <text:p>0</text:p>
          </table:table-cell>
          <table:table-cell table:style-name="ce51" table:formula="of:=IF([.V111]=1;IF(OR(SUM([.U110:.W112];-1)=2;SUM([.U110:.W112];-1)=3);1;0);IF(SUM([.U110:.W112])=3;1;0))" office:value-type="float" office:value="0" calcext:value-type="float">
            <text:p>0</text:p>
          </table:table-cell>
          <table:table-cell table:style-name="ce51" table:formula="of:=IF([.W111]=1;IF(OR(SUM([.V110:.X112];-1)=2;SUM([.V110:.X112];-1)=3);1;0);IF(SUM([.V110:.X112])=3;1;0))" office:value-type="float" office:value="0" calcext:value-type="float">
            <text:p>0</text:p>
          </table:table-cell>
          <table:table-cell table:style-name="ce51" table:formula="of:=IF([.X111]=1;IF(OR(SUM([.W110:.Y112];-1)=2;SUM([.W110:.Y112];-1)=3);1;0);IF(SUM([.W110:.Y112])=3;1;0))" office:value-type="float" office:value="0" calcext:value-type="float">
            <text:p>0</text:p>
          </table:table-cell>
          <table:table-cell table:style-name="ce51" table:formula="of:=IF([.Y111]=1;IF(OR(SUM([.X110:.Z112];-1)=2;SUM([.X110:.Z112];-1)=3);1;0);IF(SUM([.X110:.Z112])=3;1;0))" office:value-type="float" office:value="0" calcext:value-type="float">
            <text:p>0</text:p>
          </table:table-cell>
          <table:table-cell table:style-name="ce51" table:formula="of:=IF([.Z111]=1;IF(OR(SUM([.Y110:.AA112];-1)=2;SUM([.Y110:.AA112];-1)=3);1;0);IF(SUM([.Y110:.AA112])=3;1;0))" office:value-type="float" office:value="0" calcext:value-type="float">
            <text:p>0</text:p>
          </table:table-cell>
          <table:table-cell table:style-name="ce51" table:formula="of:=IF([.AA111]=1;IF(OR(SUM([.Z110:.AB112];-1)=2;SUM([.Z110:.AB112];-1)=3);1;0);IF(SUM([.Z110:.AB112])=3;1;0))" office:value-type="float" office:value="0" calcext:value-type="float">
            <text:p>0</text:p>
          </table:table-cell>
          <table:table-cell table:style-name="ce51" table:formula="of:=IF([.AB111]=1;IF(OR(SUM([.AA110:.AC112];-1)=2;SUM([.AA110:.AC112];-1)=3);1;0);IF(SUM([.AA110:.AC112])=3;1;0))" office:value-type="float" office:value="1" calcext:value-type="float">
            <text:p>1</text:p>
          </table:table-cell>
          <table:table-cell table:style-name="ce51" table:formula="of:=IF([.AC111]=1;IF(OR(SUM([.AB110:.AD112];-1)=2;SUM([.AB110:.AD112];-1)=3);1;0);IF(SUM([.AB110:.AD112])=3;1;0))" office:value-type="float" office:value="1" calcext:value-type="float">
            <text:p>1</text:p>
          </table:table-cell>
          <table:table-cell table:style-name="ce51" table:formula="of:=IF([.AD111]=1;IF(OR(SUM([.AC110:.AE112];-1)=2;SUM([.AC110:.AE112];-1)=3);1;0);IF(SUM([.AC110:.AE112])=3;1;0))" office:value-type="float" office:value="1" calcext:value-type="float">
            <text:p>1</text:p>
          </table:table-cell>
          <table:table-cell table:style-name="ce51" table:formula="of:=IF([.AE111]=1;IF(OR(SUM([.AD110:.AF112];-1)=2;SUM([.AD110:.AF112];-1)=3);1;0);IF(SUM([.AD110:.AF112])=3;1;0))" office:value-type="float" office:value="0" calcext:value-type="float">
            <text:p>0</text:p>
          </table:table-cell>
          <table:table-cell table:style-name="ce51" table:formula="of:=IF([.AF111]=1;IF(OR(SUM([.AE110:.AG112];-1)=2;SUM([.AE110:.AG112];-1)=3);1;0);IF(SUM([.AE110:.AG112])=3;1;0))" office:value-type="float" office:value="0" calcext:value-type="float">
            <text:p>0</text:p>
          </table:table-cell>
          <table:table-cell table:style-name="ce51" table:formula="of:=IF([.AG111]=1;IF(OR(SUM([.AF110:.AH112];-1)=2;SUM([.AF110:.AH112];-1)=3);1;0);IF(SUM([.AF110:.AH112])=3;1;0))" office:value-type="float" office:value="0" calcext:value-type="float">
            <text:p>0</text:p>
          </table:table-cell>
          <table:table-cell table:style-name="ce51" table:formula="of:=IF([.AH111]=1;IF(OR(SUM([.AG110:.AI112];-1)=2;SUM([.AG110:.AI112];-1)=3);1;0);IF(SUM([.AG110:.AI112])=3;1;0))" office:value-type="float" office:value="1" calcext:value-type="float">
            <text:p>1</text:p>
          </table:table-cell>
          <table:table-cell table:style-name="ce51" table:formula="of:=IF([.AI111]=1;IF(OR(SUM([.AH110:.AJ112];-1)=2;SUM([.AH110:.AJ112];-1)=3);1;0);IF(SUM([.AH110:.AJ112])=3;1;0))" office:value-type="float" office:value="0" calcext:value-type="float">
            <text:p>0</text:p>
          </table:table-cell>
          <table:table-cell table:style-name="ce51" table:formula="of:=IF([.AJ111]=1;IF(OR(SUM([.AI110:.AK112];-1)=2;SUM([.AI110:.AK112];-1)=3);1;0);IF(SUM([.AI110:.AK112])=3;1;0))" office:value-type="float" office:value="0" calcext:value-type="float">
            <text:p>0</text:p>
          </table:table-cell>
          <table:table-cell table:style-name="ce51" table:formula="of:=IF([.AK111]=1;IF(OR(SUM([.AJ110:.AL112];-1)=2;SUM([.AJ110:.AL112];-1)=3);1;0);IF(SUM([.AJ110:.AL112])=3;1;0))" office:value-type="float" office:value="0" calcext:value-type="float">
            <text:p>0</text:p>
          </table:table-cell>
          <table:table-cell table:style-name="ce51" table:formula="of:=IF([.AL111]=1;IF(OR(SUM([.AK110:.AM112];-1)=2;SUM([.AK110:.AM112];-1)=3);1;0);IF(SUM([.AK110:.AM112])=3;1;0))" office:value-type="float" office:value="0" calcext:value-type="float">
            <text:p>0</text:p>
          </table:table-cell>
          <table:table-cell table:style-name="ce51" table:formula="of:=IF([.AM111]=1;IF(OR(SUM([.AL110:.AN112];-1)=2;SUM([.AL110:.AN112];-1)=3);1;0);IF(SUM([.AL110:.AN112])=3;1;0))" office:value-type="float" office:value="0" calcext:value-type="float">
            <text:p>0</text:p>
          </table:table-cell>
          <table:table-cell table:style-name="ce51" table:formula="of:=IF([.AN111]=1;IF(OR(SUM([.AM110:.AO112];-1)=2;SUM([.AM110:.AO112];-1)=3);1;0);IF(SUM([.AM110:.AO112])=3;1;0))" office:value-type="float" office:value="0" calcext:value-type="float">
            <text:p>0</text:p>
          </table:table-cell>
          <table:table-cell table:style-name="ce51" table:formula="of:=IF([.AO111]=1;IF(OR(SUM([.AN110:.AP112];-1)=2;SUM([.AN110:.AP112];-1)=3);1;0);IF(SUM([.AN110:.AP112])=3;1;0))" office:value-type="float" office:value="0" calcext:value-type="float">
            <text:p>0</text:p>
          </table:table-cell>
          <table:table-cell table:style-name="ce51" table:formula="of:=IF([.AP111]=1;IF(OR(SUM([.AO110:.AQ112];-1)=2;SUM([.AO110:.AQ112];-1)=3);1;0);IF(SUM([.AO110:.AQ112])=3;1;0))" office:value-type="float" office:value="1" calcext:value-type="float">
            <text:p>1</text:p>
          </table:table-cell>
          <table:table-cell table:style-name="ce51" table:formula="of:=IF([.AQ111]=1;IF(OR(SUM([.AP110:.AR112];-1)=2;SUM([.AP110:.AR112];-1)=3);1;0);IF(SUM([.AP110:.AR112])=3;1;0))" office:value-type="float" office:value="1" calcext:value-type="float">
            <text:p>1</text:p>
          </table:table-cell>
          <table:table-cell table:style-name="ce51" table:formula="of:=IF([.AR111]=1;IF(OR(SUM([.AQ110:.AS112];-1)=2;SUM([.AQ110:.AS112];-1)=3);1;0);IF(SUM([.AQ110:.AS112])=3;1;0))" office:value-type="float" office:value="1" calcext:value-type="float">
            <text:p>1</text:p>
          </table:table-cell>
          <table:table-cell table:style-name="ce51" table:formula="of:=IF([.AS111]=1;IF(OR(SUM([.AR110:.AT112];-1)=2;SUM([.AR110:.AT112];-1)=3);1;0);IF(SUM([.AR110:.AT112])=3;1;0))" office:value-type="float" office:value="0" calcext:value-type="float">
            <text:p>0</text:p>
          </table:table-cell>
          <table:table-cell table:style-name="ce51" table:formula="of:=IF([.AT111]=1;IF(OR(SUM([.AS110:.AU112];-1)=2;SUM([.AS110:.AU112];-1)=3);1;0);IF(SUM([.AS110:.AU112])=3;1;0))" office:value-type="float" office:value="0" calcext:value-type="float">
            <text:p>0</text:p>
          </table:table-cell>
          <table:table-cell table:style-name="ce51" table:formula="of:=IF([.AU111]=1;IF(OR(SUM([.AT110:.AV112];-1)=2;SUM([.AT110:.AV112];-1)=3);1;0);IF(SUM([.AT110:.AV112])=3;1;0))" office:value-type="float" office:value="0" calcext:value-type="float">
            <text:p>0</text:p>
          </table:table-cell>
          <table:table-cell table:style-name="ce51" table:formula="of:=IF([.AV111]=1;IF(OR(SUM([.AU110:.AW112];-1)=2;SUM([.AU110:.AW112];-1)=3);1;0);IF(SUM([.AU110:.AW112])=3;1;0))" office:value-type="float" office:value="0" calcext:value-type="float">
            <text:p>0</text:p>
          </table:table-cell>
          <table:table-cell table:style-name="ce51" table:formula="of:=IF([.AW111]=1;IF(OR(SUM([.AV110:.AX112];-1)=2;SUM([.AV110:.AX112];-1)=3);1;0);IF(SUM([.AV110:.AX112])=3;1;0))" office:value-type="float" office:value="0" calcext:value-type="float">
            <text:p>0</text:p>
          </table:table-cell>
          <table:table-cell table:style-name="ce51" table:formula="of:=IF([.AX111]=1;IF(OR(SUM([.AW110:.AY112];-1)=2;SUM([.AW110:.AY112];-1)=3);1;0);IF(SUM([.AW110:.AY112])=3;1;0))" office:value-type="float" office:value="0" calcext:value-type="float">
            <text:p>0</text:p>
          </table:table-cell>
          <table:table-cell table:style-name="ce51" table:formula="of:=IF([.AY111]=1;IF(OR(SUM([.AX110:.AZ112];-1)=2;SUM([.AX110:.AZ112];-1)=3);1;0);IF(SUM([.AX110:.AZ112])=3;1;0))" office:value-type="float" office:value="0" calcext:value-type="float">
            <text:p>0</text:p>
          </table:table-cell>
          <table:table-cell table:style-name="ce51" table:formula="of:=IF([.AZ111]=1;IF(OR(SUM([.AY110:.BA112];-1)=2;SUM([.AY110:.BA112];-1)=3);1;0);IF(SUM([.AY110:.BA112])=3;1;0))" office:value-type="float" office:value="1" calcext:value-type="float">
            <text:p>1</text:p>
          </table:table-cell>
          <table:table-cell table:style-name="ce51" table:formula="of:=IF([.BA111]=1;IF(OR(SUM([.AZ110:.BB112];-1)=2;SUM([.AZ110:.BB112];-1)=3);1;0);IF(SUM([.AZ110:.BB112])=3;1;0))" office:value-type="float" office:value="1" calcext:value-type="float">
            <text:p>1</text:p>
          </table:table-cell>
          <table:table-cell table:style-name="ce51" table:formula="of:=IF([.BB111]=1;IF(OR(SUM([.BA110:.BC112];-1)=2;SUM([.BA110:.BC112];-1)=3);1;0);IF(SUM([.BA110:.BC112])=3;1;0))" office:value-type="float" office:value="0" calcext:value-type="float">
            <text:p>0</text:p>
          </table:table-cell>
          <table:table-cell table:style-name="ce51" table:formula="of:=IF([.BC111]=1;IF(OR(SUM([.BB110:.BD112];-1)=2;SUM([.BB110:.BD112];-1)=3);1;0);IF(SUM([.BB110:.BD112])=3;1;0))" office:value-type="float" office:value="0" calcext:value-type="float">
            <text:p>0</text:p>
          </table:table-cell>
          <table:table-cell table:style-name="ce51" table:formula="of:=IF([.BD111]=1;IF(OR(SUM([.BC110:.BE112];-1)=2;SUM([.BC110:.BE112];-1)=3);1;0);IF(SUM([.BC110:.BE112])=3;1;0))" office:value-type="float" office:value="0" calcext:value-type="float">
            <text:p>0</text:p>
          </table:table-cell>
          <table:table-cell table:style-name="ce51" table:formula="of:=IF([.BE111]=1;IF(OR(SUM([.BD110:.BF112];-1)=2;SUM([.BD110:.BF112];-1)=3);1;0);IF(SUM([.BD110:.BF112])=3;1;0)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51" table:formula="of:=IF([.C112]=1;IF(OR(SUM([.B111:.D113];-1)=2;SUM([.B111:.D113];-1)=3);1;0);IF(SUM([.B111:.D113])=3;1;0))" office:value-type="float" office:value="0" calcext:value-type="float">
            <text:p>0</text:p>
          </table:table-cell>
          <table:table-cell table:style-name="ce51" table:formula="of:=IF([.D112]=1;IF(OR(SUM([.C111:.E113];-1)=2;SUM([.C111:.E113];-1)=3);1;0);IF(SUM([.C111:.E113])=3;1;0))" office:value-type="float" office:value="0" calcext:value-type="float">
            <text:p>0</text:p>
          </table:table-cell>
          <table:table-cell table:style-name="ce51" table:formula="of:=IF([.E112]=1;IF(OR(SUM([.D111:.F113];-1)=2;SUM([.D111:.F113];-1)=3);1;0);IF(SUM([.D111:.F113])=3;1;0))" office:value-type="float" office:value="0" calcext:value-type="float">
            <text:p>0</text:p>
          </table:table-cell>
          <table:table-cell table:style-name="ce51" table:formula="of:=IF([.F112]=1;IF(OR(SUM([.E111:.G113];-1)=2;SUM([.E111:.G113];-1)=3);1;0);IF(SUM([.E111:.G113])=3;1;0))" office:value-type="float" office:value="0" calcext:value-type="float">
            <text:p>0</text:p>
          </table:table-cell>
          <table:table-cell table:style-name="ce51" table:formula="of:=IF([.G112]=1;IF(OR(SUM([.F111:.H113];-1)=2;SUM([.F111:.H113];-1)=3);1;0);IF(SUM([.F111:.H113])=3;1;0))" office:value-type="float" office:value="0" calcext:value-type="float">
            <text:p>0</text:p>
          </table:table-cell>
          <table:table-cell table:style-name="ce51" table:formula="of:=IF([.H112]=1;IF(OR(SUM([.G111:.I113];-1)=2;SUM([.G111:.I113];-1)=3);1;0);IF(SUM([.G111:.I113])=3;1;0))" office:value-type="float" office:value="0" calcext:value-type="float">
            <text:p>0</text:p>
          </table:table-cell>
          <table:table-cell table:style-name="ce51" table:formula="of:=IF([.I112]=1;IF(OR(SUM([.H111:.J113];-1)=2;SUM([.H111:.J113];-1)=3);1;0);IF(SUM([.H111:.J113])=3;1;0))" office:value-type="float" office:value="0" calcext:value-type="float">
            <text:p>0</text:p>
          </table:table-cell>
          <table:table-cell table:style-name="ce51" table:formula="of:=IF([.J112]=1;IF(OR(SUM([.I111:.K113];-1)=2;SUM([.I111:.K113];-1)=3);1;0);IF(SUM([.I111:.K113])=3;1;0))" office:value-type="float" office:value="1" calcext:value-type="float">
            <text:p>1</text:p>
          </table:table-cell>
          <table:table-cell table:style-name="ce51" table:formula="of:=IF([.K112]=1;IF(OR(SUM([.J111:.L113];-1)=2;SUM([.J111:.L113];-1)=3);1;0);IF(SUM([.J111:.L113])=3;1;0))" office:value-type="float" office:value="0" calcext:value-type="float">
            <text:p>0</text:p>
          </table:table-cell>
          <table:table-cell table:style-name="ce51" table:formula="of:=IF([.L112]=1;IF(OR(SUM([.K111:.M113];-1)=2;SUM([.K111:.M113];-1)=3);1;0);IF(SUM([.K111:.M113])=3;1;0))" office:value-type="float" office:value="1" calcext:value-type="float">
            <text:p>1</text:p>
          </table:table-cell>
          <table:table-cell table:style-name="ce51" table:formula="of:=IF([.M112]=1;IF(OR(SUM([.L111:.N113];-1)=2;SUM([.L111:.N113];-1)=3);1;0);IF(SUM([.L111:.N113])=3;1;0))" office:value-type="float" office:value="0" calcext:value-type="float">
            <text:p>0</text:p>
          </table:table-cell>
          <table:table-cell table:style-name="ce51" table:formula="of:=IF([.N112]=1;IF(OR(SUM([.M111:.O113];-1)=2;SUM([.M111:.O113];-1)=3);1;0);IF(SUM([.M111:.O113])=3;1;0))" office:value-type="float" office:value="1" calcext:value-type="float">
            <text:p>1</text:p>
          </table:table-cell>
          <table:table-cell table:style-name="ce51" table:formula="of:=IF([.O112]=1;IF(OR(SUM([.N111:.P113];-1)=2;SUM([.N111:.P113];-1)=3);1;0);IF(SUM([.N111:.P113])=3;1;0))" office:value-type="float" office:value="0" calcext:value-type="float">
            <text:p>0</text:p>
          </table:table-cell>
          <table:table-cell table:style-name="ce51" table:formula="of:=IF([.P112]=1;IF(OR(SUM([.O111:.Q113];-1)=2;SUM([.O111:.Q113];-1)=3);1;0);IF(SUM([.O111:.Q113])=3;1;0))" office:value-type="float" office:value="0" calcext:value-type="float">
            <text:p>0</text:p>
          </table:table-cell>
          <table:table-cell table:style-name="ce51" table:formula="of:=IF([.Q112]=1;IF(OR(SUM([.P111:.R113];-1)=2;SUM([.P111:.R113];-1)=3);1;0);IF(SUM([.P111:.R113])=3;1;0))" office:value-type="float" office:value="0" calcext:value-type="float">
            <text:p>0</text:p>
          </table:table-cell>
          <table:table-cell table:style-name="ce51" table:formula="of:=IF([.R112]=1;IF(OR(SUM([.Q111:.S113];-1)=2;SUM([.Q111:.S113];-1)=3);1;0);IF(SUM([.Q111:.S113])=3;1;0))" office:value-type="float" office:value="1" calcext:value-type="float">
            <text:p>1</text:p>
          </table:table-cell>
          <table:table-cell table:style-name="ce51" table:formula="of:=IF([.S112]=1;IF(OR(SUM([.R111:.T113];-1)=2;SUM([.R111:.T113];-1)=3);1;0);IF(SUM([.R111:.T113])=3;1;0))" office:value-type="float" office:value="1" calcext:value-type="float">
            <text:p>1</text:p>
          </table:table-cell>
          <table:table-cell table:style-name="ce51" table:formula="of:=IF([.T112]=1;IF(OR(SUM([.S111:.U113];-1)=2;SUM([.S111:.U113];-1)=3);1;0);IF(SUM([.S111:.U113])=3;1;0))" office:value-type="float" office:value="0" calcext:value-type="float">
            <text:p>0</text:p>
          </table:table-cell>
          <table:table-cell table:style-name="ce51" table:formula="of:=IF([.U112]=1;IF(OR(SUM([.T111:.V113];-1)=2;SUM([.T111:.V113];-1)=3);1;0);IF(SUM([.T111:.V113])=3;1;0))" office:value-type="float" office:value="0" calcext:value-type="float">
            <text:p>0</text:p>
          </table:table-cell>
          <table:table-cell table:style-name="ce51" table:formula="of:=IF([.V112]=1;IF(OR(SUM([.U111:.W113];-1)=2;SUM([.U111:.W113];-1)=3);1;0);IF(SUM([.U111:.W113])=3;1;0))" office:value-type="float" office:value="0" calcext:value-type="float">
            <text:p>0</text:p>
          </table:table-cell>
          <table:table-cell table:style-name="ce51" table:formula="of:=IF([.W112]=1;IF(OR(SUM([.V111:.X113];-1)=2;SUM([.V111:.X113];-1)=3);1;0);IF(SUM([.V111:.X113])=3;1;0))" office:value-type="float" office:value="0" calcext:value-type="float">
            <text:p>0</text:p>
          </table:table-cell>
          <table:table-cell table:style-name="ce51" table:formula="of:=IF([.X112]=1;IF(OR(SUM([.W111:.Y113];-1)=2;SUM([.W111:.Y113];-1)=3);1;0);IF(SUM([.W111:.Y113])=3;1;0))" office:value-type="float" office:value="0" calcext:value-type="float">
            <text:p>0</text:p>
          </table:table-cell>
          <table:table-cell table:style-name="ce51" table:formula="of:=IF([.Y112]=1;IF(OR(SUM([.X111:.Z113];-1)=2;SUM([.X111:.Z113];-1)=3);1;0);IF(SUM([.X111:.Z113])=3;1;0))" office:value-type="float" office:value="1" calcext:value-type="float">
            <text:p>1</text:p>
          </table:table-cell>
          <table:table-cell table:style-name="ce51" table:formula="of:=IF([.Z112]=1;IF(OR(SUM([.Y111:.AA113];-1)=2;SUM([.Y111:.AA113];-1)=3);1;0);IF(SUM([.Y111:.AA113])=3;1;0))" office:value-type="float" office:value="0" calcext:value-type="float">
            <text:p>0</text:p>
          </table:table-cell>
          <table:table-cell table:style-name="ce51" table:formula="of:=IF([.AA112]=1;IF(OR(SUM([.Z111:.AB113];-1)=2;SUM([.Z111:.AB113];-1)=3);1;0);IF(SUM([.Z111:.AB113])=3;1;0))" office:value-type="float" office:value="1" calcext:value-type="float">
            <text:p>1</text:p>
          </table:table-cell>
          <table:table-cell table:style-name="ce51" table:formula="of:=IF([.AB112]=1;IF(OR(SUM([.AA111:.AC113];-1)=2;SUM([.AA111:.AC113];-1)=3);1;0);IF(SUM([.AA111:.AC113])=3;1;0))" office:value-type="float" office:value="1" calcext:value-type="float">
            <text:p>1</text:p>
          </table:table-cell>
          <table:table-cell table:style-name="ce51" table:formula="of:=IF([.AC112]=1;IF(OR(SUM([.AB111:.AD113];-1)=2;SUM([.AB111:.AD113];-1)=3);1;0);IF(SUM([.AB111:.AD113])=3;1;0))" office:value-type="float" office:value="0" calcext:value-type="float">
            <text:p>0</text:p>
          </table:table-cell>
          <table:table-cell table:style-name="ce51" table:formula="of:=IF([.AD112]=1;IF(OR(SUM([.AC111:.AE113];-1)=2;SUM([.AC111:.AE113];-1)=3);1;0);IF(SUM([.AC111:.AE113])=3;1;0))" office:value-type="float" office:value="0" calcext:value-type="float">
            <text:p>0</text:p>
          </table:table-cell>
          <table:table-cell table:style-name="ce51" table:formula="of:=IF([.AE112]=1;IF(OR(SUM([.AD111:.AF113];-1)=2;SUM([.AD111:.AF113];-1)=3);1;0);IF(SUM([.AD111:.AF113])=3;1;0))" office:value-type="float" office:value="0" calcext:value-type="float">
            <text:p>0</text:p>
          </table:table-cell>
          <table:table-cell table:style-name="ce51" table:formula="of:=IF([.AF112]=1;IF(OR(SUM([.AE111:.AG113];-1)=2;SUM([.AE111:.AG113];-1)=3);1;0);IF(SUM([.AE111:.AG113])=3;1;0))" office:value-type="float" office:value="0" calcext:value-type="float">
            <text:p>0</text:p>
          </table:table-cell>
          <table:table-cell table:style-name="ce51" table:formula="of:=IF([.AG112]=1;IF(OR(SUM([.AF111:.AH113];-1)=2;SUM([.AF111:.AH113];-1)=3);1;0);IF(SUM([.AF111:.AH113])=3;1;0))" office:value-type="float" office:value="1" calcext:value-type="float">
            <text:p>1</text:p>
          </table:table-cell>
          <table:table-cell table:style-name="ce51" table:formula="of:=IF([.AH112]=1;IF(OR(SUM([.AG111:.AI113];-1)=2;SUM([.AG111:.AI113];-1)=3);1;0);IF(SUM([.AG111:.AI113])=3;1;0))" office:value-type="float" office:value="1" calcext:value-type="float">
            <text:p>1</text:p>
          </table:table-cell>
          <table:table-cell table:style-name="ce51" table:formula="of:=IF([.AI112]=1;IF(OR(SUM([.AH111:.AJ113];-1)=2;SUM([.AH111:.AJ113];-1)=3);1;0);IF(SUM([.AH111:.AJ113])=3;1;0))" office:value-type="float" office:value="1" calcext:value-type="float">
            <text:p>1</text:p>
          </table:table-cell>
          <table:table-cell table:style-name="ce51" table:formula="of:=IF([.AJ112]=1;IF(OR(SUM([.AI111:.AK113];-1)=2;SUM([.AI111:.AK113];-1)=3);1;0);IF(SUM([.AI111:.AK113])=3;1;0))" office:value-type="float" office:value="1" calcext:value-type="float">
            <text:p>1</text:p>
          </table:table-cell>
          <table:table-cell table:style-name="ce51" table:formula="of:=IF([.AK112]=1;IF(OR(SUM([.AJ111:.AL113];-1)=2;SUM([.AJ111:.AL113];-1)=3);1;0);IF(SUM([.AJ111:.AL113])=3;1;0))" office:value-type="float" office:value="0" calcext:value-type="float">
            <text:p>0</text:p>
          </table:table-cell>
          <table:table-cell table:style-name="ce51" table:formula="of:=IF([.AL112]=1;IF(OR(SUM([.AK111:.AM113];-1)=2;SUM([.AK111:.AM113];-1)=3);1;0);IF(SUM([.AK111:.AM113])=3;1;0))" office:value-type="float" office:value="0" calcext:value-type="float">
            <text:p>0</text:p>
          </table:table-cell>
          <table:table-cell table:style-name="ce51" table:formula="of:=IF([.AM112]=1;IF(OR(SUM([.AL111:.AN113];-1)=2;SUM([.AL111:.AN113];-1)=3);1;0);IF(SUM([.AL111:.AN113])=3;1;0))" office:value-type="float" office:value="0" calcext:value-type="float">
            <text:p>0</text:p>
          </table:table-cell>
          <table:table-cell table:style-name="ce51" table:formula="of:=IF([.AN112]=1;IF(OR(SUM([.AM111:.AO113];-1)=2;SUM([.AM111:.AO113];-1)=3);1;0);IF(SUM([.AM111:.AO113])=3;1;0))" office:value-type="float" office:value="0" calcext:value-type="float">
            <text:p>0</text:p>
          </table:table-cell>
          <table:table-cell table:style-name="ce51" table:formula="of:=IF([.AO112]=1;IF(OR(SUM([.AN111:.AP113];-1)=2;SUM([.AN111:.AP113];-1)=3);1;0);IF(SUM([.AN111:.AP113])=3;1;0))" office:value-type="float" office:value="0" calcext:value-type="float">
            <text:p>0</text:p>
          </table:table-cell>
          <table:table-cell table:style-name="ce51" table:formula="of:=IF([.AP112]=1;IF(OR(SUM([.AO111:.AQ113];-1)=2;SUM([.AO111:.AQ113];-1)=3);1;0);IF(SUM([.AO111:.AQ113])=3;1;0))" office:value-type="float" office:value="1" calcext:value-type="float">
            <text:p>1</text:p>
          </table:table-cell>
          <table:table-cell table:style-name="ce51" table:formula="of:=IF([.AQ112]=1;IF(OR(SUM([.AP111:.AR113];-1)=2;SUM([.AP111:.AR113];-1)=3);1;0);IF(SUM([.AP111:.AR113])=3;1;0))" office:value-type="float" office:value="1" calcext:value-type="float">
            <text:p>1</text:p>
          </table:table-cell>
          <table:table-cell table:style-name="ce51" table:formula="of:=IF([.AR112]=1;IF(OR(SUM([.AQ111:.AS113];-1)=2;SUM([.AQ111:.AS113];-1)=3);1;0);IF(SUM([.AQ111:.AS113])=3;1;0))" office:value-type="float" office:value="0" calcext:value-type="float">
            <text:p>0</text:p>
          </table:table-cell>
          <table:table-cell table:style-name="ce51" table:formula="of:=IF([.AS112]=1;IF(OR(SUM([.AR111:.AT113];-1)=2;SUM([.AR111:.AT113];-1)=3);1;0);IF(SUM([.AR111:.AT113])=3;1;0))" office:value-type="float" office:value="0" calcext:value-type="float">
            <text:p>0</text:p>
          </table:table-cell>
          <table:table-cell table:style-name="ce51" table:formula="of:=IF([.AT112]=1;IF(OR(SUM([.AS111:.AU113];-1)=2;SUM([.AS111:.AU113];-1)=3);1;0);IF(SUM([.AS111:.AU113])=3;1;0))" office:value-type="float" office:value="0" calcext:value-type="float">
            <text:p>0</text:p>
          </table:table-cell>
          <table:table-cell table:style-name="ce51" table:formula="of:=IF([.AU112]=1;IF(OR(SUM([.AT111:.AV113];-1)=2;SUM([.AT111:.AV113];-1)=3);1;0);IF(SUM([.AT111:.AV113])=3;1;0))" office:value-type="float" office:value="0" calcext:value-type="float">
            <text:p>0</text:p>
          </table:table-cell>
          <table:table-cell table:style-name="ce51" table:formula="of:=IF([.AV112]=1;IF(OR(SUM([.AU111:.AW113];-1)=2;SUM([.AU111:.AW113];-1)=3);1;0);IF(SUM([.AU111:.AW113])=3;1;0))" office:value-type="float" office:value="0" calcext:value-type="float">
            <text:p>0</text:p>
          </table:table-cell>
          <table:table-cell table:style-name="ce51" table:formula="of:=IF([.AW112]=1;IF(OR(SUM([.AV111:.AX113];-1)=2;SUM([.AV111:.AX113];-1)=3);1;0);IF(SUM([.AV111:.AX113])=3;1;0))" office:value-type="float" office:value="0" calcext:value-type="float">
            <text:p>0</text:p>
          </table:table-cell>
          <table:table-cell table:style-name="ce51" table:formula="of:=IF([.AX112]=1;IF(OR(SUM([.AW111:.AY113];-1)=2;SUM([.AW111:.AY113];-1)=3);1;0);IF(SUM([.AW111:.AY113])=3;1;0))" office:value-type="float" office:value="0" calcext:value-type="float">
            <text:p>0</text:p>
          </table:table-cell>
          <table:table-cell table:style-name="ce51" table:formula="of:=IF([.AY112]=1;IF(OR(SUM([.AX111:.AZ113];-1)=2;SUM([.AX111:.AZ113];-1)=3);1;0);IF(SUM([.AX111:.AZ113])=3;1;0))" office:value-type="float" office:value="0" calcext:value-type="float">
            <text:p>0</text:p>
          </table:table-cell>
          <table:table-cell table:style-name="ce51" table:formula="of:=IF([.AZ112]=1;IF(OR(SUM([.AY111:.BA113];-1)=2;SUM([.AY111:.BA113];-1)=3);1;0);IF(SUM([.AY111:.BA113])=3;1;0))" office:value-type="float" office:value="0" calcext:value-type="float">
            <text:p>0</text:p>
          </table:table-cell>
          <table:table-cell table:style-name="ce51" table:formula="of:=IF([.BA112]=1;IF(OR(SUM([.AZ111:.BB113];-1)=2;SUM([.AZ111:.BB113];-1)=3);1;0);IF(SUM([.AZ111:.BB113])=3;1;0))" office:value-type="float" office:value="0" calcext:value-type="float">
            <text:p>0</text:p>
          </table:table-cell>
          <table:table-cell table:style-name="ce51" table:formula="of:=IF([.BB112]=1;IF(OR(SUM([.BA111:.BC113];-1)=2;SUM([.BA111:.BC113];-1)=3);1;0);IF(SUM([.BA111:.BC113])=3;1;0))" office:value-type="float" office:value="0" calcext:value-type="float">
            <text:p>0</text:p>
          </table:table-cell>
          <table:table-cell table:style-name="ce51" table:formula="of:=IF([.BC112]=1;IF(OR(SUM([.BB111:.BD113];-1)=2;SUM([.BB111:.BD113];-1)=3);1;0);IF(SUM([.BB111:.BD113])=3;1;0))" office:value-type="float" office:value="0" calcext:value-type="float">
            <text:p>0</text:p>
          </table:table-cell>
          <table:table-cell table:style-name="ce51" table:formula="of:=IF([.BD112]=1;IF(OR(SUM([.BC111:.BE113];-1)=2;SUM([.BC111:.BE113];-1)=3);1;0);IF(SUM([.BC111:.BE113])=3;1;0))" office:value-type="float" office:value="0" calcext:value-type="float">
            <text:p>0</text:p>
          </table:table-cell>
          <table:table-cell table:style-name="ce51" table:formula="of:=IF([.BE112]=1;IF(OR(SUM([.BD111:.BF113];-1)=2;SUM([.BD111:.BF113];-1)=3);1;0);IF(SUM([.BD111:.BF113])=3;1;0)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51" table:formula="of:=IF([.C113]=1;IF(OR(SUM([.B112:.D114];-1)=2;SUM([.B112:.D114];-1)=3);1;0);IF(SUM([.B112:.D114])=3;1;0))" office:value-type="float" office:value="0" calcext:value-type="float">
            <text:p>0</text:p>
          </table:table-cell>
          <table:table-cell table:style-name="ce51" table:formula="of:=IF([.D113]=1;IF(OR(SUM([.C112:.E114];-1)=2;SUM([.C112:.E114];-1)=3);1;0);IF(SUM([.C112:.E114])=3;1;0))" office:value-type="float" office:value="1" calcext:value-type="float">
            <text:p>1</text:p>
          </table:table-cell>
          <table:table-cell table:style-name="ce51" table:formula="of:=IF([.E113]=1;IF(OR(SUM([.D112:.F114];-1)=2;SUM([.D112:.F114];-1)=3);1;0);IF(SUM([.D112:.F114])=3;1;0))" office:value-type="float" office:value="1" calcext:value-type="float">
            <text:p>1</text:p>
          </table:table-cell>
          <table:table-cell table:style-name="ce51" table:formula="of:=IF([.F113]=1;IF(OR(SUM([.E112:.G114];-1)=2;SUM([.E112:.G114];-1)=3);1;0);IF(SUM([.E112:.G114])=3;1;0))" office:value-type="float" office:value="1" calcext:value-type="float">
            <text:p>1</text:p>
          </table:table-cell>
          <table:table-cell table:style-name="ce51" table:formula="of:=IF([.G113]=1;IF(OR(SUM([.F112:.H114];-1)=2;SUM([.F112:.H114];-1)=3);1;0);IF(SUM([.F112:.H114])=3;1;0))" office:value-type="float" office:value="0" calcext:value-type="float">
            <text:p>0</text:p>
          </table:table-cell>
          <table:table-cell table:style-name="ce51" table:formula="of:=IF([.H113]=1;IF(OR(SUM([.G112:.I114];-1)=2;SUM([.G112:.I114];-1)=3);1;0);IF(SUM([.G112:.I114])=3;1;0))" office:value-type="float" office:value="0" calcext:value-type="float">
            <text:p>0</text:p>
          </table:table-cell>
          <table:table-cell table:style-name="ce51" table:formula="of:=IF([.I113]=1;IF(OR(SUM([.H112:.J114];-1)=2;SUM([.H112:.J114];-1)=3);1;0);IF(SUM([.H112:.J114])=3;1;0))" office:value-type="float" office:value="0" calcext:value-type="float">
            <text:p>0</text:p>
          </table:table-cell>
          <table:table-cell table:style-name="ce51" table:formula="of:=IF([.J113]=1;IF(OR(SUM([.I112:.K114];-1)=2;SUM([.I112:.K114];-1)=3);1;0);IF(SUM([.I112:.K114])=3;1;0))" office:value-type="float" office:value="1" calcext:value-type="float">
            <text:p>1</text:p>
          </table:table-cell>
          <table:table-cell table:style-name="ce51" table:formula="of:=IF([.K113]=1;IF(OR(SUM([.J112:.L114];-1)=2;SUM([.J112:.L114];-1)=3);1;0);IF(SUM([.J112:.L114])=3;1;0))" office:value-type="float" office:value="0" calcext:value-type="float">
            <text:p>0</text:p>
          </table:table-cell>
          <table:table-cell table:style-name="ce51" table:formula="of:=IF([.L113]=1;IF(OR(SUM([.K112:.M114];-1)=2;SUM([.K112:.M114];-1)=3);1;0);IF(SUM([.K112:.M114])=3;1;0))" office:value-type="float" office:value="1" calcext:value-type="float">
            <text:p>1</text:p>
          </table:table-cell>
          <table:table-cell table:style-name="ce51" table:formula="of:=IF([.M113]=1;IF(OR(SUM([.L112:.N114];-1)=2;SUM([.L112:.N114];-1)=3);1;0);IF(SUM([.L112:.N114])=3;1;0))" office:value-type="float" office:value="0" calcext:value-type="float">
            <text:p>0</text:p>
          </table:table-cell>
          <table:table-cell table:style-name="ce51" table:formula="of:=IF([.N113]=1;IF(OR(SUM([.M112:.O114];-1)=2;SUM([.M112:.O114];-1)=3);1;0);IF(SUM([.M112:.O114])=3;1;0))" office:value-type="float" office:value="1" calcext:value-type="float">
            <text:p>1</text:p>
          </table:table-cell>
          <table:table-cell table:style-name="ce51" table:formula="of:=IF([.O113]=1;IF(OR(SUM([.N112:.P114];-1)=2;SUM([.N112:.P114];-1)=3);1;0);IF(SUM([.N112:.P114])=3;1;0))" office:value-type="float" office:value="0" calcext:value-type="float">
            <text:p>0</text:p>
          </table:table-cell>
          <table:table-cell table:style-name="ce51" table:formula="of:=IF([.P113]=1;IF(OR(SUM([.O112:.Q114];-1)=2;SUM([.O112:.Q114];-1)=3);1;0);IF(SUM([.O112:.Q114])=3;1;0))" office:value-type="float" office:value="0" calcext:value-type="float">
            <text:p>0</text:p>
          </table:table-cell>
          <table:table-cell table:style-name="ce51" table:formula="of:=IF([.Q113]=1;IF(OR(SUM([.P112:.R114];-1)=2;SUM([.P112:.R114];-1)=3);1;0);IF(SUM([.P112:.R114])=3;1;0))" office:value-type="float" office:value="0" calcext:value-type="float">
            <text:p>0</text:p>
          </table:table-cell>
          <table:table-cell table:style-name="ce51" table:formula="of:=IF([.R113]=1;IF(OR(SUM([.Q112:.S114];-1)=2;SUM([.Q112:.S114];-1)=3);1;0);IF(SUM([.Q112:.S114])=3;1;0))" office:value-type="float" office:value="1" calcext:value-type="float">
            <text:p>1</text:p>
          </table:table-cell>
          <table:table-cell table:style-name="ce51" table:formula="of:=IF([.S113]=1;IF(OR(SUM([.R112:.T114];-1)=2;SUM([.R112:.T114];-1)=3);1;0);IF(SUM([.R112:.T114])=3;1;0))" office:value-type="float" office:value="1" calcext:value-type="float">
            <text:p>1</text:p>
          </table:table-cell>
          <table:table-cell table:style-name="ce51" table:formula="of:=IF([.T113]=1;IF(OR(SUM([.S112:.U114];-1)=2;SUM([.S112:.U114];-1)=3);1;0);IF(SUM([.S112:.U114])=3;1;0))" office:value-type="float" office:value="0" calcext:value-type="float">
            <text:p>0</text:p>
          </table:table-cell>
          <table:table-cell table:style-name="ce51" table:formula="of:=IF([.U113]=1;IF(OR(SUM([.T112:.V114];-1)=2;SUM([.T112:.V114];-1)=3);1;0);IF(SUM([.T112:.V114])=3;1;0))" office:value-type="float" office:value="0" calcext:value-type="float">
            <text:p>0</text:p>
          </table:table-cell>
          <table:table-cell table:style-name="ce51" table:formula="of:=IF([.V113]=1;IF(OR(SUM([.U112:.W114];-1)=2;SUM([.U112:.W114];-1)=3);1;0);IF(SUM([.U112:.W114])=3;1;0))" office:value-type="float" office:value="0" calcext:value-type="float">
            <text:p>0</text:p>
          </table:table-cell>
          <table:table-cell table:style-name="ce51" table:formula="of:=IF([.W113]=1;IF(OR(SUM([.V112:.X114];-1)=2;SUM([.V112:.X114];-1)=3);1;0);IF(SUM([.V112:.X114])=3;1;0))" office:value-type="float" office:value="0" calcext:value-type="float">
            <text:p>0</text:p>
          </table:table-cell>
          <table:table-cell table:style-name="ce51" table:formula="of:=IF([.X113]=1;IF(OR(SUM([.W112:.Y114];-1)=2;SUM([.W112:.Y114];-1)=3);1;0);IF(SUM([.W112:.Y114])=3;1;0))" office:value-type="float" office:value="0" calcext:value-type="float">
            <text:p>0</text:p>
          </table:table-cell>
          <table:table-cell table:style-name="ce51" table:formula="of:=IF([.Y113]=1;IF(OR(SUM([.X112:.Z114];-1)=2;SUM([.X112:.Z114];-1)=3);1;0);IF(SUM([.X112:.Z114])=3;1;0))" office:value-type="float" office:value="1" calcext:value-type="float">
            <text:p>1</text:p>
          </table:table-cell>
          <table:table-cell table:style-name="ce51" table:formula="of:=IF([.Z113]=1;IF(OR(SUM([.Y112:.AA114];-1)=2;SUM([.Y112:.AA114];-1)=3);1;0);IF(SUM([.Y112:.AA114])=3;1;0))" office:value-type="float" office:value="0" calcext:value-type="float">
            <text:p>0</text:p>
          </table:table-cell>
          <table:table-cell table:style-name="ce51" table:formula="of:=IF([.AA113]=1;IF(OR(SUM([.Z112:.AB114];-1)=2;SUM([.Z112:.AB114];-1)=3);1;0);IF(SUM([.Z112:.AB114])=3;1;0))" office:value-type="float" office:value="0" calcext:value-type="float">
            <text:p>0</text:p>
          </table:table-cell>
          <table:table-cell table:style-name="ce51" table:formula="of:=IF([.AB113]=1;IF(OR(SUM([.AA112:.AC114];-1)=2;SUM([.AA112:.AC114];-1)=3);1;0);IF(SUM([.AA112:.AC114])=3;1;0))" office:value-type="float" office:value="1" calcext:value-type="float">
            <text:p>1</text:p>
          </table:table-cell>
          <table:table-cell table:style-name="ce51" table:formula="of:=IF([.AC113]=1;IF(OR(SUM([.AB112:.AD114];-1)=2;SUM([.AB112:.AD114];-1)=3);1;0);IF(SUM([.AB112:.AD114])=3;1;0))" office:value-type="float" office:value="0" calcext:value-type="float">
            <text:p>0</text:p>
          </table:table-cell>
          <table:table-cell table:style-name="ce51" table:formula="of:=IF([.AD113]=1;IF(OR(SUM([.AC112:.AE114];-1)=2;SUM([.AC112:.AE114];-1)=3);1;0);IF(SUM([.AC112:.AE114])=3;1;0))" office:value-type="float" office:value="0" calcext:value-type="float">
            <text:p>0</text:p>
          </table:table-cell>
          <table:table-cell table:style-name="ce51" table:formula="of:=IF([.AE113]=1;IF(OR(SUM([.AD112:.AF114];-1)=2;SUM([.AD112:.AF114];-1)=3);1;0);IF(SUM([.AD112:.AF114])=3;1;0))" office:value-type="float" office:value="0" calcext:value-type="float">
            <text:p>0</text:p>
          </table:table-cell>
          <table:table-cell table:style-name="ce51" table:formula="of:=IF([.AF113]=1;IF(OR(SUM([.AE112:.AG114];-1)=2;SUM([.AE112:.AG114];-1)=3);1;0);IF(SUM([.AE112:.AG114])=3;1;0))" office:value-type="float" office:value="0" calcext:value-type="float">
            <text:p>0</text:p>
          </table:table-cell>
          <table:table-cell table:style-name="ce51" table:formula="of:=IF([.AG113]=1;IF(OR(SUM([.AF112:.AH114];-1)=2;SUM([.AF112:.AH114];-1)=3);1;0);IF(SUM([.AF112:.AH114])=3;1;0))" office:value-type="float" office:value="1" calcext:value-type="float">
            <text:p>1</text:p>
          </table:table-cell>
          <table:table-cell table:style-name="ce51" table:formula="of:=IF([.AH113]=1;IF(OR(SUM([.AG112:.AI114];-1)=2;SUM([.AG112:.AI114];-1)=3);1;0);IF(SUM([.AG112:.AI114])=3;1;0))" office:value-type="float" office:value="0" calcext:value-type="float">
            <text:p>0</text:p>
          </table:table-cell>
          <table:table-cell table:style-name="ce51" table:formula="of:=IF([.AI113]=1;IF(OR(SUM([.AH112:.AJ114];-1)=2;SUM([.AH112:.AJ114];-1)=3);1;0);IF(SUM([.AH112:.AJ114])=3;1;0))" office:value-type="float" office:value="0" calcext:value-type="float">
            <text:p>0</text:p>
          </table:table-cell>
          <table:table-cell table:style-name="ce51" table:formula="of:=IF([.AJ113]=1;IF(OR(SUM([.AI112:.AK114];-1)=2;SUM([.AI112:.AK114];-1)=3);1;0);IF(SUM([.AI112:.AK114])=3;1;0))" office:value-type="float" office:value="0" calcext:value-type="float">
            <text:p>0</text:p>
          </table:table-cell>
          <table:table-cell table:style-name="ce51" table:formula="of:=IF([.AK113]=1;IF(OR(SUM([.AJ112:.AL114];-1)=2;SUM([.AJ112:.AL114];-1)=3);1;0);IF(SUM([.AJ112:.AL114])=3;1;0))" office:value-type="float" office:value="0" calcext:value-type="float">
            <text:p>0</text:p>
          </table:table-cell>
          <table:table-cell table:style-name="ce51" table:formula="of:=IF([.AL113]=1;IF(OR(SUM([.AK112:.AM114];-1)=2;SUM([.AK112:.AM114];-1)=3);1;0);IF(SUM([.AK112:.AM114])=3;1;0))" office:value-type="float" office:value="1" calcext:value-type="float">
            <text:p>1</text:p>
          </table:table-cell>
          <table:table-cell table:style-name="ce51" table:formula="of:=IF([.AM113]=1;IF(OR(SUM([.AL112:.AN114];-1)=2;SUM([.AL112:.AN114];-1)=3);1;0);IF(SUM([.AL112:.AN114])=3;1;0))" office:value-type="float" office:value="0" calcext:value-type="float">
            <text:p>0</text:p>
          </table:table-cell>
          <table:table-cell table:style-name="ce51" table:formula="of:=IF([.AN113]=1;IF(OR(SUM([.AM112:.AO114];-1)=2;SUM([.AM112:.AO114];-1)=3);1;0);IF(SUM([.AM112:.AO114])=3;1;0))" office:value-type="float" office:value="0" calcext:value-type="float">
            <text:p>0</text:p>
          </table:table-cell>
          <table:table-cell table:style-name="ce51" table:formula="of:=IF([.AO113]=1;IF(OR(SUM([.AN112:.AP114];-1)=2;SUM([.AN112:.AP114];-1)=3);1;0);IF(SUM([.AN112:.AP114])=3;1;0))" office:value-type="float" office:value="1" calcext:value-type="float">
            <text:p>1</text:p>
          </table:table-cell>
          <table:table-cell table:style-name="ce51" table:formula="of:=IF([.AP113]=1;IF(OR(SUM([.AO112:.AQ114];-1)=2;SUM([.AO112:.AQ114];-1)=3);1;0);IF(SUM([.AO112:.AQ114])=3;1;0))" office:value-type="float" office:value="1" calcext:value-type="float">
            <text:p>1</text:p>
          </table:table-cell>
          <table:table-cell table:style-name="ce51" table:formula="of:=IF([.AQ113]=1;IF(OR(SUM([.AP112:.AR114];-1)=2;SUM([.AP112:.AR114];-1)=3);1;0);IF(SUM([.AP112:.AR114])=3;1;0))" office:value-type="float" office:value="0" calcext:value-type="float">
            <text:p>0</text:p>
          </table:table-cell>
          <table:table-cell table:style-name="ce51" table:formula="of:=IF([.AR113]=1;IF(OR(SUM([.AQ112:.AS114];-1)=2;SUM([.AQ112:.AS114];-1)=3);1;0);IF(SUM([.AQ112:.AS114])=3;1;0))" office:value-type="float" office:value="0" calcext:value-type="float">
            <text:p>0</text:p>
          </table:table-cell>
          <table:table-cell table:style-name="ce51" table:formula="of:=IF([.AS113]=1;IF(OR(SUM([.AR112:.AT114];-1)=2;SUM([.AR112:.AT114];-1)=3);1;0);IF(SUM([.AR112:.AT114])=3;1;0))" office:value-type="float" office:value="0" calcext:value-type="float">
            <text:p>0</text:p>
          </table:table-cell>
          <table:table-cell table:style-name="ce51" table:formula="of:=IF([.AT113]=1;IF(OR(SUM([.AS112:.AU114];-1)=2;SUM([.AS112:.AU114];-1)=3);1;0);IF(SUM([.AS112:.AU114])=3;1;0))" office:value-type="float" office:value="0" calcext:value-type="float">
            <text:p>0</text:p>
          </table:table-cell>
          <table:table-cell table:style-name="ce51" table:formula="of:=IF([.AU113]=1;IF(OR(SUM([.AT112:.AV114];-1)=2;SUM([.AT112:.AV114];-1)=3);1;0);IF(SUM([.AT112:.AV114])=3;1;0))" office:value-type="float" office:value="0" calcext:value-type="float">
            <text:p>0</text:p>
          </table:table-cell>
          <table:table-cell table:style-name="ce51" table:formula="of:=IF([.AV113]=1;IF(OR(SUM([.AU112:.AW114];-1)=2;SUM([.AU112:.AW114];-1)=3);1;0);IF(SUM([.AU112:.AW114])=3;1;0))" office:value-type="float" office:value="0" calcext:value-type="float">
            <text:p>0</text:p>
          </table:table-cell>
          <table:table-cell table:style-name="ce51" table:formula="of:=IF([.AW113]=1;IF(OR(SUM([.AV112:.AX114];-1)=2;SUM([.AV112:.AX114];-1)=3);1;0);IF(SUM([.AV112:.AX114])=3;1;0))" office:value-type="float" office:value="0" calcext:value-type="float">
            <text:p>0</text:p>
          </table:table-cell>
          <table:table-cell table:style-name="ce51" table:formula="of:=IF([.AX113]=1;IF(OR(SUM([.AW112:.AY114];-1)=2;SUM([.AW112:.AY114];-1)=3);1;0);IF(SUM([.AW112:.AY114])=3;1;0))" office:value-type="float" office:value="0" calcext:value-type="float">
            <text:p>0</text:p>
          </table:table-cell>
          <table:table-cell table:style-name="ce51" table:formula="of:=IF([.AY113]=1;IF(OR(SUM([.AX112:.AZ114];-1)=2;SUM([.AX112:.AZ114];-1)=3);1;0);IF(SUM([.AX112:.AZ114])=3;1;0))" office:value-type="float" office:value="0" calcext:value-type="float">
            <text:p>0</text:p>
          </table:table-cell>
          <table:table-cell table:style-name="ce51" table:formula="of:=IF([.AZ113]=1;IF(OR(SUM([.AY112:.BA114];-1)=2;SUM([.AY112:.BA114];-1)=3);1;0);IF(SUM([.AY112:.BA114])=3;1;0))" office:value-type="float" office:value="0" calcext:value-type="float">
            <text:p>0</text:p>
          </table:table-cell>
          <table:table-cell table:style-name="ce51" table:formula="of:=IF([.BA113]=1;IF(OR(SUM([.AZ112:.BB114];-1)=2;SUM([.AZ112:.BB114];-1)=3);1;0);IF(SUM([.AZ112:.BB114])=3;1;0))" office:value-type="float" office:value="0" calcext:value-type="float">
            <text:p>0</text:p>
          </table:table-cell>
          <table:table-cell table:style-name="ce51" table:formula="of:=IF([.BB113]=1;IF(OR(SUM([.BA112:.BC114];-1)=2;SUM([.BA112:.BC114];-1)=3);1;0);IF(SUM([.BA112:.BC114])=3;1;0))" office:value-type="float" office:value="0" calcext:value-type="float">
            <text:p>0</text:p>
          </table:table-cell>
          <table:table-cell table:style-name="ce51" table:formula="of:=IF([.BC113]=1;IF(OR(SUM([.BB112:.BD114];-1)=2;SUM([.BB112:.BD114];-1)=3);1;0);IF(SUM([.BB112:.BD114])=3;1;0))" office:value-type="float" office:value="0" calcext:value-type="float">
            <text:p>0</text:p>
          </table:table-cell>
          <table:table-cell table:style-name="ce51" table:formula="of:=IF([.BD113]=1;IF(OR(SUM([.BC112:.BE114];-1)=2;SUM([.BC112:.BE114];-1)=3);1;0);IF(SUM([.BC112:.BE114])=3;1;0))" office:value-type="float" office:value="0" calcext:value-type="float">
            <text:p>0</text:p>
          </table:table-cell>
          <table:table-cell table:style-name="ce51" table:formula="of:=IF([.BE113]=1;IF(OR(SUM([.BD112:.BF114];-1)=2;SUM([.BD112:.BF114];-1)=3);1;0);IF(SUM([.BD112:.BF114])=3;1;0)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51" table:formula="of:=IF([.C114]=1;IF(OR(SUM([.B113:.D115];-1)=2;SUM([.B113:.D115];-1)=3);1;0);IF(SUM([.B113:.D115])=3;1;0))" office:value-type="float" office:value="1" calcext:value-type="float">
            <text:p>1</text:p>
          </table:table-cell>
          <table:table-cell table:style-name="ce51" table:formula="of:=IF([.D114]=1;IF(OR(SUM([.C113:.E115];-1)=2;SUM([.C113:.E115];-1)=3);1;0);IF(SUM([.C113:.E115])=3;1;0))" office:value-type="float" office:value="1" calcext:value-type="float">
            <text:p>1</text:p>
          </table:table-cell>
          <table:table-cell table:style-name="ce51" table:formula="of:=IF([.E114]=1;IF(OR(SUM([.D113:.F115];-1)=2;SUM([.D113:.F115];-1)=3);1;0);IF(SUM([.D113:.F115])=3;1;0))" office:value-type="float" office:value="1" calcext:value-type="float">
            <text:p>1</text:p>
          </table:table-cell>
          <table:table-cell table:style-name="ce51" table:formula="of:=IF([.F114]=1;IF(OR(SUM([.E113:.G115];-1)=2;SUM([.E113:.G115];-1)=3);1;0);IF(SUM([.E113:.G115])=3;1;0))" office:value-type="float" office:value="0" calcext:value-type="float">
            <text:p>0</text:p>
          </table:table-cell>
          <table:table-cell table:style-name="ce51" table:formula="of:=IF([.G114]=1;IF(OR(SUM([.F113:.H115];-1)=2;SUM([.F113:.H115];-1)=3);1;0);IF(SUM([.F113:.H115])=3;1;0))" office:value-type="float" office:value="0" calcext:value-type="float">
            <text:p>0</text:p>
          </table:table-cell>
          <table:table-cell table:style-name="ce51" table:formula="of:=IF([.H114]=1;IF(OR(SUM([.G113:.I115];-1)=2;SUM([.G113:.I115];-1)=3);1;0);IF(SUM([.G113:.I115])=3;1;0))" office:value-type="float" office:value="0" calcext:value-type="float">
            <text:p>0</text:p>
          </table:table-cell>
          <table:table-cell table:style-name="ce51" table:formula="of:=IF([.I114]=1;IF(OR(SUM([.H113:.J115];-1)=2;SUM([.H113:.J115];-1)=3);1;0);IF(SUM([.H113:.J115])=3;1;0))" office:value-type="float" office:value="0" calcext:value-type="float">
            <text:p>0</text:p>
          </table:table-cell>
          <table:table-cell table:style-name="ce51" table:formula="of:=IF([.J114]=1;IF(OR(SUM([.I113:.K115];-1)=2;SUM([.I113:.K115];-1)=3);1;0);IF(SUM([.I113:.K115])=3;1;0))" office:value-type="float" office:value="0" calcext:value-type="float">
            <text:p>0</text:p>
          </table:table-cell>
          <table:table-cell table:style-name="ce51" table:formula="of:=IF([.K114]=1;IF(OR(SUM([.J113:.L115];-1)=2;SUM([.J113:.L115];-1)=3);1;0);IF(SUM([.J113:.L115])=3;1;0))" office:value-type="float" office:value="1" calcext:value-type="float">
            <text:p>1</text:p>
          </table:table-cell>
          <table:table-cell table:style-name="ce51" table:formula="of:=IF([.L114]=1;IF(OR(SUM([.K113:.M115];-1)=2;SUM([.K113:.M115];-1)=3);1;0);IF(SUM([.K113:.M115])=3;1;0))" office:value-type="float" office:value="1" calcext:value-type="float">
            <text:p>1</text:p>
          </table:table-cell>
          <table:table-cell table:style-name="ce51" table:formula="of:=IF([.M114]=1;IF(OR(SUM([.L113:.N115];-1)=2;SUM([.L113:.N115];-1)=3);1;0);IF(SUM([.L113:.N115])=3;1;0))" office:value-type="float" office:value="1" calcext:value-type="float">
            <text:p>1</text:p>
          </table:table-cell>
          <table:table-cell table:style-name="ce51" table:formula="of:=IF([.N114]=1;IF(OR(SUM([.M113:.O115];-1)=2;SUM([.M113:.O115];-1)=3);1;0);IF(SUM([.M113:.O115])=3;1;0))" office:value-type="float" office:value="0" calcext:value-type="float">
            <text:p>0</text:p>
          </table:table-cell>
          <table:table-cell table:style-name="ce51" table:formula="of:=IF([.O114]=1;IF(OR(SUM([.N113:.P115];-1)=2;SUM([.N113:.P115];-1)=3);1;0);IF(SUM([.N113:.P115])=3;1;0))" office:value-type="float" office:value="0" calcext:value-type="float">
            <text:p>0</text:p>
          </table:table-cell>
          <table:table-cell table:style-name="ce51" table:formula="of:=IF([.P114]=1;IF(OR(SUM([.O113:.Q115];-1)=2;SUM([.O113:.Q115];-1)=3);1;0);IF(SUM([.O113:.Q115])=3;1;0))" office:value-type="float" office:value="0" calcext:value-type="float">
            <text:p>0</text:p>
          </table:table-cell>
          <table:table-cell table:style-name="ce51" table:formula="of:=IF([.Q114]=1;IF(OR(SUM([.P113:.R115];-1)=2;SUM([.P113:.R115];-1)=3);1;0);IF(SUM([.P113:.R115])=3;1;0))" office:value-type="float" office:value="0" calcext:value-type="float">
            <text:p>0</text:p>
          </table:table-cell>
          <table:table-cell table:style-name="ce51" table:formula="of:=IF([.R114]=1;IF(OR(SUM([.Q113:.S115];-1)=2;SUM([.Q113:.S115];-1)=3);1;0);IF(SUM([.Q113:.S115])=3;1;0))" office:value-type="float" office:value="0" calcext:value-type="float">
            <text:p>0</text:p>
          </table:table-cell>
          <table:table-cell table:style-name="ce51" table:formula="of:=IF([.S114]=1;IF(OR(SUM([.R113:.T115];-1)=2;SUM([.R113:.T115];-1)=3);1;0);IF(SUM([.R113:.T115])=3;1;0))" office:value-type="float" office:value="0" calcext:value-type="float">
            <text:p>0</text:p>
          </table:table-cell>
          <table:table-cell table:style-name="ce51" table:formula="of:=IF([.T114]=1;IF(OR(SUM([.S113:.U115];-1)=2;SUM([.S113:.U115];-1)=3);1;0);IF(SUM([.S113:.U115])=3;1;0))" office:value-type="float" office:value="0" calcext:value-type="float">
            <text:p>0</text:p>
          </table:table-cell>
          <table:table-cell table:style-name="ce51" table:formula="of:=IF([.U114]=1;IF(OR(SUM([.T113:.V115];-1)=2;SUM([.T113:.V115];-1)=3);1;0);IF(SUM([.T113:.V115])=3;1;0))" office:value-type="float" office:value="0" calcext:value-type="float">
            <text:p>0</text:p>
          </table:table-cell>
          <table:table-cell table:style-name="ce51" table:formula="of:=IF([.V114]=1;IF(OR(SUM([.U113:.W115];-1)=2;SUM([.U113:.W115];-1)=3);1;0);IF(SUM([.U113:.W115])=3;1;0))" office:value-type="float" office:value="0" calcext:value-type="float">
            <text:p>0</text:p>
          </table:table-cell>
          <table:table-cell table:style-name="ce51" table:formula="of:=IF([.W114]=1;IF(OR(SUM([.V113:.X115];-1)=2;SUM([.V113:.X115];-1)=3);1;0);IF(SUM([.V113:.X115])=3;1;0))" office:value-type="float" office:value="0" calcext:value-type="float">
            <text:p>0</text:p>
          </table:table-cell>
          <table:table-cell table:style-name="ce51" table:formula="of:=IF([.X114]=1;IF(OR(SUM([.W113:.Y115];-1)=2;SUM([.W113:.Y115];-1)=3);1;0);IF(SUM([.W113:.Y115])=3;1;0))" office:value-type="float" office:value="0" calcext:value-type="float">
            <text:p>0</text:p>
          </table:table-cell>
          <table:table-cell table:style-name="ce51" table:formula="of:=IF([.Y114]=1;IF(OR(SUM([.X113:.Z115];-1)=2;SUM([.X113:.Z115];-1)=3);1;0);IF(SUM([.X113:.Z115])=3;1;0))" office:value-type="float" office:value="1" calcext:value-type="float">
            <text:p>1</text:p>
          </table:table-cell>
          <table:table-cell table:style-name="ce51" table:formula="of:=IF([.Z114]=1;IF(OR(SUM([.Y113:.AA115];-1)=2;SUM([.Y113:.AA115];-1)=3);1;0);IF(SUM([.Y113:.AA115])=3;1;0))" office:value-type="float" office:value="0" calcext:value-type="float">
            <text:p>0</text:p>
          </table:table-cell>
          <table:table-cell table:style-name="ce51" table:formula="of:=IF([.AA114]=1;IF(OR(SUM([.Z113:.AB115];-1)=2;SUM([.Z113:.AB115];-1)=3);1;0);IF(SUM([.Z113:.AB115])=3;1;0))" office:value-type="float" office:value="1" calcext:value-type="float">
            <text:p>1</text:p>
          </table:table-cell>
          <table:table-cell table:style-name="ce51" table:formula="of:=IF([.AB114]=1;IF(OR(SUM([.AA113:.AC115];-1)=2;SUM([.AA113:.AC115];-1)=3);1;0);IF(SUM([.AA113:.AC115])=3;1;0))" office:value-type="float" office:value="1" calcext:value-type="float">
            <text:p>1</text:p>
          </table:table-cell>
          <table:table-cell table:style-name="ce51" table:formula="of:=IF([.AC114]=1;IF(OR(SUM([.AB113:.AD115];-1)=2;SUM([.AB113:.AD115];-1)=3);1;0);IF(SUM([.AB113:.AD115])=3;1;0))" office:value-type="float" office:value="0" calcext:value-type="float">
            <text:p>0</text:p>
          </table:table-cell>
          <table:table-cell table:style-name="ce51" table:formula="of:=IF([.AD114]=1;IF(OR(SUM([.AC113:.AE115];-1)=2;SUM([.AC113:.AE115];-1)=3);1;0);IF(SUM([.AC113:.AE115])=3;1;0))" office:value-type="float" office:value="0" calcext:value-type="float">
            <text:p>0</text:p>
          </table:table-cell>
          <table:table-cell table:style-name="ce51" table:formula="of:=IF([.AE114]=1;IF(OR(SUM([.AD113:.AF115];-1)=2;SUM([.AD113:.AF115];-1)=3);1;0);IF(SUM([.AD113:.AF115])=3;1;0))" office:value-type="float" office:value="0" calcext:value-type="float">
            <text:p>0</text:p>
          </table:table-cell>
          <table:table-cell table:style-name="ce51" table:formula="of:=IF([.AF114]=1;IF(OR(SUM([.AE113:.AG115];-1)=2;SUM([.AE113:.AG115];-1)=3);1;0);IF(SUM([.AE113:.AG115])=3;1;0))" office:value-type="float" office:value="0" calcext:value-type="float">
            <text:p>0</text:p>
          </table:table-cell>
          <table:table-cell table:style-name="ce51" table:formula="of:=IF([.AG114]=1;IF(OR(SUM([.AF113:.AH115];-1)=2;SUM([.AF113:.AH115];-1)=3);1;0);IF(SUM([.AF113:.AH115])=3;1;0))" office:value-type="float" office:value="0" calcext:value-type="float">
            <text:p>0</text:p>
          </table:table-cell>
          <table:table-cell table:style-name="ce51" table:formula="of:=IF([.AH114]=1;IF(OR(SUM([.AG113:.AI115];-1)=2;SUM([.AG113:.AI115];-1)=3);1;0);IF(SUM([.AG113:.AI115])=3;1;0))" office:value-type="float" office:value="1" calcext:value-type="float">
            <text:p>1</text:p>
          </table:table-cell>
          <table:table-cell table:style-name="ce51" table:formula="of:=IF([.AI114]=1;IF(OR(SUM([.AH113:.AJ115];-1)=2;SUM([.AH113:.AJ115];-1)=3);1;0);IF(SUM([.AH113:.AJ115])=3;1;0))" office:value-type="float" office:value="0" calcext:value-type="float">
            <text:p>0</text:p>
          </table:table-cell>
          <table:table-cell table:style-name="ce51" table:formula="of:=IF([.AJ114]=1;IF(OR(SUM([.AI113:.AK115];-1)=2;SUM([.AI113:.AK115];-1)=3);1;0);IF(SUM([.AI113:.AK115])=3;1;0))" office:value-type="float" office:value="0" calcext:value-type="float">
            <text:p>0</text:p>
          </table:table-cell>
          <table:table-cell table:style-name="ce51" table:formula="of:=IF([.AK114]=1;IF(OR(SUM([.AJ113:.AL115];-1)=2;SUM([.AJ113:.AL115];-1)=3);1;0);IF(SUM([.AJ113:.AL115])=3;1;0))" office:value-type="float" office:value="0" calcext:value-type="float">
            <text:p>0</text:p>
          </table:table-cell>
          <table:table-cell table:style-name="ce51" table:formula="of:=IF([.AL114]=1;IF(OR(SUM([.AK113:.AM115];-1)=2;SUM([.AK113:.AM115];-1)=3);1;0);IF(SUM([.AK113:.AM115])=3;1;0))" office:value-type="float" office:value="1" calcext:value-type="float">
            <text:p>1</text:p>
          </table:table-cell>
          <table:table-cell table:style-name="ce51" table:formula="of:=IF([.AM114]=1;IF(OR(SUM([.AL113:.AN115];-1)=2;SUM([.AL113:.AN115];-1)=3);1;0);IF(SUM([.AL113:.AN115])=3;1;0))" office:value-type="float" office:value="0" calcext:value-type="float">
            <text:p>0</text:p>
          </table:table-cell>
          <table:table-cell table:style-name="ce51" table:formula="of:=IF([.AN114]=1;IF(OR(SUM([.AM113:.AO115];-1)=2;SUM([.AM113:.AO115];-1)=3);1;0);IF(SUM([.AM113:.AO115])=3;1;0))" office:value-type="float" office:value="0" calcext:value-type="float">
            <text:p>0</text:p>
          </table:table-cell>
          <table:table-cell table:style-name="ce51" table:formula="of:=IF([.AO114]=1;IF(OR(SUM([.AN113:.AP115];-1)=2;SUM([.AN113:.AP115];-1)=3);1;0);IF(SUM([.AN113:.AP115])=3;1;0))" office:value-type="float" office:value="1" calcext:value-type="float">
            <text:p>1</text:p>
          </table:table-cell>
          <table:table-cell table:style-name="ce51" table:formula="of:=IF([.AP114]=1;IF(OR(SUM([.AO113:.AQ115];-1)=2;SUM([.AO113:.AQ115];-1)=3);1;0);IF(SUM([.AO113:.AQ115])=3;1;0))" office:value-type="float" office:value="0" calcext:value-type="float">
            <text:p>0</text:p>
          </table:table-cell>
          <table:table-cell table:style-name="ce51" table:formula="of:=IF([.AQ114]=1;IF(OR(SUM([.AP113:.AR115];-1)=2;SUM([.AP113:.AR115];-1)=3);1;0);IF(SUM([.AP113:.AR115])=3;1;0))" office:value-type="float" office:value="0" calcext:value-type="float">
            <text:p>0</text:p>
          </table:table-cell>
          <table:table-cell table:style-name="ce51" table:formula="of:=IF([.AR114]=1;IF(OR(SUM([.AQ113:.AS115];-1)=2;SUM([.AQ113:.AS115];-1)=3);1;0);IF(SUM([.AQ113:.AS115])=3;1;0))" office:value-type="float" office:value="0" calcext:value-type="float">
            <text:p>0</text:p>
          </table:table-cell>
          <table:table-cell table:style-name="ce51" table:formula="of:=IF([.AS114]=1;IF(OR(SUM([.AR113:.AT115];-1)=2;SUM([.AR113:.AT115];-1)=3);1;0);IF(SUM([.AR113:.AT115])=3;1;0))" office:value-type="float" office:value="0" calcext:value-type="float">
            <text:p>0</text:p>
          </table:table-cell>
          <table:table-cell table:style-name="ce51" table:formula="of:=IF([.AT114]=1;IF(OR(SUM([.AS113:.AU115];-1)=2;SUM([.AS113:.AU115];-1)=3);1;0);IF(SUM([.AS113:.AU115])=3;1;0))" office:value-type="float" office:value="0" calcext:value-type="float">
            <text:p>0</text:p>
          </table:table-cell>
          <table:table-cell table:style-name="ce51" table:formula="of:=IF([.AU114]=1;IF(OR(SUM([.AT113:.AV115];-1)=2;SUM([.AT113:.AV115];-1)=3);1;0);IF(SUM([.AT113:.AV115])=3;1;0))" office:value-type="float" office:value="0" calcext:value-type="float">
            <text:p>0</text:p>
          </table:table-cell>
          <table:table-cell table:style-name="ce51" table:formula="of:=IF([.AV114]=1;IF(OR(SUM([.AU113:.AW115];-1)=2;SUM([.AU113:.AW115];-1)=3);1;0);IF(SUM([.AU113:.AW115])=3;1;0))" office:value-type="float" office:value="0" calcext:value-type="float">
            <text:p>0</text:p>
          </table:table-cell>
          <table:table-cell table:style-name="ce51" table:formula="of:=IF([.AW114]=1;IF(OR(SUM([.AV113:.AX115];-1)=2;SUM([.AV113:.AX115];-1)=3);1;0);IF(SUM([.AV113:.AX115])=3;1;0))" office:value-type="float" office:value="0" calcext:value-type="float">
            <text:p>0</text:p>
          </table:table-cell>
          <table:table-cell table:style-name="ce51" table:formula="of:=IF([.AX114]=1;IF(OR(SUM([.AW113:.AY115];-1)=2;SUM([.AW113:.AY115];-1)=3);1;0);IF(SUM([.AW113:.AY115])=3;1;0))" office:value-type="float" office:value="0" calcext:value-type="float">
            <text:p>0</text:p>
          </table:table-cell>
          <table:table-cell table:style-name="ce51" table:formula="of:=IF([.AY114]=1;IF(OR(SUM([.AX113:.AZ115];-1)=2;SUM([.AX113:.AZ115];-1)=3);1;0);IF(SUM([.AX113:.AZ115])=3;1;0))" office:value-type="float" office:value="0" calcext:value-type="float">
            <text:p>0</text:p>
          </table:table-cell>
          <table:table-cell table:style-name="ce51" table:formula="of:=IF([.AZ114]=1;IF(OR(SUM([.AY113:.BA115];-1)=2;SUM([.AY113:.BA115];-1)=3);1;0);IF(SUM([.AY113:.BA115])=3;1;0))" office:value-type="float" office:value="0" calcext:value-type="float">
            <text:p>0</text:p>
          </table:table-cell>
          <table:table-cell table:style-name="ce51" table:formula="of:=IF([.BA114]=1;IF(OR(SUM([.AZ113:.BB115];-1)=2;SUM([.AZ113:.BB115];-1)=3);1;0);IF(SUM([.AZ113:.BB115])=3;1;0))" office:value-type="float" office:value="0" calcext:value-type="float">
            <text:p>0</text:p>
          </table:table-cell>
          <table:table-cell table:style-name="ce51" table:formula="of:=IF([.BB114]=1;IF(OR(SUM([.BA113:.BC115];-1)=2;SUM([.BA113:.BC115];-1)=3);1;0);IF(SUM([.BA113:.BC115])=3;1;0))" office:value-type="float" office:value="0" calcext:value-type="float">
            <text:p>0</text:p>
          </table:table-cell>
          <table:table-cell table:style-name="ce51" table:formula="of:=IF([.BC114]=1;IF(OR(SUM([.BB113:.BD115];-1)=2;SUM([.BB113:.BD115];-1)=3);1;0);IF(SUM([.BB113:.BD115])=3;1;0))" office:value-type="float" office:value="0" calcext:value-type="float">
            <text:p>0</text:p>
          </table:table-cell>
          <table:table-cell table:style-name="ce51" table:formula="of:=IF([.BD114]=1;IF(OR(SUM([.BC113:.BE115];-1)=2;SUM([.BC113:.BE115];-1)=3);1;0);IF(SUM([.BC113:.BE115])=3;1;0))" office:value-type="float" office:value="0" calcext:value-type="float">
            <text:p>0</text:p>
          </table:table-cell>
          <table:table-cell table:style-name="ce51" table:formula="of:=IF([.BE114]=1;IF(OR(SUM([.BD113:.BF115];-1)=2;SUM([.BD113:.BF115];-1)=3);1;0);IF(SUM([.BD113:.BF115])=3;1;0)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51" table:formula="of:=IF([.C115]=1;IF(OR(SUM([.B114:.D116];-1)=2;SUM([.B114:.D116];-1)=3);1;0);IF(SUM([.B114:.D116])=3;1;0))" office:value-type="float" office:value="0" calcext:value-type="float">
            <text:p>0</text:p>
          </table:table-cell>
          <table:table-cell table:style-name="ce51" table:formula="of:=IF([.D115]=1;IF(OR(SUM([.C114:.E116];-1)=2;SUM([.C114:.E116];-1)=3);1;0);IF(SUM([.C114:.E116])=3;1;0))" office:value-type="float" office:value="0" calcext:value-type="float">
            <text:p>0</text:p>
          </table:table-cell>
          <table:table-cell table:style-name="ce51" table:formula="of:=IF([.E115]=1;IF(OR(SUM([.D114:.F116];-1)=2;SUM([.D114:.F116];-1)=3);1;0);IF(SUM([.D114:.F116])=3;1;0))" office:value-type="float" office:value="0" calcext:value-type="float">
            <text:p>0</text:p>
          </table:table-cell>
          <table:table-cell table:style-name="ce51" table:formula="of:=IF([.F115]=1;IF(OR(SUM([.E114:.G116];-1)=2;SUM([.E114:.G116];-1)=3);1;0);IF(SUM([.E114:.G116])=3;1;0))" office:value-type="float" office:value="0" calcext:value-type="float">
            <text:p>0</text:p>
          </table:table-cell>
          <table:table-cell table:style-name="ce51" table:formula="of:=IF([.G115]=1;IF(OR(SUM([.F114:.H116];-1)=2;SUM([.F114:.H116];-1)=3);1;0);IF(SUM([.F114:.H116])=3;1;0))" office:value-type="float" office:value="0" calcext:value-type="float">
            <text:p>0</text:p>
          </table:table-cell>
          <table:table-cell table:style-name="ce51" table:formula="of:=IF([.H115]=1;IF(OR(SUM([.G114:.I116];-1)=2;SUM([.G114:.I116];-1)=3);1;0);IF(SUM([.G114:.I116])=3;1;0))" office:value-type="float" office:value="0" calcext:value-type="float">
            <text:p>0</text:p>
          </table:table-cell>
          <table:table-cell table:style-name="ce51" table:formula="of:=IF([.I115]=1;IF(OR(SUM([.H114:.J116];-1)=2;SUM([.H114:.J116];-1)=3);1;0);IF(SUM([.H114:.J116])=3;1;0))" office:value-type="float" office:value="0" calcext:value-type="float">
            <text:p>0</text:p>
          </table:table-cell>
          <table:table-cell table:style-name="ce51" table:formula="of:=IF([.J115]=1;IF(OR(SUM([.I114:.K116];-1)=2;SUM([.I114:.K116];-1)=3);1;0);IF(SUM([.I114:.K116])=3;1;0))" office:value-type="float" office:value="0" calcext:value-type="float">
            <text:p>0</text:p>
          </table:table-cell>
          <table:table-cell table:style-name="ce51" table:formula="of:=IF([.K115]=1;IF(OR(SUM([.J114:.L116];-1)=2;SUM([.J114:.L116];-1)=3);1;0);IF(SUM([.J114:.L116])=3;1;0))" office:value-type="float" office:value="0" calcext:value-type="float">
            <text:p>0</text:p>
          </table:table-cell>
          <table:table-cell table:style-name="ce51" table:formula="of:=IF([.L115]=1;IF(OR(SUM([.K114:.M116];-1)=2;SUM([.K114:.M116];-1)=3);1;0);IF(SUM([.K114:.M116])=3;1;0))" office:value-type="float" office:value="1" calcext:value-type="float">
            <text:p>1</text:p>
          </table:table-cell>
          <table:table-cell table:style-name="ce51" table:formula="of:=IF([.M115]=1;IF(OR(SUM([.L114:.N116];-1)=2;SUM([.L114:.N116];-1)=3);1;0);IF(SUM([.L114:.N116])=3;1;0))" office:value-type="float" office:value="0" calcext:value-type="float">
            <text:p>0</text:p>
          </table:table-cell>
          <table:table-cell table:style-name="ce51" table:formula="of:=IF([.N115]=1;IF(OR(SUM([.M114:.O116];-1)=2;SUM([.M114:.O116];-1)=3);1;0);IF(SUM([.M114:.O116])=3;1;0))" office:value-type="float" office:value="0" calcext:value-type="float">
            <text:p>0</text:p>
          </table:table-cell>
          <table:table-cell table:style-name="ce51" table:formula="of:=IF([.O115]=1;IF(OR(SUM([.N114:.P116];-1)=2;SUM([.N114:.P116];-1)=3);1;0);IF(SUM([.N114:.P116])=3;1;0))" office:value-type="float" office:value="0" calcext:value-type="float">
            <text:p>0</text:p>
          </table:table-cell>
          <table:table-cell table:style-name="ce51" table:formula="of:=IF([.P115]=1;IF(OR(SUM([.O114:.Q116];-1)=2;SUM([.O114:.Q116];-1)=3);1;0);IF(SUM([.O114:.Q116])=3;1;0))" office:value-type="float" office:value="0" calcext:value-type="float">
            <text:p>0</text:p>
          </table:table-cell>
          <table:table-cell table:style-name="ce51" table:formula="of:=IF([.Q115]=1;IF(OR(SUM([.P114:.R116];-1)=2;SUM([.P114:.R116];-1)=3);1;0);IF(SUM([.P114:.R116])=3;1;0))" office:value-type="float" office:value="0" calcext:value-type="float">
            <text:p>0</text:p>
          </table:table-cell>
          <table:table-cell table:style-name="ce51" table:formula="of:=IF([.R115]=1;IF(OR(SUM([.Q114:.S116];-1)=2;SUM([.Q114:.S116];-1)=3);1;0);IF(SUM([.Q114:.S116])=3;1;0))" office:value-type="float" office:value="0" calcext:value-type="float">
            <text:p>0</text:p>
          </table:table-cell>
          <table:table-cell table:style-name="ce51" table:formula="of:=IF([.S115]=1;IF(OR(SUM([.R114:.T116];-1)=2;SUM([.R114:.T116];-1)=3);1;0);IF(SUM([.R114:.T116])=3;1;0))" office:value-type="float" office:value="0" calcext:value-type="float">
            <text:p>0</text:p>
          </table:table-cell>
          <table:table-cell table:style-name="ce51" table:formula="of:=IF([.T115]=1;IF(OR(SUM([.S114:.U116];-1)=2;SUM([.S114:.U116];-1)=3);1;0);IF(SUM([.S114:.U116])=3;1;0))" office:value-type="float" office:value="0" calcext:value-type="float">
            <text:p>0</text:p>
          </table:table-cell>
          <table:table-cell table:style-name="ce51" table:formula="of:=IF([.U115]=1;IF(OR(SUM([.T114:.V116];-1)=2;SUM([.T114:.V116];-1)=3);1;0);IF(SUM([.T114:.V116])=3;1;0))" office:value-type="float" office:value="0" calcext:value-type="float">
            <text:p>0</text:p>
          </table:table-cell>
          <table:table-cell table:style-name="ce51" table:formula="of:=IF([.V115]=1;IF(OR(SUM([.U114:.W116];-1)=2;SUM([.U114:.W116];-1)=3);1;0);IF(SUM([.U114:.W116])=3;1;0))" office:value-type="float" office:value="0" calcext:value-type="float">
            <text:p>0</text:p>
          </table:table-cell>
          <table:table-cell table:style-name="ce51" table:formula="of:=IF([.W115]=1;IF(OR(SUM([.V114:.X116];-1)=2;SUM([.V114:.X116];-1)=3);1;0);IF(SUM([.V114:.X116])=3;1;0))" office:value-type="float" office:value="0" calcext:value-type="float">
            <text:p>0</text:p>
          </table:table-cell>
          <table:table-cell table:style-name="ce51" table:formula="of:=IF([.X115]=1;IF(OR(SUM([.W114:.Y116];-1)=2;SUM([.W114:.Y116];-1)=3);1;0);IF(SUM([.W114:.Y116])=3;1;0))" office:value-type="float" office:value="0" calcext:value-type="float">
            <text:p>0</text:p>
          </table:table-cell>
          <table:table-cell table:style-name="ce51" table:formula="of:=IF([.Y115]=1;IF(OR(SUM([.X114:.Z116];-1)=2;SUM([.X114:.Z116];-1)=3);1;0);IF(SUM([.X114:.Z116])=3;1;0))" office:value-type="float" office:value="0" calcext:value-type="float">
            <text:p>0</text:p>
          </table:table-cell>
          <table:table-cell table:style-name="ce51" table:formula="of:=IF([.Z115]=1;IF(OR(SUM([.Y114:.AA116];-1)=2;SUM([.Y114:.AA116];-1)=3);1;0);IF(SUM([.Y114:.AA116])=3;1;0))" office:value-type="float" office:value="0" calcext:value-type="float">
            <text:p>0</text:p>
          </table:table-cell>
          <table:table-cell table:style-name="ce51" table:formula="of:=IF([.AA115]=1;IF(OR(SUM([.Z114:.AB116];-1)=2;SUM([.Z114:.AB116];-1)=3);1;0);IF(SUM([.Z114:.AB116])=3;1;0))" office:value-type="float" office:value="0" calcext:value-type="float">
            <text:p>0</text:p>
          </table:table-cell>
          <table:table-cell table:style-name="ce51" table:formula="of:=IF([.AB115]=1;IF(OR(SUM([.AA114:.AC116];-1)=2;SUM([.AA114:.AC116];-1)=3);1;0);IF(SUM([.AA114:.AC116])=3;1;0))" office:value-type="float" office:value="1" calcext:value-type="float">
            <text:p>1</text:p>
          </table:table-cell>
          <table:table-cell table:style-name="ce51" table:formula="of:=IF([.AC115]=1;IF(OR(SUM([.AB114:.AD116];-1)=2;SUM([.AB114:.AD116];-1)=3);1;0);IF(SUM([.AB114:.AD116])=3;1;0))" office:value-type="float" office:value="1" calcext:value-type="float">
            <text:p>1</text:p>
          </table:table-cell>
          <table:table-cell table:style-name="ce51" table:formula="of:=IF([.AD115]=1;IF(OR(SUM([.AC114:.AE116];-1)=2;SUM([.AC114:.AE116];-1)=3);1;0);IF(SUM([.AC114:.AE116])=3;1;0))" office:value-type="float" office:value="1" calcext:value-type="float">
            <text:p>1</text:p>
          </table:table-cell>
          <table:table-cell table:style-name="ce51" table:formula="of:=IF([.AE115]=1;IF(OR(SUM([.AD114:.AF116];-1)=2;SUM([.AD114:.AF116];-1)=3);1;0);IF(SUM([.AD114:.AF116])=3;1;0))" office:value-type="float" office:value="0" calcext:value-type="float">
            <text:p>0</text:p>
          </table:table-cell>
          <table:table-cell table:style-name="ce51" table:formula="of:=IF([.AF115]=1;IF(OR(SUM([.AE114:.AG116];-1)=2;SUM([.AE114:.AG116];-1)=3);1;0);IF(SUM([.AE114:.AG116])=3;1;0))" office:value-type="float" office:value="0" calcext:value-type="float">
            <text:p>0</text:p>
          </table:table-cell>
          <table:table-cell table:style-name="ce51" table:formula="of:=IF([.AG115]=1;IF(OR(SUM([.AF114:.AH116];-1)=2;SUM([.AF114:.AH116];-1)=3);1;0);IF(SUM([.AF114:.AH116])=3;1;0))" office:value-type="float" office:value="0" calcext:value-type="float">
            <text:p>0</text:p>
          </table:table-cell>
          <table:table-cell table:style-name="ce51" table:formula="of:=IF([.AH115]=1;IF(OR(SUM([.AG114:.AI116];-1)=2;SUM([.AG114:.AI116];-1)=3);1;0);IF(SUM([.AG114:.AI116])=3;1;0))" office:value-type="float" office:value="1" calcext:value-type="float">
            <text:p>1</text:p>
          </table:table-cell>
          <table:table-cell table:style-name="ce51" table:formula="of:=IF([.AI115]=1;IF(OR(SUM([.AH114:.AJ116];-1)=2;SUM([.AH114:.AJ116];-1)=3);1;0);IF(SUM([.AH114:.AJ116])=3;1;0))" office:value-type="float" office:value="1" calcext:value-type="float">
            <text:p>1</text:p>
          </table:table-cell>
          <table:table-cell table:style-name="ce51" table:formula="of:=IF([.AJ115]=1;IF(OR(SUM([.AI114:.AK116];-1)=2;SUM([.AI114:.AK116];-1)=3);1;0);IF(SUM([.AI114:.AK116])=3;1;0))" office:value-type="float" office:value="0" calcext:value-type="float">
            <text:p>0</text:p>
          </table:table-cell>
          <table:table-cell table:style-name="ce51" table:formula="of:=IF([.AK115]=1;IF(OR(SUM([.AJ114:.AL116];-1)=2;SUM([.AJ114:.AL116];-1)=3);1;0);IF(SUM([.AJ114:.AL116])=3;1;0))" office:value-type="float" office:value="1" calcext:value-type="float">
            <text:p>1</text:p>
          </table:table-cell>
          <table:table-cell table:style-name="ce51" table:formula="of:=IF([.AL115]=1;IF(OR(SUM([.AK114:.AM116];-1)=2;SUM([.AK114:.AM116];-1)=3);1;0);IF(SUM([.AK114:.AM116])=3;1;0))" office:value-type="float" office:value="0" calcext:value-type="float">
            <text:p>0</text:p>
          </table:table-cell>
          <table:table-cell table:style-name="ce51" table:formula="of:=IF([.AM115]=1;IF(OR(SUM([.AL114:.AN116];-1)=2;SUM([.AL114:.AN116];-1)=3);1;0);IF(SUM([.AL114:.AN116])=3;1;0))" office:value-type="float" office:value="0" calcext:value-type="float">
            <text:p>0</text:p>
          </table:table-cell>
          <table:table-cell table:style-name="ce51" table:formula="of:=IF([.AN115]=1;IF(OR(SUM([.AM114:.AO116];-1)=2;SUM([.AM114:.AO116];-1)=3);1;0);IF(SUM([.AM114:.AO116])=3;1;0))" office:value-type="float" office:value="0" calcext:value-type="float">
            <text:p>0</text:p>
          </table:table-cell>
          <table:table-cell table:style-name="ce51" table:formula="of:=IF([.AO115]=1;IF(OR(SUM([.AN114:.AP116];-1)=2;SUM([.AN114:.AP116];-1)=3);1;0);IF(SUM([.AN114:.AP116])=3;1;0))" office:value-type="float" office:value="0" calcext:value-type="float">
            <text:p>0</text:p>
          </table:table-cell>
          <table:table-cell table:style-name="ce51" table:formula="of:=IF([.AP115]=1;IF(OR(SUM([.AO114:.AQ116];-1)=2;SUM([.AO114:.AQ116];-1)=3);1;0);IF(SUM([.AO114:.AQ116])=3;1;0))" office:value-type="float" office:value="0" calcext:value-type="float">
            <text:p>0</text:p>
          </table:table-cell>
          <table:table-cell table:style-name="ce51" table:formula="of:=IF([.AQ115]=1;IF(OR(SUM([.AP114:.AR116];-1)=2;SUM([.AP114:.AR116];-1)=3);1;0);IF(SUM([.AP114:.AR116])=3;1;0))" office:value-type="float" office:value="0" calcext:value-type="float">
            <text:p>0</text:p>
          </table:table-cell>
          <table:table-cell table:style-name="ce51" table:formula="of:=IF([.AR115]=1;IF(OR(SUM([.AQ114:.AS116];-1)=2;SUM([.AQ114:.AS116];-1)=3);1;0);IF(SUM([.AQ114:.AS116])=3;1;0))" office:value-type="float" office:value="0" calcext:value-type="float">
            <text:p>0</text:p>
          </table:table-cell>
          <table:table-cell table:style-name="ce51" table:formula="of:=IF([.AS115]=1;IF(OR(SUM([.AR114:.AT116];-1)=2;SUM([.AR114:.AT116];-1)=3);1;0);IF(SUM([.AR114:.AT116])=3;1;0))" office:value-type="float" office:value="0" calcext:value-type="float">
            <text:p>0</text:p>
          </table:table-cell>
          <table:table-cell table:style-name="ce51" table:formula="of:=IF([.AT115]=1;IF(OR(SUM([.AS114:.AU116];-1)=2;SUM([.AS114:.AU116];-1)=3);1;0);IF(SUM([.AS114:.AU116])=3;1;0))" office:value-type="float" office:value="0" calcext:value-type="float">
            <text:p>0</text:p>
          </table:table-cell>
          <table:table-cell table:style-name="ce51" table:formula="of:=IF([.AU115]=1;IF(OR(SUM([.AT114:.AV116];-1)=2;SUM([.AT114:.AV116];-1)=3);1;0);IF(SUM([.AT114:.AV116])=3;1;0))" office:value-type="float" office:value="0" calcext:value-type="float">
            <text:p>0</text:p>
          </table:table-cell>
          <table:table-cell table:style-name="ce51" table:formula="of:=IF([.AV115]=1;IF(OR(SUM([.AU114:.AW116];-1)=2;SUM([.AU114:.AW116];-1)=3);1;0);IF(SUM([.AU114:.AW116])=3;1;0))" office:value-type="float" office:value="0" calcext:value-type="float">
            <text:p>0</text:p>
          </table:table-cell>
          <table:table-cell table:style-name="ce51" table:formula="of:=IF([.AW115]=1;IF(OR(SUM([.AV114:.AX116];-1)=2;SUM([.AV114:.AX116];-1)=3);1;0);IF(SUM([.AV114:.AX116])=3;1;0))" office:value-type="float" office:value="0" calcext:value-type="float">
            <text:p>0</text:p>
          </table:table-cell>
          <table:table-cell table:style-name="ce51" table:formula="of:=IF([.AX115]=1;IF(OR(SUM([.AW114:.AY116];-1)=2;SUM([.AW114:.AY116];-1)=3);1;0);IF(SUM([.AW114:.AY116])=3;1;0))" office:value-type="float" office:value="0" calcext:value-type="float">
            <text:p>0</text:p>
          </table:table-cell>
          <table:table-cell table:style-name="ce51" table:formula="of:=IF([.AY115]=1;IF(OR(SUM([.AX114:.AZ116];-1)=2;SUM([.AX114:.AZ116];-1)=3);1;0);IF(SUM([.AX114:.AZ116])=3;1;0))" office:value-type="float" office:value="0" calcext:value-type="float">
            <text:p>0</text:p>
          </table:table-cell>
          <table:table-cell table:style-name="ce51" table:formula="of:=IF([.AZ115]=1;IF(OR(SUM([.AY114:.BA116];-1)=2;SUM([.AY114:.BA116];-1)=3);1;0);IF(SUM([.AY114:.BA116])=3;1;0))" office:value-type="float" office:value="0" calcext:value-type="float">
            <text:p>0</text:p>
          </table:table-cell>
          <table:table-cell table:style-name="ce51" table:formula="of:=IF([.BA115]=1;IF(OR(SUM([.AZ114:.BB116];-1)=2;SUM([.AZ114:.BB116];-1)=3);1;0);IF(SUM([.AZ114:.BB116])=3;1;0))" office:value-type="float" office:value="0" calcext:value-type="float">
            <text:p>0</text:p>
          </table:table-cell>
          <table:table-cell table:style-name="ce51" table:formula="of:=IF([.BB115]=1;IF(OR(SUM([.BA114:.BC116];-1)=2;SUM([.BA114:.BC116];-1)=3);1;0);IF(SUM([.BA114:.BC116])=3;1;0))" office:value-type="float" office:value="0" calcext:value-type="float">
            <text:p>0</text:p>
          </table:table-cell>
          <table:table-cell table:style-name="ce51" table:formula="of:=IF([.BC115]=1;IF(OR(SUM([.BB114:.BD116];-1)=2;SUM([.BB114:.BD116];-1)=3);1;0);IF(SUM([.BB114:.BD116])=3;1;0))" office:value-type="float" office:value="0" calcext:value-type="float">
            <text:p>0</text:p>
          </table:table-cell>
          <table:table-cell table:style-name="ce51" table:formula="of:=IF([.BD115]=1;IF(OR(SUM([.BC114:.BE116];-1)=2;SUM([.BC114:.BE116];-1)=3);1;0);IF(SUM([.BC114:.BE116])=3;1;0))" office:value-type="float" office:value="0" calcext:value-type="float">
            <text:p>0</text:p>
          </table:table-cell>
          <table:table-cell table:style-name="ce51" table:formula="of:=IF([.BE115]=1;IF(OR(SUM([.BD114:.BF116];-1)=2;SUM([.BD114:.BF116];-1)=3);1;0);IF(SUM([.BD114:.BF116])=3;1;0)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 table:formula="of:=[.A116]+1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51" table:formula="of:=IF([.C116]=1;IF(OR(SUM([.B115:.D117];-1)=2;SUM([.B115:.D117];-1)=3);1;0);IF(SUM([.B115:.D117])=3;1;0))" office:value-type="float" office:value="0" calcext:value-type="float">
            <text:p>0</text:p>
          </table:table-cell>
          <table:table-cell table:style-name="ce51" table:formula="of:=IF([.D116]=1;IF(OR(SUM([.C115:.E117];-1)=2;SUM([.C115:.E117];-1)=3);1;0);IF(SUM([.C115:.E117])=3;1;0))" office:value-type="float" office:value="0" calcext:value-type="float">
            <text:p>0</text:p>
          </table:table-cell>
          <table:table-cell table:style-name="ce51" table:formula="of:=IF([.E116]=1;IF(OR(SUM([.D115:.F117];-1)=2;SUM([.D115:.F117];-1)=3);1;0);IF(SUM([.D115:.F117])=3;1;0))" office:value-type="float" office:value="0" calcext:value-type="float">
            <text:p>0</text:p>
          </table:table-cell>
          <table:table-cell table:style-name="ce51" table:formula="of:=IF([.F116]=1;IF(OR(SUM([.E115:.G117];-1)=2;SUM([.E115:.G117];-1)=3);1;0);IF(SUM([.E115:.G117])=3;1;0))" office:value-type="float" office:value="0" calcext:value-type="float">
            <text:p>0</text:p>
          </table:table-cell>
          <table:table-cell table:style-name="ce51" table:formula="of:=IF([.G116]=1;IF(OR(SUM([.F115:.H117];-1)=2;SUM([.F115:.H117];-1)=3);1;0);IF(SUM([.F115:.H117])=3;1;0))" office:value-type="float" office:value="0" calcext:value-type="float">
            <text:p>0</text:p>
          </table:table-cell>
          <table:table-cell table:style-name="ce51" table:formula="of:=IF([.H116]=1;IF(OR(SUM([.G115:.I117];-1)=2;SUM([.G115:.I117];-1)=3);1;0);IF(SUM([.G115:.I117])=3;1;0))" office:value-type="float" office:value="0" calcext:value-type="float">
            <text:p>0</text:p>
          </table:table-cell>
          <table:table-cell table:style-name="ce51" table:formula="of:=IF([.I116]=1;IF(OR(SUM([.H115:.J117];-1)=2;SUM([.H115:.J117];-1)=3);1;0);IF(SUM([.H115:.J117])=3;1;0))" office:value-type="float" office:value="0" calcext:value-type="float">
            <text:p>0</text:p>
          </table:table-cell>
          <table:table-cell table:style-name="ce51" table:formula="of:=IF([.J116]=1;IF(OR(SUM([.I115:.K117];-1)=2;SUM([.I115:.K117];-1)=3);1;0);IF(SUM([.I115:.K117])=3;1;0))" office:value-type="float" office:value="0" calcext:value-type="float">
            <text:p>0</text:p>
          </table:table-cell>
          <table:table-cell table:style-name="ce51" table:formula="of:=IF([.K116]=1;IF(OR(SUM([.J115:.L117];-1)=2;SUM([.J115:.L117];-1)=3);1;0);IF(SUM([.J115:.L117])=3;1;0))" office:value-type="float" office:value="0" calcext:value-type="float">
            <text:p>0</text:p>
          </table:table-cell>
          <table:table-cell table:style-name="ce51" table:formula="of:=IF([.L116]=1;IF(OR(SUM([.K115:.M117];-1)=2;SUM([.K115:.M117];-1)=3);1;0);IF(SUM([.K115:.M117])=3;1;0))" office:value-type="float" office:value="0" calcext:value-type="float">
            <text:p>0</text:p>
          </table:table-cell>
          <table:table-cell table:style-name="ce51" table:formula="of:=IF([.M116]=1;IF(OR(SUM([.L115:.N117];-1)=2;SUM([.L115:.N117];-1)=3);1;0);IF(SUM([.L115:.N117])=3;1;0))" office:value-type="float" office:value="0" calcext:value-type="float">
            <text:p>0</text:p>
          </table:table-cell>
          <table:table-cell table:style-name="ce51" table:formula="of:=IF([.N116]=1;IF(OR(SUM([.M115:.O117];-1)=2;SUM([.M115:.O117];-1)=3);1;0);IF(SUM([.M115:.O117])=3;1;0))" office:value-type="float" office:value="0" calcext:value-type="float">
            <text:p>0</text:p>
          </table:table-cell>
          <table:table-cell table:style-name="ce51" table:formula="of:=IF([.O116]=1;IF(OR(SUM([.N115:.P117];-1)=2;SUM([.N115:.P117];-1)=3);1;0);IF(SUM([.N115:.P117])=3;1;0))" office:value-type="float" office:value="0" calcext:value-type="float">
            <text:p>0</text:p>
          </table:table-cell>
          <table:table-cell table:style-name="ce51" table:formula="of:=IF([.P116]=1;IF(OR(SUM([.O115:.Q117];-1)=2;SUM([.O115:.Q117];-1)=3);1;0);IF(SUM([.O115:.Q117])=3;1;0))" office:value-type="float" office:value="0" calcext:value-type="float">
            <text:p>0</text:p>
          </table:table-cell>
          <table:table-cell table:style-name="ce51" table:formula="of:=IF([.Q116]=1;IF(OR(SUM([.P115:.R117];-1)=2;SUM([.P115:.R117];-1)=3);1;0);IF(SUM([.P115:.R117])=3;1;0))" office:value-type="float" office:value="0" calcext:value-type="float">
            <text:p>0</text:p>
          </table:table-cell>
          <table:table-cell table:style-name="ce51" table:formula="of:=IF([.R116]=1;IF(OR(SUM([.Q115:.S117];-1)=2;SUM([.Q115:.S117];-1)=3);1;0);IF(SUM([.Q115:.S117])=3;1;0))" office:value-type="float" office:value="0" calcext:value-type="float">
            <text:p>0</text:p>
          </table:table-cell>
          <table:table-cell table:style-name="ce51" table:formula="of:=IF([.S116]=1;IF(OR(SUM([.R115:.T117];-1)=2;SUM([.R115:.T117];-1)=3);1;0);IF(SUM([.R115:.T117])=3;1;0))" office:value-type="float" office:value="0" calcext:value-type="float">
            <text:p>0</text:p>
          </table:table-cell>
          <table:table-cell table:style-name="ce51" table:formula="of:=IF([.T116]=1;IF(OR(SUM([.S115:.U117];-1)=2;SUM([.S115:.U117];-1)=3);1;0);IF(SUM([.S115:.U117])=3;1;0))" office:value-type="float" office:value="0" calcext:value-type="float">
            <text:p>0</text:p>
          </table:table-cell>
          <table:table-cell table:style-name="ce51" table:formula="of:=IF([.U116]=1;IF(OR(SUM([.T115:.V117];-1)=2;SUM([.T115:.V117];-1)=3);1;0);IF(SUM([.T115:.V117])=3;1;0))" office:value-type="float" office:value="0" calcext:value-type="float">
            <text:p>0</text:p>
          </table:table-cell>
          <table:table-cell table:style-name="ce51" table:formula="of:=IF([.V116]=1;IF(OR(SUM([.U115:.W117];-1)=2;SUM([.U115:.W117];-1)=3);1;0);IF(SUM([.U115:.W117])=3;1;0))" office:value-type="float" office:value="0" calcext:value-type="float">
            <text:p>0</text:p>
          </table:table-cell>
          <table:table-cell table:style-name="ce51" table:formula="of:=IF([.W116]=1;IF(OR(SUM([.V115:.X117];-1)=2;SUM([.V115:.X117];-1)=3);1;0);IF(SUM([.V115:.X117])=3;1;0))" office:value-type="float" office:value="0" calcext:value-type="float">
            <text:p>0</text:p>
          </table:table-cell>
          <table:table-cell table:style-name="ce51" table:formula="of:=IF([.X116]=1;IF(OR(SUM([.W115:.Y117];-1)=2;SUM([.W115:.Y117];-1)=3);1;0);IF(SUM([.W115:.Y117])=3;1;0))" office:value-type="float" office:value="0" calcext:value-type="float">
            <text:p>0</text:p>
          </table:table-cell>
          <table:table-cell table:style-name="ce51" table:formula="of:=IF([.Y116]=1;IF(OR(SUM([.X115:.Z117];-1)=2;SUM([.X115:.Z117];-1)=3);1;0);IF(SUM([.X115:.Z117])=3;1;0))" office:value-type="float" office:value="0" calcext:value-type="float">
            <text:p>0</text:p>
          </table:table-cell>
          <table:table-cell table:style-name="ce51" table:formula="of:=IF([.Z116]=1;IF(OR(SUM([.Y115:.AA117];-1)=2;SUM([.Y115:.AA117];-1)=3);1;0);IF(SUM([.Y115:.AA117])=3;1;0))" office:value-type="float" office:value="0" calcext:value-type="float">
            <text:p>0</text:p>
          </table:table-cell>
          <table:table-cell table:style-name="ce51" table:formula="of:=IF([.AA116]=1;IF(OR(SUM([.Z115:.AB117];-1)=2;SUM([.Z115:.AB117];-1)=3);1;0);IF(SUM([.Z115:.AB117])=3;1;0))" office:value-type="float" office:value="0" calcext:value-type="float">
            <text:p>0</text:p>
          </table:table-cell>
          <table:table-cell table:style-name="ce51" table:formula="of:=IF([.AB116]=1;IF(OR(SUM([.AA115:.AC117];-1)=2;SUM([.AA115:.AC117];-1)=3);1;0);IF(SUM([.AA115:.AC117])=3;1;0))" office:value-type="float" office:value="0" calcext:value-type="float">
            <text:p>0</text:p>
          </table:table-cell>
          <table:table-cell table:style-name="ce51" table:formula="of:=IF([.AC116]=1;IF(OR(SUM([.AB115:.AD117];-1)=2;SUM([.AB115:.AD117];-1)=3);1;0);IF(SUM([.AB115:.AD117])=3;1;0))" office:value-type="float" office:value="1" calcext:value-type="float">
            <text:p>1</text:p>
          </table:table-cell>
          <table:table-cell table:style-name="ce51" table:formula="of:=IF([.AD116]=1;IF(OR(SUM([.AC115:.AE117];-1)=2;SUM([.AC115:.AE117];-1)=3);1;0);IF(SUM([.AC115:.AE117])=3;1;0))" office:value-type="float" office:value="1" calcext:value-type="float">
            <text:p>1</text:p>
          </table:table-cell>
          <table:table-cell table:style-name="ce51" table:formula="of:=IF([.AE116]=1;IF(OR(SUM([.AD115:.AF117];-1)=2;SUM([.AD115:.AF117];-1)=3);1;0);IF(SUM([.AD115:.AF117])=3;1;0))" office:value-type="float" office:value="0" calcext:value-type="float">
            <text:p>0</text:p>
          </table:table-cell>
          <table:table-cell table:style-name="ce51" table:formula="of:=IF([.AF116]=1;IF(OR(SUM([.AE115:.AG117];-1)=2;SUM([.AE115:.AG117];-1)=3);1;0);IF(SUM([.AE115:.AG117])=3;1;0))" office:value-type="float" office:value="0" calcext:value-type="float">
            <text:p>0</text:p>
          </table:table-cell>
          <table:table-cell table:style-name="ce51" table:formula="of:=IF([.AG116]=1;IF(OR(SUM([.AF115:.AH117];-1)=2;SUM([.AF115:.AH117];-1)=3);1;0);IF(SUM([.AF115:.AH117])=3;1;0))" office:value-type="float" office:value="0" calcext:value-type="float">
            <text:p>0</text:p>
          </table:table-cell>
          <table:table-cell table:style-name="ce51" table:formula="of:=IF([.AH116]=1;IF(OR(SUM([.AG115:.AI117];-1)=2;SUM([.AG115:.AI117];-1)=3);1;0);IF(SUM([.AG115:.AI117])=3;1;0))" office:value-type="float" office:value="0" calcext:value-type="float">
            <text:p>0</text:p>
          </table:table-cell>
          <table:table-cell table:style-name="ce51" table:formula="of:=IF([.AI116]=1;IF(OR(SUM([.AH115:.AJ117];-1)=2;SUM([.AH115:.AJ117];-1)=3);1;0);IF(SUM([.AH115:.AJ117])=3;1;0))" office:value-type="float" office:value="0" calcext:value-type="float">
            <text:p>0</text:p>
          </table:table-cell>
          <table:table-cell table:style-name="ce51" table:formula="of:=IF([.AJ116]=1;IF(OR(SUM([.AI115:.AK117];-1)=2;SUM([.AI115:.AK117];-1)=3);1;0);IF(SUM([.AI115:.AK117])=3;1;0))" office:value-type="float" office:value="0" calcext:value-type="float">
            <text:p>0</text:p>
          </table:table-cell>
          <table:table-cell table:style-name="ce51" table:formula="of:=IF([.AK116]=1;IF(OR(SUM([.AJ115:.AL117];-1)=2;SUM([.AJ115:.AL117];-1)=3);1;0);IF(SUM([.AJ115:.AL117])=3;1;0))" office:value-type="float" office:value="0" calcext:value-type="float">
            <text:p>0</text:p>
          </table:table-cell>
          <table:table-cell table:style-name="ce51" table:formula="of:=IF([.AL116]=1;IF(OR(SUM([.AK115:.AM117];-1)=2;SUM([.AK115:.AM117];-1)=3);1;0);IF(SUM([.AK115:.AM117])=3;1;0))" office:value-type="float" office:value="0" calcext:value-type="float">
            <text:p>0</text:p>
          </table:table-cell>
          <table:table-cell table:style-name="ce51" table:formula="of:=IF([.AM116]=1;IF(OR(SUM([.AL115:.AN117];-1)=2;SUM([.AL115:.AN117];-1)=3);1;0);IF(SUM([.AL115:.AN117])=3;1;0))" office:value-type="float" office:value="0" calcext:value-type="float">
            <text:p>0</text:p>
          </table:table-cell>
          <table:table-cell table:style-name="ce51" table:formula="of:=IF([.AN116]=1;IF(OR(SUM([.AM115:.AO117];-1)=2;SUM([.AM115:.AO117];-1)=3);1;0);IF(SUM([.AM115:.AO117])=3;1;0))" office:value-type="float" office:value="0" calcext:value-type="float">
            <text:p>0</text:p>
          </table:table-cell>
          <table:table-cell table:style-name="ce51" table:formula="of:=IF([.AO116]=1;IF(OR(SUM([.AN115:.AP117];-1)=2;SUM([.AN115:.AP117];-1)=3);1;0);IF(SUM([.AN115:.AP117])=3;1;0))" office:value-type="float" office:value="0" calcext:value-type="float">
            <text:p>0</text:p>
          </table:table-cell>
          <table:table-cell table:style-name="ce51" table:formula="of:=IF([.AP116]=1;IF(OR(SUM([.AO115:.AQ117];-1)=2;SUM([.AO115:.AQ117];-1)=3);1;0);IF(SUM([.AO115:.AQ117])=3;1;0))" office:value-type="float" office:value="0" calcext:value-type="float">
            <text:p>0</text:p>
          </table:table-cell>
          <table:table-cell table:style-name="ce51" table:formula="of:=IF([.AQ116]=1;IF(OR(SUM([.AP115:.AR117];-1)=2;SUM([.AP115:.AR117];-1)=3);1;0);IF(SUM([.AP115:.AR117])=3;1;0))" office:value-type="float" office:value="0" calcext:value-type="float">
            <text:p>0</text:p>
          </table:table-cell>
          <table:table-cell table:style-name="ce51" table:formula="of:=IF([.AR116]=1;IF(OR(SUM([.AQ115:.AS117];-1)=2;SUM([.AQ115:.AS117];-1)=3);1;0);IF(SUM([.AQ115:.AS117])=3;1;0))" office:value-type="float" office:value="0" calcext:value-type="float">
            <text:p>0</text:p>
          </table:table-cell>
          <table:table-cell table:style-name="ce51" table:formula="of:=IF([.AS116]=1;IF(OR(SUM([.AR115:.AT117];-1)=2;SUM([.AR115:.AT117];-1)=3);1;0);IF(SUM([.AR115:.AT117])=3;1;0))" office:value-type="float" office:value="0" calcext:value-type="float">
            <text:p>0</text:p>
          </table:table-cell>
          <table:table-cell table:style-name="ce51" table:formula="of:=IF([.AT116]=1;IF(OR(SUM([.AS115:.AU117];-1)=2;SUM([.AS115:.AU117];-1)=3);1;0);IF(SUM([.AS115:.AU117])=3;1;0))" office:value-type="float" office:value="0" calcext:value-type="float">
            <text:p>0</text:p>
          </table:table-cell>
          <table:table-cell table:style-name="ce51" table:formula="of:=IF([.AU116]=1;IF(OR(SUM([.AT115:.AV117];-1)=2;SUM([.AT115:.AV117];-1)=3);1;0);IF(SUM([.AT115:.AV117])=3;1;0))" office:value-type="float" office:value="0" calcext:value-type="float">
            <text:p>0</text:p>
          </table:table-cell>
          <table:table-cell table:style-name="ce51" table:formula="of:=IF([.AV116]=1;IF(OR(SUM([.AU115:.AW117];-1)=2;SUM([.AU115:.AW117];-1)=3);1;0);IF(SUM([.AU115:.AW117])=3;1;0))" office:value-type="float" office:value="0" calcext:value-type="float">
            <text:p>0</text:p>
          </table:table-cell>
          <table:table-cell table:style-name="ce51" table:formula="of:=IF([.AW116]=1;IF(OR(SUM([.AV115:.AX117];-1)=2;SUM([.AV115:.AX117];-1)=3);1;0);IF(SUM([.AV115:.AX117])=3;1;0))" office:value-type="float" office:value="0" calcext:value-type="float">
            <text:p>0</text:p>
          </table:table-cell>
          <table:table-cell table:style-name="ce51" table:formula="of:=IF([.AX116]=1;IF(OR(SUM([.AW115:.AY117];-1)=2;SUM([.AW115:.AY117];-1)=3);1;0);IF(SUM([.AW115:.AY117])=3;1;0))" office:value-type="float" office:value="0" calcext:value-type="float">
            <text:p>0</text:p>
          </table:table-cell>
          <table:table-cell table:style-name="ce51" table:formula="of:=IF([.AY116]=1;IF(OR(SUM([.AX115:.AZ117];-1)=2;SUM([.AX115:.AZ117];-1)=3);1;0);IF(SUM([.AX115:.AZ117])=3;1;0))" office:value-type="float" office:value="0" calcext:value-type="float">
            <text:p>0</text:p>
          </table:table-cell>
          <table:table-cell table:style-name="ce51" table:formula="of:=IF([.AZ116]=1;IF(OR(SUM([.AY115:.BA117];-1)=2;SUM([.AY115:.BA117];-1)=3);1;0);IF(SUM([.AY115:.BA117])=3;1;0))" office:value-type="float" office:value="0" calcext:value-type="float">
            <text:p>0</text:p>
          </table:table-cell>
          <table:table-cell table:style-name="ce51" table:formula="of:=IF([.BA116]=1;IF(OR(SUM([.AZ115:.BB117];-1)=2;SUM([.AZ115:.BB117];-1)=3);1;0);IF(SUM([.AZ115:.BB117])=3;1;0))" office:value-type="float" office:value="0" calcext:value-type="float">
            <text:p>0</text:p>
          </table:table-cell>
          <table:table-cell table:style-name="ce51" table:formula="of:=IF([.BB116]=1;IF(OR(SUM([.BA115:.BC117];-1)=2;SUM([.BA115:.BC117];-1)=3);1;0);IF(SUM([.BA115:.BC117])=3;1;0))" office:value-type="float" office:value="0" calcext:value-type="float">
            <text:p>0</text:p>
          </table:table-cell>
          <table:table-cell table:style-name="ce51" table:formula="of:=IF([.BC116]=1;IF(OR(SUM([.BB115:.BD117];-1)=2;SUM([.BB115:.BD117];-1)=3);1;0);IF(SUM([.BB115:.BD117])=3;1;0))" office:value-type="float" office:value="0" calcext:value-type="float">
            <text:p>0</text:p>
          </table:table-cell>
          <table:table-cell table:style-name="ce51" table:formula="of:=IF([.BD116]=1;IF(OR(SUM([.BC115:.BE117];-1)=2;SUM([.BC115:.BE117];-1)=3);1;0);IF(SUM([.BC115:.BE117])=3;1;0))" office:value-type="float" office:value="0" calcext:value-type="float">
            <text:p>0</text:p>
          </table:table-cell>
          <table:table-cell table:style-name="ce51" table:formula="of:=IF([.BE116]=1;IF(OR(SUM([.BD115:.BF117];-1)=2;SUM([.BD115:.BF117];-1)=3);1;0);IF(SUM([.BD115:.BF117])=3;1;0)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51" table:formula="of:=IF([.C117]=1;IF(OR(SUM([.B116:.D118];-1)=2;SUM([.B116:.D118];-1)=3);1;0);IF(SUM([.B116:.D118])=3;1;0))" office:value-type="float" office:value="0" calcext:value-type="float">
            <text:p>0</text:p>
          </table:table-cell>
          <table:table-cell table:style-name="ce51" table:formula="of:=IF([.D117]=1;IF(OR(SUM([.C116:.E118];-1)=2;SUM([.C116:.E118];-1)=3);1;0);IF(SUM([.C116:.E118])=3;1;0))" office:value-type="float" office:value="0" calcext:value-type="float">
            <text:p>0</text:p>
          </table:table-cell>
          <table:table-cell table:style-name="ce51" table:formula="of:=IF([.E117]=1;IF(OR(SUM([.D116:.F118];-1)=2;SUM([.D116:.F118];-1)=3);1;0);IF(SUM([.D116:.F118])=3;1;0))" office:value-type="float" office:value="0" calcext:value-type="float">
            <text:p>0</text:p>
          </table:table-cell>
          <table:table-cell table:style-name="ce51" table:formula="of:=IF([.F117]=1;IF(OR(SUM([.E116:.G118];-1)=2;SUM([.E116:.G118];-1)=3);1;0);IF(SUM([.E116:.G118])=3;1;0))" office:value-type="float" office:value="0" calcext:value-type="float">
            <text:p>0</text:p>
          </table:table-cell>
          <table:table-cell table:style-name="ce51" table:formula="of:=IF([.G117]=1;IF(OR(SUM([.F116:.H118];-1)=2;SUM([.F116:.H118];-1)=3);1;0);IF(SUM([.F116:.H118])=3;1;0))" office:value-type="float" office:value="0" calcext:value-type="float">
            <text:p>0</text:p>
          </table:table-cell>
          <table:table-cell table:style-name="ce51" table:formula="of:=IF([.H117]=1;IF(OR(SUM([.G116:.I118];-1)=2;SUM([.G116:.I118];-1)=3);1;0);IF(SUM([.G116:.I118])=3;1;0))" office:value-type="float" office:value="0" calcext:value-type="float">
            <text:p>0</text:p>
          </table:table-cell>
          <table:table-cell table:style-name="ce51" table:formula="of:=IF([.I117]=1;IF(OR(SUM([.H116:.J118];-1)=2;SUM([.H116:.J118];-1)=3);1;0);IF(SUM([.H116:.J118])=3;1;0))" office:value-type="float" office:value="0" calcext:value-type="float">
            <text:p>0</text:p>
          </table:table-cell>
          <table:table-cell table:style-name="ce51" table:formula="of:=IF([.J117]=1;IF(OR(SUM([.I116:.K118];-1)=2;SUM([.I116:.K118];-1)=3);1;0);IF(SUM([.I116:.K118])=3;1;0))" office:value-type="float" office:value="0" calcext:value-type="float">
            <text:p>0</text:p>
          </table:table-cell>
          <table:table-cell table:style-name="ce51" table:formula="of:=IF([.K117]=1;IF(OR(SUM([.J116:.L118];-1)=2;SUM([.J116:.L118];-1)=3);1;0);IF(SUM([.J116:.L118])=3;1;0))" office:value-type="float" office:value="0" calcext:value-type="float">
            <text:p>0</text:p>
          </table:table-cell>
          <table:table-cell table:style-name="ce51" table:formula="of:=IF([.L117]=1;IF(OR(SUM([.K116:.M118];-1)=2;SUM([.K116:.M118];-1)=3);1;0);IF(SUM([.K116:.M118])=3;1;0))" office:value-type="float" office:value="0" calcext:value-type="float">
            <text:p>0</text:p>
          </table:table-cell>
          <table:table-cell table:style-name="ce51" table:formula="of:=IF([.M117]=1;IF(OR(SUM([.L116:.N118];-1)=2;SUM([.L116:.N118];-1)=3);1;0);IF(SUM([.L116:.N118])=3;1;0))" office:value-type="float" office:value="0" calcext:value-type="float">
            <text:p>0</text:p>
          </table:table-cell>
          <table:table-cell table:style-name="ce51" table:formula="of:=IF([.N117]=1;IF(OR(SUM([.M116:.O118];-1)=2;SUM([.M116:.O118];-1)=3);1;0);IF(SUM([.M116:.O118])=3;1;0))" office:value-type="float" office:value="0" calcext:value-type="float">
            <text:p>0</text:p>
          </table:table-cell>
          <table:table-cell table:style-name="ce51" table:formula="of:=IF([.O117]=1;IF(OR(SUM([.N116:.P118];-1)=2;SUM([.N116:.P118];-1)=3);1;0);IF(SUM([.N116:.P118])=3;1;0))" office:value-type="float" office:value="0" calcext:value-type="float">
            <text:p>0</text:p>
          </table:table-cell>
          <table:table-cell table:style-name="ce51" table:formula="of:=IF([.P117]=1;IF(OR(SUM([.O116:.Q118];-1)=2;SUM([.O116:.Q118];-1)=3);1;0);IF(SUM([.O116:.Q118])=3;1;0))" office:value-type="float" office:value="0" calcext:value-type="float">
            <text:p>0</text:p>
          </table:table-cell>
          <table:table-cell table:style-name="ce51" table:formula="of:=IF([.Q117]=1;IF(OR(SUM([.P116:.R118];-1)=2;SUM([.P116:.R118];-1)=3);1;0);IF(SUM([.P116:.R118])=3;1;0))" office:value-type="float" office:value="0" calcext:value-type="float">
            <text:p>0</text:p>
          </table:table-cell>
          <table:table-cell table:style-name="ce51" table:formula="of:=IF([.R117]=1;IF(OR(SUM([.Q116:.S118];-1)=2;SUM([.Q116:.S118];-1)=3);1;0);IF(SUM([.Q116:.S118])=3;1;0))" office:value-type="float" office:value="0" calcext:value-type="float">
            <text:p>0</text:p>
          </table:table-cell>
          <table:table-cell table:style-name="ce51" table:formula="of:=IF([.S117]=1;IF(OR(SUM([.R116:.T118];-1)=2;SUM([.R116:.T118];-1)=3);1;0);IF(SUM([.R116:.T118])=3;1;0))" office:value-type="float" office:value="0" calcext:value-type="float">
            <text:p>0</text:p>
          </table:table-cell>
          <table:table-cell table:style-name="ce51" table:formula="of:=IF([.T117]=1;IF(OR(SUM([.S116:.U118];-1)=2;SUM([.S116:.U118];-1)=3);1;0);IF(SUM([.S116:.U118])=3;1;0))" office:value-type="float" office:value="0" calcext:value-type="float">
            <text:p>0</text:p>
          </table:table-cell>
          <table:table-cell table:style-name="ce51" table:formula="of:=IF([.U117]=1;IF(OR(SUM([.T116:.V118];-1)=2;SUM([.T116:.V118];-1)=3);1;0);IF(SUM([.T116:.V118])=3;1;0))" office:value-type="float" office:value="0" calcext:value-type="float">
            <text:p>0</text:p>
          </table:table-cell>
          <table:table-cell table:style-name="ce51" table:formula="of:=IF([.V117]=1;IF(OR(SUM([.U116:.W118];-1)=2;SUM([.U116:.W118];-1)=3);1;0);IF(SUM([.U116:.W118])=3;1;0))" office:value-type="float" office:value="0" calcext:value-type="float">
            <text:p>0</text:p>
          </table:table-cell>
          <table:table-cell table:style-name="ce51" table:formula="of:=IF([.W117]=1;IF(OR(SUM([.V116:.X118];-1)=2;SUM([.V116:.X118];-1)=3);1;0);IF(SUM([.V116:.X118])=3;1;0))" office:value-type="float" office:value="0" calcext:value-type="float">
            <text:p>0</text:p>
          </table:table-cell>
          <table:table-cell table:style-name="ce51" table:formula="of:=IF([.X117]=1;IF(OR(SUM([.W116:.Y118];-1)=2;SUM([.W116:.Y118];-1)=3);1;0);IF(SUM([.W116:.Y118])=3;1;0))" office:value-type="float" office:value="0" calcext:value-type="float">
            <text:p>0</text:p>
          </table:table-cell>
          <table:table-cell table:style-name="ce51" table:formula="of:=IF([.Y117]=1;IF(OR(SUM([.X116:.Z118];-1)=2;SUM([.X116:.Z118];-1)=3);1;0);IF(SUM([.X116:.Z118])=3;1;0))" office:value-type="float" office:value="0" calcext:value-type="float">
            <text:p>0</text:p>
          </table:table-cell>
          <table:table-cell table:style-name="ce51" table:formula="of:=IF([.Z117]=1;IF(OR(SUM([.Y116:.AA118];-1)=2;SUM([.Y116:.AA118];-1)=3);1;0);IF(SUM([.Y116:.AA118])=3;1;0))" office:value-type="float" office:value="0" calcext:value-type="float">
            <text:p>0</text:p>
          </table:table-cell>
          <table:table-cell table:style-name="ce51" table:formula="of:=IF([.AA117]=1;IF(OR(SUM([.Z116:.AB118];-1)=2;SUM([.Z116:.AB118];-1)=3);1;0);IF(SUM([.Z116:.AB118])=3;1;0))" office:value-type="float" office:value="0" calcext:value-type="float">
            <text:p>0</text:p>
          </table:table-cell>
          <table:table-cell table:style-name="ce51" table:formula="of:=IF([.AB117]=1;IF(OR(SUM([.AA116:.AC118];-1)=2;SUM([.AA116:.AC118];-1)=3);1;0);IF(SUM([.AA116:.AC118])=3;1;0))" office:value-type="float" office:value="0" calcext:value-type="float">
            <text:p>0</text:p>
          </table:table-cell>
          <table:table-cell table:style-name="ce51" table:formula="of:=IF([.AC117]=1;IF(OR(SUM([.AB116:.AD118];-1)=2;SUM([.AB116:.AD118];-1)=3);1;0);IF(SUM([.AB116:.AD118])=3;1;0))" office:value-type="float" office:value="0" calcext:value-type="float">
            <text:p>0</text:p>
          </table:table-cell>
          <table:table-cell table:style-name="ce51" table:formula="of:=IF([.AD117]=1;IF(OR(SUM([.AC116:.AE118];-1)=2;SUM([.AC116:.AE118];-1)=3);1;0);IF(SUM([.AC116:.AE118])=3;1;0))" office:value-type="float" office:value="0" calcext:value-type="float">
            <text:p>0</text:p>
          </table:table-cell>
          <table:table-cell table:style-name="ce51" table:formula="of:=IF([.AE117]=1;IF(OR(SUM([.AD116:.AF118];-1)=2;SUM([.AD116:.AF118];-1)=3);1;0);IF(SUM([.AD116:.AF118])=3;1;0))" office:value-type="float" office:value="0" calcext:value-type="float">
            <text:p>0</text:p>
          </table:table-cell>
          <table:table-cell table:style-name="ce51" table:formula="of:=IF([.AF117]=1;IF(OR(SUM([.AE116:.AG118];-1)=2;SUM([.AE116:.AG118];-1)=3);1;0);IF(SUM([.AE116:.AG118])=3;1;0))" office:value-type="float" office:value="0" calcext:value-type="float">
            <text:p>0</text:p>
          </table:table-cell>
          <table:table-cell table:style-name="ce51" table:formula="of:=IF([.AG117]=1;IF(OR(SUM([.AF116:.AH118];-1)=2;SUM([.AF116:.AH118];-1)=3);1;0);IF(SUM([.AF116:.AH118])=3;1;0))" office:value-type="float" office:value="0" calcext:value-type="float">
            <text:p>0</text:p>
          </table:table-cell>
          <table:table-cell table:style-name="ce51" table:formula="of:=IF([.AH117]=1;IF(OR(SUM([.AG116:.AI118];-1)=2;SUM([.AG116:.AI118];-1)=3);1;0);IF(SUM([.AG116:.AI118])=3;1;0))" office:value-type="float" office:value="0" calcext:value-type="float">
            <text:p>0</text:p>
          </table:table-cell>
          <table:table-cell table:style-name="ce51" table:formula="of:=IF([.AI117]=1;IF(OR(SUM([.AH116:.AJ118];-1)=2;SUM([.AH116:.AJ118];-1)=3);1;0);IF(SUM([.AH116:.AJ118])=3;1;0))" office:value-type="float" office:value="0" calcext:value-type="float">
            <text:p>0</text:p>
          </table:table-cell>
          <table:table-cell table:style-name="ce51" table:formula="of:=IF([.AJ117]=1;IF(OR(SUM([.AI116:.AK118];-1)=2;SUM([.AI116:.AK118];-1)=3);1;0);IF(SUM([.AI116:.AK118])=3;1;0))" office:value-type="float" office:value="0" calcext:value-type="float">
            <text:p>0</text:p>
          </table:table-cell>
          <table:table-cell table:style-name="ce51" table:formula="of:=IF([.AK117]=1;IF(OR(SUM([.AJ116:.AL118];-1)=2;SUM([.AJ116:.AL118];-1)=3);1;0);IF(SUM([.AJ116:.AL118])=3;1;0))" office:value-type="float" office:value="0" calcext:value-type="float">
            <text:p>0</text:p>
          </table:table-cell>
          <table:table-cell table:style-name="ce51" table:formula="of:=IF([.AL117]=1;IF(OR(SUM([.AK116:.AM118];-1)=2;SUM([.AK116:.AM118];-1)=3);1;0);IF(SUM([.AK116:.AM118])=3;1;0))" office:value-type="float" office:value="0" calcext:value-type="float">
            <text:p>0</text:p>
          </table:table-cell>
          <table:table-cell table:style-name="ce51" table:formula="of:=IF([.AM117]=1;IF(OR(SUM([.AL116:.AN118];-1)=2;SUM([.AL116:.AN118];-1)=3);1;0);IF(SUM([.AL116:.AN118])=3;1;0))" office:value-type="float" office:value="0" calcext:value-type="float">
            <text:p>0</text:p>
          </table:table-cell>
          <table:table-cell table:style-name="ce51" table:formula="of:=IF([.AN117]=1;IF(OR(SUM([.AM116:.AO118];-1)=2;SUM([.AM116:.AO118];-1)=3);1;0);IF(SUM([.AM116:.AO118])=3;1;0))" office:value-type="float" office:value="0" calcext:value-type="float">
            <text:p>0</text:p>
          </table:table-cell>
          <table:table-cell table:style-name="ce51" table:formula="of:=IF([.AO117]=1;IF(OR(SUM([.AN116:.AP118];-1)=2;SUM([.AN116:.AP118];-1)=3);1;0);IF(SUM([.AN116:.AP118])=3;1;0))" office:value-type="float" office:value="0" calcext:value-type="float">
            <text:p>0</text:p>
          </table:table-cell>
          <table:table-cell table:style-name="ce51" table:formula="of:=IF([.AP117]=1;IF(OR(SUM([.AO116:.AQ118];-1)=2;SUM([.AO116:.AQ118];-1)=3);1;0);IF(SUM([.AO116:.AQ118])=3;1;0))" office:value-type="float" office:value="0" calcext:value-type="float">
            <text:p>0</text:p>
          </table:table-cell>
          <table:table-cell table:style-name="ce51" table:formula="of:=IF([.AQ117]=1;IF(OR(SUM([.AP116:.AR118];-1)=2;SUM([.AP116:.AR118];-1)=3);1;0);IF(SUM([.AP116:.AR118])=3;1;0))" office:value-type="float" office:value="0" calcext:value-type="float">
            <text:p>0</text:p>
          </table:table-cell>
          <table:table-cell table:style-name="ce51" table:formula="of:=IF([.AR117]=1;IF(OR(SUM([.AQ116:.AS118];-1)=2;SUM([.AQ116:.AS118];-1)=3);1;0);IF(SUM([.AQ116:.AS118])=3;1;0))" office:value-type="float" office:value="0" calcext:value-type="float">
            <text:p>0</text:p>
          </table:table-cell>
          <table:table-cell table:style-name="ce51" table:formula="of:=IF([.AS117]=1;IF(OR(SUM([.AR116:.AT118];-1)=2;SUM([.AR116:.AT118];-1)=3);1;0);IF(SUM([.AR116:.AT118])=3;1;0))" office:value-type="float" office:value="0" calcext:value-type="float">
            <text:p>0</text:p>
          </table:table-cell>
          <table:table-cell table:style-name="ce51" table:formula="of:=IF([.AT117]=1;IF(OR(SUM([.AS116:.AU118];-1)=2;SUM([.AS116:.AU118];-1)=3);1;0);IF(SUM([.AS116:.AU118])=3;1;0))" office:value-type="float" office:value="0" calcext:value-type="float">
            <text:p>0</text:p>
          </table:table-cell>
          <table:table-cell table:style-name="ce51" table:formula="of:=IF([.AU117]=1;IF(OR(SUM([.AT116:.AV118];-1)=2;SUM([.AT116:.AV118];-1)=3);1;0);IF(SUM([.AT116:.AV118])=3;1;0))" office:value-type="float" office:value="0" calcext:value-type="float">
            <text:p>0</text:p>
          </table:table-cell>
          <table:table-cell table:style-name="ce51" table:formula="of:=IF([.AV117]=1;IF(OR(SUM([.AU116:.AW118];-1)=2;SUM([.AU116:.AW118];-1)=3);1;0);IF(SUM([.AU116:.AW118])=3;1;0))" office:value-type="float" office:value="0" calcext:value-type="float">
            <text:p>0</text:p>
          </table:table-cell>
          <table:table-cell table:style-name="ce51" table:formula="of:=IF([.AW117]=1;IF(OR(SUM([.AV116:.AX118];-1)=2;SUM([.AV116:.AX118];-1)=3);1;0);IF(SUM([.AV116:.AX118])=3;1;0))" office:value-type="float" office:value="0" calcext:value-type="float">
            <text:p>0</text:p>
          </table:table-cell>
          <table:table-cell table:style-name="ce51" table:formula="of:=IF([.AX117]=1;IF(OR(SUM([.AW116:.AY118];-1)=2;SUM([.AW116:.AY118];-1)=3);1;0);IF(SUM([.AW116:.AY118])=3;1;0))" office:value-type="float" office:value="0" calcext:value-type="float">
            <text:p>0</text:p>
          </table:table-cell>
          <table:table-cell table:style-name="ce51" table:formula="of:=IF([.AY117]=1;IF(OR(SUM([.AX116:.AZ118];-1)=2;SUM([.AX116:.AZ118];-1)=3);1;0);IF(SUM([.AX116:.AZ118])=3;1;0))" office:value-type="float" office:value="0" calcext:value-type="float">
            <text:p>0</text:p>
          </table:table-cell>
          <table:table-cell table:style-name="ce51" table:formula="of:=IF([.AZ117]=1;IF(OR(SUM([.AY116:.BA118];-1)=2;SUM([.AY116:.BA118];-1)=3);1;0);IF(SUM([.AY116:.BA118])=3;1;0))" office:value-type="float" office:value="0" calcext:value-type="float">
            <text:p>0</text:p>
          </table:table-cell>
          <table:table-cell table:style-name="ce51" table:formula="of:=IF([.BA117]=1;IF(OR(SUM([.AZ116:.BB118];-1)=2;SUM([.AZ116:.BB118];-1)=3);1;0);IF(SUM([.AZ116:.BB118])=3;1;0))" office:value-type="float" office:value="0" calcext:value-type="float">
            <text:p>0</text:p>
          </table:table-cell>
          <table:table-cell table:style-name="ce51" table:formula="of:=IF([.BB117]=1;IF(OR(SUM([.BA116:.BC118];-1)=2;SUM([.BA116:.BC118];-1)=3);1;0);IF(SUM([.BA116:.BC118])=3;1;0))" office:value-type="float" office:value="0" calcext:value-type="float">
            <text:p>0</text:p>
          </table:table-cell>
          <table:table-cell table:style-name="ce51" table:formula="of:=IF([.BC117]=1;IF(OR(SUM([.BB116:.BD118];-1)=2;SUM([.BB116:.BD118];-1)=3);1;0);IF(SUM([.BB116:.BD118])=3;1;0))" office:value-type="float" office:value="0" calcext:value-type="float">
            <text:p>0</text:p>
          </table:table-cell>
          <table:table-cell table:style-name="ce51" table:formula="of:=IF([.BD117]=1;IF(OR(SUM([.BC116:.BE118];-1)=2;SUM([.BC116:.BE118];-1)=3);1;0);IF(SUM([.BC116:.BE118])=3;1;0))" office:value-type="float" office:value="0" calcext:value-type="float">
            <text:p>0</text:p>
          </table:table-cell>
          <table:table-cell table:style-name="ce51" table:formula="of:=IF([.BE117]=1;IF(OR(SUM([.BD116:.BF118];-1)=2;SUM([.BD116:.BF118];-1)=3);1;0);IF(SUM([.BD116:.BF118])=3;1;0)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51" table:formula="of:=IF([.C118]=1;IF(OR(SUM([.B117:.D119];-1)=2;SUM([.B117:.D119];-1)=3);1;0);IF(SUM([.B117:.D119])=3;1;0))" office:value-type="float" office:value="0" calcext:value-type="float">
            <text:p>0</text:p>
          </table:table-cell>
          <table:table-cell table:style-name="ce51" table:formula="of:=IF([.D118]=1;IF(OR(SUM([.C117:.E119];-1)=2;SUM([.C117:.E119];-1)=3);1;0);IF(SUM([.C117:.E119])=3;1;0))" office:value-type="float" office:value="0" calcext:value-type="float">
            <text:p>0</text:p>
          </table:table-cell>
          <table:table-cell table:style-name="ce51" table:formula="of:=IF([.E118]=1;IF(OR(SUM([.D117:.F119];-1)=2;SUM([.D117:.F119];-1)=3);1;0);IF(SUM([.D117:.F119])=3;1;0))" office:value-type="float" office:value="0" calcext:value-type="float">
            <text:p>0</text:p>
          </table:table-cell>
          <table:table-cell table:style-name="ce51" table:formula="of:=IF([.F118]=1;IF(OR(SUM([.E117:.G119];-1)=2;SUM([.E117:.G119];-1)=3);1;0);IF(SUM([.E117:.G119])=3;1;0))" office:value-type="float" office:value="0" calcext:value-type="float">
            <text:p>0</text:p>
          </table:table-cell>
          <table:table-cell table:style-name="ce51" table:formula="of:=IF([.G118]=1;IF(OR(SUM([.F117:.H119];-1)=2;SUM([.F117:.H119];-1)=3);1;0);IF(SUM([.F117:.H119])=3;1;0))" office:value-type="float" office:value="0" calcext:value-type="float">
            <text:p>0</text:p>
          </table:table-cell>
          <table:table-cell table:style-name="ce51" table:formula="of:=IF([.H118]=1;IF(OR(SUM([.G117:.I119];-1)=2;SUM([.G117:.I119];-1)=3);1;0);IF(SUM([.G117:.I119])=3;1;0))" office:value-type="float" office:value="0" calcext:value-type="float">
            <text:p>0</text:p>
          </table:table-cell>
          <table:table-cell table:style-name="ce51" table:formula="of:=IF([.I118]=1;IF(OR(SUM([.H117:.J119];-1)=2;SUM([.H117:.J119];-1)=3);1;0);IF(SUM([.H117:.J119])=3;1;0))" office:value-type="float" office:value="0" calcext:value-type="float">
            <text:p>0</text:p>
          </table:table-cell>
          <table:table-cell table:style-name="ce51" table:formula="of:=IF([.J118]=1;IF(OR(SUM([.I117:.K119];-1)=2;SUM([.I117:.K119];-1)=3);1;0);IF(SUM([.I117:.K119])=3;1;0))" office:value-type="float" office:value="0" calcext:value-type="float">
            <text:p>0</text:p>
          </table:table-cell>
          <table:table-cell table:style-name="ce51" table:formula="of:=IF([.K118]=1;IF(OR(SUM([.J117:.L119];-1)=2;SUM([.J117:.L119];-1)=3);1;0);IF(SUM([.J117:.L119])=3;1;0))" office:value-type="float" office:value="0" calcext:value-type="float">
            <text:p>0</text:p>
          </table:table-cell>
          <table:table-cell table:style-name="ce51" table:formula="of:=IF([.L118]=1;IF(OR(SUM([.K117:.M119];-1)=2;SUM([.K117:.M119];-1)=3);1;0);IF(SUM([.K117:.M119])=3;1;0))" office:value-type="float" office:value="1" calcext:value-type="float">
            <text:p>1</text:p>
          </table:table-cell>
          <table:table-cell table:style-name="ce51" table:formula="of:=IF([.M118]=1;IF(OR(SUM([.L117:.N119];-1)=2;SUM([.L117:.N119];-1)=3);1;0);IF(SUM([.L117:.N119])=3;1;0))" office:value-type="float" office:value="0" calcext:value-type="float">
            <text:p>0</text:p>
          </table:table-cell>
          <table:table-cell table:style-name="ce51" table:formula="of:=IF([.N118]=1;IF(OR(SUM([.M117:.O119];-1)=2;SUM([.M117:.O119];-1)=3);1;0);IF(SUM([.M117:.O119])=3;1;0))" office:value-type="float" office:value="0" calcext:value-type="float">
            <text:p>0</text:p>
          </table:table-cell>
          <table:table-cell table:style-name="ce51" table:formula="of:=IF([.O118]=1;IF(OR(SUM([.N117:.P119];-1)=2;SUM([.N117:.P119];-1)=3);1;0);IF(SUM([.N117:.P119])=3;1;0))" office:value-type="float" office:value="0" calcext:value-type="float">
            <text:p>0</text:p>
          </table:table-cell>
          <table:table-cell table:style-name="ce51" table:formula="of:=IF([.P118]=1;IF(OR(SUM([.O117:.Q119];-1)=2;SUM([.O117:.Q119];-1)=3);1;0);IF(SUM([.O117:.Q119])=3;1;0))" office:value-type="float" office:value="0" calcext:value-type="float">
            <text:p>0</text:p>
          </table:table-cell>
          <table:table-cell table:style-name="ce51" table:formula="of:=IF([.Q118]=1;IF(OR(SUM([.P117:.R119];-1)=2;SUM([.P117:.R119];-1)=3);1;0);IF(SUM([.P117:.R119])=3;1;0))" office:value-type="float" office:value="0" calcext:value-type="float">
            <text:p>0</text:p>
          </table:table-cell>
          <table:table-cell table:style-name="ce51" table:formula="of:=IF([.R118]=1;IF(OR(SUM([.Q117:.S119];-1)=2;SUM([.Q117:.S119];-1)=3);1;0);IF(SUM([.Q117:.S119])=3;1;0))" office:value-type="float" office:value="0" calcext:value-type="float">
            <text:p>0</text:p>
          </table:table-cell>
          <table:table-cell table:style-name="ce51" table:formula="of:=IF([.S118]=1;IF(OR(SUM([.R117:.T119];-1)=2;SUM([.R117:.T119];-1)=3);1;0);IF(SUM([.R117:.T119])=3;1;0))" office:value-type="float" office:value="0" calcext:value-type="float">
            <text:p>0</text:p>
          </table:table-cell>
          <table:table-cell table:style-name="ce51" table:formula="of:=IF([.T118]=1;IF(OR(SUM([.S117:.U119];-1)=2;SUM([.S117:.U119];-1)=3);1;0);IF(SUM([.S117:.U119])=3;1;0))" office:value-type="float" office:value="0" calcext:value-type="float">
            <text:p>0</text:p>
          </table:table-cell>
          <table:table-cell table:style-name="ce51" table:formula="of:=IF([.U118]=1;IF(OR(SUM([.T117:.V119];-1)=2;SUM([.T117:.V119];-1)=3);1;0);IF(SUM([.T117:.V119])=3;1;0))" office:value-type="float" office:value="0" calcext:value-type="float">
            <text:p>0</text:p>
          </table:table-cell>
          <table:table-cell table:style-name="ce51" table:formula="of:=IF([.V118]=1;IF(OR(SUM([.U117:.W119];-1)=2;SUM([.U117:.W119];-1)=3);1;0);IF(SUM([.U117:.W119])=3;1;0))" office:value-type="float" office:value="0" calcext:value-type="float">
            <text:p>0</text:p>
          </table:table-cell>
          <table:table-cell table:style-name="ce51" table:formula="of:=IF([.W118]=1;IF(OR(SUM([.V117:.X119];-1)=2;SUM([.V117:.X119];-1)=3);1;0);IF(SUM([.V117:.X119])=3;1;0))" office:value-type="float" office:value="0" calcext:value-type="float">
            <text:p>0</text:p>
          </table:table-cell>
          <table:table-cell table:style-name="ce51" table:formula="of:=IF([.X118]=1;IF(OR(SUM([.W117:.Y119];-1)=2;SUM([.W117:.Y119];-1)=3);1;0);IF(SUM([.W117:.Y119])=3;1;0))" office:value-type="float" office:value="0" calcext:value-type="float">
            <text:p>0</text:p>
          </table:table-cell>
          <table:table-cell table:style-name="ce51" table:formula="of:=IF([.Y118]=1;IF(OR(SUM([.X117:.Z119];-1)=2;SUM([.X117:.Z119];-1)=3);1;0);IF(SUM([.X117:.Z119])=3;1;0))" office:value-type="float" office:value="0" calcext:value-type="float">
            <text:p>0</text:p>
          </table:table-cell>
          <table:table-cell table:style-name="ce51" table:formula="of:=IF([.Z118]=1;IF(OR(SUM([.Y117:.AA119];-1)=2;SUM([.Y117:.AA119];-1)=3);1;0);IF(SUM([.Y117:.AA119])=3;1;0))" office:value-type="float" office:value="0" calcext:value-type="float">
            <text:p>0</text:p>
          </table:table-cell>
          <table:table-cell table:style-name="ce51" table:formula="of:=IF([.AA118]=1;IF(OR(SUM([.Z117:.AB119];-1)=2;SUM([.Z117:.AB119];-1)=3);1;0);IF(SUM([.Z117:.AB119])=3;1;0))" office:value-type="float" office:value="0" calcext:value-type="float">
            <text:p>0</text:p>
          </table:table-cell>
          <table:table-cell table:style-name="ce51" table:formula="of:=IF([.AB118]=1;IF(OR(SUM([.AA117:.AC119];-1)=2;SUM([.AA117:.AC119];-1)=3);1;0);IF(SUM([.AA117:.AC119])=3;1;0))" office:value-type="float" office:value="0" calcext:value-type="float">
            <text:p>0</text:p>
          </table:table-cell>
          <table:table-cell table:style-name="ce51" table:formula="of:=IF([.AC118]=1;IF(OR(SUM([.AB117:.AD119];-1)=2;SUM([.AB117:.AD119];-1)=3);1;0);IF(SUM([.AB117:.AD119])=3;1;0))" office:value-type="float" office:value="0" calcext:value-type="float">
            <text:p>0</text:p>
          </table:table-cell>
          <table:table-cell table:style-name="ce51" table:formula="of:=IF([.AD118]=1;IF(OR(SUM([.AC117:.AE119];-1)=2;SUM([.AC117:.AE119];-1)=3);1;0);IF(SUM([.AC117:.AE119])=3;1;0))" office:value-type="float" office:value="0" calcext:value-type="float">
            <text:p>0</text:p>
          </table:table-cell>
          <table:table-cell table:style-name="ce51" table:formula="of:=IF([.AE118]=1;IF(OR(SUM([.AD117:.AF119];-1)=2;SUM([.AD117:.AF119];-1)=3);1;0);IF(SUM([.AD117:.AF119])=3;1;0))" office:value-type="float" office:value="0" calcext:value-type="float">
            <text:p>0</text:p>
          </table:table-cell>
          <table:table-cell table:style-name="ce51" table:formula="of:=IF([.AF118]=1;IF(OR(SUM([.AE117:.AG119];-1)=2;SUM([.AE117:.AG119];-1)=3);1;0);IF(SUM([.AE117:.AG119])=3;1;0))" office:value-type="float" office:value="0" calcext:value-type="float">
            <text:p>0</text:p>
          </table:table-cell>
          <table:table-cell table:style-name="ce51" table:formula="of:=IF([.AG118]=1;IF(OR(SUM([.AF117:.AH119];-1)=2;SUM([.AF117:.AH119];-1)=3);1;0);IF(SUM([.AF117:.AH119])=3;1;0))" office:value-type="float" office:value="0" calcext:value-type="float">
            <text:p>0</text:p>
          </table:table-cell>
          <table:table-cell table:style-name="ce51" table:formula="of:=IF([.AH118]=1;IF(OR(SUM([.AG117:.AI119];-1)=2;SUM([.AG117:.AI119];-1)=3);1;0);IF(SUM([.AG117:.AI119])=3;1;0))" office:value-type="float" office:value="0" calcext:value-type="float">
            <text:p>0</text:p>
          </table:table-cell>
          <table:table-cell table:style-name="ce51" table:formula="of:=IF([.AI118]=1;IF(OR(SUM([.AH117:.AJ119];-1)=2;SUM([.AH117:.AJ119];-1)=3);1;0);IF(SUM([.AH117:.AJ119])=3;1;0))" office:value-type="float" office:value="0" calcext:value-type="float">
            <text:p>0</text:p>
          </table:table-cell>
          <table:table-cell table:style-name="ce51" table:formula="of:=IF([.AJ118]=1;IF(OR(SUM([.AI117:.AK119];-1)=2;SUM([.AI117:.AK119];-1)=3);1;0);IF(SUM([.AI117:.AK119])=3;1;0))" office:value-type="float" office:value="0" calcext:value-type="float">
            <text:p>0</text:p>
          </table:table-cell>
          <table:table-cell table:style-name="ce51" table:formula="of:=IF([.AK118]=1;IF(OR(SUM([.AJ117:.AL119];-1)=2;SUM([.AJ117:.AL119];-1)=3);1;0);IF(SUM([.AJ117:.AL119])=3;1;0))" office:value-type="float" office:value="0" calcext:value-type="float">
            <text:p>0</text:p>
          </table:table-cell>
          <table:table-cell table:style-name="ce51" table:formula="of:=IF([.AL118]=1;IF(OR(SUM([.AK117:.AM119];-1)=2;SUM([.AK117:.AM119];-1)=3);1;0);IF(SUM([.AK117:.AM119])=3;1;0))" office:value-type="float" office:value="0" calcext:value-type="float">
            <text:p>0</text:p>
          </table:table-cell>
          <table:table-cell table:style-name="ce51" table:formula="of:=IF([.AM118]=1;IF(OR(SUM([.AL117:.AN119];-1)=2;SUM([.AL117:.AN119];-1)=3);1;0);IF(SUM([.AL117:.AN119])=3;1;0))" office:value-type="float" office:value="0" calcext:value-type="float">
            <text:p>0</text:p>
          </table:table-cell>
          <table:table-cell table:style-name="ce51" table:formula="of:=IF([.AN118]=1;IF(OR(SUM([.AM117:.AO119];-1)=2;SUM([.AM117:.AO119];-1)=3);1;0);IF(SUM([.AM117:.AO119])=3;1;0))" office:value-type="float" office:value="0" calcext:value-type="float">
            <text:p>0</text:p>
          </table:table-cell>
          <table:table-cell table:style-name="ce51" table:formula="of:=IF([.AO118]=1;IF(OR(SUM([.AN117:.AP119];-1)=2;SUM([.AN117:.AP119];-1)=3);1;0);IF(SUM([.AN117:.AP119])=3;1;0))" office:value-type="float" office:value="0" calcext:value-type="float">
            <text:p>0</text:p>
          </table:table-cell>
          <table:table-cell table:style-name="ce51" table:formula="of:=IF([.AP118]=1;IF(OR(SUM([.AO117:.AQ119];-1)=2;SUM([.AO117:.AQ119];-1)=3);1;0);IF(SUM([.AO117:.AQ119])=3;1;0))" office:value-type="float" office:value="0" calcext:value-type="float">
            <text:p>0</text:p>
          </table:table-cell>
          <table:table-cell table:style-name="ce51" table:formula="of:=IF([.AQ118]=1;IF(OR(SUM([.AP117:.AR119];-1)=2;SUM([.AP117:.AR119];-1)=3);1;0);IF(SUM([.AP117:.AR119])=3;1;0))" office:value-type="float" office:value="0" calcext:value-type="float">
            <text:p>0</text:p>
          </table:table-cell>
          <table:table-cell table:style-name="ce51" table:formula="of:=IF([.AR118]=1;IF(OR(SUM([.AQ117:.AS119];-1)=2;SUM([.AQ117:.AS119];-1)=3);1;0);IF(SUM([.AQ117:.AS119])=3;1;0))" office:value-type="float" office:value="0" calcext:value-type="float">
            <text:p>0</text:p>
          </table:table-cell>
          <table:table-cell table:style-name="ce51" table:formula="of:=IF([.AS118]=1;IF(OR(SUM([.AR117:.AT119];-1)=2;SUM([.AR117:.AT119];-1)=3);1;0);IF(SUM([.AR117:.AT119])=3;1;0))" office:value-type="float" office:value="0" calcext:value-type="float">
            <text:p>0</text:p>
          </table:table-cell>
          <table:table-cell table:style-name="ce51" table:formula="of:=IF([.AT118]=1;IF(OR(SUM([.AS117:.AU119];-1)=2;SUM([.AS117:.AU119];-1)=3);1;0);IF(SUM([.AS117:.AU119])=3;1;0))" office:value-type="float" office:value="0" calcext:value-type="float">
            <text:p>0</text:p>
          </table:table-cell>
          <table:table-cell table:style-name="ce51" table:formula="of:=IF([.AU118]=1;IF(OR(SUM([.AT117:.AV119];-1)=2;SUM([.AT117:.AV119];-1)=3);1;0);IF(SUM([.AT117:.AV119])=3;1;0))" office:value-type="float" office:value="0" calcext:value-type="float">
            <text:p>0</text:p>
          </table:table-cell>
          <table:table-cell table:style-name="ce51" table:formula="of:=IF([.AV118]=1;IF(OR(SUM([.AU117:.AW119];-1)=2;SUM([.AU117:.AW119];-1)=3);1;0);IF(SUM([.AU117:.AW119])=3;1;0))" office:value-type="float" office:value="0" calcext:value-type="float">
            <text:p>0</text:p>
          </table:table-cell>
          <table:table-cell table:style-name="ce51" table:formula="of:=IF([.AW118]=1;IF(OR(SUM([.AV117:.AX119];-1)=2;SUM([.AV117:.AX119];-1)=3);1;0);IF(SUM([.AV117:.AX119])=3;1;0))" office:value-type="float" office:value="0" calcext:value-type="float">
            <text:p>0</text:p>
          </table:table-cell>
          <table:table-cell table:style-name="ce51" table:formula="of:=IF([.AX118]=1;IF(OR(SUM([.AW117:.AY119];-1)=2;SUM([.AW117:.AY119];-1)=3);1;0);IF(SUM([.AW117:.AY119])=3;1;0))" office:value-type="float" office:value="0" calcext:value-type="float">
            <text:p>0</text:p>
          </table:table-cell>
          <table:table-cell table:style-name="ce51" table:formula="of:=IF([.AY118]=1;IF(OR(SUM([.AX117:.AZ119];-1)=2;SUM([.AX117:.AZ119];-1)=3);1;0);IF(SUM([.AX117:.AZ119])=3;1;0))" office:value-type="float" office:value="0" calcext:value-type="float">
            <text:p>0</text:p>
          </table:table-cell>
          <table:table-cell table:style-name="ce51" table:formula="of:=IF([.AZ118]=1;IF(OR(SUM([.AY117:.BA119];-1)=2;SUM([.AY117:.BA119];-1)=3);1;0);IF(SUM([.AY117:.BA119])=3;1;0))" office:value-type="float" office:value="0" calcext:value-type="float">
            <text:p>0</text:p>
          </table:table-cell>
          <table:table-cell table:style-name="ce51" table:formula="of:=IF([.BA118]=1;IF(OR(SUM([.AZ117:.BB119];-1)=2;SUM([.AZ117:.BB119];-1)=3);1;0);IF(SUM([.AZ117:.BB119])=3;1;0))" office:value-type="float" office:value="0" calcext:value-type="float">
            <text:p>0</text:p>
          </table:table-cell>
          <table:table-cell table:style-name="ce51" table:formula="of:=IF([.BB118]=1;IF(OR(SUM([.BA117:.BC119];-1)=2;SUM([.BA117:.BC119];-1)=3);1;0);IF(SUM([.BA117:.BC119])=3;1;0))" office:value-type="float" office:value="0" calcext:value-type="float">
            <text:p>0</text:p>
          </table:table-cell>
          <table:table-cell table:style-name="ce51" table:formula="of:=IF([.BC118]=1;IF(OR(SUM([.BB117:.BD119];-1)=2;SUM([.BB117:.BD119];-1)=3);1;0);IF(SUM([.BB117:.BD119])=3;1;0))" office:value-type="float" office:value="0" calcext:value-type="float">
            <text:p>0</text:p>
          </table:table-cell>
          <table:table-cell table:style-name="ce51" table:formula="of:=IF([.BD118]=1;IF(OR(SUM([.BC117:.BE119];-1)=2;SUM([.BC117:.BE119];-1)=3);1;0);IF(SUM([.BC117:.BE119])=3;1;0))" office:value-type="float" office:value="0" calcext:value-type="float">
            <text:p>0</text:p>
          </table:table-cell>
          <table:table-cell table:style-name="ce51" table:formula="of:=IF([.BE118]=1;IF(OR(SUM([.BD117:.BF119];-1)=2;SUM([.BD117:.BF119];-1)=3);1;0);IF(SUM([.BD117:.BF119])=3;1;0)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51" table:formula="of:=IF([.C119]=1;IF(OR(SUM([.B118:.D120];-1)=2;SUM([.B118:.D120];-1)=3);1;0);IF(SUM([.B118:.D120])=3;1;0))" office:value-type="float" office:value="0" calcext:value-type="float">
            <text:p>0</text:p>
          </table:table-cell>
          <table:table-cell table:style-name="ce51" table:formula="of:=IF([.D119]=1;IF(OR(SUM([.C118:.E120];-1)=2;SUM([.C118:.E120];-1)=3);1;0);IF(SUM([.C118:.E120])=3;1;0))" office:value-type="float" office:value="0" calcext:value-type="float">
            <text:p>0</text:p>
          </table:table-cell>
          <table:table-cell table:style-name="ce51" table:formula="of:=IF([.E119]=1;IF(OR(SUM([.D118:.F120];-1)=2;SUM([.D118:.F120];-1)=3);1;0);IF(SUM([.D118:.F120])=3;1;0))" office:value-type="float" office:value="0" calcext:value-type="float">
            <text:p>0</text:p>
          </table:table-cell>
          <table:table-cell table:style-name="ce51" table:formula="of:=IF([.F119]=1;IF(OR(SUM([.E118:.G120];-1)=2;SUM([.E118:.G120];-1)=3);1;0);IF(SUM([.E118:.G120])=3;1;0))" office:value-type="float" office:value="0" calcext:value-type="float">
            <text:p>0</text:p>
          </table:table-cell>
          <table:table-cell table:style-name="ce51" table:formula="of:=IF([.G119]=1;IF(OR(SUM([.F118:.H120];-1)=2;SUM([.F118:.H120];-1)=3);1;0);IF(SUM([.F118:.H120])=3;1;0))" office:value-type="float" office:value="0" calcext:value-type="float">
            <text:p>0</text:p>
          </table:table-cell>
          <table:table-cell table:style-name="ce51" table:formula="of:=IF([.H119]=1;IF(OR(SUM([.G118:.I120];-1)=2;SUM([.G118:.I120];-1)=3);1;0);IF(SUM([.G118:.I120])=3;1;0))" office:value-type="float" office:value="0" calcext:value-type="float">
            <text:p>0</text:p>
          </table:table-cell>
          <table:table-cell table:style-name="ce51" table:formula="of:=IF([.I119]=1;IF(OR(SUM([.H118:.J120];-1)=2;SUM([.H118:.J120];-1)=3);1;0);IF(SUM([.H118:.J120])=3;1;0))" office:value-type="float" office:value="0" calcext:value-type="float">
            <text:p>0</text:p>
          </table:table-cell>
          <table:table-cell table:style-name="ce51" table:formula="of:=IF([.J119]=1;IF(OR(SUM([.I118:.K120];-1)=2;SUM([.I118:.K120];-1)=3);1;0);IF(SUM([.I118:.K120])=3;1;0))" office:value-type="float" office:value="0" calcext:value-type="float">
            <text:p>0</text:p>
          </table:table-cell>
          <table:table-cell table:style-name="ce51" table:formula="of:=IF([.K119]=1;IF(OR(SUM([.J118:.L120];-1)=2;SUM([.J118:.L120];-1)=3);1;0);IF(SUM([.J118:.L120])=3;1;0))" office:value-type="float" office:value="1" calcext:value-type="float">
            <text:p>1</text:p>
          </table:table-cell>
          <table:table-cell table:style-name="ce51" table:formula="of:=IF([.L119]=1;IF(OR(SUM([.K118:.M120];-1)=2;SUM([.K118:.M120];-1)=3);1;0);IF(SUM([.K118:.M120])=3;1;0))" office:value-type="float" office:value="1" calcext:value-type="float">
            <text:p>1</text:p>
          </table:table-cell>
          <table:table-cell table:style-name="ce51" table:formula="of:=IF([.M119]=1;IF(OR(SUM([.L118:.N120];-1)=2;SUM([.L118:.N120];-1)=3);1;0);IF(SUM([.L118:.N120])=3;1;0))" office:value-type="float" office:value="1" calcext:value-type="float">
            <text:p>1</text:p>
          </table:table-cell>
          <table:table-cell table:style-name="ce51" table:formula="of:=IF([.N119]=1;IF(OR(SUM([.M118:.O120];-1)=2;SUM([.M118:.O120];-1)=3);1;0);IF(SUM([.M118:.O120])=3;1;0))" office:value-type="float" office:value="0" calcext:value-type="float">
            <text:p>0</text:p>
          </table:table-cell>
          <table:table-cell table:style-name="ce51" table:formula="of:=IF([.O119]=1;IF(OR(SUM([.N118:.P120];-1)=2;SUM([.N118:.P120];-1)=3);1;0);IF(SUM([.N118:.P120])=3;1;0))" office:value-type="float" office:value="0" calcext:value-type="float">
            <text:p>0</text:p>
          </table:table-cell>
          <table:table-cell table:style-name="ce51" table:formula="of:=IF([.P119]=1;IF(OR(SUM([.O118:.Q120];-1)=2;SUM([.O118:.Q120];-1)=3);1;0);IF(SUM([.O118:.Q120])=3;1;0))" office:value-type="float" office:value="0" calcext:value-type="float">
            <text:p>0</text:p>
          </table:table-cell>
          <table:table-cell table:style-name="ce51" table:formula="of:=IF([.Q119]=1;IF(OR(SUM([.P118:.R120];-1)=2;SUM([.P118:.R120];-1)=3);1;0);IF(SUM([.P118:.R120])=3;1;0))" office:value-type="float" office:value="0" calcext:value-type="float">
            <text:p>0</text:p>
          </table:table-cell>
          <table:table-cell table:style-name="ce51" table:formula="of:=IF([.R119]=1;IF(OR(SUM([.Q118:.S120];-1)=2;SUM([.Q118:.S120];-1)=3);1;0);IF(SUM([.Q118:.S120])=3;1;0))" office:value-type="float" office:value="0" calcext:value-type="float">
            <text:p>0</text:p>
          </table:table-cell>
          <table:table-cell table:style-name="ce51" table:formula="of:=IF([.S119]=1;IF(OR(SUM([.R118:.T120];-1)=2;SUM([.R118:.T120];-1)=3);1;0);IF(SUM([.R118:.T120])=3;1;0))" office:value-type="float" office:value="0" calcext:value-type="float">
            <text:p>0</text:p>
          </table:table-cell>
          <table:table-cell table:style-name="ce51" table:formula="of:=IF([.T119]=1;IF(OR(SUM([.S118:.U120];-1)=2;SUM([.S118:.U120];-1)=3);1;0);IF(SUM([.S118:.U120])=3;1;0))" office:value-type="float" office:value="0" calcext:value-type="float">
            <text:p>0</text:p>
          </table:table-cell>
          <table:table-cell table:style-name="ce51" table:formula="of:=IF([.U119]=1;IF(OR(SUM([.T118:.V120];-1)=2;SUM([.T118:.V120];-1)=3);1;0);IF(SUM([.T118:.V120])=3;1;0))" office:value-type="float" office:value="0" calcext:value-type="float">
            <text:p>0</text:p>
          </table:table-cell>
          <table:table-cell table:style-name="ce51" table:formula="of:=IF([.V119]=1;IF(OR(SUM([.U118:.W120];-1)=2;SUM([.U118:.W120];-1)=3);1;0);IF(SUM([.U118:.W120])=3;1;0))" office:value-type="float" office:value="0" calcext:value-type="float">
            <text:p>0</text:p>
          </table:table-cell>
          <table:table-cell table:style-name="ce51" table:formula="of:=IF([.W119]=1;IF(OR(SUM([.V118:.X120];-1)=2;SUM([.V118:.X120];-1)=3);1;0);IF(SUM([.V118:.X120])=3;1;0))" office:value-type="float" office:value="0" calcext:value-type="float">
            <text:p>0</text:p>
          </table:table-cell>
          <table:table-cell table:style-name="ce51" table:formula="of:=IF([.X119]=1;IF(OR(SUM([.W118:.Y120];-1)=2;SUM([.W118:.Y120];-1)=3);1;0);IF(SUM([.W118:.Y120])=3;1;0))" office:value-type="float" office:value="0" calcext:value-type="float">
            <text:p>0</text:p>
          </table:table-cell>
          <table:table-cell table:style-name="ce51" table:formula="of:=IF([.Y119]=1;IF(OR(SUM([.X118:.Z120];-1)=2;SUM([.X118:.Z120];-1)=3);1;0);IF(SUM([.X118:.Z120])=3;1;0))" office:value-type="float" office:value="0" calcext:value-type="float">
            <text:p>0</text:p>
          </table:table-cell>
          <table:table-cell table:style-name="ce51" table:formula="of:=IF([.Z119]=1;IF(OR(SUM([.Y118:.AA120];-1)=2;SUM([.Y118:.AA120];-1)=3);1;0);IF(SUM([.Y118:.AA120])=3;1;0))" office:value-type="float" office:value="0" calcext:value-type="float">
            <text:p>0</text:p>
          </table:table-cell>
          <table:table-cell table:style-name="ce51" table:formula="of:=IF([.AA119]=1;IF(OR(SUM([.Z118:.AB120];-1)=2;SUM([.Z118:.AB120];-1)=3);1;0);IF(SUM([.Z118:.AB120])=3;1;0))" office:value-type="float" office:value="0" calcext:value-type="float">
            <text:p>0</text:p>
          </table:table-cell>
          <table:table-cell table:style-name="ce51" table:formula="of:=IF([.AB119]=1;IF(OR(SUM([.AA118:.AC120];-1)=2;SUM([.AA118:.AC120];-1)=3);1;0);IF(SUM([.AA118:.AC120])=3;1;0))" office:value-type="float" office:value="0" calcext:value-type="float">
            <text:p>0</text:p>
          </table:table-cell>
          <table:table-cell table:style-name="ce51" table:formula="of:=IF([.AC119]=1;IF(OR(SUM([.AB118:.AD120];-1)=2;SUM([.AB118:.AD120];-1)=3);1;0);IF(SUM([.AB118:.AD120])=3;1;0))" office:value-type="float" office:value="0" calcext:value-type="float">
            <text:p>0</text:p>
          </table:table-cell>
          <table:table-cell table:style-name="ce51" table:formula="of:=IF([.AD119]=1;IF(OR(SUM([.AC118:.AE120];-1)=2;SUM([.AC118:.AE120];-1)=3);1;0);IF(SUM([.AC118:.AE120])=3;1;0))" office:value-type="float" office:value="0" calcext:value-type="float">
            <text:p>0</text:p>
          </table:table-cell>
          <table:table-cell table:style-name="ce51" table:formula="of:=IF([.AE119]=1;IF(OR(SUM([.AD118:.AF120];-1)=2;SUM([.AD118:.AF120];-1)=3);1;0);IF(SUM([.AD118:.AF120])=3;1;0))" office:value-type="float" office:value="0" calcext:value-type="float">
            <text:p>0</text:p>
          </table:table-cell>
          <table:table-cell table:style-name="ce51" table:formula="of:=IF([.AF119]=1;IF(OR(SUM([.AE118:.AG120];-1)=2;SUM([.AE118:.AG120];-1)=3);1;0);IF(SUM([.AE118:.AG120])=3;1;0))" office:value-type="float" office:value="0" calcext:value-type="float">
            <text:p>0</text:p>
          </table:table-cell>
          <table:table-cell table:style-name="ce51" table:formula="of:=IF([.AG119]=1;IF(OR(SUM([.AF118:.AH120];-1)=2;SUM([.AF118:.AH120];-1)=3);1;0);IF(SUM([.AF118:.AH120])=3;1;0))" office:value-type="float" office:value="0" calcext:value-type="float">
            <text:p>0</text:p>
          </table:table-cell>
          <table:table-cell table:style-name="ce51" table:formula="of:=IF([.AH119]=1;IF(OR(SUM([.AG118:.AI120];-1)=2;SUM([.AG118:.AI120];-1)=3);1;0);IF(SUM([.AG118:.AI120])=3;1;0))" office:value-type="float" office:value="0" calcext:value-type="float">
            <text:p>0</text:p>
          </table:table-cell>
          <table:table-cell table:style-name="ce51" table:formula="of:=IF([.AI119]=1;IF(OR(SUM([.AH118:.AJ120];-1)=2;SUM([.AH118:.AJ120];-1)=3);1;0);IF(SUM([.AH118:.AJ120])=3;1;0))" office:value-type="float" office:value="0" calcext:value-type="float">
            <text:p>0</text:p>
          </table:table-cell>
          <table:table-cell table:style-name="ce51" table:formula="of:=IF([.AJ119]=1;IF(OR(SUM([.AI118:.AK120];-1)=2;SUM([.AI118:.AK120];-1)=3);1;0);IF(SUM([.AI118:.AK120])=3;1;0))" office:value-type="float" office:value="0" calcext:value-type="float">
            <text:p>0</text:p>
          </table:table-cell>
          <table:table-cell table:style-name="ce51" table:formula="of:=IF([.AK119]=1;IF(OR(SUM([.AJ118:.AL120];-1)=2;SUM([.AJ118:.AL120];-1)=3);1;0);IF(SUM([.AJ118:.AL120])=3;1;0))" office:value-type="float" office:value="0" calcext:value-type="float">
            <text:p>0</text:p>
          </table:table-cell>
          <table:table-cell table:style-name="ce51" table:formula="of:=IF([.AL119]=1;IF(OR(SUM([.AK118:.AM120];-1)=2;SUM([.AK118:.AM120];-1)=3);1;0);IF(SUM([.AK118:.AM120])=3;1;0))" office:value-type="float" office:value="0" calcext:value-type="float">
            <text:p>0</text:p>
          </table:table-cell>
          <table:table-cell table:style-name="ce51" table:formula="of:=IF([.AM119]=1;IF(OR(SUM([.AL118:.AN120];-1)=2;SUM([.AL118:.AN120];-1)=3);1;0);IF(SUM([.AL118:.AN120])=3;1;0))" office:value-type="float" office:value="0" calcext:value-type="float">
            <text:p>0</text:p>
          </table:table-cell>
          <table:table-cell table:style-name="ce51" table:formula="of:=IF([.AN119]=1;IF(OR(SUM([.AM118:.AO120];-1)=2;SUM([.AM118:.AO120];-1)=3);1;0);IF(SUM([.AM118:.AO120])=3;1;0))" office:value-type="float" office:value="0" calcext:value-type="float">
            <text:p>0</text:p>
          </table:table-cell>
          <table:table-cell table:style-name="ce51" table:formula="of:=IF([.AO119]=1;IF(OR(SUM([.AN118:.AP120];-1)=2;SUM([.AN118:.AP120];-1)=3);1;0);IF(SUM([.AN118:.AP120])=3;1;0))" office:value-type="float" office:value="0" calcext:value-type="float">
            <text:p>0</text:p>
          </table:table-cell>
          <table:table-cell table:style-name="ce51" table:formula="of:=IF([.AP119]=1;IF(OR(SUM([.AO118:.AQ120];-1)=2;SUM([.AO118:.AQ120];-1)=3);1;0);IF(SUM([.AO118:.AQ120])=3;1;0))" office:value-type="float" office:value="0" calcext:value-type="float">
            <text:p>0</text:p>
          </table:table-cell>
          <table:table-cell table:style-name="ce51" table:formula="of:=IF([.AQ119]=1;IF(OR(SUM([.AP118:.AR120];-1)=2;SUM([.AP118:.AR120];-1)=3);1;0);IF(SUM([.AP118:.AR120])=3;1;0))" office:value-type="float" office:value="0" calcext:value-type="float">
            <text:p>0</text:p>
          </table:table-cell>
          <table:table-cell table:style-name="ce51" table:formula="of:=IF([.AR119]=1;IF(OR(SUM([.AQ118:.AS120];-1)=2;SUM([.AQ118:.AS120];-1)=3);1;0);IF(SUM([.AQ118:.AS120])=3;1;0))" office:value-type="float" office:value="0" calcext:value-type="float">
            <text:p>0</text:p>
          </table:table-cell>
          <table:table-cell table:style-name="ce51" table:formula="of:=IF([.AS119]=1;IF(OR(SUM([.AR118:.AT120];-1)=2;SUM([.AR118:.AT120];-1)=3);1;0);IF(SUM([.AR118:.AT120])=3;1;0))" office:value-type="float" office:value="0" calcext:value-type="float">
            <text:p>0</text:p>
          </table:table-cell>
          <table:table-cell table:style-name="ce51" table:formula="of:=IF([.AT119]=1;IF(OR(SUM([.AS118:.AU120];-1)=2;SUM([.AS118:.AU120];-1)=3);1;0);IF(SUM([.AS118:.AU120])=3;1;0))" office:value-type="float" office:value="0" calcext:value-type="float">
            <text:p>0</text:p>
          </table:table-cell>
          <table:table-cell table:style-name="ce51" table:formula="of:=IF([.AU119]=1;IF(OR(SUM([.AT118:.AV120];-1)=2;SUM([.AT118:.AV120];-1)=3);1;0);IF(SUM([.AT118:.AV120])=3;1;0))" office:value-type="float" office:value="0" calcext:value-type="float">
            <text:p>0</text:p>
          </table:table-cell>
          <table:table-cell table:style-name="ce51" table:formula="of:=IF([.AV119]=1;IF(OR(SUM([.AU118:.AW120];-1)=2;SUM([.AU118:.AW120];-1)=3);1;0);IF(SUM([.AU118:.AW120])=3;1;0))" office:value-type="float" office:value="0" calcext:value-type="float">
            <text:p>0</text:p>
          </table:table-cell>
          <table:table-cell table:style-name="ce51" table:formula="of:=IF([.AW119]=1;IF(OR(SUM([.AV118:.AX120];-1)=2;SUM([.AV118:.AX120];-1)=3);1;0);IF(SUM([.AV118:.AX120])=3;1;0))" office:value-type="float" office:value="0" calcext:value-type="float">
            <text:p>0</text:p>
          </table:table-cell>
          <table:table-cell table:style-name="ce51" table:formula="of:=IF([.AX119]=1;IF(OR(SUM([.AW118:.AY120];-1)=2;SUM([.AW118:.AY120];-1)=3);1;0);IF(SUM([.AW118:.AY120])=3;1;0))" office:value-type="float" office:value="0" calcext:value-type="float">
            <text:p>0</text:p>
          </table:table-cell>
          <table:table-cell table:style-name="ce51" table:formula="of:=IF([.AY119]=1;IF(OR(SUM([.AX118:.AZ120];-1)=2;SUM([.AX118:.AZ120];-1)=3);1;0);IF(SUM([.AX118:.AZ120])=3;1;0))" office:value-type="float" office:value="0" calcext:value-type="float">
            <text:p>0</text:p>
          </table:table-cell>
          <table:table-cell table:style-name="ce51" table:formula="of:=IF([.AZ119]=1;IF(OR(SUM([.AY118:.BA120];-1)=2;SUM([.AY118:.BA120];-1)=3);1;0);IF(SUM([.AY118:.BA120])=3;1;0))" office:value-type="float" office:value="0" calcext:value-type="float">
            <text:p>0</text:p>
          </table:table-cell>
          <table:table-cell table:style-name="ce51" table:formula="of:=IF([.BA119]=1;IF(OR(SUM([.AZ118:.BB120];-1)=2;SUM([.AZ118:.BB120];-1)=3);1;0);IF(SUM([.AZ118:.BB120])=3;1;0))" office:value-type="float" office:value="0" calcext:value-type="float">
            <text:p>0</text:p>
          </table:table-cell>
          <table:table-cell table:style-name="ce51" table:formula="of:=IF([.BB119]=1;IF(OR(SUM([.BA118:.BC120];-1)=2;SUM([.BA118:.BC120];-1)=3);1;0);IF(SUM([.BA118:.BC120])=3;1;0))" office:value-type="float" office:value="0" calcext:value-type="float">
            <text:p>0</text:p>
          </table:table-cell>
          <table:table-cell table:style-name="ce51" table:formula="of:=IF([.BC119]=1;IF(OR(SUM([.BB118:.BD120];-1)=2;SUM([.BB118:.BD120];-1)=3);1;0);IF(SUM([.BB118:.BD120])=3;1;0))" office:value-type="float" office:value="0" calcext:value-type="float">
            <text:p>0</text:p>
          </table:table-cell>
          <table:table-cell table:style-name="ce51" table:formula="of:=IF([.BD119]=1;IF(OR(SUM([.BC118:.BE120];-1)=2;SUM([.BC118:.BE120];-1)=3);1;0);IF(SUM([.BC118:.BE120])=3;1;0))" office:value-type="float" office:value="0" calcext:value-type="float">
            <text:p>0</text:p>
          </table:table-cell>
          <table:table-cell table:style-name="ce51" table:formula="of:=IF([.BE119]=1;IF(OR(SUM([.BD118:.BF120];-1)=2;SUM([.BD118:.BF120];-1)=3);1;0);IF(SUM([.BD118:.BF120])=3;1;0)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51" table:formula="of:=IF([.C120]=1;IF(OR(SUM([.B119:.D121];-1)=2;SUM([.B119:.D121];-1)=3);1;0);IF(SUM([.B119:.D121])=3;1;0))" office:value-type="float" office:value="0" calcext:value-type="float">
            <text:p>0</text:p>
          </table:table-cell>
          <table:table-cell table:style-name="ce51" table:formula="of:=IF([.D120]=1;IF(OR(SUM([.C119:.E121];-1)=2;SUM([.C119:.E121];-1)=3);1;0);IF(SUM([.C119:.E121])=3;1;0))" office:value-type="float" office:value="0" calcext:value-type="float">
            <text:p>0</text:p>
          </table:table-cell>
          <table:table-cell table:style-name="ce51" table:formula="of:=IF([.E120]=1;IF(OR(SUM([.D119:.F121];-1)=2;SUM([.D119:.F121];-1)=3);1;0);IF(SUM([.D119:.F121])=3;1;0))" office:value-type="float" office:value="0" calcext:value-type="float">
            <text:p>0</text:p>
          </table:table-cell>
          <table:table-cell table:style-name="ce51" table:formula="of:=IF([.F120]=1;IF(OR(SUM([.E119:.G121];-1)=2;SUM([.E119:.G121];-1)=3);1;0);IF(SUM([.E119:.G121])=3;1;0))" office:value-type="float" office:value="0" calcext:value-type="float">
            <text:p>0</text:p>
          </table:table-cell>
          <table:table-cell table:style-name="ce51" table:formula="of:=IF([.G120]=1;IF(OR(SUM([.F119:.H121];-1)=2;SUM([.F119:.H121];-1)=3);1;0);IF(SUM([.F119:.H121])=3;1;0))" office:value-type="float" office:value="0" calcext:value-type="float">
            <text:p>0</text:p>
          </table:table-cell>
          <table:table-cell table:style-name="ce51" table:formula="of:=IF([.H120]=1;IF(OR(SUM([.G119:.I121];-1)=2;SUM([.G119:.I121];-1)=3);1;0);IF(SUM([.G119:.I121])=3;1;0))" office:value-type="float" office:value="0" calcext:value-type="float">
            <text:p>0</text:p>
          </table:table-cell>
          <table:table-cell table:style-name="ce51" table:formula="of:=IF([.I120]=1;IF(OR(SUM([.H119:.J121];-1)=2;SUM([.H119:.J121];-1)=3);1;0);IF(SUM([.H119:.J121])=3;1;0))" office:value-type="float" office:value="0" calcext:value-type="float">
            <text:p>0</text:p>
          </table:table-cell>
          <table:table-cell table:style-name="ce51" table:formula="of:=IF([.J120]=1;IF(OR(SUM([.I119:.K121];-1)=2;SUM([.I119:.K121];-1)=3);1;0);IF(SUM([.I119:.K121])=3;1;0))" office:value-type="float" office:value="1" calcext:value-type="float">
            <text:p>1</text:p>
          </table:table-cell>
          <table:table-cell table:style-name="ce51" table:formula="of:=IF([.K120]=1;IF(OR(SUM([.J119:.L121];-1)=2;SUM([.J119:.L121];-1)=3);1;0);IF(SUM([.J119:.L121])=3;1;0))" office:value-type="float" office:value="0" calcext:value-type="float">
            <text:p>0</text:p>
          </table:table-cell>
          <table:table-cell table:style-name="ce51" table:formula="of:=IF([.L120]=1;IF(OR(SUM([.K119:.M121];-1)=2;SUM([.K119:.M121];-1)=3);1;0);IF(SUM([.K119:.M121])=3;1;0))" office:value-type="float" office:value="1" calcext:value-type="float">
            <text:p>1</text:p>
          </table:table-cell>
          <table:table-cell table:style-name="ce51" table:formula="of:=IF([.M120]=1;IF(OR(SUM([.L119:.N121];-1)=2;SUM([.L119:.N121];-1)=3);1;0);IF(SUM([.L119:.N121])=3;1;0))" office:value-type="float" office:value="0" calcext:value-type="float">
            <text:p>0</text:p>
          </table:table-cell>
          <table:table-cell table:style-name="ce51" table:formula="of:=IF([.N120]=1;IF(OR(SUM([.M119:.O121];-1)=2;SUM([.M119:.O121];-1)=3);1;0);IF(SUM([.M119:.O121])=3;1;0))" office:value-type="float" office:value="1" calcext:value-type="float">
            <text:p>1</text:p>
          </table:table-cell>
          <table:table-cell table:style-name="ce51" table:formula="of:=IF([.O120]=1;IF(OR(SUM([.N119:.P121];-1)=2;SUM([.N119:.P121];-1)=3);1;0);IF(SUM([.N119:.P121])=3;1;0))" office:value-type="float" office:value="0" calcext:value-type="float">
            <text:p>0</text:p>
          </table:table-cell>
          <table:table-cell table:style-name="ce51" table:formula="of:=IF([.P120]=1;IF(OR(SUM([.O119:.Q121];-1)=2;SUM([.O119:.Q121];-1)=3);1;0);IF(SUM([.O119:.Q121])=3;1;0))" office:value-type="float" office:value="0" calcext:value-type="float">
            <text:p>0</text:p>
          </table:table-cell>
          <table:table-cell table:style-name="ce51" table:formula="of:=IF([.Q120]=1;IF(OR(SUM([.P119:.R121];-1)=2;SUM([.P119:.R121];-1)=3);1;0);IF(SUM([.P119:.R121])=3;1;0))" office:value-type="float" office:value="0" calcext:value-type="float">
            <text:p>0</text:p>
          </table:table-cell>
          <table:table-cell table:style-name="ce51" table:formula="of:=IF([.R120]=1;IF(OR(SUM([.Q119:.S121];-1)=2;SUM([.Q119:.S121];-1)=3);1;0);IF(SUM([.Q119:.S121])=3;1;0))" office:value-type="float" office:value="0" calcext:value-type="float">
            <text:p>0</text:p>
          </table:table-cell>
          <table:table-cell table:style-name="ce51" table:formula="of:=IF([.S120]=1;IF(OR(SUM([.R119:.T121];-1)=2;SUM([.R119:.T121];-1)=3);1;0);IF(SUM([.R119:.T121])=3;1;0))" office:value-type="float" office:value="0" calcext:value-type="float">
            <text:p>0</text:p>
          </table:table-cell>
          <table:table-cell table:style-name="ce51" table:formula="of:=IF([.T120]=1;IF(OR(SUM([.S119:.U121];-1)=2;SUM([.S119:.U121];-1)=3);1;0);IF(SUM([.S119:.U121])=3;1;0))" office:value-type="float" office:value="0" calcext:value-type="float">
            <text:p>0</text:p>
          </table:table-cell>
          <table:table-cell table:style-name="ce51" table:formula="of:=IF([.U120]=1;IF(OR(SUM([.T119:.V121];-1)=2;SUM([.T119:.V121];-1)=3);1;0);IF(SUM([.T119:.V121])=3;1;0))" office:value-type="float" office:value="0" calcext:value-type="float">
            <text:p>0</text:p>
          </table:table-cell>
          <table:table-cell table:style-name="ce51" table:formula="of:=IF([.V120]=1;IF(OR(SUM([.U119:.W121];-1)=2;SUM([.U119:.W121];-1)=3);1;0);IF(SUM([.U119:.W121])=3;1;0))" office:value-type="float" office:value="0" calcext:value-type="float">
            <text:p>0</text:p>
          </table:table-cell>
          <table:table-cell table:style-name="ce51" table:formula="of:=IF([.W120]=1;IF(OR(SUM([.V119:.X121];-1)=2;SUM([.V119:.X121];-1)=3);1;0);IF(SUM([.V119:.X121])=3;1;0))" office:value-type="float" office:value="0" calcext:value-type="float">
            <text:p>0</text:p>
          </table:table-cell>
          <table:table-cell table:style-name="ce51" table:formula="of:=IF([.X120]=1;IF(OR(SUM([.W119:.Y121];-1)=2;SUM([.W119:.Y121];-1)=3);1;0);IF(SUM([.W119:.Y121])=3;1;0))" office:value-type="float" office:value="0" calcext:value-type="float">
            <text:p>0</text:p>
          </table:table-cell>
          <table:table-cell table:style-name="ce51" table:formula="of:=IF([.Y120]=1;IF(OR(SUM([.X119:.Z121];-1)=2;SUM([.X119:.Z121];-1)=3);1;0);IF(SUM([.X119:.Z121])=3;1;0))" office:value-type="float" office:value="0" calcext:value-type="float">
            <text:p>0</text:p>
          </table:table-cell>
          <table:table-cell table:style-name="ce51" table:formula="of:=IF([.Z120]=1;IF(OR(SUM([.Y119:.AA121];-1)=2;SUM([.Y119:.AA121];-1)=3);1;0);IF(SUM([.Y119:.AA121])=3;1;0))" office:value-type="float" office:value="0" calcext:value-type="float">
            <text:p>0</text:p>
          </table:table-cell>
          <table:table-cell table:style-name="ce51" table:formula="of:=IF([.AA120]=1;IF(OR(SUM([.Z119:.AB121];-1)=2;SUM([.Z119:.AB121];-1)=3);1;0);IF(SUM([.Z119:.AB121])=3;1;0))" office:value-type="float" office:value="0" calcext:value-type="float">
            <text:p>0</text:p>
          </table:table-cell>
          <table:table-cell table:style-name="ce51" table:formula="of:=IF([.AB120]=1;IF(OR(SUM([.AA119:.AC121];-1)=2;SUM([.AA119:.AC121];-1)=3);1;0);IF(SUM([.AA119:.AC121])=3;1;0))" office:value-type="float" office:value="0" calcext:value-type="float">
            <text:p>0</text:p>
          </table:table-cell>
          <table:table-cell table:style-name="ce51" table:formula="of:=IF([.AC120]=1;IF(OR(SUM([.AB119:.AD121];-1)=2;SUM([.AB119:.AD121];-1)=3);1;0);IF(SUM([.AB119:.AD121])=3;1;0))" office:value-type="float" office:value="0" calcext:value-type="float">
            <text:p>0</text:p>
          </table:table-cell>
          <table:table-cell table:style-name="ce51" table:formula="of:=IF([.AD120]=1;IF(OR(SUM([.AC119:.AE121];-1)=2;SUM([.AC119:.AE121];-1)=3);1;0);IF(SUM([.AC119:.AE121])=3;1;0))" office:value-type="float" office:value="0" calcext:value-type="float">
            <text:p>0</text:p>
          </table:table-cell>
          <table:table-cell table:style-name="ce51" table:formula="of:=IF([.AE120]=1;IF(OR(SUM([.AD119:.AF121];-1)=2;SUM([.AD119:.AF121];-1)=3);1;0);IF(SUM([.AD119:.AF121])=3;1;0))" office:value-type="float" office:value="0" calcext:value-type="float">
            <text:p>0</text:p>
          </table:table-cell>
          <table:table-cell table:style-name="ce51" table:formula="of:=IF([.AF120]=1;IF(OR(SUM([.AE119:.AG121];-1)=2;SUM([.AE119:.AG121];-1)=3);1;0);IF(SUM([.AE119:.AG121])=3;1;0))" office:value-type="float" office:value="0" calcext:value-type="float">
            <text:p>0</text:p>
          </table:table-cell>
          <table:table-cell table:style-name="ce51" table:formula="of:=IF([.AG120]=1;IF(OR(SUM([.AF119:.AH121];-1)=2;SUM([.AF119:.AH121];-1)=3);1;0);IF(SUM([.AF119:.AH121])=3;1;0))" office:value-type="float" office:value="0" calcext:value-type="float">
            <text:p>0</text:p>
          </table:table-cell>
          <table:table-cell table:style-name="ce51" table:formula="of:=IF([.AH120]=1;IF(OR(SUM([.AG119:.AI121];-1)=2;SUM([.AG119:.AI121];-1)=3);1;0);IF(SUM([.AG119:.AI121])=3;1;0))" office:value-type="float" office:value="0" calcext:value-type="float">
            <text:p>0</text:p>
          </table:table-cell>
          <table:table-cell table:style-name="ce51" table:formula="of:=IF([.AI120]=1;IF(OR(SUM([.AH119:.AJ121];-1)=2;SUM([.AH119:.AJ121];-1)=3);1;0);IF(SUM([.AH119:.AJ121])=3;1;0))" office:value-type="float" office:value="0" calcext:value-type="float">
            <text:p>0</text:p>
          </table:table-cell>
          <table:table-cell table:style-name="ce51" table:formula="of:=IF([.AJ120]=1;IF(OR(SUM([.AI119:.AK121];-1)=2;SUM([.AI119:.AK121];-1)=3);1;0);IF(SUM([.AI119:.AK121])=3;1;0))" office:value-type="float" office:value="0" calcext:value-type="float">
            <text:p>0</text:p>
          </table:table-cell>
          <table:table-cell table:style-name="ce51" table:formula="of:=IF([.AK120]=1;IF(OR(SUM([.AJ119:.AL121];-1)=2;SUM([.AJ119:.AL121];-1)=3);1;0);IF(SUM([.AJ119:.AL121])=3;1;0))" office:value-type="float" office:value="0" calcext:value-type="float">
            <text:p>0</text:p>
          </table:table-cell>
          <table:table-cell table:style-name="ce51" table:formula="of:=IF([.AL120]=1;IF(OR(SUM([.AK119:.AM121];-1)=2;SUM([.AK119:.AM121];-1)=3);1;0);IF(SUM([.AK119:.AM121])=3;1;0))" office:value-type="float" office:value="0" calcext:value-type="float">
            <text:p>0</text:p>
          </table:table-cell>
          <table:table-cell table:style-name="ce51" table:formula="of:=IF([.AM120]=1;IF(OR(SUM([.AL119:.AN121];-1)=2;SUM([.AL119:.AN121];-1)=3);1;0);IF(SUM([.AL119:.AN121])=3;1;0))" office:value-type="float" office:value="0" calcext:value-type="float">
            <text:p>0</text:p>
          </table:table-cell>
          <table:table-cell table:style-name="ce51" table:formula="of:=IF([.AN120]=1;IF(OR(SUM([.AM119:.AO121];-1)=2;SUM([.AM119:.AO121];-1)=3);1;0);IF(SUM([.AM119:.AO121])=3;1;0))" office:value-type="float" office:value="0" calcext:value-type="float">
            <text:p>0</text:p>
          </table:table-cell>
          <table:table-cell table:style-name="ce51" table:formula="of:=IF([.AO120]=1;IF(OR(SUM([.AN119:.AP121];-1)=2;SUM([.AN119:.AP121];-1)=3);1;0);IF(SUM([.AN119:.AP121])=3;1;0))" office:value-type="float" office:value="0" calcext:value-type="float">
            <text:p>0</text:p>
          </table:table-cell>
          <table:table-cell table:style-name="ce51" table:formula="of:=IF([.AP120]=1;IF(OR(SUM([.AO119:.AQ121];-1)=2;SUM([.AO119:.AQ121];-1)=3);1;0);IF(SUM([.AO119:.AQ121])=3;1;0))" office:value-type="float" office:value="0" calcext:value-type="float">
            <text:p>0</text:p>
          </table:table-cell>
          <table:table-cell table:style-name="ce51" table:formula="of:=IF([.AQ120]=1;IF(OR(SUM([.AP119:.AR121];-1)=2;SUM([.AP119:.AR121];-1)=3);1;0);IF(SUM([.AP119:.AR121])=3;1;0))" office:value-type="float" office:value="0" calcext:value-type="float">
            <text:p>0</text:p>
          </table:table-cell>
          <table:table-cell table:style-name="ce51" table:formula="of:=IF([.AR120]=1;IF(OR(SUM([.AQ119:.AS121];-1)=2;SUM([.AQ119:.AS121];-1)=3);1;0);IF(SUM([.AQ119:.AS121])=3;1;0))" office:value-type="float" office:value="0" calcext:value-type="float">
            <text:p>0</text:p>
          </table:table-cell>
          <table:table-cell table:style-name="ce51" table:formula="of:=IF([.AS120]=1;IF(OR(SUM([.AR119:.AT121];-1)=2;SUM([.AR119:.AT121];-1)=3);1;0);IF(SUM([.AR119:.AT121])=3;1;0))" office:value-type="float" office:value="0" calcext:value-type="float">
            <text:p>0</text:p>
          </table:table-cell>
          <table:table-cell table:style-name="ce51" table:formula="of:=IF([.AT120]=1;IF(OR(SUM([.AS119:.AU121];-1)=2;SUM([.AS119:.AU121];-1)=3);1;0);IF(SUM([.AS119:.AU121])=3;1;0))" office:value-type="float" office:value="0" calcext:value-type="float">
            <text:p>0</text:p>
          </table:table-cell>
          <table:table-cell table:style-name="ce51" table:formula="of:=IF([.AU120]=1;IF(OR(SUM([.AT119:.AV121];-1)=2;SUM([.AT119:.AV121];-1)=3);1;0);IF(SUM([.AT119:.AV121])=3;1;0))" office:value-type="float" office:value="0" calcext:value-type="float">
            <text:p>0</text:p>
          </table:table-cell>
          <table:table-cell table:style-name="ce51" table:formula="of:=IF([.AV120]=1;IF(OR(SUM([.AU119:.AW121];-1)=2;SUM([.AU119:.AW121];-1)=3);1;0);IF(SUM([.AU119:.AW121])=3;1;0))" office:value-type="float" office:value="0" calcext:value-type="float">
            <text:p>0</text:p>
          </table:table-cell>
          <table:table-cell table:style-name="ce51" table:formula="of:=IF([.AW120]=1;IF(OR(SUM([.AV119:.AX121];-1)=2;SUM([.AV119:.AX121];-1)=3);1;0);IF(SUM([.AV119:.AX121])=3;1;0))" office:value-type="float" office:value="0" calcext:value-type="float">
            <text:p>0</text:p>
          </table:table-cell>
          <table:table-cell table:style-name="ce51" table:formula="of:=IF([.AX120]=1;IF(OR(SUM([.AW119:.AY121];-1)=2;SUM([.AW119:.AY121];-1)=3);1;0);IF(SUM([.AW119:.AY121])=3;1;0))" office:value-type="float" office:value="0" calcext:value-type="float">
            <text:p>0</text:p>
          </table:table-cell>
          <table:table-cell table:style-name="ce51" table:formula="of:=IF([.AY120]=1;IF(OR(SUM([.AX119:.AZ121];-1)=2;SUM([.AX119:.AZ121];-1)=3);1;0);IF(SUM([.AX119:.AZ121])=3;1;0))" office:value-type="float" office:value="0" calcext:value-type="float">
            <text:p>0</text:p>
          </table:table-cell>
          <table:table-cell table:style-name="ce51" table:formula="of:=IF([.AZ120]=1;IF(OR(SUM([.AY119:.BA121];-1)=2;SUM([.AY119:.BA121];-1)=3);1;0);IF(SUM([.AY119:.BA121])=3;1;0))" office:value-type="float" office:value="0" calcext:value-type="float">
            <text:p>0</text:p>
          </table:table-cell>
          <table:table-cell table:style-name="ce51" table:formula="of:=IF([.BA120]=1;IF(OR(SUM([.AZ119:.BB121];-1)=2;SUM([.AZ119:.BB121];-1)=3);1;0);IF(SUM([.AZ119:.BB121])=3;1;0))" office:value-type="float" office:value="0" calcext:value-type="float">
            <text:p>0</text:p>
          </table:table-cell>
          <table:table-cell table:style-name="ce51" table:formula="of:=IF([.BB120]=1;IF(OR(SUM([.BA119:.BC121];-1)=2;SUM([.BA119:.BC121];-1)=3);1;0);IF(SUM([.BA119:.BC121])=3;1;0))" office:value-type="float" office:value="0" calcext:value-type="float">
            <text:p>0</text:p>
          </table:table-cell>
          <table:table-cell table:style-name="ce51" table:formula="of:=IF([.BC120]=1;IF(OR(SUM([.BB119:.BD121];-1)=2;SUM([.BB119:.BD121];-1)=3);1;0);IF(SUM([.BB119:.BD121])=3;1;0))" office:value-type="float" office:value="0" calcext:value-type="float">
            <text:p>0</text:p>
          </table:table-cell>
          <table:table-cell table:style-name="ce51" table:formula="of:=IF([.BD120]=1;IF(OR(SUM([.BC119:.BE121];-1)=2;SUM([.BC119:.BE121];-1)=3);1;0);IF(SUM([.BC119:.BE121])=3;1;0))" office:value-type="float" office:value="0" calcext:value-type="float">
            <text:p>0</text:p>
          </table:table-cell>
          <table:table-cell table:style-name="ce51" table:formula="of:=IF([.BE120]=1;IF(OR(SUM([.BD119:.BF121];-1)=2;SUM([.BD119:.BF121];-1)=3);1;0);IF(SUM([.BD119:.BF121])=3;1;0)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51" table:formula="of:=IF([.C121]=1;IF(OR(SUM([.B120:.D122];-1)=2;SUM([.B120:.D122];-1)=3);1;0);IF(SUM([.B120:.D122])=3;1;0))" office:value-type="float" office:value="0" calcext:value-type="float">
            <text:p>0</text:p>
          </table:table-cell>
          <table:table-cell table:style-name="ce51" table:formula="of:=IF([.D121]=1;IF(OR(SUM([.C120:.E122];-1)=2;SUM([.C120:.E122];-1)=3);1;0);IF(SUM([.C120:.E122])=3;1;0))" office:value-type="float" office:value="0" calcext:value-type="float">
            <text:p>0</text:p>
          </table:table-cell>
          <table:table-cell table:style-name="ce51" table:formula="of:=IF([.E121]=1;IF(OR(SUM([.D120:.F122];-1)=2;SUM([.D120:.F122];-1)=3);1;0);IF(SUM([.D120:.F122])=3;1;0))" office:value-type="float" office:value="0" calcext:value-type="float">
            <text:p>0</text:p>
          </table:table-cell>
          <table:table-cell table:style-name="ce51" table:formula="of:=IF([.F121]=1;IF(OR(SUM([.E120:.G122];-1)=2;SUM([.E120:.G122];-1)=3);1;0);IF(SUM([.E120:.G122])=3;1;0))" office:value-type="float" office:value="0" calcext:value-type="float">
            <text:p>0</text:p>
          </table:table-cell>
          <table:table-cell table:style-name="ce51" table:formula="of:=IF([.G121]=1;IF(OR(SUM([.F120:.H122];-1)=2;SUM([.F120:.H122];-1)=3);1;0);IF(SUM([.F120:.H122])=3;1;0))" office:value-type="float" office:value="0" calcext:value-type="float">
            <text:p>0</text:p>
          </table:table-cell>
          <table:table-cell table:style-name="ce51" table:formula="of:=IF([.H121]=1;IF(OR(SUM([.G120:.I122];-1)=2;SUM([.G120:.I122];-1)=3);1;0);IF(SUM([.G120:.I122])=3;1;0))" office:value-type="float" office:value="0" calcext:value-type="float">
            <text:p>0</text:p>
          </table:table-cell>
          <table:table-cell table:style-name="ce51" table:formula="of:=IF([.I121]=1;IF(OR(SUM([.H120:.J122];-1)=2;SUM([.H120:.J122];-1)=3);1;0);IF(SUM([.H120:.J122])=3;1;0))" office:value-type="float" office:value="0" calcext:value-type="float">
            <text:p>0</text:p>
          </table:table-cell>
          <table:table-cell table:style-name="ce51" table:formula="of:=IF([.J121]=1;IF(OR(SUM([.I120:.K122];-1)=2;SUM([.I120:.K122];-1)=3);1;0);IF(SUM([.I120:.K122])=3;1;0))" office:value-type="float" office:value="1" calcext:value-type="float">
            <text:p>1</text:p>
          </table:table-cell>
          <table:table-cell table:style-name="ce51" table:formula="of:=IF([.K121]=1;IF(OR(SUM([.J120:.L122];-1)=2;SUM([.J120:.L122];-1)=3);1;0);IF(SUM([.J120:.L122])=3;1;0))" office:value-type="float" office:value="0" calcext:value-type="float">
            <text:p>0</text:p>
          </table:table-cell>
          <table:table-cell table:style-name="ce51" table:formula="of:=IF([.L121]=1;IF(OR(SUM([.K120:.M122];-1)=2;SUM([.K120:.M122];-1)=3);1;0);IF(SUM([.K120:.M122])=3;1;0))" office:value-type="float" office:value="1" calcext:value-type="float">
            <text:p>1</text:p>
          </table:table-cell>
          <table:table-cell table:style-name="ce51" table:formula="of:=IF([.M121]=1;IF(OR(SUM([.L120:.N122];-1)=2;SUM([.L120:.N122];-1)=3);1;0);IF(SUM([.L120:.N122])=3;1;0))" office:value-type="float" office:value="0" calcext:value-type="float">
            <text:p>0</text:p>
          </table:table-cell>
          <table:table-cell table:style-name="ce51" table:formula="of:=IF([.N121]=1;IF(OR(SUM([.M120:.O122];-1)=2;SUM([.M120:.O122];-1)=3);1;0);IF(SUM([.M120:.O122])=3;1;0))" office:value-type="float" office:value="1" calcext:value-type="float">
            <text:p>1</text:p>
          </table:table-cell>
          <table:table-cell table:style-name="ce51" table:formula="of:=IF([.O121]=1;IF(OR(SUM([.N120:.P122];-1)=2;SUM([.N120:.P122];-1)=3);1;0);IF(SUM([.N120:.P122])=3;1;0))" office:value-type="float" office:value="0" calcext:value-type="float">
            <text:p>0</text:p>
          </table:table-cell>
          <table:table-cell table:style-name="ce51" table:formula="of:=IF([.P121]=1;IF(OR(SUM([.O120:.Q122];-1)=2;SUM([.O120:.Q122];-1)=3);1;0);IF(SUM([.O120:.Q122])=3;1;0))" office:value-type="float" office:value="0" calcext:value-type="float">
            <text:p>0</text:p>
          </table:table-cell>
          <table:table-cell table:style-name="ce51" table:formula="of:=IF([.Q121]=1;IF(OR(SUM([.P120:.R122];-1)=2;SUM([.P120:.R122];-1)=3);1;0);IF(SUM([.P120:.R122])=3;1;0))" office:value-type="float" office:value="0" calcext:value-type="float">
            <text:p>0</text:p>
          </table:table-cell>
          <table:table-cell table:style-name="ce51" table:formula="of:=IF([.R121]=1;IF(OR(SUM([.Q120:.S122];-1)=2;SUM([.Q120:.S122];-1)=3);1;0);IF(SUM([.Q120:.S122])=3;1;0))" office:value-type="float" office:value="0" calcext:value-type="float">
            <text:p>0</text:p>
          </table:table-cell>
          <table:table-cell table:style-name="ce51" table:formula="of:=IF([.S121]=1;IF(OR(SUM([.R120:.T122];-1)=2;SUM([.R120:.T122];-1)=3);1;0);IF(SUM([.R120:.T122])=3;1;0))" office:value-type="float" office:value="0" calcext:value-type="float">
            <text:p>0</text:p>
          </table:table-cell>
          <table:table-cell table:style-name="ce51" table:formula="of:=IF([.T121]=1;IF(OR(SUM([.S120:.U122];-1)=2;SUM([.S120:.U122];-1)=3);1;0);IF(SUM([.S120:.U122])=3;1;0))" office:value-type="float" office:value="0" calcext:value-type="float">
            <text:p>0</text:p>
          </table:table-cell>
          <table:table-cell table:style-name="ce51" table:formula="of:=IF([.U121]=1;IF(OR(SUM([.T120:.V122];-1)=2;SUM([.T120:.V122];-1)=3);1;0);IF(SUM([.T120:.V122])=3;1;0))" office:value-type="float" office:value="0" calcext:value-type="float">
            <text:p>0</text:p>
          </table:table-cell>
          <table:table-cell table:style-name="ce51" table:formula="of:=IF([.V121]=1;IF(OR(SUM([.U120:.W122];-1)=2;SUM([.U120:.W122];-1)=3);1;0);IF(SUM([.U120:.W122])=3;1;0))" office:value-type="float" office:value="0" calcext:value-type="float">
            <text:p>0</text:p>
          </table:table-cell>
          <table:table-cell table:style-name="ce51" table:formula="of:=IF([.W121]=1;IF(OR(SUM([.V120:.X122];-1)=2;SUM([.V120:.X122];-1)=3);1;0);IF(SUM([.V120:.X122])=3;1;0))" office:value-type="float" office:value="0" calcext:value-type="float">
            <text:p>0</text:p>
          </table:table-cell>
          <table:table-cell table:style-name="ce51" table:formula="of:=IF([.X121]=1;IF(OR(SUM([.W120:.Y122];-1)=2;SUM([.W120:.Y122];-1)=3);1;0);IF(SUM([.W120:.Y122])=3;1;0))" office:value-type="float" office:value="0" calcext:value-type="float">
            <text:p>0</text:p>
          </table:table-cell>
          <table:table-cell table:style-name="ce51" table:formula="of:=IF([.Y121]=1;IF(OR(SUM([.X120:.Z122];-1)=2;SUM([.X120:.Z122];-1)=3);1;0);IF(SUM([.X120:.Z122])=3;1;0))" office:value-type="float" office:value="0" calcext:value-type="float">
            <text:p>0</text:p>
          </table:table-cell>
          <table:table-cell table:style-name="ce51" table:formula="of:=IF([.Z121]=1;IF(OR(SUM([.Y120:.AA122];-1)=2;SUM([.Y120:.AA122];-1)=3);1;0);IF(SUM([.Y120:.AA122])=3;1;0))" office:value-type="float" office:value="0" calcext:value-type="float">
            <text:p>0</text:p>
          </table:table-cell>
          <table:table-cell table:style-name="ce51" table:formula="of:=IF([.AA121]=1;IF(OR(SUM([.Z120:.AB122];-1)=2;SUM([.Z120:.AB122];-1)=3);1;0);IF(SUM([.Z120:.AB122])=3;1;0))" office:value-type="float" office:value="0" calcext:value-type="float">
            <text:p>0</text:p>
          </table:table-cell>
          <table:table-cell table:style-name="ce51" table:formula="of:=IF([.AB121]=1;IF(OR(SUM([.AA120:.AC122];-1)=2;SUM([.AA120:.AC122];-1)=3);1;0);IF(SUM([.AA120:.AC122])=3;1;0))" office:value-type="float" office:value="0" calcext:value-type="float">
            <text:p>0</text:p>
          </table:table-cell>
          <table:table-cell table:style-name="ce51" table:formula="of:=IF([.AC121]=1;IF(OR(SUM([.AB120:.AD122];-1)=2;SUM([.AB120:.AD122];-1)=3);1;0);IF(SUM([.AB120:.AD122])=3;1;0))" office:value-type="float" office:value="0" calcext:value-type="float">
            <text:p>0</text:p>
          </table:table-cell>
          <table:table-cell table:style-name="ce51" table:formula="of:=IF([.AD121]=1;IF(OR(SUM([.AC120:.AE122];-1)=2;SUM([.AC120:.AE122];-1)=3);1;0);IF(SUM([.AC120:.AE122])=3;1;0))" office:value-type="float" office:value="0" calcext:value-type="float">
            <text:p>0</text:p>
          </table:table-cell>
          <table:table-cell table:style-name="ce51" table:formula="of:=IF([.AE121]=1;IF(OR(SUM([.AD120:.AF122];-1)=2;SUM([.AD120:.AF122];-1)=3);1;0);IF(SUM([.AD120:.AF122])=3;1;0))" office:value-type="float" office:value="0" calcext:value-type="float">
            <text:p>0</text:p>
          </table:table-cell>
          <table:table-cell table:style-name="ce51" table:formula="of:=IF([.AF121]=1;IF(OR(SUM([.AE120:.AG122];-1)=2;SUM([.AE120:.AG122];-1)=3);1;0);IF(SUM([.AE120:.AG122])=3;1;0))" office:value-type="float" office:value="0" calcext:value-type="float">
            <text:p>0</text:p>
          </table:table-cell>
          <table:table-cell table:style-name="ce51" table:formula="of:=IF([.AG121]=1;IF(OR(SUM([.AF120:.AH122];-1)=2;SUM([.AF120:.AH122];-1)=3);1;0);IF(SUM([.AF120:.AH122])=3;1;0))" office:value-type="float" office:value="0" calcext:value-type="float">
            <text:p>0</text:p>
          </table:table-cell>
          <table:table-cell table:style-name="ce51" table:formula="of:=IF([.AH121]=1;IF(OR(SUM([.AG120:.AI122];-1)=2;SUM([.AG120:.AI122];-1)=3);1;0);IF(SUM([.AG120:.AI122])=3;1;0))" office:value-type="float" office:value="0" calcext:value-type="float">
            <text:p>0</text:p>
          </table:table-cell>
          <table:table-cell table:style-name="ce51" table:formula="of:=IF([.AI121]=1;IF(OR(SUM([.AH120:.AJ122];-1)=2;SUM([.AH120:.AJ122];-1)=3);1;0);IF(SUM([.AH120:.AJ122])=3;1;0))" office:value-type="float" office:value="0" calcext:value-type="float">
            <text:p>0</text:p>
          </table:table-cell>
          <table:table-cell table:style-name="ce51" table:formula="of:=IF([.AJ121]=1;IF(OR(SUM([.AI120:.AK122];-1)=2;SUM([.AI120:.AK122];-1)=3);1;0);IF(SUM([.AI120:.AK122])=3;1;0))" office:value-type="float" office:value="0" calcext:value-type="float">
            <text:p>0</text:p>
          </table:table-cell>
          <table:table-cell table:style-name="ce51" table:formula="of:=IF([.AK121]=1;IF(OR(SUM([.AJ120:.AL122];-1)=2;SUM([.AJ120:.AL122];-1)=3);1;0);IF(SUM([.AJ120:.AL122])=3;1;0))" office:value-type="float" office:value="0" calcext:value-type="float">
            <text:p>0</text:p>
          </table:table-cell>
          <table:table-cell table:style-name="ce51" table:formula="of:=IF([.AL121]=1;IF(OR(SUM([.AK120:.AM122];-1)=2;SUM([.AK120:.AM122];-1)=3);1;0);IF(SUM([.AK120:.AM122])=3;1;0))" office:value-type="float" office:value="0" calcext:value-type="float">
            <text:p>0</text:p>
          </table:table-cell>
          <table:table-cell table:style-name="ce51" table:formula="of:=IF([.AM121]=1;IF(OR(SUM([.AL120:.AN122];-1)=2;SUM([.AL120:.AN122];-1)=3);1;0);IF(SUM([.AL120:.AN122])=3;1;0))" office:value-type="float" office:value="0" calcext:value-type="float">
            <text:p>0</text:p>
          </table:table-cell>
          <table:table-cell table:style-name="ce51" table:formula="of:=IF([.AN121]=1;IF(OR(SUM([.AM120:.AO122];-1)=2;SUM([.AM120:.AO122];-1)=3);1;0);IF(SUM([.AM120:.AO122])=3;1;0))" office:value-type="float" office:value="0" calcext:value-type="float">
            <text:p>0</text:p>
          </table:table-cell>
          <table:table-cell table:style-name="ce51" table:formula="of:=IF([.AO121]=1;IF(OR(SUM([.AN120:.AP122];-1)=2;SUM([.AN120:.AP122];-1)=3);1;0);IF(SUM([.AN120:.AP122])=3;1;0))" office:value-type="float" office:value="0" calcext:value-type="float">
            <text:p>0</text:p>
          </table:table-cell>
          <table:table-cell table:style-name="ce51" table:formula="of:=IF([.AP121]=1;IF(OR(SUM([.AO120:.AQ122];-1)=2;SUM([.AO120:.AQ122];-1)=3);1;0);IF(SUM([.AO120:.AQ122])=3;1;0))" office:value-type="float" office:value="0" calcext:value-type="float">
            <text:p>0</text:p>
          </table:table-cell>
          <table:table-cell table:style-name="ce51" table:formula="of:=IF([.AQ121]=1;IF(OR(SUM([.AP120:.AR122];-1)=2;SUM([.AP120:.AR122];-1)=3);1;0);IF(SUM([.AP120:.AR122])=3;1;0))" office:value-type="float" office:value="0" calcext:value-type="float">
            <text:p>0</text:p>
          </table:table-cell>
          <table:table-cell table:style-name="ce51" table:formula="of:=IF([.AR121]=1;IF(OR(SUM([.AQ120:.AS122];-1)=2;SUM([.AQ120:.AS122];-1)=3);1;0);IF(SUM([.AQ120:.AS122])=3;1;0))" office:value-type="float" office:value="0" calcext:value-type="float">
            <text:p>0</text:p>
          </table:table-cell>
          <table:table-cell table:style-name="ce51" table:formula="of:=IF([.AS121]=1;IF(OR(SUM([.AR120:.AT122];-1)=2;SUM([.AR120:.AT122];-1)=3);1;0);IF(SUM([.AR120:.AT122])=3;1;0))" office:value-type="float" office:value="0" calcext:value-type="float">
            <text:p>0</text:p>
          </table:table-cell>
          <table:table-cell table:style-name="ce51" table:formula="of:=IF([.AT121]=1;IF(OR(SUM([.AS120:.AU122];-1)=2;SUM([.AS120:.AU122];-1)=3);1;0);IF(SUM([.AS120:.AU122])=3;1;0))" office:value-type="float" office:value="0" calcext:value-type="float">
            <text:p>0</text:p>
          </table:table-cell>
          <table:table-cell table:style-name="ce51" table:formula="of:=IF([.AU121]=1;IF(OR(SUM([.AT120:.AV122];-1)=2;SUM([.AT120:.AV122];-1)=3);1;0);IF(SUM([.AT120:.AV122])=3;1;0))" office:value-type="float" office:value="0" calcext:value-type="float">
            <text:p>0</text:p>
          </table:table-cell>
          <table:table-cell table:style-name="ce51" table:formula="of:=IF([.AV121]=1;IF(OR(SUM([.AU120:.AW122];-1)=2;SUM([.AU120:.AW122];-1)=3);1;0);IF(SUM([.AU120:.AW122])=3;1;0))" office:value-type="float" office:value="0" calcext:value-type="float">
            <text:p>0</text:p>
          </table:table-cell>
          <table:table-cell table:style-name="ce51" table:formula="of:=IF([.AW121]=1;IF(OR(SUM([.AV120:.AX122];-1)=2;SUM([.AV120:.AX122];-1)=3);1;0);IF(SUM([.AV120:.AX122])=3;1;0))" office:value-type="float" office:value="0" calcext:value-type="float">
            <text:p>0</text:p>
          </table:table-cell>
          <table:table-cell table:style-name="ce51" table:formula="of:=IF([.AX121]=1;IF(OR(SUM([.AW120:.AY122];-1)=2;SUM([.AW120:.AY122];-1)=3);1;0);IF(SUM([.AW120:.AY122])=3;1;0))" office:value-type="float" office:value="0" calcext:value-type="float">
            <text:p>0</text:p>
          </table:table-cell>
          <table:table-cell table:style-name="ce51" table:formula="of:=IF([.AY121]=1;IF(OR(SUM([.AX120:.AZ122];-1)=2;SUM([.AX120:.AZ122];-1)=3);1;0);IF(SUM([.AX120:.AZ122])=3;1;0))" office:value-type="float" office:value="0" calcext:value-type="float">
            <text:p>0</text:p>
          </table:table-cell>
          <table:table-cell table:style-name="ce51" table:formula="of:=IF([.AZ121]=1;IF(OR(SUM([.AY120:.BA122];-1)=2;SUM([.AY120:.BA122];-1)=3);1;0);IF(SUM([.AY120:.BA122])=3;1;0))" office:value-type="float" office:value="0" calcext:value-type="float">
            <text:p>0</text:p>
          </table:table-cell>
          <table:table-cell table:style-name="ce51" table:formula="of:=IF([.BA121]=1;IF(OR(SUM([.AZ120:.BB122];-1)=2;SUM([.AZ120:.BB122];-1)=3);1;0);IF(SUM([.AZ120:.BB122])=3;1;0))" office:value-type="float" office:value="0" calcext:value-type="float">
            <text:p>0</text:p>
          </table:table-cell>
          <table:table-cell table:style-name="ce51" table:formula="of:=IF([.BB121]=1;IF(OR(SUM([.BA120:.BC122];-1)=2;SUM([.BA120:.BC122];-1)=3);1;0);IF(SUM([.BA120:.BC122])=3;1;0))" office:value-type="float" office:value="0" calcext:value-type="float">
            <text:p>0</text:p>
          </table:table-cell>
          <table:table-cell table:style-name="ce51" table:formula="of:=IF([.BC121]=1;IF(OR(SUM([.BB120:.BD122];-1)=2;SUM([.BB120:.BD122];-1)=3);1;0);IF(SUM([.BB120:.BD122])=3;1;0))" office:value-type="float" office:value="0" calcext:value-type="float">
            <text:p>0</text:p>
          </table:table-cell>
          <table:table-cell table:style-name="ce51" table:formula="of:=IF([.BD121]=1;IF(OR(SUM([.BC120:.BE122];-1)=2;SUM([.BC120:.BE122];-1)=3);1;0);IF(SUM([.BC120:.BE122])=3;1;0))" office:value-type="float" office:value="0" calcext:value-type="float">
            <text:p>0</text:p>
          </table:table-cell>
          <table:table-cell table:style-name="ce51" table:formula="of:=IF([.BE121]=1;IF(OR(SUM([.BD120:.BF122];-1)=2;SUM([.BD120:.BF122];-1)=3);1;0);IF(SUM([.BD120:.BF122])=3;1;0)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51" table:formula="of:=IF([.C122]=1;IF(OR(SUM([.B121:.D123];-1)=2;SUM([.B121:.D123];-1)=3);1;0);IF(SUM([.B121:.D123])=3;1;0))" office:value-type="float" office:value="0" calcext:value-type="float">
            <text:p>0</text:p>
          </table:table-cell>
          <table:table-cell table:style-name="ce51" table:formula="of:=IF([.D122]=1;IF(OR(SUM([.C121:.E123];-1)=2;SUM([.C121:.E123];-1)=3);1;0);IF(SUM([.C121:.E123])=3;1;0))" office:value-type="float" office:value="0" calcext:value-type="float">
            <text:p>0</text:p>
          </table:table-cell>
          <table:table-cell table:style-name="ce51" table:formula="of:=IF([.E122]=1;IF(OR(SUM([.D121:.F123];-1)=2;SUM([.D121:.F123];-1)=3);1;0);IF(SUM([.D121:.F123])=3;1;0))" office:value-type="float" office:value="0" calcext:value-type="float">
            <text:p>0</text:p>
          </table:table-cell>
          <table:table-cell table:style-name="ce51" table:formula="of:=IF([.F122]=1;IF(OR(SUM([.E121:.G123];-1)=2;SUM([.E121:.G123];-1)=3);1;0);IF(SUM([.E121:.G123])=3;1;0))" office:value-type="float" office:value="0" calcext:value-type="float">
            <text:p>0</text:p>
          </table:table-cell>
          <table:table-cell table:style-name="ce51" table:formula="of:=IF([.G122]=1;IF(OR(SUM([.F121:.H123];-1)=2;SUM([.F121:.H123];-1)=3);1;0);IF(SUM([.F121:.H123])=3;1;0))" office:value-type="float" office:value="0" calcext:value-type="float">
            <text:p>0</text:p>
          </table:table-cell>
          <table:table-cell table:style-name="ce51" table:formula="of:=IF([.H122]=1;IF(OR(SUM([.G121:.I123];-1)=2;SUM([.G121:.I123];-1)=3);1;0);IF(SUM([.G121:.I123])=3;1;0))" office:value-type="float" office:value="0" calcext:value-type="float">
            <text:p>0</text:p>
          </table:table-cell>
          <table:table-cell table:style-name="ce51" table:formula="of:=IF([.I122]=1;IF(OR(SUM([.H121:.J123];-1)=2;SUM([.H121:.J123];-1)=3);1;0);IF(SUM([.H121:.J123])=3;1;0))" office:value-type="float" office:value="0" calcext:value-type="float">
            <text:p>0</text:p>
          </table:table-cell>
          <table:table-cell table:style-name="ce51" table:formula="of:=IF([.J122]=1;IF(OR(SUM([.I121:.K123];-1)=2;SUM([.I121:.K123];-1)=3);1;0);IF(SUM([.I121:.K123])=3;1;0))" office:value-type="float" office:value="0" calcext:value-type="float">
            <text:p>0</text:p>
          </table:table-cell>
          <table:table-cell table:style-name="ce51" table:formula="of:=IF([.K122]=1;IF(OR(SUM([.J121:.L123];-1)=2;SUM([.J121:.L123];-1)=3);1;0);IF(SUM([.J121:.L123])=3;1;0))" office:value-type="float" office:value="1" calcext:value-type="float">
            <text:p>1</text:p>
          </table:table-cell>
          <table:table-cell table:style-name="ce51" table:formula="of:=IF([.L122]=1;IF(OR(SUM([.K121:.M123];-1)=2;SUM([.K121:.M123];-1)=3);1;0);IF(SUM([.K121:.M123])=3;1;0))" office:value-type="float" office:value="1" calcext:value-type="float">
            <text:p>1</text:p>
          </table:table-cell>
          <table:table-cell table:style-name="ce51" table:formula="of:=IF([.M122]=1;IF(OR(SUM([.L121:.N123];-1)=2;SUM([.L121:.N123];-1)=3);1;0);IF(SUM([.L121:.N123])=3;1;0))" office:value-type="float" office:value="1" calcext:value-type="float">
            <text:p>1</text:p>
          </table:table-cell>
          <table:table-cell table:style-name="ce51" table:formula="of:=IF([.N122]=1;IF(OR(SUM([.M121:.O123];-1)=2;SUM([.M121:.O123];-1)=3);1;0);IF(SUM([.M121:.O123])=3;1;0))" office:value-type="float" office:value="0" calcext:value-type="float">
            <text:p>0</text:p>
          </table:table-cell>
          <table:table-cell table:style-name="ce51" table:formula="of:=IF([.O122]=1;IF(OR(SUM([.N121:.P123];-1)=2;SUM([.N121:.P123];-1)=3);1;0);IF(SUM([.N121:.P123])=3;1;0))" office:value-type="float" office:value="0" calcext:value-type="float">
            <text:p>0</text:p>
          </table:table-cell>
          <table:table-cell table:style-name="ce51" table:formula="of:=IF([.P122]=1;IF(OR(SUM([.O121:.Q123];-1)=2;SUM([.O121:.Q123];-1)=3);1;0);IF(SUM([.O121:.Q123])=3;1;0))" office:value-type="float" office:value="0" calcext:value-type="float">
            <text:p>0</text:p>
          </table:table-cell>
          <table:table-cell table:style-name="ce51" table:formula="of:=IF([.Q122]=1;IF(OR(SUM([.P121:.R123];-1)=2;SUM([.P121:.R123];-1)=3);1;0);IF(SUM([.P121:.R123])=3;1;0))" office:value-type="float" office:value="0" calcext:value-type="float">
            <text:p>0</text:p>
          </table:table-cell>
          <table:table-cell table:style-name="ce51" table:formula="of:=IF([.R122]=1;IF(OR(SUM([.Q121:.S123];-1)=2;SUM([.Q121:.S123];-1)=3);1;0);IF(SUM([.Q121:.S123])=3;1;0))" office:value-type="float" office:value="0" calcext:value-type="float">
            <text:p>0</text:p>
          </table:table-cell>
          <table:table-cell table:style-name="ce51" table:formula="of:=IF([.S122]=1;IF(OR(SUM([.R121:.T123];-1)=2;SUM([.R121:.T123];-1)=3);1;0);IF(SUM([.R121:.T123])=3;1;0))" office:value-type="float" office:value="1" calcext:value-type="float">
            <text:p>1</text:p>
          </table:table-cell>
          <table:table-cell table:style-name="ce51" table:formula="of:=IF([.T122]=1;IF(OR(SUM([.S121:.U123];-1)=2;SUM([.S121:.U123];-1)=3);1;0);IF(SUM([.S121:.U123])=3;1;0))" office:value-type="float" office:value="1" calcext:value-type="float">
            <text:p>1</text:p>
          </table:table-cell>
          <table:table-cell table:style-name="ce51" table:formula="of:=IF([.U122]=1;IF(OR(SUM([.T121:.V123];-1)=2;SUM([.T121:.V123];-1)=3);1;0);IF(SUM([.T121:.V123])=3;1;0))" office:value-type="float" office:value="0" calcext:value-type="float">
            <text:p>0</text:p>
          </table:table-cell>
          <table:table-cell table:style-name="ce51" table:formula="of:=IF([.V122]=1;IF(OR(SUM([.U121:.W123];-1)=2;SUM([.U121:.W123];-1)=3);1;0);IF(SUM([.U121:.W123])=3;1;0))" office:value-type="float" office:value="0" calcext:value-type="float">
            <text:p>0</text:p>
          </table:table-cell>
          <table:table-cell table:style-name="ce51" table:formula="of:=IF([.W122]=1;IF(OR(SUM([.V121:.X123];-1)=2;SUM([.V121:.X123];-1)=3);1;0);IF(SUM([.V121:.X123])=3;1;0))" office:value-type="float" office:value="0" calcext:value-type="float">
            <text:p>0</text:p>
          </table:table-cell>
          <table:table-cell table:style-name="ce51" table:formula="of:=IF([.X122]=1;IF(OR(SUM([.W121:.Y123];-1)=2;SUM([.W121:.Y123];-1)=3);1;0);IF(SUM([.W121:.Y123])=3;1;0))" office:value-type="float" office:value="0" calcext:value-type="float">
            <text:p>0</text:p>
          </table:table-cell>
          <table:table-cell table:style-name="ce51" table:formula="of:=IF([.Y122]=1;IF(OR(SUM([.X121:.Z123];-1)=2;SUM([.X121:.Z123];-1)=3);1;0);IF(SUM([.X121:.Z123])=3;1;0))" office:value-type="float" office:value="0" calcext:value-type="float">
            <text:p>0</text:p>
          </table:table-cell>
          <table:table-cell table:style-name="ce51" table:formula="of:=IF([.Z122]=1;IF(OR(SUM([.Y121:.AA123];-1)=2;SUM([.Y121:.AA123];-1)=3);1;0);IF(SUM([.Y121:.AA123])=3;1;0))" office:value-type="float" office:value="0" calcext:value-type="float">
            <text:p>0</text:p>
          </table:table-cell>
          <table:table-cell table:style-name="ce51" table:formula="of:=IF([.AA122]=1;IF(OR(SUM([.Z121:.AB123];-1)=2;SUM([.Z121:.AB123];-1)=3);1;0);IF(SUM([.Z121:.AB123])=3;1;0))" office:value-type="float" office:value="0" calcext:value-type="float">
            <text:p>0</text:p>
          </table:table-cell>
          <table:table-cell table:style-name="ce51" table:formula="of:=IF([.AB122]=1;IF(OR(SUM([.AA121:.AC123];-1)=2;SUM([.AA121:.AC123];-1)=3);1;0);IF(SUM([.AA121:.AC123])=3;1;0))" office:value-type="float" office:value="1" calcext:value-type="float">
            <text:p>1</text:p>
          </table:table-cell>
          <table:table-cell table:style-name="ce51" table:formula="of:=IF([.AC122]=1;IF(OR(SUM([.AB121:.AD123];-1)=2;SUM([.AB121:.AD123];-1)=3);1;0);IF(SUM([.AB121:.AD123])=3;1;0))" office:value-type="float" office:value="1" calcext:value-type="float">
            <text:p>1</text:p>
          </table:table-cell>
          <table:table-cell table:style-name="ce51" table:formula="of:=IF([.AD122]=1;IF(OR(SUM([.AC121:.AE123];-1)=2;SUM([.AC121:.AE123];-1)=3);1;0);IF(SUM([.AC121:.AE123])=3;1;0))" office:value-type="float" office:value="1" calcext:value-type="float">
            <text:p>1</text:p>
          </table:table-cell>
          <table:table-cell table:style-name="ce51" table:formula="of:=IF([.AE122]=1;IF(OR(SUM([.AD121:.AF123];-1)=2;SUM([.AD121:.AF123];-1)=3);1;0);IF(SUM([.AD121:.AF123])=3;1;0))" office:value-type="float" office:value="1" calcext:value-type="float">
            <text:p>1</text:p>
          </table:table-cell>
          <table:table-cell table:style-name="ce51" table:formula="of:=IF([.AF122]=1;IF(OR(SUM([.AE121:.AG123];-1)=2;SUM([.AE121:.AG123];-1)=3);1;0);IF(SUM([.AE121:.AG123])=3;1;0))" office:value-type="float" office:value="0" calcext:value-type="float">
            <text:p>0</text:p>
          </table:table-cell>
          <table:table-cell table:style-name="ce51" table:formula="of:=IF([.AG122]=1;IF(OR(SUM([.AF121:.AH123];-1)=2;SUM([.AF121:.AH123];-1)=3);1;0);IF(SUM([.AF121:.AH123])=3;1;0))" office:value-type="float" office:value="0" calcext:value-type="float">
            <text:p>0</text:p>
          </table:table-cell>
          <table:table-cell table:style-name="ce51" table:formula="of:=IF([.AH122]=1;IF(OR(SUM([.AG121:.AI123];-1)=2;SUM([.AG121:.AI123];-1)=3);1;0);IF(SUM([.AG121:.AI123])=3;1;0))" office:value-type="float" office:value="0" calcext:value-type="float">
            <text:p>0</text:p>
          </table:table-cell>
          <table:table-cell table:style-name="ce51" table:formula="of:=IF([.AI122]=1;IF(OR(SUM([.AH121:.AJ123];-1)=2;SUM([.AH121:.AJ123];-1)=3);1;0);IF(SUM([.AH121:.AJ123])=3;1;0))" office:value-type="float" office:value="0" calcext:value-type="float">
            <text:p>0</text:p>
          </table:table-cell>
          <table:table-cell table:style-name="ce51" table:formula="of:=IF([.AJ122]=1;IF(OR(SUM([.AI121:.AK123];-1)=2;SUM([.AI121:.AK123];-1)=3);1;0);IF(SUM([.AI121:.AK123])=3;1;0))" office:value-type="float" office:value="0" calcext:value-type="float">
            <text:p>0</text:p>
          </table:table-cell>
          <table:table-cell table:style-name="ce51" table:formula="of:=IF([.AK122]=1;IF(OR(SUM([.AJ121:.AL123];-1)=2;SUM([.AJ121:.AL123];-1)=3);1;0);IF(SUM([.AJ121:.AL123])=3;1;0))" office:value-type="float" office:value="0" calcext:value-type="float">
            <text:p>0</text:p>
          </table:table-cell>
          <table:table-cell table:style-name="ce51" table:formula="of:=IF([.AL122]=1;IF(OR(SUM([.AK121:.AM123];-1)=2;SUM([.AK121:.AM123];-1)=3);1;0);IF(SUM([.AK121:.AM123])=3;1;0))" office:value-type="float" office:value="0" calcext:value-type="float">
            <text:p>0</text:p>
          </table:table-cell>
          <table:table-cell table:style-name="ce51" table:formula="of:=IF([.AM122]=1;IF(OR(SUM([.AL121:.AN123];-1)=2;SUM([.AL121:.AN123];-1)=3);1;0);IF(SUM([.AL121:.AN123])=3;1;0))" office:value-type="float" office:value="0" calcext:value-type="float">
            <text:p>0</text:p>
          </table:table-cell>
          <table:table-cell table:style-name="ce51" table:formula="of:=IF([.AN122]=1;IF(OR(SUM([.AM121:.AO123];-1)=2;SUM([.AM121:.AO123];-1)=3);1;0);IF(SUM([.AM121:.AO123])=3;1;0))" office:value-type="float" office:value="0" calcext:value-type="float">
            <text:p>0</text:p>
          </table:table-cell>
          <table:table-cell table:style-name="ce51" table:formula="of:=IF([.AO122]=1;IF(OR(SUM([.AN121:.AP123];-1)=2;SUM([.AN121:.AP123];-1)=3);1;0);IF(SUM([.AN121:.AP123])=3;1;0))" office:value-type="float" office:value="0" calcext:value-type="float">
            <text:p>0</text:p>
          </table:table-cell>
          <table:table-cell table:style-name="ce51" table:formula="of:=IF([.AP122]=1;IF(OR(SUM([.AO121:.AQ123];-1)=2;SUM([.AO121:.AQ123];-1)=3);1;0);IF(SUM([.AO121:.AQ123])=3;1;0))" office:value-type="float" office:value="0" calcext:value-type="float">
            <text:p>0</text:p>
          </table:table-cell>
          <table:table-cell table:style-name="ce51" table:formula="of:=IF([.AQ122]=1;IF(OR(SUM([.AP121:.AR123];-1)=2;SUM([.AP121:.AR123];-1)=3);1;0);IF(SUM([.AP121:.AR123])=3;1;0))" office:value-type="float" office:value="0" calcext:value-type="float">
            <text:p>0</text:p>
          </table:table-cell>
          <table:table-cell table:style-name="ce51" table:formula="of:=IF([.AR122]=1;IF(OR(SUM([.AQ121:.AS123];-1)=2;SUM([.AQ121:.AS123];-1)=3);1;0);IF(SUM([.AQ121:.AS123])=3;1;0))" office:value-type="float" office:value="0" calcext:value-type="float">
            <text:p>0</text:p>
          </table:table-cell>
          <table:table-cell table:style-name="ce51" table:formula="of:=IF([.AS122]=1;IF(OR(SUM([.AR121:.AT123];-1)=2;SUM([.AR121:.AT123];-1)=3);1;0);IF(SUM([.AR121:.AT123])=3;1;0))" office:value-type="float" office:value="0" calcext:value-type="float">
            <text:p>0</text:p>
          </table:table-cell>
          <table:table-cell table:style-name="ce51" table:formula="of:=IF([.AT122]=1;IF(OR(SUM([.AS121:.AU123];-1)=2;SUM([.AS121:.AU123];-1)=3);1;0);IF(SUM([.AS121:.AU123])=3;1;0))" office:value-type="float" office:value="0" calcext:value-type="float">
            <text:p>0</text:p>
          </table:table-cell>
          <table:table-cell table:style-name="ce51" table:formula="of:=IF([.AU122]=1;IF(OR(SUM([.AT121:.AV123];-1)=2;SUM([.AT121:.AV123];-1)=3);1;0);IF(SUM([.AT121:.AV123])=3;1;0))" office:value-type="float" office:value="0" calcext:value-type="float">
            <text:p>0</text:p>
          </table:table-cell>
          <table:table-cell table:style-name="ce51" table:formula="of:=IF([.AV122]=1;IF(OR(SUM([.AU121:.AW123];-1)=2;SUM([.AU121:.AW123];-1)=3);1;0);IF(SUM([.AU121:.AW123])=3;1;0))" office:value-type="float" office:value="0" calcext:value-type="float">
            <text:p>0</text:p>
          </table:table-cell>
          <table:table-cell table:style-name="ce51" table:formula="of:=IF([.AW122]=1;IF(OR(SUM([.AV121:.AX123];-1)=2;SUM([.AV121:.AX123];-1)=3);1;0);IF(SUM([.AV121:.AX123])=3;1;0))" office:value-type="float" office:value="0" calcext:value-type="float">
            <text:p>0</text:p>
          </table:table-cell>
          <table:table-cell table:style-name="ce51" table:formula="of:=IF([.AX122]=1;IF(OR(SUM([.AW121:.AY123];-1)=2;SUM([.AW121:.AY123];-1)=3);1;0);IF(SUM([.AW121:.AY123])=3;1;0))" office:value-type="float" office:value="0" calcext:value-type="float">
            <text:p>0</text:p>
          </table:table-cell>
          <table:table-cell table:style-name="ce51" table:formula="of:=IF([.AY122]=1;IF(OR(SUM([.AX121:.AZ123];-1)=2;SUM([.AX121:.AZ123];-1)=3);1;0);IF(SUM([.AX121:.AZ123])=3;1;0))" office:value-type="float" office:value="0" calcext:value-type="float">
            <text:p>0</text:p>
          </table:table-cell>
          <table:table-cell table:style-name="ce51" table:formula="of:=IF([.AZ122]=1;IF(OR(SUM([.AY121:.BA123];-1)=2;SUM([.AY121:.BA123];-1)=3);1;0);IF(SUM([.AY121:.BA123])=3;1;0))" office:value-type="float" office:value="0" calcext:value-type="float">
            <text:p>0</text:p>
          </table:table-cell>
          <table:table-cell table:style-name="ce51" table:formula="of:=IF([.BA122]=1;IF(OR(SUM([.AZ121:.BB123];-1)=2;SUM([.AZ121:.BB123];-1)=3);1;0);IF(SUM([.AZ121:.BB123])=3;1;0))" office:value-type="float" office:value="0" calcext:value-type="float">
            <text:p>0</text:p>
          </table:table-cell>
          <table:table-cell table:style-name="ce51" table:formula="of:=IF([.BB122]=1;IF(OR(SUM([.BA121:.BC123];-1)=2;SUM([.BA121:.BC123];-1)=3);1;0);IF(SUM([.BA121:.BC123])=3;1;0))" office:value-type="float" office:value="0" calcext:value-type="float">
            <text:p>0</text:p>
          </table:table-cell>
          <table:table-cell table:style-name="ce51" table:formula="of:=IF([.BC122]=1;IF(OR(SUM([.BB121:.BD123];-1)=2;SUM([.BB121:.BD123];-1)=3);1;0);IF(SUM([.BB121:.BD123])=3;1;0))" office:value-type="float" office:value="0" calcext:value-type="float">
            <text:p>0</text:p>
          </table:table-cell>
          <table:table-cell table:style-name="ce51" table:formula="of:=IF([.BD122]=1;IF(OR(SUM([.BC121:.BE123];-1)=2;SUM([.BC121:.BE123];-1)=3);1;0);IF(SUM([.BC121:.BE123])=3;1;0))" office:value-type="float" office:value="0" calcext:value-type="float">
            <text:p>0</text:p>
          </table:table-cell>
          <table:table-cell table:style-name="ce51" table:formula="of:=IF([.BE122]=1;IF(OR(SUM([.BD121:.BF123];-1)=2;SUM([.BD121:.BF123];-1)=3);1;0);IF(SUM([.BD121:.BF123])=3;1;0)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51" table:formula="of:=IF([.C123]=1;IF(OR(SUM([.B122:.D124];-1)=2;SUM([.B122:.D124];-1)=3);1;0);IF(SUM([.B122:.D124])=3;1;0))" office:value-type="float" office:value="0" calcext:value-type="float">
            <text:p>0</text:p>
          </table:table-cell>
          <table:table-cell table:style-name="ce51" table:formula="of:=IF([.D123]=1;IF(OR(SUM([.C122:.E124];-1)=2;SUM([.C122:.E124];-1)=3);1;0);IF(SUM([.C122:.E124])=3;1;0))" office:value-type="float" office:value="0" calcext:value-type="float">
            <text:p>0</text:p>
          </table:table-cell>
          <table:table-cell table:style-name="ce51" table:formula="of:=IF([.E123]=1;IF(OR(SUM([.D122:.F124];-1)=2;SUM([.D122:.F124];-1)=3);1;0);IF(SUM([.D122:.F124])=3;1;0))" office:value-type="float" office:value="0" calcext:value-type="float">
            <text:p>0</text:p>
          </table:table-cell>
          <table:table-cell table:style-name="ce51" table:formula="of:=IF([.F123]=1;IF(OR(SUM([.E122:.G124];-1)=2;SUM([.E122:.G124];-1)=3);1;0);IF(SUM([.E122:.G124])=3;1;0))" office:value-type="float" office:value="0" calcext:value-type="float">
            <text:p>0</text:p>
          </table:table-cell>
          <table:table-cell table:style-name="ce51" table:formula="of:=IF([.G123]=1;IF(OR(SUM([.F122:.H124];-1)=2;SUM([.F122:.H124];-1)=3);1;0);IF(SUM([.F122:.H124])=3;1;0))" office:value-type="float" office:value="0" calcext:value-type="float">
            <text:p>0</text:p>
          </table:table-cell>
          <table:table-cell table:style-name="ce51" table:formula="of:=IF([.H123]=1;IF(OR(SUM([.G122:.I124];-1)=2;SUM([.G122:.I124];-1)=3);1;0);IF(SUM([.G122:.I124])=3;1;0))" office:value-type="float" office:value="0" calcext:value-type="float">
            <text:p>0</text:p>
          </table:table-cell>
          <table:table-cell table:style-name="ce51" table:formula="of:=IF([.I123]=1;IF(OR(SUM([.H122:.J124];-1)=2;SUM([.H122:.J124];-1)=3);1;0);IF(SUM([.H122:.J124])=3;1;0))" office:value-type="float" office:value="0" calcext:value-type="float">
            <text:p>0</text:p>
          </table:table-cell>
          <table:table-cell table:style-name="ce51" table:formula="of:=IF([.J123]=1;IF(OR(SUM([.I122:.K124];-1)=2;SUM([.I122:.K124];-1)=3);1;0);IF(SUM([.I122:.K124])=3;1;0))" office:value-type="float" office:value="0" calcext:value-type="float">
            <text:p>0</text:p>
          </table:table-cell>
          <table:table-cell table:style-name="ce51" table:formula="of:=IF([.K123]=1;IF(OR(SUM([.J122:.L124];-1)=2;SUM([.J122:.L124];-1)=3);1;0);IF(SUM([.J122:.L124])=3;1;0))" office:value-type="float" office:value="0" calcext:value-type="float">
            <text:p>0</text:p>
          </table:table-cell>
          <table:table-cell table:style-name="ce51" table:formula="of:=IF([.L123]=1;IF(OR(SUM([.K122:.M124];-1)=2;SUM([.K122:.M124];-1)=3);1;0);IF(SUM([.K122:.M124])=3;1;0))" office:value-type="float" office:value="1" calcext:value-type="float">
            <text:p>1</text:p>
          </table:table-cell>
          <table:table-cell table:style-name="ce51" table:formula="of:=IF([.M123]=1;IF(OR(SUM([.L122:.N124];-1)=2;SUM([.L122:.N124];-1)=3);1;0);IF(SUM([.L122:.N124])=3;1;0))" office:value-type="float" office:value="0" calcext:value-type="float">
            <text:p>0</text:p>
          </table:table-cell>
          <table:table-cell table:style-name="ce51" table:formula="of:=IF([.N123]=1;IF(OR(SUM([.M122:.O124];-1)=2;SUM([.M122:.O124];-1)=3);1;0);IF(SUM([.M122:.O124])=3;1;0))" office:value-type="float" office:value="0" calcext:value-type="float">
            <text:p>0</text:p>
          </table:table-cell>
          <table:table-cell table:style-name="ce51" table:formula="of:=IF([.O123]=1;IF(OR(SUM([.N122:.P124];-1)=2;SUM([.N122:.P124];-1)=3);1;0);IF(SUM([.N122:.P124])=3;1;0))" office:value-type="float" office:value="0" calcext:value-type="float">
            <text:p>0</text:p>
          </table:table-cell>
          <table:table-cell table:style-name="ce51" table:formula="of:=IF([.P123]=1;IF(OR(SUM([.O122:.Q124];-1)=2;SUM([.O122:.Q124];-1)=3);1;0);IF(SUM([.O122:.Q124])=3;1;0))" office:value-type="float" office:value="0" calcext:value-type="float">
            <text:p>0</text:p>
          </table:table-cell>
          <table:table-cell table:style-name="ce51" table:formula="of:=IF([.Q123]=1;IF(OR(SUM([.P122:.R124];-1)=2;SUM([.P122:.R124];-1)=3);1;0);IF(SUM([.P122:.R124])=3;1;0))" office:value-type="float" office:value="0" calcext:value-type="float">
            <text:p>0</text:p>
          </table:table-cell>
          <table:table-cell table:style-name="ce51" table:formula="of:=IF([.R123]=1;IF(OR(SUM([.Q122:.S124];-1)=2;SUM([.Q122:.S124];-1)=3);1;0);IF(SUM([.Q122:.S124])=3;1;0))" office:value-type="float" office:value="0" calcext:value-type="float">
            <text:p>0</text:p>
          </table:table-cell>
          <table:table-cell table:style-name="ce51" table:formula="of:=IF([.S123]=1;IF(OR(SUM([.R122:.T124];-1)=2;SUM([.R122:.T124];-1)=3);1;0);IF(SUM([.R122:.T124])=3;1;0))" office:value-type="float" office:value="1" calcext:value-type="float">
            <text:p>1</text:p>
          </table:table-cell>
          <table:table-cell table:style-name="ce51" table:formula="of:=IF([.T123]=1;IF(OR(SUM([.S122:.U124];-1)=2;SUM([.S122:.U124];-1)=3);1;0);IF(SUM([.S122:.U124])=3;1;0))" office:value-type="float" office:value="1" calcext:value-type="float">
            <text:p>1</text:p>
          </table:table-cell>
          <table:table-cell table:style-name="ce51" table:formula="of:=IF([.U123]=1;IF(OR(SUM([.T122:.V124];-1)=2;SUM([.T122:.V124];-1)=3);1;0);IF(SUM([.T122:.V124])=3;1;0))" office:value-type="float" office:value="0" calcext:value-type="float">
            <text:p>0</text:p>
          </table:table-cell>
          <table:table-cell table:style-name="ce51" table:formula="of:=IF([.V123]=1;IF(OR(SUM([.U122:.W124];-1)=2;SUM([.U122:.W124];-1)=3);1;0);IF(SUM([.U122:.W124])=3;1;0))" office:value-type="float" office:value="0" calcext:value-type="float">
            <text:p>0</text:p>
          </table:table-cell>
          <table:table-cell table:style-name="ce51" table:formula="of:=IF([.W123]=1;IF(OR(SUM([.V122:.X124];-1)=2;SUM([.V122:.X124];-1)=3);1;0);IF(SUM([.V122:.X124])=3;1;0))" office:value-type="float" office:value="0" calcext:value-type="float">
            <text:p>0</text:p>
          </table:table-cell>
          <table:table-cell table:style-name="ce51" table:formula="of:=IF([.X123]=1;IF(OR(SUM([.W122:.Y124];-1)=2;SUM([.W122:.Y124];-1)=3);1;0);IF(SUM([.W122:.Y124])=3;1;0))" office:value-type="float" office:value="0" calcext:value-type="float">
            <text:p>0</text:p>
          </table:table-cell>
          <table:table-cell table:style-name="ce51" table:formula="of:=IF([.Y123]=1;IF(OR(SUM([.X122:.Z124];-1)=2;SUM([.X122:.Z124];-1)=3);1;0);IF(SUM([.X122:.Z124])=3;1;0))" office:value-type="float" office:value="0" calcext:value-type="float">
            <text:p>0</text:p>
          </table:table-cell>
          <table:table-cell table:style-name="ce51" table:formula="of:=IF([.Z123]=1;IF(OR(SUM([.Y122:.AA124];-1)=2;SUM([.Y122:.AA124];-1)=3);1;0);IF(SUM([.Y122:.AA124])=3;1;0))" office:value-type="float" office:value="0" calcext:value-type="float">
            <text:p>0</text:p>
          </table:table-cell>
          <table:table-cell table:style-name="ce51" table:formula="of:=IF([.AA123]=1;IF(OR(SUM([.Z122:.AB124];-1)=2;SUM([.Z122:.AB124];-1)=3);1;0);IF(SUM([.Z122:.AB124])=3;1;0))" office:value-type="float" office:value="1" calcext:value-type="float">
            <text:p>1</text:p>
          </table:table-cell>
          <table:table-cell table:style-name="ce51" table:formula="of:=IF([.AB123]=1;IF(OR(SUM([.AA122:.AC124];-1)=2;SUM([.AA122:.AC124];-1)=3);1;0);IF(SUM([.AA122:.AC124])=3;1;0))" office:value-type="float" office:value="0" calcext:value-type="float">
            <text:p>0</text:p>
          </table:table-cell>
          <table:table-cell table:style-name="ce51" table:formula="of:=IF([.AC123]=1;IF(OR(SUM([.AB122:.AD124];-1)=2;SUM([.AB122:.AD124];-1)=3);1;0);IF(SUM([.AB122:.AD124])=3;1;0))" office:value-type="float" office:value="0" calcext:value-type="float">
            <text:p>0</text:p>
          </table:table-cell>
          <table:table-cell table:style-name="ce51" table:formula="of:=IF([.AD123]=1;IF(OR(SUM([.AC122:.AE124];-1)=2;SUM([.AC122:.AE124];-1)=3);1;0);IF(SUM([.AC122:.AE124])=3;1;0))" office:value-type="float" office:value="0" calcext:value-type="float">
            <text:p>0</text:p>
          </table:table-cell>
          <table:table-cell table:style-name="ce51" table:formula="of:=IF([.AE123]=1;IF(OR(SUM([.AD122:.AF124];-1)=2;SUM([.AD122:.AF124];-1)=3);1;0);IF(SUM([.AD122:.AF124])=3;1;0))" office:value-type="float" office:value="1" calcext:value-type="float">
            <text:p>1</text:p>
          </table:table-cell>
          <table:table-cell table:style-name="ce51" table:formula="of:=IF([.AF123]=1;IF(OR(SUM([.AE122:.AG124];-1)=2;SUM([.AE122:.AG124];-1)=3);1;0);IF(SUM([.AE122:.AG124])=3;1;0))" office:value-type="float" office:value="0" calcext:value-type="float">
            <text:p>0</text:p>
          </table:table-cell>
          <table:table-cell table:style-name="ce51" table:formula="of:=IF([.AG123]=1;IF(OR(SUM([.AF122:.AH124];-1)=2;SUM([.AF122:.AH124];-1)=3);1;0);IF(SUM([.AF122:.AH124])=3;1;0))" office:value-type="float" office:value="0" calcext:value-type="float">
            <text:p>0</text:p>
          </table:table-cell>
          <table:table-cell table:style-name="ce51" table:formula="of:=IF([.AH123]=1;IF(OR(SUM([.AG122:.AI124];-1)=2;SUM([.AG122:.AI124];-1)=3);1;0);IF(SUM([.AG122:.AI124])=3;1;0))" office:value-type="float" office:value="0" calcext:value-type="float">
            <text:p>0</text:p>
          </table:table-cell>
          <table:table-cell table:style-name="ce51" table:formula="of:=IF([.AI123]=1;IF(OR(SUM([.AH122:.AJ124];-1)=2;SUM([.AH122:.AJ124];-1)=3);1;0);IF(SUM([.AH122:.AJ124])=3;1;0))" office:value-type="float" office:value="0" calcext:value-type="float">
            <text:p>0</text:p>
          </table:table-cell>
          <table:table-cell table:style-name="ce51" table:formula="of:=IF([.AJ123]=1;IF(OR(SUM([.AI122:.AK124];-1)=2;SUM([.AI122:.AK124];-1)=3);1;0);IF(SUM([.AI122:.AK124])=3;1;0))" office:value-type="float" office:value="0" calcext:value-type="float">
            <text:p>0</text:p>
          </table:table-cell>
          <table:table-cell table:style-name="ce51" table:formula="of:=IF([.AK123]=1;IF(OR(SUM([.AJ122:.AL124];-1)=2;SUM([.AJ122:.AL124];-1)=3);1;0);IF(SUM([.AJ122:.AL124])=3;1;0))" office:value-type="float" office:value="0" calcext:value-type="float">
            <text:p>0</text:p>
          </table:table-cell>
          <table:table-cell table:style-name="ce51" table:formula="of:=IF([.AL123]=1;IF(OR(SUM([.AK122:.AM124];-1)=2;SUM([.AK122:.AM124];-1)=3);1;0);IF(SUM([.AK122:.AM124])=3;1;0))" office:value-type="float" office:value="0" calcext:value-type="float">
            <text:p>0</text:p>
          </table:table-cell>
          <table:table-cell table:style-name="ce51" table:formula="of:=IF([.AM123]=1;IF(OR(SUM([.AL122:.AN124];-1)=2;SUM([.AL122:.AN124];-1)=3);1;0);IF(SUM([.AL122:.AN124])=3;1;0))" office:value-type="float" office:value="0" calcext:value-type="float">
            <text:p>0</text:p>
          </table:table-cell>
          <table:table-cell table:style-name="ce51" table:formula="of:=IF([.AN123]=1;IF(OR(SUM([.AM122:.AO124];-1)=2;SUM([.AM122:.AO124];-1)=3);1;0);IF(SUM([.AM122:.AO124])=3;1;0))" office:value-type="float" office:value="0" calcext:value-type="float">
            <text:p>0</text:p>
          </table:table-cell>
          <table:table-cell table:style-name="ce51" table:formula="of:=IF([.AO123]=1;IF(OR(SUM([.AN122:.AP124];-1)=2;SUM([.AN122:.AP124];-1)=3);1;0);IF(SUM([.AN122:.AP124])=3;1;0))" office:value-type="float" office:value="0" calcext:value-type="float">
            <text:p>0</text:p>
          </table:table-cell>
          <table:table-cell table:style-name="ce51" table:formula="of:=IF([.AP123]=1;IF(OR(SUM([.AO122:.AQ124];-1)=2;SUM([.AO122:.AQ124];-1)=3);1;0);IF(SUM([.AO122:.AQ124])=3;1;0))" office:value-type="float" office:value="0" calcext:value-type="float">
            <text:p>0</text:p>
          </table:table-cell>
          <table:table-cell table:style-name="ce51" table:formula="of:=IF([.AQ123]=1;IF(OR(SUM([.AP122:.AR124];-1)=2;SUM([.AP122:.AR124];-1)=3);1;0);IF(SUM([.AP122:.AR124])=3;1;0))" office:value-type="float" office:value="0" calcext:value-type="float">
            <text:p>0</text:p>
          </table:table-cell>
          <table:table-cell table:style-name="ce51" table:formula="of:=IF([.AR123]=1;IF(OR(SUM([.AQ122:.AS124];-1)=2;SUM([.AQ122:.AS124];-1)=3);1;0);IF(SUM([.AQ122:.AS124])=3;1;0))" office:value-type="float" office:value="0" calcext:value-type="float">
            <text:p>0</text:p>
          </table:table-cell>
          <table:table-cell table:style-name="ce51" table:formula="of:=IF([.AS123]=1;IF(OR(SUM([.AR122:.AT124];-1)=2;SUM([.AR122:.AT124];-1)=3);1;0);IF(SUM([.AR122:.AT124])=3;1;0))" office:value-type="float" office:value="0" calcext:value-type="float">
            <text:p>0</text:p>
          </table:table-cell>
          <table:table-cell table:style-name="ce51" table:formula="of:=IF([.AT123]=1;IF(OR(SUM([.AS122:.AU124];-1)=2;SUM([.AS122:.AU124];-1)=3);1;0);IF(SUM([.AS122:.AU124])=3;1;0))" office:value-type="float" office:value="0" calcext:value-type="float">
            <text:p>0</text:p>
          </table:table-cell>
          <table:table-cell table:style-name="ce51" table:formula="of:=IF([.AU123]=1;IF(OR(SUM([.AT122:.AV124];-1)=2;SUM([.AT122:.AV124];-1)=3);1;0);IF(SUM([.AT122:.AV124])=3;1;0))" office:value-type="float" office:value="0" calcext:value-type="float">
            <text:p>0</text:p>
          </table:table-cell>
          <table:table-cell table:style-name="ce51" table:formula="of:=IF([.AV123]=1;IF(OR(SUM([.AU122:.AW124];-1)=2;SUM([.AU122:.AW124];-1)=3);1;0);IF(SUM([.AU122:.AW124])=3;1;0))" office:value-type="float" office:value="0" calcext:value-type="float">
            <text:p>0</text:p>
          </table:table-cell>
          <table:table-cell table:style-name="ce51" table:formula="of:=IF([.AW123]=1;IF(OR(SUM([.AV122:.AX124];-1)=2;SUM([.AV122:.AX124];-1)=3);1;0);IF(SUM([.AV122:.AX124])=3;1;0))" office:value-type="float" office:value="0" calcext:value-type="float">
            <text:p>0</text:p>
          </table:table-cell>
          <table:table-cell table:style-name="ce51" table:formula="of:=IF([.AX123]=1;IF(OR(SUM([.AW122:.AY124];-1)=2;SUM([.AW122:.AY124];-1)=3);1;0);IF(SUM([.AW122:.AY124])=3;1;0))" office:value-type="float" office:value="0" calcext:value-type="float">
            <text:p>0</text:p>
          </table:table-cell>
          <table:table-cell table:style-name="ce51" table:formula="of:=IF([.AY123]=1;IF(OR(SUM([.AX122:.AZ124];-1)=2;SUM([.AX122:.AZ124];-1)=3);1;0);IF(SUM([.AX122:.AZ124])=3;1;0))" office:value-type="float" office:value="0" calcext:value-type="float">
            <text:p>0</text:p>
          </table:table-cell>
          <table:table-cell table:style-name="ce51" table:formula="of:=IF([.AZ123]=1;IF(OR(SUM([.AY122:.BA124];-1)=2;SUM([.AY122:.BA124];-1)=3);1;0);IF(SUM([.AY122:.BA124])=3;1;0))" office:value-type="float" office:value="0" calcext:value-type="float">
            <text:p>0</text:p>
          </table:table-cell>
          <table:table-cell table:style-name="ce51" table:formula="of:=IF([.BA123]=1;IF(OR(SUM([.AZ122:.BB124];-1)=2;SUM([.AZ122:.BB124];-1)=3);1;0);IF(SUM([.AZ122:.BB124])=3;1;0))" office:value-type="float" office:value="0" calcext:value-type="float">
            <text:p>0</text:p>
          </table:table-cell>
          <table:table-cell table:style-name="ce51" table:formula="of:=IF([.BB123]=1;IF(OR(SUM([.BA122:.BC124];-1)=2;SUM([.BA122:.BC124];-1)=3);1;0);IF(SUM([.BA122:.BC124])=3;1;0))" office:value-type="float" office:value="0" calcext:value-type="float">
            <text:p>0</text:p>
          </table:table-cell>
          <table:table-cell table:style-name="ce51" table:formula="of:=IF([.BC123]=1;IF(OR(SUM([.BB122:.BD124];-1)=2;SUM([.BB122:.BD124];-1)=3);1;0);IF(SUM([.BB122:.BD124])=3;1;0))" office:value-type="float" office:value="0" calcext:value-type="float">
            <text:p>0</text:p>
          </table:table-cell>
          <table:table-cell table:style-name="ce51" table:formula="of:=IF([.BD123]=1;IF(OR(SUM([.BC122:.BE124];-1)=2;SUM([.BC122:.BE124];-1)=3);1;0);IF(SUM([.BC122:.BE124])=3;1;0))" office:value-type="float" office:value="0" calcext:value-type="float">
            <text:p>0</text:p>
          </table:table-cell>
          <table:table-cell table:style-name="ce51" table:formula="of:=IF([.BE123]=1;IF(OR(SUM([.BD122:.BF124];-1)=2;SUM([.BD122:.BF124];-1)=3);1;0);IF(SUM([.BD122:.BF124])=3;1;0)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1" office:value-type="float" office:value="0" calcext:value-type="float">
            <text:p>0</text:p>
          </table:table-cell>
          <table:table-cell table:style-name="ce51" table:formula="of:=IF([.C124]=1;IF(OR(SUM([.B123:.D125];-1)=2;SUM([.B123:.D125];-1)=3);1;0);IF(SUM([.B123:.D125])=3;1;0))" office:value-type="float" office:value="0" calcext:value-type="float">
            <text:p>0</text:p>
          </table:table-cell>
          <table:table-cell table:style-name="ce51" table:formula="of:=IF([.D124]=1;IF(OR(SUM([.C123:.E125];-1)=2;SUM([.C123:.E125];-1)=3);1;0);IF(SUM([.C123:.E125])=3;1;0))" office:value-type="float" office:value="0" calcext:value-type="float">
            <text:p>0</text:p>
          </table:table-cell>
          <table:table-cell table:style-name="ce51" table:formula="of:=IF([.E124]=1;IF(OR(SUM([.D123:.F125];-1)=2;SUM([.D123:.F125];-1)=3);1;0);IF(SUM([.D123:.F125])=3;1;0))" office:value-type="float" office:value="0" calcext:value-type="float">
            <text:p>0</text:p>
          </table:table-cell>
          <table:table-cell table:style-name="ce51" table:formula="of:=IF([.F124]=1;IF(OR(SUM([.E123:.G125];-1)=2;SUM([.E123:.G125];-1)=3);1;0);IF(SUM([.E123:.G125])=3;1;0))" office:value-type="float" office:value="0" calcext:value-type="float">
            <text:p>0</text:p>
          </table:table-cell>
          <table:table-cell table:style-name="ce51" table:formula="of:=IF([.G124]=1;IF(OR(SUM([.F123:.H125];-1)=2;SUM([.F123:.H125];-1)=3);1;0);IF(SUM([.F123:.H125])=3;1;0))" office:value-type="float" office:value="0" calcext:value-type="float">
            <text:p>0</text:p>
          </table:table-cell>
          <table:table-cell table:style-name="ce51" table:formula="of:=IF([.H124]=1;IF(OR(SUM([.G123:.I125];-1)=2;SUM([.G123:.I125];-1)=3);1;0);IF(SUM([.G123:.I125])=3;1;0))" office:value-type="float" office:value="0" calcext:value-type="float">
            <text:p>0</text:p>
          </table:table-cell>
          <table:table-cell table:style-name="ce51" table:formula="of:=IF([.I124]=1;IF(OR(SUM([.H123:.J125];-1)=2;SUM([.H123:.J125];-1)=3);1;0);IF(SUM([.H123:.J125])=3;1;0))" office:value-type="float" office:value="0" calcext:value-type="float">
            <text:p>0</text:p>
          </table:table-cell>
          <table:table-cell table:style-name="ce51" table:formula="of:=IF([.J124]=1;IF(OR(SUM([.I123:.K125];-1)=2;SUM([.I123:.K125];-1)=3);1;0);IF(SUM([.I123:.K125])=3;1;0))" office:value-type="float" office:value="0" calcext:value-type="float">
            <text:p>0</text:p>
          </table:table-cell>
          <table:table-cell table:style-name="ce51" table:formula="of:=IF([.K124]=1;IF(OR(SUM([.J123:.L125];-1)=2;SUM([.J123:.L125];-1)=3);1;0);IF(SUM([.J123:.L125])=3;1;0))" office:value-type="float" office:value="0" calcext:value-type="float">
            <text:p>0</text:p>
          </table:table-cell>
          <table:table-cell table:style-name="ce51" table:formula="of:=IF([.L124]=1;IF(OR(SUM([.K123:.M125];-1)=2;SUM([.K123:.M125];-1)=3);1;0);IF(SUM([.K123:.M125])=3;1;0))" office:value-type="float" office:value="0" calcext:value-type="float">
            <text:p>0</text:p>
          </table:table-cell>
          <table:table-cell table:style-name="ce51" table:formula="of:=IF([.M124]=1;IF(OR(SUM([.L123:.N125];-1)=2;SUM([.L123:.N125];-1)=3);1;0);IF(SUM([.L123:.N125])=3;1;0))" office:value-type="float" office:value="0" calcext:value-type="float">
            <text:p>0</text:p>
          </table:table-cell>
          <table:table-cell table:style-name="ce51" table:formula="of:=IF([.N124]=1;IF(OR(SUM([.M123:.O125];-1)=2;SUM([.M123:.O125];-1)=3);1;0);IF(SUM([.M123:.O125])=3;1;0))" office:value-type="float" office:value="0" calcext:value-type="float">
            <text:p>0</text:p>
          </table:table-cell>
          <table:table-cell table:style-name="ce51" table:formula="of:=IF([.O124]=1;IF(OR(SUM([.N123:.P125];-1)=2;SUM([.N123:.P125];-1)=3);1;0);IF(SUM([.N123:.P125])=3;1;0))" office:value-type="float" office:value="0" calcext:value-type="float">
            <text:p>0</text:p>
          </table:table-cell>
          <table:table-cell table:style-name="ce51" table:formula="of:=IF([.P124]=1;IF(OR(SUM([.O123:.Q125];-1)=2;SUM([.O123:.Q125];-1)=3);1;0);IF(SUM([.O123:.Q125])=3;1;0))" office:value-type="float" office:value="0" calcext:value-type="float">
            <text:p>0</text:p>
          </table:table-cell>
          <table:table-cell table:style-name="ce51" table:formula="of:=IF([.Q124]=1;IF(OR(SUM([.P123:.R125];-1)=2;SUM([.P123:.R125];-1)=3);1;0);IF(SUM([.P123:.R125])=3;1;0))" office:value-type="float" office:value="1" calcext:value-type="float">
            <text:p>1</text:p>
          </table:table-cell>
          <table:table-cell table:style-name="ce51" table:formula="of:=IF([.R124]=1;IF(OR(SUM([.Q123:.S125];-1)=2;SUM([.Q123:.S125];-1)=3);1;0);IF(SUM([.Q123:.S125])=3;1;0))" office:value-type="float" office:value="1" calcext:value-type="float">
            <text:p>1</text:p>
          </table:table-cell>
          <table:table-cell table:style-name="ce51" table:formula="of:=IF([.S124]=1;IF(OR(SUM([.R123:.T125];-1)=2;SUM([.R123:.T125];-1)=3);1;0);IF(SUM([.R123:.T125])=3;1;0))" office:value-type="float" office:value="0" calcext:value-type="float">
            <text:p>0</text:p>
          </table:table-cell>
          <table:table-cell table:style-name="ce51" table:formula="of:=IF([.T124]=1;IF(OR(SUM([.S123:.U125];-1)=2;SUM([.S123:.U125];-1)=3);1;0);IF(SUM([.S123:.U125])=3;1;0))" office:value-type="float" office:value="0" calcext:value-type="float">
            <text:p>0</text:p>
          </table:table-cell>
          <table:table-cell table:style-name="ce51" table:formula="of:=IF([.U124]=1;IF(OR(SUM([.T123:.V125];-1)=2;SUM([.T123:.V125];-1)=3);1;0);IF(SUM([.T123:.V125])=3;1;0))" office:value-type="float" office:value="0" calcext:value-type="float">
            <text:p>0</text:p>
          </table:table-cell>
          <table:table-cell table:style-name="ce51" table:formula="of:=IF([.V124]=1;IF(OR(SUM([.U123:.W125];-1)=2;SUM([.U123:.W125];-1)=3);1;0);IF(SUM([.U123:.W125])=3;1;0))" office:value-type="float" office:value="0" calcext:value-type="float">
            <text:p>0</text:p>
          </table:table-cell>
          <table:table-cell table:style-name="ce51" table:formula="of:=IF([.W124]=1;IF(OR(SUM([.V123:.X125];-1)=2;SUM([.V123:.X125];-1)=3);1;0);IF(SUM([.V123:.X125])=3;1;0))" office:value-type="float" office:value="0" calcext:value-type="float">
            <text:p>0</text:p>
          </table:table-cell>
          <table:table-cell table:style-name="ce51" table:formula="of:=IF([.X124]=1;IF(OR(SUM([.W123:.Y125];-1)=2;SUM([.W123:.Y125];-1)=3);1;0);IF(SUM([.W123:.Y125])=3;1;0))" office:value-type="float" office:value="0" calcext:value-type="float">
            <text:p>0</text:p>
          </table:table-cell>
          <table:table-cell table:style-name="ce51" table:formula="of:=IF([.Y124]=1;IF(OR(SUM([.X123:.Z125];-1)=2;SUM([.X123:.Z125];-1)=3);1;0);IF(SUM([.X123:.Z125])=3;1;0))" office:value-type="float" office:value="0" calcext:value-type="float">
            <text:p>0</text:p>
          </table:table-cell>
          <table:table-cell table:style-name="ce51" table:formula="of:=IF([.Z124]=1;IF(OR(SUM([.Y123:.AA125];-1)=2;SUM([.Y123:.AA125];-1)=3);1;0);IF(SUM([.Y123:.AA125])=3;1;0))" office:value-type="float" office:value="0" calcext:value-type="float">
            <text:p>0</text:p>
          </table:table-cell>
          <table:table-cell table:style-name="ce51" table:formula="of:=IF([.AA124]=1;IF(OR(SUM([.Z123:.AB125];-1)=2;SUM([.Z123:.AB125];-1)=3);1;0);IF(SUM([.Z123:.AB125])=3;1;0))" office:value-type="float" office:value="0" calcext:value-type="float">
            <text:p>0</text:p>
          </table:table-cell>
          <table:table-cell table:style-name="ce51" table:formula="of:=IF([.AB124]=1;IF(OR(SUM([.AA123:.AC125];-1)=2;SUM([.AA123:.AC125];-1)=3);1;0);IF(SUM([.AA123:.AC125])=3;1;0))" office:value-type="float" office:value="0" calcext:value-type="float">
            <text:p>0</text:p>
          </table:table-cell>
          <table:table-cell table:style-name="ce51" table:formula="of:=IF([.AC124]=1;IF(OR(SUM([.AB123:.AD125];-1)=2;SUM([.AB123:.AD125];-1)=3);1;0);IF(SUM([.AB123:.AD125])=3;1;0))" office:value-type="float" office:value="0" calcext:value-type="float">
            <text:p>0</text:p>
          </table:table-cell>
          <table:table-cell table:style-name="ce51" table:formula="of:=IF([.AD124]=1;IF(OR(SUM([.AC123:.AE125];-1)=2;SUM([.AC123:.AE125];-1)=3);1;0);IF(SUM([.AC123:.AE125])=3;1;0))" office:value-type="float" office:value="0" calcext:value-type="float">
            <text:p>0</text:p>
          </table:table-cell>
          <table:table-cell table:style-name="ce51" table:formula="of:=IF([.AE124]=1;IF(OR(SUM([.AD123:.AF125];-1)=2;SUM([.AD123:.AF125];-1)=3);1;0);IF(SUM([.AD123:.AF125])=3;1;0))" office:value-type="float" office:value="1" calcext:value-type="float">
            <text:p>1</text:p>
          </table:table-cell>
          <table:table-cell table:style-name="ce51" table:formula="of:=IF([.AF124]=1;IF(OR(SUM([.AE123:.AG125];-1)=2;SUM([.AE123:.AG125];-1)=3);1;0);IF(SUM([.AE123:.AG125])=3;1;0))" office:value-type="float" office:value="0" calcext:value-type="float">
            <text:p>0</text:p>
          </table:table-cell>
          <table:table-cell table:style-name="ce51" table:formula="of:=IF([.AG124]=1;IF(OR(SUM([.AF123:.AH125];-1)=2;SUM([.AF123:.AH125];-1)=3);1;0);IF(SUM([.AF123:.AH125])=3;1;0))" office:value-type="float" office:value="0" calcext:value-type="float">
            <text:p>0</text:p>
          </table:table-cell>
          <table:table-cell table:style-name="ce51" table:formula="of:=IF([.AH124]=1;IF(OR(SUM([.AG123:.AI125];-1)=2;SUM([.AG123:.AI125];-1)=3);1;0);IF(SUM([.AG123:.AI125])=3;1;0))" office:value-type="float" office:value="0" calcext:value-type="float">
            <text:p>0</text:p>
          </table:table-cell>
          <table:table-cell table:style-name="ce51" table:formula="of:=IF([.AI124]=1;IF(OR(SUM([.AH123:.AJ125];-1)=2;SUM([.AH123:.AJ125];-1)=3);1;0);IF(SUM([.AH123:.AJ125])=3;1;0))" office:value-type="float" office:value="0" calcext:value-type="float">
            <text:p>0</text:p>
          </table:table-cell>
          <table:table-cell table:style-name="ce51" table:formula="of:=IF([.AJ124]=1;IF(OR(SUM([.AI123:.AK125];-1)=2;SUM([.AI123:.AK125];-1)=3);1;0);IF(SUM([.AI123:.AK125])=3;1;0))" office:value-type="float" office:value="0" calcext:value-type="float">
            <text:p>0</text:p>
          </table:table-cell>
          <table:table-cell table:style-name="ce51" table:formula="of:=IF([.AK124]=1;IF(OR(SUM([.AJ123:.AL125];-1)=2;SUM([.AJ123:.AL125];-1)=3);1;0);IF(SUM([.AJ123:.AL125])=3;1;0))" office:value-type="float" office:value="0" calcext:value-type="float">
            <text:p>0</text:p>
          </table:table-cell>
          <table:table-cell table:style-name="ce51" table:formula="of:=IF([.AL124]=1;IF(OR(SUM([.AK123:.AM125];-1)=2;SUM([.AK123:.AM125];-1)=3);1;0);IF(SUM([.AK123:.AM125])=3;1;0))" office:value-type="float" office:value="0" calcext:value-type="float">
            <text:p>0</text:p>
          </table:table-cell>
          <table:table-cell table:style-name="ce51" table:formula="of:=IF([.AM124]=1;IF(OR(SUM([.AL123:.AN125];-1)=2;SUM([.AL123:.AN125];-1)=3);1;0);IF(SUM([.AL123:.AN125])=3;1;0))" office:value-type="float" office:value="0" calcext:value-type="float">
            <text:p>0</text:p>
          </table:table-cell>
          <table:table-cell table:style-name="ce51" table:formula="of:=IF([.AN124]=1;IF(OR(SUM([.AM123:.AO125];-1)=2;SUM([.AM123:.AO125];-1)=3);1;0);IF(SUM([.AM123:.AO125])=3;1;0))" office:value-type="float" office:value="0" calcext:value-type="float">
            <text:p>0</text:p>
          </table:table-cell>
          <table:table-cell table:style-name="ce51" table:formula="of:=IF([.AO124]=1;IF(OR(SUM([.AN123:.AP125];-1)=2;SUM([.AN123:.AP125];-1)=3);1;0);IF(SUM([.AN123:.AP125])=3;1;0))" office:value-type="float" office:value="0" calcext:value-type="float">
            <text:p>0</text:p>
          </table:table-cell>
          <table:table-cell table:style-name="ce51" table:formula="of:=IF([.AP124]=1;IF(OR(SUM([.AO123:.AQ125];-1)=2;SUM([.AO123:.AQ125];-1)=3);1;0);IF(SUM([.AO123:.AQ125])=3;1;0))" office:value-type="float" office:value="0" calcext:value-type="float">
            <text:p>0</text:p>
          </table:table-cell>
          <table:table-cell table:style-name="ce51" table:formula="of:=IF([.AQ124]=1;IF(OR(SUM([.AP123:.AR125];-1)=2;SUM([.AP123:.AR125];-1)=3);1;0);IF(SUM([.AP123:.AR125])=3;1;0))" office:value-type="float" office:value="0" calcext:value-type="float">
            <text:p>0</text:p>
          </table:table-cell>
          <table:table-cell table:style-name="ce51" table:formula="of:=IF([.AR124]=1;IF(OR(SUM([.AQ123:.AS125];-1)=2;SUM([.AQ123:.AS125];-1)=3);1;0);IF(SUM([.AQ123:.AS125])=3;1;0))" office:value-type="float" office:value="0" calcext:value-type="float">
            <text:p>0</text:p>
          </table:table-cell>
          <table:table-cell table:style-name="ce51" table:formula="of:=IF([.AS124]=1;IF(OR(SUM([.AR123:.AT125];-1)=2;SUM([.AR123:.AT125];-1)=3);1;0);IF(SUM([.AR123:.AT125])=3;1;0))" office:value-type="float" office:value="0" calcext:value-type="float">
            <text:p>0</text:p>
          </table:table-cell>
          <table:table-cell table:style-name="ce51" table:formula="of:=IF([.AT124]=1;IF(OR(SUM([.AS123:.AU125];-1)=2;SUM([.AS123:.AU125];-1)=3);1;0);IF(SUM([.AS123:.AU125])=3;1;0))" office:value-type="float" office:value="0" calcext:value-type="float">
            <text:p>0</text:p>
          </table:table-cell>
          <table:table-cell table:style-name="ce51" table:formula="of:=IF([.AU124]=1;IF(OR(SUM([.AT123:.AV125];-1)=2;SUM([.AT123:.AV125];-1)=3);1;0);IF(SUM([.AT123:.AV125])=3;1;0))" office:value-type="float" office:value="0" calcext:value-type="float">
            <text:p>0</text:p>
          </table:table-cell>
          <table:table-cell table:style-name="ce51" table:formula="of:=IF([.AV124]=1;IF(OR(SUM([.AU123:.AW125];-1)=2;SUM([.AU123:.AW125];-1)=3);1;0);IF(SUM([.AU123:.AW125])=3;1;0))" office:value-type="float" office:value="0" calcext:value-type="float">
            <text:p>0</text:p>
          </table:table-cell>
          <table:table-cell table:style-name="ce51" table:formula="of:=IF([.AW124]=1;IF(OR(SUM([.AV123:.AX125];-1)=2;SUM([.AV123:.AX125];-1)=3);1;0);IF(SUM([.AV123:.AX125])=3;1;0))" office:value-type="float" office:value="0" calcext:value-type="float">
            <text:p>0</text:p>
          </table:table-cell>
          <table:table-cell table:style-name="ce51" table:formula="of:=IF([.AX124]=1;IF(OR(SUM([.AW123:.AY125];-1)=2;SUM([.AW123:.AY125];-1)=3);1;0);IF(SUM([.AW123:.AY125])=3;1;0))" office:value-type="float" office:value="0" calcext:value-type="float">
            <text:p>0</text:p>
          </table:table-cell>
          <table:table-cell table:style-name="ce51" table:formula="of:=IF([.AY124]=1;IF(OR(SUM([.AX123:.AZ125];-1)=2;SUM([.AX123:.AZ125];-1)=3);1;0);IF(SUM([.AX123:.AZ125])=3;1;0))" office:value-type="float" office:value="0" calcext:value-type="float">
            <text:p>0</text:p>
          </table:table-cell>
          <table:table-cell table:style-name="ce51" table:formula="of:=IF([.AZ124]=1;IF(OR(SUM([.AY123:.BA125];-1)=2;SUM([.AY123:.BA125];-1)=3);1;0);IF(SUM([.AY123:.BA125])=3;1;0))" office:value-type="float" office:value="0" calcext:value-type="float">
            <text:p>0</text:p>
          </table:table-cell>
          <table:table-cell table:style-name="ce51" table:formula="of:=IF([.BA124]=1;IF(OR(SUM([.AZ123:.BB125];-1)=2;SUM([.AZ123:.BB125];-1)=3);1;0);IF(SUM([.AZ123:.BB125])=3;1;0))" office:value-type="float" office:value="0" calcext:value-type="float">
            <text:p>0</text:p>
          </table:table-cell>
          <table:table-cell table:style-name="ce51" table:formula="of:=IF([.BB124]=1;IF(OR(SUM([.BA123:.BC125];-1)=2;SUM([.BA123:.BC125];-1)=3);1;0);IF(SUM([.BA123:.BC125])=3;1;0))" office:value-type="float" office:value="0" calcext:value-type="float">
            <text:p>0</text:p>
          </table:table-cell>
          <table:table-cell table:style-name="ce51" table:formula="of:=IF([.BC124]=1;IF(OR(SUM([.BB123:.BD125];-1)=2;SUM([.BB123:.BD125];-1)=3);1;0);IF(SUM([.BB123:.BD125])=3;1;0))" office:value-type="float" office:value="0" calcext:value-type="float">
            <text:p>0</text:p>
          </table:table-cell>
          <table:table-cell table:style-name="ce51" table:formula="of:=IF([.BD124]=1;IF(OR(SUM([.BC123:.BE125];-1)=2;SUM([.BC123:.BE125];-1)=3);1;0);IF(SUM([.BC123:.BE125])=3;1;0))" office:value-type="float" office:value="0" calcext:value-type="float">
            <text:p>0</text:p>
          </table:table-cell>
          <table:table-cell table:style-name="ce51" table:formula="of:=IF([.BE124]=1;IF(OR(SUM([.BD123:.BF125];-1)=2;SUM([.BD123:.BF125];-1)=3);1;0);IF(SUM([.BD123:.BF125])=3;1;0))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2" office:value-type="float" office:value="0" calcext:value-type="float">
            <text:p>0</text:p>
          </table:table-cell>
          <table:table-cell table:style-name="ce51" table:formula="of:=IF([.C125]=1;IF(OR(SUM([.B124:.D126];-1)=2;SUM([.B124:.D126];-1)=3);1;0);IF(SUM([.B124:.D126])=3;1;0))" office:value-type="float" office:value="0" calcext:value-type="float">
            <text:p>0</text:p>
          </table:table-cell>
          <table:table-cell table:style-name="ce51" table:formula="of:=IF([.D125]=1;IF(OR(SUM([.C124:.E126];-1)=2;SUM([.C124:.E126];-1)=3);1;0);IF(SUM([.C124:.E126])=3;1;0))" office:value-type="float" office:value="0" calcext:value-type="float">
            <text:p>0</text:p>
          </table:table-cell>
          <table:table-cell table:style-name="ce51" table:formula="of:=IF([.E125]=1;IF(OR(SUM([.D124:.F126];-1)=2;SUM([.D124:.F126];-1)=3);1;0);IF(SUM([.D124:.F126])=3;1;0))" office:value-type="float" office:value="0" calcext:value-type="float">
            <text:p>0</text:p>
          </table:table-cell>
          <table:table-cell table:style-name="ce51" table:formula="of:=IF([.F125]=1;IF(OR(SUM([.E124:.G126];-1)=2;SUM([.E124:.G126];-1)=3);1;0);IF(SUM([.E124:.G126])=3;1;0))" office:value-type="float" office:value="0" calcext:value-type="float">
            <text:p>0</text:p>
          </table:table-cell>
          <table:table-cell table:style-name="ce51" table:formula="of:=IF([.G125]=1;IF(OR(SUM([.F124:.H126];-1)=2;SUM([.F124:.H126];-1)=3);1;0);IF(SUM([.F124:.H126])=3;1;0))" office:value-type="float" office:value="0" calcext:value-type="float">
            <text:p>0</text:p>
          </table:table-cell>
          <table:table-cell table:style-name="ce51" table:formula="of:=IF([.H125]=1;IF(OR(SUM([.G124:.I126];-1)=2;SUM([.G124:.I126];-1)=3);1;0);IF(SUM([.G124:.I126])=3;1;0))" office:value-type="float" office:value="0" calcext:value-type="float">
            <text:p>0</text:p>
          </table:table-cell>
          <table:table-cell table:style-name="ce51" table:formula="of:=IF([.I125]=1;IF(OR(SUM([.H124:.J126];-1)=2;SUM([.H124:.J126];-1)=3);1;0);IF(SUM([.H124:.J126])=3;1;0))" office:value-type="float" office:value="0" calcext:value-type="float">
            <text:p>0</text:p>
          </table:table-cell>
          <table:table-cell table:style-name="ce51" table:formula="of:=IF([.J125]=1;IF(OR(SUM([.I124:.K126];-1)=2;SUM([.I124:.K126];-1)=3);1;0);IF(SUM([.I124:.K126])=3;1;0))" office:value-type="float" office:value="0" calcext:value-type="float">
            <text:p>0</text:p>
          </table:table-cell>
          <table:table-cell table:style-name="ce51" table:formula="of:=IF([.K125]=1;IF(OR(SUM([.J124:.L126];-1)=2;SUM([.J124:.L126];-1)=3);1;0);IF(SUM([.J124:.L126])=3;1;0))" office:value-type="float" office:value="0" calcext:value-type="float">
            <text:p>0</text:p>
          </table:table-cell>
          <table:table-cell table:style-name="ce51" table:formula="of:=IF([.L125]=1;IF(OR(SUM([.K124:.M126];-1)=2;SUM([.K124:.M126];-1)=3);1;0);IF(SUM([.K124:.M126])=3;1;0))" office:value-type="float" office:value="0" calcext:value-type="float">
            <text:p>0</text:p>
          </table:table-cell>
          <table:table-cell table:style-name="ce51" table:formula="of:=IF([.M125]=1;IF(OR(SUM([.L124:.N126];-1)=2;SUM([.L124:.N126];-1)=3);1;0);IF(SUM([.L124:.N126])=3;1;0))" office:value-type="float" office:value="0" calcext:value-type="float">
            <text:p>0</text:p>
          </table:table-cell>
          <table:table-cell table:style-name="ce51" table:formula="of:=IF([.N125]=1;IF(OR(SUM([.M124:.O126];-1)=2;SUM([.M124:.O126];-1)=3);1;0);IF(SUM([.M124:.O126])=3;1;0))" office:value-type="float" office:value="0" calcext:value-type="float">
            <text:p>0</text:p>
          </table:table-cell>
          <table:table-cell table:style-name="ce51" table:formula="of:=IF([.O125]=1;IF(OR(SUM([.N124:.P126];-1)=2;SUM([.N124:.P126];-1)=3);1;0);IF(SUM([.N124:.P126])=3;1;0))" office:value-type="float" office:value="0" calcext:value-type="float">
            <text:p>0</text:p>
          </table:table-cell>
          <table:table-cell table:style-name="ce51" table:formula="of:=IF([.P125]=1;IF(OR(SUM([.O124:.Q126];-1)=2;SUM([.O124:.Q126];-1)=3);1;0);IF(SUM([.O124:.Q126])=3;1;0))" office:value-type="float" office:value="0" calcext:value-type="float">
            <text:p>0</text:p>
          </table:table-cell>
          <table:table-cell table:style-name="ce51" table:formula="of:=IF([.Q125]=1;IF(OR(SUM([.P124:.R126];-1)=2;SUM([.P124:.R126];-1)=3);1;0);IF(SUM([.P124:.R126])=3;1;0))" office:value-type="float" office:value="1" calcext:value-type="float">
            <text:p>1</text:p>
          </table:table-cell>
          <table:table-cell table:style-name="ce51" table:formula="of:=IF([.R125]=1;IF(OR(SUM([.Q124:.S126];-1)=2;SUM([.Q124:.S126];-1)=3);1;0);IF(SUM([.Q124:.S126])=3;1;0))" office:value-type="float" office:value="1" calcext:value-type="float">
            <text:p>1</text:p>
          </table:table-cell>
          <table:table-cell table:style-name="ce51" table:formula="of:=IF([.S125]=1;IF(OR(SUM([.R124:.T126];-1)=2;SUM([.R124:.T126];-1)=3);1;0);IF(SUM([.R124:.T126])=3;1;0))" office:value-type="float" office:value="0" calcext:value-type="float">
            <text:p>0</text:p>
          </table:table-cell>
          <table:table-cell table:style-name="ce51" table:formula="of:=IF([.T125]=1;IF(OR(SUM([.S124:.U126];-1)=2;SUM([.S124:.U126];-1)=3);1;0);IF(SUM([.S124:.U126])=3;1;0))" office:value-type="float" office:value="0" calcext:value-type="float">
            <text:p>0</text:p>
          </table:table-cell>
          <table:table-cell table:style-name="ce51" table:formula="of:=IF([.U125]=1;IF(OR(SUM([.T124:.V126];-1)=2;SUM([.T124:.V126];-1)=3);1;0);IF(SUM([.T124:.V126])=3;1;0))" office:value-type="float" office:value="0" calcext:value-type="float">
            <text:p>0</text:p>
          </table:table-cell>
          <table:table-cell table:style-name="ce51" table:formula="of:=IF([.V125]=1;IF(OR(SUM([.U124:.W126];-1)=2;SUM([.U124:.W126];-1)=3);1;0);IF(SUM([.U124:.W126])=3;1;0))" office:value-type="float" office:value="0" calcext:value-type="float">
            <text:p>0</text:p>
          </table:table-cell>
          <table:table-cell table:style-name="ce51" table:formula="of:=IF([.W125]=1;IF(OR(SUM([.V124:.X126];-1)=2;SUM([.V124:.X126];-1)=3);1;0);IF(SUM([.V124:.X126])=3;1;0))" office:value-type="float" office:value="0" calcext:value-type="float">
            <text:p>0</text:p>
          </table:table-cell>
          <table:table-cell table:style-name="ce51" table:formula="of:=IF([.X125]=1;IF(OR(SUM([.W124:.Y126];-1)=2;SUM([.W124:.Y126];-1)=3);1;0);IF(SUM([.W124:.Y126])=3;1;0))" office:value-type="float" office:value="0" calcext:value-type="float">
            <text:p>0</text:p>
          </table:table-cell>
          <table:table-cell table:style-name="ce51" table:formula="of:=IF([.Y125]=1;IF(OR(SUM([.X124:.Z126];-1)=2;SUM([.X124:.Z126];-1)=3);1;0);IF(SUM([.X124:.Z126])=3;1;0))" office:value-type="float" office:value="0" calcext:value-type="float">
            <text:p>0</text:p>
          </table:table-cell>
          <table:table-cell table:style-name="ce51" table:formula="of:=IF([.Z125]=1;IF(OR(SUM([.Y124:.AA126];-1)=2;SUM([.Y124:.AA126];-1)=3);1;0);IF(SUM([.Y124:.AA126])=3;1;0))" office:value-type="float" office:value="0" calcext:value-type="float">
            <text:p>0</text:p>
          </table:table-cell>
          <table:table-cell table:style-name="ce51" table:formula="of:=IF([.AA125]=1;IF(OR(SUM([.Z124:.AB126];-1)=2;SUM([.Z124:.AB126];-1)=3);1;0);IF(SUM([.Z124:.AB126])=3;1;0))" office:value-type="float" office:value="1" calcext:value-type="float">
            <text:p>1</text:p>
          </table:table-cell>
          <table:table-cell table:style-name="ce51" table:formula="of:=IF([.AB125]=1;IF(OR(SUM([.AA124:.AC126];-1)=2;SUM([.AA124:.AC126];-1)=3);1;0);IF(SUM([.AA124:.AC126])=3;1;0))" office:value-type="float" office:value="0" calcext:value-type="float">
            <text:p>0</text:p>
          </table:table-cell>
          <table:table-cell table:style-name="ce51" table:formula="of:=IF([.AC125]=1;IF(OR(SUM([.AB124:.AD126];-1)=2;SUM([.AB124:.AD126];-1)=3);1;0);IF(SUM([.AB124:.AD126])=3;1;0))" office:value-type="float" office:value="0" calcext:value-type="float">
            <text:p>0</text:p>
          </table:table-cell>
          <table:table-cell table:style-name="ce51" table:formula="of:=IF([.AD125]=1;IF(OR(SUM([.AC124:.AE126];-1)=2;SUM([.AC124:.AE126];-1)=3);1;0);IF(SUM([.AC124:.AE126])=3;1;0))" office:value-type="float" office:value="1" calcext:value-type="float">
            <text:p>1</text:p>
          </table:table-cell>
          <table:table-cell table:style-name="ce51" table:formula="of:=IF([.AE125]=1;IF(OR(SUM([.AD124:.AF126];-1)=2;SUM([.AD124:.AF126];-1)=3);1;0);IF(SUM([.AD124:.AF126])=3;1;0))" office:value-type="float" office:value="0" calcext:value-type="float">
            <text:p>0</text:p>
          </table:table-cell>
          <table:table-cell table:style-name="ce51" table:formula="of:=IF([.AF125]=1;IF(OR(SUM([.AE124:.AG126];-1)=2;SUM([.AE124:.AG126];-1)=3);1;0);IF(SUM([.AE124:.AG126])=3;1;0))" office:value-type="float" office:value="0" calcext:value-type="float">
            <text:p>0</text:p>
          </table:table-cell>
          <table:table-cell table:style-name="ce51" table:formula="of:=IF([.AG125]=1;IF(OR(SUM([.AF124:.AH126];-1)=2;SUM([.AF124:.AH126];-1)=3);1;0);IF(SUM([.AF124:.AH126])=3;1;0))" office:value-type="float" office:value="0" calcext:value-type="float">
            <text:p>0</text:p>
          </table:table-cell>
          <table:table-cell table:style-name="ce51" table:formula="of:=IF([.AH125]=1;IF(OR(SUM([.AG124:.AI126];-1)=2;SUM([.AG124:.AI126];-1)=3);1;0);IF(SUM([.AG124:.AI126])=3;1;0))" office:value-type="float" office:value="0" calcext:value-type="float">
            <text:p>0</text:p>
          </table:table-cell>
          <table:table-cell table:style-name="ce51" table:formula="of:=IF([.AI125]=1;IF(OR(SUM([.AH124:.AJ126];-1)=2;SUM([.AH124:.AJ126];-1)=3);1;0);IF(SUM([.AH124:.AJ126])=3;1;0))" office:value-type="float" office:value="0" calcext:value-type="float">
            <text:p>0</text:p>
          </table:table-cell>
          <table:table-cell table:style-name="ce51" table:formula="of:=IF([.AJ125]=1;IF(OR(SUM([.AI124:.AK126];-1)=2;SUM([.AI124:.AK126];-1)=3);1;0);IF(SUM([.AI124:.AK126])=3;1;0))" office:value-type="float" office:value="0" calcext:value-type="float">
            <text:p>0</text:p>
          </table:table-cell>
          <table:table-cell table:style-name="ce51" table:formula="of:=IF([.AK125]=1;IF(OR(SUM([.AJ124:.AL126];-1)=2;SUM([.AJ124:.AL126];-1)=3);1;0);IF(SUM([.AJ124:.AL126])=3;1;0))" office:value-type="float" office:value="0" calcext:value-type="float">
            <text:p>0</text:p>
          </table:table-cell>
          <table:table-cell table:style-name="ce51" table:formula="of:=IF([.AL125]=1;IF(OR(SUM([.AK124:.AM126];-1)=2;SUM([.AK124:.AM126];-1)=3);1;0);IF(SUM([.AK124:.AM126])=3;1;0))" office:value-type="float" office:value="0" calcext:value-type="float">
            <text:p>0</text:p>
          </table:table-cell>
          <table:table-cell table:style-name="ce51" table:formula="of:=IF([.AM125]=1;IF(OR(SUM([.AL124:.AN126];-1)=2;SUM([.AL124:.AN126];-1)=3);1;0);IF(SUM([.AL124:.AN126])=3;1;0))" office:value-type="float" office:value="0" calcext:value-type="float">
            <text:p>0</text:p>
          </table:table-cell>
          <table:table-cell table:style-name="ce51" table:formula="of:=IF([.AN125]=1;IF(OR(SUM([.AM124:.AO126];-1)=2;SUM([.AM124:.AO126];-1)=3);1;0);IF(SUM([.AM124:.AO126])=3;1;0))" office:value-type="float" office:value="0" calcext:value-type="float">
            <text:p>0</text:p>
          </table:table-cell>
          <table:table-cell table:style-name="ce51" table:formula="of:=IF([.AO125]=1;IF(OR(SUM([.AN124:.AP126];-1)=2;SUM([.AN124:.AP126];-1)=3);1;0);IF(SUM([.AN124:.AP126])=3;1;0))" office:value-type="float" office:value="0" calcext:value-type="float">
            <text:p>0</text:p>
          </table:table-cell>
          <table:table-cell table:style-name="ce51" table:formula="of:=IF([.AP125]=1;IF(OR(SUM([.AO124:.AQ126];-1)=2;SUM([.AO124:.AQ126];-1)=3);1;0);IF(SUM([.AO124:.AQ126])=3;1;0))" office:value-type="float" office:value="0" calcext:value-type="float">
            <text:p>0</text:p>
          </table:table-cell>
          <table:table-cell table:style-name="ce51" table:formula="of:=IF([.AQ125]=1;IF(OR(SUM([.AP124:.AR126];-1)=2;SUM([.AP124:.AR126];-1)=3);1;0);IF(SUM([.AP124:.AR126])=3;1;0))" office:value-type="float" office:value="0" calcext:value-type="float">
            <text:p>0</text:p>
          </table:table-cell>
          <table:table-cell table:style-name="ce51" table:formula="of:=IF([.AR125]=1;IF(OR(SUM([.AQ124:.AS126];-1)=2;SUM([.AQ124:.AS126];-1)=3);1;0);IF(SUM([.AQ124:.AS126])=3;1;0))" office:value-type="float" office:value="0" calcext:value-type="float">
            <text:p>0</text:p>
          </table:table-cell>
          <table:table-cell table:style-name="ce51" table:formula="of:=IF([.AS125]=1;IF(OR(SUM([.AR124:.AT126];-1)=2;SUM([.AR124:.AT126];-1)=3);1;0);IF(SUM([.AR124:.AT126])=3;1;0))" office:value-type="float" office:value="0" calcext:value-type="float">
            <text:p>0</text:p>
          </table:table-cell>
          <table:table-cell table:style-name="ce51" table:formula="of:=IF([.AT125]=1;IF(OR(SUM([.AS124:.AU126];-1)=2;SUM([.AS124:.AU126];-1)=3);1;0);IF(SUM([.AS124:.AU126])=3;1;0))" office:value-type="float" office:value="0" calcext:value-type="float">
            <text:p>0</text:p>
          </table:table-cell>
          <table:table-cell table:style-name="ce51" table:formula="of:=IF([.AU125]=1;IF(OR(SUM([.AT124:.AV126];-1)=2;SUM([.AT124:.AV126];-1)=3);1;0);IF(SUM([.AT124:.AV126])=3;1;0))" office:value-type="float" office:value="0" calcext:value-type="float">
            <text:p>0</text:p>
          </table:table-cell>
          <table:table-cell table:style-name="ce51" table:formula="of:=IF([.AV125]=1;IF(OR(SUM([.AU124:.AW126];-1)=2;SUM([.AU124:.AW126];-1)=3);1;0);IF(SUM([.AU124:.AW126])=3;1;0))" office:value-type="float" office:value="0" calcext:value-type="float">
            <text:p>0</text:p>
          </table:table-cell>
          <table:table-cell table:style-name="ce51" table:formula="of:=IF([.AW125]=1;IF(OR(SUM([.AV124:.AX126];-1)=2;SUM([.AV124:.AX126];-1)=3);1;0);IF(SUM([.AV124:.AX126])=3;1;0))" office:value-type="float" office:value="0" calcext:value-type="float">
            <text:p>0</text:p>
          </table:table-cell>
          <table:table-cell table:style-name="ce51" table:formula="of:=IF([.AX125]=1;IF(OR(SUM([.AW124:.AY126];-1)=2;SUM([.AW124:.AY126];-1)=3);1;0);IF(SUM([.AW124:.AY126])=3;1;0))" office:value-type="float" office:value="0" calcext:value-type="float">
            <text:p>0</text:p>
          </table:table-cell>
          <table:table-cell table:style-name="ce51" table:formula="of:=IF([.AY125]=1;IF(OR(SUM([.AX124:.AZ126];-1)=2;SUM([.AX124:.AZ126];-1)=3);1;0);IF(SUM([.AX124:.AZ126])=3;1;0))" office:value-type="float" office:value="0" calcext:value-type="float">
            <text:p>0</text:p>
          </table:table-cell>
          <table:table-cell table:style-name="ce51" table:formula="of:=IF([.AZ125]=1;IF(OR(SUM([.AY124:.BA126];-1)=2;SUM([.AY124:.BA126];-1)=3);1;0);IF(SUM([.AY124:.BA126])=3;1;0))" office:value-type="float" office:value="0" calcext:value-type="float">
            <text:p>0</text:p>
          </table:table-cell>
          <table:table-cell table:style-name="ce51" table:formula="of:=IF([.BA125]=1;IF(OR(SUM([.AZ124:.BB126];-1)=2;SUM([.AZ124:.BB126];-1)=3);1;0);IF(SUM([.AZ124:.BB126])=3;1;0))" office:value-type="float" office:value="0" calcext:value-type="float">
            <text:p>0</text:p>
          </table:table-cell>
          <table:table-cell table:style-name="ce51" table:formula="of:=IF([.BB125]=1;IF(OR(SUM([.BA124:.BC126];-1)=2;SUM([.BA124:.BC126];-1)=3);1;0);IF(SUM([.BA124:.BC126])=3;1;0))" office:value-type="float" office:value="0" calcext:value-type="float">
            <text:p>0</text:p>
          </table:table-cell>
          <table:table-cell table:style-name="ce51" table:formula="of:=IF([.BC125]=1;IF(OR(SUM([.BB124:.BD126];-1)=2;SUM([.BB124:.BD126];-1)=3);1;0);IF(SUM([.BB124:.BD126])=3;1;0))" office:value-type="float" office:value="0" calcext:value-type="float">
            <text:p>0</text:p>
          </table:table-cell>
          <table:table-cell table:style-name="ce51" table:formula="of:=IF([.BD125]=1;IF(OR(SUM([.BC124:.BE126];-1)=2;SUM([.BC124:.BE126];-1)=3);1;0);IF(SUM([.BC124:.BE126])=3;1;0))" office:value-type="float" office:value="0" calcext:value-type="float">
            <text:p>0</text:p>
          </table:table-cell>
          <table:table-cell table:style-name="ce51" table:formula="of:=IF([.BE125]=1;IF(OR(SUM([.BD124:.BF126];-1)=2;SUM([.BD124:.BF126];-1)=3);1;0);IF(SUM([.BD124:.BF126])=3;1;0))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4" table:style-name="ce93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53" table:style-name="ce104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3" office:value-type="float" office:value="0" calcext:value-type="float">
            <text:p>0</text:p>
          </table:table-cell>
          <table:table-cell table:style-name="ce54" table:formula="of:=IF([.C129]=1;IF(OR(SUM([.B128:.D130];-1)=2;SUM([.B128:.D130];-1)=3);1;0);IF(SUM([.B128:.D130])=3;1;0))" office:value-type="float" office:value="0" calcext:value-type="float">
            <text:p>0</text:p>
          </table:table-cell>
          <table:table-cell table:style-name="ce54" table:formula="of:=IF([.D129]=1;IF(OR(SUM([.C128:.E130];-1)=2;SUM([.C128:.E130];-1)=3);1;0);IF(SUM([.C128:.E130])=3;1;0))" office:value-type="float" office:value="0" calcext:value-type="float">
            <text:p>0</text:p>
          </table:table-cell>
          <table:table-cell table:style-name="ce54" table:formula="of:=IF([.E129]=1;IF(OR(SUM([.D128:.F130];-1)=2;SUM([.D128:.F130];-1)=3);1;0);IF(SUM([.D128:.F130])=3;1;0))" office:value-type="float" office:value="0" calcext:value-type="float">
            <text:p>0</text:p>
          </table:table-cell>
          <table:table-cell table:style-name="ce54" table:formula="of:=IF([.F129]=1;IF(OR(SUM([.E128:.G130];-1)=2;SUM([.E128:.G130];-1)=3);1;0);IF(SUM([.E128:.G130])=3;1;0))" office:value-type="float" office:value="0" calcext:value-type="float">
            <text:p>0</text:p>
          </table:table-cell>
          <table:table-cell table:style-name="ce54" table:formula="of:=IF([.G129]=1;IF(OR(SUM([.F128:.H130];-1)=2;SUM([.F128:.H130];-1)=3);1;0);IF(SUM([.F128:.H130])=3;1;0))" office:value-type="float" office:value="0" calcext:value-type="float">
            <text:p>0</text:p>
          </table:table-cell>
          <table:table-cell table:style-name="ce54" table:formula="of:=IF([.H129]=1;IF(OR(SUM([.G128:.I130];-1)=2;SUM([.G128:.I130];-1)=3);1;0);IF(SUM([.G128:.I130])=3;1;0))" office:value-type="float" office:value="0" calcext:value-type="float">
            <text:p>0</text:p>
          </table:table-cell>
          <table:table-cell table:style-name="ce54" table:formula="of:=IF([.I129]=1;IF(OR(SUM([.H128:.J130];-1)=2;SUM([.H128:.J130];-1)=3);1;0);IF(SUM([.H128:.J130])=3;1;0))" office:value-type="float" office:value="0" calcext:value-type="float">
            <text:p>0</text:p>
          </table:table-cell>
          <table:table-cell table:style-name="ce54" table:formula="of:=IF([.J129]=1;IF(OR(SUM([.I128:.K130];-1)=2;SUM([.I128:.K130];-1)=3);1;0);IF(SUM([.I128:.K130])=3;1;0))" office:value-type="float" office:value="0" calcext:value-type="float">
            <text:p>0</text:p>
          </table:table-cell>
          <table:table-cell table:style-name="ce54" table:formula="of:=IF([.K129]=1;IF(OR(SUM([.J128:.L130];-1)=2;SUM([.J128:.L130];-1)=3);1;0);IF(SUM([.J128:.L130])=3;1;0))" office:value-type="float" office:value="0" calcext:value-type="float">
            <text:p>0</text:p>
          </table:table-cell>
          <table:table-cell table:style-name="ce54" table:formula="of:=IF([.L129]=1;IF(OR(SUM([.K128:.M130];-1)=2;SUM([.K128:.M130];-1)=3);1;0);IF(SUM([.K128:.M130])=3;1;0))" office:value-type="float" office:value="0" calcext:value-type="float">
            <text:p>0</text:p>
          </table:table-cell>
          <table:table-cell table:style-name="ce54" table:formula="of:=IF([.M129]=1;IF(OR(SUM([.L128:.N130];-1)=2;SUM([.L128:.N130];-1)=3);1;0);IF(SUM([.L128:.N130])=3;1;0))" office:value-type="float" office:value="0" calcext:value-type="float">
            <text:p>0</text:p>
          </table:table-cell>
          <table:table-cell table:style-name="ce54" table:formula="of:=IF([.N129]=1;IF(OR(SUM([.M128:.O130];-1)=2;SUM([.M128:.O130];-1)=3);1;0);IF(SUM([.M128:.O130])=3;1;0))" office:value-type="float" office:value="0" calcext:value-type="float">
            <text:p>0</text:p>
          </table:table-cell>
          <table:table-cell table:style-name="ce54" table:formula="of:=IF([.O129]=1;IF(OR(SUM([.N128:.P130];-1)=2;SUM([.N128:.P130];-1)=3);1;0);IF(SUM([.N128:.P130])=3;1;0))" office:value-type="float" office:value="0" calcext:value-type="float">
            <text:p>0</text:p>
          </table:table-cell>
          <table:table-cell table:style-name="ce54" table:formula="of:=IF([.P129]=1;IF(OR(SUM([.O128:.Q130];-1)=2;SUM([.O128:.Q130];-1)=3);1;0);IF(SUM([.O128:.Q130])=3;1;0))" office:value-type="float" office:value="0" calcext:value-type="float">
            <text:p>0</text:p>
          </table:table-cell>
          <table:table-cell table:style-name="ce54" table:formula="of:=IF([.Q129]=1;IF(OR(SUM([.P128:.R130];-1)=2;SUM([.P128:.R130];-1)=3);1;0);IF(SUM([.P128:.R130])=3;1;0))" office:value-type="float" office:value="0" calcext:value-type="float">
            <text:p>0</text:p>
          </table:table-cell>
          <table:table-cell table:style-name="ce54" table:formula="of:=IF([.R129]=1;IF(OR(SUM([.Q128:.S130];-1)=2;SUM([.Q128:.S130];-1)=3);1;0);IF(SUM([.Q128:.S130])=3;1;0))" office:value-type="float" office:value="0" calcext:value-type="float">
            <text:p>0</text:p>
          </table:table-cell>
          <table:table-cell table:style-name="ce54" table:formula="of:=IF([.S129]=1;IF(OR(SUM([.R128:.T130];-1)=2;SUM([.R128:.T130];-1)=3);1;0);IF(SUM([.R128:.T130])=3;1;0))" office:value-type="float" office:value="0" calcext:value-type="float">
            <text:p>0</text:p>
          </table:table-cell>
          <table:table-cell table:style-name="ce54" table:formula="of:=IF([.T129]=1;IF(OR(SUM([.S128:.U130];-1)=2;SUM([.S128:.U130];-1)=3);1;0);IF(SUM([.S128:.U130])=3;1;0))" office:value-type="float" office:value="0" calcext:value-type="float">
            <text:p>0</text:p>
          </table:table-cell>
          <table:table-cell table:style-name="ce54" table:formula="of:=IF([.U129]=1;IF(OR(SUM([.T128:.V130];-1)=2;SUM([.T128:.V130];-1)=3);1;0);IF(SUM([.T128:.V130])=3;1;0))" office:value-type="float" office:value="0" calcext:value-type="float">
            <text:p>0</text:p>
          </table:table-cell>
          <table:table-cell table:style-name="ce54" table:formula="of:=IF([.V129]=1;IF(OR(SUM([.U128:.W130];-1)=2;SUM([.U128:.W130];-1)=3);1;0);IF(SUM([.U128:.W130])=3;1;0))" office:value-type="float" office:value="0" calcext:value-type="float">
            <text:p>0</text:p>
          </table:table-cell>
          <table:table-cell table:style-name="ce54" table:formula="of:=IF([.W129]=1;IF(OR(SUM([.V128:.X130];-1)=2;SUM([.V128:.X130];-1)=3);1;0);IF(SUM([.V128:.X130])=3;1;0))" office:value-type="float" office:value="0" calcext:value-type="float">
            <text:p>0</text:p>
          </table:table-cell>
          <table:table-cell table:style-name="ce54" table:formula="of:=IF([.X129]=1;IF(OR(SUM([.W128:.Y130];-1)=2;SUM([.W128:.Y130];-1)=3);1;0);IF(SUM([.W128:.Y130])=3;1;0))" office:value-type="float" office:value="0" calcext:value-type="float">
            <text:p>0</text:p>
          </table:table-cell>
          <table:table-cell table:style-name="ce54" table:formula="of:=IF([.Y129]=1;IF(OR(SUM([.X128:.Z130];-1)=2;SUM([.X128:.Z130];-1)=3);1;0);IF(SUM([.X128:.Z130])=3;1;0))" office:value-type="float" office:value="0" calcext:value-type="float">
            <text:p>0</text:p>
          </table:table-cell>
          <table:table-cell table:style-name="ce54" table:formula="of:=IF([.Z129]=1;IF(OR(SUM([.Y128:.AA130];-1)=2;SUM([.Y128:.AA130];-1)=3);1;0);IF(SUM([.Y128:.AA130])=3;1;0))" office:value-type="float" office:value="0" calcext:value-type="float">
            <text:p>0</text:p>
          </table:table-cell>
          <table:table-cell table:style-name="ce54" table:formula="of:=IF([.AA129]=1;IF(OR(SUM([.Z128:.AB130];-1)=2;SUM([.Z128:.AB130];-1)=3);1;0);IF(SUM([.Z128:.AB130])=3;1;0))" office:value-type="float" office:value="0" calcext:value-type="float">
            <text:p>0</text:p>
          </table:table-cell>
          <table:table-cell table:style-name="ce54" table:formula="of:=IF([.AB129]=1;IF(OR(SUM([.AA128:.AC130];-1)=2;SUM([.AA128:.AC130];-1)=3);1;0);IF(SUM([.AA128:.AC130])=3;1;0))" office:value-type="float" office:value="0" calcext:value-type="float">
            <text:p>0</text:p>
          </table:table-cell>
          <table:table-cell table:style-name="ce54" table:formula="of:=IF([.AC129]=1;IF(OR(SUM([.AB128:.AD130];-1)=2;SUM([.AB128:.AD130];-1)=3);1;0);IF(SUM([.AB128:.AD130])=3;1;0))" office:value-type="float" office:value="0" calcext:value-type="float">
            <text:p>0</text:p>
          </table:table-cell>
          <table:table-cell table:style-name="ce54" table:formula="of:=IF([.AD129]=1;IF(OR(SUM([.AC128:.AE130];-1)=2;SUM([.AC128:.AE130];-1)=3);1;0);IF(SUM([.AC128:.AE130])=3;1;0))" office:value-type="float" office:value="0" calcext:value-type="float">
            <text:p>0</text:p>
          </table:table-cell>
          <table:table-cell table:style-name="ce54" table:formula="of:=IF([.AE129]=1;IF(OR(SUM([.AD128:.AF130];-1)=2;SUM([.AD128:.AF130];-1)=3);1;0);IF(SUM([.AD128:.AF130])=3;1;0))" office:value-type="float" office:value="0" calcext:value-type="float">
            <text:p>0</text:p>
          </table:table-cell>
          <table:table-cell table:style-name="ce54" table:formula="of:=IF([.AF129]=1;IF(OR(SUM([.AE128:.AG130];-1)=2;SUM([.AE128:.AG130];-1)=3);1;0);IF(SUM([.AE128:.AG130])=3;1;0))" office:value-type="float" office:value="0" calcext:value-type="float">
            <text:p>0</text:p>
          </table:table-cell>
          <table:table-cell table:style-name="ce54" table:formula="of:=IF([.AG129]=1;IF(OR(SUM([.AF128:.AH130];-1)=2;SUM([.AF128:.AH130];-1)=3);1;0);IF(SUM([.AF128:.AH130])=3;1;0))" office:value-type="float" office:value="0" calcext:value-type="float">
            <text:p>0</text:p>
          </table:table-cell>
          <table:table-cell table:style-name="ce54" table:formula="of:=IF([.AH129]=1;IF(OR(SUM([.AG128:.AI130];-1)=2;SUM([.AG128:.AI130];-1)=3);1;0);IF(SUM([.AG128:.AI130])=3;1;0))" office:value-type="float" office:value="0" calcext:value-type="float">
            <text:p>0</text:p>
          </table:table-cell>
          <table:table-cell table:style-name="ce54" table:formula="of:=IF([.AI129]=1;IF(OR(SUM([.AH128:.AJ130];-1)=2;SUM([.AH128:.AJ130];-1)=3);1;0);IF(SUM([.AH128:.AJ130])=3;1;0))" office:value-type="float" office:value="0" calcext:value-type="float">
            <text:p>0</text:p>
          </table:table-cell>
          <table:table-cell table:style-name="ce54" table:formula="of:=IF([.AJ129]=1;IF(OR(SUM([.AI128:.AK130];-1)=2;SUM([.AI128:.AK130];-1)=3);1;0);IF(SUM([.AI128:.AK130])=3;1;0))" office:value-type="float" office:value="0" calcext:value-type="float">
            <text:p>0</text:p>
          </table:table-cell>
          <table:table-cell table:style-name="ce54" table:formula="of:=IF([.AK129]=1;IF(OR(SUM([.AJ128:.AL130];-1)=2;SUM([.AJ128:.AL130];-1)=3);1;0);IF(SUM([.AJ128:.AL130])=3;1;0))" office:value-type="float" office:value="0" calcext:value-type="float">
            <text:p>0</text:p>
          </table:table-cell>
          <table:table-cell table:style-name="ce54" table:formula="of:=IF([.AL129]=1;IF(OR(SUM([.AK128:.AM130];-1)=2;SUM([.AK128:.AM130];-1)=3);1;0);IF(SUM([.AK128:.AM130])=3;1;0))" office:value-type="float" office:value="0" calcext:value-type="float">
            <text:p>0</text:p>
          </table:table-cell>
          <table:table-cell table:style-name="ce54" table:formula="of:=IF([.AM129]=1;IF(OR(SUM([.AL128:.AN130];-1)=2;SUM([.AL128:.AN130];-1)=3);1;0);IF(SUM([.AL128:.AN130])=3;1;0))" office:value-type="float" office:value="0" calcext:value-type="float">
            <text:p>0</text:p>
          </table:table-cell>
          <table:table-cell table:style-name="ce54" table:formula="of:=IF([.AN129]=1;IF(OR(SUM([.AM128:.AO130];-1)=2;SUM([.AM128:.AO130];-1)=3);1;0);IF(SUM([.AM128:.AO130])=3;1;0))" office:value-type="float" office:value="0" calcext:value-type="float">
            <text:p>0</text:p>
          </table:table-cell>
          <table:table-cell table:style-name="ce54" table:formula="of:=IF([.AO129]=1;IF(OR(SUM([.AN128:.AP130];-1)=2;SUM([.AN128:.AP130];-1)=3);1;0);IF(SUM([.AN128:.AP130])=3;1;0))" office:value-type="float" office:value="1" calcext:value-type="float">
            <text:p>1</text:p>
          </table:table-cell>
          <table:table-cell table:style-name="ce54" table:formula="of:=IF([.AP129]=1;IF(OR(SUM([.AO128:.AQ130];-1)=2;SUM([.AO128:.AQ130];-1)=3);1;0);IF(SUM([.AO128:.AQ130])=3;1;0))" office:value-type="float" office:value="1" calcext:value-type="float">
            <text:p>1</text:p>
          </table:table-cell>
          <table:table-cell table:style-name="ce54" table:formula="of:=IF([.AQ129]=1;IF(OR(SUM([.AP128:.AR130];-1)=2;SUM([.AP128:.AR130];-1)=3);1;0);IF(SUM([.AP128:.AR130])=3;1;0))" office:value-type="float" office:value="0" calcext:value-type="float">
            <text:p>0</text:p>
          </table:table-cell>
          <table:table-cell table:style-name="ce54" table:formula="of:=IF([.AR129]=1;IF(OR(SUM([.AQ128:.AS130];-1)=2;SUM([.AQ128:.AS130];-1)=3);1;0);IF(SUM([.AQ128:.AS130])=3;1;0))" office:value-type="float" office:value="0" calcext:value-type="float">
            <text:p>0</text:p>
          </table:table-cell>
          <table:table-cell table:style-name="ce54" table:formula="of:=IF([.AS129]=1;IF(OR(SUM([.AR128:.AT130];-1)=2;SUM([.AR128:.AT130];-1)=3);1;0);IF(SUM([.AR128:.AT130])=3;1;0))" office:value-type="float" office:value="0" calcext:value-type="float">
            <text:p>0</text:p>
          </table:table-cell>
          <table:table-cell table:style-name="ce54" table:formula="of:=IF([.AT129]=1;IF(OR(SUM([.AS128:.AU130];-1)=2;SUM([.AS128:.AU130];-1)=3);1;0);IF(SUM([.AS128:.AU130])=3;1;0))" office:value-type="float" office:value="0" calcext:value-type="float">
            <text:p>0</text:p>
          </table:table-cell>
          <table:table-cell table:style-name="ce54" table:formula="of:=IF([.AU129]=1;IF(OR(SUM([.AT128:.AV130];-1)=2;SUM([.AT128:.AV130];-1)=3);1;0);IF(SUM([.AT128:.AV130])=3;1;0))" office:value-type="float" office:value="0" calcext:value-type="float">
            <text:p>0</text:p>
          </table:table-cell>
          <table:table-cell table:style-name="ce54" table:formula="of:=IF([.AV129]=1;IF(OR(SUM([.AU128:.AW130];-1)=2;SUM([.AU128:.AW130];-1)=3);1;0);IF(SUM([.AU128:.AW130])=3;1;0))" office:value-type="float" office:value="0" calcext:value-type="float">
            <text:p>0</text:p>
          </table:table-cell>
          <table:table-cell table:style-name="ce54" table:formula="of:=IF([.AW129]=1;IF(OR(SUM([.AV128:.AX130];-1)=2;SUM([.AV128:.AX130];-1)=3);1;0);IF(SUM([.AV128:.AX130])=3;1;0))" office:value-type="float" office:value="0" calcext:value-type="float">
            <text:p>0</text:p>
          </table:table-cell>
          <table:table-cell table:style-name="ce54" table:formula="of:=IF([.AX129]=1;IF(OR(SUM([.AW128:.AY130];-1)=2;SUM([.AW128:.AY130];-1)=3);1;0);IF(SUM([.AW128:.AY130])=3;1;0))" office:value-type="float" office:value="0" calcext:value-type="float">
            <text:p>0</text:p>
          </table:table-cell>
          <table:table-cell table:style-name="ce54" table:formula="of:=IF([.AY129]=1;IF(OR(SUM([.AX128:.AZ130];-1)=2;SUM([.AX128:.AZ130];-1)=3);1;0);IF(SUM([.AX128:.AZ130])=3;1;0))" office:value-type="float" office:value="0" calcext:value-type="float">
            <text:p>0</text:p>
          </table:table-cell>
          <table:table-cell table:style-name="ce54" table:formula="of:=IF([.AZ129]=1;IF(OR(SUM([.AY128:.BA130];-1)=2;SUM([.AY128:.BA130];-1)=3);1;0);IF(SUM([.AY128:.BA130])=3;1;0))" office:value-type="float" office:value="0" calcext:value-type="float">
            <text:p>0</text:p>
          </table:table-cell>
          <table:table-cell table:style-name="ce54" table:formula="of:=IF([.BA129]=1;IF(OR(SUM([.AZ128:.BB130];-1)=2;SUM([.AZ128:.BB130];-1)=3);1;0);IF(SUM([.AZ128:.BB130])=3;1;0))" office:value-type="float" office:value="0" calcext:value-type="float">
            <text:p>0</text:p>
          </table:table-cell>
          <table:table-cell table:style-name="ce54" table:formula="of:=IF([.BB129]=1;IF(OR(SUM([.BA128:.BC130];-1)=2;SUM([.BA128:.BC130];-1)=3);1;0);IF(SUM([.BA128:.BC130])=3;1;0))" office:value-type="float" office:value="0" calcext:value-type="float">
            <text:p>0</text:p>
          </table:table-cell>
          <table:table-cell table:style-name="ce54" table:formula="of:=IF([.BC129]=1;IF(OR(SUM([.BB128:.BD130];-1)=2;SUM([.BB128:.BD130];-1)=3);1;0);IF(SUM([.BB128:.BD130])=3;1;0))" office:value-type="float" office:value="0" calcext:value-type="float">
            <text:p>0</text:p>
          </table:table-cell>
          <table:table-cell table:style-name="ce54" table:formula="of:=IF([.BD129]=1;IF(OR(SUM([.BC128:.BE130];-1)=2;SUM([.BC128:.BE130];-1)=3);1;0);IF(SUM([.BC128:.BE130])=3;1;0))" office:value-type="float" office:value="0" calcext:value-type="float">
            <text:p>0</text:p>
          </table:table-cell>
          <table:table-cell table:style-name="ce54" table:formula="of:=IF([.BE129]=1;IF(OR(SUM([.BD128:.BF130];-1)=2;SUM([.BD128:.BF130];-1)=3);1;0);IF(SUM([.BD128:.BF130])=3;1;0))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3" office:value-type="float" office:value="0" calcext:value-type="float">
            <text:p>0</text:p>
          </table:table-cell>
          <table:table-cell table:style-name="ce54" table:formula="of:=IF([.C130]=1;IF(OR(SUM([.B129:.D131];-1)=2;SUM([.B129:.D131];-1)=3);1;0);IF(SUM([.B129:.D131])=3;1;0))" office:value-type="float" office:value="1" calcext:value-type="float">
            <text:p>1</text:p>
          </table:table-cell>
          <table:table-cell table:style-name="ce54" table:formula="of:=IF([.D130]=1;IF(OR(SUM([.C129:.E131];-1)=2;SUM([.C129:.E131];-1)=3);1;0);IF(SUM([.C129:.E131])=3;1;0))" office:value-type="float" office:value="1" calcext:value-type="float">
            <text:p>1</text:p>
          </table:table-cell>
          <table:table-cell table:style-name="ce54" table:formula="of:=IF([.E130]=1;IF(OR(SUM([.D129:.F131];-1)=2;SUM([.D129:.F131];-1)=3);1;0);IF(SUM([.D129:.F131])=3;1;0))" office:value-type="float" office:value="1" calcext:value-type="float">
            <text:p>1</text:p>
          </table:table-cell>
          <table:table-cell table:style-name="ce54" table:formula="of:=IF([.F130]=1;IF(OR(SUM([.E129:.G131];-1)=2;SUM([.E129:.G131];-1)=3);1;0);IF(SUM([.E129:.G131])=3;1;0))" office:value-type="float" office:value="0" calcext:value-type="float">
            <text:p>0</text:p>
          </table:table-cell>
          <table:table-cell table:style-name="ce54" table:formula="of:=IF([.G130]=1;IF(OR(SUM([.F129:.H131];-1)=2;SUM([.F129:.H131];-1)=3);1;0);IF(SUM([.F129:.H131])=3;1;0))" office:value-type="float" office:value="0" calcext:value-type="float">
            <text:p>0</text:p>
          </table:table-cell>
          <table:table-cell table:style-name="ce54" table:formula="of:=IF([.H130]=1;IF(OR(SUM([.G129:.I131];-1)=2;SUM([.G129:.I131];-1)=3);1;0);IF(SUM([.G129:.I131])=3;1;0))" office:value-type="float" office:value="0" calcext:value-type="float">
            <text:p>0</text:p>
          </table:table-cell>
          <table:table-cell table:style-name="ce54" table:formula="of:=IF([.I130]=1;IF(OR(SUM([.H129:.J131];-1)=2;SUM([.H129:.J131];-1)=3);1;0);IF(SUM([.H129:.J131])=3;1;0))" office:value-type="float" office:value="0" calcext:value-type="float">
            <text:p>0</text:p>
          </table:table-cell>
          <table:table-cell table:style-name="ce54" table:formula="of:=IF([.J130]=1;IF(OR(SUM([.I129:.K131];-1)=2;SUM([.I129:.K131];-1)=3);1;0);IF(SUM([.I129:.K131])=3;1;0))" office:value-type="float" office:value="0" calcext:value-type="float">
            <text:p>0</text:p>
          </table:table-cell>
          <table:table-cell table:style-name="ce54" table:formula="of:=IF([.K130]=1;IF(OR(SUM([.J129:.L131];-1)=2;SUM([.J129:.L131];-1)=3);1;0);IF(SUM([.J129:.L131])=3;1;0))" office:value-type="float" office:value="0" calcext:value-type="float">
            <text:p>0</text:p>
          </table:table-cell>
          <table:table-cell table:style-name="ce54" table:formula="of:=IF([.L130]=1;IF(OR(SUM([.K129:.M131];-1)=2;SUM([.K129:.M131];-1)=3);1;0);IF(SUM([.K129:.M131])=3;1;0))" office:value-type="float" office:value="0" calcext:value-type="float">
            <text:p>0</text:p>
          </table:table-cell>
          <table:table-cell table:style-name="ce54" table:formula="of:=IF([.M130]=1;IF(OR(SUM([.L129:.N131];-1)=2;SUM([.L129:.N131];-1)=3);1;0);IF(SUM([.L129:.N131])=3;1;0))" office:value-type="float" office:value="0" calcext:value-type="float">
            <text:p>0</text:p>
          </table:table-cell>
          <table:table-cell table:style-name="ce54" table:formula="of:=IF([.N130]=1;IF(OR(SUM([.M129:.O131];-1)=2;SUM([.M129:.O131];-1)=3);1;0);IF(SUM([.M129:.O131])=3;1;0))" office:value-type="float" office:value="0" calcext:value-type="float">
            <text:p>0</text:p>
          </table:table-cell>
          <table:table-cell table:style-name="ce54" table:formula="of:=IF([.O130]=1;IF(OR(SUM([.N129:.P131];-1)=2;SUM([.N129:.P131];-1)=3);1;0);IF(SUM([.N129:.P131])=3;1;0))" office:value-type="float" office:value="0" calcext:value-type="float">
            <text:p>0</text:p>
          </table:table-cell>
          <table:table-cell table:style-name="ce54" table:formula="of:=IF([.P130]=1;IF(OR(SUM([.O129:.Q131];-1)=2;SUM([.O129:.Q131];-1)=3);1;0);IF(SUM([.O129:.Q131])=3;1;0))" office:value-type="float" office:value="0" calcext:value-type="float">
            <text:p>0</text:p>
          </table:table-cell>
          <table:table-cell table:style-name="ce54" table:formula="of:=IF([.Q130]=1;IF(OR(SUM([.P129:.R131];-1)=2;SUM([.P129:.R131];-1)=3);1;0);IF(SUM([.P129:.R131])=3;1;0))" office:value-type="float" office:value="0" calcext:value-type="float">
            <text:p>0</text:p>
          </table:table-cell>
          <table:table-cell table:style-name="ce54" table:formula="of:=IF([.R130]=1;IF(OR(SUM([.Q129:.S131];-1)=2;SUM([.Q129:.S131];-1)=3);1;0);IF(SUM([.Q129:.S131])=3;1;0))" office:value-type="float" office:value="0" calcext:value-type="float">
            <text:p>0</text:p>
          </table:table-cell>
          <table:table-cell table:style-name="ce54" table:formula="of:=IF([.S130]=1;IF(OR(SUM([.R129:.T131];-1)=2;SUM([.R129:.T131];-1)=3);1;0);IF(SUM([.R129:.T131])=3;1;0))" office:value-type="float" office:value="0" calcext:value-type="float">
            <text:p>0</text:p>
          </table:table-cell>
          <table:table-cell table:style-name="ce54" table:formula="of:=IF([.T130]=1;IF(OR(SUM([.S129:.U131];-1)=2;SUM([.S129:.U131];-1)=3);1;0);IF(SUM([.S129:.U131])=3;1;0))" office:value-type="float" office:value="0" calcext:value-type="float">
            <text:p>0</text:p>
          </table:table-cell>
          <table:table-cell table:style-name="ce54" table:formula="of:=IF([.U130]=1;IF(OR(SUM([.T129:.V131];-1)=2;SUM([.T129:.V131];-1)=3);1;0);IF(SUM([.T129:.V131])=3;1;0))" office:value-type="float" office:value="0" calcext:value-type="float">
            <text:p>0</text:p>
          </table:table-cell>
          <table:table-cell table:style-name="ce54" table:formula="of:=IF([.V130]=1;IF(OR(SUM([.U129:.W131];-1)=2;SUM([.U129:.W131];-1)=3);1;0);IF(SUM([.U129:.W131])=3;1;0))" office:value-type="float" office:value="0" calcext:value-type="float">
            <text:p>0</text:p>
          </table:table-cell>
          <table:table-cell table:style-name="ce54" table:formula="of:=IF([.W130]=1;IF(OR(SUM([.V129:.X131];-1)=2;SUM([.V129:.X131];-1)=3);1;0);IF(SUM([.V129:.X131])=3;1;0))" office:value-type="float" office:value="0" calcext:value-type="float">
            <text:p>0</text:p>
          </table:table-cell>
          <table:table-cell table:style-name="ce54" table:formula="of:=IF([.X130]=1;IF(OR(SUM([.W129:.Y131];-1)=2;SUM([.W129:.Y131];-1)=3);1;0);IF(SUM([.W129:.Y131])=3;1;0))" office:value-type="float" office:value="0" calcext:value-type="float">
            <text:p>0</text:p>
          </table:table-cell>
          <table:table-cell table:style-name="ce54" table:formula="of:=IF([.Y130]=1;IF(OR(SUM([.X129:.Z131];-1)=2;SUM([.X129:.Z131];-1)=3);1;0);IF(SUM([.X129:.Z131])=3;1;0))" office:value-type="float" office:value="0" calcext:value-type="float">
            <text:p>0</text:p>
          </table:table-cell>
          <table:table-cell table:style-name="ce54" table:formula="of:=IF([.Z130]=1;IF(OR(SUM([.Y129:.AA131];-1)=2;SUM([.Y129:.AA131];-1)=3);1;0);IF(SUM([.Y129:.AA131])=3;1;0))" office:value-type="float" office:value="0" calcext:value-type="float">
            <text:p>0</text:p>
          </table:table-cell>
          <table:table-cell table:style-name="ce54" table:formula="of:=IF([.AA130]=1;IF(OR(SUM([.Z129:.AB131];-1)=2;SUM([.Z129:.AB131];-1)=3);1;0);IF(SUM([.Z129:.AB131])=3;1;0))" office:value-type="float" office:value="0" calcext:value-type="float">
            <text:p>0</text:p>
          </table:table-cell>
          <table:table-cell table:style-name="ce54" table:formula="of:=IF([.AB130]=1;IF(OR(SUM([.AA129:.AC131];-1)=2;SUM([.AA129:.AC131];-1)=3);1;0);IF(SUM([.AA129:.AC131])=3;1;0))" office:value-type="float" office:value="0" calcext:value-type="float">
            <text:p>0</text:p>
          </table:table-cell>
          <table:table-cell table:style-name="ce54" table:formula="of:=IF([.AC130]=1;IF(OR(SUM([.AB129:.AD131];-1)=2;SUM([.AB129:.AD131];-1)=3);1;0);IF(SUM([.AB129:.AD131])=3;1;0))" office:value-type="float" office:value="0" calcext:value-type="float">
            <text:p>0</text:p>
          </table:table-cell>
          <table:table-cell table:style-name="ce54" table:formula="of:=IF([.AD130]=1;IF(OR(SUM([.AC129:.AE131];-1)=2;SUM([.AC129:.AE131];-1)=3);1;0);IF(SUM([.AC129:.AE131])=3;1;0))" office:value-type="float" office:value="0" calcext:value-type="float">
            <text:p>0</text:p>
          </table:table-cell>
          <table:table-cell table:style-name="ce54" table:formula="of:=IF([.AE130]=1;IF(OR(SUM([.AD129:.AF131];-1)=2;SUM([.AD129:.AF131];-1)=3);1;0);IF(SUM([.AD129:.AF131])=3;1;0))" office:value-type="float" office:value="0" calcext:value-type="float">
            <text:p>0</text:p>
          </table:table-cell>
          <table:table-cell table:style-name="ce54" table:formula="of:=IF([.AF130]=1;IF(OR(SUM([.AE129:.AG131];-1)=2;SUM([.AE129:.AG131];-1)=3);1;0);IF(SUM([.AE129:.AG131])=3;1;0))" office:value-type="float" office:value="0" calcext:value-type="float">
            <text:p>0</text:p>
          </table:table-cell>
          <table:table-cell table:style-name="ce54" table:formula="of:=IF([.AG130]=1;IF(OR(SUM([.AF129:.AH131];-1)=2;SUM([.AF129:.AH131];-1)=3);1;0);IF(SUM([.AF129:.AH131])=3;1;0))" office:value-type="float" office:value="0" calcext:value-type="float">
            <text:p>0</text:p>
          </table:table-cell>
          <table:table-cell table:style-name="ce54" table:formula="of:=IF([.AH130]=1;IF(OR(SUM([.AG129:.AI131];-1)=2;SUM([.AG129:.AI131];-1)=3);1;0);IF(SUM([.AG129:.AI131])=3;1;0))" office:value-type="float" office:value="0" calcext:value-type="float">
            <text:p>0</text:p>
          </table:table-cell>
          <table:table-cell table:style-name="ce54" table:formula="of:=IF([.AI130]=1;IF(OR(SUM([.AH129:.AJ131];-1)=2;SUM([.AH129:.AJ131];-1)=3);1;0);IF(SUM([.AH129:.AJ131])=3;1;0))" office:value-type="float" office:value="0" calcext:value-type="float">
            <text:p>0</text:p>
          </table:table-cell>
          <table:table-cell table:style-name="ce54" table:formula="of:=IF([.AJ130]=1;IF(OR(SUM([.AI129:.AK131];-1)=2;SUM([.AI129:.AK131];-1)=3);1;0);IF(SUM([.AI129:.AK131])=3;1;0))" office:value-type="float" office:value="0" calcext:value-type="float">
            <text:p>0</text:p>
          </table:table-cell>
          <table:table-cell table:style-name="ce54" table:formula="of:=IF([.AK130]=1;IF(OR(SUM([.AJ129:.AL131];-1)=2;SUM([.AJ129:.AL131];-1)=3);1;0);IF(SUM([.AJ129:.AL131])=3;1;0))" office:value-type="float" office:value="0" calcext:value-type="float">
            <text:p>0</text:p>
          </table:table-cell>
          <table:table-cell table:style-name="ce54" table:formula="of:=IF([.AL130]=1;IF(OR(SUM([.AK129:.AM131];-1)=2;SUM([.AK129:.AM131];-1)=3);1;0);IF(SUM([.AK129:.AM131])=3;1;0))" office:value-type="float" office:value="0" calcext:value-type="float">
            <text:p>0</text:p>
          </table:table-cell>
          <table:table-cell table:style-name="ce54" table:formula="of:=IF([.AM130]=1;IF(OR(SUM([.AL129:.AN131];-1)=2;SUM([.AL129:.AN131];-1)=3);1;0);IF(SUM([.AL129:.AN131])=3;1;0))" office:value-type="float" office:value="0" calcext:value-type="float">
            <text:p>0</text:p>
          </table:table-cell>
          <table:table-cell table:style-name="ce54" table:formula="of:=IF([.AN130]=1;IF(OR(SUM([.AM129:.AO131];-1)=2;SUM([.AM129:.AO131];-1)=3);1;0);IF(SUM([.AM129:.AO131])=3;1;0))" office:value-type="float" office:value="0" calcext:value-type="float">
            <text:p>0</text:p>
          </table:table-cell>
          <table:table-cell table:style-name="ce54" table:formula="of:=IF([.AO130]=1;IF(OR(SUM([.AN129:.AP131];-1)=2;SUM([.AN129:.AP131];-1)=3);1;0);IF(SUM([.AN129:.AP131])=3;1;0))" office:value-type="float" office:value="1" calcext:value-type="float">
            <text:p>1</text:p>
          </table:table-cell>
          <table:table-cell table:style-name="ce54" table:formula="of:=IF([.AP130]=1;IF(OR(SUM([.AO129:.AQ131];-1)=2;SUM([.AO129:.AQ131];-1)=3);1;0);IF(SUM([.AO129:.AQ131])=3;1;0))" office:value-type="float" office:value="0" calcext:value-type="float">
            <text:p>0</text:p>
          </table:table-cell>
          <table:table-cell table:style-name="ce54" table:formula="of:=IF([.AQ130]=1;IF(OR(SUM([.AP129:.AR131];-1)=2;SUM([.AP129:.AR131];-1)=3);1;0);IF(SUM([.AP129:.AR131])=3;1;0))" office:value-type="float" office:value="1" calcext:value-type="float">
            <text:p>1</text:p>
          </table:table-cell>
          <table:table-cell table:style-name="ce54" table:formula="of:=IF([.AR130]=1;IF(OR(SUM([.AQ129:.AS131];-1)=2;SUM([.AQ129:.AS131];-1)=3);1;0);IF(SUM([.AQ129:.AS131])=3;1;0))" office:value-type="float" office:value="0" calcext:value-type="float">
            <text:p>0</text:p>
          </table:table-cell>
          <table:table-cell table:style-name="ce54" table:formula="of:=IF([.AS130]=1;IF(OR(SUM([.AR129:.AT131];-1)=2;SUM([.AR129:.AT131];-1)=3);1;0);IF(SUM([.AR129:.AT131])=3;1;0))" office:value-type="float" office:value="0" calcext:value-type="float">
            <text:p>0</text:p>
          </table:table-cell>
          <table:table-cell table:style-name="ce54" table:formula="of:=IF([.AT130]=1;IF(OR(SUM([.AS129:.AU131];-1)=2;SUM([.AS129:.AU131];-1)=3);1;0);IF(SUM([.AS129:.AU131])=3;1;0))" office:value-type="float" office:value="0" calcext:value-type="float">
            <text:p>0</text:p>
          </table:table-cell>
          <table:table-cell table:style-name="ce54" table:formula="of:=IF([.AU130]=1;IF(OR(SUM([.AT129:.AV131];-1)=2;SUM([.AT129:.AV131];-1)=3);1;0);IF(SUM([.AT129:.AV131])=3;1;0))" office:value-type="float" office:value="0" calcext:value-type="float">
            <text:p>0</text:p>
          </table:table-cell>
          <table:table-cell table:style-name="ce54" table:formula="of:=IF([.AV130]=1;IF(OR(SUM([.AU129:.AW131];-1)=2;SUM([.AU129:.AW131];-1)=3);1;0);IF(SUM([.AU129:.AW131])=3;1;0))" office:value-type="float" office:value="0" calcext:value-type="float">
            <text:p>0</text:p>
          </table:table-cell>
          <table:table-cell table:style-name="ce54" table:formula="of:=IF([.AW130]=1;IF(OR(SUM([.AV129:.AX131];-1)=2;SUM([.AV129:.AX131];-1)=3);1;0);IF(SUM([.AV129:.AX131])=3;1;0))" office:value-type="float" office:value="0" calcext:value-type="float">
            <text:p>0</text:p>
          </table:table-cell>
          <table:table-cell table:style-name="ce54" table:formula="of:=IF([.AX130]=1;IF(OR(SUM([.AW129:.AY131];-1)=2;SUM([.AW129:.AY131];-1)=3);1;0);IF(SUM([.AW129:.AY131])=3;1;0))" office:value-type="float" office:value="0" calcext:value-type="float">
            <text:p>0</text:p>
          </table:table-cell>
          <table:table-cell table:style-name="ce54" table:formula="of:=IF([.AY130]=1;IF(OR(SUM([.AX129:.AZ131];-1)=2;SUM([.AX129:.AZ131];-1)=3);1;0);IF(SUM([.AX129:.AZ131])=3;1;0))" office:value-type="float" office:value="0" calcext:value-type="float">
            <text:p>0</text:p>
          </table:table-cell>
          <table:table-cell table:style-name="ce54" table:formula="of:=IF([.AZ130]=1;IF(OR(SUM([.AY129:.BA131];-1)=2;SUM([.AY129:.BA131];-1)=3);1;0);IF(SUM([.AY129:.BA131])=3;1;0))" office:value-type="float" office:value="0" calcext:value-type="float">
            <text:p>0</text:p>
          </table:table-cell>
          <table:table-cell table:style-name="ce54" table:formula="of:=IF([.BA130]=1;IF(OR(SUM([.AZ129:.BB131];-1)=2;SUM([.AZ129:.BB131];-1)=3);1;0);IF(SUM([.AZ129:.BB131])=3;1;0))" office:value-type="float" office:value="0" calcext:value-type="float">
            <text:p>0</text:p>
          </table:table-cell>
          <table:table-cell table:style-name="ce54" table:formula="of:=IF([.BB130]=1;IF(OR(SUM([.BA129:.BC131];-1)=2;SUM([.BA129:.BC131];-1)=3);1;0);IF(SUM([.BA129:.BC131])=3;1;0))" office:value-type="float" office:value="0" calcext:value-type="float">
            <text:p>0</text:p>
          </table:table-cell>
          <table:table-cell table:style-name="ce54" table:formula="of:=IF([.BC130]=1;IF(OR(SUM([.BB129:.BD131];-1)=2;SUM([.BB129:.BD131];-1)=3);1;0);IF(SUM([.BB129:.BD131])=3;1;0))" office:value-type="float" office:value="0" calcext:value-type="float">
            <text:p>0</text:p>
          </table:table-cell>
          <table:table-cell table:style-name="ce54" table:formula="of:=IF([.BD130]=1;IF(OR(SUM([.BC129:.BE131];-1)=2;SUM([.BC129:.BE131];-1)=3);1;0);IF(SUM([.BC129:.BE131])=3;1;0))" office:value-type="float" office:value="0" calcext:value-type="float">
            <text:p>0</text:p>
          </table:table-cell>
          <table:table-cell table:style-name="ce54" table:formula="of:=IF([.BE130]=1;IF(OR(SUM([.BD129:.BF131];-1)=2;SUM([.BD129:.BF131];-1)=3);1;0);IF(SUM([.BD129:.BF131])=3;1;0))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3" office:value-type="float" office:value="0" calcext:value-type="float">
            <text:p>0</text:p>
          </table:table-cell>
          <table:table-cell table:style-name="ce54" table:formula="of:=IF([.C131]=1;IF(OR(SUM([.B130:.D132];-1)=2;SUM([.B130:.D132];-1)=3);1;0);IF(SUM([.B130:.D132])=3;1;0))" office:value-type="float" office:value="0" calcext:value-type="float">
            <text:p>0</text:p>
          </table:table-cell>
          <table:table-cell table:style-name="ce54" table:formula="of:=IF([.D131]=1;IF(OR(SUM([.C130:.E132];-1)=2;SUM([.C130:.E132];-1)=3);1;0);IF(SUM([.C130:.E132])=3;1;0))" office:value-type="float" office:value="0" calcext:value-type="float">
            <text:p>0</text:p>
          </table:table-cell>
          <table:table-cell table:style-name="ce54" table:formula="of:=IF([.E131]=1;IF(OR(SUM([.D130:.F132];-1)=2;SUM([.D130:.F132];-1)=3);1;0);IF(SUM([.D130:.F132])=3;1;0))" office:value-type="float" office:value="0" calcext:value-type="float">
            <text:p>0</text:p>
          </table:table-cell>
          <table:table-cell table:style-name="ce54" table:formula="of:=IF([.F131]=1;IF(OR(SUM([.E130:.G132];-1)=2;SUM([.E130:.G132];-1)=3);1;0);IF(SUM([.E130:.G132])=3;1;0))" office:value-type="float" office:value="0" calcext:value-type="float">
            <text:p>0</text:p>
          </table:table-cell>
          <table:table-cell table:style-name="ce54" table:formula="of:=IF([.G131]=1;IF(OR(SUM([.F130:.H132];-1)=2;SUM([.F130:.H132];-1)=3);1;0);IF(SUM([.F130:.H132])=3;1;0))" office:value-type="float" office:value="0" calcext:value-type="float">
            <text:p>0</text:p>
          </table:table-cell>
          <table:table-cell table:style-name="ce54" table:formula="of:=IF([.H131]=1;IF(OR(SUM([.G130:.I132];-1)=2;SUM([.G130:.I132];-1)=3);1;0);IF(SUM([.G130:.I132])=3;1;0))" office:value-type="float" office:value="0" calcext:value-type="float">
            <text:p>0</text:p>
          </table:table-cell>
          <table:table-cell table:style-name="ce54" table:formula="of:=IF([.I131]=1;IF(OR(SUM([.H130:.J132];-1)=2;SUM([.H130:.J132];-1)=3);1;0);IF(SUM([.H130:.J132])=3;1;0))" office:value-type="float" office:value="0" calcext:value-type="float">
            <text:p>0</text:p>
          </table:table-cell>
          <table:table-cell table:style-name="ce54" table:formula="of:=IF([.J131]=1;IF(OR(SUM([.I130:.K132];-1)=2;SUM([.I130:.K132];-1)=3);1;0);IF(SUM([.I130:.K132])=3;1;0))" office:value-type="float" office:value="0" calcext:value-type="float">
            <text:p>0</text:p>
          </table:table-cell>
          <table:table-cell table:style-name="ce54" table:formula="of:=IF([.K131]=1;IF(OR(SUM([.J130:.L132];-1)=2;SUM([.J130:.L132];-1)=3);1;0);IF(SUM([.J130:.L132])=3;1;0))" office:value-type="float" office:value="1" calcext:value-type="float">
            <text:p>1</text:p>
          </table:table-cell>
          <table:table-cell table:style-name="ce54" table:formula="of:=IF([.L131]=1;IF(OR(SUM([.K130:.M132];-1)=2;SUM([.K130:.M132];-1)=3);1;0);IF(SUM([.K130:.M132])=3;1;0))" office:value-type="float" office:value="1" calcext:value-type="float">
            <text:p>1</text:p>
          </table:table-cell>
          <table:table-cell table:style-name="ce54" table:formula="of:=IF([.M131]=1;IF(OR(SUM([.L130:.N132];-1)=2;SUM([.L130:.N132];-1)=3);1;0);IF(SUM([.L130:.N132])=3;1;0))" office:value-type="float" office:value="1" calcext:value-type="float">
            <text:p>1</text:p>
          </table:table-cell>
          <table:table-cell table:style-name="ce54" table:formula="of:=IF([.N131]=1;IF(OR(SUM([.M130:.O132];-1)=2;SUM([.M130:.O132];-1)=3);1;0);IF(SUM([.M130:.O132])=3;1;0))" office:value-type="float" office:value="0" calcext:value-type="float">
            <text:p>0</text:p>
          </table:table-cell>
          <table:table-cell table:style-name="ce54" table:formula="of:=IF([.O131]=1;IF(OR(SUM([.N130:.P132];-1)=2;SUM([.N130:.P132];-1)=3);1;0);IF(SUM([.N130:.P132])=3;1;0))" office:value-type="float" office:value="0" calcext:value-type="float">
            <text:p>0</text:p>
          </table:table-cell>
          <table:table-cell table:style-name="ce54" table:formula="of:=IF([.P131]=1;IF(OR(SUM([.O130:.Q132];-1)=2;SUM([.O130:.Q132];-1)=3);1;0);IF(SUM([.O130:.Q132])=3;1;0))" office:value-type="float" office:value="0" calcext:value-type="float">
            <text:p>0</text:p>
          </table:table-cell>
          <table:table-cell table:style-name="ce54" table:formula="of:=IF([.Q131]=1;IF(OR(SUM([.P130:.R132];-1)=2;SUM([.P130:.R132];-1)=3);1;0);IF(SUM([.P130:.R132])=3;1;0))" office:value-type="float" office:value="0" calcext:value-type="float">
            <text:p>0</text:p>
          </table:table-cell>
          <table:table-cell table:style-name="ce54" table:formula="of:=IF([.R131]=1;IF(OR(SUM([.Q130:.S132];-1)=2;SUM([.Q130:.S132];-1)=3);1;0);IF(SUM([.Q130:.S132])=3;1;0))" office:value-type="float" office:value="0" calcext:value-type="float">
            <text:p>0</text:p>
          </table:table-cell>
          <table:table-cell table:style-name="ce54" table:formula="of:=IF([.S131]=1;IF(OR(SUM([.R130:.T132];-1)=2;SUM([.R130:.T132];-1)=3);1;0);IF(SUM([.R130:.T132])=3;1;0))" office:value-type="float" office:value="0" calcext:value-type="float">
            <text:p>0</text:p>
          </table:table-cell>
          <table:table-cell table:style-name="ce54" table:formula="of:=IF([.T131]=1;IF(OR(SUM([.S130:.U132];-1)=2;SUM([.S130:.U132];-1)=3);1;0);IF(SUM([.S130:.U132])=3;1;0))" office:value-type="float" office:value="0" calcext:value-type="float">
            <text:p>0</text:p>
          </table:table-cell>
          <table:table-cell table:style-name="ce54" table:formula="of:=IF([.U131]=1;IF(OR(SUM([.T130:.V132];-1)=2;SUM([.T130:.V132];-1)=3);1;0);IF(SUM([.T130:.V132])=3;1;0))" office:value-type="float" office:value="0" calcext:value-type="float">
            <text:p>0</text:p>
          </table:table-cell>
          <table:table-cell table:style-name="ce54" table:formula="of:=IF([.V131]=1;IF(OR(SUM([.U130:.W132];-1)=2;SUM([.U130:.W132];-1)=3);1;0);IF(SUM([.U130:.W132])=3;1;0))" office:value-type="float" office:value="0" calcext:value-type="float">
            <text:p>0</text:p>
          </table:table-cell>
          <table:table-cell table:style-name="ce54" table:formula="of:=IF([.W131]=1;IF(OR(SUM([.V130:.X132];-1)=2;SUM([.V130:.X132];-1)=3);1;0);IF(SUM([.V130:.X132])=3;1;0))" office:value-type="float" office:value="0" calcext:value-type="float">
            <text:p>0</text:p>
          </table:table-cell>
          <table:table-cell table:style-name="ce54" table:formula="of:=IF([.X131]=1;IF(OR(SUM([.W130:.Y132];-1)=2;SUM([.W130:.Y132];-1)=3);1;0);IF(SUM([.W130:.Y132])=3;1;0))" office:value-type="float" office:value="0" calcext:value-type="float">
            <text:p>0</text:p>
          </table:table-cell>
          <table:table-cell table:style-name="ce54" table:formula="of:=IF([.Y131]=1;IF(OR(SUM([.X130:.Z132];-1)=2;SUM([.X130:.Z132];-1)=3);1;0);IF(SUM([.X130:.Z132])=3;1;0))" office:value-type="float" office:value="0" calcext:value-type="float">
            <text:p>0</text:p>
          </table:table-cell>
          <table:table-cell table:style-name="ce54" table:formula="of:=IF([.Z131]=1;IF(OR(SUM([.Y130:.AA132];-1)=2;SUM([.Y130:.AA132];-1)=3);1;0);IF(SUM([.Y130:.AA132])=3;1;0))" office:value-type="float" office:value="0" calcext:value-type="float">
            <text:p>0</text:p>
          </table:table-cell>
          <table:table-cell table:style-name="ce54" table:formula="of:=IF([.AA131]=1;IF(OR(SUM([.Z130:.AB132];-1)=2;SUM([.Z130:.AB132];-1)=3);1;0);IF(SUM([.Z130:.AB132])=3;1;0))" office:value-type="float" office:value="0" calcext:value-type="float">
            <text:p>0</text:p>
          </table:table-cell>
          <table:table-cell table:style-name="ce54" table:formula="of:=IF([.AB131]=1;IF(OR(SUM([.AA130:.AC132];-1)=2;SUM([.AA130:.AC132];-1)=3);1;0);IF(SUM([.AA130:.AC132])=3;1;0))" office:value-type="float" office:value="1" calcext:value-type="float">
            <text:p>1</text:p>
          </table:table-cell>
          <table:table-cell table:style-name="ce54" table:formula="of:=IF([.AC131]=1;IF(OR(SUM([.AB130:.AD132];-1)=2;SUM([.AB130:.AD132];-1)=3);1;0);IF(SUM([.AB130:.AD132])=3;1;0))" office:value-type="float" office:value="0" calcext:value-type="float">
            <text:p>0</text:p>
          </table:table-cell>
          <table:table-cell table:style-name="ce54" table:formula="of:=IF([.AD131]=1;IF(OR(SUM([.AC130:.AE132];-1)=2;SUM([.AC130:.AE132];-1)=3);1;0);IF(SUM([.AC130:.AE132])=3;1;0))" office:value-type="float" office:value="1" calcext:value-type="float">
            <text:p>1</text:p>
          </table:table-cell>
          <table:table-cell table:style-name="ce54" table:formula="of:=IF([.AE131]=1;IF(OR(SUM([.AD130:.AF132];-1)=2;SUM([.AD130:.AF132];-1)=3);1;0);IF(SUM([.AD130:.AF132])=3;1;0))" office:value-type="float" office:value="0" calcext:value-type="float">
            <text:p>0</text:p>
          </table:table-cell>
          <table:table-cell table:style-name="ce54" table:formula="of:=IF([.AF131]=1;IF(OR(SUM([.AE130:.AG132];-1)=2;SUM([.AE130:.AG132];-1)=3);1;0);IF(SUM([.AE130:.AG132])=3;1;0))" office:value-type="float" office:value="0" calcext:value-type="float">
            <text:p>0</text:p>
          </table:table-cell>
          <table:table-cell table:style-name="ce54" table:formula="of:=IF([.AG131]=1;IF(OR(SUM([.AF130:.AH132];-1)=2;SUM([.AF130:.AH132];-1)=3);1;0);IF(SUM([.AF130:.AH132])=3;1;0))" office:value-type="float" office:value="0" calcext:value-type="float">
            <text:p>0</text:p>
          </table:table-cell>
          <table:table-cell table:style-name="ce54" table:formula="of:=IF([.AH131]=1;IF(OR(SUM([.AG130:.AI132];-1)=2;SUM([.AG130:.AI132];-1)=3);1;0);IF(SUM([.AG130:.AI132])=3;1;0))" office:value-type="float" office:value="0" calcext:value-type="float">
            <text:p>0</text:p>
          </table:table-cell>
          <table:table-cell table:style-name="ce54" table:formula="of:=IF([.AI131]=1;IF(OR(SUM([.AH130:.AJ132];-1)=2;SUM([.AH130:.AJ132];-1)=3);1;0);IF(SUM([.AH130:.AJ132])=3;1;0))" office:value-type="float" office:value="0" calcext:value-type="float">
            <text:p>0</text:p>
          </table:table-cell>
          <table:table-cell table:style-name="ce54" table:formula="of:=IF([.AJ131]=1;IF(OR(SUM([.AI130:.AK132];-1)=2;SUM([.AI130:.AK132];-1)=3);1;0);IF(SUM([.AI130:.AK132])=3;1;0))" office:value-type="float" office:value="0" calcext:value-type="float">
            <text:p>0</text:p>
          </table:table-cell>
          <table:table-cell table:style-name="ce54" table:formula="of:=IF([.AK131]=1;IF(OR(SUM([.AJ130:.AL132];-1)=2;SUM([.AJ130:.AL132];-1)=3);1;0);IF(SUM([.AJ130:.AL132])=3;1;0))" office:value-type="float" office:value="0" calcext:value-type="float">
            <text:p>0</text:p>
          </table:table-cell>
          <table:table-cell table:style-name="ce54" table:formula="of:=IF([.AL131]=1;IF(OR(SUM([.AK130:.AM132];-1)=2;SUM([.AK130:.AM132];-1)=3);1;0);IF(SUM([.AK130:.AM132])=3;1;0))" office:value-type="float" office:value="0" calcext:value-type="float">
            <text:p>0</text:p>
          </table:table-cell>
          <table:table-cell table:style-name="ce54" table:formula="of:=IF([.AM131]=1;IF(OR(SUM([.AL130:.AN132];-1)=2;SUM([.AL130:.AN132];-1)=3);1;0);IF(SUM([.AL130:.AN132])=3;1;0))" office:value-type="float" office:value="0" calcext:value-type="float">
            <text:p>0</text:p>
          </table:table-cell>
          <table:table-cell table:style-name="ce54" table:formula="of:=IF([.AN131]=1;IF(OR(SUM([.AM130:.AO132];-1)=2;SUM([.AM130:.AO132];-1)=3);1;0);IF(SUM([.AM130:.AO132])=3;1;0))" office:value-type="float" office:value="0" calcext:value-type="float">
            <text:p>0</text:p>
          </table:table-cell>
          <table:table-cell table:style-name="ce54" table:formula="of:=IF([.AO131]=1;IF(OR(SUM([.AN130:.AP132];-1)=2;SUM([.AN130:.AP132];-1)=3);1;0);IF(SUM([.AN130:.AP132])=3;1;0))" office:value-type="float" office:value="0" calcext:value-type="float">
            <text:p>0</text:p>
          </table:table-cell>
          <table:table-cell table:style-name="ce54" table:formula="of:=IF([.AP131]=1;IF(OR(SUM([.AO130:.AQ132];-1)=2;SUM([.AO130:.AQ132];-1)=3);1;0);IF(SUM([.AO130:.AQ132])=3;1;0))" office:value-type="float" office:value="0" calcext:value-type="float">
            <text:p>0</text:p>
          </table:table-cell>
          <table:table-cell table:style-name="ce54" table:formula="of:=IF([.AQ131]=1;IF(OR(SUM([.AP130:.AR132];-1)=2;SUM([.AP130:.AR132];-1)=3);1;0);IF(SUM([.AP130:.AR132])=3;1;0))" office:value-type="float" office:value="0" calcext:value-type="float">
            <text:p>0</text:p>
          </table:table-cell>
          <table:table-cell table:style-name="ce54" table:formula="of:=IF([.AR131]=1;IF(OR(SUM([.AQ130:.AS132];-1)=2;SUM([.AQ130:.AS132];-1)=3);1;0);IF(SUM([.AQ130:.AS132])=3;1;0))" office:value-type="float" office:value="1" calcext:value-type="float">
            <text:p>1</text:p>
          </table:table-cell>
          <table:table-cell table:style-name="ce54" table:formula="of:=IF([.AS131]=1;IF(OR(SUM([.AR130:.AT132];-1)=2;SUM([.AR130:.AT132];-1)=3);1;0);IF(SUM([.AR130:.AT132])=3;1;0))" office:value-type="float" office:value="0" calcext:value-type="float">
            <text:p>0</text:p>
          </table:table-cell>
          <table:table-cell table:style-name="ce54" table:formula="of:=IF([.AT131]=1;IF(OR(SUM([.AS130:.AU132];-1)=2;SUM([.AS130:.AU132];-1)=3);1;0);IF(SUM([.AS130:.AU132])=3;1;0))" office:value-type="float" office:value="0" calcext:value-type="float">
            <text:p>0</text:p>
          </table:table-cell>
          <table:table-cell table:style-name="ce54" table:formula="of:=IF([.AU131]=1;IF(OR(SUM([.AT130:.AV132];-1)=2;SUM([.AT130:.AV132];-1)=3);1;0);IF(SUM([.AT130:.AV132])=3;1;0))" office:value-type="float" office:value="0" calcext:value-type="float">
            <text:p>0</text:p>
          </table:table-cell>
          <table:table-cell table:style-name="ce54" table:formula="of:=IF([.AV131]=1;IF(OR(SUM([.AU130:.AW132];-1)=2;SUM([.AU130:.AW132];-1)=3);1;0);IF(SUM([.AU130:.AW132])=3;1;0))" office:value-type="float" office:value="0" calcext:value-type="float">
            <text:p>0</text:p>
          </table:table-cell>
          <table:table-cell table:style-name="ce54" table:formula="of:=IF([.AW131]=1;IF(OR(SUM([.AV130:.AX132];-1)=2;SUM([.AV130:.AX132];-1)=3);1;0);IF(SUM([.AV130:.AX132])=3;1;0))" office:value-type="float" office:value="0" calcext:value-type="float">
            <text:p>0</text:p>
          </table:table-cell>
          <table:table-cell table:style-name="ce54" table:formula="of:=IF([.AX131]=1;IF(OR(SUM([.AW130:.AY132];-1)=2;SUM([.AW130:.AY132];-1)=3);1;0);IF(SUM([.AW130:.AY132])=3;1;0))" office:value-type="float" office:value="0" calcext:value-type="float">
            <text:p>0</text:p>
          </table:table-cell>
          <table:table-cell table:style-name="ce54" table:formula="of:=IF([.AY131]=1;IF(OR(SUM([.AX130:.AZ132];-1)=2;SUM([.AX130:.AZ132];-1)=3);1;0);IF(SUM([.AX130:.AZ132])=3;1;0))" office:value-type="float" office:value="0" calcext:value-type="float">
            <text:p>0</text:p>
          </table:table-cell>
          <table:table-cell table:style-name="ce54" table:formula="of:=IF([.AZ131]=1;IF(OR(SUM([.AY130:.BA132];-1)=2;SUM([.AY130:.BA132];-1)=3);1;0);IF(SUM([.AY130:.BA132])=3;1;0))" office:value-type="float" office:value="1" calcext:value-type="float">
            <text:p>1</text:p>
          </table:table-cell>
          <table:table-cell table:style-name="ce54" table:formula="of:=IF([.BA131]=1;IF(OR(SUM([.AZ130:.BB132];-1)=2;SUM([.AZ130:.BB132];-1)=3);1;0);IF(SUM([.AZ130:.BB132])=3;1;0))" office:value-type="float" office:value="1" calcext:value-type="float">
            <text:p>1</text:p>
          </table:table-cell>
          <table:table-cell table:style-name="ce54" table:formula="of:=IF([.BB131]=1;IF(OR(SUM([.BA130:.BC132];-1)=2;SUM([.BA130:.BC132];-1)=3);1;0);IF(SUM([.BA130:.BC132])=3;1;0))" office:value-type="float" office:value="0" calcext:value-type="float">
            <text:p>0</text:p>
          </table:table-cell>
          <table:table-cell table:style-name="ce54" table:formula="of:=IF([.BC131]=1;IF(OR(SUM([.BB130:.BD132];-1)=2;SUM([.BB130:.BD132];-1)=3);1;0);IF(SUM([.BB130:.BD132])=3;1;0))" office:value-type="float" office:value="0" calcext:value-type="float">
            <text:p>0</text:p>
          </table:table-cell>
          <table:table-cell table:style-name="ce54" table:formula="of:=IF([.BD131]=1;IF(OR(SUM([.BC130:.BE132];-1)=2;SUM([.BC130:.BE132];-1)=3);1;0);IF(SUM([.BC130:.BE132])=3;1;0))" office:value-type="float" office:value="0" calcext:value-type="float">
            <text:p>0</text:p>
          </table:table-cell>
          <table:table-cell table:style-name="ce54" table:formula="of:=IF([.BE131]=1;IF(OR(SUM([.BD130:.BF132];-1)=2;SUM([.BD130:.BF132];-1)=3);1;0);IF(SUM([.BD130:.BF132])=3;1;0))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3" office:value-type="float" office:value="0" calcext:value-type="float">
            <text:p>0</text:p>
          </table:table-cell>
          <table:table-cell table:style-name="ce54" table:formula="of:=IF([.C132]=1;IF(OR(SUM([.B131:.D133];-1)=2;SUM([.B131:.D133];-1)=3);1;0);IF(SUM([.B131:.D133])=3;1;0))" office:value-type="float" office:value="0" calcext:value-type="float">
            <text:p>0</text:p>
          </table:table-cell>
          <table:table-cell table:style-name="ce54" table:formula="of:=IF([.D132]=1;IF(OR(SUM([.C131:.E133];-1)=2;SUM([.C131:.E133];-1)=3);1;0);IF(SUM([.C131:.E133])=3;1;0))" office:value-type="float" office:value="0" calcext:value-type="float">
            <text:p>0</text:p>
          </table:table-cell>
          <table:table-cell table:style-name="ce54" table:formula="of:=IF([.E132]=1;IF(OR(SUM([.D131:.F133];-1)=2;SUM([.D131:.F133];-1)=3);1;0);IF(SUM([.D131:.F133])=3;1;0))" office:value-type="float" office:value="0" calcext:value-type="float">
            <text:p>0</text:p>
          </table:table-cell>
          <table:table-cell table:style-name="ce54" table:formula="of:=IF([.F132]=1;IF(OR(SUM([.E131:.G133];-1)=2;SUM([.E131:.G133];-1)=3);1;0);IF(SUM([.E131:.G133])=3;1;0))" office:value-type="float" office:value="0" calcext:value-type="float">
            <text:p>0</text:p>
          </table:table-cell>
          <table:table-cell table:style-name="ce54" table:formula="of:=IF([.G132]=1;IF(OR(SUM([.F131:.H133];-1)=2;SUM([.F131:.H133];-1)=3);1;0);IF(SUM([.F131:.H133])=3;1;0))" office:value-type="float" office:value="0" calcext:value-type="float">
            <text:p>0</text:p>
          </table:table-cell>
          <table:table-cell table:style-name="ce54" table:formula="of:=IF([.H132]=1;IF(OR(SUM([.G131:.I133];-1)=2;SUM([.G131:.I133];-1)=3);1;0);IF(SUM([.G131:.I133])=3;1;0))" office:value-type="float" office:value="0" calcext:value-type="float">
            <text:p>0</text:p>
          </table:table-cell>
          <table:table-cell table:style-name="ce54" table:formula="of:=IF([.I132]=1;IF(OR(SUM([.H131:.J133];-1)=2;SUM([.H131:.J133];-1)=3);1;0);IF(SUM([.H131:.J133])=3;1;0))" office:value-type="float" office:value="0" calcext:value-type="float">
            <text:p>0</text:p>
          </table:table-cell>
          <table:table-cell table:style-name="ce54" table:formula="of:=IF([.J132]=1;IF(OR(SUM([.I131:.K133];-1)=2;SUM([.I131:.K133];-1)=3);1;0);IF(SUM([.I131:.K133])=3;1;0))" office:value-type="float" office:value="0" calcext:value-type="float">
            <text:p>0</text:p>
          </table:table-cell>
          <table:table-cell table:style-name="ce54" table:formula="of:=IF([.K132]=1;IF(OR(SUM([.J131:.L133];-1)=2;SUM([.J131:.L133];-1)=3);1;0);IF(SUM([.J131:.L133])=3;1;0))" office:value-type="float" office:value="0" calcext:value-type="float">
            <text:p>0</text:p>
          </table:table-cell>
          <table:table-cell table:style-name="ce54" table:formula="of:=IF([.L132]=1;IF(OR(SUM([.K131:.M133];-1)=2;SUM([.K131:.M133];-1)=3);1;0);IF(SUM([.K131:.M133])=3;1;0))" office:value-type="float" office:value="0" calcext:value-type="float">
            <text:p>0</text:p>
          </table:table-cell>
          <table:table-cell table:style-name="ce54" table:formula="of:=IF([.M132]=1;IF(OR(SUM([.L131:.N133];-1)=2;SUM([.L131:.N133];-1)=3);1;0);IF(SUM([.L131:.N133])=3;1;0))" office:value-type="float" office:value="0" calcext:value-type="float">
            <text:p>0</text:p>
          </table:table-cell>
          <table:table-cell table:style-name="ce54" table:formula="of:=IF([.N132]=1;IF(OR(SUM([.M131:.O133];-1)=2;SUM([.M131:.O133];-1)=3);1;0);IF(SUM([.M131:.O133])=3;1;0))" office:value-type="float" office:value="0" calcext:value-type="float">
            <text:p>0</text:p>
          </table:table-cell>
          <table:table-cell table:style-name="ce54" table:formula="of:=IF([.O132]=1;IF(OR(SUM([.N131:.P133];-1)=2;SUM([.N131:.P133];-1)=3);1;0);IF(SUM([.N131:.P133])=3;1;0))" office:value-type="float" office:value="0" calcext:value-type="float">
            <text:p>0</text:p>
          </table:table-cell>
          <table:table-cell table:style-name="ce54" table:formula="of:=IF([.P132]=1;IF(OR(SUM([.O131:.Q133];-1)=2;SUM([.O131:.Q133];-1)=3);1;0);IF(SUM([.O131:.Q133])=3;1;0))" office:value-type="float" office:value="0" calcext:value-type="float">
            <text:p>0</text:p>
          </table:table-cell>
          <table:table-cell table:style-name="ce54" table:formula="of:=IF([.Q132]=1;IF(OR(SUM([.P131:.R133];-1)=2;SUM([.P131:.R133];-1)=3);1;0);IF(SUM([.P131:.R133])=3;1;0))" office:value-type="float" office:value="0" calcext:value-type="float">
            <text:p>0</text:p>
          </table:table-cell>
          <table:table-cell table:style-name="ce54" table:formula="of:=IF([.R132]=1;IF(OR(SUM([.Q131:.S133];-1)=2;SUM([.Q131:.S133];-1)=3);1;0);IF(SUM([.Q131:.S133])=3;1;0))" office:value-type="float" office:value="0" calcext:value-type="float">
            <text:p>0</text:p>
          </table:table-cell>
          <table:table-cell table:style-name="ce54" table:formula="of:=IF([.S132]=1;IF(OR(SUM([.R131:.T133];-1)=2;SUM([.R131:.T133];-1)=3);1;0);IF(SUM([.R131:.T133])=3;1;0))" office:value-type="float" office:value="0" calcext:value-type="float">
            <text:p>0</text:p>
          </table:table-cell>
          <table:table-cell table:style-name="ce54" table:formula="of:=IF([.T132]=1;IF(OR(SUM([.S131:.U133];-1)=2;SUM([.S131:.U133];-1)=3);1;0);IF(SUM([.S131:.U133])=3;1;0))" office:value-type="float" office:value="0" calcext:value-type="float">
            <text:p>0</text:p>
          </table:table-cell>
          <table:table-cell table:style-name="ce54" table:formula="of:=IF([.U132]=1;IF(OR(SUM([.T131:.V133];-1)=2;SUM([.T131:.V133];-1)=3);1;0);IF(SUM([.T131:.V133])=3;1;0))" office:value-type="float" office:value="0" calcext:value-type="float">
            <text:p>0</text:p>
          </table:table-cell>
          <table:table-cell table:style-name="ce54" table:formula="of:=IF([.V132]=1;IF(OR(SUM([.U131:.W133];-1)=2;SUM([.U131:.W133];-1)=3);1;0);IF(SUM([.U131:.W133])=3;1;0))" office:value-type="float" office:value="0" calcext:value-type="float">
            <text:p>0</text:p>
          </table:table-cell>
          <table:table-cell table:style-name="ce54" table:formula="of:=IF([.W132]=1;IF(OR(SUM([.V131:.X133];-1)=2;SUM([.V131:.X133];-1)=3);1;0);IF(SUM([.V131:.X133])=3;1;0))" office:value-type="float" office:value="0" calcext:value-type="float">
            <text:p>0</text:p>
          </table:table-cell>
          <table:table-cell table:style-name="ce54" table:formula="of:=IF([.X132]=1;IF(OR(SUM([.W131:.Y133];-1)=2;SUM([.W131:.Y133];-1)=3);1;0);IF(SUM([.W131:.Y133])=3;1;0))" office:value-type="float" office:value="0" calcext:value-type="float">
            <text:p>0</text:p>
          </table:table-cell>
          <table:table-cell table:style-name="ce54" table:formula="of:=IF([.Y132]=1;IF(OR(SUM([.X131:.Z133];-1)=2;SUM([.X131:.Z133];-1)=3);1;0);IF(SUM([.X131:.Z133])=3;1;0))" office:value-type="float" office:value="0" calcext:value-type="float">
            <text:p>0</text:p>
          </table:table-cell>
          <table:table-cell table:style-name="ce54" table:formula="of:=IF([.Z132]=1;IF(OR(SUM([.Y131:.AA133];-1)=2;SUM([.Y131:.AA133];-1)=3);1;0);IF(SUM([.Y131:.AA133])=3;1;0))" office:value-type="float" office:value="0" calcext:value-type="float">
            <text:p>0</text:p>
          </table:table-cell>
          <table:table-cell table:style-name="ce54" table:formula="of:=IF([.AA132]=1;IF(OR(SUM([.Z131:.AB133];-1)=2;SUM([.Z131:.AB133];-1)=3);1;0);IF(SUM([.Z131:.AB133])=3;1;0))" office:value-type="float" office:value="1" calcext:value-type="float">
            <text:p>1</text:p>
          </table:table-cell>
          <table:table-cell table:style-name="ce54" table:formula="of:=IF([.AB132]=1;IF(OR(SUM([.AA131:.AC133];-1)=2;SUM([.AA131:.AC133];-1)=3);1;0);IF(SUM([.AA131:.AC133])=3;1;0))" office:value-type="float" office:value="0" calcext:value-type="float">
            <text:p>0</text:p>
          </table:table-cell>
          <table:table-cell table:style-name="ce54" table:formula="of:=IF([.AC132]=1;IF(OR(SUM([.AB131:.AD133];-1)=2;SUM([.AB131:.AD133];-1)=3);1;0);IF(SUM([.AB131:.AD133])=3;1;0))" office:value-type="float" office:value="0" calcext:value-type="float">
            <text:p>0</text:p>
          </table:table-cell>
          <table:table-cell table:style-name="ce54" table:formula="of:=IF([.AD132]=1;IF(OR(SUM([.AC131:.AE133];-1)=2;SUM([.AC131:.AE133];-1)=3);1;0);IF(SUM([.AC131:.AE133])=3;1;0))" office:value-type="float" office:value="1" calcext:value-type="float">
            <text:p>1</text:p>
          </table:table-cell>
          <table:table-cell table:style-name="ce54" table:formula="of:=IF([.AE132]=1;IF(OR(SUM([.AD131:.AF133];-1)=2;SUM([.AD131:.AF133];-1)=3);1;0);IF(SUM([.AD131:.AF133])=3;1;0))" office:value-type="float" office:value="0" calcext:value-type="float">
            <text:p>0</text:p>
          </table:table-cell>
          <table:table-cell table:style-name="ce54" table:formula="of:=IF([.AF132]=1;IF(OR(SUM([.AE131:.AG133];-1)=2;SUM([.AE131:.AG133];-1)=3);1;0);IF(SUM([.AE131:.AG133])=3;1;0))" office:value-type="float" office:value="0" calcext:value-type="float">
            <text:p>0</text:p>
          </table:table-cell>
          <table:table-cell table:style-name="ce54" table:formula="of:=IF([.AG132]=1;IF(OR(SUM([.AF131:.AH133];-1)=2;SUM([.AF131:.AH133];-1)=3);1;0);IF(SUM([.AF131:.AH133])=3;1;0))" office:value-type="float" office:value="1" calcext:value-type="float">
            <text:p>1</text:p>
          </table:table-cell>
          <table:table-cell table:style-name="ce54" table:formula="of:=IF([.AH132]=1;IF(OR(SUM([.AG131:.AI133];-1)=2;SUM([.AG131:.AI133];-1)=3);1;0);IF(SUM([.AG131:.AI133])=3;1;0))" office:value-type="float" office:value="1" calcext:value-type="float">
            <text:p>1</text:p>
          </table:table-cell>
          <table:table-cell table:style-name="ce54" table:formula="of:=IF([.AI132]=1;IF(OR(SUM([.AH131:.AJ133];-1)=2;SUM([.AH131:.AJ133];-1)=3);1;0);IF(SUM([.AH131:.AJ133])=3;1;0))" office:value-type="float" office:value="0" calcext:value-type="float">
            <text:p>0</text:p>
          </table:table-cell>
          <table:table-cell table:style-name="ce54" table:formula="of:=IF([.AJ132]=1;IF(OR(SUM([.AI131:.AK133];-1)=2;SUM([.AI131:.AK133];-1)=3);1;0);IF(SUM([.AI131:.AK133])=3;1;0))" office:value-type="float" office:value="0" calcext:value-type="float">
            <text:p>0</text:p>
          </table:table-cell>
          <table:table-cell table:style-name="ce54" table:formula="of:=IF([.AK132]=1;IF(OR(SUM([.AJ131:.AL133];-1)=2;SUM([.AJ131:.AL133];-1)=3);1;0);IF(SUM([.AJ131:.AL133])=3;1;0))" office:value-type="float" office:value="0" calcext:value-type="float">
            <text:p>0</text:p>
          </table:table-cell>
          <table:table-cell table:style-name="ce54" table:formula="of:=IF([.AL132]=1;IF(OR(SUM([.AK131:.AM133];-1)=2;SUM([.AK131:.AM133];-1)=3);1;0);IF(SUM([.AK131:.AM133])=3;1;0))" office:value-type="float" office:value="0" calcext:value-type="float">
            <text:p>0</text:p>
          </table:table-cell>
          <table:table-cell table:style-name="ce54" table:formula="of:=IF([.AM132]=1;IF(OR(SUM([.AL131:.AN133];-1)=2;SUM([.AL131:.AN133];-1)=3);1;0);IF(SUM([.AL131:.AN133])=3;1;0))" office:value-type="float" office:value="0" calcext:value-type="float">
            <text:p>0</text:p>
          </table:table-cell>
          <table:table-cell table:style-name="ce54" table:formula="of:=IF([.AN132]=1;IF(OR(SUM([.AM131:.AO133];-1)=2;SUM([.AM131:.AO133];-1)=3);1;0);IF(SUM([.AM131:.AO133])=3;1;0))" office:value-type="float" office:value="0" calcext:value-type="float">
            <text:p>0</text:p>
          </table:table-cell>
          <table:table-cell table:style-name="ce54" table:formula="of:=IF([.AO132]=1;IF(OR(SUM([.AN131:.AP133];-1)=2;SUM([.AN131:.AP133];-1)=3);1;0);IF(SUM([.AN131:.AP133])=3;1;0))" office:value-type="float" office:value="1" calcext:value-type="float">
            <text:p>1</text:p>
          </table:table-cell>
          <table:table-cell table:style-name="ce54" table:formula="of:=IF([.AP132]=1;IF(OR(SUM([.AO131:.AQ133];-1)=2;SUM([.AO131:.AQ133];-1)=3);1;0);IF(SUM([.AO131:.AQ133])=3;1;0))" office:value-type="float" office:value="0" calcext:value-type="float">
            <text:p>0</text:p>
          </table:table-cell>
          <table:table-cell table:style-name="ce54" table:formula="of:=IF([.AQ132]=1;IF(OR(SUM([.AP131:.AR133];-1)=2;SUM([.AP131:.AR133];-1)=3);1;0);IF(SUM([.AP131:.AR133])=3;1;0))" office:value-type="float" office:value="0" calcext:value-type="float">
            <text:p>0</text:p>
          </table:table-cell>
          <table:table-cell table:style-name="ce54" table:formula="of:=IF([.AR132]=1;IF(OR(SUM([.AQ131:.AS133];-1)=2;SUM([.AQ131:.AS133];-1)=3);1;0);IF(SUM([.AQ131:.AS133])=3;1;0))" office:value-type="float" office:value="1" calcext:value-type="float">
            <text:p>1</text:p>
          </table:table-cell>
          <table:table-cell table:style-name="ce54" table:formula="of:=IF([.AS132]=1;IF(OR(SUM([.AR131:.AT133];-1)=2;SUM([.AR131:.AT133];-1)=3);1;0);IF(SUM([.AR131:.AT133])=3;1;0))" office:value-type="float" office:value="0" calcext:value-type="float">
            <text:p>0</text:p>
          </table:table-cell>
          <table:table-cell table:style-name="ce54" table:formula="of:=IF([.AT132]=1;IF(OR(SUM([.AS131:.AU133];-1)=2;SUM([.AS131:.AU133];-1)=3);1;0);IF(SUM([.AS131:.AU133])=3;1;0))" office:value-type="float" office:value="0" calcext:value-type="float">
            <text:p>0</text:p>
          </table:table-cell>
          <table:table-cell table:style-name="ce54" table:formula="of:=IF([.AU132]=1;IF(OR(SUM([.AT131:.AV133];-1)=2;SUM([.AT131:.AV133];-1)=3);1;0);IF(SUM([.AT131:.AV133])=3;1;0))" office:value-type="float" office:value="0" calcext:value-type="float">
            <text:p>0</text:p>
          </table:table-cell>
          <table:table-cell table:style-name="ce54" table:formula="of:=IF([.AV132]=1;IF(OR(SUM([.AU131:.AW133];-1)=2;SUM([.AU131:.AW133];-1)=3);1;0);IF(SUM([.AU131:.AW133])=3;1;0))" office:value-type="float" office:value="0" calcext:value-type="float">
            <text:p>0</text:p>
          </table:table-cell>
          <table:table-cell table:style-name="ce54" table:formula="of:=IF([.AW132]=1;IF(OR(SUM([.AV131:.AX133];-1)=2;SUM([.AV131:.AX133];-1)=3);1;0);IF(SUM([.AV131:.AX133])=3;1;0))" office:value-type="float" office:value="0" calcext:value-type="float">
            <text:p>0</text:p>
          </table:table-cell>
          <table:table-cell table:style-name="ce54" table:formula="of:=IF([.AX132]=1;IF(OR(SUM([.AW131:.AY133];-1)=2;SUM([.AW131:.AY133];-1)=3);1;0);IF(SUM([.AW131:.AY133])=3;1;0))" office:value-type="float" office:value="0" calcext:value-type="float">
            <text:p>0</text:p>
          </table:table-cell>
          <table:table-cell table:style-name="ce54" table:formula="of:=IF([.AY132]=1;IF(OR(SUM([.AX131:.AZ133];-1)=2;SUM([.AX131:.AZ133];-1)=3);1;0);IF(SUM([.AX131:.AZ133])=3;1;0))" office:value-type="float" office:value="0" calcext:value-type="float">
            <text:p>0</text:p>
          </table:table-cell>
          <table:table-cell table:style-name="ce54" table:formula="of:=IF([.AZ132]=1;IF(OR(SUM([.AY131:.BA133];-1)=2;SUM([.AY131:.BA133];-1)=3);1;0);IF(SUM([.AY131:.BA133])=3;1;0))" office:value-type="float" office:value="1" calcext:value-type="float">
            <text:p>1</text:p>
          </table:table-cell>
          <table:table-cell table:style-name="ce54" table:formula="of:=IF([.BA132]=1;IF(OR(SUM([.AZ131:.BB133];-1)=2;SUM([.AZ131:.BB133];-1)=3);1;0);IF(SUM([.AZ131:.BB133])=3;1;0))" office:value-type="float" office:value="1" calcext:value-type="float">
            <text:p>1</text:p>
          </table:table-cell>
          <table:table-cell table:style-name="ce54" table:formula="of:=IF([.BB132]=1;IF(OR(SUM([.BA131:.BC133];-1)=2;SUM([.BA131:.BC133];-1)=3);1;0);IF(SUM([.BA131:.BC133])=3;1;0))" office:value-type="float" office:value="0" calcext:value-type="float">
            <text:p>0</text:p>
          </table:table-cell>
          <table:table-cell table:style-name="ce54" table:formula="of:=IF([.BC132]=1;IF(OR(SUM([.BB131:.BD133];-1)=2;SUM([.BB131:.BD133];-1)=3);1;0);IF(SUM([.BB131:.BD133])=3;1;0))" office:value-type="float" office:value="0" calcext:value-type="float">
            <text:p>0</text:p>
          </table:table-cell>
          <table:table-cell table:style-name="ce54" table:formula="of:=IF([.BD132]=1;IF(OR(SUM([.BC131:.BE133];-1)=2;SUM([.BC131:.BE133];-1)=3);1;0);IF(SUM([.BC131:.BE133])=3;1;0))" office:value-type="float" office:value="0" calcext:value-type="float">
            <text:p>0</text:p>
          </table:table-cell>
          <table:table-cell table:style-name="ce54" table:formula="of:=IF([.BE132]=1;IF(OR(SUM([.BD131:.BF133];-1)=2;SUM([.BD131:.BF133];-1)=3);1;0);IF(SUM([.BD131:.BF133])=3;1;0))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3" office:value-type="float" office:value="0" calcext:value-type="float">
            <text:p>0</text:p>
          </table:table-cell>
          <table:table-cell table:style-name="ce54" table:formula="of:=IF([.C133]=1;IF(OR(SUM([.B132:.D134];-1)=2;SUM([.B132:.D134];-1)=3);1;0);IF(SUM([.B132:.D134])=3;1;0))" office:value-type="float" office:value="0" calcext:value-type="float">
            <text:p>0</text:p>
          </table:table-cell>
          <table:table-cell table:style-name="ce54" table:formula="of:=IF([.D133]=1;IF(OR(SUM([.C132:.E134];-1)=2;SUM([.C132:.E134];-1)=3);1;0);IF(SUM([.C132:.E134])=3;1;0))" office:value-type="float" office:value="0" calcext:value-type="float">
            <text:p>0</text:p>
          </table:table-cell>
          <table:table-cell table:style-name="ce54" table:formula="of:=IF([.E133]=1;IF(OR(SUM([.D132:.F134];-1)=2;SUM([.D132:.F134];-1)=3);1;0);IF(SUM([.D132:.F134])=3;1;0))" office:value-type="float" office:value="1" calcext:value-type="float">
            <text:p>1</text:p>
          </table:table-cell>
          <table:table-cell table:style-name="ce54" table:formula="of:=IF([.F133]=1;IF(OR(SUM([.E132:.G134];-1)=2;SUM([.E132:.G134];-1)=3);1;0);IF(SUM([.E132:.G134])=3;1;0))" office:value-type="float" office:value="0" calcext:value-type="float">
            <text:p>0</text:p>
          </table:table-cell>
          <table:table-cell table:style-name="ce54" table:formula="of:=IF([.G133]=1;IF(OR(SUM([.F132:.H134];-1)=2;SUM([.F132:.H134];-1)=3);1;0);IF(SUM([.F132:.H134])=3;1;0))" office:value-type="float" office:value="0" calcext:value-type="float">
            <text:p>0</text:p>
          </table:table-cell>
          <table:table-cell table:style-name="ce54" table:formula="of:=IF([.H133]=1;IF(OR(SUM([.G132:.I134];-1)=2;SUM([.G132:.I134];-1)=3);1;0);IF(SUM([.G132:.I134])=3;1;0))" office:value-type="float" office:value="0" calcext:value-type="float">
            <text:p>0</text:p>
          </table:table-cell>
          <table:table-cell table:style-name="ce54" table:formula="of:=IF([.I133]=1;IF(OR(SUM([.H132:.J134];-1)=2;SUM([.H132:.J134];-1)=3);1;0);IF(SUM([.H132:.J134])=3;1;0))" office:value-type="float" office:value="0" calcext:value-type="float">
            <text:p>0</text:p>
          </table:table-cell>
          <table:table-cell table:style-name="ce54" table:formula="of:=IF([.J133]=1;IF(OR(SUM([.I132:.K134];-1)=2;SUM([.I132:.K134];-1)=3);1;0);IF(SUM([.I132:.K134])=3;1;0))" office:value-type="float" office:value="1" calcext:value-type="float">
            <text:p>1</text:p>
          </table:table-cell>
          <table:table-cell table:style-name="ce54" table:formula="of:=IF([.K133]=1;IF(OR(SUM([.J132:.L134];-1)=2;SUM([.J132:.L134];-1)=3);1;0);IF(SUM([.J132:.L134])=3;1;0))" office:value-type="float" office:value="0" calcext:value-type="float">
            <text:p>0</text:p>
          </table:table-cell>
          <table:table-cell table:style-name="ce54" table:formula="of:=IF([.L133]=1;IF(OR(SUM([.K132:.M134];-1)=2;SUM([.K132:.M134];-1)=3);1;0);IF(SUM([.K132:.M134])=3;1;0))" office:value-type="float" office:value="0" calcext:value-type="float">
            <text:p>0</text:p>
          </table:table-cell>
          <table:table-cell table:style-name="ce54" table:formula="of:=IF([.M133]=1;IF(OR(SUM([.L132:.N134];-1)=2;SUM([.L132:.N134];-1)=3);1;0);IF(SUM([.L132:.N134])=3;1;0))" office:value-type="float" office:value="0" calcext:value-type="float">
            <text:p>0</text:p>
          </table:table-cell>
          <table:table-cell table:style-name="ce54" table:formula="of:=IF([.N133]=1;IF(OR(SUM([.M132:.O134];-1)=2;SUM([.M132:.O134];-1)=3);1;0);IF(SUM([.M132:.O134])=3;1;0))" office:value-type="float" office:value="1" calcext:value-type="float">
            <text:p>1</text:p>
          </table:table-cell>
          <table:table-cell table:style-name="ce54" table:formula="of:=IF([.O133]=1;IF(OR(SUM([.N132:.P134];-1)=2;SUM([.N132:.P134];-1)=3);1;0);IF(SUM([.N132:.P134])=3;1;0))" office:value-type="float" office:value="0" calcext:value-type="float">
            <text:p>0</text:p>
          </table:table-cell>
          <table:table-cell table:style-name="ce54" table:formula="of:=IF([.P133]=1;IF(OR(SUM([.O132:.Q134];-1)=2;SUM([.O132:.Q134];-1)=3);1;0);IF(SUM([.O132:.Q134])=3;1;0))" office:value-type="float" office:value="0" calcext:value-type="float">
            <text:p>0</text:p>
          </table:table-cell>
          <table:table-cell table:style-name="ce54" table:formula="of:=IF([.Q133]=1;IF(OR(SUM([.P132:.R134];-1)=2;SUM([.P132:.R134];-1)=3);1;0);IF(SUM([.P132:.R134])=3;1;0))" office:value-type="float" office:value="0" calcext:value-type="float">
            <text:p>0</text:p>
          </table:table-cell>
          <table:table-cell table:style-name="ce54" table:formula="of:=IF([.R133]=1;IF(OR(SUM([.Q132:.S134];-1)=2;SUM([.Q132:.S134];-1)=3);1;0);IF(SUM([.Q132:.S134])=3;1;0))" office:value-type="float" office:value="1" calcext:value-type="float">
            <text:p>1</text:p>
          </table:table-cell>
          <table:table-cell table:style-name="ce54" table:formula="of:=IF([.S133]=1;IF(OR(SUM([.R132:.T134];-1)=2;SUM([.R132:.T134];-1)=3);1;0);IF(SUM([.R132:.T134])=3;1;0))" office:value-type="float" office:value="1" calcext:value-type="float">
            <text:p>1</text:p>
          </table:table-cell>
          <table:table-cell table:style-name="ce54" table:formula="of:=IF([.T133]=1;IF(OR(SUM([.S132:.U134];-1)=2;SUM([.S132:.U134];-1)=3);1;0);IF(SUM([.S132:.U134])=3;1;0))" office:value-type="float" office:value="0" calcext:value-type="float">
            <text:p>0</text:p>
          </table:table-cell>
          <table:table-cell table:style-name="ce54" table:formula="of:=IF([.U133]=1;IF(OR(SUM([.T132:.V134];-1)=2;SUM([.T132:.V134];-1)=3);1;0);IF(SUM([.T132:.V134])=3;1;0))" office:value-type="float" office:value="0" calcext:value-type="float">
            <text:p>0</text:p>
          </table:table-cell>
          <table:table-cell table:style-name="ce54" table:formula="of:=IF([.V133]=1;IF(OR(SUM([.U132:.W134];-1)=2;SUM([.U132:.W134];-1)=3);1;0);IF(SUM([.U132:.W134])=3;1;0))" office:value-type="float" office:value="0" calcext:value-type="float">
            <text:p>0</text:p>
          </table:table-cell>
          <table:table-cell table:style-name="ce54" table:formula="of:=IF([.W133]=1;IF(OR(SUM([.V132:.X134];-1)=2;SUM([.V132:.X134];-1)=3);1;0);IF(SUM([.V132:.X134])=3;1;0))" office:value-type="float" office:value="0" calcext:value-type="float">
            <text:p>0</text:p>
          </table:table-cell>
          <table:table-cell table:style-name="ce54" table:formula="of:=IF([.X133]=1;IF(OR(SUM([.W132:.Y134];-1)=2;SUM([.W132:.Y134];-1)=3);1;0);IF(SUM([.W132:.Y134])=3;1;0))" office:value-type="float" office:value="0" calcext:value-type="float">
            <text:p>0</text:p>
          </table:table-cell>
          <table:table-cell table:style-name="ce54" table:formula="of:=IF([.Y133]=1;IF(OR(SUM([.X132:.Z134];-1)=2;SUM([.X132:.Z134];-1)=3);1;0);IF(SUM([.X132:.Z134])=3;1;0))" office:value-type="float" office:value="0" calcext:value-type="float">
            <text:p>0</text:p>
          </table:table-cell>
          <table:table-cell table:style-name="ce54" table:formula="of:=IF([.Z133]=1;IF(OR(SUM([.Y132:.AA134];-1)=2;SUM([.Y132:.AA134];-1)=3);1;0);IF(SUM([.Y132:.AA134])=3;1;0))" office:value-type="float" office:value="1" calcext:value-type="float">
            <text:p>1</text:p>
          </table:table-cell>
          <table:table-cell table:style-name="ce54" table:formula="of:=IF([.AA133]=1;IF(OR(SUM([.Z132:.AB134];-1)=2;SUM([.Z132:.AB134];-1)=3);1;0);IF(SUM([.Z132:.AB134])=3;1;0))" office:value-type="float" office:value="1" calcext:value-type="float">
            <text:p>1</text:p>
          </table:table-cell>
          <table:table-cell table:style-name="ce54" table:formula="of:=IF([.AB133]=1;IF(OR(SUM([.AA132:.AC134];-1)=2;SUM([.AA132:.AC134];-1)=3);1;0);IF(SUM([.AA132:.AC134])=3;1;0))" office:value-type="float" office:value="0" calcext:value-type="float">
            <text:p>0</text:p>
          </table:table-cell>
          <table:table-cell table:style-name="ce54" table:formula="of:=IF([.AC133]=1;IF(OR(SUM([.AB132:.AD134];-1)=2;SUM([.AB132:.AD134];-1)=3);1;0);IF(SUM([.AB132:.AD134])=3;1;0))" office:value-type="float" office:value="0" calcext:value-type="float">
            <text:p>0</text:p>
          </table:table-cell>
          <table:table-cell table:style-name="ce54" table:formula="of:=IF([.AD133]=1;IF(OR(SUM([.AC132:.AE134];-1)=2;SUM([.AC132:.AE134];-1)=3);1;0);IF(SUM([.AC132:.AE134])=3;1;0))" office:value-type="float" office:value="0" calcext:value-type="float">
            <text:p>0</text:p>
          </table:table-cell>
          <table:table-cell table:style-name="ce54" table:formula="of:=IF([.AE133]=1;IF(OR(SUM([.AD132:.AF134];-1)=2;SUM([.AD132:.AF134];-1)=3);1;0);IF(SUM([.AD132:.AF134])=3;1;0))" office:value-type="float" office:value="0" calcext:value-type="float">
            <text:p>0</text:p>
          </table:table-cell>
          <table:table-cell table:style-name="ce54" table:formula="of:=IF([.AF133]=1;IF(OR(SUM([.AE132:.AG134];-1)=2;SUM([.AE132:.AG134];-1)=3);1;0);IF(SUM([.AE132:.AG134])=3;1;0))" office:value-type="float" office:value="0" calcext:value-type="float">
            <text:p>0</text:p>
          </table:table-cell>
          <table:table-cell table:style-name="ce54" table:formula="of:=IF([.AG133]=1;IF(OR(SUM([.AF132:.AH134];-1)=2;SUM([.AF132:.AH134];-1)=3);1;0);IF(SUM([.AF132:.AH134])=3;1;0))" office:value-type="float" office:value="1" calcext:value-type="float">
            <text:p>1</text:p>
          </table:table-cell>
          <table:table-cell table:style-name="ce54" table:formula="of:=IF([.AH133]=1;IF(OR(SUM([.AG132:.AI134];-1)=2;SUM([.AG132:.AI134];-1)=3);1;0);IF(SUM([.AG132:.AI134])=3;1;0))" office:value-type="float" office:value="0" calcext:value-type="float">
            <text:p>0</text:p>
          </table:table-cell>
          <table:table-cell table:style-name="ce54" table:formula="of:=IF([.AI133]=1;IF(OR(SUM([.AH132:.AJ134];-1)=2;SUM([.AH132:.AJ134];-1)=3);1;0);IF(SUM([.AH132:.AJ134])=3;1;0))" office:value-type="float" office:value="1" calcext:value-type="float">
            <text:p>1</text:p>
          </table:table-cell>
          <table:table-cell table:style-name="ce54" table:formula="of:=IF([.AJ133]=1;IF(OR(SUM([.AI132:.AK134];-1)=2;SUM([.AI132:.AK134];-1)=3);1;0);IF(SUM([.AI132:.AK134])=3;1;0))" office:value-type="float" office:value="0" calcext:value-type="float">
            <text:p>0</text:p>
          </table:table-cell>
          <table:table-cell table:style-name="ce54" table:formula="of:=IF([.AK133]=1;IF(OR(SUM([.AJ132:.AL134];-1)=2;SUM([.AJ132:.AL134];-1)=3);1;0);IF(SUM([.AJ132:.AL134])=3;1;0))" office:value-type="float" office:value="0" calcext:value-type="float">
            <text:p>0</text:p>
          </table:table-cell>
          <table:table-cell table:style-name="ce54" table:formula="of:=IF([.AL133]=1;IF(OR(SUM([.AK132:.AM134];-1)=2;SUM([.AK132:.AM134];-1)=3);1;0);IF(SUM([.AK132:.AM134])=3;1;0))" office:value-type="float" office:value="0" calcext:value-type="float">
            <text:p>0</text:p>
          </table:table-cell>
          <table:table-cell table:style-name="ce54" table:formula="of:=IF([.AM133]=1;IF(OR(SUM([.AL132:.AN134];-1)=2;SUM([.AL132:.AN134];-1)=3);1;0);IF(SUM([.AL132:.AN134])=3;1;0))" office:value-type="float" office:value="0" calcext:value-type="float">
            <text:p>0</text:p>
          </table:table-cell>
          <table:table-cell table:style-name="ce54" table:formula="of:=IF([.AN133]=1;IF(OR(SUM([.AM132:.AO134];-1)=2;SUM([.AM132:.AO134];-1)=3);1;0);IF(SUM([.AM132:.AO134])=3;1;0))" office:value-type="float" office:value="0" calcext:value-type="float">
            <text:p>0</text:p>
          </table:table-cell>
          <table:table-cell table:style-name="ce54" table:formula="of:=IF([.AO133]=1;IF(OR(SUM([.AN132:.AP134];-1)=2;SUM([.AN132:.AP134];-1)=3);1;0);IF(SUM([.AN132:.AP134])=3;1;0))" office:value-type="float" office:value="0" calcext:value-type="float">
            <text:p>0</text:p>
          </table:table-cell>
          <table:table-cell table:style-name="ce54" table:formula="of:=IF([.AP133]=1;IF(OR(SUM([.AO132:.AQ134];-1)=2;SUM([.AO132:.AQ134];-1)=3);1;0);IF(SUM([.AO132:.AQ134])=3;1;0))" office:value-type="float" office:value="0" calcext:value-type="float">
            <text:p>0</text:p>
          </table:table-cell>
          <table:table-cell table:style-name="ce54" table:formula="of:=IF([.AQ133]=1;IF(OR(SUM([.AP132:.AR134];-1)=2;SUM([.AP132:.AR134];-1)=3);1;0);IF(SUM([.AP132:.AR134])=3;1;0))" office:value-type="float" office:value="0" calcext:value-type="float">
            <text:p>0</text:p>
          </table:table-cell>
          <table:table-cell table:style-name="ce54" table:formula="of:=IF([.AR133]=1;IF(OR(SUM([.AQ132:.AS134];-1)=2;SUM([.AQ132:.AS134];-1)=3);1;0);IF(SUM([.AQ132:.AS134])=3;1;0))" office:value-type="float" office:value="1" calcext:value-type="float">
            <text:p>1</text:p>
          </table:table-cell>
          <table:table-cell table:style-name="ce54" table:formula="of:=IF([.AS133]=1;IF(OR(SUM([.AR132:.AT134];-1)=2;SUM([.AR132:.AT134];-1)=3);1;0);IF(SUM([.AR132:.AT134])=3;1;0))" office:value-type="float" office:value="0" calcext:value-type="float">
            <text:p>0</text:p>
          </table:table-cell>
          <table:table-cell table:style-name="ce54" table:formula="of:=IF([.AT133]=1;IF(OR(SUM([.AS132:.AU134];-1)=2;SUM([.AS132:.AU134];-1)=3);1;0);IF(SUM([.AS132:.AU134])=3;1;0))" office:value-type="float" office:value="0" calcext:value-type="float">
            <text:p>0</text:p>
          </table:table-cell>
          <table:table-cell table:style-name="ce54" table:formula="of:=IF([.AU133]=1;IF(OR(SUM([.AT132:.AV134];-1)=2;SUM([.AT132:.AV134];-1)=3);1;0);IF(SUM([.AT132:.AV134])=3;1;0))" office:value-type="float" office:value="0" calcext:value-type="float">
            <text:p>0</text:p>
          </table:table-cell>
          <table:table-cell table:style-name="ce54" table:formula="of:=IF([.AV133]=1;IF(OR(SUM([.AU132:.AW134];-1)=2;SUM([.AU132:.AW134];-1)=3);1;0);IF(SUM([.AU132:.AW134])=3;1;0))" office:value-type="float" office:value="0" calcext:value-type="float">
            <text:p>0</text:p>
          </table:table-cell>
          <table:table-cell table:style-name="ce54" table:formula="of:=IF([.AW133]=1;IF(OR(SUM([.AV132:.AX134];-1)=2;SUM([.AV132:.AX134];-1)=3);1;0);IF(SUM([.AV132:.AX134])=3;1;0))" office:value-type="float" office:value="0" calcext:value-type="float">
            <text:p>0</text:p>
          </table:table-cell>
          <table:table-cell table:style-name="ce54" table:formula="of:=IF([.AX133]=1;IF(OR(SUM([.AW132:.AY134];-1)=2;SUM([.AW132:.AY134];-1)=3);1;0);IF(SUM([.AW132:.AY134])=3;1;0))" office:value-type="float" office:value="0" calcext:value-type="float">
            <text:p>0</text:p>
          </table:table-cell>
          <table:table-cell table:style-name="ce54" table:formula="of:=IF([.AY133]=1;IF(OR(SUM([.AX132:.AZ134];-1)=2;SUM([.AX132:.AZ134];-1)=3);1;0);IF(SUM([.AX132:.AZ134])=3;1;0))" office:value-type="float" office:value="0" calcext:value-type="float">
            <text:p>0</text:p>
          </table:table-cell>
          <table:table-cell table:style-name="ce54" table:formula="of:=IF([.AZ133]=1;IF(OR(SUM([.AY132:.BA134];-1)=2;SUM([.AY132:.BA134];-1)=3);1;0);IF(SUM([.AY132:.BA134])=3;1;0))" office:value-type="float" office:value="0" calcext:value-type="float">
            <text:p>0</text:p>
          </table:table-cell>
          <table:table-cell table:style-name="ce54" table:formula="of:=IF([.BA133]=1;IF(OR(SUM([.AZ132:.BB134];-1)=2;SUM([.AZ132:.BB134];-1)=3);1;0);IF(SUM([.AZ132:.BB134])=3;1;0))" office:value-type="float" office:value="0" calcext:value-type="float">
            <text:p>0</text:p>
          </table:table-cell>
          <table:table-cell table:style-name="ce54" table:formula="of:=IF([.BB133]=1;IF(OR(SUM([.BA132:.BC134];-1)=2;SUM([.BA132:.BC134];-1)=3);1;0);IF(SUM([.BA132:.BC134])=3;1;0))" office:value-type="float" office:value="0" calcext:value-type="float">
            <text:p>0</text:p>
          </table:table-cell>
          <table:table-cell table:style-name="ce54" table:formula="of:=IF([.BC133]=1;IF(OR(SUM([.BB132:.BD134];-1)=2;SUM([.BB132:.BD134];-1)=3);1;0);IF(SUM([.BB132:.BD134])=3;1;0))" office:value-type="float" office:value="0" calcext:value-type="float">
            <text:p>0</text:p>
          </table:table-cell>
          <table:table-cell table:style-name="ce54" table:formula="of:=IF([.BD133]=1;IF(OR(SUM([.BC132:.BE134];-1)=2;SUM([.BC132:.BE134];-1)=3);1;0);IF(SUM([.BC132:.BE134])=3;1;0))" office:value-type="float" office:value="0" calcext:value-type="float">
            <text:p>0</text:p>
          </table:table-cell>
          <table:table-cell table:style-name="ce54" table:formula="of:=IF([.BE133]=1;IF(OR(SUM([.BD132:.BF134];-1)=2;SUM([.BD132:.BF134];-1)=3);1;0);IF(SUM([.BD132:.BF134])=3;1;0))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3" office:value-type="float" office:value="0" calcext:value-type="float">
            <text:p>0</text:p>
          </table:table-cell>
          <table:table-cell table:style-name="ce54" table:formula="of:=IF([.C134]=1;IF(OR(SUM([.B133:.D135];-1)=2;SUM([.B133:.D135];-1)=3);1;0);IF(SUM([.B133:.D135])=3;1;0))" office:value-type="float" office:value="1" calcext:value-type="float">
            <text:p>1</text:p>
          </table:table-cell>
          <table:table-cell table:style-name="ce54" table:formula="of:=IF([.D134]=1;IF(OR(SUM([.C133:.E135];-1)=2;SUM([.C133:.E135];-1)=3);1;0);IF(SUM([.C133:.E135])=3;1;0))" office:value-type="float" office:value="0" calcext:value-type="float">
            <text:p>0</text:p>
          </table:table-cell>
          <table:table-cell table:style-name="ce54" table:formula="of:=IF([.E134]=1;IF(OR(SUM([.D133:.F135];-1)=2;SUM([.D133:.F135];-1)=3);1;0);IF(SUM([.D133:.F135])=3;1;0))" office:value-type="float" office:value="0" calcext:value-type="float">
            <text:p>0</text:p>
          </table:table-cell>
          <table:table-cell table:style-name="ce54" table:formula="of:=IF([.F134]=1;IF(OR(SUM([.E133:.G135];-1)=2;SUM([.E133:.G135];-1)=3);1;0);IF(SUM([.E133:.G135])=3;1;0))" office:value-type="float" office:value="1" calcext:value-type="float">
            <text:p>1</text:p>
          </table:table-cell>
          <table:table-cell table:style-name="ce54" table:formula="of:=IF([.G134]=1;IF(OR(SUM([.F133:.H135];-1)=2;SUM([.F133:.H135];-1)=3);1;0);IF(SUM([.F133:.H135])=3;1;0))" office:value-type="float" office:value="0" calcext:value-type="float">
            <text:p>0</text:p>
          </table:table-cell>
          <table:table-cell table:style-name="ce54" table:formula="of:=IF([.H134]=1;IF(OR(SUM([.G133:.I135];-1)=2;SUM([.G133:.I135];-1)=3);1;0);IF(SUM([.G133:.I135])=3;1;0))" office:value-type="float" office:value="0" calcext:value-type="float">
            <text:p>0</text:p>
          </table:table-cell>
          <table:table-cell table:style-name="ce54" table:formula="of:=IF([.I134]=1;IF(OR(SUM([.H133:.J135];-1)=2;SUM([.H133:.J135];-1)=3);1;0);IF(SUM([.H133:.J135])=3;1;0))" office:value-type="float" office:value="0" calcext:value-type="float">
            <text:p>0</text:p>
          </table:table-cell>
          <table:table-cell table:style-name="ce54" table:formula="of:=IF([.J134]=1;IF(OR(SUM([.I133:.K135];-1)=2;SUM([.I133:.K135];-1)=3);1;0);IF(SUM([.I133:.K135])=3;1;0))" office:value-type="float" office:value="1" calcext:value-type="float">
            <text:p>1</text:p>
          </table:table-cell>
          <table:table-cell table:style-name="ce54" table:formula="of:=IF([.K134]=1;IF(OR(SUM([.J133:.L135];-1)=2;SUM([.J133:.L135];-1)=3);1;0);IF(SUM([.J133:.L135])=3;1;0))" office:value-type="float" office:value="0" calcext:value-type="float">
            <text:p>0</text:p>
          </table:table-cell>
          <table:table-cell table:style-name="ce54" table:formula="of:=IF([.L134]=1;IF(OR(SUM([.K133:.M135];-1)=2;SUM([.K133:.M135];-1)=3);1;0);IF(SUM([.K133:.M135])=3;1;0))" office:value-type="float" office:value="0" calcext:value-type="float">
            <text:p>0</text:p>
          </table:table-cell>
          <table:table-cell table:style-name="ce54" table:formula="of:=IF([.M134]=1;IF(OR(SUM([.L133:.N135];-1)=2;SUM([.L133:.N135];-1)=3);1;0);IF(SUM([.L133:.N135])=3;1;0))" office:value-type="float" office:value="0" calcext:value-type="float">
            <text:p>0</text:p>
          </table:table-cell>
          <table:table-cell table:style-name="ce54" table:formula="of:=IF([.N134]=1;IF(OR(SUM([.M133:.O135];-1)=2;SUM([.M133:.O135];-1)=3);1;0);IF(SUM([.M133:.O135])=3;1;0))" office:value-type="float" office:value="1" calcext:value-type="float">
            <text:p>1</text:p>
          </table:table-cell>
          <table:table-cell table:style-name="ce54" table:formula="of:=IF([.O134]=1;IF(OR(SUM([.N133:.P135];-1)=2;SUM([.N133:.P135];-1)=3);1;0);IF(SUM([.N133:.P135])=3;1;0))" office:value-type="float" office:value="0" calcext:value-type="float">
            <text:p>0</text:p>
          </table:table-cell>
          <table:table-cell table:style-name="ce54" table:formula="of:=IF([.P134]=1;IF(OR(SUM([.O133:.Q135];-1)=2;SUM([.O133:.Q135];-1)=3);1;0);IF(SUM([.O133:.Q135])=3;1;0))" office:value-type="float" office:value="0" calcext:value-type="float">
            <text:p>0</text:p>
          </table:table-cell>
          <table:table-cell table:style-name="ce54" table:formula="of:=IF([.Q134]=1;IF(OR(SUM([.P133:.R135];-1)=2;SUM([.P133:.R135];-1)=3);1;0);IF(SUM([.P133:.R135])=3;1;0))" office:value-type="float" office:value="0" calcext:value-type="float">
            <text:p>0</text:p>
          </table:table-cell>
          <table:table-cell table:style-name="ce54" table:formula="of:=IF([.R134]=1;IF(OR(SUM([.Q133:.S135];-1)=2;SUM([.Q133:.S135];-1)=3);1;0);IF(SUM([.Q133:.S135])=3;1;0))" office:value-type="float" office:value="1" calcext:value-type="float">
            <text:p>1</text:p>
          </table:table-cell>
          <table:table-cell table:style-name="ce54" table:formula="of:=IF([.S134]=1;IF(OR(SUM([.R133:.T135];-1)=2;SUM([.R133:.T135];-1)=3);1;0);IF(SUM([.R133:.T135])=3;1;0))" office:value-type="float" office:value="1" calcext:value-type="float">
            <text:p>1</text:p>
          </table:table-cell>
          <table:table-cell table:style-name="ce54" table:formula="of:=IF([.T134]=1;IF(OR(SUM([.S133:.U135];-1)=2;SUM([.S133:.U135];-1)=3);1;0);IF(SUM([.S133:.U135])=3;1;0))" office:value-type="float" office:value="0" calcext:value-type="float">
            <text:p>0</text:p>
          </table:table-cell>
          <table:table-cell table:style-name="ce54" table:formula="of:=IF([.U134]=1;IF(OR(SUM([.T133:.V135];-1)=2;SUM([.T133:.V135];-1)=3);1;0);IF(SUM([.T133:.V135])=3;1;0))" office:value-type="float" office:value="0" calcext:value-type="float">
            <text:p>0</text:p>
          </table:table-cell>
          <table:table-cell table:style-name="ce54" table:formula="of:=IF([.V134]=1;IF(OR(SUM([.U133:.W135];-1)=2;SUM([.U133:.W135];-1)=3);1;0);IF(SUM([.U133:.W135])=3;1;0))" office:value-type="float" office:value="0" calcext:value-type="float">
            <text:p>0</text:p>
          </table:table-cell>
          <table:table-cell table:style-name="ce54" table:formula="of:=IF([.W134]=1;IF(OR(SUM([.V133:.X135];-1)=2;SUM([.V133:.X135];-1)=3);1;0);IF(SUM([.V133:.X135])=3;1;0))" office:value-type="float" office:value="0" calcext:value-type="float">
            <text:p>0</text:p>
          </table:table-cell>
          <table:table-cell table:style-name="ce54" table:formula="of:=IF([.X134]=1;IF(OR(SUM([.W133:.Y135];-1)=2;SUM([.W133:.Y135];-1)=3);1;0);IF(SUM([.W133:.Y135])=3;1;0))" office:value-type="float" office:value="1" calcext:value-type="float">
            <text:p>1</text:p>
          </table:table-cell>
          <table:table-cell table:style-name="ce54" table:formula="of:=IF([.Y134]=1;IF(OR(SUM([.X133:.Z135];-1)=2;SUM([.X133:.Z135];-1)=3);1;0);IF(SUM([.X133:.Z135])=3;1;0))" office:value-type="float" office:value="1" calcext:value-type="float">
            <text:p>1</text:p>
          </table:table-cell>
          <table:table-cell table:style-name="ce54" table:formula="of:=IF([.Z134]=1;IF(OR(SUM([.Y133:.AA135];-1)=2;SUM([.Y133:.AA135];-1)=3);1;0);IF(SUM([.Y133:.AA135])=3;1;0))" office:value-type="float" office:value="0" calcext:value-type="float">
            <text:p>0</text:p>
          </table:table-cell>
          <table:table-cell table:style-name="ce54" table:formula="of:=IF([.AA134]=1;IF(OR(SUM([.Z133:.AB135];-1)=2;SUM([.Z133:.AB135];-1)=3);1;0);IF(SUM([.Z133:.AB135])=3;1;0))" office:value-type="float" office:value="0" calcext:value-type="float">
            <text:p>0</text:p>
          </table:table-cell>
          <table:table-cell table:style-name="ce54" table:formula="of:=IF([.AB134]=1;IF(OR(SUM([.AA133:.AC135];-1)=2;SUM([.AA133:.AC135];-1)=3);1;0);IF(SUM([.AA133:.AC135])=3;1;0))" office:value-type="float" office:value="0" calcext:value-type="float">
            <text:p>0</text:p>
          </table:table-cell>
          <table:table-cell table:style-name="ce54" table:formula="of:=IF([.AC134]=1;IF(OR(SUM([.AB133:.AD135];-1)=2;SUM([.AB133:.AD135];-1)=3);1;0);IF(SUM([.AB133:.AD135])=3;1;0))" office:value-type="float" office:value="1" calcext:value-type="float">
            <text:p>1</text:p>
          </table:table-cell>
          <table:table-cell table:style-name="ce54" table:formula="of:=IF([.AD134]=1;IF(OR(SUM([.AC133:.AE135];-1)=2;SUM([.AC133:.AE135];-1)=3);1;0);IF(SUM([.AC133:.AE135])=3;1;0))" office:value-type="float" office:value="0" calcext:value-type="float">
            <text:p>0</text:p>
          </table:table-cell>
          <table:table-cell table:style-name="ce54" table:formula="of:=IF([.AE134]=1;IF(OR(SUM([.AD133:.AF135];-1)=2;SUM([.AD133:.AF135];-1)=3);1;0);IF(SUM([.AD133:.AF135])=3;1;0))" office:value-type="float" office:value="0" calcext:value-type="float">
            <text:p>0</text:p>
          </table:table-cell>
          <table:table-cell table:style-name="ce54" table:formula="of:=IF([.AF134]=1;IF(OR(SUM([.AE133:.AG135];-1)=2;SUM([.AE133:.AG135];-1)=3);1;0);IF(SUM([.AE133:.AG135])=3;1;0))" office:value-type="float" office:value="0" calcext:value-type="float">
            <text:p>0</text:p>
          </table:table-cell>
          <table:table-cell table:style-name="ce54" table:formula="of:=IF([.AG134]=1;IF(OR(SUM([.AF133:.AH135];-1)=2;SUM([.AF133:.AH135];-1)=3);1;0);IF(SUM([.AF133:.AH135])=3;1;0))" office:value-type="float" office:value="1" calcext:value-type="float">
            <text:p>1</text:p>
          </table:table-cell>
          <table:table-cell table:style-name="ce54" table:formula="of:=IF([.AH134]=1;IF(OR(SUM([.AG133:.AI135];-1)=2;SUM([.AG133:.AI135];-1)=3);1;0);IF(SUM([.AG133:.AI135])=3;1;0))" office:value-type="float" office:value="0" calcext:value-type="float">
            <text:p>0</text:p>
          </table:table-cell>
          <table:table-cell table:style-name="ce54" table:formula="of:=IF([.AI134]=1;IF(OR(SUM([.AH133:.AJ135];-1)=2;SUM([.AH133:.AJ135];-1)=3);1;0);IF(SUM([.AH133:.AJ135])=3;1;0))" office:value-type="float" office:value="0" calcext:value-type="float">
            <text:p>0</text:p>
          </table:table-cell>
          <table:table-cell table:style-name="ce54" table:formula="of:=IF([.AJ134]=1;IF(OR(SUM([.AI133:.AK135];-1)=2;SUM([.AI133:.AK135];-1)=3);1;0);IF(SUM([.AI133:.AK135])=3;1;0))" office:value-type="float" office:value="0" calcext:value-type="float">
            <text:p>0</text:p>
          </table:table-cell>
          <table:table-cell table:style-name="ce54" table:formula="of:=IF([.AK134]=1;IF(OR(SUM([.AJ133:.AL135];-1)=2;SUM([.AJ133:.AL135];-1)=3);1;0);IF(SUM([.AJ133:.AL135])=3;1;0))" office:value-type="float" office:value="1" calcext:value-type="float">
            <text:p>1</text:p>
          </table:table-cell>
          <table:table-cell table:style-name="ce54" table:formula="of:=IF([.AL134]=1;IF(OR(SUM([.AK133:.AM135];-1)=2;SUM([.AK133:.AM135];-1)=3);1;0);IF(SUM([.AK133:.AM135])=3;1;0))" office:value-type="float" office:value="0" calcext:value-type="float">
            <text:p>0</text:p>
          </table:table-cell>
          <table:table-cell table:style-name="ce54" table:formula="of:=IF([.AM134]=1;IF(OR(SUM([.AL133:.AN135];-1)=2;SUM([.AL133:.AN135];-1)=3);1;0);IF(SUM([.AL133:.AN135])=3;1;0))" office:value-type="float" office:value="0" calcext:value-type="float">
            <text:p>0</text:p>
          </table:table-cell>
          <table:table-cell table:style-name="ce54" table:formula="of:=IF([.AN134]=1;IF(OR(SUM([.AM133:.AO135];-1)=2;SUM([.AM133:.AO135];-1)=3);1;0);IF(SUM([.AM133:.AO135])=3;1;0))" office:value-type="float" office:value="0" calcext:value-type="float">
            <text:p>0</text:p>
          </table:table-cell>
          <table:table-cell table:style-name="ce54" table:formula="of:=IF([.AO134]=1;IF(OR(SUM([.AN133:.AP135];-1)=2;SUM([.AN133:.AP135];-1)=3);1;0);IF(SUM([.AN133:.AP135])=3;1;0))" office:value-type="float" office:value="1" calcext:value-type="float">
            <text:p>1</text:p>
          </table:table-cell>
          <table:table-cell table:style-name="ce54" table:formula="of:=IF([.AP134]=1;IF(OR(SUM([.AO133:.AQ135];-1)=2;SUM([.AO133:.AQ135];-1)=3);1;0);IF(SUM([.AO133:.AQ135])=3;1;0))" office:value-type="float" office:value="0" calcext:value-type="float">
            <text:p>0</text:p>
          </table:table-cell>
          <table:table-cell table:style-name="ce54" table:formula="of:=IF([.AQ134]=1;IF(OR(SUM([.AP133:.AR135];-1)=2;SUM([.AP133:.AR135];-1)=3);1;0);IF(SUM([.AP133:.AR135])=3;1;0))" office:value-type="float" office:value="1" calcext:value-type="float">
            <text:p>1</text:p>
          </table:table-cell>
          <table:table-cell table:style-name="ce54" table:formula="of:=IF([.AR134]=1;IF(OR(SUM([.AQ133:.AS135];-1)=2;SUM([.AQ133:.AS135];-1)=3);1;0);IF(SUM([.AQ133:.AS135])=3;1;0))" office:value-type="float" office:value="0" calcext:value-type="float">
            <text:p>0</text:p>
          </table:table-cell>
          <table:table-cell table:style-name="ce54" table:formula="of:=IF([.AS134]=1;IF(OR(SUM([.AR133:.AT135];-1)=2;SUM([.AR133:.AT135];-1)=3);1;0);IF(SUM([.AR133:.AT135])=3;1;0))" office:value-type="float" office:value="0" calcext:value-type="float">
            <text:p>0</text:p>
          </table:table-cell>
          <table:table-cell table:style-name="ce54" table:formula="of:=IF([.AT134]=1;IF(OR(SUM([.AS133:.AU135];-1)=2;SUM([.AS133:.AU135];-1)=3);1;0);IF(SUM([.AS133:.AU135])=3;1;0))" office:value-type="float" office:value="0" calcext:value-type="float">
            <text:p>0</text:p>
          </table:table-cell>
          <table:table-cell table:style-name="ce54" table:formula="of:=IF([.AU134]=1;IF(OR(SUM([.AT133:.AV135];-1)=2;SUM([.AT133:.AV135];-1)=3);1;0);IF(SUM([.AT133:.AV135])=3;1;0))" office:value-type="float" office:value="0" calcext:value-type="float">
            <text:p>0</text:p>
          </table:table-cell>
          <table:table-cell table:style-name="ce54" table:formula="of:=IF([.AV134]=1;IF(OR(SUM([.AU133:.AW135];-1)=2;SUM([.AU133:.AW135];-1)=3);1;0);IF(SUM([.AU133:.AW135])=3;1;0))" office:value-type="float" office:value="0" calcext:value-type="float">
            <text:p>0</text:p>
          </table:table-cell>
          <table:table-cell table:style-name="ce54" table:formula="of:=IF([.AW134]=1;IF(OR(SUM([.AV133:.AX135];-1)=2;SUM([.AV133:.AX135];-1)=3);1;0);IF(SUM([.AV133:.AX135])=3;1;0))" office:value-type="float" office:value="0" calcext:value-type="float">
            <text:p>0</text:p>
          </table:table-cell>
          <table:table-cell table:style-name="ce54" table:formula="of:=IF([.AX134]=1;IF(OR(SUM([.AW133:.AY135];-1)=2;SUM([.AW133:.AY135];-1)=3);1;0);IF(SUM([.AW133:.AY135])=3;1;0))" office:value-type="float" office:value="0" calcext:value-type="float">
            <text:p>0</text:p>
          </table:table-cell>
          <table:table-cell table:style-name="ce54" table:formula="of:=IF([.AY134]=1;IF(OR(SUM([.AX133:.AZ135];-1)=2;SUM([.AX133:.AZ135];-1)=3);1;0);IF(SUM([.AX133:.AZ135])=3;1;0))" office:value-type="float" office:value="0" calcext:value-type="float">
            <text:p>0</text:p>
          </table:table-cell>
          <table:table-cell table:style-name="ce54" table:formula="of:=IF([.AZ134]=1;IF(OR(SUM([.AY133:.BA135];-1)=2;SUM([.AY133:.BA135];-1)=3);1;0);IF(SUM([.AY133:.BA135])=3;1;0))" office:value-type="float" office:value="0" calcext:value-type="float">
            <text:p>0</text:p>
          </table:table-cell>
          <table:table-cell table:style-name="ce54" table:formula="of:=IF([.BA134]=1;IF(OR(SUM([.AZ133:.BB135];-1)=2;SUM([.AZ133:.BB135];-1)=3);1;0);IF(SUM([.AZ133:.BB135])=3;1;0))" office:value-type="float" office:value="0" calcext:value-type="float">
            <text:p>0</text:p>
          </table:table-cell>
          <table:table-cell table:style-name="ce54" table:formula="of:=IF([.BB134]=1;IF(OR(SUM([.BA133:.BC135];-1)=2;SUM([.BA133:.BC135];-1)=3);1;0);IF(SUM([.BA133:.BC135])=3;1;0))" office:value-type="float" office:value="0" calcext:value-type="float">
            <text:p>0</text:p>
          </table:table-cell>
          <table:table-cell table:style-name="ce54" table:formula="of:=IF([.BC134]=1;IF(OR(SUM([.BB133:.BD135];-1)=2;SUM([.BB133:.BD135];-1)=3);1;0);IF(SUM([.BB133:.BD135])=3;1;0))" office:value-type="float" office:value="0" calcext:value-type="float">
            <text:p>0</text:p>
          </table:table-cell>
          <table:table-cell table:style-name="ce54" table:formula="of:=IF([.BD134]=1;IF(OR(SUM([.BC133:.BE135];-1)=2;SUM([.BC133:.BE135];-1)=3);1;0);IF(SUM([.BC133:.BE135])=3;1;0))" office:value-type="float" office:value="0" calcext:value-type="float">
            <text:p>0</text:p>
          </table:table-cell>
          <table:table-cell table:style-name="ce54" table:formula="of:=IF([.BE134]=1;IF(OR(SUM([.BD133:.BF135];-1)=2;SUM([.BD133:.BF135];-1)=3);1;0);IF(SUM([.BD133:.BF135])=3;1;0))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3" office:value-type="float" office:value="0" calcext:value-type="float">
            <text:p>0</text:p>
          </table:table-cell>
          <table:table-cell table:style-name="ce54" table:formula="of:=IF([.C135]=1;IF(OR(SUM([.B134:.D136];-1)=2;SUM([.B134:.D136];-1)=3);1;0);IF(SUM([.B134:.D136])=3;1;0))" office:value-type="float" office:value="1" calcext:value-type="float">
            <text:p>1</text:p>
          </table:table-cell>
          <table:table-cell table:style-name="ce54" table:formula="of:=IF([.D135]=1;IF(OR(SUM([.C134:.E136];-1)=2;SUM([.C134:.E136];-1)=3);1;0);IF(SUM([.C134:.E136])=3;1;0))" office:value-type="float" office:value="0" calcext:value-type="float">
            <text:p>0</text:p>
          </table:table-cell>
          <table:table-cell table:style-name="ce54" table:formula="of:=IF([.E135]=1;IF(OR(SUM([.D134:.F136];-1)=2;SUM([.D134:.F136];-1)=3);1;0);IF(SUM([.D134:.F136])=3;1;0))" office:value-type="float" office:value="0" calcext:value-type="float">
            <text:p>0</text:p>
          </table:table-cell>
          <table:table-cell table:style-name="ce54" table:formula="of:=IF([.F135]=1;IF(OR(SUM([.E134:.G136];-1)=2;SUM([.E134:.G136];-1)=3);1;0);IF(SUM([.E134:.G136])=3;1;0))" office:value-type="float" office:value="1" calcext:value-type="float">
            <text:p>1</text:p>
          </table:table-cell>
          <table:table-cell table:style-name="ce54" table:formula="of:=IF([.G135]=1;IF(OR(SUM([.F134:.H136];-1)=2;SUM([.F134:.H136];-1)=3);1;0);IF(SUM([.F134:.H136])=3;1;0))" office:value-type="float" office:value="0" calcext:value-type="float">
            <text:p>0</text:p>
          </table:table-cell>
          <table:table-cell table:style-name="ce54" table:formula="of:=IF([.H135]=1;IF(OR(SUM([.G134:.I136];-1)=2;SUM([.G134:.I136];-1)=3);1;0);IF(SUM([.G134:.I136])=3;1;0))" office:value-type="float" office:value="0" calcext:value-type="float">
            <text:p>0</text:p>
          </table:table-cell>
          <table:table-cell table:style-name="ce54" table:formula="of:=IF([.I135]=1;IF(OR(SUM([.H134:.J136];-1)=2;SUM([.H134:.J136];-1)=3);1;0);IF(SUM([.H134:.J136])=3;1;0))" office:value-type="float" office:value="0" calcext:value-type="float">
            <text:p>0</text:p>
          </table:table-cell>
          <table:table-cell table:style-name="ce54" table:formula="of:=IF([.J135]=1;IF(OR(SUM([.I134:.K136];-1)=2;SUM([.I134:.K136];-1)=3);1;0);IF(SUM([.I134:.K136])=3;1;0))" office:value-type="float" office:value="0" calcext:value-type="float">
            <text:p>0</text:p>
          </table:table-cell>
          <table:table-cell table:style-name="ce54" table:formula="of:=IF([.K135]=1;IF(OR(SUM([.J134:.L136];-1)=2;SUM([.J134:.L136];-1)=3);1;0);IF(SUM([.J134:.L136])=3;1;0))" office:value-type="float" office:value="0" calcext:value-type="float">
            <text:p>0</text:p>
          </table:table-cell>
          <table:table-cell table:style-name="ce54" table:formula="of:=IF([.L135]=1;IF(OR(SUM([.K134:.M136];-1)=2;SUM([.K134:.M136];-1)=3);1;0);IF(SUM([.K134:.M136])=3;1;0))" office:value-type="float" office:value="0" calcext:value-type="float">
            <text:p>0</text:p>
          </table:table-cell>
          <table:table-cell table:style-name="ce54" table:formula="of:=IF([.M135]=1;IF(OR(SUM([.L134:.N136];-1)=2;SUM([.L134:.N136];-1)=3);1;0);IF(SUM([.L134:.N136])=3;1;0))" office:value-type="float" office:value="0" calcext:value-type="float">
            <text:p>0</text:p>
          </table:table-cell>
          <table:table-cell table:style-name="ce54" table:formula="of:=IF([.N135]=1;IF(OR(SUM([.M134:.O136];-1)=2;SUM([.M134:.O136];-1)=3);1;0);IF(SUM([.M134:.O136])=3;1;0))" office:value-type="float" office:value="0" calcext:value-type="float">
            <text:p>0</text:p>
          </table:table-cell>
          <table:table-cell table:style-name="ce54" table:formula="of:=IF([.O135]=1;IF(OR(SUM([.N134:.P136];-1)=2;SUM([.N134:.P136];-1)=3);1;0);IF(SUM([.N134:.P136])=3;1;0))" office:value-type="float" office:value="0" calcext:value-type="float">
            <text:p>0</text:p>
          </table:table-cell>
          <table:table-cell table:style-name="ce54" table:formula="of:=IF([.P135]=1;IF(OR(SUM([.O134:.Q136];-1)=2;SUM([.O134:.Q136];-1)=3);1;0);IF(SUM([.O134:.Q136])=3;1;0))" office:value-type="float" office:value="0" calcext:value-type="float">
            <text:p>0</text:p>
          </table:table-cell>
          <table:table-cell table:style-name="ce54" table:formula="of:=IF([.Q135]=1;IF(OR(SUM([.P134:.R136];-1)=2;SUM([.P134:.R136];-1)=3);1;0);IF(SUM([.P134:.R136])=3;1;0))" office:value-type="float" office:value="0" calcext:value-type="float">
            <text:p>0</text:p>
          </table:table-cell>
          <table:table-cell table:style-name="ce54" table:formula="of:=IF([.R135]=1;IF(OR(SUM([.Q134:.S136];-1)=2;SUM([.Q134:.S136];-1)=3);1;0);IF(SUM([.Q134:.S136])=3;1;0))" office:value-type="float" office:value="0" calcext:value-type="float">
            <text:p>0</text:p>
          </table:table-cell>
          <table:table-cell table:style-name="ce54" table:formula="of:=IF([.S135]=1;IF(OR(SUM([.R134:.T136];-1)=2;SUM([.R134:.T136];-1)=3);1;0);IF(SUM([.R134:.T136])=3;1;0))" office:value-type="float" office:value="0" calcext:value-type="float">
            <text:p>0</text:p>
          </table:table-cell>
          <table:table-cell table:style-name="ce54" table:formula="of:=IF([.T135]=1;IF(OR(SUM([.S134:.U136];-1)=2;SUM([.S134:.U136];-1)=3);1;0);IF(SUM([.S134:.U136])=3;1;0))" office:value-type="float" office:value="0" calcext:value-type="float">
            <text:p>0</text:p>
          </table:table-cell>
          <table:table-cell table:style-name="ce54" table:formula="of:=IF([.U135]=1;IF(OR(SUM([.T134:.V136];-1)=2;SUM([.T134:.V136];-1)=3);1;0);IF(SUM([.T134:.V136])=3;1;0))" office:value-type="float" office:value="0" calcext:value-type="float">
            <text:p>0</text:p>
          </table:table-cell>
          <table:table-cell table:style-name="ce54" table:formula="of:=IF([.V135]=1;IF(OR(SUM([.U134:.W136];-1)=2;SUM([.U134:.W136];-1)=3);1;0);IF(SUM([.U134:.W136])=3;1;0))" office:value-type="float" office:value="0" calcext:value-type="float">
            <text:p>0</text:p>
          </table:table-cell>
          <table:table-cell table:style-name="ce54" table:formula="of:=IF([.W135]=1;IF(OR(SUM([.V134:.X136];-1)=2;SUM([.V134:.X136];-1)=3);1;0);IF(SUM([.V134:.X136])=3;1;0))" office:value-type="float" office:value="0" calcext:value-type="float">
            <text:p>0</text:p>
          </table:table-cell>
          <table:table-cell table:style-name="ce54" table:formula="of:=IF([.X135]=1;IF(OR(SUM([.W134:.Y136];-1)=2;SUM([.W134:.Y136];-1)=3);1;0);IF(SUM([.W134:.Y136])=3;1;0))" office:value-type="float" office:value="0" calcext:value-type="float">
            <text:p>0</text:p>
          </table:table-cell>
          <table:table-cell table:style-name="ce54" table:formula="of:=IF([.Y135]=1;IF(OR(SUM([.X134:.Z136];-1)=2;SUM([.X134:.Z136];-1)=3);1;0);IF(SUM([.X134:.Z136])=3;1;0))" office:value-type="float" office:value="0" calcext:value-type="float">
            <text:p>0</text:p>
          </table:table-cell>
          <table:table-cell table:style-name="ce54" table:formula="of:=IF([.Z135]=1;IF(OR(SUM([.Y134:.AA136];-1)=2;SUM([.Y134:.AA136];-1)=3);1;0);IF(SUM([.Y134:.AA136])=3;1;0))" office:value-type="float" office:value="1" calcext:value-type="float">
            <text:p>1</text:p>
          </table:table-cell>
          <table:table-cell table:style-name="ce54" table:formula="of:=IF([.AA135]=1;IF(OR(SUM([.Z134:.AB136];-1)=2;SUM([.Z134:.AB136];-1)=3);1;0);IF(SUM([.Z134:.AB136])=3;1;0))" office:value-type="float" office:value="1" calcext:value-type="float">
            <text:p>1</text:p>
          </table:table-cell>
          <table:table-cell table:style-name="ce54" table:formula="of:=IF([.AB135]=1;IF(OR(SUM([.AA134:.AC136];-1)=2;SUM([.AA134:.AC136];-1)=3);1;0);IF(SUM([.AA134:.AC136])=3;1;0))" office:value-type="float" office:value="0" calcext:value-type="float">
            <text:p>0</text:p>
          </table:table-cell>
          <table:table-cell table:style-name="ce54" table:formula="of:=IF([.AC135]=1;IF(OR(SUM([.AB134:.AD136];-1)=2;SUM([.AB134:.AD136];-1)=3);1;0);IF(SUM([.AB134:.AD136])=3;1;0))" office:value-type="float" office:value="0" calcext:value-type="float">
            <text:p>0</text:p>
          </table:table-cell>
          <table:table-cell table:style-name="ce54" table:formula="of:=IF([.AD135]=1;IF(OR(SUM([.AC134:.AE136];-1)=2;SUM([.AC134:.AE136];-1)=3);1;0);IF(SUM([.AC134:.AE136])=3;1;0))" office:value-type="float" office:value="0" calcext:value-type="float">
            <text:p>0</text:p>
          </table:table-cell>
          <table:table-cell table:style-name="ce54" table:formula="of:=IF([.AE135]=1;IF(OR(SUM([.AD134:.AF136];-1)=2;SUM([.AD134:.AF136];-1)=3);1;0);IF(SUM([.AD134:.AF136])=3;1;0))" office:value-type="float" office:value="0" calcext:value-type="float">
            <text:p>0</text:p>
          </table:table-cell>
          <table:table-cell table:style-name="ce54" table:formula="of:=IF([.AF135]=1;IF(OR(SUM([.AE134:.AG136];-1)=2;SUM([.AE134:.AG136];-1)=3);1;0);IF(SUM([.AE134:.AG136])=3;1;0))" office:value-type="float" office:value="0" calcext:value-type="float">
            <text:p>0</text:p>
          </table:table-cell>
          <table:table-cell table:style-name="ce54" table:formula="of:=IF([.AG135]=1;IF(OR(SUM([.AF134:.AH136];-1)=2;SUM([.AF134:.AH136];-1)=3);1;0);IF(SUM([.AF134:.AH136])=3;1;0))" office:value-type="float" office:value="1" calcext:value-type="float">
            <text:p>1</text:p>
          </table:table-cell>
          <table:table-cell table:style-name="ce54" table:formula="of:=IF([.AH135]=1;IF(OR(SUM([.AG134:.AI136];-1)=2;SUM([.AG134:.AI136];-1)=3);1;0);IF(SUM([.AG134:.AI136])=3;1;0))" office:value-type="float" office:value="1" calcext:value-type="float">
            <text:p>1</text:p>
          </table:table-cell>
          <table:table-cell table:style-name="ce54" table:formula="of:=IF([.AI135]=1;IF(OR(SUM([.AH134:.AJ136];-1)=2;SUM([.AH134:.AJ136];-1)=3);1;0);IF(SUM([.AH134:.AJ136])=3;1;0))" office:value-type="float" office:value="1" calcext:value-type="float">
            <text:p>1</text:p>
          </table:table-cell>
          <table:table-cell table:style-name="ce54" table:formula="of:=IF([.AJ135]=1;IF(OR(SUM([.AI134:.AK136];-1)=2;SUM([.AI134:.AK136];-1)=3);1;0);IF(SUM([.AI134:.AK136])=3;1;0))" office:value-type="float" office:value="0" calcext:value-type="float">
            <text:p>0</text:p>
          </table:table-cell>
          <table:table-cell table:style-name="ce54" table:formula="of:=IF([.AK135]=1;IF(OR(SUM([.AJ134:.AL136];-1)=2;SUM([.AJ134:.AL136];-1)=3);1;0);IF(SUM([.AJ134:.AL136])=3;1;0))" office:value-type="float" office:value="1" calcext:value-type="float">
            <text:p>1</text:p>
          </table:table-cell>
          <table:table-cell table:style-name="ce54" table:formula="of:=IF([.AL135]=1;IF(OR(SUM([.AK134:.AM136];-1)=2;SUM([.AK134:.AM136];-1)=3);1;0);IF(SUM([.AK134:.AM136])=3;1;0))" office:value-type="float" office:value="1" calcext:value-type="float">
            <text:p>1</text:p>
          </table:table-cell>
          <table:table-cell table:style-name="ce54" table:formula="of:=IF([.AM135]=1;IF(OR(SUM([.AL134:.AN136];-1)=2;SUM([.AL134:.AN136];-1)=3);1;0);IF(SUM([.AL134:.AN136])=3;1;0))" office:value-type="float" office:value="0" calcext:value-type="float">
            <text:p>0</text:p>
          </table:table-cell>
          <table:table-cell table:style-name="ce54" table:formula="of:=IF([.AN135]=1;IF(OR(SUM([.AM134:.AO136];-1)=2;SUM([.AM134:.AO136];-1)=3);1;0);IF(SUM([.AM134:.AO136])=3;1;0))" office:value-type="float" office:value="0" calcext:value-type="float">
            <text:p>0</text:p>
          </table:table-cell>
          <table:table-cell table:style-name="ce54" table:formula="of:=IF([.AO135]=1;IF(OR(SUM([.AN134:.AP136];-1)=2;SUM([.AN134:.AP136];-1)=3);1;0);IF(SUM([.AN134:.AP136])=3;1;0))" office:value-type="float" office:value="1" calcext:value-type="float">
            <text:p>1</text:p>
          </table:table-cell>
          <table:table-cell table:style-name="ce54" table:formula="of:=IF([.AP135]=1;IF(OR(SUM([.AO134:.AQ136];-1)=2;SUM([.AO134:.AQ136];-1)=3);1;0);IF(SUM([.AO134:.AQ136])=3;1;0))" office:value-type="float" office:value="1" calcext:value-type="float">
            <text:p>1</text:p>
          </table:table-cell>
          <table:table-cell table:style-name="ce54" table:formula="of:=IF([.AQ135]=1;IF(OR(SUM([.AP134:.AR136];-1)=2;SUM([.AP134:.AR136];-1)=3);1;0);IF(SUM([.AP134:.AR136])=3;1;0))" office:value-type="float" office:value="0" calcext:value-type="float">
            <text:p>0</text:p>
          </table:table-cell>
          <table:table-cell table:style-name="ce54" table:formula="of:=IF([.AR135]=1;IF(OR(SUM([.AQ134:.AS136];-1)=2;SUM([.AQ134:.AS136];-1)=3);1;0);IF(SUM([.AQ134:.AS136])=3;1;0))" office:value-type="float" office:value="0" calcext:value-type="float">
            <text:p>0</text:p>
          </table:table-cell>
          <table:table-cell table:style-name="ce54" table:formula="of:=IF([.AS135]=1;IF(OR(SUM([.AR134:.AT136];-1)=2;SUM([.AR134:.AT136];-1)=3);1;0);IF(SUM([.AR134:.AT136])=3;1;0))" office:value-type="float" office:value="0" calcext:value-type="float">
            <text:p>0</text:p>
          </table:table-cell>
          <table:table-cell table:style-name="ce54" table:formula="of:=IF([.AT135]=1;IF(OR(SUM([.AS134:.AU136];-1)=2;SUM([.AS134:.AU136];-1)=3);1;0);IF(SUM([.AS134:.AU136])=3;1;0))" office:value-type="float" office:value="0" calcext:value-type="float">
            <text:p>0</text:p>
          </table:table-cell>
          <table:table-cell table:style-name="ce54" table:formula="of:=IF([.AU135]=1;IF(OR(SUM([.AT134:.AV136];-1)=2;SUM([.AT134:.AV136];-1)=3);1;0);IF(SUM([.AT134:.AV136])=3;1;0))" office:value-type="float" office:value="0" calcext:value-type="float">
            <text:p>0</text:p>
          </table:table-cell>
          <table:table-cell table:style-name="ce54" table:formula="of:=IF([.AV135]=1;IF(OR(SUM([.AU134:.AW136];-1)=2;SUM([.AU134:.AW136];-1)=3);1;0);IF(SUM([.AU134:.AW136])=3;1;0))" office:value-type="float" office:value="0" calcext:value-type="float">
            <text:p>0</text:p>
          </table:table-cell>
          <table:table-cell table:style-name="ce54" table:formula="of:=IF([.AW135]=1;IF(OR(SUM([.AV134:.AX136];-1)=2;SUM([.AV134:.AX136];-1)=3);1;0);IF(SUM([.AV134:.AX136])=3;1;0))" office:value-type="float" office:value="0" calcext:value-type="float">
            <text:p>0</text:p>
          </table:table-cell>
          <table:table-cell table:style-name="ce54" table:formula="of:=IF([.AX135]=1;IF(OR(SUM([.AW134:.AY136];-1)=2;SUM([.AW134:.AY136];-1)=3);1;0);IF(SUM([.AW134:.AY136])=3;1;0))" office:value-type="float" office:value="0" calcext:value-type="float">
            <text:p>0</text:p>
          </table:table-cell>
          <table:table-cell table:style-name="ce54" table:formula="of:=IF([.AY135]=1;IF(OR(SUM([.AX134:.AZ136];-1)=2;SUM([.AX134:.AZ136];-1)=3);1;0);IF(SUM([.AX134:.AZ136])=3;1;0))" office:value-type="float" office:value="0" calcext:value-type="float">
            <text:p>0</text:p>
          </table:table-cell>
          <table:table-cell table:style-name="ce54" table:formula="of:=IF([.AZ135]=1;IF(OR(SUM([.AY134:.BA136];-1)=2;SUM([.AY134:.BA136];-1)=3);1;0);IF(SUM([.AY134:.BA136])=3;1;0))" office:value-type="float" office:value="0" calcext:value-type="float">
            <text:p>0</text:p>
          </table:table-cell>
          <table:table-cell table:style-name="ce54" table:formula="of:=IF([.BA135]=1;IF(OR(SUM([.AZ134:.BB136];-1)=2;SUM([.AZ134:.BB136];-1)=3);1;0);IF(SUM([.AZ134:.BB136])=3;1;0))" office:value-type="float" office:value="0" calcext:value-type="float">
            <text:p>0</text:p>
          </table:table-cell>
          <table:table-cell table:style-name="ce54" table:formula="of:=IF([.BB135]=1;IF(OR(SUM([.BA134:.BC136];-1)=2;SUM([.BA134:.BC136];-1)=3);1;0);IF(SUM([.BA134:.BC136])=3;1;0))" office:value-type="float" office:value="0" calcext:value-type="float">
            <text:p>0</text:p>
          </table:table-cell>
          <table:table-cell table:style-name="ce54" table:formula="of:=IF([.BC135]=1;IF(OR(SUM([.BB134:.BD136];-1)=2;SUM([.BB134:.BD136];-1)=3);1;0);IF(SUM([.BB134:.BD136])=3;1;0))" office:value-type="float" office:value="0" calcext:value-type="float">
            <text:p>0</text:p>
          </table:table-cell>
          <table:table-cell table:style-name="ce54" table:formula="of:=IF([.BD135]=1;IF(OR(SUM([.BC134:.BE136];-1)=2;SUM([.BC134:.BE136];-1)=3);1;0);IF(SUM([.BC134:.BE136])=3;1;0))" office:value-type="float" office:value="0" calcext:value-type="float">
            <text:p>0</text:p>
          </table:table-cell>
          <table:table-cell table:style-name="ce54" table:formula="of:=IF([.BE135]=1;IF(OR(SUM([.BD134:.BF136];-1)=2;SUM([.BD134:.BF136];-1)=3);1;0);IF(SUM([.BD134:.BF136])=3;1;0))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3" office:value-type="float" office:value="0" calcext:value-type="float">
            <text:p>0</text:p>
          </table:table-cell>
          <table:table-cell table:style-name="ce54" table:formula="of:=IF([.C136]=1;IF(OR(SUM([.B135:.D137];-1)=2;SUM([.B135:.D137];-1)=3);1;0);IF(SUM([.B135:.D137])=3;1;0))" office:value-type="float" office:value="0" calcext:value-type="float">
            <text:p>0</text:p>
          </table:table-cell>
          <table:table-cell table:style-name="ce54" table:formula="of:=IF([.D136]=1;IF(OR(SUM([.C135:.E137];-1)=2;SUM([.C135:.E137];-1)=3);1;0);IF(SUM([.C135:.E137])=3;1;0))" office:value-type="float" office:value="1" calcext:value-type="float">
            <text:p>1</text:p>
          </table:table-cell>
          <table:table-cell table:style-name="ce54" table:formula="of:=IF([.E136]=1;IF(OR(SUM([.D135:.F137];-1)=2;SUM([.D135:.F137];-1)=3);1;0);IF(SUM([.D135:.F137])=3;1;0))" office:value-type="float" office:value="0" calcext:value-type="float">
            <text:p>0</text:p>
          </table:table-cell>
          <table:table-cell table:style-name="ce54" table:formula="of:=IF([.F136]=1;IF(OR(SUM([.E135:.G137];-1)=2;SUM([.E135:.G137];-1)=3);1;0);IF(SUM([.E135:.G137])=3;1;0))" office:value-type="float" office:value="0" calcext:value-type="float">
            <text:p>0</text:p>
          </table:table-cell>
          <table:table-cell table:style-name="ce54" table:formula="of:=IF([.G136]=1;IF(OR(SUM([.F135:.H137];-1)=2;SUM([.F135:.H137];-1)=3);1;0);IF(SUM([.F135:.H137])=3;1;0))" office:value-type="float" office:value="0" calcext:value-type="float">
            <text:p>0</text:p>
          </table:table-cell>
          <table:table-cell table:style-name="ce54" table:formula="of:=IF([.H136]=1;IF(OR(SUM([.G135:.I137];-1)=2;SUM([.G135:.I137];-1)=3);1;0);IF(SUM([.G135:.I137])=3;1;0))" office:value-type="float" office:value="0" calcext:value-type="float">
            <text:p>0</text:p>
          </table:table-cell>
          <table:table-cell table:style-name="ce54" table:formula="of:=IF([.I136]=1;IF(OR(SUM([.H135:.J137];-1)=2;SUM([.H135:.J137];-1)=3);1;0);IF(SUM([.H135:.J137])=3;1;0))" office:value-type="float" office:value="0" calcext:value-type="float">
            <text:p>0</text:p>
          </table:table-cell>
          <table:table-cell table:style-name="ce54" table:formula="of:=IF([.J136]=1;IF(OR(SUM([.I135:.K137];-1)=2;SUM([.I135:.K137];-1)=3);1;0);IF(SUM([.I135:.K137])=3;1;0))" office:value-type="float" office:value="0" calcext:value-type="float">
            <text:p>0</text:p>
          </table:table-cell>
          <table:table-cell table:style-name="ce54" table:formula="of:=IF([.K136]=1;IF(OR(SUM([.J135:.L137];-1)=2;SUM([.J135:.L137];-1)=3);1;0);IF(SUM([.J135:.L137])=3;1;0))" office:value-type="float" office:value="1" calcext:value-type="float">
            <text:p>1</text:p>
          </table:table-cell>
          <table:table-cell table:style-name="ce54" table:formula="of:=IF([.L136]=1;IF(OR(SUM([.K135:.M137];-1)=2;SUM([.K135:.M137];-1)=3);1;0);IF(SUM([.K135:.M137])=3;1;0))" office:value-type="float" office:value="1" calcext:value-type="float">
            <text:p>1</text:p>
          </table:table-cell>
          <table:table-cell table:style-name="ce54" table:formula="of:=IF([.M136]=1;IF(OR(SUM([.L135:.N137];-1)=2;SUM([.L135:.N137];-1)=3);1;0);IF(SUM([.L135:.N137])=3;1;0))" office:value-type="float" office:value="1" calcext:value-type="float">
            <text:p>1</text:p>
          </table:table-cell>
          <table:table-cell table:style-name="ce54" table:formula="of:=IF([.N136]=1;IF(OR(SUM([.M135:.O137];-1)=2;SUM([.M135:.O137];-1)=3);1;0);IF(SUM([.M135:.O137])=3;1;0))" office:value-type="float" office:value="0" calcext:value-type="float">
            <text:p>0</text:p>
          </table:table-cell>
          <table:table-cell table:style-name="ce54" table:formula="of:=IF([.O136]=1;IF(OR(SUM([.N135:.P137];-1)=2;SUM([.N135:.P137];-1)=3);1;0);IF(SUM([.N135:.P137])=3;1;0))" office:value-type="float" office:value="0" calcext:value-type="float">
            <text:p>0</text:p>
          </table:table-cell>
          <table:table-cell table:style-name="ce54" table:formula="of:=IF([.P136]=1;IF(OR(SUM([.O135:.Q137];-1)=2;SUM([.O135:.Q137];-1)=3);1;0);IF(SUM([.O135:.Q137])=3;1;0))" office:value-type="float" office:value="0" calcext:value-type="float">
            <text:p>0</text:p>
          </table:table-cell>
          <table:table-cell table:style-name="ce54" table:formula="of:=IF([.Q136]=1;IF(OR(SUM([.P135:.R137];-1)=2;SUM([.P135:.R137];-1)=3);1;0);IF(SUM([.P135:.R137])=3;1;0))" office:value-type="float" office:value="0" calcext:value-type="float">
            <text:p>0</text:p>
          </table:table-cell>
          <table:table-cell table:style-name="ce54" table:formula="of:=IF([.R136]=1;IF(OR(SUM([.Q135:.S137];-1)=2;SUM([.Q135:.S137];-1)=3);1;0);IF(SUM([.Q135:.S137])=3;1;0))" office:value-type="float" office:value="0" calcext:value-type="float">
            <text:p>0</text:p>
          </table:table-cell>
          <table:table-cell table:style-name="ce54" table:formula="of:=IF([.S136]=1;IF(OR(SUM([.R135:.T137];-1)=2;SUM([.R135:.T137];-1)=3);1;0);IF(SUM([.R135:.T137])=3;1;0))" office:value-type="float" office:value="0" calcext:value-type="float">
            <text:p>0</text:p>
          </table:table-cell>
          <table:table-cell table:style-name="ce54" table:formula="of:=IF([.T136]=1;IF(OR(SUM([.S135:.U137];-1)=2;SUM([.S135:.U137];-1)=3);1;0);IF(SUM([.S135:.U137])=3;1;0))" office:value-type="float" office:value="0" calcext:value-type="float">
            <text:p>0</text:p>
          </table:table-cell>
          <table:table-cell table:style-name="ce54" table:formula="of:=IF([.U136]=1;IF(OR(SUM([.T135:.V137];-1)=2;SUM([.T135:.V137];-1)=3);1;0);IF(SUM([.T135:.V137])=3;1;0))" office:value-type="float" office:value="0" calcext:value-type="float">
            <text:p>0</text:p>
          </table:table-cell>
          <table:table-cell table:style-name="ce54" table:formula="of:=IF([.V136]=1;IF(OR(SUM([.U135:.W137];-1)=2;SUM([.U135:.W137];-1)=3);1;0);IF(SUM([.U135:.W137])=3;1;0))" office:value-type="float" office:value="0" calcext:value-type="float">
            <text:p>0</text:p>
          </table:table-cell>
          <table:table-cell table:style-name="ce54" table:formula="of:=IF([.W136]=1;IF(OR(SUM([.V135:.X137];-1)=2;SUM([.V135:.X137];-1)=3);1;0);IF(SUM([.V135:.X137])=3;1;0))" office:value-type="float" office:value="0" calcext:value-type="float">
            <text:p>0</text:p>
          </table:table-cell>
          <table:table-cell table:style-name="ce54" table:formula="of:=IF([.X136]=1;IF(OR(SUM([.W135:.Y137];-1)=2;SUM([.W135:.Y137];-1)=3);1;0);IF(SUM([.W135:.Y137])=3;1;0))" office:value-type="float" office:value="0" calcext:value-type="float">
            <text:p>0</text:p>
          </table:table-cell>
          <table:table-cell table:style-name="ce54" table:formula="of:=IF([.Y136]=1;IF(OR(SUM([.X135:.Z137];-1)=2;SUM([.X135:.Z137];-1)=3);1;0);IF(SUM([.X135:.Z137])=3;1;0))" office:value-type="float" office:value="0" calcext:value-type="float">
            <text:p>0</text:p>
          </table:table-cell>
          <table:table-cell table:style-name="ce54" table:formula="of:=IF([.Z136]=1;IF(OR(SUM([.Y135:.AA137];-1)=2;SUM([.Y135:.AA137];-1)=3);1;0);IF(SUM([.Y135:.AA137])=3;1;0))" office:value-type="float" office:value="0" calcext:value-type="float">
            <text:p>0</text:p>
          </table:table-cell>
          <table:table-cell table:style-name="ce54" table:formula="of:=IF([.AA136]=1;IF(OR(SUM([.Z135:.AB137];-1)=2;SUM([.Z135:.AB137];-1)=3);1;0);IF(SUM([.Z135:.AB137])=3;1;0))" office:value-type="float" office:value="1" calcext:value-type="float">
            <text:p>1</text:p>
          </table:table-cell>
          <table:table-cell table:style-name="ce54" table:formula="of:=IF([.AB136]=1;IF(OR(SUM([.AA135:.AC137];-1)=2;SUM([.AA135:.AC137];-1)=3);1;0);IF(SUM([.AA135:.AC137])=3;1;0))" office:value-type="float" office:value="0" calcext:value-type="float">
            <text:p>0</text:p>
          </table:table-cell>
          <table:table-cell table:style-name="ce54" table:formula="of:=IF([.AC136]=1;IF(OR(SUM([.AB135:.AD137];-1)=2;SUM([.AB135:.AD137];-1)=3);1;0);IF(SUM([.AB135:.AD137])=3;1;0))" office:value-type="float" office:value="0" calcext:value-type="float">
            <text:p>0</text:p>
          </table:table-cell>
          <table:table-cell table:style-name="ce54" table:formula="of:=IF([.AD136]=1;IF(OR(SUM([.AC135:.AE137];-1)=2;SUM([.AC135:.AE137];-1)=3);1;0);IF(SUM([.AC135:.AE137])=3;1;0))" office:value-type="float" office:value="1" calcext:value-type="float">
            <text:p>1</text:p>
          </table:table-cell>
          <table:table-cell table:style-name="ce54" table:formula="of:=IF([.AE136]=1;IF(OR(SUM([.AD135:.AF137];-1)=2;SUM([.AD135:.AF137];-1)=3);1;0);IF(SUM([.AD135:.AF137])=3;1;0))" office:value-type="float" office:value="0" calcext:value-type="float">
            <text:p>0</text:p>
          </table:table-cell>
          <table:table-cell table:style-name="ce54" table:formula="of:=IF([.AF136]=1;IF(OR(SUM([.AE135:.AG137];-1)=2;SUM([.AE135:.AG137];-1)=3);1;0);IF(SUM([.AE135:.AG137])=3;1;0))" office:value-type="float" office:value="0" calcext:value-type="float">
            <text:p>0</text:p>
          </table:table-cell>
          <table:table-cell table:style-name="ce54" table:formula="of:=IF([.AG136]=1;IF(OR(SUM([.AF135:.AH137];-1)=2;SUM([.AF135:.AH137];-1)=3);1;0);IF(SUM([.AF135:.AH137])=3;1;0))" office:value-type="float" office:value="0" calcext:value-type="float">
            <text:p>0</text:p>
          </table:table-cell>
          <table:table-cell table:style-name="ce54" table:formula="of:=IF([.AH136]=1;IF(OR(SUM([.AG135:.AI137];-1)=2;SUM([.AG135:.AI137];-1)=3);1;0);IF(SUM([.AG135:.AI137])=3;1;0))" office:value-type="float" office:value="1" calcext:value-type="float">
            <text:p>1</text:p>
          </table:table-cell>
          <table:table-cell table:style-name="ce54" table:formula="of:=IF([.AI136]=1;IF(OR(SUM([.AH135:.AJ137];-1)=2;SUM([.AH135:.AJ137];-1)=3);1;0);IF(SUM([.AH135:.AJ137])=3;1;0))" office:value-type="float" office:value="1" calcext:value-type="float">
            <text:p>1</text:p>
          </table:table-cell>
          <table:table-cell table:style-name="ce54" table:formula="of:=IF([.AJ136]=1;IF(OR(SUM([.AI135:.AK137];-1)=2;SUM([.AI135:.AK137];-1)=3);1;0);IF(SUM([.AI135:.AK137])=3;1;0))" office:value-type="float" office:value="0" calcext:value-type="float">
            <text:p>0</text:p>
          </table:table-cell>
          <table:table-cell table:style-name="ce54" table:formula="of:=IF([.AK136]=1;IF(OR(SUM([.AJ135:.AL137];-1)=2;SUM([.AJ135:.AL137];-1)=3);1;0);IF(SUM([.AJ135:.AL137])=3;1;0))" office:value-type="float" office:value="0" calcext:value-type="float">
            <text:p>0</text:p>
          </table:table-cell>
          <table:table-cell table:style-name="ce54" table:formula="of:=IF([.AL136]=1;IF(OR(SUM([.AK135:.AM137];-1)=2;SUM([.AK135:.AM137];-1)=3);1;0);IF(SUM([.AK135:.AM137])=3;1;0))" office:value-type="float" office:value="0" calcext:value-type="float">
            <text:p>0</text:p>
          </table:table-cell>
          <table:table-cell table:style-name="ce54" table:formula="of:=IF([.AM136]=1;IF(OR(SUM([.AL135:.AN137];-1)=2;SUM([.AL135:.AN137];-1)=3);1;0);IF(SUM([.AL135:.AN137])=3;1;0))" office:value-type="float" office:value="0" calcext:value-type="float">
            <text:p>0</text:p>
          </table:table-cell>
          <table:table-cell table:style-name="ce54" table:formula="of:=IF([.AN136]=1;IF(OR(SUM([.AM135:.AO137];-1)=2;SUM([.AM135:.AO137];-1)=3);1;0);IF(SUM([.AM135:.AO137])=3;1;0))" office:value-type="float" office:value="0" calcext:value-type="float">
            <text:p>0</text:p>
          </table:table-cell>
          <table:table-cell table:style-name="ce54" table:formula="of:=IF([.AO136]=1;IF(OR(SUM([.AN135:.AP137];-1)=2;SUM([.AN135:.AP137];-1)=3);1;0);IF(SUM([.AN135:.AP137])=3;1;0))" office:value-type="float" office:value="0" calcext:value-type="float">
            <text:p>0</text:p>
          </table:table-cell>
          <table:table-cell table:style-name="ce54" table:formula="of:=IF([.AP136]=1;IF(OR(SUM([.AO135:.AQ137];-1)=2;SUM([.AO135:.AQ137];-1)=3);1;0);IF(SUM([.AO135:.AQ137])=3;1;0))" office:value-type="float" office:value="0" calcext:value-type="float">
            <text:p>0</text:p>
          </table:table-cell>
          <table:table-cell table:style-name="ce54" table:formula="of:=IF([.AQ136]=1;IF(OR(SUM([.AP135:.AR137];-1)=2;SUM([.AP135:.AR137];-1)=3);1;0);IF(SUM([.AP135:.AR137])=3;1;0))" office:value-type="float" office:value="0" calcext:value-type="float">
            <text:p>0</text:p>
          </table:table-cell>
          <table:table-cell table:style-name="ce54" table:formula="of:=IF([.AR136]=1;IF(OR(SUM([.AQ135:.AS137];-1)=2;SUM([.AQ135:.AS137];-1)=3);1;0);IF(SUM([.AQ135:.AS137])=3;1;0))" office:value-type="float" office:value="0" calcext:value-type="float">
            <text:p>0</text:p>
          </table:table-cell>
          <table:table-cell table:style-name="ce54" table:formula="of:=IF([.AS136]=1;IF(OR(SUM([.AR135:.AT137];-1)=2;SUM([.AR135:.AT137];-1)=3);1;0);IF(SUM([.AR135:.AT137])=3;1;0))" office:value-type="float" office:value="0" calcext:value-type="float">
            <text:p>0</text:p>
          </table:table-cell>
          <table:table-cell table:style-name="ce54" table:formula="of:=IF([.AT136]=1;IF(OR(SUM([.AS135:.AU137];-1)=2;SUM([.AS135:.AU137];-1)=3);1;0);IF(SUM([.AS135:.AU137])=3;1;0))" office:value-type="float" office:value="0" calcext:value-type="float">
            <text:p>0</text:p>
          </table:table-cell>
          <table:table-cell table:style-name="ce54" table:formula="of:=IF([.AU136]=1;IF(OR(SUM([.AT135:.AV137];-1)=2;SUM([.AT135:.AV137];-1)=3);1;0);IF(SUM([.AT135:.AV137])=3;1;0))" office:value-type="float" office:value="0" calcext:value-type="float">
            <text:p>0</text:p>
          </table:table-cell>
          <table:table-cell table:style-name="ce54" table:formula="of:=IF([.AV136]=1;IF(OR(SUM([.AU135:.AW137];-1)=2;SUM([.AU135:.AW137];-1)=3);1;0);IF(SUM([.AU135:.AW137])=3;1;0))" office:value-type="float" office:value="0" calcext:value-type="float">
            <text:p>0</text:p>
          </table:table-cell>
          <table:table-cell table:style-name="ce54" table:formula="of:=IF([.AW136]=1;IF(OR(SUM([.AV135:.AX137];-1)=2;SUM([.AV135:.AX137];-1)=3);1;0);IF(SUM([.AV135:.AX137])=3;1;0))" office:value-type="float" office:value="0" calcext:value-type="float">
            <text:p>0</text:p>
          </table:table-cell>
          <table:table-cell table:style-name="ce54" table:formula="of:=IF([.AX136]=1;IF(OR(SUM([.AW135:.AY137];-1)=2;SUM([.AW135:.AY137];-1)=3);1;0);IF(SUM([.AW135:.AY137])=3;1;0))" office:value-type="float" office:value="0" calcext:value-type="float">
            <text:p>0</text:p>
          </table:table-cell>
          <table:table-cell table:style-name="ce54" table:formula="of:=IF([.AY136]=1;IF(OR(SUM([.AX135:.AZ137];-1)=2;SUM([.AX135:.AZ137];-1)=3);1;0);IF(SUM([.AX135:.AZ137])=3;1;0))" office:value-type="float" office:value="0" calcext:value-type="float">
            <text:p>0</text:p>
          </table:table-cell>
          <table:table-cell table:style-name="ce54" table:formula="of:=IF([.AZ136]=1;IF(OR(SUM([.AY135:.BA137];-1)=2;SUM([.AY135:.BA137];-1)=3);1;0);IF(SUM([.AY135:.BA137])=3;1;0))" office:value-type="float" office:value="0" calcext:value-type="float">
            <text:p>0</text:p>
          </table:table-cell>
          <table:table-cell table:style-name="ce54" table:formula="of:=IF([.BA136]=1;IF(OR(SUM([.AZ135:.BB137];-1)=2;SUM([.AZ135:.BB137];-1)=3);1;0);IF(SUM([.AZ135:.BB137])=3;1;0))" office:value-type="float" office:value="0" calcext:value-type="float">
            <text:p>0</text:p>
          </table:table-cell>
          <table:table-cell table:style-name="ce54" table:formula="of:=IF([.BB136]=1;IF(OR(SUM([.BA135:.BC137];-1)=2;SUM([.BA135:.BC137];-1)=3);1;0);IF(SUM([.BA135:.BC137])=3;1;0))" office:value-type="float" office:value="0" calcext:value-type="float">
            <text:p>0</text:p>
          </table:table-cell>
          <table:table-cell table:style-name="ce54" table:formula="of:=IF([.BC136]=1;IF(OR(SUM([.BB135:.BD137];-1)=2;SUM([.BB135:.BD137];-1)=3);1;0);IF(SUM([.BB135:.BD137])=3;1;0))" office:value-type="float" office:value="0" calcext:value-type="float">
            <text:p>0</text:p>
          </table:table-cell>
          <table:table-cell table:style-name="ce54" table:formula="of:=IF([.BD136]=1;IF(OR(SUM([.BC135:.BE137];-1)=2;SUM([.BC135:.BE137];-1)=3);1;0);IF(SUM([.BC135:.BE137])=3;1;0))" office:value-type="float" office:value="0" calcext:value-type="float">
            <text:p>0</text:p>
          </table:table-cell>
          <table:table-cell table:style-name="ce54" table:formula="of:=IF([.BE136]=1;IF(OR(SUM([.BD135:.BF137];-1)=2;SUM([.BD135:.BF137];-1)=3);1;0);IF(SUM([.BD135:.BF137])=3;1;0))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 table:formula="of:=[.A137]+1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54" table:formula="of:=IF([.C137]=1;IF(OR(SUM([.B136:.D138];-1)=2;SUM([.B136:.D138];-1)=3);1;0);IF(SUM([.B136:.D138])=3;1;0))" office:value-type="float" office:value="0" calcext:value-type="float">
            <text:p>0</text:p>
          </table:table-cell>
          <table:table-cell table:style-name="ce54" table:formula="of:=IF([.D137]=1;IF(OR(SUM([.C136:.E138];-1)=2;SUM([.C136:.E138];-1)=3);1;0);IF(SUM([.C136:.E138])=3;1;0))" office:value-type="float" office:value="0" calcext:value-type="float">
            <text:p>0</text:p>
          </table:table-cell>
          <table:table-cell table:style-name="ce54" table:formula="of:=IF([.E137]=1;IF(OR(SUM([.D136:.F138];-1)=2;SUM([.D136:.F138];-1)=3);1;0);IF(SUM([.D136:.F138])=3;1;0))" office:value-type="float" office:value="0" calcext:value-type="float">
            <text:p>0</text:p>
          </table:table-cell>
          <table:table-cell table:style-name="ce54" table:formula="of:=IF([.F137]=1;IF(OR(SUM([.E136:.G138];-1)=2;SUM([.E136:.G138];-1)=3);1;0);IF(SUM([.E136:.G138])=3;1;0))" office:value-type="float" office:value="0" calcext:value-type="float">
            <text:p>0</text:p>
          </table:table-cell>
          <table:table-cell table:style-name="ce54" table:formula="of:=IF([.G137]=1;IF(OR(SUM([.F136:.H138];-1)=2;SUM([.F136:.H138];-1)=3);1;0);IF(SUM([.F136:.H138])=3;1;0))" office:value-type="float" office:value="0" calcext:value-type="float">
            <text:p>0</text:p>
          </table:table-cell>
          <table:table-cell table:style-name="ce54" table:formula="of:=IF([.H137]=1;IF(OR(SUM([.G136:.I138];-1)=2;SUM([.G136:.I138];-1)=3);1;0);IF(SUM([.G136:.I138])=3;1;0))" office:value-type="float" office:value="0" calcext:value-type="float">
            <text:p>0</text:p>
          </table:table-cell>
          <table:table-cell table:style-name="ce54" table:formula="of:=IF([.I137]=1;IF(OR(SUM([.H136:.J138];-1)=2;SUM([.H136:.J138];-1)=3);1;0);IF(SUM([.H136:.J138])=3;1;0))" office:value-type="float" office:value="0" calcext:value-type="float">
            <text:p>0</text:p>
          </table:table-cell>
          <table:table-cell table:style-name="ce54" table:formula="of:=IF([.J137]=1;IF(OR(SUM([.I136:.K138];-1)=2;SUM([.I136:.K138];-1)=3);1;0);IF(SUM([.I136:.K138])=3;1;0))" office:value-type="float" office:value="0" calcext:value-type="float">
            <text:p>0</text:p>
          </table:table-cell>
          <table:table-cell table:style-name="ce54" table:formula="of:=IF([.K137]=1;IF(OR(SUM([.J136:.L138];-1)=2;SUM([.J136:.L138];-1)=3);1;0);IF(SUM([.J136:.L138])=3;1;0))" office:value-type="float" office:value="0" calcext:value-type="float">
            <text:p>0</text:p>
          </table:table-cell>
          <table:table-cell table:style-name="ce54" table:formula="of:=IF([.L137]=1;IF(OR(SUM([.K136:.M138];-1)=2;SUM([.K136:.M138];-1)=3);1;0);IF(SUM([.K136:.M138])=3;1;0))" office:value-type="float" office:value="0" calcext:value-type="float">
            <text:p>0</text:p>
          </table:table-cell>
          <table:table-cell table:style-name="ce54" table:formula="of:=IF([.M137]=1;IF(OR(SUM([.L136:.N138];-1)=2;SUM([.L136:.N138];-1)=3);1;0);IF(SUM([.L136:.N138])=3;1;0))" office:value-type="float" office:value="0" calcext:value-type="float">
            <text:p>0</text:p>
          </table:table-cell>
          <table:table-cell table:style-name="ce54" table:formula="of:=IF([.N137]=1;IF(OR(SUM([.M136:.O138];-1)=2;SUM([.M136:.O138];-1)=3);1;0);IF(SUM([.M136:.O138])=3;1;0))" office:value-type="float" office:value="0" calcext:value-type="float">
            <text:p>0</text:p>
          </table:table-cell>
          <table:table-cell table:style-name="ce54" table:formula="of:=IF([.O137]=1;IF(OR(SUM([.N136:.P138];-1)=2;SUM([.N136:.P138];-1)=3);1;0);IF(SUM([.N136:.P138])=3;1;0))" office:value-type="float" office:value="0" calcext:value-type="float">
            <text:p>0</text:p>
          </table:table-cell>
          <table:table-cell table:style-name="ce54" table:formula="of:=IF([.P137]=1;IF(OR(SUM([.O136:.Q138];-1)=2;SUM([.O136:.Q138];-1)=3);1;0);IF(SUM([.O136:.Q138])=3;1;0))" office:value-type="float" office:value="0" calcext:value-type="float">
            <text:p>0</text:p>
          </table:table-cell>
          <table:table-cell table:style-name="ce54" table:formula="of:=IF([.Q137]=1;IF(OR(SUM([.P136:.R138];-1)=2;SUM([.P136:.R138];-1)=3);1;0);IF(SUM([.P136:.R138])=3;1;0))" office:value-type="float" office:value="0" calcext:value-type="float">
            <text:p>0</text:p>
          </table:table-cell>
          <table:table-cell table:style-name="ce54" table:formula="of:=IF([.R137]=1;IF(OR(SUM([.Q136:.S138];-1)=2;SUM([.Q136:.S138];-1)=3);1;0);IF(SUM([.Q136:.S138])=3;1;0))" office:value-type="float" office:value="0" calcext:value-type="float">
            <text:p>0</text:p>
          </table:table-cell>
          <table:table-cell table:style-name="ce54" table:formula="of:=IF([.S137]=1;IF(OR(SUM([.R136:.T138];-1)=2;SUM([.R136:.T138];-1)=3);1;0);IF(SUM([.R136:.T138])=3;1;0))" office:value-type="float" office:value="0" calcext:value-type="float">
            <text:p>0</text:p>
          </table:table-cell>
          <table:table-cell table:style-name="ce54" table:formula="of:=IF([.T137]=1;IF(OR(SUM([.S136:.U138];-1)=2;SUM([.S136:.U138];-1)=3);1;0);IF(SUM([.S136:.U138])=3;1;0))" office:value-type="float" office:value="0" calcext:value-type="float">
            <text:p>0</text:p>
          </table:table-cell>
          <table:table-cell table:style-name="ce54" table:formula="of:=IF([.U137]=1;IF(OR(SUM([.T136:.V138];-1)=2;SUM([.T136:.V138];-1)=3);1;0);IF(SUM([.T136:.V138])=3;1;0))" office:value-type="float" office:value="0" calcext:value-type="float">
            <text:p>0</text:p>
          </table:table-cell>
          <table:table-cell table:style-name="ce54" table:formula="of:=IF([.V137]=1;IF(OR(SUM([.U136:.W138];-1)=2;SUM([.U136:.W138];-1)=3);1;0);IF(SUM([.U136:.W138])=3;1;0))" office:value-type="float" office:value="0" calcext:value-type="float">
            <text:p>0</text:p>
          </table:table-cell>
          <table:table-cell table:style-name="ce54" table:formula="of:=IF([.W137]=1;IF(OR(SUM([.V136:.X138];-1)=2;SUM([.V136:.X138];-1)=3);1;0);IF(SUM([.V136:.X138])=3;1;0))" office:value-type="float" office:value="0" calcext:value-type="float">
            <text:p>0</text:p>
          </table:table-cell>
          <table:table-cell table:style-name="ce54" table:formula="of:=IF([.X137]=1;IF(OR(SUM([.W136:.Y138];-1)=2;SUM([.W136:.Y138];-1)=3);1;0);IF(SUM([.W136:.Y138])=3;1;0))" office:value-type="float" office:value="0" calcext:value-type="float">
            <text:p>0</text:p>
          </table:table-cell>
          <table:table-cell table:style-name="ce54" table:formula="of:=IF([.Y137]=1;IF(OR(SUM([.X136:.Z138];-1)=2;SUM([.X136:.Z138];-1)=3);1;0);IF(SUM([.X136:.Z138])=3;1;0))" office:value-type="float" office:value="0" calcext:value-type="float">
            <text:p>0</text:p>
          </table:table-cell>
          <table:table-cell table:style-name="ce54" table:formula="of:=IF([.Z137]=1;IF(OR(SUM([.Y136:.AA138];-1)=2;SUM([.Y136:.AA138];-1)=3);1;0);IF(SUM([.Y136:.AA138])=3;1;0))" office:value-type="float" office:value="0" calcext:value-type="float">
            <text:p>0</text:p>
          </table:table-cell>
          <table:table-cell table:style-name="ce54" table:formula="of:=IF([.AA137]=1;IF(OR(SUM([.Z136:.AB138];-1)=2;SUM([.Z136:.AB138];-1)=3);1;0);IF(SUM([.Z136:.AB138])=3;1;0))" office:value-type="float" office:value="0" calcext:value-type="float">
            <text:p>0</text:p>
          </table:table-cell>
          <table:table-cell table:style-name="ce54" table:formula="of:=IF([.AB137]=1;IF(OR(SUM([.AA136:.AC138];-1)=2;SUM([.AA136:.AC138];-1)=3);1;0);IF(SUM([.AA136:.AC138])=3;1;0))" office:value-type="float" office:value="1" calcext:value-type="float">
            <text:p>1</text:p>
          </table:table-cell>
          <table:table-cell table:style-name="ce54" table:formula="of:=IF([.AC137]=1;IF(OR(SUM([.AB136:.AD138];-1)=2;SUM([.AB136:.AD138];-1)=3);1;0);IF(SUM([.AB136:.AD138])=3;1;0))" office:value-type="float" office:value="0" calcext:value-type="float">
            <text:p>0</text:p>
          </table:table-cell>
          <table:table-cell table:style-name="ce54" table:formula="of:=IF([.AD137]=1;IF(OR(SUM([.AC136:.AE138];-1)=2;SUM([.AC136:.AE138];-1)=3);1;0);IF(SUM([.AC136:.AE138])=3;1;0))" office:value-type="float" office:value="1" calcext:value-type="float">
            <text:p>1</text:p>
          </table:table-cell>
          <table:table-cell table:style-name="ce54" table:formula="of:=IF([.AE137]=1;IF(OR(SUM([.AD136:.AF138];-1)=2;SUM([.AD136:.AF138];-1)=3);1;0);IF(SUM([.AD136:.AF138])=3;1;0))" office:value-type="float" office:value="0" calcext:value-type="float">
            <text:p>0</text:p>
          </table:table-cell>
          <table:table-cell table:style-name="ce54" table:formula="of:=IF([.AF137]=1;IF(OR(SUM([.AE136:.AG138];-1)=2;SUM([.AE136:.AG138];-1)=3);1;0);IF(SUM([.AE136:.AG138])=3;1;0))" office:value-type="float" office:value="0" calcext:value-type="float">
            <text:p>0</text:p>
          </table:table-cell>
          <table:table-cell table:style-name="ce54" table:formula="of:=IF([.AG137]=1;IF(OR(SUM([.AF136:.AH138];-1)=2;SUM([.AF136:.AH138];-1)=3);1;0);IF(SUM([.AF136:.AH138])=3;1;0))" office:value-type="float" office:value="0" calcext:value-type="float">
            <text:p>0</text:p>
          </table:table-cell>
          <table:table-cell table:style-name="ce54" table:formula="of:=IF([.AH137]=1;IF(OR(SUM([.AG136:.AI138];-1)=2;SUM([.AG136:.AI138];-1)=3);1;0);IF(SUM([.AG136:.AI138])=3;1;0))" office:value-type="float" office:value="0" calcext:value-type="float">
            <text:p>0</text:p>
          </table:table-cell>
          <table:table-cell table:style-name="ce54" table:formula="of:=IF([.AI137]=1;IF(OR(SUM([.AH136:.AJ138];-1)=2;SUM([.AH136:.AJ138];-1)=3);1;0);IF(SUM([.AH136:.AJ138])=3;1;0))" office:value-type="float" office:value="0" calcext:value-type="float">
            <text:p>0</text:p>
          </table:table-cell>
          <table:table-cell table:style-name="ce54" table:formula="of:=IF([.AJ137]=1;IF(OR(SUM([.AI136:.AK138];-1)=2;SUM([.AI136:.AK138];-1)=3);1;0);IF(SUM([.AI136:.AK138])=3;1;0))" office:value-type="float" office:value="0" calcext:value-type="float">
            <text:p>0</text:p>
          </table:table-cell>
          <table:table-cell table:style-name="ce54" table:formula="of:=IF([.AK137]=1;IF(OR(SUM([.AJ136:.AL138];-1)=2;SUM([.AJ136:.AL138];-1)=3);1;0);IF(SUM([.AJ136:.AL138])=3;1;0))" office:value-type="float" office:value="0" calcext:value-type="float">
            <text:p>0</text:p>
          </table:table-cell>
          <table:table-cell table:style-name="ce54" table:formula="of:=IF([.AL137]=1;IF(OR(SUM([.AK136:.AM138];-1)=2;SUM([.AK136:.AM138];-1)=3);1;0);IF(SUM([.AK136:.AM138])=3;1;0))" office:value-type="float" office:value="0" calcext:value-type="float">
            <text:p>0</text:p>
          </table:table-cell>
          <table:table-cell table:style-name="ce54" table:formula="of:=IF([.AM137]=1;IF(OR(SUM([.AL136:.AN138];-1)=2;SUM([.AL136:.AN138];-1)=3);1;0);IF(SUM([.AL136:.AN138])=3;1;0))" office:value-type="float" office:value="0" calcext:value-type="float">
            <text:p>0</text:p>
          </table:table-cell>
          <table:table-cell table:style-name="ce54" table:formula="of:=IF([.AN137]=1;IF(OR(SUM([.AM136:.AO138];-1)=2;SUM([.AM136:.AO138];-1)=3);1;0);IF(SUM([.AM136:.AO138])=3;1;0))" office:value-type="float" office:value="0" calcext:value-type="float">
            <text:p>0</text:p>
          </table:table-cell>
          <table:table-cell table:style-name="ce54" table:formula="of:=IF([.AO137]=1;IF(OR(SUM([.AN136:.AP138];-1)=2;SUM([.AN136:.AP138];-1)=3);1;0);IF(SUM([.AN136:.AP138])=3;1;0))" office:value-type="float" office:value="0" calcext:value-type="float">
            <text:p>0</text:p>
          </table:table-cell>
          <table:table-cell table:style-name="ce54" table:formula="of:=IF([.AP137]=1;IF(OR(SUM([.AO136:.AQ138];-1)=2;SUM([.AO136:.AQ138];-1)=3);1;0);IF(SUM([.AO136:.AQ138])=3;1;0))" office:value-type="float" office:value="0" calcext:value-type="float">
            <text:p>0</text:p>
          </table:table-cell>
          <table:table-cell table:style-name="ce54" table:formula="of:=IF([.AQ137]=1;IF(OR(SUM([.AP136:.AR138];-1)=2;SUM([.AP136:.AR138];-1)=3);1;0);IF(SUM([.AP136:.AR138])=3;1;0))" office:value-type="float" office:value="0" calcext:value-type="float">
            <text:p>0</text:p>
          </table:table-cell>
          <table:table-cell table:style-name="ce54" table:formula="of:=IF([.AR137]=1;IF(OR(SUM([.AQ136:.AS138];-1)=2;SUM([.AQ136:.AS138];-1)=3);1;0);IF(SUM([.AQ136:.AS138])=3;1;0))" office:value-type="float" office:value="0" calcext:value-type="float">
            <text:p>0</text:p>
          </table:table-cell>
          <table:table-cell table:style-name="ce54" table:formula="of:=IF([.AS137]=1;IF(OR(SUM([.AR136:.AT138];-1)=2;SUM([.AR136:.AT138];-1)=3);1;0);IF(SUM([.AR136:.AT138])=3;1;0))" office:value-type="float" office:value="0" calcext:value-type="float">
            <text:p>0</text:p>
          </table:table-cell>
          <table:table-cell table:style-name="ce54" table:formula="of:=IF([.AT137]=1;IF(OR(SUM([.AS136:.AU138];-1)=2;SUM([.AS136:.AU138];-1)=3);1;0);IF(SUM([.AS136:.AU138])=3;1;0))" office:value-type="float" office:value="0" calcext:value-type="float">
            <text:p>0</text:p>
          </table:table-cell>
          <table:table-cell table:style-name="ce54" table:formula="of:=IF([.AU137]=1;IF(OR(SUM([.AT136:.AV138];-1)=2;SUM([.AT136:.AV138];-1)=3);1;0);IF(SUM([.AT136:.AV138])=3;1;0))" office:value-type="float" office:value="0" calcext:value-type="float">
            <text:p>0</text:p>
          </table:table-cell>
          <table:table-cell table:style-name="ce54" table:formula="of:=IF([.AV137]=1;IF(OR(SUM([.AU136:.AW138];-1)=2;SUM([.AU136:.AW138];-1)=3);1;0);IF(SUM([.AU136:.AW138])=3;1;0))" office:value-type="float" office:value="0" calcext:value-type="float">
            <text:p>0</text:p>
          </table:table-cell>
          <table:table-cell table:style-name="ce54" table:formula="of:=IF([.AW137]=1;IF(OR(SUM([.AV136:.AX138];-1)=2;SUM([.AV136:.AX138];-1)=3);1;0);IF(SUM([.AV136:.AX138])=3;1;0))" office:value-type="float" office:value="0" calcext:value-type="float">
            <text:p>0</text:p>
          </table:table-cell>
          <table:table-cell table:style-name="ce54" table:formula="of:=IF([.AX137]=1;IF(OR(SUM([.AW136:.AY138];-1)=2;SUM([.AW136:.AY138];-1)=3);1;0);IF(SUM([.AW136:.AY138])=3;1;0))" office:value-type="float" office:value="0" calcext:value-type="float">
            <text:p>0</text:p>
          </table:table-cell>
          <table:table-cell table:style-name="ce54" table:formula="of:=IF([.AY137]=1;IF(OR(SUM([.AX136:.AZ138];-1)=2;SUM([.AX136:.AZ138];-1)=3);1;0);IF(SUM([.AX136:.AZ138])=3;1;0))" office:value-type="float" office:value="0" calcext:value-type="float">
            <text:p>0</text:p>
          </table:table-cell>
          <table:table-cell table:style-name="ce54" table:formula="of:=IF([.AZ137]=1;IF(OR(SUM([.AY136:.BA138];-1)=2;SUM([.AY136:.BA138];-1)=3);1;0);IF(SUM([.AY136:.BA138])=3;1;0))" office:value-type="float" office:value="0" calcext:value-type="float">
            <text:p>0</text:p>
          </table:table-cell>
          <table:table-cell table:style-name="ce54" table:formula="of:=IF([.BA137]=1;IF(OR(SUM([.AZ136:.BB138];-1)=2;SUM([.AZ136:.BB138];-1)=3);1;0);IF(SUM([.AZ136:.BB138])=3;1;0))" office:value-type="float" office:value="0" calcext:value-type="float">
            <text:p>0</text:p>
          </table:table-cell>
          <table:table-cell table:style-name="ce54" table:formula="of:=IF([.BB137]=1;IF(OR(SUM([.BA136:.BC138];-1)=2;SUM([.BA136:.BC138];-1)=3);1;0);IF(SUM([.BA136:.BC138])=3;1;0))" office:value-type="float" office:value="0" calcext:value-type="float">
            <text:p>0</text:p>
          </table:table-cell>
          <table:table-cell table:style-name="ce54" table:formula="of:=IF([.BC137]=1;IF(OR(SUM([.BB136:.BD138];-1)=2;SUM([.BB136:.BD138];-1)=3);1;0);IF(SUM([.BB136:.BD138])=3;1;0))" office:value-type="float" office:value="0" calcext:value-type="float">
            <text:p>0</text:p>
          </table:table-cell>
          <table:table-cell table:style-name="ce54" table:formula="of:=IF([.BD137]=1;IF(OR(SUM([.BC136:.BE138];-1)=2;SUM([.BC136:.BE138];-1)=3);1;0);IF(SUM([.BC136:.BE138])=3;1;0))" office:value-type="float" office:value="0" calcext:value-type="float">
            <text:p>0</text:p>
          </table:table-cell>
          <table:table-cell table:style-name="ce54" table:formula="of:=IF([.BE137]=1;IF(OR(SUM([.BD136:.BF138];-1)=2;SUM([.BD136:.BF138];-1)=3);1;0);IF(SUM([.BD136:.BF138])=3;1;0))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3" office:value-type="float" office:value="0" calcext:value-type="float">
            <text:p>0</text:p>
          </table:table-cell>
          <table:table-cell table:style-name="ce54" table:formula="of:=IF([.C138]=1;IF(OR(SUM([.B137:.D139];-1)=2;SUM([.B137:.D139];-1)=3);1;0);IF(SUM([.B137:.D139])=3;1;0))" office:value-type="float" office:value="0" calcext:value-type="float">
            <text:p>0</text:p>
          </table:table-cell>
          <table:table-cell table:style-name="ce54" table:formula="of:=IF([.D138]=1;IF(OR(SUM([.C137:.E139];-1)=2;SUM([.C137:.E139];-1)=3);1;0);IF(SUM([.C137:.E139])=3;1;0))" office:value-type="float" office:value="0" calcext:value-type="float">
            <text:p>0</text:p>
          </table:table-cell>
          <table:table-cell table:style-name="ce54" table:formula="of:=IF([.E138]=1;IF(OR(SUM([.D137:.F139];-1)=2;SUM([.D137:.F139];-1)=3);1;0);IF(SUM([.D137:.F139])=3;1;0))" office:value-type="float" office:value="0" calcext:value-type="float">
            <text:p>0</text:p>
          </table:table-cell>
          <table:table-cell table:style-name="ce54" table:formula="of:=IF([.F138]=1;IF(OR(SUM([.E137:.G139];-1)=2;SUM([.E137:.G139];-1)=3);1;0);IF(SUM([.E137:.G139])=3;1;0))" office:value-type="float" office:value="0" calcext:value-type="float">
            <text:p>0</text:p>
          </table:table-cell>
          <table:table-cell table:style-name="ce54" table:formula="of:=IF([.G138]=1;IF(OR(SUM([.F137:.H139];-1)=2;SUM([.F137:.H139];-1)=3);1;0);IF(SUM([.F137:.H139])=3;1;0))" office:value-type="float" office:value="0" calcext:value-type="float">
            <text:p>0</text:p>
          </table:table-cell>
          <table:table-cell table:style-name="ce54" table:formula="of:=IF([.H138]=1;IF(OR(SUM([.G137:.I139];-1)=2;SUM([.G137:.I139];-1)=3);1;0);IF(SUM([.G137:.I139])=3;1;0))" office:value-type="float" office:value="0" calcext:value-type="float">
            <text:p>0</text:p>
          </table:table-cell>
          <table:table-cell table:style-name="ce54" table:formula="of:=IF([.I138]=1;IF(OR(SUM([.H137:.J139];-1)=2;SUM([.H137:.J139];-1)=3);1;0);IF(SUM([.H137:.J139])=3;1;0))" office:value-type="float" office:value="0" calcext:value-type="float">
            <text:p>0</text:p>
          </table:table-cell>
          <table:table-cell table:style-name="ce54" table:formula="of:=IF([.J138]=1;IF(OR(SUM([.I137:.K139];-1)=2;SUM([.I137:.K139];-1)=3);1;0);IF(SUM([.I137:.K139])=3;1;0))" office:value-type="float" office:value="0" calcext:value-type="float">
            <text:p>0</text:p>
          </table:table-cell>
          <table:table-cell table:style-name="ce54" table:formula="of:=IF([.K138]=1;IF(OR(SUM([.J137:.L139];-1)=2;SUM([.J137:.L139];-1)=3);1;0);IF(SUM([.J137:.L139])=3;1;0))" office:value-type="float" office:value="0" calcext:value-type="float">
            <text:p>0</text:p>
          </table:table-cell>
          <table:table-cell table:style-name="ce54" table:formula="of:=IF([.L138]=1;IF(OR(SUM([.K137:.M139];-1)=2;SUM([.K137:.M139];-1)=3);1;0);IF(SUM([.K137:.M139])=3;1;0))" office:value-type="float" office:value="0" calcext:value-type="float">
            <text:p>0</text:p>
          </table:table-cell>
          <table:table-cell table:style-name="ce54" table:formula="of:=IF([.M138]=1;IF(OR(SUM([.L137:.N139];-1)=2;SUM([.L137:.N139];-1)=3);1;0);IF(SUM([.L137:.N139])=3;1;0))" office:value-type="float" office:value="0" calcext:value-type="float">
            <text:p>0</text:p>
          </table:table-cell>
          <table:table-cell table:style-name="ce54" table:formula="of:=IF([.N138]=1;IF(OR(SUM([.M137:.O139];-1)=2;SUM([.M137:.O139];-1)=3);1;0);IF(SUM([.M137:.O139])=3;1;0))" office:value-type="float" office:value="0" calcext:value-type="float">
            <text:p>0</text:p>
          </table:table-cell>
          <table:table-cell table:style-name="ce54" table:formula="of:=IF([.O138]=1;IF(OR(SUM([.N137:.P139];-1)=2;SUM([.N137:.P139];-1)=3);1;0);IF(SUM([.N137:.P139])=3;1;0))" office:value-type="float" office:value="0" calcext:value-type="float">
            <text:p>0</text:p>
          </table:table-cell>
          <table:table-cell table:style-name="ce54" table:formula="of:=IF([.P138]=1;IF(OR(SUM([.O137:.Q139];-1)=2;SUM([.O137:.Q139];-1)=3);1;0);IF(SUM([.O137:.Q139])=3;1;0))" office:value-type="float" office:value="0" calcext:value-type="float">
            <text:p>0</text:p>
          </table:table-cell>
          <table:table-cell table:style-name="ce54" table:formula="of:=IF([.Q138]=1;IF(OR(SUM([.P137:.R139];-1)=2;SUM([.P137:.R139];-1)=3);1;0);IF(SUM([.P137:.R139])=3;1;0))" office:value-type="float" office:value="0" calcext:value-type="float">
            <text:p>0</text:p>
          </table:table-cell>
          <table:table-cell table:style-name="ce54" table:formula="of:=IF([.R138]=1;IF(OR(SUM([.Q137:.S139];-1)=2;SUM([.Q137:.S139];-1)=3);1;0);IF(SUM([.Q137:.S139])=3;1;0))" office:value-type="float" office:value="0" calcext:value-type="float">
            <text:p>0</text:p>
          </table:table-cell>
          <table:table-cell table:style-name="ce54" table:formula="of:=IF([.S138]=1;IF(OR(SUM([.R137:.T139];-1)=2;SUM([.R137:.T139];-1)=3);1;0);IF(SUM([.R137:.T139])=3;1;0))" office:value-type="float" office:value="0" calcext:value-type="float">
            <text:p>0</text:p>
          </table:table-cell>
          <table:table-cell table:style-name="ce54" table:formula="of:=IF([.T138]=1;IF(OR(SUM([.S137:.U139];-1)=2;SUM([.S137:.U139];-1)=3);1;0);IF(SUM([.S137:.U139])=3;1;0))" office:value-type="float" office:value="0" calcext:value-type="float">
            <text:p>0</text:p>
          </table:table-cell>
          <table:table-cell table:style-name="ce54" table:formula="of:=IF([.U138]=1;IF(OR(SUM([.T137:.V139];-1)=2;SUM([.T137:.V139];-1)=3);1;0);IF(SUM([.T137:.V139])=3;1;0))" office:value-type="float" office:value="0" calcext:value-type="float">
            <text:p>0</text:p>
          </table:table-cell>
          <table:table-cell table:style-name="ce54" table:formula="of:=IF([.V138]=1;IF(OR(SUM([.U137:.W139];-1)=2;SUM([.U137:.W139];-1)=3);1;0);IF(SUM([.U137:.W139])=3;1;0))" office:value-type="float" office:value="0" calcext:value-type="float">
            <text:p>0</text:p>
          </table:table-cell>
          <table:table-cell table:style-name="ce54" table:formula="of:=IF([.W138]=1;IF(OR(SUM([.V137:.X139];-1)=2;SUM([.V137:.X139];-1)=3);1;0);IF(SUM([.V137:.X139])=3;1;0))" office:value-type="float" office:value="0" calcext:value-type="float">
            <text:p>0</text:p>
          </table:table-cell>
          <table:table-cell table:style-name="ce54" table:formula="of:=IF([.X138]=1;IF(OR(SUM([.W137:.Y139];-1)=2;SUM([.W137:.Y139];-1)=3);1;0);IF(SUM([.W137:.Y139])=3;1;0))" office:value-type="float" office:value="0" calcext:value-type="float">
            <text:p>0</text:p>
          </table:table-cell>
          <table:table-cell table:style-name="ce54" table:formula="of:=IF([.Y138]=1;IF(OR(SUM([.X137:.Z139];-1)=2;SUM([.X137:.Z139];-1)=3);1;0);IF(SUM([.X137:.Z139])=3;1;0))" office:value-type="float" office:value="0" calcext:value-type="float">
            <text:p>0</text:p>
          </table:table-cell>
          <table:table-cell table:style-name="ce54" table:formula="of:=IF([.Z138]=1;IF(OR(SUM([.Y137:.AA139];-1)=2;SUM([.Y137:.AA139];-1)=3);1;0);IF(SUM([.Y137:.AA139])=3;1;0))" office:value-type="float" office:value="0" calcext:value-type="float">
            <text:p>0</text:p>
          </table:table-cell>
          <table:table-cell table:style-name="ce54" table:formula="of:=IF([.AA138]=1;IF(OR(SUM([.Z137:.AB139];-1)=2;SUM([.Z137:.AB139];-1)=3);1;0);IF(SUM([.Z137:.AB139])=3;1;0))" office:value-type="float" office:value="0" calcext:value-type="float">
            <text:p>0</text:p>
          </table:table-cell>
          <table:table-cell table:style-name="ce54" table:formula="of:=IF([.AB138]=1;IF(OR(SUM([.AA137:.AC139];-1)=2;SUM([.AA137:.AC139];-1)=3);1;0);IF(SUM([.AA137:.AC139])=3;1;0))" office:value-type="float" office:value="0" calcext:value-type="float">
            <text:p>0</text:p>
          </table:table-cell>
          <table:table-cell table:style-name="ce54" table:formula="of:=IF([.AC138]=1;IF(OR(SUM([.AB137:.AD139];-1)=2;SUM([.AB137:.AD139];-1)=3);1;0);IF(SUM([.AB137:.AD139])=3;1;0))" office:value-type="float" office:value="0" calcext:value-type="float">
            <text:p>0</text:p>
          </table:table-cell>
          <table:table-cell table:style-name="ce54" table:formula="of:=IF([.AD138]=1;IF(OR(SUM([.AC137:.AE139];-1)=2;SUM([.AC137:.AE139];-1)=3);1;0);IF(SUM([.AC137:.AE139])=3;1;0))" office:value-type="float" office:value="0" calcext:value-type="float">
            <text:p>0</text:p>
          </table:table-cell>
          <table:table-cell table:style-name="ce54" table:formula="of:=IF([.AE138]=1;IF(OR(SUM([.AD137:.AF139];-1)=2;SUM([.AD137:.AF139];-1)=3);1;0);IF(SUM([.AD137:.AF139])=3;1;0))" office:value-type="float" office:value="0" calcext:value-type="float">
            <text:p>0</text:p>
          </table:table-cell>
          <table:table-cell table:style-name="ce54" table:formula="of:=IF([.AF138]=1;IF(OR(SUM([.AE137:.AG139];-1)=2;SUM([.AE137:.AG139];-1)=3);1;0);IF(SUM([.AE137:.AG139])=3;1;0))" office:value-type="float" office:value="0" calcext:value-type="float">
            <text:p>0</text:p>
          </table:table-cell>
          <table:table-cell table:style-name="ce54" table:formula="of:=IF([.AG138]=1;IF(OR(SUM([.AF137:.AH139];-1)=2;SUM([.AF137:.AH139];-1)=3);1;0);IF(SUM([.AF137:.AH139])=3;1;0))" office:value-type="float" office:value="0" calcext:value-type="float">
            <text:p>0</text:p>
          </table:table-cell>
          <table:table-cell table:style-name="ce54" table:formula="of:=IF([.AH138]=1;IF(OR(SUM([.AG137:.AI139];-1)=2;SUM([.AG137:.AI139];-1)=3);1;0);IF(SUM([.AG137:.AI139])=3;1;0))" office:value-type="float" office:value="0" calcext:value-type="float">
            <text:p>0</text:p>
          </table:table-cell>
          <table:table-cell table:style-name="ce54" table:formula="of:=IF([.AI138]=1;IF(OR(SUM([.AH137:.AJ139];-1)=2;SUM([.AH137:.AJ139];-1)=3);1;0);IF(SUM([.AH137:.AJ139])=3;1;0))" office:value-type="float" office:value="0" calcext:value-type="float">
            <text:p>0</text:p>
          </table:table-cell>
          <table:table-cell table:style-name="ce54" table:formula="of:=IF([.AJ138]=1;IF(OR(SUM([.AI137:.AK139];-1)=2;SUM([.AI137:.AK139];-1)=3);1;0);IF(SUM([.AI137:.AK139])=3;1;0))" office:value-type="float" office:value="0" calcext:value-type="float">
            <text:p>0</text:p>
          </table:table-cell>
          <table:table-cell table:style-name="ce54" table:formula="of:=IF([.AK138]=1;IF(OR(SUM([.AJ137:.AL139];-1)=2;SUM([.AJ137:.AL139];-1)=3);1;0);IF(SUM([.AJ137:.AL139])=3;1;0))" office:value-type="float" office:value="0" calcext:value-type="float">
            <text:p>0</text:p>
          </table:table-cell>
          <table:table-cell table:style-name="ce54" table:formula="of:=IF([.AL138]=1;IF(OR(SUM([.AK137:.AM139];-1)=2;SUM([.AK137:.AM139];-1)=3);1;0);IF(SUM([.AK137:.AM139])=3;1;0))" office:value-type="float" office:value="0" calcext:value-type="float">
            <text:p>0</text:p>
          </table:table-cell>
          <table:table-cell table:style-name="ce54" table:formula="of:=IF([.AM138]=1;IF(OR(SUM([.AL137:.AN139];-1)=2;SUM([.AL137:.AN139];-1)=3);1;0);IF(SUM([.AL137:.AN139])=3;1;0))" office:value-type="float" office:value="0" calcext:value-type="float">
            <text:p>0</text:p>
          </table:table-cell>
          <table:table-cell table:style-name="ce54" table:formula="of:=IF([.AN138]=1;IF(OR(SUM([.AM137:.AO139];-1)=2;SUM([.AM137:.AO139];-1)=3);1;0);IF(SUM([.AM137:.AO139])=3;1;0))" office:value-type="float" office:value="0" calcext:value-type="float">
            <text:p>0</text:p>
          </table:table-cell>
          <table:table-cell table:style-name="ce54" table:formula="of:=IF([.AO138]=1;IF(OR(SUM([.AN137:.AP139];-1)=2;SUM([.AN137:.AP139];-1)=3);1;0);IF(SUM([.AN137:.AP139])=3;1;0))" office:value-type="float" office:value="0" calcext:value-type="float">
            <text:p>0</text:p>
          </table:table-cell>
          <table:table-cell table:style-name="ce54" table:formula="of:=IF([.AP138]=1;IF(OR(SUM([.AO137:.AQ139];-1)=2;SUM([.AO137:.AQ139];-1)=3);1;0);IF(SUM([.AO137:.AQ139])=3;1;0))" office:value-type="float" office:value="0" calcext:value-type="float">
            <text:p>0</text:p>
          </table:table-cell>
          <table:table-cell table:style-name="ce54" table:formula="of:=IF([.AQ138]=1;IF(OR(SUM([.AP137:.AR139];-1)=2;SUM([.AP137:.AR139];-1)=3);1;0);IF(SUM([.AP137:.AR139])=3;1;0))" office:value-type="float" office:value="0" calcext:value-type="float">
            <text:p>0</text:p>
          </table:table-cell>
          <table:table-cell table:style-name="ce54" table:formula="of:=IF([.AR138]=1;IF(OR(SUM([.AQ137:.AS139];-1)=2;SUM([.AQ137:.AS139];-1)=3);1;0);IF(SUM([.AQ137:.AS139])=3;1;0))" office:value-type="float" office:value="0" calcext:value-type="float">
            <text:p>0</text:p>
          </table:table-cell>
          <table:table-cell table:style-name="ce54" table:formula="of:=IF([.AS138]=1;IF(OR(SUM([.AR137:.AT139];-1)=2;SUM([.AR137:.AT139];-1)=3);1;0);IF(SUM([.AR137:.AT139])=3;1;0))" office:value-type="float" office:value="0" calcext:value-type="float">
            <text:p>0</text:p>
          </table:table-cell>
          <table:table-cell table:style-name="ce54" table:formula="of:=IF([.AT138]=1;IF(OR(SUM([.AS137:.AU139];-1)=2;SUM([.AS137:.AU139];-1)=3);1;0);IF(SUM([.AS137:.AU139])=3;1;0))" office:value-type="float" office:value="0" calcext:value-type="float">
            <text:p>0</text:p>
          </table:table-cell>
          <table:table-cell table:style-name="ce54" table:formula="of:=IF([.AU138]=1;IF(OR(SUM([.AT137:.AV139];-1)=2;SUM([.AT137:.AV139];-1)=3);1;0);IF(SUM([.AT137:.AV139])=3;1;0))" office:value-type="float" office:value="0" calcext:value-type="float">
            <text:p>0</text:p>
          </table:table-cell>
          <table:table-cell table:style-name="ce54" table:formula="of:=IF([.AV138]=1;IF(OR(SUM([.AU137:.AW139];-1)=2;SUM([.AU137:.AW139];-1)=3);1;0);IF(SUM([.AU137:.AW139])=3;1;0))" office:value-type="float" office:value="0" calcext:value-type="float">
            <text:p>0</text:p>
          </table:table-cell>
          <table:table-cell table:style-name="ce54" table:formula="of:=IF([.AW138]=1;IF(OR(SUM([.AV137:.AX139];-1)=2;SUM([.AV137:.AX139];-1)=3);1;0);IF(SUM([.AV137:.AX139])=3;1;0))" office:value-type="float" office:value="0" calcext:value-type="float">
            <text:p>0</text:p>
          </table:table-cell>
          <table:table-cell table:style-name="ce54" table:formula="of:=IF([.AX138]=1;IF(OR(SUM([.AW137:.AY139];-1)=2;SUM([.AW137:.AY139];-1)=3);1;0);IF(SUM([.AW137:.AY139])=3;1;0))" office:value-type="float" office:value="0" calcext:value-type="float">
            <text:p>0</text:p>
          </table:table-cell>
          <table:table-cell table:style-name="ce54" table:formula="of:=IF([.AY138]=1;IF(OR(SUM([.AX137:.AZ139];-1)=2;SUM([.AX137:.AZ139];-1)=3);1;0);IF(SUM([.AX137:.AZ139])=3;1;0))" office:value-type="float" office:value="0" calcext:value-type="float">
            <text:p>0</text:p>
          </table:table-cell>
          <table:table-cell table:style-name="ce54" table:formula="of:=IF([.AZ138]=1;IF(OR(SUM([.AY137:.BA139];-1)=2;SUM([.AY137:.BA139];-1)=3);1;0);IF(SUM([.AY137:.BA139])=3;1;0))" office:value-type="float" office:value="0" calcext:value-type="float">
            <text:p>0</text:p>
          </table:table-cell>
          <table:table-cell table:style-name="ce54" table:formula="of:=IF([.BA138]=1;IF(OR(SUM([.AZ137:.BB139];-1)=2;SUM([.AZ137:.BB139];-1)=3);1;0);IF(SUM([.AZ137:.BB139])=3;1;0))" office:value-type="float" office:value="0" calcext:value-type="float">
            <text:p>0</text:p>
          </table:table-cell>
          <table:table-cell table:style-name="ce54" table:formula="of:=IF([.BB138]=1;IF(OR(SUM([.BA137:.BC139];-1)=2;SUM([.BA137:.BC139];-1)=3);1;0);IF(SUM([.BA137:.BC139])=3;1;0))" office:value-type="float" office:value="0" calcext:value-type="float">
            <text:p>0</text:p>
          </table:table-cell>
          <table:table-cell table:style-name="ce54" table:formula="of:=IF([.BC138]=1;IF(OR(SUM([.BB137:.BD139];-1)=2;SUM([.BB137:.BD139];-1)=3);1;0);IF(SUM([.BB137:.BD139])=3;1;0))" office:value-type="float" office:value="0" calcext:value-type="float">
            <text:p>0</text:p>
          </table:table-cell>
          <table:table-cell table:style-name="ce54" table:formula="of:=IF([.BD138]=1;IF(OR(SUM([.BC137:.BE139];-1)=2;SUM([.BC137:.BE139];-1)=3);1;0);IF(SUM([.BC137:.BE139])=3;1;0))" office:value-type="float" office:value="0" calcext:value-type="float">
            <text:p>0</text:p>
          </table:table-cell>
          <table:table-cell table:style-name="ce54" table:formula="of:=IF([.BE138]=1;IF(OR(SUM([.BD137:.BF139];-1)=2;SUM([.BD137:.BF139];-1)=3);1;0);IF(SUM([.BD137:.BF139])=3;1;0))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3" office:value-type="float" office:value="0" calcext:value-type="float">
            <text:p>0</text:p>
          </table:table-cell>
          <table:table-cell table:style-name="ce54" table:formula="of:=IF([.C139]=1;IF(OR(SUM([.B138:.D140];-1)=2;SUM([.B138:.D140];-1)=3);1;0);IF(SUM([.B138:.D140])=3;1;0))" office:value-type="float" office:value="0" calcext:value-type="float">
            <text:p>0</text:p>
          </table:table-cell>
          <table:table-cell table:style-name="ce54" table:formula="of:=IF([.D139]=1;IF(OR(SUM([.C138:.E140];-1)=2;SUM([.C138:.E140];-1)=3);1;0);IF(SUM([.C138:.E140])=3;1;0))" office:value-type="float" office:value="0" calcext:value-type="float">
            <text:p>0</text:p>
          </table:table-cell>
          <table:table-cell table:style-name="ce54" table:formula="of:=IF([.E139]=1;IF(OR(SUM([.D138:.F140];-1)=2;SUM([.D138:.F140];-1)=3);1;0);IF(SUM([.D138:.F140])=3;1;0))" office:value-type="float" office:value="0" calcext:value-type="float">
            <text:p>0</text:p>
          </table:table-cell>
          <table:table-cell table:style-name="ce54" table:formula="of:=IF([.F139]=1;IF(OR(SUM([.E138:.G140];-1)=2;SUM([.E138:.G140];-1)=3);1;0);IF(SUM([.E138:.G140])=3;1;0))" office:value-type="float" office:value="0" calcext:value-type="float">
            <text:p>0</text:p>
          </table:table-cell>
          <table:table-cell table:style-name="ce54" table:formula="of:=IF([.G139]=1;IF(OR(SUM([.F138:.H140];-1)=2;SUM([.F138:.H140];-1)=3);1;0);IF(SUM([.F138:.H140])=3;1;0))" office:value-type="float" office:value="0" calcext:value-type="float">
            <text:p>0</text:p>
          </table:table-cell>
          <table:table-cell table:style-name="ce54" table:formula="of:=IF([.H139]=1;IF(OR(SUM([.G138:.I140];-1)=2;SUM([.G138:.I140];-1)=3);1;0);IF(SUM([.G138:.I140])=3;1;0))" office:value-type="float" office:value="0" calcext:value-type="float">
            <text:p>0</text:p>
          </table:table-cell>
          <table:table-cell table:style-name="ce54" table:formula="of:=IF([.I139]=1;IF(OR(SUM([.H138:.J140];-1)=2;SUM([.H138:.J140];-1)=3);1;0);IF(SUM([.H138:.J140])=3;1;0))" office:value-type="float" office:value="0" calcext:value-type="float">
            <text:p>0</text:p>
          </table:table-cell>
          <table:table-cell table:style-name="ce54" table:formula="of:=IF([.J139]=1;IF(OR(SUM([.I138:.K140];-1)=2;SUM([.I138:.K140];-1)=3);1;0);IF(SUM([.I138:.K140])=3;1;0))" office:value-type="float" office:value="0" calcext:value-type="float">
            <text:p>0</text:p>
          </table:table-cell>
          <table:table-cell table:style-name="ce54" table:formula="of:=IF([.K139]=1;IF(OR(SUM([.J138:.L140];-1)=2;SUM([.J138:.L140];-1)=3);1;0);IF(SUM([.J138:.L140])=3;1;0))" office:value-type="float" office:value="1" calcext:value-type="float">
            <text:p>1</text:p>
          </table:table-cell>
          <table:table-cell table:style-name="ce54" table:formula="of:=IF([.L139]=1;IF(OR(SUM([.K138:.M140];-1)=2;SUM([.K138:.M140];-1)=3);1;0);IF(SUM([.K138:.M140])=3;1;0))" office:value-type="float" office:value="1" calcext:value-type="float">
            <text:p>1</text:p>
          </table:table-cell>
          <table:table-cell table:style-name="ce54" table:formula="of:=IF([.M139]=1;IF(OR(SUM([.L138:.N140];-1)=2;SUM([.L138:.N140];-1)=3);1;0);IF(SUM([.L138:.N140])=3;1;0))" office:value-type="float" office:value="1" calcext:value-type="float">
            <text:p>1</text:p>
          </table:table-cell>
          <table:table-cell table:style-name="ce54" table:formula="of:=IF([.N139]=1;IF(OR(SUM([.M138:.O140];-1)=2;SUM([.M138:.O140];-1)=3);1;0);IF(SUM([.M138:.O140])=3;1;0))" office:value-type="float" office:value="0" calcext:value-type="float">
            <text:p>0</text:p>
          </table:table-cell>
          <table:table-cell table:style-name="ce54" table:formula="of:=IF([.O139]=1;IF(OR(SUM([.N138:.P140];-1)=2;SUM([.N138:.P140];-1)=3);1;0);IF(SUM([.N138:.P140])=3;1;0))" office:value-type="float" office:value="0" calcext:value-type="float">
            <text:p>0</text:p>
          </table:table-cell>
          <table:table-cell table:style-name="ce54" table:formula="of:=IF([.P139]=1;IF(OR(SUM([.O138:.Q140];-1)=2;SUM([.O138:.Q140];-1)=3);1;0);IF(SUM([.O138:.Q140])=3;1;0))" office:value-type="float" office:value="0" calcext:value-type="float">
            <text:p>0</text:p>
          </table:table-cell>
          <table:table-cell table:style-name="ce54" table:formula="of:=IF([.Q139]=1;IF(OR(SUM([.P138:.R140];-1)=2;SUM([.P138:.R140];-1)=3);1;0);IF(SUM([.P138:.R140])=3;1;0))" office:value-type="float" office:value="0" calcext:value-type="float">
            <text:p>0</text:p>
          </table:table-cell>
          <table:table-cell table:style-name="ce54" table:formula="of:=IF([.R139]=1;IF(OR(SUM([.Q138:.S140];-1)=2;SUM([.Q138:.S140];-1)=3);1;0);IF(SUM([.Q138:.S140])=3;1;0))" office:value-type="float" office:value="0" calcext:value-type="float">
            <text:p>0</text:p>
          </table:table-cell>
          <table:table-cell table:style-name="ce54" table:formula="of:=IF([.S139]=1;IF(OR(SUM([.R138:.T140];-1)=2;SUM([.R138:.T140];-1)=3);1;0);IF(SUM([.R138:.T140])=3;1;0))" office:value-type="float" office:value="0" calcext:value-type="float">
            <text:p>0</text:p>
          </table:table-cell>
          <table:table-cell table:style-name="ce54" table:formula="of:=IF([.T139]=1;IF(OR(SUM([.S138:.U140];-1)=2;SUM([.S138:.U140];-1)=3);1;0);IF(SUM([.S138:.U140])=3;1;0))" office:value-type="float" office:value="0" calcext:value-type="float">
            <text:p>0</text:p>
          </table:table-cell>
          <table:table-cell table:style-name="ce54" table:formula="of:=IF([.U139]=1;IF(OR(SUM([.T138:.V140];-1)=2;SUM([.T138:.V140];-1)=3);1;0);IF(SUM([.T138:.V140])=3;1;0))" office:value-type="float" office:value="0" calcext:value-type="float">
            <text:p>0</text:p>
          </table:table-cell>
          <table:table-cell table:style-name="ce54" table:formula="of:=IF([.V139]=1;IF(OR(SUM([.U138:.W140];-1)=2;SUM([.U138:.W140];-1)=3);1;0);IF(SUM([.U138:.W140])=3;1;0))" office:value-type="float" office:value="0" calcext:value-type="float">
            <text:p>0</text:p>
          </table:table-cell>
          <table:table-cell table:style-name="ce54" table:formula="of:=IF([.W139]=1;IF(OR(SUM([.V138:.X140];-1)=2;SUM([.V138:.X140];-1)=3);1;0);IF(SUM([.V138:.X140])=3;1;0))" office:value-type="float" office:value="0" calcext:value-type="float">
            <text:p>0</text:p>
          </table:table-cell>
          <table:table-cell table:style-name="ce54" table:formula="of:=IF([.X139]=1;IF(OR(SUM([.W138:.Y140];-1)=2;SUM([.W138:.Y140];-1)=3);1;0);IF(SUM([.W138:.Y140])=3;1;0))" office:value-type="float" office:value="0" calcext:value-type="float">
            <text:p>0</text:p>
          </table:table-cell>
          <table:table-cell table:style-name="ce54" table:formula="of:=IF([.Y139]=1;IF(OR(SUM([.X138:.Z140];-1)=2;SUM([.X138:.Z140];-1)=3);1;0);IF(SUM([.X138:.Z140])=3;1;0))" office:value-type="float" office:value="0" calcext:value-type="float">
            <text:p>0</text:p>
          </table:table-cell>
          <table:table-cell table:style-name="ce54" table:formula="of:=IF([.Z139]=1;IF(OR(SUM([.Y138:.AA140];-1)=2;SUM([.Y138:.AA140];-1)=3);1;0);IF(SUM([.Y138:.AA140])=3;1;0))" office:value-type="float" office:value="0" calcext:value-type="float">
            <text:p>0</text:p>
          </table:table-cell>
          <table:table-cell table:style-name="ce54" table:formula="of:=IF([.AA139]=1;IF(OR(SUM([.Z138:.AB140];-1)=2;SUM([.Z138:.AB140];-1)=3);1;0);IF(SUM([.Z138:.AB140])=3;1;0))" office:value-type="float" office:value="0" calcext:value-type="float">
            <text:p>0</text:p>
          </table:table-cell>
          <table:table-cell table:style-name="ce54" table:formula="of:=IF([.AB139]=1;IF(OR(SUM([.AA138:.AC140];-1)=2;SUM([.AA138:.AC140];-1)=3);1;0);IF(SUM([.AA138:.AC140])=3;1;0))" office:value-type="float" office:value="0" calcext:value-type="float">
            <text:p>0</text:p>
          </table:table-cell>
          <table:table-cell table:style-name="ce54" table:formula="of:=IF([.AC139]=1;IF(OR(SUM([.AB138:.AD140];-1)=2;SUM([.AB138:.AD140];-1)=3);1;0);IF(SUM([.AB138:.AD140])=3;1;0))" office:value-type="float" office:value="0" calcext:value-type="float">
            <text:p>0</text:p>
          </table:table-cell>
          <table:table-cell table:style-name="ce54" table:formula="of:=IF([.AD139]=1;IF(OR(SUM([.AC138:.AE140];-1)=2;SUM([.AC138:.AE140];-1)=3);1;0);IF(SUM([.AC138:.AE140])=3;1;0))" office:value-type="float" office:value="0" calcext:value-type="float">
            <text:p>0</text:p>
          </table:table-cell>
          <table:table-cell table:style-name="ce54" table:formula="of:=IF([.AE139]=1;IF(OR(SUM([.AD138:.AF140];-1)=2;SUM([.AD138:.AF140];-1)=3);1;0);IF(SUM([.AD138:.AF140])=3;1;0))" office:value-type="float" office:value="0" calcext:value-type="float">
            <text:p>0</text:p>
          </table:table-cell>
          <table:table-cell table:style-name="ce54" table:formula="of:=IF([.AF139]=1;IF(OR(SUM([.AE138:.AG140];-1)=2;SUM([.AE138:.AG140];-1)=3);1;0);IF(SUM([.AE138:.AG140])=3;1;0))" office:value-type="float" office:value="0" calcext:value-type="float">
            <text:p>0</text:p>
          </table:table-cell>
          <table:table-cell table:style-name="ce54" table:formula="of:=IF([.AG139]=1;IF(OR(SUM([.AF138:.AH140];-1)=2;SUM([.AF138:.AH140];-1)=3);1;0);IF(SUM([.AF138:.AH140])=3;1;0))" office:value-type="float" office:value="0" calcext:value-type="float">
            <text:p>0</text:p>
          </table:table-cell>
          <table:table-cell table:style-name="ce54" table:formula="of:=IF([.AH139]=1;IF(OR(SUM([.AG138:.AI140];-1)=2;SUM([.AG138:.AI140];-1)=3);1;0);IF(SUM([.AG138:.AI140])=3;1;0))" office:value-type="float" office:value="0" calcext:value-type="float">
            <text:p>0</text:p>
          </table:table-cell>
          <table:table-cell table:style-name="ce54" table:formula="of:=IF([.AI139]=1;IF(OR(SUM([.AH138:.AJ140];-1)=2;SUM([.AH138:.AJ140];-1)=3);1;0);IF(SUM([.AH138:.AJ140])=3;1;0))" office:value-type="float" office:value="0" calcext:value-type="float">
            <text:p>0</text:p>
          </table:table-cell>
          <table:table-cell table:style-name="ce54" table:formula="of:=IF([.AJ139]=1;IF(OR(SUM([.AI138:.AK140];-1)=2;SUM([.AI138:.AK140];-1)=3);1;0);IF(SUM([.AI138:.AK140])=3;1;0))" office:value-type="float" office:value="0" calcext:value-type="float">
            <text:p>0</text:p>
          </table:table-cell>
          <table:table-cell table:style-name="ce54" table:formula="of:=IF([.AK139]=1;IF(OR(SUM([.AJ138:.AL140];-1)=2;SUM([.AJ138:.AL140];-1)=3);1;0);IF(SUM([.AJ138:.AL140])=3;1;0))" office:value-type="float" office:value="0" calcext:value-type="float">
            <text:p>0</text:p>
          </table:table-cell>
          <table:table-cell table:style-name="ce54" table:formula="of:=IF([.AL139]=1;IF(OR(SUM([.AK138:.AM140];-1)=2;SUM([.AK138:.AM140];-1)=3);1;0);IF(SUM([.AK138:.AM140])=3;1;0))" office:value-type="float" office:value="0" calcext:value-type="float">
            <text:p>0</text:p>
          </table:table-cell>
          <table:table-cell table:style-name="ce54" table:formula="of:=IF([.AM139]=1;IF(OR(SUM([.AL138:.AN140];-1)=2;SUM([.AL138:.AN140];-1)=3);1;0);IF(SUM([.AL138:.AN140])=3;1;0))" office:value-type="float" office:value="0" calcext:value-type="float">
            <text:p>0</text:p>
          </table:table-cell>
          <table:table-cell table:style-name="ce54" table:formula="of:=IF([.AN139]=1;IF(OR(SUM([.AM138:.AO140];-1)=2;SUM([.AM138:.AO140];-1)=3);1;0);IF(SUM([.AM138:.AO140])=3;1;0))" office:value-type="float" office:value="0" calcext:value-type="float">
            <text:p>0</text:p>
          </table:table-cell>
          <table:table-cell table:style-name="ce54" table:formula="of:=IF([.AO139]=1;IF(OR(SUM([.AN138:.AP140];-1)=2;SUM([.AN138:.AP140];-1)=3);1;0);IF(SUM([.AN138:.AP140])=3;1;0))" office:value-type="float" office:value="0" calcext:value-type="float">
            <text:p>0</text:p>
          </table:table-cell>
          <table:table-cell table:style-name="ce54" table:formula="of:=IF([.AP139]=1;IF(OR(SUM([.AO138:.AQ140];-1)=2;SUM([.AO138:.AQ140];-1)=3);1;0);IF(SUM([.AO138:.AQ140])=3;1;0))" office:value-type="float" office:value="0" calcext:value-type="float">
            <text:p>0</text:p>
          </table:table-cell>
          <table:table-cell table:style-name="ce54" table:formula="of:=IF([.AQ139]=1;IF(OR(SUM([.AP138:.AR140];-1)=2;SUM([.AP138:.AR140];-1)=3);1;0);IF(SUM([.AP138:.AR140])=3;1;0))" office:value-type="float" office:value="0" calcext:value-type="float">
            <text:p>0</text:p>
          </table:table-cell>
          <table:table-cell table:style-name="ce54" table:formula="of:=IF([.AR139]=1;IF(OR(SUM([.AQ138:.AS140];-1)=2;SUM([.AQ138:.AS140];-1)=3);1;0);IF(SUM([.AQ138:.AS140])=3;1;0))" office:value-type="float" office:value="0" calcext:value-type="float">
            <text:p>0</text:p>
          </table:table-cell>
          <table:table-cell table:style-name="ce54" table:formula="of:=IF([.AS139]=1;IF(OR(SUM([.AR138:.AT140];-1)=2;SUM([.AR138:.AT140];-1)=3);1;0);IF(SUM([.AR138:.AT140])=3;1;0))" office:value-type="float" office:value="0" calcext:value-type="float">
            <text:p>0</text:p>
          </table:table-cell>
          <table:table-cell table:style-name="ce54" table:formula="of:=IF([.AT139]=1;IF(OR(SUM([.AS138:.AU140];-1)=2;SUM([.AS138:.AU140];-1)=3);1;0);IF(SUM([.AS138:.AU140])=3;1;0))" office:value-type="float" office:value="0" calcext:value-type="float">
            <text:p>0</text:p>
          </table:table-cell>
          <table:table-cell table:style-name="ce54" table:formula="of:=IF([.AU139]=1;IF(OR(SUM([.AT138:.AV140];-1)=2;SUM([.AT138:.AV140];-1)=3);1;0);IF(SUM([.AT138:.AV140])=3;1;0))" office:value-type="float" office:value="0" calcext:value-type="float">
            <text:p>0</text:p>
          </table:table-cell>
          <table:table-cell table:style-name="ce54" table:formula="of:=IF([.AV139]=1;IF(OR(SUM([.AU138:.AW140];-1)=2;SUM([.AU138:.AW140];-1)=3);1;0);IF(SUM([.AU138:.AW140])=3;1;0))" office:value-type="float" office:value="0" calcext:value-type="float">
            <text:p>0</text:p>
          </table:table-cell>
          <table:table-cell table:style-name="ce54" table:formula="of:=IF([.AW139]=1;IF(OR(SUM([.AV138:.AX140];-1)=2;SUM([.AV138:.AX140];-1)=3);1;0);IF(SUM([.AV138:.AX140])=3;1;0))" office:value-type="float" office:value="0" calcext:value-type="float">
            <text:p>0</text:p>
          </table:table-cell>
          <table:table-cell table:style-name="ce54" table:formula="of:=IF([.AX139]=1;IF(OR(SUM([.AW138:.AY140];-1)=2;SUM([.AW138:.AY140];-1)=3);1;0);IF(SUM([.AW138:.AY140])=3;1;0))" office:value-type="float" office:value="0" calcext:value-type="float">
            <text:p>0</text:p>
          </table:table-cell>
          <table:table-cell table:style-name="ce54" table:formula="of:=IF([.AY139]=1;IF(OR(SUM([.AX138:.AZ140];-1)=2;SUM([.AX138:.AZ140];-1)=3);1;0);IF(SUM([.AX138:.AZ140])=3;1;0))" office:value-type="float" office:value="0" calcext:value-type="float">
            <text:p>0</text:p>
          </table:table-cell>
          <table:table-cell table:style-name="ce54" table:formula="of:=IF([.AZ139]=1;IF(OR(SUM([.AY138:.BA140];-1)=2;SUM([.AY138:.BA140];-1)=3);1;0);IF(SUM([.AY138:.BA140])=3;1;0))" office:value-type="float" office:value="0" calcext:value-type="float">
            <text:p>0</text:p>
          </table:table-cell>
          <table:table-cell table:style-name="ce54" table:formula="of:=IF([.BA139]=1;IF(OR(SUM([.AZ138:.BB140];-1)=2;SUM([.AZ138:.BB140];-1)=3);1;0);IF(SUM([.AZ138:.BB140])=3;1;0))" office:value-type="float" office:value="0" calcext:value-type="float">
            <text:p>0</text:p>
          </table:table-cell>
          <table:table-cell table:style-name="ce54" table:formula="of:=IF([.BB139]=1;IF(OR(SUM([.BA138:.BC140];-1)=2;SUM([.BA138:.BC140];-1)=3);1;0);IF(SUM([.BA138:.BC140])=3;1;0))" office:value-type="float" office:value="0" calcext:value-type="float">
            <text:p>0</text:p>
          </table:table-cell>
          <table:table-cell table:style-name="ce54" table:formula="of:=IF([.BC139]=1;IF(OR(SUM([.BB138:.BD140];-1)=2;SUM([.BB138:.BD140];-1)=3);1;0);IF(SUM([.BB138:.BD140])=3;1;0))" office:value-type="float" office:value="0" calcext:value-type="float">
            <text:p>0</text:p>
          </table:table-cell>
          <table:table-cell table:style-name="ce54" table:formula="of:=IF([.BD139]=1;IF(OR(SUM([.BC138:.BE140];-1)=2;SUM([.BC138:.BE140];-1)=3);1;0);IF(SUM([.BC138:.BE140])=3;1;0))" office:value-type="float" office:value="0" calcext:value-type="float">
            <text:p>0</text:p>
          </table:table-cell>
          <table:table-cell table:style-name="ce54" table:formula="of:=IF([.BE139]=1;IF(OR(SUM([.BD138:.BF140];-1)=2;SUM([.BD138:.BF140];-1)=3);1;0);IF(SUM([.BD138:.BF140])=3;1;0))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3" office:value-type="float" office:value="0" calcext:value-type="float">
            <text:p>0</text:p>
          </table:table-cell>
          <table:table-cell table:style-name="ce54" table:formula="of:=IF([.C140]=1;IF(OR(SUM([.B139:.D141];-1)=2;SUM([.B139:.D141];-1)=3);1;0);IF(SUM([.B139:.D141])=3;1;0))" office:value-type="float" office:value="0" calcext:value-type="float">
            <text:p>0</text:p>
          </table:table-cell>
          <table:table-cell table:style-name="ce54" table:formula="of:=IF([.D140]=1;IF(OR(SUM([.C139:.E141];-1)=2;SUM([.C139:.E141];-1)=3);1;0);IF(SUM([.C139:.E141])=3;1;0))" office:value-type="float" office:value="0" calcext:value-type="float">
            <text:p>0</text:p>
          </table:table-cell>
          <table:table-cell table:style-name="ce54" table:formula="of:=IF([.E140]=1;IF(OR(SUM([.D139:.F141];-1)=2;SUM([.D139:.F141];-1)=3);1;0);IF(SUM([.D139:.F141])=3;1;0))" office:value-type="float" office:value="0" calcext:value-type="float">
            <text:p>0</text:p>
          </table:table-cell>
          <table:table-cell table:style-name="ce54" table:formula="of:=IF([.F140]=1;IF(OR(SUM([.E139:.G141];-1)=2;SUM([.E139:.G141];-1)=3);1;0);IF(SUM([.E139:.G141])=3;1;0))" office:value-type="float" office:value="0" calcext:value-type="float">
            <text:p>0</text:p>
          </table:table-cell>
          <table:table-cell table:style-name="ce54" table:formula="of:=IF([.G140]=1;IF(OR(SUM([.F139:.H141];-1)=2;SUM([.F139:.H141];-1)=3);1;0);IF(SUM([.F139:.H141])=3;1;0))" office:value-type="float" office:value="0" calcext:value-type="float">
            <text:p>0</text:p>
          </table:table-cell>
          <table:table-cell table:style-name="ce54" table:formula="of:=IF([.H140]=1;IF(OR(SUM([.G139:.I141];-1)=2;SUM([.G139:.I141];-1)=3);1;0);IF(SUM([.G139:.I141])=3;1;0))" office:value-type="float" office:value="0" calcext:value-type="float">
            <text:p>0</text:p>
          </table:table-cell>
          <table:table-cell table:style-name="ce54" table:formula="of:=IF([.I140]=1;IF(OR(SUM([.H139:.J141];-1)=2;SUM([.H139:.J141];-1)=3);1;0);IF(SUM([.H139:.J141])=3;1;0))" office:value-type="float" office:value="0" calcext:value-type="float">
            <text:p>0</text:p>
          </table:table-cell>
          <table:table-cell table:style-name="ce54" table:formula="of:=IF([.J140]=1;IF(OR(SUM([.I139:.K141];-1)=2;SUM([.I139:.K141];-1)=3);1;0);IF(SUM([.I139:.K141])=3;1;0))" office:value-type="float" office:value="0" calcext:value-type="float">
            <text:p>0</text:p>
          </table:table-cell>
          <table:table-cell table:style-name="ce54" table:formula="of:=IF([.K140]=1;IF(OR(SUM([.J139:.L141];-1)=2;SUM([.J139:.L141];-1)=3);1;0);IF(SUM([.J139:.L141])=3;1;0))" office:value-type="float" office:value="0" calcext:value-type="float">
            <text:p>0</text:p>
          </table:table-cell>
          <table:table-cell table:style-name="ce54" table:formula="of:=IF([.L140]=1;IF(OR(SUM([.K139:.M141];-1)=2;SUM([.K139:.M141];-1)=3);1;0);IF(SUM([.K139:.M141])=3;1;0))" office:value-type="float" office:value="0" calcext:value-type="float">
            <text:p>0</text:p>
          </table:table-cell>
          <table:table-cell table:style-name="ce54" table:formula="of:=IF([.M140]=1;IF(OR(SUM([.L139:.N141];-1)=2;SUM([.L139:.N141];-1)=3);1;0);IF(SUM([.L139:.N141])=3;1;0))" office:value-type="float" office:value="0" calcext:value-type="float">
            <text:p>0</text:p>
          </table:table-cell>
          <table:table-cell table:style-name="ce54" table:formula="of:=IF([.N140]=1;IF(OR(SUM([.M139:.O141];-1)=2;SUM([.M139:.O141];-1)=3);1;0);IF(SUM([.M139:.O141])=3;1;0))" office:value-type="float" office:value="0" calcext:value-type="float">
            <text:p>0</text:p>
          </table:table-cell>
          <table:table-cell table:style-name="ce54" table:formula="of:=IF([.O140]=1;IF(OR(SUM([.N139:.P141];-1)=2;SUM([.N139:.P141];-1)=3);1;0);IF(SUM([.N139:.P141])=3;1;0))" office:value-type="float" office:value="0" calcext:value-type="float">
            <text:p>0</text:p>
          </table:table-cell>
          <table:table-cell table:style-name="ce54" table:formula="of:=IF([.P140]=1;IF(OR(SUM([.O139:.Q141];-1)=2;SUM([.O139:.Q141];-1)=3);1;0);IF(SUM([.O139:.Q141])=3;1;0))" office:value-type="float" office:value="0" calcext:value-type="float">
            <text:p>0</text:p>
          </table:table-cell>
          <table:table-cell table:style-name="ce54" table:formula="of:=IF([.Q140]=1;IF(OR(SUM([.P139:.R141];-1)=2;SUM([.P139:.R141];-1)=3);1;0);IF(SUM([.P139:.R141])=3;1;0))" office:value-type="float" office:value="0" calcext:value-type="float">
            <text:p>0</text:p>
          </table:table-cell>
          <table:table-cell table:style-name="ce54" table:formula="of:=IF([.R140]=1;IF(OR(SUM([.Q139:.S141];-1)=2;SUM([.Q139:.S141];-1)=3);1;0);IF(SUM([.Q139:.S141])=3;1;0))" office:value-type="float" office:value="0" calcext:value-type="float">
            <text:p>0</text:p>
          </table:table-cell>
          <table:table-cell table:style-name="ce54" table:formula="of:=IF([.S140]=1;IF(OR(SUM([.R139:.T141];-1)=2;SUM([.R139:.T141];-1)=3);1;0);IF(SUM([.R139:.T141])=3;1;0))" office:value-type="float" office:value="0" calcext:value-type="float">
            <text:p>0</text:p>
          </table:table-cell>
          <table:table-cell table:style-name="ce54" table:formula="of:=IF([.T140]=1;IF(OR(SUM([.S139:.U141];-1)=2;SUM([.S139:.U141];-1)=3);1;0);IF(SUM([.S139:.U141])=3;1;0))" office:value-type="float" office:value="0" calcext:value-type="float">
            <text:p>0</text:p>
          </table:table-cell>
          <table:table-cell table:style-name="ce54" table:formula="of:=IF([.U140]=1;IF(OR(SUM([.T139:.V141];-1)=2;SUM([.T139:.V141];-1)=3);1;0);IF(SUM([.T139:.V141])=3;1;0))" office:value-type="float" office:value="0" calcext:value-type="float">
            <text:p>0</text:p>
          </table:table-cell>
          <table:table-cell table:style-name="ce54" table:formula="of:=IF([.V140]=1;IF(OR(SUM([.U139:.W141];-1)=2;SUM([.U139:.W141];-1)=3);1;0);IF(SUM([.U139:.W141])=3;1;0))" office:value-type="float" office:value="0" calcext:value-type="float">
            <text:p>0</text:p>
          </table:table-cell>
          <table:table-cell table:style-name="ce54" table:formula="of:=IF([.W140]=1;IF(OR(SUM([.V139:.X141];-1)=2;SUM([.V139:.X141];-1)=3);1;0);IF(SUM([.V139:.X141])=3;1;0))" office:value-type="float" office:value="0" calcext:value-type="float">
            <text:p>0</text:p>
          </table:table-cell>
          <table:table-cell table:style-name="ce54" table:formula="of:=IF([.X140]=1;IF(OR(SUM([.W139:.Y141];-1)=2;SUM([.W139:.Y141];-1)=3);1;0);IF(SUM([.W139:.Y141])=3;1;0))" office:value-type="float" office:value="0" calcext:value-type="float">
            <text:p>0</text:p>
          </table:table-cell>
          <table:table-cell table:style-name="ce54" table:formula="of:=IF([.Y140]=1;IF(OR(SUM([.X139:.Z141];-1)=2;SUM([.X139:.Z141];-1)=3);1;0);IF(SUM([.X139:.Z141])=3;1;0))" office:value-type="float" office:value="0" calcext:value-type="float">
            <text:p>0</text:p>
          </table:table-cell>
          <table:table-cell table:style-name="ce54" table:formula="of:=IF([.Z140]=1;IF(OR(SUM([.Y139:.AA141];-1)=2;SUM([.Y139:.AA141];-1)=3);1;0);IF(SUM([.Y139:.AA141])=3;1;0))" office:value-type="float" office:value="0" calcext:value-type="float">
            <text:p>0</text:p>
          </table:table-cell>
          <table:table-cell table:style-name="ce54" table:formula="of:=IF([.AA140]=1;IF(OR(SUM([.Z139:.AB141];-1)=2;SUM([.Z139:.AB141];-1)=3);1;0);IF(SUM([.Z139:.AB141])=3;1;0))" office:value-type="float" office:value="0" calcext:value-type="float">
            <text:p>0</text:p>
          </table:table-cell>
          <table:table-cell table:style-name="ce54" table:formula="of:=IF([.AB140]=1;IF(OR(SUM([.AA139:.AC141];-1)=2;SUM([.AA139:.AC141];-1)=3);1;0);IF(SUM([.AA139:.AC141])=3;1;0))" office:value-type="float" office:value="0" calcext:value-type="float">
            <text:p>0</text:p>
          </table:table-cell>
          <table:table-cell table:style-name="ce54" table:formula="of:=IF([.AC140]=1;IF(OR(SUM([.AB139:.AD141];-1)=2;SUM([.AB139:.AD141];-1)=3);1;0);IF(SUM([.AB139:.AD141])=3;1;0))" office:value-type="float" office:value="0" calcext:value-type="float">
            <text:p>0</text:p>
          </table:table-cell>
          <table:table-cell table:style-name="ce54" table:formula="of:=IF([.AD140]=1;IF(OR(SUM([.AC139:.AE141];-1)=2;SUM([.AC139:.AE141];-1)=3);1;0);IF(SUM([.AC139:.AE141])=3;1;0))" office:value-type="float" office:value="0" calcext:value-type="float">
            <text:p>0</text:p>
          </table:table-cell>
          <table:table-cell table:style-name="ce54" table:formula="of:=IF([.AE140]=1;IF(OR(SUM([.AD139:.AF141];-1)=2;SUM([.AD139:.AF141];-1)=3);1;0);IF(SUM([.AD139:.AF141])=3;1;0))" office:value-type="float" office:value="0" calcext:value-type="float">
            <text:p>0</text:p>
          </table:table-cell>
          <table:table-cell table:style-name="ce54" table:formula="of:=IF([.AF140]=1;IF(OR(SUM([.AE139:.AG141];-1)=2;SUM([.AE139:.AG141];-1)=3);1;0);IF(SUM([.AE139:.AG141])=3;1;0))" office:value-type="float" office:value="0" calcext:value-type="float">
            <text:p>0</text:p>
          </table:table-cell>
          <table:table-cell table:style-name="ce54" table:formula="of:=IF([.AG140]=1;IF(OR(SUM([.AF139:.AH141];-1)=2;SUM([.AF139:.AH141];-1)=3);1;0);IF(SUM([.AF139:.AH141])=3;1;0))" office:value-type="float" office:value="0" calcext:value-type="float">
            <text:p>0</text:p>
          </table:table-cell>
          <table:table-cell table:style-name="ce54" table:formula="of:=IF([.AH140]=1;IF(OR(SUM([.AG139:.AI141];-1)=2;SUM([.AG139:.AI141];-1)=3);1;0);IF(SUM([.AG139:.AI141])=3;1;0))" office:value-type="float" office:value="0" calcext:value-type="float">
            <text:p>0</text:p>
          </table:table-cell>
          <table:table-cell table:style-name="ce54" table:formula="of:=IF([.AI140]=1;IF(OR(SUM([.AH139:.AJ141];-1)=2;SUM([.AH139:.AJ141];-1)=3);1;0);IF(SUM([.AH139:.AJ141])=3;1;0))" office:value-type="float" office:value="0" calcext:value-type="float">
            <text:p>0</text:p>
          </table:table-cell>
          <table:table-cell table:style-name="ce54" table:formula="of:=IF([.AJ140]=1;IF(OR(SUM([.AI139:.AK141];-1)=2;SUM([.AI139:.AK141];-1)=3);1;0);IF(SUM([.AI139:.AK141])=3;1;0))" office:value-type="float" office:value="0" calcext:value-type="float">
            <text:p>0</text:p>
          </table:table-cell>
          <table:table-cell table:style-name="ce54" table:formula="of:=IF([.AK140]=1;IF(OR(SUM([.AJ139:.AL141];-1)=2;SUM([.AJ139:.AL141];-1)=3);1;0);IF(SUM([.AJ139:.AL141])=3;1;0))" office:value-type="float" office:value="0" calcext:value-type="float">
            <text:p>0</text:p>
          </table:table-cell>
          <table:table-cell table:style-name="ce54" table:formula="of:=IF([.AL140]=1;IF(OR(SUM([.AK139:.AM141];-1)=2;SUM([.AK139:.AM141];-1)=3);1;0);IF(SUM([.AK139:.AM141])=3;1;0))" office:value-type="float" office:value="0" calcext:value-type="float">
            <text:p>0</text:p>
          </table:table-cell>
          <table:table-cell table:style-name="ce54" table:formula="of:=IF([.AM140]=1;IF(OR(SUM([.AL139:.AN141];-1)=2;SUM([.AL139:.AN141];-1)=3);1;0);IF(SUM([.AL139:.AN141])=3;1;0))" office:value-type="float" office:value="0" calcext:value-type="float">
            <text:p>0</text:p>
          </table:table-cell>
          <table:table-cell table:style-name="ce54" table:formula="of:=IF([.AN140]=1;IF(OR(SUM([.AM139:.AO141];-1)=2;SUM([.AM139:.AO141];-1)=3);1;0);IF(SUM([.AM139:.AO141])=3;1;0))" office:value-type="float" office:value="0" calcext:value-type="float">
            <text:p>0</text:p>
          </table:table-cell>
          <table:table-cell table:style-name="ce54" table:formula="of:=IF([.AO140]=1;IF(OR(SUM([.AN139:.AP141];-1)=2;SUM([.AN139:.AP141];-1)=3);1;0);IF(SUM([.AN139:.AP141])=3;1;0))" office:value-type="float" office:value="0" calcext:value-type="float">
            <text:p>0</text:p>
          </table:table-cell>
          <table:table-cell table:style-name="ce54" table:formula="of:=IF([.AP140]=1;IF(OR(SUM([.AO139:.AQ141];-1)=2;SUM([.AO139:.AQ141];-1)=3);1;0);IF(SUM([.AO139:.AQ141])=3;1;0))" office:value-type="float" office:value="0" calcext:value-type="float">
            <text:p>0</text:p>
          </table:table-cell>
          <table:table-cell table:style-name="ce54" table:formula="of:=IF([.AQ140]=1;IF(OR(SUM([.AP139:.AR141];-1)=2;SUM([.AP139:.AR141];-1)=3);1;0);IF(SUM([.AP139:.AR141])=3;1;0))" office:value-type="float" office:value="0" calcext:value-type="float">
            <text:p>0</text:p>
          </table:table-cell>
          <table:table-cell table:style-name="ce54" table:formula="of:=IF([.AR140]=1;IF(OR(SUM([.AQ139:.AS141];-1)=2;SUM([.AQ139:.AS141];-1)=3);1;0);IF(SUM([.AQ139:.AS141])=3;1;0))" office:value-type="float" office:value="0" calcext:value-type="float">
            <text:p>0</text:p>
          </table:table-cell>
          <table:table-cell table:style-name="ce54" table:formula="of:=IF([.AS140]=1;IF(OR(SUM([.AR139:.AT141];-1)=2;SUM([.AR139:.AT141];-1)=3);1;0);IF(SUM([.AR139:.AT141])=3;1;0))" office:value-type="float" office:value="0" calcext:value-type="float">
            <text:p>0</text:p>
          </table:table-cell>
          <table:table-cell table:style-name="ce54" table:formula="of:=IF([.AT140]=1;IF(OR(SUM([.AS139:.AU141];-1)=2;SUM([.AS139:.AU141];-1)=3);1;0);IF(SUM([.AS139:.AU141])=3;1;0))" office:value-type="float" office:value="0" calcext:value-type="float">
            <text:p>0</text:p>
          </table:table-cell>
          <table:table-cell table:style-name="ce54" table:formula="of:=IF([.AU140]=1;IF(OR(SUM([.AT139:.AV141];-1)=2;SUM([.AT139:.AV141];-1)=3);1;0);IF(SUM([.AT139:.AV141])=3;1;0))" office:value-type="float" office:value="0" calcext:value-type="float">
            <text:p>0</text:p>
          </table:table-cell>
          <table:table-cell table:style-name="ce54" table:formula="of:=IF([.AV140]=1;IF(OR(SUM([.AU139:.AW141];-1)=2;SUM([.AU139:.AW141];-1)=3);1;0);IF(SUM([.AU139:.AW141])=3;1;0))" office:value-type="float" office:value="0" calcext:value-type="float">
            <text:p>0</text:p>
          </table:table-cell>
          <table:table-cell table:style-name="ce54" table:formula="of:=IF([.AW140]=1;IF(OR(SUM([.AV139:.AX141];-1)=2;SUM([.AV139:.AX141];-1)=3);1;0);IF(SUM([.AV139:.AX141])=3;1;0))" office:value-type="float" office:value="0" calcext:value-type="float">
            <text:p>0</text:p>
          </table:table-cell>
          <table:table-cell table:style-name="ce54" table:formula="of:=IF([.AX140]=1;IF(OR(SUM([.AW139:.AY141];-1)=2;SUM([.AW139:.AY141];-1)=3);1;0);IF(SUM([.AW139:.AY141])=3;1;0))" office:value-type="float" office:value="0" calcext:value-type="float">
            <text:p>0</text:p>
          </table:table-cell>
          <table:table-cell table:style-name="ce54" table:formula="of:=IF([.AY140]=1;IF(OR(SUM([.AX139:.AZ141];-1)=2;SUM([.AX139:.AZ141];-1)=3);1;0);IF(SUM([.AX139:.AZ141])=3;1;0))" office:value-type="float" office:value="0" calcext:value-type="float">
            <text:p>0</text:p>
          </table:table-cell>
          <table:table-cell table:style-name="ce54" table:formula="of:=IF([.AZ140]=1;IF(OR(SUM([.AY139:.BA141];-1)=2;SUM([.AY139:.BA141];-1)=3);1;0);IF(SUM([.AY139:.BA141])=3;1;0))" office:value-type="float" office:value="0" calcext:value-type="float">
            <text:p>0</text:p>
          </table:table-cell>
          <table:table-cell table:style-name="ce54" table:formula="of:=IF([.BA140]=1;IF(OR(SUM([.AZ139:.BB141];-1)=2;SUM([.AZ139:.BB141];-1)=3);1;0);IF(SUM([.AZ139:.BB141])=3;1;0))" office:value-type="float" office:value="0" calcext:value-type="float">
            <text:p>0</text:p>
          </table:table-cell>
          <table:table-cell table:style-name="ce54" table:formula="of:=IF([.BB140]=1;IF(OR(SUM([.BA139:.BC141];-1)=2;SUM([.BA139:.BC141];-1)=3);1;0);IF(SUM([.BA139:.BC141])=3;1;0))" office:value-type="float" office:value="0" calcext:value-type="float">
            <text:p>0</text:p>
          </table:table-cell>
          <table:table-cell table:style-name="ce54" table:formula="of:=IF([.BC140]=1;IF(OR(SUM([.BB139:.BD141];-1)=2;SUM([.BB139:.BD141];-1)=3);1;0);IF(SUM([.BB139:.BD141])=3;1;0))" office:value-type="float" office:value="0" calcext:value-type="float">
            <text:p>0</text:p>
          </table:table-cell>
          <table:table-cell table:style-name="ce54" table:formula="of:=IF([.BD140]=1;IF(OR(SUM([.BC139:.BE141];-1)=2;SUM([.BC139:.BE141];-1)=3);1;0);IF(SUM([.BC139:.BE141])=3;1;0))" office:value-type="float" office:value="0" calcext:value-type="float">
            <text:p>0</text:p>
          </table:table-cell>
          <table:table-cell table:style-name="ce54" table:formula="of:=IF([.BE140]=1;IF(OR(SUM([.BD139:.BF141];-1)=2;SUM([.BD139:.BF141];-1)=3);1;0);IF(SUM([.BD139:.BF141])=3;1;0))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3" office:value-type="float" office:value="0" calcext:value-type="float">
            <text:p>0</text:p>
          </table:table-cell>
          <table:table-cell table:style-name="ce54" table:formula="of:=IF([.C141]=1;IF(OR(SUM([.B140:.D142];-1)=2;SUM([.B140:.D142];-1)=3);1;0);IF(SUM([.B140:.D142])=3;1;0))" office:value-type="float" office:value="0" calcext:value-type="float">
            <text:p>0</text:p>
          </table:table-cell>
          <table:table-cell table:style-name="ce54" table:formula="of:=IF([.D141]=1;IF(OR(SUM([.C140:.E142];-1)=2;SUM([.C140:.E142];-1)=3);1;0);IF(SUM([.C140:.E142])=3;1;0))" office:value-type="float" office:value="0" calcext:value-type="float">
            <text:p>0</text:p>
          </table:table-cell>
          <table:table-cell table:style-name="ce54" table:formula="of:=IF([.E141]=1;IF(OR(SUM([.D140:.F142];-1)=2;SUM([.D140:.F142];-1)=3);1;0);IF(SUM([.D140:.F142])=3;1;0))" office:value-type="float" office:value="0" calcext:value-type="float">
            <text:p>0</text:p>
          </table:table-cell>
          <table:table-cell table:style-name="ce54" table:formula="of:=IF([.F141]=1;IF(OR(SUM([.E140:.G142];-1)=2;SUM([.E140:.G142];-1)=3);1;0);IF(SUM([.E140:.G142])=3;1;0))" office:value-type="float" office:value="0" calcext:value-type="float">
            <text:p>0</text:p>
          </table:table-cell>
          <table:table-cell table:style-name="ce54" table:formula="of:=IF([.G141]=1;IF(OR(SUM([.F140:.H142];-1)=2;SUM([.F140:.H142];-1)=3);1;0);IF(SUM([.F140:.H142])=3;1;0))" office:value-type="float" office:value="0" calcext:value-type="float">
            <text:p>0</text:p>
          </table:table-cell>
          <table:table-cell table:style-name="ce54" table:formula="of:=IF([.H141]=1;IF(OR(SUM([.G140:.I142];-1)=2;SUM([.G140:.I142];-1)=3);1;0);IF(SUM([.G140:.I142])=3;1;0))" office:value-type="float" office:value="0" calcext:value-type="float">
            <text:p>0</text:p>
          </table:table-cell>
          <table:table-cell table:style-name="ce54" table:formula="of:=IF([.I141]=1;IF(OR(SUM([.H140:.J142];-1)=2;SUM([.H140:.J142];-1)=3);1;0);IF(SUM([.H140:.J142])=3;1;0))" office:value-type="float" office:value="0" calcext:value-type="float">
            <text:p>0</text:p>
          </table:table-cell>
          <table:table-cell table:style-name="ce54" table:formula="of:=IF([.J141]=1;IF(OR(SUM([.I140:.K142];-1)=2;SUM([.I140:.K142];-1)=3);1;0);IF(SUM([.I140:.K142])=3;1;0))" office:value-type="float" office:value="1" calcext:value-type="float">
            <text:p>1</text:p>
          </table:table-cell>
          <table:table-cell table:style-name="ce54" table:formula="of:=IF([.K141]=1;IF(OR(SUM([.J140:.L142];-1)=2;SUM([.J140:.L142];-1)=3);1;0);IF(SUM([.J140:.L142])=3;1;0))" office:value-type="float" office:value="0" calcext:value-type="float">
            <text:p>0</text:p>
          </table:table-cell>
          <table:table-cell table:style-name="ce54" table:formula="of:=IF([.L141]=1;IF(OR(SUM([.K140:.M142];-1)=2;SUM([.K140:.M142];-1)=3);1;0);IF(SUM([.K140:.M142])=3;1;0))" office:value-type="float" office:value="0" calcext:value-type="float">
            <text:p>0</text:p>
          </table:table-cell>
          <table:table-cell table:style-name="ce54" table:formula="of:=IF([.M141]=1;IF(OR(SUM([.L140:.N142];-1)=2;SUM([.L140:.N142];-1)=3);1;0);IF(SUM([.L140:.N142])=3;1;0))" office:value-type="float" office:value="0" calcext:value-type="float">
            <text:p>0</text:p>
          </table:table-cell>
          <table:table-cell table:style-name="ce54" table:formula="of:=IF([.N141]=1;IF(OR(SUM([.M140:.O142];-1)=2;SUM([.M140:.O142];-1)=3);1;0);IF(SUM([.M140:.O142])=3;1;0))" office:value-type="float" office:value="1" calcext:value-type="float">
            <text:p>1</text:p>
          </table:table-cell>
          <table:table-cell table:style-name="ce54" table:formula="of:=IF([.O141]=1;IF(OR(SUM([.N140:.P142];-1)=2;SUM([.N140:.P142];-1)=3);1;0);IF(SUM([.N140:.P142])=3;1;0))" office:value-type="float" office:value="0" calcext:value-type="float">
            <text:p>0</text:p>
          </table:table-cell>
          <table:table-cell table:style-name="ce54" table:formula="of:=IF([.P141]=1;IF(OR(SUM([.O140:.Q142];-1)=2;SUM([.O140:.Q142];-1)=3);1;0);IF(SUM([.O140:.Q142])=3;1;0))" office:value-type="float" office:value="0" calcext:value-type="float">
            <text:p>0</text:p>
          </table:table-cell>
          <table:table-cell table:style-name="ce54" table:formula="of:=IF([.Q141]=1;IF(OR(SUM([.P140:.R142];-1)=2;SUM([.P140:.R142];-1)=3);1;0);IF(SUM([.P140:.R142])=3;1;0))" office:value-type="float" office:value="0" calcext:value-type="float">
            <text:p>0</text:p>
          </table:table-cell>
          <table:table-cell table:style-name="ce54" table:formula="of:=IF([.R141]=1;IF(OR(SUM([.Q140:.S142];-1)=2;SUM([.Q140:.S142];-1)=3);1;0);IF(SUM([.Q140:.S142])=3;1;0))" office:value-type="float" office:value="0" calcext:value-type="float">
            <text:p>0</text:p>
          </table:table-cell>
          <table:table-cell table:style-name="ce54" table:formula="of:=IF([.S141]=1;IF(OR(SUM([.R140:.T142];-1)=2;SUM([.R140:.T142];-1)=3);1;0);IF(SUM([.R140:.T142])=3;1;0))" office:value-type="float" office:value="0" calcext:value-type="float">
            <text:p>0</text:p>
          </table:table-cell>
          <table:table-cell table:style-name="ce54" table:formula="of:=IF([.T141]=1;IF(OR(SUM([.S140:.U142];-1)=2;SUM([.S140:.U142];-1)=3);1;0);IF(SUM([.S140:.U142])=3;1;0))" office:value-type="float" office:value="0" calcext:value-type="float">
            <text:p>0</text:p>
          </table:table-cell>
          <table:table-cell table:style-name="ce54" table:formula="of:=IF([.U141]=1;IF(OR(SUM([.T140:.V142];-1)=2;SUM([.T140:.V142];-1)=3);1;0);IF(SUM([.T140:.V142])=3;1;0))" office:value-type="float" office:value="0" calcext:value-type="float">
            <text:p>0</text:p>
          </table:table-cell>
          <table:table-cell table:style-name="ce54" table:formula="of:=IF([.V141]=1;IF(OR(SUM([.U140:.W142];-1)=2;SUM([.U140:.W142];-1)=3);1;0);IF(SUM([.U140:.W142])=3;1;0))" office:value-type="float" office:value="0" calcext:value-type="float">
            <text:p>0</text:p>
          </table:table-cell>
          <table:table-cell table:style-name="ce54" table:formula="of:=IF([.W141]=1;IF(OR(SUM([.V140:.X142];-1)=2;SUM([.V140:.X142];-1)=3);1;0);IF(SUM([.V140:.X142])=3;1;0))" office:value-type="float" office:value="0" calcext:value-type="float">
            <text:p>0</text:p>
          </table:table-cell>
          <table:table-cell table:style-name="ce54" table:formula="of:=IF([.X141]=1;IF(OR(SUM([.W140:.Y142];-1)=2;SUM([.W140:.Y142];-1)=3);1;0);IF(SUM([.W140:.Y142])=3;1;0))" office:value-type="float" office:value="0" calcext:value-type="float">
            <text:p>0</text:p>
          </table:table-cell>
          <table:table-cell table:style-name="ce54" table:formula="of:=IF([.Y141]=1;IF(OR(SUM([.X140:.Z142];-1)=2;SUM([.X140:.Z142];-1)=3);1;0);IF(SUM([.X140:.Z142])=3;1;0))" office:value-type="float" office:value="0" calcext:value-type="float">
            <text:p>0</text:p>
          </table:table-cell>
          <table:table-cell table:style-name="ce54" table:formula="of:=IF([.Z141]=1;IF(OR(SUM([.Y140:.AA142];-1)=2;SUM([.Y140:.AA142];-1)=3);1;0);IF(SUM([.Y140:.AA142])=3;1;0))" office:value-type="float" office:value="0" calcext:value-type="float">
            <text:p>0</text:p>
          </table:table-cell>
          <table:table-cell table:style-name="ce54" table:formula="of:=IF([.AA141]=1;IF(OR(SUM([.Z140:.AB142];-1)=2;SUM([.Z140:.AB142];-1)=3);1;0);IF(SUM([.Z140:.AB142])=3;1;0))" office:value-type="float" office:value="0" calcext:value-type="float">
            <text:p>0</text:p>
          </table:table-cell>
          <table:table-cell table:style-name="ce54" table:formula="of:=IF([.AB141]=1;IF(OR(SUM([.AA140:.AC142];-1)=2;SUM([.AA140:.AC142];-1)=3);1;0);IF(SUM([.AA140:.AC142])=3;1;0))" office:value-type="float" office:value="0" calcext:value-type="float">
            <text:p>0</text:p>
          </table:table-cell>
          <table:table-cell table:style-name="ce54" table:formula="of:=IF([.AC141]=1;IF(OR(SUM([.AB140:.AD142];-1)=2;SUM([.AB140:.AD142];-1)=3);1;0);IF(SUM([.AB140:.AD142])=3;1;0))" office:value-type="float" office:value="0" calcext:value-type="float">
            <text:p>0</text:p>
          </table:table-cell>
          <table:table-cell table:style-name="ce54" table:formula="of:=IF([.AD141]=1;IF(OR(SUM([.AC140:.AE142];-1)=2;SUM([.AC140:.AE142];-1)=3);1;0);IF(SUM([.AC140:.AE142])=3;1;0))" office:value-type="float" office:value="0" calcext:value-type="float">
            <text:p>0</text:p>
          </table:table-cell>
          <table:table-cell table:style-name="ce54" table:formula="of:=IF([.AE141]=1;IF(OR(SUM([.AD140:.AF142];-1)=2;SUM([.AD140:.AF142];-1)=3);1;0);IF(SUM([.AD140:.AF142])=3;1;0))" office:value-type="float" office:value="0" calcext:value-type="float">
            <text:p>0</text:p>
          </table:table-cell>
          <table:table-cell table:style-name="ce54" table:formula="of:=IF([.AF141]=1;IF(OR(SUM([.AE140:.AG142];-1)=2;SUM([.AE140:.AG142];-1)=3);1;0);IF(SUM([.AE140:.AG142])=3;1;0))" office:value-type="float" office:value="0" calcext:value-type="float">
            <text:p>0</text:p>
          </table:table-cell>
          <table:table-cell table:style-name="ce54" table:formula="of:=IF([.AG141]=1;IF(OR(SUM([.AF140:.AH142];-1)=2;SUM([.AF140:.AH142];-1)=3);1;0);IF(SUM([.AF140:.AH142])=3;1;0))" office:value-type="float" office:value="0" calcext:value-type="float">
            <text:p>0</text:p>
          </table:table-cell>
          <table:table-cell table:style-name="ce54" table:formula="of:=IF([.AH141]=1;IF(OR(SUM([.AG140:.AI142];-1)=2;SUM([.AG140:.AI142];-1)=3);1;0);IF(SUM([.AG140:.AI142])=3;1;0))" office:value-type="float" office:value="0" calcext:value-type="float">
            <text:p>0</text:p>
          </table:table-cell>
          <table:table-cell table:style-name="ce54" table:formula="of:=IF([.AI141]=1;IF(OR(SUM([.AH140:.AJ142];-1)=2;SUM([.AH140:.AJ142];-1)=3);1;0);IF(SUM([.AH140:.AJ142])=3;1;0))" office:value-type="float" office:value="0" calcext:value-type="float">
            <text:p>0</text:p>
          </table:table-cell>
          <table:table-cell table:style-name="ce54" table:formula="of:=IF([.AJ141]=1;IF(OR(SUM([.AI140:.AK142];-1)=2;SUM([.AI140:.AK142];-1)=3);1;0);IF(SUM([.AI140:.AK142])=3;1;0))" office:value-type="float" office:value="0" calcext:value-type="float">
            <text:p>0</text:p>
          </table:table-cell>
          <table:table-cell table:style-name="ce54" table:formula="of:=IF([.AK141]=1;IF(OR(SUM([.AJ140:.AL142];-1)=2;SUM([.AJ140:.AL142];-1)=3);1;0);IF(SUM([.AJ140:.AL142])=3;1;0))" office:value-type="float" office:value="0" calcext:value-type="float">
            <text:p>0</text:p>
          </table:table-cell>
          <table:table-cell table:style-name="ce54" table:formula="of:=IF([.AL141]=1;IF(OR(SUM([.AK140:.AM142];-1)=2;SUM([.AK140:.AM142];-1)=3);1;0);IF(SUM([.AK140:.AM142])=3;1;0))" office:value-type="float" office:value="0" calcext:value-type="float">
            <text:p>0</text:p>
          </table:table-cell>
          <table:table-cell table:style-name="ce54" table:formula="of:=IF([.AM141]=1;IF(OR(SUM([.AL140:.AN142];-1)=2;SUM([.AL140:.AN142];-1)=3);1;0);IF(SUM([.AL140:.AN142])=3;1;0))" office:value-type="float" office:value="0" calcext:value-type="float">
            <text:p>0</text:p>
          </table:table-cell>
          <table:table-cell table:style-name="ce54" table:formula="of:=IF([.AN141]=1;IF(OR(SUM([.AM140:.AO142];-1)=2;SUM([.AM140:.AO142];-1)=3);1;0);IF(SUM([.AM140:.AO142])=3;1;0))" office:value-type="float" office:value="0" calcext:value-type="float">
            <text:p>0</text:p>
          </table:table-cell>
          <table:table-cell table:style-name="ce54" table:formula="of:=IF([.AO141]=1;IF(OR(SUM([.AN140:.AP142];-1)=2;SUM([.AN140:.AP142];-1)=3);1;0);IF(SUM([.AN140:.AP142])=3;1;0))" office:value-type="float" office:value="0" calcext:value-type="float">
            <text:p>0</text:p>
          </table:table-cell>
          <table:table-cell table:style-name="ce54" table:formula="of:=IF([.AP141]=1;IF(OR(SUM([.AO140:.AQ142];-1)=2;SUM([.AO140:.AQ142];-1)=3);1;0);IF(SUM([.AO140:.AQ142])=3;1;0))" office:value-type="float" office:value="0" calcext:value-type="float">
            <text:p>0</text:p>
          </table:table-cell>
          <table:table-cell table:style-name="ce54" table:formula="of:=IF([.AQ141]=1;IF(OR(SUM([.AP140:.AR142];-1)=2;SUM([.AP140:.AR142];-1)=3);1;0);IF(SUM([.AP140:.AR142])=3;1;0))" office:value-type="float" office:value="0" calcext:value-type="float">
            <text:p>0</text:p>
          </table:table-cell>
          <table:table-cell table:style-name="ce54" table:formula="of:=IF([.AR141]=1;IF(OR(SUM([.AQ140:.AS142];-1)=2;SUM([.AQ140:.AS142];-1)=3);1;0);IF(SUM([.AQ140:.AS142])=3;1;0))" office:value-type="float" office:value="0" calcext:value-type="float">
            <text:p>0</text:p>
          </table:table-cell>
          <table:table-cell table:style-name="ce54" table:formula="of:=IF([.AS141]=1;IF(OR(SUM([.AR140:.AT142];-1)=2;SUM([.AR140:.AT142];-1)=3);1;0);IF(SUM([.AR140:.AT142])=3;1;0))" office:value-type="float" office:value="0" calcext:value-type="float">
            <text:p>0</text:p>
          </table:table-cell>
          <table:table-cell table:style-name="ce54" table:formula="of:=IF([.AT141]=1;IF(OR(SUM([.AS140:.AU142];-1)=2;SUM([.AS140:.AU142];-1)=3);1;0);IF(SUM([.AS140:.AU142])=3;1;0))" office:value-type="float" office:value="0" calcext:value-type="float">
            <text:p>0</text:p>
          </table:table-cell>
          <table:table-cell table:style-name="ce54" table:formula="of:=IF([.AU141]=1;IF(OR(SUM([.AT140:.AV142];-1)=2;SUM([.AT140:.AV142];-1)=3);1;0);IF(SUM([.AT140:.AV142])=3;1;0))" office:value-type="float" office:value="0" calcext:value-type="float">
            <text:p>0</text:p>
          </table:table-cell>
          <table:table-cell table:style-name="ce54" table:formula="of:=IF([.AV141]=1;IF(OR(SUM([.AU140:.AW142];-1)=2;SUM([.AU140:.AW142];-1)=3);1;0);IF(SUM([.AU140:.AW142])=3;1;0))" office:value-type="float" office:value="0" calcext:value-type="float">
            <text:p>0</text:p>
          </table:table-cell>
          <table:table-cell table:style-name="ce54" table:formula="of:=IF([.AW141]=1;IF(OR(SUM([.AV140:.AX142];-1)=2;SUM([.AV140:.AX142];-1)=3);1;0);IF(SUM([.AV140:.AX142])=3;1;0))" office:value-type="float" office:value="0" calcext:value-type="float">
            <text:p>0</text:p>
          </table:table-cell>
          <table:table-cell table:style-name="ce54" table:formula="of:=IF([.AX141]=1;IF(OR(SUM([.AW140:.AY142];-1)=2;SUM([.AW140:.AY142];-1)=3);1;0);IF(SUM([.AW140:.AY142])=3;1;0))" office:value-type="float" office:value="0" calcext:value-type="float">
            <text:p>0</text:p>
          </table:table-cell>
          <table:table-cell table:style-name="ce54" table:formula="of:=IF([.AY141]=1;IF(OR(SUM([.AX140:.AZ142];-1)=2;SUM([.AX140:.AZ142];-1)=3);1;0);IF(SUM([.AX140:.AZ142])=3;1;0))" office:value-type="float" office:value="0" calcext:value-type="float">
            <text:p>0</text:p>
          </table:table-cell>
          <table:table-cell table:style-name="ce54" table:formula="of:=IF([.AZ141]=1;IF(OR(SUM([.AY140:.BA142];-1)=2;SUM([.AY140:.BA142];-1)=3);1;0);IF(SUM([.AY140:.BA142])=3;1;0))" office:value-type="float" office:value="0" calcext:value-type="float">
            <text:p>0</text:p>
          </table:table-cell>
          <table:table-cell table:style-name="ce54" table:formula="of:=IF([.BA141]=1;IF(OR(SUM([.AZ140:.BB142];-1)=2;SUM([.AZ140:.BB142];-1)=3);1;0);IF(SUM([.AZ140:.BB142])=3;1;0))" office:value-type="float" office:value="0" calcext:value-type="float">
            <text:p>0</text:p>
          </table:table-cell>
          <table:table-cell table:style-name="ce54" table:formula="of:=IF([.BB141]=1;IF(OR(SUM([.BA140:.BC142];-1)=2;SUM([.BA140:.BC142];-1)=3);1;0);IF(SUM([.BA140:.BC142])=3;1;0))" office:value-type="float" office:value="0" calcext:value-type="float">
            <text:p>0</text:p>
          </table:table-cell>
          <table:table-cell table:style-name="ce54" table:formula="of:=IF([.BC141]=1;IF(OR(SUM([.BB140:.BD142];-1)=2;SUM([.BB140:.BD142];-1)=3);1;0);IF(SUM([.BB140:.BD142])=3;1;0))" office:value-type="float" office:value="0" calcext:value-type="float">
            <text:p>0</text:p>
          </table:table-cell>
          <table:table-cell table:style-name="ce54" table:formula="of:=IF([.BD141]=1;IF(OR(SUM([.BC140:.BE142];-1)=2;SUM([.BC140:.BE142];-1)=3);1;0);IF(SUM([.BC140:.BE142])=3;1;0))" office:value-type="float" office:value="0" calcext:value-type="float">
            <text:p>0</text:p>
          </table:table-cell>
          <table:table-cell table:style-name="ce54" table:formula="of:=IF([.BE141]=1;IF(OR(SUM([.BD140:.BF142];-1)=2;SUM([.BD140:.BF142];-1)=3);1;0);IF(SUM([.BD140:.BF142])=3;1;0))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3" office:value-type="float" office:value="0" calcext:value-type="float">
            <text:p>0</text:p>
          </table:table-cell>
          <table:table-cell table:style-name="ce54" table:formula="of:=IF([.C142]=1;IF(OR(SUM([.B141:.D143];-1)=2;SUM([.B141:.D143];-1)=3);1;0);IF(SUM([.B141:.D143])=3;1;0))" office:value-type="float" office:value="0" calcext:value-type="float">
            <text:p>0</text:p>
          </table:table-cell>
          <table:table-cell table:style-name="ce54" table:formula="of:=IF([.D142]=1;IF(OR(SUM([.C141:.E143];-1)=2;SUM([.C141:.E143];-1)=3);1;0);IF(SUM([.C141:.E143])=3;1;0))" office:value-type="float" office:value="0" calcext:value-type="float">
            <text:p>0</text:p>
          </table:table-cell>
          <table:table-cell table:style-name="ce54" table:formula="of:=IF([.E142]=1;IF(OR(SUM([.D141:.F143];-1)=2;SUM([.D141:.F143];-1)=3);1;0);IF(SUM([.D141:.F143])=3;1;0))" office:value-type="float" office:value="0" calcext:value-type="float">
            <text:p>0</text:p>
          </table:table-cell>
          <table:table-cell table:style-name="ce54" table:formula="of:=IF([.F142]=1;IF(OR(SUM([.E141:.G143];-1)=2;SUM([.E141:.G143];-1)=3);1;0);IF(SUM([.E141:.G143])=3;1;0))" office:value-type="float" office:value="0" calcext:value-type="float">
            <text:p>0</text:p>
          </table:table-cell>
          <table:table-cell table:style-name="ce54" table:formula="of:=IF([.G142]=1;IF(OR(SUM([.F141:.H143];-1)=2;SUM([.F141:.H143];-1)=3);1;0);IF(SUM([.F141:.H143])=3;1;0))" office:value-type="float" office:value="0" calcext:value-type="float">
            <text:p>0</text:p>
          </table:table-cell>
          <table:table-cell table:style-name="ce54" table:formula="of:=IF([.H142]=1;IF(OR(SUM([.G141:.I143];-1)=2;SUM([.G141:.I143];-1)=3);1;0);IF(SUM([.G141:.I143])=3;1;0))" office:value-type="float" office:value="0" calcext:value-type="float">
            <text:p>0</text:p>
          </table:table-cell>
          <table:table-cell table:style-name="ce54" table:formula="of:=IF([.I142]=1;IF(OR(SUM([.H141:.J143];-1)=2;SUM([.H141:.J143];-1)=3);1;0);IF(SUM([.H141:.J143])=3;1;0))" office:value-type="float" office:value="0" calcext:value-type="float">
            <text:p>0</text:p>
          </table:table-cell>
          <table:table-cell table:style-name="ce54" table:formula="of:=IF([.J142]=1;IF(OR(SUM([.I141:.K143];-1)=2;SUM([.I141:.K143];-1)=3);1;0);IF(SUM([.I141:.K143])=3;1;0))" office:value-type="float" office:value="1" calcext:value-type="float">
            <text:p>1</text:p>
          </table:table-cell>
          <table:table-cell table:style-name="ce54" table:formula="of:=IF([.K142]=1;IF(OR(SUM([.J141:.L143];-1)=2;SUM([.J141:.L143];-1)=3);1;0);IF(SUM([.J141:.L143])=3;1;0))" office:value-type="float" office:value="0" calcext:value-type="float">
            <text:p>0</text:p>
          </table:table-cell>
          <table:table-cell table:style-name="ce54" table:formula="of:=IF([.L142]=1;IF(OR(SUM([.K141:.M143];-1)=2;SUM([.K141:.M143];-1)=3);1;0);IF(SUM([.K141:.M143])=3;1;0))" office:value-type="float" office:value="0" calcext:value-type="float">
            <text:p>0</text:p>
          </table:table-cell>
          <table:table-cell table:style-name="ce54" table:formula="of:=IF([.M142]=1;IF(OR(SUM([.L141:.N143];-1)=2;SUM([.L141:.N143];-1)=3);1;0);IF(SUM([.L141:.N143])=3;1;0))" office:value-type="float" office:value="0" calcext:value-type="float">
            <text:p>0</text:p>
          </table:table-cell>
          <table:table-cell table:style-name="ce54" table:formula="of:=IF([.N142]=1;IF(OR(SUM([.M141:.O143];-1)=2;SUM([.M141:.O143];-1)=3);1;0);IF(SUM([.M141:.O143])=3;1;0))" office:value-type="float" office:value="1" calcext:value-type="float">
            <text:p>1</text:p>
          </table:table-cell>
          <table:table-cell table:style-name="ce54" table:formula="of:=IF([.O142]=1;IF(OR(SUM([.N141:.P143];-1)=2;SUM([.N141:.P143];-1)=3);1;0);IF(SUM([.N141:.P143])=3;1;0))" office:value-type="float" office:value="0" calcext:value-type="float">
            <text:p>0</text:p>
          </table:table-cell>
          <table:table-cell table:style-name="ce54" table:formula="of:=IF([.P142]=1;IF(OR(SUM([.O141:.Q143];-1)=2;SUM([.O141:.Q143];-1)=3);1;0);IF(SUM([.O141:.Q143])=3;1;0))" office:value-type="float" office:value="0" calcext:value-type="float">
            <text:p>0</text:p>
          </table:table-cell>
          <table:table-cell table:style-name="ce54" table:formula="of:=IF([.Q142]=1;IF(OR(SUM([.P141:.R143];-1)=2;SUM([.P141:.R143];-1)=3);1;0);IF(SUM([.P141:.R143])=3;1;0))" office:value-type="float" office:value="0" calcext:value-type="float">
            <text:p>0</text:p>
          </table:table-cell>
          <table:table-cell table:style-name="ce54" table:formula="of:=IF([.R142]=1;IF(OR(SUM([.Q141:.S143];-1)=2;SUM([.Q141:.S143];-1)=3);1;0);IF(SUM([.Q141:.S143])=3;1;0))" office:value-type="float" office:value="0" calcext:value-type="float">
            <text:p>0</text:p>
          </table:table-cell>
          <table:table-cell table:style-name="ce54" table:formula="of:=IF([.S142]=1;IF(OR(SUM([.R141:.T143];-1)=2;SUM([.R141:.T143];-1)=3);1;0);IF(SUM([.R141:.T143])=3;1;0))" office:value-type="float" office:value="0" calcext:value-type="float">
            <text:p>0</text:p>
          </table:table-cell>
          <table:table-cell table:style-name="ce54" table:formula="of:=IF([.T142]=1;IF(OR(SUM([.S141:.U143];-1)=2;SUM([.S141:.U143];-1)=3);1;0);IF(SUM([.S141:.U143])=3;1;0))" office:value-type="float" office:value="0" calcext:value-type="float">
            <text:p>0</text:p>
          </table:table-cell>
          <table:table-cell table:style-name="ce54" table:formula="of:=IF([.U142]=1;IF(OR(SUM([.T141:.V143];-1)=2;SUM([.T141:.V143];-1)=3);1;0);IF(SUM([.T141:.V143])=3;1;0))" office:value-type="float" office:value="0" calcext:value-type="float">
            <text:p>0</text:p>
          </table:table-cell>
          <table:table-cell table:style-name="ce54" table:formula="of:=IF([.V142]=1;IF(OR(SUM([.U141:.W143];-1)=2;SUM([.U141:.W143];-1)=3);1;0);IF(SUM([.U141:.W143])=3;1;0))" office:value-type="float" office:value="0" calcext:value-type="float">
            <text:p>0</text:p>
          </table:table-cell>
          <table:table-cell table:style-name="ce54" table:formula="of:=IF([.W142]=1;IF(OR(SUM([.V141:.X143];-1)=2;SUM([.V141:.X143];-1)=3);1;0);IF(SUM([.V141:.X143])=3;1;0))" office:value-type="float" office:value="0" calcext:value-type="float">
            <text:p>0</text:p>
          </table:table-cell>
          <table:table-cell table:style-name="ce54" table:formula="of:=IF([.X142]=1;IF(OR(SUM([.W141:.Y143];-1)=2;SUM([.W141:.Y143];-1)=3);1;0);IF(SUM([.W141:.Y143])=3;1;0))" office:value-type="float" office:value="0" calcext:value-type="float">
            <text:p>0</text:p>
          </table:table-cell>
          <table:table-cell table:style-name="ce54" table:formula="of:=IF([.Y142]=1;IF(OR(SUM([.X141:.Z143];-1)=2;SUM([.X141:.Z143];-1)=3);1;0);IF(SUM([.X141:.Z143])=3;1;0))" office:value-type="float" office:value="0" calcext:value-type="float">
            <text:p>0</text:p>
          </table:table-cell>
          <table:table-cell table:style-name="ce54" table:formula="of:=IF([.Z142]=1;IF(OR(SUM([.Y141:.AA143];-1)=2;SUM([.Y141:.AA143];-1)=3);1;0);IF(SUM([.Y141:.AA143])=3;1;0))" office:value-type="float" office:value="0" calcext:value-type="float">
            <text:p>0</text:p>
          </table:table-cell>
          <table:table-cell table:style-name="ce54" table:formula="of:=IF([.AA142]=1;IF(OR(SUM([.Z141:.AB143];-1)=2;SUM([.Z141:.AB143];-1)=3);1;0);IF(SUM([.Z141:.AB143])=3;1;0))" office:value-type="float" office:value="0" calcext:value-type="float">
            <text:p>0</text:p>
          </table:table-cell>
          <table:table-cell table:style-name="ce54" table:formula="of:=IF([.AB142]=1;IF(OR(SUM([.AA141:.AC143];-1)=2;SUM([.AA141:.AC143];-1)=3);1;0);IF(SUM([.AA141:.AC143])=3;1;0))" office:value-type="float" office:value="0" calcext:value-type="float">
            <text:p>0</text:p>
          </table:table-cell>
          <table:table-cell table:style-name="ce54" table:formula="of:=IF([.AC142]=1;IF(OR(SUM([.AB141:.AD143];-1)=2;SUM([.AB141:.AD143];-1)=3);1;0);IF(SUM([.AB141:.AD143])=3;1;0))" office:value-type="float" office:value="1" calcext:value-type="float">
            <text:p>1</text:p>
          </table:table-cell>
          <table:table-cell table:style-name="ce54" table:formula="of:=IF([.AD142]=1;IF(OR(SUM([.AC141:.AE143];-1)=2;SUM([.AC141:.AE143];-1)=3);1;0);IF(SUM([.AC141:.AE143])=3;1;0))" office:value-type="float" office:value="1" calcext:value-type="float">
            <text:p>1</text:p>
          </table:table-cell>
          <table:table-cell table:style-name="ce54" table:formula="of:=IF([.AE142]=1;IF(OR(SUM([.AD141:.AF143];-1)=2;SUM([.AD141:.AF143];-1)=3);1;0);IF(SUM([.AD141:.AF143])=3;1;0))" office:value-type="float" office:value="0" calcext:value-type="float">
            <text:p>0</text:p>
          </table:table-cell>
          <table:table-cell table:style-name="ce54" table:formula="of:=IF([.AF142]=1;IF(OR(SUM([.AE141:.AG143];-1)=2;SUM([.AE141:.AG143];-1)=3);1;0);IF(SUM([.AE141:.AG143])=3;1;0))" office:value-type="float" office:value="0" calcext:value-type="float">
            <text:p>0</text:p>
          </table:table-cell>
          <table:table-cell table:style-name="ce54" table:formula="of:=IF([.AG142]=1;IF(OR(SUM([.AF141:.AH143];-1)=2;SUM([.AF141:.AH143];-1)=3);1;0);IF(SUM([.AF141:.AH143])=3;1;0))" office:value-type="float" office:value="0" calcext:value-type="float">
            <text:p>0</text:p>
          </table:table-cell>
          <table:table-cell table:style-name="ce54" table:formula="of:=IF([.AH142]=1;IF(OR(SUM([.AG141:.AI143];-1)=2;SUM([.AG141:.AI143];-1)=3);1;0);IF(SUM([.AG141:.AI143])=3;1;0))" office:value-type="float" office:value="0" calcext:value-type="float">
            <text:p>0</text:p>
          </table:table-cell>
          <table:table-cell table:style-name="ce54" table:formula="of:=IF([.AI142]=1;IF(OR(SUM([.AH141:.AJ143];-1)=2;SUM([.AH141:.AJ143];-1)=3);1;0);IF(SUM([.AH141:.AJ143])=3;1;0))" office:value-type="float" office:value="0" calcext:value-type="float">
            <text:p>0</text:p>
          </table:table-cell>
          <table:table-cell table:style-name="ce54" table:formula="of:=IF([.AJ142]=1;IF(OR(SUM([.AI141:.AK143];-1)=2;SUM([.AI141:.AK143];-1)=3);1;0);IF(SUM([.AI141:.AK143])=3;1;0))" office:value-type="float" office:value="0" calcext:value-type="float">
            <text:p>0</text:p>
          </table:table-cell>
          <table:table-cell table:style-name="ce54" table:formula="of:=IF([.AK142]=1;IF(OR(SUM([.AJ141:.AL143];-1)=2;SUM([.AJ141:.AL143];-1)=3);1;0);IF(SUM([.AJ141:.AL143])=3;1;0))" office:value-type="float" office:value="0" calcext:value-type="float">
            <text:p>0</text:p>
          </table:table-cell>
          <table:table-cell table:style-name="ce54" table:formula="of:=IF([.AL142]=1;IF(OR(SUM([.AK141:.AM143];-1)=2;SUM([.AK141:.AM143];-1)=3);1;0);IF(SUM([.AK141:.AM143])=3;1;0))" office:value-type="float" office:value="0" calcext:value-type="float">
            <text:p>0</text:p>
          </table:table-cell>
          <table:table-cell table:style-name="ce54" table:formula="of:=IF([.AM142]=1;IF(OR(SUM([.AL141:.AN143];-1)=2;SUM([.AL141:.AN143];-1)=3);1;0);IF(SUM([.AL141:.AN143])=3;1;0))" office:value-type="float" office:value="0" calcext:value-type="float">
            <text:p>0</text:p>
          </table:table-cell>
          <table:table-cell table:style-name="ce54" table:formula="of:=IF([.AN142]=1;IF(OR(SUM([.AM141:.AO143];-1)=2;SUM([.AM141:.AO143];-1)=3);1;0);IF(SUM([.AM141:.AO143])=3;1;0))" office:value-type="float" office:value="0" calcext:value-type="float">
            <text:p>0</text:p>
          </table:table-cell>
          <table:table-cell table:style-name="ce54" table:formula="of:=IF([.AO142]=1;IF(OR(SUM([.AN141:.AP143];-1)=2;SUM([.AN141:.AP143];-1)=3);1;0);IF(SUM([.AN141:.AP143])=3;1;0))" office:value-type="float" office:value="0" calcext:value-type="float">
            <text:p>0</text:p>
          </table:table-cell>
          <table:table-cell table:style-name="ce54" table:formula="of:=IF([.AP142]=1;IF(OR(SUM([.AO141:.AQ143];-1)=2;SUM([.AO141:.AQ143];-1)=3);1;0);IF(SUM([.AO141:.AQ143])=3;1;0))" office:value-type="float" office:value="0" calcext:value-type="float">
            <text:p>0</text:p>
          </table:table-cell>
          <table:table-cell table:style-name="ce54" table:formula="of:=IF([.AQ142]=1;IF(OR(SUM([.AP141:.AR143];-1)=2;SUM([.AP141:.AR143];-1)=3);1;0);IF(SUM([.AP141:.AR143])=3;1;0))" office:value-type="float" office:value="0" calcext:value-type="float">
            <text:p>0</text:p>
          </table:table-cell>
          <table:table-cell table:style-name="ce54" table:formula="of:=IF([.AR142]=1;IF(OR(SUM([.AQ141:.AS143];-1)=2;SUM([.AQ141:.AS143];-1)=3);1;0);IF(SUM([.AQ141:.AS143])=3;1;0))" office:value-type="float" office:value="0" calcext:value-type="float">
            <text:p>0</text:p>
          </table:table-cell>
          <table:table-cell table:style-name="ce54" table:formula="of:=IF([.AS142]=1;IF(OR(SUM([.AR141:.AT143];-1)=2;SUM([.AR141:.AT143];-1)=3);1;0);IF(SUM([.AR141:.AT143])=3;1;0))" office:value-type="float" office:value="0" calcext:value-type="float">
            <text:p>0</text:p>
          </table:table-cell>
          <table:table-cell table:style-name="ce54" table:formula="of:=IF([.AT142]=1;IF(OR(SUM([.AS141:.AU143];-1)=2;SUM([.AS141:.AU143];-1)=3);1;0);IF(SUM([.AS141:.AU143])=3;1;0))" office:value-type="float" office:value="0" calcext:value-type="float">
            <text:p>0</text:p>
          </table:table-cell>
          <table:table-cell table:style-name="ce54" table:formula="of:=IF([.AU142]=1;IF(OR(SUM([.AT141:.AV143];-1)=2;SUM([.AT141:.AV143];-1)=3);1;0);IF(SUM([.AT141:.AV143])=3;1;0))" office:value-type="float" office:value="0" calcext:value-type="float">
            <text:p>0</text:p>
          </table:table-cell>
          <table:table-cell table:style-name="ce54" table:formula="of:=IF([.AV142]=1;IF(OR(SUM([.AU141:.AW143];-1)=2;SUM([.AU141:.AW143];-1)=3);1;0);IF(SUM([.AU141:.AW143])=3;1;0))" office:value-type="float" office:value="0" calcext:value-type="float">
            <text:p>0</text:p>
          </table:table-cell>
          <table:table-cell table:style-name="ce54" table:formula="of:=IF([.AW142]=1;IF(OR(SUM([.AV141:.AX143];-1)=2;SUM([.AV141:.AX143];-1)=3);1;0);IF(SUM([.AV141:.AX143])=3;1;0))" office:value-type="float" office:value="0" calcext:value-type="float">
            <text:p>0</text:p>
          </table:table-cell>
          <table:table-cell table:style-name="ce54" table:formula="of:=IF([.AX142]=1;IF(OR(SUM([.AW141:.AY143];-1)=2;SUM([.AW141:.AY143];-1)=3);1;0);IF(SUM([.AW141:.AY143])=3;1;0))" office:value-type="float" office:value="0" calcext:value-type="float">
            <text:p>0</text:p>
          </table:table-cell>
          <table:table-cell table:style-name="ce54" table:formula="of:=IF([.AY142]=1;IF(OR(SUM([.AX141:.AZ143];-1)=2;SUM([.AX141:.AZ143];-1)=3);1;0);IF(SUM([.AX141:.AZ143])=3;1;0))" office:value-type="float" office:value="0" calcext:value-type="float">
            <text:p>0</text:p>
          </table:table-cell>
          <table:table-cell table:style-name="ce54" table:formula="of:=IF([.AZ142]=1;IF(OR(SUM([.AY141:.BA143];-1)=2;SUM([.AY141:.BA143];-1)=3);1;0);IF(SUM([.AY141:.BA143])=3;1;0))" office:value-type="float" office:value="0" calcext:value-type="float">
            <text:p>0</text:p>
          </table:table-cell>
          <table:table-cell table:style-name="ce54" table:formula="of:=IF([.BA142]=1;IF(OR(SUM([.AZ141:.BB143];-1)=2;SUM([.AZ141:.BB143];-1)=3);1;0);IF(SUM([.AZ141:.BB143])=3;1;0))" office:value-type="float" office:value="0" calcext:value-type="float">
            <text:p>0</text:p>
          </table:table-cell>
          <table:table-cell table:style-name="ce54" table:formula="of:=IF([.BB142]=1;IF(OR(SUM([.BA141:.BC143];-1)=2;SUM([.BA141:.BC143];-1)=3);1;0);IF(SUM([.BA141:.BC143])=3;1;0))" office:value-type="float" office:value="0" calcext:value-type="float">
            <text:p>0</text:p>
          </table:table-cell>
          <table:table-cell table:style-name="ce54" table:formula="of:=IF([.BC142]=1;IF(OR(SUM([.BB141:.BD143];-1)=2;SUM([.BB141:.BD143];-1)=3);1;0);IF(SUM([.BB141:.BD143])=3;1;0))" office:value-type="float" office:value="0" calcext:value-type="float">
            <text:p>0</text:p>
          </table:table-cell>
          <table:table-cell table:style-name="ce54" table:formula="of:=IF([.BD142]=1;IF(OR(SUM([.BC141:.BE143];-1)=2;SUM([.BC141:.BE143];-1)=3);1;0);IF(SUM([.BC141:.BE143])=3;1;0))" office:value-type="float" office:value="0" calcext:value-type="float">
            <text:p>0</text:p>
          </table:table-cell>
          <table:table-cell table:style-name="ce54" table:formula="of:=IF([.BE142]=1;IF(OR(SUM([.BD141:.BF143];-1)=2;SUM([.BD141:.BF143];-1)=3);1;0);IF(SUM([.BD141:.BF143])=3;1;0))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3" office:value-type="float" office:value="0" calcext:value-type="float">
            <text:p>0</text:p>
          </table:table-cell>
          <table:table-cell table:style-name="ce54" table:formula="of:=IF([.C143]=1;IF(OR(SUM([.B142:.D144];-1)=2;SUM([.B142:.D144];-1)=3);1;0);IF(SUM([.B142:.D144])=3;1;0))" office:value-type="float" office:value="0" calcext:value-type="float">
            <text:p>0</text:p>
          </table:table-cell>
          <table:table-cell table:style-name="ce54" table:formula="of:=IF([.D143]=1;IF(OR(SUM([.C142:.E144];-1)=2;SUM([.C142:.E144];-1)=3);1;0);IF(SUM([.C142:.E144])=3;1;0))" office:value-type="float" office:value="0" calcext:value-type="float">
            <text:p>0</text:p>
          </table:table-cell>
          <table:table-cell table:style-name="ce54" table:formula="of:=IF([.E143]=1;IF(OR(SUM([.D142:.F144];-1)=2;SUM([.D142:.F144];-1)=3);1;0);IF(SUM([.D142:.F144])=3;1;0))" office:value-type="float" office:value="0" calcext:value-type="float">
            <text:p>0</text:p>
          </table:table-cell>
          <table:table-cell table:style-name="ce54" table:formula="of:=IF([.F143]=1;IF(OR(SUM([.E142:.G144];-1)=2;SUM([.E142:.G144];-1)=3);1;0);IF(SUM([.E142:.G144])=3;1;0))" office:value-type="float" office:value="0" calcext:value-type="float">
            <text:p>0</text:p>
          </table:table-cell>
          <table:table-cell table:style-name="ce54" table:formula="of:=IF([.G143]=1;IF(OR(SUM([.F142:.H144];-1)=2;SUM([.F142:.H144];-1)=3);1;0);IF(SUM([.F142:.H144])=3;1;0))" office:value-type="float" office:value="0" calcext:value-type="float">
            <text:p>0</text:p>
          </table:table-cell>
          <table:table-cell table:style-name="ce54" table:formula="of:=IF([.H143]=1;IF(OR(SUM([.G142:.I144];-1)=2;SUM([.G142:.I144];-1)=3);1;0);IF(SUM([.G142:.I144])=3;1;0))" office:value-type="float" office:value="0" calcext:value-type="float">
            <text:p>0</text:p>
          </table:table-cell>
          <table:table-cell table:style-name="ce54" table:formula="of:=IF([.I143]=1;IF(OR(SUM([.H142:.J144];-1)=2;SUM([.H142:.J144];-1)=3);1;0);IF(SUM([.H142:.J144])=3;1;0))" office:value-type="float" office:value="0" calcext:value-type="float">
            <text:p>0</text:p>
          </table:table-cell>
          <table:table-cell table:style-name="ce54" table:formula="of:=IF([.J143]=1;IF(OR(SUM([.I142:.K144];-1)=2;SUM([.I142:.K144];-1)=3);1;0);IF(SUM([.I142:.K144])=3;1;0))" office:value-type="float" office:value="0" calcext:value-type="float">
            <text:p>0</text:p>
          </table:table-cell>
          <table:table-cell table:style-name="ce54" table:formula="of:=IF([.K143]=1;IF(OR(SUM([.J142:.L144];-1)=2;SUM([.J142:.L144];-1)=3);1;0);IF(SUM([.J142:.L144])=3;1;0))" office:value-type="float" office:value="0" calcext:value-type="float">
            <text:p>0</text:p>
          </table:table-cell>
          <table:table-cell table:style-name="ce54" table:formula="of:=IF([.L143]=1;IF(OR(SUM([.K142:.M144];-1)=2;SUM([.K142:.M144];-1)=3);1;0);IF(SUM([.K142:.M144])=3;1;0))" office:value-type="float" office:value="0" calcext:value-type="float">
            <text:p>0</text:p>
          </table:table-cell>
          <table:table-cell table:style-name="ce54" table:formula="of:=IF([.M143]=1;IF(OR(SUM([.L142:.N144];-1)=2;SUM([.L142:.N144];-1)=3);1;0);IF(SUM([.L142:.N144])=3;1;0))" office:value-type="float" office:value="0" calcext:value-type="float">
            <text:p>0</text:p>
          </table:table-cell>
          <table:table-cell table:style-name="ce54" table:formula="of:=IF([.N143]=1;IF(OR(SUM([.M142:.O144];-1)=2;SUM([.M142:.O144];-1)=3);1;0);IF(SUM([.M142:.O144])=3;1;0))" office:value-type="float" office:value="0" calcext:value-type="float">
            <text:p>0</text:p>
          </table:table-cell>
          <table:table-cell table:style-name="ce54" table:formula="of:=IF([.O143]=1;IF(OR(SUM([.N142:.P144];-1)=2;SUM([.N142:.P144];-1)=3);1;0);IF(SUM([.N142:.P144])=3;1;0))" office:value-type="float" office:value="0" calcext:value-type="float">
            <text:p>0</text:p>
          </table:table-cell>
          <table:table-cell table:style-name="ce54" table:formula="of:=IF([.P143]=1;IF(OR(SUM([.O142:.Q144];-1)=2;SUM([.O142:.Q144];-1)=3);1;0);IF(SUM([.O142:.Q144])=3;1;0))" office:value-type="float" office:value="0" calcext:value-type="float">
            <text:p>0</text:p>
          </table:table-cell>
          <table:table-cell table:style-name="ce54" table:formula="of:=IF([.Q143]=1;IF(OR(SUM([.P142:.R144];-1)=2;SUM([.P142:.R144];-1)=3);1;0);IF(SUM([.P142:.R144])=3;1;0))" office:value-type="float" office:value="0" calcext:value-type="float">
            <text:p>0</text:p>
          </table:table-cell>
          <table:table-cell table:style-name="ce54" table:formula="of:=IF([.R143]=1;IF(OR(SUM([.Q142:.S144];-1)=2;SUM([.Q142:.S144];-1)=3);1;0);IF(SUM([.Q142:.S144])=3;1;0))" office:value-type="float" office:value="0" calcext:value-type="float">
            <text:p>0</text:p>
          </table:table-cell>
          <table:table-cell table:style-name="ce54" table:formula="of:=IF([.S143]=1;IF(OR(SUM([.R142:.T144];-1)=2;SUM([.R142:.T144];-1)=3);1;0);IF(SUM([.R142:.T144])=3;1;0))" office:value-type="float" office:value="1" calcext:value-type="float">
            <text:p>1</text:p>
          </table:table-cell>
          <table:table-cell table:style-name="ce54" table:formula="of:=IF([.T143]=1;IF(OR(SUM([.S142:.U144];-1)=2;SUM([.S142:.U144];-1)=3);1;0);IF(SUM([.S142:.U144])=3;1;0))" office:value-type="float" office:value="1" calcext:value-type="float">
            <text:p>1</text:p>
          </table:table-cell>
          <table:table-cell table:style-name="ce54" table:formula="of:=IF([.U143]=1;IF(OR(SUM([.T142:.V144];-1)=2;SUM([.T142:.V144];-1)=3);1;0);IF(SUM([.T142:.V144])=3;1;0))" office:value-type="float" office:value="0" calcext:value-type="float">
            <text:p>0</text:p>
          </table:table-cell>
          <table:table-cell table:style-name="ce54" table:formula="of:=IF([.V143]=1;IF(OR(SUM([.U142:.W144];-1)=2;SUM([.U142:.W144];-1)=3);1;0);IF(SUM([.U142:.W144])=3;1;0))" office:value-type="float" office:value="0" calcext:value-type="float">
            <text:p>0</text:p>
          </table:table-cell>
          <table:table-cell table:style-name="ce54" table:formula="of:=IF([.W143]=1;IF(OR(SUM([.V142:.X144];-1)=2;SUM([.V142:.X144];-1)=3);1;0);IF(SUM([.V142:.X144])=3;1;0))" office:value-type="float" office:value="0" calcext:value-type="float">
            <text:p>0</text:p>
          </table:table-cell>
          <table:table-cell table:style-name="ce54" table:formula="of:=IF([.X143]=1;IF(OR(SUM([.W142:.Y144];-1)=2;SUM([.W142:.Y144];-1)=3);1;0);IF(SUM([.W142:.Y144])=3;1;0))" office:value-type="float" office:value="0" calcext:value-type="float">
            <text:p>0</text:p>
          </table:table-cell>
          <table:table-cell table:style-name="ce54" table:formula="of:=IF([.Y143]=1;IF(OR(SUM([.X142:.Z144];-1)=2;SUM([.X142:.Z144];-1)=3);1;0);IF(SUM([.X142:.Z144])=3;1;0))" office:value-type="float" office:value="0" calcext:value-type="float">
            <text:p>0</text:p>
          </table:table-cell>
          <table:table-cell table:style-name="ce54" table:formula="of:=IF([.Z143]=1;IF(OR(SUM([.Y142:.AA144];-1)=2;SUM([.Y142:.AA144];-1)=3);1;0);IF(SUM([.Y142:.AA144])=3;1;0))" office:value-type="float" office:value="0" calcext:value-type="float">
            <text:p>0</text:p>
          </table:table-cell>
          <table:table-cell table:style-name="ce54" table:formula="of:=IF([.AA143]=1;IF(OR(SUM([.Z142:.AB144];-1)=2;SUM([.Z142:.AB144];-1)=3);1;0);IF(SUM([.Z142:.AB144])=3;1;0))" office:value-type="float" office:value="0" calcext:value-type="float">
            <text:p>0</text:p>
          </table:table-cell>
          <table:table-cell table:style-name="ce54" table:formula="of:=IF([.AB143]=1;IF(OR(SUM([.AA142:.AC144];-1)=2;SUM([.AA142:.AC144];-1)=3);1;0);IF(SUM([.AA142:.AC144])=3;1;0))" office:value-type="float" office:value="1" calcext:value-type="float">
            <text:p>1</text:p>
          </table:table-cell>
          <table:table-cell table:style-name="ce54" table:formula="of:=IF([.AC143]=1;IF(OR(SUM([.AB142:.AD144];-1)=2;SUM([.AB142:.AD144];-1)=3);1;0);IF(SUM([.AB142:.AD144])=3;1;0))" office:value-type="float" office:value="1" calcext:value-type="float">
            <text:p>1</text:p>
          </table:table-cell>
          <table:table-cell table:style-name="ce54" table:formula="of:=IF([.AD143]=1;IF(OR(SUM([.AC142:.AE144];-1)=2;SUM([.AC142:.AE144];-1)=3);1;0);IF(SUM([.AC142:.AE144])=3;1;0))" office:value-type="float" office:value="1" calcext:value-type="float">
            <text:p>1</text:p>
          </table:table-cell>
          <table:table-cell table:style-name="ce54" table:formula="of:=IF([.AE143]=1;IF(OR(SUM([.AD142:.AF144];-1)=2;SUM([.AD142:.AF144];-1)=3);1;0);IF(SUM([.AD142:.AF144])=3;1;0))" office:value-type="float" office:value="1" calcext:value-type="float">
            <text:p>1</text:p>
          </table:table-cell>
          <table:table-cell table:style-name="ce54" table:formula="of:=IF([.AF143]=1;IF(OR(SUM([.AE142:.AG144];-1)=2;SUM([.AE142:.AG144];-1)=3);1;0);IF(SUM([.AE142:.AG144])=3;1;0))" office:value-type="float" office:value="0" calcext:value-type="float">
            <text:p>0</text:p>
          </table:table-cell>
          <table:table-cell table:style-name="ce54" table:formula="of:=IF([.AG143]=1;IF(OR(SUM([.AF142:.AH144];-1)=2;SUM([.AF142:.AH144];-1)=3);1;0);IF(SUM([.AF142:.AH144])=3;1;0))" office:value-type="float" office:value="0" calcext:value-type="float">
            <text:p>0</text:p>
          </table:table-cell>
          <table:table-cell table:style-name="ce54" table:formula="of:=IF([.AH143]=1;IF(OR(SUM([.AG142:.AI144];-1)=2;SUM([.AG142:.AI144];-1)=3);1;0);IF(SUM([.AG142:.AI144])=3;1;0))" office:value-type="float" office:value="0" calcext:value-type="float">
            <text:p>0</text:p>
          </table:table-cell>
          <table:table-cell table:style-name="ce54" table:formula="of:=IF([.AI143]=1;IF(OR(SUM([.AH142:.AJ144];-1)=2;SUM([.AH142:.AJ144];-1)=3);1;0);IF(SUM([.AH142:.AJ144])=3;1;0))" office:value-type="float" office:value="0" calcext:value-type="float">
            <text:p>0</text:p>
          </table:table-cell>
          <table:table-cell table:style-name="ce54" table:formula="of:=IF([.AJ143]=1;IF(OR(SUM([.AI142:.AK144];-1)=2;SUM([.AI142:.AK144];-1)=3);1;0);IF(SUM([.AI142:.AK144])=3;1;0))" office:value-type="float" office:value="0" calcext:value-type="float">
            <text:p>0</text:p>
          </table:table-cell>
          <table:table-cell table:style-name="ce54" table:formula="of:=IF([.AK143]=1;IF(OR(SUM([.AJ142:.AL144];-1)=2;SUM([.AJ142:.AL144];-1)=3);1;0);IF(SUM([.AJ142:.AL144])=3;1;0))" office:value-type="float" office:value="0" calcext:value-type="float">
            <text:p>0</text:p>
          </table:table-cell>
          <table:table-cell table:style-name="ce54" table:formula="of:=IF([.AL143]=1;IF(OR(SUM([.AK142:.AM144];-1)=2;SUM([.AK142:.AM144];-1)=3);1;0);IF(SUM([.AK142:.AM144])=3;1;0))" office:value-type="float" office:value="0" calcext:value-type="float">
            <text:p>0</text:p>
          </table:table-cell>
          <table:table-cell table:style-name="ce54" table:formula="of:=IF([.AM143]=1;IF(OR(SUM([.AL142:.AN144];-1)=2;SUM([.AL142:.AN144];-1)=3);1;0);IF(SUM([.AL142:.AN144])=3;1;0))" office:value-type="float" office:value="0" calcext:value-type="float">
            <text:p>0</text:p>
          </table:table-cell>
          <table:table-cell table:style-name="ce54" table:formula="of:=IF([.AN143]=1;IF(OR(SUM([.AM142:.AO144];-1)=2;SUM([.AM142:.AO144];-1)=3);1;0);IF(SUM([.AM142:.AO144])=3;1;0))" office:value-type="float" office:value="0" calcext:value-type="float">
            <text:p>0</text:p>
          </table:table-cell>
          <table:table-cell table:style-name="ce54" table:formula="of:=IF([.AO143]=1;IF(OR(SUM([.AN142:.AP144];-1)=2;SUM([.AN142:.AP144];-1)=3);1;0);IF(SUM([.AN142:.AP144])=3;1;0))" office:value-type="float" office:value="0" calcext:value-type="float">
            <text:p>0</text:p>
          </table:table-cell>
          <table:table-cell table:style-name="ce54" table:formula="of:=IF([.AP143]=1;IF(OR(SUM([.AO142:.AQ144];-1)=2;SUM([.AO142:.AQ144];-1)=3);1;0);IF(SUM([.AO142:.AQ144])=3;1;0))" office:value-type="float" office:value="0" calcext:value-type="float">
            <text:p>0</text:p>
          </table:table-cell>
          <table:table-cell table:style-name="ce54" table:formula="of:=IF([.AQ143]=1;IF(OR(SUM([.AP142:.AR144];-1)=2;SUM([.AP142:.AR144];-1)=3);1;0);IF(SUM([.AP142:.AR144])=3;1;0))" office:value-type="float" office:value="0" calcext:value-type="float">
            <text:p>0</text:p>
          </table:table-cell>
          <table:table-cell table:style-name="ce54" table:formula="of:=IF([.AR143]=1;IF(OR(SUM([.AQ142:.AS144];-1)=2;SUM([.AQ142:.AS144];-1)=3);1;0);IF(SUM([.AQ142:.AS144])=3;1;0))" office:value-type="float" office:value="0" calcext:value-type="float">
            <text:p>0</text:p>
          </table:table-cell>
          <table:table-cell table:style-name="ce54" table:formula="of:=IF([.AS143]=1;IF(OR(SUM([.AR142:.AT144];-1)=2;SUM([.AR142:.AT144];-1)=3);1;0);IF(SUM([.AR142:.AT144])=3;1;0))" office:value-type="float" office:value="0" calcext:value-type="float">
            <text:p>0</text:p>
          </table:table-cell>
          <table:table-cell table:style-name="ce54" table:formula="of:=IF([.AT143]=1;IF(OR(SUM([.AS142:.AU144];-1)=2;SUM([.AS142:.AU144];-1)=3);1;0);IF(SUM([.AS142:.AU144])=3;1;0))" office:value-type="float" office:value="0" calcext:value-type="float">
            <text:p>0</text:p>
          </table:table-cell>
          <table:table-cell table:style-name="ce54" table:formula="of:=IF([.AU143]=1;IF(OR(SUM([.AT142:.AV144];-1)=2;SUM([.AT142:.AV144];-1)=3);1;0);IF(SUM([.AT142:.AV144])=3;1;0))" office:value-type="float" office:value="0" calcext:value-type="float">
            <text:p>0</text:p>
          </table:table-cell>
          <table:table-cell table:style-name="ce54" table:formula="of:=IF([.AV143]=1;IF(OR(SUM([.AU142:.AW144];-1)=2;SUM([.AU142:.AW144];-1)=3);1;0);IF(SUM([.AU142:.AW144])=3;1;0))" office:value-type="float" office:value="0" calcext:value-type="float">
            <text:p>0</text:p>
          </table:table-cell>
          <table:table-cell table:style-name="ce54" table:formula="of:=IF([.AW143]=1;IF(OR(SUM([.AV142:.AX144];-1)=2;SUM([.AV142:.AX144];-1)=3);1;0);IF(SUM([.AV142:.AX144])=3;1;0))" office:value-type="float" office:value="0" calcext:value-type="float">
            <text:p>0</text:p>
          </table:table-cell>
          <table:table-cell table:style-name="ce54" table:formula="of:=IF([.AX143]=1;IF(OR(SUM([.AW142:.AY144];-1)=2;SUM([.AW142:.AY144];-1)=3);1;0);IF(SUM([.AW142:.AY144])=3;1;0))" office:value-type="float" office:value="0" calcext:value-type="float">
            <text:p>0</text:p>
          </table:table-cell>
          <table:table-cell table:style-name="ce54" table:formula="of:=IF([.AY143]=1;IF(OR(SUM([.AX142:.AZ144];-1)=2;SUM([.AX142:.AZ144];-1)=3);1;0);IF(SUM([.AX142:.AZ144])=3;1;0))" office:value-type="float" office:value="0" calcext:value-type="float">
            <text:p>0</text:p>
          </table:table-cell>
          <table:table-cell table:style-name="ce54" table:formula="of:=IF([.AZ143]=1;IF(OR(SUM([.AY142:.BA144];-1)=2;SUM([.AY142:.BA144];-1)=3);1;0);IF(SUM([.AY142:.BA144])=3;1;0))" office:value-type="float" office:value="0" calcext:value-type="float">
            <text:p>0</text:p>
          </table:table-cell>
          <table:table-cell table:style-name="ce54" table:formula="of:=IF([.BA143]=1;IF(OR(SUM([.AZ142:.BB144];-1)=2;SUM([.AZ142:.BB144];-1)=3);1;0);IF(SUM([.AZ142:.BB144])=3;1;0))" office:value-type="float" office:value="0" calcext:value-type="float">
            <text:p>0</text:p>
          </table:table-cell>
          <table:table-cell table:style-name="ce54" table:formula="of:=IF([.BB143]=1;IF(OR(SUM([.BA142:.BC144];-1)=2;SUM([.BA142:.BC144];-1)=3);1;0);IF(SUM([.BA142:.BC144])=3;1;0))" office:value-type="float" office:value="0" calcext:value-type="float">
            <text:p>0</text:p>
          </table:table-cell>
          <table:table-cell table:style-name="ce54" table:formula="of:=IF([.BC143]=1;IF(OR(SUM([.BB142:.BD144];-1)=2;SUM([.BB142:.BD144];-1)=3);1;0);IF(SUM([.BB142:.BD144])=3;1;0))" office:value-type="float" office:value="0" calcext:value-type="float">
            <text:p>0</text:p>
          </table:table-cell>
          <table:table-cell table:style-name="ce54" table:formula="of:=IF([.BD143]=1;IF(OR(SUM([.BC142:.BE144];-1)=2;SUM([.BC142:.BE144];-1)=3);1;0);IF(SUM([.BC142:.BE144])=3;1;0))" office:value-type="float" office:value="0" calcext:value-type="float">
            <text:p>0</text:p>
          </table:table-cell>
          <table:table-cell table:style-name="ce54" table:formula="of:=IF([.BE143]=1;IF(OR(SUM([.BD142:.BF144];-1)=2;SUM([.BD142:.BF144];-1)=3);1;0);IF(SUM([.BD142:.BF144])=3;1;0))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3" office:value-type="float" office:value="0" calcext:value-type="float">
            <text:p>0</text:p>
          </table:table-cell>
          <table:table-cell table:style-name="ce54" table:formula="of:=IF([.C144]=1;IF(OR(SUM([.B143:.D145];-1)=2;SUM([.B143:.D145];-1)=3);1;0);IF(SUM([.B143:.D145])=3;1;0))" office:value-type="float" office:value="0" calcext:value-type="float">
            <text:p>0</text:p>
          </table:table-cell>
          <table:table-cell table:style-name="ce54" table:formula="of:=IF([.D144]=1;IF(OR(SUM([.C143:.E145];-1)=2;SUM([.C143:.E145];-1)=3);1;0);IF(SUM([.C143:.E145])=3;1;0))" office:value-type="float" office:value="0" calcext:value-type="float">
            <text:p>0</text:p>
          </table:table-cell>
          <table:table-cell table:style-name="ce54" table:formula="of:=IF([.E144]=1;IF(OR(SUM([.D143:.F145];-1)=2;SUM([.D143:.F145];-1)=3);1;0);IF(SUM([.D143:.F145])=3;1;0))" office:value-type="float" office:value="0" calcext:value-type="float">
            <text:p>0</text:p>
          </table:table-cell>
          <table:table-cell table:style-name="ce54" table:formula="of:=IF([.F144]=1;IF(OR(SUM([.E143:.G145];-1)=2;SUM([.E143:.G145];-1)=3);1;0);IF(SUM([.E143:.G145])=3;1;0))" office:value-type="float" office:value="0" calcext:value-type="float">
            <text:p>0</text:p>
          </table:table-cell>
          <table:table-cell table:style-name="ce54" table:formula="of:=IF([.G144]=1;IF(OR(SUM([.F143:.H145];-1)=2;SUM([.F143:.H145];-1)=3);1;0);IF(SUM([.F143:.H145])=3;1;0))" office:value-type="float" office:value="0" calcext:value-type="float">
            <text:p>0</text:p>
          </table:table-cell>
          <table:table-cell table:style-name="ce54" table:formula="of:=IF([.H144]=1;IF(OR(SUM([.G143:.I145];-1)=2;SUM([.G143:.I145];-1)=3);1;0);IF(SUM([.G143:.I145])=3;1;0))" office:value-type="float" office:value="0" calcext:value-type="float">
            <text:p>0</text:p>
          </table:table-cell>
          <table:table-cell table:style-name="ce54" table:formula="of:=IF([.I144]=1;IF(OR(SUM([.H143:.J145];-1)=2;SUM([.H143:.J145];-1)=3);1;0);IF(SUM([.H143:.J145])=3;1;0))" office:value-type="float" office:value="0" calcext:value-type="float">
            <text:p>0</text:p>
          </table:table-cell>
          <table:table-cell table:style-name="ce54" table:formula="of:=IF([.J144]=1;IF(OR(SUM([.I143:.K145];-1)=2;SUM([.I143:.K145];-1)=3);1;0);IF(SUM([.I143:.K145])=3;1;0))" office:value-type="float" office:value="0" calcext:value-type="float">
            <text:p>0</text:p>
          </table:table-cell>
          <table:table-cell table:style-name="ce54" table:formula="of:=IF([.K144]=1;IF(OR(SUM([.J143:.L145];-1)=2;SUM([.J143:.L145];-1)=3);1;0);IF(SUM([.J143:.L145])=3;1;0))" office:value-type="float" office:value="1" calcext:value-type="float">
            <text:p>1</text:p>
          </table:table-cell>
          <table:table-cell table:style-name="ce54" table:formula="of:=IF([.L144]=1;IF(OR(SUM([.K143:.M145];-1)=2;SUM([.K143:.M145];-1)=3);1;0);IF(SUM([.K143:.M145])=3;1;0))" office:value-type="float" office:value="1" calcext:value-type="float">
            <text:p>1</text:p>
          </table:table-cell>
          <table:table-cell table:style-name="ce54" table:formula="of:=IF([.M144]=1;IF(OR(SUM([.L143:.N145];-1)=2;SUM([.L143:.N145];-1)=3);1;0);IF(SUM([.L143:.N145])=3;1;0))" office:value-type="float" office:value="1" calcext:value-type="float">
            <text:p>1</text:p>
          </table:table-cell>
          <table:table-cell table:style-name="ce54" table:formula="of:=IF([.N144]=1;IF(OR(SUM([.M143:.O145];-1)=2;SUM([.M143:.O145];-1)=3);1;0);IF(SUM([.M143:.O145])=3;1;0))" office:value-type="float" office:value="0" calcext:value-type="float">
            <text:p>0</text:p>
          </table:table-cell>
          <table:table-cell table:style-name="ce54" table:formula="of:=IF([.O144]=1;IF(OR(SUM([.N143:.P145];-1)=2;SUM([.N143:.P145];-1)=3);1;0);IF(SUM([.N143:.P145])=3;1;0))" office:value-type="float" office:value="0" calcext:value-type="float">
            <text:p>0</text:p>
          </table:table-cell>
          <table:table-cell table:style-name="ce54" table:formula="of:=IF([.P144]=1;IF(OR(SUM([.O143:.Q145];-1)=2;SUM([.O143:.Q145];-1)=3);1;0);IF(SUM([.O143:.Q145])=3;1;0))" office:value-type="float" office:value="0" calcext:value-type="float">
            <text:p>0</text:p>
          </table:table-cell>
          <table:table-cell table:style-name="ce54" table:formula="of:=IF([.Q144]=1;IF(OR(SUM([.P143:.R145];-1)=2;SUM([.P143:.R145];-1)=3);1;0);IF(SUM([.P143:.R145])=3;1;0))" office:value-type="float" office:value="0" calcext:value-type="float">
            <text:p>0</text:p>
          </table:table-cell>
          <table:table-cell table:style-name="ce54" table:formula="of:=IF([.R144]=1;IF(OR(SUM([.Q143:.S145];-1)=2;SUM([.Q143:.S145];-1)=3);1;0);IF(SUM([.Q143:.S145])=3;1;0))" office:value-type="float" office:value="0" calcext:value-type="float">
            <text:p>0</text:p>
          </table:table-cell>
          <table:table-cell table:style-name="ce54" table:formula="of:=IF([.S144]=1;IF(OR(SUM([.R143:.T145];-1)=2;SUM([.R143:.T145];-1)=3);1;0);IF(SUM([.R143:.T145])=3;1;0))" office:value-type="float" office:value="0" calcext:value-type="float">
            <text:p>0</text:p>
          </table:table-cell>
          <table:table-cell table:style-name="ce54" table:formula="of:=IF([.T144]=1;IF(OR(SUM([.S143:.U145];-1)=2;SUM([.S143:.U145];-1)=3);1;0);IF(SUM([.S143:.U145])=3;1;0))" office:value-type="float" office:value="1" calcext:value-type="float">
            <text:p>1</text:p>
          </table:table-cell>
          <table:table-cell table:style-name="ce54" table:formula="of:=IF([.U144]=1;IF(OR(SUM([.T143:.V145];-1)=2;SUM([.T143:.V145];-1)=3);1;0);IF(SUM([.T143:.V145])=3;1;0))" office:value-type="float" office:value="0" calcext:value-type="float">
            <text:p>0</text:p>
          </table:table-cell>
          <table:table-cell table:style-name="ce54" table:formula="of:=IF([.V144]=1;IF(OR(SUM([.U143:.W145];-1)=2;SUM([.U143:.W145];-1)=3);1;0);IF(SUM([.U143:.W145])=3;1;0))" office:value-type="float" office:value="0" calcext:value-type="float">
            <text:p>0</text:p>
          </table:table-cell>
          <table:table-cell table:style-name="ce54" table:formula="of:=IF([.W144]=1;IF(OR(SUM([.V143:.X145];-1)=2;SUM([.V143:.X145];-1)=3);1;0);IF(SUM([.V143:.X145])=3;1;0))" office:value-type="float" office:value="0" calcext:value-type="float">
            <text:p>0</text:p>
          </table:table-cell>
          <table:table-cell table:style-name="ce54" table:formula="of:=IF([.X144]=1;IF(OR(SUM([.W143:.Y145];-1)=2;SUM([.W143:.Y145];-1)=3);1;0);IF(SUM([.W143:.Y145])=3;1;0))" office:value-type="float" office:value="0" calcext:value-type="float">
            <text:p>0</text:p>
          </table:table-cell>
          <table:table-cell table:style-name="ce54" table:formula="of:=IF([.Y144]=1;IF(OR(SUM([.X143:.Z145];-1)=2;SUM([.X143:.Z145];-1)=3);1;0);IF(SUM([.X143:.Z145])=3;1;0))" office:value-type="float" office:value="0" calcext:value-type="float">
            <text:p>0</text:p>
          </table:table-cell>
          <table:table-cell table:style-name="ce54" table:formula="of:=IF([.Z144]=1;IF(OR(SUM([.Y143:.AA145];-1)=2;SUM([.Y143:.AA145];-1)=3);1;0);IF(SUM([.Y143:.AA145])=3;1;0))" office:value-type="float" office:value="0" calcext:value-type="float">
            <text:p>0</text:p>
          </table:table-cell>
          <table:table-cell table:style-name="ce54" table:formula="of:=IF([.AA144]=1;IF(OR(SUM([.Z143:.AB145];-1)=2;SUM([.Z143:.AB145];-1)=3);1;0);IF(SUM([.Z143:.AB145])=3;1;0))" office:value-type="float" office:value="0" calcext:value-type="float">
            <text:p>0</text:p>
          </table:table-cell>
          <table:table-cell table:style-name="ce54" table:formula="of:=IF([.AB144]=1;IF(OR(SUM([.AA143:.AC145];-1)=2;SUM([.AA143:.AC145];-1)=3);1;0);IF(SUM([.AA143:.AC145])=3;1;0))" office:value-type="float" office:value="1" calcext:value-type="float">
            <text:p>1</text:p>
          </table:table-cell>
          <table:table-cell table:style-name="ce54" table:formula="of:=IF([.AC144]=1;IF(OR(SUM([.AB143:.AD145];-1)=2;SUM([.AB143:.AD145];-1)=3);1;0);IF(SUM([.AB143:.AD145])=3;1;0))" office:value-type="float" office:value="1" calcext:value-type="float">
            <text:p>1</text:p>
          </table:table-cell>
          <table:table-cell table:style-name="ce54" table:formula="of:=IF([.AD144]=1;IF(OR(SUM([.AC143:.AE145];-1)=2;SUM([.AC143:.AE145];-1)=3);1;0);IF(SUM([.AC143:.AE145])=3;1;0))" office:value-type="float" office:value="0" calcext:value-type="float">
            <text:p>0</text:p>
          </table:table-cell>
          <table:table-cell table:style-name="ce54" table:formula="of:=IF([.AE144]=1;IF(OR(SUM([.AD143:.AF145];-1)=2;SUM([.AD143:.AF145];-1)=3);1;0);IF(SUM([.AD143:.AF145])=3;1;0))" office:value-type="float" office:value="1" calcext:value-type="float">
            <text:p>1</text:p>
          </table:table-cell>
          <table:table-cell table:style-name="ce54" table:formula="of:=IF([.AF144]=1;IF(OR(SUM([.AE143:.AG145];-1)=2;SUM([.AE143:.AG145];-1)=3);1;0);IF(SUM([.AE143:.AG145])=3;1;0))" office:value-type="float" office:value="1" calcext:value-type="float">
            <text:p>1</text:p>
          </table:table-cell>
          <table:table-cell table:style-name="ce54" table:formula="of:=IF([.AG144]=1;IF(OR(SUM([.AF143:.AH145];-1)=2;SUM([.AF143:.AH145];-1)=3);1;0);IF(SUM([.AF143:.AH145])=3;1;0))" office:value-type="float" office:value="0" calcext:value-type="float">
            <text:p>0</text:p>
          </table:table-cell>
          <table:table-cell table:style-name="ce54" table:formula="of:=IF([.AH144]=1;IF(OR(SUM([.AG143:.AI145];-1)=2;SUM([.AG143:.AI145];-1)=3);1;0);IF(SUM([.AG143:.AI145])=3;1;0))" office:value-type="float" office:value="0" calcext:value-type="float">
            <text:p>0</text:p>
          </table:table-cell>
          <table:table-cell table:style-name="ce54" table:formula="of:=IF([.AI144]=1;IF(OR(SUM([.AH143:.AJ145];-1)=2;SUM([.AH143:.AJ145];-1)=3);1;0);IF(SUM([.AH143:.AJ145])=3;1;0))" office:value-type="float" office:value="0" calcext:value-type="float">
            <text:p>0</text:p>
          </table:table-cell>
          <table:table-cell table:style-name="ce54" table:formula="of:=IF([.AJ144]=1;IF(OR(SUM([.AI143:.AK145];-1)=2;SUM([.AI143:.AK145];-1)=3);1;0);IF(SUM([.AI143:.AK145])=3;1;0))" office:value-type="float" office:value="0" calcext:value-type="float">
            <text:p>0</text:p>
          </table:table-cell>
          <table:table-cell table:style-name="ce54" table:formula="of:=IF([.AK144]=1;IF(OR(SUM([.AJ143:.AL145];-1)=2;SUM([.AJ143:.AL145];-1)=3);1;0);IF(SUM([.AJ143:.AL145])=3;1;0))" office:value-type="float" office:value="0" calcext:value-type="float">
            <text:p>0</text:p>
          </table:table-cell>
          <table:table-cell table:style-name="ce54" table:formula="of:=IF([.AL144]=1;IF(OR(SUM([.AK143:.AM145];-1)=2;SUM([.AK143:.AM145];-1)=3);1;0);IF(SUM([.AK143:.AM145])=3;1;0))" office:value-type="float" office:value="0" calcext:value-type="float">
            <text:p>0</text:p>
          </table:table-cell>
          <table:table-cell table:style-name="ce54" table:formula="of:=IF([.AM144]=1;IF(OR(SUM([.AL143:.AN145];-1)=2;SUM([.AL143:.AN145];-1)=3);1;0);IF(SUM([.AL143:.AN145])=3;1;0))" office:value-type="float" office:value="0" calcext:value-type="float">
            <text:p>0</text:p>
          </table:table-cell>
          <table:table-cell table:style-name="ce54" table:formula="of:=IF([.AN144]=1;IF(OR(SUM([.AM143:.AO145];-1)=2;SUM([.AM143:.AO145];-1)=3);1;0);IF(SUM([.AM143:.AO145])=3;1;0))" office:value-type="float" office:value="0" calcext:value-type="float">
            <text:p>0</text:p>
          </table:table-cell>
          <table:table-cell table:style-name="ce54" table:formula="of:=IF([.AO144]=1;IF(OR(SUM([.AN143:.AP145];-1)=2;SUM([.AN143:.AP145];-1)=3);1;0);IF(SUM([.AN143:.AP145])=3;1;0))" office:value-type="float" office:value="0" calcext:value-type="float">
            <text:p>0</text:p>
          </table:table-cell>
          <table:table-cell table:style-name="ce54" table:formula="of:=IF([.AP144]=1;IF(OR(SUM([.AO143:.AQ145];-1)=2;SUM([.AO143:.AQ145];-1)=3);1;0);IF(SUM([.AO143:.AQ145])=3;1;0))" office:value-type="float" office:value="0" calcext:value-type="float">
            <text:p>0</text:p>
          </table:table-cell>
          <table:table-cell table:style-name="ce54" table:formula="of:=IF([.AQ144]=1;IF(OR(SUM([.AP143:.AR145];-1)=2;SUM([.AP143:.AR145];-1)=3);1;0);IF(SUM([.AP143:.AR145])=3;1;0))" office:value-type="float" office:value="0" calcext:value-type="float">
            <text:p>0</text:p>
          </table:table-cell>
          <table:table-cell table:style-name="ce54" table:formula="of:=IF([.AR144]=1;IF(OR(SUM([.AQ143:.AS145];-1)=2;SUM([.AQ143:.AS145];-1)=3);1;0);IF(SUM([.AQ143:.AS145])=3;1;0))" office:value-type="float" office:value="0" calcext:value-type="float">
            <text:p>0</text:p>
          </table:table-cell>
          <table:table-cell table:style-name="ce54" table:formula="of:=IF([.AS144]=1;IF(OR(SUM([.AR143:.AT145];-1)=2;SUM([.AR143:.AT145];-1)=3);1;0);IF(SUM([.AR143:.AT145])=3;1;0))" office:value-type="float" office:value="0" calcext:value-type="float">
            <text:p>0</text:p>
          </table:table-cell>
          <table:table-cell table:style-name="ce54" table:formula="of:=IF([.AT144]=1;IF(OR(SUM([.AS143:.AU145];-1)=2;SUM([.AS143:.AU145];-1)=3);1;0);IF(SUM([.AS143:.AU145])=3;1;0))" office:value-type="float" office:value="0" calcext:value-type="float">
            <text:p>0</text:p>
          </table:table-cell>
          <table:table-cell table:style-name="ce54" table:formula="of:=IF([.AU144]=1;IF(OR(SUM([.AT143:.AV145];-1)=2;SUM([.AT143:.AV145];-1)=3);1;0);IF(SUM([.AT143:.AV145])=3;1;0))" office:value-type="float" office:value="0" calcext:value-type="float">
            <text:p>0</text:p>
          </table:table-cell>
          <table:table-cell table:style-name="ce54" table:formula="of:=IF([.AV144]=1;IF(OR(SUM([.AU143:.AW145];-1)=2;SUM([.AU143:.AW145];-1)=3);1;0);IF(SUM([.AU143:.AW145])=3;1;0))" office:value-type="float" office:value="0" calcext:value-type="float">
            <text:p>0</text:p>
          </table:table-cell>
          <table:table-cell table:style-name="ce54" table:formula="of:=IF([.AW144]=1;IF(OR(SUM([.AV143:.AX145];-1)=2;SUM([.AV143:.AX145];-1)=3);1;0);IF(SUM([.AV143:.AX145])=3;1;0))" office:value-type="float" office:value="0" calcext:value-type="float">
            <text:p>0</text:p>
          </table:table-cell>
          <table:table-cell table:style-name="ce54" table:formula="of:=IF([.AX144]=1;IF(OR(SUM([.AW143:.AY145];-1)=2;SUM([.AW143:.AY145];-1)=3);1;0);IF(SUM([.AW143:.AY145])=3;1;0))" office:value-type="float" office:value="0" calcext:value-type="float">
            <text:p>0</text:p>
          </table:table-cell>
          <table:table-cell table:style-name="ce54" table:formula="of:=IF([.AY144]=1;IF(OR(SUM([.AX143:.AZ145];-1)=2;SUM([.AX143:.AZ145];-1)=3);1;0);IF(SUM([.AX143:.AZ145])=3;1;0))" office:value-type="float" office:value="0" calcext:value-type="float">
            <text:p>0</text:p>
          </table:table-cell>
          <table:table-cell table:style-name="ce54" table:formula="of:=IF([.AZ144]=1;IF(OR(SUM([.AY143:.BA145];-1)=2;SUM([.AY143:.BA145];-1)=3);1;0);IF(SUM([.AY143:.BA145])=3;1;0))" office:value-type="float" office:value="0" calcext:value-type="float">
            <text:p>0</text:p>
          </table:table-cell>
          <table:table-cell table:style-name="ce54" table:formula="of:=IF([.BA144]=1;IF(OR(SUM([.AZ143:.BB145];-1)=2;SUM([.AZ143:.BB145];-1)=3);1;0);IF(SUM([.AZ143:.BB145])=3;1;0))" office:value-type="float" office:value="0" calcext:value-type="float">
            <text:p>0</text:p>
          </table:table-cell>
          <table:table-cell table:style-name="ce54" table:formula="of:=IF([.BB144]=1;IF(OR(SUM([.BA143:.BC145];-1)=2;SUM([.BA143:.BC145];-1)=3);1;0);IF(SUM([.BA143:.BC145])=3;1;0))" office:value-type="float" office:value="0" calcext:value-type="float">
            <text:p>0</text:p>
          </table:table-cell>
          <table:table-cell table:style-name="ce54" table:formula="of:=IF([.BC144]=1;IF(OR(SUM([.BB143:.BD145];-1)=2;SUM([.BB143:.BD145];-1)=3);1;0);IF(SUM([.BB143:.BD145])=3;1;0))" office:value-type="float" office:value="0" calcext:value-type="float">
            <text:p>0</text:p>
          </table:table-cell>
          <table:table-cell table:style-name="ce54" table:formula="of:=IF([.BD144]=1;IF(OR(SUM([.BC143:.BE145];-1)=2;SUM([.BC143:.BE145];-1)=3);1;0);IF(SUM([.BC143:.BE145])=3;1;0))" office:value-type="float" office:value="0" calcext:value-type="float">
            <text:p>0</text:p>
          </table:table-cell>
          <table:table-cell table:style-name="ce54" table:formula="of:=IF([.BE144]=1;IF(OR(SUM([.BD143:.BF145];-1)=2;SUM([.BD143:.BF145];-1)=3);1;0);IF(SUM([.BD143:.BF145])=3;1;0))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4" office:value-type="float" office:value="0" calcext:value-type="float">
            <text:p>0</text:p>
          </table:table-cell>
          <table:table-cell table:style-name="ce54" table:formula="of:=IF([.C145]=1;IF(OR(SUM([.B144:.D146];-1)=2;SUM([.B144:.D146];-1)=3);1;0);IF(SUM([.B144:.D146])=3;1;0))" office:value-type="float" office:value="0" calcext:value-type="float">
            <text:p>0</text:p>
          </table:table-cell>
          <table:table-cell table:style-name="ce54" table:formula="of:=IF([.D145]=1;IF(OR(SUM([.C144:.E146];-1)=2;SUM([.C144:.E146];-1)=3);1;0);IF(SUM([.C144:.E146])=3;1;0))" office:value-type="float" office:value="0" calcext:value-type="float">
            <text:p>0</text:p>
          </table:table-cell>
          <table:table-cell table:style-name="ce54" table:formula="of:=IF([.E145]=1;IF(OR(SUM([.D144:.F146];-1)=2;SUM([.D144:.F146];-1)=3);1;0);IF(SUM([.D144:.F146])=3;1;0))" office:value-type="float" office:value="0" calcext:value-type="float">
            <text:p>0</text:p>
          </table:table-cell>
          <table:table-cell table:style-name="ce54" table:formula="of:=IF([.F145]=1;IF(OR(SUM([.E144:.G146];-1)=2;SUM([.E144:.G146];-1)=3);1;0);IF(SUM([.E144:.G146])=3;1;0))" office:value-type="float" office:value="0" calcext:value-type="float">
            <text:p>0</text:p>
          </table:table-cell>
          <table:table-cell table:style-name="ce54" table:formula="of:=IF([.G145]=1;IF(OR(SUM([.F144:.H146];-1)=2;SUM([.F144:.H146];-1)=3);1;0);IF(SUM([.F144:.H146])=3;1;0))" office:value-type="float" office:value="0" calcext:value-type="float">
            <text:p>0</text:p>
          </table:table-cell>
          <table:table-cell table:style-name="ce54" table:formula="of:=IF([.H145]=1;IF(OR(SUM([.G144:.I146];-1)=2;SUM([.G144:.I146];-1)=3);1;0);IF(SUM([.G144:.I146])=3;1;0))" office:value-type="float" office:value="0" calcext:value-type="float">
            <text:p>0</text:p>
          </table:table-cell>
          <table:table-cell table:style-name="ce54" table:formula="of:=IF([.I145]=1;IF(OR(SUM([.H144:.J146];-1)=2;SUM([.H144:.J146];-1)=3);1;0);IF(SUM([.H144:.J146])=3;1;0))" office:value-type="float" office:value="0" calcext:value-type="float">
            <text:p>0</text:p>
          </table:table-cell>
          <table:table-cell table:style-name="ce54" table:formula="of:=IF([.J145]=1;IF(OR(SUM([.I144:.K146];-1)=2;SUM([.I144:.K146];-1)=3);1;0);IF(SUM([.I144:.K146])=3;1;0))" office:value-type="float" office:value="0" calcext:value-type="float">
            <text:p>0</text:p>
          </table:table-cell>
          <table:table-cell table:style-name="ce54" table:formula="of:=IF([.K145]=1;IF(OR(SUM([.J144:.L146];-1)=2;SUM([.J144:.L146];-1)=3);1;0);IF(SUM([.J144:.L146])=3;1;0))" office:value-type="float" office:value="0" calcext:value-type="float">
            <text:p>0</text:p>
          </table:table-cell>
          <table:table-cell table:style-name="ce54" table:formula="of:=IF([.L145]=1;IF(OR(SUM([.K144:.M146];-1)=2;SUM([.K144:.M146];-1)=3);1;0);IF(SUM([.K144:.M146])=3;1;0))" office:value-type="float" office:value="0" calcext:value-type="float">
            <text:p>0</text:p>
          </table:table-cell>
          <table:table-cell table:style-name="ce54" table:formula="of:=IF([.M145]=1;IF(OR(SUM([.L144:.N146];-1)=2;SUM([.L144:.N146];-1)=3);1;0);IF(SUM([.L144:.N146])=3;1;0))" office:value-type="float" office:value="0" calcext:value-type="float">
            <text:p>0</text:p>
          </table:table-cell>
          <table:table-cell table:style-name="ce54" table:formula="of:=IF([.N145]=1;IF(OR(SUM([.M144:.O146];-1)=2;SUM([.M144:.O146];-1)=3);1;0);IF(SUM([.M144:.O146])=3;1;0))" office:value-type="float" office:value="0" calcext:value-type="float">
            <text:p>0</text:p>
          </table:table-cell>
          <table:table-cell table:style-name="ce54" table:formula="of:=IF([.O145]=1;IF(OR(SUM([.N144:.P146];-1)=2;SUM([.N144:.P146];-1)=3);1;0);IF(SUM([.N144:.P146])=3;1;0))" office:value-type="float" office:value="0" calcext:value-type="float">
            <text:p>0</text:p>
          </table:table-cell>
          <table:table-cell table:style-name="ce54" table:formula="of:=IF([.P145]=1;IF(OR(SUM([.O144:.Q146];-1)=2;SUM([.O144:.Q146];-1)=3);1;0);IF(SUM([.O144:.Q146])=3;1;0))" office:value-type="float" office:value="0" calcext:value-type="float">
            <text:p>0</text:p>
          </table:table-cell>
          <table:table-cell table:style-name="ce54" table:formula="of:=IF([.Q145]=1;IF(OR(SUM([.P144:.R146];-1)=2;SUM([.P144:.R146];-1)=3);1;0);IF(SUM([.P144:.R146])=3;1;0))" office:value-type="float" office:value="1" calcext:value-type="float">
            <text:p>1</text:p>
          </table:table-cell>
          <table:table-cell table:style-name="ce54" table:formula="of:=IF([.R145]=1;IF(OR(SUM([.Q144:.S146];-1)=2;SUM([.Q144:.S146];-1)=3);1;0);IF(SUM([.Q144:.S146])=3;1;0))" office:value-type="float" office:value="0" calcext:value-type="float">
            <text:p>0</text:p>
          </table:table-cell>
          <table:table-cell table:style-name="ce54" table:formula="of:=IF([.S145]=1;IF(OR(SUM([.R144:.T146];-1)=2;SUM([.R144:.T146];-1)=3);1;0);IF(SUM([.R144:.T146])=3;1;0))" office:value-type="float" office:value="0" calcext:value-type="float">
            <text:p>0</text:p>
          </table:table-cell>
          <table:table-cell table:style-name="ce54" table:formula="of:=IF([.T145]=1;IF(OR(SUM([.S144:.U146];-1)=2;SUM([.S144:.U146];-1)=3);1;0);IF(SUM([.S144:.U146])=3;1;0))" office:value-type="float" office:value="0" calcext:value-type="float">
            <text:p>0</text:p>
          </table:table-cell>
          <table:table-cell table:style-name="ce54" table:formula="of:=IF([.U145]=1;IF(OR(SUM([.T144:.V146];-1)=2;SUM([.T144:.V146];-1)=3);1;0);IF(SUM([.T144:.V146])=3;1;0))" office:value-type="float" office:value="0" calcext:value-type="float">
            <text:p>0</text:p>
          </table:table-cell>
          <table:table-cell table:style-name="ce54" table:formula="of:=IF([.V145]=1;IF(OR(SUM([.U144:.W146];-1)=2;SUM([.U144:.W146];-1)=3);1;0);IF(SUM([.U144:.W146])=3;1;0))" office:value-type="float" office:value="0" calcext:value-type="float">
            <text:p>0</text:p>
          </table:table-cell>
          <table:table-cell table:style-name="ce54" table:formula="of:=IF([.W145]=1;IF(OR(SUM([.V144:.X146];-1)=2;SUM([.V144:.X146];-1)=3);1;0);IF(SUM([.V144:.X146])=3;1;0))" office:value-type="float" office:value="0" calcext:value-type="float">
            <text:p>0</text:p>
          </table:table-cell>
          <table:table-cell table:style-name="ce54" table:formula="of:=IF([.X145]=1;IF(OR(SUM([.W144:.Y146];-1)=2;SUM([.W144:.Y146];-1)=3);1;0);IF(SUM([.W144:.Y146])=3;1;0))" office:value-type="float" office:value="0" calcext:value-type="float">
            <text:p>0</text:p>
          </table:table-cell>
          <table:table-cell table:style-name="ce54" table:formula="of:=IF([.Y145]=1;IF(OR(SUM([.X144:.Z146];-1)=2;SUM([.X144:.Z146];-1)=3);1;0);IF(SUM([.X144:.Z146])=3;1;0))" office:value-type="float" office:value="0" calcext:value-type="float">
            <text:p>0</text:p>
          </table:table-cell>
          <table:table-cell table:style-name="ce54" table:formula="of:=IF([.Z145]=1;IF(OR(SUM([.Y144:.AA146];-1)=2;SUM([.Y144:.AA146];-1)=3);1;0);IF(SUM([.Y144:.AA146])=3;1;0))" office:value-type="float" office:value="0" calcext:value-type="float">
            <text:p>0</text:p>
          </table:table-cell>
          <table:table-cell table:style-name="ce54" table:formula="of:=IF([.AA145]=1;IF(OR(SUM([.Z144:.AB146];-1)=2;SUM([.Z144:.AB146];-1)=3);1;0);IF(SUM([.Z144:.AB146])=3;1;0))" office:value-type="float" office:value="0" calcext:value-type="float">
            <text:p>0</text:p>
          </table:table-cell>
          <table:table-cell table:style-name="ce54" table:formula="of:=IF([.AB145]=1;IF(OR(SUM([.AA144:.AC146];-1)=2;SUM([.AA144:.AC146];-1)=3);1;0);IF(SUM([.AA144:.AC146])=3;1;0))" office:value-type="float" office:value="0" calcext:value-type="float">
            <text:p>0</text:p>
          </table:table-cell>
          <table:table-cell table:style-name="ce54" table:formula="of:=IF([.AC145]=1;IF(OR(SUM([.AB144:.AD146];-1)=2;SUM([.AB144:.AD146];-1)=3);1;0);IF(SUM([.AB144:.AD146])=3;1;0))" office:value-type="float" office:value="0" calcext:value-type="float">
            <text:p>0</text:p>
          </table:table-cell>
          <table:table-cell table:style-name="ce54" table:formula="of:=IF([.AD145]=1;IF(OR(SUM([.AC144:.AE146];-1)=2;SUM([.AC144:.AE146];-1)=3);1;0);IF(SUM([.AC144:.AE146])=3;1;0))" office:value-type="float" office:value="1" calcext:value-type="float">
            <text:p>1</text:p>
          </table:table-cell>
          <table:table-cell table:style-name="ce54" table:formula="of:=IF([.AE145]=1;IF(OR(SUM([.AD144:.AF146];-1)=2;SUM([.AD144:.AF146];-1)=3);1;0);IF(SUM([.AD144:.AF146])=3;1;0))" office:value-type="float" office:value="1" calcext:value-type="float">
            <text:p>1</text:p>
          </table:table-cell>
          <table:table-cell table:style-name="ce54" table:formula="of:=IF([.AF145]=1;IF(OR(SUM([.AE144:.AG146];-1)=2;SUM([.AE144:.AG146];-1)=3);1;0);IF(SUM([.AE144:.AG146])=3;1;0))" office:value-type="float" office:value="0" calcext:value-type="float">
            <text:p>0</text:p>
          </table:table-cell>
          <table:table-cell table:style-name="ce54" table:formula="of:=IF([.AG145]=1;IF(OR(SUM([.AF144:.AH146];-1)=2;SUM([.AF144:.AH146];-1)=3);1;0);IF(SUM([.AF144:.AH146])=3;1;0))" office:value-type="float" office:value="0" calcext:value-type="float">
            <text:p>0</text:p>
          </table:table-cell>
          <table:table-cell table:style-name="ce54" table:formula="of:=IF([.AH145]=1;IF(OR(SUM([.AG144:.AI146];-1)=2;SUM([.AG144:.AI146];-1)=3);1;0);IF(SUM([.AG144:.AI146])=3;1;0))" office:value-type="float" office:value="0" calcext:value-type="float">
            <text:p>0</text:p>
          </table:table-cell>
          <table:table-cell table:style-name="ce54" table:formula="of:=IF([.AI145]=1;IF(OR(SUM([.AH144:.AJ146];-1)=2;SUM([.AH144:.AJ146];-1)=3);1;0);IF(SUM([.AH144:.AJ146])=3;1;0))" office:value-type="float" office:value="0" calcext:value-type="float">
            <text:p>0</text:p>
          </table:table-cell>
          <table:table-cell table:style-name="ce54" table:formula="of:=IF([.AJ145]=1;IF(OR(SUM([.AI144:.AK146];-1)=2;SUM([.AI144:.AK146];-1)=3);1;0);IF(SUM([.AI144:.AK146])=3;1;0))" office:value-type="float" office:value="0" calcext:value-type="float">
            <text:p>0</text:p>
          </table:table-cell>
          <table:table-cell table:style-name="ce54" table:formula="of:=IF([.AK145]=1;IF(OR(SUM([.AJ144:.AL146];-1)=2;SUM([.AJ144:.AL146];-1)=3);1;0);IF(SUM([.AJ144:.AL146])=3;1;0))" office:value-type="float" office:value="0" calcext:value-type="float">
            <text:p>0</text:p>
          </table:table-cell>
          <table:table-cell table:style-name="ce54" table:formula="of:=IF([.AL145]=1;IF(OR(SUM([.AK144:.AM146];-1)=2;SUM([.AK144:.AM146];-1)=3);1;0);IF(SUM([.AK144:.AM146])=3;1;0))" office:value-type="float" office:value="0" calcext:value-type="float">
            <text:p>0</text:p>
          </table:table-cell>
          <table:table-cell table:style-name="ce54" table:formula="of:=IF([.AM145]=1;IF(OR(SUM([.AL144:.AN146];-1)=2;SUM([.AL144:.AN146];-1)=3);1;0);IF(SUM([.AL144:.AN146])=3;1;0))" office:value-type="float" office:value="0" calcext:value-type="float">
            <text:p>0</text:p>
          </table:table-cell>
          <table:table-cell table:style-name="ce54" table:formula="of:=IF([.AN145]=1;IF(OR(SUM([.AM144:.AO146];-1)=2;SUM([.AM144:.AO146];-1)=3);1;0);IF(SUM([.AM144:.AO146])=3;1;0))" office:value-type="float" office:value="0" calcext:value-type="float">
            <text:p>0</text:p>
          </table:table-cell>
          <table:table-cell table:style-name="ce54" table:formula="of:=IF([.AO145]=1;IF(OR(SUM([.AN144:.AP146];-1)=2;SUM([.AN144:.AP146];-1)=3);1;0);IF(SUM([.AN144:.AP146])=3;1;0))" office:value-type="float" office:value="0" calcext:value-type="float">
            <text:p>0</text:p>
          </table:table-cell>
          <table:table-cell table:style-name="ce54" table:formula="of:=IF([.AP145]=1;IF(OR(SUM([.AO144:.AQ146];-1)=2;SUM([.AO144:.AQ146];-1)=3);1;0);IF(SUM([.AO144:.AQ146])=3;1;0))" office:value-type="float" office:value="0" calcext:value-type="float">
            <text:p>0</text:p>
          </table:table-cell>
          <table:table-cell table:style-name="ce54" table:formula="of:=IF([.AQ145]=1;IF(OR(SUM([.AP144:.AR146];-1)=2;SUM([.AP144:.AR146];-1)=3);1;0);IF(SUM([.AP144:.AR146])=3;1;0))" office:value-type="float" office:value="0" calcext:value-type="float">
            <text:p>0</text:p>
          </table:table-cell>
          <table:table-cell table:style-name="ce54" table:formula="of:=IF([.AR145]=1;IF(OR(SUM([.AQ144:.AS146];-1)=2;SUM([.AQ144:.AS146];-1)=3);1;0);IF(SUM([.AQ144:.AS146])=3;1;0))" office:value-type="float" office:value="0" calcext:value-type="float">
            <text:p>0</text:p>
          </table:table-cell>
          <table:table-cell table:style-name="ce54" table:formula="of:=IF([.AS145]=1;IF(OR(SUM([.AR144:.AT146];-1)=2;SUM([.AR144:.AT146];-1)=3);1;0);IF(SUM([.AR144:.AT146])=3;1;0))" office:value-type="float" office:value="0" calcext:value-type="float">
            <text:p>0</text:p>
          </table:table-cell>
          <table:table-cell table:style-name="ce54" table:formula="of:=IF([.AT145]=1;IF(OR(SUM([.AS144:.AU146];-1)=2;SUM([.AS144:.AU146];-1)=3);1;0);IF(SUM([.AS144:.AU146])=3;1;0))" office:value-type="float" office:value="0" calcext:value-type="float">
            <text:p>0</text:p>
          </table:table-cell>
          <table:table-cell table:style-name="ce54" table:formula="of:=IF([.AU145]=1;IF(OR(SUM([.AT144:.AV146];-1)=2;SUM([.AT144:.AV146];-1)=3);1;0);IF(SUM([.AT144:.AV146])=3;1;0))" office:value-type="float" office:value="0" calcext:value-type="float">
            <text:p>0</text:p>
          </table:table-cell>
          <table:table-cell table:style-name="ce54" table:formula="of:=IF([.AV145]=1;IF(OR(SUM([.AU144:.AW146];-1)=2;SUM([.AU144:.AW146];-1)=3);1;0);IF(SUM([.AU144:.AW146])=3;1;0))" office:value-type="float" office:value="0" calcext:value-type="float">
            <text:p>0</text:p>
          </table:table-cell>
          <table:table-cell table:style-name="ce54" table:formula="of:=IF([.AW145]=1;IF(OR(SUM([.AV144:.AX146];-1)=2;SUM([.AV144:.AX146];-1)=3);1;0);IF(SUM([.AV144:.AX146])=3;1;0))" office:value-type="float" office:value="0" calcext:value-type="float">
            <text:p>0</text:p>
          </table:table-cell>
          <table:table-cell table:style-name="ce54" table:formula="of:=IF([.AX145]=1;IF(OR(SUM([.AW144:.AY146];-1)=2;SUM([.AW144:.AY146];-1)=3);1;0);IF(SUM([.AW144:.AY146])=3;1;0))" office:value-type="float" office:value="0" calcext:value-type="float">
            <text:p>0</text:p>
          </table:table-cell>
          <table:table-cell table:style-name="ce54" table:formula="of:=IF([.AY145]=1;IF(OR(SUM([.AX144:.AZ146];-1)=2;SUM([.AX144:.AZ146];-1)=3);1;0);IF(SUM([.AX144:.AZ146])=3;1;0))" office:value-type="float" office:value="0" calcext:value-type="float">
            <text:p>0</text:p>
          </table:table-cell>
          <table:table-cell table:style-name="ce54" table:formula="of:=IF([.AZ145]=1;IF(OR(SUM([.AY144:.BA146];-1)=2;SUM([.AY144:.BA146];-1)=3);1;0);IF(SUM([.AY144:.BA146])=3;1;0))" office:value-type="float" office:value="0" calcext:value-type="float">
            <text:p>0</text:p>
          </table:table-cell>
          <table:table-cell table:style-name="ce54" table:formula="of:=IF([.BA145]=1;IF(OR(SUM([.AZ144:.BB146];-1)=2;SUM([.AZ144:.BB146];-1)=3);1;0);IF(SUM([.AZ144:.BB146])=3;1;0))" office:value-type="float" office:value="0" calcext:value-type="float">
            <text:p>0</text:p>
          </table:table-cell>
          <table:table-cell table:style-name="ce54" table:formula="of:=IF([.BB145]=1;IF(OR(SUM([.BA144:.BC146];-1)=2;SUM([.BA144:.BC146];-1)=3);1;0);IF(SUM([.BA144:.BC146])=3;1;0))" office:value-type="float" office:value="0" calcext:value-type="float">
            <text:p>0</text:p>
          </table:table-cell>
          <table:table-cell table:style-name="ce54" table:formula="of:=IF([.BC145]=1;IF(OR(SUM([.BB144:.BD146];-1)=2;SUM([.BB144:.BD146];-1)=3);1;0);IF(SUM([.BB144:.BD146])=3;1;0))" office:value-type="float" office:value="0" calcext:value-type="float">
            <text:p>0</text:p>
          </table:table-cell>
          <table:table-cell table:style-name="ce54" table:formula="of:=IF([.BD145]=1;IF(OR(SUM([.BC144:.BE146];-1)=2;SUM([.BC144:.BE146];-1)=3);1;0);IF(SUM([.BC144:.BE146])=3;1;0))" office:value-type="float" office:value="0" calcext:value-type="float">
            <text:p>0</text:p>
          </table:table-cell>
          <table:table-cell table:style-name="ce54" table:formula="of:=IF([.BE145]=1;IF(OR(SUM([.BD144:.BF146];-1)=2;SUM([.BD144:.BF146];-1)=3);1;0);IF(SUM([.BD144:.BF146])=3;1;0))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5" office:value-type="float" office:value="0" calcext:value-type="float">
            <text:p>0</text:p>
          </table:table-cell>
          <table:table-cell table:style-name="ce54" table:formula="of:=IF([.C146]=1;IF(OR(SUM([.B145:.D147];-1)=2;SUM([.B145:.D147];-1)=3);1;0);IF(SUM([.B145:.D147])=3;1;0))" office:value-type="float" office:value="0" calcext:value-type="float">
            <text:p>0</text:p>
          </table:table-cell>
          <table:table-cell table:style-name="ce54" table:formula="of:=IF([.D146]=1;IF(OR(SUM([.C145:.E147];-1)=2;SUM([.C145:.E147];-1)=3);1;0);IF(SUM([.C145:.E147])=3;1;0))" office:value-type="float" office:value="0" calcext:value-type="float">
            <text:p>0</text:p>
          </table:table-cell>
          <table:table-cell table:style-name="ce54" table:formula="of:=IF([.E146]=1;IF(OR(SUM([.D145:.F147];-1)=2;SUM([.D145:.F147];-1)=3);1;0);IF(SUM([.D145:.F147])=3;1;0))" office:value-type="float" office:value="0" calcext:value-type="float">
            <text:p>0</text:p>
          </table:table-cell>
          <table:table-cell table:style-name="ce54" table:formula="of:=IF([.F146]=1;IF(OR(SUM([.E145:.G147];-1)=2;SUM([.E145:.G147];-1)=3);1;0);IF(SUM([.E145:.G147])=3;1;0))" office:value-type="float" office:value="0" calcext:value-type="float">
            <text:p>0</text:p>
          </table:table-cell>
          <table:table-cell table:style-name="ce54" table:formula="of:=IF([.G146]=1;IF(OR(SUM([.F145:.H147];-1)=2;SUM([.F145:.H147];-1)=3);1;0);IF(SUM([.F145:.H147])=3;1;0))" office:value-type="float" office:value="0" calcext:value-type="float">
            <text:p>0</text:p>
          </table:table-cell>
          <table:table-cell table:style-name="ce54" table:formula="of:=IF([.H146]=1;IF(OR(SUM([.G145:.I147];-1)=2;SUM([.G145:.I147];-1)=3);1;0);IF(SUM([.G145:.I147])=3;1;0))" office:value-type="float" office:value="0" calcext:value-type="float">
            <text:p>0</text:p>
          </table:table-cell>
          <table:table-cell table:style-name="ce54" table:formula="of:=IF([.I146]=1;IF(OR(SUM([.H145:.J147];-1)=2;SUM([.H145:.J147];-1)=3);1;0);IF(SUM([.H145:.J147])=3;1;0))" office:value-type="float" office:value="0" calcext:value-type="float">
            <text:p>0</text:p>
          </table:table-cell>
          <table:table-cell table:style-name="ce54" table:formula="of:=IF([.J146]=1;IF(OR(SUM([.I145:.K147];-1)=2;SUM([.I145:.K147];-1)=3);1;0);IF(SUM([.I145:.K147])=3;1;0))" office:value-type="float" office:value="0" calcext:value-type="float">
            <text:p>0</text:p>
          </table:table-cell>
          <table:table-cell table:style-name="ce54" table:formula="of:=IF([.K146]=1;IF(OR(SUM([.J145:.L147];-1)=2;SUM([.J145:.L147];-1)=3);1;0);IF(SUM([.J145:.L147])=3;1;0))" office:value-type="float" office:value="0" calcext:value-type="float">
            <text:p>0</text:p>
          </table:table-cell>
          <table:table-cell table:style-name="ce54" table:formula="of:=IF([.L146]=1;IF(OR(SUM([.K145:.M147];-1)=2;SUM([.K145:.M147];-1)=3);1;0);IF(SUM([.K145:.M147])=3;1;0))" office:value-type="float" office:value="0" calcext:value-type="float">
            <text:p>0</text:p>
          </table:table-cell>
          <table:table-cell table:style-name="ce54" table:formula="of:=IF([.M146]=1;IF(OR(SUM([.L145:.N147];-1)=2;SUM([.L145:.N147];-1)=3);1;0);IF(SUM([.L145:.N147])=3;1;0))" office:value-type="float" office:value="0" calcext:value-type="float">
            <text:p>0</text:p>
          </table:table-cell>
          <table:table-cell table:style-name="ce54" table:formula="of:=IF([.N146]=1;IF(OR(SUM([.M145:.O147];-1)=2;SUM([.M145:.O147];-1)=3);1;0);IF(SUM([.M145:.O147])=3;1;0))" office:value-type="float" office:value="0" calcext:value-type="float">
            <text:p>0</text:p>
          </table:table-cell>
          <table:table-cell table:style-name="ce54" table:formula="of:=IF([.O146]=1;IF(OR(SUM([.N145:.P147];-1)=2;SUM([.N145:.P147];-1)=3);1;0);IF(SUM([.N145:.P147])=3;1;0))" office:value-type="float" office:value="0" calcext:value-type="float">
            <text:p>0</text:p>
          </table:table-cell>
          <table:table-cell table:style-name="ce54" table:formula="of:=IF([.P146]=1;IF(OR(SUM([.O145:.Q147];-1)=2;SUM([.O145:.Q147];-1)=3);1;0);IF(SUM([.O145:.Q147])=3;1;0))" office:value-type="float" office:value="0" calcext:value-type="float">
            <text:p>0</text:p>
          </table:table-cell>
          <table:table-cell table:style-name="ce54" table:formula="of:=IF([.Q146]=1;IF(OR(SUM([.P145:.R147];-1)=2;SUM([.P145:.R147];-1)=3);1;0);IF(SUM([.P145:.R147])=3;1;0))" office:value-type="float" office:value="1" calcext:value-type="float">
            <text:p>1</text:p>
          </table:table-cell>
          <table:table-cell table:style-name="ce54" table:formula="of:=IF([.R146]=1;IF(OR(SUM([.Q145:.S147];-1)=2;SUM([.Q145:.S147];-1)=3);1;0);IF(SUM([.Q145:.S147])=3;1;0))" office:value-type="float" office:value="1" calcext:value-type="float">
            <text:p>1</text:p>
          </table:table-cell>
          <table:table-cell table:style-name="ce54" table:formula="of:=IF([.S146]=1;IF(OR(SUM([.R145:.T147];-1)=2;SUM([.R145:.T147];-1)=3);1;0);IF(SUM([.R145:.T147])=3;1;0))" office:value-type="float" office:value="0" calcext:value-type="float">
            <text:p>0</text:p>
          </table:table-cell>
          <table:table-cell table:style-name="ce54" table:formula="of:=IF([.T146]=1;IF(OR(SUM([.S145:.U147];-1)=2;SUM([.S145:.U147];-1)=3);1;0);IF(SUM([.S145:.U147])=3;1;0))" office:value-type="float" office:value="0" calcext:value-type="float">
            <text:p>0</text:p>
          </table:table-cell>
          <table:table-cell table:style-name="ce54" table:formula="of:=IF([.U146]=1;IF(OR(SUM([.T145:.V147];-1)=2;SUM([.T145:.V147];-1)=3);1;0);IF(SUM([.T145:.V147])=3;1;0))" office:value-type="float" office:value="0" calcext:value-type="float">
            <text:p>0</text:p>
          </table:table-cell>
          <table:table-cell table:style-name="ce54" table:formula="of:=IF([.V146]=1;IF(OR(SUM([.U145:.W147];-1)=2;SUM([.U145:.W147];-1)=3);1;0);IF(SUM([.U145:.W147])=3;1;0))" office:value-type="float" office:value="0" calcext:value-type="float">
            <text:p>0</text:p>
          </table:table-cell>
          <table:table-cell table:style-name="ce54" table:formula="of:=IF([.W146]=1;IF(OR(SUM([.V145:.X147];-1)=2;SUM([.V145:.X147];-1)=3);1;0);IF(SUM([.V145:.X147])=3;1;0))" office:value-type="float" office:value="0" calcext:value-type="float">
            <text:p>0</text:p>
          </table:table-cell>
          <table:table-cell table:style-name="ce54" table:formula="of:=IF([.X146]=1;IF(OR(SUM([.W145:.Y147];-1)=2;SUM([.W145:.Y147];-1)=3);1;0);IF(SUM([.W145:.Y147])=3;1;0))" office:value-type="float" office:value="0" calcext:value-type="float">
            <text:p>0</text:p>
          </table:table-cell>
          <table:table-cell table:style-name="ce54" table:formula="of:=IF([.Y146]=1;IF(OR(SUM([.X145:.Z147];-1)=2;SUM([.X145:.Z147];-1)=3);1;0);IF(SUM([.X145:.Z147])=3;1;0))" office:value-type="float" office:value="0" calcext:value-type="float">
            <text:p>0</text:p>
          </table:table-cell>
          <table:table-cell table:style-name="ce54" table:formula="of:=IF([.Z146]=1;IF(OR(SUM([.Y145:.AA147];-1)=2;SUM([.Y145:.AA147];-1)=3);1;0);IF(SUM([.Y145:.AA147])=3;1;0))" office:value-type="float" office:value="0" calcext:value-type="float">
            <text:p>0</text:p>
          </table:table-cell>
          <table:table-cell table:style-name="ce54" table:formula="of:=IF([.AA146]=1;IF(OR(SUM([.Z145:.AB147];-1)=2;SUM([.Z145:.AB147];-1)=3);1;0);IF(SUM([.Z145:.AB147])=3;1;0))" office:value-type="float" office:value="0" calcext:value-type="float">
            <text:p>0</text:p>
          </table:table-cell>
          <table:table-cell table:style-name="ce54" table:formula="of:=IF([.AB146]=1;IF(OR(SUM([.AA145:.AC147];-1)=2;SUM([.AA145:.AC147];-1)=3);1;0);IF(SUM([.AA145:.AC147])=3;1;0))" office:value-type="float" office:value="0" calcext:value-type="float">
            <text:p>0</text:p>
          </table:table-cell>
          <table:table-cell table:style-name="ce54" table:formula="of:=IF([.AC146]=1;IF(OR(SUM([.AB145:.AD147];-1)=2;SUM([.AB145:.AD147];-1)=3);1;0);IF(SUM([.AB145:.AD147])=3;1;0))" office:value-type="float" office:value="0" calcext:value-type="float">
            <text:p>0</text:p>
          </table:table-cell>
          <table:table-cell table:style-name="ce54" table:formula="of:=IF([.AD146]=1;IF(OR(SUM([.AC145:.AE147];-1)=2;SUM([.AC145:.AE147];-1)=3);1;0);IF(SUM([.AC145:.AE147])=3;1;0))" office:value-type="float" office:value="0" calcext:value-type="float">
            <text:p>0</text:p>
          </table:table-cell>
          <table:table-cell table:style-name="ce54" table:formula="of:=IF([.AE146]=1;IF(OR(SUM([.AD145:.AF147];-1)=2;SUM([.AD145:.AF147];-1)=3);1;0);IF(SUM([.AD145:.AF147])=3;1;0))" office:value-type="float" office:value="0" calcext:value-type="float">
            <text:p>0</text:p>
          </table:table-cell>
          <table:table-cell table:style-name="ce54" table:formula="of:=IF([.AF146]=1;IF(OR(SUM([.AE145:.AG147];-1)=2;SUM([.AE145:.AG147];-1)=3);1;0);IF(SUM([.AE145:.AG147])=3;1;0))" office:value-type="float" office:value="0" calcext:value-type="float">
            <text:p>0</text:p>
          </table:table-cell>
          <table:table-cell table:style-name="ce54" table:formula="of:=IF([.AG146]=1;IF(OR(SUM([.AF145:.AH147];-1)=2;SUM([.AF145:.AH147];-1)=3);1;0);IF(SUM([.AF145:.AH147])=3;1;0))" office:value-type="float" office:value="0" calcext:value-type="float">
            <text:p>0</text:p>
          </table:table-cell>
          <table:table-cell table:style-name="ce54" table:formula="of:=IF([.AH146]=1;IF(OR(SUM([.AG145:.AI147];-1)=2;SUM([.AG145:.AI147];-1)=3);1;0);IF(SUM([.AG145:.AI147])=3;1;0))" office:value-type="float" office:value="0" calcext:value-type="float">
            <text:p>0</text:p>
          </table:table-cell>
          <table:table-cell table:style-name="ce54" table:formula="of:=IF([.AI146]=1;IF(OR(SUM([.AH145:.AJ147];-1)=2;SUM([.AH145:.AJ147];-1)=3);1;0);IF(SUM([.AH145:.AJ147])=3;1;0))" office:value-type="float" office:value="0" calcext:value-type="float">
            <text:p>0</text:p>
          </table:table-cell>
          <table:table-cell table:style-name="ce54" table:formula="of:=IF([.AJ146]=1;IF(OR(SUM([.AI145:.AK147];-1)=2;SUM([.AI145:.AK147];-1)=3);1;0);IF(SUM([.AI145:.AK147])=3;1;0))" office:value-type="float" office:value="0" calcext:value-type="float">
            <text:p>0</text:p>
          </table:table-cell>
          <table:table-cell table:style-name="ce54" table:formula="of:=IF([.AK146]=1;IF(OR(SUM([.AJ145:.AL147];-1)=2;SUM([.AJ145:.AL147];-1)=3);1;0);IF(SUM([.AJ145:.AL147])=3;1;0))" office:value-type="float" office:value="0" calcext:value-type="float">
            <text:p>0</text:p>
          </table:table-cell>
          <table:table-cell table:style-name="ce54" table:formula="of:=IF([.AL146]=1;IF(OR(SUM([.AK145:.AM147];-1)=2;SUM([.AK145:.AM147];-1)=3);1;0);IF(SUM([.AK145:.AM147])=3;1;0))" office:value-type="float" office:value="0" calcext:value-type="float">
            <text:p>0</text:p>
          </table:table-cell>
          <table:table-cell table:style-name="ce54" table:formula="of:=IF([.AM146]=1;IF(OR(SUM([.AL145:.AN147];-1)=2;SUM([.AL145:.AN147];-1)=3);1;0);IF(SUM([.AL145:.AN147])=3;1;0))" office:value-type="float" office:value="0" calcext:value-type="float">
            <text:p>0</text:p>
          </table:table-cell>
          <table:table-cell table:style-name="ce54" table:formula="of:=IF([.AN146]=1;IF(OR(SUM([.AM145:.AO147];-1)=2;SUM([.AM145:.AO147];-1)=3);1;0);IF(SUM([.AM145:.AO147])=3;1;0))" office:value-type="float" office:value="0" calcext:value-type="float">
            <text:p>0</text:p>
          </table:table-cell>
          <table:table-cell table:style-name="ce54" table:formula="of:=IF([.AO146]=1;IF(OR(SUM([.AN145:.AP147];-1)=2;SUM([.AN145:.AP147];-1)=3);1;0);IF(SUM([.AN145:.AP147])=3;1;0))" office:value-type="float" office:value="0" calcext:value-type="float">
            <text:p>0</text:p>
          </table:table-cell>
          <table:table-cell table:style-name="ce54" table:formula="of:=IF([.AP146]=1;IF(OR(SUM([.AO145:.AQ147];-1)=2;SUM([.AO145:.AQ147];-1)=3);1;0);IF(SUM([.AO145:.AQ147])=3;1;0))" office:value-type="float" office:value="0" calcext:value-type="float">
            <text:p>0</text:p>
          </table:table-cell>
          <table:table-cell table:style-name="ce54" table:formula="of:=IF([.AQ146]=1;IF(OR(SUM([.AP145:.AR147];-1)=2;SUM([.AP145:.AR147];-1)=3);1;0);IF(SUM([.AP145:.AR147])=3;1;0))" office:value-type="float" office:value="0" calcext:value-type="float">
            <text:p>0</text:p>
          </table:table-cell>
          <table:table-cell table:style-name="ce54" table:formula="of:=IF([.AR146]=1;IF(OR(SUM([.AQ145:.AS147];-1)=2;SUM([.AQ145:.AS147];-1)=3);1;0);IF(SUM([.AQ145:.AS147])=3;1;0))" office:value-type="float" office:value="0" calcext:value-type="float">
            <text:p>0</text:p>
          </table:table-cell>
          <table:table-cell table:style-name="ce54" table:formula="of:=IF([.AS146]=1;IF(OR(SUM([.AR145:.AT147];-1)=2;SUM([.AR145:.AT147];-1)=3);1;0);IF(SUM([.AR145:.AT147])=3;1;0))" office:value-type="float" office:value="0" calcext:value-type="float">
            <text:p>0</text:p>
          </table:table-cell>
          <table:table-cell table:style-name="ce54" table:formula="of:=IF([.AT146]=1;IF(OR(SUM([.AS145:.AU147];-1)=2;SUM([.AS145:.AU147];-1)=3);1;0);IF(SUM([.AS145:.AU147])=3;1;0))" office:value-type="float" office:value="0" calcext:value-type="float">
            <text:p>0</text:p>
          </table:table-cell>
          <table:table-cell table:style-name="ce54" table:formula="of:=IF([.AU146]=1;IF(OR(SUM([.AT145:.AV147];-1)=2;SUM([.AT145:.AV147];-1)=3);1;0);IF(SUM([.AT145:.AV147])=3;1;0))" office:value-type="float" office:value="0" calcext:value-type="float">
            <text:p>0</text:p>
          </table:table-cell>
          <table:table-cell table:style-name="ce54" table:formula="of:=IF([.AV146]=1;IF(OR(SUM([.AU145:.AW147];-1)=2;SUM([.AU145:.AW147];-1)=3);1;0);IF(SUM([.AU145:.AW147])=3;1;0))" office:value-type="float" office:value="0" calcext:value-type="float">
            <text:p>0</text:p>
          </table:table-cell>
          <table:table-cell table:style-name="ce54" table:formula="of:=IF([.AW146]=1;IF(OR(SUM([.AV145:.AX147];-1)=2;SUM([.AV145:.AX147];-1)=3);1;0);IF(SUM([.AV145:.AX147])=3;1;0))" office:value-type="float" office:value="0" calcext:value-type="float">
            <text:p>0</text:p>
          </table:table-cell>
          <table:table-cell table:style-name="ce54" table:formula="of:=IF([.AX146]=1;IF(OR(SUM([.AW145:.AY147];-1)=2;SUM([.AW145:.AY147];-1)=3);1;0);IF(SUM([.AW145:.AY147])=3;1;0))" office:value-type="float" office:value="0" calcext:value-type="float">
            <text:p>0</text:p>
          </table:table-cell>
          <table:table-cell table:style-name="ce54" table:formula="of:=IF([.AY146]=1;IF(OR(SUM([.AX145:.AZ147];-1)=2;SUM([.AX145:.AZ147];-1)=3);1;0);IF(SUM([.AX145:.AZ147])=3;1;0))" office:value-type="float" office:value="0" calcext:value-type="float">
            <text:p>0</text:p>
          </table:table-cell>
          <table:table-cell table:style-name="ce54" table:formula="of:=IF([.AZ146]=1;IF(OR(SUM([.AY145:.BA147];-1)=2;SUM([.AY145:.BA147];-1)=3);1;0);IF(SUM([.AY145:.BA147])=3;1;0))" office:value-type="float" office:value="0" calcext:value-type="float">
            <text:p>0</text:p>
          </table:table-cell>
          <table:table-cell table:style-name="ce54" table:formula="of:=IF([.BA146]=1;IF(OR(SUM([.AZ145:.BB147];-1)=2;SUM([.AZ145:.BB147];-1)=3);1;0);IF(SUM([.AZ145:.BB147])=3;1;0))" office:value-type="float" office:value="0" calcext:value-type="float">
            <text:p>0</text:p>
          </table:table-cell>
          <table:table-cell table:style-name="ce54" table:formula="of:=IF([.BB146]=1;IF(OR(SUM([.BA145:.BC147];-1)=2;SUM([.BA145:.BC147];-1)=3);1;0);IF(SUM([.BA145:.BC147])=3;1;0))" office:value-type="float" office:value="0" calcext:value-type="float">
            <text:p>0</text:p>
          </table:table-cell>
          <table:table-cell table:style-name="ce54" table:formula="of:=IF([.BC146]=1;IF(OR(SUM([.BB145:.BD147];-1)=2;SUM([.BB145:.BD147];-1)=3);1;0);IF(SUM([.BB145:.BD147])=3;1;0))" office:value-type="float" office:value="0" calcext:value-type="float">
            <text:p>0</text:p>
          </table:table-cell>
          <table:table-cell table:style-name="ce54" table:formula="of:=IF([.BD146]=1;IF(OR(SUM([.BC145:.BE147];-1)=2;SUM([.BC145:.BE147];-1)=3);1;0);IF(SUM([.BC145:.BE147])=3;1;0))" office:value-type="float" office:value="0" calcext:value-type="float">
            <text:p>0</text:p>
          </table:table-cell>
          <table:table-cell table:style-name="ce54" table:formula="of:=IF([.BE146]=1;IF(OR(SUM([.BD145:.BF147];-1)=2;SUM([.BD145:.BF147];-1)=3);1;0);IF(SUM([.BD145:.BF147])=3;1;0))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5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54" table:style-name="ce94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number-columns-repeated="53" table:style-name="ce105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6" office:value-type="float" office:value="0" calcext:value-type="float">
            <text:p>0</text:p>
          </table:table-cell>
          <table:table-cell table:style-name="ce57" table:formula="of:=IF([.C150]=1;IF(OR(SUM([.B149:.D151];-1)=2;SUM([.B149:.D151];-1)=3);1;0);IF(SUM([.B149:.D151])=3;1;0))" office:value-type="float" office:value="0" calcext:value-type="float">
            <text:p>0</text:p>
          </table:table-cell>
          <table:table-cell table:style-name="ce57" table:formula="of:=IF([.D150]=1;IF(OR(SUM([.C149:.E151];-1)=2;SUM([.C149:.E151];-1)=3);1;0);IF(SUM([.C149:.E151])=3;1;0))" office:value-type="float" office:value="1" calcext:value-type="float">
            <text:p>1</text:p>
          </table:table-cell>
          <table:table-cell table:style-name="ce57" table:formula="of:=IF([.E150]=1;IF(OR(SUM([.D149:.F151];-1)=2;SUM([.D149:.F151];-1)=3);1;0);IF(SUM([.D149:.F151])=3;1;0))" office:value-type="float" office:value="0" calcext:value-type="float">
            <text:p>0</text:p>
          </table:table-cell>
          <table:table-cell table:style-name="ce57" table:formula="of:=IF([.F150]=1;IF(OR(SUM([.E149:.G151];-1)=2;SUM([.E149:.G151];-1)=3);1;0);IF(SUM([.E149:.G151])=3;1;0))" office:value-type="float" office:value="0" calcext:value-type="float">
            <text:p>0</text:p>
          </table:table-cell>
          <table:table-cell table:style-name="ce57" table:formula="of:=IF([.G150]=1;IF(OR(SUM([.F149:.H151];-1)=2;SUM([.F149:.H151];-1)=3);1;0);IF(SUM([.F149:.H151])=3;1;0))" office:value-type="float" office:value="0" calcext:value-type="float">
            <text:p>0</text:p>
          </table:table-cell>
          <table:table-cell table:style-name="ce57" table:formula="of:=IF([.H150]=1;IF(OR(SUM([.G149:.I151];-1)=2;SUM([.G149:.I151];-1)=3);1;0);IF(SUM([.G149:.I151])=3;1;0))" office:value-type="float" office:value="0" calcext:value-type="float">
            <text:p>0</text:p>
          </table:table-cell>
          <table:table-cell table:style-name="ce57" table:formula="of:=IF([.I150]=1;IF(OR(SUM([.H149:.J151];-1)=2;SUM([.H149:.J151];-1)=3);1;0);IF(SUM([.H149:.J151])=3;1;0))" office:value-type="float" office:value="0" calcext:value-type="float">
            <text:p>0</text:p>
          </table:table-cell>
          <table:table-cell table:style-name="ce57" table:formula="of:=IF([.J150]=1;IF(OR(SUM([.I149:.K151];-1)=2;SUM([.I149:.K151];-1)=3);1;0);IF(SUM([.I149:.K151])=3;1;0))" office:value-type="float" office:value="0" calcext:value-type="float">
            <text:p>0</text:p>
          </table:table-cell>
          <table:table-cell table:style-name="ce57" table:formula="of:=IF([.K150]=1;IF(OR(SUM([.J149:.L151];-1)=2;SUM([.J149:.L151];-1)=3);1;0);IF(SUM([.J149:.L151])=3;1;0))" office:value-type="float" office:value="0" calcext:value-type="float">
            <text:p>0</text:p>
          </table:table-cell>
          <table:table-cell table:style-name="ce57" table:formula="of:=IF([.L150]=1;IF(OR(SUM([.K149:.M151];-1)=2;SUM([.K149:.M151];-1)=3);1;0);IF(SUM([.K149:.M151])=3;1;0))" office:value-type="float" office:value="0" calcext:value-type="float">
            <text:p>0</text:p>
          </table:table-cell>
          <table:table-cell table:style-name="ce57" table:formula="of:=IF([.M150]=1;IF(OR(SUM([.L149:.N151];-1)=2;SUM([.L149:.N151];-1)=3);1;0);IF(SUM([.L149:.N151])=3;1;0))" office:value-type="float" office:value="0" calcext:value-type="float">
            <text:p>0</text:p>
          </table:table-cell>
          <table:table-cell table:style-name="ce57" table:formula="of:=IF([.N150]=1;IF(OR(SUM([.M149:.O151];-1)=2;SUM([.M149:.O151];-1)=3);1;0);IF(SUM([.M149:.O151])=3;1;0))" office:value-type="float" office:value="0" calcext:value-type="float">
            <text:p>0</text:p>
          </table:table-cell>
          <table:table-cell table:style-name="ce57" table:formula="of:=IF([.O150]=1;IF(OR(SUM([.N149:.P151];-1)=2;SUM([.N149:.P151];-1)=3);1;0);IF(SUM([.N149:.P151])=3;1;0))" office:value-type="float" office:value="0" calcext:value-type="float">
            <text:p>0</text:p>
          </table:table-cell>
          <table:table-cell table:style-name="ce57" table:formula="of:=IF([.P150]=1;IF(OR(SUM([.O149:.Q151];-1)=2;SUM([.O149:.Q151];-1)=3);1;0);IF(SUM([.O149:.Q151])=3;1;0))" office:value-type="float" office:value="0" calcext:value-type="float">
            <text:p>0</text:p>
          </table:table-cell>
          <table:table-cell table:style-name="ce57" table:formula="of:=IF([.Q150]=1;IF(OR(SUM([.P149:.R151];-1)=2;SUM([.P149:.R151];-1)=3);1;0);IF(SUM([.P149:.R151])=3;1;0))" office:value-type="float" office:value="0" calcext:value-type="float">
            <text:p>0</text:p>
          </table:table-cell>
          <table:table-cell table:style-name="ce57" table:formula="of:=IF([.R150]=1;IF(OR(SUM([.Q149:.S151];-1)=2;SUM([.Q149:.S151];-1)=3);1;0);IF(SUM([.Q149:.S151])=3;1;0))" office:value-type="float" office:value="0" calcext:value-type="float">
            <text:p>0</text:p>
          </table:table-cell>
          <table:table-cell table:style-name="ce57" table:formula="of:=IF([.S150]=1;IF(OR(SUM([.R149:.T151];-1)=2;SUM([.R149:.T151];-1)=3);1;0);IF(SUM([.R149:.T151])=3;1;0))" office:value-type="float" office:value="0" calcext:value-type="float">
            <text:p>0</text:p>
          </table:table-cell>
          <table:table-cell table:style-name="ce57" table:formula="of:=IF([.T150]=1;IF(OR(SUM([.S149:.U151];-1)=2;SUM([.S149:.U151];-1)=3);1;0);IF(SUM([.S149:.U151])=3;1;0))" office:value-type="float" office:value="0" calcext:value-type="float">
            <text:p>0</text:p>
          </table:table-cell>
          <table:table-cell table:style-name="ce57" table:formula="of:=IF([.U150]=1;IF(OR(SUM([.T149:.V151];-1)=2;SUM([.T149:.V151];-1)=3);1;0);IF(SUM([.T149:.V151])=3;1;0))" office:value-type="float" office:value="0" calcext:value-type="float">
            <text:p>0</text:p>
          </table:table-cell>
          <table:table-cell table:style-name="ce57" table:formula="of:=IF([.V150]=1;IF(OR(SUM([.U149:.W151];-1)=2;SUM([.U149:.W151];-1)=3);1;0);IF(SUM([.U149:.W151])=3;1;0))" office:value-type="float" office:value="0" calcext:value-type="float">
            <text:p>0</text:p>
          </table:table-cell>
          <table:table-cell table:style-name="ce57" table:formula="of:=IF([.W150]=1;IF(OR(SUM([.V149:.X151];-1)=2;SUM([.V149:.X151];-1)=3);1;0);IF(SUM([.V149:.X151])=3;1;0))" office:value-type="float" office:value="0" calcext:value-type="float">
            <text:p>0</text:p>
          </table:table-cell>
          <table:table-cell table:style-name="ce57" table:formula="of:=IF([.X150]=1;IF(OR(SUM([.W149:.Y151];-1)=2;SUM([.W149:.Y151];-1)=3);1;0);IF(SUM([.W149:.Y151])=3;1;0))" office:value-type="float" office:value="0" calcext:value-type="float">
            <text:p>0</text:p>
          </table:table-cell>
          <table:table-cell table:style-name="ce57" table:formula="of:=IF([.Y150]=1;IF(OR(SUM([.X149:.Z151];-1)=2;SUM([.X149:.Z151];-1)=3);1;0);IF(SUM([.X149:.Z151])=3;1;0))" office:value-type="float" office:value="0" calcext:value-type="float">
            <text:p>0</text:p>
          </table:table-cell>
          <table:table-cell table:style-name="ce57" table:formula="of:=IF([.Z150]=1;IF(OR(SUM([.Y149:.AA151];-1)=2;SUM([.Y149:.AA151];-1)=3);1;0);IF(SUM([.Y149:.AA151])=3;1;0))" office:value-type="float" office:value="0" calcext:value-type="float">
            <text:p>0</text:p>
          </table:table-cell>
          <table:table-cell table:style-name="ce57" table:formula="of:=IF([.AA150]=1;IF(OR(SUM([.Z149:.AB151];-1)=2;SUM([.Z149:.AB151];-1)=3);1;0);IF(SUM([.Z149:.AB151])=3;1;0))" office:value-type="float" office:value="0" calcext:value-type="float">
            <text:p>0</text:p>
          </table:table-cell>
          <table:table-cell table:style-name="ce57" table:formula="of:=IF([.AB150]=1;IF(OR(SUM([.AA149:.AC151];-1)=2;SUM([.AA149:.AC151];-1)=3);1;0);IF(SUM([.AA149:.AC151])=3;1;0))" office:value-type="float" office:value="0" calcext:value-type="float">
            <text:p>0</text:p>
          </table:table-cell>
          <table:table-cell table:style-name="ce57" table:formula="of:=IF([.AC150]=1;IF(OR(SUM([.AB149:.AD151];-1)=2;SUM([.AB149:.AD151];-1)=3);1;0);IF(SUM([.AB149:.AD151])=3;1;0))" office:value-type="float" office:value="0" calcext:value-type="float">
            <text:p>0</text:p>
          </table:table-cell>
          <table:table-cell table:style-name="ce57" table:formula="of:=IF([.AD150]=1;IF(OR(SUM([.AC149:.AE151];-1)=2;SUM([.AC149:.AE151];-1)=3);1;0);IF(SUM([.AC149:.AE151])=3;1;0))" office:value-type="float" office:value="0" calcext:value-type="float">
            <text:p>0</text:p>
          </table:table-cell>
          <table:table-cell table:style-name="ce57" table:formula="of:=IF([.AE150]=1;IF(OR(SUM([.AD149:.AF151];-1)=2;SUM([.AD149:.AF151];-1)=3);1;0);IF(SUM([.AD149:.AF151])=3;1;0))" office:value-type="float" office:value="0" calcext:value-type="float">
            <text:p>0</text:p>
          </table:table-cell>
          <table:table-cell table:style-name="ce57" table:formula="of:=IF([.AF150]=1;IF(OR(SUM([.AE149:.AG151];-1)=2;SUM([.AE149:.AG151];-1)=3);1;0);IF(SUM([.AE149:.AG151])=3;1;0))" office:value-type="float" office:value="0" calcext:value-type="float">
            <text:p>0</text:p>
          </table:table-cell>
          <table:table-cell table:style-name="ce57" table:formula="of:=IF([.AG150]=1;IF(OR(SUM([.AF149:.AH151];-1)=2;SUM([.AF149:.AH151];-1)=3);1;0);IF(SUM([.AF149:.AH151])=3;1;0))" office:value-type="float" office:value="0" calcext:value-type="float">
            <text:p>0</text:p>
          </table:table-cell>
          <table:table-cell table:style-name="ce57" table:formula="of:=IF([.AH150]=1;IF(OR(SUM([.AG149:.AI151];-1)=2;SUM([.AG149:.AI151];-1)=3);1;0);IF(SUM([.AG149:.AI151])=3;1;0))" office:value-type="float" office:value="0" calcext:value-type="float">
            <text:p>0</text:p>
          </table:table-cell>
          <table:table-cell table:style-name="ce57" table:formula="of:=IF([.AI150]=1;IF(OR(SUM([.AH149:.AJ151];-1)=2;SUM([.AH149:.AJ151];-1)=3);1;0);IF(SUM([.AH149:.AJ151])=3;1;0))" office:value-type="float" office:value="0" calcext:value-type="float">
            <text:p>0</text:p>
          </table:table-cell>
          <table:table-cell table:style-name="ce57" table:formula="of:=IF([.AJ150]=1;IF(OR(SUM([.AI149:.AK151];-1)=2;SUM([.AI149:.AK151];-1)=3);1;0);IF(SUM([.AI149:.AK151])=3;1;0))" office:value-type="float" office:value="0" calcext:value-type="float">
            <text:p>0</text:p>
          </table:table-cell>
          <table:table-cell table:style-name="ce57" table:formula="of:=IF([.AK150]=1;IF(OR(SUM([.AJ149:.AL151];-1)=2;SUM([.AJ149:.AL151];-1)=3);1;0);IF(SUM([.AJ149:.AL151])=3;1;0))" office:value-type="float" office:value="0" calcext:value-type="float">
            <text:p>0</text:p>
          </table:table-cell>
          <table:table-cell table:style-name="ce57" table:formula="of:=IF([.AL150]=1;IF(OR(SUM([.AK149:.AM151];-1)=2;SUM([.AK149:.AM151];-1)=3);1;0);IF(SUM([.AK149:.AM151])=3;1;0))" office:value-type="float" office:value="0" calcext:value-type="float">
            <text:p>0</text:p>
          </table:table-cell>
          <table:table-cell table:style-name="ce57" table:formula="of:=IF([.AM150]=1;IF(OR(SUM([.AL149:.AN151];-1)=2;SUM([.AL149:.AN151];-1)=3);1;0);IF(SUM([.AL149:.AN151])=3;1;0))" office:value-type="float" office:value="0" calcext:value-type="float">
            <text:p>0</text:p>
          </table:table-cell>
          <table:table-cell table:style-name="ce57" table:formula="of:=IF([.AN150]=1;IF(OR(SUM([.AM149:.AO151];-1)=2;SUM([.AM149:.AO151];-1)=3);1;0);IF(SUM([.AM149:.AO151])=3;1;0))" office:value-type="float" office:value="0" calcext:value-type="float">
            <text:p>0</text:p>
          </table:table-cell>
          <table:table-cell table:style-name="ce57" table:formula="of:=IF([.AO150]=1;IF(OR(SUM([.AN149:.AP151];-1)=2;SUM([.AN149:.AP151];-1)=3);1;0);IF(SUM([.AN149:.AP151])=3;1;0))" office:value-type="float" office:value="1" calcext:value-type="float">
            <text:p>1</text:p>
          </table:table-cell>
          <table:table-cell table:style-name="ce57" table:formula="of:=IF([.AP150]=1;IF(OR(SUM([.AO149:.AQ151];-1)=2;SUM([.AO149:.AQ151];-1)=3);1;0);IF(SUM([.AO149:.AQ151])=3;1;0))" office:value-type="float" office:value="1" calcext:value-type="float">
            <text:p>1</text:p>
          </table:table-cell>
          <table:table-cell table:style-name="ce57" table:formula="of:=IF([.AQ150]=1;IF(OR(SUM([.AP149:.AR151];-1)=2;SUM([.AP149:.AR151];-1)=3);1;0);IF(SUM([.AP149:.AR151])=3;1;0))" office:value-type="float" office:value="0" calcext:value-type="float">
            <text:p>0</text:p>
          </table:table-cell>
          <table:table-cell table:style-name="ce57" table:formula="of:=IF([.AR150]=1;IF(OR(SUM([.AQ149:.AS151];-1)=2;SUM([.AQ149:.AS151];-1)=3);1;0);IF(SUM([.AQ149:.AS151])=3;1;0))" office:value-type="float" office:value="0" calcext:value-type="float">
            <text:p>0</text:p>
          </table:table-cell>
          <table:table-cell table:style-name="ce57" table:formula="of:=IF([.AS150]=1;IF(OR(SUM([.AR149:.AT151];-1)=2;SUM([.AR149:.AT151];-1)=3);1;0);IF(SUM([.AR149:.AT151])=3;1;0))" office:value-type="float" office:value="0" calcext:value-type="float">
            <text:p>0</text:p>
          </table:table-cell>
          <table:table-cell table:style-name="ce57" table:formula="of:=IF([.AT150]=1;IF(OR(SUM([.AS149:.AU151];-1)=2;SUM([.AS149:.AU151];-1)=3);1;0);IF(SUM([.AS149:.AU151])=3;1;0))" office:value-type="float" office:value="0" calcext:value-type="float">
            <text:p>0</text:p>
          </table:table-cell>
          <table:table-cell table:style-name="ce57" table:formula="of:=IF([.AU150]=1;IF(OR(SUM([.AT149:.AV151];-1)=2;SUM([.AT149:.AV151];-1)=3);1;0);IF(SUM([.AT149:.AV151])=3;1;0))" office:value-type="float" office:value="0" calcext:value-type="float">
            <text:p>0</text:p>
          </table:table-cell>
          <table:table-cell table:style-name="ce57" table:formula="of:=IF([.AV150]=1;IF(OR(SUM([.AU149:.AW151];-1)=2;SUM([.AU149:.AW151];-1)=3);1;0);IF(SUM([.AU149:.AW151])=3;1;0))" office:value-type="float" office:value="0" calcext:value-type="float">
            <text:p>0</text:p>
          </table:table-cell>
          <table:table-cell table:style-name="ce57" table:formula="of:=IF([.AW150]=1;IF(OR(SUM([.AV149:.AX151];-1)=2;SUM([.AV149:.AX151];-1)=3);1;0);IF(SUM([.AV149:.AX151])=3;1;0))" office:value-type="float" office:value="0" calcext:value-type="float">
            <text:p>0</text:p>
          </table:table-cell>
          <table:table-cell table:style-name="ce57" table:formula="of:=IF([.AX150]=1;IF(OR(SUM([.AW149:.AY151];-1)=2;SUM([.AW149:.AY151];-1)=3);1;0);IF(SUM([.AW149:.AY151])=3;1;0))" office:value-type="float" office:value="0" calcext:value-type="float">
            <text:p>0</text:p>
          </table:table-cell>
          <table:table-cell table:style-name="ce57" table:formula="of:=IF([.AY150]=1;IF(OR(SUM([.AX149:.AZ151];-1)=2;SUM([.AX149:.AZ151];-1)=3);1;0);IF(SUM([.AX149:.AZ151])=3;1;0))" office:value-type="float" office:value="0" calcext:value-type="float">
            <text:p>0</text:p>
          </table:table-cell>
          <table:table-cell table:style-name="ce57" table:formula="of:=IF([.AZ150]=1;IF(OR(SUM([.AY149:.BA151];-1)=2;SUM([.AY149:.BA151];-1)=3);1;0);IF(SUM([.AY149:.BA151])=3;1;0))" office:value-type="float" office:value="0" calcext:value-type="float">
            <text:p>0</text:p>
          </table:table-cell>
          <table:table-cell table:style-name="ce57" table:formula="of:=IF([.BA150]=1;IF(OR(SUM([.AZ149:.BB151];-1)=2;SUM([.AZ149:.BB151];-1)=3);1;0);IF(SUM([.AZ149:.BB151])=3;1;0))" office:value-type="float" office:value="0" calcext:value-type="float">
            <text:p>0</text:p>
          </table:table-cell>
          <table:table-cell table:style-name="ce57" table:formula="of:=IF([.BB150]=1;IF(OR(SUM([.BA149:.BC151];-1)=2;SUM([.BA149:.BC151];-1)=3);1;0);IF(SUM([.BA149:.BC151])=3;1;0))" office:value-type="float" office:value="0" calcext:value-type="float">
            <text:p>0</text:p>
          </table:table-cell>
          <table:table-cell table:style-name="ce57" table:formula="of:=IF([.BC150]=1;IF(OR(SUM([.BB149:.BD151];-1)=2;SUM([.BB149:.BD151];-1)=3);1;0);IF(SUM([.BB149:.BD151])=3;1;0))" office:value-type="float" office:value="0" calcext:value-type="float">
            <text:p>0</text:p>
          </table:table-cell>
          <table:table-cell table:style-name="ce57" table:formula="of:=IF([.BD150]=1;IF(OR(SUM([.BC149:.BE151];-1)=2;SUM([.BC149:.BE151];-1)=3);1;0);IF(SUM([.BC149:.BE151])=3;1;0))" office:value-type="float" office:value="0" calcext:value-type="float">
            <text:p>0</text:p>
          </table:table-cell>
          <table:table-cell table:style-name="ce57" table:formula="of:=IF([.BE150]=1;IF(OR(SUM([.BD149:.BF151];-1)=2;SUM([.BD149:.BF151];-1)=3);1;0);IF(SUM([.BD149:.BF151])=3;1;0))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6" office:value-type="float" office:value="0" calcext:value-type="float">
            <text:p>0</text:p>
          </table:table-cell>
          <table:table-cell table:style-name="ce57" table:formula="of:=IF([.C151]=1;IF(OR(SUM([.B150:.D152];-1)=2;SUM([.B150:.D152];-1)=3);1;0);IF(SUM([.B150:.D152])=3;1;0))" office:value-type="float" office:value="0" calcext:value-type="float">
            <text:p>0</text:p>
          </table:table-cell>
          <table:table-cell table:style-name="ce57" table:formula="of:=IF([.D151]=1;IF(OR(SUM([.C150:.E152];-1)=2;SUM([.C150:.E152];-1)=3);1;0);IF(SUM([.C150:.E152])=3;1;0))" office:value-type="float" office:value="1" calcext:value-type="float">
            <text:p>1</text:p>
          </table:table-cell>
          <table:table-cell table:style-name="ce57" table:formula="of:=IF([.E151]=1;IF(OR(SUM([.D150:.F152];-1)=2;SUM([.D150:.F152];-1)=3);1;0);IF(SUM([.D150:.F152])=3;1;0))" office:value-type="float" office:value="0" calcext:value-type="float">
            <text:p>0</text:p>
          </table:table-cell>
          <table:table-cell table:style-name="ce57" table:formula="of:=IF([.F151]=1;IF(OR(SUM([.E150:.G152];-1)=2;SUM([.E150:.G152];-1)=3);1;0);IF(SUM([.E150:.G152])=3;1;0))" office:value-type="float" office:value="0" calcext:value-type="float">
            <text:p>0</text:p>
          </table:table-cell>
          <table:table-cell table:style-name="ce57" table:formula="of:=IF([.G151]=1;IF(OR(SUM([.F150:.H152];-1)=2;SUM([.F150:.H152];-1)=3);1;0);IF(SUM([.F150:.H152])=3;1;0))" office:value-type="float" office:value="0" calcext:value-type="float">
            <text:p>0</text:p>
          </table:table-cell>
          <table:table-cell table:style-name="ce57" table:formula="of:=IF([.H151]=1;IF(OR(SUM([.G150:.I152];-1)=2;SUM([.G150:.I152];-1)=3);1;0);IF(SUM([.G150:.I152])=3;1;0))" office:value-type="float" office:value="0" calcext:value-type="float">
            <text:p>0</text:p>
          </table:table-cell>
          <table:table-cell table:style-name="ce57" table:formula="of:=IF([.I151]=1;IF(OR(SUM([.H150:.J152];-1)=2;SUM([.H150:.J152];-1)=3);1;0);IF(SUM([.H150:.J152])=3;1;0))" office:value-type="float" office:value="0" calcext:value-type="float">
            <text:p>0</text:p>
          </table:table-cell>
          <table:table-cell table:style-name="ce57" table:formula="of:=IF([.J151]=1;IF(OR(SUM([.I150:.K152];-1)=2;SUM([.I150:.K152];-1)=3);1;0);IF(SUM([.I150:.K152])=3;1;0))" office:value-type="float" office:value="0" calcext:value-type="float">
            <text:p>0</text:p>
          </table:table-cell>
          <table:table-cell table:style-name="ce57" table:formula="of:=IF([.K151]=1;IF(OR(SUM([.J150:.L152];-1)=2;SUM([.J150:.L152];-1)=3);1;0);IF(SUM([.J150:.L152])=3;1;0))" office:value-type="float" office:value="0" calcext:value-type="float">
            <text:p>0</text:p>
          </table:table-cell>
          <table:table-cell table:style-name="ce57" table:formula="of:=IF([.L151]=1;IF(OR(SUM([.K150:.M152];-1)=2;SUM([.K150:.M152];-1)=3);1;0);IF(SUM([.K150:.M152])=3;1;0))" office:value-type="float" office:value="1" calcext:value-type="float">
            <text:p>1</text:p>
          </table:table-cell>
          <table:table-cell table:style-name="ce57" table:formula="of:=IF([.M151]=1;IF(OR(SUM([.L150:.N152];-1)=2;SUM([.L150:.N152];-1)=3);1;0);IF(SUM([.L150:.N152])=3;1;0))" office:value-type="float" office:value="0" calcext:value-type="float">
            <text:p>0</text:p>
          </table:table-cell>
          <table:table-cell table:style-name="ce57" table:formula="of:=IF([.N151]=1;IF(OR(SUM([.M150:.O152];-1)=2;SUM([.M150:.O152];-1)=3);1;0);IF(SUM([.M150:.O152])=3;1;0))" office:value-type="float" office:value="0" calcext:value-type="float">
            <text:p>0</text:p>
          </table:table-cell>
          <table:table-cell table:style-name="ce57" table:formula="of:=IF([.O151]=1;IF(OR(SUM([.N150:.P152];-1)=2;SUM([.N150:.P152];-1)=3);1;0);IF(SUM([.N150:.P152])=3;1;0))" office:value-type="float" office:value="0" calcext:value-type="float">
            <text:p>0</text:p>
          </table:table-cell>
          <table:table-cell table:style-name="ce57" table:formula="of:=IF([.P151]=1;IF(OR(SUM([.O150:.Q152];-1)=2;SUM([.O150:.Q152];-1)=3);1;0);IF(SUM([.O150:.Q152])=3;1;0))" office:value-type="float" office:value="0" calcext:value-type="float">
            <text:p>0</text:p>
          </table:table-cell>
          <table:table-cell table:style-name="ce57" table:formula="of:=IF([.Q151]=1;IF(OR(SUM([.P150:.R152];-1)=2;SUM([.P150:.R152];-1)=3);1;0);IF(SUM([.P150:.R152])=3;1;0))" office:value-type="float" office:value="0" calcext:value-type="float">
            <text:p>0</text:p>
          </table:table-cell>
          <table:table-cell table:style-name="ce57" table:formula="of:=IF([.R151]=1;IF(OR(SUM([.Q150:.S152];-1)=2;SUM([.Q150:.S152];-1)=3);1;0);IF(SUM([.Q150:.S152])=3;1;0))" office:value-type="float" office:value="0" calcext:value-type="float">
            <text:p>0</text:p>
          </table:table-cell>
          <table:table-cell table:style-name="ce57" table:formula="of:=IF([.S151]=1;IF(OR(SUM([.R150:.T152];-1)=2;SUM([.R150:.T152];-1)=3);1;0);IF(SUM([.R150:.T152])=3;1;0))" office:value-type="float" office:value="0" calcext:value-type="float">
            <text:p>0</text:p>
          </table:table-cell>
          <table:table-cell table:style-name="ce57" table:formula="of:=IF([.T151]=1;IF(OR(SUM([.S150:.U152];-1)=2;SUM([.S150:.U152];-1)=3);1;0);IF(SUM([.S150:.U152])=3;1;0))" office:value-type="float" office:value="0" calcext:value-type="float">
            <text:p>0</text:p>
          </table:table-cell>
          <table:table-cell table:style-name="ce57" table:formula="of:=IF([.U151]=1;IF(OR(SUM([.T150:.V152];-1)=2;SUM([.T150:.V152];-1)=3);1;0);IF(SUM([.T150:.V152])=3;1;0))" office:value-type="float" office:value="0" calcext:value-type="float">
            <text:p>0</text:p>
          </table:table-cell>
          <table:table-cell table:style-name="ce57" table:formula="of:=IF([.V151]=1;IF(OR(SUM([.U150:.W152];-1)=2;SUM([.U150:.W152];-1)=3);1;0);IF(SUM([.U150:.W152])=3;1;0))" office:value-type="float" office:value="0" calcext:value-type="float">
            <text:p>0</text:p>
          </table:table-cell>
          <table:table-cell table:style-name="ce57" table:formula="of:=IF([.W151]=1;IF(OR(SUM([.V150:.X152];-1)=2;SUM([.V150:.X152];-1)=3);1;0);IF(SUM([.V150:.X152])=3;1;0))" office:value-type="float" office:value="0" calcext:value-type="float">
            <text:p>0</text:p>
          </table:table-cell>
          <table:table-cell table:style-name="ce57" table:formula="of:=IF([.X151]=1;IF(OR(SUM([.W150:.Y152];-1)=2;SUM([.W150:.Y152];-1)=3);1;0);IF(SUM([.W150:.Y152])=3;1;0))" office:value-type="float" office:value="0" calcext:value-type="float">
            <text:p>0</text:p>
          </table:table-cell>
          <table:table-cell table:style-name="ce57" table:formula="of:=IF([.Y151]=1;IF(OR(SUM([.X150:.Z152];-1)=2;SUM([.X150:.Z152];-1)=3);1;0);IF(SUM([.X150:.Z152])=3;1;0))" office:value-type="float" office:value="0" calcext:value-type="float">
            <text:p>0</text:p>
          </table:table-cell>
          <table:table-cell table:style-name="ce57" table:formula="of:=IF([.Z151]=1;IF(OR(SUM([.Y150:.AA152];-1)=2;SUM([.Y150:.AA152];-1)=3);1;0);IF(SUM([.Y150:.AA152])=3;1;0))" office:value-type="float" office:value="0" calcext:value-type="float">
            <text:p>0</text:p>
          </table:table-cell>
          <table:table-cell table:style-name="ce57" table:formula="of:=IF([.AA151]=1;IF(OR(SUM([.Z150:.AB152];-1)=2;SUM([.Z150:.AB152];-1)=3);1;0);IF(SUM([.Z150:.AB152])=3;1;0))" office:value-type="float" office:value="0" calcext:value-type="float">
            <text:p>0</text:p>
          </table:table-cell>
          <table:table-cell table:style-name="ce57" table:formula="of:=IF([.AB151]=1;IF(OR(SUM([.AA150:.AC152];-1)=2;SUM([.AA150:.AC152];-1)=3);1;0);IF(SUM([.AA150:.AC152])=3;1;0))" office:value-type="float" office:value="0" calcext:value-type="float">
            <text:p>0</text:p>
          </table:table-cell>
          <table:table-cell table:style-name="ce57" table:formula="of:=IF([.AC151]=1;IF(OR(SUM([.AB150:.AD152];-1)=2;SUM([.AB150:.AD152];-1)=3);1;0);IF(SUM([.AB150:.AD152])=3;1;0))" office:value-type="float" office:value="0" calcext:value-type="float">
            <text:p>0</text:p>
          </table:table-cell>
          <table:table-cell table:style-name="ce57" table:formula="of:=IF([.AD151]=1;IF(OR(SUM([.AC150:.AE152];-1)=2;SUM([.AC150:.AE152];-1)=3);1;0);IF(SUM([.AC150:.AE152])=3;1;0))" office:value-type="float" office:value="0" calcext:value-type="float">
            <text:p>0</text:p>
          </table:table-cell>
          <table:table-cell table:style-name="ce57" table:formula="of:=IF([.AE151]=1;IF(OR(SUM([.AD150:.AF152];-1)=2;SUM([.AD150:.AF152];-1)=3);1;0);IF(SUM([.AD150:.AF152])=3;1;0))" office:value-type="float" office:value="0" calcext:value-type="float">
            <text:p>0</text:p>
          </table:table-cell>
          <table:table-cell table:style-name="ce57" table:formula="of:=IF([.AF151]=1;IF(OR(SUM([.AE150:.AG152];-1)=2;SUM([.AE150:.AG152];-1)=3);1;0);IF(SUM([.AE150:.AG152])=3;1;0))" office:value-type="float" office:value="0" calcext:value-type="float">
            <text:p>0</text:p>
          </table:table-cell>
          <table:table-cell table:style-name="ce57" table:formula="of:=IF([.AG151]=1;IF(OR(SUM([.AF150:.AH152];-1)=2;SUM([.AF150:.AH152];-1)=3);1;0);IF(SUM([.AF150:.AH152])=3;1;0))" office:value-type="float" office:value="0" calcext:value-type="float">
            <text:p>0</text:p>
          </table:table-cell>
          <table:table-cell table:style-name="ce57" table:formula="of:=IF([.AH151]=1;IF(OR(SUM([.AG150:.AI152];-1)=2;SUM([.AG150:.AI152];-1)=3);1;0);IF(SUM([.AG150:.AI152])=3;1;0))" office:value-type="float" office:value="0" calcext:value-type="float">
            <text:p>0</text:p>
          </table:table-cell>
          <table:table-cell table:style-name="ce57" table:formula="of:=IF([.AI151]=1;IF(OR(SUM([.AH150:.AJ152];-1)=2;SUM([.AH150:.AJ152];-1)=3);1;0);IF(SUM([.AH150:.AJ152])=3;1;0))" office:value-type="float" office:value="0" calcext:value-type="float">
            <text:p>0</text:p>
          </table:table-cell>
          <table:table-cell table:style-name="ce57" table:formula="of:=IF([.AJ151]=1;IF(OR(SUM([.AI150:.AK152];-1)=2;SUM([.AI150:.AK152];-1)=3);1;0);IF(SUM([.AI150:.AK152])=3;1;0))" office:value-type="float" office:value="0" calcext:value-type="float">
            <text:p>0</text:p>
          </table:table-cell>
          <table:table-cell table:style-name="ce57" table:formula="of:=IF([.AK151]=1;IF(OR(SUM([.AJ150:.AL152];-1)=2;SUM([.AJ150:.AL152];-1)=3);1;0);IF(SUM([.AJ150:.AL152])=3;1;0))" office:value-type="float" office:value="0" calcext:value-type="float">
            <text:p>0</text:p>
          </table:table-cell>
          <table:table-cell table:style-name="ce57" table:formula="of:=IF([.AL151]=1;IF(OR(SUM([.AK150:.AM152];-1)=2;SUM([.AK150:.AM152];-1)=3);1;0);IF(SUM([.AK150:.AM152])=3;1;0))" office:value-type="float" office:value="0" calcext:value-type="float">
            <text:p>0</text:p>
          </table:table-cell>
          <table:table-cell table:style-name="ce57" table:formula="of:=IF([.AM151]=1;IF(OR(SUM([.AL150:.AN152];-1)=2;SUM([.AL150:.AN152];-1)=3);1;0);IF(SUM([.AL150:.AN152])=3;1;0))" office:value-type="float" office:value="0" calcext:value-type="float">
            <text:p>0</text:p>
          </table:table-cell>
          <table:table-cell table:style-name="ce57" table:formula="of:=IF([.AN151]=1;IF(OR(SUM([.AM150:.AO152];-1)=2;SUM([.AM150:.AO152];-1)=3);1;0);IF(SUM([.AM150:.AO152])=3;1;0))" office:value-type="float" office:value="0" calcext:value-type="float">
            <text:p>0</text:p>
          </table:table-cell>
          <table:table-cell table:style-name="ce57" table:formula="of:=IF([.AO151]=1;IF(OR(SUM([.AN150:.AP152];-1)=2;SUM([.AN150:.AP152];-1)=3);1;0);IF(SUM([.AN150:.AP152])=3;1;0))" office:value-type="float" office:value="1" calcext:value-type="float">
            <text:p>1</text:p>
          </table:table-cell>
          <table:table-cell table:style-name="ce57" table:formula="of:=IF([.AP151]=1;IF(OR(SUM([.AO150:.AQ152];-1)=2;SUM([.AO150:.AQ152];-1)=3);1;0);IF(SUM([.AO150:.AQ152])=3;1;0))" office:value-type="float" office:value="0" calcext:value-type="float">
            <text:p>0</text:p>
          </table:table-cell>
          <table:table-cell table:style-name="ce57" table:formula="of:=IF([.AQ151]=1;IF(OR(SUM([.AP150:.AR152];-1)=2;SUM([.AP150:.AR152];-1)=3);1;0);IF(SUM([.AP150:.AR152])=3;1;0))" office:value-type="float" office:value="1" calcext:value-type="float">
            <text:p>1</text:p>
          </table:table-cell>
          <table:table-cell table:style-name="ce57" table:formula="of:=IF([.AR151]=1;IF(OR(SUM([.AQ150:.AS152];-1)=2;SUM([.AQ150:.AS152];-1)=3);1;0);IF(SUM([.AQ150:.AS152])=3;1;0))" office:value-type="float" office:value="0" calcext:value-type="float">
            <text:p>0</text:p>
          </table:table-cell>
          <table:table-cell table:style-name="ce57" table:formula="of:=IF([.AS151]=1;IF(OR(SUM([.AR150:.AT152];-1)=2;SUM([.AR150:.AT152];-1)=3);1;0);IF(SUM([.AR150:.AT152])=3;1;0))" office:value-type="float" office:value="0" calcext:value-type="float">
            <text:p>0</text:p>
          </table:table-cell>
          <table:table-cell table:style-name="ce57" table:formula="of:=IF([.AT151]=1;IF(OR(SUM([.AS150:.AU152];-1)=2;SUM([.AS150:.AU152];-1)=3);1;0);IF(SUM([.AS150:.AU152])=3;1;0))" office:value-type="float" office:value="0" calcext:value-type="float">
            <text:p>0</text:p>
          </table:table-cell>
          <table:table-cell table:style-name="ce57" table:formula="of:=IF([.AU151]=1;IF(OR(SUM([.AT150:.AV152];-1)=2;SUM([.AT150:.AV152];-1)=3);1;0);IF(SUM([.AT150:.AV152])=3;1;0))" office:value-type="float" office:value="0" calcext:value-type="float">
            <text:p>0</text:p>
          </table:table-cell>
          <table:table-cell table:style-name="ce57" table:formula="of:=IF([.AV151]=1;IF(OR(SUM([.AU150:.AW152];-1)=2;SUM([.AU150:.AW152];-1)=3);1;0);IF(SUM([.AU150:.AW152])=3;1;0))" office:value-type="float" office:value="0" calcext:value-type="float">
            <text:p>0</text:p>
          </table:table-cell>
          <table:table-cell table:style-name="ce57" table:formula="of:=IF([.AW151]=1;IF(OR(SUM([.AV150:.AX152];-1)=2;SUM([.AV150:.AX152];-1)=3);1;0);IF(SUM([.AV150:.AX152])=3;1;0))" office:value-type="float" office:value="0" calcext:value-type="float">
            <text:p>0</text:p>
          </table:table-cell>
          <table:table-cell table:style-name="ce57" table:formula="of:=IF([.AX151]=1;IF(OR(SUM([.AW150:.AY152];-1)=2;SUM([.AW150:.AY152];-1)=3);1;0);IF(SUM([.AW150:.AY152])=3;1;0))" office:value-type="float" office:value="0" calcext:value-type="float">
            <text:p>0</text:p>
          </table:table-cell>
          <table:table-cell table:style-name="ce57" table:formula="of:=IF([.AY151]=1;IF(OR(SUM([.AX150:.AZ152];-1)=2;SUM([.AX150:.AZ152];-1)=3);1;0);IF(SUM([.AX150:.AZ152])=3;1;0))" office:value-type="float" office:value="0" calcext:value-type="float">
            <text:p>0</text:p>
          </table:table-cell>
          <table:table-cell table:style-name="ce57" table:formula="of:=IF([.AZ151]=1;IF(OR(SUM([.AY150:.BA152];-1)=2;SUM([.AY150:.BA152];-1)=3);1;0);IF(SUM([.AY150:.BA152])=3;1;0))" office:value-type="float" office:value="0" calcext:value-type="float">
            <text:p>0</text:p>
          </table:table-cell>
          <table:table-cell table:style-name="ce57" table:formula="of:=IF([.BA151]=1;IF(OR(SUM([.AZ150:.BB152];-1)=2;SUM([.AZ150:.BB152];-1)=3);1;0);IF(SUM([.AZ150:.BB152])=3;1;0))" office:value-type="float" office:value="0" calcext:value-type="float">
            <text:p>0</text:p>
          </table:table-cell>
          <table:table-cell table:style-name="ce57" table:formula="of:=IF([.BB151]=1;IF(OR(SUM([.BA150:.BC152];-1)=2;SUM([.BA150:.BC152];-1)=3);1;0);IF(SUM([.BA150:.BC152])=3;1;0))" office:value-type="float" office:value="0" calcext:value-type="float">
            <text:p>0</text:p>
          </table:table-cell>
          <table:table-cell table:style-name="ce57" table:formula="of:=IF([.BC151]=1;IF(OR(SUM([.BB150:.BD152];-1)=2;SUM([.BB150:.BD152];-1)=3);1;0);IF(SUM([.BB150:.BD152])=3;1;0))" office:value-type="float" office:value="0" calcext:value-type="float">
            <text:p>0</text:p>
          </table:table-cell>
          <table:table-cell table:style-name="ce57" table:formula="of:=IF([.BD151]=1;IF(OR(SUM([.BC150:.BE152];-1)=2;SUM([.BC150:.BE152];-1)=3);1;0);IF(SUM([.BC150:.BE152])=3;1;0))" office:value-type="float" office:value="0" calcext:value-type="float">
            <text:p>0</text:p>
          </table:table-cell>
          <table:table-cell table:style-name="ce57" table:formula="of:=IF([.BE151]=1;IF(OR(SUM([.BD150:.BF152];-1)=2;SUM([.BD150:.BF152];-1)=3);1;0);IF(SUM([.BD150:.BF152])=3;1;0))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6" office:value-type="float" office:value="0" calcext:value-type="float">
            <text:p>0</text:p>
          </table:table-cell>
          <table:table-cell table:style-name="ce57" table:formula="of:=IF([.C152]=1;IF(OR(SUM([.B151:.D153];-1)=2;SUM([.B151:.D153];-1)=3);1;0);IF(SUM([.B151:.D153])=3;1;0))" office:value-type="float" office:value="0" calcext:value-type="float">
            <text:p>0</text:p>
          </table:table-cell>
          <table:table-cell table:style-name="ce57" table:formula="of:=IF([.D152]=1;IF(OR(SUM([.C151:.E153];-1)=2;SUM([.C151:.E153];-1)=3);1;0);IF(SUM([.C151:.E153])=3;1;0))" office:value-type="float" office:value="1" calcext:value-type="float">
            <text:p>1</text:p>
          </table:table-cell>
          <table:table-cell table:style-name="ce57" table:formula="of:=IF([.E152]=1;IF(OR(SUM([.D151:.F153];-1)=2;SUM([.D151:.F153];-1)=3);1;0);IF(SUM([.D151:.F153])=3;1;0))" office:value-type="float" office:value="0" calcext:value-type="float">
            <text:p>0</text:p>
          </table:table-cell>
          <table:table-cell table:style-name="ce57" table:formula="of:=IF([.F152]=1;IF(OR(SUM([.E151:.G153];-1)=2;SUM([.E151:.G153];-1)=3);1;0);IF(SUM([.E151:.G153])=3;1;0))" office:value-type="float" office:value="0" calcext:value-type="float">
            <text:p>0</text:p>
          </table:table-cell>
          <table:table-cell table:style-name="ce57" table:formula="of:=IF([.G152]=1;IF(OR(SUM([.F151:.H153];-1)=2;SUM([.F151:.H153];-1)=3);1;0);IF(SUM([.F151:.H153])=3;1;0))" office:value-type="float" office:value="0" calcext:value-type="float">
            <text:p>0</text:p>
          </table:table-cell>
          <table:table-cell table:style-name="ce57" table:formula="of:=IF([.H152]=1;IF(OR(SUM([.G151:.I153];-1)=2;SUM([.G151:.I153];-1)=3);1;0);IF(SUM([.G151:.I153])=3;1;0))" office:value-type="float" office:value="0" calcext:value-type="float">
            <text:p>0</text:p>
          </table:table-cell>
          <table:table-cell table:style-name="ce57" table:formula="of:=IF([.I152]=1;IF(OR(SUM([.H151:.J153];-1)=2;SUM([.H151:.J153];-1)=3);1;0);IF(SUM([.H151:.J153])=3;1;0))" office:value-type="float" office:value="0" calcext:value-type="float">
            <text:p>0</text:p>
          </table:table-cell>
          <table:table-cell table:style-name="ce57" table:formula="of:=IF([.J152]=1;IF(OR(SUM([.I151:.K153];-1)=2;SUM([.I151:.K153];-1)=3);1;0);IF(SUM([.I151:.K153])=3;1;0))" office:value-type="float" office:value="0" calcext:value-type="float">
            <text:p>0</text:p>
          </table:table-cell>
          <table:table-cell table:style-name="ce57" table:formula="of:=IF([.K152]=1;IF(OR(SUM([.J151:.L153];-1)=2;SUM([.J151:.L153];-1)=3);1;0);IF(SUM([.J151:.L153])=3;1;0))" office:value-type="float" office:value="0" calcext:value-type="float">
            <text:p>0</text:p>
          </table:table-cell>
          <table:table-cell table:style-name="ce57" table:formula="of:=IF([.L152]=1;IF(OR(SUM([.K151:.M153];-1)=2;SUM([.K151:.M153];-1)=3);1;0);IF(SUM([.K151:.M153])=3;1;0))" office:value-type="float" office:value="1" calcext:value-type="float">
            <text:p>1</text:p>
          </table:table-cell>
          <table:table-cell table:style-name="ce57" table:formula="of:=IF([.M152]=1;IF(OR(SUM([.L151:.N153];-1)=2;SUM([.L151:.N153];-1)=3);1;0);IF(SUM([.L151:.N153])=3;1;0))" office:value-type="float" office:value="0" calcext:value-type="float">
            <text:p>0</text:p>
          </table:table-cell>
          <table:table-cell table:style-name="ce57" table:formula="of:=IF([.N152]=1;IF(OR(SUM([.M151:.O153];-1)=2;SUM([.M151:.O153];-1)=3);1;0);IF(SUM([.M151:.O153])=3;1;0))" office:value-type="float" office:value="0" calcext:value-type="float">
            <text:p>0</text:p>
          </table:table-cell>
          <table:table-cell table:style-name="ce57" table:formula="of:=IF([.O152]=1;IF(OR(SUM([.N151:.P153];-1)=2;SUM([.N151:.P153];-1)=3);1;0);IF(SUM([.N151:.P153])=3;1;0))" office:value-type="float" office:value="0" calcext:value-type="float">
            <text:p>0</text:p>
          </table:table-cell>
          <table:table-cell table:style-name="ce57" table:formula="of:=IF([.P152]=1;IF(OR(SUM([.O151:.Q153];-1)=2;SUM([.O151:.Q153];-1)=3);1;0);IF(SUM([.O151:.Q153])=3;1;0))" office:value-type="float" office:value="0" calcext:value-type="float">
            <text:p>0</text:p>
          </table:table-cell>
          <table:table-cell table:style-name="ce57" table:formula="of:=IF([.Q152]=1;IF(OR(SUM([.P151:.R153];-1)=2;SUM([.P151:.R153];-1)=3);1;0);IF(SUM([.P151:.R153])=3;1;0))" office:value-type="float" office:value="0" calcext:value-type="float">
            <text:p>0</text:p>
          </table:table-cell>
          <table:table-cell table:style-name="ce57" table:formula="of:=IF([.R152]=1;IF(OR(SUM([.Q151:.S153];-1)=2;SUM([.Q151:.S153];-1)=3);1;0);IF(SUM([.Q151:.S153])=3;1;0))" office:value-type="float" office:value="0" calcext:value-type="float">
            <text:p>0</text:p>
          </table:table-cell>
          <table:table-cell table:style-name="ce57" table:formula="of:=IF([.S152]=1;IF(OR(SUM([.R151:.T153];-1)=2;SUM([.R151:.T153];-1)=3);1;0);IF(SUM([.R151:.T153])=3;1;0))" office:value-type="float" office:value="0" calcext:value-type="float">
            <text:p>0</text:p>
          </table:table-cell>
          <table:table-cell table:style-name="ce57" table:formula="of:=IF([.T152]=1;IF(OR(SUM([.S151:.U153];-1)=2;SUM([.S151:.U153];-1)=3);1;0);IF(SUM([.S151:.U153])=3;1;0))" office:value-type="float" office:value="0" calcext:value-type="float">
            <text:p>0</text:p>
          </table:table-cell>
          <table:table-cell table:style-name="ce57" table:formula="of:=IF([.U152]=1;IF(OR(SUM([.T151:.V153];-1)=2;SUM([.T151:.V153];-1)=3);1;0);IF(SUM([.T151:.V153])=3;1;0))" office:value-type="float" office:value="0" calcext:value-type="float">
            <text:p>0</text:p>
          </table:table-cell>
          <table:table-cell table:style-name="ce57" table:formula="of:=IF([.V152]=1;IF(OR(SUM([.U151:.W153];-1)=2;SUM([.U151:.W153];-1)=3);1;0);IF(SUM([.U151:.W153])=3;1;0))" office:value-type="float" office:value="0" calcext:value-type="float">
            <text:p>0</text:p>
          </table:table-cell>
          <table:table-cell table:style-name="ce57" table:formula="of:=IF([.W152]=1;IF(OR(SUM([.V151:.X153];-1)=2;SUM([.V151:.X153];-1)=3);1;0);IF(SUM([.V151:.X153])=3;1;0))" office:value-type="float" office:value="0" calcext:value-type="float">
            <text:p>0</text:p>
          </table:table-cell>
          <table:table-cell table:style-name="ce57" table:formula="of:=IF([.X152]=1;IF(OR(SUM([.W151:.Y153];-1)=2;SUM([.W151:.Y153];-1)=3);1;0);IF(SUM([.W151:.Y153])=3;1;0))" office:value-type="float" office:value="0" calcext:value-type="float">
            <text:p>0</text:p>
          </table:table-cell>
          <table:table-cell table:style-name="ce57" table:formula="of:=IF([.Y152]=1;IF(OR(SUM([.X151:.Z153];-1)=2;SUM([.X151:.Z153];-1)=3);1;0);IF(SUM([.X151:.Z153])=3;1;0))" office:value-type="float" office:value="0" calcext:value-type="float">
            <text:p>0</text:p>
          </table:table-cell>
          <table:table-cell table:style-name="ce57" table:formula="of:=IF([.Z152]=1;IF(OR(SUM([.Y151:.AA153];-1)=2;SUM([.Y151:.AA153];-1)=3);1;0);IF(SUM([.Y151:.AA153])=3;1;0))" office:value-type="float" office:value="0" calcext:value-type="float">
            <text:p>0</text:p>
          </table:table-cell>
          <table:table-cell table:style-name="ce57" table:formula="of:=IF([.AA152]=1;IF(OR(SUM([.Z151:.AB153];-1)=2;SUM([.Z151:.AB153];-1)=3);1;0);IF(SUM([.Z151:.AB153])=3;1;0))" office:value-type="float" office:value="0" calcext:value-type="float">
            <text:p>0</text:p>
          </table:table-cell>
          <table:table-cell table:style-name="ce57" table:formula="of:=IF([.AB152]=1;IF(OR(SUM([.AA151:.AC153];-1)=2;SUM([.AA151:.AC153];-1)=3);1;0);IF(SUM([.AA151:.AC153])=3;1;0))" office:value-type="float" office:value="0" calcext:value-type="float">
            <text:p>0</text:p>
          </table:table-cell>
          <table:table-cell table:style-name="ce57" table:formula="of:=IF([.AC152]=1;IF(OR(SUM([.AB151:.AD153];-1)=2;SUM([.AB151:.AD153];-1)=3);1;0);IF(SUM([.AB151:.AD153])=3;1;0))" office:value-type="float" office:value="1" calcext:value-type="float">
            <text:p>1</text:p>
          </table:table-cell>
          <table:table-cell table:style-name="ce57" table:formula="of:=IF([.AD152]=1;IF(OR(SUM([.AC151:.AE153];-1)=2;SUM([.AC151:.AE153];-1)=3);1;0);IF(SUM([.AC151:.AE153])=3;1;0))" office:value-type="float" office:value="0" calcext:value-type="float">
            <text:p>0</text:p>
          </table:table-cell>
          <table:table-cell table:style-name="ce57" table:formula="of:=IF([.AE152]=1;IF(OR(SUM([.AD151:.AF153];-1)=2;SUM([.AD151:.AF153];-1)=3);1;0);IF(SUM([.AD151:.AF153])=3;1;0))" office:value-type="float" office:value="0" calcext:value-type="float">
            <text:p>0</text:p>
          </table:table-cell>
          <table:table-cell table:style-name="ce57" table:formula="of:=IF([.AF152]=1;IF(OR(SUM([.AE151:.AG153];-1)=2;SUM([.AE151:.AG153];-1)=3);1;0);IF(SUM([.AE151:.AG153])=3;1;0))" office:value-type="float" office:value="0" calcext:value-type="float">
            <text:p>0</text:p>
          </table:table-cell>
          <table:table-cell table:style-name="ce57" table:formula="of:=IF([.AG152]=1;IF(OR(SUM([.AF151:.AH153];-1)=2;SUM([.AF151:.AH153];-1)=3);1;0);IF(SUM([.AF151:.AH153])=3;1;0))" office:value-type="float" office:value="0" calcext:value-type="float">
            <text:p>0</text:p>
          </table:table-cell>
          <table:table-cell table:style-name="ce57" table:formula="of:=IF([.AH152]=1;IF(OR(SUM([.AG151:.AI153];-1)=2;SUM([.AG151:.AI153];-1)=3);1;0);IF(SUM([.AG151:.AI153])=3;1;0))" office:value-type="float" office:value="0" calcext:value-type="float">
            <text:p>0</text:p>
          </table:table-cell>
          <table:table-cell table:style-name="ce57" table:formula="of:=IF([.AI152]=1;IF(OR(SUM([.AH151:.AJ153];-1)=2;SUM([.AH151:.AJ153];-1)=3);1;0);IF(SUM([.AH151:.AJ153])=3;1;0))" office:value-type="float" office:value="0" calcext:value-type="float">
            <text:p>0</text:p>
          </table:table-cell>
          <table:table-cell table:style-name="ce57" table:formula="of:=IF([.AJ152]=1;IF(OR(SUM([.AI151:.AK153];-1)=2;SUM([.AI151:.AK153];-1)=3);1;0);IF(SUM([.AI151:.AK153])=3;1;0))" office:value-type="float" office:value="0" calcext:value-type="float">
            <text:p>0</text:p>
          </table:table-cell>
          <table:table-cell table:style-name="ce57" table:formula="of:=IF([.AK152]=1;IF(OR(SUM([.AJ151:.AL153];-1)=2;SUM([.AJ151:.AL153];-1)=3);1;0);IF(SUM([.AJ151:.AL153])=3;1;0))" office:value-type="float" office:value="0" calcext:value-type="float">
            <text:p>0</text:p>
          </table:table-cell>
          <table:table-cell table:style-name="ce57" table:formula="of:=IF([.AL152]=1;IF(OR(SUM([.AK151:.AM153];-1)=2;SUM([.AK151:.AM153];-1)=3);1;0);IF(SUM([.AK151:.AM153])=3;1;0))" office:value-type="float" office:value="0" calcext:value-type="float">
            <text:p>0</text:p>
          </table:table-cell>
          <table:table-cell table:style-name="ce57" table:formula="of:=IF([.AM152]=1;IF(OR(SUM([.AL151:.AN153];-1)=2;SUM([.AL151:.AN153];-1)=3);1;0);IF(SUM([.AL151:.AN153])=3;1;0))" office:value-type="float" office:value="0" calcext:value-type="float">
            <text:p>0</text:p>
          </table:table-cell>
          <table:table-cell table:style-name="ce57" table:formula="of:=IF([.AN152]=1;IF(OR(SUM([.AM151:.AO153];-1)=2;SUM([.AM151:.AO153];-1)=3);1;0);IF(SUM([.AM151:.AO153])=3;1;0))" office:value-type="float" office:value="0" calcext:value-type="float">
            <text:p>0</text:p>
          </table:table-cell>
          <table:table-cell table:style-name="ce57" table:formula="of:=IF([.AO152]=1;IF(OR(SUM([.AN151:.AP153];-1)=2;SUM([.AN151:.AP153];-1)=3);1;0);IF(SUM([.AN151:.AP153])=3;1;0))" office:value-type="float" office:value="0" calcext:value-type="float">
            <text:p>0</text:p>
          </table:table-cell>
          <table:table-cell table:style-name="ce57" table:formula="of:=IF([.AP152]=1;IF(OR(SUM([.AO151:.AQ153];-1)=2;SUM([.AO151:.AQ153];-1)=3);1;0);IF(SUM([.AO151:.AQ153])=3;1;0))" office:value-type="float" office:value="1" calcext:value-type="float">
            <text:p>1</text:p>
          </table:table-cell>
          <table:table-cell table:style-name="ce57" table:formula="of:=IF([.AQ152]=1;IF(OR(SUM([.AP151:.AR153];-1)=2;SUM([.AP151:.AR153];-1)=3);1;0);IF(SUM([.AP151:.AR153])=3;1;0))" office:value-type="float" office:value="1" calcext:value-type="float">
            <text:p>1</text:p>
          </table:table-cell>
          <table:table-cell table:style-name="ce57" table:formula="of:=IF([.AR152]=1;IF(OR(SUM([.AQ151:.AS153];-1)=2;SUM([.AQ151:.AS153];-1)=3);1;0);IF(SUM([.AQ151:.AS153])=3;1;0))" office:value-type="float" office:value="1" calcext:value-type="float">
            <text:p>1</text:p>
          </table:table-cell>
          <table:table-cell table:style-name="ce57" table:formula="of:=IF([.AS152]=1;IF(OR(SUM([.AR151:.AT153];-1)=2;SUM([.AR151:.AT153];-1)=3);1;0);IF(SUM([.AR151:.AT153])=3;1;0))" office:value-type="float" office:value="0" calcext:value-type="float">
            <text:p>0</text:p>
          </table:table-cell>
          <table:table-cell table:style-name="ce57" table:formula="of:=IF([.AT152]=1;IF(OR(SUM([.AS151:.AU153];-1)=2;SUM([.AS151:.AU153];-1)=3);1;0);IF(SUM([.AS151:.AU153])=3;1;0))" office:value-type="float" office:value="0" calcext:value-type="float">
            <text:p>0</text:p>
          </table:table-cell>
          <table:table-cell table:style-name="ce57" table:formula="of:=IF([.AU152]=1;IF(OR(SUM([.AT151:.AV153];-1)=2;SUM([.AT151:.AV153];-1)=3);1;0);IF(SUM([.AT151:.AV153])=3;1;0))" office:value-type="float" office:value="0" calcext:value-type="float">
            <text:p>0</text:p>
          </table:table-cell>
          <table:table-cell table:style-name="ce57" table:formula="of:=IF([.AV152]=1;IF(OR(SUM([.AU151:.AW153];-1)=2;SUM([.AU151:.AW153];-1)=3);1;0);IF(SUM([.AU151:.AW153])=3;1;0))" office:value-type="float" office:value="0" calcext:value-type="float">
            <text:p>0</text:p>
          </table:table-cell>
          <table:table-cell table:style-name="ce57" table:formula="of:=IF([.AW152]=1;IF(OR(SUM([.AV151:.AX153];-1)=2;SUM([.AV151:.AX153];-1)=3);1;0);IF(SUM([.AV151:.AX153])=3;1;0))" office:value-type="float" office:value="0" calcext:value-type="float">
            <text:p>0</text:p>
          </table:table-cell>
          <table:table-cell table:style-name="ce57" table:formula="of:=IF([.AX152]=1;IF(OR(SUM([.AW151:.AY153];-1)=2;SUM([.AW151:.AY153];-1)=3);1;0);IF(SUM([.AW151:.AY153])=3;1;0))" office:value-type="float" office:value="0" calcext:value-type="float">
            <text:p>0</text:p>
          </table:table-cell>
          <table:table-cell table:style-name="ce57" table:formula="of:=IF([.AY152]=1;IF(OR(SUM([.AX151:.AZ153];-1)=2;SUM([.AX151:.AZ153];-1)=3);1;0);IF(SUM([.AX151:.AZ153])=3;1;0))" office:value-type="float" office:value="0" calcext:value-type="float">
            <text:p>0</text:p>
          </table:table-cell>
          <table:table-cell table:style-name="ce57" table:formula="of:=IF([.AZ152]=1;IF(OR(SUM([.AY151:.BA153];-1)=2;SUM([.AY151:.BA153];-1)=3);1;0);IF(SUM([.AY151:.BA153])=3;1;0))" office:value-type="float" office:value="1" calcext:value-type="float">
            <text:p>1</text:p>
          </table:table-cell>
          <table:table-cell table:style-name="ce57" table:formula="of:=IF([.BA152]=1;IF(OR(SUM([.AZ151:.BB153];-1)=2;SUM([.AZ151:.BB153];-1)=3);1;0);IF(SUM([.AZ151:.BB153])=3;1;0))" office:value-type="float" office:value="1" calcext:value-type="float">
            <text:p>1</text:p>
          </table:table-cell>
          <table:table-cell table:style-name="ce57" table:formula="of:=IF([.BB152]=1;IF(OR(SUM([.BA151:.BC153];-1)=2;SUM([.BA151:.BC153];-1)=3);1;0);IF(SUM([.BA151:.BC153])=3;1;0))" office:value-type="float" office:value="0" calcext:value-type="float">
            <text:p>0</text:p>
          </table:table-cell>
          <table:table-cell table:style-name="ce57" table:formula="of:=IF([.BC152]=1;IF(OR(SUM([.BB151:.BD153];-1)=2;SUM([.BB151:.BD153];-1)=3);1;0);IF(SUM([.BB151:.BD153])=3;1;0))" office:value-type="float" office:value="0" calcext:value-type="float">
            <text:p>0</text:p>
          </table:table-cell>
          <table:table-cell table:style-name="ce57" table:formula="of:=IF([.BD152]=1;IF(OR(SUM([.BC151:.BE153];-1)=2;SUM([.BC151:.BE153];-1)=3);1;0);IF(SUM([.BC151:.BE153])=3;1;0))" office:value-type="float" office:value="0" calcext:value-type="float">
            <text:p>0</text:p>
          </table:table-cell>
          <table:table-cell table:style-name="ce57" table:formula="of:=IF([.BE152]=1;IF(OR(SUM([.BD151:.BF153];-1)=2;SUM([.BD151:.BF153];-1)=3);1;0);IF(SUM([.BD151:.BF153])=3;1;0))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6" office:value-type="float" office:value="0" calcext:value-type="float">
            <text:p>0</text:p>
          </table:table-cell>
          <table:table-cell table:style-name="ce57" table:formula="of:=IF([.C153]=1;IF(OR(SUM([.B152:.D154];-1)=2;SUM([.B152:.D154];-1)=3);1;0);IF(SUM([.B152:.D154])=3;1;0))" office:value-type="float" office:value="0" calcext:value-type="float">
            <text:p>0</text:p>
          </table:table-cell>
          <table:table-cell table:style-name="ce57" table:formula="of:=IF([.D153]=1;IF(OR(SUM([.C152:.E154];-1)=2;SUM([.C152:.E154];-1)=3);1;0);IF(SUM([.C152:.E154])=3;1;0))" office:value-type="float" office:value="0" calcext:value-type="float">
            <text:p>0</text:p>
          </table:table-cell>
          <table:table-cell table:style-name="ce57" table:formula="of:=IF([.E153]=1;IF(OR(SUM([.D152:.F154];-1)=2;SUM([.D152:.F154];-1)=3);1;0);IF(SUM([.D152:.F154])=3;1;0))" office:value-type="float" office:value="0" calcext:value-type="float">
            <text:p>0</text:p>
          </table:table-cell>
          <table:table-cell table:style-name="ce57" table:formula="of:=IF([.F153]=1;IF(OR(SUM([.E152:.G154];-1)=2;SUM([.E152:.G154];-1)=3);1;0);IF(SUM([.E152:.G154])=3;1;0))" office:value-type="float" office:value="0" calcext:value-type="float">
            <text:p>0</text:p>
          </table:table-cell>
          <table:table-cell table:style-name="ce57" table:formula="of:=IF([.G153]=1;IF(OR(SUM([.F152:.H154];-1)=2;SUM([.F152:.H154];-1)=3);1;0);IF(SUM([.F152:.H154])=3;1;0))" office:value-type="float" office:value="0" calcext:value-type="float">
            <text:p>0</text:p>
          </table:table-cell>
          <table:table-cell table:style-name="ce57" table:formula="of:=IF([.H153]=1;IF(OR(SUM([.G152:.I154];-1)=2;SUM([.G152:.I154];-1)=3);1;0);IF(SUM([.G152:.I154])=3;1;0))" office:value-type="float" office:value="0" calcext:value-type="float">
            <text:p>0</text:p>
          </table:table-cell>
          <table:table-cell table:style-name="ce57" table:formula="of:=IF([.I153]=1;IF(OR(SUM([.H152:.J154];-1)=2;SUM([.H152:.J154];-1)=3);1;0);IF(SUM([.H152:.J154])=3;1;0))" office:value-type="float" office:value="0" calcext:value-type="float">
            <text:p>0</text:p>
          </table:table-cell>
          <table:table-cell table:style-name="ce57" table:formula="of:=IF([.J153]=1;IF(OR(SUM([.I152:.K154];-1)=2;SUM([.I152:.K154];-1)=3);1;0);IF(SUM([.I152:.K154])=3;1;0))" office:value-type="float" office:value="0" calcext:value-type="float">
            <text:p>0</text:p>
          </table:table-cell>
          <table:table-cell table:style-name="ce57" table:formula="of:=IF([.K153]=1;IF(OR(SUM([.J152:.L154];-1)=2;SUM([.J152:.L154];-1)=3);1;0);IF(SUM([.J152:.L154])=3;1;0))" office:value-type="float" office:value="1" calcext:value-type="float">
            <text:p>1</text:p>
          </table:table-cell>
          <table:table-cell table:style-name="ce57" table:formula="of:=IF([.L153]=1;IF(OR(SUM([.K152:.M154];-1)=2;SUM([.K152:.M154];-1)=3);1;0);IF(SUM([.K152:.M154])=3;1;0))" office:value-type="float" office:value="1" calcext:value-type="float">
            <text:p>1</text:p>
          </table:table-cell>
          <table:table-cell table:style-name="ce57" table:formula="of:=IF([.M153]=1;IF(OR(SUM([.L152:.N154];-1)=2;SUM([.L152:.N154];-1)=3);1;0);IF(SUM([.L152:.N154])=3;1;0))" office:value-type="float" office:value="1" calcext:value-type="float">
            <text:p>1</text:p>
          </table:table-cell>
          <table:table-cell table:style-name="ce57" table:formula="of:=IF([.N153]=1;IF(OR(SUM([.M152:.O154];-1)=2;SUM([.M152:.O154];-1)=3);1;0);IF(SUM([.M152:.O154])=3;1;0))" office:value-type="float" office:value="0" calcext:value-type="float">
            <text:p>0</text:p>
          </table:table-cell>
          <table:table-cell table:style-name="ce57" table:formula="of:=IF([.O153]=1;IF(OR(SUM([.N152:.P154];-1)=2;SUM([.N152:.P154];-1)=3);1;0);IF(SUM([.N152:.P154])=3;1;0))" office:value-type="float" office:value="0" calcext:value-type="float">
            <text:p>0</text:p>
          </table:table-cell>
          <table:table-cell table:style-name="ce57" table:formula="of:=IF([.P153]=1;IF(OR(SUM([.O152:.Q154];-1)=2;SUM([.O152:.Q154];-1)=3);1;0);IF(SUM([.O152:.Q154])=3;1;0))" office:value-type="float" office:value="0" calcext:value-type="float">
            <text:p>0</text:p>
          </table:table-cell>
          <table:table-cell table:style-name="ce57" table:formula="of:=IF([.Q153]=1;IF(OR(SUM([.P152:.R154];-1)=2;SUM([.P152:.R154];-1)=3);1;0);IF(SUM([.P152:.R154])=3;1;0))" office:value-type="float" office:value="0" calcext:value-type="float">
            <text:p>0</text:p>
          </table:table-cell>
          <table:table-cell table:style-name="ce57" table:formula="of:=IF([.R153]=1;IF(OR(SUM([.Q152:.S154];-1)=2;SUM([.Q152:.S154];-1)=3);1;0);IF(SUM([.Q152:.S154])=3;1;0))" office:value-type="float" office:value="0" calcext:value-type="float">
            <text:p>0</text:p>
          </table:table-cell>
          <table:table-cell table:style-name="ce57" table:formula="of:=IF([.S153]=1;IF(OR(SUM([.R152:.T154];-1)=2;SUM([.R152:.T154];-1)=3);1;0);IF(SUM([.R152:.T154])=3;1;0))" office:value-type="float" office:value="0" calcext:value-type="float">
            <text:p>0</text:p>
          </table:table-cell>
          <table:table-cell table:style-name="ce57" table:formula="of:=IF([.T153]=1;IF(OR(SUM([.S152:.U154];-1)=2;SUM([.S152:.U154];-1)=3);1;0);IF(SUM([.S152:.U154])=3;1;0))" office:value-type="float" office:value="0" calcext:value-type="float">
            <text:p>0</text:p>
          </table:table-cell>
          <table:table-cell table:style-name="ce57" table:formula="of:=IF([.U153]=1;IF(OR(SUM([.T152:.V154];-1)=2;SUM([.T152:.V154];-1)=3);1;0);IF(SUM([.T152:.V154])=3;1;0))" office:value-type="float" office:value="0" calcext:value-type="float">
            <text:p>0</text:p>
          </table:table-cell>
          <table:table-cell table:style-name="ce57" table:formula="of:=IF([.V153]=1;IF(OR(SUM([.U152:.W154];-1)=2;SUM([.U152:.W154];-1)=3);1;0);IF(SUM([.U152:.W154])=3;1;0))" office:value-type="float" office:value="0" calcext:value-type="float">
            <text:p>0</text:p>
          </table:table-cell>
          <table:table-cell table:style-name="ce57" table:formula="of:=IF([.W153]=1;IF(OR(SUM([.V152:.X154];-1)=2;SUM([.V152:.X154];-1)=3);1;0);IF(SUM([.V152:.X154])=3;1;0))" office:value-type="float" office:value="0" calcext:value-type="float">
            <text:p>0</text:p>
          </table:table-cell>
          <table:table-cell table:style-name="ce57" table:formula="of:=IF([.X153]=1;IF(OR(SUM([.W152:.Y154];-1)=2;SUM([.W152:.Y154];-1)=3);1;0);IF(SUM([.W152:.Y154])=3;1;0))" office:value-type="float" office:value="0" calcext:value-type="float">
            <text:p>0</text:p>
          </table:table-cell>
          <table:table-cell table:style-name="ce57" table:formula="of:=IF([.Y153]=1;IF(OR(SUM([.X152:.Z154];-1)=2;SUM([.X152:.Z154];-1)=3);1;0);IF(SUM([.X152:.Z154])=3;1;0))" office:value-type="float" office:value="0" calcext:value-type="float">
            <text:p>0</text:p>
          </table:table-cell>
          <table:table-cell table:style-name="ce57" table:formula="of:=IF([.Z153]=1;IF(OR(SUM([.Y152:.AA154];-1)=2;SUM([.Y152:.AA154];-1)=3);1;0);IF(SUM([.Y152:.AA154])=3;1;0))" office:value-type="float" office:value="1" calcext:value-type="float">
            <text:p>1</text:p>
          </table:table-cell>
          <table:table-cell table:style-name="ce57" table:formula="of:=IF([.AA153]=1;IF(OR(SUM([.Z152:.AB154];-1)=2;SUM([.Z152:.AB154];-1)=3);1;0);IF(SUM([.Z152:.AB154])=3;1;0))" office:value-type="float" office:value="1" calcext:value-type="float">
            <text:p>1</text:p>
          </table:table-cell>
          <table:table-cell table:style-name="ce57" table:formula="of:=IF([.AB153]=1;IF(OR(SUM([.AA152:.AC154];-1)=2;SUM([.AA152:.AC154];-1)=3);1;0);IF(SUM([.AA152:.AC154])=3;1;0))" office:value-type="float" office:value="1" calcext:value-type="float">
            <text:p>1</text:p>
          </table:table-cell>
          <table:table-cell table:style-name="ce57" table:formula="of:=IF([.AC153]=1;IF(OR(SUM([.AB152:.AD154];-1)=2;SUM([.AB152:.AD154];-1)=3);1;0);IF(SUM([.AB152:.AD154])=3;1;0))" office:value-type="float" office:value="1" calcext:value-type="float">
            <text:p>1</text:p>
          </table:table-cell>
          <table:table-cell table:style-name="ce57" table:formula="of:=IF([.AD153]=1;IF(OR(SUM([.AC152:.AE154];-1)=2;SUM([.AC152:.AE154];-1)=3);1;0);IF(SUM([.AC152:.AE154])=3;1;0))" office:value-type="float" office:value="0" calcext:value-type="float">
            <text:p>0</text:p>
          </table:table-cell>
          <table:table-cell table:style-name="ce57" table:formula="of:=IF([.AE153]=1;IF(OR(SUM([.AD152:.AF154];-1)=2;SUM([.AD152:.AF154];-1)=3);1;0);IF(SUM([.AD152:.AF154])=3;1;0))" office:value-type="float" office:value="0" calcext:value-type="float">
            <text:p>0</text:p>
          </table:table-cell>
          <table:table-cell table:style-name="ce57" table:formula="of:=IF([.AF153]=1;IF(OR(SUM([.AE152:.AG154];-1)=2;SUM([.AE152:.AG154];-1)=3);1;0);IF(SUM([.AE152:.AG154])=3;1;0))" office:value-type="float" office:value="0" calcext:value-type="float">
            <text:p>0</text:p>
          </table:table-cell>
          <table:table-cell table:style-name="ce57" table:formula="of:=IF([.AG153]=1;IF(OR(SUM([.AF152:.AH154];-1)=2;SUM([.AF152:.AH154];-1)=3);1;0);IF(SUM([.AF152:.AH154])=3;1;0))" office:value-type="float" office:value="1" calcext:value-type="float">
            <text:p>1</text:p>
          </table:table-cell>
          <table:table-cell table:style-name="ce57" table:formula="of:=IF([.AH153]=1;IF(OR(SUM([.AG152:.AI154];-1)=2;SUM([.AG152:.AI154];-1)=3);1;0);IF(SUM([.AG152:.AI154])=3;1;0))" office:value-type="float" office:value="1" calcext:value-type="float">
            <text:p>1</text:p>
          </table:table-cell>
          <table:table-cell table:style-name="ce57" table:formula="of:=IF([.AI153]=1;IF(OR(SUM([.AH152:.AJ154];-1)=2;SUM([.AH152:.AJ154];-1)=3);1;0);IF(SUM([.AH152:.AJ154])=3;1;0))" office:value-type="float" office:value="0" calcext:value-type="float">
            <text:p>0</text:p>
          </table:table-cell>
          <table:table-cell table:style-name="ce57" table:formula="of:=IF([.AJ153]=1;IF(OR(SUM([.AI152:.AK154];-1)=2;SUM([.AI152:.AK154];-1)=3);1;0);IF(SUM([.AI152:.AK154])=3;1;0))" office:value-type="float" office:value="0" calcext:value-type="float">
            <text:p>0</text:p>
          </table:table-cell>
          <table:table-cell table:style-name="ce57" table:formula="of:=IF([.AK153]=1;IF(OR(SUM([.AJ152:.AL154];-1)=2;SUM([.AJ152:.AL154];-1)=3);1;0);IF(SUM([.AJ152:.AL154])=3;1;0))" office:value-type="float" office:value="0" calcext:value-type="float">
            <text:p>0</text:p>
          </table:table-cell>
          <table:table-cell table:style-name="ce57" table:formula="of:=IF([.AL153]=1;IF(OR(SUM([.AK152:.AM154];-1)=2;SUM([.AK152:.AM154];-1)=3);1;0);IF(SUM([.AK152:.AM154])=3;1;0))" office:value-type="float" office:value="0" calcext:value-type="float">
            <text:p>0</text:p>
          </table:table-cell>
          <table:table-cell table:style-name="ce57" table:formula="of:=IF([.AM153]=1;IF(OR(SUM([.AL152:.AN154];-1)=2;SUM([.AL152:.AN154];-1)=3);1;0);IF(SUM([.AL152:.AN154])=3;1;0))" office:value-type="float" office:value="0" calcext:value-type="float">
            <text:p>0</text:p>
          </table:table-cell>
          <table:table-cell table:style-name="ce57" table:formula="of:=IF([.AN153]=1;IF(OR(SUM([.AM152:.AO154];-1)=2;SUM([.AM152:.AO154];-1)=3);1;0);IF(SUM([.AM152:.AO154])=3;1;0))" office:value-type="float" office:value="0" calcext:value-type="float">
            <text:p>0</text:p>
          </table:table-cell>
          <table:table-cell table:style-name="ce57" table:formula="of:=IF([.AO153]=1;IF(OR(SUM([.AN152:.AP154];-1)=2;SUM([.AN152:.AP154];-1)=3);1;0);IF(SUM([.AN152:.AP154])=3;1;0))" office:value-type="float" office:value="0" calcext:value-type="float">
            <text:p>0</text:p>
          </table:table-cell>
          <table:table-cell table:style-name="ce57" table:formula="of:=IF([.AP153]=1;IF(OR(SUM([.AO152:.AQ154];-1)=2;SUM([.AO152:.AQ154];-1)=3);1;0);IF(SUM([.AO152:.AQ154])=3;1;0))" office:value-type="float" office:value="0" calcext:value-type="float">
            <text:p>0</text:p>
          </table:table-cell>
          <table:table-cell table:style-name="ce57" table:formula="of:=IF([.AQ153]=1;IF(OR(SUM([.AP152:.AR154];-1)=2;SUM([.AP152:.AR154];-1)=3);1;0);IF(SUM([.AP152:.AR154])=3;1;0))" office:value-type="float" office:value="1" calcext:value-type="float">
            <text:p>1</text:p>
          </table:table-cell>
          <table:table-cell table:style-name="ce57" table:formula="of:=IF([.AR153]=1;IF(OR(SUM([.AQ152:.AS154];-1)=2;SUM([.AQ152:.AS154];-1)=3);1;0);IF(SUM([.AQ152:.AS154])=3;1;0))" office:value-type="float" office:value="1" calcext:value-type="float">
            <text:p>1</text:p>
          </table:table-cell>
          <table:table-cell table:style-name="ce57" table:formula="of:=IF([.AS153]=1;IF(OR(SUM([.AR152:.AT154];-1)=2;SUM([.AR152:.AT154];-1)=3);1;0);IF(SUM([.AR152:.AT154])=3;1;0))" office:value-type="float" office:value="1" calcext:value-type="float">
            <text:p>1</text:p>
          </table:table-cell>
          <table:table-cell table:style-name="ce57" table:formula="of:=IF([.AT153]=1;IF(OR(SUM([.AS152:.AU154];-1)=2;SUM([.AS152:.AU154];-1)=3);1;0);IF(SUM([.AS152:.AU154])=3;1;0))" office:value-type="float" office:value="0" calcext:value-type="float">
            <text:p>0</text:p>
          </table:table-cell>
          <table:table-cell table:style-name="ce57" table:formula="of:=IF([.AU153]=1;IF(OR(SUM([.AT152:.AV154];-1)=2;SUM([.AT152:.AV154];-1)=3);1;0);IF(SUM([.AT152:.AV154])=3;1;0))" office:value-type="float" office:value="0" calcext:value-type="float">
            <text:p>0</text:p>
          </table:table-cell>
          <table:table-cell table:style-name="ce57" table:formula="of:=IF([.AV153]=1;IF(OR(SUM([.AU152:.AW154];-1)=2;SUM([.AU152:.AW154];-1)=3);1;0);IF(SUM([.AU152:.AW154])=3;1;0))" office:value-type="float" office:value="0" calcext:value-type="float">
            <text:p>0</text:p>
          </table:table-cell>
          <table:table-cell table:style-name="ce57" table:formula="of:=IF([.AW153]=1;IF(OR(SUM([.AV152:.AX154];-1)=2;SUM([.AV152:.AX154];-1)=3);1;0);IF(SUM([.AV152:.AX154])=3;1;0))" office:value-type="float" office:value="0" calcext:value-type="float">
            <text:p>0</text:p>
          </table:table-cell>
          <table:table-cell table:style-name="ce57" table:formula="of:=IF([.AX153]=1;IF(OR(SUM([.AW152:.AY154];-1)=2;SUM([.AW152:.AY154];-1)=3);1;0);IF(SUM([.AW152:.AY154])=3;1;0))" office:value-type="float" office:value="0" calcext:value-type="float">
            <text:p>0</text:p>
          </table:table-cell>
          <table:table-cell table:style-name="ce57" table:formula="of:=IF([.AY153]=1;IF(OR(SUM([.AX152:.AZ154];-1)=2;SUM([.AX152:.AZ154];-1)=3);1;0);IF(SUM([.AX152:.AZ154])=3;1;0))" office:value-type="float" office:value="0" calcext:value-type="float">
            <text:p>0</text:p>
          </table:table-cell>
          <table:table-cell table:style-name="ce57" table:formula="of:=IF([.AZ153]=1;IF(OR(SUM([.AY152:.BA154];-1)=2;SUM([.AY152:.BA154];-1)=3);1;0);IF(SUM([.AY152:.BA154])=3;1;0))" office:value-type="float" office:value="1" calcext:value-type="float">
            <text:p>1</text:p>
          </table:table-cell>
          <table:table-cell table:style-name="ce57" table:formula="of:=IF([.BA153]=1;IF(OR(SUM([.AZ152:.BB154];-1)=2;SUM([.AZ152:.BB154];-1)=3);1;0);IF(SUM([.AZ152:.BB154])=3;1;0))" office:value-type="float" office:value="1" calcext:value-type="float">
            <text:p>1</text:p>
          </table:table-cell>
          <table:table-cell table:style-name="ce57" table:formula="of:=IF([.BB153]=1;IF(OR(SUM([.BA152:.BC154];-1)=2;SUM([.BA152:.BC154];-1)=3);1;0);IF(SUM([.BA152:.BC154])=3;1;0))" office:value-type="float" office:value="0" calcext:value-type="float">
            <text:p>0</text:p>
          </table:table-cell>
          <table:table-cell table:style-name="ce57" table:formula="of:=IF([.BC153]=1;IF(OR(SUM([.BB152:.BD154];-1)=2;SUM([.BB152:.BD154];-1)=3);1;0);IF(SUM([.BB152:.BD154])=3;1;0))" office:value-type="float" office:value="0" calcext:value-type="float">
            <text:p>0</text:p>
          </table:table-cell>
          <table:table-cell table:style-name="ce57" table:formula="of:=IF([.BD153]=1;IF(OR(SUM([.BC152:.BE154];-1)=2;SUM([.BC152:.BE154];-1)=3);1;0);IF(SUM([.BC152:.BE154])=3;1;0))" office:value-type="float" office:value="0" calcext:value-type="float">
            <text:p>0</text:p>
          </table:table-cell>
          <table:table-cell table:style-name="ce57" table:formula="of:=IF([.BE153]=1;IF(OR(SUM([.BD152:.BF154];-1)=2;SUM([.BD152:.BF154];-1)=3);1;0);IF(SUM([.BD152:.BF154])=3;1;0))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6" office:value-type="float" office:value="0" calcext:value-type="float">
            <text:p>0</text:p>
          </table:table-cell>
          <table:table-cell table:style-name="ce57" table:formula="of:=IF([.C154]=1;IF(OR(SUM([.B153:.D155];-1)=2;SUM([.B153:.D155];-1)=3);1;0);IF(SUM([.B153:.D155])=3;1;0))" office:value-type="float" office:value="0" calcext:value-type="float">
            <text:p>0</text:p>
          </table:table-cell>
          <table:table-cell table:style-name="ce57" table:formula="of:=IF([.D154]=1;IF(OR(SUM([.C153:.E155];-1)=2;SUM([.C153:.E155];-1)=3);1;0);IF(SUM([.C153:.E155])=3;1;0))" office:value-type="float" office:value="0" calcext:value-type="float">
            <text:p>0</text:p>
          </table:table-cell>
          <table:table-cell table:style-name="ce57" table:formula="of:=IF([.E154]=1;IF(OR(SUM([.D153:.F155];-1)=2;SUM([.D153:.F155];-1)=3);1;0);IF(SUM([.D153:.F155])=3;1;0))" office:value-type="float" office:value="0" calcext:value-type="float">
            <text:p>0</text:p>
          </table:table-cell>
          <table:table-cell table:style-name="ce57" table:formula="of:=IF([.F154]=1;IF(OR(SUM([.E153:.G155];-1)=2;SUM([.E153:.G155];-1)=3);1;0);IF(SUM([.E153:.G155])=3;1;0))" office:value-type="float" office:value="0" calcext:value-type="float">
            <text:p>0</text:p>
          </table:table-cell>
          <table:table-cell table:style-name="ce57" table:formula="of:=IF([.G154]=1;IF(OR(SUM([.F153:.H155];-1)=2;SUM([.F153:.H155];-1)=3);1;0);IF(SUM([.F153:.H155])=3;1;0))" office:value-type="float" office:value="0" calcext:value-type="float">
            <text:p>0</text:p>
          </table:table-cell>
          <table:table-cell table:style-name="ce57" table:formula="of:=IF([.H154]=1;IF(OR(SUM([.G153:.I155];-1)=2;SUM([.G153:.I155];-1)=3);1;0);IF(SUM([.G153:.I155])=3;1;0))" office:value-type="float" office:value="0" calcext:value-type="float">
            <text:p>0</text:p>
          </table:table-cell>
          <table:table-cell table:style-name="ce57" table:formula="of:=IF([.I154]=1;IF(OR(SUM([.H153:.J155];-1)=2;SUM([.H153:.J155];-1)=3);1;0);IF(SUM([.H153:.J155])=3;1;0))" office:value-type="float" office:value="0" calcext:value-type="float">
            <text:p>0</text:p>
          </table:table-cell>
          <table:table-cell table:style-name="ce57" table:formula="of:=IF([.J154]=1;IF(OR(SUM([.I153:.K155];-1)=2;SUM([.I153:.K155];-1)=3);1;0);IF(SUM([.I153:.K155])=3;1;0))" office:value-type="float" office:value="0" calcext:value-type="float">
            <text:p>0</text:p>
          </table:table-cell>
          <table:table-cell table:style-name="ce57" table:formula="of:=IF([.K154]=1;IF(OR(SUM([.J153:.L155];-1)=2;SUM([.J153:.L155];-1)=3);1;0);IF(SUM([.J153:.L155])=3;1;0))" office:value-type="float" office:value="0" calcext:value-type="float">
            <text:p>0</text:p>
          </table:table-cell>
          <table:table-cell table:style-name="ce57" table:formula="of:=IF([.L154]=1;IF(OR(SUM([.K153:.M155];-1)=2;SUM([.K153:.M155];-1)=3);1;0);IF(SUM([.K153:.M155])=3;1;0))" office:value-type="float" office:value="0" calcext:value-type="float">
            <text:p>0</text:p>
          </table:table-cell>
          <table:table-cell table:style-name="ce57" table:formula="of:=IF([.M154]=1;IF(OR(SUM([.L153:.N155];-1)=2;SUM([.L153:.N155];-1)=3);1;0);IF(SUM([.L153:.N155])=3;1;0))" office:value-type="float" office:value="0" calcext:value-type="float">
            <text:p>0</text:p>
          </table:table-cell>
          <table:table-cell table:style-name="ce57" table:formula="of:=IF([.N154]=1;IF(OR(SUM([.M153:.O155];-1)=2;SUM([.M153:.O155];-1)=3);1;0);IF(SUM([.M153:.O155])=3;1;0))" office:value-type="float" office:value="0" calcext:value-type="float">
            <text:p>0</text:p>
          </table:table-cell>
          <table:table-cell table:style-name="ce57" table:formula="of:=IF([.O154]=1;IF(OR(SUM([.N153:.P155];-1)=2;SUM([.N153:.P155];-1)=3);1;0);IF(SUM([.N153:.P155])=3;1;0))" office:value-type="float" office:value="0" calcext:value-type="float">
            <text:p>0</text:p>
          </table:table-cell>
          <table:table-cell table:style-name="ce57" table:formula="of:=IF([.P154]=1;IF(OR(SUM([.O153:.Q155];-1)=2;SUM([.O153:.Q155];-1)=3);1;0);IF(SUM([.O153:.Q155])=3;1;0))" office:value-type="float" office:value="0" calcext:value-type="float">
            <text:p>0</text:p>
          </table:table-cell>
          <table:table-cell table:style-name="ce57" table:formula="of:=IF([.Q154]=1;IF(OR(SUM([.P153:.R155];-1)=2;SUM([.P153:.R155];-1)=3);1;0);IF(SUM([.P153:.R155])=3;1;0))" office:value-type="float" office:value="0" calcext:value-type="float">
            <text:p>0</text:p>
          </table:table-cell>
          <table:table-cell table:style-name="ce57" table:formula="of:=IF([.R154]=1;IF(OR(SUM([.Q153:.S155];-1)=2;SUM([.Q153:.S155];-1)=3);1;0);IF(SUM([.Q153:.S155])=3;1;0))" office:value-type="float" office:value="1" calcext:value-type="float">
            <text:p>1</text:p>
          </table:table-cell>
          <table:table-cell table:style-name="ce57" table:formula="of:=IF([.S154]=1;IF(OR(SUM([.R153:.T155];-1)=2;SUM([.R153:.T155];-1)=3);1;0);IF(SUM([.R153:.T155])=3;1;0))" office:value-type="float" office:value="1" calcext:value-type="float">
            <text:p>1</text:p>
          </table:table-cell>
          <table:table-cell table:style-name="ce57" table:formula="of:=IF([.T154]=1;IF(OR(SUM([.S153:.U155];-1)=2;SUM([.S153:.U155];-1)=3);1;0);IF(SUM([.S153:.U155])=3;1;0))" office:value-type="float" office:value="0" calcext:value-type="float">
            <text:p>0</text:p>
          </table:table-cell>
          <table:table-cell table:style-name="ce57" table:formula="of:=IF([.U154]=1;IF(OR(SUM([.T153:.V155];-1)=2;SUM([.T153:.V155];-1)=3);1;0);IF(SUM([.T153:.V155])=3;1;0))" office:value-type="float" office:value="0" calcext:value-type="float">
            <text:p>0</text:p>
          </table:table-cell>
          <table:table-cell table:style-name="ce57" table:formula="of:=IF([.V154]=1;IF(OR(SUM([.U153:.W155];-1)=2;SUM([.U153:.W155];-1)=3);1;0);IF(SUM([.U153:.W155])=3;1;0))" office:value-type="float" office:value="0" calcext:value-type="float">
            <text:p>0</text:p>
          </table:table-cell>
          <table:table-cell table:style-name="ce57" table:formula="of:=IF([.W154]=1;IF(OR(SUM([.V153:.X155];-1)=2;SUM([.V153:.X155];-1)=3);1;0);IF(SUM([.V153:.X155])=3;1;0))" office:value-type="float" office:value="0" calcext:value-type="float">
            <text:p>0</text:p>
          </table:table-cell>
          <table:table-cell table:style-name="ce57" table:formula="of:=IF([.X154]=1;IF(OR(SUM([.W153:.Y155];-1)=2;SUM([.W153:.Y155];-1)=3);1;0);IF(SUM([.W153:.Y155])=3;1;0))" office:value-type="float" office:value="0" calcext:value-type="float">
            <text:p>0</text:p>
          </table:table-cell>
          <table:table-cell table:style-name="ce57" table:formula="of:=IF([.Y154]=1;IF(OR(SUM([.X153:.Z155];-1)=2;SUM([.X153:.Z155];-1)=3);1;0);IF(SUM([.X153:.Z155])=3;1;0))" office:value-type="float" office:value="1" calcext:value-type="float">
            <text:p>1</text:p>
          </table:table-cell>
          <table:table-cell table:style-name="ce57" table:formula="of:=IF([.Z154]=1;IF(OR(SUM([.Y153:.AA155];-1)=2;SUM([.Y153:.AA155];-1)=3);1;0);IF(SUM([.Y153:.AA155])=3;1;0))" office:value-type="float" office:value="1" calcext:value-type="float">
            <text:p>1</text:p>
          </table:table-cell>
          <table:table-cell table:style-name="ce57" table:formula="of:=IF([.AA154]=1;IF(OR(SUM([.Z153:.AB155];-1)=2;SUM([.Z153:.AB155];-1)=3);1;0);IF(SUM([.Z153:.AB155])=3;1;0))" office:value-type="float" office:value="1" calcext:value-type="float">
            <text:p>1</text:p>
          </table:table-cell>
          <table:table-cell table:style-name="ce57" table:formula="of:=IF([.AB154]=1;IF(OR(SUM([.AA153:.AC155];-1)=2;SUM([.AA153:.AC155];-1)=3);1;0);IF(SUM([.AA153:.AC155])=3;1;0))" office:value-type="float" office:value="1" calcext:value-type="float">
            <text:p>1</text:p>
          </table:table-cell>
          <table:table-cell table:style-name="ce57" table:formula="of:=IF([.AC154]=1;IF(OR(SUM([.AB153:.AD155];-1)=2;SUM([.AB153:.AD155];-1)=3);1;0);IF(SUM([.AB153:.AD155])=3;1;0))" office:value-type="float" office:value="0" calcext:value-type="float">
            <text:p>0</text:p>
          </table:table-cell>
          <table:table-cell table:style-name="ce57" table:formula="of:=IF([.AD154]=1;IF(OR(SUM([.AC153:.AE155];-1)=2;SUM([.AC153:.AE155];-1)=3);1;0);IF(SUM([.AC153:.AE155])=3;1;0))" office:value-type="float" office:value="0" calcext:value-type="float">
            <text:p>0</text:p>
          </table:table-cell>
          <table:table-cell table:style-name="ce57" table:formula="of:=IF([.AE154]=1;IF(OR(SUM([.AD153:.AF155];-1)=2;SUM([.AD153:.AF155];-1)=3);1;0);IF(SUM([.AD153:.AF155])=3;1;0))" office:value-type="float" office:value="0" calcext:value-type="float">
            <text:p>0</text:p>
          </table:table-cell>
          <table:table-cell table:style-name="ce57" table:formula="of:=IF([.AF154]=1;IF(OR(SUM([.AE153:.AG155];-1)=2;SUM([.AE153:.AG155];-1)=3);1;0);IF(SUM([.AE153:.AG155])=3;1;0))" office:value-type="float" office:value="1" calcext:value-type="float">
            <text:p>1</text:p>
          </table:table-cell>
          <table:table-cell table:style-name="ce57" table:formula="of:=IF([.AG154]=1;IF(OR(SUM([.AF153:.AH155];-1)=2;SUM([.AF153:.AH155];-1)=3);1;0);IF(SUM([.AF153:.AH155])=3;1;0))" office:value-type="float" office:value="1" calcext:value-type="float">
            <text:p>1</text:p>
          </table:table-cell>
          <table:table-cell table:style-name="ce57" table:formula="of:=IF([.AH154]=1;IF(OR(SUM([.AG153:.AI155];-1)=2;SUM([.AG153:.AI155];-1)=3);1;0);IF(SUM([.AG153:.AI155])=3;1;0))" office:value-type="float" office:value="0" calcext:value-type="float">
            <text:p>0</text:p>
          </table:table-cell>
          <table:table-cell table:style-name="ce57" table:formula="of:=IF([.AI154]=1;IF(OR(SUM([.AH153:.AJ155];-1)=2;SUM([.AH153:.AJ155];-1)=3);1;0);IF(SUM([.AH153:.AJ155])=3;1;0))" office:value-type="float" office:value="0" calcext:value-type="float">
            <text:p>0</text:p>
          </table:table-cell>
          <table:table-cell table:style-name="ce57" table:formula="of:=IF([.AJ154]=1;IF(OR(SUM([.AI153:.AK155];-1)=2;SUM([.AI153:.AK155];-1)=3);1;0);IF(SUM([.AI153:.AK155])=3;1;0))" office:value-type="float" office:value="0" calcext:value-type="float">
            <text:p>0</text:p>
          </table:table-cell>
          <table:table-cell table:style-name="ce57" table:formula="of:=IF([.AK154]=1;IF(OR(SUM([.AJ153:.AL155];-1)=2;SUM([.AJ153:.AL155];-1)=3);1;0);IF(SUM([.AJ153:.AL155])=3;1;0))" office:value-type="float" office:value="0" calcext:value-type="float">
            <text:p>0</text:p>
          </table:table-cell>
          <table:table-cell table:style-name="ce57" table:formula="of:=IF([.AL154]=1;IF(OR(SUM([.AK153:.AM155];-1)=2;SUM([.AK153:.AM155];-1)=3);1;0);IF(SUM([.AK153:.AM155])=3;1;0))" office:value-type="float" office:value="0" calcext:value-type="float">
            <text:p>0</text:p>
          </table:table-cell>
          <table:table-cell table:style-name="ce57" table:formula="of:=IF([.AM154]=1;IF(OR(SUM([.AL153:.AN155];-1)=2;SUM([.AL153:.AN155];-1)=3);1;0);IF(SUM([.AL153:.AN155])=3;1;0))" office:value-type="float" office:value="0" calcext:value-type="float">
            <text:p>0</text:p>
          </table:table-cell>
          <table:table-cell table:style-name="ce57" table:formula="of:=IF([.AN154]=1;IF(OR(SUM([.AM153:.AO155];-1)=2;SUM([.AM153:.AO155];-1)=3);1;0);IF(SUM([.AM153:.AO155])=3;1;0))" office:value-type="float" office:value="0" calcext:value-type="float">
            <text:p>0</text:p>
          </table:table-cell>
          <table:table-cell table:style-name="ce57" table:formula="of:=IF([.AO154]=1;IF(OR(SUM([.AN153:.AP155];-1)=2;SUM([.AN153:.AP155];-1)=3);1;0);IF(SUM([.AN153:.AP155])=3;1;0))" office:value-type="float" office:value="0" calcext:value-type="float">
            <text:p>0</text:p>
          </table:table-cell>
          <table:table-cell table:style-name="ce57" table:formula="of:=IF([.AP154]=1;IF(OR(SUM([.AO153:.AQ155];-1)=2;SUM([.AO153:.AQ155];-1)=3);1;0);IF(SUM([.AO153:.AQ155])=3;1;0))" office:value-type="float" office:value="1" calcext:value-type="float">
            <text:p>1</text:p>
          </table:table-cell>
          <table:table-cell table:style-name="ce57" table:formula="of:=IF([.AQ154]=1;IF(OR(SUM([.AP153:.AR155];-1)=2;SUM([.AP153:.AR155];-1)=3);1;0);IF(SUM([.AP153:.AR155])=3;1;0))" office:value-type="float" office:value="1" calcext:value-type="float">
            <text:p>1</text:p>
          </table:table-cell>
          <table:table-cell table:style-name="ce57" table:formula="of:=IF([.AR154]=1;IF(OR(SUM([.AQ153:.AS155];-1)=2;SUM([.AQ153:.AS155];-1)=3);1;0);IF(SUM([.AQ153:.AS155])=3;1;0))" office:value-type="float" office:value="1" calcext:value-type="float">
            <text:p>1</text:p>
          </table:table-cell>
          <table:table-cell table:style-name="ce57" table:formula="of:=IF([.AS154]=1;IF(OR(SUM([.AR153:.AT155];-1)=2;SUM([.AR153:.AT155];-1)=3);1;0);IF(SUM([.AR153:.AT155])=3;1;0))" office:value-type="float" office:value="0" calcext:value-type="float">
            <text:p>0</text:p>
          </table:table-cell>
          <table:table-cell table:style-name="ce57" table:formula="of:=IF([.AT154]=1;IF(OR(SUM([.AS153:.AU155];-1)=2;SUM([.AS153:.AU155];-1)=3);1;0);IF(SUM([.AS153:.AU155])=3;1;0))" office:value-type="float" office:value="0" calcext:value-type="float">
            <text:p>0</text:p>
          </table:table-cell>
          <table:table-cell table:style-name="ce57" table:formula="of:=IF([.AU154]=1;IF(OR(SUM([.AT153:.AV155];-1)=2;SUM([.AT153:.AV155];-1)=3);1;0);IF(SUM([.AT153:.AV155])=3;1;0))" office:value-type="float" office:value="0" calcext:value-type="float">
            <text:p>0</text:p>
          </table:table-cell>
          <table:table-cell table:style-name="ce57" table:formula="of:=IF([.AV154]=1;IF(OR(SUM([.AU153:.AW155];-1)=2;SUM([.AU153:.AW155];-1)=3);1;0);IF(SUM([.AU153:.AW155])=3;1;0))" office:value-type="float" office:value="0" calcext:value-type="float">
            <text:p>0</text:p>
          </table:table-cell>
          <table:table-cell table:style-name="ce57" table:formula="of:=IF([.AW154]=1;IF(OR(SUM([.AV153:.AX155];-1)=2;SUM([.AV153:.AX155];-1)=3);1;0);IF(SUM([.AV153:.AX155])=3;1;0))" office:value-type="float" office:value="0" calcext:value-type="float">
            <text:p>0</text:p>
          </table:table-cell>
          <table:table-cell table:style-name="ce57" table:formula="of:=IF([.AX154]=1;IF(OR(SUM([.AW153:.AY155];-1)=2;SUM([.AW153:.AY155];-1)=3);1;0);IF(SUM([.AW153:.AY155])=3;1;0))" office:value-type="float" office:value="0" calcext:value-type="float">
            <text:p>0</text:p>
          </table:table-cell>
          <table:table-cell table:style-name="ce57" table:formula="of:=IF([.AY154]=1;IF(OR(SUM([.AX153:.AZ155];-1)=2;SUM([.AX153:.AZ155];-1)=3);1;0);IF(SUM([.AX153:.AZ155])=3;1;0))" office:value-type="float" office:value="0" calcext:value-type="float">
            <text:p>0</text:p>
          </table:table-cell>
          <table:table-cell table:style-name="ce57" table:formula="of:=IF([.AZ154]=1;IF(OR(SUM([.AY153:.BA155];-1)=2;SUM([.AY153:.BA155];-1)=3);1;0);IF(SUM([.AY153:.BA155])=3;1;0))" office:value-type="float" office:value="0" calcext:value-type="float">
            <text:p>0</text:p>
          </table:table-cell>
          <table:table-cell table:style-name="ce57" table:formula="of:=IF([.BA154]=1;IF(OR(SUM([.AZ153:.BB155];-1)=2;SUM([.AZ153:.BB155];-1)=3);1;0);IF(SUM([.AZ153:.BB155])=3;1;0))" office:value-type="float" office:value="0" calcext:value-type="float">
            <text:p>0</text:p>
          </table:table-cell>
          <table:table-cell table:style-name="ce57" table:formula="of:=IF([.BB154]=1;IF(OR(SUM([.BA153:.BC155];-1)=2;SUM([.BA153:.BC155];-1)=3);1;0);IF(SUM([.BA153:.BC155])=3;1;0))" office:value-type="float" office:value="0" calcext:value-type="float">
            <text:p>0</text:p>
          </table:table-cell>
          <table:table-cell table:style-name="ce57" table:formula="of:=IF([.BC154]=1;IF(OR(SUM([.BB153:.BD155];-1)=2;SUM([.BB153:.BD155];-1)=3);1;0);IF(SUM([.BB153:.BD155])=3;1;0))" office:value-type="float" office:value="0" calcext:value-type="float">
            <text:p>0</text:p>
          </table:table-cell>
          <table:table-cell table:style-name="ce57" table:formula="of:=IF([.BD154]=1;IF(OR(SUM([.BC153:.BE155];-1)=2;SUM([.BC153:.BE155];-1)=3);1;0);IF(SUM([.BC153:.BE155])=3;1;0))" office:value-type="float" office:value="0" calcext:value-type="float">
            <text:p>0</text:p>
          </table:table-cell>
          <table:table-cell table:style-name="ce57" table:formula="of:=IF([.BE154]=1;IF(OR(SUM([.BD153:.BF155];-1)=2;SUM([.BD153:.BF155];-1)=3);1;0);IF(SUM([.BD153:.BF155])=3;1;0))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6" office:value-type="float" office:value="0" calcext:value-type="float">
            <text:p>0</text:p>
          </table:table-cell>
          <table:table-cell table:style-name="ce57" table:formula="of:=IF([.C155]=1;IF(OR(SUM([.B154:.D156];-1)=2;SUM([.B154:.D156];-1)=3);1;0);IF(SUM([.B154:.D156])=3;1;0))" office:value-type="float" office:value="0" calcext:value-type="float">
            <text:p>0</text:p>
          </table:table-cell>
          <table:table-cell table:style-name="ce57" table:formula="of:=IF([.D155]=1;IF(OR(SUM([.C154:.E156];-1)=2;SUM([.C154:.E156];-1)=3);1;0);IF(SUM([.C154:.E156])=3;1;0))" office:value-type="float" office:value="1" calcext:value-type="float">
            <text:p>1</text:p>
          </table:table-cell>
          <table:table-cell table:style-name="ce57" table:formula="of:=IF([.E155]=1;IF(OR(SUM([.D154:.F156];-1)=2;SUM([.D154:.F156];-1)=3);1;0);IF(SUM([.D154:.F156])=3;1;0))" office:value-type="float" office:value="1" calcext:value-type="float">
            <text:p>1</text:p>
          </table:table-cell>
          <table:table-cell table:style-name="ce57" table:formula="of:=IF([.F155]=1;IF(OR(SUM([.E154:.G156];-1)=2;SUM([.E154:.G156];-1)=3);1;0);IF(SUM([.E154:.G156])=3;1;0))" office:value-type="float" office:value="1" calcext:value-type="float">
            <text:p>1</text:p>
          </table:table-cell>
          <table:table-cell table:style-name="ce57" table:formula="of:=IF([.G155]=1;IF(OR(SUM([.F154:.H156];-1)=2;SUM([.F154:.H156];-1)=3);1;0);IF(SUM([.F154:.H156])=3;1;0))" office:value-type="float" office:value="0" calcext:value-type="float">
            <text:p>0</text:p>
          </table:table-cell>
          <table:table-cell table:style-name="ce57" table:formula="of:=IF([.H155]=1;IF(OR(SUM([.G154:.I156];-1)=2;SUM([.G154:.I156];-1)=3);1;0);IF(SUM([.G154:.I156])=3;1;0))" office:value-type="float" office:value="0" calcext:value-type="float">
            <text:p>0</text:p>
          </table:table-cell>
          <table:table-cell table:style-name="ce57" table:formula="of:=IF([.I155]=1;IF(OR(SUM([.H154:.J156];-1)=2;SUM([.H154:.J156];-1)=3);1;0);IF(SUM([.H154:.J156])=3;1;0))" office:value-type="float" office:value="0" calcext:value-type="float">
            <text:p>0</text:p>
          </table:table-cell>
          <table:table-cell table:style-name="ce57" table:formula="of:=IF([.J155]=1;IF(OR(SUM([.I154:.K156];-1)=2;SUM([.I154:.K156];-1)=3);1;0);IF(SUM([.I154:.K156])=3;1;0))" office:value-type="float" office:value="0" calcext:value-type="float">
            <text:p>0</text:p>
          </table:table-cell>
          <table:table-cell table:style-name="ce57" table:formula="of:=IF([.K155]=1;IF(OR(SUM([.J154:.L156];-1)=2;SUM([.J154:.L156];-1)=3);1;0);IF(SUM([.J154:.L156])=3;1;0))" office:value-type="float" office:value="0" calcext:value-type="float">
            <text:p>0</text:p>
          </table:table-cell>
          <table:table-cell table:style-name="ce57" table:formula="of:=IF([.L155]=1;IF(OR(SUM([.K154:.M156];-1)=2;SUM([.K154:.M156];-1)=3);1;0);IF(SUM([.K154:.M156])=3;1;0))" office:value-type="float" office:value="0" calcext:value-type="float">
            <text:p>0</text:p>
          </table:table-cell>
          <table:table-cell table:style-name="ce57" table:formula="of:=IF([.M155]=1;IF(OR(SUM([.L154:.N156];-1)=2;SUM([.L154:.N156];-1)=3);1;0);IF(SUM([.L154:.N156])=3;1;0))" office:value-type="float" office:value="0" calcext:value-type="float">
            <text:p>0</text:p>
          </table:table-cell>
          <table:table-cell table:style-name="ce57" table:formula="of:=IF([.N155]=1;IF(OR(SUM([.M154:.O156];-1)=2;SUM([.M154:.O156];-1)=3);1;0);IF(SUM([.M154:.O156])=3;1;0))" office:value-type="float" office:value="0" calcext:value-type="float">
            <text:p>0</text:p>
          </table:table-cell>
          <table:table-cell table:style-name="ce57" table:formula="of:=IF([.O155]=1;IF(OR(SUM([.N154:.P156];-1)=2;SUM([.N154:.P156];-1)=3);1;0);IF(SUM([.N154:.P156])=3;1;0))" office:value-type="float" office:value="0" calcext:value-type="float">
            <text:p>0</text:p>
          </table:table-cell>
          <table:table-cell table:style-name="ce57" table:formula="of:=IF([.P155]=1;IF(OR(SUM([.O154:.Q156];-1)=2;SUM([.O154:.Q156];-1)=3);1;0);IF(SUM([.O154:.Q156])=3;1;0))" office:value-type="float" office:value="0" calcext:value-type="float">
            <text:p>0</text:p>
          </table:table-cell>
          <table:table-cell table:style-name="ce57" table:formula="of:=IF([.Q155]=1;IF(OR(SUM([.P154:.R156];-1)=2;SUM([.P154:.R156];-1)=3);1;0);IF(SUM([.P154:.R156])=3;1;0))" office:value-type="float" office:value="0" calcext:value-type="float">
            <text:p>0</text:p>
          </table:table-cell>
          <table:table-cell table:style-name="ce57" table:formula="of:=IF([.R155]=1;IF(OR(SUM([.Q154:.S156];-1)=2;SUM([.Q154:.S156];-1)=3);1;0);IF(SUM([.Q154:.S156])=3;1;0))" office:value-type="float" office:value="1" calcext:value-type="float">
            <text:p>1</text:p>
          </table:table-cell>
          <table:table-cell table:style-name="ce57" table:formula="of:=IF([.S155]=1;IF(OR(SUM([.R154:.T156];-1)=2;SUM([.R154:.T156];-1)=3);1;0);IF(SUM([.R154:.T156])=3;1;0))" office:value-type="float" office:value="1" calcext:value-type="float">
            <text:p>1</text:p>
          </table:table-cell>
          <table:table-cell table:style-name="ce57" table:formula="of:=IF([.T155]=1;IF(OR(SUM([.S154:.U156];-1)=2;SUM([.S154:.U156];-1)=3);1;0);IF(SUM([.S154:.U156])=3;1;0))" office:value-type="float" office:value="0" calcext:value-type="float">
            <text:p>0</text:p>
          </table:table-cell>
          <table:table-cell table:style-name="ce57" table:formula="of:=IF([.U155]=1;IF(OR(SUM([.T154:.V156];-1)=2;SUM([.T154:.V156];-1)=3);1;0);IF(SUM([.T154:.V156])=3;1;0))" office:value-type="float" office:value="0" calcext:value-type="float">
            <text:p>0</text:p>
          </table:table-cell>
          <table:table-cell table:style-name="ce57" table:formula="of:=IF([.V155]=1;IF(OR(SUM([.U154:.W156];-1)=2;SUM([.U154:.W156];-1)=3);1;0);IF(SUM([.U154:.W156])=3;1;0))" office:value-type="float" office:value="0" calcext:value-type="float">
            <text:p>0</text:p>
          </table:table-cell>
          <table:table-cell table:style-name="ce57" table:formula="of:=IF([.W155]=1;IF(OR(SUM([.V154:.X156];-1)=2;SUM([.V154:.X156];-1)=3);1;0);IF(SUM([.V154:.X156])=3;1;0))" office:value-type="float" office:value="0" calcext:value-type="float">
            <text:p>0</text:p>
          </table:table-cell>
          <table:table-cell table:style-name="ce57" table:formula="of:=IF([.X155]=1;IF(OR(SUM([.W154:.Y156];-1)=2;SUM([.W154:.Y156];-1)=3);1;0);IF(SUM([.W154:.Y156])=3;1;0))" office:value-type="float" office:value="0" calcext:value-type="float">
            <text:p>0</text:p>
          </table:table-cell>
          <table:table-cell table:style-name="ce57" table:formula="of:=IF([.Y155]=1;IF(OR(SUM([.X154:.Z156];-1)=2;SUM([.X154:.Z156];-1)=3);1;0);IF(SUM([.X154:.Z156])=3;1;0))" office:value-type="float" office:value="1" calcext:value-type="float">
            <text:p>1</text:p>
          </table:table-cell>
          <table:table-cell table:style-name="ce57" table:formula="of:=IF([.Z155]=1;IF(OR(SUM([.Y154:.AA156];-1)=2;SUM([.Y154:.AA156];-1)=3);1;0);IF(SUM([.Y154:.AA156])=3;1;0))" office:value-type="float" office:value="0" calcext:value-type="float">
            <text:p>0</text:p>
          </table:table-cell>
          <table:table-cell table:style-name="ce57" table:formula="of:=IF([.AA155]=1;IF(OR(SUM([.Z154:.AB156];-1)=2;SUM([.Z154:.AB156];-1)=3);1;0);IF(SUM([.Z154:.AB156])=3;1;0))" office:value-type="float" office:value="0" calcext:value-type="float">
            <text:p>0</text:p>
          </table:table-cell>
          <table:table-cell table:style-name="ce57" table:formula="of:=IF([.AB155]=1;IF(OR(SUM([.AA154:.AC156];-1)=2;SUM([.AA154:.AC156];-1)=3);1;0);IF(SUM([.AA154:.AC156])=3;1;0))" office:value-type="float" office:value="1" calcext:value-type="float">
            <text:p>1</text:p>
          </table:table-cell>
          <table:table-cell table:style-name="ce57" table:formula="of:=IF([.AC155]=1;IF(OR(SUM([.AB154:.AD156];-1)=2;SUM([.AB154:.AD156];-1)=3);1;0);IF(SUM([.AB154:.AD156])=3;1;0))" office:value-type="float" office:value="0" calcext:value-type="float">
            <text:p>0</text:p>
          </table:table-cell>
          <table:table-cell table:style-name="ce57" table:formula="of:=IF([.AD155]=1;IF(OR(SUM([.AC154:.AE156];-1)=2;SUM([.AC154:.AE156];-1)=3);1;0);IF(SUM([.AC154:.AE156])=3;1;0))" office:value-type="float" office:value="0" calcext:value-type="float">
            <text:p>0</text:p>
          </table:table-cell>
          <table:table-cell table:style-name="ce57" table:formula="of:=IF([.AE155]=1;IF(OR(SUM([.AD154:.AF156];-1)=2;SUM([.AD154:.AF156];-1)=3);1;0);IF(SUM([.AD154:.AF156])=3;1;0))" office:value-type="float" office:value="0" calcext:value-type="float">
            <text:p>0</text:p>
          </table:table-cell>
          <table:table-cell table:style-name="ce57" table:formula="of:=IF([.AF155]=1;IF(OR(SUM([.AE154:.AG156];-1)=2;SUM([.AE154:.AG156];-1)=3);1;0);IF(SUM([.AE154:.AG156])=3;1;0))" office:value-type="float" office:value="1" calcext:value-type="float">
            <text:p>1</text:p>
          </table:table-cell>
          <table:table-cell table:style-name="ce57" table:formula="of:=IF([.AG155]=1;IF(OR(SUM([.AF154:.AH156];-1)=2;SUM([.AF154:.AH156];-1)=3);1;0);IF(SUM([.AF154:.AH156])=3;1;0))" office:value-type="float" office:value="1" calcext:value-type="float">
            <text:p>1</text:p>
          </table:table-cell>
          <table:table-cell table:style-name="ce57" table:formula="of:=IF([.AH155]=1;IF(OR(SUM([.AG154:.AI156];-1)=2;SUM([.AG154:.AI156];-1)=3);1;0);IF(SUM([.AG154:.AI156])=3;1;0))" office:value-type="float" office:value="0" calcext:value-type="float">
            <text:p>0</text:p>
          </table:table-cell>
          <table:table-cell table:style-name="ce57" table:formula="of:=IF([.AI155]=1;IF(OR(SUM([.AH154:.AJ156];-1)=2;SUM([.AH154:.AJ156];-1)=3);1;0);IF(SUM([.AH154:.AJ156])=3;1;0))" office:value-type="float" office:value="1" calcext:value-type="float">
            <text:p>1</text:p>
          </table:table-cell>
          <table:table-cell table:style-name="ce57" table:formula="of:=IF([.AJ155]=1;IF(OR(SUM([.AI154:.AK156];-1)=2;SUM([.AI154:.AK156];-1)=3);1;0);IF(SUM([.AI154:.AK156])=3;1;0))" office:value-type="float" office:value="0" calcext:value-type="float">
            <text:p>0</text:p>
          </table:table-cell>
          <table:table-cell table:style-name="ce57" table:formula="of:=IF([.AK155]=1;IF(OR(SUM([.AJ154:.AL156];-1)=2;SUM([.AJ154:.AL156];-1)=3);1;0);IF(SUM([.AJ154:.AL156])=3;1;0))" office:value-type="float" office:value="1" calcext:value-type="float">
            <text:p>1</text:p>
          </table:table-cell>
          <table:table-cell table:style-name="ce57" table:formula="of:=IF([.AL155]=1;IF(OR(SUM([.AK154:.AM156];-1)=2;SUM([.AK154:.AM156];-1)=3);1;0);IF(SUM([.AK154:.AM156])=3;1;0))" office:value-type="float" office:value="1" calcext:value-type="float">
            <text:p>1</text:p>
          </table:table-cell>
          <table:table-cell table:style-name="ce57" table:formula="of:=IF([.AM155]=1;IF(OR(SUM([.AL154:.AN156];-1)=2;SUM([.AL154:.AN156];-1)=3);1;0);IF(SUM([.AL154:.AN156])=3;1;0))" office:value-type="float" office:value="0" calcext:value-type="float">
            <text:p>0</text:p>
          </table:table-cell>
          <table:table-cell table:style-name="ce57" table:formula="of:=IF([.AN155]=1;IF(OR(SUM([.AM154:.AO156];-1)=2;SUM([.AM154:.AO156];-1)=3);1;0);IF(SUM([.AM154:.AO156])=3;1;0))" office:value-type="float" office:value="0" calcext:value-type="float">
            <text:p>0</text:p>
          </table:table-cell>
          <table:table-cell table:style-name="ce57" table:formula="of:=IF([.AO155]=1;IF(OR(SUM([.AN154:.AP156];-1)=2;SUM([.AN154:.AP156];-1)=3);1;0);IF(SUM([.AN154:.AP156])=3;1;0))" office:value-type="float" office:value="1" calcext:value-type="float">
            <text:p>1</text:p>
          </table:table-cell>
          <table:table-cell table:style-name="ce57" table:formula="of:=IF([.AP155]=1;IF(OR(SUM([.AO154:.AQ156];-1)=2;SUM([.AO154:.AQ156];-1)=3);1;0);IF(SUM([.AO154:.AQ156])=3;1;0))" office:value-type="float" office:value="0" calcext:value-type="float">
            <text:p>0</text:p>
          </table:table-cell>
          <table:table-cell table:style-name="ce57" table:formula="of:=IF([.AQ155]=1;IF(OR(SUM([.AP154:.AR156];-1)=2;SUM([.AP154:.AR156];-1)=3);1;0);IF(SUM([.AP154:.AR156])=3;1;0))" office:value-type="float" office:value="1" calcext:value-type="float">
            <text:p>1</text:p>
          </table:table-cell>
          <table:table-cell table:style-name="ce57" table:formula="of:=IF([.AR155]=1;IF(OR(SUM([.AQ154:.AS156];-1)=2;SUM([.AQ154:.AS156];-1)=3);1;0);IF(SUM([.AQ154:.AS156])=3;1;0))" office:value-type="float" office:value="0" calcext:value-type="float">
            <text:p>0</text:p>
          </table:table-cell>
          <table:table-cell table:style-name="ce57" table:formula="of:=IF([.AS155]=1;IF(OR(SUM([.AR154:.AT156];-1)=2;SUM([.AR154:.AT156];-1)=3);1;0);IF(SUM([.AR154:.AT156])=3;1;0))" office:value-type="float" office:value="0" calcext:value-type="float">
            <text:p>0</text:p>
          </table:table-cell>
          <table:table-cell table:style-name="ce57" table:formula="of:=IF([.AT155]=1;IF(OR(SUM([.AS154:.AU156];-1)=2;SUM([.AS154:.AU156];-1)=3);1;0);IF(SUM([.AS154:.AU156])=3;1;0))" office:value-type="float" office:value="0" calcext:value-type="float">
            <text:p>0</text:p>
          </table:table-cell>
          <table:table-cell table:style-name="ce57" table:formula="of:=IF([.AU155]=1;IF(OR(SUM([.AT154:.AV156];-1)=2;SUM([.AT154:.AV156];-1)=3);1;0);IF(SUM([.AT154:.AV156])=3;1;0))" office:value-type="float" office:value="0" calcext:value-type="float">
            <text:p>0</text:p>
          </table:table-cell>
          <table:table-cell table:style-name="ce57" table:formula="of:=IF([.AV155]=1;IF(OR(SUM([.AU154:.AW156];-1)=2;SUM([.AU154:.AW156];-1)=3);1;0);IF(SUM([.AU154:.AW156])=3;1;0))" office:value-type="float" office:value="0" calcext:value-type="float">
            <text:p>0</text:p>
          </table:table-cell>
          <table:table-cell table:style-name="ce57" table:formula="of:=IF([.AW155]=1;IF(OR(SUM([.AV154:.AX156];-1)=2;SUM([.AV154:.AX156];-1)=3);1;0);IF(SUM([.AV154:.AX156])=3;1;0))" office:value-type="float" office:value="0" calcext:value-type="float">
            <text:p>0</text:p>
          </table:table-cell>
          <table:table-cell table:style-name="ce57" table:formula="of:=IF([.AX155]=1;IF(OR(SUM([.AW154:.AY156];-1)=2;SUM([.AW154:.AY156];-1)=3);1;0);IF(SUM([.AW154:.AY156])=3;1;0))" office:value-type="float" office:value="0" calcext:value-type="float">
            <text:p>0</text:p>
          </table:table-cell>
          <table:table-cell table:style-name="ce57" table:formula="of:=IF([.AY155]=1;IF(OR(SUM([.AX154:.AZ156];-1)=2;SUM([.AX154:.AZ156];-1)=3);1;0);IF(SUM([.AX154:.AZ156])=3;1;0))" office:value-type="float" office:value="0" calcext:value-type="float">
            <text:p>0</text:p>
          </table:table-cell>
          <table:table-cell table:style-name="ce57" table:formula="of:=IF([.AZ155]=1;IF(OR(SUM([.AY154:.BA156];-1)=2;SUM([.AY154:.BA156];-1)=3);1;0);IF(SUM([.AY154:.BA156])=3;1;0))" office:value-type="float" office:value="0" calcext:value-type="float">
            <text:p>0</text:p>
          </table:table-cell>
          <table:table-cell table:style-name="ce57" table:formula="of:=IF([.BA155]=1;IF(OR(SUM([.AZ154:.BB156];-1)=2;SUM([.AZ154:.BB156];-1)=3);1;0);IF(SUM([.AZ154:.BB156])=3;1;0))" office:value-type="float" office:value="0" calcext:value-type="float">
            <text:p>0</text:p>
          </table:table-cell>
          <table:table-cell table:style-name="ce57" table:formula="of:=IF([.BB155]=1;IF(OR(SUM([.BA154:.BC156];-1)=2;SUM([.BA154:.BC156];-1)=3);1;0);IF(SUM([.BA154:.BC156])=3;1;0))" office:value-type="float" office:value="0" calcext:value-type="float">
            <text:p>0</text:p>
          </table:table-cell>
          <table:table-cell table:style-name="ce57" table:formula="of:=IF([.BC155]=1;IF(OR(SUM([.BB154:.BD156];-1)=2;SUM([.BB154:.BD156];-1)=3);1;0);IF(SUM([.BB154:.BD156])=3;1;0))" office:value-type="float" office:value="0" calcext:value-type="float">
            <text:p>0</text:p>
          </table:table-cell>
          <table:table-cell table:style-name="ce57" table:formula="of:=IF([.BD155]=1;IF(OR(SUM([.BC154:.BE156];-1)=2;SUM([.BC154:.BE156];-1)=3);1;0);IF(SUM([.BC154:.BE156])=3;1;0))" office:value-type="float" office:value="0" calcext:value-type="float">
            <text:p>0</text:p>
          </table:table-cell>
          <table:table-cell table:style-name="ce57" table:formula="of:=IF([.BE155]=1;IF(OR(SUM([.BD154:.BF156];-1)=2;SUM([.BD154:.BF156];-1)=3);1;0);IF(SUM([.BD154:.BF156])=3;1;0))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6" office:value-type="float" office:value="0" calcext:value-type="float">
            <text:p>0</text:p>
          </table:table-cell>
          <table:table-cell table:style-name="ce57" table:formula="of:=IF([.C156]=1;IF(OR(SUM([.B155:.D157];-1)=2;SUM([.B155:.D157];-1)=3);1;0);IF(SUM([.B155:.D157])=3;1;0))" office:value-type="float" office:value="1" calcext:value-type="float">
            <text:p>1</text:p>
          </table:table-cell>
          <table:table-cell table:style-name="ce57" table:formula="of:=IF([.D156]=1;IF(OR(SUM([.C155:.E157];-1)=2;SUM([.C155:.E157];-1)=3);1;0);IF(SUM([.C155:.E157])=3;1;0))" office:value-type="float" office:value="1" calcext:value-type="float">
            <text:p>1</text:p>
          </table:table-cell>
          <table:table-cell table:style-name="ce57" table:formula="of:=IF([.E156]=1;IF(OR(SUM([.D155:.F157];-1)=2;SUM([.D155:.F157];-1)=3);1;0);IF(SUM([.D155:.F157])=3;1;0))" office:value-type="float" office:value="1" calcext:value-type="float">
            <text:p>1</text:p>
          </table:table-cell>
          <table:table-cell table:style-name="ce57" table:formula="of:=IF([.F156]=1;IF(OR(SUM([.E155:.G157];-1)=2;SUM([.E155:.G157];-1)=3);1;0);IF(SUM([.E155:.G157])=3;1;0))" office:value-type="float" office:value="0" calcext:value-type="float">
            <text:p>0</text:p>
          </table:table-cell>
          <table:table-cell table:style-name="ce57" table:formula="of:=IF([.G156]=1;IF(OR(SUM([.F155:.H157];-1)=2;SUM([.F155:.H157];-1)=3);1;0);IF(SUM([.F155:.H157])=3;1;0))" office:value-type="float" office:value="0" calcext:value-type="float">
            <text:p>0</text:p>
          </table:table-cell>
          <table:table-cell table:style-name="ce57" table:formula="of:=IF([.H156]=1;IF(OR(SUM([.G155:.I157];-1)=2;SUM([.G155:.I157];-1)=3);1;0);IF(SUM([.G155:.I157])=3;1;0))" office:value-type="float" office:value="0" calcext:value-type="float">
            <text:p>0</text:p>
          </table:table-cell>
          <table:table-cell table:style-name="ce57" table:formula="of:=IF([.I156]=1;IF(OR(SUM([.H155:.J157];-1)=2;SUM([.H155:.J157];-1)=3);1;0);IF(SUM([.H155:.J157])=3;1;0))" office:value-type="float" office:value="0" calcext:value-type="float">
            <text:p>0</text:p>
          </table:table-cell>
          <table:table-cell table:style-name="ce57" table:formula="of:=IF([.J156]=1;IF(OR(SUM([.I155:.K157];-1)=2;SUM([.I155:.K157];-1)=3);1;0);IF(SUM([.I155:.K157])=3;1;0))" office:value-type="float" office:value="0" calcext:value-type="float">
            <text:p>0</text:p>
          </table:table-cell>
          <table:table-cell table:style-name="ce57" table:formula="of:=IF([.K156]=1;IF(OR(SUM([.J155:.L157];-1)=2;SUM([.J155:.L157];-1)=3);1;0);IF(SUM([.J155:.L157])=3;1;0))" office:value-type="float" office:value="1" calcext:value-type="float">
            <text:p>1</text:p>
          </table:table-cell>
          <table:table-cell table:style-name="ce57" table:formula="of:=IF([.L156]=1;IF(OR(SUM([.K155:.M157];-1)=2;SUM([.K155:.M157];-1)=3);1;0);IF(SUM([.K155:.M157])=3;1;0))" office:value-type="float" office:value="1" calcext:value-type="float">
            <text:p>1</text:p>
          </table:table-cell>
          <table:table-cell table:style-name="ce57" table:formula="of:=IF([.M156]=1;IF(OR(SUM([.L155:.N157];-1)=2;SUM([.L155:.N157];-1)=3);1;0);IF(SUM([.L155:.N157])=3;1;0))" office:value-type="float" office:value="1" calcext:value-type="float">
            <text:p>1</text:p>
          </table:table-cell>
          <table:table-cell table:style-name="ce57" table:formula="of:=IF([.N156]=1;IF(OR(SUM([.M155:.O157];-1)=2;SUM([.M155:.O157];-1)=3);1;0);IF(SUM([.M155:.O157])=3;1;0))" office:value-type="float" office:value="0" calcext:value-type="float">
            <text:p>0</text:p>
          </table:table-cell>
          <table:table-cell table:style-name="ce57" table:formula="of:=IF([.O156]=1;IF(OR(SUM([.N155:.P157];-1)=2;SUM([.N155:.P157];-1)=3);1;0);IF(SUM([.N155:.P157])=3;1;0))" office:value-type="float" office:value="0" calcext:value-type="float">
            <text:p>0</text:p>
          </table:table-cell>
          <table:table-cell table:style-name="ce57" table:formula="of:=IF([.P156]=1;IF(OR(SUM([.O155:.Q157];-1)=2;SUM([.O155:.Q157];-1)=3);1;0);IF(SUM([.O155:.Q157])=3;1;0))" office:value-type="float" office:value="0" calcext:value-type="float">
            <text:p>0</text:p>
          </table:table-cell>
          <table:table-cell table:style-name="ce57" table:formula="of:=IF([.Q156]=1;IF(OR(SUM([.P155:.R157];-1)=2;SUM([.P155:.R157];-1)=3);1;0);IF(SUM([.P155:.R157])=3;1;0))" office:value-type="float" office:value="0" calcext:value-type="float">
            <text:p>0</text:p>
          </table:table-cell>
          <table:table-cell table:style-name="ce57" table:formula="of:=IF([.R156]=1;IF(OR(SUM([.Q155:.S157];-1)=2;SUM([.Q155:.S157];-1)=3);1;0);IF(SUM([.Q155:.S157])=3;1;0))" office:value-type="float" office:value="0" calcext:value-type="float">
            <text:p>0</text:p>
          </table:table-cell>
          <table:table-cell table:style-name="ce57" table:formula="of:=IF([.S156]=1;IF(OR(SUM([.R155:.T157];-1)=2;SUM([.R155:.T157];-1)=3);1;0);IF(SUM([.R155:.T157])=3;1;0))" office:value-type="float" office:value="0" calcext:value-type="float">
            <text:p>0</text:p>
          </table:table-cell>
          <table:table-cell table:style-name="ce57" table:formula="of:=IF([.T156]=1;IF(OR(SUM([.S155:.U157];-1)=2;SUM([.S155:.U157];-1)=3);1;0);IF(SUM([.S155:.U157])=3;1;0))" office:value-type="float" office:value="0" calcext:value-type="float">
            <text:p>0</text:p>
          </table:table-cell>
          <table:table-cell table:style-name="ce57" table:formula="of:=IF([.U156]=1;IF(OR(SUM([.T155:.V157];-1)=2;SUM([.T155:.V157];-1)=3);1;0);IF(SUM([.T155:.V157])=3;1;0))" office:value-type="float" office:value="0" calcext:value-type="float">
            <text:p>0</text:p>
          </table:table-cell>
          <table:table-cell table:style-name="ce57" table:formula="of:=IF([.V156]=1;IF(OR(SUM([.U155:.W157];-1)=2;SUM([.U155:.W157];-1)=3);1;0);IF(SUM([.U155:.W157])=3;1;0))" office:value-type="float" office:value="0" calcext:value-type="float">
            <text:p>0</text:p>
          </table:table-cell>
          <table:table-cell table:style-name="ce57" table:formula="of:=IF([.W156]=1;IF(OR(SUM([.V155:.X157];-1)=2;SUM([.V155:.X157];-1)=3);1;0);IF(SUM([.V155:.X157])=3;1;0))" office:value-type="float" office:value="0" calcext:value-type="float">
            <text:p>0</text:p>
          </table:table-cell>
          <table:table-cell table:style-name="ce57" table:formula="of:=IF([.X156]=1;IF(OR(SUM([.W155:.Y157];-1)=2;SUM([.W155:.Y157];-1)=3);1;0);IF(SUM([.W155:.Y157])=3;1;0))" office:value-type="float" office:value="0" calcext:value-type="float">
            <text:p>0</text:p>
          </table:table-cell>
          <table:table-cell table:style-name="ce57" table:formula="of:=IF([.Y156]=1;IF(OR(SUM([.X155:.Z157];-1)=2;SUM([.X155:.Z157];-1)=3);1;0);IF(SUM([.X155:.Z157])=3;1;0))" office:value-type="float" office:value="1" calcext:value-type="float">
            <text:p>1</text:p>
          </table:table-cell>
          <table:table-cell table:style-name="ce57" table:formula="of:=IF([.Z156]=1;IF(OR(SUM([.Y155:.AA157];-1)=2;SUM([.Y155:.AA157];-1)=3);1;0);IF(SUM([.Y155:.AA157])=3;1;0))" office:value-type="float" office:value="1" calcext:value-type="float">
            <text:p>1</text:p>
          </table:table-cell>
          <table:table-cell table:style-name="ce57" table:formula="of:=IF([.AA156]=1;IF(OR(SUM([.Z155:.AB157];-1)=2;SUM([.Z155:.AB157];-1)=3);1;0);IF(SUM([.Z155:.AB157])=3;1;0))" office:value-type="float" office:value="1" calcext:value-type="float">
            <text:p>1</text:p>
          </table:table-cell>
          <table:table-cell table:style-name="ce57" table:formula="of:=IF([.AB156]=1;IF(OR(SUM([.AA155:.AC157];-1)=2;SUM([.AA155:.AC157];-1)=3);1;0);IF(SUM([.AA155:.AC157])=3;1;0))" office:value-type="float" office:value="1" calcext:value-type="float">
            <text:p>1</text:p>
          </table:table-cell>
          <table:table-cell table:style-name="ce57" table:formula="of:=IF([.AC156]=1;IF(OR(SUM([.AB155:.AD157];-1)=2;SUM([.AB155:.AD157];-1)=3);1;0);IF(SUM([.AB155:.AD157])=3;1;0))" office:value-type="float" office:value="0" calcext:value-type="float">
            <text:p>0</text:p>
          </table:table-cell>
          <table:table-cell table:style-name="ce57" table:formula="of:=IF([.AD156]=1;IF(OR(SUM([.AC155:.AE157];-1)=2;SUM([.AC155:.AE157];-1)=3);1;0);IF(SUM([.AC155:.AE157])=3;1;0))" office:value-type="float" office:value="0" calcext:value-type="float">
            <text:p>0</text:p>
          </table:table-cell>
          <table:table-cell table:style-name="ce57" table:formula="of:=IF([.AE156]=1;IF(OR(SUM([.AD155:.AF157];-1)=2;SUM([.AD155:.AF157];-1)=3);1;0);IF(SUM([.AD155:.AF157])=3;1;0))" office:value-type="float" office:value="0" calcext:value-type="float">
            <text:p>0</text:p>
          </table:table-cell>
          <table:table-cell table:style-name="ce57" table:formula="of:=IF([.AF156]=1;IF(OR(SUM([.AE155:.AG157];-1)=2;SUM([.AE155:.AG157];-1)=3);1;0);IF(SUM([.AE155:.AG157])=3;1;0))" office:value-type="float" office:value="0" calcext:value-type="float">
            <text:p>0</text:p>
          </table:table-cell>
          <table:table-cell table:style-name="ce57" table:formula="of:=IF([.AG156]=1;IF(OR(SUM([.AF155:.AH157];-1)=2;SUM([.AF155:.AH157];-1)=3);1;0);IF(SUM([.AF155:.AH157])=3;1;0))" office:value-type="float" office:value="1" calcext:value-type="float">
            <text:p>1</text:p>
          </table:table-cell>
          <table:table-cell table:style-name="ce57" table:formula="of:=IF([.AH156]=1;IF(OR(SUM([.AG155:.AI157];-1)=2;SUM([.AG155:.AI157];-1)=3);1;0);IF(SUM([.AG155:.AI157])=3;1;0))" office:value-type="float" office:value="0" calcext:value-type="float">
            <text:p>0</text:p>
          </table:table-cell>
          <table:table-cell table:style-name="ce57" table:formula="of:=IF([.AI156]=1;IF(OR(SUM([.AH155:.AJ157];-1)=2;SUM([.AH155:.AJ157];-1)=3);1;0);IF(SUM([.AH155:.AJ157])=3;1;0))" office:value-type="float" office:value="1" calcext:value-type="float">
            <text:p>1</text:p>
          </table:table-cell>
          <table:table-cell table:style-name="ce57" table:formula="of:=IF([.AJ156]=1;IF(OR(SUM([.AI155:.AK157];-1)=2;SUM([.AI155:.AK157];-1)=3);1;0);IF(SUM([.AI155:.AK157])=3;1;0))" office:value-type="float" office:value="0" calcext:value-type="float">
            <text:p>0</text:p>
          </table:table-cell>
          <table:table-cell table:style-name="ce57" table:formula="of:=IF([.AK156]=1;IF(OR(SUM([.AJ155:.AL157];-1)=2;SUM([.AJ155:.AL157];-1)=3);1;0);IF(SUM([.AJ155:.AL157])=3;1;0))" office:value-type="float" office:value="1" calcext:value-type="float">
            <text:p>1</text:p>
          </table:table-cell>
          <table:table-cell table:style-name="ce57" table:formula="of:=IF([.AL156]=1;IF(OR(SUM([.AK155:.AM157];-1)=2;SUM([.AK155:.AM157];-1)=3);1;0);IF(SUM([.AK155:.AM157])=3;1;0))" office:value-type="float" office:value="1" calcext:value-type="float">
            <text:p>1</text:p>
          </table:table-cell>
          <table:table-cell table:style-name="ce57" table:formula="of:=IF([.AM156]=1;IF(OR(SUM([.AL155:.AN157];-1)=2;SUM([.AL155:.AN157];-1)=3);1;0);IF(SUM([.AL155:.AN157])=3;1;0))" office:value-type="float" office:value="0" calcext:value-type="float">
            <text:p>0</text:p>
          </table:table-cell>
          <table:table-cell table:style-name="ce57" table:formula="of:=IF([.AN156]=1;IF(OR(SUM([.AM155:.AO157];-1)=2;SUM([.AM155:.AO157];-1)=3);1;0);IF(SUM([.AM155:.AO157])=3;1;0))" office:value-type="float" office:value="0" calcext:value-type="float">
            <text:p>0</text:p>
          </table:table-cell>
          <table:table-cell table:style-name="ce57" table:formula="of:=IF([.AO156]=1;IF(OR(SUM([.AN155:.AP157];-1)=2;SUM([.AN155:.AP157];-1)=3);1;0);IF(SUM([.AN155:.AP157])=3;1;0))" office:value-type="float" office:value="1" calcext:value-type="float">
            <text:p>1</text:p>
          </table:table-cell>
          <table:table-cell table:style-name="ce57" table:formula="of:=IF([.AP156]=1;IF(OR(SUM([.AO155:.AQ157];-1)=2;SUM([.AO155:.AQ157];-1)=3);1;0);IF(SUM([.AO155:.AQ157])=3;1;0))" office:value-type="float" office:value="1" calcext:value-type="float">
            <text:p>1</text:p>
          </table:table-cell>
          <table:table-cell table:style-name="ce57" table:formula="of:=IF([.AQ156]=1;IF(OR(SUM([.AP155:.AR157];-1)=2;SUM([.AP155:.AR157];-1)=3);1;0);IF(SUM([.AP155:.AR157])=3;1;0))" office:value-type="float" office:value="0" calcext:value-type="float">
            <text:p>0</text:p>
          </table:table-cell>
          <table:table-cell table:style-name="ce57" table:formula="of:=IF([.AR156]=1;IF(OR(SUM([.AQ155:.AS157];-1)=2;SUM([.AQ155:.AS157];-1)=3);1;0);IF(SUM([.AQ155:.AS157])=3;1;0))" office:value-type="float" office:value="0" calcext:value-type="float">
            <text:p>0</text:p>
          </table:table-cell>
          <table:table-cell table:style-name="ce57" table:formula="of:=IF([.AS156]=1;IF(OR(SUM([.AR155:.AT157];-1)=2;SUM([.AR155:.AT157];-1)=3);1;0);IF(SUM([.AR155:.AT157])=3;1;0))" office:value-type="float" office:value="0" calcext:value-type="float">
            <text:p>0</text:p>
          </table:table-cell>
          <table:table-cell table:style-name="ce57" table:formula="of:=IF([.AT156]=1;IF(OR(SUM([.AS155:.AU157];-1)=2;SUM([.AS155:.AU157];-1)=3);1;0);IF(SUM([.AS155:.AU157])=3;1;0))" office:value-type="float" office:value="0" calcext:value-type="float">
            <text:p>0</text:p>
          </table:table-cell>
          <table:table-cell table:style-name="ce57" table:formula="of:=IF([.AU156]=1;IF(OR(SUM([.AT155:.AV157];-1)=2;SUM([.AT155:.AV157];-1)=3);1;0);IF(SUM([.AT155:.AV157])=3;1;0))" office:value-type="float" office:value="0" calcext:value-type="float">
            <text:p>0</text:p>
          </table:table-cell>
          <table:table-cell table:style-name="ce57" table:formula="of:=IF([.AV156]=1;IF(OR(SUM([.AU155:.AW157];-1)=2;SUM([.AU155:.AW157];-1)=3);1;0);IF(SUM([.AU155:.AW157])=3;1;0))" office:value-type="float" office:value="0" calcext:value-type="float">
            <text:p>0</text:p>
          </table:table-cell>
          <table:table-cell table:style-name="ce57" table:formula="of:=IF([.AW156]=1;IF(OR(SUM([.AV155:.AX157];-1)=2;SUM([.AV155:.AX157];-1)=3);1;0);IF(SUM([.AV155:.AX157])=3;1;0))" office:value-type="float" office:value="0" calcext:value-type="float">
            <text:p>0</text:p>
          </table:table-cell>
          <table:table-cell table:style-name="ce57" table:formula="of:=IF([.AX156]=1;IF(OR(SUM([.AW155:.AY157];-1)=2;SUM([.AW155:.AY157];-1)=3);1;0);IF(SUM([.AW155:.AY157])=3;1;0))" office:value-type="float" office:value="0" calcext:value-type="float">
            <text:p>0</text:p>
          </table:table-cell>
          <table:table-cell table:style-name="ce57" table:formula="of:=IF([.AY156]=1;IF(OR(SUM([.AX155:.AZ157];-1)=2;SUM([.AX155:.AZ157];-1)=3);1;0);IF(SUM([.AX155:.AZ157])=3;1;0))" office:value-type="float" office:value="0" calcext:value-type="float">
            <text:p>0</text:p>
          </table:table-cell>
          <table:table-cell table:style-name="ce57" table:formula="of:=IF([.AZ156]=1;IF(OR(SUM([.AY155:.BA157];-1)=2;SUM([.AY155:.BA157];-1)=3);1;0);IF(SUM([.AY155:.BA157])=3;1;0))" office:value-type="float" office:value="0" calcext:value-type="float">
            <text:p>0</text:p>
          </table:table-cell>
          <table:table-cell table:style-name="ce57" table:formula="of:=IF([.BA156]=1;IF(OR(SUM([.AZ155:.BB157];-1)=2;SUM([.AZ155:.BB157];-1)=3);1;0);IF(SUM([.AZ155:.BB157])=3;1;0))" office:value-type="float" office:value="0" calcext:value-type="float">
            <text:p>0</text:p>
          </table:table-cell>
          <table:table-cell table:style-name="ce57" table:formula="of:=IF([.BB156]=1;IF(OR(SUM([.BA155:.BC157];-1)=2;SUM([.BA155:.BC157];-1)=3);1;0);IF(SUM([.BA155:.BC157])=3;1;0))" office:value-type="float" office:value="0" calcext:value-type="float">
            <text:p>0</text:p>
          </table:table-cell>
          <table:table-cell table:style-name="ce57" table:formula="of:=IF([.BC156]=1;IF(OR(SUM([.BB155:.BD157];-1)=2;SUM([.BB155:.BD157];-1)=3);1;0);IF(SUM([.BB155:.BD157])=3;1;0))" office:value-type="float" office:value="0" calcext:value-type="float">
            <text:p>0</text:p>
          </table:table-cell>
          <table:table-cell table:style-name="ce57" table:formula="of:=IF([.BD156]=1;IF(OR(SUM([.BC155:.BE157];-1)=2;SUM([.BC155:.BE157];-1)=3);1;0);IF(SUM([.BC155:.BE157])=3;1;0))" office:value-type="float" office:value="0" calcext:value-type="float">
            <text:p>0</text:p>
          </table:table-cell>
          <table:table-cell table:style-name="ce57" table:formula="of:=IF([.BE156]=1;IF(OR(SUM([.BD155:.BF157];-1)=2;SUM([.BD155:.BF157];-1)=3);1;0);IF(SUM([.BD155:.BF157])=3;1;0))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6" office:value-type="float" office:value="0" calcext:value-type="float">
            <text:p>0</text:p>
          </table:table-cell>
          <table:table-cell table:style-name="ce57" table:formula="of:=IF([.C157]=1;IF(OR(SUM([.B156:.D158];-1)=2;SUM([.B156:.D158];-1)=3);1;0);IF(SUM([.B156:.D158])=3;1;0))" office:value-type="float" office:value="0" calcext:value-type="float">
            <text:p>0</text:p>
          </table:table-cell>
          <table:table-cell table:style-name="ce57" table:formula="of:=IF([.D157]=1;IF(OR(SUM([.C156:.E158];-1)=2;SUM([.C156:.E158];-1)=3);1;0);IF(SUM([.C156:.E158])=3;1;0))" office:value-type="float" office:value="0" calcext:value-type="float">
            <text:p>0</text:p>
          </table:table-cell>
          <table:table-cell table:style-name="ce57" table:formula="of:=IF([.E157]=1;IF(OR(SUM([.D156:.F158];-1)=2;SUM([.D156:.F158];-1)=3);1;0);IF(SUM([.D156:.F158])=3;1;0))" office:value-type="float" office:value="0" calcext:value-type="float">
            <text:p>0</text:p>
          </table:table-cell>
          <table:table-cell table:style-name="ce57" table:formula="of:=IF([.F157]=1;IF(OR(SUM([.E156:.G158];-1)=2;SUM([.E156:.G158];-1)=3);1;0);IF(SUM([.E156:.G158])=3;1;0))" office:value-type="float" office:value="0" calcext:value-type="float">
            <text:p>0</text:p>
          </table:table-cell>
          <table:table-cell table:style-name="ce57" table:formula="of:=IF([.G157]=1;IF(OR(SUM([.F156:.H158];-1)=2;SUM([.F156:.H158];-1)=3);1;0);IF(SUM([.F156:.H158])=3;1;0))" office:value-type="float" office:value="0" calcext:value-type="float">
            <text:p>0</text:p>
          </table:table-cell>
          <table:table-cell table:style-name="ce57" table:formula="of:=IF([.H157]=1;IF(OR(SUM([.G156:.I158];-1)=2;SUM([.G156:.I158];-1)=3);1;0);IF(SUM([.G156:.I158])=3;1;0))" office:value-type="float" office:value="0" calcext:value-type="float">
            <text:p>0</text:p>
          </table:table-cell>
          <table:table-cell table:style-name="ce57" table:formula="of:=IF([.I157]=1;IF(OR(SUM([.H156:.J158];-1)=2;SUM([.H156:.J158];-1)=3);1;0);IF(SUM([.H156:.J158])=3;1;0))" office:value-type="float" office:value="0" calcext:value-type="float">
            <text:p>0</text:p>
          </table:table-cell>
          <table:table-cell table:style-name="ce57" table:formula="of:=IF([.J157]=1;IF(OR(SUM([.I156:.K158];-1)=2;SUM([.I156:.K158];-1)=3);1;0);IF(SUM([.I156:.K158])=3;1;0))" office:value-type="float" office:value="0" calcext:value-type="float">
            <text:p>0</text:p>
          </table:table-cell>
          <table:table-cell table:style-name="ce57" table:formula="of:=IF([.K157]=1;IF(OR(SUM([.J156:.L158];-1)=2;SUM([.J156:.L158];-1)=3);1;0);IF(SUM([.J156:.L158])=3;1;0))" office:value-type="float" office:value="0" calcext:value-type="float">
            <text:p>0</text:p>
          </table:table-cell>
          <table:table-cell table:style-name="ce57" table:formula="of:=IF([.L157]=1;IF(OR(SUM([.K156:.M158];-1)=2;SUM([.K156:.M158];-1)=3);1;0);IF(SUM([.K156:.M158])=3;1;0))" office:value-type="float" office:value="1" calcext:value-type="float">
            <text:p>1</text:p>
          </table:table-cell>
          <table:table-cell table:style-name="ce57" table:formula="of:=IF([.M157]=1;IF(OR(SUM([.L156:.N158];-1)=2;SUM([.L156:.N158];-1)=3);1;0);IF(SUM([.L156:.N158])=3;1;0))" office:value-type="float" office:value="0" calcext:value-type="float">
            <text:p>0</text:p>
          </table:table-cell>
          <table:table-cell table:style-name="ce57" table:formula="of:=IF([.N157]=1;IF(OR(SUM([.M156:.O158];-1)=2;SUM([.M156:.O158];-1)=3);1;0);IF(SUM([.M156:.O158])=3;1;0))" office:value-type="float" office:value="0" calcext:value-type="float">
            <text:p>0</text:p>
          </table:table-cell>
          <table:table-cell table:style-name="ce57" table:formula="of:=IF([.O157]=1;IF(OR(SUM([.N156:.P158];-1)=2;SUM([.N156:.P158];-1)=3);1;0);IF(SUM([.N156:.P158])=3;1;0))" office:value-type="float" office:value="0" calcext:value-type="float">
            <text:p>0</text:p>
          </table:table-cell>
          <table:table-cell table:style-name="ce57" table:formula="of:=IF([.P157]=1;IF(OR(SUM([.O156:.Q158];-1)=2;SUM([.O156:.Q158];-1)=3);1;0);IF(SUM([.O156:.Q158])=3;1;0))" office:value-type="float" office:value="0" calcext:value-type="float">
            <text:p>0</text:p>
          </table:table-cell>
          <table:table-cell table:style-name="ce57" table:formula="of:=IF([.Q157]=1;IF(OR(SUM([.P156:.R158];-1)=2;SUM([.P156:.R158];-1)=3);1;0);IF(SUM([.P156:.R158])=3;1;0))" office:value-type="float" office:value="0" calcext:value-type="float">
            <text:p>0</text:p>
          </table:table-cell>
          <table:table-cell table:style-name="ce57" table:formula="of:=IF([.R157]=1;IF(OR(SUM([.Q156:.S158];-1)=2;SUM([.Q156:.S158];-1)=3);1;0);IF(SUM([.Q156:.S158])=3;1;0))" office:value-type="float" office:value="0" calcext:value-type="float">
            <text:p>0</text:p>
          </table:table-cell>
          <table:table-cell table:style-name="ce57" table:formula="of:=IF([.S157]=1;IF(OR(SUM([.R156:.T158];-1)=2;SUM([.R156:.T158];-1)=3);1;0);IF(SUM([.R156:.T158])=3;1;0))" office:value-type="float" office:value="0" calcext:value-type="float">
            <text:p>0</text:p>
          </table:table-cell>
          <table:table-cell table:style-name="ce57" table:formula="of:=IF([.T157]=1;IF(OR(SUM([.S156:.U158];-1)=2;SUM([.S156:.U158];-1)=3);1;0);IF(SUM([.S156:.U158])=3;1;0))" office:value-type="float" office:value="0" calcext:value-type="float">
            <text:p>0</text:p>
          </table:table-cell>
          <table:table-cell table:style-name="ce57" table:formula="of:=IF([.U157]=1;IF(OR(SUM([.T156:.V158];-1)=2;SUM([.T156:.V158];-1)=3);1;0);IF(SUM([.T156:.V158])=3;1;0))" office:value-type="float" office:value="0" calcext:value-type="float">
            <text:p>0</text:p>
          </table:table-cell>
          <table:table-cell table:style-name="ce57" table:formula="of:=IF([.V157]=1;IF(OR(SUM([.U156:.W158];-1)=2;SUM([.U156:.W158];-1)=3);1;0);IF(SUM([.U156:.W158])=3;1;0))" office:value-type="float" office:value="0" calcext:value-type="float">
            <text:p>0</text:p>
          </table:table-cell>
          <table:table-cell table:style-name="ce57" table:formula="of:=IF([.W157]=1;IF(OR(SUM([.V156:.X158];-1)=2;SUM([.V156:.X158];-1)=3);1;0);IF(SUM([.V156:.X158])=3;1;0))" office:value-type="float" office:value="0" calcext:value-type="float">
            <text:p>0</text:p>
          </table:table-cell>
          <table:table-cell table:style-name="ce57" table:formula="of:=IF([.X157]=1;IF(OR(SUM([.W156:.Y158];-1)=2;SUM([.W156:.Y158];-1)=3);1;0);IF(SUM([.W156:.Y158])=3;1;0))" office:value-type="float" office:value="0" calcext:value-type="float">
            <text:p>0</text:p>
          </table:table-cell>
          <table:table-cell table:style-name="ce57" table:formula="of:=IF([.Y157]=1;IF(OR(SUM([.X156:.Z158];-1)=2;SUM([.X156:.Z158];-1)=3);1;0);IF(SUM([.X156:.Z158])=3;1;0))" office:value-type="float" office:value="0" calcext:value-type="float">
            <text:p>0</text:p>
          </table:table-cell>
          <table:table-cell table:style-name="ce57" table:formula="of:=IF([.Z157]=1;IF(OR(SUM([.Y156:.AA158];-1)=2;SUM([.Y156:.AA158];-1)=3);1;0);IF(SUM([.Y156:.AA158])=3;1;0))" office:value-type="float" office:value="1" calcext:value-type="float">
            <text:p>1</text:p>
          </table:table-cell>
          <table:table-cell table:style-name="ce57" table:formula="of:=IF([.AA157]=1;IF(OR(SUM([.Z156:.AB158];-1)=2;SUM([.Z156:.AB158];-1)=3);1;0);IF(SUM([.Z156:.AB158])=3;1;0))" office:value-type="float" office:value="1" calcext:value-type="float">
            <text:p>1</text:p>
          </table:table-cell>
          <table:table-cell table:style-name="ce57" table:formula="of:=IF([.AB157]=1;IF(OR(SUM([.AA156:.AC158];-1)=2;SUM([.AA156:.AC158];-1)=3);1;0);IF(SUM([.AA156:.AC158])=3;1;0))" office:value-type="float" office:value="1" calcext:value-type="float">
            <text:p>1</text:p>
          </table:table-cell>
          <table:table-cell table:style-name="ce57" table:formula="of:=IF([.AC157]=1;IF(OR(SUM([.AB156:.AD158];-1)=2;SUM([.AB156:.AD158];-1)=3);1;0);IF(SUM([.AB156:.AD158])=3;1;0))" office:value-type="float" office:value="1" calcext:value-type="float">
            <text:p>1</text:p>
          </table:table-cell>
          <table:table-cell table:style-name="ce57" table:formula="of:=IF([.AD157]=1;IF(OR(SUM([.AC156:.AE158];-1)=2;SUM([.AC156:.AE158];-1)=3);1;0);IF(SUM([.AC156:.AE158])=3;1;0))" office:value-type="float" office:value="0" calcext:value-type="float">
            <text:p>0</text:p>
          </table:table-cell>
          <table:table-cell table:style-name="ce57" table:formula="of:=IF([.AE157]=1;IF(OR(SUM([.AD156:.AF158];-1)=2;SUM([.AD156:.AF158];-1)=3);1;0);IF(SUM([.AD156:.AF158])=3;1;0))" office:value-type="float" office:value="0" calcext:value-type="float">
            <text:p>0</text:p>
          </table:table-cell>
          <table:table-cell table:style-name="ce57" table:formula="of:=IF([.AF157]=1;IF(OR(SUM([.AE156:.AG158];-1)=2;SUM([.AE156:.AG158];-1)=3);1;0);IF(SUM([.AE156:.AG158])=3;1;0))" office:value-type="float" office:value="0" calcext:value-type="float">
            <text:p>0</text:p>
          </table:table-cell>
          <table:table-cell table:style-name="ce57" table:formula="of:=IF([.AG157]=1;IF(OR(SUM([.AF156:.AH158];-1)=2;SUM([.AF156:.AH158];-1)=3);1;0);IF(SUM([.AF156:.AH158])=3;1;0))" office:value-type="float" office:value="1" calcext:value-type="float">
            <text:p>1</text:p>
          </table:table-cell>
          <table:table-cell table:style-name="ce57" table:formula="of:=IF([.AH157]=1;IF(OR(SUM([.AG156:.AI158];-1)=2;SUM([.AG156:.AI158];-1)=3);1;0);IF(SUM([.AG156:.AI158])=3;1;0))" office:value-type="float" office:value="0" calcext:value-type="float">
            <text:p>0</text:p>
          </table:table-cell>
          <table:table-cell table:style-name="ce57" table:formula="of:=IF([.AI157]=1;IF(OR(SUM([.AH156:.AJ158];-1)=2;SUM([.AH156:.AJ158];-1)=3);1;0);IF(SUM([.AH156:.AJ158])=3;1;0))" office:value-type="float" office:value="1" calcext:value-type="float">
            <text:p>1</text:p>
          </table:table-cell>
          <table:table-cell table:style-name="ce57" table:formula="of:=IF([.AJ157]=1;IF(OR(SUM([.AI156:.AK158];-1)=2;SUM([.AI156:.AK158];-1)=3);1;0);IF(SUM([.AI156:.AK158])=3;1;0))" office:value-type="float" office:value="1" calcext:value-type="float">
            <text:p>1</text:p>
          </table:table-cell>
          <table:table-cell table:style-name="ce57" table:formula="of:=IF([.AK157]=1;IF(OR(SUM([.AJ156:.AL158];-1)=2;SUM([.AJ156:.AL158];-1)=3);1;0);IF(SUM([.AJ156:.AL158])=3;1;0))" office:value-type="float" office:value="0" calcext:value-type="float">
            <text:p>0</text:p>
          </table:table-cell>
          <table:table-cell table:style-name="ce57" table:formula="of:=IF([.AL157]=1;IF(OR(SUM([.AK156:.AM158];-1)=2;SUM([.AK156:.AM158];-1)=3);1;0);IF(SUM([.AK156:.AM158])=3;1;0))" office:value-type="float" office:value="0" calcext:value-type="float">
            <text:p>0</text:p>
          </table:table-cell>
          <table:table-cell table:style-name="ce57" table:formula="of:=IF([.AM157]=1;IF(OR(SUM([.AL156:.AN158];-1)=2;SUM([.AL156:.AN158];-1)=3);1;0);IF(SUM([.AL156:.AN158])=3;1;0))" office:value-type="float" office:value="0" calcext:value-type="float">
            <text:p>0</text:p>
          </table:table-cell>
          <table:table-cell table:style-name="ce57" table:formula="of:=IF([.AN157]=1;IF(OR(SUM([.AM156:.AO158];-1)=2;SUM([.AM156:.AO158];-1)=3);1;0);IF(SUM([.AM156:.AO158])=3;1;0))" office:value-type="float" office:value="0" calcext:value-type="float">
            <text:p>0</text:p>
          </table:table-cell>
          <table:table-cell table:style-name="ce57" table:formula="of:=IF([.AO157]=1;IF(OR(SUM([.AN156:.AP158];-1)=2;SUM([.AN156:.AP158];-1)=3);1;0);IF(SUM([.AN156:.AP158])=3;1;0))" office:value-type="float" office:value="0" calcext:value-type="float">
            <text:p>0</text:p>
          </table:table-cell>
          <table:table-cell table:style-name="ce57" table:formula="of:=IF([.AP157]=1;IF(OR(SUM([.AO156:.AQ158];-1)=2;SUM([.AO156:.AQ158];-1)=3);1;0);IF(SUM([.AO156:.AQ158])=3;1;0))" office:value-type="float" office:value="0" calcext:value-type="float">
            <text:p>0</text:p>
          </table:table-cell>
          <table:table-cell table:style-name="ce57" table:formula="of:=IF([.AQ157]=1;IF(OR(SUM([.AP156:.AR158];-1)=2;SUM([.AP156:.AR158];-1)=3);1;0);IF(SUM([.AP156:.AR158])=3;1;0))" office:value-type="float" office:value="0" calcext:value-type="float">
            <text:p>0</text:p>
          </table:table-cell>
          <table:table-cell table:style-name="ce57" table:formula="of:=IF([.AR157]=1;IF(OR(SUM([.AQ156:.AS158];-1)=2;SUM([.AQ156:.AS158];-1)=3);1;0);IF(SUM([.AQ156:.AS158])=3;1;0))" office:value-type="float" office:value="0" calcext:value-type="float">
            <text:p>0</text:p>
          </table:table-cell>
          <table:table-cell table:style-name="ce57" table:formula="of:=IF([.AS157]=1;IF(OR(SUM([.AR156:.AT158];-1)=2;SUM([.AR156:.AT158];-1)=3);1;0);IF(SUM([.AR156:.AT158])=3;1;0))" office:value-type="float" office:value="0" calcext:value-type="float">
            <text:p>0</text:p>
          </table:table-cell>
          <table:table-cell table:style-name="ce57" table:formula="of:=IF([.AT157]=1;IF(OR(SUM([.AS156:.AU158];-1)=2;SUM([.AS156:.AU158];-1)=3);1;0);IF(SUM([.AS156:.AU158])=3;1;0))" office:value-type="float" office:value="0" calcext:value-type="float">
            <text:p>0</text:p>
          </table:table-cell>
          <table:table-cell table:style-name="ce57" table:formula="of:=IF([.AU157]=1;IF(OR(SUM([.AT156:.AV158];-1)=2;SUM([.AT156:.AV158];-1)=3);1;0);IF(SUM([.AT156:.AV158])=3;1;0))" office:value-type="float" office:value="0" calcext:value-type="float">
            <text:p>0</text:p>
          </table:table-cell>
          <table:table-cell table:style-name="ce57" table:formula="of:=IF([.AV157]=1;IF(OR(SUM([.AU156:.AW158];-1)=2;SUM([.AU156:.AW158];-1)=3);1;0);IF(SUM([.AU156:.AW158])=3;1;0))" office:value-type="float" office:value="0" calcext:value-type="float">
            <text:p>0</text:p>
          </table:table-cell>
          <table:table-cell table:style-name="ce57" table:formula="of:=IF([.AW157]=1;IF(OR(SUM([.AV156:.AX158];-1)=2;SUM([.AV156:.AX158];-1)=3);1;0);IF(SUM([.AV156:.AX158])=3;1;0))" office:value-type="float" office:value="0" calcext:value-type="float">
            <text:p>0</text:p>
          </table:table-cell>
          <table:table-cell table:style-name="ce57" table:formula="of:=IF([.AX157]=1;IF(OR(SUM([.AW156:.AY158];-1)=2;SUM([.AW156:.AY158];-1)=3);1;0);IF(SUM([.AW156:.AY158])=3;1;0))" office:value-type="float" office:value="0" calcext:value-type="float">
            <text:p>0</text:p>
          </table:table-cell>
          <table:table-cell table:style-name="ce57" table:formula="of:=IF([.AY157]=1;IF(OR(SUM([.AX156:.AZ158];-1)=2;SUM([.AX156:.AZ158];-1)=3);1;0);IF(SUM([.AX156:.AZ158])=3;1;0))" office:value-type="float" office:value="0" calcext:value-type="float">
            <text:p>0</text:p>
          </table:table-cell>
          <table:table-cell table:style-name="ce57" table:formula="of:=IF([.AZ157]=1;IF(OR(SUM([.AY156:.BA158];-1)=2;SUM([.AY156:.BA158];-1)=3);1;0);IF(SUM([.AY156:.BA158])=3;1;0))" office:value-type="float" office:value="0" calcext:value-type="float">
            <text:p>0</text:p>
          </table:table-cell>
          <table:table-cell table:style-name="ce57" table:formula="of:=IF([.BA157]=1;IF(OR(SUM([.AZ156:.BB158];-1)=2;SUM([.AZ156:.BB158];-1)=3);1;0);IF(SUM([.AZ156:.BB158])=3;1;0))" office:value-type="float" office:value="0" calcext:value-type="float">
            <text:p>0</text:p>
          </table:table-cell>
          <table:table-cell table:style-name="ce57" table:formula="of:=IF([.BB157]=1;IF(OR(SUM([.BA156:.BC158];-1)=2;SUM([.BA156:.BC158];-1)=3);1;0);IF(SUM([.BA156:.BC158])=3;1;0))" office:value-type="float" office:value="0" calcext:value-type="float">
            <text:p>0</text:p>
          </table:table-cell>
          <table:table-cell table:style-name="ce57" table:formula="of:=IF([.BC157]=1;IF(OR(SUM([.BB156:.BD158];-1)=2;SUM([.BB156:.BD158];-1)=3);1;0);IF(SUM([.BB156:.BD158])=3;1;0))" office:value-type="float" office:value="0" calcext:value-type="float">
            <text:p>0</text:p>
          </table:table-cell>
          <table:table-cell table:style-name="ce57" table:formula="of:=IF([.BD157]=1;IF(OR(SUM([.BC156:.BE158];-1)=2;SUM([.BC156:.BE158];-1)=3);1;0);IF(SUM([.BC156:.BE158])=3;1;0))" office:value-type="float" office:value="0" calcext:value-type="float">
            <text:p>0</text:p>
          </table:table-cell>
          <table:table-cell table:style-name="ce57" table:formula="of:=IF([.BE157]=1;IF(OR(SUM([.BD156:.BF158];-1)=2;SUM([.BD156:.BF158];-1)=3);1;0);IF(SUM([.BD156:.BF158])=3;1;0))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 table:formula="of:=[.A158]+1" office:value-type="float" office:value="8" calcext:value-type="float">
            <text:p>8</text:p>
          </table:table-cell>
          <table:table-cell table:style-name="ce26" office:value-type="float" office:value="0" calcext:value-type="float">
            <text:p>0</text:p>
          </table:table-cell>
          <table:table-cell table:style-name="ce57" table:formula="of:=IF([.C158]=1;IF(OR(SUM([.B157:.D159];-1)=2;SUM([.B157:.D159];-1)=3);1;0);IF(SUM([.B157:.D159])=3;1;0))" office:value-type="float" office:value="0" calcext:value-type="float">
            <text:p>0</text:p>
          </table:table-cell>
          <table:table-cell table:style-name="ce57" table:formula="of:=IF([.D158]=1;IF(OR(SUM([.C157:.E159];-1)=2;SUM([.C157:.E159];-1)=3);1;0);IF(SUM([.C157:.E159])=3;1;0))" office:value-type="float" office:value="0" calcext:value-type="float">
            <text:p>0</text:p>
          </table:table-cell>
          <table:table-cell table:style-name="ce57" table:formula="of:=IF([.E158]=1;IF(OR(SUM([.D157:.F159];-1)=2;SUM([.D157:.F159];-1)=3);1;0);IF(SUM([.D157:.F159])=3;1;0))" office:value-type="float" office:value="0" calcext:value-type="float">
            <text:p>0</text:p>
          </table:table-cell>
          <table:table-cell table:style-name="ce57" table:formula="of:=IF([.F158]=1;IF(OR(SUM([.E157:.G159];-1)=2;SUM([.E157:.G159];-1)=3);1;0);IF(SUM([.E157:.G159])=3;1;0))" office:value-type="float" office:value="0" calcext:value-type="float">
            <text:p>0</text:p>
          </table:table-cell>
          <table:table-cell table:style-name="ce57" table:formula="of:=IF([.G158]=1;IF(OR(SUM([.F157:.H159];-1)=2;SUM([.F157:.H159];-1)=3);1;0);IF(SUM([.F157:.H159])=3;1;0))" office:value-type="float" office:value="0" calcext:value-type="float">
            <text:p>0</text:p>
          </table:table-cell>
          <table:table-cell table:style-name="ce57" table:formula="of:=IF([.H158]=1;IF(OR(SUM([.G157:.I159];-1)=2;SUM([.G157:.I159];-1)=3);1;0);IF(SUM([.G157:.I159])=3;1;0))" office:value-type="float" office:value="0" calcext:value-type="float">
            <text:p>0</text:p>
          </table:table-cell>
          <table:table-cell table:style-name="ce57" table:formula="of:=IF([.I158]=1;IF(OR(SUM([.H157:.J159];-1)=2;SUM([.H157:.J159];-1)=3);1;0);IF(SUM([.H157:.J159])=3;1;0))" office:value-type="float" office:value="0" calcext:value-type="float">
            <text:p>0</text:p>
          </table:table-cell>
          <table:table-cell table:style-name="ce57" table:formula="of:=IF([.J158]=1;IF(OR(SUM([.I157:.K159];-1)=2;SUM([.I157:.K159];-1)=3);1;0);IF(SUM([.I157:.K159])=3;1;0))" office:value-type="float" office:value="0" calcext:value-type="float">
            <text:p>0</text:p>
          </table:table-cell>
          <table:table-cell table:style-name="ce57" table:formula="of:=IF([.K158]=1;IF(OR(SUM([.J157:.L159];-1)=2;SUM([.J157:.L159];-1)=3);1;0);IF(SUM([.J157:.L159])=3;1;0))" office:value-type="float" office:value="0" calcext:value-type="float">
            <text:p>0</text:p>
          </table:table-cell>
          <table:table-cell table:style-name="ce57" table:formula="of:=IF([.L158]=1;IF(OR(SUM([.K157:.M159];-1)=2;SUM([.K157:.M159];-1)=3);1;0);IF(SUM([.K157:.M159])=3;1;0))" office:value-type="float" office:value="1" calcext:value-type="float">
            <text:p>1</text:p>
          </table:table-cell>
          <table:table-cell table:style-name="ce57" table:formula="of:=IF([.M158]=1;IF(OR(SUM([.L157:.N159];-1)=2;SUM([.L157:.N159];-1)=3);1;0);IF(SUM([.L157:.N159])=3;1;0))" office:value-type="float" office:value="0" calcext:value-type="float">
            <text:p>0</text:p>
          </table:table-cell>
          <table:table-cell table:style-name="ce57" table:formula="of:=IF([.N158]=1;IF(OR(SUM([.M157:.O159];-1)=2;SUM([.M157:.O159];-1)=3);1;0);IF(SUM([.M157:.O159])=3;1;0))" office:value-type="float" office:value="0" calcext:value-type="float">
            <text:p>0</text:p>
          </table:table-cell>
          <table:table-cell table:style-name="ce57" table:formula="of:=IF([.O158]=1;IF(OR(SUM([.N157:.P159];-1)=2;SUM([.N157:.P159];-1)=3);1;0);IF(SUM([.N157:.P159])=3;1;0))" office:value-type="float" office:value="0" calcext:value-type="float">
            <text:p>0</text:p>
          </table:table-cell>
          <table:table-cell table:style-name="ce57" table:formula="of:=IF([.P158]=1;IF(OR(SUM([.O157:.Q159];-1)=2;SUM([.O157:.Q159];-1)=3);1;0);IF(SUM([.O157:.Q159])=3;1;0))" office:value-type="float" office:value="0" calcext:value-type="float">
            <text:p>0</text:p>
          </table:table-cell>
          <table:table-cell table:style-name="ce57" table:formula="of:=IF([.Q158]=1;IF(OR(SUM([.P157:.R159];-1)=2;SUM([.P157:.R159];-1)=3);1;0);IF(SUM([.P157:.R159])=3;1;0))" office:value-type="float" office:value="0" calcext:value-type="float">
            <text:p>0</text:p>
          </table:table-cell>
          <table:table-cell table:style-name="ce57" table:formula="of:=IF([.R158]=1;IF(OR(SUM([.Q157:.S159];-1)=2;SUM([.Q157:.S159];-1)=3);1;0);IF(SUM([.Q157:.S159])=3;1;0))" office:value-type="float" office:value="0" calcext:value-type="float">
            <text:p>0</text:p>
          </table:table-cell>
          <table:table-cell table:style-name="ce57" table:formula="of:=IF([.S158]=1;IF(OR(SUM([.R157:.T159];-1)=2;SUM([.R157:.T159];-1)=3);1;0);IF(SUM([.R157:.T159])=3;1;0))" office:value-type="float" office:value="0" calcext:value-type="float">
            <text:p>0</text:p>
          </table:table-cell>
          <table:table-cell table:style-name="ce57" table:formula="of:=IF([.T158]=1;IF(OR(SUM([.S157:.U159];-1)=2;SUM([.S157:.U159];-1)=3);1;0);IF(SUM([.S157:.U159])=3;1;0))" office:value-type="float" office:value="0" calcext:value-type="float">
            <text:p>0</text:p>
          </table:table-cell>
          <table:table-cell table:style-name="ce57" table:formula="of:=IF([.U158]=1;IF(OR(SUM([.T157:.V159];-1)=2;SUM([.T157:.V159];-1)=3);1;0);IF(SUM([.T157:.V159])=3;1;0))" office:value-type="float" office:value="0" calcext:value-type="float">
            <text:p>0</text:p>
          </table:table-cell>
          <table:table-cell table:style-name="ce57" table:formula="of:=IF([.V158]=1;IF(OR(SUM([.U157:.W159];-1)=2;SUM([.U157:.W159];-1)=3);1;0);IF(SUM([.U157:.W159])=3;1;0))" office:value-type="float" office:value="0" calcext:value-type="float">
            <text:p>0</text:p>
          </table:table-cell>
          <table:table-cell table:style-name="ce57" table:formula="of:=IF([.W158]=1;IF(OR(SUM([.V157:.X159];-1)=2;SUM([.V157:.X159];-1)=3);1;0);IF(SUM([.V157:.X159])=3;1;0))" office:value-type="float" office:value="0" calcext:value-type="float">
            <text:p>0</text:p>
          </table:table-cell>
          <table:table-cell table:style-name="ce57" table:formula="of:=IF([.X158]=1;IF(OR(SUM([.W157:.Y159];-1)=2;SUM([.W157:.Y159];-1)=3);1;0);IF(SUM([.W157:.Y159])=3;1;0))" office:value-type="float" office:value="0" calcext:value-type="float">
            <text:p>0</text:p>
          </table:table-cell>
          <table:table-cell table:style-name="ce57" table:formula="of:=IF([.Y158]=1;IF(OR(SUM([.X157:.Z159];-1)=2;SUM([.X157:.Z159];-1)=3);1;0);IF(SUM([.X157:.Z159])=3;1;0))" office:value-type="float" office:value="0" calcext:value-type="float">
            <text:p>0</text:p>
          </table:table-cell>
          <table:table-cell table:style-name="ce57" table:formula="of:=IF([.Z158]=1;IF(OR(SUM([.Y157:.AA159];-1)=2;SUM([.Y157:.AA159];-1)=3);1;0);IF(SUM([.Y157:.AA159])=3;1;0))" office:value-type="float" office:value="0" calcext:value-type="float">
            <text:p>0</text:p>
          </table:table-cell>
          <table:table-cell table:style-name="ce57" table:formula="of:=IF([.AA158]=1;IF(OR(SUM([.Z157:.AB159];-1)=2;SUM([.Z157:.AB159];-1)=3);1;0);IF(SUM([.Z157:.AB159])=3;1;0))" office:value-type="float" office:value="0" calcext:value-type="float">
            <text:p>0</text:p>
          </table:table-cell>
          <table:table-cell table:style-name="ce57" table:formula="of:=IF([.AB158]=1;IF(OR(SUM([.AA157:.AC159];-1)=2;SUM([.AA157:.AC159];-1)=3);1;0);IF(SUM([.AA157:.AC159])=3;1;0))" office:value-type="float" office:value="0" calcext:value-type="float">
            <text:p>0</text:p>
          </table:table-cell>
          <table:table-cell table:style-name="ce57" table:formula="of:=IF([.AC158]=1;IF(OR(SUM([.AB157:.AD159];-1)=2;SUM([.AB157:.AD159];-1)=3);1;0);IF(SUM([.AB157:.AD159])=3;1;0))" office:value-type="float" office:value="1" calcext:value-type="float">
            <text:p>1</text:p>
          </table:table-cell>
          <table:table-cell table:style-name="ce57" table:formula="of:=IF([.AD158]=1;IF(OR(SUM([.AC157:.AE159];-1)=2;SUM([.AC157:.AE159];-1)=3);1;0);IF(SUM([.AC157:.AE159])=3;1;0))" office:value-type="float" office:value="0" calcext:value-type="float">
            <text:p>0</text:p>
          </table:table-cell>
          <table:table-cell table:style-name="ce57" table:formula="of:=IF([.AE158]=1;IF(OR(SUM([.AD157:.AF159];-1)=2;SUM([.AD157:.AF159];-1)=3);1;0);IF(SUM([.AD157:.AF159])=3;1;0))" office:value-type="float" office:value="0" calcext:value-type="float">
            <text:p>0</text:p>
          </table:table-cell>
          <table:table-cell table:style-name="ce57" table:formula="of:=IF([.AF158]=1;IF(OR(SUM([.AE157:.AG159];-1)=2;SUM([.AE157:.AG159];-1)=3);1;0);IF(SUM([.AE157:.AG159])=3;1;0))" office:value-type="float" office:value="0" calcext:value-type="float">
            <text:p>0</text:p>
          </table:table-cell>
          <table:table-cell table:style-name="ce57" table:formula="of:=IF([.AG158]=1;IF(OR(SUM([.AF157:.AH159];-1)=2;SUM([.AF157:.AH159];-1)=3);1;0);IF(SUM([.AF157:.AH159])=3;1;0))" office:value-type="float" office:value="0" calcext:value-type="float">
            <text:p>0</text:p>
          </table:table-cell>
          <table:table-cell table:style-name="ce57" table:formula="of:=IF([.AH158]=1;IF(OR(SUM([.AG157:.AI159];-1)=2;SUM([.AG157:.AI159];-1)=3);1;0);IF(SUM([.AG157:.AI159])=3;1;0))" office:value-type="float" office:value="0" calcext:value-type="float">
            <text:p>0</text:p>
          </table:table-cell>
          <table:table-cell table:style-name="ce57" table:formula="of:=IF([.AI158]=1;IF(OR(SUM([.AH157:.AJ159];-1)=2;SUM([.AH157:.AJ159];-1)=3);1;0);IF(SUM([.AH157:.AJ159])=3;1;0))" office:value-type="float" office:value="0" calcext:value-type="float">
            <text:p>0</text:p>
          </table:table-cell>
          <table:table-cell table:style-name="ce57" table:formula="of:=IF([.AJ158]=1;IF(OR(SUM([.AI157:.AK159];-1)=2;SUM([.AI157:.AK159];-1)=3);1;0);IF(SUM([.AI157:.AK159])=3;1;0))" office:value-type="float" office:value="0" calcext:value-type="float">
            <text:p>0</text:p>
          </table:table-cell>
          <table:table-cell table:style-name="ce57" table:formula="of:=IF([.AK158]=1;IF(OR(SUM([.AJ157:.AL159];-1)=2;SUM([.AJ157:.AL159];-1)=3);1;0);IF(SUM([.AJ157:.AL159])=3;1;0))" office:value-type="float" office:value="0" calcext:value-type="float">
            <text:p>0</text:p>
          </table:table-cell>
          <table:table-cell table:style-name="ce57" table:formula="of:=IF([.AL158]=1;IF(OR(SUM([.AK157:.AM159];-1)=2;SUM([.AK157:.AM159];-1)=3);1;0);IF(SUM([.AK157:.AM159])=3;1;0))" office:value-type="float" office:value="0" calcext:value-type="float">
            <text:p>0</text:p>
          </table:table-cell>
          <table:table-cell table:style-name="ce57" table:formula="of:=IF([.AM158]=1;IF(OR(SUM([.AL157:.AN159];-1)=2;SUM([.AL157:.AN159];-1)=3);1;0);IF(SUM([.AL157:.AN159])=3;1;0))" office:value-type="float" office:value="0" calcext:value-type="float">
            <text:p>0</text:p>
          </table:table-cell>
          <table:table-cell table:style-name="ce57" table:formula="of:=IF([.AN158]=1;IF(OR(SUM([.AM157:.AO159];-1)=2;SUM([.AM157:.AO159];-1)=3);1;0);IF(SUM([.AM157:.AO159])=3;1;0))" office:value-type="float" office:value="0" calcext:value-type="float">
            <text:p>0</text:p>
          </table:table-cell>
          <table:table-cell table:style-name="ce57" table:formula="of:=IF([.AO158]=1;IF(OR(SUM([.AN157:.AP159];-1)=2;SUM([.AN157:.AP159];-1)=3);1;0);IF(SUM([.AN157:.AP159])=3;1;0))" office:value-type="float" office:value="0" calcext:value-type="float">
            <text:p>0</text:p>
          </table:table-cell>
          <table:table-cell table:style-name="ce57" table:formula="of:=IF([.AP158]=1;IF(OR(SUM([.AO157:.AQ159];-1)=2;SUM([.AO157:.AQ159];-1)=3);1;0);IF(SUM([.AO157:.AQ159])=3;1;0))" office:value-type="float" office:value="0" calcext:value-type="float">
            <text:p>0</text:p>
          </table:table-cell>
          <table:table-cell table:style-name="ce57" table:formula="of:=IF([.AQ158]=1;IF(OR(SUM([.AP157:.AR159];-1)=2;SUM([.AP157:.AR159];-1)=3);1;0);IF(SUM([.AP157:.AR159])=3;1;0))" office:value-type="float" office:value="0" calcext:value-type="float">
            <text:p>0</text:p>
          </table:table-cell>
          <table:table-cell table:style-name="ce57" table:formula="of:=IF([.AR158]=1;IF(OR(SUM([.AQ157:.AS159];-1)=2;SUM([.AQ157:.AS159];-1)=3);1;0);IF(SUM([.AQ157:.AS159])=3;1;0))" office:value-type="float" office:value="0" calcext:value-type="float">
            <text:p>0</text:p>
          </table:table-cell>
          <table:table-cell table:style-name="ce57" table:formula="of:=IF([.AS158]=1;IF(OR(SUM([.AR157:.AT159];-1)=2;SUM([.AR157:.AT159];-1)=3);1;0);IF(SUM([.AR157:.AT159])=3;1;0))" office:value-type="float" office:value="0" calcext:value-type="float">
            <text:p>0</text:p>
          </table:table-cell>
          <table:table-cell table:style-name="ce57" table:formula="of:=IF([.AT158]=1;IF(OR(SUM([.AS157:.AU159];-1)=2;SUM([.AS157:.AU159];-1)=3);1;0);IF(SUM([.AS157:.AU159])=3;1;0))" office:value-type="float" office:value="0" calcext:value-type="float">
            <text:p>0</text:p>
          </table:table-cell>
          <table:table-cell table:style-name="ce57" table:formula="of:=IF([.AU158]=1;IF(OR(SUM([.AT157:.AV159];-1)=2;SUM([.AT157:.AV159];-1)=3);1;0);IF(SUM([.AT157:.AV159])=3;1;0))" office:value-type="float" office:value="0" calcext:value-type="float">
            <text:p>0</text:p>
          </table:table-cell>
          <table:table-cell table:style-name="ce57" table:formula="of:=IF([.AV158]=1;IF(OR(SUM([.AU157:.AW159];-1)=2;SUM([.AU157:.AW159];-1)=3);1;0);IF(SUM([.AU157:.AW159])=3;1;0))" office:value-type="float" office:value="0" calcext:value-type="float">
            <text:p>0</text:p>
          </table:table-cell>
          <table:table-cell table:style-name="ce57" table:formula="of:=IF([.AW158]=1;IF(OR(SUM([.AV157:.AX159];-1)=2;SUM([.AV157:.AX159];-1)=3);1;0);IF(SUM([.AV157:.AX159])=3;1;0))" office:value-type="float" office:value="0" calcext:value-type="float">
            <text:p>0</text:p>
          </table:table-cell>
          <table:table-cell table:style-name="ce57" table:formula="of:=IF([.AX158]=1;IF(OR(SUM([.AW157:.AY159];-1)=2;SUM([.AW157:.AY159];-1)=3);1;0);IF(SUM([.AW157:.AY159])=3;1;0))" office:value-type="float" office:value="0" calcext:value-type="float">
            <text:p>0</text:p>
          </table:table-cell>
          <table:table-cell table:style-name="ce57" table:formula="of:=IF([.AY158]=1;IF(OR(SUM([.AX157:.AZ159];-1)=2;SUM([.AX157:.AZ159];-1)=3);1;0);IF(SUM([.AX157:.AZ159])=3;1;0))" office:value-type="float" office:value="0" calcext:value-type="float">
            <text:p>0</text:p>
          </table:table-cell>
          <table:table-cell table:style-name="ce57" table:formula="of:=IF([.AZ158]=1;IF(OR(SUM([.AY157:.BA159];-1)=2;SUM([.AY157:.BA159];-1)=3);1;0);IF(SUM([.AY157:.BA159])=3;1;0))" office:value-type="float" office:value="0" calcext:value-type="float">
            <text:p>0</text:p>
          </table:table-cell>
          <table:table-cell table:style-name="ce57" table:formula="of:=IF([.BA158]=1;IF(OR(SUM([.AZ157:.BB159];-1)=2;SUM([.AZ157:.BB159];-1)=3);1;0);IF(SUM([.AZ157:.BB159])=3;1;0))" office:value-type="float" office:value="0" calcext:value-type="float">
            <text:p>0</text:p>
          </table:table-cell>
          <table:table-cell table:style-name="ce57" table:formula="of:=IF([.BB158]=1;IF(OR(SUM([.BA157:.BC159];-1)=2;SUM([.BA157:.BC159];-1)=3);1;0);IF(SUM([.BA157:.BC159])=3;1;0))" office:value-type="float" office:value="0" calcext:value-type="float">
            <text:p>0</text:p>
          </table:table-cell>
          <table:table-cell table:style-name="ce57" table:formula="of:=IF([.BC158]=1;IF(OR(SUM([.BB157:.BD159];-1)=2;SUM([.BB157:.BD159];-1)=3);1;0);IF(SUM([.BB157:.BD159])=3;1;0))" office:value-type="float" office:value="0" calcext:value-type="float">
            <text:p>0</text:p>
          </table:table-cell>
          <table:table-cell table:style-name="ce57" table:formula="of:=IF([.BD158]=1;IF(OR(SUM([.BC157:.BE159];-1)=2;SUM([.BC157:.BE159];-1)=3);1;0);IF(SUM([.BC157:.BE159])=3;1;0))" office:value-type="float" office:value="0" calcext:value-type="float">
            <text:p>0</text:p>
          </table:table-cell>
          <table:table-cell table:style-name="ce57" table:formula="of:=IF([.BE158]=1;IF(OR(SUM([.BD157:.BF159];-1)=2;SUM([.BD157:.BF159];-1)=3);1;0);IF(SUM([.BD157:.BF159])=3;1;0))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6" office:value-type="float" office:value="0" calcext:value-type="float">
            <text:p>0</text:p>
          </table:table-cell>
          <table:table-cell table:style-name="ce57" table:formula="of:=IF([.C159]=1;IF(OR(SUM([.B158:.D160];-1)=2;SUM([.B158:.D160];-1)=3);1;0);IF(SUM([.B158:.D160])=3;1;0))" office:value-type="float" office:value="0" calcext:value-type="float">
            <text:p>0</text:p>
          </table:table-cell>
          <table:table-cell table:style-name="ce57" table:formula="of:=IF([.D159]=1;IF(OR(SUM([.C158:.E160];-1)=2;SUM([.C158:.E160];-1)=3);1;0);IF(SUM([.C158:.E160])=3;1;0))" office:value-type="float" office:value="0" calcext:value-type="float">
            <text:p>0</text:p>
          </table:table-cell>
          <table:table-cell table:style-name="ce57" table:formula="of:=IF([.E159]=1;IF(OR(SUM([.D158:.F160];-1)=2;SUM([.D158:.F160];-1)=3);1;0);IF(SUM([.D158:.F160])=3;1;0))" office:value-type="float" office:value="0" calcext:value-type="float">
            <text:p>0</text:p>
          </table:table-cell>
          <table:table-cell table:style-name="ce57" table:formula="of:=IF([.F159]=1;IF(OR(SUM([.E158:.G160];-1)=2;SUM([.E158:.G160];-1)=3);1;0);IF(SUM([.E158:.G160])=3;1;0))" office:value-type="float" office:value="0" calcext:value-type="float">
            <text:p>0</text:p>
          </table:table-cell>
          <table:table-cell table:style-name="ce57" table:formula="of:=IF([.G159]=1;IF(OR(SUM([.F158:.H160];-1)=2;SUM([.F158:.H160];-1)=3);1;0);IF(SUM([.F158:.H160])=3;1;0))" office:value-type="float" office:value="0" calcext:value-type="float">
            <text:p>0</text:p>
          </table:table-cell>
          <table:table-cell table:style-name="ce57" table:formula="of:=IF([.H159]=1;IF(OR(SUM([.G158:.I160];-1)=2;SUM([.G158:.I160];-1)=3);1;0);IF(SUM([.G158:.I160])=3;1;0))" office:value-type="float" office:value="0" calcext:value-type="float">
            <text:p>0</text:p>
          </table:table-cell>
          <table:table-cell table:style-name="ce57" table:formula="of:=IF([.I159]=1;IF(OR(SUM([.H158:.J160];-1)=2;SUM([.H158:.J160];-1)=3);1;0);IF(SUM([.H158:.J160])=3;1;0))" office:value-type="float" office:value="0" calcext:value-type="float">
            <text:p>0</text:p>
          </table:table-cell>
          <table:table-cell table:style-name="ce57" table:formula="of:=IF([.J159]=1;IF(OR(SUM([.I158:.K160];-1)=2;SUM([.I158:.K160];-1)=3);1;0);IF(SUM([.I158:.K160])=3;1;0))" office:value-type="float" office:value="0" calcext:value-type="float">
            <text:p>0</text:p>
          </table:table-cell>
          <table:table-cell table:style-name="ce57" table:formula="of:=IF([.K159]=1;IF(OR(SUM([.J158:.L160];-1)=2;SUM([.J158:.L160];-1)=3);1;0);IF(SUM([.J158:.L160])=3;1;0))" office:value-type="float" office:value="0" calcext:value-type="float">
            <text:p>0</text:p>
          </table:table-cell>
          <table:table-cell table:style-name="ce57" table:formula="of:=IF([.L159]=1;IF(OR(SUM([.K158:.M160];-1)=2;SUM([.K158:.M160];-1)=3);1;0);IF(SUM([.K158:.M160])=3;1;0))" office:value-type="float" office:value="1" calcext:value-type="float">
            <text:p>1</text:p>
          </table:table-cell>
          <table:table-cell table:style-name="ce57" table:formula="of:=IF([.M159]=1;IF(OR(SUM([.L158:.N160];-1)=2;SUM([.L158:.N160];-1)=3);1;0);IF(SUM([.L158:.N160])=3;1;0))" office:value-type="float" office:value="0" calcext:value-type="float">
            <text:p>0</text:p>
          </table:table-cell>
          <table:table-cell table:style-name="ce57" table:formula="of:=IF([.N159]=1;IF(OR(SUM([.M158:.O160];-1)=2;SUM([.M158:.O160];-1)=3);1;0);IF(SUM([.M158:.O160])=3;1;0))" office:value-type="float" office:value="0" calcext:value-type="float">
            <text:p>0</text:p>
          </table:table-cell>
          <table:table-cell table:style-name="ce57" table:formula="of:=IF([.O159]=1;IF(OR(SUM([.N158:.P160];-1)=2;SUM([.N158:.P160];-1)=3);1;0);IF(SUM([.N158:.P160])=3;1;0))" office:value-type="float" office:value="0" calcext:value-type="float">
            <text:p>0</text:p>
          </table:table-cell>
          <table:table-cell table:style-name="ce57" table:formula="of:=IF([.P159]=1;IF(OR(SUM([.O158:.Q160];-1)=2;SUM([.O158:.Q160];-1)=3);1;0);IF(SUM([.O158:.Q160])=3;1;0))" office:value-type="float" office:value="0" calcext:value-type="float">
            <text:p>0</text:p>
          </table:table-cell>
          <table:table-cell table:style-name="ce57" table:formula="of:=IF([.Q159]=1;IF(OR(SUM([.P158:.R160];-1)=2;SUM([.P158:.R160];-1)=3);1;0);IF(SUM([.P158:.R160])=3;1;0))" office:value-type="float" office:value="0" calcext:value-type="float">
            <text:p>0</text:p>
          </table:table-cell>
          <table:table-cell table:style-name="ce57" table:formula="of:=IF([.R159]=1;IF(OR(SUM([.Q158:.S160];-1)=2;SUM([.Q158:.S160];-1)=3);1;0);IF(SUM([.Q158:.S160])=3;1;0))" office:value-type="float" office:value="0" calcext:value-type="float">
            <text:p>0</text:p>
          </table:table-cell>
          <table:table-cell table:style-name="ce57" table:formula="of:=IF([.S159]=1;IF(OR(SUM([.R158:.T160];-1)=2;SUM([.R158:.T160];-1)=3);1;0);IF(SUM([.R158:.T160])=3;1;0))" office:value-type="float" office:value="0" calcext:value-type="float">
            <text:p>0</text:p>
          </table:table-cell>
          <table:table-cell table:style-name="ce57" table:formula="of:=IF([.T159]=1;IF(OR(SUM([.S158:.U160];-1)=2;SUM([.S158:.U160];-1)=3);1;0);IF(SUM([.S158:.U160])=3;1;0))" office:value-type="float" office:value="0" calcext:value-type="float">
            <text:p>0</text:p>
          </table:table-cell>
          <table:table-cell table:style-name="ce57" table:formula="of:=IF([.U159]=1;IF(OR(SUM([.T158:.V160];-1)=2;SUM([.T158:.V160];-1)=3);1;0);IF(SUM([.T158:.V160])=3;1;0))" office:value-type="float" office:value="0" calcext:value-type="float">
            <text:p>0</text:p>
          </table:table-cell>
          <table:table-cell table:style-name="ce57" table:formula="of:=IF([.V159]=1;IF(OR(SUM([.U158:.W160];-1)=2;SUM([.U158:.W160];-1)=3);1;0);IF(SUM([.U158:.W160])=3;1;0))" office:value-type="float" office:value="0" calcext:value-type="float">
            <text:p>0</text:p>
          </table:table-cell>
          <table:table-cell table:style-name="ce57" table:formula="of:=IF([.W159]=1;IF(OR(SUM([.V158:.X160];-1)=2;SUM([.V158:.X160];-1)=3);1;0);IF(SUM([.V158:.X160])=3;1;0))" office:value-type="float" office:value="0" calcext:value-type="float">
            <text:p>0</text:p>
          </table:table-cell>
          <table:table-cell table:style-name="ce57" table:formula="of:=IF([.X159]=1;IF(OR(SUM([.W158:.Y160];-1)=2;SUM([.W158:.Y160];-1)=3);1;0);IF(SUM([.W158:.Y160])=3;1;0))" office:value-type="float" office:value="0" calcext:value-type="float">
            <text:p>0</text:p>
          </table:table-cell>
          <table:table-cell table:style-name="ce57" table:formula="of:=IF([.Y159]=1;IF(OR(SUM([.X158:.Z160];-1)=2;SUM([.X158:.Z160];-1)=3);1;0);IF(SUM([.X158:.Z160])=3;1;0))" office:value-type="float" office:value="0" calcext:value-type="float">
            <text:p>0</text:p>
          </table:table-cell>
          <table:table-cell table:style-name="ce57" table:formula="of:=IF([.Z159]=1;IF(OR(SUM([.Y158:.AA160];-1)=2;SUM([.Y158:.AA160];-1)=3);1;0);IF(SUM([.Y158:.AA160])=3;1;0))" office:value-type="float" office:value="0" calcext:value-type="float">
            <text:p>0</text:p>
          </table:table-cell>
          <table:table-cell table:style-name="ce57" table:formula="of:=IF([.AA159]=1;IF(OR(SUM([.Z158:.AB160];-1)=2;SUM([.Z158:.AB160];-1)=3);1;0);IF(SUM([.Z158:.AB160])=3;1;0))" office:value-type="float" office:value="0" calcext:value-type="float">
            <text:p>0</text:p>
          </table:table-cell>
          <table:table-cell table:style-name="ce57" table:formula="of:=IF([.AB159]=1;IF(OR(SUM([.AA158:.AC160];-1)=2;SUM([.AA158:.AC160];-1)=3);1;0);IF(SUM([.AA158:.AC160])=3;1;0))" office:value-type="float" office:value="0" calcext:value-type="float">
            <text:p>0</text:p>
          </table:table-cell>
          <table:table-cell table:style-name="ce57" table:formula="of:=IF([.AC159]=1;IF(OR(SUM([.AB158:.AD160];-1)=2;SUM([.AB158:.AD160];-1)=3);1;0);IF(SUM([.AB158:.AD160])=3;1;0))" office:value-type="float" office:value="0" calcext:value-type="float">
            <text:p>0</text:p>
          </table:table-cell>
          <table:table-cell table:style-name="ce57" table:formula="of:=IF([.AD159]=1;IF(OR(SUM([.AC158:.AE160];-1)=2;SUM([.AC158:.AE160];-1)=3);1;0);IF(SUM([.AC158:.AE160])=3;1;0))" office:value-type="float" office:value="0" calcext:value-type="float">
            <text:p>0</text:p>
          </table:table-cell>
          <table:table-cell table:style-name="ce57" table:formula="of:=IF([.AE159]=1;IF(OR(SUM([.AD158:.AF160];-1)=2;SUM([.AD158:.AF160];-1)=3);1;0);IF(SUM([.AD158:.AF160])=3;1;0))" office:value-type="float" office:value="0" calcext:value-type="float">
            <text:p>0</text:p>
          </table:table-cell>
          <table:table-cell table:style-name="ce57" table:formula="of:=IF([.AF159]=1;IF(OR(SUM([.AE158:.AG160];-1)=2;SUM([.AE158:.AG160];-1)=3);1;0);IF(SUM([.AE158:.AG160])=3;1;0))" office:value-type="float" office:value="0" calcext:value-type="float">
            <text:p>0</text:p>
          </table:table-cell>
          <table:table-cell table:style-name="ce57" table:formula="of:=IF([.AG159]=1;IF(OR(SUM([.AF158:.AH160];-1)=2;SUM([.AF158:.AH160];-1)=3);1;0);IF(SUM([.AF158:.AH160])=3;1;0))" office:value-type="float" office:value="0" calcext:value-type="float">
            <text:p>0</text:p>
          </table:table-cell>
          <table:table-cell table:style-name="ce57" table:formula="of:=IF([.AH159]=1;IF(OR(SUM([.AG158:.AI160];-1)=2;SUM([.AG158:.AI160];-1)=3);1;0);IF(SUM([.AG158:.AI160])=3;1;0))" office:value-type="float" office:value="0" calcext:value-type="float">
            <text:p>0</text:p>
          </table:table-cell>
          <table:table-cell table:style-name="ce57" table:formula="of:=IF([.AI159]=1;IF(OR(SUM([.AH158:.AJ160];-1)=2;SUM([.AH158:.AJ160];-1)=3);1;0);IF(SUM([.AH158:.AJ160])=3;1;0))" office:value-type="float" office:value="0" calcext:value-type="float">
            <text:p>0</text:p>
          </table:table-cell>
          <table:table-cell table:style-name="ce57" table:formula="of:=IF([.AJ159]=1;IF(OR(SUM([.AI158:.AK160];-1)=2;SUM([.AI158:.AK160];-1)=3);1;0);IF(SUM([.AI158:.AK160])=3;1;0))" office:value-type="float" office:value="0" calcext:value-type="float">
            <text:p>0</text:p>
          </table:table-cell>
          <table:table-cell table:style-name="ce57" table:formula="of:=IF([.AK159]=1;IF(OR(SUM([.AJ158:.AL160];-1)=2;SUM([.AJ158:.AL160];-1)=3);1;0);IF(SUM([.AJ158:.AL160])=3;1;0))" office:value-type="float" office:value="0" calcext:value-type="float">
            <text:p>0</text:p>
          </table:table-cell>
          <table:table-cell table:style-name="ce57" table:formula="of:=IF([.AL159]=1;IF(OR(SUM([.AK158:.AM160];-1)=2;SUM([.AK158:.AM160];-1)=3);1;0);IF(SUM([.AK158:.AM160])=3;1;0))" office:value-type="float" office:value="0" calcext:value-type="float">
            <text:p>0</text:p>
          </table:table-cell>
          <table:table-cell table:style-name="ce57" table:formula="of:=IF([.AM159]=1;IF(OR(SUM([.AL158:.AN160];-1)=2;SUM([.AL158:.AN160];-1)=3);1;0);IF(SUM([.AL158:.AN160])=3;1;0))" office:value-type="float" office:value="0" calcext:value-type="float">
            <text:p>0</text:p>
          </table:table-cell>
          <table:table-cell table:style-name="ce57" table:formula="of:=IF([.AN159]=1;IF(OR(SUM([.AM158:.AO160];-1)=2;SUM([.AM158:.AO160];-1)=3);1;0);IF(SUM([.AM158:.AO160])=3;1;0))" office:value-type="float" office:value="0" calcext:value-type="float">
            <text:p>0</text:p>
          </table:table-cell>
          <table:table-cell table:style-name="ce57" table:formula="of:=IF([.AO159]=1;IF(OR(SUM([.AN158:.AP160];-1)=2;SUM([.AN158:.AP160];-1)=3);1;0);IF(SUM([.AN158:.AP160])=3;1;0))" office:value-type="float" office:value="0" calcext:value-type="float">
            <text:p>0</text:p>
          </table:table-cell>
          <table:table-cell table:style-name="ce57" table:formula="of:=IF([.AP159]=1;IF(OR(SUM([.AO158:.AQ160];-1)=2;SUM([.AO158:.AQ160];-1)=3);1;0);IF(SUM([.AO158:.AQ160])=3;1;0))" office:value-type="float" office:value="0" calcext:value-type="float">
            <text:p>0</text:p>
          </table:table-cell>
          <table:table-cell table:style-name="ce57" table:formula="of:=IF([.AQ159]=1;IF(OR(SUM([.AP158:.AR160];-1)=2;SUM([.AP158:.AR160];-1)=3);1;0);IF(SUM([.AP158:.AR160])=3;1;0))" office:value-type="float" office:value="0" calcext:value-type="float">
            <text:p>0</text:p>
          </table:table-cell>
          <table:table-cell table:style-name="ce57" table:formula="of:=IF([.AR159]=1;IF(OR(SUM([.AQ158:.AS160];-1)=2;SUM([.AQ158:.AS160];-1)=3);1;0);IF(SUM([.AQ158:.AS160])=3;1;0))" office:value-type="float" office:value="0" calcext:value-type="float">
            <text:p>0</text:p>
          </table:table-cell>
          <table:table-cell table:style-name="ce57" table:formula="of:=IF([.AS159]=1;IF(OR(SUM([.AR158:.AT160];-1)=2;SUM([.AR158:.AT160];-1)=3);1;0);IF(SUM([.AR158:.AT160])=3;1;0))" office:value-type="float" office:value="0" calcext:value-type="float">
            <text:p>0</text:p>
          </table:table-cell>
          <table:table-cell table:style-name="ce57" table:formula="of:=IF([.AT159]=1;IF(OR(SUM([.AS158:.AU160];-1)=2;SUM([.AS158:.AU160];-1)=3);1;0);IF(SUM([.AS158:.AU160])=3;1;0))" office:value-type="float" office:value="0" calcext:value-type="float">
            <text:p>0</text:p>
          </table:table-cell>
          <table:table-cell table:style-name="ce57" table:formula="of:=IF([.AU159]=1;IF(OR(SUM([.AT158:.AV160];-1)=2;SUM([.AT158:.AV160];-1)=3);1;0);IF(SUM([.AT158:.AV160])=3;1;0))" office:value-type="float" office:value="0" calcext:value-type="float">
            <text:p>0</text:p>
          </table:table-cell>
          <table:table-cell table:style-name="ce57" table:formula="of:=IF([.AV159]=1;IF(OR(SUM([.AU158:.AW160];-1)=2;SUM([.AU158:.AW160];-1)=3);1;0);IF(SUM([.AU158:.AW160])=3;1;0))" office:value-type="float" office:value="0" calcext:value-type="float">
            <text:p>0</text:p>
          </table:table-cell>
          <table:table-cell table:style-name="ce57" table:formula="of:=IF([.AW159]=1;IF(OR(SUM([.AV158:.AX160];-1)=2;SUM([.AV158:.AX160];-1)=3);1;0);IF(SUM([.AV158:.AX160])=3;1;0))" office:value-type="float" office:value="0" calcext:value-type="float">
            <text:p>0</text:p>
          </table:table-cell>
          <table:table-cell table:style-name="ce57" table:formula="of:=IF([.AX159]=1;IF(OR(SUM([.AW158:.AY160];-1)=2;SUM([.AW158:.AY160];-1)=3);1;0);IF(SUM([.AW158:.AY160])=3;1;0))" office:value-type="float" office:value="0" calcext:value-type="float">
            <text:p>0</text:p>
          </table:table-cell>
          <table:table-cell table:style-name="ce57" table:formula="of:=IF([.AY159]=1;IF(OR(SUM([.AX158:.AZ160];-1)=2;SUM([.AX158:.AZ160];-1)=3);1;0);IF(SUM([.AX158:.AZ160])=3;1;0))" office:value-type="float" office:value="0" calcext:value-type="float">
            <text:p>0</text:p>
          </table:table-cell>
          <table:table-cell table:style-name="ce57" table:formula="of:=IF([.AZ159]=1;IF(OR(SUM([.AY158:.BA160];-1)=2;SUM([.AY158:.BA160];-1)=3);1;0);IF(SUM([.AY158:.BA160])=3;1;0))" office:value-type="float" office:value="0" calcext:value-type="float">
            <text:p>0</text:p>
          </table:table-cell>
          <table:table-cell table:style-name="ce57" table:formula="of:=IF([.BA159]=1;IF(OR(SUM([.AZ158:.BB160];-1)=2;SUM([.AZ158:.BB160];-1)=3);1;0);IF(SUM([.AZ158:.BB160])=3;1;0))" office:value-type="float" office:value="0" calcext:value-type="float">
            <text:p>0</text:p>
          </table:table-cell>
          <table:table-cell table:style-name="ce57" table:formula="of:=IF([.BB159]=1;IF(OR(SUM([.BA158:.BC160];-1)=2;SUM([.BA158:.BC160];-1)=3);1;0);IF(SUM([.BA158:.BC160])=3;1;0))" office:value-type="float" office:value="0" calcext:value-type="float">
            <text:p>0</text:p>
          </table:table-cell>
          <table:table-cell table:style-name="ce57" table:formula="of:=IF([.BC159]=1;IF(OR(SUM([.BB158:.BD160];-1)=2;SUM([.BB158:.BD160];-1)=3);1;0);IF(SUM([.BB158:.BD160])=3;1;0))" office:value-type="float" office:value="0" calcext:value-type="float">
            <text:p>0</text:p>
          </table:table-cell>
          <table:table-cell table:style-name="ce57" table:formula="of:=IF([.BD159]=1;IF(OR(SUM([.BC158:.BE160];-1)=2;SUM([.BC158:.BE160];-1)=3);1;0);IF(SUM([.BC158:.BE160])=3;1;0))" office:value-type="float" office:value="0" calcext:value-type="float">
            <text:p>0</text:p>
          </table:table-cell>
          <table:table-cell table:style-name="ce57" table:formula="of:=IF([.BE159]=1;IF(OR(SUM([.BD158:.BF160];-1)=2;SUM([.BD158:.BF160];-1)=3);1;0);IF(SUM([.BD158:.BF160])=3;1;0))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6" office:value-type="float" office:value="0" calcext:value-type="float">
            <text:p>0</text:p>
          </table:table-cell>
          <table:table-cell table:style-name="ce57" table:formula="of:=IF([.C160]=1;IF(OR(SUM([.B159:.D161];-1)=2;SUM([.B159:.D161];-1)=3);1;0);IF(SUM([.B159:.D161])=3;1;0))" office:value-type="float" office:value="0" calcext:value-type="float">
            <text:p>0</text:p>
          </table:table-cell>
          <table:table-cell table:style-name="ce57" table:formula="of:=IF([.D160]=1;IF(OR(SUM([.C159:.E161];-1)=2;SUM([.C159:.E161];-1)=3);1;0);IF(SUM([.C159:.E161])=3;1;0))" office:value-type="float" office:value="0" calcext:value-type="float">
            <text:p>0</text:p>
          </table:table-cell>
          <table:table-cell table:style-name="ce57" table:formula="of:=IF([.E160]=1;IF(OR(SUM([.D159:.F161];-1)=2;SUM([.D159:.F161];-1)=3);1;0);IF(SUM([.D159:.F161])=3;1;0))" office:value-type="float" office:value="0" calcext:value-type="float">
            <text:p>0</text:p>
          </table:table-cell>
          <table:table-cell table:style-name="ce57" table:formula="of:=IF([.F160]=1;IF(OR(SUM([.E159:.G161];-1)=2;SUM([.E159:.G161];-1)=3);1;0);IF(SUM([.E159:.G161])=3;1;0))" office:value-type="float" office:value="0" calcext:value-type="float">
            <text:p>0</text:p>
          </table:table-cell>
          <table:table-cell table:style-name="ce57" table:formula="of:=IF([.G160]=1;IF(OR(SUM([.F159:.H161];-1)=2;SUM([.F159:.H161];-1)=3);1;0);IF(SUM([.F159:.H161])=3;1;0))" office:value-type="float" office:value="0" calcext:value-type="float">
            <text:p>0</text:p>
          </table:table-cell>
          <table:table-cell table:style-name="ce57" table:formula="of:=IF([.H160]=1;IF(OR(SUM([.G159:.I161];-1)=2;SUM([.G159:.I161];-1)=3);1;0);IF(SUM([.G159:.I161])=3;1;0))" office:value-type="float" office:value="0" calcext:value-type="float">
            <text:p>0</text:p>
          </table:table-cell>
          <table:table-cell table:style-name="ce57" table:formula="of:=IF([.I160]=1;IF(OR(SUM([.H159:.J161];-1)=2;SUM([.H159:.J161];-1)=3);1;0);IF(SUM([.H159:.J161])=3;1;0))" office:value-type="float" office:value="0" calcext:value-type="float">
            <text:p>0</text:p>
          </table:table-cell>
          <table:table-cell table:style-name="ce57" table:formula="of:=IF([.J160]=1;IF(OR(SUM([.I159:.K161];-1)=2;SUM([.I159:.K161];-1)=3);1;0);IF(SUM([.I159:.K161])=3;1;0))" office:value-type="float" office:value="0" calcext:value-type="float">
            <text:p>0</text:p>
          </table:table-cell>
          <table:table-cell table:style-name="ce57" table:formula="of:=IF([.K160]=1;IF(OR(SUM([.J159:.L161];-1)=2;SUM([.J159:.L161];-1)=3);1;0);IF(SUM([.J159:.L161])=3;1;0))" office:value-type="float" office:value="0" calcext:value-type="float">
            <text:p>0</text:p>
          </table:table-cell>
          <table:table-cell table:style-name="ce57" table:formula="of:=IF([.L160]=1;IF(OR(SUM([.K159:.M161];-1)=2;SUM([.K159:.M161];-1)=3);1;0);IF(SUM([.K159:.M161])=3;1;0))" office:value-type="float" office:value="1" calcext:value-type="float">
            <text:p>1</text:p>
          </table:table-cell>
          <table:table-cell table:style-name="ce57" table:formula="of:=IF([.M160]=1;IF(OR(SUM([.L159:.N161];-1)=2;SUM([.L159:.N161];-1)=3);1;0);IF(SUM([.L159:.N161])=3;1;0))" office:value-type="float" office:value="0" calcext:value-type="float">
            <text:p>0</text:p>
          </table:table-cell>
          <table:table-cell table:style-name="ce57" table:formula="of:=IF([.N160]=1;IF(OR(SUM([.M159:.O161];-1)=2;SUM([.M159:.O161];-1)=3);1;0);IF(SUM([.M159:.O161])=3;1;0))" office:value-type="float" office:value="0" calcext:value-type="float">
            <text:p>0</text:p>
          </table:table-cell>
          <table:table-cell table:style-name="ce57" table:formula="of:=IF([.O160]=1;IF(OR(SUM([.N159:.P161];-1)=2;SUM([.N159:.P161];-1)=3);1;0);IF(SUM([.N159:.P161])=3;1;0))" office:value-type="float" office:value="0" calcext:value-type="float">
            <text:p>0</text:p>
          </table:table-cell>
          <table:table-cell table:style-name="ce57" table:formula="of:=IF([.P160]=1;IF(OR(SUM([.O159:.Q161];-1)=2;SUM([.O159:.Q161];-1)=3);1;0);IF(SUM([.O159:.Q161])=3;1;0))" office:value-type="float" office:value="0" calcext:value-type="float">
            <text:p>0</text:p>
          </table:table-cell>
          <table:table-cell table:style-name="ce57" table:formula="of:=IF([.Q160]=1;IF(OR(SUM([.P159:.R161];-1)=2;SUM([.P159:.R161];-1)=3);1;0);IF(SUM([.P159:.R161])=3;1;0))" office:value-type="float" office:value="0" calcext:value-type="float">
            <text:p>0</text:p>
          </table:table-cell>
          <table:table-cell table:style-name="ce57" table:formula="of:=IF([.R160]=1;IF(OR(SUM([.Q159:.S161];-1)=2;SUM([.Q159:.S161];-1)=3);1;0);IF(SUM([.Q159:.S161])=3;1;0))" office:value-type="float" office:value="0" calcext:value-type="float">
            <text:p>0</text:p>
          </table:table-cell>
          <table:table-cell table:style-name="ce57" table:formula="of:=IF([.S160]=1;IF(OR(SUM([.R159:.T161];-1)=2;SUM([.R159:.T161];-1)=3);1;0);IF(SUM([.R159:.T161])=3;1;0))" office:value-type="float" office:value="0" calcext:value-type="float">
            <text:p>0</text:p>
          </table:table-cell>
          <table:table-cell table:style-name="ce57" table:formula="of:=IF([.T160]=1;IF(OR(SUM([.S159:.U161];-1)=2;SUM([.S159:.U161];-1)=3);1;0);IF(SUM([.S159:.U161])=3;1;0))" office:value-type="float" office:value="0" calcext:value-type="float">
            <text:p>0</text:p>
          </table:table-cell>
          <table:table-cell table:style-name="ce57" table:formula="of:=IF([.U160]=1;IF(OR(SUM([.T159:.V161];-1)=2;SUM([.T159:.V161];-1)=3);1;0);IF(SUM([.T159:.V161])=3;1;0))" office:value-type="float" office:value="0" calcext:value-type="float">
            <text:p>0</text:p>
          </table:table-cell>
          <table:table-cell table:style-name="ce57" table:formula="of:=IF([.V160]=1;IF(OR(SUM([.U159:.W161];-1)=2;SUM([.U159:.W161];-1)=3);1;0);IF(SUM([.U159:.W161])=3;1;0))" office:value-type="float" office:value="0" calcext:value-type="float">
            <text:p>0</text:p>
          </table:table-cell>
          <table:table-cell table:style-name="ce57" table:formula="of:=IF([.W160]=1;IF(OR(SUM([.V159:.X161];-1)=2;SUM([.V159:.X161];-1)=3);1;0);IF(SUM([.V159:.X161])=3;1;0))" office:value-type="float" office:value="0" calcext:value-type="float">
            <text:p>0</text:p>
          </table:table-cell>
          <table:table-cell table:style-name="ce57" table:formula="of:=IF([.X160]=1;IF(OR(SUM([.W159:.Y161];-1)=2;SUM([.W159:.Y161];-1)=3);1;0);IF(SUM([.W159:.Y161])=3;1;0))" office:value-type="float" office:value="0" calcext:value-type="float">
            <text:p>0</text:p>
          </table:table-cell>
          <table:table-cell table:style-name="ce57" table:formula="of:=IF([.Y160]=1;IF(OR(SUM([.X159:.Z161];-1)=2;SUM([.X159:.Z161];-1)=3);1;0);IF(SUM([.X159:.Z161])=3;1;0))" office:value-type="float" office:value="0" calcext:value-type="float">
            <text:p>0</text:p>
          </table:table-cell>
          <table:table-cell table:style-name="ce57" table:formula="of:=IF([.Z160]=1;IF(OR(SUM([.Y159:.AA161];-1)=2;SUM([.Y159:.AA161];-1)=3);1;0);IF(SUM([.Y159:.AA161])=3;1;0))" office:value-type="float" office:value="0" calcext:value-type="float">
            <text:p>0</text:p>
          </table:table-cell>
          <table:table-cell table:style-name="ce57" table:formula="of:=IF([.AA160]=1;IF(OR(SUM([.Z159:.AB161];-1)=2;SUM([.Z159:.AB161];-1)=3);1;0);IF(SUM([.Z159:.AB161])=3;1;0))" office:value-type="float" office:value="0" calcext:value-type="float">
            <text:p>0</text:p>
          </table:table-cell>
          <table:table-cell table:style-name="ce57" table:formula="of:=IF([.AB160]=1;IF(OR(SUM([.AA159:.AC161];-1)=2;SUM([.AA159:.AC161];-1)=3);1;0);IF(SUM([.AA159:.AC161])=3;1;0))" office:value-type="float" office:value="0" calcext:value-type="float">
            <text:p>0</text:p>
          </table:table-cell>
          <table:table-cell table:style-name="ce57" table:formula="of:=IF([.AC160]=1;IF(OR(SUM([.AB159:.AD161];-1)=2;SUM([.AB159:.AD161];-1)=3);1;0);IF(SUM([.AB159:.AD161])=3;1;0))" office:value-type="float" office:value="0" calcext:value-type="float">
            <text:p>0</text:p>
          </table:table-cell>
          <table:table-cell table:style-name="ce57" table:formula="of:=IF([.AD160]=1;IF(OR(SUM([.AC159:.AE161];-1)=2;SUM([.AC159:.AE161];-1)=3);1;0);IF(SUM([.AC159:.AE161])=3;1;0))" office:value-type="float" office:value="0" calcext:value-type="float">
            <text:p>0</text:p>
          </table:table-cell>
          <table:table-cell table:style-name="ce57" table:formula="of:=IF([.AE160]=1;IF(OR(SUM([.AD159:.AF161];-1)=2;SUM([.AD159:.AF161];-1)=3);1;0);IF(SUM([.AD159:.AF161])=3;1;0))" office:value-type="float" office:value="0" calcext:value-type="float">
            <text:p>0</text:p>
          </table:table-cell>
          <table:table-cell table:style-name="ce57" table:formula="of:=IF([.AF160]=1;IF(OR(SUM([.AE159:.AG161];-1)=2;SUM([.AE159:.AG161];-1)=3);1;0);IF(SUM([.AE159:.AG161])=3;1;0))" office:value-type="float" office:value="0" calcext:value-type="float">
            <text:p>0</text:p>
          </table:table-cell>
          <table:table-cell table:style-name="ce57" table:formula="of:=IF([.AG160]=1;IF(OR(SUM([.AF159:.AH161];-1)=2;SUM([.AF159:.AH161];-1)=3);1;0);IF(SUM([.AF159:.AH161])=3;1;0))" office:value-type="float" office:value="0" calcext:value-type="float">
            <text:p>0</text:p>
          </table:table-cell>
          <table:table-cell table:style-name="ce57" table:formula="of:=IF([.AH160]=1;IF(OR(SUM([.AG159:.AI161];-1)=2;SUM([.AG159:.AI161];-1)=3);1;0);IF(SUM([.AG159:.AI161])=3;1;0))" office:value-type="float" office:value="0" calcext:value-type="float">
            <text:p>0</text:p>
          </table:table-cell>
          <table:table-cell table:style-name="ce57" table:formula="of:=IF([.AI160]=1;IF(OR(SUM([.AH159:.AJ161];-1)=2;SUM([.AH159:.AJ161];-1)=3);1;0);IF(SUM([.AH159:.AJ161])=3;1;0))" office:value-type="float" office:value="0" calcext:value-type="float">
            <text:p>0</text:p>
          </table:table-cell>
          <table:table-cell table:style-name="ce57" table:formula="of:=IF([.AJ160]=1;IF(OR(SUM([.AI159:.AK161];-1)=2;SUM([.AI159:.AK161];-1)=3);1;0);IF(SUM([.AI159:.AK161])=3;1;0))" office:value-type="float" office:value="0" calcext:value-type="float">
            <text:p>0</text:p>
          </table:table-cell>
          <table:table-cell table:style-name="ce57" table:formula="of:=IF([.AK160]=1;IF(OR(SUM([.AJ159:.AL161];-1)=2;SUM([.AJ159:.AL161];-1)=3);1;0);IF(SUM([.AJ159:.AL161])=3;1;0))" office:value-type="float" office:value="0" calcext:value-type="float">
            <text:p>0</text:p>
          </table:table-cell>
          <table:table-cell table:style-name="ce57" table:formula="of:=IF([.AL160]=1;IF(OR(SUM([.AK159:.AM161];-1)=2;SUM([.AK159:.AM161];-1)=3);1;0);IF(SUM([.AK159:.AM161])=3;1;0))" office:value-type="float" office:value="0" calcext:value-type="float">
            <text:p>0</text:p>
          </table:table-cell>
          <table:table-cell table:style-name="ce57" table:formula="of:=IF([.AM160]=1;IF(OR(SUM([.AL159:.AN161];-1)=2;SUM([.AL159:.AN161];-1)=3);1;0);IF(SUM([.AL159:.AN161])=3;1;0))" office:value-type="float" office:value="0" calcext:value-type="float">
            <text:p>0</text:p>
          </table:table-cell>
          <table:table-cell table:style-name="ce57" table:formula="of:=IF([.AN160]=1;IF(OR(SUM([.AM159:.AO161];-1)=2;SUM([.AM159:.AO161];-1)=3);1;0);IF(SUM([.AM159:.AO161])=3;1;0))" office:value-type="float" office:value="0" calcext:value-type="float">
            <text:p>0</text:p>
          </table:table-cell>
          <table:table-cell table:style-name="ce57" table:formula="of:=IF([.AO160]=1;IF(OR(SUM([.AN159:.AP161];-1)=2;SUM([.AN159:.AP161];-1)=3);1;0);IF(SUM([.AN159:.AP161])=3;1;0))" office:value-type="float" office:value="0" calcext:value-type="float">
            <text:p>0</text:p>
          </table:table-cell>
          <table:table-cell table:style-name="ce57" table:formula="of:=IF([.AP160]=1;IF(OR(SUM([.AO159:.AQ161];-1)=2;SUM([.AO159:.AQ161];-1)=3);1;0);IF(SUM([.AO159:.AQ161])=3;1;0))" office:value-type="float" office:value="0" calcext:value-type="float">
            <text:p>0</text:p>
          </table:table-cell>
          <table:table-cell table:style-name="ce57" table:formula="of:=IF([.AQ160]=1;IF(OR(SUM([.AP159:.AR161];-1)=2;SUM([.AP159:.AR161];-1)=3);1;0);IF(SUM([.AP159:.AR161])=3;1;0))" office:value-type="float" office:value="0" calcext:value-type="float">
            <text:p>0</text:p>
          </table:table-cell>
          <table:table-cell table:style-name="ce57" table:formula="of:=IF([.AR160]=1;IF(OR(SUM([.AQ159:.AS161];-1)=2;SUM([.AQ159:.AS161];-1)=3);1;0);IF(SUM([.AQ159:.AS161])=3;1;0))" office:value-type="float" office:value="0" calcext:value-type="float">
            <text:p>0</text:p>
          </table:table-cell>
          <table:table-cell table:style-name="ce57" table:formula="of:=IF([.AS160]=1;IF(OR(SUM([.AR159:.AT161];-1)=2;SUM([.AR159:.AT161];-1)=3);1;0);IF(SUM([.AR159:.AT161])=3;1;0))" office:value-type="float" office:value="0" calcext:value-type="float">
            <text:p>0</text:p>
          </table:table-cell>
          <table:table-cell table:style-name="ce57" table:formula="of:=IF([.AT160]=1;IF(OR(SUM([.AS159:.AU161];-1)=2;SUM([.AS159:.AU161];-1)=3);1;0);IF(SUM([.AS159:.AU161])=3;1;0))" office:value-type="float" office:value="0" calcext:value-type="float">
            <text:p>0</text:p>
          </table:table-cell>
          <table:table-cell table:style-name="ce57" table:formula="of:=IF([.AU160]=1;IF(OR(SUM([.AT159:.AV161];-1)=2;SUM([.AT159:.AV161];-1)=3);1;0);IF(SUM([.AT159:.AV161])=3;1;0))" office:value-type="float" office:value="0" calcext:value-type="float">
            <text:p>0</text:p>
          </table:table-cell>
          <table:table-cell table:style-name="ce57" table:formula="of:=IF([.AV160]=1;IF(OR(SUM([.AU159:.AW161];-1)=2;SUM([.AU159:.AW161];-1)=3);1;0);IF(SUM([.AU159:.AW161])=3;1;0))" office:value-type="float" office:value="0" calcext:value-type="float">
            <text:p>0</text:p>
          </table:table-cell>
          <table:table-cell table:style-name="ce57" table:formula="of:=IF([.AW160]=1;IF(OR(SUM([.AV159:.AX161];-1)=2;SUM([.AV159:.AX161];-1)=3);1;0);IF(SUM([.AV159:.AX161])=3;1;0))" office:value-type="float" office:value="0" calcext:value-type="float">
            <text:p>0</text:p>
          </table:table-cell>
          <table:table-cell table:style-name="ce57" table:formula="of:=IF([.AX160]=1;IF(OR(SUM([.AW159:.AY161];-1)=2;SUM([.AW159:.AY161];-1)=3);1;0);IF(SUM([.AW159:.AY161])=3;1;0))" office:value-type="float" office:value="0" calcext:value-type="float">
            <text:p>0</text:p>
          </table:table-cell>
          <table:table-cell table:style-name="ce57" table:formula="of:=IF([.AY160]=1;IF(OR(SUM([.AX159:.AZ161];-1)=2;SUM([.AX159:.AZ161];-1)=3);1;0);IF(SUM([.AX159:.AZ161])=3;1;0))" office:value-type="float" office:value="0" calcext:value-type="float">
            <text:p>0</text:p>
          </table:table-cell>
          <table:table-cell table:style-name="ce57" table:formula="of:=IF([.AZ160]=1;IF(OR(SUM([.AY159:.BA161];-1)=2;SUM([.AY159:.BA161];-1)=3);1;0);IF(SUM([.AY159:.BA161])=3;1;0))" office:value-type="float" office:value="0" calcext:value-type="float">
            <text:p>0</text:p>
          </table:table-cell>
          <table:table-cell table:style-name="ce57" table:formula="of:=IF([.BA160]=1;IF(OR(SUM([.AZ159:.BB161];-1)=2;SUM([.AZ159:.BB161];-1)=3);1;0);IF(SUM([.AZ159:.BB161])=3;1;0))" office:value-type="float" office:value="0" calcext:value-type="float">
            <text:p>0</text:p>
          </table:table-cell>
          <table:table-cell table:style-name="ce57" table:formula="of:=IF([.BB160]=1;IF(OR(SUM([.BA159:.BC161];-1)=2;SUM([.BA159:.BC161];-1)=3);1;0);IF(SUM([.BA159:.BC161])=3;1;0))" office:value-type="float" office:value="0" calcext:value-type="float">
            <text:p>0</text:p>
          </table:table-cell>
          <table:table-cell table:style-name="ce57" table:formula="of:=IF([.BC160]=1;IF(OR(SUM([.BB159:.BD161];-1)=2;SUM([.BB159:.BD161];-1)=3);1;0);IF(SUM([.BB159:.BD161])=3;1;0))" office:value-type="float" office:value="0" calcext:value-type="float">
            <text:p>0</text:p>
          </table:table-cell>
          <table:table-cell table:style-name="ce57" table:formula="of:=IF([.BD160]=1;IF(OR(SUM([.BC159:.BE161];-1)=2;SUM([.BC159:.BE161];-1)=3);1;0);IF(SUM([.BC159:.BE161])=3;1;0))" office:value-type="float" office:value="0" calcext:value-type="float">
            <text:p>0</text:p>
          </table:table-cell>
          <table:table-cell table:style-name="ce57" table:formula="of:=IF([.BE160]=1;IF(OR(SUM([.BD159:.BF161];-1)=2;SUM([.BD159:.BF161];-1)=3);1;0);IF(SUM([.BD159:.BF161])=3;1;0))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6" office:value-type="float" office:value="0" calcext:value-type="float">
            <text:p>0</text:p>
          </table:table-cell>
          <table:table-cell table:style-name="ce57" table:formula="of:=IF([.C161]=1;IF(OR(SUM([.B160:.D162];-1)=2;SUM([.B160:.D162];-1)=3);1;0);IF(SUM([.B160:.D162])=3;1;0))" office:value-type="float" office:value="0" calcext:value-type="float">
            <text:p>0</text:p>
          </table:table-cell>
          <table:table-cell table:style-name="ce57" table:formula="of:=IF([.D161]=1;IF(OR(SUM([.C160:.E162];-1)=2;SUM([.C160:.E162];-1)=3);1;0);IF(SUM([.C160:.E162])=3;1;0))" office:value-type="float" office:value="0" calcext:value-type="float">
            <text:p>0</text:p>
          </table:table-cell>
          <table:table-cell table:style-name="ce57" table:formula="of:=IF([.E161]=1;IF(OR(SUM([.D160:.F162];-1)=2;SUM([.D160:.F162];-1)=3);1;0);IF(SUM([.D160:.F162])=3;1;0))" office:value-type="float" office:value="0" calcext:value-type="float">
            <text:p>0</text:p>
          </table:table-cell>
          <table:table-cell table:style-name="ce57" table:formula="of:=IF([.F161]=1;IF(OR(SUM([.E160:.G162];-1)=2;SUM([.E160:.G162];-1)=3);1;0);IF(SUM([.E160:.G162])=3;1;0))" office:value-type="float" office:value="0" calcext:value-type="float">
            <text:p>0</text:p>
          </table:table-cell>
          <table:table-cell table:style-name="ce57" table:formula="of:=IF([.G161]=1;IF(OR(SUM([.F160:.H162];-1)=2;SUM([.F160:.H162];-1)=3);1;0);IF(SUM([.F160:.H162])=3;1;0))" office:value-type="float" office:value="0" calcext:value-type="float">
            <text:p>0</text:p>
          </table:table-cell>
          <table:table-cell table:style-name="ce57" table:formula="of:=IF([.H161]=1;IF(OR(SUM([.G160:.I162];-1)=2;SUM([.G160:.I162];-1)=3);1;0);IF(SUM([.G160:.I162])=3;1;0))" office:value-type="float" office:value="0" calcext:value-type="float">
            <text:p>0</text:p>
          </table:table-cell>
          <table:table-cell table:style-name="ce57" table:formula="of:=IF([.I161]=1;IF(OR(SUM([.H160:.J162];-1)=2;SUM([.H160:.J162];-1)=3);1;0);IF(SUM([.H160:.J162])=3;1;0))" office:value-type="float" office:value="0" calcext:value-type="float">
            <text:p>0</text:p>
          </table:table-cell>
          <table:table-cell table:style-name="ce57" table:formula="of:=IF([.J161]=1;IF(OR(SUM([.I160:.K162];-1)=2;SUM([.I160:.K162];-1)=3);1;0);IF(SUM([.I160:.K162])=3;1;0))" office:value-type="float" office:value="0" calcext:value-type="float">
            <text:p>0</text:p>
          </table:table-cell>
          <table:table-cell table:style-name="ce57" table:formula="of:=IF([.K161]=1;IF(OR(SUM([.J160:.L162];-1)=2;SUM([.J160:.L162];-1)=3);1;0);IF(SUM([.J160:.L162])=3;1;0))" office:value-type="float" office:value="1" calcext:value-type="float">
            <text:p>1</text:p>
          </table:table-cell>
          <table:table-cell table:style-name="ce57" table:formula="of:=IF([.L161]=1;IF(OR(SUM([.K160:.M162];-1)=2;SUM([.K160:.M162];-1)=3);1;0);IF(SUM([.K160:.M162])=3;1;0))" office:value-type="float" office:value="1" calcext:value-type="float">
            <text:p>1</text:p>
          </table:table-cell>
          <table:table-cell table:style-name="ce57" table:formula="of:=IF([.M161]=1;IF(OR(SUM([.L160:.N162];-1)=2;SUM([.L160:.N162];-1)=3);1;0);IF(SUM([.L160:.N162])=3;1;0))" office:value-type="float" office:value="1" calcext:value-type="float">
            <text:p>1</text:p>
          </table:table-cell>
          <table:table-cell table:style-name="ce57" table:formula="of:=IF([.N161]=1;IF(OR(SUM([.M160:.O162];-1)=2;SUM([.M160:.O162];-1)=3);1;0);IF(SUM([.M160:.O162])=3;1;0))" office:value-type="float" office:value="0" calcext:value-type="float">
            <text:p>0</text:p>
          </table:table-cell>
          <table:table-cell table:style-name="ce57" table:formula="of:=IF([.O161]=1;IF(OR(SUM([.N160:.P162];-1)=2;SUM([.N160:.P162];-1)=3);1;0);IF(SUM([.N160:.P162])=3;1;0))" office:value-type="float" office:value="0" calcext:value-type="float">
            <text:p>0</text:p>
          </table:table-cell>
          <table:table-cell table:style-name="ce57" table:formula="of:=IF([.P161]=1;IF(OR(SUM([.O160:.Q162];-1)=2;SUM([.O160:.Q162];-1)=3);1;0);IF(SUM([.O160:.Q162])=3;1;0))" office:value-type="float" office:value="0" calcext:value-type="float">
            <text:p>0</text:p>
          </table:table-cell>
          <table:table-cell table:style-name="ce57" table:formula="of:=IF([.Q161]=1;IF(OR(SUM([.P160:.R162];-1)=2;SUM([.P160:.R162];-1)=3);1;0);IF(SUM([.P160:.R162])=3;1;0))" office:value-type="float" office:value="0" calcext:value-type="float">
            <text:p>0</text:p>
          </table:table-cell>
          <table:table-cell table:style-name="ce57" table:formula="of:=IF([.R161]=1;IF(OR(SUM([.Q160:.S162];-1)=2;SUM([.Q160:.S162];-1)=3);1;0);IF(SUM([.Q160:.S162])=3;1;0))" office:value-type="float" office:value="0" calcext:value-type="float">
            <text:p>0</text:p>
          </table:table-cell>
          <table:table-cell table:style-name="ce57" table:formula="of:=IF([.S161]=1;IF(OR(SUM([.R160:.T162];-1)=2;SUM([.R160:.T162];-1)=3);1;0);IF(SUM([.R160:.T162])=3;1;0))" office:value-type="float" office:value="0" calcext:value-type="float">
            <text:p>0</text:p>
          </table:table-cell>
          <table:table-cell table:style-name="ce57" table:formula="of:=IF([.T161]=1;IF(OR(SUM([.S160:.U162];-1)=2;SUM([.S160:.U162];-1)=3);1;0);IF(SUM([.S160:.U162])=3;1;0))" office:value-type="float" office:value="0" calcext:value-type="float">
            <text:p>0</text:p>
          </table:table-cell>
          <table:table-cell table:style-name="ce57" table:formula="of:=IF([.U161]=1;IF(OR(SUM([.T160:.V162];-1)=2;SUM([.T160:.V162];-1)=3);1;0);IF(SUM([.T160:.V162])=3;1;0))" office:value-type="float" office:value="0" calcext:value-type="float">
            <text:p>0</text:p>
          </table:table-cell>
          <table:table-cell table:style-name="ce57" table:formula="of:=IF([.V161]=1;IF(OR(SUM([.U160:.W162];-1)=2;SUM([.U160:.W162];-1)=3);1;0);IF(SUM([.U160:.W162])=3;1;0))" office:value-type="float" office:value="0" calcext:value-type="float">
            <text:p>0</text:p>
          </table:table-cell>
          <table:table-cell table:style-name="ce57" table:formula="of:=IF([.W161]=1;IF(OR(SUM([.V160:.X162];-1)=2;SUM([.V160:.X162];-1)=3);1;0);IF(SUM([.V160:.X162])=3;1;0))" office:value-type="float" office:value="0" calcext:value-type="float">
            <text:p>0</text:p>
          </table:table-cell>
          <table:table-cell table:style-name="ce57" table:formula="of:=IF([.X161]=1;IF(OR(SUM([.W160:.Y162];-1)=2;SUM([.W160:.Y162];-1)=3);1;0);IF(SUM([.W160:.Y162])=3;1;0))" office:value-type="float" office:value="0" calcext:value-type="float">
            <text:p>0</text:p>
          </table:table-cell>
          <table:table-cell table:style-name="ce57" table:formula="of:=IF([.Y161]=1;IF(OR(SUM([.X160:.Z162];-1)=2;SUM([.X160:.Z162];-1)=3);1;0);IF(SUM([.X160:.Z162])=3;1;0))" office:value-type="float" office:value="0" calcext:value-type="float">
            <text:p>0</text:p>
          </table:table-cell>
          <table:table-cell table:style-name="ce57" table:formula="of:=IF([.Z161]=1;IF(OR(SUM([.Y160:.AA162];-1)=2;SUM([.Y160:.AA162];-1)=3);1;0);IF(SUM([.Y160:.AA162])=3;1;0))" office:value-type="float" office:value="0" calcext:value-type="float">
            <text:p>0</text:p>
          </table:table-cell>
          <table:table-cell table:style-name="ce57" table:formula="of:=IF([.AA161]=1;IF(OR(SUM([.Z160:.AB162];-1)=2;SUM([.Z160:.AB162];-1)=3);1;0);IF(SUM([.Z160:.AB162])=3;1;0))" office:value-type="float" office:value="0" calcext:value-type="float">
            <text:p>0</text:p>
          </table:table-cell>
          <table:table-cell table:style-name="ce57" table:formula="of:=IF([.AB161]=1;IF(OR(SUM([.AA160:.AC162];-1)=2;SUM([.AA160:.AC162];-1)=3);1;0);IF(SUM([.AA160:.AC162])=3;1;0))" office:value-type="float" office:value="0" calcext:value-type="float">
            <text:p>0</text:p>
          </table:table-cell>
          <table:table-cell table:style-name="ce57" table:formula="of:=IF([.AC161]=1;IF(OR(SUM([.AB160:.AD162];-1)=2;SUM([.AB160:.AD162];-1)=3);1;0);IF(SUM([.AB160:.AD162])=3;1;0))" office:value-type="float" office:value="0" calcext:value-type="float">
            <text:p>0</text:p>
          </table:table-cell>
          <table:table-cell table:style-name="ce57" table:formula="of:=IF([.AD161]=1;IF(OR(SUM([.AC160:.AE162];-1)=2;SUM([.AC160:.AE162];-1)=3);1;0);IF(SUM([.AC160:.AE162])=3;1;0))" office:value-type="float" office:value="0" calcext:value-type="float">
            <text:p>0</text:p>
          </table:table-cell>
          <table:table-cell table:style-name="ce57" table:formula="of:=IF([.AE161]=1;IF(OR(SUM([.AD160:.AF162];-1)=2;SUM([.AD160:.AF162];-1)=3);1;0);IF(SUM([.AD160:.AF162])=3;1;0))" office:value-type="float" office:value="0" calcext:value-type="float">
            <text:p>0</text:p>
          </table:table-cell>
          <table:table-cell table:style-name="ce57" table:formula="of:=IF([.AF161]=1;IF(OR(SUM([.AE160:.AG162];-1)=2;SUM([.AE160:.AG162];-1)=3);1;0);IF(SUM([.AE160:.AG162])=3;1;0))" office:value-type="float" office:value="0" calcext:value-type="float">
            <text:p>0</text:p>
          </table:table-cell>
          <table:table-cell table:style-name="ce57" table:formula="of:=IF([.AG161]=1;IF(OR(SUM([.AF160:.AH162];-1)=2;SUM([.AF160:.AH162];-1)=3);1;0);IF(SUM([.AF160:.AH162])=3;1;0))" office:value-type="float" office:value="0" calcext:value-type="float">
            <text:p>0</text:p>
          </table:table-cell>
          <table:table-cell table:style-name="ce57" table:formula="of:=IF([.AH161]=1;IF(OR(SUM([.AG160:.AI162];-1)=2;SUM([.AG160:.AI162];-1)=3);1;0);IF(SUM([.AG160:.AI162])=3;1;0))" office:value-type="float" office:value="0" calcext:value-type="float">
            <text:p>0</text:p>
          </table:table-cell>
          <table:table-cell table:style-name="ce57" table:formula="of:=IF([.AI161]=1;IF(OR(SUM([.AH160:.AJ162];-1)=2;SUM([.AH160:.AJ162];-1)=3);1;0);IF(SUM([.AH160:.AJ162])=3;1;0))" office:value-type="float" office:value="0" calcext:value-type="float">
            <text:p>0</text:p>
          </table:table-cell>
          <table:table-cell table:style-name="ce57" table:formula="of:=IF([.AJ161]=1;IF(OR(SUM([.AI160:.AK162];-1)=2;SUM([.AI160:.AK162];-1)=3);1;0);IF(SUM([.AI160:.AK162])=3;1;0))" office:value-type="float" office:value="0" calcext:value-type="float">
            <text:p>0</text:p>
          </table:table-cell>
          <table:table-cell table:style-name="ce57" table:formula="of:=IF([.AK161]=1;IF(OR(SUM([.AJ160:.AL162];-1)=2;SUM([.AJ160:.AL162];-1)=3);1;0);IF(SUM([.AJ160:.AL162])=3;1;0))" office:value-type="float" office:value="0" calcext:value-type="float">
            <text:p>0</text:p>
          </table:table-cell>
          <table:table-cell table:style-name="ce57" table:formula="of:=IF([.AL161]=1;IF(OR(SUM([.AK160:.AM162];-1)=2;SUM([.AK160:.AM162];-1)=3);1;0);IF(SUM([.AK160:.AM162])=3;1;0))" office:value-type="float" office:value="0" calcext:value-type="float">
            <text:p>0</text:p>
          </table:table-cell>
          <table:table-cell table:style-name="ce57" table:formula="of:=IF([.AM161]=1;IF(OR(SUM([.AL160:.AN162];-1)=2;SUM([.AL160:.AN162];-1)=3);1;0);IF(SUM([.AL160:.AN162])=3;1;0))" office:value-type="float" office:value="0" calcext:value-type="float">
            <text:p>0</text:p>
          </table:table-cell>
          <table:table-cell table:style-name="ce57" table:formula="of:=IF([.AN161]=1;IF(OR(SUM([.AM160:.AO162];-1)=2;SUM([.AM160:.AO162];-1)=3);1;0);IF(SUM([.AM160:.AO162])=3;1;0))" office:value-type="float" office:value="0" calcext:value-type="float">
            <text:p>0</text:p>
          </table:table-cell>
          <table:table-cell table:style-name="ce57" table:formula="of:=IF([.AO161]=1;IF(OR(SUM([.AN160:.AP162];-1)=2;SUM([.AN160:.AP162];-1)=3);1;0);IF(SUM([.AN160:.AP162])=3;1;0))" office:value-type="float" office:value="0" calcext:value-type="float">
            <text:p>0</text:p>
          </table:table-cell>
          <table:table-cell table:style-name="ce57" table:formula="of:=IF([.AP161]=1;IF(OR(SUM([.AO160:.AQ162];-1)=2;SUM([.AO160:.AQ162];-1)=3);1;0);IF(SUM([.AO160:.AQ162])=3;1;0))" office:value-type="float" office:value="0" calcext:value-type="float">
            <text:p>0</text:p>
          </table:table-cell>
          <table:table-cell table:style-name="ce57" table:formula="of:=IF([.AQ161]=1;IF(OR(SUM([.AP160:.AR162];-1)=2;SUM([.AP160:.AR162];-1)=3);1;0);IF(SUM([.AP160:.AR162])=3;1;0))" office:value-type="float" office:value="0" calcext:value-type="float">
            <text:p>0</text:p>
          </table:table-cell>
          <table:table-cell table:style-name="ce57" table:formula="of:=IF([.AR161]=1;IF(OR(SUM([.AQ160:.AS162];-1)=2;SUM([.AQ160:.AS162];-1)=3);1;0);IF(SUM([.AQ160:.AS162])=3;1;0))" office:value-type="float" office:value="0" calcext:value-type="float">
            <text:p>0</text:p>
          </table:table-cell>
          <table:table-cell table:style-name="ce57" table:formula="of:=IF([.AS161]=1;IF(OR(SUM([.AR160:.AT162];-1)=2;SUM([.AR160:.AT162];-1)=3);1;0);IF(SUM([.AR160:.AT162])=3;1;0))" office:value-type="float" office:value="0" calcext:value-type="float">
            <text:p>0</text:p>
          </table:table-cell>
          <table:table-cell table:style-name="ce57" table:formula="of:=IF([.AT161]=1;IF(OR(SUM([.AS160:.AU162];-1)=2;SUM([.AS160:.AU162];-1)=3);1;0);IF(SUM([.AS160:.AU162])=3;1;0))" office:value-type="float" office:value="0" calcext:value-type="float">
            <text:p>0</text:p>
          </table:table-cell>
          <table:table-cell table:style-name="ce57" table:formula="of:=IF([.AU161]=1;IF(OR(SUM([.AT160:.AV162];-1)=2;SUM([.AT160:.AV162];-1)=3);1;0);IF(SUM([.AT160:.AV162])=3;1;0))" office:value-type="float" office:value="0" calcext:value-type="float">
            <text:p>0</text:p>
          </table:table-cell>
          <table:table-cell table:style-name="ce57" table:formula="of:=IF([.AV161]=1;IF(OR(SUM([.AU160:.AW162];-1)=2;SUM([.AU160:.AW162];-1)=3);1;0);IF(SUM([.AU160:.AW162])=3;1;0))" office:value-type="float" office:value="0" calcext:value-type="float">
            <text:p>0</text:p>
          </table:table-cell>
          <table:table-cell table:style-name="ce57" table:formula="of:=IF([.AW161]=1;IF(OR(SUM([.AV160:.AX162];-1)=2;SUM([.AV160:.AX162];-1)=3);1;0);IF(SUM([.AV160:.AX162])=3;1;0))" office:value-type="float" office:value="0" calcext:value-type="float">
            <text:p>0</text:p>
          </table:table-cell>
          <table:table-cell table:style-name="ce57" table:formula="of:=IF([.AX161]=1;IF(OR(SUM([.AW160:.AY162];-1)=2;SUM([.AW160:.AY162];-1)=3);1;0);IF(SUM([.AW160:.AY162])=3;1;0))" office:value-type="float" office:value="0" calcext:value-type="float">
            <text:p>0</text:p>
          </table:table-cell>
          <table:table-cell table:style-name="ce57" table:formula="of:=IF([.AY161]=1;IF(OR(SUM([.AX160:.AZ162];-1)=2;SUM([.AX160:.AZ162];-1)=3);1;0);IF(SUM([.AX160:.AZ162])=3;1;0))" office:value-type="float" office:value="0" calcext:value-type="float">
            <text:p>0</text:p>
          </table:table-cell>
          <table:table-cell table:style-name="ce57" table:formula="of:=IF([.AZ161]=1;IF(OR(SUM([.AY160:.BA162];-1)=2;SUM([.AY160:.BA162];-1)=3);1;0);IF(SUM([.AY160:.BA162])=3;1;0))" office:value-type="float" office:value="0" calcext:value-type="float">
            <text:p>0</text:p>
          </table:table-cell>
          <table:table-cell table:style-name="ce57" table:formula="of:=IF([.BA161]=1;IF(OR(SUM([.AZ160:.BB162];-1)=2;SUM([.AZ160:.BB162];-1)=3);1;0);IF(SUM([.AZ160:.BB162])=3;1;0))" office:value-type="float" office:value="0" calcext:value-type="float">
            <text:p>0</text:p>
          </table:table-cell>
          <table:table-cell table:style-name="ce57" table:formula="of:=IF([.BB161]=1;IF(OR(SUM([.BA160:.BC162];-1)=2;SUM([.BA160:.BC162];-1)=3);1;0);IF(SUM([.BA160:.BC162])=3;1;0))" office:value-type="float" office:value="0" calcext:value-type="float">
            <text:p>0</text:p>
          </table:table-cell>
          <table:table-cell table:style-name="ce57" table:formula="of:=IF([.BC161]=1;IF(OR(SUM([.BB160:.BD162];-1)=2;SUM([.BB160:.BD162];-1)=3);1;0);IF(SUM([.BB160:.BD162])=3;1;0))" office:value-type="float" office:value="0" calcext:value-type="float">
            <text:p>0</text:p>
          </table:table-cell>
          <table:table-cell table:style-name="ce57" table:formula="of:=IF([.BD161]=1;IF(OR(SUM([.BC160:.BE162];-1)=2;SUM([.BC160:.BE162];-1)=3);1;0);IF(SUM([.BC160:.BE162])=3;1;0))" office:value-type="float" office:value="0" calcext:value-type="float">
            <text:p>0</text:p>
          </table:table-cell>
          <table:table-cell table:style-name="ce57" table:formula="of:=IF([.BE161]=1;IF(OR(SUM([.BD160:.BF162];-1)=2;SUM([.BD160:.BF162];-1)=3);1;0);IF(SUM([.BD160:.BF162])=3;1;0))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6" office:value-type="float" office:value="0" calcext:value-type="float">
            <text:p>0</text:p>
          </table:table-cell>
          <table:table-cell table:style-name="ce57" table:formula="of:=IF([.C162]=1;IF(OR(SUM([.B161:.D163];-1)=2;SUM([.B161:.D163];-1)=3);1;0);IF(SUM([.B161:.D163])=3;1;0))" office:value-type="float" office:value="0" calcext:value-type="float">
            <text:p>0</text:p>
          </table:table-cell>
          <table:table-cell table:style-name="ce57" table:formula="of:=IF([.D162]=1;IF(OR(SUM([.C161:.E163];-1)=2;SUM([.C161:.E163];-1)=3);1;0);IF(SUM([.C161:.E163])=3;1;0))" office:value-type="float" office:value="0" calcext:value-type="float">
            <text:p>0</text:p>
          </table:table-cell>
          <table:table-cell table:style-name="ce57" table:formula="of:=IF([.E162]=1;IF(OR(SUM([.D161:.F163];-1)=2;SUM([.D161:.F163];-1)=3);1;0);IF(SUM([.D161:.F163])=3;1;0))" office:value-type="float" office:value="0" calcext:value-type="float">
            <text:p>0</text:p>
          </table:table-cell>
          <table:table-cell table:style-name="ce57" table:formula="of:=IF([.F162]=1;IF(OR(SUM([.E161:.G163];-1)=2;SUM([.E161:.G163];-1)=3);1;0);IF(SUM([.E161:.G163])=3;1;0))" office:value-type="float" office:value="0" calcext:value-type="float">
            <text:p>0</text:p>
          </table:table-cell>
          <table:table-cell table:style-name="ce57" table:formula="of:=IF([.G162]=1;IF(OR(SUM([.F161:.H163];-1)=2;SUM([.F161:.H163];-1)=3);1;0);IF(SUM([.F161:.H163])=3;1;0))" office:value-type="float" office:value="0" calcext:value-type="float">
            <text:p>0</text:p>
          </table:table-cell>
          <table:table-cell table:style-name="ce57" table:formula="of:=IF([.H162]=1;IF(OR(SUM([.G161:.I163];-1)=2;SUM([.G161:.I163];-1)=3);1;0);IF(SUM([.G161:.I163])=3;1;0))" office:value-type="float" office:value="0" calcext:value-type="float">
            <text:p>0</text:p>
          </table:table-cell>
          <table:table-cell table:style-name="ce57" table:formula="of:=IF([.I162]=1;IF(OR(SUM([.H161:.J163];-1)=2;SUM([.H161:.J163];-1)=3);1;0);IF(SUM([.H161:.J163])=3;1;0))" office:value-type="float" office:value="0" calcext:value-type="float">
            <text:p>0</text:p>
          </table:table-cell>
          <table:table-cell table:style-name="ce57" table:formula="of:=IF([.J162]=1;IF(OR(SUM([.I161:.K163];-1)=2;SUM([.I161:.K163];-1)=3);1;0);IF(SUM([.I161:.K163])=3;1;0))" office:value-type="float" office:value="0" calcext:value-type="float">
            <text:p>0</text:p>
          </table:table-cell>
          <table:table-cell table:style-name="ce57" table:formula="of:=IF([.K162]=1;IF(OR(SUM([.J161:.L163];-1)=2;SUM([.J161:.L163];-1)=3);1;0);IF(SUM([.J161:.L163])=3;1;0))" office:value-type="float" office:value="0" calcext:value-type="float">
            <text:p>0</text:p>
          </table:table-cell>
          <table:table-cell table:style-name="ce57" table:formula="of:=IF([.L162]=1;IF(OR(SUM([.K161:.M163];-1)=2;SUM([.K161:.M163];-1)=3);1;0);IF(SUM([.K161:.M163])=3;1;0))" office:value-type="float" office:value="0" calcext:value-type="float">
            <text:p>0</text:p>
          </table:table-cell>
          <table:table-cell table:style-name="ce57" table:formula="of:=IF([.M162]=1;IF(OR(SUM([.L161:.N163];-1)=2;SUM([.L161:.N163];-1)=3);1;0);IF(SUM([.L161:.N163])=3;1;0))" office:value-type="float" office:value="0" calcext:value-type="float">
            <text:p>0</text:p>
          </table:table-cell>
          <table:table-cell table:style-name="ce57" table:formula="of:=IF([.N162]=1;IF(OR(SUM([.M161:.O163];-1)=2;SUM([.M161:.O163];-1)=3);1;0);IF(SUM([.M161:.O163])=3;1;0))" office:value-type="float" office:value="0" calcext:value-type="float">
            <text:p>0</text:p>
          </table:table-cell>
          <table:table-cell table:style-name="ce57" table:formula="of:=IF([.O162]=1;IF(OR(SUM([.N161:.P163];-1)=2;SUM([.N161:.P163];-1)=3);1;0);IF(SUM([.N161:.P163])=3;1;0))" office:value-type="float" office:value="0" calcext:value-type="float">
            <text:p>0</text:p>
          </table:table-cell>
          <table:table-cell table:style-name="ce57" table:formula="of:=IF([.P162]=1;IF(OR(SUM([.O161:.Q163];-1)=2;SUM([.O161:.Q163];-1)=3);1;0);IF(SUM([.O161:.Q163])=3;1;0))" office:value-type="float" office:value="0" calcext:value-type="float">
            <text:p>0</text:p>
          </table:table-cell>
          <table:table-cell table:style-name="ce57" table:formula="of:=IF([.Q162]=1;IF(OR(SUM([.P161:.R163];-1)=2;SUM([.P161:.R163];-1)=3);1;0);IF(SUM([.P161:.R163])=3;1;0))" office:value-type="float" office:value="0" calcext:value-type="float">
            <text:p>0</text:p>
          </table:table-cell>
          <table:table-cell table:style-name="ce57" table:formula="of:=IF([.R162]=1;IF(OR(SUM([.Q161:.S163];-1)=2;SUM([.Q161:.S163];-1)=3);1;0);IF(SUM([.Q161:.S163])=3;1;0))" office:value-type="float" office:value="0" calcext:value-type="float">
            <text:p>0</text:p>
          </table:table-cell>
          <table:table-cell table:style-name="ce57" table:formula="of:=IF([.S162]=1;IF(OR(SUM([.R161:.T163];-1)=2;SUM([.R161:.T163];-1)=3);1;0);IF(SUM([.R161:.T163])=3;1;0))" office:value-type="float" office:value="0" calcext:value-type="float">
            <text:p>0</text:p>
          </table:table-cell>
          <table:table-cell table:style-name="ce57" table:formula="of:=IF([.T162]=1;IF(OR(SUM([.S161:.U163];-1)=2;SUM([.S161:.U163];-1)=3);1;0);IF(SUM([.S161:.U163])=3;1;0))" office:value-type="float" office:value="0" calcext:value-type="float">
            <text:p>0</text:p>
          </table:table-cell>
          <table:table-cell table:style-name="ce57" table:formula="of:=IF([.U162]=1;IF(OR(SUM([.T161:.V163];-1)=2;SUM([.T161:.V163];-1)=3);1;0);IF(SUM([.T161:.V163])=3;1;0))" office:value-type="float" office:value="0" calcext:value-type="float">
            <text:p>0</text:p>
          </table:table-cell>
          <table:table-cell table:style-name="ce57" table:formula="of:=IF([.V162]=1;IF(OR(SUM([.U161:.W163];-1)=2;SUM([.U161:.W163];-1)=3);1;0);IF(SUM([.U161:.W163])=3;1;0))" office:value-type="float" office:value="0" calcext:value-type="float">
            <text:p>0</text:p>
          </table:table-cell>
          <table:table-cell table:style-name="ce57" table:formula="of:=IF([.W162]=1;IF(OR(SUM([.V161:.X163];-1)=2;SUM([.V161:.X163];-1)=3);1;0);IF(SUM([.V161:.X163])=3;1;0))" office:value-type="float" office:value="0" calcext:value-type="float">
            <text:p>0</text:p>
          </table:table-cell>
          <table:table-cell table:style-name="ce57" table:formula="of:=IF([.X162]=1;IF(OR(SUM([.W161:.Y163];-1)=2;SUM([.W161:.Y163];-1)=3);1;0);IF(SUM([.W161:.Y163])=3;1;0))" office:value-type="float" office:value="0" calcext:value-type="float">
            <text:p>0</text:p>
          </table:table-cell>
          <table:table-cell table:style-name="ce57" table:formula="of:=IF([.Y162]=1;IF(OR(SUM([.X161:.Z163];-1)=2;SUM([.X161:.Z163];-1)=3);1;0);IF(SUM([.X161:.Z163])=3;1;0))" office:value-type="float" office:value="0" calcext:value-type="float">
            <text:p>0</text:p>
          </table:table-cell>
          <table:table-cell table:style-name="ce57" table:formula="of:=IF([.Z162]=1;IF(OR(SUM([.Y161:.AA163];-1)=2;SUM([.Y161:.AA163];-1)=3);1;0);IF(SUM([.Y161:.AA163])=3;1;0))" office:value-type="float" office:value="0" calcext:value-type="float">
            <text:p>0</text:p>
          </table:table-cell>
          <table:table-cell table:style-name="ce57" table:formula="of:=IF([.AA162]=1;IF(OR(SUM([.Z161:.AB163];-1)=2;SUM([.Z161:.AB163];-1)=3);1;0);IF(SUM([.Z161:.AB163])=3;1;0))" office:value-type="float" office:value="0" calcext:value-type="float">
            <text:p>0</text:p>
          </table:table-cell>
          <table:table-cell table:style-name="ce57" table:formula="of:=IF([.AB162]=1;IF(OR(SUM([.AA161:.AC163];-1)=2;SUM([.AA161:.AC163];-1)=3);1;0);IF(SUM([.AA161:.AC163])=3;1;0))" office:value-type="float" office:value="0" calcext:value-type="float">
            <text:p>0</text:p>
          </table:table-cell>
          <table:table-cell table:style-name="ce57" table:formula="of:=IF([.AC162]=1;IF(OR(SUM([.AB161:.AD163];-1)=2;SUM([.AB161:.AD163];-1)=3);1;0);IF(SUM([.AB161:.AD163])=3;1;0))" office:value-type="float" office:value="0" calcext:value-type="float">
            <text:p>0</text:p>
          </table:table-cell>
          <table:table-cell table:style-name="ce57" table:formula="of:=IF([.AD162]=1;IF(OR(SUM([.AC161:.AE163];-1)=2;SUM([.AC161:.AE163];-1)=3);1;0);IF(SUM([.AC161:.AE163])=3;1;0))" office:value-type="float" office:value="0" calcext:value-type="float">
            <text:p>0</text:p>
          </table:table-cell>
          <table:table-cell table:style-name="ce57" table:formula="of:=IF([.AE162]=1;IF(OR(SUM([.AD161:.AF163];-1)=2;SUM([.AD161:.AF163];-1)=3);1;0);IF(SUM([.AD161:.AF163])=3;1;0))" office:value-type="float" office:value="0" calcext:value-type="float">
            <text:p>0</text:p>
          </table:table-cell>
          <table:table-cell table:style-name="ce57" table:formula="of:=IF([.AF162]=1;IF(OR(SUM([.AE161:.AG163];-1)=2;SUM([.AE161:.AG163];-1)=3);1;0);IF(SUM([.AE161:.AG163])=3;1;0))" office:value-type="float" office:value="0" calcext:value-type="float">
            <text:p>0</text:p>
          </table:table-cell>
          <table:table-cell table:style-name="ce57" table:formula="of:=IF([.AG162]=1;IF(OR(SUM([.AF161:.AH163];-1)=2;SUM([.AF161:.AH163];-1)=3);1;0);IF(SUM([.AF161:.AH163])=3;1;0))" office:value-type="float" office:value="0" calcext:value-type="float">
            <text:p>0</text:p>
          </table:table-cell>
          <table:table-cell table:style-name="ce57" table:formula="of:=IF([.AH162]=1;IF(OR(SUM([.AG161:.AI163];-1)=2;SUM([.AG161:.AI163];-1)=3);1;0);IF(SUM([.AG161:.AI163])=3;1;0))" office:value-type="float" office:value="0" calcext:value-type="float">
            <text:p>0</text:p>
          </table:table-cell>
          <table:table-cell table:style-name="ce57" table:formula="of:=IF([.AI162]=1;IF(OR(SUM([.AH161:.AJ163];-1)=2;SUM([.AH161:.AJ163];-1)=3);1;0);IF(SUM([.AH161:.AJ163])=3;1;0))" office:value-type="float" office:value="0" calcext:value-type="float">
            <text:p>0</text:p>
          </table:table-cell>
          <table:table-cell table:style-name="ce57" table:formula="of:=IF([.AJ162]=1;IF(OR(SUM([.AI161:.AK163];-1)=2;SUM([.AI161:.AK163];-1)=3);1;0);IF(SUM([.AI161:.AK163])=3;1;0))" office:value-type="float" office:value="0" calcext:value-type="float">
            <text:p>0</text:p>
          </table:table-cell>
          <table:table-cell table:style-name="ce57" table:formula="of:=IF([.AK162]=1;IF(OR(SUM([.AJ161:.AL163];-1)=2;SUM([.AJ161:.AL163];-1)=3);1;0);IF(SUM([.AJ161:.AL163])=3;1;0))" office:value-type="float" office:value="0" calcext:value-type="float">
            <text:p>0</text:p>
          </table:table-cell>
          <table:table-cell table:style-name="ce57" table:formula="of:=IF([.AL162]=1;IF(OR(SUM([.AK161:.AM163];-1)=2;SUM([.AK161:.AM163];-1)=3);1;0);IF(SUM([.AK161:.AM163])=3;1;0))" office:value-type="float" office:value="0" calcext:value-type="float">
            <text:p>0</text:p>
          </table:table-cell>
          <table:table-cell table:style-name="ce57" table:formula="of:=IF([.AM162]=1;IF(OR(SUM([.AL161:.AN163];-1)=2;SUM([.AL161:.AN163];-1)=3);1;0);IF(SUM([.AL161:.AN163])=3;1;0))" office:value-type="float" office:value="0" calcext:value-type="float">
            <text:p>0</text:p>
          </table:table-cell>
          <table:table-cell table:style-name="ce57" table:formula="of:=IF([.AN162]=1;IF(OR(SUM([.AM161:.AO163];-1)=2;SUM([.AM161:.AO163];-1)=3);1;0);IF(SUM([.AM161:.AO163])=3;1;0))" office:value-type="float" office:value="0" calcext:value-type="float">
            <text:p>0</text:p>
          </table:table-cell>
          <table:table-cell table:style-name="ce57" table:formula="of:=IF([.AO162]=1;IF(OR(SUM([.AN161:.AP163];-1)=2;SUM([.AN161:.AP163];-1)=3);1;0);IF(SUM([.AN161:.AP163])=3;1;0))" office:value-type="float" office:value="0" calcext:value-type="float">
            <text:p>0</text:p>
          </table:table-cell>
          <table:table-cell table:style-name="ce57" table:formula="of:=IF([.AP162]=1;IF(OR(SUM([.AO161:.AQ163];-1)=2;SUM([.AO161:.AQ163];-1)=3);1;0);IF(SUM([.AO161:.AQ163])=3;1;0))" office:value-type="float" office:value="0" calcext:value-type="float">
            <text:p>0</text:p>
          </table:table-cell>
          <table:table-cell table:style-name="ce57" table:formula="of:=IF([.AQ162]=1;IF(OR(SUM([.AP161:.AR163];-1)=2;SUM([.AP161:.AR163];-1)=3);1;0);IF(SUM([.AP161:.AR163])=3;1;0))" office:value-type="float" office:value="0" calcext:value-type="float">
            <text:p>0</text:p>
          </table:table-cell>
          <table:table-cell table:style-name="ce57" table:formula="of:=IF([.AR162]=1;IF(OR(SUM([.AQ161:.AS163];-1)=2;SUM([.AQ161:.AS163];-1)=3);1;0);IF(SUM([.AQ161:.AS163])=3;1;0))" office:value-type="float" office:value="0" calcext:value-type="float">
            <text:p>0</text:p>
          </table:table-cell>
          <table:table-cell table:style-name="ce57" table:formula="of:=IF([.AS162]=1;IF(OR(SUM([.AR161:.AT163];-1)=2;SUM([.AR161:.AT163];-1)=3);1;0);IF(SUM([.AR161:.AT163])=3;1;0))" office:value-type="float" office:value="0" calcext:value-type="float">
            <text:p>0</text:p>
          </table:table-cell>
          <table:table-cell table:style-name="ce57" table:formula="of:=IF([.AT162]=1;IF(OR(SUM([.AS161:.AU163];-1)=2;SUM([.AS161:.AU163];-1)=3);1;0);IF(SUM([.AS161:.AU163])=3;1;0))" office:value-type="float" office:value="0" calcext:value-type="float">
            <text:p>0</text:p>
          </table:table-cell>
          <table:table-cell table:style-name="ce57" table:formula="of:=IF([.AU162]=1;IF(OR(SUM([.AT161:.AV163];-1)=2;SUM([.AT161:.AV163];-1)=3);1;0);IF(SUM([.AT161:.AV163])=3;1;0))" office:value-type="float" office:value="0" calcext:value-type="float">
            <text:p>0</text:p>
          </table:table-cell>
          <table:table-cell table:style-name="ce57" table:formula="of:=IF([.AV162]=1;IF(OR(SUM([.AU161:.AW163];-1)=2;SUM([.AU161:.AW163];-1)=3);1;0);IF(SUM([.AU161:.AW163])=3;1;0))" office:value-type="float" office:value="0" calcext:value-type="float">
            <text:p>0</text:p>
          </table:table-cell>
          <table:table-cell table:style-name="ce57" table:formula="of:=IF([.AW162]=1;IF(OR(SUM([.AV161:.AX163];-1)=2;SUM([.AV161:.AX163];-1)=3);1;0);IF(SUM([.AV161:.AX163])=3;1;0))" office:value-type="float" office:value="0" calcext:value-type="float">
            <text:p>0</text:p>
          </table:table-cell>
          <table:table-cell table:style-name="ce57" table:formula="of:=IF([.AX162]=1;IF(OR(SUM([.AW161:.AY163];-1)=2;SUM([.AW161:.AY163];-1)=3);1;0);IF(SUM([.AW161:.AY163])=3;1;0))" office:value-type="float" office:value="0" calcext:value-type="float">
            <text:p>0</text:p>
          </table:table-cell>
          <table:table-cell table:style-name="ce57" table:formula="of:=IF([.AY162]=1;IF(OR(SUM([.AX161:.AZ163];-1)=2;SUM([.AX161:.AZ163];-1)=3);1;0);IF(SUM([.AX161:.AZ163])=3;1;0))" office:value-type="float" office:value="0" calcext:value-type="float">
            <text:p>0</text:p>
          </table:table-cell>
          <table:table-cell table:style-name="ce57" table:formula="of:=IF([.AZ162]=1;IF(OR(SUM([.AY161:.BA163];-1)=2;SUM([.AY161:.BA163];-1)=3);1;0);IF(SUM([.AY161:.BA163])=3;1;0))" office:value-type="float" office:value="0" calcext:value-type="float">
            <text:p>0</text:p>
          </table:table-cell>
          <table:table-cell table:style-name="ce57" table:formula="of:=IF([.BA162]=1;IF(OR(SUM([.AZ161:.BB163];-1)=2;SUM([.AZ161:.BB163];-1)=3);1;0);IF(SUM([.AZ161:.BB163])=3;1;0))" office:value-type="float" office:value="0" calcext:value-type="float">
            <text:p>0</text:p>
          </table:table-cell>
          <table:table-cell table:style-name="ce57" table:formula="of:=IF([.BB162]=1;IF(OR(SUM([.BA161:.BC163];-1)=2;SUM([.BA161:.BC163];-1)=3);1;0);IF(SUM([.BA161:.BC163])=3;1;0))" office:value-type="float" office:value="0" calcext:value-type="float">
            <text:p>0</text:p>
          </table:table-cell>
          <table:table-cell table:style-name="ce57" table:formula="of:=IF([.BC162]=1;IF(OR(SUM([.BB161:.BD163];-1)=2;SUM([.BB161:.BD163];-1)=3);1;0);IF(SUM([.BB161:.BD163])=3;1;0))" office:value-type="float" office:value="0" calcext:value-type="float">
            <text:p>0</text:p>
          </table:table-cell>
          <table:table-cell table:style-name="ce57" table:formula="of:=IF([.BD162]=1;IF(OR(SUM([.BC161:.BE163];-1)=2;SUM([.BC161:.BE163];-1)=3);1;0);IF(SUM([.BC161:.BE163])=3;1;0))" office:value-type="float" office:value="0" calcext:value-type="float">
            <text:p>0</text:p>
          </table:table-cell>
          <table:table-cell table:style-name="ce57" table:formula="of:=IF([.BE162]=1;IF(OR(SUM([.BD161:.BF163];-1)=2;SUM([.BD161:.BF163];-1)=3);1;0);IF(SUM([.BD161:.BF163])=3;1;0))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6" office:value-type="float" office:value="0" calcext:value-type="float">
            <text:p>0</text:p>
          </table:table-cell>
          <table:table-cell table:style-name="ce57" table:formula="of:=IF([.C163]=1;IF(OR(SUM([.B162:.D164];-1)=2;SUM([.B162:.D164];-1)=3);1;0);IF(SUM([.B162:.D164])=3;1;0))" office:value-type="float" office:value="0" calcext:value-type="float">
            <text:p>0</text:p>
          </table:table-cell>
          <table:table-cell table:style-name="ce57" table:formula="of:=IF([.D163]=1;IF(OR(SUM([.C162:.E164];-1)=2;SUM([.C162:.E164];-1)=3);1;0);IF(SUM([.C162:.E164])=3;1;0))" office:value-type="float" office:value="0" calcext:value-type="float">
            <text:p>0</text:p>
          </table:table-cell>
          <table:table-cell table:style-name="ce57" table:formula="of:=IF([.E163]=1;IF(OR(SUM([.D162:.F164];-1)=2;SUM([.D162:.F164];-1)=3);1;0);IF(SUM([.D162:.F164])=3;1;0))" office:value-type="float" office:value="0" calcext:value-type="float">
            <text:p>0</text:p>
          </table:table-cell>
          <table:table-cell table:style-name="ce57" table:formula="of:=IF([.F163]=1;IF(OR(SUM([.E162:.G164];-1)=2;SUM([.E162:.G164];-1)=3);1;0);IF(SUM([.E162:.G164])=3;1;0))" office:value-type="float" office:value="0" calcext:value-type="float">
            <text:p>0</text:p>
          </table:table-cell>
          <table:table-cell table:style-name="ce57" table:formula="of:=IF([.G163]=1;IF(OR(SUM([.F162:.H164];-1)=2;SUM([.F162:.H164];-1)=3);1;0);IF(SUM([.F162:.H164])=3;1;0))" office:value-type="float" office:value="0" calcext:value-type="float">
            <text:p>0</text:p>
          </table:table-cell>
          <table:table-cell table:style-name="ce57" table:formula="of:=IF([.H163]=1;IF(OR(SUM([.G162:.I164];-1)=2;SUM([.G162:.I164];-1)=3);1;0);IF(SUM([.G162:.I164])=3;1;0))" office:value-type="float" office:value="0" calcext:value-type="float">
            <text:p>0</text:p>
          </table:table-cell>
          <table:table-cell table:style-name="ce57" table:formula="of:=IF([.I163]=1;IF(OR(SUM([.H162:.J164];-1)=2;SUM([.H162:.J164];-1)=3);1;0);IF(SUM([.H162:.J164])=3;1;0))" office:value-type="float" office:value="0" calcext:value-type="float">
            <text:p>0</text:p>
          </table:table-cell>
          <table:table-cell table:style-name="ce57" table:formula="of:=IF([.J163]=1;IF(OR(SUM([.I162:.K164];-1)=2;SUM([.I162:.K164];-1)=3);1;0);IF(SUM([.I162:.K164])=3;1;0))" office:value-type="float" office:value="0" calcext:value-type="float">
            <text:p>0</text:p>
          </table:table-cell>
          <table:table-cell table:style-name="ce57" table:formula="of:=IF([.K163]=1;IF(OR(SUM([.J162:.L164];-1)=2;SUM([.J162:.L164];-1)=3);1;0);IF(SUM([.J162:.L164])=3;1;0))" office:value-type="float" office:value="0" calcext:value-type="float">
            <text:p>0</text:p>
          </table:table-cell>
          <table:table-cell table:style-name="ce57" table:formula="of:=IF([.L163]=1;IF(OR(SUM([.K162:.M164];-1)=2;SUM([.K162:.M164];-1)=3);1;0);IF(SUM([.K162:.M164])=3;1;0))" office:value-type="float" office:value="0" calcext:value-type="float">
            <text:p>0</text:p>
          </table:table-cell>
          <table:table-cell table:style-name="ce57" table:formula="of:=IF([.M163]=1;IF(OR(SUM([.L162:.N164];-1)=2;SUM([.L162:.N164];-1)=3);1;0);IF(SUM([.L162:.N164])=3;1;0))" office:value-type="float" office:value="0" calcext:value-type="float">
            <text:p>0</text:p>
          </table:table-cell>
          <table:table-cell table:style-name="ce57" table:formula="of:=IF([.N163]=1;IF(OR(SUM([.M162:.O164];-1)=2;SUM([.M162:.O164];-1)=3);1;0);IF(SUM([.M162:.O164])=3;1;0))" office:value-type="float" office:value="0" calcext:value-type="float">
            <text:p>0</text:p>
          </table:table-cell>
          <table:table-cell table:style-name="ce57" table:formula="of:=IF([.O163]=1;IF(OR(SUM([.N162:.P164];-1)=2;SUM([.N162:.P164];-1)=3);1;0);IF(SUM([.N162:.P164])=3;1;0))" office:value-type="float" office:value="0" calcext:value-type="float">
            <text:p>0</text:p>
          </table:table-cell>
          <table:table-cell table:style-name="ce57" table:formula="of:=IF([.P163]=1;IF(OR(SUM([.O162:.Q164];-1)=2;SUM([.O162:.Q164];-1)=3);1;0);IF(SUM([.O162:.Q164])=3;1;0))" office:value-type="float" office:value="0" calcext:value-type="float">
            <text:p>0</text:p>
          </table:table-cell>
          <table:table-cell table:style-name="ce57" table:formula="of:=IF([.Q163]=1;IF(OR(SUM([.P162:.R164];-1)=2;SUM([.P162:.R164];-1)=3);1;0);IF(SUM([.P162:.R164])=3;1;0))" office:value-type="float" office:value="0" calcext:value-type="float">
            <text:p>0</text:p>
          </table:table-cell>
          <table:table-cell table:style-name="ce57" table:formula="of:=IF([.R163]=1;IF(OR(SUM([.Q162:.S164];-1)=2;SUM([.Q162:.S164];-1)=3);1;0);IF(SUM([.Q162:.S164])=3;1;0))" office:value-type="float" office:value="0" calcext:value-type="float">
            <text:p>0</text:p>
          </table:table-cell>
          <table:table-cell table:style-name="ce57" table:formula="of:=IF([.S163]=1;IF(OR(SUM([.R162:.T164];-1)=2;SUM([.R162:.T164];-1)=3);1;0);IF(SUM([.R162:.T164])=3;1;0))" office:value-type="float" office:value="0" calcext:value-type="float">
            <text:p>0</text:p>
          </table:table-cell>
          <table:table-cell table:style-name="ce57" table:formula="of:=IF([.T163]=1;IF(OR(SUM([.S162:.U164];-1)=2;SUM([.S162:.U164];-1)=3);1;0);IF(SUM([.S162:.U164])=3;1;0))" office:value-type="float" office:value="0" calcext:value-type="float">
            <text:p>0</text:p>
          </table:table-cell>
          <table:table-cell table:style-name="ce57" table:formula="of:=IF([.U163]=1;IF(OR(SUM([.T162:.V164];-1)=2;SUM([.T162:.V164];-1)=3);1;0);IF(SUM([.T162:.V164])=3;1;0))" office:value-type="float" office:value="0" calcext:value-type="float">
            <text:p>0</text:p>
          </table:table-cell>
          <table:table-cell table:style-name="ce57" table:formula="of:=IF([.V163]=1;IF(OR(SUM([.U162:.W164];-1)=2;SUM([.U162:.W164];-1)=3);1;0);IF(SUM([.U162:.W164])=3;1;0))" office:value-type="float" office:value="0" calcext:value-type="float">
            <text:p>0</text:p>
          </table:table-cell>
          <table:table-cell table:style-name="ce57" table:formula="of:=IF([.W163]=1;IF(OR(SUM([.V162:.X164];-1)=2;SUM([.V162:.X164];-1)=3);1;0);IF(SUM([.V162:.X164])=3;1;0))" office:value-type="float" office:value="0" calcext:value-type="float">
            <text:p>0</text:p>
          </table:table-cell>
          <table:table-cell table:style-name="ce57" table:formula="of:=IF([.X163]=1;IF(OR(SUM([.W162:.Y164];-1)=2;SUM([.W162:.Y164];-1)=3);1;0);IF(SUM([.W162:.Y164])=3;1;0))" office:value-type="float" office:value="0" calcext:value-type="float">
            <text:p>0</text:p>
          </table:table-cell>
          <table:table-cell table:style-name="ce57" table:formula="of:=IF([.Y163]=1;IF(OR(SUM([.X162:.Z164];-1)=2;SUM([.X162:.Z164];-1)=3);1;0);IF(SUM([.X162:.Z164])=3;1;0))" office:value-type="float" office:value="0" calcext:value-type="float">
            <text:p>0</text:p>
          </table:table-cell>
          <table:table-cell table:style-name="ce57" table:formula="of:=IF([.Z163]=1;IF(OR(SUM([.Y162:.AA164];-1)=2;SUM([.Y162:.AA164];-1)=3);1;0);IF(SUM([.Y162:.AA164])=3;1;0))" office:value-type="float" office:value="0" calcext:value-type="float">
            <text:p>0</text:p>
          </table:table-cell>
          <table:table-cell table:style-name="ce57" table:formula="of:=IF([.AA163]=1;IF(OR(SUM([.Z162:.AB164];-1)=2;SUM([.Z162:.AB164];-1)=3);1;0);IF(SUM([.Z162:.AB164])=3;1;0))" office:value-type="float" office:value="0" calcext:value-type="float">
            <text:p>0</text:p>
          </table:table-cell>
          <table:table-cell table:style-name="ce57" table:formula="of:=IF([.AB163]=1;IF(OR(SUM([.AA162:.AC164];-1)=2;SUM([.AA162:.AC164];-1)=3);1;0);IF(SUM([.AA162:.AC164])=3;1;0))" office:value-type="float" office:value="1" calcext:value-type="float">
            <text:p>1</text:p>
          </table:table-cell>
          <table:table-cell table:style-name="ce57" table:formula="of:=IF([.AC163]=1;IF(OR(SUM([.AB162:.AD164];-1)=2;SUM([.AB162:.AD164];-1)=3);1;0);IF(SUM([.AB162:.AD164])=3;1;0))" office:value-type="float" office:value="0" calcext:value-type="float">
            <text:p>0</text:p>
          </table:table-cell>
          <table:table-cell table:style-name="ce57" table:formula="of:=IF([.AD163]=1;IF(OR(SUM([.AC162:.AE164];-1)=2;SUM([.AC162:.AE164];-1)=3);1;0);IF(SUM([.AC162:.AE164])=3;1;0))" office:value-type="float" office:value="0" calcext:value-type="float">
            <text:p>0</text:p>
          </table:table-cell>
          <table:table-cell table:style-name="ce57" table:formula="of:=IF([.AE163]=1;IF(OR(SUM([.AD162:.AF164];-1)=2;SUM([.AD162:.AF164];-1)=3);1;0);IF(SUM([.AD162:.AF164])=3;1;0))" office:value-type="float" office:value="1" calcext:value-type="float">
            <text:p>1</text:p>
          </table:table-cell>
          <table:table-cell table:style-name="ce57" table:formula="of:=IF([.AF163]=1;IF(OR(SUM([.AE162:.AG164];-1)=2;SUM([.AE162:.AG164];-1)=3);1;0);IF(SUM([.AE162:.AG164])=3;1;0))" office:value-type="float" office:value="0" calcext:value-type="float">
            <text:p>0</text:p>
          </table:table-cell>
          <table:table-cell table:style-name="ce57" table:formula="of:=IF([.AG163]=1;IF(OR(SUM([.AF162:.AH164];-1)=2;SUM([.AF162:.AH164];-1)=3);1;0);IF(SUM([.AF162:.AH164])=3;1;0))" office:value-type="float" office:value="0" calcext:value-type="float">
            <text:p>0</text:p>
          </table:table-cell>
          <table:table-cell table:style-name="ce57" table:formula="of:=IF([.AH163]=1;IF(OR(SUM([.AG162:.AI164];-1)=2;SUM([.AG162:.AI164];-1)=3);1;0);IF(SUM([.AG162:.AI164])=3;1;0))" office:value-type="float" office:value="0" calcext:value-type="float">
            <text:p>0</text:p>
          </table:table-cell>
          <table:table-cell table:style-name="ce57" table:formula="of:=IF([.AI163]=1;IF(OR(SUM([.AH162:.AJ164];-1)=2;SUM([.AH162:.AJ164];-1)=3);1;0);IF(SUM([.AH162:.AJ164])=3;1;0))" office:value-type="float" office:value="0" calcext:value-type="float">
            <text:p>0</text:p>
          </table:table-cell>
          <table:table-cell table:style-name="ce57" table:formula="of:=IF([.AJ163]=1;IF(OR(SUM([.AI162:.AK164];-1)=2;SUM([.AI162:.AK164];-1)=3);1;0);IF(SUM([.AI162:.AK164])=3;1;0))" office:value-type="float" office:value="0" calcext:value-type="float">
            <text:p>0</text:p>
          </table:table-cell>
          <table:table-cell table:style-name="ce57" table:formula="of:=IF([.AK163]=1;IF(OR(SUM([.AJ162:.AL164];-1)=2;SUM([.AJ162:.AL164];-1)=3);1;0);IF(SUM([.AJ162:.AL164])=3;1;0))" office:value-type="float" office:value="0" calcext:value-type="float">
            <text:p>0</text:p>
          </table:table-cell>
          <table:table-cell table:style-name="ce57" table:formula="of:=IF([.AL163]=1;IF(OR(SUM([.AK162:.AM164];-1)=2;SUM([.AK162:.AM164];-1)=3);1;0);IF(SUM([.AK162:.AM164])=3;1;0))" office:value-type="float" office:value="0" calcext:value-type="float">
            <text:p>0</text:p>
          </table:table-cell>
          <table:table-cell table:style-name="ce57" table:formula="of:=IF([.AM163]=1;IF(OR(SUM([.AL162:.AN164];-1)=2;SUM([.AL162:.AN164];-1)=3);1;0);IF(SUM([.AL162:.AN164])=3;1;0))" office:value-type="float" office:value="0" calcext:value-type="float">
            <text:p>0</text:p>
          </table:table-cell>
          <table:table-cell table:style-name="ce57" table:formula="of:=IF([.AN163]=1;IF(OR(SUM([.AM162:.AO164];-1)=2;SUM([.AM162:.AO164];-1)=3);1;0);IF(SUM([.AM162:.AO164])=3;1;0))" office:value-type="float" office:value="0" calcext:value-type="float">
            <text:p>0</text:p>
          </table:table-cell>
          <table:table-cell table:style-name="ce57" table:formula="of:=IF([.AO163]=1;IF(OR(SUM([.AN162:.AP164];-1)=2;SUM([.AN162:.AP164];-1)=3);1;0);IF(SUM([.AN162:.AP164])=3;1;0))" office:value-type="float" office:value="0" calcext:value-type="float">
            <text:p>0</text:p>
          </table:table-cell>
          <table:table-cell table:style-name="ce57" table:formula="of:=IF([.AP163]=1;IF(OR(SUM([.AO162:.AQ164];-1)=2;SUM([.AO162:.AQ164];-1)=3);1;0);IF(SUM([.AO162:.AQ164])=3;1;0))" office:value-type="float" office:value="0" calcext:value-type="float">
            <text:p>0</text:p>
          </table:table-cell>
          <table:table-cell table:style-name="ce57" table:formula="of:=IF([.AQ163]=1;IF(OR(SUM([.AP162:.AR164];-1)=2;SUM([.AP162:.AR164];-1)=3);1;0);IF(SUM([.AP162:.AR164])=3;1;0))" office:value-type="float" office:value="0" calcext:value-type="float">
            <text:p>0</text:p>
          </table:table-cell>
          <table:table-cell table:style-name="ce57" table:formula="of:=IF([.AR163]=1;IF(OR(SUM([.AQ162:.AS164];-1)=2;SUM([.AQ162:.AS164];-1)=3);1;0);IF(SUM([.AQ162:.AS164])=3;1;0))" office:value-type="float" office:value="0" calcext:value-type="float">
            <text:p>0</text:p>
          </table:table-cell>
          <table:table-cell table:style-name="ce57" table:formula="of:=IF([.AS163]=1;IF(OR(SUM([.AR162:.AT164];-1)=2;SUM([.AR162:.AT164];-1)=3);1;0);IF(SUM([.AR162:.AT164])=3;1;0))" office:value-type="float" office:value="0" calcext:value-type="float">
            <text:p>0</text:p>
          </table:table-cell>
          <table:table-cell table:style-name="ce57" table:formula="of:=IF([.AT163]=1;IF(OR(SUM([.AS162:.AU164];-1)=2;SUM([.AS162:.AU164];-1)=3);1;0);IF(SUM([.AS162:.AU164])=3;1;0))" office:value-type="float" office:value="0" calcext:value-type="float">
            <text:p>0</text:p>
          </table:table-cell>
          <table:table-cell table:style-name="ce57" table:formula="of:=IF([.AU163]=1;IF(OR(SUM([.AT162:.AV164];-1)=2;SUM([.AT162:.AV164];-1)=3);1;0);IF(SUM([.AT162:.AV164])=3;1;0))" office:value-type="float" office:value="0" calcext:value-type="float">
            <text:p>0</text:p>
          </table:table-cell>
          <table:table-cell table:style-name="ce57" table:formula="of:=IF([.AV163]=1;IF(OR(SUM([.AU162:.AW164];-1)=2;SUM([.AU162:.AW164];-1)=3);1;0);IF(SUM([.AU162:.AW164])=3;1;0))" office:value-type="float" office:value="0" calcext:value-type="float">
            <text:p>0</text:p>
          </table:table-cell>
          <table:table-cell table:style-name="ce57" table:formula="of:=IF([.AW163]=1;IF(OR(SUM([.AV162:.AX164];-1)=2;SUM([.AV162:.AX164];-1)=3);1;0);IF(SUM([.AV162:.AX164])=3;1;0))" office:value-type="float" office:value="0" calcext:value-type="float">
            <text:p>0</text:p>
          </table:table-cell>
          <table:table-cell table:style-name="ce57" table:formula="of:=IF([.AX163]=1;IF(OR(SUM([.AW162:.AY164];-1)=2;SUM([.AW162:.AY164];-1)=3);1;0);IF(SUM([.AW162:.AY164])=3;1;0))" office:value-type="float" office:value="0" calcext:value-type="float">
            <text:p>0</text:p>
          </table:table-cell>
          <table:table-cell table:style-name="ce57" table:formula="of:=IF([.AY163]=1;IF(OR(SUM([.AX162:.AZ164];-1)=2;SUM([.AX162:.AZ164];-1)=3);1;0);IF(SUM([.AX162:.AZ164])=3;1;0))" office:value-type="float" office:value="0" calcext:value-type="float">
            <text:p>0</text:p>
          </table:table-cell>
          <table:table-cell table:style-name="ce57" table:formula="of:=IF([.AZ163]=1;IF(OR(SUM([.AY162:.BA164];-1)=2;SUM([.AY162:.BA164];-1)=3);1;0);IF(SUM([.AY162:.BA164])=3;1;0))" office:value-type="float" office:value="0" calcext:value-type="float">
            <text:p>0</text:p>
          </table:table-cell>
          <table:table-cell table:style-name="ce57" table:formula="of:=IF([.BA163]=1;IF(OR(SUM([.AZ162:.BB164];-1)=2;SUM([.AZ162:.BB164];-1)=3);1;0);IF(SUM([.AZ162:.BB164])=3;1;0))" office:value-type="float" office:value="0" calcext:value-type="float">
            <text:p>0</text:p>
          </table:table-cell>
          <table:table-cell table:style-name="ce57" table:formula="of:=IF([.BB163]=1;IF(OR(SUM([.BA162:.BC164];-1)=2;SUM([.BA162:.BC164];-1)=3);1;0);IF(SUM([.BA162:.BC164])=3;1;0))" office:value-type="float" office:value="0" calcext:value-type="float">
            <text:p>0</text:p>
          </table:table-cell>
          <table:table-cell table:style-name="ce57" table:formula="of:=IF([.BC163]=1;IF(OR(SUM([.BB162:.BD164];-1)=2;SUM([.BB162:.BD164];-1)=3);1;0);IF(SUM([.BB162:.BD164])=3;1;0))" office:value-type="float" office:value="0" calcext:value-type="float">
            <text:p>0</text:p>
          </table:table-cell>
          <table:table-cell table:style-name="ce57" table:formula="of:=IF([.BD163]=1;IF(OR(SUM([.BC162:.BE164];-1)=2;SUM([.BC162:.BE164];-1)=3);1;0);IF(SUM([.BC162:.BE164])=3;1;0))" office:value-type="float" office:value="0" calcext:value-type="float">
            <text:p>0</text:p>
          </table:table-cell>
          <table:table-cell table:style-name="ce57" table:formula="of:=IF([.BE163]=1;IF(OR(SUM([.BD162:.BF164];-1)=2;SUM([.BD162:.BF164];-1)=3);1;0);IF(SUM([.BD162:.BF164])=3;1;0))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6" office:value-type="float" office:value="0" calcext:value-type="float">
            <text:p>0</text:p>
          </table:table-cell>
          <table:table-cell table:style-name="ce57" table:formula="of:=IF([.C164]=1;IF(OR(SUM([.B163:.D165];-1)=2;SUM([.B163:.D165];-1)=3);1;0);IF(SUM([.B163:.D165])=3;1;0))" office:value-type="float" office:value="0" calcext:value-type="float">
            <text:p>0</text:p>
          </table:table-cell>
          <table:table-cell table:style-name="ce57" table:formula="of:=IF([.D164]=1;IF(OR(SUM([.C163:.E165];-1)=2;SUM([.C163:.E165];-1)=3);1;0);IF(SUM([.C163:.E165])=3;1;0))" office:value-type="float" office:value="0" calcext:value-type="float">
            <text:p>0</text:p>
          </table:table-cell>
          <table:table-cell table:style-name="ce57" table:formula="of:=IF([.E164]=1;IF(OR(SUM([.D163:.F165];-1)=2;SUM([.D163:.F165];-1)=3);1;0);IF(SUM([.D163:.F165])=3;1;0))" office:value-type="float" office:value="0" calcext:value-type="float">
            <text:p>0</text:p>
          </table:table-cell>
          <table:table-cell table:style-name="ce57" table:formula="of:=IF([.F164]=1;IF(OR(SUM([.E163:.G165];-1)=2;SUM([.E163:.G165];-1)=3);1;0);IF(SUM([.E163:.G165])=3;1;0))" office:value-type="float" office:value="0" calcext:value-type="float">
            <text:p>0</text:p>
          </table:table-cell>
          <table:table-cell table:style-name="ce57" table:formula="of:=IF([.G164]=1;IF(OR(SUM([.F163:.H165];-1)=2;SUM([.F163:.H165];-1)=3);1;0);IF(SUM([.F163:.H165])=3;1;0))" office:value-type="float" office:value="0" calcext:value-type="float">
            <text:p>0</text:p>
          </table:table-cell>
          <table:table-cell table:style-name="ce57" table:formula="of:=IF([.H164]=1;IF(OR(SUM([.G163:.I165];-1)=2;SUM([.G163:.I165];-1)=3);1;0);IF(SUM([.G163:.I165])=3;1;0))" office:value-type="float" office:value="0" calcext:value-type="float">
            <text:p>0</text:p>
          </table:table-cell>
          <table:table-cell table:style-name="ce57" table:formula="of:=IF([.I164]=1;IF(OR(SUM([.H163:.J165];-1)=2;SUM([.H163:.J165];-1)=3);1;0);IF(SUM([.H163:.J165])=3;1;0))" office:value-type="float" office:value="0" calcext:value-type="float">
            <text:p>0</text:p>
          </table:table-cell>
          <table:table-cell table:style-name="ce57" table:formula="of:=IF([.J164]=1;IF(OR(SUM([.I163:.K165];-1)=2;SUM([.I163:.K165];-1)=3);1;0);IF(SUM([.I163:.K165])=3;1;0))" office:value-type="float" office:value="0" calcext:value-type="float">
            <text:p>0</text:p>
          </table:table-cell>
          <table:table-cell table:style-name="ce57" table:formula="of:=IF([.K164]=1;IF(OR(SUM([.J163:.L165];-1)=2;SUM([.J163:.L165];-1)=3);1;0);IF(SUM([.J163:.L165])=3;1;0))" office:value-type="float" office:value="1" calcext:value-type="float">
            <text:p>1</text:p>
          </table:table-cell>
          <table:table-cell table:style-name="ce57" table:formula="of:=IF([.L164]=1;IF(OR(SUM([.K163:.M165];-1)=2;SUM([.K163:.M165];-1)=3);1;0);IF(SUM([.K163:.M165])=3;1;0))" office:value-type="float" office:value="1" calcext:value-type="float">
            <text:p>1</text:p>
          </table:table-cell>
          <table:table-cell table:style-name="ce57" table:formula="of:=IF([.M164]=1;IF(OR(SUM([.L163:.N165];-1)=2;SUM([.L163:.N165];-1)=3);1;0);IF(SUM([.L163:.N165])=3;1;0))" office:value-type="float" office:value="1" calcext:value-type="float">
            <text:p>1</text:p>
          </table:table-cell>
          <table:table-cell table:style-name="ce57" table:formula="of:=IF([.N164]=1;IF(OR(SUM([.M163:.O165];-1)=2;SUM([.M163:.O165];-1)=3);1;0);IF(SUM([.M163:.O165])=3;1;0))" office:value-type="float" office:value="0" calcext:value-type="float">
            <text:p>0</text:p>
          </table:table-cell>
          <table:table-cell table:style-name="ce57" table:formula="of:=IF([.O164]=1;IF(OR(SUM([.N163:.P165];-1)=2;SUM([.N163:.P165];-1)=3);1;0);IF(SUM([.N163:.P165])=3;1;0))" office:value-type="float" office:value="0" calcext:value-type="float">
            <text:p>0</text:p>
          </table:table-cell>
          <table:table-cell table:style-name="ce57" table:formula="of:=IF([.P164]=1;IF(OR(SUM([.O163:.Q165];-1)=2;SUM([.O163:.Q165];-1)=3);1;0);IF(SUM([.O163:.Q165])=3;1;0))" office:value-type="float" office:value="0" calcext:value-type="float">
            <text:p>0</text:p>
          </table:table-cell>
          <table:table-cell table:style-name="ce57" table:formula="of:=IF([.Q164]=1;IF(OR(SUM([.P163:.R165];-1)=2;SUM([.P163:.R165];-1)=3);1;0);IF(SUM([.P163:.R165])=3;1;0))" office:value-type="float" office:value="0" calcext:value-type="float">
            <text:p>0</text:p>
          </table:table-cell>
          <table:table-cell table:style-name="ce57" table:formula="of:=IF([.R164]=1;IF(OR(SUM([.Q163:.S165];-1)=2;SUM([.Q163:.S165];-1)=3);1;0);IF(SUM([.Q163:.S165])=3;1;0))" office:value-type="float" office:value="0" calcext:value-type="float">
            <text:p>0</text:p>
          </table:table-cell>
          <table:table-cell table:style-name="ce57" table:formula="of:=IF([.S164]=1;IF(OR(SUM([.R163:.T165];-1)=2;SUM([.R163:.T165];-1)=3);1;0);IF(SUM([.R163:.T165])=3;1;0))" office:value-type="float" office:value="1" calcext:value-type="float">
            <text:p>1</text:p>
          </table:table-cell>
          <table:table-cell table:style-name="ce57" table:formula="of:=IF([.T164]=1;IF(OR(SUM([.S163:.U165];-1)=2;SUM([.S163:.U165];-1)=3);1;0);IF(SUM([.S163:.U165])=3;1;0))" office:value-type="float" office:value="1" calcext:value-type="float">
            <text:p>1</text:p>
          </table:table-cell>
          <table:table-cell table:style-name="ce57" table:formula="of:=IF([.U164]=1;IF(OR(SUM([.T163:.V165];-1)=2;SUM([.T163:.V165];-1)=3);1;0);IF(SUM([.T163:.V165])=3;1;0))" office:value-type="float" office:value="0" calcext:value-type="float">
            <text:p>0</text:p>
          </table:table-cell>
          <table:table-cell table:style-name="ce57" table:formula="of:=IF([.V164]=1;IF(OR(SUM([.U163:.W165];-1)=2;SUM([.U163:.W165];-1)=3);1;0);IF(SUM([.U163:.W165])=3;1;0))" office:value-type="float" office:value="0" calcext:value-type="float">
            <text:p>0</text:p>
          </table:table-cell>
          <table:table-cell table:style-name="ce57" table:formula="of:=IF([.W164]=1;IF(OR(SUM([.V163:.X165];-1)=2;SUM([.V163:.X165];-1)=3);1;0);IF(SUM([.V163:.X165])=3;1;0))" office:value-type="float" office:value="0" calcext:value-type="float">
            <text:p>0</text:p>
          </table:table-cell>
          <table:table-cell table:style-name="ce57" table:formula="of:=IF([.X164]=1;IF(OR(SUM([.W163:.Y165];-1)=2;SUM([.W163:.Y165];-1)=3);1;0);IF(SUM([.W163:.Y165])=3;1;0))" office:value-type="float" office:value="0" calcext:value-type="float">
            <text:p>0</text:p>
          </table:table-cell>
          <table:table-cell table:style-name="ce57" table:formula="of:=IF([.Y164]=1;IF(OR(SUM([.X163:.Z165];-1)=2;SUM([.X163:.Z165];-1)=3);1;0);IF(SUM([.X163:.Z165])=3;1;0))" office:value-type="float" office:value="0" calcext:value-type="float">
            <text:p>0</text:p>
          </table:table-cell>
          <table:table-cell table:style-name="ce57" table:formula="of:=IF([.Z164]=1;IF(OR(SUM([.Y163:.AA165];-1)=2;SUM([.Y163:.AA165];-1)=3);1;0);IF(SUM([.Y163:.AA165])=3;1;0))" office:value-type="float" office:value="0" calcext:value-type="float">
            <text:p>0</text:p>
          </table:table-cell>
          <table:table-cell table:style-name="ce57" table:formula="of:=IF([.AA164]=1;IF(OR(SUM([.Z163:.AB165];-1)=2;SUM([.Z163:.AB165];-1)=3);1;0);IF(SUM([.Z163:.AB165])=3;1;0))" office:value-type="float" office:value="0" calcext:value-type="float">
            <text:p>0</text:p>
          </table:table-cell>
          <table:table-cell table:style-name="ce57" table:formula="of:=IF([.AB164]=1;IF(OR(SUM([.AA163:.AC165];-1)=2;SUM([.AA163:.AC165];-1)=3);1;0);IF(SUM([.AA163:.AC165])=3;1;0))" office:value-type="float" office:value="0" calcext:value-type="float">
            <text:p>0</text:p>
          </table:table-cell>
          <table:table-cell table:style-name="ce57" table:formula="of:=IF([.AC164]=1;IF(OR(SUM([.AB163:.AD165];-1)=2;SUM([.AB163:.AD165];-1)=3);1;0);IF(SUM([.AB163:.AD165])=3;1;0))" office:value-type="float" office:value="0" calcext:value-type="float">
            <text:p>0</text:p>
          </table:table-cell>
          <table:table-cell table:style-name="ce57" table:formula="of:=IF([.AD164]=1;IF(OR(SUM([.AC163:.AE165];-1)=2;SUM([.AC163:.AE165];-1)=3);1;0);IF(SUM([.AC163:.AE165])=3;1;0))" office:value-type="float" office:value="0" calcext:value-type="float">
            <text:p>0</text:p>
          </table:table-cell>
          <table:table-cell table:style-name="ce57" table:formula="of:=IF([.AE164]=1;IF(OR(SUM([.AD163:.AF165];-1)=2;SUM([.AD163:.AF165];-1)=3);1;0);IF(SUM([.AD163:.AF165])=3;1;0))" office:value-type="float" office:value="0" calcext:value-type="float">
            <text:p>0</text:p>
          </table:table-cell>
          <table:table-cell table:style-name="ce57" table:formula="of:=IF([.AF164]=1;IF(OR(SUM([.AE163:.AG165];-1)=2;SUM([.AE163:.AG165];-1)=3);1;0);IF(SUM([.AE163:.AG165])=3;1;0))" office:value-type="float" office:value="1" calcext:value-type="float">
            <text:p>1</text:p>
          </table:table-cell>
          <table:table-cell table:style-name="ce57" table:formula="of:=IF([.AG164]=1;IF(OR(SUM([.AF163:.AH165];-1)=2;SUM([.AF163:.AH165];-1)=3);1;0);IF(SUM([.AF163:.AH165])=3;1;0))" office:value-type="float" office:value="0" calcext:value-type="float">
            <text:p>0</text:p>
          </table:table-cell>
          <table:table-cell table:style-name="ce57" table:formula="of:=IF([.AH164]=1;IF(OR(SUM([.AG163:.AI165];-1)=2;SUM([.AG163:.AI165];-1)=3);1;0);IF(SUM([.AG163:.AI165])=3;1;0))" office:value-type="float" office:value="0" calcext:value-type="float">
            <text:p>0</text:p>
          </table:table-cell>
          <table:table-cell table:style-name="ce57" table:formula="of:=IF([.AI164]=1;IF(OR(SUM([.AH163:.AJ165];-1)=2;SUM([.AH163:.AJ165];-1)=3);1;0);IF(SUM([.AH163:.AJ165])=3;1;0))" office:value-type="float" office:value="0" calcext:value-type="float">
            <text:p>0</text:p>
          </table:table-cell>
          <table:table-cell table:style-name="ce57" table:formula="of:=IF([.AJ164]=1;IF(OR(SUM([.AI163:.AK165];-1)=2;SUM([.AI163:.AK165];-1)=3);1;0);IF(SUM([.AI163:.AK165])=3;1;0))" office:value-type="float" office:value="0" calcext:value-type="float">
            <text:p>0</text:p>
          </table:table-cell>
          <table:table-cell table:style-name="ce57" table:formula="of:=IF([.AK164]=1;IF(OR(SUM([.AJ163:.AL165];-1)=2;SUM([.AJ163:.AL165];-1)=3);1;0);IF(SUM([.AJ163:.AL165])=3;1;0))" office:value-type="float" office:value="0" calcext:value-type="float">
            <text:p>0</text:p>
          </table:table-cell>
          <table:table-cell table:style-name="ce57" table:formula="of:=IF([.AL164]=1;IF(OR(SUM([.AK163:.AM165];-1)=2;SUM([.AK163:.AM165];-1)=3);1;0);IF(SUM([.AK163:.AM165])=3;1;0))" office:value-type="float" office:value="0" calcext:value-type="float">
            <text:p>0</text:p>
          </table:table-cell>
          <table:table-cell table:style-name="ce57" table:formula="of:=IF([.AM164]=1;IF(OR(SUM([.AL163:.AN165];-1)=2;SUM([.AL163:.AN165];-1)=3);1;0);IF(SUM([.AL163:.AN165])=3;1;0))" office:value-type="float" office:value="0" calcext:value-type="float">
            <text:p>0</text:p>
          </table:table-cell>
          <table:table-cell table:style-name="ce57" table:formula="of:=IF([.AN164]=1;IF(OR(SUM([.AM163:.AO165];-1)=2;SUM([.AM163:.AO165];-1)=3);1;0);IF(SUM([.AM163:.AO165])=3;1;0))" office:value-type="float" office:value="0" calcext:value-type="float">
            <text:p>0</text:p>
          </table:table-cell>
          <table:table-cell table:style-name="ce57" table:formula="of:=IF([.AO164]=1;IF(OR(SUM([.AN163:.AP165];-1)=2;SUM([.AN163:.AP165];-1)=3);1;0);IF(SUM([.AN163:.AP165])=3;1;0))" office:value-type="float" office:value="0" calcext:value-type="float">
            <text:p>0</text:p>
          </table:table-cell>
          <table:table-cell table:style-name="ce57" table:formula="of:=IF([.AP164]=1;IF(OR(SUM([.AO163:.AQ165];-1)=2;SUM([.AO163:.AQ165];-1)=3);1;0);IF(SUM([.AO163:.AQ165])=3;1;0))" office:value-type="float" office:value="0" calcext:value-type="float">
            <text:p>0</text:p>
          </table:table-cell>
          <table:table-cell table:style-name="ce57" table:formula="of:=IF([.AQ164]=1;IF(OR(SUM([.AP163:.AR165];-1)=2;SUM([.AP163:.AR165];-1)=3);1;0);IF(SUM([.AP163:.AR165])=3;1;0))" office:value-type="float" office:value="0" calcext:value-type="float">
            <text:p>0</text:p>
          </table:table-cell>
          <table:table-cell table:style-name="ce57" table:formula="of:=IF([.AR164]=1;IF(OR(SUM([.AQ163:.AS165];-1)=2;SUM([.AQ163:.AS165];-1)=3);1;0);IF(SUM([.AQ163:.AS165])=3;1;0))" office:value-type="float" office:value="0" calcext:value-type="float">
            <text:p>0</text:p>
          </table:table-cell>
          <table:table-cell table:style-name="ce57" table:formula="of:=IF([.AS164]=1;IF(OR(SUM([.AR163:.AT165];-1)=2;SUM([.AR163:.AT165];-1)=3);1;0);IF(SUM([.AR163:.AT165])=3;1;0))" office:value-type="float" office:value="0" calcext:value-type="float">
            <text:p>0</text:p>
          </table:table-cell>
          <table:table-cell table:style-name="ce57" table:formula="of:=IF([.AT164]=1;IF(OR(SUM([.AS163:.AU165];-1)=2;SUM([.AS163:.AU165];-1)=3);1;0);IF(SUM([.AS163:.AU165])=3;1;0))" office:value-type="float" office:value="0" calcext:value-type="float">
            <text:p>0</text:p>
          </table:table-cell>
          <table:table-cell table:style-name="ce57" table:formula="of:=IF([.AU164]=1;IF(OR(SUM([.AT163:.AV165];-1)=2;SUM([.AT163:.AV165];-1)=3);1;0);IF(SUM([.AT163:.AV165])=3;1;0))" office:value-type="float" office:value="0" calcext:value-type="float">
            <text:p>0</text:p>
          </table:table-cell>
          <table:table-cell table:style-name="ce57" table:formula="of:=IF([.AV164]=1;IF(OR(SUM([.AU163:.AW165];-1)=2;SUM([.AU163:.AW165];-1)=3);1;0);IF(SUM([.AU163:.AW165])=3;1;0))" office:value-type="float" office:value="0" calcext:value-type="float">
            <text:p>0</text:p>
          </table:table-cell>
          <table:table-cell table:style-name="ce57" table:formula="of:=IF([.AW164]=1;IF(OR(SUM([.AV163:.AX165];-1)=2;SUM([.AV163:.AX165];-1)=3);1;0);IF(SUM([.AV163:.AX165])=3;1;0))" office:value-type="float" office:value="0" calcext:value-type="float">
            <text:p>0</text:p>
          </table:table-cell>
          <table:table-cell table:style-name="ce57" table:formula="of:=IF([.AX164]=1;IF(OR(SUM([.AW163:.AY165];-1)=2;SUM([.AW163:.AY165];-1)=3);1;0);IF(SUM([.AW163:.AY165])=3;1;0))" office:value-type="float" office:value="0" calcext:value-type="float">
            <text:p>0</text:p>
          </table:table-cell>
          <table:table-cell table:style-name="ce57" table:formula="of:=IF([.AY164]=1;IF(OR(SUM([.AX163:.AZ165];-1)=2;SUM([.AX163:.AZ165];-1)=3);1;0);IF(SUM([.AX163:.AZ165])=3;1;0))" office:value-type="float" office:value="0" calcext:value-type="float">
            <text:p>0</text:p>
          </table:table-cell>
          <table:table-cell table:style-name="ce57" table:formula="of:=IF([.AZ164]=1;IF(OR(SUM([.AY163:.BA165];-1)=2;SUM([.AY163:.BA165];-1)=3);1;0);IF(SUM([.AY163:.BA165])=3;1;0))" office:value-type="float" office:value="0" calcext:value-type="float">
            <text:p>0</text:p>
          </table:table-cell>
          <table:table-cell table:style-name="ce57" table:formula="of:=IF([.BA164]=1;IF(OR(SUM([.AZ163:.BB165];-1)=2;SUM([.AZ163:.BB165];-1)=3);1;0);IF(SUM([.AZ163:.BB165])=3;1;0))" office:value-type="float" office:value="0" calcext:value-type="float">
            <text:p>0</text:p>
          </table:table-cell>
          <table:table-cell table:style-name="ce57" table:formula="of:=IF([.BB164]=1;IF(OR(SUM([.BA163:.BC165];-1)=2;SUM([.BA163:.BC165];-1)=3);1;0);IF(SUM([.BA163:.BC165])=3;1;0))" office:value-type="float" office:value="0" calcext:value-type="float">
            <text:p>0</text:p>
          </table:table-cell>
          <table:table-cell table:style-name="ce57" table:formula="of:=IF([.BC164]=1;IF(OR(SUM([.BB163:.BD165];-1)=2;SUM([.BB163:.BD165];-1)=3);1;0);IF(SUM([.BB163:.BD165])=3;1;0))" office:value-type="float" office:value="0" calcext:value-type="float">
            <text:p>0</text:p>
          </table:table-cell>
          <table:table-cell table:style-name="ce57" table:formula="of:=IF([.BD164]=1;IF(OR(SUM([.BC163:.BE165];-1)=2;SUM([.BC163:.BE165];-1)=3);1;0);IF(SUM([.BC163:.BE165])=3;1;0))" office:value-type="float" office:value="0" calcext:value-type="float">
            <text:p>0</text:p>
          </table:table-cell>
          <table:table-cell table:style-name="ce57" table:formula="of:=IF([.BE164]=1;IF(OR(SUM([.BD163:.BF165];-1)=2;SUM([.BD163:.BF165];-1)=3);1;0);IF(SUM([.BD163:.BF165])=3;1;0))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6" office:value-type="float" office:value="0" calcext:value-type="float">
            <text:p>0</text:p>
          </table:table-cell>
          <table:table-cell table:style-name="ce57" table:formula="of:=IF([.C165]=1;IF(OR(SUM([.B164:.D166];-1)=2;SUM([.B164:.D166];-1)=3);1;0);IF(SUM([.B164:.D166])=3;1;0))" office:value-type="float" office:value="0" calcext:value-type="float">
            <text:p>0</text:p>
          </table:table-cell>
          <table:table-cell table:style-name="ce57" table:formula="of:=IF([.D165]=1;IF(OR(SUM([.C164:.E166];-1)=2;SUM([.C164:.E166];-1)=3);1;0);IF(SUM([.C164:.E166])=3;1;0))" office:value-type="float" office:value="0" calcext:value-type="float">
            <text:p>0</text:p>
          </table:table-cell>
          <table:table-cell table:style-name="ce57" table:formula="of:=IF([.E165]=1;IF(OR(SUM([.D164:.F166];-1)=2;SUM([.D164:.F166];-1)=3);1;0);IF(SUM([.D164:.F166])=3;1;0))" office:value-type="float" office:value="0" calcext:value-type="float">
            <text:p>0</text:p>
          </table:table-cell>
          <table:table-cell table:style-name="ce57" table:formula="of:=IF([.F165]=1;IF(OR(SUM([.E164:.G166];-1)=2;SUM([.E164:.G166];-1)=3);1;0);IF(SUM([.E164:.G166])=3;1;0))" office:value-type="float" office:value="0" calcext:value-type="float">
            <text:p>0</text:p>
          </table:table-cell>
          <table:table-cell table:style-name="ce57" table:formula="of:=IF([.G165]=1;IF(OR(SUM([.F164:.H166];-1)=2;SUM([.F164:.H166];-1)=3);1;0);IF(SUM([.F164:.H166])=3;1;0))" office:value-type="float" office:value="0" calcext:value-type="float">
            <text:p>0</text:p>
          </table:table-cell>
          <table:table-cell table:style-name="ce57" table:formula="of:=IF([.H165]=1;IF(OR(SUM([.G164:.I166];-1)=2;SUM([.G164:.I166];-1)=3);1;0);IF(SUM([.G164:.I166])=3;1;0))" office:value-type="float" office:value="0" calcext:value-type="float">
            <text:p>0</text:p>
          </table:table-cell>
          <table:table-cell table:style-name="ce57" table:formula="of:=IF([.I165]=1;IF(OR(SUM([.H164:.J166];-1)=2;SUM([.H164:.J166];-1)=3);1;0);IF(SUM([.H164:.J166])=3;1;0))" office:value-type="float" office:value="0" calcext:value-type="float">
            <text:p>0</text:p>
          </table:table-cell>
          <table:table-cell table:style-name="ce57" table:formula="of:=IF([.J165]=1;IF(OR(SUM([.I164:.K166];-1)=2;SUM([.I164:.K166];-1)=3);1;0);IF(SUM([.I164:.K166])=3;1;0))" office:value-type="float" office:value="0" calcext:value-type="float">
            <text:p>0</text:p>
          </table:table-cell>
          <table:table-cell table:style-name="ce57" table:formula="of:=IF([.K165]=1;IF(OR(SUM([.J164:.L166];-1)=2;SUM([.J164:.L166];-1)=3);1;0);IF(SUM([.J164:.L166])=3;1;0))" office:value-type="float" office:value="0" calcext:value-type="float">
            <text:p>0</text:p>
          </table:table-cell>
          <table:table-cell table:style-name="ce57" table:formula="of:=IF([.L165]=1;IF(OR(SUM([.K164:.M166];-1)=2;SUM([.K164:.M166];-1)=3);1;0);IF(SUM([.K164:.M166])=3;1;0))" office:value-type="float" office:value="1" calcext:value-type="float">
            <text:p>1</text:p>
          </table:table-cell>
          <table:table-cell table:style-name="ce57" table:formula="of:=IF([.M165]=1;IF(OR(SUM([.L164:.N166];-1)=2;SUM([.L164:.N166];-1)=3);1;0);IF(SUM([.L164:.N166])=3;1;0))" office:value-type="float" office:value="0" calcext:value-type="float">
            <text:p>0</text:p>
          </table:table-cell>
          <table:table-cell table:style-name="ce57" table:formula="of:=IF([.N165]=1;IF(OR(SUM([.M164:.O166];-1)=2;SUM([.M164:.O166];-1)=3);1;0);IF(SUM([.M164:.O166])=3;1;0))" office:value-type="float" office:value="0" calcext:value-type="float">
            <text:p>0</text:p>
          </table:table-cell>
          <table:table-cell table:style-name="ce57" table:formula="of:=IF([.O165]=1;IF(OR(SUM([.N164:.P166];-1)=2;SUM([.N164:.P166];-1)=3);1;0);IF(SUM([.N164:.P166])=3;1;0))" office:value-type="float" office:value="0" calcext:value-type="float">
            <text:p>0</text:p>
          </table:table-cell>
          <table:table-cell table:style-name="ce57" table:formula="of:=IF([.P165]=1;IF(OR(SUM([.O164:.Q166];-1)=2;SUM([.O164:.Q166];-1)=3);1;0);IF(SUM([.O164:.Q166])=3;1;0))" office:value-type="float" office:value="0" calcext:value-type="float">
            <text:p>0</text:p>
          </table:table-cell>
          <table:table-cell table:style-name="ce57" table:formula="of:=IF([.Q165]=1;IF(OR(SUM([.P164:.R166];-1)=2;SUM([.P164:.R166];-1)=3);1;0);IF(SUM([.P164:.R166])=3;1;0))" office:value-type="float" office:value="0" calcext:value-type="float">
            <text:p>0</text:p>
          </table:table-cell>
          <table:table-cell table:style-name="ce57" table:formula="of:=IF([.R165]=1;IF(OR(SUM([.Q164:.S166];-1)=2;SUM([.Q164:.S166];-1)=3);1;0);IF(SUM([.Q164:.S166])=3;1;0))" office:value-type="float" office:value="0" calcext:value-type="float">
            <text:p>0</text:p>
          </table:table-cell>
          <table:table-cell table:style-name="ce57" table:formula="of:=IF([.S165]=1;IF(OR(SUM([.R164:.T166];-1)=2;SUM([.R164:.T166];-1)=3);1;0);IF(SUM([.R164:.T166])=3;1;0))" office:value-type="float" office:value="1" calcext:value-type="float">
            <text:p>1</text:p>
          </table:table-cell>
          <table:table-cell table:style-name="ce57" table:formula="of:=IF([.T165]=1;IF(OR(SUM([.S164:.U166];-1)=2;SUM([.S164:.U166];-1)=3);1;0);IF(SUM([.S164:.U166])=3;1;0))" office:value-type="float" office:value="1" calcext:value-type="float">
            <text:p>1</text:p>
          </table:table-cell>
          <table:table-cell table:style-name="ce57" table:formula="of:=IF([.U165]=1;IF(OR(SUM([.T164:.V166];-1)=2;SUM([.T164:.V166];-1)=3);1;0);IF(SUM([.T164:.V166])=3;1;0))" office:value-type="float" office:value="0" calcext:value-type="float">
            <text:p>0</text:p>
          </table:table-cell>
          <table:table-cell table:style-name="ce57" table:formula="of:=IF([.V165]=1;IF(OR(SUM([.U164:.W166];-1)=2;SUM([.U164:.W166];-1)=3);1;0);IF(SUM([.U164:.W166])=3;1;0))" office:value-type="float" office:value="0" calcext:value-type="float">
            <text:p>0</text:p>
          </table:table-cell>
          <table:table-cell table:style-name="ce57" table:formula="of:=IF([.W165]=1;IF(OR(SUM([.V164:.X166];-1)=2;SUM([.V164:.X166];-1)=3);1;0);IF(SUM([.V164:.X166])=3;1;0))" office:value-type="float" office:value="0" calcext:value-type="float">
            <text:p>0</text:p>
          </table:table-cell>
          <table:table-cell table:style-name="ce57" table:formula="of:=IF([.X165]=1;IF(OR(SUM([.W164:.Y166];-1)=2;SUM([.W164:.Y166];-1)=3);1;0);IF(SUM([.W164:.Y166])=3;1;0))" office:value-type="float" office:value="0" calcext:value-type="float">
            <text:p>0</text:p>
          </table:table-cell>
          <table:table-cell table:style-name="ce57" table:formula="of:=IF([.Y165]=1;IF(OR(SUM([.X164:.Z166];-1)=2;SUM([.X164:.Z166];-1)=3);1;0);IF(SUM([.X164:.Z166])=3;1;0))" office:value-type="float" office:value="0" calcext:value-type="float">
            <text:p>0</text:p>
          </table:table-cell>
          <table:table-cell table:style-name="ce57" table:formula="of:=IF([.Z165]=1;IF(OR(SUM([.Y164:.AA166];-1)=2;SUM([.Y164:.AA166];-1)=3);1;0);IF(SUM([.Y164:.AA166])=3;1;0))" office:value-type="float" office:value="0" calcext:value-type="float">
            <text:p>0</text:p>
          </table:table-cell>
          <table:table-cell table:style-name="ce57" table:formula="of:=IF([.AA165]=1;IF(OR(SUM([.Z164:.AB166];-1)=2;SUM([.Z164:.AB166];-1)=3);1;0);IF(SUM([.Z164:.AB166])=3;1;0))" office:value-type="float" office:value="0" calcext:value-type="float">
            <text:p>0</text:p>
          </table:table-cell>
          <table:table-cell table:style-name="ce57" table:formula="of:=IF([.AB165]=1;IF(OR(SUM([.AA164:.AC166];-1)=2;SUM([.AA164:.AC166];-1)=3);1;0);IF(SUM([.AA164:.AC166])=3;1;0))" office:value-type="float" office:value="1" calcext:value-type="float">
            <text:p>1</text:p>
          </table:table-cell>
          <table:table-cell table:style-name="ce57" table:formula="of:=IF([.AC165]=1;IF(OR(SUM([.AB164:.AD166];-1)=2;SUM([.AB164:.AD166];-1)=3);1;0);IF(SUM([.AB164:.AD166])=3;1;0))" office:value-type="float" office:value="0" calcext:value-type="float">
            <text:p>0</text:p>
          </table:table-cell>
          <table:table-cell table:style-name="ce57" table:formula="of:=IF([.AD165]=1;IF(OR(SUM([.AC164:.AE166];-1)=2;SUM([.AC164:.AE166];-1)=3);1;0);IF(SUM([.AC164:.AE166])=3;1;0))" office:value-type="float" office:value="0" calcext:value-type="float">
            <text:p>0</text:p>
          </table:table-cell>
          <table:table-cell table:style-name="ce57" table:formula="of:=IF([.AE165]=1;IF(OR(SUM([.AD164:.AF166];-1)=2;SUM([.AD164:.AF166];-1)=3);1;0);IF(SUM([.AD164:.AF166])=3;1;0))" office:value-type="float" office:value="0" calcext:value-type="float">
            <text:p>0</text:p>
          </table:table-cell>
          <table:table-cell table:style-name="ce57" table:formula="of:=IF([.AF165]=1;IF(OR(SUM([.AE164:.AG166];-1)=2;SUM([.AE164:.AG166];-1)=3);1;0);IF(SUM([.AE164:.AG166])=3;1;0))" office:value-type="float" office:value="1" calcext:value-type="float">
            <text:p>1</text:p>
          </table:table-cell>
          <table:table-cell table:style-name="ce57" table:formula="of:=IF([.AG165]=1;IF(OR(SUM([.AF164:.AH166];-1)=2;SUM([.AF164:.AH166];-1)=3);1;0);IF(SUM([.AF164:.AH166])=3;1;0))" office:value-type="float" office:value="0" calcext:value-type="float">
            <text:p>0</text:p>
          </table:table-cell>
          <table:table-cell table:style-name="ce57" table:formula="of:=IF([.AH165]=1;IF(OR(SUM([.AG164:.AI166];-1)=2;SUM([.AG164:.AI166];-1)=3);1;0);IF(SUM([.AG164:.AI166])=3;1;0))" office:value-type="float" office:value="0" calcext:value-type="float">
            <text:p>0</text:p>
          </table:table-cell>
          <table:table-cell table:style-name="ce57" table:formula="of:=IF([.AI165]=1;IF(OR(SUM([.AH164:.AJ166];-1)=2;SUM([.AH164:.AJ166];-1)=3);1;0);IF(SUM([.AH164:.AJ166])=3;1;0))" office:value-type="float" office:value="0" calcext:value-type="float">
            <text:p>0</text:p>
          </table:table-cell>
          <table:table-cell table:style-name="ce57" table:formula="of:=IF([.AJ165]=1;IF(OR(SUM([.AI164:.AK166];-1)=2;SUM([.AI164:.AK166];-1)=3);1;0);IF(SUM([.AI164:.AK166])=3;1;0))" office:value-type="float" office:value="0" calcext:value-type="float">
            <text:p>0</text:p>
          </table:table-cell>
          <table:table-cell table:style-name="ce57" table:formula="of:=IF([.AK165]=1;IF(OR(SUM([.AJ164:.AL166];-1)=2;SUM([.AJ164:.AL166];-1)=3);1;0);IF(SUM([.AJ164:.AL166])=3;1;0))" office:value-type="float" office:value="0" calcext:value-type="float">
            <text:p>0</text:p>
          </table:table-cell>
          <table:table-cell table:style-name="ce57" table:formula="of:=IF([.AL165]=1;IF(OR(SUM([.AK164:.AM166];-1)=2;SUM([.AK164:.AM166];-1)=3);1;0);IF(SUM([.AK164:.AM166])=3;1;0))" office:value-type="float" office:value="0" calcext:value-type="float">
            <text:p>0</text:p>
          </table:table-cell>
          <table:table-cell table:style-name="ce57" table:formula="of:=IF([.AM165]=1;IF(OR(SUM([.AL164:.AN166];-1)=2;SUM([.AL164:.AN166];-1)=3);1;0);IF(SUM([.AL164:.AN166])=3;1;0))" office:value-type="float" office:value="0" calcext:value-type="float">
            <text:p>0</text:p>
          </table:table-cell>
          <table:table-cell table:style-name="ce57" table:formula="of:=IF([.AN165]=1;IF(OR(SUM([.AM164:.AO166];-1)=2;SUM([.AM164:.AO166];-1)=3);1;0);IF(SUM([.AM164:.AO166])=3;1;0))" office:value-type="float" office:value="0" calcext:value-type="float">
            <text:p>0</text:p>
          </table:table-cell>
          <table:table-cell table:style-name="ce57" table:formula="of:=IF([.AO165]=1;IF(OR(SUM([.AN164:.AP166];-1)=2;SUM([.AN164:.AP166];-1)=3);1;0);IF(SUM([.AN164:.AP166])=3;1;0))" office:value-type="float" office:value="0" calcext:value-type="float">
            <text:p>0</text:p>
          </table:table-cell>
          <table:table-cell table:style-name="ce57" table:formula="of:=IF([.AP165]=1;IF(OR(SUM([.AO164:.AQ166];-1)=2;SUM([.AO164:.AQ166];-1)=3);1;0);IF(SUM([.AO164:.AQ166])=3;1;0))" office:value-type="float" office:value="0" calcext:value-type="float">
            <text:p>0</text:p>
          </table:table-cell>
          <table:table-cell table:style-name="ce57" table:formula="of:=IF([.AQ165]=1;IF(OR(SUM([.AP164:.AR166];-1)=2;SUM([.AP164:.AR166];-1)=3);1;0);IF(SUM([.AP164:.AR166])=3;1;0))" office:value-type="float" office:value="0" calcext:value-type="float">
            <text:p>0</text:p>
          </table:table-cell>
          <table:table-cell table:style-name="ce57" table:formula="of:=IF([.AR165]=1;IF(OR(SUM([.AQ164:.AS166];-1)=2;SUM([.AQ164:.AS166];-1)=3);1;0);IF(SUM([.AQ164:.AS166])=3;1;0))" office:value-type="float" office:value="0" calcext:value-type="float">
            <text:p>0</text:p>
          </table:table-cell>
          <table:table-cell table:style-name="ce57" table:formula="of:=IF([.AS165]=1;IF(OR(SUM([.AR164:.AT166];-1)=2;SUM([.AR164:.AT166];-1)=3);1;0);IF(SUM([.AR164:.AT166])=3;1;0))" office:value-type="float" office:value="0" calcext:value-type="float">
            <text:p>0</text:p>
          </table:table-cell>
          <table:table-cell table:style-name="ce57" table:formula="of:=IF([.AT165]=1;IF(OR(SUM([.AS164:.AU166];-1)=2;SUM([.AS164:.AU166];-1)=3);1;0);IF(SUM([.AS164:.AU166])=3;1;0))" office:value-type="float" office:value="0" calcext:value-type="float">
            <text:p>0</text:p>
          </table:table-cell>
          <table:table-cell table:style-name="ce57" table:formula="of:=IF([.AU165]=1;IF(OR(SUM([.AT164:.AV166];-1)=2;SUM([.AT164:.AV166];-1)=3);1;0);IF(SUM([.AT164:.AV166])=3;1;0))" office:value-type="float" office:value="0" calcext:value-type="float">
            <text:p>0</text:p>
          </table:table-cell>
          <table:table-cell table:style-name="ce57" table:formula="of:=IF([.AV165]=1;IF(OR(SUM([.AU164:.AW166];-1)=2;SUM([.AU164:.AW166];-1)=3);1;0);IF(SUM([.AU164:.AW166])=3;1;0))" office:value-type="float" office:value="0" calcext:value-type="float">
            <text:p>0</text:p>
          </table:table-cell>
          <table:table-cell table:style-name="ce57" table:formula="of:=IF([.AW165]=1;IF(OR(SUM([.AV164:.AX166];-1)=2;SUM([.AV164:.AX166];-1)=3);1;0);IF(SUM([.AV164:.AX166])=3;1;0))" office:value-type="float" office:value="0" calcext:value-type="float">
            <text:p>0</text:p>
          </table:table-cell>
          <table:table-cell table:style-name="ce57" table:formula="of:=IF([.AX165]=1;IF(OR(SUM([.AW164:.AY166];-1)=2;SUM([.AW164:.AY166];-1)=3);1;0);IF(SUM([.AW164:.AY166])=3;1;0))" office:value-type="float" office:value="0" calcext:value-type="float">
            <text:p>0</text:p>
          </table:table-cell>
          <table:table-cell table:style-name="ce57" table:formula="of:=IF([.AY165]=1;IF(OR(SUM([.AX164:.AZ166];-1)=2;SUM([.AX164:.AZ166];-1)=3);1;0);IF(SUM([.AX164:.AZ166])=3;1;0))" office:value-type="float" office:value="0" calcext:value-type="float">
            <text:p>0</text:p>
          </table:table-cell>
          <table:table-cell table:style-name="ce57" table:formula="of:=IF([.AZ165]=1;IF(OR(SUM([.AY164:.BA166];-1)=2;SUM([.AY164:.BA166];-1)=3);1;0);IF(SUM([.AY164:.BA166])=3;1;0))" office:value-type="float" office:value="0" calcext:value-type="float">
            <text:p>0</text:p>
          </table:table-cell>
          <table:table-cell table:style-name="ce57" table:formula="of:=IF([.BA165]=1;IF(OR(SUM([.AZ164:.BB166];-1)=2;SUM([.AZ164:.BB166];-1)=3);1;0);IF(SUM([.AZ164:.BB166])=3;1;0))" office:value-type="float" office:value="0" calcext:value-type="float">
            <text:p>0</text:p>
          </table:table-cell>
          <table:table-cell table:style-name="ce57" table:formula="of:=IF([.BB165]=1;IF(OR(SUM([.BA164:.BC166];-1)=2;SUM([.BA164:.BC166];-1)=3);1;0);IF(SUM([.BA164:.BC166])=3;1;0))" office:value-type="float" office:value="0" calcext:value-type="float">
            <text:p>0</text:p>
          </table:table-cell>
          <table:table-cell table:style-name="ce57" table:formula="of:=IF([.BC165]=1;IF(OR(SUM([.BB164:.BD166];-1)=2;SUM([.BB164:.BD166];-1)=3);1;0);IF(SUM([.BB164:.BD166])=3;1;0))" office:value-type="float" office:value="0" calcext:value-type="float">
            <text:p>0</text:p>
          </table:table-cell>
          <table:table-cell table:style-name="ce57" table:formula="of:=IF([.BD165]=1;IF(OR(SUM([.BC164:.BE166];-1)=2;SUM([.BC164:.BE166];-1)=3);1;0);IF(SUM([.BC164:.BE166])=3;1;0))" office:value-type="float" office:value="0" calcext:value-type="float">
            <text:p>0</text:p>
          </table:table-cell>
          <table:table-cell table:style-name="ce57" table:formula="of:=IF([.BE165]=1;IF(OR(SUM([.BD164:.BF166];-1)=2;SUM([.BD164:.BF166];-1)=3);1;0);IF(SUM([.BD164:.BF166])=3;1;0))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7" office:value-type="float" office:value="0" calcext:value-type="float">
            <text:p>0</text:p>
          </table:table-cell>
          <table:table-cell table:style-name="ce57" table:formula="of:=IF([.C166]=1;IF(OR(SUM([.B165:.D167];-1)=2;SUM([.B165:.D167];-1)=3);1;0);IF(SUM([.B165:.D167])=3;1;0))" office:value-type="float" office:value="0" calcext:value-type="float">
            <text:p>0</text:p>
          </table:table-cell>
          <table:table-cell table:style-name="ce57" table:formula="of:=IF([.D166]=1;IF(OR(SUM([.C165:.E167];-1)=2;SUM([.C165:.E167];-1)=3);1;0);IF(SUM([.C165:.E167])=3;1;0))" office:value-type="float" office:value="0" calcext:value-type="float">
            <text:p>0</text:p>
          </table:table-cell>
          <table:table-cell table:style-name="ce57" table:formula="of:=IF([.E166]=1;IF(OR(SUM([.D165:.F167];-1)=2;SUM([.D165:.F167];-1)=3);1;0);IF(SUM([.D165:.F167])=3;1;0))" office:value-type="float" office:value="0" calcext:value-type="float">
            <text:p>0</text:p>
          </table:table-cell>
          <table:table-cell table:style-name="ce57" table:formula="of:=IF([.F166]=1;IF(OR(SUM([.E165:.G167];-1)=2;SUM([.E165:.G167];-1)=3);1;0);IF(SUM([.E165:.G167])=3;1;0))" office:value-type="float" office:value="0" calcext:value-type="float">
            <text:p>0</text:p>
          </table:table-cell>
          <table:table-cell table:style-name="ce57" table:formula="of:=IF([.G166]=1;IF(OR(SUM([.F165:.H167];-1)=2;SUM([.F165:.H167];-1)=3);1;0);IF(SUM([.F165:.H167])=3;1;0))" office:value-type="float" office:value="0" calcext:value-type="float">
            <text:p>0</text:p>
          </table:table-cell>
          <table:table-cell table:style-name="ce57" table:formula="of:=IF([.H166]=1;IF(OR(SUM([.G165:.I167];-1)=2;SUM([.G165:.I167];-1)=3);1;0);IF(SUM([.G165:.I167])=3;1;0))" office:value-type="float" office:value="0" calcext:value-type="float">
            <text:p>0</text:p>
          </table:table-cell>
          <table:table-cell table:style-name="ce57" table:formula="of:=IF([.I166]=1;IF(OR(SUM([.H165:.J167];-1)=2;SUM([.H165:.J167];-1)=3);1;0);IF(SUM([.H165:.J167])=3;1;0))" office:value-type="float" office:value="0" calcext:value-type="float">
            <text:p>0</text:p>
          </table:table-cell>
          <table:table-cell table:style-name="ce57" table:formula="of:=IF([.J166]=1;IF(OR(SUM([.I165:.K167];-1)=2;SUM([.I165:.K167];-1)=3);1;0);IF(SUM([.I165:.K167])=3;1;0))" office:value-type="float" office:value="0" calcext:value-type="float">
            <text:p>0</text:p>
          </table:table-cell>
          <table:table-cell table:style-name="ce57" table:formula="of:=IF([.K166]=1;IF(OR(SUM([.J165:.L167];-1)=2;SUM([.J165:.L167];-1)=3);1;0);IF(SUM([.J165:.L167])=3;1;0))" office:value-type="float" office:value="0" calcext:value-type="float">
            <text:p>0</text:p>
          </table:table-cell>
          <table:table-cell table:style-name="ce57" table:formula="of:=IF([.L166]=1;IF(OR(SUM([.K165:.M167];-1)=2;SUM([.K165:.M167];-1)=3);1;0);IF(SUM([.K165:.M167])=3;1;0))" office:value-type="float" office:value="1" calcext:value-type="float">
            <text:p>1</text:p>
          </table:table-cell>
          <table:table-cell table:style-name="ce57" table:formula="of:=IF([.M166]=1;IF(OR(SUM([.L165:.N167];-1)=2;SUM([.L165:.N167];-1)=3);1;0);IF(SUM([.L165:.N167])=3;1;0))" office:value-type="float" office:value="0" calcext:value-type="float">
            <text:p>0</text:p>
          </table:table-cell>
          <table:table-cell table:style-name="ce57" table:formula="of:=IF([.N166]=1;IF(OR(SUM([.M165:.O167];-1)=2;SUM([.M165:.O167];-1)=3);1;0);IF(SUM([.M165:.O167])=3;1;0))" office:value-type="float" office:value="0" calcext:value-type="float">
            <text:p>0</text:p>
          </table:table-cell>
          <table:table-cell table:style-name="ce57" table:formula="of:=IF([.O166]=1;IF(OR(SUM([.N165:.P167];-1)=2;SUM([.N165:.P167];-1)=3);1;0);IF(SUM([.N165:.P167])=3;1;0))" office:value-type="float" office:value="0" calcext:value-type="float">
            <text:p>0</text:p>
          </table:table-cell>
          <table:table-cell table:style-name="ce57" table:formula="of:=IF([.P166]=1;IF(OR(SUM([.O165:.Q167];-1)=2;SUM([.O165:.Q167];-1)=3);1;0);IF(SUM([.O165:.Q167])=3;1;0))" office:value-type="float" office:value="0" calcext:value-type="float">
            <text:p>0</text:p>
          </table:table-cell>
          <table:table-cell table:style-name="ce57" table:formula="of:=IF([.Q166]=1;IF(OR(SUM([.P165:.R167];-1)=2;SUM([.P165:.R167];-1)=3);1;0);IF(SUM([.P165:.R167])=3;1;0))" office:value-type="float" office:value="1" calcext:value-type="float">
            <text:p>1</text:p>
          </table:table-cell>
          <table:table-cell table:style-name="ce57" table:formula="of:=IF([.R166]=1;IF(OR(SUM([.Q165:.S167];-1)=2;SUM([.Q165:.S167];-1)=3);1;0);IF(SUM([.Q165:.S167])=3;1;0))" office:value-type="float" office:value="1" calcext:value-type="float">
            <text:p>1</text:p>
          </table:table-cell>
          <table:table-cell table:style-name="ce57" table:formula="of:=IF([.S166]=1;IF(OR(SUM([.R165:.T167];-1)=2;SUM([.R165:.T167];-1)=3);1;0);IF(SUM([.R165:.T167])=3;1;0))" office:value-type="float" office:value="0" calcext:value-type="float">
            <text:p>0</text:p>
          </table:table-cell>
          <table:table-cell table:style-name="ce57" table:formula="of:=IF([.T166]=1;IF(OR(SUM([.S165:.U167];-1)=2;SUM([.S165:.U167];-1)=3);1;0);IF(SUM([.S165:.U167])=3;1;0))" office:value-type="float" office:value="0" calcext:value-type="float">
            <text:p>0</text:p>
          </table:table-cell>
          <table:table-cell table:style-name="ce57" table:formula="of:=IF([.U166]=1;IF(OR(SUM([.T165:.V167];-1)=2;SUM([.T165:.V167];-1)=3);1;0);IF(SUM([.T165:.V167])=3;1;0))" office:value-type="float" office:value="0" calcext:value-type="float">
            <text:p>0</text:p>
          </table:table-cell>
          <table:table-cell table:style-name="ce57" table:formula="of:=IF([.V166]=1;IF(OR(SUM([.U165:.W167];-1)=2;SUM([.U165:.W167];-1)=3);1;0);IF(SUM([.U165:.W167])=3;1;0))" office:value-type="float" office:value="0" calcext:value-type="float">
            <text:p>0</text:p>
          </table:table-cell>
          <table:table-cell table:style-name="ce57" table:formula="of:=IF([.W166]=1;IF(OR(SUM([.V165:.X167];-1)=2;SUM([.V165:.X167];-1)=3);1;0);IF(SUM([.V165:.X167])=3;1;0))" office:value-type="float" office:value="0" calcext:value-type="float">
            <text:p>0</text:p>
          </table:table-cell>
          <table:table-cell table:style-name="ce57" table:formula="of:=IF([.X166]=1;IF(OR(SUM([.W165:.Y167];-1)=2;SUM([.W165:.Y167];-1)=3);1;0);IF(SUM([.W165:.Y167])=3;1;0))" office:value-type="float" office:value="0" calcext:value-type="float">
            <text:p>0</text:p>
          </table:table-cell>
          <table:table-cell table:style-name="ce57" table:formula="of:=IF([.Y166]=1;IF(OR(SUM([.X165:.Z167];-1)=2;SUM([.X165:.Z167];-1)=3);1;0);IF(SUM([.X165:.Z167])=3;1;0))" office:value-type="float" office:value="0" calcext:value-type="float">
            <text:p>0</text:p>
          </table:table-cell>
          <table:table-cell table:style-name="ce57" table:formula="of:=IF([.Z166]=1;IF(OR(SUM([.Y165:.AA167];-1)=2;SUM([.Y165:.AA167];-1)=3);1;0);IF(SUM([.Y165:.AA167])=3;1;0))" office:value-type="float" office:value="0" calcext:value-type="float">
            <text:p>0</text:p>
          </table:table-cell>
          <table:table-cell table:style-name="ce57" table:formula="of:=IF([.AA166]=1;IF(OR(SUM([.Z165:.AB167];-1)=2;SUM([.Z165:.AB167];-1)=3);1;0);IF(SUM([.Z165:.AB167])=3;1;0))" office:value-type="float" office:value="0" calcext:value-type="float">
            <text:p>0</text:p>
          </table:table-cell>
          <table:table-cell table:style-name="ce57" table:formula="of:=IF([.AB166]=1;IF(OR(SUM([.AA165:.AC167];-1)=2;SUM([.AA165:.AC167];-1)=3);1;0);IF(SUM([.AA165:.AC167])=3;1;0))" office:value-type="float" office:value="0" calcext:value-type="float">
            <text:p>0</text:p>
          </table:table-cell>
          <table:table-cell table:style-name="ce57" table:formula="of:=IF([.AC166]=1;IF(OR(SUM([.AB165:.AD167];-1)=2;SUM([.AB165:.AD167];-1)=3);1;0);IF(SUM([.AB165:.AD167])=3;1;0))" office:value-type="float" office:value="1" calcext:value-type="float">
            <text:p>1</text:p>
          </table:table-cell>
          <table:table-cell table:style-name="ce57" table:formula="of:=IF([.AD166]=1;IF(OR(SUM([.AC165:.AE167];-1)=2;SUM([.AC165:.AE167];-1)=3);1;0);IF(SUM([.AC165:.AE167])=3;1;0))" office:value-type="float" office:value="1" calcext:value-type="float">
            <text:p>1</text:p>
          </table:table-cell>
          <table:table-cell table:style-name="ce57" table:formula="of:=IF([.AE166]=1;IF(OR(SUM([.AD165:.AF167];-1)=2;SUM([.AD165:.AF167];-1)=3);1;0);IF(SUM([.AD165:.AF167])=3;1;0))" office:value-type="float" office:value="1" calcext:value-type="float">
            <text:p>1</text:p>
          </table:table-cell>
          <table:table-cell table:style-name="ce57" table:formula="of:=IF([.AF166]=1;IF(OR(SUM([.AE165:.AG167];-1)=2;SUM([.AE165:.AG167];-1)=3);1;0);IF(SUM([.AE165:.AG167])=3;1;0))" office:value-type="float" office:value="1" calcext:value-type="float">
            <text:p>1</text:p>
          </table:table-cell>
          <table:table-cell table:style-name="ce57" table:formula="of:=IF([.AG166]=1;IF(OR(SUM([.AF165:.AH167];-1)=2;SUM([.AF165:.AH167];-1)=3);1;0);IF(SUM([.AF165:.AH167])=3;1;0))" office:value-type="float" office:value="0" calcext:value-type="float">
            <text:p>0</text:p>
          </table:table-cell>
          <table:table-cell table:style-name="ce57" table:formula="of:=IF([.AH166]=1;IF(OR(SUM([.AG165:.AI167];-1)=2;SUM([.AG165:.AI167];-1)=3);1;0);IF(SUM([.AG165:.AI167])=3;1;0))" office:value-type="float" office:value="0" calcext:value-type="float">
            <text:p>0</text:p>
          </table:table-cell>
          <table:table-cell table:style-name="ce57" table:formula="of:=IF([.AI166]=1;IF(OR(SUM([.AH165:.AJ167];-1)=2;SUM([.AH165:.AJ167];-1)=3);1;0);IF(SUM([.AH165:.AJ167])=3;1;0))" office:value-type="float" office:value="0" calcext:value-type="float">
            <text:p>0</text:p>
          </table:table-cell>
          <table:table-cell table:style-name="ce57" table:formula="of:=IF([.AJ166]=1;IF(OR(SUM([.AI165:.AK167];-1)=2;SUM([.AI165:.AK167];-1)=3);1;0);IF(SUM([.AI165:.AK167])=3;1;0))" office:value-type="float" office:value="0" calcext:value-type="float">
            <text:p>0</text:p>
          </table:table-cell>
          <table:table-cell table:style-name="ce57" table:formula="of:=IF([.AK166]=1;IF(OR(SUM([.AJ165:.AL167];-1)=2;SUM([.AJ165:.AL167];-1)=3);1;0);IF(SUM([.AJ165:.AL167])=3;1;0))" office:value-type="float" office:value="0" calcext:value-type="float">
            <text:p>0</text:p>
          </table:table-cell>
          <table:table-cell table:style-name="ce57" table:formula="of:=IF([.AL166]=1;IF(OR(SUM([.AK165:.AM167];-1)=2;SUM([.AK165:.AM167];-1)=3);1;0);IF(SUM([.AK165:.AM167])=3;1;0))" office:value-type="float" office:value="0" calcext:value-type="float">
            <text:p>0</text:p>
          </table:table-cell>
          <table:table-cell table:style-name="ce57" table:formula="of:=IF([.AM166]=1;IF(OR(SUM([.AL165:.AN167];-1)=2;SUM([.AL165:.AN167];-1)=3);1;0);IF(SUM([.AL165:.AN167])=3;1;0))" office:value-type="float" office:value="0" calcext:value-type="float">
            <text:p>0</text:p>
          </table:table-cell>
          <table:table-cell table:style-name="ce57" table:formula="of:=IF([.AN166]=1;IF(OR(SUM([.AM165:.AO167];-1)=2;SUM([.AM165:.AO167];-1)=3);1;0);IF(SUM([.AM165:.AO167])=3;1;0))" office:value-type="float" office:value="0" calcext:value-type="float">
            <text:p>0</text:p>
          </table:table-cell>
          <table:table-cell table:style-name="ce57" table:formula="of:=IF([.AO166]=1;IF(OR(SUM([.AN165:.AP167];-1)=2;SUM([.AN165:.AP167];-1)=3);1;0);IF(SUM([.AN165:.AP167])=3;1;0))" office:value-type="float" office:value="0" calcext:value-type="float">
            <text:p>0</text:p>
          </table:table-cell>
          <table:table-cell table:style-name="ce57" table:formula="of:=IF([.AP166]=1;IF(OR(SUM([.AO165:.AQ167];-1)=2;SUM([.AO165:.AQ167];-1)=3);1;0);IF(SUM([.AO165:.AQ167])=3;1;0))" office:value-type="float" office:value="0" calcext:value-type="float">
            <text:p>0</text:p>
          </table:table-cell>
          <table:table-cell table:style-name="ce57" table:formula="of:=IF([.AQ166]=1;IF(OR(SUM([.AP165:.AR167];-1)=2;SUM([.AP165:.AR167];-1)=3);1;0);IF(SUM([.AP165:.AR167])=3;1;0))" office:value-type="float" office:value="0" calcext:value-type="float">
            <text:p>0</text:p>
          </table:table-cell>
          <table:table-cell table:style-name="ce57" table:formula="of:=IF([.AR166]=1;IF(OR(SUM([.AQ165:.AS167];-1)=2;SUM([.AQ165:.AS167];-1)=3);1;0);IF(SUM([.AQ165:.AS167])=3;1;0))" office:value-type="float" office:value="0" calcext:value-type="float">
            <text:p>0</text:p>
          </table:table-cell>
          <table:table-cell table:style-name="ce57" table:formula="of:=IF([.AS166]=1;IF(OR(SUM([.AR165:.AT167];-1)=2;SUM([.AR165:.AT167];-1)=3);1;0);IF(SUM([.AR165:.AT167])=3;1;0))" office:value-type="float" office:value="0" calcext:value-type="float">
            <text:p>0</text:p>
          </table:table-cell>
          <table:table-cell table:style-name="ce57" table:formula="of:=IF([.AT166]=1;IF(OR(SUM([.AS165:.AU167];-1)=2;SUM([.AS165:.AU167];-1)=3);1;0);IF(SUM([.AS165:.AU167])=3;1;0))" office:value-type="float" office:value="0" calcext:value-type="float">
            <text:p>0</text:p>
          </table:table-cell>
          <table:table-cell table:style-name="ce57" table:formula="of:=IF([.AU166]=1;IF(OR(SUM([.AT165:.AV167];-1)=2;SUM([.AT165:.AV167];-1)=3);1;0);IF(SUM([.AT165:.AV167])=3;1;0))" office:value-type="float" office:value="0" calcext:value-type="float">
            <text:p>0</text:p>
          </table:table-cell>
          <table:table-cell table:style-name="ce57" table:formula="of:=IF([.AV166]=1;IF(OR(SUM([.AU165:.AW167];-1)=2;SUM([.AU165:.AW167];-1)=3);1;0);IF(SUM([.AU165:.AW167])=3;1;0))" office:value-type="float" office:value="0" calcext:value-type="float">
            <text:p>0</text:p>
          </table:table-cell>
          <table:table-cell table:style-name="ce57" table:formula="of:=IF([.AW166]=1;IF(OR(SUM([.AV165:.AX167];-1)=2;SUM([.AV165:.AX167];-1)=3);1;0);IF(SUM([.AV165:.AX167])=3;1;0))" office:value-type="float" office:value="0" calcext:value-type="float">
            <text:p>0</text:p>
          </table:table-cell>
          <table:table-cell table:style-name="ce57" table:formula="of:=IF([.AX166]=1;IF(OR(SUM([.AW165:.AY167];-1)=2;SUM([.AW165:.AY167];-1)=3);1;0);IF(SUM([.AW165:.AY167])=3;1;0))" office:value-type="float" office:value="0" calcext:value-type="float">
            <text:p>0</text:p>
          </table:table-cell>
          <table:table-cell table:style-name="ce57" table:formula="of:=IF([.AY166]=1;IF(OR(SUM([.AX165:.AZ167];-1)=2;SUM([.AX165:.AZ167];-1)=3);1;0);IF(SUM([.AX165:.AZ167])=3;1;0))" office:value-type="float" office:value="0" calcext:value-type="float">
            <text:p>0</text:p>
          </table:table-cell>
          <table:table-cell table:style-name="ce57" table:formula="of:=IF([.AZ166]=1;IF(OR(SUM([.AY165:.BA167];-1)=2;SUM([.AY165:.BA167];-1)=3);1;0);IF(SUM([.AY165:.BA167])=3;1;0))" office:value-type="float" office:value="0" calcext:value-type="float">
            <text:p>0</text:p>
          </table:table-cell>
          <table:table-cell table:style-name="ce57" table:formula="of:=IF([.BA166]=1;IF(OR(SUM([.AZ165:.BB167];-1)=2;SUM([.AZ165:.BB167];-1)=3);1;0);IF(SUM([.AZ165:.BB167])=3;1;0))" office:value-type="float" office:value="0" calcext:value-type="float">
            <text:p>0</text:p>
          </table:table-cell>
          <table:table-cell table:style-name="ce57" table:formula="of:=IF([.BB166]=1;IF(OR(SUM([.BA165:.BC167];-1)=2;SUM([.BA165:.BC167];-1)=3);1;0);IF(SUM([.BA165:.BC167])=3;1;0))" office:value-type="float" office:value="0" calcext:value-type="float">
            <text:p>0</text:p>
          </table:table-cell>
          <table:table-cell table:style-name="ce57" table:formula="of:=IF([.BC166]=1;IF(OR(SUM([.BB165:.BD167];-1)=2;SUM([.BB165:.BD167];-1)=3);1;0);IF(SUM([.BB165:.BD167])=3;1;0))" office:value-type="float" office:value="0" calcext:value-type="float">
            <text:p>0</text:p>
          </table:table-cell>
          <table:table-cell table:style-name="ce57" table:formula="of:=IF([.BD166]=1;IF(OR(SUM([.BC165:.BE167];-1)=2;SUM([.BC165:.BE167];-1)=3);1;0);IF(SUM([.BC165:.BE167])=3;1;0))" office:value-type="float" office:value="0" calcext:value-type="float">
            <text:p>0</text:p>
          </table:table-cell>
          <table:table-cell table:style-name="ce57" table:formula="of:=IF([.BE166]=1;IF(OR(SUM([.BD165:.BF167];-1)=2;SUM([.BD165:.BF167];-1)=3);1;0);IF(SUM([.BD165:.BF167])=3;1;0)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8" office:value-type="float" office:value="0" calcext:value-type="float">
            <text:p>0</text:p>
          </table:table-cell>
          <table:table-cell table:style-name="ce57" table:formula="of:=IF([.C167]=1;IF(OR(SUM([.B166:.D168];-1)=2;SUM([.B166:.D168];-1)=3);1;0);IF(SUM([.B166:.D168])=3;1;0))" office:value-type="float" office:value="0" calcext:value-type="float">
            <text:p>0</text:p>
          </table:table-cell>
          <table:table-cell table:style-name="ce57" table:formula="of:=IF([.D167]=1;IF(OR(SUM([.C166:.E168];-1)=2;SUM([.C166:.E168];-1)=3);1;0);IF(SUM([.C166:.E168])=3;1;0))" office:value-type="float" office:value="0" calcext:value-type="float">
            <text:p>0</text:p>
          </table:table-cell>
          <table:table-cell table:style-name="ce57" table:formula="of:=IF([.E167]=1;IF(OR(SUM([.D166:.F168];-1)=2;SUM([.D166:.F168];-1)=3);1;0);IF(SUM([.D166:.F168])=3;1;0))" office:value-type="float" office:value="0" calcext:value-type="float">
            <text:p>0</text:p>
          </table:table-cell>
          <table:table-cell table:style-name="ce57" table:formula="of:=IF([.F167]=1;IF(OR(SUM([.E166:.G168];-1)=2;SUM([.E166:.G168];-1)=3);1;0);IF(SUM([.E166:.G168])=3;1;0))" office:value-type="float" office:value="0" calcext:value-type="float">
            <text:p>0</text:p>
          </table:table-cell>
          <table:table-cell table:style-name="ce57" table:formula="of:=IF([.G167]=1;IF(OR(SUM([.F166:.H168];-1)=2;SUM([.F166:.H168];-1)=3);1;0);IF(SUM([.F166:.H168])=3;1;0))" office:value-type="float" office:value="0" calcext:value-type="float">
            <text:p>0</text:p>
          </table:table-cell>
          <table:table-cell table:style-name="ce57" table:formula="of:=IF([.H167]=1;IF(OR(SUM([.G166:.I168];-1)=2;SUM([.G166:.I168];-1)=3);1;0);IF(SUM([.G166:.I168])=3;1;0))" office:value-type="float" office:value="0" calcext:value-type="float">
            <text:p>0</text:p>
          </table:table-cell>
          <table:table-cell table:style-name="ce57" table:formula="of:=IF([.I167]=1;IF(OR(SUM([.H166:.J168];-1)=2;SUM([.H166:.J168];-1)=3);1;0);IF(SUM([.H166:.J168])=3;1;0))" office:value-type="float" office:value="0" calcext:value-type="float">
            <text:p>0</text:p>
          </table:table-cell>
          <table:table-cell table:style-name="ce57" table:formula="of:=IF([.J167]=1;IF(OR(SUM([.I166:.K168];-1)=2;SUM([.I166:.K168];-1)=3);1;0);IF(SUM([.I166:.K168])=3;1;0))" office:value-type="float" office:value="0" calcext:value-type="float">
            <text:p>0</text:p>
          </table:table-cell>
          <table:table-cell table:style-name="ce57" table:formula="of:=IF([.K167]=1;IF(OR(SUM([.J166:.L168];-1)=2;SUM([.J166:.L168];-1)=3);1;0);IF(SUM([.J166:.L168])=3;1;0))" office:value-type="float" office:value="0" calcext:value-type="float">
            <text:p>0</text:p>
          </table:table-cell>
          <table:table-cell table:style-name="ce57" table:formula="of:=IF([.L167]=1;IF(OR(SUM([.K166:.M168];-1)=2;SUM([.K166:.M168];-1)=3);1;0);IF(SUM([.K166:.M168])=3;1;0))" office:value-type="float" office:value="0" calcext:value-type="float">
            <text:p>0</text:p>
          </table:table-cell>
          <table:table-cell table:style-name="ce57" table:formula="of:=IF([.M167]=1;IF(OR(SUM([.L166:.N168];-1)=2;SUM([.L166:.N168];-1)=3);1;0);IF(SUM([.L166:.N168])=3;1;0))" office:value-type="float" office:value="0" calcext:value-type="float">
            <text:p>0</text:p>
          </table:table-cell>
          <table:table-cell table:style-name="ce57" table:formula="of:=IF([.N167]=1;IF(OR(SUM([.M166:.O168];-1)=2;SUM([.M166:.O168];-1)=3);1;0);IF(SUM([.M166:.O168])=3;1;0))" office:value-type="float" office:value="0" calcext:value-type="float">
            <text:p>0</text:p>
          </table:table-cell>
          <table:table-cell table:style-name="ce57" table:formula="of:=IF([.O167]=1;IF(OR(SUM([.N166:.P168];-1)=2;SUM([.N166:.P168];-1)=3);1;0);IF(SUM([.N166:.P168])=3;1;0))" office:value-type="float" office:value="0" calcext:value-type="float">
            <text:p>0</text:p>
          </table:table-cell>
          <table:table-cell table:style-name="ce57" table:formula="of:=IF([.P167]=1;IF(OR(SUM([.O166:.Q168];-1)=2;SUM([.O166:.Q168];-1)=3);1;0);IF(SUM([.O166:.Q168])=3;1;0))" office:value-type="float" office:value="0" calcext:value-type="float">
            <text:p>0</text:p>
          </table:table-cell>
          <table:table-cell table:style-name="ce57" table:formula="of:=IF([.Q167]=1;IF(OR(SUM([.P166:.R168];-1)=2;SUM([.P166:.R168];-1)=3);1;0);IF(SUM([.P166:.R168])=3;1;0))" office:value-type="float" office:value="1" calcext:value-type="float">
            <text:p>1</text:p>
          </table:table-cell>
          <table:table-cell table:style-name="ce57" table:formula="of:=IF([.R167]=1;IF(OR(SUM([.Q166:.S168];-1)=2;SUM([.Q166:.S168];-1)=3);1;0);IF(SUM([.Q166:.S168])=3;1;0))" office:value-type="float" office:value="1" calcext:value-type="float">
            <text:p>1</text:p>
          </table:table-cell>
          <table:table-cell table:style-name="ce57" table:formula="of:=IF([.S167]=1;IF(OR(SUM([.R166:.T168];-1)=2;SUM([.R166:.T168];-1)=3);1;0);IF(SUM([.R166:.T168])=3;1;0))" office:value-type="float" office:value="0" calcext:value-type="float">
            <text:p>0</text:p>
          </table:table-cell>
          <table:table-cell table:style-name="ce57" table:formula="of:=IF([.T167]=1;IF(OR(SUM([.S166:.U168];-1)=2;SUM([.S166:.U168];-1)=3);1;0);IF(SUM([.S166:.U168])=3;1;0))" office:value-type="float" office:value="0" calcext:value-type="float">
            <text:p>0</text:p>
          </table:table-cell>
          <table:table-cell table:style-name="ce57" table:formula="of:=IF([.U167]=1;IF(OR(SUM([.T166:.V168];-1)=2;SUM([.T166:.V168];-1)=3);1;0);IF(SUM([.T166:.V168])=3;1;0))" office:value-type="float" office:value="0" calcext:value-type="float">
            <text:p>0</text:p>
          </table:table-cell>
          <table:table-cell table:style-name="ce57" table:formula="of:=IF([.V167]=1;IF(OR(SUM([.U166:.W168];-1)=2;SUM([.U166:.W168];-1)=3);1;0);IF(SUM([.U166:.W168])=3;1;0))" office:value-type="float" office:value="0" calcext:value-type="float">
            <text:p>0</text:p>
          </table:table-cell>
          <table:table-cell table:style-name="ce57" table:formula="of:=IF([.W167]=1;IF(OR(SUM([.V166:.X168];-1)=2;SUM([.V166:.X168];-1)=3);1;0);IF(SUM([.V166:.X168])=3;1;0))" office:value-type="float" office:value="0" calcext:value-type="float">
            <text:p>0</text:p>
          </table:table-cell>
          <table:table-cell table:style-name="ce57" table:formula="of:=IF([.X167]=1;IF(OR(SUM([.W166:.Y168];-1)=2;SUM([.W166:.Y168];-1)=3);1;0);IF(SUM([.W166:.Y168])=3;1;0))" office:value-type="float" office:value="0" calcext:value-type="float">
            <text:p>0</text:p>
          </table:table-cell>
          <table:table-cell table:style-name="ce57" table:formula="of:=IF([.Y167]=1;IF(OR(SUM([.X166:.Z168];-1)=2;SUM([.X166:.Z168];-1)=3);1;0);IF(SUM([.X166:.Z168])=3;1;0))" office:value-type="float" office:value="0" calcext:value-type="float">
            <text:p>0</text:p>
          </table:table-cell>
          <table:table-cell table:style-name="ce57" table:formula="of:=IF([.Z167]=1;IF(OR(SUM([.Y166:.AA168];-1)=2;SUM([.Y166:.AA168];-1)=3);1;0);IF(SUM([.Y166:.AA168])=3;1;0))" office:value-type="float" office:value="0" calcext:value-type="float">
            <text:p>0</text:p>
          </table:table-cell>
          <table:table-cell table:style-name="ce57" table:formula="of:=IF([.AA167]=1;IF(OR(SUM([.Z166:.AB168];-1)=2;SUM([.Z166:.AB168];-1)=3);1;0);IF(SUM([.Z166:.AB168])=3;1;0))" office:value-type="float" office:value="0" calcext:value-type="float">
            <text:p>0</text:p>
          </table:table-cell>
          <table:table-cell table:style-name="ce57" table:formula="of:=IF([.AB167]=1;IF(OR(SUM([.AA166:.AC168];-1)=2;SUM([.AA166:.AC168];-1)=3);1;0);IF(SUM([.AA166:.AC168])=3;1;0))" office:value-type="float" office:value="0" calcext:value-type="float">
            <text:p>0</text:p>
          </table:table-cell>
          <table:table-cell table:style-name="ce57" table:formula="of:=IF([.AC167]=1;IF(OR(SUM([.AB166:.AD168];-1)=2;SUM([.AB166:.AD168];-1)=3);1;0);IF(SUM([.AB166:.AD168])=3;1;0))" office:value-type="float" office:value="0" calcext:value-type="float">
            <text:p>0</text:p>
          </table:table-cell>
          <table:table-cell table:style-name="ce57" table:formula="of:=IF([.AD167]=1;IF(OR(SUM([.AC166:.AE168];-1)=2;SUM([.AC166:.AE168];-1)=3);1;0);IF(SUM([.AC166:.AE168])=3;1;0))" office:value-type="float" office:value="0" calcext:value-type="float">
            <text:p>0</text:p>
          </table:table-cell>
          <table:table-cell table:style-name="ce57" table:formula="of:=IF([.AE167]=1;IF(OR(SUM([.AD166:.AF168];-1)=2;SUM([.AD166:.AF168];-1)=3);1;0);IF(SUM([.AD166:.AF168])=3;1;0))" office:value-type="float" office:value="0" calcext:value-type="float">
            <text:p>0</text:p>
          </table:table-cell>
          <table:table-cell table:style-name="ce57" table:formula="of:=IF([.AF167]=1;IF(OR(SUM([.AE166:.AG168];-1)=2;SUM([.AE166:.AG168];-1)=3);1;0);IF(SUM([.AE166:.AG168])=3;1;0))" office:value-type="float" office:value="0" calcext:value-type="float">
            <text:p>0</text:p>
          </table:table-cell>
          <table:table-cell table:style-name="ce57" table:formula="of:=IF([.AG167]=1;IF(OR(SUM([.AF166:.AH168];-1)=2;SUM([.AF166:.AH168];-1)=3);1;0);IF(SUM([.AF166:.AH168])=3;1;0))" office:value-type="float" office:value="0" calcext:value-type="float">
            <text:p>0</text:p>
          </table:table-cell>
          <table:table-cell table:style-name="ce57" table:formula="of:=IF([.AH167]=1;IF(OR(SUM([.AG166:.AI168];-1)=2;SUM([.AG166:.AI168];-1)=3);1;0);IF(SUM([.AG166:.AI168])=3;1;0))" office:value-type="float" office:value="0" calcext:value-type="float">
            <text:p>0</text:p>
          </table:table-cell>
          <table:table-cell table:style-name="ce57" table:formula="of:=IF([.AI167]=1;IF(OR(SUM([.AH166:.AJ168];-1)=2;SUM([.AH166:.AJ168];-1)=3);1;0);IF(SUM([.AH166:.AJ168])=3;1;0))" office:value-type="float" office:value="0" calcext:value-type="float">
            <text:p>0</text:p>
          </table:table-cell>
          <table:table-cell table:style-name="ce57" table:formula="of:=IF([.AJ167]=1;IF(OR(SUM([.AI166:.AK168];-1)=2;SUM([.AI166:.AK168];-1)=3);1;0);IF(SUM([.AI166:.AK168])=3;1;0))" office:value-type="float" office:value="0" calcext:value-type="float">
            <text:p>0</text:p>
          </table:table-cell>
          <table:table-cell table:style-name="ce57" table:formula="of:=IF([.AK167]=1;IF(OR(SUM([.AJ166:.AL168];-1)=2;SUM([.AJ166:.AL168];-1)=3);1;0);IF(SUM([.AJ166:.AL168])=3;1;0))" office:value-type="float" office:value="0" calcext:value-type="float">
            <text:p>0</text:p>
          </table:table-cell>
          <table:table-cell table:style-name="ce57" table:formula="of:=IF([.AL167]=1;IF(OR(SUM([.AK166:.AM168];-1)=2;SUM([.AK166:.AM168];-1)=3);1;0);IF(SUM([.AK166:.AM168])=3;1;0))" office:value-type="float" office:value="0" calcext:value-type="float">
            <text:p>0</text:p>
          </table:table-cell>
          <table:table-cell table:style-name="ce57" table:formula="of:=IF([.AM167]=1;IF(OR(SUM([.AL166:.AN168];-1)=2;SUM([.AL166:.AN168];-1)=3);1;0);IF(SUM([.AL166:.AN168])=3;1;0))" office:value-type="float" office:value="0" calcext:value-type="float">
            <text:p>0</text:p>
          </table:table-cell>
          <table:table-cell table:style-name="ce57" table:formula="of:=IF([.AN167]=1;IF(OR(SUM([.AM166:.AO168];-1)=2;SUM([.AM166:.AO168];-1)=3);1;0);IF(SUM([.AM166:.AO168])=3;1;0))" office:value-type="float" office:value="0" calcext:value-type="float">
            <text:p>0</text:p>
          </table:table-cell>
          <table:table-cell table:style-name="ce57" table:formula="of:=IF([.AO167]=1;IF(OR(SUM([.AN166:.AP168];-1)=2;SUM([.AN166:.AP168];-1)=3);1;0);IF(SUM([.AN166:.AP168])=3;1;0))" office:value-type="float" office:value="0" calcext:value-type="float">
            <text:p>0</text:p>
          </table:table-cell>
          <table:table-cell table:style-name="ce57" table:formula="of:=IF([.AP167]=1;IF(OR(SUM([.AO166:.AQ168];-1)=2;SUM([.AO166:.AQ168];-1)=3);1;0);IF(SUM([.AO166:.AQ168])=3;1;0))" office:value-type="float" office:value="0" calcext:value-type="float">
            <text:p>0</text:p>
          </table:table-cell>
          <table:table-cell table:style-name="ce57" table:formula="of:=IF([.AQ167]=1;IF(OR(SUM([.AP166:.AR168];-1)=2;SUM([.AP166:.AR168];-1)=3);1;0);IF(SUM([.AP166:.AR168])=3;1;0))" office:value-type="float" office:value="0" calcext:value-type="float">
            <text:p>0</text:p>
          </table:table-cell>
          <table:table-cell table:style-name="ce57" table:formula="of:=IF([.AR167]=1;IF(OR(SUM([.AQ166:.AS168];-1)=2;SUM([.AQ166:.AS168];-1)=3);1;0);IF(SUM([.AQ166:.AS168])=3;1;0))" office:value-type="float" office:value="0" calcext:value-type="float">
            <text:p>0</text:p>
          </table:table-cell>
          <table:table-cell table:style-name="ce57" table:formula="of:=IF([.AS167]=1;IF(OR(SUM([.AR166:.AT168];-1)=2;SUM([.AR166:.AT168];-1)=3);1;0);IF(SUM([.AR166:.AT168])=3;1;0))" office:value-type="float" office:value="0" calcext:value-type="float">
            <text:p>0</text:p>
          </table:table-cell>
          <table:table-cell table:style-name="ce57" table:formula="of:=IF([.AT167]=1;IF(OR(SUM([.AS166:.AU168];-1)=2;SUM([.AS166:.AU168];-1)=3);1;0);IF(SUM([.AS166:.AU168])=3;1;0))" office:value-type="float" office:value="0" calcext:value-type="float">
            <text:p>0</text:p>
          </table:table-cell>
          <table:table-cell table:style-name="ce57" table:formula="of:=IF([.AU167]=1;IF(OR(SUM([.AT166:.AV168];-1)=2;SUM([.AT166:.AV168];-1)=3);1;0);IF(SUM([.AT166:.AV168])=3;1;0))" office:value-type="float" office:value="0" calcext:value-type="float">
            <text:p>0</text:p>
          </table:table-cell>
          <table:table-cell table:style-name="ce57" table:formula="of:=IF([.AV167]=1;IF(OR(SUM([.AU166:.AW168];-1)=2;SUM([.AU166:.AW168];-1)=3);1;0);IF(SUM([.AU166:.AW168])=3;1;0))" office:value-type="float" office:value="0" calcext:value-type="float">
            <text:p>0</text:p>
          </table:table-cell>
          <table:table-cell table:style-name="ce57" table:formula="of:=IF([.AW167]=1;IF(OR(SUM([.AV166:.AX168];-1)=2;SUM([.AV166:.AX168];-1)=3);1;0);IF(SUM([.AV166:.AX168])=3;1;0))" office:value-type="float" office:value="0" calcext:value-type="float">
            <text:p>0</text:p>
          </table:table-cell>
          <table:table-cell table:style-name="ce57" table:formula="of:=IF([.AX167]=1;IF(OR(SUM([.AW166:.AY168];-1)=2;SUM([.AW166:.AY168];-1)=3);1;0);IF(SUM([.AW166:.AY168])=3;1;0))" office:value-type="float" office:value="0" calcext:value-type="float">
            <text:p>0</text:p>
          </table:table-cell>
          <table:table-cell table:style-name="ce57" table:formula="of:=IF([.AY167]=1;IF(OR(SUM([.AX166:.AZ168];-1)=2;SUM([.AX166:.AZ168];-1)=3);1;0);IF(SUM([.AX166:.AZ168])=3;1;0))" office:value-type="float" office:value="0" calcext:value-type="float">
            <text:p>0</text:p>
          </table:table-cell>
          <table:table-cell table:style-name="ce57" table:formula="of:=IF([.AZ167]=1;IF(OR(SUM([.AY166:.BA168];-1)=2;SUM([.AY166:.BA168];-1)=3);1;0);IF(SUM([.AY166:.BA168])=3;1;0))" office:value-type="float" office:value="0" calcext:value-type="float">
            <text:p>0</text:p>
          </table:table-cell>
          <table:table-cell table:style-name="ce57" table:formula="of:=IF([.BA167]=1;IF(OR(SUM([.AZ166:.BB168];-1)=2;SUM([.AZ166:.BB168];-1)=3);1;0);IF(SUM([.AZ166:.BB168])=3;1;0))" office:value-type="float" office:value="0" calcext:value-type="float">
            <text:p>0</text:p>
          </table:table-cell>
          <table:table-cell table:style-name="ce57" table:formula="of:=IF([.BB167]=1;IF(OR(SUM([.BA166:.BC168];-1)=2;SUM([.BA166:.BC168];-1)=3);1;0);IF(SUM([.BA166:.BC168])=3;1;0))" office:value-type="float" office:value="0" calcext:value-type="float">
            <text:p>0</text:p>
          </table:table-cell>
          <table:table-cell table:style-name="ce57" table:formula="of:=IF([.BC167]=1;IF(OR(SUM([.BB166:.BD168];-1)=2;SUM([.BB166:.BD168];-1)=3);1;0);IF(SUM([.BB166:.BD168])=3;1;0))" office:value-type="float" office:value="0" calcext:value-type="float">
            <text:p>0</text:p>
          </table:table-cell>
          <table:table-cell table:style-name="ce57" table:formula="of:=IF([.BD167]=1;IF(OR(SUM([.BC166:.BE168];-1)=2;SUM([.BC166:.BE168];-1)=3);1;0);IF(SUM([.BC166:.BE168])=3;1;0))" office:value-type="float" office:value="0" calcext:value-type="float">
            <text:p>0</text:p>
          </table:table-cell>
          <table:table-cell table:style-name="ce57" table:formula="of:=IF([.BE167]=1;IF(OR(SUM([.BD166:.BF168];-1)=2;SUM([.BD166:.BF168];-1)=3);1;0);IF(SUM([.BD166:.BF168])=3;1;0))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54" table:style-name="ce95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53" table:style-name="ce106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9" office:value-type="float" office:value="0" calcext:value-type="float">
            <text:p>0</text:p>
          </table:table-cell>
          <table:table-cell table:style-name="ce60" table:formula="of:=IF([.C171]=1;IF(OR(SUM([.B170:.D172];-1)=2;SUM([.B170:.D172];-1)=3);1;0);IF(SUM([.B170:.D172])=3;1;0))" office:value-type="float" office:value="0" calcext:value-type="float">
            <text:p>0</text:p>
          </table:table-cell>
          <table:table-cell table:style-name="ce60" table:formula="of:=IF([.D171]=1;IF(OR(SUM([.C170:.E172];-1)=2;SUM([.C170:.E172];-1)=3);1;0);IF(SUM([.C170:.E172])=3;1;0))" office:value-type="float" office:value="0" calcext:value-type="float">
            <text:p>0</text:p>
          </table:table-cell>
          <table:table-cell table:style-name="ce60" table:formula="of:=IF([.E171]=1;IF(OR(SUM([.D170:.F172];-1)=2;SUM([.D170:.F172];-1)=3);1;0);IF(SUM([.D170:.F172])=3;1;0))" office:value-type="float" office:value="0" calcext:value-type="float">
            <text:p>0</text:p>
          </table:table-cell>
          <table:table-cell table:style-name="ce60" table:formula="of:=IF([.F171]=1;IF(OR(SUM([.E170:.G172];-1)=2;SUM([.E170:.G172];-1)=3);1;0);IF(SUM([.E170:.G172])=3;1;0))" office:value-type="float" office:value="0" calcext:value-type="float">
            <text:p>0</text:p>
          </table:table-cell>
          <table:table-cell table:style-name="ce60" table:formula="of:=IF([.G171]=1;IF(OR(SUM([.F170:.H172];-1)=2;SUM([.F170:.H172];-1)=3);1;0);IF(SUM([.F170:.H172])=3;1;0))" office:value-type="float" office:value="0" calcext:value-type="float">
            <text:p>0</text:p>
          </table:table-cell>
          <table:table-cell table:style-name="ce60" table:formula="of:=IF([.H171]=1;IF(OR(SUM([.G170:.I172];-1)=2;SUM([.G170:.I172];-1)=3);1;0);IF(SUM([.G170:.I172])=3;1;0))" office:value-type="float" office:value="0" calcext:value-type="float">
            <text:p>0</text:p>
          </table:table-cell>
          <table:table-cell table:style-name="ce60" table:formula="of:=IF([.I171]=1;IF(OR(SUM([.H170:.J172];-1)=2;SUM([.H170:.J172];-1)=3);1;0);IF(SUM([.H170:.J172])=3;1;0))" office:value-type="float" office:value="0" calcext:value-type="float">
            <text:p>0</text:p>
          </table:table-cell>
          <table:table-cell table:style-name="ce60" table:formula="of:=IF([.J171]=1;IF(OR(SUM([.I170:.K172];-1)=2;SUM([.I170:.K172];-1)=3);1;0);IF(SUM([.I170:.K172])=3;1;0))" office:value-type="float" office:value="0" calcext:value-type="float">
            <text:p>0</text:p>
          </table:table-cell>
          <table:table-cell table:style-name="ce60" table:formula="of:=IF([.K171]=1;IF(OR(SUM([.J170:.L172];-1)=2;SUM([.J170:.L172];-1)=3);1;0);IF(SUM([.J170:.L172])=3;1;0))" office:value-type="float" office:value="0" calcext:value-type="float">
            <text:p>0</text:p>
          </table:table-cell>
          <table:table-cell table:style-name="ce60" table:formula="of:=IF([.L171]=1;IF(OR(SUM([.K170:.M172];-1)=2;SUM([.K170:.M172];-1)=3);1;0);IF(SUM([.K170:.M172])=3;1;0))" office:value-type="float" office:value="0" calcext:value-type="float">
            <text:p>0</text:p>
          </table:table-cell>
          <table:table-cell table:style-name="ce60" table:formula="of:=IF([.M171]=1;IF(OR(SUM([.L170:.N172];-1)=2;SUM([.L170:.N172];-1)=3);1;0);IF(SUM([.L170:.N172])=3;1;0))" office:value-type="float" office:value="0" calcext:value-type="float">
            <text:p>0</text:p>
          </table:table-cell>
          <table:table-cell table:style-name="ce60" table:formula="of:=IF([.N171]=1;IF(OR(SUM([.M170:.O172];-1)=2;SUM([.M170:.O172];-1)=3);1;0);IF(SUM([.M170:.O172])=3;1;0))" office:value-type="float" office:value="0" calcext:value-type="float">
            <text:p>0</text:p>
          </table:table-cell>
          <table:table-cell table:style-name="ce60" table:formula="of:=IF([.O171]=1;IF(OR(SUM([.N170:.P172];-1)=2;SUM([.N170:.P172];-1)=3);1;0);IF(SUM([.N170:.P172])=3;1;0))" office:value-type="float" office:value="0" calcext:value-type="float">
            <text:p>0</text:p>
          </table:table-cell>
          <table:table-cell table:style-name="ce60" table:formula="of:=IF([.P171]=1;IF(OR(SUM([.O170:.Q172];-1)=2;SUM([.O170:.Q172];-1)=3);1;0);IF(SUM([.O170:.Q172])=3;1;0))" office:value-type="float" office:value="0" calcext:value-type="float">
            <text:p>0</text:p>
          </table:table-cell>
          <table:table-cell table:style-name="ce60" table:formula="of:=IF([.Q171]=1;IF(OR(SUM([.P170:.R172];-1)=2;SUM([.P170:.R172];-1)=3);1;0);IF(SUM([.P170:.R172])=3;1;0))" office:value-type="float" office:value="0" calcext:value-type="float">
            <text:p>0</text:p>
          </table:table-cell>
          <table:table-cell table:style-name="ce60" table:formula="of:=IF([.R171]=1;IF(OR(SUM([.Q170:.S172];-1)=2;SUM([.Q170:.S172];-1)=3);1;0);IF(SUM([.Q170:.S172])=3;1;0))" office:value-type="float" office:value="0" calcext:value-type="float">
            <text:p>0</text:p>
          </table:table-cell>
          <table:table-cell table:style-name="ce60" table:formula="of:=IF([.S171]=1;IF(OR(SUM([.R170:.T172];-1)=2;SUM([.R170:.T172];-1)=3);1;0);IF(SUM([.R170:.T172])=3;1;0))" office:value-type="float" office:value="0" calcext:value-type="float">
            <text:p>0</text:p>
          </table:table-cell>
          <table:table-cell table:style-name="ce60" table:formula="of:=IF([.T171]=1;IF(OR(SUM([.S170:.U172];-1)=2;SUM([.S170:.U172];-1)=3);1;0);IF(SUM([.S170:.U172])=3;1;0))" office:value-type="float" office:value="0" calcext:value-type="float">
            <text:p>0</text:p>
          </table:table-cell>
          <table:table-cell table:style-name="ce60" table:formula="of:=IF([.U171]=1;IF(OR(SUM([.T170:.V172];-1)=2;SUM([.T170:.V172];-1)=3);1;0);IF(SUM([.T170:.V172])=3;1;0))" office:value-type="float" office:value="0" calcext:value-type="float">
            <text:p>0</text:p>
          </table:table-cell>
          <table:table-cell table:style-name="ce60" table:formula="of:=IF([.V171]=1;IF(OR(SUM([.U170:.W172];-1)=2;SUM([.U170:.W172];-1)=3);1;0);IF(SUM([.U170:.W172])=3;1;0))" office:value-type="float" office:value="0" calcext:value-type="float">
            <text:p>0</text:p>
          </table:table-cell>
          <table:table-cell table:style-name="ce60" table:formula="of:=IF([.W171]=1;IF(OR(SUM([.V170:.X172];-1)=2;SUM([.V170:.X172];-1)=3);1;0);IF(SUM([.V170:.X172])=3;1;0))" office:value-type="float" office:value="0" calcext:value-type="float">
            <text:p>0</text:p>
          </table:table-cell>
          <table:table-cell table:style-name="ce60" table:formula="of:=IF([.X171]=1;IF(OR(SUM([.W170:.Y172];-1)=2;SUM([.W170:.Y172];-1)=3);1;0);IF(SUM([.W170:.Y172])=3;1;0))" office:value-type="float" office:value="0" calcext:value-type="float">
            <text:p>0</text:p>
          </table:table-cell>
          <table:table-cell table:style-name="ce60" table:formula="of:=IF([.Y171]=1;IF(OR(SUM([.X170:.Z172];-1)=2;SUM([.X170:.Z172];-1)=3);1;0);IF(SUM([.X170:.Z172])=3;1;0))" office:value-type="float" office:value="0" calcext:value-type="float">
            <text:p>0</text:p>
          </table:table-cell>
          <table:table-cell table:style-name="ce60" table:formula="of:=IF([.Z171]=1;IF(OR(SUM([.Y170:.AA172];-1)=2;SUM([.Y170:.AA172];-1)=3);1;0);IF(SUM([.Y170:.AA172])=3;1;0))" office:value-type="float" office:value="0" calcext:value-type="float">
            <text:p>0</text:p>
          </table:table-cell>
          <table:table-cell table:style-name="ce60" table:formula="of:=IF([.AA171]=1;IF(OR(SUM([.Z170:.AB172];-1)=2;SUM([.Z170:.AB172];-1)=3);1;0);IF(SUM([.Z170:.AB172])=3;1;0))" office:value-type="float" office:value="0" calcext:value-type="float">
            <text:p>0</text:p>
          </table:table-cell>
          <table:table-cell table:style-name="ce60" table:formula="of:=IF([.AB171]=1;IF(OR(SUM([.AA170:.AC172];-1)=2;SUM([.AA170:.AC172];-1)=3);1;0);IF(SUM([.AA170:.AC172])=3;1;0))" office:value-type="float" office:value="0" calcext:value-type="float">
            <text:p>0</text:p>
          </table:table-cell>
          <table:table-cell table:style-name="ce60" table:formula="of:=IF([.AC171]=1;IF(OR(SUM([.AB170:.AD172];-1)=2;SUM([.AB170:.AD172];-1)=3);1;0);IF(SUM([.AB170:.AD172])=3;1;0))" office:value-type="float" office:value="0" calcext:value-type="float">
            <text:p>0</text:p>
          </table:table-cell>
          <table:table-cell table:style-name="ce60" table:formula="of:=IF([.AD171]=1;IF(OR(SUM([.AC170:.AE172];-1)=2;SUM([.AC170:.AE172];-1)=3);1;0);IF(SUM([.AC170:.AE172])=3;1;0))" office:value-type="float" office:value="0" calcext:value-type="float">
            <text:p>0</text:p>
          </table:table-cell>
          <table:table-cell table:style-name="ce60" table:formula="of:=IF([.AE171]=1;IF(OR(SUM([.AD170:.AF172];-1)=2;SUM([.AD170:.AF172];-1)=3);1;0);IF(SUM([.AD170:.AF172])=3;1;0))" office:value-type="float" office:value="0" calcext:value-type="float">
            <text:p>0</text:p>
          </table:table-cell>
          <table:table-cell table:style-name="ce60" table:formula="of:=IF([.AF171]=1;IF(OR(SUM([.AE170:.AG172];-1)=2;SUM([.AE170:.AG172];-1)=3);1;0);IF(SUM([.AE170:.AG172])=3;1;0))" office:value-type="float" office:value="0" calcext:value-type="float">
            <text:p>0</text:p>
          </table:table-cell>
          <table:table-cell table:style-name="ce60" table:formula="of:=IF([.AG171]=1;IF(OR(SUM([.AF170:.AH172];-1)=2;SUM([.AF170:.AH172];-1)=3);1;0);IF(SUM([.AF170:.AH172])=3;1;0))" office:value-type="float" office:value="0" calcext:value-type="float">
            <text:p>0</text:p>
          </table:table-cell>
          <table:table-cell table:style-name="ce60" table:formula="of:=IF([.AH171]=1;IF(OR(SUM([.AG170:.AI172];-1)=2;SUM([.AG170:.AI172];-1)=3);1;0);IF(SUM([.AG170:.AI172])=3;1;0))" office:value-type="float" office:value="0" calcext:value-type="float">
            <text:p>0</text:p>
          </table:table-cell>
          <table:table-cell table:style-name="ce60" table:formula="of:=IF([.AI171]=1;IF(OR(SUM([.AH170:.AJ172];-1)=2;SUM([.AH170:.AJ172];-1)=3);1;0);IF(SUM([.AH170:.AJ172])=3;1;0))" office:value-type="float" office:value="0" calcext:value-type="float">
            <text:p>0</text:p>
          </table:table-cell>
          <table:table-cell table:style-name="ce60" table:formula="of:=IF([.AJ171]=1;IF(OR(SUM([.AI170:.AK172];-1)=2;SUM([.AI170:.AK172];-1)=3);1;0);IF(SUM([.AI170:.AK172])=3;1;0))" office:value-type="float" office:value="0" calcext:value-type="float">
            <text:p>0</text:p>
          </table:table-cell>
          <table:table-cell table:style-name="ce60" table:formula="of:=IF([.AK171]=1;IF(OR(SUM([.AJ170:.AL172];-1)=2;SUM([.AJ170:.AL172];-1)=3);1;0);IF(SUM([.AJ170:.AL172])=3;1;0))" office:value-type="float" office:value="0" calcext:value-type="float">
            <text:p>0</text:p>
          </table:table-cell>
          <table:table-cell table:style-name="ce60" table:formula="of:=IF([.AL171]=1;IF(OR(SUM([.AK170:.AM172];-1)=2;SUM([.AK170:.AM172];-1)=3);1;0);IF(SUM([.AK170:.AM172])=3;1;0))" office:value-type="float" office:value="0" calcext:value-type="float">
            <text:p>0</text:p>
          </table:table-cell>
          <table:table-cell table:style-name="ce60" table:formula="of:=IF([.AM171]=1;IF(OR(SUM([.AL170:.AN172];-1)=2;SUM([.AL170:.AN172];-1)=3);1;0);IF(SUM([.AL170:.AN172])=3;1;0))" office:value-type="float" office:value="0" calcext:value-type="float">
            <text:p>0</text:p>
          </table:table-cell>
          <table:table-cell table:style-name="ce60" table:formula="of:=IF([.AN171]=1;IF(OR(SUM([.AM170:.AO172];-1)=2;SUM([.AM170:.AO172];-1)=3);1;0);IF(SUM([.AM170:.AO172])=3;1;0))" office:value-type="float" office:value="0" calcext:value-type="float">
            <text:p>0</text:p>
          </table:table-cell>
          <table:table-cell table:style-name="ce60" table:formula="of:=IF([.AO171]=1;IF(OR(SUM([.AN170:.AP172];-1)=2;SUM([.AN170:.AP172];-1)=3);1;0);IF(SUM([.AN170:.AP172])=3;1;0))" office:value-type="float" office:value="1" calcext:value-type="float">
            <text:p>1</text:p>
          </table:table-cell>
          <table:table-cell table:style-name="ce60" table:formula="of:=IF([.AP171]=1;IF(OR(SUM([.AO170:.AQ172];-1)=2;SUM([.AO170:.AQ172];-1)=3);1;0);IF(SUM([.AO170:.AQ172])=3;1;0))" office:value-type="float" office:value="1" calcext:value-type="float">
            <text:p>1</text:p>
          </table:table-cell>
          <table:table-cell table:style-name="ce60" table:formula="of:=IF([.AQ171]=1;IF(OR(SUM([.AP170:.AR172];-1)=2;SUM([.AP170:.AR172];-1)=3);1;0);IF(SUM([.AP170:.AR172])=3;1;0))" office:value-type="float" office:value="0" calcext:value-type="float">
            <text:p>0</text:p>
          </table:table-cell>
          <table:table-cell table:style-name="ce60" table:formula="of:=IF([.AR171]=1;IF(OR(SUM([.AQ170:.AS172];-1)=2;SUM([.AQ170:.AS172];-1)=3);1;0);IF(SUM([.AQ170:.AS172])=3;1;0))" office:value-type="float" office:value="0" calcext:value-type="float">
            <text:p>0</text:p>
          </table:table-cell>
          <table:table-cell table:style-name="ce60" table:formula="of:=IF([.AS171]=1;IF(OR(SUM([.AR170:.AT172];-1)=2;SUM([.AR170:.AT172];-1)=3);1;0);IF(SUM([.AR170:.AT172])=3;1;0))" office:value-type="float" office:value="0" calcext:value-type="float">
            <text:p>0</text:p>
          </table:table-cell>
          <table:table-cell table:style-name="ce60" table:formula="of:=IF([.AT171]=1;IF(OR(SUM([.AS170:.AU172];-1)=2;SUM([.AS170:.AU172];-1)=3);1;0);IF(SUM([.AS170:.AU172])=3;1;0))" office:value-type="float" office:value="0" calcext:value-type="float">
            <text:p>0</text:p>
          </table:table-cell>
          <table:table-cell table:style-name="ce60" table:formula="of:=IF([.AU171]=1;IF(OR(SUM([.AT170:.AV172];-1)=2;SUM([.AT170:.AV172];-1)=3);1;0);IF(SUM([.AT170:.AV172])=3;1;0))" office:value-type="float" office:value="0" calcext:value-type="float">
            <text:p>0</text:p>
          </table:table-cell>
          <table:table-cell table:style-name="ce60" table:formula="of:=IF([.AV171]=1;IF(OR(SUM([.AU170:.AW172];-1)=2;SUM([.AU170:.AW172];-1)=3);1;0);IF(SUM([.AU170:.AW172])=3;1;0))" office:value-type="float" office:value="0" calcext:value-type="float">
            <text:p>0</text:p>
          </table:table-cell>
          <table:table-cell table:style-name="ce60" table:formula="of:=IF([.AW171]=1;IF(OR(SUM([.AV170:.AX172];-1)=2;SUM([.AV170:.AX172];-1)=3);1;0);IF(SUM([.AV170:.AX172])=3;1;0))" office:value-type="float" office:value="0" calcext:value-type="float">
            <text:p>0</text:p>
          </table:table-cell>
          <table:table-cell table:style-name="ce60" table:formula="of:=IF([.AX171]=1;IF(OR(SUM([.AW170:.AY172];-1)=2;SUM([.AW170:.AY172];-1)=3);1;0);IF(SUM([.AW170:.AY172])=3;1;0))" office:value-type="float" office:value="0" calcext:value-type="float">
            <text:p>0</text:p>
          </table:table-cell>
          <table:table-cell table:style-name="ce60" table:formula="of:=IF([.AY171]=1;IF(OR(SUM([.AX170:.AZ172];-1)=2;SUM([.AX170:.AZ172];-1)=3);1;0);IF(SUM([.AX170:.AZ172])=3;1;0))" office:value-type="float" office:value="0" calcext:value-type="float">
            <text:p>0</text:p>
          </table:table-cell>
          <table:table-cell table:style-name="ce60" table:formula="of:=IF([.AZ171]=1;IF(OR(SUM([.AY170:.BA172];-1)=2;SUM([.AY170:.BA172];-1)=3);1;0);IF(SUM([.AY170:.BA172])=3;1;0))" office:value-type="float" office:value="0" calcext:value-type="float">
            <text:p>0</text:p>
          </table:table-cell>
          <table:table-cell table:style-name="ce60" table:formula="of:=IF([.BA171]=1;IF(OR(SUM([.AZ170:.BB172];-1)=2;SUM([.AZ170:.BB172];-1)=3);1;0);IF(SUM([.AZ170:.BB172])=3;1;0))" office:value-type="float" office:value="0" calcext:value-type="float">
            <text:p>0</text:p>
          </table:table-cell>
          <table:table-cell table:style-name="ce60" table:formula="of:=IF([.BB171]=1;IF(OR(SUM([.BA170:.BC172];-1)=2;SUM([.BA170:.BC172];-1)=3);1;0);IF(SUM([.BA170:.BC172])=3;1;0))" office:value-type="float" office:value="0" calcext:value-type="float">
            <text:p>0</text:p>
          </table:table-cell>
          <table:table-cell table:style-name="ce60" table:formula="of:=IF([.BC171]=1;IF(OR(SUM([.BB170:.BD172];-1)=2;SUM([.BB170:.BD172];-1)=3);1;0);IF(SUM([.BB170:.BD172])=3;1;0))" office:value-type="float" office:value="0" calcext:value-type="float">
            <text:p>0</text:p>
          </table:table-cell>
          <table:table-cell table:style-name="ce60" table:formula="of:=IF([.BD171]=1;IF(OR(SUM([.BC170:.BE172];-1)=2;SUM([.BC170:.BE172];-1)=3);1;0);IF(SUM([.BC170:.BE172])=3;1;0))" office:value-type="float" office:value="0" calcext:value-type="float">
            <text:p>0</text:p>
          </table:table-cell>
          <table:table-cell table:style-name="ce60" table:formula="of:=IF([.BE171]=1;IF(OR(SUM([.BD170:.BF172];-1)=2;SUM([.BD170:.BF172];-1)=3);1;0);IF(SUM([.BD170:.BF172])=3;1;0))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9" office:value-type="float" office:value="0" calcext:value-type="float">
            <text:p>0</text:p>
          </table:table-cell>
          <table:table-cell table:style-name="ce60" table:formula="of:=IF([.C172]=1;IF(OR(SUM([.B171:.D173];-1)=2;SUM([.B171:.D173];-1)=3);1;0);IF(SUM([.B171:.D173])=3;1;0))" office:value-type="float" office:value="1" calcext:value-type="float">
            <text:p>1</text:p>
          </table:table-cell>
          <table:table-cell table:style-name="ce60" table:formula="of:=IF([.D172]=1;IF(OR(SUM([.C171:.E173];-1)=2;SUM([.C171:.E173];-1)=3);1;0);IF(SUM([.C171:.E173])=3;1;0))" office:value-type="float" office:value="1" calcext:value-type="float">
            <text:p>1</text:p>
          </table:table-cell>
          <table:table-cell table:style-name="ce60" table:formula="of:=IF([.E172]=1;IF(OR(SUM([.D171:.F173];-1)=2;SUM([.D171:.F173];-1)=3);1;0);IF(SUM([.D171:.F173])=3;1;0))" office:value-type="float" office:value="1" calcext:value-type="float">
            <text:p>1</text:p>
          </table:table-cell>
          <table:table-cell table:style-name="ce60" table:formula="of:=IF([.F172]=1;IF(OR(SUM([.E171:.G173];-1)=2;SUM([.E171:.G173];-1)=3);1;0);IF(SUM([.E171:.G173])=3;1;0))" office:value-type="float" office:value="0" calcext:value-type="float">
            <text:p>0</text:p>
          </table:table-cell>
          <table:table-cell table:style-name="ce60" table:formula="of:=IF([.G172]=1;IF(OR(SUM([.F171:.H173];-1)=2;SUM([.F171:.H173];-1)=3);1;0);IF(SUM([.F171:.H173])=3;1;0))" office:value-type="float" office:value="0" calcext:value-type="float">
            <text:p>0</text:p>
          </table:table-cell>
          <table:table-cell table:style-name="ce60" table:formula="of:=IF([.H172]=1;IF(OR(SUM([.G171:.I173];-1)=2;SUM([.G171:.I173];-1)=3);1;0);IF(SUM([.G171:.I173])=3;1;0))" office:value-type="float" office:value="0" calcext:value-type="float">
            <text:p>0</text:p>
          </table:table-cell>
          <table:table-cell table:style-name="ce60" table:formula="of:=IF([.I172]=1;IF(OR(SUM([.H171:.J173];-1)=2;SUM([.H171:.J173];-1)=3);1;0);IF(SUM([.H171:.J173])=3;1;0))" office:value-type="float" office:value="0" calcext:value-type="float">
            <text:p>0</text:p>
          </table:table-cell>
          <table:table-cell table:style-name="ce60" table:formula="of:=IF([.J172]=1;IF(OR(SUM([.I171:.K173];-1)=2;SUM([.I171:.K173];-1)=3);1;0);IF(SUM([.I171:.K173])=3;1;0))" office:value-type="float" office:value="0" calcext:value-type="float">
            <text:p>0</text:p>
          </table:table-cell>
          <table:table-cell table:style-name="ce60" table:formula="of:=IF([.K172]=1;IF(OR(SUM([.J171:.L173];-1)=2;SUM([.J171:.L173];-1)=3);1;0);IF(SUM([.J171:.L173])=3;1;0))" office:value-type="float" office:value="0" calcext:value-type="float">
            <text:p>0</text:p>
          </table:table-cell>
          <table:table-cell table:style-name="ce60" table:formula="of:=IF([.L172]=1;IF(OR(SUM([.K171:.M173];-1)=2;SUM([.K171:.M173];-1)=3);1;0);IF(SUM([.K171:.M173])=3;1;0))" office:value-type="float" office:value="0" calcext:value-type="float">
            <text:p>0</text:p>
          </table:table-cell>
          <table:table-cell table:style-name="ce60" table:formula="of:=IF([.M172]=1;IF(OR(SUM([.L171:.N173];-1)=2;SUM([.L171:.N173];-1)=3);1;0);IF(SUM([.L171:.N173])=3;1;0))" office:value-type="float" office:value="0" calcext:value-type="float">
            <text:p>0</text:p>
          </table:table-cell>
          <table:table-cell table:style-name="ce60" table:formula="of:=IF([.N172]=1;IF(OR(SUM([.M171:.O173];-1)=2;SUM([.M171:.O173];-1)=3);1;0);IF(SUM([.M171:.O173])=3;1;0))" office:value-type="float" office:value="0" calcext:value-type="float">
            <text:p>0</text:p>
          </table:table-cell>
          <table:table-cell table:style-name="ce60" table:formula="of:=IF([.O172]=1;IF(OR(SUM([.N171:.P173];-1)=2;SUM([.N171:.P173];-1)=3);1;0);IF(SUM([.N171:.P173])=3;1;0))" office:value-type="float" office:value="0" calcext:value-type="float">
            <text:p>0</text:p>
          </table:table-cell>
          <table:table-cell table:style-name="ce60" table:formula="of:=IF([.P172]=1;IF(OR(SUM([.O171:.Q173];-1)=2;SUM([.O171:.Q173];-1)=3);1;0);IF(SUM([.O171:.Q173])=3;1;0))" office:value-type="float" office:value="0" calcext:value-type="float">
            <text:p>0</text:p>
          </table:table-cell>
          <table:table-cell table:style-name="ce60" table:formula="of:=IF([.Q172]=1;IF(OR(SUM([.P171:.R173];-1)=2;SUM([.P171:.R173];-1)=3);1;0);IF(SUM([.P171:.R173])=3;1;0))" office:value-type="float" office:value="0" calcext:value-type="float">
            <text:p>0</text:p>
          </table:table-cell>
          <table:table-cell table:style-name="ce60" table:formula="of:=IF([.R172]=1;IF(OR(SUM([.Q171:.S173];-1)=2;SUM([.Q171:.S173];-1)=3);1;0);IF(SUM([.Q171:.S173])=3;1;0))" office:value-type="float" office:value="0" calcext:value-type="float">
            <text:p>0</text:p>
          </table:table-cell>
          <table:table-cell table:style-name="ce60" table:formula="of:=IF([.S172]=1;IF(OR(SUM([.R171:.T173];-1)=2;SUM([.R171:.T173];-1)=3);1;0);IF(SUM([.R171:.T173])=3;1;0))" office:value-type="float" office:value="0" calcext:value-type="float">
            <text:p>0</text:p>
          </table:table-cell>
          <table:table-cell table:style-name="ce60" table:formula="of:=IF([.T172]=1;IF(OR(SUM([.S171:.U173];-1)=2;SUM([.S171:.U173];-1)=3);1;0);IF(SUM([.S171:.U173])=3;1;0))" office:value-type="float" office:value="0" calcext:value-type="float">
            <text:p>0</text:p>
          </table:table-cell>
          <table:table-cell table:style-name="ce60" table:formula="of:=IF([.U172]=1;IF(OR(SUM([.T171:.V173];-1)=2;SUM([.T171:.V173];-1)=3);1;0);IF(SUM([.T171:.V173])=3;1;0))" office:value-type="float" office:value="0" calcext:value-type="float">
            <text:p>0</text:p>
          </table:table-cell>
          <table:table-cell table:style-name="ce60" table:formula="of:=IF([.V172]=1;IF(OR(SUM([.U171:.W173];-1)=2;SUM([.U171:.W173];-1)=3);1;0);IF(SUM([.U171:.W173])=3;1;0))" office:value-type="float" office:value="0" calcext:value-type="float">
            <text:p>0</text:p>
          </table:table-cell>
          <table:table-cell table:style-name="ce60" table:formula="of:=IF([.W172]=1;IF(OR(SUM([.V171:.X173];-1)=2;SUM([.V171:.X173];-1)=3);1;0);IF(SUM([.V171:.X173])=3;1;0))" office:value-type="float" office:value="0" calcext:value-type="float">
            <text:p>0</text:p>
          </table:table-cell>
          <table:table-cell table:style-name="ce60" table:formula="of:=IF([.X172]=1;IF(OR(SUM([.W171:.Y173];-1)=2;SUM([.W171:.Y173];-1)=3);1;0);IF(SUM([.W171:.Y173])=3;1;0))" office:value-type="float" office:value="0" calcext:value-type="float">
            <text:p>0</text:p>
          </table:table-cell>
          <table:table-cell table:style-name="ce60" table:formula="of:=IF([.Y172]=1;IF(OR(SUM([.X171:.Z173];-1)=2;SUM([.X171:.Z173];-1)=3);1;0);IF(SUM([.X171:.Z173])=3;1;0))" office:value-type="float" office:value="0" calcext:value-type="float">
            <text:p>0</text:p>
          </table:table-cell>
          <table:table-cell table:style-name="ce60" table:formula="of:=IF([.Z172]=1;IF(OR(SUM([.Y171:.AA173];-1)=2;SUM([.Y171:.AA173];-1)=3);1;0);IF(SUM([.Y171:.AA173])=3;1;0))" office:value-type="float" office:value="0" calcext:value-type="float">
            <text:p>0</text:p>
          </table:table-cell>
          <table:table-cell table:style-name="ce60" table:formula="of:=IF([.AA172]=1;IF(OR(SUM([.Z171:.AB173];-1)=2;SUM([.Z171:.AB173];-1)=3);1;0);IF(SUM([.Z171:.AB173])=3;1;0))" office:value-type="float" office:value="0" calcext:value-type="float">
            <text:p>0</text:p>
          </table:table-cell>
          <table:table-cell table:style-name="ce60" table:formula="of:=IF([.AB172]=1;IF(OR(SUM([.AA171:.AC173];-1)=2;SUM([.AA171:.AC173];-1)=3);1;0);IF(SUM([.AA171:.AC173])=3;1;0))" office:value-type="float" office:value="0" calcext:value-type="float">
            <text:p>0</text:p>
          </table:table-cell>
          <table:table-cell table:style-name="ce60" table:formula="of:=IF([.AC172]=1;IF(OR(SUM([.AB171:.AD173];-1)=2;SUM([.AB171:.AD173];-1)=3);1;0);IF(SUM([.AB171:.AD173])=3;1;0))" office:value-type="float" office:value="0" calcext:value-type="float">
            <text:p>0</text:p>
          </table:table-cell>
          <table:table-cell table:style-name="ce60" table:formula="of:=IF([.AD172]=1;IF(OR(SUM([.AC171:.AE173];-1)=2;SUM([.AC171:.AE173];-1)=3);1;0);IF(SUM([.AC171:.AE173])=3;1;0))" office:value-type="float" office:value="0" calcext:value-type="float">
            <text:p>0</text:p>
          </table:table-cell>
          <table:table-cell table:style-name="ce60" table:formula="of:=IF([.AE172]=1;IF(OR(SUM([.AD171:.AF173];-1)=2;SUM([.AD171:.AF173];-1)=3);1;0);IF(SUM([.AD171:.AF173])=3;1;0))" office:value-type="float" office:value="0" calcext:value-type="float">
            <text:p>0</text:p>
          </table:table-cell>
          <table:table-cell table:style-name="ce60" table:formula="of:=IF([.AF172]=1;IF(OR(SUM([.AE171:.AG173];-1)=2;SUM([.AE171:.AG173];-1)=3);1;0);IF(SUM([.AE171:.AG173])=3;1;0))" office:value-type="float" office:value="0" calcext:value-type="float">
            <text:p>0</text:p>
          </table:table-cell>
          <table:table-cell table:style-name="ce60" table:formula="of:=IF([.AG172]=1;IF(OR(SUM([.AF171:.AH173];-1)=2;SUM([.AF171:.AH173];-1)=3);1;0);IF(SUM([.AF171:.AH173])=3;1;0))" office:value-type="float" office:value="0" calcext:value-type="float">
            <text:p>0</text:p>
          </table:table-cell>
          <table:table-cell table:style-name="ce60" table:formula="of:=IF([.AH172]=1;IF(OR(SUM([.AG171:.AI173];-1)=2;SUM([.AG171:.AI173];-1)=3);1;0);IF(SUM([.AG171:.AI173])=3;1;0))" office:value-type="float" office:value="0" calcext:value-type="float">
            <text:p>0</text:p>
          </table:table-cell>
          <table:table-cell table:style-name="ce60" table:formula="of:=IF([.AI172]=1;IF(OR(SUM([.AH171:.AJ173];-1)=2;SUM([.AH171:.AJ173];-1)=3);1;0);IF(SUM([.AH171:.AJ173])=3;1;0))" office:value-type="float" office:value="0" calcext:value-type="float">
            <text:p>0</text:p>
          </table:table-cell>
          <table:table-cell table:style-name="ce60" table:formula="of:=IF([.AJ172]=1;IF(OR(SUM([.AI171:.AK173];-1)=2;SUM([.AI171:.AK173];-1)=3);1;0);IF(SUM([.AI171:.AK173])=3;1;0))" office:value-type="float" office:value="0" calcext:value-type="float">
            <text:p>0</text:p>
          </table:table-cell>
          <table:table-cell table:style-name="ce60" table:formula="of:=IF([.AK172]=1;IF(OR(SUM([.AJ171:.AL173];-1)=2;SUM([.AJ171:.AL173];-1)=3);1;0);IF(SUM([.AJ171:.AL173])=3;1;0))" office:value-type="float" office:value="0" calcext:value-type="float">
            <text:p>0</text:p>
          </table:table-cell>
          <table:table-cell table:style-name="ce60" table:formula="of:=IF([.AL172]=1;IF(OR(SUM([.AK171:.AM173];-1)=2;SUM([.AK171:.AM173];-1)=3);1;0);IF(SUM([.AK171:.AM173])=3;1;0))" office:value-type="float" office:value="0" calcext:value-type="float">
            <text:p>0</text:p>
          </table:table-cell>
          <table:table-cell table:style-name="ce60" table:formula="of:=IF([.AM172]=1;IF(OR(SUM([.AL171:.AN173];-1)=2;SUM([.AL171:.AN173];-1)=3);1;0);IF(SUM([.AL171:.AN173])=3;1;0))" office:value-type="float" office:value="0" calcext:value-type="float">
            <text:p>0</text:p>
          </table:table-cell>
          <table:table-cell table:style-name="ce60" table:formula="of:=IF([.AN172]=1;IF(OR(SUM([.AM171:.AO173];-1)=2;SUM([.AM171:.AO173];-1)=3);1;0);IF(SUM([.AM171:.AO173])=3;1;0))" office:value-type="float" office:value="0" calcext:value-type="float">
            <text:p>0</text:p>
          </table:table-cell>
          <table:table-cell table:style-name="ce60" table:formula="of:=IF([.AO172]=1;IF(OR(SUM([.AN171:.AP173];-1)=2;SUM([.AN171:.AP173];-1)=3);1;0);IF(SUM([.AN171:.AP173])=3;1;0))" office:value-type="float" office:value="1" calcext:value-type="float">
            <text:p>1</text:p>
          </table:table-cell>
          <table:table-cell table:style-name="ce60" table:formula="of:=IF([.AP172]=1;IF(OR(SUM([.AO171:.AQ173];-1)=2;SUM([.AO171:.AQ173];-1)=3);1;0);IF(SUM([.AO171:.AQ173])=3;1;0))" office:value-type="float" office:value="0" calcext:value-type="float">
            <text:p>0</text:p>
          </table:table-cell>
          <table:table-cell table:style-name="ce60" table:formula="of:=IF([.AQ172]=1;IF(OR(SUM([.AP171:.AR173];-1)=2;SUM([.AP171:.AR173];-1)=3);1;0);IF(SUM([.AP171:.AR173])=3;1;0))" office:value-type="float" office:value="0" calcext:value-type="float">
            <text:p>0</text:p>
          </table:table-cell>
          <table:table-cell table:style-name="ce60" table:formula="of:=IF([.AR172]=1;IF(OR(SUM([.AQ171:.AS173];-1)=2;SUM([.AQ171:.AS173];-1)=3);1;0);IF(SUM([.AQ171:.AS173])=3;1;0))" office:value-type="float" office:value="1" calcext:value-type="float">
            <text:p>1</text:p>
          </table:table-cell>
          <table:table-cell table:style-name="ce60" table:formula="of:=IF([.AS172]=1;IF(OR(SUM([.AR171:.AT173];-1)=2;SUM([.AR171:.AT173];-1)=3);1;0);IF(SUM([.AR171:.AT173])=3;1;0))" office:value-type="float" office:value="0" calcext:value-type="float">
            <text:p>0</text:p>
          </table:table-cell>
          <table:table-cell table:style-name="ce60" table:formula="of:=IF([.AT172]=1;IF(OR(SUM([.AS171:.AU173];-1)=2;SUM([.AS171:.AU173];-1)=3);1;0);IF(SUM([.AS171:.AU173])=3;1;0))" office:value-type="float" office:value="0" calcext:value-type="float">
            <text:p>0</text:p>
          </table:table-cell>
          <table:table-cell table:style-name="ce60" table:formula="of:=IF([.AU172]=1;IF(OR(SUM([.AT171:.AV173];-1)=2;SUM([.AT171:.AV173];-1)=3);1;0);IF(SUM([.AT171:.AV173])=3;1;0))" office:value-type="float" office:value="0" calcext:value-type="float">
            <text:p>0</text:p>
          </table:table-cell>
          <table:table-cell table:style-name="ce60" table:formula="of:=IF([.AV172]=1;IF(OR(SUM([.AU171:.AW173];-1)=2;SUM([.AU171:.AW173];-1)=3);1;0);IF(SUM([.AU171:.AW173])=3;1;0))" office:value-type="float" office:value="0" calcext:value-type="float">
            <text:p>0</text:p>
          </table:table-cell>
          <table:table-cell table:style-name="ce60" table:formula="of:=IF([.AW172]=1;IF(OR(SUM([.AV171:.AX173];-1)=2;SUM([.AV171:.AX173];-1)=3);1;0);IF(SUM([.AV171:.AX173])=3;1;0))" office:value-type="float" office:value="0" calcext:value-type="float">
            <text:p>0</text:p>
          </table:table-cell>
          <table:table-cell table:style-name="ce60" table:formula="of:=IF([.AX172]=1;IF(OR(SUM([.AW171:.AY173];-1)=2;SUM([.AW171:.AY173];-1)=3);1;0);IF(SUM([.AW171:.AY173])=3;1;0))" office:value-type="float" office:value="0" calcext:value-type="float">
            <text:p>0</text:p>
          </table:table-cell>
          <table:table-cell table:style-name="ce60" table:formula="of:=IF([.AY172]=1;IF(OR(SUM([.AX171:.AZ173];-1)=2;SUM([.AX171:.AZ173];-1)=3);1;0);IF(SUM([.AX171:.AZ173])=3;1;0))" office:value-type="float" office:value="0" calcext:value-type="float">
            <text:p>0</text:p>
          </table:table-cell>
          <table:table-cell table:style-name="ce60" table:formula="of:=IF([.AZ172]=1;IF(OR(SUM([.AY171:.BA173];-1)=2;SUM([.AY171:.BA173];-1)=3);1;0);IF(SUM([.AY171:.BA173])=3;1;0))" office:value-type="float" office:value="0" calcext:value-type="float">
            <text:p>0</text:p>
          </table:table-cell>
          <table:table-cell table:style-name="ce60" table:formula="of:=IF([.BA172]=1;IF(OR(SUM([.AZ171:.BB173];-1)=2;SUM([.AZ171:.BB173];-1)=3);1;0);IF(SUM([.AZ171:.BB173])=3;1;0))" office:value-type="float" office:value="0" calcext:value-type="float">
            <text:p>0</text:p>
          </table:table-cell>
          <table:table-cell table:style-name="ce60" table:formula="of:=IF([.BB172]=1;IF(OR(SUM([.BA171:.BC173];-1)=2;SUM([.BA171:.BC173];-1)=3);1;0);IF(SUM([.BA171:.BC173])=3;1;0))" office:value-type="float" office:value="0" calcext:value-type="float">
            <text:p>0</text:p>
          </table:table-cell>
          <table:table-cell table:style-name="ce60" table:formula="of:=IF([.BC172]=1;IF(OR(SUM([.BB171:.BD173];-1)=2;SUM([.BB171:.BD173];-1)=3);1;0);IF(SUM([.BB171:.BD173])=3;1;0))" office:value-type="float" office:value="0" calcext:value-type="float">
            <text:p>0</text:p>
          </table:table-cell>
          <table:table-cell table:style-name="ce60" table:formula="of:=IF([.BD172]=1;IF(OR(SUM([.BC171:.BE173];-1)=2;SUM([.BC171:.BE173];-1)=3);1;0);IF(SUM([.BC171:.BE173])=3;1;0))" office:value-type="float" office:value="0" calcext:value-type="float">
            <text:p>0</text:p>
          </table:table-cell>
          <table:table-cell table:style-name="ce60" table:formula="of:=IF([.BE172]=1;IF(OR(SUM([.BD171:.BF173];-1)=2;SUM([.BD171:.BF173];-1)=3);1;0);IF(SUM([.BD171:.BF173])=3;1;0))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9" office:value-type="float" office:value="0" calcext:value-type="float">
            <text:p>0</text:p>
          </table:table-cell>
          <table:table-cell table:style-name="ce60" table:formula="of:=IF([.C173]=1;IF(OR(SUM([.B172:.D174];-1)=2;SUM([.B172:.D174];-1)=3);1;0);IF(SUM([.B172:.D174])=3;1;0))" office:value-type="float" office:value="0" calcext:value-type="float">
            <text:p>0</text:p>
          </table:table-cell>
          <table:table-cell table:style-name="ce60" table:formula="of:=IF([.D173]=1;IF(OR(SUM([.C172:.E174];-1)=2;SUM([.C172:.E174];-1)=3);1;0);IF(SUM([.C172:.E174])=3;1;0))" office:value-type="float" office:value="0" calcext:value-type="float">
            <text:p>0</text:p>
          </table:table-cell>
          <table:table-cell table:style-name="ce60" table:formula="of:=IF([.E173]=1;IF(OR(SUM([.D172:.F174];-1)=2;SUM([.D172:.F174];-1)=3);1;0);IF(SUM([.D172:.F174])=3;1;0))" office:value-type="float" office:value="0" calcext:value-type="float">
            <text:p>0</text:p>
          </table:table-cell>
          <table:table-cell table:style-name="ce60" table:formula="of:=IF([.F173]=1;IF(OR(SUM([.E172:.G174];-1)=2;SUM([.E172:.G174];-1)=3);1;0);IF(SUM([.E172:.G174])=3;1;0))" office:value-type="float" office:value="0" calcext:value-type="float">
            <text:p>0</text:p>
          </table:table-cell>
          <table:table-cell table:style-name="ce60" table:formula="of:=IF([.G173]=1;IF(OR(SUM([.F172:.H174];-1)=2;SUM([.F172:.H174];-1)=3);1;0);IF(SUM([.F172:.H174])=3;1;0))" office:value-type="float" office:value="0" calcext:value-type="float">
            <text:p>0</text:p>
          </table:table-cell>
          <table:table-cell table:style-name="ce60" table:formula="of:=IF([.H173]=1;IF(OR(SUM([.G172:.I174];-1)=2;SUM([.G172:.I174];-1)=3);1;0);IF(SUM([.G172:.I174])=3;1;0))" office:value-type="float" office:value="0" calcext:value-type="float">
            <text:p>0</text:p>
          </table:table-cell>
          <table:table-cell table:style-name="ce60" table:formula="of:=IF([.I173]=1;IF(OR(SUM([.H172:.J174];-1)=2;SUM([.H172:.J174];-1)=3);1;0);IF(SUM([.H172:.J174])=3;1;0))" office:value-type="float" office:value="0" calcext:value-type="float">
            <text:p>0</text:p>
          </table:table-cell>
          <table:table-cell table:style-name="ce60" table:formula="of:=IF([.J173]=1;IF(OR(SUM([.I172:.K174];-1)=2;SUM([.I172:.K174];-1)=3);1;0);IF(SUM([.I172:.K174])=3;1;0))" office:value-type="float" office:value="0" calcext:value-type="float">
            <text:p>0</text:p>
          </table:table-cell>
          <table:table-cell table:style-name="ce60" table:formula="of:=IF([.K173]=1;IF(OR(SUM([.J172:.L174];-1)=2;SUM([.J172:.L174];-1)=3);1;0);IF(SUM([.J172:.L174])=3;1;0))" office:value-type="float" office:value="0" calcext:value-type="float">
            <text:p>0</text:p>
          </table:table-cell>
          <table:table-cell table:style-name="ce60" table:formula="of:=IF([.L173]=1;IF(OR(SUM([.K172:.M174];-1)=2;SUM([.K172:.M174];-1)=3);1;0);IF(SUM([.K172:.M174])=3;1;0))" office:value-type="float" office:value="0" calcext:value-type="float">
            <text:p>0</text:p>
          </table:table-cell>
          <table:table-cell table:style-name="ce60" table:formula="of:=IF([.M173]=1;IF(OR(SUM([.L172:.N174];-1)=2;SUM([.L172:.N174];-1)=3);1;0);IF(SUM([.L172:.N174])=3;1;0))" office:value-type="float" office:value="0" calcext:value-type="float">
            <text:p>0</text:p>
          </table:table-cell>
          <table:table-cell table:style-name="ce60" table:formula="of:=IF([.N173]=1;IF(OR(SUM([.M172:.O174];-1)=2;SUM([.M172:.O174];-1)=3);1;0);IF(SUM([.M172:.O174])=3;1;0))" office:value-type="float" office:value="0" calcext:value-type="float">
            <text:p>0</text:p>
          </table:table-cell>
          <table:table-cell table:style-name="ce60" table:formula="of:=IF([.O173]=1;IF(OR(SUM([.N172:.P174];-1)=2;SUM([.N172:.P174];-1)=3);1;0);IF(SUM([.N172:.P174])=3;1;0))" office:value-type="float" office:value="0" calcext:value-type="float">
            <text:p>0</text:p>
          </table:table-cell>
          <table:table-cell table:style-name="ce60" table:formula="of:=IF([.P173]=1;IF(OR(SUM([.O172:.Q174];-1)=2;SUM([.O172:.Q174];-1)=3);1;0);IF(SUM([.O172:.Q174])=3;1;0))" office:value-type="float" office:value="0" calcext:value-type="float">
            <text:p>0</text:p>
          </table:table-cell>
          <table:table-cell table:style-name="ce60" table:formula="of:=IF([.Q173]=1;IF(OR(SUM([.P172:.R174];-1)=2;SUM([.P172:.R174];-1)=3);1;0);IF(SUM([.P172:.R174])=3;1;0))" office:value-type="float" office:value="0" calcext:value-type="float">
            <text:p>0</text:p>
          </table:table-cell>
          <table:table-cell table:style-name="ce60" table:formula="of:=IF([.R173]=1;IF(OR(SUM([.Q172:.S174];-1)=2;SUM([.Q172:.S174];-1)=3);1;0);IF(SUM([.Q172:.S174])=3;1;0))" office:value-type="float" office:value="0" calcext:value-type="float">
            <text:p>0</text:p>
          </table:table-cell>
          <table:table-cell table:style-name="ce60" table:formula="of:=IF([.S173]=1;IF(OR(SUM([.R172:.T174];-1)=2;SUM([.R172:.T174];-1)=3);1;0);IF(SUM([.R172:.T174])=3;1;0))" office:value-type="float" office:value="0" calcext:value-type="float">
            <text:p>0</text:p>
          </table:table-cell>
          <table:table-cell table:style-name="ce60" table:formula="of:=IF([.T173]=1;IF(OR(SUM([.S172:.U174];-1)=2;SUM([.S172:.U174];-1)=3);1;0);IF(SUM([.S172:.U174])=3;1;0))" office:value-type="float" office:value="0" calcext:value-type="float">
            <text:p>0</text:p>
          </table:table-cell>
          <table:table-cell table:style-name="ce60" table:formula="of:=IF([.U173]=1;IF(OR(SUM([.T172:.V174];-1)=2;SUM([.T172:.V174];-1)=3);1;0);IF(SUM([.T172:.V174])=3;1;0))" office:value-type="float" office:value="0" calcext:value-type="float">
            <text:p>0</text:p>
          </table:table-cell>
          <table:table-cell table:style-name="ce60" table:formula="of:=IF([.V173]=1;IF(OR(SUM([.U172:.W174];-1)=2;SUM([.U172:.W174];-1)=3);1;0);IF(SUM([.U172:.W174])=3;1;0))" office:value-type="float" office:value="0" calcext:value-type="float">
            <text:p>0</text:p>
          </table:table-cell>
          <table:table-cell table:style-name="ce60" table:formula="of:=IF([.W173]=1;IF(OR(SUM([.V172:.X174];-1)=2;SUM([.V172:.X174];-1)=3);1;0);IF(SUM([.V172:.X174])=3;1;0))" office:value-type="float" office:value="0" calcext:value-type="float">
            <text:p>0</text:p>
          </table:table-cell>
          <table:table-cell table:style-name="ce60" table:formula="of:=IF([.X173]=1;IF(OR(SUM([.W172:.Y174];-1)=2;SUM([.W172:.Y174];-1)=3);1;0);IF(SUM([.W172:.Y174])=3;1;0))" office:value-type="float" office:value="0" calcext:value-type="float">
            <text:p>0</text:p>
          </table:table-cell>
          <table:table-cell table:style-name="ce60" table:formula="of:=IF([.Y173]=1;IF(OR(SUM([.X172:.Z174];-1)=2;SUM([.X172:.Z174];-1)=3);1;0);IF(SUM([.X172:.Z174])=3;1;0))" office:value-type="float" office:value="0" calcext:value-type="float">
            <text:p>0</text:p>
          </table:table-cell>
          <table:table-cell table:style-name="ce60" table:formula="of:=IF([.Z173]=1;IF(OR(SUM([.Y172:.AA174];-1)=2;SUM([.Y172:.AA174];-1)=3);1;0);IF(SUM([.Y172:.AA174])=3;1;0))" office:value-type="float" office:value="0" calcext:value-type="float">
            <text:p>0</text:p>
          </table:table-cell>
          <table:table-cell table:style-name="ce60" table:formula="of:=IF([.AA173]=1;IF(OR(SUM([.Z172:.AB174];-1)=2;SUM([.Z172:.AB174];-1)=3);1;0);IF(SUM([.Z172:.AB174])=3;1;0))" office:value-type="float" office:value="1" calcext:value-type="float">
            <text:p>1</text:p>
          </table:table-cell>
          <table:table-cell table:style-name="ce60" table:formula="of:=IF([.AB173]=1;IF(OR(SUM([.AA172:.AC174];-1)=2;SUM([.AA172:.AC174];-1)=3);1;0);IF(SUM([.AA172:.AC174])=3;1;0))" office:value-type="float" office:value="0" calcext:value-type="float">
            <text:p>0</text:p>
          </table:table-cell>
          <table:table-cell table:style-name="ce60" table:formula="of:=IF([.AC173]=1;IF(OR(SUM([.AB172:.AD174];-1)=2;SUM([.AB172:.AD174];-1)=3);1;0);IF(SUM([.AB172:.AD174])=3;1;0))" office:value-type="float" office:value="1" calcext:value-type="float">
            <text:p>1</text:p>
          </table:table-cell>
          <table:table-cell table:style-name="ce60" table:formula="of:=IF([.AD173]=1;IF(OR(SUM([.AC172:.AE174];-1)=2;SUM([.AC172:.AE174];-1)=3);1;0);IF(SUM([.AC172:.AE174])=3;1;0))" office:value-type="float" office:value="0" calcext:value-type="float">
            <text:p>0</text:p>
          </table:table-cell>
          <table:table-cell table:style-name="ce60" table:formula="of:=IF([.AE173]=1;IF(OR(SUM([.AD172:.AF174];-1)=2;SUM([.AD172:.AF174];-1)=3);1;0);IF(SUM([.AD172:.AF174])=3;1;0))" office:value-type="float" office:value="0" calcext:value-type="float">
            <text:p>0</text:p>
          </table:table-cell>
          <table:table-cell table:style-name="ce60" table:formula="of:=IF([.AF173]=1;IF(OR(SUM([.AE172:.AG174];-1)=2;SUM([.AE172:.AG174];-1)=3);1;0);IF(SUM([.AE172:.AG174])=3;1;0))" office:value-type="float" office:value="0" calcext:value-type="float">
            <text:p>0</text:p>
          </table:table-cell>
          <table:table-cell table:style-name="ce60" table:formula="of:=IF([.AG173]=1;IF(OR(SUM([.AF172:.AH174];-1)=2;SUM([.AF172:.AH174];-1)=3);1;0);IF(SUM([.AF172:.AH174])=3;1;0))" office:value-type="float" office:value="0" calcext:value-type="float">
            <text:p>0</text:p>
          </table:table-cell>
          <table:table-cell table:style-name="ce60" table:formula="of:=IF([.AH173]=1;IF(OR(SUM([.AG172:.AI174];-1)=2;SUM([.AG172:.AI174];-1)=3);1;0);IF(SUM([.AG172:.AI174])=3;1;0))" office:value-type="float" office:value="0" calcext:value-type="float">
            <text:p>0</text:p>
          </table:table-cell>
          <table:table-cell table:style-name="ce60" table:formula="of:=IF([.AI173]=1;IF(OR(SUM([.AH172:.AJ174];-1)=2;SUM([.AH172:.AJ174];-1)=3);1;0);IF(SUM([.AH172:.AJ174])=3;1;0))" office:value-type="float" office:value="0" calcext:value-type="float">
            <text:p>0</text:p>
          </table:table-cell>
          <table:table-cell table:style-name="ce60" table:formula="of:=IF([.AJ173]=1;IF(OR(SUM([.AI172:.AK174];-1)=2;SUM([.AI172:.AK174];-1)=3);1;0);IF(SUM([.AI172:.AK174])=3;1;0))" office:value-type="float" office:value="0" calcext:value-type="float">
            <text:p>0</text:p>
          </table:table-cell>
          <table:table-cell table:style-name="ce60" table:formula="of:=IF([.AK173]=1;IF(OR(SUM([.AJ172:.AL174];-1)=2;SUM([.AJ172:.AL174];-1)=3);1;0);IF(SUM([.AJ172:.AL174])=3;1;0))" office:value-type="float" office:value="0" calcext:value-type="float">
            <text:p>0</text:p>
          </table:table-cell>
          <table:table-cell table:style-name="ce60" table:formula="of:=IF([.AL173]=1;IF(OR(SUM([.AK172:.AM174];-1)=2;SUM([.AK172:.AM174];-1)=3);1;0);IF(SUM([.AK172:.AM174])=3;1;0))" office:value-type="float" office:value="0" calcext:value-type="float">
            <text:p>0</text:p>
          </table:table-cell>
          <table:table-cell table:style-name="ce60" table:formula="of:=IF([.AM173]=1;IF(OR(SUM([.AL172:.AN174];-1)=2;SUM([.AL172:.AN174];-1)=3);1;0);IF(SUM([.AL172:.AN174])=3;1;0))" office:value-type="float" office:value="0" calcext:value-type="float">
            <text:p>0</text:p>
          </table:table-cell>
          <table:table-cell table:style-name="ce60" table:formula="of:=IF([.AN173]=1;IF(OR(SUM([.AM172:.AO174];-1)=2;SUM([.AM172:.AO174];-1)=3);1;0);IF(SUM([.AM172:.AO174])=3;1;0))" office:value-type="float" office:value="0" calcext:value-type="float">
            <text:p>0</text:p>
          </table:table-cell>
          <table:table-cell table:style-name="ce60" table:formula="of:=IF([.AO173]=1;IF(OR(SUM([.AN172:.AP174];-1)=2;SUM([.AN172:.AP174];-1)=3);1;0);IF(SUM([.AN172:.AP174])=3;1;0))" office:value-type="float" office:value="0" calcext:value-type="float">
            <text:p>0</text:p>
          </table:table-cell>
          <table:table-cell table:style-name="ce60" table:formula="of:=IF([.AP173]=1;IF(OR(SUM([.AO172:.AQ174];-1)=2;SUM([.AO172:.AQ174];-1)=3);1;0);IF(SUM([.AO172:.AQ174])=3;1;0))" office:value-type="float" office:value="0" calcext:value-type="float">
            <text:p>0</text:p>
          </table:table-cell>
          <table:table-cell table:style-name="ce60" table:formula="of:=IF([.AQ173]=1;IF(OR(SUM([.AP172:.AR174];-1)=2;SUM([.AP172:.AR174];-1)=3);1;0);IF(SUM([.AP172:.AR174])=3;1;0))" office:value-type="float" office:value="0" calcext:value-type="float">
            <text:p>0</text:p>
          </table:table-cell>
          <table:table-cell table:style-name="ce60" table:formula="of:=IF([.AR173]=1;IF(OR(SUM([.AQ172:.AS174];-1)=2;SUM([.AQ172:.AS174];-1)=3);1;0);IF(SUM([.AQ172:.AS174])=3;1;0))" office:value-type="float" office:value="0" calcext:value-type="float">
            <text:p>0</text:p>
          </table:table-cell>
          <table:table-cell table:style-name="ce60" table:formula="of:=IF([.AS173]=1;IF(OR(SUM([.AR172:.AT174];-1)=2;SUM([.AR172:.AT174];-1)=3);1;0);IF(SUM([.AR172:.AT174])=3;1;0))" office:value-type="float" office:value="1" calcext:value-type="float">
            <text:p>1</text:p>
          </table:table-cell>
          <table:table-cell table:style-name="ce60" table:formula="of:=IF([.AT173]=1;IF(OR(SUM([.AS172:.AU174];-1)=2;SUM([.AS172:.AU174];-1)=3);1;0);IF(SUM([.AS172:.AU174])=3;1;0))" office:value-type="float" office:value="0" calcext:value-type="float">
            <text:p>0</text:p>
          </table:table-cell>
          <table:table-cell table:style-name="ce60" table:formula="of:=IF([.AU173]=1;IF(OR(SUM([.AT172:.AV174];-1)=2;SUM([.AT172:.AV174];-1)=3);1;0);IF(SUM([.AT172:.AV174])=3;1;0))" office:value-type="float" office:value="0" calcext:value-type="float">
            <text:p>0</text:p>
          </table:table-cell>
          <table:table-cell table:style-name="ce60" table:formula="of:=IF([.AV173]=1;IF(OR(SUM([.AU172:.AW174];-1)=2;SUM([.AU172:.AW174];-1)=3);1;0);IF(SUM([.AU172:.AW174])=3;1;0))" office:value-type="float" office:value="0" calcext:value-type="float">
            <text:p>0</text:p>
          </table:table-cell>
          <table:table-cell table:style-name="ce60" table:formula="of:=IF([.AW173]=1;IF(OR(SUM([.AV172:.AX174];-1)=2;SUM([.AV172:.AX174];-1)=3);1;0);IF(SUM([.AV172:.AX174])=3;1;0))" office:value-type="float" office:value="0" calcext:value-type="float">
            <text:p>0</text:p>
          </table:table-cell>
          <table:table-cell table:style-name="ce60" table:formula="of:=IF([.AX173]=1;IF(OR(SUM([.AW172:.AY174];-1)=2;SUM([.AW172:.AY174];-1)=3);1;0);IF(SUM([.AW172:.AY174])=3;1;0))" office:value-type="float" office:value="0" calcext:value-type="float">
            <text:p>0</text:p>
          </table:table-cell>
          <table:table-cell table:style-name="ce60" table:formula="of:=IF([.AY173]=1;IF(OR(SUM([.AX172:.AZ174];-1)=2;SUM([.AX172:.AZ174];-1)=3);1;0);IF(SUM([.AX172:.AZ174])=3;1;0))" office:value-type="float" office:value="0" calcext:value-type="float">
            <text:p>0</text:p>
          </table:table-cell>
          <table:table-cell table:style-name="ce60" table:formula="of:=IF([.AZ173]=1;IF(OR(SUM([.AY172:.BA174];-1)=2;SUM([.AY172:.BA174];-1)=3);1;0);IF(SUM([.AY172:.BA174])=3;1;0))" office:value-type="float" office:value="1" calcext:value-type="float">
            <text:p>1</text:p>
          </table:table-cell>
          <table:table-cell table:style-name="ce60" table:formula="of:=IF([.BA173]=1;IF(OR(SUM([.AZ172:.BB174];-1)=2;SUM([.AZ172:.BB174];-1)=3);1;0);IF(SUM([.AZ172:.BB174])=3;1;0))" office:value-type="float" office:value="1" calcext:value-type="float">
            <text:p>1</text:p>
          </table:table-cell>
          <table:table-cell table:style-name="ce60" table:formula="of:=IF([.BB173]=1;IF(OR(SUM([.BA172:.BC174];-1)=2;SUM([.BA172:.BC174];-1)=3);1;0);IF(SUM([.BA172:.BC174])=3;1;0))" office:value-type="float" office:value="0" calcext:value-type="float">
            <text:p>0</text:p>
          </table:table-cell>
          <table:table-cell table:style-name="ce60" table:formula="of:=IF([.BC173]=1;IF(OR(SUM([.BB172:.BD174];-1)=2;SUM([.BB172:.BD174];-1)=3);1;0);IF(SUM([.BB172:.BD174])=3;1;0))" office:value-type="float" office:value="0" calcext:value-type="float">
            <text:p>0</text:p>
          </table:table-cell>
          <table:table-cell table:style-name="ce60" table:formula="of:=IF([.BD173]=1;IF(OR(SUM([.BC172:.BE174];-1)=2;SUM([.BC172:.BE174];-1)=3);1;0);IF(SUM([.BC172:.BE174])=3;1;0))" office:value-type="float" office:value="0" calcext:value-type="float">
            <text:p>0</text:p>
          </table:table-cell>
          <table:table-cell table:style-name="ce60" table:formula="of:=IF([.BE173]=1;IF(OR(SUM([.BD172:.BF174];-1)=2;SUM([.BD172:.BF174];-1)=3);1;0);IF(SUM([.BD172:.BF174])=3;1;0))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9" office:value-type="float" office:value="0" calcext:value-type="float">
            <text:p>0</text:p>
          </table:table-cell>
          <table:table-cell table:style-name="ce60" table:formula="of:=IF([.C174]=1;IF(OR(SUM([.B173:.D175];-1)=2;SUM([.B173:.D175];-1)=3);1;0);IF(SUM([.B173:.D175])=3;1;0))" office:value-type="float" office:value="0" calcext:value-type="float">
            <text:p>0</text:p>
          </table:table-cell>
          <table:table-cell table:style-name="ce60" table:formula="of:=IF([.D174]=1;IF(OR(SUM([.C173:.E175];-1)=2;SUM([.C173:.E175];-1)=3);1;0);IF(SUM([.C173:.E175])=3;1;0))" office:value-type="float" office:value="0" calcext:value-type="float">
            <text:p>0</text:p>
          </table:table-cell>
          <table:table-cell table:style-name="ce60" table:formula="of:=IF([.E174]=1;IF(OR(SUM([.D173:.F175];-1)=2;SUM([.D173:.F175];-1)=3);1;0);IF(SUM([.D173:.F175])=3;1;0))" office:value-type="float" office:value="0" calcext:value-type="float">
            <text:p>0</text:p>
          </table:table-cell>
          <table:table-cell table:style-name="ce60" table:formula="of:=IF([.F174]=1;IF(OR(SUM([.E173:.G175];-1)=2;SUM([.E173:.G175];-1)=3);1;0);IF(SUM([.E173:.G175])=3;1;0))" office:value-type="float" office:value="0" calcext:value-type="float">
            <text:p>0</text:p>
          </table:table-cell>
          <table:table-cell table:style-name="ce60" table:formula="of:=IF([.G174]=1;IF(OR(SUM([.F173:.H175];-1)=2;SUM([.F173:.H175];-1)=3);1;0);IF(SUM([.F173:.H175])=3;1;0))" office:value-type="float" office:value="0" calcext:value-type="float">
            <text:p>0</text:p>
          </table:table-cell>
          <table:table-cell table:style-name="ce60" table:formula="of:=IF([.H174]=1;IF(OR(SUM([.G173:.I175];-1)=2;SUM([.G173:.I175];-1)=3);1;0);IF(SUM([.G173:.I175])=3;1;0))" office:value-type="float" office:value="0" calcext:value-type="float">
            <text:p>0</text:p>
          </table:table-cell>
          <table:table-cell table:style-name="ce60" table:formula="of:=IF([.I174]=1;IF(OR(SUM([.H173:.J175];-1)=2;SUM([.H173:.J175];-1)=3);1;0);IF(SUM([.H173:.J175])=3;1;0))" office:value-type="float" office:value="0" calcext:value-type="float">
            <text:p>0</text:p>
          </table:table-cell>
          <table:table-cell table:style-name="ce60" table:formula="of:=IF([.J174]=1;IF(OR(SUM([.I173:.K175];-1)=2;SUM([.I173:.K175];-1)=3);1;0);IF(SUM([.I173:.K175])=3;1;0))" office:value-type="float" office:value="0" calcext:value-type="float">
            <text:p>0</text:p>
          </table:table-cell>
          <table:table-cell table:style-name="ce60" table:formula="of:=IF([.K174]=1;IF(OR(SUM([.J173:.L175];-1)=2;SUM([.J173:.L175];-1)=3);1;0);IF(SUM([.J173:.L175])=3;1;0))" office:value-type="float" office:value="1" calcext:value-type="float">
            <text:p>1</text:p>
          </table:table-cell>
          <table:table-cell table:style-name="ce60" table:formula="of:=IF([.L174]=1;IF(OR(SUM([.K173:.M175];-1)=2;SUM([.K173:.M175];-1)=3);1;0);IF(SUM([.K173:.M175])=3;1;0))" office:value-type="float" office:value="1" calcext:value-type="float">
            <text:p>1</text:p>
          </table:table-cell>
          <table:table-cell table:style-name="ce60" table:formula="of:=IF([.M174]=1;IF(OR(SUM([.L173:.N175];-1)=2;SUM([.L173:.N175];-1)=3);1;0);IF(SUM([.L173:.N175])=3;1;0))" office:value-type="float" office:value="1" calcext:value-type="float">
            <text:p>1</text:p>
          </table:table-cell>
          <table:table-cell table:style-name="ce60" table:formula="of:=IF([.N174]=1;IF(OR(SUM([.M173:.O175];-1)=2;SUM([.M173:.O175];-1)=3);1;0);IF(SUM([.M173:.O175])=3;1;0))" office:value-type="float" office:value="0" calcext:value-type="float">
            <text:p>0</text:p>
          </table:table-cell>
          <table:table-cell table:style-name="ce60" table:formula="of:=IF([.O174]=1;IF(OR(SUM([.N173:.P175];-1)=2;SUM([.N173:.P175];-1)=3);1;0);IF(SUM([.N173:.P175])=3;1;0))" office:value-type="float" office:value="0" calcext:value-type="float">
            <text:p>0</text:p>
          </table:table-cell>
          <table:table-cell table:style-name="ce60" table:formula="of:=IF([.P174]=1;IF(OR(SUM([.O173:.Q175];-1)=2;SUM([.O173:.Q175];-1)=3);1;0);IF(SUM([.O173:.Q175])=3;1;0))" office:value-type="float" office:value="0" calcext:value-type="float">
            <text:p>0</text:p>
          </table:table-cell>
          <table:table-cell table:style-name="ce60" table:formula="of:=IF([.Q174]=1;IF(OR(SUM([.P173:.R175];-1)=2;SUM([.P173:.R175];-1)=3);1;0);IF(SUM([.P173:.R175])=3;1;0))" office:value-type="float" office:value="0" calcext:value-type="float">
            <text:p>0</text:p>
          </table:table-cell>
          <table:table-cell table:style-name="ce60" table:formula="of:=IF([.R174]=1;IF(OR(SUM([.Q173:.S175];-1)=2;SUM([.Q173:.S175];-1)=3);1;0);IF(SUM([.Q173:.S175])=3;1;0))" office:value-type="float" office:value="0" calcext:value-type="float">
            <text:p>0</text:p>
          </table:table-cell>
          <table:table-cell table:style-name="ce60" table:formula="of:=IF([.S174]=1;IF(OR(SUM([.R173:.T175];-1)=2;SUM([.R173:.T175];-1)=3);1;0);IF(SUM([.R173:.T175])=3;1;0))" office:value-type="float" office:value="0" calcext:value-type="float">
            <text:p>0</text:p>
          </table:table-cell>
          <table:table-cell table:style-name="ce60" table:formula="of:=IF([.T174]=1;IF(OR(SUM([.S173:.U175];-1)=2;SUM([.S173:.U175];-1)=3);1;0);IF(SUM([.S173:.U175])=3;1;0))" office:value-type="float" office:value="0" calcext:value-type="float">
            <text:p>0</text:p>
          </table:table-cell>
          <table:table-cell table:style-name="ce60" table:formula="of:=IF([.U174]=1;IF(OR(SUM([.T173:.V175];-1)=2;SUM([.T173:.V175];-1)=3);1;0);IF(SUM([.T173:.V175])=3;1;0))" office:value-type="float" office:value="0" calcext:value-type="float">
            <text:p>0</text:p>
          </table:table-cell>
          <table:table-cell table:style-name="ce60" table:formula="of:=IF([.V174]=1;IF(OR(SUM([.U173:.W175];-1)=2;SUM([.U173:.W175];-1)=3);1;0);IF(SUM([.U173:.W175])=3;1;0))" office:value-type="float" office:value="0" calcext:value-type="float">
            <text:p>0</text:p>
          </table:table-cell>
          <table:table-cell table:style-name="ce60" table:formula="of:=IF([.W174]=1;IF(OR(SUM([.V173:.X175];-1)=2;SUM([.V173:.X175];-1)=3);1;0);IF(SUM([.V173:.X175])=3;1;0))" office:value-type="float" office:value="0" calcext:value-type="float">
            <text:p>0</text:p>
          </table:table-cell>
          <table:table-cell table:style-name="ce60" table:formula="of:=IF([.X174]=1;IF(OR(SUM([.W173:.Y175];-1)=2;SUM([.W173:.Y175];-1)=3);1;0);IF(SUM([.W173:.Y175])=3;1;0))" office:value-type="float" office:value="0" calcext:value-type="float">
            <text:p>0</text:p>
          </table:table-cell>
          <table:table-cell table:style-name="ce60" table:formula="of:=IF([.Y174]=1;IF(OR(SUM([.X173:.Z175];-1)=2;SUM([.X173:.Z175];-1)=3);1;0);IF(SUM([.X173:.Z175])=3;1;0))" office:value-type="float" office:value="1" calcext:value-type="float">
            <text:p>1</text:p>
          </table:table-cell>
          <table:table-cell table:style-name="ce60" table:formula="of:=IF([.Z174]=1;IF(OR(SUM([.Y173:.AA175];-1)=2;SUM([.Y173:.AA175];-1)=3);1;0);IF(SUM([.Y173:.AA175])=3;1;0))" office:value-type="float" office:value="0" calcext:value-type="float">
            <text:p>0</text:p>
          </table:table-cell>
          <table:table-cell table:style-name="ce60" table:formula="of:=IF([.AA174]=1;IF(OR(SUM([.Z173:.AB175];-1)=2;SUM([.Z173:.AB175];-1)=3);1;0);IF(SUM([.Z173:.AB175])=3;1;0))" office:value-type="float" office:value="0" calcext:value-type="float">
            <text:p>0</text:p>
          </table:table-cell>
          <table:table-cell table:style-name="ce60" table:formula="of:=IF([.AB174]=1;IF(OR(SUM([.AA173:.AC175];-1)=2;SUM([.AA173:.AC175];-1)=3);1;0);IF(SUM([.AA173:.AC175])=3;1;0))" office:value-type="float" office:value="0" calcext:value-type="float">
            <text:p>0</text:p>
          </table:table-cell>
          <table:table-cell table:style-name="ce60" table:formula="of:=IF([.AC174]=1;IF(OR(SUM([.AB173:.AD175];-1)=2;SUM([.AB173:.AD175];-1)=3);1;0);IF(SUM([.AB173:.AD175])=3;1;0))" office:value-type="float" office:value="1" calcext:value-type="float">
            <text:p>1</text:p>
          </table:table-cell>
          <table:table-cell table:style-name="ce60" table:formula="of:=IF([.AD174]=1;IF(OR(SUM([.AC173:.AE175];-1)=2;SUM([.AC173:.AE175];-1)=3);1;0);IF(SUM([.AC173:.AE175])=3;1;0))" office:value-type="float" office:value="0" calcext:value-type="float">
            <text:p>0</text:p>
          </table:table-cell>
          <table:table-cell table:style-name="ce60" table:formula="of:=IF([.AE174]=1;IF(OR(SUM([.AD173:.AF175];-1)=2;SUM([.AD173:.AF175];-1)=3);1;0);IF(SUM([.AD173:.AF175])=3;1;0))" office:value-type="float" office:value="0" calcext:value-type="float">
            <text:p>0</text:p>
          </table:table-cell>
          <table:table-cell table:style-name="ce60" table:formula="of:=IF([.AF174]=1;IF(OR(SUM([.AE173:.AG175];-1)=2;SUM([.AE173:.AG175];-1)=3);1;0);IF(SUM([.AE173:.AG175])=3;1;0))" office:value-type="float" office:value="1" calcext:value-type="float">
            <text:p>1</text:p>
          </table:table-cell>
          <table:table-cell table:style-name="ce60" table:formula="of:=IF([.AG174]=1;IF(OR(SUM([.AF173:.AH175];-1)=2;SUM([.AF173:.AH175];-1)=3);1;0);IF(SUM([.AF173:.AH175])=3;1;0))" office:value-type="float" office:value="1" calcext:value-type="float">
            <text:p>1</text:p>
          </table:table-cell>
          <table:table-cell table:style-name="ce60" table:formula="of:=IF([.AH174]=1;IF(OR(SUM([.AG173:.AI175];-1)=2;SUM([.AG173:.AI175];-1)=3);1;0);IF(SUM([.AG173:.AI175])=3;1;0))" office:value-type="float" office:value="1" calcext:value-type="float">
            <text:p>1</text:p>
          </table:table-cell>
          <table:table-cell table:style-name="ce60" table:formula="of:=IF([.AI174]=1;IF(OR(SUM([.AH173:.AJ175];-1)=2;SUM([.AH173:.AJ175];-1)=3);1;0);IF(SUM([.AH173:.AJ175])=3;1;0))" office:value-type="float" office:value="0" calcext:value-type="float">
            <text:p>0</text:p>
          </table:table-cell>
          <table:table-cell table:style-name="ce60" table:formula="of:=IF([.AJ174]=1;IF(OR(SUM([.AI173:.AK175];-1)=2;SUM([.AI173:.AK175];-1)=3);1;0);IF(SUM([.AI173:.AK175])=3;1;0))" office:value-type="float" office:value="0" calcext:value-type="float">
            <text:p>0</text:p>
          </table:table-cell>
          <table:table-cell table:style-name="ce60" table:formula="of:=IF([.AK174]=1;IF(OR(SUM([.AJ173:.AL175];-1)=2;SUM([.AJ173:.AL175];-1)=3);1;0);IF(SUM([.AJ173:.AL175])=3;1;0))" office:value-type="float" office:value="0" calcext:value-type="float">
            <text:p>0</text:p>
          </table:table-cell>
          <table:table-cell table:style-name="ce60" table:formula="of:=IF([.AL174]=1;IF(OR(SUM([.AK173:.AM175];-1)=2;SUM([.AK173:.AM175];-1)=3);1;0);IF(SUM([.AK173:.AM175])=3;1;0))" office:value-type="float" office:value="0" calcext:value-type="float">
            <text:p>0</text:p>
          </table:table-cell>
          <table:table-cell table:style-name="ce60" table:formula="of:=IF([.AM174]=1;IF(OR(SUM([.AL173:.AN175];-1)=2;SUM([.AL173:.AN175];-1)=3);1;0);IF(SUM([.AL173:.AN175])=3;1;0))" office:value-type="float" office:value="0" calcext:value-type="float">
            <text:p>0</text:p>
          </table:table-cell>
          <table:table-cell table:style-name="ce60" table:formula="of:=IF([.AN174]=1;IF(OR(SUM([.AM173:.AO175];-1)=2;SUM([.AM173:.AO175];-1)=3);1;0);IF(SUM([.AM173:.AO175])=3;1;0))" office:value-type="float" office:value="0" calcext:value-type="float">
            <text:p>0</text:p>
          </table:table-cell>
          <table:table-cell table:style-name="ce60" table:formula="of:=IF([.AO174]=1;IF(OR(SUM([.AN173:.AP175];-1)=2;SUM([.AN173:.AP175];-1)=3);1;0);IF(SUM([.AN173:.AP175])=3;1;0))" office:value-type="float" office:value="0" calcext:value-type="float">
            <text:p>0</text:p>
          </table:table-cell>
          <table:table-cell table:style-name="ce60" table:formula="of:=IF([.AP174]=1;IF(OR(SUM([.AO173:.AQ175];-1)=2;SUM([.AO173:.AQ175];-1)=3);1;0);IF(SUM([.AO173:.AQ175])=3;1;0))" office:value-type="float" office:value="0" calcext:value-type="float">
            <text:p>0</text:p>
          </table:table-cell>
          <table:table-cell table:style-name="ce60" table:formula="of:=IF([.AQ174]=1;IF(OR(SUM([.AP173:.AR175];-1)=2;SUM([.AP173:.AR175];-1)=3);1;0);IF(SUM([.AP173:.AR175])=3;1;0))" office:value-type="float" office:value="0" calcext:value-type="float">
            <text:p>0</text:p>
          </table:table-cell>
          <table:table-cell table:style-name="ce60" table:formula="of:=IF([.AR174]=1;IF(OR(SUM([.AQ173:.AS175];-1)=2;SUM([.AQ173:.AS175];-1)=3);1;0);IF(SUM([.AQ173:.AS175])=3;1;0))" office:value-type="float" office:value="0" calcext:value-type="float">
            <text:p>0</text:p>
          </table:table-cell>
          <table:table-cell table:style-name="ce60" table:formula="of:=IF([.AS174]=1;IF(OR(SUM([.AR173:.AT175];-1)=2;SUM([.AR173:.AT175];-1)=3);1;0);IF(SUM([.AR173:.AT175])=3;1;0))" office:value-type="float" office:value="1" calcext:value-type="float">
            <text:p>1</text:p>
          </table:table-cell>
          <table:table-cell table:style-name="ce60" table:formula="of:=IF([.AT174]=1;IF(OR(SUM([.AS173:.AU175];-1)=2;SUM([.AS173:.AU175];-1)=3);1;0);IF(SUM([.AS173:.AU175])=3;1;0))" office:value-type="float" office:value="0" calcext:value-type="float">
            <text:p>0</text:p>
          </table:table-cell>
          <table:table-cell table:style-name="ce60" table:formula="of:=IF([.AU174]=1;IF(OR(SUM([.AT173:.AV175];-1)=2;SUM([.AT173:.AV175];-1)=3);1;0);IF(SUM([.AT173:.AV175])=3;1;0))" office:value-type="float" office:value="0" calcext:value-type="float">
            <text:p>0</text:p>
          </table:table-cell>
          <table:table-cell table:style-name="ce60" table:formula="of:=IF([.AV174]=1;IF(OR(SUM([.AU173:.AW175];-1)=2;SUM([.AU173:.AW175];-1)=3);1;0);IF(SUM([.AU173:.AW175])=3;1;0))" office:value-type="float" office:value="0" calcext:value-type="float">
            <text:p>0</text:p>
          </table:table-cell>
          <table:table-cell table:style-name="ce60" table:formula="of:=IF([.AW174]=1;IF(OR(SUM([.AV173:.AX175];-1)=2;SUM([.AV173:.AX175];-1)=3);1;0);IF(SUM([.AV173:.AX175])=3;1;0))" office:value-type="float" office:value="0" calcext:value-type="float">
            <text:p>0</text:p>
          </table:table-cell>
          <table:table-cell table:style-name="ce60" table:formula="of:=IF([.AX174]=1;IF(OR(SUM([.AW173:.AY175];-1)=2;SUM([.AW173:.AY175];-1)=3);1;0);IF(SUM([.AW173:.AY175])=3;1;0))" office:value-type="float" office:value="0" calcext:value-type="float">
            <text:p>0</text:p>
          </table:table-cell>
          <table:table-cell table:style-name="ce60" table:formula="of:=IF([.AY174]=1;IF(OR(SUM([.AX173:.AZ175];-1)=2;SUM([.AX173:.AZ175];-1)=3);1;0);IF(SUM([.AX173:.AZ175])=3;1;0))" office:value-type="float" office:value="0" calcext:value-type="float">
            <text:p>0</text:p>
          </table:table-cell>
          <table:table-cell table:style-name="ce60" table:formula="of:=IF([.AZ174]=1;IF(OR(SUM([.AY173:.BA175];-1)=2;SUM([.AY173:.BA175];-1)=3);1;0);IF(SUM([.AY173:.BA175])=3;1;0))" office:value-type="float" office:value="1" calcext:value-type="float">
            <text:p>1</text:p>
          </table:table-cell>
          <table:table-cell table:style-name="ce60" table:formula="of:=IF([.BA174]=1;IF(OR(SUM([.AZ173:.BB175];-1)=2;SUM([.AZ173:.BB175];-1)=3);1;0);IF(SUM([.AZ173:.BB175])=3;1;0))" office:value-type="float" office:value="1" calcext:value-type="float">
            <text:p>1</text:p>
          </table:table-cell>
          <table:table-cell table:style-name="ce60" table:formula="of:=IF([.BB174]=1;IF(OR(SUM([.BA173:.BC175];-1)=2;SUM([.BA173:.BC175];-1)=3);1;0);IF(SUM([.BA173:.BC175])=3;1;0))" office:value-type="float" office:value="0" calcext:value-type="float">
            <text:p>0</text:p>
          </table:table-cell>
          <table:table-cell table:style-name="ce60" table:formula="of:=IF([.BC174]=1;IF(OR(SUM([.BB173:.BD175];-1)=2;SUM([.BB173:.BD175];-1)=3);1;0);IF(SUM([.BB173:.BD175])=3;1;0))" office:value-type="float" office:value="0" calcext:value-type="float">
            <text:p>0</text:p>
          </table:table-cell>
          <table:table-cell table:style-name="ce60" table:formula="of:=IF([.BD174]=1;IF(OR(SUM([.BC173:.BE175];-1)=2;SUM([.BC173:.BE175];-1)=3);1;0);IF(SUM([.BC173:.BE175])=3;1;0))" office:value-type="float" office:value="0" calcext:value-type="float">
            <text:p>0</text:p>
          </table:table-cell>
          <table:table-cell table:style-name="ce60" table:formula="of:=IF([.BE174]=1;IF(OR(SUM([.BD173:.BF175];-1)=2;SUM([.BD173:.BF175];-1)=3);1;0);IF(SUM([.BD173:.BF175])=3;1;0))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9" office:value-type="float" office:value="0" calcext:value-type="float">
            <text:p>0</text:p>
          </table:table-cell>
          <table:table-cell table:style-name="ce60" table:formula="of:=IF([.C175]=1;IF(OR(SUM([.B174:.D176];-1)=2;SUM([.B174:.D176];-1)=3);1;0);IF(SUM([.B174:.D176])=3;1;0))" office:value-type="float" office:value="0" calcext:value-type="float">
            <text:p>0</text:p>
          </table:table-cell>
          <table:table-cell table:style-name="ce60" table:formula="of:=IF([.D175]=1;IF(OR(SUM([.C174:.E176];-1)=2;SUM([.C174:.E176];-1)=3);1;0);IF(SUM([.C174:.E176])=3;1;0))" office:value-type="float" office:value="0" calcext:value-type="float">
            <text:p>0</text:p>
          </table:table-cell>
          <table:table-cell table:style-name="ce60" table:formula="of:=IF([.E175]=1;IF(OR(SUM([.D174:.F176];-1)=2;SUM([.D174:.F176];-1)=3);1;0);IF(SUM([.D174:.F176])=3;1;0))" office:value-type="float" office:value="1" calcext:value-type="float">
            <text:p>1</text:p>
          </table:table-cell>
          <table:table-cell table:style-name="ce60" table:formula="of:=IF([.F175]=1;IF(OR(SUM([.E174:.G176];-1)=2;SUM([.E174:.G176];-1)=3);1;0);IF(SUM([.E174:.G176])=3;1;0))" office:value-type="float" office:value="0" calcext:value-type="float">
            <text:p>0</text:p>
          </table:table-cell>
          <table:table-cell table:style-name="ce60" table:formula="of:=IF([.G175]=1;IF(OR(SUM([.F174:.H176];-1)=2;SUM([.F174:.H176];-1)=3);1;0);IF(SUM([.F174:.H176])=3;1;0))" office:value-type="float" office:value="0" calcext:value-type="float">
            <text:p>0</text:p>
          </table:table-cell>
          <table:table-cell table:style-name="ce60" table:formula="of:=IF([.H175]=1;IF(OR(SUM([.G174:.I176];-1)=2;SUM([.G174:.I176];-1)=3);1;0);IF(SUM([.G174:.I176])=3;1;0))" office:value-type="float" office:value="0" calcext:value-type="float">
            <text:p>0</text:p>
          </table:table-cell>
          <table:table-cell table:style-name="ce60" table:formula="of:=IF([.I175]=1;IF(OR(SUM([.H174:.J176];-1)=2;SUM([.H174:.J176];-1)=3);1;0);IF(SUM([.H174:.J176])=3;1;0))" office:value-type="float" office:value="0" calcext:value-type="float">
            <text:p>0</text:p>
          </table:table-cell>
          <table:table-cell table:style-name="ce60" table:formula="of:=IF([.J175]=1;IF(OR(SUM([.I174:.K176];-1)=2;SUM([.I174:.K176];-1)=3);1;0);IF(SUM([.I174:.K176])=3;1;0))" office:value-type="float" office:value="0" calcext:value-type="float">
            <text:p>0</text:p>
          </table:table-cell>
          <table:table-cell table:style-name="ce60" table:formula="of:=IF([.K175]=1;IF(OR(SUM([.J174:.L176];-1)=2;SUM([.J174:.L176];-1)=3);1;0);IF(SUM([.J174:.L176])=3;1;0))" office:value-type="float" office:value="0" calcext:value-type="float">
            <text:p>0</text:p>
          </table:table-cell>
          <table:table-cell table:style-name="ce60" table:formula="of:=IF([.L175]=1;IF(OR(SUM([.K174:.M176];-1)=2;SUM([.K174:.M176];-1)=3);1;0);IF(SUM([.K174:.M176])=3;1;0))" office:value-type="float" office:value="1" calcext:value-type="float">
            <text:p>1</text:p>
          </table:table-cell>
          <table:table-cell table:style-name="ce60" table:formula="of:=IF([.M175]=1;IF(OR(SUM([.L174:.N176];-1)=2;SUM([.L174:.N176];-1)=3);1;0);IF(SUM([.L174:.N176])=3;1;0))" office:value-type="float" office:value="0" calcext:value-type="float">
            <text:p>0</text:p>
          </table:table-cell>
          <table:table-cell table:style-name="ce60" table:formula="of:=IF([.N175]=1;IF(OR(SUM([.M174:.O176];-1)=2;SUM([.M174:.O176];-1)=3);1;0);IF(SUM([.M174:.O176])=3;1;0))" office:value-type="float" office:value="0" calcext:value-type="float">
            <text:p>0</text:p>
          </table:table-cell>
          <table:table-cell table:style-name="ce60" table:formula="of:=IF([.O175]=1;IF(OR(SUM([.N174:.P176];-1)=2;SUM([.N174:.P176];-1)=3);1;0);IF(SUM([.N174:.P176])=3;1;0))" office:value-type="float" office:value="0" calcext:value-type="float">
            <text:p>0</text:p>
          </table:table-cell>
          <table:table-cell table:style-name="ce60" table:formula="of:=IF([.P175]=1;IF(OR(SUM([.O174:.Q176];-1)=2;SUM([.O174:.Q176];-1)=3);1;0);IF(SUM([.O174:.Q176])=3;1;0))" office:value-type="float" office:value="0" calcext:value-type="float">
            <text:p>0</text:p>
          </table:table-cell>
          <table:table-cell table:style-name="ce60" table:formula="of:=IF([.Q175]=1;IF(OR(SUM([.P174:.R176];-1)=2;SUM([.P174:.R176];-1)=3);1;0);IF(SUM([.P174:.R176])=3;1;0))" office:value-type="float" office:value="0" calcext:value-type="float">
            <text:p>0</text:p>
          </table:table-cell>
          <table:table-cell table:style-name="ce60" table:formula="of:=IF([.R175]=1;IF(OR(SUM([.Q174:.S176];-1)=2;SUM([.Q174:.S176];-1)=3);1;0);IF(SUM([.Q174:.S176])=3;1;0))" office:value-type="float" office:value="1" calcext:value-type="float">
            <text:p>1</text:p>
          </table:table-cell>
          <table:table-cell table:style-name="ce60" table:formula="of:=IF([.S175]=1;IF(OR(SUM([.R174:.T176];-1)=2;SUM([.R174:.T176];-1)=3);1;0);IF(SUM([.R174:.T176])=3;1;0))" office:value-type="float" office:value="1" calcext:value-type="float">
            <text:p>1</text:p>
          </table:table-cell>
          <table:table-cell table:style-name="ce60" table:formula="of:=IF([.T175]=1;IF(OR(SUM([.S174:.U176];-1)=2;SUM([.S174:.U176];-1)=3);1;0);IF(SUM([.S174:.U176])=3;1;0))" office:value-type="float" office:value="0" calcext:value-type="float">
            <text:p>0</text:p>
          </table:table-cell>
          <table:table-cell table:style-name="ce60" table:formula="of:=IF([.U175]=1;IF(OR(SUM([.T174:.V176];-1)=2;SUM([.T174:.V176];-1)=3);1;0);IF(SUM([.T174:.V176])=3;1;0))" office:value-type="float" office:value="0" calcext:value-type="float">
            <text:p>0</text:p>
          </table:table-cell>
          <table:table-cell table:style-name="ce60" table:formula="of:=IF([.V175]=1;IF(OR(SUM([.U174:.W176];-1)=2;SUM([.U174:.W176];-1)=3);1;0);IF(SUM([.U174:.W176])=3;1;0))" office:value-type="float" office:value="0" calcext:value-type="float">
            <text:p>0</text:p>
          </table:table-cell>
          <table:table-cell table:style-name="ce60" table:formula="of:=IF([.W175]=1;IF(OR(SUM([.V174:.X176];-1)=2;SUM([.V174:.X176];-1)=3);1;0);IF(SUM([.V174:.X176])=3;1;0))" office:value-type="float" office:value="0" calcext:value-type="float">
            <text:p>0</text:p>
          </table:table-cell>
          <table:table-cell table:style-name="ce60" table:formula="of:=IF([.X175]=1;IF(OR(SUM([.W174:.Y176];-1)=2;SUM([.W174:.Y176];-1)=3);1;0);IF(SUM([.W174:.Y176])=3;1;0))" office:value-type="float" office:value="0" calcext:value-type="float">
            <text:p>0</text:p>
          </table:table-cell>
          <table:table-cell table:style-name="ce60" table:formula="of:=IF([.Y175]=1;IF(OR(SUM([.X174:.Z176];-1)=2;SUM([.X174:.Z176];-1)=3);1;0);IF(SUM([.X174:.Z176])=3;1;0))" office:value-type="float" office:value="1" calcext:value-type="float">
            <text:p>1</text:p>
          </table:table-cell>
          <table:table-cell table:style-name="ce60" table:formula="of:=IF([.Z175]=1;IF(OR(SUM([.Y174:.AA176];-1)=2;SUM([.Y174:.AA176];-1)=3);1;0);IF(SUM([.Y174:.AA176])=3;1;0))" office:value-type="float" office:value="0" calcext:value-type="float">
            <text:p>0</text:p>
          </table:table-cell>
          <table:table-cell table:style-name="ce60" table:formula="of:=IF([.AA175]=1;IF(OR(SUM([.Z174:.AB176];-1)=2;SUM([.Z174:.AB176];-1)=3);1;0);IF(SUM([.Z174:.AB176])=3;1;0))" office:value-type="float" office:value="0" calcext:value-type="float">
            <text:p>0</text:p>
          </table:table-cell>
          <table:table-cell table:style-name="ce60" table:formula="of:=IF([.AB175]=1;IF(OR(SUM([.AA174:.AC176];-1)=2;SUM([.AA174:.AC176];-1)=3);1;0);IF(SUM([.AA174:.AC176])=3;1;0))" office:value-type="float" office:value="0" calcext:value-type="float">
            <text:p>0</text:p>
          </table:table-cell>
          <table:table-cell table:style-name="ce60" table:formula="of:=IF([.AC175]=1;IF(OR(SUM([.AB174:.AD176];-1)=2;SUM([.AB174:.AD176];-1)=3);1;0);IF(SUM([.AB174:.AD176])=3;1;0))" office:value-type="float" office:value="0" calcext:value-type="float">
            <text:p>0</text:p>
          </table:table-cell>
          <table:table-cell table:style-name="ce60" table:formula="of:=IF([.AD175]=1;IF(OR(SUM([.AC174:.AE176];-1)=2;SUM([.AC174:.AE176];-1)=3);1;0);IF(SUM([.AC174:.AE176])=3;1;0))" office:value-type="float" office:value="0" calcext:value-type="float">
            <text:p>0</text:p>
          </table:table-cell>
          <table:table-cell table:style-name="ce60" table:formula="of:=IF([.AE175]=1;IF(OR(SUM([.AD174:.AF176];-1)=2;SUM([.AD174:.AF176];-1)=3);1;0);IF(SUM([.AD174:.AF176])=3;1;0))" office:value-type="float" office:value="0" calcext:value-type="float">
            <text:p>0</text:p>
          </table:table-cell>
          <table:table-cell table:style-name="ce60" table:formula="of:=IF([.AF175]=1;IF(OR(SUM([.AE174:.AG176];-1)=2;SUM([.AE174:.AG176];-1)=3);1;0);IF(SUM([.AE174:.AG176])=3;1;0))" office:value-type="float" office:value="0" calcext:value-type="float">
            <text:p>0</text:p>
          </table:table-cell>
          <table:table-cell table:style-name="ce60" table:formula="of:=IF([.AG175]=1;IF(OR(SUM([.AF174:.AH176];-1)=2;SUM([.AF174:.AH176];-1)=3);1;0);IF(SUM([.AF174:.AH176])=3;1;0))" office:value-type="float" office:value="0" calcext:value-type="float">
            <text:p>0</text:p>
          </table:table-cell>
          <table:table-cell table:style-name="ce60" table:formula="of:=IF([.AH175]=1;IF(OR(SUM([.AG174:.AI176];-1)=2;SUM([.AG174:.AI176];-1)=3);1;0);IF(SUM([.AG174:.AI176])=3;1;0))" office:value-type="float" office:value="0" calcext:value-type="float">
            <text:p>0</text:p>
          </table:table-cell>
          <table:table-cell table:style-name="ce60" table:formula="of:=IF([.AI175]=1;IF(OR(SUM([.AH174:.AJ176];-1)=2;SUM([.AH174:.AJ176];-1)=3);1;0);IF(SUM([.AH174:.AJ176])=3;1;0))" office:value-type="float" office:value="0" calcext:value-type="float">
            <text:p>0</text:p>
          </table:table-cell>
          <table:table-cell table:style-name="ce60" table:formula="of:=IF([.AJ175]=1;IF(OR(SUM([.AI174:.AK176];-1)=2;SUM([.AI174:.AK176];-1)=3);1;0);IF(SUM([.AI174:.AK176])=3;1;0))" office:value-type="float" office:value="0" calcext:value-type="float">
            <text:p>0</text:p>
          </table:table-cell>
          <table:table-cell table:style-name="ce60" table:formula="of:=IF([.AK175]=1;IF(OR(SUM([.AJ174:.AL176];-1)=2;SUM([.AJ174:.AL176];-1)=3);1;0);IF(SUM([.AJ174:.AL176])=3;1;0))" office:value-type="float" office:value="0" calcext:value-type="float">
            <text:p>0</text:p>
          </table:table-cell>
          <table:table-cell table:style-name="ce60" table:formula="of:=IF([.AL175]=1;IF(OR(SUM([.AK174:.AM176];-1)=2;SUM([.AK174:.AM176];-1)=3);1;0);IF(SUM([.AK174:.AM176])=3;1;0))" office:value-type="float" office:value="0" calcext:value-type="float">
            <text:p>0</text:p>
          </table:table-cell>
          <table:table-cell table:style-name="ce60" table:formula="of:=IF([.AM175]=1;IF(OR(SUM([.AL174:.AN176];-1)=2;SUM([.AL174:.AN176];-1)=3);1;0);IF(SUM([.AL174:.AN176])=3;1;0))" office:value-type="float" office:value="0" calcext:value-type="float">
            <text:p>0</text:p>
          </table:table-cell>
          <table:table-cell table:style-name="ce60" table:formula="of:=IF([.AN175]=1;IF(OR(SUM([.AM174:.AO176];-1)=2;SUM([.AM174:.AO176];-1)=3);1;0);IF(SUM([.AM174:.AO176])=3;1;0))" office:value-type="float" office:value="0" calcext:value-type="float">
            <text:p>0</text:p>
          </table:table-cell>
          <table:table-cell table:style-name="ce60" table:formula="of:=IF([.AO175]=1;IF(OR(SUM([.AN174:.AP176];-1)=2;SUM([.AN174:.AP176];-1)=3);1;0);IF(SUM([.AN174:.AP176])=3;1;0))" office:value-type="float" office:value="0" calcext:value-type="float">
            <text:p>0</text:p>
          </table:table-cell>
          <table:table-cell table:style-name="ce60" table:formula="of:=IF([.AP175]=1;IF(OR(SUM([.AO174:.AQ176];-1)=2;SUM([.AO174:.AQ176];-1)=3);1;0);IF(SUM([.AO174:.AQ176])=3;1;0))" office:value-type="float" office:value="0" calcext:value-type="float">
            <text:p>0</text:p>
          </table:table-cell>
          <table:table-cell table:style-name="ce60" table:formula="of:=IF([.AQ175]=1;IF(OR(SUM([.AP174:.AR176];-1)=2;SUM([.AP174:.AR176];-1)=3);1;0);IF(SUM([.AP174:.AR176])=3;1;0))" office:value-type="float" office:value="0" calcext:value-type="float">
            <text:p>0</text:p>
          </table:table-cell>
          <table:table-cell table:style-name="ce60" table:formula="of:=IF([.AR175]=1;IF(OR(SUM([.AQ174:.AS176];-1)=2;SUM([.AQ174:.AS176];-1)=3);1;0);IF(SUM([.AQ174:.AS176])=3;1;0))" office:value-type="float" office:value="0" calcext:value-type="float">
            <text:p>0</text:p>
          </table:table-cell>
          <table:table-cell table:style-name="ce60" table:formula="of:=IF([.AS175]=1;IF(OR(SUM([.AR174:.AT176];-1)=2;SUM([.AR174:.AT176];-1)=3);1;0);IF(SUM([.AR174:.AT176])=3;1;0))" office:value-type="float" office:value="1" calcext:value-type="float">
            <text:p>1</text:p>
          </table:table-cell>
          <table:table-cell table:style-name="ce60" table:formula="of:=IF([.AT175]=1;IF(OR(SUM([.AS174:.AU176];-1)=2;SUM([.AS174:.AU176];-1)=3);1;0);IF(SUM([.AS174:.AU176])=3;1;0))" office:value-type="float" office:value="0" calcext:value-type="float">
            <text:p>0</text:p>
          </table:table-cell>
          <table:table-cell table:style-name="ce60" table:formula="of:=IF([.AU175]=1;IF(OR(SUM([.AT174:.AV176];-1)=2;SUM([.AT174:.AV176];-1)=3);1;0);IF(SUM([.AT174:.AV176])=3;1;0))" office:value-type="float" office:value="0" calcext:value-type="float">
            <text:p>0</text:p>
          </table:table-cell>
          <table:table-cell table:style-name="ce60" table:formula="of:=IF([.AV175]=1;IF(OR(SUM([.AU174:.AW176];-1)=2;SUM([.AU174:.AW176];-1)=3);1;0);IF(SUM([.AU174:.AW176])=3;1;0))" office:value-type="float" office:value="0" calcext:value-type="float">
            <text:p>0</text:p>
          </table:table-cell>
          <table:table-cell table:style-name="ce60" table:formula="of:=IF([.AW175]=1;IF(OR(SUM([.AV174:.AX176];-1)=2;SUM([.AV174:.AX176];-1)=3);1;0);IF(SUM([.AV174:.AX176])=3;1;0))" office:value-type="float" office:value="0" calcext:value-type="float">
            <text:p>0</text:p>
          </table:table-cell>
          <table:table-cell table:style-name="ce60" table:formula="of:=IF([.AX175]=1;IF(OR(SUM([.AW174:.AY176];-1)=2;SUM([.AW174:.AY176];-1)=3);1;0);IF(SUM([.AW174:.AY176])=3;1;0))" office:value-type="float" office:value="0" calcext:value-type="float">
            <text:p>0</text:p>
          </table:table-cell>
          <table:table-cell table:style-name="ce60" table:formula="of:=IF([.AY175]=1;IF(OR(SUM([.AX174:.AZ176];-1)=2;SUM([.AX174:.AZ176];-1)=3);1;0);IF(SUM([.AX174:.AZ176])=3;1;0))" office:value-type="float" office:value="0" calcext:value-type="float">
            <text:p>0</text:p>
          </table:table-cell>
          <table:table-cell table:style-name="ce60" table:formula="of:=IF([.AZ175]=1;IF(OR(SUM([.AY174:.BA176];-1)=2;SUM([.AY174:.BA176];-1)=3);1;0);IF(SUM([.AY174:.BA176])=3;1;0))" office:value-type="float" office:value="0" calcext:value-type="float">
            <text:p>0</text:p>
          </table:table-cell>
          <table:table-cell table:style-name="ce60" table:formula="of:=IF([.BA175]=1;IF(OR(SUM([.AZ174:.BB176];-1)=2;SUM([.AZ174:.BB176];-1)=3);1;0);IF(SUM([.AZ174:.BB176])=3;1;0))" office:value-type="float" office:value="0" calcext:value-type="float">
            <text:p>0</text:p>
          </table:table-cell>
          <table:table-cell table:style-name="ce60" table:formula="of:=IF([.BB175]=1;IF(OR(SUM([.BA174:.BC176];-1)=2;SUM([.BA174:.BC176];-1)=3);1;0);IF(SUM([.BA174:.BC176])=3;1;0))" office:value-type="float" office:value="0" calcext:value-type="float">
            <text:p>0</text:p>
          </table:table-cell>
          <table:table-cell table:style-name="ce60" table:formula="of:=IF([.BC175]=1;IF(OR(SUM([.BB174:.BD176];-1)=2;SUM([.BB174:.BD176];-1)=3);1;0);IF(SUM([.BB174:.BD176])=3;1;0))" office:value-type="float" office:value="0" calcext:value-type="float">
            <text:p>0</text:p>
          </table:table-cell>
          <table:table-cell table:style-name="ce60" table:formula="of:=IF([.BD175]=1;IF(OR(SUM([.BC174:.BE176];-1)=2;SUM([.BC174:.BE176];-1)=3);1;0);IF(SUM([.BC174:.BE176])=3;1;0))" office:value-type="float" office:value="0" calcext:value-type="float">
            <text:p>0</text:p>
          </table:table-cell>
          <table:table-cell table:style-name="ce60" table:formula="of:=IF([.BE175]=1;IF(OR(SUM([.BD174:.BF176];-1)=2;SUM([.BD174:.BF176];-1)=3);1;0);IF(SUM([.BD174:.BF176])=3;1;0))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9" office:value-type="float" office:value="0" calcext:value-type="float">
            <text:p>0</text:p>
          </table:table-cell>
          <table:table-cell table:style-name="ce60" table:formula="of:=IF([.C176]=1;IF(OR(SUM([.B175:.D177];-1)=2;SUM([.B175:.D177];-1)=3);1;0);IF(SUM([.B175:.D177])=3;1;0))" office:value-type="float" office:value="1" calcext:value-type="float">
            <text:p>1</text:p>
          </table:table-cell>
          <table:table-cell table:style-name="ce60" table:formula="of:=IF([.D176]=1;IF(OR(SUM([.C175:.E177];-1)=2;SUM([.C175:.E177];-1)=3);1;0);IF(SUM([.C175:.E177])=3;1;0))" office:value-type="float" office:value="0" calcext:value-type="float">
            <text:p>0</text:p>
          </table:table-cell>
          <table:table-cell table:style-name="ce60" table:formula="of:=IF([.E176]=1;IF(OR(SUM([.D175:.F177];-1)=2;SUM([.D175:.F177];-1)=3);1;0);IF(SUM([.D175:.F177])=3;1;0))" office:value-type="float" office:value="0" calcext:value-type="float">
            <text:p>0</text:p>
          </table:table-cell>
          <table:table-cell table:style-name="ce60" table:formula="of:=IF([.F176]=1;IF(OR(SUM([.E175:.G177];-1)=2;SUM([.E175:.G177];-1)=3);1;0);IF(SUM([.E175:.G177])=3;1;0))" office:value-type="float" office:value="1" calcext:value-type="float">
            <text:p>1</text:p>
          </table:table-cell>
          <table:table-cell table:style-name="ce60" table:formula="of:=IF([.G176]=1;IF(OR(SUM([.F175:.H177];-1)=2;SUM([.F175:.H177];-1)=3);1;0);IF(SUM([.F175:.H177])=3;1;0))" office:value-type="float" office:value="0" calcext:value-type="float">
            <text:p>0</text:p>
          </table:table-cell>
          <table:table-cell table:style-name="ce60" table:formula="of:=IF([.H176]=1;IF(OR(SUM([.G175:.I177];-1)=2;SUM([.G175:.I177];-1)=3);1;0);IF(SUM([.G175:.I177])=3;1;0))" office:value-type="float" office:value="0" calcext:value-type="float">
            <text:p>0</text:p>
          </table:table-cell>
          <table:table-cell table:style-name="ce60" table:formula="of:=IF([.I176]=1;IF(OR(SUM([.H175:.J177];-1)=2;SUM([.H175:.J177];-1)=3);1;0);IF(SUM([.H175:.J177])=3;1;0))" office:value-type="float" office:value="0" calcext:value-type="float">
            <text:p>0</text:p>
          </table:table-cell>
          <table:table-cell table:style-name="ce60" table:formula="of:=IF([.J176]=1;IF(OR(SUM([.I175:.K177];-1)=2;SUM([.I175:.K177];-1)=3);1;0);IF(SUM([.I175:.K177])=3;1;0))" office:value-type="float" office:value="0" calcext:value-type="float">
            <text:p>0</text:p>
          </table:table-cell>
          <table:table-cell table:style-name="ce60" table:formula="of:=IF([.K176]=1;IF(OR(SUM([.J175:.L177];-1)=2;SUM([.J175:.L177];-1)=3);1;0);IF(SUM([.J175:.L177])=3;1;0))" office:value-type="float" office:value="0" calcext:value-type="float">
            <text:p>0</text:p>
          </table:table-cell>
          <table:table-cell table:style-name="ce60" table:formula="of:=IF([.L176]=1;IF(OR(SUM([.K175:.M177];-1)=2;SUM([.K175:.M177];-1)=3);1;0);IF(SUM([.K175:.M177])=3;1;0))" office:value-type="float" office:value="1" calcext:value-type="float">
            <text:p>1</text:p>
          </table:table-cell>
          <table:table-cell table:style-name="ce60" table:formula="of:=IF([.M176]=1;IF(OR(SUM([.L175:.N177];-1)=2;SUM([.L175:.N177];-1)=3);1;0);IF(SUM([.L175:.N177])=3;1;0))" office:value-type="float" office:value="0" calcext:value-type="float">
            <text:p>0</text:p>
          </table:table-cell>
          <table:table-cell table:style-name="ce60" table:formula="of:=IF([.N176]=1;IF(OR(SUM([.M175:.O177];-1)=2;SUM([.M175:.O177];-1)=3);1;0);IF(SUM([.M175:.O177])=3;1;0))" office:value-type="float" office:value="0" calcext:value-type="float">
            <text:p>0</text:p>
          </table:table-cell>
          <table:table-cell table:style-name="ce60" table:formula="of:=IF([.O176]=1;IF(OR(SUM([.N175:.P177];-1)=2;SUM([.N175:.P177];-1)=3);1;0);IF(SUM([.N175:.P177])=3;1;0))" office:value-type="float" office:value="0" calcext:value-type="float">
            <text:p>0</text:p>
          </table:table-cell>
          <table:table-cell table:style-name="ce60" table:formula="of:=IF([.P176]=1;IF(OR(SUM([.O175:.Q177];-1)=2;SUM([.O175:.Q177];-1)=3);1;0);IF(SUM([.O175:.Q177])=3;1;0))" office:value-type="float" office:value="0" calcext:value-type="float">
            <text:p>0</text:p>
          </table:table-cell>
          <table:table-cell table:style-name="ce60" table:formula="of:=IF([.Q176]=1;IF(OR(SUM([.P175:.R177];-1)=2;SUM([.P175:.R177];-1)=3);1;0);IF(SUM([.P175:.R177])=3;1;0))" office:value-type="float" office:value="0" calcext:value-type="float">
            <text:p>0</text:p>
          </table:table-cell>
          <table:table-cell table:style-name="ce60" table:formula="of:=IF([.R176]=1;IF(OR(SUM([.Q175:.S177];-1)=2;SUM([.Q175:.S177];-1)=3);1;0);IF(SUM([.Q175:.S177])=3;1;0))" office:value-type="float" office:value="1" calcext:value-type="float">
            <text:p>1</text:p>
          </table:table-cell>
          <table:table-cell table:style-name="ce60" table:formula="of:=IF([.S176]=1;IF(OR(SUM([.R175:.T177];-1)=2;SUM([.R175:.T177];-1)=3);1;0);IF(SUM([.R175:.T177])=3;1;0))" office:value-type="float" office:value="1" calcext:value-type="float">
            <text:p>1</text:p>
          </table:table-cell>
          <table:table-cell table:style-name="ce60" table:formula="of:=IF([.T176]=1;IF(OR(SUM([.S175:.U177];-1)=2;SUM([.S175:.U177];-1)=3);1;0);IF(SUM([.S175:.U177])=3;1;0))" office:value-type="float" office:value="0" calcext:value-type="float">
            <text:p>0</text:p>
          </table:table-cell>
          <table:table-cell table:style-name="ce60" table:formula="of:=IF([.U176]=1;IF(OR(SUM([.T175:.V177];-1)=2;SUM([.T175:.V177];-1)=3);1;0);IF(SUM([.T175:.V177])=3;1;0))" office:value-type="float" office:value="0" calcext:value-type="float">
            <text:p>0</text:p>
          </table:table-cell>
          <table:table-cell table:style-name="ce60" table:formula="of:=IF([.V176]=1;IF(OR(SUM([.U175:.W177];-1)=2;SUM([.U175:.W177];-1)=3);1;0);IF(SUM([.U175:.W177])=3;1;0))" office:value-type="float" office:value="0" calcext:value-type="float">
            <text:p>0</text:p>
          </table:table-cell>
          <table:table-cell table:style-name="ce60" table:formula="of:=IF([.W176]=1;IF(OR(SUM([.V175:.X177];-1)=2;SUM([.V175:.X177];-1)=3);1;0);IF(SUM([.V175:.X177])=3;1;0))" office:value-type="float" office:value="0" calcext:value-type="float">
            <text:p>0</text:p>
          </table:table-cell>
          <table:table-cell table:style-name="ce60" table:formula="of:=IF([.X176]=1;IF(OR(SUM([.W175:.Y177];-1)=2;SUM([.W175:.Y177];-1)=3);1;0);IF(SUM([.W175:.Y177])=3;1;0))" office:value-type="float" office:value="1" calcext:value-type="float">
            <text:p>1</text:p>
          </table:table-cell>
          <table:table-cell table:style-name="ce60" table:formula="of:=IF([.Y176]=1;IF(OR(SUM([.X175:.Z177];-1)=2;SUM([.X175:.Z177];-1)=3);1;0);IF(SUM([.X175:.Z177])=3;1;0))" office:value-type="float" office:value="0" calcext:value-type="float">
            <text:p>0</text:p>
          </table:table-cell>
          <table:table-cell table:style-name="ce60" table:formula="of:=IF([.Z176]=1;IF(OR(SUM([.Y175:.AA177];-1)=2;SUM([.Y175:.AA177];-1)=3);1;0);IF(SUM([.Y175:.AA177])=3;1;0))" office:value-type="float" office:value="0" calcext:value-type="float">
            <text:p>0</text:p>
          </table:table-cell>
          <table:table-cell table:style-name="ce60" table:formula="of:=IF([.AA176]=1;IF(OR(SUM([.Z175:.AB177];-1)=2;SUM([.Z175:.AB177];-1)=3);1;0);IF(SUM([.Z175:.AB177])=3;1;0))" office:value-type="float" office:value="0" calcext:value-type="float">
            <text:p>0</text:p>
          </table:table-cell>
          <table:table-cell table:style-name="ce60" table:formula="of:=IF([.AB176]=1;IF(OR(SUM([.AA175:.AC177];-1)=2;SUM([.AA175:.AC177];-1)=3);1;0);IF(SUM([.AA175:.AC177])=3;1;0))" office:value-type="float" office:value="0" calcext:value-type="float">
            <text:p>0</text:p>
          </table:table-cell>
          <table:table-cell table:style-name="ce60" table:formula="of:=IF([.AC176]=1;IF(OR(SUM([.AB175:.AD177];-1)=2;SUM([.AB175:.AD177];-1)=3);1;0);IF(SUM([.AB175:.AD177])=3;1;0))" office:value-type="float" office:value="1" calcext:value-type="float">
            <text:p>1</text:p>
          </table:table-cell>
          <table:table-cell table:style-name="ce60" table:formula="of:=IF([.AD176]=1;IF(OR(SUM([.AC175:.AE177];-1)=2;SUM([.AC175:.AE177];-1)=3);1;0);IF(SUM([.AC175:.AE177])=3;1;0))" office:value-type="float" office:value="0" calcext:value-type="float">
            <text:p>0</text:p>
          </table:table-cell>
          <table:table-cell table:style-name="ce60" table:formula="of:=IF([.AE176]=1;IF(OR(SUM([.AD175:.AF177];-1)=2;SUM([.AD175:.AF177];-1)=3);1;0);IF(SUM([.AD175:.AF177])=3;1;0))" office:value-type="float" office:value="0" calcext:value-type="float">
            <text:p>0</text:p>
          </table:table-cell>
          <table:table-cell table:style-name="ce60" table:formula="of:=IF([.AF176]=1;IF(OR(SUM([.AE175:.AG177];-1)=2;SUM([.AE175:.AG177];-1)=3);1;0);IF(SUM([.AE175:.AG177])=3;1;0))" office:value-type="float" office:value="0" calcext:value-type="float">
            <text:p>0</text:p>
          </table:table-cell>
          <table:table-cell table:style-name="ce60" table:formula="of:=IF([.AG176]=1;IF(OR(SUM([.AF175:.AH177];-1)=2;SUM([.AF175:.AH177];-1)=3);1;0);IF(SUM([.AF175:.AH177])=3;1;0))" office:value-type="float" office:value="0" calcext:value-type="float">
            <text:p>0</text:p>
          </table:table-cell>
          <table:table-cell table:style-name="ce60" table:formula="of:=IF([.AH176]=1;IF(OR(SUM([.AG175:.AI177];-1)=2;SUM([.AG175:.AI177];-1)=3);1;0);IF(SUM([.AG175:.AI177])=3;1;0))" office:value-type="float" office:value="0" calcext:value-type="float">
            <text:p>0</text:p>
          </table:table-cell>
          <table:table-cell table:style-name="ce60" table:formula="of:=IF([.AI176]=1;IF(OR(SUM([.AH175:.AJ177];-1)=2;SUM([.AH175:.AJ177];-1)=3);1;0);IF(SUM([.AH175:.AJ177])=3;1;0))" office:value-type="float" office:value="0" calcext:value-type="float">
            <text:p>0</text:p>
          </table:table-cell>
          <table:table-cell table:style-name="ce60" table:formula="of:=IF([.AJ176]=1;IF(OR(SUM([.AI175:.AK177];-1)=2;SUM([.AI175:.AK177];-1)=3);1;0);IF(SUM([.AI175:.AK177])=3;1;0))" office:value-type="float" office:value="0" calcext:value-type="float">
            <text:p>0</text:p>
          </table:table-cell>
          <table:table-cell table:style-name="ce60" table:formula="of:=IF([.AK176]=1;IF(OR(SUM([.AJ175:.AL177];-1)=2;SUM([.AJ175:.AL177];-1)=3);1;0);IF(SUM([.AJ175:.AL177])=3;1;0))" office:value-type="float" office:value="1" calcext:value-type="float">
            <text:p>1</text:p>
          </table:table-cell>
          <table:table-cell table:style-name="ce60" table:formula="of:=IF([.AL176]=1;IF(OR(SUM([.AK175:.AM177];-1)=2;SUM([.AK175:.AM177];-1)=3);1;0);IF(SUM([.AK175:.AM177])=3;1;0))" office:value-type="float" office:value="1" calcext:value-type="float">
            <text:p>1</text:p>
          </table:table-cell>
          <table:table-cell table:style-name="ce60" table:formula="of:=IF([.AM176]=1;IF(OR(SUM([.AL175:.AN177];-1)=2;SUM([.AL175:.AN177];-1)=3);1;0);IF(SUM([.AL175:.AN177])=3;1;0))" office:value-type="float" office:value="0" calcext:value-type="float">
            <text:p>0</text:p>
          </table:table-cell>
          <table:table-cell table:style-name="ce60" table:formula="of:=IF([.AN176]=1;IF(OR(SUM([.AM175:.AO177];-1)=2;SUM([.AM175:.AO177];-1)=3);1;0);IF(SUM([.AM175:.AO177])=3;1;0))" office:value-type="float" office:value="0" calcext:value-type="float">
            <text:p>0</text:p>
          </table:table-cell>
          <table:table-cell table:style-name="ce60" table:formula="of:=IF([.AO176]=1;IF(OR(SUM([.AN175:.AP177];-1)=2;SUM([.AN175:.AP177];-1)=3);1;0);IF(SUM([.AN175:.AP177])=3;1;0))" office:value-type="float" office:value="1" calcext:value-type="float">
            <text:p>1</text:p>
          </table:table-cell>
          <table:table-cell table:style-name="ce60" table:formula="of:=IF([.AP176]=1;IF(OR(SUM([.AO175:.AQ177];-1)=2;SUM([.AO175:.AQ177];-1)=3);1;0);IF(SUM([.AO175:.AQ177])=3;1;0))" office:value-type="float" office:value="0" calcext:value-type="float">
            <text:p>0</text:p>
          </table:table-cell>
          <table:table-cell table:style-name="ce60" table:formula="of:=IF([.AQ176]=1;IF(OR(SUM([.AP175:.AR177];-1)=2;SUM([.AP175:.AR177];-1)=3);1;0);IF(SUM([.AP175:.AR177])=3;1;0))" office:value-type="float" office:value="0" calcext:value-type="float">
            <text:p>0</text:p>
          </table:table-cell>
          <table:table-cell table:style-name="ce60" table:formula="of:=IF([.AR176]=1;IF(OR(SUM([.AQ175:.AS177];-1)=2;SUM([.AQ175:.AS177];-1)=3);1;0);IF(SUM([.AQ175:.AS177])=3;1;0))" office:value-type="float" office:value="1" calcext:value-type="float">
            <text:p>1</text:p>
          </table:table-cell>
          <table:table-cell table:style-name="ce60" table:formula="of:=IF([.AS176]=1;IF(OR(SUM([.AR175:.AT177];-1)=2;SUM([.AR175:.AT177];-1)=3);1;0);IF(SUM([.AR175:.AT177])=3;1;0))" office:value-type="float" office:value="0" calcext:value-type="float">
            <text:p>0</text:p>
          </table:table-cell>
          <table:table-cell table:style-name="ce60" table:formula="of:=IF([.AT176]=1;IF(OR(SUM([.AS175:.AU177];-1)=2;SUM([.AS175:.AU177];-1)=3);1;0);IF(SUM([.AS175:.AU177])=3;1;0))" office:value-type="float" office:value="0" calcext:value-type="float">
            <text:p>0</text:p>
          </table:table-cell>
          <table:table-cell table:style-name="ce60" table:formula="of:=IF([.AU176]=1;IF(OR(SUM([.AT175:.AV177];-1)=2;SUM([.AT175:.AV177];-1)=3);1;0);IF(SUM([.AT175:.AV177])=3;1;0))" office:value-type="float" office:value="0" calcext:value-type="float">
            <text:p>0</text:p>
          </table:table-cell>
          <table:table-cell table:style-name="ce60" table:formula="of:=IF([.AV176]=1;IF(OR(SUM([.AU175:.AW177];-1)=2;SUM([.AU175:.AW177];-1)=3);1;0);IF(SUM([.AU175:.AW177])=3;1;0))" office:value-type="float" office:value="0" calcext:value-type="float">
            <text:p>0</text:p>
          </table:table-cell>
          <table:table-cell table:style-name="ce60" table:formula="of:=IF([.AW176]=1;IF(OR(SUM([.AV175:.AX177];-1)=2;SUM([.AV175:.AX177];-1)=3);1;0);IF(SUM([.AV175:.AX177])=3;1;0))" office:value-type="float" office:value="0" calcext:value-type="float">
            <text:p>0</text:p>
          </table:table-cell>
          <table:table-cell table:style-name="ce60" table:formula="of:=IF([.AX176]=1;IF(OR(SUM([.AW175:.AY177];-1)=2;SUM([.AW175:.AY177];-1)=3);1;0);IF(SUM([.AW175:.AY177])=3;1;0))" office:value-type="float" office:value="0" calcext:value-type="float">
            <text:p>0</text:p>
          </table:table-cell>
          <table:table-cell table:style-name="ce60" table:formula="of:=IF([.AY176]=1;IF(OR(SUM([.AX175:.AZ177];-1)=2;SUM([.AX175:.AZ177];-1)=3);1;0);IF(SUM([.AX175:.AZ177])=3;1;0))" office:value-type="float" office:value="0" calcext:value-type="float">
            <text:p>0</text:p>
          </table:table-cell>
          <table:table-cell table:style-name="ce60" table:formula="of:=IF([.AZ176]=1;IF(OR(SUM([.AY175:.BA177];-1)=2;SUM([.AY175:.BA177];-1)=3);1;0);IF(SUM([.AY175:.BA177])=3;1;0))" office:value-type="float" office:value="0" calcext:value-type="float">
            <text:p>0</text:p>
          </table:table-cell>
          <table:table-cell table:style-name="ce60" table:formula="of:=IF([.BA176]=1;IF(OR(SUM([.AZ175:.BB177];-1)=2;SUM([.AZ175:.BB177];-1)=3);1;0);IF(SUM([.AZ175:.BB177])=3;1;0))" office:value-type="float" office:value="0" calcext:value-type="float">
            <text:p>0</text:p>
          </table:table-cell>
          <table:table-cell table:style-name="ce60" table:formula="of:=IF([.BB176]=1;IF(OR(SUM([.BA175:.BC177];-1)=2;SUM([.BA175:.BC177];-1)=3);1;0);IF(SUM([.BA175:.BC177])=3;1;0))" office:value-type="float" office:value="0" calcext:value-type="float">
            <text:p>0</text:p>
          </table:table-cell>
          <table:table-cell table:style-name="ce60" table:formula="of:=IF([.BC176]=1;IF(OR(SUM([.BB175:.BD177];-1)=2;SUM([.BB175:.BD177];-1)=3);1;0);IF(SUM([.BB175:.BD177])=3;1;0))" office:value-type="float" office:value="0" calcext:value-type="float">
            <text:p>0</text:p>
          </table:table-cell>
          <table:table-cell table:style-name="ce60" table:formula="of:=IF([.BD176]=1;IF(OR(SUM([.BC175:.BE177];-1)=2;SUM([.BC175:.BE177];-1)=3);1;0);IF(SUM([.BC175:.BE177])=3;1;0))" office:value-type="float" office:value="0" calcext:value-type="float">
            <text:p>0</text:p>
          </table:table-cell>
          <table:table-cell table:style-name="ce60" table:formula="of:=IF([.BE176]=1;IF(OR(SUM([.BD175:.BF177];-1)=2;SUM([.BD175:.BF177];-1)=3);1;0);IF(SUM([.BD175:.BF177])=3;1;0))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9" office:value-type="float" office:value="0" calcext:value-type="float">
            <text:p>0</text:p>
          </table:table-cell>
          <table:table-cell table:style-name="ce60" table:formula="of:=IF([.C177]=1;IF(OR(SUM([.B176:.D178];-1)=2;SUM([.B176:.D178];-1)=3);1;0);IF(SUM([.B176:.D178])=3;1;0))" office:value-type="float" office:value="1" calcext:value-type="float">
            <text:p>1</text:p>
          </table:table-cell>
          <table:table-cell table:style-name="ce60" table:formula="of:=IF([.D177]=1;IF(OR(SUM([.C176:.E178];-1)=2;SUM([.C176:.E178];-1)=3);1;0);IF(SUM([.C176:.E178])=3;1;0))" office:value-type="float" office:value="0" calcext:value-type="float">
            <text:p>0</text:p>
          </table:table-cell>
          <table:table-cell table:style-name="ce60" table:formula="of:=IF([.E177]=1;IF(OR(SUM([.D176:.F178];-1)=2;SUM([.D176:.F178];-1)=3);1;0);IF(SUM([.D176:.F178])=3;1;0))" office:value-type="float" office:value="0" calcext:value-type="float">
            <text:p>0</text:p>
          </table:table-cell>
          <table:table-cell table:style-name="ce60" table:formula="of:=IF([.F177]=1;IF(OR(SUM([.E176:.G178];-1)=2;SUM([.E176:.G178];-1)=3);1;0);IF(SUM([.E176:.G178])=3;1;0))" office:value-type="float" office:value="1" calcext:value-type="float">
            <text:p>1</text:p>
          </table:table-cell>
          <table:table-cell table:style-name="ce60" table:formula="of:=IF([.G177]=1;IF(OR(SUM([.F176:.H178];-1)=2;SUM([.F176:.H178];-1)=3);1;0);IF(SUM([.F176:.H178])=3;1;0))" office:value-type="float" office:value="0" calcext:value-type="float">
            <text:p>0</text:p>
          </table:table-cell>
          <table:table-cell table:style-name="ce60" table:formula="of:=IF([.H177]=1;IF(OR(SUM([.G176:.I178];-1)=2;SUM([.G176:.I178];-1)=3);1;0);IF(SUM([.G176:.I178])=3;1;0))" office:value-type="float" office:value="0" calcext:value-type="float">
            <text:p>0</text:p>
          </table:table-cell>
          <table:table-cell table:style-name="ce60" table:formula="of:=IF([.I177]=1;IF(OR(SUM([.H176:.J178];-1)=2;SUM([.H176:.J178];-1)=3);1;0);IF(SUM([.H176:.J178])=3;1;0))" office:value-type="float" office:value="0" calcext:value-type="float">
            <text:p>0</text:p>
          </table:table-cell>
          <table:table-cell table:style-name="ce60" table:formula="of:=IF([.J177]=1;IF(OR(SUM([.I176:.K178];-1)=2;SUM([.I176:.K178];-1)=3);1;0);IF(SUM([.I176:.K178])=3;1;0))" office:value-type="float" office:value="0" calcext:value-type="float">
            <text:p>0</text:p>
          </table:table-cell>
          <table:table-cell table:style-name="ce60" table:formula="of:=IF([.K177]=1;IF(OR(SUM([.J176:.L178];-1)=2;SUM([.J176:.L178];-1)=3);1;0);IF(SUM([.J176:.L178])=3;1;0))" office:value-type="float" office:value="1" calcext:value-type="float">
            <text:p>1</text:p>
          </table:table-cell>
          <table:table-cell table:style-name="ce60" table:formula="of:=IF([.L177]=1;IF(OR(SUM([.K176:.M178];-1)=2;SUM([.K176:.M178];-1)=3);1;0);IF(SUM([.K176:.M178])=3;1;0))" office:value-type="float" office:value="1" calcext:value-type="float">
            <text:p>1</text:p>
          </table:table-cell>
          <table:table-cell table:style-name="ce60" table:formula="of:=IF([.M177]=1;IF(OR(SUM([.L176:.N178];-1)=2;SUM([.L176:.N178];-1)=3);1;0);IF(SUM([.L176:.N178])=3;1;0))" office:value-type="float" office:value="1" calcext:value-type="float">
            <text:p>1</text:p>
          </table:table-cell>
          <table:table-cell table:style-name="ce60" table:formula="of:=IF([.N177]=1;IF(OR(SUM([.M176:.O178];-1)=2;SUM([.M176:.O178];-1)=3);1;0);IF(SUM([.M176:.O178])=3;1;0))" office:value-type="float" office:value="0" calcext:value-type="float">
            <text:p>0</text:p>
          </table:table-cell>
          <table:table-cell table:style-name="ce60" table:formula="of:=IF([.O177]=1;IF(OR(SUM([.N176:.P178];-1)=2;SUM([.N176:.P178];-1)=3);1;0);IF(SUM([.N176:.P178])=3;1;0))" office:value-type="float" office:value="0" calcext:value-type="float">
            <text:p>0</text:p>
          </table:table-cell>
          <table:table-cell table:style-name="ce60" table:formula="of:=IF([.P177]=1;IF(OR(SUM([.O176:.Q178];-1)=2;SUM([.O176:.Q178];-1)=3);1;0);IF(SUM([.O176:.Q178])=3;1;0))" office:value-type="float" office:value="0" calcext:value-type="float">
            <text:p>0</text:p>
          </table:table-cell>
          <table:table-cell table:style-name="ce60" table:formula="of:=IF([.Q177]=1;IF(OR(SUM([.P176:.R178];-1)=2;SUM([.P176:.R178];-1)=3);1;0);IF(SUM([.P176:.R178])=3;1;0))" office:value-type="float" office:value="0" calcext:value-type="float">
            <text:p>0</text:p>
          </table:table-cell>
          <table:table-cell table:style-name="ce60" table:formula="of:=IF([.R177]=1;IF(OR(SUM([.Q176:.S178];-1)=2;SUM([.Q176:.S178];-1)=3);1;0);IF(SUM([.Q176:.S178])=3;1;0))" office:value-type="float" office:value="0" calcext:value-type="float">
            <text:p>0</text:p>
          </table:table-cell>
          <table:table-cell table:style-name="ce60" table:formula="of:=IF([.S177]=1;IF(OR(SUM([.R176:.T178];-1)=2;SUM([.R176:.T178];-1)=3);1;0);IF(SUM([.R176:.T178])=3;1;0))" office:value-type="float" office:value="0" calcext:value-type="float">
            <text:p>0</text:p>
          </table:table-cell>
          <table:table-cell table:style-name="ce60" table:formula="of:=IF([.T177]=1;IF(OR(SUM([.S176:.U178];-1)=2;SUM([.S176:.U178];-1)=3);1;0);IF(SUM([.S176:.U178])=3;1;0))" office:value-type="float" office:value="0" calcext:value-type="float">
            <text:p>0</text:p>
          </table:table-cell>
          <table:table-cell table:style-name="ce60" table:formula="of:=IF([.U177]=1;IF(OR(SUM([.T176:.V178];-1)=2;SUM([.T176:.V178];-1)=3);1;0);IF(SUM([.T176:.V178])=3;1;0))" office:value-type="float" office:value="0" calcext:value-type="float">
            <text:p>0</text:p>
          </table:table-cell>
          <table:table-cell table:style-name="ce60" table:formula="of:=IF([.V177]=1;IF(OR(SUM([.U176:.W178];-1)=2;SUM([.U176:.W178];-1)=3);1;0);IF(SUM([.U176:.W178])=3;1;0))" office:value-type="float" office:value="0" calcext:value-type="float">
            <text:p>0</text:p>
          </table:table-cell>
          <table:table-cell table:style-name="ce60" table:formula="of:=IF([.W177]=1;IF(OR(SUM([.V176:.X178];-1)=2;SUM([.V176:.X178];-1)=3);1;0);IF(SUM([.V176:.X178])=3;1;0))" office:value-type="float" office:value="0" calcext:value-type="float">
            <text:p>0</text:p>
          </table:table-cell>
          <table:table-cell table:style-name="ce60" table:formula="of:=IF([.X177]=1;IF(OR(SUM([.W176:.Y178];-1)=2;SUM([.W176:.Y178];-1)=3);1;0);IF(SUM([.W176:.Y178])=3;1;0))" office:value-type="float" office:value="0" calcext:value-type="float">
            <text:p>0</text:p>
          </table:table-cell>
          <table:table-cell table:style-name="ce60" table:formula="of:=IF([.Y177]=1;IF(OR(SUM([.X176:.Z178];-1)=2;SUM([.X176:.Z178];-1)=3);1;0);IF(SUM([.X176:.Z178])=3;1;0))" office:value-type="float" office:value="1" calcext:value-type="float">
            <text:p>1</text:p>
          </table:table-cell>
          <table:table-cell table:style-name="ce60" table:formula="of:=IF([.Z177]=1;IF(OR(SUM([.Y176:.AA178];-1)=2;SUM([.Y176:.AA178];-1)=3);1;0);IF(SUM([.Y176:.AA178])=3;1;0))" office:value-type="float" office:value="0" calcext:value-type="float">
            <text:p>0</text:p>
          </table:table-cell>
          <table:table-cell table:style-name="ce60" table:formula="of:=IF([.AA177]=1;IF(OR(SUM([.Z176:.AB178];-1)=2;SUM([.Z176:.AB178];-1)=3);1;0);IF(SUM([.Z176:.AB178])=3;1;0))" office:value-type="float" office:value="0" calcext:value-type="float">
            <text:p>0</text:p>
          </table:table-cell>
          <table:table-cell table:style-name="ce60" table:formula="of:=IF([.AB177]=1;IF(OR(SUM([.AA176:.AC178];-1)=2;SUM([.AA176:.AC178];-1)=3);1;0);IF(SUM([.AA176:.AC178])=3;1;0))" office:value-type="float" office:value="0" calcext:value-type="float">
            <text:p>0</text:p>
          </table:table-cell>
          <table:table-cell table:style-name="ce60" table:formula="of:=IF([.AC177]=1;IF(OR(SUM([.AB176:.AD178];-1)=2;SUM([.AB176:.AD178];-1)=3);1;0);IF(SUM([.AB176:.AD178])=3;1;0))" office:value-type="float" office:value="0" calcext:value-type="float">
            <text:p>0</text:p>
          </table:table-cell>
          <table:table-cell table:style-name="ce60" table:formula="of:=IF([.AD177]=1;IF(OR(SUM([.AC176:.AE178];-1)=2;SUM([.AC176:.AE178];-1)=3);1;0);IF(SUM([.AC176:.AE178])=3;1;0))" office:value-type="float" office:value="0" calcext:value-type="float">
            <text:p>0</text:p>
          </table:table-cell>
          <table:table-cell table:style-name="ce60" table:formula="of:=IF([.AE177]=1;IF(OR(SUM([.AD176:.AF178];-1)=2;SUM([.AD176:.AF178];-1)=3);1;0);IF(SUM([.AD176:.AF178])=3;1;0))" office:value-type="float" office:value="0" calcext:value-type="float">
            <text:p>0</text:p>
          </table:table-cell>
          <table:table-cell table:style-name="ce60" table:formula="of:=IF([.AF177]=1;IF(OR(SUM([.AE176:.AG178];-1)=2;SUM([.AE176:.AG178];-1)=3);1;0);IF(SUM([.AE176:.AG178])=3;1;0))" office:value-type="float" office:value="0" calcext:value-type="float">
            <text:p>0</text:p>
          </table:table-cell>
          <table:table-cell table:style-name="ce60" table:formula="of:=IF([.AG177]=1;IF(OR(SUM([.AF176:.AH178];-1)=2;SUM([.AF176:.AH178];-1)=3);1;0);IF(SUM([.AF176:.AH178])=3;1;0))" office:value-type="float" office:value="1" calcext:value-type="float">
            <text:p>1</text:p>
          </table:table-cell>
          <table:table-cell table:style-name="ce60" table:formula="of:=IF([.AH177]=1;IF(OR(SUM([.AG176:.AI178];-1)=2;SUM([.AG176:.AI178];-1)=3);1;0);IF(SUM([.AG176:.AI178])=3;1;0))" office:value-type="float" office:value="0" calcext:value-type="float">
            <text:p>0</text:p>
          </table:table-cell>
          <table:table-cell table:style-name="ce60" table:formula="of:=IF([.AI177]=1;IF(OR(SUM([.AH176:.AJ178];-1)=2;SUM([.AH176:.AJ178];-1)=3);1;0);IF(SUM([.AH176:.AJ178])=3;1;0))" office:value-type="float" office:value="1" calcext:value-type="float">
            <text:p>1</text:p>
          </table:table-cell>
          <table:table-cell table:style-name="ce60" table:formula="of:=IF([.AJ177]=1;IF(OR(SUM([.AI176:.AK178];-1)=2;SUM([.AI176:.AK178];-1)=3);1;0);IF(SUM([.AI176:.AK178])=3;1;0))" office:value-type="float" office:value="0" calcext:value-type="float">
            <text:p>0</text:p>
          </table:table-cell>
          <table:table-cell table:style-name="ce60" table:formula="of:=IF([.AK177]=1;IF(OR(SUM([.AJ176:.AL178];-1)=2;SUM([.AJ176:.AL178];-1)=3);1;0);IF(SUM([.AJ176:.AL178])=3;1;0))" office:value-type="float" office:value="0" calcext:value-type="float">
            <text:p>0</text:p>
          </table:table-cell>
          <table:table-cell table:style-name="ce60" table:formula="of:=IF([.AL177]=1;IF(OR(SUM([.AK176:.AM178];-1)=2;SUM([.AK176:.AM178];-1)=3);1;0);IF(SUM([.AK176:.AM178])=3;1;0))" office:value-type="float" office:value="1" calcext:value-type="float">
            <text:p>1</text:p>
          </table:table-cell>
          <table:table-cell table:style-name="ce60" table:formula="of:=IF([.AM177]=1;IF(OR(SUM([.AL176:.AN178];-1)=2;SUM([.AL176:.AN178];-1)=3);1;0);IF(SUM([.AL176:.AN178])=3;1;0))" office:value-type="float" office:value="0" calcext:value-type="float">
            <text:p>0</text:p>
          </table:table-cell>
          <table:table-cell table:style-name="ce60" table:formula="of:=IF([.AN177]=1;IF(OR(SUM([.AM176:.AO178];-1)=2;SUM([.AM176:.AO178];-1)=3);1;0);IF(SUM([.AM176:.AO178])=3;1;0))" office:value-type="float" office:value="0" calcext:value-type="float">
            <text:p>0</text:p>
          </table:table-cell>
          <table:table-cell table:style-name="ce60" table:formula="of:=IF([.AO177]=1;IF(OR(SUM([.AN176:.AP178];-1)=2;SUM([.AN176:.AP178];-1)=3);1;0);IF(SUM([.AN176:.AP178])=3;1;0))" office:value-type="float" office:value="1" calcext:value-type="float">
            <text:p>1</text:p>
          </table:table-cell>
          <table:table-cell table:style-name="ce60" table:formula="of:=IF([.AP177]=1;IF(OR(SUM([.AO176:.AQ178];-1)=2;SUM([.AO176:.AQ178];-1)=3);1;0);IF(SUM([.AO176:.AQ178])=3;1;0))" office:value-type="float" office:value="1" calcext:value-type="float">
            <text:p>1</text:p>
          </table:table-cell>
          <table:table-cell table:style-name="ce60" table:formula="of:=IF([.AQ177]=1;IF(OR(SUM([.AP176:.AR178];-1)=2;SUM([.AP176:.AR178];-1)=3);1;0);IF(SUM([.AP176:.AR178])=3;1;0))" office:value-type="float" office:value="0" calcext:value-type="float">
            <text:p>0</text:p>
          </table:table-cell>
          <table:table-cell table:style-name="ce60" table:formula="of:=IF([.AR177]=1;IF(OR(SUM([.AQ176:.AS178];-1)=2;SUM([.AQ176:.AS178];-1)=3);1;0);IF(SUM([.AQ176:.AS178])=3;1;0))" office:value-type="float" office:value="0" calcext:value-type="float">
            <text:p>0</text:p>
          </table:table-cell>
          <table:table-cell table:style-name="ce60" table:formula="of:=IF([.AS177]=1;IF(OR(SUM([.AR176:.AT178];-1)=2;SUM([.AR176:.AT178];-1)=3);1;0);IF(SUM([.AR176:.AT178])=3;1;0))" office:value-type="float" office:value="0" calcext:value-type="float">
            <text:p>0</text:p>
          </table:table-cell>
          <table:table-cell table:style-name="ce60" table:formula="of:=IF([.AT177]=1;IF(OR(SUM([.AS176:.AU178];-1)=2;SUM([.AS176:.AU178];-1)=3);1;0);IF(SUM([.AS176:.AU178])=3;1;0))" office:value-type="float" office:value="0" calcext:value-type="float">
            <text:p>0</text:p>
          </table:table-cell>
          <table:table-cell table:style-name="ce60" table:formula="of:=IF([.AU177]=1;IF(OR(SUM([.AT176:.AV178];-1)=2;SUM([.AT176:.AV178];-1)=3);1;0);IF(SUM([.AT176:.AV178])=3;1;0))" office:value-type="float" office:value="0" calcext:value-type="float">
            <text:p>0</text:p>
          </table:table-cell>
          <table:table-cell table:style-name="ce60" table:formula="of:=IF([.AV177]=1;IF(OR(SUM([.AU176:.AW178];-1)=2;SUM([.AU176:.AW178];-1)=3);1;0);IF(SUM([.AU176:.AW178])=3;1;0))" office:value-type="float" office:value="0" calcext:value-type="float">
            <text:p>0</text:p>
          </table:table-cell>
          <table:table-cell table:style-name="ce60" table:formula="of:=IF([.AW177]=1;IF(OR(SUM([.AV176:.AX178];-1)=2;SUM([.AV176:.AX178];-1)=3);1;0);IF(SUM([.AV176:.AX178])=3;1;0))" office:value-type="float" office:value="0" calcext:value-type="float">
            <text:p>0</text:p>
          </table:table-cell>
          <table:table-cell table:style-name="ce60" table:formula="of:=IF([.AX177]=1;IF(OR(SUM([.AW176:.AY178];-1)=2;SUM([.AW176:.AY178];-1)=3);1;0);IF(SUM([.AW176:.AY178])=3;1;0))" office:value-type="float" office:value="0" calcext:value-type="float">
            <text:p>0</text:p>
          </table:table-cell>
          <table:table-cell table:style-name="ce60" table:formula="of:=IF([.AY177]=1;IF(OR(SUM([.AX176:.AZ178];-1)=2;SUM([.AX176:.AZ178];-1)=3);1;0);IF(SUM([.AX176:.AZ178])=3;1;0))" office:value-type="float" office:value="0" calcext:value-type="float">
            <text:p>0</text:p>
          </table:table-cell>
          <table:table-cell table:style-name="ce60" table:formula="of:=IF([.AZ177]=1;IF(OR(SUM([.AY176:.BA178];-1)=2;SUM([.AY176:.BA178];-1)=3);1;0);IF(SUM([.AY176:.BA178])=3;1;0))" office:value-type="float" office:value="0" calcext:value-type="float">
            <text:p>0</text:p>
          </table:table-cell>
          <table:table-cell table:style-name="ce60" table:formula="of:=IF([.BA177]=1;IF(OR(SUM([.AZ176:.BB178];-1)=2;SUM([.AZ176:.BB178];-1)=3);1;0);IF(SUM([.AZ176:.BB178])=3;1;0))" office:value-type="float" office:value="0" calcext:value-type="float">
            <text:p>0</text:p>
          </table:table-cell>
          <table:table-cell table:style-name="ce60" table:formula="of:=IF([.BB177]=1;IF(OR(SUM([.BA176:.BC178];-1)=2;SUM([.BA176:.BC178];-1)=3);1;0);IF(SUM([.BA176:.BC178])=3;1;0))" office:value-type="float" office:value="0" calcext:value-type="float">
            <text:p>0</text:p>
          </table:table-cell>
          <table:table-cell table:style-name="ce60" table:formula="of:=IF([.BC177]=1;IF(OR(SUM([.BB176:.BD178];-1)=2;SUM([.BB176:.BD178];-1)=3);1;0);IF(SUM([.BB176:.BD178])=3;1;0))" office:value-type="float" office:value="0" calcext:value-type="float">
            <text:p>0</text:p>
          </table:table-cell>
          <table:table-cell table:style-name="ce60" table:formula="of:=IF([.BD177]=1;IF(OR(SUM([.BC176:.BE178];-1)=2;SUM([.BC176:.BE178];-1)=3);1;0);IF(SUM([.BC176:.BE178])=3;1;0))" office:value-type="float" office:value="0" calcext:value-type="float">
            <text:p>0</text:p>
          </table:table-cell>
          <table:table-cell table:style-name="ce60" table:formula="of:=IF([.BE177]=1;IF(OR(SUM([.BD176:.BF178];-1)=2;SUM([.BD176:.BF178];-1)=3);1;0);IF(SUM([.BD176:.BF178])=3;1;0))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9" office:value-type="float" office:value="0" calcext:value-type="float">
            <text:p>0</text:p>
          </table:table-cell>
          <table:table-cell table:style-name="ce60" table:formula="of:=IF([.C178]=1;IF(OR(SUM([.B177:.D179];-1)=2;SUM([.B177:.D179];-1)=3);1;0);IF(SUM([.B177:.D179])=3;1;0))" office:value-type="float" office:value="0" calcext:value-type="float">
            <text:p>0</text:p>
          </table:table-cell>
          <table:table-cell table:style-name="ce60" table:formula="of:=IF([.D178]=1;IF(OR(SUM([.C177:.E179];-1)=2;SUM([.C177:.E179];-1)=3);1;0);IF(SUM([.C177:.E179])=3;1;0))" office:value-type="float" office:value="1" calcext:value-type="float">
            <text:p>1</text:p>
          </table:table-cell>
          <table:table-cell table:style-name="ce60" table:formula="of:=IF([.E178]=1;IF(OR(SUM([.D177:.F179];-1)=2;SUM([.D177:.F179];-1)=3);1;0);IF(SUM([.D177:.F179])=3;1;0))" office:value-type="float" office:value="0" calcext:value-type="float">
            <text:p>0</text:p>
          </table:table-cell>
          <table:table-cell table:style-name="ce60" table:formula="of:=IF([.F178]=1;IF(OR(SUM([.E177:.G179];-1)=2;SUM([.E177:.G179];-1)=3);1;0);IF(SUM([.E177:.G179])=3;1;0))" office:value-type="float" office:value="0" calcext:value-type="float">
            <text:p>0</text:p>
          </table:table-cell>
          <table:table-cell table:style-name="ce60" table:formula="of:=IF([.G178]=1;IF(OR(SUM([.F177:.H179];-1)=2;SUM([.F177:.H179];-1)=3);1;0);IF(SUM([.F177:.H179])=3;1;0))" office:value-type="float" office:value="0" calcext:value-type="float">
            <text:p>0</text:p>
          </table:table-cell>
          <table:table-cell table:style-name="ce60" table:formula="of:=IF([.H178]=1;IF(OR(SUM([.G177:.I179];-1)=2;SUM([.G177:.I179];-1)=3);1;0);IF(SUM([.G177:.I179])=3;1;0))" office:value-type="float" office:value="0" calcext:value-type="float">
            <text:p>0</text:p>
          </table:table-cell>
          <table:table-cell table:style-name="ce60" table:formula="of:=IF([.I178]=1;IF(OR(SUM([.H177:.J179];-1)=2;SUM([.H177:.J179];-1)=3);1;0);IF(SUM([.H177:.J179])=3;1;0))" office:value-type="float" office:value="0" calcext:value-type="float">
            <text:p>0</text:p>
          </table:table-cell>
          <table:table-cell table:style-name="ce60" table:formula="of:=IF([.J178]=1;IF(OR(SUM([.I177:.K179];-1)=2;SUM([.I177:.K179];-1)=3);1;0);IF(SUM([.I177:.K179])=3;1;0))" office:value-type="float" office:value="0" calcext:value-type="float">
            <text:p>0</text:p>
          </table:table-cell>
          <table:table-cell table:style-name="ce60" table:formula="of:=IF([.K178]=1;IF(OR(SUM([.J177:.L179];-1)=2;SUM([.J177:.L179];-1)=3);1;0);IF(SUM([.J177:.L179])=3;1;0))" office:value-type="float" office:value="0" calcext:value-type="float">
            <text:p>0</text:p>
          </table:table-cell>
          <table:table-cell table:style-name="ce60" table:formula="of:=IF([.L178]=1;IF(OR(SUM([.K177:.M179];-1)=2;SUM([.K177:.M179];-1)=3);1;0);IF(SUM([.K177:.M179])=3;1;0))" office:value-type="float" office:value="0" calcext:value-type="float">
            <text:p>0</text:p>
          </table:table-cell>
          <table:table-cell table:style-name="ce60" table:formula="of:=IF([.M178]=1;IF(OR(SUM([.L177:.N179];-1)=2;SUM([.L177:.N179];-1)=3);1;0);IF(SUM([.L177:.N179])=3;1;0))" office:value-type="float" office:value="0" calcext:value-type="float">
            <text:p>0</text:p>
          </table:table-cell>
          <table:table-cell table:style-name="ce60" table:formula="of:=IF([.N178]=1;IF(OR(SUM([.M177:.O179];-1)=2;SUM([.M177:.O179];-1)=3);1;0);IF(SUM([.M177:.O179])=3;1;0))" office:value-type="float" office:value="0" calcext:value-type="float">
            <text:p>0</text:p>
          </table:table-cell>
          <table:table-cell table:style-name="ce60" table:formula="of:=IF([.O178]=1;IF(OR(SUM([.N177:.P179];-1)=2;SUM([.N177:.P179];-1)=3);1;0);IF(SUM([.N177:.P179])=3;1;0))" office:value-type="float" office:value="0" calcext:value-type="float">
            <text:p>0</text:p>
          </table:table-cell>
          <table:table-cell table:style-name="ce60" table:formula="of:=IF([.P178]=1;IF(OR(SUM([.O177:.Q179];-1)=2;SUM([.O177:.Q179];-1)=3);1;0);IF(SUM([.O177:.Q179])=3;1;0))" office:value-type="float" office:value="0" calcext:value-type="float">
            <text:p>0</text:p>
          </table:table-cell>
          <table:table-cell table:style-name="ce60" table:formula="of:=IF([.Q178]=1;IF(OR(SUM([.P177:.R179];-1)=2;SUM([.P177:.R179];-1)=3);1;0);IF(SUM([.P177:.R179])=3;1;0))" office:value-type="float" office:value="0" calcext:value-type="float">
            <text:p>0</text:p>
          </table:table-cell>
          <table:table-cell table:style-name="ce60" table:formula="of:=IF([.R178]=1;IF(OR(SUM([.Q177:.S179];-1)=2;SUM([.Q177:.S179];-1)=3);1;0);IF(SUM([.Q177:.S179])=3;1;0))" office:value-type="float" office:value="0" calcext:value-type="float">
            <text:p>0</text:p>
          </table:table-cell>
          <table:table-cell table:style-name="ce60" table:formula="of:=IF([.S178]=1;IF(OR(SUM([.R177:.T179];-1)=2;SUM([.R177:.T179];-1)=3);1;0);IF(SUM([.R177:.T179])=3;1;0))" office:value-type="float" office:value="0" calcext:value-type="float">
            <text:p>0</text:p>
          </table:table-cell>
          <table:table-cell table:style-name="ce60" table:formula="of:=IF([.T178]=1;IF(OR(SUM([.S177:.U179];-1)=2;SUM([.S177:.U179];-1)=3);1;0);IF(SUM([.S177:.U179])=3;1;0))" office:value-type="float" office:value="0" calcext:value-type="float">
            <text:p>0</text:p>
          </table:table-cell>
          <table:table-cell table:style-name="ce60" table:formula="of:=IF([.U178]=1;IF(OR(SUM([.T177:.V179];-1)=2;SUM([.T177:.V179];-1)=3);1;0);IF(SUM([.T177:.V179])=3;1;0))" office:value-type="float" office:value="0" calcext:value-type="float">
            <text:p>0</text:p>
          </table:table-cell>
          <table:table-cell table:style-name="ce60" table:formula="of:=IF([.V178]=1;IF(OR(SUM([.U177:.W179];-1)=2;SUM([.U177:.W179];-1)=3);1;0);IF(SUM([.U177:.W179])=3;1;0))" office:value-type="float" office:value="0" calcext:value-type="float">
            <text:p>0</text:p>
          </table:table-cell>
          <table:table-cell table:style-name="ce60" table:formula="of:=IF([.W178]=1;IF(OR(SUM([.V177:.X179];-1)=2;SUM([.V177:.X179];-1)=3);1;0);IF(SUM([.V177:.X179])=3;1;0))" office:value-type="float" office:value="0" calcext:value-type="float">
            <text:p>0</text:p>
          </table:table-cell>
          <table:table-cell table:style-name="ce60" table:formula="of:=IF([.X178]=1;IF(OR(SUM([.W177:.Y179];-1)=2;SUM([.W177:.Y179];-1)=3);1;0);IF(SUM([.W177:.Y179])=3;1;0))" office:value-type="float" office:value="0" calcext:value-type="float">
            <text:p>0</text:p>
          </table:table-cell>
          <table:table-cell table:style-name="ce60" table:formula="of:=IF([.Y178]=1;IF(OR(SUM([.X177:.Z179];-1)=2;SUM([.X177:.Z179];-1)=3);1;0);IF(SUM([.X177:.Z179])=3;1;0))" office:value-type="float" office:value="1" calcext:value-type="float">
            <text:p>1</text:p>
          </table:table-cell>
          <table:table-cell table:style-name="ce60" table:formula="of:=IF([.Z178]=1;IF(OR(SUM([.Y177:.AA179];-1)=2;SUM([.Y177:.AA179];-1)=3);1;0);IF(SUM([.Y177:.AA179])=3;1;0))" office:value-type="float" office:value="0" calcext:value-type="float">
            <text:p>0</text:p>
          </table:table-cell>
          <table:table-cell table:style-name="ce60" table:formula="of:=IF([.AA178]=1;IF(OR(SUM([.Z177:.AB179];-1)=2;SUM([.Z177:.AB179];-1)=3);1;0);IF(SUM([.Z177:.AB179])=3;1;0))" office:value-type="float" office:value="0" calcext:value-type="float">
            <text:p>0</text:p>
          </table:table-cell>
          <table:table-cell table:style-name="ce60" table:formula="of:=IF([.AB178]=1;IF(OR(SUM([.AA177:.AC179];-1)=2;SUM([.AA177:.AC179];-1)=3);1;0);IF(SUM([.AA177:.AC179])=3;1;0))" office:value-type="float" office:value="0" calcext:value-type="float">
            <text:p>0</text:p>
          </table:table-cell>
          <table:table-cell table:style-name="ce60" table:formula="of:=IF([.AC178]=1;IF(OR(SUM([.AB177:.AD179];-1)=2;SUM([.AB177:.AD179];-1)=3);1;0);IF(SUM([.AB177:.AD179])=3;1;0))" office:value-type="float" office:value="1" calcext:value-type="float">
            <text:p>1</text:p>
          </table:table-cell>
          <table:table-cell table:style-name="ce60" table:formula="of:=IF([.AD178]=1;IF(OR(SUM([.AC177:.AE179];-1)=2;SUM([.AC177:.AE179];-1)=3);1;0);IF(SUM([.AC177:.AE179])=3;1;0))" office:value-type="float" office:value="0" calcext:value-type="float">
            <text:p>0</text:p>
          </table:table-cell>
          <table:table-cell table:style-name="ce60" table:formula="of:=IF([.AE178]=1;IF(OR(SUM([.AD177:.AF179];-1)=2;SUM([.AD177:.AF179];-1)=3);1;0);IF(SUM([.AD177:.AF179])=3;1;0))" office:value-type="float" office:value="0" calcext:value-type="float">
            <text:p>0</text:p>
          </table:table-cell>
          <table:table-cell table:style-name="ce60" table:formula="of:=IF([.AF178]=1;IF(OR(SUM([.AE177:.AG179];-1)=2;SUM([.AE177:.AG179];-1)=3);1;0);IF(SUM([.AE177:.AG179])=3;1;0))" office:value-type="float" office:value="0" calcext:value-type="float">
            <text:p>0</text:p>
          </table:table-cell>
          <table:table-cell table:style-name="ce60" table:formula="of:=IF([.AG178]=1;IF(OR(SUM([.AF177:.AH179];-1)=2;SUM([.AF177:.AH179];-1)=3);1;0);IF(SUM([.AF177:.AH179])=3;1;0))" office:value-type="float" office:value="0" calcext:value-type="float">
            <text:p>0</text:p>
          </table:table-cell>
          <table:table-cell table:style-name="ce60" table:formula="of:=IF([.AH178]=1;IF(OR(SUM([.AG177:.AI179];-1)=2;SUM([.AG177:.AI179];-1)=3);1;0);IF(SUM([.AG177:.AI179])=3;1;0))" office:value-type="float" office:value="0" calcext:value-type="float">
            <text:p>0</text:p>
          </table:table-cell>
          <table:table-cell table:style-name="ce60" table:formula="of:=IF([.AI178]=1;IF(OR(SUM([.AH177:.AJ179];-1)=2;SUM([.AH177:.AJ179];-1)=3);1;0);IF(SUM([.AH177:.AJ179])=3;1;0))" office:value-type="float" office:value="1" calcext:value-type="float">
            <text:p>1</text:p>
          </table:table-cell>
          <table:table-cell table:style-name="ce60" table:formula="of:=IF([.AJ178]=1;IF(OR(SUM([.AI177:.AK179];-1)=2;SUM([.AI177:.AK179];-1)=3);1;0);IF(SUM([.AI177:.AK179])=3;1;0))" office:value-type="float" office:value="1" calcext:value-type="float">
            <text:p>1</text:p>
          </table:table-cell>
          <table:table-cell table:style-name="ce60" table:formula="of:=IF([.AK178]=1;IF(OR(SUM([.AJ177:.AL179];-1)=2;SUM([.AJ177:.AL179];-1)=3);1;0);IF(SUM([.AJ177:.AL179])=3;1;0))" office:value-type="float" office:value="1" calcext:value-type="float">
            <text:p>1</text:p>
          </table:table-cell>
          <table:table-cell table:style-name="ce60" table:formula="of:=IF([.AL178]=1;IF(OR(SUM([.AK177:.AM179];-1)=2;SUM([.AK177:.AM179];-1)=3);1;0);IF(SUM([.AK177:.AM179])=3;1;0))" office:value-type="float" office:value="0" calcext:value-type="float">
            <text:p>0</text:p>
          </table:table-cell>
          <table:table-cell table:style-name="ce60" table:formula="of:=IF([.AM178]=1;IF(OR(SUM([.AL177:.AN179];-1)=2;SUM([.AL177:.AN179];-1)=3);1;0);IF(SUM([.AL177:.AN179])=3;1;0))" office:value-type="float" office:value="0" calcext:value-type="float">
            <text:p>0</text:p>
          </table:table-cell>
          <table:table-cell table:style-name="ce60" table:formula="of:=IF([.AN178]=1;IF(OR(SUM([.AM177:.AO179];-1)=2;SUM([.AM177:.AO179];-1)=3);1;0);IF(SUM([.AM177:.AO179])=3;1;0))" office:value-type="float" office:value="0" calcext:value-type="float">
            <text:p>0</text:p>
          </table:table-cell>
          <table:table-cell table:style-name="ce60" table:formula="of:=IF([.AO178]=1;IF(OR(SUM([.AN177:.AP179];-1)=2;SUM([.AN177:.AP179];-1)=3);1;0);IF(SUM([.AN177:.AP179])=3;1;0))" office:value-type="float" office:value="0" calcext:value-type="float">
            <text:p>0</text:p>
          </table:table-cell>
          <table:table-cell table:style-name="ce60" table:formula="of:=IF([.AP178]=1;IF(OR(SUM([.AO177:.AQ179];-1)=2;SUM([.AO177:.AQ179];-1)=3);1;0);IF(SUM([.AO177:.AQ179])=3;1;0))" office:value-type="float" office:value="0" calcext:value-type="float">
            <text:p>0</text:p>
          </table:table-cell>
          <table:table-cell table:style-name="ce60" table:formula="of:=IF([.AQ178]=1;IF(OR(SUM([.AP177:.AR179];-1)=2;SUM([.AP177:.AR179];-1)=3);1;0);IF(SUM([.AP177:.AR179])=3;1;0))" office:value-type="float" office:value="0" calcext:value-type="float">
            <text:p>0</text:p>
          </table:table-cell>
          <table:table-cell table:style-name="ce60" table:formula="of:=IF([.AR178]=1;IF(OR(SUM([.AQ177:.AS179];-1)=2;SUM([.AQ177:.AS179];-1)=3);1;0);IF(SUM([.AQ177:.AS179])=3;1;0))" office:value-type="float" office:value="0" calcext:value-type="float">
            <text:p>0</text:p>
          </table:table-cell>
          <table:table-cell table:style-name="ce60" table:formula="of:=IF([.AS178]=1;IF(OR(SUM([.AR177:.AT179];-1)=2;SUM([.AR177:.AT179];-1)=3);1;0);IF(SUM([.AR177:.AT179])=3;1;0))" office:value-type="float" office:value="0" calcext:value-type="float">
            <text:p>0</text:p>
          </table:table-cell>
          <table:table-cell table:style-name="ce60" table:formula="of:=IF([.AT178]=1;IF(OR(SUM([.AS177:.AU179];-1)=2;SUM([.AS177:.AU179];-1)=3);1;0);IF(SUM([.AS177:.AU179])=3;1;0))" office:value-type="float" office:value="0" calcext:value-type="float">
            <text:p>0</text:p>
          </table:table-cell>
          <table:table-cell table:style-name="ce60" table:formula="of:=IF([.AU178]=1;IF(OR(SUM([.AT177:.AV179];-1)=2;SUM([.AT177:.AV179];-1)=3);1;0);IF(SUM([.AT177:.AV179])=3;1;0))" office:value-type="float" office:value="0" calcext:value-type="float">
            <text:p>0</text:p>
          </table:table-cell>
          <table:table-cell table:style-name="ce60" table:formula="of:=IF([.AV178]=1;IF(OR(SUM([.AU177:.AW179];-1)=2;SUM([.AU177:.AW179];-1)=3);1;0);IF(SUM([.AU177:.AW179])=3;1;0))" office:value-type="float" office:value="0" calcext:value-type="float">
            <text:p>0</text:p>
          </table:table-cell>
          <table:table-cell table:style-name="ce60" table:formula="of:=IF([.AW178]=1;IF(OR(SUM([.AV177:.AX179];-1)=2;SUM([.AV177:.AX179];-1)=3);1;0);IF(SUM([.AV177:.AX179])=3;1;0))" office:value-type="float" office:value="0" calcext:value-type="float">
            <text:p>0</text:p>
          </table:table-cell>
          <table:table-cell table:style-name="ce60" table:formula="of:=IF([.AX178]=1;IF(OR(SUM([.AW177:.AY179];-1)=2;SUM([.AW177:.AY179];-1)=3);1;0);IF(SUM([.AW177:.AY179])=3;1;0))" office:value-type="float" office:value="0" calcext:value-type="float">
            <text:p>0</text:p>
          </table:table-cell>
          <table:table-cell table:style-name="ce60" table:formula="of:=IF([.AY178]=1;IF(OR(SUM([.AX177:.AZ179];-1)=2;SUM([.AX177:.AZ179];-1)=3);1;0);IF(SUM([.AX177:.AZ179])=3;1;0))" office:value-type="float" office:value="0" calcext:value-type="float">
            <text:p>0</text:p>
          </table:table-cell>
          <table:table-cell table:style-name="ce60" table:formula="of:=IF([.AZ178]=1;IF(OR(SUM([.AY177:.BA179];-1)=2;SUM([.AY177:.BA179];-1)=3);1;0);IF(SUM([.AY177:.BA179])=3;1;0))" office:value-type="float" office:value="0" calcext:value-type="float">
            <text:p>0</text:p>
          </table:table-cell>
          <table:table-cell table:style-name="ce60" table:formula="of:=IF([.BA178]=1;IF(OR(SUM([.AZ177:.BB179];-1)=2;SUM([.AZ177:.BB179];-1)=3);1;0);IF(SUM([.AZ177:.BB179])=3;1;0))" office:value-type="float" office:value="0" calcext:value-type="float">
            <text:p>0</text:p>
          </table:table-cell>
          <table:table-cell table:style-name="ce60" table:formula="of:=IF([.BB178]=1;IF(OR(SUM([.BA177:.BC179];-1)=2;SUM([.BA177:.BC179];-1)=3);1;0);IF(SUM([.BA177:.BC179])=3;1;0))" office:value-type="float" office:value="0" calcext:value-type="float">
            <text:p>0</text:p>
          </table:table-cell>
          <table:table-cell table:style-name="ce60" table:formula="of:=IF([.BC178]=1;IF(OR(SUM([.BB177:.BD179];-1)=2;SUM([.BB177:.BD179];-1)=3);1;0);IF(SUM([.BB177:.BD179])=3;1;0))" office:value-type="float" office:value="0" calcext:value-type="float">
            <text:p>0</text:p>
          </table:table-cell>
          <table:table-cell table:style-name="ce60" table:formula="of:=IF([.BD178]=1;IF(OR(SUM([.BC177:.BE179];-1)=2;SUM([.BC177:.BE179];-1)=3);1;0);IF(SUM([.BC177:.BE179])=3;1;0))" office:value-type="float" office:value="0" calcext:value-type="float">
            <text:p>0</text:p>
          </table:table-cell>
          <table:table-cell table:style-name="ce60" table:formula="of:=IF([.BE178]=1;IF(OR(SUM([.BD177:.BF179];-1)=2;SUM([.BD177:.BF179];-1)=3);1;0);IF(SUM([.BD177:.BF179])=3;1;0))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 table:formula="of:=[.A179]+1" office:value-type="float" office:value="9" calcext:value-type="float">
            <text:p>9</text:p>
          </table:table-cell>
          <table:table-cell table:style-name="ce29" office:value-type="float" office:value="0" calcext:value-type="float">
            <text:p>0</text:p>
          </table:table-cell>
          <table:table-cell table:style-name="ce60" table:formula="of:=IF([.C179]=1;IF(OR(SUM([.B178:.D180];-1)=2;SUM([.B178:.D180];-1)=3);1;0);IF(SUM([.B178:.D180])=3;1;0))" office:value-type="float" office:value="0" calcext:value-type="float">
            <text:p>0</text:p>
          </table:table-cell>
          <table:table-cell table:style-name="ce60" table:formula="of:=IF([.D179]=1;IF(OR(SUM([.C178:.E180];-1)=2;SUM([.C178:.E180];-1)=3);1;0);IF(SUM([.C178:.E180])=3;1;0))" office:value-type="float" office:value="0" calcext:value-type="float">
            <text:p>0</text:p>
          </table:table-cell>
          <table:table-cell table:style-name="ce60" table:formula="of:=IF([.E179]=1;IF(OR(SUM([.D178:.F180];-1)=2;SUM([.D178:.F180];-1)=3);1;0);IF(SUM([.D178:.F180])=3;1;0))" office:value-type="float" office:value="0" calcext:value-type="float">
            <text:p>0</text:p>
          </table:table-cell>
          <table:table-cell table:style-name="ce60" table:formula="of:=IF([.F179]=1;IF(OR(SUM([.E178:.G180];-1)=2;SUM([.E178:.G180];-1)=3);1;0);IF(SUM([.E178:.G180])=3;1;0))" office:value-type="float" office:value="0" calcext:value-type="float">
            <text:p>0</text:p>
          </table:table-cell>
          <table:table-cell table:style-name="ce60" table:formula="of:=IF([.G179]=1;IF(OR(SUM([.F178:.H180];-1)=2;SUM([.F178:.H180];-1)=3);1;0);IF(SUM([.F178:.H180])=3;1;0))" office:value-type="float" office:value="0" calcext:value-type="float">
            <text:p>0</text:p>
          </table:table-cell>
          <table:table-cell table:style-name="ce60" table:formula="of:=IF([.H179]=1;IF(OR(SUM([.G178:.I180];-1)=2;SUM([.G178:.I180];-1)=3);1;0);IF(SUM([.G178:.I180])=3;1;0))" office:value-type="float" office:value="0" calcext:value-type="float">
            <text:p>0</text:p>
          </table:table-cell>
          <table:table-cell table:style-name="ce60" table:formula="of:=IF([.I179]=1;IF(OR(SUM([.H178:.J180];-1)=2;SUM([.H178:.J180];-1)=3);1;0);IF(SUM([.H178:.J180])=3;1;0))" office:value-type="float" office:value="0" calcext:value-type="float">
            <text:p>0</text:p>
          </table:table-cell>
          <table:table-cell table:style-name="ce60" table:formula="of:=IF([.J179]=1;IF(OR(SUM([.I178:.K180];-1)=2;SUM([.I178:.K180];-1)=3);1;0);IF(SUM([.I178:.K180])=3;1;0))" office:value-type="float" office:value="0" calcext:value-type="float">
            <text:p>0</text:p>
          </table:table-cell>
          <table:table-cell table:style-name="ce60" table:formula="of:=IF([.K179]=1;IF(OR(SUM([.J178:.L180];-1)=2;SUM([.J178:.L180];-1)=3);1;0);IF(SUM([.J178:.L180])=3;1;0))" office:value-type="float" office:value="1" calcext:value-type="float">
            <text:p>1</text:p>
          </table:table-cell>
          <table:table-cell table:style-name="ce60" table:formula="of:=IF([.L179]=1;IF(OR(SUM([.K178:.M180];-1)=2;SUM([.K178:.M180];-1)=3);1;0);IF(SUM([.K178:.M180])=3;1;0))" office:value-type="float" office:value="1" calcext:value-type="float">
            <text:p>1</text:p>
          </table:table-cell>
          <table:table-cell table:style-name="ce60" table:formula="of:=IF([.M179]=1;IF(OR(SUM([.L178:.N180];-1)=2;SUM([.L178:.N180];-1)=3);1;0);IF(SUM([.L178:.N180])=3;1;0))" office:value-type="float" office:value="1" calcext:value-type="float">
            <text:p>1</text:p>
          </table:table-cell>
          <table:table-cell table:style-name="ce60" table:formula="of:=IF([.N179]=1;IF(OR(SUM([.M178:.O180];-1)=2;SUM([.M178:.O180];-1)=3);1;0);IF(SUM([.M178:.O180])=3;1;0))" office:value-type="float" office:value="0" calcext:value-type="float">
            <text:p>0</text:p>
          </table:table-cell>
          <table:table-cell table:style-name="ce60" table:formula="of:=IF([.O179]=1;IF(OR(SUM([.N178:.P180];-1)=2;SUM([.N178:.P180];-1)=3);1;0);IF(SUM([.N178:.P180])=3;1;0))" office:value-type="float" office:value="0" calcext:value-type="float">
            <text:p>0</text:p>
          </table:table-cell>
          <table:table-cell table:style-name="ce60" table:formula="of:=IF([.P179]=1;IF(OR(SUM([.O178:.Q180];-1)=2;SUM([.O178:.Q180];-1)=3);1;0);IF(SUM([.O178:.Q180])=3;1;0))" office:value-type="float" office:value="0" calcext:value-type="float">
            <text:p>0</text:p>
          </table:table-cell>
          <table:table-cell table:style-name="ce60" table:formula="of:=IF([.Q179]=1;IF(OR(SUM([.P178:.R180];-1)=2;SUM([.P178:.R180];-1)=3);1;0);IF(SUM([.P178:.R180])=3;1;0))" office:value-type="float" office:value="0" calcext:value-type="float">
            <text:p>0</text:p>
          </table:table-cell>
          <table:table-cell table:style-name="ce60" table:formula="of:=IF([.R179]=1;IF(OR(SUM([.Q178:.S180];-1)=2;SUM([.Q178:.S180];-1)=3);1;0);IF(SUM([.Q178:.S180])=3;1;0))" office:value-type="float" office:value="0" calcext:value-type="float">
            <text:p>0</text:p>
          </table:table-cell>
          <table:table-cell table:style-name="ce60" table:formula="of:=IF([.S179]=1;IF(OR(SUM([.R178:.T180];-1)=2;SUM([.R178:.T180];-1)=3);1;0);IF(SUM([.R178:.T180])=3;1;0))" office:value-type="float" office:value="0" calcext:value-type="float">
            <text:p>0</text:p>
          </table:table-cell>
          <table:table-cell table:style-name="ce60" table:formula="of:=IF([.T179]=1;IF(OR(SUM([.S178:.U180];-1)=2;SUM([.S178:.U180];-1)=3);1;0);IF(SUM([.S178:.U180])=3;1;0))" office:value-type="float" office:value="0" calcext:value-type="float">
            <text:p>0</text:p>
          </table:table-cell>
          <table:table-cell table:style-name="ce60" table:formula="of:=IF([.U179]=1;IF(OR(SUM([.T178:.V180];-1)=2;SUM([.T178:.V180];-1)=3);1;0);IF(SUM([.T178:.V180])=3;1;0))" office:value-type="float" office:value="0" calcext:value-type="float">
            <text:p>0</text:p>
          </table:table-cell>
          <table:table-cell table:style-name="ce60" table:formula="of:=IF([.V179]=1;IF(OR(SUM([.U178:.W180];-1)=2;SUM([.U178:.W180];-1)=3);1;0);IF(SUM([.U178:.W180])=3;1;0))" office:value-type="float" office:value="0" calcext:value-type="float">
            <text:p>0</text:p>
          </table:table-cell>
          <table:table-cell table:style-name="ce60" table:formula="of:=IF([.W179]=1;IF(OR(SUM([.V178:.X180];-1)=2;SUM([.V178:.X180];-1)=3);1;0);IF(SUM([.V178:.X180])=3;1;0))" office:value-type="float" office:value="0" calcext:value-type="float">
            <text:p>0</text:p>
          </table:table-cell>
          <table:table-cell table:style-name="ce60" table:formula="of:=IF([.X179]=1;IF(OR(SUM([.W178:.Y180];-1)=2;SUM([.W178:.Y180];-1)=3);1;0);IF(SUM([.W178:.Y180])=3;1;0))" office:value-type="float" office:value="0" calcext:value-type="float">
            <text:p>0</text:p>
          </table:table-cell>
          <table:table-cell table:style-name="ce60" table:formula="of:=IF([.Y179]=1;IF(OR(SUM([.X178:.Z180];-1)=2;SUM([.X178:.Z180];-1)=3);1;0);IF(SUM([.X178:.Z180])=3;1;0))" office:value-type="float" office:value="0" calcext:value-type="float">
            <text:p>0</text:p>
          </table:table-cell>
          <table:table-cell table:style-name="ce60" table:formula="of:=IF([.Z179]=1;IF(OR(SUM([.Y178:.AA180];-1)=2;SUM([.Y178:.AA180];-1)=3);1;0);IF(SUM([.Y178:.AA180])=3;1;0))" office:value-type="float" office:value="0" calcext:value-type="float">
            <text:p>0</text:p>
          </table:table-cell>
          <table:table-cell table:style-name="ce60" table:formula="of:=IF([.AA179]=1;IF(OR(SUM([.Z178:.AB180];-1)=2;SUM([.Z178:.AB180];-1)=3);1;0);IF(SUM([.Z178:.AB180])=3;1;0))" office:value-type="float" office:value="1" calcext:value-type="float">
            <text:p>1</text:p>
          </table:table-cell>
          <table:table-cell table:style-name="ce60" table:formula="of:=IF([.AB179]=1;IF(OR(SUM([.AA178:.AC180];-1)=2;SUM([.AA178:.AC180];-1)=3);1;0);IF(SUM([.AA178:.AC180])=3;1;0))" office:value-type="float" office:value="0" calcext:value-type="float">
            <text:p>0</text:p>
          </table:table-cell>
          <table:table-cell table:style-name="ce60" table:formula="of:=IF([.AC179]=1;IF(OR(SUM([.AB178:.AD180];-1)=2;SUM([.AB178:.AD180];-1)=3);1;0);IF(SUM([.AB178:.AD180])=3;1;0))" office:value-type="float" office:value="1" calcext:value-type="float">
            <text:p>1</text:p>
          </table:table-cell>
          <table:table-cell table:style-name="ce60" table:formula="of:=IF([.AD179]=1;IF(OR(SUM([.AC178:.AE180];-1)=2;SUM([.AC178:.AE180];-1)=3);1;0);IF(SUM([.AC178:.AE180])=3;1;0))" office:value-type="float" office:value="0" calcext:value-type="float">
            <text:p>0</text:p>
          </table:table-cell>
          <table:table-cell table:style-name="ce60" table:formula="of:=IF([.AE179]=1;IF(OR(SUM([.AD178:.AF180];-1)=2;SUM([.AD178:.AF180];-1)=3);1;0);IF(SUM([.AD178:.AF180])=3;1;0))" office:value-type="float" office:value="0" calcext:value-type="float">
            <text:p>0</text:p>
          </table:table-cell>
          <table:table-cell table:style-name="ce60" table:formula="of:=IF([.AF179]=1;IF(OR(SUM([.AE178:.AG180];-1)=2;SUM([.AE178:.AG180];-1)=3);1;0);IF(SUM([.AE178:.AG180])=3;1;0))" office:value-type="float" office:value="0" calcext:value-type="float">
            <text:p>0</text:p>
          </table:table-cell>
          <table:table-cell table:style-name="ce60" table:formula="of:=IF([.AG179]=1;IF(OR(SUM([.AF178:.AH180];-1)=2;SUM([.AF178:.AH180];-1)=3);1;0);IF(SUM([.AF178:.AH180])=3;1;0))" office:value-type="float" office:value="0" calcext:value-type="float">
            <text:p>0</text:p>
          </table:table-cell>
          <table:table-cell table:style-name="ce60" table:formula="of:=IF([.AH179]=1;IF(OR(SUM([.AG178:.AI180];-1)=2;SUM([.AG178:.AI180];-1)=3);1;0);IF(SUM([.AG178:.AI180])=3;1;0))" office:value-type="float" office:value="0" calcext:value-type="float">
            <text:p>0</text:p>
          </table:table-cell>
          <table:table-cell table:style-name="ce60" table:formula="of:=IF([.AI179]=1;IF(OR(SUM([.AH178:.AJ180];-1)=2;SUM([.AH178:.AJ180];-1)=3);1;0);IF(SUM([.AH178:.AJ180])=3;1;0))" office:value-type="float" office:value="0" calcext:value-type="float">
            <text:p>0</text:p>
          </table:table-cell>
          <table:table-cell table:style-name="ce60" table:formula="of:=IF([.AJ179]=1;IF(OR(SUM([.AI178:.AK180];-1)=2;SUM([.AI178:.AK180];-1)=3);1;0);IF(SUM([.AI178:.AK180])=3;1;0))" office:value-type="float" office:value="0" calcext:value-type="float">
            <text:p>0</text:p>
          </table:table-cell>
          <table:table-cell table:style-name="ce60" table:formula="of:=IF([.AK179]=1;IF(OR(SUM([.AJ178:.AL180];-1)=2;SUM([.AJ178:.AL180];-1)=3);1;0);IF(SUM([.AJ178:.AL180])=3;1;0))" office:value-type="float" office:value="0" calcext:value-type="float">
            <text:p>0</text:p>
          </table:table-cell>
          <table:table-cell table:style-name="ce60" table:formula="of:=IF([.AL179]=1;IF(OR(SUM([.AK178:.AM180];-1)=2;SUM([.AK178:.AM180];-1)=3);1;0);IF(SUM([.AK178:.AM180])=3;1;0))" office:value-type="float" office:value="0" calcext:value-type="float">
            <text:p>0</text:p>
          </table:table-cell>
          <table:table-cell table:style-name="ce60" table:formula="of:=IF([.AM179]=1;IF(OR(SUM([.AL178:.AN180];-1)=2;SUM([.AL178:.AN180];-1)=3);1;0);IF(SUM([.AL178:.AN180])=3;1;0))" office:value-type="float" office:value="0" calcext:value-type="float">
            <text:p>0</text:p>
          </table:table-cell>
          <table:table-cell table:style-name="ce60" table:formula="of:=IF([.AN179]=1;IF(OR(SUM([.AM178:.AO180];-1)=2;SUM([.AM178:.AO180];-1)=3);1;0);IF(SUM([.AM178:.AO180])=3;1;0))" office:value-type="float" office:value="0" calcext:value-type="float">
            <text:p>0</text:p>
          </table:table-cell>
          <table:table-cell table:style-name="ce60" table:formula="of:=IF([.AO179]=1;IF(OR(SUM([.AN178:.AP180];-1)=2;SUM([.AN178:.AP180];-1)=3);1;0);IF(SUM([.AN178:.AP180])=3;1;0))" office:value-type="float" office:value="0" calcext:value-type="float">
            <text:p>0</text:p>
          </table:table-cell>
          <table:table-cell table:style-name="ce60" table:formula="of:=IF([.AP179]=1;IF(OR(SUM([.AO178:.AQ180];-1)=2;SUM([.AO178:.AQ180];-1)=3);1;0);IF(SUM([.AO178:.AQ180])=3;1;0))" office:value-type="float" office:value="0" calcext:value-type="float">
            <text:p>0</text:p>
          </table:table-cell>
          <table:table-cell table:style-name="ce60" table:formula="of:=IF([.AQ179]=1;IF(OR(SUM([.AP178:.AR180];-1)=2;SUM([.AP178:.AR180];-1)=3);1;0);IF(SUM([.AP178:.AR180])=3;1;0))" office:value-type="float" office:value="0" calcext:value-type="float">
            <text:p>0</text:p>
          </table:table-cell>
          <table:table-cell table:style-name="ce60" table:formula="of:=IF([.AR179]=1;IF(OR(SUM([.AQ178:.AS180];-1)=2;SUM([.AQ178:.AS180];-1)=3);1;0);IF(SUM([.AQ178:.AS180])=3;1;0))" office:value-type="float" office:value="0" calcext:value-type="float">
            <text:p>0</text:p>
          </table:table-cell>
          <table:table-cell table:style-name="ce60" table:formula="of:=IF([.AS179]=1;IF(OR(SUM([.AR178:.AT180];-1)=2;SUM([.AR178:.AT180];-1)=3);1;0);IF(SUM([.AR178:.AT180])=3;1;0))" office:value-type="float" office:value="0" calcext:value-type="float">
            <text:p>0</text:p>
          </table:table-cell>
          <table:table-cell table:style-name="ce60" table:formula="of:=IF([.AT179]=1;IF(OR(SUM([.AS178:.AU180];-1)=2;SUM([.AS178:.AU180];-1)=3);1;0);IF(SUM([.AS178:.AU180])=3;1;0))" office:value-type="float" office:value="0" calcext:value-type="float">
            <text:p>0</text:p>
          </table:table-cell>
          <table:table-cell table:style-name="ce60" table:formula="of:=IF([.AU179]=1;IF(OR(SUM([.AT178:.AV180];-1)=2;SUM([.AT178:.AV180];-1)=3);1;0);IF(SUM([.AT178:.AV180])=3;1;0))" office:value-type="float" office:value="0" calcext:value-type="float">
            <text:p>0</text:p>
          </table:table-cell>
          <table:table-cell table:style-name="ce60" table:formula="of:=IF([.AV179]=1;IF(OR(SUM([.AU178:.AW180];-1)=2;SUM([.AU178:.AW180];-1)=3);1;0);IF(SUM([.AU178:.AW180])=3;1;0))" office:value-type="float" office:value="0" calcext:value-type="float">
            <text:p>0</text:p>
          </table:table-cell>
          <table:table-cell table:style-name="ce60" table:formula="of:=IF([.AW179]=1;IF(OR(SUM([.AV178:.AX180];-1)=2;SUM([.AV178:.AX180];-1)=3);1;0);IF(SUM([.AV178:.AX180])=3;1;0))" office:value-type="float" office:value="0" calcext:value-type="float">
            <text:p>0</text:p>
          </table:table-cell>
          <table:table-cell table:style-name="ce60" table:formula="of:=IF([.AX179]=1;IF(OR(SUM([.AW178:.AY180];-1)=2;SUM([.AW178:.AY180];-1)=3);1;0);IF(SUM([.AW178:.AY180])=3;1;0))" office:value-type="float" office:value="0" calcext:value-type="float">
            <text:p>0</text:p>
          </table:table-cell>
          <table:table-cell table:style-name="ce60" table:formula="of:=IF([.AY179]=1;IF(OR(SUM([.AX178:.AZ180];-1)=2;SUM([.AX178:.AZ180];-1)=3);1;0);IF(SUM([.AX178:.AZ180])=3;1;0))" office:value-type="float" office:value="0" calcext:value-type="float">
            <text:p>0</text:p>
          </table:table-cell>
          <table:table-cell table:style-name="ce60" table:formula="of:=IF([.AZ179]=1;IF(OR(SUM([.AY178:.BA180];-1)=2;SUM([.AY178:.BA180];-1)=3);1;0);IF(SUM([.AY178:.BA180])=3;1;0))" office:value-type="float" office:value="0" calcext:value-type="float">
            <text:p>0</text:p>
          </table:table-cell>
          <table:table-cell table:style-name="ce60" table:formula="of:=IF([.BA179]=1;IF(OR(SUM([.AZ178:.BB180];-1)=2;SUM([.AZ178:.BB180];-1)=3);1;0);IF(SUM([.AZ178:.BB180])=3;1;0))" office:value-type="float" office:value="0" calcext:value-type="float">
            <text:p>0</text:p>
          </table:table-cell>
          <table:table-cell table:style-name="ce60" table:formula="of:=IF([.BB179]=1;IF(OR(SUM([.BA178:.BC180];-1)=2;SUM([.BA178:.BC180];-1)=3);1;0);IF(SUM([.BA178:.BC180])=3;1;0))" office:value-type="float" office:value="0" calcext:value-type="float">
            <text:p>0</text:p>
          </table:table-cell>
          <table:table-cell table:style-name="ce60" table:formula="of:=IF([.BC179]=1;IF(OR(SUM([.BB178:.BD180];-1)=2;SUM([.BB178:.BD180];-1)=3);1;0);IF(SUM([.BB178:.BD180])=3;1;0))" office:value-type="float" office:value="0" calcext:value-type="float">
            <text:p>0</text:p>
          </table:table-cell>
          <table:table-cell table:style-name="ce60" table:formula="of:=IF([.BD179]=1;IF(OR(SUM([.BC178:.BE180];-1)=2;SUM([.BC178:.BE180];-1)=3);1;0);IF(SUM([.BC178:.BE180])=3;1;0))" office:value-type="float" office:value="0" calcext:value-type="float">
            <text:p>0</text:p>
          </table:table-cell>
          <table:table-cell table:style-name="ce60" table:formula="of:=IF([.BE179]=1;IF(OR(SUM([.BD178:.BF180];-1)=2;SUM([.BD178:.BF180];-1)=3);1;0);IF(SUM([.BD178:.BF180])=3;1;0))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9" office:value-type="float" office:value="0" calcext:value-type="float">
            <text:p>0</text:p>
          </table:table-cell>
          <table:table-cell table:style-name="ce60" table:formula="of:=IF([.C180]=1;IF(OR(SUM([.B179:.D181];-1)=2;SUM([.B179:.D181];-1)=3);1;0);IF(SUM([.B179:.D181])=3;1;0))" office:value-type="float" office:value="0" calcext:value-type="float">
            <text:p>0</text:p>
          </table:table-cell>
          <table:table-cell table:style-name="ce60" table:formula="of:=IF([.D180]=1;IF(OR(SUM([.C179:.E181];-1)=2;SUM([.C179:.E181];-1)=3);1;0);IF(SUM([.C179:.E181])=3;1;0))" office:value-type="float" office:value="0" calcext:value-type="float">
            <text:p>0</text:p>
          </table:table-cell>
          <table:table-cell table:style-name="ce60" table:formula="of:=IF([.E180]=1;IF(OR(SUM([.D179:.F181];-1)=2;SUM([.D179:.F181];-1)=3);1;0);IF(SUM([.D179:.F181])=3;1;0))" office:value-type="float" office:value="0" calcext:value-type="float">
            <text:p>0</text:p>
          </table:table-cell>
          <table:table-cell table:style-name="ce60" table:formula="of:=IF([.F180]=1;IF(OR(SUM([.E179:.G181];-1)=2;SUM([.E179:.G181];-1)=3);1;0);IF(SUM([.E179:.G181])=3;1;0))" office:value-type="float" office:value="0" calcext:value-type="float">
            <text:p>0</text:p>
          </table:table-cell>
          <table:table-cell table:style-name="ce60" table:formula="of:=IF([.G180]=1;IF(OR(SUM([.F179:.H181];-1)=2;SUM([.F179:.H181];-1)=3);1;0);IF(SUM([.F179:.H181])=3;1;0))" office:value-type="float" office:value="0" calcext:value-type="float">
            <text:p>0</text:p>
          </table:table-cell>
          <table:table-cell table:style-name="ce60" table:formula="of:=IF([.H180]=1;IF(OR(SUM([.G179:.I181];-1)=2;SUM([.G179:.I181];-1)=3);1;0);IF(SUM([.G179:.I181])=3;1;0))" office:value-type="float" office:value="0" calcext:value-type="float">
            <text:p>0</text:p>
          </table:table-cell>
          <table:table-cell table:style-name="ce60" table:formula="of:=IF([.I180]=1;IF(OR(SUM([.H179:.J181];-1)=2;SUM([.H179:.J181];-1)=3);1;0);IF(SUM([.H179:.J181])=3;1;0))" office:value-type="float" office:value="0" calcext:value-type="float">
            <text:p>0</text:p>
          </table:table-cell>
          <table:table-cell table:style-name="ce60" table:formula="of:=IF([.J180]=1;IF(OR(SUM([.I179:.K181];-1)=2;SUM([.I179:.K181];-1)=3);1;0);IF(SUM([.I179:.K181])=3;1;0))" office:value-type="float" office:value="0" calcext:value-type="float">
            <text:p>0</text:p>
          </table:table-cell>
          <table:table-cell table:style-name="ce60" table:formula="of:=IF([.K180]=1;IF(OR(SUM([.J179:.L181];-1)=2;SUM([.J179:.L181];-1)=3);1;0);IF(SUM([.J179:.L181])=3;1;0))" office:value-type="float" office:value="1" calcext:value-type="float">
            <text:p>1</text:p>
          </table:table-cell>
          <table:table-cell table:style-name="ce60" table:formula="of:=IF([.L180]=1;IF(OR(SUM([.K179:.M181];-1)=2;SUM([.K179:.M181];-1)=3);1;0);IF(SUM([.K179:.M181])=3;1;0))" office:value-type="float" office:value="1" calcext:value-type="float">
            <text:p>1</text:p>
          </table:table-cell>
          <table:table-cell table:style-name="ce60" table:formula="of:=IF([.M180]=1;IF(OR(SUM([.L179:.N181];-1)=2;SUM([.L179:.N181];-1)=3);1;0);IF(SUM([.L179:.N181])=3;1;0))" office:value-type="float" office:value="1" calcext:value-type="float">
            <text:p>1</text:p>
          </table:table-cell>
          <table:table-cell table:style-name="ce60" table:formula="of:=IF([.N180]=1;IF(OR(SUM([.M179:.O181];-1)=2;SUM([.M179:.O181];-1)=3);1;0);IF(SUM([.M179:.O181])=3;1;0))" office:value-type="float" office:value="0" calcext:value-type="float">
            <text:p>0</text:p>
          </table:table-cell>
          <table:table-cell table:style-name="ce60" table:formula="of:=IF([.O180]=1;IF(OR(SUM([.N179:.P181];-1)=2;SUM([.N179:.P181];-1)=3);1;0);IF(SUM([.N179:.P181])=3;1;0))" office:value-type="float" office:value="0" calcext:value-type="float">
            <text:p>0</text:p>
          </table:table-cell>
          <table:table-cell table:style-name="ce60" table:formula="of:=IF([.P180]=1;IF(OR(SUM([.O179:.Q181];-1)=2;SUM([.O179:.Q181];-1)=3);1;0);IF(SUM([.O179:.Q181])=3;1;0))" office:value-type="float" office:value="0" calcext:value-type="float">
            <text:p>0</text:p>
          </table:table-cell>
          <table:table-cell table:style-name="ce60" table:formula="of:=IF([.Q180]=1;IF(OR(SUM([.P179:.R181];-1)=2;SUM([.P179:.R181];-1)=3);1;0);IF(SUM([.P179:.R181])=3;1;0))" office:value-type="float" office:value="0" calcext:value-type="float">
            <text:p>0</text:p>
          </table:table-cell>
          <table:table-cell table:style-name="ce60" table:formula="of:=IF([.R180]=1;IF(OR(SUM([.Q179:.S181];-1)=2;SUM([.Q179:.S181];-1)=3);1;0);IF(SUM([.Q179:.S181])=3;1;0))" office:value-type="float" office:value="0" calcext:value-type="float">
            <text:p>0</text:p>
          </table:table-cell>
          <table:table-cell table:style-name="ce60" table:formula="of:=IF([.S180]=1;IF(OR(SUM([.R179:.T181];-1)=2;SUM([.R179:.T181];-1)=3);1;0);IF(SUM([.R179:.T181])=3;1;0))" office:value-type="float" office:value="0" calcext:value-type="float">
            <text:p>0</text:p>
          </table:table-cell>
          <table:table-cell table:style-name="ce60" table:formula="of:=IF([.T180]=1;IF(OR(SUM([.S179:.U181];-1)=2;SUM([.S179:.U181];-1)=3);1;0);IF(SUM([.S179:.U181])=3;1;0))" office:value-type="float" office:value="0" calcext:value-type="float">
            <text:p>0</text:p>
          </table:table-cell>
          <table:table-cell table:style-name="ce60" table:formula="of:=IF([.U180]=1;IF(OR(SUM([.T179:.V181];-1)=2;SUM([.T179:.V181];-1)=3);1;0);IF(SUM([.T179:.V181])=3;1;0))" office:value-type="float" office:value="0" calcext:value-type="float">
            <text:p>0</text:p>
          </table:table-cell>
          <table:table-cell table:style-name="ce60" table:formula="of:=IF([.V180]=1;IF(OR(SUM([.U179:.W181];-1)=2;SUM([.U179:.W181];-1)=3);1;0);IF(SUM([.U179:.W181])=3;1;0))" office:value-type="float" office:value="0" calcext:value-type="float">
            <text:p>0</text:p>
          </table:table-cell>
          <table:table-cell table:style-name="ce60" table:formula="of:=IF([.W180]=1;IF(OR(SUM([.V179:.X181];-1)=2;SUM([.V179:.X181];-1)=3);1;0);IF(SUM([.V179:.X181])=3;1;0))" office:value-type="float" office:value="0" calcext:value-type="float">
            <text:p>0</text:p>
          </table:table-cell>
          <table:table-cell table:style-name="ce60" table:formula="of:=IF([.X180]=1;IF(OR(SUM([.W179:.Y181];-1)=2;SUM([.W179:.Y181];-1)=3);1;0);IF(SUM([.W179:.Y181])=3;1;0))" office:value-type="float" office:value="0" calcext:value-type="float">
            <text:p>0</text:p>
          </table:table-cell>
          <table:table-cell table:style-name="ce60" table:formula="of:=IF([.Y180]=1;IF(OR(SUM([.X179:.Z181];-1)=2;SUM([.X179:.Z181];-1)=3);1;0);IF(SUM([.X179:.Z181])=3;1;0))" office:value-type="float" office:value="0" calcext:value-type="float">
            <text:p>0</text:p>
          </table:table-cell>
          <table:table-cell table:style-name="ce60" table:formula="of:=IF([.Z180]=1;IF(OR(SUM([.Y179:.AA181];-1)=2;SUM([.Y179:.AA181];-1)=3);1;0);IF(SUM([.Y179:.AA181])=3;1;0))" office:value-type="float" office:value="0" calcext:value-type="float">
            <text:p>0</text:p>
          </table:table-cell>
          <table:table-cell table:style-name="ce60" table:formula="of:=IF([.AA180]=1;IF(OR(SUM([.Z179:.AB181];-1)=2;SUM([.Z179:.AB181];-1)=3);1;0);IF(SUM([.Z179:.AB181])=3;1;0))" office:value-type="float" office:value="0" calcext:value-type="float">
            <text:p>0</text:p>
          </table:table-cell>
          <table:table-cell table:style-name="ce60" table:formula="of:=IF([.AB180]=1;IF(OR(SUM([.AA179:.AC181];-1)=2;SUM([.AA179:.AC181];-1)=3);1;0);IF(SUM([.AA179:.AC181])=3;1;0))" office:value-type="float" office:value="0" calcext:value-type="float">
            <text:p>0</text:p>
          </table:table-cell>
          <table:table-cell table:style-name="ce60" table:formula="of:=IF([.AC180]=1;IF(OR(SUM([.AB179:.AD181];-1)=2;SUM([.AB179:.AD181];-1)=3);1;0);IF(SUM([.AB179:.AD181])=3;1;0))" office:value-type="float" office:value="0" calcext:value-type="float">
            <text:p>0</text:p>
          </table:table-cell>
          <table:table-cell table:style-name="ce60" table:formula="of:=IF([.AD180]=1;IF(OR(SUM([.AC179:.AE181];-1)=2;SUM([.AC179:.AE181];-1)=3);1;0);IF(SUM([.AC179:.AE181])=3;1;0))" office:value-type="float" office:value="0" calcext:value-type="float">
            <text:p>0</text:p>
          </table:table-cell>
          <table:table-cell table:style-name="ce60" table:formula="of:=IF([.AE180]=1;IF(OR(SUM([.AD179:.AF181];-1)=2;SUM([.AD179:.AF181];-1)=3);1;0);IF(SUM([.AD179:.AF181])=3;1;0))" office:value-type="float" office:value="0" calcext:value-type="float">
            <text:p>0</text:p>
          </table:table-cell>
          <table:table-cell table:style-name="ce60" table:formula="of:=IF([.AF180]=1;IF(OR(SUM([.AE179:.AG181];-1)=2;SUM([.AE179:.AG181];-1)=3);1;0);IF(SUM([.AE179:.AG181])=3;1;0))" office:value-type="float" office:value="0" calcext:value-type="float">
            <text:p>0</text:p>
          </table:table-cell>
          <table:table-cell table:style-name="ce60" table:formula="of:=IF([.AG180]=1;IF(OR(SUM([.AF179:.AH181];-1)=2;SUM([.AF179:.AH181];-1)=3);1;0);IF(SUM([.AF179:.AH181])=3;1;0))" office:value-type="float" office:value="0" calcext:value-type="float">
            <text:p>0</text:p>
          </table:table-cell>
          <table:table-cell table:style-name="ce60" table:formula="of:=IF([.AH180]=1;IF(OR(SUM([.AG179:.AI181];-1)=2;SUM([.AG179:.AI181];-1)=3);1;0);IF(SUM([.AG179:.AI181])=3;1;0))" office:value-type="float" office:value="0" calcext:value-type="float">
            <text:p>0</text:p>
          </table:table-cell>
          <table:table-cell table:style-name="ce60" table:formula="of:=IF([.AI180]=1;IF(OR(SUM([.AH179:.AJ181];-1)=2;SUM([.AH179:.AJ181];-1)=3);1;0);IF(SUM([.AH179:.AJ181])=3;1;0))" office:value-type="float" office:value="0" calcext:value-type="float">
            <text:p>0</text:p>
          </table:table-cell>
          <table:table-cell table:style-name="ce60" table:formula="of:=IF([.AJ180]=1;IF(OR(SUM([.AI179:.AK181];-1)=2;SUM([.AI179:.AK181];-1)=3);1;0);IF(SUM([.AI179:.AK181])=3;1;0))" office:value-type="float" office:value="0" calcext:value-type="float">
            <text:p>0</text:p>
          </table:table-cell>
          <table:table-cell table:style-name="ce60" table:formula="of:=IF([.AK180]=1;IF(OR(SUM([.AJ179:.AL181];-1)=2;SUM([.AJ179:.AL181];-1)=3);1;0);IF(SUM([.AJ179:.AL181])=3;1;0))" office:value-type="float" office:value="0" calcext:value-type="float">
            <text:p>0</text:p>
          </table:table-cell>
          <table:table-cell table:style-name="ce60" table:formula="of:=IF([.AL180]=1;IF(OR(SUM([.AK179:.AM181];-1)=2;SUM([.AK179:.AM181];-1)=3);1;0);IF(SUM([.AK179:.AM181])=3;1;0))" office:value-type="float" office:value="0" calcext:value-type="float">
            <text:p>0</text:p>
          </table:table-cell>
          <table:table-cell table:style-name="ce60" table:formula="of:=IF([.AM180]=1;IF(OR(SUM([.AL179:.AN181];-1)=2;SUM([.AL179:.AN181];-1)=3);1;0);IF(SUM([.AL179:.AN181])=3;1;0))" office:value-type="float" office:value="0" calcext:value-type="float">
            <text:p>0</text:p>
          </table:table-cell>
          <table:table-cell table:style-name="ce60" table:formula="of:=IF([.AN180]=1;IF(OR(SUM([.AM179:.AO181];-1)=2;SUM([.AM179:.AO181];-1)=3);1;0);IF(SUM([.AM179:.AO181])=3;1;0))" office:value-type="float" office:value="0" calcext:value-type="float">
            <text:p>0</text:p>
          </table:table-cell>
          <table:table-cell table:style-name="ce60" table:formula="of:=IF([.AO180]=1;IF(OR(SUM([.AN179:.AP181];-1)=2;SUM([.AN179:.AP181];-1)=3);1;0);IF(SUM([.AN179:.AP181])=3;1;0))" office:value-type="float" office:value="0" calcext:value-type="float">
            <text:p>0</text:p>
          </table:table-cell>
          <table:table-cell table:style-name="ce60" table:formula="of:=IF([.AP180]=1;IF(OR(SUM([.AO179:.AQ181];-1)=2;SUM([.AO179:.AQ181];-1)=3);1;0);IF(SUM([.AO179:.AQ181])=3;1;0))" office:value-type="float" office:value="0" calcext:value-type="float">
            <text:p>0</text:p>
          </table:table-cell>
          <table:table-cell table:style-name="ce60" table:formula="of:=IF([.AQ180]=1;IF(OR(SUM([.AP179:.AR181];-1)=2;SUM([.AP179:.AR181];-1)=3);1;0);IF(SUM([.AP179:.AR181])=3;1;0))" office:value-type="float" office:value="0" calcext:value-type="float">
            <text:p>0</text:p>
          </table:table-cell>
          <table:table-cell table:style-name="ce60" table:formula="of:=IF([.AR180]=1;IF(OR(SUM([.AQ179:.AS181];-1)=2;SUM([.AQ179:.AS181];-1)=3);1;0);IF(SUM([.AQ179:.AS181])=3;1;0))" office:value-type="float" office:value="0" calcext:value-type="float">
            <text:p>0</text:p>
          </table:table-cell>
          <table:table-cell table:style-name="ce60" table:formula="of:=IF([.AS180]=1;IF(OR(SUM([.AR179:.AT181];-1)=2;SUM([.AR179:.AT181];-1)=3);1;0);IF(SUM([.AR179:.AT181])=3;1;0))" office:value-type="float" office:value="0" calcext:value-type="float">
            <text:p>0</text:p>
          </table:table-cell>
          <table:table-cell table:style-name="ce60" table:formula="of:=IF([.AT180]=1;IF(OR(SUM([.AS179:.AU181];-1)=2;SUM([.AS179:.AU181];-1)=3);1;0);IF(SUM([.AS179:.AU181])=3;1;0))" office:value-type="float" office:value="0" calcext:value-type="float">
            <text:p>0</text:p>
          </table:table-cell>
          <table:table-cell table:style-name="ce60" table:formula="of:=IF([.AU180]=1;IF(OR(SUM([.AT179:.AV181];-1)=2;SUM([.AT179:.AV181];-1)=3);1;0);IF(SUM([.AT179:.AV181])=3;1;0))" office:value-type="float" office:value="0" calcext:value-type="float">
            <text:p>0</text:p>
          </table:table-cell>
          <table:table-cell table:style-name="ce60" table:formula="of:=IF([.AV180]=1;IF(OR(SUM([.AU179:.AW181];-1)=2;SUM([.AU179:.AW181];-1)=3);1;0);IF(SUM([.AU179:.AW181])=3;1;0))" office:value-type="float" office:value="0" calcext:value-type="float">
            <text:p>0</text:p>
          </table:table-cell>
          <table:table-cell table:style-name="ce60" table:formula="of:=IF([.AW180]=1;IF(OR(SUM([.AV179:.AX181];-1)=2;SUM([.AV179:.AX181];-1)=3);1;0);IF(SUM([.AV179:.AX181])=3;1;0))" office:value-type="float" office:value="0" calcext:value-type="float">
            <text:p>0</text:p>
          </table:table-cell>
          <table:table-cell table:style-name="ce60" table:formula="of:=IF([.AX180]=1;IF(OR(SUM([.AW179:.AY181];-1)=2;SUM([.AW179:.AY181];-1)=3);1;0);IF(SUM([.AW179:.AY181])=3;1;0))" office:value-type="float" office:value="0" calcext:value-type="float">
            <text:p>0</text:p>
          </table:table-cell>
          <table:table-cell table:style-name="ce60" table:formula="of:=IF([.AY180]=1;IF(OR(SUM([.AX179:.AZ181];-1)=2;SUM([.AX179:.AZ181];-1)=3);1;0);IF(SUM([.AX179:.AZ181])=3;1;0))" office:value-type="float" office:value="0" calcext:value-type="float">
            <text:p>0</text:p>
          </table:table-cell>
          <table:table-cell table:style-name="ce60" table:formula="of:=IF([.AZ180]=1;IF(OR(SUM([.AY179:.BA181];-1)=2;SUM([.AY179:.BA181];-1)=3);1;0);IF(SUM([.AY179:.BA181])=3;1;0))" office:value-type="float" office:value="0" calcext:value-type="float">
            <text:p>0</text:p>
          </table:table-cell>
          <table:table-cell table:style-name="ce60" table:formula="of:=IF([.BA180]=1;IF(OR(SUM([.AZ179:.BB181];-1)=2;SUM([.AZ179:.BB181];-1)=3);1;0);IF(SUM([.AZ179:.BB181])=3;1;0))" office:value-type="float" office:value="0" calcext:value-type="float">
            <text:p>0</text:p>
          </table:table-cell>
          <table:table-cell table:style-name="ce60" table:formula="of:=IF([.BB180]=1;IF(OR(SUM([.BA179:.BC181];-1)=2;SUM([.BA179:.BC181];-1)=3);1;0);IF(SUM([.BA179:.BC181])=3;1;0))" office:value-type="float" office:value="0" calcext:value-type="float">
            <text:p>0</text:p>
          </table:table-cell>
          <table:table-cell table:style-name="ce60" table:formula="of:=IF([.BC180]=1;IF(OR(SUM([.BB179:.BD181];-1)=2;SUM([.BB179:.BD181];-1)=3);1;0);IF(SUM([.BB179:.BD181])=3;1;0))" office:value-type="float" office:value="0" calcext:value-type="float">
            <text:p>0</text:p>
          </table:table-cell>
          <table:table-cell table:style-name="ce60" table:formula="of:=IF([.BD180]=1;IF(OR(SUM([.BC179:.BE181];-1)=2;SUM([.BC179:.BE181];-1)=3);1;0);IF(SUM([.BC179:.BE181])=3;1;0))" office:value-type="float" office:value="0" calcext:value-type="float">
            <text:p>0</text:p>
          </table:table-cell>
          <table:table-cell table:style-name="ce60" table:formula="of:=IF([.BE180]=1;IF(OR(SUM([.BD179:.BF181];-1)=2;SUM([.BD179:.BF181];-1)=3);1;0);IF(SUM([.BD179:.BF181])=3;1;0))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9" office:value-type="float" office:value="0" calcext:value-type="float">
            <text:p>0</text:p>
          </table:table-cell>
          <table:table-cell table:style-name="ce60" table:formula="of:=IF([.C181]=1;IF(OR(SUM([.B180:.D182];-1)=2;SUM([.B180:.D182];-1)=3);1;0);IF(SUM([.B180:.D182])=3;1;0))" office:value-type="float" office:value="0" calcext:value-type="float">
            <text:p>0</text:p>
          </table:table-cell>
          <table:table-cell table:style-name="ce60" table:formula="of:=IF([.D181]=1;IF(OR(SUM([.C180:.E182];-1)=2;SUM([.C180:.E182];-1)=3);1;0);IF(SUM([.C180:.E182])=3;1;0))" office:value-type="float" office:value="0" calcext:value-type="float">
            <text:p>0</text:p>
          </table:table-cell>
          <table:table-cell table:style-name="ce60" table:formula="of:=IF([.E181]=1;IF(OR(SUM([.D180:.F182];-1)=2;SUM([.D180:.F182];-1)=3);1;0);IF(SUM([.D180:.F182])=3;1;0))" office:value-type="float" office:value="0" calcext:value-type="float">
            <text:p>0</text:p>
          </table:table-cell>
          <table:table-cell table:style-name="ce60" table:formula="of:=IF([.F181]=1;IF(OR(SUM([.E180:.G182];-1)=2;SUM([.E180:.G182];-1)=3);1;0);IF(SUM([.E180:.G182])=3;1;0))" office:value-type="float" office:value="0" calcext:value-type="float">
            <text:p>0</text:p>
          </table:table-cell>
          <table:table-cell table:style-name="ce60" table:formula="of:=IF([.G181]=1;IF(OR(SUM([.F180:.H182];-1)=2;SUM([.F180:.H182];-1)=3);1;0);IF(SUM([.F180:.H182])=3;1;0))" office:value-type="float" office:value="0" calcext:value-type="float">
            <text:p>0</text:p>
          </table:table-cell>
          <table:table-cell table:style-name="ce60" table:formula="of:=IF([.H181]=1;IF(OR(SUM([.G180:.I182];-1)=2;SUM([.G180:.I182];-1)=3);1;0);IF(SUM([.G180:.I182])=3;1;0))" office:value-type="float" office:value="0" calcext:value-type="float">
            <text:p>0</text:p>
          </table:table-cell>
          <table:table-cell table:style-name="ce60" table:formula="of:=IF([.I181]=1;IF(OR(SUM([.H180:.J182];-1)=2;SUM([.H180:.J182];-1)=3);1;0);IF(SUM([.H180:.J182])=3;1;0))" office:value-type="float" office:value="0" calcext:value-type="float">
            <text:p>0</text:p>
          </table:table-cell>
          <table:table-cell table:style-name="ce60" table:formula="of:=IF([.J181]=1;IF(OR(SUM([.I180:.K182];-1)=2;SUM([.I180:.K182];-1)=3);1;0);IF(SUM([.I180:.K182])=3;1;0))" office:value-type="float" office:value="0" calcext:value-type="float">
            <text:p>0</text:p>
          </table:table-cell>
          <table:table-cell table:style-name="ce60" table:formula="of:=IF([.K181]=1;IF(OR(SUM([.J180:.L182];-1)=2;SUM([.J180:.L182];-1)=3);1;0);IF(SUM([.J180:.L182])=3;1;0))" office:value-type="float" office:value="0" calcext:value-type="float">
            <text:p>0</text:p>
          </table:table-cell>
          <table:table-cell table:style-name="ce60" table:formula="of:=IF([.L181]=1;IF(OR(SUM([.K180:.M182];-1)=2;SUM([.K180:.M182];-1)=3);1;0);IF(SUM([.K180:.M182])=3;1;0))" office:value-type="float" office:value="0" calcext:value-type="float">
            <text:p>0</text:p>
          </table:table-cell>
          <table:table-cell table:style-name="ce60" table:formula="of:=IF([.M181]=1;IF(OR(SUM([.L180:.N182];-1)=2;SUM([.L180:.N182];-1)=3);1;0);IF(SUM([.L180:.N182])=3;1;0))" office:value-type="float" office:value="0" calcext:value-type="float">
            <text:p>0</text:p>
          </table:table-cell>
          <table:table-cell table:style-name="ce60" table:formula="of:=IF([.N181]=1;IF(OR(SUM([.M180:.O182];-1)=2;SUM([.M180:.O182];-1)=3);1;0);IF(SUM([.M180:.O182])=3;1;0))" office:value-type="float" office:value="0" calcext:value-type="float">
            <text:p>0</text:p>
          </table:table-cell>
          <table:table-cell table:style-name="ce60" table:formula="of:=IF([.O181]=1;IF(OR(SUM([.N180:.P182];-1)=2;SUM([.N180:.P182];-1)=3);1;0);IF(SUM([.N180:.P182])=3;1;0))" office:value-type="float" office:value="0" calcext:value-type="float">
            <text:p>0</text:p>
          </table:table-cell>
          <table:table-cell table:style-name="ce60" table:formula="of:=IF([.P181]=1;IF(OR(SUM([.O180:.Q182];-1)=2;SUM([.O180:.Q182];-1)=3);1;0);IF(SUM([.O180:.Q182])=3;1;0))" office:value-type="float" office:value="0" calcext:value-type="float">
            <text:p>0</text:p>
          </table:table-cell>
          <table:table-cell table:style-name="ce60" table:formula="of:=IF([.Q181]=1;IF(OR(SUM([.P180:.R182];-1)=2;SUM([.P180:.R182];-1)=3);1;0);IF(SUM([.P180:.R182])=3;1;0))" office:value-type="float" office:value="0" calcext:value-type="float">
            <text:p>0</text:p>
          </table:table-cell>
          <table:table-cell table:style-name="ce60" table:formula="of:=IF([.R181]=1;IF(OR(SUM([.Q180:.S182];-1)=2;SUM([.Q180:.S182];-1)=3);1;0);IF(SUM([.Q180:.S182])=3;1;0))" office:value-type="float" office:value="0" calcext:value-type="float">
            <text:p>0</text:p>
          </table:table-cell>
          <table:table-cell table:style-name="ce60" table:formula="of:=IF([.S181]=1;IF(OR(SUM([.R180:.T182];-1)=2;SUM([.R180:.T182];-1)=3);1;0);IF(SUM([.R180:.T182])=3;1;0))" office:value-type="float" office:value="0" calcext:value-type="float">
            <text:p>0</text:p>
          </table:table-cell>
          <table:table-cell table:style-name="ce60" table:formula="of:=IF([.T181]=1;IF(OR(SUM([.S180:.U182];-1)=2;SUM([.S180:.U182];-1)=3);1;0);IF(SUM([.S180:.U182])=3;1;0))" office:value-type="float" office:value="0" calcext:value-type="float">
            <text:p>0</text:p>
          </table:table-cell>
          <table:table-cell table:style-name="ce60" table:formula="of:=IF([.U181]=1;IF(OR(SUM([.T180:.V182];-1)=2;SUM([.T180:.V182];-1)=3);1;0);IF(SUM([.T180:.V182])=3;1;0))" office:value-type="float" office:value="0" calcext:value-type="float">
            <text:p>0</text:p>
          </table:table-cell>
          <table:table-cell table:style-name="ce60" table:formula="of:=IF([.V181]=1;IF(OR(SUM([.U180:.W182];-1)=2;SUM([.U180:.W182];-1)=3);1;0);IF(SUM([.U180:.W182])=3;1;0))" office:value-type="float" office:value="0" calcext:value-type="float">
            <text:p>0</text:p>
          </table:table-cell>
          <table:table-cell table:style-name="ce60" table:formula="of:=IF([.W181]=1;IF(OR(SUM([.V180:.X182];-1)=2;SUM([.V180:.X182];-1)=3);1;0);IF(SUM([.V180:.X182])=3;1;0))" office:value-type="float" office:value="0" calcext:value-type="float">
            <text:p>0</text:p>
          </table:table-cell>
          <table:table-cell table:style-name="ce60" table:formula="of:=IF([.X181]=1;IF(OR(SUM([.W180:.Y182];-1)=2;SUM([.W180:.Y182];-1)=3);1;0);IF(SUM([.W180:.Y182])=3;1;0))" office:value-type="float" office:value="0" calcext:value-type="float">
            <text:p>0</text:p>
          </table:table-cell>
          <table:table-cell table:style-name="ce60" table:formula="of:=IF([.Y181]=1;IF(OR(SUM([.X180:.Z182];-1)=2;SUM([.X180:.Z182];-1)=3);1;0);IF(SUM([.X180:.Z182])=3;1;0))" office:value-type="float" office:value="0" calcext:value-type="float">
            <text:p>0</text:p>
          </table:table-cell>
          <table:table-cell table:style-name="ce60" table:formula="of:=IF([.Z181]=1;IF(OR(SUM([.Y180:.AA182];-1)=2;SUM([.Y180:.AA182];-1)=3);1;0);IF(SUM([.Y180:.AA182])=3;1;0))" office:value-type="float" office:value="0" calcext:value-type="float">
            <text:p>0</text:p>
          </table:table-cell>
          <table:table-cell table:style-name="ce60" table:formula="of:=IF([.AA181]=1;IF(OR(SUM([.Z180:.AB182];-1)=2;SUM([.Z180:.AB182];-1)=3);1;0);IF(SUM([.Z180:.AB182])=3;1;0))" office:value-type="float" office:value="0" calcext:value-type="float">
            <text:p>0</text:p>
          </table:table-cell>
          <table:table-cell table:style-name="ce60" table:formula="of:=IF([.AB181]=1;IF(OR(SUM([.AA180:.AC182];-1)=2;SUM([.AA180:.AC182];-1)=3);1;0);IF(SUM([.AA180:.AC182])=3;1;0))" office:value-type="float" office:value="0" calcext:value-type="float">
            <text:p>0</text:p>
          </table:table-cell>
          <table:table-cell table:style-name="ce60" table:formula="of:=IF([.AC181]=1;IF(OR(SUM([.AB180:.AD182];-1)=2;SUM([.AB180:.AD182];-1)=3);1;0);IF(SUM([.AB180:.AD182])=3;1;0))" office:value-type="float" office:value="0" calcext:value-type="float">
            <text:p>0</text:p>
          </table:table-cell>
          <table:table-cell table:style-name="ce60" table:formula="of:=IF([.AD181]=1;IF(OR(SUM([.AC180:.AE182];-1)=2;SUM([.AC180:.AE182];-1)=3);1;0);IF(SUM([.AC180:.AE182])=3;1;0))" office:value-type="float" office:value="0" calcext:value-type="float">
            <text:p>0</text:p>
          </table:table-cell>
          <table:table-cell table:style-name="ce60" table:formula="of:=IF([.AE181]=1;IF(OR(SUM([.AD180:.AF182];-1)=2;SUM([.AD180:.AF182];-1)=3);1;0);IF(SUM([.AD180:.AF182])=3;1;0))" office:value-type="float" office:value="0" calcext:value-type="float">
            <text:p>0</text:p>
          </table:table-cell>
          <table:table-cell table:style-name="ce60" table:formula="of:=IF([.AF181]=1;IF(OR(SUM([.AE180:.AG182];-1)=2;SUM([.AE180:.AG182];-1)=3);1;0);IF(SUM([.AE180:.AG182])=3;1;0))" office:value-type="float" office:value="0" calcext:value-type="float">
            <text:p>0</text:p>
          </table:table-cell>
          <table:table-cell table:style-name="ce60" table:formula="of:=IF([.AG181]=1;IF(OR(SUM([.AF180:.AH182];-1)=2;SUM([.AF180:.AH182];-1)=3);1;0);IF(SUM([.AF180:.AH182])=3;1;0))" office:value-type="float" office:value="0" calcext:value-type="float">
            <text:p>0</text:p>
          </table:table-cell>
          <table:table-cell table:style-name="ce60" table:formula="of:=IF([.AH181]=1;IF(OR(SUM([.AG180:.AI182];-1)=2;SUM([.AG180:.AI182];-1)=3);1;0);IF(SUM([.AG180:.AI182])=3;1;0))" office:value-type="float" office:value="0" calcext:value-type="float">
            <text:p>0</text:p>
          </table:table-cell>
          <table:table-cell table:style-name="ce60" table:formula="of:=IF([.AI181]=1;IF(OR(SUM([.AH180:.AJ182];-1)=2;SUM([.AH180:.AJ182];-1)=3);1;0);IF(SUM([.AH180:.AJ182])=3;1;0))" office:value-type="float" office:value="0" calcext:value-type="float">
            <text:p>0</text:p>
          </table:table-cell>
          <table:table-cell table:style-name="ce60" table:formula="of:=IF([.AJ181]=1;IF(OR(SUM([.AI180:.AK182];-1)=2;SUM([.AI180:.AK182];-1)=3);1;0);IF(SUM([.AI180:.AK182])=3;1;0))" office:value-type="float" office:value="0" calcext:value-type="float">
            <text:p>0</text:p>
          </table:table-cell>
          <table:table-cell table:style-name="ce60" table:formula="of:=IF([.AK181]=1;IF(OR(SUM([.AJ180:.AL182];-1)=2;SUM([.AJ180:.AL182];-1)=3);1;0);IF(SUM([.AJ180:.AL182])=3;1;0))" office:value-type="float" office:value="0" calcext:value-type="float">
            <text:p>0</text:p>
          </table:table-cell>
          <table:table-cell table:style-name="ce60" table:formula="of:=IF([.AL181]=1;IF(OR(SUM([.AK180:.AM182];-1)=2;SUM([.AK180:.AM182];-1)=3);1;0);IF(SUM([.AK180:.AM182])=3;1;0))" office:value-type="float" office:value="0" calcext:value-type="float">
            <text:p>0</text:p>
          </table:table-cell>
          <table:table-cell table:style-name="ce60" table:formula="of:=IF([.AM181]=1;IF(OR(SUM([.AL180:.AN182];-1)=2;SUM([.AL180:.AN182];-1)=3);1;0);IF(SUM([.AL180:.AN182])=3;1;0))" office:value-type="float" office:value="0" calcext:value-type="float">
            <text:p>0</text:p>
          </table:table-cell>
          <table:table-cell table:style-name="ce60" table:formula="of:=IF([.AN181]=1;IF(OR(SUM([.AM180:.AO182];-1)=2;SUM([.AM180:.AO182];-1)=3);1;0);IF(SUM([.AM180:.AO182])=3;1;0))" office:value-type="float" office:value="0" calcext:value-type="float">
            <text:p>0</text:p>
          </table:table-cell>
          <table:table-cell table:style-name="ce60" table:formula="of:=IF([.AO181]=1;IF(OR(SUM([.AN180:.AP182];-1)=2;SUM([.AN180:.AP182];-1)=3);1;0);IF(SUM([.AN180:.AP182])=3;1;0))" office:value-type="float" office:value="0" calcext:value-type="float">
            <text:p>0</text:p>
          </table:table-cell>
          <table:table-cell table:style-name="ce60" table:formula="of:=IF([.AP181]=1;IF(OR(SUM([.AO180:.AQ182];-1)=2;SUM([.AO180:.AQ182];-1)=3);1;0);IF(SUM([.AO180:.AQ182])=3;1;0))" office:value-type="float" office:value="0" calcext:value-type="float">
            <text:p>0</text:p>
          </table:table-cell>
          <table:table-cell table:style-name="ce60" table:formula="of:=IF([.AQ181]=1;IF(OR(SUM([.AP180:.AR182];-1)=2;SUM([.AP180:.AR182];-1)=3);1;0);IF(SUM([.AP180:.AR182])=3;1;0))" office:value-type="float" office:value="0" calcext:value-type="float">
            <text:p>0</text:p>
          </table:table-cell>
          <table:table-cell table:style-name="ce60" table:formula="of:=IF([.AR181]=1;IF(OR(SUM([.AQ180:.AS182];-1)=2;SUM([.AQ180:.AS182];-1)=3);1;0);IF(SUM([.AQ180:.AS182])=3;1;0))" office:value-type="float" office:value="0" calcext:value-type="float">
            <text:p>0</text:p>
          </table:table-cell>
          <table:table-cell table:style-name="ce60" table:formula="of:=IF([.AS181]=1;IF(OR(SUM([.AR180:.AT182];-1)=2;SUM([.AR180:.AT182];-1)=3);1;0);IF(SUM([.AR180:.AT182])=3;1;0))" office:value-type="float" office:value="0" calcext:value-type="float">
            <text:p>0</text:p>
          </table:table-cell>
          <table:table-cell table:style-name="ce60" table:formula="of:=IF([.AT181]=1;IF(OR(SUM([.AS180:.AU182];-1)=2;SUM([.AS180:.AU182];-1)=3);1;0);IF(SUM([.AS180:.AU182])=3;1;0))" office:value-type="float" office:value="0" calcext:value-type="float">
            <text:p>0</text:p>
          </table:table-cell>
          <table:table-cell table:style-name="ce60" table:formula="of:=IF([.AU181]=1;IF(OR(SUM([.AT180:.AV182];-1)=2;SUM([.AT180:.AV182];-1)=3);1;0);IF(SUM([.AT180:.AV182])=3;1;0))" office:value-type="float" office:value="0" calcext:value-type="float">
            <text:p>0</text:p>
          </table:table-cell>
          <table:table-cell table:style-name="ce60" table:formula="of:=IF([.AV181]=1;IF(OR(SUM([.AU180:.AW182];-1)=2;SUM([.AU180:.AW182];-1)=3);1;0);IF(SUM([.AU180:.AW182])=3;1;0))" office:value-type="float" office:value="0" calcext:value-type="float">
            <text:p>0</text:p>
          </table:table-cell>
          <table:table-cell table:style-name="ce60" table:formula="of:=IF([.AW181]=1;IF(OR(SUM([.AV180:.AX182];-1)=2;SUM([.AV180:.AX182];-1)=3);1;0);IF(SUM([.AV180:.AX182])=3;1;0))" office:value-type="float" office:value="0" calcext:value-type="float">
            <text:p>0</text:p>
          </table:table-cell>
          <table:table-cell table:style-name="ce60" table:formula="of:=IF([.AX181]=1;IF(OR(SUM([.AW180:.AY182];-1)=2;SUM([.AW180:.AY182];-1)=3);1;0);IF(SUM([.AW180:.AY182])=3;1;0))" office:value-type="float" office:value="0" calcext:value-type="float">
            <text:p>0</text:p>
          </table:table-cell>
          <table:table-cell table:style-name="ce60" table:formula="of:=IF([.AY181]=1;IF(OR(SUM([.AX180:.AZ182];-1)=2;SUM([.AX180:.AZ182];-1)=3);1;0);IF(SUM([.AX180:.AZ182])=3;1;0))" office:value-type="float" office:value="0" calcext:value-type="float">
            <text:p>0</text:p>
          </table:table-cell>
          <table:table-cell table:style-name="ce60" table:formula="of:=IF([.AZ181]=1;IF(OR(SUM([.AY180:.BA182];-1)=2;SUM([.AY180:.BA182];-1)=3);1;0);IF(SUM([.AY180:.BA182])=3;1;0))" office:value-type="float" office:value="0" calcext:value-type="float">
            <text:p>0</text:p>
          </table:table-cell>
          <table:table-cell table:style-name="ce60" table:formula="of:=IF([.BA181]=1;IF(OR(SUM([.AZ180:.BB182];-1)=2;SUM([.AZ180:.BB182];-1)=3);1;0);IF(SUM([.AZ180:.BB182])=3;1;0))" office:value-type="float" office:value="0" calcext:value-type="float">
            <text:p>0</text:p>
          </table:table-cell>
          <table:table-cell table:style-name="ce60" table:formula="of:=IF([.BB181]=1;IF(OR(SUM([.BA180:.BC182];-1)=2;SUM([.BA180:.BC182];-1)=3);1;0);IF(SUM([.BA180:.BC182])=3;1;0))" office:value-type="float" office:value="0" calcext:value-type="float">
            <text:p>0</text:p>
          </table:table-cell>
          <table:table-cell table:style-name="ce60" table:formula="of:=IF([.BC181]=1;IF(OR(SUM([.BB180:.BD182];-1)=2;SUM([.BB180:.BD182];-1)=3);1;0);IF(SUM([.BB180:.BD182])=3;1;0))" office:value-type="float" office:value="0" calcext:value-type="float">
            <text:p>0</text:p>
          </table:table-cell>
          <table:table-cell table:style-name="ce60" table:formula="of:=IF([.BD181]=1;IF(OR(SUM([.BC180:.BE182];-1)=2;SUM([.BC180:.BE182];-1)=3);1;0);IF(SUM([.BC180:.BE182])=3;1;0))" office:value-type="float" office:value="0" calcext:value-type="float">
            <text:p>0</text:p>
          </table:table-cell>
          <table:table-cell table:style-name="ce60" table:formula="of:=IF([.BE181]=1;IF(OR(SUM([.BD180:.BF182];-1)=2;SUM([.BD180:.BF182];-1)=3);1;0);IF(SUM([.BD180:.BF182])=3;1;0))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9" office:value-type="float" office:value="0" calcext:value-type="float">
            <text:p>0</text:p>
          </table:table-cell>
          <table:table-cell table:style-name="ce60" table:formula="of:=IF([.C182]=1;IF(OR(SUM([.B181:.D183];-1)=2;SUM([.B181:.D183];-1)=3);1;0);IF(SUM([.B181:.D183])=3;1;0))" office:value-type="float" office:value="0" calcext:value-type="float">
            <text:p>0</text:p>
          </table:table-cell>
          <table:table-cell table:style-name="ce60" table:formula="of:=IF([.D182]=1;IF(OR(SUM([.C181:.E183];-1)=2;SUM([.C181:.E183];-1)=3);1;0);IF(SUM([.C181:.E183])=3;1;0))" office:value-type="float" office:value="0" calcext:value-type="float">
            <text:p>0</text:p>
          </table:table-cell>
          <table:table-cell table:style-name="ce60" table:formula="of:=IF([.E182]=1;IF(OR(SUM([.D181:.F183];-1)=2;SUM([.D181:.F183];-1)=3);1;0);IF(SUM([.D181:.F183])=3;1;0))" office:value-type="float" office:value="0" calcext:value-type="float">
            <text:p>0</text:p>
          </table:table-cell>
          <table:table-cell table:style-name="ce60" table:formula="of:=IF([.F182]=1;IF(OR(SUM([.E181:.G183];-1)=2;SUM([.E181:.G183];-1)=3);1;0);IF(SUM([.E181:.G183])=3;1;0))" office:value-type="float" office:value="0" calcext:value-type="float">
            <text:p>0</text:p>
          </table:table-cell>
          <table:table-cell table:style-name="ce60" table:formula="of:=IF([.G182]=1;IF(OR(SUM([.F181:.H183];-1)=2;SUM([.F181:.H183];-1)=3);1;0);IF(SUM([.F181:.H183])=3;1;0))" office:value-type="float" office:value="0" calcext:value-type="float">
            <text:p>0</text:p>
          </table:table-cell>
          <table:table-cell table:style-name="ce60" table:formula="of:=IF([.H182]=1;IF(OR(SUM([.G181:.I183];-1)=2;SUM([.G181:.I183];-1)=3);1;0);IF(SUM([.G181:.I183])=3;1;0))" office:value-type="float" office:value="0" calcext:value-type="float">
            <text:p>0</text:p>
          </table:table-cell>
          <table:table-cell table:style-name="ce60" table:formula="of:=IF([.I182]=1;IF(OR(SUM([.H181:.J183];-1)=2;SUM([.H181:.J183];-1)=3);1;0);IF(SUM([.H181:.J183])=3;1;0))" office:value-type="float" office:value="0" calcext:value-type="float">
            <text:p>0</text:p>
          </table:table-cell>
          <table:table-cell table:style-name="ce60" table:formula="of:=IF([.J182]=1;IF(OR(SUM([.I181:.K183];-1)=2;SUM([.I181:.K183];-1)=3);1;0);IF(SUM([.I181:.K183])=3;1;0))" office:value-type="float" office:value="0" calcext:value-type="float">
            <text:p>0</text:p>
          </table:table-cell>
          <table:table-cell table:style-name="ce60" table:formula="of:=IF([.K182]=1;IF(OR(SUM([.J181:.L183];-1)=2;SUM([.J181:.L183];-1)=3);1;0);IF(SUM([.J181:.L183])=3;1;0))" office:value-type="float" office:value="1" calcext:value-type="float">
            <text:p>1</text:p>
          </table:table-cell>
          <table:table-cell table:style-name="ce60" table:formula="of:=IF([.L182]=1;IF(OR(SUM([.K181:.M183];-1)=2;SUM([.K181:.M183];-1)=3);1;0);IF(SUM([.K181:.M183])=3;1;0))" office:value-type="float" office:value="1" calcext:value-type="float">
            <text:p>1</text:p>
          </table:table-cell>
          <table:table-cell table:style-name="ce60" table:formula="of:=IF([.M182]=1;IF(OR(SUM([.L181:.N183];-1)=2;SUM([.L181:.N183];-1)=3);1;0);IF(SUM([.L181:.N183])=3;1;0))" office:value-type="float" office:value="1" calcext:value-type="float">
            <text:p>1</text:p>
          </table:table-cell>
          <table:table-cell table:style-name="ce60" table:formula="of:=IF([.N182]=1;IF(OR(SUM([.M181:.O183];-1)=2;SUM([.M181:.O183];-1)=3);1;0);IF(SUM([.M181:.O183])=3;1;0))" office:value-type="float" office:value="0" calcext:value-type="float">
            <text:p>0</text:p>
          </table:table-cell>
          <table:table-cell table:style-name="ce60" table:formula="of:=IF([.O182]=1;IF(OR(SUM([.N181:.P183];-1)=2;SUM([.N181:.P183];-1)=3);1;0);IF(SUM([.N181:.P183])=3;1;0))" office:value-type="float" office:value="0" calcext:value-type="float">
            <text:p>0</text:p>
          </table:table-cell>
          <table:table-cell table:style-name="ce60" table:formula="of:=IF([.P182]=1;IF(OR(SUM([.O181:.Q183];-1)=2;SUM([.O181:.Q183];-1)=3);1;0);IF(SUM([.O181:.Q183])=3;1;0))" office:value-type="float" office:value="0" calcext:value-type="float">
            <text:p>0</text:p>
          </table:table-cell>
          <table:table-cell table:style-name="ce60" table:formula="of:=IF([.Q182]=1;IF(OR(SUM([.P181:.R183];-1)=2;SUM([.P181:.R183];-1)=3);1;0);IF(SUM([.P181:.R183])=3;1;0))" office:value-type="float" office:value="0" calcext:value-type="float">
            <text:p>0</text:p>
          </table:table-cell>
          <table:table-cell table:style-name="ce60" table:formula="of:=IF([.R182]=1;IF(OR(SUM([.Q181:.S183];-1)=2;SUM([.Q181:.S183];-1)=3);1;0);IF(SUM([.Q181:.S183])=3;1;0))" office:value-type="float" office:value="0" calcext:value-type="float">
            <text:p>0</text:p>
          </table:table-cell>
          <table:table-cell table:style-name="ce60" table:formula="of:=IF([.S182]=1;IF(OR(SUM([.R181:.T183];-1)=2;SUM([.R181:.T183];-1)=3);1;0);IF(SUM([.R181:.T183])=3;1;0))" office:value-type="float" office:value="0" calcext:value-type="float">
            <text:p>0</text:p>
          </table:table-cell>
          <table:table-cell table:style-name="ce60" table:formula="of:=IF([.T182]=1;IF(OR(SUM([.S181:.U183];-1)=2;SUM([.S181:.U183];-1)=3);1;0);IF(SUM([.S181:.U183])=3;1;0))" office:value-type="float" office:value="0" calcext:value-type="float">
            <text:p>0</text:p>
          </table:table-cell>
          <table:table-cell table:style-name="ce60" table:formula="of:=IF([.U182]=1;IF(OR(SUM([.T181:.V183];-1)=2;SUM([.T181:.V183];-1)=3);1;0);IF(SUM([.T181:.V183])=3;1;0))" office:value-type="float" office:value="0" calcext:value-type="float">
            <text:p>0</text:p>
          </table:table-cell>
          <table:table-cell table:style-name="ce60" table:formula="of:=IF([.V182]=1;IF(OR(SUM([.U181:.W183];-1)=2;SUM([.U181:.W183];-1)=3);1;0);IF(SUM([.U181:.W183])=3;1;0))" office:value-type="float" office:value="0" calcext:value-type="float">
            <text:p>0</text:p>
          </table:table-cell>
          <table:table-cell table:style-name="ce60" table:formula="of:=IF([.W182]=1;IF(OR(SUM([.V181:.X183];-1)=2;SUM([.V181:.X183];-1)=3);1;0);IF(SUM([.V181:.X183])=3;1;0))" office:value-type="float" office:value="0" calcext:value-type="float">
            <text:p>0</text:p>
          </table:table-cell>
          <table:table-cell table:style-name="ce60" table:formula="of:=IF([.X182]=1;IF(OR(SUM([.W181:.Y183];-1)=2;SUM([.W181:.Y183];-1)=3);1;0);IF(SUM([.W181:.Y183])=3;1;0))" office:value-type="float" office:value="0" calcext:value-type="float">
            <text:p>0</text:p>
          </table:table-cell>
          <table:table-cell table:style-name="ce60" table:formula="of:=IF([.Y182]=1;IF(OR(SUM([.X181:.Z183];-1)=2;SUM([.X181:.Z183];-1)=3);1;0);IF(SUM([.X181:.Z183])=3;1;0))" office:value-type="float" office:value="0" calcext:value-type="float">
            <text:p>0</text:p>
          </table:table-cell>
          <table:table-cell table:style-name="ce60" table:formula="of:=IF([.Z182]=1;IF(OR(SUM([.Y181:.AA183];-1)=2;SUM([.Y181:.AA183];-1)=3);1;0);IF(SUM([.Y181:.AA183])=3;1;0))" office:value-type="float" office:value="0" calcext:value-type="float">
            <text:p>0</text:p>
          </table:table-cell>
          <table:table-cell table:style-name="ce60" table:formula="of:=IF([.AA182]=1;IF(OR(SUM([.Z181:.AB183];-1)=2;SUM([.Z181:.AB183];-1)=3);1;0);IF(SUM([.Z181:.AB183])=3;1;0))" office:value-type="float" office:value="0" calcext:value-type="float">
            <text:p>0</text:p>
          </table:table-cell>
          <table:table-cell table:style-name="ce60" table:formula="of:=IF([.AB182]=1;IF(OR(SUM([.AA181:.AC183];-1)=2;SUM([.AA181:.AC183];-1)=3);1;0);IF(SUM([.AA181:.AC183])=3;1;0))" office:value-type="float" office:value="0" calcext:value-type="float">
            <text:p>0</text:p>
          </table:table-cell>
          <table:table-cell table:style-name="ce60" table:formula="of:=IF([.AC182]=1;IF(OR(SUM([.AB181:.AD183];-1)=2;SUM([.AB181:.AD183];-1)=3);1;0);IF(SUM([.AB181:.AD183])=3;1;0))" office:value-type="float" office:value="0" calcext:value-type="float">
            <text:p>0</text:p>
          </table:table-cell>
          <table:table-cell table:style-name="ce60" table:formula="of:=IF([.AD182]=1;IF(OR(SUM([.AC181:.AE183];-1)=2;SUM([.AC181:.AE183];-1)=3);1;0);IF(SUM([.AC181:.AE183])=3;1;0))" office:value-type="float" office:value="0" calcext:value-type="float">
            <text:p>0</text:p>
          </table:table-cell>
          <table:table-cell table:style-name="ce60" table:formula="of:=IF([.AE182]=1;IF(OR(SUM([.AD181:.AF183];-1)=2;SUM([.AD181:.AF183];-1)=3);1;0);IF(SUM([.AD181:.AF183])=3;1;0))" office:value-type="float" office:value="0" calcext:value-type="float">
            <text:p>0</text:p>
          </table:table-cell>
          <table:table-cell table:style-name="ce60" table:formula="of:=IF([.AF182]=1;IF(OR(SUM([.AE181:.AG183];-1)=2;SUM([.AE181:.AG183];-1)=3);1;0);IF(SUM([.AE181:.AG183])=3;1;0))" office:value-type="float" office:value="0" calcext:value-type="float">
            <text:p>0</text:p>
          </table:table-cell>
          <table:table-cell table:style-name="ce60" table:formula="of:=IF([.AG182]=1;IF(OR(SUM([.AF181:.AH183];-1)=2;SUM([.AF181:.AH183];-1)=3);1;0);IF(SUM([.AF181:.AH183])=3;1;0))" office:value-type="float" office:value="0" calcext:value-type="float">
            <text:p>0</text:p>
          </table:table-cell>
          <table:table-cell table:style-name="ce60" table:formula="of:=IF([.AH182]=1;IF(OR(SUM([.AG181:.AI183];-1)=2;SUM([.AG181:.AI183];-1)=3);1;0);IF(SUM([.AG181:.AI183])=3;1;0))" office:value-type="float" office:value="0" calcext:value-type="float">
            <text:p>0</text:p>
          </table:table-cell>
          <table:table-cell table:style-name="ce60" table:formula="of:=IF([.AI182]=1;IF(OR(SUM([.AH181:.AJ183];-1)=2;SUM([.AH181:.AJ183];-1)=3);1;0);IF(SUM([.AH181:.AJ183])=3;1;0))" office:value-type="float" office:value="0" calcext:value-type="float">
            <text:p>0</text:p>
          </table:table-cell>
          <table:table-cell table:style-name="ce60" table:formula="of:=IF([.AJ182]=1;IF(OR(SUM([.AI181:.AK183];-1)=2;SUM([.AI181:.AK183];-1)=3);1;0);IF(SUM([.AI181:.AK183])=3;1;0))" office:value-type="float" office:value="0" calcext:value-type="float">
            <text:p>0</text:p>
          </table:table-cell>
          <table:table-cell table:style-name="ce60" table:formula="of:=IF([.AK182]=1;IF(OR(SUM([.AJ181:.AL183];-1)=2;SUM([.AJ181:.AL183];-1)=3);1;0);IF(SUM([.AJ181:.AL183])=3;1;0))" office:value-type="float" office:value="0" calcext:value-type="float">
            <text:p>0</text:p>
          </table:table-cell>
          <table:table-cell table:style-name="ce60" table:formula="of:=IF([.AL182]=1;IF(OR(SUM([.AK181:.AM183];-1)=2;SUM([.AK181:.AM183];-1)=3);1;0);IF(SUM([.AK181:.AM183])=3;1;0))" office:value-type="float" office:value="0" calcext:value-type="float">
            <text:p>0</text:p>
          </table:table-cell>
          <table:table-cell table:style-name="ce60" table:formula="of:=IF([.AM182]=1;IF(OR(SUM([.AL181:.AN183];-1)=2;SUM([.AL181:.AN183];-1)=3);1;0);IF(SUM([.AL181:.AN183])=3;1;0))" office:value-type="float" office:value="0" calcext:value-type="float">
            <text:p>0</text:p>
          </table:table-cell>
          <table:table-cell table:style-name="ce60" table:formula="of:=IF([.AN182]=1;IF(OR(SUM([.AM181:.AO183];-1)=2;SUM([.AM181:.AO183];-1)=3);1;0);IF(SUM([.AM181:.AO183])=3;1;0))" office:value-type="float" office:value="0" calcext:value-type="float">
            <text:p>0</text:p>
          </table:table-cell>
          <table:table-cell table:style-name="ce60" table:formula="of:=IF([.AO182]=1;IF(OR(SUM([.AN181:.AP183];-1)=2;SUM([.AN181:.AP183];-1)=3);1;0);IF(SUM([.AN181:.AP183])=3;1;0))" office:value-type="float" office:value="0" calcext:value-type="float">
            <text:p>0</text:p>
          </table:table-cell>
          <table:table-cell table:style-name="ce60" table:formula="of:=IF([.AP182]=1;IF(OR(SUM([.AO181:.AQ183];-1)=2;SUM([.AO181:.AQ183];-1)=3);1;0);IF(SUM([.AO181:.AQ183])=3;1;0))" office:value-type="float" office:value="0" calcext:value-type="float">
            <text:p>0</text:p>
          </table:table-cell>
          <table:table-cell table:style-name="ce60" table:formula="of:=IF([.AQ182]=1;IF(OR(SUM([.AP181:.AR183];-1)=2;SUM([.AP181:.AR183];-1)=3);1;0);IF(SUM([.AP181:.AR183])=3;1;0))" office:value-type="float" office:value="0" calcext:value-type="float">
            <text:p>0</text:p>
          </table:table-cell>
          <table:table-cell table:style-name="ce60" table:formula="of:=IF([.AR182]=1;IF(OR(SUM([.AQ181:.AS183];-1)=2;SUM([.AQ181:.AS183];-1)=3);1;0);IF(SUM([.AQ181:.AS183])=3;1;0))" office:value-type="float" office:value="0" calcext:value-type="float">
            <text:p>0</text:p>
          </table:table-cell>
          <table:table-cell table:style-name="ce60" table:formula="of:=IF([.AS182]=1;IF(OR(SUM([.AR181:.AT183];-1)=2;SUM([.AR181:.AT183];-1)=3);1;0);IF(SUM([.AR181:.AT183])=3;1;0))" office:value-type="float" office:value="0" calcext:value-type="float">
            <text:p>0</text:p>
          </table:table-cell>
          <table:table-cell table:style-name="ce60" table:formula="of:=IF([.AT182]=1;IF(OR(SUM([.AS181:.AU183];-1)=2;SUM([.AS181:.AU183];-1)=3);1;0);IF(SUM([.AS181:.AU183])=3;1;0))" office:value-type="float" office:value="0" calcext:value-type="float">
            <text:p>0</text:p>
          </table:table-cell>
          <table:table-cell table:style-name="ce60" table:formula="of:=IF([.AU182]=1;IF(OR(SUM([.AT181:.AV183];-1)=2;SUM([.AT181:.AV183];-1)=3);1;0);IF(SUM([.AT181:.AV183])=3;1;0))" office:value-type="float" office:value="0" calcext:value-type="float">
            <text:p>0</text:p>
          </table:table-cell>
          <table:table-cell table:style-name="ce60" table:formula="of:=IF([.AV182]=1;IF(OR(SUM([.AU181:.AW183];-1)=2;SUM([.AU181:.AW183];-1)=3);1;0);IF(SUM([.AU181:.AW183])=3;1;0))" office:value-type="float" office:value="0" calcext:value-type="float">
            <text:p>0</text:p>
          </table:table-cell>
          <table:table-cell table:style-name="ce60" table:formula="of:=IF([.AW182]=1;IF(OR(SUM([.AV181:.AX183];-1)=2;SUM([.AV181:.AX183];-1)=3);1;0);IF(SUM([.AV181:.AX183])=3;1;0))" office:value-type="float" office:value="0" calcext:value-type="float">
            <text:p>0</text:p>
          </table:table-cell>
          <table:table-cell table:style-name="ce60" table:formula="of:=IF([.AX182]=1;IF(OR(SUM([.AW181:.AY183];-1)=2;SUM([.AW181:.AY183];-1)=3);1;0);IF(SUM([.AW181:.AY183])=3;1;0))" office:value-type="float" office:value="0" calcext:value-type="float">
            <text:p>0</text:p>
          </table:table-cell>
          <table:table-cell table:style-name="ce60" table:formula="of:=IF([.AY182]=1;IF(OR(SUM([.AX181:.AZ183];-1)=2;SUM([.AX181:.AZ183];-1)=3);1;0);IF(SUM([.AX181:.AZ183])=3;1;0))" office:value-type="float" office:value="0" calcext:value-type="float">
            <text:p>0</text:p>
          </table:table-cell>
          <table:table-cell table:style-name="ce60" table:formula="of:=IF([.AZ182]=1;IF(OR(SUM([.AY181:.BA183];-1)=2;SUM([.AY181:.BA183];-1)=3);1;0);IF(SUM([.AY181:.BA183])=3;1;0))" office:value-type="float" office:value="0" calcext:value-type="float">
            <text:p>0</text:p>
          </table:table-cell>
          <table:table-cell table:style-name="ce60" table:formula="of:=IF([.BA182]=1;IF(OR(SUM([.AZ181:.BB183];-1)=2;SUM([.AZ181:.BB183];-1)=3);1;0);IF(SUM([.AZ181:.BB183])=3;1;0))" office:value-type="float" office:value="0" calcext:value-type="float">
            <text:p>0</text:p>
          </table:table-cell>
          <table:table-cell table:style-name="ce60" table:formula="of:=IF([.BB182]=1;IF(OR(SUM([.BA181:.BC183];-1)=2;SUM([.BA181:.BC183];-1)=3);1;0);IF(SUM([.BA181:.BC183])=3;1;0))" office:value-type="float" office:value="0" calcext:value-type="float">
            <text:p>0</text:p>
          </table:table-cell>
          <table:table-cell table:style-name="ce60" table:formula="of:=IF([.BC182]=1;IF(OR(SUM([.BB181:.BD183];-1)=2;SUM([.BB181:.BD183];-1)=3);1;0);IF(SUM([.BB181:.BD183])=3;1;0))" office:value-type="float" office:value="0" calcext:value-type="float">
            <text:p>0</text:p>
          </table:table-cell>
          <table:table-cell table:style-name="ce60" table:formula="of:=IF([.BD182]=1;IF(OR(SUM([.BC181:.BE183];-1)=2;SUM([.BC181:.BE183];-1)=3);1;0);IF(SUM([.BC181:.BE183])=3;1;0))" office:value-type="float" office:value="0" calcext:value-type="float">
            <text:p>0</text:p>
          </table:table-cell>
          <table:table-cell table:style-name="ce60" table:formula="of:=IF([.BE182]=1;IF(OR(SUM([.BD181:.BF183];-1)=2;SUM([.BD181:.BF183];-1)=3);1;0);IF(SUM([.BD181:.BF183])=3;1;0))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9" office:value-type="float" office:value="0" calcext:value-type="float">
            <text:p>0</text:p>
          </table:table-cell>
          <table:table-cell table:style-name="ce60" table:formula="of:=IF([.C183]=1;IF(OR(SUM([.B182:.D184];-1)=2;SUM([.B182:.D184];-1)=3);1;0);IF(SUM([.B182:.D184])=3;1;0))" office:value-type="float" office:value="0" calcext:value-type="float">
            <text:p>0</text:p>
          </table:table-cell>
          <table:table-cell table:style-name="ce60" table:formula="of:=IF([.D183]=1;IF(OR(SUM([.C182:.E184];-1)=2;SUM([.C182:.E184];-1)=3);1;0);IF(SUM([.C182:.E184])=3;1;0))" office:value-type="float" office:value="0" calcext:value-type="float">
            <text:p>0</text:p>
          </table:table-cell>
          <table:table-cell table:style-name="ce60" table:formula="of:=IF([.E183]=1;IF(OR(SUM([.D182:.F184];-1)=2;SUM([.D182:.F184];-1)=3);1;0);IF(SUM([.D182:.F184])=3;1;0))" office:value-type="float" office:value="0" calcext:value-type="float">
            <text:p>0</text:p>
          </table:table-cell>
          <table:table-cell table:style-name="ce60" table:formula="of:=IF([.F183]=1;IF(OR(SUM([.E182:.G184];-1)=2;SUM([.E182:.G184];-1)=3);1;0);IF(SUM([.E182:.G184])=3;1;0))" office:value-type="float" office:value="0" calcext:value-type="float">
            <text:p>0</text:p>
          </table:table-cell>
          <table:table-cell table:style-name="ce60" table:formula="of:=IF([.G183]=1;IF(OR(SUM([.F182:.H184];-1)=2;SUM([.F182:.H184];-1)=3);1;0);IF(SUM([.F182:.H184])=3;1;0))" office:value-type="float" office:value="0" calcext:value-type="float">
            <text:p>0</text:p>
          </table:table-cell>
          <table:table-cell table:style-name="ce60" table:formula="of:=IF([.H183]=1;IF(OR(SUM([.G182:.I184];-1)=2;SUM([.G182:.I184];-1)=3);1;0);IF(SUM([.G182:.I184])=3;1;0))" office:value-type="float" office:value="0" calcext:value-type="float">
            <text:p>0</text:p>
          </table:table-cell>
          <table:table-cell table:style-name="ce60" table:formula="of:=IF([.I183]=1;IF(OR(SUM([.H182:.J184];-1)=2;SUM([.H182:.J184];-1)=3);1;0);IF(SUM([.H182:.J184])=3;1;0))" office:value-type="float" office:value="0" calcext:value-type="float">
            <text:p>0</text:p>
          </table:table-cell>
          <table:table-cell table:style-name="ce60" table:formula="of:=IF([.J183]=1;IF(OR(SUM([.I182:.K184];-1)=2;SUM([.I182:.K184];-1)=3);1;0);IF(SUM([.I182:.K184])=3;1;0))" office:value-type="float" office:value="0" calcext:value-type="float">
            <text:p>0</text:p>
          </table:table-cell>
          <table:table-cell table:style-name="ce60" table:formula="of:=IF([.K183]=1;IF(OR(SUM([.J182:.L184];-1)=2;SUM([.J182:.L184];-1)=3);1;0);IF(SUM([.J182:.L184])=3;1;0))" office:value-type="float" office:value="0" calcext:value-type="float">
            <text:p>0</text:p>
          </table:table-cell>
          <table:table-cell table:style-name="ce60" table:formula="of:=IF([.L183]=1;IF(OR(SUM([.K182:.M184];-1)=2;SUM([.K182:.M184];-1)=3);1;0);IF(SUM([.K182:.M184])=3;1;0))" office:value-type="float" office:value="1" calcext:value-type="float">
            <text:p>1</text:p>
          </table:table-cell>
          <table:table-cell table:style-name="ce60" table:formula="of:=IF([.M183]=1;IF(OR(SUM([.L182:.N184];-1)=2;SUM([.L182:.N184];-1)=3);1;0);IF(SUM([.L182:.N184])=3;1;0))" office:value-type="float" office:value="0" calcext:value-type="float">
            <text:p>0</text:p>
          </table:table-cell>
          <table:table-cell table:style-name="ce60" table:formula="of:=IF([.N183]=1;IF(OR(SUM([.M182:.O184];-1)=2;SUM([.M182:.O184];-1)=3);1;0);IF(SUM([.M182:.O184])=3;1;0))" office:value-type="float" office:value="0" calcext:value-type="float">
            <text:p>0</text:p>
          </table:table-cell>
          <table:table-cell table:style-name="ce60" table:formula="of:=IF([.O183]=1;IF(OR(SUM([.N182:.P184];-1)=2;SUM([.N182:.P184];-1)=3);1;0);IF(SUM([.N182:.P184])=3;1;0))" office:value-type="float" office:value="0" calcext:value-type="float">
            <text:p>0</text:p>
          </table:table-cell>
          <table:table-cell table:style-name="ce60" table:formula="of:=IF([.P183]=1;IF(OR(SUM([.O182:.Q184];-1)=2;SUM([.O182:.Q184];-1)=3);1;0);IF(SUM([.O182:.Q184])=3;1;0))" office:value-type="float" office:value="0" calcext:value-type="float">
            <text:p>0</text:p>
          </table:table-cell>
          <table:table-cell table:style-name="ce60" table:formula="of:=IF([.Q183]=1;IF(OR(SUM([.P182:.R184];-1)=2;SUM([.P182:.R184];-1)=3);1;0);IF(SUM([.P182:.R184])=3;1;0))" office:value-type="float" office:value="0" calcext:value-type="float">
            <text:p>0</text:p>
          </table:table-cell>
          <table:table-cell table:style-name="ce60" table:formula="of:=IF([.R183]=1;IF(OR(SUM([.Q182:.S184];-1)=2;SUM([.Q182:.S184];-1)=3);1;0);IF(SUM([.Q182:.S184])=3;1;0))" office:value-type="float" office:value="0" calcext:value-type="float">
            <text:p>0</text:p>
          </table:table-cell>
          <table:table-cell table:style-name="ce60" table:formula="of:=IF([.S183]=1;IF(OR(SUM([.R182:.T184];-1)=2;SUM([.R182:.T184];-1)=3);1;0);IF(SUM([.R182:.T184])=3;1;0))" office:value-type="float" office:value="0" calcext:value-type="float">
            <text:p>0</text:p>
          </table:table-cell>
          <table:table-cell table:style-name="ce60" table:formula="of:=IF([.T183]=1;IF(OR(SUM([.S182:.U184];-1)=2;SUM([.S182:.U184];-1)=3);1;0);IF(SUM([.S182:.U184])=3;1;0))" office:value-type="float" office:value="0" calcext:value-type="float">
            <text:p>0</text:p>
          </table:table-cell>
          <table:table-cell table:style-name="ce60" table:formula="of:=IF([.U183]=1;IF(OR(SUM([.T182:.V184];-1)=2;SUM([.T182:.V184];-1)=3);1;0);IF(SUM([.T182:.V184])=3;1;0))" office:value-type="float" office:value="0" calcext:value-type="float">
            <text:p>0</text:p>
          </table:table-cell>
          <table:table-cell table:style-name="ce60" table:formula="of:=IF([.V183]=1;IF(OR(SUM([.U182:.W184];-1)=2;SUM([.U182:.W184];-1)=3);1;0);IF(SUM([.U182:.W184])=3;1;0))" office:value-type="float" office:value="0" calcext:value-type="float">
            <text:p>0</text:p>
          </table:table-cell>
          <table:table-cell table:style-name="ce60" table:formula="of:=IF([.W183]=1;IF(OR(SUM([.V182:.X184];-1)=2;SUM([.V182:.X184];-1)=3);1;0);IF(SUM([.V182:.X184])=3;1;0))" office:value-type="float" office:value="0" calcext:value-type="float">
            <text:p>0</text:p>
          </table:table-cell>
          <table:table-cell table:style-name="ce60" table:formula="of:=IF([.X183]=1;IF(OR(SUM([.W182:.Y184];-1)=2;SUM([.W182:.Y184];-1)=3);1;0);IF(SUM([.W182:.Y184])=3;1;0))" office:value-type="float" office:value="0" calcext:value-type="float">
            <text:p>0</text:p>
          </table:table-cell>
          <table:table-cell table:style-name="ce60" table:formula="of:=IF([.Y183]=1;IF(OR(SUM([.X182:.Z184];-1)=2;SUM([.X182:.Z184];-1)=3);1;0);IF(SUM([.X182:.Z184])=3;1;0))" office:value-type="float" office:value="0" calcext:value-type="float">
            <text:p>0</text:p>
          </table:table-cell>
          <table:table-cell table:style-name="ce60" table:formula="of:=IF([.Z183]=1;IF(OR(SUM([.Y182:.AA184];-1)=2;SUM([.Y182:.AA184];-1)=3);1;0);IF(SUM([.Y182:.AA184])=3;1;0))" office:value-type="float" office:value="0" calcext:value-type="float">
            <text:p>0</text:p>
          </table:table-cell>
          <table:table-cell table:style-name="ce60" table:formula="of:=IF([.AA183]=1;IF(OR(SUM([.Z182:.AB184];-1)=2;SUM([.Z182:.AB184];-1)=3);1;0);IF(SUM([.Z182:.AB184])=3;1;0))" office:value-type="float" office:value="0" calcext:value-type="float">
            <text:p>0</text:p>
          </table:table-cell>
          <table:table-cell table:style-name="ce60" table:formula="of:=IF([.AB183]=1;IF(OR(SUM([.AA182:.AC184];-1)=2;SUM([.AA182:.AC184];-1)=3);1;0);IF(SUM([.AA182:.AC184])=3;1;0))" office:value-type="float" office:value="0" calcext:value-type="float">
            <text:p>0</text:p>
          </table:table-cell>
          <table:table-cell table:style-name="ce60" table:formula="of:=IF([.AC183]=1;IF(OR(SUM([.AB182:.AD184];-1)=2;SUM([.AB182:.AD184];-1)=3);1;0);IF(SUM([.AB182:.AD184])=3;1;0))" office:value-type="float" office:value="0" calcext:value-type="float">
            <text:p>0</text:p>
          </table:table-cell>
          <table:table-cell table:style-name="ce60" table:formula="of:=IF([.AD183]=1;IF(OR(SUM([.AC182:.AE184];-1)=2;SUM([.AC182:.AE184];-1)=3);1;0);IF(SUM([.AC182:.AE184])=3;1;0))" office:value-type="float" office:value="0" calcext:value-type="float">
            <text:p>0</text:p>
          </table:table-cell>
          <table:table-cell table:style-name="ce60" table:formula="of:=IF([.AE183]=1;IF(OR(SUM([.AD182:.AF184];-1)=2;SUM([.AD182:.AF184];-1)=3);1;0);IF(SUM([.AD182:.AF184])=3;1;0))" office:value-type="float" office:value="0" calcext:value-type="float">
            <text:p>0</text:p>
          </table:table-cell>
          <table:table-cell table:style-name="ce60" table:formula="of:=IF([.AF183]=1;IF(OR(SUM([.AE182:.AG184];-1)=2;SUM([.AE182:.AG184];-1)=3);1;0);IF(SUM([.AE182:.AG184])=3;1;0))" office:value-type="float" office:value="0" calcext:value-type="float">
            <text:p>0</text:p>
          </table:table-cell>
          <table:table-cell table:style-name="ce60" table:formula="of:=IF([.AG183]=1;IF(OR(SUM([.AF182:.AH184];-1)=2;SUM([.AF182:.AH184];-1)=3);1;0);IF(SUM([.AF182:.AH184])=3;1;0))" office:value-type="float" office:value="0" calcext:value-type="float">
            <text:p>0</text:p>
          </table:table-cell>
          <table:table-cell table:style-name="ce60" table:formula="of:=IF([.AH183]=1;IF(OR(SUM([.AG182:.AI184];-1)=2;SUM([.AG182:.AI184];-1)=3);1;0);IF(SUM([.AG182:.AI184])=3;1;0))" office:value-type="float" office:value="0" calcext:value-type="float">
            <text:p>0</text:p>
          </table:table-cell>
          <table:table-cell table:style-name="ce60" table:formula="of:=IF([.AI183]=1;IF(OR(SUM([.AH182:.AJ184];-1)=2;SUM([.AH182:.AJ184];-1)=3);1;0);IF(SUM([.AH182:.AJ184])=3;1;0))" office:value-type="float" office:value="0" calcext:value-type="float">
            <text:p>0</text:p>
          </table:table-cell>
          <table:table-cell table:style-name="ce60" table:formula="of:=IF([.AJ183]=1;IF(OR(SUM([.AI182:.AK184];-1)=2;SUM([.AI182:.AK184];-1)=3);1;0);IF(SUM([.AI182:.AK184])=3;1;0))" office:value-type="float" office:value="0" calcext:value-type="float">
            <text:p>0</text:p>
          </table:table-cell>
          <table:table-cell table:style-name="ce60" table:formula="of:=IF([.AK183]=1;IF(OR(SUM([.AJ182:.AL184];-1)=2;SUM([.AJ182:.AL184];-1)=3);1;0);IF(SUM([.AJ182:.AL184])=3;1;0))" office:value-type="float" office:value="0" calcext:value-type="float">
            <text:p>0</text:p>
          </table:table-cell>
          <table:table-cell table:style-name="ce60" table:formula="of:=IF([.AL183]=1;IF(OR(SUM([.AK182:.AM184];-1)=2;SUM([.AK182:.AM184];-1)=3);1;0);IF(SUM([.AK182:.AM184])=3;1;0))" office:value-type="float" office:value="0" calcext:value-type="float">
            <text:p>0</text:p>
          </table:table-cell>
          <table:table-cell table:style-name="ce60" table:formula="of:=IF([.AM183]=1;IF(OR(SUM([.AL182:.AN184];-1)=2;SUM([.AL182:.AN184];-1)=3);1;0);IF(SUM([.AL182:.AN184])=3;1;0))" office:value-type="float" office:value="0" calcext:value-type="float">
            <text:p>0</text:p>
          </table:table-cell>
          <table:table-cell table:style-name="ce60" table:formula="of:=IF([.AN183]=1;IF(OR(SUM([.AM182:.AO184];-1)=2;SUM([.AM182:.AO184];-1)=3);1;0);IF(SUM([.AM182:.AO184])=3;1;0))" office:value-type="float" office:value="0" calcext:value-type="float">
            <text:p>0</text:p>
          </table:table-cell>
          <table:table-cell table:style-name="ce60" table:formula="of:=IF([.AO183]=1;IF(OR(SUM([.AN182:.AP184];-1)=2;SUM([.AN182:.AP184];-1)=3);1;0);IF(SUM([.AN182:.AP184])=3;1;0))" office:value-type="float" office:value="0" calcext:value-type="float">
            <text:p>0</text:p>
          </table:table-cell>
          <table:table-cell table:style-name="ce60" table:formula="of:=IF([.AP183]=1;IF(OR(SUM([.AO182:.AQ184];-1)=2;SUM([.AO182:.AQ184];-1)=3);1;0);IF(SUM([.AO182:.AQ184])=3;1;0))" office:value-type="float" office:value="0" calcext:value-type="float">
            <text:p>0</text:p>
          </table:table-cell>
          <table:table-cell table:style-name="ce60" table:formula="of:=IF([.AQ183]=1;IF(OR(SUM([.AP182:.AR184];-1)=2;SUM([.AP182:.AR184];-1)=3);1;0);IF(SUM([.AP182:.AR184])=3;1;0))" office:value-type="float" office:value="0" calcext:value-type="float">
            <text:p>0</text:p>
          </table:table-cell>
          <table:table-cell table:style-name="ce60" table:formula="of:=IF([.AR183]=1;IF(OR(SUM([.AQ182:.AS184];-1)=2;SUM([.AQ182:.AS184];-1)=3);1;0);IF(SUM([.AQ182:.AS184])=3;1;0))" office:value-type="float" office:value="0" calcext:value-type="float">
            <text:p>0</text:p>
          </table:table-cell>
          <table:table-cell table:style-name="ce60" table:formula="of:=IF([.AS183]=1;IF(OR(SUM([.AR182:.AT184];-1)=2;SUM([.AR182:.AT184];-1)=3);1;0);IF(SUM([.AR182:.AT184])=3;1;0))" office:value-type="float" office:value="0" calcext:value-type="float">
            <text:p>0</text:p>
          </table:table-cell>
          <table:table-cell table:style-name="ce60" table:formula="of:=IF([.AT183]=1;IF(OR(SUM([.AS182:.AU184];-1)=2;SUM([.AS182:.AU184];-1)=3);1;0);IF(SUM([.AS182:.AU184])=3;1;0))" office:value-type="float" office:value="0" calcext:value-type="float">
            <text:p>0</text:p>
          </table:table-cell>
          <table:table-cell table:style-name="ce60" table:formula="of:=IF([.AU183]=1;IF(OR(SUM([.AT182:.AV184];-1)=2;SUM([.AT182:.AV184];-1)=3);1;0);IF(SUM([.AT182:.AV184])=3;1;0))" office:value-type="float" office:value="0" calcext:value-type="float">
            <text:p>0</text:p>
          </table:table-cell>
          <table:table-cell table:style-name="ce60" table:formula="of:=IF([.AV183]=1;IF(OR(SUM([.AU182:.AW184];-1)=2;SUM([.AU182:.AW184];-1)=3);1;0);IF(SUM([.AU182:.AW184])=3;1;0))" office:value-type="float" office:value="0" calcext:value-type="float">
            <text:p>0</text:p>
          </table:table-cell>
          <table:table-cell table:style-name="ce60" table:formula="of:=IF([.AW183]=1;IF(OR(SUM([.AV182:.AX184];-1)=2;SUM([.AV182:.AX184];-1)=3);1;0);IF(SUM([.AV182:.AX184])=3;1;0))" office:value-type="float" office:value="0" calcext:value-type="float">
            <text:p>0</text:p>
          </table:table-cell>
          <table:table-cell table:style-name="ce60" table:formula="of:=IF([.AX183]=1;IF(OR(SUM([.AW182:.AY184];-1)=2;SUM([.AW182:.AY184];-1)=3);1;0);IF(SUM([.AW182:.AY184])=3;1;0))" office:value-type="float" office:value="0" calcext:value-type="float">
            <text:p>0</text:p>
          </table:table-cell>
          <table:table-cell table:style-name="ce60" table:formula="of:=IF([.AY183]=1;IF(OR(SUM([.AX182:.AZ184];-1)=2;SUM([.AX182:.AZ184];-1)=3);1;0);IF(SUM([.AX182:.AZ184])=3;1;0))" office:value-type="float" office:value="0" calcext:value-type="float">
            <text:p>0</text:p>
          </table:table-cell>
          <table:table-cell table:style-name="ce60" table:formula="of:=IF([.AZ183]=1;IF(OR(SUM([.AY182:.BA184];-1)=2;SUM([.AY182:.BA184];-1)=3);1;0);IF(SUM([.AY182:.BA184])=3;1;0))" office:value-type="float" office:value="0" calcext:value-type="float">
            <text:p>0</text:p>
          </table:table-cell>
          <table:table-cell table:style-name="ce60" table:formula="of:=IF([.BA183]=1;IF(OR(SUM([.AZ182:.BB184];-1)=2;SUM([.AZ182:.BB184];-1)=3);1;0);IF(SUM([.AZ182:.BB184])=3;1;0))" office:value-type="float" office:value="0" calcext:value-type="float">
            <text:p>0</text:p>
          </table:table-cell>
          <table:table-cell table:style-name="ce60" table:formula="of:=IF([.BB183]=1;IF(OR(SUM([.BA182:.BC184];-1)=2;SUM([.BA182:.BC184];-1)=3);1;0);IF(SUM([.BA182:.BC184])=3;1;0))" office:value-type="float" office:value="0" calcext:value-type="float">
            <text:p>0</text:p>
          </table:table-cell>
          <table:table-cell table:style-name="ce60" table:formula="of:=IF([.BC183]=1;IF(OR(SUM([.BB182:.BD184];-1)=2;SUM([.BB182:.BD184];-1)=3);1;0);IF(SUM([.BB182:.BD184])=3;1;0))" office:value-type="float" office:value="0" calcext:value-type="float">
            <text:p>0</text:p>
          </table:table-cell>
          <table:table-cell table:style-name="ce60" table:formula="of:=IF([.BD183]=1;IF(OR(SUM([.BC182:.BE184];-1)=2;SUM([.BC182:.BE184];-1)=3);1;0);IF(SUM([.BC182:.BE184])=3;1;0))" office:value-type="float" office:value="0" calcext:value-type="float">
            <text:p>0</text:p>
          </table:table-cell>
          <table:table-cell table:style-name="ce60" table:formula="of:=IF([.BE183]=1;IF(OR(SUM([.BD182:.BF184];-1)=2;SUM([.BD182:.BF184];-1)=3);1;0);IF(SUM([.BD182:.BF184])=3;1;0))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9" office:value-type="float" office:value="0" calcext:value-type="float">
            <text:p>0</text:p>
          </table:table-cell>
          <table:table-cell table:style-name="ce60" table:formula="of:=IF([.C184]=1;IF(OR(SUM([.B183:.D185];-1)=2;SUM([.B183:.D185];-1)=3);1;0);IF(SUM([.B183:.D185])=3;1;0))" office:value-type="float" office:value="0" calcext:value-type="float">
            <text:p>0</text:p>
          </table:table-cell>
          <table:table-cell table:style-name="ce60" table:formula="of:=IF([.D184]=1;IF(OR(SUM([.C183:.E185];-1)=2;SUM([.C183:.E185];-1)=3);1;0);IF(SUM([.C183:.E185])=3;1;0))" office:value-type="float" office:value="0" calcext:value-type="float">
            <text:p>0</text:p>
          </table:table-cell>
          <table:table-cell table:style-name="ce60" table:formula="of:=IF([.E184]=1;IF(OR(SUM([.D183:.F185];-1)=2;SUM([.D183:.F185];-1)=3);1;0);IF(SUM([.D183:.F185])=3;1;0))" office:value-type="float" office:value="0" calcext:value-type="float">
            <text:p>0</text:p>
          </table:table-cell>
          <table:table-cell table:style-name="ce60" table:formula="of:=IF([.F184]=1;IF(OR(SUM([.E183:.G185];-1)=2;SUM([.E183:.G185];-1)=3);1;0);IF(SUM([.E183:.G185])=3;1;0))" office:value-type="float" office:value="0" calcext:value-type="float">
            <text:p>0</text:p>
          </table:table-cell>
          <table:table-cell table:style-name="ce60" table:formula="of:=IF([.G184]=1;IF(OR(SUM([.F183:.H185];-1)=2;SUM([.F183:.H185];-1)=3);1;0);IF(SUM([.F183:.H185])=3;1;0))" office:value-type="float" office:value="0" calcext:value-type="float">
            <text:p>0</text:p>
          </table:table-cell>
          <table:table-cell table:style-name="ce60" table:formula="of:=IF([.H184]=1;IF(OR(SUM([.G183:.I185];-1)=2;SUM([.G183:.I185];-1)=3);1;0);IF(SUM([.G183:.I185])=3;1;0))" office:value-type="float" office:value="0" calcext:value-type="float">
            <text:p>0</text:p>
          </table:table-cell>
          <table:table-cell table:style-name="ce60" table:formula="of:=IF([.I184]=1;IF(OR(SUM([.H183:.J185];-1)=2;SUM([.H183:.J185];-1)=3);1;0);IF(SUM([.H183:.J185])=3;1;0))" office:value-type="float" office:value="0" calcext:value-type="float">
            <text:p>0</text:p>
          </table:table-cell>
          <table:table-cell table:style-name="ce60" table:formula="of:=IF([.J184]=1;IF(OR(SUM([.I183:.K185];-1)=2;SUM([.I183:.K185];-1)=3);1;0);IF(SUM([.I183:.K185])=3;1;0))" office:value-type="float" office:value="0" calcext:value-type="float">
            <text:p>0</text:p>
          </table:table-cell>
          <table:table-cell table:style-name="ce60" table:formula="of:=IF([.K184]=1;IF(OR(SUM([.J183:.L185];-1)=2;SUM([.J183:.L185];-1)=3);1;0);IF(SUM([.J183:.L185])=3;1;0))" office:value-type="float" office:value="0" calcext:value-type="float">
            <text:p>0</text:p>
          </table:table-cell>
          <table:table-cell table:style-name="ce60" table:formula="of:=IF([.L184]=1;IF(OR(SUM([.K183:.M185];-1)=2;SUM([.K183:.M185];-1)=3);1;0);IF(SUM([.K183:.M185])=3;1;0))" office:value-type="float" office:value="1" calcext:value-type="float">
            <text:p>1</text:p>
          </table:table-cell>
          <table:table-cell table:style-name="ce60" table:formula="of:=IF([.M184]=1;IF(OR(SUM([.L183:.N185];-1)=2;SUM([.L183:.N185];-1)=3);1;0);IF(SUM([.L183:.N185])=3;1;0))" office:value-type="float" office:value="0" calcext:value-type="float">
            <text:p>0</text:p>
          </table:table-cell>
          <table:table-cell table:style-name="ce60" table:formula="of:=IF([.N184]=1;IF(OR(SUM([.M183:.O185];-1)=2;SUM([.M183:.O185];-1)=3);1;0);IF(SUM([.M183:.O185])=3;1;0))" office:value-type="float" office:value="0" calcext:value-type="float">
            <text:p>0</text:p>
          </table:table-cell>
          <table:table-cell table:style-name="ce60" table:formula="of:=IF([.O184]=1;IF(OR(SUM([.N183:.P185];-1)=2;SUM([.N183:.P185];-1)=3);1;0);IF(SUM([.N183:.P185])=3;1;0))" office:value-type="float" office:value="0" calcext:value-type="float">
            <text:p>0</text:p>
          </table:table-cell>
          <table:table-cell table:style-name="ce60" table:formula="of:=IF([.P184]=1;IF(OR(SUM([.O183:.Q185];-1)=2;SUM([.O183:.Q185];-1)=3);1;0);IF(SUM([.O183:.Q185])=3;1;0))" office:value-type="float" office:value="0" calcext:value-type="float">
            <text:p>0</text:p>
          </table:table-cell>
          <table:table-cell table:style-name="ce60" table:formula="of:=IF([.Q184]=1;IF(OR(SUM([.P183:.R185];-1)=2;SUM([.P183:.R185];-1)=3);1;0);IF(SUM([.P183:.R185])=3;1;0))" office:value-type="float" office:value="0" calcext:value-type="float">
            <text:p>0</text:p>
          </table:table-cell>
          <table:table-cell table:style-name="ce60" table:formula="of:=IF([.R184]=1;IF(OR(SUM([.Q183:.S185];-1)=2;SUM([.Q183:.S185];-1)=3);1;0);IF(SUM([.Q183:.S185])=3;1;0))" office:value-type="float" office:value="0" calcext:value-type="float">
            <text:p>0</text:p>
          </table:table-cell>
          <table:table-cell table:style-name="ce60" table:formula="of:=IF([.S184]=1;IF(OR(SUM([.R183:.T185];-1)=2;SUM([.R183:.T185];-1)=3);1;0);IF(SUM([.R183:.T185])=3;1;0))" office:value-type="float" office:value="0" calcext:value-type="float">
            <text:p>0</text:p>
          </table:table-cell>
          <table:table-cell table:style-name="ce60" table:formula="of:=IF([.T184]=1;IF(OR(SUM([.S183:.U185];-1)=2;SUM([.S183:.U185];-1)=3);1;0);IF(SUM([.S183:.U185])=3;1;0))" office:value-type="float" office:value="0" calcext:value-type="float">
            <text:p>0</text:p>
          </table:table-cell>
          <table:table-cell table:style-name="ce60" table:formula="of:=IF([.U184]=1;IF(OR(SUM([.T183:.V185];-1)=2;SUM([.T183:.V185];-1)=3);1;0);IF(SUM([.T183:.V185])=3;1;0))" office:value-type="float" office:value="0" calcext:value-type="float">
            <text:p>0</text:p>
          </table:table-cell>
          <table:table-cell table:style-name="ce60" table:formula="of:=IF([.V184]=1;IF(OR(SUM([.U183:.W185];-1)=2;SUM([.U183:.W185];-1)=3);1;0);IF(SUM([.U183:.W185])=3;1;0))" office:value-type="float" office:value="0" calcext:value-type="float">
            <text:p>0</text:p>
          </table:table-cell>
          <table:table-cell table:style-name="ce60" table:formula="of:=IF([.W184]=1;IF(OR(SUM([.V183:.X185];-1)=2;SUM([.V183:.X185];-1)=3);1;0);IF(SUM([.V183:.X185])=3;1;0))" office:value-type="float" office:value="0" calcext:value-type="float">
            <text:p>0</text:p>
          </table:table-cell>
          <table:table-cell table:style-name="ce60" table:formula="of:=IF([.X184]=1;IF(OR(SUM([.W183:.Y185];-1)=2;SUM([.W183:.Y185];-1)=3);1;0);IF(SUM([.W183:.Y185])=3;1;0))" office:value-type="float" office:value="0" calcext:value-type="float">
            <text:p>0</text:p>
          </table:table-cell>
          <table:table-cell table:style-name="ce60" table:formula="of:=IF([.Y184]=1;IF(OR(SUM([.X183:.Z185];-1)=2;SUM([.X183:.Z185];-1)=3);1;0);IF(SUM([.X183:.Z185])=3;1;0))" office:value-type="float" office:value="0" calcext:value-type="float">
            <text:p>0</text:p>
          </table:table-cell>
          <table:table-cell table:style-name="ce60" table:formula="of:=IF([.Z184]=1;IF(OR(SUM([.Y183:.AA185];-1)=2;SUM([.Y183:.AA185];-1)=3);1;0);IF(SUM([.Y183:.AA185])=3;1;0))" office:value-type="float" office:value="0" calcext:value-type="float">
            <text:p>0</text:p>
          </table:table-cell>
          <table:table-cell table:style-name="ce60" table:formula="of:=IF([.AA184]=1;IF(OR(SUM([.Z183:.AB185];-1)=2;SUM([.Z183:.AB185];-1)=3);1;0);IF(SUM([.Z183:.AB185])=3;1;0))" office:value-type="float" office:value="0" calcext:value-type="float">
            <text:p>0</text:p>
          </table:table-cell>
          <table:table-cell table:style-name="ce60" table:formula="of:=IF([.AB184]=1;IF(OR(SUM([.AA183:.AC185];-1)=2;SUM([.AA183:.AC185];-1)=3);1;0);IF(SUM([.AA183:.AC185])=3;1;0))" office:value-type="float" office:value="0" calcext:value-type="float">
            <text:p>0</text:p>
          </table:table-cell>
          <table:table-cell table:style-name="ce60" table:formula="of:=IF([.AC184]=1;IF(OR(SUM([.AB183:.AD185];-1)=2;SUM([.AB183:.AD185];-1)=3);1;0);IF(SUM([.AB183:.AD185])=3;1;0))" office:value-type="float" office:value="0" calcext:value-type="float">
            <text:p>0</text:p>
          </table:table-cell>
          <table:table-cell table:style-name="ce60" table:formula="of:=IF([.AD184]=1;IF(OR(SUM([.AC183:.AE185];-1)=2;SUM([.AC183:.AE185];-1)=3);1;0);IF(SUM([.AC183:.AE185])=3;1;0))" office:value-type="float" office:value="0" calcext:value-type="float">
            <text:p>0</text:p>
          </table:table-cell>
          <table:table-cell table:style-name="ce60" table:formula="of:=IF([.AE184]=1;IF(OR(SUM([.AD183:.AF185];-1)=2;SUM([.AD183:.AF185];-1)=3);1;0);IF(SUM([.AD183:.AF185])=3;1;0))" office:value-type="float" office:value="0" calcext:value-type="float">
            <text:p>0</text:p>
          </table:table-cell>
          <table:table-cell table:style-name="ce60" table:formula="of:=IF([.AF184]=1;IF(OR(SUM([.AE183:.AG185];-1)=2;SUM([.AE183:.AG185];-1)=3);1;0);IF(SUM([.AE183:.AG185])=3;1;0))" office:value-type="float" office:value="0" calcext:value-type="float">
            <text:p>0</text:p>
          </table:table-cell>
          <table:table-cell table:style-name="ce60" table:formula="of:=IF([.AG184]=1;IF(OR(SUM([.AF183:.AH185];-1)=2;SUM([.AF183:.AH185];-1)=3);1;0);IF(SUM([.AF183:.AH185])=3;1;0))" office:value-type="float" office:value="0" calcext:value-type="float">
            <text:p>0</text:p>
          </table:table-cell>
          <table:table-cell table:style-name="ce60" table:formula="of:=IF([.AH184]=1;IF(OR(SUM([.AG183:.AI185];-1)=2;SUM([.AG183:.AI185];-1)=3);1;0);IF(SUM([.AG183:.AI185])=3;1;0))" office:value-type="float" office:value="0" calcext:value-type="float">
            <text:p>0</text:p>
          </table:table-cell>
          <table:table-cell table:style-name="ce60" table:formula="of:=IF([.AI184]=1;IF(OR(SUM([.AH183:.AJ185];-1)=2;SUM([.AH183:.AJ185];-1)=3);1;0);IF(SUM([.AH183:.AJ185])=3;1;0))" office:value-type="float" office:value="0" calcext:value-type="float">
            <text:p>0</text:p>
          </table:table-cell>
          <table:table-cell table:style-name="ce60" table:formula="of:=IF([.AJ184]=1;IF(OR(SUM([.AI183:.AK185];-1)=2;SUM([.AI183:.AK185];-1)=3);1;0);IF(SUM([.AI183:.AK185])=3;1;0))" office:value-type="float" office:value="0" calcext:value-type="float">
            <text:p>0</text:p>
          </table:table-cell>
          <table:table-cell table:style-name="ce60" table:formula="of:=IF([.AK184]=1;IF(OR(SUM([.AJ183:.AL185];-1)=2;SUM([.AJ183:.AL185];-1)=3);1;0);IF(SUM([.AJ183:.AL185])=3;1;0))" office:value-type="float" office:value="0" calcext:value-type="float">
            <text:p>0</text:p>
          </table:table-cell>
          <table:table-cell table:style-name="ce60" table:formula="of:=IF([.AL184]=1;IF(OR(SUM([.AK183:.AM185];-1)=2;SUM([.AK183:.AM185];-1)=3);1;0);IF(SUM([.AK183:.AM185])=3;1;0))" office:value-type="float" office:value="0" calcext:value-type="float">
            <text:p>0</text:p>
          </table:table-cell>
          <table:table-cell table:style-name="ce60" table:formula="of:=IF([.AM184]=1;IF(OR(SUM([.AL183:.AN185];-1)=2;SUM([.AL183:.AN185];-1)=3);1;0);IF(SUM([.AL183:.AN185])=3;1;0))" office:value-type="float" office:value="0" calcext:value-type="float">
            <text:p>0</text:p>
          </table:table-cell>
          <table:table-cell table:style-name="ce60" table:formula="of:=IF([.AN184]=1;IF(OR(SUM([.AM183:.AO185];-1)=2;SUM([.AM183:.AO185];-1)=3);1;0);IF(SUM([.AM183:.AO185])=3;1;0))" office:value-type="float" office:value="0" calcext:value-type="float">
            <text:p>0</text:p>
          </table:table-cell>
          <table:table-cell table:style-name="ce60" table:formula="of:=IF([.AO184]=1;IF(OR(SUM([.AN183:.AP185];-1)=2;SUM([.AN183:.AP185];-1)=3);1;0);IF(SUM([.AN183:.AP185])=3;1;0))" office:value-type="float" office:value="0" calcext:value-type="float">
            <text:p>0</text:p>
          </table:table-cell>
          <table:table-cell table:style-name="ce60" table:formula="of:=IF([.AP184]=1;IF(OR(SUM([.AO183:.AQ185];-1)=2;SUM([.AO183:.AQ185];-1)=3);1;0);IF(SUM([.AO183:.AQ185])=3;1;0))" office:value-type="float" office:value="0" calcext:value-type="float">
            <text:p>0</text:p>
          </table:table-cell>
          <table:table-cell table:style-name="ce60" table:formula="of:=IF([.AQ184]=1;IF(OR(SUM([.AP183:.AR185];-1)=2;SUM([.AP183:.AR185];-1)=3);1;0);IF(SUM([.AP183:.AR185])=3;1;0))" office:value-type="float" office:value="0" calcext:value-type="float">
            <text:p>0</text:p>
          </table:table-cell>
          <table:table-cell table:style-name="ce60" table:formula="of:=IF([.AR184]=1;IF(OR(SUM([.AQ183:.AS185];-1)=2;SUM([.AQ183:.AS185];-1)=3);1;0);IF(SUM([.AQ183:.AS185])=3;1;0))" office:value-type="float" office:value="0" calcext:value-type="float">
            <text:p>0</text:p>
          </table:table-cell>
          <table:table-cell table:style-name="ce60" table:formula="of:=IF([.AS184]=1;IF(OR(SUM([.AR183:.AT185];-1)=2;SUM([.AR183:.AT185];-1)=3);1;0);IF(SUM([.AR183:.AT185])=3;1;0))" office:value-type="float" office:value="0" calcext:value-type="float">
            <text:p>0</text:p>
          </table:table-cell>
          <table:table-cell table:style-name="ce60" table:formula="of:=IF([.AT184]=1;IF(OR(SUM([.AS183:.AU185];-1)=2;SUM([.AS183:.AU185];-1)=3);1;0);IF(SUM([.AS183:.AU185])=3;1;0))" office:value-type="float" office:value="0" calcext:value-type="float">
            <text:p>0</text:p>
          </table:table-cell>
          <table:table-cell table:style-name="ce60" table:formula="of:=IF([.AU184]=1;IF(OR(SUM([.AT183:.AV185];-1)=2;SUM([.AT183:.AV185];-1)=3);1;0);IF(SUM([.AT183:.AV185])=3;1;0))" office:value-type="float" office:value="0" calcext:value-type="float">
            <text:p>0</text:p>
          </table:table-cell>
          <table:table-cell table:style-name="ce60" table:formula="of:=IF([.AV184]=1;IF(OR(SUM([.AU183:.AW185];-1)=2;SUM([.AU183:.AW185];-1)=3);1;0);IF(SUM([.AU183:.AW185])=3;1;0))" office:value-type="float" office:value="0" calcext:value-type="float">
            <text:p>0</text:p>
          </table:table-cell>
          <table:table-cell table:style-name="ce60" table:formula="of:=IF([.AW184]=1;IF(OR(SUM([.AV183:.AX185];-1)=2;SUM([.AV183:.AX185];-1)=3);1;0);IF(SUM([.AV183:.AX185])=3;1;0))" office:value-type="float" office:value="0" calcext:value-type="float">
            <text:p>0</text:p>
          </table:table-cell>
          <table:table-cell table:style-name="ce60" table:formula="of:=IF([.AX184]=1;IF(OR(SUM([.AW183:.AY185];-1)=2;SUM([.AW183:.AY185];-1)=3);1;0);IF(SUM([.AW183:.AY185])=3;1;0))" office:value-type="float" office:value="0" calcext:value-type="float">
            <text:p>0</text:p>
          </table:table-cell>
          <table:table-cell table:style-name="ce60" table:formula="of:=IF([.AY184]=1;IF(OR(SUM([.AX183:.AZ185];-1)=2;SUM([.AX183:.AZ185];-1)=3);1;0);IF(SUM([.AX183:.AZ185])=3;1;0))" office:value-type="float" office:value="0" calcext:value-type="float">
            <text:p>0</text:p>
          </table:table-cell>
          <table:table-cell table:style-name="ce60" table:formula="of:=IF([.AZ184]=1;IF(OR(SUM([.AY183:.BA185];-1)=2;SUM([.AY183:.BA185];-1)=3);1;0);IF(SUM([.AY183:.BA185])=3;1;0))" office:value-type="float" office:value="0" calcext:value-type="float">
            <text:p>0</text:p>
          </table:table-cell>
          <table:table-cell table:style-name="ce60" table:formula="of:=IF([.BA184]=1;IF(OR(SUM([.AZ183:.BB185];-1)=2;SUM([.AZ183:.BB185];-1)=3);1;0);IF(SUM([.AZ183:.BB185])=3;1;0))" office:value-type="float" office:value="0" calcext:value-type="float">
            <text:p>0</text:p>
          </table:table-cell>
          <table:table-cell table:style-name="ce60" table:formula="of:=IF([.BB184]=1;IF(OR(SUM([.BA183:.BC185];-1)=2;SUM([.BA183:.BC185];-1)=3);1;0);IF(SUM([.BA183:.BC185])=3;1;0))" office:value-type="float" office:value="0" calcext:value-type="float">
            <text:p>0</text:p>
          </table:table-cell>
          <table:table-cell table:style-name="ce60" table:formula="of:=IF([.BC184]=1;IF(OR(SUM([.BB183:.BD185];-1)=2;SUM([.BB183:.BD185];-1)=3);1;0);IF(SUM([.BB183:.BD185])=3;1;0))" office:value-type="float" office:value="0" calcext:value-type="float">
            <text:p>0</text:p>
          </table:table-cell>
          <table:table-cell table:style-name="ce60" table:formula="of:=IF([.BD184]=1;IF(OR(SUM([.BC183:.BE185];-1)=2;SUM([.BC183:.BE185];-1)=3);1;0);IF(SUM([.BC183:.BE185])=3;1;0))" office:value-type="float" office:value="0" calcext:value-type="float">
            <text:p>0</text:p>
          </table:table-cell>
          <table:table-cell table:style-name="ce60" table:formula="of:=IF([.BE184]=1;IF(OR(SUM([.BD183:.BF185];-1)=2;SUM([.BD183:.BF185];-1)=3);1;0);IF(SUM([.BD183:.BF185])=3;1;0))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9" office:value-type="float" office:value="0" calcext:value-type="float">
            <text:p>0</text:p>
          </table:table-cell>
          <table:table-cell table:style-name="ce60" table:formula="of:=IF([.C185]=1;IF(OR(SUM([.B184:.D186];-1)=2;SUM([.B184:.D186];-1)=3);1;0);IF(SUM([.B184:.D186])=3;1;0))" office:value-type="float" office:value="0" calcext:value-type="float">
            <text:p>0</text:p>
          </table:table-cell>
          <table:table-cell table:style-name="ce60" table:formula="of:=IF([.D185]=1;IF(OR(SUM([.C184:.E186];-1)=2;SUM([.C184:.E186];-1)=3);1;0);IF(SUM([.C184:.E186])=3;1;0))" office:value-type="float" office:value="0" calcext:value-type="float">
            <text:p>0</text:p>
          </table:table-cell>
          <table:table-cell table:style-name="ce60" table:formula="of:=IF([.E185]=1;IF(OR(SUM([.D184:.F186];-1)=2;SUM([.D184:.F186];-1)=3);1;0);IF(SUM([.D184:.F186])=3;1;0))" office:value-type="float" office:value="0" calcext:value-type="float">
            <text:p>0</text:p>
          </table:table-cell>
          <table:table-cell table:style-name="ce60" table:formula="of:=IF([.F185]=1;IF(OR(SUM([.E184:.G186];-1)=2;SUM([.E184:.G186];-1)=3);1;0);IF(SUM([.E184:.G186])=3;1;0))" office:value-type="float" office:value="0" calcext:value-type="float">
            <text:p>0</text:p>
          </table:table-cell>
          <table:table-cell table:style-name="ce60" table:formula="of:=IF([.G185]=1;IF(OR(SUM([.F184:.H186];-1)=2;SUM([.F184:.H186];-1)=3);1;0);IF(SUM([.F184:.H186])=3;1;0))" office:value-type="float" office:value="0" calcext:value-type="float">
            <text:p>0</text:p>
          </table:table-cell>
          <table:table-cell table:style-name="ce60" table:formula="of:=IF([.H185]=1;IF(OR(SUM([.G184:.I186];-1)=2;SUM([.G184:.I186];-1)=3);1;0);IF(SUM([.G184:.I186])=3;1;0))" office:value-type="float" office:value="0" calcext:value-type="float">
            <text:p>0</text:p>
          </table:table-cell>
          <table:table-cell table:style-name="ce60" table:formula="of:=IF([.I185]=1;IF(OR(SUM([.H184:.J186];-1)=2;SUM([.H184:.J186];-1)=3);1;0);IF(SUM([.H184:.J186])=3;1;0))" office:value-type="float" office:value="0" calcext:value-type="float">
            <text:p>0</text:p>
          </table:table-cell>
          <table:table-cell table:style-name="ce60" table:formula="of:=IF([.J185]=1;IF(OR(SUM([.I184:.K186];-1)=2;SUM([.I184:.K186];-1)=3);1;0);IF(SUM([.I184:.K186])=3;1;0))" office:value-type="float" office:value="0" calcext:value-type="float">
            <text:p>0</text:p>
          </table:table-cell>
          <table:table-cell table:style-name="ce60" table:formula="of:=IF([.K185]=1;IF(OR(SUM([.J184:.L186];-1)=2;SUM([.J184:.L186];-1)=3);1;0);IF(SUM([.J184:.L186])=3;1;0))" office:value-type="float" office:value="1" calcext:value-type="float">
            <text:p>1</text:p>
          </table:table-cell>
          <table:table-cell table:style-name="ce60" table:formula="of:=IF([.L185]=1;IF(OR(SUM([.K184:.M186];-1)=2;SUM([.K184:.M186];-1)=3);1;0);IF(SUM([.K184:.M186])=3;1;0))" office:value-type="float" office:value="1" calcext:value-type="float">
            <text:p>1</text:p>
          </table:table-cell>
          <table:table-cell table:style-name="ce60" table:formula="of:=IF([.M185]=1;IF(OR(SUM([.L184:.N186];-1)=2;SUM([.L184:.N186];-1)=3);1;0);IF(SUM([.L184:.N186])=3;1;0))" office:value-type="float" office:value="1" calcext:value-type="float">
            <text:p>1</text:p>
          </table:table-cell>
          <table:table-cell table:style-name="ce60" table:formula="of:=IF([.N185]=1;IF(OR(SUM([.M184:.O186];-1)=2;SUM([.M184:.O186];-1)=3);1;0);IF(SUM([.M184:.O186])=3;1;0))" office:value-type="float" office:value="0" calcext:value-type="float">
            <text:p>0</text:p>
          </table:table-cell>
          <table:table-cell table:style-name="ce60" table:formula="of:=IF([.O185]=1;IF(OR(SUM([.N184:.P186];-1)=2;SUM([.N184:.P186];-1)=3);1;0);IF(SUM([.N184:.P186])=3;1;0))" office:value-type="float" office:value="0" calcext:value-type="float">
            <text:p>0</text:p>
          </table:table-cell>
          <table:table-cell table:style-name="ce60" table:formula="of:=IF([.P185]=1;IF(OR(SUM([.O184:.Q186];-1)=2;SUM([.O184:.Q186];-1)=3);1;0);IF(SUM([.O184:.Q186])=3;1;0))" office:value-type="float" office:value="0" calcext:value-type="float">
            <text:p>0</text:p>
          </table:table-cell>
          <table:table-cell table:style-name="ce60" table:formula="of:=IF([.Q185]=1;IF(OR(SUM([.P184:.R186];-1)=2;SUM([.P184:.R186];-1)=3);1;0);IF(SUM([.P184:.R186])=3;1;0))" office:value-type="float" office:value="0" calcext:value-type="float">
            <text:p>0</text:p>
          </table:table-cell>
          <table:table-cell table:style-name="ce60" table:formula="of:=IF([.R185]=1;IF(OR(SUM([.Q184:.S186];-1)=2;SUM([.Q184:.S186];-1)=3);1;0);IF(SUM([.Q184:.S186])=3;1;0))" office:value-type="float" office:value="0" calcext:value-type="float">
            <text:p>0</text:p>
          </table:table-cell>
          <table:table-cell table:style-name="ce60" table:formula="of:=IF([.S185]=1;IF(OR(SUM([.R184:.T186];-1)=2;SUM([.R184:.T186];-1)=3);1;0);IF(SUM([.R184:.T186])=3;1;0))" office:value-type="float" office:value="1" calcext:value-type="float">
            <text:p>1</text:p>
          </table:table-cell>
          <table:table-cell table:style-name="ce60" table:formula="of:=IF([.T185]=1;IF(OR(SUM([.S184:.U186];-1)=2;SUM([.S184:.U186];-1)=3);1;0);IF(SUM([.S184:.U186])=3;1;0))" office:value-type="float" office:value="1" calcext:value-type="float">
            <text:p>1</text:p>
          </table:table-cell>
          <table:table-cell table:style-name="ce60" table:formula="of:=IF([.U185]=1;IF(OR(SUM([.T184:.V186];-1)=2;SUM([.T184:.V186];-1)=3);1;0);IF(SUM([.T184:.V186])=3;1;0))" office:value-type="float" office:value="0" calcext:value-type="float">
            <text:p>0</text:p>
          </table:table-cell>
          <table:table-cell table:style-name="ce60" table:formula="of:=IF([.V185]=1;IF(OR(SUM([.U184:.W186];-1)=2;SUM([.U184:.W186];-1)=3);1;0);IF(SUM([.U184:.W186])=3;1;0))" office:value-type="float" office:value="0" calcext:value-type="float">
            <text:p>0</text:p>
          </table:table-cell>
          <table:table-cell table:style-name="ce60" table:formula="of:=IF([.W185]=1;IF(OR(SUM([.V184:.X186];-1)=2;SUM([.V184:.X186];-1)=3);1;0);IF(SUM([.V184:.X186])=3;1;0))" office:value-type="float" office:value="0" calcext:value-type="float">
            <text:p>0</text:p>
          </table:table-cell>
          <table:table-cell table:style-name="ce60" table:formula="of:=IF([.X185]=1;IF(OR(SUM([.W184:.Y186];-1)=2;SUM([.W184:.Y186];-1)=3);1;0);IF(SUM([.W184:.Y186])=3;1;0))" office:value-type="float" office:value="0" calcext:value-type="float">
            <text:p>0</text:p>
          </table:table-cell>
          <table:table-cell table:style-name="ce60" table:formula="of:=IF([.Y185]=1;IF(OR(SUM([.X184:.Z186];-1)=2;SUM([.X184:.Z186];-1)=3);1;0);IF(SUM([.X184:.Z186])=3;1;0))" office:value-type="float" office:value="0" calcext:value-type="float">
            <text:p>0</text:p>
          </table:table-cell>
          <table:table-cell table:style-name="ce60" table:formula="of:=IF([.Z185]=1;IF(OR(SUM([.Y184:.AA186];-1)=2;SUM([.Y184:.AA186];-1)=3);1;0);IF(SUM([.Y184:.AA186])=3;1;0))" office:value-type="float" office:value="0" calcext:value-type="float">
            <text:p>0</text:p>
          </table:table-cell>
          <table:table-cell table:style-name="ce60" table:formula="of:=IF([.AA185]=1;IF(OR(SUM([.Z184:.AB186];-1)=2;SUM([.Z184:.AB186];-1)=3);1;0);IF(SUM([.Z184:.AB186])=3;1;0))" office:value-type="float" office:value="0" calcext:value-type="float">
            <text:p>0</text:p>
          </table:table-cell>
          <table:table-cell table:style-name="ce60" table:formula="of:=IF([.AB185]=1;IF(OR(SUM([.AA184:.AC186];-1)=2;SUM([.AA184:.AC186];-1)=3);1;0);IF(SUM([.AA184:.AC186])=3;1;0))" office:value-type="float" office:value="0" calcext:value-type="float">
            <text:p>0</text:p>
          </table:table-cell>
          <table:table-cell table:style-name="ce60" table:formula="of:=IF([.AC185]=1;IF(OR(SUM([.AB184:.AD186];-1)=2;SUM([.AB184:.AD186];-1)=3);1;0);IF(SUM([.AB184:.AD186])=3;1;0))" office:value-type="float" office:value="0" calcext:value-type="float">
            <text:p>0</text:p>
          </table:table-cell>
          <table:table-cell table:style-name="ce60" table:formula="of:=IF([.AD185]=1;IF(OR(SUM([.AC184:.AE186];-1)=2;SUM([.AC184:.AE186];-1)=3);1;0);IF(SUM([.AC184:.AE186])=3;1;0))" office:value-type="float" office:value="0" calcext:value-type="float">
            <text:p>0</text:p>
          </table:table-cell>
          <table:table-cell table:style-name="ce60" table:formula="of:=IF([.AE185]=1;IF(OR(SUM([.AD184:.AF186];-1)=2;SUM([.AD184:.AF186];-1)=3);1;0);IF(SUM([.AD184:.AF186])=3;1;0))" office:value-type="float" office:value="1" calcext:value-type="float">
            <text:p>1</text:p>
          </table:table-cell>
          <table:table-cell table:style-name="ce60" table:formula="of:=IF([.AF185]=1;IF(OR(SUM([.AE184:.AG186];-1)=2;SUM([.AE184:.AG186];-1)=3);1;0);IF(SUM([.AE184:.AG186])=3;1;0))" office:value-type="float" office:value="1" calcext:value-type="float">
            <text:p>1</text:p>
          </table:table-cell>
          <table:table-cell table:style-name="ce60" table:formula="of:=IF([.AG185]=1;IF(OR(SUM([.AF184:.AH186];-1)=2;SUM([.AF184:.AH186];-1)=3);1;0);IF(SUM([.AF184:.AH186])=3;1;0))" office:value-type="float" office:value="0" calcext:value-type="float">
            <text:p>0</text:p>
          </table:table-cell>
          <table:table-cell table:style-name="ce60" table:formula="of:=IF([.AH185]=1;IF(OR(SUM([.AG184:.AI186];-1)=2;SUM([.AG184:.AI186];-1)=3);1;0);IF(SUM([.AG184:.AI186])=3;1;0))" office:value-type="float" office:value="0" calcext:value-type="float">
            <text:p>0</text:p>
          </table:table-cell>
          <table:table-cell table:style-name="ce60" table:formula="of:=IF([.AI185]=1;IF(OR(SUM([.AH184:.AJ186];-1)=2;SUM([.AH184:.AJ186];-1)=3);1;0);IF(SUM([.AH184:.AJ186])=3;1;0))" office:value-type="float" office:value="0" calcext:value-type="float">
            <text:p>0</text:p>
          </table:table-cell>
          <table:table-cell table:style-name="ce60" table:formula="of:=IF([.AJ185]=1;IF(OR(SUM([.AI184:.AK186];-1)=2;SUM([.AI184:.AK186];-1)=3);1;0);IF(SUM([.AI184:.AK186])=3;1;0))" office:value-type="float" office:value="0" calcext:value-type="float">
            <text:p>0</text:p>
          </table:table-cell>
          <table:table-cell table:style-name="ce60" table:formula="of:=IF([.AK185]=1;IF(OR(SUM([.AJ184:.AL186];-1)=2;SUM([.AJ184:.AL186];-1)=3);1;0);IF(SUM([.AJ184:.AL186])=3;1;0))" office:value-type="float" office:value="0" calcext:value-type="float">
            <text:p>0</text:p>
          </table:table-cell>
          <table:table-cell table:style-name="ce60" table:formula="of:=IF([.AL185]=1;IF(OR(SUM([.AK184:.AM186];-1)=2;SUM([.AK184:.AM186];-1)=3);1;0);IF(SUM([.AK184:.AM186])=3;1;0))" office:value-type="float" office:value="0" calcext:value-type="float">
            <text:p>0</text:p>
          </table:table-cell>
          <table:table-cell table:style-name="ce60" table:formula="of:=IF([.AM185]=1;IF(OR(SUM([.AL184:.AN186];-1)=2;SUM([.AL184:.AN186];-1)=3);1;0);IF(SUM([.AL184:.AN186])=3;1;0))" office:value-type="float" office:value="0" calcext:value-type="float">
            <text:p>0</text:p>
          </table:table-cell>
          <table:table-cell table:style-name="ce60" table:formula="of:=IF([.AN185]=1;IF(OR(SUM([.AM184:.AO186];-1)=2;SUM([.AM184:.AO186];-1)=3);1;0);IF(SUM([.AM184:.AO186])=3;1;0))" office:value-type="float" office:value="0" calcext:value-type="float">
            <text:p>0</text:p>
          </table:table-cell>
          <table:table-cell table:style-name="ce60" table:formula="of:=IF([.AO185]=1;IF(OR(SUM([.AN184:.AP186];-1)=2;SUM([.AN184:.AP186];-1)=3);1;0);IF(SUM([.AN184:.AP186])=3;1;0))" office:value-type="float" office:value="0" calcext:value-type="float">
            <text:p>0</text:p>
          </table:table-cell>
          <table:table-cell table:style-name="ce60" table:formula="of:=IF([.AP185]=1;IF(OR(SUM([.AO184:.AQ186];-1)=2;SUM([.AO184:.AQ186];-1)=3);1;0);IF(SUM([.AO184:.AQ186])=3;1;0))" office:value-type="float" office:value="0" calcext:value-type="float">
            <text:p>0</text:p>
          </table:table-cell>
          <table:table-cell table:style-name="ce60" table:formula="of:=IF([.AQ185]=1;IF(OR(SUM([.AP184:.AR186];-1)=2;SUM([.AP184:.AR186];-1)=3);1;0);IF(SUM([.AP184:.AR186])=3;1;0))" office:value-type="float" office:value="0" calcext:value-type="float">
            <text:p>0</text:p>
          </table:table-cell>
          <table:table-cell table:style-name="ce60" table:formula="of:=IF([.AR185]=1;IF(OR(SUM([.AQ184:.AS186];-1)=2;SUM([.AQ184:.AS186];-1)=3);1;0);IF(SUM([.AQ184:.AS186])=3;1;0))" office:value-type="float" office:value="0" calcext:value-type="float">
            <text:p>0</text:p>
          </table:table-cell>
          <table:table-cell table:style-name="ce60" table:formula="of:=IF([.AS185]=1;IF(OR(SUM([.AR184:.AT186];-1)=2;SUM([.AR184:.AT186];-1)=3);1;0);IF(SUM([.AR184:.AT186])=3;1;0))" office:value-type="float" office:value="0" calcext:value-type="float">
            <text:p>0</text:p>
          </table:table-cell>
          <table:table-cell table:style-name="ce60" table:formula="of:=IF([.AT185]=1;IF(OR(SUM([.AS184:.AU186];-1)=2;SUM([.AS184:.AU186];-1)=3);1;0);IF(SUM([.AS184:.AU186])=3;1;0))" office:value-type="float" office:value="0" calcext:value-type="float">
            <text:p>0</text:p>
          </table:table-cell>
          <table:table-cell table:style-name="ce60" table:formula="of:=IF([.AU185]=1;IF(OR(SUM([.AT184:.AV186];-1)=2;SUM([.AT184:.AV186];-1)=3);1;0);IF(SUM([.AT184:.AV186])=3;1;0))" office:value-type="float" office:value="0" calcext:value-type="float">
            <text:p>0</text:p>
          </table:table-cell>
          <table:table-cell table:style-name="ce60" table:formula="of:=IF([.AV185]=1;IF(OR(SUM([.AU184:.AW186];-1)=2;SUM([.AU184:.AW186];-1)=3);1;0);IF(SUM([.AU184:.AW186])=3;1;0))" office:value-type="float" office:value="0" calcext:value-type="float">
            <text:p>0</text:p>
          </table:table-cell>
          <table:table-cell table:style-name="ce60" table:formula="of:=IF([.AW185]=1;IF(OR(SUM([.AV184:.AX186];-1)=2;SUM([.AV184:.AX186];-1)=3);1;0);IF(SUM([.AV184:.AX186])=3;1;0))" office:value-type="float" office:value="0" calcext:value-type="float">
            <text:p>0</text:p>
          </table:table-cell>
          <table:table-cell table:style-name="ce60" table:formula="of:=IF([.AX185]=1;IF(OR(SUM([.AW184:.AY186];-1)=2;SUM([.AW184:.AY186];-1)=3);1;0);IF(SUM([.AW184:.AY186])=3;1;0))" office:value-type="float" office:value="0" calcext:value-type="float">
            <text:p>0</text:p>
          </table:table-cell>
          <table:table-cell table:style-name="ce60" table:formula="of:=IF([.AY185]=1;IF(OR(SUM([.AX184:.AZ186];-1)=2;SUM([.AX184:.AZ186];-1)=3);1;0);IF(SUM([.AX184:.AZ186])=3;1;0))" office:value-type="float" office:value="0" calcext:value-type="float">
            <text:p>0</text:p>
          </table:table-cell>
          <table:table-cell table:style-name="ce60" table:formula="of:=IF([.AZ185]=1;IF(OR(SUM([.AY184:.BA186];-1)=2;SUM([.AY184:.BA186];-1)=3);1;0);IF(SUM([.AY184:.BA186])=3;1;0))" office:value-type="float" office:value="0" calcext:value-type="float">
            <text:p>0</text:p>
          </table:table-cell>
          <table:table-cell table:style-name="ce60" table:formula="of:=IF([.BA185]=1;IF(OR(SUM([.AZ184:.BB186];-1)=2;SUM([.AZ184:.BB186];-1)=3);1;0);IF(SUM([.AZ184:.BB186])=3;1;0))" office:value-type="float" office:value="0" calcext:value-type="float">
            <text:p>0</text:p>
          </table:table-cell>
          <table:table-cell table:style-name="ce60" table:formula="of:=IF([.BB185]=1;IF(OR(SUM([.BA184:.BC186];-1)=2;SUM([.BA184:.BC186];-1)=3);1;0);IF(SUM([.BA184:.BC186])=3;1;0))" office:value-type="float" office:value="0" calcext:value-type="float">
            <text:p>0</text:p>
          </table:table-cell>
          <table:table-cell table:style-name="ce60" table:formula="of:=IF([.BC185]=1;IF(OR(SUM([.BB184:.BD186];-1)=2;SUM([.BB184:.BD186];-1)=3);1;0);IF(SUM([.BB184:.BD186])=3;1;0))" office:value-type="float" office:value="0" calcext:value-type="float">
            <text:p>0</text:p>
          </table:table-cell>
          <table:table-cell table:style-name="ce60" table:formula="of:=IF([.BD185]=1;IF(OR(SUM([.BC184:.BE186];-1)=2;SUM([.BC184:.BE186];-1)=3);1;0);IF(SUM([.BC184:.BE186])=3;1;0))" office:value-type="float" office:value="0" calcext:value-type="float">
            <text:p>0</text:p>
          </table:table-cell>
          <table:table-cell table:style-name="ce60" table:formula="of:=IF([.BE185]=1;IF(OR(SUM([.BD184:.BF186];-1)=2;SUM([.BD184:.BF186];-1)=3);1;0);IF(SUM([.BD184:.BF186])=3;1;0))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29" office:value-type="float" office:value="0" calcext:value-type="float">
            <text:p>0</text:p>
          </table:table-cell>
          <table:table-cell table:style-name="ce60" table:formula="of:=IF([.C186]=1;IF(OR(SUM([.B185:.D187];-1)=2;SUM([.B185:.D187];-1)=3);1;0);IF(SUM([.B185:.D187])=3;1;0))" office:value-type="float" office:value="0" calcext:value-type="float">
            <text:p>0</text:p>
          </table:table-cell>
          <table:table-cell table:style-name="ce60" table:formula="of:=IF([.D186]=1;IF(OR(SUM([.C185:.E187];-1)=2;SUM([.C185:.E187];-1)=3);1;0);IF(SUM([.C185:.E187])=3;1;0))" office:value-type="float" office:value="0" calcext:value-type="float">
            <text:p>0</text:p>
          </table:table-cell>
          <table:table-cell table:style-name="ce60" table:formula="of:=IF([.E186]=1;IF(OR(SUM([.D185:.F187];-1)=2;SUM([.D185:.F187];-1)=3);1;0);IF(SUM([.D185:.F187])=3;1;0))" office:value-type="float" office:value="0" calcext:value-type="float">
            <text:p>0</text:p>
          </table:table-cell>
          <table:table-cell table:style-name="ce60" table:formula="of:=IF([.F186]=1;IF(OR(SUM([.E185:.G187];-1)=2;SUM([.E185:.G187];-1)=3);1;0);IF(SUM([.E185:.G187])=3;1;0))" office:value-type="float" office:value="0" calcext:value-type="float">
            <text:p>0</text:p>
          </table:table-cell>
          <table:table-cell table:style-name="ce60" table:formula="of:=IF([.G186]=1;IF(OR(SUM([.F185:.H187];-1)=2;SUM([.F185:.H187];-1)=3);1;0);IF(SUM([.F185:.H187])=3;1;0))" office:value-type="float" office:value="0" calcext:value-type="float">
            <text:p>0</text:p>
          </table:table-cell>
          <table:table-cell table:style-name="ce60" table:formula="of:=IF([.H186]=1;IF(OR(SUM([.G185:.I187];-1)=2;SUM([.G185:.I187];-1)=3);1;0);IF(SUM([.G185:.I187])=3;1;0))" office:value-type="float" office:value="0" calcext:value-type="float">
            <text:p>0</text:p>
          </table:table-cell>
          <table:table-cell table:style-name="ce60" table:formula="of:=IF([.I186]=1;IF(OR(SUM([.H185:.J187];-1)=2;SUM([.H185:.J187];-1)=3);1;0);IF(SUM([.H185:.J187])=3;1;0))" office:value-type="float" office:value="0" calcext:value-type="float">
            <text:p>0</text:p>
          </table:table-cell>
          <table:table-cell table:style-name="ce60" table:formula="of:=IF([.J186]=1;IF(OR(SUM([.I185:.K187];-1)=2;SUM([.I185:.K187];-1)=3);1;0);IF(SUM([.I185:.K187])=3;1;0))" office:value-type="float" office:value="0" calcext:value-type="float">
            <text:p>0</text:p>
          </table:table-cell>
          <table:table-cell table:style-name="ce60" table:formula="of:=IF([.K186]=1;IF(OR(SUM([.J185:.L187];-1)=2;SUM([.J185:.L187];-1)=3);1;0);IF(SUM([.J185:.L187])=3;1;0))" office:value-type="float" office:value="0" calcext:value-type="float">
            <text:p>0</text:p>
          </table:table-cell>
          <table:table-cell table:style-name="ce60" table:formula="of:=IF([.L186]=1;IF(OR(SUM([.K185:.M187];-1)=2;SUM([.K185:.M187];-1)=3);1;0);IF(SUM([.K185:.M187])=3;1;0))" office:value-type="float" office:value="0" calcext:value-type="float">
            <text:p>0</text:p>
          </table:table-cell>
          <table:table-cell table:style-name="ce60" table:formula="of:=IF([.M186]=1;IF(OR(SUM([.L185:.N187];-1)=2;SUM([.L185:.N187];-1)=3);1;0);IF(SUM([.L185:.N187])=3;1;0))" office:value-type="float" office:value="0" calcext:value-type="float">
            <text:p>0</text:p>
          </table:table-cell>
          <table:table-cell table:style-name="ce60" table:formula="of:=IF([.N186]=1;IF(OR(SUM([.M185:.O187];-1)=2;SUM([.M185:.O187];-1)=3);1;0);IF(SUM([.M185:.O187])=3;1;0))" office:value-type="float" office:value="0" calcext:value-type="float">
            <text:p>0</text:p>
          </table:table-cell>
          <table:table-cell table:style-name="ce60" table:formula="of:=IF([.O186]=1;IF(OR(SUM([.N185:.P187];-1)=2;SUM([.N185:.P187];-1)=3);1;0);IF(SUM([.N185:.P187])=3;1;0))" office:value-type="float" office:value="0" calcext:value-type="float">
            <text:p>0</text:p>
          </table:table-cell>
          <table:table-cell table:style-name="ce60" table:formula="of:=IF([.P186]=1;IF(OR(SUM([.O185:.Q187];-1)=2;SUM([.O185:.Q187];-1)=3);1;0);IF(SUM([.O185:.Q187])=3;1;0))" office:value-type="float" office:value="0" calcext:value-type="float">
            <text:p>0</text:p>
          </table:table-cell>
          <table:table-cell table:style-name="ce60" table:formula="of:=IF([.Q186]=1;IF(OR(SUM([.P185:.R187];-1)=2;SUM([.P185:.R187];-1)=3);1;0);IF(SUM([.P185:.R187])=3;1;0))" office:value-type="float" office:value="0" calcext:value-type="float">
            <text:p>0</text:p>
          </table:table-cell>
          <table:table-cell table:style-name="ce60" table:formula="of:=IF([.R186]=1;IF(OR(SUM([.Q185:.S187];-1)=2;SUM([.Q185:.S187];-1)=3);1;0);IF(SUM([.Q185:.S187])=3;1;0))" office:value-type="float" office:value="0" calcext:value-type="float">
            <text:p>0</text:p>
          </table:table-cell>
          <table:table-cell table:style-name="ce60" table:formula="of:=IF([.S186]=1;IF(OR(SUM([.R185:.T187];-1)=2;SUM([.R185:.T187];-1)=3);1;0);IF(SUM([.R185:.T187])=3;1;0))" office:value-type="float" office:value="0" calcext:value-type="float">
            <text:p>0</text:p>
          </table:table-cell>
          <table:table-cell table:style-name="ce60" table:formula="of:=IF([.T186]=1;IF(OR(SUM([.S185:.U187];-1)=2;SUM([.S185:.U187];-1)=3);1;0);IF(SUM([.S185:.U187])=3;1;0))" office:value-type="float" office:value="1" calcext:value-type="float">
            <text:p>1</text:p>
          </table:table-cell>
          <table:table-cell table:style-name="ce60" table:formula="of:=IF([.U186]=1;IF(OR(SUM([.T185:.V187];-1)=2;SUM([.T185:.V187];-1)=3);1;0);IF(SUM([.T185:.V187])=3;1;0))" office:value-type="float" office:value="0" calcext:value-type="float">
            <text:p>0</text:p>
          </table:table-cell>
          <table:table-cell table:style-name="ce60" table:formula="of:=IF([.V186]=1;IF(OR(SUM([.U185:.W187];-1)=2;SUM([.U185:.W187];-1)=3);1;0);IF(SUM([.U185:.W187])=3;1;0))" office:value-type="float" office:value="0" calcext:value-type="float">
            <text:p>0</text:p>
          </table:table-cell>
          <table:table-cell table:style-name="ce60" table:formula="of:=IF([.W186]=1;IF(OR(SUM([.V185:.X187];-1)=2;SUM([.V185:.X187];-1)=3);1;0);IF(SUM([.V185:.X187])=3;1;0))" office:value-type="float" office:value="0" calcext:value-type="float">
            <text:p>0</text:p>
          </table:table-cell>
          <table:table-cell table:style-name="ce60" table:formula="of:=IF([.X186]=1;IF(OR(SUM([.W185:.Y187];-1)=2;SUM([.W185:.Y187];-1)=3);1;0);IF(SUM([.W185:.Y187])=3;1;0))" office:value-type="float" office:value="0" calcext:value-type="float">
            <text:p>0</text:p>
          </table:table-cell>
          <table:table-cell table:style-name="ce60" table:formula="of:=IF([.Y186]=1;IF(OR(SUM([.X185:.Z187];-1)=2;SUM([.X185:.Z187];-1)=3);1;0);IF(SUM([.X185:.Z187])=3;1;0))" office:value-type="float" office:value="0" calcext:value-type="float">
            <text:p>0</text:p>
          </table:table-cell>
          <table:table-cell table:style-name="ce60" table:formula="of:=IF([.Z186]=1;IF(OR(SUM([.Y185:.AA187];-1)=2;SUM([.Y185:.AA187];-1)=3);1;0);IF(SUM([.Y185:.AA187])=3;1;0))" office:value-type="float" office:value="0" calcext:value-type="float">
            <text:p>0</text:p>
          </table:table-cell>
          <table:table-cell table:style-name="ce60" table:formula="of:=IF([.AA186]=1;IF(OR(SUM([.Z185:.AB187];-1)=2;SUM([.Z185:.AB187];-1)=3);1;0);IF(SUM([.Z185:.AB187])=3;1;0))" office:value-type="float" office:value="0" calcext:value-type="float">
            <text:p>0</text:p>
          </table:table-cell>
          <table:table-cell table:style-name="ce60" table:formula="of:=IF([.AB186]=1;IF(OR(SUM([.AA185:.AC187];-1)=2;SUM([.AA185:.AC187];-1)=3);1;0);IF(SUM([.AA185:.AC187])=3;1;0))" office:value-type="float" office:value="0" calcext:value-type="float">
            <text:p>0</text:p>
          </table:table-cell>
          <table:table-cell table:style-name="ce60" table:formula="of:=IF([.AC186]=1;IF(OR(SUM([.AB185:.AD187];-1)=2;SUM([.AB185:.AD187];-1)=3);1;0);IF(SUM([.AB185:.AD187])=3;1;0))" office:value-type="float" office:value="1" calcext:value-type="float">
            <text:p>1</text:p>
          </table:table-cell>
          <table:table-cell table:style-name="ce60" table:formula="of:=IF([.AD186]=1;IF(OR(SUM([.AC185:.AE187];-1)=2;SUM([.AC185:.AE187];-1)=3);1;0);IF(SUM([.AC185:.AE187])=3;1;0))" office:value-type="float" office:value="1" calcext:value-type="float">
            <text:p>1</text:p>
          </table:table-cell>
          <table:table-cell table:style-name="ce60" table:formula="of:=IF([.AE186]=1;IF(OR(SUM([.AD185:.AF187];-1)=2;SUM([.AD185:.AF187];-1)=3);1;0);IF(SUM([.AD185:.AF187])=3;1;0))" office:value-type="float" office:value="0" calcext:value-type="float">
            <text:p>0</text:p>
          </table:table-cell>
          <table:table-cell table:style-name="ce60" table:formula="of:=IF([.AF186]=1;IF(OR(SUM([.AE185:.AG187];-1)=2;SUM([.AE185:.AG187];-1)=3);1;0);IF(SUM([.AE185:.AG187])=3;1;0))" office:value-type="float" office:value="1" calcext:value-type="float">
            <text:p>1</text:p>
          </table:table-cell>
          <table:table-cell table:style-name="ce60" table:formula="of:=IF([.AG186]=1;IF(OR(SUM([.AF185:.AH187];-1)=2;SUM([.AF185:.AH187];-1)=3);1;0);IF(SUM([.AF185:.AH187])=3;1;0))" office:value-type="float" office:value="1" calcext:value-type="float">
            <text:p>1</text:p>
          </table:table-cell>
          <table:table-cell table:style-name="ce60" table:formula="of:=IF([.AH186]=1;IF(OR(SUM([.AG185:.AI187];-1)=2;SUM([.AG185:.AI187];-1)=3);1;0);IF(SUM([.AG185:.AI187])=3;1;0))" office:value-type="float" office:value="0" calcext:value-type="float">
            <text:p>0</text:p>
          </table:table-cell>
          <table:table-cell table:style-name="ce60" table:formula="of:=IF([.AI186]=1;IF(OR(SUM([.AH185:.AJ187];-1)=2;SUM([.AH185:.AJ187];-1)=3);1;0);IF(SUM([.AH185:.AJ187])=3;1;0))" office:value-type="float" office:value="0" calcext:value-type="float">
            <text:p>0</text:p>
          </table:table-cell>
          <table:table-cell table:style-name="ce60" table:formula="of:=IF([.AJ186]=1;IF(OR(SUM([.AI185:.AK187];-1)=2;SUM([.AI185:.AK187];-1)=3);1;0);IF(SUM([.AI185:.AK187])=3;1;0))" office:value-type="float" office:value="0" calcext:value-type="float">
            <text:p>0</text:p>
          </table:table-cell>
          <table:table-cell table:style-name="ce60" table:formula="of:=IF([.AK186]=1;IF(OR(SUM([.AJ185:.AL187];-1)=2;SUM([.AJ185:.AL187];-1)=3);1;0);IF(SUM([.AJ185:.AL187])=3;1;0))" office:value-type="float" office:value="0" calcext:value-type="float">
            <text:p>0</text:p>
          </table:table-cell>
          <table:table-cell table:style-name="ce60" table:formula="of:=IF([.AL186]=1;IF(OR(SUM([.AK185:.AM187];-1)=2;SUM([.AK185:.AM187];-1)=3);1;0);IF(SUM([.AK185:.AM187])=3;1;0))" office:value-type="float" office:value="0" calcext:value-type="float">
            <text:p>0</text:p>
          </table:table-cell>
          <table:table-cell table:style-name="ce60" table:formula="of:=IF([.AM186]=1;IF(OR(SUM([.AL185:.AN187];-1)=2;SUM([.AL185:.AN187];-1)=3);1;0);IF(SUM([.AL185:.AN187])=3;1;0))" office:value-type="float" office:value="0" calcext:value-type="float">
            <text:p>0</text:p>
          </table:table-cell>
          <table:table-cell table:style-name="ce60" table:formula="of:=IF([.AN186]=1;IF(OR(SUM([.AM185:.AO187];-1)=2;SUM([.AM185:.AO187];-1)=3);1;0);IF(SUM([.AM185:.AO187])=3;1;0))" office:value-type="float" office:value="0" calcext:value-type="float">
            <text:p>0</text:p>
          </table:table-cell>
          <table:table-cell table:style-name="ce60" table:formula="of:=IF([.AO186]=1;IF(OR(SUM([.AN185:.AP187];-1)=2;SUM([.AN185:.AP187];-1)=3);1;0);IF(SUM([.AN185:.AP187])=3;1;0))" office:value-type="float" office:value="0" calcext:value-type="float">
            <text:p>0</text:p>
          </table:table-cell>
          <table:table-cell table:style-name="ce60" table:formula="of:=IF([.AP186]=1;IF(OR(SUM([.AO185:.AQ187];-1)=2;SUM([.AO185:.AQ187];-1)=3);1;0);IF(SUM([.AO185:.AQ187])=3;1;0))" office:value-type="float" office:value="0" calcext:value-type="float">
            <text:p>0</text:p>
          </table:table-cell>
          <table:table-cell table:style-name="ce60" table:formula="of:=IF([.AQ186]=1;IF(OR(SUM([.AP185:.AR187];-1)=2;SUM([.AP185:.AR187];-1)=3);1;0);IF(SUM([.AP185:.AR187])=3;1;0))" office:value-type="float" office:value="0" calcext:value-type="float">
            <text:p>0</text:p>
          </table:table-cell>
          <table:table-cell table:style-name="ce60" table:formula="of:=IF([.AR186]=1;IF(OR(SUM([.AQ185:.AS187];-1)=2;SUM([.AQ185:.AS187];-1)=3);1;0);IF(SUM([.AQ185:.AS187])=3;1;0))" office:value-type="float" office:value="0" calcext:value-type="float">
            <text:p>0</text:p>
          </table:table-cell>
          <table:table-cell table:style-name="ce60" table:formula="of:=IF([.AS186]=1;IF(OR(SUM([.AR185:.AT187];-1)=2;SUM([.AR185:.AT187];-1)=3);1;0);IF(SUM([.AR185:.AT187])=3;1;0))" office:value-type="float" office:value="0" calcext:value-type="float">
            <text:p>0</text:p>
          </table:table-cell>
          <table:table-cell table:style-name="ce60" table:formula="of:=IF([.AT186]=1;IF(OR(SUM([.AS185:.AU187];-1)=2;SUM([.AS185:.AU187];-1)=3);1;0);IF(SUM([.AS185:.AU187])=3;1;0))" office:value-type="float" office:value="0" calcext:value-type="float">
            <text:p>0</text:p>
          </table:table-cell>
          <table:table-cell table:style-name="ce60" table:formula="of:=IF([.AU186]=1;IF(OR(SUM([.AT185:.AV187];-1)=2;SUM([.AT185:.AV187];-1)=3);1;0);IF(SUM([.AT185:.AV187])=3;1;0))" office:value-type="float" office:value="0" calcext:value-type="float">
            <text:p>0</text:p>
          </table:table-cell>
          <table:table-cell table:style-name="ce60" table:formula="of:=IF([.AV186]=1;IF(OR(SUM([.AU185:.AW187];-1)=2;SUM([.AU185:.AW187];-1)=3);1;0);IF(SUM([.AU185:.AW187])=3;1;0))" office:value-type="float" office:value="0" calcext:value-type="float">
            <text:p>0</text:p>
          </table:table-cell>
          <table:table-cell table:style-name="ce60" table:formula="of:=IF([.AW186]=1;IF(OR(SUM([.AV185:.AX187];-1)=2;SUM([.AV185:.AX187];-1)=3);1;0);IF(SUM([.AV185:.AX187])=3;1;0))" office:value-type="float" office:value="0" calcext:value-type="float">
            <text:p>0</text:p>
          </table:table-cell>
          <table:table-cell table:style-name="ce60" table:formula="of:=IF([.AX186]=1;IF(OR(SUM([.AW185:.AY187];-1)=2;SUM([.AW185:.AY187];-1)=3);1;0);IF(SUM([.AW185:.AY187])=3;1;0))" office:value-type="float" office:value="0" calcext:value-type="float">
            <text:p>0</text:p>
          </table:table-cell>
          <table:table-cell table:style-name="ce60" table:formula="of:=IF([.AY186]=1;IF(OR(SUM([.AX185:.AZ187];-1)=2;SUM([.AX185:.AZ187];-1)=3);1;0);IF(SUM([.AX185:.AZ187])=3;1;0))" office:value-type="float" office:value="0" calcext:value-type="float">
            <text:p>0</text:p>
          </table:table-cell>
          <table:table-cell table:style-name="ce60" table:formula="of:=IF([.AZ186]=1;IF(OR(SUM([.AY185:.BA187];-1)=2;SUM([.AY185:.BA187];-1)=3);1;0);IF(SUM([.AY185:.BA187])=3;1;0))" office:value-type="float" office:value="0" calcext:value-type="float">
            <text:p>0</text:p>
          </table:table-cell>
          <table:table-cell table:style-name="ce60" table:formula="of:=IF([.BA186]=1;IF(OR(SUM([.AZ185:.BB187];-1)=2;SUM([.AZ185:.BB187];-1)=3);1;0);IF(SUM([.AZ185:.BB187])=3;1;0))" office:value-type="float" office:value="0" calcext:value-type="float">
            <text:p>0</text:p>
          </table:table-cell>
          <table:table-cell table:style-name="ce60" table:formula="of:=IF([.BB186]=1;IF(OR(SUM([.BA185:.BC187];-1)=2;SUM([.BA185:.BC187];-1)=3);1;0);IF(SUM([.BA185:.BC187])=3;1;0))" office:value-type="float" office:value="0" calcext:value-type="float">
            <text:p>0</text:p>
          </table:table-cell>
          <table:table-cell table:style-name="ce60" table:formula="of:=IF([.BC186]=1;IF(OR(SUM([.BB185:.BD187];-1)=2;SUM([.BB185:.BD187];-1)=3);1;0);IF(SUM([.BB185:.BD187])=3;1;0))" office:value-type="float" office:value="0" calcext:value-type="float">
            <text:p>0</text:p>
          </table:table-cell>
          <table:table-cell table:style-name="ce60" table:formula="of:=IF([.BD186]=1;IF(OR(SUM([.BC185:.BE187];-1)=2;SUM([.BC185:.BE187];-1)=3);1;0);IF(SUM([.BC185:.BE187])=3;1;0))" office:value-type="float" office:value="0" calcext:value-type="float">
            <text:p>0</text:p>
          </table:table-cell>
          <table:table-cell table:style-name="ce60" table:formula="of:=IF([.BE186]=1;IF(OR(SUM([.BD185:.BF187];-1)=2;SUM([.BD185:.BF187];-1)=3);1;0);IF(SUM([.BD185:.BF187])=3;1;0))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30" office:value-type="float" office:value="0" calcext:value-type="float">
            <text:p>0</text:p>
          </table:table-cell>
          <table:table-cell table:style-name="ce60" table:formula="of:=IF([.C187]=1;IF(OR(SUM([.B186:.D188];-1)=2;SUM([.B186:.D188];-1)=3);1;0);IF(SUM([.B186:.D188])=3;1;0))" office:value-type="float" office:value="0" calcext:value-type="float">
            <text:p>0</text:p>
          </table:table-cell>
          <table:table-cell table:style-name="ce60" table:formula="of:=IF([.D187]=1;IF(OR(SUM([.C186:.E188];-1)=2;SUM([.C186:.E188];-1)=3);1;0);IF(SUM([.C186:.E188])=3;1;0))" office:value-type="float" office:value="0" calcext:value-type="float">
            <text:p>0</text:p>
          </table:table-cell>
          <table:table-cell table:style-name="ce60" table:formula="of:=IF([.E187]=1;IF(OR(SUM([.D186:.F188];-1)=2;SUM([.D186:.F188];-1)=3);1;0);IF(SUM([.D186:.F188])=3;1;0))" office:value-type="float" office:value="0" calcext:value-type="float">
            <text:p>0</text:p>
          </table:table-cell>
          <table:table-cell table:style-name="ce60" table:formula="of:=IF([.F187]=1;IF(OR(SUM([.E186:.G188];-1)=2;SUM([.E186:.G188];-1)=3);1;0);IF(SUM([.E186:.G188])=3;1;0))" office:value-type="float" office:value="0" calcext:value-type="float">
            <text:p>0</text:p>
          </table:table-cell>
          <table:table-cell table:style-name="ce60" table:formula="of:=IF([.G187]=1;IF(OR(SUM([.F186:.H188];-1)=2;SUM([.F186:.H188];-1)=3);1;0);IF(SUM([.F186:.H188])=3;1;0))" office:value-type="float" office:value="0" calcext:value-type="float">
            <text:p>0</text:p>
          </table:table-cell>
          <table:table-cell table:style-name="ce60" table:formula="of:=IF([.H187]=1;IF(OR(SUM([.G186:.I188];-1)=2;SUM([.G186:.I188];-1)=3);1;0);IF(SUM([.G186:.I188])=3;1;0))" office:value-type="float" office:value="0" calcext:value-type="float">
            <text:p>0</text:p>
          </table:table-cell>
          <table:table-cell table:style-name="ce60" table:formula="of:=IF([.I187]=1;IF(OR(SUM([.H186:.J188];-1)=2;SUM([.H186:.J188];-1)=3);1;0);IF(SUM([.H186:.J188])=3;1;0))" office:value-type="float" office:value="0" calcext:value-type="float">
            <text:p>0</text:p>
          </table:table-cell>
          <table:table-cell table:style-name="ce60" table:formula="of:=IF([.J187]=1;IF(OR(SUM([.I186:.K188];-1)=2;SUM([.I186:.K188];-1)=3);1;0);IF(SUM([.I186:.K188])=3;1;0))" office:value-type="float" office:value="0" calcext:value-type="float">
            <text:p>0</text:p>
          </table:table-cell>
          <table:table-cell table:style-name="ce60" table:formula="of:=IF([.K187]=1;IF(OR(SUM([.J186:.L188];-1)=2;SUM([.J186:.L188];-1)=3);1;0);IF(SUM([.J186:.L188])=3;1;0))" office:value-type="float" office:value="0" calcext:value-type="float">
            <text:p>0</text:p>
          </table:table-cell>
          <table:table-cell table:style-name="ce60" table:formula="of:=IF([.L187]=1;IF(OR(SUM([.K186:.M188];-1)=2;SUM([.K186:.M188];-1)=3);1;0);IF(SUM([.K186:.M188])=3;1;0))" office:value-type="float" office:value="0" calcext:value-type="float">
            <text:p>0</text:p>
          </table:table-cell>
          <table:table-cell table:style-name="ce60" table:formula="of:=IF([.M187]=1;IF(OR(SUM([.L186:.N188];-1)=2;SUM([.L186:.N188];-1)=3);1;0);IF(SUM([.L186:.N188])=3;1;0))" office:value-type="float" office:value="0" calcext:value-type="float">
            <text:p>0</text:p>
          </table:table-cell>
          <table:table-cell table:style-name="ce60" table:formula="of:=IF([.N187]=1;IF(OR(SUM([.M186:.O188];-1)=2;SUM([.M186:.O188];-1)=3);1;0);IF(SUM([.M186:.O188])=3;1;0))" office:value-type="float" office:value="0" calcext:value-type="float">
            <text:p>0</text:p>
          </table:table-cell>
          <table:table-cell table:style-name="ce60" table:formula="of:=IF([.O187]=1;IF(OR(SUM([.N186:.P188];-1)=2;SUM([.N186:.P188];-1)=3);1;0);IF(SUM([.N186:.P188])=3;1;0))" office:value-type="float" office:value="0" calcext:value-type="float">
            <text:p>0</text:p>
          </table:table-cell>
          <table:table-cell table:style-name="ce60" table:formula="of:=IF([.P187]=1;IF(OR(SUM([.O186:.Q188];-1)=2;SUM([.O186:.Q188];-1)=3);1;0);IF(SUM([.O186:.Q188])=3;1;0))" office:value-type="float" office:value="0" calcext:value-type="float">
            <text:p>0</text:p>
          </table:table-cell>
          <table:table-cell table:style-name="ce60" table:formula="of:=IF([.Q187]=1;IF(OR(SUM([.P186:.R188];-1)=2;SUM([.P186:.R188];-1)=3);1;0);IF(SUM([.P186:.R188])=3;1;0))" office:value-type="float" office:value="1" calcext:value-type="float">
            <text:p>1</text:p>
          </table:table-cell>
          <table:table-cell table:style-name="ce60" table:formula="of:=IF([.R187]=1;IF(OR(SUM([.Q186:.S188];-1)=2;SUM([.Q186:.S188];-1)=3);1;0);IF(SUM([.Q186:.S188])=3;1;0))" office:value-type="float" office:value="0" calcext:value-type="float">
            <text:p>0</text:p>
          </table:table-cell>
          <table:table-cell table:style-name="ce60" table:formula="of:=IF([.S187]=1;IF(OR(SUM([.R186:.T188];-1)=2;SUM([.R186:.T188];-1)=3);1;0);IF(SUM([.R186:.T188])=3;1;0))" office:value-type="float" office:value="0" calcext:value-type="float">
            <text:p>0</text:p>
          </table:table-cell>
          <table:table-cell table:style-name="ce60" table:formula="of:=IF([.T187]=1;IF(OR(SUM([.S186:.U188];-1)=2;SUM([.S186:.U188];-1)=3);1;0);IF(SUM([.S186:.U188])=3;1;0))" office:value-type="float" office:value="0" calcext:value-type="float">
            <text:p>0</text:p>
          </table:table-cell>
          <table:table-cell table:style-name="ce60" table:formula="of:=IF([.U187]=1;IF(OR(SUM([.T186:.V188];-1)=2;SUM([.T186:.V188];-1)=3);1;0);IF(SUM([.T186:.V188])=3;1;0))" office:value-type="float" office:value="0" calcext:value-type="float">
            <text:p>0</text:p>
          </table:table-cell>
          <table:table-cell table:style-name="ce60" table:formula="of:=IF([.V187]=1;IF(OR(SUM([.U186:.W188];-1)=2;SUM([.U186:.W188];-1)=3);1;0);IF(SUM([.U186:.W188])=3;1;0))" office:value-type="float" office:value="0" calcext:value-type="float">
            <text:p>0</text:p>
          </table:table-cell>
          <table:table-cell table:style-name="ce60" table:formula="of:=IF([.W187]=1;IF(OR(SUM([.V186:.X188];-1)=2;SUM([.V186:.X188];-1)=3);1;0);IF(SUM([.V186:.X188])=3;1;0))" office:value-type="float" office:value="0" calcext:value-type="float">
            <text:p>0</text:p>
          </table:table-cell>
          <table:table-cell table:style-name="ce60" table:formula="of:=IF([.X187]=1;IF(OR(SUM([.W186:.Y188];-1)=2;SUM([.W186:.Y188];-1)=3);1;0);IF(SUM([.W186:.Y188])=3;1;0))" office:value-type="float" office:value="0" calcext:value-type="float">
            <text:p>0</text:p>
          </table:table-cell>
          <table:table-cell table:style-name="ce60" table:formula="of:=IF([.Y187]=1;IF(OR(SUM([.X186:.Z188];-1)=2;SUM([.X186:.Z188];-1)=3);1;0);IF(SUM([.X186:.Z188])=3;1;0))" office:value-type="float" office:value="0" calcext:value-type="float">
            <text:p>0</text:p>
          </table:table-cell>
          <table:table-cell table:style-name="ce60" table:formula="of:=IF([.Z187]=1;IF(OR(SUM([.Y186:.AA188];-1)=2;SUM([.Y186:.AA188];-1)=3);1;0);IF(SUM([.Y186:.AA188])=3;1;0))" office:value-type="float" office:value="0" calcext:value-type="float">
            <text:p>0</text:p>
          </table:table-cell>
          <table:table-cell table:style-name="ce60" table:formula="of:=IF([.AA187]=1;IF(OR(SUM([.Z186:.AB188];-1)=2;SUM([.Z186:.AB188];-1)=3);1;0);IF(SUM([.Z186:.AB188])=3;1;0))" office:value-type="float" office:value="0" calcext:value-type="float">
            <text:p>0</text:p>
          </table:table-cell>
          <table:table-cell table:style-name="ce60" table:formula="of:=IF([.AB187]=1;IF(OR(SUM([.AA186:.AC188];-1)=2;SUM([.AA186:.AC188];-1)=3);1;0);IF(SUM([.AA186:.AC188])=3;1;0))" office:value-type="float" office:value="0" calcext:value-type="float">
            <text:p>0</text:p>
          </table:table-cell>
          <table:table-cell table:style-name="ce60" table:formula="of:=IF([.AC187]=1;IF(OR(SUM([.AB186:.AD188];-1)=2;SUM([.AB186:.AD188];-1)=3);1;0);IF(SUM([.AB186:.AD188])=3;1;0))" office:value-type="float" office:value="1" calcext:value-type="float">
            <text:p>1</text:p>
          </table:table-cell>
          <table:table-cell table:style-name="ce60" table:formula="of:=IF([.AD187]=1;IF(OR(SUM([.AC186:.AE188];-1)=2;SUM([.AC186:.AE188];-1)=3);1;0);IF(SUM([.AC186:.AE188])=3;1;0))" office:value-type="float" office:value="1" calcext:value-type="float">
            <text:p>1</text:p>
          </table:table-cell>
          <table:table-cell table:style-name="ce60" table:formula="of:=IF([.AE187]=1;IF(OR(SUM([.AD186:.AF188];-1)=2;SUM([.AD186:.AF188];-1)=3);1;0);IF(SUM([.AD186:.AF188])=3;1;0))" office:value-type="float" office:value="1" calcext:value-type="float">
            <text:p>1</text:p>
          </table:table-cell>
          <table:table-cell table:style-name="ce60" table:formula="of:=IF([.AF187]=1;IF(OR(SUM([.AE186:.AG188];-1)=2;SUM([.AE186:.AG188];-1)=3);1;0);IF(SUM([.AE186:.AG188])=3;1;0))" office:value-type="float" office:value="1" calcext:value-type="float">
            <text:p>1</text:p>
          </table:table-cell>
          <table:table-cell table:style-name="ce60" table:formula="of:=IF([.AG187]=1;IF(OR(SUM([.AF186:.AH188];-1)=2;SUM([.AF186:.AH188];-1)=3);1;0);IF(SUM([.AF186:.AH188])=3;1;0))" office:value-type="float" office:value="0" calcext:value-type="float">
            <text:p>0</text:p>
          </table:table-cell>
          <table:table-cell table:style-name="ce60" table:formula="of:=IF([.AH187]=1;IF(OR(SUM([.AG186:.AI188];-1)=2;SUM([.AG186:.AI188];-1)=3);1;0);IF(SUM([.AG186:.AI188])=3;1;0))" office:value-type="float" office:value="0" calcext:value-type="float">
            <text:p>0</text:p>
          </table:table-cell>
          <table:table-cell table:style-name="ce60" table:formula="of:=IF([.AI187]=1;IF(OR(SUM([.AH186:.AJ188];-1)=2;SUM([.AH186:.AJ188];-1)=3);1;0);IF(SUM([.AH186:.AJ188])=3;1;0))" office:value-type="float" office:value="0" calcext:value-type="float">
            <text:p>0</text:p>
          </table:table-cell>
          <table:table-cell table:style-name="ce60" table:formula="of:=IF([.AJ187]=1;IF(OR(SUM([.AI186:.AK188];-1)=2;SUM([.AI186:.AK188];-1)=3);1;0);IF(SUM([.AI186:.AK188])=3;1;0))" office:value-type="float" office:value="0" calcext:value-type="float">
            <text:p>0</text:p>
          </table:table-cell>
          <table:table-cell table:style-name="ce60" table:formula="of:=IF([.AK187]=1;IF(OR(SUM([.AJ186:.AL188];-1)=2;SUM([.AJ186:.AL188];-1)=3);1;0);IF(SUM([.AJ186:.AL188])=3;1;0))" office:value-type="float" office:value="0" calcext:value-type="float">
            <text:p>0</text:p>
          </table:table-cell>
          <table:table-cell table:style-name="ce60" table:formula="of:=IF([.AL187]=1;IF(OR(SUM([.AK186:.AM188];-1)=2;SUM([.AK186:.AM188];-1)=3);1;0);IF(SUM([.AK186:.AM188])=3;1;0))" office:value-type="float" office:value="0" calcext:value-type="float">
            <text:p>0</text:p>
          </table:table-cell>
          <table:table-cell table:style-name="ce60" table:formula="of:=IF([.AM187]=1;IF(OR(SUM([.AL186:.AN188];-1)=2;SUM([.AL186:.AN188];-1)=3);1;0);IF(SUM([.AL186:.AN188])=3;1;0))" office:value-type="float" office:value="0" calcext:value-type="float">
            <text:p>0</text:p>
          </table:table-cell>
          <table:table-cell table:style-name="ce60" table:formula="of:=IF([.AN187]=1;IF(OR(SUM([.AM186:.AO188];-1)=2;SUM([.AM186:.AO188];-1)=3);1;0);IF(SUM([.AM186:.AO188])=3;1;0))" office:value-type="float" office:value="0" calcext:value-type="float">
            <text:p>0</text:p>
          </table:table-cell>
          <table:table-cell table:style-name="ce60" table:formula="of:=IF([.AO187]=1;IF(OR(SUM([.AN186:.AP188];-1)=2;SUM([.AN186:.AP188];-1)=3);1;0);IF(SUM([.AN186:.AP188])=3;1;0))" office:value-type="float" office:value="0" calcext:value-type="float">
            <text:p>0</text:p>
          </table:table-cell>
          <table:table-cell table:style-name="ce60" table:formula="of:=IF([.AP187]=1;IF(OR(SUM([.AO186:.AQ188];-1)=2;SUM([.AO186:.AQ188];-1)=3);1;0);IF(SUM([.AO186:.AQ188])=3;1;0))" office:value-type="float" office:value="0" calcext:value-type="float">
            <text:p>0</text:p>
          </table:table-cell>
          <table:table-cell table:style-name="ce60" table:formula="of:=IF([.AQ187]=1;IF(OR(SUM([.AP186:.AR188];-1)=2;SUM([.AP186:.AR188];-1)=3);1;0);IF(SUM([.AP186:.AR188])=3;1;0))" office:value-type="float" office:value="0" calcext:value-type="float">
            <text:p>0</text:p>
          </table:table-cell>
          <table:table-cell table:style-name="ce60" table:formula="of:=IF([.AR187]=1;IF(OR(SUM([.AQ186:.AS188];-1)=2;SUM([.AQ186:.AS188];-1)=3);1;0);IF(SUM([.AQ186:.AS188])=3;1;0))" office:value-type="float" office:value="0" calcext:value-type="float">
            <text:p>0</text:p>
          </table:table-cell>
          <table:table-cell table:style-name="ce60" table:formula="of:=IF([.AS187]=1;IF(OR(SUM([.AR186:.AT188];-1)=2;SUM([.AR186:.AT188];-1)=3);1;0);IF(SUM([.AR186:.AT188])=3;1;0))" office:value-type="float" office:value="0" calcext:value-type="float">
            <text:p>0</text:p>
          </table:table-cell>
          <table:table-cell table:style-name="ce60" table:formula="of:=IF([.AT187]=1;IF(OR(SUM([.AS186:.AU188];-1)=2;SUM([.AS186:.AU188];-1)=3);1;0);IF(SUM([.AS186:.AU188])=3;1;0))" office:value-type="float" office:value="0" calcext:value-type="float">
            <text:p>0</text:p>
          </table:table-cell>
          <table:table-cell table:style-name="ce60" table:formula="of:=IF([.AU187]=1;IF(OR(SUM([.AT186:.AV188];-1)=2;SUM([.AT186:.AV188];-1)=3);1;0);IF(SUM([.AT186:.AV188])=3;1;0))" office:value-type="float" office:value="0" calcext:value-type="float">
            <text:p>0</text:p>
          </table:table-cell>
          <table:table-cell table:style-name="ce60" table:formula="of:=IF([.AV187]=1;IF(OR(SUM([.AU186:.AW188];-1)=2;SUM([.AU186:.AW188];-1)=3);1;0);IF(SUM([.AU186:.AW188])=3;1;0))" office:value-type="float" office:value="0" calcext:value-type="float">
            <text:p>0</text:p>
          </table:table-cell>
          <table:table-cell table:style-name="ce60" table:formula="of:=IF([.AW187]=1;IF(OR(SUM([.AV186:.AX188];-1)=2;SUM([.AV186:.AX188];-1)=3);1;0);IF(SUM([.AV186:.AX188])=3;1;0))" office:value-type="float" office:value="0" calcext:value-type="float">
            <text:p>0</text:p>
          </table:table-cell>
          <table:table-cell table:style-name="ce60" table:formula="of:=IF([.AX187]=1;IF(OR(SUM([.AW186:.AY188];-1)=2;SUM([.AW186:.AY188];-1)=3);1;0);IF(SUM([.AW186:.AY188])=3;1;0))" office:value-type="float" office:value="0" calcext:value-type="float">
            <text:p>0</text:p>
          </table:table-cell>
          <table:table-cell table:style-name="ce60" table:formula="of:=IF([.AY187]=1;IF(OR(SUM([.AX186:.AZ188];-1)=2;SUM([.AX186:.AZ188];-1)=3);1;0);IF(SUM([.AX186:.AZ188])=3;1;0))" office:value-type="float" office:value="0" calcext:value-type="float">
            <text:p>0</text:p>
          </table:table-cell>
          <table:table-cell table:style-name="ce60" table:formula="of:=IF([.AZ187]=1;IF(OR(SUM([.AY186:.BA188];-1)=2;SUM([.AY186:.BA188];-1)=3);1;0);IF(SUM([.AY186:.BA188])=3;1;0))" office:value-type="float" office:value="0" calcext:value-type="float">
            <text:p>0</text:p>
          </table:table-cell>
          <table:table-cell table:style-name="ce60" table:formula="of:=IF([.BA187]=1;IF(OR(SUM([.AZ186:.BB188];-1)=2;SUM([.AZ186:.BB188];-1)=3);1;0);IF(SUM([.AZ186:.BB188])=3;1;0))" office:value-type="float" office:value="0" calcext:value-type="float">
            <text:p>0</text:p>
          </table:table-cell>
          <table:table-cell table:style-name="ce60" table:formula="of:=IF([.BB187]=1;IF(OR(SUM([.BA186:.BC188];-1)=2;SUM([.BA186:.BC188];-1)=3);1;0);IF(SUM([.BA186:.BC188])=3;1;0))" office:value-type="float" office:value="0" calcext:value-type="float">
            <text:p>0</text:p>
          </table:table-cell>
          <table:table-cell table:style-name="ce60" table:formula="of:=IF([.BC187]=1;IF(OR(SUM([.BB186:.BD188];-1)=2;SUM([.BB186:.BD188];-1)=3);1;0);IF(SUM([.BB186:.BD188])=3;1;0))" office:value-type="float" office:value="0" calcext:value-type="float">
            <text:p>0</text:p>
          </table:table-cell>
          <table:table-cell table:style-name="ce60" table:formula="of:=IF([.BD187]=1;IF(OR(SUM([.BC186:.BE188];-1)=2;SUM([.BC186:.BE188];-1)=3);1;0);IF(SUM([.BC186:.BE188])=3;1;0))" office:value-type="float" office:value="0" calcext:value-type="float">
            <text:p>0</text:p>
          </table:table-cell>
          <table:table-cell table:style-name="ce60" table:formula="of:=IF([.BE187]=1;IF(OR(SUM([.BD186:.BF188];-1)=2;SUM([.BD186:.BF188];-1)=3);1;0);IF(SUM([.BD186:.BF188])=3;1;0))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31" office:value-type="float" office:value="0" calcext:value-type="float">
            <text:p>0</text:p>
          </table:table-cell>
          <table:table-cell table:style-name="ce60" table:formula="of:=IF([.C188]=1;IF(OR(SUM([.B187:.D189];-1)=2;SUM([.B187:.D189];-1)=3);1;0);IF(SUM([.B187:.D189])=3;1;0))" office:value-type="float" office:value="0" calcext:value-type="float">
            <text:p>0</text:p>
          </table:table-cell>
          <table:table-cell table:style-name="ce60" table:formula="of:=IF([.D188]=1;IF(OR(SUM([.C187:.E189];-1)=2;SUM([.C187:.E189];-1)=3);1;0);IF(SUM([.C187:.E189])=3;1;0))" office:value-type="float" office:value="0" calcext:value-type="float">
            <text:p>0</text:p>
          </table:table-cell>
          <table:table-cell table:style-name="ce60" table:formula="of:=IF([.E188]=1;IF(OR(SUM([.D187:.F189];-1)=2;SUM([.D187:.F189];-1)=3);1;0);IF(SUM([.D187:.F189])=3;1;0))" office:value-type="float" office:value="0" calcext:value-type="float">
            <text:p>0</text:p>
          </table:table-cell>
          <table:table-cell table:style-name="ce60" table:formula="of:=IF([.F188]=1;IF(OR(SUM([.E187:.G189];-1)=2;SUM([.E187:.G189];-1)=3);1;0);IF(SUM([.E187:.G189])=3;1;0))" office:value-type="float" office:value="0" calcext:value-type="float">
            <text:p>0</text:p>
          </table:table-cell>
          <table:table-cell table:style-name="ce60" table:formula="of:=IF([.G188]=1;IF(OR(SUM([.F187:.H189];-1)=2;SUM([.F187:.H189];-1)=3);1;0);IF(SUM([.F187:.H189])=3;1;0))" office:value-type="float" office:value="0" calcext:value-type="float">
            <text:p>0</text:p>
          </table:table-cell>
          <table:table-cell table:style-name="ce60" table:formula="of:=IF([.H188]=1;IF(OR(SUM([.G187:.I189];-1)=2;SUM([.G187:.I189];-1)=3);1;0);IF(SUM([.G187:.I189])=3;1;0))" office:value-type="float" office:value="0" calcext:value-type="float">
            <text:p>0</text:p>
          </table:table-cell>
          <table:table-cell table:style-name="ce60" table:formula="of:=IF([.I188]=1;IF(OR(SUM([.H187:.J189];-1)=2;SUM([.H187:.J189];-1)=3);1;0);IF(SUM([.H187:.J189])=3;1;0))" office:value-type="float" office:value="0" calcext:value-type="float">
            <text:p>0</text:p>
          </table:table-cell>
          <table:table-cell table:style-name="ce60" table:formula="of:=IF([.J188]=1;IF(OR(SUM([.I187:.K189];-1)=2;SUM([.I187:.K189];-1)=3);1;0);IF(SUM([.I187:.K189])=3;1;0))" office:value-type="float" office:value="0" calcext:value-type="float">
            <text:p>0</text:p>
          </table:table-cell>
          <table:table-cell table:style-name="ce60" table:formula="of:=IF([.K188]=1;IF(OR(SUM([.J187:.L189];-1)=2;SUM([.J187:.L189];-1)=3);1;0);IF(SUM([.J187:.L189])=3;1;0))" office:value-type="float" office:value="0" calcext:value-type="float">
            <text:p>0</text:p>
          </table:table-cell>
          <table:table-cell table:style-name="ce60" table:formula="of:=IF([.L188]=1;IF(OR(SUM([.K187:.M189];-1)=2;SUM([.K187:.M189];-1)=3);1;0);IF(SUM([.K187:.M189])=3;1;0))" office:value-type="float" office:value="0" calcext:value-type="float">
            <text:p>0</text:p>
          </table:table-cell>
          <table:table-cell table:style-name="ce60" table:formula="of:=IF([.M188]=1;IF(OR(SUM([.L187:.N189];-1)=2;SUM([.L187:.N189];-1)=3);1;0);IF(SUM([.L187:.N189])=3;1;0))" office:value-type="float" office:value="0" calcext:value-type="float">
            <text:p>0</text:p>
          </table:table-cell>
          <table:table-cell table:style-name="ce60" table:formula="of:=IF([.N188]=1;IF(OR(SUM([.M187:.O189];-1)=2;SUM([.M187:.O189];-1)=3);1;0);IF(SUM([.M187:.O189])=3;1;0))" office:value-type="float" office:value="0" calcext:value-type="float">
            <text:p>0</text:p>
          </table:table-cell>
          <table:table-cell table:style-name="ce60" table:formula="of:=IF([.O188]=1;IF(OR(SUM([.N187:.P189];-1)=2;SUM([.N187:.P189];-1)=3);1;0);IF(SUM([.N187:.P189])=3;1;0))" office:value-type="float" office:value="0" calcext:value-type="float">
            <text:p>0</text:p>
          </table:table-cell>
          <table:table-cell table:style-name="ce60" table:formula="of:=IF([.P188]=1;IF(OR(SUM([.O187:.Q189];-1)=2;SUM([.O187:.Q189];-1)=3);1;0);IF(SUM([.O187:.Q189])=3;1;0))" office:value-type="float" office:value="0" calcext:value-type="float">
            <text:p>0</text:p>
          </table:table-cell>
          <table:table-cell table:style-name="ce60" table:formula="of:=IF([.Q188]=1;IF(OR(SUM([.P187:.R189];-1)=2;SUM([.P187:.R189];-1)=3);1;0);IF(SUM([.P187:.R189])=3;1;0))" office:value-type="float" office:value="1" calcext:value-type="float">
            <text:p>1</text:p>
          </table:table-cell>
          <table:table-cell table:style-name="ce60" table:formula="of:=IF([.R188]=1;IF(OR(SUM([.Q187:.S189];-1)=2;SUM([.Q187:.S189];-1)=3);1;0);IF(SUM([.Q187:.S189])=3;1;0))" office:value-type="float" office:value="1" calcext:value-type="float">
            <text:p>1</text:p>
          </table:table-cell>
          <table:table-cell table:style-name="ce60" table:formula="of:=IF([.S188]=1;IF(OR(SUM([.R187:.T189];-1)=2;SUM([.R187:.T189];-1)=3);1;0);IF(SUM([.R187:.T189])=3;1;0))" office:value-type="float" office:value="0" calcext:value-type="float">
            <text:p>0</text:p>
          </table:table-cell>
          <table:table-cell table:style-name="ce60" table:formula="of:=IF([.T188]=1;IF(OR(SUM([.S187:.U189];-1)=2;SUM([.S187:.U189];-1)=3);1;0);IF(SUM([.S187:.U189])=3;1;0))" office:value-type="float" office:value="0" calcext:value-type="float">
            <text:p>0</text:p>
          </table:table-cell>
          <table:table-cell table:style-name="ce60" table:formula="of:=IF([.U188]=1;IF(OR(SUM([.T187:.V189];-1)=2;SUM([.T187:.V189];-1)=3);1;0);IF(SUM([.T187:.V189])=3;1;0))" office:value-type="float" office:value="0" calcext:value-type="float">
            <text:p>0</text:p>
          </table:table-cell>
          <table:table-cell table:style-name="ce60" table:formula="of:=IF([.V188]=1;IF(OR(SUM([.U187:.W189];-1)=2;SUM([.U187:.W189];-1)=3);1;0);IF(SUM([.U187:.W189])=3;1;0))" office:value-type="float" office:value="0" calcext:value-type="float">
            <text:p>0</text:p>
          </table:table-cell>
          <table:table-cell table:style-name="ce60" table:formula="of:=IF([.W188]=1;IF(OR(SUM([.V187:.X189];-1)=2;SUM([.V187:.X189];-1)=3);1;0);IF(SUM([.V187:.X189])=3;1;0))" office:value-type="float" office:value="0" calcext:value-type="float">
            <text:p>0</text:p>
          </table:table-cell>
          <table:table-cell table:style-name="ce60" table:formula="of:=IF([.X188]=1;IF(OR(SUM([.W187:.Y189];-1)=2;SUM([.W187:.Y189];-1)=3);1;0);IF(SUM([.W187:.Y189])=3;1;0))" office:value-type="float" office:value="0" calcext:value-type="float">
            <text:p>0</text:p>
          </table:table-cell>
          <table:table-cell table:style-name="ce60" table:formula="of:=IF([.Y188]=1;IF(OR(SUM([.X187:.Z189];-1)=2;SUM([.X187:.Z189];-1)=3);1;0);IF(SUM([.X187:.Z189])=3;1;0))" office:value-type="float" office:value="0" calcext:value-type="float">
            <text:p>0</text:p>
          </table:table-cell>
          <table:table-cell table:style-name="ce60" table:formula="of:=IF([.Z188]=1;IF(OR(SUM([.Y187:.AA189];-1)=2;SUM([.Y187:.AA189];-1)=3);1;0);IF(SUM([.Y187:.AA189])=3;1;0))" office:value-type="float" office:value="0" calcext:value-type="float">
            <text:p>0</text:p>
          </table:table-cell>
          <table:table-cell table:style-name="ce60" table:formula="of:=IF([.AA188]=1;IF(OR(SUM([.Z187:.AB189];-1)=2;SUM([.Z187:.AB189];-1)=3);1;0);IF(SUM([.Z187:.AB189])=3;1;0))" office:value-type="float" office:value="0" calcext:value-type="float">
            <text:p>0</text:p>
          </table:table-cell>
          <table:table-cell table:style-name="ce60" table:formula="of:=IF([.AB188]=1;IF(OR(SUM([.AA187:.AC189];-1)=2;SUM([.AA187:.AC189];-1)=3);1;0);IF(SUM([.AA187:.AC189])=3;1;0))" office:value-type="float" office:value="0" calcext:value-type="float">
            <text:p>0</text:p>
          </table:table-cell>
          <table:table-cell table:style-name="ce60" table:formula="of:=IF([.AC188]=1;IF(OR(SUM([.AB187:.AD189];-1)=2;SUM([.AB187:.AD189];-1)=3);1;0);IF(SUM([.AB187:.AD189])=3;1;0))" office:value-type="float" office:value="0" calcext:value-type="float">
            <text:p>0</text:p>
          </table:table-cell>
          <table:table-cell table:style-name="ce60" table:formula="of:=IF([.AD188]=1;IF(OR(SUM([.AC187:.AE189];-1)=2;SUM([.AC187:.AE189];-1)=3);1;0);IF(SUM([.AC187:.AE189])=3;1;0))" office:value-type="float" office:value="1" calcext:value-type="float">
            <text:p>1</text:p>
          </table:table-cell>
          <table:table-cell table:style-name="ce60" table:formula="of:=IF([.AE188]=1;IF(OR(SUM([.AD187:.AF189];-1)=2;SUM([.AD187:.AF189];-1)=3);1;0);IF(SUM([.AD187:.AF189])=3;1;0))" office:value-type="float" office:value="1" calcext:value-type="float">
            <text:p>1</text:p>
          </table:table-cell>
          <table:table-cell table:style-name="ce60" table:formula="of:=IF([.AF188]=1;IF(OR(SUM([.AE187:.AG189];-1)=2;SUM([.AE187:.AG189];-1)=3);1;0);IF(SUM([.AE187:.AG189])=3;1;0))" office:value-type="float" office:value="0" calcext:value-type="float">
            <text:p>0</text:p>
          </table:table-cell>
          <table:table-cell table:style-name="ce60" table:formula="of:=IF([.AG188]=1;IF(OR(SUM([.AF187:.AH189];-1)=2;SUM([.AF187:.AH189];-1)=3);1;0);IF(SUM([.AF187:.AH189])=3;1;0))" office:value-type="float" office:value="0" calcext:value-type="float">
            <text:p>0</text:p>
          </table:table-cell>
          <table:table-cell table:style-name="ce60" table:formula="of:=IF([.AH188]=1;IF(OR(SUM([.AG187:.AI189];-1)=2;SUM([.AG187:.AI189];-1)=3);1;0);IF(SUM([.AG187:.AI189])=3;1;0))" office:value-type="float" office:value="0" calcext:value-type="float">
            <text:p>0</text:p>
          </table:table-cell>
          <table:table-cell table:style-name="ce60" table:formula="of:=IF([.AI188]=1;IF(OR(SUM([.AH187:.AJ189];-1)=2;SUM([.AH187:.AJ189];-1)=3);1;0);IF(SUM([.AH187:.AJ189])=3;1;0))" office:value-type="float" office:value="0" calcext:value-type="float">
            <text:p>0</text:p>
          </table:table-cell>
          <table:table-cell table:style-name="ce60" table:formula="of:=IF([.AJ188]=1;IF(OR(SUM([.AI187:.AK189];-1)=2;SUM([.AI187:.AK189];-1)=3);1;0);IF(SUM([.AI187:.AK189])=3;1;0))" office:value-type="float" office:value="0" calcext:value-type="float">
            <text:p>0</text:p>
          </table:table-cell>
          <table:table-cell table:style-name="ce60" table:formula="of:=IF([.AK188]=1;IF(OR(SUM([.AJ187:.AL189];-1)=2;SUM([.AJ187:.AL189];-1)=3);1;0);IF(SUM([.AJ187:.AL189])=3;1;0))" office:value-type="float" office:value="0" calcext:value-type="float">
            <text:p>0</text:p>
          </table:table-cell>
          <table:table-cell table:style-name="ce60" table:formula="of:=IF([.AL188]=1;IF(OR(SUM([.AK187:.AM189];-1)=2;SUM([.AK187:.AM189];-1)=3);1;0);IF(SUM([.AK187:.AM189])=3;1;0))" office:value-type="float" office:value="0" calcext:value-type="float">
            <text:p>0</text:p>
          </table:table-cell>
          <table:table-cell table:style-name="ce60" table:formula="of:=IF([.AM188]=1;IF(OR(SUM([.AL187:.AN189];-1)=2;SUM([.AL187:.AN189];-1)=3);1;0);IF(SUM([.AL187:.AN189])=3;1;0))" office:value-type="float" office:value="0" calcext:value-type="float">
            <text:p>0</text:p>
          </table:table-cell>
          <table:table-cell table:style-name="ce60" table:formula="of:=IF([.AN188]=1;IF(OR(SUM([.AM187:.AO189];-1)=2;SUM([.AM187:.AO189];-1)=3);1;0);IF(SUM([.AM187:.AO189])=3;1;0))" office:value-type="float" office:value="0" calcext:value-type="float">
            <text:p>0</text:p>
          </table:table-cell>
          <table:table-cell table:style-name="ce60" table:formula="of:=IF([.AO188]=1;IF(OR(SUM([.AN187:.AP189];-1)=2;SUM([.AN187:.AP189];-1)=3);1;0);IF(SUM([.AN187:.AP189])=3;1;0))" office:value-type="float" office:value="0" calcext:value-type="float">
            <text:p>0</text:p>
          </table:table-cell>
          <table:table-cell table:style-name="ce60" table:formula="of:=IF([.AP188]=1;IF(OR(SUM([.AO187:.AQ189];-1)=2;SUM([.AO187:.AQ189];-1)=3);1;0);IF(SUM([.AO187:.AQ189])=3;1;0))" office:value-type="float" office:value="0" calcext:value-type="float">
            <text:p>0</text:p>
          </table:table-cell>
          <table:table-cell table:style-name="ce60" table:formula="of:=IF([.AQ188]=1;IF(OR(SUM([.AP187:.AR189];-1)=2;SUM([.AP187:.AR189];-1)=3);1;0);IF(SUM([.AP187:.AR189])=3;1;0))" office:value-type="float" office:value="0" calcext:value-type="float">
            <text:p>0</text:p>
          </table:table-cell>
          <table:table-cell table:style-name="ce60" table:formula="of:=IF([.AR188]=1;IF(OR(SUM([.AQ187:.AS189];-1)=2;SUM([.AQ187:.AS189];-1)=3);1;0);IF(SUM([.AQ187:.AS189])=3;1;0))" office:value-type="float" office:value="0" calcext:value-type="float">
            <text:p>0</text:p>
          </table:table-cell>
          <table:table-cell table:style-name="ce60" table:formula="of:=IF([.AS188]=1;IF(OR(SUM([.AR187:.AT189];-1)=2;SUM([.AR187:.AT189];-1)=3);1;0);IF(SUM([.AR187:.AT189])=3;1;0))" office:value-type="float" office:value="0" calcext:value-type="float">
            <text:p>0</text:p>
          </table:table-cell>
          <table:table-cell table:style-name="ce60" table:formula="of:=IF([.AT188]=1;IF(OR(SUM([.AS187:.AU189];-1)=2;SUM([.AS187:.AU189];-1)=3);1;0);IF(SUM([.AS187:.AU189])=3;1;0))" office:value-type="float" office:value="0" calcext:value-type="float">
            <text:p>0</text:p>
          </table:table-cell>
          <table:table-cell table:style-name="ce60" table:formula="of:=IF([.AU188]=1;IF(OR(SUM([.AT187:.AV189];-1)=2;SUM([.AT187:.AV189];-1)=3);1;0);IF(SUM([.AT187:.AV189])=3;1;0))" office:value-type="float" office:value="0" calcext:value-type="float">
            <text:p>0</text:p>
          </table:table-cell>
          <table:table-cell table:style-name="ce60" table:formula="of:=IF([.AV188]=1;IF(OR(SUM([.AU187:.AW189];-1)=2;SUM([.AU187:.AW189];-1)=3);1;0);IF(SUM([.AU187:.AW189])=3;1;0))" office:value-type="float" office:value="0" calcext:value-type="float">
            <text:p>0</text:p>
          </table:table-cell>
          <table:table-cell table:style-name="ce60" table:formula="of:=IF([.AW188]=1;IF(OR(SUM([.AV187:.AX189];-1)=2;SUM([.AV187:.AX189];-1)=3);1;0);IF(SUM([.AV187:.AX189])=3;1;0))" office:value-type="float" office:value="0" calcext:value-type="float">
            <text:p>0</text:p>
          </table:table-cell>
          <table:table-cell table:style-name="ce60" table:formula="of:=IF([.AX188]=1;IF(OR(SUM([.AW187:.AY189];-1)=2;SUM([.AW187:.AY189];-1)=3);1;0);IF(SUM([.AW187:.AY189])=3;1;0))" office:value-type="float" office:value="0" calcext:value-type="float">
            <text:p>0</text:p>
          </table:table-cell>
          <table:table-cell table:style-name="ce60" table:formula="of:=IF([.AY188]=1;IF(OR(SUM([.AX187:.AZ189];-1)=2;SUM([.AX187:.AZ189];-1)=3);1;0);IF(SUM([.AX187:.AZ189])=3;1;0))" office:value-type="float" office:value="0" calcext:value-type="float">
            <text:p>0</text:p>
          </table:table-cell>
          <table:table-cell table:style-name="ce60" table:formula="of:=IF([.AZ188]=1;IF(OR(SUM([.AY187:.BA189];-1)=2;SUM([.AY187:.BA189];-1)=3);1;0);IF(SUM([.AY187:.BA189])=3;1;0))" office:value-type="float" office:value="0" calcext:value-type="float">
            <text:p>0</text:p>
          </table:table-cell>
          <table:table-cell table:style-name="ce60" table:formula="of:=IF([.BA188]=1;IF(OR(SUM([.AZ187:.BB189];-1)=2;SUM([.AZ187:.BB189];-1)=3);1;0);IF(SUM([.AZ187:.BB189])=3;1;0))" office:value-type="float" office:value="0" calcext:value-type="float">
            <text:p>0</text:p>
          </table:table-cell>
          <table:table-cell table:style-name="ce60" table:formula="of:=IF([.BB188]=1;IF(OR(SUM([.BA187:.BC189];-1)=2;SUM([.BA187:.BC189];-1)=3);1;0);IF(SUM([.BA187:.BC189])=3;1;0))" office:value-type="float" office:value="0" calcext:value-type="float">
            <text:p>0</text:p>
          </table:table-cell>
          <table:table-cell table:style-name="ce60" table:formula="of:=IF([.BC188]=1;IF(OR(SUM([.BB187:.BD189];-1)=2;SUM([.BB187:.BD189];-1)=3);1;0);IF(SUM([.BB187:.BD189])=3;1;0))" office:value-type="float" office:value="0" calcext:value-type="float">
            <text:p>0</text:p>
          </table:table-cell>
          <table:table-cell table:style-name="ce60" table:formula="of:=IF([.BD188]=1;IF(OR(SUM([.BC187:.BE189];-1)=2;SUM([.BC187:.BE189];-1)=3);1;0);IF(SUM([.BC187:.BE189])=3;1;0))" office:value-type="float" office:value="0" calcext:value-type="float">
            <text:p>0</text:p>
          </table:table-cell>
          <table:table-cell table:style-name="ce60" table:formula="of:=IF([.BE188]=1;IF(OR(SUM([.BD187:.BF189];-1)=2;SUM([.BD187:.BF189];-1)=3);1;0);IF(SUM([.BD187:.BF189])=3;1;0))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31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54" table:style-name="ce96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number-columns-repeated="53" table:style-name="ce107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63" table:formula="of:=IF([.C192]=1;IF(OR(SUM([.B191:.D193];-1)=2;SUM([.B191:.D193];-1)=3);1;0);IF(SUM([.B191:.D193])=3;1;0))" office:value-type="float" office:value="0" calcext:value-type="float">
            <text:p>0</text:p>
          </table:table-cell>
          <table:table-cell table:style-name="ce63" table:formula="of:=IF([.D192]=1;IF(OR(SUM([.C191:.E193];-1)=2;SUM([.C191:.E193];-1)=3);1;0);IF(SUM([.C191:.E193])=3;1;0))" office:value-type="float" office:value="1" calcext:value-type="float">
            <text:p>1</text:p>
          </table:table-cell>
          <table:table-cell table:style-name="ce63" table:formula="of:=IF([.E192]=1;IF(OR(SUM([.D191:.F193];-1)=2;SUM([.D191:.F193];-1)=3);1;0);IF(SUM([.D191:.F193])=3;1;0))" office:value-type="float" office:value="0" calcext:value-type="float">
            <text:p>0</text:p>
          </table:table-cell>
          <table:table-cell table:style-name="ce63" table:formula="of:=IF([.F192]=1;IF(OR(SUM([.E191:.G193];-1)=2;SUM([.E191:.G193];-1)=3);1;0);IF(SUM([.E191:.G193])=3;1;0))" office:value-type="float" office:value="0" calcext:value-type="float">
            <text:p>0</text:p>
          </table:table-cell>
          <table:table-cell table:style-name="ce63" table:formula="of:=IF([.G192]=1;IF(OR(SUM([.F191:.H193];-1)=2;SUM([.F191:.H193];-1)=3);1;0);IF(SUM([.F191:.H193])=3;1;0))" office:value-type="float" office:value="0" calcext:value-type="float">
            <text:p>0</text:p>
          </table:table-cell>
          <table:table-cell table:style-name="ce63" table:formula="of:=IF([.H192]=1;IF(OR(SUM([.G191:.I193];-1)=2;SUM([.G191:.I193];-1)=3);1;0);IF(SUM([.G191:.I193])=3;1;0))" office:value-type="float" office:value="0" calcext:value-type="float">
            <text:p>0</text:p>
          </table:table-cell>
          <table:table-cell table:style-name="ce63" table:formula="of:=IF([.I192]=1;IF(OR(SUM([.H191:.J193];-1)=2;SUM([.H191:.J193];-1)=3);1;0);IF(SUM([.H191:.J193])=3;1;0))" office:value-type="float" office:value="0" calcext:value-type="float">
            <text:p>0</text:p>
          </table:table-cell>
          <table:table-cell table:style-name="ce63" table:formula="of:=IF([.J192]=1;IF(OR(SUM([.I191:.K193];-1)=2;SUM([.I191:.K193];-1)=3);1;0);IF(SUM([.I191:.K193])=3;1;0))" office:value-type="float" office:value="0" calcext:value-type="float">
            <text:p>0</text:p>
          </table:table-cell>
          <table:table-cell table:style-name="ce63" table:formula="of:=IF([.K192]=1;IF(OR(SUM([.J191:.L193];-1)=2;SUM([.J191:.L193];-1)=3);1;0);IF(SUM([.J191:.L193])=3;1;0))" office:value-type="float" office:value="0" calcext:value-type="float">
            <text:p>0</text:p>
          </table:table-cell>
          <table:table-cell table:style-name="ce63" table:formula="of:=IF([.L192]=1;IF(OR(SUM([.K191:.M193];-1)=2;SUM([.K191:.M193];-1)=3);1;0);IF(SUM([.K191:.M193])=3;1;0))" office:value-type="float" office:value="0" calcext:value-type="float">
            <text:p>0</text:p>
          </table:table-cell>
          <table:table-cell table:style-name="ce63" table:formula="of:=IF([.M192]=1;IF(OR(SUM([.L191:.N193];-1)=2;SUM([.L191:.N193];-1)=3);1;0);IF(SUM([.L191:.N193])=3;1;0))" office:value-type="float" office:value="0" calcext:value-type="float">
            <text:p>0</text:p>
          </table:table-cell>
          <table:table-cell table:style-name="ce63" table:formula="of:=IF([.N192]=1;IF(OR(SUM([.M191:.O193];-1)=2;SUM([.M191:.O193];-1)=3);1;0);IF(SUM([.M191:.O193])=3;1;0))" office:value-type="float" office:value="0" calcext:value-type="float">
            <text:p>0</text:p>
          </table:table-cell>
          <table:table-cell table:style-name="ce63" table:formula="of:=IF([.O192]=1;IF(OR(SUM([.N191:.P193];-1)=2;SUM([.N191:.P193];-1)=3);1;0);IF(SUM([.N191:.P193])=3;1;0))" office:value-type="float" office:value="0" calcext:value-type="float">
            <text:p>0</text:p>
          </table:table-cell>
          <table:table-cell table:style-name="ce63" table:formula="of:=IF([.P192]=1;IF(OR(SUM([.O191:.Q193];-1)=2;SUM([.O191:.Q193];-1)=3);1;0);IF(SUM([.O191:.Q193])=3;1;0))" office:value-type="float" office:value="0" calcext:value-type="float">
            <text:p>0</text:p>
          </table:table-cell>
          <table:table-cell table:style-name="ce63" table:formula="of:=IF([.Q192]=1;IF(OR(SUM([.P191:.R193];-1)=2;SUM([.P191:.R193];-1)=3);1;0);IF(SUM([.P191:.R193])=3;1;0))" office:value-type="float" office:value="0" calcext:value-type="float">
            <text:p>0</text:p>
          </table:table-cell>
          <table:table-cell table:style-name="ce63" table:formula="of:=IF([.R192]=1;IF(OR(SUM([.Q191:.S193];-1)=2;SUM([.Q191:.S193];-1)=3);1;0);IF(SUM([.Q191:.S193])=3;1;0))" office:value-type="float" office:value="0" calcext:value-type="float">
            <text:p>0</text:p>
          </table:table-cell>
          <table:table-cell table:style-name="ce63" table:formula="of:=IF([.S192]=1;IF(OR(SUM([.R191:.T193];-1)=2;SUM([.R191:.T193];-1)=3);1;0);IF(SUM([.R191:.T193])=3;1;0))" office:value-type="float" office:value="0" calcext:value-type="float">
            <text:p>0</text:p>
          </table:table-cell>
          <table:table-cell table:style-name="ce63" table:formula="of:=IF([.T192]=1;IF(OR(SUM([.S191:.U193];-1)=2;SUM([.S191:.U193];-1)=3);1;0);IF(SUM([.S191:.U193])=3;1;0))" office:value-type="float" office:value="0" calcext:value-type="float">
            <text:p>0</text:p>
          </table:table-cell>
          <table:table-cell table:style-name="ce63" table:formula="of:=IF([.U192]=1;IF(OR(SUM([.T191:.V193];-1)=2;SUM([.T191:.V193];-1)=3);1;0);IF(SUM([.T191:.V193])=3;1;0))" office:value-type="float" office:value="0" calcext:value-type="float">
            <text:p>0</text:p>
          </table:table-cell>
          <table:table-cell table:style-name="ce63" table:formula="of:=IF([.V192]=1;IF(OR(SUM([.U191:.W193];-1)=2;SUM([.U191:.W193];-1)=3);1;0);IF(SUM([.U191:.W193])=3;1;0))" office:value-type="float" office:value="0" calcext:value-type="float">
            <text:p>0</text:p>
          </table:table-cell>
          <table:table-cell table:style-name="ce63" table:formula="of:=IF([.W192]=1;IF(OR(SUM([.V191:.X193];-1)=2;SUM([.V191:.X193];-1)=3);1;0);IF(SUM([.V191:.X193])=3;1;0))" office:value-type="float" office:value="0" calcext:value-type="float">
            <text:p>0</text:p>
          </table:table-cell>
          <table:table-cell table:style-name="ce63" table:formula="of:=IF([.X192]=1;IF(OR(SUM([.W191:.Y193];-1)=2;SUM([.W191:.Y193];-1)=3);1;0);IF(SUM([.W191:.Y193])=3;1;0))" office:value-type="float" office:value="0" calcext:value-type="float">
            <text:p>0</text:p>
          </table:table-cell>
          <table:table-cell table:style-name="ce63" table:formula="of:=IF([.Y192]=1;IF(OR(SUM([.X191:.Z193];-1)=2;SUM([.X191:.Z193];-1)=3);1;0);IF(SUM([.X191:.Z193])=3;1;0))" office:value-type="float" office:value="0" calcext:value-type="float">
            <text:p>0</text:p>
          </table:table-cell>
          <table:table-cell table:style-name="ce63" table:formula="of:=IF([.Z192]=1;IF(OR(SUM([.Y191:.AA193];-1)=2;SUM([.Y191:.AA193];-1)=3);1;0);IF(SUM([.Y191:.AA193])=3;1;0))" office:value-type="float" office:value="0" calcext:value-type="float">
            <text:p>0</text:p>
          </table:table-cell>
          <table:table-cell table:style-name="ce63" table:formula="of:=IF([.AA192]=1;IF(OR(SUM([.Z191:.AB193];-1)=2;SUM([.Z191:.AB193];-1)=3);1;0);IF(SUM([.Z191:.AB193])=3;1;0))" office:value-type="float" office:value="0" calcext:value-type="float">
            <text:p>0</text:p>
          </table:table-cell>
          <table:table-cell table:style-name="ce63" table:formula="of:=IF([.AB192]=1;IF(OR(SUM([.AA191:.AC193];-1)=2;SUM([.AA191:.AC193];-1)=3);1;0);IF(SUM([.AA191:.AC193])=3;1;0))" office:value-type="float" office:value="0" calcext:value-type="float">
            <text:p>0</text:p>
          </table:table-cell>
          <table:table-cell table:style-name="ce63" table:formula="of:=IF([.AC192]=1;IF(OR(SUM([.AB191:.AD193];-1)=2;SUM([.AB191:.AD193];-1)=3);1;0);IF(SUM([.AB191:.AD193])=3;1;0))" office:value-type="float" office:value="0" calcext:value-type="float">
            <text:p>0</text:p>
          </table:table-cell>
          <table:table-cell table:style-name="ce63" table:formula="of:=IF([.AD192]=1;IF(OR(SUM([.AC191:.AE193];-1)=2;SUM([.AC191:.AE193];-1)=3);1;0);IF(SUM([.AC191:.AE193])=3;1;0))" office:value-type="float" office:value="0" calcext:value-type="float">
            <text:p>0</text:p>
          </table:table-cell>
          <table:table-cell table:style-name="ce63" table:formula="of:=IF([.AE192]=1;IF(OR(SUM([.AD191:.AF193];-1)=2;SUM([.AD191:.AF193];-1)=3);1;0);IF(SUM([.AD191:.AF193])=3;1;0))" office:value-type="float" office:value="0" calcext:value-type="float">
            <text:p>0</text:p>
          </table:table-cell>
          <table:table-cell table:style-name="ce63" table:formula="of:=IF([.AF192]=1;IF(OR(SUM([.AE191:.AG193];-1)=2;SUM([.AE191:.AG193];-1)=3);1;0);IF(SUM([.AE191:.AG193])=3;1;0))" office:value-type="float" office:value="0" calcext:value-type="float">
            <text:p>0</text:p>
          </table:table-cell>
          <table:table-cell table:style-name="ce63" table:formula="of:=IF([.AG192]=1;IF(OR(SUM([.AF191:.AH193];-1)=2;SUM([.AF191:.AH193];-1)=3);1;0);IF(SUM([.AF191:.AH193])=3;1;0))" office:value-type="float" office:value="0" calcext:value-type="float">
            <text:p>0</text:p>
          </table:table-cell>
          <table:table-cell table:style-name="ce63" table:formula="of:=IF([.AH192]=1;IF(OR(SUM([.AG191:.AI193];-1)=2;SUM([.AG191:.AI193];-1)=3);1;0);IF(SUM([.AG191:.AI193])=3;1;0))" office:value-type="float" office:value="0" calcext:value-type="float">
            <text:p>0</text:p>
          </table:table-cell>
          <table:table-cell table:style-name="ce63" table:formula="of:=IF([.AI192]=1;IF(OR(SUM([.AH191:.AJ193];-1)=2;SUM([.AH191:.AJ193];-1)=3);1;0);IF(SUM([.AH191:.AJ193])=3;1;0))" office:value-type="float" office:value="0" calcext:value-type="float">
            <text:p>0</text:p>
          </table:table-cell>
          <table:table-cell table:style-name="ce63" table:formula="of:=IF([.AJ192]=1;IF(OR(SUM([.AI191:.AK193];-1)=2;SUM([.AI191:.AK193];-1)=3);1;0);IF(SUM([.AI191:.AK193])=3;1;0))" office:value-type="float" office:value="0" calcext:value-type="float">
            <text:p>0</text:p>
          </table:table-cell>
          <table:table-cell table:style-name="ce63" table:formula="of:=IF([.AK192]=1;IF(OR(SUM([.AJ191:.AL193];-1)=2;SUM([.AJ191:.AL193];-1)=3);1;0);IF(SUM([.AJ191:.AL193])=3;1;0))" office:value-type="float" office:value="0" calcext:value-type="float">
            <text:p>0</text:p>
          </table:table-cell>
          <table:table-cell table:style-name="ce63" table:formula="of:=IF([.AL192]=1;IF(OR(SUM([.AK191:.AM193];-1)=2;SUM([.AK191:.AM193];-1)=3);1;0);IF(SUM([.AK191:.AM193])=3;1;0))" office:value-type="float" office:value="0" calcext:value-type="float">
            <text:p>0</text:p>
          </table:table-cell>
          <table:table-cell table:style-name="ce63" table:formula="of:=IF([.AM192]=1;IF(OR(SUM([.AL191:.AN193];-1)=2;SUM([.AL191:.AN193];-1)=3);1;0);IF(SUM([.AL191:.AN193])=3;1;0))" office:value-type="float" office:value="0" calcext:value-type="float">
            <text:p>0</text:p>
          </table:table-cell>
          <table:table-cell table:style-name="ce63" table:formula="of:=IF([.AN192]=1;IF(OR(SUM([.AM191:.AO193];-1)=2;SUM([.AM191:.AO193];-1)=3);1;0);IF(SUM([.AM191:.AO193])=3;1;0))" office:value-type="float" office:value="0" calcext:value-type="float">
            <text:p>0</text:p>
          </table:table-cell>
          <table:table-cell table:style-name="ce63" table:formula="of:=IF([.AO192]=1;IF(OR(SUM([.AN191:.AP193];-1)=2;SUM([.AN191:.AP193];-1)=3);1;0);IF(SUM([.AN191:.AP193])=3;1;0))" office:value-type="float" office:value="1" calcext:value-type="float">
            <text:p>1</text:p>
          </table:table-cell>
          <table:table-cell table:style-name="ce63" table:formula="of:=IF([.AP192]=1;IF(OR(SUM([.AO191:.AQ193];-1)=2;SUM([.AO191:.AQ193];-1)=3);1;0);IF(SUM([.AO191:.AQ193])=3;1;0))" office:value-type="float" office:value="1" calcext:value-type="float">
            <text:p>1</text:p>
          </table:table-cell>
          <table:table-cell table:style-name="ce63" table:formula="of:=IF([.AQ192]=1;IF(OR(SUM([.AP191:.AR193];-1)=2;SUM([.AP191:.AR193];-1)=3);1;0);IF(SUM([.AP191:.AR193])=3;1;0))" office:value-type="float" office:value="0" calcext:value-type="float">
            <text:p>0</text:p>
          </table:table-cell>
          <table:table-cell table:style-name="ce63" table:formula="of:=IF([.AR192]=1;IF(OR(SUM([.AQ191:.AS193];-1)=2;SUM([.AQ191:.AS193];-1)=3);1;0);IF(SUM([.AQ191:.AS193])=3;1;0))" office:value-type="float" office:value="0" calcext:value-type="float">
            <text:p>0</text:p>
          </table:table-cell>
          <table:table-cell table:style-name="ce63" table:formula="of:=IF([.AS192]=1;IF(OR(SUM([.AR191:.AT193];-1)=2;SUM([.AR191:.AT193];-1)=3);1;0);IF(SUM([.AR191:.AT193])=3;1;0))" office:value-type="float" office:value="0" calcext:value-type="float">
            <text:p>0</text:p>
          </table:table-cell>
          <table:table-cell table:style-name="ce63" table:formula="of:=IF([.AT192]=1;IF(OR(SUM([.AS191:.AU193];-1)=2;SUM([.AS191:.AU193];-1)=3);1;0);IF(SUM([.AS191:.AU193])=3;1;0))" office:value-type="float" office:value="0" calcext:value-type="float">
            <text:p>0</text:p>
          </table:table-cell>
          <table:table-cell table:style-name="ce63" table:formula="of:=IF([.AU192]=1;IF(OR(SUM([.AT191:.AV193];-1)=2;SUM([.AT191:.AV193];-1)=3);1;0);IF(SUM([.AT191:.AV193])=3;1;0))" office:value-type="float" office:value="0" calcext:value-type="float">
            <text:p>0</text:p>
          </table:table-cell>
          <table:table-cell table:style-name="ce63" table:formula="of:=IF([.AV192]=1;IF(OR(SUM([.AU191:.AW193];-1)=2;SUM([.AU191:.AW193];-1)=3);1;0);IF(SUM([.AU191:.AW193])=3;1;0))" office:value-type="float" office:value="0" calcext:value-type="float">
            <text:p>0</text:p>
          </table:table-cell>
          <table:table-cell table:style-name="ce63" table:formula="of:=IF([.AW192]=1;IF(OR(SUM([.AV191:.AX193];-1)=2;SUM([.AV191:.AX193];-1)=3);1;0);IF(SUM([.AV191:.AX193])=3;1;0))" office:value-type="float" office:value="0" calcext:value-type="float">
            <text:p>0</text:p>
          </table:table-cell>
          <table:table-cell table:style-name="ce63" table:formula="of:=IF([.AX192]=1;IF(OR(SUM([.AW191:.AY193];-1)=2;SUM([.AW191:.AY193];-1)=3);1;0);IF(SUM([.AW191:.AY193])=3;1;0))" office:value-type="float" office:value="0" calcext:value-type="float">
            <text:p>0</text:p>
          </table:table-cell>
          <table:table-cell table:style-name="ce63" table:formula="of:=IF([.AY192]=1;IF(OR(SUM([.AX191:.AZ193];-1)=2;SUM([.AX191:.AZ193];-1)=3);1;0);IF(SUM([.AX191:.AZ193])=3;1;0))" office:value-type="float" office:value="0" calcext:value-type="float">
            <text:p>0</text:p>
          </table:table-cell>
          <table:table-cell table:style-name="ce63" table:formula="of:=IF([.AZ192]=1;IF(OR(SUM([.AY191:.BA193];-1)=2;SUM([.AY191:.BA193];-1)=3);1;0);IF(SUM([.AY191:.BA193])=3;1;0))" office:value-type="float" office:value="0" calcext:value-type="float">
            <text:p>0</text:p>
          </table:table-cell>
          <table:table-cell table:style-name="ce63" table:formula="of:=IF([.BA192]=1;IF(OR(SUM([.AZ191:.BB193];-1)=2;SUM([.AZ191:.BB193];-1)=3);1;0);IF(SUM([.AZ191:.BB193])=3;1;0))" office:value-type="float" office:value="0" calcext:value-type="float">
            <text:p>0</text:p>
          </table:table-cell>
          <table:table-cell table:style-name="ce63" table:formula="of:=IF([.BB192]=1;IF(OR(SUM([.BA191:.BC193];-1)=2;SUM([.BA191:.BC193];-1)=3);1;0);IF(SUM([.BA191:.BC193])=3;1;0))" office:value-type="float" office:value="0" calcext:value-type="float">
            <text:p>0</text:p>
          </table:table-cell>
          <table:table-cell table:style-name="ce63" table:formula="of:=IF([.BC192]=1;IF(OR(SUM([.BB191:.BD193];-1)=2;SUM([.BB191:.BD193];-1)=3);1;0);IF(SUM([.BB191:.BD193])=3;1;0))" office:value-type="float" office:value="0" calcext:value-type="float">
            <text:p>0</text:p>
          </table:table-cell>
          <table:table-cell table:style-name="ce63" table:formula="of:=IF([.BD192]=1;IF(OR(SUM([.BC191:.BE193];-1)=2;SUM([.BC191:.BE193];-1)=3);1;0);IF(SUM([.BC191:.BE193])=3;1;0))" office:value-type="float" office:value="0" calcext:value-type="float">
            <text:p>0</text:p>
          </table:table-cell>
          <table:table-cell table:style-name="ce63" table:formula="of:=IF([.BE192]=1;IF(OR(SUM([.BD191:.BF193];-1)=2;SUM([.BD191:.BF193];-1)=3);1;0);IF(SUM([.BD191:.BF193])=3;1;0))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63" table:formula="of:=IF([.C193]=1;IF(OR(SUM([.B192:.D194];-1)=2;SUM([.B192:.D194];-1)=3);1;0);IF(SUM([.B192:.D194])=3;1;0))" office:value-type="float" office:value="0" calcext:value-type="float">
            <text:p>0</text:p>
          </table:table-cell>
          <table:table-cell table:style-name="ce63" table:formula="of:=IF([.D193]=1;IF(OR(SUM([.C192:.E194];-1)=2;SUM([.C192:.E194];-1)=3);1;0);IF(SUM([.C192:.E194])=3;1;0))" office:value-type="float" office:value="1" calcext:value-type="float">
            <text:p>1</text:p>
          </table:table-cell>
          <table:table-cell table:style-name="ce63" table:formula="of:=IF([.E193]=1;IF(OR(SUM([.D192:.F194];-1)=2;SUM([.D192:.F194];-1)=3);1;0);IF(SUM([.D192:.F194])=3;1;0))" office:value-type="float" office:value="0" calcext:value-type="float">
            <text:p>0</text:p>
          </table:table-cell>
          <table:table-cell table:style-name="ce63" table:formula="of:=IF([.F193]=1;IF(OR(SUM([.E192:.G194];-1)=2;SUM([.E192:.G194];-1)=3);1;0);IF(SUM([.E192:.G194])=3;1;0))" office:value-type="float" office:value="0" calcext:value-type="float">
            <text:p>0</text:p>
          </table:table-cell>
          <table:table-cell table:style-name="ce63" table:formula="of:=IF([.G193]=1;IF(OR(SUM([.F192:.H194];-1)=2;SUM([.F192:.H194];-1)=3);1;0);IF(SUM([.F192:.H194])=3;1;0))" office:value-type="float" office:value="0" calcext:value-type="float">
            <text:p>0</text:p>
          </table:table-cell>
          <table:table-cell table:style-name="ce63" table:formula="of:=IF([.H193]=1;IF(OR(SUM([.G192:.I194];-1)=2;SUM([.G192:.I194];-1)=3);1;0);IF(SUM([.G192:.I194])=3;1;0))" office:value-type="float" office:value="0" calcext:value-type="float">
            <text:p>0</text:p>
          </table:table-cell>
          <table:table-cell table:style-name="ce63" table:formula="of:=IF([.I193]=1;IF(OR(SUM([.H192:.J194];-1)=2;SUM([.H192:.J194];-1)=3);1;0);IF(SUM([.H192:.J194])=3;1;0))" office:value-type="float" office:value="0" calcext:value-type="float">
            <text:p>0</text:p>
          </table:table-cell>
          <table:table-cell table:style-name="ce63" table:formula="of:=IF([.J193]=1;IF(OR(SUM([.I192:.K194];-1)=2;SUM([.I192:.K194];-1)=3);1;0);IF(SUM([.I192:.K194])=3;1;0))" office:value-type="float" office:value="0" calcext:value-type="float">
            <text:p>0</text:p>
          </table:table-cell>
          <table:table-cell table:style-name="ce63" table:formula="of:=IF([.K193]=1;IF(OR(SUM([.J192:.L194];-1)=2;SUM([.J192:.L194];-1)=3);1;0);IF(SUM([.J192:.L194])=3;1;0))" office:value-type="float" office:value="0" calcext:value-type="float">
            <text:p>0</text:p>
          </table:table-cell>
          <table:table-cell table:style-name="ce63" table:formula="of:=IF([.L193]=1;IF(OR(SUM([.K192:.M194];-1)=2;SUM([.K192:.M194];-1)=3);1;0);IF(SUM([.K192:.M194])=3;1;0))" office:value-type="float" office:value="0" calcext:value-type="float">
            <text:p>0</text:p>
          </table:table-cell>
          <table:table-cell table:style-name="ce63" table:formula="of:=IF([.M193]=1;IF(OR(SUM([.L192:.N194];-1)=2;SUM([.L192:.N194];-1)=3);1;0);IF(SUM([.L192:.N194])=3;1;0))" office:value-type="float" office:value="0" calcext:value-type="float">
            <text:p>0</text:p>
          </table:table-cell>
          <table:table-cell table:style-name="ce63" table:formula="of:=IF([.N193]=1;IF(OR(SUM([.M192:.O194];-1)=2;SUM([.M192:.O194];-1)=3);1;0);IF(SUM([.M192:.O194])=3;1;0))" office:value-type="float" office:value="0" calcext:value-type="float">
            <text:p>0</text:p>
          </table:table-cell>
          <table:table-cell table:style-name="ce63" table:formula="of:=IF([.O193]=1;IF(OR(SUM([.N192:.P194];-1)=2;SUM([.N192:.P194];-1)=3);1;0);IF(SUM([.N192:.P194])=3;1;0))" office:value-type="float" office:value="0" calcext:value-type="float">
            <text:p>0</text:p>
          </table:table-cell>
          <table:table-cell table:style-name="ce63" table:formula="of:=IF([.P193]=1;IF(OR(SUM([.O192:.Q194];-1)=2;SUM([.O192:.Q194];-1)=3);1;0);IF(SUM([.O192:.Q194])=3;1;0))" office:value-type="float" office:value="0" calcext:value-type="float">
            <text:p>0</text:p>
          </table:table-cell>
          <table:table-cell table:style-name="ce63" table:formula="of:=IF([.Q193]=1;IF(OR(SUM([.P192:.R194];-1)=2;SUM([.P192:.R194];-1)=3);1;0);IF(SUM([.P192:.R194])=3;1;0))" office:value-type="float" office:value="0" calcext:value-type="float">
            <text:p>0</text:p>
          </table:table-cell>
          <table:table-cell table:style-name="ce63" table:formula="of:=IF([.R193]=1;IF(OR(SUM([.Q192:.S194];-1)=2;SUM([.Q192:.S194];-1)=3);1;0);IF(SUM([.Q192:.S194])=3;1;0))" office:value-type="float" office:value="0" calcext:value-type="float">
            <text:p>0</text:p>
          </table:table-cell>
          <table:table-cell table:style-name="ce63" table:formula="of:=IF([.S193]=1;IF(OR(SUM([.R192:.T194];-1)=2;SUM([.R192:.T194];-1)=3);1;0);IF(SUM([.R192:.T194])=3;1;0))" office:value-type="float" office:value="0" calcext:value-type="float">
            <text:p>0</text:p>
          </table:table-cell>
          <table:table-cell table:style-name="ce63" table:formula="of:=IF([.T193]=1;IF(OR(SUM([.S192:.U194];-1)=2;SUM([.S192:.U194];-1)=3);1;0);IF(SUM([.S192:.U194])=3;1;0))" office:value-type="float" office:value="0" calcext:value-type="float">
            <text:p>0</text:p>
          </table:table-cell>
          <table:table-cell table:style-name="ce63" table:formula="of:=IF([.U193]=1;IF(OR(SUM([.T192:.V194];-1)=2;SUM([.T192:.V194];-1)=3);1;0);IF(SUM([.T192:.V194])=3;1;0))" office:value-type="float" office:value="0" calcext:value-type="float">
            <text:p>0</text:p>
          </table:table-cell>
          <table:table-cell table:style-name="ce63" table:formula="of:=IF([.V193]=1;IF(OR(SUM([.U192:.W194];-1)=2;SUM([.U192:.W194];-1)=3);1;0);IF(SUM([.U192:.W194])=3;1;0))" office:value-type="float" office:value="0" calcext:value-type="float">
            <text:p>0</text:p>
          </table:table-cell>
          <table:table-cell table:style-name="ce63" table:formula="of:=IF([.W193]=1;IF(OR(SUM([.V192:.X194];-1)=2;SUM([.V192:.X194];-1)=3);1;0);IF(SUM([.V192:.X194])=3;1;0))" office:value-type="float" office:value="0" calcext:value-type="float">
            <text:p>0</text:p>
          </table:table-cell>
          <table:table-cell table:style-name="ce63" table:formula="of:=IF([.X193]=1;IF(OR(SUM([.W192:.Y194];-1)=2;SUM([.W192:.Y194];-1)=3);1;0);IF(SUM([.W192:.Y194])=3;1;0))" office:value-type="float" office:value="0" calcext:value-type="float">
            <text:p>0</text:p>
          </table:table-cell>
          <table:table-cell table:style-name="ce63" table:formula="of:=IF([.Y193]=1;IF(OR(SUM([.X192:.Z194];-1)=2;SUM([.X192:.Z194];-1)=3);1;0);IF(SUM([.X192:.Z194])=3;1;0))" office:value-type="float" office:value="0" calcext:value-type="float">
            <text:p>0</text:p>
          </table:table-cell>
          <table:table-cell table:style-name="ce63" table:formula="of:=IF([.Z193]=1;IF(OR(SUM([.Y192:.AA194];-1)=2;SUM([.Y192:.AA194];-1)=3);1;0);IF(SUM([.Y192:.AA194])=3;1;0))" office:value-type="float" office:value="0" calcext:value-type="float">
            <text:p>0</text:p>
          </table:table-cell>
          <table:table-cell table:style-name="ce63" table:formula="of:=IF([.AA193]=1;IF(OR(SUM([.Z192:.AB194];-1)=2;SUM([.Z192:.AB194];-1)=3);1;0);IF(SUM([.Z192:.AB194])=3;1;0))" office:value-type="float" office:value="0" calcext:value-type="float">
            <text:p>0</text:p>
          </table:table-cell>
          <table:table-cell table:style-name="ce63" table:formula="of:=IF([.AB193]=1;IF(OR(SUM([.AA192:.AC194];-1)=2;SUM([.AA192:.AC194];-1)=3);1;0);IF(SUM([.AA192:.AC194])=3;1;0))" office:value-type="float" office:value="0" calcext:value-type="float">
            <text:p>0</text:p>
          </table:table-cell>
          <table:table-cell table:style-name="ce63" table:formula="of:=IF([.AC193]=1;IF(OR(SUM([.AB192:.AD194];-1)=2;SUM([.AB192:.AD194];-1)=3);1;0);IF(SUM([.AB192:.AD194])=3;1;0))" office:value-type="float" office:value="0" calcext:value-type="float">
            <text:p>0</text:p>
          </table:table-cell>
          <table:table-cell table:style-name="ce63" table:formula="of:=IF([.AD193]=1;IF(OR(SUM([.AC192:.AE194];-1)=2;SUM([.AC192:.AE194];-1)=3);1;0);IF(SUM([.AC192:.AE194])=3;1;0))" office:value-type="float" office:value="0" calcext:value-type="float">
            <text:p>0</text:p>
          </table:table-cell>
          <table:table-cell table:style-name="ce63" table:formula="of:=IF([.AE193]=1;IF(OR(SUM([.AD192:.AF194];-1)=2;SUM([.AD192:.AF194];-1)=3);1;0);IF(SUM([.AD192:.AF194])=3;1;0))" office:value-type="float" office:value="0" calcext:value-type="float">
            <text:p>0</text:p>
          </table:table-cell>
          <table:table-cell table:style-name="ce63" table:formula="of:=IF([.AF193]=1;IF(OR(SUM([.AE192:.AG194];-1)=2;SUM([.AE192:.AG194];-1)=3);1;0);IF(SUM([.AE192:.AG194])=3;1;0))" office:value-type="float" office:value="0" calcext:value-type="float">
            <text:p>0</text:p>
          </table:table-cell>
          <table:table-cell table:style-name="ce63" table:formula="of:=IF([.AG193]=1;IF(OR(SUM([.AF192:.AH194];-1)=2;SUM([.AF192:.AH194];-1)=3);1;0);IF(SUM([.AF192:.AH194])=3;1;0))" office:value-type="float" office:value="0" calcext:value-type="float">
            <text:p>0</text:p>
          </table:table-cell>
          <table:table-cell table:style-name="ce63" table:formula="of:=IF([.AH193]=1;IF(OR(SUM([.AG192:.AI194];-1)=2;SUM([.AG192:.AI194];-1)=3);1;0);IF(SUM([.AG192:.AI194])=3;1;0))" office:value-type="float" office:value="0" calcext:value-type="float">
            <text:p>0</text:p>
          </table:table-cell>
          <table:table-cell table:style-name="ce63" table:formula="of:=IF([.AI193]=1;IF(OR(SUM([.AH192:.AJ194];-1)=2;SUM([.AH192:.AJ194];-1)=3);1;0);IF(SUM([.AH192:.AJ194])=3;1;0))" office:value-type="float" office:value="0" calcext:value-type="float">
            <text:p>0</text:p>
          </table:table-cell>
          <table:table-cell table:style-name="ce63" table:formula="of:=IF([.AJ193]=1;IF(OR(SUM([.AI192:.AK194];-1)=2;SUM([.AI192:.AK194];-1)=3);1;0);IF(SUM([.AI192:.AK194])=3;1;0))" office:value-type="float" office:value="0" calcext:value-type="float">
            <text:p>0</text:p>
          </table:table-cell>
          <table:table-cell table:style-name="ce63" table:formula="of:=IF([.AK193]=1;IF(OR(SUM([.AJ192:.AL194];-1)=2;SUM([.AJ192:.AL194];-1)=3);1;0);IF(SUM([.AJ192:.AL194])=3;1;0))" office:value-type="float" office:value="0" calcext:value-type="float">
            <text:p>0</text:p>
          </table:table-cell>
          <table:table-cell table:style-name="ce63" table:formula="of:=IF([.AL193]=1;IF(OR(SUM([.AK192:.AM194];-1)=2;SUM([.AK192:.AM194];-1)=3);1;0);IF(SUM([.AK192:.AM194])=3;1;0))" office:value-type="float" office:value="0" calcext:value-type="float">
            <text:p>0</text:p>
          </table:table-cell>
          <table:table-cell table:style-name="ce63" table:formula="of:=IF([.AM193]=1;IF(OR(SUM([.AL192:.AN194];-1)=2;SUM([.AL192:.AN194];-1)=3);1;0);IF(SUM([.AL192:.AN194])=3;1;0))" office:value-type="float" office:value="0" calcext:value-type="float">
            <text:p>0</text:p>
          </table:table-cell>
          <table:table-cell table:style-name="ce63" table:formula="of:=IF([.AN193]=1;IF(OR(SUM([.AM192:.AO194];-1)=2;SUM([.AM192:.AO194];-1)=3);1;0);IF(SUM([.AM192:.AO194])=3;1;0))" office:value-type="float" office:value="0" calcext:value-type="float">
            <text:p>0</text:p>
          </table:table-cell>
          <table:table-cell table:style-name="ce63" table:formula="of:=IF([.AO193]=1;IF(OR(SUM([.AN192:.AP194];-1)=2;SUM([.AN192:.AP194];-1)=3);1;0);IF(SUM([.AN192:.AP194])=3;1;0))" office:value-type="float" office:value="1" calcext:value-type="float">
            <text:p>1</text:p>
          </table:table-cell>
          <table:table-cell table:style-name="ce63" table:formula="of:=IF([.AP193]=1;IF(OR(SUM([.AO192:.AQ194];-1)=2;SUM([.AO192:.AQ194];-1)=3);1;0);IF(SUM([.AO192:.AQ194])=3;1;0))" office:value-type="float" office:value="1" calcext:value-type="float">
            <text:p>1</text:p>
          </table:table-cell>
          <table:table-cell table:style-name="ce63" table:formula="of:=IF([.AQ193]=1;IF(OR(SUM([.AP192:.AR194];-1)=2;SUM([.AP192:.AR194];-1)=3);1;0);IF(SUM([.AP192:.AR194])=3;1;0))" office:value-type="float" office:value="0" calcext:value-type="float">
            <text:p>0</text:p>
          </table:table-cell>
          <table:table-cell table:style-name="ce63" table:formula="of:=IF([.AR193]=1;IF(OR(SUM([.AQ192:.AS194];-1)=2;SUM([.AQ192:.AS194];-1)=3);1;0);IF(SUM([.AQ192:.AS194])=3;1;0))" office:value-type="float" office:value="0" calcext:value-type="float">
            <text:p>0</text:p>
          </table:table-cell>
          <table:table-cell table:style-name="ce63" table:formula="of:=IF([.AS193]=1;IF(OR(SUM([.AR192:.AT194];-1)=2;SUM([.AR192:.AT194];-1)=3);1;0);IF(SUM([.AR192:.AT194])=3;1;0))" office:value-type="float" office:value="0" calcext:value-type="float">
            <text:p>0</text:p>
          </table:table-cell>
          <table:table-cell table:style-name="ce63" table:formula="of:=IF([.AT193]=1;IF(OR(SUM([.AS192:.AU194];-1)=2;SUM([.AS192:.AU194];-1)=3);1;0);IF(SUM([.AS192:.AU194])=3;1;0))" office:value-type="float" office:value="0" calcext:value-type="float">
            <text:p>0</text:p>
          </table:table-cell>
          <table:table-cell table:style-name="ce63" table:formula="of:=IF([.AU193]=1;IF(OR(SUM([.AT192:.AV194];-1)=2;SUM([.AT192:.AV194];-1)=3);1;0);IF(SUM([.AT192:.AV194])=3;1;0))" office:value-type="float" office:value="0" calcext:value-type="float">
            <text:p>0</text:p>
          </table:table-cell>
          <table:table-cell table:style-name="ce63" table:formula="of:=IF([.AV193]=1;IF(OR(SUM([.AU192:.AW194];-1)=2;SUM([.AU192:.AW194];-1)=3);1;0);IF(SUM([.AU192:.AW194])=3;1;0))" office:value-type="float" office:value="0" calcext:value-type="float">
            <text:p>0</text:p>
          </table:table-cell>
          <table:table-cell table:style-name="ce63" table:formula="of:=IF([.AW193]=1;IF(OR(SUM([.AV192:.AX194];-1)=2;SUM([.AV192:.AX194];-1)=3);1;0);IF(SUM([.AV192:.AX194])=3;1;0))" office:value-type="float" office:value="0" calcext:value-type="float">
            <text:p>0</text:p>
          </table:table-cell>
          <table:table-cell table:style-name="ce63" table:formula="of:=IF([.AX193]=1;IF(OR(SUM([.AW192:.AY194];-1)=2;SUM([.AW192:.AY194];-1)=3);1;0);IF(SUM([.AW192:.AY194])=3;1;0))" office:value-type="float" office:value="0" calcext:value-type="float">
            <text:p>0</text:p>
          </table:table-cell>
          <table:table-cell table:style-name="ce63" table:formula="of:=IF([.AY193]=1;IF(OR(SUM([.AX192:.AZ194];-1)=2;SUM([.AX192:.AZ194];-1)=3);1;0);IF(SUM([.AX192:.AZ194])=3;1;0))" office:value-type="float" office:value="0" calcext:value-type="float">
            <text:p>0</text:p>
          </table:table-cell>
          <table:table-cell table:style-name="ce63" table:formula="of:=IF([.AZ193]=1;IF(OR(SUM([.AY192:.BA194];-1)=2;SUM([.AY192:.BA194];-1)=3);1;0);IF(SUM([.AY192:.BA194])=3;1;0))" office:value-type="float" office:value="0" calcext:value-type="float">
            <text:p>0</text:p>
          </table:table-cell>
          <table:table-cell table:style-name="ce63" table:formula="of:=IF([.BA193]=1;IF(OR(SUM([.AZ192:.BB194];-1)=2;SUM([.AZ192:.BB194];-1)=3);1;0);IF(SUM([.AZ192:.BB194])=3;1;0))" office:value-type="float" office:value="0" calcext:value-type="float">
            <text:p>0</text:p>
          </table:table-cell>
          <table:table-cell table:style-name="ce63" table:formula="of:=IF([.BB193]=1;IF(OR(SUM([.BA192:.BC194];-1)=2;SUM([.BA192:.BC194];-1)=3);1;0);IF(SUM([.BA192:.BC194])=3;1;0))" office:value-type="float" office:value="0" calcext:value-type="float">
            <text:p>0</text:p>
          </table:table-cell>
          <table:table-cell table:style-name="ce63" table:formula="of:=IF([.BC193]=1;IF(OR(SUM([.BB192:.BD194];-1)=2;SUM([.BB192:.BD194];-1)=3);1;0);IF(SUM([.BB192:.BD194])=3;1;0))" office:value-type="float" office:value="0" calcext:value-type="float">
            <text:p>0</text:p>
          </table:table-cell>
          <table:table-cell table:style-name="ce63" table:formula="of:=IF([.BD193]=1;IF(OR(SUM([.BC192:.BE194];-1)=2;SUM([.BC192:.BE194];-1)=3);1;0);IF(SUM([.BC192:.BE194])=3;1;0))" office:value-type="float" office:value="0" calcext:value-type="float">
            <text:p>0</text:p>
          </table:table-cell>
          <table:table-cell table:style-name="ce63" table:formula="of:=IF([.BE193]=1;IF(OR(SUM([.BD192:.BF194];-1)=2;SUM([.BD192:.BF194];-1)=3);1;0);IF(SUM([.BD192:.BF194])=3;1;0))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63" table:formula="of:=IF([.C194]=1;IF(OR(SUM([.B193:.D195];-1)=2;SUM([.B193:.D195];-1)=3);1;0);IF(SUM([.B193:.D195])=3;1;0))" office:value-type="float" office:value="0" calcext:value-type="float">
            <text:p>0</text:p>
          </table:table-cell>
          <table:table-cell table:style-name="ce63" table:formula="of:=IF([.D194]=1;IF(OR(SUM([.C193:.E195];-1)=2;SUM([.C193:.E195];-1)=3);1;0);IF(SUM([.C193:.E195])=3;1;0))" office:value-type="float" office:value="1" calcext:value-type="float">
            <text:p>1</text:p>
          </table:table-cell>
          <table:table-cell table:style-name="ce63" table:formula="of:=IF([.E194]=1;IF(OR(SUM([.D193:.F195];-1)=2;SUM([.D193:.F195];-1)=3);1;0);IF(SUM([.D193:.F195])=3;1;0))" office:value-type="float" office:value="0" calcext:value-type="float">
            <text:p>0</text:p>
          </table:table-cell>
          <table:table-cell table:style-name="ce63" table:formula="of:=IF([.F194]=1;IF(OR(SUM([.E193:.G195];-1)=2;SUM([.E193:.G195];-1)=3);1;0);IF(SUM([.E193:.G195])=3;1;0))" office:value-type="float" office:value="0" calcext:value-type="float">
            <text:p>0</text:p>
          </table:table-cell>
          <table:table-cell table:style-name="ce63" table:formula="of:=IF([.G194]=1;IF(OR(SUM([.F193:.H195];-1)=2;SUM([.F193:.H195];-1)=3);1;0);IF(SUM([.F193:.H195])=3;1;0))" office:value-type="float" office:value="0" calcext:value-type="float">
            <text:p>0</text:p>
          </table:table-cell>
          <table:table-cell table:style-name="ce63" table:formula="of:=IF([.H194]=1;IF(OR(SUM([.G193:.I195];-1)=2;SUM([.G193:.I195];-1)=3);1;0);IF(SUM([.G193:.I195])=3;1;0))" office:value-type="float" office:value="0" calcext:value-type="float">
            <text:p>0</text:p>
          </table:table-cell>
          <table:table-cell table:style-name="ce63" table:formula="of:=IF([.I194]=1;IF(OR(SUM([.H193:.J195];-1)=2;SUM([.H193:.J195];-1)=3);1;0);IF(SUM([.H193:.J195])=3;1;0))" office:value-type="float" office:value="0" calcext:value-type="float">
            <text:p>0</text:p>
          </table:table-cell>
          <table:table-cell table:style-name="ce63" table:formula="of:=IF([.J194]=1;IF(OR(SUM([.I193:.K195];-1)=2;SUM([.I193:.K195];-1)=3);1;0);IF(SUM([.I193:.K195])=3;1;0))" office:value-type="float" office:value="0" calcext:value-type="float">
            <text:p>0</text:p>
          </table:table-cell>
          <table:table-cell table:style-name="ce63" table:formula="of:=IF([.K194]=1;IF(OR(SUM([.J193:.L195];-1)=2;SUM([.J193:.L195];-1)=3);1;0);IF(SUM([.J193:.L195])=3;1;0))" office:value-type="float" office:value="0" calcext:value-type="float">
            <text:p>0</text:p>
          </table:table-cell>
          <table:table-cell table:style-name="ce63" table:formula="of:=IF([.L194]=1;IF(OR(SUM([.K193:.M195];-1)=2;SUM([.K193:.M195];-1)=3);1;0);IF(SUM([.K193:.M195])=3;1;0))" office:value-type="float" office:value="1" calcext:value-type="float">
            <text:p>1</text:p>
          </table:table-cell>
          <table:table-cell table:style-name="ce63" table:formula="of:=IF([.M194]=1;IF(OR(SUM([.L193:.N195];-1)=2;SUM([.L193:.N195];-1)=3);1;0);IF(SUM([.L193:.N195])=3;1;0))" office:value-type="float" office:value="0" calcext:value-type="float">
            <text:p>0</text:p>
          </table:table-cell>
          <table:table-cell table:style-name="ce63" table:formula="of:=IF([.N194]=1;IF(OR(SUM([.M193:.O195];-1)=2;SUM([.M193:.O195];-1)=3);1;0);IF(SUM([.M193:.O195])=3;1;0))" office:value-type="float" office:value="0" calcext:value-type="float">
            <text:p>0</text:p>
          </table:table-cell>
          <table:table-cell table:style-name="ce63" table:formula="of:=IF([.O194]=1;IF(OR(SUM([.N193:.P195];-1)=2;SUM([.N193:.P195];-1)=3);1;0);IF(SUM([.N193:.P195])=3;1;0))" office:value-type="float" office:value="0" calcext:value-type="float">
            <text:p>0</text:p>
          </table:table-cell>
          <table:table-cell table:style-name="ce63" table:formula="of:=IF([.P194]=1;IF(OR(SUM([.O193:.Q195];-1)=2;SUM([.O193:.Q195];-1)=3);1;0);IF(SUM([.O193:.Q195])=3;1;0))" office:value-type="float" office:value="0" calcext:value-type="float">
            <text:p>0</text:p>
          </table:table-cell>
          <table:table-cell table:style-name="ce63" table:formula="of:=IF([.Q194]=1;IF(OR(SUM([.P193:.R195];-1)=2;SUM([.P193:.R195];-1)=3);1;0);IF(SUM([.P193:.R195])=3;1;0))" office:value-type="float" office:value="0" calcext:value-type="float">
            <text:p>0</text:p>
          </table:table-cell>
          <table:table-cell table:style-name="ce63" table:formula="of:=IF([.R194]=1;IF(OR(SUM([.Q193:.S195];-1)=2;SUM([.Q193:.S195];-1)=3);1;0);IF(SUM([.Q193:.S195])=3;1;0))" office:value-type="float" office:value="0" calcext:value-type="float">
            <text:p>0</text:p>
          </table:table-cell>
          <table:table-cell table:style-name="ce63" table:formula="of:=IF([.S194]=1;IF(OR(SUM([.R193:.T195];-1)=2;SUM([.R193:.T195];-1)=3);1;0);IF(SUM([.R193:.T195])=3;1;0))" office:value-type="float" office:value="0" calcext:value-type="float">
            <text:p>0</text:p>
          </table:table-cell>
          <table:table-cell table:style-name="ce63" table:formula="of:=IF([.T194]=1;IF(OR(SUM([.S193:.U195];-1)=2;SUM([.S193:.U195];-1)=3);1;0);IF(SUM([.S193:.U195])=3;1;0))" office:value-type="float" office:value="0" calcext:value-type="float">
            <text:p>0</text:p>
          </table:table-cell>
          <table:table-cell table:style-name="ce63" table:formula="of:=IF([.U194]=1;IF(OR(SUM([.T193:.V195];-1)=2;SUM([.T193:.V195];-1)=3);1;0);IF(SUM([.T193:.V195])=3;1;0))" office:value-type="float" office:value="0" calcext:value-type="float">
            <text:p>0</text:p>
          </table:table-cell>
          <table:table-cell table:style-name="ce63" table:formula="of:=IF([.V194]=1;IF(OR(SUM([.U193:.W195];-1)=2;SUM([.U193:.W195];-1)=3);1;0);IF(SUM([.U193:.W195])=3;1;0))" office:value-type="float" office:value="0" calcext:value-type="float">
            <text:p>0</text:p>
          </table:table-cell>
          <table:table-cell table:style-name="ce63" table:formula="of:=IF([.W194]=1;IF(OR(SUM([.V193:.X195];-1)=2;SUM([.V193:.X195];-1)=3);1;0);IF(SUM([.V193:.X195])=3;1;0))" office:value-type="float" office:value="0" calcext:value-type="float">
            <text:p>0</text:p>
          </table:table-cell>
          <table:table-cell table:style-name="ce63" table:formula="of:=IF([.X194]=1;IF(OR(SUM([.W193:.Y195];-1)=2;SUM([.W193:.Y195];-1)=3);1;0);IF(SUM([.W193:.Y195])=3;1;0))" office:value-type="float" office:value="0" calcext:value-type="float">
            <text:p>0</text:p>
          </table:table-cell>
          <table:table-cell table:style-name="ce63" table:formula="of:=IF([.Y194]=1;IF(OR(SUM([.X193:.Z195];-1)=2;SUM([.X193:.Z195];-1)=3);1;0);IF(SUM([.X193:.Z195])=3;1;0))" office:value-type="float" office:value="0" calcext:value-type="float">
            <text:p>0</text:p>
          </table:table-cell>
          <table:table-cell table:style-name="ce63" table:formula="of:=IF([.Z194]=1;IF(OR(SUM([.Y193:.AA195];-1)=2;SUM([.Y193:.AA195];-1)=3);1;0);IF(SUM([.Y193:.AA195])=3;1;0))" office:value-type="float" office:value="0" calcext:value-type="float">
            <text:p>0</text:p>
          </table:table-cell>
          <table:table-cell table:style-name="ce63" table:formula="of:=IF([.AA194]=1;IF(OR(SUM([.Z193:.AB195];-1)=2;SUM([.Z193:.AB195];-1)=3);1;0);IF(SUM([.Z193:.AB195])=3;1;0))" office:value-type="float" office:value="0" calcext:value-type="float">
            <text:p>0</text:p>
          </table:table-cell>
          <table:table-cell table:style-name="ce63" table:formula="of:=IF([.AB194]=1;IF(OR(SUM([.AA193:.AC195];-1)=2;SUM([.AA193:.AC195];-1)=3);1;0);IF(SUM([.AA193:.AC195])=3;1;0))" office:value-type="float" office:value="1" calcext:value-type="float">
            <text:p>1</text:p>
          </table:table-cell>
          <table:table-cell table:style-name="ce63" table:formula="of:=IF([.AC194]=1;IF(OR(SUM([.AB193:.AD195];-1)=2;SUM([.AB193:.AD195];-1)=3);1;0);IF(SUM([.AB193:.AD195])=3;1;0))" office:value-type="float" office:value="0" calcext:value-type="float">
            <text:p>0</text:p>
          </table:table-cell>
          <table:table-cell table:style-name="ce63" table:formula="of:=IF([.AD194]=1;IF(OR(SUM([.AC193:.AE195];-1)=2;SUM([.AC193:.AE195];-1)=3);1;0);IF(SUM([.AC193:.AE195])=3;1;0))" office:value-type="float" office:value="0" calcext:value-type="float">
            <text:p>0</text:p>
          </table:table-cell>
          <table:table-cell table:style-name="ce63" table:formula="of:=IF([.AE194]=1;IF(OR(SUM([.AD193:.AF195];-1)=2;SUM([.AD193:.AF195];-1)=3);1;0);IF(SUM([.AD193:.AF195])=3;1;0))" office:value-type="float" office:value="0" calcext:value-type="float">
            <text:p>0</text:p>
          </table:table-cell>
          <table:table-cell table:style-name="ce63" table:formula="of:=IF([.AF194]=1;IF(OR(SUM([.AE193:.AG195];-1)=2;SUM([.AE193:.AG195];-1)=3);1;0);IF(SUM([.AE193:.AG195])=3;1;0))" office:value-type="float" office:value="0" calcext:value-type="float">
            <text:p>0</text:p>
          </table:table-cell>
          <table:table-cell table:style-name="ce63" table:formula="of:=IF([.AG194]=1;IF(OR(SUM([.AF193:.AH195];-1)=2;SUM([.AF193:.AH195];-1)=3);1;0);IF(SUM([.AF193:.AH195])=3;1;0))" office:value-type="float" office:value="1" calcext:value-type="float">
            <text:p>1</text:p>
          </table:table-cell>
          <table:table-cell table:style-name="ce63" table:formula="of:=IF([.AH194]=1;IF(OR(SUM([.AG193:.AI195];-1)=2;SUM([.AG193:.AI195];-1)=3);1;0);IF(SUM([.AG193:.AI195])=3;1;0))" office:value-type="float" office:value="0" calcext:value-type="float">
            <text:p>0</text:p>
          </table:table-cell>
          <table:table-cell table:style-name="ce63" table:formula="of:=IF([.AI194]=1;IF(OR(SUM([.AH193:.AJ195];-1)=2;SUM([.AH193:.AJ195];-1)=3);1;0);IF(SUM([.AH193:.AJ195])=3;1;0))" office:value-type="float" office:value="0" calcext:value-type="float">
            <text:p>0</text:p>
          </table:table-cell>
          <table:table-cell table:style-name="ce63" table:formula="of:=IF([.AJ194]=1;IF(OR(SUM([.AI193:.AK195];-1)=2;SUM([.AI193:.AK195];-1)=3);1;0);IF(SUM([.AI193:.AK195])=3;1;0))" office:value-type="float" office:value="0" calcext:value-type="float">
            <text:p>0</text:p>
          </table:table-cell>
          <table:table-cell table:style-name="ce63" table:formula="of:=IF([.AK194]=1;IF(OR(SUM([.AJ193:.AL195];-1)=2;SUM([.AJ193:.AL195];-1)=3);1;0);IF(SUM([.AJ193:.AL195])=3;1;0))" office:value-type="float" office:value="0" calcext:value-type="float">
            <text:p>0</text:p>
          </table:table-cell>
          <table:table-cell table:style-name="ce63" table:formula="of:=IF([.AL194]=1;IF(OR(SUM([.AK193:.AM195];-1)=2;SUM([.AK193:.AM195];-1)=3);1;0);IF(SUM([.AK193:.AM195])=3;1;0))" office:value-type="float" office:value="0" calcext:value-type="float">
            <text:p>0</text:p>
          </table:table-cell>
          <table:table-cell table:style-name="ce63" table:formula="of:=IF([.AM194]=1;IF(OR(SUM([.AL193:.AN195];-1)=2;SUM([.AL193:.AN195];-1)=3);1;0);IF(SUM([.AL193:.AN195])=3;1;0))" office:value-type="float" office:value="0" calcext:value-type="float">
            <text:p>0</text:p>
          </table:table-cell>
          <table:table-cell table:style-name="ce63" table:formula="of:=IF([.AN194]=1;IF(OR(SUM([.AM193:.AO195];-1)=2;SUM([.AM193:.AO195];-1)=3);1;0);IF(SUM([.AM193:.AO195])=3;1;0))" office:value-type="float" office:value="0" calcext:value-type="float">
            <text:p>0</text:p>
          </table:table-cell>
          <table:table-cell table:style-name="ce63" table:formula="of:=IF([.AO194]=1;IF(OR(SUM([.AN193:.AP195];-1)=2;SUM([.AN193:.AP195];-1)=3);1;0);IF(SUM([.AN193:.AP195])=3;1;0))" office:value-type="float" office:value="0" calcext:value-type="float">
            <text:p>0</text:p>
          </table:table-cell>
          <table:table-cell table:style-name="ce63" table:formula="of:=IF([.AP194]=1;IF(OR(SUM([.AO193:.AQ195];-1)=2;SUM([.AO193:.AQ195];-1)=3);1;0);IF(SUM([.AO193:.AQ195])=3;1;0))" office:value-type="float" office:value="0" calcext:value-type="float">
            <text:p>0</text:p>
          </table:table-cell>
          <table:table-cell table:style-name="ce63" table:formula="of:=IF([.AQ194]=1;IF(OR(SUM([.AP193:.AR195];-1)=2;SUM([.AP193:.AR195];-1)=3);1;0);IF(SUM([.AP193:.AR195])=3;1;0))" office:value-type="float" office:value="0" calcext:value-type="float">
            <text:p>0</text:p>
          </table:table-cell>
          <table:table-cell table:style-name="ce63" table:formula="of:=IF([.AR194]=1;IF(OR(SUM([.AQ193:.AS195];-1)=2;SUM([.AQ193:.AS195];-1)=3);1;0);IF(SUM([.AQ193:.AS195])=3;1;0))" office:value-type="float" office:value="1" calcext:value-type="float">
            <text:p>1</text:p>
          </table:table-cell>
          <table:table-cell table:style-name="ce63" table:formula="of:=IF([.AS194]=1;IF(OR(SUM([.AR193:.AT195];-1)=2;SUM([.AR193:.AT195];-1)=3);1;0);IF(SUM([.AR193:.AT195])=3;1;0))" office:value-type="float" office:value="1" calcext:value-type="float">
            <text:p>1</text:p>
          </table:table-cell>
          <table:table-cell table:style-name="ce63" table:formula="of:=IF([.AT194]=1;IF(OR(SUM([.AS193:.AU195];-1)=2;SUM([.AS193:.AU195];-1)=3);1;0);IF(SUM([.AS193:.AU195])=3;1;0))" office:value-type="float" office:value="0" calcext:value-type="float">
            <text:p>0</text:p>
          </table:table-cell>
          <table:table-cell table:style-name="ce63" table:formula="of:=IF([.AU194]=1;IF(OR(SUM([.AT193:.AV195];-1)=2;SUM([.AT193:.AV195];-1)=3);1;0);IF(SUM([.AT193:.AV195])=3;1;0))" office:value-type="float" office:value="0" calcext:value-type="float">
            <text:p>0</text:p>
          </table:table-cell>
          <table:table-cell table:style-name="ce63" table:formula="of:=IF([.AV194]=1;IF(OR(SUM([.AU193:.AW195];-1)=2;SUM([.AU193:.AW195];-1)=3);1;0);IF(SUM([.AU193:.AW195])=3;1;0))" office:value-type="float" office:value="0" calcext:value-type="float">
            <text:p>0</text:p>
          </table:table-cell>
          <table:table-cell table:style-name="ce63" table:formula="of:=IF([.AW194]=1;IF(OR(SUM([.AV193:.AX195];-1)=2;SUM([.AV193:.AX195];-1)=3);1;0);IF(SUM([.AV193:.AX195])=3;1;0))" office:value-type="float" office:value="0" calcext:value-type="float">
            <text:p>0</text:p>
          </table:table-cell>
          <table:table-cell table:style-name="ce63" table:formula="of:=IF([.AX194]=1;IF(OR(SUM([.AW193:.AY195];-1)=2;SUM([.AW193:.AY195];-1)=3);1;0);IF(SUM([.AW193:.AY195])=3;1;0))" office:value-type="float" office:value="0" calcext:value-type="float">
            <text:p>0</text:p>
          </table:table-cell>
          <table:table-cell table:style-name="ce63" table:formula="of:=IF([.AY194]=1;IF(OR(SUM([.AX193:.AZ195];-1)=2;SUM([.AX193:.AZ195];-1)=3);1;0);IF(SUM([.AX193:.AZ195])=3;1;0))" office:value-type="float" office:value="0" calcext:value-type="float">
            <text:p>0</text:p>
          </table:table-cell>
          <table:table-cell table:style-name="ce63" table:formula="of:=IF([.AZ194]=1;IF(OR(SUM([.AY193:.BA195];-1)=2;SUM([.AY193:.BA195];-1)=3);1;0);IF(SUM([.AY193:.BA195])=3;1;0))" office:value-type="float" office:value="1" calcext:value-type="float">
            <text:p>1</text:p>
          </table:table-cell>
          <table:table-cell table:style-name="ce63" table:formula="of:=IF([.BA194]=1;IF(OR(SUM([.AZ193:.BB195];-1)=2;SUM([.AZ193:.BB195];-1)=3);1;0);IF(SUM([.AZ193:.BB195])=3;1;0))" office:value-type="float" office:value="1" calcext:value-type="float">
            <text:p>1</text:p>
          </table:table-cell>
          <table:table-cell table:style-name="ce63" table:formula="of:=IF([.BB194]=1;IF(OR(SUM([.BA193:.BC195];-1)=2;SUM([.BA193:.BC195];-1)=3);1;0);IF(SUM([.BA193:.BC195])=3;1;0))" office:value-type="float" office:value="0" calcext:value-type="float">
            <text:p>0</text:p>
          </table:table-cell>
          <table:table-cell table:style-name="ce63" table:formula="of:=IF([.BC194]=1;IF(OR(SUM([.BB193:.BD195];-1)=2;SUM([.BB193:.BD195];-1)=3);1;0);IF(SUM([.BB193:.BD195])=3;1;0))" office:value-type="float" office:value="0" calcext:value-type="float">
            <text:p>0</text:p>
          </table:table-cell>
          <table:table-cell table:style-name="ce63" table:formula="of:=IF([.BD194]=1;IF(OR(SUM([.BC193:.BE195];-1)=2;SUM([.BC193:.BE195];-1)=3);1;0);IF(SUM([.BC193:.BE195])=3;1;0))" office:value-type="float" office:value="0" calcext:value-type="float">
            <text:p>0</text:p>
          </table:table-cell>
          <table:table-cell table:style-name="ce63" table:formula="of:=IF([.BE194]=1;IF(OR(SUM([.BD193:.BF195];-1)=2;SUM([.BD193:.BF195];-1)=3);1;0);IF(SUM([.BD193:.BF195])=3;1;0))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63" table:formula="of:=IF([.C195]=1;IF(OR(SUM([.B194:.D196];-1)=2;SUM([.B194:.D196];-1)=3);1;0);IF(SUM([.B194:.D196])=3;1;0))" office:value-type="float" office:value="0" calcext:value-type="float">
            <text:p>0</text:p>
          </table:table-cell>
          <table:table-cell table:style-name="ce63" table:formula="of:=IF([.D195]=1;IF(OR(SUM([.C194:.E196];-1)=2;SUM([.C194:.E196];-1)=3);1;0);IF(SUM([.C194:.E196])=3;1;0))" office:value-type="float" office:value="0" calcext:value-type="float">
            <text:p>0</text:p>
          </table:table-cell>
          <table:table-cell table:style-name="ce63" table:formula="of:=IF([.E195]=1;IF(OR(SUM([.D194:.F196];-1)=2;SUM([.D194:.F196];-1)=3);1;0);IF(SUM([.D194:.F196])=3;1;0))" office:value-type="float" office:value="0" calcext:value-type="float">
            <text:p>0</text:p>
          </table:table-cell>
          <table:table-cell table:style-name="ce63" table:formula="of:=IF([.F195]=1;IF(OR(SUM([.E194:.G196];-1)=2;SUM([.E194:.G196];-1)=3);1;0);IF(SUM([.E194:.G196])=3;1;0))" office:value-type="float" office:value="0" calcext:value-type="float">
            <text:p>0</text:p>
          </table:table-cell>
          <table:table-cell table:style-name="ce63" table:formula="of:=IF([.G195]=1;IF(OR(SUM([.F194:.H196];-1)=2;SUM([.F194:.H196];-1)=3);1;0);IF(SUM([.F194:.H196])=3;1;0))" office:value-type="float" office:value="0" calcext:value-type="float">
            <text:p>0</text:p>
          </table:table-cell>
          <table:table-cell table:style-name="ce63" table:formula="of:=IF([.H195]=1;IF(OR(SUM([.G194:.I196];-1)=2;SUM([.G194:.I196];-1)=3);1;0);IF(SUM([.G194:.I196])=3;1;0))" office:value-type="float" office:value="0" calcext:value-type="float">
            <text:p>0</text:p>
          </table:table-cell>
          <table:table-cell table:style-name="ce63" table:formula="of:=IF([.I195]=1;IF(OR(SUM([.H194:.J196];-1)=2;SUM([.H194:.J196];-1)=3);1;0);IF(SUM([.H194:.J196])=3;1;0))" office:value-type="float" office:value="0" calcext:value-type="float">
            <text:p>0</text:p>
          </table:table-cell>
          <table:table-cell table:style-name="ce63" table:formula="of:=IF([.J195]=1;IF(OR(SUM([.I194:.K196];-1)=2;SUM([.I194:.K196];-1)=3);1;0);IF(SUM([.I194:.K196])=3;1;0))" office:value-type="float" office:value="0" calcext:value-type="float">
            <text:p>0</text:p>
          </table:table-cell>
          <table:table-cell table:style-name="ce63" table:formula="of:=IF([.K195]=1;IF(OR(SUM([.J194:.L196];-1)=2;SUM([.J194:.L196];-1)=3);1;0);IF(SUM([.J194:.L196])=3;1;0))" office:value-type="float" office:value="1" calcext:value-type="float">
            <text:p>1</text:p>
          </table:table-cell>
          <table:table-cell table:style-name="ce63" table:formula="of:=IF([.L195]=1;IF(OR(SUM([.K194:.M196];-1)=2;SUM([.K194:.M196];-1)=3);1;0);IF(SUM([.K194:.M196])=3;1;0))" office:value-type="float" office:value="1" calcext:value-type="float">
            <text:p>1</text:p>
          </table:table-cell>
          <table:table-cell table:style-name="ce63" table:formula="of:=IF([.M195]=1;IF(OR(SUM([.L194:.N196];-1)=2;SUM([.L194:.N196];-1)=3);1;0);IF(SUM([.L194:.N196])=3;1;0))" office:value-type="float" office:value="1" calcext:value-type="float">
            <text:p>1</text:p>
          </table:table-cell>
          <table:table-cell table:style-name="ce63" table:formula="of:=IF([.N195]=1;IF(OR(SUM([.M194:.O196];-1)=2;SUM([.M194:.O196];-1)=3);1;0);IF(SUM([.M194:.O196])=3;1;0))" office:value-type="float" office:value="0" calcext:value-type="float">
            <text:p>0</text:p>
          </table:table-cell>
          <table:table-cell table:style-name="ce63" table:formula="of:=IF([.O195]=1;IF(OR(SUM([.N194:.P196];-1)=2;SUM([.N194:.P196];-1)=3);1;0);IF(SUM([.N194:.P196])=3;1;0))" office:value-type="float" office:value="0" calcext:value-type="float">
            <text:p>0</text:p>
          </table:table-cell>
          <table:table-cell table:style-name="ce63" table:formula="of:=IF([.P195]=1;IF(OR(SUM([.O194:.Q196];-1)=2;SUM([.O194:.Q196];-1)=3);1;0);IF(SUM([.O194:.Q196])=3;1;0))" office:value-type="float" office:value="0" calcext:value-type="float">
            <text:p>0</text:p>
          </table:table-cell>
          <table:table-cell table:style-name="ce63" table:formula="of:=IF([.Q195]=1;IF(OR(SUM([.P194:.R196];-1)=2;SUM([.P194:.R196];-1)=3);1;0);IF(SUM([.P194:.R196])=3;1;0))" office:value-type="float" office:value="0" calcext:value-type="float">
            <text:p>0</text:p>
          </table:table-cell>
          <table:table-cell table:style-name="ce63" table:formula="of:=IF([.R195]=1;IF(OR(SUM([.Q194:.S196];-1)=2;SUM([.Q194:.S196];-1)=3);1;0);IF(SUM([.Q194:.S196])=3;1;0))" office:value-type="float" office:value="0" calcext:value-type="float">
            <text:p>0</text:p>
          </table:table-cell>
          <table:table-cell table:style-name="ce63" table:formula="of:=IF([.S195]=1;IF(OR(SUM([.R194:.T196];-1)=2;SUM([.R194:.T196];-1)=3);1;0);IF(SUM([.R194:.T196])=3;1;0))" office:value-type="float" office:value="0" calcext:value-type="float">
            <text:p>0</text:p>
          </table:table-cell>
          <table:table-cell table:style-name="ce63" table:formula="of:=IF([.T195]=1;IF(OR(SUM([.S194:.U196];-1)=2;SUM([.S194:.U196];-1)=3);1;0);IF(SUM([.S194:.U196])=3;1;0))" office:value-type="float" office:value="0" calcext:value-type="float">
            <text:p>0</text:p>
          </table:table-cell>
          <table:table-cell table:style-name="ce63" table:formula="of:=IF([.U195]=1;IF(OR(SUM([.T194:.V196];-1)=2;SUM([.T194:.V196];-1)=3);1;0);IF(SUM([.T194:.V196])=3;1;0))" office:value-type="float" office:value="0" calcext:value-type="float">
            <text:p>0</text:p>
          </table:table-cell>
          <table:table-cell table:style-name="ce63" table:formula="of:=IF([.V195]=1;IF(OR(SUM([.U194:.W196];-1)=2;SUM([.U194:.W196];-1)=3);1;0);IF(SUM([.U194:.W196])=3;1;0))" office:value-type="float" office:value="0" calcext:value-type="float">
            <text:p>0</text:p>
          </table:table-cell>
          <table:table-cell table:style-name="ce63" table:formula="of:=IF([.W195]=1;IF(OR(SUM([.V194:.X196];-1)=2;SUM([.V194:.X196];-1)=3);1;0);IF(SUM([.V194:.X196])=3;1;0))" office:value-type="float" office:value="0" calcext:value-type="float">
            <text:p>0</text:p>
          </table:table-cell>
          <table:table-cell table:style-name="ce63" table:formula="of:=IF([.X195]=1;IF(OR(SUM([.W194:.Y196];-1)=2;SUM([.W194:.Y196];-1)=3);1;0);IF(SUM([.W194:.Y196])=3;1;0))" office:value-type="float" office:value="0" calcext:value-type="float">
            <text:p>0</text:p>
          </table:table-cell>
          <table:table-cell table:style-name="ce63" table:formula="of:=IF([.Y195]=1;IF(OR(SUM([.X194:.Z196];-1)=2;SUM([.X194:.Z196];-1)=3);1;0);IF(SUM([.X194:.Z196])=3;1;0))" office:value-type="float" office:value="0" calcext:value-type="float">
            <text:p>0</text:p>
          </table:table-cell>
          <table:table-cell table:style-name="ce63" table:formula="of:=IF([.Z195]=1;IF(OR(SUM([.Y194:.AA196];-1)=2;SUM([.Y194:.AA196];-1)=3);1;0);IF(SUM([.Y194:.AA196])=3;1;0))" office:value-type="float" office:value="1" calcext:value-type="float">
            <text:p>1</text:p>
          </table:table-cell>
          <table:table-cell table:style-name="ce63" table:formula="of:=IF([.AA195]=1;IF(OR(SUM([.Z194:.AB196];-1)=2;SUM([.Z194:.AB196];-1)=3);1;0);IF(SUM([.Z194:.AB196])=3;1;0))" office:value-type="float" office:value="0" calcext:value-type="float">
            <text:p>0</text:p>
          </table:table-cell>
          <table:table-cell table:style-name="ce63" table:formula="of:=IF([.AB195]=1;IF(OR(SUM([.AA194:.AC196];-1)=2;SUM([.AA194:.AC196];-1)=3);1;0);IF(SUM([.AA194:.AC196])=3;1;0))" office:value-type="float" office:value="1" calcext:value-type="float">
            <text:p>1</text:p>
          </table:table-cell>
          <table:table-cell table:style-name="ce63" table:formula="of:=IF([.AC195]=1;IF(OR(SUM([.AB194:.AD196];-1)=2;SUM([.AB194:.AD196];-1)=3);1;0);IF(SUM([.AB194:.AD196])=3;1;0))" office:value-type="float" office:value="0" calcext:value-type="float">
            <text:p>0</text:p>
          </table:table-cell>
          <table:table-cell table:style-name="ce63" table:formula="of:=IF([.AD195]=1;IF(OR(SUM([.AC194:.AE196];-1)=2;SUM([.AC194:.AE196];-1)=3);1;0);IF(SUM([.AC194:.AE196])=3;1;0))" office:value-type="float" office:value="0" calcext:value-type="float">
            <text:p>0</text:p>
          </table:table-cell>
          <table:table-cell table:style-name="ce63" table:formula="of:=IF([.AE195]=1;IF(OR(SUM([.AD194:.AF196];-1)=2;SUM([.AD194:.AF196];-1)=3);1;0);IF(SUM([.AD194:.AF196])=3;1;0))" office:value-type="float" office:value="0" calcext:value-type="float">
            <text:p>0</text:p>
          </table:table-cell>
          <table:table-cell table:style-name="ce63" table:formula="of:=IF([.AF195]=1;IF(OR(SUM([.AE194:.AG196];-1)=2;SUM([.AE194:.AG196];-1)=3);1;0);IF(SUM([.AE194:.AG196])=3;1;0))" office:value-type="float" office:value="0" calcext:value-type="float">
            <text:p>0</text:p>
          </table:table-cell>
          <table:table-cell table:style-name="ce63" table:formula="of:=IF([.AG195]=1;IF(OR(SUM([.AF194:.AH196];-1)=2;SUM([.AF194:.AH196];-1)=3);1;0);IF(SUM([.AF194:.AH196])=3;1;0))" office:value-type="float" office:value="1" calcext:value-type="float">
            <text:p>1</text:p>
          </table:table-cell>
          <table:table-cell table:style-name="ce63" table:formula="of:=IF([.AH195]=1;IF(OR(SUM([.AG194:.AI196];-1)=2;SUM([.AG194:.AI196];-1)=3);1;0);IF(SUM([.AG194:.AI196])=3;1;0))" office:value-type="float" office:value="0" calcext:value-type="float">
            <text:p>0</text:p>
          </table:table-cell>
          <table:table-cell table:style-name="ce63" table:formula="of:=IF([.AI195]=1;IF(OR(SUM([.AH194:.AJ196];-1)=2;SUM([.AH194:.AJ196];-1)=3);1;0);IF(SUM([.AH194:.AJ196])=3;1;0))" office:value-type="float" office:value="0" calcext:value-type="float">
            <text:p>0</text:p>
          </table:table-cell>
          <table:table-cell table:style-name="ce63" table:formula="of:=IF([.AJ195]=1;IF(OR(SUM([.AI194:.AK196];-1)=2;SUM([.AI194:.AK196];-1)=3);1;0);IF(SUM([.AI194:.AK196])=3;1;0))" office:value-type="float" office:value="0" calcext:value-type="float">
            <text:p>0</text:p>
          </table:table-cell>
          <table:table-cell table:style-name="ce63" table:formula="of:=IF([.AK195]=1;IF(OR(SUM([.AJ194:.AL196];-1)=2;SUM([.AJ194:.AL196];-1)=3);1;0);IF(SUM([.AJ194:.AL196])=3;1;0))" office:value-type="float" office:value="0" calcext:value-type="float">
            <text:p>0</text:p>
          </table:table-cell>
          <table:table-cell table:style-name="ce63" table:formula="of:=IF([.AL195]=1;IF(OR(SUM([.AK194:.AM196];-1)=2;SUM([.AK194:.AM196];-1)=3);1;0);IF(SUM([.AK194:.AM196])=3;1;0))" office:value-type="float" office:value="0" calcext:value-type="float">
            <text:p>0</text:p>
          </table:table-cell>
          <table:table-cell table:style-name="ce63" table:formula="of:=IF([.AM195]=1;IF(OR(SUM([.AL194:.AN196];-1)=2;SUM([.AL194:.AN196];-1)=3);1;0);IF(SUM([.AL194:.AN196])=3;1;0))" office:value-type="float" office:value="0" calcext:value-type="float">
            <text:p>0</text:p>
          </table:table-cell>
          <table:table-cell table:style-name="ce63" table:formula="of:=IF([.AN195]=1;IF(OR(SUM([.AM194:.AO196];-1)=2;SUM([.AM194:.AO196];-1)=3);1;0);IF(SUM([.AM194:.AO196])=3;1;0))" office:value-type="float" office:value="0" calcext:value-type="float">
            <text:p>0</text:p>
          </table:table-cell>
          <table:table-cell table:style-name="ce63" table:formula="of:=IF([.AO195]=1;IF(OR(SUM([.AN194:.AP196];-1)=2;SUM([.AN194:.AP196];-1)=3);1;0);IF(SUM([.AN194:.AP196])=3;1;0))" office:value-type="float" office:value="0" calcext:value-type="float">
            <text:p>0</text:p>
          </table:table-cell>
          <table:table-cell table:style-name="ce63" table:formula="of:=IF([.AP195]=1;IF(OR(SUM([.AO194:.AQ196];-1)=2;SUM([.AO194:.AQ196];-1)=3);1;0);IF(SUM([.AO194:.AQ196])=3;1;0))" office:value-type="float" office:value="0" calcext:value-type="float">
            <text:p>0</text:p>
          </table:table-cell>
          <table:table-cell table:style-name="ce63" table:formula="of:=IF([.AQ195]=1;IF(OR(SUM([.AP194:.AR196];-1)=2;SUM([.AP194:.AR196];-1)=3);1;0);IF(SUM([.AP194:.AR196])=3;1;0))" office:value-type="float" office:value="0" calcext:value-type="float">
            <text:p>0</text:p>
          </table:table-cell>
          <table:table-cell table:style-name="ce63" table:formula="of:=IF([.AR195]=1;IF(OR(SUM([.AQ194:.AS196];-1)=2;SUM([.AQ194:.AS196];-1)=3);1;0);IF(SUM([.AQ194:.AS196])=3;1;0))" office:value-type="float" office:value="1" calcext:value-type="float">
            <text:p>1</text:p>
          </table:table-cell>
          <table:table-cell table:style-name="ce63" table:formula="of:=IF([.AS195]=1;IF(OR(SUM([.AR194:.AT196];-1)=2;SUM([.AR194:.AT196];-1)=3);1;0);IF(SUM([.AR194:.AT196])=3;1;0))" office:value-type="float" office:value="1" calcext:value-type="float">
            <text:p>1</text:p>
          </table:table-cell>
          <table:table-cell table:style-name="ce63" table:formula="of:=IF([.AT195]=1;IF(OR(SUM([.AS194:.AU196];-1)=2;SUM([.AS194:.AU196];-1)=3);1;0);IF(SUM([.AS194:.AU196])=3;1;0))" office:value-type="float" office:value="1" calcext:value-type="float">
            <text:p>1</text:p>
          </table:table-cell>
          <table:table-cell table:style-name="ce63" table:formula="of:=IF([.AU195]=1;IF(OR(SUM([.AT194:.AV196];-1)=2;SUM([.AT194:.AV196];-1)=3);1;0);IF(SUM([.AT194:.AV196])=3;1;0))" office:value-type="float" office:value="0" calcext:value-type="float">
            <text:p>0</text:p>
          </table:table-cell>
          <table:table-cell table:style-name="ce63" table:formula="of:=IF([.AV195]=1;IF(OR(SUM([.AU194:.AW196];-1)=2;SUM([.AU194:.AW196];-1)=3);1;0);IF(SUM([.AU194:.AW196])=3;1;0))" office:value-type="float" office:value="0" calcext:value-type="float">
            <text:p>0</text:p>
          </table:table-cell>
          <table:table-cell table:style-name="ce63" table:formula="of:=IF([.AW195]=1;IF(OR(SUM([.AV194:.AX196];-1)=2;SUM([.AV194:.AX196];-1)=3);1;0);IF(SUM([.AV194:.AX196])=3;1;0))" office:value-type="float" office:value="0" calcext:value-type="float">
            <text:p>0</text:p>
          </table:table-cell>
          <table:table-cell table:style-name="ce63" table:formula="of:=IF([.AX195]=1;IF(OR(SUM([.AW194:.AY196];-1)=2;SUM([.AW194:.AY196];-1)=3);1;0);IF(SUM([.AW194:.AY196])=3;1;0))" office:value-type="float" office:value="0" calcext:value-type="float">
            <text:p>0</text:p>
          </table:table-cell>
          <table:table-cell table:style-name="ce63" table:formula="of:=IF([.AY195]=1;IF(OR(SUM([.AX194:.AZ196];-1)=2;SUM([.AX194:.AZ196];-1)=3);1;0);IF(SUM([.AX194:.AZ196])=3;1;0))" office:value-type="float" office:value="0" calcext:value-type="float">
            <text:p>0</text:p>
          </table:table-cell>
          <table:table-cell table:style-name="ce63" table:formula="of:=IF([.AZ195]=1;IF(OR(SUM([.AY194:.BA196];-1)=2;SUM([.AY194:.BA196];-1)=3);1;0);IF(SUM([.AY194:.BA196])=3;1;0))" office:value-type="float" office:value="1" calcext:value-type="float">
            <text:p>1</text:p>
          </table:table-cell>
          <table:table-cell table:style-name="ce63" table:formula="of:=IF([.BA195]=1;IF(OR(SUM([.AZ194:.BB196];-1)=2;SUM([.AZ194:.BB196];-1)=3);1;0);IF(SUM([.AZ194:.BB196])=3;1;0))" office:value-type="float" office:value="1" calcext:value-type="float">
            <text:p>1</text:p>
          </table:table-cell>
          <table:table-cell table:style-name="ce63" table:formula="of:=IF([.BB195]=1;IF(OR(SUM([.BA194:.BC196];-1)=2;SUM([.BA194:.BC196];-1)=3);1;0);IF(SUM([.BA194:.BC196])=3;1;0))" office:value-type="float" office:value="0" calcext:value-type="float">
            <text:p>0</text:p>
          </table:table-cell>
          <table:table-cell table:style-name="ce63" table:formula="of:=IF([.BC195]=1;IF(OR(SUM([.BB194:.BD196];-1)=2;SUM([.BB194:.BD196];-1)=3);1;0);IF(SUM([.BB194:.BD196])=3;1;0))" office:value-type="float" office:value="0" calcext:value-type="float">
            <text:p>0</text:p>
          </table:table-cell>
          <table:table-cell table:style-name="ce63" table:formula="of:=IF([.BD195]=1;IF(OR(SUM([.BC194:.BE196];-1)=2;SUM([.BC194:.BE196];-1)=3);1;0);IF(SUM([.BC194:.BE196])=3;1;0))" office:value-type="float" office:value="0" calcext:value-type="float">
            <text:p>0</text:p>
          </table:table-cell>
          <table:table-cell table:style-name="ce63" table:formula="of:=IF([.BE195]=1;IF(OR(SUM([.BD194:.BF196];-1)=2;SUM([.BD194:.BF196];-1)=3);1;0);IF(SUM([.BD194:.BF196])=3;1;0))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63" table:formula="of:=IF([.C196]=1;IF(OR(SUM([.B195:.D197];-1)=2;SUM([.B195:.D197];-1)=3);1;0);IF(SUM([.B195:.D197])=3;1;0))" office:value-type="float" office:value="0" calcext:value-type="float">
            <text:p>0</text:p>
          </table:table-cell>
          <table:table-cell table:style-name="ce63" table:formula="of:=IF([.D196]=1;IF(OR(SUM([.C195:.E197];-1)=2;SUM([.C195:.E197];-1)=3);1;0);IF(SUM([.C195:.E197])=3;1;0))" office:value-type="float" office:value="0" calcext:value-type="float">
            <text:p>0</text:p>
          </table:table-cell>
          <table:table-cell table:style-name="ce63" table:formula="of:=IF([.E196]=1;IF(OR(SUM([.D195:.F197];-1)=2;SUM([.D195:.F197];-1)=3);1;0);IF(SUM([.D195:.F197])=3;1;0))" office:value-type="float" office:value="0" calcext:value-type="float">
            <text:p>0</text:p>
          </table:table-cell>
          <table:table-cell table:style-name="ce63" table:formula="of:=IF([.F196]=1;IF(OR(SUM([.E195:.G197];-1)=2;SUM([.E195:.G197];-1)=3);1;0);IF(SUM([.E195:.G197])=3;1;0))" office:value-type="float" office:value="0" calcext:value-type="float">
            <text:p>0</text:p>
          </table:table-cell>
          <table:table-cell table:style-name="ce63" table:formula="of:=IF([.G196]=1;IF(OR(SUM([.F195:.H197];-1)=2;SUM([.F195:.H197];-1)=3);1;0);IF(SUM([.F195:.H197])=3;1;0))" office:value-type="float" office:value="0" calcext:value-type="float">
            <text:p>0</text:p>
          </table:table-cell>
          <table:table-cell table:style-name="ce63" table:formula="of:=IF([.H196]=1;IF(OR(SUM([.G195:.I197];-1)=2;SUM([.G195:.I197];-1)=3);1;0);IF(SUM([.G195:.I197])=3;1;0))" office:value-type="float" office:value="0" calcext:value-type="float">
            <text:p>0</text:p>
          </table:table-cell>
          <table:table-cell table:style-name="ce63" table:formula="of:=IF([.I196]=1;IF(OR(SUM([.H195:.J197];-1)=2;SUM([.H195:.J197];-1)=3);1;0);IF(SUM([.H195:.J197])=3;1;0))" office:value-type="float" office:value="0" calcext:value-type="float">
            <text:p>0</text:p>
          </table:table-cell>
          <table:table-cell table:style-name="ce63" table:formula="of:=IF([.J196]=1;IF(OR(SUM([.I195:.K197];-1)=2;SUM([.I195:.K197];-1)=3);1;0);IF(SUM([.I195:.K197])=3;1;0))" office:value-type="float" office:value="0" calcext:value-type="float">
            <text:p>0</text:p>
          </table:table-cell>
          <table:table-cell table:style-name="ce63" table:formula="of:=IF([.K196]=1;IF(OR(SUM([.J195:.L197];-1)=2;SUM([.J195:.L197];-1)=3);1;0);IF(SUM([.J195:.L197])=3;1;0))" office:value-type="float" office:value="0" calcext:value-type="float">
            <text:p>0</text:p>
          </table:table-cell>
          <table:table-cell table:style-name="ce63" table:formula="of:=IF([.L196]=1;IF(OR(SUM([.K195:.M197];-1)=2;SUM([.K195:.M197];-1)=3);1;0);IF(SUM([.K195:.M197])=3;1;0))" office:value-type="float" office:value="0" calcext:value-type="float">
            <text:p>0</text:p>
          </table:table-cell>
          <table:table-cell table:style-name="ce63" table:formula="of:=IF([.M196]=1;IF(OR(SUM([.L195:.N197];-1)=2;SUM([.L195:.N197];-1)=3);1;0);IF(SUM([.L195:.N197])=3;1;0))" office:value-type="float" office:value="0" calcext:value-type="float">
            <text:p>0</text:p>
          </table:table-cell>
          <table:table-cell table:style-name="ce63" table:formula="of:=IF([.N196]=1;IF(OR(SUM([.M195:.O197];-1)=2;SUM([.M195:.O197];-1)=3);1;0);IF(SUM([.M195:.O197])=3;1;0))" office:value-type="float" office:value="0" calcext:value-type="float">
            <text:p>0</text:p>
          </table:table-cell>
          <table:table-cell table:style-name="ce63" table:formula="of:=IF([.O196]=1;IF(OR(SUM([.N195:.P197];-1)=2;SUM([.N195:.P197];-1)=3);1;0);IF(SUM([.N195:.P197])=3;1;0))" office:value-type="float" office:value="0" calcext:value-type="float">
            <text:p>0</text:p>
          </table:table-cell>
          <table:table-cell table:style-name="ce63" table:formula="of:=IF([.P196]=1;IF(OR(SUM([.O195:.Q197];-1)=2;SUM([.O195:.Q197];-1)=3);1;0);IF(SUM([.O195:.Q197])=3;1;0))" office:value-type="float" office:value="0" calcext:value-type="float">
            <text:p>0</text:p>
          </table:table-cell>
          <table:table-cell table:style-name="ce63" table:formula="of:=IF([.Q196]=1;IF(OR(SUM([.P195:.R197];-1)=2;SUM([.P195:.R197];-1)=3);1;0);IF(SUM([.P195:.R197])=3;1;0))" office:value-type="float" office:value="0" calcext:value-type="float">
            <text:p>0</text:p>
          </table:table-cell>
          <table:table-cell table:style-name="ce63" table:formula="of:=IF([.R196]=1;IF(OR(SUM([.Q195:.S197];-1)=2;SUM([.Q195:.S197];-1)=3);1;0);IF(SUM([.Q195:.S197])=3;1;0))" office:value-type="float" office:value="1" calcext:value-type="float">
            <text:p>1</text:p>
          </table:table-cell>
          <table:table-cell table:style-name="ce63" table:formula="of:=IF([.S196]=1;IF(OR(SUM([.R195:.T197];-1)=2;SUM([.R195:.T197];-1)=3);1;0);IF(SUM([.R195:.T197])=3;1;0))" office:value-type="float" office:value="1" calcext:value-type="float">
            <text:p>1</text:p>
          </table:table-cell>
          <table:table-cell table:style-name="ce63" table:formula="of:=IF([.T196]=1;IF(OR(SUM([.S195:.U197];-1)=2;SUM([.S195:.U197];-1)=3);1;0);IF(SUM([.S195:.U197])=3;1;0))" office:value-type="float" office:value="0" calcext:value-type="float">
            <text:p>0</text:p>
          </table:table-cell>
          <table:table-cell table:style-name="ce63" table:formula="of:=IF([.U196]=1;IF(OR(SUM([.T195:.V197];-1)=2;SUM([.T195:.V197];-1)=3);1;0);IF(SUM([.T195:.V197])=3;1;0))" office:value-type="float" office:value="0" calcext:value-type="float">
            <text:p>0</text:p>
          </table:table-cell>
          <table:table-cell table:style-name="ce63" table:formula="of:=IF([.V196]=1;IF(OR(SUM([.U195:.W197];-1)=2;SUM([.U195:.W197];-1)=3);1;0);IF(SUM([.U195:.W197])=3;1;0))" office:value-type="float" office:value="0" calcext:value-type="float">
            <text:p>0</text:p>
          </table:table-cell>
          <table:table-cell table:style-name="ce63" table:formula="of:=IF([.W196]=1;IF(OR(SUM([.V195:.X197];-1)=2;SUM([.V195:.X197];-1)=3);1;0);IF(SUM([.V195:.X197])=3;1;0))" office:value-type="float" office:value="0" calcext:value-type="float">
            <text:p>0</text:p>
          </table:table-cell>
          <table:table-cell table:style-name="ce63" table:formula="of:=IF([.X196]=1;IF(OR(SUM([.W195:.Y197];-1)=2;SUM([.W195:.Y197];-1)=3);1;0);IF(SUM([.W195:.Y197])=3;1;0))" office:value-type="float" office:value="1" calcext:value-type="float">
            <text:p>1</text:p>
          </table:table-cell>
          <table:table-cell table:style-name="ce63" table:formula="of:=IF([.Y196]=1;IF(OR(SUM([.X195:.Z197];-1)=2;SUM([.X195:.Z197];-1)=3);1;0);IF(SUM([.X195:.Z197])=3;1;0))" office:value-type="float" office:value="1" calcext:value-type="float">
            <text:p>1</text:p>
          </table:table-cell>
          <table:table-cell table:style-name="ce63" table:formula="of:=IF([.Z196]=1;IF(OR(SUM([.Y195:.AA197];-1)=2;SUM([.Y195:.AA197];-1)=3);1;0);IF(SUM([.Y195:.AA197])=3;1;0))" office:value-type="float" office:value="0" calcext:value-type="float">
            <text:p>0</text:p>
          </table:table-cell>
          <table:table-cell table:style-name="ce63" table:formula="of:=IF([.AA196]=1;IF(OR(SUM([.Z195:.AB197];-1)=2;SUM([.Z195:.AB197];-1)=3);1;0);IF(SUM([.Z195:.AB197])=3;1;0))" office:value-type="float" office:value="0" calcext:value-type="float">
            <text:p>0</text:p>
          </table:table-cell>
          <table:table-cell table:style-name="ce63" table:formula="of:=IF([.AB196]=1;IF(OR(SUM([.AA195:.AC197];-1)=2;SUM([.AA195:.AC197];-1)=3);1;0);IF(SUM([.AA195:.AC197])=3;1;0))" office:value-type="float" office:value="0" calcext:value-type="float">
            <text:p>0</text:p>
          </table:table-cell>
          <table:table-cell table:style-name="ce63" table:formula="of:=IF([.AC196]=1;IF(OR(SUM([.AB195:.AD197];-1)=2;SUM([.AB195:.AD197];-1)=3);1;0);IF(SUM([.AB195:.AD197])=3;1;0))" office:value-type="float" office:value="0" calcext:value-type="float">
            <text:p>0</text:p>
          </table:table-cell>
          <table:table-cell table:style-name="ce63" table:formula="of:=IF([.AD196]=1;IF(OR(SUM([.AC195:.AE197];-1)=2;SUM([.AC195:.AE197];-1)=3);1;0);IF(SUM([.AC195:.AE197])=3;1;0))" office:value-type="float" office:value="0" calcext:value-type="float">
            <text:p>0</text:p>
          </table:table-cell>
          <table:table-cell table:style-name="ce63" table:formula="of:=IF([.AE196]=1;IF(OR(SUM([.AD195:.AF197];-1)=2;SUM([.AD195:.AF197];-1)=3);1;0);IF(SUM([.AD195:.AF197])=3;1;0))" office:value-type="float" office:value="0" calcext:value-type="float">
            <text:p>0</text:p>
          </table:table-cell>
          <table:table-cell table:style-name="ce63" table:formula="of:=IF([.AF196]=1;IF(OR(SUM([.AE195:.AG197];-1)=2;SUM([.AE195:.AG197];-1)=3);1;0);IF(SUM([.AE195:.AG197])=3;1;0))" office:value-type="float" office:value="0" calcext:value-type="float">
            <text:p>0</text:p>
          </table:table-cell>
          <table:table-cell table:style-name="ce63" table:formula="of:=IF([.AG196]=1;IF(OR(SUM([.AF195:.AH197];-1)=2;SUM([.AF195:.AH197];-1)=3);1;0);IF(SUM([.AF195:.AH197])=3;1;0))" office:value-type="float" office:value="1" calcext:value-type="float">
            <text:p>1</text:p>
          </table:table-cell>
          <table:table-cell table:style-name="ce63" table:formula="of:=IF([.AH196]=1;IF(OR(SUM([.AG195:.AI197];-1)=2;SUM([.AG195:.AI197];-1)=3);1;0);IF(SUM([.AG195:.AI197])=3;1;0))" office:value-type="float" office:value="0" calcext:value-type="float">
            <text:p>0</text:p>
          </table:table-cell>
          <table:table-cell table:style-name="ce63" table:formula="of:=IF([.AI196]=1;IF(OR(SUM([.AH195:.AJ197];-1)=2;SUM([.AH195:.AJ197];-1)=3);1;0);IF(SUM([.AH195:.AJ197])=3;1;0))" office:value-type="float" office:value="0" calcext:value-type="float">
            <text:p>0</text:p>
          </table:table-cell>
          <table:table-cell table:style-name="ce63" table:formula="of:=IF([.AJ196]=1;IF(OR(SUM([.AI195:.AK197];-1)=2;SUM([.AI195:.AK197];-1)=3);1;0);IF(SUM([.AI195:.AK197])=3;1;0))" office:value-type="float" office:value="0" calcext:value-type="float">
            <text:p>0</text:p>
          </table:table-cell>
          <table:table-cell table:style-name="ce63" table:formula="of:=IF([.AK196]=1;IF(OR(SUM([.AJ195:.AL197];-1)=2;SUM([.AJ195:.AL197];-1)=3);1;0);IF(SUM([.AJ195:.AL197])=3;1;0))" office:value-type="float" office:value="0" calcext:value-type="float">
            <text:p>0</text:p>
          </table:table-cell>
          <table:table-cell table:style-name="ce63" table:formula="of:=IF([.AL196]=1;IF(OR(SUM([.AK195:.AM197];-1)=2;SUM([.AK195:.AM197];-1)=3);1;0);IF(SUM([.AK195:.AM197])=3;1;0))" office:value-type="float" office:value="0" calcext:value-type="float">
            <text:p>0</text:p>
          </table:table-cell>
          <table:table-cell table:style-name="ce63" table:formula="of:=IF([.AM196]=1;IF(OR(SUM([.AL195:.AN197];-1)=2;SUM([.AL195:.AN197];-1)=3);1;0);IF(SUM([.AL195:.AN197])=3;1;0))" office:value-type="float" office:value="0" calcext:value-type="float">
            <text:p>0</text:p>
          </table:table-cell>
          <table:table-cell table:style-name="ce63" table:formula="of:=IF([.AN196]=1;IF(OR(SUM([.AM195:.AO197];-1)=2;SUM([.AM195:.AO197];-1)=3);1;0);IF(SUM([.AM195:.AO197])=3;1;0))" office:value-type="float" office:value="0" calcext:value-type="float">
            <text:p>0</text:p>
          </table:table-cell>
          <table:table-cell table:style-name="ce63" table:formula="of:=IF([.AO196]=1;IF(OR(SUM([.AN195:.AP197];-1)=2;SUM([.AN195:.AP197];-1)=3);1;0);IF(SUM([.AN195:.AP197])=3;1;0))" office:value-type="float" office:value="0" calcext:value-type="float">
            <text:p>0</text:p>
          </table:table-cell>
          <table:table-cell table:style-name="ce63" table:formula="of:=IF([.AP196]=1;IF(OR(SUM([.AO195:.AQ197];-1)=2;SUM([.AO195:.AQ197];-1)=3);1;0);IF(SUM([.AO195:.AQ197])=3;1;0))" office:value-type="float" office:value="0" calcext:value-type="float">
            <text:p>0</text:p>
          </table:table-cell>
          <table:table-cell table:style-name="ce63" table:formula="of:=IF([.AQ196]=1;IF(OR(SUM([.AP195:.AR197];-1)=2;SUM([.AP195:.AR197];-1)=3);1;0);IF(SUM([.AP195:.AR197])=3;1;0))" office:value-type="float" office:value="0" calcext:value-type="float">
            <text:p>0</text:p>
          </table:table-cell>
          <table:table-cell table:style-name="ce63" table:formula="of:=IF([.AR196]=1;IF(OR(SUM([.AQ195:.AS197];-1)=2;SUM([.AQ195:.AS197];-1)=3);1;0);IF(SUM([.AQ195:.AS197])=3;1;0))" office:value-type="float" office:value="1" calcext:value-type="float">
            <text:p>1</text:p>
          </table:table-cell>
          <table:table-cell table:style-name="ce63" table:formula="of:=IF([.AS196]=1;IF(OR(SUM([.AR195:.AT197];-1)=2;SUM([.AR195:.AT197];-1)=3);1;0);IF(SUM([.AR195:.AT197])=3;1;0))" office:value-type="float" office:value="1" calcext:value-type="float">
            <text:p>1</text:p>
          </table:table-cell>
          <table:table-cell table:style-name="ce63" table:formula="of:=IF([.AT196]=1;IF(OR(SUM([.AS195:.AU197];-1)=2;SUM([.AS195:.AU197];-1)=3);1;0);IF(SUM([.AS195:.AU197])=3;1;0))" office:value-type="float" office:value="0" calcext:value-type="float">
            <text:p>0</text:p>
          </table:table-cell>
          <table:table-cell table:style-name="ce63" table:formula="of:=IF([.AU196]=1;IF(OR(SUM([.AT195:.AV197];-1)=2;SUM([.AT195:.AV197];-1)=3);1;0);IF(SUM([.AT195:.AV197])=3;1;0))" office:value-type="float" office:value="0" calcext:value-type="float">
            <text:p>0</text:p>
          </table:table-cell>
          <table:table-cell table:style-name="ce63" table:formula="of:=IF([.AV196]=1;IF(OR(SUM([.AU195:.AW197];-1)=2;SUM([.AU195:.AW197];-1)=3);1;0);IF(SUM([.AU195:.AW197])=3;1;0))" office:value-type="float" office:value="0" calcext:value-type="float">
            <text:p>0</text:p>
          </table:table-cell>
          <table:table-cell table:style-name="ce63" table:formula="of:=IF([.AW196]=1;IF(OR(SUM([.AV195:.AX197];-1)=2;SUM([.AV195:.AX197];-1)=3);1;0);IF(SUM([.AV195:.AX197])=3;1;0))" office:value-type="float" office:value="0" calcext:value-type="float">
            <text:p>0</text:p>
          </table:table-cell>
          <table:table-cell table:style-name="ce63" table:formula="of:=IF([.AX196]=1;IF(OR(SUM([.AW195:.AY197];-1)=2;SUM([.AW195:.AY197];-1)=3);1;0);IF(SUM([.AW195:.AY197])=3;1;0))" office:value-type="float" office:value="0" calcext:value-type="float">
            <text:p>0</text:p>
          </table:table-cell>
          <table:table-cell table:style-name="ce63" table:formula="of:=IF([.AY196]=1;IF(OR(SUM([.AX195:.AZ197];-1)=2;SUM([.AX195:.AZ197];-1)=3);1;0);IF(SUM([.AX195:.AZ197])=3;1;0))" office:value-type="float" office:value="0" calcext:value-type="float">
            <text:p>0</text:p>
          </table:table-cell>
          <table:table-cell table:style-name="ce63" table:formula="of:=IF([.AZ196]=1;IF(OR(SUM([.AY195:.BA197];-1)=2;SUM([.AY195:.BA197];-1)=3);1;0);IF(SUM([.AY195:.BA197])=3;1;0))" office:value-type="float" office:value="0" calcext:value-type="float">
            <text:p>0</text:p>
          </table:table-cell>
          <table:table-cell table:style-name="ce63" table:formula="of:=IF([.BA196]=1;IF(OR(SUM([.AZ195:.BB197];-1)=2;SUM([.AZ195:.BB197];-1)=3);1;0);IF(SUM([.AZ195:.BB197])=3;1;0))" office:value-type="float" office:value="0" calcext:value-type="float">
            <text:p>0</text:p>
          </table:table-cell>
          <table:table-cell table:style-name="ce63" table:formula="of:=IF([.BB196]=1;IF(OR(SUM([.BA195:.BC197];-1)=2;SUM([.BA195:.BC197];-1)=3);1;0);IF(SUM([.BA195:.BC197])=3;1;0))" office:value-type="float" office:value="0" calcext:value-type="float">
            <text:p>0</text:p>
          </table:table-cell>
          <table:table-cell table:style-name="ce63" table:formula="of:=IF([.BC196]=1;IF(OR(SUM([.BB195:.BD197];-1)=2;SUM([.BB195:.BD197];-1)=3);1;0);IF(SUM([.BB195:.BD197])=3;1;0))" office:value-type="float" office:value="0" calcext:value-type="float">
            <text:p>0</text:p>
          </table:table-cell>
          <table:table-cell table:style-name="ce63" table:formula="of:=IF([.BD196]=1;IF(OR(SUM([.BC195:.BE197];-1)=2;SUM([.BC195:.BE197];-1)=3);1;0);IF(SUM([.BC195:.BE197])=3;1;0))" office:value-type="float" office:value="0" calcext:value-type="float">
            <text:p>0</text:p>
          </table:table-cell>
          <table:table-cell table:style-name="ce63" table:formula="of:=IF([.BE196]=1;IF(OR(SUM([.BD195:.BF197];-1)=2;SUM([.BD195:.BF197];-1)=3);1;0);IF(SUM([.BD195:.BF197])=3;1;0))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63" table:formula="of:=IF([.C197]=1;IF(OR(SUM([.B196:.D198];-1)=2;SUM([.B196:.D198];-1)=3);1;0);IF(SUM([.B196:.D198])=3;1;0))" office:value-type="float" office:value="0" calcext:value-type="float">
            <text:p>0</text:p>
          </table:table-cell>
          <table:table-cell table:style-name="ce63" table:formula="of:=IF([.D197]=1;IF(OR(SUM([.C196:.E198];-1)=2;SUM([.C196:.E198];-1)=3);1;0);IF(SUM([.C196:.E198])=3;1;0))" office:value-type="float" office:value="1" calcext:value-type="float">
            <text:p>1</text:p>
          </table:table-cell>
          <table:table-cell table:style-name="ce63" table:formula="of:=IF([.E197]=1;IF(OR(SUM([.D196:.F198];-1)=2;SUM([.D196:.F198];-1)=3);1;0);IF(SUM([.D196:.F198])=3;1;0))" office:value-type="float" office:value="1" calcext:value-type="float">
            <text:p>1</text:p>
          </table:table-cell>
          <table:table-cell table:style-name="ce63" table:formula="of:=IF([.F197]=1;IF(OR(SUM([.E196:.G198];-1)=2;SUM([.E196:.G198];-1)=3);1;0);IF(SUM([.E196:.G198])=3;1;0))" office:value-type="float" office:value="1" calcext:value-type="float">
            <text:p>1</text:p>
          </table:table-cell>
          <table:table-cell table:style-name="ce63" table:formula="of:=IF([.G197]=1;IF(OR(SUM([.F196:.H198];-1)=2;SUM([.F196:.H198];-1)=3);1;0);IF(SUM([.F196:.H198])=3;1;0))" office:value-type="float" office:value="0" calcext:value-type="float">
            <text:p>0</text:p>
          </table:table-cell>
          <table:table-cell table:style-name="ce63" table:formula="of:=IF([.H197]=1;IF(OR(SUM([.G196:.I198];-1)=2;SUM([.G196:.I198];-1)=3);1;0);IF(SUM([.G196:.I198])=3;1;0))" office:value-type="float" office:value="0" calcext:value-type="float">
            <text:p>0</text:p>
          </table:table-cell>
          <table:table-cell table:style-name="ce63" table:formula="of:=IF([.I197]=1;IF(OR(SUM([.H196:.J198];-1)=2;SUM([.H196:.J198];-1)=3);1;0);IF(SUM([.H196:.J198])=3;1;0))" office:value-type="float" office:value="0" calcext:value-type="float">
            <text:p>0</text:p>
          </table:table-cell>
          <table:table-cell table:style-name="ce63" table:formula="of:=IF([.J197]=1;IF(OR(SUM([.I196:.K198];-1)=2;SUM([.I196:.K198];-1)=3);1;0);IF(SUM([.I196:.K198])=3;1;0))" office:value-type="float" office:value="0" calcext:value-type="float">
            <text:p>0</text:p>
          </table:table-cell>
          <table:table-cell table:style-name="ce63" table:formula="of:=IF([.K197]=1;IF(OR(SUM([.J196:.L198];-1)=2;SUM([.J196:.L198];-1)=3);1;0);IF(SUM([.J196:.L198])=3;1;0))" office:value-type="float" office:value="0" calcext:value-type="float">
            <text:p>0</text:p>
          </table:table-cell>
          <table:table-cell table:style-name="ce63" table:formula="of:=IF([.L197]=1;IF(OR(SUM([.K196:.M198];-1)=2;SUM([.K196:.M198];-1)=3);1;0);IF(SUM([.K196:.M198])=3;1;0))" office:value-type="float" office:value="0" calcext:value-type="float">
            <text:p>0</text:p>
          </table:table-cell>
          <table:table-cell table:style-name="ce63" table:formula="of:=IF([.M197]=1;IF(OR(SUM([.L196:.N198];-1)=2;SUM([.L196:.N198];-1)=3);1;0);IF(SUM([.L196:.N198])=3;1;0))" office:value-type="float" office:value="0" calcext:value-type="float">
            <text:p>0</text:p>
          </table:table-cell>
          <table:table-cell table:style-name="ce63" table:formula="of:=IF([.N197]=1;IF(OR(SUM([.M196:.O198];-1)=2;SUM([.M196:.O198];-1)=3);1;0);IF(SUM([.M196:.O198])=3;1;0))" office:value-type="float" office:value="0" calcext:value-type="float">
            <text:p>0</text:p>
          </table:table-cell>
          <table:table-cell table:style-name="ce63" table:formula="of:=IF([.O197]=1;IF(OR(SUM([.N196:.P198];-1)=2;SUM([.N196:.P198];-1)=3);1;0);IF(SUM([.N196:.P198])=3;1;0))" office:value-type="float" office:value="0" calcext:value-type="float">
            <text:p>0</text:p>
          </table:table-cell>
          <table:table-cell table:style-name="ce63" table:formula="of:=IF([.P197]=1;IF(OR(SUM([.O196:.Q198];-1)=2;SUM([.O196:.Q198];-1)=3);1;0);IF(SUM([.O196:.Q198])=3;1;0))" office:value-type="float" office:value="0" calcext:value-type="float">
            <text:p>0</text:p>
          </table:table-cell>
          <table:table-cell table:style-name="ce63" table:formula="of:=IF([.Q197]=1;IF(OR(SUM([.P196:.R198];-1)=2;SUM([.P196:.R198];-1)=3);1;0);IF(SUM([.P196:.R198])=3;1;0))" office:value-type="float" office:value="0" calcext:value-type="float">
            <text:p>0</text:p>
          </table:table-cell>
          <table:table-cell table:style-name="ce63" table:formula="of:=IF([.R197]=1;IF(OR(SUM([.Q196:.S198];-1)=2;SUM([.Q196:.S198];-1)=3);1;0);IF(SUM([.Q196:.S198])=3;1;0))" office:value-type="float" office:value="1" calcext:value-type="float">
            <text:p>1</text:p>
          </table:table-cell>
          <table:table-cell table:style-name="ce63" table:formula="of:=IF([.S197]=1;IF(OR(SUM([.R196:.T198];-1)=2;SUM([.R196:.T198];-1)=3);1;0);IF(SUM([.R196:.T198])=3;1;0))" office:value-type="float" office:value="1" calcext:value-type="float">
            <text:p>1</text:p>
          </table:table-cell>
          <table:table-cell table:style-name="ce63" table:formula="of:=IF([.T197]=1;IF(OR(SUM([.S196:.U198];-1)=2;SUM([.S196:.U198];-1)=3);1;0);IF(SUM([.S196:.U198])=3;1;0))" office:value-type="float" office:value="0" calcext:value-type="float">
            <text:p>0</text:p>
          </table:table-cell>
          <table:table-cell table:style-name="ce63" table:formula="of:=IF([.U197]=1;IF(OR(SUM([.T196:.V198];-1)=2;SUM([.T196:.V198];-1)=3);1;0);IF(SUM([.T196:.V198])=3;1;0))" office:value-type="float" office:value="0" calcext:value-type="float">
            <text:p>0</text:p>
          </table:table-cell>
          <table:table-cell table:style-name="ce63" table:formula="of:=IF([.V197]=1;IF(OR(SUM([.U196:.W198];-1)=2;SUM([.U196:.W198];-1)=3);1;0);IF(SUM([.U196:.W198])=3;1;0))" office:value-type="float" office:value="0" calcext:value-type="float">
            <text:p>0</text:p>
          </table:table-cell>
          <table:table-cell table:style-name="ce63" table:formula="of:=IF([.W197]=1;IF(OR(SUM([.V196:.X198];-1)=2;SUM([.V196:.X198];-1)=3);1;0);IF(SUM([.V196:.X198])=3;1;0))" office:value-type="float" office:value="0" calcext:value-type="float">
            <text:p>0</text:p>
          </table:table-cell>
          <table:table-cell table:style-name="ce63" table:formula="of:=IF([.X197]=1;IF(OR(SUM([.W196:.Y198];-1)=2;SUM([.W196:.Y198];-1)=3);1;0);IF(SUM([.W196:.Y198])=3;1;0))" office:value-type="float" office:value="1" calcext:value-type="float">
            <text:p>1</text:p>
          </table:table-cell>
          <table:table-cell table:style-name="ce63" table:formula="of:=IF([.Y197]=1;IF(OR(SUM([.X196:.Z198];-1)=2;SUM([.X196:.Z198];-1)=3);1;0);IF(SUM([.X196:.Z198])=3;1;0))" office:value-type="float" office:value="1" calcext:value-type="float">
            <text:p>1</text:p>
          </table:table-cell>
          <table:table-cell table:style-name="ce63" table:formula="of:=IF([.Z197]=1;IF(OR(SUM([.Y196:.AA198];-1)=2;SUM([.Y196:.AA198];-1)=3);1;0);IF(SUM([.Y196:.AA198])=3;1;0))" office:value-type="float" office:value="0" calcext:value-type="float">
            <text:p>0</text:p>
          </table:table-cell>
          <table:table-cell table:style-name="ce63" table:formula="of:=IF([.AA197]=1;IF(OR(SUM([.Z196:.AB198];-1)=2;SUM([.Z196:.AB198];-1)=3);1;0);IF(SUM([.Z196:.AB198])=3;1;0))" office:value-type="float" office:value="0" calcext:value-type="float">
            <text:p>0</text:p>
          </table:table-cell>
          <table:table-cell table:style-name="ce63" table:formula="of:=IF([.AB197]=1;IF(OR(SUM([.AA196:.AC198];-1)=2;SUM([.AA196:.AC198];-1)=3);1;0);IF(SUM([.AA196:.AC198])=3;1;0))" office:value-type="float" office:value="0" calcext:value-type="float">
            <text:p>0</text:p>
          </table:table-cell>
          <table:table-cell table:style-name="ce63" table:formula="of:=IF([.AC197]=1;IF(OR(SUM([.AB196:.AD198];-1)=2;SUM([.AB196:.AD198];-1)=3);1;0);IF(SUM([.AB196:.AD198])=3;1;0))" office:value-type="float" office:value="0" calcext:value-type="float">
            <text:p>0</text:p>
          </table:table-cell>
          <table:table-cell table:style-name="ce63" table:formula="of:=IF([.AD197]=1;IF(OR(SUM([.AC196:.AE198];-1)=2;SUM([.AC196:.AE198];-1)=3);1;0);IF(SUM([.AC196:.AE198])=3;1;0))" office:value-type="float" office:value="0" calcext:value-type="float">
            <text:p>0</text:p>
          </table:table-cell>
          <table:table-cell table:style-name="ce63" table:formula="of:=IF([.AE197]=1;IF(OR(SUM([.AD196:.AF198];-1)=2;SUM([.AD196:.AF198];-1)=3);1;0);IF(SUM([.AD196:.AF198])=3;1;0))" office:value-type="float" office:value="0" calcext:value-type="float">
            <text:p>0</text:p>
          </table:table-cell>
          <table:table-cell table:style-name="ce63" table:formula="of:=IF([.AF197]=1;IF(OR(SUM([.AE196:.AG198];-1)=2;SUM([.AE196:.AG198];-1)=3);1;0);IF(SUM([.AE196:.AG198])=3;1;0))" office:value-type="float" office:value="0" calcext:value-type="float">
            <text:p>0</text:p>
          </table:table-cell>
          <table:table-cell table:style-name="ce63" table:formula="of:=IF([.AG197]=1;IF(OR(SUM([.AF196:.AH198];-1)=2;SUM([.AF196:.AH198];-1)=3);1;0);IF(SUM([.AF196:.AH198])=3;1;0))" office:value-type="float" office:value="0" calcext:value-type="float">
            <text:p>0</text:p>
          </table:table-cell>
          <table:table-cell table:style-name="ce63" table:formula="of:=IF([.AH197]=1;IF(OR(SUM([.AG196:.AI198];-1)=2;SUM([.AG196:.AI198];-1)=3);1;0);IF(SUM([.AG196:.AI198])=3;1;0))" office:value-type="float" office:value="0" calcext:value-type="float">
            <text:p>0</text:p>
          </table:table-cell>
          <table:table-cell table:style-name="ce63" table:formula="of:=IF([.AI197]=1;IF(OR(SUM([.AH196:.AJ198];-1)=2;SUM([.AH196:.AJ198];-1)=3);1;0);IF(SUM([.AH196:.AJ198])=3;1;0))" office:value-type="float" office:value="0" calcext:value-type="float">
            <text:p>0</text:p>
          </table:table-cell>
          <table:table-cell table:style-name="ce63" table:formula="of:=IF([.AJ197]=1;IF(OR(SUM([.AI196:.AK198];-1)=2;SUM([.AI196:.AK198];-1)=3);1;0);IF(SUM([.AI196:.AK198])=3;1;0))" office:value-type="float" office:value="0" calcext:value-type="float">
            <text:p>0</text:p>
          </table:table-cell>
          <table:table-cell table:style-name="ce63" table:formula="of:=IF([.AK197]=1;IF(OR(SUM([.AJ196:.AL198];-1)=2;SUM([.AJ196:.AL198];-1)=3);1;0);IF(SUM([.AJ196:.AL198])=3;1;0))" office:value-type="float" office:value="1" calcext:value-type="float">
            <text:p>1</text:p>
          </table:table-cell>
          <table:table-cell table:style-name="ce63" table:formula="of:=IF([.AL197]=1;IF(OR(SUM([.AK196:.AM198];-1)=2;SUM([.AK196:.AM198];-1)=3);1;0);IF(SUM([.AK196:.AM198])=3;1;0))" office:value-type="float" office:value="1" calcext:value-type="float">
            <text:p>1</text:p>
          </table:table-cell>
          <table:table-cell table:style-name="ce63" table:formula="of:=IF([.AM197]=1;IF(OR(SUM([.AL196:.AN198];-1)=2;SUM([.AL196:.AN198];-1)=3);1;0);IF(SUM([.AL196:.AN198])=3;1;0))" office:value-type="float" office:value="0" calcext:value-type="float">
            <text:p>0</text:p>
          </table:table-cell>
          <table:table-cell table:style-name="ce63" table:formula="of:=IF([.AN197]=1;IF(OR(SUM([.AM196:.AO198];-1)=2;SUM([.AM196:.AO198];-1)=3);1;0);IF(SUM([.AM196:.AO198])=3;1;0))" office:value-type="float" office:value="0" calcext:value-type="float">
            <text:p>0</text:p>
          </table:table-cell>
          <table:table-cell table:style-name="ce63" table:formula="of:=IF([.AO197]=1;IF(OR(SUM([.AN196:.AP198];-1)=2;SUM([.AN196:.AP198];-1)=3);1;0);IF(SUM([.AN196:.AP198])=3;1;0))" office:value-type="float" office:value="1" calcext:value-type="float">
            <text:p>1</text:p>
          </table:table-cell>
          <table:table-cell table:style-name="ce63" table:formula="of:=IF([.AP197]=1;IF(OR(SUM([.AO196:.AQ198];-1)=2;SUM([.AO196:.AQ198];-1)=3);1;0);IF(SUM([.AO196:.AQ198])=3;1;0))" office:value-type="float" office:value="1" calcext:value-type="float">
            <text:p>1</text:p>
          </table:table-cell>
          <table:table-cell table:style-name="ce63" table:formula="of:=IF([.AQ197]=1;IF(OR(SUM([.AP196:.AR198];-1)=2;SUM([.AP196:.AR198];-1)=3);1;0);IF(SUM([.AP196:.AR198])=3;1;0))" office:value-type="float" office:value="0" calcext:value-type="float">
            <text:p>0</text:p>
          </table:table-cell>
          <table:table-cell table:style-name="ce63" table:formula="of:=IF([.AR197]=1;IF(OR(SUM([.AQ196:.AS198];-1)=2;SUM([.AQ196:.AS198];-1)=3);1;0);IF(SUM([.AQ196:.AS198])=3;1;0))" office:value-type="float" office:value="0" calcext:value-type="float">
            <text:p>0</text:p>
          </table:table-cell>
          <table:table-cell table:style-name="ce63" table:formula="of:=IF([.AS197]=1;IF(OR(SUM([.AR196:.AT198];-1)=2;SUM([.AR196:.AT198];-1)=3);1;0);IF(SUM([.AR196:.AT198])=3;1;0))" office:value-type="float" office:value="0" calcext:value-type="float">
            <text:p>0</text:p>
          </table:table-cell>
          <table:table-cell table:style-name="ce63" table:formula="of:=IF([.AT197]=1;IF(OR(SUM([.AS196:.AU198];-1)=2;SUM([.AS196:.AU198];-1)=3);1;0);IF(SUM([.AS196:.AU198])=3;1;0))" office:value-type="float" office:value="0" calcext:value-type="float">
            <text:p>0</text:p>
          </table:table-cell>
          <table:table-cell table:style-name="ce63" table:formula="of:=IF([.AU197]=1;IF(OR(SUM([.AT196:.AV198];-1)=2;SUM([.AT196:.AV198];-1)=3);1;0);IF(SUM([.AT196:.AV198])=3;1;0))" office:value-type="float" office:value="0" calcext:value-type="float">
            <text:p>0</text:p>
          </table:table-cell>
          <table:table-cell table:style-name="ce63" table:formula="of:=IF([.AV197]=1;IF(OR(SUM([.AU196:.AW198];-1)=2;SUM([.AU196:.AW198];-1)=3);1;0);IF(SUM([.AU196:.AW198])=3;1;0))" office:value-type="float" office:value="0" calcext:value-type="float">
            <text:p>0</text:p>
          </table:table-cell>
          <table:table-cell table:style-name="ce63" table:formula="of:=IF([.AW197]=1;IF(OR(SUM([.AV196:.AX198];-1)=2;SUM([.AV196:.AX198];-1)=3);1;0);IF(SUM([.AV196:.AX198])=3;1;0))" office:value-type="float" office:value="0" calcext:value-type="float">
            <text:p>0</text:p>
          </table:table-cell>
          <table:table-cell table:style-name="ce63" table:formula="of:=IF([.AX197]=1;IF(OR(SUM([.AW196:.AY198];-1)=2;SUM([.AW196:.AY198];-1)=3);1;0);IF(SUM([.AW196:.AY198])=3;1;0))" office:value-type="float" office:value="0" calcext:value-type="float">
            <text:p>0</text:p>
          </table:table-cell>
          <table:table-cell table:style-name="ce63" table:formula="of:=IF([.AY197]=1;IF(OR(SUM([.AX196:.AZ198];-1)=2;SUM([.AX196:.AZ198];-1)=3);1;0);IF(SUM([.AX196:.AZ198])=3;1;0))" office:value-type="float" office:value="0" calcext:value-type="float">
            <text:p>0</text:p>
          </table:table-cell>
          <table:table-cell table:style-name="ce63" table:formula="of:=IF([.AZ197]=1;IF(OR(SUM([.AY196:.BA198];-1)=2;SUM([.AY196:.BA198];-1)=3);1;0);IF(SUM([.AY196:.BA198])=3;1;0))" office:value-type="float" office:value="0" calcext:value-type="float">
            <text:p>0</text:p>
          </table:table-cell>
          <table:table-cell table:style-name="ce63" table:formula="of:=IF([.BA197]=1;IF(OR(SUM([.AZ196:.BB198];-1)=2;SUM([.AZ196:.BB198];-1)=3);1;0);IF(SUM([.AZ196:.BB198])=3;1;0))" office:value-type="float" office:value="0" calcext:value-type="float">
            <text:p>0</text:p>
          </table:table-cell>
          <table:table-cell table:style-name="ce63" table:formula="of:=IF([.BB197]=1;IF(OR(SUM([.BA196:.BC198];-1)=2;SUM([.BA196:.BC198];-1)=3);1;0);IF(SUM([.BA196:.BC198])=3;1;0))" office:value-type="float" office:value="0" calcext:value-type="float">
            <text:p>0</text:p>
          </table:table-cell>
          <table:table-cell table:style-name="ce63" table:formula="of:=IF([.BC197]=1;IF(OR(SUM([.BB196:.BD198];-1)=2;SUM([.BB196:.BD198];-1)=3);1;0);IF(SUM([.BB196:.BD198])=3;1;0))" office:value-type="float" office:value="0" calcext:value-type="float">
            <text:p>0</text:p>
          </table:table-cell>
          <table:table-cell table:style-name="ce63" table:formula="of:=IF([.BD197]=1;IF(OR(SUM([.BC196:.BE198];-1)=2;SUM([.BC196:.BE198];-1)=3);1;0);IF(SUM([.BC196:.BE198])=3;1;0))" office:value-type="float" office:value="0" calcext:value-type="float">
            <text:p>0</text:p>
          </table:table-cell>
          <table:table-cell table:style-name="ce63" table:formula="of:=IF([.BE197]=1;IF(OR(SUM([.BD196:.BF198];-1)=2;SUM([.BD196:.BF198];-1)=3);1;0);IF(SUM([.BD196:.BF198])=3;1;0))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63" table:formula="of:=IF([.C198]=1;IF(OR(SUM([.B197:.D199];-1)=2;SUM([.B197:.D199];-1)=3);1;0);IF(SUM([.B197:.D199])=3;1;0))" office:value-type="float" office:value="1" calcext:value-type="float">
            <text:p>1</text:p>
          </table:table-cell>
          <table:table-cell table:style-name="ce63" table:formula="of:=IF([.D198]=1;IF(OR(SUM([.C197:.E199];-1)=2;SUM([.C197:.E199];-1)=3);1;0);IF(SUM([.C197:.E199])=3;1;0))" office:value-type="float" office:value="1" calcext:value-type="float">
            <text:p>1</text:p>
          </table:table-cell>
          <table:table-cell table:style-name="ce63" table:formula="of:=IF([.E198]=1;IF(OR(SUM([.D197:.F199];-1)=2;SUM([.D197:.F199];-1)=3);1;0);IF(SUM([.D197:.F199])=3;1;0))" office:value-type="float" office:value="1" calcext:value-type="float">
            <text:p>1</text:p>
          </table:table-cell>
          <table:table-cell table:style-name="ce63" table:formula="of:=IF([.F198]=1;IF(OR(SUM([.E197:.G199];-1)=2;SUM([.E197:.G199];-1)=3);1;0);IF(SUM([.E197:.G199])=3;1;0))" office:value-type="float" office:value="0" calcext:value-type="float">
            <text:p>0</text:p>
          </table:table-cell>
          <table:table-cell table:style-name="ce63" table:formula="of:=IF([.G198]=1;IF(OR(SUM([.F197:.H199];-1)=2;SUM([.F197:.H199];-1)=3);1;0);IF(SUM([.F197:.H199])=3;1;0))" office:value-type="float" office:value="0" calcext:value-type="float">
            <text:p>0</text:p>
          </table:table-cell>
          <table:table-cell table:style-name="ce63" table:formula="of:=IF([.H198]=1;IF(OR(SUM([.G197:.I199];-1)=2;SUM([.G197:.I199];-1)=3);1;0);IF(SUM([.G197:.I199])=3;1;0))" office:value-type="float" office:value="0" calcext:value-type="float">
            <text:p>0</text:p>
          </table:table-cell>
          <table:table-cell table:style-name="ce63" table:formula="of:=IF([.I198]=1;IF(OR(SUM([.H197:.J199];-1)=2;SUM([.H197:.J199];-1)=3);1;0);IF(SUM([.H197:.J199])=3;1;0))" office:value-type="float" office:value="0" calcext:value-type="float">
            <text:p>0</text:p>
          </table:table-cell>
          <table:table-cell table:style-name="ce63" table:formula="of:=IF([.J198]=1;IF(OR(SUM([.I197:.K199];-1)=2;SUM([.I197:.K199];-1)=3);1;0);IF(SUM([.I197:.K199])=3;1;0))" office:value-type="float" office:value="0" calcext:value-type="float">
            <text:p>0</text:p>
          </table:table-cell>
          <table:table-cell table:style-name="ce63" table:formula="of:=IF([.K198]=1;IF(OR(SUM([.J197:.L199];-1)=2;SUM([.J197:.L199];-1)=3);1;0);IF(SUM([.J197:.L199])=3;1;0))" office:value-type="float" office:value="1" calcext:value-type="float">
            <text:p>1</text:p>
          </table:table-cell>
          <table:table-cell table:style-name="ce63" table:formula="of:=IF([.L198]=1;IF(OR(SUM([.K197:.M199];-1)=2;SUM([.K197:.M199];-1)=3);1;0);IF(SUM([.K197:.M199])=3;1;0))" office:value-type="float" office:value="1" calcext:value-type="float">
            <text:p>1</text:p>
          </table:table-cell>
          <table:table-cell table:style-name="ce63" table:formula="of:=IF([.M198]=1;IF(OR(SUM([.L197:.N199];-1)=2;SUM([.L197:.N199];-1)=3);1;0);IF(SUM([.L197:.N199])=3;1;0))" office:value-type="float" office:value="1" calcext:value-type="float">
            <text:p>1</text:p>
          </table:table-cell>
          <table:table-cell table:style-name="ce63" table:formula="of:=IF([.N198]=1;IF(OR(SUM([.M197:.O199];-1)=2;SUM([.M197:.O199];-1)=3);1;0);IF(SUM([.M197:.O199])=3;1;0))" office:value-type="float" office:value="0" calcext:value-type="float">
            <text:p>0</text:p>
          </table:table-cell>
          <table:table-cell table:style-name="ce63" table:formula="of:=IF([.O198]=1;IF(OR(SUM([.N197:.P199];-1)=2;SUM([.N197:.P199];-1)=3);1;0);IF(SUM([.N197:.P199])=3;1;0))" office:value-type="float" office:value="0" calcext:value-type="float">
            <text:p>0</text:p>
          </table:table-cell>
          <table:table-cell table:style-name="ce63" table:formula="of:=IF([.P198]=1;IF(OR(SUM([.O197:.Q199];-1)=2;SUM([.O197:.Q199];-1)=3);1;0);IF(SUM([.O197:.Q199])=3;1;0))" office:value-type="float" office:value="0" calcext:value-type="float">
            <text:p>0</text:p>
          </table:table-cell>
          <table:table-cell table:style-name="ce63" table:formula="of:=IF([.Q198]=1;IF(OR(SUM([.P197:.R199];-1)=2;SUM([.P197:.R199];-1)=3);1;0);IF(SUM([.P197:.R199])=3;1;0))" office:value-type="float" office:value="0" calcext:value-type="float">
            <text:p>0</text:p>
          </table:table-cell>
          <table:table-cell table:style-name="ce63" table:formula="of:=IF([.R198]=1;IF(OR(SUM([.Q197:.S199];-1)=2;SUM([.Q197:.S199];-1)=3);1;0);IF(SUM([.Q197:.S199])=3;1;0))" office:value-type="float" office:value="0" calcext:value-type="float">
            <text:p>0</text:p>
          </table:table-cell>
          <table:table-cell table:style-name="ce63" table:formula="of:=IF([.S198]=1;IF(OR(SUM([.R197:.T199];-1)=2;SUM([.R197:.T199];-1)=3);1;0);IF(SUM([.R197:.T199])=3;1;0))" office:value-type="float" office:value="0" calcext:value-type="float">
            <text:p>0</text:p>
          </table:table-cell>
          <table:table-cell table:style-name="ce63" table:formula="of:=IF([.T198]=1;IF(OR(SUM([.S197:.U199];-1)=2;SUM([.S197:.U199];-1)=3);1;0);IF(SUM([.S197:.U199])=3;1;0))" office:value-type="float" office:value="0" calcext:value-type="float">
            <text:p>0</text:p>
          </table:table-cell>
          <table:table-cell table:style-name="ce63" table:formula="of:=IF([.U198]=1;IF(OR(SUM([.T197:.V199];-1)=2;SUM([.T197:.V199];-1)=3);1;0);IF(SUM([.T197:.V199])=3;1;0))" office:value-type="float" office:value="0" calcext:value-type="float">
            <text:p>0</text:p>
          </table:table-cell>
          <table:table-cell table:style-name="ce63" table:formula="of:=IF([.V198]=1;IF(OR(SUM([.U197:.W199];-1)=2;SUM([.U197:.W199];-1)=3);1;0);IF(SUM([.U197:.W199])=3;1;0))" office:value-type="float" office:value="0" calcext:value-type="float">
            <text:p>0</text:p>
          </table:table-cell>
          <table:table-cell table:style-name="ce63" table:formula="of:=IF([.W198]=1;IF(OR(SUM([.V197:.X199];-1)=2;SUM([.V197:.X199];-1)=3);1;0);IF(SUM([.V197:.X199])=3;1;0))" office:value-type="float" office:value="0" calcext:value-type="float">
            <text:p>0</text:p>
          </table:table-cell>
          <table:table-cell table:style-name="ce63" table:formula="of:=IF([.X198]=1;IF(OR(SUM([.W197:.Y199];-1)=2;SUM([.W197:.Y199];-1)=3);1;0);IF(SUM([.W197:.Y199])=3;1;0))" office:value-type="float" office:value="1" calcext:value-type="float">
            <text:p>1</text:p>
          </table:table-cell>
          <table:table-cell table:style-name="ce63" table:formula="of:=IF([.Y198]=1;IF(OR(SUM([.X197:.Z199];-1)=2;SUM([.X197:.Z199];-1)=3);1;0);IF(SUM([.X197:.Z199])=3;1;0))" office:value-type="float" office:value="1" calcext:value-type="float">
            <text:p>1</text:p>
          </table:table-cell>
          <table:table-cell table:style-name="ce63" table:formula="of:=IF([.Z198]=1;IF(OR(SUM([.Y197:.AA199];-1)=2;SUM([.Y197:.AA199];-1)=3);1;0);IF(SUM([.Y197:.AA199])=3;1;0))" office:value-type="float" office:value="0" calcext:value-type="float">
            <text:p>0</text:p>
          </table:table-cell>
          <table:table-cell table:style-name="ce63" table:formula="of:=IF([.AA198]=1;IF(OR(SUM([.Z197:.AB199];-1)=2;SUM([.Z197:.AB199];-1)=3);1;0);IF(SUM([.Z197:.AB199])=3;1;0))" office:value-type="float" office:value="0" calcext:value-type="float">
            <text:p>0</text:p>
          </table:table-cell>
          <table:table-cell table:style-name="ce63" table:formula="of:=IF([.AB198]=1;IF(OR(SUM([.AA197:.AC199];-1)=2;SUM([.AA197:.AC199];-1)=3);1;0);IF(SUM([.AA197:.AC199])=3;1;0))" office:value-type="float" office:value="0" calcext:value-type="float">
            <text:p>0</text:p>
          </table:table-cell>
          <table:table-cell table:style-name="ce63" table:formula="of:=IF([.AC198]=1;IF(OR(SUM([.AB197:.AD199];-1)=2;SUM([.AB197:.AD199];-1)=3);1;0);IF(SUM([.AB197:.AD199])=3;1;0))" office:value-type="float" office:value="0" calcext:value-type="float">
            <text:p>0</text:p>
          </table:table-cell>
          <table:table-cell table:style-name="ce63" table:formula="of:=IF([.AD198]=1;IF(OR(SUM([.AC197:.AE199];-1)=2;SUM([.AC197:.AE199];-1)=3);1;0);IF(SUM([.AC197:.AE199])=3;1;0))" office:value-type="float" office:value="0" calcext:value-type="float">
            <text:p>0</text:p>
          </table:table-cell>
          <table:table-cell table:style-name="ce63" table:formula="of:=IF([.AE198]=1;IF(OR(SUM([.AD197:.AF199];-1)=2;SUM([.AD197:.AF199];-1)=3);1;0);IF(SUM([.AD197:.AF199])=3;1;0))" office:value-type="float" office:value="0" calcext:value-type="float">
            <text:p>0</text:p>
          </table:table-cell>
          <table:table-cell table:style-name="ce63" table:formula="of:=IF([.AF198]=1;IF(OR(SUM([.AE197:.AG199];-1)=2;SUM([.AE197:.AG199];-1)=3);1;0);IF(SUM([.AE197:.AG199])=3;1;0))" office:value-type="float" office:value="0" calcext:value-type="float">
            <text:p>0</text:p>
          </table:table-cell>
          <table:table-cell table:style-name="ce63" table:formula="of:=IF([.AG198]=1;IF(OR(SUM([.AF197:.AH199];-1)=2;SUM([.AF197:.AH199];-1)=3);1;0);IF(SUM([.AF197:.AH199])=3;1;0))" office:value-type="float" office:value="0" calcext:value-type="float">
            <text:p>0</text:p>
          </table:table-cell>
          <table:table-cell table:style-name="ce63" table:formula="of:=IF([.AH198]=1;IF(OR(SUM([.AG197:.AI199];-1)=2;SUM([.AG197:.AI199];-1)=3);1;0);IF(SUM([.AG197:.AI199])=3;1;0))" office:value-type="float" office:value="1" calcext:value-type="float">
            <text:p>1</text:p>
          </table:table-cell>
          <table:table-cell table:style-name="ce63" table:formula="of:=IF([.AI198]=1;IF(OR(SUM([.AH197:.AJ199];-1)=2;SUM([.AH197:.AJ199];-1)=3);1;0);IF(SUM([.AH197:.AJ199])=3;1;0))" office:value-type="float" office:value="1" calcext:value-type="float">
            <text:p>1</text:p>
          </table:table-cell>
          <table:table-cell table:style-name="ce63" table:formula="of:=IF([.AJ198]=1;IF(OR(SUM([.AI197:.AK199];-1)=2;SUM([.AI197:.AK199];-1)=3);1;0);IF(SUM([.AI197:.AK199])=3;1;0))" office:value-type="float" office:value="0" calcext:value-type="float">
            <text:p>0</text:p>
          </table:table-cell>
          <table:table-cell table:style-name="ce63" table:formula="of:=IF([.AK198]=1;IF(OR(SUM([.AJ197:.AL199];-1)=2;SUM([.AJ197:.AL199];-1)=3);1;0);IF(SUM([.AJ197:.AL199])=3;1;0))" office:value-type="float" office:value="0" calcext:value-type="float">
            <text:p>0</text:p>
          </table:table-cell>
          <table:table-cell table:style-name="ce63" table:formula="of:=IF([.AL198]=1;IF(OR(SUM([.AK197:.AM199];-1)=2;SUM([.AK197:.AM199];-1)=3);1;0);IF(SUM([.AK197:.AM199])=3;1;0))" office:value-type="float" office:value="1" calcext:value-type="float">
            <text:p>1</text:p>
          </table:table-cell>
          <table:table-cell table:style-name="ce63" table:formula="of:=IF([.AM198]=1;IF(OR(SUM([.AL197:.AN199];-1)=2;SUM([.AL197:.AN199];-1)=3);1;0);IF(SUM([.AL197:.AN199])=3;1;0))" office:value-type="float" office:value="0" calcext:value-type="float">
            <text:p>0</text:p>
          </table:table-cell>
          <table:table-cell table:style-name="ce63" table:formula="of:=IF([.AN198]=1;IF(OR(SUM([.AM197:.AO199];-1)=2;SUM([.AM197:.AO199];-1)=3);1;0);IF(SUM([.AM197:.AO199])=3;1;0))" office:value-type="float" office:value="0" calcext:value-type="float">
            <text:p>0</text:p>
          </table:table-cell>
          <table:table-cell table:style-name="ce63" table:formula="of:=IF([.AO198]=1;IF(OR(SUM([.AN197:.AP199];-1)=2;SUM([.AN197:.AP199];-1)=3);1;0);IF(SUM([.AN197:.AP199])=3;1;0))" office:value-type="float" office:value="1" calcext:value-type="float">
            <text:p>1</text:p>
          </table:table-cell>
          <table:table-cell table:style-name="ce63" table:formula="of:=IF([.AP198]=1;IF(OR(SUM([.AO197:.AQ199];-1)=2;SUM([.AO197:.AQ199];-1)=3);1;0);IF(SUM([.AO197:.AQ199])=3;1;0))" office:value-type="float" office:value="1" calcext:value-type="float">
            <text:p>1</text:p>
          </table:table-cell>
          <table:table-cell table:style-name="ce63" table:formula="of:=IF([.AQ198]=1;IF(OR(SUM([.AP197:.AR199];-1)=2;SUM([.AP197:.AR199];-1)=3);1;0);IF(SUM([.AP197:.AR199])=3;1;0))" office:value-type="float" office:value="0" calcext:value-type="float">
            <text:p>0</text:p>
          </table:table-cell>
          <table:table-cell table:style-name="ce63" table:formula="of:=IF([.AR198]=1;IF(OR(SUM([.AQ197:.AS199];-1)=2;SUM([.AQ197:.AS199];-1)=3);1;0);IF(SUM([.AQ197:.AS199])=3;1;0))" office:value-type="float" office:value="0" calcext:value-type="float">
            <text:p>0</text:p>
          </table:table-cell>
          <table:table-cell table:style-name="ce63" table:formula="of:=IF([.AS198]=1;IF(OR(SUM([.AR197:.AT199];-1)=2;SUM([.AR197:.AT199];-1)=3);1;0);IF(SUM([.AR197:.AT199])=3;1;0))" office:value-type="float" office:value="0" calcext:value-type="float">
            <text:p>0</text:p>
          </table:table-cell>
          <table:table-cell table:style-name="ce63" table:formula="of:=IF([.AT198]=1;IF(OR(SUM([.AS197:.AU199];-1)=2;SUM([.AS197:.AU199];-1)=3);1;0);IF(SUM([.AS197:.AU199])=3;1;0))" office:value-type="float" office:value="0" calcext:value-type="float">
            <text:p>0</text:p>
          </table:table-cell>
          <table:table-cell table:style-name="ce63" table:formula="of:=IF([.AU198]=1;IF(OR(SUM([.AT197:.AV199];-1)=2;SUM([.AT197:.AV199];-1)=3);1;0);IF(SUM([.AT197:.AV199])=3;1;0))" office:value-type="float" office:value="0" calcext:value-type="float">
            <text:p>0</text:p>
          </table:table-cell>
          <table:table-cell table:style-name="ce63" table:formula="of:=IF([.AV198]=1;IF(OR(SUM([.AU197:.AW199];-1)=2;SUM([.AU197:.AW199];-1)=3);1;0);IF(SUM([.AU197:.AW199])=3;1;0))" office:value-type="float" office:value="0" calcext:value-type="float">
            <text:p>0</text:p>
          </table:table-cell>
          <table:table-cell table:style-name="ce63" table:formula="of:=IF([.AW198]=1;IF(OR(SUM([.AV197:.AX199];-1)=2;SUM([.AV197:.AX199];-1)=3);1;0);IF(SUM([.AV197:.AX199])=3;1;0))" office:value-type="float" office:value="0" calcext:value-type="float">
            <text:p>0</text:p>
          </table:table-cell>
          <table:table-cell table:style-name="ce63" table:formula="of:=IF([.AX198]=1;IF(OR(SUM([.AW197:.AY199];-1)=2;SUM([.AW197:.AY199];-1)=3);1;0);IF(SUM([.AW197:.AY199])=3;1;0))" office:value-type="float" office:value="0" calcext:value-type="float">
            <text:p>0</text:p>
          </table:table-cell>
          <table:table-cell table:style-name="ce63" table:formula="of:=IF([.AY198]=1;IF(OR(SUM([.AX197:.AZ199];-1)=2;SUM([.AX197:.AZ199];-1)=3);1;0);IF(SUM([.AX197:.AZ199])=3;1;0))" office:value-type="float" office:value="0" calcext:value-type="float">
            <text:p>0</text:p>
          </table:table-cell>
          <table:table-cell table:style-name="ce63" table:formula="of:=IF([.AZ198]=1;IF(OR(SUM([.AY197:.BA199];-1)=2;SUM([.AY197:.BA199];-1)=3);1;0);IF(SUM([.AY197:.BA199])=3;1;0))" office:value-type="float" office:value="0" calcext:value-type="float">
            <text:p>0</text:p>
          </table:table-cell>
          <table:table-cell table:style-name="ce63" table:formula="of:=IF([.BA198]=1;IF(OR(SUM([.AZ197:.BB199];-1)=2;SUM([.AZ197:.BB199];-1)=3);1;0);IF(SUM([.AZ197:.BB199])=3;1;0))" office:value-type="float" office:value="0" calcext:value-type="float">
            <text:p>0</text:p>
          </table:table-cell>
          <table:table-cell table:style-name="ce63" table:formula="of:=IF([.BB198]=1;IF(OR(SUM([.BA197:.BC199];-1)=2;SUM([.BA197:.BC199];-1)=3);1;0);IF(SUM([.BA197:.BC199])=3;1;0))" office:value-type="float" office:value="0" calcext:value-type="float">
            <text:p>0</text:p>
          </table:table-cell>
          <table:table-cell table:style-name="ce63" table:formula="of:=IF([.BC198]=1;IF(OR(SUM([.BB197:.BD199];-1)=2;SUM([.BB197:.BD199];-1)=3);1;0);IF(SUM([.BB197:.BD199])=3;1;0))" office:value-type="float" office:value="0" calcext:value-type="float">
            <text:p>0</text:p>
          </table:table-cell>
          <table:table-cell table:style-name="ce63" table:formula="of:=IF([.BD198]=1;IF(OR(SUM([.BC197:.BE199];-1)=2;SUM([.BC197:.BE199];-1)=3);1;0);IF(SUM([.BC197:.BE199])=3;1;0))" office:value-type="float" office:value="0" calcext:value-type="float">
            <text:p>0</text:p>
          </table:table-cell>
          <table:table-cell table:style-name="ce63" table:formula="of:=IF([.BE198]=1;IF(OR(SUM([.BD197:.BF199];-1)=2;SUM([.BD197:.BF199];-1)=3);1;0);IF(SUM([.BD197:.BF199])=3;1;0))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63" table:formula="of:=IF([.C199]=1;IF(OR(SUM([.B198:.D200];-1)=2;SUM([.B198:.D200];-1)=3);1;0);IF(SUM([.B198:.D200])=3;1;0))" office:value-type="float" office:value="0" calcext:value-type="float">
            <text:p>0</text:p>
          </table:table-cell>
          <table:table-cell table:style-name="ce63" table:formula="of:=IF([.D199]=1;IF(OR(SUM([.C198:.E200];-1)=2;SUM([.C198:.E200];-1)=3);1;0);IF(SUM([.C198:.E200])=3;1;0))" office:value-type="float" office:value="0" calcext:value-type="float">
            <text:p>0</text:p>
          </table:table-cell>
          <table:table-cell table:style-name="ce63" table:formula="of:=IF([.E199]=1;IF(OR(SUM([.D198:.F200];-1)=2;SUM([.D198:.F200];-1)=3);1;0);IF(SUM([.D198:.F200])=3;1;0))" office:value-type="float" office:value="0" calcext:value-type="float">
            <text:p>0</text:p>
          </table:table-cell>
          <table:table-cell table:style-name="ce63" table:formula="of:=IF([.F199]=1;IF(OR(SUM([.E198:.G200];-1)=2;SUM([.E198:.G200];-1)=3);1;0);IF(SUM([.E198:.G200])=3;1;0))" office:value-type="float" office:value="0" calcext:value-type="float">
            <text:p>0</text:p>
          </table:table-cell>
          <table:table-cell table:style-name="ce63" table:formula="of:=IF([.G199]=1;IF(OR(SUM([.F198:.H200];-1)=2;SUM([.F198:.H200];-1)=3);1;0);IF(SUM([.F198:.H200])=3;1;0))" office:value-type="float" office:value="0" calcext:value-type="float">
            <text:p>0</text:p>
          </table:table-cell>
          <table:table-cell table:style-name="ce63" table:formula="of:=IF([.H199]=1;IF(OR(SUM([.G198:.I200];-1)=2;SUM([.G198:.I200];-1)=3);1;0);IF(SUM([.G198:.I200])=3;1;0))" office:value-type="float" office:value="0" calcext:value-type="float">
            <text:p>0</text:p>
          </table:table-cell>
          <table:table-cell table:style-name="ce63" table:formula="of:=IF([.I199]=1;IF(OR(SUM([.H198:.J200];-1)=2;SUM([.H198:.J200];-1)=3);1;0);IF(SUM([.H198:.J200])=3;1;0))" office:value-type="float" office:value="0" calcext:value-type="float">
            <text:p>0</text:p>
          </table:table-cell>
          <table:table-cell table:style-name="ce63" table:formula="of:=IF([.J199]=1;IF(OR(SUM([.I198:.K200];-1)=2;SUM([.I198:.K200];-1)=3);1;0);IF(SUM([.I198:.K200])=3;1;0))" office:value-type="float" office:value="0" calcext:value-type="float">
            <text:p>0</text:p>
          </table:table-cell>
          <table:table-cell table:style-name="ce63" table:formula="of:=IF([.K199]=1;IF(OR(SUM([.J198:.L200];-1)=2;SUM([.J198:.L200];-1)=3);1;0);IF(SUM([.J198:.L200])=3;1;0))" office:value-type="float" office:value="0" calcext:value-type="float">
            <text:p>0</text:p>
          </table:table-cell>
          <table:table-cell table:style-name="ce63" table:formula="of:=IF([.L199]=1;IF(OR(SUM([.K198:.M200];-1)=2;SUM([.K198:.M200];-1)=3);1;0);IF(SUM([.K198:.M200])=3;1;0))" office:value-type="float" office:value="0" calcext:value-type="float">
            <text:p>0</text:p>
          </table:table-cell>
          <table:table-cell table:style-name="ce63" table:formula="of:=IF([.M199]=1;IF(OR(SUM([.L198:.N200];-1)=2;SUM([.L198:.N200];-1)=3);1;0);IF(SUM([.L198:.N200])=3;1;0))" office:value-type="float" office:value="0" calcext:value-type="float">
            <text:p>0</text:p>
          </table:table-cell>
          <table:table-cell table:style-name="ce63" table:formula="of:=IF([.N199]=1;IF(OR(SUM([.M198:.O200];-1)=2;SUM([.M198:.O200];-1)=3);1;0);IF(SUM([.M198:.O200])=3;1;0))" office:value-type="float" office:value="0" calcext:value-type="float">
            <text:p>0</text:p>
          </table:table-cell>
          <table:table-cell table:style-name="ce63" table:formula="of:=IF([.O199]=1;IF(OR(SUM([.N198:.P200];-1)=2;SUM([.N198:.P200];-1)=3);1;0);IF(SUM([.N198:.P200])=3;1;0))" office:value-type="float" office:value="0" calcext:value-type="float">
            <text:p>0</text:p>
          </table:table-cell>
          <table:table-cell table:style-name="ce63" table:formula="of:=IF([.P199]=1;IF(OR(SUM([.O198:.Q200];-1)=2;SUM([.O198:.Q200];-1)=3);1;0);IF(SUM([.O198:.Q200])=3;1;0))" office:value-type="float" office:value="0" calcext:value-type="float">
            <text:p>0</text:p>
          </table:table-cell>
          <table:table-cell table:style-name="ce63" table:formula="of:=IF([.Q199]=1;IF(OR(SUM([.P198:.R200];-1)=2;SUM([.P198:.R200];-1)=3);1;0);IF(SUM([.P198:.R200])=3;1;0))" office:value-type="float" office:value="0" calcext:value-type="float">
            <text:p>0</text:p>
          </table:table-cell>
          <table:table-cell table:style-name="ce63" table:formula="of:=IF([.R199]=1;IF(OR(SUM([.Q198:.S200];-1)=2;SUM([.Q198:.S200];-1)=3);1;0);IF(SUM([.Q198:.S200])=3;1;0))" office:value-type="float" office:value="0" calcext:value-type="float">
            <text:p>0</text:p>
          </table:table-cell>
          <table:table-cell table:style-name="ce63" table:formula="of:=IF([.S199]=1;IF(OR(SUM([.R198:.T200];-1)=2;SUM([.R198:.T200];-1)=3);1;0);IF(SUM([.R198:.T200])=3;1;0))" office:value-type="float" office:value="0" calcext:value-type="float">
            <text:p>0</text:p>
          </table:table-cell>
          <table:table-cell table:style-name="ce63" table:formula="of:=IF([.T199]=1;IF(OR(SUM([.S198:.U200];-1)=2;SUM([.S198:.U200];-1)=3);1;0);IF(SUM([.S198:.U200])=3;1;0))" office:value-type="float" office:value="0" calcext:value-type="float">
            <text:p>0</text:p>
          </table:table-cell>
          <table:table-cell table:style-name="ce63" table:formula="of:=IF([.U199]=1;IF(OR(SUM([.T198:.V200];-1)=2;SUM([.T198:.V200];-1)=3);1;0);IF(SUM([.T198:.V200])=3;1;0))" office:value-type="float" office:value="0" calcext:value-type="float">
            <text:p>0</text:p>
          </table:table-cell>
          <table:table-cell table:style-name="ce63" table:formula="of:=IF([.V199]=1;IF(OR(SUM([.U198:.W200];-1)=2;SUM([.U198:.W200];-1)=3);1;0);IF(SUM([.U198:.W200])=3;1;0))" office:value-type="float" office:value="0" calcext:value-type="float">
            <text:p>0</text:p>
          </table:table-cell>
          <table:table-cell table:style-name="ce63" table:formula="of:=IF([.W199]=1;IF(OR(SUM([.V198:.X200];-1)=2;SUM([.V198:.X200];-1)=3);1;0);IF(SUM([.V198:.X200])=3;1;0))" office:value-type="float" office:value="0" calcext:value-type="float">
            <text:p>0</text:p>
          </table:table-cell>
          <table:table-cell table:style-name="ce63" table:formula="of:=IF([.X199]=1;IF(OR(SUM([.W198:.Y200];-1)=2;SUM([.W198:.Y200];-1)=3);1;0);IF(SUM([.W198:.Y200])=3;1;0))" office:value-type="float" office:value="0" calcext:value-type="float">
            <text:p>0</text:p>
          </table:table-cell>
          <table:table-cell table:style-name="ce63" table:formula="of:=IF([.Y199]=1;IF(OR(SUM([.X198:.Z200];-1)=2;SUM([.X198:.Z200];-1)=3);1;0);IF(SUM([.X198:.Z200])=3;1;0))" office:value-type="float" office:value="0" calcext:value-type="float">
            <text:p>0</text:p>
          </table:table-cell>
          <table:table-cell table:style-name="ce63" table:formula="of:=IF([.Z199]=1;IF(OR(SUM([.Y198:.AA200];-1)=2;SUM([.Y198:.AA200];-1)=3);1;0);IF(SUM([.Y198:.AA200])=3;1;0))" office:value-type="float" office:value="1" calcext:value-type="float">
            <text:p>1</text:p>
          </table:table-cell>
          <table:table-cell table:style-name="ce63" table:formula="of:=IF([.AA199]=1;IF(OR(SUM([.Z198:.AB200];-1)=2;SUM([.Z198:.AB200];-1)=3);1;0);IF(SUM([.Z198:.AB200])=3;1;0))" office:value-type="float" office:value="0" calcext:value-type="float">
            <text:p>0</text:p>
          </table:table-cell>
          <table:table-cell table:style-name="ce63" table:formula="of:=IF([.AB199]=1;IF(OR(SUM([.AA198:.AC200];-1)=2;SUM([.AA198:.AC200];-1)=3);1;0);IF(SUM([.AA198:.AC200])=3;1;0))" office:value-type="float" office:value="1" calcext:value-type="float">
            <text:p>1</text:p>
          </table:table-cell>
          <table:table-cell table:style-name="ce63" table:formula="of:=IF([.AC199]=1;IF(OR(SUM([.AB198:.AD200];-1)=2;SUM([.AB198:.AD200];-1)=3);1;0);IF(SUM([.AB198:.AD200])=3;1;0))" office:value-type="float" office:value="0" calcext:value-type="float">
            <text:p>0</text:p>
          </table:table-cell>
          <table:table-cell table:style-name="ce63" table:formula="of:=IF([.AD199]=1;IF(OR(SUM([.AC198:.AE200];-1)=2;SUM([.AC198:.AE200];-1)=3);1;0);IF(SUM([.AC198:.AE200])=3;1;0))" office:value-type="float" office:value="0" calcext:value-type="float">
            <text:p>0</text:p>
          </table:table-cell>
          <table:table-cell table:style-name="ce63" table:formula="of:=IF([.AE199]=1;IF(OR(SUM([.AD198:.AF200];-1)=2;SUM([.AD198:.AF200];-1)=3);1;0);IF(SUM([.AD198:.AF200])=3;1;0))" office:value-type="float" office:value="0" calcext:value-type="float">
            <text:p>0</text:p>
          </table:table-cell>
          <table:table-cell table:style-name="ce63" table:formula="of:=IF([.AF199]=1;IF(OR(SUM([.AE198:.AG200];-1)=2;SUM([.AE198:.AG200];-1)=3);1;0);IF(SUM([.AE198:.AG200])=3;1;0))" office:value-type="float" office:value="0" calcext:value-type="float">
            <text:p>0</text:p>
          </table:table-cell>
          <table:table-cell table:style-name="ce63" table:formula="of:=IF([.AG199]=1;IF(OR(SUM([.AF198:.AH200];-1)=2;SUM([.AF198:.AH200];-1)=3);1;0);IF(SUM([.AF198:.AH200])=3;1;0))" office:value-type="float" office:value="0" calcext:value-type="float">
            <text:p>0</text:p>
          </table:table-cell>
          <table:table-cell table:style-name="ce63" table:formula="of:=IF([.AH199]=1;IF(OR(SUM([.AG198:.AI200];-1)=2;SUM([.AG198:.AI200];-1)=3);1;0);IF(SUM([.AG198:.AI200])=3;1;0))" office:value-type="float" office:value="1" calcext:value-type="float">
            <text:p>1</text:p>
          </table:table-cell>
          <table:table-cell table:style-name="ce63" table:formula="of:=IF([.AI199]=1;IF(OR(SUM([.AH198:.AJ200];-1)=2;SUM([.AH198:.AJ200];-1)=3);1;0);IF(SUM([.AH198:.AJ200])=3;1;0))" office:value-type="float" office:value="1" calcext:value-type="float">
            <text:p>1</text:p>
          </table:table-cell>
          <table:table-cell table:style-name="ce63" table:formula="of:=IF([.AJ199]=1;IF(OR(SUM([.AI198:.AK200];-1)=2;SUM([.AI198:.AK200];-1)=3);1;0);IF(SUM([.AI198:.AK200])=3;1;0))" office:value-type="float" office:value="1" calcext:value-type="float">
            <text:p>1</text:p>
          </table:table-cell>
          <table:table-cell table:style-name="ce63" table:formula="of:=IF([.AK199]=1;IF(OR(SUM([.AJ198:.AL200];-1)=2;SUM([.AJ198:.AL200];-1)=3);1;0);IF(SUM([.AJ198:.AL200])=3;1;0))" office:value-type="float" office:value="1" calcext:value-type="float">
            <text:p>1</text:p>
          </table:table-cell>
          <table:table-cell table:style-name="ce63" table:formula="of:=IF([.AL199]=1;IF(OR(SUM([.AK198:.AM200];-1)=2;SUM([.AK198:.AM200];-1)=3);1;0);IF(SUM([.AK198:.AM200])=3;1;0))" office:value-type="float" office:value="0" calcext:value-type="float">
            <text:p>0</text:p>
          </table:table-cell>
          <table:table-cell table:style-name="ce63" table:formula="of:=IF([.AM199]=1;IF(OR(SUM([.AL198:.AN200];-1)=2;SUM([.AL198:.AN200];-1)=3);1;0);IF(SUM([.AL198:.AN200])=3;1;0))" office:value-type="float" office:value="0" calcext:value-type="float">
            <text:p>0</text:p>
          </table:table-cell>
          <table:table-cell table:style-name="ce63" table:formula="of:=IF([.AN199]=1;IF(OR(SUM([.AM198:.AO200];-1)=2;SUM([.AM198:.AO200];-1)=3);1;0);IF(SUM([.AM198:.AO200])=3;1;0))" office:value-type="float" office:value="0" calcext:value-type="float">
            <text:p>0</text:p>
          </table:table-cell>
          <table:table-cell table:style-name="ce63" table:formula="of:=IF([.AO199]=1;IF(OR(SUM([.AN198:.AP200];-1)=2;SUM([.AN198:.AP200];-1)=3);1;0);IF(SUM([.AN198:.AP200])=3;1;0))" office:value-type="float" office:value="0" calcext:value-type="float">
            <text:p>0</text:p>
          </table:table-cell>
          <table:table-cell table:style-name="ce63" table:formula="of:=IF([.AP199]=1;IF(OR(SUM([.AO198:.AQ200];-1)=2;SUM([.AO198:.AQ200];-1)=3);1;0);IF(SUM([.AO198:.AQ200])=3;1;0))" office:value-type="float" office:value="0" calcext:value-type="float">
            <text:p>0</text:p>
          </table:table-cell>
          <table:table-cell table:style-name="ce63" table:formula="of:=IF([.AQ199]=1;IF(OR(SUM([.AP198:.AR200];-1)=2;SUM([.AP198:.AR200];-1)=3);1;0);IF(SUM([.AP198:.AR200])=3;1;0))" office:value-type="float" office:value="0" calcext:value-type="float">
            <text:p>0</text:p>
          </table:table-cell>
          <table:table-cell table:style-name="ce63" table:formula="of:=IF([.AR199]=1;IF(OR(SUM([.AQ198:.AS200];-1)=2;SUM([.AQ198:.AS200];-1)=3);1;0);IF(SUM([.AQ198:.AS200])=3;1;0))" office:value-type="float" office:value="0" calcext:value-type="float">
            <text:p>0</text:p>
          </table:table-cell>
          <table:table-cell table:style-name="ce63" table:formula="of:=IF([.AS199]=1;IF(OR(SUM([.AR198:.AT200];-1)=2;SUM([.AR198:.AT200];-1)=3);1;0);IF(SUM([.AR198:.AT200])=3;1;0))" office:value-type="float" office:value="0" calcext:value-type="float">
            <text:p>0</text:p>
          </table:table-cell>
          <table:table-cell table:style-name="ce63" table:formula="of:=IF([.AT199]=1;IF(OR(SUM([.AS198:.AU200];-1)=2;SUM([.AS198:.AU200];-1)=3);1;0);IF(SUM([.AS198:.AU200])=3;1;0))" office:value-type="float" office:value="0" calcext:value-type="float">
            <text:p>0</text:p>
          </table:table-cell>
          <table:table-cell table:style-name="ce63" table:formula="of:=IF([.AU199]=1;IF(OR(SUM([.AT198:.AV200];-1)=2;SUM([.AT198:.AV200];-1)=3);1;0);IF(SUM([.AT198:.AV200])=3;1;0))" office:value-type="float" office:value="0" calcext:value-type="float">
            <text:p>0</text:p>
          </table:table-cell>
          <table:table-cell table:style-name="ce63" table:formula="of:=IF([.AV199]=1;IF(OR(SUM([.AU198:.AW200];-1)=2;SUM([.AU198:.AW200];-1)=3);1;0);IF(SUM([.AU198:.AW200])=3;1;0))" office:value-type="float" office:value="0" calcext:value-type="float">
            <text:p>0</text:p>
          </table:table-cell>
          <table:table-cell table:style-name="ce63" table:formula="of:=IF([.AW199]=1;IF(OR(SUM([.AV198:.AX200];-1)=2;SUM([.AV198:.AX200];-1)=3);1;0);IF(SUM([.AV198:.AX200])=3;1;0))" office:value-type="float" office:value="0" calcext:value-type="float">
            <text:p>0</text:p>
          </table:table-cell>
          <table:table-cell table:style-name="ce63" table:formula="of:=IF([.AX199]=1;IF(OR(SUM([.AW198:.AY200];-1)=2;SUM([.AW198:.AY200];-1)=3);1;0);IF(SUM([.AW198:.AY200])=3;1;0))" office:value-type="float" office:value="0" calcext:value-type="float">
            <text:p>0</text:p>
          </table:table-cell>
          <table:table-cell table:style-name="ce63" table:formula="of:=IF([.AY199]=1;IF(OR(SUM([.AX198:.AZ200];-1)=2;SUM([.AX198:.AZ200];-1)=3);1;0);IF(SUM([.AX198:.AZ200])=3;1;0))" office:value-type="float" office:value="0" calcext:value-type="float">
            <text:p>0</text:p>
          </table:table-cell>
          <table:table-cell table:style-name="ce63" table:formula="of:=IF([.AZ199]=1;IF(OR(SUM([.AY198:.BA200];-1)=2;SUM([.AY198:.BA200];-1)=3);1;0);IF(SUM([.AY198:.BA200])=3;1;0))" office:value-type="float" office:value="0" calcext:value-type="float">
            <text:p>0</text:p>
          </table:table-cell>
          <table:table-cell table:style-name="ce63" table:formula="of:=IF([.BA199]=1;IF(OR(SUM([.AZ198:.BB200];-1)=2;SUM([.AZ198:.BB200];-1)=3);1;0);IF(SUM([.AZ198:.BB200])=3;1;0))" office:value-type="float" office:value="0" calcext:value-type="float">
            <text:p>0</text:p>
          </table:table-cell>
          <table:table-cell table:style-name="ce63" table:formula="of:=IF([.BB199]=1;IF(OR(SUM([.BA198:.BC200];-1)=2;SUM([.BA198:.BC200];-1)=3);1;0);IF(SUM([.BA198:.BC200])=3;1;0))" office:value-type="float" office:value="0" calcext:value-type="float">
            <text:p>0</text:p>
          </table:table-cell>
          <table:table-cell table:style-name="ce63" table:formula="of:=IF([.BC199]=1;IF(OR(SUM([.BB198:.BD200];-1)=2;SUM([.BB198:.BD200];-1)=3);1;0);IF(SUM([.BB198:.BD200])=3;1;0))" office:value-type="float" office:value="0" calcext:value-type="float">
            <text:p>0</text:p>
          </table:table-cell>
          <table:table-cell table:style-name="ce63" table:formula="of:=IF([.BD199]=1;IF(OR(SUM([.BC198:.BE200];-1)=2;SUM([.BC198:.BE200];-1)=3);1;0);IF(SUM([.BC198:.BE200])=3;1;0))" office:value-type="float" office:value="0" calcext:value-type="float">
            <text:p>0</text:p>
          </table:table-cell>
          <table:table-cell table:style-name="ce63" table:formula="of:=IF([.BE199]=1;IF(OR(SUM([.BD198:.BF200];-1)=2;SUM([.BD198:.BF200];-1)=3);1;0);IF(SUM([.BD198:.BF200])=3;1;0))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 table:formula="of:=[.A200]+1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style-name="ce63" table:formula="of:=IF([.C200]=1;IF(OR(SUM([.B199:.D201];-1)=2;SUM([.B199:.D201];-1)=3);1;0);IF(SUM([.B199:.D201])=3;1;0))" office:value-type="float" office:value="0" calcext:value-type="float">
            <text:p>0</text:p>
          </table:table-cell>
          <table:table-cell table:style-name="ce63" table:formula="of:=IF([.D200]=1;IF(OR(SUM([.C199:.E201];-1)=2;SUM([.C199:.E201];-1)=3);1;0);IF(SUM([.C199:.E201])=3;1;0))" office:value-type="float" office:value="0" calcext:value-type="float">
            <text:p>0</text:p>
          </table:table-cell>
          <table:table-cell table:style-name="ce63" table:formula="of:=IF([.E200]=1;IF(OR(SUM([.D199:.F201];-1)=2;SUM([.D199:.F201];-1)=3);1;0);IF(SUM([.D199:.F201])=3;1;0))" office:value-type="float" office:value="0" calcext:value-type="float">
            <text:p>0</text:p>
          </table:table-cell>
          <table:table-cell table:style-name="ce63" table:formula="of:=IF([.F200]=1;IF(OR(SUM([.E199:.G201];-1)=2;SUM([.E199:.G201];-1)=3);1;0);IF(SUM([.E199:.G201])=3;1;0))" office:value-type="float" office:value="0" calcext:value-type="float">
            <text:p>0</text:p>
          </table:table-cell>
          <table:table-cell table:style-name="ce63" table:formula="of:=IF([.G200]=1;IF(OR(SUM([.F199:.H201];-1)=2;SUM([.F199:.H201];-1)=3);1;0);IF(SUM([.F199:.H201])=3;1;0))" office:value-type="float" office:value="0" calcext:value-type="float">
            <text:p>0</text:p>
          </table:table-cell>
          <table:table-cell table:style-name="ce63" table:formula="of:=IF([.H200]=1;IF(OR(SUM([.G199:.I201];-1)=2;SUM([.G199:.I201];-1)=3);1;0);IF(SUM([.G199:.I201])=3;1;0))" office:value-type="float" office:value="0" calcext:value-type="float">
            <text:p>0</text:p>
          </table:table-cell>
          <table:table-cell table:style-name="ce63" table:formula="of:=IF([.I200]=1;IF(OR(SUM([.H199:.J201];-1)=2;SUM([.H199:.J201];-1)=3);1;0);IF(SUM([.H199:.J201])=3;1;0))" office:value-type="float" office:value="0" calcext:value-type="float">
            <text:p>0</text:p>
          </table:table-cell>
          <table:table-cell table:style-name="ce63" table:formula="of:=IF([.J200]=1;IF(OR(SUM([.I199:.K201];-1)=2;SUM([.I199:.K201];-1)=3);1;0);IF(SUM([.I199:.K201])=3;1;0))" office:value-type="float" office:value="0" calcext:value-type="float">
            <text:p>0</text:p>
          </table:table-cell>
          <table:table-cell table:style-name="ce63" table:formula="of:=IF([.K200]=1;IF(OR(SUM([.J199:.L201];-1)=2;SUM([.J199:.L201];-1)=3);1;0);IF(SUM([.J199:.L201])=3;1;0))" office:value-type="float" office:value="1" calcext:value-type="float">
            <text:p>1</text:p>
          </table:table-cell>
          <table:table-cell table:style-name="ce63" table:formula="of:=IF([.L200]=1;IF(OR(SUM([.K199:.M201];-1)=2;SUM([.K199:.M201];-1)=3);1;0);IF(SUM([.K199:.M201])=3;1;0))" office:value-type="float" office:value="0" calcext:value-type="float">
            <text:p>0</text:p>
          </table:table-cell>
          <table:table-cell table:style-name="ce63" table:formula="of:=IF([.M200]=1;IF(OR(SUM([.L199:.N201];-1)=2;SUM([.L199:.N201];-1)=3);1;0);IF(SUM([.L199:.N201])=3;1;0))" office:value-type="float" office:value="1" calcext:value-type="float">
            <text:p>1</text:p>
          </table:table-cell>
          <table:table-cell table:style-name="ce63" table:formula="of:=IF([.N200]=1;IF(OR(SUM([.M199:.O201];-1)=2;SUM([.M199:.O201];-1)=3);1;0);IF(SUM([.M199:.O201])=3;1;0))" office:value-type="float" office:value="0" calcext:value-type="float">
            <text:p>0</text:p>
          </table:table-cell>
          <table:table-cell table:style-name="ce63" table:formula="of:=IF([.O200]=1;IF(OR(SUM([.N199:.P201];-1)=2;SUM([.N199:.P201];-1)=3);1;0);IF(SUM([.N199:.P201])=3;1;0))" office:value-type="float" office:value="0" calcext:value-type="float">
            <text:p>0</text:p>
          </table:table-cell>
          <table:table-cell table:style-name="ce63" table:formula="of:=IF([.P200]=1;IF(OR(SUM([.O199:.Q201];-1)=2;SUM([.O199:.Q201];-1)=3);1;0);IF(SUM([.O199:.Q201])=3;1;0))" office:value-type="float" office:value="0" calcext:value-type="float">
            <text:p>0</text:p>
          </table:table-cell>
          <table:table-cell table:style-name="ce63" table:formula="of:=IF([.Q200]=1;IF(OR(SUM([.P199:.R201];-1)=2;SUM([.P199:.R201];-1)=3);1;0);IF(SUM([.P199:.R201])=3;1;0))" office:value-type="float" office:value="0" calcext:value-type="float">
            <text:p>0</text:p>
          </table:table-cell>
          <table:table-cell table:style-name="ce63" table:formula="of:=IF([.R200]=1;IF(OR(SUM([.Q199:.S201];-1)=2;SUM([.Q199:.S201];-1)=3);1;0);IF(SUM([.Q199:.S201])=3;1;0))" office:value-type="float" office:value="0" calcext:value-type="float">
            <text:p>0</text:p>
          </table:table-cell>
          <table:table-cell table:style-name="ce63" table:formula="of:=IF([.S200]=1;IF(OR(SUM([.R199:.T201];-1)=2;SUM([.R199:.T201];-1)=3);1;0);IF(SUM([.R199:.T201])=3;1;0))" office:value-type="float" office:value="0" calcext:value-type="float">
            <text:p>0</text:p>
          </table:table-cell>
          <table:table-cell table:style-name="ce63" table:formula="of:=IF([.T200]=1;IF(OR(SUM([.S199:.U201];-1)=2;SUM([.S199:.U201];-1)=3);1;0);IF(SUM([.S199:.U201])=3;1;0))" office:value-type="float" office:value="0" calcext:value-type="float">
            <text:p>0</text:p>
          </table:table-cell>
          <table:table-cell table:style-name="ce63" table:formula="of:=IF([.U200]=1;IF(OR(SUM([.T199:.V201];-1)=2;SUM([.T199:.V201];-1)=3);1;0);IF(SUM([.T199:.V201])=3;1;0))" office:value-type="float" office:value="0" calcext:value-type="float">
            <text:p>0</text:p>
          </table:table-cell>
          <table:table-cell table:style-name="ce63" table:formula="of:=IF([.V200]=1;IF(OR(SUM([.U199:.W201];-1)=2;SUM([.U199:.W201];-1)=3);1;0);IF(SUM([.U199:.W201])=3;1;0))" office:value-type="float" office:value="0" calcext:value-type="float">
            <text:p>0</text:p>
          </table:table-cell>
          <table:table-cell table:style-name="ce63" table:formula="of:=IF([.W200]=1;IF(OR(SUM([.V199:.X201];-1)=2;SUM([.V199:.X201];-1)=3);1;0);IF(SUM([.V199:.X201])=3;1;0))" office:value-type="float" office:value="0" calcext:value-type="float">
            <text:p>0</text:p>
          </table:table-cell>
          <table:table-cell table:style-name="ce63" table:formula="of:=IF([.X200]=1;IF(OR(SUM([.W199:.Y201];-1)=2;SUM([.W199:.Y201];-1)=3);1;0);IF(SUM([.W199:.Y201])=3;1;0))" office:value-type="float" office:value="0" calcext:value-type="float">
            <text:p>0</text:p>
          </table:table-cell>
          <table:table-cell table:style-name="ce63" table:formula="of:=IF([.Y200]=1;IF(OR(SUM([.X199:.Z201];-1)=2;SUM([.X199:.Z201];-1)=3);1;0);IF(SUM([.X199:.Z201])=3;1;0))" office:value-type="float" office:value="0" calcext:value-type="float">
            <text:p>0</text:p>
          </table:table-cell>
          <table:table-cell table:style-name="ce63" table:formula="of:=IF([.Z200]=1;IF(OR(SUM([.Y199:.AA201];-1)=2;SUM([.Y199:.AA201];-1)=3);1;0);IF(SUM([.Y199:.AA201])=3;1;0))" office:value-type="float" office:value="0" calcext:value-type="float">
            <text:p>0</text:p>
          </table:table-cell>
          <table:table-cell table:style-name="ce63" table:formula="of:=IF([.AA200]=1;IF(OR(SUM([.Z199:.AB201];-1)=2;SUM([.Z199:.AB201];-1)=3);1;0);IF(SUM([.Z199:.AB201])=3;1;0))" office:value-type="float" office:value="0" calcext:value-type="float">
            <text:p>0</text:p>
          </table:table-cell>
          <table:table-cell table:style-name="ce63" table:formula="of:=IF([.AB200]=1;IF(OR(SUM([.AA199:.AC201];-1)=2;SUM([.AA199:.AC201];-1)=3);1;0);IF(SUM([.AA199:.AC201])=3;1;0))" office:value-type="float" office:value="1" calcext:value-type="float">
            <text:p>1</text:p>
          </table:table-cell>
          <table:table-cell table:style-name="ce63" table:formula="of:=IF([.AC200]=1;IF(OR(SUM([.AB199:.AD201];-1)=2;SUM([.AB199:.AD201];-1)=3);1;0);IF(SUM([.AB199:.AD201])=3;1;0))" office:value-type="float" office:value="0" calcext:value-type="float">
            <text:p>0</text:p>
          </table:table-cell>
          <table:table-cell table:style-name="ce63" table:formula="of:=IF([.AD200]=1;IF(OR(SUM([.AC199:.AE201];-1)=2;SUM([.AC199:.AE201];-1)=3);1;0);IF(SUM([.AC199:.AE201])=3;1;0))" office:value-type="float" office:value="0" calcext:value-type="float">
            <text:p>0</text:p>
          </table:table-cell>
          <table:table-cell table:style-name="ce63" table:formula="of:=IF([.AE200]=1;IF(OR(SUM([.AD199:.AF201];-1)=2;SUM([.AD199:.AF201];-1)=3);1;0);IF(SUM([.AD199:.AF201])=3;1;0))" office:value-type="float" office:value="0" calcext:value-type="float">
            <text:p>0</text:p>
          </table:table-cell>
          <table:table-cell table:style-name="ce63" table:formula="of:=IF([.AF200]=1;IF(OR(SUM([.AE199:.AG201];-1)=2;SUM([.AE199:.AG201];-1)=3);1;0);IF(SUM([.AE199:.AG201])=3;1;0))" office:value-type="float" office:value="0" calcext:value-type="float">
            <text:p>0</text:p>
          </table:table-cell>
          <table:table-cell table:style-name="ce63" table:formula="of:=IF([.AG200]=1;IF(OR(SUM([.AF199:.AH201];-1)=2;SUM([.AF199:.AH201];-1)=3);1;0);IF(SUM([.AF199:.AH201])=3;1;0))" office:value-type="float" office:value="0" calcext:value-type="float">
            <text:p>0</text:p>
          </table:table-cell>
          <table:table-cell table:style-name="ce63" table:formula="of:=IF([.AH200]=1;IF(OR(SUM([.AG199:.AI201];-1)=2;SUM([.AG199:.AI201];-1)=3);1;0);IF(SUM([.AG199:.AI201])=3;1;0))" office:value-type="float" office:value="0" calcext:value-type="float">
            <text:p>0</text:p>
          </table:table-cell>
          <table:table-cell table:style-name="ce63" table:formula="of:=IF([.AI200]=1;IF(OR(SUM([.AH199:.AJ201];-1)=2;SUM([.AH199:.AJ201];-1)=3);1;0);IF(SUM([.AH199:.AJ201])=3;1;0))" office:value-type="float" office:value="0" calcext:value-type="float">
            <text:p>0</text:p>
          </table:table-cell>
          <table:table-cell table:style-name="ce63" table:formula="of:=IF([.AJ200]=1;IF(OR(SUM([.AI199:.AK201];-1)=2;SUM([.AI199:.AK201];-1)=3);1;0);IF(SUM([.AI199:.AK201])=3;1;0))" office:value-type="float" office:value="1" calcext:value-type="float">
            <text:p>1</text:p>
          </table:table-cell>
          <table:table-cell table:style-name="ce63" table:formula="of:=IF([.AK200]=1;IF(OR(SUM([.AJ199:.AL201];-1)=2;SUM([.AJ199:.AL201];-1)=3);1;0);IF(SUM([.AJ199:.AL201])=3;1;0))" office:value-type="float" office:value="0" calcext:value-type="float">
            <text:p>0</text:p>
          </table:table-cell>
          <table:table-cell table:style-name="ce63" table:formula="of:=IF([.AL200]=1;IF(OR(SUM([.AK199:.AM201];-1)=2;SUM([.AK199:.AM201];-1)=3);1;0);IF(SUM([.AK199:.AM201])=3;1;0))" office:value-type="float" office:value="0" calcext:value-type="float">
            <text:p>0</text:p>
          </table:table-cell>
          <table:table-cell table:style-name="ce63" table:formula="of:=IF([.AM200]=1;IF(OR(SUM([.AL199:.AN201];-1)=2;SUM([.AL199:.AN201];-1)=3);1;0);IF(SUM([.AL199:.AN201])=3;1;0))" office:value-type="float" office:value="0" calcext:value-type="float">
            <text:p>0</text:p>
          </table:table-cell>
          <table:table-cell table:style-name="ce63" table:formula="of:=IF([.AN200]=1;IF(OR(SUM([.AM199:.AO201];-1)=2;SUM([.AM199:.AO201];-1)=3);1;0);IF(SUM([.AM199:.AO201])=3;1;0))" office:value-type="float" office:value="0" calcext:value-type="float">
            <text:p>0</text:p>
          </table:table-cell>
          <table:table-cell table:style-name="ce63" table:formula="of:=IF([.AO200]=1;IF(OR(SUM([.AN199:.AP201];-1)=2;SUM([.AN199:.AP201];-1)=3);1;0);IF(SUM([.AN199:.AP201])=3;1;0))" office:value-type="float" office:value="0" calcext:value-type="float">
            <text:p>0</text:p>
          </table:table-cell>
          <table:table-cell table:style-name="ce63" table:formula="of:=IF([.AP200]=1;IF(OR(SUM([.AO199:.AQ201];-1)=2;SUM([.AO199:.AQ201];-1)=3);1;0);IF(SUM([.AO199:.AQ201])=3;1;0))" office:value-type="float" office:value="0" calcext:value-type="float">
            <text:p>0</text:p>
          </table:table-cell>
          <table:table-cell table:style-name="ce63" table:formula="of:=IF([.AQ200]=1;IF(OR(SUM([.AP199:.AR201];-1)=2;SUM([.AP199:.AR201];-1)=3);1;0);IF(SUM([.AP199:.AR201])=3;1;0))" office:value-type="float" office:value="0" calcext:value-type="float">
            <text:p>0</text:p>
          </table:table-cell>
          <table:table-cell table:style-name="ce63" table:formula="of:=IF([.AR200]=1;IF(OR(SUM([.AQ199:.AS201];-1)=2;SUM([.AQ199:.AS201];-1)=3);1;0);IF(SUM([.AQ199:.AS201])=3;1;0))" office:value-type="float" office:value="0" calcext:value-type="float">
            <text:p>0</text:p>
          </table:table-cell>
          <table:table-cell table:style-name="ce63" table:formula="of:=IF([.AS200]=1;IF(OR(SUM([.AR199:.AT201];-1)=2;SUM([.AR199:.AT201];-1)=3);1;0);IF(SUM([.AR199:.AT201])=3;1;0))" office:value-type="float" office:value="0" calcext:value-type="float">
            <text:p>0</text:p>
          </table:table-cell>
          <table:table-cell table:style-name="ce63" table:formula="of:=IF([.AT200]=1;IF(OR(SUM([.AS199:.AU201];-1)=2;SUM([.AS199:.AU201];-1)=3);1;0);IF(SUM([.AS199:.AU201])=3;1;0))" office:value-type="float" office:value="0" calcext:value-type="float">
            <text:p>0</text:p>
          </table:table-cell>
          <table:table-cell table:style-name="ce63" table:formula="of:=IF([.AU200]=1;IF(OR(SUM([.AT199:.AV201];-1)=2;SUM([.AT199:.AV201];-1)=3);1;0);IF(SUM([.AT199:.AV201])=3;1;0))" office:value-type="float" office:value="0" calcext:value-type="float">
            <text:p>0</text:p>
          </table:table-cell>
          <table:table-cell table:style-name="ce63" table:formula="of:=IF([.AV200]=1;IF(OR(SUM([.AU199:.AW201];-1)=2;SUM([.AU199:.AW201];-1)=3);1;0);IF(SUM([.AU199:.AW201])=3;1;0))" office:value-type="float" office:value="0" calcext:value-type="float">
            <text:p>0</text:p>
          </table:table-cell>
          <table:table-cell table:style-name="ce63" table:formula="of:=IF([.AW200]=1;IF(OR(SUM([.AV199:.AX201];-1)=2;SUM([.AV199:.AX201];-1)=3);1;0);IF(SUM([.AV199:.AX201])=3;1;0))" office:value-type="float" office:value="0" calcext:value-type="float">
            <text:p>0</text:p>
          </table:table-cell>
          <table:table-cell table:style-name="ce63" table:formula="of:=IF([.AX200]=1;IF(OR(SUM([.AW199:.AY201];-1)=2;SUM([.AW199:.AY201];-1)=3);1;0);IF(SUM([.AW199:.AY201])=3;1;0))" office:value-type="float" office:value="0" calcext:value-type="float">
            <text:p>0</text:p>
          </table:table-cell>
          <table:table-cell table:style-name="ce63" table:formula="of:=IF([.AY200]=1;IF(OR(SUM([.AX199:.AZ201];-1)=2;SUM([.AX199:.AZ201];-1)=3);1;0);IF(SUM([.AX199:.AZ201])=3;1;0))" office:value-type="float" office:value="0" calcext:value-type="float">
            <text:p>0</text:p>
          </table:table-cell>
          <table:table-cell table:style-name="ce63" table:formula="of:=IF([.AZ200]=1;IF(OR(SUM([.AY199:.BA201];-1)=2;SUM([.AY199:.BA201];-1)=3);1;0);IF(SUM([.AY199:.BA201])=3;1;0))" office:value-type="float" office:value="0" calcext:value-type="float">
            <text:p>0</text:p>
          </table:table-cell>
          <table:table-cell table:style-name="ce63" table:formula="of:=IF([.BA200]=1;IF(OR(SUM([.AZ199:.BB201];-1)=2;SUM([.AZ199:.BB201];-1)=3);1;0);IF(SUM([.AZ199:.BB201])=3;1;0))" office:value-type="float" office:value="0" calcext:value-type="float">
            <text:p>0</text:p>
          </table:table-cell>
          <table:table-cell table:style-name="ce63" table:formula="of:=IF([.BB200]=1;IF(OR(SUM([.BA199:.BC201];-1)=2;SUM([.BA199:.BC201];-1)=3);1;0);IF(SUM([.BA199:.BC201])=3;1;0))" office:value-type="float" office:value="0" calcext:value-type="float">
            <text:p>0</text:p>
          </table:table-cell>
          <table:table-cell table:style-name="ce63" table:formula="of:=IF([.BC200]=1;IF(OR(SUM([.BB199:.BD201];-1)=2;SUM([.BB199:.BD201];-1)=3);1;0);IF(SUM([.BB199:.BD201])=3;1;0))" office:value-type="float" office:value="0" calcext:value-type="float">
            <text:p>0</text:p>
          </table:table-cell>
          <table:table-cell table:style-name="ce63" table:formula="of:=IF([.BD200]=1;IF(OR(SUM([.BC199:.BE201];-1)=2;SUM([.BC199:.BE201];-1)=3);1;0);IF(SUM([.BC199:.BE201])=3;1;0))" office:value-type="float" office:value="0" calcext:value-type="float">
            <text:p>0</text:p>
          </table:table-cell>
          <table:table-cell table:style-name="ce63" table:formula="of:=IF([.BE200]=1;IF(OR(SUM([.BD199:.BF201];-1)=2;SUM([.BD199:.BF201];-1)=3);1;0);IF(SUM([.BD199:.BF201])=3;1;0))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63" table:formula="of:=IF([.C201]=1;IF(OR(SUM([.B200:.D202];-1)=2;SUM([.B200:.D202];-1)=3);1;0);IF(SUM([.B200:.D202])=3;1;0))" office:value-type="float" office:value="0" calcext:value-type="float">
            <text:p>0</text:p>
          </table:table-cell>
          <table:table-cell table:style-name="ce63" table:formula="of:=IF([.D201]=1;IF(OR(SUM([.C200:.E202];-1)=2;SUM([.C200:.E202];-1)=3);1;0);IF(SUM([.C200:.E202])=3;1;0))" office:value-type="float" office:value="0" calcext:value-type="float">
            <text:p>0</text:p>
          </table:table-cell>
          <table:table-cell table:style-name="ce63" table:formula="of:=IF([.E201]=1;IF(OR(SUM([.D200:.F202];-1)=2;SUM([.D200:.F202];-1)=3);1;0);IF(SUM([.D200:.F202])=3;1;0))" office:value-type="float" office:value="0" calcext:value-type="float">
            <text:p>0</text:p>
          </table:table-cell>
          <table:table-cell table:style-name="ce63" table:formula="of:=IF([.F201]=1;IF(OR(SUM([.E200:.G202];-1)=2;SUM([.E200:.G202];-1)=3);1;0);IF(SUM([.E200:.G202])=3;1;0))" office:value-type="float" office:value="0" calcext:value-type="float">
            <text:p>0</text:p>
          </table:table-cell>
          <table:table-cell table:style-name="ce63" table:formula="of:=IF([.G201]=1;IF(OR(SUM([.F200:.H202];-1)=2;SUM([.F200:.H202];-1)=3);1;0);IF(SUM([.F200:.H202])=3;1;0))" office:value-type="float" office:value="0" calcext:value-type="float">
            <text:p>0</text:p>
          </table:table-cell>
          <table:table-cell table:style-name="ce63" table:formula="of:=IF([.H201]=1;IF(OR(SUM([.G200:.I202];-1)=2;SUM([.G200:.I202];-1)=3);1;0);IF(SUM([.G200:.I202])=3;1;0))" office:value-type="float" office:value="0" calcext:value-type="float">
            <text:p>0</text:p>
          </table:table-cell>
          <table:table-cell table:style-name="ce63" table:formula="of:=IF([.I201]=1;IF(OR(SUM([.H200:.J202];-1)=2;SUM([.H200:.J202];-1)=3);1;0);IF(SUM([.H200:.J202])=3;1;0))" office:value-type="float" office:value="0" calcext:value-type="float">
            <text:p>0</text:p>
          </table:table-cell>
          <table:table-cell table:style-name="ce63" table:formula="of:=IF([.J201]=1;IF(OR(SUM([.I200:.K202];-1)=2;SUM([.I200:.K202];-1)=3);1;0);IF(SUM([.I200:.K202])=3;1;0))" office:value-type="float" office:value="0" calcext:value-type="float">
            <text:p>0</text:p>
          </table:table-cell>
          <table:table-cell table:style-name="ce63" table:formula="of:=IF([.K201]=1;IF(OR(SUM([.J200:.L202];-1)=2;SUM([.J200:.L202];-1)=3);1;0);IF(SUM([.J200:.L202])=3;1;0))" office:value-type="float" office:value="1" calcext:value-type="float">
            <text:p>1</text:p>
          </table:table-cell>
          <table:table-cell table:style-name="ce63" table:formula="of:=IF([.L201]=1;IF(OR(SUM([.K200:.M202];-1)=2;SUM([.K200:.M202];-1)=3);1;0);IF(SUM([.K200:.M202])=3;1;0))" office:value-type="float" office:value="0" calcext:value-type="float">
            <text:p>0</text:p>
          </table:table-cell>
          <table:table-cell table:style-name="ce63" table:formula="of:=IF([.M201]=1;IF(OR(SUM([.L200:.N202];-1)=2;SUM([.L200:.N202];-1)=3);1;0);IF(SUM([.L200:.N202])=3;1;0))" office:value-type="float" office:value="1" calcext:value-type="float">
            <text:p>1</text:p>
          </table:table-cell>
          <table:table-cell table:style-name="ce63" table:formula="of:=IF([.N201]=1;IF(OR(SUM([.M200:.O202];-1)=2;SUM([.M200:.O202];-1)=3);1;0);IF(SUM([.M200:.O202])=3;1;0))" office:value-type="float" office:value="0" calcext:value-type="float">
            <text:p>0</text:p>
          </table:table-cell>
          <table:table-cell table:style-name="ce63" table:formula="of:=IF([.O201]=1;IF(OR(SUM([.N200:.P202];-1)=2;SUM([.N200:.P202];-1)=3);1;0);IF(SUM([.N200:.P202])=3;1;0))" office:value-type="float" office:value="0" calcext:value-type="float">
            <text:p>0</text:p>
          </table:table-cell>
          <table:table-cell table:style-name="ce63" table:formula="of:=IF([.P201]=1;IF(OR(SUM([.O200:.Q202];-1)=2;SUM([.O200:.Q202];-1)=3);1;0);IF(SUM([.O200:.Q202])=3;1;0))" office:value-type="float" office:value="0" calcext:value-type="float">
            <text:p>0</text:p>
          </table:table-cell>
          <table:table-cell table:style-name="ce63" table:formula="of:=IF([.Q201]=1;IF(OR(SUM([.P200:.R202];-1)=2;SUM([.P200:.R202];-1)=3);1;0);IF(SUM([.P200:.R202])=3;1;0))" office:value-type="float" office:value="0" calcext:value-type="float">
            <text:p>0</text:p>
          </table:table-cell>
          <table:table-cell table:style-name="ce63" table:formula="of:=IF([.R201]=1;IF(OR(SUM([.Q200:.S202];-1)=2;SUM([.Q200:.S202];-1)=3);1;0);IF(SUM([.Q200:.S202])=3;1;0))" office:value-type="float" office:value="0" calcext:value-type="float">
            <text:p>0</text:p>
          </table:table-cell>
          <table:table-cell table:style-name="ce63" table:formula="of:=IF([.S201]=1;IF(OR(SUM([.R200:.T202];-1)=2;SUM([.R200:.T202];-1)=3);1;0);IF(SUM([.R200:.T202])=3;1;0))" office:value-type="float" office:value="0" calcext:value-type="float">
            <text:p>0</text:p>
          </table:table-cell>
          <table:table-cell table:style-name="ce63" table:formula="of:=IF([.T201]=1;IF(OR(SUM([.S200:.U202];-1)=2;SUM([.S200:.U202];-1)=3);1;0);IF(SUM([.S200:.U202])=3;1;0))" office:value-type="float" office:value="0" calcext:value-type="float">
            <text:p>0</text:p>
          </table:table-cell>
          <table:table-cell table:style-name="ce63" table:formula="of:=IF([.U201]=1;IF(OR(SUM([.T200:.V202];-1)=2;SUM([.T200:.V202];-1)=3);1;0);IF(SUM([.T200:.V202])=3;1;0))" office:value-type="float" office:value="0" calcext:value-type="float">
            <text:p>0</text:p>
          </table:table-cell>
          <table:table-cell table:style-name="ce63" table:formula="of:=IF([.V201]=1;IF(OR(SUM([.U200:.W202];-1)=2;SUM([.U200:.W202];-1)=3);1;0);IF(SUM([.U200:.W202])=3;1;0))" office:value-type="float" office:value="0" calcext:value-type="float">
            <text:p>0</text:p>
          </table:table-cell>
          <table:table-cell table:style-name="ce63" table:formula="of:=IF([.W201]=1;IF(OR(SUM([.V200:.X202];-1)=2;SUM([.V200:.X202];-1)=3);1;0);IF(SUM([.V200:.X202])=3;1;0))" office:value-type="float" office:value="0" calcext:value-type="float">
            <text:p>0</text:p>
          </table:table-cell>
          <table:table-cell table:style-name="ce63" table:formula="of:=IF([.X201]=1;IF(OR(SUM([.W200:.Y202];-1)=2;SUM([.W200:.Y202];-1)=3);1;0);IF(SUM([.W200:.Y202])=3;1;0))" office:value-type="float" office:value="0" calcext:value-type="float">
            <text:p>0</text:p>
          </table:table-cell>
          <table:table-cell table:style-name="ce63" table:formula="of:=IF([.Y201]=1;IF(OR(SUM([.X200:.Z202];-1)=2;SUM([.X200:.Z202];-1)=3);1;0);IF(SUM([.X200:.Z202])=3;1;0))" office:value-type="float" office:value="0" calcext:value-type="float">
            <text:p>0</text:p>
          </table:table-cell>
          <table:table-cell table:style-name="ce63" table:formula="of:=IF([.Z201]=1;IF(OR(SUM([.Y200:.AA202];-1)=2;SUM([.Y200:.AA202];-1)=3);1;0);IF(SUM([.Y200:.AA202])=3;1;0))" office:value-type="float" office:value="0" calcext:value-type="float">
            <text:p>0</text:p>
          </table:table-cell>
          <table:table-cell table:style-name="ce63" table:formula="of:=IF([.AA201]=1;IF(OR(SUM([.Z200:.AB202];-1)=2;SUM([.Z200:.AB202];-1)=3);1;0);IF(SUM([.Z200:.AB202])=3;1;0))" office:value-type="float" office:value="0" calcext:value-type="float">
            <text:p>0</text:p>
          </table:table-cell>
          <table:table-cell table:style-name="ce63" table:formula="of:=IF([.AB201]=1;IF(OR(SUM([.AA200:.AC202];-1)=2;SUM([.AA200:.AC202];-1)=3);1;0);IF(SUM([.AA200:.AC202])=3;1;0))" office:value-type="float" office:value="0" calcext:value-type="float">
            <text:p>0</text:p>
          </table:table-cell>
          <table:table-cell table:style-name="ce63" table:formula="of:=IF([.AC201]=1;IF(OR(SUM([.AB200:.AD202];-1)=2;SUM([.AB200:.AD202];-1)=3);1;0);IF(SUM([.AB200:.AD202])=3;1;0))" office:value-type="float" office:value="0" calcext:value-type="float">
            <text:p>0</text:p>
          </table:table-cell>
          <table:table-cell table:style-name="ce63" table:formula="of:=IF([.AD201]=1;IF(OR(SUM([.AC200:.AE202];-1)=2;SUM([.AC200:.AE202];-1)=3);1;0);IF(SUM([.AC200:.AE202])=3;1;0))" office:value-type="float" office:value="0" calcext:value-type="float">
            <text:p>0</text:p>
          </table:table-cell>
          <table:table-cell table:style-name="ce63" table:formula="of:=IF([.AE201]=1;IF(OR(SUM([.AD200:.AF202];-1)=2;SUM([.AD200:.AF202];-1)=3);1;0);IF(SUM([.AD200:.AF202])=3;1;0))" office:value-type="float" office:value="0" calcext:value-type="float">
            <text:p>0</text:p>
          </table:table-cell>
          <table:table-cell table:style-name="ce63" table:formula="of:=IF([.AF201]=1;IF(OR(SUM([.AE200:.AG202];-1)=2;SUM([.AE200:.AG202];-1)=3);1;0);IF(SUM([.AE200:.AG202])=3;1;0))" office:value-type="float" office:value="0" calcext:value-type="float">
            <text:p>0</text:p>
          </table:table-cell>
          <table:table-cell table:style-name="ce63" table:formula="of:=IF([.AG201]=1;IF(OR(SUM([.AF200:.AH202];-1)=2;SUM([.AF200:.AH202];-1)=3);1;0);IF(SUM([.AF200:.AH202])=3;1;0))" office:value-type="float" office:value="0" calcext:value-type="float">
            <text:p>0</text:p>
          </table:table-cell>
          <table:table-cell table:style-name="ce63" table:formula="of:=IF([.AH201]=1;IF(OR(SUM([.AG200:.AI202];-1)=2;SUM([.AG200:.AI202];-1)=3);1;0);IF(SUM([.AG200:.AI202])=3;1;0))" office:value-type="float" office:value="0" calcext:value-type="float">
            <text:p>0</text:p>
          </table:table-cell>
          <table:table-cell table:style-name="ce63" table:formula="of:=IF([.AI201]=1;IF(OR(SUM([.AH200:.AJ202];-1)=2;SUM([.AH200:.AJ202];-1)=3);1;0);IF(SUM([.AH200:.AJ202])=3;1;0))" office:value-type="float" office:value="0" calcext:value-type="float">
            <text:p>0</text:p>
          </table:table-cell>
          <table:table-cell table:style-name="ce63" table:formula="of:=IF([.AJ201]=1;IF(OR(SUM([.AI200:.AK202];-1)=2;SUM([.AI200:.AK202];-1)=3);1;0);IF(SUM([.AI200:.AK202])=3;1;0))" office:value-type="float" office:value="0" calcext:value-type="float">
            <text:p>0</text:p>
          </table:table-cell>
          <table:table-cell table:style-name="ce63" table:formula="of:=IF([.AK201]=1;IF(OR(SUM([.AJ200:.AL202];-1)=2;SUM([.AJ200:.AL202];-1)=3);1;0);IF(SUM([.AJ200:.AL202])=3;1;0))" office:value-type="float" office:value="0" calcext:value-type="float">
            <text:p>0</text:p>
          </table:table-cell>
          <table:table-cell table:style-name="ce63" table:formula="of:=IF([.AL201]=1;IF(OR(SUM([.AK200:.AM202];-1)=2;SUM([.AK200:.AM202];-1)=3);1;0);IF(SUM([.AK200:.AM202])=3;1;0))" office:value-type="float" office:value="0" calcext:value-type="float">
            <text:p>0</text:p>
          </table:table-cell>
          <table:table-cell table:style-name="ce63" table:formula="of:=IF([.AM201]=1;IF(OR(SUM([.AL200:.AN202];-1)=2;SUM([.AL200:.AN202];-1)=3);1;0);IF(SUM([.AL200:.AN202])=3;1;0))" office:value-type="float" office:value="0" calcext:value-type="float">
            <text:p>0</text:p>
          </table:table-cell>
          <table:table-cell table:style-name="ce63" table:formula="of:=IF([.AN201]=1;IF(OR(SUM([.AM200:.AO202];-1)=2;SUM([.AM200:.AO202];-1)=3);1;0);IF(SUM([.AM200:.AO202])=3;1;0))" office:value-type="float" office:value="0" calcext:value-type="float">
            <text:p>0</text:p>
          </table:table-cell>
          <table:table-cell table:style-name="ce63" table:formula="of:=IF([.AO201]=1;IF(OR(SUM([.AN200:.AP202];-1)=2;SUM([.AN200:.AP202];-1)=3);1;0);IF(SUM([.AN200:.AP202])=3;1;0))" office:value-type="float" office:value="0" calcext:value-type="float">
            <text:p>0</text:p>
          </table:table-cell>
          <table:table-cell table:style-name="ce63" table:formula="of:=IF([.AP201]=1;IF(OR(SUM([.AO200:.AQ202];-1)=2;SUM([.AO200:.AQ202];-1)=3);1;0);IF(SUM([.AO200:.AQ202])=3;1;0))" office:value-type="float" office:value="0" calcext:value-type="float">
            <text:p>0</text:p>
          </table:table-cell>
          <table:table-cell table:style-name="ce63" table:formula="of:=IF([.AQ201]=1;IF(OR(SUM([.AP200:.AR202];-1)=2;SUM([.AP200:.AR202];-1)=3);1;0);IF(SUM([.AP200:.AR202])=3;1;0))" office:value-type="float" office:value="0" calcext:value-type="float">
            <text:p>0</text:p>
          </table:table-cell>
          <table:table-cell table:style-name="ce63" table:formula="of:=IF([.AR201]=1;IF(OR(SUM([.AQ200:.AS202];-1)=2;SUM([.AQ200:.AS202];-1)=3);1;0);IF(SUM([.AQ200:.AS202])=3;1;0))" office:value-type="float" office:value="0" calcext:value-type="float">
            <text:p>0</text:p>
          </table:table-cell>
          <table:table-cell table:style-name="ce63" table:formula="of:=IF([.AS201]=1;IF(OR(SUM([.AR200:.AT202];-1)=2;SUM([.AR200:.AT202];-1)=3);1;0);IF(SUM([.AR200:.AT202])=3;1;0))" office:value-type="float" office:value="0" calcext:value-type="float">
            <text:p>0</text:p>
          </table:table-cell>
          <table:table-cell table:style-name="ce63" table:formula="of:=IF([.AT201]=1;IF(OR(SUM([.AS200:.AU202];-1)=2;SUM([.AS200:.AU202];-1)=3);1;0);IF(SUM([.AS200:.AU202])=3;1;0))" office:value-type="float" office:value="0" calcext:value-type="float">
            <text:p>0</text:p>
          </table:table-cell>
          <table:table-cell table:style-name="ce63" table:formula="of:=IF([.AU201]=1;IF(OR(SUM([.AT200:.AV202];-1)=2;SUM([.AT200:.AV202];-1)=3);1;0);IF(SUM([.AT200:.AV202])=3;1;0))" office:value-type="float" office:value="0" calcext:value-type="float">
            <text:p>0</text:p>
          </table:table-cell>
          <table:table-cell table:style-name="ce63" table:formula="of:=IF([.AV201]=1;IF(OR(SUM([.AU200:.AW202];-1)=2;SUM([.AU200:.AW202];-1)=3);1;0);IF(SUM([.AU200:.AW202])=3;1;0))" office:value-type="float" office:value="0" calcext:value-type="float">
            <text:p>0</text:p>
          </table:table-cell>
          <table:table-cell table:style-name="ce63" table:formula="of:=IF([.AW201]=1;IF(OR(SUM([.AV200:.AX202];-1)=2;SUM([.AV200:.AX202];-1)=3);1;0);IF(SUM([.AV200:.AX202])=3;1;0))" office:value-type="float" office:value="0" calcext:value-type="float">
            <text:p>0</text:p>
          </table:table-cell>
          <table:table-cell table:style-name="ce63" table:formula="of:=IF([.AX201]=1;IF(OR(SUM([.AW200:.AY202];-1)=2;SUM([.AW200:.AY202];-1)=3);1;0);IF(SUM([.AW200:.AY202])=3;1;0))" office:value-type="float" office:value="0" calcext:value-type="float">
            <text:p>0</text:p>
          </table:table-cell>
          <table:table-cell table:style-name="ce63" table:formula="of:=IF([.AY201]=1;IF(OR(SUM([.AX200:.AZ202];-1)=2;SUM([.AX200:.AZ202];-1)=3);1;0);IF(SUM([.AX200:.AZ202])=3;1;0))" office:value-type="float" office:value="0" calcext:value-type="float">
            <text:p>0</text:p>
          </table:table-cell>
          <table:table-cell table:style-name="ce63" table:formula="of:=IF([.AZ201]=1;IF(OR(SUM([.AY200:.BA202];-1)=2;SUM([.AY200:.BA202];-1)=3);1;0);IF(SUM([.AY200:.BA202])=3;1;0))" office:value-type="float" office:value="0" calcext:value-type="float">
            <text:p>0</text:p>
          </table:table-cell>
          <table:table-cell table:style-name="ce63" table:formula="of:=IF([.BA201]=1;IF(OR(SUM([.AZ200:.BB202];-1)=2;SUM([.AZ200:.BB202];-1)=3);1;0);IF(SUM([.AZ200:.BB202])=3;1;0))" office:value-type="float" office:value="0" calcext:value-type="float">
            <text:p>0</text:p>
          </table:table-cell>
          <table:table-cell table:style-name="ce63" table:formula="of:=IF([.BB201]=1;IF(OR(SUM([.BA200:.BC202];-1)=2;SUM([.BA200:.BC202];-1)=3);1;0);IF(SUM([.BA200:.BC202])=3;1;0))" office:value-type="float" office:value="0" calcext:value-type="float">
            <text:p>0</text:p>
          </table:table-cell>
          <table:table-cell table:style-name="ce63" table:formula="of:=IF([.BC201]=1;IF(OR(SUM([.BB200:.BD202];-1)=2;SUM([.BB200:.BD202];-1)=3);1;0);IF(SUM([.BB200:.BD202])=3;1;0))" office:value-type="float" office:value="0" calcext:value-type="float">
            <text:p>0</text:p>
          </table:table-cell>
          <table:table-cell table:style-name="ce63" table:formula="of:=IF([.BD201]=1;IF(OR(SUM([.BC200:.BE202];-1)=2;SUM([.BC200:.BE202];-1)=3);1;0);IF(SUM([.BC200:.BE202])=3;1;0))" office:value-type="float" office:value="0" calcext:value-type="float">
            <text:p>0</text:p>
          </table:table-cell>
          <table:table-cell table:style-name="ce63" table:formula="of:=IF([.BE201]=1;IF(OR(SUM([.BD200:.BF202];-1)=2;SUM([.BD200:.BF202];-1)=3);1;0);IF(SUM([.BD200:.BF202])=3;1;0))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63" table:formula="of:=IF([.C202]=1;IF(OR(SUM([.B201:.D203];-1)=2;SUM([.B201:.D203];-1)=3);1;0);IF(SUM([.B201:.D203])=3;1;0))" office:value-type="float" office:value="0" calcext:value-type="float">
            <text:p>0</text:p>
          </table:table-cell>
          <table:table-cell table:style-name="ce63" table:formula="of:=IF([.D202]=1;IF(OR(SUM([.C201:.E203];-1)=2;SUM([.C201:.E203];-1)=3);1;0);IF(SUM([.C201:.E203])=3;1;0))" office:value-type="float" office:value="0" calcext:value-type="float">
            <text:p>0</text:p>
          </table:table-cell>
          <table:table-cell table:style-name="ce63" table:formula="of:=IF([.E202]=1;IF(OR(SUM([.D201:.F203];-1)=2;SUM([.D201:.F203];-1)=3);1;0);IF(SUM([.D201:.F203])=3;1;0))" office:value-type="float" office:value="0" calcext:value-type="float">
            <text:p>0</text:p>
          </table:table-cell>
          <table:table-cell table:style-name="ce63" table:formula="of:=IF([.F202]=1;IF(OR(SUM([.E201:.G203];-1)=2;SUM([.E201:.G203];-1)=3);1;0);IF(SUM([.E201:.G203])=3;1;0))" office:value-type="float" office:value="0" calcext:value-type="float">
            <text:p>0</text:p>
          </table:table-cell>
          <table:table-cell table:style-name="ce63" table:formula="of:=IF([.G202]=1;IF(OR(SUM([.F201:.H203];-1)=2;SUM([.F201:.H203];-1)=3);1;0);IF(SUM([.F201:.H203])=3;1;0))" office:value-type="float" office:value="0" calcext:value-type="float">
            <text:p>0</text:p>
          </table:table-cell>
          <table:table-cell table:style-name="ce63" table:formula="of:=IF([.H202]=1;IF(OR(SUM([.G201:.I203];-1)=2;SUM([.G201:.I203];-1)=3);1;0);IF(SUM([.G201:.I203])=3;1;0))" office:value-type="float" office:value="0" calcext:value-type="float">
            <text:p>0</text:p>
          </table:table-cell>
          <table:table-cell table:style-name="ce63" table:formula="of:=IF([.I202]=1;IF(OR(SUM([.H201:.J203];-1)=2;SUM([.H201:.J203];-1)=3);1;0);IF(SUM([.H201:.J203])=3;1;0))" office:value-type="float" office:value="0" calcext:value-type="float">
            <text:p>0</text:p>
          </table:table-cell>
          <table:table-cell table:style-name="ce63" table:formula="of:=IF([.J202]=1;IF(OR(SUM([.I201:.K203];-1)=2;SUM([.I201:.K203];-1)=3);1;0);IF(SUM([.I201:.K203])=3;1;0))" office:value-type="float" office:value="0" calcext:value-type="float">
            <text:p>0</text:p>
          </table:table-cell>
          <table:table-cell table:style-name="ce63" table:formula="of:=IF([.K202]=1;IF(OR(SUM([.J201:.L203];-1)=2;SUM([.J201:.L203];-1)=3);1;0);IF(SUM([.J201:.L203])=3;1;0))" office:value-type="float" office:value="0" calcext:value-type="float">
            <text:p>0</text:p>
          </table:table-cell>
          <table:table-cell table:style-name="ce63" table:formula="of:=IF([.L202]=1;IF(OR(SUM([.K201:.M203];-1)=2;SUM([.K201:.M203];-1)=3);1;0);IF(SUM([.K201:.M203])=3;1;0))" office:value-type="float" office:value="0" calcext:value-type="float">
            <text:p>0</text:p>
          </table:table-cell>
          <table:table-cell table:style-name="ce63" table:formula="of:=IF([.M202]=1;IF(OR(SUM([.L201:.N203];-1)=2;SUM([.L201:.N203];-1)=3);1;0);IF(SUM([.L201:.N203])=3;1;0))" office:value-type="float" office:value="0" calcext:value-type="float">
            <text:p>0</text:p>
          </table:table-cell>
          <table:table-cell table:style-name="ce63" table:formula="of:=IF([.N202]=1;IF(OR(SUM([.M201:.O203];-1)=2;SUM([.M201:.O203];-1)=3);1;0);IF(SUM([.M201:.O203])=3;1;0))" office:value-type="float" office:value="0" calcext:value-type="float">
            <text:p>0</text:p>
          </table:table-cell>
          <table:table-cell table:style-name="ce63" table:formula="of:=IF([.O202]=1;IF(OR(SUM([.N201:.P203];-1)=2;SUM([.N201:.P203];-1)=3);1;0);IF(SUM([.N201:.P203])=3;1;0))" office:value-type="float" office:value="0" calcext:value-type="float">
            <text:p>0</text:p>
          </table:table-cell>
          <table:table-cell table:style-name="ce63" table:formula="of:=IF([.P202]=1;IF(OR(SUM([.O201:.Q203];-1)=2;SUM([.O201:.Q203];-1)=3);1;0);IF(SUM([.O201:.Q203])=3;1;0))" office:value-type="float" office:value="0" calcext:value-type="float">
            <text:p>0</text:p>
          </table:table-cell>
          <table:table-cell table:style-name="ce63" table:formula="of:=IF([.Q202]=1;IF(OR(SUM([.P201:.R203];-1)=2;SUM([.P201:.R203];-1)=3);1;0);IF(SUM([.P201:.R203])=3;1;0))" office:value-type="float" office:value="0" calcext:value-type="float">
            <text:p>0</text:p>
          </table:table-cell>
          <table:table-cell table:style-name="ce63" table:formula="of:=IF([.R202]=1;IF(OR(SUM([.Q201:.S203];-1)=2;SUM([.Q201:.S203];-1)=3);1;0);IF(SUM([.Q201:.S203])=3;1;0))" office:value-type="float" office:value="0" calcext:value-type="float">
            <text:p>0</text:p>
          </table:table-cell>
          <table:table-cell table:style-name="ce63" table:formula="of:=IF([.S202]=1;IF(OR(SUM([.R201:.T203];-1)=2;SUM([.R201:.T203];-1)=3);1;0);IF(SUM([.R201:.T203])=3;1;0))" office:value-type="float" office:value="0" calcext:value-type="float">
            <text:p>0</text:p>
          </table:table-cell>
          <table:table-cell table:style-name="ce63" table:formula="of:=IF([.T202]=1;IF(OR(SUM([.S201:.U203];-1)=2;SUM([.S201:.U203];-1)=3);1;0);IF(SUM([.S201:.U203])=3;1;0))" office:value-type="float" office:value="0" calcext:value-type="float">
            <text:p>0</text:p>
          </table:table-cell>
          <table:table-cell table:style-name="ce63" table:formula="of:=IF([.U202]=1;IF(OR(SUM([.T201:.V203];-1)=2;SUM([.T201:.V203];-1)=3);1;0);IF(SUM([.T201:.V203])=3;1;0))" office:value-type="float" office:value="0" calcext:value-type="float">
            <text:p>0</text:p>
          </table:table-cell>
          <table:table-cell table:style-name="ce63" table:formula="of:=IF([.V202]=1;IF(OR(SUM([.U201:.W203];-1)=2;SUM([.U201:.W203];-1)=3);1;0);IF(SUM([.U201:.W203])=3;1;0))" office:value-type="float" office:value="0" calcext:value-type="float">
            <text:p>0</text:p>
          </table:table-cell>
          <table:table-cell table:style-name="ce63" table:formula="of:=IF([.W202]=1;IF(OR(SUM([.V201:.X203];-1)=2;SUM([.V201:.X203];-1)=3);1;0);IF(SUM([.V201:.X203])=3;1;0))" office:value-type="float" office:value="0" calcext:value-type="float">
            <text:p>0</text:p>
          </table:table-cell>
          <table:table-cell table:style-name="ce63" table:formula="of:=IF([.X202]=1;IF(OR(SUM([.W201:.Y203];-1)=2;SUM([.W201:.Y203];-1)=3);1;0);IF(SUM([.W201:.Y203])=3;1;0))" office:value-type="float" office:value="0" calcext:value-type="float">
            <text:p>0</text:p>
          </table:table-cell>
          <table:table-cell table:style-name="ce63" table:formula="of:=IF([.Y202]=1;IF(OR(SUM([.X201:.Z203];-1)=2;SUM([.X201:.Z203];-1)=3);1;0);IF(SUM([.X201:.Z203])=3;1;0))" office:value-type="float" office:value="0" calcext:value-type="float">
            <text:p>0</text:p>
          </table:table-cell>
          <table:table-cell table:style-name="ce63" table:formula="of:=IF([.Z202]=1;IF(OR(SUM([.Y201:.AA203];-1)=2;SUM([.Y201:.AA203];-1)=3);1;0);IF(SUM([.Y201:.AA203])=3;1;0))" office:value-type="float" office:value="0" calcext:value-type="float">
            <text:p>0</text:p>
          </table:table-cell>
          <table:table-cell table:style-name="ce63" table:formula="of:=IF([.AA202]=1;IF(OR(SUM([.Z201:.AB203];-1)=2;SUM([.Z201:.AB203];-1)=3);1;0);IF(SUM([.Z201:.AB203])=3;1;0))" office:value-type="float" office:value="0" calcext:value-type="float">
            <text:p>0</text:p>
          </table:table-cell>
          <table:table-cell table:style-name="ce63" table:formula="of:=IF([.AB202]=1;IF(OR(SUM([.AA201:.AC203];-1)=2;SUM([.AA201:.AC203];-1)=3);1;0);IF(SUM([.AA201:.AC203])=3;1;0))" office:value-type="float" office:value="0" calcext:value-type="float">
            <text:p>0</text:p>
          </table:table-cell>
          <table:table-cell table:style-name="ce63" table:formula="of:=IF([.AC202]=1;IF(OR(SUM([.AB201:.AD203];-1)=2;SUM([.AB201:.AD203];-1)=3);1;0);IF(SUM([.AB201:.AD203])=3;1;0))" office:value-type="float" office:value="0" calcext:value-type="float">
            <text:p>0</text:p>
          </table:table-cell>
          <table:table-cell table:style-name="ce63" table:formula="of:=IF([.AD202]=1;IF(OR(SUM([.AC201:.AE203];-1)=2;SUM([.AC201:.AE203];-1)=3);1;0);IF(SUM([.AC201:.AE203])=3;1;0))" office:value-type="float" office:value="0" calcext:value-type="float">
            <text:p>0</text:p>
          </table:table-cell>
          <table:table-cell table:style-name="ce63" table:formula="of:=IF([.AE202]=1;IF(OR(SUM([.AD201:.AF203];-1)=2;SUM([.AD201:.AF203];-1)=3);1;0);IF(SUM([.AD201:.AF203])=3;1;0))" office:value-type="float" office:value="0" calcext:value-type="float">
            <text:p>0</text:p>
          </table:table-cell>
          <table:table-cell table:style-name="ce63" table:formula="of:=IF([.AF202]=1;IF(OR(SUM([.AE201:.AG203];-1)=2;SUM([.AE201:.AG203];-1)=3);1;0);IF(SUM([.AE201:.AG203])=3;1;0))" office:value-type="float" office:value="0" calcext:value-type="float">
            <text:p>0</text:p>
          </table:table-cell>
          <table:table-cell table:style-name="ce63" table:formula="of:=IF([.AG202]=1;IF(OR(SUM([.AF201:.AH203];-1)=2;SUM([.AF201:.AH203];-1)=3);1;0);IF(SUM([.AF201:.AH203])=3;1;0))" office:value-type="float" office:value="0" calcext:value-type="float">
            <text:p>0</text:p>
          </table:table-cell>
          <table:table-cell table:style-name="ce63" table:formula="of:=IF([.AH202]=1;IF(OR(SUM([.AG201:.AI203];-1)=2;SUM([.AG201:.AI203];-1)=3);1;0);IF(SUM([.AG201:.AI203])=3;1;0))" office:value-type="float" office:value="0" calcext:value-type="float">
            <text:p>0</text:p>
          </table:table-cell>
          <table:table-cell table:style-name="ce63" table:formula="of:=IF([.AI202]=1;IF(OR(SUM([.AH201:.AJ203];-1)=2;SUM([.AH201:.AJ203];-1)=3);1;0);IF(SUM([.AH201:.AJ203])=3;1;0))" office:value-type="float" office:value="0" calcext:value-type="float">
            <text:p>0</text:p>
          </table:table-cell>
          <table:table-cell table:style-name="ce63" table:formula="of:=IF([.AJ202]=1;IF(OR(SUM([.AI201:.AK203];-1)=2;SUM([.AI201:.AK203];-1)=3);1;0);IF(SUM([.AI201:.AK203])=3;1;0))" office:value-type="float" office:value="0" calcext:value-type="float">
            <text:p>0</text:p>
          </table:table-cell>
          <table:table-cell table:style-name="ce63" table:formula="of:=IF([.AK202]=1;IF(OR(SUM([.AJ201:.AL203];-1)=2;SUM([.AJ201:.AL203];-1)=3);1;0);IF(SUM([.AJ201:.AL203])=3;1;0))" office:value-type="float" office:value="0" calcext:value-type="float">
            <text:p>0</text:p>
          </table:table-cell>
          <table:table-cell table:style-name="ce63" table:formula="of:=IF([.AL202]=1;IF(OR(SUM([.AK201:.AM203];-1)=2;SUM([.AK201:.AM203];-1)=3);1;0);IF(SUM([.AK201:.AM203])=3;1;0))" office:value-type="float" office:value="0" calcext:value-type="float">
            <text:p>0</text:p>
          </table:table-cell>
          <table:table-cell table:style-name="ce63" table:formula="of:=IF([.AM202]=1;IF(OR(SUM([.AL201:.AN203];-1)=2;SUM([.AL201:.AN203];-1)=3);1;0);IF(SUM([.AL201:.AN203])=3;1;0))" office:value-type="float" office:value="0" calcext:value-type="float">
            <text:p>0</text:p>
          </table:table-cell>
          <table:table-cell table:style-name="ce63" table:formula="of:=IF([.AN202]=1;IF(OR(SUM([.AM201:.AO203];-1)=2;SUM([.AM201:.AO203];-1)=3);1;0);IF(SUM([.AM201:.AO203])=3;1;0))" office:value-type="float" office:value="0" calcext:value-type="float">
            <text:p>0</text:p>
          </table:table-cell>
          <table:table-cell table:style-name="ce63" table:formula="of:=IF([.AO202]=1;IF(OR(SUM([.AN201:.AP203];-1)=2;SUM([.AN201:.AP203];-1)=3);1;0);IF(SUM([.AN201:.AP203])=3;1;0))" office:value-type="float" office:value="0" calcext:value-type="float">
            <text:p>0</text:p>
          </table:table-cell>
          <table:table-cell table:style-name="ce63" table:formula="of:=IF([.AP202]=1;IF(OR(SUM([.AO201:.AQ203];-1)=2;SUM([.AO201:.AQ203];-1)=3);1;0);IF(SUM([.AO201:.AQ203])=3;1;0))" office:value-type="float" office:value="0" calcext:value-type="float">
            <text:p>0</text:p>
          </table:table-cell>
          <table:table-cell table:style-name="ce63" table:formula="of:=IF([.AQ202]=1;IF(OR(SUM([.AP201:.AR203];-1)=2;SUM([.AP201:.AR203];-1)=3);1;0);IF(SUM([.AP201:.AR203])=3;1;0))" office:value-type="float" office:value="0" calcext:value-type="float">
            <text:p>0</text:p>
          </table:table-cell>
          <table:table-cell table:style-name="ce63" table:formula="of:=IF([.AR202]=1;IF(OR(SUM([.AQ201:.AS203];-1)=2;SUM([.AQ201:.AS203];-1)=3);1;0);IF(SUM([.AQ201:.AS203])=3;1;0))" office:value-type="float" office:value="0" calcext:value-type="float">
            <text:p>0</text:p>
          </table:table-cell>
          <table:table-cell table:style-name="ce63" table:formula="of:=IF([.AS202]=1;IF(OR(SUM([.AR201:.AT203];-1)=2;SUM([.AR201:.AT203];-1)=3);1;0);IF(SUM([.AR201:.AT203])=3;1;0))" office:value-type="float" office:value="0" calcext:value-type="float">
            <text:p>0</text:p>
          </table:table-cell>
          <table:table-cell table:style-name="ce63" table:formula="of:=IF([.AT202]=1;IF(OR(SUM([.AS201:.AU203];-1)=2;SUM([.AS201:.AU203];-1)=3);1;0);IF(SUM([.AS201:.AU203])=3;1;0))" office:value-type="float" office:value="0" calcext:value-type="float">
            <text:p>0</text:p>
          </table:table-cell>
          <table:table-cell table:style-name="ce63" table:formula="of:=IF([.AU202]=1;IF(OR(SUM([.AT201:.AV203];-1)=2;SUM([.AT201:.AV203];-1)=3);1;0);IF(SUM([.AT201:.AV203])=3;1;0))" office:value-type="float" office:value="0" calcext:value-type="float">
            <text:p>0</text:p>
          </table:table-cell>
          <table:table-cell table:style-name="ce63" table:formula="of:=IF([.AV202]=1;IF(OR(SUM([.AU201:.AW203];-1)=2;SUM([.AU201:.AW203];-1)=3);1;0);IF(SUM([.AU201:.AW203])=3;1;0))" office:value-type="float" office:value="0" calcext:value-type="float">
            <text:p>0</text:p>
          </table:table-cell>
          <table:table-cell table:style-name="ce63" table:formula="of:=IF([.AW202]=1;IF(OR(SUM([.AV201:.AX203];-1)=2;SUM([.AV201:.AX203];-1)=3);1;0);IF(SUM([.AV201:.AX203])=3;1;0))" office:value-type="float" office:value="0" calcext:value-type="float">
            <text:p>0</text:p>
          </table:table-cell>
          <table:table-cell table:style-name="ce63" table:formula="of:=IF([.AX202]=1;IF(OR(SUM([.AW201:.AY203];-1)=2;SUM([.AW201:.AY203];-1)=3);1;0);IF(SUM([.AW201:.AY203])=3;1;0))" office:value-type="float" office:value="0" calcext:value-type="float">
            <text:p>0</text:p>
          </table:table-cell>
          <table:table-cell table:style-name="ce63" table:formula="of:=IF([.AY202]=1;IF(OR(SUM([.AX201:.AZ203];-1)=2;SUM([.AX201:.AZ203];-1)=3);1;0);IF(SUM([.AX201:.AZ203])=3;1;0))" office:value-type="float" office:value="0" calcext:value-type="float">
            <text:p>0</text:p>
          </table:table-cell>
          <table:table-cell table:style-name="ce63" table:formula="of:=IF([.AZ202]=1;IF(OR(SUM([.AY201:.BA203];-1)=2;SUM([.AY201:.BA203];-1)=3);1;0);IF(SUM([.AY201:.BA203])=3;1;0))" office:value-type="float" office:value="0" calcext:value-type="float">
            <text:p>0</text:p>
          </table:table-cell>
          <table:table-cell table:style-name="ce63" table:formula="of:=IF([.BA202]=1;IF(OR(SUM([.AZ201:.BB203];-1)=2;SUM([.AZ201:.BB203];-1)=3);1;0);IF(SUM([.AZ201:.BB203])=3;1;0))" office:value-type="float" office:value="0" calcext:value-type="float">
            <text:p>0</text:p>
          </table:table-cell>
          <table:table-cell table:style-name="ce63" table:formula="of:=IF([.BB202]=1;IF(OR(SUM([.BA201:.BC203];-1)=2;SUM([.BA201:.BC203];-1)=3);1;0);IF(SUM([.BA201:.BC203])=3;1;0))" office:value-type="float" office:value="0" calcext:value-type="float">
            <text:p>0</text:p>
          </table:table-cell>
          <table:table-cell table:style-name="ce63" table:formula="of:=IF([.BC202]=1;IF(OR(SUM([.BB201:.BD203];-1)=2;SUM([.BB201:.BD203];-1)=3);1;0);IF(SUM([.BB201:.BD203])=3;1;0))" office:value-type="float" office:value="0" calcext:value-type="float">
            <text:p>0</text:p>
          </table:table-cell>
          <table:table-cell table:style-name="ce63" table:formula="of:=IF([.BD202]=1;IF(OR(SUM([.BC201:.BE203];-1)=2;SUM([.BC201:.BE203];-1)=3);1;0);IF(SUM([.BC201:.BE203])=3;1;0))" office:value-type="float" office:value="0" calcext:value-type="float">
            <text:p>0</text:p>
          </table:table-cell>
          <table:table-cell table:style-name="ce63" table:formula="of:=IF([.BE202]=1;IF(OR(SUM([.BD201:.BF203];-1)=2;SUM([.BD201:.BF203];-1)=3);1;0);IF(SUM([.BD201:.BF203])=3;1;0))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63" table:formula="of:=IF([.C203]=1;IF(OR(SUM([.B202:.D204];-1)=2;SUM([.B202:.D204];-1)=3);1;0);IF(SUM([.B202:.D204])=3;1;0))" office:value-type="float" office:value="0" calcext:value-type="float">
            <text:p>0</text:p>
          </table:table-cell>
          <table:table-cell table:style-name="ce63" table:formula="of:=IF([.D203]=1;IF(OR(SUM([.C202:.E204];-1)=2;SUM([.C202:.E204];-1)=3);1;0);IF(SUM([.C202:.E204])=3;1;0))" office:value-type="float" office:value="0" calcext:value-type="float">
            <text:p>0</text:p>
          </table:table-cell>
          <table:table-cell table:style-name="ce63" table:formula="of:=IF([.E203]=1;IF(OR(SUM([.D202:.F204];-1)=2;SUM([.D202:.F204];-1)=3);1;0);IF(SUM([.D202:.F204])=3;1;0))" office:value-type="float" office:value="0" calcext:value-type="float">
            <text:p>0</text:p>
          </table:table-cell>
          <table:table-cell table:style-name="ce63" table:formula="of:=IF([.F203]=1;IF(OR(SUM([.E202:.G204];-1)=2;SUM([.E202:.G204];-1)=3);1;0);IF(SUM([.E202:.G204])=3;1;0))" office:value-type="float" office:value="0" calcext:value-type="float">
            <text:p>0</text:p>
          </table:table-cell>
          <table:table-cell table:style-name="ce63" table:formula="of:=IF([.G203]=1;IF(OR(SUM([.F202:.H204];-1)=2;SUM([.F202:.H204];-1)=3);1;0);IF(SUM([.F202:.H204])=3;1;0))" office:value-type="float" office:value="0" calcext:value-type="float">
            <text:p>0</text:p>
          </table:table-cell>
          <table:table-cell table:style-name="ce63" table:formula="of:=IF([.H203]=1;IF(OR(SUM([.G202:.I204];-1)=2;SUM([.G202:.I204];-1)=3);1;0);IF(SUM([.G202:.I204])=3;1;0))" office:value-type="float" office:value="0" calcext:value-type="float">
            <text:p>0</text:p>
          </table:table-cell>
          <table:table-cell table:style-name="ce63" table:formula="of:=IF([.I203]=1;IF(OR(SUM([.H202:.J204];-1)=2;SUM([.H202:.J204];-1)=3);1;0);IF(SUM([.H202:.J204])=3;1;0))" office:value-type="float" office:value="0" calcext:value-type="float">
            <text:p>0</text:p>
          </table:table-cell>
          <table:table-cell table:style-name="ce63" table:formula="of:=IF([.J203]=1;IF(OR(SUM([.I202:.K204];-1)=2;SUM([.I202:.K204];-1)=3);1;0);IF(SUM([.I202:.K204])=3;1;0))" office:value-type="float" office:value="0" calcext:value-type="float">
            <text:p>0</text:p>
          </table:table-cell>
          <table:table-cell table:style-name="ce63" table:formula="of:=IF([.K203]=1;IF(OR(SUM([.J202:.L204];-1)=2;SUM([.J202:.L204];-1)=3);1;0);IF(SUM([.J202:.L204])=3;1;0))" office:value-type="float" office:value="1" calcext:value-type="float">
            <text:p>1</text:p>
          </table:table-cell>
          <table:table-cell table:style-name="ce63" table:formula="of:=IF([.L203]=1;IF(OR(SUM([.K202:.M204];-1)=2;SUM([.K202:.M204];-1)=3);1;0);IF(SUM([.K202:.M204])=3;1;0))" office:value-type="float" office:value="1" calcext:value-type="float">
            <text:p>1</text:p>
          </table:table-cell>
          <table:table-cell table:style-name="ce63" table:formula="of:=IF([.M203]=1;IF(OR(SUM([.L202:.N204];-1)=2;SUM([.L202:.N204];-1)=3);1;0);IF(SUM([.L202:.N204])=3;1;0))" office:value-type="float" office:value="1" calcext:value-type="float">
            <text:p>1</text:p>
          </table:table-cell>
          <table:table-cell table:style-name="ce63" table:formula="of:=IF([.N203]=1;IF(OR(SUM([.M202:.O204];-1)=2;SUM([.M202:.O204];-1)=3);1;0);IF(SUM([.M202:.O204])=3;1;0))" office:value-type="float" office:value="0" calcext:value-type="float">
            <text:p>0</text:p>
          </table:table-cell>
          <table:table-cell table:style-name="ce63" table:formula="of:=IF([.O203]=1;IF(OR(SUM([.N202:.P204];-1)=2;SUM([.N202:.P204];-1)=3);1;0);IF(SUM([.N202:.P204])=3;1;0))" office:value-type="float" office:value="0" calcext:value-type="float">
            <text:p>0</text:p>
          </table:table-cell>
          <table:table-cell table:style-name="ce63" table:formula="of:=IF([.P203]=1;IF(OR(SUM([.O202:.Q204];-1)=2;SUM([.O202:.Q204];-1)=3);1;0);IF(SUM([.O202:.Q204])=3;1;0))" office:value-type="float" office:value="0" calcext:value-type="float">
            <text:p>0</text:p>
          </table:table-cell>
          <table:table-cell table:style-name="ce63" table:formula="of:=IF([.Q203]=1;IF(OR(SUM([.P202:.R204];-1)=2;SUM([.P202:.R204];-1)=3);1;0);IF(SUM([.P202:.R204])=3;1;0))" office:value-type="float" office:value="0" calcext:value-type="float">
            <text:p>0</text:p>
          </table:table-cell>
          <table:table-cell table:style-name="ce63" table:formula="of:=IF([.R203]=1;IF(OR(SUM([.Q202:.S204];-1)=2;SUM([.Q202:.S204];-1)=3);1;0);IF(SUM([.Q202:.S204])=3;1;0))" office:value-type="float" office:value="0" calcext:value-type="float">
            <text:p>0</text:p>
          </table:table-cell>
          <table:table-cell table:style-name="ce63" table:formula="of:=IF([.S203]=1;IF(OR(SUM([.R202:.T204];-1)=2;SUM([.R202:.T204];-1)=3);1;0);IF(SUM([.R202:.T204])=3;1;0))" office:value-type="float" office:value="0" calcext:value-type="float">
            <text:p>0</text:p>
          </table:table-cell>
          <table:table-cell table:style-name="ce63" table:formula="of:=IF([.T203]=1;IF(OR(SUM([.S202:.U204];-1)=2;SUM([.S202:.U204];-1)=3);1;0);IF(SUM([.S202:.U204])=3;1;0))" office:value-type="float" office:value="0" calcext:value-type="float">
            <text:p>0</text:p>
          </table:table-cell>
          <table:table-cell table:style-name="ce63" table:formula="of:=IF([.U203]=1;IF(OR(SUM([.T202:.V204];-1)=2;SUM([.T202:.V204];-1)=3);1;0);IF(SUM([.T202:.V204])=3;1;0))" office:value-type="float" office:value="0" calcext:value-type="float">
            <text:p>0</text:p>
          </table:table-cell>
          <table:table-cell table:style-name="ce63" table:formula="of:=IF([.V203]=1;IF(OR(SUM([.U202:.W204];-1)=2;SUM([.U202:.W204];-1)=3);1;0);IF(SUM([.U202:.W204])=3;1;0))" office:value-type="float" office:value="0" calcext:value-type="float">
            <text:p>0</text:p>
          </table:table-cell>
          <table:table-cell table:style-name="ce63" table:formula="of:=IF([.W203]=1;IF(OR(SUM([.V202:.X204];-1)=2;SUM([.V202:.X204];-1)=3);1;0);IF(SUM([.V202:.X204])=3;1;0))" office:value-type="float" office:value="0" calcext:value-type="float">
            <text:p>0</text:p>
          </table:table-cell>
          <table:table-cell table:style-name="ce63" table:formula="of:=IF([.X203]=1;IF(OR(SUM([.W202:.Y204];-1)=2;SUM([.W202:.Y204];-1)=3);1;0);IF(SUM([.W202:.Y204])=3;1;0))" office:value-type="float" office:value="0" calcext:value-type="float">
            <text:p>0</text:p>
          </table:table-cell>
          <table:table-cell table:style-name="ce63" table:formula="of:=IF([.Y203]=1;IF(OR(SUM([.X202:.Z204];-1)=2;SUM([.X202:.Z204];-1)=3);1;0);IF(SUM([.X202:.Z204])=3;1;0))" office:value-type="float" office:value="0" calcext:value-type="float">
            <text:p>0</text:p>
          </table:table-cell>
          <table:table-cell table:style-name="ce63" table:formula="of:=IF([.Z203]=1;IF(OR(SUM([.Y202:.AA204];-1)=2;SUM([.Y202:.AA204];-1)=3);1;0);IF(SUM([.Y202:.AA204])=3;1;0))" office:value-type="float" office:value="0" calcext:value-type="float">
            <text:p>0</text:p>
          </table:table-cell>
          <table:table-cell table:style-name="ce63" table:formula="of:=IF([.AA203]=1;IF(OR(SUM([.Z202:.AB204];-1)=2;SUM([.Z202:.AB204];-1)=3);1;0);IF(SUM([.Z202:.AB204])=3;1;0))" office:value-type="float" office:value="0" calcext:value-type="float">
            <text:p>0</text:p>
          </table:table-cell>
          <table:table-cell table:style-name="ce63" table:formula="of:=IF([.AB203]=1;IF(OR(SUM([.AA202:.AC204];-1)=2;SUM([.AA202:.AC204];-1)=3);1;0);IF(SUM([.AA202:.AC204])=3;1;0))" office:value-type="float" office:value="0" calcext:value-type="float">
            <text:p>0</text:p>
          </table:table-cell>
          <table:table-cell table:style-name="ce63" table:formula="of:=IF([.AC203]=1;IF(OR(SUM([.AB202:.AD204];-1)=2;SUM([.AB202:.AD204];-1)=3);1;0);IF(SUM([.AB202:.AD204])=3;1;0))" office:value-type="float" office:value="0" calcext:value-type="float">
            <text:p>0</text:p>
          </table:table-cell>
          <table:table-cell table:style-name="ce63" table:formula="of:=IF([.AD203]=1;IF(OR(SUM([.AC202:.AE204];-1)=2;SUM([.AC202:.AE204];-1)=3);1;0);IF(SUM([.AC202:.AE204])=3;1;0))" office:value-type="float" office:value="0" calcext:value-type="float">
            <text:p>0</text:p>
          </table:table-cell>
          <table:table-cell table:style-name="ce63" table:formula="of:=IF([.AE203]=1;IF(OR(SUM([.AD202:.AF204];-1)=2;SUM([.AD202:.AF204];-1)=3);1;0);IF(SUM([.AD202:.AF204])=3;1;0))" office:value-type="float" office:value="0" calcext:value-type="float">
            <text:p>0</text:p>
          </table:table-cell>
          <table:table-cell table:style-name="ce63" table:formula="of:=IF([.AF203]=1;IF(OR(SUM([.AE202:.AG204];-1)=2;SUM([.AE202:.AG204];-1)=3);1;0);IF(SUM([.AE202:.AG204])=3;1;0))" office:value-type="float" office:value="0" calcext:value-type="float">
            <text:p>0</text:p>
          </table:table-cell>
          <table:table-cell table:style-name="ce63" table:formula="of:=IF([.AG203]=1;IF(OR(SUM([.AF202:.AH204];-1)=2;SUM([.AF202:.AH204];-1)=3);1;0);IF(SUM([.AF202:.AH204])=3;1;0))" office:value-type="float" office:value="0" calcext:value-type="float">
            <text:p>0</text:p>
          </table:table-cell>
          <table:table-cell table:style-name="ce63" table:formula="of:=IF([.AH203]=1;IF(OR(SUM([.AG202:.AI204];-1)=2;SUM([.AG202:.AI204];-1)=3);1;0);IF(SUM([.AG202:.AI204])=3;1;0))" office:value-type="float" office:value="0" calcext:value-type="float">
            <text:p>0</text:p>
          </table:table-cell>
          <table:table-cell table:style-name="ce63" table:formula="of:=IF([.AI203]=1;IF(OR(SUM([.AH202:.AJ204];-1)=2;SUM([.AH202:.AJ204];-1)=3);1;0);IF(SUM([.AH202:.AJ204])=3;1;0))" office:value-type="float" office:value="0" calcext:value-type="float">
            <text:p>0</text:p>
          </table:table-cell>
          <table:table-cell table:style-name="ce63" table:formula="of:=IF([.AJ203]=1;IF(OR(SUM([.AI202:.AK204];-1)=2;SUM([.AI202:.AK204];-1)=3);1;0);IF(SUM([.AI202:.AK204])=3;1;0))" office:value-type="float" office:value="0" calcext:value-type="float">
            <text:p>0</text:p>
          </table:table-cell>
          <table:table-cell table:style-name="ce63" table:formula="of:=IF([.AK203]=1;IF(OR(SUM([.AJ202:.AL204];-1)=2;SUM([.AJ202:.AL204];-1)=3);1;0);IF(SUM([.AJ202:.AL204])=3;1;0))" office:value-type="float" office:value="0" calcext:value-type="float">
            <text:p>0</text:p>
          </table:table-cell>
          <table:table-cell table:style-name="ce63" table:formula="of:=IF([.AL203]=1;IF(OR(SUM([.AK202:.AM204];-1)=2;SUM([.AK202:.AM204];-1)=3);1;0);IF(SUM([.AK202:.AM204])=3;1;0))" office:value-type="float" office:value="0" calcext:value-type="float">
            <text:p>0</text:p>
          </table:table-cell>
          <table:table-cell table:style-name="ce63" table:formula="of:=IF([.AM203]=1;IF(OR(SUM([.AL202:.AN204];-1)=2;SUM([.AL202:.AN204];-1)=3);1;0);IF(SUM([.AL202:.AN204])=3;1;0))" office:value-type="float" office:value="0" calcext:value-type="float">
            <text:p>0</text:p>
          </table:table-cell>
          <table:table-cell table:style-name="ce63" table:formula="of:=IF([.AN203]=1;IF(OR(SUM([.AM202:.AO204];-1)=2;SUM([.AM202:.AO204];-1)=3);1;0);IF(SUM([.AM202:.AO204])=3;1;0))" office:value-type="float" office:value="0" calcext:value-type="float">
            <text:p>0</text:p>
          </table:table-cell>
          <table:table-cell table:style-name="ce63" table:formula="of:=IF([.AO203]=1;IF(OR(SUM([.AN202:.AP204];-1)=2;SUM([.AN202:.AP204];-1)=3);1;0);IF(SUM([.AN202:.AP204])=3;1;0))" office:value-type="float" office:value="0" calcext:value-type="float">
            <text:p>0</text:p>
          </table:table-cell>
          <table:table-cell table:style-name="ce63" table:formula="of:=IF([.AP203]=1;IF(OR(SUM([.AO202:.AQ204];-1)=2;SUM([.AO202:.AQ204];-1)=3);1;0);IF(SUM([.AO202:.AQ204])=3;1;0))" office:value-type="float" office:value="0" calcext:value-type="float">
            <text:p>0</text:p>
          </table:table-cell>
          <table:table-cell table:style-name="ce63" table:formula="of:=IF([.AQ203]=1;IF(OR(SUM([.AP202:.AR204];-1)=2;SUM([.AP202:.AR204];-1)=3);1;0);IF(SUM([.AP202:.AR204])=3;1;0))" office:value-type="float" office:value="0" calcext:value-type="float">
            <text:p>0</text:p>
          </table:table-cell>
          <table:table-cell table:style-name="ce63" table:formula="of:=IF([.AR203]=1;IF(OR(SUM([.AQ202:.AS204];-1)=2;SUM([.AQ202:.AS204];-1)=3);1;0);IF(SUM([.AQ202:.AS204])=3;1;0))" office:value-type="float" office:value="0" calcext:value-type="float">
            <text:p>0</text:p>
          </table:table-cell>
          <table:table-cell table:style-name="ce63" table:formula="of:=IF([.AS203]=1;IF(OR(SUM([.AR202:.AT204];-1)=2;SUM([.AR202:.AT204];-1)=3);1;0);IF(SUM([.AR202:.AT204])=3;1;0))" office:value-type="float" office:value="0" calcext:value-type="float">
            <text:p>0</text:p>
          </table:table-cell>
          <table:table-cell table:style-name="ce63" table:formula="of:=IF([.AT203]=1;IF(OR(SUM([.AS202:.AU204];-1)=2;SUM([.AS202:.AU204];-1)=3);1;0);IF(SUM([.AS202:.AU204])=3;1;0))" office:value-type="float" office:value="0" calcext:value-type="float">
            <text:p>0</text:p>
          </table:table-cell>
          <table:table-cell table:style-name="ce63" table:formula="of:=IF([.AU203]=1;IF(OR(SUM([.AT202:.AV204];-1)=2;SUM([.AT202:.AV204];-1)=3);1;0);IF(SUM([.AT202:.AV204])=3;1;0))" office:value-type="float" office:value="0" calcext:value-type="float">
            <text:p>0</text:p>
          </table:table-cell>
          <table:table-cell table:style-name="ce63" table:formula="of:=IF([.AV203]=1;IF(OR(SUM([.AU202:.AW204];-1)=2;SUM([.AU202:.AW204];-1)=3);1;0);IF(SUM([.AU202:.AW204])=3;1;0))" office:value-type="float" office:value="0" calcext:value-type="float">
            <text:p>0</text:p>
          </table:table-cell>
          <table:table-cell table:style-name="ce63" table:formula="of:=IF([.AW203]=1;IF(OR(SUM([.AV202:.AX204];-1)=2;SUM([.AV202:.AX204];-1)=3);1;0);IF(SUM([.AV202:.AX204])=3;1;0))" office:value-type="float" office:value="0" calcext:value-type="float">
            <text:p>0</text:p>
          </table:table-cell>
          <table:table-cell table:style-name="ce63" table:formula="of:=IF([.AX203]=1;IF(OR(SUM([.AW202:.AY204];-1)=2;SUM([.AW202:.AY204];-1)=3);1;0);IF(SUM([.AW202:.AY204])=3;1;0))" office:value-type="float" office:value="0" calcext:value-type="float">
            <text:p>0</text:p>
          </table:table-cell>
          <table:table-cell table:style-name="ce63" table:formula="of:=IF([.AY203]=1;IF(OR(SUM([.AX202:.AZ204];-1)=2;SUM([.AX202:.AZ204];-1)=3);1;0);IF(SUM([.AX202:.AZ204])=3;1;0))" office:value-type="float" office:value="0" calcext:value-type="float">
            <text:p>0</text:p>
          </table:table-cell>
          <table:table-cell table:style-name="ce63" table:formula="of:=IF([.AZ203]=1;IF(OR(SUM([.AY202:.BA204];-1)=2;SUM([.AY202:.BA204];-1)=3);1;0);IF(SUM([.AY202:.BA204])=3;1;0))" office:value-type="float" office:value="0" calcext:value-type="float">
            <text:p>0</text:p>
          </table:table-cell>
          <table:table-cell table:style-name="ce63" table:formula="of:=IF([.BA203]=1;IF(OR(SUM([.AZ202:.BB204];-1)=2;SUM([.AZ202:.BB204];-1)=3);1;0);IF(SUM([.AZ202:.BB204])=3;1;0))" office:value-type="float" office:value="0" calcext:value-type="float">
            <text:p>0</text:p>
          </table:table-cell>
          <table:table-cell table:style-name="ce63" table:formula="of:=IF([.BB203]=1;IF(OR(SUM([.BA202:.BC204];-1)=2;SUM([.BA202:.BC204];-1)=3);1;0);IF(SUM([.BA202:.BC204])=3;1;0))" office:value-type="float" office:value="0" calcext:value-type="float">
            <text:p>0</text:p>
          </table:table-cell>
          <table:table-cell table:style-name="ce63" table:formula="of:=IF([.BC203]=1;IF(OR(SUM([.BB202:.BD204];-1)=2;SUM([.BB202:.BD204];-1)=3);1;0);IF(SUM([.BB202:.BD204])=3;1;0))" office:value-type="float" office:value="0" calcext:value-type="float">
            <text:p>0</text:p>
          </table:table-cell>
          <table:table-cell table:style-name="ce63" table:formula="of:=IF([.BD203]=1;IF(OR(SUM([.BC202:.BE204];-1)=2;SUM([.BC202:.BE204];-1)=3);1;0);IF(SUM([.BC202:.BE204])=3;1;0))" office:value-type="float" office:value="0" calcext:value-type="float">
            <text:p>0</text:p>
          </table:table-cell>
          <table:table-cell table:style-name="ce63" table:formula="of:=IF([.BE203]=1;IF(OR(SUM([.BD202:.BF204];-1)=2;SUM([.BD202:.BF204];-1)=3);1;0);IF(SUM([.BD202:.BF204])=3;1;0))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63" table:formula="of:=IF([.C204]=1;IF(OR(SUM([.B203:.D205];-1)=2;SUM([.B203:.D205];-1)=3);1;0);IF(SUM([.B203:.D205])=3;1;0))" office:value-type="float" office:value="0" calcext:value-type="float">
            <text:p>0</text:p>
          </table:table-cell>
          <table:table-cell table:style-name="ce63" table:formula="of:=IF([.D204]=1;IF(OR(SUM([.C203:.E205];-1)=2;SUM([.C203:.E205];-1)=3);1;0);IF(SUM([.C203:.E205])=3;1;0))" office:value-type="float" office:value="0" calcext:value-type="float">
            <text:p>0</text:p>
          </table:table-cell>
          <table:table-cell table:style-name="ce63" table:formula="of:=IF([.E204]=1;IF(OR(SUM([.D203:.F205];-1)=2;SUM([.D203:.F205];-1)=3);1;0);IF(SUM([.D203:.F205])=3;1;0))" office:value-type="float" office:value="0" calcext:value-type="float">
            <text:p>0</text:p>
          </table:table-cell>
          <table:table-cell table:style-name="ce63" table:formula="of:=IF([.F204]=1;IF(OR(SUM([.E203:.G205];-1)=2;SUM([.E203:.G205];-1)=3);1;0);IF(SUM([.E203:.G205])=3;1;0))" office:value-type="float" office:value="0" calcext:value-type="float">
            <text:p>0</text:p>
          </table:table-cell>
          <table:table-cell table:style-name="ce63" table:formula="of:=IF([.G204]=1;IF(OR(SUM([.F203:.H205];-1)=2;SUM([.F203:.H205];-1)=3);1;0);IF(SUM([.F203:.H205])=3;1;0))" office:value-type="float" office:value="0" calcext:value-type="float">
            <text:p>0</text:p>
          </table:table-cell>
          <table:table-cell table:style-name="ce63" table:formula="of:=IF([.H204]=1;IF(OR(SUM([.G203:.I205];-1)=2;SUM([.G203:.I205];-1)=3);1;0);IF(SUM([.G203:.I205])=3;1;0))" office:value-type="float" office:value="0" calcext:value-type="float">
            <text:p>0</text:p>
          </table:table-cell>
          <table:table-cell table:style-name="ce63" table:formula="of:=IF([.I204]=1;IF(OR(SUM([.H203:.J205];-1)=2;SUM([.H203:.J205];-1)=3);1;0);IF(SUM([.H203:.J205])=3;1;0))" office:value-type="float" office:value="0" calcext:value-type="float">
            <text:p>0</text:p>
          </table:table-cell>
          <table:table-cell table:style-name="ce63" table:formula="of:=IF([.J204]=1;IF(OR(SUM([.I203:.K205];-1)=2;SUM([.I203:.K205];-1)=3);1;0);IF(SUM([.I203:.K205])=3;1;0))" office:value-type="float" office:value="0" calcext:value-type="float">
            <text:p>0</text:p>
          </table:table-cell>
          <table:table-cell table:style-name="ce63" table:formula="of:=IF([.K204]=1;IF(OR(SUM([.J203:.L205];-1)=2;SUM([.J203:.L205];-1)=3);1;0);IF(SUM([.J203:.L205])=3;1;0))" office:value-type="float" office:value="0" calcext:value-type="float">
            <text:p>0</text:p>
          </table:table-cell>
          <table:table-cell table:style-name="ce63" table:formula="of:=IF([.L204]=1;IF(OR(SUM([.K203:.M205];-1)=2;SUM([.K203:.M205];-1)=3);1;0);IF(SUM([.K203:.M205])=3;1;0))" office:value-type="float" office:value="0" calcext:value-type="float">
            <text:p>0</text:p>
          </table:table-cell>
          <table:table-cell table:style-name="ce63" table:formula="of:=IF([.M204]=1;IF(OR(SUM([.L203:.N205];-1)=2;SUM([.L203:.N205];-1)=3);1;0);IF(SUM([.L203:.N205])=3;1;0))" office:value-type="float" office:value="0" calcext:value-type="float">
            <text:p>0</text:p>
          </table:table-cell>
          <table:table-cell table:style-name="ce63" table:formula="of:=IF([.N204]=1;IF(OR(SUM([.M203:.O205];-1)=2;SUM([.M203:.O205];-1)=3);1;0);IF(SUM([.M203:.O205])=3;1;0))" office:value-type="float" office:value="0" calcext:value-type="float">
            <text:p>0</text:p>
          </table:table-cell>
          <table:table-cell table:style-name="ce63" table:formula="of:=IF([.O204]=1;IF(OR(SUM([.N203:.P205];-1)=2;SUM([.N203:.P205];-1)=3);1;0);IF(SUM([.N203:.P205])=3;1;0))" office:value-type="float" office:value="0" calcext:value-type="float">
            <text:p>0</text:p>
          </table:table-cell>
          <table:table-cell table:style-name="ce63" table:formula="of:=IF([.P204]=1;IF(OR(SUM([.O203:.Q205];-1)=2;SUM([.O203:.Q205];-1)=3);1;0);IF(SUM([.O203:.Q205])=3;1;0))" office:value-type="float" office:value="0" calcext:value-type="float">
            <text:p>0</text:p>
          </table:table-cell>
          <table:table-cell table:style-name="ce63" table:formula="of:=IF([.Q204]=1;IF(OR(SUM([.P203:.R205];-1)=2;SUM([.P203:.R205];-1)=3);1;0);IF(SUM([.P203:.R205])=3;1;0))" office:value-type="float" office:value="0" calcext:value-type="float">
            <text:p>0</text:p>
          </table:table-cell>
          <table:table-cell table:style-name="ce63" table:formula="of:=IF([.R204]=1;IF(OR(SUM([.Q203:.S205];-1)=2;SUM([.Q203:.S205];-1)=3);1;0);IF(SUM([.Q203:.S205])=3;1;0))" office:value-type="float" office:value="0" calcext:value-type="float">
            <text:p>0</text:p>
          </table:table-cell>
          <table:table-cell table:style-name="ce63" table:formula="of:=IF([.S204]=1;IF(OR(SUM([.R203:.T205];-1)=2;SUM([.R203:.T205];-1)=3);1;0);IF(SUM([.R203:.T205])=3;1;0))" office:value-type="float" office:value="0" calcext:value-type="float">
            <text:p>0</text:p>
          </table:table-cell>
          <table:table-cell table:style-name="ce63" table:formula="of:=IF([.T204]=1;IF(OR(SUM([.S203:.U205];-1)=2;SUM([.S203:.U205];-1)=3);1;0);IF(SUM([.S203:.U205])=3;1;0))" office:value-type="float" office:value="0" calcext:value-type="float">
            <text:p>0</text:p>
          </table:table-cell>
          <table:table-cell table:style-name="ce63" table:formula="of:=IF([.U204]=1;IF(OR(SUM([.T203:.V205];-1)=2;SUM([.T203:.V205];-1)=3);1;0);IF(SUM([.T203:.V205])=3;1;0))" office:value-type="float" office:value="0" calcext:value-type="float">
            <text:p>0</text:p>
          </table:table-cell>
          <table:table-cell table:style-name="ce63" table:formula="of:=IF([.V204]=1;IF(OR(SUM([.U203:.W205];-1)=2;SUM([.U203:.W205];-1)=3);1;0);IF(SUM([.U203:.W205])=3;1;0))" office:value-type="float" office:value="0" calcext:value-type="float">
            <text:p>0</text:p>
          </table:table-cell>
          <table:table-cell table:style-name="ce63" table:formula="of:=IF([.W204]=1;IF(OR(SUM([.V203:.X205];-1)=2;SUM([.V203:.X205];-1)=3);1;0);IF(SUM([.V203:.X205])=3;1;0))" office:value-type="float" office:value="0" calcext:value-type="float">
            <text:p>0</text:p>
          </table:table-cell>
          <table:table-cell table:style-name="ce63" table:formula="of:=IF([.X204]=1;IF(OR(SUM([.W203:.Y205];-1)=2;SUM([.W203:.Y205];-1)=3);1;0);IF(SUM([.W203:.Y205])=3;1;0))" office:value-type="float" office:value="0" calcext:value-type="float">
            <text:p>0</text:p>
          </table:table-cell>
          <table:table-cell table:style-name="ce63" table:formula="of:=IF([.Y204]=1;IF(OR(SUM([.X203:.Z205];-1)=2;SUM([.X203:.Z205];-1)=3);1;0);IF(SUM([.X203:.Z205])=3;1;0))" office:value-type="float" office:value="0" calcext:value-type="float">
            <text:p>0</text:p>
          </table:table-cell>
          <table:table-cell table:style-name="ce63" table:formula="of:=IF([.Z204]=1;IF(OR(SUM([.Y203:.AA205];-1)=2;SUM([.Y203:.AA205];-1)=3);1;0);IF(SUM([.Y203:.AA205])=3;1;0))" office:value-type="float" office:value="0" calcext:value-type="float">
            <text:p>0</text:p>
          </table:table-cell>
          <table:table-cell table:style-name="ce63" table:formula="of:=IF([.AA204]=1;IF(OR(SUM([.Z203:.AB205];-1)=2;SUM([.Z203:.AB205];-1)=3);1;0);IF(SUM([.Z203:.AB205])=3;1;0))" office:value-type="float" office:value="0" calcext:value-type="float">
            <text:p>0</text:p>
          </table:table-cell>
          <table:table-cell table:style-name="ce63" table:formula="of:=IF([.AB204]=1;IF(OR(SUM([.AA203:.AC205];-1)=2;SUM([.AA203:.AC205];-1)=3);1;0);IF(SUM([.AA203:.AC205])=3;1;0))" office:value-type="float" office:value="0" calcext:value-type="float">
            <text:p>0</text:p>
          </table:table-cell>
          <table:table-cell table:style-name="ce63" table:formula="of:=IF([.AC204]=1;IF(OR(SUM([.AB203:.AD205];-1)=2;SUM([.AB203:.AD205];-1)=3);1;0);IF(SUM([.AB203:.AD205])=3;1;0))" office:value-type="float" office:value="0" calcext:value-type="float">
            <text:p>0</text:p>
          </table:table-cell>
          <table:table-cell table:style-name="ce63" table:formula="of:=IF([.AD204]=1;IF(OR(SUM([.AC203:.AE205];-1)=2;SUM([.AC203:.AE205];-1)=3);1;0);IF(SUM([.AC203:.AE205])=3;1;0))" office:value-type="float" office:value="0" calcext:value-type="float">
            <text:p>0</text:p>
          </table:table-cell>
          <table:table-cell table:style-name="ce63" table:formula="of:=IF([.AE204]=1;IF(OR(SUM([.AD203:.AF205];-1)=2;SUM([.AD203:.AF205];-1)=3);1;0);IF(SUM([.AD203:.AF205])=3;1;0))" office:value-type="float" office:value="0" calcext:value-type="float">
            <text:p>0</text:p>
          </table:table-cell>
          <table:table-cell table:style-name="ce63" table:formula="of:=IF([.AF204]=1;IF(OR(SUM([.AE203:.AG205];-1)=2;SUM([.AE203:.AG205];-1)=3);1;0);IF(SUM([.AE203:.AG205])=3;1;0))" office:value-type="float" office:value="0" calcext:value-type="float">
            <text:p>0</text:p>
          </table:table-cell>
          <table:table-cell table:style-name="ce63" table:formula="of:=IF([.AG204]=1;IF(OR(SUM([.AF203:.AH205];-1)=2;SUM([.AF203:.AH205];-1)=3);1;0);IF(SUM([.AF203:.AH205])=3;1;0))" office:value-type="float" office:value="0" calcext:value-type="float">
            <text:p>0</text:p>
          </table:table-cell>
          <table:table-cell table:style-name="ce63" table:formula="of:=IF([.AH204]=1;IF(OR(SUM([.AG203:.AI205];-1)=2;SUM([.AG203:.AI205];-1)=3);1;0);IF(SUM([.AG203:.AI205])=3;1;0))" office:value-type="float" office:value="0" calcext:value-type="float">
            <text:p>0</text:p>
          </table:table-cell>
          <table:table-cell table:style-name="ce63" table:formula="of:=IF([.AI204]=1;IF(OR(SUM([.AH203:.AJ205];-1)=2;SUM([.AH203:.AJ205];-1)=3);1;0);IF(SUM([.AH203:.AJ205])=3;1;0))" office:value-type="float" office:value="0" calcext:value-type="float">
            <text:p>0</text:p>
          </table:table-cell>
          <table:table-cell table:style-name="ce63" table:formula="of:=IF([.AJ204]=1;IF(OR(SUM([.AI203:.AK205];-1)=2;SUM([.AI203:.AK205];-1)=3);1;0);IF(SUM([.AI203:.AK205])=3;1;0))" office:value-type="float" office:value="0" calcext:value-type="float">
            <text:p>0</text:p>
          </table:table-cell>
          <table:table-cell table:style-name="ce63" table:formula="of:=IF([.AK204]=1;IF(OR(SUM([.AJ203:.AL205];-1)=2;SUM([.AJ203:.AL205];-1)=3);1;0);IF(SUM([.AJ203:.AL205])=3;1;0))" office:value-type="float" office:value="0" calcext:value-type="float">
            <text:p>0</text:p>
          </table:table-cell>
          <table:table-cell table:style-name="ce63" table:formula="of:=IF([.AL204]=1;IF(OR(SUM([.AK203:.AM205];-1)=2;SUM([.AK203:.AM205];-1)=3);1;0);IF(SUM([.AK203:.AM205])=3;1;0))" office:value-type="float" office:value="0" calcext:value-type="float">
            <text:p>0</text:p>
          </table:table-cell>
          <table:table-cell table:style-name="ce63" table:formula="of:=IF([.AM204]=1;IF(OR(SUM([.AL203:.AN205];-1)=2;SUM([.AL203:.AN205];-1)=3);1;0);IF(SUM([.AL203:.AN205])=3;1;0))" office:value-type="float" office:value="0" calcext:value-type="float">
            <text:p>0</text:p>
          </table:table-cell>
          <table:table-cell table:style-name="ce63" table:formula="of:=IF([.AN204]=1;IF(OR(SUM([.AM203:.AO205];-1)=2;SUM([.AM203:.AO205];-1)=3);1;0);IF(SUM([.AM203:.AO205])=3;1;0))" office:value-type="float" office:value="0" calcext:value-type="float">
            <text:p>0</text:p>
          </table:table-cell>
          <table:table-cell table:style-name="ce63" table:formula="of:=IF([.AO204]=1;IF(OR(SUM([.AN203:.AP205];-1)=2;SUM([.AN203:.AP205];-1)=3);1;0);IF(SUM([.AN203:.AP205])=3;1;0))" office:value-type="float" office:value="0" calcext:value-type="float">
            <text:p>0</text:p>
          </table:table-cell>
          <table:table-cell table:style-name="ce63" table:formula="of:=IF([.AP204]=1;IF(OR(SUM([.AO203:.AQ205];-1)=2;SUM([.AO203:.AQ205];-1)=3);1;0);IF(SUM([.AO203:.AQ205])=3;1;0))" office:value-type="float" office:value="0" calcext:value-type="float">
            <text:p>0</text:p>
          </table:table-cell>
          <table:table-cell table:style-name="ce63" table:formula="of:=IF([.AQ204]=1;IF(OR(SUM([.AP203:.AR205];-1)=2;SUM([.AP203:.AR205];-1)=3);1;0);IF(SUM([.AP203:.AR205])=3;1;0))" office:value-type="float" office:value="0" calcext:value-type="float">
            <text:p>0</text:p>
          </table:table-cell>
          <table:table-cell table:style-name="ce63" table:formula="of:=IF([.AR204]=1;IF(OR(SUM([.AQ203:.AS205];-1)=2;SUM([.AQ203:.AS205];-1)=3);1;0);IF(SUM([.AQ203:.AS205])=3;1;0))" office:value-type="float" office:value="0" calcext:value-type="float">
            <text:p>0</text:p>
          </table:table-cell>
          <table:table-cell table:style-name="ce63" table:formula="of:=IF([.AS204]=1;IF(OR(SUM([.AR203:.AT205];-1)=2;SUM([.AR203:.AT205];-1)=3);1;0);IF(SUM([.AR203:.AT205])=3;1;0))" office:value-type="float" office:value="0" calcext:value-type="float">
            <text:p>0</text:p>
          </table:table-cell>
          <table:table-cell table:style-name="ce63" table:formula="of:=IF([.AT204]=1;IF(OR(SUM([.AS203:.AU205];-1)=2;SUM([.AS203:.AU205];-1)=3);1;0);IF(SUM([.AS203:.AU205])=3;1;0))" office:value-type="float" office:value="0" calcext:value-type="float">
            <text:p>0</text:p>
          </table:table-cell>
          <table:table-cell table:style-name="ce63" table:formula="of:=IF([.AU204]=1;IF(OR(SUM([.AT203:.AV205];-1)=2;SUM([.AT203:.AV205];-1)=3);1;0);IF(SUM([.AT203:.AV205])=3;1;0))" office:value-type="float" office:value="0" calcext:value-type="float">
            <text:p>0</text:p>
          </table:table-cell>
          <table:table-cell table:style-name="ce63" table:formula="of:=IF([.AV204]=1;IF(OR(SUM([.AU203:.AW205];-1)=2;SUM([.AU203:.AW205];-1)=3);1;0);IF(SUM([.AU203:.AW205])=3;1;0))" office:value-type="float" office:value="0" calcext:value-type="float">
            <text:p>0</text:p>
          </table:table-cell>
          <table:table-cell table:style-name="ce63" table:formula="of:=IF([.AW204]=1;IF(OR(SUM([.AV203:.AX205];-1)=2;SUM([.AV203:.AX205];-1)=3);1;0);IF(SUM([.AV203:.AX205])=3;1;0))" office:value-type="float" office:value="0" calcext:value-type="float">
            <text:p>0</text:p>
          </table:table-cell>
          <table:table-cell table:style-name="ce63" table:formula="of:=IF([.AX204]=1;IF(OR(SUM([.AW203:.AY205];-1)=2;SUM([.AW203:.AY205];-1)=3);1;0);IF(SUM([.AW203:.AY205])=3;1;0))" office:value-type="float" office:value="0" calcext:value-type="float">
            <text:p>0</text:p>
          </table:table-cell>
          <table:table-cell table:style-name="ce63" table:formula="of:=IF([.AY204]=1;IF(OR(SUM([.AX203:.AZ205];-1)=2;SUM([.AX203:.AZ205];-1)=3);1;0);IF(SUM([.AX203:.AZ205])=3;1;0))" office:value-type="float" office:value="0" calcext:value-type="float">
            <text:p>0</text:p>
          </table:table-cell>
          <table:table-cell table:style-name="ce63" table:formula="of:=IF([.AZ204]=1;IF(OR(SUM([.AY203:.BA205];-1)=2;SUM([.AY203:.BA205];-1)=3);1;0);IF(SUM([.AY203:.BA205])=3;1;0))" office:value-type="float" office:value="0" calcext:value-type="float">
            <text:p>0</text:p>
          </table:table-cell>
          <table:table-cell table:style-name="ce63" table:formula="of:=IF([.BA204]=1;IF(OR(SUM([.AZ203:.BB205];-1)=2;SUM([.AZ203:.BB205];-1)=3);1;0);IF(SUM([.AZ203:.BB205])=3;1;0))" office:value-type="float" office:value="0" calcext:value-type="float">
            <text:p>0</text:p>
          </table:table-cell>
          <table:table-cell table:style-name="ce63" table:formula="of:=IF([.BB204]=1;IF(OR(SUM([.BA203:.BC205];-1)=2;SUM([.BA203:.BC205];-1)=3);1;0);IF(SUM([.BA203:.BC205])=3;1;0))" office:value-type="float" office:value="0" calcext:value-type="float">
            <text:p>0</text:p>
          </table:table-cell>
          <table:table-cell table:style-name="ce63" table:formula="of:=IF([.BC204]=1;IF(OR(SUM([.BB203:.BD205];-1)=2;SUM([.BB203:.BD205];-1)=3);1;0);IF(SUM([.BB203:.BD205])=3;1;0))" office:value-type="float" office:value="0" calcext:value-type="float">
            <text:p>0</text:p>
          </table:table-cell>
          <table:table-cell table:style-name="ce63" table:formula="of:=IF([.BD204]=1;IF(OR(SUM([.BC203:.BE205];-1)=2;SUM([.BC203:.BE205];-1)=3);1;0);IF(SUM([.BC203:.BE205])=3;1;0))" office:value-type="float" office:value="0" calcext:value-type="float">
            <text:p>0</text:p>
          </table:table-cell>
          <table:table-cell table:style-name="ce63" table:formula="of:=IF([.BE204]=1;IF(OR(SUM([.BD203:.BF205];-1)=2;SUM([.BD203:.BF205];-1)=3);1;0);IF(SUM([.BD203:.BF205])=3;1;0))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63" table:formula="of:=IF([.C205]=1;IF(OR(SUM([.B204:.D206];-1)=2;SUM([.B204:.D206];-1)=3);1;0);IF(SUM([.B204:.D206])=3;1;0))" office:value-type="float" office:value="0" calcext:value-type="float">
            <text:p>0</text:p>
          </table:table-cell>
          <table:table-cell table:style-name="ce63" table:formula="of:=IF([.D205]=1;IF(OR(SUM([.C204:.E206];-1)=2;SUM([.C204:.E206];-1)=3);1;0);IF(SUM([.C204:.E206])=3;1;0))" office:value-type="float" office:value="0" calcext:value-type="float">
            <text:p>0</text:p>
          </table:table-cell>
          <table:table-cell table:style-name="ce63" table:formula="of:=IF([.E205]=1;IF(OR(SUM([.D204:.F206];-1)=2;SUM([.D204:.F206];-1)=3);1;0);IF(SUM([.D204:.F206])=3;1;0))" office:value-type="float" office:value="0" calcext:value-type="float">
            <text:p>0</text:p>
          </table:table-cell>
          <table:table-cell table:style-name="ce63" table:formula="of:=IF([.F205]=1;IF(OR(SUM([.E204:.G206];-1)=2;SUM([.E204:.G206];-1)=3);1;0);IF(SUM([.E204:.G206])=3;1;0))" office:value-type="float" office:value="0" calcext:value-type="float">
            <text:p>0</text:p>
          </table:table-cell>
          <table:table-cell table:style-name="ce63" table:formula="of:=IF([.G205]=1;IF(OR(SUM([.F204:.H206];-1)=2;SUM([.F204:.H206];-1)=3);1;0);IF(SUM([.F204:.H206])=3;1;0))" office:value-type="float" office:value="0" calcext:value-type="float">
            <text:p>0</text:p>
          </table:table-cell>
          <table:table-cell table:style-name="ce63" table:formula="of:=IF([.H205]=1;IF(OR(SUM([.G204:.I206];-1)=2;SUM([.G204:.I206];-1)=3);1;0);IF(SUM([.G204:.I206])=3;1;0))" office:value-type="float" office:value="0" calcext:value-type="float">
            <text:p>0</text:p>
          </table:table-cell>
          <table:table-cell table:style-name="ce63" table:formula="of:=IF([.I205]=1;IF(OR(SUM([.H204:.J206];-1)=2;SUM([.H204:.J206];-1)=3);1;0);IF(SUM([.H204:.J206])=3;1;0))" office:value-type="float" office:value="0" calcext:value-type="float">
            <text:p>0</text:p>
          </table:table-cell>
          <table:table-cell table:style-name="ce63" table:formula="of:=IF([.J205]=1;IF(OR(SUM([.I204:.K206];-1)=2;SUM([.I204:.K206];-1)=3);1;0);IF(SUM([.I204:.K206])=3;1;0))" office:value-type="float" office:value="0" calcext:value-type="float">
            <text:p>0</text:p>
          </table:table-cell>
          <table:table-cell table:style-name="ce63" table:formula="of:=IF([.K205]=1;IF(OR(SUM([.J204:.L206];-1)=2;SUM([.J204:.L206];-1)=3);1;0);IF(SUM([.J204:.L206])=3;1;0))" office:value-type="float" office:value="0" calcext:value-type="float">
            <text:p>0</text:p>
          </table:table-cell>
          <table:table-cell table:style-name="ce63" table:formula="of:=IF([.L205]=1;IF(OR(SUM([.K204:.M206];-1)=2;SUM([.K204:.M206];-1)=3);1;0);IF(SUM([.K204:.M206])=3;1;0))" office:value-type="float" office:value="0" calcext:value-type="float">
            <text:p>0</text:p>
          </table:table-cell>
          <table:table-cell table:style-name="ce63" table:formula="of:=IF([.M205]=1;IF(OR(SUM([.L204:.N206];-1)=2;SUM([.L204:.N206];-1)=3);1;0);IF(SUM([.L204:.N206])=3;1;0))" office:value-type="float" office:value="0" calcext:value-type="float">
            <text:p>0</text:p>
          </table:table-cell>
          <table:table-cell table:style-name="ce63" table:formula="of:=IF([.N205]=1;IF(OR(SUM([.M204:.O206];-1)=2;SUM([.M204:.O206];-1)=3);1;0);IF(SUM([.M204:.O206])=3;1;0))" office:value-type="float" office:value="0" calcext:value-type="float">
            <text:p>0</text:p>
          </table:table-cell>
          <table:table-cell table:style-name="ce63" table:formula="of:=IF([.O205]=1;IF(OR(SUM([.N204:.P206];-1)=2;SUM([.N204:.P206];-1)=3);1;0);IF(SUM([.N204:.P206])=3;1;0))" office:value-type="float" office:value="0" calcext:value-type="float">
            <text:p>0</text:p>
          </table:table-cell>
          <table:table-cell table:style-name="ce63" table:formula="of:=IF([.P205]=1;IF(OR(SUM([.O204:.Q206];-1)=2;SUM([.O204:.Q206];-1)=3);1;0);IF(SUM([.O204:.Q206])=3;1;0))" office:value-type="float" office:value="0" calcext:value-type="float">
            <text:p>0</text:p>
          </table:table-cell>
          <table:table-cell table:style-name="ce63" table:formula="of:=IF([.Q205]=1;IF(OR(SUM([.P204:.R206];-1)=2;SUM([.P204:.R206];-1)=3);1;0);IF(SUM([.P204:.R206])=3;1;0))" office:value-type="float" office:value="0" calcext:value-type="float">
            <text:p>0</text:p>
          </table:table-cell>
          <table:table-cell table:style-name="ce63" table:formula="of:=IF([.R205]=1;IF(OR(SUM([.Q204:.S206];-1)=2;SUM([.Q204:.S206];-1)=3);1;0);IF(SUM([.Q204:.S206])=3;1;0))" office:value-type="float" office:value="0" calcext:value-type="float">
            <text:p>0</text:p>
          </table:table-cell>
          <table:table-cell table:style-name="ce63" table:formula="of:=IF([.S205]=1;IF(OR(SUM([.R204:.T206];-1)=2;SUM([.R204:.T206];-1)=3);1;0);IF(SUM([.R204:.T206])=3;1;0))" office:value-type="float" office:value="0" calcext:value-type="float">
            <text:p>0</text:p>
          </table:table-cell>
          <table:table-cell table:style-name="ce63" table:formula="of:=IF([.T205]=1;IF(OR(SUM([.S204:.U206];-1)=2;SUM([.S204:.U206];-1)=3);1;0);IF(SUM([.S204:.U206])=3;1;0))" office:value-type="float" office:value="0" calcext:value-type="float">
            <text:p>0</text:p>
          </table:table-cell>
          <table:table-cell table:style-name="ce63" table:formula="of:=IF([.U205]=1;IF(OR(SUM([.T204:.V206];-1)=2;SUM([.T204:.V206];-1)=3);1;0);IF(SUM([.T204:.V206])=3;1;0))" office:value-type="float" office:value="0" calcext:value-type="float">
            <text:p>0</text:p>
          </table:table-cell>
          <table:table-cell table:style-name="ce63" table:formula="of:=IF([.V205]=1;IF(OR(SUM([.U204:.W206];-1)=2;SUM([.U204:.W206];-1)=3);1;0);IF(SUM([.U204:.W206])=3;1;0))" office:value-type="float" office:value="0" calcext:value-type="float">
            <text:p>0</text:p>
          </table:table-cell>
          <table:table-cell table:style-name="ce63" table:formula="of:=IF([.W205]=1;IF(OR(SUM([.V204:.X206];-1)=2;SUM([.V204:.X206];-1)=3);1;0);IF(SUM([.V204:.X206])=3;1;0))" office:value-type="float" office:value="0" calcext:value-type="float">
            <text:p>0</text:p>
          </table:table-cell>
          <table:table-cell table:style-name="ce63" table:formula="of:=IF([.X205]=1;IF(OR(SUM([.W204:.Y206];-1)=2;SUM([.W204:.Y206];-1)=3);1;0);IF(SUM([.W204:.Y206])=3;1;0))" office:value-type="float" office:value="0" calcext:value-type="float">
            <text:p>0</text:p>
          </table:table-cell>
          <table:table-cell table:style-name="ce63" table:formula="of:=IF([.Y205]=1;IF(OR(SUM([.X204:.Z206];-1)=2;SUM([.X204:.Z206];-1)=3);1;0);IF(SUM([.X204:.Z206])=3;1;0))" office:value-type="float" office:value="0" calcext:value-type="float">
            <text:p>0</text:p>
          </table:table-cell>
          <table:table-cell table:style-name="ce63" table:formula="of:=IF([.Z205]=1;IF(OR(SUM([.Y204:.AA206];-1)=2;SUM([.Y204:.AA206];-1)=3);1;0);IF(SUM([.Y204:.AA206])=3;1;0))" office:value-type="float" office:value="0" calcext:value-type="float">
            <text:p>0</text:p>
          </table:table-cell>
          <table:table-cell table:style-name="ce63" table:formula="of:=IF([.AA205]=1;IF(OR(SUM([.Z204:.AB206];-1)=2;SUM([.Z204:.AB206];-1)=3);1;0);IF(SUM([.Z204:.AB206])=3;1;0))" office:value-type="float" office:value="0" calcext:value-type="float">
            <text:p>0</text:p>
          </table:table-cell>
          <table:table-cell table:style-name="ce63" table:formula="of:=IF([.AB205]=1;IF(OR(SUM([.AA204:.AC206];-1)=2;SUM([.AA204:.AC206];-1)=3);1;0);IF(SUM([.AA204:.AC206])=3;1;0))" office:value-type="float" office:value="0" calcext:value-type="float">
            <text:p>0</text:p>
          </table:table-cell>
          <table:table-cell table:style-name="ce63" table:formula="of:=IF([.AC205]=1;IF(OR(SUM([.AB204:.AD206];-1)=2;SUM([.AB204:.AD206];-1)=3);1;0);IF(SUM([.AB204:.AD206])=3;1;0))" office:value-type="float" office:value="0" calcext:value-type="float">
            <text:p>0</text:p>
          </table:table-cell>
          <table:table-cell table:style-name="ce63" table:formula="of:=IF([.AD205]=1;IF(OR(SUM([.AC204:.AE206];-1)=2;SUM([.AC204:.AE206];-1)=3);1;0);IF(SUM([.AC204:.AE206])=3;1;0))" office:value-type="float" office:value="0" calcext:value-type="float">
            <text:p>0</text:p>
          </table:table-cell>
          <table:table-cell table:style-name="ce63" table:formula="of:=IF([.AE205]=1;IF(OR(SUM([.AD204:.AF206];-1)=2;SUM([.AD204:.AF206];-1)=3);1;0);IF(SUM([.AD204:.AF206])=3;1;0))" office:value-type="float" office:value="0" calcext:value-type="float">
            <text:p>0</text:p>
          </table:table-cell>
          <table:table-cell table:style-name="ce63" table:formula="of:=IF([.AF205]=1;IF(OR(SUM([.AE204:.AG206];-1)=2;SUM([.AE204:.AG206];-1)=3);1;0);IF(SUM([.AE204:.AG206])=3;1;0))" office:value-type="float" office:value="0" calcext:value-type="float">
            <text:p>0</text:p>
          </table:table-cell>
          <table:table-cell table:style-name="ce63" table:formula="of:=IF([.AG205]=1;IF(OR(SUM([.AF204:.AH206];-1)=2;SUM([.AF204:.AH206];-1)=3);1;0);IF(SUM([.AF204:.AH206])=3;1;0))" office:value-type="float" office:value="0" calcext:value-type="float">
            <text:p>0</text:p>
          </table:table-cell>
          <table:table-cell table:style-name="ce63" table:formula="of:=IF([.AH205]=1;IF(OR(SUM([.AG204:.AI206];-1)=2;SUM([.AG204:.AI206];-1)=3);1;0);IF(SUM([.AG204:.AI206])=3;1;0))" office:value-type="float" office:value="0" calcext:value-type="float">
            <text:p>0</text:p>
          </table:table-cell>
          <table:table-cell table:style-name="ce63" table:formula="of:=IF([.AI205]=1;IF(OR(SUM([.AH204:.AJ206];-1)=2;SUM([.AH204:.AJ206];-1)=3);1;0);IF(SUM([.AH204:.AJ206])=3;1;0))" office:value-type="float" office:value="0" calcext:value-type="float">
            <text:p>0</text:p>
          </table:table-cell>
          <table:table-cell table:style-name="ce63" table:formula="of:=IF([.AJ205]=1;IF(OR(SUM([.AI204:.AK206];-1)=2;SUM([.AI204:.AK206];-1)=3);1;0);IF(SUM([.AI204:.AK206])=3;1;0))" office:value-type="float" office:value="0" calcext:value-type="float">
            <text:p>0</text:p>
          </table:table-cell>
          <table:table-cell table:style-name="ce63" table:formula="of:=IF([.AK205]=1;IF(OR(SUM([.AJ204:.AL206];-1)=2;SUM([.AJ204:.AL206];-1)=3);1;0);IF(SUM([.AJ204:.AL206])=3;1;0))" office:value-type="float" office:value="0" calcext:value-type="float">
            <text:p>0</text:p>
          </table:table-cell>
          <table:table-cell table:style-name="ce63" table:formula="of:=IF([.AL205]=1;IF(OR(SUM([.AK204:.AM206];-1)=2;SUM([.AK204:.AM206];-1)=3);1;0);IF(SUM([.AK204:.AM206])=3;1;0))" office:value-type="float" office:value="0" calcext:value-type="float">
            <text:p>0</text:p>
          </table:table-cell>
          <table:table-cell table:style-name="ce63" table:formula="of:=IF([.AM205]=1;IF(OR(SUM([.AL204:.AN206];-1)=2;SUM([.AL204:.AN206];-1)=3);1;0);IF(SUM([.AL204:.AN206])=3;1;0))" office:value-type="float" office:value="0" calcext:value-type="float">
            <text:p>0</text:p>
          </table:table-cell>
          <table:table-cell table:style-name="ce63" table:formula="of:=IF([.AN205]=1;IF(OR(SUM([.AM204:.AO206];-1)=2;SUM([.AM204:.AO206];-1)=3);1;0);IF(SUM([.AM204:.AO206])=3;1;0))" office:value-type="float" office:value="0" calcext:value-type="float">
            <text:p>0</text:p>
          </table:table-cell>
          <table:table-cell table:style-name="ce63" table:formula="of:=IF([.AO205]=1;IF(OR(SUM([.AN204:.AP206];-1)=2;SUM([.AN204:.AP206];-1)=3);1;0);IF(SUM([.AN204:.AP206])=3;1;0))" office:value-type="float" office:value="0" calcext:value-type="float">
            <text:p>0</text:p>
          </table:table-cell>
          <table:table-cell table:style-name="ce63" table:formula="of:=IF([.AP205]=1;IF(OR(SUM([.AO204:.AQ206];-1)=2;SUM([.AO204:.AQ206];-1)=3);1;0);IF(SUM([.AO204:.AQ206])=3;1;0))" office:value-type="float" office:value="0" calcext:value-type="float">
            <text:p>0</text:p>
          </table:table-cell>
          <table:table-cell table:style-name="ce63" table:formula="of:=IF([.AQ205]=1;IF(OR(SUM([.AP204:.AR206];-1)=2;SUM([.AP204:.AR206];-1)=3);1;0);IF(SUM([.AP204:.AR206])=3;1;0))" office:value-type="float" office:value="0" calcext:value-type="float">
            <text:p>0</text:p>
          </table:table-cell>
          <table:table-cell table:style-name="ce63" table:formula="of:=IF([.AR205]=1;IF(OR(SUM([.AQ204:.AS206];-1)=2;SUM([.AQ204:.AS206];-1)=3);1;0);IF(SUM([.AQ204:.AS206])=3;1;0))" office:value-type="float" office:value="0" calcext:value-type="float">
            <text:p>0</text:p>
          </table:table-cell>
          <table:table-cell table:style-name="ce63" table:formula="of:=IF([.AS205]=1;IF(OR(SUM([.AR204:.AT206];-1)=2;SUM([.AR204:.AT206];-1)=3);1;0);IF(SUM([.AR204:.AT206])=3;1;0))" office:value-type="float" office:value="0" calcext:value-type="float">
            <text:p>0</text:p>
          </table:table-cell>
          <table:table-cell table:style-name="ce63" table:formula="of:=IF([.AT205]=1;IF(OR(SUM([.AS204:.AU206];-1)=2;SUM([.AS204:.AU206];-1)=3);1;0);IF(SUM([.AS204:.AU206])=3;1;0))" office:value-type="float" office:value="0" calcext:value-type="float">
            <text:p>0</text:p>
          </table:table-cell>
          <table:table-cell table:style-name="ce63" table:formula="of:=IF([.AU205]=1;IF(OR(SUM([.AT204:.AV206];-1)=2;SUM([.AT204:.AV206];-1)=3);1;0);IF(SUM([.AT204:.AV206])=3;1;0))" office:value-type="float" office:value="0" calcext:value-type="float">
            <text:p>0</text:p>
          </table:table-cell>
          <table:table-cell table:style-name="ce63" table:formula="of:=IF([.AV205]=1;IF(OR(SUM([.AU204:.AW206];-1)=2;SUM([.AU204:.AW206];-1)=3);1;0);IF(SUM([.AU204:.AW206])=3;1;0))" office:value-type="float" office:value="0" calcext:value-type="float">
            <text:p>0</text:p>
          </table:table-cell>
          <table:table-cell table:style-name="ce63" table:formula="of:=IF([.AW205]=1;IF(OR(SUM([.AV204:.AX206];-1)=2;SUM([.AV204:.AX206];-1)=3);1;0);IF(SUM([.AV204:.AX206])=3;1;0))" office:value-type="float" office:value="0" calcext:value-type="float">
            <text:p>0</text:p>
          </table:table-cell>
          <table:table-cell table:style-name="ce63" table:formula="of:=IF([.AX205]=1;IF(OR(SUM([.AW204:.AY206];-1)=2;SUM([.AW204:.AY206];-1)=3);1;0);IF(SUM([.AW204:.AY206])=3;1;0))" office:value-type="float" office:value="0" calcext:value-type="float">
            <text:p>0</text:p>
          </table:table-cell>
          <table:table-cell table:style-name="ce63" table:formula="of:=IF([.AY205]=1;IF(OR(SUM([.AX204:.AZ206];-1)=2;SUM([.AX204:.AZ206];-1)=3);1;0);IF(SUM([.AX204:.AZ206])=3;1;0))" office:value-type="float" office:value="0" calcext:value-type="float">
            <text:p>0</text:p>
          </table:table-cell>
          <table:table-cell table:style-name="ce63" table:formula="of:=IF([.AZ205]=1;IF(OR(SUM([.AY204:.BA206];-1)=2;SUM([.AY204:.BA206];-1)=3);1;0);IF(SUM([.AY204:.BA206])=3;1;0))" office:value-type="float" office:value="0" calcext:value-type="float">
            <text:p>0</text:p>
          </table:table-cell>
          <table:table-cell table:style-name="ce63" table:formula="of:=IF([.BA205]=1;IF(OR(SUM([.AZ204:.BB206];-1)=2;SUM([.AZ204:.BB206];-1)=3);1;0);IF(SUM([.AZ204:.BB206])=3;1;0))" office:value-type="float" office:value="0" calcext:value-type="float">
            <text:p>0</text:p>
          </table:table-cell>
          <table:table-cell table:style-name="ce63" table:formula="of:=IF([.BB205]=1;IF(OR(SUM([.BA204:.BC206];-1)=2;SUM([.BA204:.BC206];-1)=3);1;0);IF(SUM([.BA204:.BC206])=3;1;0))" office:value-type="float" office:value="0" calcext:value-type="float">
            <text:p>0</text:p>
          </table:table-cell>
          <table:table-cell table:style-name="ce63" table:formula="of:=IF([.BC205]=1;IF(OR(SUM([.BB204:.BD206];-1)=2;SUM([.BB204:.BD206];-1)=3);1;0);IF(SUM([.BB204:.BD206])=3;1;0))" office:value-type="float" office:value="0" calcext:value-type="float">
            <text:p>0</text:p>
          </table:table-cell>
          <table:table-cell table:style-name="ce63" table:formula="of:=IF([.BD205]=1;IF(OR(SUM([.BC204:.BE206];-1)=2;SUM([.BC204:.BE206];-1)=3);1;0);IF(SUM([.BC204:.BE206])=3;1;0))" office:value-type="float" office:value="0" calcext:value-type="float">
            <text:p>0</text:p>
          </table:table-cell>
          <table:table-cell table:style-name="ce63" table:formula="of:=IF([.BE205]=1;IF(OR(SUM([.BD204:.BF206];-1)=2;SUM([.BD204:.BF206];-1)=3);1;0);IF(SUM([.BD204:.BF206])=3;1;0))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63" table:formula="of:=IF([.C206]=1;IF(OR(SUM([.B205:.D207];-1)=2;SUM([.B205:.D207];-1)=3);1;0);IF(SUM([.B205:.D207])=3;1;0))" office:value-type="float" office:value="0" calcext:value-type="float">
            <text:p>0</text:p>
          </table:table-cell>
          <table:table-cell table:style-name="ce63" table:formula="of:=IF([.D206]=1;IF(OR(SUM([.C205:.E207];-1)=2;SUM([.C205:.E207];-1)=3);1;0);IF(SUM([.C205:.E207])=3;1;0))" office:value-type="float" office:value="0" calcext:value-type="float">
            <text:p>0</text:p>
          </table:table-cell>
          <table:table-cell table:style-name="ce63" table:formula="of:=IF([.E206]=1;IF(OR(SUM([.D205:.F207];-1)=2;SUM([.D205:.F207];-1)=3);1;0);IF(SUM([.D205:.F207])=3;1;0))" office:value-type="float" office:value="0" calcext:value-type="float">
            <text:p>0</text:p>
          </table:table-cell>
          <table:table-cell table:style-name="ce63" table:formula="of:=IF([.F206]=1;IF(OR(SUM([.E205:.G207];-1)=2;SUM([.E205:.G207];-1)=3);1;0);IF(SUM([.E205:.G207])=3;1;0))" office:value-type="float" office:value="0" calcext:value-type="float">
            <text:p>0</text:p>
          </table:table-cell>
          <table:table-cell table:style-name="ce63" table:formula="of:=IF([.G206]=1;IF(OR(SUM([.F205:.H207];-1)=2;SUM([.F205:.H207];-1)=3);1;0);IF(SUM([.F205:.H207])=3;1;0))" office:value-type="float" office:value="0" calcext:value-type="float">
            <text:p>0</text:p>
          </table:table-cell>
          <table:table-cell table:style-name="ce63" table:formula="of:=IF([.H206]=1;IF(OR(SUM([.G205:.I207];-1)=2;SUM([.G205:.I207];-1)=3);1;0);IF(SUM([.G205:.I207])=3;1;0))" office:value-type="float" office:value="0" calcext:value-type="float">
            <text:p>0</text:p>
          </table:table-cell>
          <table:table-cell table:style-name="ce63" table:formula="of:=IF([.I206]=1;IF(OR(SUM([.H205:.J207];-1)=2;SUM([.H205:.J207];-1)=3);1;0);IF(SUM([.H205:.J207])=3;1;0))" office:value-type="float" office:value="0" calcext:value-type="float">
            <text:p>0</text:p>
          </table:table-cell>
          <table:table-cell table:style-name="ce63" table:formula="of:=IF([.J206]=1;IF(OR(SUM([.I205:.K207];-1)=2;SUM([.I205:.K207];-1)=3);1;0);IF(SUM([.I205:.K207])=3;1;0))" office:value-type="float" office:value="0" calcext:value-type="float">
            <text:p>0</text:p>
          </table:table-cell>
          <table:table-cell table:style-name="ce63" table:formula="of:=IF([.K206]=1;IF(OR(SUM([.J205:.L207];-1)=2;SUM([.J205:.L207];-1)=3);1;0);IF(SUM([.J205:.L207])=3;1;0))" office:value-type="float" office:value="1" calcext:value-type="float">
            <text:p>1</text:p>
          </table:table-cell>
          <table:table-cell table:style-name="ce63" table:formula="of:=IF([.L206]=1;IF(OR(SUM([.K205:.M207];-1)=2;SUM([.K205:.M207];-1)=3);1;0);IF(SUM([.K205:.M207])=3;1;0))" office:value-type="float" office:value="1" calcext:value-type="float">
            <text:p>1</text:p>
          </table:table-cell>
          <table:table-cell table:style-name="ce63" table:formula="of:=IF([.M206]=1;IF(OR(SUM([.L205:.N207];-1)=2;SUM([.L205:.N207];-1)=3);1;0);IF(SUM([.L205:.N207])=3;1;0))" office:value-type="float" office:value="1" calcext:value-type="float">
            <text:p>1</text:p>
          </table:table-cell>
          <table:table-cell table:style-name="ce63" table:formula="of:=IF([.N206]=1;IF(OR(SUM([.M205:.O207];-1)=2;SUM([.M205:.O207];-1)=3);1;0);IF(SUM([.M205:.O207])=3;1;0))" office:value-type="float" office:value="0" calcext:value-type="float">
            <text:p>0</text:p>
          </table:table-cell>
          <table:table-cell table:style-name="ce63" table:formula="of:=IF([.O206]=1;IF(OR(SUM([.N205:.P207];-1)=2;SUM([.N205:.P207];-1)=3);1;0);IF(SUM([.N205:.P207])=3;1;0))" office:value-type="float" office:value="0" calcext:value-type="float">
            <text:p>0</text:p>
          </table:table-cell>
          <table:table-cell table:style-name="ce63" table:formula="of:=IF([.P206]=1;IF(OR(SUM([.O205:.Q207];-1)=2;SUM([.O205:.Q207];-1)=3);1;0);IF(SUM([.O205:.Q207])=3;1;0))" office:value-type="float" office:value="0" calcext:value-type="float">
            <text:p>0</text:p>
          </table:table-cell>
          <table:table-cell table:style-name="ce63" table:formula="of:=IF([.Q206]=1;IF(OR(SUM([.P205:.R207];-1)=2;SUM([.P205:.R207];-1)=3);1;0);IF(SUM([.P205:.R207])=3;1;0))" office:value-type="float" office:value="0" calcext:value-type="float">
            <text:p>0</text:p>
          </table:table-cell>
          <table:table-cell table:style-name="ce63" table:formula="of:=IF([.R206]=1;IF(OR(SUM([.Q205:.S207];-1)=2;SUM([.Q205:.S207];-1)=3);1;0);IF(SUM([.Q205:.S207])=3;1;0))" office:value-type="float" office:value="0" calcext:value-type="float">
            <text:p>0</text:p>
          </table:table-cell>
          <table:table-cell table:style-name="ce63" table:formula="of:=IF([.S206]=1;IF(OR(SUM([.R205:.T207];-1)=2;SUM([.R205:.T207];-1)=3);1;0);IF(SUM([.R205:.T207])=3;1;0))" office:value-type="float" office:value="1" calcext:value-type="float">
            <text:p>1</text:p>
          </table:table-cell>
          <table:table-cell table:style-name="ce63" table:formula="of:=IF([.T206]=1;IF(OR(SUM([.S205:.U207];-1)=2;SUM([.S205:.U207];-1)=3);1;0);IF(SUM([.S205:.U207])=3;1;0))" office:value-type="float" office:value="1" calcext:value-type="float">
            <text:p>1</text:p>
          </table:table-cell>
          <table:table-cell table:style-name="ce63" table:formula="of:=IF([.U206]=1;IF(OR(SUM([.T205:.V207];-1)=2;SUM([.T205:.V207];-1)=3);1;0);IF(SUM([.T205:.V207])=3;1;0))" office:value-type="float" office:value="0" calcext:value-type="float">
            <text:p>0</text:p>
          </table:table-cell>
          <table:table-cell table:style-name="ce63" table:formula="of:=IF([.V206]=1;IF(OR(SUM([.U205:.W207];-1)=2;SUM([.U205:.W207];-1)=3);1;0);IF(SUM([.U205:.W207])=3;1;0))" office:value-type="float" office:value="0" calcext:value-type="float">
            <text:p>0</text:p>
          </table:table-cell>
          <table:table-cell table:style-name="ce63" table:formula="of:=IF([.W206]=1;IF(OR(SUM([.V205:.X207];-1)=2;SUM([.V205:.X207];-1)=3);1;0);IF(SUM([.V205:.X207])=3;1;0))" office:value-type="float" office:value="0" calcext:value-type="float">
            <text:p>0</text:p>
          </table:table-cell>
          <table:table-cell table:style-name="ce63" table:formula="of:=IF([.X206]=1;IF(OR(SUM([.W205:.Y207];-1)=2;SUM([.W205:.Y207];-1)=3);1;0);IF(SUM([.W205:.Y207])=3;1;0))" office:value-type="float" office:value="0" calcext:value-type="float">
            <text:p>0</text:p>
          </table:table-cell>
          <table:table-cell table:style-name="ce63" table:formula="of:=IF([.Y206]=1;IF(OR(SUM([.X205:.Z207];-1)=2;SUM([.X205:.Z207];-1)=3);1;0);IF(SUM([.X205:.Z207])=3;1;0))" office:value-type="float" office:value="0" calcext:value-type="float">
            <text:p>0</text:p>
          </table:table-cell>
          <table:table-cell table:style-name="ce63" table:formula="of:=IF([.Z206]=1;IF(OR(SUM([.Y205:.AA207];-1)=2;SUM([.Y205:.AA207];-1)=3);1;0);IF(SUM([.Y205:.AA207])=3;1;0))" office:value-type="float" office:value="0" calcext:value-type="float">
            <text:p>0</text:p>
          </table:table-cell>
          <table:table-cell table:style-name="ce63" table:formula="of:=IF([.AA206]=1;IF(OR(SUM([.Z205:.AB207];-1)=2;SUM([.Z205:.AB207];-1)=3);1;0);IF(SUM([.Z205:.AB207])=3;1;0))" office:value-type="float" office:value="0" calcext:value-type="float">
            <text:p>0</text:p>
          </table:table-cell>
          <table:table-cell table:style-name="ce63" table:formula="of:=IF([.AB206]=1;IF(OR(SUM([.AA205:.AC207];-1)=2;SUM([.AA205:.AC207];-1)=3);1;0);IF(SUM([.AA205:.AC207])=3;1;0))" office:value-type="float" office:value="0" calcext:value-type="float">
            <text:p>0</text:p>
          </table:table-cell>
          <table:table-cell table:style-name="ce63" table:formula="of:=IF([.AC206]=1;IF(OR(SUM([.AB205:.AD207];-1)=2;SUM([.AB205:.AD207];-1)=3);1;0);IF(SUM([.AB205:.AD207])=3;1;0))" office:value-type="float" office:value="0" calcext:value-type="float">
            <text:p>0</text:p>
          </table:table-cell>
          <table:table-cell table:style-name="ce63" table:formula="of:=IF([.AD206]=1;IF(OR(SUM([.AC205:.AE207];-1)=2;SUM([.AC205:.AE207];-1)=3);1;0);IF(SUM([.AC205:.AE207])=3;1;0))" office:value-type="float" office:value="1" calcext:value-type="float">
            <text:p>1</text:p>
          </table:table-cell>
          <table:table-cell table:style-name="ce63" table:formula="of:=IF([.AE206]=1;IF(OR(SUM([.AD205:.AF207];-1)=2;SUM([.AD205:.AF207];-1)=3);1;0);IF(SUM([.AD205:.AF207])=3;1;0))" office:value-type="float" office:value="1" calcext:value-type="float">
            <text:p>1</text:p>
          </table:table-cell>
          <table:table-cell table:style-name="ce63" table:formula="of:=IF([.AF206]=1;IF(OR(SUM([.AE205:.AG207];-1)=2;SUM([.AE205:.AG207];-1)=3);1;0);IF(SUM([.AE205:.AG207])=3;1;0))" office:value-type="float" office:value="1" calcext:value-type="float">
            <text:p>1</text:p>
          </table:table-cell>
          <table:table-cell table:style-name="ce63" table:formula="of:=IF([.AG206]=1;IF(OR(SUM([.AF205:.AH207];-1)=2;SUM([.AF205:.AH207];-1)=3);1;0);IF(SUM([.AF205:.AH207])=3;1;0))" office:value-type="float" office:value="1" calcext:value-type="float">
            <text:p>1</text:p>
          </table:table-cell>
          <table:table-cell table:style-name="ce63" table:formula="of:=IF([.AH206]=1;IF(OR(SUM([.AG205:.AI207];-1)=2;SUM([.AG205:.AI207];-1)=3);1;0);IF(SUM([.AG205:.AI207])=3;1;0))" office:value-type="float" office:value="0" calcext:value-type="float">
            <text:p>0</text:p>
          </table:table-cell>
          <table:table-cell table:style-name="ce63" table:formula="of:=IF([.AI206]=1;IF(OR(SUM([.AH205:.AJ207];-1)=2;SUM([.AH205:.AJ207];-1)=3);1;0);IF(SUM([.AH205:.AJ207])=3;1;0))" office:value-type="float" office:value="0" calcext:value-type="float">
            <text:p>0</text:p>
          </table:table-cell>
          <table:table-cell table:style-name="ce63" table:formula="of:=IF([.AJ206]=1;IF(OR(SUM([.AI205:.AK207];-1)=2;SUM([.AI205:.AK207];-1)=3);1;0);IF(SUM([.AI205:.AK207])=3;1;0))" office:value-type="float" office:value="0" calcext:value-type="float">
            <text:p>0</text:p>
          </table:table-cell>
          <table:table-cell table:style-name="ce63" table:formula="of:=IF([.AK206]=1;IF(OR(SUM([.AJ205:.AL207];-1)=2;SUM([.AJ205:.AL207];-1)=3);1;0);IF(SUM([.AJ205:.AL207])=3;1;0))" office:value-type="float" office:value="0" calcext:value-type="float">
            <text:p>0</text:p>
          </table:table-cell>
          <table:table-cell table:style-name="ce63" table:formula="of:=IF([.AL206]=1;IF(OR(SUM([.AK205:.AM207];-1)=2;SUM([.AK205:.AM207];-1)=3);1;0);IF(SUM([.AK205:.AM207])=3;1;0))" office:value-type="float" office:value="0" calcext:value-type="float">
            <text:p>0</text:p>
          </table:table-cell>
          <table:table-cell table:style-name="ce63" table:formula="of:=IF([.AM206]=1;IF(OR(SUM([.AL205:.AN207];-1)=2;SUM([.AL205:.AN207];-1)=3);1;0);IF(SUM([.AL205:.AN207])=3;1;0))" office:value-type="float" office:value="0" calcext:value-type="float">
            <text:p>0</text:p>
          </table:table-cell>
          <table:table-cell table:style-name="ce63" table:formula="of:=IF([.AN206]=1;IF(OR(SUM([.AM205:.AO207];-1)=2;SUM([.AM205:.AO207];-1)=3);1;0);IF(SUM([.AM205:.AO207])=3;1;0))" office:value-type="float" office:value="0" calcext:value-type="float">
            <text:p>0</text:p>
          </table:table-cell>
          <table:table-cell table:style-name="ce63" table:formula="of:=IF([.AO206]=1;IF(OR(SUM([.AN205:.AP207];-1)=2;SUM([.AN205:.AP207];-1)=3);1;0);IF(SUM([.AN205:.AP207])=3;1;0))" office:value-type="float" office:value="0" calcext:value-type="float">
            <text:p>0</text:p>
          </table:table-cell>
          <table:table-cell table:style-name="ce63" table:formula="of:=IF([.AP206]=1;IF(OR(SUM([.AO205:.AQ207];-1)=2;SUM([.AO205:.AQ207];-1)=3);1;0);IF(SUM([.AO205:.AQ207])=3;1;0))" office:value-type="float" office:value="0" calcext:value-type="float">
            <text:p>0</text:p>
          </table:table-cell>
          <table:table-cell table:style-name="ce63" table:formula="of:=IF([.AQ206]=1;IF(OR(SUM([.AP205:.AR207];-1)=2;SUM([.AP205:.AR207];-1)=3);1;0);IF(SUM([.AP205:.AR207])=3;1;0))" office:value-type="float" office:value="0" calcext:value-type="float">
            <text:p>0</text:p>
          </table:table-cell>
          <table:table-cell table:style-name="ce63" table:formula="of:=IF([.AR206]=1;IF(OR(SUM([.AQ205:.AS207];-1)=2;SUM([.AQ205:.AS207];-1)=3);1;0);IF(SUM([.AQ205:.AS207])=3;1;0))" office:value-type="float" office:value="0" calcext:value-type="float">
            <text:p>0</text:p>
          </table:table-cell>
          <table:table-cell table:style-name="ce63" table:formula="of:=IF([.AS206]=1;IF(OR(SUM([.AR205:.AT207];-1)=2;SUM([.AR205:.AT207];-1)=3);1;0);IF(SUM([.AR205:.AT207])=3;1;0))" office:value-type="float" office:value="0" calcext:value-type="float">
            <text:p>0</text:p>
          </table:table-cell>
          <table:table-cell table:style-name="ce63" table:formula="of:=IF([.AT206]=1;IF(OR(SUM([.AS205:.AU207];-1)=2;SUM([.AS205:.AU207];-1)=3);1;0);IF(SUM([.AS205:.AU207])=3;1;0))" office:value-type="float" office:value="0" calcext:value-type="float">
            <text:p>0</text:p>
          </table:table-cell>
          <table:table-cell table:style-name="ce63" table:formula="of:=IF([.AU206]=1;IF(OR(SUM([.AT205:.AV207];-1)=2;SUM([.AT205:.AV207];-1)=3);1;0);IF(SUM([.AT205:.AV207])=3;1;0))" office:value-type="float" office:value="0" calcext:value-type="float">
            <text:p>0</text:p>
          </table:table-cell>
          <table:table-cell table:style-name="ce63" table:formula="of:=IF([.AV206]=1;IF(OR(SUM([.AU205:.AW207];-1)=2;SUM([.AU205:.AW207];-1)=3);1;0);IF(SUM([.AU205:.AW207])=3;1;0))" office:value-type="float" office:value="0" calcext:value-type="float">
            <text:p>0</text:p>
          </table:table-cell>
          <table:table-cell table:style-name="ce63" table:formula="of:=IF([.AW206]=1;IF(OR(SUM([.AV205:.AX207];-1)=2;SUM([.AV205:.AX207];-1)=3);1;0);IF(SUM([.AV205:.AX207])=3;1;0))" office:value-type="float" office:value="0" calcext:value-type="float">
            <text:p>0</text:p>
          </table:table-cell>
          <table:table-cell table:style-name="ce63" table:formula="of:=IF([.AX206]=1;IF(OR(SUM([.AW205:.AY207];-1)=2;SUM([.AW205:.AY207];-1)=3);1;0);IF(SUM([.AW205:.AY207])=3;1;0))" office:value-type="float" office:value="0" calcext:value-type="float">
            <text:p>0</text:p>
          </table:table-cell>
          <table:table-cell table:style-name="ce63" table:formula="of:=IF([.AY206]=1;IF(OR(SUM([.AX205:.AZ207];-1)=2;SUM([.AX205:.AZ207];-1)=3);1;0);IF(SUM([.AX205:.AZ207])=3;1;0))" office:value-type="float" office:value="0" calcext:value-type="float">
            <text:p>0</text:p>
          </table:table-cell>
          <table:table-cell table:style-name="ce63" table:formula="of:=IF([.AZ206]=1;IF(OR(SUM([.AY205:.BA207];-1)=2;SUM([.AY205:.BA207];-1)=3);1;0);IF(SUM([.AY205:.BA207])=3;1;0))" office:value-type="float" office:value="0" calcext:value-type="float">
            <text:p>0</text:p>
          </table:table-cell>
          <table:table-cell table:style-name="ce63" table:formula="of:=IF([.BA206]=1;IF(OR(SUM([.AZ205:.BB207];-1)=2;SUM([.AZ205:.BB207];-1)=3);1;0);IF(SUM([.AZ205:.BB207])=3;1;0))" office:value-type="float" office:value="0" calcext:value-type="float">
            <text:p>0</text:p>
          </table:table-cell>
          <table:table-cell table:style-name="ce63" table:formula="of:=IF([.BB206]=1;IF(OR(SUM([.BA205:.BC207];-1)=2;SUM([.BA205:.BC207];-1)=3);1;0);IF(SUM([.BA205:.BC207])=3;1;0))" office:value-type="float" office:value="0" calcext:value-type="float">
            <text:p>0</text:p>
          </table:table-cell>
          <table:table-cell table:style-name="ce63" table:formula="of:=IF([.BC206]=1;IF(OR(SUM([.BB205:.BD207];-1)=2;SUM([.BB205:.BD207];-1)=3);1;0);IF(SUM([.BB205:.BD207])=3;1;0))" office:value-type="float" office:value="0" calcext:value-type="float">
            <text:p>0</text:p>
          </table:table-cell>
          <table:table-cell table:style-name="ce63" table:formula="of:=IF([.BD206]=1;IF(OR(SUM([.BC205:.BE207];-1)=2;SUM([.BC205:.BE207];-1)=3);1;0);IF(SUM([.BC205:.BE207])=3;1;0))" office:value-type="float" office:value="0" calcext:value-type="float">
            <text:p>0</text:p>
          </table:table-cell>
          <table:table-cell table:style-name="ce63" table:formula="of:=IF([.BE206]=1;IF(OR(SUM([.BD205:.BF207];-1)=2;SUM([.BD205:.BF207];-1)=3);1;0);IF(SUM([.BD205:.BF207])=3;1;0))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63" table:formula="of:=IF([.C207]=1;IF(OR(SUM([.B206:.D208];-1)=2;SUM([.B206:.D208];-1)=3);1;0);IF(SUM([.B206:.D208])=3;1;0))" office:value-type="float" office:value="0" calcext:value-type="float">
            <text:p>0</text:p>
          </table:table-cell>
          <table:table-cell table:style-name="ce63" table:formula="of:=IF([.D207]=1;IF(OR(SUM([.C206:.E208];-1)=2;SUM([.C206:.E208];-1)=3);1;0);IF(SUM([.C206:.E208])=3;1;0))" office:value-type="float" office:value="0" calcext:value-type="float">
            <text:p>0</text:p>
          </table:table-cell>
          <table:table-cell table:style-name="ce63" table:formula="of:=IF([.E207]=1;IF(OR(SUM([.D206:.F208];-1)=2;SUM([.D206:.F208];-1)=3);1;0);IF(SUM([.D206:.F208])=3;1;0))" office:value-type="float" office:value="0" calcext:value-type="float">
            <text:p>0</text:p>
          </table:table-cell>
          <table:table-cell table:style-name="ce63" table:formula="of:=IF([.F207]=1;IF(OR(SUM([.E206:.G208];-1)=2;SUM([.E206:.G208];-1)=3);1;0);IF(SUM([.E206:.G208])=3;1;0))" office:value-type="float" office:value="0" calcext:value-type="float">
            <text:p>0</text:p>
          </table:table-cell>
          <table:table-cell table:style-name="ce63" table:formula="of:=IF([.G207]=1;IF(OR(SUM([.F206:.H208];-1)=2;SUM([.F206:.H208];-1)=3);1;0);IF(SUM([.F206:.H208])=3;1;0))" office:value-type="float" office:value="0" calcext:value-type="float">
            <text:p>0</text:p>
          </table:table-cell>
          <table:table-cell table:style-name="ce63" table:formula="of:=IF([.H207]=1;IF(OR(SUM([.G206:.I208];-1)=2;SUM([.G206:.I208];-1)=3);1;0);IF(SUM([.G206:.I208])=3;1;0))" office:value-type="float" office:value="0" calcext:value-type="float">
            <text:p>0</text:p>
          </table:table-cell>
          <table:table-cell table:style-name="ce63" table:formula="of:=IF([.I207]=1;IF(OR(SUM([.H206:.J208];-1)=2;SUM([.H206:.J208];-1)=3);1;0);IF(SUM([.H206:.J208])=3;1;0))" office:value-type="float" office:value="0" calcext:value-type="float">
            <text:p>0</text:p>
          </table:table-cell>
          <table:table-cell table:style-name="ce63" table:formula="of:=IF([.J207]=1;IF(OR(SUM([.I206:.K208];-1)=2;SUM([.I206:.K208];-1)=3);1;0);IF(SUM([.I206:.K208])=3;1;0))" office:value-type="float" office:value="0" calcext:value-type="float">
            <text:p>0</text:p>
          </table:table-cell>
          <table:table-cell table:style-name="ce63" table:formula="of:=IF([.K207]=1;IF(OR(SUM([.J206:.L208];-1)=2;SUM([.J206:.L208];-1)=3);1;0);IF(SUM([.J206:.L208])=3;1;0))" office:value-type="float" office:value="0" calcext:value-type="float">
            <text:p>0</text:p>
          </table:table-cell>
          <table:table-cell table:style-name="ce63" table:formula="of:=IF([.L207]=1;IF(OR(SUM([.K206:.M208];-1)=2;SUM([.K206:.M208];-1)=3);1;0);IF(SUM([.K206:.M208])=3;1;0))" office:value-type="float" office:value="1" calcext:value-type="float">
            <text:p>1</text:p>
          </table:table-cell>
          <table:table-cell table:style-name="ce63" table:formula="of:=IF([.M207]=1;IF(OR(SUM([.L206:.N208];-1)=2;SUM([.L206:.N208];-1)=3);1;0);IF(SUM([.L206:.N208])=3;1;0))" office:value-type="float" office:value="0" calcext:value-type="float">
            <text:p>0</text:p>
          </table:table-cell>
          <table:table-cell table:style-name="ce63" table:formula="of:=IF([.N207]=1;IF(OR(SUM([.M206:.O208];-1)=2;SUM([.M206:.O208];-1)=3);1;0);IF(SUM([.M206:.O208])=3;1;0))" office:value-type="float" office:value="0" calcext:value-type="float">
            <text:p>0</text:p>
          </table:table-cell>
          <table:table-cell table:style-name="ce63" table:formula="of:=IF([.O207]=1;IF(OR(SUM([.N206:.P208];-1)=2;SUM([.N206:.P208];-1)=3);1;0);IF(SUM([.N206:.P208])=3;1;0))" office:value-type="float" office:value="0" calcext:value-type="float">
            <text:p>0</text:p>
          </table:table-cell>
          <table:table-cell table:style-name="ce63" table:formula="of:=IF([.P207]=1;IF(OR(SUM([.O206:.Q208];-1)=2;SUM([.O206:.Q208];-1)=3);1;0);IF(SUM([.O206:.Q208])=3;1;0))" office:value-type="float" office:value="0" calcext:value-type="float">
            <text:p>0</text:p>
          </table:table-cell>
          <table:table-cell table:style-name="ce63" table:formula="of:=IF([.Q207]=1;IF(OR(SUM([.P206:.R208];-1)=2;SUM([.P206:.R208];-1)=3);1;0);IF(SUM([.P206:.R208])=3;1;0))" office:value-type="float" office:value="0" calcext:value-type="float">
            <text:p>0</text:p>
          </table:table-cell>
          <table:table-cell table:style-name="ce63" table:formula="of:=IF([.R207]=1;IF(OR(SUM([.Q206:.S208];-1)=2;SUM([.Q206:.S208];-1)=3);1;0);IF(SUM([.Q206:.S208])=3;1;0))" office:value-type="float" office:value="0" calcext:value-type="float">
            <text:p>0</text:p>
          </table:table-cell>
          <table:table-cell table:style-name="ce63" table:formula="of:=IF([.S207]=1;IF(OR(SUM([.R206:.T208];-1)=2;SUM([.R206:.T208];-1)=3);1;0);IF(SUM([.R206:.T208])=3;1;0))" office:value-type="float" office:value="1" calcext:value-type="float">
            <text:p>1</text:p>
          </table:table-cell>
          <table:table-cell table:style-name="ce63" table:formula="of:=IF([.T207]=1;IF(OR(SUM([.S206:.U208];-1)=2;SUM([.S206:.U208];-1)=3);1;0);IF(SUM([.S206:.U208])=3;1;0))" office:value-type="float" office:value="1" calcext:value-type="float">
            <text:p>1</text:p>
          </table:table-cell>
          <table:table-cell table:style-name="ce63" table:formula="of:=IF([.U207]=1;IF(OR(SUM([.T206:.V208];-1)=2;SUM([.T206:.V208];-1)=3);1;0);IF(SUM([.T206:.V208])=3;1;0))" office:value-type="float" office:value="0" calcext:value-type="float">
            <text:p>0</text:p>
          </table:table-cell>
          <table:table-cell table:style-name="ce63" table:formula="of:=IF([.V207]=1;IF(OR(SUM([.U206:.W208];-1)=2;SUM([.U206:.W208];-1)=3);1;0);IF(SUM([.U206:.W208])=3;1;0))" office:value-type="float" office:value="0" calcext:value-type="float">
            <text:p>0</text:p>
          </table:table-cell>
          <table:table-cell table:style-name="ce63" table:formula="of:=IF([.W207]=1;IF(OR(SUM([.V206:.X208];-1)=2;SUM([.V206:.X208];-1)=3);1;0);IF(SUM([.V206:.X208])=3;1;0))" office:value-type="float" office:value="0" calcext:value-type="float">
            <text:p>0</text:p>
          </table:table-cell>
          <table:table-cell table:style-name="ce63" table:formula="of:=IF([.X207]=1;IF(OR(SUM([.W206:.Y208];-1)=2;SUM([.W206:.Y208];-1)=3);1;0);IF(SUM([.W206:.Y208])=3;1;0))" office:value-type="float" office:value="0" calcext:value-type="float">
            <text:p>0</text:p>
          </table:table-cell>
          <table:table-cell table:style-name="ce63" table:formula="of:=IF([.Y207]=1;IF(OR(SUM([.X206:.Z208];-1)=2;SUM([.X206:.Z208];-1)=3);1;0);IF(SUM([.X206:.Z208])=3;1;0))" office:value-type="float" office:value="0" calcext:value-type="float">
            <text:p>0</text:p>
          </table:table-cell>
          <table:table-cell table:style-name="ce63" table:formula="of:=IF([.Z207]=1;IF(OR(SUM([.Y206:.AA208];-1)=2;SUM([.Y206:.AA208];-1)=3);1;0);IF(SUM([.Y206:.AA208])=3;1;0))" office:value-type="float" office:value="0" calcext:value-type="float">
            <text:p>0</text:p>
          </table:table-cell>
          <table:table-cell table:style-name="ce63" table:formula="of:=IF([.AA207]=1;IF(OR(SUM([.Z206:.AB208];-1)=2;SUM([.Z206:.AB208];-1)=3);1;0);IF(SUM([.Z206:.AB208])=3;1;0))" office:value-type="float" office:value="0" calcext:value-type="float">
            <text:p>0</text:p>
          </table:table-cell>
          <table:table-cell table:style-name="ce63" table:formula="of:=IF([.AB207]=1;IF(OR(SUM([.AA206:.AC208];-1)=2;SUM([.AA206:.AC208];-1)=3);1;0);IF(SUM([.AA206:.AC208])=3;1;0))" office:value-type="float" office:value="0" calcext:value-type="float">
            <text:p>0</text:p>
          </table:table-cell>
          <table:table-cell table:style-name="ce63" table:formula="of:=IF([.AC207]=1;IF(OR(SUM([.AB206:.AD208];-1)=2;SUM([.AB206:.AD208];-1)=3);1;0);IF(SUM([.AB206:.AD208])=3;1;0))" office:value-type="float" office:value="1" calcext:value-type="float">
            <text:p>1</text:p>
          </table:table-cell>
          <table:table-cell table:style-name="ce63" table:formula="of:=IF([.AD207]=1;IF(OR(SUM([.AC206:.AE208];-1)=2;SUM([.AC206:.AE208];-1)=3);1;0);IF(SUM([.AC206:.AE208])=3;1;0))" office:value-type="float" office:value="0" calcext:value-type="float">
            <text:p>0</text:p>
          </table:table-cell>
          <table:table-cell table:style-name="ce63" table:formula="of:=IF([.AE207]=1;IF(OR(SUM([.AD206:.AF208];-1)=2;SUM([.AD206:.AF208];-1)=3);1;0);IF(SUM([.AD206:.AF208])=3;1;0))" office:value-type="float" office:value="0" calcext:value-type="float">
            <text:p>0</text:p>
          </table:table-cell>
          <table:table-cell table:style-name="ce63" table:formula="of:=IF([.AF207]=1;IF(OR(SUM([.AE206:.AG208];-1)=2;SUM([.AE206:.AG208];-1)=3);1;0);IF(SUM([.AE206:.AG208])=3;1;0))" office:value-type="float" office:value="0" calcext:value-type="float">
            <text:p>0</text:p>
          </table:table-cell>
          <table:table-cell table:style-name="ce63" table:formula="of:=IF([.AG207]=1;IF(OR(SUM([.AF206:.AH208];-1)=2;SUM([.AF206:.AH208];-1)=3);1;0);IF(SUM([.AF206:.AH208])=3;1;0))" office:value-type="float" office:value="1" calcext:value-type="float">
            <text:p>1</text:p>
          </table:table-cell>
          <table:table-cell table:style-name="ce63" table:formula="of:=IF([.AH207]=1;IF(OR(SUM([.AG206:.AI208];-1)=2;SUM([.AG206:.AI208];-1)=3);1;0);IF(SUM([.AG206:.AI208])=3;1;0))" office:value-type="float" office:value="0" calcext:value-type="float">
            <text:p>0</text:p>
          </table:table-cell>
          <table:table-cell table:style-name="ce63" table:formula="of:=IF([.AI207]=1;IF(OR(SUM([.AH206:.AJ208];-1)=2;SUM([.AH206:.AJ208];-1)=3);1;0);IF(SUM([.AH206:.AJ208])=3;1;0))" office:value-type="float" office:value="0" calcext:value-type="float">
            <text:p>0</text:p>
          </table:table-cell>
          <table:table-cell table:style-name="ce63" table:formula="of:=IF([.AJ207]=1;IF(OR(SUM([.AI206:.AK208];-1)=2;SUM([.AI206:.AK208];-1)=3);1;0);IF(SUM([.AI206:.AK208])=3;1;0))" office:value-type="float" office:value="0" calcext:value-type="float">
            <text:p>0</text:p>
          </table:table-cell>
          <table:table-cell table:style-name="ce63" table:formula="of:=IF([.AK207]=1;IF(OR(SUM([.AJ206:.AL208];-1)=2;SUM([.AJ206:.AL208];-1)=3);1;0);IF(SUM([.AJ206:.AL208])=3;1;0))" office:value-type="float" office:value="0" calcext:value-type="float">
            <text:p>0</text:p>
          </table:table-cell>
          <table:table-cell table:style-name="ce63" table:formula="of:=IF([.AL207]=1;IF(OR(SUM([.AK206:.AM208];-1)=2;SUM([.AK206:.AM208];-1)=3);1;0);IF(SUM([.AK206:.AM208])=3;1;0))" office:value-type="float" office:value="0" calcext:value-type="float">
            <text:p>0</text:p>
          </table:table-cell>
          <table:table-cell table:style-name="ce63" table:formula="of:=IF([.AM207]=1;IF(OR(SUM([.AL206:.AN208];-1)=2;SUM([.AL206:.AN208];-1)=3);1;0);IF(SUM([.AL206:.AN208])=3;1;0))" office:value-type="float" office:value="0" calcext:value-type="float">
            <text:p>0</text:p>
          </table:table-cell>
          <table:table-cell table:style-name="ce63" table:formula="of:=IF([.AN207]=1;IF(OR(SUM([.AM206:.AO208];-1)=2;SUM([.AM206:.AO208];-1)=3);1;0);IF(SUM([.AM206:.AO208])=3;1;0))" office:value-type="float" office:value="0" calcext:value-type="float">
            <text:p>0</text:p>
          </table:table-cell>
          <table:table-cell table:style-name="ce63" table:formula="of:=IF([.AO207]=1;IF(OR(SUM([.AN206:.AP208];-1)=2;SUM([.AN206:.AP208];-1)=3);1;0);IF(SUM([.AN206:.AP208])=3;1;0))" office:value-type="float" office:value="0" calcext:value-type="float">
            <text:p>0</text:p>
          </table:table-cell>
          <table:table-cell table:style-name="ce63" table:formula="of:=IF([.AP207]=1;IF(OR(SUM([.AO206:.AQ208];-1)=2;SUM([.AO206:.AQ208];-1)=3);1;0);IF(SUM([.AO206:.AQ208])=3;1;0))" office:value-type="float" office:value="0" calcext:value-type="float">
            <text:p>0</text:p>
          </table:table-cell>
          <table:table-cell table:style-name="ce63" table:formula="of:=IF([.AQ207]=1;IF(OR(SUM([.AP206:.AR208];-1)=2;SUM([.AP206:.AR208];-1)=3);1;0);IF(SUM([.AP206:.AR208])=3;1;0))" office:value-type="float" office:value="0" calcext:value-type="float">
            <text:p>0</text:p>
          </table:table-cell>
          <table:table-cell table:style-name="ce63" table:formula="of:=IF([.AR207]=1;IF(OR(SUM([.AQ206:.AS208];-1)=2;SUM([.AQ206:.AS208];-1)=3);1;0);IF(SUM([.AQ206:.AS208])=3;1;0))" office:value-type="float" office:value="0" calcext:value-type="float">
            <text:p>0</text:p>
          </table:table-cell>
          <table:table-cell table:style-name="ce63" table:formula="of:=IF([.AS207]=1;IF(OR(SUM([.AR206:.AT208];-1)=2;SUM([.AR206:.AT208];-1)=3);1;0);IF(SUM([.AR206:.AT208])=3;1;0))" office:value-type="float" office:value="0" calcext:value-type="float">
            <text:p>0</text:p>
          </table:table-cell>
          <table:table-cell table:style-name="ce63" table:formula="of:=IF([.AT207]=1;IF(OR(SUM([.AS206:.AU208];-1)=2;SUM([.AS206:.AU208];-1)=3);1;0);IF(SUM([.AS206:.AU208])=3;1;0))" office:value-type="float" office:value="0" calcext:value-type="float">
            <text:p>0</text:p>
          </table:table-cell>
          <table:table-cell table:style-name="ce63" table:formula="of:=IF([.AU207]=1;IF(OR(SUM([.AT206:.AV208];-1)=2;SUM([.AT206:.AV208];-1)=3);1;0);IF(SUM([.AT206:.AV208])=3;1;0))" office:value-type="float" office:value="0" calcext:value-type="float">
            <text:p>0</text:p>
          </table:table-cell>
          <table:table-cell table:style-name="ce63" table:formula="of:=IF([.AV207]=1;IF(OR(SUM([.AU206:.AW208];-1)=2;SUM([.AU206:.AW208];-1)=3);1;0);IF(SUM([.AU206:.AW208])=3;1;0))" office:value-type="float" office:value="0" calcext:value-type="float">
            <text:p>0</text:p>
          </table:table-cell>
          <table:table-cell table:style-name="ce63" table:formula="of:=IF([.AW207]=1;IF(OR(SUM([.AV206:.AX208];-1)=2;SUM([.AV206:.AX208];-1)=3);1;0);IF(SUM([.AV206:.AX208])=3;1;0))" office:value-type="float" office:value="0" calcext:value-type="float">
            <text:p>0</text:p>
          </table:table-cell>
          <table:table-cell table:style-name="ce63" table:formula="of:=IF([.AX207]=1;IF(OR(SUM([.AW206:.AY208];-1)=2;SUM([.AW206:.AY208];-1)=3);1;0);IF(SUM([.AW206:.AY208])=3;1;0))" office:value-type="float" office:value="0" calcext:value-type="float">
            <text:p>0</text:p>
          </table:table-cell>
          <table:table-cell table:style-name="ce63" table:formula="of:=IF([.AY207]=1;IF(OR(SUM([.AX206:.AZ208];-1)=2;SUM([.AX206:.AZ208];-1)=3);1;0);IF(SUM([.AX206:.AZ208])=3;1;0))" office:value-type="float" office:value="0" calcext:value-type="float">
            <text:p>0</text:p>
          </table:table-cell>
          <table:table-cell table:style-name="ce63" table:formula="of:=IF([.AZ207]=1;IF(OR(SUM([.AY206:.BA208];-1)=2;SUM([.AY206:.BA208];-1)=3);1;0);IF(SUM([.AY206:.BA208])=3;1;0))" office:value-type="float" office:value="0" calcext:value-type="float">
            <text:p>0</text:p>
          </table:table-cell>
          <table:table-cell table:style-name="ce63" table:formula="of:=IF([.BA207]=1;IF(OR(SUM([.AZ206:.BB208];-1)=2;SUM([.AZ206:.BB208];-1)=3);1;0);IF(SUM([.AZ206:.BB208])=3;1;0))" office:value-type="float" office:value="0" calcext:value-type="float">
            <text:p>0</text:p>
          </table:table-cell>
          <table:table-cell table:style-name="ce63" table:formula="of:=IF([.BB207]=1;IF(OR(SUM([.BA206:.BC208];-1)=2;SUM([.BA206:.BC208];-1)=3);1;0);IF(SUM([.BA206:.BC208])=3;1;0))" office:value-type="float" office:value="0" calcext:value-type="float">
            <text:p>0</text:p>
          </table:table-cell>
          <table:table-cell table:style-name="ce63" table:formula="of:=IF([.BC207]=1;IF(OR(SUM([.BB206:.BD208];-1)=2;SUM([.BB206:.BD208];-1)=3);1;0);IF(SUM([.BB206:.BD208])=3;1;0))" office:value-type="float" office:value="0" calcext:value-type="float">
            <text:p>0</text:p>
          </table:table-cell>
          <table:table-cell table:style-name="ce63" table:formula="of:=IF([.BD207]=1;IF(OR(SUM([.BC206:.BE208];-1)=2;SUM([.BC206:.BE208];-1)=3);1;0);IF(SUM([.BC206:.BE208])=3;1;0))" office:value-type="float" office:value="0" calcext:value-type="float">
            <text:p>0</text:p>
          </table:table-cell>
          <table:table-cell table:style-name="ce63" table:formula="of:=IF([.BE207]=1;IF(OR(SUM([.BD206:.BF208];-1)=2;SUM([.BD206:.BF208];-1)=3);1;0);IF(SUM([.BD206:.BF208])=3;1;0))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33" office:value-type="float" office:value="0" calcext:value-type="float">
            <text:p>0</text:p>
          </table:table-cell>
          <table:table-cell table:style-name="ce63" table:formula="of:=IF([.C208]=1;IF(OR(SUM([.B207:.D209];-1)=2;SUM([.B207:.D209];-1)=3);1;0);IF(SUM([.B207:.D209])=3;1;0))" office:value-type="float" office:value="0" calcext:value-type="float">
            <text:p>0</text:p>
          </table:table-cell>
          <table:table-cell table:style-name="ce63" table:formula="of:=IF([.D208]=1;IF(OR(SUM([.C207:.E209];-1)=2;SUM([.C207:.E209];-1)=3);1;0);IF(SUM([.C207:.E209])=3;1;0))" office:value-type="float" office:value="0" calcext:value-type="float">
            <text:p>0</text:p>
          </table:table-cell>
          <table:table-cell table:style-name="ce63" table:formula="of:=IF([.E208]=1;IF(OR(SUM([.D207:.F209];-1)=2;SUM([.D207:.F209];-1)=3);1;0);IF(SUM([.D207:.F209])=3;1;0))" office:value-type="float" office:value="0" calcext:value-type="float">
            <text:p>0</text:p>
          </table:table-cell>
          <table:table-cell table:style-name="ce63" table:formula="of:=IF([.F208]=1;IF(OR(SUM([.E207:.G209];-1)=2;SUM([.E207:.G209];-1)=3);1;0);IF(SUM([.E207:.G209])=3;1;0))" office:value-type="float" office:value="0" calcext:value-type="float">
            <text:p>0</text:p>
          </table:table-cell>
          <table:table-cell table:style-name="ce63" table:formula="of:=IF([.G208]=1;IF(OR(SUM([.F207:.H209];-1)=2;SUM([.F207:.H209];-1)=3);1;0);IF(SUM([.F207:.H209])=3;1;0))" office:value-type="float" office:value="0" calcext:value-type="float">
            <text:p>0</text:p>
          </table:table-cell>
          <table:table-cell table:style-name="ce63" table:formula="of:=IF([.H208]=1;IF(OR(SUM([.G207:.I209];-1)=2;SUM([.G207:.I209];-1)=3);1;0);IF(SUM([.G207:.I209])=3;1;0))" office:value-type="float" office:value="0" calcext:value-type="float">
            <text:p>0</text:p>
          </table:table-cell>
          <table:table-cell table:style-name="ce63" table:formula="of:=IF([.I208]=1;IF(OR(SUM([.H207:.J209];-1)=2;SUM([.H207:.J209];-1)=3);1;0);IF(SUM([.H207:.J209])=3;1;0))" office:value-type="float" office:value="0" calcext:value-type="float">
            <text:p>0</text:p>
          </table:table-cell>
          <table:table-cell table:style-name="ce63" table:formula="of:=IF([.J208]=1;IF(OR(SUM([.I207:.K209];-1)=2;SUM([.I207:.K209];-1)=3);1;0);IF(SUM([.I207:.K209])=3;1;0))" office:value-type="float" office:value="0" calcext:value-type="float">
            <text:p>0</text:p>
          </table:table-cell>
          <table:table-cell table:style-name="ce63" table:formula="of:=IF([.K208]=1;IF(OR(SUM([.J207:.L209];-1)=2;SUM([.J207:.L209];-1)=3);1;0);IF(SUM([.J207:.L209])=3;1;0))" office:value-type="float" office:value="0" calcext:value-type="float">
            <text:p>0</text:p>
          </table:table-cell>
          <table:table-cell table:style-name="ce63" table:formula="of:=IF([.L208]=1;IF(OR(SUM([.K207:.M209];-1)=2;SUM([.K207:.M209];-1)=3);1;0);IF(SUM([.K207:.M209])=3;1;0))" office:value-type="float" office:value="0" calcext:value-type="float">
            <text:p>0</text:p>
          </table:table-cell>
          <table:table-cell table:style-name="ce63" table:formula="of:=IF([.M208]=1;IF(OR(SUM([.L207:.N209];-1)=2;SUM([.L207:.N209];-1)=3);1;0);IF(SUM([.L207:.N209])=3;1;0))" office:value-type="float" office:value="0" calcext:value-type="float">
            <text:p>0</text:p>
          </table:table-cell>
          <table:table-cell table:style-name="ce63" table:formula="of:=IF([.N208]=1;IF(OR(SUM([.M207:.O209];-1)=2;SUM([.M207:.O209];-1)=3);1;0);IF(SUM([.M207:.O209])=3;1;0))" office:value-type="float" office:value="0" calcext:value-type="float">
            <text:p>0</text:p>
          </table:table-cell>
          <table:table-cell table:style-name="ce63" table:formula="of:=IF([.O208]=1;IF(OR(SUM([.N207:.P209];-1)=2;SUM([.N207:.P209];-1)=3);1;0);IF(SUM([.N207:.P209])=3;1;0))" office:value-type="float" office:value="0" calcext:value-type="float">
            <text:p>0</text:p>
          </table:table-cell>
          <table:table-cell table:style-name="ce63" table:formula="of:=IF([.P208]=1;IF(OR(SUM([.O207:.Q209];-1)=2;SUM([.O207:.Q209];-1)=3);1;0);IF(SUM([.O207:.Q209])=3;1;0))" office:value-type="float" office:value="0" calcext:value-type="float">
            <text:p>0</text:p>
          </table:table-cell>
          <table:table-cell table:style-name="ce63" table:formula="of:=IF([.Q208]=1;IF(OR(SUM([.P207:.R209];-1)=2;SUM([.P207:.R209];-1)=3);1;0);IF(SUM([.P207:.R209])=3;1;0))" office:value-type="float" office:value="1" calcext:value-type="float">
            <text:p>1</text:p>
          </table:table-cell>
          <table:table-cell table:style-name="ce63" table:formula="of:=IF([.R208]=1;IF(OR(SUM([.Q207:.S209];-1)=2;SUM([.Q207:.S209];-1)=3);1;0);IF(SUM([.Q207:.S209])=3;1;0))" office:value-type="float" office:value="1" calcext:value-type="float">
            <text:p>1</text:p>
          </table:table-cell>
          <table:table-cell table:style-name="ce63" table:formula="of:=IF([.S208]=1;IF(OR(SUM([.R207:.T209];-1)=2;SUM([.R207:.T209];-1)=3);1;0);IF(SUM([.R207:.T209])=3;1;0))" office:value-type="float" office:value="0" calcext:value-type="float">
            <text:p>0</text:p>
          </table:table-cell>
          <table:table-cell table:style-name="ce63" table:formula="of:=IF([.T208]=1;IF(OR(SUM([.S207:.U209];-1)=2;SUM([.S207:.U209];-1)=3);1;0);IF(SUM([.S207:.U209])=3;1;0))" office:value-type="float" office:value="0" calcext:value-type="float">
            <text:p>0</text:p>
          </table:table-cell>
          <table:table-cell table:style-name="ce63" table:formula="of:=IF([.U208]=1;IF(OR(SUM([.T207:.V209];-1)=2;SUM([.T207:.V209];-1)=3);1;0);IF(SUM([.T207:.V209])=3;1;0))" office:value-type="float" office:value="0" calcext:value-type="float">
            <text:p>0</text:p>
          </table:table-cell>
          <table:table-cell table:style-name="ce63" table:formula="of:=IF([.V208]=1;IF(OR(SUM([.U207:.W209];-1)=2;SUM([.U207:.W209];-1)=3);1;0);IF(SUM([.U207:.W209])=3;1;0))" office:value-type="float" office:value="0" calcext:value-type="float">
            <text:p>0</text:p>
          </table:table-cell>
          <table:table-cell table:style-name="ce63" table:formula="of:=IF([.W208]=1;IF(OR(SUM([.V207:.X209];-1)=2;SUM([.V207:.X209];-1)=3);1;0);IF(SUM([.V207:.X209])=3;1;0))" office:value-type="float" office:value="0" calcext:value-type="float">
            <text:p>0</text:p>
          </table:table-cell>
          <table:table-cell table:style-name="ce63" table:formula="of:=IF([.X208]=1;IF(OR(SUM([.W207:.Y209];-1)=2;SUM([.W207:.Y209];-1)=3);1;0);IF(SUM([.W207:.Y209])=3;1;0))" office:value-type="float" office:value="0" calcext:value-type="float">
            <text:p>0</text:p>
          </table:table-cell>
          <table:table-cell table:style-name="ce63" table:formula="of:=IF([.Y208]=1;IF(OR(SUM([.X207:.Z209];-1)=2;SUM([.X207:.Z209];-1)=3);1;0);IF(SUM([.X207:.Z209])=3;1;0))" office:value-type="float" office:value="0" calcext:value-type="float">
            <text:p>0</text:p>
          </table:table-cell>
          <table:table-cell table:style-name="ce63" table:formula="of:=IF([.Z208]=1;IF(OR(SUM([.Y207:.AA209];-1)=2;SUM([.Y207:.AA209];-1)=3);1;0);IF(SUM([.Y207:.AA209])=3;1;0))" office:value-type="float" office:value="0" calcext:value-type="float">
            <text:p>0</text:p>
          </table:table-cell>
          <table:table-cell table:style-name="ce63" table:formula="of:=IF([.AA208]=1;IF(OR(SUM([.Z207:.AB209];-1)=2;SUM([.Z207:.AB209];-1)=3);1;0);IF(SUM([.Z207:.AB209])=3;1;0))" office:value-type="float" office:value="0" calcext:value-type="float">
            <text:p>0</text:p>
          </table:table-cell>
          <table:table-cell table:style-name="ce63" table:formula="of:=IF([.AB208]=1;IF(OR(SUM([.AA207:.AC209];-1)=2;SUM([.AA207:.AC209];-1)=3);1;0);IF(SUM([.AA207:.AC209])=3;1;0))" office:value-type="float" office:value="0" calcext:value-type="float">
            <text:p>0</text:p>
          </table:table-cell>
          <table:table-cell table:style-name="ce63" table:formula="of:=IF([.AC208]=1;IF(OR(SUM([.AB207:.AD209];-1)=2;SUM([.AB207:.AD209];-1)=3);1;0);IF(SUM([.AB207:.AD209])=3;1;0))" office:value-type="float" office:value="0" calcext:value-type="float">
            <text:p>0</text:p>
          </table:table-cell>
          <table:table-cell table:style-name="ce63" table:formula="of:=IF([.AD208]=1;IF(OR(SUM([.AC207:.AE209];-1)=2;SUM([.AC207:.AE209];-1)=3);1;0);IF(SUM([.AC207:.AE209])=3;1;0))" office:value-type="float" office:value="0" calcext:value-type="float">
            <text:p>0</text:p>
          </table:table-cell>
          <table:table-cell table:style-name="ce63" table:formula="of:=IF([.AE208]=1;IF(OR(SUM([.AD207:.AF209];-1)=2;SUM([.AD207:.AF209];-1)=3);1;0);IF(SUM([.AD207:.AF209])=3;1;0))" office:value-type="float" office:value="0" calcext:value-type="float">
            <text:p>0</text:p>
          </table:table-cell>
          <table:table-cell table:style-name="ce63" table:formula="of:=IF([.AF208]=1;IF(OR(SUM([.AE207:.AG209];-1)=2;SUM([.AE207:.AG209];-1)=3);1;0);IF(SUM([.AE207:.AG209])=3;1;0))" office:value-type="float" office:value="0" calcext:value-type="float">
            <text:p>0</text:p>
          </table:table-cell>
          <table:table-cell table:style-name="ce63" table:formula="of:=IF([.AG208]=1;IF(OR(SUM([.AF207:.AH209];-1)=2;SUM([.AF207:.AH209];-1)=3);1;0);IF(SUM([.AF207:.AH209])=3;1;0))" office:value-type="float" office:value="1" calcext:value-type="float">
            <text:p>1</text:p>
          </table:table-cell>
          <table:table-cell table:style-name="ce63" table:formula="of:=IF([.AH208]=1;IF(OR(SUM([.AG207:.AI209];-1)=2;SUM([.AG207:.AI209];-1)=3);1;0);IF(SUM([.AG207:.AI209])=3;1;0))" office:value-type="float" office:value="0" calcext:value-type="float">
            <text:p>0</text:p>
          </table:table-cell>
          <table:table-cell table:style-name="ce63" table:formula="of:=IF([.AI208]=1;IF(OR(SUM([.AH207:.AJ209];-1)=2;SUM([.AH207:.AJ209];-1)=3);1;0);IF(SUM([.AH207:.AJ209])=3;1;0))" office:value-type="float" office:value="0" calcext:value-type="float">
            <text:p>0</text:p>
          </table:table-cell>
          <table:table-cell table:style-name="ce63" table:formula="of:=IF([.AJ208]=1;IF(OR(SUM([.AI207:.AK209];-1)=2;SUM([.AI207:.AK209];-1)=3);1;0);IF(SUM([.AI207:.AK209])=3;1;0))" office:value-type="float" office:value="0" calcext:value-type="float">
            <text:p>0</text:p>
          </table:table-cell>
          <table:table-cell table:style-name="ce63" table:formula="of:=IF([.AK208]=1;IF(OR(SUM([.AJ207:.AL209];-1)=2;SUM([.AJ207:.AL209];-1)=3);1;0);IF(SUM([.AJ207:.AL209])=3;1;0))" office:value-type="float" office:value="0" calcext:value-type="float">
            <text:p>0</text:p>
          </table:table-cell>
          <table:table-cell table:style-name="ce63" table:formula="of:=IF([.AL208]=1;IF(OR(SUM([.AK207:.AM209];-1)=2;SUM([.AK207:.AM209];-1)=3);1;0);IF(SUM([.AK207:.AM209])=3;1;0))" office:value-type="float" office:value="0" calcext:value-type="float">
            <text:p>0</text:p>
          </table:table-cell>
          <table:table-cell table:style-name="ce63" table:formula="of:=IF([.AM208]=1;IF(OR(SUM([.AL207:.AN209];-1)=2;SUM([.AL207:.AN209];-1)=3);1;0);IF(SUM([.AL207:.AN209])=3;1;0))" office:value-type="float" office:value="0" calcext:value-type="float">
            <text:p>0</text:p>
          </table:table-cell>
          <table:table-cell table:style-name="ce63" table:formula="of:=IF([.AN208]=1;IF(OR(SUM([.AM207:.AO209];-1)=2;SUM([.AM207:.AO209];-1)=3);1;0);IF(SUM([.AM207:.AO209])=3;1;0))" office:value-type="float" office:value="0" calcext:value-type="float">
            <text:p>0</text:p>
          </table:table-cell>
          <table:table-cell table:style-name="ce63" table:formula="of:=IF([.AO208]=1;IF(OR(SUM([.AN207:.AP209];-1)=2;SUM([.AN207:.AP209];-1)=3);1;0);IF(SUM([.AN207:.AP209])=3;1;0))" office:value-type="float" office:value="0" calcext:value-type="float">
            <text:p>0</text:p>
          </table:table-cell>
          <table:table-cell table:style-name="ce63" table:formula="of:=IF([.AP208]=1;IF(OR(SUM([.AO207:.AQ209];-1)=2;SUM([.AO207:.AQ209];-1)=3);1;0);IF(SUM([.AO207:.AQ209])=3;1;0))" office:value-type="float" office:value="0" calcext:value-type="float">
            <text:p>0</text:p>
          </table:table-cell>
          <table:table-cell table:style-name="ce63" table:formula="of:=IF([.AQ208]=1;IF(OR(SUM([.AP207:.AR209];-1)=2;SUM([.AP207:.AR209];-1)=3);1;0);IF(SUM([.AP207:.AR209])=3;1;0))" office:value-type="float" office:value="0" calcext:value-type="float">
            <text:p>0</text:p>
          </table:table-cell>
          <table:table-cell table:style-name="ce63" table:formula="of:=IF([.AR208]=1;IF(OR(SUM([.AQ207:.AS209];-1)=2;SUM([.AQ207:.AS209];-1)=3);1;0);IF(SUM([.AQ207:.AS209])=3;1;0))" office:value-type="float" office:value="0" calcext:value-type="float">
            <text:p>0</text:p>
          </table:table-cell>
          <table:table-cell table:style-name="ce63" table:formula="of:=IF([.AS208]=1;IF(OR(SUM([.AR207:.AT209];-1)=2;SUM([.AR207:.AT209];-1)=3);1;0);IF(SUM([.AR207:.AT209])=3;1;0))" office:value-type="float" office:value="0" calcext:value-type="float">
            <text:p>0</text:p>
          </table:table-cell>
          <table:table-cell table:style-name="ce63" table:formula="of:=IF([.AT208]=1;IF(OR(SUM([.AS207:.AU209];-1)=2;SUM([.AS207:.AU209];-1)=3);1;0);IF(SUM([.AS207:.AU209])=3;1;0))" office:value-type="float" office:value="0" calcext:value-type="float">
            <text:p>0</text:p>
          </table:table-cell>
          <table:table-cell table:style-name="ce63" table:formula="of:=IF([.AU208]=1;IF(OR(SUM([.AT207:.AV209];-1)=2;SUM([.AT207:.AV209];-1)=3);1;0);IF(SUM([.AT207:.AV209])=3;1;0))" office:value-type="float" office:value="0" calcext:value-type="float">
            <text:p>0</text:p>
          </table:table-cell>
          <table:table-cell table:style-name="ce63" table:formula="of:=IF([.AV208]=1;IF(OR(SUM([.AU207:.AW209];-1)=2;SUM([.AU207:.AW209];-1)=3);1;0);IF(SUM([.AU207:.AW209])=3;1;0))" office:value-type="float" office:value="0" calcext:value-type="float">
            <text:p>0</text:p>
          </table:table-cell>
          <table:table-cell table:style-name="ce63" table:formula="of:=IF([.AW208]=1;IF(OR(SUM([.AV207:.AX209];-1)=2;SUM([.AV207:.AX209];-1)=3);1;0);IF(SUM([.AV207:.AX209])=3;1;0))" office:value-type="float" office:value="0" calcext:value-type="float">
            <text:p>0</text:p>
          </table:table-cell>
          <table:table-cell table:style-name="ce63" table:formula="of:=IF([.AX208]=1;IF(OR(SUM([.AW207:.AY209];-1)=2;SUM([.AW207:.AY209];-1)=3);1;0);IF(SUM([.AW207:.AY209])=3;1;0))" office:value-type="float" office:value="0" calcext:value-type="float">
            <text:p>0</text:p>
          </table:table-cell>
          <table:table-cell table:style-name="ce63" table:formula="of:=IF([.AY208]=1;IF(OR(SUM([.AX207:.AZ209];-1)=2;SUM([.AX207:.AZ209];-1)=3);1;0);IF(SUM([.AX207:.AZ209])=3;1;0))" office:value-type="float" office:value="0" calcext:value-type="float">
            <text:p>0</text:p>
          </table:table-cell>
          <table:table-cell table:style-name="ce63" table:formula="of:=IF([.AZ208]=1;IF(OR(SUM([.AY207:.BA209];-1)=2;SUM([.AY207:.BA209];-1)=3);1;0);IF(SUM([.AY207:.BA209])=3;1;0))" office:value-type="float" office:value="0" calcext:value-type="float">
            <text:p>0</text:p>
          </table:table-cell>
          <table:table-cell table:style-name="ce63" table:formula="of:=IF([.BA208]=1;IF(OR(SUM([.AZ207:.BB209];-1)=2;SUM([.AZ207:.BB209];-1)=3);1;0);IF(SUM([.AZ207:.BB209])=3;1;0))" office:value-type="float" office:value="0" calcext:value-type="float">
            <text:p>0</text:p>
          </table:table-cell>
          <table:table-cell table:style-name="ce63" table:formula="of:=IF([.BB208]=1;IF(OR(SUM([.BA207:.BC209];-1)=2;SUM([.BA207:.BC209];-1)=3);1;0);IF(SUM([.BA207:.BC209])=3;1;0))" office:value-type="float" office:value="0" calcext:value-type="float">
            <text:p>0</text:p>
          </table:table-cell>
          <table:table-cell table:style-name="ce63" table:formula="of:=IF([.BC208]=1;IF(OR(SUM([.BB207:.BD209];-1)=2;SUM([.BB207:.BD209];-1)=3);1;0);IF(SUM([.BB207:.BD209])=3;1;0))" office:value-type="float" office:value="0" calcext:value-type="float">
            <text:p>0</text:p>
          </table:table-cell>
          <table:table-cell table:style-name="ce63" table:formula="of:=IF([.BD208]=1;IF(OR(SUM([.BC207:.BE209];-1)=2;SUM([.BC207:.BE209];-1)=3);1;0);IF(SUM([.BC207:.BE209])=3;1;0))" office:value-type="float" office:value="0" calcext:value-type="float">
            <text:p>0</text:p>
          </table:table-cell>
          <table:table-cell table:style-name="ce63" table:formula="of:=IF([.BE208]=1;IF(OR(SUM([.BD207:.BF209];-1)=2;SUM([.BD207:.BF209];-1)=3);1;0);IF(SUM([.BD207:.BF209])=3;1;0))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34" office:value-type="float" office:value="0" calcext:value-type="float">
            <text:p>0</text:p>
          </table:table-cell>
          <table:table-cell table:style-name="ce63" table:formula="of:=IF([.C209]=1;IF(OR(SUM([.B208:.D210];-1)=2;SUM([.B208:.D210];-1)=3);1;0);IF(SUM([.B208:.D210])=3;1;0))" office:value-type="float" office:value="0" calcext:value-type="float">
            <text:p>0</text:p>
          </table:table-cell>
          <table:table-cell table:style-name="ce63" table:formula="of:=IF([.D209]=1;IF(OR(SUM([.C208:.E210];-1)=2;SUM([.C208:.E210];-1)=3);1;0);IF(SUM([.C208:.E210])=3;1;0))" office:value-type="float" office:value="0" calcext:value-type="float">
            <text:p>0</text:p>
          </table:table-cell>
          <table:table-cell table:style-name="ce63" table:formula="of:=IF([.E209]=1;IF(OR(SUM([.D208:.F210];-1)=2;SUM([.D208:.F210];-1)=3);1;0);IF(SUM([.D208:.F210])=3;1;0))" office:value-type="float" office:value="0" calcext:value-type="float">
            <text:p>0</text:p>
          </table:table-cell>
          <table:table-cell table:style-name="ce63" table:formula="of:=IF([.F209]=1;IF(OR(SUM([.E208:.G210];-1)=2;SUM([.E208:.G210];-1)=3);1;0);IF(SUM([.E208:.G210])=3;1;0))" office:value-type="float" office:value="0" calcext:value-type="float">
            <text:p>0</text:p>
          </table:table-cell>
          <table:table-cell table:style-name="ce63" table:formula="of:=IF([.G209]=1;IF(OR(SUM([.F208:.H210];-1)=2;SUM([.F208:.H210];-1)=3);1;0);IF(SUM([.F208:.H210])=3;1;0))" office:value-type="float" office:value="0" calcext:value-type="float">
            <text:p>0</text:p>
          </table:table-cell>
          <table:table-cell table:style-name="ce63" table:formula="of:=IF([.H209]=1;IF(OR(SUM([.G208:.I210];-1)=2;SUM([.G208:.I210];-1)=3);1;0);IF(SUM([.G208:.I210])=3;1;0))" office:value-type="float" office:value="0" calcext:value-type="float">
            <text:p>0</text:p>
          </table:table-cell>
          <table:table-cell table:style-name="ce63" table:formula="of:=IF([.I209]=1;IF(OR(SUM([.H208:.J210];-1)=2;SUM([.H208:.J210];-1)=3);1;0);IF(SUM([.H208:.J210])=3;1;0))" office:value-type="float" office:value="0" calcext:value-type="float">
            <text:p>0</text:p>
          </table:table-cell>
          <table:table-cell table:style-name="ce63" table:formula="of:=IF([.J209]=1;IF(OR(SUM([.I208:.K210];-1)=2;SUM([.I208:.K210];-1)=3);1;0);IF(SUM([.I208:.K210])=3;1;0))" office:value-type="float" office:value="0" calcext:value-type="float">
            <text:p>0</text:p>
          </table:table-cell>
          <table:table-cell table:style-name="ce63" table:formula="of:=IF([.K209]=1;IF(OR(SUM([.J208:.L210];-1)=2;SUM([.J208:.L210];-1)=3);1;0);IF(SUM([.J208:.L210])=3;1;0))" office:value-type="float" office:value="0" calcext:value-type="float">
            <text:p>0</text:p>
          </table:table-cell>
          <table:table-cell table:style-name="ce63" table:formula="of:=IF([.L209]=1;IF(OR(SUM([.K208:.M210];-1)=2;SUM([.K208:.M210];-1)=3);1;0);IF(SUM([.K208:.M210])=3;1;0))" office:value-type="float" office:value="0" calcext:value-type="float">
            <text:p>0</text:p>
          </table:table-cell>
          <table:table-cell table:style-name="ce63" table:formula="of:=IF([.M209]=1;IF(OR(SUM([.L208:.N210];-1)=2;SUM([.L208:.N210];-1)=3);1;0);IF(SUM([.L208:.N210])=3;1;0))" office:value-type="float" office:value="0" calcext:value-type="float">
            <text:p>0</text:p>
          </table:table-cell>
          <table:table-cell table:style-name="ce63" table:formula="of:=IF([.N209]=1;IF(OR(SUM([.M208:.O210];-1)=2;SUM([.M208:.O210];-1)=3);1;0);IF(SUM([.M208:.O210])=3;1;0))" office:value-type="float" office:value="0" calcext:value-type="float">
            <text:p>0</text:p>
          </table:table-cell>
          <table:table-cell table:style-name="ce63" table:formula="of:=IF([.O209]=1;IF(OR(SUM([.N208:.P210];-1)=2;SUM([.N208:.P210];-1)=3);1;0);IF(SUM([.N208:.P210])=3;1;0))" office:value-type="float" office:value="0" calcext:value-type="float">
            <text:p>0</text:p>
          </table:table-cell>
          <table:table-cell table:style-name="ce63" table:formula="of:=IF([.P209]=1;IF(OR(SUM([.O208:.Q210];-1)=2;SUM([.O208:.Q210];-1)=3);1;0);IF(SUM([.O208:.Q210])=3;1;0))" office:value-type="float" office:value="0" calcext:value-type="float">
            <text:p>0</text:p>
          </table:table-cell>
          <table:table-cell table:style-name="ce63" table:formula="of:=IF([.Q209]=1;IF(OR(SUM([.P208:.R210];-1)=2;SUM([.P208:.R210];-1)=3);1;0);IF(SUM([.P208:.R210])=3;1;0))" office:value-type="float" office:value="1" calcext:value-type="float">
            <text:p>1</text:p>
          </table:table-cell>
          <table:table-cell table:style-name="ce63" table:formula="of:=IF([.R209]=1;IF(OR(SUM([.Q208:.S210];-1)=2;SUM([.Q208:.S210];-1)=3);1;0);IF(SUM([.Q208:.S210])=3;1;0))" office:value-type="float" office:value="1" calcext:value-type="float">
            <text:p>1</text:p>
          </table:table-cell>
          <table:table-cell table:style-name="ce63" table:formula="of:=IF([.S209]=1;IF(OR(SUM([.R208:.T210];-1)=2;SUM([.R208:.T210];-1)=3);1;0);IF(SUM([.R208:.T210])=3;1;0))" office:value-type="float" office:value="0" calcext:value-type="float">
            <text:p>0</text:p>
          </table:table-cell>
          <table:table-cell table:style-name="ce63" table:formula="of:=IF([.T209]=1;IF(OR(SUM([.S208:.U210];-1)=2;SUM([.S208:.U210];-1)=3);1;0);IF(SUM([.S208:.U210])=3;1;0))" office:value-type="float" office:value="0" calcext:value-type="float">
            <text:p>0</text:p>
          </table:table-cell>
          <table:table-cell table:style-name="ce63" table:formula="of:=IF([.U209]=1;IF(OR(SUM([.T208:.V210];-1)=2;SUM([.T208:.V210];-1)=3);1;0);IF(SUM([.T208:.V210])=3;1;0))" office:value-type="float" office:value="0" calcext:value-type="float">
            <text:p>0</text:p>
          </table:table-cell>
          <table:table-cell table:style-name="ce63" table:formula="of:=IF([.V209]=1;IF(OR(SUM([.U208:.W210];-1)=2;SUM([.U208:.W210];-1)=3);1;0);IF(SUM([.U208:.W210])=3;1;0))" office:value-type="float" office:value="0" calcext:value-type="float">
            <text:p>0</text:p>
          </table:table-cell>
          <table:table-cell table:style-name="ce63" table:formula="of:=IF([.W209]=1;IF(OR(SUM([.V208:.X210];-1)=2;SUM([.V208:.X210];-1)=3);1;0);IF(SUM([.V208:.X210])=3;1;0))" office:value-type="float" office:value="0" calcext:value-type="float">
            <text:p>0</text:p>
          </table:table-cell>
          <table:table-cell table:style-name="ce63" table:formula="of:=IF([.X209]=1;IF(OR(SUM([.W208:.Y210];-1)=2;SUM([.W208:.Y210];-1)=3);1;0);IF(SUM([.W208:.Y210])=3;1;0))" office:value-type="float" office:value="0" calcext:value-type="float">
            <text:p>0</text:p>
          </table:table-cell>
          <table:table-cell table:style-name="ce63" table:formula="of:=IF([.Y209]=1;IF(OR(SUM([.X208:.Z210];-1)=2;SUM([.X208:.Z210];-1)=3);1;0);IF(SUM([.X208:.Z210])=3;1;0))" office:value-type="float" office:value="0" calcext:value-type="float">
            <text:p>0</text:p>
          </table:table-cell>
          <table:table-cell table:style-name="ce63" table:formula="of:=IF([.Z209]=1;IF(OR(SUM([.Y208:.AA210];-1)=2;SUM([.Y208:.AA210];-1)=3);1;0);IF(SUM([.Y208:.AA210])=3;1;0))" office:value-type="float" office:value="0" calcext:value-type="float">
            <text:p>0</text:p>
          </table:table-cell>
          <table:table-cell table:style-name="ce63" table:formula="of:=IF([.AA209]=1;IF(OR(SUM([.Z208:.AB210];-1)=2;SUM([.Z208:.AB210];-1)=3);1;0);IF(SUM([.Z208:.AB210])=3;1;0))" office:value-type="float" office:value="0" calcext:value-type="float">
            <text:p>0</text:p>
          </table:table-cell>
          <table:table-cell table:style-name="ce63" table:formula="of:=IF([.AB209]=1;IF(OR(SUM([.AA208:.AC210];-1)=2;SUM([.AA208:.AC210];-1)=3);1;0);IF(SUM([.AA208:.AC210])=3;1;0))" office:value-type="float" office:value="0" calcext:value-type="float">
            <text:p>0</text:p>
          </table:table-cell>
          <table:table-cell table:style-name="ce63" table:formula="of:=IF([.AC209]=1;IF(OR(SUM([.AB208:.AD210];-1)=2;SUM([.AB208:.AD210];-1)=3);1;0);IF(SUM([.AB208:.AD210])=3;1;0))" office:value-type="float" office:value="1" calcext:value-type="float">
            <text:p>1</text:p>
          </table:table-cell>
          <table:table-cell table:style-name="ce63" table:formula="of:=IF([.AD209]=1;IF(OR(SUM([.AC208:.AE210];-1)=2;SUM([.AC208:.AE210];-1)=3);1;0);IF(SUM([.AC208:.AE210])=3;1;0))" office:value-type="float" office:value="0" calcext:value-type="float">
            <text:p>0</text:p>
          </table:table-cell>
          <table:table-cell table:style-name="ce63" table:formula="of:=IF([.AE209]=1;IF(OR(SUM([.AD208:.AF210];-1)=2;SUM([.AD208:.AF210];-1)=3);1;0);IF(SUM([.AD208:.AF210])=3;1;0))" office:value-type="float" office:value="0" calcext:value-type="float">
            <text:p>0</text:p>
          </table:table-cell>
          <table:table-cell table:style-name="ce63" table:formula="of:=IF([.AF209]=1;IF(OR(SUM([.AE208:.AG210];-1)=2;SUM([.AE208:.AG210];-1)=3);1;0);IF(SUM([.AE208:.AG210])=3;1;0))" office:value-type="float" office:value="1" calcext:value-type="float">
            <text:p>1</text:p>
          </table:table-cell>
          <table:table-cell table:style-name="ce63" table:formula="of:=IF([.AG209]=1;IF(OR(SUM([.AF208:.AH210];-1)=2;SUM([.AF208:.AH210];-1)=3);1;0);IF(SUM([.AF208:.AH210])=3;1;0))" office:value-type="float" office:value="0" calcext:value-type="float">
            <text:p>0</text:p>
          </table:table-cell>
          <table:table-cell table:style-name="ce63" table:formula="of:=IF([.AH209]=1;IF(OR(SUM([.AG208:.AI210];-1)=2;SUM([.AG208:.AI210];-1)=3);1;0);IF(SUM([.AG208:.AI210])=3;1;0))" office:value-type="float" office:value="0" calcext:value-type="float">
            <text:p>0</text:p>
          </table:table-cell>
          <table:table-cell table:style-name="ce63" table:formula="of:=IF([.AI209]=1;IF(OR(SUM([.AH208:.AJ210];-1)=2;SUM([.AH208:.AJ210];-1)=3);1;0);IF(SUM([.AH208:.AJ210])=3;1;0))" office:value-type="float" office:value="0" calcext:value-type="float">
            <text:p>0</text:p>
          </table:table-cell>
          <table:table-cell table:style-name="ce63" table:formula="of:=IF([.AJ209]=1;IF(OR(SUM([.AI208:.AK210];-1)=2;SUM([.AI208:.AK210];-1)=3);1;0);IF(SUM([.AI208:.AK210])=3;1;0))" office:value-type="float" office:value="0" calcext:value-type="float">
            <text:p>0</text:p>
          </table:table-cell>
          <table:table-cell table:style-name="ce63" table:formula="of:=IF([.AK209]=1;IF(OR(SUM([.AJ208:.AL210];-1)=2;SUM([.AJ208:.AL210];-1)=3);1;0);IF(SUM([.AJ208:.AL210])=3;1;0))" office:value-type="float" office:value="0" calcext:value-type="float">
            <text:p>0</text:p>
          </table:table-cell>
          <table:table-cell table:style-name="ce63" table:formula="of:=IF([.AL209]=1;IF(OR(SUM([.AK208:.AM210];-1)=2;SUM([.AK208:.AM210];-1)=3);1;0);IF(SUM([.AK208:.AM210])=3;1;0))" office:value-type="float" office:value="0" calcext:value-type="float">
            <text:p>0</text:p>
          </table:table-cell>
          <table:table-cell table:style-name="ce63" table:formula="of:=IF([.AM209]=1;IF(OR(SUM([.AL208:.AN210];-1)=2;SUM([.AL208:.AN210];-1)=3);1;0);IF(SUM([.AL208:.AN210])=3;1;0))" office:value-type="float" office:value="0" calcext:value-type="float">
            <text:p>0</text:p>
          </table:table-cell>
          <table:table-cell table:style-name="ce63" table:formula="of:=IF([.AN209]=1;IF(OR(SUM([.AM208:.AO210];-1)=2;SUM([.AM208:.AO210];-1)=3);1;0);IF(SUM([.AM208:.AO210])=3;1;0))" office:value-type="float" office:value="0" calcext:value-type="float">
            <text:p>0</text:p>
          </table:table-cell>
          <table:table-cell table:style-name="ce63" table:formula="of:=IF([.AO209]=1;IF(OR(SUM([.AN208:.AP210];-1)=2;SUM([.AN208:.AP210];-1)=3);1;0);IF(SUM([.AN208:.AP210])=3;1;0))" office:value-type="float" office:value="0" calcext:value-type="float">
            <text:p>0</text:p>
          </table:table-cell>
          <table:table-cell table:style-name="ce63" table:formula="of:=IF([.AP209]=1;IF(OR(SUM([.AO208:.AQ210];-1)=2;SUM([.AO208:.AQ210];-1)=3);1;0);IF(SUM([.AO208:.AQ210])=3;1;0))" office:value-type="float" office:value="0" calcext:value-type="float">
            <text:p>0</text:p>
          </table:table-cell>
          <table:table-cell table:style-name="ce63" table:formula="of:=IF([.AQ209]=1;IF(OR(SUM([.AP208:.AR210];-1)=2;SUM([.AP208:.AR210];-1)=3);1;0);IF(SUM([.AP208:.AR210])=3;1;0))" office:value-type="float" office:value="0" calcext:value-type="float">
            <text:p>0</text:p>
          </table:table-cell>
          <table:table-cell table:style-name="ce63" table:formula="of:=IF([.AR209]=1;IF(OR(SUM([.AQ208:.AS210];-1)=2;SUM([.AQ208:.AS210];-1)=3);1;0);IF(SUM([.AQ208:.AS210])=3;1;0))" office:value-type="float" office:value="0" calcext:value-type="float">
            <text:p>0</text:p>
          </table:table-cell>
          <table:table-cell table:style-name="ce63" table:formula="of:=IF([.AS209]=1;IF(OR(SUM([.AR208:.AT210];-1)=2;SUM([.AR208:.AT210];-1)=3);1;0);IF(SUM([.AR208:.AT210])=3;1;0))" office:value-type="float" office:value="0" calcext:value-type="float">
            <text:p>0</text:p>
          </table:table-cell>
          <table:table-cell table:style-name="ce63" table:formula="of:=IF([.AT209]=1;IF(OR(SUM([.AS208:.AU210];-1)=2;SUM([.AS208:.AU210];-1)=3);1;0);IF(SUM([.AS208:.AU210])=3;1;0))" office:value-type="float" office:value="0" calcext:value-type="float">
            <text:p>0</text:p>
          </table:table-cell>
          <table:table-cell table:style-name="ce63" table:formula="of:=IF([.AU209]=1;IF(OR(SUM([.AT208:.AV210];-1)=2;SUM([.AT208:.AV210];-1)=3);1;0);IF(SUM([.AT208:.AV210])=3;1;0))" office:value-type="float" office:value="0" calcext:value-type="float">
            <text:p>0</text:p>
          </table:table-cell>
          <table:table-cell table:style-name="ce63" table:formula="of:=IF([.AV209]=1;IF(OR(SUM([.AU208:.AW210];-1)=2;SUM([.AU208:.AW210];-1)=3);1;0);IF(SUM([.AU208:.AW210])=3;1;0))" office:value-type="float" office:value="0" calcext:value-type="float">
            <text:p>0</text:p>
          </table:table-cell>
          <table:table-cell table:style-name="ce63" table:formula="of:=IF([.AW209]=1;IF(OR(SUM([.AV208:.AX210];-1)=2;SUM([.AV208:.AX210];-1)=3);1;0);IF(SUM([.AV208:.AX210])=3;1;0))" office:value-type="float" office:value="0" calcext:value-type="float">
            <text:p>0</text:p>
          </table:table-cell>
          <table:table-cell table:style-name="ce63" table:formula="of:=IF([.AX209]=1;IF(OR(SUM([.AW208:.AY210];-1)=2;SUM([.AW208:.AY210];-1)=3);1;0);IF(SUM([.AW208:.AY210])=3;1;0))" office:value-type="float" office:value="0" calcext:value-type="float">
            <text:p>0</text:p>
          </table:table-cell>
          <table:table-cell table:style-name="ce63" table:formula="of:=IF([.AY209]=1;IF(OR(SUM([.AX208:.AZ210];-1)=2;SUM([.AX208:.AZ210];-1)=3);1;0);IF(SUM([.AX208:.AZ210])=3;1;0))" office:value-type="float" office:value="0" calcext:value-type="float">
            <text:p>0</text:p>
          </table:table-cell>
          <table:table-cell table:style-name="ce63" table:formula="of:=IF([.AZ209]=1;IF(OR(SUM([.AY208:.BA210];-1)=2;SUM([.AY208:.BA210];-1)=3);1;0);IF(SUM([.AY208:.BA210])=3;1;0))" office:value-type="float" office:value="0" calcext:value-type="float">
            <text:p>0</text:p>
          </table:table-cell>
          <table:table-cell table:style-name="ce63" table:formula="of:=IF([.BA209]=1;IF(OR(SUM([.AZ208:.BB210];-1)=2;SUM([.AZ208:.BB210];-1)=3);1;0);IF(SUM([.AZ208:.BB210])=3;1;0))" office:value-type="float" office:value="0" calcext:value-type="float">
            <text:p>0</text:p>
          </table:table-cell>
          <table:table-cell table:style-name="ce63" table:formula="of:=IF([.BB209]=1;IF(OR(SUM([.BA208:.BC210];-1)=2;SUM([.BA208:.BC210];-1)=3);1;0);IF(SUM([.BA208:.BC210])=3;1;0))" office:value-type="float" office:value="0" calcext:value-type="float">
            <text:p>0</text:p>
          </table:table-cell>
          <table:table-cell table:style-name="ce63" table:formula="of:=IF([.BC209]=1;IF(OR(SUM([.BB208:.BD210];-1)=2;SUM([.BB208:.BD210];-1)=3);1;0);IF(SUM([.BB208:.BD210])=3;1;0))" office:value-type="float" office:value="0" calcext:value-type="float">
            <text:p>0</text:p>
          </table:table-cell>
          <table:table-cell table:style-name="ce63" table:formula="of:=IF([.BD209]=1;IF(OR(SUM([.BC208:.BE210];-1)=2;SUM([.BC208:.BE210];-1)=3);1;0);IF(SUM([.BC208:.BE210])=3;1;0))" office:value-type="float" office:value="0" calcext:value-type="float">
            <text:p>0</text:p>
          </table:table-cell>
          <table:table-cell table:style-name="ce63" table:formula="of:=IF([.BE209]=1;IF(OR(SUM([.BD208:.BF210];-1)=2;SUM([.BD208:.BF210];-1)=3);1;0);IF(SUM([.BD208:.BF210])=3;1;0))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/>
          <table:table-cell table:style-name="ce34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54" table:style-name="ce97" office:value-type="float" office:value="0" calcext:value-type="float">
            <text:p>0</text:p>
          </table:table-cell>
          <table:table-cell table:number-columns-repeated="966"/>
        </table:table-row>
        <table:table-row table:style-name="ro1" table:number-rows-repeated="1046454">
          <table:table-cell table:number-columns-repeated="1024"/>
        </table:table-row>
        <table:table-row table:style-name="ro2" table:number-rows-repeated="18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tep00.B22:step00.BM22 step00.BI2:step00.BM19 step00.E4:step00.E15 step00.F2:step00.BF2 step00.B2:step00.C15 step00.O14:step00.BF15 step00.F6:step00.N7 step00.V12:step00.BF13 step00.BG20:step00.BM21 step00.R4:step00.U9 step00.R13:step00.U13 step00.AQ4:step00.AS5 step00.AX4:step00.BF5 step00.F8:step00.J15 step00.V8:step00.AJ11 step00.AQ6:step00.BF11 step00.AC4:step00.AJ7 step00.BG23:step00.BM27 step00.F3:step00.P5 step00.AC3:step00.BF3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2:step00.BH2 step00.O14:step00.BH15 step00.B6:step00.N7 step00.V12:step00.BH13 step00.BG16:step00.BH19 step00.R4:step00.U9 step00.R13:step00.U13 step00.AQ4:step00.AS5 step00.AX4:step00.BH5 step00.B8:step00.J15 step00.V8:step00.AJ11 step00.AQ6:step00.BH11 step00.AC4:step00.AJ7 step00.B3:step00.P5 step00.AC3:step00.BH3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O13:step00.Q13 step00.O9:step00.Q9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O13:step00.Q13 step00.O9:step00.Q9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O8:step00.Q8 step00.O6:step00.P8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O8:step00.Q8 step00.O6:step00.P8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AC16:step00.BF19 step00.B16:step00.C19 step00.E16:step00.W19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AC16:step00.BF19 step00.B16:step00.W19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E21:step00.BF21 step00.B20:step00.C21 step00.E20:step00.W20 step00.AC20:step00.BF20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21:step00.BF21 step00.B20:step00.W20 step00.AC20:step00.BF20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R10:step00.U12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R10:step00.U12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O10:step00.Q12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O10:step00.Q12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AT4:step00.AW5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AT4:step00.AW5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K8:step00.M15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K8:step00.M15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N14:step00.N15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N14:step00.N15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N13:step00.N13 step00.N9:step00.N9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N13:step00.N13 step00.N9:step00.N9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N8:step00.N8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N8:step00.N8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N10:step00.N12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N10:step00.N12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AP4:step00.AP11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AP4:step00.AP11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AK4:step00.AO11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AK4:step00.AO11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23:step00.BF39 step00.F23:step00.BE23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23:step00.BF39 step00.D23:step00.BE23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23:step00.C23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23:step00.B39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40:step00.BF40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40:step00.BF40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40:step00.B40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E42:step00.BF42 step00.BF41:step00.BF41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D42:step00.BF42 step00.BF41:step00.BF41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42:step00.C42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41:step00.B42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24:step00.BE41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24:step00.BE41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44:step00.BF60 step00.F44:step00.BE44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44:step00.BF60 step00.D44:step00.BE44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44:step00.C44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44:step00.B60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61:step00.BF61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61:step00.BF61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61:step00.B61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E63:step00.BF63 step00.BF62:step00.BF62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D63:step00.BF63 step00.BF62:step00.BF62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63:step00.C63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62:step00.B63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45:step00.BE62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45:step00.BE62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65:step00.BF81 step00.F65:step00.BE65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65:step00.BF81 step00.D65:step00.BE65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65:step00.C65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65:step00.B81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82:step00.BF82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82:step00.BF82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82:step00.B82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E84:step00.BF84 step00.BF83:step00.BF83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D84:step00.BF84 step00.BF83:step00.BF83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84:step00.C84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83:step00.B84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66:step00.BE83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66:step00.BE83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86:step00.BF102 step00.F86:step00.BE86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86:step00.BF102 step00.D86:step00.BE86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86:step00.C86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86:step00.B102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103:step00.BF103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103:step00.BF103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103:step00.B103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E105:step00.BF105 step00.BF104:step00.BF104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D105:step00.BF105 step00.BF104:step00.BF104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105:step00.C105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104:step00.B105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87:step00.BE104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87:step00.BE104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107:step00.BF123 step00.F107:step00.BE107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107:step00.BF123 step00.D107:step00.BE107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107:step00.C107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107:step00.B123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124:step00.BF124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124:step00.BF124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124:step00.B124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E126:step00.BF126 step00.BF125:step00.BF125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D126:step00.BF126 step00.BF125:step00.BF125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126:step00.C126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125:step00.B126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108:step00.BE125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108:step00.BE125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128:step00.BF144 step00.F128:step00.BE128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128:step00.BF144 step00.D128:step00.BE128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128:step00.C128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128:step00.B144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145:step00.BF145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145:step00.BF145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145:step00.B145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E147:step00.BF147 step00.BF146:step00.BF146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D147:step00.BF147 step00.BF146:step00.BF146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147:step00.C147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146:step00.B147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129:step00.BE146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129:step00.BE146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149:step00.BF165 step00.F149:step00.BE149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149:step00.BF165 step00.D149:step00.BE149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149:step00.C149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149:step00.B165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166:step00.BF166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166:step00.BF166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166:step00.B166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E168:step00.BF168 step00.BF167:step00.BF167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D168:step00.BF168 step00.BF167:step00.BF167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168:step00.C168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167:step00.B168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150:step00.BE167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150:step00.BE167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170:step00.BF186 step00.F170:step00.BE170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170:step00.BF186 step00.D170:step00.BE170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170:step00.C170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170:step00.B186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187:step00.BF187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187:step00.BF187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187:step00.B187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E189:step00.BF189 step00.BF188:step00.BF188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D189:step00.BF189 step00.BF188:step00.BF188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189:step00.C189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188:step00.B189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171:step00.BE188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171:step00.BE188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191:step00.BF207 step00.F191:step00.BE191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191:step00.BF207 step00.D191:step00.BE191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191:step00.C191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191:step00.B207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208:step00.BF208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208:step00.BF208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208:step00.B208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E210:step00.BF210 step00.BF209:step00.BF209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D210:step00.BF210 step00.BF209:step00.BF209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210:step00.C210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209:step00.B210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192:step00.BE209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192:step00.BE209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212:step00.BF228 step00.F212:step00.BE212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212:step00.BF228 step00.D212:step00.BE212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212:step00.C212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212:step00.B228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229:step00.BF229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F229:step00.BF229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229:step00.B229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E231:step00.BF231 step00.BF230:step00.BF230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D231:step00.BF231 step00.BF230:step00.BF230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231:step00.C231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B230:step00.B231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213:step00.BE230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C213:step00.BE230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X17:step00.AB20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X17:step00.AB20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R3:step00.U5 step00.V3:step00.AB7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R3:step00.U5 step00.V3:step00.AB7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Q5:step00.Q5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Q5:step00.Q5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Q3:step00.Q4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Q3:step00.Q4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R6:step00.U7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R6:step00.U7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Q6:step00.Q7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Q6:step00.Q7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X16:step00.AB19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  <calcext:conditional-format calcext:target-range-address="step00.X16:step00.AB19">
            <calcext:color-scale>
              <calcext:color-scale-entry calcext:value="0" calcext:type="number" calcext:color="#ffffff"/>
              <calcext:color-scale-entry calcext:value="1" calcext:type="number" calcext:color="#66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1">00/00/0000</text:date>, <text:time style:data-style-name="N2" text:time-value="00:05:13.675816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0:04:25.689684895</meta:creation-date>
    <dc:date>2015-10-11T00:06:43.519797647</dc:date>
    <meta:editing-duration>PT22M38S</meta:editing-duration>
    <meta:editing-cycles>5</meta:editing-cycles>
    <meta:generator>LibreOffice/5.0.2.2$Linux_X86_64 LibreOffice_project/00m0$Build-2</meta:generator>
    <meta:document-statistic meta:table-count="1" meta:cell-count="12551" meta:object-count="0"/>
  </office:meta>
</office:document-meta>
</file>